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65in"/>
    </style:style>
    <style:style style:name="co3" style:family="table-column">
      <style:table-column-properties fo:break-before="auto" style:column-width="0.9398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638in"/>
    </style:style>
    <style:style style:name="co6" style:family="table-column">
      <style:table-column-properties fo:break-before="auto" style:column-width="0.9291in"/>
    </style:style>
    <style:style style:name="co7" style:family="table-column">
      <style:table-column-properties fo:break-before="auto" style:column-width="0.6484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4827in"/>
    </style:style>
    <style:style style:name="co10" style:family="table-column">
      <style:table-column-properties fo:break-before="auto" style:column-width="0.4555in"/>
    </style:style>
    <style:style style:name="co11" style:family="table-column">
      <style:table-column-properties fo:break-before="auto" style:column-width="0.4366in"/>
    </style:style>
    <style:style style:name="co12" style:family="table-column">
      <style:table-column-properties fo:break-before="auto" style:column-width="0.1917in"/>
    </style:style>
    <style:style style:name="co13" style:family="table-column">
      <style:table-column-properties fo:break-before="auto" style:column-width="0.2854in"/>
    </style:style>
    <style:style style:name="co14" style:family="table-column">
      <style:table-column-properties fo:break-before="auto" style:column-width="0.8425in"/>
    </style:style>
    <style:style style:name="co15" style:family="table-column">
      <style:table-column-properties fo:break-before="auto" style:column-width="0.8709in"/>
    </style:style>
    <style:style style:name="co16" style:family="table-column">
      <style:table-column-properties fo:break-before="auto" style:column-width="3.1445in"/>
    </style:style>
    <style:style style:name="co17" style:family="table-column">
      <style:table-column-properties fo:break-before="auto" style:column-width="3.2764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1.0429in"/>
    </style:style>
    <style:style style:name="co20" style:family="table-column">
      <style:table-column-properties fo:break-before="auto" style:column-width="1.0972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8154in"/>
    </style:style>
    <style:style style:name="co23" style:family="table-column">
      <style:table-column-properties fo:break-before="auto" style:column-width="0.5453in"/>
    </style:style>
    <style:style style:name="co24" style:family="table-column">
      <style:table-column-properties fo:break-before="auto" style:column-width="0.2575in"/>
    </style:style>
    <style:style style:name="co25" style:family="table-column">
      <style:table-column-properties fo:break-before="auto" style:column-width="2.2929in"/>
    </style:style>
    <style:style style:name="co26" style:family="table-column">
      <style:table-column-properties fo:break-before="auto" style:column-width="0.8457in"/>
    </style:style>
    <style:style style:name="co27" style:family="table-column">
      <style:table-column-properties fo:break-before="auto" style:column-width="1.0953in"/>
    </style:style>
    <style:style style:name="co28" style:family="table-column">
      <style:table-column-properties fo:break-before="auto" style:column-width="0.9028in"/>
    </style:style>
    <style:style style:name="co29" style:family="table-column">
      <style:table-column-properties fo:break-before="auto" style:column-width="0.77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atos" style:data-style-name="N100">
      <style:table-cell-properties style:cell-protect="none" style:print-content="true"/>
    </style:style>
    <style:style style:name="ce2" style:family="table-cell" style:parent-style-name="Datos" style:data-style-name="N100"/>
    <style:style style:name="ce3" style:family="table-cell" style:parent-style-name="Datos" style:data-style-name="N99"/>
    <style:style style:name="ce4" style:family="table-cell" style:parent-style-name="Default">
      <style:text-properties style:font-name="Myriad Pro" style:font-name-asian="Bitstream Vera Sans" style:font-name-complex="Bitstream Vera Sans"/>
    </style:style>
    <style:style style:name="ce5" style:family="table-cell" style:parent-style-name="Datos" style:data-style-name="N0">
      <style:table-cell-properties style:cell-protect="none" style:print-content="true"/>
    </style:style>
    <style:style style:name="ce6" style:family="table-cell" style:parent-style-name="Datos" style:data-style-name="N1">
      <style:map style:condition="cell-content()=0" style:apply-style-name="DatosError" style:base-cell-address="'account.type'.AD2"/>
    </style:style>
    <style:style style:name="ce7" style:family="table-cell" style:parent-style-name="Default" style:data-style-name="N1"/>
    <style:style style:name="ce8" style:family="table-cell" style:parent-style-name="Datos" style:data-style-name="N0"/>
    <style:style style:name="ce9" style:family="table-cell" style:parent-style-name="Datos">
      <style:table-cell-properties style:cell-protect="none" style:print-content="true"/>
    </style:style>
    <style:style style:name="ce10" style:family="table-cell" style:parent-style-name="Default">
      <style:table-cell-properties style:cell-protect="none" style:print-content="true"/>
    </style:style>
    <style:style style:name="ce11" style:family="table-cell" style:parent-style-name="Datos">
      <style:table-cell-properties style:cell-protect="none" style:print-content="true"/>
      <style:paragraph-properties fo:margin-left="0in"/>
    </style:style>
    <style:style style:name="ce12" style:family="table-cell" style:parent-style-name="Datos">
      <style:text-properties style:font-name="Myriad Pro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Code format" table:style-name="ta1" table:print="false">
        <office:forms form:automatic-focus="false" form:apply-design-mode="false"/>
        <table:table-column table:style-name="co1" table:default-cell-style-name="Datos"/>
        <table:table-column table:style-name="co1" table:number-columns-repeated="3" table:default-cell-style-name="ce1"/>
        <table:table-row table:style-name="ro1">
          <table:table-cell table:style-name="Heading1" office:value-type="string">
            <text:p>Code formats</text:p>
          </table:table-cell>
          <table:table-cell table:style-name="Heading1" office:value-type="string">
            <text:p>Format</text:p>
          </table:table-cell>
          <table:table-cell table:style-name="Heading1" office:value-type="string">
            <text:p>Prefix</text:p>
          </table:table-cell>
          <table:table-cell table:style-name="Heading1" office:value-type="string">
            <text:p>Suffix</text:p>
          </table:table-cell>
        </table:table-row>
        <table:table-row table:style-name="ro2">
          <table:table-cell office:value-type="string">
            <text:p>Row 1</text:p>
          </table:table-cell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ow 2</text:p>
          </table:table-cell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ow 3</text:p>
          </table:table-cell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ow 4</text:p>
          </table:table-cell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ow 5</text:p>
          </table:table-cell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ow 6</text:p>
          </table:table-cell>
          <table:table-cell office:value-type="string">
            <text:p>0</text:p>
          </table:table-cell>
          <table:table-cell table:number-columns-repeated="2"/>
        </table:table-row>
      </table:table>
      <table:table table:name="account.typ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Heading1" office:value-type="string">
            <text:p>account.account.type</text:p>
          </table:table-cell>
          <table:table-cell table:style-name="Heading1" office:value-type="string">
            <text:p>Cod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Sequence</text:p>
          </table:table-cell>
          <table:table-cell table:style-name="Heading1" office:value-type="string">
            <text:p>Sign</text:p>
          </table:table-cell>
          <table:table-cell table:style-name="Heading1" office:value-type="string">
            <text:p>Partner account</text:p>
          </table:table-cell>
          <table:table-cell table:style-name="Heading1" office:value-type="string">
            <text:p>Close method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  <table:table-cell table:style-name="ce4" table:formula="of:=&quot;&lt;?xml version=&quot;&quot;1.0&quot;&quot; encoding=&quot;&quot;utf-8&quot;&quot;?&gt;&quot;&amp;CHAR(13)&amp;&quot;&lt;openerp&gt;&quot;&amp;CHAR(13)&amp;CHAR(9)&amp;&quot;&lt;data noupdate=&quot;&quot;0&quot;&quot;&gt;&quot;&amp;CHAR(13)&amp;CHAR(9)&amp;CHAR(9)&amp;&quot;&lt;!--&quot;&amp;CHAR(13)&amp;CHAR(9)&amp;CHAR(9)&amp;&quot;Resource: account.account.type&quot;&amp;CHAR(13)&amp;CHAR(9)&amp;CHAR(9)&amp;&quot;Add usual account types&quot;&amp;CHAR(13)&amp;CHAR(9)&amp;CHAR(9)&amp;&quot;--&gt;&quot;" office:value-type="string" office:string-value="&lt;?xml version=&quot;1.0&quot; encoding=&quot;utf-8&quot;?&gt;&#13;&lt;openerp&gt;&#13;&#9;&lt;data noupdate=&quot;0&quot;&gt;&#13;&#9;&#9;&lt;!--&#13;&#9;&#9;Resource: account.account.type&#13;&#9;&#9;Add usual account types&#13;&#9;&#9;--&gt;">
            <text:p>&lt;?xml version="1.0" encoding="utf-8"?&gt;&lt;openerp&gt;<text:tab/>&lt;data noupdate="0"&gt;<text:tab/><text:tab/>&lt;!--<text:tab/><text:tab/>Resource: account.account.type<text:tab/><text:tab/>Add usual account types<text:tab/><text:tab/>--&gt;</text:p>
          </table:table-cell>
        </table:table-row>
        <table:table-row table:style-name="ro2">
          <table:table-cell table:style-name="Datos" office:value-type="string">
            <text:p>asset</text:p>
          </table:table-cell>
          <table:table-cell table:style-name="Datos" office:value-type="string">
            <text:p>A</text:p>
          </table:table-cell>
          <table:table-cell table:style-name="Datos" office:value-type="string">
            <text:p>Asset</text:p>
          </table:table-cell>
          <table:table-cell table:style-name="Datos" office:value-type="float" office:value="10">
            <text:p>10</text:p>
          </table:table-cell>
          <table:table-cell table:style-name="Datos" office:value-type="float" office:value="1">
            <text:p>1</text:p>
          </table:table-cell>
          <table:table-cell table:style-name="ce2" office:value-type="string">
            <text:p>False</text:p>
          </table:table-cell>
          <table:table-cell table:style-name="Datos" office:value-type="string">
            <text:p>balance</text:p>
          </table:table-cell>
          <table:table-cell table:style-name="Datos" office:value-type="string">
            <text:p>other</text:p>
          </table:table-cell>
          <table:table-cell table:style-name="ce3" office:value-type="string">
            <text:p>False</text:p>
          </table:table-cell>
          <table:table-cell table:style-name="ce4" table:formula="of:=CHAR(9)&amp;CHAR(9)&amp;&quot;&lt;record id=&quot;&quot;account_account_type_&quot;&amp;[.A2]&amp;&quot;&quot;&quot; model=&quot;&quot;account.account.type&quot;&quot;&gt;&quot;&amp;CHAR(13)&amp;CHAR(9)&amp;CHAR(9)&amp;CHAR(9)&amp;&quot;&lt;field name=&quot;&quot;code&quot;&quot;&gt;&quot;&amp;[.B2]&amp;&quot;&lt;/field&gt;&quot;&amp;CHAR(13)&amp;CHAR(9)&amp;CHAR(9)&amp;CHAR(9)&amp;&quot;&lt;field name=&quot;&quot;name&quot;&quot;&gt;&quot;&amp;[.C2]&amp;&quot;&lt;/field&gt;&quot;&amp;CHAR(13)&amp;CHAR(9)&amp;CHAR(9)&amp;CHAR(9)&amp;&quot;&lt;field name=&quot;&quot;sequence&quot;&quot;&gt;&quot;&amp;[.D2]&amp;&quot;&lt;/field&gt;&quot;&amp;CHAR(13)&amp;CHAR(9)&amp;CHAR(9)&amp;CHAR(9)&amp;&quot;&lt;field name=&quot;&quot;sign&quot;&quot; eval=&quot;&quot;&quot;&amp;[.E2]&amp;&quot;&quot;&quot;/&gt;&quot;&amp;CHAR(13)&amp;CHAR(9)&amp;CHAR(9)&amp;CHAR(9)&amp;&quot;&lt;field name=&quot;&quot;partner_account&quot;&quot; eval=&quot;&quot;&quot;&amp;[.F2]&amp;&quot;&quot;&quot;/&gt;&quot;&amp;CHAR(13)&amp;CHAR(9)&amp;CHAR(9)&amp;CHAR(9)&amp;&quot;&lt;field name=&quot;&quot;close_method&quot;&quot; eval=&quot;&quot;&quot;&amp;[.G2]&amp;&quot;&quot;&quot;/&gt;&quot;&amp;CHAR(13)&amp;CHAR(9)&amp;CHAR(9)&amp;&quot;&lt;/record&gt;&quot;" office:value-type="string" office:string-value="&#9;&#9;&lt;record id=&quot;account_account_type_asset&quot; model=&quot;account.account.type&quot;&gt;&#13;&#9;&#9;&#9;&lt;field name=&quot;code&quot;&gt;A&lt;/field&gt;&#13;&#9;&#9;&#9;&lt;field name=&quot;name&quot;&gt;Asset&lt;/field&gt;&#13;&#9;&#9;&#9;&lt;field name=&quot;sequence&quot;&gt;10&lt;/field&gt;&#13;&#9;&#9;&#9;&lt;field name=&quot;sign&quot; eval=&quot;1&quot;/&gt;&#13;&#9;&#9;&#9;&lt;field name=&quot;partner_account&quot; eval=&quot;False&quot;/&gt;&#13;&#9;&#9;&#9;&lt;field name=&quot;close_method&quot; eval=&quot;balance&quot;/&gt;&#13;&#9;&#9;&lt;/record&gt;">
            <text:p><text:tab/><text:tab/>&lt;record id="account_account_type_asset" model="account.account.type"&gt;<text:tab/><text:tab/><text:tab/>&lt;field name="code"&gt;A&lt;/field&gt;<text:tab/><text:tab/><text:tab/>&lt;field name="name"&gt;Asset&lt;/field&gt;<text:tab/><text:tab/><text:tab/>&lt;field name="sequence"&gt;10&lt;/field&gt;<text:tab/><text:tab/><text:tab/>&lt;field name="sign" eval="1"/&gt;<text:tab/><text:tab/><text:tab/>&lt;field name="partner_account" eval="False"/&gt;<text:tab/><text:tab/><text:tab/>&lt;field name="close_method" eval="balance"/&gt;<text:tab/><text:tab/>&lt;/record&gt;</text:p>
          </table:table-cell>
        </table:table-row>
        <table:table-row table:style-name="ro2">
          <table:table-cell table:style-name="Datos" office:value-type="string">
            <text:p>asset_valuation</text:p>
          </table:table-cell>
          <table:table-cell table:style-name="Datos" office:value-type="string">
            <text:p>AV</text:p>
          </table:table-cell>
          <table:table-cell table:style-name="Datos" office:value-type="string">
            <text:p>Asset valuation</text:p>
          </table:table-cell>
          <table:table-cell table:style-name="Datos" office:value-type="float" office:value="13">
            <text:p>13</text:p>
          </table:table-cell>
          <table:table-cell table:style-name="Datos" office:value-type="float" office:value="-1">
            <text:p>-1</text:p>
          </table:table-cell>
          <table:table-cell table:style-name="ce2" office:value-type="string">
            <text:p>False</text:p>
          </table:table-cell>
          <table:table-cell table:style-name="Datos" office:value-type="string">
            <text:p>balanc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 table:style-name="ce4" table:formula="of:=CHAR(9)&amp;CHAR(9)&amp;&quot;&lt;record id=&quot;&quot;account_account_type_&quot;&amp;[.A3]&amp;&quot;&quot;&quot; model=&quot;&quot;account.account.type&quot;&quot;&gt;&quot;&amp;CHAR(13)&amp;CHAR(9)&amp;CHAR(9)&amp;CHAR(9)&amp;&quot;&lt;field name=&quot;&quot;code&quot;&quot;&gt;&quot;&amp;[.B3]&amp;&quot;&lt;/field&gt;&quot;&amp;CHAR(13)&amp;CHAR(9)&amp;CHAR(9)&amp;CHAR(9)&amp;&quot;&lt;field name=&quot;&quot;name&quot;&quot;&gt;&quot;&amp;[.C3]&amp;&quot;&lt;/field&gt;&quot;&amp;CHAR(13)&amp;CHAR(9)&amp;CHAR(9)&amp;CHAR(9)&amp;&quot;&lt;field name=&quot;&quot;sequence&quot;&quot;&gt;&quot;&amp;[.D3]&amp;&quot;&lt;/field&gt;&quot;&amp;CHAR(13)&amp;CHAR(9)&amp;CHAR(9)&amp;CHAR(9)&amp;&quot;&lt;field name=&quot;&quot;sign&quot;&quot; eval=&quot;&quot;&quot;&amp;[.E3]&amp;&quot;&quot;&quot;/&gt;&quot;&amp;CHAR(13)&amp;CHAR(9)&amp;CHAR(9)&amp;CHAR(9)&amp;&quot;&lt;field name=&quot;&quot;partner_account&quot;&quot; eval=&quot;&quot;&quot;&amp;[.F3]&amp;&quot;&quot;&quot;/&gt;&quot;&amp;CHAR(13)&amp;CHAR(9)&amp;CHAR(9)&amp;CHAR(9)&amp;&quot;&lt;field name=&quot;&quot;close_method&quot;&quot; eval=&quot;&quot;&quot;&amp;[.G3]&amp;&quot;&quot;&quot;/&gt;&quot;&amp;CHAR(13)&amp;CHAR(9)&amp;CHAR(9)&amp;&quot;&lt;/record&gt;&quot;" office:value-type="string" office:string-value="&#9;&#9;&lt;record id=&quot;account_account_type_asset_valuation&quot; model=&quot;account.account.type&quot;&gt;&#13;&#9;&#9;&#9;&lt;field name=&quot;code&quot;&gt;AV&lt;/field&gt;&#13;&#9;&#9;&#9;&lt;field name=&quot;name&quot;&gt;Asset valuation&lt;/field&gt;&#13;&#9;&#9;&#9;&lt;field name=&quot;sequence&quot;&gt;13&lt;/field&gt;&#13;&#9;&#9;&#9;&lt;field name=&quot;sign&quot; eval=&quot;-1&quot;/&gt;&#13;&#9;&#9;&#9;&lt;field name=&quot;partner_account&quot; eval=&quot;False&quot;/&gt;&#13;&#9;&#9;&#9;&lt;field name=&quot;close_method&quot; eval=&quot;balance&quot;/&gt;&#13;&#9;&#9;&lt;/record&gt;">
            <text:p><text:tab/><text:tab/>&lt;record id="account_account_type_asset_valuation" model="account.account.type"&gt;<text:tab/><text:tab/><text:tab/>&lt;field name="code"&gt;AV&lt;/field&gt;<text:tab/><text:tab/><text:tab/>&lt;field name="name"&gt;Asset valuation&lt;/field&gt;<text:tab/><text:tab/><text:tab/>&lt;field name="sequence"&gt;13&lt;/field&gt;<text:tab/><text:tab/><text:tab/>&lt;field name="sign" eval="-1"/&gt;<text:tab/><text:tab/><text:tab/>&lt;field name="partner_account" eval="False"/&gt;<text:tab/><text:tab/><text:tab/>&lt;field name="close_method" eval="balance"/&gt;<text:tab/><text:tab/>&lt;/record&gt;</text:p>
          </table:table-cell>
        </table:table-row>
        <table:table-row table:style-name="ro2">
          <table:table-cell table:style-name="Datos" office:value-type="string">
            <text:p>cash</text:p>
          </table:table-cell>
          <table:table-cell table:style-name="Datos" office:value-type="string">
            <text:p>C</text:p>
          </table:table-cell>
          <table:table-cell table:style-name="Datos" office:value-type="string">
            <text:p>Cash</text:p>
          </table:table-cell>
          <table:table-cell table:style-name="Datos" office:value-type="float" office:value="11">
            <text:p>11</text:p>
          </table:table-cell>
          <table:table-cell table:style-name="Datos" office:value-type="float" office:value="1">
            <text:p>1</text:p>
          </table:table-cell>
          <table:table-cell table:style-name="ce2" office:value-type="string">
            <text:p>False</text:p>
          </table:table-cell>
          <table:table-cell table:style-name="Datos" office:value-type="string">
            <text:p>balance</text:p>
          </table:table-cell>
          <table:table-cell table:style-name="Datos" office:value-type="string">
            <text:p>other</text:p>
          </table:table-cell>
          <table:table-cell table:style-name="ce3" office:value-type="string">
            <text:p>True</text:p>
          </table:table-cell>
          <table:table-cell table:style-name="ce4" table:formula="of:=CHAR(9)&amp;CHAR(9)&amp;&quot;&lt;record id=&quot;&quot;account_account_type_&quot;&amp;[.A4]&amp;&quot;&quot;&quot; model=&quot;&quot;account.account.type&quot;&quot;&gt;&quot;&amp;CHAR(13)&amp;CHAR(9)&amp;CHAR(9)&amp;CHAR(9)&amp;&quot;&lt;field name=&quot;&quot;code&quot;&quot;&gt;&quot;&amp;[.B4]&amp;&quot;&lt;/field&gt;&quot;&amp;CHAR(13)&amp;CHAR(9)&amp;CHAR(9)&amp;CHAR(9)&amp;&quot;&lt;field name=&quot;&quot;name&quot;&quot;&gt;&quot;&amp;[.C4]&amp;&quot;&lt;/field&gt;&quot;&amp;CHAR(13)&amp;CHAR(9)&amp;CHAR(9)&amp;CHAR(9)&amp;&quot;&lt;field name=&quot;&quot;sequence&quot;&quot;&gt;&quot;&amp;[.D4]&amp;&quot;&lt;/field&gt;&quot;&amp;CHAR(13)&amp;CHAR(9)&amp;CHAR(9)&amp;CHAR(9)&amp;&quot;&lt;field name=&quot;&quot;sign&quot;&quot; eval=&quot;&quot;&quot;&amp;[.E4]&amp;&quot;&quot;&quot;/&gt;&quot;&amp;CHAR(13)&amp;CHAR(9)&amp;CHAR(9)&amp;CHAR(9)&amp;&quot;&lt;field name=&quot;&quot;partner_account&quot;&quot; eval=&quot;&quot;&quot;&amp;[.F4]&amp;&quot;&quot;&quot;/&gt;&quot;&amp;CHAR(13)&amp;CHAR(9)&amp;CHAR(9)&amp;CHAR(9)&amp;&quot;&lt;field name=&quot;&quot;close_method&quot;&quot; eval=&quot;&quot;&quot;&amp;[.G4]&amp;&quot;&quot;&quot;/&gt;&quot;&amp;CHAR(13)&amp;CHAR(9)&amp;CHAR(9)&amp;&quot;&lt;/record&gt;&quot;" office:value-type="string" office:string-value="&#9;&#9;&lt;record id=&quot;account_account_type_cash&quot; model=&quot;account.account.type&quot;&gt;&#13;&#9;&#9;&#9;&lt;field name=&quot;code&quot;&gt;C&lt;/field&gt;&#13;&#9;&#9;&#9;&lt;field name=&quot;name&quot;&gt;Cash&lt;/field&gt;&#13;&#9;&#9;&#9;&lt;field name=&quot;sequence&quot;&gt;11&lt;/field&gt;&#13;&#9;&#9;&#9;&lt;field name=&quot;sign&quot; eval=&quot;1&quot;/&gt;&#13;&#9;&#9;&#9;&lt;field name=&quot;partner_account&quot; eval=&quot;False&quot;/&gt;&#13;&#9;&#9;&#9;&lt;field name=&quot;close_method&quot; eval=&quot;balance&quot;/&gt;&#13;&#9;&#9;&lt;/record&gt;">
            <text:p><text:tab/><text:tab/>&lt;record id="account_account_type_cash" model="account.account.type"&gt;<text:tab/><text:tab/><text:tab/>&lt;field name="code"&gt;C&lt;/field&gt;<text:tab/><text:tab/><text:tab/>&lt;field name="name"&gt;Cash&lt;/field&gt;<text:tab/><text:tab/><text:tab/>&lt;field name="sequence"&gt;11&lt;/field&gt;<text:tab/><text:tab/><text:tab/>&lt;field name="sign" eval="1"/&gt;<text:tab/><text:tab/><text:tab/>&lt;field name="partner_account" eval="False"/&gt;<text:tab/><text:tab/><text:tab/>&lt;field name="close_method" eval="balance"/&gt;<text:tab/><text:tab/>&lt;/record&gt;</text:p>
          </table:table-cell>
        </table:table-row>
        <table:table-row table:style-name="ro2">
          <table:table-cell table:style-name="Datos" office:value-type="string">
            <text:p>equity</text:p>
          </table:table-cell>
          <table:table-cell table:style-name="Datos" office:value-type="string">
            <text:p>Eq</text:p>
          </table:table-cell>
          <table:table-cell table:style-name="Datos" office:value-type="string">
            <text:p>Equity</text:p>
          </table:table-cell>
          <table:table-cell table:style-name="Datos" office:value-type="float" office:value="30">
            <text:p>30</text:p>
          </table:table-cell>
          <table:table-cell table:style-name="Datos" office:value-type="float" office:value="-1">
            <text:p>-1</text:p>
          </table:table-cell>
          <table:table-cell table:style-name="ce2" office:value-type="string">
            <text:p>False</text:p>
          </table:table-cell>
          <table:table-cell table:style-name="Datos" office:value-type="string">
            <text:p>detail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 table:style-name="ce4" table:formula="of:=CHAR(9)&amp;CHAR(9)&amp;&quot;&lt;record id=&quot;&quot;account_account_type_&quot;&amp;[.A5]&amp;&quot;&quot;&quot; model=&quot;&quot;account.account.type&quot;&quot;&gt;&quot;&amp;CHAR(13)&amp;CHAR(9)&amp;CHAR(9)&amp;CHAR(9)&amp;&quot;&lt;field name=&quot;&quot;code&quot;&quot;&gt;&quot;&amp;[.B5]&amp;&quot;&lt;/field&gt;&quot;&amp;CHAR(13)&amp;CHAR(9)&amp;CHAR(9)&amp;CHAR(9)&amp;&quot;&lt;field name=&quot;&quot;name&quot;&quot;&gt;&quot;&amp;[.C5]&amp;&quot;&lt;/field&gt;&quot;&amp;CHAR(13)&amp;CHAR(9)&amp;CHAR(9)&amp;CHAR(9)&amp;&quot;&lt;field name=&quot;&quot;sequence&quot;&quot;&gt;&quot;&amp;[.D5]&amp;&quot;&lt;/field&gt;&quot;&amp;CHAR(13)&amp;CHAR(9)&amp;CHAR(9)&amp;CHAR(9)&amp;&quot;&lt;field name=&quot;&quot;sign&quot;&quot; eval=&quot;&quot;&quot;&amp;[.E5]&amp;&quot;&quot;&quot;/&gt;&quot;&amp;CHAR(13)&amp;CHAR(9)&amp;CHAR(9)&amp;CHAR(9)&amp;&quot;&lt;field name=&quot;&quot;partner_account&quot;&quot; eval=&quot;&quot;&quot;&amp;[.F5]&amp;&quot;&quot;&quot;/&gt;&quot;&amp;CHAR(13)&amp;CHAR(9)&amp;CHAR(9)&amp;CHAR(9)&amp;&quot;&lt;field name=&quot;&quot;close_method&quot;&quot; eval=&quot;&quot;&quot;&amp;[.G5]&amp;&quot;&quot;&quot;/&gt;&quot;&amp;CHAR(13)&amp;CHAR(9)&amp;CHAR(9)&amp;&quot;&lt;/record&gt;&quot;" office:value-type="string" office:string-value="&#9;&#9;&lt;record id=&quot;account_account_type_equity&quot; model=&quot;account.account.type&quot;&gt;&#13;&#9;&#9;&#9;&lt;field name=&quot;code&quot;&gt;Eq&lt;/field&gt;&#13;&#9;&#9;&#9;&lt;field name=&quot;name&quot;&gt;Equity&lt;/field&gt;&#13;&#9;&#9;&#9;&lt;field name=&quot;sequence&quot;&gt;30&lt;/field&gt;&#13;&#9;&#9;&#9;&lt;field name=&quot;sign&quot; eval=&quot;-1&quot;/&gt;&#13;&#9;&#9;&#9;&lt;field name=&quot;partner_account&quot; eval=&quot;False&quot;/&gt;&#13;&#9;&#9;&#9;&lt;field name=&quot;close_method&quot; eval=&quot;detail&quot;/&gt;&#13;&#9;&#9;&lt;/record&gt;">
            <text:p><text:tab/><text:tab/>&lt;record id="account_account_type_equity" model="account.account.type"&gt;<text:tab/><text:tab/><text:tab/>&lt;field name="code"&gt;Eq&lt;/field&gt;<text:tab/><text:tab/><text:tab/>&lt;field name="name"&gt;Equity&lt;/field&gt;<text:tab/><text:tab/><text:tab/>&lt;field name="sequence"&gt;30&lt;/field&gt;<text:tab/><text:tab/><text:tab/>&lt;field name="sign" eval="-1"/&gt;<text:tab/><text:tab/><text:tab/>&lt;field name="partner_account" eval="False"/&gt;<text:tab/><text:tab/><text:tab/>&lt;field name="close_method" eval="detail"/&gt;<text:tab/><text:tab/>&lt;/record&gt;</text:p>
          </table:table-cell>
        </table:table-row>
        <table:table-row table:style-name="ro2">
          <table:table-cell table:style-name="Datos" office:value-type="string">
            <text:p>expense</text:p>
          </table:table-cell>
          <table:table-cell table:style-name="Datos" office:value-type="string">
            <text:p>Ex</text:p>
          </table:table-cell>
          <table:table-cell table:style-name="Datos" office:value-type="string">
            <text:p>Expense</text:p>
          </table:table-cell>
          <table:table-cell table:style-name="Datos" office:value-type="float" office:value="50">
            <text:p>50</text:p>
          </table:table-cell>
          <table:table-cell table:style-name="Datos" office:value-type="float" office:value="-1">
            <text:p>-1</text:p>
          </table:table-cell>
          <table:table-cell table:style-name="ce2" office:value-type="string">
            <text:p>False</text:p>
          </table:table-cell>
          <table:table-cell table:style-name="Datos" office:value-type="string">
            <text:p>non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 table:style-name="ce4" table:formula="of:=CHAR(9)&amp;CHAR(9)&amp;&quot;&lt;record id=&quot;&quot;account_account_type_&quot;&amp;[.A6]&amp;&quot;&quot;&quot; model=&quot;&quot;account.account.type&quot;&quot;&gt;&quot;&amp;CHAR(13)&amp;CHAR(9)&amp;CHAR(9)&amp;CHAR(9)&amp;&quot;&lt;field name=&quot;&quot;code&quot;&quot;&gt;&quot;&amp;[.B6]&amp;&quot;&lt;/field&gt;&quot;&amp;CHAR(13)&amp;CHAR(9)&amp;CHAR(9)&amp;CHAR(9)&amp;&quot;&lt;field name=&quot;&quot;name&quot;&quot;&gt;&quot;&amp;[.C6]&amp;&quot;&lt;/field&gt;&quot;&amp;CHAR(13)&amp;CHAR(9)&amp;CHAR(9)&amp;CHAR(9)&amp;&quot;&lt;field name=&quot;&quot;sequence&quot;&quot;&gt;&quot;&amp;[.D6]&amp;&quot;&lt;/field&gt;&quot;&amp;CHAR(13)&amp;CHAR(9)&amp;CHAR(9)&amp;CHAR(9)&amp;&quot;&lt;field name=&quot;&quot;sign&quot;&quot; eval=&quot;&quot;&quot;&amp;[.E6]&amp;&quot;&quot;&quot;/&gt;&quot;&amp;CHAR(13)&amp;CHAR(9)&amp;CHAR(9)&amp;CHAR(9)&amp;&quot;&lt;field name=&quot;&quot;partner_account&quot;&quot; eval=&quot;&quot;&quot;&amp;[.F6]&amp;&quot;&quot;&quot;/&gt;&quot;&amp;CHAR(13)&amp;CHAR(9)&amp;CHAR(9)&amp;CHAR(9)&amp;&quot;&lt;field name=&quot;&quot;close_method&quot;&quot; eval=&quot;&quot;&quot;&amp;[.G6]&amp;&quot;&quot;&quot;/&gt;&quot;&amp;CHAR(13)&amp;CHAR(9)&amp;CHAR(9)&amp;&quot;&lt;/record&gt;&quot;" office:value-type="string" office:string-value="&#9;&#9;&lt;record id=&quot;account_account_type_expense&quot; model=&quot;account.account.type&quot;&gt;&#13;&#9;&#9;&#9;&lt;field name=&quot;code&quot;&gt;Ex&lt;/field&gt;&#13;&#9;&#9;&#9;&lt;field name=&quot;name&quot;&gt;Expense&lt;/field&gt;&#13;&#9;&#9;&#9;&lt;field name=&quot;sequence&quot;&gt;50&lt;/field&gt;&#13;&#9;&#9;&#9;&lt;field name=&quot;sign&quot; eval=&quot;-1&quot;/&gt;&#13;&#9;&#9;&#9;&lt;field name=&quot;partner_account&quot; eval=&quot;False&quot;/&gt;&#13;&#9;&#9;&#9;&lt;field name=&quot;close_method&quot; eval=&quot;none&quot;/&gt;&#13;&#9;&#9;&lt;/record&gt;">
            <text:p><text:tab/><text:tab/>&lt;record id="account_account_type_expense" model="account.account.type"&gt;<text:tab/><text:tab/><text:tab/>&lt;field name="code"&gt;Ex&lt;/field&gt;<text:tab/><text:tab/><text:tab/>&lt;field name="name"&gt;Expense&lt;/field&gt;<text:tab/><text:tab/><text:tab/>&lt;field name="sequence"&gt;50&lt;/field&gt;<text:tab/><text:tab/><text:tab/>&lt;field name="sign" eval="-1"/&gt;<text:tab/><text:tab/><text:tab/>&lt;field name="partner_account" eval="False"/&gt;<text:tab/><text:tab/><text:tab/>&lt;field name="close_method" eval="none"/&gt;<text:tab/><text:tab/>&lt;/record&gt;</text:p>
          </table:table-cell>
        </table:table-row>
        <table:table-row table:style-name="ro2">
          <table:table-cell table:style-name="Datos" office:value-type="string">
            <text:p>income</text:p>
          </table:table-cell>
          <table:table-cell table:style-name="Datos" office:value-type="string">
            <text:p>I</text:p>
          </table:table-cell>
          <table:table-cell table:style-name="Datos" office:value-type="string">
            <text:p>Income</text:p>
          </table:table-cell>
          <table:table-cell table:style-name="Datos" office:value-type="float" office:value="40">
            <text:p>40</text:p>
          </table:table-cell>
          <table:table-cell table:style-name="Datos" office:value-type="float" office:value="1">
            <text:p>1</text:p>
          </table:table-cell>
          <table:table-cell table:style-name="ce2" office:value-type="string">
            <text:p>False</text:p>
          </table:table-cell>
          <table:table-cell table:style-name="Datos" office:value-type="string">
            <text:p>non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 table:style-name="ce4" table:formula="of:=CHAR(9)&amp;CHAR(9)&amp;&quot;&lt;record id=&quot;&quot;account_account_type_&quot;&amp;[.A7]&amp;&quot;&quot;&quot; model=&quot;&quot;account.account.type&quot;&quot;&gt;&quot;&amp;CHAR(13)&amp;CHAR(9)&amp;CHAR(9)&amp;CHAR(9)&amp;&quot;&lt;field name=&quot;&quot;code&quot;&quot;&gt;&quot;&amp;[.B7]&amp;&quot;&lt;/field&gt;&quot;&amp;CHAR(13)&amp;CHAR(9)&amp;CHAR(9)&amp;CHAR(9)&amp;&quot;&lt;field name=&quot;&quot;name&quot;&quot;&gt;&quot;&amp;[.C7]&amp;&quot;&lt;/field&gt;&quot;&amp;CHAR(13)&amp;CHAR(9)&amp;CHAR(9)&amp;CHAR(9)&amp;&quot;&lt;field name=&quot;&quot;sequence&quot;&quot;&gt;&quot;&amp;[.D7]&amp;&quot;&lt;/field&gt;&quot;&amp;CHAR(13)&amp;CHAR(9)&amp;CHAR(9)&amp;CHAR(9)&amp;&quot;&lt;field name=&quot;&quot;sign&quot;&quot; eval=&quot;&quot;&quot;&amp;[.E7]&amp;&quot;&quot;&quot;/&gt;&quot;&amp;CHAR(13)&amp;CHAR(9)&amp;CHAR(9)&amp;CHAR(9)&amp;&quot;&lt;field name=&quot;&quot;partner_account&quot;&quot; eval=&quot;&quot;&quot;&amp;[.F7]&amp;&quot;&quot;&quot;/&gt;&quot;&amp;CHAR(13)&amp;CHAR(9)&amp;CHAR(9)&amp;CHAR(9)&amp;&quot;&lt;field name=&quot;&quot;close_method&quot;&quot; eval=&quot;&quot;&quot;&amp;[.G7]&amp;&quot;&quot;&quot;/&gt;&quot;&amp;CHAR(13)&amp;CHAR(9)&amp;CHAR(9)&amp;&quot;&lt;/record&gt;&quot;" office:value-type="string" office:string-value="&#9;&#9;&lt;record id=&quot;account_account_type_income&quot; model=&quot;account.account.type&quot;&gt;&#13;&#9;&#9;&#9;&lt;field name=&quot;code&quot;&gt;I&lt;/field&gt;&#13;&#9;&#9;&#9;&lt;field name=&quot;name&quot;&gt;Income&lt;/field&gt;&#13;&#9;&#9;&#9;&lt;field name=&quot;sequence&quot;&gt;40&lt;/field&gt;&#13;&#9;&#9;&#9;&lt;field name=&quot;sign&quot; eval=&quot;1&quot;/&gt;&#13;&#9;&#9;&#9;&lt;field name=&quot;partner_account&quot; eval=&quot;False&quot;/&gt;&#13;&#9;&#9;&#9;&lt;field name=&quot;close_method&quot; eval=&quot;none&quot;/&gt;&#13;&#9;&#9;&lt;/record&gt;">
            <text:p><text:tab/><text:tab/>&lt;record id="account_account_type_income" model="account.account.type"&gt;<text:tab/><text:tab/><text:tab/>&lt;field name="code"&gt;I&lt;/field&gt;<text:tab/><text:tab/><text:tab/>&lt;field name="name"&gt;Income&lt;/field&gt;<text:tab/><text:tab/><text:tab/>&lt;field name="sequence"&gt;40&lt;/field&gt;<text:tab/><text:tab/><text:tab/>&lt;field name="sign" eval="1"/&gt;<text:tab/><text:tab/><text:tab/>&lt;field name="partner_account" eval="False"/&gt;<text:tab/><text:tab/><text:tab/>&lt;field name="close_method" eval="none"/&gt;<text:tab/><text:tab/>&lt;/record&gt;</text:p>
          </table:table-cell>
        </table:table-row>
        <table:table-row table:style-name="ro2">
          <table:table-cell table:style-name="Datos" office:value-type="string">
            <text:p>passive</text:p>
          </table:table-cell>
          <table:table-cell table:style-name="Datos" office:value-type="string">
            <text:p>Pas</text:p>
          </table:table-cell>
          <table:table-cell table:style-name="Datos" office:value-type="string">
            <text:p>Passive</text:p>
          </table:table-cell>
          <table:table-cell table:style-name="Datos" office:value-type="float" office:value="20">
            <text:p>20</text:p>
          </table:table-cell>
          <table:table-cell table:style-name="Datos" office:value-type="float" office:value="-1">
            <text:p>-1</text:p>
          </table:table-cell>
          <table:table-cell table:style-name="ce2" office:value-type="string">
            <text:p>False</text:p>
          </table:table-cell>
          <table:table-cell table:style-name="Datos" office:value-type="string">
            <text:p>balanc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 table:style-name="ce4" table:formula="of:=CHAR(9)&amp;CHAR(9)&amp;&quot;&lt;record id=&quot;&quot;account_account_type_&quot;&amp;[.A8]&amp;&quot;&quot;&quot; model=&quot;&quot;account.account.type&quot;&quot;&gt;&quot;&amp;CHAR(13)&amp;CHAR(9)&amp;CHAR(9)&amp;CHAR(9)&amp;&quot;&lt;field name=&quot;&quot;code&quot;&quot;&gt;&quot;&amp;[.B8]&amp;&quot;&lt;/field&gt;&quot;&amp;CHAR(13)&amp;CHAR(9)&amp;CHAR(9)&amp;CHAR(9)&amp;&quot;&lt;field name=&quot;&quot;name&quot;&quot;&gt;&quot;&amp;[.C8]&amp;&quot;&lt;/field&gt;&quot;&amp;CHAR(13)&amp;CHAR(9)&amp;CHAR(9)&amp;CHAR(9)&amp;&quot;&lt;field name=&quot;&quot;sequence&quot;&quot;&gt;&quot;&amp;[.D8]&amp;&quot;&lt;/field&gt;&quot;&amp;CHAR(13)&amp;CHAR(9)&amp;CHAR(9)&amp;CHAR(9)&amp;&quot;&lt;field name=&quot;&quot;sign&quot;&quot; eval=&quot;&quot;&quot;&amp;[.E8]&amp;&quot;&quot;&quot;/&gt;&quot;&amp;CHAR(13)&amp;CHAR(9)&amp;CHAR(9)&amp;CHAR(9)&amp;&quot;&lt;field name=&quot;&quot;partner_account&quot;&quot; eval=&quot;&quot;&quot;&amp;[.F8]&amp;&quot;&quot;&quot;/&gt;&quot;&amp;CHAR(13)&amp;CHAR(9)&amp;CHAR(9)&amp;CHAR(9)&amp;&quot;&lt;field name=&quot;&quot;close_method&quot;&quot; eval=&quot;&quot;&quot;&amp;[.G8]&amp;&quot;&quot;&quot;/&gt;&quot;&amp;CHAR(13)&amp;CHAR(9)&amp;CHAR(9)&amp;&quot;&lt;/record&gt;&quot;" office:value-type="string" office:string-value="&#9;&#9;&lt;record id=&quot;account_account_type_passive&quot; model=&quot;account.account.type&quot;&gt;&#13;&#9;&#9;&#9;&lt;field name=&quot;code&quot;&gt;Pas&lt;/field&gt;&#13;&#9;&#9;&#9;&lt;field name=&quot;name&quot;&gt;Passive&lt;/field&gt;&#13;&#9;&#9;&#9;&lt;field name=&quot;sequence&quot;&gt;20&lt;/field&gt;&#13;&#9;&#9;&#9;&lt;field name=&quot;sign&quot; eval=&quot;-1&quot;/&gt;&#13;&#9;&#9;&#9;&lt;field name=&quot;partner_account&quot; eval=&quot;False&quot;/&gt;&#13;&#9;&#9;&#9;&lt;field name=&quot;close_method&quot; eval=&quot;balance&quot;/&gt;&#13;&#9;&#9;&lt;/record&gt;">
            <text:p><text:tab/><text:tab/>&lt;record id="account_account_type_passive" model="account.account.type"&gt;<text:tab/><text:tab/><text:tab/>&lt;field name="code"&gt;Pas&lt;/field&gt;<text:tab/><text:tab/><text:tab/>&lt;field name="name"&gt;Passive&lt;/field&gt;<text:tab/><text:tab/><text:tab/>&lt;field name="sequence"&gt;20&lt;/field&gt;<text:tab/><text:tab/><text:tab/>&lt;field name="sign" eval="-1"/&gt;<text:tab/><text:tab/><text:tab/>&lt;field name="partner_account" eval="False"/&gt;<text:tab/><text:tab/><text:tab/>&lt;field name="close_method" eval="balance"/&gt;<text:tab/><text:tab/>&lt;/record&gt;</text:p>
          </table:table-cell>
        </table:table-row>
        <table:table-row table:style-name="ro2">
          <table:table-cell table:style-name="Datos" office:value-type="string">
            <text:p>payable</text:p>
          </table:table-cell>
          <table:table-cell table:style-name="Datos" office:value-type="string">
            <text:p>Pay</text:p>
          </table:table-cell>
          <table:table-cell table:style-name="Datos" office:value-type="string">
            <text:p>Payable</text:p>
          </table:table-cell>
          <table:table-cell table:style-name="Datos" office:value-type="float" office:value="21">
            <text:p>21</text:p>
          </table:table-cell>
          <table:table-cell table:style-name="Datos" office:value-type="float" office:value="-1">
            <text:p>-1</text:p>
          </table:table-cell>
          <table:table-cell table:style-name="ce2" office:value-type="string">
            <text:p>True</text:p>
          </table:table-cell>
          <table:table-cell table:style-name="Datos" office:value-type="string">
            <text:p>unreconciled</text:p>
          </table:table-cell>
          <table:table-cell table:style-name="Datos" office:value-type="string">
            <text:p>payable</text:p>
          </table:table-cell>
          <table:table-cell table:style-name="Datos" office:value-type="string">
            <text:p>True</text:p>
          </table:table-cell>
          <table:table-cell table:style-name="ce4" table:formula="of:=CHAR(9)&amp;CHAR(9)&amp;&quot;&lt;record id=&quot;&quot;account_account_type_&quot;&amp;[.A9]&amp;&quot;&quot;&quot; model=&quot;&quot;account.account.type&quot;&quot;&gt;&quot;&amp;CHAR(13)&amp;CHAR(9)&amp;CHAR(9)&amp;CHAR(9)&amp;&quot;&lt;field name=&quot;&quot;code&quot;&quot;&gt;&quot;&amp;[.B9]&amp;&quot;&lt;/field&gt;&quot;&amp;CHAR(13)&amp;CHAR(9)&amp;CHAR(9)&amp;CHAR(9)&amp;&quot;&lt;field name=&quot;&quot;name&quot;&quot;&gt;&quot;&amp;[.C9]&amp;&quot;&lt;/field&gt;&quot;&amp;CHAR(13)&amp;CHAR(9)&amp;CHAR(9)&amp;CHAR(9)&amp;&quot;&lt;field name=&quot;&quot;sequence&quot;&quot;&gt;&quot;&amp;[.D9]&amp;&quot;&lt;/field&gt;&quot;&amp;CHAR(13)&amp;CHAR(9)&amp;CHAR(9)&amp;CHAR(9)&amp;&quot;&lt;field name=&quot;&quot;sign&quot;&quot; eval=&quot;&quot;&quot;&amp;[.E9]&amp;&quot;&quot;&quot;/&gt;&quot;&amp;CHAR(13)&amp;CHAR(9)&amp;CHAR(9)&amp;CHAR(9)&amp;&quot;&lt;field name=&quot;&quot;partner_account&quot;&quot; eval=&quot;&quot;&quot;&amp;[.F9]&amp;&quot;&quot;&quot;/&gt;&quot;&amp;CHAR(13)&amp;CHAR(9)&amp;CHAR(9)&amp;CHAR(9)&amp;&quot;&lt;field name=&quot;&quot;close_method&quot;&quot; eval=&quot;&quot;&quot;&amp;[.G9]&amp;&quot;&quot;&quot;/&gt;&quot;&amp;CHAR(13)&amp;CHAR(9)&amp;CHAR(9)&amp;&quot;&lt;/record&gt;&quot;" office:value-type="string" office:string-value="&#9;&#9;&lt;record id=&quot;account_account_type_payable&quot; model=&quot;account.account.type&quot;&gt;&#13;&#9;&#9;&#9;&lt;field name=&quot;code&quot;&gt;Pay&lt;/field&gt;&#13;&#9;&#9;&#9;&lt;field name=&quot;name&quot;&gt;Payable&lt;/field&gt;&#13;&#9;&#9;&#9;&lt;field name=&quot;sequence&quot;&gt;21&lt;/field&gt;&#13;&#9;&#9;&#9;&lt;field name=&quot;sign&quot; eval=&quot;-1&quot;/&gt;&#13;&#9;&#9;&#9;&lt;field name=&quot;partner_account&quot; eval=&quot;True&quot;/&gt;&#13;&#9;&#9;&#9;&lt;field name=&quot;close_method&quot; eval=&quot;unreconciled&quot;/&gt;&#13;&#9;&#9;&lt;/record&gt;">
            <text:p><text:tab/><text:tab/>&lt;record id="account_account_type_payable" model="account.account.type"&gt;<text:tab/><text:tab/><text:tab/>&lt;field name="code"&gt;Pay&lt;/field&gt;<text:tab/><text:tab/><text:tab/>&lt;field name="name"&gt;Payable&lt;/field&gt;<text:tab/><text:tab/><text:tab/>&lt;field name="sequence"&gt;21&lt;/field&gt;<text:tab/><text:tab/><text:tab/>&lt;field name="sign" eval="-1"/&gt;<text:tab/><text:tab/><text:tab/>&lt;field name="partner_account" eval="True"/&gt;<text:tab/><text:tab/><text:tab/>&lt;field name="close_method" eval="unreconciled"/&gt;<text:tab/><text:tab/>&lt;/record&gt;</text:p>
          </table:table-cell>
        </table:table-row>
        <table:table-row table:style-name="ro2">
          <table:table-cell table:style-name="Datos" office:value-type="string">
            <text:p>receivable</text:p>
          </table:table-cell>
          <table:table-cell table:style-name="Datos" office:value-type="string">
            <text:p>R</text:p>
          </table:table-cell>
          <table:table-cell table:style-name="Datos" office:value-type="string">
            <text:p>Receivable</text:p>
          </table:table-cell>
          <table:table-cell table:style-name="Datos" office:value-type="float" office:value="12">
            <text:p>12</text:p>
          </table:table-cell>
          <table:table-cell table:style-name="Datos" office:value-type="float" office:value="1">
            <text:p>1</text:p>
          </table:table-cell>
          <table:table-cell table:style-name="ce2" office:value-type="string">
            <text:p>True</text:p>
          </table:table-cell>
          <table:table-cell table:style-name="Datos" office:value-type="string">
            <text:p>unreconciled</text:p>
          </table:table-cell>
          <table:table-cell table:style-name="Datos" office:value-type="string">
            <text:p>receivable</text:p>
          </table:table-cell>
          <table:table-cell table:style-name="Datos" office:value-type="string">
            <text:p>True</text:p>
          </table:table-cell>
          <table:table-cell table:style-name="ce4" table:formula="of:=CHAR(9)&amp;CHAR(9)&amp;&quot;&lt;record id=&quot;&quot;account_account_type_&quot;&amp;[.A10]&amp;&quot;&quot;&quot; model=&quot;&quot;account.account.type&quot;&quot;&gt;&quot;&amp;CHAR(13)&amp;CHAR(9)&amp;CHAR(9)&amp;CHAR(9)&amp;&quot;&lt;field name=&quot;&quot;code&quot;&quot;&gt;&quot;&amp;[.B10]&amp;&quot;&lt;/field&gt;&quot;&amp;CHAR(13)&amp;CHAR(9)&amp;CHAR(9)&amp;CHAR(9)&amp;&quot;&lt;field name=&quot;&quot;name&quot;&quot;&gt;&quot;&amp;[.C10]&amp;&quot;&lt;/field&gt;&quot;&amp;CHAR(13)&amp;CHAR(9)&amp;CHAR(9)&amp;CHAR(9)&amp;&quot;&lt;field name=&quot;&quot;sequence&quot;&quot;&gt;&quot;&amp;[.D10]&amp;&quot;&lt;/field&gt;&quot;&amp;CHAR(13)&amp;CHAR(9)&amp;CHAR(9)&amp;CHAR(9)&amp;&quot;&lt;field name=&quot;&quot;sign&quot;&quot; eval=&quot;&quot;&quot;&amp;[.E10]&amp;&quot;&quot;&quot;/&gt;&quot;&amp;CHAR(13)&amp;CHAR(9)&amp;CHAR(9)&amp;CHAR(9)&amp;&quot;&lt;field name=&quot;&quot;partner_account&quot;&quot; eval=&quot;&quot;&quot;&amp;[.F10]&amp;&quot;&quot;&quot;/&gt;&quot;&amp;CHAR(13)&amp;CHAR(9)&amp;CHAR(9)&amp;CHAR(9)&amp;&quot;&lt;field name=&quot;&quot;close_method&quot;&quot; eval=&quot;&quot;&quot;&amp;[.G10]&amp;&quot;&quot;&quot;/&gt;&quot;&amp;CHAR(13)&amp;CHAR(9)&amp;CHAR(9)&amp;&quot;&lt;/record&gt;&quot;" office:value-type="string" office:string-value="&#9;&#9;&lt;record id=&quot;account_account_type_receivable&quot; model=&quot;account.account.type&quot;&gt;&#13;&#9;&#9;&#9;&lt;field name=&quot;code&quot;&gt;R&lt;/field&gt;&#13;&#9;&#9;&#9;&lt;field name=&quot;name&quot;&gt;Receivable&lt;/field&gt;&#13;&#9;&#9;&#9;&lt;field name=&quot;sequence&quot;&gt;12&lt;/field&gt;&#13;&#9;&#9;&#9;&lt;field name=&quot;sign&quot; eval=&quot;1&quot;/&gt;&#13;&#9;&#9;&#9;&lt;field name=&quot;partner_account&quot; eval=&quot;True&quot;/&gt;&#13;&#9;&#9;&#9;&lt;field name=&quot;close_method&quot; eval=&quot;unreconciled&quot;/&gt;&#13;&#9;&#9;&lt;/record&gt;">
            <text:p><text:tab/><text:tab/>&lt;record id="account_account_type_receivable" model="account.account.type"&gt;<text:tab/><text:tab/><text:tab/>&lt;field name="code"&gt;R&lt;/field&gt;<text:tab/><text:tab/><text:tab/>&lt;field name="name"&gt;Receivable&lt;/field&gt;<text:tab/><text:tab/><text:tab/>&lt;field name="sequence"&gt;12&lt;/field&gt;<text:tab/><text:tab/><text:tab/>&lt;field name="sign" eval="1"/&gt;<text:tab/><text:tab/><text:tab/>&lt;field name="partner_account" eval="True"/&gt;<text:tab/><text:tab/><text:tab/>&lt;field name="close_method" eval="unreconciled"/&gt;<text:tab/><text:tab/>&lt;/record&gt;</text:p>
          </table:table-cell>
        </table:table-row>
        <table:table-row table:style-name="ro2">
          <table:table-cell table:style-name="Datos" office:value-type="string">
            <text:p>tax</text:p>
          </table:table-cell>
          <table:table-cell table:style-name="Datos" office:value-type="string">
            <text:p>T</text:p>
          </table:table-cell>
          <table:table-cell table:style-name="Datos" office:value-type="string">
            <text:p>Tax</text:p>
          </table:table-cell>
          <table:table-cell table:style-name="Datos" office:value-type="float" office:value="22">
            <text:p>22</text:p>
          </table:table-cell>
          <table:table-cell table:style-name="Datos" office:value-type="float" office:value="-1">
            <text:p>-1</text:p>
          </table:table-cell>
          <table:table-cell table:style-name="ce2" office:value-type="string">
            <text:p>True</text:p>
          </table:table-cell>
          <table:table-cell table:style-name="Datos" office:value-type="string">
            <text:p>unreconciled</text:p>
          </table:table-cell>
          <table:table-cell table:style-name="Datos" office:value-type="string">
            <text:p>payable</text:p>
          </table:table-cell>
          <table:table-cell table:style-name="ce3" office:value-type="string">
            <text:p>True</text:p>
          </table:table-cell>
          <table:table-cell table:style-name="ce4" table:formula="of:=CHAR(9)&amp;CHAR(9)&amp;&quot;&lt;record id=&quot;&quot;account_account_type_&quot;&amp;[.A11]&amp;&quot;&quot;&quot; model=&quot;&quot;account.account.type&quot;&quot;&gt;&quot;&amp;CHAR(13)&amp;CHAR(9)&amp;CHAR(9)&amp;CHAR(9)&amp;&quot;&lt;field name=&quot;&quot;code&quot;&quot;&gt;&quot;&amp;[.B11]&amp;&quot;&lt;/field&gt;&quot;&amp;CHAR(13)&amp;CHAR(9)&amp;CHAR(9)&amp;CHAR(9)&amp;&quot;&lt;field name=&quot;&quot;name&quot;&quot;&gt;&quot;&amp;[.C11]&amp;&quot;&lt;/field&gt;&quot;&amp;CHAR(13)&amp;CHAR(9)&amp;CHAR(9)&amp;CHAR(9)&amp;&quot;&lt;field name=&quot;&quot;sequence&quot;&quot;&gt;&quot;&amp;[.D11]&amp;&quot;&lt;/field&gt;&quot;&amp;CHAR(13)&amp;CHAR(9)&amp;CHAR(9)&amp;CHAR(9)&amp;&quot;&lt;field name=&quot;&quot;sign&quot;&quot; eval=&quot;&quot;&quot;&amp;[.E11]&amp;&quot;&quot;&quot;/&gt;&quot;&amp;CHAR(13)&amp;CHAR(9)&amp;CHAR(9)&amp;CHAR(9)&amp;&quot;&lt;field name=&quot;&quot;partner_account&quot;&quot; eval=&quot;&quot;&quot;&amp;[.F11]&amp;&quot;&quot;&quot;/&gt;&quot;&amp;CHAR(13)&amp;CHAR(9)&amp;CHAR(9)&amp;CHAR(9)&amp;&quot;&lt;field name=&quot;&quot;close_method&quot;&quot; eval=&quot;&quot;&quot;&amp;[.G11]&amp;&quot;&quot;&quot;/&gt;&quot;&amp;CHAR(13)&amp;CHAR(9)&amp;CHAR(9)&amp;&quot;&lt;/record&gt;&quot;" office:value-type="string" office:string-value="&#9;&#9;&lt;record id=&quot;account_account_type_tax&quot; model=&quot;account.account.type&quot;&gt;&#13;&#9;&#9;&#9;&lt;field name=&quot;code&quot;&gt;T&lt;/field&gt;&#13;&#9;&#9;&#9;&lt;field name=&quot;name&quot;&gt;Tax&lt;/field&gt;&#13;&#9;&#9;&#9;&lt;field name=&quot;sequence&quot;&gt;22&lt;/field&gt;&#13;&#9;&#9;&#9;&lt;field name=&quot;sign&quot; eval=&quot;-1&quot;/&gt;&#13;&#9;&#9;&#9;&lt;field name=&quot;partner_account&quot; eval=&quot;True&quot;/&gt;&#13;&#9;&#9;&#9;&lt;field name=&quot;close_method&quot; eval=&quot;unreconciled&quot;/&gt;&#13;&#9;&#9;&lt;/record&gt;">
            <text:p><text:tab/><text:tab/>&lt;record id="account_account_type_tax" model="account.account.type"&gt;<text:tab/><text:tab/><text:tab/>&lt;field name="code"&gt;T&lt;/field&gt;<text:tab/><text:tab/><text:tab/>&lt;field name="name"&gt;Tax&lt;/field&gt;<text:tab/><text:tab/><text:tab/>&lt;field name="sequence"&gt;22&lt;/field&gt;<text:tab/><text:tab/><text:tab/>&lt;field name="sign" eval="-1"/&gt;<text:tab/><text:tab/><text:tab/>&lt;field name="partner_account" eval="True"/&gt;<text:tab/><text:tab/><text:tab/>&lt;field name="close_method" eval="unreconciled"/&gt;<text:tab/><text:tab/>&lt;/record&gt;</text:p>
          </table:table-cell>
        </table:table-row>
        <table:table-row table:style-name="ro2">
          <table:table-cell table:style-name="Datos" office:value-type="string">
            <text:p>view</text:p>
          </table:table-cell>
          <table:table-cell table:style-name="Datos" office:value-type="string">
            <text:p>V</text:p>
          </table:table-cell>
          <table:table-cell table:style-name="Datos" office:value-type="string">
            <text:p>View</text:p>
          </table:table-cell>
          <table:table-cell table:style-name="Datos" office:value-type="float" office:value="0">
            <text:p>0</text:p>
          </table:table-cell>
          <table:table-cell table:style-name="Datos" office:value-type="float" office:value="1">
            <text:p>1</text:p>
          </table:table-cell>
          <table:table-cell table:style-name="ce2" office:value-type="string">
            <text:p>False</text:p>
          </table:table-cell>
          <table:table-cell table:style-name="Datos" office:value-type="string">
            <text:p>non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False</text:p>
          </table:table-cell>
          <table:table-cell table:style-name="ce4" table:formula="of:=CHAR(9)&amp;CHAR(9)&amp;&quot;&lt;record id=&quot;&quot;account_account_type_&quot;&amp;[.A12]&amp;&quot;&quot;&quot; model=&quot;&quot;account.account.type&quot;&quot;&gt;&quot;&amp;CHAR(13)&amp;CHAR(9)&amp;CHAR(9)&amp;CHAR(9)&amp;&quot;&lt;field name=&quot;&quot;code&quot;&quot;&gt;&quot;&amp;[.B12]&amp;&quot;&lt;/field&gt;&quot;&amp;CHAR(13)&amp;CHAR(9)&amp;CHAR(9)&amp;CHAR(9)&amp;&quot;&lt;field name=&quot;&quot;name&quot;&quot;&gt;&quot;&amp;[.C12]&amp;&quot;&lt;/field&gt;&quot;&amp;CHAR(13)&amp;CHAR(9)&amp;CHAR(9)&amp;CHAR(9)&amp;&quot;&lt;field name=&quot;&quot;sequence&quot;&quot;&gt;&quot;&amp;[.D12]&amp;&quot;&lt;/field&gt;&quot;&amp;CHAR(13)&amp;CHAR(9)&amp;CHAR(9)&amp;CHAR(9)&amp;&quot;&lt;field name=&quot;&quot;sign&quot;&quot; eval=&quot;&quot;&quot;&amp;[.E12]&amp;&quot;&quot;&quot;/&gt;&quot;&amp;CHAR(13)&amp;CHAR(9)&amp;CHAR(9)&amp;CHAR(9)&amp;&quot;&lt;field name=&quot;&quot;partner_account&quot;&quot; eval=&quot;&quot;&quot;&amp;[.F12]&amp;&quot;&quot;&quot;/&gt;&quot;&amp;CHAR(13)&amp;CHAR(9)&amp;CHAR(9)&amp;CHAR(9)&amp;&quot;&lt;field name=&quot;&quot;close_method&quot;&quot; eval=&quot;&quot;&quot;&amp;[.G12]&amp;&quot;&quot;&quot;/&gt;&quot;&amp;CHAR(13)&amp;CHAR(9)&amp;CHAR(9)&amp;&quot;&lt;/record&gt;&quot;" office:value-type="string" office:string-value="&#9;&#9;&lt;record id=&quot;account_account_type_view&quot; model=&quot;account.account.type&quot;&gt;&#13;&#9;&#9;&#9;&lt;field name=&quot;code&quot;&gt;V&lt;/field&gt;&#13;&#9;&#9;&#9;&lt;field name=&quot;name&quot;&gt;View&lt;/field&gt;&#13;&#9;&#9;&#9;&lt;field name=&quot;sequence&quot;&gt;0&lt;/field&gt;&#13;&#9;&#9;&#9;&lt;field name=&quot;sign&quot; eval=&quot;1&quot;/&gt;&#13;&#9;&#9;&#9;&lt;field name=&quot;partner_account&quot; eval=&quot;False&quot;/&gt;&#13;&#9;&#9;&#9;&lt;field name=&quot;close_method&quot; eval=&quot;none&quot;/&gt;&#13;&#9;&#9;&lt;/record&gt;">
            <text:p><text:tab/><text:tab/>&lt;record id="account_account_type_view" model="account.account.type"&gt;<text:tab/><text:tab/><text:tab/>&lt;field name="code"&gt;V&lt;/field&gt;<text:tab/><text:tab/><text:tab/>&lt;field name="name"&gt;View&lt;/field&gt;<text:tab/><text:tab/><text:tab/>&lt;field name="sequence"&gt;0&lt;/field&gt;<text:tab/><text:tab/><text:tab/>&lt;field name="sign" eval="1"/&gt;<text:tab/><text:tab/><text:tab/>&lt;field name="partner_account" eval="False"/&gt;<text:tab/><text:tab/><text:tab/>&lt;field name="close_method" eval="none"/&gt;<text:tab/><text:tab/>&lt;/record&gt;</text:p>
          </table:table-cell>
        </table:table-row>
        <table:table-row table:style-name="ro3">
          <table:table-cell table:number-columns-repeated="9"/>
          <table:table-cell table:style-name="ce4" table:formula="of:=CHAR(9)&amp;&quot;&lt;/data&gt;&quot;&amp;CHAR(13)&amp;&quot;&lt;/openerp&gt;&quot;" office:value-type="string" office:string-value="&#9;&lt;/data&gt;&#13;&lt;/openerp&gt;">
            <text:p><text:tab/>&lt;/data&gt;&lt;/openerp&gt;</text:p>
          </table:table-cell>
        </table:table-row>
        <table:table-row table:style-name="ro3" table:number-rows-repeated="1048562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account.account.template" table:style-name="ta1" table:print="false">
        <office:forms form:automatic-focus="false" form:apply-design-mode="false"/>
        <table:table-column table:style-name="co8" table:default-cell-style-name="Default"/>
        <table:table-column-group table:display="false">
          <table:table-column table:style-name="co9" table:visibility="collapse" table:default-cell-style-name="ce7"/>
        </table:table-column-group>
        <table:table-column-group table:display="false">
          <table:table-column-group table:display="false">
            <table:table-column table:style-name="co10" table:visibility="collapse" table:default-cell-style-name="Default"/>
            <table:table-column table:style-name="co11" table:visibility="collapse" table:default-cell-style-name="Default"/>
            <table:table-column table:style-name="co12" table:visibility="collapse" table:default-cell-style-name="Default"/>
            <table:table-column table:style-name="co10" table:visibility="collapse" table:default-cell-style-name="Default"/>
            <table:table-column table:style-name="co11" table:visibility="collapse" table:default-cell-style-name="Default"/>
            <table:table-column table:style-name="co12" table:visibility="collapse" table:default-cell-style-name="Default"/>
            <table:table-column table:style-name="co10" table:visibility="collapse" table:default-cell-style-name="Default"/>
            <table:table-column table:style-name="co11" table:visibility="collapse" table:default-cell-style-name="Default"/>
            <table:table-column table:style-name="co12" table:visibility="collapse" table:default-cell-style-name="Default"/>
            <table:table-column table:style-name="co10" table:visibility="collapse" table:default-cell-style-name="Default"/>
            <table:table-column table:style-name="co11" table:visibility="collapse" table:default-cell-style-name="Default"/>
            <table:table-column table:style-name="co12" table:visibility="collapse" table:default-cell-style-name="Default"/>
            <table:table-column table:style-name="co10" table:visibility="collapse" table:default-cell-style-name="Default"/>
            <table:table-column table:style-name="co11" table:visibility="collapse" table:default-cell-style-name="Default"/>
            <table:table-column table:style-name="co13" table:visibility="collapse" table:default-cell-style-name="Default"/>
            <table:table-column table:style-name="co10" table:visibility="collapse" table:default-cell-style-name="Default"/>
            <table:table-column table:style-name="co11" table:visibility="collapse" table:default-cell-style-name="Default"/>
            <table:table-column table:style-name="co12" table:visibility="collapse" table:default-cell-style-name="Default"/>
            <table:table-column table:style-name="co10" table:visibility="collapse" table:default-cell-style-name="Default"/>
          </table:table-column-group>
        </table:table-column-group>
        <table:table-column table:style-name="co14" table:default-cell-style-name="Default"/>
        <table:table-column-group table:display="false">
          <table:table-column table:style-name="co15" table:visibility="collapse" table:default-cell-style-name="Default"/>
        </table:table-column-group>
        <table:table-column table:style-name="co16" table:default-cell-style-name="Default"/>
        <table:table-column table:style-name="co17" table:default-cell-style-name="Default"/>
        <table:table-column-group table:display="false">
          <table:table-column-group table:display="false">
            <table:table-column table:style-name="co18" table:visibility="collapse" table:default-cell-style-name="Default"/>
          </table:table-column-group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Default"/>
        <table:table-column-group table:display="false">
          <table:table-column-group table:display="false">
            <table:table-column table:style-name="co21" table:visibility="collapse" table:default-cell-style-name="ce7"/>
            <table:table-column table:style-name="co4" table:visibility="collapse" table:default-cell-style-name="Default"/>
            <table:table-column table:style-name="co22" table:visibility="collapse" table:default-cell-style-name="Default"/>
          </table:table-column-group>
        </table:table-column-group>
        <table:table-column-group table:display="false">
          <table:table-column table:style-name="co23" table:visibility="collapse" table:default-cell-style-name="Default"/>
        </table:table-column-group>
        <table:table-column-group table:display="false">
          <table:table-column table:style-name="co24" table:visibility="collapse" table:number-columns-repeated="2" table:default-cell-style-name="Default"/>
        </table:table-column-group>
        <table:table-column-group table:display="false">
          <table:table-column-group>
            <table:table-column table:style-name="co1" table:visibility="collapse" table:number-columns-repeated="2" table:default-cell-style-name="Default"/>
          </table:table-column-group>
        </table:table-column-group>
        <table:table-row table:style-name="ro1">
          <table:table-cell table:style-name="Heading1" office:value-type="string">
            <text:p>Level</text:p>
          </table:table-cell>
          <table:table-cell table:style-name="Heading1" office:value-type="string">
            <text:p>CkLev</text:p>
          </table:table-cell>
          <table:table-cell table:style-name="Heading1" office:value-type="string">
            <text:p>Row1</text:p>
          </table:table-cell>
          <table:table-cell table:style-name="Heading1" office:value-type="string">
            <text:p>Cod1</text:p>
          </table:table-cell>
          <table:table-cell table:style-name="Heading1" office:value-type="float" office:value="1">
            <text:p>1</text:p>
          </table:table-cell>
          <table:table-cell table:style-name="Heading1" office:value-type="string">
            <text:p>Row2</text:p>
          </table:table-cell>
          <table:table-cell table:style-name="Heading1" office:value-type="string">
            <text:p>Cod2</text:p>
          </table:table-cell>
          <table:table-cell table:style-name="Heading1" office:value-type="float" office:value="2">
            <text:p>2</text:p>
          </table:table-cell>
          <table:table-cell table:style-name="Heading1" office:value-type="string">
            <text:p>Row3</text:p>
          </table:table-cell>
          <table:table-cell table:style-name="Heading1" office:value-type="string">
            <text:p>Cod3</text:p>
          </table:table-cell>
          <table:table-cell table:style-name="Heading1" office:value-type="float" office:value="3">
            <text:p>3</text:p>
          </table:table-cell>
          <table:table-cell table:style-name="Heading1" office:value-type="string">
            <text:p>Row4</text:p>
          </table:table-cell>
          <table:table-cell table:style-name="Heading1" office:value-type="string">
            <text:p>Cod4</text:p>
          </table:table-cell>
          <table:table-cell table:style-name="Heading1" office:value-type="float" office:value="4">
            <text:p>4</text:p>
          </table:table-cell>
          <table:table-cell table:style-name="Heading1" office:value-type="string">
            <text:p>Row5</text:p>
          </table:table-cell>
          <table:table-cell table:style-name="Heading1" office:value-type="string">
            <text:p>Cod5</text:p>
          </table:table-cell>
          <table:table-cell table:style-name="Heading1" office:value-type="float" office:value="5">
            <text:p>5</text:p>
          </table:table-cell>
          <table:table-cell table:style-name="Heading1" office:value-type="string">
            <text:p>Row6</text:p>
          </table:table-cell>
          <table:table-cell table:style-name="Heading1" office:value-type="string">
            <text:p>Cod6</text:p>
          </table:table-cell>
          <table:table-cell table:style-name="Heading1" office:value-type="float" office:value="6">
            <text:p>6</text:p>
          </table:table-cell>
          <table:table-cell table:style-name="Heading1" office:value-type="string">
            <text:p>Row7</text:p>
          </table:table-cell>
          <table:table-cell table:style-name="Heading1" office:value-type="string">
            <text:p>code</text:p>
          </table:table-cell>
          <table:table-cell table:style-name="Heading1" office:value-type="string">
            <text:p>shortcut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parent_id</text:p>
          </table:table-cell>
          <table:table-cell table:style-name="Heading1" office:value-type="string">
            <text:p>currency</text:p>
          </table:table-cell>
          <table:table-cell table:style-name="Heading1" office:value-type="string">
            <text:p>user_type</text:p>
          </table:table-cell>
          <table:table-cell table:style-name="Heading1" office:value-type="string">
            <text:p>CkTipo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  <table:table-cell table:style-name="Heading1" office:value-type="string">
            <text:p>tax_ids</text:p>
          </table:table-cell>
          <table:table-cell table:style-name="Heading1" office:value-type="string">
            <text:p>0-</text:p>
          </table:table-cell>
          <table:table-cell table:style-name="Heading1" office:value-type="string">
            <text:p>1-</text:p>
          </table:table-cell>
          <table:table-cell table:style-name="ce4" table:formula="of:=&quot;&lt;?xml version=&quot;&quot;1.0&quot;&quot; encoding=&quot;&quot;utf-8&quot;&quot;?&gt;&quot;&amp;CHAR(13)&amp;&quot;&lt;openerp&gt;&quot;&amp;CHAR(13)&amp;CHAR(9)&amp;&quot;&lt;data noupdate=&quot;&quot;0&quot;&quot;&gt;&quot;&amp;CHAR(13)&amp;CHAR(9)&amp;CHAR(9)&amp;&quot;&lt;!--&quot;&amp;CHAR(13)&amp;CHAR(9)&amp;CHAR(9)&amp;&quot;Resource: account.account.template&quot;&amp;CHAR(13)&amp;CHAR(9)&amp;CHAR(9)&amp;&quot;Account templates for Costa Rica&quot;&amp;CHAR(13)&amp;CHAR(9)&amp;CHAR(9)&amp;&quot;--&gt;&quot;" office:value-type="string" office:string-value="&lt;?xml version=&quot;1.0&quot; encoding=&quot;utf-8&quot;?&gt;&#13;&lt;openerp&gt;&#13;&#9;&lt;data noupdate=&quot;0&quot;&gt;&#13;&#9;&#9;&lt;!--&#13;&#9;&#9;Resource: account.account.template&#13;&#9;&#9;Account templates for Costa Rica&#13;&#9;&#9;--&gt;">
            <text:p>&lt;?xml version="1.0" encoding="utf-8"?&gt;&lt;openerp&gt;<text:tab/>&lt;data noupdate="0"&gt;<text:tab/><text:tab/>&lt;!--<text:tab/><text:tab/>Resource: account.account.template<text:tab/><text:tab/>Account templates for Costa Rica<text:tab/><text:tab/>--&gt;</text:p>
          </table:table-cell>
          <table:table-cell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8" table:formula="of:=IF(EXACT([.A2];1);CELL(&quot;Row&quot;;[.C2]);[.C1])" office:value-type="float" office:value="2">
            <text:p>2</text:p>
          </table:table-cell>
          <table:table-cell table:style-name="ce8" table:formula="of:=IF(EXACT([.$A2];1);0;IF(EXACT([.$A2];2);[.D1]+1;[.D1]))" office:value-type="float" office:value="0">
            <text:p>0</text:p>
          </table:table-cell>
          <table:table-cell table:style-name="ce8" table:formula="of:=['Code format'.$C$2]&amp;TEXT([.D2];['Code format'.$B$2])&amp;['Code format'.$D$2]" office:value-type="string" office:string-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table:formula="of:=['Code format'.$C$3]&amp;TEXT([.G2];['Code format'.$B$3])&amp;['Code format'.$D$3]" office:value-type="string" office:string-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table:formula="of:=['Code format'.$C$4]&amp;TEXT([.J2];['Code format'.$B$4])&amp;['Code format'.$D$4]" office:value-type="string" office:string-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table:formula="of:=['Code format'.$C$5]&amp;TEXT([.M2];['Code format'.$B$5])&amp;['Code format'.$D$5]" office:value-type="string" office:string-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table:formula="of:=['Code format'.$C$6]&amp;TEXT([.P2];['Code format'.$B$6])&amp;['Code format'.$D$6]" office:value-type="string" office:string-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table:formula="of:=['Code format'.$C$7]&amp;TEXT([.S2];['Code format'.$B$7])&amp;['Code format'.$D$7]" office:value-type="string" office:string-value="0">
            <text:p>0</text:p>
          </table:table-cell>
          <table:table-cell table:style-name="ce8"/>
          <table:table-cell table:style-name="Nivel1" table:formula="of:=CONCATENATE([.E2];[.H2];[.K2];[.N2];[.Q2];[.T2])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000000">
            <text:p>000000</text:p>
          </table:table-cell>
          <table:table-cell table:style-name="ce9" office:value-type="string">
            <text:p>CAT</text:p>
          </table:table-cell>
          <table:table-cell table:style-name="ce9" office:value-type="string">
            <text:p>Plan Contable</text:p>
          </table:table-cell>
          <table:table-cell table:style-name="Nivel1" table:formula="of:=[.X2]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Plan Contable">
            <text:p>Plan Contable</text:p>
          </table:table-cell>
          <table:table-cell table:style-name="Datos" table:formula="of:=IF(EXACT([.A2];1);&quot;&quot;;IF(EXACT([.A2];2);INDIRECT(CONCATENATE(&quot;V&quot;;[.C2]));IF(EXACT([.A2];3);INDIRECT(CONCATENATE(&quot;V&quot;;[.F2]));IF(EXACT([.A2];4);INDIRECT(CONCATENATE(&quot;V&quot;;[.I2]));IF(EXACT([.A2];5);INDIRECT(CONCATENATE(&quot;V&quot;;[.L2]));IF(EXACT([.A2];6);INDIRECT(CONCATENATE(&quot;V&quot;;[.O2]));IF(EXACT([.A2];7);INDIRECT(CONCATENATE(&quot;V&quot;;[.R2])))))))))">
            <text:p/>
          </table:table-cell>
          <table:table-cell table:style-name="ce9" office:value-type="string">
            <text:p>l10n_cr_base.CRC</text:p>
          </table:table-cell>
          <table:table-cell table:style-name="ce9" office:value-type="string">
            <text:p>view</text:p>
          </table:table-cell>
          <table:table-cell table:style-name="ce6" table:formula="of:=NOT(OR(AND(NOT(EXACT([.A2];7));NOT(EXACT([.AB2];&quot;view&quot;)));AND(EXACT([.A2];7);EXACT([.AB2];&quot;view&quot;))))" office:value-type="float" office:value="1">
            <text:p>1</text:p>
          </table:table-cell>
          <table:table-cell table:style-name="Datos" table:formula="of:=VLOOKUP([.AB2];['account.type'.$A$2:.$I$12];8)" office:value-type="string" office:string-value="view">
            <text:p>view</text:p>
          </table:table-cell>
          <table:table-cell table:style-name="Datos" table:formula="of:=VLOOKUP([.AB2];['account.type'.$A$2:.$I$12];7)" office:value-type="string" office:string-value="none">
            <text:p>none</text:p>
          </table:table-cell>
          <table:table-cell table:style-name="ce9"/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formula="of:=IF(EXACT([.AG2];1);CHAR(9)&amp;CHAR(9)&amp;&quot;&lt;record id=&quot;&quot;account_account_template_&quot;&amp;SUBSTITUTE([.AG$1]&amp;[.$V2];&quot;-&quot;;&quot;_&quot;)&amp;&quot;&quot;&quot; model=&quot;&quot;account.account.template&quot;&quot;&gt;&quot;&amp;CHAR(13)&amp;CHAR(9)&amp;CHAR(9)&amp;CHAR(9)&amp;&quot;&lt;field name=&quot;&quot;code&quot;&quot;&gt;&quot;&amp;[.AG$1]&amp;[.$V2]&amp;&quot;&lt;/field&gt;&quot;&amp;CHAR(13)&amp;CHAR(9)&amp;CHAR(9)&amp;CHAR(9)&amp;&quot;&lt;field name=&quot;&quot;name&quot;&quot;&gt;&quot;&amp;[.AG$1]&amp;[.$Y2]&amp;&quot;&lt;/field&gt;&quot;&amp;CHAR(13)&amp;CHAR(9)&amp;CHAR(9)&amp;CHAR(9)&amp;&quot;&lt;field name=&quot;&quot;shortcut&quot;&quot;&gt;&quot;&amp;IF(EXACT([.$W2];&quot;&quot;);&quot;&quot;;[.AG$1]&amp;[.$W2])&amp;&quot;&lt;/field&gt;&quot;&amp;CHAR(13)&amp;CHAR(9)&amp;CHAR(9)&amp;CHAR(9)&amp;&quot;&lt;field name=&quot;&quot;parent_id&quot;&quot; ref=&quot;&quot;&quot;&amp;IF(EXACT([.$Z2];&quot;&quot;);&quot;&quot;;[.AG$1]&amp;[.$Z2])&amp;&quot;&quot;&quot;/&gt;&quot;&amp;CHAR(13)&amp;CHAR(9)&amp;CHAR(9)&amp;CHAR(9)&amp;&quot;&lt;field name=&quot;&quot;user_type&quot;&quot; ref=&quot;&quot;account_account_type_&quot;&amp;[.$AB2]&amp;&quot;&quot;&quot;/&gt;&quot;&amp;CHAR(13)&amp;CHAR(9)&amp;CHAR(9)&amp;CHAR(9)&amp;&quot;&lt;field name=&quot;&quot;currency_id&quot;&quot; ref=&quot;&quot;&quot;&amp;[.AA2]&amp;&quot;&quot;&quot;/&gt;&quot;&amp;CHAR(13)&amp;CHAR(9)&amp;CHAR(9)&amp;CHAR(9)&amp;&quot;&lt;field name=&quot;&quot;type&quot;&quot;&gt;&quot;&amp;[.$AD2]&amp;&quot;&lt;/field&gt;&quot;&amp;CHAR(13)&amp;CHAR(9)&amp;CHAR(9)&amp;CHAR(9)&amp;&quot;&lt;field name=&quot;&quot;reconcile&quot;&quot; eval=&quot;&quot;&quot;&amp;[.$AE2]&amp;&quot;&quot;&quot;/&gt;&quot;&amp;IF(EXACT([.$AF2];&quot;&quot;);&quot;&quot;;CHAR(13)&amp;CHAR(9)&amp;CHAR(9)&amp;CHAR(9)&amp;&quot;&lt;field name=&quot;&quot;tax_ids&quot;&quot;&gt;&quot;&amp;SUBSTITUTE([.$AF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000000&quot; model=&quot;account.account.template&quot;&gt;&#13;&#9;&#9;&#9;&lt;field name=&quot;code&quot;&gt;0-000000&lt;/field&gt;&#13;&#9;&#9;&#9;&lt;field name=&quot;name&quot;&gt;0-Plan Contable&lt;/field&gt;&#13;&#9;&#9;&#9;&lt;field name=&quot;shortcut&quot;&gt;0-CAT&lt;/field&gt;&#13;&#9;&#9;&#9;&lt;field name=&quot;parent_id&quot; ref=&quot;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<text:p><text:tab/><text:tab/>&lt;record id="account_account_template_0_000000" model="account.account.template"&gt;<text:tab/><text:tab/><text:tab/>&lt;field name="code"&gt;0-000000&lt;/field&gt;<text:tab/><text:tab/><text:tab/>&lt;field name="name"&gt;0-Plan Contable&lt;/field&gt;<text:tab/><text:tab/><text:tab/>&lt;field name="shortcut"&gt;0-CAT&lt;/field&gt;<text:tab/><text:tab/><text:tab/>&lt;field name="parent_id" ref="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</table:table-cell>
          <table:table-cell table:formula="of:=IF(EXACT([.AH2];1);CHAR(9)&amp;CHAR(9)&amp;&quot;&lt;record id=&quot;&quot;account_account_template_&quot;&amp;SUBSTITUTE([.AH$1]&amp;[.$V2];&quot;-&quot;;&quot;_&quot;)&amp;&quot;&quot;&quot; model=&quot;&quot;account.account.template&quot;&quot;&gt;&quot;&amp;CHAR(13)&amp;CHAR(9)&amp;CHAR(9)&amp;CHAR(9)&amp;&quot;&lt;field name=&quot;&quot;code&quot;&quot;&gt;&quot;&amp;[.AH$1]&amp;[.$V2]&amp;&quot;&lt;/field&gt;&quot;&amp;CHAR(13)&amp;CHAR(9)&amp;CHAR(9)&amp;CHAR(9)&amp;&quot;&lt;field name=&quot;&quot;name&quot;&quot;&gt;&quot;&amp;[.AH$1]&amp;[.$Y2]&amp;&quot;&lt;/field&gt;&quot;&amp;CHAR(13)&amp;CHAR(9)&amp;CHAR(9)&amp;CHAR(9)&amp;&quot;&lt;field name=&quot;&quot;shortcut&quot;&quot;&gt;&quot;&amp;IF(EXACT([.$W2];&quot;&quot;);&quot;&quot;;[.AH$1]&amp;[.$W2])&amp;&quot;&lt;/field&gt;&quot;&amp;CHAR(13)&amp;CHAR(9)&amp;CHAR(9)&amp;CHAR(9)&amp;&quot;&lt;field name=&quot;&quot;parent_id&quot;&quot; ref=&quot;&quot;&quot;&amp;IF(EXACT([.$Z2];&quot;&quot;);&quot;&quot;;[.AH$1]&amp;[.$Z2])&amp;&quot;&quot;&quot;/&gt;&quot;&amp;CHAR(13)&amp;CHAR(9)&amp;CHAR(9)&amp;CHAR(9)&amp;&quot;&lt;field name=&quot;&quot;user_type&quot;&quot; ref=&quot;&quot;account_account_type_&quot;&amp;[.$AB2]&amp;&quot;&quot;&quot;/&gt;&quot;&amp;CHAR(13)&amp;CHAR(9)&amp;CHAR(9)&amp;CHAR(9)&amp;&quot;&lt;field name=&quot;&quot;currency_id&quot;&quot; ref=&quot;&quot;&quot;&amp;[.AB2]&amp;&quot;&quot;&quot;/&gt;&quot;&amp;CHAR(13)&amp;CHAR(9)&amp;CHAR(9)&amp;CHAR(9)&amp;&quot;&lt;field name=&quot;&quot;type&quot;&quot;&gt;&quot;&amp;[.$AD2]&amp;&quot;&lt;/field&gt;&quot;&amp;CHAR(13)&amp;CHAR(9)&amp;CHAR(9)&amp;CHAR(9)&amp;&quot;&lt;field name=&quot;&quot;reconcile&quot;&quot; eval=&quot;&quot;&quot;&amp;[.$AE2]&amp;&quot;&quot;&quot;/&gt;&quot;&amp;IF(EXACT([.$AF2];&quot;&quot;);&quot;&quot;;CHAR(13)&amp;CHAR(9)&amp;CHAR(9)&amp;CHAR(9)&amp;&quot;&lt;field name=&quot;&quot;tax_ids&quot;&quot;&gt;&quot;&amp;SUBSTITUTE([.$AF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000000&quot; model=&quot;account.account.template&quot;&gt;&#13;&#9;&#9;&#9;&lt;field name=&quot;code&quot;&gt;1-000000&lt;/field&gt;&#13;&#9;&#9;&#9;&lt;field name=&quot;name&quot;&gt;1-Plan Contable&lt;/field&gt;&#13;&#9;&#9;&#9;&lt;field name=&quot;shortcut&quot;&gt;1-CAT&lt;/field&gt;&#13;&#9;&#9;&#9;&lt;field name=&quot;parent_id&quot; ref=&quot;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<text:p><text:tab/><text:tab/>&lt;record id="account_account_template_1_000000" model="account.account.template"&gt;<text:tab/><text:tab/><text:tab/>&lt;field name="code"&gt;1-000000&lt;/field&gt;<text:tab/><text:tab/><text:tab/>&lt;field name="name"&gt;1-Plan Contable&lt;/field&gt;<text:tab/><text:tab/><text:tab/>&lt;field name="shortcut"&gt;1-CAT&lt;/field&gt;<text:tab/><text:tab/><text:tab/>&lt;field name="parent_id" ref="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</table:table-cell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6" table:formula="of:=NOT(AND(OR([.A2]&gt;[.A3];[.A2]=[.A3]);[.A2]&lt;&gt;7))" office:value-type="float" office:value="1">
            <text:p>1</text:p>
          </table:table-cell>
          <table:table-cell table:style-name="ce8" table:formula="of:=IF(EXACT([.A3];1);CELL(&quot;Row&quot;;[.C3]);[.C2])" office:value-type="float" office:value="2">
            <text:p>2</text:p>
          </table:table-cell>
          <table:table-cell table:style-name="ce8" table:formula="of:=IF(EXACT([.$A3];1);0;IF(EXACT([.$A3];2);[.D2]+1;[.D2]))" office:value-type="float" office:value="1">
            <text:p>1</text:p>
          </table:table-cell>
          <table:table-cell table:style-name="ce8" table:formula="of:=['Code format'.$C$2]&amp;TEXT([.D3];['Code format'.$B$2])&amp;['Code format'.$D$2]" office:value-type="string" office:string-value="1">
            <text:p>1</text:p>
          </table:table-cell>
          <table:table-cell table:style-name="ce8" table:formula="of:=IF(EXACT([.C2];[.C3]);IF(EXACT([.D2];[.D3]);[.F2];CELL(&quot;Row&quot;;[.F3]));[.C3])" office:value-type="float" office:value="3">
            <text:p>3</text:p>
          </table:table-cell>
          <table:table-cell table:style-name="ce8" table:formula="of:=IF(AND([.$A3]&lt;=[.H$1];[.$A2]&gt;[.$A3]);0;IF(EXACT([.$A3];[.H$1]+1);[.G2]+1;[.G2]))" office:value-type="float" office:value="0">
            <text:p>0</text:p>
          </table:table-cell>
          <table:table-cell table:style-name="ce8" table:formula="of:=['Code format'.$C$3]&amp;TEXT([.G3];['Code format'.$B$3])&amp;['Code format'.$D$3]" office:value-type="string" office:string-value="0">
            <text:p>0</text:p>
          </table:table-cell>
          <table:table-cell table:style-name="ce8" table:formula="of:=IF(EXACT([.F2];[.F3]);IF(EXACT([.G2];[.G3]);[.I2];CELL(&quot;Row&quot;;[.I3]));[.F3])" office:value-type="float" office:value="3">
            <text:p>3</text:p>
          </table:table-cell>
          <table:table-cell table:style-name="ce8" table:formula="of:=IF(AND([.$A3]&lt;=[.K$1];[.$A2]&gt;[.$A3]);0;IF(EXACT([.$A3];[.K$1]+1);[.J2]+1;[.J2]))" office:value-type="float" office:value="0">
            <text:p>0</text:p>
          </table:table-cell>
          <table:table-cell table:style-name="ce8" table:formula="of:=['Code format'.$C$4]&amp;TEXT([.J3];['Code format'.$B$4])&amp;['Code format'.$D$4]" office:value-type="string" office:string-value="0">
            <text:p>0</text:p>
          </table:table-cell>
          <table:table-cell table:style-name="ce8" table:formula="of:=IF(EXACT([.I2];[.I3]);IF(EXACT([.J2];[.J3]);[.L2];CELL(&quot;Row&quot;;[.L3]));[.I3])" office:value-type="float" office:value="3">
            <text:p>3</text:p>
          </table:table-cell>
          <table:table-cell table:style-name="ce8" table:formula="of:=IF(AND([.$A3]&lt;=[.N$1];[.$A2]&gt;[.$A3]);0;IF(EXACT([.$A3];[.N$1]+1);[.M2]+1;[.M2]))" office:value-type="float" office:value="0">
            <text:p>0</text:p>
          </table:table-cell>
          <table:table-cell table:style-name="ce8" table:formula="of:=['Code format'.$C$5]&amp;TEXT([.M3];['Code format'.$B$5])&amp;['Code format'.$D$5]" office:value-type="string" office:string-value="0">
            <text:p>0</text:p>
          </table:table-cell>
          <table:table-cell table:style-name="ce8" table:formula="of:=IF(EXACT([.L2];[.L3]);IF(EXACT([.M2];[.M3]);[.O2];CELL(&quot;Row&quot;;[.O3]));[.L3])" office:value-type="float" office:value="3">
            <text:p>3</text:p>
          </table:table-cell>
          <table:table-cell table:style-name="ce8" table:formula="of:=IF(AND([.$A3]&lt;=[.Q$1];[.$A2]&gt;[.$A3]);0;IF(EXACT([.$A3];[.Q$1]+1);[.P2]+1;[.P2]))" office:value-type="float" office:value="0">
            <text:p>0</text:p>
          </table:table-cell>
          <table:table-cell table:style-name="ce8" table:formula="of:=['Code format'.$C$6]&amp;TEXT([.P3];['Code format'.$B$6])&amp;['Code format'.$D$6]" office:value-type="string" office:string-value="0">
            <text:p>0</text:p>
          </table:table-cell>
          <table:table-cell table:style-name="ce8" table:formula="of:=IF(EXACT([.O2];[.O3]);IF(EXACT([.P2];[.P3]);[.R2];CELL(&quot;Row&quot;;[.R3]));[.O3])" office:value-type="float" office:value="3">
            <text:p>3</text:p>
          </table:table-cell>
          <table:table-cell table:style-name="ce8" table:formula="of:=IF(AND([.$A3]&lt;=[.T$1];[.$A2]&gt;[.$A3]);0;IF(EXACT([.$A3];[.T$1]+1);[.S2]+1;[.S2]))" office:value-type="float" office:value="0">
            <text:p>0</text:p>
          </table:table-cell>
          <table:table-cell table:style-name="ce8" table:formula="of:=['Code format'.$C$7]&amp;TEXT([.S3];['Code format'.$B$7])&amp;['Code format'.$D$7]" office:value-type="string" office:string-value="0">
            <text:p>0</text:p>
          </table:table-cell>
          <table:table-cell table:style-name="ce8" table:formula="of:=IF(EXACT([.R2];[.R3]);IF(EXACT([.S2];[.S3]);[.U2];CELL(&quot;Row&quot;;[.U3]));[.R3])" office:value-type="float" office:value="3">
            <text:p>3</text:p>
          </table:table-cell>
          <table:table-cell table:style-name="Nivel2" table:formula="of:=CONCATENATE([.E3];[.H3];[.K3];[.N3];[.Q3];[.T3])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100000">
            <text:p>100000</text:p>
          </table:table-cell>
          <table:table-cell table:style-name="ce9" office:value-type="string">
            <text:p>Ac</text:p>
          </table:table-cell>
          <table:table-cell table:style-name="ce9" office:value-type="string">
            <text:p>Activo</text:p>
          </table:table-cell>
          <table:table-cell table:style-name="Nivel2" table:formula="of:=[.X3]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Activo">
            <text:p>Activo</text:p>
          </table:table-cell>
          <table:table-cell table:style-name="Datos" table:formula="of:=IF(EXACT([.A3];1);&quot;&quot;;IF(EXACT([.A3];2);INDIRECT(CONCATENATE(&quot;V&quot;;[.C3]));IF(EXACT([.A3];3);INDIRECT(CONCATENATE(&quot;V&quot;;[.F3]));IF(EXACT([.A3];4);INDIRECT(CONCATENATE(&quot;V&quot;;[.I3]));IF(EXACT([.A3];5);INDIRECT(CONCATENATE(&quot;V&quot;;[.L3]));IF(EXACT([.A3];6);INDIRECT(CONCATENATE(&quot;V&quot;;[.O3]));IF(EXACT([.A3];7);INDIRECT(CONCATENATE(&quot;V&quot;;[.R3])))))))))" office:value-type="string" office:string-value="000000">
            <text:p>000000</text:p>
          </table:table-cell>
          <table:table-cell table:style-name="ce9" office:value-type="string">
            <text:p>l10n_cr_base.CRC</text:p>
          </table:table-cell>
          <table:table-cell table:style-name="ce9" office:value-type="string">
            <text:p>view</text:p>
          </table:table-cell>
          <table:table-cell table:style-name="ce6" table:formula="of:=NOT(OR(AND(NOT(EXACT([.A3];7));NOT(EXACT([.AB3];&quot;view&quot;)));AND(EXACT([.A3];7);EXACT([.AB3];&quot;view&quot;))))" office:value-type="float" office:value="1">
            <text:p>1</text:p>
          </table:table-cell>
          <table:table-cell table:style-name="Datos" table:formula="of:=VLOOKUP([.AB3];['account.type'.$A$2:.$I$12];8)" office:value-type="string" office:string-value="view">
            <text:p>view</text:p>
          </table:table-cell>
          <table:table-cell table:style-name="Datos" table:formula="of:=VLOOKUP([.AB3];['account.type'.$A$2:.$I$12];7)" office:value-type="string" office:string-value="none">
            <text:p>none</text:p>
          </table:table-cell>
          <table:table-cell table:style-name="ce9"/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formula="of:=IF(EXACT([.AG3];1);CHAR(9)&amp;CHAR(9)&amp;&quot;&lt;record id=&quot;&quot;account_account_template_&quot;&amp;SUBSTITUTE([.AG$1]&amp;[.$V3];&quot;-&quot;;&quot;_&quot;)&amp;&quot;&quot;&quot; model=&quot;&quot;account.account.template&quot;&quot;&gt;&quot;&amp;CHAR(13)&amp;CHAR(9)&amp;CHAR(9)&amp;CHAR(9)&amp;&quot;&lt;field name=&quot;&quot;code&quot;&quot;&gt;&quot;&amp;[.AG$1]&amp;[.$V3]&amp;&quot;&lt;/field&gt;&quot;&amp;CHAR(13)&amp;CHAR(9)&amp;CHAR(9)&amp;CHAR(9)&amp;&quot;&lt;field name=&quot;&quot;name&quot;&quot;&gt;&quot;&amp;[.AG$1]&amp;[.$Y3]&amp;&quot;&lt;/field&gt;&quot;&amp;CHAR(13)&amp;CHAR(9)&amp;CHAR(9)&amp;CHAR(9)&amp;&quot;&lt;field name=&quot;&quot;shortcut&quot;&quot;&gt;&quot;&amp;IF(EXACT([.$W3];&quot;&quot;);&quot;&quot;;[.AG$1]&amp;[.$W3])&amp;&quot;&lt;/field&gt;&quot;&amp;CHAR(13)&amp;CHAR(9)&amp;CHAR(9)&amp;CHAR(9)&amp;&quot;&lt;field name=&quot;&quot;parent_id&quot;&quot; ref=&quot;&quot;&quot;&amp;IF(EXACT([.$Z3];&quot;&quot;);&quot;&quot;;[.AG$1]&amp;[.$Z3])&amp;&quot;&quot;&quot;/&gt;&quot;&amp;CHAR(13)&amp;CHAR(9)&amp;CHAR(9)&amp;CHAR(9)&amp;&quot;&lt;field name=&quot;&quot;user_type&quot;&quot; ref=&quot;&quot;account_account_type_&quot;&amp;[.$AB3]&amp;&quot;&quot;&quot;/&gt;&quot;&amp;CHAR(13)&amp;CHAR(9)&amp;CHAR(9)&amp;CHAR(9)&amp;&quot;&lt;field name=&quot;&quot;currency_id&quot;&quot; ref=&quot;&quot;&quot;&amp;[.AA3]&amp;&quot;&quot;&quot;/&gt;&quot;&amp;CHAR(13)&amp;CHAR(9)&amp;CHAR(9)&amp;CHAR(9)&amp;&quot;&lt;field name=&quot;&quot;type&quot;&quot;&gt;&quot;&amp;[.$AD3]&amp;&quot;&lt;/field&gt;&quot;&amp;CHAR(13)&amp;CHAR(9)&amp;CHAR(9)&amp;CHAR(9)&amp;&quot;&lt;field name=&quot;&quot;reconcile&quot;&quot; eval=&quot;&quot;&quot;&amp;[.$AE3]&amp;&quot;&quot;&quot;/&gt;&quot;&amp;IF(EXACT([.$AF3];&quot;&quot;);&quot;&quot;;CHAR(13)&amp;CHAR(9)&amp;CHAR(9)&amp;CHAR(9)&amp;&quot;&lt;field name=&quot;&quot;tax_ids&quot;&quot;&gt;&quot;&amp;SUBSTITUTE([.$AF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00000&quot; model=&quot;account.account.template&quot;&gt;&#13;&#9;&#9;&#9;&lt;field name=&quot;code&quot;&gt;0-100000&lt;/field&gt;&#13;&#9;&#9;&#9;&lt;field name=&quot;name&quot;&gt;0-Activo&lt;/field&gt;&#13;&#9;&#9;&#9;&lt;field name=&quot;shortcut&quot;&gt;0-Ac&lt;/field&gt;&#13;&#9;&#9;&#9;&lt;field name=&quot;parent_id&quot; ref=&quot;0-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<text:p><text:tab/><text:tab/>&lt;record id="account_account_template_0_100000" model="account.account.template"&gt;<text:tab/><text:tab/><text:tab/>&lt;field name="code"&gt;0-100000&lt;/field&gt;<text:tab/><text:tab/><text:tab/>&lt;field name="name"&gt;0-Activo&lt;/field&gt;<text:tab/><text:tab/><text:tab/>&lt;field name="shortcut"&gt;0-Ac&lt;/field&gt;<text:tab/><text:tab/><text:tab/>&lt;field name="parent_id" ref="0-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</table:table-cell>
          <table:table-cell table:formula="of:=IF(EXACT([.AH3];1);CHAR(9)&amp;CHAR(9)&amp;&quot;&lt;record id=&quot;&quot;account_account_template_&quot;&amp;SUBSTITUTE([.AH$1]&amp;[.$V3];&quot;-&quot;;&quot;_&quot;)&amp;&quot;&quot;&quot; model=&quot;&quot;account.account.template&quot;&quot;&gt;&quot;&amp;CHAR(13)&amp;CHAR(9)&amp;CHAR(9)&amp;CHAR(9)&amp;&quot;&lt;field name=&quot;&quot;code&quot;&quot;&gt;&quot;&amp;[.AH$1]&amp;[.$V3]&amp;&quot;&lt;/field&gt;&quot;&amp;CHAR(13)&amp;CHAR(9)&amp;CHAR(9)&amp;CHAR(9)&amp;&quot;&lt;field name=&quot;&quot;name&quot;&quot;&gt;&quot;&amp;[.AH$1]&amp;[.$Y3]&amp;&quot;&lt;/field&gt;&quot;&amp;CHAR(13)&amp;CHAR(9)&amp;CHAR(9)&amp;CHAR(9)&amp;&quot;&lt;field name=&quot;&quot;shortcut&quot;&quot;&gt;&quot;&amp;IF(EXACT([.$W3];&quot;&quot;);&quot;&quot;;[.AH$1]&amp;[.$W3])&amp;&quot;&lt;/field&gt;&quot;&amp;CHAR(13)&amp;CHAR(9)&amp;CHAR(9)&amp;CHAR(9)&amp;&quot;&lt;field name=&quot;&quot;parent_id&quot;&quot; ref=&quot;&quot;&quot;&amp;IF(EXACT([.$Z3];&quot;&quot;);&quot;&quot;;[.AH$1]&amp;[.$Z3])&amp;&quot;&quot;&quot;/&gt;&quot;&amp;CHAR(13)&amp;CHAR(9)&amp;CHAR(9)&amp;CHAR(9)&amp;&quot;&lt;field name=&quot;&quot;user_type&quot;&quot; ref=&quot;&quot;account_account_type_&quot;&amp;[.$AB3]&amp;&quot;&quot;&quot;/&gt;&quot;&amp;CHAR(13)&amp;CHAR(9)&amp;CHAR(9)&amp;CHAR(9)&amp;&quot;&lt;field name=&quot;&quot;currency_id&quot;&quot; ref=&quot;&quot;&quot;&amp;[.AB3]&amp;&quot;&quot;&quot;/&gt;&quot;&amp;CHAR(13)&amp;CHAR(9)&amp;CHAR(9)&amp;CHAR(9)&amp;&quot;&lt;field name=&quot;&quot;type&quot;&quot;&gt;&quot;&amp;[.$AD3]&amp;&quot;&lt;/field&gt;&quot;&amp;CHAR(13)&amp;CHAR(9)&amp;CHAR(9)&amp;CHAR(9)&amp;&quot;&lt;field name=&quot;&quot;reconcile&quot;&quot; eval=&quot;&quot;&quot;&amp;[.$AE3]&amp;&quot;&quot;&quot;/&gt;&quot;&amp;IF(EXACT([.$AF3];&quot;&quot;);&quot;&quot;;CHAR(13)&amp;CHAR(9)&amp;CHAR(9)&amp;CHAR(9)&amp;&quot;&lt;field name=&quot;&quot;tax_ids&quot;&quot;&gt;&quot;&amp;SUBSTITUTE([.$AF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00000&quot; model=&quot;account.account.template&quot;&gt;&#13;&#9;&#9;&#9;&lt;field name=&quot;code&quot;&gt;1-100000&lt;/field&gt;&#13;&#9;&#9;&#9;&lt;field name=&quot;name&quot;&gt;1-Activo&lt;/field&gt;&#13;&#9;&#9;&#9;&lt;field name=&quot;shortcut&quot;&gt;1-Ac&lt;/field&gt;&#13;&#9;&#9;&#9;&lt;field name=&quot;parent_id&quot; ref=&quot;1-0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<text:p><text:tab/><text:tab/>&lt;record id="account_account_template_1_100000" model="account.account.template"&gt;<text:tab/><text:tab/><text:tab/>&lt;field name="code"&gt;1-100000&lt;/field&gt;<text:tab/><text:tab/><text:tab/>&lt;field name="name"&gt;1-Activo&lt;/field&gt;<text:tab/><text:tab/><text:tab/>&lt;field name="shortcut"&gt;1-Ac&lt;/field&gt;<text:tab/><text:tab/><text:tab/>&lt;field name="parent_id" ref="1-0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</table:table-cell>
        </table:table-row>
        <table:table-row-group table:display="false"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3]&gt;[.A4];[.A3]=[.A4]);[.A3]&lt;&gt;7))" office:value-type="float" office:value="1">
              <text:p>1</text:p>
            </table:table-cell>
            <table:table-cell table:style-name="ce8" table:formula="of:=IF(EXACT([.A4];1);CELL(&quot;Row&quot;;[.C4]);[.C3])" office:value-type="float" office:value="2">
              <text:p>2</text:p>
            </table:table-cell>
            <table:table-cell table:style-name="ce8" table:formula="of:=IF(EXACT([.$A4];1);0;IF(EXACT([.$A4];2);[.D3]+1;[.D3]))" office:value-type="float" office:value="1">
              <text:p>1</text:p>
            </table:table-cell>
            <table:table-cell table:style-name="ce8" table:formula="of:=['Code format'.$C$2]&amp;TEXT([.D4];['Code format'.$B$2])&amp;['Code format'.$D$2]" office:value-type="string" office:string-value="1">
              <text:p>1</text:p>
            </table:table-cell>
            <table:table-cell table:style-name="ce8" table:formula="of:=IF(EXACT([.C3];[.C4]);IF(EXACT([.D3];[.D4]);[.F3];CELL(&quot;Row&quot;;[.F4]));[.C4])" office:value-type="float" office:value="3">
              <text:p>3</text:p>
            </table:table-cell>
            <table:table-cell table:style-name="ce8" table:formula="of:=IF(AND([.$A4]&lt;=[.H$1];[.$A3]&gt;[.$A4]);0;IF(EXACT([.$A4];[.H$1]+1);[.G3]+1;[.G3]))" office:value-type="float" office:value="1">
              <text:p>1</text:p>
            </table:table-cell>
            <table:table-cell table:style-name="ce8" table:formula="of:=['Code format'.$C$3]&amp;TEXT([.G4];['Code format'.$B$3])&amp;['Code format'.$D$3]" office:value-type="string" office:string-value="1">
              <text:p>1</text:p>
            </table:table-cell>
            <table:table-cell table:style-name="ce8" table:formula="of:=IF(EXACT([.F3];[.F4]);IF(EXACT([.G3];[.G4]);[.I3];CELL(&quot;Row&quot;;[.I4]));[.F4])" office:value-type="float" office:value="4">
              <text:p>4</text:p>
            </table:table-cell>
            <table:table-cell table:style-name="ce8" table:formula="of:=IF(AND([.$A4]&lt;=[.K$1];[.$A3]&gt;[.$A4]);0;IF(EXACT([.$A4];[.K$1]+1);[.J3]+1;[.J3]))" office:value-type="float" office:value="0">
              <text:p>0</text:p>
            </table:table-cell>
            <table:table-cell table:style-name="ce8" table:formula="of:=['Code format'.$C$4]&amp;TEXT([.J4];['Code format'.$B$4])&amp;['Code format'.$D$4]" office:value-type="string" office:string-value="0">
              <text:p>0</text:p>
            </table:table-cell>
            <table:table-cell table:style-name="ce8" table:formula="of:=IF(EXACT([.I3];[.I4]);IF(EXACT([.J3];[.J4]);[.L3];CELL(&quot;Row&quot;;[.L4]));[.I4])" office:value-type="float" office:value="4">
              <text:p>4</text:p>
            </table:table-cell>
            <table:table-cell table:style-name="ce8" table:formula="of:=IF(AND([.$A4]&lt;=[.N$1];[.$A3]&gt;[.$A4]);0;IF(EXACT([.$A4];[.N$1]+1);[.M3]+1;[.M3]))" office:value-type="float" office:value="0">
              <text:p>0</text:p>
            </table:table-cell>
            <table:table-cell table:style-name="ce8" table:formula="of:=['Code format'.$C$5]&amp;TEXT([.M4];['Code format'.$B$5])&amp;['Code format'.$D$5]" office:value-type="string" office:string-value="0">
              <text:p>0</text:p>
            </table:table-cell>
            <table:table-cell table:style-name="ce8" table:formula="of:=IF(EXACT([.L3];[.L4]);IF(EXACT([.M3];[.M4]);[.O3];CELL(&quot;Row&quot;;[.O4]));[.L4])" office:value-type="float" office:value="4">
              <text:p>4</text:p>
            </table:table-cell>
            <table:table-cell table:style-name="ce8" table:formula="of:=IF(AND([.$A4]&lt;=[.Q$1];[.$A3]&gt;[.$A4]);0;IF(EXACT([.$A4];[.Q$1]+1);[.P3]+1;[.P3]))" office:value-type="float" office:value="0">
              <text:p>0</text:p>
            </table:table-cell>
            <table:table-cell table:style-name="ce8" table:formula="of:=['Code format'.$C$6]&amp;TEXT([.P4];['Code format'.$B$6])&amp;['Code format'.$D$6]" office:value-type="string" office:string-value="0">
              <text:p>0</text:p>
            </table:table-cell>
            <table:table-cell table:style-name="ce8" table:formula="of:=IF(EXACT([.O3];[.O4]);IF(EXACT([.P3];[.P4]);[.R3];CELL(&quot;Row&quot;;[.R4]));[.O4])" office:value-type="float" office:value="4">
              <text:p>4</text:p>
            </table:table-cell>
            <table:table-cell table:style-name="ce8" table:formula="of:=IF(AND([.$A4]&lt;=[.T$1];[.$A3]&gt;[.$A4]);0;IF(EXACT([.$A4];[.T$1]+1);[.S3]+1;[.S3]))" office:value-type="float" office:value="0">
              <text:p>0</text:p>
            </table:table-cell>
            <table:table-cell table:style-name="ce8" table:formula="of:=['Code format'.$C$7]&amp;TEXT([.S4];['Code format'.$B$7])&amp;['Code format'.$D$7]" office:value-type="string" office:string-value="0">
              <text:p>0</text:p>
            </table:table-cell>
            <table:table-cell table:style-name="ce8" table:formula="of:=IF(EXACT([.R3];[.R4]);IF(EXACT([.S3];[.S4]);[.U3];CELL(&quot;Row&quot;;[.U4]));[.R4])" office:value-type="float" office:value="4">
              <text:p>4</text:p>
            </table:table-cell>
            <table:table-cell table:style-name="Nivel3" table:formula="of:=CONCATENATE([.E4];[.H4];[.K4];[.N4];[.Q4];[.T4])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110000">
              <text:p>110000</text:p>
            </table:table-cell>
            <table:table-cell table:style-name="ce9" office:value-type="string">
              <text:p>Cir</text:p>
            </table:table-cell>
            <table:table-cell table:style-name="ce9" office:value-type="string">
              <text:p>Activo circulante</text:p>
            </table:table-cell>
            <table:table-cell table:style-name="Nivel3" table:formula="of:=[.X4]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Activo circulante">
              <text:p>Activo circulante</text:p>
            </table:table-cell>
            <table:table-cell table:style-name="Datos" table:formula="of:=IF(EXACT([.A4];1);&quot;&quot;;IF(EXACT([.A4];2);INDIRECT(CONCATENATE(&quot;V&quot;;[.C4]));IF(EXACT([.A4];3);INDIRECT(CONCATENATE(&quot;V&quot;;[.F4]));IF(EXACT([.A4];4);INDIRECT(CONCATENATE(&quot;V&quot;;[.I4]));IF(EXACT([.A4];5);INDIRECT(CONCATENATE(&quot;V&quot;;[.L4]));IF(EXACT([.A4];6);INDIRECT(CONCATENATE(&quot;V&quot;;[.O4]));IF(EXACT([.A4];7);INDIRECT(CONCATENATE(&quot;V&quot;;[.R4])))))))))" office:value-type="string" office:string-value="100000">
              <text:p>1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4];7));NOT(EXACT([.AB4];&quot;view&quot;)));AND(EXACT([.A4];7);EXACT([.AB4];&quot;view&quot;))))" office:value-type="float" office:value="1">
              <text:p>1</text:p>
            </table:table-cell>
            <table:table-cell table:style-name="Datos" table:formula="of:=VLOOKUP([.AB4];['account.type'.$A$2:.$I$12];8)" office:value-type="string" office:string-value="view">
              <text:p>view</text:p>
            </table:table-cell>
            <table:table-cell table:style-name="Datos" table:formula="of:=VLOOKUP([.AB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];1);CHAR(9)&amp;CHAR(9)&amp;&quot;&lt;record id=&quot;&quot;account_account_template_&quot;&amp;SUBSTITUTE([.AG$1]&amp;[.$V4];&quot;-&quot;;&quot;_&quot;)&amp;&quot;&quot;&quot; model=&quot;&quot;account.account.template&quot;&quot;&gt;&quot;&amp;CHAR(13)&amp;CHAR(9)&amp;CHAR(9)&amp;CHAR(9)&amp;&quot;&lt;field name=&quot;&quot;code&quot;&quot;&gt;&quot;&amp;[.AG$1]&amp;[.$V4]&amp;&quot;&lt;/field&gt;&quot;&amp;CHAR(13)&amp;CHAR(9)&amp;CHAR(9)&amp;CHAR(9)&amp;&quot;&lt;field name=&quot;&quot;name&quot;&quot;&gt;&quot;&amp;[.AG$1]&amp;[.$Y4]&amp;&quot;&lt;/field&gt;&quot;&amp;CHAR(13)&amp;CHAR(9)&amp;CHAR(9)&amp;CHAR(9)&amp;&quot;&lt;field name=&quot;&quot;shortcut&quot;&quot;&gt;&quot;&amp;IF(EXACT([.$W4];&quot;&quot;);&quot;&quot;;[.AG$1]&amp;[.$W4])&amp;&quot;&lt;/field&gt;&quot;&amp;CHAR(13)&amp;CHAR(9)&amp;CHAR(9)&amp;CHAR(9)&amp;&quot;&lt;field name=&quot;&quot;parent_id&quot;&quot; ref=&quot;&quot;&quot;&amp;IF(EXACT([.$Z4];&quot;&quot;);&quot;&quot;;[.AG$1]&amp;[.$Z4])&amp;&quot;&quot;&quot;/&gt;&quot;&amp;CHAR(13)&amp;CHAR(9)&amp;CHAR(9)&amp;CHAR(9)&amp;&quot;&lt;field name=&quot;&quot;user_type&quot;&quot; ref=&quot;&quot;account_account_type_&quot;&amp;[.$AB4]&amp;&quot;&quot;&quot;/&gt;&quot;&amp;CHAR(13)&amp;CHAR(9)&amp;CHAR(9)&amp;CHAR(9)&amp;&quot;&lt;field name=&quot;&quot;currency_id&quot;&quot; ref=&quot;&quot;&quot;&amp;[.AA4]&amp;&quot;&quot;&quot;/&gt;&quot;&amp;CHAR(13)&amp;CHAR(9)&amp;CHAR(9)&amp;CHAR(9)&amp;&quot;&lt;field name=&quot;&quot;type&quot;&quot;&gt;&quot;&amp;[.$AD4]&amp;&quot;&lt;/field&gt;&quot;&amp;CHAR(13)&amp;CHAR(9)&amp;CHAR(9)&amp;CHAR(9)&amp;&quot;&lt;field name=&quot;&quot;reconcile&quot;&quot; eval=&quot;&quot;&quot;&amp;[.$AE4]&amp;&quot;&quot;&quot;/&gt;&quot;&amp;IF(EXACT([.$AF4];&quot;&quot;);&quot;&quot;;CHAR(13)&amp;CHAR(9)&amp;CHAR(9)&amp;CHAR(9)&amp;&quot;&lt;field name=&quot;&quot;tax_ids&quot;&quot;&gt;&quot;&amp;SUBSTITUTE([.$AF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0000&quot; model=&quot;account.account.template&quot;&gt;&#13;&#9;&#9;&#9;&lt;field name=&quot;code&quot;&gt;0-110000&lt;/field&gt;&#13;&#9;&#9;&#9;&lt;field name=&quot;name&quot;&gt;0-Activo circulante&lt;/field&gt;&#13;&#9;&#9;&#9;&lt;field name=&quot;shortcut&quot;&gt;0-Cir&lt;/field&gt;&#13;&#9;&#9;&#9;&lt;field name=&quot;parent_id&quot; ref=&quot;0-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0000" model="account.account.template"&gt;<text:tab/><text:tab/><text:tab/>&lt;field name="code"&gt;0-110000&lt;/field&gt;<text:tab/><text:tab/><text:tab/>&lt;field name="name"&gt;0-Activo circulante&lt;/field&gt;<text:tab/><text:tab/><text:tab/>&lt;field name="shortcut"&gt;0-Cir&lt;/field&gt;<text:tab/><text:tab/><text:tab/>&lt;field name="parent_id" ref="0-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4];1);CHAR(9)&amp;CHAR(9)&amp;&quot;&lt;record id=&quot;&quot;account_account_template_&quot;&amp;SUBSTITUTE([.AH$1]&amp;[.$V4];&quot;-&quot;;&quot;_&quot;)&amp;&quot;&quot;&quot; model=&quot;&quot;account.account.template&quot;&quot;&gt;&quot;&amp;CHAR(13)&amp;CHAR(9)&amp;CHAR(9)&amp;CHAR(9)&amp;&quot;&lt;field name=&quot;&quot;code&quot;&quot;&gt;&quot;&amp;[.AH$1]&amp;[.$V4]&amp;&quot;&lt;/field&gt;&quot;&amp;CHAR(13)&amp;CHAR(9)&amp;CHAR(9)&amp;CHAR(9)&amp;&quot;&lt;field name=&quot;&quot;name&quot;&quot;&gt;&quot;&amp;[.AH$1]&amp;[.$Y4]&amp;&quot;&lt;/field&gt;&quot;&amp;CHAR(13)&amp;CHAR(9)&amp;CHAR(9)&amp;CHAR(9)&amp;&quot;&lt;field name=&quot;&quot;shortcut&quot;&quot;&gt;&quot;&amp;IF(EXACT([.$W4];&quot;&quot;);&quot;&quot;;[.AH$1]&amp;[.$W4])&amp;&quot;&lt;/field&gt;&quot;&amp;CHAR(13)&amp;CHAR(9)&amp;CHAR(9)&amp;CHAR(9)&amp;&quot;&lt;field name=&quot;&quot;parent_id&quot;&quot; ref=&quot;&quot;&quot;&amp;IF(EXACT([.$Z4];&quot;&quot;);&quot;&quot;;[.AH$1]&amp;[.$Z4])&amp;&quot;&quot;&quot;/&gt;&quot;&amp;CHAR(13)&amp;CHAR(9)&amp;CHAR(9)&amp;CHAR(9)&amp;&quot;&lt;field name=&quot;&quot;user_type&quot;&quot; ref=&quot;&quot;account_account_type_&quot;&amp;[.$AB4]&amp;&quot;&quot;&quot;/&gt;&quot;&amp;CHAR(13)&amp;CHAR(9)&amp;CHAR(9)&amp;CHAR(9)&amp;&quot;&lt;field name=&quot;&quot;currency_id&quot;&quot; ref=&quot;&quot;&quot;&amp;[.AB4]&amp;&quot;&quot;&quot;/&gt;&quot;&amp;CHAR(13)&amp;CHAR(9)&amp;CHAR(9)&amp;CHAR(9)&amp;&quot;&lt;field name=&quot;&quot;type&quot;&quot;&gt;&quot;&amp;[.$AD4]&amp;&quot;&lt;/field&gt;&quot;&amp;CHAR(13)&amp;CHAR(9)&amp;CHAR(9)&amp;CHAR(9)&amp;&quot;&lt;field name=&quot;&quot;reconcile&quot;&quot; eval=&quot;&quot;&quot;&amp;[.$AE4]&amp;&quot;&quot;&quot;/&gt;&quot;&amp;IF(EXACT([.$AF4];&quot;&quot;);&quot;&quot;;CHAR(13)&amp;CHAR(9)&amp;CHAR(9)&amp;CHAR(9)&amp;&quot;&lt;field name=&quot;&quot;tax_ids&quot;&quot;&gt;&quot;&amp;SUBSTITUTE([.$AF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0000&quot; model=&quot;account.account.template&quot;&gt;&#13;&#9;&#9;&#9;&lt;field name=&quot;code&quot;&gt;1-110000&lt;/field&gt;&#13;&#9;&#9;&#9;&lt;field name=&quot;name&quot;&gt;1-Activo circulante&lt;/field&gt;&#13;&#9;&#9;&#9;&lt;field name=&quot;shortcut&quot;&gt;1-Cir&lt;/field&gt;&#13;&#9;&#9;&#9;&lt;field name=&quot;parent_id&quot; ref=&quot;1-1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0000" model="account.account.template"&gt;<text:tab/><text:tab/><text:tab/>&lt;field name="code"&gt;1-110000&lt;/field&gt;<text:tab/><text:tab/><text:tab/>&lt;field name="name"&gt;1-Activo circulante&lt;/field&gt;<text:tab/><text:tab/><text:tab/>&lt;field name="shortcut"&gt;1-Cir&lt;/field&gt;<text:tab/><text:tab/><text:tab/>&lt;field name="parent_id" ref="1-1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4]&gt;[.A5];[.A4]=[.A5]);[.A4]&lt;&gt;7))" office:value-type="float" office:value="1">
              <text:p>1</text:p>
            </table:table-cell>
            <table:table-cell table:style-name="ce8" table:formula="of:=IF(EXACT([.A5];1);CELL(&quot;Row&quot;;[.C5]);[.C4])" office:value-type="float" office:value="2">
              <text:p>2</text:p>
            </table:table-cell>
            <table:table-cell table:style-name="ce8" table:formula="of:=IF(EXACT([.$A5];1);0;IF(EXACT([.$A5];2);[.D4]+1;[.D4]))" office:value-type="float" office:value="1">
              <text:p>1</text:p>
            </table:table-cell>
            <table:table-cell table:style-name="ce8" table:formula="of:=['Code format'.$C$2]&amp;TEXT([.D5];['Code format'.$B$2])&amp;['Code format'.$D$2]" office:value-type="string" office:string-value="1">
              <text:p>1</text:p>
            </table:table-cell>
            <table:table-cell table:style-name="ce8" table:formula="of:=IF(EXACT([.C4];[.C5]);IF(EXACT([.D4];[.D5]);[.F4];CELL(&quot;Row&quot;;[.F5]));[.C5])" office:value-type="float" office:value="3">
              <text:p>3</text:p>
            </table:table-cell>
            <table:table-cell table:style-name="ce8" table:formula="of:=IF(AND([.$A5]&lt;=[.H$1];[.$A4]&gt;[.$A5]);0;IF(EXACT([.$A5];[.H$1]+1);[.G4]+1;[.G4]))" office:value-type="float" office:value="1">
              <text:p>1</text:p>
            </table:table-cell>
            <table:table-cell table:style-name="ce8" table:formula="of:=['Code format'.$C$3]&amp;TEXT([.G5];['Code format'.$B$3])&amp;['Code format'.$D$3]" office:value-type="string" office:string-value="1">
              <text:p>1</text:p>
            </table:table-cell>
            <table:table-cell table:style-name="ce8" table:formula="of:=IF(EXACT([.F4];[.F5]);IF(EXACT([.G4];[.G5]);[.I4];CELL(&quot;Row&quot;;[.I5]));[.F5])" office:value-type="float" office:value="4">
              <text:p>4</text:p>
            </table:table-cell>
            <table:table-cell table:style-name="ce8" table:formula="of:=IF(AND([.$A5]&lt;=[.K$1];[.$A4]&gt;[.$A5]);0;IF(EXACT([.$A5];[.K$1]+1);[.J4]+1;[.J4]))" office:value-type="float" office:value="1">
              <text:p>1</text:p>
            </table:table-cell>
            <table:table-cell table:style-name="ce8" table:formula="of:=['Code format'.$C$4]&amp;TEXT([.J5];['Code format'.$B$4])&amp;['Code format'.$D$4]" office:value-type="string" office:string-value="1">
              <text:p>1</text:p>
            </table:table-cell>
            <table:table-cell table:style-name="ce8" table:formula="of:=IF(EXACT([.I4];[.I5]);IF(EXACT([.J4];[.J5]);[.L4];CELL(&quot;Row&quot;;[.L5]));[.I5])" office:value-type="float" office:value="5">
              <text:p>5</text:p>
            </table:table-cell>
            <table:table-cell table:style-name="ce8" table:formula="of:=IF(AND([.$A5]&lt;=[.N$1];[.$A4]&gt;[.$A5]);0;IF(EXACT([.$A5];[.N$1]+1);[.M4]+1;[.M4]))" office:value-type="float" office:value="0">
              <text:p>0</text:p>
            </table:table-cell>
            <table:table-cell table:style-name="ce8" table:formula="of:=['Code format'.$C$5]&amp;TEXT([.M5];['Code format'.$B$5])&amp;['Code format'.$D$5]" office:value-type="string" office:string-value="0">
              <text:p>0</text:p>
            </table:table-cell>
            <table:table-cell table:style-name="ce8" table:formula="of:=IF(EXACT([.L4];[.L5]);IF(EXACT([.M4];[.M5]);[.O4];CELL(&quot;Row&quot;;[.O5]));[.L5])" office:value-type="float" office:value="5">
              <text:p>5</text:p>
            </table:table-cell>
            <table:table-cell table:style-name="ce8" table:formula="of:=IF(AND([.$A5]&lt;=[.Q$1];[.$A4]&gt;[.$A5]);0;IF(EXACT([.$A5];[.Q$1]+1);[.P4]+1;[.P4]))" office:value-type="float" office:value="0">
              <text:p>0</text:p>
            </table:table-cell>
            <table:table-cell table:style-name="ce8" table:formula="of:=['Code format'.$C$6]&amp;TEXT([.P5];['Code format'.$B$6])&amp;['Code format'.$D$6]" office:value-type="string" office:string-value="0">
              <text:p>0</text:p>
            </table:table-cell>
            <table:table-cell table:style-name="ce8" table:formula="of:=IF(EXACT([.O4];[.O5]);IF(EXACT([.P4];[.P5]);[.R4];CELL(&quot;Row&quot;;[.R5]));[.O5])" office:value-type="float" office:value="5">
              <text:p>5</text:p>
            </table:table-cell>
            <table:table-cell table:style-name="ce8" table:formula="of:=IF(AND([.$A5]&lt;=[.T$1];[.$A4]&gt;[.$A5]);0;IF(EXACT([.$A5];[.T$1]+1);[.S4]+1;[.S4]))" office:value-type="float" office:value="0">
              <text:p>0</text:p>
            </table:table-cell>
            <table:table-cell table:style-name="ce8" table:formula="of:=['Code format'.$C$7]&amp;TEXT([.S5];['Code format'.$B$7])&amp;['Code format'.$D$7]" office:value-type="string" office:string-value="0">
              <text:p>0</text:p>
            </table:table-cell>
            <table:table-cell table:style-name="ce8" table:formula="of:=IF(EXACT([.R4];[.R5]);IF(EXACT([.S4];[.S5]);[.U4];CELL(&quot;Row&quot;;[.U5]));[.R5])" office:value-type="float" office:value="5">
              <text:p>5</text:p>
            </table:table-cell>
            <table:table-cell table:style-name="Nivel4" table:formula="of:=CONCATENATE([.E5];[.H5];[.K5];[.N5];[.Q5];[.T5])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111000">
              <text:p>111000</text:p>
            </table:table-cell>
            <table:table-cell table:style-name="ce9" office:value-type="string">
              <text:p>Dis</text:p>
            </table:table-cell>
            <table:table-cell table:style-name="ce9" office:value-type="string">
              <text:p>Activo circulante disponible</text:p>
            </table:table-cell>
            <table:table-cell table:style-name="Nivel4" table:formula="of:=[.X5]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Activo circulante disponible">
              <text:p>Activo circulante disponible</text:p>
            </table:table-cell>
            <table:table-cell table:style-name="Datos" table:formula="of:=IF(EXACT([.A5];1);&quot;&quot;;IF(EXACT([.A5];2);INDIRECT(CONCATENATE(&quot;V&quot;;[.C5]));IF(EXACT([.A5];3);INDIRECT(CONCATENATE(&quot;V&quot;;[.F5]));IF(EXACT([.A5];4);INDIRECT(CONCATENATE(&quot;V&quot;;[.I5]));IF(EXACT([.A5];5);INDIRECT(CONCATENATE(&quot;V&quot;;[.L5]));IF(EXACT([.A5];6);INDIRECT(CONCATENATE(&quot;V&quot;;[.O5]));IF(EXACT([.A5];7);INDIRECT(CONCATENATE(&quot;V&quot;;[.R5])))))))))" office:value-type="string" office:string-value="110000">
              <text:p>11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5];7));NOT(EXACT([.AB5];&quot;view&quot;)));AND(EXACT([.A5];7);EXACT([.AB5];&quot;view&quot;))))" office:value-type="float" office:value="1">
              <text:p>1</text:p>
            </table:table-cell>
            <table:table-cell table:style-name="Datos" table:formula="of:=VLOOKUP([.AB5];['account.type'.$A$2:.$I$12];8)" office:value-type="string" office:string-value="view">
              <text:p>view</text:p>
            </table:table-cell>
            <table:table-cell table:style-name="Datos" table:formula="of:=VLOOKUP([.AB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];1);CHAR(9)&amp;CHAR(9)&amp;&quot;&lt;record id=&quot;&quot;account_account_template_&quot;&amp;SUBSTITUTE([.AG$1]&amp;[.$V5];&quot;-&quot;;&quot;_&quot;)&amp;&quot;&quot;&quot; model=&quot;&quot;account.account.template&quot;&quot;&gt;&quot;&amp;CHAR(13)&amp;CHAR(9)&amp;CHAR(9)&amp;CHAR(9)&amp;&quot;&lt;field name=&quot;&quot;code&quot;&quot;&gt;&quot;&amp;[.AG$1]&amp;[.$V5]&amp;&quot;&lt;/field&gt;&quot;&amp;CHAR(13)&amp;CHAR(9)&amp;CHAR(9)&amp;CHAR(9)&amp;&quot;&lt;field name=&quot;&quot;name&quot;&quot;&gt;&quot;&amp;[.AG$1]&amp;[.$Y5]&amp;&quot;&lt;/field&gt;&quot;&amp;CHAR(13)&amp;CHAR(9)&amp;CHAR(9)&amp;CHAR(9)&amp;&quot;&lt;field name=&quot;&quot;shortcut&quot;&quot;&gt;&quot;&amp;IF(EXACT([.$W5];&quot;&quot;);&quot;&quot;;[.AG$1]&amp;[.$W5])&amp;&quot;&lt;/field&gt;&quot;&amp;CHAR(13)&amp;CHAR(9)&amp;CHAR(9)&amp;CHAR(9)&amp;&quot;&lt;field name=&quot;&quot;parent_id&quot;&quot; ref=&quot;&quot;&quot;&amp;IF(EXACT([.$Z5];&quot;&quot;);&quot;&quot;;[.AG$1]&amp;[.$Z5])&amp;&quot;&quot;&quot;/&gt;&quot;&amp;CHAR(13)&amp;CHAR(9)&amp;CHAR(9)&amp;CHAR(9)&amp;&quot;&lt;field name=&quot;&quot;user_type&quot;&quot; ref=&quot;&quot;account_account_type_&quot;&amp;[.$AB5]&amp;&quot;&quot;&quot;/&gt;&quot;&amp;CHAR(13)&amp;CHAR(9)&amp;CHAR(9)&amp;CHAR(9)&amp;&quot;&lt;field name=&quot;&quot;currency_id&quot;&quot; ref=&quot;&quot;&quot;&amp;[.AA5]&amp;&quot;&quot;&quot;/&gt;&quot;&amp;CHAR(13)&amp;CHAR(9)&amp;CHAR(9)&amp;CHAR(9)&amp;&quot;&lt;field name=&quot;&quot;type&quot;&quot;&gt;&quot;&amp;[.$AD5]&amp;&quot;&lt;/field&gt;&quot;&amp;CHAR(13)&amp;CHAR(9)&amp;CHAR(9)&amp;CHAR(9)&amp;&quot;&lt;field name=&quot;&quot;reconcile&quot;&quot; eval=&quot;&quot;&quot;&amp;[.$AE5]&amp;&quot;&quot;&quot;/&gt;&quot;&amp;IF(EXACT([.$AF5];&quot;&quot;);&quot;&quot;;CHAR(13)&amp;CHAR(9)&amp;CHAR(9)&amp;CHAR(9)&amp;&quot;&lt;field name=&quot;&quot;tax_ids&quot;&quot;&gt;&quot;&amp;SUBSTITUTE([.$AF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000&quot; model=&quot;account.account.template&quot;&gt;&#13;&#9;&#9;&#9;&lt;field name=&quot;code&quot;&gt;0-111000&lt;/field&gt;&#13;&#9;&#9;&#9;&lt;field name=&quot;name&quot;&gt;0-Activo circulante disponible&lt;/field&gt;&#13;&#9;&#9;&#9;&lt;field name=&quot;shortcut&quot;&gt;0-Dis&lt;/field&gt;&#13;&#9;&#9;&#9;&lt;field name=&quot;parent_id&quot; ref=&quot;0-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000" model="account.account.template"&gt;<text:tab/><text:tab/><text:tab/>&lt;field name="code"&gt;0-111000&lt;/field&gt;<text:tab/><text:tab/><text:tab/>&lt;field name="name"&gt;0-Activo circulante disponible&lt;/field&gt;<text:tab/><text:tab/><text:tab/>&lt;field name="shortcut"&gt;0-Dis&lt;/field&gt;<text:tab/><text:tab/><text:tab/>&lt;field name="parent_id" ref="0-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5];1);CHAR(9)&amp;CHAR(9)&amp;&quot;&lt;record id=&quot;&quot;account_account_template_&quot;&amp;SUBSTITUTE([.AH$1]&amp;[.$V5];&quot;-&quot;;&quot;_&quot;)&amp;&quot;&quot;&quot; model=&quot;&quot;account.account.template&quot;&quot;&gt;&quot;&amp;CHAR(13)&amp;CHAR(9)&amp;CHAR(9)&amp;CHAR(9)&amp;&quot;&lt;field name=&quot;&quot;code&quot;&quot;&gt;&quot;&amp;[.AH$1]&amp;[.$V5]&amp;&quot;&lt;/field&gt;&quot;&amp;CHAR(13)&amp;CHAR(9)&amp;CHAR(9)&amp;CHAR(9)&amp;&quot;&lt;field name=&quot;&quot;name&quot;&quot;&gt;&quot;&amp;[.AH$1]&amp;[.$Y5]&amp;&quot;&lt;/field&gt;&quot;&amp;CHAR(13)&amp;CHAR(9)&amp;CHAR(9)&amp;CHAR(9)&amp;&quot;&lt;field name=&quot;&quot;shortcut&quot;&quot;&gt;&quot;&amp;IF(EXACT([.$W5];&quot;&quot;);&quot;&quot;;[.AH$1]&amp;[.$W5])&amp;&quot;&lt;/field&gt;&quot;&amp;CHAR(13)&amp;CHAR(9)&amp;CHAR(9)&amp;CHAR(9)&amp;&quot;&lt;field name=&quot;&quot;parent_id&quot;&quot; ref=&quot;&quot;&quot;&amp;IF(EXACT([.$Z5];&quot;&quot;);&quot;&quot;;[.AH$1]&amp;[.$Z5])&amp;&quot;&quot;&quot;/&gt;&quot;&amp;CHAR(13)&amp;CHAR(9)&amp;CHAR(9)&amp;CHAR(9)&amp;&quot;&lt;field name=&quot;&quot;user_type&quot;&quot; ref=&quot;&quot;account_account_type_&quot;&amp;[.$AB5]&amp;&quot;&quot;&quot;/&gt;&quot;&amp;CHAR(13)&amp;CHAR(9)&amp;CHAR(9)&amp;CHAR(9)&amp;&quot;&lt;field name=&quot;&quot;currency_id&quot;&quot; ref=&quot;&quot;&quot;&amp;[.AB5]&amp;&quot;&quot;&quot;/&gt;&quot;&amp;CHAR(13)&amp;CHAR(9)&amp;CHAR(9)&amp;CHAR(9)&amp;&quot;&lt;field name=&quot;&quot;type&quot;&quot;&gt;&quot;&amp;[.$AD5]&amp;&quot;&lt;/field&gt;&quot;&amp;CHAR(13)&amp;CHAR(9)&amp;CHAR(9)&amp;CHAR(9)&amp;&quot;&lt;field name=&quot;&quot;reconcile&quot;&quot; eval=&quot;&quot;&quot;&amp;[.$AE5]&amp;&quot;&quot;&quot;/&gt;&quot;&amp;IF(EXACT([.$AF5];&quot;&quot;);&quot;&quot;;CHAR(13)&amp;CHAR(9)&amp;CHAR(9)&amp;CHAR(9)&amp;&quot;&lt;field name=&quot;&quot;tax_ids&quot;&quot;&gt;&quot;&amp;SUBSTITUTE([.$AF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000&quot; model=&quot;account.account.template&quot;&gt;&#13;&#9;&#9;&#9;&lt;field name=&quot;code&quot;&gt;1-111000&lt;/field&gt;&#13;&#9;&#9;&#9;&lt;field name=&quot;name&quot;&gt;1-Activo circulante disponible&lt;/field&gt;&#13;&#9;&#9;&#9;&lt;field name=&quot;shortcut&quot;&gt;1-Dis&lt;/field&gt;&#13;&#9;&#9;&#9;&lt;field name=&quot;parent_id&quot; ref=&quot;1-11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000" model="account.account.template"&gt;<text:tab/><text:tab/><text:tab/>&lt;field name="code"&gt;1-111000&lt;/field&gt;<text:tab/><text:tab/><text:tab/>&lt;field name="name"&gt;1-Activo circulante disponible&lt;/field&gt;<text:tab/><text:tab/><text:tab/>&lt;field name="shortcut"&gt;1-Dis&lt;/field&gt;<text:tab/><text:tab/><text:tab/>&lt;field name="parent_id" ref="1-11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5]&gt;[.A6];[.A5]=[.A6]);[.A5]&lt;&gt;7))" office:value-type="float" office:value="1">
              <text:p>1</text:p>
            </table:table-cell>
            <table:table-cell table:style-name="ce8" table:formula="of:=IF(EXACT([.A6];1);CELL(&quot;Row&quot;;[.C6]);[.C5])" office:value-type="float" office:value="2">
              <text:p>2</text:p>
            </table:table-cell>
            <table:table-cell table:style-name="ce8" table:formula="of:=IF(EXACT([.$A6];1);0;IF(EXACT([.$A6];2);[.D5]+1;[.D5]))" office:value-type="float" office:value="1">
              <text:p>1</text:p>
            </table:table-cell>
            <table:table-cell table:style-name="ce8" table:formula="of:=['Code format'.$C$2]&amp;TEXT([.D6];['Code format'.$B$2])&amp;['Code format'.$D$2]" office:value-type="string" office:string-value="1">
              <text:p>1</text:p>
            </table:table-cell>
            <table:table-cell table:style-name="ce8" table:formula="of:=IF(EXACT([.C5];[.C6]);IF(EXACT([.D5];[.D6]);[.F5];CELL(&quot;Row&quot;;[.F6]));[.C6])" office:value-type="float" office:value="3">
              <text:p>3</text:p>
            </table:table-cell>
            <table:table-cell table:style-name="ce8" table:formula="of:=IF(AND([.$A6]&lt;=[.H$1];[.$A5]&gt;[.$A6]);0;IF(EXACT([.$A6];[.H$1]+1);[.G5]+1;[.G5]))" office:value-type="float" office:value="1">
              <text:p>1</text:p>
            </table:table-cell>
            <table:table-cell table:style-name="ce8" table:formula="of:=['Code format'.$C$3]&amp;TEXT([.G6];['Code format'.$B$3])&amp;['Code format'.$D$3]" office:value-type="string" office:string-value="1">
              <text:p>1</text:p>
            </table:table-cell>
            <table:table-cell table:style-name="ce8" table:formula="of:=IF(EXACT([.F5];[.F6]);IF(EXACT([.G5];[.G6]);[.I5];CELL(&quot;Row&quot;;[.I6]));[.F6])" office:value-type="float" office:value="4">
              <text:p>4</text:p>
            </table:table-cell>
            <table:table-cell table:style-name="ce8" table:formula="of:=IF(AND([.$A6]&lt;=[.K$1];[.$A5]&gt;[.$A6]);0;IF(EXACT([.$A6];[.K$1]+1);[.J5]+1;[.J5]))" office:value-type="float" office:value="1">
              <text:p>1</text:p>
            </table:table-cell>
            <table:table-cell table:style-name="ce8" table:formula="of:=['Code format'.$C$4]&amp;TEXT([.J6];['Code format'.$B$4])&amp;['Code format'.$D$4]" office:value-type="string" office:string-value="1">
              <text:p>1</text:p>
            </table:table-cell>
            <table:table-cell table:style-name="ce8" table:formula="of:=IF(EXACT([.I5];[.I6]);IF(EXACT([.J5];[.J6]);[.L5];CELL(&quot;Row&quot;;[.L6]));[.I6])" office:value-type="float" office:value="5">
              <text:p>5</text:p>
            </table:table-cell>
            <table:table-cell table:style-name="ce8" table:formula="of:=IF(AND([.$A6]&lt;=[.N$1];[.$A5]&gt;[.$A6]);0;IF(EXACT([.$A6];[.N$1]+1);[.M5]+1;[.M5]))" office:value-type="float" office:value="1">
              <text:p>1</text:p>
            </table:table-cell>
            <table:table-cell table:style-name="ce8" table:formula="of:=['Code format'.$C$5]&amp;TEXT([.M6];['Code format'.$B$5])&amp;['Code format'.$D$5]" office:value-type="string" office:string-value="1">
              <text:p>1</text:p>
            </table:table-cell>
            <table:table-cell table:style-name="ce8" table:formula="of:=IF(EXACT([.L5];[.L6]);IF(EXACT([.M5];[.M6]);[.O5];CELL(&quot;Row&quot;;[.O6]));[.L6])" office:value-type="float" office:value="6">
              <text:p>6</text:p>
            </table:table-cell>
            <table:table-cell table:style-name="ce8" table:formula="of:=IF(AND([.$A6]&lt;=[.Q$1];[.$A5]&gt;[.$A6]);0;IF(EXACT([.$A6];[.Q$1]+1);[.P5]+1;[.P5]))" office:value-type="float" office:value="0">
              <text:p>0</text:p>
            </table:table-cell>
            <table:table-cell table:style-name="ce8" table:formula="of:=['Code format'.$C$6]&amp;TEXT([.P6];['Code format'.$B$6])&amp;['Code format'.$D$6]" office:value-type="string" office:string-value="0">
              <text:p>0</text:p>
            </table:table-cell>
            <table:table-cell table:style-name="ce8" table:formula="of:=IF(EXACT([.O5];[.O6]);IF(EXACT([.P5];[.P6]);[.R5];CELL(&quot;Row&quot;;[.R6]));[.O6])" office:value-type="float" office:value="6">
              <text:p>6</text:p>
            </table:table-cell>
            <table:table-cell table:style-name="ce8" table:formula="of:=IF(AND([.$A6]&lt;=[.T$1];[.$A5]&gt;[.$A6]);0;IF(EXACT([.$A6];[.T$1]+1);[.S5]+1;[.S5]))" office:value-type="float" office:value="0">
              <text:p>0</text:p>
            </table:table-cell>
            <table:table-cell table:style-name="ce8" table:formula="of:=['Code format'.$C$7]&amp;TEXT([.S6];['Code format'.$B$7])&amp;['Code format'.$D$7]" office:value-type="string" office:string-value="0">
              <text:p>0</text:p>
            </table:table-cell>
            <table:table-cell table:style-name="ce8" table:formula="of:=IF(EXACT([.R5];[.R6]);IF(EXACT([.S5];[.S6]);[.U5];CELL(&quot;Row&quot;;[.U6]));[.R6])" office:value-type="float" office:value="6">
              <text:p>6</text:p>
            </table:table-cell>
            <table:table-cell table:style-name="Nivel5" table:formula="of:=CONCATENATE([.E6];[.H6];[.K6];[.N6];[.Q6];[.T6])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111100">
              <text:p>111100</text:p>
            </table:table-cell>
            <table:table-cell table:style-name="ce9" office:value-type="string">
              <text:p>CyB</text:p>
            </table:table-cell>
            <table:table-cell table:style-name="ce9" office:value-type="string">
              <text:p>Fondos de caja</text:p>
            </table:table-cell>
            <table:table-cell table:style-name="Nivel5" table:formula="of:=[.X6]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Fondos de caja">
              <text:p>Fondos de caja</text:p>
            </table:table-cell>
            <table:table-cell table:style-name="Datos" table:formula="of:=IF(EXACT([.A6];1);&quot;&quot;;IF(EXACT([.A6];2);INDIRECT(CONCATENATE(&quot;V&quot;;[.C6]));IF(EXACT([.A6];3);INDIRECT(CONCATENATE(&quot;V&quot;;[.F6]));IF(EXACT([.A6];4);INDIRECT(CONCATENATE(&quot;V&quot;;[.I6]));IF(EXACT([.A6];5);INDIRECT(CONCATENATE(&quot;V&quot;;[.L6]));IF(EXACT([.A6];6);INDIRECT(CONCATENATE(&quot;V&quot;;[.O6]));IF(EXACT([.A6];7);INDIRECT(CONCATENATE(&quot;V&quot;;[.R6])))))))))" office:value-type="string" office:string-value="111000">
              <text:p>1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6];7));NOT(EXACT([.AB6];&quot;view&quot;)));AND(EXACT([.A6];7);EXACT([.AB6];&quot;view&quot;))))" office:value-type="float" office:value="1">
              <text:p>1</text:p>
            </table:table-cell>
            <table:table-cell table:style-name="Datos" table:formula="of:=VLOOKUP([.AB6];['account.type'.$A$2:.$I$12];8)" office:value-type="string" office:string-value="view">
              <text:p>view</text:p>
            </table:table-cell>
            <table:table-cell table:style-name="Datos" table:formula="of:=VLOOKUP([.AB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];1);CHAR(9)&amp;CHAR(9)&amp;&quot;&lt;record id=&quot;&quot;account_account_template_&quot;&amp;SUBSTITUTE([.AG$1]&amp;[.$V6];&quot;-&quot;;&quot;_&quot;)&amp;&quot;&quot;&quot; model=&quot;&quot;account.account.template&quot;&quot;&gt;&quot;&amp;CHAR(13)&amp;CHAR(9)&amp;CHAR(9)&amp;CHAR(9)&amp;&quot;&lt;field name=&quot;&quot;code&quot;&quot;&gt;&quot;&amp;[.AG$1]&amp;[.$V6]&amp;&quot;&lt;/field&gt;&quot;&amp;CHAR(13)&amp;CHAR(9)&amp;CHAR(9)&amp;CHAR(9)&amp;&quot;&lt;field name=&quot;&quot;name&quot;&quot;&gt;&quot;&amp;[.AG$1]&amp;[.$Y6]&amp;&quot;&lt;/field&gt;&quot;&amp;CHAR(13)&amp;CHAR(9)&amp;CHAR(9)&amp;CHAR(9)&amp;&quot;&lt;field name=&quot;&quot;shortcut&quot;&quot;&gt;&quot;&amp;IF(EXACT([.$W6];&quot;&quot;);&quot;&quot;;[.AG$1]&amp;[.$W6])&amp;&quot;&lt;/field&gt;&quot;&amp;CHAR(13)&amp;CHAR(9)&amp;CHAR(9)&amp;CHAR(9)&amp;&quot;&lt;field name=&quot;&quot;parent_id&quot;&quot; ref=&quot;&quot;&quot;&amp;IF(EXACT([.$Z6];&quot;&quot;);&quot;&quot;;[.AG$1]&amp;[.$Z6])&amp;&quot;&quot;&quot;/&gt;&quot;&amp;CHAR(13)&amp;CHAR(9)&amp;CHAR(9)&amp;CHAR(9)&amp;&quot;&lt;field name=&quot;&quot;user_type&quot;&quot; ref=&quot;&quot;account_account_type_&quot;&amp;[.$AB6]&amp;&quot;&quot;&quot;/&gt;&quot;&amp;CHAR(13)&amp;CHAR(9)&amp;CHAR(9)&amp;CHAR(9)&amp;&quot;&lt;field name=&quot;&quot;currency_id&quot;&quot; ref=&quot;&quot;&quot;&amp;[.AA6]&amp;&quot;&quot;&quot;/&gt;&quot;&amp;CHAR(13)&amp;CHAR(9)&amp;CHAR(9)&amp;CHAR(9)&amp;&quot;&lt;field name=&quot;&quot;type&quot;&quot;&gt;&quot;&amp;[.$AD6]&amp;&quot;&lt;/field&gt;&quot;&amp;CHAR(13)&amp;CHAR(9)&amp;CHAR(9)&amp;CHAR(9)&amp;&quot;&lt;field name=&quot;&quot;reconcile&quot;&quot; eval=&quot;&quot;&quot;&amp;[.$AE6]&amp;&quot;&quot;&quot;/&gt;&quot;&amp;IF(EXACT([.$AF6];&quot;&quot;);&quot;&quot;;CHAR(13)&amp;CHAR(9)&amp;CHAR(9)&amp;CHAR(9)&amp;&quot;&lt;field name=&quot;&quot;tax_ids&quot;&quot;&gt;&quot;&amp;SUBSTITUTE([.$AF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100&quot; model=&quot;account.account.template&quot;&gt;&#13;&#9;&#9;&#9;&lt;field name=&quot;code&quot;&gt;0-111100&lt;/field&gt;&#13;&#9;&#9;&#9;&lt;field name=&quot;name&quot;&gt;0-Fondos de caja&lt;/field&gt;&#13;&#9;&#9;&#9;&lt;field name=&quot;shortcut&quot;&gt;0-CyB&lt;/field&gt;&#13;&#9;&#9;&#9;&lt;field name=&quot;parent_id&quot; ref=&quot;0-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100" model="account.account.template"&gt;<text:tab/><text:tab/><text:tab/>&lt;field name="code"&gt;0-111100&lt;/field&gt;<text:tab/><text:tab/><text:tab/>&lt;field name="name"&gt;0-Fondos de caja&lt;/field&gt;<text:tab/><text:tab/><text:tab/>&lt;field name="shortcut"&gt;0-CyB&lt;/field&gt;<text:tab/><text:tab/><text:tab/>&lt;field name="parent_id" ref="0-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6];1);CHAR(9)&amp;CHAR(9)&amp;&quot;&lt;record id=&quot;&quot;account_account_template_&quot;&amp;SUBSTITUTE([.AH$1]&amp;[.$V6];&quot;-&quot;;&quot;_&quot;)&amp;&quot;&quot;&quot; model=&quot;&quot;account.account.template&quot;&quot;&gt;&quot;&amp;CHAR(13)&amp;CHAR(9)&amp;CHAR(9)&amp;CHAR(9)&amp;&quot;&lt;field name=&quot;&quot;code&quot;&quot;&gt;&quot;&amp;[.AH$1]&amp;[.$V6]&amp;&quot;&lt;/field&gt;&quot;&amp;CHAR(13)&amp;CHAR(9)&amp;CHAR(9)&amp;CHAR(9)&amp;&quot;&lt;field name=&quot;&quot;name&quot;&quot;&gt;&quot;&amp;[.AH$1]&amp;[.$Y6]&amp;&quot;&lt;/field&gt;&quot;&amp;CHAR(13)&amp;CHAR(9)&amp;CHAR(9)&amp;CHAR(9)&amp;&quot;&lt;field name=&quot;&quot;shortcut&quot;&quot;&gt;&quot;&amp;IF(EXACT([.$W6];&quot;&quot;);&quot;&quot;;[.AH$1]&amp;[.$W6])&amp;&quot;&lt;/field&gt;&quot;&amp;CHAR(13)&amp;CHAR(9)&amp;CHAR(9)&amp;CHAR(9)&amp;&quot;&lt;field name=&quot;&quot;parent_id&quot;&quot; ref=&quot;&quot;&quot;&amp;IF(EXACT([.$Z6];&quot;&quot;);&quot;&quot;;[.AH$1]&amp;[.$Z6])&amp;&quot;&quot;&quot;/&gt;&quot;&amp;CHAR(13)&amp;CHAR(9)&amp;CHAR(9)&amp;CHAR(9)&amp;&quot;&lt;field name=&quot;&quot;user_type&quot;&quot; ref=&quot;&quot;account_account_type_&quot;&amp;[.$AB6]&amp;&quot;&quot;&quot;/&gt;&quot;&amp;CHAR(13)&amp;CHAR(9)&amp;CHAR(9)&amp;CHAR(9)&amp;&quot;&lt;field name=&quot;&quot;currency_id&quot;&quot; ref=&quot;&quot;&quot;&amp;[.AB6]&amp;&quot;&quot;&quot;/&gt;&quot;&amp;CHAR(13)&amp;CHAR(9)&amp;CHAR(9)&amp;CHAR(9)&amp;&quot;&lt;field name=&quot;&quot;type&quot;&quot;&gt;&quot;&amp;[.$AD6]&amp;&quot;&lt;/field&gt;&quot;&amp;CHAR(13)&amp;CHAR(9)&amp;CHAR(9)&amp;CHAR(9)&amp;&quot;&lt;field name=&quot;&quot;reconcile&quot;&quot; eval=&quot;&quot;&quot;&amp;[.$AE6]&amp;&quot;&quot;&quot;/&gt;&quot;&amp;IF(EXACT([.$AF6];&quot;&quot;);&quot;&quot;;CHAR(13)&amp;CHAR(9)&amp;CHAR(9)&amp;CHAR(9)&amp;&quot;&lt;field name=&quot;&quot;tax_ids&quot;&quot;&gt;&quot;&amp;SUBSTITUTE([.$AF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100&quot; model=&quot;account.account.template&quot;&gt;&#13;&#9;&#9;&#9;&lt;field name=&quot;code&quot;&gt;1-111100&lt;/field&gt;&#13;&#9;&#9;&#9;&lt;field name=&quot;name&quot;&gt;1-Fondos de caja&lt;/field&gt;&#13;&#9;&#9;&#9;&lt;field name=&quot;shortcut&quot;&gt;1-CyB&lt;/field&gt;&#13;&#9;&#9;&#9;&lt;field name=&quot;parent_id&quot; ref=&quot;1-11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100" model="account.account.template"&gt;<text:tab/><text:tab/><text:tab/>&lt;field name="code"&gt;1-111100&lt;/field&gt;<text:tab/><text:tab/><text:tab/>&lt;field name="name"&gt;1-Fondos de caja&lt;/field&gt;<text:tab/><text:tab/><text:tab/>&lt;field name="shortcut"&gt;1-CyB&lt;/field&gt;<text:tab/><text:tab/><text:tab/>&lt;field name="parent_id" ref="1-11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6]&gt;[.A7];[.A6]=[.A7]);[.A6]&lt;&gt;7))" office:value-type="float" office:value="1">
              <text:p>1</text:p>
            </table:table-cell>
            <table:table-cell table:style-name="ce8" table:formula="of:=IF(EXACT([.A7];1);CELL(&quot;Row&quot;;[.C7]);[.C6])" office:value-type="float" office:value="2">
              <text:p>2</text:p>
            </table:table-cell>
            <table:table-cell table:style-name="ce8" table:formula="of:=IF(EXACT([.$A7];1);0;IF(EXACT([.$A7];2);[.D6]+1;[.D6]))" office:value-type="float" office:value="1">
              <text:p>1</text:p>
            </table:table-cell>
            <table:table-cell table:style-name="ce8" table:formula="of:=['Code format'.$C$2]&amp;TEXT([.D7];['Code format'.$B$2])&amp;['Code format'.$D$2]" office:value-type="string" office:string-value="1">
              <text:p>1</text:p>
            </table:table-cell>
            <table:table-cell table:style-name="ce8" table:formula="of:=IF(EXACT([.C6];[.C7]);IF(EXACT([.D6];[.D7]);[.F6];CELL(&quot;Row&quot;;[.F7]));[.C7])" office:value-type="float" office:value="3">
              <text:p>3</text:p>
            </table:table-cell>
            <table:table-cell table:style-name="ce8" table:formula="of:=IF(AND([.$A7]&lt;=[.H$1];[.$A6]&gt;[.$A7]);0;IF(EXACT([.$A7];[.H$1]+1);[.G6]+1;[.G6]))" office:value-type="float" office:value="1">
              <text:p>1</text:p>
            </table:table-cell>
            <table:table-cell table:style-name="ce8" table:formula="of:=['Code format'.$C$3]&amp;TEXT([.G7];['Code format'.$B$3])&amp;['Code format'.$D$3]" office:value-type="string" office:string-value="1">
              <text:p>1</text:p>
            </table:table-cell>
            <table:table-cell table:style-name="ce8" table:formula="of:=IF(EXACT([.F6];[.F7]);IF(EXACT([.G6];[.G7]);[.I6];CELL(&quot;Row&quot;;[.I7]));[.F7])" office:value-type="float" office:value="4">
              <text:p>4</text:p>
            </table:table-cell>
            <table:table-cell table:style-name="ce8" table:formula="of:=IF(AND([.$A7]&lt;=[.K$1];[.$A6]&gt;[.$A7]);0;IF(EXACT([.$A7];[.K$1]+1);[.J6]+1;[.J6]))" office:value-type="float" office:value="1">
              <text:p>1</text:p>
            </table:table-cell>
            <table:table-cell table:style-name="ce8" table:formula="of:=['Code format'.$C$4]&amp;TEXT([.J7];['Code format'.$B$4])&amp;['Code format'.$D$4]" office:value-type="string" office:string-value="1">
              <text:p>1</text:p>
            </table:table-cell>
            <table:table-cell table:style-name="ce8" table:formula="of:=IF(EXACT([.I6];[.I7]);IF(EXACT([.J6];[.J7]);[.L6];CELL(&quot;Row&quot;;[.L7]));[.I7])" office:value-type="float" office:value="5">
              <text:p>5</text:p>
            </table:table-cell>
            <table:table-cell table:style-name="ce8" table:formula="of:=IF(AND([.$A7]&lt;=[.N$1];[.$A6]&gt;[.$A7]);0;IF(EXACT([.$A7];[.N$1]+1);[.M6]+1;[.M6]))" office:value-type="float" office:value="1">
              <text:p>1</text:p>
            </table:table-cell>
            <table:table-cell table:style-name="ce8" table:formula="of:=['Code format'.$C$5]&amp;TEXT([.M7];['Code format'.$B$5])&amp;['Code format'.$D$5]" office:value-type="string" office:string-value="1">
              <text:p>1</text:p>
            </table:table-cell>
            <table:table-cell table:style-name="ce8" table:formula="of:=IF(EXACT([.L6];[.L7]);IF(EXACT([.M6];[.M7]);[.O6];CELL(&quot;Row&quot;;[.O7]));[.L7])" office:value-type="float" office:value="6">
              <text:p>6</text:p>
            </table:table-cell>
            <table:table-cell table:style-name="ce8" table:formula="of:=IF(AND([.$A7]&lt;=[.Q$1];[.$A6]&gt;[.$A7]);0;IF(EXACT([.$A7];[.Q$1]+1);[.P6]+1;[.P6]))" office:value-type="float" office:value="1">
              <text:p>1</text:p>
            </table:table-cell>
            <table:table-cell table:style-name="ce8" table:formula="of:=['Code format'.$C$6]&amp;TEXT([.P7];['Code format'.$B$6])&amp;['Code format'.$D$6]" office:value-type="string" office:string-value="1">
              <text:p>1</text:p>
            </table:table-cell>
            <table:table-cell table:style-name="ce8" table:formula="of:=IF(EXACT([.O6];[.O7]);IF(EXACT([.P6];[.P7]);[.R6];CELL(&quot;Row&quot;;[.R7]));[.O7])" office:value-type="float" office:value="7">
              <text:p>7</text:p>
            </table:table-cell>
            <table:table-cell table:style-name="ce8" table:formula="of:=IF(AND([.$A7]&lt;=[.T$1];[.$A6]&gt;[.$A7]);0;IF(EXACT([.$A7];[.T$1]+1);[.S6]+1;[.S6]))" office:value-type="float" office:value="0">
              <text:p>0</text:p>
            </table:table-cell>
            <table:table-cell table:style-name="ce8" table:formula="of:=['Code format'.$C$7]&amp;TEXT([.S7];['Code format'.$B$7])&amp;['Code format'.$D$7]" office:value-type="string" office:string-value="0">
              <text:p>0</text:p>
            </table:table-cell>
            <table:table-cell table:style-name="ce8" table:formula="of:=IF(EXACT([.R6];[.R7]);IF(EXACT([.S6];[.S7]);[.U6];CELL(&quot;Row&quot;;[.U7]));[.R7])" office:value-type="float" office:value="7">
              <text:p>7</text:p>
            </table:table-cell>
            <table:table-cell table:style-name="Nivel6" table:formula="of:=CONCATENATE([.E7];[.H7];[.K7];[.N7];[.Q7];[.T7])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111110">
              <text:p>111110</text:p>
            </table:table-cell>
            <table:table-cell table:style-name="ce9" office:value-type="string">
              <text:p>FC-CRC</text:p>
            </table:table-cell>
            <table:table-cell table:style-name="ce9" office:value-type="string">
              <text:p>Fondos de caja CRC</text:p>
            </table:table-cell>
            <table:table-cell table:style-name="Nivel6" table:formula="of:=[.X7]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Fondos de caja CRC">
              <text:p>Fondos de caja CRC</text:p>
            </table:table-cell>
            <table:table-cell table:style-name="Datos" table:formula="of:=IF(EXACT([.A7];1);&quot;&quot;;IF(EXACT([.A7];2);INDIRECT(CONCATENATE(&quot;V&quot;;[.C7]));IF(EXACT([.A7];3);INDIRECT(CONCATENATE(&quot;V&quot;;[.F7]));IF(EXACT([.A7];4);INDIRECT(CONCATENATE(&quot;V&quot;;[.I7]));IF(EXACT([.A7];5);INDIRECT(CONCATENATE(&quot;V&quot;;[.L7]));IF(EXACT([.A7];6);INDIRECT(CONCATENATE(&quot;V&quot;;[.O7]));IF(EXACT([.A7];7);INDIRECT(CONCATENATE(&quot;V&quot;;[.R7])))))))))" office:value-type="string" office:string-value="111100">
              <text:p>111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7];7));NOT(EXACT([.AB7];&quot;view&quot;)));AND(EXACT([.A7];7);EXACT([.AB7];&quot;view&quot;))))" office:value-type="float" office:value="1">
              <text:p>1</text:p>
            </table:table-cell>
            <table:table-cell table:style-name="Datos" table:formula="of:=VLOOKUP([.AB7];['account.type'.$A$2:.$I$12];8)" office:value-type="string" office:string-value="view">
              <text:p>view</text:p>
            </table:table-cell>
            <table:table-cell table:style-name="Datos" table:formula="of:=VLOOKUP([.AB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];1);CHAR(9)&amp;CHAR(9)&amp;&quot;&lt;record id=&quot;&quot;account_account_template_&quot;&amp;SUBSTITUTE([.AG$1]&amp;[.$V7];&quot;-&quot;;&quot;_&quot;)&amp;&quot;&quot;&quot; model=&quot;&quot;account.account.template&quot;&quot;&gt;&quot;&amp;CHAR(13)&amp;CHAR(9)&amp;CHAR(9)&amp;CHAR(9)&amp;&quot;&lt;field name=&quot;&quot;code&quot;&quot;&gt;&quot;&amp;[.AG$1]&amp;[.$V7]&amp;&quot;&lt;/field&gt;&quot;&amp;CHAR(13)&amp;CHAR(9)&amp;CHAR(9)&amp;CHAR(9)&amp;&quot;&lt;field name=&quot;&quot;name&quot;&quot;&gt;&quot;&amp;[.AG$1]&amp;[.$Y7]&amp;&quot;&lt;/field&gt;&quot;&amp;CHAR(13)&amp;CHAR(9)&amp;CHAR(9)&amp;CHAR(9)&amp;&quot;&lt;field name=&quot;&quot;shortcut&quot;&quot;&gt;&quot;&amp;IF(EXACT([.$W7];&quot;&quot;);&quot;&quot;;[.AG$1]&amp;[.$W7])&amp;&quot;&lt;/field&gt;&quot;&amp;CHAR(13)&amp;CHAR(9)&amp;CHAR(9)&amp;CHAR(9)&amp;&quot;&lt;field name=&quot;&quot;parent_id&quot;&quot; ref=&quot;&quot;&quot;&amp;IF(EXACT([.$Z7];&quot;&quot;);&quot;&quot;;[.AG$1]&amp;[.$Z7])&amp;&quot;&quot;&quot;/&gt;&quot;&amp;CHAR(13)&amp;CHAR(9)&amp;CHAR(9)&amp;CHAR(9)&amp;&quot;&lt;field name=&quot;&quot;user_type&quot;&quot; ref=&quot;&quot;account_account_type_&quot;&amp;[.$AB7]&amp;&quot;&quot;&quot;/&gt;&quot;&amp;CHAR(13)&amp;CHAR(9)&amp;CHAR(9)&amp;CHAR(9)&amp;&quot;&lt;field name=&quot;&quot;currency_id&quot;&quot; ref=&quot;&quot;&quot;&amp;[.AA7]&amp;&quot;&quot;&quot;/&gt;&quot;&amp;CHAR(13)&amp;CHAR(9)&amp;CHAR(9)&amp;CHAR(9)&amp;&quot;&lt;field name=&quot;&quot;type&quot;&quot;&gt;&quot;&amp;[.$AD7]&amp;&quot;&lt;/field&gt;&quot;&amp;CHAR(13)&amp;CHAR(9)&amp;CHAR(9)&amp;CHAR(9)&amp;&quot;&lt;field name=&quot;&quot;reconcile&quot;&quot; eval=&quot;&quot;&quot;&amp;[.$AE7]&amp;&quot;&quot;&quot;/&gt;&quot;&amp;IF(EXACT([.$AF7];&quot;&quot;);&quot;&quot;;CHAR(13)&amp;CHAR(9)&amp;CHAR(9)&amp;CHAR(9)&amp;&quot;&lt;field name=&quot;&quot;tax_ids&quot;&quot;&gt;&quot;&amp;SUBSTITUTE([.$AF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110&quot; model=&quot;account.account.template&quot;&gt;&#13;&#9;&#9;&#9;&lt;field name=&quot;code&quot;&gt;0-111110&lt;/field&gt;&#13;&#9;&#9;&#9;&lt;field name=&quot;name&quot;&gt;0-Fondos de caja CRC&lt;/field&gt;&#13;&#9;&#9;&#9;&lt;field name=&quot;shortcut&quot;&gt;0-FC-CRC&lt;/field&gt;&#13;&#9;&#9;&#9;&lt;field name=&quot;parent_id&quot; ref=&quot;0-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110" model="account.account.template"&gt;<text:tab/><text:tab/><text:tab/>&lt;field name="code"&gt;0-111110&lt;/field&gt;<text:tab/><text:tab/><text:tab/>&lt;field name="name"&gt;0-Fondos de caja CRC&lt;/field&gt;<text:tab/><text:tab/><text:tab/>&lt;field name="shortcut"&gt;0-FC-CRC&lt;/field&gt;<text:tab/><text:tab/><text:tab/>&lt;field name="parent_id" ref="0-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7];1);CHAR(9)&amp;CHAR(9)&amp;&quot;&lt;record id=&quot;&quot;account_account_template_&quot;&amp;SUBSTITUTE([.AH$1]&amp;[.$V7];&quot;-&quot;;&quot;_&quot;)&amp;&quot;&quot;&quot; model=&quot;&quot;account.account.template&quot;&quot;&gt;&quot;&amp;CHAR(13)&amp;CHAR(9)&amp;CHAR(9)&amp;CHAR(9)&amp;&quot;&lt;field name=&quot;&quot;code&quot;&quot;&gt;&quot;&amp;[.AH$1]&amp;[.$V7]&amp;&quot;&lt;/field&gt;&quot;&amp;CHAR(13)&amp;CHAR(9)&amp;CHAR(9)&amp;CHAR(9)&amp;&quot;&lt;field name=&quot;&quot;name&quot;&quot;&gt;&quot;&amp;[.AH$1]&amp;[.$Y7]&amp;&quot;&lt;/field&gt;&quot;&amp;CHAR(13)&amp;CHAR(9)&amp;CHAR(9)&amp;CHAR(9)&amp;&quot;&lt;field name=&quot;&quot;shortcut&quot;&quot;&gt;&quot;&amp;IF(EXACT([.$W7];&quot;&quot;);&quot;&quot;;[.AH$1]&amp;[.$W7])&amp;&quot;&lt;/field&gt;&quot;&amp;CHAR(13)&amp;CHAR(9)&amp;CHAR(9)&amp;CHAR(9)&amp;&quot;&lt;field name=&quot;&quot;parent_id&quot;&quot; ref=&quot;&quot;&quot;&amp;IF(EXACT([.$Z7];&quot;&quot;);&quot;&quot;;[.AH$1]&amp;[.$Z7])&amp;&quot;&quot;&quot;/&gt;&quot;&amp;CHAR(13)&amp;CHAR(9)&amp;CHAR(9)&amp;CHAR(9)&amp;&quot;&lt;field name=&quot;&quot;user_type&quot;&quot; ref=&quot;&quot;account_account_type_&quot;&amp;[.$AB7]&amp;&quot;&quot;&quot;/&gt;&quot;&amp;CHAR(13)&amp;CHAR(9)&amp;CHAR(9)&amp;CHAR(9)&amp;&quot;&lt;field name=&quot;&quot;currency_id&quot;&quot; ref=&quot;&quot;&quot;&amp;[.AB7]&amp;&quot;&quot;&quot;/&gt;&quot;&amp;CHAR(13)&amp;CHAR(9)&amp;CHAR(9)&amp;CHAR(9)&amp;&quot;&lt;field name=&quot;&quot;type&quot;&quot;&gt;&quot;&amp;[.$AD7]&amp;&quot;&lt;/field&gt;&quot;&amp;CHAR(13)&amp;CHAR(9)&amp;CHAR(9)&amp;CHAR(9)&amp;&quot;&lt;field name=&quot;&quot;reconcile&quot;&quot; eval=&quot;&quot;&quot;&amp;[.$AE7]&amp;&quot;&quot;&quot;/&gt;&quot;&amp;IF(EXACT([.$AF7];&quot;&quot;);&quot;&quot;;CHAR(13)&amp;CHAR(9)&amp;CHAR(9)&amp;CHAR(9)&amp;&quot;&lt;field name=&quot;&quot;tax_ids&quot;&quot;&gt;&quot;&amp;SUBSTITUTE([.$AF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110&quot; model=&quot;account.account.template&quot;&gt;&#13;&#9;&#9;&#9;&lt;field name=&quot;code&quot;&gt;1-111110&lt;/field&gt;&#13;&#9;&#9;&#9;&lt;field name=&quot;name&quot;&gt;1-Fondos de caja CRC&lt;/field&gt;&#13;&#9;&#9;&#9;&lt;field name=&quot;shortcut&quot;&gt;1-FC-CRC&lt;/field&gt;&#13;&#9;&#9;&#9;&lt;field name=&quot;parent_id&quot; ref=&quot;1-1111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110" model="account.account.template"&gt;<text:tab/><text:tab/><text:tab/>&lt;field name="code"&gt;1-111110&lt;/field&gt;<text:tab/><text:tab/><text:tab/>&lt;field name="name"&gt;1-Fondos de caja CRC&lt;/field&gt;<text:tab/><text:tab/><text:tab/>&lt;field name="shortcut"&gt;1-FC-CRC&lt;/field&gt;<text:tab/><text:tab/><text:tab/>&lt;field name="parent_id" ref="1-1111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7]&gt;[.A8];[.A7]=[.A8]);[.A7]&lt;&gt;7))" office:value-type="float" office:value="1">
              <text:p>1</text:p>
            </table:table-cell>
            <table:table-cell table:style-name="ce8" table:formula="of:=IF(EXACT([.A8];1);CELL(&quot;Row&quot;;[.C8]);[.C7])" office:value-type="float" office:value="2">
              <text:p>2</text:p>
            </table:table-cell>
            <table:table-cell table:style-name="ce8" table:formula="of:=IF(EXACT([.$A8];1);0;IF(EXACT([.$A8];2);[.D7]+1;[.D7]))" office:value-type="float" office:value="1">
              <text:p>1</text:p>
            </table:table-cell>
            <table:table-cell table:style-name="ce8" table:formula="of:=['Code format'.$C$2]&amp;TEXT([.D8];['Code format'.$B$2])&amp;['Code format'.$D$2]" office:value-type="string" office:string-value="1">
              <text:p>1</text:p>
            </table:table-cell>
            <table:table-cell table:style-name="ce8" table:formula="of:=IF(EXACT([.C7];[.C8]);IF(EXACT([.D7];[.D8]);[.F7];CELL(&quot;Row&quot;;[.F8]));[.C8])" office:value-type="float" office:value="3">
              <text:p>3</text:p>
            </table:table-cell>
            <table:table-cell table:style-name="ce8" table:formula="of:=IF(AND([.$A8]&lt;=[.H$1];[.$A7]&gt;[.$A8]);0;IF(EXACT([.$A8];[.H$1]+1);[.G7]+1;[.G7]))" office:value-type="float" office:value="1">
              <text:p>1</text:p>
            </table:table-cell>
            <table:table-cell table:style-name="ce8" table:formula="of:=['Code format'.$C$3]&amp;TEXT([.G8];['Code format'.$B$3])&amp;['Code format'.$D$3]" office:value-type="string" office:string-value="1">
              <text:p>1</text:p>
            </table:table-cell>
            <table:table-cell table:style-name="ce8" table:formula="of:=IF(EXACT([.F7];[.F8]);IF(EXACT([.G7];[.G8]);[.I7];CELL(&quot;Row&quot;;[.I8]));[.F8])" office:value-type="float" office:value="4">
              <text:p>4</text:p>
            </table:table-cell>
            <table:table-cell table:style-name="ce8" table:formula="of:=IF(AND([.$A8]&lt;=[.K$1];[.$A7]&gt;[.$A8]);0;IF(EXACT([.$A8];[.K$1]+1);[.J7]+1;[.J7]))" office:value-type="float" office:value="1">
              <text:p>1</text:p>
            </table:table-cell>
            <table:table-cell table:style-name="ce8" table:formula="of:=['Code format'.$C$4]&amp;TEXT([.J8];['Code format'.$B$4])&amp;['Code format'.$D$4]" office:value-type="string" office:string-value="1">
              <text:p>1</text:p>
            </table:table-cell>
            <table:table-cell table:style-name="ce8" table:formula="of:=IF(EXACT([.I7];[.I8]);IF(EXACT([.J7];[.J8]);[.L7];CELL(&quot;Row&quot;;[.L8]));[.I8])" office:value-type="float" office:value="5">
              <text:p>5</text:p>
            </table:table-cell>
            <table:table-cell table:style-name="ce8" table:formula="of:=IF(AND([.$A8]&lt;=[.N$1];[.$A7]&gt;[.$A8]);0;IF(EXACT([.$A8];[.N$1]+1);[.M7]+1;[.M7]))" office:value-type="float" office:value="1">
              <text:p>1</text:p>
            </table:table-cell>
            <table:table-cell table:style-name="ce8" table:formula="of:=['Code format'.$C$5]&amp;TEXT([.M8];['Code format'.$B$5])&amp;['Code format'.$D$5]" office:value-type="string" office:string-value="1">
              <text:p>1</text:p>
            </table:table-cell>
            <table:table-cell table:style-name="ce8" table:formula="of:=IF(EXACT([.L7];[.L8]);IF(EXACT([.M7];[.M8]);[.O7];CELL(&quot;Row&quot;;[.O8]));[.L8])" office:value-type="float" office:value="6">
              <text:p>6</text:p>
            </table:table-cell>
            <table:table-cell table:style-name="ce8" table:formula="of:=IF(AND([.$A8]&lt;=[.Q$1];[.$A7]&gt;[.$A8]);0;IF(EXACT([.$A8];[.Q$1]+1);[.P7]+1;[.P7]))" office:value-type="float" office:value="1">
              <text:p>1</text:p>
            </table:table-cell>
            <table:table-cell table:style-name="ce8" table:formula="of:=['Code format'.$C$6]&amp;TEXT([.P8];['Code format'.$B$6])&amp;['Code format'.$D$6]" office:value-type="string" office:string-value="1">
              <text:p>1</text:p>
            </table:table-cell>
            <table:table-cell table:style-name="ce8" table:formula="of:=IF(EXACT([.O7];[.O8]);IF(EXACT([.P7];[.P8]);[.R7];CELL(&quot;Row&quot;;[.R8]));[.O8])" office:value-type="float" office:value="7">
              <text:p>7</text:p>
            </table:table-cell>
            <table:table-cell table:style-name="ce8" table:formula="of:=IF(AND([.$A8]&lt;=[.T$1];[.$A7]&gt;[.$A8]);0;IF(EXACT([.$A8];[.T$1]+1);[.S7]+1;[.S7]))" office:value-type="float" office:value="1">
              <text:p>1</text:p>
            </table:table-cell>
            <table:table-cell table:style-name="ce8" table:formula="of:=['Code format'.$C$7]&amp;TEXT([.S8];['Code format'.$B$7])&amp;['Code format'.$D$7]" office:value-type="string" office:string-value="1">
              <text:p>1</text:p>
            </table:table-cell>
            <table:table-cell table:style-name="ce8" table:formula="of:=IF(EXACT([.R7];[.R8]);IF(EXACT([.S7];[.S8]);[.U7];CELL(&quot;Row&quot;;[.U8]));[.R8])" office:value-type="float" office:value="8">
              <text:p>8</text:p>
            </table:table-cell>
            <table:table-cell table:style-name="Nivel7" table:formula="of:=CONCATENATE([.E8];[.H8];[.K8];[.N8];[.Q8];[.T8])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111111">
              <text:p>111111</text:p>
            </table:table-cell>
            <table:table-cell table:style-name="ce9"/>
            <table:table-cell table:style-name="ce9" office:value-type="string">
              <text:p>Fondo de caja oficinas centrales CRC</text:p>
            </table:table-cell>
            <table:table-cell table:style-name="Nivel7" table:formula="of:=[.X8]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Fondo de caja oficinas centrales CRC">
              <text:p>Fondo de caja oficinas centrales CRC</text:p>
            </table:table-cell>
            <table:table-cell table:style-name="Datos" table:formula="of:=IF(EXACT([.A8];1);&quot;&quot;;IF(EXACT([.A8];2);INDIRECT(CONCATENATE(&quot;V&quot;;[.C8]));IF(EXACT([.A8];3);INDIRECT(CONCATENATE(&quot;V&quot;;[.F8]));IF(EXACT([.A8];4);INDIRECT(CONCATENATE(&quot;V&quot;;[.I8]));IF(EXACT([.A8];5);INDIRECT(CONCATENATE(&quot;V&quot;;[.L8]));IF(EXACT([.A8];6);INDIRECT(CONCATENATE(&quot;V&quot;;[.O8]));IF(EXACT([.A8];7);INDIRECT(CONCATENATE(&quot;V&quot;;[.R8])))))))))" office:value-type="string" office:string-value="111110">
              <text:p>11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cash</text:p>
            </table:table-cell>
            <table:table-cell table:style-name="ce6" table:formula="of:=NOT(OR(AND(NOT(EXACT([.A8];7));NOT(EXACT([.AB8];&quot;view&quot;)));AND(EXACT([.A8];7);EXACT([.AB8];&quot;view&quot;))))" office:value-type="float" office:value="1">
              <text:p>1</text:p>
            </table:table-cell>
            <table:table-cell table:style-name="Datos" table:formula="of:=VLOOKUP([.AB8];['account.type'.$A$2:.$I$12];8)" office:value-type="string" office:string-value="other">
              <text:p>other</text:p>
            </table:table-cell>
            <table:table-cell table:style-name="Datos" table:formula="of:=VLOOKUP([.AB8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];1);CHAR(9)&amp;CHAR(9)&amp;&quot;&lt;record id=&quot;&quot;account_account_template_&quot;&amp;SUBSTITUTE([.AG$1]&amp;[.$V8];&quot;-&quot;;&quot;_&quot;)&amp;&quot;&quot;&quot; model=&quot;&quot;account.account.template&quot;&quot;&gt;&quot;&amp;CHAR(13)&amp;CHAR(9)&amp;CHAR(9)&amp;CHAR(9)&amp;&quot;&lt;field name=&quot;&quot;code&quot;&quot;&gt;&quot;&amp;[.AG$1]&amp;[.$V8]&amp;&quot;&lt;/field&gt;&quot;&amp;CHAR(13)&amp;CHAR(9)&amp;CHAR(9)&amp;CHAR(9)&amp;&quot;&lt;field name=&quot;&quot;name&quot;&quot;&gt;&quot;&amp;[.AG$1]&amp;[.$Y8]&amp;&quot;&lt;/field&gt;&quot;&amp;CHAR(13)&amp;CHAR(9)&amp;CHAR(9)&amp;CHAR(9)&amp;&quot;&lt;field name=&quot;&quot;shortcut&quot;&quot;&gt;&quot;&amp;IF(EXACT([.$W8];&quot;&quot;);&quot;&quot;;[.AG$1]&amp;[.$W8])&amp;&quot;&lt;/field&gt;&quot;&amp;CHAR(13)&amp;CHAR(9)&amp;CHAR(9)&amp;CHAR(9)&amp;&quot;&lt;field name=&quot;&quot;parent_id&quot;&quot; ref=&quot;&quot;&quot;&amp;IF(EXACT([.$Z8];&quot;&quot;);&quot;&quot;;[.AG$1]&amp;[.$Z8])&amp;&quot;&quot;&quot;/&gt;&quot;&amp;CHAR(13)&amp;CHAR(9)&amp;CHAR(9)&amp;CHAR(9)&amp;&quot;&lt;field name=&quot;&quot;user_type&quot;&quot; ref=&quot;&quot;account_account_type_&quot;&amp;[.$AB8]&amp;&quot;&quot;&quot;/&gt;&quot;&amp;CHAR(13)&amp;CHAR(9)&amp;CHAR(9)&amp;CHAR(9)&amp;&quot;&lt;field name=&quot;&quot;currency_id&quot;&quot; ref=&quot;&quot;&quot;&amp;[.AA8]&amp;&quot;&quot;&quot;/&gt;&quot;&amp;CHAR(13)&amp;CHAR(9)&amp;CHAR(9)&amp;CHAR(9)&amp;&quot;&lt;field name=&quot;&quot;type&quot;&quot;&gt;&quot;&amp;[.$AD8]&amp;&quot;&lt;/field&gt;&quot;&amp;CHAR(13)&amp;CHAR(9)&amp;CHAR(9)&amp;CHAR(9)&amp;&quot;&lt;field name=&quot;&quot;reconcile&quot;&quot; eval=&quot;&quot;&quot;&amp;[.$AE8]&amp;&quot;&quot;&quot;/&gt;&quot;&amp;IF(EXACT([.$AF8];&quot;&quot;);&quot;&quot;;CHAR(13)&amp;CHAR(9)&amp;CHAR(9)&amp;CHAR(9)&amp;&quot;&lt;field name=&quot;&quot;tax_ids&quot;&quot;&gt;&quot;&amp;SUBSTITUTE([.$AF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111&quot; model=&quot;account.account.template&quot;&gt;&#13;&#9;&#9;&#9;&lt;field name=&quot;code&quot;&gt;0-111111&lt;/field&gt;&#13;&#9;&#9;&#9;&lt;field name=&quot;name&quot;&gt;0-Fondo de caja oficinas centrales CRC&lt;/field&gt;&#13;&#9;&#9;&#9;&lt;field name=&quot;shortcut&quot;&gt;&lt;/field&gt;&#13;&#9;&#9;&#9;&lt;field name=&quot;parent_id&quot; ref=&quot;0-1111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1111" model="account.account.template"&gt;<text:tab/><text:tab/><text:tab/>&lt;field name="code"&gt;0-111111&lt;/field&gt;<text:tab/><text:tab/><text:tab/>&lt;field name="name"&gt;0-Fondo de caja oficinas centrales CRC&lt;/field&gt;<text:tab/><text:tab/><text:tab/>&lt;field name="shortcut"&gt;&lt;/field&gt;<text:tab/><text:tab/><text:tab/>&lt;field name="parent_id" ref="0-1111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8];1);CHAR(9)&amp;CHAR(9)&amp;&quot;&lt;record id=&quot;&quot;account_account_template_&quot;&amp;SUBSTITUTE([.AH$1]&amp;[.$V8];&quot;-&quot;;&quot;_&quot;)&amp;&quot;&quot;&quot; model=&quot;&quot;account.account.template&quot;&quot;&gt;&quot;&amp;CHAR(13)&amp;CHAR(9)&amp;CHAR(9)&amp;CHAR(9)&amp;&quot;&lt;field name=&quot;&quot;code&quot;&quot;&gt;&quot;&amp;[.AH$1]&amp;[.$V8]&amp;&quot;&lt;/field&gt;&quot;&amp;CHAR(13)&amp;CHAR(9)&amp;CHAR(9)&amp;CHAR(9)&amp;&quot;&lt;field name=&quot;&quot;name&quot;&quot;&gt;&quot;&amp;[.AH$1]&amp;[.$Y8]&amp;&quot;&lt;/field&gt;&quot;&amp;CHAR(13)&amp;CHAR(9)&amp;CHAR(9)&amp;CHAR(9)&amp;&quot;&lt;field name=&quot;&quot;shortcut&quot;&quot;&gt;&quot;&amp;IF(EXACT([.$W8];&quot;&quot;);&quot;&quot;;[.AH$1]&amp;[.$W8])&amp;&quot;&lt;/field&gt;&quot;&amp;CHAR(13)&amp;CHAR(9)&amp;CHAR(9)&amp;CHAR(9)&amp;&quot;&lt;field name=&quot;&quot;parent_id&quot;&quot; ref=&quot;&quot;&quot;&amp;IF(EXACT([.$Z8];&quot;&quot;);&quot;&quot;;[.AH$1]&amp;[.$Z8])&amp;&quot;&quot;&quot;/&gt;&quot;&amp;CHAR(13)&amp;CHAR(9)&amp;CHAR(9)&amp;CHAR(9)&amp;&quot;&lt;field name=&quot;&quot;user_type&quot;&quot; ref=&quot;&quot;account_account_type_&quot;&amp;[.$AB8]&amp;&quot;&quot;&quot;/&gt;&quot;&amp;CHAR(13)&amp;CHAR(9)&amp;CHAR(9)&amp;CHAR(9)&amp;&quot;&lt;field name=&quot;&quot;currency_id&quot;&quot; ref=&quot;&quot;&quot;&amp;[.AB8]&amp;&quot;&quot;&quot;/&gt;&quot;&amp;CHAR(13)&amp;CHAR(9)&amp;CHAR(9)&amp;CHAR(9)&amp;&quot;&lt;field name=&quot;&quot;type&quot;&quot;&gt;&quot;&amp;[.$AD8]&amp;&quot;&lt;/field&gt;&quot;&amp;CHAR(13)&amp;CHAR(9)&amp;CHAR(9)&amp;CHAR(9)&amp;&quot;&lt;field name=&quot;&quot;reconcile&quot;&quot; eval=&quot;&quot;&quot;&amp;[.$AE8]&amp;&quot;&quot;&quot;/&gt;&quot;&amp;IF(EXACT([.$AF8];&quot;&quot;);&quot;&quot;;CHAR(13)&amp;CHAR(9)&amp;CHAR(9)&amp;CHAR(9)&amp;&quot;&lt;field name=&quot;&quot;tax_ids&quot;&quot;&gt;&quot;&amp;SUBSTITUTE([.$AF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111&quot; model=&quot;account.account.template&quot;&gt;&#13;&#9;&#9;&#9;&lt;field name=&quot;code&quot;&gt;1-111111&lt;/field&gt;&#13;&#9;&#9;&#9;&lt;field name=&quot;name&quot;&gt;1-Fondo de caja oficinas centrales CRC&lt;/field&gt;&#13;&#9;&#9;&#9;&lt;field name=&quot;shortcut&quot;&gt;&lt;/field&gt;&#13;&#9;&#9;&#9;&lt;field name=&quot;parent_id&quot; ref=&quot;1-111110&quot;/&gt;&#13;&#9;&#9;&#9;&lt;field name=&quot;user_type&quot; ref=&quot;account_account_type_cash&quot;/&gt;&#13;&#9;&#9;&#9;&lt;field name=&quot;currency_id&quot; ref=&quot;cash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1111" model="account.account.template"&gt;<text:tab/><text:tab/><text:tab/>&lt;field name="code"&gt;1-111111&lt;/field&gt;<text:tab/><text:tab/><text:tab/>&lt;field name="name"&gt;1-Fondo de caja oficinas centrales CRC&lt;/field&gt;<text:tab/><text:tab/><text:tab/>&lt;field name="shortcut"&gt;&lt;/field&gt;<text:tab/><text:tab/><text:tab/>&lt;field name="parent_id" ref="1-111110"/&gt;<text:tab/><text:tab/><text:tab/>&lt;field name="user_type" ref="account_account_type_cash"/&gt;<text:tab/><text:tab/><text:tab/>&lt;field name="currency_id" ref="cash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8]&gt;[.A9];[.A8]=[.A9]);[.A8]&lt;&gt;7))" office:value-type="float" office:value="1">
              <text:p>1</text:p>
            </table:table-cell>
            <table:table-cell table:style-name="ce8" table:formula="of:=IF(EXACT([.A9];1);CELL(&quot;Row&quot;;[.C9]);[.C8])" office:value-type="float" office:value="2">
              <text:p>2</text:p>
            </table:table-cell>
            <table:table-cell table:style-name="ce8" table:formula="of:=IF(EXACT([.$A9];1);0;IF(EXACT([.$A9];2);[.D8]+1;[.D8]))" office:value-type="float" office:value="1">
              <text:p>1</text:p>
            </table:table-cell>
            <table:table-cell table:style-name="ce8" table:formula="of:=['Code format'.$C$2]&amp;TEXT([.D9];['Code format'.$B$2])&amp;['Code format'.$D$2]" office:value-type="string" office:string-value="1">
              <text:p>1</text:p>
            </table:table-cell>
            <table:table-cell table:style-name="ce8" table:formula="of:=IF(EXACT([.C8];[.C9]);IF(EXACT([.D8];[.D9]);[.F8];CELL(&quot;Row&quot;;[.F9]));[.C9])" office:value-type="float" office:value="3">
              <text:p>3</text:p>
            </table:table-cell>
            <table:table-cell table:style-name="ce8" table:formula="of:=IF(AND([.$A9]&lt;=[.H$1];[.$A8]&gt;[.$A9]);0;IF(EXACT([.$A9];[.H$1]+1);[.G8]+1;[.G8]))" office:value-type="float" office:value="1">
              <text:p>1</text:p>
            </table:table-cell>
            <table:table-cell table:style-name="ce8" table:formula="of:=['Code format'.$C$3]&amp;TEXT([.G9];['Code format'.$B$3])&amp;['Code format'.$D$3]" office:value-type="string" office:string-value="1">
              <text:p>1</text:p>
            </table:table-cell>
            <table:table-cell table:style-name="ce8" table:formula="of:=IF(EXACT([.F8];[.F9]);IF(EXACT([.G8];[.G9]);[.I8];CELL(&quot;Row&quot;;[.I9]));[.F9])" office:value-type="float" office:value="4">
              <text:p>4</text:p>
            </table:table-cell>
            <table:table-cell table:style-name="ce8" table:formula="of:=IF(AND([.$A9]&lt;=[.K$1];[.$A8]&gt;[.$A9]);0;IF(EXACT([.$A9];[.K$1]+1);[.J8]+1;[.J8]))" office:value-type="float" office:value="1">
              <text:p>1</text:p>
            </table:table-cell>
            <table:table-cell table:style-name="ce8" table:formula="of:=['Code format'.$C$4]&amp;TEXT([.J9];['Code format'.$B$4])&amp;['Code format'.$D$4]" office:value-type="string" office:string-value="1">
              <text:p>1</text:p>
            </table:table-cell>
            <table:table-cell table:style-name="ce8" table:formula="of:=IF(EXACT([.I8];[.I9]);IF(EXACT([.J8];[.J9]);[.L8];CELL(&quot;Row&quot;;[.L9]));[.I9])" office:value-type="float" office:value="5">
              <text:p>5</text:p>
            </table:table-cell>
            <table:table-cell table:style-name="ce8" table:formula="of:=IF(AND([.$A9]&lt;=[.N$1];[.$A8]&gt;[.$A9]);0;IF(EXACT([.$A9];[.N$1]+1);[.M8]+1;[.M8]))" office:value-type="float" office:value="1">
              <text:p>1</text:p>
            </table:table-cell>
            <table:table-cell table:style-name="ce8" table:formula="of:=['Code format'.$C$5]&amp;TEXT([.M9];['Code format'.$B$5])&amp;['Code format'.$D$5]" office:value-type="string" office:string-value="1">
              <text:p>1</text:p>
            </table:table-cell>
            <table:table-cell table:style-name="ce8" table:formula="of:=IF(EXACT([.L8];[.L9]);IF(EXACT([.M8];[.M9]);[.O8];CELL(&quot;Row&quot;;[.O9]));[.L9])" office:value-type="float" office:value="6">
              <text:p>6</text:p>
            </table:table-cell>
            <table:table-cell table:style-name="ce8" table:formula="of:=IF(AND([.$A9]&lt;=[.Q$1];[.$A8]&gt;[.$A9]);0;IF(EXACT([.$A9];[.Q$1]+1);[.P8]+1;[.P8]))" office:value-type="float" office:value="2">
              <text:p>2</text:p>
            </table:table-cell>
            <table:table-cell table:style-name="ce8" table:formula="of:=['Code format'.$C$6]&amp;TEXT([.P9];['Code format'.$B$6])&amp;['Code format'.$D$6]" office:value-type="string" office:string-value="2">
              <text:p>2</text:p>
            </table:table-cell>
            <table:table-cell table:style-name="ce8" table:formula="of:=IF(EXACT([.O8];[.O9]);IF(EXACT([.P8];[.P9]);[.R8];CELL(&quot;Row&quot;;[.R9]));[.O9])" office:value-type="float" office:value="9">
              <text:p>9</text:p>
            </table:table-cell>
            <table:table-cell table:style-name="ce8" table:formula="of:=IF(AND([.$A9]&lt;=[.T$1];[.$A8]&gt;[.$A9]);0;IF(EXACT([.$A9];[.T$1]+1);[.S8]+1;[.S8]))" office:value-type="float" office:value="0">
              <text:p>0</text:p>
            </table:table-cell>
            <table:table-cell table:style-name="ce8" table:formula="of:=['Code format'.$C$7]&amp;TEXT([.S9];['Code format'.$B$7])&amp;['Code format'.$D$7]" office:value-type="string" office:string-value="0">
              <text:p>0</text:p>
            </table:table-cell>
            <table:table-cell table:style-name="ce8" table:formula="of:=IF(EXACT([.R8];[.R9]);IF(EXACT([.S8];[.S9]);[.U8];CELL(&quot;Row&quot;;[.U9]));[.R9])" office:value-type="float" office:value="9">
              <text:p>9</text:p>
            </table:table-cell>
            <table:table-cell table:style-name="Nivel6" table:formula="of:=CONCATENATE([.E9];[.H9];[.K9];[.N9];[.Q9];[.T9])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111120">
              <text:p>111120</text:p>
            </table:table-cell>
            <table:table-cell table:style-name="ce9" office:value-type="string">
              <text:p>FC-USD</text:p>
            </table:table-cell>
            <table:table-cell table:style-name="ce9" office:value-type="string">
              <text:p>Fondos de caja USD</text:p>
            </table:table-cell>
            <table:table-cell table:style-name="Nivel6" table:formula="of:=[.X9]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Fondos de caja USD">
              <text:p>Fondos de caja USD</text:p>
            </table:table-cell>
            <table:table-cell table:style-name="Datos" table:formula="of:=IF(EXACT([.A9];1);&quot;&quot;;IF(EXACT([.A9];2);INDIRECT(CONCATENATE(&quot;V&quot;;[.C9]));IF(EXACT([.A9];3);INDIRECT(CONCATENATE(&quot;V&quot;;[.F9]));IF(EXACT([.A9];4);INDIRECT(CONCATENATE(&quot;V&quot;;[.I9]));IF(EXACT([.A9];5);INDIRECT(CONCATENATE(&quot;V&quot;;[.L9]));IF(EXACT([.A9];6);INDIRECT(CONCATENATE(&quot;V&quot;;[.O9]));IF(EXACT([.A9];7);INDIRECT(CONCATENATE(&quot;V&quot;;[.R9])))))))))" office:value-type="string" office:string-value="111100">
              <text:p>111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9];7));NOT(EXACT([.AB9];&quot;view&quot;)));AND(EXACT([.A9];7);EXACT([.AB9];&quot;view&quot;))))" office:value-type="float" office:value="1">
              <text:p>1</text:p>
            </table:table-cell>
            <table:table-cell table:style-name="Datos" table:formula="of:=VLOOKUP([.AB9];['account.type'.$A$2:.$I$12];8)" office:value-type="string" office:string-value="view">
              <text:p>view</text:p>
            </table:table-cell>
            <table:table-cell table:style-name="Datos" table:formula="of:=VLOOKUP([.AB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];1);CHAR(9)&amp;CHAR(9)&amp;&quot;&lt;record id=&quot;&quot;account_account_template_&quot;&amp;SUBSTITUTE([.AG$1]&amp;[.$V9];&quot;-&quot;;&quot;_&quot;)&amp;&quot;&quot;&quot; model=&quot;&quot;account.account.template&quot;&quot;&gt;&quot;&amp;CHAR(13)&amp;CHAR(9)&amp;CHAR(9)&amp;CHAR(9)&amp;&quot;&lt;field name=&quot;&quot;code&quot;&quot;&gt;&quot;&amp;[.AG$1]&amp;[.$V9]&amp;&quot;&lt;/field&gt;&quot;&amp;CHAR(13)&amp;CHAR(9)&amp;CHAR(9)&amp;CHAR(9)&amp;&quot;&lt;field name=&quot;&quot;name&quot;&quot;&gt;&quot;&amp;[.AG$1]&amp;[.$Y9]&amp;&quot;&lt;/field&gt;&quot;&amp;CHAR(13)&amp;CHAR(9)&amp;CHAR(9)&amp;CHAR(9)&amp;&quot;&lt;field name=&quot;&quot;shortcut&quot;&quot;&gt;&quot;&amp;IF(EXACT([.$W9];&quot;&quot;);&quot;&quot;;[.AG$1]&amp;[.$W9])&amp;&quot;&lt;/field&gt;&quot;&amp;CHAR(13)&amp;CHAR(9)&amp;CHAR(9)&amp;CHAR(9)&amp;&quot;&lt;field name=&quot;&quot;parent_id&quot;&quot; ref=&quot;&quot;&quot;&amp;IF(EXACT([.$Z9];&quot;&quot;);&quot;&quot;;[.AG$1]&amp;[.$Z9])&amp;&quot;&quot;&quot;/&gt;&quot;&amp;CHAR(13)&amp;CHAR(9)&amp;CHAR(9)&amp;CHAR(9)&amp;&quot;&lt;field name=&quot;&quot;user_type&quot;&quot; ref=&quot;&quot;account_account_type_&quot;&amp;[.$AB9]&amp;&quot;&quot;&quot;/&gt;&quot;&amp;CHAR(13)&amp;CHAR(9)&amp;CHAR(9)&amp;CHAR(9)&amp;&quot;&lt;field name=&quot;&quot;currency_id&quot;&quot; ref=&quot;&quot;&quot;&amp;[.AA9]&amp;&quot;&quot;&quot;/&gt;&quot;&amp;CHAR(13)&amp;CHAR(9)&amp;CHAR(9)&amp;CHAR(9)&amp;&quot;&lt;field name=&quot;&quot;type&quot;&quot;&gt;&quot;&amp;[.$AD9]&amp;&quot;&lt;/field&gt;&quot;&amp;CHAR(13)&amp;CHAR(9)&amp;CHAR(9)&amp;CHAR(9)&amp;&quot;&lt;field name=&quot;&quot;reconcile&quot;&quot; eval=&quot;&quot;&quot;&amp;[.$AE9]&amp;&quot;&quot;&quot;/&gt;&quot;&amp;IF(EXACT([.$AF9];&quot;&quot;);&quot;&quot;;CHAR(13)&amp;CHAR(9)&amp;CHAR(9)&amp;CHAR(9)&amp;&quot;&lt;field name=&quot;&quot;tax_ids&quot;&quot;&gt;&quot;&amp;SUBSTITUTE([.$AF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120&quot; model=&quot;account.account.template&quot;&gt;&#13;&#9;&#9;&#9;&lt;field name=&quot;code&quot;&gt;0-111120&lt;/field&gt;&#13;&#9;&#9;&#9;&lt;field name=&quot;name&quot;&gt;0-Fondos de caja USD&lt;/field&gt;&#13;&#9;&#9;&#9;&lt;field name=&quot;shortcut&quot;&gt;0-FC-USD&lt;/field&gt;&#13;&#9;&#9;&#9;&lt;field name=&quot;parent_id&quot; ref=&quot;0-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120" model="account.account.template"&gt;<text:tab/><text:tab/><text:tab/>&lt;field name="code"&gt;0-111120&lt;/field&gt;<text:tab/><text:tab/><text:tab/>&lt;field name="name"&gt;0-Fondos de caja USD&lt;/field&gt;<text:tab/><text:tab/><text:tab/>&lt;field name="shortcut"&gt;0-FC-USD&lt;/field&gt;<text:tab/><text:tab/><text:tab/>&lt;field name="parent_id" ref="0-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9];1);CHAR(9)&amp;CHAR(9)&amp;&quot;&lt;record id=&quot;&quot;account_account_template_&quot;&amp;SUBSTITUTE([.AH$1]&amp;[.$V9];&quot;-&quot;;&quot;_&quot;)&amp;&quot;&quot;&quot; model=&quot;&quot;account.account.template&quot;&quot;&gt;&quot;&amp;CHAR(13)&amp;CHAR(9)&amp;CHAR(9)&amp;CHAR(9)&amp;&quot;&lt;field name=&quot;&quot;code&quot;&quot;&gt;&quot;&amp;[.AH$1]&amp;[.$V9]&amp;&quot;&lt;/field&gt;&quot;&amp;CHAR(13)&amp;CHAR(9)&amp;CHAR(9)&amp;CHAR(9)&amp;&quot;&lt;field name=&quot;&quot;name&quot;&quot;&gt;&quot;&amp;[.AH$1]&amp;[.$Y9]&amp;&quot;&lt;/field&gt;&quot;&amp;CHAR(13)&amp;CHAR(9)&amp;CHAR(9)&amp;CHAR(9)&amp;&quot;&lt;field name=&quot;&quot;shortcut&quot;&quot;&gt;&quot;&amp;IF(EXACT([.$W9];&quot;&quot;);&quot;&quot;;[.AH$1]&amp;[.$W9])&amp;&quot;&lt;/field&gt;&quot;&amp;CHAR(13)&amp;CHAR(9)&amp;CHAR(9)&amp;CHAR(9)&amp;&quot;&lt;field name=&quot;&quot;parent_id&quot;&quot; ref=&quot;&quot;&quot;&amp;IF(EXACT([.$Z9];&quot;&quot;);&quot;&quot;;[.AH$1]&amp;[.$Z9])&amp;&quot;&quot;&quot;/&gt;&quot;&amp;CHAR(13)&amp;CHAR(9)&amp;CHAR(9)&amp;CHAR(9)&amp;&quot;&lt;field name=&quot;&quot;user_type&quot;&quot; ref=&quot;&quot;account_account_type_&quot;&amp;[.$AB9]&amp;&quot;&quot;&quot;/&gt;&quot;&amp;CHAR(13)&amp;CHAR(9)&amp;CHAR(9)&amp;CHAR(9)&amp;&quot;&lt;field name=&quot;&quot;currency_id&quot;&quot; ref=&quot;&quot;&quot;&amp;[.AB9]&amp;&quot;&quot;&quot;/&gt;&quot;&amp;CHAR(13)&amp;CHAR(9)&amp;CHAR(9)&amp;CHAR(9)&amp;&quot;&lt;field name=&quot;&quot;type&quot;&quot;&gt;&quot;&amp;[.$AD9]&amp;&quot;&lt;/field&gt;&quot;&amp;CHAR(13)&amp;CHAR(9)&amp;CHAR(9)&amp;CHAR(9)&amp;&quot;&lt;field name=&quot;&quot;reconcile&quot;&quot; eval=&quot;&quot;&quot;&amp;[.$AE9]&amp;&quot;&quot;&quot;/&gt;&quot;&amp;IF(EXACT([.$AF9];&quot;&quot;);&quot;&quot;;CHAR(13)&amp;CHAR(9)&amp;CHAR(9)&amp;CHAR(9)&amp;&quot;&lt;field name=&quot;&quot;tax_ids&quot;&quot;&gt;&quot;&amp;SUBSTITUTE([.$AF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120&quot; model=&quot;account.account.template&quot;&gt;&#13;&#9;&#9;&#9;&lt;field name=&quot;code&quot;&gt;1-111120&lt;/field&gt;&#13;&#9;&#9;&#9;&lt;field name=&quot;name&quot;&gt;1-Fondos de caja USD&lt;/field&gt;&#13;&#9;&#9;&#9;&lt;field name=&quot;shortcut&quot;&gt;1-FC-USD&lt;/field&gt;&#13;&#9;&#9;&#9;&lt;field name=&quot;parent_id&quot; ref=&quot;1-1111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120" model="account.account.template"&gt;<text:tab/><text:tab/><text:tab/>&lt;field name="code"&gt;1-111120&lt;/field&gt;<text:tab/><text:tab/><text:tab/>&lt;field name="name"&gt;1-Fondos de caja USD&lt;/field&gt;<text:tab/><text:tab/><text:tab/>&lt;field name="shortcut"&gt;1-FC-USD&lt;/field&gt;<text:tab/><text:tab/><text:tab/>&lt;field name="parent_id" ref="1-1111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9]&gt;[.A10];[.A9]=[.A10]);[.A9]&lt;&gt;7))" office:value-type="float" office:value="1">
              <text:p>1</text:p>
            </table:table-cell>
            <table:table-cell table:style-name="ce8" table:formula="of:=IF(EXACT([.A10];1);CELL(&quot;Row&quot;;[.C10]);[.C9])" office:value-type="float" office:value="2">
              <text:p>2</text:p>
            </table:table-cell>
            <table:table-cell table:style-name="ce8" table:formula="of:=IF(EXACT([.$A10];1);0;IF(EXACT([.$A10];2);[.D9]+1;[.D9]))" office:value-type="float" office:value="1">
              <text:p>1</text:p>
            </table:table-cell>
            <table:table-cell table:style-name="ce8" table:formula="of:=['Code format'.$C$2]&amp;TEXT([.D10];['Code format'.$B$2])&amp;['Code format'.$D$2]" office:value-type="string" office:string-value="1">
              <text:p>1</text:p>
            </table:table-cell>
            <table:table-cell table:style-name="ce8" table:formula="of:=IF(EXACT([.C9];[.C10]);IF(EXACT([.D9];[.D10]);[.F9];CELL(&quot;Row&quot;;[.F10]));[.C10])" office:value-type="float" office:value="3">
              <text:p>3</text:p>
            </table:table-cell>
            <table:table-cell table:style-name="ce8" table:formula="of:=IF(AND([.$A10]&lt;=[.H$1];[.$A9]&gt;[.$A10]);0;IF(EXACT([.$A10];[.H$1]+1);[.G9]+1;[.G9]))" office:value-type="float" office:value="1">
              <text:p>1</text:p>
            </table:table-cell>
            <table:table-cell table:style-name="ce8" table:formula="of:=['Code format'.$C$3]&amp;TEXT([.G10];['Code format'.$B$3])&amp;['Code format'.$D$3]" office:value-type="string" office:string-value="1">
              <text:p>1</text:p>
            </table:table-cell>
            <table:table-cell table:style-name="ce8" table:formula="of:=IF(EXACT([.F9];[.F10]);IF(EXACT([.G9];[.G10]);[.I9];CELL(&quot;Row&quot;;[.I10]));[.F10])" office:value-type="float" office:value="4">
              <text:p>4</text:p>
            </table:table-cell>
            <table:table-cell table:style-name="ce8" table:formula="of:=IF(AND([.$A10]&lt;=[.K$1];[.$A9]&gt;[.$A10]);0;IF(EXACT([.$A10];[.K$1]+1);[.J9]+1;[.J9]))" office:value-type="float" office:value="1">
              <text:p>1</text:p>
            </table:table-cell>
            <table:table-cell table:style-name="ce8" table:formula="of:=['Code format'.$C$4]&amp;TEXT([.J10];['Code format'.$B$4])&amp;['Code format'.$D$4]" office:value-type="string" office:string-value="1">
              <text:p>1</text:p>
            </table:table-cell>
            <table:table-cell table:style-name="ce8" table:formula="of:=IF(EXACT([.I9];[.I10]);IF(EXACT([.J9];[.J10]);[.L9];CELL(&quot;Row&quot;;[.L10]));[.I10])" office:value-type="float" office:value="5">
              <text:p>5</text:p>
            </table:table-cell>
            <table:table-cell table:style-name="ce8" table:formula="of:=IF(AND([.$A10]&lt;=[.N$1];[.$A9]&gt;[.$A10]);0;IF(EXACT([.$A10];[.N$1]+1);[.M9]+1;[.M9]))" office:value-type="float" office:value="1">
              <text:p>1</text:p>
            </table:table-cell>
            <table:table-cell table:style-name="ce8" table:formula="of:=['Code format'.$C$5]&amp;TEXT([.M10];['Code format'.$B$5])&amp;['Code format'.$D$5]" office:value-type="string" office:string-value="1">
              <text:p>1</text:p>
            </table:table-cell>
            <table:table-cell table:style-name="ce8" table:formula="of:=IF(EXACT([.L9];[.L10]);IF(EXACT([.M9];[.M10]);[.O9];CELL(&quot;Row&quot;;[.O10]));[.L10])" office:value-type="float" office:value="6">
              <text:p>6</text:p>
            </table:table-cell>
            <table:table-cell table:style-name="ce8" table:formula="of:=IF(AND([.$A10]&lt;=[.Q$1];[.$A9]&gt;[.$A10]);0;IF(EXACT([.$A10];[.Q$1]+1);[.P9]+1;[.P9]))" office:value-type="float" office:value="2">
              <text:p>2</text:p>
            </table:table-cell>
            <table:table-cell table:style-name="ce8" table:formula="of:=['Code format'.$C$6]&amp;TEXT([.P10];['Code format'.$B$6])&amp;['Code format'.$D$6]" office:value-type="string" office:string-value="2">
              <text:p>2</text:p>
            </table:table-cell>
            <table:table-cell table:style-name="ce8" table:formula="of:=IF(EXACT([.O9];[.O10]);IF(EXACT([.P9];[.P10]);[.R9];CELL(&quot;Row&quot;;[.R10]));[.O10])" office:value-type="float" office:value="9">
              <text:p>9</text:p>
            </table:table-cell>
            <table:table-cell table:style-name="ce8" table:formula="of:=IF(AND([.$A10]&lt;=[.T$1];[.$A9]&gt;[.$A10]);0;IF(EXACT([.$A10];[.T$1]+1);[.S9]+1;[.S9]))" office:value-type="float" office:value="1">
              <text:p>1</text:p>
            </table:table-cell>
            <table:table-cell table:style-name="ce8" table:formula="of:=['Code format'.$C$7]&amp;TEXT([.S10];['Code format'.$B$7])&amp;['Code format'.$D$7]" office:value-type="string" office:string-value="1">
              <text:p>1</text:p>
            </table:table-cell>
            <table:table-cell table:style-name="ce8" table:formula="of:=IF(EXACT([.R9];[.R10]);IF(EXACT([.S9];[.S10]);[.U9];CELL(&quot;Row&quot;;[.U10]));[.R10])" office:value-type="float" office:value="10">
              <text:p>10</text:p>
            </table:table-cell>
            <table:table-cell table:style-name="Nivel7" table:formula="of:=CONCATENATE([.E10];[.H10];[.K10];[.N10];[.Q10];[.T10])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111121">
              <text:p>111121</text:p>
            </table:table-cell>
            <table:table-cell table:style-name="ce9"/>
            <table:table-cell table:style-name="ce9" office:value-type="string">
              <text:p>Fondo de caja oficinas centrales USD</text:p>
            </table:table-cell>
            <table:table-cell table:style-name="Nivel7" table:formula="of:=[.X10]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Fondo de caja oficinas centrales USD">
              <text:p>Fondo de caja oficinas centrales USD</text:p>
            </table:table-cell>
            <table:table-cell table:style-name="Datos" table:formula="of:=IF(EXACT([.A10];1);&quot;&quot;;IF(EXACT([.A10];2);INDIRECT(CONCATENATE(&quot;V&quot;;[.C10]));IF(EXACT([.A10];3);INDIRECT(CONCATENATE(&quot;V&quot;;[.F10]));IF(EXACT([.A10];4);INDIRECT(CONCATENATE(&quot;V&quot;;[.I10]));IF(EXACT([.A10];5);INDIRECT(CONCATENATE(&quot;V&quot;;[.L10]));IF(EXACT([.A10];6);INDIRECT(CONCATENATE(&quot;V&quot;;[.O10]));IF(EXACT([.A10];7);INDIRECT(CONCATENATE(&quot;V&quot;;[.R10])))))))))" office:value-type="string" office:string-value="111120">
              <text:p>11112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cash</text:p>
            </table:table-cell>
            <table:table-cell table:style-name="ce6" table:formula="of:=NOT(OR(AND(NOT(EXACT([.A10];7));NOT(EXACT([.AB10];&quot;view&quot;)));AND(EXACT([.A10];7);EXACT([.AB10];&quot;view&quot;))))" office:value-type="float" office:value="1">
              <text:p>1</text:p>
            </table:table-cell>
            <table:table-cell table:style-name="Datos" table:formula="of:=VLOOKUP([.AB10];['account.type'.$A$2:.$I$12];8)" office:value-type="string" office:string-value="other">
              <text:p>other</text:p>
            </table:table-cell>
            <table:table-cell table:style-name="Datos" table:formula="of:=VLOOKUP([.AB10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];1);CHAR(9)&amp;CHAR(9)&amp;&quot;&lt;record id=&quot;&quot;account_account_template_&quot;&amp;SUBSTITUTE([.AG$1]&amp;[.$V10];&quot;-&quot;;&quot;_&quot;)&amp;&quot;&quot;&quot; model=&quot;&quot;account.account.template&quot;&quot;&gt;&quot;&amp;CHAR(13)&amp;CHAR(9)&amp;CHAR(9)&amp;CHAR(9)&amp;&quot;&lt;field name=&quot;&quot;code&quot;&quot;&gt;&quot;&amp;[.AG$1]&amp;[.$V10]&amp;&quot;&lt;/field&gt;&quot;&amp;CHAR(13)&amp;CHAR(9)&amp;CHAR(9)&amp;CHAR(9)&amp;&quot;&lt;field name=&quot;&quot;name&quot;&quot;&gt;&quot;&amp;[.AG$1]&amp;[.$Y10]&amp;&quot;&lt;/field&gt;&quot;&amp;CHAR(13)&amp;CHAR(9)&amp;CHAR(9)&amp;CHAR(9)&amp;&quot;&lt;field name=&quot;&quot;shortcut&quot;&quot;&gt;&quot;&amp;IF(EXACT([.$W10];&quot;&quot;);&quot;&quot;;[.AG$1]&amp;[.$W10])&amp;&quot;&lt;/field&gt;&quot;&amp;CHAR(13)&amp;CHAR(9)&amp;CHAR(9)&amp;CHAR(9)&amp;&quot;&lt;field name=&quot;&quot;parent_id&quot;&quot; ref=&quot;&quot;&quot;&amp;IF(EXACT([.$Z10];&quot;&quot;);&quot;&quot;;[.AG$1]&amp;[.$Z10])&amp;&quot;&quot;&quot;/&gt;&quot;&amp;CHAR(13)&amp;CHAR(9)&amp;CHAR(9)&amp;CHAR(9)&amp;&quot;&lt;field name=&quot;&quot;user_type&quot;&quot; ref=&quot;&quot;account_account_type_&quot;&amp;[.$AB10]&amp;&quot;&quot;&quot;/&gt;&quot;&amp;CHAR(13)&amp;CHAR(9)&amp;CHAR(9)&amp;CHAR(9)&amp;&quot;&lt;field name=&quot;&quot;currency_id&quot;&quot; ref=&quot;&quot;&quot;&amp;[.AA10]&amp;&quot;&quot;&quot;/&gt;&quot;&amp;CHAR(13)&amp;CHAR(9)&amp;CHAR(9)&amp;CHAR(9)&amp;&quot;&lt;field name=&quot;&quot;type&quot;&quot;&gt;&quot;&amp;[.$AD10]&amp;&quot;&lt;/field&gt;&quot;&amp;CHAR(13)&amp;CHAR(9)&amp;CHAR(9)&amp;CHAR(9)&amp;&quot;&lt;field name=&quot;&quot;reconcile&quot;&quot; eval=&quot;&quot;&quot;&amp;[.$AE10]&amp;&quot;&quot;&quot;/&gt;&quot;&amp;IF(EXACT([.$AF10];&quot;&quot;);&quot;&quot;;CHAR(13)&amp;CHAR(9)&amp;CHAR(9)&amp;CHAR(9)&amp;&quot;&lt;field name=&quot;&quot;tax_ids&quot;&quot;&gt;&quot;&amp;SUBSTITUTE([.$AF1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121&quot; model=&quot;account.account.template&quot;&gt;&#13;&#9;&#9;&#9;&lt;field name=&quot;code&quot;&gt;0-111121&lt;/field&gt;&#13;&#9;&#9;&#9;&lt;field name=&quot;name&quot;&gt;0-Fondo de caja oficinas centrales USD&lt;/field&gt;&#13;&#9;&#9;&#9;&lt;field name=&quot;shortcut&quot;&gt;&lt;/field&gt;&#13;&#9;&#9;&#9;&lt;field name=&quot;parent_id&quot; ref=&quot;0-1111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1121" model="account.account.template"&gt;<text:tab/><text:tab/><text:tab/>&lt;field name="code"&gt;0-111121&lt;/field&gt;<text:tab/><text:tab/><text:tab/>&lt;field name="name"&gt;0-Fondo de caja oficinas centrales USD&lt;/field&gt;<text:tab/><text:tab/><text:tab/>&lt;field name="shortcut"&gt;&lt;/field&gt;<text:tab/><text:tab/><text:tab/>&lt;field name="parent_id" ref="0-1111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10];1);CHAR(9)&amp;CHAR(9)&amp;&quot;&lt;record id=&quot;&quot;account_account_template_&quot;&amp;SUBSTITUTE([.AH$1]&amp;[.$V10];&quot;-&quot;;&quot;_&quot;)&amp;&quot;&quot;&quot; model=&quot;&quot;account.account.template&quot;&quot;&gt;&quot;&amp;CHAR(13)&amp;CHAR(9)&amp;CHAR(9)&amp;CHAR(9)&amp;&quot;&lt;field name=&quot;&quot;code&quot;&quot;&gt;&quot;&amp;[.AH$1]&amp;[.$V10]&amp;&quot;&lt;/field&gt;&quot;&amp;CHAR(13)&amp;CHAR(9)&amp;CHAR(9)&amp;CHAR(9)&amp;&quot;&lt;field name=&quot;&quot;name&quot;&quot;&gt;&quot;&amp;[.AH$1]&amp;[.$Y10]&amp;&quot;&lt;/field&gt;&quot;&amp;CHAR(13)&amp;CHAR(9)&amp;CHAR(9)&amp;CHAR(9)&amp;&quot;&lt;field name=&quot;&quot;shortcut&quot;&quot;&gt;&quot;&amp;IF(EXACT([.$W10];&quot;&quot;);&quot;&quot;;[.AH$1]&amp;[.$W10])&amp;&quot;&lt;/field&gt;&quot;&amp;CHAR(13)&amp;CHAR(9)&amp;CHAR(9)&amp;CHAR(9)&amp;&quot;&lt;field name=&quot;&quot;parent_id&quot;&quot; ref=&quot;&quot;&quot;&amp;IF(EXACT([.$Z10];&quot;&quot;);&quot;&quot;;[.AH$1]&amp;[.$Z10])&amp;&quot;&quot;&quot;/&gt;&quot;&amp;CHAR(13)&amp;CHAR(9)&amp;CHAR(9)&amp;CHAR(9)&amp;&quot;&lt;field name=&quot;&quot;user_type&quot;&quot; ref=&quot;&quot;account_account_type_&quot;&amp;[.$AB10]&amp;&quot;&quot;&quot;/&gt;&quot;&amp;CHAR(13)&amp;CHAR(9)&amp;CHAR(9)&amp;CHAR(9)&amp;&quot;&lt;field name=&quot;&quot;currency_id&quot;&quot; ref=&quot;&quot;&quot;&amp;[.AB10]&amp;&quot;&quot;&quot;/&gt;&quot;&amp;CHAR(13)&amp;CHAR(9)&amp;CHAR(9)&amp;CHAR(9)&amp;&quot;&lt;field name=&quot;&quot;type&quot;&quot;&gt;&quot;&amp;[.$AD10]&amp;&quot;&lt;/field&gt;&quot;&amp;CHAR(13)&amp;CHAR(9)&amp;CHAR(9)&amp;CHAR(9)&amp;&quot;&lt;field name=&quot;&quot;reconcile&quot;&quot; eval=&quot;&quot;&quot;&amp;[.$AE10]&amp;&quot;&quot;&quot;/&gt;&quot;&amp;IF(EXACT([.$AF10];&quot;&quot;);&quot;&quot;;CHAR(13)&amp;CHAR(9)&amp;CHAR(9)&amp;CHAR(9)&amp;&quot;&lt;field name=&quot;&quot;tax_ids&quot;&quot;&gt;&quot;&amp;SUBSTITUTE([.$AF1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121&quot; model=&quot;account.account.template&quot;&gt;&#13;&#9;&#9;&#9;&lt;field name=&quot;code&quot;&gt;1-111121&lt;/field&gt;&#13;&#9;&#9;&#9;&lt;field name=&quot;name&quot;&gt;1-Fondo de caja oficinas centrales USD&lt;/field&gt;&#13;&#9;&#9;&#9;&lt;field name=&quot;shortcut&quot;&gt;&lt;/field&gt;&#13;&#9;&#9;&#9;&lt;field name=&quot;parent_id&quot; ref=&quot;1-111120&quot;/&gt;&#13;&#9;&#9;&#9;&lt;field name=&quot;user_type&quot; ref=&quot;account_account_type_cash&quot;/&gt;&#13;&#9;&#9;&#9;&lt;field name=&quot;currency_id&quot; ref=&quot;cash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1121" model="account.account.template"&gt;<text:tab/><text:tab/><text:tab/>&lt;field name="code"&gt;1-111121&lt;/field&gt;<text:tab/><text:tab/><text:tab/>&lt;field name="name"&gt;1-Fondo de caja oficinas centrales USD&lt;/field&gt;<text:tab/><text:tab/><text:tab/>&lt;field name="shortcut"&gt;&lt;/field&gt;<text:tab/><text:tab/><text:tab/>&lt;field name="parent_id" ref="1-111120"/&gt;<text:tab/><text:tab/><text:tab/>&lt;field name="user_type" ref="account_account_type_cash"/&gt;<text:tab/><text:tab/><text:tab/>&lt;field name="currency_id" ref="cash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0]&gt;[.A11];[.A10]=[.A11]);[.A10]&lt;&gt;7))" office:value-type="float" office:value="1">
              <text:p>1</text:p>
            </table:table-cell>
            <table:table-cell table:style-name="ce8" table:formula="of:=IF(EXACT([.A11];1);CELL(&quot;Row&quot;;[.C11]);[.C10])" office:value-type="float" office:value="2">
              <text:p>2</text:p>
            </table:table-cell>
            <table:table-cell table:style-name="ce8" table:formula="of:=IF(EXACT([.$A11];1);0;IF(EXACT([.$A11];2);[.D10]+1;[.D10]))" office:value-type="float" office:value="1">
              <text:p>1</text:p>
            </table:table-cell>
            <table:table-cell table:style-name="ce8" table:formula="of:=['Code format'.$C$2]&amp;TEXT([.D11];['Code format'.$B$2])&amp;['Code format'.$D$2]" office:value-type="string" office:string-value="1">
              <text:p>1</text:p>
            </table:table-cell>
            <table:table-cell table:style-name="ce8" table:formula="of:=IF(EXACT([.C10];[.C11]);IF(EXACT([.D10];[.D11]);[.F10];CELL(&quot;Row&quot;;[.F11]));[.C11])" office:value-type="float" office:value="3">
              <text:p>3</text:p>
            </table:table-cell>
            <table:table-cell table:style-name="ce8" table:formula="of:=IF(AND([.$A11]&lt;=[.H$1];[.$A10]&gt;[.$A11]);0;IF(EXACT([.$A11];[.H$1]+1);[.G10]+1;[.G10]))" office:value-type="float" office:value="1">
              <text:p>1</text:p>
            </table:table-cell>
            <table:table-cell table:style-name="ce8" table:formula="of:=['Code format'.$C$3]&amp;TEXT([.G11];['Code format'.$B$3])&amp;['Code format'.$D$3]" office:value-type="string" office:string-value="1">
              <text:p>1</text:p>
            </table:table-cell>
            <table:table-cell table:style-name="ce8" table:formula="of:=IF(EXACT([.F10];[.F11]);IF(EXACT([.G10];[.G11]);[.I10];CELL(&quot;Row&quot;;[.I11]));[.F11])" office:value-type="float" office:value="4">
              <text:p>4</text:p>
            </table:table-cell>
            <table:table-cell table:style-name="ce8" table:formula="of:=IF(AND([.$A11]&lt;=[.K$1];[.$A10]&gt;[.$A11]);0;IF(EXACT([.$A11];[.K$1]+1);[.J10]+1;[.J10]))" office:value-type="float" office:value="1">
              <text:p>1</text:p>
            </table:table-cell>
            <table:table-cell table:style-name="ce8" table:formula="of:=['Code format'.$C$4]&amp;TEXT([.J11];['Code format'.$B$4])&amp;['Code format'.$D$4]" office:value-type="string" office:string-value="1">
              <text:p>1</text:p>
            </table:table-cell>
            <table:table-cell table:style-name="ce8" table:formula="of:=IF(EXACT([.I10];[.I11]);IF(EXACT([.J10];[.J11]);[.L10];CELL(&quot;Row&quot;;[.L11]));[.I11])" office:value-type="float" office:value="5">
              <text:p>5</text:p>
            </table:table-cell>
            <table:table-cell table:style-name="ce8" table:formula="of:=IF(AND([.$A11]&lt;=[.N$1];[.$A10]&gt;[.$A11]);0;IF(EXACT([.$A11];[.N$1]+1);[.M10]+1;[.M10]))" office:value-type="float" office:value="2">
              <text:p>2</text:p>
            </table:table-cell>
            <table:table-cell table:style-name="ce8" table:formula="of:=['Code format'.$C$5]&amp;TEXT([.M11];['Code format'.$B$5])&amp;['Code format'.$D$5]" office:value-type="string" office:string-value="2">
              <text:p>2</text:p>
            </table:table-cell>
            <table:table-cell table:style-name="ce8" table:formula="of:=IF(EXACT([.L10];[.L11]);IF(EXACT([.M10];[.M11]);[.O10];CELL(&quot;Row&quot;;[.O11]));[.L11])" office:value-type="float" office:value="11">
              <text:p>11</text:p>
            </table:table-cell>
            <table:table-cell table:style-name="ce8" table:formula="of:=IF(AND([.$A11]&lt;=[.Q$1];[.$A10]&gt;[.$A11]);0;IF(EXACT([.$A11];[.Q$1]+1);[.P10]+1;[.P10]))" office:value-type="float" office:value="0">
              <text:p>0</text:p>
            </table:table-cell>
            <table:table-cell table:style-name="ce8" table:formula="of:=['Code format'.$C$6]&amp;TEXT([.P11];['Code format'.$B$6])&amp;['Code format'.$D$6]" office:value-type="string" office:string-value="0">
              <text:p>0</text:p>
            </table:table-cell>
            <table:table-cell table:style-name="ce8" table:formula="of:=IF(EXACT([.O10];[.O11]);IF(EXACT([.P10];[.P11]);[.R10];CELL(&quot;Row&quot;;[.R11]));[.O11])" office:value-type="float" office:value="11">
              <text:p>11</text:p>
            </table:table-cell>
            <table:table-cell table:style-name="ce8" table:formula="of:=IF(AND([.$A11]&lt;=[.T$1];[.$A10]&gt;[.$A11]);0;IF(EXACT([.$A11];[.T$1]+1);[.S10]+1;[.S10]))" office:value-type="float" office:value="0">
              <text:p>0</text:p>
            </table:table-cell>
            <table:table-cell table:style-name="ce8" table:formula="of:=['Code format'.$C$7]&amp;TEXT([.S11];['Code format'.$B$7])&amp;['Code format'.$D$7]" office:value-type="string" office:string-value="0">
              <text:p>0</text:p>
            </table:table-cell>
            <table:table-cell table:style-name="ce8" table:formula="of:=IF(EXACT([.R10];[.R11]);IF(EXACT([.S10];[.S11]);[.U10];CELL(&quot;Row&quot;;[.U11]));[.R11])" office:value-type="float" office:value="11">
              <text:p>11</text:p>
            </table:table-cell>
            <table:table-cell table:style-name="Nivel5" table:formula="of:=CONCATENATE([.E11];[.H11];[.K11];[.N11];[.Q11];[.T11])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111200">
              <text:p>111200</text:p>
            </table:table-cell>
            <table:table-cell table:style-name="ce9" office:value-type="string">
              <text:p>CyB</text:p>
            </table:table-cell>
            <table:table-cell table:style-name="ce9" office:value-type="string">
              <text:p>Bancos</text:p>
            </table:table-cell>
            <table:table-cell table:style-name="Nivel5" table:formula="of:=[.X11]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Bancos">
              <text:p>Bancos</text:p>
            </table:table-cell>
            <table:table-cell table:style-name="Datos" table:formula="of:=IF(EXACT([.A11];1);&quot;&quot;;IF(EXACT([.A11];2);INDIRECT(CONCATENATE(&quot;V&quot;;[.C11]));IF(EXACT([.A11];3);INDIRECT(CONCATENATE(&quot;V&quot;;[.F11]));IF(EXACT([.A11];4);INDIRECT(CONCATENATE(&quot;V&quot;;[.I11]));IF(EXACT([.A11];5);INDIRECT(CONCATENATE(&quot;V&quot;;[.L11]));IF(EXACT([.A11];6);INDIRECT(CONCATENATE(&quot;V&quot;;[.O11]));IF(EXACT([.A11];7);INDIRECT(CONCATENATE(&quot;V&quot;;[.R11])))))))))" office:value-type="string" office:string-value="111000">
              <text:p>1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1];7));NOT(EXACT([.AB11];&quot;view&quot;)));AND(EXACT([.A11];7);EXACT([.AB11];&quot;view&quot;))))" office:value-type="float" office:value="1">
              <text:p>1</text:p>
            </table:table-cell>
            <table:table-cell table:style-name="Datos" table:formula="of:=VLOOKUP([.AB11];['account.type'.$A$2:.$I$12];8)" office:value-type="string" office:string-value="view">
              <text:p>view</text:p>
            </table:table-cell>
            <table:table-cell table:style-name="Datos" table:formula="of:=VLOOKUP([.AB1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];1);CHAR(9)&amp;CHAR(9)&amp;&quot;&lt;record id=&quot;&quot;account_account_template_&quot;&amp;SUBSTITUTE([.AG$1]&amp;[.$V11];&quot;-&quot;;&quot;_&quot;)&amp;&quot;&quot;&quot; model=&quot;&quot;account.account.template&quot;&quot;&gt;&quot;&amp;CHAR(13)&amp;CHAR(9)&amp;CHAR(9)&amp;CHAR(9)&amp;&quot;&lt;field name=&quot;&quot;code&quot;&quot;&gt;&quot;&amp;[.AG$1]&amp;[.$V11]&amp;&quot;&lt;/field&gt;&quot;&amp;CHAR(13)&amp;CHAR(9)&amp;CHAR(9)&amp;CHAR(9)&amp;&quot;&lt;field name=&quot;&quot;name&quot;&quot;&gt;&quot;&amp;[.AG$1]&amp;[.$Y11]&amp;&quot;&lt;/field&gt;&quot;&amp;CHAR(13)&amp;CHAR(9)&amp;CHAR(9)&amp;CHAR(9)&amp;&quot;&lt;field name=&quot;&quot;shortcut&quot;&quot;&gt;&quot;&amp;IF(EXACT([.$W11];&quot;&quot;);&quot;&quot;;[.AG$1]&amp;[.$W11])&amp;&quot;&lt;/field&gt;&quot;&amp;CHAR(13)&amp;CHAR(9)&amp;CHAR(9)&amp;CHAR(9)&amp;&quot;&lt;field name=&quot;&quot;parent_id&quot;&quot; ref=&quot;&quot;&quot;&amp;IF(EXACT([.$Z11];&quot;&quot;);&quot;&quot;;[.AG$1]&amp;[.$Z11])&amp;&quot;&quot;&quot;/&gt;&quot;&amp;CHAR(13)&amp;CHAR(9)&amp;CHAR(9)&amp;CHAR(9)&amp;&quot;&lt;field name=&quot;&quot;user_type&quot;&quot; ref=&quot;&quot;account_account_type_&quot;&amp;[.$AB11]&amp;&quot;&quot;&quot;/&gt;&quot;&amp;CHAR(13)&amp;CHAR(9)&amp;CHAR(9)&amp;CHAR(9)&amp;&quot;&lt;field name=&quot;&quot;currency_id&quot;&quot; ref=&quot;&quot;&quot;&amp;[.AA11]&amp;&quot;&quot;&quot;/&gt;&quot;&amp;CHAR(13)&amp;CHAR(9)&amp;CHAR(9)&amp;CHAR(9)&amp;&quot;&lt;field name=&quot;&quot;type&quot;&quot;&gt;&quot;&amp;[.$AD11]&amp;&quot;&lt;/field&gt;&quot;&amp;CHAR(13)&amp;CHAR(9)&amp;CHAR(9)&amp;CHAR(9)&amp;&quot;&lt;field name=&quot;&quot;reconcile&quot;&quot; eval=&quot;&quot;&quot;&amp;[.$AE11]&amp;&quot;&quot;&quot;/&gt;&quot;&amp;IF(EXACT([.$AF11];&quot;&quot;);&quot;&quot;;CHAR(13)&amp;CHAR(9)&amp;CHAR(9)&amp;CHAR(9)&amp;&quot;&lt;field name=&quot;&quot;tax_ids&quot;&quot;&gt;&quot;&amp;SUBSTITUTE([.$AF1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200&quot; model=&quot;account.account.template&quot;&gt;&#13;&#9;&#9;&#9;&lt;field name=&quot;code&quot;&gt;0-111200&lt;/field&gt;&#13;&#9;&#9;&#9;&lt;field name=&quot;name&quot;&gt;0-Bancos&lt;/field&gt;&#13;&#9;&#9;&#9;&lt;field name=&quot;shortcut&quot;&gt;0-CyB&lt;/field&gt;&#13;&#9;&#9;&#9;&lt;field name=&quot;parent_id&quot; ref=&quot;0-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200" model="account.account.template"&gt;<text:tab/><text:tab/><text:tab/>&lt;field name="code"&gt;0-111200&lt;/field&gt;<text:tab/><text:tab/><text:tab/>&lt;field name="name"&gt;0-Bancos&lt;/field&gt;<text:tab/><text:tab/><text:tab/>&lt;field name="shortcut"&gt;0-CyB&lt;/field&gt;<text:tab/><text:tab/><text:tab/>&lt;field name="parent_id" ref="0-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1];1);CHAR(9)&amp;CHAR(9)&amp;&quot;&lt;record id=&quot;&quot;account_account_template_&quot;&amp;SUBSTITUTE([.AH$1]&amp;[.$V11];&quot;-&quot;;&quot;_&quot;)&amp;&quot;&quot;&quot; model=&quot;&quot;account.account.template&quot;&quot;&gt;&quot;&amp;CHAR(13)&amp;CHAR(9)&amp;CHAR(9)&amp;CHAR(9)&amp;&quot;&lt;field name=&quot;&quot;code&quot;&quot;&gt;&quot;&amp;[.AH$1]&amp;[.$V11]&amp;&quot;&lt;/field&gt;&quot;&amp;CHAR(13)&amp;CHAR(9)&amp;CHAR(9)&amp;CHAR(9)&amp;&quot;&lt;field name=&quot;&quot;name&quot;&quot;&gt;&quot;&amp;[.AH$1]&amp;[.$Y11]&amp;&quot;&lt;/field&gt;&quot;&amp;CHAR(13)&amp;CHAR(9)&amp;CHAR(9)&amp;CHAR(9)&amp;&quot;&lt;field name=&quot;&quot;shortcut&quot;&quot;&gt;&quot;&amp;IF(EXACT([.$W11];&quot;&quot;);&quot;&quot;;[.AH$1]&amp;[.$W11])&amp;&quot;&lt;/field&gt;&quot;&amp;CHAR(13)&amp;CHAR(9)&amp;CHAR(9)&amp;CHAR(9)&amp;&quot;&lt;field name=&quot;&quot;parent_id&quot;&quot; ref=&quot;&quot;&quot;&amp;IF(EXACT([.$Z11];&quot;&quot;);&quot;&quot;;[.AH$1]&amp;[.$Z11])&amp;&quot;&quot;&quot;/&gt;&quot;&amp;CHAR(13)&amp;CHAR(9)&amp;CHAR(9)&amp;CHAR(9)&amp;&quot;&lt;field name=&quot;&quot;user_type&quot;&quot; ref=&quot;&quot;account_account_type_&quot;&amp;[.$AB11]&amp;&quot;&quot;&quot;/&gt;&quot;&amp;CHAR(13)&amp;CHAR(9)&amp;CHAR(9)&amp;CHAR(9)&amp;&quot;&lt;field name=&quot;&quot;currency_id&quot;&quot; ref=&quot;&quot;&quot;&amp;[.AB11]&amp;&quot;&quot;&quot;/&gt;&quot;&amp;CHAR(13)&amp;CHAR(9)&amp;CHAR(9)&amp;CHAR(9)&amp;&quot;&lt;field name=&quot;&quot;type&quot;&quot;&gt;&quot;&amp;[.$AD11]&amp;&quot;&lt;/field&gt;&quot;&amp;CHAR(13)&amp;CHAR(9)&amp;CHAR(9)&amp;CHAR(9)&amp;&quot;&lt;field name=&quot;&quot;reconcile&quot;&quot; eval=&quot;&quot;&quot;&amp;[.$AE11]&amp;&quot;&quot;&quot;/&gt;&quot;&amp;IF(EXACT([.$AF11];&quot;&quot;);&quot;&quot;;CHAR(13)&amp;CHAR(9)&amp;CHAR(9)&amp;CHAR(9)&amp;&quot;&lt;field name=&quot;&quot;tax_ids&quot;&quot;&gt;&quot;&amp;SUBSTITUTE([.$AF1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200&quot; model=&quot;account.account.template&quot;&gt;&#13;&#9;&#9;&#9;&lt;field name=&quot;code&quot;&gt;1-111200&lt;/field&gt;&#13;&#9;&#9;&#9;&lt;field name=&quot;name&quot;&gt;1-Bancos&lt;/field&gt;&#13;&#9;&#9;&#9;&lt;field name=&quot;shortcut&quot;&gt;1-CyB&lt;/field&gt;&#13;&#9;&#9;&#9;&lt;field name=&quot;parent_id&quot; ref=&quot;1-11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200" model="account.account.template"&gt;<text:tab/><text:tab/><text:tab/>&lt;field name="code"&gt;1-111200&lt;/field&gt;<text:tab/><text:tab/><text:tab/>&lt;field name="name"&gt;1-Bancos&lt;/field&gt;<text:tab/><text:tab/><text:tab/>&lt;field name="shortcut"&gt;1-CyB&lt;/field&gt;<text:tab/><text:tab/><text:tab/>&lt;field name="parent_id" ref="1-11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11]&gt;[.A12];[.A11]=[.A12]);[.A11]&lt;&gt;7))" office:value-type="float" office:value="1">
              <text:p>1</text:p>
            </table:table-cell>
            <table:table-cell table:style-name="ce8" table:formula="of:=IF(EXACT([.A12];1);CELL(&quot;Row&quot;;[.C12]);[.C11])" office:value-type="float" office:value="2">
              <text:p>2</text:p>
            </table:table-cell>
            <table:table-cell table:style-name="ce8" table:formula="of:=IF(EXACT([.$A12];1);0;IF(EXACT([.$A12];2);[.D11]+1;[.D11]))" office:value-type="float" office:value="1">
              <text:p>1</text:p>
            </table:table-cell>
            <table:table-cell table:style-name="ce8" table:formula="of:=['Code format'.$C$2]&amp;TEXT([.D12];['Code format'.$B$2])&amp;['Code format'.$D$2]" office:value-type="string" office:string-value="1">
              <text:p>1</text:p>
            </table:table-cell>
            <table:table-cell table:style-name="ce8" table:formula="of:=IF(EXACT([.C11];[.C12]);IF(EXACT([.D11];[.D12]);[.F11];CELL(&quot;Row&quot;;[.F12]));[.C12])" office:value-type="float" office:value="3">
              <text:p>3</text:p>
            </table:table-cell>
            <table:table-cell table:style-name="ce8" table:formula="of:=IF(AND([.$A12]&lt;=[.H$1];[.$A11]&gt;[.$A12]);0;IF(EXACT([.$A12];[.H$1]+1);[.G11]+1;[.G11]))" office:value-type="float" office:value="1">
              <text:p>1</text:p>
            </table:table-cell>
            <table:table-cell table:style-name="ce8" table:formula="of:=['Code format'.$C$3]&amp;TEXT([.G12];['Code format'.$B$3])&amp;['Code format'.$D$3]" office:value-type="string" office:string-value="1">
              <text:p>1</text:p>
            </table:table-cell>
            <table:table-cell table:style-name="ce8" table:formula="of:=IF(EXACT([.F11];[.F12]);IF(EXACT([.G11];[.G12]);[.I11];CELL(&quot;Row&quot;;[.I12]));[.F12])" office:value-type="float" office:value="4">
              <text:p>4</text:p>
            </table:table-cell>
            <table:table-cell table:style-name="ce8" table:formula="of:=IF(AND([.$A12]&lt;=[.K$1];[.$A11]&gt;[.$A12]);0;IF(EXACT([.$A12];[.K$1]+1);[.J11]+1;[.J11]))" office:value-type="float" office:value="1">
              <text:p>1</text:p>
            </table:table-cell>
            <table:table-cell table:style-name="ce8" table:formula="of:=['Code format'.$C$4]&amp;TEXT([.J12];['Code format'.$B$4])&amp;['Code format'.$D$4]" office:value-type="string" office:string-value="1">
              <text:p>1</text:p>
            </table:table-cell>
            <table:table-cell table:style-name="ce8" table:formula="of:=IF(EXACT([.I11];[.I12]);IF(EXACT([.J11];[.J12]);[.L11];CELL(&quot;Row&quot;;[.L12]));[.I12])" office:value-type="float" office:value="5">
              <text:p>5</text:p>
            </table:table-cell>
            <table:table-cell table:style-name="ce8" table:formula="of:=IF(AND([.$A12]&lt;=[.N$1];[.$A11]&gt;[.$A12]);0;IF(EXACT([.$A12];[.N$1]+1);[.M11]+1;[.M11]))" office:value-type="float" office:value="2">
              <text:p>2</text:p>
            </table:table-cell>
            <table:table-cell table:style-name="ce8" table:formula="of:=['Code format'.$C$5]&amp;TEXT([.M12];['Code format'.$B$5])&amp;['Code format'.$D$5]" office:value-type="string" office:string-value="2">
              <text:p>2</text:p>
            </table:table-cell>
            <table:table-cell table:style-name="ce8" table:formula="of:=IF(EXACT([.L11];[.L12]);IF(EXACT([.M11];[.M12]);[.O11];CELL(&quot;Row&quot;;[.O12]));[.L12])" office:value-type="float" office:value="11">
              <text:p>11</text:p>
            </table:table-cell>
            <table:table-cell table:style-name="ce8" table:formula="of:=IF(AND([.$A12]&lt;=[.Q$1];[.$A11]&gt;[.$A12]);0;IF(EXACT([.$A12];[.Q$1]+1);[.P11]+1;[.P11]))" office:value-type="float" office:value="1">
              <text:p>1</text:p>
            </table:table-cell>
            <table:table-cell table:style-name="ce8" table:formula="of:=['Code format'.$C$6]&amp;TEXT([.P12];['Code format'.$B$6])&amp;['Code format'.$D$6]" office:value-type="string" office:string-value="1">
              <text:p>1</text:p>
            </table:table-cell>
            <table:table-cell table:style-name="ce8" table:formula="of:=IF(EXACT([.O11];[.O12]);IF(EXACT([.P11];[.P12]);[.R11];CELL(&quot;Row&quot;;[.R12]));[.O12])" office:value-type="float" office:value="12">
              <text:p>12</text:p>
            </table:table-cell>
            <table:table-cell table:style-name="ce8" table:formula="of:=IF(AND([.$A12]&lt;=[.T$1];[.$A11]&gt;[.$A12]);0;IF(EXACT([.$A12];[.T$1]+1);[.S11]+1;[.S11]))" office:value-type="float" office:value="0">
              <text:p>0</text:p>
            </table:table-cell>
            <table:table-cell table:style-name="ce8" table:formula="of:=['Code format'.$C$7]&amp;TEXT([.S12];['Code format'.$B$7])&amp;['Code format'.$D$7]" office:value-type="string" office:string-value="0">
              <text:p>0</text:p>
            </table:table-cell>
            <table:table-cell table:style-name="ce8" table:formula="of:=IF(EXACT([.R11];[.R12]);IF(EXACT([.S11];[.S12]);[.U11];CELL(&quot;Row&quot;;[.U12]));[.R12])" office:value-type="float" office:value="12">
              <text:p>12</text:p>
            </table:table-cell>
            <table:table-cell table:style-name="Nivel6" table:formula="of:=CONCATENATE([.E12];[.H12];[.K12];[.N12];[.Q12];[.T12])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111210">
              <text:p>111210</text:p>
            </table:table-cell>
            <table:table-cell table:style-name="ce9" office:value-type="string">
              <text:p>CC-CRC</text:p>
            </table:table-cell>
            <table:table-cell table:style-name="ce9" office:value-type="string">
              <text:p>Cuentas corrientes CRC</text:p>
            </table:table-cell>
            <table:table-cell table:style-name="Nivel6" table:formula="of:=[.X12]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Cuentas corrientes CRC">
              <text:p>Cuentas corrientes CRC</text:p>
            </table:table-cell>
            <table:table-cell table:style-name="Datos" table:formula="of:=IF(EXACT([.A12];1);&quot;&quot;;IF(EXACT([.A12];2);INDIRECT(CONCATENATE(&quot;V&quot;;[.C12]));IF(EXACT([.A12];3);INDIRECT(CONCATENATE(&quot;V&quot;;[.F12]));IF(EXACT([.A12];4);INDIRECT(CONCATENATE(&quot;V&quot;;[.I12]));IF(EXACT([.A12];5);INDIRECT(CONCATENATE(&quot;V&quot;;[.L12]));IF(EXACT([.A12];6);INDIRECT(CONCATENATE(&quot;V&quot;;[.O12]));IF(EXACT([.A12];7);INDIRECT(CONCATENATE(&quot;V&quot;;[.R12])))))))))" office:value-type="string" office:string-value="111200">
              <text:p>111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2];7));NOT(EXACT([.AB12];&quot;view&quot;)));AND(EXACT([.A12];7);EXACT([.AB12];&quot;view&quot;))))" office:value-type="float" office:value="1">
              <text:p>1</text:p>
            </table:table-cell>
            <table:table-cell table:style-name="Datos" table:formula="of:=VLOOKUP([.AB12];['account.type'.$A$2:.$I$12];8)" office:value-type="string" office:string-value="view">
              <text:p>view</text:p>
            </table:table-cell>
            <table:table-cell table:style-name="Datos" table:formula="of:=VLOOKUP([.AB1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];1);CHAR(9)&amp;CHAR(9)&amp;&quot;&lt;record id=&quot;&quot;account_account_template_&quot;&amp;SUBSTITUTE([.AG$1]&amp;[.$V12];&quot;-&quot;;&quot;_&quot;)&amp;&quot;&quot;&quot; model=&quot;&quot;account.account.template&quot;&quot;&gt;&quot;&amp;CHAR(13)&amp;CHAR(9)&amp;CHAR(9)&amp;CHAR(9)&amp;&quot;&lt;field name=&quot;&quot;code&quot;&quot;&gt;&quot;&amp;[.AG$1]&amp;[.$V12]&amp;&quot;&lt;/field&gt;&quot;&amp;CHAR(13)&amp;CHAR(9)&amp;CHAR(9)&amp;CHAR(9)&amp;&quot;&lt;field name=&quot;&quot;name&quot;&quot;&gt;&quot;&amp;[.AG$1]&amp;[.$Y12]&amp;&quot;&lt;/field&gt;&quot;&amp;CHAR(13)&amp;CHAR(9)&amp;CHAR(9)&amp;CHAR(9)&amp;&quot;&lt;field name=&quot;&quot;shortcut&quot;&quot;&gt;&quot;&amp;IF(EXACT([.$W12];&quot;&quot;);&quot;&quot;;[.AG$1]&amp;[.$W12])&amp;&quot;&lt;/field&gt;&quot;&amp;CHAR(13)&amp;CHAR(9)&amp;CHAR(9)&amp;CHAR(9)&amp;&quot;&lt;field name=&quot;&quot;parent_id&quot;&quot; ref=&quot;&quot;&quot;&amp;IF(EXACT([.$Z12];&quot;&quot;);&quot;&quot;;[.AG$1]&amp;[.$Z12])&amp;&quot;&quot;&quot;/&gt;&quot;&amp;CHAR(13)&amp;CHAR(9)&amp;CHAR(9)&amp;CHAR(9)&amp;&quot;&lt;field name=&quot;&quot;user_type&quot;&quot; ref=&quot;&quot;account_account_type_&quot;&amp;[.$AB12]&amp;&quot;&quot;&quot;/&gt;&quot;&amp;CHAR(13)&amp;CHAR(9)&amp;CHAR(9)&amp;CHAR(9)&amp;&quot;&lt;field name=&quot;&quot;currency_id&quot;&quot; ref=&quot;&quot;&quot;&amp;[.AA12]&amp;&quot;&quot;&quot;/&gt;&quot;&amp;CHAR(13)&amp;CHAR(9)&amp;CHAR(9)&amp;CHAR(9)&amp;&quot;&lt;field name=&quot;&quot;type&quot;&quot;&gt;&quot;&amp;[.$AD12]&amp;&quot;&lt;/field&gt;&quot;&amp;CHAR(13)&amp;CHAR(9)&amp;CHAR(9)&amp;CHAR(9)&amp;&quot;&lt;field name=&quot;&quot;reconcile&quot;&quot; eval=&quot;&quot;&quot;&amp;[.$AE12]&amp;&quot;&quot;&quot;/&gt;&quot;&amp;IF(EXACT([.$AF12];&quot;&quot;);&quot;&quot;;CHAR(13)&amp;CHAR(9)&amp;CHAR(9)&amp;CHAR(9)&amp;&quot;&lt;field name=&quot;&quot;tax_ids&quot;&quot;&gt;&quot;&amp;SUBSTITUTE([.$AF1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210&quot; model=&quot;account.account.template&quot;&gt;&#13;&#9;&#9;&#9;&lt;field name=&quot;code&quot;&gt;0-111210&lt;/field&gt;&#13;&#9;&#9;&#9;&lt;field name=&quot;name&quot;&gt;0-Cuentas corrientes CRC&lt;/field&gt;&#13;&#9;&#9;&#9;&lt;field name=&quot;shortcut&quot;&gt;0-CC-CRC&lt;/field&gt;&#13;&#9;&#9;&#9;&lt;field name=&quot;parent_id&quot; ref=&quot;0-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210" model="account.account.template"&gt;<text:tab/><text:tab/><text:tab/>&lt;field name="code"&gt;0-111210&lt;/field&gt;<text:tab/><text:tab/><text:tab/>&lt;field name="name"&gt;0-Cuentas corrientes CRC&lt;/field&gt;<text:tab/><text:tab/><text:tab/>&lt;field name="shortcut"&gt;0-CC-CRC&lt;/field&gt;<text:tab/><text:tab/><text:tab/>&lt;field name="parent_id" ref="0-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2];1);CHAR(9)&amp;CHAR(9)&amp;&quot;&lt;record id=&quot;&quot;account_account_template_&quot;&amp;SUBSTITUTE([.AH$1]&amp;[.$V12];&quot;-&quot;;&quot;_&quot;)&amp;&quot;&quot;&quot; model=&quot;&quot;account.account.template&quot;&quot;&gt;&quot;&amp;CHAR(13)&amp;CHAR(9)&amp;CHAR(9)&amp;CHAR(9)&amp;&quot;&lt;field name=&quot;&quot;code&quot;&quot;&gt;&quot;&amp;[.AH$1]&amp;[.$V12]&amp;&quot;&lt;/field&gt;&quot;&amp;CHAR(13)&amp;CHAR(9)&amp;CHAR(9)&amp;CHAR(9)&amp;&quot;&lt;field name=&quot;&quot;name&quot;&quot;&gt;&quot;&amp;[.AH$1]&amp;[.$Y12]&amp;&quot;&lt;/field&gt;&quot;&amp;CHAR(13)&amp;CHAR(9)&amp;CHAR(9)&amp;CHAR(9)&amp;&quot;&lt;field name=&quot;&quot;shortcut&quot;&quot;&gt;&quot;&amp;IF(EXACT([.$W12];&quot;&quot;);&quot;&quot;;[.AH$1]&amp;[.$W12])&amp;&quot;&lt;/field&gt;&quot;&amp;CHAR(13)&amp;CHAR(9)&amp;CHAR(9)&amp;CHAR(9)&amp;&quot;&lt;field name=&quot;&quot;parent_id&quot;&quot; ref=&quot;&quot;&quot;&amp;IF(EXACT([.$Z12];&quot;&quot;);&quot;&quot;;[.AH$1]&amp;[.$Z12])&amp;&quot;&quot;&quot;/&gt;&quot;&amp;CHAR(13)&amp;CHAR(9)&amp;CHAR(9)&amp;CHAR(9)&amp;&quot;&lt;field name=&quot;&quot;user_type&quot;&quot; ref=&quot;&quot;account_account_type_&quot;&amp;[.$AB12]&amp;&quot;&quot;&quot;/&gt;&quot;&amp;CHAR(13)&amp;CHAR(9)&amp;CHAR(9)&amp;CHAR(9)&amp;&quot;&lt;field name=&quot;&quot;currency_id&quot;&quot; ref=&quot;&quot;&quot;&amp;[.AB12]&amp;&quot;&quot;&quot;/&gt;&quot;&amp;CHAR(13)&amp;CHAR(9)&amp;CHAR(9)&amp;CHAR(9)&amp;&quot;&lt;field name=&quot;&quot;type&quot;&quot;&gt;&quot;&amp;[.$AD12]&amp;&quot;&lt;/field&gt;&quot;&amp;CHAR(13)&amp;CHAR(9)&amp;CHAR(9)&amp;CHAR(9)&amp;&quot;&lt;field name=&quot;&quot;reconcile&quot;&quot; eval=&quot;&quot;&quot;&amp;[.$AE12]&amp;&quot;&quot;&quot;/&gt;&quot;&amp;IF(EXACT([.$AF12];&quot;&quot;);&quot;&quot;;CHAR(13)&amp;CHAR(9)&amp;CHAR(9)&amp;CHAR(9)&amp;&quot;&lt;field name=&quot;&quot;tax_ids&quot;&quot;&gt;&quot;&amp;SUBSTITUTE([.$AF1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210&quot; model=&quot;account.account.template&quot;&gt;&#13;&#9;&#9;&#9;&lt;field name=&quot;code&quot;&gt;1-111210&lt;/field&gt;&#13;&#9;&#9;&#9;&lt;field name=&quot;name&quot;&gt;1-Cuentas corrientes CRC&lt;/field&gt;&#13;&#9;&#9;&#9;&lt;field name=&quot;shortcut&quot;&gt;1-CC-CRC&lt;/field&gt;&#13;&#9;&#9;&#9;&lt;field name=&quot;parent_id&quot; ref=&quot;1-1112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210" model="account.account.template"&gt;<text:tab/><text:tab/><text:tab/>&lt;field name="code"&gt;1-111210&lt;/field&gt;<text:tab/><text:tab/><text:tab/>&lt;field name="name"&gt;1-Cuentas corrientes CRC&lt;/field&gt;<text:tab/><text:tab/><text:tab/>&lt;field name="shortcut"&gt;1-CC-CRC&lt;/field&gt;<text:tab/><text:tab/><text:tab/>&lt;field name="parent_id" ref="1-1112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2]&gt;[.A13];[.A12]=[.A13]);[.A12]&lt;&gt;7))" office:value-type="float" office:value="1">
              <text:p>1</text:p>
            </table:table-cell>
            <table:table-cell table:style-name="ce8" table:formula="of:=IF(EXACT([.A13];1);CELL(&quot;Row&quot;;[.C13]);[.C12])" office:value-type="float" office:value="2">
              <text:p>2</text:p>
            </table:table-cell>
            <table:table-cell table:style-name="ce8" table:formula="of:=IF(EXACT([.$A13];1);0;IF(EXACT([.$A13];2);[.D12]+1;[.D12]))" office:value-type="float" office:value="1">
              <text:p>1</text:p>
            </table:table-cell>
            <table:table-cell table:style-name="ce8" table:formula="of:=['Code format'.$C$2]&amp;TEXT([.D13];['Code format'.$B$2])&amp;['Code format'.$D$2]" office:value-type="string" office:string-value="1">
              <text:p>1</text:p>
            </table:table-cell>
            <table:table-cell table:style-name="ce8" table:formula="of:=IF(EXACT([.C12];[.C13]);IF(EXACT([.D12];[.D13]);[.F12];CELL(&quot;Row&quot;;[.F13]));[.C13])" office:value-type="float" office:value="3">
              <text:p>3</text:p>
            </table:table-cell>
            <table:table-cell table:style-name="ce8" table:formula="of:=IF(AND([.$A13]&lt;=[.H$1];[.$A12]&gt;[.$A13]);0;IF(EXACT([.$A13];[.H$1]+1);[.G12]+1;[.G12]))" office:value-type="float" office:value="1">
              <text:p>1</text:p>
            </table:table-cell>
            <table:table-cell table:style-name="ce8" table:formula="of:=['Code format'.$C$3]&amp;TEXT([.G13];['Code format'.$B$3])&amp;['Code format'.$D$3]" office:value-type="string" office:string-value="1">
              <text:p>1</text:p>
            </table:table-cell>
            <table:table-cell table:style-name="ce8" table:formula="of:=IF(EXACT([.F12];[.F13]);IF(EXACT([.G12];[.G13]);[.I12];CELL(&quot;Row&quot;;[.I13]));[.F13])" office:value-type="float" office:value="4">
              <text:p>4</text:p>
            </table:table-cell>
            <table:table-cell table:style-name="ce8" table:formula="of:=IF(AND([.$A13]&lt;=[.K$1];[.$A12]&gt;[.$A13]);0;IF(EXACT([.$A13];[.K$1]+1);[.J12]+1;[.J12]))" office:value-type="float" office:value="1">
              <text:p>1</text:p>
            </table:table-cell>
            <table:table-cell table:style-name="ce8" table:formula="of:=['Code format'.$C$4]&amp;TEXT([.J13];['Code format'.$B$4])&amp;['Code format'.$D$4]" office:value-type="string" office:string-value="1">
              <text:p>1</text:p>
            </table:table-cell>
            <table:table-cell table:style-name="ce8" table:formula="of:=IF(EXACT([.I12];[.I13]);IF(EXACT([.J12];[.J13]);[.L12];CELL(&quot;Row&quot;;[.L13]));[.I13])" office:value-type="float" office:value="5">
              <text:p>5</text:p>
            </table:table-cell>
            <table:table-cell table:style-name="ce8" table:formula="of:=IF(AND([.$A13]&lt;=[.N$1];[.$A12]&gt;[.$A13]);0;IF(EXACT([.$A13];[.N$1]+1);[.M12]+1;[.M12]))" office:value-type="float" office:value="2">
              <text:p>2</text:p>
            </table:table-cell>
            <table:table-cell table:style-name="ce8" table:formula="of:=['Code format'.$C$5]&amp;TEXT([.M13];['Code format'.$B$5])&amp;['Code format'.$D$5]" office:value-type="string" office:string-value="2">
              <text:p>2</text:p>
            </table:table-cell>
            <table:table-cell table:style-name="ce8" table:formula="of:=IF(EXACT([.L12];[.L13]);IF(EXACT([.M12];[.M13]);[.O12];CELL(&quot;Row&quot;;[.O13]));[.L13])" office:value-type="float" office:value="11">
              <text:p>11</text:p>
            </table:table-cell>
            <table:table-cell table:style-name="ce8" table:formula="of:=IF(AND([.$A13]&lt;=[.Q$1];[.$A12]&gt;[.$A13]);0;IF(EXACT([.$A13];[.Q$1]+1);[.P12]+1;[.P12]))" office:value-type="float" office:value="1">
              <text:p>1</text:p>
            </table:table-cell>
            <table:table-cell table:style-name="ce8" table:formula="of:=['Code format'.$C$6]&amp;TEXT([.P13];['Code format'.$B$6])&amp;['Code format'.$D$6]" office:value-type="string" office:string-value="1">
              <text:p>1</text:p>
            </table:table-cell>
            <table:table-cell table:style-name="ce8" table:formula="of:=IF(EXACT([.O12];[.O13]);IF(EXACT([.P12];[.P13]);[.R12];CELL(&quot;Row&quot;;[.R13]));[.O13])" office:value-type="float" office:value="12">
              <text:p>12</text:p>
            </table:table-cell>
            <table:table-cell table:style-name="ce8" table:formula="of:=IF(AND([.$A13]&lt;=[.T$1];[.$A12]&gt;[.$A13]);0;IF(EXACT([.$A13];[.T$1]+1);[.S12]+1;[.S12]))" office:value-type="float" office:value="1">
              <text:p>1</text:p>
            </table:table-cell>
            <table:table-cell table:style-name="ce8" table:formula="of:=['Code format'.$C$7]&amp;TEXT([.S13];['Code format'.$B$7])&amp;['Code format'.$D$7]" office:value-type="string" office:string-value="1">
              <text:p>1</text:p>
            </table:table-cell>
            <table:table-cell table:style-name="ce8" table:formula="of:=IF(EXACT([.R12];[.R13]);IF(EXACT([.S12];[.S13]);[.U12];CELL(&quot;Row&quot;;[.U13]));[.R13])" office:value-type="float" office:value="13">
              <text:p>13</text:p>
            </table:table-cell>
            <table:table-cell table:style-name="Nivel7" table:formula="of:=CONCATENATE([.E13];[.H13];[.K13];[.N13];[.Q13];[.T13])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111211">
              <text:p>111211</text:p>
            </table:table-cell>
            <table:table-cell table:style-name="ce9"/>
            <table:table-cell table:style-name="ce9" office:value-type="string">
              <text:p>Cuenta en CRC 1</text:p>
            </table:table-cell>
            <table:table-cell table:style-name="Nivel7" table:formula="of:=[.X13]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Cuenta en CRC 1">
              <text:p>Cuenta en CRC 1</text:p>
            </table:table-cell>
            <table:table-cell table:style-name="Datos" table:formula="of:=IF(EXACT([.A13];1);&quot;&quot;;IF(EXACT([.A13];2);INDIRECT(CONCATENATE(&quot;V&quot;;[.C13]));IF(EXACT([.A13];3);INDIRECT(CONCATENATE(&quot;V&quot;;[.F13]));IF(EXACT([.A13];4);INDIRECT(CONCATENATE(&quot;V&quot;;[.I13]));IF(EXACT([.A13];5);INDIRECT(CONCATENATE(&quot;V&quot;;[.L13]));IF(EXACT([.A13];6);INDIRECT(CONCATENATE(&quot;V&quot;;[.O13]));IF(EXACT([.A13];7);INDIRECT(CONCATENATE(&quot;V&quot;;[.R13])))))))))" office:value-type="string" office:string-value="111210">
              <text:p>111210</text:p>
            </table:table-cell>
            <table:table-cell table:style-name="ce11" office:value-type="string">
              <text:p>l10n_cr_base.CRC</text:p>
            </table:table-cell>
            <table:table-cell table:style-name="ce11" office:value-type="string">
              <text:p>cash</text:p>
            </table:table-cell>
            <table:table-cell table:style-name="ce6" table:formula="of:=NOT(OR(AND(NOT(EXACT([.A13];7));NOT(EXACT([.AB13];&quot;view&quot;)));AND(EXACT([.A13];7);EXACT([.AB13];&quot;view&quot;))))" office:value-type="float" office:value="1">
              <text:p>1</text:p>
            </table:table-cell>
            <table:table-cell table:style-name="Datos" table:formula="of:=VLOOKUP([.AB13];['account.type'.$A$2:.$I$12];8)" office:value-type="string" office:string-value="other">
              <text:p>other</text:p>
            </table:table-cell>
            <table:table-cell table:style-name="Datos" table:formula="of:=VLOOKUP([.AB13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];1);CHAR(9)&amp;CHAR(9)&amp;&quot;&lt;record id=&quot;&quot;account_account_template_&quot;&amp;SUBSTITUTE([.AG$1]&amp;[.$V13];&quot;-&quot;;&quot;_&quot;)&amp;&quot;&quot;&quot; model=&quot;&quot;account.account.template&quot;&quot;&gt;&quot;&amp;CHAR(13)&amp;CHAR(9)&amp;CHAR(9)&amp;CHAR(9)&amp;&quot;&lt;field name=&quot;&quot;code&quot;&quot;&gt;&quot;&amp;[.AG$1]&amp;[.$V13]&amp;&quot;&lt;/field&gt;&quot;&amp;CHAR(13)&amp;CHAR(9)&amp;CHAR(9)&amp;CHAR(9)&amp;&quot;&lt;field name=&quot;&quot;name&quot;&quot;&gt;&quot;&amp;[.AG$1]&amp;[.$Y13]&amp;&quot;&lt;/field&gt;&quot;&amp;CHAR(13)&amp;CHAR(9)&amp;CHAR(9)&amp;CHAR(9)&amp;&quot;&lt;field name=&quot;&quot;shortcut&quot;&quot;&gt;&quot;&amp;IF(EXACT([.$W13];&quot;&quot;);&quot;&quot;;[.AG$1]&amp;[.$W13])&amp;&quot;&lt;/field&gt;&quot;&amp;CHAR(13)&amp;CHAR(9)&amp;CHAR(9)&amp;CHAR(9)&amp;&quot;&lt;field name=&quot;&quot;parent_id&quot;&quot; ref=&quot;&quot;&quot;&amp;IF(EXACT([.$Z13];&quot;&quot;);&quot;&quot;;[.AG$1]&amp;[.$Z13])&amp;&quot;&quot;&quot;/&gt;&quot;&amp;CHAR(13)&amp;CHAR(9)&amp;CHAR(9)&amp;CHAR(9)&amp;&quot;&lt;field name=&quot;&quot;user_type&quot;&quot; ref=&quot;&quot;account_account_type_&quot;&amp;[.$AB13]&amp;&quot;&quot;&quot;/&gt;&quot;&amp;CHAR(13)&amp;CHAR(9)&amp;CHAR(9)&amp;CHAR(9)&amp;&quot;&lt;field name=&quot;&quot;currency_id&quot;&quot; ref=&quot;&quot;&quot;&amp;[.AA13]&amp;&quot;&quot;&quot;/&gt;&quot;&amp;CHAR(13)&amp;CHAR(9)&amp;CHAR(9)&amp;CHAR(9)&amp;&quot;&lt;field name=&quot;&quot;type&quot;&quot;&gt;&quot;&amp;[.$AD13]&amp;&quot;&lt;/field&gt;&quot;&amp;CHAR(13)&amp;CHAR(9)&amp;CHAR(9)&amp;CHAR(9)&amp;&quot;&lt;field name=&quot;&quot;reconcile&quot;&quot; eval=&quot;&quot;&quot;&amp;[.$AE13]&amp;&quot;&quot;&quot;/&gt;&quot;&amp;IF(EXACT([.$AF13];&quot;&quot;);&quot;&quot;;CHAR(13)&amp;CHAR(9)&amp;CHAR(9)&amp;CHAR(9)&amp;&quot;&lt;field name=&quot;&quot;tax_ids&quot;&quot;&gt;&quot;&amp;SUBSTITUTE([.$AF1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211&quot; model=&quot;account.account.template&quot;&gt;&#13;&#9;&#9;&#9;&lt;field name=&quot;code&quot;&gt;0-111211&lt;/field&gt;&#13;&#9;&#9;&#9;&lt;field name=&quot;name&quot;&gt;0-Cuenta en CRC 1&lt;/field&gt;&#13;&#9;&#9;&#9;&lt;field name=&quot;shortcut&quot;&gt;&lt;/field&gt;&#13;&#9;&#9;&#9;&lt;field name=&quot;parent_id&quot; ref=&quot;0-1112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1211" model="account.account.template"&gt;<text:tab/><text:tab/><text:tab/>&lt;field name="code"&gt;0-111211&lt;/field&gt;<text:tab/><text:tab/><text:tab/>&lt;field name="name"&gt;0-Cuenta en CRC 1&lt;/field&gt;<text:tab/><text:tab/><text:tab/>&lt;field name="shortcut"&gt;&lt;/field&gt;<text:tab/><text:tab/><text:tab/>&lt;field name="parent_id" ref="0-1112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13];1);CHAR(9)&amp;CHAR(9)&amp;&quot;&lt;record id=&quot;&quot;account_account_template_&quot;&amp;SUBSTITUTE([.AH$1]&amp;[.$V13];&quot;-&quot;;&quot;_&quot;)&amp;&quot;&quot;&quot; model=&quot;&quot;account.account.template&quot;&quot;&gt;&quot;&amp;CHAR(13)&amp;CHAR(9)&amp;CHAR(9)&amp;CHAR(9)&amp;&quot;&lt;field name=&quot;&quot;code&quot;&quot;&gt;&quot;&amp;[.AH$1]&amp;[.$V13]&amp;&quot;&lt;/field&gt;&quot;&amp;CHAR(13)&amp;CHAR(9)&amp;CHAR(9)&amp;CHAR(9)&amp;&quot;&lt;field name=&quot;&quot;name&quot;&quot;&gt;&quot;&amp;[.AH$1]&amp;[.$Y13]&amp;&quot;&lt;/field&gt;&quot;&amp;CHAR(13)&amp;CHAR(9)&amp;CHAR(9)&amp;CHAR(9)&amp;&quot;&lt;field name=&quot;&quot;shortcut&quot;&quot;&gt;&quot;&amp;IF(EXACT([.$W13];&quot;&quot;);&quot;&quot;;[.AH$1]&amp;[.$W13])&amp;&quot;&lt;/field&gt;&quot;&amp;CHAR(13)&amp;CHAR(9)&amp;CHAR(9)&amp;CHAR(9)&amp;&quot;&lt;field name=&quot;&quot;parent_id&quot;&quot; ref=&quot;&quot;&quot;&amp;IF(EXACT([.$Z13];&quot;&quot;);&quot;&quot;;[.AH$1]&amp;[.$Z13])&amp;&quot;&quot;&quot;/&gt;&quot;&amp;CHAR(13)&amp;CHAR(9)&amp;CHAR(9)&amp;CHAR(9)&amp;&quot;&lt;field name=&quot;&quot;user_type&quot;&quot; ref=&quot;&quot;account_account_type_&quot;&amp;[.$AB13]&amp;&quot;&quot;&quot;/&gt;&quot;&amp;CHAR(13)&amp;CHAR(9)&amp;CHAR(9)&amp;CHAR(9)&amp;&quot;&lt;field name=&quot;&quot;currency_id&quot;&quot; ref=&quot;&quot;&quot;&amp;[.AB13]&amp;&quot;&quot;&quot;/&gt;&quot;&amp;CHAR(13)&amp;CHAR(9)&amp;CHAR(9)&amp;CHAR(9)&amp;&quot;&lt;field name=&quot;&quot;type&quot;&quot;&gt;&quot;&amp;[.$AD13]&amp;&quot;&lt;/field&gt;&quot;&amp;CHAR(13)&amp;CHAR(9)&amp;CHAR(9)&amp;CHAR(9)&amp;&quot;&lt;field name=&quot;&quot;reconcile&quot;&quot; eval=&quot;&quot;&quot;&amp;[.$AE13]&amp;&quot;&quot;&quot;/&gt;&quot;&amp;IF(EXACT([.$AF13];&quot;&quot;);&quot;&quot;;CHAR(13)&amp;CHAR(9)&amp;CHAR(9)&amp;CHAR(9)&amp;&quot;&lt;field name=&quot;&quot;tax_ids&quot;&quot;&gt;&quot;&amp;SUBSTITUTE([.$AF1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211&quot; model=&quot;account.account.template&quot;&gt;&#13;&#9;&#9;&#9;&lt;field name=&quot;code&quot;&gt;1-111211&lt;/field&gt;&#13;&#9;&#9;&#9;&lt;field name=&quot;name&quot;&gt;1-Cuenta en CRC 1&lt;/field&gt;&#13;&#9;&#9;&#9;&lt;field name=&quot;shortcut&quot;&gt;&lt;/field&gt;&#13;&#9;&#9;&#9;&lt;field name=&quot;parent_id&quot; ref=&quot;1-111210&quot;/&gt;&#13;&#9;&#9;&#9;&lt;field name=&quot;user_type&quot; ref=&quot;account_account_type_cash&quot;/&gt;&#13;&#9;&#9;&#9;&lt;field name=&quot;currency_id&quot; ref=&quot;cash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1211" model="account.account.template"&gt;<text:tab/><text:tab/><text:tab/>&lt;field name="code"&gt;1-111211&lt;/field&gt;<text:tab/><text:tab/><text:tab/>&lt;field name="name"&gt;1-Cuenta en CRC 1&lt;/field&gt;<text:tab/><text:tab/><text:tab/>&lt;field name="shortcut"&gt;&lt;/field&gt;<text:tab/><text:tab/><text:tab/>&lt;field name="parent_id" ref="1-111210"/&gt;<text:tab/><text:tab/><text:tab/>&lt;field name="user_type" ref="account_account_type_cash"/&gt;<text:tab/><text:tab/><text:tab/>&lt;field name="currency_id" ref="cash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13]&gt;[.A14];[.A13]=[.A14]);[.A13]&lt;&gt;7))" office:value-type="float" office:value="1">
              <text:p>1</text:p>
            </table:table-cell>
            <table:table-cell table:style-name="ce8" table:formula="of:=IF(EXACT([.A14];1);CELL(&quot;Row&quot;;[.C14]);[.C13])" office:value-type="float" office:value="2">
              <text:p>2</text:p>
            </table:table-cell>
            <table:table-cell table:style-name="ce8" table:formula="of:=IF(EXACT([.$A14];1);0;IF(EXACT([.$A14];2);[.D13]+1;[.D13]))" office:value-type="float" office:value="1">
              <text:p>1</text:p>
            </table:table-cell>
            <table:table-cell table:style-name="ce8" table:formula="of:=['Code format'.$C$2]&amp;TEXT([.D14];['Code format'.$B$2])&amp;['Code format'.$D$2]" office:value-type="string" office:string-value="1">
              <text:p>1</text:p>
            </table:table-cell>
            <table:table-cell table:style-name="ce8" table:formula="of:=IF(EXACT([.C13];[.C14]);IF(EXACT([.D13];[.D14]);[.F13];CELL(&quot;Row&quot;;[.F14]));[.C14])" office:value-type="float" office:value="3">
              <text:p>3</text:p>
            </table:table-cell>
            <table:table-cell table:style-name="ce8" table:formula="of:=IF(AND([.$A14]&lt;=[.H$1];[.$A13]&gt;[.$A14]);0;IF(EXACT([.$A14];[.H$1]+1);[.G13]+1;[.G13]))" office:value-type="float" office:value="1">
              <text:p>1</text:p>
            </table:table-cell>
            <table:table-cell table:style-name="ce8" table:formula="of:=['Code format'.$C$3]&amp;TEXT([.G14];['Code format'.$B$3])&amp;['Code format'.$D$3]" office:value-type="string" office:string-value="1">
              <text:p>1</text:p>
            </table:table-cell>
            <table:table-cell table:style-name="ce8" table:formula="of:=IF(EXACT([.F13];[.F14]);IF(EXACT([.G13];[.G14]);[.I13];CELL(&quot;Row&quot;;[.I14]));[.F14])" office:value-type="float" office:value="4">
              <text:p>4</text:p>
            </table:table-cell>
            <table:table-cell table:style-name="ce8" table:formula="of:=IF(AND([.$A14]&lt;=[.K$1];[.$A13]&gt;[.$A14]);0;IF(EXACT([.$A14];[.K$1]+1);[.J13]+1;[.J13]))" office:value-type="float" office:value="1">
              <text:p>1</text:p>
            </table:table-cell>
            <table:table-cell table:style-name="ce8" table:formula="of:=['Code format'.$C$4]&amp;TEXT([.J14];['Code format'.$B$4])&amp;['Code format'.$D$4]" office:value-type="string" office:string-value="1">
              <text:p>1</text:p>
            </table:table-cell>
            <table:table-cell table:style-name="ce8" table:formula="of:=IF(EXACT([.I13];[.I14]);IF(EXACT([.J13];[.J14]);[.L13];CELL(&quot;Row&quot;;[.L14]));[.I14])" office:value-type="float" office:value="5">
              <text:p>5</text:p>
            </table:table-cell>
            <table:table-cell table:style-name="ce8" table:formula="of:=IF(AND([.$A14]&lt;=[.N$1];[.$A13]&gt;[.$A14]);0;IF(EXACT([.$A14];[.N$1]+1);[.M13]+1;[.M13]))" office:value-type="float" office:value="2">
              <text:p>2</text:p>
            </table:table-cell>
            <table:table-cell table:style-name="ce8" table:formula="of:=['Code format'.$C$5]&amp;TEXT([.M14];['Code format'.$B$5])&amp;['Code format'.$D$5]" office:value-type="string" office:string-value="2">
              <text:p>2</text:p>
            </table:table-cell>
            <table:table-cell table:style-name="ce8" table:formula="of:=IF(EXACT([.L13];[.L14]);IF(EXACT([.M13];[.M14]);[.O13];CELL(&quot;Row&quot;;[.O14]));[.L14])" office:value-type="float" office:value="11">
              <text:p>11</text:p>
            </table:table-cell>
            <table:table-cell table:style-name="ce8" table:formula="of:=IF(AND([.$A14]&lt;=[.Q$1];[.$A13]&gt;[.$A14]);0;IF(EXACT([.$A14];[.Q$1]+1);[.P13]+1;[.P13]))" office:value-type="float" office:value="2">
              <text:p>2</text:p>
            </table:table-cell>
            <table:table-cell table:style-name="ce8" table:formula="of:=['Code format'.$C$6]&amp;TEXT([.P14];['Code format'.$B$6])&amp;['Code format'.$D$6]" office:value-type="string" office:string-value="2">
              <text:p>2</text:p>
            </table:table-cell>
            <table:table-cell table:style-name="ce8" table:formula="of:=IF(EXACT([.O13];[.O14]);IF(EXACT([.P13];[.P14]);[.R13];CELL(&quot;Row&quot;;[.R14]));[.O14])" office:value-type="float" office:value="14">
              <text:p>14</text:p>
            </table:table-cell>
            <table:table-cell table:style-name="ce8" table:formula="of:=IF(AND([.$A14]&lt;=[.T$1];[.$A13]&gt;[.$A14]);0;IF(EXACT([.$A14];[.T$1]+1);[.S13]+1;[.S13]))" office:value-type="float" office:value="0">
              <text:p>0</text:p>
            </table:table-cell>
            <table:table-cell table:style-name="ce8" table:formula="of:=['Code format'.$C$7]&amp;TEXT([.S14];['Code format'.$B$7])&amp;['Code format'.$D$7]" office:value-type="string" office:string-value="0">
              <text:p>0</text:p>
            </table:table-cell>
            <table:table-cell table:style-name="ce8" table:formula="of:=IF(EXACT([.R13];[.R14]);IF(EXACT([.S13];[.S14]);[.U13];CELL(&quot;Row&quot;;[.U14]));[.R14])" office:value-type="float" office:value="14">
              <text:p>14</text:p>
            </table:table-cell>
            <table:table-cell table:style-name="Nivel6" table:formula="of:=CONCATENATE([.E14];[.H14];[.K14];[.N14];[.Q14];[.T14])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111220">
              <text:p>111220</text:p>
            </table:table-cell>
            <table:table-cell table:style-name="ce9" office:value-type="string">
              <text:p>CC-USD</text:p>
            </table:table-cell>
            <table:table-cell table:style-name="ce9" office:value-type="string">
              <text:p>Cuentas corrientes USD</text:p>
            </table:table-cell>
            <table:table-cell table:style-name="Nivel6" table:formula="of:=[.X14]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Cuentas corrientes USD">
              <text:p>Cuentas corrientes USD</text:p>
            </table:table-cell>
            <table:table-cell table:style-name="Datos" table:formula="of:=IF(EXACT([.A14];1);&quot;&quot;;IF(EXACT([.A14];2);INDIRECT(CONCATENATE(&quot;V&quot;;[.C14]));IF(EXACT([.A14];3);INDIRECT(CONCATENATE(&quot;V&quot;;[.F14]));IF(EXACT([.A14];4);INDIRECT(CONCATENATE(&quot;V&quot;;[.I14]));IF(EXACT([.A14];5);INDIRECT(CONCATENATE(&quot;V&quot;;[.L14]));IF(EXACT([.A14];6);INDIRECT(CONCATENATE(&quot;V&quot;;[.O14]));IF(EXACT([.A14];7);INDIRECT(CONCATENATE(&quot;V&quot;;[.R14])))))))))" office:value-type="string" office:string-value="111200">
              <text:p>111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4];7));NOT(EXACT([.AB14];&quot;view&quot;)));AND(EXACT([.A14];7);EXACT([.AB14];&quot;view&quot;))))" office:value-type="float" office:value="1">
              <text:p>1</text:p>
            </table:table-cell>
            <table:table-cell table:style-name="Datos" table:formula="of:=VLOOKUP([.AB14];['account.type'.$A$2:.$I$12];8)" office:value-type="string" office:string-value="view">
              <text:p>view</text:p>
            </table:table-cell>
            <table:table-cell table:style-name="Datos" table:formula="of:=VLOOKUP([.AB1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];1);CHAR(9)&amp;CHAR(9)&amp;&quot;&lt;record id=&quot;&quot;account_account_template_&quot;&amp;SUBSTITUTE([.AG$1]&amp;[.$V14];&quot;-&quot;;&quot;_&quot;)&amp;&quot;&quot;&quot; model=&quot;&quot;account.account.template&quot;&quot;&gt;&quot;&amp;CHAR(13)&amp;CHAR(9)&amp;CHAR(9)&amp;CHAR(9)&amp;&quot;&lt;field name=&quot;&quot;code&quot;&quot;&gt;&quot;&amp;[.AG$1]&amp;[.$V14]&amp;&quot;&lt;/field&gt;&quot;&amp;CHAR(13)&amp;CHAR(9)&amp;CHAR(9)&amp;CHAR(9)&amp;&quot;&lt;field name=&quot;&quot;name&quot;&quot;&gt;&quot;&amp;[.AG$1]&amp;[.$Y14]&amp;&quot;&lt;/field&gt;&quot;&amp;CHAR(13)&amp;CHAR(9)&amp;CHAR(9)&amp;CHAR(9)&amp;&quot;&lt;field name=&quot;&quot;shortcut&quot;&quot;&gt;&quot;&amp;IF(EXACT([.$W14];&quot;&quot;);&quot;&quot;;[.AG$1]&amp;[.$W14])&amp;&quot;&lt;/field&gt;&quot;&amp;CHAR(13)&amp;CHAR(9)&amp;CHAR(9)&amp;CHAR(9)&amp;&quot;&lt;field name=&quot;&quot;parent_id&quot;&quot; ref=&quot;&quot;&quot;&amp;IF(EXACT([.$Z14];&quot;&quot;);&quot;&quot;;[.AG$1]&amp;[.$Z14])&amp;&quot;&quot;&quot;/&gt;&quot;&amp;CHAR(13)&amp;CHAR(9)&amp;CHAR(9)&amp;CHAR(9)&amp;&quot;&lt;field name=&quot;&quot;user_type&quot;&quot; ref=&quot;&quot;account_account_type_&quot;&amp;[.$AB14]&amp;&quot;&quot;&quot;/&gt;&quot;&amp;CHAR(13)&amp;CHAR(9)&amp;CHAR(9)&amp;CHAR(9)&amp;&quot;&lt;field name=&quot;&quot;currency_id&quot;&quot; ref=&quot;&quot;&quot;&amp;[.AA14]&amp;&quot;&quot;&quot;/&gt;&quot;&amp;CHAR(13)&amp;CHAR(9)&amp;CHAR(9)&amp;CHAR(9)&amp;&quot;&lt;field name=&quot;&quot;type&quot;&quot;&gt;&quot;&amp;[.$AD14]&amp;&quot;&lt;/field&gt;&quot;&amp;CHAR(13)&amp;CHAR(9)&amp;CHAR(9)&amp;CHAR(9)&amp;&quot;&lt;field name=&quot;&quot;reconcile&quot;&quot; eval=&quot;&quot;&quot;&amp;[.$AE14]&amp;&quot;&quot;&quot;/&gt;&quot;&amp;IF(EXACT([.$AF14];&quot;&quot;);&quot;&quot;;CHAR(13)&amp;CHAR(9)&amp;CHAR(9)&amp;CHAR(9)&amp;&quot;&lt;field name=&quot;&quot;tax_ids&quot;&quot;&gt;&quot;&amp;SUBSTITUTE([.$AF1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220&quot; model=&quot;account.account.template&quot;&gt;&#13;&#9;&#9;&#9;&lt;field name=&quot;code&quot;&gt;0-111220&lt;/field&gt;&#13;&#9;&#9;&#9;&lt;field name=&quot;name&quot;&gt;0-Cuentas corrientes USD&lt;/field&gt;&#13;&#9;&#9;&#9;&lt;field name=&quot;shortcut&quot;&gt;0-CC-USD&lt;/field&gt;&#13;&#9;&#9;&#9;&lt;field name=&quot;parent_id&quot; ref=&quot;0-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220" model="account.account.template"&gt;<text:tab/><text:tab/><text:tab/>&lt;field name="code"&gt;0-111220&lt;/field&gt;<text:tab/><text:tab/><text:tab/>&lt;field name="name"&gt;0-Cuentas corrientes USD&lt;/field&gt;<text:tab/><text:tab/><text:tab/>&lt;field name="shortcut"&gt;0-CC-USD&lt;/field&gt;<text:tab/><text:tab/><text:tab/>&lt;field name="parent_id" ref="0-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4];1);CHAR(9)&amp;CHAR(9)&amp;&quot;&lt;record id=&quot;&quot;account_account_template_&quot;&amp;SUBSTITUTE([.AH$1]&amp;[.$V14];&quot;-&quot;;&quot;_&quot;)&amp;&quot;&quot;&quot; model=&quot;&quot;account.account.template&quot;&quot;&gt;&quot;&amp;CHAR(13)&amp;CHAR(9)&amp;CHAR(9)&amp;CHAR(9)&amp;&quot;&lt;field name=&quot;&quot;code&quot;&quot;&gt;&quot;&amp;[.AH$1]&amp;[.$V14]&amp;&quot;&lt;/field&gt;&quot;&amp;CHAR(13)&amp;CHAR(9)&amp;CHAR(9)&amp;CHAR(9)&amp;&quot;&lt;field name=&quot;&quot;name&quot;&quot;&gt;&quot;&amp;[.AH$1]&amp;[.$Y14]&amp;&quot;&lt;/field&gt;&quot;&amp;CHAR(13)&amp;CHAR(9)&amp;CHAR(9)&amp;CHAR(9)&amp;&quot;&lt;field name=&quot;&quot;shortcut&quot;&quot;&gt;&quot;&amp;IF(EXACT([.$W14];&quot;&quot;);&quot;&quot;;[.AH$1]&amp;[.$W14])&amp;&quot;&lt;/field&gt;&quot;&amp;CHAR(13)&amp;CHAR(9)&amp;CHAR(9)&amp;CHAR(9)&amp;&quot;&lt;field name=&quot;&quot;parent_id&quot;&quot; ref=&quot;&quot;&quot;&amp;IF(EXACT([.$Z14];&quot;&quot;);&quot;&quot;;[.AH$1]&amp;[.$Z14])&amp;&quot;&quot;&quot;/&gt;&quot;&amp;CHAR(13)&amp;CHAR(9)&amp;CHAR(9)&amp;CHAR(9)&amp;&quot;&lt;field name=&quot;&quot;user_type&quot;&quot; ref=&quot;&quot;account_account_type_&quot;&amp;[.$AB14]&amp;&quot;&quot;&quot;/&gt;&quot;&amp;CHAR(13)&amp;CHAR(9)&amp;CHAR(9)&amp;CHAR(9)&amp;&quot;&lt;field name=&quot;&quot;currency_id&quot;&quot; ref=&quot;&quot;&quot;&amp;[.AB14]&amp;&quot;&quot;&quot;/&gt;&quot;&amp;CHAR(13)&amp;CHAR(9)&amp;CHAR(9)&amp;CHAR(9)&amp;&quot;&lt;field name=&quot;&quot;type&quot;&quot;&gt;&quot;&amp;[.$AD14]&amp;&quot;&lt;/field&gt;&quot;&amp;CHAR(13)&amp;CHAR(9)&amp;CHAR(9)&amp;CHAR(9)&amp;&quot;&lt;field name=&quot;&quot;reconcile&quot;&quot; eval=&quot;&quot;&quot;&amp;[.$AE14]&amp;&quot;&quot;&quot;/&gt;&quot;&amp;IF(EXACT([.$AF14];&quot;&quot;);&quot;&quot;;CHAR(13)&amp;CHAR(9)&amp;CHAR(9)&amp;CHAR(9)&amp;&quot;&lt;field name=&quot;&quot;tax_ids&quot;&quot;&gt;&quot;&amp;SUBSTITUTE([.$AF1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220&quot; model=&quot;account.account.template&quot;&gt;&#13;&#9;&#9;&#9;&lt;field name=&quot;code&quot;&gt;1-111220&lt;/field&gt;&#13;&#9;&#9;&#9;&lt;field name=&quot;name&quot;&gt;1-Cuentas corrientes USD&lt;/field&gt;&#13;&#9;&#9;&#9;&lt;field name=&quot;shortcut&quot;&gt;1-CC-USD&lt;/field&gt;&#13;&#9;&#9;&#9;&lt;field name=&quot;parent_id&quot; ref=&quot;1-1112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220" model="account.account.template"&gt;<text:tab/><text:tab/><text:tab/>&lt;field name="code"&gt;1-111220&lt;/field&gt;<text:tab/><text:tab/><text:tab/>&lt;field name="name"&gt;1-Cuentas corrientes USD&lt;/field&gt;<text:tab/><text:tab/><text:tab/>&lt;field name="shortcut"&gt;1-CC-USD&lt;/field&gt;<text:tab/><text:tab/><text:tab/>&lt;field name="parent_id" ref="1-1112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4]&gt;[.A15];[.A14]=[.A15]);[.A14]&lt;&gt;7))" office:value-type="float" office:value="1">
              <text:p>1</text:p>
            </table:table-cell>
            <table:table-cell table:style-name="ce8" table:formula="of:=IF(EXACT([.A15];1);CELL(&quot;Row&quot;;[.C15]);[.C14])" office:value-type="float" office:value="2">
              <text:p>2</text:p>
            </table:table-cell>
            <table:table-cell table:style-name="ce8" table:formula="of:=IF(EXACT([.$A15];1);0;IF(EXACT([.$A15];2);[.D14]+1;[.D14]))" office:value-type="float" office:value="1">
              <text:p>1</text:p>
            </table:table-cell>
            <table:table-cell table:style-name="ce8" table:formula="of:=['Code format'.$C$2]&amp;TEXT([.D15];['Code format'.$B$2])&amp;['Code format'.$D$2]" office:value-type="string" office:string-value="1">
              <text:p>1</text:p>
            </table:table-cell>
            <table:table-cell table:style-name="ce8" table:formula="of:=IF(EXACT([.C14];[.C15]);IF(EXACT([.D14];[.D15]);[.F14];CELL(&quot;Row&quot;;[.F15]));[.C15])" office:value-type="float" office:value="3">
              <text:p>3</text:p>
            </table:table-cell>
            <table:table-cell table:style-name="ce8" table:formula="of:=IF(AND([.$A15]&lt;=[.H$1];[.$A14]&gt;[.$A15]);0;IF(EXACT([.$A15];[.H$1]+1);[.G14]+1;[.G14]))" office:value-type="float" office:value="1">
              <text:p>1</text:p>
            </table:table-cell>
            <table:table-cell table:style-name="ce8" table:formula="of:=['Code format'.$C$3]&amp;TEXT([.G15];['Code format'.$B$3])&amp;['Code format'.$D$3]" office:value-type="string" office:string-value="1">
              <text:p>1</text:p>
            </table:table-cell>
            <table:table-cell table:style-name="ce8" table:formula="of:=IF(EXACT([.F14];[.F15]);IF(EXACT([.G14];[.G15]);[.I14];CELL(&quot;Row&quot;;[.I15]));[.F15])" office:value-type="float" office:value="4">
              <text:p>4</text:p>
            </table:table-cell>
            <table:table-cell table:style-name="ce8" table:formula="of:=IF(AND([.$A15]&lt;=[.K$1];[.$A14]&gt;[.$A15]);0;IF(EXACT([.$A15];[.K$1]+1);[.J14]+1;[.J14]))" office:value-type="float" office:value="1">
              <text:p>1</text:p>
            </table:table-cell>
            <table:table-cell table:style-name="ce8" table:formula="of:=['Code format'.$C$4]&amp;TEXT([.J15];['Code format'.$B$4])&amp;['Code format'.$D$4]" office:value-type="string" office:string-value="1">
              <text:p>1</text:p>
            </table:table-cell>
            <table:table-cell table:style-name="ce8" table:formula="of:=IF(EXACT([.I14];[.I15]);IF(EXACT([.J14];[.J15]);[.L14];CELL(&quot;Row&quot;;[.L15]));[.I15])" office:value-type="float" office:value="5">
              <text:p>5</text:p>
            </table:table-cell>
            <table:table-cell table:style-name="ce8" table:formula="of:=IF(AND([.$A15]&lt;=[.N$1];[.$A14]&gt;[.$A15]);0;IF(EXACT([.$A15];[.N$1]+1);[.M14]+1;[.M14]))" office:value-type="float" office:value="2">
              <text:p>2</text:p>
            </table:table-cell>
            <table:table-cell table:style-name="ce8" table:formula="of:=['Code format'.$C$5]&amp;TEXT([.M15];['Code format'.$B$5])&amp;['Code format'.$D$5]" office:value-type="string" office:string-value="2">
              <text:p>2</text:p>
            </table:table-cell>
            <table:table-cell table:style-name="ce8" table:formula="of:=IF(EXACT([.L14];[.L15]);IF(EXACT([.M14];[.M15]);[.O14];CELL(&quot;Row&quot;;[.O15]));[.L15])" office:value-type="float" office:value="11">
              <text:p>11</text:p>
            </table:table-cell>
            <table:table-cell table:style-name="ce8" table:formula="of:=IF(AND([.$A15]&lt;=[.Q$1];[.$A14]&gt;[.$A15]);0;IF(EXACT([.$A15];[.Q$1]+1);[.P14]+1;[.P14]))" office:value-type="float" office:value="2">
              <text:p>2</text:p>
            </table:table-cell>
            <table:table-cell table:style-name="ce8" table:formula="of:=['Code format'.$C$6]&amp;TEXT([.P15];['Code format'.$B$6])&amp;['Code format'.$D$6]" office:value-type="string" office:string-value="2">
              <text:p>2</text:p>
            </table:table-cell>
            <table:table-cell table:style-name="ce8" table:formula="of:=IF(EXACT([.O14];[.O15]);IF(EXACT([.P14];[.P15]);[.R14];CELL(&quot;Row&quot;;[.R15]));[.O15])" office:value-type="float" office:value="14">
              <text:p>14</text:p>
            </table:table-cell>
            <table:table-cell table:style-name="ce8" table:formula="of:=IF(AND([.$A15]&lt;=[.T$1];[.$A14]&gt;[.$A15]);0;IF(EXACT([.$A15];[.T$1]+1);[.S14]+1;[.S14]))" office:value-type="float" office:value="1">
              <text:p>1</text:p>
            </table:table-cell>
            <table:table-cell table:style-name="ce8" table:formula="of:=['Code format'.$C$7]&amp;TEXT([.S15];['Code format'.$B$7])&amp;['Code format'.$D$7]" office:value-type="string" office:string-value="1">
              <text:p>1</text:p>
            </table:table-cell>
            <table:table-cell table:style-name="ce8" table:formula="of:=IF(EXACT([.R14];[.R15]);IF(EXACT([.S14];[.S15]);[.U14];CELL(&quot;Row&quot;;[.U15]));[.R15])" office:value-type="float" office:value="15">
              <text:p>15</text:p>
            </table:table-cell>
            <table:table-cell table:style-name="Nivel7" table:formula="of:=CONCATENATE([.E15];[.H15];[.K15];[.N15];[.Q15];[.T15])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111221">
              <text:p>111221</text:p>
            </table:table-cell>
            <table:table-cell table:style-name="ce9"/>
            <table:table-cell table:style-name="ce9" office:value-type="string">
              <text:p>Cuenta en USD 1</text:p>
            </table:table-cell>
            <table:table-cell table:style-name="Nivel7" table:formula="of:=[.X15]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Cuenta en USD 1">
              <text:p>Cuenta en USD 1</text:p>
            </table:table-cell>
            <table:table-cell table:style-name="Datos" table:formula="of:=IF(EXACT([.A15];1);&quot;&quot;;IF(EXACT([.A15];2);INDIRECT(CONCATENATE(&quot;V&quot;;[.C15]));IF(EXACT([.A15];3);INDIRECT(CONCATENATE(&quot;V&quot;;[.F15]));IF(EXACT([.A15];4);INDIRECT(CONCATENATE(&quot;V&quot;;[.I15]));IF(EXACT([.A15];5);INDIRECT(CONCATENATE(&quot;V&quot;;[.L15]));IF(EXACT([.A15];6);INDIRECT(CONCATENATE(&quot;V&quot;;[.O15]));IF(EXACT([.A15];7);INDIRECT(CONCATENATE(&quot;V&quot;;[.R15])))))))))" office:value-type="string" office:string-value="111220">
              <text:p>111220</text:p>
            </table:table-cell>
            <table:table-cell table:style-name="ce11" office:value-type="string">
              <text:p>l10n_cr_base.CRC</text:p>
            </table:table-cell>
            <table:table-cell table:style-name="ce11" office:value-type="string">
              <text:p>cash</text:p>
            </table:table-cell>
            <table:table-cell table:style-name="ce6" table:formula="of:=NOT(OR(AND(NOT(EXACT([.A15];7));NOT(EXACT([.AB15];&quot;view&quot;)));AND(EXACT([.A15];7);EXACT([.AB15];&quot;view&quot;))))" office:value-type="float" office:value="1">
              <text:p>1</text:p>
            </table:table-cell>
            <table:table-cell table:style-name="Datos" table:formula="of:=VLOOKUP([.AB15];['account.type'.$A$2:.$I$12];8)" office:value-type="string" office:string-value="other">
              <text:p>other</text:p>
            </table:table-cell>
            <table:table-cell table:style-name="Datos" table:formula="of:=VLOOKUP([.AB15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];1);CHAR(9)&amp;CHAR(9)&amp;&quot;&lt;record id=&quot;&quot;account_account_template_&quot;&amp;SUBSTITUTE([.AG$1]&amp;[.$V15];&quot;-&quot;;&quot;_&quot;)&amp;&quot;&quot;&quot; model=&quot;&quot;account.account.template&quot;&quot;&gt;&quot;&amp;CHAR(13)&amp;CHAR(9)&amp;CHAR(9)&amp;CHAR(9)&amp;&quot;&lt;field name=&quot;&quot;code&quot;&quot;&gt;&quot;&amp;[.AG$1]&amp;[.$V15]&amp;&quot;&lt;/field&gt;&quot;&amp;CHAR(13)&amp;CHAR(9)&amp;CHAR(9)&amp;CHAR(9)&amp;&quot;&lt;field name=&quot;&quot;name&quot;&quot;&gt;&quot;&amp;[.AG$1]&amp;[.$Y15]&amp;&quot;&lt;/field&gt;&quot;&amp;CHAR(13)&amp;CHAR(9)&amp;CHAR(9)&amp;CHAR(9)&amp;&quot;&lt;field name=&quot;&quot;shortcut&quot;&quot;&gt;&quot;&amp;IF(EXACT([.$W15];&quot;&quot;);&quot;&quot;;[.AG$1]&amp;[.$W15])&amp;&quot;&lt;/field&gt;&quot;&amp;CHAR(13)&amp;CHAR(9)&amp;CHAR(9)&amp;CHAR(9)&amp;&quot;&lt;field name=&quot;&quot;parent_id&quot;&quot; ref=&quot;&quot;&quot;&amp;IF(EXACT([.$Z15];&quot;&quot;);&quot;&quot;;[.AG$1]&amp;[.$Z15])&amp;&quot;&quot;&quot;/&gt;&quot;&amp;CHAR(13)&amp;CHAR(9)&amp;CHAR(9)&amp;CHAR(9)&amp;&quot;&lt;field name=&quot;&quot;user_type&quot;&quot; ref=&quot;&quot;account_account_type_&quot;&amp;[.$AB15]&amp;&quot;&quot;&quot;/&gt;&quot;&amp;CHAR(13)&amp;CHAR(9)&amp;CHAR(9)&amp;CHAR(9)&amp;&quot;&lt;field name=&quot;&quot;currency_id&quot;&quot; ref=&quot;&quot;&quot;&amp;[.AA15]&amp;&quot;&quot;&quot;/&gt;&quot;&amp;CHAR(13)&amp;CHAR(9)&amp;CHAR(9)&amp;CHAR(9)&amp;&quot;&lt;field name=&quot;&quot;type&quot;&quot;&gt;&quot;&amp;[.$AD15]&amp;&quot;&lt;/field&gt;&quot;&amp;CHAR(13)&amp;CHAR(9)&amp;CHAR(9)&amp;CHAR(9)&amp;&quot;&lt;field name=&quot;&quot;reconcile&quot;&quot; eval=&quot;&quot;&quot;&amp;[.$AE15]&amp;&quot;&quot;&quot;/&gt;&quot;&amp;IF(EXACT([.$AF15];&quot;&quot;);&quot;&quot;;CHAR(13)&amp;CHAR(9)&amp;CHAR(9)&amp;CHAR(9)&amp;&quot;&lt;field name=&quot;&quot;tax_ids&quot;&quot;&gt;&quot;&amp;SUBSTITUTE([.$AF1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221&quot; model=&quot;account.account.template&quot;&gt;&#13;&#9;&#9;&#9;&lt;field name=&quot;code&quot;&gt;0-111221&lt;/field&gt;&#13;&#9;&#9;&#9;&lt;field name=&quot;name&quot;&gt;0-Cuenta en USD 1&lt;/field&gt;&#13;&#9;&#9;&#9;&lt;field name=&quot;shortcut&quot;&gt;&lt;/field&gt;&#13;&#9;&#9;&#9;&lt;field name=&quot;parent_id&quot; ref=&quot;0-1112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1221" model="account.account.template"&gt;<text:tab/><text:tab/><text:tab/>&lt;field name="code"&gt;0-111221&lt;/field&gt;<text:tab/><text:tab/><text:tab/>&lt;field name="name"&gt;0-Cuenta en USD 1&lt;/field&gt;<text:tab/><text:tab/><text:tab/>&lt;field name="shortcut"&gt;&lt;/field&gt;<text:tab/><text:tab/><text:tab/>&lt;field name="parent_id" ref="0-1112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15];1);CHAR(9)&amp;CHAR(9)&amp;&quot;&lt;record id=&quot;&quot;account_account_template_&quot;&amp;SUBSTITUTE([.AH$1]&amp;[.$V15];&quot;-&quot;;&quot;_&quot;)&amp;&quot;&quot;&quot; model=&quot;&quot;account.account.template&quot;&quot;&gt;&quot;&amp;CHAR(13)&amp;CHAR(9)&amp;CHAR(9)&amp;CHAR(9)&amp;&quot;&lt;field name=&quot;&quot;code&quot;&quot;&gt;&quot;&amp;[.AH$1]&amp;[.$V15]&amp;&quot;&lt;/field&gt;&quot;&amp;CHAR(13)&amp;CHAR(9)&amp;CHAR(9)&amp;CHAR(9)&amp;&quot;&lt;field name=&quot;&quot;name&quot;&quot;&gt;&quot;&amp;[.AH$1]&amp;[.$Y15]&amp;&quot;&lt;/field&gt;&quot;&amp;CHAR(13)&amp;CHAR(9)&amp;CHAR(9)&amp;CHAR(9)&amp;&quot;&lt;field name=&quot;&quot;shortcut&quot;&quot;&gt;&quot;&amp;IF(EXACT([.$W15];&quot;&quot;);&quot;&quot;;[.AH$1]&amp;[.$W15])&amp;&quot;&lt;/field&gt;&quot;&amp;CHAR(13)&amp;CHAR(9)&amp;CHAR(9)&amp;CHAR(9)&amp;&quot;&lt;field name=&quot;&quot;parent_id&quot;&quot; ref=&quot;&quot;&quot;&amp;IF(EXACT([.$Z15];&quot;&quot;);&quot;&quot;;[.AH$1]&amp;[.$Z15])&amp;&quot;&quot;&quot;/&gt;&quot;&amp;CHAR(13)&amp;CHAR(9)&amp;CHAR(9)&amp;CHAR(9)&amp;&quot;&lt;field name=&quot;&quot;user_type&quot;&quot; ref=&quot;&quot;account_account_type_&quot;&amp;[.$AB15]&amp;&quot;&quot;&quot;/&gt;&quot;&amp;CHAR(13)&amp;CHAR(9)&amp;CHAR(9)&amp;CHAR(9)&amp;&quot;&lt;field name=&quot;&quot;currency_id&quot;&quot; ref=&quot;&quot;&quot;&amp;[.AB15]&amp;&quot;&quot;&quot;/&gt;&quot;&amp;CHAR(13)&amp;CHAR(9)&amp;CHAR(9)&amp;CHAR(9)&amp;&quot;&lt;field name=&quot;&quot;type&quot;&quot;&gt;&quot;&amp;[.$AD15]&amp;&quot;&lt;/field&gt;&quot;&amp;CHAR(13)&amp;CHAR(9)&amp;CHAR(9)&amp;CHAR(9)&amp;&quot;&lt;field name=&quot;&quot;reconcile&quot;&quot; eval=&quot;&quot;&quot;&amp;[.$AE15]&amp;&quot;&quot;&quot;/&gt;&quot;&amp;IF(EXACT([.$AF15];&quot;&quot;);&quot;&quot;;CHAR(13)&amp;CHAR(9)&amp;CHAR(9)&amp;CHAR(9)&amp;&quot;&lt;field name=&quot;&quot;tax_ids&quot;&quot;&gt;&quot;&amp;SUBSTITUTE([.$AF1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221&quot; model=&quot;account.account.template&quot;&gt;&#13;&#9;&#9;&#9;&lt;field name=&quot;code&quot;&gt;1-111221&lt;/field&gt;&#13;&#9;&#9;&#9;&lt;field name=&quot;name&quot;&gt;1-Cuenta en USD 1&lt;/field&gt;&#13;&#9;&#9;&#9;&lt;field name=&quot;shortcut&quot;&gt;&lt;/field&gt;&#13;&#9;&#9;&#9;&lt;field name=&quot;parent_id&quot; ref=&quot;1-111220&quot;/&gt;&#13;&#9;&#9;&#9;&lt;field name=&quot;user_type&quot; ref=&quot;account_account_type_cash&quot;/&gt;&#13;&#9;&#9;&#9;&lt;field name=&quot;currency_id&quot; ref=&quot;cash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1221" model="account.account.template"&gt;<text:tab/><text:tab/><text:tab/>&lt;field name="code"&gt;1-111221&lt;/field&gt;<text:tab/><text:tab/><text:tab/>&lt;field name="name"&gt;1-Cuenta en USD 1&lt;/field&gt;<text:tab/><text:tab/><text:tab/>&lt;field name="shortcut"&gt;&lt;/field&gt;<text:tab/><text:tab/><text:tab/>&lt;field name="parent_id" ref="1-111220"/&gt;<text:tab/><text:tab/><text:tab/>&lt;field name="user_type" ref="account_account_type_cash"/&gt;<text:tab/><text:tab/><text:tab/>&lt;field name="currency_id" ref="cash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5]&gt;[.A16];[.A15]=[.A16]);[.A15]&lt;&gt;7))" office:value-type="float" office:value="1">
              <text:p>1</text:p>
            </table:table-cell>
            <table:table-cell table:style-name="ce8" table:formula="of:=IF(EXACT([.A16];1);CELL(&quot;Row&quot;;[.C16]);[.C15])" office:value-type="float" office:value="2">
              <text:p>2</text:p>
            </table:table-cell>
            <table:table-cell table:style-name="ce8" table:formula="of:=IF(EXACT([.$A16];1);0;IF(EXACT([.$A16];2);[.D15]+1;[.D15]))" office:value-type="float" office:value="1">
              <text:p>1</text:p>
            </table:table-cell>
            <table:table-cell table:style-name="ce8" table:formula="of:=['Code format'.$C$2]&amp;TEXT([.D16];['Code format'.$B$2])&amp;['Code format'.$D$2]" office:value-type="string" office:string-value="1">
              <text:p>1</text:p>
            </table:table-cell>
            <table:table-cell table:style-name="ce8" table:formula="of:=IF(EXACT([.C15];[.C16]);IF(EXACT([.D15];[.D16]);[.F15];CELL(&quot;Row&quot;;[.F16]));[.C16])" office:value-type="float" office:value="3">
              <text:p>3</text:p>
            </table:table-cell>
            <table:table-cell table:style-name="ce8" table:formula="of:=IF(AND([.$A16]&lt;=[.H$1];[.$A15]&gt;[.$A16]);0;IF(EXACT([.$A16];[.H$1]+1);[.G15]+1;[.G15]))" office:value-type="float" office:value="1">
              <text:p>1</text:p>
            </table:table-cell>
            <table:table-cell table:style-name="ce8" table:formula="of:=['Code format'.$C$3]&amp;TEXT([.G16];['Code format'.$B$3])&amp;['Code format'.$D$3]" office:value-type="string" office:string-value="1">
              <text:p>1</text:p>
            </table:table-cell>
            <table:table-cell table:style-name="ce8" table:formula="of:=IF(EXACT([.F15];[.F16]);IF(EXACT([.G15];[.G16]);[.I15];CELL(&quot;Row&quot;;[.I16]));[.F16])" office:value-type="float" office:value="4">
              <text:p>4</text:p>
            </table:table-cell>
            <table:table-cell table:style-name="ce8" table:formula="of:=IF(AND([.$A16]&lt;=[.K$1];[.$A15]&gt;[.$A16]);0;IF(EXACT([.$A16];[.K$1]+1);[.J15]+1;[.J15]))" office:value-type="float" office:value="1">
              <text:p>1</text:p>
            </table:table-cell>
            <table:table-cell table:style-name="ce8" table:formula="of:=['Code format'.$C$4]&amp;TEXT([.J16];['Code format'.$B$4])&amp;['Code format'.$D$4]" office:value-type="string" office:string-value="1">
              <text:p>1</text:p>
            </table:table-cell>
            <table:table-cell table:style-name="ce8" table:formula="of:=IF(EXACT([.I15];[.I16]);IF(EXACT([.J15];[.J16]);[.L15];CELL(&quot;Row&quot;;[.L16]));[.I16])" office:value-type="float" office:value="5">
              <text:p>5</text:p>
            </table:table-cell>
            <table:table-cell table:style-name="ce8" table:formula="of:=IF(AND([.$A16]&lt;=[.N$1];[.$A15]&gt;[.$A16]);0;IF(EXACT([.$A16];[.N$1]+1);[.M15]+1;[.M15]))" office:value-type="float" office:value="3">
              <text:p>3</text:p>
            </table:table-cell>
            <table:table-cell table:style-name="ce8" table:formula="of:=['Code format'.$C$5]&amp;TEXT([.M16];['Code format'.$B$5])&amp;['Code format'.$D$5]" office:value-type="string" office:string-value="3">
              <text:p>3</text:p>
            </table:table-cell>
            <table:table-cell table:style-name="ce8" table:formula="of:=IF(EXACT([.L15];[.L16]);IF(EXACT([.M15];[.M16]);[.O15];CELL(&quot;Row&quot;;[.O16]));[.L16])" office:value-type="float" office:value="16">
              <text:p>16</text:p>
            </table:table-cell>
            <table:table-cell table:style-name="ce8" table:formula="of:=IF(AND([.$A16]&lt;=[.Q$1];[.$A15]&gt;[.$A16]);0;IF(EXACT([.$A16];[.Q$1]+1);[.P15]+1;[.P15]))" office:value-type="float" office:value="0">
              <text:p>0</text:p>
            </table:table-cell>
            <table:table-cell table:style-name="ce8" table:formula="of:=['Code format'.$C$6]&amp;TEXT([.P16];['Code format'.$B$6])&amp;['Code format'.$D$6]" office:value-type="string" office:string-value="0">
              <text:p>0</text:p>
            </table:table-cell>
            <table:table-cell table:style-name="ce8" table:formula="of:=IF(EXACT([.O15];[.O16]);IF(EXACT([.P15];[.P16]);[.R15];CELL(&quot;Row&quot;;[.R16]));[.O16])" office:value-type="float" office:value="16">
              <text:p>16</text:p>
            </table:table-cell>
            <table:table-cell table:style-name="ce8" table:formula="of:=IF(AND([.$A16]&lt;=[.T$1];[.$A15]&gt;[.$A16]);0;IF(EXACT([.$A16];[.T$1]+1);[.S15]+1;[.S15]))" office:value-type="float" office:value="0">
              <text:p>0</text:p>
            </table:table-cell>
            <table:table-cell table:style-name="ce8" table:formula="of:=['Code format'.$C$7]&amp;TEXT([.S16];['Code format'.$B$7])&amp;['Code format'.$D$7]" office:value-type="string" office:string-value="0">
              <text:p>0</text:p>
            </table:table-cell>
            <table:table-cell table:style-name="ce8" table:formula="of:=IF(EXACT([.R15];[.R16]);IF(EXACT([.S15];[.S16]);[.U15];CELL(&quot;Row&quot;;[.U16]));[.R16])" office:value-type="float" office:value="16">
              <text:p>16</text:p>
            </table:table-cell>
            <table:table-cell table:style-name="Nivel5" table:formula="of:=CONCATENATE([.E16];[.H16];[.K16];[.N16];[.Q16];[.T16])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111300">
              <text:p>111300</text:p>
            </table:table-cell>
            <table:table-cell table:style-name="ce9" office:value-type="string">
              <text:p>PayPal</text:p>
            </table:table-cell>
            <table:table-cell table:style-name="ce9" office:value-type="string">
              <text:p>PayPal</text:p>
            </table:table-cell>
            <table:table-cell table:style-name="Nivel5" table:formula="of:=[.X16]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PayPal">
              <text:p>PayPal</text:p>
            </table:table-cell>
            <table:table-cell table:style-name="Datos" table:formula="of:=IF(EXACT([.A16];1);&quot;&quot;;IF(EXACT([.A16];2);INDIRECT(CONCATENATE(&quot;V&quot;;[.C16]));IF(EXACT([.A16];3);INDIRECT(CONCATENATE(&quot;V&quot;;[.F16]));IF(EXACT([.A16];4);INDIRECT(CONCATENATE(&quot;V&quot;;[.I16]));IF(EXACT([.A16];5);INDIRECT(CONCATENATE(&quot;V&quot;;[.L16]));IF(EXACT([.A16];6);INDIRECT(CONCATENATE(&quot;V&quot;;[.O16]));IF(EXACT([.A16];7);INDIRECT(CONCATENATE(&quot;V&quot;;[.R16])))))))))" office:value-type="string" office:string-value="111000">
              <text:p>1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6];7));NOT(EXACT([.AB16];&quot;view&quot;)));AND(EXACT([.A16];7);EXACT([.AB16];&quot;view&quot;))))" office:value-type="float" office:value="1">
              <text:p>1</text:p>
            </table:table-cell>
            <table:table-cell table:style-name="Datos" table:formula="of:=VLOOKUP([.AB16];['account.type'.$A$2:.$I$12];8)" office:value-type="string" office:string-value="view">
              <text:p>view</text:p>
            </table:table-cell>
            <table:table-cell table:style-name="Datos" table:formula="of:=VLOOKUP([.AB1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];1);CHAR(9)&amp;CHAR(9)&amp;&quot;&lt;record id=&quot;&quot;account_account_template_&quot;&amp;SUBSTITUTE([.AG$1]&amp;[.$V16];&quot;-&quot;;&quot;_&quot;)&amp;&quot;&quot;&quot; model=&quot;&quot;account.account.template&quot;&quot;&gt;&quot;&amp;CHAR(13)&amp;CHAR(9)&amp;CHAR(9)&amp;CHAR(9)&amp;&quot;&lt;field name=&quot;&quot;code&quot;&quot;&gt;&quot;&amp;[.AG$1]&amp;[.$V16]&amp;&quot;&lt;/field&gt;&quot;&amp;CHAR(13)&amp;CHAR(9)&amp;CHAR(9)&amp;CHAR(9)&amp;&quot;&lt;field name=&quot;&quot;name&quot;&quot;&gt;&quot;&amp;[.AG$1]&amp;[.$Y16]&amp;&quot;&lt;/field&gt;&quot;&amp;CHAR(13)&amp;CHAR(9)&amp;CHAR(9)&amp;CHAR(9)&amp;&quot;&lt;field name=&quot;&quot;shortcut&quot;&quot;&gt;&quot;&amp;IF(EXACT([.$W16];&quot;&quot;);&quot;&quot;;[.AG$1]&amp;[.$W16])&amp;&quot;&lt;/field&gt;&quot;&amp;CHAR(13)&amp;CHAR(9)&amp;CHAR(9)&amp;CHAR(9)&amp;&quot;&lt;field name=&quot;&quot;parent_id&quot;&quot; ref=&quot;&quot;&quot;&amp;IF(EXACT([.$Z16];&quot;&quot;);&quot;&quot;;[.AG$1]&amp;[.$Z16])&amp;&quot;&quot;&quot;/&gt;&quot;&amp;CHAR(13)&amp;CHAR(9)&amp;CHAR(9)&amp;CHAR(9)&amp;&quot;&lt;field name=&quot;&quot;user_type&quot;&quot; ref=&quot;&quot;account_account_type_&quot;&amp;[.$AB16]&amp;&quot;&quot;&quot;/&gt;&quot;&amp;CHAR(13)&amp;CHAR(9)&amp;CHAR(9)&amp;CHAR(9)&amp;&quot;&lt;field name=&quot;&quot;currency_id&quot;&quot; ref=&quot;&quot;&quot;&amp;[.AA16]&amp;&quot;&quot;&quot;/&gt;&quot;&amp;CHAR(13)&amp;CHAR(9)&amp;CHAR(9)&amp;CHAR(9)&amp;&quot;&lt;field name=&quot;&quot;type&quot;&quot;&gt;&quot;&amp;[.$AD16]&amp;&quot;&lt;/field&gt;&quot;&amp;CHAR(13)&amp;CHAR(9)&amp;CHAR(9)&amp;CHAR(9)&amp;&quot;&lt;field name=&quot;&quot;reconcile&quot;&quot; eval=&quot;&quot;&quot;&amp;[.$AE16]&amp;&quot;&quot;&quot;/&gt;&quot;&amp;IF(EXACT([.$AF16];&quot;&quot;);&quot;&quot;;CHAR(13)&amp;CHAR(9)&amp;CHAR(9)&amp;CHAR(9)&amp;&quot;&lt;field name=&quot;&quot;tax_ids&quot;&quot;&gt;&quot;&amp;SUBSTITUTE([.$AF1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300&quot; model=&quot;account.account.template&quot;&gt;&#13;&#9;&#9;&#9;&lt;field name=&quot;code&quot;&gt;0-111300&lt;/field&gt;&#13;&#9;&#9;&#9;&lt;field name=&quot;name&quot;&gt;0-PayPal&lt;/field&gt;&#13;&#9;&#9;&#9;&lt;field name=&quot;shortcut&quot;&gt;0-PayPal&lt;/field&gt;&#13;&#9;&#9;&#9;&lt;field name=&quot;parent_id&quot; ref=&quot;0-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300" model="account.account.template"&gt;<text:tab/><text:tab/><text:tab/>&lt;field name="code"&gt;0-111300&lt;/field&gt;<text:tab/><text:tab/><text:tab/>&lt;field name="name"&gt;0-PayPal&lt;/field&gt;<text:tab/><text:tab/><text:tab/>&lt;field name="shortcut"&gt;0-PayPal&lt;/field&gt;<text:tab/><text:tab/><text:tab/>&lt;field name="parent_id" ref="0-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6];1);CHAR(9)&amp;CHAR(9)&amp;&quot;&lt;record id=&quot;&quot;account_account_template_&quot;&amp;SUBSTITUTE([.AH$1]&amp;[.$V16];&quot;-&quot;;&quot;_&quot;)&amp;&quot;&quot;&quot; model=&quot;&quot;account.account.template&quot;&quot;&gt;&quot;&amp;CHAR(13)&amp;CHAR(9)&amp;CHAR(9)&amp;CHAR(9)&amp;&quot;&lt;field name=&quot;&quot;code&quot;&quot;&gt;&quot;&amp;[.AH$1]&amp;[.$V16]&amp;&quot;&lt;/field&gt;&quot;&amp;CHAR(13)&amp;CHAR(9)&amp;CHAR(9)&amp;CHAR(9)&amp;&quot;&lt;field name=&quot;&quot;name&quot;&quot;&gt;&quot;&amp;[.AH$1]&amp;[.$Y16]&amp;&quot;&lt;/field&gt;&quot;&amp;CHAR(13)&amp;CHAR(9)&amp;CHAR(9)&amp;CHAR(9)&amp;&quot;&lt;field name=&quot;&quot;shortcut&quot;&quot;&gt;&quot;&amp;IF(EXACT([.$W16];&quot;&quot;);&quot;&quot;;[.AH$1]&amp;[.$W16])&amp;&quot;&lt;/field&gt;&quot;&amp;CHAR(13)&amp;CHAR(9)&amp;CHAR(9)&amp;CHAR(9)&amp;&quot;&lt;field name=&quot;&quot;parent_id&quot;&quot; ref=&quot;&quot;&quot;&amp;IF(EXACT([.$Z16];&quot;&quot;);&quot;&quot;;[.AH$1]&amp;[.$Z16])&amp;&quot;&quot;&quot;/&gt;&quot;&amp;CHAR(13)&amp;CHAR(9)&amp;CHAR(9)&amp;CHAR(9)&amp;&quot;&lt;field name=&quot;&quot;user_type&quot;&quot; ref=&quot;&quot;account_account_type_&quot;&amp;[.$AB16]&amp;&quot;&quot;&quot;/&gt;&quot;&amp;CHAR(13)&amp;CHAR(9)&amp;CHAR(9)&amp;CHAR(9)&amp;&quot;&lt;field name=&quot;&quot;currency_id&quot;&quot; ref=&quot;&quot;&quot;&amp;[.AB16]&amp;&quot;&quot;&quot;/&gt;&quot;&amp;CHAR(13)&amp;CHAR(9)&amp;CHAR(9)&amp;CHAR(9)&amp;&quot;&lt;field name=&quot;&quot;type&quot;&quot;&gt;&quot;&amp;[.$AD16]&amp;&quot;&lt;/field&gt;&quot;&amp;CHAR(13)&amp;CHAR(9)&amp;CHAR(9)&amp;CHAR(9)&amp;&quot;&lt;field name=&quot;&quot;reconcile&quot;&quot; eval=&quot;&quot;&quot;&amp;[.$AE16]&amp;&quot;&quot;&quot;/&gt;&quot;&amp;IF(EXACT([.$AF16];&quot;&quot;);&quot;&quot;;CHAR(13)&amp;CHAR(9)&amp;CHAR(9)&amp;CHAR(9)&amp;&quot;&lt;field name=&quot;&quot;tax_ids&quot;&quot;&gt;&quot;&amp;SUBSTITUTE([.$AF1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300&quot; model=&quot;account.account.template&quot;&gt;&#13;&#9;&#9;&#9;&lt;field name=&quot;code&quot;&gt;1-111300&lt;/field&gt;&#13;&#9;&#9;&#9;&lt;field name=&quot;name&quot;&gt;1-PayPal&lt;/field&gt;&#13;&#9;&#9;&#9;&lt;field name=&quot;shortcut&quot;&gt;1-PayPal&lt;/field&gt;&#13;&#9;&#9;&#9;&lt;field name=&quot;parent_id&quot; ref=&quot;1-11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300" model="account.account.template"&gt;<text:tab/><text:tab/><text:tab/>&lt;field name="code"&gt;1-111300&lt;/field&gt;<text:tab/><text:tab/><text:tab/>&lt;field name="name"&gt;1-PayPal&lt;/field&gt;<text:tab/><text:tab/><text:tab/>&lt;field name="shortcut"&gt;1-PayPal&lt;/field&gt;<text:tab/><text:tab/><text:tab/>&lt;field name="parent_id" ref="1-11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6]&gt;[.A17];[.A16]=[.A17]);[.A16]&lt;&gt;7))" office:value-type="float" office:value="1">
              <text:p>1</text:p>
            </table:table-cell>
            <table:table-cell table:style-name="ce8" table:formula="of:=IF(EXACT([.A17];1);CELL(&quot;Row&quot;;[.C17]);[.C16])" office:value-type="float" office:value="2">
              <text:p>2</text:p>
            </table:table-cell>
            <table:table-cell table:style-name="ce8" table:formula="of:=IF(EXACT([.$A17];1);0;IF(EXACT([.$A17];2);[.D16]+1;[.D16]))" office:value-type="float" office:value="1">
              <text:p>1</text:p>
            </table:table-cell>
            <table:table-cell table:style-name="ce8" table:formula="of:=['Code format'.$C$2]&amp;TEXT([.D17];['Code format'.$B$2])&amp;['Code format'.$D$2]" office:value-type="string" office:string-value="1">
              <text:p>1</text:p>
            </table:table-cell>
            <table:table-cell table:style-name="ce8" table:formula="of:=IF(EXACT([.C16];[.C17]);IF(EXACT([.D16];[.D17]);[.F16];CELL(&quot;Row&quot;;[.F17]));[.C17])" office:value-type="float" office:value="3">
              <text:p>3</text:p>
            </table:table-cell>
            <table:table-cell table:style-name="ce8" table:formula="of:=IF(AND([.$A17]&lt;=[.H$1];[.$A16]&gt;[.$A17]);0;IF(EXACT([.$A17];[.H$1]+1);[.G16]+1;[.G16]))" office:value-type="float" office:value="1">
              <text:p>1</text:p>
            </table:table-cell>
            <table:table-cell table:style-name="ce8" table:formula="of:=['Code format'.$C$3]&amp;TEXT([.G17];['Code format'.$B$3])&amp;['Code format'.$D$3]" office:value-type="string" office:string-value="1">
              <text:p>1</text:p>
            </table:table-cell>
            <table:table-cell table:style-name="ce8" table:formula="of:=IF(EXACT([.F16];[.F17]);IF(EXACT([.G16];[.G17]);[.I16];CELL(&quot;Row&quot;;[.I17]));[.F17])" office:value-type="float" office:value="4">
              <text:p>4</text:p>
            </table:table-cell>
            <table:table-cell table:style-name="ce8" table:formula="of:=IF(AND([.$A17]&lt;=[.K$1];[.$A16]&gt;[.$A17]);0;IF(EXACT([.$A17];[.K$1]+1);[.J16]+1;[.J16]))" office:value-type="float" office:value="1">
              <text:p>1</text:p>
            </table:table-cell>
            <table:table-cell table:style-name="ce8" table:formula="of:=['Code format'.$C$4]&amp;TEXT([.J17];['Code format'.$B$4])&amp;['Code format'.$D$4]" office:value-type="string" office:string-value="1">
              <text:p>1</text:p>
            </table:table-cell>
            <table:table-cell table:style-name="ce8" table:formula="of:=IF(EXACT([.I16];[.I17]);IF(EXACT([.J16];[.J17]);[.L16];CELL(&quot;Row&quot;;[.L17]));[.I17])" office:value-type="float" office:value="5">
              <text:p>5</text:p>
            </table:table-cell>
            <table:table-cell table:style-name="ce8" table:formula="of:=IF(AND([.$A17]&lt;=[.N$1];[.$A16]&gt;[.$A17]);0;IF(EXACT([.$A17];[.N$1]+1);[.M16]+1;[.M16]))" office:value-type="float" office:value="3">
              <text:p>3</text:p>
            </table:table-cell>
            <table:table-cell table:style-name="ce8" table:formula="of:=['Code format'.$C$5]&amp;TEXT([.M17];['Code format'.$B$5])&amp;['Code format'.$D$5]" office:value-type="string" office:string-value="3">
              <text:p>3</text:p>
            </table:table-cell>
            <table:table-cell table:style-name="ce8" table:formula="of:=IF(EXACT([.L16];[.L17]);IF(EXACT([.M16];[.M17]);[.O16];CELL(&quot;Row&quot;;[.O17]));[.L17])" office:value-type="float" office:value="16">
              <text:p>16</text:p>
            </table:table-cell>
            <table:table-cell table:style-name="ce8" table:formula="of:=IF(AND([.$A17]&lt;=[.Q$1];[.$A16]&gt;[.$A17]);0;IF(EXACT([.$A17];[.Q$1]+1);[.P16]+1;[.P16]))" office:value-type="float" office:value="0">
              <text:p>0</text:p>
            </table:table-cell>
            <table:table-cell table:style-name="ce8" table:formula="of:=['Code format'.$C$6]&amp;TEXT([.P17];['Code format'.$B$6])&amp;['Code format'.$D$6]" office:value-type="string" office:string-value="0">
              <text:p>0</text:p>
            </table:table-cell>
            <table:table-cell table:style-name="ce8" table:formula="of:=IF(EXACT([.O16];[.O17]);IF(EXACT([.P16];[.P17]);[.R16];CELL(&quot;Row&quot;;[.R17]));[.O17])" office:value-type="float" office:value="16">
              <text:p>16</text:p>
            </table:table-cell>
            <table:table-cell table:style-name="ce8" table:formula="of:=IF(AND([.$A17]&lt;=[.T$1];[.$A16]&gt;[.$A17]);0;IF(EXACT([.$A17];[.T$1]+1);[.S16]+1;[.S16]))" office:value-type="float" office:value="1">
              <text:p>1</text:p>
            </table:table-cell>
            <table:table-cell table:style-name="ce8" table:formula="of:=['Code format'.$C$7]&amp;TEXT([.S17];['Code format'.$B$7])&amp;['Code format'.$D$7]" office:value-type="string" office:string-value="1">
              <text:p>1</text:p>
            </table:table-cell>
            <table:table-cell table:style-name="ce8" table:formula="of:=IF(EXACT([.R16];[.R17]);IF(EXACT([.S16];[.S17]);[.U16];CELL(&quot;Row&quot;;[.U17]));[.R17])" office:value-type="float" office:value="17">
              <text:p>17</text:p>
            </table:table-cell>
            <table:table-cell table:style-name="Nivel7" table:formula="of:=CONCATENATE([.E17];[.H17];[.K17];[.N17];[.Q17];[.T17])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111301">
              <text:p>111301</text:p>
            </table:table-cell>
            <table:table-cell table:style-name="ce9"/>
            <table:table-cell table:style-name="ce9" office:value-type="string">
              <text:p>Cuenta PayPal 1</text:p>
            </table:table-cell>
            <table:table-cell table:style-name="Nivel7" table:formula="of:=[.X17]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Cuenta PayPal 1">
              <text:p>Cuenta PayPal 1</text:p>
            </table:table-cell>
            <table:table-cell table:style-name="Datos" table:formula="of:=IF(EXACT([.A17];1);&quot;&quot;;IF(EXACT([.A17];2);INDIRECT(CONCATENATE(&quot;V&quot;;[.C17]));IF(EXACT([.A17];3);INDIRECT(CONCATENATE(&quot;V&quot;;[.F17]));IF(EXACT([.A17];4);INDIRECT(CONCATENATE(&quot;V&quot;;[.I17]));IF(EXACT([.A17];5);INDIRECT(CONCATENATE(&quot;V&quot;;[.L17]));IF(EXACT([.A17];6);INDIRECT(CONCATENATE(&quot;V&quot;;[.O17]));IF(EXACT([.A17];7);INDIRECT(CONCATENATE(&quot;V&quot;;[.R17])))))))))" office:value-type="string" office:string-value="111300">
              <text:p>111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cash</text:p>
            </table:table-cell>
            <table:table-cell table:style-name="ce6" table:formula="of:=NOT(OR(AND(NOT(EXACT([.A17];7));NOT(EXACT([.AB17];&quot;view&quot;)));AND(EXACT([.A17];7);EXACT([.AB17];&quot;view&quot;))))" office:value-type="float" office:value="1">
              <text:p>1</text:p>
            </table:table-cell>
            <table:table-cell table:style-name="Datos" table:formula="of:=VLOOKUP([.AB17];['account.type'.$A$2:.$I$12];8)" office:value-type="string" office:string-value="other">
              <text:p>other</text:p>
            </table:table-cell>
            <table:table-cell table:style-name="Datos" table:formula="of:=VLOOKUP([.AB17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];1);CHAR(9)&amp;CHAR(9)&amp;&quot;&lt;record id=&quot;&quot;account_account_template_&quot;&amp;SUBSTITUTE([.AG$1]&amp;[.$V17];&quot;-&quot;;&quot;_&quot;)&amp;&quot;&quot;&quot; model=&quot;&quot;account.account.template&quot;&quot;&gt;&quot;&amp;CHAR(13)&amp;CHAR(9)&amp;CHAR(9)&amp;CHAR(9)&amp;&quot;&lt;field name=&quot;&quot;code&quot;&quot;&gt;&quot;&amp;[.AG$1]&amp;[.$V17]&amp;&quot;&lt;/field&gt;&quot;&amp;CHAR(13)&amp;CHAR(9)&amp;CHAR(9)&amp;CHAR(9)&amp;&quot;&lt;field name=&quot;&quot;name&quot;&quot;&gt;&quot;&amp;[.AG$1]&amp;[.$Y17]&amp;&quot;&lt;/field&gt;&quot;&amp;CHAR(13)&amp;CHAR(9)&amp;CHAR(9)&amp;CHAR(9)&amp;&quot;&lt;field name=&quot;&quot;shortcut&quot;&quot;&gt;&quot;&amp;IF(EXACT([.$W17];&quot;&quot;);&quot;&quot;;[.AG$1]&amp;[.$W17])&amp;&quot;&lt;/field&gt;&quot;&amp;CHAR(13)&amp;CHAR(9)&amp;CHAR(9)&amp;CHAR(9)&amp;&quot;&lt;field name=&quot;&quot;parent_id&quot;&quot; ref=&quot;&quot;&quot;&amp;IF(EXACT([.$Z17];&quot;&quot;);&quot;&quot;;[.AG$1]&amp;[.$Z17])&amp;&quot;&quot;&quot;/&gt;&quot;&amp;CHAR(13)&amp;CHAR(9)&amp;CHAR(9)&amp;CHAR(9)&amp;&quot;&lt;field name=&quot;&quot;user_type&quot;&quot; ref=&quot;&quot;account_account_type_&quot;&amp;[.$AB17]&amp;&quot;&quot;&quot;/&gt;&quot;&amp;CHAR(13)&amp;CHAR(9)&amp;CHAR(9)&amp;CHAR(9)&amp;&quot;&lt;field name=&quot;&quot;currency_id&quot;&quot; ref=&quot;&quot;&quot;&amp;[.AA17]&amp;&quot;&quot;&quot;/&gt;&quot;&amp;CHAR(13)&amp;CHAR(9)&amp;CHAR(9)&amp;CHAR(9)&amp;&quot;&lt;field name=&quot;&quot;type&quot;&quot;&gt;&quot;&amp;[.$AD17]&amp;&quot;&lt;/field&gt;&quot;&amp;CHAR(13)&amp;CHAR(9)&amp;CHAR(9)&amp;CHAR(9)&amp;&quot;&lt;field name=&quot;&quot;reconcile&quot;&quot; eval=&quot;&quot;&quot;&amp;[.$AE17]&amp;&quot;&quot;&quot;/&gt;&quot;&amp;IF(EXACT([.$AF17];&quot;&quot;);&quot;&quot;;CHAR(13)&amp;CHAR(9)&amp;CHAR(9)&amp;CHAR(9)&amp;&quot;&lt;field name=&quot;&quot;tax_ids&quot;&quot;&gt;&quot;&amp;SUBSTITUTE([.$AF1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301&quot; model=&quot;account.account.template&quot;&gt;&#13;&#9;&#9;&#9;&lt;field name=&quot;code&quot;&gt;0-111301&lt;/field&gt;&#13;&#9;&#9;&#9;&lt;field name=&quot;name&quot;&gt;0-Cuenta PayPal 1&lt;/field&gt;&#13;&#9;&#9;&#9;&lt;field name=&quot;shortcut&quot;&gt;&lt;/field&gt;&#13;&#9;&#9;&#9;&lt;field name=&quot;parent_id&quot; ref=&quot;0-11130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1301" model="account.account.template"&gt;<text:tab/><text:tab/><text:tab/>&lt;field name="code"&gt;0-111301&lt;/field&gt;<text:tab/><text:tab/><text:tab/>&lt;field name="name"&gt;0-Cuenta PayPal 1&lt;/field&gt;<text:tab/><text:tab/><text:tab/>&lt;field name="shortcut"&gt;&lt;/field&gt;<text:tab/><text:tab/><text:tab/>&lt;field name="parent_id" ref="0-11130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17];1);CHAR(9)&amp;CHAR(9)&amp;&quot;&lt;record id=&quot;&quot;account_account_template_&quot;&amp;SUBSTITUTE([.AH$1]&amp;[.$V17];&quot;-&quot;;&quot;_&quot;)&amp;&quot;&quot;&quot; model=&quot;&quot;account.account.template&quot;&quot;&gt;&quot;&amp;CHAR(13)&amp;CHAR(9)&amp;CHAR(9)&amp;CHAR(9)&amp;&quot;&lt;field name=&quot;&quot;code&quot;&quot;&gt;&quot;&amp;[.AH$1]&amp;[.$V17]&amp;&quot;&lt;/field&gt;&quot;&amp;CHAR(13)&amp;CHAR(9)&amp;CHAR(9)&amp;CHAR(9)&amp;&quot;&lt;field name=&quot;&quot;name&quot;&quot;&gt;&quot;&amp;[.AH$1]&amp;[.$Y17]&amp;&quot;&lt;/field&gt;&quot;&amp;CHAR(13)&amp;CHAR(9)&amp;CHAR(9)&amp;CHAR(9)&amp;&quot;&lt;field name=&quot;&quot;shortcut&quot;&quot;&gt;&quot;&amp;IF(EXACT([.$W17];&quot;&quot;);&quot;&quot;;[.AH$1]&amp;[.$W17])&amp;&quot;&lt;/field&gt;&quot;&amp;CHAR(13)&amp;CHAR(9)&amp;CHAR(9)&amp;CHAR(9)&amp;&quot;&lt;field name=&quot;&quot;parent_id&quot;&quot; ref=&quot;&quot;&quot;&amp;IF(EXACT([.$Z17];&quot;&quot;);&quot;&quot;;[.AH$1]&amp;[.$Z17])&amp;&quot;&quot;&quot;/&gt;&quot;&amp;CHAR(13)&amp;CHAR(9)&amp;CHAR(9)&amp;CHAR(9)&amp;&quot;&lt;field name=&quot;&quot;user_type&quot;&quot; ref=&quot;&quot;account_account_type_&quot;&amp;[.$AB17]&amp;&quot;&quot;&quot;/&gt;&quot;&amp;CHAR(13)&amp;CHAR(9)&amp;CHAR(9)&amp;CHAR(9)&amp;&quot;&lt;field name=&quot;&quot;currency_id&quot;&quot; ref=&quot;&quot;&quot;&amp;[.AB17]&amp;&quot;&quot;&quot;/&gt;&quot;&amp;CHAR(13)&amp;CHAR(9)&amp;CHAR(9)&amp;CHAR(9)&amp;&quot;&lt;field name=&quot;&quot;type&quot;&quot;&gt;&quot;&amp;[.$AD17]&amp;&quot;&lt;/field&gt;&quot;&amp;CHAR(13)&amp;CHAR(9)&amp;CHAR(9)&amp;CHAR(9)&amp;&quot;&lt;field name=&quot;&quot;reconcile&quot;&quot; eval=&quot;&quot;&quot;&amp;[.$AE17]&amp;&quot;&quot;&quot;/&gt;&quot;&amp;IF(EXACT([.$AF17];&quot;&quot;);&quot;&quot;;CHAR(13)&amp;CHAR(9)&amp;CHAR(9)&amp;CHAR(9)&amp;&quot;&lt;field name=&quot;&quot;tax_ids&quot;&quot;&gt;&quot;&amp;SUBSTITUTE([.$AF1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301&quot; model=&quot;account.account.template&quot;&gt;&#13;&#9;&#9;&#9;&lt;field name=&quot;code&quot;&gt;1-111301&lt;/field&gt;&#13;&#9;&#9;&#9;&lt;field name=&quot;name&quot;&gt;1-Cuenta PayPal 1&lt;/field&gt;&#13;&#9;&#9;&#9;&lt;field name=&quot;shortcut&quot;&gt;&lt;/field&gt;&#13;&#9;&#9;&#9;&lt;field name=&quot;parent_id&quot; ref=&quot;1-111300&quot;/&gt;&#13;&#9;&#9;&#9;&lt;field name=&quot;user_type&quot; ref=&quot;account_account_type_cash&quot;/&gt;&#13;&#9;&#9;&#9;&lt;field name=&quot;currency_id&quot; ref=&quot;cash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1301" model="account.account.template"&gt;<text:tab/><text:tab/><text:tab/>&lt;field name="code"&gt;1-111301&lt;/field&gt;<text:tab/><text:tab/><text:tab/>&lt;field name="name"&gt;1-Cuenta PayPal 1&lt;/field&gt;<text:tab/><text:tab/><text:tab/>&lt;field name="shortcut"&gt;&lt;/field&gt;<text:tab/><text:tab/><text:tab/>&lt;field name="parent_id" ref="1-111300"/&gt;<text:tab/><text:tab/><text:tab/>&lt;field name="user_type" ref="account_account_type_cash"/&gt;<text:tab/><text:tab/><text:tab/>&lt;field name="currency_id" ref="cash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7]&gt;[.A18];[.A17]=[.A18]);[.A17]&lt;&gt;7))" office:value-type="float" office:value="1">
              <text:p>1</text:p>
            </table:table-cell>
            <table:table-cell table:style-name="ce8" table:formula="of:=IF(EXACT([.A18];1);CELL(&quot;Row&quot;;[.C18]);[.C17])" office:value-type="float" office:value="2">
              <text:p>2</text:p>
            </table:table-cell>
            <table:table-cell table:style-name="ce8" table:formula="of:=IF(EXACT([.$A18];1);0;IF(EXACT([.$A18];2);[.D17]+1;[.D17]))" office:value-type="float" office:value="1">
              <text:p>1</text:p>
            </table:table-cell>
            <table:table-cell table:style-name="ce8" table:formula="of:=['Code format'.$C$2]&amp;TEXT([.D18];['Code format'.$B$2])&amp;['Code format'.$D$2]" office:value-type="string" office:string-value="1">
              <text:p>1</text:p>
            </table:table-cell>
            <table:table-cell table:style-name="ce8" table:formula="of:=IF(EXACT([.C17];[.C18]);IF(EXACT([.D17];[.D18]);[.F17];CELL(&quot;Row&quot;;[.F18]));[.C18])" office:value-type="float" office:value="3">
              <text:p>3</text:p>
            </table:table-cell>
            <table:table-cell table:style-name="ce8" table:formula="of:=IF(AND([.$A18]&lt;=[.H$1];[.$A17]&gt;[.$A18]);0;IF(EXACT([.$A18];[.H$1]+1);[.G17]+1;[.G17]))" office:value-type="float" office:value="1">
              <text:p>1</text:p>
            </table:table-cell>
            <table:table-cell table:style-name="ce8" table:formula="of:=['Code format'.$C$3]&amp;TEXT([.G18];['Code format'.$B$3])&amp;['Code format'.$D$3]" office:value-type="string" office:string-value="1">
              <text:p>1</text:p>
            </table:table-cell>
            <table:table-cell table:style-name="ce8" table:formula="of:=IF(EXACT([.F17];[.F18]);IF(EXACT([.G17];[.G18]);[.I17];CELL(&quot;Row&quot;;[.I18]));[.F18])" office:value-type="float" office:value="4">
              <text:p>4</text:p>
            </table:table-cell>
            <table:table-cell table:style-name="ce8" table:formula="of:=IF(AND([.$A18]&lt;=[.K$1];[.$A17]&gt;[.$A18]);0;IF(EXACT([.$A18];[.K$1]+1);[.J17]+1;[.J17]))" office:value-type="float" office:value="1">
              <text:p>1</text:p>
            </table:table-cell>
            <table:table-cell table:style-name="ce8" table:formula="of:=['Code format'.$C$4]&amp;TEXT([.J18];['Code format'.$B$4])&amp;['Code format'.$D$4]" office:value-type="string" office:string-value="1">
              <text:p>1</text:p>
            </table:table-cell>
            <table:table-cell table:style-name="ce8" table:formula="of:=IF(EXACT([.I17];[.I18]);IF(EXACT([.J17];[.J18]);[.L17];CELL(&quot;Row&quot;;[.L18]));[.I18])" office:value-type="float" office:value="5">
              <text:p>5</text:p>
            </table:table-cell>
            <table:table-cell table:style-name="ce8" table:formula="of:=IF(AND([.$A18]&lt;=[.N$1];[.$A17]&gt;[.$A18]);0;IF(EXACT([.$A18];[.N$1]+1);[.M17]+1;[.M17]))" office:value-type="float" office:value="4">
              <text:p>4</text:p>
            </table:table-cell>
            <table:table-cell table:style-name="ce8" table:formula="of:=['Code format'.$C$5]&amp;TEXT([.M18];['Code format'.$B$5])&amp;['Code format'.$D$5]" office:value-type="string" office:string-value="4">
              <text:p>4</text:p>
            </table:table-cell>
            <table:table-cell table:style-name="ce8" table:formula="of:=IF(EXACT([.L17];[.L18]);IF(EXACT([.M17];[.M18]);[.O17];CELL(&quot;Row&quot;;[.O18]));[.L18])" office:value-type="float" office:value="18">
              <text:p>18</text:p>
            </table:table-cell>
            <table:table-cell table:style-name="ce8" table:formula="of:=IF(AND([.$A18]&lt;=[.Q$1];[.$A17]&gt;[.$A18]);0;IF(EXACT([.$A18];[.Q$1]+1);[.P17]+1;[.P17]))" office:value-type="float" office:value="0">
              <text:p>0</text:p>
            </table:table-cell>
            <table:table-cell table:style-name="ce8" table:formula="of:=['Code format'.$C$6]&amp;TEXT([.P18];['Code format'.$B$6])&amp;['Code format'.$D$6]" office:value-type="string" office:string-value="0">
              <text:p>0</text:p>
            </table:table-cell>
            <table:table-cell table:style-name="ce8" table:formula="of:=IF(EXACT([.O17];[.O18]);IF(EXACT([.P17];[.P18]);[.R17];CELL(&quot;Row&quot;;[.R18]));[.O18])" office:value-type="float" office:value="18">
              <text:p>18</text:p>
            </table:table-cell>
            <table:table-cell table:style-name="ce8" table:formula="of:=IF(AND([.$A18]&lt;=[.T$1];[.$A17]&gt;[.$A18]);0;IF(EXACT([.$A18];[.T$1]+1);[.S17]+1;[.S17]))" office:value-type="float" office:value="0">
              <text:p>0</text:p>
            </table:table-cell>
            <table:table-cell table:style-name="ce8" table:formula="of:=['Code format'.$C$7]&amp;TEXT([.S18];['Code format'.$B$7])&amp;['Code format'.$D$7]" office:value-type="string" office:string-value="0">
              <text:p>0</text:p>
            </table:table-cell>
            <table:table-cell table:style-name="ce8" table:formula="of:=IF(EXACT([.R17];[.R18]);IF(EXACT([.S17];[.S18]);[.U17];CELL(&quot;Row&quot;;[.U18]));[.R18])" office:value-type="float" office:value="18">
              <text:p>18</text:p>
            </table:table-cell>
            <table:table-cell table:style-name="Nivel5" table:formula="of:=CONCATENATE([.E18];[.H18];[.K18];[.N18];[.Q18];[.T18])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111400">
              <text:p>111400</text:p>
            </table:table-cell>
            <table:table-cell table:style-name="ce9" office:value-type="string">
              <text:p>FT</text:p>
            </table:table-cell>
            <table:table-cell table:style-name="ce9" office:value-type="string">
              <text:p>Fondos en tránsito</text:p>
            </table:table-cell>
            <table:table-cell table:style-name="Nivel5" table:formula="of:=[.X18]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Fondos en tránsito">
              <text:p>Fondos en tránsito</text:p>
            </table:table-cell>
            <table:table-cell table:style-name="Datos" table:formula="of:=IF(EXACT([.A18];1);&quot;&quot;;IF(EXACT([.A18];2);INDIRECT(CONCATENATE(&quot;V&quot;;[.C18]));IF(EXACT([.A18];3);INDIRECT(CONCATENATE(&quot;V&quot;;[.F18]));IF(EXACT([.A18];4);INDIRECT(CONCATENATE(&quot;V&quot;;[.I18]));IF(EXACT([.A18];5);INDIRECT(CONCATENATE(&quot;V&quot;;[.L18]));IF(EXACT([.A18];6);INDIRECT(CONCATENATE(&quot;V&quot;;[.O18]));IF(EXACT([.A18];7);INDIRECT(CONCATENATE(&quot;V&quot;;[.R18])))))))))" office:value-type="string" office:string-value="111000">
              <text:p>1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8];7));NOT(EXACT([.AB18];&quot;view&quot;)));AND(EXACT([.A18];7);EXACT([.AB18];&quot;view&quot;))))" office:value-type="float" office:value="1">
              <text:p>1</text:p>
            </table:table-cell>
            <table:table-cell table:style-name="Datos" table:formula="of:=VLOOKUP([.AB18];['account.type'.$A$2:.$I$12];8)" office:value-type="string" office:string-value="view">
              <text:p>view</text:p>
            </table:table-cell>
            <table:table-cell table:style-name="Datos" table:formula="of:=VLOOKUP([.AB1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8];1);CHAR(9)&amp;CHAR(9)&amp;&quot;&lt;record id=&quot;&quot;account_account_template_&quot;&amp;SUBSTITUTE([.AG$1]&amp;[.$V18];&quot;-&quot;;&quot;_&quot;)&amp;&quot;&quot;&quot; model=&quot;&quot;account.account.template&quot;&quot;&gt;&quot;&amp;CHAR(13)&amp;CHAR(9)&amp;CHAR(9)&amp;CHAR(9)&amp;&quot;&lt;field name=&quot;&quot;code&quot;&quot;&gt;&quot;&amp;[.AG$1]&amp;[.$V18]&amp;&quot;&lt;/field&gt;&quot;&amp;CHAR(13)&amp;CHAR(9)&amp;CHAR(9)&amp;CHAR(9)&amp;&quot;&lt;field name=&quot;&quot;name&quot;&quot;&gt;&quot;&amp;[.AG$1]&amp;[.$Y18]&amp;&quot;&lt;/field&gt;&quot;&amp;CHAR(13)&amp;CHAR(9)&amp;CHAR(9)&amp;CHAR(9)&amp;&quot;&lt;field name=&quot;&quot;shortcut&quot;&quot;&gt;&quot;&amp;IF(EXACT([.$W18];&quot;&quot;);&quot;&quot;;[.AG$1]&amp;[.$W18])&amp;&quot;&lt;/field&gt;&quot;&amp;CHAR(13)&amp;CHAR(9)&amp;CHAR(9)&amp;CHAR(9)&amp;&quot;&lt;field name=&quot;&quot;parent_id&quot;&quot; ref=&quot;&quot;&quot;&amp;IF(EXACT([.$Z18];&quot;&quot;);&quot;&quot;;[.AG$1]&amp;[.$Z18])&amp;&quot;&quot;&quot;/&gt;&quot;&amp;CHAR(13)&amp;CHAR(9)&amp;CHAR(9)&amp;CHAR(9)&amp;&quot;&lt;field name=&quot;&quot;user_type&quot;&quot; ref=&quot;&quot;account_account_type_&quot;&amp;[.$AB18]&amp;&quot;&quot;&quot;/&gt;&quot;&amp;CHAR(13)&amp;CHAR(9)&amp;CHAR(9)&amp;CHAR(9)&amp;&quot;&lt;field name=&quot;&quot;currency_id&quot;&quot; ref=&quot;&quot;&quot;&amp;[.AA18]&amp;&quot;&quot;&quot;/&gt;&quot;&amp;CHAR(13)&amp;CHAR(9)&amp;CHAR(9)&amp;CHAR(9)&amp;&quot;&lt;field name=&quot;&quot;type&quot;&quot;&gt;&quot;&amp;[.$AD18]&amp;&quot;&lt;/field&gt;&quot;&amp;CHAR(13)&amp;CHAR(9)&amp;CHAR(9)&amp;CHAR(9)&amp;&quot;&lt;field name=&quot;&quot;reconcile&quot;&quot; eval=&quot;&quot;&quot;&amp;[.$AE18]&amp;&quot;&quot;&quot;/&gt;&quot;&amp;IF(EXACT([.$AF18];&quot;&quot;);&quot;&quot;;CHAR(13)&amp;CHAR(9)&amp;CHAR(9)&amp;CHAR(9)&amp;&quot;&lt;field name=&quot;&quot;tax_ids&quot;&quot;&gt;&quot;&amp;SUBSTITUTE([.$AF1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400&quot; model=&quot;account.account.template&quot;&gt;&#13;&#9;&#9;&#9;&lt;field name=&quot;code&quot;&gt;0-111400&lt;/field&gt;&#13;&#9;&#9;&#9;&lt;field name=&quot;name&quot;&gt;0-Fondos en tránsito&lt;/field&gt;&#13;&#9;&#9;&#9;&lt;field name=&quot;shortcut&quot;&gt;0-FT&lt;/field&gt;&#13;&#9;&#9;&#9;&lt;field name=&quot;parent_id&quot; ref=&quot;0-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400" model="account.account.template"&gt;<text:tab/><text:tab/><text:tab/>&lt;field name="code"&gt;0-111400&lt;/field&gt;<text:tab/><text:tab/><text:tab/>&lt;field name="name"&gt;0-Fondos en tránsito&lt;/field&gt;<text:tab/><text:tab/><text:tab/>&lt;field name="shortcut"&gt;0-FT&lt;/field&gt;<text:tab/><text:tab/><text:tab/>&lt;field name="parent_id" ref="0-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8];1);CHAR(9)&amp;CHAR(9)&amp;&quot;&lt;record id=&quot;&quot;account_account_template_&quot;&amp;SUBSTITUTE([.AH$1]&amp;[.$V18];&quot;-&quot;;&quot;_&quot;)&amp;&quot;&quot;&quot; model=&quot;&quot;account.account.template&quot;&quot;&gt;&quot;&amp;CHAR(13)&amp;CHAR(9)&amp;CHAR(9)&amp;CHAR(9)&amp;&quot;&lt;field name=&quot;&quot;code&quot;&quot;&gt;&quot;&amp;[.AH$1]&amp;[.$V18]&amp;&quot;&lt;/field&gt;&quot;&amp;CHAR(13)&amp;CHAR(9)&amp;CHAR(9)&amp;CHAR(9)&amp;&quot;&lt;field name=&quot;&quot;name&quot;&quot;&gt;&quot;&amp;[.AH$1]&amp;[.$Y18]&amp;&quot;&lt;/field&gt;&quot;&amp;CHAR(13)&amp;CHAR(9)&amp;CHAR(9)&amp;CHAR(9)&amp;&quot;&lt;field name=&quot;&quot;shortcut&quot;&quot;&gt;&quot;&amp;IF(EXACT([.$W18];&quot;&quot;);&quot;&quot;;[.AH$1]&amp;[.$W18])&amp;&quot;&lt;/field&gt;&quot;&amp;CHAR(13)&amp;CHAR(9)&amp;CHAR(9)&amp;CHAR(9)&amp;&quot;&lt;field name=&quot;&quot;parent_id&quot;&quot; ref=&quot;&quot;&quot;&amp;IF(EXACT([.$Z18];&quot;&quot;);&quot;&quot;;[.AH$1]&amp;[.$Z18])&amp;&quot;&quot;&quot;/&gt;&quot;&amp;CHAR(13)&amp;CHAR(9)&amp;CHAR(9)&amp;CHAR(9)&amp;&quot;&lt;field name=&quot;&quot;user_type&quot;&quot; ref=&quot;&quot;account_account_type_&quot;&amp;[.$AB18]&amp;&quot;&quot;&quot;/&gt;&quot;&amp;CHAR(13)&amp;CHAR(9)&amp;CHAR(9)&amp;CHAR(9)&amp;&quot;&lt;field name=&quot;&quot;currency_id&quot;&quot; ref=&quot;&quot;&quot;&amp;[.AB18]&amp;&quot;&quot;&quot;/&gt;&quot;&amp;CHAR(13)&amp;CHAR(9)&amp;CHAR(9)&amp;CHAR(9)&amp;&quot;&lt;field name=&quot;&quot;type&quot;&quot;&gt;&quot;&amp;[.$AD18]&amp;&quot;&lt;/field&gt;&quot;&amp;CHAR(13)&amp;CHAR(9)&amp;CHAR(9)&amp;CHAR(9)&amp;&quot;&lt;field name=&quot;&quot;reconcile&quot;&quot; eval=&quot;&quot;&quot;&amp;[.$AE18]&amp;&quot;&quot;&quot;/&gt;&quot;&amp;IF(EXACT([.$AF18];&quot;&quot;);&quot;&quot;;CHAR(13)&amp;CHAR(9)&amp;CHAR(9)&amp;CHAR(9)&amp;&quot;&lt;field name=&quot;&quot;tax_ids&quot;&quot;&gt;&quot;&amp;SUBSTITUTE([.$AF1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400&quot; model=&quot;account.account.template&quot;&gt;&#13;&#9;&#9;&#9;&lt;field name=&quot;code&quot;&gt;1-111400&lt;/field&gt;&#13;&#9;&#9;&#9;&lt;field name=&quot;name&quot;&gt;1-Fondos en tránsito&lt;/field&gt;&#13;&#9;&#9;&#9;&lt;field name=&quot;shortcut&quot;&gt;1-FT&lt;/field&gt;&#13;&#9;&#9;&#9;&lt;field name=&quot;parent_id&quot; ref=&quot;1-11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400" model="account.account.template"&gt;<text:tab/><text:tab/><text:tab/>&lt;field name="code"&gt;1-111400&lt;/field&gt;<text:tab/><text:tab/><text:tab/>&lt;field name="name"&gt;1-Fondos en tránsito&lt;/field&gt;<text:tab/><text:tab/><text:tab/>&lt;field name="shortcut"&gt;1-FT&lt;/field&gt;<text:tab/><text:tab/><text:tab/>&lt;field name="parent_id" ref="1-11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8]&gt;[.A19];[.A18]=[.A19]);[.A18]&lt;&gt;7))" office:value-type="float" office:value="1">
              <text:p>1</text:p>
            </table:table-cell>
            <table:table-cell table:style-name="ce8" table:formula="of:=IF(EXACT([.A19];1);CELL(&quot;Row&quot;;[.C19]);[.C18])" office:value-type="float" office:value="2">
              <text:p>2</text:p>
            </table:table-cell>
            <table:table-cell table:style-name="ce8" table:formula="of:=IF(EXACT([.$A19];1);0;IF(EXACT([.$A19];2);[.D18]+1;[.D18]))" office:value-type="float" office:value="1">
              <text:p>1</text:p>
            </table:table-cell>
            <table:table-cell table:style-name="ce8" table:formula="of:=['Code format'.$C$2]&amp;TEXT([.D19];['Code format'.$B$2])&amp;['Code format'.$D$2]" office:value-type="string" office:string-value="1">
              <text:p>1</text:p>
            </table:table-cell>
            <table:table-cell table:style-name="ce8" table:formula="of:=IF(EXACT([.C18];[.C19]);IF(EXACT([.D18];[.D19]);[.F18];CELL(&quot;Row&quot;;[.F19]));[.C19])" office:value-type="float" office:value="3">
              <text:p>3</text:p>
            </table:table-cell>
            <table:table-cell table:style-name="ce8" table:formula="of:=IF(AND([.$A19]&lt;=[.H$1];[.$A18]&gt;[.$A19]);0;IF(EXACT([.$A19];[.H$1]+1);[.G18]+1;[.G18]))" office:value-type="float" office:value="1">
              <text:p>1</text:p>
            </table:table-cell>
            <table:table-cell table:style-name="ce8" table:formula="of:=['Code format'.$C$3]&amp;TEXT([.G19];['Code format'.$B$3])&amp;['Code format'.$D$3]" office:value-type="string" office:string-value="1">
              <text:p>1</text:p>
            </table:table-cell>
            <table:table-cell table:style-name="ce8" table:formula="of:=IF(EXACT([.F18];[.F19]);IF(EXACT([.G18];[.G19]);[.I18];CELL(&quot;Row&quot;;[.I19]));[.F19])" office:value-type="float" office:value="4">
              <text:p>4</text:p>
            </table:table-cell>
            <table:table-cell table:style-name="ce8" table:formula="of:=IF(AND([.$A19]&lt;=[.K$1];[.$A18]&gt;[.$A19]);0;IF(EXACT([.$A19];[.K$1]+1);[.J18]+1;[.J18]))" office:value-type="float" office:value="1">
              <text:p>1</text:p>
            </table:table-cell>
            <table:table-cell table:style-name="ce8" table:formula="of:=['Code format'.$C$4]&amp;TEXT([.J19];['Code format'.$B$4])&amp;['Code format'.$D$4]" office:value-type="string" office:string-value="1">
              <text:p>1</text:p>
            </table:table-cell>
            <table:table-cell table:style-name="ce8" table:formula="of:=IF(EXACT([.I18];[.I19]);IF(EXACT([.J18];[.J19]);[.L18];CELL(&quot;Row&quot;;[.L19]));[.I19])" office:value-type="float" office:value="5">
              <text:p>5</text:p>
            </table:table-cell>
            <table:table-cell table:style-name="ce8" table:formula="of:=IF(AND([.$A19]&lt;=[.N$1];[.$A18]&gt;[.$A19]);0;IF(EXACT([.$A19];[.N$1]+1);[.M18]+1;[.M18]))" office:value-type="float" office:value="4">
              <text:p>4</text:p>
            </table:table-cell>
            <table:table-cell table:style-name="ce8" table:formula="of:=['Code format'.$C$5]&amp;TEXT([.M19];['Code format'.$B$5])&amp;['Code format'.$D$5]" office:value-type="string" office:string-value="4">
              <text:p>4</text:p>
            </table:table-cell>
            <table:table-cell table:style-name="ce8" table:formula="of:=IF(EXACT([.L18];[.L19]);IF(EXACT([.M18];[.M19]);[.O18];CELL(&quot;Row&quot;;[.O19]));[.L19])" office:value-type="float" office:value="18">
              <text:p>18</text:p>
            </table:table-cell>
            <table:table-cell table:style-name="ce8" table:formula="of:=IF(AND([.$A19]&lt;=[.Q$1];[.$A18]&gt;[.$A19]);0;IF(EXACT([.$A19];[.Q$1]+1);[.P18]+1;[.P18]))" office:value-type="float" office:value="0">
              <text:p>0</text:p>
            </table:table-cell>
            <table:table-cell table:style-name="ce8" table:formula="of:=['Code format'.$C$6]&amp;TEXT([.P19];['Code format'.$B$6])&amp;['Code format'.$D$6]" office:value-type="string" office:string-value="0">
              <text:p>0</text:p>
            </table:table-cell>
            <table:table-cell table:style-name="ce8" table:formula="of:=IF(EXACT([.O18];[.O19]);IF(EXACT([.P18];[.P19]);[.R18];CELL(&quot;Row&quot;;[.R19]));[.O19])" office:value-type="float" office:value="18">
              <text:p>18</text:p>
            </table:table-cell>
            <table:table-cell table:style-name="ce8" table:formula="of:=IF(AND([.$A19]&lt;=[.T$1];[.$A18]&gt;[.$A19]);0;IF(EXACT([.$A19];[.T$1]+1);[.S18]+1;[.S18]))" office:value-type="float" office:value="1">
              <text:p>1</text:p>
            </table:table-cell>
            <table:table-cell table:style-name="ce8" table:formula="of:=['Code format'.$C$7]&amp;TEXT([.S19];['Code format'.$B$7])&amp;['Code format'.$D$7]" office:value-type="string" office:string-value="1">
              <text:p>1</text:p>
            </table:table-cell>
            <table:table-cell table:style-name="ce8" table:formula="of:=IF(EXACT([.R18];[.R19]);IF(EXACT([.S18];[.S19]);[.U18];CELL(&quot;Row&quot;;[.U19]));[.R19])" office:value-type="float" office:value="19">
              <text:p>19</text:p>
            </table:table-cell>
            <table:table-cell table:style-name="Nivel7" table:formula="of:=CONCATENATE([.E19];[.H19];[.K19];[.N19];[.Q19];[.T19])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111401">
              <text:p>111401</text:p>
            </table:table-cell>
            <table:table-cell table:style-name="ce9" office:value-type="string">
              <text:p>Trans. Tes.</text:p>
            </table:table-cell>
            <table:table-cell table:style-name="ce9" office:value-type="string">
              <text:p>Fondos en tránsito en tesorería</text:p>
            </table:table-cell>
            <table:table-cell table:style-name="Nivel7" table:formula="of:=[.X19]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Fondos en tránsito en tesorería">
              <text:p>Fondos en tránsito en tesorería</text:p>
            </table:table-cell>
            <table:table-cell table:style-name="Datos" table:formula="of:=IF(EXACT([.A19];1);&quot;&quot;;IF(EXACT([.A19];2);INDIRECT(CONCATENATE(&quot;V&quot;;[.C19]));IF(EXACT([.A19];3);INDIRECT(CONCATENATE(&quot;V&quot;;[.F19]));IF(EXACT([.A19];4);INDIRECT(CONCATENATE(&quot;V&quot;;[.I19]));IF(EXACT([.A19];5);INDIRECT(CONCATENATE(&quot;V&quot;;[.L19]));IF(EXACT([.A19];6);INDIRECT(CONCATENATE(&quot;V&quot;;[.O19]));IF(EXACT([.A19];7);INDIRECT(CONCATENATE(&quot;V&quot;;[.R19])))))))))" office:value-type="string" office:string-value="111400">
              <text:p>1114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19];7));NOT(EXACT([.AB19];&quot;view&quot;)));AND(EXACT([.A19];7);EXACT([.AB19];&quot;view&quot;))))" office:value-type="float" office:value="1">
              <text:p>1</text:p>
            </table:table-cell>
            <table:table-cell table:style-name="Datos" table:formula="of:=VLOOKUP([.AB19];['account.type'.$A$2:.$I$12];8)" office:value-type="string" office:string-value="other">
              <text:p>other</text:p>
            </table:table-cell>
            <table:table-cell table:style-name="Datos" table:formula="of:=VLOOKUP([.AB19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9];1);CHAR(9)&amp;CHAR(9)&amp;&quot;&lt;record id=&quot;&quot;account_account_template_&quot;&amp;SUBSTITUTE([.AG$1]&amp;[.$V19];&quot;-&quot;;&quot;_&quot;)&amp;&quot;&quot;&quot; model=&quot;&quot;account.account.template&quot;&quot;&gt;&quot;&amp;CHAR(13)&amp;CHAR(9)&amp;CHAR(9)&amp;CHAR(9)&amp;&quot;&lt;field name=&quot;&quot;code&quot;&quot;&gt;&quot;&amp;[.AG$1]&amp;[.$V19]&amp;&quot;&lt;/field&gt;&quot;&amp;CHAR(13)&amp;CHAR(9)&amp;CHAR(9)&amp;CHAR(9)&amp;&quot;&lt;field name=&quot;&quot;name&quot;&quot;&gt;&quot;&amp;[.AG$1]&amp;[.$Y19]&amp;&quot;&lt;/field&gt;&quot;&amp;CHAR(13)&amp;CHAR(9)&amp;CHAR(9)&amp;CHAR(9)&amp;&quot;&lt;field name=&quot;&quot;shortcut&quot;&quot;&gt;&quot;&amp;IF(EXACT([.$W19];&quot;&quot;);&quot;&quot;;[.AG$1]&amp;[.$W19])&amp;&quot;&lt;/field&gt;&quot;&amp;CHAR(13)&amp;CHAR(9)&amp;CHAR(9)&amp;CHAR(9)&amp;&quot;&lt;field name=&quot;&quot;parent_id&quot;&quot; ref=&quot;&quot;&quot;&amp;IF(EXACT([.$Z19];&quot;&quot;);&quot;&quot;;[.AG$1]&amp;[.$Z19])&amp;&quot;&quot;&quot;/&gt;&quot;&amp;CHAR(13)&amp;CHAR(9)&amp;CHAR(9)&amp;CHAR(9)&amp;&quot;&lt;field name=&quot;&quot;user_type&quot;&quot; ref=&quot;&quot;account_account_type_&quot;&amp;[.$AB19]&amp;&quot;&quot;&quot;/&gt;&quot;&amp;CHAR(13)&amp;CHAR(9)&amp;CHAR(9)&amp;CHAR(9)&amp;&quot;&lt;field name=&quot;&quot;currency_id&quot;&quot; ref=&quot;&quot;&quot;&amp;[.AA19]&amp;&quot;&quot;&quot;/&gt;&quot;&amp;CHAR(13)&amp;CHAR(9)&amp;CHAR(9)&amp;CHAR(9)&amp;&quot;&lt;field name=&quot;&quot;type&quot;&quot;&gt;&quot;&amp;[.$AD19]&amp;&quot;&lt;/field&gt;&quot;&amp;CHAR(13)&amp;CHAR(9)&amp;CHAR(9)&amp;CHAR(9)&amp;&quot;&lt;field name=&quot;&quot;reconcile&quot;&quot; eval=&quot;&quot;&quot;&amp;[.$AE19]&amp;&quot;&quot;&quot;/&gt;&quot;&amp;IF(EXACT([.$AF19];&quot;&quot;);&quot;&quot;;CHAR(13)&amp;CHAR(9)&amp;CHAR(9)&amp;CHAR(9)&amp;&quot;&lt;field name=&quot;&quot;tax_ids&quot;&quot;&gt;&quot;&amp;SUBSTITUTE([.$AF1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401&quot; model=&quot;account.account.template&quot;&gt;&#13;&#9;&#9;&#9;&lt;field name=&quot;code&quot;&gt;0-111401&lt;/field&gt;&#13;&#9;&#9;&#9;&lt;field name=&quot;name&quot;&gt;0-Fondos en tránsito en tesorería&lt;/field&gt;&#13;&#9;&#9;&#9;&lt;field name=&quot;shortcut&quot;&gt;0-Trans. Tes.&lt;/field&gt;&#13;&#9;&#9;&#9;&lt;field name=&quot;parent_id&quot; ref=&quot;0-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1401" model="account.account.template"&gt;<text:tab/><text:tab/><text:tab/>&lt;field name="code"&gt;0-111401&lt;/field&gt;<text:tab/><text:tab/><text:tab/>&lt;field name="name"&gt;0-Fondos en tránsito en tesorería&lt;/field&gt;<text:tab/><text:tab/><text:tab/>&lt;field name="shortcut"&gt;0-Trans. Tes.&lt;/field&gt;<text:tab/><text:tab/><text:tab/>&lt;field name="parent_id" ref="0-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19];1);CHAR(9)&amp;CHAR(9)&amp;&quot;&lt;record id=&quot;&quot;account_account_template_&quot;&amp;SUBSTITUTE([.AH$1]&amp;[.$V19];&quot;-&quot;;&quot;_&quot;)&amp;&quot;&quot;&quot; model=&quot;&quot;account.account.template&quot;&quot;&gt;&quot;&amp;CHAR(13)&amp;CHAR(9)&amp;CHAR(9)&amp;CHAR(9)&amp;&quot;&lt;field name=&quot;&quot;code&quot;&quot;&gt;&quot;&amp;[.AH$1]&amp;[.$V19]&amp;&quot;&lt;/field&gt;&quot;&amp;CHAR(13)&amp;CHAR(9)&amp;CHAR(9)&amp;CHAR(9)&amp;&quot;&lt;field name=&quot;&quot;name&quot;&quot;&gt;&quot;&amp;[.AH$1]&amp;[.$Y19]&amp;&quot;&lt;/field&gt;&quot;&amp;CHAR(13)&amp;CHAR(9)&amp;CHAR(9)&amp;CHAR(9)&amp;&quot;&lt;field name=&quot;&quot;shortcut&quot;&quot;&gt;&quot;&amp;IF(EXACT([.$W19];&quot;&quot;);&quot;&quot;;[.AH$1]&amp;[.$W19])&amp;&quot;&lt;/field&gt;&quot;&amp;CHAR(13)&amp;CHAR(9)&amp;CHAR(9)&amp;CHAR(9)&amp;&quot;&lt;field name=&quot;&quot;parent_id&quot;&quot; ref=&quot;&quot;&quot;&amp;IF(EXACT([.$Z19];&quot;&quot;);&quot;&quot;;[.AH$1]&amp;[.$Z19])&amp;&quot;&quot;&quot;/&gt;&quot;&amp;CHAR(13)&amp;CHAR(9)&amp;CHAR(9)&amp;CHAR(9)&amp;&quot;&lt;field name=&quot;&quot;user_type&quot;&quot; ref=&quot;&quot;account_account_type_&quot;&amp;[.$AB19]&amp;&quot;&quot;&quot;/&gt;&quot;&amp;CHAR(13)&amp;CHAR(9)&amp;CHAR(9)&amp;CHAR(9)&amp;&quot;&lt;field name=&quot;&quot;currency_id&quot;&quot; ref=&quot;&quot;&quot;&amp;[.AB19]&amp;&quot;&quot;&quot;/&gt;&quot;&amp;CHAR(13)&amp;CHAR(9)&amp;CHAR(9)&amp;CHAR(9)&amp;&quot;&lt;field name=&quot;&quot;type&quot;&quot;&gt;&quot;&amp;[.$AD19]&amp;&quot;&lt;/field&gt;&quot;&amp;CHAR(13)&amp;CHAR(9)&amp;CHAR(9)&amp;CHAR(9)&amp;&quot;&lt;field name=&quot;&quot;reconcile&quot;&quot; eval=&quot;&quot;&quot;&amp;[.$AE19]&amp;&quot;&quot;&quot;/&gt;&quot;&amp;IF(EXACT([.$AF19];&quot;&quot;);&quot;&quot;;CHAR(13)&amp;CHAR(9)&amp;CHAR(9)&amp;CHAR(9)&amp;&quot;&lt;field name=&quot;&quot;tax_ids&quot;&quot;&gt;&quot;&amp;SUBSTITUTE([.$AF1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401&quot; model=&quot;account.account.template&quot;&gt;&#13;&#9;&#9;&#9;&lt;field name=&quot;code&quot;&gt;1-111401&lt;/field&gt;&#13;&#9;&#9;&#9;&lt;field name=&quot;name&quot;&gt;1-Fondos en tránsito en tesorería&lt;/field&gt;&#13;&#9;&#9;&#9;&lt;field name=&quot;shortcut&quot;&gt;1-Trans. Tes.&lt;/field&gt;&#13;&#9;&#9;&#9;&lt;field name=&quot;parent_id&quot; ref=&quot;1-1114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1401" model="account.account.template"&gt;<text:tab/><text:tab/><text:tab/>&lt;field name="code"&gt;1-111401&lt;/field&gt;<text:tab/><text:tab/><text:tab/>&lt;field name="name"&gt;1-Fondos en tránsito en tesorería&lt;/field&gt;<text:tab/><text:tab/><text:tab/>&lt;field name="shortcut"&gt;1-Trans. Tes.&lt;/field&gt;<text:tab/><text:tab/><text:tab/>&lt;field name="parent_id" ref="1-1114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9]&gt;[.A20];[.A19]=[.A20]);[.A19]&lt;&gt;7))" office:value-type="float" office:value="1">
              <text:p>1</text:p>
            </table:table-cell>
            <table:table-cell table:style-name="ce8" table:formula="of:=IF(EXACT([.A20];1);CELL(&quot;Row&quot;;[.C20]);[.C19])" office:value-type="float" office:value="2">
              <text:p>2</text:p>
            </table:table-cell>
            <table:table-cell table:style-name="ce8" table:formula="of:=IF(EXACT([.$A20];1);0;IF(EXACT([.$A20];2);[.D19]+1;[.D19]))" office:value-type="float" office:value="1">
              <text:p>1</text:p>
            </table:table-cell>
            <table:table-cell table:style-name="ce8" table:formula="of:=['Code format'.$C$2]&amp;TEXT([.D20];['Code format'.$B$2])&amp;['Code format'.$D$2]" office:value-type="string" office:string-value="1">
              <text:p>1</text:p>
            </table:table-cell>
            <table:table-cell table:style-name="ce8" table:formula="of:=IF(EXACT([.C19];[.C20]);IF(EXACT([.D19];[.D20]);[.F19];CELL(&quot;Row&quot;;[.F20]));[.C20])" office:value-type="float" office:value="3">
              <text:p>3</text:p>
            </table:table-cell>
            <table:table-cell table:style-name="ce8" table:formula="of:=IF(AND([.$A20]&lt;=[.H$1];[.$A19]&gt;[.$A20]);0;IF(EXACT([.$A20];[.H$1]+1);[.G19]+1;[.G19]))" office:value-type="float" office:value="1">
              <text:p>1</text:p>
            </table:table-cell>
            <table:table-cell table:style-name="ce8" table:formula="of:=['Code format'.$C$3]&amp;TEXT([.G20];['Code format'.$B$3])&amp;['Code format'.$D$3]" office:value-type="string" office:string-value="1">
              <text:p>1</text:p>
            </table:table-cell>
            <table:table-cell table:style-name="ce8" table:formula="of:=IF(EXACT([.F19];[.F20]);IF(EXACT([.G19];[.G20]);[.I19];CELL(&quot;Row&quot;;[.I20]));[.F20])" office:value-type="float" office:value="4">
              <text:p>4</text:p>
            </table:table-cell>
            <table:table-cell table:style-name="ce8" table:formula="of:=IF(AND([.$A20]&lt;=[.K$1];[.$A19]&gt;[.$A20]);0;IF(EXACT([.$A20];[.K$1]+1);[.J19]+1;[.J19]))" office:value-type="float" office:value="1">
              <text:p>1</text:p>
            </table:table-cell>
            <table:table-cell table:style-name="ce8" table:formula="of:=['Code format'.$C$4]&amp;TEXT([.J20];['Code format'.$B$4])&amp;['Code format'.$D$4]" office:value-type="string" office:string-value="1">
              <text:p>1</text:p>
            </table:table-cell>
            <table:table-cell table:style-name="ce8" table:formula="of:=IF(EXACT([.I19];[.I20]);IF(EXACT([.J19];[.J20]);[.L19];CELL(&quot;Row&quot;;[.L20]));[.I20])" office:value-type="float" office:value="5">
              <text:p>5</text:p>
            </table:table-cell>
            <table:table-cell table:style-name="ce8" table:formula="of:=IF(AND([.$A20]&lt;=[.N$1];[.$A19]&gt;[.$A20]);0;IF(EXACT([.$A20];[.N$1]+1);[.M19]+1;[.M19]))" office:value-type="float" office:value="4">
              <text:p>4</text:p>
            </table:table-cell>
            <table:table-cell table:style-name="ce8" table:formula="of:=['Code format'.$C$5]&amp;TEXT([.M20];['Code format'.$B$5])&amp;['Code format'.$D$5]" office:value-type="string" office:string-value="4">
              <text:p>4</text:p>
            </table:table-cell>
            <table:table-cell table:style-name="ce8" table:formula="of:=IF(EXACT([.L19];[.L20]);IF(EXACT([.M19];[.M20]);[.O19];CELL(&quot;Row&quot;;[.O20]));[.L20])" office:value-type="float" office:value="18">
              <text:p>18</text:p>
            </table:table-cell>
            <table:table-cell table:style-name="ce8" table:formula="of:=IF(AND([.$A20]&lt;=[.Q$1];[.$A19]&gt;[.$A20]);0;IF(EXACT([.$A20];[.Q$1]+1);[.P19]+1;[.P19]))" office:value-type="float" office:value="0">
              <text:p>0</text:p>
            </table:table-cell>
            <table:table-cell table:style-name="ce8" table:formula="of:=['Code format'.$C$6]&amp;TEXT([.P20];['Code format'.$B$6])&amp;['Code format'.$D$6]" office:value-type="string" office:string-value="0">
              <text:p>0</text:p>
            </table:table-cell>
            <table:table-cell table:style-name="ce8" table:formula="of:=IF(EXACT([.O19];[.O20]);IF(EXACT([.P19];[.P20]);[.R19];CELL(&quot;Row&quot;;[.R20]));[.O20])" office:value-type="float" office:value="18">
              <text:p>18</text:p>
            </table:table-cell>
            <table:table-cell table:style-name="ce8" table:formula="of:=IF(AND([.$A20]&lt;=[.T$1];[.$A19]&gt;[.$A20]);0;IF(EXACT([.$A20];[.T$1]+1);[.S19]+1;[.S19]))" office:value-type="float" office:value="2">
              <text:p>2</text:p>
            </table:table-cell>
            <table:table-cell table:style-name="ce8" table:formula="of:=['Code format'.$C$7]&amp;TEXT([.S20];['Code format'.$B$7])&amp;['Code format'.$D$7]" office:value-type="string" office:string-value="2">
              <text:p>2</text:p>
            </table:table-cell>
            <table:table-cell table:style-name="ce8" table:formula="of:=IF(EXACT([.R19];[.R20]);IF(EXACT([.S19];[.S20]);[.U19];CELL(&quot;Row&quot;;[.U20]));[.R20])" office:value-type="float" office:value="20">
              <text:p>20</text:p>
            </table:table-cell>
            <table:table-cell table:style-name="Nivel7" table:formula="of:=CONCATENATE([.E20];[.H20];[.K20];[.N20];[.Q20];[.T20])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111402">
              <text:p>111402</text:p>
            </table:table-cell>
            <table:table-cell table:style-name="ce9" office:value-type="string">
              <text:p>Trans. Ban.</text:p>
            </table:table-cell>
            <table:table-cell table:style-name="ce9" office:value-type="string">
              <text:p>Fondos en tránsito en bancos</text:p>
            </table:table-cell>
            <table:table-cell table:style-name="Nivel7" table:formula="of:=[.X20]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Fondos en tránsito en bancos">
              <text:p>Fondos en tránsito en bancos</text:p>
            </table:table-cell>
            <table:table-cell table:style-name="Datos" table:formula="of:=IF(EXACT([.A20];1);&quot;&quot;;IF(EXACT([.A20];2);INDIRECT(CONCATENATE(&quot;V&quot;;[.C20]));IF(EXACT([.A20];3);INDIRECT(CONCATENATE(&quot;V&quot;;[.F20]));IF(EXACT([.A20];4);INDIRECT(CONCATENATE(&quot;V&quot;;[.I20]));IF(EXACT([.A20];5);INDIRECT(CONCATENATE(&quot;V&quot;;[.L20]));IF(EXACT([.A20];6);INDIRECT(CONCATENATE(&quot;V&quot;;[.O20]));IF(EXACT([.A20];7);INDIRECT(CONCATENATE(&quot;V&quot;;[.R20])))))))))" office:value-type="string" office:string-value="111400">
              <text:p>1114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20];7));NOT(EXACT([.AB20];&quot;view&quot;)));AND(EXACT([.A20];7);EXACT([.AB20];&quot;view&quot;))))" office:value-type="float" office:value="1">
              <text:p>1</text:p>
            </table:table-cell>
            <table:table-cell table:style-name="Datos" table:formula="of:=VLOOKUP([.AB20];['account.type'.$A$2:.$I$12];8)" office:value-type="string" office:string-value="other">
              <text:p>other</text:p>
            </table:table-cell>
            <table:table-cell table:style-name="Datos" table:formula="of:=VLOOKUP([.AB20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0];1);CHAR(9)&amp;CHAR(9)&amp;&quot;&lt;record id=&quot;&quot;account_account_template_&quot;&amp;SUBSTITUTE([.AG$1]&amp;[.$V20];&quot;-&quot;;&quot;_&quot;)&amp;&quot;&quot;&quot; model=&quot;&quot;account.account.template&quot;&quot;&gt;&quot;&amp;CHAR(13)&amp;CHAR(9)&amp;CHAR(9)&amp;CHAR(9)&amp;&quot;&lt;field name=&quot;&quot;code&quot;&quot;&gt;&quot;&amp;[.AG$1]&amp;[.$V20]&amp;&quot;&lt;/field&gt;&quot;&amp;CHAR(13)&amp;CHAR(9)&amp;CHAR(9)&amp;CHAR(9)&amp;&quot;&lt;field name=&quot;&quot;name&quot;&quot;&gt;&quot;&amp;[.AG$1]&amp;[.$Y20]&amp;&quot;&lt;/field&gt;&quot;&amp;CHAR(13)&amp;CHAR(9)&amp;CHAR(9)&amp;CHAR(9)&amp;&quot;&lt;field name=&quot;&quot;shortcut&quot;&quot;&gt;&quot;&amp;IF(EXACT([.$W20];&quot;&quot;);&quot;&quot;;[.AG$1]&amp;[.$W20])&amp;&quot;&lt;/field&gt;&quot;&amp;CHAR(13)&amp;CHAR(9)&amp;CHAR(9)&amp;CHAR(9)&amp;&quot;&lt;field name=&quot;&quot;parent_id&quot;&quot; ref=&quot;&quot;&quot;&amp;IF(EXACT([.$Z20];&quot;&quot;);&quot;&quot;;[.AG$1]&amp;[.$Z20])&amp;&quot;&quot;&quot;/&gt;&quot;&amp;CHAR(13)&amp;CHAR(9)&amp;CHAR(9)&amp;CHAR(9)&amp;&quot;&lt;field name=&quot;&quot;user_type&quot;&quot; ref=&quot;&quot;account_account_type_&quot;&amp;[.$AB20]&amp;&quot;&quot;&quot;/&gt;&quot;&amp;CHAR(13)&amp;CHAR(9)&amp;CHAR(9)&amp;CHAR(9)&amp;&quot;&lt;field name=&quot;&quot;currency_id&quot;&quot; ref=&quot;&quot;&quot;&amp;[.AA20]&amp;&quot;&quot;&quot;/&gt;&quot;&amp;CHAR(13)&amp;CHAR(9)&amp;CHAR(9)&amp;CHAR(9)&amp;&quot;&lt;field name=&quot;&quot;type&quot;&quot;&gt;&quot;&amp;[.$AD20]&amp;&quot;&lt;/field&gt;&quot;&amp;CHAR(13)&amp;CHAR(9)&amp;CHAR(9)&amp;CHAR(9)&amp;&quot;&lt;field name=&quot;&quot;reconcile&quot;&quot; eval=&quot;&quot;&quot;&amp;[.$AE20]&amp;&quot;&quot;&quot;/&gt;&quot;&amp;IF(EXACT([.$AF20];&quot;&quot;);&quot;&quot;;CHAR(13)&amp;CHAR(9)&amp;CHAR(9)&amp;CHAR(9)&amp;&quot;&lt;field name=&quot;&quot;tax_ids&quot;&quot;&gt;&quot;&amp;SUBSTITUTE([.$AF2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402&quot; model=&quot;account.account.template&quot;&gt;&#13;&#9;&#9;&#9;&lt;field name=&quot;code&quot;&gt;0-111402&lt;/field&gt;&#13;&#9;&#9;&#9;&lt;field name=&quot;name&quot;&gt;0-Fondos en tránsito en bancos&lt;/field&gt;&#13;&#9;&#9;&#9;&lt;field name=&quot;shortcut&quot;&gt;0-Trans. Ban.&lt;/field&gt;&#13;&#9;&#9;&#9;&lt;field name=&quot;parent_id&quot; ref=&quot;0-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1402" model="account.account.template"&gt;<text:tab/><text:tab/><text:tab/>&lt;field name="code"&gt;0-111402&lt;/field&gt;<text:tab/><text:tab/><text:tab/>&lt;field name="name"&gt;0-Fondos en tránsito en bancos&lt;/field&gt;<text:tab/><text:tab/><text:tab/>&lt;field name="shortcut"&gt;0-Trans. Ban.&lt;/field&gt;<text:tab/><text:tab/><text:tab/>&lt;field name="parent_id" ref="0-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20];1);CHAR(9)&amp;CHAR(9)&amp;&quot;&lt;record id=&quot;&quot;account_account_template_&quot;&amp;SUBSTITUTE([.AH$1]&amp;[.$V20];&quot;-&quot;;&quot;_&quot;)&amp;&quot;&quot;&quot; model=&quot;&quot;account.account.template&quot;&quot;&gt;&quot;&amp;CHAR(13)&amp;CHAR(9)&amp;CHAR(9)&amp;CHAR(9)&amp;&quot;&lt;field name=&quot;&quot;code&quot;&quot;&gt;&quot;&amp;[.AH$1]&amp;[.$V20]&amp;&quot;&lt;/field&gt;&quot;&amp;CHAR(13)&amp;CHAR(9)&amp;CHAR(9)&amp;CHAR(9)&amp;&quot;&lt;field name=&quot;&quot;name&quot;&quot;&gt;&quot;&amp;[.AH$1]&amp;[.$Y20]&amp;&quot;&lt;/field&gt;&quot;&amp;CHAR(13)&amp;CHAR(9)&amp;CHAR(9)&amp;CHAR(9)&amp;&quot;&lt;field name=&quot;&quot;shortcut&quot;&quot;&gt;&quot;&amp;IF(EXACT([.$W20];&quot;&quot;);&quot;&quot;;[.AH$1]&amp;[.$W20])&amp;&quot;&lt;/field&gt;&quot;&amp;CHAR(13)&amp;CHAR(9)&amp;CHAR(9)&amp;CHAR(9)&amp;&quot;&lt;field name=&quot;&quot;parent_id&quot;&quot; ref=&quot;&quot;&quot;&amp;IF(EXACT([.$Z20];&quot;&quot;);&quot;&quot;;[.AH$1]&amp;[.$Z20])&amp;&quot;&quot;&quot;/&gt;&quot;&amp;CHAR(13)&amp;CHAR(9)&amp;CHAR(9)&amp;CHAR(9)&amp;&quot;&lt;field name=&quot;&quot;user_type&quot;&quot; ref=&quot;&quot;account_account_type_&quot;&amp;[.$AB20]&amp;&quot;&quot;&quot;/&gt;&quot;&amp;CHAR(13)&amp;CHAR(9)&amp;CHAR(9)&amp;CHAR(9)&amp;&quot;&lt;field name=&quot;&quot;currency_id&quot;&quot; ref=&quot;&quot;&quot;&amp;[.AB20]&amp;&quot;&quot;&quot;/&gt;&quot;&amp;CHAR(13)&amp;CHAR(9)&amp;CHAR(9)&amp;CHAR(9)&amp;&quot;&lt;field name=&quot;&quot;type&quot;&quot;&gt;&quot;&amp;[.$AD20]&amp;&quot;&lt;/field&gt;&quot;&amp;CHAR(13)&amp;CHAR(9)&amp;CHAR(9)&amp;CHAR(9)&amp;&quot;&lt;field name=&quot;&quot;reconcile&quot;&quot; eval=&quot;&quot;&quot;&amp;[.$AE20]&amp;&quot;&quot;&quot;/&gt;&quot;&amp;IF(EXACT([.$AF20];&quot;&quot;);&quot;&quot;;CHAR(13)&amp;CHAR(9)&amp;CHAR(9)&amp;CHAR(9)&amp;&quot;&lt;field name=&quot;&quot;tax_ids&quot;&quot;&gt;&quot;&amp;SUBSTITUTE([.$AF2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402&quot; model=&quot;account.account.template&quot;&gt;&#13;&#9;&#9;&#9;&lt;field name=&quot;code&quot;&gt;1-111402&lt;/field&gt;&#13;&#9;&#9;&#9;&lt;field name=&quot;name&quot;&gt;1-Fondos en tránsito en bancos&lt;/field&gt;&#13;&#9;&#9;&#9;&lt;field name=&quot;shortcut&quot;&gt;1-Trans. Ban.&lt;/field&gt;&#13;&#9;&#9;&#9;&lt;field name=&quot;parent_id&quot; ref=&quot;1-1114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1402" model="account.account.template"&gt;<text:tab/><text:tab/><text:tab/>&lt;field name="code"&gt;1-111402&lt;/field&gt;<text:tab/><text:tab/><text:tab/>&lt;field name="name"&gt;1-Fondos en tránsito en bancos&lt;/field&gt;<text:tab/><text:tab/><text:tab/>&lt;field name="shortcut"&gt;1-Trans. Ban.&lt;/field&gt;<text:tab/><text:tab/><text:tab/>&lt;field name="parent_id" ref="1-1114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20]&gt;[.A21];[.A20]=[.A21]);[.A20]&lt;&gt;7))" office:value-type="float" office:value="1">
              <text:p>1</text:p>
            </table:table-cell>
            <table:table-cell table:style-name="ce8" table:formula="of:=IF(EXACT([.A21];1);CELL(&quot;Row&quot;;[.C21]);[.C20])" office:value-type="float" office:value="2">
              <text:p>2</text:p>
            </table:table-cell>
            <table:table-cell table:style-name="ce8" table:formula="of:=IF(EXACT([.$A21];1);0;IF(EXACT([.$A21];2);[.D20]+1;[.D20]))" office:value-type="float" office:value="1">
              <text:p>1</text:p>
            </table:table-cell>
            <table:table-cell table:style-name="ce8" table:formula="of:=['Code format'.$C$2]&amp;TEXT([.D21];['Code format'.$B$2])&amp;['Code format'.$D$2]" office:value-type="string" office:string-value="1">
              <text:p>1</text:p>
            </table:table-cell>
            <table:table-cell table:style-name="ce8" table:formula="of:=IF(EXACT([.C20];[.C21]);IF(EXACT([.D20];[.D21]);[.F20];CELL(&quot;Row&quot;;[.F21]));[.C21])" office:value-type="float" office:value="3">
              <text:p>3</text:p>
            </table:table-cell>
            <table:table-cell table:style-name="ce8" table:formula="of:=IF(AND([.$A21]&lt;=[.H$1];[.$A20]&gt;[.$A21]);0;IF(EXACT([.$A21];[.H$1]+1);[.G20]+1;[.G20]))" office:value-type="float" office:value="1">
              <text:p>1</text:p>
            </table:table-cell>
            <table:table-cell table:style-name="ce8" table:formula="of:=['Code format'.$C$3]&amp;TEXT([.G21];['Code format'.$B$3])&amp;['Code format'.$D$3]" office:value-type="string" office:string-value="1">
              <text:p>1</text:p>
            </table:table-cell>
            <table:table-cell table:style-name="ce8" table:formula="of:=IF(EXACT([.F20];[.F21]);IF(EXACT([.G20];[.G21]);[.I20];CELL(&quot;Row&quot;;[.I21]));[.F21])" office:value-type="float" office:value="4">
              <text:p>4</text:p>
            </table:table-cell>
            <table:table-cell table:style-name="ce8" table:formula="of:=IF(AND([.$A21]&lt;=[.K$1];[.$A20]&gt;[.$A21]);0;IF(EXACT([.$A21];[.K$1]+1);[.J20]+1;[.J20]))" office:value-type="float" office:value="1">
              <text:p>1</text:p>
            </table:table-cell>
            <table:table-cell table:style-name="ce8" table:formula="of:=['Code format'.$C$4]&amp;TEXT([.J21];['Code format'.$B$4])&amp;['Code format'.$D$4]" office:value-type="string" office:string-value="1">
              <text:p>1</text:p>
            </table:table-cell>
            <table:table-cell table:style-name="ce8" table:formula="of:=IF(EXACT([.I20];[.I21]);IF(EXACT([.J20];[.J21]);[.L20];CELL(&quot;Row&quot;;[.L21]));[.I21])" office:value-type="float" office:value="5">
              <text:p>5</text:p>
            </table:table-cell>
            <table:table-cell table:style-name="ce8" table:formula="of:=IF(AND([.$A21]&lt;=[.N$1];[.$A20]&gt;[.$A21]);0;IF(EXACT([.$A21];[.N$1]+1);[.M20]+1;[.M20]))" office:value-type="float" office:value="4">
              <text:p>4</text:p>
            </table:table-cell>
            <table:table-cell table:style-name="ce8" table:formula="of:=['Code format'.$C$5]&amp;TEXT([.M21];['Code format'.$B$5])&amp;['Code format'.$D$5]" office:value-type="string" office:string-value="4">
              <text:p>4</text:p>
            </table:table-cell>
            <table:table-cell table:style-name="ce8" table:formula="of:=IF(EXACT([.L20];[.L21]);IF(EXACT([.M20];[.M21]);[.O20];CELL(&quot;Row&quot;;[.O21]));[.L21])" office:value-type="float" office:value="18">
              <text:p>18</text:p>
            </table:table-cell>
            <table:table-cell table:style-name="ce8" table:formula="of:=IF(AND([.$A21]&lt;=[.Q$1];[.$A20]&gt;[.$A21]);0;IF(EXACT([.$A21];[.Q$1]+1);[.P20]+1;[.P20]))" office:value-type="float" office:value="0">
              <text:p>0</text:p>
            </table:table-cell>
            <table:table-cell table:style-name="ce8" table:formula="of:=['Code format'.$C$6]&amp;TEXT([.P21];['Code format'.$B$6])&amp;['Code format'.$D$6]" office:value-type="string" office:string-value="0">
              <text:p>0</text:p>
            </table:table-cell>
            <table:table-cell table:style-name="ce8" table:formula="of:=IF(EXACT([.O20];[.O21]);IF(EXACT([.P20];[.P21]);[.R20];CELL(&quot;Row&quot;;[.R21]));[.O21])" office:value-type="float" office:value="18">
              <text:p>18</text:p>
            </table:table-cell>
            <table:table-cell table:style-name="ce8" table:formula="of:=IF(AND([.$A21]&lt;=[.T$1];[.$A20]&gt;[.$A21]);0;IF(EXACT([.$A21];[.T$1]+1);[.S20]+1;[.S20]))" office:value-type="float" office:value="3">
              <text:p>3</text:p>
            </table:table-cell>
            <table:table-cell table:style-name="ce8" table:formula="of:=['Code format'.$C$7]&amp;TEXT([.S21];['Code format'.$B$7])&amp;['Code format'.$D$7]" office:value-type="string" office:string-value="3">
              <text:p>3</text:p>
            </table:table-cell>
            <table:table-cell table:style-name="ce8" table:formula="of:=IF(EXACT([.R20];[.R21]);IF(EXACT([.S20];[.S21]);[.U20];CELL(&quot;Row&quot;;[.U21]));[.R21])" office:value-type="float" office:value="21">
              <text:p>21</text:p>
            </table:table-cell>
            <table:table-cell table:style-name="Nivel7" table:formula="of:=CONCATENATE([.E21];[.H21];[.K21];[.N21];[.Q21];[.T21])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111403">
              <text:p>111403</text:p>
            </table:table-cell>
            <table:table-cell table:style-name="ce9" office:value-type="string">
              <text:p>Trans. PayPal</text:p>
            </table:table-cell>
            <table:table-cell table:style-name="ce9" office:value-type="string">
              <text:p>Fondos en tránsito de PayPal a Bancos</text:p>
            </table:table-cell>
            <table:table-cell table:style-name="Nivel7" table:formula="of:=[.X21]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Fondos en tránsito de PayPal a Bancos">
              <text:p>Fondos en tránsito de PayPal a Bancos</text:p>
            </table:table-cell>
            <table:table-cell table:style-name="Datos" table:formula="of:=IF(EXACT([.A21];1);&quot;&quot;;IF(EXACT([.A21];2);INDIRECT(CONCATENATE(&quot;V&quot;;[.C21]));IF(EXACT([.A21];3);INDIRECT(CONCATENATE(&quot;V&quot;;[.F21]));IF(EXACT([.A21];4);INDIRECT(CONCATENATE(&quot;V&quot;;[.I21]));IF(EXACT([.A21];5);INDIRECT(CONCATENATE(&quot;V&quot;;[.L21]));IF(EXACT([.A21];6);INDIRECT(CONCATENATE(&quot;V&quot;;[.O21]));IF(EXACT([.A21];7);INDIRECT(CONCATENATE(&quot;V&quot;;[.R21])))))))))" office:value-type="string" office:string-value="111400">
              <text:p>1114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21];7));NOT(EXACT([.AB21];&quot;view&quot;)));AND(EXACT([.A21];7);EXACT([.AB21];&quot;view&quot;))))" office:value-type="float" office:value="1">
              <text:p>1</text:p>
            </table:table-cell>
            <table:table-cell table:style-name="Datos" table:formula="of:=VLOOKUP([.AB21];['account.type'.$A$2:.$I$12];8)" office:value-type="string" office:string-value="other">
              <text:p>other</text:p>
            </table:table-cell>
            <table:table-cell table:style-name="Datos" table:formula="of:=VLOOKUP([.AB21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1];1);CHAR(9)&amp;CHAR(9)&amp;&quot;&lt;record id=&quot;&quot;account_account_template_&quot;&amp;SUBSTITUTE([.AG$1]&amp;[.$V21];&quot;-&quot;;&quot;_&quot;)&amp;&quot;&quot;&quot; model=&quot;&quot;account.account.template&quot;&quot;&gt;&quot;&amp;CHAR(13)&amp;CHAR(9)&amp;CHAR(9)&amp;CHAR(9)&amp;&quot;&lt;field name=&quot;&quot;code&quot;&quot;&gt;&quot;&amp;[.AG$1]&amp;[.$V21]&amp;&quot;&lt;/field&gt;&quot;&amp;CHAR(13)&amp;CHAR(9)&amp;CHAR(9)&amp;CHAR(9)&amp;&quot;&lt;field name=&quot;&quot;name&quot;&quot;&gt;&quot;&amp;[.AG$1]&amp;[.$Y21]&amp;&quot;&lt;/field&gt;&quot;&amp;CHAR(13)&amp;CHAR(9)&amp;CHAR(9)&amp;CHAR(9)&amp;&quot;&lt;field name=&quot;&quot;shortcut&quot;&quot;&gt;&quot;&amp;IF(EXACT([.$W21];&quot;&quot;);&quot;&quot;;[.AG$1]&amp;[.$W21])&amp;&quot;&lt;/field&gt;&quot;&amp;CHAR(13)&amp;CHAR(9)&amp;CHAR(9)&amp;CHAR(9)&amp;&quot;&lt;field name=&quot;&quot;parent_id&quot;&quot; ref=&quot;&quot;&quot;&amp;IF(EXACT([.$Z21];&quot;&quot;);&quot;&quot;;[.AG$1]&amp;[.$Z21])&amp;&quot;&quot;&quot;/&gt;&quot;&amp;CHAR(13)&amp;CHAR(9)&amp;CHAR(9)&amp;CHAR(9)&amp;&quot;&lt;field name=&quot;&quot;user_type&quot;&quot; ref=&quot;&quot;account_account_type_&quot;&amp;[.$AB21]&amp;&quot;&quot;&quot;/&gt;&quot;&amp;CHAR(13)&amp;CHAR(9)&amp;CHAR(9)&amp;CHAR(9)&amp;&quot;&lt;field name=&quot;&quot;currency_id&quot;&quot; ref=&quot;&quot;&quot;&amp;[.AA21]&amp;&quot;&quot;&quot;/&gt;&quot;&amp;CHAR(13)&amp;CHAR(9)&amp;CHAR(9)&amp;CHAR(9)&amp;&quot;&lt;field name=&quot;&quot;type&quot;&quot;&gt;&quot;&amp;[.$AD21]&amp;&quot;&lt;/field&gt;&quot;&amp;CHAR(13)&amp;CHAR(9)&amp;CHAR(9)&amp;CHAR(9)&amp;&quot;&lt;field name=&quot;&quot;reconcile&quot;&quot; eval=&quot;&quot;&quot;&amp;[.$AE21]&amp;&quot;&quot;&quot;/&gt;&quot;&amp;IF(EXACT([.$AF21];&quot;&quot;);&quot;&quot;;CHAR(13)&amp;CHAR(9)&amp;CHAR(9)&amp;CHAR(9)&amp;&quot;&lt;field name=&quot;&quot;tax_ids&quot;&quot;&gt;&quot;&amp;SUBSTITUTE([.$AF2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403&quot; model=&quot;account.account.template&quot;&gt;&#13;&#9;&#9;&#9;&lt;field name=&quot;code&quot;&gt;0-111403&lt;/field&gt;&#13;&#9;&#9;&#9;&lt;field name=&quot;name&quot;&gt;0-Fondos en tránsito de PayPal a Bancos&lt;/field&gt;&#13;&#9;&#9;&#9;&lt;field name=&quot;shortcut&quot;&gt;0-Trans. PayPal&lt;/field&gt;&#13;&#9;&#9;&#9;&lt;field name=&quot;parent_id&quot; ref=&quot;0-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1403" model="account.account.template"&gt;<text:tab/><text:tab/><text:tab/>&lt;field name="code"&gt;0-111403&lt;/field&gt;<text:tab/><text:tab/><text:tab/>&lt;field name="name"&gt;0-Fondos en tránsito de PayPal a Bancos&lt;/field&gt;<text:tab/><text:tab/><text:tab/>&lt;field name="shortcut"&gt;0-Trans. PayPal&lt;/field&gt;<text:tab/><text:tab/><text:tab/>&lt;field name="parent_id" ref="0-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21];1);CHAR(9)&amp;CHAR(9)&amp;&quot;&lt;record id=&quot;&quot;account_account_template_&quot;&amp;SUBSTITUTE([.AH$1]&amp;[.$V21];&quot;-&quot;;&quot;_&quot;)&amp;&quot;&quot;&quot; model=&quot;&quot;account.account.template&quot;&quot;&gt;&quot;&amp;CHAR(13)&amp;CHAR(9)&amp;CHAR(9)&amp;CHAR(9)&amp;&quot;&lt;field name=&quot;&quot;code&quot;&quot;&gt;&quot;&amp;[.AH$1]&amp;[.$V21]&amp;&quot;&lt;/field&gt;&quot;&amp;CHAR(13)&amp;CHAR(9)&amp;CHAR(9)&amp;CHAR(9)&amp;&quot;&lt;field name=&quot;&quot;name&quot;&quot;&gt;&quot;&amp;[.AH$1]&amp;[.$Y21]&amp;&quot;&lt;/field&gt;&quot;&amp;CHAR(13)&amp;CHAR(9)&amp;CHAR(9)&amp;CHAR(9)&amp;&quot;&lt;field name=&quot;&quot;shortcut&quot;&quot;&gt;&quot;&amp;IF(EXACT([.$W21];&quot;&quot;);&quot;&quot;;[.AH$1]&amp;[.$W21])&amp;&quot;&lt;/field&gt;&quot;&amp;CHAR(13)&amp;CHAR(9)&amp;CHAR(9)&amp;CHAR(9)&amp;&quot;&lt;field name=&quot;&quot;parent_id&quot;&quot; ref=&quot;&quot;&quot;&amp;IF(EXACT([.$Z21];&quot;&quot;);&quot;&quot;;[.AH$1]&amp;[.$Z21])&amp;&quot;&quot;&quot;/&gt;&quot;&amp;CHAR(13)&amp;CHAR(9)&amp;CHAR(9)&amp;CHAR(9)&amp;&quot;&lt;field name=&quot;&quot;user_type&quot;&quot; ref=&quot;&quot;account_account_type_&quot;&amp;[.$AB21]&amp;&quot;&quot;&quot;/&gt;&quot;&amp;CHAR(13)&amp;CHAR(9)&amp;CHAR(9)&amp;CHAR(9)&amp;&quot;&lt;field name=&quot;&quot;currency_id&quot;&quot; ref=&quot;&quot;&quot;&amp;[.AB21]&amp;&quot;&quot;&quot;/&gt;&quot;&amp;CHAR(13)&amp;CHAR(9)&amp;CHAR(9)&amp;CHAR(9)&amp;&quot;&lt;field name=&quot;&quot;type&quot;&quot;&gt;&quot;&amp;[.$AD21]&amp;&quot;&lt;/field&gt;&quot;&amp;CHAR(13)&amp;CHAR(9)&amp;CHAR(9)&amp;CHAR(9)&amp;&quot;&lt;field name=&quot;&quot;reconcile&quot;&quot; eval=&quot;&quot;&quot;&amp;[.$AE21]&amp;&quot;&quot;&quot;/&gt;&quot;&amp;IF(EXACT([.$AF21];&quot;&quot;);&quot;&quot;;CHAR(13)&amp;CHAR(9)&amp;CHAR(9)&amp;CHAR(9)&amp;&quot;&lt;field name=&quot;&quot;tax_ids&quot;&quot;&gt;&quot;&amp;SUBSTITUTE([.$AF2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403&quot; model=&quot;account.account.template&quot;&gt;&#13;&#9;&#9;&#9;&lt;field name=&quot;code&quot;&gt;1-111403&lt;/field&gt;&#13;&#9;&#9;&#9;&lt;field name=&quot;name&quot;&gt;1-Fondos en tránsito de PayPal a Bancos&lt;/field&gt;&#13;&#9;&#9;&#9;&lt;field name=&quot;shortcut&quot;&gt;1-Trans. PayPal&lt;/field&gt;&#13;&#9;&#9;&#9;&lt;field name=&quot;parent_id&quot; ref=&quot;1-1114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1403" model="account.account.template"&gt;<text:tab/><text:tab/><text:tab/>&lt;field name="code"&gt;1-111403&lt;/field&gt;<text:tab/><text:tab/><text:tab/>&lt;field name="name"&gt;1-Fondos en tránsito de PayPal a Bancos&lt;/field&gt;<text:tab/><text:tab/><text:tab/>&lt;field name="shortcut"&gt;1-Trans. PayPal&lt;/field&gt;<text:tab/><text:tab/><text:tab/>&lt;field name="parent_id" ref="1-1114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21]&gt;[.A22];[.A21]=[.A22]);[.A21]&lt;&gt;7))" office:value-type="float" office:value="1">
              <text:p>1</text:p>
            </table:table-cell>
            <table:table-cell table:style-name="ce8" table:formula="of:=IF(EXACT([.A22];1);CELL(&quot;Row&quot;;[.C22]);[.C21])" office:value-type="float" office:value="2">
              <text:p>2</text:p>
            </table:table-cell>
            <table:table-cell table:style-name="ce8" table:formula="of:=IF(EXACT([.$A22];1);0;IF(EXACT([.$A22];2);[.D21]+1;[.D21]))" office:value-type="float" office:value="1">
              <text:p>1</text:p>
            </table:table-cell>
            <table:table-cell table:style-name="ce8" table:formula="of:=['Code format'.$C$2]&amp;TEXT([.D22];['Code format'.$B$2])&amp;['Code format'.$D$2]" office:value-type="string" office:string-value="1">
              <text:p>1</text:p>
            </table:table-cell>
            <table:table-cell table:style-name="ce8" table:formula="of:=IF(EXACT([.C21];[.C22]);IF(EXACT([.D21];[.D22]);[.F21];CELL(&quot;Row&quot;;[.F22]));[.C22])" office:value-type="float" office:value="3">
              <text:p>3</text:p>
            </table:table-cell>
            <table:table-cell table:style-name="ce8" table:formula="of:=IF(AND([.$A22]&lt;=[.H$1];[.$A21]&gt;[.$A22]);0;IF(EXACT([.$A22];[.H$1]+1);[.G21]+1;[.G21]))" office:value-type="float" office:value="1">
              <text:p>1</text:p>
            </table:table-cell>
            <table:table-cell table:style-name="ce8" table:formula="of:=['Code format'.$C$3]&amp;TEXT([.G22];['Code format'.$B$3])&amp;['Code format'.$D$3]" office:value-type="string" office:string-value="1">
              <text:p>1</text:p>
            </table:table-cell>
            <table:table-cell table:style-name="ce8" table:formula="of:=IF(EXACT([.F21];[.F22]);IF(EXACT([.G21];[.G22]);[.I21];CELL(&quot;Row&quot;;[.I22]));[.F22])" office:value-type="float" office:value="4">
              <text:p>4</text:p>
            </table:table-cell>
            <table:table-cell table:style-name="ce8" table:formula="of:=IF(AND([.$A22]&lt;=[.K$1];[.$A21]&gt;[.$A22]);0;IF(EXACT([.$A22];[.K$1]+1);[.J21]+1;[.J21]))" office:value-type="float" office:value="1">
              <text:p>1</text:p>
            </table:table-cell>
            <table:table-cell table:style-name="ce8" table:formula="of:=['Code format'.$C$4]&amp;TEXT([.J22];['Code format'.$B$4])&amp;['Code format'.$D$4]" office:value-type="string" office:string-value="1">
              <text:p>1</text:p>
            </table:table-cell>
            <table:table-cell table:style-name="ce8" table:formula="of:=IF(EXACT([.I21];[.I22]);IF(EXACT([.J21];[.J22]);[.L21];CELL(&quot;Row&quot;;[.L22]));[.I22])" office:value-type="float" office:value="5">
              <text:p>5</text:p>
            </table:table-cell>
            <table:table-cell table:style-name="ce8" table:formula="of:=IF(AND([.$A22]&lt;=[.N$1];[.$A21]&gt;[.$A22]);0;IF(EXACT([.$A22];[.N$1]+1);[.M21]+1;[.M21]))" office:value-type="float" office:value="5">
              <text:p>5</text:p>
            </table:table-cell>
            <table:table-cell table:style-name="ce8" table:formula="of:=['Code format'.$C$5]&amp;TEXT([.M22];['Code format'.$B$5])&amp;['Code format'.$D$5]" office:value-type="string" office:string-value="5">
              <text:p>5</text:p>
            </table:table-cell>
            <table:table-cell table:style-name="ce8" table:formula="of:=IF(EXACT([.L21];[.L22]);IF(EXACT([.M21];[.M22]);[.O21];CELL(&quot;Row&quot;;[.O22]));[.L22])" office:value-type="float" office:value="22">
              <text:p>22</text:p>
            </table:table-cell>
            <table:table-cell table:style-name="ce8" table:formula="of:=IF(AND([.$A22]&lt;=[.Q$1];[.$A21]&gt;[.$A22]);0;IF(EXACT([.$A22];[.Q$1]+1);[.P21]+1;[.P21]))" office:value-type="float" office:value="0">
              <text:p>0</text:p>
            </table:table-cell>
            <table:table-cell table:style-name="ce8" table:formula="of:=['Code format'.$C$6]&amp;TEXT([.P22];['Code format'.$B$6])&amp;['Code format'.$D$6]" office:value-type="string" office:string-value="0">
              <text:p>0</text:p>
            </table:table-cell>
            <table:table-cell table:style-name="ce8" table:formula="of:=IF(EXACT([.O21];[.O22]);IF(EXACT([.P21];[.P22]);[.R21];CELL(&quot;Row&quot;;[.R22]));[.O22])" office:value-type="float" office:value="22">
              <text:p>22</text:p>
            </table:table-cell>
            <table:table-cell table:style-name="ce8" table:formula="of:=IF(AND([.$A22]&lt;=[.T$1];[.$A21]&gt;[.$A22]);0;IF(EXACT([.$A22];[.T$1]+1);[.S21]+1;[.S21]))" office:value-type="float" office:value="0">
              <text:p>0</text:p>
            </table:table-cell>
            <table:table-cell table:style-name="ce8" table:formula="of:=['Code format'.$C$7]&amp;TEXT([.S22];['Code format'.$B$7])&amp;['Code format'.$D$7]" office:value-type="string" office:string-value="0">
              <text:p>0</text:p>
            </table:table-cell>
            <table:table-cell table:style-name="ce8" table:formula="of:=IF(EXACT([.R21];[.R22]);IF(EXACT([.S21];[.S22]);[.U21];CELL(&quot;Row&quot;;[.U22]));[.R22])" office:value-type="float" office:value="22">
              <text:p>22</text:p>
            </table:table-cell>
            <table:table-cell table:style-name="Nivel5" table:formula="of:=CONCATENATE([.E22];[.H22];[.K22];[.N22];[.Q22];[.T22])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111500">
              <text:p>111500</text:p>
            </table:table-cell>
            <table:table-cell table:style-name="ce9" office:value-type="string">
              <text:p>Inv-Vis</text:p>
            </table:table-cell>
            <table:table-cell table:style-name="ce9" office:value-type="string">
              <text:p>Inversiones a la vista</text:p>
            </table:table-cell>
            <table:table-cell table:style-name="Nivel5" table:formula="of:=[.X22]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Inversiones a la vista">
              <text:p>Inversiones a la vista</text:p>
            </table:table-cell>
            <table:table-cell table:style-name="Datos" table:formula="of:=IF(EXACT([.A22];1);&quot;&quot;;IF(EXACT([.A22];2);INDIRECT(CONCATENATE(&quot;V&quot;;[.C22]));IF(EXACT([.A22];3);INDIRECT(CONCATENATE(&quot;V&quot;;[.F22]));IF(EXACT([.A22];4);INDIRECT(CONCATENATE(&quot;V&quot;;[.I22]));IF(EXACT([.A22];5);INDIRECT(CONCATENATE(&quot;V&quot;;[.L22]));IF(EXACT([.A22];6);INDIRECT(CONCATENATE(&quot;V&quot;;[.O22]));IF(EXACT([.A22];7);INDIRECT(CONCATENATE(&quot;V&quot;;[.R22])))))))))" office:value-type="string" office:string-value="111000">
              <text:p>1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22];7));NOT(EXACT([.AB22];&quot;view&quot;)));AND(EXACT([.A22];7);EXACT([.AB22];&quot;view&quot;))))" office:value-type="float" office:value="1">
              <text:p>1</text:p>
            </table:table-cell>
            <table:table-cell table:style-name="Datos" table:formula="of:=VLOOKUP([.AB22];['account.type'.$A$2:.$I$12];8)" office:value-type="string" office:string-value="view">
              <text:p>view</text:p>
            </table:table-cell>
            <table:table-cell table:style-name="Datos" table:formula="of:=VLOOKUP([.AB2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2];1);CHAR(9)&amp;CHAR(9)&amp;&quot;&lt;record id=&quot;&quot;account_account_template_&quot;&amp;SUBSTITUTE([.AG$1]&amp;[.$V22];&quot;-&quot;;&quot;_&quot;)&amp;&quot;&quot;&quot; model=&quot;&quot;account.account.template&quot;&quot;&gt;&quot;&amp;CHAR(13)&amp;CHAR(9)&amp;CHAR(9)&amp;CHAR(9)&amp;&quot;&lt;field name=&quot;&quot;code&quot;&quot;&gt;&quot;&amp;[.AG$1]&amp;[.$V22]&amp;&quot;&lt;/field&gt;&quot;&amp;CHAR(13)&amp;CHAR(9)&amp;CHAR(9)&amp;CHAR(9)&amp;&quot;&lt;field name=&quot;&quot;name&quot;&quot;&gt;&quot;&amp;[.AG$1]&amp;[.$Y22]&amp;&quot;&lt;/field&gt;&quot;&amp;CHAR(13)&amp;CHAR(9)&amp;CHAR(9)&amp;CHAR(9)&amp;&quot;&lt;field name=&quot;&quot;shortcut&quot;&quot;&gt;&quot;&amp;IF(EXACT([.$W22];&quot;&quot;);&quot;&quot;;[.AG$1]&amp;[.$W22])&amp;&quot;&lt;/field&gt;&quot;&amp;CHAR(13)&amp;CHAR(9)&amp;CHAR(9)&amp;CHAR(9)&amp;&quot;&lt;field name=&quot;&quot;parent_id&quot;&quot; ref=&quot;&quot;&quot;&amp;IF(EXACT([.$Z22];&quot;&quot;);&quot;&quot;;[.AG$1]&amp;[.$Z22])&amp;&quot;&quot;&quot;/&gt;&quot;&amp;CHAR(13)&amp;CHAR(9)&amp;CHAR(9)&amp;CHAR(9)&amp;&quot;&lt;field name=&quot;&quot;user_type&quot;&quot; ref=&quot;&quot;account_account_type_&quot;&amp;[.$AB22]&amp;&quot;&quot;&quot;/&gt;&quot;&amp;CHAR(13)&amp;CHAR(9)&amp;CHAR(9)&amp;CHAR(9)&amp;&quot;&lt;field name=&quot;&quot;currency_id&quot;&quot; ref=&quot;&quot;&quot;&amp;[.AA22]&amp;&quot;&quot;&quot;/&gt;&quot;&amp;CHAR(13)&amp;CHAR(9)&amp;CHAR(9)&amp;CHAR(9)&amp;&quot;&lt;field name=&quot;&quot;type&quot;&quot;&gt;&quot;&amp;[.$AD22]&amp;&quot;&lt;/field&gt;&quot;&amp;CHAR(13)&amp;CHAR(9)&amp;CHAR(9)&amp;CHAR(9)&amp;&quot;&lt;field name=&quot;&quot;reconcile&quot;&quot; eval=&quot;&quot;&quot;&amp;[.$AE22]&amp;&quot;&quot;&quot;/&gt;&quot;&amp;IF(EXACT([.$AF22];&quot;&quot;);&quot;&quot;;CHAR(13)&amp;CHAR(9)&amp;CHAR(9)&amp;CHAR(9)&amp;&quot;&lt;field name=&quot;&quot;tax_ids&quot;&quot;&gt;&quot;&amp;SUBSTITUTE([.$AF2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500&quot; model=&quot;account.account.template&quot;&gt;&#13;&#9;&#9;&#9;&lt;field name=&quot;code&quot;&gt;0-111500&lt;/field&gt;&#13;&#9;&#9;&#9;&lt;field name=&quot;name&quot;&gt;0-Inversiones a la vista&lt;/field&gt;&#13;&#9;&#9;&#9;&lt;field name=&quot;shortcut&quot;&gt;0-Inv-Vis&lt;/field&gt;&#13;&#9;&#9;&#9;&lt;field name=&quot;parent_id&quot; ref=&quot;0-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1500" model="account.account.template"&gt;<text:tab/><text:tab/><text:tab/>&lt;field name="code"&gt;0-111500&lt;/field&gt;<text:tab/><text:tab/><text:tab/>&lt;field name="name"&gt;0-Inversiones a la vista&lt;/field&gt;<text:tab/><text:tab/><text:tab/>&lt;field name="shortcut"&gt;0-Inv-Vis&lt;/field&gt;<text:tab/><text:tab/><text:tab/>&lt;field name="parent_id" ref="0-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22];1);CHAR(9)&amp;CHAR(9)&amp;&quot;&lt;record id=&quot;&quot;account_account_template_&quot;&amp;SUBSTITUTE([.AH$1]&amp;[.$V22];&quot;-&quot;;&quot;_&quot;)&amp;&quot;&quot;&quot; model=&quot;&quot;account.account.template&quot;&quot;&gt;&quot;&amp;CHAR(13)&amp;CHAR(9)&amp;CHAR(9)&amp;CHAR(9)&amp;&quot;&lt;field name=&quot;&quot;code&quot;&quot;&gt;&quot;&amp;[.AH$1]&amp;[.$V22]&amp;&quot;&lt;/field&gt;&quot;&amp;CHAR(13)&amp;CHAR(9)&amp;CHAR(9)&amp;CHAR(9)&amp;&quot;&lt;field name=&quot;&quot;name&quot;&quot;&gt;&quot;&amp;[.AH$1]&amp;[.$Y22]&amp;&quot;&lt;/field&gt;&quot;&amp;CHAR(13)&amp;CHAR(9)&amp;CHAR(9)&amp;CHAR(9)&amp;&quot;&lt;field name=&quot;&quot;shortcut&quot;&quot;&gt;&quot;&amp;IF(EXACT([.$W22];&quot;&quot;);&quot;&quot;;[.AH$1]&amp;[.$W22])&amp;&quot;&lt;/field&gt;&quot;&amp;CHAR(13)&amp;CHAR(9)&amp;CHAR(9)&amp;CHAR(9)&amp;&quot;&lt;field name=&quot;&quot;parent_id&quot;&quot; ref=&quot;&quot;&quot;&amp;IF(EXACT([.$Z22];&quot;&quot;);&quot;&quot;;[.AH$1]&amp;[.$Z22])&amp;&quot;&quot;&quot;/&gt;&quot;&amp;CHAR(13)&amp;CHAR(9)&amp;CHAR(9)&amp;CHAR(9)&amp;&quot;&lt;field name=&quot;&quot;user_type&quot;&quot; ref=&quot;&quot;account_account_type_&quot;&amp;[.$AB22]&amp;&quot;&quot;&quot;/&gt;&quot;&amp;CHAR(13)&amp;CHAR(9)&amp;CHAR(9)&amp;CHAR(9)&amp;&quot;&lt;field name=&quot;&quot;currency_id&quot;&quot; ref=&quot;&quot;&quot;&amp;[.AB22]&amp;&quot;&quot;&quot;/&gt;&quot;&amp;CHAR(13)&amp;CHAR(9)&amp;CHAR(9)&amp;CHAR(9)&amp;&quot;&lt;field name=&quot;&quot;type&quot;&quot;&gt;&quot;&amp;[.$AD22]&amp;&quot;&lt;/field&gt;&quot;&amp;CHAR(13)&amp;CHAR(9)&amp;CHAR(9)&amp;CHAR(9)&amp;&quot;&lt;field name=&quot;&quot;reconcile&quot;&quot; eval=&quot;&quot;&quot;&amp;[.$AE22]&amp;&quot;&quot;&quot;/&gt;&quot;&amp;IF(EXACT([.$AF22];&quot;&quot;);&quot;&quot;;CHAR(13)&amp;CHAR(9)&amp;CHAR(9)&amp;CHAR(9)&amp;&quot;&lt;field name=&quot;&quot;tax_ids&quot;&quot;&gt;&quot;&amp;SUBSTITUTE([.$AF2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500&quot; model=&quot;account.account.template&quot;&gt;&#13;&#9;&#9;&#9;&lt;field name=&quot;code&quot;&gt;1-111500&lt;/field&gt;&#13;&#9;&#9;&#9;&lt;field name=&quot;name&quot;&gt;1-Inversiones a la vista&lt;/field&gt;&#13;&#9;&#9;&#9;&lt;field name=&quot;shortcut&quot;&gt;1-Inv-Vis&lt;/field&gt;&#13;&#9;&#9;&#9;&lt;field name=&quot;parent_id&quot; ref=&quot;1-11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1500" model="account.account.template"&gt;<text:tab/><text:tab/><text:tab/>&lt;field name="code"&gt;1-111500&lt;/field&gt;<text:tab/><text:tab/><text:tab/>&lt;field name="name"&gt;1-Inversiones a la vista&lt;/field&gt;<text:tab/><text:tab/><text:tab/>&lt;field name="shortcut"&gt;1-Inv-Vis&lt;/field&gt;<text:tab/><text:tab/><text:tab/>&lt;field name="parent_id" ref="1-11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22]&gt;[.A23];[.A22]=[.A23]);[.A22]&lt;&gt;7))" office:value-type="float" office:value="1">
              <text:p>1</text:p>
            </table:table-cell>
            <table:table-cell table:style-name="ce8" table:formula="of:=IF(EXACT([.A23];1);CELL(&quot;Row&quot;;[.C23]);[.C22])" office:value-type="float" office:value="2">
              <text:p>2</text:p>
            </table:table-cell>
            <table:table-cell table:style-name="ce8" table:formula="of:=IF(EXACT([.$A23];1);0;IF(EXACT([.$A23];2);[.D22]+1;[.D22]))" office:value-type="float" office:value="1">
              <text:p>1</text:p>
            </table:table-cell>
            <table:table-cell table:style-name="ce8" table:formula="of:=['Code format'.$C$2]&amp;TEXT([.D23];['Code format'.$B$2])&amp;['Code format'.$D$2]" office:value-type="string" office:string-value="1">
              <text:p>1</text:p>
            </table:table-cell>
            <table:table-cell table:style-name="ce8" table:formula="of:=IF(EXACT([.C22];[.C23]);IF(EXACT([.D22];[.D23]);[.F22];CELL(&quot;Row&quot;;[.F23]));[.C23])" office:value-type="float" office:value="3">
              <text:p>3</text:p>
            </table:table-cell>
            <table:table-cell table:style-name="ce8" table:formula="of:=IF(AND([.$A23]&lt;=[.H$1];[.$A22]&gt;[.$A23]);0;IF(EXACT([.$A23];[.H$1]+1);[.G22]+1;[.G22]))" office:value-type="float" office:value="1">
              <text:p>1</text:p>
            </table:table-cell>
            <table:table-cell table:style-name="ce8" table:formula="of:=['Code format'.$C$3]&amp;TEXT([.G23];['Code format'.$B$3])&amp;['Code format'.$D$3]" office:value-type="string" office:string-value="1">
              <text:p>1</text:p>
            </table:table-cell>
            <table:table-cell table:style-name="ce8" table:formula="of:=IF(EXACT([.F22];[.F23]);IF(EXACT([.G22];[.G23]);[.I22];CELL(&quot;Row&quot;;[.I23]));[.F23])" office:value-type="float" office:value="4">
              <text:p>4</text:p>
            </table:table-cell>
            <table:table-cell table:style-name="ce8" table:formula="of:=IF(AND([.$A23]&lt;=[.K$1];[.$A22]&gt;[.$A23]);0;IF(EXACT([.$A23];[.K$1]+1);[.J22]+1;[.J22]))" office:value-type="float" office:value="1">
              <text:p>1</text:p>
            </table:table-cell>
            <table:table-cell table:style-name="ce8" table:formula="of:=['Code format'.$C$4]&amp;TEXT([.J23];['Code format'.$B$4])&amp;['Code format'.$D$4]" office:value-type="string" office:string-value="1">
              <text:p>1</text:p>
            </table:table-cell>
            <table:table-cell table:style-name="ce8" table:formula="of:=IF(EXACT([.I22];[.I23]);IF(EXACT([.J22];[.J23]);[.L22];CELL(&quot;Row&quot;;[.L23]));[.I23])" office:value-type="float" office:value="5">
              <text:p>5</text:p>
            </table:table-cell>
            <table:table-cell table:style-name="ce8" table:formula="of:=IF(AND([.$A23]&lt;=[.N$1];[.$A22]&gt;[.$A23]);0;IF(EXACT([.$A23];[.N$1]+1);[.M22]+1;[.M22]))" office:value-type="float" office:value="5">
              <text:p>5</text:p>
            </table:table-cell>
            <table:table-cell table:style-name="ce8" table:formula="of:=['Code format'.$C$5]&amp;TEXT([.M23];['Code format'.$B$5])&amp;['Code format'.$D$5]" office:value-type="string" office:string-value="5">
              <text:p>5</text:p>
            </table:table-cell>
            <table:table-cell table:style-name="ce8" table:formula="of:=IF(EXACT([.L22];[.L23]);IF(EXACT([.M22];[.M23]);[.O22];CELL(&quot;Row&quot;;[.O23]));[.L23])" office:value-type="float" office:value="22">
              <text:p>22</text:p>
            </table:table-cell>
            <table:table-cell table:style-name="ce8" table:formula="of:=IF(AND([.$A23]&lt;=[.Q$1];[.$A22]&gt;[.$A23]);0;IF(EXACT([.$A23];[.Q$1]+1);[.P22]+1;[.P22]))" office:value-type="float" office:value="0">
              <text:p>0</text:p>
            </table:table-cell>
            <table:table-cell table:style-name="ce8" table:formula="of:=['Code format'.$C$6]&amp;TEXT([.P23];['Code format'.$B$6])&amp;['Code format'.$D$6]" office:value-type="string" office:string-value="0">
              <text:p>0</text:p>
            </table:table-cell>
            <table:table-cell table:style-name="ce8" table:formula="of:=IF(EXACT([.O22];[.O23]);IF(EXACT([.P22];[.P23]);[.R22];CELL(&quot;Row&quot;;[.R23]));[.O23])" office:value-type="float" office:value="22">
              <text:p>22</text:p>
            </table:table-cell>
            <table:table-cell table:style-name="ce8" table:formula="of:=IF(AND([.$A23]&lt;=[.T$1];[.$A22]&gt;[.$A23]);0;IF(EXACT([.$A23];[.T$1]+1);[.S22]+1;[.S22]))" office:value-type="float" office:value="1">
              <text:p>1</text:p>
            </table:table-cell>
            <table:table-cell table:style-name="ce8" table:formula="of:=['Code format'.$C$7]&amp;TEXT([.S23];['Code format'.$B$7])&amp;['Code format'.$D$7]" office:value-type="string" office:string-value="1">
              <text:p>1</text:p>
            </table:table-cell>
            <table:table-cell table:style-name="ce8" table:formula="of:=IF(EXACT([.R22];[.R23]);IF(EXACT([.S22];[.S23]);[.U22];CELL(&quot;Row&quot;;[.U23]));[.R23])" office:value-type="float" office:value="23">
              <text:p>23</text:p>
            </table:table-cell>
            <table:table-cell table:style-name="Nivel7" table:formula="of:=CONCATENATE([.E23];[.H23];[.K23];[.N23];[.Q23];[.T23])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111501">
              <text:p>111501</text:p>
            </table:table-cell>
            <table:table-cell table:style-name="ce9"/>
            <table:table-cell table:style-name="ce9" office:value-type="string">
              <text:p>Inversión 1</text:p>
            </table:table-cell>
            <table:table-cell table:style-name="Nivel7" table:formula="of:=[.X23]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Inversión 1">
              <text:p>Inversión 1</text:p>
            </table:table-cell>
            <table:table-cell table:style-name="Datos" table:formula="of:=IF(EXACT([.A23];1);&quot;&quot;;IF(EXACT([.A23];2);INDIRECT(CONCATENATE(&quot;V&quot;;[.C23]));IF(EXACT([.A23];3);INDIRECT(CONCATENATE(&quot;V&quot;;[.F23]));IF(EXACT([.A23];4);INDIRECT(CONCATENATE(&quot;V&quot;;[.I23]));IF(EXACT([.A23];5);INDIRECT(CONCATENATE(&quot;V&quot;;[.L23]));IF(EXACT([.A23];6);INDIRECT(CONCATENATE(&quot;V&quot;;[.O23]));IF(EXACT([.A23];7);INDIRECT(CONCATENATE(&quot;V&quot;;[.R23])))))))))" office:value-type="string" office:string-value="111500">
              <text:p>1115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23];7));NOT(EXACT([.AB23];&quot;view&quot;)));AND(EXACT([.A23];7);EXACT([.AB23];&quot;view&quot;))))" office:value-type="float" office:value="1">
              <text:p>1</text:p>
            </table:table-cell>
            <table:table-cell table:style-name="Datos" table:formula="of:=VLOOKUP([.AB23];['account.type'.$A$2:.$I$12];8)" office:value-type="string" office:string-value="other">
              <text:p>other</text:p>
            </table:table-cell>
            <table:table-cell table:style-name="Datos" table:formula="of:=VLOOKUP([.AB23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3];1);CHAR(9)&amp;CHAR(9)&amp;&quot;&lt;record id=&quot;&quot;account_account_template_&quot;&amp;SUBSTITUTE([.AG$1]&amp;[.$V23];&quot;-&quot;;&quot;_&quot;)&amp;&quot;&quot;&quot; model=&quot;&quot;account.account.template&quot;&quot;&gt;&quot;&amp;CHAR(13)&amp;CHAR(9)&amp;CHAR(9)&amp;CHAR(9)&amp;&quot;&lt;field name=&quot;&quot;code&quot;&quot;&gt;&quot;&amp;[.AG$1]&amp;[.$V23]&amp;&quot;&lt;/field&gt;&quot;&amp;CHAR(13)&amp;CHAR(9)&amp;CHAR(9)&amp;CHAR(9)&amp;&quot;&lt;field name=&quot;&quot;name&quot;&quot;&gt;&quot;&amp;[.AG$1]&amp;[.$Y23]&amp;&quot;&lt;/field&gt;&quot;&amp;CHAR(13)&amp;CHAR(9)&amp;CHAR(9)&amp;CHAR(9)&amp;&quot;&lt;field name=&quot;&quot;shortcut&quot;&quot;&gt;&quot;&amp;IF(EXACT([.$W23];&quot;&quot;);&quot;&quot;;[.AG$1]&amp;[.$W23])&amp;&quot;&lt;/field&gt;&quot;&amp;CHAR(13)&amp;CHAR(9)&amp;CHAR(9)&amp;CHAR(9)&amp;&quot;&lt;field name=&quot;&quot;parent_id&quot;&quot; ref=&quot;&quot;&quot;&amp;IF(EXACT([.$Z23];&quot;&quot;);&quot;&quot;;[.AG$1]&amp;[.$Z23])&amp;&quot;&quot;&quot;/&gt;&quot;&amp;CHAR(13)&amp;CHAR(9)&amp;CHAR(9)&amp;CHAR(9)&amp;&quot;&lt;field name=&quot;&quot;user_type&quot;&quot; ref=&quot;&quot;account_account_type_&quot;&amp;[.$AB23]&amp;&quot;&quot;&quot;/&gt;&quot;&amp;CHAR(13)&amp;CHAR(9)&amp;CHAR(9)&amp;CHAR(9)&amp;&quot;&lt;field name=&quot;&quot;currency_id&quot;&quot; ref=&quot;&quot;&quot;&amp;[.AA23]&amp;&quot;&quot;&quot;/&gt;&quot;&amp;CHAR(13)&amp;CHAR(9)&amp;CHAR(9)&amp;CHAR(9)&amp;&quot;&lt;field name=&quot;&quot;type&quot;&quot;&gt;&quot;&amp;[.$AD23]&amp;&quot;&lt;/field&gt;&quot;&amp;CHAR(13)&amp;CHAR(9)&amp;CHAR(9)&amp;CHAR(9)&amp;&quot;&lt;field name=&quot;&quot;reconcile&quot;&quot; eval=&quot;&quot;&quot;&amp;[.$AE23]&amp;&quot;&quot;&quot;/&gt;&quot;&amp;IF(EXACT([.$AF23];&quot;&quot;);&quot;&quot;;CHAR(13)&amp;CHAR(9)&amp;CHAR(9)&amp;CHAR(9)&amp;&quot;&lt;field name=&quot;&quot;tax_ids&quot;&quot;&gt;&quot;&amp;SUBSTITUTE([.$AF2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1501&quot; model=&quot;account.account.template&quot;&gt;&#13;&#9;&#9;&#9;&lt;field name=&quot;code&quot;&gt;0-111501&lt;/field&gt;&#13;&#9;&#9;&#9;&lt;field name=&quot;name&quot;&gt;0-Inversión 1&lt;/field&gt;&#13;&#9;&#9;&#9;&lt;field name=&quot;shortcut&quot;&gt;&lt;/field&gt;&#13;&#9;&#9;&#9;&lt;field name=&quot;parent_id&quot; ref=&quot;0-1115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1501" model="account.account.template"&gt;<text:tab/><text:tab/><text:tab/>&lt;field name="code"&gt;0-111501&lt;/field&gt;<text:tab/><text:tab/><text:tab/>&lt;field name="name"&gt;0-Inversión 1&lt;/field&gt;<text:tab/><text:tab/><text:tab/>&lt;field name="shortcut"&gt;&lt;/field&gt;<text:tab/><text:tab/><text:tab/>&lt;field name="parent_id" ref="0-1115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23];1);CHAR(9)&amp;CHAR(9)&amp;&quot;&lt;record id=&quot;&quot;account_account_template_&quot;&amp;SUBSTITUTE([.AH$1]&amp;[.$V23];&quot;-&quot;;&quot;_&quot;)&amp;&quot;&quot;&quot; model=&quot;&quot;account.account.template&quot;&quot;&gt;&quot;&amp;CHAR(13)&amp;CHAR(9)&amp;CHAR(9)&amp;CHAR(9)&amp;&quot;&lt;field name=&quot;&quot;code&quot;&quot;&gt;&quot;&amp;[.AH$1]&amp;[.$V23]&amp;&quot;&lt;/field&gt;&quot;&amp;CHAR(13)&amp;CHAR(9)&amp;CHAR(9)&amp;CHAR(9)&amp;&quot;&lt;field name=&quot;&quot;name&quot;&quot;&gt;&quot;&amp;[.AH$1]&amp;[.$Y23]&amp;&quot;&lt;/field&gt;&quot;&amp;CHAR(13)&amp;CHAR(9)&amp;CHAR(9)&amp;CHAR(9)&amp;&quot;&lt;field name=&quot;&quot;shortcut&quot;&quot;&gt;&quot;&amp;IF(EXACT([.$W23];&quot;&quot;);&quot;&quot;;[.AH$1]&amp;[.$W23])&amp;&quot;&lt;/field&gt;&quot;&amp;CHAR(13)&amp;CHAR(9)&amp;CHAR(9)&amp;CHAR(9)&amp;&quot;&lt;field name=&quot;&quot;parent_id&quot;&quot; ref=&quot;&quot;&quot;&amp;IF(EXACT([.$Z23];&quot;&quot;);&quot;&quot;;[.AH$1]&amp;[.$Z23])&amp;&quot;&quot;&quot;/&gt;&quot;&amp;CHAR(13)&amp;CHAR(9)&amp;CHAR(9)&amp;CHAR(9)&amp;&quot;&lt;field name=&quot;&quot;user_type&quot;&quot; ref=&quot;&quot;account_account_type_&quot;&amp;[.$AB23]&amp;&quot;&quot;&quot;/&gt;&quot;&amp;CHAR(13)&amp;CHAR(9)&amp;CHAR(9)&amp;CHAR(9)&amp;&quot;&lt;field name=&quot;&quot;currency_id&quot;&quot; ref=&quot;&quot;&quot;&amp;[.AB23]&amp;&quot;&quot;&quot;/&gt;&quot;&amp;CHAR(13)&amp;CHAR(9)&amp;CHAR(9)&amp;CHAR(9)&amp;&quot;&lt;field name=&quot;&quot;type&quot;&quot;&gt;&quot;&amp;[.$AD23]&amp;&quot;&lt;/field&gt;&quot;&amp;CHAR(13)&amp;CHAR(9)&amp;CHAR(9)&amp;CHAR(9)&amp;&quot;&lt;field name=&quot;&quot;reconcile&quot;&quot; eval=&quot;&quot;&quot;&amp;[.$AE23]&amp;&quot;&quot;&quot;/&gt;&quot;&amp;IF(EXACT([.$AF23];&quot;&quot;);&quot;&quot;;CHAR(13)&amp;CHAR(9)&amp;CHAR(9)&amp;CHAR(9)&amp;&quot;&lt;field name=&quot;&quot;tax_ids&quot;&quot;&gt;&quot;&amp;SUBSTITUTE([.$AF2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1501&quot; model=&quot;account.account.template&quot;&gt;&#13;&#9;&#9;&#9;&lt;field name=&quot;code&quot;&gt;1-111501&lt;/field&gt;&#13;&#9;&#9;&#9;&lt;field name=&quot;name&quot;&gt;1-Inversión 1&lt;/field&gt;&#13;&#9;&#9;&#9;&lt;field name=&quot;shortcut&quot;&gt;&lt;/field&gt;&#13;&#9;&#9;&#9;&lt;field name=&quot;parent_id&quot; ref=&quot;1-1115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1501" model="account.account.template"&gt;<text:tab/><text:tab/><text:tab/>&lt;field name="code"&gt;1-111501&lt;/field&gt;<text:tab/><text:tab/><text:tab/>&lt;field name="name"&gt;1-Inversión 1&lt;/field&gt;<text:tab/><text:tab/><text:tab/>&lt;field name="shortcut"&gt;&lt;/field&gt;<text:tab/><text:tab/><text:tab/>&lt;field name="parent_id" ref="1-1115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23]&gt;[.A24];[.A23]=[.A24]);[.A23]&lt;&gt;7))" office:value-type="float" office:value="1">
              <text:p>1</text:p>
            </table:table-cell>
            <table:table-cell table:style-name="ce8" table:formula="of:=IF(EXACT([.A24];1);CELL(&quot;Row&quot;;[.C24]);[.C23])" office:value-type="float" office:value="2">
              <text:p>2</text:p>
            </table:table-cell>
            <table:table-cell table:style-name="ce8" table:formula="of:=IF(EXACT([.$A24];1);0;IF(EXACT([.$A24];2);[.D23]+1;[.D23]))" office:value-type="float" office:value="1">
              <text:p>1</text:p>
            </table:table-cell>
            <table:table-cell table:style-name="ce8" table:formula="of:=['Code format'.$C$2]&amp;TEXT([.D24];['Code format'.$B$2])&amp;['Code format'.$D$2]" office:value-type="string" office:string-value="1">
              <text:p>1</text:p>
            </table:table-cell>
            <table:table-cell table:style-name="ce8" table:formula="of:=IF(EXACT([.C23];[.C24]);IF(EXACT([.D23];[.D24]);[.F23];CELL(&quot;Row&quot;;[.F24]));[.C24])" office:value-type="float" office:value="3">
              <text:p>3</text:p>
            </table:table-cell>
            <table:table-cell table:style-name="ce8" table:formula="of:=IF(AND([.$A24]&lt;=[.H$1];[.$A23]&gt;[.$A24]);0;IF(EXACT([.$A24];[.H$1]+1);[.G23]+1;[.G23]))" office:value-type="float" office:value="1">
              <text:p>1</text:p>
            </table:table-cell>
            <table:table-cell table:style-name="ce8" table:formula="of:=['Code format'.$C$3]&amp;TEXT([.G24];['Code format'.$B$3])&amp;['Code format'.$D$3]" office:value-type="string" office:string-value="1">
              <text:p>1</text:p>
            </table:table-cell>
            <table:table-cell table:style-name="ce8" table:formula="of:=IF(EXACT([.F23];[.F24]);IF(EXACT([.G23];[.G24]);[.I23];CELL(&quot;Row&quot;;[.I24]));[.F24])" office:value-type="float" office:value="4">
              <text:p>4</text:p>
            </table:table-cell>
            <table:table-cell table:style-name="ce8" table:formula="of:=IF(AND([.$A24]&lt;=[.K$1];[.$A23]&gt;[.$A24]);0;IF(EXACT([.$A24];[.K$1]+1);[.J23]+1;[.J23]))" office:value-type="float" office:value="2">
              <text:p>2</text:p>
            </table:table-cell>
            <table:table-cell table:style-name="ce8" table:formula="of:=['Code format'.$C$4]&amp;TEXT([.J24];['Code format'.$B$4])&amp;['Code format'.$D$4]" office:value-type="string" office:string-value="2">
              <text:p>2</text:p>
            </table:table-cell>
            <table:table-cell table:style-name="ce8" table:formula="of:=IF(EXACT([.I23];[.I24]);IF(EXACT([.J23];[.J24]);[.L23];CELL(&quot;Row&quot;;[.L24]));[.I24])" office:value-type="float" office:value="24">
              <text:p>24</text:p>
            </table:table-cell>
            <table:table-cell table:style-name="ce8" table:formula="of:=IF(AND([.$A24]&lt;=[.N$1];[.$A23]&gt;[.$A24]);0;IF(EXACT([.$A24];[.N$1]+1);[.M23]+1;[.M23]))" office:value-type="float" office:value="0">
              <text:p>0</text:p>
            </table:table-cell>
            <table:table-cell table:style-name="ce8" table:formula="of:=['Code format'.$C$5]&amp;TEXT([.M24];['Code format'.$B$5])&amp;['Code format'.$D$5]" office:value-type="string" office:string-value="0">
              <text:p>0</text:p>
            </table:table-cell>
            <table:table-cell table:style-name="ce8" table:formula="of:=IF(EXACT([.L23];[.L24]);IF(EXACT([.M23];[.M24]);[.O23];CELL(&quot;Row&quot;;[.O24]));[.L24])" office:value-type="float" office:value="24">
              <text:p>24</text:p>
            </table:table-cell>
            <table:table-cell table:style-name="ce8" table:formula="of:=IF(AND([.$A24]&lt;=[.Q$1];[.$A23]&gt;[.$A24]);0;IF(EXACT([.$A24];[.Q$1]+1);[.P23]+1;[.P23]))" office:value-type="float" office:value="0">
              <text:p>0</text:p>
            </table:table-cell>
            <table:table-cell table:style-name="ce8" table:formula="of:=['Code format'.$C$6]&amp;TEXT([.P24];['Code format'.$B$6])&amp;['Code format'.$D$6]" office:value-type="string" office:string-value="0">
              <text:p>0</text:p>
            </table:table-cell>
            <table:table-cell table:style-name="ce8" table:formula="of:=IF(EXACT([.O23];[.O24]);IF(EXACT([.P23];[.P24]);[.R23];CELL(&quot;Row&quot;;[.R24]));[.O24])" office:value-type="float" office:value="24">
              <text:p>24</text:p>
            </table:table-cell>
            <table:table-cell table:style-name="ce8" table:formula="of:=IF(AND([.$A24]&lt;=[.T$1];[.$A23]&gt;[.$A24]);0;IF(EXACT([.$A24];[.T$1]+1);[.S23]+1;[.S23]))" office:value-type="float" office:value="0">
              <text:p>0</text:p>
            </table:table-cell>
            <table:table-cell table:style-name="ce8" table:formula="of:=['Code format'.$C$7]&amp;TEXT([.S24];['Code format'.$B$7])&amp;['Code format'.$D$7]" office:value-type="string" office:string-value="0">
              <text:p>0</text:p>
            </table:table-cell>
            <table:table-cell table:style-name="ce8" table:formula="of:=IF(EXACT([.R23];[.R24]);IF(EXACT([.S23];[.S24]);[.U23];CELL(&quot;Row&quot;;[.U24]));[.R24])" office:value-type="float" office:value="24">
              <text:p>24</text:p>
            </table:table-cell>
            <table:table-cell table:style-name="Nivel4" table:formula="of:=CONCATENATE([.E24];[.H24];[.K24];[.N24];[.Q24];[.T24])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112000">
              <text:p>112000</text:p>
            </table:table-cell>
            <table:table-cell table:style-name="ce9" office:value-type="string">
              <text:p>Exi</text:p>
            </table:table-cell>
            <table:table-cell table:style-name="ce9" office:value-type="string">
              <text:p>Activo circulante exigible</text:p>
            </table:table-cell>
            <table:table-cell table:style-name="Nivel4" table:formula="of:=[.X24]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Activo circulante exigible">
              <text:p>Activo circulante exigible</text:p>
            </table:table-cell>
            <table:table-cell table:style-name="Datos" table:formula="of:=IF(EXACT([.A24];1);&quot;&quot;;IF(EXACT([.A24];2);INDIRECT(CONCATENATE(&quot;V&quot;;[.C24]));IF(EXACT([.A24];3);INDIRECT(CONCATENATE(&quot;V&quot;;[.F24]));IF(EXACT([.A24];4);INDIRECT(CONCATENATE(&quot;V&quot;;[.I24]));IF(EXACT([.A24];5);INDIRECT(CONCATENATE(&quot;V&quot;;[.L24]));IF(EXACT([.A24];6);INDIRECT(CONCATENATE(&quot;V&quot;;[.O24]));IF(EXACT([.A24];7);INDIRECT(CONCATENATE(&quot;V&quot;;[.R24])))))))))" office:value-type="string" office:string-value="110000">
              <text:p>11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24];7));NOT(EXACT([.AB24];&quot;view&quot;)));AND(EXACT([.A24];7);EXACT([.AB24];&quot;view&quot;))))" office:value-type="float" office:value="1">
              <text:p>1</text:p>
            </table:table-cell>
            <table:table-cell table:style-name="Datos" table:formula="of:=VLOOKUP([.AB24];['account.type'.$A$2:.$I$12];8)" office:value-type="string" office:string-value="view">
              <text:p>view</text:p>
            </table:table-cell>
            <table:table-cell table:style-name="Datos" table:formula="of:=VLOOKUP([.AB2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4];1);CHAR(9)&amp;CHAR(9)&amp;&quot;&lt;record id=&quot;&quot;account_account_template_&quot;&amp;SUBSTITUTE([.AG$1]&amp;[.$V24];&quot;-&quot;;&quot;_&quot;)&amp;&quot;&quot;&quot; model=&quot;&quot;account.account.template&quot;&quot;&gt;&quot;&amp;CHAR(13)&amp;CHAR(9)&amp;CHAR(9)&amp;CHAR(9)&amp;&quot;&lt;field name=&quot;&quot;code&quot;&quot;&gt;&quot;&amp;[.AG$1]&amp;[.$V24]&amp;&quot;&lt;/field&gt;&quot;&amp;CHAR(13)&amp;CHAR(9)&amp;CHAR(9)&amp;CHAR(9)&amp;&quot;&lt;field name=&quot;&quot;name&quot;&quot;&gt;&quot;&amp;[.AG$1]&amp;[.$Y24]&amp;&quot;&lt;/field&gt;&quot;&amp;CHAR(13)&amp;CHAR(9)&amp;CHAR(9)&amp;CHAR(9)&amp;&quot;&lt;field name=&quot;&quot;shortcut&quot;&quot;&gt;&quot;&amp;IF(EXACT([.$W24];&quot;&quot;);&quot;&quot;;[.AG$1]&amp;[.$W24])&amp;&quot;&lt;/field&gt;&quot;&amp;CHAR(13)&amp;CHAR(9)&amp;CHAR(9)&amp;CHAR(9)&amp;&quot;&lt;field name=&quot;&quot;parent_id&quot;&quot; ref=&quot;&quot;&quot;&amp;IF(EXACT([.$Z24];&quot;&quot;);&quot;&quot;;[.AG$1]&amp;[.$Z24])&amp;&quot;&quot;&quot;/&gt;&quot;&amp;CHAR(13)&amp;CHAR(9)&amp;CHAR(9)&amp;CHAR(9)&amp;&quot;&lt;field name=&quot;&quot;user_type&quot;&quot; ref=&quot;&quot;account_account_type_&quot;&amp;[.$AB24]&amp;&quot;&quot;&quot;/&gt;&quot;&amp;CHAR(13)&amp;CHAR(9)&amp;CHAR(9)&amp;CHAR(9)&amp;&quot;&lt;field name=&quot;&quot;currency_id&quot;&quot; ref=&quot;&quot;&quot;&amp;[.AA24]&amp;&quot;&quot;&quot;/&gt;&quot;&amp;CHAR(13)&amp;CHAR(9)&amp;CHAR(9)&amp;CHAR(9)&amp;&quot;&lt;field name=&quot;&quot;type&quot;&quot;&gt;&quot;&amp;[.$AD24]&amp;&quot;&lt;/field&gt;&quot;&amp;CHAR(13)&amp;CHAR(9)&amp;CHAR(9)&amp;CHAR(9)&amp;&quot;&lt;field name=&quot;&quot;reconcile&quot;&quot; eval=&quot;&quot;&quot;&amp;[.$AE24]&amp;&quot;&quot;&quot;/&gt;&quot;&amp;IF(EXACT([.$AF24];&quot;&quot;);&quot;&quot;;CHAR(13)&amp;CHAR(9)&amp;CHAR(9)&amp;CHAR(9)&amp;&quot;&lt;field name=&quot;&quot;tax_ids&quot;&quot;&gt;&quot;&amp;SUBSTITUTE([.$AF2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2000&quot; model=&quot;account.account.template&quot;&gt;&#13;&#9;&#9;&#9;&lt;field name=&quot;code&quot;&gt;0-112000&lt;/field&gt;&#13;&#9;&#9;&#9;&lt;field name=&quot;name&quot;&gt;0-Activo circulante exigible&lt;/field&gt;&#13;&#9;&#9;&#9;&lt;field name=&quot;shortcut&quot;&gt;0-Exi&lt;/field&gt;&#13;&#9;&#9;&#9;&lt;field name=&quot;parent_id&quot; ref=&quot;0-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2000" model="account.account.template"&gt;<text:tab/><text:tab/><text:tab/>&lt;field name="code"&gt;0-112000&lt;/field&gt;<text:tab/><text:tab/><text:tab/>&lt;field name="name"&gt;0-Activo circulante exigible&lt;/field&gt;<text:tab/><text:tab/><text:tab/>&lt;field name="shortcut"&gt;0-Exi&lt;/field&gt;<text:tab/><text:tab/><text:tab/>&lt;field name="parent_id" ref="0-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24];1);CHAR(9)&amp;CHAR(9)&amp;&quot;&lt;record id=&quot;&quot;account_account_template_&quot;&amp;SUBSTITUTE([.AH$1]&amp;[.$V24];&quot;-&quot;;&quot;_&quot;)&amp;&quot;&quot;&quot; model=&quot;&quot;account.account.template&quot;&quot;&gt;&quot;&amp;CHAR(13)&amp;CHAR(9)&amp;CHAR(9)&amp;CHAR(9)&amp;&quot;&lt;field name=&quot;&quot;code&quot;&quot;&gt;&quot;&amp;[.AH$1]&amp;[.$V24]&amp;&quot;&lt;/field&gt;&quot;&amp;CHAR(13)&amp;CHAR(9)&amp;CHAR(9)&amp;CHAR(9)&amp;&quot;&lt;field name=&quot;&quot;name&quot;&quot;&gt;&quot;&amp;[.AH$1]&amp;[.$Y24]&amp;&quot;&lt;/field&gt;&quot;&amp;CHAR(13)&amp;CHAR(9)&amp;CHAR(9)&amp;CHAR(9)&amp;&quot;&lt;field name=&quot;&quot;shortcut&quot;&quot;&gt;&quot;&amp;IF(EXACT([.$W24];&quot;&quot;);&quot;&quot;;[.AH$1]&amp;[.$W24])&amp;&quot;&lt;/field&gt;&quot;&amp;CHAR(13)&amp;CHAR(9)&amp;CHAR(9)&amp;CHAR(9)&amp;&quot;&lt;field name=&quot;&quot;parent_id&quot;&quot; ref=&quot;&quot;&quot;&amp;IF(EXACT([.$Z24];&quot;&quot;);&quot;&quot;;[.AH$1]&amp;[.$Z24])&amp;&quot;&quot;&quot;/&gt;&quot;&amp;CHAR(13)&amp;CHAR(9)&amp;CHAR(9)&amp;CHAR(9)&amp;&quot;&lt;field name=&quot;&quot;user_type&quot;&quot; ref=&quot;&quot;account_account_type_&quot;&amp;[.$AB24]&amp;&quot;&quot;&quot;/&gt;&quot;&amp;CHAR(13)&amp;CHAR(9)&amp;CHAR(9)&amp;CHAR(9)&amp;&quot;&lt;field name=&quot;&quot;currency_id&quot;&quot; ref=&quot;&quot;&quot;&amp;[.AB24]&amp;&quot;&quot;&quot;/&gt;&quot;&amp;CHAR(13)&amp;CHAR(9)&amp;CHAR(9)&amp;CHAR(9)&amp;&quot;&lt;field name=&quot;&quot;type&quot;&quot;&gt;&quot;&amp;[.$AD24]&amp;&quot;&lt;/field&gt;&quot;&amp;CHAR(13)&amp;CHAR(9)&amp;CHAR(9)&amp;CHAR(9)&amp;&quot;&lt;field name=&quot;&quot;reconcile&quot;&quot; eval=&quot;&quot;&quot;&amp;[.$AE24]&amp;&quot;&quot;&quot;/&gt;&quot;&amp;IF(EXACT([.$AF24];&quot;&quot;);&quot;&quot;;CHAR(13)&amp;CHAR(9)&amp;CHAR(9)&amp;CHAR(9)&amp;&quot;&lt;field name=&quot;&quot;tax_ids&quot;&quot;&gt;&quot;&amp;SUBSTITUTE([.$AF2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2000&quot; model=&quot;account.account.template&quot;&gt;&#13;&#9;&#9;&#9;&lt;field name=&quot;code&quot;&gt;1-112000&lt;/field&gt;&#13;&#9;&#9;&#9;&lt;field name=&quot;name&quot;&gt;1-Activo circulante exigible&lt;/field&gt;&#13;&#9;&#9;&#9;&lt;field name=&quot;shortcut&quot;&gt;1-Exi&lt;/field&gt;&#13;&#9;&#9;&#9;&lt;field name=&quot;parent_id&quot; ref=&quot;1-11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2000" model="account.account.template"&gt;<text:tab/><text:tab/><text:tab/>&lt;field name="code"&gt;1-112000&lt;/field&gt;<text:tab/><text:tab/><text:tab/>&lt;field name="name"&gt;1-Activo circulante exigible&lt;/field&gt;<text:tab/><text:tab/><text:tab/>&lt;field name="shortcut"&gt;1-Exi&lt;/field&gt;<text:tab/><text:tab/><text:tab/>&lt;field name="parent_id" ref="1-11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24]&gt;[.A25];[.A24]=[.A25]);[.A24]&lt;&gt;7))" office:value-type="float" office:value="1">
              <text:p>1</text:p>
            </table:table-cell>
            <table:table-cell table:style-name="ce8" table:formula="of:=IF(EXACT([.A25];1);CELL(&quot;Row&quot;;[.C25]);[.C24])" office:value-type="float" office:value="2">
              <text:p>2</text:p>
            </table:table-cell>
            <table:table-cell table:style-name="ce8" table:formula="of:=IF(EXACT([.$A25];1);0;IF(EXACT([.$A25];2);[.D24]+1;[.D24]))" office:value-type="float" office:value="1">
              <text:p>1</text:p>
            </table:table-cell>
            <table:table-cell table:style-name="ce8" table:formula="of:=['Code format'.$C$2]&amp;TEXT([.D25];['Code format'.$B$2])&amp;['Code format'.$D$2]" office:value-type="string" office:string-value="1">
              <text:p>1</text:p>
            </table:table-cell>
            <table:table-cell table:style-name="ce8" table:formula="of:=IF(EXACT([.C24];[.C25]);IF(EXACT([.D24];[.D25]);[.F24];CELL(&quot;Row&quot;;[.F25]));[.C25])" office:value-type="float" office:value="3">
              <text:p>3</text:p>
            </table:table-cell>
            <table:table-cell table:style-name="ce8" table:formula="of:=IF(AND([.$A25]&lt;=[.H$1];[.$A24]&gt;[.$A25]);0;IF(EXACT([.$A25];[.H$1]+1);[.G24]+1;[.G24]))" office:value-type="float" office:value="1">
              <text:p>1</text:p>
            </table:table-cell>
            <table:table-cell table:style-name="ce8" table:formula="of:=['Code format'.$C$3]&amp;TEXT([.G25];['Code format'.$B$3])&amp;['Code format'.$D$3]" office:value-type="string" office:string-value="1">
              <text:p>1</text:p>
            </table:table-cell>
            <table:table-cell table:style-name="ce8" table:formula="of:=IF(EXACT([.F24];[.F25]);IF(EXACT([.G24];[.G25]);[.I24];CELL(&quot;Row&quot;;[.I25]));[.F25])" office:value-type="float" office:value="4">
              <text:p>4</text:p>
            </table:table-cell>
            <table:table-cell table:style-name="ce8" table:formula="of:=IF(AND([.$A25]&lt;=[.K$1];[.$A24]&gt;[.$A25]);0;IF(EXACT([.$A25];[.K$1]+1);[.J24]+1;[.J24]))" office:value-type="float" office:value="2">
              <text:p>2</text:p>
            </table:table-cell>
            <table:table-cell table:style-name="ce8" table:formula="of:=['Code format'.$C$4]&amp;TEXT([.J25];['Code format'.$B$4])&amp;['Code format'.$D$4]" office:value-type="string" office:string-value="2">
              <text:p>2</text:p>
            </table:table-cell>
            <table:table-cell table:style-name="ce8" table:formula="of:=IF(EXACT([.I24];[.I25]);IF(EXACT([.J24];[.J25]);[.L24];CELL(&quot;Row&quot;;[.L25]));[.I25])" office:value-type="float" office:value="24">
              <text:p>24</text:p>
            </table:table-cell>
            <table:table-cell table:style-name="ce8" table:formula="of:=IF(AND([.$A25]&lt;=[.N$1];[.$A24]&gt;[.$A25]);0;IF(EXACT([.$A25];[.N$1]+1);[.M24]+1;[.M24]))" office:value-type="float" office:value="0">
              <text:p>0</text:p>
            </table:table-cell>
            <table:table-cell table:style-name="ce8" table:formula="of:=['Code format'.$C$5]&amp;TEXT([.M25];['Code format'.$B$5])&amp;['Code format'.$D$5]" office:value-type="string" office:string-value="0">
              <text:p>0</text:p>
            </table:table-cell>
            <table:table-cell table:style-name="ce8" table:formula="of:=IF(EXACT([.L24];[.L25]);IF(EXACT([.M24];[.M25]);[.O24];CELL(&quot;Row&quot;;[.O25]));[.L25])" office:value-type="float" office:value="24">
              <text:p>24</text:p>
            </table:table-cell>
            <table:table-cell table:style-name="ce8" table:formula="of:=IF(AND([.$A25]&lt;=[.Q$1];[.$A24]&gt;[.$A25]);0;IF(EXACT([.$A25];[.Q$1]+1);[.P24]+1;[.P24]))" office:value-type="float" office:value="0">
              <text:p>0</text:p>
            </table:table-cell>
            <table:table-cell table:style-name="ce8" table:formula="of:=['Code format'.$C$6]&amp;TEXT([.P25];['Code format'.$B$6])&amp;['Code format'.$D$6]" office:value-type="string" office:string-value="0">
              <text:p>0</text:p>
            </table:table-cell>
            <table:table-cell table:style-name="ce8" table:formula="of:=IF(EXACT([.O24];[.O25]);IF(EXACT([.P24];[.P25]);[.R24];CELL(&quot;Row&quot;;[.R25]));[.O25])" office:value-type="float" office:value="24">
              <text:p>24</text:p>
            </table:table-cell>
            <table:table-cell table:style-name="ce8" table:formula="of:=IF(AND([.$A25]&lt;=[.T$1];[.$A24]&gt;[.$A25]);0;IF(EXACT([.$A25];[.T$1]+1);[.S24]+1;[.S24]))" office:value-type="float" office:value="1">
              <text:p>1</text:p>
            </table:table-cell>
            <table:table-cell table:style-name="ce8" table:formula="of:=['Code format'.$C$7]&amp;TEXT([.S25];['Code format'.$B$7])&amp;['Code format'.$D$7]" office:value-type="string" office:string-value="1">
              <text:p>1</text:p>
            </table:table-cell>
            <table:table-cell table:style-name="ce8" table:formula="of:=IF(EXACT([.R24];[.R25]);IF(EXACT([.S24];[.S25]);[.U24];CELL(&quot;Row&quot;;[.U25]));[.R25])" office:value-type="float" office:value="25">
              <text:p>25</text:p>
            </table:table-cell>
            <table:table-cell table:style-name="Nivel7" table:formula="of:=CONCATENATE([.E25];[.H25];[.K25];[.N25];[.Q25];[.T25])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112001">
              <text:p>112001</text:p>
            </table:table-cell>
            <table:table-cell table:style-name="ce9" office:value-type="string">
              <text:p>CxC-Com</text:p>
            </table:table-cell>
            <table:table-cell table:style-name="ce9" office:value-type="string">
              <text:p>Cuentas por cobrar comerciales</text:p>
            </table:table-cell>
            <table:table-cell table:style-name="Nivel7" table:formula="of:=[.X25]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Cuentas por cobrar comerciales">
              <text:p>Cuentas por cobrar comerciales</text:p>
            </table:table-cell>
            <table:table-cell table:style-name="Datos" table:formula="of:=IF(EXACT([.A25];1);&quot;&quot;;IF(EXACT([.A25];2);INDIRECT(CONCATENATE(&quot;V&quot;;[.C25]));IF(EXACT([.A25];3);INDIRECT(CONCATENATE(&quot;V&quot;;[.F25]));IF(EXACT([.A25];4);INDIRECT(CONCATENATE(&quot;V&quot;;[.I25]));IF(EXACT([.A25];5);INDIRECT(CONCATENATE(&quot;V&quot;;[.L25]));IF(EXACT([.A25];6);INDIRECT(CONCATENATE(&quot;V&quot;;[.O25]));IF(EXACT([.A25];7);INDIRECT(CONCATENATE(&quot;V&quot;;[.R25])))))))))" office:value-type="string" office:string-value="112000">
              <text:p>1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receivable</text:p>
            </table:table-cell>
            <table:table-cell table:style-name="ce6" table:formula="of:=NOT(OR(AND(NOT(EXACT([.A25];7));NOT(EXACT([.AB25];&quot;view&quot;)));AND(EXACT([.A25];7);EXACT([.AB25];&quot;view&quot;))))" office:value-type="float" office:value="1">
              <text:p>1</text:p>
            </table:table-cell>
            <table:table-cell table:style-name="Datos" table:formula="of:=VLOOKUP([.AB25];['account.type'.$A$2:.$I$12];8)" office:value-type="string" office:string-value="receivable">
              <text:p>receivable</text:p>
            </table:table-cell>
            <table:table-cell table:style-name="Datos" table:formula="of:=VLOOKUP([.AB25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5];1);CHAR(9)&amp;CHAR(9)&amp;&quot;&lt;record id=&quot;&quot;account_account_template_&quot;&amp;SUBSTITUTE([.AG$1]&amp;[.$V25];&quot;-&quot;;&quot;_&quot;)&amp;&quot;&quot;&quot; model=&quot;&quot;account.account.template&quot;&quot;&gt;&quot;&amp;CHAR(13)&amp;CHAR(9)&amp;CHAR(9)&amp;CHAR(9)&amp;&quot;&lt;field name=&quot;&quot;code&quot;&quot;&gt;&quot;&amp;[.AG$1]&amp;[.$V25]&amp;&quot;&lt;/field&gt;&quot;&amp;CHAR(13)&amp;CHAR(9)&amp;CHAR(9)&amp;CHAR(9)&amp;&quot;&lt;field name=&quot;&quot;name&quot;&quot;&gt;&quot;&amp;[.AG$1]&amp;[.$Y25]&amp;&quot;&lt;/field&gt;&quot;&amp;CHAR(13)&amp;CHAR(9)&amp;CHAR(9)&amp;CHAR(9)&amp;&quot;&lt;field name=&quot;&quot;shortcut&quot;&quot;&gt;&quot;&amp;IF(EXACT([.$W25];&quot;&quot;);&quot;&quot;;[.AG$1]&amp;[.$W25])&amp;&quot;&lt;/field&gt;&quot;&amp;CHAR(13)&amp;CHAR(9)&amp;CHAR(9)&amp;CHAR(9)&amp;&quot;&lt;field name=&quot;&quot;parent_id&quot;&quot; ref=&quot;&quot;&quot;&amp;IF(EXACT([.$Z25];&quot;&quot;);&quot;&quot;;[.AG$1]&amp;[.$Z25])&amp;&quot;&quot;&quot;/&gt;&quot;&amp;CHAR(13)&amp;CHAR(9)&amp;CHAR(9)&amp;CHAR(9)&amp;&quot;&lt;field name=&quot;&quot;user_type&quot;&quot; ref=&quot;&quot;account_account_type_&quot;&amp;[.$AB25]&amp;&quot;&quot;&quot;/&gt;&quot;&amp;CHAR(13)&amp;CHAR(9)&amp;CHAR(9)&amp;CHAR(9)&amp;&quot;&lt;field name=&quot;&quot;currency_id&quot;&quot; ref=&quot;&quot;&quot;&amp;[.AA25]&amp;&quot;&quot;&quot;/&gt;&quot;&amp;CHAR(13)&amp;CHAR(9)&amp;CHAR(9)&amp;CHAR(9)&amp;&quot;&lt;field name=&quot;&quot;type&quot;&quot;&gt;&quot;&amp;[.$AD25]&amp;&quot;&lt;/field&gt;&quot;&amp;CHAR(13)&amp;CHAR(9)&amp;CHAR(9)&amp;CHAR(9)&amp;&quot;&lt;field name=&quot;&quot;reconcile&quot;&quot; eval=&quot;&quot;&quot;&amp;[.$AE25]&amp;&quot;&quot;&quot;/&gt;&quot;&amp;IF(EXACT([.$AF25];&quot;&quot;);&quot;&quot;;CHAR(13)&amp;CHAR(9)&amp;CHAR(9)&amp;CHAR(9)&amp;&quot;&lt;field name=&quot;&quot;tax_ids&quot;&quot;&gt;&quot;&amp;SUBSTITUTE([.$AF2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2001&quot; model=&quot;account.account.template&quot;&gt;&#13;&#9;&#9;&#9;&lt;field name=&quot;code&quot;&gt;0-112001&lt;/field&gt;&#13;&#9;&#9;&#9;&lt;field name=&quot;name&quot;&gt;0-Cuentas por cobrar comerciales&lt;/field&gt;&#13;&#9;&#9;&#9;&lt;field name=&quot;shortcut&quot;&gt;0-CxC-Com&lt;/field&gt;&#13;&#9;&#9;&#9;&lt;field name=&quot;parent_id&quot; ref=&quot;0-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0_112001" model="account.account.template"&gt;<text:tab/><text:tab/><text:tab/>&lt;field name="code"&gt;0-112001&lt;/field&gt;<text:tab/><text:tab/><text:tab/>&lt;field name="name"&gt;0-Cuentas por cobrar comerciales&lt;/field&gt;<text:tab/><text:tab/><text:tab/>&lt;field name="shortcut"&gt;0-CxC-Com&lt;/field&gt;<text:tab/><text:tab/><text:tab/>&lt;field name="parent_id" ref="0-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unreconciled"/&gt;<text:tab/><text:tab/>&lt;/record&gt;</text:p>
            </table:table-cell>
            <table:table-cell table:formula="of:=IF(EXACT([.AH25];1);CHAR(9)&amp;CHAR(9)&amp;&quot;&lt;record id=&quot;&quot;account_account_template_&quot;&amp;SUBSTITUTE([.AH$1]&amp;[.$V25];&quot;-&quot;;&quot;_&quot;)&amp;&quot;&quot;&quot; model=&quot;&quot;account.account.template&quot;&quot;&gt;&quot;&amp;CHAR(13)&amp;CHAR(9)&amp;CHAR(9)&amp;CHAR(9)&amp;&quot;&lt;field name=&quot;&quot;code&quot;&quot;&gt;&quot;&amp;[.AH$1]&amp;[.$V25]&amp;&quot;&lt;/field&gt;&quot;&amp;CHAR(13)&amp;CHAR(9)&amp;CHAR(9)&amp;CHAR(9)&amp;&quot;&lt;field name=&quot;&quot;name&quot;&quot;&gt;&quot;&amp;[.AH$1]&amp;[.$Y25]&amp;&quot;&lt;/field&gt;&quot;&amp;CHAR(13)&amp;CHAR(9)&amp;CHAR(9)&amp;CHAR(9)&amp;&quot;&lt;field name=&quot;&quot;shortcut&quot;&quot;&gt;&quot;&amp;IF(EXACT([.$W25];&quot;&quot;);&quot;&quot;;[.AH$1]&amp;[.$W25])&amp;&quot;&lt;/field&gt;&quot;&amp;CHAR(13)&amp;CHAR(9)&amp;CHAR(9)&amp;CHAR(9)&amp;&quot;&lt;field name=&quot;&quot;parent_id&quot;&quot; ref=&quot;&quot;&quot;&amp;IF(EXACT([.$Z25];&quot;&quot;);&quot;&quot;;[.AH$1]&amp;[.$Z25])&amp;&quot;&quot;&quot;/&gt;&quot;&amp;CHAR(13)&amp;CHAR(9)&amp;CHAR(9)&amp;CHAR(9)&amp;&quot;&lt;field name=&quot;&quot;user_type&quot;&quot; ref=&quot;&quot;account_account_type_&quot;&amp;[.$AB25]&amp;&quot;&quot;&quot;/&gt;&quot;&amp;CHAR(13)&amp;CHAR(9)&amp;CHAR(9)&amp;CHAR(9)&amp;&quot;&lt;field name=&quot;&quot;currency_id&quot;&quot; ref=&quot;&quot;&quot;&amp;[.AB25]&amp;&quot;&quot;&quot;/&gt;&quot;&amp;CHAR(13)&amp;CHAR(9)&amp;CHAR(9)&amp;CHAR(9)&amp;&quot;&lt;field name=&quot;&quot;type&quot;&quot;&gt;&quot;&amp;[.$AD25]&amp;&quot;&lt;/field&gt;&quot;&amp;CHAR(13)&amp;CHAR(9)&amp;CHAR(9)&amp;CHAR(9)&amp;&quot;&lt;field name=&quot;&quot;reconcile&quot;&quot; eval=&quot;&quot;&quot;&amp;[.$AE25]&amp;&quot;&quot;&quot;/&gt;&quot;&amp;IF(EXACT([.$AF25];&quot;&quot;);&quot;&quot;;CHAR(13)&amp;CHAR(9)&amp;CHAR(9)&amp;CHAR(9)&amp;&quot;&lt;field name=&quot;&quot;tax_ids&quot;&quot;&gt;&quot;&amp;SUBSTITUTE([.$AF2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2001&quot; model=&quot;account.account.template&quot;&gt;&#13;&#9;&#9;&#9;&lt;field name=&quot;code&quot;&gt;1-112001&lt;/field&gt;&#13;&#9;&#9;&#9;&lt;field name=&quot;name&quot;&gt;1-Cuentas por cobrar comerciales&lt;/field&gt;&#13;&#9;&#9;&#9;&lt;field name=&quot;shortcut&quot;&gt;1-CxC-Com&lt;/field&gt;&#13;&#9;&#9;&#9;&lt;field name=&quot;parent_id&quot; ref=&quot;1-112000&quot;/&gt;&#13;&#9;&#9;&#9;&lt;field name=&quot;user_type&quot; ref=&quot;account_account_type_receivable&quot;/&gt;&#13;&#9;&#9;&#9;&lt;field name=&quot;currency_id&quot; ref=&quot;receivable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1_112001" model="account.account.template"&gt;<text:tab/><text:tab/><text:tab/>&lt;field name="code"&gt;1-112001&lt;/field&gt;<text:tab/><text:tab/><text:tab/>&lt;field name="name"&gt;1-Cuentas por cobrar comerciales&lt;/field&gt;<text:tab/><text:tab/><text:tab/>&lt;field name="shortcut"&gt;1-CxC-Com&lt;/field&gt;<text:tab/><text:tab/><text:tab/>&lt;field name="parent_id" ref="1-112000"/&gt;<text:tab/><text:tab/><text:tab/>&lt;field name="user_type" ref="account_account_type_receivable"/&gt;<text:tab/><text:tab/><text:tab/>&lt;field name="currency_id" ref="receivable"/&gt;<text:tab/><text:tab/><text:tab/>&lt;field name="type"&gt;receiv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25]&gt;[.A26];[.A25]=[.A26]);[.A25]&lt;&gt;7))" office:value-type="float" office:value="1">
              <text:p>1</text:p>
            </table:table-cell>
            <table:table-cell table:style-name="ce8" table:formula="of:=IF(EXACT([.A26];1);CELL(&quot;Row&quot;;[.C26]);[.C25])" office:value-type="float" office:value="2">
              <text:p>2</text:p>
            </table:table-cell>
            <table:table-cell table:style-name="ce8" table:formula="of:=IF(EXACT([.$A26];1);0;IF(EXACT([.$A26];2);[.D25]+1;[.D25]))" office:value-type="float" office:value="1">
              <text:p>1</text:p>
            </table:table-cell>
            <table:table-cell table:style-name="ce8" table:formula="of:=['Code format'.$C$2]&amp;TEXT([.D26];['Code format'.$B$2])&amp;['Code format'.$D$2]" office:value-type="string" office:string-value="1">
              <text:p>1</text:p>
            </table:table-cell>
            <table:table-cell table:style-name="ce8" table:formula="of:=IF(EXACT([.C25];[.C26]);IF(EXACT([.D25];[.D26]);[.F25];CELL(&quot;Row&quot;;[.F26]));[.C26])" office:value-type="float" office:value="3">
              <text:p>3</text:p>
            </table:table-cell>
            <table:table-cell table:style-name="ce8" table:formula="of:=IF(AND([.$A26]&lt;=[.H$1];[.$A25]&gt;[.$A26]);0;IF(EXACT([.$A26];[.H$1]+1);[.G25]+1;[.G25]))" office:value-type="float" office:value="1">
              <text:p>1</text:p>
            </table:table-cell>
            <table:table-cell table:style-name="ce8" table:formula="of:=['Code format'.$C$3]&amp;TEXT([.G26];['Code format'.$B$3])&amp;['Code format'.$D$3]" office:value-type="string" office:string-value="1">
              <text:p>1</text:p>
            </table:table-cell>
            <table:table-cell table:style-name="ce8" table:formula="of:=IF(EXACT([.F25];[.F26]);IF(EXACT([.G25];[.G26]);[.I25];CELL(&quot;Row&quot;;[.I26]));[.F26])" office:value-type="float" office:value="4">
              <text:p>4</text:p>
            </table:table-cell>
            <table:table-cell table:style-name="ce8" table:formula="of:=IF(AND([.$A26]&lt;=[.K$1];[.$A25]&gt;[.$A26]);0;IF(EXACT([.$A26];[.K$1]+1);[.J25]+1;[.J25]))" office:value-type="float" office:value="2">
              <text:p>2</text:p>
            </table:table-cell>
            <table:table-cell table:style-name="ce8" table:formula="of:=['Code format'.$C$4]&amp;TEXT([.J26];['Code format'.$B$4])&amp;['Code format'.$D$4]" office:value-type="string" office:string-value="2">
              <text:p>2</text:p>
            </table:table-cell>
            <table:table-cell table:style-name="ce8" table:formula="of:=IF(EXACT([.I25];[.I26]);IF(EXACT([.J25];[.J26]);[.L25];CELL(&quot;Row&quot;;[.L26]));[.I26])" office:value-type="float" office:value="24">
              <text:p>24</text:p>
            </table:table-cell>
            <table:table-cell table:style-name="ce8" table:formula="of:=IF(AND([.$A26]&lt;=[.N$1];[.$A25]&gt;[.$A26]);0;IF(EXACT([.$A26];[.N$1]+1);[.M25]+1;[.M25]))" office:value-type="float" office:value="0">
              <text:p>0</text:p>
            </table:table-cell>
            <table:table-cell table:style-name="ce8" table:formula="of:=['Code format'.$C$5]&amp;TEXT([.M26];['Code format'.$B$5])&amp;['Code format'.$D$5]" office:value-type="string" office:string-value="0">
              <text:p>0</text:p>
            </table:table-cell>
            <table:table-cell table:style-name="ce8" table:formula="of:=IF(EXACT([.L25];[.L26]);IF(EXACT([.M25];[.M26]);[.O25];CELL(&quot;Row&quot;;[.O26]));[.L26])" office:value-type="float" office:value="24">
              <text:p>24</text:p>
            </table:table-cell>
            <table:table-cell table:style-name="ce8" table:formula="of:=IF(AND([.$A26]&lt;=[.Q$1];[.$A25]&gt;[.$A26]);0;IF(EXACT([.$A26];[.Q$1]+1);[.P25]+1;[.P25]))" office:value-type="float" office:value="0">
              <text:p>0</text:p>
            </table:table-cell>
            <table:table-cell table:style-name="ce8" table:formula="of:=['Code format'.$C$6]&amp;TEXT([.P26];['Code format'.$B$6])&amp;['Code format'.$D$6]" office:value-type="string" office:string-value="0">
              <text:p>0</text:p>
            </table:table-cell>
            <table:table-cell table:style-name="ce8" table:formula="of:=IF(EXACT([.O25];[.O26]);IF(EXACT([.P25];[.P26]);[.R25];CELL(&quot;Row&quot;;[.R26]));[.O26])" office:value-type="float" office:value="24">
              <text:p>24</text:p>
            </table:table-cell>
            <table:table-cell table:style-name="ce8" table:formula="of:=IF(AND([.$A26]&lt;=[.T$1];[.$A25]&gt;[.$A26]);0;IF(EXACT([.$A26];[.T$1]+1);[.S25]+1;[.S25]))" office:value-type="float" office:value="2">
              <text:p>2</text:p>
            </table:table-cell>
            <table:table-cell table:style-name="ce8" table:formula="of:=['Code format'.$C$7]&amp;TEXT([.S26];['Code format'.$B$7])&amp;['Code format'.$D$7]" office:value-type="string" office:string-value="2">
              <text:p>2</text:p>
            </table:table-cell>
            <table:table-cell table:style-name="ce8" table:formula="of:=IF(EXACT([.R25];[.R26]);IF(EXACT([.S25];[.S26]);[.U25];CELL(&quot;Row&quot;;[.U26]));[.R26])" office:value-type="float" office:value="26">
              <text:p>26</text:p>
            </table:table-cell>
            <table:table-cell table:style-name="Nivel7" table:formula="of:=CONCATENATE([.E26];[.H26];[.K26];[.N26];[.Q26];[.T26])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112002">
              <text:p>112002</text:p>
            </table:table-cell>
            <table:table-cell table:style-name="ce9" office:value-type="string">
              <text:p>CxC-Rel</text:p>
            </table:table-cell>
            <table:table-cell table:style-name="ce9" office:value-type="string">
              <text:p>Cuentas por cobrar a compañías relacionadas</text:p>
            </table:table-cell>
            <table:table-cell table:style-name="Nivel7" table:formula="of:=[.X26]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Cuentas por cobrar a compañías relacionadas">
              <text:p>Cuentas por cobrar a compañías relacionadas</text:p>
            </table:table-cell>
            <table:table-cell table:style-name="Datos" table:formula="of:=IF(EXACT([.A26];1);&quot;&quot;;IF(EXACT([.A26];2);INDIRECT(CONCATENATE(&quot;V&quot;;[.C26]));IF(EXACT([.A26];3);INDIRECT(CONCATENATE(&quot;V&quot;;[.F26]));IF(EXACT([.A26];4);INDIRECT(CONCATENATE(&quot;V&quot;;[.I26]));IF(EXACT([.A26];5);INDIRECT(CONCATENATE(&quot;V&quot;;[.L26]));IF(EXACT([.A26];6);INDIRECT(CONCATENATE(&quot;V&quot;;[.O26]));IF(EXACT([.A26];7);INDIRECT(CONCATENATE(&quot;V&quot;;[.R26])))))))))" office:value-type="string" office:string-value="112000">
              <text:p>1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receivable</text:p>
            </table:table-cell>
            <table:table-cell table:style-name="ce6" table:formula="of:=NOT(OR(AND(NOT(EXACT([.A26];7));NOT(EXACT([.AB26];&quot;view&quot;)));AND(EXACT([.A26];7);EXACT([.AB26];&quot;view&quot;))))" office:value-type="float" office:value="1">
              <text:p>1</text:p>
            </table:table-cell>
            <table:table-cell table:style-name="Datos" table:formula="of:=VLOOKUP([.AB26];['account.type'.$A$2:.$I$12];8)" office:value-type="string" office:string-value="receivable">
              <text:p>receivable</text:p>
            </table:table-cell>
            <table:table-cell table:style-name="Datos" table:formula="of:=VLOOKUP([.AB26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6];1);CHAR(9)&amp;CHAR(9)&amp;&quot;&lt;record id=&quot;&quot;account_account_template_&quot;&amp;SUBSTITUTE([.AG$1]&amp;[.$V26];&quot;-&quot;;&quot;_&quot;)&amp;&quot;&quot;&quot; model=&quot;&quot;account.account.template&quot;&quot;&gt;&quot;&amp;CHAR(13)&amp;CHAR(9)&amp;CHAR(9)&amp;CHAR(9)&amp;&quot;&lt;field name=&quot;&quot;code&quot;&quot;&gt;&quot;&amp;[.AG$1]&amp;[.$V26]&amp;&quot;&lt;/field&gt;&quot;&amp;CHAR(13)&amp;CHAR(9)&amp;CHAR(9)&amp;CHAR(9)&amp;&quot;&lt;field name=&quot;&quot;name&quot;&quot;&gt;&quot;&amp;[.AG$1]&amp;[.$Y26]&amp;&quot;&lt;/field&gt;&quot;&amp;CHAR(13)&amp;CHAR(9)&amp;CHAR(9)&amp;CHAR(9)&amp;&quot;&lt;field name=&quot;&quot;shortcut&quot;&quot;&gt;&quot;&amp;IF(EXACT([.$W26];&quot;&quot;);&quot;&quot;;[.AG$1]&amp;[.$W26])&amp;&quot;&lt;/field&gt;&quot;&amp;CHAR(13)&amp;CHAR(9)&amp;CHAR(9)&amp;CHAR(9)&amp;&quot;&lt;field name=&quot;&quot;parent_id&quot;&quot; ref=&quot;&quot;&quot;&amp;IF(EXACT([.$Z26];&quot;&quot;);&quot;&quot;;[.AG$1]&amp;[.$Z26])&amp;&quot;&quot;&quot;/&gt;&quot;&amp;CHAR(13)&amp;CHAR(9)&amp;CHAR(9)&amp;CHAR(9)&amp;&quot;&lt;field name=&quot;&quot;user_type&quot;&quot; ref=&quot;&quot;account_account_type_&quot;&amp;[.$AB26]&amp;&quot;&quot;&quot;/&gt;&quot;&amp;CHAR(13)&amp;CHAR(9)&amp;CHAR(9)&amp;CHAR(9)&amp;&quot;&lt;field name=&quot;&quot;currency_id&quot;&quot; ref=&quot;&quot;&quot;&amp;[.AA26]&amp;&quot;&quot;&quot;/&gt;&quot;&amp;CHAR(13)&amp;CHAR(9)&amp;CHAR(9)&amp;CHAR(9)&amp;&quot;&lt;field name=&quot;&quot;type&quot;&quot;&gt;&quot;&amp;[.$AD26]&amp;&quot;&lt;/field&gt;&quot;&amp;CHAR(13)&amp;CHAR(9)&amp;CHAR(9)&amp;CHAR(9)&amp;&quot;&lt;field name=&quot;&quot;reconcile&quot;&quot; eval=&quot;&quot;&quot;&amp;[.$AE26]&amp;&quot;&quot;&quot;/&gt;&quot;&amp;IF(EXACT([.$AF26];&quot;&quot;);&quot;&quot;;CHAR(13)&amp;CHAR(9)&amp;CHAR(9)&amp;CHAR(9)&amp;&quot;&lt;field name=&quot;&quot;tax_ids&quot;&quot;&gt;&quot;&amp;SUBSTITUTE([.$AF2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2002&quot; model=&quot;account.account.template&quot;&gt;&#13;&#9;&#9;&#9;&lt;field name=&quot;code&quot;&gt;0-112002&lt;/field&gt;&#13;&#9;&#9;&#9;&lt;field name=&quot;name&quot;&gt;0-Cuentas por cobrar a compañías relacionadas&lt;/field&gt;&#13;&#9;&#9;&#9;&lt;field name=&quot;shortcut&quot;&gt;0-CxC-Rel&lt;/field&gt;&#13;&#9;&#9;&#9;&lt;field name=&quot;parent_id&quot; ref=&quot;0-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0_112002" model="account.account.template"&gt;<text:tab/><text:tab/><text:tab/>&lt;field name="code"&gt;0-112002&lt;/field&gt;<text:tab/><text:tab/><text:tab/>&lt;field name="name"&gt;0-Cuentas por cobrar a compañías relacionadas&lt;/field&gt;<text:tab/><text:tab/><text:tab/>&lt;field name="shortcut"&gt;0-CxC-Rel&lt;/field&gt;<text:tab/><text:tab/><text:tab/>&lt;field name="parent_id" ref="0-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unreconciled"/&gt;<text:tab/><text:tab/>&lt;/record&gt;</text:p>
            </table:table-cell>
            <table:table-cell table:formula="of:=IF(EXACT([.AH26];1);CHAR(9)&amp;CHAR(9)&amp;&quot;&lt;record id=&quot;&quot;account_account_template_&quot;&amp;SUBSTITUTE([.AH$1]&amp;[.$V26];&quot;-&quot;;&quot;_&quot;)&amp;&quot;&quot;&quot; model=&quot;&quot;account.account.template&quot;&quot;&gt;&quot;&amp;CHAR(13)&amp;CHAR(9)&amp;CHAR(9)&amp;CHAR(9)&amp;&quot;&lt;field name=&quot;&quot;code&quot;&quot;&gt;&quot;&amp;[.AH$1]&amp;[.$V26]&amp;&quot;&lt;/field&gt;&quot;&amp;CHAR(13)&amp;CHAR(9)&amp;CHAR(9)&amp;CHAR(9)&amp;&quot;&lt;field name=&quot;&quot;name&quot;&quot;&gt;&quot;&amp;[.AH$1]&amp;[.$Y26]&amp;&quot;&lt;/field&gt;&quot;&amp;CHAR(13)&amp;CHAR(9)&amp;CHAR(9)&amp;CHAR(9)&amp;&quot;&lt;field name=&quot;&quot;shortcut&quot;&quot;&gt;&quot;&amp;IF(EXACT([.$W26];&quot;&quot;);&quot;&quot;;[.AH$1]&amp;[.$W26])&amp;&quot;&lt;/field&gt;&quot;&amp;CHAR(13)&amp;CHAR(9)&amp;CHAR(9)&amp;CHAR(9)&amp;&quot;&lt;field name=&quot;&quot;parent_id&quot;&quot; ref=&quot;&quot;&quot;&amp;IF(EXACT([.$Z26];&quot;&quot;);&quot;&quot;;[.AH$1]&amp;[.$Z26])&amp;&quot;&quot;&quot;/&gt;&quot;&amp;CHAR(13)&amp;CHAR(9)&amp;CHAR(9)&amp;CHAR(9)&amp;&quot;&lt;field name=&quot;&quot;user_type&quot;&quot; ref=&quot;&quot;account_account_type_&quot;&amp;[.$AB26]&amp;&quot;&quot;&quot;/&gt;&quot;&amp;CHAR(13)&amp;CHAR(9)&amp;CHAR(9)&amp;CHAR(9)&amp;&quot;&lt;field name=&quot;&quot;currency_id&quot;&quot; ref=&quot;&quot;&quot;&amp;[.AB26]&amp;&quot;&quot;&quot;/&gt;&quot;&amp;CHAR(13)&amp;CHAR(9)&amp;CHAR(9)&amp;CHAR(9)&amp;&quot;&lt;field name=&quot;&quot;type&quot;&quot;&gt;&quot;&amp;[.$AD26]&amp;&quot;&lt;/field&gt;&quot;&amp;CHAR(13)&amp;CHAR(9)&amp;CHAR(9)&amp;CHAR(9)&amp;&quot;&lt;field name=&quot;&quot;reconcile&quot;&quot; eval=&quot;&quot;&quot;&amp;[.$AE26]&amp;&quot;&quot;&quot;/&gt;&quot;&amp;IF(EXACT([.$AF26];&quot;&quot;);&quot;&quot;;CHAR(13)&amp;CHAR(9)&amp;CHAR(9)&amp;CHAR(9)&amp;&quot;&lt;field name=&quot;&quot;tax_ids&quot;&quot;&gt;&quot;&amp;SUBSTITUTE([.$AF2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2002&quot; model=&quot;account.account.template&quot;&gt;&#13;&#9;&#9;&#9;&lt;field name=&quot;code&quot;&gt;1-112002&lt;/field&gt;&#13;&#9;&#9;&#9;&lt;field name=&quot;name&quot;&gt;1-Cuentas por cobrar a compañías relacionadas&lt;/field&gt;&#13;&#9;&#9;&#9;&lt;field name=&quot;shortcut&quot;&gt;1-CxC-Rel&lt;/field&gt;&#13;&#9;&#9;&#9;&lt;field name=&quot;parent_id&quot; ref=&quot;1-112000&quot;/&gt;&#13;&#9;&#9;&#9;&lt;field name=&quot;user_type&quot; ref=&quot;account_account_type_receivable&quot;/&gt;&#13;&#9;&#9;&#9;&lt;field name=&quot;currency_id&quot; ref=&quot;receivable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1_112002" model="account.account.template"&gt;<text:tab/><text:tab/><text:tab/>&lt;field name="code"&gt;1-112002&lt;/field&gt;<text:tab/><text:tab/><text:tab/>&lt;field name="name"&gt;1-Cuentas por cobrar a compañías relacionadas&lt;/field&gt;<text:tab/><text:tab/><text:tab/>&lt;field name="shortcut"&gt;1-CxC-Rel&lt;/field&gt;<text:tab/><text:tab/><text:tab/>&lt;field name="parent_id" ref="1-112000"/&gt;<text:tab/><text:tab/><text:tab/>&lt;field name="user_type" ref="account_account_type_receivable"/&gt;<text:tab/><text:tab/><text:tab/>&lt;field name="currency_id" ref="receivable"/&gt;<text:tab/><text:tab/><text:tab/>&lt;field name="type"&gt;receiv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26]&gt;[.A27];[.A26]=[.A27]);[.A26]&lt;&gt;7))" office:value-type="float" office:value="1">
              <text:p>1</text:p>
            </table:table-cell>
            <table:table-cell table:style-name="ce8" table:formula="of:=IF(EXACT([.A27];1);CELL(&quot;Row&quot;;[.C27]);[.C26])" office:value-type="float" office:value="2">
              <text:p>2</text:p>
            </table:table-cell>
            <table:table-cell table:style-name="ce8" table:formula="of:=IF(EXACT([.$A27];1);0;IF(EXACT([.$A27];2);[.D26]+1;[.D26]))" office:value-type="float" office:value="1">
              <text:p>1</text:p>
            </table:table-cell>
            <table:table-cell table:style-name="ce8" table:formula="of:=['Code format'.$C$2]&amp;TEXT([.D27];['Code format'.$B$2])&amp;['Code format'.$D$2]" office:value-type="string" office:string-value="1">
              <text:p>1</text:p>
            </table:table-cell>
            <table:table-cell table:style-name="ce8" table:formula="of:=IF(EXACT([.C26];[.C27]);IF(EXACT([.D26];[.D27]);[.F26];CELL(&quot;Row&quot;;[.F27]));[.C27])" office:value-type="float" office:value="3">
              <text:p>3</text:p>
            </table:table-cell>
            <table:table-cell table:style-name="ce8" table:formula="of:=IF(AND([.$A27]&lt;=[.H$1];[.$A26]&gt;[.$A27]);0;IF(EXACT([.$A27];[.H$1]+1);[.G26]+1;[.G26]))" office:value-type="float" office:value="1">
              <text:p>1</text:p>
            </table:table-cell>
            <table:table-cell table:style-name="ce8" table:formula="of:=['Code format'.$C$3]&amp;TEXT([.G27];['Code format'.$B$3])&amp;['Code format'.$D$3]" office:value-type="string" office:string-value="1">
              <text:p>1</text:p>
            </table:table-cell>
            <table:table-cell table:style-name="ce8" table:formula="of:=IF(EXACT([.F26];[.F27]);IF(EXACT([.G26];[.G27]);[.I26];CELL(&quot;Row&quot;;[.I27]));[.F27])" office:value-type="float" office:value="4">
              <text:p>4</text:p>
            </table:table-cell>
            <table:table-cell table:style-name="ce8" table:formula="of:=IF(AND([.$A27]&lt;=[.K$1];[.$A26]&gt;[.$A27]);0;IF(EXACT([.$A27];[.K$1]+1);[.J26]+1;[.J26]))" office:value-type="float" office:value="2">
              <text:p>2</text:p>
            </table:table-cell>
            <table:table-cell table:style-name="ce8" table:formula="of:=['Code format'.$C$4]&amp;TEXT([.J27];['Code format'.$B$4])&amp;['Code format'.$D$4]" office:value-type="string" office:string-value="2">
              <text:p>2</text:p>
            </table:table-cell>
            <table:table-cell table:style-name="ce8" table:formula="of:=IF(EXACT([.I26];[.I27]);IF(EXACT([.J26];[.J27]);[.L26];CELL(&quot;Row&quot;;[.L27]));[.I27])" office:value-type="float" office:value="24">
              <text:p>24</text:p>
            </table:table-cell>
            <table:table-cell table:style-name="ce8" table:formula="of:=IF(AND([.$A27]&lt;=[.N$1];[.$A26]&gt;[.$A27]);0;IF(EXACT([.$A27];[.N$1]+1);[.M26]+1;[.M26]))" office:value-type="float" office:value="0">
              <text:p>0</text:p>
            </table:table-cell>
            <table:table-cell table:style-name="ce8" table:formula="of:=['Code format'.$C$5]&amp;TEXT([.M27];['Code format'.$B$5])&amp;['Code format'.$D$5]" office:value-type="string" office:string-value="0">
              <text:p>0</text:p>
            </table:table-cell>
            <table:table-cell table:style-name="ce8" table:formula="of:=IF(EXACT([.L26];[.L27]);IF(EXACT([.M26];[.M27]);[.O26];CELL(&quot;Row&quot;;[.O27]));[.L27])" office:value-type="float" office:value="24">
              <text:p>24</text:p>
            </table:table-cell>
            <table:table-cell table:style-name="ce8" table:formula="of:=IF(AND([.$A27]&lt;=[.Q$1];[.$A26]&gt;[.$A27]);0;IF(EXACT([.$A27];[.Q$1]+1);[.P26]+1;[.P26]))" office:value-type="float" office:value="0">
              <text:p>0</text:p>
            </table:table-cell>
            <table:table-cell table:style-name="ce8" table:formula="of:=['Code format'.$C$6]&amp;TEXT([.P27];['Code format'.$B$6])&amp;['Code format'.$D$6]" office:value-type="string" office:string-value="0">
              <text:p>0</text:p>
            </table:table-cell>
            <table:table-cell table:style-name="ce8" table:formula="of:=IF(EXACT([.O26];[.O27]);IF(EXACT([.P26];[.P27]);[.R26];CELL(&quot;Row&quot;;[.R27]));[.O27])" office:value-type="float" office:value="24">
              <text:p>24</text:p>
            </table:table-cell>
            <table:table-cell table:style-name="ce8" table:formula="of:=IF(AND([.$A27]&lt;=[.T$1];[.$A26]&gt;[.$A27]);0;IF(EXACT([.$A27];[.T$1]+1);[.S26]+1;[.S26]))" office:value-type="float" office:value="3">
              <text:p>3</text:p>
            </table:table-cell>
            <table:table-cell table:style-name="ce8" table:formula="of:=['Code format'.$C$7]&amp;TEXT([.S27];['Code format'.$B$7])&amp;['Code format'.$D$7]" office:value-type="string" office:string-value="3">
              <text:p>3</text:p>
            </table:table-cell>
            <table:table-cell table:style-name="ce8" table:formula="of:=IF(EXACT([.R26];[.R27]);IF(EXACT([.S26];[.S27]);[.U26];CELL(&quot;Row&quot;;[.U27]));[.R27])" office:value-type="float" office:value="27">
              <text:p>27</text:p>
            </table:table-cell>
            <table:table-cell table:style-name="Nivel7" table:formula="of:=CONCATENATE([.E27];[.H27];[.K27];[.N27];[.Q27];[.T27])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112003">
              <text:p>112003</text:p>
            </table:table-cell>
            <table:table-cell table:style-name="ce9" office:value-type="string">
              <text:p>CxC-Emp</text:p>
            </table:table-cell>
            <table:table-cell table:style-name="ce9" office:value-type="string">
              <text:p>Cuentas por cobrar a empleados</text:p>
            </table:table-cell>
            <table:table-cell table:style-name="Nivel7" table:formula="of:=[.X27]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Cuentas por cobrar a empleados">
              <text:p>Cuentas por cobrar a empleados</text:p>
            </table:table-cell>
            <table:table-cell table:style-name="Datos" table:formula="of:=IF(EXACT([.A27];1);&quot;&quot;;IF(EXACT([.A27];2);INDIRECT(CONCATENATE(&quot;V&quot;;[.C27]));IF(EXACT([.A27];3);INDIRECT(CONCATENATE(&quot;V&quot;;[.F27]));IF(EXACT([.A27];4);INDIRECT(CONCATENATE(&quot;V&quot;;[.I27]));IF(EXACT([.A27];5);INDIRECT(CONCATENATE(&quot;V&quot;;[.L27]));IF(EXACT([.A27];6);INDIRECT(CONCATENATE(&quot;V&quot;;[.O27]));IF(EXACT([.A27];7);INDIRECT(CONCATENATE(&quot;V&quot;;[.R27])))))))))" office:value-type="string" office:string-value="112000">
              <text:p>1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receivable</text:p>
            </table:table-cell>
            <table:table-cell table:style-name="ce6" table:formula="of:=NOT(OR(AND(NOT(EXACT([.A27];7));NOT(EXACT([.AB27];&quot;view&quot;)));AND(EXACT([.A27];7);EXACT([.AB27];&quot;view&quot;))))" office:value-type="float" office:value="1">
              <text:p>1</text:p>
            </table:table-cell>
            <table:table-cell table:style-name="Datos" table:formula="of:=VLOOKUP([.AB27];['account.type'.$A$2:.$I$12];8)" office:value-type="string" office:string-value="receivable">
              <text:p>receivable</text:p>
            </table:table-cell>
            <table:table-cell table:style-name="Datos" table:formula="of:=VLOOKUP([.AB27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7];1);CHAR(9)&amp;CHAR(9)&amp;&quot;&lt;record id=&quot;&quot;account_account_template_&quot;&amp;SUBSTITUTE([.AG$1]&amp;[.$V27];&quot;-&quot;;&quot;_&quot;)&amp;&quot;&quot;&quot; model=&quot;&quot;account.account.template&quot;&quot;&gt;&quot;&amp;CHAR(13)&amp;CHAR(9)&amp;CHAR(9)&amp;CHAR(9)&amp;&quot;&lt;field name=&quot;&quot;code&quot;&quot;&gt;&quot;&amp;[.AG$1]&amp;[.$V27]&amp;&quot;&lt;/field&gt;&quot;&amp;CHAR(13)&amp;CHAR(9)&amp;CHAR(9)&amp;CHAR(9)&amp;&quot;&lt;field name=&quot;&quot;name&quot;&quot;&gt;&quot;&amp;[.AG$1]&amp;[.$Y27]&amp;&quot;&lt;/field&gt;&quot;&amp;CHAR(13)&amp;CHAR(9)&amp;CHAR(9)&amp;CHAR(9)&amp;&quot;&lt;field name=&quot;&quot;shortcut&quot;&quot;&gt;&quot;&amp;IF(EXACT([.$W27];&quot;&quot;);&quot;&quot;;[.AG$1]&amp;[.$W27])&amp;&quot;&lt;/field&gt;&quot;&amp;CHAR(13)&amp;CHAR(9)&amp;CHAR(9)&amp;CHAR(9)&amp;&quot;&lt;field name=&quot;&quot;parent_id&quot;&quot; ref=&quot;&quot;&quot;&amp;IF(EXACT([.$Z27];&quot;&quot;);&quot;&quot;;[.AG$1]&amp;[.$Z27])&amp;&quot;&quot;&quot;/&gt;&quot;&amp;CHAR(13)&amp;CHAR(9)&amp;CHAR(9)&amp;CHAR(9)&amp;&quot;&lt;field name=&quot;&quot;user_type&quot;&quot; ref=&quot;&quot;account_account_type_&quot;&amp;[.$AB27]&amp;&quot;&quot;&quot;/&gt;&quot;&amp;CHAR(13)&amp;CHAR(9)&amp;CHAR(9)&amp;CHAR(9)&amp;&quot;&lt;field name=&quot;&quot;currency_id&quot;&quot; ref=&quot;&quot;&quot;&amp;[.AA27]&amp;&quot;&quot;&quot;/&gt;&quot;&amp;CHAR(13)&amp;CHAR(9)&amp;CHAR(9)&amp;CHAR(9)&amp;&quot;&lt;field name=&quot;&quot;type&quot;&quot;&gt;&quot;&amp;[.$AD27]&amp;&quot;&lt;/field&gt;&quot;&amp;CHAR(13)&amp;CHAR(9)&amp;CHAR(9)&amp;CHAR(9)&amp;&quot;&lt;field name=&quot;&quot;reconcile&quot;&quot; eval=&quot;&quot;&quot;&amp;[.$AE27]&amp;&quot;&quot;&quot;/&gt;&quot;&amp;IF(EXACT([.$AF27];&quot;&quot;);&quot;&quot;;CHAR(13)&amp;CHAR(9)&amp;CHAR(9)&amp;CHAR(9)&amp;&quot;&lt;field name=&quot;&quot;tax_ids&quot;&quot;&gt;&quot;&amp;SUBSTITUTE([.$AF2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2003&quot; model=&quot;account.account.template&quot;&gt;&#13;&#9;&#9;&#9;&lt;field name=&quot;code&quot;&gt;0-112003&lt;/field&gt;&#13;&#9;&#9;&#9;&lt;field name=&quot;name&quot;&gt;0-Cuentas por cobrar a empleados&lt;/field&gt;&#13;&#9;&#9;&#9;&lt;field name=&quot;shortcut&quot;&gt;0-CxC-Emp&lt;/field&gt;&#13;&#9;&#9;&#9;&lt;field name=&quot;parent_id&quot; ref=&quot;0-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0_112003" model="account.account.template"&gt;<text:tab/><text:tab/><text:tab/>&lt;field name="code"&gt;0-112003&lt;/field&gt;<text:tab/><text:tab/><text:tab/>&lt;field name="name"&gt;0-Cuentas por cobrar a empleados&lt;/field&gt;<text:tab/><text:tab/><text:tab/>&lt;field name="shortcut"&gt;0-CxC-Emp&lt;/field&gt;<text:tab/><text:tab/><text:tab/>&lt;field name="parent_id" ref="0-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unreconciled"/&gt;<text:tab/><text:tab/>&lt;/record&gt;</text:p>
            </table:table-cell>
            <table:table-cell table:formula="of:=IF(EXACT([.AH27];1);CHAR(9)&amp;CHAR(9)&amp;&quot;&lt;record id=&quot;&quot;account_account_template_&quot;&amp;SUBSTITUTE([.AH$1]&amp;[.$V27];&quot;-&quot;;&quot;_&quot;)&amp;&quot;&quot;&quot; model=&quot;&quot;account.account.template&quot;&quot;&gt;&quot;&amp;CHAR(13)&amp;CHAR(9)&amp;CHAR(9)&amp;CHAR(9)&amp;&quot;&lt;field name=&quot;&quot;code&quot;&quot;&gt;&quot;&amp;[.AH$1]&amp;[.$V27]&amp;&quot;&lt;/field&gt;&quot;&amp;CHAR(13)&amp;CHAR(9)&amp;CHAR(9)&amp;CHAR(9)&amp;&quot;&lt;field name=&quot;&quot;name&quot;&quot;&gt;&quot;&amp;[.AH$1]&amp;[.$Y27]&amp;&quot;&lt;/field&gt;&quot;&amp;CHAR(13)&amp;CHAR(9)&amp;CHAR(9)&amp;CHAR(9)&amp;&quot;&lt;field name=&quot;&quot;shortcut&quot;&quot;&gt;&quot;&amp;IF(EXACT([.$W27];&quot;&quot;);&quot;&quot;;[.AH$1]&amp;[.$W27])&amp;&quot;&lt;/field&gt;&quot;&amp;CHAR(13)&amp;CHAR(9)&amp;CHAR(9)&amp;CHAR(9)&amp;&quot;&lt;field name=&quot;&quot;parent_id&quot;&quot; ref=&quot;&quot;&quot;&amp;IF(EXACT([.$Z27];&quot;&quot;);&quot;&quot;;[.AH$1]&amp;[.$Z27])&amp;&quot;&quot;&quot;/&gt;&quot;&amp;CHAR(13)&amp;CHAR(9)&amp;CHAR(9)&amp;CHAR(9)&amp;&quot;&lt;field name=&quot;&quot;user_type&quot;&quot; ref=&quot;&quot;account_account_type_&quot;&amp;[.$AB27]&amp;&quot;&quot;&quot;/&gt;&quot;&amp;CHAR(13)&amp;CHAR(9)&amp;CHAR(9)&amp;CHAR(9)&amp;&quot;&lt;field name=&quot;&quot;currency_id&quot;&quot; ref=&quot;&quot;&quot;&amp;[.AB27]&amp;&quot;&quot;&quot;/&gt;&quot;&amp;CHAR(13)&amp;CHAR(9)&amp;CHAR(9)&amp;CHAR(9)&amp;&quot;&lt;field name=&quot;&quot;type&quot;&quot;&gt;&quot;&amp;[.$AD27]&amp;&quot;&lt;/field&gt;&quot;&amp;CHAR(13)&amp;CHAR(9)&amp;CHAR(9)&amp;CHAR(9)&amp;&quot;&lt;field name=&quot;&quot;reconcile&quot;&quot; eval=&quot;&quot;&quot;&amp;[.$AE27]&amp;&quot;&quot;&quot;/&gt;&quot;&amp;IF(EXACT([.$AF27];&quot;&quot;);&quot;&quot;;CHAR(13)&amp;CHAR(9)&amp;CHAR(9)&amp;CHAR(9)&amp;&quot;&lt;field name=&quot;&quot;tax_ids&quot;&quot;&gt;&quot;&amp;SUBSTITUTE([.$AF2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2003&quot; model=&quot;account.account.template&quot;&gt;&#13;&#9;&#9;&#9;&lt;field name=&quot;code&quot;&gt;1-112003&lt;/field&gt;&#13;&#9;&#9;&#9;&lt;field name=&quot;name&quot;&gt;1-Cuentas por cobrar a empleados&lt;/field&gt;&#13;&#9;&#9;&#9;&lt;field name=&quot;shortcut&quot;&gt;1-CxC-Emp&lt;/field&gt;&#13;&#9;&#9;&#9;&lt;field name=&quot;parent_id&quot; ref=&quot;1-112000&quot;/&gt;&#13;&#9;&#9;&#9;&lt;field name=&quot;user_type&quot; ref=&quot;account_account_type_receivable&quot;/&gt;&#13;&#9;&#9;&#9;&lt;field name=&quot;currency_id&quot; ref=&quot;receivable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1_112003" model="account.account.template"&gt;<text:tab/><text:tab/><text:tab/>&lt;field name="code"&gt;1-112003&lt;/field&gt;<text:tab/><text:tab/><text:tab/>&lt;field name="name"&gt;1-Cuentas por cobrar a empleados&lt;/field&gt;<text:tab/><text:tab/><text:tab/>&lt;field name="shortcut"&gt;1-CxC-Emp&lt;/field&gt;<text:tab/><text:tab/><text:tab/>&lt;field name="parent_id" ref="1-112000"/&gt;<text:tab/><text:tab/><text:tab/>&lt;field name="user_type" ref="account_account_type_receivable"/&gt;<text:tab/><text:tab/><text:tab/>&lt;field name="currency_id" ref="receivable"/&gt;<text:tab/><text:tab/><text:tab/>&lt;field name="type"&gt;receiv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27]&gt;[.A28];[.A27]=[.A28]);[.A27]&lt;&gt;7))" office:value-type="float" office:value="1">
              <text:p>1</text:p>
            </table:table-cell>
            <table:table-cell table:style-name="ce8" table:formula="of:=IF(EXACT([.A28];1);CELL(&quot;Row&quot;;[.C28]);[.C27])" office:value-type="float" office:value="2">
              <text:p>2</text:p>
            </table:table-cell>
            <table:table-cell table:style-name="ce8" table:formula="of:=IF(EXACT([.$A28];1);0;IF(EXACT([.$A28];2);[.D27]+1;[.D27]))" office:value-type="float" office:value="1">
              <text:p>1</text:p>
            </table:table-cell>
            <table:table-cell table:style-name="ce8" table:formula="of:=['Code format'.$C$2]&amp;TEXT([.D28];['Code format'.$B$2])&amp;['Code format'.$D$2]" office:value-type="string" office:string-value="1">
              <text:p>1</text:p>
            </table:table-cell>
            <table:table-cell table:style-name="ce8" table:formula="of:=IF(EXACT([.C27];[.C28]);IF(EXACT([.D27];[.D28]);[.F27];CELL(&quot;Row&quot;;[.F28]));[.C28])" office:value-type="float" office:value="3">
              <text:p>3</text:p>
            </table:table-cell>
            <table:table-cell table:style-name="ce8" table:formula="of:=IF(AND([.$A28]&lt;=[.H$1];[.$A27]&gt;[.$A28]);0;IF(EXACT([.$A28];[.H$1]+1);[.G27]+1;[.G27]))" office:value-type="float" office:value="1">
              <text:p>1</text:p>
            </table:table-cell>
            <table:table-cell table:style-name="ce8" table:formula="of:=['Code format'.$C$3]&amp;TEXT([.G28];['Code format'.$B$3])&amp;['Code format'.$D$3]" office:value-type="string" office:string-value="1">
              <text:p>1</text:p>
            </table:table-cell>
            <table:table-cell table:style-name="ce8" table:formula="of:=IF(EXACT([.F27];[.F28]);IF(EXACT([.G27];[.G28]);[.I27];CELL(&quot;Row&quot;;[.I28]));[.F28])" office:value-type="float" office:value="4">
              <text:p>4</text:p>
            </table:table-cell>
            <table:table-cell table:style-name="ce8" table:formula="of:=IF(AND([.$A28]&lt;=[.K$1];[.$A27]&gt;[.$A28]);0;IF(EXACT([.$A28];[.K$1]+1);[.J27]+1;[.J27]))" office:value-type="float" office:value="2">
              <text:p>2</text:p>
            </table:table-cell>
            <table:table-cell table:style-name="ce8" table:formula="of:=['Code format'.$C$4]&amp;TEXT([.J28];['Code format'.$B$4])&amp;['Code format'.$D$4]" office:value-type="string" office:string-value="2">
              <text:p>2</text:p>
            </table:table-cell>
            <table:table-cell table:style-name="ce8" table:formula="of:=IF(EXACT([.I27];[.I28]);IF(EXACT([.J27];[.J28]);[.L27];CELL(&quot;Row&quot;;[.L28]));[.I28])" office:value-type="float" office:value="24">
              <text:p>24</text:p>
            </table:table-cell>
            <table:table-cell table:style-name="ce8" table:formula="of:=IF(AND([.$A28]&lt;=[.N$1];[.$A27]&gt;[.$A28]);0;IF(EXACT([.$A28];[.N$1]+1);[.M27]+1;[.M27]))" office:value-type="float" office:value="0">
              <text:p>0</text:p>
            </table:table-cell>
            <table:table-cell table:style-name="ce8" table:formula="of:=['Code format'.$C$5]&amp;TEXT([.M28];['Code format'.$B$5])&amp;['Code format'.$D$5]" office:value-type="string" office:string-value="0">
              <text:p>0</text:p>
            </table:table-cell>
            <table:table-cell table:style-name="ce8" table:formula="of:=IF(EXACT([.L27];[.L28]);IF(EXACT([.M27];[.M28]);[.O27];CELL(&quot;Row&quot;;[.O28]));[.L28])" office:value-type="float" office:value="24">
              <text:p>24</text:p>
            </table:table-cell>
            <table:table-cell table:style-name="ce8" table:formula="of:=IF(AND([.$A28]&lt;=[.Q$1];[.$A27]&gt;[.$A28]);0;IF(EXACT([.$A28];[.Q$1]+1);[.P27]+1;[.P27]))" office:value-type="float" office:value="0">
              <text:p>0</text:p>
            </table:table-cell>
            <table:table-cell table:style-name="ce8" table:formula="of:=['Code format'.$C$6]&amp;TEXT([.P28];['Code format'.$B$6])&amp;['Code format'.$D$6]" office:value-type="string" office:string-value="0">
              <text:p>0</text:p>
            </table:table-cell>
            <table:table-cell table:style-name="ce8" table:formula="of:=IF(EXACT([.O27];[.O28]);IF(EXACT([.P27];[.P28]);[.R27];CELL(&quot;Row&quot;;[.R28]));[.O28])" office:value-type="float" office:value="24">
              <text:p>24</text:p>
            </table:table-cell>
            <table:table-cell table:style-name="ce8" table:formula="of:=IF(AND([.$A28]&lt;=[.T$1];[.$A27]&gt;[.$A28]);0;IF(EXACT([.$A28];[.T$1]+1);[.S27]+1;[.S27]))" office:value-type="float" office:value="4">
              <text:p>4</text:p>
            </table:table-cell>
            <table:table-cell table:style-name="ce8" table:formula="of:=['Code format'.$C$7]&amp;TEXT([.S28];['Code format'.$B$7])&amp;['Code format'.$D$7]" office:value-type="string" office:string-value="4">
              <text:p>4</text:p>
            </table:table-cell>
            <table:table-cell table:style-name="ce8" table:formula="of:=IF(EXACT([.R27];[.R28]);IF(EXACT([.S27];[.S28]);[.U27];CELL(&quot;Row&quot;;[.U28]));[.R28])" office:value-type="float" office:value="28">
              <text:p>28</text:p>
            </table:table-cell>
            <table:table-cell table:style-name="Nivel7" table:formula="of:=CONCATENATE([.E28];[.H28];[.K28];[.N28];[.Q28];[.T28])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112004">
              <text:p>112004</text:p>
            </table:table-cell>
            <table:table-cell table:style-name="ce9" office:value-type="string">
              <text:p>CxC-Ot</text:p>
            </table:table-cell>
            <table:table-cell table:style-name="ce9" office:value-type="string">
              <text:p>Otras cuentas por cobrar</text:p>
            </table:table-cell>
            <table:table-cell table:style-name="Nivel7" table:formula="of:=[.X28]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Otras cuentas por cobrar">
              <text:p>Otras cuentas por cobrar</text:p>
            </table:table-cell>
            <table:table-cell table:style-name="Datos" table:formula="of:=IF(EXACT([.A28];1);&quot;&quot;;IF(EXACT([.A28];2);INDIRECT(CONCATENATE(&quot;V&quot;;[.C28]));IF(EXACT([.A28];3);INDIRECT(CONCATENATE(&quot;V&quot;;[.F28]));IF(EXACT([.A28];4);INDIRECT(CONCATENATE(&quot;V&quot;;[.I28]));IF(EXACT([.A28];5);INDIRECT(CONCATENATE(&quot;V&quot;;[.L28]));IF(EXACT([.A28];6);INDIRECT(CONCATENATE(&quot;V&quot;;[.O28]));IF(EXACT([.A28];7);INDIRECT(CONCATENATE(&quot;V&quot;;[.R28])))))))))" office:value-type="string" office:string-value="112000">
              <text:p>1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receivable</text:p>
            </table:table-cell>
            <table:table-cell table:style-name="ce6" table:formula="of:=NOT(OR(AND(NOT(EXACT([.A28];7));NOT(EXACT([.AB28];&quot;view&quot;)));AND(EXACT([.A28];7);EXACT([.AB28];&quot;view&quot;))))" office:value-type="float" office:value="1">
              <text:p>1</text:p>
            </table:table-cell>
            <table:table-cell table:style-name="Datos" table:formula="of:=VLOOKUP([.AB28];['account.type'.$A$2:.$I$12];8)" office:value-type="string" office:string-value="receivable">
              <text:p>receivable</text:p>
            </table:table-cell>
            <table:table-cell table:style-name="Datos" table:formula="of:=VLOOKUP([.AB28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8];1);CHAR(9)&amp;CHAR(9)&amp;&quot;&lt;record id=&quot;&quot;account_account_template_&quot;&amp;SUBSTITUTE([.AG$1]&amp;[.$V28];&quot;-&quot;;&quot;_&quot;)&amp;&quot;&quot;&quot; model=&quot;&quot;account.account.template&quot;&quot;&gt;&quot;&amp;CHAR(13)&amp;CHAR(9)&amp;CHAR(9)&amp;CHAR(9)&amp;&quot;&lt;field name=&quot;&quot;code&quot;&quot;&gt;&quot;&amp;[.AG$1]&amp;[.$V28]&amp;&quot;&lt;/field&gt;&quot;&amp;CHAR(13)&amp;CHAR(9)&amp;CHAR(9)&amp;CHAR(9)&amp;&quot;&lt;field name=&quot;&quot;name&quot;&quot;&gt;&quot;&amp;[.AG$1]&amp;[.$Y28]&amp;&quot;&lt;/field&gt;&quot;&amp;CHAR(13)&amp;CHAR(9)&amp;CHAR(9)&amp;CHAR(9)&amp;&quot;&lt;field name=&quot;&quot;shortcut&quot;&quot;&gt;&quot;&amp;IF(EXACT([.$W28];&quot;&quot;);&quot;&quot;;[.AG$1]&amp;[.$W28])&amp;&quot;&lt;/field&gt;&quot;&amp;CHAR(13)&amp;CHAR(9)&amp;CHAR(9)&amp;CHAR(9)&amp;&quot;&lt;field name=&quot;&quot;parent_id&quot;&quot; ref=&quot;&quot;&quot;&amp;IF(EXACT([.$Z28];&quot;&quot;);&quot;&quot;;[.AG$1]&amp;[.$Z28])&amp;&quot;&quot;&quot;/&gt;&quot;&amp;CHAR(13)&amp;CHAR(9)&amp;CHAR(9)&amp;CHAR(9)&amp;&quot;&lt;field name=&quot;&quot;user_type&quot;&quot; ref=&quot;&quot;account_account_type_&quot;&amp;[.$AB28]&amp;&quot;&quot;&quot;/&gt;&quot;&amp;CHAR(13)&amp;CHAR(9)&amp;CHAR(9)&amp;CHAR(9)&amp;&quot;&lt;field name=&quot;&quot;currency_id&quot;&quot; ref=&quot;&quot;&quot;&amp;[.AA28]&amp;&quot;&quot;&quot;/&gt;&quot;&amp;CHAR(13)&amp;CHAR(9)&amp;CHAR(9)&amp;CHAR(9)&amp;&quot;&lt;field name=&quot;&quot;type&quot;&quot;&gt;&quot;&amp;[.$AD28]&amp;&quot;&lt;/field&gt;&quot;&amp;CHAR(13)&amp;CHAR(9)&amp;CHAR(9)&amp;CHAR(9)&amp;&quot;&lt;field name=&quot;&quot;reconcile&quot;&quot; eval=&quot;&quot;&quot;&amp;[.$AE28]&amp;&quot;&quot;&quot;/&gt;&quot;&amp;IF(EXACT([.$AF28];&quot;&quot;);&quot;&quot;;CHAR(13)&amp;CHAR(9)&amp;CHAR(9)&amp;CHAR(9)&amp;&quot;&lt;field name=&quot;&quot;tax_ids&quot;&quot;&gt;&quot;&amp;SUBSTITUTE([.$AF2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2004&quot; model=&quot;account.account.template&quot;&gt;&#13;&#9;&#9;&#9;&lt;field name=&quot;code&quot;&gt;0-112004&lt;/field&gt;&#13;&#9;&#9;&#9;&lt;field name=&quot;name&quot;&gt;0-Otras cuentas por cobrar&lt;/field&gt;&#13;&#9;&#9;&#9;&lt;field name=&quot;shortcut&quot;&gt;0-CxC-Ot&lt;/field&gt;&#13;&#9;&#9;&#9;&lt;field name=&quot;parent_id&quot; ref=&quot;0-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0_112004" model="account.account.template"&gt;<text:tab/><text:tab/><text:tab/>&lt;field name="code"&gt;0-112004&lt;/field&gt;<text:tab/><text:tab/><text:tab/>&lt;field name="name"&gt;0-Otras cuentas por cobrar&lt;/field&gt;<text:tab/><text:tab/><text:tab/>&lt;field name="shortcut"&gt;0-CxC-Ot&lt;/field&gt;<text:tab/><text:tab/><text:tab/>&lt;field name="parent_id" ref="0-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unreconciled"/&gt;<text:tab/><text:tab/>&lt;/record&gt;</text:p>
            </table:table-cell>
            <table:table-cell table:formula="of:=IF(EXACT([.AH28];1);CHAR(9)&amp;CHAR(9)&amp;&quot;&lt;record id=&quot;&quot;account_account_template_&quot;&amp;SUBSTITUTE([.AH$1]&amp;[.$V28];&quot;-&quot;;&quot;_&quot;)&amp;&quot;&quot;&quot; model=&quot;&quot;account.account.template&quot;&quot;&gt;&quot;&amp;CHAR(13)&amp;CHAR(9)&amp;CHAR(9)&amp;CHAR(9)&amp;&quot;&lt;field name=&quot;&quot;code&quot;&quot;&gt;&quot;&amp;[.AH$1]&amp;[.$V28]&amp;&quot;&lt;/field&gt;&quot;&amp;CHAR(13)&amp;CHAR(9)&amp;CHAR(9)&amp;CHAR(9)&amp;&quot;&lt;field name=&quot;&quot;name&quot;&quot;&gt;&quot;&amp;[.AH$1]&amp;[.$Y28]&amp;&quot;&lt;/field&gt;&quot;&amp;CHAR(13)&amp;CHAR(9)&amp;CHAR(9)&amp;CHAR(9)&amp;&quot;&lt;field name=&quot;&quot;shortcut&quot;&quot;&gt;&quot;&amp;IF(EXACT([.$W28];&quot;&quot;);&quot;&quot;;[.AH$1]&amp;[.$W28])&amp;&quot;&lt;/field&gt;&quot;&amp;CHAR(13)&amp;CHAR(9)&amp;CHAR(9)&amp;CHAR(9)&amp;&quot;&lt;field name=&quot;&quot;parent_id&quot;&quot; ref=&quot;&quot;&quot;&amp;IF(EXACT([.$Z28];&quot;&quot;);&quot;&quot;;[.AH$1]&amp;[.$Z28])&amp;&quot;&quot;&quot;/&gt;&quot;&amp;CHAR(13)&amp;CHAR(9)&amp;CHAR(9)&amp;CHAR(9)&amp;&quot;&lt;field name=&quot;&quot;user_type&quot;&quot; ref=&quot;&quot;account_account_type_&quot;&amp;[.$AB28]&amp;&quot;&quot;&quot;/&gt;&quot;&amp;CHAR(13)&amp;CHAR(9)&amp;CHAR(9)&amp;CHAR(9)&amp;&quot;&lt;field name=&quot;&quot;currency_id&quot;&quot; ref=&quot;&quot;&quot;&amp;[.AB28]&amp;&quot;&quot;&quot;/&gt;&quot;&amp;CHAR(13)&amp;CHAR(9)&amp;CHAR(9)&amp;CHAR(9)&amp;&quot;&lt;field name=&quot;&quot;type&quot;&quot;&gt;&quot;&amp;[.$AD28]&amp;&quot;&lt;/field&gt;&quot;&amp;CHAR(13)&amp;CHAR(9)&amp;CHAR(9)&amp;CHAR(9)&amp;&quot;&lt;field name=&quot;&quot;reconcile&quot;&quot; eval=&quot;&quot;&quot;&amp;[.$AE28]&amp;&quot;&quot;&quot;/&gt;&quot;&amp;IF(EXACT([.$AF28];&quot;&quot;);&quot;&quot;;CHAR(13)&amp;CHAR(9)&amp;CHAR(9)&amp;CHAR(9)&amp;&quot;&lt;field name=&quot;&quot;tax_ids&quot;&quot;&gt;&quot;&amp;SUBSTITUTE([.$AF2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2004&quot; model=&quot;account.account.template&quot;&gt;&#13;&#9;&#9;&#9;&lt;field name=&quot;code&quot;&gt;1-112004&lt;/field&gt;&#13;&#9;&#9;&#9;&lt;field name=&quot;name&quot;&gt;1-Otras cuentas por cobrar&lt;/field&gt;&#13;&#9;&#9;&#9;&lt;field name=&quot;shortcut&quot;&gt;1-CxC-Ot&lt;/field&gt;&#13;&#9;&#9;&#9;&lt;field name=&quot;parent_id&quot; ref=&quot;1-112000&quot;/&gt;&#13;&#9;&#9;&#9;&lt;field name=&quot;user_type&quot; ref=&quot;account_account_type_receivable&quot;/&gt;&#13;&#9;&#9;&#9;&lt;field name=&quot;currency_id&quot; ref=&quot;receivable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1_112004" model="account.account.template"&gt;<text:tab/><text:tab/><text:tab/>&lt;field name="code"&gt;1-112004&lt;/field&gt;<text:tab/><text:tab/><text:tab/>&lt;field name="name"&gt;1-Otras cuentas por cobrar&lt;/field&gt;<text:tab/><text:tab/><text:tab/>&lt;field name="shortcut"&gt;1-CxC-Ot&lt;/field&gt;<text:tab/><text:tab/><text:tab/>&lt;field name="parent_id" ref="1-112000"/&gt;<text:tab/><text:tab/><text:tab/>&lt;field name="user_type" ref="account_account_type_receivable"/&gt;<text:tab/><text:tab/><text:tab/>&lt;field name="currency_id" ref="receivable"/&gt;<text:tab/><text:tab/><text:tab/>&lt;field name="type"&gt;receiv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28]&gt;[.A29];[.A28]=[.A29]);[.A28]&lt;&gt;7))" office:value-type="float" office:value="1">
              <text:p>1</text:p>
            </table:table-cell>
            <table:table-cell table:style-name="ce8" table:formula="of:=IF(EXACT([.A29];1);CELL(&quot;Row&quot;;[.C29]);[.C28])" office:value-type="float" office:value="2">
              <text:p>2</text:p>
            </table:table-cell>
            <table:table-cell table:style-name="ce8" table:formula="of:=IF(EXACT([.$A29];1);0;IF(EXACT([.$A29];2);[.D28]+1;[.D28]))" office:value-type="float" office:value="1">
              <text:p>1</text:p>
            </table:table-cell>
            <table:table-cell table:style-name="ce8" table:formula="of:=['Code format'.$C$2]&amp;TEXT([.D29];['Code format'.$B$2])&amp;['Code format'.$D$2]" office:value-type="string" office:string-value="1">
              <text:p>1</text:p>
            </table:table-cell>
            <table:table-cell table:style-name="ce8" table:formula="of:=IF(EXACT([.C28];[.C29]);IF(EXACT([.D28];[.D29]);[.F28];CELL(&quot;Row&quot;;[.F29]));[.C29])" office:value-type="float" office:value="3">
              <text:p>3</text:p>
            </table:table-cell>
            <table:table-cell table:style-name="ce8" table:formula="of:=IF(AND([.$A29]&lt;=[.H$1];[.$A28]&gt;[.$A29]);0;IF(EXACT([.$A29];[.H$1]+1);[.G28]+1;[.G28]))" office:value-type="float" office:value="1">
              <text:p>1</text:p>
            </table:table-cell>
            <table:table-cell table:style-name="ce8" table:formula="of:=['Code format'.$C$3]&amp;TEXT([.G29];['Code format'.$B$3])&amp;['Code format'.$D$3]" office:value-type="string" office:string-value="1">
              <text:p>1</text:p>
            </table:table-cell>
            <table:table-cell table:style-name="ce8" table:formula="of:=IF(EXACT([.F28];[.F29]);IF(EXACT([.G28];[.G29]);[.I28];CELL(&quot;Row&quot;;[.I29]));[.F29])" office:value-type="float" office:value="4">
              <text:p>4</text:p>
            </table:table-cell>
            <table:table-cell table:style-name="ce8" table:formula="of:=IF(AND([.$A29]&lt;=[.K$1];[.$A28]&gt;[.$A29]);0;IF(EXACT([.$A29];[.K$1]+1);[.J28]+1;[.J28]))" office:value-type="float" office:value="2">
              <text:p>2</text:p>
            </table:table-cell>
            <table:table-cell table:style-name="ce8" table:formula="of:=['Code format'.$C$4]&amp;TEXT([.J29];['Code format'.$B$4])&amp;['Code format'.$D$4]" office:value-type="string" office:string-value="2">
              <text:p>2</text:p>
            </table:table-cell>
            <table:table-cell table:style-name="ce8" table:formula="of:=IF(EXACT([.I28];[.I29]);IF(EXACT([.J28];[.J29]);[.L28];CELL(&quot;Row&quot;;[.L29]));[.I29])" office:value-type="float" office:value="24">
              <text:p>24</text:p>
            </table:table-cell>
            <table:table-cell table:style-name="ce8" table:formula="of:=IF(AND([.$A29]&lt;=[.N$1];[.$A28]&gt;[.$A29]);0;IF(EXACT([.$A29];[.N$1]+1);[.M28]+1;[.M28]))" office:value-type="float" office:value="0">
              <text:p>0</text:p>
            </table:table-cell>
            <table:table-cell table:style-name="ce8" table:formula="of:=['Code format'.$C$5]&amp;TEXT([.M29];['Code format'.$B$5])&amp;['Code format'.$D$5]" office:value-type="string" office:string-value="0">
              <text:p>0</text:p>
            </table:table-cell>
            <table:table-cell table:style-name="ce8" table:formula="of:=IF(EXACT([.L28];[.L29]);IF(EXACT([.M28];[.M29]);[.O28];CELL(&quot;Row&quot;;[.O29]));[.L29])" office:value-type="float" office:value="24">
              <text:p>24</text:p>
            </table:table-cell>
            <table:table-cell table:style-name="ce8" table:formula="of:=IF(AND([.$A29]&lt;=[.Q$1];[.$A28]&gt;[.$A29]);0;IF(EXACT([.$A29];[.Q$1]+1);[.P28]+1;[.P28]))" office:value-type="float" office:value="0">
              <text:p>0</text:p>
            </table:table-cell>
            <table:table-cell table:style-name="ce8" table:formula="of:=['Code format'.$C$6]&amp;TEXT([.P29];['Code format'.$B$6])&amp;['Code format'.$D$6]" office:value-type="string" office:string-value="0">
              <text:p>0</text:p>
            </table:table-cell>
            <table:table-cell table:style-name="ce8" table:formula="of:=IF(EXACT([.O28];[.O29]);IF(EXACT([.P28];[.P29]);[.R28];CELL(&quot;Row&quot;;[.R29]));[.O29])" office:value-type="float" office:value="24">
              <text:p>24</text:p>
            </table:table-cell>
            <table:table-cell table:style-name="ce8" table:formula="of:=IF(AND([.$A29]&lt;=[.T$1];[.$A28]&gt;[.$A29]);0;IF(EXACT([.$A29];[.T$1]+1);[.S28]+1;[.S28]))" office:value-type="float" office:value="5">
              <text:p>5</text:p>
            </table:table-cell>
            <table:table-cell table:style-name="ce8" table:formula="of:=['Code format'.$C$7]&amp;TEXT([.S29];['Code format'.$B$7])&amp;['Code format'.$D$7]" office:value-type="string" office:string-value="5">
              <text:p>5</text:p>
            </table:table-cell>
            <table:table-cell table:style-name="ce8" table:formula="of:=IF(EXACT([.R28];[.R29]);IF(EXACT([.S28];[.S29]);[.U28];CELL(&quot;Row&quot;;[.U29]));[.R29])" office:value-type="float" office:value="29">
              <text:p>29</text:p>
            </table:table-cell>
            <table:table-cell table:style-name="Nivel7" table:formula="of:=CONCATENATE([.E29];[.H29];[.K29];[.N29];[.Q29];[.T29])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112005">
              <text:p>112005</text:p>
            </table:table-cell>
            <table:table-cell table:style-name="ce9" office:value-type="string">
              <text:p>Inv-CP</text:p>
            </table:table-cell>
            <table:table-cell table:style-name="ce9" office:value-type="string">
              <text:p>Inversiones de corto plazo</text:p>
            </table:table-cell>
            <table:table-cell table:style-name="Nivel7" table:formula="of:=[.X29]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Inversiones de corto plazo">
              <text:p>Inversiones de corto plazo</text:p>
            </table:table-cell>
            <table:table-cell table:style-name="Datos" table:formula="of:=IF(EXACT([.A29];1);&quot;&quot;;IF(EXACT([.A29];2);INDIRECT(CONCATENATE(&quot;V&quot;;[.C29]));IF(EXACT([.A29];3);INDIRECT(CONCATENATE(&quot;V&quot;;[.F29]));IF(EXACT([.A29];4);INDIRECT(CONCATENATE(&quot;V&quot;;[.I29]));IF(EXACT([.A29];5);INDIRECT(CONCATENATE(&quot;V&quot;;[.L29]));IF(EXACT([.A29];6);INDIRECT(CONCATENATE(&quot;V&quot;;[.O29]));IF(EXACT([.A29];7);INDIRECT(CONCATENATE(&quot;V&quot;;[.R29])))))))))" office:value-type="string" office:string-value="112000">
              <text:p>1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receivable</text:p>
            </table:table-cell>
            <table:table-cell table:style-name="ce6" table:formula="of:=NOT(OR(AND(NOT(EXACT([.A29];7));NOT(EXACT([.AB29];&quot;view&quot;)));AND(EXACT([.A29];7);EXACT([.AB29];&quot;view&quot;))))" office:value-type="float" office:value="1">
              <text:p>1</text:p>
            </table:table-cell>
            <table:table-cell table:style-name="Datos" table:formula="of:=VLOOKUP([.AB29];['account.type'.$A$2:.$I$12];8)" office:value-type="string" office:string-value="receivable">
              <text:p>receivable</text:p>
            </table:table-cell>
            <table:table-cell table:style-name="Datos" table:formula="of:=VLOOKUP([.AB29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29];1);CHAR(9)&amp;CHAR(9)&amp;&quot;&lt;record id=&quot;&quot;account_account_template_&quot;&amp;SUBSTITUTE([.AG$1]&amp;[.$V29];&quot;-&quot;;&quot;_&quot;)&amp;&quot;&quot;&quot; model=&quot;&quot;account.account.template&quot;&quot;&gt;&quot;&amp;CHAR(13)&amp;CHAR(9)&amp;CHAR(9)&amp;CHAR(9)&amp;&quot;&lt;field name=&quot;&quot;code&quot;&quot;&gt;&quot;&amp;[.AG$1]&amp;[.$V29]&amp;&quot;&lt;/field&gt;&quot;&amp;CHAR(13)&amp;CHAR(9)&amp;CHAR(9)&amp;CHAR(9)&amp;&quot;&lt;field name=&quot;&quot;name&quot;&quot;&gt;&quot;&amp;[.AG$1]&amp;[.$Y29]&amp;&quot;&lt;/field&gt;&quot;&amp;CHAR(13)&amp;CHAR(9)&amp;CHAR(9)&amp;CHAR(9)&amp;&quot;&lt;field name=&quot;&quot;shortcut&quot;&quot;&gt;&quot;&amp;IF(EXACT([.$W29];&quot;&quot;);&quot;&quot;;[.AG$1]&amp;[.$W29])&amp;&quot;&lt;/field&gt;&quot;&amp;CHAR(13)&amp;CHAR(9)&amp;CHAR(9)&amp;CHAR(9)&amp;&quot;&lt;field name=&quot;&quot;parent_id&quot;&quot; ref=&quot;&quot;&quot;&amp;IF(EXACT([.$Z29];&quot;&quot;);&quot;&quot;;[.AG$1]&amp;[.$Z29])&amp;&quot;&quot;&quot;/&gt;&quot;&amp;CHAR(13)&amp;CHAR(9)&amp;CHAR(9)&amp;CHAR(9)&amp;&quot;&lt;field name=&quot;&quot;user_type&quot;&quot; ref=&quot;&quot;account_account_type_&quot;&amp;[.$AB29]&amp;&quot;&quot;&quot;/&gt;&quot;&amp;CHAR(13)&amp;CHAR(9)&amp;CHAR(9)&amp;CHAR(9)&amp;&quot;&lt;field name=&quot;&quot;currency_id&quot;&quot; ref=&quot;&quot;&quot;&amp;[.AA29]&amp;&quot;&quot;&quot;/&gt;&quot;&amp;CHAR(13)&amp;CHAR(9)&amp;CHAR(9)&amp;CHAR(9)&amp;&quot;&lt;field name=&quot;&quot;type&quot;&quot;&gt;&quot;&amp;[.$AD29]&amp;&quot;&lt;/field&gt;&quot;&amp;CHAR(13)&amp;CHAR(9)&amp;CHAR(9)&amp;CHAR(9)&amp;&quot;&lt;field name=&quot;&quot;reconcile&quot;&quot; eval=&quot;&quot;&quot;&amp;[.$AE29]&amp;&quot;&quot;&quot;/&gt;&quot;&amp;IF(EXACT([.$AF29];&quot;&quot;);&quot;&quot;;CHAR(13)&amp;CHAR(9)&amp;CHAR(9)&amp;CHAR(9)&amp;&quot;&lt;field name=&quot;&quot;tax_ids&quot;&quot;&gt;&quot;&amp;SUBSTITUTE([.$AF2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2005&quot; model=&quot;account.account.template&quot;&gt;&#13;&#9;&#9;&#9;&lt;field name=&quot;code&quot;&gt;0-112005&lt;/field&gt;&#13;&#9;&#9;&#9;&lt;field name=&quot;name&quot;&gt;0-Inversiones de corto plazo&lt;/field&gt;&#13;&#9;&#9;&#9;&lt;field name=&quot;shortcut&quot;&gt;0-Inv-CP&lt;/field&gt;&#13;&#9;&#9;&#9;&lt;field name=&quot;parent_id&quot; ref=&quot;0-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0_112005" model="account.account.template"&gt;<text:tab/><text:tab/><text:tab/>&lt;field name="code"&gt;0-112005&lt;/field&gt;<text:tab/><text:tab/><text:tab/>&lt;field name="name"&gt;0-Inversiones de corto plazo&lt;/field&gt;<text:tab/><text:tab/><text:tab/>&lt;field name="shortcut"&gt;0-Inv-CP&lt;/field&gt;<text:tab/><text:tab/><text:tab/>&lt;field name="parent_id" ref="0-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unreconciled"/&gt;<text:tab/><text:tab/>&lt;/record&gt;</text:p>
            </table:table-cell>
            <table:table-cell table:formula="of:=IF(EXACT([.AH29];1);CHAR(9)&amp;CHAR(9)&amp;&quot;&lt;record id=&quot;&quot;account_account_template_&quot;&amp;SUBSTITUTE([.AH$1]&amp;[.$V29];&quot;-&quot;;&quot;_&quot;)&amp;&quot;&quot;&quot; model=&quot;&quot;account.account.template&quot;&quot;&gt;&quot;&amp;CHAR(13)&amp;CHAR(9)&amp;CHAR(9)&amp;CHAR(9)&amp;&quot;&lt;field name=&quot;&quot;code&quot;&quot;&gt;&quot;&amp;[.AH$1]&amp;[.$V29]&amp;&quot;&lt;/field&gt;&quot;&amp;CHAR(13)&amp;CHAR(9)&amp;CHAR(9)&amp;CHAR(9)&amp;&quot;&lt;field name=&quot;&quot;name&quot;&quot;&gt;&quot;&amp;[.AH$1]&amp;[.$Y29]&amp;&quot;&lt;/field&gt;&quot;&amp;CHAR(13)&amp;CHAR(9)&amp;CHAR(9)&amp;CHAR(9)&amp;&quot;&lt;field name=&quot;&quot;shortcut&quot;&quot;&gt;&quot;&amp;IF(EXACT([.$W29];&quot;&quot;);&quot;&quot;;[.AH$1]&amp;[.$W29])&amp;&quot;&lt;/field&gt;&quot;&amp;CHAR(13)&amp;CHAR(9)&amp;CHAR(9)&amp;CHAR(9)&amp;&quot;&lt;field name=&quot;&quot;parent_id&quot;&quot; ref=&quot;&quot;&quot;&amp;IF(EXACT([.$Z29];&quot;&quot;);&quot;&quot;;[.AH$1]&amp;[.$Z29])&amp;&quot;&quot;&quot;/&gt;&quot;&amp;CHAR(13)&amp;CHAR(9)&amp;CHAR(9)&amp;CHAR(9)&amp;&quot;&lt;field name=&quot;&quot;user_type&quot;&quot; ref=&quot;&quot;account_account_type_&quot;&amp;[.$AB29]&amp;&quot;&quot;&quot;/&gt;&quot;&amp;CHAR(13)&amp;CHAR(9)&amp;CHAR(9)&amp;CHAR(9)&amp;&quot;&lt;field name=&quot;&quot;currency_id&quot;&quot; ref=&quot;&quot;&quot;&amp;[.AB29]&amp;&quot;&quot;&quot;/&gt;&quot;&amp;CHAR(13)&amp;CHAR(9)&amp;CHAR(9)&amp;CHAR(9)&amp;&quot;&lt;field name=&quot;&quot;type&quot;&quot;&gt;&quot;&amp;[.$AD29]&amp;&quot;&lt;/field&gt;&quot;&amp;CHAR(13)&amp;CHAR(9)&amp;CHAR(9)&amp;CHAR(9)&amp;&quot;&lt;field name=&quot;&quot;reconcile&quot;&quot; eval=&quot;&quot;&quot;&amp;[.$AE29]&amp;&quot;&quot;&quot;/&gt;&quot;&amp;IF(EXACT([.$AF29];&quot;&quot;);&quot;&quot;;CHAR(13)&amp;CHAR(9)&amp;CHAR(9)&amp;CHAR(9)&amp;&quot;&lt;field name=&quot;&quot;tax_ids&quot;&quot;&gt;&quot;&amp;SUBSTITUTE([.$AF2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2005&quot; model=&quot;account.account.template&quot;&gt;&#13;&#9;&#9;&#9;&lt;field name=&quot;code&quot;&gt;1-112005&lt;/field&gt;&#13;&#9;&#9;&#9;&lt;field name=&quot;name&quot;&gt;1-Inversiones de corto plazo&lt;/field&gt;&#13;&#9;&#9;&#9;&lt;field name=&quot;shortcut&quot;&gt;1-Inv-CP&lt;/field&gt;&#13;&#9;&#9;&#9;&lt;field name=&quot;parent_id&quot; ref=&quot;1-112000&quot;/&gt;&#13;&#9;&#9;&#9;&lt;field name=&quot;user_type&quot; ref=&quot;account_account_type_receivable&quot;/&gt;&#13;&#9;&#9;&#9;&lt;field name=&quot;currency_id&quot; ref=&quot;receivable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1_112005" model="account.account.template"&gt;<text:tab/><text:tab/><text:tab/>&lt;field name="code"&gt;1-112005&lt;/field&gt;<text:tab/><text:tab/><text:tab/>&lt;field name="name"&gt;1-Inversiones de corto plazo&lt;/field&gt;<text:tab/><text:tab/><text:tab/>&lt;field name="shortcut"&gt;1-Inv-CP&lt;/field&gt;<text:tab/><text:tab/><text:tab/>&lt;field name="parent_id" ref="1-112000"/&gt;<text:tab/><text:tab/><text:tab/>&lt;field name="user_type" ref="account_account_type_receivable"/&gt;<text:tab/><text:tab/><text:tab/>&lt;field name="currency_id" ref="receivable"/&gt;<text:tab/><text:tab/><text:tab/>&lt;field name="type"&gt;receiv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29]&gt;[.A30];[.A29]=[.A30]);[.A29]&lt;&gt;7))" office:value-type="float" office:value="1">
              <text:p>1</text:p>
            </table:table-cell>
            <table:table-cell table:style-name="ce8" table:formula="of:=IF(EXACT([.A30];1);CELL(&quot;Row&quot;;[.C30]);[.C29])" office:value-type="float" office:value="2">
              <text:p>2</text:p>
            </table:table-cell>
            <table:table-cell table:style-name="ce8" table:formula="of:=IF(EXACT([.$A30];1);0;IF(EXACT([.$A30];2);[.D29]+1;[.D29]))" office:value-type="float" office:value="1">
              <text:p>1</text:p>
            </table:table-cell>
            <table:table-cell table:style-name="ce8" table:formula="of:=['Code format'.$C$2]&amp;TEXT([.D30];['Code format'.$B$2])&amp;['Code format'.$D$2]" office:value-type="string" office:string-value="1">
              <text:p>1</text:p>
            </table:table-cell>
            <table:table-cell table:style-name="ce8" table:formula="of:=IF(EXACT([.C29];[.C30]);IF(EXACT([.D29];[.D30]);[.F29];CELL(&quot;Row&quot;;[.F30]));[.C30])" office:value-type="float" office:value="3">
              <text:p>3</text:p>
            </table:table-cell>
            <table:table-cell table:style-name="ce8" table:formula="of:=IF(AND([.$A30]&lt;=[.H$1];[.$A29]&gt;[.$A30]);0;IF(EXACT([.$A30];[.H$1]+1);[.G29]+1;[.G29]))" office:value-type="float" office:value="1">
              <text:p>1</text:p>
            </table:table-cell>
            <table:table-cell table:style-name="ce8" table:formula="of:=['Code format'.$C$3]&amp;TEXT([.G30];['Code format'.$B$3])&amp;['Code format'.$D$3]" office:value-type="string" office:string-value="1">
              <text:p>1</text:p>
            </table:table-cell>
            <table:table-cell table:style-name="ce8" table:formula="of:=IF(EXACT([.F29];[.F30]);IF(EXACT([.G29];[.G30]);[.I29];CELL(&quot;Row&quot;;[.I30]));[.F30])" office:value-type="float" office:value="4">
              <text:p>4</text:p>
            </table:table-cell>
            <table:table-cell table:style-name="ce8" table:formula="of:=IF(AND([.$A30]&lt;=[.K$1];[.$A29]&gt;[.$A30]);0;IF(EXACT([.$A30];[.K$1]+1);[.J29]+1;[.J29]))" office:value-type="float" office:value="3">
              <text:p>3</text:p>
            </table:table-cell>
            <table:table-cell table:style-name="ce8" table:formula="of:=['Code format'.$C$4]&amp;TEXT([.J30];['Code format'.$B$4])&amp;['Code format'.$D$4]" office:value-type="string" office:string-value="3">
              <text:p>3</text:p>
            </table:table-cell>
            <table:table-cell table:style-name="ce8" table:formula="of:=IF(EXACT([.I29];[.I30]);IF(EXACT([.J29];[.J30]);[.L29];CELL(&quot;Row&quot;;[.L30]));[.I30])" office:value-type="float" office:value="30">
              <text:p>30</text:p>
            </table:table-cell>
            <table:table-cell table:style-name="ce8" table:formula="of:=IF(AND([.$A30]&lt;=[.N$1];[.$A29]&gt;[.$A30]);0;IF(EXACT([.$A30];[.N$1]+1);[.M29]+1;[.M29]))" office:value-type="float" office:value="0">
              <text:p>0</text:p>
            </table:table-cell>
            <table:table-cell table:style-name="ce8" table:formula="of:=['Code format'.$C$5]&amp;TEXT([.M30];['Code format'.$B$5])&amp;['Code format'.$D$5]" office:value-type="string" office:string-value="0">
              <text:p>0</text:p>
            </table:table-cell>
            <table:table-cell table:style-name="ce8" table:formula="of:=IF(EXACT([.L29];[.L30]);IF(EXACT([.M29];[.M30]);[.O29];CELL(&quot;Row&quot;;[.O30]));[.L30])" office:value-type="float" office:value="30">
              <text:p>30</text:p>
            </table:table-cell>
            <table:table-cell table:style-name="ce8" table:formula="of:=IF(AND([.$A30]&lt;=[.Q$1];[.$A29]&gt;[.$A30]);0;IF(EXACT([.$A30];[.Q$1]+1);[.P29]+1;[.P29]))" office:value-type="float" office:value="0">
              <text:p>0</text:p>
            </table:table-cell>
            <table:table-cell table:style-name="ce8" table:formula="of:=['Code format'.$C$6]&amp;TEXT([.P30];['Code format'.$B$6])&amp;['Code format'.$D$6]" office:value-type="string" office:string-value="0">
              <text:p>0</text:p>
            </table:table-cell>
            <table:table-cell table:style-name="ce8" table:formula="of:=IF(EXACT([.O29];[.O30]);IF(EXACT([.P29];[.P30]);[.R29];CELL(&quot;Row&quot;;[.R30]));[.O30])" office:value-type="float" office:value="30">
              <text:p>30</text:p>
            </table:table-cell>
            <table:table-cell table:style-name="ce8" table:formula="of:=IF(AND([.$A30]&lt;=[.T$1];[.$A29]&gt;[.$A30]);0;IF(EXACT([.$A30];[.T$1]+1);[.S29]+1;[.S29]))" office:value-type="float" office:value="0">
              <text:p>0</text:p>
            </table:table-cell>
            <table:table-cell table:style-name="ce8" table:formula="of:=['Code format'.$C$7]&amp;TEXT([.S30];['Code format'.$B$7])&amp;['Code format'.$D$7]" office:value-type="string" office:string-value="0">
              <text:p>0</text:p>
            </table:table-cell>
            <table:table-cell table:style-name="ce8" table:formula="of:=IF(EXACT([.R29];[.R30]);IF(EXACT([.S29];[.S30]);[.U29];CELL(&quot;Row&quot;;[.U30]));[.R30])" office:value-type="float" office:value="30">
              <text:p>30</text:p>
            </table:table-cell>
            <table:table-cell table:style-name="Nivel4" table:formula="of:=CONCATENATE([.E30];[.H30];[.K30];[.N30];[.Q30];[.T30])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113000">
              <text:p>113000</text:p>
            </table:table-cell>
            <table:table-cell table:style-name="ce9" office:value-type="string">
              <text:p>Rea</text:p>
            </table:table-cell>
            <table:table-cell table:style-name="ce9" office:value-type="string">
              <text:p>Activo circulante realizable</text:p>
            </table:table-cell>
            <table:table-cell table:style-name="Nivel4" table:formula="of:=[.X30]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Activo circulante realizable">
              <text:p>Activo circulante realizable</text:p>
            </table:table-cell>
            <table:table-cell table:style-name="Datos" table:formula="of:=IF(EXACT([.A30];1);&quot;&quot;;IF(EXACT([.A30];2);INDIRECT(CONCATENATE(&quot;V&quot;;[.C30]));IF(EXACT([.A30];3);INDIRECT(CONCATENATE(&quot;V&quot;;[.F30]));IF(EXACT([.A30];4);INDIRECT(CONCATENATE(&quot;V&quot;;[.I30]));IF(EXACT([.A30];5);INDIRECT(CONCATENATE(&quot;V&quot;;[.L30]));IF(EXACT([.A30];6);INDIRECT(CONCATENATE(&quot;V&quot;;[.O30]));IF(EXACT([.A30];7);INDIRECT(CONCATENATE(&quot;V&quot;;[.R30])))))))))" office:value-type="string" office:string-value="110000">
              <text:p>11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30];7));NOT(EXACT([.AB30];&quot;view&quot;)));AND(EXACT([.A30];7);EXACT([.AB30];&quot;view&quot;))))" office:value-type="float" office:value="1">
              <text:p>1</text:p>
            </table:table-cell>
            <table:table-cell table:style-name="Datos" table:formula="of:=VLOOKUP([.AB30];['account.type'.$A$2:.$I$12];8)" office:value-type="string" office:string-value="view">
              <text:p>view</text:p>
            </table:table-cell>
            <table:table-cell table:style-name="Datos" table:formula="of:=VLOOKUP([.AB3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0];1);CHAR(9)&amp;CHAR(9)&amp;&quot;&lt;record id=&quot;&quot;account_account_template_&quot;&amp;SUBSTITUTE([.AG$1]&amp;[.$V30];&quot;-&quot;;&quot;_&quot;)&amp;&quot;&quot;&quot; model=&quot;&quot;account.account.template&quot;&quot;&gt;&quot;&amp;CHAR(13)&amp;CHAR(9)&amp;CHAR(9)&amp;CHAR(9)&amp;&quot;&lt;field name=&quot;&quot;code&quot;&quot;&gt;&quot;&amp;[.AG$1]&amp;[.$V30]&amp;&quot;&lt;/field&gt;&quot;&amp;CHAR(13)&amp;CHAR(9)&amp;CHAR(9)&amp;CHAR(9)&amp;&quot;&lt;field name=&quot;&quot;name&quot;&quot;&gt;&quot;&amp;[.AG$1]&amp;[.$Y30]&amp;&quot;&lt;/field&gt;&quot;&amp;CHAR(13)&amp;CHAR(9)&amp;CHAR(9)&amp;CHAR(9)&amp;&quot;&lt;field name=&quot;&quot;shortcut&quot;&quot;&gt;&quot;&amp;IF(EXACT([.$W30];&quot;&quot;);&quot;&quot;;[.AG$1]&amp;[.$W30])&amp;&quot;&lt;/field&gt;&quot;&amp;CHAR(13)&amp;CHAR(9)&amp;CHAR(9)&amp;CHAR(9)&amp;&quot;&lt;field name=&quot;&quot;parent_id&quot;&quot; ref=&quot;&quot;&quot;&amp;IF(EXACT([.$Z30];&quot;&quot;);&quot;&quot;;[.AG$1]&amp;[.$Z30])&amp;&quot;&quot;&quot;/&gt;&quot;&amp;CHAR(13)&amp;CHAR(9)&amp;CHAR(9)&amp;CHAR(9)&amp;&quot;&lt;field name=&quot;&quot;user_type&quot;&quot; ref=&quot;&quot;account_account_type_&quot;&amp;[.$AB30]&amp;&quot;&quot;&quot;/&gt;&quot;&amp;CHAR(13)&amp;CHAR(9)&amp;CHAR(9)&amp;CHAR(9)&amp;&quot;&lt;field name=&quot;&quot;currency_id&quot;&quot; ref=&quot;&quot;&quot;&amp;[.AA30]&amp;&quot;&quot;&quot;/&gt;&quot;&amp;CHAR(13)&amp;CHAR(9)&amp;CHAR(9)&amp;CHAR(9)&amp;&quot;&lt;field name=&quot;&quot;type&quot;&quot;&gt;&quot;&amp;[.$AD30]&amp;&quot;&lt;/field&gt;&quot;&amp;CHAR(13)&amp;CHAR(9)&amp;CHAR(9)&amp;CHAR(9)&amp;&quot;&lt;field name=&quot;&quot;reconcile&quot;&quot; eval=&quot;&quot;&quot;&amp;[.$AE30]&amp;&quot;&quot;&quot;/&gt;&quot;&amp;IF(EXACT([.$AF30];&quot;&quot;);&quot;&quot;;CHAR(13)&amp;CHAR(9)&amp;CHAR(9)&amp;CHAR(9)&amp;&quot;&lt;field name=&quot;&quot;tax_ids&quot;&quot;&gt;&quot;&amp;SUBSTITUTE([.$AF3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3000&quot; model=&quot;account.account.template&quot;&gt;&#13;&#9;&#9;&#9;&lt;field name=&quot;code&quot;&gt;0-113000&lt;/field&gt;&#13;&#9;&#9;&#9;&lt;field name=&quot;name&quot;&gt;0-Activo circulante realizable&lt;/field&gt;&#13;&#9;&#9;&#9;&lt;field name=&quot;shortcut&quot;&gt;0-Rea&lt;/field&gt;&#13;&#9;&#9;&#9;&lt;field name=&quot;parent_id&quot; ref=&quot;0-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3000" model="account.account.template"&gt;<text:tab/><text:tab/><text:tab/>&lt;field name="code"&gt;0-113000&lt;/field&gt;<text:tab/><text:tab/><text:tab/>&lt;field name="name"&gt;0-Activo circulante realizable&lt;/field&gt;<text:tab/><text:tab/><text:tab/>&lt;field name="shortcut"&gt;0-Rea&lt;/field&gt;<text:tab/><text:tab/><text:tab/>&lt;field name="parent_id" ref="0-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30];1);CHAR(9)&amp;CHAR(9)&amp;&quot;&lt;record id=&quot;&quot;account_account_template_&quot;&amp;SUBSTITUTE([.AH$1]&amp;[.$V30];&quot;-&quot;;&quot;_&quot;)&amp;&quot;&quot;&quot; model=&quot;&quot;account.account.template&quot;&quot;&gt;&quot;&amp;CHAR(13)&amp;CHAR(9)&amp;CHAR(9)&amp;CHAR(9)&amp;&quot;&lt;field name=&quot;&quot;code&quot;&quot;&gt;&quot;&amp;[.AH$1]&amp;[.$V30]&amp;&quot;&lt;/field&gt;&quot;&amp;CHAR(13)&amp;CHAR(9)&amp;CHAR(9)&amp;CHAR(9)&amp;&quot;&lt;field name=&quot;&quot;name&quot;&quot;&gt;&quot;&amp;[.AH$1]&amp;[.$Y30]&amp;&quot;&lt;/field&gt;&quot;&amp;CHAR(13)&amp;CHAR(9)&amp;CHAR(9)&amp;CHAR(9)&amp;&quot;&lt;field name=&quot;&quot;shortcut&quot;&quot;&gt;&quot;&amp;IF(EXACT([.$W30];&quot;&quot;);&quot;&quot;;[.AH$1]&amp;[.$W30])&amp;&quot;&lt;/field&gt;&quot;&amp;CHAR(13)&amp;CHAR(9)&amp;CHAR(9)&amp;CHAR(9)&amp;&quot;&lt;field name=&quot;&quot;parent_id&quot;&quot; ref=&quot;&quot;&quot;&amp;IF(EXACT([.$Z30];&quot;&quot;);&quot;&quot;;[.AH$1]&amp;[.$Z30])&amp;&quot;&quot;&quot;/&gt;&quot;&amp;CHAR(13)&amp;CHAR(9)&amp;CHAR(9)&amp;CHAR(9)&amp;&quot;&lt;field name=&quot;&quot;user_type&quot;&quot; ref=&quot;&quot;account_account_type_&quot;&amp;[.$AB30]&amp;&quot;&quot;&quot;/&gt;&quot;&amp;CHAR(13)&amp;CHAR(9)&amp;CHAR(9)&amp;CHAR(9)&amp;&quot;&lt;field name=&quot;&quot;currency_id&quot;&quot; ref=&quot;&quot;&quot;&amp;[.AB30]&amp;&quot;&quot;&quot;/&gt;&quot;&amp;CHAR(13)&amp;CHAR(9)&amp;CHAR(9)&amp;CHAR(9)&amp;&quot;&lt;field name=&quot;&quot;type&quot;&quot;&gt;&quot;&amp;[.$AD30]&amp;&quot;&lt;/field&gt;&quot;&amp;CHAR(13)&amp;CHAR(9)&amp;CHAR(9)&amp;CHAR(9)&amp;&quot;&lt;field name=&quot;&quot;reconcile&quot;&quot; eval=&quot;&quot;&quot;&amp;[.$AE30]&amp;&quot;&quot;&quot;/&gt;&quot;&amp;IF(EXACT([.$AF30];&quot;&quot;);&quot;&quot;;CHAR(13)&amp;CHAR(9)&amp;CHAR(9)&amp;CHAR(9)&amp;&quot;&lt;field name=&quot;&quot;tax_ids&quot;&quot;&gt;&quot;&amp;SUBSTITUTE([.$AF3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3000&quot; model=&quot;account.account.template&quot;&gt;&#13;&#9;&#9;&#9;&lt;field name=&quot;code&quot;&gt;1-113000&lt;/field&gt;&#13;&#9;&#9;&#9;&lt;field name=&quot;name&quot;&gt;1-Activo circulante realizable&lt;/field&gt;&#13;&#9;&#9;&#9;&lt;field name=&quot;shortcut&quot;&gt;1-Rea&lt;/field&gt;&#13;&#9;&#9;&#9;&lt;field name=&quot;parent_id&quot; ref=&quot;1-11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3000" model="account.account.template"&gt;<text:tab/><text:tab/><text:tab/>&lt;field name="code"&gt;1-113000&lt;/field&gt;<text:tab/><text:tab/><text:tab/>&lt;field name="name"&gt;1-Activo circulante realizable&lt;/field&gt;<text:tab/><text:tab/><text:tab/>&lt;field name="shortcut"&gt;1-Rea&lt;/field&gt;<text:tab/><text:tab/><text:tab/>&lt;field name="parent_id" ref="1-11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30]&gt;[.A31];[.A30]=[.A31]);[.A30]&lt;&gt;7))" office:value-type="float" office:value="1">
              <text:p>1</text:p>
            </table:table-cell>
            <table:table-cell table:style-name="ce8" table:formula="of:=IF(EXACT([.A31];1);CELL(&quot;Row&quot;;[.C31]);[.C30])" office:value-type="float" office:value="2">
              <text:p>2</text:p>
            </table:table-cell>
            <table:table-cell table:style-name="ce8" table:formula="of:=IF(EXACT([.$A31];1);0;IF(EXACT([.$A31];2);[.D30]+1;[.D30]))" office:value-type="float" office:value="1">
              <text:p>1</text:p>
            </table:table-cell>
            <table:table-cell table:style-name="ce8" table:formula="of:=['Code format'.$C$2]&amp;TEXT([.D31];['Code format'.$B$2])&amp;['Code format'.$D$2]" office:value-type="string" office:string-value="1">
              <text:p>1</text:p>
            </table:table-cell>
            <table:table-cell table:style-name="ce8" table:formula="of:=IF(EXACT([.C30];[.C31]);IF(EXACT([.D30];[.D31]);[.F30];CELL(&quot;Row&quot;;[.F31]));[.C31])" office:value-type="float" office:value="3">
              <text:p>3</text:p>
            </table:table-cell>
            <table:table-cell table:style-name="ce8" table:formula="of:=IF(AND([.$A31]&lt;=[.H$1];[.$A30]&gt;[.$A31]);0;IF(EXACT([.$A31];[.H$1]+1);[.G30]+1;[.G30]))" office:value-type="float" office:value="1">
              <text:p>1</text:p>
            </table:table-cell>
            <table:table-cell table:style-name="ce8" table:formula="of:=['Code format'.$C$3]&amp;TEXT([.G31];['Code format'.$B$3])&amp;['Code format'.$D$3]" office:value-type="string" office:string-value="1">
              <text:p>1</text:p>
            </table:table-cell>
            <table:table-cell table:style-name="ce8" table:formula="of:=IF(EXACT([.F30];[.F31]);IF(EXACT([.G30];[.G31]);[.I30];CELL(&quot;Row&quot;;[.I31]));[.F31])" office:value-type="float" office:value="4">
              <text:p>4</text:p>
            </table:table-cell>
            <table:table-cell table:style-name="ce8" table:formula="of:=IF(AND([.$A31]&lt;=[.K$1];[.$A30]&gt;[.$A31]);0;IF(EXACT([.$A31];[.K$1]+1);[.J30]+1;[.J30]))" office:value-type="float" office:value="3">
              <text:p>3</text:p>
            </table:table-cell>
            <table:table-cell table:style-name="ce8" table:formula="of:=['Code format'.$C$4]&amp;TEXT([.J31];['Code format'.$B$4])&amp;['Code format'.$D$4]" office:value-type="string" office:string-value="3">
              <text:p>3</text:p>
            </table:table-cell>
            <table:table-cell table:style-name="ce8" table:formula="of:=IF(EXACT([.I30];[.I31]);IF(EXACT([.J30];[.J31]);[.L30];CELL(&quot;Row&quot;;[.L31]));[.I31])" office:value-type="float" office:value="30">
              <text:p>30</text:p>
            </table:table-cell>
            <table:table-cell table:style-name="ce8" table:formula="of:=IF(AND([.$A31]&lt;=[.N$1];[.$A30]&gt;[.$A31]);0;IF(EXACT([.$A31];[.N$1]+1);[.M30]+1;[.M30]))" office:value-type="float" office:value="1">
              <text:p>1</text:p>
            </table:table-cell>
            <table:table-cell table:style-name="ce8" table:formula="of:=['Code format'.$C$5]&amp;TEXT([.M31];['Code format'.$B$5])&amp;['Code format'.$D$5]" office:value-type="string" office:string-value="1">
              <text:p>1</text:p>
            </table:table-cell>
            <table:table-cell table:style-name="ce8" table:formula="of:=IF(EXACT([.L30];[.L31]);IF(EXACT([.M30];[.M31]);[.O30];CELL(&quot;Row&quot;;[.O31]));[.L31])" office:value-type="float" office:value="31">
              <text:p>31</text:p>
            </table:table-cell>
            <table:table-cell table:style-name="ce8" table:formula="of:=IF(AND([.$A31]&lt;=[.Q$1];[.$A30]&gt;[.$A31]);0;IF(EXACT([.$A31];[.Q$1]+1);[.P30]+1;[.P30]))" office:value-type="float" office:value="0">
              <text:p>0</text:p>
            </table:table-cell>
            <table:table-cell table:style-name="ce8" table:formula="of:=['Code format'.$C$6]&amp;TEXT([.P31];['Code format'.$B$6])&amp;['Code format'.$D$6]" office:value-type="string" office:string-value="0">
              <text:p>0</text:p>
            </table:table-cell>
            <table:table-cell table:style-name="ce8" table:formula="of:=IF(EXACT([.O30];[.O31]);IF(EXACT([.P30];[.P31]);[.R30];CELL(&quot;Row&quot;;[.R31]));[.O31])" office:value-type="float" office:value="31">
              <text:p>31</text:p>
            </table:table-cell>
            <table:table-cell table:style-name="ce8" table:formula="of:=IF(AND([.$A31]&lt;=[.T$1];[.$A30]&gt;[.$A31]);0;IF(EXACT([.$A31];[.T$1]+1);[.S30]+1;[.S30]))" office:value-type="float" office:value="0">
              <text:p>0</text:p>
            </table:table-cell>
            <table:table-cell table:style-name="ce8" table:formula="of:=['Code format'.$C$7]&amp;TEXT([.S31];['Code format'.$B$7])&amp;['Code format'.$D$7]" office:value-type="string" office:string-value="0">
              <text:p>0</text:p>
            </table:table-cell>
            <table:table-cell table:style-name="ce8" table:formula="of:=IF(EXACT([.R30];[.R31]);IF(EXACT([.S30];[.S31]);[.U30];CELL(&quot;Row&quot;;[.U31]));[.R31])" office:value-type="float" office:value="31">
              <text:p>31</text:p>
            </table:table-cell>
            <table:table-cell table:style-name="Nivel5" table:formula="of:=CONCATENATE([.E31];[.H31];[.K31];[.N31];[.Q31];[.T31])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113100">
              <text:p>113100</text:p>
            </table:table-cell>
            <table:table-cell table:style-name="ce9" office:value-type="string">
              <text:p>Inv</text:p>
            </table:table-cell>
            <table:table-cell table:style-name="ce9" office:value-type="string">
              <text:p>Inventarios</text:p>
            </table:table-cell>
            <table:table-cell table:style-name="Nivel5" table:formula="of:=[.X31]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Inventarios">
              <text:p>Inventarios</text:p>
            </table:table-cell>
            <table:table-cell table:style-name="Datos" table:formula="of:=IF(EXACT([.A31];1);&quot;&quot;;IF(EXACT([.A31];2);INDIRECT(CONCATENATE(&quot;V&quot;;[.C31]));IF(EXACT([.A31];3);INDIRECT(CONCATENATE(&quot;V&quot;;[.F31]));IF(EXACT([.A31];4);INDIRECT(CONCATENATE(&quot;V&quot;;[.I31]));IF(EXACT([.A31];5);INDIRECT(CONCATENATE(&quot;V&quot;;[.L31]));IF(EXACT([.A31];6);INDIRECT(CONCATENATE(&quot;V&quot;;[.O31]));IF(EXACT([.A31];7);INDIRECT(CONCATENATE(&quot;V&quot;;[.R31])))))))))" office:value-type="string" office:string-value="113000">
              <text:p>113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31];7));NOT(EXACT([.AB31];&quot;view&quot;)));AND(EXACT([.A31];7);EXACT([.AB31];&quot;view&quot;))))" office:value-type="float" office:value="1">
              <text:p>1</text:p>
            </table:table-cell>
            <table:table-cell table:style-name="Datos" table:formula="of:=VLOOKUP([.AB31];['account.type'.$A$2:.$I$12];8)" office:value-type="string" office:string-value="view">
              <text:p>view</text:p>
            </table:table-cell>
            <table:table-cell table:style-name="Datos" table:formula="of:=VLOOKUP([.AB3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1];1);CHAR(9)&amp;CHAR(9)&amp;&quot;&lt;record id=&quot;&quot;account_account_template_&quot;&amp;SUBSTITUTE([.AG$1]&amp;[.$V31];&quot;-&quot;;&quot;_&quot;)&amp;&quot;&quot;&quot; model=&quot;&quot;account.account.template&quot;&quot;&gt;&quot;&amp;CHAR(13)&amp;CHAR(9)&amp;CHAR(9)&amp;CHAR(9)&amp;&quot;&lt;field name=&quot;&quot;code&quot;&quot;&gt;&quot;&amp;[.AG$1]&amp;[.$V31]&amp;&quot;&lt;/field&gt;&quot;&amp;CHAR(13)&amp;CHAR(9)&amp;CHAR(9)&amp;CHAR(9)&amp;&quot;&lt;field name=&quot;&quot;name&quot;&quot;&gt;&quot;&amp;[.AG$1]&amp;[.$Y31]&amp;&quot;&lt;/field&gt;&quot;&amp;CHAR(13)&amp;CHAR(9)&amp;CHAR(9)&amp;CHAR(9)&amp;&quot;&lt;field name=&quot;&quot;shortcut&quot;&quot;&gt;&quot;&amp;IF(EXACT([.$W31];&quot;&quot;);&quot;&quot;;[.AG$1]&amp;[.$W31])&amp;&quot;&lt;/field&gt;&quot;&amp;CHAR(13)&amp;CHAR(9)&amp;CHAR(9)&amp;CHAR(9)&amp;&quot;&lt;field name=&quot;&quot;parent_id&quot;&quot; ref=&quot;&quot;&quot;&amp;IF(EXACT([.$Z31];&quot;&quot;);&quot;&quot;;[.AG$1]&amp;[.$Z31])&amp;&quot;&quot;&quot;/&gt;&quot;&amp;CHAR(13)&amp;CHAR(9)&amp;CHAR(9)&amp;CHAR(9)&amp;&quot;&lt;field name=&quot;&quot;user_type&quot;&quot; ref=&quot;&quot;account_account_type_&quot;&amp;[.$AB31]&amp;&quot;&quot;&quot;/&gt;&quot;&amp;CHAR(13)&amp;CHAR(9)&amp;CHAR(9)&amp;CHAR(9)&amp;&quot;&lt;field name=&quot;&quot;currency_id&quot;&quot; ref=&quot;&quot;&quot;&amp;[.AA31]&amp;&quot;&quot;&quot;/&gt;&quot;&amp;CHAR(13)&amp;CHAR(9)&amp;CHAR(9)&amp;CHAR(9)&amp;&quot;&lt;field name=&quot;&quot;type&quot;&quot;&gt;&quot;&amp;[.$AD31]&amp;&quot;&lt;/field&gt;&quot;&amp;CHAR(13)&amp;CHAR(9)&amp;CHAR(9)&amp;CHAR(9)&amp;&quot;&lt;field name=&quot;&quot;reconcile&quot;&quot; eval=&quot;&quot;&quot;&amp;[.$AE31]&amp;&quot;&quot;&quot;/&gt;&quot;&amp;IF(EXACT([.$AF31];&quot;&quot;);&quot;&quot;;CHAR(13)&amp;CHAR(9)&amp;CHAR(9)&amp;CHAR(9)&amp;&quot;&lt;field name=&quot;&quot;tax_ids&quot;&quot;&gt;&quot;&amp;SUBSTITUTE([.$AF3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3100&quot; model=&quot;account.account.template&quot;&gt;&#13;&#9;&#9;&#9;&lt;field name=&quot;code&quot;&gt;0-113100&lt;/field&gt;&#13;&#9;&#9;&#9;&lt;field name=&quot;name&quot;&gt;0-Inventarios&lt;/field&gt;&#13;&#9;&#9;&#9;&lt;field name=&quot;shortcut&quot;&gt;0-Inv&lt;/field&gt;&#13;&#9;&#9;&#9;&lt;field name=&quot;parent_id&quot; ref=&quot;0-113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13100" model="account.account.template"&gt;<text:tab/><text:tab/><text:tab/>&lt;field name="code"&gt;0-113100&lt;/field&gt;<text:tab/><text:tab/><text:tab/>&lt;field name="name"&gt;0-Inventarios&lt;/field&gt;<text:tab/><text:tab/><text:tab/>&lt;field name="shortcut"&gt;0-Inv&lt;/field&gt;<text:tab/><text:tab/><text:tab/>&lt;field name="parent_id" ref="0-113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31];1);CHAR(9)&amp;CHAR(9)&amp;&quot;&lt;record id=&quot;&quot;account_account_template_&quot;&amp;SUBSTITUTE([.AH$1]&amp;[.$V31];&quot;-&quot;;&quot;_&quot;)&amp;&quot;&quot;&quot; model=&quot;&quot;account.account.template&quot;&quot;&gt;&quot;&amp;CHAR(13)&amp;CHAR(9)&amp;CHAR(9)&amp;CHAR(9)&amp;&quot;&lt;field name=&quot;&quot;code&quot;&quot;&gt;&quot;&amp;[.AH$1]&amp;[.$V31]&amp;&quot;&lt;/field&gt;&quot;&amp;CHAR(13)&amp;CHAR(9)&amp;CHAR(9)&amp;CHAR(9)&amp;&quot;&lt;field name=&quot;&quot;name&quot;&quot;&gt;&quot;&amp;[.AH$1]&amp;[.$Y31]&amp;&quot;&lt;/field&gt;&quot;&amp;CHAR(13)&amp;CHAR(9)&amp;CHAR(9)&amp;CHAR(9)&amp;&quot;&lt;field name=&quot;&quot;shortcut&quot;&quot;&gt;&quot;&amp;IF(EXACT([.$W31];&quot;&quot;);&quot;&quot;;[.AH$1]&amp;[.$W31])&amp;&quot;&lt;/field&gt;&quot;&amp;CHAR(13)&amp;CHAR(9)&amp;CHAR(9)&amp;CHAR(9)&amp;&quot;&lt;field name=&quot;&quot;parent_id&quot;&quot; ref=&quot;&quot;&quot;&amp;IF(EXACT([.$Z31];&quot;&quot;);&quot;&quot;;[.AH$1]&amp;[.$Z31])&amp;&quot;&quot;&quot;/&gt;&quot;&amp;CHAR(13)&amp;CHAR(9)&amp;CHAR(9)&amp;CHAR(9)&amp;&quot;&lt;field name=&quot;&quot;user_type&quot;&quot; ref=&quot;&quot;account_account_type_&quot;&amp;[.$AB31]&amp;&quot;&quot;&quot;/&gt;&quot;&amp;CHAR(13)&amp;CHAR(9)&amp;CHAR(9)&amp;CHAR(9)&amp;&quot;&lt;field name=&quot;&quot;currency_id&quot;&quot; ref=&quot;&quot;&quot;&amp;[.AB31]&amp;&quot;&quot;&quot;/&gt;&quot;&amp;CHAR(13)&amp;CHAR(9)&amp;CHAR(9)&amp;CHAR(9)&amp;&quot;&lt;field name=&quot;&quot;type&quot;&quot;&gt;&quot;&amp;[.$AD31]&amp;&quot;&lt;/field&gt;&quot;&amp;CHAR(13)&amp;CHAR(9)&amp;CHAR(9)&amp;CHAR(9)&amp;&quot;&lt;field name=&quot;&quot;reconcile&quot;&quot; eval=&quot;&quot;&quot;&amp;[.$AE31]&amp;&quot;&quot;&quot;/&gt;&quot;&amp;IF(EXACT([.$AF31];&quot;&quot;);&quot;&quot;;CHAR(13)&amp;CHAR(9)&amp;CHAR(9)&amp;CHAR(9)&amp;&quot;&lt;field name=&quot;&quot;tax_ids&quot;&quot;&gt;&quot;&amp;SUBSTITUTE([.$AF3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3100&quot; model=&quot;account.account.template&quot;&gt;&#13;&#9;&#9;&#9;&lt;field name=&quot;code&quot;&gt;1-113100&lt;/field&gt;&#13;&#9;&#9;&#9;&lt;field name=&quot;name&quot;&gt;1-Inventarios&lt;/field&gt;&#13;&#9;&#9;&#9;&lt;field name=&quot;shortcut&quot;&gt;1-Inv&lt;/field&gt;&#13;&#9;&#9;&#9;&lt;field name=&quot;parent_id&quot; ref=&quot;1-113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13100" model="account.account.template"&gt;<text:tab/><text:tab/><text:tab/>&lt;field name="code"&gt;1-113100&lt;/field&gt;<text:tab/><text:tab/><text:tab/>&lt;field name="name"&gt;1-Inventarios&lt;/field&gt;<text:tab/><text:tab/><text:tab/>&lt;field name="shortcut"&gt;1-Inv&lt;/field&gt;<text:tab/><text:tab/><text:tab/>&lt;field name="parent_id" ref="1-113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31]&gt;[.A32];[.A31]=[.A32]);[.A31]&lt;&gt;7))" office:value-type="float" office:value="1">
              <text:p>1</text:p>
            </table:table-cell>
            <table:table-cell table:style-name="ce8" table:formula="of:=IF(EXACT([.A32];1);CELL(&quot;Row&quot;;[.C32]);[.C31])" office:value-type="float" office:value="2">
              <text:p>2</text:p>
            </table:table-cell>
            <table:table-cell table:style-name="ce8" table:formula="of:=IF(EXACT([.$A32];1);0;IF(EXACT([.$A32];2);[.D31]+1;[.D31]))" office:value-type="float" office:value="1">
              <text:p>1</text:p>
            </table:table-cell>
            <table:table-cell table:style-name="ce8" table:formula="of:=['Code format'.$C$2]&amp;TEXT([.D32];['Code format'.$B$2])&amp;['Code format'.$D$2]" office:value-type="string" office:string-value="1">
              <text:p>1</text:p>
            </table:table-cell>
            <table:table-cell table:style-name="ce8" table:formula="of:=IF(EXACT([.C31];[.C32]);IF(EXACT([.D31];[.D32]);[.F31];CELL(&quot;Row&quot;;[.F32]));[.C32])" office:value-type="float" office:value="3">
              <text:p>3</text:p>
            </table:table-cell>
            <table:table-cell table:style-name="ce8" table:formula="of:=IF(AND([.$A32]&lt;=[.H$1];[.$A31]&gt;[.$A32]);0;IF(EXACT([.$A32];[.H$1]+1);[.G31]+1;[.G31]))" office:value-type="float" office:value="1">
              <text:p>1</text:p>
            </table:table-cell>
            <table:table-cell table:style-name="ce8" table:formula="of:=['Code format'.$C$3]&amp;TEXT([.G32];['Code format'.$B$3])&amp;['Code format'.$D$3]" office:value-type="string" office:string-value="1">
              <text:p>1</text:p>
            </table:table-cell>
            <table:table-cell table:style-name="ce8" table:formula="of:=IF(EXACT([.F31];[.F32]);IF(EXACT([.G31];[.G32]);[.I31];CELL(&quot;Row&quot;;[.I32]));[.F32])" office:value-type="float" office:value="4">
              <text:p>4</text:p>
            </table:table-cell>
            <table:table-cell table:style-name="ce8" table:formula="of:=IF(AND([.$A32]&lt;=[.K$1];[.$A31]&gt;[.$A32]);0;IF(EXACT([.$A32];[.K$1]+1);[.J31]+1;[.J31]))" office:value-type="float" office:value="3">
              <text:p>3</text:p>
            </table:table-cell>
            <table:table-cell table:style-name="ce8" table:formula="of:=['Code format'.$C$4]&amp;TEXT([.J32];['Code format'.$B$4])&amp;['Code format'.$D$4]" office:value-type="string" office:string-value="3">
              <text:p>3</text:p>
            </table:table-cell>
            <table:table-cell table:style-name="ce8" table:formula="of:=IF(EXACT([.I31];[.I32]);IF(EXACT([.J31];[.J32]);[.L31];CELL(&quot;Row&quot;;[.L32]));[.I32])" office:value-type="float" office:value="30">
              <text:p>30</text:p>
            </table:table-cell>
            <table:table-cell table:style-name="ce8" table:formula="of:=IF(AND([.$A32]&lt;=[.N$1];[.$A31]&gt;[.$A32]);0;IF(EXACT([.$A32];[.N$1]+1);[.M31]+1;[.M31]))" office:value-type="float" office:value="1">
              <text:p>1</text:p>
            </table:table-cell>
            <table:table-cell table:style-name="ce8" table:formula="of:=['Code format'.$C$5]&amp;TEXT([.M32];['Code format'.$B$5])&amp;['Code format'.$D$5]" office:value-type="string" office:string-value="1">
              <text:p>1</text:p>
            </table:table-cell>
            <table:table-cell table:style-name="ce8" table:formula="of:=IF(EXACT([.L31];[.L32]);IF(EXACT([.M31];[.M32]);[.O31];CELL(&quot;Row&quot;;[.O32]));[.L32])" office:value-type="float" office:value="31">
              <text:p>31</text:p>
            </table:table-cell>
            <table:table-cell table:style-name="ce8" table:formula="of:=IF(AND([.$A32]&lt;=[.Q$1];[.$A31]&gt;[.$A32]);0;IF(EXACT([.$A32];[.Q$1]+1);[.P31]+1;[.P31]))" office:value-type="float" office:value="0">
              <text:p>0</text:p>
            </table:table-cell>
            <table:table-cell table:style-name="ce8" table:formula="of:=['Code format'.$C$6]&amp;TEXT([.P32];['Code format'.$B$6])&amp;['Code format'.$D$6]" office:value-type="string" office:string-value="0">
              <text:p>0</text:p>
            </table:table-cell>
            <table:table-cell table:style-name="ce8" table:formula="of:=IF(EXACT([.O31];[.O32]);IF(EXACT([.P31];[.P32]);[.R31];CELL(&quot;Row&quot;;[.R32]));[.O32])" office:value-type="float" office:value="31">
              <text:p>31</text:p>
            </table:table-cell>
            <table:table-cell table:style-name="ce8" table:formula="of:=IF(AND([.$A32]&lt;=[.T$1];[.$A31]&gt;[.$A32]);0;IF(EXACT([.$A32];[.T$1]+1);[.S31]+1;[.S31]))" office:value-type="float" office:value="1">
              <text:p>1</text:p>
            </table:table-cell>
            <table:table-cell table:style-name="ce8" table:formula="of:=['Code format'.$C$7]&amp;TEXT([.S32];['Code format'.$B$7])&amp;['Code format'.$D$7]" office:value-type="string" office:string-value="1">
              <text:p>1</text:p>
            </table:table-cell>
            <table:table-cell table:style-name="ce8" table:formula="of:=IF(EXACT([.R31];[.R32]);IF(EXACT([.S31];[.S32]);[.U31];CELL(&quot;Row&quot;;[.U32]));[.R32])" office:value-type="float" office:value="32">
              <text:p>32</text:p>
            </table:table-cell>
            <table:table-cell table:style-name="Nivel7" table:formula="of:=CONCATENATE([.E32];[.H32];[.K32];[.N32];[.Q32];[.T32])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113101">
              <text:p>113101</text:p>
            </table:table-cell>
            <table:table-cell table:style-name="ce9" office:value-type="string">
              <text:p>Prod</text:p>
            </table:table-cell>
            <table:table-cell table:style-name="ce9" office:value-type="string">
              <text:p>Inventario de producto para la venta</text:p>
            </table:table-cell>
            <table:table-cell table:style-name="Nivel7" table:formula="of:=[.X32]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Inventario de producto para la venta">
              <text:p>Inventario de producto para la venta</text:p>
            </table:table-cell>
            <table:table-cell table:style-name="Datos" table:formula="of:=IF(EXACT([.A32];1);&quot;&quot;;IF(EXACT([.A32];2);INDIRECT(CONCATENATE(&quot;V&quot;;[.C32]));IF(EXACT([.A32];3);INDIRECT(CONCATENATE(&quot;V&quot;;[.F32]));IF(EXACT([.A32];4);INDIRECT(CONCATENATE(&quot;V&quot;;[.I32]));IF(EXACT([.A32];5);INDIRECT(CONCATENATE(&quot;V&quot;;[.L32]));IF(EXACT([.A32];6);INDIRECT(CONCATENATE(&quot;V&quot;;[.O32]));IF(EXACT([.A32];7);INDIRECT(CONCATENATE(&quot;V&quot;;[.R32])))))))))" office:value-type="string" office:string-value="113100">
              <text:p>113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32];7));NOT(EXACT([.AB32];&quot;view&quot;)));AND(EXACT([.A32];7);EXACT([.AB32];&quot;view&quot;))))" office:value-type="float" office:value="1">
              <text:p>1</text:p>
            </table:table-cell>
            <table:table-cell table:style-name="Datos" table:formula="of:=VLOOKUP([.AB32];['account.type'.$A$2:.$I$12];8)" office:value-type="string" office:string-value="other">
              <text:p>other</text:p>
            </table:table-cell>
            <table:table-cell table:style-name="Datos" table:formula="of:=VLOOKUP([.AB32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2];1);CHAR(9)&amp;CHAR(9)&amp;&quot;&lt;record id=&quot;&quot;account_account_template_&quot;&amp;SUBSTITUTE([.AG$1]&amp;[.$V32];&quot;-&quot;;&quot;_&quot;)&amp;&quot;&quot;&quot; model=&quot;&quot;account.account.template&quot;&quot;&gt;&quot;&amp;CHAR(13)&amp;CHAR(9)&amp;CHAR(9)&amp;CHAR(9)&amp;&quot;&lt;field name=&quot;&quot;code&quot;&quot;&gt;&quot;&amp;[.AG$1]&amp;[.$V32]&amp;&quot;&lt;/field&gt;&quot;&amp;CHAR(13)&amp;CHAR(9)&amp;CHAR(9)&amp;CHAR(9)&amp;&quot;&lt;field name=&quot;&quot;name&quot;&quot;&gt;&quot;&amp;[.AG$1]&amp;[.$Y32]&amp;&quot;&lt;/field&gt;&quot;&amp;CHAR(13)&amp;CHAR(9)&amp;CHAR(9)&amp;CHAR(9)&amp;&quot;&lt;field name=&quot;&quot;shortcut&quot;&quot;&gt;&quot;&amp;IF(EXACT([.$W32];&quot;&quot;);&quot;&quot;;[.AG$1]&amp;[.$W32])&amp;&quot;&lt;/field&gt;&quot;&amp;CHAR(13)&amp;CHAR(9)&amp;CHAR(9)&amp;CHAR(9)&amp;&quot;&lt;field name=&quot;&quot;parent_id&quot;&quot; ref=&quot;&quot;&quot;&amp;IF(EXACT([.$Z32];&quot;&quot;);&quot;&quot;;[.AG$1]&amp;[.$Z32])&amp;&quot;&quot;&quot;/&gt;&quot;&amp;CHAR(13)&amp;CHAR(9)&amp;CHAR(9)&amp;CHAR(9)&amp;&quot;&lt;field name=&quot;&quot;user_type&quot;&quot; ref=&quot;&quot;account_account_type_&quot;&amp;[.$AB32]&amp;&quot;&quot;&quot;/&gt;&quot;&amp;CHAR(13)&amp;CHAR(9)&amp;CHAR(9)&amp;CHAR(9)&amp;&quot;&lt;field name=&quot;&quot;currency_id&quot;&quot; ref=&quot;&quot;&quot;&amp;[.AA32]&amp;&quot;&quot;&quot;/&gt;&quot;&amp;CHAR(13)&amp;CHAR(9)&amp;CHAR(9)&amp;CHAR(9)&amp;&quot;&lt;field name=&quot;&quot;type&quot;&quot;&gt;&quot;&amp;[.$AD32]&amp;&quot;&lt;/field&gt;&quot;&amp;CHAR(13)&amp;CHAR(9)&amp;CHAR(9)&amp;CHAR(9)&amp;&quot;&lt;field name=&quot;&quot;reconcile&quot;&quot; eval=&quot;&quot;&quot;&amp;[.$AE32]&amp;&quot;&quot;&quot;/&gt;&quot;&amp;IF(EXACT([.$AF32];&quot;&quot;);&quot;&quot;;CHAR(13)&amp;CHAR(9)&amp;CHAR(9)&amp;CHAR(9)&amp;&quot;&lt;field name=&quot;&quot;tax_ids&quot;&quot;&gt;&quot;&amp;SUBSTITUTE([.$AF3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3101&quot; model=&quot;account.account.template&quot;&gt;&#13;&#9;&#9;&#9;&lt;field name=&quot;code&quot;&gt;0-113101&lt;/field&gt;&#13;&#9;&#9;&#9;&lt;field name=&quot;name&quot;&gt;0-Inventario de producto para la venta&lt;/field&gt;&#13;&#9;&#9;&#9;&lt;field name=&quot;shortcut&quot;&gt;0-Prod&lt;/field&gt;&#13;&#9;&#9;&#9;&lt;field name=&quot;parent_id&quot; ref=&quot;0-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3101" model="account.account.template"&gt;<text:tab/><text:tab/><text:tab/>&lt;field name="code"&gt;0-113101&lt;/field&gt;<text:tab/><text:tab/><text:tab/>&lt;field name="name"&gt;0-Inventario de producto para la venta&lt;/field&gt;<text:tab/><text:tab/><text:tab/>&lt;field name="shortcut"&gt;0-Prod&lt;/field&gt;<text:tab/><text:tab/><text:tab/>&lt;field name="parent_id" ref="0-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32];1);CHAR(9)&amp;CHAR(9)&amp;&quot;&lt;record id=&quot;&quot;account_account_template_&quot;&amp;SUBSTITUTE([.AH$1]&amp;[.$V32];&quot;-&quot;;&quot;_&quot;)&amp;&quot;&quot;&quot; model=&quot;&quot;account.account.template&quot;&quot;&gt;&quot;&amp;CHAR(13)&amp;CHAR(9)&amp;CHAR(9)&amp;CHAR(9)&amp;&quot;&lt;field name=&quot;&quot;code&quot;&quot;&gt;&quot;&amp;[.AH$1]&amp;[.$V32]&amp;&quot;&lt;/field&gt;&quot;&amp;CHAR(13)&amp;CHAR(9)&amp;CHAR(9)&amp;CHAR(9)&amp;&quot;&lt;field name=&quot;&quot;name&quot;&quot;&gt;&quot;&amp;[.AH$1]&amp;[.$Y32]&amp;&quot;&lt;/field&gt;&quot;&amp;CHAR(13)&amp;CHAR(9)&amp;CHAR(9)&amp;CHAR(9)&amp;&quot;&lt;field name=&quot;&quot;shortcut&quot;&quot;&gt;&quot;&amp;IF(EXACT([.$W32];&quot;&quot;);&quot;&quot;;[.AH$1]&amp;[.$W32])&amp;&quot;&lt;/field&gt;&quot;&amp;CHAR(13)&amp;CHAR(9)&amp;CHAR(9)&amp;CHAR(9)&amp;&quot;&lt;field name=&quot;&quot;parent_id&quot;&quot; ref=&quot;&quot;&quot;&amp;IF(EXACT([.$Z32];&quot;&quot;);&quot;&quot;;[.AH$1]&amp;[.$Z32])&amp;&quot;&quot;&quot;/&gt;&quot;&amp;CHAR(13)&amp;CHAR(9)&amp;CHAR(9)&amp;CHAR(9)&amp;&quot;&lt;field name=&quot;&quot;user_type&quot;&quot; ref=&quot;&quot;account_account_type_&quot;&amp;[.$AB32]&amp;&quot;&quot;&quot;/&gt;&quot;&amp;CHAR(13)&amp;CHAR(9)&amp;CHAR(9)&amp;CHAR(9)&amp;&quot;&lt;field name=&quot;&quot;currency_id&quot;&quot; ref=&quot;&quot;&quot;&amp;[.AB32]&amp;&quot;&quot;&quot;/&gt;&quot;&amp;CHAR(13)&amp;CHAR(9)&amp;CHAR(9)&amp;CHAR(9)&amp;&quot;&lt;field name=&quot;&quot;type&quot;&quot;&gt;&quot;&amp;[.$AD32]&amp;&quot;&lt;/field&gt;&quot;&amp;CHAR(13)&amp;CHAR(9)&amp;CHAR(9)&amp;CHAR(9)&amp;&quot;&lt;field name=&quot;&quot;reconcile&quot;&quot; eval=&quot;&quot;&quot;&amp;[.$AE32]&amp;&quot;&quot;&quot;/&gt;&quot;&amp;IF(EXACT([.$AF32];&quot;&quot;);&quot;&quot;;CHAR(13)&amp;CHAR(9)&amp;CHAR(9)&amp;CHAR(9)&amp;&quot;&lt;field name=&quot;&quot;tax_ids&quot;&quot;&gt;&quot;&amp;SUBSTITUTE([.$AF3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3101&quot; model=&quot;account.account.template&quot;&gt;&#13;&#9;&#9;&#9;&lt;field name=&quot;code&quot;&gt;1-113101&lt;/field&gt;&#13;&#9;&#9;&#9;&lt;field name=&quot;name&quot;&gt;1-Inventario de producto para la venta&lt;/field&gt;&#13;&#9;&#9;&#9;&lt;field name=&quot;shortcut&quot;&gt;1-Prod&lt;/field&gt;&#13;&#9;&#9;&#9;&lt;field name=&quot;parent_id&quot; ref=&quot;1-1131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3101" model="account.account.template"&gt;<text:tab/><text:tab/><text:tab/>&lt;field name="code"&gt;1-113101&lt;/field&gt;<text:tab/><text:tab/><text:tab/>&lt;field name="name"&gt;1-Inventario de producto para la venta&lt;/field&gt;<text:tab/><text:tab/><text:tab/>&lt;field name="shortcut"&gt;1-Prod&lt;/field&gt;<text:tab/><text:tab/><text:tab/>&lt;field name="parent_id" ref="1-1131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32]&gt;[.A33];[.A32]=[.A33]);[.A32]&lt;&gt;7))" office:value-type="float" office:value="1">
              <text:p>1</text:p>
            </table:table-cell>
            <table:table-cell table:style-name="ce8" table:formula="of:=IF(EXACT([.A33];1);CELL(&quot;Row&quot;;[.C33]);[.C32])" office:value-type="float" office:value="2">
              <text:p>2</text:p>
            </table:table-cell>
            <table:table-cell table:style-name="ce8" table:formula="of:=IF(EXACT([.$A33];1);0;IF(EXACT([.$A33];2);[.D32]+1;[.D32]))" office:value-type="float" office:value="1">
              <text:p>1</text:p>
            </table:table-cell>
            <table:table-cell table:style-name="ce8" table:formula="of:=['Code format'.$C$2]&amp;TEXT([.D33];['Code format'.$B$2])&amp;['Code format'.$D$2]" office:value-type="string" office:string-value="1">
              <text:p>1</text:p>
            </table:table-cell>
            <table:table-cell table:style-name="ce8" table:formula="of:=IF(EXACT([.C32];[.C33]);IF(EXACT([.D32];[.D33]);[.F32];CELL(&quot;Row&quot;;[.F33]));[.C33])" office:value-type="float" office:value="3">
              <text:p>3</text:p>
            </table:table-cell>
            <table:table-cell table:style-name="ce8" table:formula="of:=IF(AND([.$A33]&lt;=[.H$1];[.$A32]&gt;[.$A33]);0;IF(EXACT([.$A33];[.H$1]+1);[.G32]+1;[.G32]))" office:value-type="float" office:value="1">
              <text:p>1</text:p>
            </table:table-cell>
            <table:table-cell table:style-name="ce8" table:formula="of:=['Code format'.$C$3]&amp;TEXT([.G33];['Code format'.$B$3])&amp;['Code format'.$D$3]" office:value-type="string" office:string-value="1">
              <text:p>1</text:p>
            </table:table-cell>
            <table:table-cell table:style-name="ce8" table:formula="of:=IF(EXACT([.F32];[.F33]);IF(EXACT([.G32];[.G33]);[.I32];CELL(&quot;Row&quot;;[.I33]));[.F33])" office:value-type="float" office:value="4">
              <text:p>4</text:p>
            </table:table-cell>
            <table:table-cell table:style-name="ce8" table:formula="of:=IF(AND([.$A33]&lt;=[.K$1];[.$A32]&gt;[.$A33]);0;IF(EXACT([.$A33];[.K$1]+1);[.J32]+1;[.J32]))" office:value-type="float" office:value="3">
              <text:p>3</text:p>
            </table:table-cell>
            <table:table-cell table:style-name="ce8" table:formula="of:=['Code format'.$C$4]&amp;TEXT([.J33];['Code format'.$B$4])&amp;['Code format'.$D$4]" office:value-type="string" office:string-value="3">
              <text:p>3</text:p>
            </table:table-cell>
            <table:table-cell table:style-name="ce8" table:formula="of:=IF(EXACT([.I32];[.I33]);IF(EXACT([.J32];[.J33]);[.L32];CELL(&quot;Row&quot;;[.L33]));[.I33])" office:value-type="float" office:value="30">
              <text:p>30</text:p>
            </table:table-cell>
            <table:table-cell table:style-name="ce8" table:formula="of:=IF(AND([.$A33]&lt;=[.N$1];[.$A32]&gt;[.$A33]);0;IF(EXACT([.$A33];[.N$1]+1);[.M32]+1;[.M32]))" office:value-type="float" office:value="1">
              <text:p>1</text:p>
            </table:table-cell>
            <table:table-cell table:style-name="ce8" table:formula="of:=['Code format'.$C$5]&amp;TEXT([.M33];['Code format'.$B$5])&amp;['Code format'.$D$5]" office:value-type="string" office:string-value="1">
              <text:p>1</text:p>
            </table:table-cell>
            <table:table-cell table:style-name="ce8" table:formula="of:=IF(EXACT([.L32];[.L33]);IF(EXACT([.M32];[.M33]);[.O32];CELL(&quot;Row&quot;;[.O33]));[.L33])" office:value-type="float" office:value="31">
              <text:p>31</text:p>
            </table:table-cell>
            <table:table-cell table:style-name="ce8" table:formula="of:=IF(AND([.$A33]&lt;=[.Q$1];[.$A32]&gt;[.$A33]);0;IF(EXACT([.$A33];[.Q$1]+1);[.P32]+1;[.P32]))" office:value-type="float" office:value="0">
              <text:p>0</text:p>
            </table:table-cell>
            <table:table-cell table:style-name="ce8" table:formula="of:=['Code format'.$C$6]&amp;TEXT([.P33];['Code format'.$B$6])&amp;['Code format'.$D$6]" office:value-type="string" office:string-value="0">
              <text:p>0</text:p>
            </table:table-cell>
            <table:table-cell table:style-name="ce8" table:formula="of:=IF(EXACT([.O32];[.O33]);IF(EXACT([.P32];[.P33]);[.R32];CELL(&quot;Row&quot;;[.R33]));[.O33])" office:value-type="float" office:value="31">
              <text:p>31</text:p>
            </table:table-cell>
            <table:table-cell table:style-name="ce8" table:formula="of:=IF(AND([.$A33]&lt;=[.T$1];[.$A32]&gt;[.$A33]);0;IF(EXACT([.$A33];[.T$1]+1);[.S32]+1;[.S32]))" office:value-type="float" office:value="2">
              <text:p>2</text:p>
            </table:table-cell>
            <table:table-cell table:style-name="ce8" table:formula="of:=['Code format'.$C$7]&amp;TEXT([.S33];['Code format'.$B$7])&amp;['Code format'.$D$7]" office:value-type="string" office:string-value="2">
              <text:p>2</text:p>
            </table:table-cell>
            <table:table-cell table:style-name="ce8" table:formula="of:=IF(EXACT([.R32];[.R33]);IF(EXACT([.S32];[.S33]);[.U32];CELL(&quot;Row&quot;;[.U33]));[.R33])" office:value-type="float" office:value="33">
              <text:p>33</text:p>
            </table:table-cell>
            <table:table-cell table:style-name="Nivel7" table:formula="of:=CONCATENATE([.E33];[.H33];[.K33];[.N33];[.Q33];[.T33])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113102">
              <text:p>113102</text:p>
            </table:table-cell>
            <table:table-cell table:style-name="ce9" office:value-type="string">
              <text:p>Cons</text:p>
            </table:table-cell>
            <table:table-cell table:style-name="ce9" office:value-type="string">
              <text:p>Inventario de consumibles</text:p>
            </table:table-cell>
            <table:table-cell table:style-name="Nivel7" table:formula="of:=[.X33]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Inventario de consumibles">
              <text:p>Inventario de consumibles</text:p>
            </table:table-cell>
            <table:table-cell table:style-name="Datos" table:formula="of:=IF(EXACT([.A33];1);&quot;&quot;;IF(EXACT([.A33];2);INDIRECT(CONCATENATE(&quot;V&quot;;[.C33]));IF(EXACT([.A33];3);INDIRECT(CONCATENATE(&quot;V&quot;;[.F33]));IF(EXACT([.A33];4);INDIRECT(CONCATENATE(&quot;V&quot;;[.I33]));IF(EXACT([.A33];5);INDIRECT(CONCATENATE(&quot;V&quot;;[.L33]));IF(EXACT([.A33];6);INDIRECT(CONCATENATE(&quot;V&quot;;[.O33]));IF(EXACT([.A33];7);INDIRECT(CONCATENATE(&quot;V&quot;;[.R33])))))))))" office:value-type="string" office:string-value="113100">
              <text:p>113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33];7));NOT(EXACT([.AB33];&quot;view&quot;)));AND(EXACT([.A33];7);EXACT([.AB33];&quot;view&quot;))))" office:value-type="float" office:value="1">
              <text:p>1</text:p>
            </table:table-cell>
            <table:table-cell table:style-name="Datos" table:formula="of:=VLOOKUP([.AB33];['account.type'.$A$2:.$I$12];8)" office:value-type="string" office:string-value="other">
              <text:p>other</text:p>
            </table:table-cell>
            <table:table-cell table:style-name="Datos" table:formula="of:=VLOOKUP([.AB33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3];1);CHAR(9)&amp;CHAR(9)&amp;&quot;&lt;record id=&quot;&quot;account_account_template_&quot;&amp;SUBSTITUTE([.AG$1]&amp;[.$V33];&quot;-&quot;;&quot;_&quot;)&amp;&quot;&quot;&quot; model=&quot;&quot;account.account.template&quot;&quot;&gt;&quot;&amp;CHAR(13)&amp;CHAR(9)&amp;CHAR(9)&amp;CHAR(9)&amp;&quot;&lt;field name=&quot;&quot;code&quot;&quot;&gt;&quot;&amp;[.AG$1]&amp;[.$V33]&amp;&quot;&lt;/field&gt;&quot;&amp;CHAR(13)&amp;CHAR(9)&amp;CHAR(9)&amp;CHAR(9)&amp;&quot;&lt;field name=&quot;&quot;name&quot;&quot;&gt;&quot;&amp;[.AG$1]&amp;[.$Y33]&amp;&quot;&lt;/field&gt;&quot;&amp;CHAR(13)&amp;CHAR(9)&amp;CHAR(9)&amp;CHAR(9)&amp;&quot;&lt;field name=&quot;&quot;shortcut&quot;&quot;&gt;&quot;&amp;IF(EXACT([.$W33];&quot;&quot;);&quot;&quot;;[.AG$1]&amp;[.$W33])&amp;&quot;&lt;/field&gt;&quot;&amp;CHAR(13)&amp;CHAR(9)&amp;CHAR(9)&amp;CHAR(9)&amp;&quot;&lt;field name=&quot;&quot;parent_id&quot;&quot; ref=&quot;&quot;&quot;&amp;IF(EXACT([.$Z33];&quot;&quot;);&quot;&quot;;[.AG$1]&amp;[.$Z33])&amp;&quot;&quot;&quot;/&gt;&quot;&amp;CHAR(13)&amp;CHAR(9)&amp;CHAR(9)&amp;CHAR(9)&amp;&quot;&lt;field name=&quot;&quot;user_type&quot;&quot; ref=&quot;&quot;account_account_type_&quot;&amp;[.$AB33]&amp;&quot;&quot;&quot;/&gt;&quot;&amp;CHAR(13)&amp;CHAR(9)&amp;CHAR(9)&amp;CHAR(9)&amp;&quot;&lt;field name=&quot;&quot;currency_id&quot;&quot; ref=&quot;&quot;&quot;&amp;[.AA33]&amp;&quot;&quot;&quot;/&gt;&quot;&amp;CHAR(13)&amp;CHAR(9)&amp;CHAR(9)&amp;CHAR(9)&amp;&quot;&lt;field name=&quot;&quot;type&quot;&quot;&gt;&quot;&amp;[.$AD33]&amp;&quot;&lt;/field&gt;&quot;&amp;CHAR(13)&amp;CHAR(9)&amp;CHAR(9)&amp;CHAR(9)&amp;&quot;&lt;field name=&quot;&quot;reconcile&quot;&quot; eval=&quot;&quot;&quot;&amp;[.$AE33]&amp;&quot;&quot;&quot;/&gt;&quot;&amp;IF(EXACT([.$AF33];&quot;&quot;);&quot;&quot;;CHAR(13)&amp;CHAR(9)&amp;CHAR(9)&amp;CHAR(9)&amp;&quot;&lt;field name=&quot;&quot;tax_ids&quot;&quot;&gt;&quot;&amp;SUBSTITUTE([.$AF3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13102&quot; model=&quot;account.account.template&quot;&gt;&#13;&#9;&#9;&#9;&lt;field name=&quot;code&quot;&gt;0-113102&lt;/field&gt;&#13;&#9;&#9;&#9;&lt;field name=&quot;name&quot;&gt;0-Inventario de consumibles&lt;/field&gt;&#13;&#9;&#9;&#9;&lt;field name=&quot;shortcut&quot;&gt;0-Cons&lt;/field&gt;&#13;&#9;&#9;&#9;&lt;field name=&quot;parent_id&quot; ref=&quot;0-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13102" model="account.account.template"&gt;<text:tab/><text:tab/><text:tab/>&lt;field name="code"&gt;0-113102&lt;/field&gt;<text:tab/><text:tab/><text:tab/>&lt;field name="name"&gt;0-Inventario de consumibles&lt;/field&gt;<text:tab/><text:tab/><text:tab/>&lt;field name="shortcut"&gt;0-Cons&lt;/field&gt;<text:tab/><text:tab/><text:tab/>&lt;field name="parent_id" ref="0-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33];1);CHAR(9)&amp;CHAR(9)&amp;&quot;&lt;record id=&quot;&quot;account_account_template_&quot;&amp;SUBSTITUTE([.AH$1]&amp;[.$V33];&quot;-&quot;;&quot;_&quot;)&amp;&quot;&quot;&quot; model=&quot;&quot;account.account.template&quot;&quot;&gt;&quot;&amp;CHAR(13)&amp;CHAR(9)&amp;CHAR(9)&amp;CHAR(9)&amp;&quot;&lt;field name=&quot;&quot;code&quot;&quot;&gt;&quot;&amp;[.AH$1]&amp;[.$V33]&amp;&quot;&lt;/field&gt;&quot;&amp;CHAR(13)&amp;CHAR(9)&amp;CHAR(9)&amp;CHAR(9)&amp;&quot;&lt;field name=&quot;&quot;name&quot;&quot;&gt;&quot;&amp;[.AH$1]&amp;[.$Y33]&amp;&quot;&lt;/field&gt;&quot;&amp;CHAR(13)&amp;CHAR(9)&amp;CHAR(9)&amp;CHAR(9)&amp;&quot;&lt;field name=&quot;&quot;shortcut&quot;&quot;&gt;&quot;&amp;IF(EXACT([.$W33];&quot;&quot;);&quot;&quot;;[.AH$1]&amp;[.$W33])&amp;&quot;&lt;/field&gt;&quot;&amp;CHAR(13)&amp;CHAR(9)&amp;CHAR(9)&amp;CHAR(9)&amp;&quot;&lt;field name=&quot;&quot;parent_id&quot;&quot; ref=&quot;&quot;&quot;&amp;IF(EXACT([.$Z33];&quot;&quot;);&quot;&quot;;[.AH$1]&amp;[.$Z33])&amp;&quot;&quot;&quot;/&gt;&quot;&amp;CHAR(13)&amp;CHAR(9)&amp;CHAR(9)&amp;CHAR(9)&amp;&quot;&lt;field name=&quot;&quot;user_type&quot;&quot; ref=&quot;&quot;account_account_type_&quot;&amp;[.$AB33]&amp;&quot;&quot;&quot;/&gt;&quot;&amp;CHAR(13)&amp;CHAR(9)&amp;CHAR(9)&amp;CHAR(9)&amp;&quot;&lt;field name=&quot;&quot;currency_id&quot;&quot; ref=&quot;&quot;&quot;&amp;[.AB33]&amp;&quot;&quot;&quot;/&gt;&quot;&amp;CHAR(13)&amp;CHAR(9)&amp;CHAR(9)&amp;CHAR(9)&amp;&quot;&lt;field name=&quot;&quot;type&quot;&quot;&gt;&quot;&amp;[.$AD33]&amp;&quot;&lt;/field&gt;&quot;&amp;CHAR(13)&amp;CHAR(9)&amp;CHAR(9)&amp;CHAR(9)&amp;&quot;&lt;field name=&quot;&quot;reconcile&quot;&quot; eval=&quot;&quot;&quot;&amp;[.$AE33]&amp;&quot;&quot;&quot;/&gt;&quot;&amp;IF(EXACT([.$AF33];&quot;&quot;);&quot;&quot;;CHAR(13)&amp;CHAR(9)&amp;CHAR(9)&amp;CHAR(9)&amp;&quot;&lt;field name=&quot;&quot;tax_ids&quot;&quot;&gt;&quot;&amp;SUBSTITUTE([.$AF3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13102&quot; model=&quot;account.account.template&quot;&gt;&#13;&#9;&#9;&#9;&lt;field name=&quot;code&quot;&gt;1-113102&lt;/field&gt;&#13;&#9;&#9;&#9;&lt;field name=&quot;name&quot;&gt;1-Inventario de consumibles&lt;/field&gt;&#13;&#9;&#9;&#9;&lt;field name=&quot;shortcut&quot;&gt;1-Cons&lt;/field&gt;&#13;&#9;&#9;&#9;&lt;field name=&quot;parent_id&quot; ref=&quot;1-1131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13102" model="account.account.template"&gt;<text:tab/><text:tab/><text:tab/>&lt;field name="code"&gt;1-113102&lt;/field&gt;<text:tab/><text:tab/><text:tab/>&lt;field name="name"&gt;1-Inventario de consumibles&lt;/field&gt;<text:tab/><text:tab/><text:tab/>&lt;field name="shortcut"&gt;1-Cons&lt;/field&gt;<text:tab/><text:tab/><text:tab/>&lt;field name="parent_id" ref="1-1131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33]&gt;[.A34];[.A33]=[.A34]);[.A33]&lt;&gt;7))" office:value-type="float" office:value="1">
              <text:p>1</text:p>
            </table:table-cell>
            <table:table-cell table:style-name="ce8" table:formula="of:=IF(EXACT([.A34];1);CELL(&quot;Row&quot;;[.C34]);[.C33])" office:value-type="float" office:value="2">
              <text:p>2</text:p>
            </table:table-cell>
            <table:table-cell table:style-name="ce8" table:formula="of:=IF(EXACT([.$A34];1);0;IF(EXACT([.$A34];2);[.D33]+1;[.D33]))" office:value-type="float" office:value="1">
              <text:p>1</text:p>
            </table:table-cell>
            <table:table-cell table:style-name="ce8" table:formula="of:=['Code format'.$C$2]&amp;TEXT([.D34];['Code format'.$B$2])&amp;['Code format'.$D$2]" office:value-type="string" office:string-value="1">
              <text:p>1</text:p>
            </table:table-cell>
            <table:table-cell table:style-name="ce8" table:formula="of:=IF(EXACT([.C33];[.C34]);IF(EXACT([.D33];[.D34]);[.F33];CELL(&quot;Row&quot;;[.F34]));[.C34])" office:value-type="float" office:value="3">
              <text:p>3</text:p>
            </table:table-cell>
            <table:table-cell table:style-name="ce8" table:formula="of:=IF(AND([.$A34]&lt;=[.H$1];[.$A33]&gt;[.$A34]);0;IF(EXACT([.$A34];[.H$1]+1);[.G33]+1;[.G33]))" office:value-type="float" office:value="2">
              <text:p>2</text:p>
            </table:table-cell>
            <table:table-cell table:style-name="ce8" table:formula="of:=['Code format'.$C$3]&amp;TEXT([.G34];['Code format'.$B$3])&amp;['Code format'.$D$3]" office:value-type="string" office:string-value="2">
              <text:p>2</text:p>
            </table:table-cell>
            <table:table-cell table:style-name="ce8" table:formula="of:=IF(EXACT([.F33];[.F34]);IF(EXACT([.G33];[.G34]);[.I33];CELL(&quot;Row&quot;;[.I34]));[.F34])" office:value-type="float" office:value="34">
              <text:p>34</text:p>
            </table:table-cell>
            <table:table-cell table:style-name="ce8" table:formula="of:=IF(AND([.$A34]&lt;=[.K$1];[.$A33]&gt;[.$A34]);0;IF(EXACT([.$A34];[.K$1]+1);[.J33]+1;[.J33]))" office:value-type="float" office:value="0">
              <text:p>0</text:p>
            </table:table-cell>
            <table:table-cell table:style-name="ce8" table:formula="of:=['Code format'.$C$4]&amp;TEXT([.J34];['Code format'.$B$4])&amp;['Code format'.$D$4]" office:value-type="string" office:string-value="0">
              <text:p>0</text:p>
            </table:table-cell>
            <table:table-cell table:style-name="ce8" table:formula="of:=IF(EXACT([.I33];[.I34]);IF(EXACT([.J33];[.J34]);[.L33];CELL(&quot;Row&quot;;[.L34]));[.I34])" office:value-type="float" office:value="34">
              <text:p>34</text:p>
            </table:table-cell>
            <table:table-cell table:style-name="ce8" table:formula="of:=IF(AND([.$A34]&lt;=[.N$1];[.$A33]&gt;[.$A34]);0;IF(EXACT([.$A34];[.N$1]+1);[.M33]+1;[.M33]))" office:value-type="float" office:value="0">
              <text:p>0</text:p>
            </table:table-cell>
            <table:table-cell table:style-name="ce8" table:formula="of:=['Code format'.$C$5]&amp;TEXT([.M34];['Code format'.$B$5])&amp;['Code format'.$D$5]" office:value-type="string" office:string-value="0">
              <text:p>0</text:p>
            </table:table-cell>
            <table:table-cell table:style-name="ce8" table:formula="of:=IF(EXACT([.L33];[.L34]);IF(EXACT([.M33];[.M34]);[.O33];CELL(&quot;Row&quot;;[.O34]));[.L34])" office:value-type="float" office:value="34">
              <text:p>34</text:p>
            </table:table-cell>
            <table:table-cell table:style-name="ce8" table:formula="of:=IF(AND([.$A34]&lt;=[.Q$1];[.$A33]&gt;[.$A34]);0;IF(EXACT([.$A34];[.Q$1]+1);[.P33]+1;[.P33]))" office:value-type="float" office:value="0">
              <text:p>0</text:p>
            </table:table-cell>
            <table:table-cell table:style-name="ce8" table:formula="of:=['Code format'.$C$6]&amp;TEXT([.P34];['Code format'.$B$6])&amp;['Code format'.$D$6]" office:value-type="string" office:string-value="0">
              <text:p>0</text:p>
            </table:table-cell>
            <table:table-cell table:style-name="ce8" table:formula="of:=IF(EXACT([.O33];[.O34]);IF(EXACT([.P33];[.P34]);[.R33];CELL(&quot;Row&quot;;[.R34]));[.O34])" office:value-type="float" office:value="34">
              <text:p>34</text:p>
            </table:table-cell>
            <table:table-cell table:style-name="ce8" table:formula="of:=IF(AND([.$A34]&lt;=[.T$1];[.$A33]&gt;[.$A34]);0;IF(EXACT([.$A34];[.T$1]+1);[.S33]+1;[.S33]))" office:value-type="float" office:value="0">
              <text:p>0</text:p>
            </table:table-cell>
            <table:table-cell table:style-name="ce8" table:formula="of:=['Code format'.$C$7]&amp;TEXT([.S34];['Code format'.$B$7])&amp;['Code format'.$D$7]" office:value-type="string" office:string-value="0">
              <text:p>0</text:p>
            </table:table-cell>
            <table:table-cell table:style-name="ce8" table:formula="of:=IF(EXACT([.R33];[.R34]);IF(EXACT([.S33];[.S34]);[.U33];CELL(&quot;Row&quot;;[.U34]));[.R34])" office:value-type="float" office:value="34">
              <text:p>34</text:p>
            </table:table-cell>
            <table:table-cell table:style-name="Nivel3" table:formula="of:=CONCATENATE([.E34];[.H34];[.K34];[.N34];[.Q34];[.T34])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120000">
              <text:p>120000</text:p>
            </table:table-cell>
            <table:table-cell table:style-name="ce9" office:value-type="string">
              <text:p>AF</text:p>
            </table:table-cell>
            <table:table-cell table:style-name="ce9" office:value-type="string">
              <text:p>Activo fijo</text:p>
            </table:table-cell>
            <table:table-cell table:style-name="Nivel3" table:formula="of:=[.X34]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Activo fijo">
              <text:p>Activo fijo</text:p>
            </table:table-cell>
            <table:table-cell table:style-name="Datos" table:formula="of:=IF(EXACT([.A34];1);&quot;&quot;;IF(EXACT([.A34];2);INDIRECT(CONCATENATE(&quot;V&quot;;[.C34]));IF(EXACT([.A34];3);INDIRECT(CONCATENATE(&quot;V&quot;;[.F34]));IF(EXACT([.A34];4);INDIRECT(CONCATENATE(&quot;V&quot;;[.I34]));IF(EXACT([.A34];5);INDIRECT(CONCATENATE(&quot;V&quot;;[.L34]));IF(EXACT([.A34];6);INDIRECT(CONCATENATE(&quot;V&quot;;[.O34]));IF(EXACT([.A34];7);INDIRECT(CONCATENATE(&quot;V&quot;;[.R34])))))))))" office:value-type="string" office:string-value="100000">
              <text:p>1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34];7));NOT(EXACT([.AB34];&quot;view&quot;)));AND(EXACT([.A34];7);EXACT([.AB34];&quot;view&quot;))))" office:value-type="float" office:value="1">
              <text:p>1</text:p>
            </table:table-cell>
            <table:table-cell table:style-name="Datos" table:formula="of:=VLOOKUP([.AB34];['account.type'.$A$2:.$I$12];8)" office:value-type="string" office:string-value="view">
              <text:p>view</text:p>
            </table:table-cell>
            <table:table-cell table:style-name="Datos" table:formula="of:=VLOOKUP([.AB3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4];1);CHAR(9)&amp;CHAR(9)&amp;&quot;&lt;record id=&quot;&quot;account_account_template_&quot;&amp;SUBSTITUTE([.AG$1]&amp;[.$V34];&quot;-&quot;;&quot;_&quot;)&amp;&quot;&quot;&quot; model=&quot;&quot;account.account.template&quot;&quot;&gt;&quot;&amp;CHAR(13)&amp;CHAR(9)&amp;CHAR(9)&amp;CHAR(9)&amp;&quot;&lt;field name=&quot;&quot;code&quot;&quot;&gt;&quot;&amp;[.AG$1]&amp;[.$V34]&amp;&quot;&lt;/field&gt;&quot;&amp;CHAR(13)&amp;CHAR(9)&amp;CHAR(9)&amp;CHAR(9)&amp;&quot;&lt;field name=&quot;&quot;name&quot;&quot;&gt;&quot;&amp;[.AG$1]&amp;[.$Y34]&amp;&quot;&lt;/field&gt;&quot;&amp;CHAR(13)&amp;CHAR(9)&amp;CHAR(9)&amp;CHAR(9)&amp;&quot;&lt;field name=&quot;&quot;shortcut&quot;&quot;&gt;&quot;&amp;IF(EXACT([.$W34];&quot;&quot;);&quot;&quot;;[.AG$1]&amp;[.$W34])&amp;&quot;&lt;/field&gt;&quot;&amp;CHAR(13)&amp;CHAR(9)&amp;CHAR(9)&amp;CHAR(9)&amp;&quot;&lt;field name=&quot;&quot;parent_id&quot;&quot; ref=&quot;&quot;&quot;&amp;IF(EXACT([.$Z34];&quot;&quot;);&quot;&quot;;[.AG$1]&amp;[.$Z34])&amp;&quot;&quot;&quot;/&gt;&quot;&amp;CHAR(13)&amp;CHAR(9)&amp;CHAR(9)&amp;CHAR(9)&amp;&quot;&lt;field name=&quot;&quot;user_type&quot;&quot; ref=&quot;&quot;account_account_type_&quot;&amp;[.$AB34]&amp;&quot;&quot;&quot;/&gt;&quot;&amp;CHAR(13)&amp;CHAR(9)&amp;CHAR(9)&amp;CHAR(9)&amp;&quot;&lt;field name=&quot;&quot;currency_id&quot;&quot; ref=&quot;&quot;&quot;&amp;[.AA34]&amp;&quot;&quot;&quot;/&gt;&quot;&amp;CHAR(13)&amp;CHAR(9)&amp;CHAR(9)&amp;CHAR(9)&amp;&quot;&lt;field name=&quot;&quot;type&quot;&quot;&gt;&quot;&amp;[.$AD34]&amp;&quot;&lt;/field&gt;&quot;&amp;CHAR(13)&amp;CHAR(9)&amp;CHAR(9)&amp;CHAR(9)&amp;&quot;&lt;field name=&quot;&quot;reconcile&quot;&quot; eval=&quot;&quot;&quot;&amp;[.$AE34]&amp;&quot;&quot;&quot;/&gt;&quot;&amp;IF(EXACT([.$AF34];&quot;&quot;);&quot;&quot;;CHAR(13)&amp;CHAR(9)&amp;CHAR(9)&amp;CHAR(9)&amp;&quot;&lt;field name=&quot;&quot;tax_ids&quot;&quot;&gt;&quot;&amp;SUBSTITUTE([.$AF3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0000&quot; model=&quot;account.account.template&quot;&gt;&#13;&#9;&#9;&#9;&lt;field name=&quot;code&quot;&gt;0-120000&lt;/field&gt;&#13;&#9;&#9;&#9;&lt;field name=&quot;name&quot;&gt;0-Activo fijo&lt;/field&gt;&#13;&#9;&#9;&#9;&lt;field name=&quot;shortcut&quot;&gt;0-AF&lt;/field&gt;&#13;&#9;&#9;&#9;&lt;field name=&quot;parent_id&quot; ref=&quot;0-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0000" model="account.account.template"&gt;<text:tab/><text:tab/><text:tab/>&lt;field name="code"&gt;0-120000&lt;/field&gt;<text:tab/><text:tab/><text:tab/>&lt;field name="name"&gt;0-Activo fijo&lt;/field&gt;<text:tab/><text:tab/><text:tab/>&lt;field name="shortcut"&gt;0-AF&lt;/field&gt;<text:tab/><text:tab/><text:tab/>&lt;field name="parent_id" ref="0-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34];1);CHAR(9)&amp;CHAR(9)&amp;&quot;&lt;record id=&quot;&quot;account_account_template_&quot;&amp;SUBSTITUTE([.AH$1]&amp;[.$V34];&quot;-&quot;;&quot;_&quot;)&amp;&quot;&quot;&quot; model=&quot;&quot;account.account.template&quot;&quot;&gt;&quot;&amp;CHAR(13)&amp;CHAR(9)&amp;CHAR(9)&amp;CHAR(9)&amp;&quot;&lt;field name=&quot;&quot;code&quot;&quot;&gt;&quot;&amp;[.AH$1]&amp;[.$V34]&amp;&quot;&lt;/field&gt;&quot;&amp;CHAR(13)&amp;CHAR(9)&amp;CHAR(9)&amp;CHAR(9)&amp;&quot;&lt;field name=&quot;&quot;name&quot;&quot;&gt;&quot;&amp;[.AH$1]&amp;[.$Y34]&amp;&quot;&lt;/field&gt;&quot;&amp;CHAR(13)&amp;CHAR(9)&amp;CHAR(9)&amp;CHAR(9)&amp;&quot;&lt;field name=&quot;&quot;shortcut&quot;&quot;&gt;&quot;&amp;IF(EXACT([.$W34];&quot;&quot;);&quot;&quot;;[.AH$1]&amp;[.$W34])&amp;&quot;&lt;/field&gt;&quot;&amp;CHAR(13)&amp;CHAR(9)&amp;CHAR(9)&amp;CHAR(9)&amp;&quot;&lt;field name=&quot;&quot;parent_id&quot;&quot; ref=&quot;&quot;&quot;&amp;IF(EXACT([.$Z34];&quot;&quot;);&quot;&quot;;[.AH$1]&amp;[.$Z34])&amp;&quot;&quot;&quot;/&gt;&quot;&amp;CHAR(13)&amp;CHAR(9)&amp;CHAR(9)&amp;CHAR(9)&amp;&quot;&lt;field name=&quot;&quot;user_type&quot;&quot; ref=&quot;&quot;account_account_type_&quot;&amp;[.$AB34]&amp;&quot;&quot;&quot;/&gt;&quot;&amp;CHAR(13)&amp;CHAR(9)&amp;CHAR(9)&amp;CHAR(9)&amp;&quot;&lt;field name=&quot;&quot;currency_id&quot;&quot; ref=&quot;&quot;&quot;&amp;[.AB34]&amp;&quot;&quot;&quot;/&gt;&quot;&amp;CHAR(13)&amp;CHAR(9)&amp;CHAR(9)&amp;CHAR(9)&amp;&quot;&lt;field name=&quot;&quot;type&quot;&quot;&gt;&quot;&amp;[.$AD34]&amp;&quot;&lt;/field&gt;&quot;&amp;CHAR(13)&amp;CHAR(9)&amp;CHAR(9)&amp;CHAR(9)&amp;&quot;&lt;field name=&quot;&quot;reconcile&quot;&quot; eval=&quot;&quot;&quot;&amp;[.$AE34]&amp;&quot;&quot;&quot;/&gt;&quot;&amp;IF(EXACT([.$AF34];&quot;&quot;);&quot;&quot;;CHAR(13)&amp;CHAR(9)&amp;CHAR(9)&amp;CHAR(9)&amp;&quot;&lt;field name=&quot;&quot;tax_ids&quot;&quot;&gt;&quot;&amp;SUBSTITUTE([.$AF3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0000&quot; model=&quot;account.account.template&quot;&gt;&#13;&#9;&#9;&#9;&lt;field name=&quot;code&quot;&gt;1-120000&lt;/field&gt;&#13;&#9;&#9;&#9;&lt;field name=&quot;name&quot;&gt;1-Activo fijo&lt;/field&gt;&#13;&#9;&#9;&#9;&lt;field name=&quot;shortcut&quot;&gt;1-AF&lt;/field&gt;&#13;&#9;&#9;&#9;&lt;field name=&quot;parent_id&quot; ref=&quot;1-1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0000" model="account.account.template"&gt;<text:tab/><text:tab/><text:tab/>&lt;field name="code"&gt;1-120000&lt;/field&gt;<text:tab/><text:tab/><text:tab/>&lt;field name="name"&gt;1-Activo fijo&lt;/field&gt;<text:tab/><text:tab/><text:tab/>&lt;field name="shortcut"&gt;1-AF&lt;/field&gt;<text:tab/><text:tab/><text:tab/>&lt;field name="parent_id" ref="1-1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34]&gt;[.A35];[.A34]=[.A35]);[.A34]&lt;&gt;7))" office:value-type="float" office:value="1">
              <text:p>1</text:p>
            </table:table-cell>
            <table:table-cell table:style-name="ce8" table:formula="of:=IF(EXACT([.A35];1);CELL(&quot;Row&quot;;[.C35]);[.C34])" office:value-type="float" office:value="2">
              <text:p>2</text:p>
            </table:table-cell>
            <table:table-cell table:style-name="ce8" table:formula="of:=IF(EXACT([.$A35];1);0;IF(EXACT([.$A35];2);[.D34]+1;[.D34]))" office:value-type="float" office:value="1">
              <text:p>1</text:p>
            </table:table-cell>
            <table:table-cell table:style-name="ce8" table:formula="of:=['Code format'.$C$2]&amp;TEXT([.D35];['Code format'.$B$2])&amp;['Code format'.$D$2]" office:value-type="string" office:string-value="1">
              <text:p>1</text:p>
            </table:table-cell>
            <table:table-cell table:style-name="ce8" table:formula="of:=IF(EXACT([.C34];[.C35]);IF(EXACT([.D34];[.D35]);[.F34];CELL(&quot;Row&quot;;[.F35]));[.C35])" office:value-type="float" office:value="3">
              <text:p>3</text:p>
            </table:table-cell>
            <table:table-cell table:style-name="ce8" table:formula="of:=IF(AND([.$A35]&lt;=[.H$1];[.$A34]&gt;[.$A35]);0;IF(EXACT([.$A35];[.H$1]+1);[.G34]+1;[.G34]))" office:value-type="float" office:value="2">
              <text:p>2</text:p>
            </table:table-cell>
            <table:table-cell table:style-name="ce8" table:formula="of:=['Code format'.$C$3]&amp;TEXT([.G35];['Code format'.$B$3])&amp;['Code format'.$D$3]" office:value-type="string" office:string-value="2">
              <text:p>2</text:p>
            </table:table-cell>
            <table:table-cell table:style-name="ce8" table:formula="of:=IF(EXACT([.F34];[.F35]);IF(EXACT([.G34];[.G35]);[.I34];CELL(&quot;Row&quot;;[.I35]));[.F35])" office:value-type="float" office:value="34">
              <text:p>34</text:p>
            </table:table-cell>
            <table:table-cell table:style-name="ce8" table:formula="of:=IF(AND([.$A35]&lt;=[.K$1];[.$A34]&gt;[.$A35]);0;IF(EXACT([.$A35];[.K$1]+1);[.J34]+1;[.J34]))" office:value-type="float" office:value="1">
              <text:p>1</text:p>
            </table:table-cell>
            <table:table-cell table:style-name="ce8" table:formula="of:=['Code format'.$C$4]&amp;TEXT([.J35];['Code format'.$B$4])&amp;['Code format'.$D$4]" office:value-type="string" office:string-value="1">
              <text:p>1</text:p>
            </table:table-cell>
            <table:table-cell table:style-name="ce8" table:formula="of:=IF(EXACT([.I34];[.I35]);IF(EXACT([.J34];[.J35]);[.L34];CELL(&quot;Row&quot;;[.L35]));[.I35])" office:value-type="float" office:value="35">
              <text:p>35</text:p>
            </table:table-cell>
            <table:table-cell table:style-name="ce8" table:formula="of:=IF(AND([.$A35]&lt;=[.N$1];[.$A34]&gt;[.$A35]);0;IF(EXACT([.$A35];[.N$1]+1);[.M34]+1;[.M34]))" office:value-type="float" office:value="0">
              <text:p>0</text:p>
            </table:table-cell>
            <table:table-cell table:style-name="ce8" table:formula="of:=['Code format'.$C$5]&amp;TEXT([.M35];['Code format'.$B$5])&amp;['Code format'.$D$5]" office:value-type="string" office:string-value="0">
              <text:p>0</text:p>
            </table:table-cell>
            <table:table-cell table:style-name="ce8" table:formula="of:=IF(EXACT([.L34];[.L35]);IF(EXACT([.M34];[.M35]);[.O34];CELL(&quot;Row&quot;;[.O35]));[.L35])" office:value-type="float" office:value="35">
              <text:p>35</text:p>
            </table:table-cell>
            <table:table-cell table:style-name="ce8" table:formula="of:=IF(AND([.$A35]&lt;=[.Q$1];[.$A34]&gt;[.$A35]);0;IF(EXACT([.$A35];[.Q$1]+1);[.P34]+1;[.P34]))" office:value-type="float" office:value="0">
              <text:p>0</text:p>
            </table:table-cell>
            <table:table-cell table:style-name="ce8" table:formula="of:=['Code format'.$C$6]&amp;TEXT([.P35];['Code format'.$B$6])&amp;['Code format'.$D$6]" office:value-type="string" office:string-value="0">
              <text:p>0</text:p>
            </table:table-cell>
            <table:table-cell table:style-name="ce8" table:formula="of:=IF(EXACT([.O34];[.O35]);IF(EXACT([.P34];[.P35]);[.R34];CELL(&quot;Row&quot;;[.R35]));[.O35])" office:value-type="float" office:value="35">
              <text:p>35</text:p>
            </table:table-cell>
            <table:table-cell table:style-name="ce8" table:formula="of:=IF(AND([.$A35]&lt;=[.T$1];[.$A34]&gt;[.$A35]);0;IF(EXACT([.$A35];[.T$1]+1);[.S34]+1;[.S34]))" office:value-type="float" office:value="0">
              <text:p>0</text:p>
            </table:table-cell>
            <table:table-cell table:style-name="ce8" table:formula="of:=['Code format'.$C$7]&amp;TEXT([.S35];['Code format'.$B$7])&amp;['Code format'.$D$7]" office:value-type="string" office:string-value="0">
              <text:p>0</text:p>
            </table:table-cell>
            <table:table-cell table:style-name="ce8" table:formula="of:=IF(EXACT([.R34];[.R35]);IF(EXACT([.S34];[.S35]);[.U34];CELL(&quot;Row&quot;;[.U35]));[.R35])" office:value-type="float" office:value="35">
              <text:p>35</text:p>
            </table:table-cell>
            <table:table-cell table:style-name="Nivel4" table:formula="of:=CONCATENATE([.E35];[.H35];[.K35];[.N35];[.Q35];[.T35])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121000">
              <text:p>121000</text:p>
            </table:table-cell>
            <table:table-cell table:style-name="ce9" office:value-type="string">
              <text:p>No-Dep</text:p>
            </table:table-cell>
            <table:table-cell table:style-name="ce9" office:value-type="string">
              <text:p>Activo fijo no depreciable</text:p>
            </table:table-cell>
            <table:table-cell table:style-name="Nivel4" table:formula="of:=[.X35]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Activo fijo no depreciable">
              <text:p>Activo fijo no depreciable</text:p>
            </table:table-cell>
            <table:table-cell table:style-name="Datos" table:formula="of:=IF(EXACT([.A35];1);&quot;&quot;;IF(EXACT([.A35];2);INDIRECT(CONCATENATE(&quot;V&quot;;[.C35]));IF(EXACT([.A35];3);INDIRECT(CONCATENATE(&quot;V&quot;;[.F35]));IF(EXACT([.A35];4);INDIRECT(CONCATENATE(&quot;V&quot;;[.I35]));IF(EXACT([.A35];5);INDIRECT(CONCATENATE(&quot;V&quot;;[.L35]));IF(EXACT([.A35];6);INDIRECT(CONCATENATE(&quot;V&quot;;[.O35]));IF(EXACT([.A35];7);INDIRECT(CONCATENATE(&quot;V&quot;;[.R35])))))))))" office:value-type="string" office:string-value="120000">
              <text:p>12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35];7));NOT(EXACT([.AB35];&quot;view&quot;)));AND(EXACT([.A35];7);EXACT([.AB35];&quot;view&quot;))))" office:value-type="float" office:value="1">
              <text:p>1</text:p>
            </table:table-cell>
            <table:table-cell table:style-name="Datos" table:formula="of:=VLOOKUP([.AB35];['account.type'.$A$2:.$I$12];8)" office:value-type="string" office:string-value="view">
              <text:p>view</text:p>
            </table:table-cell>
            <table:table-cell table:style-name="Datos" table:formula="of:=VLOOKUP([.AB3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5];1);CHAR(9)&amp;CHAR(9)&amp;&quot;&lt;record id=&quot;&quot;account_account_template_&quot;&amp;SUBSTITUTE([.AG$1]&amp;[.$V35];&quot;-&quot;;&quot;_&quot;)&amp;&quot;&quot;&quot; model=&quot;&quot;account.account.template&quot;&quot;&gt;&quot;&amp;CHAR(13)&amp;CHAR(9)&amp;CHAR(9)&amp;CHAR(9)&amp;&quot;&lt;field name=&quot;&quot;code&quot;&quot;&gt;&quot;&amp;[.AG$1]&amp;[.$V35]&amp;&quot;&lt;/field&gt;&quot;&amp;CHAR(13)&amp;CHAR(9)&amp;CHAR(9)&amp;CHAR(9)&amp;&quot;&lt;field name=&quot;&quot;name&quot;&quot;&gt;&quot;&amp;[.AG$1]&amp;[.$Y35]&amp;&quot;&lt;/field&gt;&quot;&amp;CHAR(13)&amp;CHAR(9)&amp;CHAR(9)&amp;CHAR(9)&amp;&quot;&lt;field name=&quot;&quot;shortcut&quot;&quot;&gt;&quot;&amp;IF(EXACT([.$W35];&quot;&quot;);&quot;&quot;;[.AG$1]&amp;[.$W35])&amp;&quot;&lt;/field&gt;&quot;&amp;CHAR(13)&amp;CHAR(9)&amp;CHAR(9)&amp;CHAR(9)&amp;&quot;&lt;field name=&quot;&quot;parent_id&quot;&quot; ref=&quot;&quot;&quot;&amp;IF(EXACT([.$Z35];&quot;&quot;);&quot;&quot;;[.AG$1]&amp;[.$Z35])&amp;&quot;&quot;&quot;/&gt;&quot;&amp;CHAR(13)&amp;CHAR(9)&amp;CHAR(9)&amp;CHAR(9)&amp;&quot;&lt;field name=&quot;&quot;user_type&quot;&quot; ref=&quot;&quot;account_account_type_&quot;&amp;[.$AB35]&amp;&quot;&quot;&quot;/&gt;&quot;&amp;CHAR(13)&amp;CHAR(9)&amp;CHAR(9)&amp;CHAR(9)&amp;&quot;&lt;field name=&quot;&quot;currency_id&quot;&quot; ref=&quot;&quot;&quot;&amp;[.AA35]&amp;&quot;&quot;&quot;/&gt;&quot;&amp;CHAR(13)&amp;CHAR(9)&amp;CHAR(9)&amp;CHAR(9)&amp;&quot;&lt;field name=&quot;&quot;type&quot;&quot;&gt;&quot;&amp;[.$AD35]&amp;&quot;&lt;/field&gt;&quot;&amp;CHAR(13)&amp;CHAR(9)&amp;CHAR(9)&amp;CHAR(9)&amp;&quot;&lt;field name=&quot;&quot;reconcile&quot;&quot; eval=&quot;&quot;&quot;&amp;[.$AE35]&amp;&quot;&quot;&quot;/&gt;&quot;&amp;IF(EXACT([.$AF35];&quot;&quot;);&quot;&quot;;CHAR(13)&amp;CHAR(9)&amp;CHAR(9)&amp;CHAR(9)&amp;&quot;&lt;field name=&quot;&quot;tax_ids&quot;&quot;&gt;&quot;&amp;SUBSTITUTE([.$AF3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1000&quot; model=&quot;account.account.template&quot;&gt;&#13;&#9;&#9;&#9;&lt;field name=&quot;code&quot;&gt;0-121000&lt;/field&gt;&#13;&#9;&#9;&#9;&lt;field name=&quot;name&quot;&gt;0-Activo fijo no depreciable&lt;/field&gt;&#13;&#9;&#9;&#9;&lt;field name=&quot;shortcut&quot;&gt;0-No-Dep&lt;/field&gt;&#13;&#9;&#9;&#9;&lt;field name=&quot;parent_id&quot; ref=&quot;0-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1000" model="account.account.template"&gt;<text:tab/><text:tab/><text:tab/>&lt;field name="code"&gt;0-121000&lt;/field&gt;<text:tab/><text:tab/><text:tab/>&lt;field name="name"&gt;0-Activo fijo no depreciable&lt;/field&gt;<text:tab/><text:tab/><text:tab/>&lt;field name="shortcut"&gt;0-No-Dep&lt;/field&gt;<text:tab/><text:tab/><text:tab/>&lt;field name="parent_id" ref="0-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35];1);CHAR(9)&amp;CHAR(9)&amp;&quot;&lt;record id=&quot;&quot;account_account_template_&quot;&amp;SUBSTITUTE([.AH$1]&amp;[.$V35];&quot;-&quot;;&quot;_&quot;)&amp;&quot;&quot;&quot; model=&quot;&quot;account.account.template&quot;&quot;&gt;&quot;&amp;CHAR(13)&amp;CHAR(9)&amp;CHAR(9)&amp;CHAR(9)&amp;&quot;&lt;field name=&quot;&quot;code&quot;&quot;&gt;&quot;&amp;[.AH$1]&amp;[.$V35]&amp;&quot;&lt;/field&gt;&quot;&amp;CHAR(13)&amp;CHAR(9)&amp;CHAR(9)&amp;CHAR(9)&amp;&quot;&lt;field name=&quot;&quot;name&quot;&quot;&gt;&quot;&amp;[.AH$1]&amp;[.$Y35]&amp;&quot;&lt;/field&gt;&quot;&amp;CHAR(13)&amp;CHAR(9)&amp;CHAR(9)&amp;CHAR(9)&amp;&quot;&lt;field name=&quot;&quot;shortcut&quot;&quot;&gt;&quot;&amp;IF(EXACT([.$W35];&quot;&quot;);&quot;&quot;;[.AH$1]&amp;[.$W35])&amp;&quot;&lt;/field&gt;&quot;&amp;CHAR(13)&amp;CHAR(9)&amp;CHAR(9)&amp;CHAR(9)&amp;&quot;&lt;field name=&quot;&quot;parent_id&quot;&quot; ref=&quot;&quot;&quot;&amp;IF(EXACT([.$Z35];&quot;&quot;);&quot;&quot;;[.AH$1]&amp;[.$Z35])&amp;&quot;&quot;&quot;/&gt;&quot;&amp;CHAR(13)&amp;CHAR(9)&amp;CHAR(9)&amp;CHAR(9)&amp;&quot;&lt;field name=&quot;&quot;user_type&quot;&quot; ref=&quot;&quot;account_account_type_&quot;&amp;[.$AB35]&amp;&quot;&quot;&quot;/&gt;&quot;&amp;CHAR(13)&amp;CHAR(9)&amp;CHAR(9)&amp;CHAR(9)&amp;&quot;&lt;field name=&quot;&quot;currency_id&quot;&quot; ref=&quot;&quot;&quot;&amp;[.AB35]&amp;&quot;&quot;&quot;/&gt;&quot;&amp;CHAR(13)&amp;CHAR(9)&amp;CHAR(9)&amp;CHAR(9)&amp;&quot;&lt;field name=&quot;&quot;type&quot;&quot;&gt;&quot;&amp;[.$AD35]&amp;&quot;&lt;/field&gt;&quot;&amp;CHAR(13)&amp;CHAR(9)&amp;CHAR(9)&amp;CHAR(9)&amp;&quot;&lt;field name=&quot;&quot;reconcile&quot;&quot; eval=&quot;&quot;&quot;&amp;[.$AE35]&amp;&quot;&quot;&quot;/&gt;&quot;&amp;IF(EXACT([.$AF35];&quot;&quot;);&quot;&quot;;CHAR(13)&amp;CHAR(9)&amp;CHAR(9)&amp;CHAR(9)&amp;&quot;&lt;field name=&quot;&quot;tax_ids&quot;&quot;&gt;&quot;&amp;SUBSTITUTE([.$AF3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1000&quot; model=&quot;account.account.template&quot;&gt;&#13;&#9;&#9;&#9;&lt;field name=&quot;code&quot;&gt;1-121000&lt;/field&gt;&#13;&#9;&#9;&#9;&lt;field name=&quot;name&quot;&gt;1-Activo fijo no depreciable&lt;/field&gt;&#13;&#9;&#9;&#9;&lt;field name=&quot;shortcut&quot;&gt;1-No-Dep&lt;/field&gt;&#13;&#9;&#9;&#9;&lt;field name=&quot;parent_id&quot; ref=&quot;1-12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1000" model="account.account.template"&gt;<text:tab/><text:tab/><text:tab/>&lt;field name="code"&gt;1-121000&lt;/field&gt;<text:tab/><text:tab/><text:tab/>&lt;field name="name"&gt;1-Activo fijo no depreciable&lt;/field&gt;<text:tab/><text:tab/><text:tab/>&lt;field name="shortcut"&gt;1-No-Dep&lt;/field&gt;<text:tab/><text:tab/><text:tab/>&lt;field name="parent_id" ref="1-12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35]&gt;[.A36];[.A35]=[.A36]);[.A35]&lt;&gt;7))" office:value-type="float" office:value="1">
              <text:p>1</text:p>
            </table:table-cell>
            <table:table-cell table:style-name="ce8" table:formula="of:=IF(EXACT([.A36];1);CELL(&quot;Row&quot;;[.C36]);[.C35])" office:value-type="float" office:value="2">
              <text:p>2</text:p>
            </table:table-cell>
            <table:table-cell table:style-name="ce8" table:formula="of:=IF(EXACT([.$A36];1);0;IF(EXACT([.$A36];2);[.D35]+1;[.D35]))" office:value-type="float" office:value="1">
              <text:p>1</text:p>
            </table:table-cell>
            <table:table-cell table:style-name="ce8" table:formula="of:=['Code format'.$C$2]&amp;TEXT([.D36];['Code format'.$B$2])&amp;['Code format'.$D$2]" office:value-type="string" office:string-value="1">
              <text:p>1</text:p>
            </table:table-cell>
            <table:table-cell table:style-name="ce8" table:formula="of:=IF(EXACT([.C35];[.C36]);IF(EXACT([.D35];[.D36]);[.F35];CELL(&quot;Row&quot;;[.F36]));[.C36])" office:value-type="float" office:value="3">
              <text:p>3</text:p>
            </table:table-cell>
            <table:table-cell table:style-name="ce8" table:formula="of:=IF(AND([.$A36]&lt;=[.H$1];[.$A35]&gt;[.$A36]);0;IF(EXACT([.$A36];[.H$1]+1);[.G35]+1;[.G35]))" office:value-type="float" office:value="2">
              <text:p>2</text:p>
            </table:table-cell>
            <table:table-cell table:style-name="ce8" table:formula="of:=['Code format'.$C$3]&amp;TEXT([.G36];['Code format'.$B$3])&amp;['Code format'.$D$3]" office:value-type="string" office:string-value="2">
              <text:p>2</text:p>
            </table:table-cell>
            <table:table-cell table:style-name="ce8" table:formula="of:=IF(EXACT([.F35];[.F36]);IF(EXACT([.G35];[.G36]);[.I35];CELL(&quot;Row&quot;;[.I36]));[.F36])" office:value-type="float" office:value="34">
              <text:p>34</text:p>
            </table:table-cell>
            <table:table-cell table:style-name="ce8" table:formula="of:=IF(AND([.$A36]&lt;=[.K$1];[.$A35]&gt;[.$A36]);0;IF(EXACT([.$A36];[.K$1]+1);[.J35]+1;[.J35]))" office:value-type="float" office:value="1">
              <text:p>1</text:p>
            </table:table-cell>
            <table:table-cell table:style-name="ce8" table:formula="of:=['Code format'.$C$4]&amp;TEXT([.J36];['Code format'.$B$4])&amp;['Code format'.$D$4]" office:value-type="string" office:string-value="1">
              <text:p>1</text:p>
            </table:table-cell>
            <table:table-cell table:style-name="ce8" table:formula="of:=IF(EXACT([.I35];[.I36]);IF(EXACT([.J35];[.J36]);[.L35];CELL(&quot;Row&quot;;[.L36]));[.I36])" office:value-type="float" office:value="35">
              <text:p>35</text:p>
            </table:table-cell>
            <table:table-cell table:style-name="ce8" table:formula="of:=IF(AND([.$A36]&lt;=[.N$1];[.$A35]&gt;[.$A36]);0;IF(EXACT([.$A36];[.N$1]+1);[.M35]+1;[.M35]))" office:value-type="float" office:value="1">
              <text:p>1</text:p>
            </table:table-cell>
            <table:table-cell table:style-name="ce8" table:formula="of:=['Code format'.$C$5]&amp;TEXT([.M36];['Code format'.$B$5])&amp;['Code format'.$D$5]" office:value-type="string" office:string-value="1">
              <text:p>1</text:p>
            </table:table-cell>
            <table:table-cell table:style-name="ce8" table:formula="of:=IF(EXACT([.L35];[.L36]);IF(EXACT([.M35];[.M36]);[.O35];CELL(&quot;Row&quot;;[.O36]));[.L36])" office:value-type="float" office:value="36">
              <text:p>36</text:p>
            </table:table-cell>
            <table:table-cell table:style-name="ce8" table:formula="of:=IF(AND([.$A36]&lt;=[.Q$1];[.$A35]&gt;[.$A36]);0;IF(EXACT([.$A36];[.Q$1]+1);[.P35]+1;[.P35]))" office:value-type="float" office:value="0">
              <text:p>0</text:p>
            </table:table-cell>
            <table:table-cell table:style-name="ce8" table:formula="of:=['Code format'.$C$6]&amp;TEXT([.P36];['Code format'.$B$6])&amp;['Code format'.$D$6]" office:value-type="string" office:string-value="0">
              <text:p>0</text:p>
            </table:table-cell>
            <table:table-cell table:style-name="ce8" table:formula="of:=IF(EXACT([.O35];[.O36]);IF(EXACT([.P35];[.P36]);[.R35];CELL(&quot;Row&quot;;[.R36]));[.O36])" office:value-type="float" office:value="36">
              <text:p>36</text:p>
            </table:table-cell>
            <table:table-cell table:style-name="ce8" table:formula="of:=IF(AND([.$A36]&lt;=[.T$1];[.$A35]&gt;[.$A36]);0;IF(EXACT([.$A36];[.T$1]+1);[.S35]+1;[.S35]))" office:value-type="float" office:value="0">
              <text:p>0</text:p>
            </table:table-cell>
            <table:table-cell table:style-name="ce8" table:formula="of:=['Code format'.$C$7]&amp;TEXT([.S36];['Code format'.$B$7])&amp;['Code format'.$D$7]" office:value-type="string" office:string-value="0">
              <text:p>0</text:p>
            </table:table-cell>
            <table:table-cell table:style-name="ce8" table:formula="of:=IF(EXACT([.R35];[.R36]);IF(EXACT([.S35];[.S36]);[.U35];CELL(&quot;Row&quot;;[.U36]));[.R36])" office:value-type="float" office:value="36">
              <text:p>36</text:p>
            </table:table-cell>
            <table:table-cell table:style-name="Nivel5" table:formula="of:=CONCATENATE([.E36];[.H36];[.K36];[.N36];[.Q36];[.T36])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121100">
              <text:p>121100</text:p>
            </table:table-cell>
            <table:table-cell table:style-name="ce9" office:value-type="string">
              <text:p>Ter</text:p>
            </table:table-cell>
            <table:table-cell table:style-name="ce9" office:value-type="string">
              <text:p>Terrenos</text:p>
            </table:table-cell>
            <table:table-cell table:style-name="Nivel5" table:formula="of:=[.X36]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Terrenos">
              <text:p>Terrenos</text:p>
            </table:table-cell>
            <table:table-cell table:style-name="Datos" table:formula="of:=IF(EXACT([.A36];1);&quot;&quot;;IF(EXACT([.A36];2);INDIRECT(CONCATENATE(&quot;V&quot;;[.C36]));IF(EXACT([.A36];3);INDIRECT(CONCATENATE(&quot;V&quot;;[.F36]));IF(EXACT([.A36];4);INDIRECT(CONCATENATE(&quot;V&quot;;[.I36]));IF(EXACT([.A36];5);INDIRECT(CONCATENATE(&quot;V&quot;;[.L36]));IF(EXACT([.A36];6);INDIRECT(CONCATENATE(&quot;V&quot;;[.O36]));IF(EXACT([.A36];7);INDIRECT(CONCATENATE(&quot;V&quot;;[.R36])))))))))" office:value-type="string" office:string-value="121000">
              <text:p>12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36];7));NOT(EXACT([.AB36];&quot;view&quot;)));AND(EXACT([.A36];7);EXACT([.AB36];&quot;view&quot;))))" office:value-type="float" office:value="1">
              <text:p>1</text:p>
            </table:table-cell>
            <table:table-cell table:style-name="Datos" table:formula="of:=VLOOKUP([.AB36];['account.type'.$A$2:.$I$12];8)" office:value-type="string" office:string-value="view">
              <text:p>view</text:p>
            </table:table-cell>
            <table:table-cell table:style-name="Datos" table:formula="of:=VLOOKUP([.AB3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6];1);CHAR(9)&amp;CHAR(9)&amp;&quot;&lt;record id=&quot;&quot;account_account_template_&quot;&amp;SUBSTITUTE([.AG$1]&amp;[.$V36];&quot;-&quot;;&quot;_&quot;)&amp;&quot;&quot;&quot; model=&quot;&quot;account.account.template&quot;&quot;&gt;&quot;&amp;CHAR(13)&amp;CHAR(9)&amp;CHAR(9)&amp;CHAR(9)&amp;&quot;&lt;field name=&quot;&quot;code&quot;&quot;&gt;&quot;&amp;[.AG$1]&amp;[.$V36]&amp;&quot;&lt;/field&gt;&quot;&amp;CHAR(13)&amp;CHAR(9)&amp;CHAR(9)&amp;CHAR(9)&amp;&quot;&lt;field name=&quot;&quot;name&quot;&quot;&gt;&quot;&amp;[.AG$1]&amp;[.$Y36]&amp;&quot;&lt;/field&gt;&quot;&amp;CHAR(13)&amp;CHAR(9)&amp;CHAR(9)&amp;CHAR(9)&amp;&quot;&lt;field name=&quot;&quot;shortcut&quot;&quot;&gt;&quot;&amp;IF(EXACT([.$W36];&quot;&quot;);&quot;&quot;;[.AG$1]&amp;[.$W36])&amp;&quot;&lt;/field&gt;&quot;&amp;CHAR(13)&amp;CHAR(9)&amp;CHAR(9)&amp;CHAR(9)&amp;&quot;&lt;field name=&quot;&quot;parent_id&quot;&quot; ref=&quot;&quot;&quot;&amp;IF(EXACT([.$Z36];&quot;&quot;);&quot;&quot;;[.AG$1]&amp;[.$Z36])&amp;&quot;&quot;&quot;/&gt;&quot;&amp;CHAR(13)&amp;CHAR(9)&amp;CHAR(9)&amp;CHAR(9)&amp;&quot;&lt;field name=&quot;&quot;user_type&quot;&quot; ref=&quot;&quot;account_account_type_&quot;&amp;[.$AB36]&amp;&quot;&quot;&quot;/&gt;&quot;&amp;CHAR(13)&amp;CHAR(9)&amp;CHAR(9)&amp;CHAR(9)&amp;&quot;&lt;field name=&quot;&quot;currency_id&quot;&quot; ref=&quot;&quot;&quot;&amp;[.AA36]&amp;&quot;&quot;&quot;/&gt;&quot;&amp;CHAR(13)&amp;CHAR(9)&amp;CHAR(9)&amp;CHAR(9)&amp;&quot;&lt;field name=&quot;&quot;type&quot;&quot;&gt;&quot;&amp;[.$AD36]&amp;&quot;&lt;/field&gt;&quot;&amp;CHAR(13)&amp;CHAR(9)&amp;CHAR(9)&amp;CHAR(9)&amp;&quot;&lt;field name=&quot;&quot;reconcile&quot;&quot; eval=&quot;&quot;&quot;&amp;[.$AE36]&amp;&quot;&quot;&quot;/&gt;&quot;&amp;IF(EXACT([.$AF36];&quot;&quot;);&quot;&quot;;CHAR(13)&amp;CHAR(9)&amp;CHAR(9)&amp;CHAR(9)&amp;&quot;&lt;field name=&quot;&quot;tax_ids&quot;&quot;&gt;&quot;&amp;SUBSTITUTE([.$AF3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1100&quot; model=&quot;account.account.template&quot;&gt;&#13;&#9;&#9;&#9;&lt;field name=&quot;code&quot;&gt;0-121100&lt;/field&gt;&#13;&#9;&#9;&#9;&lt;field name=&quot;name&quot;&gt;0-Terrenos&lt;/field&gt;&#13;&#9;&#9;&#9;&lt;field name=&quot;shortcut&quot;&gt;0-Ter&lt;/field&gt;&#13;&#9;&#9;&#9;&lt;field name=&quot;parent_id&quot; ref=&quot;0-12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1100" model="account.account.template"&gt;<text:tab/><text:tab/><text:tab/>&lt;field name="code"&gt;0-121100&lt;/field&gt;<text:tab/><text:tab/><text:tab/>&lt;field name="name"&gt;0-Terrenos&lt;/field&gt;<text:tab/><text:tab/><text:tab/>&lt;field name="shortcut"&gt;0-Ter&lt;/field&gt;<text:tab/><text:tab/><text:tab/>&lt;field name="parent_id" ref="0-12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36];1);CHAR(9)&amp;CHAR(9)&amp;&quot;&lt;record id=&quot;&quot;account_account_template_&quot;&amp;SUBSTITUTE([.AH$1]&amp;[.$V36];&quot;-&quot;;&quot;_&quot;)&amp;&quot;&quot;&quot; model=&quot;&quot;account.account.template&quot;&quot;&gt;&quot;&amp;CHAR(13)&amp;CHAR(9)&amp;CHAR(9)&amp;CHAR(9)&amp;&quot;&lt;field name=&quot;&quot;code&quot;&quot;&gt;&quot;&amp;[.AH$1]&amp;[.$V36]&amp;&quot;&lt;/field&gt;&quot;&amp;CHAR(13)&amp;CHAR(9)&amp;CHAR(9)&amp;CHAR(9)&amp;&quot;&lt;field name=&quot;&quot;name&quot;&quot;&gt;&quot;&amp;[.AH$1]&amp;[.$Y36]&amp;&quot;&lt;/field&gt;&quot;&amp;CHAR(13)&amp;CHAR(9)&amp;CHAR(9)&amp;CHAR(9)&amp;&quot;&lt;field name=&quot;&quot;shortcut&quot;&quot;&gt;&quot;&amp;IF(EXACT([.$W36];&quot;&quot;);&quot;&quot;;[.AH$1]&amp;[.$W36])&amp;&quot;&lt;/field&gt;&quot;&amp;CHAR(13)&amp;CHAR(9)&amp;CHAR(9)&amp;CHAR(9)&amp;&quot;&lt;field name=&quot;&quot;parent_id&quot;&quot; ref=&quot;&quot;&quot;&amp;IF(EXACT([.$Z36];&quot;&quot;);&quot;&quot;;[.AH$1]&amp;[.$Z36])&amp;&quot;&quot;&quot;/&gt;&quot;&amp;CHAR(13)&amp;CHAR(9)&amp;CHAR(9)&amp;CHAR(9)&amp;&quot;&lt;field name=&quot;&quot;user_type&quot;&quot; ref=&quot;&quot;account_account_type_&quot;&amp;[.$AB36]&amp;&quot;&quot;&quot;/&gt;&quot;&amp;CHAR(13)&amp;CHAR(9)&amp;CHAR(9)&amp;CHAR(9)&amp;&quot;&lt;field name=&quot;&quot;currency_id&quot;&quot; ref=&quot;&quot;&quot;&amp;[.AB36]&amp;&quot;&quot;&quot;/&gt;&quot;&amp;CHAR(13)&amp;CHAR(9)&amp;CHAR(9)&amp;CHAR(9)&amp;&quot;&lt;field name=&quot;&quot;type&quot;&quot;&gt;&quot;&amp;[.$AD36]&amp;&quot;&lt;/field&gt;&quot;&amp;CHAR(13)&amp;CHAR(9)&amp;CHAR(9)&amp;CHAR(9)&amp;&quot;&lt;field name=&quot;&quot;reconcile&quot;&quot; eval=&quot;&quot;&quot;&amp;[.$AE36]&amp;&quot;&quot;&quot;/&gt;&quot;&amp;IF(EXACT([.$AF36];&quot;&quot;);&quot;&quot;;CHAR(13)&amp;CHAR(9)&amp;CHAR(9)&amp;CHAR(9)&amp;&quot;&lt;field name=&quot;&quot;tax_ids&quot;&quot;&gt;&quot;&amp;SUBSTITUTE([.$AF3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1100&quot; model=&quot;account.account.template&quot;&gt;&#13;&#9;&#9;&#9;&lt;field name=&quot;code&quot;&gt;1-121100&lt;/field&gt;&#13;&#9;&#9;&#9;&lt;field name=&quot;name&quot;&gt;1-Terrenos&lt;/field&gt;&#13;&#9;&#9;&#9;&lt;field name=&quot;shortcut&quot;&gt;1-Ter&lt;/field&gt;&#13;&#9;&#9;&#9;&lt;field name=&quot;parent_id&quot; ref=&quot;1-12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1100" model="account.account.template"&gt;<text:tab/><text:tab/><text:tab/>&lt;field name="code"&gt;1-121100&lt;/field&gt;<text:tab/><text:tab/><text:tab/>&lt;field name="name"&gt;1-Terrenos&lt;/field&gt;<text:tab/><text:tab/><text:tab/>&lt;field name="shortcut"&gt;1-Ter&lt;/field&gt;<text:tab/><text:tab/><text:tab/>&lt;field name="parent_id" ref="1-12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36]&gt;[.A37];[.A36]=[.A37]);[.A36]&lt;&gt;7))" office:value-type="float" office:value="1">
              <text:p>1</text:p>
            </table:table-cell>
            <table:table-cell table:style-name="ce8" table:formula="of:=IF(EXACT([.A37];1);CELL(&quot;Row&quot;;[.C37]);[.C36])" office:value-type="float" office:value="2">
              <text:p>2</text:p>
            </table:table-cell>
            <table:table-cell table:style-name="ce8" table:formula="of:=IF(EXACT([.$A37];1);0;IF(EXACT([.$A37];2);[.D36]+1;[.D36]))" office:value-type="float" office:value="1">
              <text:p>1</text:p>
            </table:table-cell>
            <table:table-cell table:style-name="ce8" table:formula="of:=['Code format'.$C$2]&amp;TEXT([.D37];['Code format'.$B$2])&amp;['Code format'.$D$2]" office:value-type="string" office:string-value="1">
              <text:p>1</text:p>
            </table:table-cell>
            <table:table-cell table:style-name="ce8" table:formula="of:=IF(EXACT([.C36];[.C37]);IF(EXACT([.D36];[.D37]);[.F36];CELL(&quot;Row&quot;;[.F37]));[.C37])" office:value-type="float" office:value="3">
              <text:p>3</text:p>
            </table:table-cell>
            <table:table-cell table:style-name="ce8" table:formula="of:=IF(AND([.$A37]&lt;=[.H$1];[.$A36]&gt;[.$A37]);0;IF(EXACT([.$A37];[.H$1]+1);[.G36]+1;[.G36]))" office:value-type="float" office:value="2">
              <text:p>2</text:p>
            </table:table-cell>
            <table:table-cell table:style-name="ce8" table:formula="of:=['Code format'.$C$3]&amp;TEXT([.G37];['Code format'.$B$3])&amp;['Code format'.$D$3]" office:value-type="string" office:string-value="2">
              <text:p>2</text:p>
            </table:table-cell>
            <table:table-cell table:style-name="ce8" table:formula="of:=IF(EXACT([.F36];[.F37]);IF(EXACT([.G36];[.G37]);[.I36];CELL(&quot;Row&quot;;[.I37]));[.F37])" office:value-type="float" office:value="34">
              <text:p>34</text:p>
            </table:table-cell>
            <table:table-cell table:style-name="ce8" table:formula="of:=IF(AND([.$A37]&lt;=[.K$1];[.$A36]&gt;[.$A37]);0;IF(EXACT([.$A37];[.K$1]+1);[.J36]+1;[.J36]))" office:value-type="float" office:value="1">
              <text:p>1</text:p>
            </table:table-cell>
            <table:table-cell table:style-name="ce8" table:formula="of:=['Code format'.$C$4]&amp;TEXT([.J37];['Code format'.$B$4])&amp;['Code format'.$D$4]" office:value-type="string" office:string-value="1">
              <text:p>1</text:p>
            </table:table-cell>
            <table:table-cell table:style-name="ce8" table:formula="of:=IF(EXACT([.I36];[.I37]);IF(EXACT([.J36];[.J37]);[.L36];CELL(&quot;Row&quot;;[.L37]));[.I37])" office:value-type="float" office:value="35">
              <text:p>35</text:p>
            </table:table-cell>
            <table:table-cell table:style-name="ce8" table:formula="of:=IF(AND([.$A37]&lt;=[.N$1];[.$A36]&gt;[.$A37]);0;IF(EXACT([.$A37];[.N$1]+1);[.M36]+1;[.M36]))" office:value-type="float" office:value="1">
              <text:p>1</text:p>
            </table:table-cell>
            <table:table-cell table:style-name="ce8" table:formula="of:=['Code format'.$C$5]&amp;TEXT([.M37];['Code format'.$B$5])&amp;['Code format'.$D$5]" office:value-type="string" office:string-value="1">
              <text:p>1</text:p>
            </table:table-cell>
            <table:table-cell table:style-name="ce8" table:formula="of:=IF(EXACT([.L36];[.L37]);IF(EXACT([.M36];[.M37]);[.O36];CELL(&quot;Row&quot;;[.O37]));[.L37])" office:value-type="float" office:value="36">
              <text:p>36</text:p>
            </table:table-cell>
            <table:table-cell table:style-name="ce8" table:formula="of:=IF(AND([.$A37]&lt;=[.Q$1];[.$A36]&gt;[.$A37]);0;IF(EXACT([.$A37];[.Q$1]+1);[.P36]+1;[.P36]))" office:value-type="float" office:value="1">
              <text:p>1</text:p>
            </table:table-cell>
            <table:table-cell table:style-name="ce8" table:formula="of:=['Code format'.$C$6]&amp;TEXT([.P37];['Code format'.$B$6])&amp;['Code format'.$D$6]" office:value-type="string" office:string-value="1">
              <text:p>1</text:p>
            </table:table-cell>
            <table:table-cell table:style-name="ce8" table:formula="of:=IF(EXACT([.O36];[.O37]);IF(EXACT([.P36];[.P37]);[.R36];CELL(&quot;Row&quot;;[.R37]));[.O37])" office:value-type="float" office:value="37">
              <text:p>37</text:p>
            </table:table-cell>
            <table:table-cell table:style-name="ce8" table:formula="of:=IF(AND([.$A37]&lt;=[.T$1];[.$A36]&gt;[.$A37]);0;IF(EXACT([.$A37];[.T$1]+1);[.S36]+1;[.S36]))" office:value-type="float" office:value="0">
              <text:p>0</text:p>
            </table:table-cell>
            <table:table-cell table:style-name="ce8" table:formula="of:=['Code format'.$C$7]&amp;TEXT([.S37];['Code format'.$B$7])&amp;['Code format'.$D$7]" office:value-type="string" office:string-value="0">
              <text:p>0</text:p>
            </table:table-cell>
            <table:table-cell table:style-name="ce8" table:formula="of:=IF(EXACT([.R36];[.R37]);IF(EXACT([.S36];[.S37]);[.U36];CELL(&quot;Row&quot;;[.U37]));[.R37])" office:value-type="float" office:value="37">
              <text:p>37</text:p>
            </table:table-cell>
            <table:table-cell table:style-name="Nivel6" table:formula="of:=CONCATENATE([.E37];[.H37];[.K37];[.N37];[.Q37];[.T37])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121110">
              <text:p>121110</text:p>
            </table:table-cell>
            <table:table-cell table:style-name="ce9" office:value-type="string">
              <text:p>VO</text:p>
            </table:table-cell>
            <table:table-cell table:style-name="ce9" office:value-type="string">
              <text:p>Valores originales</text:p>
            </table:table-cell>
            <table:table-cell table:style-name="Nivel6" table:formula="of:=[.X37]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Valores originales">
              <text:p>Valores originales</text:p>
            </table:table-cell>
            <table:table-cell table:style-name="Datos" table:formula="of:=IF(EXACT([.A37];1);&quot;&quot;;IF(EXACT([.A37];2);INDIRECT(CONCATENATE(&quot;V&quot;;[.C37]));IF(EXACT([.A37];3);INDIRECT(CONCATENATE(&quot;V&quot;;[.F37]));IF(EXACT([.A37];4);INDIRECT(CONCATENATE(&quot;V&quot;;[.I37]));IF(EXACT([.A37];5);INDIRECT(CONCATENATE(&quot;V&quot;;[.L37]));IF(EXACT([.A37];6);INDIRECT(CONCATENATE(&quot;V&quot;;[.O37]));IF(EXACT([.A37];7);INDIRECT(CONCATENATE(&quot;V&quot;;[.R37])))))))))" office:value-type="string" office:string-value="121100">
              <text:p>121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37];7));NOT(EXACT([.AB37];&quot;view&quot;)));AND(EXACT([.A37];7);EXACT([.AB37];&quot;view&quot;))))" office:value-type="float" office:value="1">
              <text:p>1</text:p>
            </table:table-cell>
            <table:table-cell table:style-name="Datos" table:formula="of:=VLOOKUP([.AB37];['account.type'.$A$2:.$I$12];8)" office:value-type="string" office:string-value="view">
              <text:p>view</text:p>
            </table:table-cell>
            <table:table-cell table:style-name="Datos" table:formula="of:=VLOOKUP([.AB3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7];1);CHAR(9)&amp;CHAR(9)&amp;&quot;&lt;record id=&quot;&quot;account_account_template_&quot;&amp;SUBSTITUTE([.AG$1]&amp;[.$V37];&quot;-&quot;;&quot;_&quot;)&amp;&quot;&quot;&quot; model=&quot;&quot;account.account.template&quot;&quot;&gt;&quot;&amp;CHAR(13)&amp;CHAR(9)&amp;CHAR(9)&amp;CHAR(9)&amp;&quot;&lt;field name=&quot;&quot;code&quot;&quot;&gt;&quot;&amp;[.AG$1]&amp;[.$V37]&amp;&quot;&lt;/field&gt;&quot;&amp;CHAR(13)&amp;CHAR(9)&amp;CHAR(9)&amp;CHAR(9)&amp;&quot;&lt;field name=&quot;&quot;name&quot;&quot;&gt;&quot;&amp;[.AG$1]&amp;[.$Y37]&amp;&quot;&lt;/field&gt;&quot;&amp;CHAR(13)&amp;CHAR(9)&amp;CHAR(9)&amp;CHAR(9)&amp;&quot;&lt;field name=&quot;&quot;shortcut&quot;&quot;&gt;&quot;&amp;IF(EXACT([.$W37];&quot;&quot;);&quot;&quot;;[.AG$1]&amp;[.$W37])&amp;&quot;&lt;/field&gt;&quot;&amp;CHAR(13)&amp;CHAR(9)&amp;CHAR(9)&amp;CHAR(9)&amp;&quot;&lt;field name=&quot;&quot;parent_id&quot;&quot; ref=&quot;&quot;&quot;&amp;IF(EXACT([.$Z37];&quot;&quot;);&quot;&quot;;[.AG$1]&amp;[.$Z37])&amp;&quot;&quot;&quot;/&gt;&quot;&amp;CHAR(13)&amp;CHAR(9)&amp;CHAR(9)&amp;CHAR(9)&amp;&quot;&lt;field name=&quot;&quot;user_type&quot;&quot; ref=&quot;&quot;account_account_type_&quot;&amp;[.$AB37]&amp;&quot;&quot;&quot;/&gt;&quot;&amp;CHAR(13)&amp;CHAR(9)&amp;CHAR(9)&amp;CHAR(9)&amp;&quot;&lt;field name=&quot;&quot;currency_id&quot;&quot; ref=&quot;&quot;&quot;&amp;[.AA37]&amp;&quot;&quot;&quot;/&gt;&quot;&amp;CHAR(13)&amp;CHAR(9)&amp;CHAR(9)&amp;CHAR(9)&amp;&quot;&lt;field name=&quot;&quot;type&quot;&quot;&gt;&quot;&amp;[.$AD37]&amp;&quot;&lt;/field&gt;&quot;&amp;CHAR(13)&amp;CHAR(9)&amp;CHAR(9)&amp;CHAR(9)&amp;&quot;&lt;field name=&quot;&quot;reconcile&quot;&quot; eval=&quot;&quot;&quot;&amp;[.$AE37]&amp;&quot;&quot;&quot;/&gt;&quot;&amp;IF(EXACT([.$AF37];&quot;&quot;);&quot;&quot;;CHAR(13)&amp;CHAR(9)&amp;CHAR(9)&amp;CHAR(9)&amp;&quot;&lt;field name=&quot;&quot;tax_ids&quot;&quot;&gt;&quot;&amp;SUBSTITUTE([.$AF3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1110&quot; model=&quot;account.account.template&quot;&gt;&#13;&#9;&#9;&#9;&lt;field name=&quot;code&quot;&gt;0-121110&lt;/field&gt;&#13;&#9;&#9;&#9;&lt;field name=&quot;name&quot;&gt;0-Valores originales&lt;/field&gt;&#13;&#9;&#9;&#9;&lt;field name=&quot;shortcut&quot;&gt;0-VO&lt;/field&gt;&#13;&#9;&#9;&#9;&lt;field name=&quot;parent_id&quot; ref=&quot;0-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1110" model="account.account.template"&gt;<text:tab/><text:tab/><text:tab/>&lt;field name="code"&gt;0-121110&lt;/field&gt;<text:tab/><text:tab/><text:tab/>&lt;field name="name"&gt;0-Valores originales&lt;/field&gt;<text:tab/><text:tab/><text:tab/>&lt;field name="shortcut"&gt;0-VO&lt;/field&gt;<text:tab/><text:tab/><text:tab/>&lt;field name="parent_id" ref="0-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37];1);CHAR(9)&amp;CHAR(9)&amp;&quot;&lt;record id=&quot;&quot;account_account_template_&quot;&amp;SUBSTITUTE([.AH$1]&amp;[.$V37];&quot;-&quot;;&quot;_&quot;)&amp;&quot;&quot;&quot; model=&quot;&quot;account.account.template&quot;&quot;&gt;&quot;&amp;CHAR(13)&amp;CHAR(9)&amp;CHAR(9)&amp;CHAR(9)&amp;&quot;&lt;field name=&quot;&quot;code&quot;&quot;&gt;&quot;&amp;[.AH$1]&amp;[.$V37]&amp;&quot;&lt;/field&gt;&quot;&amp;CHAR(13)&amp;CHAR(9)&amp;CHAR(9)&amp;CHAR(9)&amp;&quot;&lt;field name=&quot;&quot;name&quot;&quot;&gt;&quot;&amp;[.AH$1]&amp;[.$Y37]&amp;&quot;&lt;/field&gt;&quot;&amp;CHAR(13)&amp;CHAR(9)&amp;CHAR(9)&amp;CHAR(9)&amp;&quot;&lt;field name=&quot;&quot;shortcut&quot;&quot;&gt;&quot;&amp;IF(EXACT([.$W37];&quot;&quot;);&quot;&quot;;[.AH$1]&amp;[.$W37])&amp;&quot;&lt;/field&gt;&quot;&amp;CHAR(13)&amp;CHAR(9)&amp;CHAR(9)&amp;CHAR(9)&amp;&quot;&lt;field name=&quot;&quot;parent_id&quot;&quot; ref=&quot;&quot;&quot;&amp;IF(EXACT([.$Z37];&quot;&quot;);&quot;&quot;;[.AH$1]&amp;[.$Z37])&amp;&quot;&quot;&quot;/&gt;&quot;&amp;CHAR(13)&amp;CHAR(9)&amp;CHAR(9)&amp;CHAR(9)&amp;&quot;&lt;field name=&quot;&quot;user_type&quot;&quot; ref=&quot;&quot;account_account_type_&quot;&amp;[.$AB37]&amp;&quot;&quot;&quot;/&gt;&quot;&amp;CHAR(13)&amp;CHAR(9)&amp;CHAR(9)&amp;CHAR(9)&amp;&quot;&lt;field name=&quot;&quot;currency_id&quot;&quot; ref=&quot;&quot;&quot;&amp;[.AB37]&amp;&quot;&quot;&quot;/&gt;&quot;&amp;CHAR(13)&amp;CHAR(9)&amp;CHAR(9)&amp;CHAR(9)&amp;&quot;&lt;field name=&quot;&quot;type&quot;&quot;&gt;&quot;&amp;[.$AD37]&amp;&quot;&lt;/field&gt;&quot;&amp;CHAR(13)&amp;CHAR(9)&amp;CHAR(9)&amp;CHAR(9)&amp;&quot;&lt;field name=&quot;&quot;reconcile&quot;&quot; eval=&quot;&quot;&quot;&amp;[.$AE37]&amp;&quot;&quot;&quot;/&gt;&quot;&amp;IF(EXACT([.$AF37];&quot;&quot;);&quot;&quot;;CHAR(13)&amp;CHAR(9)&amp;CHAR(9)&amp;CHAR(9)&amp;&quot;&lt;field name=&quot;&quot;tax_ids&quot;&quot;&gt;&quot;&amp;SUBSTITUTE([.$AF3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1110&quot; model=&quot;account.account.template&quot;&gt;&#13;&#9;&#9;&#9;&lt;field name=&quot;code&quot;&gt;1-121110&lt;/field&gt;&#13;&#9;&#9;&#9;&lt;field name=&quot;name&quot;&gt;1-Valores originales&lt;/field&gt;&#13;&#9;&#9;&#9;&lt;field name=&quot;shortcut&quot;&gt;1-VO&lt;/field&gt;&#13;&#9;&#9;&#9;&lt;field name=&quot;parent_id&quot; ref=&quot;1-1211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1110" model="account.account.template"&gt;<text:tab/><text:tab/><text:tab/>&lt;field name="code"&gt;1-121110&lt;/field&gt;<text:tab/><text:tab/><text:tab/>&lt;field name="name"&gt;1-Valores originales&lt;/field&gt;<text:tab/><text:tab/><text:tab/>&lt;field name="shortcut"&gt;1-VO&lt;/field&gt;<text:tab/><text:tab/><text:tab/>&lt;field name="parent_id" ref="1-1211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37]&gt;[.A38];[.A37]=[.A38]);[.A37]&lt;&gt;7))" office:value-type="float" office:value="1">
              <text:p>1</text:p>
            </table:table-cell>
            <table:table-cell table:style-name="ce8" table:formula="of:=IF(EXACT([.A38];1);CELL(&quot;Row&quot;;[.C38]);[.C37])" office:value-type="float" office:value="2">
              <text:p>2</text:p>
            </table:table-cell>
            <table:table-cell table:style-name="ce8" table:formula="of:=IF(EXACT([.$A38];1);0;IF(EXACT([.$A38];2);[.D37]+1;[.D37]))" office:value-type="float" office:value="1">
              <text:p>1</text:p>
            </table:table-cell>
            <table:table-cell table:style-name="ce8" table:formula="of:=['Code format'.$C$2]&amp;TEXT([.D38];['Code format'.$B$2])&amp;['Code format'.$D$2]" office:value-type="string" office:string-value="1">
              <text:p>1</text:p>
            </table:table-cell>
            <table:table-cell table:style-name="ce8" table:formula="of:=IF(EXACT([.C37];[.C38]);IF(EXACT([.D37];[.D38]);[.F37];CELL(&quot;Row&quot;;[.F38]));[.C38])" office:value-type="float" office:value="3">
              <text:p>3</text:p>
            </table:table-cell>
            <table:table-cell table:style-name="ce8" table:formula="of:=IF(AND([.$A38]&lt;=[.H$1];[.$A37]&gt;[.$A38]);0;IF(EXACT([.$A38];[.H$1]+1);[.G37]+1;[.G37]))" office:value-type="float" office:value="2">
              <text:p>2</text:p>
            </table:table-cell>
            <table:table-cell table:style-name="ce8" table:formula="of:=['Code format'.$C$3]&amp;TEXT([.G38];['Code format'.$B$3])&amp;['Code format'.$D$3]" office:value-type="string" office:string-value="2">
              <text:p>2</text:p>
            </table:table-cell>
            <table:table-cell table:style-name="ce8" table:formula="of:=IF(EXACT([.F37];[.F38]);IF(EXACT([.G37];[.G38]);[.I37];CELL(&quot;Row&quot;;[.I38]));[.F38])" office:value-type="float" office:value="34">
              <text:p>34</text:p>
            </table:table-cell>
            <table:table-cell table:style-name="ce8" table:formula="of:=IF(AND([.$A38]&lt;=[.K$1];[.$A37]&gt;[.$A38]);0;IF(EXACT([.$A38];[.K$1]+1);[.J37]+1;[.J37]))" office:value-type="float" office:value="1">
              <text:p>1</text:p>
            </table:table-cell>
            <table:table-cell table:style-name="ce8" table:formula="of:=['Code format'.$C$4]&amp;TEXT([.J38];['Code format'.$B$4])&amp;['Code format'.$D$4]" office:value-type="string" office:string-value="1">
              <text:p>1</text:p>
            </table:table-cell>
            <table:table-cell table:style-name="ce8" table:formula="of:=IF(EXACT([.I37];[.I38]);IF(EXACT([.J37];[.J38]);[.L37];CELL(&quot;Row&quot;;[.L38]));[.I38])" office:value-type="float" office:value="35">
              <text:p>35</text:p>
            </table:table-cell>
            <table:table-cell table:style-name="ce8" table:formula="of:=IF(AND([.$A38]&lt;=[.N$1];[.$A37]&gt;[.$A38]);0;IF(EXACT([.$A38];[.N$1]+1);[.M37]+1;[.M37]))" office:value-type="float" office:value="1">
              <text:p>1</text:p>
            </table:table-cell>
            <table:table-cell table:style-name="ce8" table:formula="of:=['Code format'.$C$5]&amp;TEXT([.M38];['Code format'.$B$5])&amp;['Code format'.$D$5]" office:value-type="string" office:string-value="1">
              <text:p>1</text:p>
            </table:table-cell>
            <table:table-cell table:style-name="ce8" table:formula="of:=IF(EXACT([.L37];[.L38]);IF(EXACT([.M37];[.M38]);[.O37];CELL(&quot;Row&quot;;[.O38]));[.L38])" office:value-type="float" office:value="36">
              <text:p>36</text:p>
            </table:table-cell>
            <table:table-cell table:style-name="ce8" table:formula="of:=IF(AND([.$A38]&lt;=[.Q$1];[.$A37]&gt;[.$A38]);0;IF(EXACT([.$A38];[.Q$1]+1);[.P37]+1;[.P37]))" office:value-type="float" office:value="1">
              <text:p>1</text:p>
            </table:table-cell>
            <table:table-cell table:style-name="ce8" table:formula="of:=['Code format'.$C$6]&amp;TEXT([.P38];['Code format'.$B$6])&amp;['Code format'.$D$6]" office:value-type="string" office:string-value="1">
              <text:p>1</text:p>
            </table:table-cell>
            <table:table-cell table:style-name="ce8" table:formula="of:=IF(EXACT([.O37];[.O38]);IF(EXACT([.P37];[.P38]);[.R37];CELL(&quot;Row&quot;;[.R38]));[.O38])" office:value-type="float" office:value="37">
              <text:p>37</text:p>
            </table:table-cell>
            <table:table-cell table:style-name="ce8" table:formula="of:=IF(AND([.$A38]&lt;=[.T$1];[.$A37]&gt;[.$A38]);0;IF(EXACT([.$A38];[.T$1]+1);[.S37]+1;[.S37]))" office:value-type="float" office:value="1">
              <text:p>1</text:p>
            </table:table-cell>
            <table:table-cell table:style-name="ce8" table:formula="of:=['Code format'.$C$7]&amp;TEXT([.S38];['Code format'.$B$7])&amp;['Code format'.$D$7]" office:value-type="string" office:string-value="1">
              <text:p>1</text:p>
            </table:table-cell>
            <table:table-cell table:style-name="ce8" table:formula="of:=IF(EXACT([.R37];[.R38]);IF(EXACT([.S37];[.S38]);[.U37];CELL(&quot;Row&quot;;[.U38]));[.R38])" office:value-type="float" office:value="38">
              <text:p>38</text:p>
            </table:table-cell>
            <table:table-cell table:style-name="Nivel7" table:formula="of:=CONCATENATE([.E38];[.H38];[.K38];[.N38];[.Q38];[.T38])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121111">
              <text:p>121111</text:p>
            </table:table-cell>
            <table:table-cell table:style-name="ce9"/>
            <table:table-cell table:style-name="ce9" office:value-type="string">
              <text:p>Terreno 1</text:p>
            </table:table-cell>
            <table:table-cell table:style-name="Nivel7" table:formula="of:=[.X38]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Terreno 1">
              <text:p>Terreno 1</text:p>
            </table:table-cell>
            <table:table-cell table:style-name="Datos" table:formula="of:=IF(EXACT([.A38];1);&quot;&quot;;IF(EXACT([.A38];2);INDIRECT(CONCATENATE(&quot;V&quot;;[.C38]));IF(EXACT([.A38];3);INDIRECT(CONCATENATE(&quot;V&quot;;[.F38]));IF(EXACT([.A38];4);INDIRECT(CONCATENATE(&quot;V&quot;;[.I38]));IF(EXACT([.A38];5);INDIRECT(CONCATENATE(&quot;V&quot;;[.L38]));IF(EXACT([.A38];6);INDIRECT(CONCATENATE(&quot;V&quot;;[.O38]));IF(EXACT([.A38];7);INDIRECT(CONCATENATE(&quot;V&quot;;[.R38])))))))))" office:value-type="string" office:string-value="121110">
              <text:p>12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38];7));NOT(EXACT([.AB38];&quot;view&quot;)));AND(EXACT([.A38];7);EXACT([.AB38];&quot;view&quot;))))" office:value-type="float" office:value="1">
              <text:p>1</text:p>
            </table:table-cell>
            <table:table-cell table:style-name="Datos" table:formula="of:=VLOOKUP([.AB38];['account.type'.$A$2:.$I$12];8)" office:value-type="string" office:string-value="other">
              <text:p>other</text:p>
            </table:table-cell>
            <table:table-cell table:style-name="Datos" table:formula="of:=VLOOKUP([.AB38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8];1);CHAR(9)&amp;CHAR(9)&amp;&quot;&lt;record id=&quot;&quot;account_account_template_&quot;&amp;SUBSTITUTE([.AG$1]&amp;[.$V38];&quot;-&quot;;&quot;_&quot;)&amp;&quot;&quot;&quot; model=&quot;&quot;account.account.template&quot;&quot;&gt;&quot;&amp;CHAR(13)&amp;CHAR(9)&amp;CHAR(9)&amp;CHAR(9)&amp;&quot;&lt;field name=&quot;&quot;code&quot;&quot;&gt;&quot;&amp;[.AG$1]&amp;[.$V38]&amp;&quot;&lt;/field&gt;&quot;&amp;CHAR(13)&amp;CHAR(9)&amp;CHAR(9)&amp;CHAR(9)&amp;&quot;&lt;field name=&quot;&quot;name&quot;&quot;&gt;&quot;&amp;[.AG$1]&amp;[.$Y38]&amp;&quot;&lt;/field&gt;&quot;&amp;CHAR(13)&amp;CHAR(9)&amp;CHAR(9)&amp;CHAR(9)&amp;&quot;&lt;field name=&quot;&quot;shortcut&quot;&quot;&gt;&quot;&amp;IF(EXACT([.$W38];&quot;&quot;);&quot;&quot;;[.AG$1]&amp;[.$W38])&amp;&quot;&lt;/field&gt;&quot;&amp;CHAR(13)&amp;CHAR(9)&amp;CHAR(9)&amp;CHAR(9)&amp;&quot;&lt;field name=&quot;&quot;parent_id&quot;&quot; ref=&quot;&quot;&quot;&amp;IF(EXACT([.$Z38];&quot;&quot;);&quot;&quot;;[.AG$1]&amp;[.$Z38])&amp;&quot;&quot;&quot;/&gt;&quot;&amp;CHAR(13)&amp;CHAR(9)&amp;CHAR(9)&amp;CHAR(9)&amp;&quot;&lt;field name=&quot;&quot;user_type&quot;&quot; ref=&quot;&quot;account_account_type_&quot;&amp;[.$AB38]&amp;&quot;&quot;&quot;/&gt;&quot;&amp;CHAR(13)&amp;CHAR(9)&amp;CHAR(9)&amp;CHAR(9)&amp;&quot;&lt;field name=&quot;&quot;currency_id&quot;&quot; ref=&quot;&quot;&quot;&amp;[.AA38]&amp;&quot;&quot;&quot;/&gt;&quot;&amp;CHAR(13)&amp;CHAR(9)&amp;CHAR(9)&amp;CHAR(9)&amp;&quot;&lt;field name=&quot;&quot;type&quot;&quot;&gt;&quot;&amp;[.$AD38]&amp;&quot;&lt;/field&gt;&quot;&amp;CHAR(13)&amp;CHAR(9)&amp;CHAR(9)&amp;CHAR(9)&amp;&quot;&lt;field name=&quot;&quot;reconcile&quot;&quot; eval=&quot;&quot;&quot;&amp;[.$AE38]&amp;&quot;&quot;&quot;/&gt;&quot;&amp;IF(EXACT([.$AF38];&quot;&quot;);&quot;&quot;;CHAR(13)&amp;CHAR(9)&amp;CHAR(9)&amp;CHAR(9)&amp;&quot;&lt;field name=&quot;&quot;tax_ids&quot;&quot;&gt;&quot;&amp;SUBSTITUTE([.$AF3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1111&quot; model=&quot;account.account.template&quot;&gt;&#13;&#9;&#9;&#9;&lt;field name=&quot;code&quot;&gt;0-121111&lt;/field&gt;&#13;&#9;&#9;&#9;&lt;field name=&quot;name&quot;&gt;0-Terreno 1&lt;/field&gt;&#13;&#9;&#9;&#9;&lt;field name=&quot;shortcut&quot;&gt;&lt;/field&gt;&#13;&#9;&#9;&#9;&lt;field name=&quot;parent_id&quot; ref=&quot;0-121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1111" model="account.account.template"&gt;<text:tab/><text:tab/><text:tab/>&lt;field name="code"&gt;0-121111&lt;/field&gt;<text:tab/><text:tab/><text:tab/>&lt;field name="name"&gt;0-Terreno 1&lt;/field&gt;<text:tab/><text:tab/><text:tab/>&lt;field name="shortcut"&gt;&lt;/field&gt;<text:tab/><text:tab/><text:tab/>&lt;field name="parent_id" ref="0-121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38];1);CHAR(9)&amp;CHAR(9)&amp;&quot;&lt;record id=&quot;&quot;account_account_template_&quot;&amp;SUBSTITUTE([.AH$1]&amp;[.$V38];&quot;-&quot;;&quot;_&quot;)&amp;&quot;&quot;&quot; model=&quot;&quot;account.account.template&quot;&quot;&gt;&quot;&amp;CHAR(13)&amp;CHAR(9)&amp;CHAR(9)&amp;CHAR(9)&amp;&quot;&lt;field name=&quot;&quot;code&quot;&quot;&gt;&quot;&amp;[.AH$1]&amp;[.$V38]&amp;&quot;&lt;/field&gt;&quot;&amp;CHAR(13)&amp;CHAR(9)&amp;CHAR(9)&amp;CHAR(9)&amp;&quot;&lt;field name=&quot;&quot;name&quot;&quot;&gt;&quot;&amp;[.AH$1]&amp;[.$Y38]&amp;&quot;&lt;/field&gt;&quot;&amp;CHAR(13)&amp;CHAR(9)&amp;CHAR(9)&amp;CHAR(9)&amp;&quot;&lt;field name=&quot;&quot;shortcut&quot;&quot;&gt;&quot;&amp;IF(EXACT([.$W38];&quot;&quot;);&quot;&quot;;[.AH$1]&amp;[.$W38])&amp;&quot;&lt;/field&gt;&quot;&amp;CHAR(13)&amp;CHAR(9)&amp;CHAR(9)&amp;CHAR(9)&amp;&quot;&lt;field name=&quot;&quot;parent_id&quot;&quot; ref=&quot;&quot;&quot;&amp;IF(EXACT([.$Z38];&quot;&quot;);&quot;&quot;;[.AH$1]&amp;[.$Z38])&amp;&quot;&quot;&quot;/&gt;&quot;&amp;CHAR(13)&amp;CHAR(9)&amp;CHAR(9)&amp;CHAR(9)&amp;&quot;&lt;field name=&quot;&quot;user_type&quot;&quot; ref=&quot;&quot;account_account_type_&quot;&amp;[.$AB38]&amp;&quot;&quot;&quot;/&gt;&quot;&amp;CHAR(13)&amp;CHAR(9)&amp;CHAR(9)&amp;CHAR(9)&amp;&quot;&lt;field name=&quot;&quot;currency_id&quot;&quot; ref=&quot;&quot;&quot;&amp;[.AB38]&amp;&quot;&quot;&quot;/&gt;&quot;&amp;CHAR(13)&amp;CHAR(9)&amp;CHAR(9)&amp;CHAR(9)&amp;&quot;&lt;field name=&quot;&quot;type&quot;&quot;&gt;&quot;&amp;[.$AD38]&amp;&quot;&lt;/field&gt;&quot;&amp;CHAR(13)&amp;CHAR(9)&amp;CHAR(9)&amp;CHAR(9)&amp;&quot;&lt;field name=&quot;&quot;reconcile&quot;&quot; eval=&quot;&quot;&quot;&amp;[.$AE38]&amp;&quot;&quot;&quot;/&gt;&quot;&amp;IF(EXACT([.$AF38];&quot;&quot;);&quot;&quot;;CHAR(13)&amp;CHAR(9)&amp;CHAR(9)&amp;CHAR(9)&amp;&quot;&lt;field name=&quot;&quot;tax_ids&quot;&quot;&gt;&quot;&amp;SUBSTITUTE([.$AF3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1111&quot; model=&quot;account.account.template&quot;&gt;&#13;&#9;&#9;&#9;&lt;field name=&quot;code&quot;&gt;1-121111&lt;/field&gt;&#13;&#9;&#9;&#9;&lt;field name=&quot;name&quot;&gt;1-Terreno 1&lt;/field&gt;&#13;&#9;&#9;&#9;&lt;field name=&quot;shortcut&quot;&gt;&lt;/field&gt;&#13;&#9;&#9;&#9;&lt;field name=&quot;parent_id&quot; ref=&quot;1-12111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1111" model="account.account.template"&gt;<text:tab/><text:tab/><text:tab/>&lt;field name="code"&gt;1-121111&lt;/field&gt;<text:tab/><text:tab/><text:tab/>&lt;field name="name"&gt;1-Terreno 1&lt;/field&gt;<text:tab/><text:tab/><text:tab/>&lt;field name="shortcut"&gt;&lt;/field&gt;<text:tab/><text:tab/><text:tab/>&lt;field name="parent_id" ref="1-12111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38]&gt;[.A39];[.A38]=[.A39]);[.A38]&lt;&gt;7))" office:value-type="float" office:value="1">
              <text:p>1</text:p>
            </table:table-cell>
            <table:table-cell table:style-name="ce8" table:formula="of:=IF(EXACT([.A39];1);CELL(&quot;Row&quot;;[.C39]);[.C38])" office:value-type="float" office:value="2">
              <text:p>2</text:p>
            </table:table-cell>
            <table:table-cell table:style-name="ce8" table:formula="of:=IF(EXACT([.$A39];1);0;IF(EXACT([.$A39];2);[.D38]+1;[.D38]))" office:value-type="float" office:value="1">
              <text:p>1</text:p>
            </table:table-cell>
            <table:table-cell table:style-name="ce8" table:formula="of:=['Code format'.$C$2]&amp;TEXT([.D39];['Code format'.$B$2])&amp;['Code format'.$D$2]" office:value-type="string" office:string-value="1">
              <text:p>1</text:p>
            </table:table-cell>
            <table:table-cell table:style-name="ce8" table:formula="of:=IF(EXACT([.C38];[.C39]);IF(EXACT([.D38];[.D39]);[.F38];CELL(&quot;Row&quot;;[.F39]));[.C39])" office:value-type="float" office:value="3">
              <text:p>3</text:p>
            </table:table-cell>
            <table:table-cell table:style-name="ce8" table:formula="of:=IF(AND([.$A39]&lt;=[.H$1];[.$A38]&gt;[.$A39]);0;IF(EXACT([.$A39];[.H$1]+1);[.G38]+1;[.G38]))" office:value-type="float" office:value="2">
              <text:p>2</text:p>
            </table:table-cell>
            <table:table-cell table:style-name="ce8" table:formula="of:=['Code format'.$C$3]&amp;TEXT([.G39];['Code format'.$B$3])&amp;['Code format'.$D$3]" office:value-type="string" office:string-value="2">
              <text:p>2</text:p>
            </table:table-cell>
            <table:table-cell table:style-name="ce8" table:formula="of:=IF(EXACT([.F38];[.F39]);IF(EXACT([.G38];[.G39]);[.I38];CELL(&quot;Row&quot;;[.I39]));[.F39])" office:value-type="float" office:value="34">
              <text:p>34</text:p>
            </table:table-cell>
            <table:table-cell table:style-name="ce8" table:formula="of:=IF(AND([.$A39]&lt;=[.K$1];[.$A38]&gt;[.$A39]);0;IF(EXACT([.$A39];[.K$1]+1);[.J38]+1;[.J38]))" office:value-type="float" office:value="1">
              <text:p>1</text:p>
            </table:table-cell>
            <table:table-cell table:style-name="ce8" table:formula="of:=['Code format'.$C$4]&amp;TEXT([.J39];['Code format'.$B$4])&amp;['Code format'.$D$4]" office:value-type="string" office:string-value="1">
              <text:p>1</text:p>
            </table:table-cell>
            <table:table-cell table:style-name="ce8" table:formula="of:=IF(EXACT([.I38];[.I39]);IF(EXACT([.J38];[.J39]);[.L38];CELL(&quot;Row&quot;;[.L39]));[.I39])" office:value-type="float" office:value="35">
              <text:p>35</text:p>
            </table:table-cell>
            <table:table-cell table:style-name="ce8" table:formula="of:=IF(AND([.$A39]&lt;=[.N$1];[.$A38]&gt;[.$A39]);0;IF(EXACT([.$A39];[.N$1]+1);[.M38]+1;[.M38]))" office:value-type="float" office:value="1">
              <text:p>1</text:p>
            </table:table-cell>
            <table:table-cell table:style-name="ce8" table:formula="of:=['Code format'.$C$5]&amp;TEXT([.M39];['Code format'.$B$5])&amp;['Code format'.$D$5]" office:value-type="string" office:string-value="1">
              <text:p>1</text:p>
            </table:table-cell>
            <table:table-cell table:style-name="ce8" table:formula="of:=IF(EXACT([.L38];[.L39]);IF(EXACT([.M38];[.M39]);[.O38];CELL(&quot;Row&quot;;[.O39]));[.L39])" office:value-type="float" office:value="36">
              <text:p>36</text:p>
            </table:table-cell>
            <table:table-cell table:style-name="ce8" table:formula="of:=IF(AND([.$A39]&lt;=[.Q$1];[.$A38]&gt;[.$A39]);0;IF(EXACT([.$A39];[.Q$1]+1);[.P38]+1;[.P38]))" office:value-type="float" office:value="2">
              <text:p>2</text:p>
            </table:table-cell>
            <table:table-cell table:style-name="ce8" table:formula="of:=['Code format'.$C$6]&amp;TEXT([.P39];['Code format'.$B$6])&amp;['Code format'.$D$6]" office:value-type="string" office:string-value="2">
              <text:p>2</text:p>
            </table:table-cell>
            <table:table-cell table:style-name="ce8" table:formula="of:=IF(EXACT([.O38];[.O39]);IF(EXACT([.P38];[.P39]);[.R38];CELL(&quot;Row&quot;;[.R39]));[.O39])" office:value-type="float" office:value="39">
              <text:p>39</text:p>
            </table:table-cell>
            <table:table-cell table:style-name="ce8" table:formula="of:=IF(AND([.$A39]&lt;=[.T$1];[.$A38]&gt;[.$A39]);0;IF(EXACT([.$A39];[.T$1]+1);[.S38]+1;[.S38]))" office:value-type="float" office:value="0">
              <text:p>0</text:p>
            </table:table-cell>
            <table:table-cell table:style-name="ce8" table:formula="of:=['Code format'.$C$7]&amp;TEXT([.S39];['Code format'.$B$7])&amp;['Code format'.$D$7]" office:value-type="string" office:string-value="0">
              <text:p>0</text:p>
            </table:table-cell>
            <table:table-cell table:style-name="ce8" table:formula="of:=IF(EXACT([.R38];[.R39]);IF(EXACT([.S38];[.S39]);[.U38];CELL(&quot;Row&quot;;[.U39]));[.R39])" office:value-type="float" office:value="39">
              <text:p>39</text:p>
            </table:table-cell>
            <table:table-cell table:style-name="Nivel6" table:formula="of:=CONCATENATE([.E39];[.H39];[.K39];[.N39];[.Q39];[.T39])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121120">
              <text:p>121120</text:p>
            </table:table-cell>
            <table:table-cell table:style-name="ce9" office:value-type="string">
              <text:p>Rev</text:p>
            </table:table-cell>
            <table:table-cell table:style-name="ce9" office:value-type="string">
              <text:p>Revaluaciones</text:p>
            </table:table-cell>
            <table:table-cell table:style-name="Nivel6" table:formula="of:=[.X39]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Revaluaciones">
              <text:p>Revaluaciones</text:p>
            </table:table-cell>
            <table:table-cell table:style-name="Datos" table:formula="of:=IF(EXACT([.A39];1);&quot;&quot;;IF(EXACT([.A39];2);INDIRECT(CONCATENATE(&quot;V&quot;;[.C39]));IF(EXACT([.A39];3);INDIRECT(CONCATENATE(&quot;V&quot;;[.F39]));IF(EXACT([.A39];4);INDIRECT(CONCATENATE(&quot;V&quot;;[.I39]));IF(EXACT([.A39];5);INDIRECT(CONCATENATE(&quot;V&quot;;[.L39]));IF(EXACT([.A39];6);INDIRECT(CONCATENATE(&quot;V&quot;;[.O39]));IF(EXACT([.A39];7);INDIRECT(CONCATENATE(&quot;V&quot;;[.R39])))))))))" office:value-type="string" office:string-value="121100">
              <text:p>121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39];7));NOT(EXACT([.AB39];&quot;view&quot;)));AND(EXACT([.A39];7);EXACT([.AB39];&quot;view&quot;))))" office:value-type="float" office:value="1">
              <text:p>1</text:p>
            </table:table-cell>
            <table:table-cell table:style-name="Datos" table:formula="of:=VLOOKUP([.AB39];['account.type'.$A$2:.$I$12];8)" office:value-type="string" office:string-value="view">
              <text:p>view</text:p>
            </table:table-cell>
            <table:table-cell table:style-name="Datos" table:formula="of:=VLOOKUP([.AB3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39];1);CHAR(9)&amp;CHAR(9)&amp;&quot;&lt;record id=&quot;&quot;account_account_template_&quot;&amp;SUBSTITUTE([.AG$1]&amp;[.$V39];&quot;-&quot;;&quot;_&quot;)&amp;&quot;&quot;&quot; model=&quot;&quot;account.account.template&quot;&quot;&gt;&quot;&amp;CHAR(13)&amp;CHAR(9)&amp;CHAR(9)&amp;CHAR(9)&amp;&quot;&lt;field name=&quot;&quot;code&quot;&quot;&gt;&quot;&amp;[.AG$1]&amp;[.$V39]&amp;&quot;&lt;/field&gt;&quot;&amp;CHAR(13)&amp;CHAR(9)&amp;CHAR(9)&amp;CHAR(9)&amp;&quot;&lt;field name=&quot;&quot;name&quot;&quot;&gt;&quot;&amp;[.AG$1]&amp;[.$Y39]&amp;&quot;&lt;/field&gt;&quot;&amp;CHAR(13)&amp;CHAR(9)&amp;CHAR(9)&amp;CHAR(9)&amp;&quot;&lt;field name=&quot;&quot;shortcut&quot;&quot;&gt;&quot;&amp;IF(EXACT([.$W39];&quot;&quot;);&quot;&quot;;[.AG$1]&amp;[.$W39])&amp;&quot;&lt;/field&gt;&quot;&amp;CHAR(13)&amp;CHAR(9)&amp;CHAR(9)&amp;CHAR(9)&amp;&quot;&lt;field name=&quot;&quot;parent_id&quot;&quot; ref=&quot;&quot;&quot;&amp;IF(EXACT([.$Z39];&quot;&quot;);&quot;&quot;;[.AG$1]&amp;[.$Z39])&amp;&quot;&quot;&quot;/&gt;&quot;&amp;CHAR(13)&amp;CHAR(9)&amp;CHAR(9)&amp;CHAR(9)&amp;&quot;&lt;field name=&quot;&quot;user_type&quot;&quot; ref=&quot;&quot;account_account_type_&quot;&amp;[.$AB39]&amp;&quot;&quot;&quot;/&gt;&quot;&amp;CHAR(13)&amp;CHAR(9)&amp;CHAR(9)&amp;CHAR(9)&amp;&quot;&lt;field name=&quot;&quot;currency_id&quot;&quot; ref=&quot;&quot;&quot;&amp;[.AA39]&amp;&quot;&quot;&quot;/&gt;&quot;&amp;CHAR(13)&amp;CHAR(9)&amp;CHAR(9)&amp;CHAR(9)&amp;&quot;&lt;field name=&quot;&quot;type&quot;&quot;&gt;&quot;&amp;[.$AD39]&amp;&quot;&lt;/field&gt;&quot;&amp;CHAR(13)&amp;CHAR(9)&amp;CHAR(9)&amp;CHAR(9)&amp;&quot;&lt;field name=&quot;&quot;reconcile&quot;&quot; eval=&quot;&quot;&quot;&amp;[.$AE39]&amp;&quot;&quot;&quot;/&gt;&quot;&amp;IF(EXACT([.$AF39];&quot;&quot;);&quot;&quot;;CHAR(13)&amp;CHAR(9)&amp;CHAR(9)&amp;CHAR(9)&amp;&quot;&lt;field name=&quot;&quot;tax_ids&quot;&quot;&gt;&quot;&amp;SUBSTITUTE([.$AF3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1120&quot; model=&quot;account.account.template&quot;&gt;&#13;&#9;&#9;&#9;&lt;field name=&quot;code&quot;&gt;0-121120&lt;/field&gt;&#13;&#9;&#9;&#9;&lt;field name=&quot;name&quot;&gt;0-Revaluaciones&lt;/field&gt;&#13;&#9;&#9;&#9;&lt;field name=&quot;shortcut&quot;&gt;0-Rev&lt;/field&gt;&#13;&#9;&#9;&#9;&lt;field name=&quot;parent_id&quot; ref=&quot;0-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1120" model="account.account.template"&gt;<text:tab/><text:tab/><text:tab/>&lt;field name="code"&gt;0-121120&lt;/field&gt;<text:tab/><text:tab/><text:tab/>&lt;field name="name"&gt;0-Revaluaciones&lt;/field&gt;<text:tab/><text:tab/><text:tab/>&lt;field name="shortcut"&gt;0-Rev&lt;/field&gt;<text:tab/><text:tab/><text:tab/>&lt;field name="parent_id" ref="0-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39];1);CHAR(9)&amp;CHAR(9)&amp;&quot;&lt;record id=&quot;&quot;account_account_template_&quot;&amp;SUBSTITUTE([.AH$1]&amp;[.$V39];&quot;-&quot;;&quot;_&quot;)&amp;&quot;&quot;&quot; model=&quot;&quot;account.account.template&quot;&quot;&gt;&quot;&amp;CHAR(13)&amp;CHAR(9)&amp;CHAR(9)&amp;CHAR(9)&amp;&quot;&lt;field name=&quot;&quot;code&quot;&quot;&gt;&quot;&amp;[.AH$1]&amp;[.$V39]&amp;&quot;&lt;/field&gt;&quot;&amp;CHAR(13)&amp;CHAR(9)&amp;CHAR(9)&amp;CHAR(9)&amp;&quot;&lt;field name=&quot;&quot;name&quot;&quot;&gt;&quot;&amp;[.AH$1]&amp;[.$Y39]&amp;&quot;&lt;/field&gt;&quot;&amp;CHAR(13)&amp;CHAR(9)&amp;CHAR(9)&amp;CHAR(9)&amp;&quot;&lt;field name=&quot;&quot;shortcut&quot;&quot;&gt;&quot;&amp;IF(EXACT([.$W39];&quot;&quot;);&quot;&quot;;[.AH$1]&amp;[.$W39])&amp;&quot;&lt;/field&gt;&quot;&amp;CHAR(13)&amp;CHAR(9)&amp;CHAR(9)&amp;CHAR(9)&amp;&quot;&lt;field name=&quot;&quot;parent_id&quot;&quot; ref=&quot;&quot;&quot;&amp;IF(EXACT([.$Z39];&quot;&quot;);&quot;&quot;;[.AH$1]&amp;[.$Z39])&amp;&quot;&quot;&quot;/&gt;&quot;&amp;CHAR(13)&amp;CHAR(9)&amp;CHAR(9)&amp;CHAR(9)&amp;&quot;&lt;field name=&quot;&quot;user_type&quot;&quot; ref=&quot;&quot;account_account_type_&quot;&amp;[.$AB39]&amp;&quot;&quot;&quot;/&gt;&quot;&amp;CHAR(13)&amp;CHAR(9)&amp;CHAR(9)&amp;CHAR(9)&amp;&quot;&lt;field name=&quot;&quot;currency_id&quot;&quot; ref=&quot;&quot;&quot;&amp;[.AB39]&amp;&quot;&quot;&quot;/&gt;&quot;&amp;CHAR(13)&amp;CHAR(9)&amp;CHAR(9)&amp;CHAR(9)&amp;&quot;&lt;field name=&quot;&quot;type&quot;&quot;&gt;&quot;&amp;[.$AD39]&amp;&quot;&lt;/field&gt;&quot;&amp;CHAR(13)&amp;CHAR(9)&amp;CHAR(9)&amp;CHAR(9)&amp;&quot;&lt;field name=&quot;&quot;reconcile&quot;&quot; eval=&quot;&quot;&quot;&amp;[.$AE39]&amp;&quot;&quot;&quot;/&gt;&quot;&amp;IF(EXACT([.$AF39];&quot;&quot;);&quot;&quot;;CHAR(13)&amp;CHAR(9)&amp;CHAR(9)&amp;CHAR(9)&amp;&quot;&lt;field name=&quot;&quot;tax_ids&quot;&quot;&gt;&quot;&amp;SUBSTITUTE([.$AF3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1120&quot; model=&quot;account.account.template&quot;&gt;&#13;&#9;&#9;&#9;&lt;field name=&quot;code&quot;&gt;1-121120&lt;/field&gt;&#13;&#9;&#9;&#9;&lt;field name=&quot;name&quot;&gt;1-Revaluaciones&lt;/field&gt;&#13;&#9;&#9;&#9;&lt;field name=&quot;shortcut&quot;&gt;1-Rev&lt;/field&gt;&#13;&#9;&#9;&#9;&lt;field name=&quot;parent_id&quot; ref=&quot;1-1211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1120" model="account.account.template"&gt;<text:tab/><text:tab/><text:tab/>&lt;field name="code"&gt;1-121120&lt;/field&gt;<text:tab/><text:tab/><text:tab/>&lt;field name="name"&gt;1-Revaluaciones&lt;/field&gt;<text:tab/><text:tab/><text:tab/>&lt;field name="shortcut"&gt;1-Rev&lt;/field&gt;<text:tab/><text:tab/><text:tab/>&lt;field name="parent_id" ref="1-1211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39]&gt;[.A40];[.A39]=[.A40]);[.A39]&lt;&gt;7))" office:value-type="float" office:value="1">
              <text:p>1</text:p>
            </table:table-cell>
            <table:table-cell table:style-name="ce8" table:formula="of:=IF(EXACT([.A40];1);CELL(&quot;Row&quot;;[.C40]);[.C39])" office:value-type="float" office:value="2">
              <text:p>2</text:p>
            </table:table-cell>
            <table:table-cell table:style-name="ce8" table:formula="of:=IF(EXACT([.$A40];1);0;IF(EXACT([.$A40];2);[.D39]+1;[.D39]))" office:value-type="float" office:value="1">
              <text:p>1</text:p>
            </table:table-cell>
            <table:table-cell table:style-name="ce8" table:formula="of:=['Code format'.$C$2]&amp;TEXT([.D40];['Code format'.$B$2])&amp;['Code format'.$D$2]" office:value-type="string" office:string-value="1">
              <text:p>1</text:p>
            </table:table-cell>
            <table:table-cell table:style-name="ce8" table:formula="of:=IF(EXACT([.C39];[.C40]);IF(EXACT([.D39];[.D40]);[.F39];CELL(&quot;Row&quot;;[.F40]));[.C40])" office:value-type="float" office:value="3">
              <text:p>3</text:p>
            </table:table-cell>
            <table:table-cell table:style-name="ce8" table:formula="of:=IF(AND([.$A40]&lt;=[.H$1];[.$A39]&gt;[.$A40]);0;IF(EXACT([.$A40];[.H$1]+1);[.G39]+1;[.G39]))" office:value-type="float" office:value="2">
              <text:p>2</text:p>
            </table:table-cell>
            <table:table-cell table:style-name="ce8" table:formula="of:=['Code format'.$C$3]&amp;TEXT([.G40];['Code format'.$B$3])&amp;['Code format'.$D$3]" office:value-type="string" office:string-value="2">
              <text:p>2</text:p>
            </table:table-cell>
            <table:table-cell table:style-name="ce8" table:formula="of:=IF(EXACT([.F39];[.F40]);IF(EXACT([.G39];[.G40]);[.I39];CELL(&quot;Row&quot;;[.I40]));[.F40])" office:value-type="float" office:value="34">
              <text:p>34</text:p>
            </table:table-cell>
            <table:table-cell table:style-name="ce8" table:formula="of:=IF(AND([.$A40]&lt;=[.K$1];[.$A39]&gt;[.$A40]);0;IF(EXACT([.$A40];[.K$1]+1);[.J39]+1;[.J39]))" office:value-type="float" office:value="1">
              <text:p>1</text:p>
            </table:table-cell>
            <table:table-cell table:style-name="ce8" table:formula="of:=['Code format'.$C$4]&amp;TEXT([.J40];['Code format'.$B$4])&amp;['Code format'.$D$4]" office:value-type="string" office:string-value="1">
              <text:p>1</text:p>
            </table:table-cell>
            <table:table-cell table:style-name="ce8" table:formula="of:=IF(EXACT([.I39];[.I40]);IF(EXACT([.J39];[.J40]);[.L39];CELL(&quot;Row&quot;;[.L40]));[.I40])" office:value-type="float" office:value="35">
              <text:p>35</text:p>
            </table:table-cell>
            <table:table-cell table:style-name="ce8" table:formula="of:=IF(AND([.$A40]&lt;=[.N$1];[.$A39]&gt;[.$A40]);0;IF(EXACT([.$A40];[.N$1]+1);[.M39]+1;[.M39]))" office:value-type="float" office:value="1">
              <text:p>1</text:p>
            </table:table-cell>
            <table:table-cell table:style-name="ce8" table:formula="of:=['Code format'.$C$5]&amp;TEXT([.M40];['Code format'.$B$5])&amp;['Code format'.$D$5]" office:value-type="string" office:string-value="1">
              <text:p>1</text:p>
            </table:table-cell>
            <table:table-cell table:style-name="ce8" table:formula="of:=IF(EXACT([.L39];[.L40]);IF(EXACT([.M39];[.M40]);[.O39];CELL(&quot;Row&quot;;[.O40]));[.L40])" office:value-type="float" office:value="36">
              <text:p>36</text:p>
            </table:table-cell>
            <table:table-cell table:style-name="ce8" table:formula="of:=IF(AND([.$A40]&lt;=[.Q$1];[.$A39]&gt;[.$A40]);0;IF(EXACT([.$A40];[.Q$1]+1);[.P39]+1;[.P39]))" office:value-type="float" office:value="2">
              <text:p>2</text:p>
            </table:table-cell>
            <table:table-cell table:style-name="ce8" table:formula="of:=['Code format'.$C$6]&amp;TEXT([.P40];['Code format'.$B$6])&amp;['Code format'.$D$6]" office:value-type="string" office:string-value="2">
              <text:p>2</text:p>
            </table:table-cell>
            <table:table-cell table:style-name="ce8" table:formula="of:=IF(EXACT([.O39];[.O40]);IF(EXACT([.P39];[.P40]);[.R39];CELL(&quot;Row&quot;;[.R40]));[.O40])" office:value-type="float" office:value="39">
              <text:p>39</text:p>
            </table:table-cell>
            <table:table-cell table:style-name="ce8" table:formula="of:=IF(AND([.$A40]&lt;=[.T$1];[.$A39]&gt;[.$A40]);0;IF(EXACT([.$A40];[.T$1]+1);[.S39]+1;[.S39]))" office:value-type="float" office:value="1">
              <text:p>1</text:p>
            </table:table-cell>
            <table:table-cell table:style-name="ce8" table:formula="of:=['Code format'.$C$7]&amp;TEXT([.S40];['Code format'.$B$7])&amp;['Code format'.$D$7]" office:value-type="string" office:string-value="1">
              <text:p>1</text:p>
            </table:table-cell>
            <table:table-cell table:style-name="ce8" table:formula="of:=IF(EXACT([.R39];[.R40]);IF(EXACT([.S39];[.S40]);[.U39];CELL(&quot;Row&quot;;[.U40]));[.R40])" office:value-type="float" office:value="40">
              <text:p>40</text:p>
            </table:table-cell>
            <table:table-cell table:style-name="Nivel7" table:formula="of:=CONCATENATE([.E40];[.H40];[.K40];[.N40];[.Q40];[.T40])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121121">
              <text:p>121121</text:p>
            </table:table-cell>
            <table:table-cell table:style-name="ce9"/>
            <table:table-cell table:style-name="ce9" office:value-type="string">
              <text:p>Terreno 1</text:p>
            </table:table-cell>
            <table:table-cell table:style-name="Nivel7" table:formula="of:=[.X40]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Terreno 1">
              <text:p>Terreno 1</text:p>
            </table:table-cell>
            <table:table-cell table:style-name="Datos" table:formula="of:=IF(EXACT([.A40];1);&quot;&quot;;IF(EXACT([.A40];2);INDIRECT(CONCATENATE(&quot;V&quot;;[.C40]));IF(EXACT([.A40];3);INDIRECT(CONCATENATE(&quot;V&quot;;[.F40]));IF(EXACT([.A40];4);INDIRECT(CONCATENATE(&quot;V&quot;;[.I40]));IF(EXACT([.A40];5);INDIRECT(CONCATENATE(&quot;V&quot;;[.L40]));IF(EXACT([.A40];6);INDIRECT(CONCATENATE(&quot;V&quot;;[.O40]));IF(EXACT([.A40];7);INDIRECT(CONCATENATE(&quot;V&quot;;[.R40])))))))))" office:value-type="string" office:string-value="121120">
              <text:p>12112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40];7));NOT(EXACT([.AB40];&quot;view&quot;)));AND(EXACT([.A40];7);EXACT([.AB40];&quot;view&quot;))))" office:value-type="float" office:value="1">
              <text:p>1</text:p>
            </table:table-cell>
            <table:table-cell table:style-name="Datos" table:formula="of:=VLOOKUP([.AB40];['account.type'.$A$2:.$I$12];8)" office:value-type="string" office:string-value="other">
              <text:p>other</text:p>
            </table:table-cell>
            <table:table-cell table:style-name="Datos" table:formula="of:=VLOOKUP([.AB40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0];1);CHAR(9)&amp;CHAR(9)&amp;&quot;&lt;record id=&quot;&quot;account_account_template_&quot;&amp;SUBSTITUTE([.AG$1]&amp;[.$V40];&quot;-&quot;;&quot;_&quot;)&amp;&quot;&quot;&quot; model=&quot;&quot;account.account.template&quot;&quot;&gt;&quot;&amp;CHAR(13)&amp;CHAR(9)&amp;CHAR(9)&amp;CHAR(9)&amp;&quot;&lt;field name=&quot;&quot;code&quot;&quot;&gt;&quot;&amp;[.AG$1]&amp;[.$V40]&amp;&quot;&lt;/field&gt;&quot;&amp;CHAR(13)&amp;CHAR(9)&amp;CHAR(9)&amp;CHAR(9)&amp;&quot;&lt;field name=&quot;&quot;name&quot;&quot;&gt;&quot;&amp;[.AG$1]&amp;[.$Y40]&amp;&quot;&lt;/field&gt;&quot;&amp;CHAR(13)&amp;CHAR(9)&amp;CHAR(9)&amp;CHAR(9)&amp;&quot;&lt;field name=&quot;&quot;shortcut&quot;&quot;&gt;&quot;&amp;IF(EXACT([.$W40];&quot;&quot;);&quot;&quot;;[.AG$1]&amp;[.$W40])&amp;&quot;&lt;/field&gt;&quot;&amp;CHAR(13)&amp;CHAR(9)&amp;CHAR(9)&amp;CHAR(9)&amp;&quot;&lt;field name=&quot;&quot;parent_id&quot;&quot; ref=&quot;&quot;&quot;&amp;IF(EXACT([.$Z40];&quot;&quot;);&quot;&quot;;[.AG$1]&amp;[.$Z40])&amp;&quot;&quot;&quot;/&gt;&quot;&amp;CHAR(13)&amp;CHAR(9)&amp;CHAR(9)&amp;CHAR(9)&amp;&quot;&lt;field name=&quot;&quot;user_type&quot;&quot; ref=&quot;&quot;account_account_type_&quot;&amp;[.$AB40]&amp;&quot;&quot;&quot;/&gt;&quot;&amp;CHAR(13)&amp;CHAR(9)&amp;CHAR(9)&amp;CHAR(9)&amp;&quot;&lt;field name=&quot;&quot;currency_id&quot;&quot; ref=&quot;&quot;&quot;&amp;[.AA40]&amp;&quot;&quot;&quot;/&gt;&quot;&amp;CHAR(13)&amp;CHAR(9)&amp;CHAR(9)&amp;CHAR(9)&amp;&quot;&lt;field name=&quot;&quot;type&quot;&quot;&gt;&quot;&amp;[.$AD40]&amp;&quot;&lt;/field&gt;&quot;&amp;CHAR(13)&amp;CHAR(9)&amp;CHAR(9)&amp;CHAR(9)&amp;&quot;&lt;field name=&quot;&quot;reconcile&quot;&quot; eval=&quot;&quot;&quot;&amp;[.$AE40]&amp;&quot;&quot;&quot;/&gt;&quot;&amp;IF(EXACT([.$AF40];&quot;&quot;);&quot;&quot;;CHAR(13)&amp;CHAR(9)&amp;CHAR(9)&amp;CHAR(9)&amp;&quot;&lt;field name=&quot;&quot;tax_ids&quot;&quot;&gt;&quot;&amp;SUBSTITUTE([.$AF4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1121&quot; model=&quot;account.account.template&quot;&gt;&#13;&#9;&#9;&#9;&lt;field name=&quot;code&quot;&gt;0-121121&lt;/field&gt;&#13;&#9;&#9;&#9;&lt;field name=&quot;name&quot;&gt;0-Terreno 1&lt;/field&gt;&#13;&#9;&#9;&#9;&lt;field name=&quot;shortcut&quot;&gt;&lt;/field&gt;&#13;&#9;&#9;&#9;&lt;field name=&quot;parent_id&quot; ref=&quot;0-121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1121" model="account.account.template"&gt;<text:tab/><text:tab/><text:tab/>&lt;field name="code"&gt;0-121121&lt;/field&gt;<text:tab/><text:tab/><text:tab/>&lt;field name="name"&gt;0-Terreno 1&lt;/field&gt;<text:tab/><text:tab/><text:tab/>&lt;field name="shortcut"&gt;&lt;/field&gt;<text:tab/><text:tab/><text:tab/>&lt;field name="parent_id" ref="0-121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40];1);CHAR(9)&amp;CHAR(9)&amp;&quot;&lt;record id=&quot;&quot;account_account_template_&quot;&amp;SUBSTITUTE([.AH$1]&amp;[.$V40];&quot;-&quot;;&quot;_&quot;)&amp;&quot;&quot;&quot; model=&quot;&quot;account.account.template&quot;&quot;&gt;&quot;&amp;CHAR(13)&amp;CHAR(9)&amp;CHAR(9)&amp;CHAR(9)&amp;&quot;&lt;field name=&quot;&quot;code&quot;&quot;&gt;&quot;&amp;[.AH$1]&amp;[.$V40]&amp;&quot;&lt;/field&gt;&quot;&amp;CHAR(13)&amp;CHAR(9)&amp;CHAR(9)&amp;CHAR(9)&amp;&quot;&lt;field name=&quot;&quot;name&quot;&quot;&gt;&quot;&amp;[.AH$1]&amp;[.$Y40]&amp;&quot;&lt;/field&gt;&quot;&amp;CHAR(13)&amp;CHAR(9)&amp;CHAR(9)&amp;CHAR(9)&amp;&quot;&lt;field name=&quot;&quot;shortcut&quot;&quot;&gt;&quot;&amp;IF(EXACT([.$W40];&quot;&quot;);&quot;&quot;;[.AH$1]&amp;[.$W40])&amp;&quot;&lt;/field&gt;&quot;&amp;CHAR(13)&amp;CHAR(9)&amp;CHAR(9)&amp;CHAR(9)&amp;&quot;&lt;field name=&quot;&quot;parent_id&quot;&quot; ref=&quot;&quot;&quot;&amp;IF(EXACT([.$Z40];&quot;&quot;);&quot;&quot;;[.AH$1]&amp;[.$Z40])&amp;&quot;&quot;&quot;/&gt;&quot;&amp;CHAR(13)&amp;CHAR(9)&amp;CHAR(9)&amp;CHAR(9)&amp;&quot;&lt;field name=&quot;&quot;user_type&quot;&quot; ref=&quot;&quot;account_account_type_&quot;&amp;[.$AB40]&amp;&quot;&quot;&quot;/&gt;&quot;&amp;CHAR(13)&amp;CHAR(9)&amp;CHAR(9)&amp;CHAR(9)&amp;&quot;&lt;field name=&quot;&quot;currency_id&quot;&quot; ref=&quot;&quot;&quot;&amp;[.AB40]&amp;&quot;&quot;&quot;/&gt;&quot;&amp;CHAR(13)&amp;CHAR(9)&amp;CHAR(9)&amp;CHAR(9)&amp;&quot;&lt;field name=&quot;&quot;type&quot;&quot;&gt;&quot;&amp;[.$AD40]&amp;&quot;&lt;/field&gt;&quot;&amp;CHAR(13)&amp;CHAR(9)&amp;CHAR(9)&amp;CHAR(9)&amp;&quot;&lt;field name=&quot;&quot;reconcile&quot;&quot; eval=&quot;&quot;&quot;&amp;[.$AE40]&amp;&quot;&quot;&quot;/&gt;&quot;&amp;IF(EXACT([.$AF40];&quot;&quot;);&quot;&quot;;CHAR(13)&amp;CHAR(9)&amp;CHAR(9)&amp;CHAR(9)&amp;&quot;&lt;field name=&quot;&quot;tax_ids&quot;&quot;&gt;&quot;&amp;SUBSTITUTE([.$AF4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1121&quot; model=&quot;account.account.template&quot;&gt;&#13;&#9;&#9;&#9;&lt;field name=&quot;code&quot;&gt;1-121121&lt;/field&gt;&#13;&#9;&#9;&#9;&lt;field name=&quot;name&quot;&gt;1-Terreno 1&lt;/field&gt;&#13;&#9;&#9;&#9;&lt;field name=&quot;shortcut&quot;&gt;&lt;/field&gt;&#13;&#9;&#9;&#9;&lt;field name=&quot;parent_id&quot; ref=&quot;1-12112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1121" model="account.account.template"&gt;<text:tab/><text:tab/><text:tab/>&lt;field name="code"&gt;1-121121&lt;/field&gt;<text:tab/><text:tab/><text:tab/>&lt;field name="name"&gt;1-Terreno 1&lt;/field&gt;<text:tab/><text:tab/><text:tab/>&lt;field name="shortcut"&gt;&lt;/field&gt;<text:tab/><text:tab/><text:tab/>&lt;field name="parent_id" ref="1-12112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40]&gt;[.A41];[.A40]=[.A41]);[.A40]&lt;&gt;7))" office:value-type="float" office:value="1">
              <text:p>1</text:p>
            </table:table-cell>
            <table:table-cell table:style-name="ce8" table:formula="of:=IF(EXACT([.A41];1);CELL(&quot;Row&quot;;[.C41]);[.C40])" office:value-type="float" office:value="2">
              <text:p>2</text:p>
            </table:table-cell>
            <table:table-cell table:style-name="ce8" table:formula="of:=IF(EXACT([.$A41];1);0;IF(EXACT([.$A41];2);[.D40]+1;[.D40]))" office:value-type="float" office:value="1">
              <text:p>1</text:p>
            </table:table-cell>
            <table:table-cell table:style-name="ce8" table:formula="of:=['Code format'.$C$2]&amp;TEXT([.D41];['Code format'.$B$2])&amp;['Code format'.$D$2]" office:value-type="string" office:string-value="1">
              <text:p>1</text:p>
            </table:table-cell>
            <table:table-cell table:style-name="ce8" table:formula="of:=IF(EXACT([.C40];[.C41]);IF(EXACT([.D40];[.D41]);[.F40];CELL(&quot;Row&quot;;[.F41]));[.C41])" office:value-type="float" office:value="3">
              <text:p>3</text:p>
            </table:table-cell>
            <table:table-cell table:style-name="ce8" table:formula="of:=IF(AND([.$A41]&lt;=[.H$1];[.$A40]&gt;[.$A41]);0;IF(EXACT([.$A41];[.H$1]+1);[.G40]+1;[.G40]))" office:value-type="float" office:value="2">
              <text:p>2</text:p>
            </table:table-cell>
            <table:table-cell table:style-name="ce8" table:formula="of:=['Code format'.$C$3]&amp;TEXT([.G41];['Code format'.$B$3])&amp;['Code format'.$D$3]" office:value-type="string" office:string-value="2">
              <text:p>2</text:p>
            </table:table-cell>
            <table:table-cell table:style-name="ce8" table:formula="of:=IF(EXACT([.F40];[.F41]);IF(EXACT([.G40];[.G41]);[.I40];CELL(&quot;Row&quot;;[.I41]));[.F41])" office:value-type="float" office:value="34">
              <text:p>34</text:p>
            </table:table-cell>
            <table:table-cell table:style-name="ce8" table:formula="of:=IF(AND([.$A41]&lt;=[.K$1];[.$A40]&gt;[.$A41]);0;IF(EXACT([.$A41];[.K$1]+1);[.J40]+1;[.J40]))" office:value-type="float" office:value="2">
              <text:p>2</text:p>
            </table:table-cell>
            <table:table-cell table:style-name="ce8" table:formula="of:=['Code format'.$C$4]&amp;TEXT([.J41];['Code format'.$B$4])&amp;['Code format'.$D$4]" office:value-type="string" office:string-value="2">
              <text:p>2</text:p>
            </table:table-cell>
            <table:table-cell table:style-name="ce8" table:formula="of:=IF(EXACT([.I40];[.I41]);IF(EXACT([.J40];[.J41]);[.L40];CELL(&quot;Row&quot;;[.L41]));[.I41])" office:value-type="float" office:value="41">
              <text:p>41</text:p>
            </table:table-cell>
            <table:table-cell table:style-name="ce8" table:formula="of:=IF(AND([.$A41]&lt;=[.N$1];[.$A40]&gt;[.$A41]);0;IF(EXACT([.$A41];[.N$1]+1);[.M40]+1;[.M40]))" office:value-type="float" office:value="0">
              <text:p>0</text:p>
            </table:table-cell>
            <table:table-cell table:style-name="ce8" table:formula="of:=['Code format'.$C$5]&amp;TEXT([.M41];['Code format'.$B$5])&amp;['Code format'.$D$5]" office:value-type="string" office:string-value="0">
              <text:p>0</text:p>
            </table:table-cell>
            <table:table-cell table:style-name="ce8" table:formula="of:=IF(EXACT([.L40];[.L41]);IF(EXACT([.M40];[.M41]);[.O40];CELL(&quot;Row&quot;;[.O41]));[.L41])" office:value-type="float" office:value="41">
              <text:p>41</text:p>
            </table:table-cell>
            <table:table-cell table:style-name="ce8" table:formula="of:=IF(AND([.$A41]&lt;=[.Q$1];[.$A40]&gt;[.$A41]);0;IF(EXACT([.$A41];[.Q$1]+1);[.P40]+1;[.P40]))" office:value-type="float" office:value="0">
              <text:p>0</text:p>
            </table:table-cell>
            <table:table-cell table:style-name="ce8" table:formula="of:=['Code format'.$C$6]&amp;TEXT([.P41];['Code format'.$B$6])&amp;['Code format'.$D$6]" office:value-type="string" office:string-value="0">
              <text:p>0</text:p>
            </table:table-cell>
            <table:table-cell table:style-name="ce8" table:formula="of:=IF(EXACT([.O40];[.O41]);IF(EXACT([.P40];[.P41]);[.R40];CELL(&quot;Row&quot;;[.R41]));[.O41])" office:value-type="float" office:value="41">
              <text:p>41</text:p>
            </table:table-cell>
            <table:table-cell table:style-name="ce8" table:formula="of:=IF(AND([.$A41]&lt;=[.T$1];[.$A40]&gt;[.$A41]);0;IF(EXACT([.$A41];[.T$1]+1);[.S40]+1;[.S40]))" office:value-type="float" office:value="0">
              <text:p>0</text:p>
            </table:table-cell>
            <table:table-cell table:style-name="ce8" table:formula="of:=['Code format'.$C$7]&amp;TEXT([.S41];['Code format'.$B$7])&amp;['Code format'.$D$7]" office:value-type="string" office:string-value="0">
              <text:p>0</text:p>
            </table:table-cell>
            <table:table-cell table:style-name="ce8" table:formula="of:=IF(EXACT([.R40];[.R41]);IF(EXACT([.S40];[.S41]);[.U40];CELL(&quot;Row&quot;;[.U41]));[.R41])" office:value-type="float" office:value="41">
              <text:p>41</text:p>
            </table:table-cell>
            <table:table-cell table:style-name="Nivel4" table:formula="of:=CONCATENATE([.E41];[.H41];[.K41];[.N41];[.Q41];[.T41])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122000">
              <text:p>122000</text:p>
            </table:table-cell>
            <table:table-cell table:style-name="ce9" office:value-type="string">
              <text:p>Dep</text:p>
            </table:table-cell>
            <table:table-cell table:style-name="ce9" office:value-type="string">
              <text:p>Activo fijo depreciable</text:p>
            </table:table-cell>
            <table:table-cell table:style-name="Nivel4" table:formula="of:=[.X41]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Activo fijo depreciable">
              <text:p>Activo fijo depreciable</text:p>
            </table:table-cell>
            <table:table-cell table:style-name="Datos" table:formula="of:=IF(EXACT([.A41];1);&quot;&quot;;IF(EXACT([.A41];2);INDIRECT(CONCATENATE(&quot;V&quot;;[.C41]));IF(EXACT([.A41];3);INDIRECT(CONCATENATE(&quot;V&quot;;[.F41]));IF(EXACT([.A41];4);INDIRECT(CONCATENATE(&quot;V&quot;;[.I41]));IF(EXACT([.A41];5);INDIRECT(CONCATENATE(&quot;V&quot;;[.L41]));IF(EXACT([.A41];6);INDIRECT(CONCATENATE(&quot;V&quot;;[.O41]));IF(EXACT([.A41];7);INDIRECT(CONCATENATE(&quot;V&quot;;[.R41])))))))))" office:value-type="string" office:string-value="120000">
              <text:p>12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41];7));NOT(EXACT([.AB41];&quot;view&quot;)));AND(EXACT([.A41];7);EXACT([.AB41];&quot;view&quot;))))" office:value-type="float" office:value="1">
              <text:p>1</text:p>
            </table:table-cell>
            <table:table-cell table:style-name="Datos" table:formula="of:=VLOOKUP([.AB41];['account.type'.$A$2:.$I$12];8)" office:value-type="string" office:string-value="view">
              <text:p>view</text:p>
            </table:table-cell>
            <table:table-cell table:style-name="Datos" table:formula="of:=VLOOKUP([.AB4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1];1);CHAR(9)&amp;CHAR(9)&amp;&quot;&lt;record id=&quot;&quot;account_account_template_&quot;&amp;SUBSTITUTE([.AG$1]&amp;[.$V41];&quot;-&quot;;&quot;_&quot;)&amp;&quot;&quot;&quot; model=&quot;&quot;account.account.template&quot;&quot;&gt;&quot;&amp;CHAR(13)&amp;CHAR(9)&amp;CHAR(9)&amp;CHAR(9)&amp;&quot;&lt;field name=&quot;&quot;code&quot;&quot;&gt;&quot;&amp;[.AG$1]&amp;[.$V41]&amp;&quot;&lt;/field&gt;&quot;&amp;CHAR(13)&amp;CHAR(9)&amp;CHAR(9)&amp;CHAR(9)&amp;&quot;&lt;field name=&quot;&quot;name&quot;&quot;&gt;&quot;&amp;[.AG$1]&amp;[.$Y41]&amp;&quot;&lt;/field&gt;&quot;&amp;CHAR(13)&amp;CHAR(9)&amp;CHAR(9)&amp;CHAR(9)&amp;&quot;&lt;field name=&quot;&quot;shortcut&quot;&quot;&gt;&quot;&amp;IF(EXACT([.$W41];&quot;&quot;);&quot;&quot;;[.AG$1]&amp;[.$W41])&amp;&quot;&lt;/field&gt;&quot;&amp;CHAR(13)&amp;CHAR(9)&amp;CHAR(9)&amp;CHAR(9)&amp;&quot;&lt;field name=&quot;&quot;parent_id&quot;&quot; ref=&quot;&quot;&quot;&amp;IF(EXACT([.$Z41];&quot;&quot;);&quot;&quot;;[.AG$1]&amp;[.$Z41])&amp;&quot;&quot;&quot;/&gt;&quot;&amp;CHAR(13)&amp;CHAR(9)&amp;CHAR(9)&amp;CHAR(9)&amp;&quot;&lt;field name=&quot;&quot;user_type&quot;&quot; ref=&quot;&quot;account_account_type_&quot;&amp;[.$AB41]&amp;&quot;&quot;&quot;/&gt;&quot;&amp;CHAR(13)&amp;CHAR(9)&amp;CHAR(9)&amp;CHAR(9)&amp;&quot;&lt;field name=&quot;&quot;currency_id&quot;&quot; ref=&quot;&quot;&quot;&amp;[.AA41]&amp;&quot;&quot;&quot;/&gt;&quot;&amp;CHAR(13)&amp;CHAR(9)&amp;CHAR(9)&amp;CHAR(9)&amp;&quot;&lt;field name=&quot;&quot;type&quot;&quot;&gt;&quot;&amp;[.$AD41]&amp;&quot;&lt;/field&gt;&quot;&amp;CHAR(13)&amp;CHAR(9)&amp;CHAR(9)&amp;CHAR(9)&amp;&quot;&lt;field name=&quot;&quot;reconcile&quot;&quot; eval=&quot;&quot;&quot;&amp;[.$AE41]&amp;&quot;&quot;&quot;/&gt;&quot;&amp;IF(EXACT([.$AF41];&quot;&quot;);&quot;&quot;;CHAR(13)&amp;CHAR(9)&amp;CHAR(9)&amp;CHAR(9)&amp;&quot;&lt;field name=&quot;&quot;tax_ids&quot;&quot;&gt;&quot;&amp;SUBSTITUTE([.$AF4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000&quot; model=&quot;account.account.template&quot;&gt;&#13;&#9;&#9;&#9;&lt;field name=&quot;code&quot;&gt;0-122000&lt;/field&gt;&#13;&#9;&#9;&#9;&lt;field name=&quot;name&quot;&gt;0-Activo fijo depreciable&lt;/field&gt;&#13;&#9;&#9;&#9;&lt;field name=&quot;shortcut&quot;&gt;0-Dep&lt;/field&gt;&#13;&#9;&#9;&#9;&lt;field name=&quot;parent_id&quot; ref=&quot;0-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2000" model="account.account.template"&gt;<text:tab/><text:tab/><text:tab/>&lt;field name="code"&gt;0-122000&lt;/field&gt;<text:tab/><text:tab/><text:tab/>&lt;field name="name"&gt;0-Activo fijo depreciable&lt;/field&gt;<text:tab/><text:tab/><text:tab/>&lt;field name="shortcut"&gt;0-Dep&lt;/field&gt;<text:tab/><text:tab/><text:tab/>&lt;field name="parent_id" ref="0-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41];1);CHAR(9)&amp;CHAR(9)&amp;&quot;&lt;record id=&quot;&quot;account_account_template_&quot;&amp;SUBSTITUTE([.AH$1]&amp;[.$V41];&quot;-&quot;;&quot;_&quot;)&amp;&quot;&quot;&quot; model=&quot;&quot;account.account.template&quot;&quot;&gt;&quot;&amp;CHAR(13)&amp;CHAR(9)&amp;CHAR(9)&amp;CHAR(9)&amp;&quot;&lt;field name=&quot;&quot;code&quot;&quot;&gt;&quot;&amp;[.AH$1]&amp;[.$V41]&amp;&quot;&lt;/field&gt;&quot;&amp;CHAR(13)&amp;CHAR(9)&amp;CHAR(9)&amp;CHAR(9)&amp;&quot;&lt;field name=&quot;&quot;name&quot;&quot;&gt;&quot;&amp;[.AH$1]&amp;[.$Y41]&amp;&quot;&lt;/field&gt;&quot;&amp;CHAR(13)&amp;CHAR(9)&amp;CHAR(9)&amp;CHAR(9)&amp;&quot;&lt;field name=&quot;&quot;shortcut&quot;&quot;&gt;&quot;&amp;IF(EXACT([.$W41];&quot;&quot;);&quot;&quot;;[.AH$1]&amp;[.$W41])&amp;&quot;&lt;/field&gt;&quot;&amp;CHAR(13)&amp;CHAR(9)&amp;CHAR(9)&amp;CHAR(9)&amp;&quot;&lt;field name=&quot;&quot;parent_id&quot;&quot; ref=&quot;&quot;&quot;&amp;IF(EXACT([.$Z41];&quot;&quot;);&quot;&quot;;[.AH$1]&amp;[.$Z41])&amp;&quot;&quot;&quot;/&gt;&quot;&amp;CHAR(13)&amp;CHAR(9)&amp;CHAR(9)&amp;CHAR(9)&amp;&quot;&lt;field name=&quot;&quot;user_type&quot;&quot; ref=&quot;&quot;account_account_type_&quot;&amp;[.$AB41]&amp;&quot;&quot;&quot;/&gt;&quot;&amp;CHAR(13)&amp;CHAR(9)&amp;CHAR(9)&amp;CHAR(9)&amp;&quot;&lt;field name=&quot;&quot;currency_id&quot;&quot; ref=&quot;&quot;&quot;&amp;[.AB41]&amp;&quot;&quot;&quot;/&gt;&quot;&amp;CHAR(13)&amp;CHAR(9)&amp;CHAR(9)&amp;CHAR(9)&amp;&quot;&lt;field name=&quot;&quot;type&quot;&quot;&gt;&quot;&amp;[.$AD41]&amp;&quot;&lt;/field&gt;&quot;&amp;CHAR(13)&amp;CHAR(9)&amp;CHAR(9)&amp;CHAR(9)&amp;&quot;&lt;field name=&quot;&quot;reconcile&quot;&quot; eval=&quot;&quot;&quot;&amp;[.$AE41]&amp;&quot;&quot;&quot;/&gt;&quot;&amp;IF(EXACT([.$AF41];&quot;&quot;);&quot;&quot;;CHAR(13)&amp;CHAR(9)&amp;CHAR(9)&amp;CHAR(9)&amp;&quot;&lt;field name=&quot;&quot;tax_ids&quot;&quot;&gt;&quot;&amp;SUBSTITUTE([.$AF4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000&quot; model=&quot;account.account.template&quot;&gt;&#13;&#9;&#9;&#9;&lt;field name=&quot;code&quot;&gt;1-122000&lt;/field&gt;&#13;&#9;&#9;&#9;&lt;field name=&quot;name&quot;&gt;1-Activo fijo depreciable&lt;/field&gt;&#13;&#9;&#9;&#9;&lt;field name=&quot;shortcut&quot;&gt;1-Dep&lt;/field&gt;&#13;&#9;&#9;&#9;&lt;field name=&quot;parent_id&quot; ref=&quot;1-12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2000" model="account.account.template"&gt;<text:tab/><text:tab/><text:tab/>&lt;field name="code"&gt;1-122000&lt;/field&gt;<text:tab/><text:tab/><text:tab/>&lt;field name="name"&gt;1-Activo fijo depreciable&lt;/field&gt;<text:tab/><text:tab/><text:tab/>&lt;field name="shortcut"&gt;1-Dep&lt;/field&gt;<text:tab/><text:tab/><text:tab/>&lt;field name="parent_id" ref="1-12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41]&gt;[.A42];[.A41]=[.A42]);[.A41]&lt;&gt;7))" office:value-type="float" office:value="1">
              <text:p>1</text:p>
            </table:table-cell>
            <table:table-cell table:style-name="ce8" table:formula="of:=IF(EXACT([.A42];1);CELL(&quot;Row&quot;;[.C42]);[.C41])" office:value-type="float" office:value="2">
              <text:p>2</text:p>
            </table:table-cell>
            <table:table-cell table:style-name="ce8" table:formula="of:=IF(EXACT([.$A42];1);0;IF(EXACT([.$A42];2);[.D41]+1;[.D41]))" office:value-type="float" office:value="1">
              <text:p>1</text:p>
            </table:table-cell>
            <table:table-cell table:style-name="ce8" table:formula="of:=['Code format'.$C$2]&amp;TEXT([.D42];['Code format'.$B$2])&amp;['Code format'.$D$2]" office:value-type="string" office:string-value="1">
              <text:p>1</text:p>
            </table:table-cell>
            <table:table-cell table:style-name="ce8" table:formula="of:=IF(EXACT([.C41];[.C42]);IF(EXACT([.D41];[.D42]);[.F41];CELL(&quot;Row&quot;;[.F42]));[.C42])" office:value-type="float" office:value="3">
              <text:p>3</text:p>
            </table:table-cell>
            <table:table-cell table:style-name="ce8" table:formula="of:=IF(AND([.$A42]&lt;=[.H$1];[.$A41]&gt;[.$A42]);0;IF(EXACT([.$A42];[.H$1]+1);[.G41]+1;[.G41]))" office:value-type="float" office:value="2">
              <text:p>2</text:p>
            </table:table-cell>
            <table:table-cell table:style-name="ce8" table:formula="of:=['Code format'.$C$3]&amp;TEXT([.G42];['Code format'.$B$3])&amp;['Code format'.$D$3]" office:value-type="string" office:string-value="2">
              <text:p>2</text:p>
            </table:table-cell>
            <table:table-cell table:style-name="ce8" table:formula="of:=IF(EXACT([.F41];[.F42]);IF(EXACT([.G41];[.G42]);[.I41];CELL(&quot;Row&quot;;[.I42]));[.F42])" office:value-type="float" office:value="34">
              <text:p>34</text:p>
            </table:table-cell>
            <table:table-cell table:style-name="ce8" table:formula="of:=IF(AND([.$A42]&lt;=[.K$1];[.$A41]&gt;[.$A42]);0;IF(EXACT([.$A42];[.K$1]+1);[.J41]+1;[.J41]))" office:value-type="float" office:value="2">
              <text:p>2</text:p>
            </table:table-cell>
            <table:table-cell table:style-name="ce8" table:formula="of:=['Code format'.$C$4]&amp;TEXT([.J42];['Code format'.$B$4])&amp;['Code format'.$D$4]" office:value-type="string" office:string-value="2">
              <text:p>2</text:p>
            </table:table-cell>
            <table:table-cell table:style-name="ce8" table:formula="of:=IF(EXACT([.I41];[.I42]);IF(EXACT([.J41];[.J42]);[.L41];CELL(&quot;Row&quot;;[.L42]));[.I42])" office:value-type="float" office:value="41">
              <text:p>41</text:p>
            </table:table-cell>
            <table:table-cell table:style-name="ce8" table:formula="of:=IF(AND([.$A42]&lt;=[.N$1];[.$A41]&gt;[.$A42]);0;IF(EXACT([.$A42];[.N$1]+1);[.M41]+1;[.M41]))" office:value-type="float" office:value="1">
              <text:p>1</text:p>
            </table:table-cell>
            <table:table-cell table:style-name="ce8" table:formula="of:=['Code format'.$C$5]&amp;TEXT([.M42];['Code format'.$B$5])&amp;['Code format'.$D$5]" office:value-type="string" office:string-value="1">
              <text:p>1</text:p>
            </table:table-cell>
            <table:table-cell table:style-name="ce8" table:formula="of:=IF(EXACT([.L41];[.L42]);IF(EXACT([.M41];[.M42]);[.O41];CELL(&quot;Row&quot;;[.O42]));[.L42])" office:value-type="float" office:value="42">
              <text:p>42</text:p>
            </table:table-cell>
            <table:table-cell table:style-name="ce8" table:formula="of:=IF(AND([.$A42]&lt;=[.Q$1];[.$A41]&gt;[.$A42]);0;IF(EXACT([.$A42];[.Q$1]+1);[.P41]+1;[.P41]))" office:value-type="float" office:value="0">
              <text:p>0</text:p>
            </table:table-cell>
            <table:table-cell table:style-name="ce8" table:formula="of:=['Code format'.$C$6]&amp;TEXT([.P42];['Code format'.$B$6])&amp;['Code format'.$D$6]" office:value-type="string" office:string-value="0">
              <text:p>0</text:p>
            </table:table-cell>
            <table:table-cell table:style-name="ce8" table:formula="of:=IF(EXACT([.O41];[.O42]);IF(EXACT([.P41];[.P42]);[.R41];CELL(&quot;Row&quot;;[.R42]));[.O42])" office:value-type="float" office:value="42">
              <text:p>42</text:p>
            </table:table-cell>
            <table:table-cell table:style-name="ce8" table:formula="of:=IF(AND([.$A42]&lt;=[.T$1];[.$A41]&gt;[.$A42]);0;IF(EXACT([.$A42];[.T$1]+1);[.S41]+1;[.S41]))" office:value-type="float" office:value="0">
              <text:p>0</text:p>
            </table:table-cell>
            <table:table-cell table:style-name="ce8" table:formula="of:=['Code format'.$C$7]&amp;TEXT([.S42];['Code format'.$B$7])&amp;['Code format'.$D$7]" office:value-type="string" office:string-value="0">
              <text:p>0</text:p>
            </table:table-cell>
            <table:table-cell table:style-name="ce8" table:formula="of:=IF(EXACT([.R41];[.R42]);IF(EXACT([.S41];[.S42]);[.U41];CELL(&quot;Row&quot;;[.U42]));[.R42])" office:value-type="float" office:value="42">
              <text:p>42</text:p>
            </table:table-cell>
            <table:table-cell table:style-name="Nivel5" table:formula="of:=CONCATENATE([.E42];[.H42];[.K42];[.N42];[.Q42];[.T42])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122100">
              <text:p>122100</text:p>
            </table:table-cell>
            <table:table-cell table:style-name="ce9" office:value-type="string">
              <text:p>Ed</text:p>
            </table:table-cell>
            <table:table-cell table:style-name="ce9" office:value-type="string">
              <text:p>Edificios</text:p>
            </table:table-cell>
            <table:table-cell table:style-name="Nivel5" table:formula="of:=[.X42]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Edificios">
              <text:p>Edificios</text:p>
            </table:table-cell>
            <table:table-cell table:style-name="Datos" table:formula="of:=IF(EXACT([.A42];1);&quot;&quot;;IF(EXACT([.A42];2);INDIRECT(CONCATENATE(&quot;V&quot;;[.C42]));IF(EXACT([.A42];3);INDIRECT(CONCATENATE(&quot;V&quot;;[.F42]));IF(EXACT([.A42];4);INDIRECT(CONCATENATE(&quot;V&quot;;[.I42]));IF(EXACT([.A42];5);INDIRECT(CONCATENATE(&quot;V&quot;;[.L42]));IF(EXACT([.A42];6);INDIRECT(CONCATENATE(&quot;V&quot;;[.O42]));IF(EXACT([.A42];7);INDIRECT(CONCATENATE(&quot;V&quot;;[.R42])))))))))" office:value-type="string" office:string-value="122000">
              <text:p>12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42];7));NOT(EXACT([.AB42];&quot;view&quot;)));AND(EXACT([.A42];7);EXACT([.AB42];&quot;view&quot;))))" office:value-type="float" office:value="1">
              <text:p>1</text:p>
            </table:table-cell>
            <table:table-cell table:style-name="Datos" table:formula="of:=VLOOKUP([.AB42];['account.type'.$A$2:.$I$12];8)" office:value-type="string" office:string-value="view">
              <text:p>view</text:p>
            </table:table-cell>
            <table:table-cell table:style-name="Datos" table:formula="of:=VLOOKUP([.AB4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2];1);CHAR(9)&amp;CHAR(9)&amp;&quot;&lt;record id=&quot;&quot;account_account_template_&quot;&amp;SUBSTITUTE([.AG$1]&amp;[.$V42];&quot;-&quot;;&quot;_&quot;)&amp;&quot;&quot;&quot; model=&quot;&quot;account.account.template&quot;&quot;&gt;&quot;&amp;CHAR(13)&amp;CHAR(9)&amp;CHAR(9)&amp;CHAR(9)&amp;&quot;&lt;field name=&quot;&quot;code&quot;&quot;&gt;&quot;&amp;[.AG$1]&amp;[.$V42]&amp;&quot;&lt;/field&gt;&quot;&amp;CHAR(13)&amp;CHAR(9)&amp;CHAR(9)&amp;CHAR(9)&amp;&quot;&lt;field name=&quot;&quot;name&quot;&quot;&gt;&quot;&amp;[.AG$1]&amp;[.$Y42]&amp;&quot;&lt;/field&gt;&quot;&amp;CHAR(13)&amp;CHAR(9)&amp;CHAR(9)&amp;CHAR(9)&amp;&quot;&lt;field name=&quot;&quot;shortcut&quot;&quot;&gt;&quot;&amp;IF(EXACT([.$W42];&quot;&quot;);&quot;&quot;;[.AG$1]&amp;[.$W42])&amp;&quot;&lt;/field&gt;&quot;&amp;CHAR(13)&amp;CHAR(9)&amp;CHAR(9)&amp;CHAR(9)&amp;&quot;&lt;field name=&quot;&quot;parent_id&quot;&quot; ref=&quot;&quot;&quot;&amp;IF(EXACT([.$Z42];&quot;&quot;);&quot;&quot;;[.AG$1]&amp;[.$Z42])&amp;&quot;&quot;&quot;/&gt;&quot;&amp;CHAR(13)&amp;CHAR(9)&amp;CHAR(9)&amp;CHAR(9)&amp;&quot;&lt;field name=&quot;&quot;user_type&quot;&quot; ref=&quot;&quot;account_account_type_&quot;&amp;[.$AB42]&amp;&quot;&quot;&quot;/&gt;&quot;&amp;CHAR(13)&amp;CHAR(9)&amp;CHAR(9)&amp;CHAR(9)&amp;&quot;&lt;field name=&quot;&quot;currency_id&quot;&quot; ref=&quot;&quot;&quot;&amp;[.AA42]&amp;&quot;&quot;&quot;/&gt;&quot;&amp;CHAR(13)&amp;CHAR(9)&amp;CHAR(9)&amp;CHAR(9)&amp;&quot;&lt;field name=&quot;&quot;type&quot;&quot;&gt;&quot;&amp;[.$AD42]&amp;&quot;&lt;/field&gt;&quot;&amp;CHAR(13)&amp;CHAR(9)&amp;CHAR(9)&amp;CHAR(9)&amp;&quot;&lt;field name=&quot;&quot;reconcile&quot;&quot; eval=&quot;&quot;&quot;&amp;[.$AE42]&amp;&quot;&quot;&quot;/&gt;&quot;&amp;IF(EXACT([.$AF42];&quot;&quot;);&quot;&quot;;CHAR(13)&amp;CHAR(9)&amp;CHAR(9)&amp;CHAR(9)&amp;&quot;&lt;field name=&quot;&quot;tax_ids&quot;&quot;&gt;&quot;&amp;SUBSTITUTE([.$AF4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100&quot; model=&quot;account.account.template&quot;&gt;&#13;&#9;&#9;&#9;&lt;field name=&quot;code&quot;&gt;0-122100&lt;/field&gt;&#13;&#9;&#9;&#9;&lt;field name=&quot;name&quot;&gt;0-Edificios&lt;/field&gt;&#13;&#9;&#9;&#9;&lt;field name=&quot;shortcut&quot;&gt;0-Ed&lt;/field&gt;&#13;&#9;&#9;&#9;&lt;field name=&quot;parent_id&quot; ref=&quot;0-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2100" model="account.account.template"&gt;<text:tab/><text:tab/><text:tab/>&lt;field name="code"&gt;0-122100&lt;/field&gt;<text:tab/><text:tab/><text:tab/>&lt;field name="name"&gt;0-Edificios&lt;/field&gt;<text:tab/><text:tab/><text:tab/>&lt;field name="shortcut"&gt;0-Ed&lt;/field&gt;<text:tab/><text:tab/><text:tab/>&lt;field name="parent_id" ref="0-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42];1);CHAR(9)&amp;CHAR(9)&amp;&quot;&lt;record id=&quot;&quot;account_account_template_&quot;&amp;SUBSTITUTE([.AH$1]&amp;[.$V42];&quot;-&quot;;&quot;_&quot;)&amp;&quot;&quot;&quot; model=&quot;&quot;account.account.template&quot;&quot;&gt;&quot;&amp;CHAR(13)&amp;CHAR(9)&amp;CHAR(9)&amp;CHAR(9)&amp;&quot;&lt;field name=&quot;&quot;code&quot;&quot;&gt;&quot;&amp;[.AH$1]&amp;[.$V42]&amp;&quot;&lt;/field&gt;&quot;&amp;CHAR(13)&amp;CHAR(9)&amp;CHAR(9)&amp;CHAR(9)&amp;&quot;&lt;field name=&quot;&quot;name&quot;&quot;&gt;&quot;&amp;[.AH$1]&amp;[.$Y42]&amp;&quot;&lt;/field&gt;&quot;&amp;CHAR(13)&amp;CHAR(9)&amp;CHAR(9)&amp;CHAR(9)&amp;&quot;&lt;field name=&quot;&quot;shortcut&quot;&quot;&gt;&quot;&amp;IF(EXACT([.$W42];&quot;&quot;);&quot;&quot;;[.AH$1]&amp;[.$W42])&amp;&quot;&lt;/field&gt;&quot;&amp;CHAR(13)&amp;CHAR(9)&amp;CHAR(9)&amp;CHAR(9)&amp;&quot;&lt;field name=&quot;&quot;parent_id&quot;&quot; ref=&quot;&quot;&quot;&amp;IF(EXACT([.$Z42];&quot;&quot;);&quot;&quot;;[.AH$1]&amp;[.$Z42])&amp;&quot;&quot;&quot;/&gt;&quot;&amp;CHAR(13)&amp;CHAR(9)&amp;CHAR(9)&amp;CHAR(9)&amp;&quot;&lt;field name=&quot;&quot;user_type&quot;&quot; ref=&quot;&quot;account_account_type_&quot;&amp;[.$AB42]&amp;&quot;&quot;&quot;/&gt;&quot;&amp;CHAR(13)&amp;CHAR(9)&amp;CHAR(9)&amp;CHAR(9)&amp;&quot;&lt;field name=&quot;&quot;currency_id&quot;&quot; ref=&quot;&quot;&quot;&amp;[.AB42]&amp;&quot;&quot;&quot;/&gt;&quot;&amp;CHAR(13)&amp;CHAR(9)&amp;CHAR(9)&amp;CHAR(9)&amp;&quot;&lt;field name=&quot;&quot;type&quot;&quot;&gt;&quot;&amp;[.$AD42]&amp;&quot;&lt;/field&gt;&quot;&amp;CHAR(13)&amp;CHAR(9)&amp;CHAR(9)&amp;CHAR(9)&amp;&quot;&lt;field name=&quot;&quot;reconcile&quot;&quot; eval=&quot;&quot;&quot;&amp;[.$AE42]&amp;&quot;&quot;&quot;/&gt;&quot;&amp;IF(EXACT([.$AF42];&quot;&quot;);&quot;&quot;;CHAR(13)&amp;CHAR(9)&amp;CHAR(9)&amp;CHAR(9)&amp;&quot;&lt;field name=&quot;&quot;tax_ids&quot;&quot;&gt;&quot;&amp;SUBSTITUTE([.$AF4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100&quot; model=&quot;account.account.template&quot;&gt;&#13;&#9;&#9;&#9;&lt;field name=&quot;code&quot;&gt;1-122100&lt;/field&gt;&#13;&#9;&#9;&#9;&lt;field name=&quot;name&quot;&gt;1-Edificios&lt;/field&gt;&#13;&#9;&#9;&#9;&lt;field name=&quot;shortcut&quot;&gt;1-Ed&lt;/field&gt;&#13;&#9;&#9;&#9;&lt;field name=&quot;parent_id&quot; ref=&quot;1-12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2100" model="account.account.template"&gt;<text:tab/><text:tab/><text:tab/>&lt;field name="code"&gt;1-122100&lt;/field&gt;<text:tab/><text:tab/><text:tab/>&lt;field name="name"&gt;1-Edificios&lt;/field&gt;<text:tab/><text:tab/><text:tab/>&lt;field name="shortcut"&gt;1-Ed&lt;/field&gt;<text:tab/><text:tab/><text:tab/>&lt;field name="parent_id" ref="1-12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42]&gt;[.A43];[.A42]=[.A43]);[.A42]&lt;&gt;7))" office:value-type="float" office:value="1">
              <text:p>1</text:p>
            </table:table-cell>
            <table:table-cell table:style-name="ce8" table:formula="of:=IF(EXACT([.A43];1);CELL(&quot;Row&quot;;[.C43]);[.C42])" office:value-type="float" office:value="2">
              <text:p>2</text:p>
            </table:table-cell>
            <table:table-cell table:style-name="ce8" table:formula="of:=IF(EXACT([.$A43];1);0;IF(EXACT([.$A43];2);[.D42]+1;[.D42]))" office:value-type="float" office:value="1">
              <text:p>1</text:p>
            </table:table-cell>
            <table:table-cell table:style-name="ce8" table:formula="of:=['Code format'.$C$2]&amp;TEXT([.D43];['Code format'.$B$2])&amp;['Code format'.$D$2]" office:value-type="string" office:string-value="1">
              <text:p>1</text:p>
            </table:table-cell>
            <table:table-cell table:style-name="ce8" table:formula="of:=IF(EXACT([.C42];[.C43]);IF(EXACT([.D42];[.D43]);[.F42];CELL(&quot;Row&quot;;[.F43]));[.C43])" office:value-type="float" office:value="3">
              <text:p>3</text:p>
            </table:table-cell>
            <table:table-cell table:style-name="ce8" table:formula="of:=IF(AND([.$A43]&lt;=[.H$1];[.$A42]&gt;[.$A43]);0;IF(EXACT([.$A43];[.H$1]+1);[.G42]+1;[.G42]))" office:value-type="float" office:value="2">
              <text:p>2</text:p>
            </table:table-cell>
            <table:table-cell table:style-name="ce8" table:formula="of:=['Code format'.$C$3]&amp;TEXT([.G43];['Code format'.$B$3])&amp;['Code format'.$D$3]" office:value-type="string" office:string-value="2">
              <text:p>2</text:p>
            </table:table-cell>
            <table:table-cell table:style-name="ce8" table:formula="of:=IF(EXACT([.F42];[.F43]);IF(EXACT([.G42];[.G43]);[.I42];CELL(&quot;Row&quot;;[.I43]));[.F43])" office:value-type="float" office:value="34">
              <text:p>34</text:p>
            </table:table-cell>
            <table:table-cell table:style-name="ce8" table:formula="of:=IF(AND([.$A43]&lt;=[.K$1];[.$A42]&gt;[.$A43]);0;IF(EXACT([.$A43];[.K$1]+1);[.J42]+1;[.J42]))" office:value-type="float" office:value="2">
              <text:p>2</text:p>
            </table:table-cell>
            <table:table-cell table:style-name="ce8" table:formula="of:=['Code format'.$C$4]&amp;TEXT([.J43];['Code format'.$B$4])&amp;['Code format'.$D$4]" office:value-type="string" office:string-value="2">
              <text:p>2</text:p>
            </table:table-cell>
            <table:table-cell table:style-name="ce8" table:formula="of:=IF(EXACT([.I42];[.I43]);IF(EXACT([.J42];[.J43]);[.L42];CELL(&quot;Row&quot;;[.L43]));[.I43])" office:value-type="float" office:value="41">
              <text:p>41</text:p>
            </table:table-cell>
            <table:table-cell table:style-name="ce8" table:formula="of:=IF(AND([.$A43]&lt;=[.N$1];[.$A42]&gt;[.$A43]);0;IF(EXACT([.$A43];[.N$1]+1);[.M42]+1;[.M42]))" office:value-type="float" office:value="1">
              <text:p>1</text:p>
            </table:table-cell>
            <table:table-cell table:style-name="ce8" table:formula="of:=['Code format'.$C$5]&amp;TEXT([.M43];['Code format'.$B$5])&amp;['Code format'.$D$5]" office:value-type="string" office:string-value="1">
              <text:p>1</text:p>
            </table:table-cell>
            <table:table-cell table:style-name="ce8" table:formula="of:=IF(EXACT([.L42];[.L43]);IF(EXACT([.M42];[.M43]);[.O42];CELL(&quot;Row&quot;;[.O43]));[.L43])" office:value-type="float" office:value="42">
              <text:p>42</text:p>
            </table:table-cell>
            <table:table-cell table:style-name="ce8" table:formula="of:=IF(AND([.$A43]&lt;=[.Q$1];[.$A42]&gt;[.$A43]);0;IF(EXACT([.$A43];[.Q$1]+1);[.P42]+1;[.P42]))" office:value-type="float" office:value="1">
              <text:p>1</text:p>
            </table:table-cell>
            <table:table-cell table:style-name="ce8" table:formula="of:=['Code format'.$C$6]&amp;TEXT([.P43];['Code format'.$B$6])&amp;['Code format'.$D$6]" office:value-type="string" office:string-value="1">
              <text:p>1</text:p>
            </table:table-cell>
            <table:table-cell table:style-name="ce8" table:formula="of:=IF(EXACT([.O42];[.O43]);IF(EXACT([.P42];[.P43]);[.R42];CELL(&quot;Row&quot;;[.R43]));[.O43])" office:value-type="float" office:value="43">
              <text:p>43</text:p>
            </table:table-cell>
            <table:table-cell table:style-name="ce8" table:formula="of:=IF(AND([.$A43]&lt;=[.T$1];[.$A42]&gt;[.$A43]);0;IF(EXACT([.$A43];[.T$1]+1);[.S42]+1;[.S42]))" office:value-type="float" office:value="0">
              <text:p>0</text:p>
            </table:table-cell>
            <table:table-cell table:style-name="ce8" table:formula="of:=['Code format'.$C$7]&amp;TEXT([.S43];['Code format'.$B$7])&amp;['Code format'.$D$7]" office:value-type="string" office:string-value="0">
              <text:p>0</text:p>
            </table:table-cell>
            <table:table-cell table:style-name="ce8" table:formula="of:=IF(EXACT([.R42];[.R43]);IF(EXACT([.S42];[.S43]);[.U42];CELL(&quot;Row&quot;;[.U43]));[.R43])" office:value-type="float" office:value="43">
              <text:p>43</text:p>
            </table:table-cell>
            <table:table-cell table:style-name="Nivel6" table:formula="of:=CONCATENATE([.E43];[.H43];[.K43];[.N43];[.Q43];[.T43])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122110">
              <text:p>122110</text:p>
            </table:table-cell>
            <table:table-cell table:style-name="ce9" office:value-type="string">
              <text:p>VO</text:p>
            </table:table-cell>
            <table:table-cell table:style-name="ce9" office:value-type="string">
              <text:p>Edificios – Valores originales</text:p>
            </table:table-cell>
            <table:table-cell table:style-name="Nivel6" table:formula="of:=[.X43]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Edificios – Valores originales">
              <text:p>Edificios – Valores originales</text:p>
            </table:table-cell>
            <table:table-cell table:style-name="Datos" table:formula="of:=IF(EXACT([.A43];1);&quot;&quot;;IF(EXACT([.A43];2);INDIRECT(CONCATENATE(&quot;V&quot;;[.C43]));IF(EXACT([.A43];3);INDIRECT(CONCATENATE(&quot;V&quot;;[.F43]));IF(EXACT([.A43];4);INDIRECT(CONCATENATE(&quot;V&quot;;[.I43]));IF(EXACT([.A43];5);INDIRECT(CONCATENATE(&quot;V&quot;;[.L43]));IF(EXACT([.A43];6);INDIRECT(CONCATENATE(&quot;V&quot;;[.O43]));IF(EXACT([.A43];7);INDIRECT(CONCATENATE(&quot;V&quot;;[.R43])))))))))" office:value-type="string" office:string-value="122100">
              <text:p>122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43];7));NOT(EXACT([.AB43];&quot;view&quot;)));AND(EXACT([.A43];7);EXACT([.AB43];&quot;view&quot;))))" office:value-type="float" office:value="1">
              <text:p>1</text:p>
            </table:table-cell>
            <table:table-cell table:style-name="Datos" table:formula="of:=VLOOKUP([.AB43];['account.type'.$A$2:.$I$12];8)" office:value-type="string" office:string-value="view">
              <text:p>view</text:p>
            </table:table-cell>
            <table:table-cell table:style-name="Datos" table:formula="of:=VLOOKUP([.AB4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3];1);CHAR(9)&amp;CHAR(9)&amp;&quot;&lt;record id=&quot;&quot;account_account_template_&quot;&amp;SUBSTITUTE([.AG$1]&amp;[.$V43];&quot;-&quot;;&quot;_&quot;)&amp;&quot;&quot;&quot; model=&quot;&quot;account.account.template&quot;&quot;&gt;&quot;&amp;CHAR(13)&amp;CHAR(9)&amp;CHAR(9)&amp;CHAR(9)&amp;&quot;&lt;field name=&quot;&quot;code&quot;&quot;&gt;&quot;&amp;[.AG$1]&amp;[.$V43]&amp;&quot;&lt;/field&gt;&quot;&amp;CHAR(13)&amp;CHAR(9)&amp;CHAR(9)&amp;CHAR(9)&amp;&quot;&lt;field name=&quot;&quot;name&quot;&quot;&gt;&quot;&amp;[.AG$1]&amp;[.$Y43]&amp;&quot;&lt;/field&gt;&quot;&amp;CHAR(13)&amp;CHAR(9)&amp;CHAR(9)&amp;CHAR(9)&amp;&quot;&lt;field name=&quot;&quot;shortcut&quot;&quot;&gt;&quot;&amp;IF(EXACT([.$W43];&quot;&quot;);&quot;&quot;;[.AG$1]&amp;[.$W43])&amp;&quot;&lt;/field&gt;&quot;&amp;CHAR(13)&amp;CHAR(9)&amp;CHAR(9)&amp;CHAR(9)&amp;&quot;&lt;field name=&quot;&quot;parent_id&quot;&quot; ref=&quot;&quot;&quot;&amp;IF(EXACT([.$Z43];&quot;&quot;);&quot;&quot;;[.AG$1]&amp;[.$Z43])&amp;&quot;&quot;&quot;/&gt;&quot;&amp;CHAR(13)&amp;CHAR(9)&amp;CHAR(9)&amp;CHAR(9)&amp;&quot;&lt;field name=&quot;&quot;user_type&quot;&quot; ref=&quot;&quot;account_account_type_&quot;&amp;[.$AB43]&amp;&quot;&quot;&quot;/&gt;&quot;&amp;CHAR(13)&amp;CHAR(9)&amp;CHAR(9)&amp;CHAR(9)&amp;&quot;&lt;field name=&quot;&quot;currency_id&quot;&quot; ref=&quot;&quot;&quot;&amp;[.AA43]&amp;&quot;&quot;&quot;/&gt;&quot;&amp;CHAR(13)&amp;CHAR(9)&amp;CHAR(9)&amp;CHAR(9)&amp;&quot;&lt;field name=&quot;&quot;type&quot;&quot;&gt;&quot;&amp;[.$AD43]&amp;&quot;&lt;/field&gt;&quot;&amp;CHAR(13)&amp;CHAR(9)&amp;CHAR(9)&amp;CHAR(9)&amp;&quot;&lt;field name=&quot;&quot;reconcile&quot;&quot; eval=&quot;&quot;&quot;&amp;[.$AE43]&amp;&quot;&quot;&quot;/&gt;&quot;&amp;IF(EXACT([.$AF43];&quot;&quot;);&quot;&quot;;CHAR(13)&amp;CHAR(9)&amp;CHAR(9)&amp;CHAR(9)&amp;&quot;&lt;field name=&quot;&quot;tax_ids&quot;&quot;&gt;&quot;&amp;SUBSTITUTE([.$AF4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110&quot; model=&quot;account.account.template&quot;&gt;&#13;&#9;&#9;&#9;&lt;field name=&quot;code&quot;&gt;0-122110&lt;/field&gt;&#13;&#9;&#9;&#9;&lt;field name=&quot;name&quot;&gt;0-Edificios – Valores originales&lt;/field&gt;&#13;&#9;&#9;&#9;&lt;field name=&quot;shortcut&quot;&gt;0-VO&lt;/field&gt;&#13;&#9;&#9;&#9;&lt;field name=&quot;parent_id&quot; ref=&quot;0-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2110" model="account.account.template"&gt;<text:tab/><text:tab/><text:tab/>&lt;field name="code"&gt;0-122110&lt;/field&gt;<text:tab/><text:tab/><text:tab/>&lt;field name="name"&gt;0-Edificios – Valores originales&lt;/field&gt;<text:tab/><text:tab/><text:tab/>&lt;field name="shortcut"&gt;0-VO&lt;/field&gt;<text:tab/><text:tab/><text:tab/>&lt;field name="parent_id" ref="0-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43];1);CHAR(9)&amp;CHAR(9)&amp;&quot;&lt;record id=&quot;&quot;account_account_template_&quot;&amp;SUBSTITUTE([.AH$1]&amp;[.$V43];&quot;-&quot;;&quot;_&quot;)&amp;&quot;&quot;&quot; model=&quot;&quot;account.account.template&quot;&quot;&gt;&quot;&amp;CHAR(13)&amp;CHAR(9)&amp;CHAR(9)&amp;CHAR(9)&amp;&quot;&lt;field name=&quot;&quot;code&quot;&quot;&gt;&quot;&amp;[.AH$1]&amp;[.$V43]&amp;&quot;&lt;/field&gt;&quot;&amp;CHAR(13)&amp;CHAR(9)&amp;CHAR(9)&amp;CHAR(9)&amp;&quot;&lt;field name=&quot;&quot;name&quot;&quot;&gt;&quot;&amp;[.AH$1]&amp;[.$Y43]&amp;&quot;&lt;/field&gt;&quot;&amp;CHAR(13)&amp;CHAR(9)&amp;CHAR(9)&amp;CHAR(9)&amp;&quot;&lt;field name=&quot;&quot;shortcut&quot;&quot;&gt;&quot;&amp;IF(EXACT([.$W43];&quot;&quot;);&quot;&quot;;[.AH$1]&amp;[.$W43])&amp;&quot;&lt;/field&gt;&quot;&amp;CHAR(13)&amp;CHAR(9)&amp;CHAR(9)&amp;CHAR(9)&amp;&quot;&lt;field name=&quot;&quot;parent_id&quot;&quot; ref=&quot;&quot;&quot;&amp;IF(EXACT([.$Z43];&quot;&quot;);&quot;&quot;;[.AH$1]&amp;[.$Z43])&amp;&quot;&quot;&quot;/&gt;&quot;&amp;CHAR(13)&amp;CHAR(9)&amp;CHAR(9)&amp;CHAR(9)&amp;&quot;&lt;field name=&quot;&quot;user_type&quot;&quot; ref=&quot;&quot;account_account_type_&quot;&amp;[.$AB43]&amp;&quot;&quot;&quot;/&gt;&quot;&amp;CHAR(13)&amp;CHAR(9)&amp;CHAR(9)&amp;CHAR(9)&amp;&quot;&lt;field name=&quot;&quot;currency_id&quot;&quot; ref=&quot;&quot;&quot;&amp;[.AB43]&amp;&quot;&quot;&quot;/&gt;&quot;&amp;CHAR(13)&amp;CHAR(9)&amp;CHAR(9)&amp;CHAR(9)&amp;&quot;&lt;field name=&quot;&quot;type&quot;&quot;&gt;&quot;&amp;[.$AD43]&amp;&quot;&lt;/field&gt;&quot;&amp;CHAR(13)&amp;CHAR(9)&amp;CHAR(9)&amp;CHAR(9)&amp;&quot;&lt;field name=&quot;&quot;reconcile&quot;&quot; eval=&quot;&quot;&quot;&amp;[.$AE43]&amp;&quot;&quot;&quot;/&gt;&quot;&amp;IF(EXACT([.$AF43];&quot;&quot;);&quot;&quot;;CHAR(13)&amp;CHAR(9)&amp;CHAR(9)&amp;CHAR(9)&amp;&quot;&lt;field name=&quot;&quot;tax_ids&quot;&quot;&gt;&quot;&amp;SUBSTITUTE([.$AF4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110&quot; model=&quot;account.account.template&quot;&gt;&#13;&#9;&#9;&#9;&lt;field name=&quot;code&quot;&gt;1-122110&lt;/field&gt;&#13;&#9;&#9;&#9;&lt;field name=&quot;name&quot;&gt;1-Edificios – Valores originales&lt;/field&gt;&#13;&#9;&#9;&#9;&lt;field name=&quot;shortcut&quot;&gt;1-VO&lt;/field&gt;&#13;&#9;&#9;&#9;&lt;field name=&quot;parent_id&quot; ref=&quot;1-1221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2110" model="account.account.template"&gt;<text:tab/><text:tab/><text:tab/>&lt;field name="code"&gt;1-122110&lt;/field&gt;<text:tab/><text:tab/><text:tab/>&lt;field name="name"&gt;1-Edificios – Valores originales&lt;/field&gt;<text:tab/><text:tab/><text:tab/>&lt;field name="shortcut"&gt;1-VO&lt;/field&gt;<text:tab/><text:tab/><text:tab/>&lt;field name="parent_id" ref="1-1221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43]&gt;[.A44];[.A43]=[.A44]);[.A43]&lt;&gt;7))" office:value-type="float" office:value="1">
              <text:p>1</text:p>
            </table:table-cell>
            <table:table-cell table:style-name="ce8" table:formula="of:=IF(EXACT([.A44];1);CELL(&quot;Row&quot;;[.C44]);[.C43])" office:value-type="float" office:value="2">
              <text:p>2</text:p>
            </table:table-cell>
            <table:table-cell table:style-name="ce8" table:formula="of:=IF(EXACT([.$A44];1);0;IF(EXACT([.$A44];2);[.D43]+1;[.D43]))" office:value-type="float" office:value="1">
              <text:p>1</text:p>
            </table:table-cell>
            <table:table-cell table:style-name="ce8" table:formula="of:=['Code format'.$C$2]&amp;TEXT([.D44];['Code format'.$B$2])&amp;['Code format'.$D$2]" office:value-type="string" office:string-value="1">
              <text:p>1</text:p>
            </table:table-cell>
            <table:table-cell table:style-name="ce8" table:formula="of:=IF(EXACT([.C43];[.C44]);IF(EXACT([.D43];[.D44]);[.F43];CELL(&quot;Row&quot;;[.F44]));[.C44])" office:value-type="float" office:value="3">
              <text:p>3</text:p>
            </table:table-cell>
            <table:table-cell table:style-name="ce8" table:formula="of:=IF(AND([.$A44]&lt;=[.H$1];[.$A43]&gt;[.$A44]);0;IF(EXACT([.$A44];[.H$1]+1);[.G43]+1;[.G43]))" office:value-type="float" office:value="2">
              <text:p>2</text:p>
            </table:table-cell>
            <table:table-cell table:style-name="ce8" table:formula="of:=['Code format'.$C$3]&amp;TEXT([.G44];['Code format'.$B$3])&amp;['Code format'.$D$3]" office:value-type="string" office:string-value="2">
              <text:p>2</text:p>
            </table:table-cell>
            <table:table-cell table:style-name="ce8" table:formula="of:=IF(EXACT([.F43];[.F44]);IF(EXACT([.G43];[.G44]);[.I43];CELL(&quot;Row&quot;;[.I44]));[.F44])" office:value-type="float" office:value="34">
              <text:p>34</text:p>
            </table:table-cell>
            <table:table-cell table:style-name="ce8" table:formula="of:=IF(AND([.$A44]&lt;=[.K$1];[.$A43]&gt;[.$A44]);0;IF(EXACT([.$A44];[.K$1]+1);[.J43]+1;[.J43]))" office:value-type="float" office:value="2">
              <text:p>2</text:p>
            </table:table-cell>
            <table:table-cell table:style-name="ce8" table:formula="of:=['Code format'.$C$4]&amp;TEXT([.J44];['Code format'.$B$4])&amp;['Code format'.$D$4]" office:value-type="string" office:string-value="2">
              <text:p>2</text:p>
            </table:table-cell>
            <table:table-cell table:style-name="ce8" table:formula="of:=IF(EXACT([.I43];[.I44]);IF(EXACT([.J43];[.J44]);[.L43];CELL(&quot;Row&quot;;[.L44]));[.I44])" office:value-type="float" office:value="41">
              <text:p>41</text:p>
            </table:table-cell>
            <table:table-cell table:style-name="ce8" table:formula="of:=IF(AND([.$A44]&lt;=[.N$1];[.$A43]&gt;[.$A44]);0;IF(EXACT([.$A44];[.N$1]+1);[.M43]+1;[.M43]))" office:value-type="float" office:value="1">
              <text:p>1</text:p>
            </table:table-cell>
            <table:table-cell table:style-name="ce8" table:formula="of:=['Code format'.$C$5]&amp;TEXT([.M44];['Code format'.$B$5])&amp;['Code format'.$D$5]" office:value-type="string" office:string-value="1">
              <text:p>1</text:p>
            </table:table-cell>
            <table:table-cell table:style-name="ce8" table:formula="of:=IF(EXACT([.L43];[.L44]);IF(EXACT([.M43];[.M44]);[.O43];CELL(&quot;Row&quot;;[.O44]));[.L44])" office:value-type="float" office:value="42">
              <text:p>42</text:p>
            </table:table-cell>
            <table:table-cell table:style-name="ce8" table:formula="of:=IF(AND([.$A44]&lt;=[.Q$1];[.$A43]&gt;[.$A44]);0;IF(EXACT([.$A44];[.Q$1]+1);[.P43]+1;[.P43]))" office:value-type="float" office:value="1">
              <text:p>1</text:p>
            </table:table-cell>
            <table:table-cell table:style-name="ce8" table:formula="of:=['Code format'.$C$6]&amp;TEXT([.P44];['Code format'.$B$6])&amp;['Code format'.$D$6]" office:value-type="string" office:string-value="1">
              <text:p>1</text:p>
            </table:table-cell>
            <table:table-cell table:style-name="ce8" table:formula="of:=IF(EXACT([.O43];[.O44]);IF(EXACT([.P43];[.P44]);[.R43];CELL(&quot;Row&quot;;[.R44]));[.O44])" office:value-type="float" office:value="43">
              <text:p>43</text:p>
            </table:table-cell>
            <table:table-cell table:style-name="ce8" table:formula="of:=IF(AND([.$A44]&lt;=[.T$1];[.$A43]&gt;[.$A44]);0;IF(EXACT([.$A44];[.T$1]+1);[.S43]+1;[.S43]))" office:value-type="float" office:value="1">
              <text:p>1</text:p>
            </table:table-cell>
            <table:table-cell table:style-name="ce8" table:formula="of:=['Code format'.$C$7]&amp;TEXT([.S44];['Code format'.$B$7])&amp;['Code format'.$D$7]" office:value-type="string" office:string-value="1">
              <text:p>1</text:p>
            </table:table-cell>
            <table:table-cell table:style-name="ce8" table:formula="of:=IF(EXACT([.R43];[.R44]);IF(EXACT([.S43];[.S44]);[.U43];CELL(&quot;Row&quot;;[.U44]));[.R44])" office:value-type="float" office:value="44">
              <text:p>44</text:p>
            </table:table-cell>
            <table:table-cell table:style-name="Nivel7" table:formula="of:=CONCATENATE([.E44];[.H44];[.K44];[.N44];[.Q44];[.T44])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122111">
              <text:p>122111</text:p>
            </table:table-cell>
            <table:table-cell table:style-name="ce10"/>
            <table:table-cell table:style-name="ce9" office:value-type="string">
              <text:p>Edificio 1</text:p>
            </table:table-cell>
            <table:table-cell table:style-name="Nivel7" table:formula="of:=[.X44]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Edificio 1">
              <text:p>Edificio 1</text:p>
            </table:table-cell>
            <table:table-cell table:style-name="Datos" table:formula="of:=IF(EXACT([.A44];1);&quot;&quot;;IF(EXACT([.A44];2);INDIRECT(CONCATENATE(&quot;V&quot;;[.C44]));IF(EXACT([.A44];3);INDIRECT(CONCATENATE(&quot;V&quot;;[.F44]));IF(EXACT([.A44];4);INDIRECT(CONCATENATE(&quot;V&quot;;[.I44]));IF(EXACT([.A44];5);INDIRECT(CONCATENATE(&quot;V&quot;;[.L44]));IF(EXACT([.A44];6);INDIRECT(CONCATENATE(&quot;V&quot;;[.O44]));IF(EXACT([.A44];7);INDIRECT(CONCATENATE(&quot;V&quot;;[.R44])))))))))" office:value-type="string" office:string-value="122110">
              <text:p>122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44];7));NOT(EXACT([.AB44];&quot;view&quot;)));AND(EXACT([.A44];7);EXACT([.AB44];&quot;view&quot;))))" office:value-type="float" office:value="1">
              <text:p>1</text:p>
            </table:table-cell>
            <table:table-cell table:style-name="Datos" table:formula="of:=VLOOKUP([.AB44];['account.type'.$A$2:.$I$12];8)" office:value-type="string" office:string-value="other">
              <text:p>other</text:p>
            </table:table-cell>
            <table:table-cell table:style-name="Datos" table:formula="of:=VLOOKUP([.AB44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4];1);CHAR(9)&amp;CHAR(9)&amp;&quot;&lt;record id=&quot;&quot;account_account_template_&quot;&amp;SUBSTITUTE([.AG$1]&amp;[.$V44];&quot;-&quot;;&quot;_&quot;)&amp;&quot;&quot;&quot; model=&quot;&quot;account.account.template&quot;&quot;&gt;&quot;&amp;CHAR(13)&amp;CHAR(9)&amp;CHAR(9)&amp;CHAR(9)&amp;&quot;&lt;field name=&quot;&quot;code&quot;&quot;&gt;&quot;&amp;[.AG$1]&amp;[.$V44]&amp;&quot;&lt;/field&gt;&quot;&amp;CHAR(13)&amp;CHAR(9)&amp;CHAR(9)&amp;CHAR(9)&amp;&quot;&lt;field name=&quot;&quot;name&quot;&quot;&gt;&quot;&amp;[.AG$1]&amp;[.$Y44]&amp;&quot;&lt;/field&gt;&quot;&amp;CHAR(13)&amp;CHAR(9)&amp;CHAR(9)&amp;CHAR(9)&amp;&quot;&lt;field name=&quot;&quot;shortcut&quot;&quot;&gt;&quot;&amp;IF(EXACT([.$W44];&quot;&quot;);&quot;&quot;;[.AG$1]&amp;[.$W44])&amp;&quot;&lt;/field&gt;&quot;&amp;CHAR(13)&amp;CHAR(9)&amp;CHAR(9)&amp;CHAR(9)&amp;&quot;&lt;field name=&quot;&quot;parent_id&quot;&quot; ref=&quot;&quot;&quot;&amp;IF(EXACT([.$Z44];&quot;&quot;);&quot;&quot;;[.AG$1]&amp;[.$Z44])&amp;&quot;&quot;&quot;/&gt;&quot;&amp;CHAR(13)&amp;CHAR(9)&amp;CHAR(9)&amp;CHAR(9)&amp;&quot;&lt;field name=&quot;&quot;user_type&quot;&quot; ref=&quot;&quot;account_account_type_&quot;&amp;[.$AB44]&amp;&quot;&quot;&quot;/&gt;&quot;&amp;CHAR(13)&amp;CHAR(9)&amp;CHAR(9)&amp;CHAR(9)&amp;&quot;&lt;field name=&quot;&quot;currency_id&quot;&quot; ref=&quot;&quot;&quot;&amp;[.AA44]&amp;&quot;&quot;&quot;/&gt;&quot;&amp;CHAR(13)&amp;CHAR(9)&amp;CHAR(9)&amp;CHAR(9)&amp;&quot;&lt;field name=&quot;&quot;type&quot;&quot;&gt;&quot;&amp;[.$AD44]&amp;&quot;&lt;/field&gt;&quot;&amp;CHAR(13)&amp;CHAR(9)&amp;CHAR(9)&amp;CHAR(9)&amp;&quot;&lt;field name=&quot;&quot;reconcile&quot;&quot; eval=&quot;&quot;&quot;&amp;[.$AE44]&amp;&quot;&quot;&quot;/&gt;&quot;&amp;IF(EXACT([.$AF44];&quot;&quot;);&quot;&quot;;CHAR(13)&amp;CHAR(9)&amp;CHAR(9)&amp;CHAR(9)&amp;&quot;&lt;field name=&quot;&quot;tax_ids&quot;&quot;&gt;&quot;&amp;SUBSTITUTE([.$AF4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111&quot; model=&quot;account.account.template&quot;&gt;&#13;&#9;&#9;&#9;&lt;field name=&quot;code&quot;&gt;0-122111&lt;/field&gt;&#13;&#9;&#9;&#9;&lt;field name=&quot;name&quot;&gt;0-Edificio 1&lt;/field&gt;&#13;&#9;&#9;&#9;&lt;field name=&quot;shortcut&quot;&gt;&lt;/field&gt;&#13;&#9;&#9;&#9;&lt;field name=&quot;parent_id&quot; ref=&quot;0-122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2111" model="account.account.template"&gt;<text:tab/><text:tab/><text:tab/>&lt;field name="code"&gt;0-122111&lt;/field&gt;<text:tab/><text:tab/><text:tab/>&lt;field name="name"&gt;0-Edificio 1&lt;/field&gt;<text:tab/><text:tab/><text:tab/>&lt;field name="shortcut"&gt;&lt;/field&gt;<text:tab/><text:tab/><text:tab/>&lt;field name="parent_id" ref="0-122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44];1);CHAR(9)&amp;CHAR(9)&amp;&quot;&lt;record id=&quot;&quot;account_account_template_&quot;&amp;SUBSTITUTE([.AH$1]&amp;[.$V44];&quot;-&quot;;&quot;_&quot;)&amp;&quot;&quot;&quot; model=&quot;&quot;account.account.template&quot;&quot;&gt;&quot;&amp;CHAR(13)&amp;CHAR(9)&amp;CHAR(9)&amp;CHAR(9)&amp;&quot;&lt;field name=&quot;&quot;code&quot;&quot;&gt;&quot;&amp;[.AH$1]&amp;[.$V44]&amp;&quot;&lt;/field&gt;&quot;&amp;CHAR(13)&amp;CHAR(9)&amp;CHAR(9)&amp;CHAR(9)&amp;&quot;&lt;field name=&quot;&quot;name&quot;&quot;&gt;&quot;&amp;[.AH$1]&amp;[.$Y44]&amp;&quot;&lt;/field&gt;&quot;&amp;CHAR(13)&amp;CHAR(9)&amp;CHAR(9)&amp;CHAR(9)&amp;&quot;&lt;field name=&quot;&quot;shortcut&quot;&quot;&gt;&quot;&amp;IF(EXACT([.$W44];&quot;&quot;);&quot;&quot;;[.AH$1]&amp;[.$W44])&amp;&quot;&lt;/field&gt;&quot;&amp;CHAR(13)&amp;CHAR(9)&amp;CHAR(9)&amp;CHAR(9)&amp;&quot;&lt;field name=&quot;&quot;parent_id&quot;&quot; ref=&quot;&quot;&quot;&amp;IF(EXACT([.$Z44];&quot;&quot;);&quot;&quot;;[.AH$1]&amp;[.$Z44])&amp;&quot;&quot;&quot;/&gt;&quot;&amp;CHAR(13)&amp;CHAR(9)&amp;CHAR(9)&amp;CHAR(9)&amp;&quot;&lt;field name=&quot;&quot;user_type&quot;&quot; ref=&quot;&quot;account_account_type_&quot;&amp;[.$AB44]&amp;&quot;&quot;&quot;/&gt;&quot;&amp;CHAR(13)&amp;CHAR(9)&amp;CHAR(9)&amp;CHAR(9)&amp;&quot;&lt;field name=&quot;&quot;currency_id&quot;&quot; ref=&quot;&quot;&quot;&amp;[.AB44]&amp;&quot;&quot;&quot;/&gt;&quot;&amp;CHAR(13)&amp;CHAR(9)&amp;CHAR(9)&amp;CHAR(9)&amp;&quot;&lt;field name=&quot;&quot;type&quot;&quot;&gt;&quot;&amp;[.$AD44]&amp;&quot;&lt;/field&gt;&quot;&amp;CHAR(13)&amp;CHAR(9)&amp;CHAR(9)&amp;CHAR(9)&amp;&quot;&lt;field name=&quot;&quot;reconcile&quot;&quot; eval=&quot;&quot;&quot;&amp;[.$AE44]&amp;&quot;&quot;&quot;/&gt;&quot;&amp;IF(EXACT([.$AF44];&quot;&quot;);&quot;&quot;;CHAR(13)&amp;CHAR(9)&amp;CHAR(9)&amp;CHAR(9)&amp;&quot;&lt;field name=&quot;&quot;tax_ids&quot;&quot;&gt;&quot;&amp;SUBSTITUTE([.$AF4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111&quot; model=&quot;account.account.template&quot;&gt;&#13;&#9;&#9;&#9;&lt;field name=&quot;code&quot;&gt;1-122111&lt;/field&gt;&#13;&#9;&#9;&#9;&lt;field name=&quot;name&quot;&gt;1-Edificio 1&lt;/field&gt;&#13;&#9;&#9;&#9;&lt;field name=&quot;shortcut&quot;&gt;&lt;/field&gt;&#13;&#9;&#9;&#9;&lt;field name=&quot;parent_id&quot; ref=&quot;1-12211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2111" model="account.account.template"&gt;<text:tab/><text:tab/><text:tab/>&lt;field name="code"&gt;1-122111&lt;/field&gt;<text:tab/><text:tab/><text:tab/>&lt;field name="name"&gt;1-Edificio 1&lt;/field&gt;<text:tab/><text:tab/><text:tab/>&lt;field name="shortcut"&gt;&lt;/field&gt;<text:tab/><text:tab/><text:tab/>&lt;field name="parent_id" ref="1-12211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44]&gt;[.A45];[.A44]=[.A45]);[.A44]&lt;&gt;7))" office:value-type="float" office:value="1">
              <text:p>1</text:p>
            </table:table-cell>
            <table:table-cell table:style-name="ce8" table:formula="of:=IF(EXACT([.A45];1);CELL(&quot;Row&quot;;[.C45]);[.C44])" office:value-type="float" office:value="2">
              <text:p>2</text:p>
            </table:table-cell>
            <table:table-cell table:style-name="ce8" table:formula="of:=IF(EXACT([.$A45];1);0;IF(EXACT([.$A45];2);[.D44]+1;[.D44]))" office:value-type="float" office:value="1">
              <text:p>1</text:p>
            </table:table-cell>
            <table:table-cell table:style-name="ce8" table:formula="of:=['Code format'.$C$2]&amp;TEXT([.D45];['Code format'.$B$2])&amp;['Code format'.$D$2]" office:value-type="string" office:string-value="1">
              <text:p>1</text:p>
            </table:table-cell>
            <table:table-cell table:style-name="ce8" table:formula="of:=IF(EXACT([.C44];[.C45]);IF(EXACT([.D44];[.D45]);[.F44];CELL(&quot;Row&quot;;[.F45]));[.C45])" office:value-type="float" office:value="3">
              <text:p>3</text:p>
            </table:table-cell>
            <table:table-cell table:style-name="ce8" table:formula="of:=IF(AND([.$A45]&lt;=[.H$1];[.$A44]&gt;[.$A45]);0;IF(EXACT([.$A45];[.H$1]+1);[.G44]+1;[.G44]))" office:value-type="float" office:value="2">
              <text:p>2</text:p>
            </table:table-cell>
            <table:table-cell table:style-name="ce8" table:formula="of:=['Code format'.$C$3]&amp;TEXT([.G45];['Code format'.$B$3])&amp;['Code format'.$D$3]" office:value-type="string" office:string-value="2">
              <text:p>2</text:p>
            </table:table-cell>
            <table:table-cell table:style-name="ce8" table:formula="of:=IF(EXACT([.F44];[.F45]);IF(EXACT([.G44];[.G45]);[.I44];CELL(&quot;Row&quot;;[.I45]));[.F45])" office:value-type="float" office:value="34">
              <text:p>34</text:p>
            </table:table-cell>
            <table:table-cell table:style-name="ce8" table:formula="of:=IF(AND([.$A45]&lt;=[.K$1];[.$A44]&gt;[.$A45]);0;IF(EXACT([.$A45];[.K$1]+1);[.J44]+1;[.J44]))" office:value-type="float" office:value="2">
              <text:p>2</text:p>
            </table:table-cell>
            <table:table-cell table:style-name="ce8" table:formula="of:=['Code format'.$C$4]&amp;TEXT([.J45];['Code format'.$B$4])&amp;['Code format'.$D$4]" office:value-type="string" office:string-value="2">
              <text:p>2</text:p>
            </table:table-cell>
            <table:table-cell table:style-name="ce8" table:formula="of:=IF(EXACT([.I44];[.I45]);IF(EXACT([.J44];[.J45]);[.L44];CELL(&quot;Row&quot;;[.L45]));[.I45])" office:value-type="float" office:value="41">
              <text:p>41</text:p>
            </table:table-cell>
            <table:table-cell table:style-name="ce8" table:formula="of:=IF(AND([.$A45]&lt;=[.N$1];[.$A44]&gt;[.$A45]);0;IF(EXACT([.$A45];[.N$1]+1);[.M44]+1;[.M44]))" office:value-type="float" office:value="1">
              <text:p>1</text:p>
            </table:table-cell>
            <table:table-cell table:style-name="ce8" table:formula="of:=['Code format'.$C$5]&amp;TEXT([.M45];['Code format'.$B$5])&amp;['Code format'.$D$5]" office:value-type="string" office:string-value="1">
              <text:p>1</text:p>
            </table:table-cell>
            <table:table-cell table:style-name="ce8" table:formula="of:=IF(EXACT([.L44];[.L45]);IF(EXACT([.M44];[.M45]);[.O44];CELL(&quot;Row&quot;;[.O45]));[.L45])" office:value-type="float" office:value="42">
              <text:p>42</text:p>
            </table:table-cell>
            <table:table-cell table:style-name="ce8" table:formula="of:=IF(AND([.$A45]&lt;=[.Q$1];[.$A44]&gt;[.$A45]);0;IF(EXACT([.$A45];[.Q$1]+1);[.P44]+1;[.P44]))" office:value-type="float" office:value="2">
              <text:p>2</text:p>
            </table:table-cell>
            <table:table-cell table:style-name="ce8" table:formula="of:=['Code format'.$C$6]&amp;TEXT([.P45];['Code format'.$B$6])&amp;['Code format'.$D$6]" office:value-type="string" office:string-value="2">
              <text:p>2</text:p>
            </table:table-cell>
            <table:table-cell table:style-name="ce8" table:formula="of:=IF(EXACT([.O44];[.O45]);IF(EXACT([.P44];[.P45]);[.R44];CELL(&quot;Row&quot;;[.R45]));[.O45])" office:value-type="float" office:value="45">
              <text:p>45</text:p>
            </table:table-cell>
            <table:table-cell table:style-name="ce8" table:formula="of:=IF(AND([.$A45]&lt;=[.T$1];[.$A44]&gt;[.$A45]);0;IF(EXACT([.$A45];[.T$1]+1);[.S44]+1;[.S44]))" office:value-type="float" office:value="0">
              <text:p>0</text:p>
            </table:table-cell>
            <table:table-cell table:style-name="ce8" table:formula="of:=['Code format'.$C$7]&amp;TEXT([.S45];['Code format'.$B$7])&amp;['Code format'.$D$7]" office:value-type="string" office:string-value="0">
              <text:p>0</text:p>
            </table:table-cell>
            <table:table-cell table:style-name="ce8" table:formula="of:=IF(EXACT([.R44];[.R45]);IF(EXACT([.S44];[.S45]);[.U44];CELL(&quot;Row&quot;;[.U45]));[.R45])" office:value-type="float" office:value="45">
              <text:p>45</text:p>
            </table:table-cell>
            <table:table-cell table:style-name="Nivel6" table:formula="of:=CONCATENATE([.E45];[.H45];[.K45];[.N45];[.Q45];[.T45])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122120">
              <text:p>122120</text:p>
            </table:table-cell>
            <table:table-cell table:style-name="ce9" office:value-type="string">
              <text:p>Rev</text:p>
            </table:table-cell>
            <table:table-cell table:style-name="ce9" office:value-type="string">
              <text:p>Edificios – Revaluaciones</text:p>
            </table:table-cell>
            <table:table-cell table:style-name="Nivel6" table:formula="of:=[.X45]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Edificios – Revaluaciones">
              <text:p>Edificios – Revaluaciones</text:p>
            </table:table-cell>
            <table:table-cell table:style-name="Datos" table:formula="of:=IF(EXACT([.A45];1);&quot;&quot;;IF(EXACT([.A45];2);INDIRECT(CONCATENATE(&quot;V&quot;;[.C45]));IF(EXACT([.A45];3);INDIRECT(CONCATENATE(&quot;V&quot;;[.F45]));IF(EXACT([.A45];4);INDIRECT(CONCATENATE(&quot;V&quot;;[.I45]));IF(EXACT([.A45];5);INDIRECT(CONCATENATE(&quot;V&quot;;[.L45]));IF(EXACT([.A45];6);INDIRECT(CONCATENATE(&quot;V&quot;;[.O45]));IF(EXACT([.A45];7);INDIRECT(CONCATENATE(&quot;V&quot;;[.R45])))))))))" office:value-type="string" office:string-value="122100">
              <text:p>122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45];7));NOT(EXACT([.AB45];&quot;view&quot;)));AND(EXACT([.A45];7);EXACT([.AB45];&quot;view&quot;))))" office:value-type="float" office:value="1">
              <text:p>1</text:p>
            </table:table-cell>
            <table:table-cell table:style-name="Datos" table:formula="of:=VLOOKUP([.AB45];['account.type'.$A$2:.$I$12];8)" office:value-type="string" office:string-value="view">
              <text:p>view</text:p>
            </table:table-cell>
            <table:table-cell table:style-name="Datos" table:formula="of:=VLOOKUP([.AB4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5];1);CHAR(9)&amp;CHAR(9)&amp;&quot;&lt;record id=&quot;&quot;account_account_template_&quot;&amp;SUBSTITUTE([.AG$1]&amp;[.$V45];&quot;-&quot;;&quot;_&quot;)&amp;&quot;&quot;&quot; model=&quot;&quot;account.account.template&quot;&quot;&gt;&quot;&amp;CHAR(13)&amp;CHAR(9)&amp;CHAR(9)&amp;CHAR(9)&amp;&quot;&lt;field name=&quot;&quot;code&quot;&quot;&gt;&quot;&amp;[.AG$1]&amp;[.$V45]&amp;&quot;&lt;/field&gt;&quot;&amp;CHAR(13)&amp;CHAR(9)&amp;CHAR(9)&amp;CHAR(9)&amp;&quot;&lt;field name=&quot;&quot;name&quot;&quot;&gt;&quot;&amp;[.AG$1]&amp;[.$Y45]&amp;&quot;&lt;/field&gt;&quot;&amp;CHAR(13)&amp;CHAR(9)&amp;CHAR(9)&amp;CHAR(9)&amp;&quot;&lt;field name=&quot;&quot;shortcut&quot;&quot;&gt;&quot;&amp;IF(EXACT([.$W45];&quot;&quot;);&quot;&quot;;[.AG$1]&amp;[.$W45])&amp;&quot;&lt;/field&gt;&quot;&amp;CHAR(13)&amp;CHAR(9)&amp;CHAR(9)&amp;CHAR(9)&amp;&quot;&lt;field name=&quot;&quot;parent_id&quot;&quot; ref=&quot;&quot;&quot;&amp;IF(EXACT([.$Z45];&quot;&quot;);&quot;&quot;;[.AG$1]&amp;[.$Z45])&amp;&quot;&quot;&quot;/&gt;&quot;&amp;CHAR(13)&amp;CHAR(9)&amp;CHAR(9)&amp;CHAR(9)&amp;&quot;&lt;field name=&quot;&quot;user_type&quot;&quot; ref=&quot;&quot;account_account_type_&quot;&amp;[.$AB45]&amp;&quot;&quot;&quot;/&gt;&quot;&amp;CHAR(13)&amp;CHAR(9)&amp;CHAR(9)&amp;CHAR(9)&amp;&quot;&lt;field name=&quot;&quot;currency_id&quot;&quot; ref=&quot;&quot;&quot;&amp;[.AA45]&amp;&quot;&quot;&quot;/&gt;&quot;&amp;CHAR(13)&amp;CHAR(9)&amp;CHAR(9)&amp;CHAR(9)&amp;&quot;&lt;field name=&quot;&quot;type&quot;&quot;&gt;&quot;&amp;[.$AD45]&amp;&quot;&lt;/field&gt;&quot;&amp;CHAR(13)&amp;CHAR(9)&amp;CHAR(9)&amp;CHAR(9)&amp;&quot;&lt;field name=&quot;&quot;reconcile&quot;&quot; eval=&quot;&quot;&quot;&amp;[.$AE45]&amp;&quot;&quot;&quot;/&gt;&quot;&amp;IF(EXACT([.$AF45];&quot;&quot;);&quot;&quot;;CHAR(13)&amp;CHAR(9)&amp;CHAR(9)&amp;CHAR(9)&amp;&quot;&lt;field name=&quot;&quot;tax_ids&quot;&quot;&gt;&quot;&amp;SUBSTITUTE([.$AF4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120&quot; model=&quot;account.account.template&quot;&gt;&#13;&#9;&#9;&#9;&lt;field name=&quot;code&quot;&gt;0-122120&lt;/field&gt;&#13;&#9;&#9;&#9;&lt;field name=&quot;name&quot;&gt;0-Edificios – Revaluaciones&lt;/field&gt;&#13;&#9;&#9;&#9;&lt;field name=&quot;shortcut&quot;&gt;0-Rev&lt;/field&gt;&#13;&#9;&#9;&#9;&lt;field name=&quot;parent_id&quot; ref=&quot;0-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2120" model="account.account.template"&gt;<text:tab/><text:tab/><text:tab/>&lt;field name="code"&gt;0-122120&lt;/field&gt;<text:tab/><text:tab/><text:tab/>&lt;field name="name"&gt;0-Edificios – Revaluaciones&lt;/field&gt;<text:tab/><text:tab/><text:tab/>&lt;field name="shortcut"&gt;0-Rev&lt;/field&gt;<text:tab/><text:tab/><text:tab/>&lt;field name="parent_id" ref="0-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45];1);CHAR(9)&amp;CHAR(9)&amp;&quot;&lt;record id=&quot;&quot;account_account_template_&quot;&amp;SUBSTITUTE([.AH$1]&amp;[.$V45];&quot;-&quot;;&quot;_&quot;)&amp;&quot;&quot;&quot; model=&quot;&quot;account.account.template&quot;&quot;&gt;&quot;&amp;CHAR(13)&amp;CHAR(9)&amp;CHAR(9)&amp;CHAR(9)&amp;&quot;&lt;field name=&quot;&quot;code&quot;&quot;&gt;&quot;&amp;[.AH$1]&amp;[.$V45]&amp;&quot;&lt;/field&gt;&quot;&amp;CHAR(13)&amp;CHAR(9)&amp;CHAR(9)&amp;CHAR(9)&amp;&quot;&lt;field name=&quot;&quot;name&quot;&quot;&gt;&quot;&amp;[.AH$1]&amp;[.$Y45]&amp;&quot;&lt;/field&gt;&quot;&amp;CHAR(13)&amp;CHAR(9)&amp;CHAR(9)&amp;CHAR(9)&amp;&quot;&lt;field name=&quot;&quot;shortcut&quot;&quot;&gt;&quot;&amp;IF(EXACT([.$W45];&quot;&quot;);&quot;&quot;;[.AH$1]&amp;[.$W45])&amp;&quot;&lt;/field&gt;&quot;&amp;CHAR(13)&amp;CHAR(9)&amp;CHAR(9)&amp;CHAR(9)&amp;&quot;&lt;field name=&quot;&quot;parent_id&quot;&quot; ref=&quot;&quot;&quot;&amp;IF(EXACT([.$Z45];&quot;&quot;);&quot;&quot;;[.AH$1]&amp;[.$Z45])&amp;&quot;&quot;&quot;/&gt;&quot;&amp;CHAR(13)&amp;CHAR(9)&amp;CHAR(9)&amp;CHAR(9)&amp;&quot;&lt;field name=&quot;&quot;user_type&quot;&quot; ref=&quot;&quot;account_account_type_&quot;&amp;[.$AB45]&amp;&quot;&quot;&quot;/&gt;&quot;&amp;CHAR(13)&amp;CHAR(9)&amp;CHAR(9)&amp;CHAR(9)&amp;&quot;&lt;field name=&quot;&quot;currency_id&quot;&quot; ref=&quot;&quot;&quot;&amp;[.AB45]&amp;&quot;&quot;&quot;/&gt;&quot;&amp;CHAR(13)&amp;CHAR(9)&amp;CHAR(9)&amp;CHAR(9)&amp;&quot;&lt;field name=&quot;&quot;type&quot;&quot;&gt;&quot;&amp;[.$AD45]&amp;&quot;&lt;/field&gt;&quot;&amp;CHAR(13)&amp;CHAR(9)&amp;CHAR(9)&amp;CHAR(9)&amp;&quot;&lt;field name=&quot;&quot;reconcile&quot;&quot; eval=&quot;&quot;&quot;&amp;[.$AE45]&amp;&quot;&quot;&quot;/&gt;&quot;&amp;IF(EXACT([.$AF45];&quot;&quot;);&quot;&quot;;CHAR(13)&amp;CHAR(9)&amp;CHAR(9)&amp;CHAR(9)&amp;&quot;&lt;field name=&quot;&quot;tax_ids&quot;&quot;&gt;&quot;&amp;SUBSTITUTE([.$AF4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120&quot; model=&quot;account.account.template&quot;&gt;&#13;&#9;&#9;&#9;&lt;field name=&quot;code&quot;&gt;1-122120&lt;/field&gt;&#13;&#9;&#9;&#9;&lt;field name=&quot;name&quot;&gt;1-Edificios – Revaluaciones&lt;/field&gt;&#13;&#9;&#9;&#9;&lt;field name=&quot;shortcut&quot;&gt;1-Rev&lt;/field&gt;&#13;&#9;&#9;&#9;&lt;field name=&quot;parent_id&quot; ref=&quot;1-1221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2120" model="account.account.template"&gt;<text:tab/><text:tab/><text:tab/>&lt;field name="code"&gt;1-122120&lt;/field&gt;<text:tab/><text:tab/><text:tab/>&lt;field name="name"&gt;1-Edificios – Revaluaciones&lt;/field&gt;<text:tab/><text:tab/><text:tab/>&lt;field name="shortcut"&gt;1-Rev&lt;/field&gt;<text:tab/><text:tab/><text:tab/>&lt;field name="parent_id" ref="1-1221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45]&gt;[.A46];[.A45]=[.A46]);[.A45]&lt;&gt;7))" office:value-type="float" office:value="1">
              <text:p>1</text:p>
            </table:table-cell>
            <table:table-cell table:style-name="ce8" table:formula="of:=IF(EXACT([.A46];1);CELL(&quot;Row&quot;;[.C46]);[.C45])" office:value-type="float" office:value="2">
              <text:p>2</text:p>
            </table:table-cell>
            <table:table-cell table:style-name="ce8" table:formula="of:=IF(EXACT([.$A46];1);0;IF(EXACT([.$A46];2);[.D45]+1;[.D45]))" office:value-type="float" office:value="1">
              <text:p>1</text:p>
            </table:table-cell>
            <table:table-cell table:style-name="ce8" table:formula="of:=['Code format'.$C$2]&amp;TEXT([.D46];['Code format'.$B$2])&amp;['Code format'.$D$2]" office:value-type="string" office:string-value="1">
              <text:p>1</text:p>
            </table:table-cell>
            <table:table-cell table:style-name="ce8" table:formula="of:=IF(EXACT([.C45];[.C46]);IF(EXACT([.D45];[.D46]);[.F45];CELL(&quot;Row&quot;;[.F46]));[.C46])" office:value-type="float" office:value="3">
              <text:p>3</text:p>
            </table:table-cell>
            <table:table-cell table:style-name="ce8" table:formula="of:=IF(AND([.$A46]&lt;=[.H$1];[.$A45]&gt;[.$A46]);0;IF(EXACT([.$A46];[.H$1]+1);[.G45]+1;[.G45]))" office:value-type="float" office:value="2">
              <text:p>2</text:p>
            </table:table-cell>
            <table:table-cell table:style-name="ce8" table:formula="of:=['Code format'.$C$3]&amp;TEXT([.G46];['Code format'.$B$3])&amp;['Code format'.$D$3]" office:value-type="string" office:string-value="2">
              <text:p>2</text:p>
            </table:table-cell>
            <table:table-cell table:style-name="ce8" table:formula="of:=IF(EXACT([.F45];[.F46]);IF(EXACT([.G45];[.G46]);[.I45];CELL(&quot;Row&quot;;[.I46]));[.F46])" office:value-type="float" office:value="34">
              <text:p>34</text:p>
            </table:table-cell>
            <table:table-cell table:style-name="ce8" table:formula="of:=IF(AND([.$A46]&lt;=[.K$1];[.$A45]&gt;[.$A46]);0;IF(EXACT([.$A46];[.K$1]+1);[.J45]+1;[.J45]))" office:value-type="float" office:value="2">
              <text:p>2</text:p>
            </table:table-cell>
            <table:table-cell table:style-name="ce8" table:formula="of:=['Code format'.$C$4]&amp;TEXT([.J46];['Code format'.$B$4])&amp;['Code format'.$D$4]" office:value-type="string" office:string-value="2">
              <text:p>2</text:p>
            </table:table-cell>
            <table:table-cell table:style-name="ce8" table:formula="of:=IF(EXACT([.I45];[.I46]);IF(EXACT([.J45];[.J46]);[.L45];CELL(&quot;Row&quot;;[.L46]));[.I46])" office:value-type="float" office:value="41">
              <text:p>41</text:p>
            </table:table-cell>
            <table:table-cell table:style-name="ce8" table:formula="of:=IF(AND([.$A46]&lt;=[.N$1];[.$A45]&gt;[.$A46]);0;IF(EXACT([.$A46];[.N$1]+1);[.M45]+1;[.M45]))" office:value-type="float" office:value="1">
              <text:p>1</text:p>
            </table:table-cell>
            <table:table-cell table:style-name="ce8" table:formula="of:=['Code format'.$C$5]&amp;TEXT([.M46];['Code format'.$B$5])&amp;['Code format'.$D$5]" office:value-type="string" office:string-value="1">
              <text:p>1</text:p>
            </table:table-cell>
            <table:table-cell table:style-name="ce8" table:formula="of:=IF(EXACT([.L45];[.L46]);IF(EXACT([.M45];[.M46]);[.O45];CELL(&quot;Row&quot;;[.O46]));[.L46])" office:value-type="float" office:value="42">
              <text:p>42</text:p>
            </table:table-cell>
            <table:table-cell table:style-name="ce8" table:formula="of:=IF(AND([.$A46]&lt;=[.Q$1];[.$A45]&gt;[.$A46]);0;IF(EXACT([.$A46];[.Q$1]+1);[.P45]+1;[.P45]))" office:value-type="float" office:value="2">
              <text:p>2</text:p>
            </table:table-cell>
            <table:table-cell table:style-name="ce8" table:formula="of:=['Code format'.$C$6]&amp;TEXT([.P46];['Code format'.$B$6])&amp;['Code format'.$D$6]" office:value-type="string" office:string-value="2">
              <text:p>2</text:p>
            </table:table-cell>
            <table:table-cell table:style-name="ce8" table:formula="of:=IF(EXACT([.O45];[.O46]);IF(EXACT([.P45];[.P46]);[.R45];CELL(&quot;Row&quot;;[.R46]));[.O46])" office:value-type="float" office:value="45">
              <text:p>45</text:p>
            </table:table-cell>
            <table:table-cell table:style-name="ce8" table:formula="of:=IF(AND([.$A46]&lt;=[.T$1];[.$A45]&gt;[.$A46]);0;IF(EXACT([.$A46];[.T$1]+1);[.S45]+1;[.S45]))" office:value-type="float" office:value="1">
              <text:p>1</text:p>
            </table:table-cell>
            <table:table-cell table:style-name="ce8" table:formula="of:=['Code format'.$C$7]&amp;TEXT([.S46];['Code format'.$B$7])&amp;['Code format'.$D$7]" office:value-type="string" office:string-value="1">
              <text:p>1</text:p>
            </table:table-cell>
            <table:table-cell table:style-name="ce8" table:formula="of:=IF(EXACT([.R45];[.R46]);IF(EXACT([.S45];[.S46]);[.U45];CELL(&quot;Row&quot;;[.U46]));[.R46])" office:value-type="float" office:value="46">
              <text:p>46</text:p>
            </table:table-cell>
            <table:table-cell table:style-name="Nivel7" table:formula="of:=CONCATENATE([.E46];[.H46];[.K46];[.N46];[.Q46];[.T46])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122121">
              <text:p>122121</text:p>
            </table:table-cell>
            <table:table-cell table:style-name="ce10"/>
            <table:table-cell table:style-name="ce9" office:value-type="string">
              <text:p>Edificio 1</text:p>
            </table:table-cell>
            <table:table-cell table:style-name="Nivel7" table:formula="of:=[.X46]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Edificio 1">
              <text:p>Edificio 1</text:p>
            </table:table-cell>
            <table:table-cell table:style-name="Datos" table:formula="of:=IF(EXACT([.A46];1);&quot;&quot;;IF(EXACT([.A46];2);INDIRECT(CONCATENATE(&quot;V&quot;;[.C46]));IF(EXACT([.A46];3);INDIRECT(CONCATENATE(&quot;V&quot;;[.F46]));IF(EXACT([.A46];4);INDIRECT(CONCATENATE(&quot;V&quot;;[.I46]));IF(EXACT([.A46];5);INDIRECT(CONCATENATE(&quot;V&quot;;[.L46]));IF(EXACT([.A46];6);INDIRECT(CONCATENATE(&quot;V&quot;;[.O46]));IF(EXACT([.A46];7);INDIRECT(CONCATENATE(&quot;V&quot;;[.R46])))))))))" office:value-type="string" office:string-value="122120">
              <text:p>12212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46];7));NOT(EXACT([.AB46];&quot;view&quot;)));AND(EXACT([.A46];7);EXACT([.AB46];&quot;view&quot;))))" office:value-type="float" office:value="1">
              <text:p>1</text:p>
            </table:table-cell>
            <table:table-cell table:style-name="Datos" table:formula="of:=VLOOKUP([.AB46];['account.type'.$A$2:.$I$12];8)" office:value-type="string" office:string-value="other">
              <text:p>other</text:p>
            </table:table-cell>
            <table:table-cell table:style-name="Datos" table:formula="of:=VLOOKUP([.AB46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6];1);CHAR(9)&amp;CHAR(9)&amp;&quot;&lt;record id=&quot;&quot;account_account_template_&quot;&amp;SUBSTITUTE([.AG$1]&amp;[.$V46];&quot;-&quot;;&quot;_&quot;)&amp;&quot;&quot;&quot; model=&quot;&quot;account.account.template&quot;&quot;&gt;&quot;&amp;CHAR(13)&amp;CHAR(9)&amp;CHAR(9)&amp;CHAR(9)&amp;&quot;&lt;field name=&quot;&quot;code&quot;&quot;&gt;&quot;&amp;[.AG$1]&amp;[.$V46]&amp;&quot;&lt;/field&gt;&quot;&amp;CHAR(13)&amp;CHAR(9)&amp;CHAR(9)&amp;CHAR(9)&amp;&quot;&lt;field name=&quot;&quot;name&quot;&quot;&gt;&quot;&amp;[.AG$1]&amp;[.$Y46]&amp;&quot;&lt;/field&gt;&quot;&amp;CHAR(13)&amp;CHAR(9)&amp;CHAR(9)&amp;CHAR(9)&amp;&quot;&lt;field name=&quot;&quot;shortcut&quot;&quot;&gt;&quot;&amp;IF(EXACT([.$W46];&quot;&quot;);&quot;&quot;;[.AG$1]&amp;[.$W46])&amp;&quot;&lt;/field&gt;&quot;&amp;CHAR(13)&amp;CHAR(9)&amp;CHAR(9)&amp;CHAR(9)&amp;&quot;&lt;field name=&quot;&quot;parent_id&quot;&quot; ref=&quot;&quot;&quot;&amp;IF(EXACT([.$Z46];&quot;&quot;);&quot;&quot;;[.AG$1]&amp;[.$Z46])&amp;&quot;&quot;&quot;/&gt;&quot;&amp;CHAR(13)&amp;CHAR(9)&amp;CHAR(9)&amp;CHAR(9)&amp;&quot;&lt;field name=&quot;&quot;user_type&quot;&quot; ref=&quot;&quot;account_account_type_&quot;&amp;[.$AB46]&amp;&quot;&quot;&quot;/&gt;&quot;&amp;CHAR(13)&amp;CHAR(9)&amp;CHAR(9)&amp;CHAR(9)&amp;&quot;&lt;field name=&quot;&quot;currency_id&quot;&quot; ref=&quot;&quot;&quot;&amp;[.AA46]&amp;&quot;&quot;&quot;/&gt;&quot;&amp;CHAR(13)&amp;CHAR(9)&amp;CHAR(9)&amp;CHAR(9)&amp;&quot;&lt;field name=&quot;&quot;type&quot;&quot;&gt;&quot;&amp;[.$AD46]&amp;&quot;&lt;/field&gt;&quot;&amp;CHAR(13)&amp;CHAR(9)&amp;CHAR(9)&amp;CHAR(9)&amp;&quot;&lt;field name=&quot;&quot;reconcile&quot;&quot; eval=&quot;&quot;&quot;&amp;[.$AE46]&amp;&quot;&quot;&quot;/&gt;&quot;&amp;IF(EXACT([.$AF46];&quot;&quot;);&quot;&quot;;CHAR(13)&amp;CHAR(9)&amp;CHAR(9)&amp;CHAR(9)&amp;&quot;&lt;field name=&quot;&quot;tax_ids&quot;&quot;&gt;&quot;&amp;SUBSTITUTE([.$AF4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121&quot; model=&quot;account.account.template&quot;&gt;&#13;&#9;&#9;&#9;&lt;field name=&quot;code&quot;&gt;0-122121&lt;/field&gt;&#13;&#9;&#9;&#9;&lt;field name=&quot;name&quot;&gt;0-Edificio 1&lt;/field&gt;&#13;&#9;&#9;&#9;&lt;field name=&quot;shortcut&quot;&gt;&lt;/field&gt;&#13;&#9;&#9;&#9;&lt;field name=&quot;parent_id&quot; ref=&quot;0-122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2121" model="account.account.template"&gt;<text:tab/><text:tab/><text:tab/>&lt;field name="code"&gt;0-122121&lt;/field&gt;<text:tab/><text:tab/><text:tab/>&lt;field name="name"&gt;0-Edificio 1&lt;/field&gt;<text:tab/><text:tab/><text:tab/>&lt;field name="shortcut"&gt;&lt;/field&gt;<text:tab/><text:tab/><text:tab/>&lt;field name="parent_id" ref="0-122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46];1);CHAR(9)&amp;CHAR(9)&amp;&quot;&lt;record id=&quot;&quot;account_account_template_&quot;&amp;SUBSTITUTE([.AH$1]&amp;[.$V46];&quot;-&quot;;&quot;_&quot;)&amp;&quot;&quot;&quot; model=&quot;&quot;account.account.template&quot;&quot;&gt;&quot;&amp;CHAR(13)&amp;CHAR(9)&amp;CHAR(9)&amp;CHAR(9)&amp;&quot;&lt;field name=&quot;&quot;code&quot;&quot;&gt;&quot;&amp;[.AH$1]&amp;[.$V46]&amp;&quot;&lt;/field&gt;&quot;&amp;CHAR(13)&amp;CHAR(9)&amp;CHAR(9)&amp;CHAR(9)&amp;&quot;&lt;field name=&quot;&quot;name&quot;&quot;&gt;&quot;&amp;[.AH$1]&amp;[.$Y46]&amp;&quot;&lt;/field&gt;&quot;&amp;CHAR(13)&amp;CHAR(9)&amp;CHAR(9)&amp;CHAR(9)&amp;&quot;&lt;field name=&quot;&quot;shortcut&quot;&quot;&gt;&quot;&amp;IF(EXACT([.$W46];&quot;&quot;);&quot;&quot;;[.AH$1]&amp;[.$W46])&amp;&quot;&lt;/field&gt;&quot;&amp;CHAR(13)&amp;CHAR(9)&amp;CHAR(9)&amp;CHAR(9)&amp;&quot;&lt;field name=&quot;&quot;parent_id&quot;&quot; ref=&quot;&quot;&quot;&amp;IF(EXACT([.$Z46];&quot;&quot;);&quot;&quot;;[.AH$1]&amp;[.$Z46])&amp;&quot;&quot;&quot;/&gt;&quot;&amp;CHAR(13)&amp;CHAR(9)&amp;CHAR(9)&amp;CHAR(9)&amp;&quot;&lt;field name=&quot;&quot;user_type&quot;&quot; ref=&quot;&quot;account_account_type_&quot;&amp;[.$AB46]&amp;&quot;&quot;&quot;/&gt;&quot;&amp;CHAR(13)&amp;CHAR(9)&amp;CHAR(9)&amp;CHAR(9)&amp;&quot;&lt;field name=&quot;&quot;currency_id&quot;&quot; ref=&quot;&quot;&quot;&amp;[.AB46]&amp;&quot;&quot;&quot;/&gt;&quot;&amp;CHAR(13)&amp;CHAR(9)&amp;CHAR(9)&amp;CHAR(9)&amp;&quot;&lt;field name=&quot;&quot;type&quot;&quot;&gt;&quot;&amp;[.$AD46]&amp;&quot;&lt;/field&gt;&quot;&amp;CHAR(13)&amp;CHAR(9)&amp;CHAR(9)&amp;CHAR(9)&amp;&quot;&lt;field name=&quot;&quot;reconcile&quot;&quot; eval=&quot;&quot;&quot;&amp;[.$AE46]&amp;&quot;&quot;&quot;/&gt;&quot;&amp;IF(EXACT([.$AF46];&quot;&quot;);&quot;&quot;;CHAR(13)&amp;CHAR(9)&amp;CHAR(9)&amp;CHAR(9)&amp;&quot;&lt;field name=&quot;&quot;tax_ids&quot;&quot;&gt;&quot;&amp;SUBSTITUTE([.$AF4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121&quot; model=&quot;account.account.template&quot;&gt;&#13;&#9;&#9;&#9;&lt;field name=&quot;code&quot;&gt;1-122121&lt;/field&gt;&#13;&#9;&#9;&#9;&lt;field name=&quot;name&quot;&gt;1-Edificio 1&lt;/field&gt;&#13;&#9;&#9;&#9;&lt;field name=&quot;shortcut&quot;&gt;&lt;/field&gt;&#13;&#9;&#9;&#9;&lt;field name=&quot;parent_id&quot; ref=&quot;1-12212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2121" model="account.account.template"&gt;<text:tab/><text:tab/><text:tab/>&lt;field name="code"&gt;1-122121&lt;/field&gt;<text:tab/><text:tab/><text:tab/>&lt;field name="name"&gt;1-Edificio 1&lt;/field&gt;<text:tab/><text:tab/><text:tab/>&lt;field name="shortcut"&gt;&lt;/field&gt;<text:tab/><text:tab/><text:tab/>&lt;field name="parent_id" ref="1-12212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46]&gt;[.A47];[.A46]=[.A47]);[.A46]&lt;&gt;7))" office:value-type="float" office:value="1">
              <text:p>1</text:p>
            </table:table-cell>
            <table:table-cell table:style-name="ce8" table:formula="of:=IF(EXACT([.A47];1);CELL(&quot;Row&quot;;[.C47]);[.C46])" office:value-type="float" office:value="2">
              <text:p>2</text:p>
            </table:table-cell>
            <table:table-cell table:style-name="ce8" table:formula="of:=IF(EXACT([.$A47];1);0;IF(EXACT([.$A47];2);[.D46]+1;[.D46]))" office:value-type="float" office:value="1">
              <text:p>1</text:p>
            </table:table-cell>
            <table:table-cell table:style-name="ce8" table:formula="of:=['Code format'.$C$2]&amp;TEXT([.D47];['Code format'.$B$2])&amp;['Code format'.$D$2]" office:value-type="string" office:string-value="1">
              <text:p>1</text:p>
            </table:table-cell>
            <table:table-cell table:style-name="ce8" table:formula="of:=IF(EXACT([.C46];[.C47]);IF(EXACT([.D46];[.D47]);[.F46];CELL(&quot;Row&quot;;[.F47]));[.C47])" office:value-type="float" office:value="3">
              <text:p>3</text:p>
            </table:table-cell>
            <table:table-cell table:style-name="ce8" table:formula="of:=IF(AND([.$A47]&lt;=[.H$1];[.$A46]&gt;[.$A47]);0;IF(EXACT([.$A47];[.H$1]+1);[.G46]+1;[.G46]))" office:value-type="float" office:value="2">
              <text:p>2</text:p>
            </table:table-cell>
            <table:table-cell table:style-name="ce8" table:formula="of:=['Code format'.$C$3]&amp;TEXT([.G47];['Code format'.$B$3])&amp;['Code format'.$D$3]" office:value-type="string" office:string-value="2">
              <text:p>2</text:p>
            </table:table-cell>
            <table:table-cell table:style-name="ce8" table:formula="of:=IF(EXACT([.F46];[.F47]);IF(EXACT([.G46];[.G47]);[.I46];CELL(&quot;Row&quot;;[.I47]));[.F47])" office:value-type="float" office:value="34">
              <text:p>34</text:p>
            </table:table-cell>
            <table:table-cell table:style-name="ce8" table:formula="of:=IF(AND([.$A47]&lt;=[.K$1];[.$A46]&gt;[.$A47]);0;IF(EXACT([.$A47];[.K$1]+1);[.J46]+1;[.J46]))" office:value-type="float" office:value="2">
              <text:p>2</text:p>
            </table:table-cell>
            <table:table-cell table:style-name="ce8" table:formula="of:=['Code format'.$C$4]&amp;TEXT([.J47];['Code format'.$B$4])&amp;['Code format'.$D$4]" office:value-type="string" office:string-value="2">
              <text:p>2</text:p>
            </table:table-cell>
            <table:table-cell table:style-name="ce8" table:formula="of:=IF(EXACT([.I46];[.I47]);IF(EXACT([.J46];[.J47]);[.L46];CELL(&quot;Row&quot;;[.L47]));[.I47])" office:value-type="float" office:value="41">
              <text:p>41</text:p>
            </table:table-cell>
            <table:table-cell table:style-name="ce8" table:formula="of:=IF(AND([.$A47]&lt;=[.N$1];[.$A46]&gt;[.$A47]);0;IF(EXACT([.$A47];[.N$1]+1);[.M46]+1;[.M46]))" office:value-type="float" office:value="2">
              <text:p>2</text:p>
            </table:table-cell>
            <table:table-cell table:style-name="ce8" table:formula="of:=['Code format'.$C$5]&amp;TEXT([.M47];['Code format'.$B$5])&amp;['Code format'.$D$5]" office:value-type="string" office:string-value="2">
              <text:p>2</text:p>
            </table:table-cell>
            <table:table-cell table:style-name="ce8" table:formula="of:=IF(EXACT([.L46];[.L47]);IF(EXACT([.M46];[.M47]);[.O46];CELL(&quot;Row&quot;;[.O47]));[.L47])" office:value-type="float" office:value="47">
              <text:p>47</text:p>
            </table:table-cell>
            <table:table-cell table:style-name="ce8" table:formula="of:=IF(AND([.$A47]&lt;=[.Q$1];[.$A46]&gt;[.$A47]);0;IF(EXACT([.$A47];[.Q$1]+1);[.P46]+1;[.P46]))" office:value-type="float" office:value="0">
              <text:p>0</text:p>
            </table:table-cell>
            <table:table-cell table:style-name="ce8" table:formula="of:=['Code format'.$C$6]&amp;TEXT([.P47];['Code format'.$B$6])&amp;['Code format'.$D$6]" office:value-type="string" office:string-value="0">
              <text:p>0</text:p>
            </table:table-cell>
            <table:table-cell table:style-name="ce8" table:formula="of:=IF(EXACT([.O46];[.O47]);IF(EXACT([.P46];[.P47]);[.R46];CELL(&quot;Row&quot;;[.R47]));[.O47])" office:value-type="float" office:value="47">
              <text:p>47</text:p>
            </table:table-cell>
            <table:table-cell table:style-name="ce8" table:formula="of:=IF(AND([.$A47]&lt;=[.T$1];[.$A46]&gt;[.$A47]);0;IF(EXACT([.$A47];[.T$1]+1);[.S46]+1;[.S46]))" office:value-type="float" office:value="0">
              <text:p>0</text:p>
            </table:table-cell>
            <table:table-cell table:style-name="ce8" table:formula="of:=['Code format'.$C$7]&amp;TEXT([.S47];['Code format'.$B$7])&amp;['Code format'.$D$7]" office:value-type="string" office:string-value="0">
              <text:p>0</text:p>
            </table:table-cell>
            <table:table-cell table:style-name="ce8" table:formula="of:=IF(EXACT([.R46];[.R47]);IF(EXACT([.S46];[.S47]);[.U46];CELL(&quot;Row&quot;;[.U47]));[.R47])" office:value-type="float" office:value="47">
              <text:p>47</text:p>
            </table:table-cell>
            <table:table-cell table:style-name="Nivel5" table:formula="of:=CONCATENATE([.E47];[.H47];[.K47];[.N47];[.Q47];[.T47])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122200">
              <text:p>122200</text:p>
            </table:table-cell>
            <table:table-cell table:style-name="ce9" office:value-type="string">
              <text:p>Mej-Ed</text:p>
            </table:table-cell>
            <table:table-cell table:style-name="ce9" office:value-type="string">
              <text:p>Mejoras a edificios</text:p>
            </table:table-cell>
            <table:table-cell table:style-name="Nivel5" table:formula="of:=[.X47]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Mejoras a edificios">
              <text:p>Mejoras a edificios</text:p>
            </table:table-cell>
            <table:table-cell table:style-name="Datos" table:formula="of:=IF(EXACT([.A47];1);&quot;&quot;;IF(EXACT([.A47];2);INDIRECT(CONCATENATE(&quot;V&quot;;[.C47]));IF(EXACT([.A47];3);INDIRECT(CONCATENATE(&quot;V&quot;;[.F47]));IF(EXACT([.A47];4);INDIRECT(CONCATENATE(&quot;V&quot;;[.I47]));IF(EXACT([.A47];5);INDIRECT(CONCATENATE(&quot;V&quot;;[.L47]));IF(EXACT([.A47];6);INDIRECT(CONCATENATE(&quot;V&quot;;[.O47]));IF(EXACT([.A47];7);INDIRECT(CONCATENATE(&quot;V&quot;;[.R47])))))))))" office:value-type="string" office:string-value="122000">
              <text:p>12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47];7));NOT(EXACT([.AB47];&quot;view&quot;)));AND(EXACT([.A47];7);EXACT([.AB47];&quot;view&quot;))))" office:value-type="float" office:value="1">
              <text:p>1</text:p>
            </table:table-cell>
            <table:table-cell table:style-name="Datos" table:formula="of:=VLOOKUP([.AB47];['account.type'.$A$2:.$I$12];8)" office:value-type="string" office:string-value="view">
              <text:p>view</text:p>
            </table:table-cell>
            <table:table-cell table:style-name="Datos" table:formula="of:=VLOOKUP([.AB4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7];1);CHAR(9)&amp;CHAR(9)&amp;&quot;&lt;record id=&quot;&quot;account_account_template_&quot;&amp;SUBSTITUTE([.AG$1]&amp;[.$V47];&quot;-&quot;;&quot;_&quot;)&amp;&quot;&quot;&quot; model=&quot;&quot;account.account.template&quot;&quot;&gt;&quot;&amp;CHAR(13)&amp;CHAR(9)&amp;CHAR(9)&amp;CHAR(9)&amp;&quot;&lt;field name=&quot;&quot;code&quot;&quot;&gt;&quot;&amp;[.AG$1]&amp;[.$V47]&amp;&quot;&lt;/field&gt;&quot;&amp;CHAR(13)&amp;CHAR(9)&amp;CHAR(9)&amp;CHAR(9)&amp;&quot;&lt;field name=&quot;&quot;name&quot;&quot;&gt;&quot;&amp;[.AG$1]&amp;[.$Y47]&amp;&quot;&lt;/field&gt;&quot;&amp;CHAR(13)&amp;CHAR(9)&amp;CHAR(9)&amp;CHAR(9)&amp;&quot;&lt;field name=&quot;&quot;shortcut&quot;&quot;&gt;&quot;&amp;IF(EXACT([.$W47];&quot;&quot;);&quot;&quot;;[.AG$1]&amp;[.$W47])&amp;&quot;&lt;/field&gt;&quot;&amp;CHAR(13)&amp;CHAR(9)&amp;CHAR(9)&amp;CHAR(9)&amp;&quot;&lt;field name=&quot;&quot;parent_id&quot;&quot; ref=&quot;&quot;&quot;&amp;IF(EXACT([.$Z47];&quot;&quot;);&quot;&quot;;[.AG$1]&amp;[.$Z47])&amp;&quot;&quot;&quot;/&gt;&quot;&amp;CHAR(13)&amp;CHAR(9)&amp;CHAR(9)&amp;CHAR(9)&amp;&quot;&lt;field name=&quot;&quot;user_type&quot;&quot; ref=&quot;&quot;account_account_type_&quot;&amp;[.$AB47]&amp;&quot;&quot;&quot;/&gt;&quot;&amp;CHAR(13)&amp;CHAR(9)&amp;CHAR(9)&amp;CHAR(9)&amp;&quot;&lt;field name=&quot;&quot;currency_id&quot;&quot; ref=&quot;&quot;&quot;&amp;[.AA47]&amp;&quot;&quot;&quot;/&gt;&quot;&amp;CHAR(13)&amp;CHAR(9)&amp;CHAR(9)&amp;CHAR(9)&amp;&quot;&lt;field name=&quot;&quot;type&quot;&quot;&gt;&quot;&amp;[.$AD47]&amp;&quot;&lt;/field&gt;&quot;&amp;CHAR(13)&amp;CHAR(9)&amp;CHAR(9)&amp;CHAR(9)&amp;&quot;&lt;field name=&quot;&quot;reconcile&quot;&quot; eval=&quot;&quot;&quot;&amp;[.$AE47]&amp;&quot;&quot;&quot;/&gt;&quot;&amp;IF(EXACT([.$AF47];&quot;&quot;);&quot;&quot;;CHAR(13)&amp;CHAR(9)&amp;CHAR(9)&amp;CHAR(9)&amp;&quot;&lt;field name=&quot;&quot;tax_ids&quot;&quot;&gt;&quot;&amp;SUBSTITUTE([.$AF4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200&quot; model=&quot;account.account.template&quot;&gt;&#13;&#9;&#9;&#9;&lt;field name=&quot;code&quot;&gt;0-122200&lt;/field&gt;&#13;&#9;&#9;&#9;&lt;field name=&quot;name&quot;&gt;0-Mejoras a edificios&lt;/field&gt;&#13;&#9;&#9;&#9;&lt;field name=&quot;shortcut&quot;&gt;0-Mej-Ed&lt;/field&gt;&#13;&#9;&#9;&#9;&lt;field name=&quot;parent_id&quot; ref=&quot;0-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2200" model="account.account.template"&gt;<text:tab/><text:tab/><text:tab/>&lt;field name="code"&gt;0-122200&lt;/field&gt;<text:tab/><text:tab/><text:tab/>&lt;field name="name"&gt;0-Mejoras a edificios&lt;/field&gt;<text:tab/><text:tab/><text:tab/>&lt;field name="shortcut"&gt;0-Mej-Ed&lt;/field&gt;<text:tab/><text:tab/><text:tab/>&lt;field name="parent_id" ref="0-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47];1);CHAR(9)&amp;CHAR(9)&amp;&quot;&lt;record id=&quot;&quot;account_account_template_&quot;&amp;SUBSTITUTE([.AH$1]&amp;[.$V47];&quot;-&quot;;&quot;_&quot;)&amp;&quot;&quot;&quot; model=&quot;&quot;account.account.template&quot;&quot;&gt;&quot;&amp;CHAR(13)&amp;CHAR(9)&amp;CHAR(9)&amp;CHAR(9)&amp;&quot;&lt;field name=&quot;&quot;code&quot;&quot;&gt;&quot;&amp;[.AH$1]&amp;[.$V47]&amp;&quot;&lt;/field&gt;&quot;&amp;CHAR(13)&amp;CHAR(9)&amp;CHAR(9)&amp;CHAR(9)&amp;&quot;&lt;field name=&quot;&quot;name&quot;&quot;&gt;&quot;&amp;[.AH$1]&amp;[.$Y47]&amp;&quot;&lt;/field&gt;&quot;&amp;CHAR(13)&amp;CHAR(9)&amp;CHAR(9)&amp;CHAR(9)&amp;&quot;&lt;field name=&quot;&quot;shortcut&quot;&quot;&gt;&quot;&amp;IF(EXACT([.$W47];&quot;&quot;);&quot;&quot;;[.AH$1]&amp;[.$W47])&amp;&quot;&lt;/field&gt;&quot;&amp;CHAR(13)&amp;CHAR(9)&amp;CHAR(9)&amp;CHAR(9)&amp;&quot;&lt;field name=&quot;&quot;parent_id&quot;&quot; ref=&quot;&quot;&quot;&amp;IF(EXACT([.$Z47];&quot;&quot;);&quot;&quot;;[.AH$1]&amp;[.$Z47])&amp;&quot;&quot;&quot;/&gt;&quot;&amp;CHAR(13)&amp;CHAR(9)&amp;CHAR(9)&amp;CHAR(9)&amp;&quot;&lt;field name=&quot;&quot;user_type&quot;&quot; ref=&quot;&quot;account_account_type_&quot;&amp;[.$AB47]&amp;&quot;&quot;&quot;/&gt;&quot;&amp;CHAR(13)&amp;CHAR(9)&amp;CHAR(9)&amp;CHAR(9)&amp;&quot;&lt;field name=&quot;&quot;currency_id&quot;&quot; ref=&quot;&quot;&quot;&amp;[.AB47]&amp;&quot;&quot;&quot;/&gt;&quot;&amp;CHAR(13)&amp;CHAR(9)&amp;CHAR(9)&amp;CHAR(9)&amp;&quot;&lt;field name=&quot;&quot;type&quot;&quot;&gt;&quot;&amp;[.$AD47]&amp;&quot;&lt;/field&gt;&quot;&amp;CHAR(13)&amp;CHAR(9)&amp;CHAR(9)&amp;CHAR(9)&amp;&quot;&lt;field name=&quot;&quot;reconcile&quot;&quot; eval=&quot;&quot;&quot;&amp;[.$AE47]&amp;&quot;&quot;&quot;/&gt;&quot;&amp;IF(EXACT([.$AF47];&quot;&quot;);&quot;&quot;;CHAR(13)&amp;CHAR(9)&amp;CHAR(9)&amp;CHAR(9)&amp;&quot;&lt;field name=&quot;&quot;tax_ids&quot;&quot;&gt;&quot;&amp;SUBSTITUTE([.$AF4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200&quot; model=&quot;account.account.template&quot;&gt;&#13;&#9;&#9;&#9;&lt;field name=&quot;code&quot;&gt;1-122200&lt;/field&gt;&#13;&#9;&#9;&#9;&lt;field name=&quot;name&quot;&gt;1-Mejoras a edificios&lt;/field&gt;&#13;&#9;&#9;&#9;&lt;field name=&quot;shortcut&quot;&gt;1-Mej-Ed&lt;/field&gt;&#13;&#9;&#9;&#9;&lt;field name=&quot;parent_id&quot; ref=&quot;1-12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2200" model="account.account.template"&gt;<text:tab/><text:tab/><text:tab/>&lt;field name="code"&gt;1-122200&lt;/field&gt;<text:tab/><text:tab/><text:tab/>&lt;field name="name"&gt;1-Mejoras a edificios&lt;/field&gt;<text:tab/><text:tab/><text:tab/>&lt;field name="shortcut"&gt;1-Mej-Ed&lt;/field&gt;<text:tab/><text:tab/><text:tab/>&lt;field name="parent_id" ref="1-12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47]&gt;[.A48];[.A47]=[.A48]);[.A47]&lt;&gt;7))" office:value-type="float" office:value="1">
              <text:p>1</text:p>
            </table:table-cell>
            <table:table-cell table:style-name="ce8" table:formula="of:=IF(EXACT([.A48];1);CELL(&quot;Row&quot;;[.C48]);[.C47])" office:value-type="float" office:value="2">
              <text:p>2</text:p>
            </table:table-cell>
            <table:table-cell table:style-name="ce8" table:formula="of:=IF(EXACT([.$A48];1);0;IF(EXACT([.$A48];2);[.D47]+1;[.D47]))" office:value-type="float" office:value="1">
              <text:p>1</text:p>
            </table:table-cell>
            <table:table-cell table:style-name="ce8" table:formula="of:=['Code format'.$C$2]&amp;TEXT([.D48];['Code format'.$B$2])&amp;['Code format'.$D$2]" office:value-type="string" office:string-value="1">
              <text:p>1</text:p>
            </table:table-cell>
            <table:table-cell table:style-name="ce8" table:formula="of:=IF(EXACT([.C47];[.C48]);IF(EXACT([.D47];[.D48]);[.F47];CELL(&quot;Row&quot;;[.F48]));[.C48])" office:value-type="float" office:value="3">
              <text:p>3</text:p>
            </table:table-cell>
            <table:table-cell table:style-name="ce8" table:formula="of:=IF(AND([.$A48]&lt;=[.H$1];[.$A47]&gt;[.$A48]);0;IF(EXACT([.$A48];[.H$1]+1);[.G47]+1;[.G47]))" office:value-type="float" office:value="2">
              <text:p>2</text:p>
            </table:table-cell>
            <table:table-cell table:style-name="ce8" table:formula="of:=['Code format'.$C$3]&amp;TEXT([.G48];['Code format'.$B$3])&amp;['Code format'.$D$3]" office:value-type="string" office:string-value="2">
              <text:p>2</text:p>
            </table:table-cell>
            <table:table-cell table:style-name="ce8" table:formula="of:=IF(EXACT([.F47];[.F48]);IF(EXACT([.G47];[.G48]);[.I47];CELL(&quot;Row&quot;;[.I48]));[.F48])" office:value-type="float" office:value="34">
              <text:p>34</text:p>
            </table:table-cell>
            <table:table-cell table:style-name="ce8" table:formula="of:=IF(AND([.$A48]&lt;=[.K$1];[.$A47]&gt;[.$A48]);0;IF(EXACT([.$A48];[.K$1]+1);[.J47]+1;[.J47]))" office:value-type="float" office:value="2">
              <text:p>2</text:p>
            </table:table-cell>
            <table:table-cell table:style-name="ce8" table:formula="of:=['Code format'.$C$4]&amp;TEXT([.J48];['Code format'.$B$4])&amp;['Code format'.$D$4]" office:value-type="string" office:string-value="2">
              <text:p>2</text:p>
            </table:table-cell>
            <table:table-cell table:style-name="ce8" table:formula="of:=IF(EXACT([.I47];[.I48]);IF(EXACT([.J47];[.J48]);[.L47];CELL(&quot;Row&quot;;[.L48]));[.I48])" office:value-type="float" office:value="41">
              <text:p>41</text:p>
            </table:table-cell>
            <table:table-cell table:style-name="ce8" table:formula="of:=IF(AND([.$A48]&lt;=[.N$1];[.$A47]&gt;[.$A48]);0;IF(EXACT([.$A48];[.N$1]+1);[.M47]+1;[.M47]))" office:value-type="float" office:value="2">
              <text:p>2</text:p>
            </table:table-cell>
            <table:table-cell table:style-name="ce8" table:formula="of:=['Code format'.$C$5]&amp;TEXT([.M48];['Code format'.$B$5])&amp;['Code format'.$D$5]" office:value-type="string" office:string-value="2">
              <text:p>2</text:p>
            </table:table-cell>
            <table:table-cell table:style-name="ce8" table:formula="of:=IF(EXACT([.L47];[.L48]);IF(EXACT([.M47];[.M48]);[.O47];CELL(&quot;Row&quot;;[.O48]));[.L48])" office:value-type="float" office:value="47">
              <text:p>47</text:p>
            </table:table-cell>
            <table:table-cell table:style-name="ce8" table:formula="of:=IF(AND([.$A48]&lt;=[.Q$1];[.$A47]&gt;[.$A48]);0;IF(EXACT([.$A48];[.Q$1]+1);[.P47]+1;[.P47]))" office:value-type="float" office:value="1">
              <text:p>1</text:p>
            </table:table-cell>
            <table:table-cell table:style-name="ce8" table:formula="of:=['Code format'.$C$6]&amp;TEXT([.P48];['Code format'.$B$6])&amp;['Code format'.$D$6]" office:value-type="string" office:string-value="1">
              <text:p>1</text:p>
            </table:table-cell>
            <table:table-cell table:style-name="ce8" table:formula="of:=IF(EXACT([.O47];[.O48]);IF(EXACT([.P47];[.P48]);[.R47];CELL(&quot;Row&quot;;[.R48]));[.O48])" office:value-type="float" office:value="48">
              <text:p>48</text:p>
            </table:table-cell>
            <table:table-cell table:style-name="ce8" table:formula="of:=IF(AND([.$A48]&lt;=[.T$1];[.$A47]&gt;[.$A48]);0;IF(EXACT([.$A48];[.T$1]+1);[.S47]+1;[.S47]))" office:value-type="float" office:value="0">
              <text:p>0</text:p>
            </table:table-cell>
            <table:table-cell table:style-name="ce8" table:formula="of:=['Code format'.$C$7]&amp;TEXT([.S48];['Code format'.$B$7])&amp;['Code format'.$D$7]" office:value-type="string" office:string-value="0">
              <text:p>0</text:p>
            </table:table-cell>
            <table:table-cell table:style-name="ce8" table:formula="of:=IF(EXACT([.R47];[.R48]);IF(EXACT([.S47];[.S48]);[.U47];CELL(&quot;Row&quot;;[.U48]));[.R48])" office:value-type="float" office:value="48">
              <text:p>48</text:p>
            </table:table-cell>
            <table:table-cell table:style-name="Nivel6" table:formula="of:=CONCATENATE([.E48];[.H48];[.K48];[.N48];[.Q48];[.T48])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122210">
              <text:p>122210</text:p>
            </table:table-cell>
            <table:table-cell table:style-name="ce9" office:value-type="string">
              <text:p>VO</text:p>
            </table:table-cell>
            <table:table-cell table:style-name="ce9" office:value-type="string">
              <text:p>Mejoras a edificios – Valores originales</text:p>
            </table:table-cell>
            <table:table-cell table:style-name="Nivel6" table:formula="of:=[.X48]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Mejoras a edificios – Valores originales">
              <text:p>Mejoras a edificios – Valores originales</text:p>
            </table:table-cell>
            <table:table-cell table:style-name="Datos" table:formula="of:=IF(EXACT([.A48];1);&quot;&quot;;IF(EXACT([.A48];2);INDIRECT(CONCATENATE(&quot;V&quot;;[.C48]));IF(EXACT([.A48];3);INDIRECT(CONCATENATE(&quot;V&quot;;[.F48]));IF(EXACT([.A48];4);INDIRECT(CONCATENATE(&quot;V&quot;;[.I48]));IF(EXACT([.A48];5);INDIRECT(CONCATENATE(&quot;V&quot;;[.L48]));IF(EXACT([.A48];6);INDIRECT(CONCATENATE(&quot;V&quot;;[.O48]));IF(EXACT([.A48];7);INDIRECT(CONCATENATE(&quot;V&quot;;[.R48])))))))))" office:value-type="string" office:string-value="122200">
              <text:p>122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48];7));NOT(EXACT([.AB48];&quot;view&quot;)));AND(EXACT([.A48];7);EXACT([.AB48];&quot;view&quot;))))" office:value-type="float" office:value="1">
              <text:p>1</text:p>
            </table:table-cell>
            <table:table-cell table:style-name="Datos" table:formula="of:=VLOOKUP([.AB48];['account.type'.$A$2:.$I$12];8)" office:value-type="string" office:string-value="view">
              <text:p>view</text:p>
            </table:table-cell>
            <table:table-cell table:style-name="Datos" table:formula="of:=VLOOKUP([.AB4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8];1);CHAR(9)&amp;CHAR(9)&amp;&quot;&lt;record id=&quot;&quot;account_account_template_&quot;&amp;SUBSTITUTE([.AG$1]&amp;[.$V48];&quot;-&quot;;&quot;_&quot;)&amp;&quot;&quot;&quot; model=&quot;&quot;account.account.template&quot;&quot;&gt;&quot;&amp;CHAR(13)&amp;CHAR(9)&amp;CHAR(9)&amp;CHAR(9)&amp;&quot;&lt;field name=&quot;&quot;code&quot;&quot;&gt;&quot;&amp;[.AG$1]&amp;[.$V48]&amp;&quot;&lt;/field&gt;&quot;&amp;CHAR(13)&amp;CHAR(9)&amp;CHAR(9)&amp;CHAR(9)&amp;&quot;&lt;field name=&quot;&quot;name&quot;&quot;&gt;&quot;&amp;[.AG$1]&amp;[.$Y48]&amp;&quot;&lt;/field&gt;&quot;&amp;CHAR(13)&amp;CHAR(9)&amp;CHAR(9)&amp;CHAR(9)&amp;&quot;&lt;field name=&quot;&quot;shortcut&quot;&quot;&gt;&quot;&amp;IF(EXACT([.$W48];&quot;&quot;);&quot;&quot;;[.AG$1]&amp;[.$W48])&amp;&quot;&lt;/field&gt;&quot;&amp;CHAR(13)&amp;CHAR(9)&amp;CHAR(9)&amp;CHAR(9)&amp;&quot;&lt;field name=&quot;&quot;parent_id&quot;&quot; ref=&quot;&quot;&quot;&amp;IF(EXACT([.$Z48];&quot;&quot;);&quot;&quot;;[.AG$1]&amp;[.$Z48])&amp;&quot;&quot;&quot;/&gt;&quot;&amp;CHAR(13)&amp;CHAR(9)&amp;CHAR(9)&amp;CHAR(9)&amp;&quot;&lt;field name=&quot;&quot;user_type&quot;&quot; ref=&quot;&quot;account_account_type_&quot;&amp;[.$AB48]&amp;&quot;&quot;&quot;/&gt;&quot;&amp;CHAR(13)&amp;CHAR(9)&amp;CHAR(9)&amp;CHAR(9)&amp;&quot;&lt;field name=&quot;&quot;currency_id&quot;&quot; ref=&quot;&quot;&quot;&amp;[.AA48]&amp;&quot;&quot;&quot;/&gt;&quot;&amp;CHAR(13)&amp;CHAR(9)&amp;CHAR(9)&amp;CHAR(9)&amp;&quot;&lt;field name=&quot;&quot;type&quot;&quot;&gt;&quot;&amp;[.$AD48]&amp;&quot;&lt;/field&gt;&quot;&amp;CHAR(13)&amp;CHAR(9)&amp;CHAR(9)&amp;CHAR(9)&amp;&quot;&lt;field name=&quot;&quot;reconcile&quot;&quot; eval=&quot;&quot;&quot;&amp;[.$AE48]&amp;&quot;&quot;&quot;/&gt;&quot;&amp;IF(EXACT([.$AF48];&quot;&quot;);&quot;&quot;;CHAR(13)&amp;CHAR(9)&amp;CHAR(9)&amp;CHAR(9)&amp;&quot;&lt;field name=&quot;&quot;tax_ids&quot;&quot;&gt;&quot;&amp;SUBSTITUTE([.$AF4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210&quot; model=&quot;account.account.template&quot;&gt;&#13;&#9;&#9;&#9;&lt;field name=&quot;code&quot;&gt;0-122210&lt;/field&gt;&#13;&#9;&#9;&#9;&lt;field name=&quot;name&quot;&gt;0-Mejoras a edificios – Valores originales&lt;/field&gt;&#13;&#9;&#9;&#9;&lt;field name=&quot;shortcut&quot;&gt;0-VO&lt;/field&gt;&#13;&#9;&#9;&#9;&lt;field name=&quot;parent_id&quot; ref=&quot;0-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2210" model="account.account.template"&gt;<text:tab/><text:tab/><text:tab/>&lt;field name="code"&gt;0-122210&lt;/field&gt;<text:tab/><text:tab/><text:tab/>&lt;field name="name"&gt;0-Mejoras a edificios – Valores originales&lt;/field&gt;<text:tab/><text:tab/><text:tab/>&lt;field name="shortcut"&gt;0-VO&lt;/field&gt;<text:tab/><text:tab/><text:tab/>&lt;field name="parent_id" ref="0-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48];1);CHAR(9)&amp;CHAR(9)&amp;&quot;&lt;record id=&quot;&quot;account_account_template_&quot;&amp;SUBSTITUTE([.AH$1]&amp;[.$V48];&quot;-&quot;;&quot;_&quot;)&amp;&quot;&quot;&quot; model=&quot;&quot;account.account.template&quot;&quot;&gt;&quot;&amp;CHAR(13)&amp;CHAR(9)&amp;CHAR(9)&amp;CHAR(9)&amp;&quot;&lt;field name=&quot;&quot;code&quot;&quot;&gt;&quot;&amp;[.AH$1]&amp;[.$V48]&amp;&quot;&lt;/field&gt;&quot;&amp;CHAR(13)&amp;CHAR(9)&amp;CHAR(9)&amp;CHAR(9)&amp;&quot;&lt;field name=&quot;&quot;name&quot;&quot;&gt;&quot;&amp;[.AH$1]&amp;[.$Y48]&amp;&quot;&lt;/field&gt;&quot;&amp;CHAR(13)&amp;CHAR(9)&amp;CHAR(9)&amp;CHAR(9)&amp;&quot;&lt;field name=&quot;&quot;shortcut&quot;&quot;&gt;&quot;&amp;IF(EXACT([.$W48];&quot;&quot;);&quot;&quot;;[.AH$1]&amp;[.$W48])&amp;&quot;&lt;/field&gt;&quot;&amp;CHAR(13)&amp;CHAR(9)&amp;CHAR(9)&amp;CHAR(9)&amp;&quot;&lt;field name=&quot;&quot;parent_id&quot;&quot; ref=&quot;&quot;&quot;&amp;IF(EXACT([.$Z48];&quot;&quot;);&quot;&quot;;[.AH$1]&amp;[.$Z48])&amp;&quot;&quot;&quot;/&gt;&quot;&amp;CHAR(13)&amp;CHAR(9)&amp;CHAR(9)&amp;CHAR(9)&amp;&quot;&lt;field name=&quot;&quot;user_type&quot;&quot; ref=&quot;&quot;account_account_type_&quot;&amp;[.$AB48]&amp;&quot;&quot;&quot;/&gt;&quot;&amp;CHAR(13)&amp;CHAR(9)&amp;CHAR(9)&amp;CHAR(9)&amp;&quot;&lt;field name=&quot;&quot;currency_id&quot;&quot; ref=&quot;&quot;&quot;&amp;[.AB48]&amp;&quot;&quot;&quot;/&gt;&quot;&amp;CHAR(13)&amp;CHAR(9)&amp;CHAR(9)&amp;CHAR(9)&amp;&quot;&lt;field name=&quot;&quot;type&quot;&quot;&gt;&quot;&amp;[.$AD48]&amp;&quot;&lt;/field&gt;&quot;&amp;CHAR(13)&amp;CHAR(9)&amp;CHAR(9)&amp;CHAR(9)&amp;&quot;&lt;field name=&quot;&quot;reconcile&quot;&quot; eval=&quot;&quot;&quot;&amp;[.$AE48]&amp;&quot;&quot;&quot;/&gt;&quot;&amp;IF(EXACT([.$AF48];&quot;&quot;);&quot;&quot;;CHAR(13)&amp;CHAR(9)&amp;CHAR(9)&amp;CHAR(9)&amp;&quot;&lt;field name=&quot;&quot;tax_ids&quot;&quot;&gt;&quot;&amp;SUBSTITUTE([.$AF4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210&quot; model=&quot;account.account.template&quot;&gt;&#13;&#9;&#9;&#9;&lt;field name=&quot;code&quot;&gt;1-122210&lt;/field&gt;&#13;&#9;&#9;&#9;&lt;field name=&quot;name&quot;&gt;1-Mejoras a edificios – Valores originales&lt;/field&gt;&#13;&#9;&#9;&#9;&lt;field name=&quot;shortcut&quot;&gt;1-VO&lt;/field&gt;&#13;&#9;&#9;&#9;&lt;field name=&quot;parent_id&quot; ref=&quot;1-1222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2210" model="account.account.template"&gt;<text:tab/><text:tab/><text:tab/>&lt;field name="code"&gt;1-122210&lt;/field&gt;<text:tab/><text:tab/><text:tab/>&lt;field name="name"&gt;1-Mejoras a edificios – Valores originales&lt;/field&gt;<text:tab/><text:tab/><text:tab/>&lt;field name="shortcut"&gt;1-VO&lt;/field&gt;<text:tab/><text:tab/><text:tab/>&lt;field name="parent_id" ref="1-1222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48]&gt;[.A49];[.A48]=[.A49]);[.A48]&lt;&gt;7))" office:value-type="float" office:value="1">
              <text:p>1</text:p>
            </table:table-cell>
            <table:table-cell table:style-name="ce8" table:formula="of:=IF(EXACT([.A49];1);CELL(&quot;Row&quot;;[.C49]);[.C48])" office:value-type="float" office:value="2">
              <text:p>2</text:p>
            </table:table-cell>
            <table:table-cell table:style-name="ce8" table:formula="of:=IF(EXACT([.$A49];1);0;IF(EXACT([.$A49];2);[.D48]+1;[.D48]))" office:value-type="float" office:value="1">
              <text:p>1</text:p>
            </table:table-cell>
            <table:table-cell table:style-name="ce8" table:formula="of:=['Code format'.$C$2]&amp;TEXT([.D49];['Code format'.$B$2])&amp;['Code format'.$D$2]" office:value-type="string" office:string-value="1">
              <text:p>1</text:p>
            </table:table-cell>
            <table:table-cell table:style-name="ce8" table:formula="of:=IF(EXACT([.C48];[.C49]);IF(EXACT([.D48];[.D49]);[.F48];CELL(&quot;Row&quot;;[.F49]));[.C49])" office:value-type="float" office:value="3">
              <text:p>3</text:p>
            </table:table-cell>
            <table:table-cell table:style-name="ce8" table:formula="of:=IF(AND([.$A49]&lt;=[.H$1];[.$A48]&gt;[.$A49]);0;IF(EXACT([.$A49];[.H$1]+1);[.G48]+1;[.G48]))" office:value-type="float" office:value="2">
              <text:p>2</text:p>
            </table:table-cell>
            <table:table-cell table:style-name="ce8" table:formula="of:=['Code format'.$C$3]&amp;TEXT([.G49];['Code format'.$B$3])&amp;['Code format'.$D$3]" office:value-type="string" office:string-value="2">
              <text:p>2</text:p>
            </table:table-cell>
            <table:table-cell table:style-name="ce8" table:formula="of:=IF(EXACT([.F48];[.F49]);IF(EXACT([.G48];[.G49]);[.I48];CELL(&quot;Row&quot;;[.I49]));[.F49])" office:value-type="float" office:value="34">
              <text:p>34</text:p>
            </table:table-cell>
            <table:table-cell table:style-name="ce8" table:formula="of:=IF(AND([.$A49]&lt;=[.K$1];[.$A48]&gt;[.$A49]);0;IF(EXACT([.$A49];[.K$1]+1);[.J48]+1;[.J48]))" office:value-type="float" office:value="2">
              <text:p>2</text:p>
            </table:table-cell>
            <table:table-cell table:style-name="ce8" table:formula="of:=['Code format'.$C$4]&amp;TEXT([.J49];['Code format'.$B$4])&amp;['Code format'.$D$4]" office:value-type="string" office:string-value="2">
              <text:p>2</text:p>
            </table:table-cell>
            <table:table-cell table:style-name="ce8" table:formula="of:=IF(EXACT([.I48];[.I49]);IF(EXACT([.J48];[.J49]);[.L48];CELL(&quot;Row&quot;;[.L49]));[.I49])" office:value-type="float" office:value="41">
              <text:p>41</text:p>
            </table:table-cell>
            <table:table-cell table:style-name="ce8" table:formula="of:=IF(AND([.$A49]&lt;=[.N$1];[.$A48]&gt;[.$A49]);0;IF(EXACT([.$A49];[.N$1]+1);[.M48]+1;[.M48]))" office:value-type="float" office:value="2">
              <text:p>2</text:p>
            </table:table-cell>
            <table:table-cell table:style-name="ce8" table:formula="of:=['Code format'.$C$5]&amp;TEXT([.M49];['Code format'.$B$5])&amp;['Code format'.$D$5]" office:value-type="string" office:string-value="2">
              <text:p>2</text:p>
            </table:table-cell>
            <table:table-cell table:style-name="ce8" table:formula="of:=IF(EXACT([.L48];[.L49]);IF(EXACT([.M48];[.M49]);[.O48];CELL(&quot;Row&quot;;[.O49]));[.L49])" office:value-type="float" office:value="47">
              <text:p>47</text:p>
            </table:table-cell>
            <table:table-cell table:style-name="ce8" table:formula="of:=IF(AND([.$A49]&lt;=[.Q$1];[.$A48]&gt;[.$A49]);0;IF(EXACT([.$A49];[.Q$1]+1);[.P48]+1;[.P48]))" office:value-type="float" office:value="1">
              <text:p>1</text:p>
            </table:table-cell>
            <table:table-cell table:style-name="ce8" table:formula="of:=['Code format'.$C$6]&amp;TEXT([.P49];['Code format'.$B$6])&amp;['Code format'.$D$6]" office:value-type="string" office:string-value="1">
              <text:p>1</text:p>
            </table:table-cell>
            <table:table-cell table:style-name="ce8" table:formula="of:=IF(EXACT([.O48];[.O49]);IF(EXACT([.P48];[.P49]);[.R48];CELL(&quot;Row&quot;;[.R49]));[.O49])" office:value-type="float" office:value="48">
              <text:p>48</text:p>
            </table:table-cell>
            <table:table-cell table:style-name="ce8" table:formula="of:=IF(AND([.$A49]&lt;=[.T$1];[.$A48]&gt;[.$A49]);0;IF(EXACT([.$A49];[.T$1]+1);[.S48]+1;[.S48]))" office:value-type="float" office:value="1">
              <text:p>1</text:p>
            </table:table-cell>
            <table:table-cell table:style-name="ce8" table:formula="of:=['Code format'.$C$7]&amp;TEXT([.S49];['Code format'.$B$7])&amp;['Code format'.$D$7]" office:value-type="string" office:string-value="1">
              <text:p>1</text:p>
            </table:table-cell>
            <table:table-cell table:style-name="ce8" table:formula="of:=IF(EXACT([.R48];[.R49]);IF(EXACT([.S48];[.S49]);[.U48];CELL(&quot;Row&quot;;[.U49]));[.R49])" office:value-type="float" office:value="49">
              <text:p>49</text:p>
            </table:table-cell>
            <table:table-cell table:style-name="Nivel7" table:formula="of:=CONCATENATE([.E49];[.H49];[.K49];[.N49];[.Q49];[.T49])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122211">
              <text:p>122211</text:p>
            </table:table-cell>
            <table:table-cell table:style-name="ce10"/>
            <table:table-cell table:style-name="ce9" office:value-type="string">
              <text:p>Edificio 1</text:p>
            </table:table-cell>
            <table:table-cell table:style-name="Nivel7" table:formula="of:=[.X49]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Edificio 1">
              <text:p>Edificio 1</text:p>
            </table:table-cell>
            <table:table-cell table:style-name="Datos" table:formula="of:=IF(EXACT([.A49];1);&quot;&quot;;IF(EXACT([.A49];2);INDIRECT(CONCATENATE(&quot;V&quot;;[.C49]));IF(EXACT([.A49];3);INDIRECT(CONCATENATE(&quot;V&quot;;[.F49]));IF(EXACT([.A49];4);INDIRECT(CONCATENATE(&quot;V&quot;;[.I49]));IF(EXACT([.A49];5);INDIRECT(CONCATENATE(&quot;V&quot;;[.L49]));IF(EXACT([.A49];6);INDIRECT(CONCATENATE(&quot;V&quot;;[.O49]));IF(EXACT([.A49];7);INDIRECT(CONCATENATE(&quot;V&quot;;[.R49])))))))))" office:value-type="string" office:string-value="122210">
              <text:p>1222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49];7));NOT(EXACT([.AB49];&quot;view&quot;)));AND(EXACT([.A49];7);EXACT([.AB49];&quot;view&quot;))))" office:value-type="float" office:value="1">
              <text:p>1</text:p>
            </table:table-cell>
            <table:table-cell table:style-name="Datos" table:formula="of:=VLOOKUP([.AB49];['account.type'.$A$2:.$I$12];8)" office:value-type="string" office:string-value="other">
              <text:p>other</text:p>
            </table:table-cell>
            <table:table-cell table:style-name="Datos" table:formula="of:=VLOOKUP([.AB49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49];1);CHAR(9)&amp;CHAR(9)&amp;&quot;&lt;record id=&quot;&quot;account_account_template_&quot;&amp;SUBSTITUTE([.AG$1]&amp;[.$V49];&quot;-&quot;;&quot;_&quot;)&amp;&quot;&quot;&quot; model=&quot;&quot;account.account.template&quot;&quot;&gt;&quot;&amp;CHAR(13)&amp;CHAR(9)&amp;CHAR(9)&amp;CHAR(9)&amp;&quot;&lt;field name=&quot;&quot;code&quot;&quot;&gt;&quot;&amp;[.AG$1]&amp;[.$V49]&amp;&quot;&lt;/field&gt;&quot;&amp;CHAR(13)&amp;CHAR(9)&amp;CHAR(9)&amp;CHAR(9)&amp;&quot;&lt;field name=&quot;&quot;name&quot;&quot;&gt;&quot;&amp;[.AG$1]&amp;[.$Y49]&amp;&quot;&lt;/field&gt;&quot;&amp;CHAR(13)&amp;CHAR(9)&amp;CHAR(9)&amp;CHAR(9)&amp;&quot;&lt;field name=&quot;&quot;shortcut&quot;&quot;&gt;&quot;&amp;IF(EXACT([.$W49];&quot;&quot;);&quot;&quot;;[.AG$1]&amp;[.$W49])&amp;&quot;&lt;/field&gt;&quot;&amp;CHAR(13)&amp;CHAR(9)&amp;CHAR(9)&amp;CHAR(9)&amp;&quot;&lt;field name=&quot;&quot;parent_id&quot;&quot; ref=&quot;&quot;&quot;&amp;IF(EXACT([.$Z49];&quot;&quot;);&quot;&quot;;[.AG$1]&amp;[.$Z49])&amp;&quot;&quot;&quot;/&gt;&quot;&amp;CHAR(13)&amp;CHAR(9)&amp;CHAR(9)&amp;CHAR(9)&amp;&quot;&lt;field name=&quot;&quot;user_type&quot;&quot; ref=&quot;&quot;account_account_type_&quot;&amp;[.$AB49]&amp;&quot;&quot;&quot;/&gt;&quot;&amp;CHAR(13)&amp;CHAR(9)&amp;CHAR(9)&amp;CHAR(9)&amp;&quot;&lt;field name=&quot;&quot;currency_id&quot;&quot; ref=&quot;&quot;&quot;&amp;[.AA49]&amp;&quot;&quot;&quot;/&gt;&quot;&amp;CHAR(13)&amp;CHAR(9)&amp;CHAR(9)&amp;CHAR(9)&amp;&quot;&lt;field name=&quot;&quot;type&quot;&quot;&gt;&quot;&amp;[.$AD49]&amp;&quot;&lt;/field&gt;&quot;&amp;CHAR(13)&amp;CHAR(9)&amp;CHAR(9)&amp;CHAR(9)&amp;&quot;&lt;field name=&quot;&quot;reconcile&quot;&quot; eval=&quot;&quot;&quot;&amp;[.$AE49]&amp;&quot;&quot;&quot;/&gt;&quot;&amp;IF(EXACT([.$AF49];&quot;&quot;);&quot;&quot;;CHAR(13)&amp;CHAR(9)&amp;CHAR(9)&amp;CHAR(9)&amp;&quot;&lt;field name=&quot;&quot;tax_ids&quot;&quot;&gt;&quot;&amp;SUBSTITUTE([.$AF4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211&quot; model=&quot;account.account.template&quot;&gt;&#13;&#9;&#9;&#9;&lt;field name=&quot;code&quot;&gt;0-122211&lt;/field&gt;&#13;&#9;&#9;&#9;&lt;field name=&quot;name&quot;&gt;0-Edificio 1&lt;/field&gt;&#13;&#9;&#9;&#9;&lt;field name=&quot;shortcut&quot;&gt;&lt;/field&gt;&#13;&#9;&#9;&#9;&lt;field name=&quot;parent_id&quot; ref=&quot;0-1222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2211" model="account.account.template"&gt;<text:tab/><text:tab/><text:tab/>&lt;field name="code"&gt;0-122211&lt;/field&gt;<text:tab/><text:tab/><text:tab/>&lt;field name="name"&gt;0-Edificio 1&lt;/field&gt;<text:tab/><text:tab/><text:tab/>&lt;field name="shortcut"&gt;&lt;/field&gt;<text:tab/><text:tab/><text:tab/>&lt;field name="parent_id" ref="0-1222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49];1);CHAR(9)&amp;CHAR(9)&amp;&quot;&lt;record id=&quot;&quot;account_account_template_&quot;&amp;SUBSTITUTE([.AH$1]&amp;[.$V49];&quot;-&quot;;&quot;_&quot;)&amp;&quot;&quot;&quot; model=&quot;&quot;account.account.template&quot;&quot;&gt;&quot;&amp;CHAR(13)&amp;CHAR(9)&amp;CHAR(9)&amp;CHAR(9)&amp;&quot;&lt;field name=&quot;&quot;code&quot;&quot;&gt;&quot;&amp;[.AH$1]&amp;[.$V49]&amp;&quot;&lt;/field&gt;&quot;&amp;CHAR(13)&amp;CHAR(9)&amp;CHAR(9)&amp;CHAR(9)&amp;&quot;&lt;field name=&quot;&quot;name&quot;&quot;&gt;&quot;&amp;[.AH$1]&amp;[.$Y49]&amp;&quot;&lt;/field&gt;&quot;&amp;CHAR(13)&amp;CHAR(9)&amp;CHAR(9)&amp;CHAR(9)&amp;&quot;&lt;field name=&quot;&quot;shortcut&quot;&quot;&gt;&quot;&amp;IF(EXACT([.$W49];&quot;&quot;);&quot;&quot;;[.AH$1]&amp;[.$W49])&amp;&quot;&lt;/field&gt;&quot;&amp;CHAR(13)&amp;CHAR(9)&amp;CHAR(9)&amp;CHAR(9)&amp;&quot;&lt;field name=&quot;&quot;parent_id&quot;&quot; ref=&quot;&quot;&quot;&amp;IF(EXACT([.$Z49];&quot;&quot;);&quot;&quot;;[.AH$1]&amp;[.$Z49])&amp;&quot;&quot;&quot;/&gt;&quot;&amp;CHAR(13)&amp;CHAR(9)&amp;CHAR(9)&amp;CHAR(9)&amp;&quot;&lt;field name=&quot;&quot;user_type&quot;&quot; ref=&quot;&quot;account_account_type_&quot;&amp;[.$AB49]&amp;&quot;&quot;&quot;/&gt;&quot;&amp;CHAR(13)&amp;CHAR(9)&amp;CHAR(9)&amp;CHAR(9)&amp;&quot;&lt;field name=&quot;&quot;currency_id&quot;&quot; ref=&quot;&quot;&quot;&amp;[.AB49]&amp;&quot;&quot;&quot;/&gt;&quot;&amp;CHAR(13)&amp;CHAR(9)&amp;CHAR(9)&amp;CHAR(9)&amp;&quot;&lt;field name=&quot;&quot;type&quot;&quot;&gt;&quot;&amp;[.$AD49]&amp;&quot;&lt;/field&gt;&quot;&amp;CHAR(13)&amp;CHAR(9)&amp;CHAR(9)&amp;CHAR(9)&amp;&quot;&lt;field name=&quot;&quot;reconcile&quot;&quot; eval=&quot;&quot;&quot;&amp;[.$AE49]&amp;&quot;&quot;&quot;/&gt;&quot;&amp;IF(EXACT([.$AF49];&quot;&quot;);&quot;&quot;;CHAR(13)&amp;CHAR(9)&amp;CHAR(9)&amp;CHAR(9)&amp;&quot;&lt;field name=&quot;&quot;tax_ids&quot;&quot;&gt;&quot;&amp;SUBSTITUTE([.$AF4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211&quot; model=&quot;account.account.template&quot;&gt;&#13;&#9;&#9;&#9;&lt;field name=&quot;code&quot;&gt;1-122211&lt;/field&gt;&#13;&#9;&#9;&#9;&lt;field name=&quot;name&quot;&gt;1-Edificio 1&lt;/field&gt;&#13;&#9;&#9;&#9;&lt;field name=&quot;shortcut&quot;&gt;&lt;/field&gt;&#13;&#9;&#9;&#9;&lt;field name=&quot;parent_id&quot; ref=&quot;1-12221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2211" model="account.account.template"&gt;<text:tab/><text:tab/><text:tab/>&lt;field name="code"&gt;1-122211&lt;/field&gt;<text:tab/><text:tab/><text:tab/>&lt;field name="name"&gt;1-Edificio 1&lt;/field&gt;<text:tab/><text:tab/><text:tab/>&lt;field name="shortcut"&gt;&lt;/field&gt;<text:tab/><text:tab/><text:tab/>&lt;field name="parent_id" ref="1-12221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49]&gt;[.A50];[.A49]=[.A50]);[.A49]&lt;&gt;7))" office:value-type="float" office:value="1">
              <text:p>1</text:p>
            </table:table-cell>
            <table:table-cell table:style-name="ce8" table:formula="of:=IF(EXACT([.A50];1);CELL(&quot;Row&quot;;[.C50]);[.C49])" office:value-type="float" office:value="2">
              <text:p>2</text:p>
            </table:table-cell>
            <table:table-cell table:style-name="ce8" table:formula="of:=IF(EXACT([.$A50];1);0;IF(EXACT([.$A50];2);[.D49]+1;[.D49]))" office:value-type="float" office:value="1">
              <text:p>1</text:p>
            </table:table-cell>
            <table:table-cell table:style-name="ce8" table:formula="of:=['Code format'.$C$2]&amp;TEXT([.D50];['Code format'.$B$2])&amp;['Code format'.$D$2]" office:value-type="string" office:string-value="1">
              <text:p>1</text:p>
            </table:table-cell>
            <table:table-cell table:style-name="ce8" table:formula="of:=IF(EXACT([.C49];[.C50]);IF(EXACT([.D49];[.D50]);[.F49];CELL(&quot;Row&quot;;[.F50]));[.C50])" office:value-type="float" office:value="3">
              <text:p>3</text:p>
            </table:table-cell>
            <table:table-cell table:style-name="ce8" table:formula="of:=IF(AND([.$A50]&lt;=[.H$1];[.$A49]&gt;[.$A50]);0;IF(EXACT([.$A50];[.H$1]+1);[.G49]+1;[.G49]))" office:value-type="float" office:value="2">
              <text:p>2</text:p>
            </table:table-cell>
            <table:table-cell table:style-name="ce8" table:formula="of:=['Code format'.$C$3]&amp;TEXT([.G50];['Code format'.$B$3])&amp;['Code format'.$D$3]" office:value-type="string" office:string-value="2">
              <text:p>2</text:p>
            </table:table-cell>
            <table:table-cell table:style-name="ce8" table:formula="of:=IF(EXACT([.F49];[.F50]);IF(EXACT([.G49];[.G50]);[.I49];CELL(&quot;Row&quot;;[.I50]));[.F50])" office:value-type="float" office:value="34">
              <text:p>34</text:p>
            </table:table-cell>
            <table:table-cell table:style-name="ce8" table:formula="of:=IF(AND([.$A50]&lt;=[.K$1];[.$A49]&gt;[.$A50]);0;IF(EXACT([.$A50];[.K$1]+1);[.J49]+1;[.J49]))" office:value-type="float" office:value="2">
              <text:p>2</text:p>
            </table:table-cell>
            <table:table-cell table:style-name="ce8" table:formula="of:=['Code format'.$C$4]&amp;TEXT([.J50];['Code format'.$B$4])&amp;['Code format'.$D$4]" office:value-type="string" office:string-value="2">
              <text:p>2</text:p>
            </table:table-cell>
            <table:table-cell table:style-name="ce8" table:formula="of:=IF(EXACT([.I49];[.I50]);IF(EXACT([.J49];[.J50]);[.L49];CELL(&quot;Row&quot;;[.L50]));[.I50])" office:value-type="float" office:value="41">
              <text:p>41</text:p>
            </table:table-cell>
            <table:table-cell table:style-name="ce8" table:formula="of:=IF(AND([.$A50]&lt;=[.N$1];[.$A49]&gt;[.$A50]);0;IF(EXACT([.$A50];[.N$1]+1);[.M49]+1;[.M49]))" office:value-type="float" office:value="2">
              <text:p>2</text:p>
            </table:table-cell>
            <table:table-cell table:style-name="ce8" table:formula="of:=['Code format'.$C$5]&amp;TEXT([.M50];['Code format'.$B$5])&amp;['Code format'.$D$5]" office:value-type="string" office:string-value="2">
              <text:p>2</text:p>
            </table:table-cell>
            <table:table-cell table:style-name="ce8" table:formula="of:=IF(EXACT([.L49];[.L50]);IF(EXACT([.M49];[.M50]);[.O49];CELL(&quot;Row&quot;;[.O50]));[.L50])" office:value-type="float" office:value="47">
              <text:p>47</text:p>
            </table:table-cell>
            <table:table-cell table:style-name="ce8" table:formula="of:=IF(AND([.$A50]&lt;=[.Q$1];[.$A49]&gt;[.$A50]);0;IF(EXACT([.$A50];[.Q$1]+1);[.P49]+1;[.P49]))" office:value-type="float" office:value="2">
              <text:p>2</text:p>
            </table:table-cell>
            <table:table-cell table:style-name="ce8" table:formula="of:=['Code format'.$C$6]&amp;TEXT([.P50];['Code format'.$B$6])&amp;['Code format'.$D$6]" office:value-type="string" office:string-value="2">
              <text:p>2</text:p>
            </table:table-cell>
            <table:table-cell table:style-name="ce8" table:formula="of:=IF(EXACT([.O49];[.O50]);IF(EXACT([.P49];[.P50]);[.R49];CELL(&quot;Row&quot;;[.R50]));[.O50])" office:value-type="float" office:value="50">
              <text:p>50</text:p>
            </table:table-cell>
            <table:table-cell table:style-name="ce8" table:formula="of:=IF(AND([.$A50]&lt;=[.T$1];[.$A49]&gt;[.$A50]);0;IF(EXACT([.$A50];[.T$1]+1);[.S49]+1;[.S49]))" office:value-type="float" office:value="0">
              <text:p>0</text:p>
            </table:table-cell>
            <table:table-cell table:style-name="ce8" table:formula="of:=['Code format'.$C$7]&amp;TEXT([.S50];['Code format'.$B$7])&amp;['Code format'.$D$7]" office:value-type="string" office:string-value="0">
              <text:p>0</text:p>
            </table:table-cell>
            <table:table-cell table:style-name="ce8" table:formula="of:=IF(EXACT([.R49];[.R50]);IF(EXACT([.S49];[.S50]);[.U49];CELL(&quot;Row&quot;;[.U50]));[.R50])" office:value-type="float" office:value="50">
              <text:p>50</text:p>
            </table:table-cell>
            <table:table-cell table:style-name="Nivel6" table:formula="of:=CONCATENATE([.E50];[.H50];[.K50];[.N50];[.Q50];[.T50])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122220">
              <text:p>122220</text:p>
            </table:table-cell>
            <table:table-cell table:style-name="ce9" office:value-type="string">
              <text:p>Rev</text:p>
            </table:table-cell>
            <table:table-cell table:style-name="ce9" office:value-type="string">
              <text:p>Mejoras a edificios – Revaluaciones</text:p>
            </table:table-cell>
            <table:table-cell table:style-name="Nivel6" table:formula="of:=[.X50]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Mejoras a edificios – Revaluaciones">
              <text:p>Mejoras a edificios – Revaluaciones</text:p>
            </table:table-cell>
            <table:table-cell table:style-name="Datos" table:formula="of:=IF(EXACT([.A50];1);&quot;&quot;;IF(EXACT([.A50];2);INDIRECT(CONCATENATE(&quot;V&quot;;[.C50]));IF(EXACT([.A50];3);INDIRECT(CONCATENATE(&quot;V&quot;;[.F50]));IF(EXACT([.A50];4);INDIRECT(CONCATENATE(&quot;V&quot;;[.I50]));IF(EXACT([.A50];5);INDIRECT(CONCATENATE(&quot;V&quot;;[.L50]));IF(EXACT([.A50];6);INDIRECT(CONCATENATE(&quot;V&quot;;[.O50]));IF(EXACT([.A50];7);INDIRECT(CONCATENATE(&quot;V&quot;;[.R50])))))))))" office:value-type="string" office:string-value="122200">
              <text:p>122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50];7));NOT(EXACT([.AB50];&quot;view&quot;)));AND(EXACT([.A50];7);EXACT([.AB50];&quot;view&quot;))))" office:value-type="float" office:value="1">
              <text:p>1</text:p>
            </table:table-cell>
            <table:table-cell table:style-name="Datos" table:formula="of:=VLOOKUP([.AB50];['account.type'.$A$2:.$I$12];8)" office:value-type="string" office:string-value="view">
              <text:p>view</text:p>
            </table:table-cell>
            <table:table-cell table:style-name="Datos" table:formula="of:=VLOOKUP([.AB5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0];1);CHAR(9)&amp;CHAR(9)&amp;&quot;&lt;record id=&quot;&quot;account_account_template_&quot;&amp;SUBSTITUTE([.AG$1]&amp;[.$V50];&quot;-&quot;;&quot;_&quot;)&amp;&quot;&quot;&quot; model=&quot;&quot;account.account.template&quot;&quot;&gt;&quot;&amp;CHAR(13)&amp;CHAR(9)&amp;CHAR(9)&amp;CHAR(9)&amp;&quot;&lt;field name=&quot;&quot;code&quot;&quot;&gt;&quot;&amp;[.AG$1]&amp;[.$V50]&amp;&quot;&lt;/field&gt;&quot;&amp;CHAR(13)&amp;CHAR(9)&amp;CHAR(9)&amp;CHAR(9)&amp;&quot;&lt;field name=&quot;&quot;name&quot;&quot;&gt;&quot;&amp;[.AG$1]&amp;[.$Y50]&amp;&quot;&lt;/field&gt;&quot;&amp;CHAR(13)&amp;CHAR(9)&amp;CHAR(9)&amp;CHAR(9)&amp;&quot;&lt;field name=&quot;&quot;shortcut&quot;&quot;&gt;&quot;&amp;IF(EXACT([.$W50];&quot;&quot;);&quot;&quot;;[.AG$1]&amp;[.$W50])&amp;&quot;&lt;/field&gt;&quot;&amp;CHAR(13)&amp;CHAR(9)&amp;CHAR(9)&amp;CHAR(9)&amp;&quot;&lt;field name=&quot;&quot;parent_id&quot;&quot; ref=&quot;&quot;&quot;&amp;IF(EXACT([.$Z50];&quot;&quot;);&quot;&quot;;[.AG$1]&amp;[.$Z50])&amp;&quot;&quot;&quot;/&gt;&quot;&amp;CHAR(13)&amp;CHAR(9)&amp;CHAR(9)&amp;CHAR(9)&amp;&quot;&lt;field name=&quot;&quot;user_type&quot;&quot; ref=&quot;&quot;account_account_type_&quot;&amp;[.$AB50]&amp;&quot;&quot;&quot;/&gt;&quot;&amp;CHAR(13)&amp;CHAR(9)&amp;CHAR(9)&amp;CHAR(9)&amp;&quot;&lt;field name=&quot;&quot;currency_id&quot;&quot; ref=&quot;&quot;&quot;&amp;[.AA50]&amp;&quot;&quot;&quot;/&gt;&quot;&amp;CHAR(13)&amp;CHAR(9)&amp;CHAR(9)&amp;CHAR(9)&amp;&quot;&lt;field name=&quot;&quot;type&quot;&quot;&gt;&quot;&amp;[.$AD50]&amp;&quot;&lt;/field&gt;&quot;&amp;CHAR(13)&amp;CHAR(9)&amp;CHAR(9)&amp;CHAR(9)&amp;&quot;&lt;field name=&quot;&quot;reconcile&quot;&quot; eval=&quot;&quot;&quot;&amp;[.$AE50]&amp;&quot;&quot;&quot;/&gt;&quot;&amp;IF(EXACT([.$AF50];&quot;&quot;);&quot;&quot;;CHAR(13)&amp;CHAR(9)&amp;CHAR(9)&amp;CHAR(9)&amp;&quot;&lt;field name=&quot;&quot;tax_ids&quot;&quot;&gt;&quot;&amp;SUBSTITUTE([.$AF5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220&quot; model=&quot;account.account.template&quot;&gt;&#13;&#9;&#9;&#9;&lt;field name=&quot;code&quot;&gt;0-122220&lt;/field&gt;&#13;&#9;&#9;&#9;&lt;field name=&quot;name&quot;&gt;0-Mejoras a edificios – Revaluaciones&lt;/field&gt;&#13;&#9;&#9;&#9;&lt;field name=&quot;shortcut&quot;&gt;0-Rev&lt;/field&gt;&#13;&#9;&#9;&#9;&lt;field name=&quot;parent_id&quot; ref=&quot;0-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2220" model="account.account.template"&gt;<text:tab/><text:tab/><text:tab/>&lt;field name="code"&gt;0-122220&lt;/field&gt;<text:tab/><text:tab/><text:tab/>&lt;field name="name"&gt;0-Mejoras a edificios – Revaluaciones&lt;/field&gt;<text:tab/><text:tab/><text:tab/>&lt;field name="shortcut"&gt;0-Rev&lt;/field&gt;<text:tab/><text:tab/><text:tab/>&lt;field name="parent_id" ref="0-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50];1);CHAR(9)&amp;CHAR(9)&amp;&quot;&lt;record id=&quot;&quot;account_account_template_&quot;&amp;SUBSTITUTE([.AH$1]&amp;[.$V50];&quot;-&quot;;&quot;_&quot;)&amp;&quot;&quot;&quot; model=&quot;&quot;account.account.template&quot;&quot;&gt;&quot;&amp;CHAR(13)&amp;CHAR(9)&amp;CHAR(9)&amp;CHAR(9)&amp;&quot;&lt;field name=&quot;&quot;code&quot;&quot;&gt;&quot;&amp;[.AH$1]&amp;[.$V50]&amp;&quot;&lt;/field&gt;&quot;&amp;CHAR(13)&amp;CHAR(9)&amp;CHAR(9)&amp;CHAR(9)&amp;&quot;&lt;field name=&quot;&quot;name&quot;&quot;&gt;&quot;&amp;[.AH$1]&amp;[.$Y50]&amp;&quot;&lt;/field&gt;&quot;&amp;CHAR(13)&amp;CHAR(9)&amp;CHAR(9)&amp;CHAR(9)&amp;&quot;&lt;field name=&quot;&quot;shortcut&quot;&quot;&gt;&quot;&amp;IF(EXACT([.$W50];&quot;&quot;);&quot;&quot;;[.AH$1]&amp;[.$W50])&amp;&quot;&lt;/field&gt;&quot;&amp;CHAR(13)&amp;CHAR(9)&amp;CHAR(9)&amp;CHAR(9)&amp;&quot;&lt;field name=&quot;&quot;parent_id&quot;&quot; ref=&quot;&quot;&quot;&amp;IF(EXACT([.$Z50];&quot;&quot;);&quot;&quot;;[.AH$1]&amp;[.$Z50])&amp;&quot;&quot;&quot;/&gt;&quot;&amp;CHAR(13)&amp;CHAR(9)&amp;CHAR(9)&amp;CHAR(9)&amp;&quot;&lt;field name=&quot;&quot;user_type&quot;&quot; ref=&quot;&quot;account_account_type_&quot;&amp;[.$AB50]&amp;&quot;&quot;&quot;/&gt;&quot;&amp;CHAR(13)&amp;CHAR(9)&amp;CHAR(9)&amp;CHAR(9)&amp;&quot;&lt;field name=&quot;&quot;currency_id&quot;&quot; ref=&quot;&quot;&quot;&amp;[.AB50]&amp;&quot;&quot;&quot;/&gt;&quot;&amp;CHAR(13)&amp;CHAR(9)&amp;CHAR(9)&amp;CHAR(9)&amp;&quot;&lt;field name=&quot;&quot;type&quot;&quot;&gt;&quot;&amp;[.$AD50]&amp;&quot;&lt;/field&gt;&quot;&amp;CHAR(13)&amp;CHAR(9)&amp;CHAR(9)&amp;CHAR(9)&amp;&quot;&lt;field name=&quot;&quot;reconcile&quot;&quot; eval=&quot;&quot;&quot;&amp;[.$AE50]&amp;&quot;&quot;&quot;/&gt;&quot;&amp;IF(EXACT([.$AF50];&quot;&quot;);&quot;&quot;;CHAR(13)&amp;CHAR(9)&amp;CHAR(9)&amp;CHAR(9)&amp;&quot;&lt;field name=&quot;&quot;tax_ids&quot;&quot;&gt;&quot;&amp;SUBSTITUTE([.$AF5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220&quot; model=&quot;account.account.template&quot;&gt;&#13;&#9;&#9;&#9;&lt;field name=&quot;code&quot;&gt;1-122220&lt;/field&gt;&#13;&#9;&#9;&#9;&lt;field name=&quot;name&quot;&gt;1-Mejoras a edificios – Revaluaciones&lt;/field&gt;&#13;&#9;&#9;&#9;&lt;field name=&quot;shortcut&quot;&gt;1-Rev&lt;/field&gt;&#13;&#9;&#9;&#9;&lt;field name=&quot;parent_id&quot; ref=&quot;1-1222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2220" model="account.account.template"&gt;<text:tab/><text:tab/><text:tab/>&lt;field name="code"&gt;1-122220&lt;/field&gt;<text:tab/><text:tab/><text:tab/>&lt;field name="name"&gt;1-Mejoras a edificios – Revaluaciones&lt;/field&gt;<text:tab/><text:tab/><text:tab/>&lt;field name="shortcut"&gt;1-Rev&lt;/field&gt;<text:tab/><text:tab/><text:tab/>&lt;field name="parent_id" ref="1-1222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50]&gt;[.A51];[.A50]=[.A51]);[.A50]&lt;&gt;7))" office:value-type="float" office:value="1">
              <text:p>1</text:p>
            </table:table-cell>
            <table:table-cell table:style-name="ce8" table:formula="of:=IF(EXACT([.A51];1);CELL(&quot;Row&quot;;[.C51]);[.C50])" office:value-type="float" office:value="2">
              <text:p>2</text:p>
            </table:table-cell>
            <table:table-cell table:style-name="ce8" table:formula="of:=IF(EXACT([.$A51];1);0;IF(EXACT([.$A51];2);[.D50]+1;[.D50]))" office:value-type="float" office:value="1">
              <text:p>1</text:p>
            </table:table-cell>
            <table:table-cell table:style-name="ce8" table:formula="of:=['Code format'.$C$2]&amp;TEXT([.D51];['Code format'.$B$2])&amp;['Code format'.$D$2]" office:value-type="string" office:string-value="1">
              <text:p>1</text:p>
            </table:table-cell>
            <table:table-cell table:style-name="ce8" table:formula="of:=IF(EXACT([.C50];[.C51]);IF(EXACT([.D50];[.D51]);[.F50];CELL(&quot;Row&quot;;[.F51]));[.C51])" office:value-type="float" office:value="3">
              <text:p>3</text:p>
            </table:table-cell>
            <table:table-cell table:style-name="ce8" table:formula="of:=IF(AND([.$A51]&lt;=[.H$1];[.$A50]&gt;[.$A51]);0;IF(EXACT([.$A51];[.H$1]+1);[.G50]+1;[.G50]))" office:value-type="float" office:value="2">
              <text:p>2</text:p>
            </table:table-cell>
            <table:table-cell table:style-name="ce8" table:formula="of:=['Code format'.$C$3]&amp;TEXT([.G51];['Code format'.$B$3])&amp;['Code format'.$D$3]" office:value-type="string" office:string-value="2">
              <text:p>2</text:p>
            </table:table-cell>
            <table:table-cell table:style-name="ce8" table:formula="of:=IF(EXACT([.F50];[.F51]);IF(EXACT([.G50];[.G51]);[.I50];CELL(&quot;Row&quot;;[.I51]));[.F51])" office:value-type="float" office:value="34">
              <text:p>34</text:p>
            </table:table-cell>
            <table:table-cell table:style-name="ce8" table:formula="of:=IF(AND([.$A51]&lt;=[.K$1];[.$A50]&gt;[.$A51]);0;IF(EXACT([.$A51];[.K$1]+1);[.J50]+1;[.J50]))" office:value-type="float" office:value="2">
              <text:p>2</text:p>
            </table:table-cell>
            <table:table-cell table:style-name="ce8" table:formula="of:=['Code format'.$C$4]&amp;TEXT([.J51];['Code format'.$B$4])&amp;['Code format'.$D$4]" office:value-type="string" office:string-value="2">
              <text:p>2</text:p>
            </table:table-cell>
            <table:table-cell table:style-name="ce8" table:formula="of:=IF(EXACT([.I50];[.I51]);IF(EXACT([.J50];[.J51]);[.L50];CELL(&quot;Row&quot;;[.L51]));[.I51])" office:value-type="float" office:value="41">
              <text:p>41</text:p>
            </table:table-cell>
            <table:table-cell table:style-name="ce8" table:formula="of:=IF(AND([.$A51]&lt;=[.N$1];[.$A50]&gt;[.$A51]);0;IF(EXACT([.$A51];[.N$1]+1);[.M50]+1;[.M50]))" office:value-type="float" office:value="2">
              <text:p>2</text:p>
            </table:table-cell>
            <table:table-cell table:style-name="ce8" table:formula="of:=['Code format'.$C$5]&amp;TEXT([.M51];['Code format'.$B$5])&amp;['Code format'.$D$5]" office:value-type="string" office:string-value="2">
              <text:p>2</text:p>
            </table:table-cell>
            <table:table-cell table:style-name="ce8" table:formula="of:=IF(EXACT([.L50];[.L51]);IF(EXACT([.M50];[.M51]);[.O50];CELL(&quot;Row&quot;;[.O51]));[.L51])" office:value-type="float" office:value="47">
              <text:p>47</text:p>
            </table:table-cell>
            <table:table-cell table:style-name="ce8" table:formula="of:=IF(AND([.$A51]&lt;=[.Q$1];[.$A50]&gt;[.$A51]);0;IF(EXACT([.$A51];[.Q$1]+1);[.P50]+1;[.P50]))" office:value-type="float" office:value="2">
              <text:p>2</text:p>
            </table:table-cell>
            <table:table-cell table:style-name="ce8" table:formula="of:=['Code format'.$C$6]&amp;TEXT([.P51];['Code format'.$B$6])&amp;['Code format'.$D$6]" office:value-type="string" office:string-value="2">
              <text:p>2</text:p>
            </table:table-cell>
            <table:table-cell table:style-name="ce8" table:formula="of:=IF(EXACT([.O50];[.O51]);IF(EXACT([.P50];[.P51]);[.R50];CELL(&quot;Row&quot;;[.R51]));[.O51])" office:value-type="float" office:value="50">
              <text:p>50</text:p>
            </table:table-cell>
            <table:table-cell table:style-name="ce8" table:formula="of:=IF(AND([.$A51]&lt;=[.T$1];[.$A50]&gt;[.$A51]);0;IF(EXACT([.$A51];[.T$1]+1);[.S50]+1;[.S50]))" office:value-type="float" office:value="1">
              <text:p>1</text:p>
            </table:table-cell>
            <table:table-cell table:style-name="ce8" table:formula="of:=['Code format'.$C$7]&amp;TEXT([.S51];['Code format'.$B$7])&amp;['Code format'.$D$7]" office:value-type="string" office:string-value="1">
              <text:p>1</text:p>
            </table:table-cell>
            <table:table-cell table:style-name="ce8" table:formula="of:=IF(EXACT([.R50];[.R51]);IF(EXACT([.S50];[.S51]);[.U50];CELL(&quot;Row&quot;;[.U51]));[.R51])" office:value-type="float" office:value="51">
              <text:p>51</text:p>
            </table:table-cell>
            <table:table-cell table:style-name="Nivel7" table:formula="of:=CONCATENATE([.E51];[.H51];[.K51];[.N51];[.Q51];[.T51])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122221">
              <text:p>122221</text:p>
            </table:table-cell>
            <table:table-cell table:style-name="ce10"/>
            <table:table-cell table:style-name="ce9" office:value-type="string">
              <text:p>Edificio 1</text:p>
            </table:table-cell>
            <table:table-cell table:style-name="Nivel7" table:formula="of:=[.X51]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Edificio 1">
              <text:p>Edificio 1</text:p>
            </table:table-cell>
            <table:table-cell table:style-name="Datos" table:formula="of:=IF(EXACT([.A51];1);&quot;&quot;;IF(EXACT([.A51];2);INDIRECT(CONCATENATE(&quot;V&quot;;[.C51]));IF(EXACT([.A51];3);INDIRECT(CONCATENATE(&quot;V&quot;;[.F51]));IF(EXACT([.A51];4);INDIRECT(CONCATENATE(&quot;V&quot;;[.I51]));IF(EXACT([.A51];5);INDIRECT(CONCATENATE(&quot;V&quot;;[.L51]));IF(EXACT([.A51];6);INDIRECT(CONCATENATE(&quot;V&quot;;[.O51]));IF(EXACT([.A51];7);INDIRECT(CONCATENATE(&quot;V&quot;;[.R51])))))))))" office:value-type="string" office:string-value="122220">
              <text:p>12222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51];7));NOT(EXACT([.AB51];&quot;view&quot;)));AND(EXACT([.A51];7);EXACT([.AB51];&quot;view&quot;))))" office:value-type="float" office:value="1">
              <text:p>1</text:p>
            </table:table-cell>
            <table:table-cell table:style-name="Datos" table:formula="of:=VLOOKUP([.AB51];['account.type'.$A$2:.$I$12];8)" office:value-type="string" office:string-value="other">
              <text:p>other</text:p>
            </table:table-cell>
            <table:table-cell table:style-name="Datos" table:formula="of:=VLOOKUP([.AB51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1];1);CHAR(9)&amp;CHAR(9)&amp;&quot;&lt;record id=&quot;&quot;account_account_template_&quot;&amp;SUBSTITUTE([.AG$1]&amp;[.$V51];&quot;-&quot;;&quot;_&quot;)&amp;&quot;&quot;&quot; model=&quot;&quot;account.account.template&quot;&quot;&gt;&quot;&amp;CHAR(13)&amp;CHAR(9)&amp;CHAR(9)&amp;CHAR(9)&amp;&quot;&lt;field name=&quot;&quot;code&quot;&quot;&gt;&quot;&amp;[.AG$1]&amp;[.$V51]&amp;&quot;&lt;/field&gt;&quot;&amp;CHAR(13)&amp;CHAR(9)&amp;CHAR(9)&amp;CHAR(9)&amp;&quot;&lt;field name=&quot;&quot;name&quot;&quot;&gt;&quot;&amp;[.AG$1]&amp;[.$Y51]&amp;&quot;&lt;/field&gt;&quot;&amp;CHAR(13)&amp;CHAR(9)&amp;CHAR(9)&amp;CHAR(9)&amp;&quot;&lt;field name=&quot;&quot;shortcut&quot;&quot;&gt;&quot;&amp;IF(EXACT([.$W51];&quot;&quot;);&quot;&quot;;[.AG$1]&amp;[.$W51])&amp;&quot;&lt;/field&gt;&quot;&amp;CHAR(13)&amp;CHAR(9)&amp;CHAR(9)&amp;CHAR(9)&amp;&quot;&lt;field name=&quot;&quot;parent_id&quot;&quot; ref=&quot;&quot;&quot;&amp;IF(EXACT([.$Z51];&quot;&quot;);&quot;&quot;;[.AG$1]&amp;[.$Z51])&amp;&quot;&quot;&quot;/&gt;&quot;&amp;CHAR(13)&amp;CHAR(9)&amp;CHAR(9)&amp;CHAR(9)&amp;&quot;&lt;field name=&quot;&quot;user_type&quot;&quot; ref=&quot;&quot;account_account_type_&quot;&amp;[.$AB51]&amp;&quot;&quot;&quot;/&gt;&quot;&amp;CHAR(13)&amp;CHAR(9)&amp;CHAR(9)&amp;CHAR(9)&amp;&quot;&lt;field name=&quot;&quot;currency_id&quot;&quot; ref=&quot;&quot;&quot;&amp;[.AA51]&amp;&quot;&quot;&quot;/&gt;&quot;&amp;CHAR(13)&amp;CHAR(9)&amp;CHAR(9)&amp;CHAR(9)&amp;&quot;&lt;field name=&quot;&quot;type&quot;&quot;&gt;&quot;&amp;[.$AD51]&amp;&quot;&lt;/field&gt;&quot;&amp;CHAR(13)&amp;CHAR(9)&amp;CHAR(9)&amp;CHAR(9)&amp;&quot;&lt;field name=&quot;&quot;reconcile&quot;&quot; eval=&quot;&quot;&quot;&amp;[.$AE51]&amp;&quot;&quot;&quot;/&gt;&quot;&amp;IF(EXACT([.$AF51];&quot;&quot;);&quot;&quot;;CHAR(13)&amp;CHAR(9)&amp;CHAR(9)&amp;CHAR(9)&amp;&quot;&lt;field name=&quot;&quot;tax_ids&quot;&quot;&gt;&quot;&amp;SUBSTITUTE([.$AF5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221&quot; model=&quot;account.account.template&quot;&gt;&#13;&#9;&#9;&#9;&lt;field name=&quot;code&quot;&gt;0-122221&lt;/field&gt;&#13;&#9;&#9;&#9;&lt;field name=&quot;name&quot;&gt;0-Edificio 1&lt;/field&gt;&#13;&#9;&#9;&#9;&lt;field name=&quot;shortcut&quot;&gt;&lt;/field&gt;&#13;&#9;&#9;&#9;&lt;field name=&quot;parent_id&quot; ref=&quot;0-1222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2221" model="account.account.template"&gt;<text:tab/><text:tab/><text:tab/>&lt;field name="code"&gt;0-122221&lt;/field&gt;<text:tab/><text:tab/><text:tab/>&lt;field name="name"&gt;0-Edificio 1&lt;/field&gt;<text:tab/><text:tab/><text:tab/>&lt;field name="shortcut"&gt;&lt;/field&gt;<text:tab/><text:tab/><text:tab/>&lt;field name="parent_id" ref="0-1222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51];1);CHAR(9)&amp;CHAR(9)&amp;&quot;&lt;record id=&quot;&quot;account_account_template_&quot;&amp;SUBSTITUTE([.AH$1]&amp;[.$V51];&quot;-&quot;;&quot;_&quot;)&amp;&quot;&quot;&quot; model=&quot;&quot;account.account.template&quot;&quot;&gt;&quot;&amp;CHAR(13)&amp;CHAR(9)&amp;CHAR(9)&amp;CHAR(9)&amp;&quot;&lt;field name=&quot;&quot;code&quot;&quot;&gt;&quot;&amp;[.AH$1]&amp;[.$V51]&amp;&quot;&lt;/field&gt;&quot;&amp;CHAR(13)&amp;CHAR(9)&amp;CHAR(9)&amp;CHAR(9)&amp;&quot;&lt;field name=&quot;&quot;name&quot;&quot;&gt;&quot;&amp;[.AH$1]&amp;[.$Y51]&amp;&quot;&lt;/field&gt;&quot;&amp;CHAR(13)&amp;CHAR(9)&amp;CHAR(9)&amp;CHAR(9)&amp;&quot;&lt;field name=&quot;&quot;shortcut&quot;&quot;&gt;&quot;&amp;IF(EXACT([.$W51];&quot;&quot;);&quot;&quot;;[.AH$1]&amp;[.$W51])&amp;&quot;&lt;/field&gt;&quot;&amp;CHAR(13)&amp;CHAR(9)&amp;CHAR(9)&amp;CHAR(9)&amp;&quot;&lt;field name=&quot;&quot;parent_id&quot;&quot; ref=&quot;&quot;&quot;&amp;IF(EXACT([.$Z51];&quot;&quot;);&quot;&quot;;[.AH$1]&amp;[.$Z51])&amp;&quot;&quot;&quot;/&gt;&quot;&amp;CHAR(13)&amp;CHAR(9)&amp;CHAR(9)&amp;CHAR(9)&amp;&quot;&lt;field name=&quot;&quot;user_type&quot;&quot; ref=&quot;&quot;account_account_type_&quot;&amp;[.$AB51]&amp;&quot;&quot;&quot;/&gt;&quot;&amp;CHAR(13)&amp;CHAR(9)&amp;CHAR(9)&amp;CHAR(9)&amp;&quot;&lt;field name=&quot;&quot;currency_id&quot;&quot; ref=&quot;&quot;&quot;&amp;[.AB51]&amp;&quot;&quot;&quot;/&gt;&quot;&amp;CHAR(13)&amp;CHAR(9)&amp;CHAR(9)&amp;CHAR(9)&amp;&quot;&lt;field name=&quot;&quot;type&quot;&quot;&gt;&quot;&amp;[.$AD51]&amp;&quot;&lt;/field&gt;&quot;&amp;CHAR(13)&amp;CHAR(9)&amp;CHAR(9)&amp;CHAR(9)&amp;&quot;&lt;field name=&quot;&quot;reconcile&quot;&quot; eval=&quot;&quot;&quot;&amp;[.$AE51]&amp;&quot;&quot;&quot;/&gt;&quot;&amp;IF(EXACT([.$AF51];&quot;&quot;);&quot;&quot;;CHAR(13)&amp;CHAR(9)&amp;CHAR(9)&amp;CHAR(9)&amp;&quot;&lt;field name=&quot;&quot;tax_ids&quot;&quot;&gt;&quot;&amp;SUBSTITUTE([.$AF5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221&quot; model=&quot;account.account.template&quot;&gt;&#13;&#9;&#9;&#9;&lt;field name=&quot;code&quot;&gt;1-122221&lt;/field&gt;&#13;&#9;&#9;&#9;&lt;field name=&quot;name&quot;&gt;1-Edificio 1&lt;/field&gt;&#13;&#9;&#9;&#9;&lt;field name=&quot;shortcut&quot;&gt;&lt;/field&gt;&#13;&#9;&#9;&#9;&lt;field name=&quot;parent_id&quot; ref=&quot;1-12222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2221" model="account.account.template"&gt;<text:tab/><text:tab/><text:tab/>&lt;field name="code"&gt;1-122221&lt;/field&gt;<text:tab/><text:tab/><text:tab/>&lt;field name="name"&gt;1-Edificio 1&lt;/field&gt;<text:tab/><text:tab/><text:tab/>&lt;field name="shortcut"&gt;&lt;/field&gt;<text:tab/><text:tab/><text:tab/>&lt;field name="parent_id" ref="1-12222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51]&gt;[.A52];[.A51]=[.A52]);[.A51]&lt;&gt;7))" office:value-type="float" office:value="1">
              <text:p>1</text:p>
            </table:table-cell>
            <table:table-cell table:style-name="ce8" table:formula="of:=IF(EXACT([.A52];1);CELL(&quot;Row&quot;;[.C52]);[.C51])" office:value-type="float" office:value="2">
              <text:p>2</text:p>
            </table:table-cell>
            <table:table-cell table:style-name="ce8" table:formula="of:=IF(EXACT([.$A52];1);0;IF(EXACT([.$A52];2);[.D51]+1;[.D51]))" office:value-type="float" office:value="1">
              <text:p>1</text:p>
            </table:table-cell>
            <table:table-cell table:style-name="ce8" table:formula="of:=['Code format'.$C$2]&amp;TEXT([.D52];['Code format'.$B$2])&amp;['Code format'.$D$2]" office:value-type="string" office:string-value="1">
              <text:p>1</text:p>
            </table:table-cell>
            <table:table-cell table:style-name="ce8" table:formula="of:=IF(EXACT([.C51];[.C52]);IF(EXACT([.D51];[.D52]);[.F51];CELL(&quot;Row&quot;;[.F52]));[.C52])" office:value-type="float" office:value="3">
              <text:p>3</text:p>
            </table:table-cell>
            <table:table-cell table:style-name="ce8" table:formula="of:=IF(AND([.$A52]&lt;=[.H$1];[.$A51]&gt;[.$A52]);0;IF(EXACT([.$A52];[.H$1]+1);[.G51]+1;[.G51]))" office:value-type="float" office:value="2">
              <text:p>2</text:p>
            </table:table-cell>
            <table:table-cell table:style-name="ce8" table:formula="of:=['Code format'.$C$3]&amp;TEXT([.G52];['Code format'.$B$3])&amp;['Code format'.$D$3]" office:value-type="string" office:string-value="2">
              <text:p>2</text:p>
            </table:table-cell>
            <table:table-cell table:style-name="ce8" table:formula="of:=IF(EXACT([.F51];[.F52]);IF(EXACT([.G51];[.G52]);[.I51];CELL(&quot;Row&quot;;[.I52]));[.F52])" office:value-type="float" office:value="34">
              <text:p>34</text:p>
            </table:table-cell>
            <table:table-cell table:style-name="ce8" table:formula="of:=IF(AND([.$A52]&lt;=[.K$1];[.$A51]&gt;[.$A52]);0;IF(EXACT([.$A52];[.K$1]+1);[.J51]+1;[.J51]))" office:value-type="float" office:value="2">
              <text:p>2</text:p>
            </table:table-cell>
            <table:table-cell table:style-name="ce8" table:formula="of:=['Code format'.$C$4]&amp;TEXT([.J52];['Code format'.$B$4])&amp;['Code format'.$D$4]" office:value-type="string" office:string-value="2">
              <text:p>2</text:p>
            </table:table-cell>
            <table:table-cell table:style-name="ce8" table:formula="of:=IF(EXACT([.I51];[.I52]);IF(EXACT([.J51];[.J52]);[.L51];CELL(&quot;Row&quot;;[.L52]));[.I52])" office:value-type="float" office:value="41">
              <text:p>41</text:p>
            </table:table-cell>
            <table:table-cell table:style-name="ce8" table:formula="of:=IF(AND([.$A52]&lt;=[.N$1];[.$A51]&gt;[.$A52]);0;IF(EXACT([.$A52];[.N$1]+1);[.M51]+1;[.M51]))" office:value-type="float" office:value="3">
              <text:p>3</text:p>
            </table:table-cell>
            <table:table-cell table:style-name="ce8" table:formula="of:=['Code format'.$C$5]&amp;TEXT([.M52];['Code format'.$B$5])&amp;['Code format'.$D$5]" office:value-type="string" office:string-value="3">
              <text:p>3</text:p>
            </table:table-cell>
            <table:table-cell table:style-name="ce8" table:formula="of:=IF(EXACT([.L51];[.L52]);IF(EXACT([.M51];[.M52]);[.O51];CELL(&quot;Row&quot;;[.O52]));[.L52])" office:value-type="float" office:value="52">
              <text:p>52</text:p>
            </table:table-cell>
            <table:table-cell table:style-name="ce8" table:formula="of:=IF(AND([.$A52]&lt;=[.Q$1];[.$A51]&gt;[.$A52]);0;IF(EXACT([.$A52];[.Q$1]+1);[.P51]+1;[.P51]))" office:value-type="float" office:value="0">
              <text:p>0</text:p>
            </table:table-cell>
            <table:table-cell table:style-name="ce8" table:formula="of:=['Code format'.$C$6]&amp;TEXT([.P52];['Code format'.$B$6])&amp;['Code format'.$D$6]" office:value-type="string" office:string-value="0">
              <text:p>0</text:p>
            </table:table-cell>
            <table:table-cell table:style-name="ce8" table:formula="of:=IF(EXACT([.O51];[.O52]);IF(EXACT([.P51];[.P52]);[.R51];CELL(&quot;Row&quot;;[.R52]));[.O52])" office:value-type="float" office:value="52">
              <text:p>52</text:p>
            </table:table-cell>
            <table:table-cell table:style-name="ce8" table:formula="of:=IF(AND([.$A52]&lt;=[.T$1];[.$A51]&gt;[.$A52]);0;IF(EXACT([.$A52];[.T$1]+1);[.S51]+1;[.S51]))" office:value-type="float" office:value="0">
              <text:p>0</text:p>
            </table:table-cell>
            <table:table-cell table:style-name="ce8" table:formula="of:=['Code format'.$C$7]&amp;TEXT([.S52];['Code format'.$B$7])&amp;['Code format'.$D$7]" office:value-type="string" office:string-value="0">
              <text:p>0</text:p>
            </table:table-cell>
            <table:table-cell table:style-name="ce8" table:formula="of:=IF(EXACT([.R51];[.R52]);IF(EXACT([.S51];[.S52]);[.U51];CELL(&quot;Row&quot;;[.U52]));[.R52])" office:value-type="float" office:value="52">
              <text:p>52</text:p>
            </table:table-cell>
            <table:table-cell table:style-name="Nivel5" table:formula="of:=CONCATENATE([.E52];[.H52];[.K52];[.N52];[.Q52];[.T52])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122300">
              <text:p>122300</text:p>
            </table:table-cell>
            <table:table-cell table:style-name="ce9" office:value-type="string">
              <text:p>Mov</text:p>
            </table:table-cell>
            <table:table-cell table:style-name="ce9" office:value-type="string">
              <text:p>Activos depreciables móviles</text:p>
            </table:table-cell>
            <table:table-cell table:style-name="Nivel5" table:formula="of:=[.X52]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Activos depreciables móviles">
              <text:p>Activos depreciables móviles</text:p>
            </table:table-cell>
            <table:table-cell table:style-name="Datos" table:formula="of:=IF(EXACT([.A52];1);&quot;&quot;;IF(EXACT([.A52];2);INDIRECT(CONCATENATE(&quot;V&quot;;[.C52]));IF(EXACT([.A52];3);INDIRECT(CONCATENATE(&quot;V&quot;;[.F52]));IF(EXACT([.A52];4);INDIRECT(CONCATENATE(&quot;V&quot;;[.I52]));IF(EXACT([.A52];5);INDIRECT(CONCATENATE(&quot;V&quot;;[.L52]));IF(EXACT([.A52];6);INDIRECT(CONCATENATE(&quot;V&quot;;[.O52]));IF(EXACT([.A52];7);INDIRECT(CONCATENATE(&quot;V&quot;;[.R52])))))))))" office:value-type="string" office:string-value="122000">
              <text:p>12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52];7));NOT(EXACT([.AB52];&quot;view&quot;)));AND(EXACT([.A52];7);EXACT([.AB52];&quot;view&quot;))))" office:value-type="float" office:value="1">
              <text:p>1</text:p>
            </table:table-cell>
            <table:table-cell table:style-name="Datos" table:formula="of:=VLOOKUP([.AB52];['account.type'.$A$2:.$I$12];8)" office:value-type="string" office:string-value="view">
              <text:p>view</text:p>
            </table:table-cell>
            <table:table-cell table:style-name="Datos" table:formula="of:=VLOOKUP([.AB5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2];1);CHAR(9)&amp;CHAR(9)&amp;&quot;&lt;record id=&quot;&quot;account_account_template_&quot;&amp;SUBSTITUTE([.AG$1]&amp;[.$V52];&quot;-&quot;;&quot;_&quot;)&amp;&quot;&quot;&quot; model=&quot;&quot;account.account.template&quot;&quot;&gt;&quot;&amp;CHAR(13)&amp;CHAR(9)&amp;CHAR(9)&amp;CHAR(9)&amp;&quot;&lt;field name=&quot;&quot;code&quot;&quot;&gt;&quot;&amp;[.AG$1]&amp;[.$V52]&amp;&quot;&lt;/field&gt;&quot;&amp;CHAR(13)&amp;CHAR(9)&amp;CHAR(9)&amp;CHAR(9)&amp;&quot;&lt;field name=&quot;&quot;name&quot;&quot;&gt;&quot;&amp;[.AG$1]&amp;[.$Y52]&amp;&quot;&lt;/field&gt;&quot;&amp;CHAR(13)&amp;CHAR(9)&amp;CHAR(9)&amp;CHAR(9)&amp;&quot;&lt;field name=&quot;&quot;shortcut&quot;&quot;&gt;&quot;&amp;IF(EXACT([.$W52];&quot;&quot;);&quot;&quot;;[.AG$1]&amp;[.$W52])&amp;&quot;&lt;/field&gt;&quot;&amp;CHAR(13)&amp;CHAR(9)&amp;CHAR(9)&amp;CHAR(9)&amp;&quot;&lt;field name=&quot;&quot;parent_id&quot;&quot; ref=&quot;&quot;&quot;&amp;IF(EXACT([.$Z52];&quot;&quot;);&quot;&quot;;[.AG$1]&amp;[.$Z52])&amp;&quot;&quot;&quot;/&gt;&quot;&amp;CHAR(13)&amp;CHAR(9)&amp;CHAR(9)&amp;CHAR(9)&amp;&quot;&lt;field name=&quot;&quot;user_type&quot;&quot; ref=&quot;&quot;account_account_type_&quot;&amp;[.$AB52]&amp;&quot;&quot;&quot;/&gt;&quot;&amp;CHAR(13)&amp;CHAR(9)&amp;CHAR(9)&amp;CHAR(9)&amp;&quot;&lt;field name=&quot;&quot;currency_id&quot;&quot; ref=&quot;&quot;&quot;&amp;[.AA52]&amp;&quot;&quot;&quot;/&gt;&quot;&amp;CHAR(13)&amp;CHAR(9)&amp;CHAR(9)&amp;CHAR(9)&amp;&quot;&lt;field name=&quot;&quot;type&quot;&quot;&gt;&quot;&amp;[.$AD52]&amp;&quot;&lt;/field&gt;&quot;&amp;CHAR(13)&amp;CHAR(9)&amp;CHAR(9)&amp;CHAR(9)&amp;&quot;&lt;field name=&quot;&quot;reconcile&quot;&quot; eval=&quot;&quot;&quot;&amp;[.$AE52]&amp;&quot;&quot;&quot;/&gt;&quot;&amp;IF(EXACT([.$AF52];&quot;&quot;);&quot;&quot;;CHAR(13)&amp;CHAR(9)&amp;CHAR(9)&amp;CHAR(9)&amp;&quot;&lt;field name=&quot;&quot;tax_ids&quot;&quot;&gt;&quot;&amp;SUBSTITUTE([.$AF5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300&quot; model=&quot;account.account.template&quot;&gt;&#13;&#9;&#9;&#9;&lt;field name=&quot;code&quot;&gt;0-122300&lt;/field&gt;&#13;&#9;&#9;&#9;&lt;field name=&quot;name&quot;&gt;0-Activos depreciables móviles&lt;/field&gt;&#13;&#9;&#9;&#9;&lt;field name=&quot;shortcut&quot;&gt;0-Mov&lt;/field&gt;&#13;&#9;&#9;&#9;&lt;field name=&quot;parent_id&quot; ref=&quot;0-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22300" model="account.account.template"&gt;<text:tab/><text:tab/><text:tab/>&lt;field name="code"&gt;0-122300&lt;/field&gt;<text:tab/><text:tab/><text:tab/>&lt;field name="name"&gt;0-Activos depreciables móviles&lt;/field&gt;<text:tab/><text:tab/><text:tab/>&lt;field name="shortcut"&gt;0-Mov&lt;/field&gt;<text:tab/><text:tab/><text:tab/>&lt;field name="parent_id" ref="0-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52];1);CHAR(9)&amp;CHAR(9)&amp;&quot;&lt;record id=&quot;&quot;account_account_template_&quot;&amp;SUBSTITUTE([.AH$1]&amp;[.$V52];&quot;-&quot;;&quot;_&quot;)&amp;&quot;&quot;&quot; model=&quot;&quot;account.account.template&quot;&quot;&gt;&quot;&amp;CHAR(13)&amp;CHAR(9)&amp;CHAR(9)&amp;CHAR(9)&amp;&quot;&lt;field name=&quot;&quot;code&quot;&quot;&gt;&quot;&amp;[.AH$1]&amp;[.$V52]&amp;&quot;&lt;/field&gt;&quot;&amp;CHAR(13)&amp;CHAR(9)&amp;CHAR(9)&amp;CHAR(9)&amp;&quot;&lt;field name=&quot;&quot;name&quot;&quot;&gt;&quot;&amp;[.AH$1]&amp;[.$Y52]&amp;&quot;&lt;/field&gt;&quot;&amp;CHAR(13)&amp;CHAR(9)&amp;CHAR(9)&amp;CHAR(9)&amp;&quot;&lt;field name=&quot;&quot;shortcut&quot;&quot;&gt;&quot;&amp;IF(EXACT([.$W52];&quot;&quot;);&quot;&quot;;[.AH$1]&amp;[.$W52])&amp;&quot;&lt;/field&gt;&quot;&amp;CHAR(13)&amp;CHAR(9)&amp;CHAR(9)&amp;CHAR(9)&amp;&quot;&lt;field name=&quot;&quot;parent_id&quot;&quot; ref=&quot;&quot;&quot;&amp;IF(EXACT([.$Z52];&quot;&quot;);&quot;&quot;;[.AH$1]&amp;[.$Z52])&amp;&quot;&quot;&quot;/&gt;&quot;&amp;CHAR(13)&amp;CHAR(9)&amp;CHAR(9)&amp;CHAR(9)&amp;&quot;&lt;field name=&quot;&quot;user_type&quot;&quot; ref=&quot;&quot;account_account_type_&quot;&amp;[.$AB52]&amp;&quot;&quot;&quot;/&gt;&quot;&amp;CHAR(13)&amp;CHAR(9)&amp;CHAR(9)&amp;CHAR(9)&amp;&quot;&lt;field name=&quot;&quot;currency_id&quot;&quot; ref=&quot;&quot;&quot;&amp;[.AB52]&amp;&quot;&quot;&quot;/&gt;&quot;&amp;CHAR(13)&amp;CHAR(9)&amp;CHAR(9)&amp;CHAR(9)&amp;&quot;&lt;field name=&quot;&quot;type&quot;&quot;&gt;&quot;&amp;[.$AD52]&amp;&quot;&lt;/field&gt;&quot;&amp;CHAR(13)&amp;CHAR(9)&amp;CHAR(9)&amp;CHAR(9)&amp;&quot;&lt;field name=&quot;&quot;reconcile&quot;&quot; eval=&quot;&quot;&quot;&amp;[.$AE52]&amp;&quot;&quot;&quot;/&gt;&quot;&amp;IF(EXACT([.$AF52];&quot;&quot;);&quot;&quot;;CHAR(13)&amp;CHAR(9)&amp;CHAR(9)&amp;CHAR(9)&amp;&quot;&lt;field name=&quot;&quot;tax_ids&quot;&quot;&gt;&quot;&amp;SUBSTITUTE([.$AF5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300&quot; model=&quot;account.account.template&quot;&gt;&#13;&#9;&#9;&#9;&lt;field name=&quot;code&quot;&gt;1-122300&lt;/field&gt;&#13;&#9;&#9;&#9;&lt;field name=&quot;name&quot;&gt;1-Activos depreciables móviles&lt;/field&gt;&#13;&#9;&#9;&#9;&lt;field name=&quot;shortcut&quot;&gt;1-Mov&lt;/field&gt;&#13;&#9;&#9;&#9;&lt;field name=&quot;parent_id&quot; ref=&quot;1-12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22300" model="account.account.template"&gt;<text:tab/><text:tab/><text:tab/>&lt;field name="code"&gt;1-122300&lt;/field&gt;<text:tab/><text:tab/><text:tab/>&lt;field name="name"&gt;1-Activos depreciables móviles&lt;/field&gt;<text:tab/><text:tab/><text:tab/>&lt;field name="shortcut"&gt;1-Mov&lt;/field&gt;<text:tab/><text:tab/><text:tab/>&lt;field name="parent_id" ref="1-12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52]&gt;[.A53];[.A52]=[.A53]);[.A52]&lt;&gt;7))" office:value-type="float" office:value="1">
              <text:p>1</text:p>
            </table:table-cell>
            <table:table-cell table:style-name="ce8" table:formula="of:=IF(EXACT([.A53];1);CELL(&quot;Row&quot;;[.C53]);[.C52])" office:value-type="float" office:value="2">
              <text:p>2</text:p>
            </table:table-cell>
            <table:table-cell table:style-name="ce8" table:formula="of:=IF(EXACT([.$A53];1);0;IF(EXACT([.$A53];2);[.D52]+1;[.D52]))" office:value-type="float" office:value="1">
              <text:p>1</text:p>
            </table:table-cell>
            <table:table-cell table:style-name="ce8" table:formula="of:=['Code format'.$C$2]&amp;TEXT([.D53];['Code format'.$B$2])&amp;['Code format'.$D$2]" office:value-type="string" office:string-value="1">
              <text:p>1</text:p>
            </table:table-cell>
            <table:table-cell table:style-name="ce8" table:formula="of:=IF(EXACT([.C52];[.C53]);IF(EXACT([.D52];[.D53]);[.F52];CELL(&quot;Row&quot;;[.F53]));[.C53])" office:value-type="float" office:value="3">
              <text:p>3</text:p>
            </table:table-cell>
            <table:table-cell table:style-name="ce8" table:formula="of:=IF(AND([.$A53]&lt;=[.H$1];[.$A52]&gt;[.$A53]);0;IF(EXACT([.$A53];[.H$1]+1);[.G52]+1;[.G52]))" office:value-type="float" office:value="2">
              <text:p>2</text:p>
            </table:table-cell>
            <table:table-cell table:style-name="ce8" table:formula="of:=['Code format'.$C$3]&amp;TEXT([.G53];['Code format'.$B$3])&amp;['Code format'.$D$3]" office:value-type="string" office:string-value="2">
              <text:p>2</text:p>
            </table:table-cell>
            <table:table-cell table:style-name="ce8" table:formula="of:=IF(EXACT([.F52];[.F53]);IF(EXACT([.G52];[.G53]);[.I52];CELL(&quot;Row&quot;;[.I53]));[.F53])" office:value-type="float" office:value="34">
              <text:p>34</text:p>
            </table:table-cell>
            <table:table-cell table:style-name="ce8" table:formula="of:=IF(AND([.$A53]&lt;=[.K$1];[.$A52]&gt;[.$A53]);0;IF(EXACT([.$A53];[.K$1]+1);[.J52]+1;[.J52]))" office:value-type="float" office:value="2">
              <text:p>2</text:p>
            </table:table-cell>
            <table:table-cell table:style-name="ce8" table:formula="of:=['Code format'.$C$4]&amp;TEXT([.J53];['Code format'.$B$4])&amp;['Code format'.$D$4]" office:value-type="string" office:string-value="2">
              <text:p>2</text:p>
            </table:table-cell>
            <table:table-cell table:style-name="ce8" table:formula="of:=IF(EXACT([.I52];[.I53]);IF(EXACT([.J52];[.J53]);[.L52];CELL(&quot;Row&quot;;[.L53]));[.I53])" office:value-type="float" office:value="41">
              <text:p>41</text:p>
            </table:table-cell>
            <table:table-cell table:style-name="ce8" table:formula="of:=IF(AND([.$A53]&lt;=[.N$1];[.$A52]&gt;[.$A53]);0;IF(EXACT([.$A53];[.N$1]+1);[.M52]+1;[.M52]))" office:value-type="float" office:value="3">
              <text:p>3</text:p>
            </table:table-cell>
            <table:table-cell table:style-name="ce8" table:formula="of:=['Code format'.$C$5]&amp;TEXT([.M53];['Code format'.$B$5])&amp;['Code format'.$D$5]" office:value-type="string" office:string-value="3">
              <text:p>3</text:p>
            </table:table-cell>
            <table:table-cell table:style-name="ce8" table:formula="of:=IF(EXACT([.L52];[.L53]);IF(EXACT([.M52];[.M53]);[.O52];CELL(&quot;Row&quot;;[.O53]));[.L53])" office:value-type="float" office:value="52">
              <text:p>52</text:p>
            </table:table-cell>
            <table:table-cell table:style-name="ce8" table:formula="of:=IF(AND([.$A53]&lt;=[.Q$1];[.$A52]&gt;[.$A53]);0;IF(EXACT([.$A53];[.Q$1]+1);[.P52]+1;[.P52]))" office:value-type="float" office:value="0">
              <text:p>0</text:p>
            </table:table-cell>
            <table:table-cell table:style-name="ce8" table:formula="of:=['Code format'.$C$6]&amp;TEXT([.P53];['Code format'.$B$6])&amp;['Code format'.$D$6]" office:value-type="string" office:string-value="0">
              <text:p>0</text:p>
            </table:table-cell>
            <table:table-cell table:style-name="ce8" table:formula="of:=IF(EXACT([.O52];[.O53]);IF(EXACT([.P52];[.P53]);[.R52];CELL(&quot;Row&quot;;[.R53]));[.O53])" office:value-type="float" office:value="52">
              <text:p>52</text:p>
            </table:table-cell>
            <table:table-cell table:style-name="ce8" table:formula="of:=IF(AND([.$A53]&lt;=[.T$1];[.$A52]&gt;[.$A53]);0;IF(EXACT([.$A53];[.T$1]+1);[.S52]+1;[.S52]))" office:value-type="float" office:value="1">
              <text:p>1</text:p>
            </table:table-cell>
            <table:table-cell table:style-name="ce8" table:formula="of:=['Code format'.$C$7]&amp;TEXT([.S53];['Code format'.$B$7])&amp;['Code format'.$D$7]" office:value-type="string" office:string-value="1">
              <text:p>1</text:p>
            </table:table-cell>
            <table:table-cell table:style-name="ce8" table:formula="of:=IF(EXACT([.R52];[.R53]);IF(EXACT([.S52];[.S53]);[.U52];CELL(&quot;Row&quot;;[.U53]));[.R53])" office:value-type="float" office:value="53">
              <text:p>53</text:p>
            </table:table-cell>
            <table:table-cell table:style-name="Nivel7" table:formula="of:=CONCATENATE([.E53];[.H53];[.K53];[.N53];[.Q53];[.T53])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122301">
              <text:p>122301</text:p>
            </table:table-cell>
            <table:table-cell table:style-name="ce9" office:value-type="string">
              <text:p>MyE-Ed</text:p>
            </table:table-cell>
            <table:table-cell table:style-name="ce9" office:value-type="string">
              <text:p>Maquinaria y equipo de edificios</text:p>
            </table:table-cell>
            <table:table-cell table:style-name="Nivel7" table:formula="of:=[.X53]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Maquinaria y equipo de edificios">
              <text:p>Maquinaria y equipo de edificios</text:p>
            </table:table-cell>
            <table:table-cell table:style-name="Datos" table:formula="of:=IF(EXACT([.A53];1);&quot;&quot;;IF(EXACT([.A53];2);INDIRECT(CONCATENATE(&quot;V&quot;;[.C53]));IF(EXACT([.A53];3);INDIRECT(CONCATENATE(&quot;V&quot;;[.F53]));IF(EXACT([.A53];4);INDIRECT(CONCATENATE(&quot;V&quot;;[.I53]));IF(EXACT([.A53];5);INDIRECT(CONCATENATE(&quot;V&quot;;[.L53]));IF(EXACT([.A53];6);INDIRECT(CONCATENATE(&quot;V&quot;;[.O53]));IF(EXACT([.A53];7);INDIRECT(CONCATENATE(&quot;V&quot;;[.R53])))))))))" office:value-type="string" office:string-value="122300">
              <text:p>122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53];7));NOT(EXACT([.AB53];&quot;view&quot;)));AND(EXACT([.A53];7);EXACT([.AB53];&quot;view&quot;))))" office:value-type="float" office:value="1">
              <text:p>1</text:p>
            </table:table-cell>
            <table:table-cell table:style-name="Datos" table:formula="of:=VLOOKUP([.AB53];['account.type'.$A$2:.$I$12];8)" office:value-type="string" office:string-value="other">
              <text:p>other</text:p>
            </table:table-cell>
            <table:table-cell table:style-name="Datos" table:formula="of:=VLOOKUP([.AB53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3];1);CHAR(9)&amp;CHAR(9)&amp;&quot;&lt;record id=&quot;&quot;account_account_template_&quot;&amp;SUBSTITUTE([.AG$1]&amp;[.$V53];&quot;-&quot;;&quot;_&quot;)&amp;&quot;&quot;&quot; model=&quot;&quot;account.account.template&quot;&quot;&gt;&quot;&amp;CHAR(13)&amp;CHAR(9)&amp;CHAR(9)&amp;CHAR(9)&amp;&quot;&lt;field name=&quot;&quot;code&quot;&quot;&gt;&quot;&amp;[.AG$1]&amp;[.$V53]&amp;&quot;&lt;/field&gt;&quot;&amp;CHAR(13)&amp;CHAR(9)&amp;CHAR(9)&amp;CHAR(9)&amp;&quot;&lt;field name=&quot;&quot;name&quot;&quot;&gt;&quot;&amp;[.AG$1]&amp;[.$Y53]&amp;&quot;&lt;/field&gt;&quot;&amp;CHAR(13)&amp;CHAR(9)&amp;CHAR(9)&amp;CHAR(9)&amp;&quot;&lt;field name=&quot;&quot;shortcut&quot;&quot;&gt;&quot;&amp;IF(EXACT([.$W53];&quot;&quot;);&quot;&quot;;[.AG$1]&amp;[.$W53])&amp;&quot;&lt;/field&gt;&quot;&amp;CHAR(13)&amp;CHAR(9)&amp;CHAR(9)&amp;CHAR(9)&amp;&quot;&lt;field name=&quot;&quot;parent_id&quot;&quot; ref=&quot;&quot;&quot;&amp;IF(EXACT([.$Z53];&quot;&quot;);&quot;&quot;;[.AG$1]&amp;[.$Z53])&amp;&quot;&quot;&quot;/&gt;&quot;&amp;CHAR(13)&amp;CHAR(9)&amp;CHAR(9)&amp;CHAR(9)&amp;&quot;&lt;field name=&quot;&quot;user_type&quot;&quot; ref=&quot;&quot;account_account_type_&quot;&amp;[.$AB53]&amp;&quot;&quot;&quot;/&gt;&quot;&amp;CHAR(13)&amp;CHAR(9)&amp;CHAR(9)&amp;CHAR(9)&amp;&quot;&lt;field name=&quot;&quot;currency_id&quot;&quot; ref=&quot;&quot;&quot;&amp;[.AA53]&amp;&quot;&quot;&quot;/&gt;&quot;&amp;CHAR(13)&amp;CHAR(9)&amp;CHAR(9)&amp;CHAR(9)&amp;&quot;&lt;field name=&quot;&quot;type&quot;&quot;&gt;&quot;&amp;[.$AD53]&amp;&quot;&lt;/field&gt;&quot;&amp;CHAR(13)&amp;CHAR(9)&amp;CHAR(9)&amp;CHAR(9)&amp;&quot;&lt;field name=&quot;&quot;reconcile&quot;&quot; eval=&quot;&quot;&quot;&amp;[.$AE53]&amp;&quot;&quot;&quot;/&gt;&quot;&amp;IF(EXACT([.$AF53];&quot;&quot;);&quot;&quot;;CHAR(13)&amp;CHAR(9)&amp;CHAR(9)&amp;CHAR(9)&amp;&quot;&lt;field name=&quot;&quot;tax_ids&quot;&quot;&gt;&quot;&amp;SUBSTITUTE([.$AF5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301&quot; model=&quot;account.account.template&quot;&gt;&#13;&#9;&#9;&#9;&lt;field name=&quot;code&quot;&gt;0-122301&lt;/field&gt;&#13;&#9;&#9;&#9;&lt;field name=&quot;name&quot;&gt;0-Maquinaria y equipo de edificios&lt;/field&gt;&#13;&#9;&#9;&#9;&lt;field name=&quot;shortcut&quot;&gt;0-MyE-Ed&lt;/field&gt;&#13;&#9;&#9;&#9;&lt;field name=&quot;parent_id&quot; ref=&quot;0-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2301" model="account.account.template"&gt;<text:tab/><text:tab/><text:tab/>&lt;field name="code"&gt;0-122301&lt;/field&gt;<text:tab/><text:tab/><text:tab/>&lt;field name="name"&gt;0-Maquinaria y equipo de edificios&lt;/field&gt;<text:tab/><text:tab/><text:tab/>&lt;field name="shortcut"&gt;0-MyE-Ed&lt;/field&gt;<text:tab/><text:tab/><text:tab/>&lt;field name="parent_id" ref="0-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53];1);CHAR(9)&amp;CHAR(9)&amp;&quot;&lt;record id=&quot;&quot;account_account_template_&quot;&amp;SUBSTITUTE([.AH$1]&amp;[.$V53];&quot;-&quot;;&quot;_&quot;)&amp;&quot;&quot;&quot; model=&quot;&quot;account.account.template&quot;&quot;&gt;&quot;&amp;CHAR(13)&amp;CHAR(9)&amp;CHAR(9)&amp;CHAR(9)&amp;&quot;&lt;field name=&quot;&quot;code&quot;&quot;&gt;&quot;&amp;[.AH$1]&amp;[.$V53]&amp;&quot;&lt;/field&gt;&quot;&amp;CHAR(13)&amp;CHAR(9)&amp;CHAR(9)&amp;CHAR(9)&amp;&quot;&lt;field name=&quot;&quot;name&quot;&quot;&gt;&quot;&amp;[.AH$1]&amp;[.$Y53]&amp;&quot;&lt;/field&gt;&quot;&amp;CHAR(13)&amp;CHAR(9)&amp;CHAR(9)&amp;CHAR(9)&amp;&quot;&lt;field name=&quot;&quot;shortcut&quot;&quot;&gt;&quot;&amp;IF(EXACT([.$W53];&quot;&quot;);&quot;&quot;;[.AH$1]&amp;[.$W53])&amp;&quot;&lt;/field&gt;&quot;&amp;CHAR(13)&amp;CHAR(9)&amp;CHAR(9)&amp;CHAR(9)&amp;&quot;&lt;field name=&quot;&quot;parent_id&quot;&quot; ref=&quot;&quot;&quot;&amp;IF(EXACT([.$Z53];&quot;&quot;);&quot;&quot;;[.AH$1]&amp;[.$Z53])&amp;&quot;&quot;&quot;/&gt;&quot;&amp;CHAR(13)&amp;CHAR(9)&amp;CHAR(9)&amp;CHAR(9)&amp;&quot;&lt;field name=&quot;&quot;user_type&quot;&quot; ref=&quot;&quot;account_account_type_&quot;&amp;[.$AB53]&amp;&quot;&quot;&quot;/&gt;&quot;&amp;CHAR(13)&amp;CHAR(9)&amp;CHAR(9)&amp;CHAR(9)&amp;&quot;&lt;field name=&quot;&quot;currency_id&quot;&quot; ref=&quot;&quot;&quot;&amp;[.AB53]&amp;&quot;&quot;&quot;/&gt;&quot;&amp;CHAR(13)&amp;CHAR(9)&amp;CHAR(9)&amp;CHAR(9)&amp;&quot;&lt;field name=&quot;&quot;type&quot;&quot;&gt;&quot;&amp;[.$AD53]&amp;&quot;&lt;/field&gt;&quot;&amp;CHAR(13)&amp;CHAR(9)&amp;CHAR(9)&amp;CHAR(9)&amp;&quot;&lt;field name=&quot;&quot;reconcile&quot;&quot; eval=&quot;&quot;&quot;&amp;[.$AE53]&amp;&quot;&quot;&quot;/&gt;&quot;&amp;IF(EXACT([.$AF53];&quot;&quot;);&quot;&quot;;CHAR(13)&amp;CHAR(9)&amp;CHAR(9)&amp;CHAR(9)&amp;&quot;&lt;field name=&quot;&quot;tax_ids&quot;&quot;&gt;&quot;&amp;SUBSTITUTE([.$AF5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301&quot; model=&quot;account.account.template&quot;&gt;&#13;&#9;&#9;&#9;&lt;field name=&quot;code&quot;&gt;1-122301&lt;/field&gt;&#13;&#9;&#9;&#9;&lt;field name=&quot;name&quot;&gt;1-Maquinaria y equipo de edificios&lt;/field&gt;&#13;&#9;&#9;&#9;&lt;field name=&quot;shortcut&quot;&gt;1-MyE-Ed&lt;/field&gt;&#13;&#9;&#9;&#9;&lt;field name=&quot;parent_id&quot; ref=&quot;1-1223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2301" model="account.account.template"&gt;<text:tab/><text:tab/><text:tab/>&lt;field name="code"&gt;1-122301&lt;/field&gt;<text:tab/><text:tab/><text:tab/>&lt;field name="name"&gt;1-Maquinaria y equipo de edificios&lt;/field&gt;<text:tab/><text:tab/><text:tab/>&lt;field name="shortcut"&gt;1-MyE-Ed&lt;/field&gt;<text:tab/><text:tab/><text:tab/>&lt;field name="parent_id" ref="1-1223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53]&gt;[.A54];[.A53]=[.A54]);[.A53]&lt;&gt;7))" office:value-type="float" office:value="1">
              <text:p>1</text:p>
            </table:table-cell>
            <table:table-cell table:style-name="ce8" table:formula="of:=IF(EXACT([.A54];1);CELL(&quot;Row&quot;;[.C54]);[.C53])" office:value-type="float" office:value="2">
              <text:p>2</text:p>
            </table:table-cell>
            <table:table-cell table:style-name="ce8" table:formula="of:=IF(EXACT([.$A54];1);0;IF(EXACT([.$A54];2);[.D53]+1;[.D53]))" office:value-type="float" office:value="1">
              <text:p>1</text:p>
            </table:table-cell>
            <table:table-cell table:style-name="ce8" table:formula="of:=['Code format'.$C$2]&amp;TEXT([.D54];['Code format'.$B$2])&amp;['Code format'.$D$2]" office:value-type="string" office:string-value="1">
              <text:p>1</text:p>
            </table:table-cell>
            <table:table-cell table:style-name="ce8" table:formula="of:=IF(EXACT([.C53];[.C54]);IF(EXACT([.D53];[.D54]);[.F53];CELL(&quot;Row&quot;;[.F54]));[.C54])" office:value-type="float" office:value="3">
              <text:p>3</text:p>
            </table:table-cell>
            <table:table-cell table:style-name="ce8" table:formula="of:=IF(AND([.$A54]&lt;=[.H$1];[.$A53]&gt;[.$A54]);0;IF(EXACT([.$A54];[.H$1]+1);[.G53]+1;[.G53]))" office:value-type="float" office:value="2">
              <text:p>2</text:p>
            </table:table-cell>
            <table:table-cell table:style-name="ce8" table:formula="of:=['Code format'.$C$3]&amp;TEXT([.G54];['Code format'.$B$3])&amp;['Code format'.$D$3]" office:value-type="string" office:string-value="2">
              <text:p>2</text:p>
            </table:table-cell>
            <table:table-cell table:style-name="ce8" table:formula="of:=IF(EXACT([.F53];[.F54]);IF(EXACT([.G53];[.G54]);[.I53];CELL(&quot;Row&quot;;[.I54]));[.F54])" office:value-type="float" office:value="34">
              <text:p>34</text:p>
            </table:table-cell>
            <table:table-cell table:style-name="ce8" table:formula="of:=IF(AND([.$A54]&lt;=[.K$1];[.$A53]&gt;[.$A54]);0;IF(EXACT([.$A54];[.K$1]+1);[.J53]+1;[.J53]))" office:value-type="float" office:value="2">
              <text:p>2</text:p>
            </table:table-cell>
            <table:table-cell table:style-name="ce8" table:formula="of:=['Code format'.$C$4]&amp;TEXT([.J54];['Code format'.$B$4])&amp;['Code format'.$D$4]" office:value-type="string" office:string-value="2">
              <text:p>2</text:p>
            </table:table-cell>
            <table:table-cell table:style-name="ce8" table:formula="of:=IF(EXACT([.I53];[.I54]);IF(EXACT([.J53];[.J54]);[.L53];CELL(&quot;Row&quot;;[.L54]));[.I54])" office:value-type="float" office:value="41">
              <text:p>41</text:p>
            </table:table-cell>
            <table:table-cell table:style-name="ce8" table:formula="of:=IF(AND([.$A54]&lt;=[.N$1];[.$A53]&gt;[.$A54]);0;IF(EXACT([.$A54];[.N$1]+1);[.M53]+1;[.M53]))" office:value-type="float" office:value="3">
              <text:p>3</text:p>
            </table:table-cell>
            <table:table-cell table:style-name="ce8" table:formula="of:=['Code format'.$C$5]&amp;TEXT([.M54];['Code format'.$B$5])&amp;['Code format'.$D$5]" office:value-type="string" office:string-value="3">
              <text:p>3</text:p>
            </table:table-cell>
            <table:table-cell table:style-name="ce8" table:formula="of:=IF(EXACT([.L53];[.L54]);IF(EXACT([.M53];[.M54]);[.O53];CELL(&quot;Row&quot;;[.O54]));[.L54])" office:value-type="float" office:value="52">
              <text:p>52</text:p>
            </table:table-cell>
            <table:table-cell table:style-name="ce8" table:formula="of:=IF(AND([.$A54]&lt;=[.Q$1];[.$A53]&gt;[.$A54]);0;IF(EXACT([.$A54];[.Q$1]+1);[.P53]+1;[.P53]))" office:value-type="float" office:value="0">
              <text:p>0</text:p>
            </table:table-cell>
            <table:table-cell table:style-name="ce8" table:formula="of:=['Code format'.$C$6]&amp;TEXT([.P54];['Code format'.$B$6])&amp;['Code format'.$D$6]" office:value-type="string" office:string-value="0">
              <text:p>0</text:p>
            </table:table-cell>
            <table:table-cell table:style-name="ce8" table:formula="of:=IF(EXACT([.O53];[.O54]);IF(EXACT([.P53];[.P54]);[.R53];CELL(&quot;Row&quot;;[.R54]));[.O54])" office:value-type="float" office:value="52">
              <text:p>52</text:p>
            </table:table-cell>
            <table:table-cell table:style-name="ce8" table:formula="of:=IF(AND([.$A54]&lt;=[.T$1];[.$A53]&gt;[.$A54]);0;IF(EXACT([.$A54];[.T$1]+1);[.S53]+1;[.S53]))" office:value-type="float" office:value="2">
              <text:p>2</text:p>
            </table:table-cell>
            <table:table-cell table:style-name="ce8" table:formula="of:=['Code format'.$C$7]&amp;TEXT([.S54];['Code format'.$B$7])&amp;['Code format'.$D$7]" office:value-type="string" office:string-value="2">
              <text:p>2</text:p>
            </table:table-cell>
            <table:table-cell table:style-name="ce8" table:formula="of:=IF(EXACT([.R53];[.R54]);IF(EXACT([.S53];[.S54]);[.U53];CELL(&quot;Row&quot;;[.U54]));[.R54])" office:value-type="float" office:value="54">
              <text:p>54</text:p>
            </table:table-cell>
            <table:table-cell table:style-name="Nivel7" table:formula="of:=CONCATENATE([.E54];[.H54];[.K54];[.N54];[.Q54];[.T54])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122302">
              <text:p>122302</text:p>
            </table:table-cell>
            <table:table-cell table:style-name="ce9" office:value-type="string">
              <text:p>HM</text:p>
            </table:table-cell>
            <table:table-cell table:style-name="ce9" office:value-type="string">
              <text:p>Herramientas mayores</text:p>
            </table:table-cell>
            <table:table-cell table:style-name="Nivel7" table:formula="of:=[.X54]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Herramientas mayores">
              <text:p>Herramientas mayores</text:p>
            </table:table-cell>
            <table:table-cell table:style-name="Datos" table:formula="of:=IF(EXACT([.A54];1);&quot;&quot;;IF(EXACT([.A54];2);INDIRECT(CONCATENATE(&quot;V&quot;;[.C54]));IF(EXACT([.A54];3);INDIRECT(CONCATENATE(&quot;V&quot;;[.F54]));IF(EXACT([.A54];4);INDIRECT(CONCATENATE(&quot;V&quot;;[.I54]));IF(EXACT([.A54];5);INDIRECT(CONCATENATE(&quot;V&quot;;[.L54]));IF(EXACT([.A54];6);INDIRECT(CONCATENATE(&quot;V&quot;;[.O54]));IF(EXACT([.A54];7);INDIRECT(CONCATENATE(&quot;V&quot;;[.R54])))))))))" office:value-type="string" office:string-value="122300">
              <text:p>122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54];7));NOT(EXACT([.AB54];&quot;view&quot;)));AND(EXACT([.A54];7);EXACT([.AB54];&quot;view&quot;))))" office:value-type="float" office:value="1">
              <text:p>1</text:p>
            </table:table-cell>
            <table:table-cell table:style-name="Datos" table:formula="of:=VLOOKUP([.AB54];['account.type'.$A$2:.$I$12];8)" office:value-type="string" office:string-value="other">
              <text:p>other</text:p>
            </table:table-cell>
            <table:table-cell table:style-name="Datos" table:formula="of:=VLOOKUP([.AB54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4];1);CHAR(9)&amp;CHAR(9)&amp;&quot;&lt;record id=&quot;&quot;account_account_template_&quot;&amp;SUBSTITUTE([.AG$1]&amp;[.$V54];&quot;-&quot;;&quot;_&quot;)&amp;&quot;&quot;&quot; model=&quot;&quot;account.account.template&quot;&quot;&gt;&quot;&amp;CHAR(13)&amp;CHAR(9)&amp;CHAR(9)&amp;CHAR(9)&amp;&quot;&lt;field name=&quot;&quot;code&quot;&quot;&gt;&quot;&amp;[.AG$1]&amp;[.$V54]&amp;&quot;&lt;/field&gt;&quot;&amp;CHAR(13)&amp;CHAR(9)&amp;CHAR(9)&amp;CHAR(9)&amp;&quot;&lt;field name=&quot;&quot;name&quot;&quot;&gt;&quot;&amp;[.AG$1]&amp;[.$Y54]&amp;&quot;&lt;/field&gt;&quot;&amp;CHAR(13)&amp;CHAR(9)&amp;CHAR(9)&amp;CHAR(9)&amp;&quot;&lt;field name=&quot;&quot;shortcut&quot;&quot;&gt;&quot;&amp;IF(EXACT([.$W54];&quot;&quot;);&quot;&quot;;[.AG$1]&amp;[.$W54])&amp;&quot;&lt;/field&gt;&quot;&amp;CHAR(13)&amp;CHAR(9)&amp;CHAR(9)&amp;CHAR(9)&amp;&quot;&lt;field name=&quot;&quot;parent_id&quot;&quot; ref=&quot;&quot;&quot;&amp;IF(EXACT([.$Z54];&quot;&quot;);&quot;&quot;;[.AG$1]&amp;[.$Z54])&amp;&quot;&quot;&quot;/&gt;&quot;&amp;CHAR(13)&amp;CHAR(9)&amp;CHAR(9)&amp;CHAR(9)&amp;&quot;&lt;field name=&quot;&quot;user_type&quot;&quot; ref=&quot;&quot;account_account_type_&quot;&amp;[.$AB54]&amp;&quot;&quot;&quot;/&gt;&quot;&amp;CHAR(13)&amp;CHAR(9)&amp;CHAR(9)&amp;CHAR(9)&amp;&quot;&lt;field name=&quot;&quot;currency_id&quot;&quot; ref=&quot;&quot;&quot;&amp;[.AA54]&amp;&quot;&quot;&quot;/&gt;&quot;&amp;CHAR(13)&amp;CHAR(9)&amp;CHAR(9)&amp;CHAR(9)&amp;&quot;&lt;field name=&quot;&quot;type&quot;&quot;&gt;&quot;&amp;[.$AD54]&amp;&quot;&lt;/field&gt;&quot;&amp;CHAR(13)&amp;CHAR(9)&amp;CHAR(9)&amp;CHAR(9)&amp;&quot;&lt;field name=&quot;&quot;reconcile&quot;&quot; eval=&quot;&quot;&quot;&amp;[.$AE54]&amp;&quot;&quot;&quot;/&gt;&quot;&amp;IF(EXACT([.$AF54];&quot;&quot;);&quot;&quot;;CHAR(13)&amp;CHAR(9)&amp;CHAR(9)&amp;CHAR(9)&amp;&quot;&lt;field name=&quot;&quot;tax_ids&quot;&quot;&gt;&quot;&amp;SUBSTITUTE([.$AF5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302&quot; model=&quot;account.account.template&quot;&gt;&#13;&#9;&#9;&#9;&lt;field name=&quot;code&quot;&gt;0-122302&lt;/field&gt;&#13;&#9;&#9;&#9;&lt;field name=&quot;name&quot;&gt;0-Herramientas mayores&lt;/field&gt;&#13;&#9;&#9;&#9;&lt;field name=&quot;shortcut&quot;&gt;0-HM&lt;/field&gt;&#13;&#9;&#9;&#9;&lt;field name=&quot;parent_id&quot; ref=&quot;0-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2302" model="account.account.template"&gt;<text:tab/><text:tab/><text:tab/>&lt;field name="code"&gt;0-122302&lt;/field&gt;<text:tab/><text:tab/><text:tab/>&lt;field name="name"&gt;0-Herramientas mayores&lt;/field&gt;<text:tab/><text:tab/><text:tab/>&lt;field name="shortcut"&gt;0-HM&lt;/field&gt;<text:tab/><text:tab/><text:tab/>&lt;field name="parent_id" ref="0-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54];1);CHAR(9)&amp;CHAR(9)&amp;&quot;&lt;record id=&quot;&quot;account_account_template_&quot;&amp;SUBSTITUTE([.AH$1]&amp;[.$V54];&quot;-&quot;;&quot;_&quot;)&amp;&quot;&quot;&quot; model=&quot;&quot;account.account.template&quot;&quot;&gt;&quot;&amp;CHAR(13)&amp;CHAR(9)&amp;CHAR(9)&amp;CHAR(9)&amp;&quot;&lt;field name=&quot;&quot;code&quot;&quot;&gt;&quot;&amp;[.AH$1]&amp;[.$V54]&amp;&quot;&lt;/field&gt;&quot;&amp;CHAR(13)&amp;CHAR(9)&amp;CHAR(9)&amp;CHAR(9)&amp;&quot;&lt;field name=&quot;&quot;name&quot;&quot;&gt;&quot;&amp;[.AH$1]&amp;[.$Y54]&amp;&quot;&lt;/field&gt;&quot;&amp;CHAR(13)&amp;CHAR(9)&amp;CHAR(9)&amp;CHAR(9)&amp;&quot;&lt;field name=&quot;&quot;shortcut&quot;&quot;&gt;&quot;&amp;IF(EXACT([.$W54];&quot;&quot;);&quot;&quot;;[.AH$1]&amp;[.$W54])&amp;&quot;&lt;/field&gt;&quot;&amp;CHAR(13)&amp;CHAR(9)&amp;CHAR(9)&amp;CHAR(9)&amp;&quot;&lt;field name=&quot;&quot;parent_id&quot;&quot; ref=&quot;&quot;&quot;&amp;IF(EXACT([.$Z54];&quot;&quot;);&quot;&quot;;[.AH$1]&amp;[.$Z54])&amp;&quot;&quot;&quot;/&gt;&quot;&amp;CHAR(13)&amp;CHAR(9)&amp;CHAR(9)&amp;CHAR(9)&amp;&quot;&lt;field name=&quot;&quot;user_type&quot;&quot; ref=&quot;&quot;account_account_type_&quot;&amp;[.$AB54]&amp;&quot;&quot;&quot;/&gt;&quot;&amp;CHAR(13)&amp;CHAR(9)&amp;CHAR(9)&amp;CHAR(9)&amp;&quot;&lt;field name=&quot;&quot;currency_id&quot;&quot; ref=&quot;&quot;&quot;&amp;[.AB54]&amp;&quot;&quot;&quot;/&gt;&quot;&amp;CHAR(13)&amp;CHAR(9)&amp;CHAR(9)&amp;CHAR(9)&amp;&quot;&lt;field name=&quot;&quot;type&quot;&quot;&gt;&quot;&amp;[.$AD54]&amp;&quot;&lt;/field&gt;&quot;&amp;CHAR(13)&amp;CHAR(9)&amp;CHAR(9)&amp;CHAR(9)&amp;&quot;&lt;field name=&quot;&quot;reconcile&quot;&quot; eval=&quot;&quot;&quot;&amp;[.$AE54]&amp;&quot;&quot;&quot;/&gt;&quot;&amp;IF(EXACT([.$AF54];&quot;&quot;);&quot;&quot;;CHAR(13)&amp;CHAR(9)&amp;CHAR(9)&amp;CHAR(9)&amp;&quot;&lt;field name=&quot;&quot;tax_ids&quot;&quot;&gt;&quot;&amp;SUBSTITUTE([.$AF5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302&quot; model=&quot;account.account.template&quot;&gt;&#13;&#9;&#9;&#9;&lt;field name=&quot;code&quot;&gt;1-122302&lt;/field&gt;&#13;&#9;&#9;&#9;&lt;field name=&quot;name&quot;&gt;1-Herramientas mayores&lt;/field&gt;&#13;&#9;&#9;&#9;&lt;field name=&quot;shortcut&quot;&gt;1-HM&lt;/field&gt;&#13;&#9;&#9;&#9;&lt;field name=&quot;parent_id&quot; ref=&quot;1-1223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2302" model="account.account.template"&gt;<text:tab/><text:tab/><text:tab/>&lt;field name="code"&gt;1-122302&lt;/field&gt;<text:tab/><text:tab/><text:tab/>&lt;field name="name"&gt;1-Herramientas mayores&lt;/field&gt;<text:tab/><text:tab/><text:tab/>&lt;field name="shortcut"&gt;1-HM&lt;/field&gt;<text:tab/><text:tab/><text:tab/>&lt;field name="parent_id" ref="1-1223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54]&gt;[.A55];[.A54]=[.A55]);[.A54]&lt;&gt;7))" office:value-type="float" office:value="1">
              <text:p>1</text:p>
            </table:table-cell>
            <table:table-cell table:style-name="ce8" table:formula="of:=IF(EXACT([.A55];1);CELL(&quot;Row&quot;;[.C55]);[.C54])" office:value-type="float" office:value="2">
              <text:p>2</text:p>
            </table:table-cell>
            <table:table-cell table:style-name="ce8" table:formula="of:=IF(EXACT([.$A55];1);0;IF(EXACT([.$A55];2);[.D54]+1;[.D54]))" office:value-type="float" office:value="1">
              <text:p>1</text:p>
            </table:table-cell>
            <table:table-cell table:style-name="ce8" table:formula="of:=['Code format'.$C$2]&amp;TEXT([.D55];['Code format'.$B$2])&amp;['Code format'.$D$2]" office:value-type="string" office:string-value="1">
              <text:p>1</text:p>
            </table:table-cell>
            <table:table-cell table:style-name="ce8" table:formula="of:=IF(EXACT([.C54];[.C55]);IF(EXACT([.D54];[.D55]);[.F54];CELL(&quot;Row&quot;;[.F55]));[.C55])" office:value-type="float" office:value="3">
              <text:p>3</text:p>
            </table:table-cell>
            <table:table-cell table:style-name="ce8" table:formula="of:=IF(AND([.$A55]&lt;=[.H$1];[.$A54]&gt;[.$A55]);0;IF(EXACT([.$A55];[.H$1]+1);[.G54]+1;[.G54]))" office:value-type="float" office:value="2">
              <text:p>2</text:p>
            </table:table-cell>
            <table:table-cell table:style-name="ce8" table:formula="of:=['Code format'.$C$3]&amp;TEXT([.G55];['Code format'.$B$3])&amp;['Code format'.$D$3]" office:value-type="string" office:string-value="2">
              <text:p>2</text:p>
            </table:table-cell>
            <table:table-cell table:style-name="ce8" table:formula="of:=IF(EXACT([.F54];[.F55]);IF(EXACT([.G54];[.G55]);[.I54];CELL(&quot;Row&quot;;[.I55]));[.F55])" office:value-type="float" office:value="34">
              <text:p>34</text:p>
            </table:table-cell>
            <table:table-cell table:style-name="ce8" table:formula="of:=IF(AND([.$A55]&lt;=[.K$1];[.$A54]&gt;[.$A55]);0;IF(EXACT([.$A55];[.K$1]+1);[.J54]+1;[.J54]))" office:value-type="float" office:value="2">
              <text:p>2</text:p>
            </table:table-cell>
            <table:table-cell table:style-name="ce8" table:formula="of:=['Code format'.$C$4]&amp;TEXT([.J55];['Code format'.$B$4])&amp;['Code format'.$D$4]" office:value-type="string" office:string-value="2">
              <text:p>2</text:p>
            </table:table-cell>
            <table:table-cell table:style-name="ce8" table:formula="of:=IF(EXACT([.I54];[.I55]);IF(EXACT([.J54];[.J55]);[.L54];CELL(&quot;Row&quot;;[.L55]));[.I55])" office:value-type="float" office:value="41">
              <text:p>41</text:p>
            </table:table-cell>
            <table:table-cell table:style-name="ce8" table:formula="of:=IF(AND([.$A55]&lt;=[.N$1];[.$A54]&gt;[.$A55]);0;IF(EXACT([.$A55];[.N$1]+1);[.M54]+1;[.M54]))" office:value-type="float" office:value="3">
              <text:p>3</text:p>
            </table:table-cell>
            <table:table-cell table:style-name="ce8" table:formula="of:=['Code format'.$C$5]&amp;TEXT([.M55];['Code format'.$B$5])&amp;['Code format'.$D$5]" office:value-type="string" office:string-value="3">
              <text:p>3</text:p>
            </table:table-cell>
            <table:table-cell table:style-name="ce8" table:formula="of:=IF(EXACT([.L54];[.L55]);IF(EXACT([.M54];[.M55]);[.O54];CELL(&quot;Row&quot;;[.O55]));[.L55])" office:value-type="float" office:value="52">
              <text:p>52</text:p>
            </table:table-cell>
            <table:table-cell table:style-name="ce8" table:formula="of:=IF(AND([.$A55]&lt;=[.Q$1];[.$A54]&gt;[.$A55]);0;IF(EXACT([.$A55];[.Q$1]+1);[.P54]+1;[.P54]))" office:value-type="float" office:value="0">
              <text:p>0</text:p>
            </table:table-cell>
            <table:table-cell table:style-name="ce8" table:formula="of:=['Code format'.$C$6]&amp;TEXT([.P55];['Code format'.$B$6])&amp;['Code format'.$D$6]" office:value-type="string" office:string-value="0">
              <text:p>0</text:p>
            </table:table-cell>
            <table:table-cell table:style-name="ce8" table:formula="of:=IF(EXACT([.O54];[.O55]);IF(EXACT([.P54];[.P55]);[.R54];CELL(&quot;Row&quot;;[.R55]));[.O55])" office:value-type="float" office:value="52">
              <text:p>52</text:p>
            </table:table-cell>
            <table:table-cell table:style-name="ce8" table:formula="of:=IF(AND([.$A55]&lt;=[.T$1];[.$A54]&gt;[.$A55]);0;IF(EXACT([.$A55];[.T$1]+1);[.S54]+1;[.S54]))" office:value-type="float" office:value="3">
              <text:p>3</text:p>
            </table:table-cell>
            <table:table-cell table:style-name="ce8" table:formula="of:=['Code format'.$C$7]&amp;TEXT([.S55];['Code format'.$B$7])&amp;['Code format'.$D$7]" office:value-type="string" office:string-value="3">
              <text:p>3</text:p>
            </table:table-cell>
            <table:table-cell table:style-name="ce8" table:formula="of:=IF(EXACT([.R54];[.R55]);IF(EXACT([.S54];[.S55]);[.U54];CELL(&quot;Row&quot;;[.U55]));[.R55])" office:value-type="float" office:value="55">
              <text:p>55</text:p>
            </table:table-cell>
            <table:table-cell table:style-name="Nivel7" table:formula="of:=CONCATENATE([.E55];[.H55];[.K55];[.N55];[.Q55];[.T55])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122303">
              <text:p>122303</text:p>
            </table:table-cell>
            <table:table-cell table:style-name="ce9" office:value-type="string">
              <text:p>Mob</text:p>
            </table:table-cell>
            <table:table-cell table:style-name="ce9" office:value-type="string">
              <text:p>Moibliario y equipo de oficina</text:p>
            </table:table-cell>
            <table:table-cell table:style-name="Nivel7" table:formula="of:=[.X55]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Moibliario y equipo de oficina">
              <text:p>Moibliario y equipo de oficina</text:p>
            </table:table-cell>
            <table:table-cell table:style-name="Datos" table:formula="of:=IF(EXACT([.A55];1);&quot;&quot;;IF(EXACT([.A55];2);INDIRECT(CONCATENATE(&quot;V&quot;;[.C55]));IF(EXACT([.A55];3);INDIRECT(CONCATENATE(&quot;V&quot;;[.F55]));IF(EXACT([.A55];4);INDIRECT(CONCATENATE(&quot;V&quot;;[.I55]));IF(EXACT([.A55];5);INDIRECT(CONCATENATE(&quot;V&quot;;[.L55]));IF(EXACT([.A55];6);INDIRECT(CONCATENATE(&quot;V&quot;;[.O55]));IF(EXACT([.A55];7);INDIRECT(CONCATENATE(&quot;V&quot;;[.R55])))))))))" office:value-type="string" office:string-value="122300">
              <text:p>122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55];7));NOT(EXACT([.AB55];&quot;view&quot;)));AND(EXACT([.A55];7);EXACT([.AB55];&quot;view&quot;))))" office:value-type="float" office:value="1">
              <text:p>1</text:p>
            </table:table-cell>
            <table:table-cell table:style-name="Datos" table:formula="of:=VLOOKUP([.AB55];['account.type'.$A$2:.$I$12];8)" office:value-type="string" office:string-value="other">
              <text:p>other</text:p>
            </table:table-cell>
            <table:table-cell table:style-name="Datos" table:formula="of:=VLOOKUP([.AB55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5];1);CHAR(9)&amp;CHAR(9)&amp;&quot;&lt;record id=&quot;&quot;account_account_template_&quot;&amp;SUBSTITUTE([.AG$1]&amp;[.$V55];&quot;-&quot;;&quot;_&quot;)&amp;&quot;&quot;&quot; model=&quot;&quot;account.account.template&quot;&quot;&gt;&quot;&amp;CHAR(13)&amp;CHAR(9)&amp;CHAR(9)&amp;CHAR(9)&amp;&quot;&lt;field name=&quot;&quot;code&quot;&quot;&gt;&quot;&amp;[.AG$1]&amp;[.$V55]&amp;&quot;&lt;/field&gt;&quot;&amp;CHAR(13)&amp;CHAR(9)&amp;CHAR(9)&amp;CHAR(9)&amp;&quot;&lt;field name=&quot;&quot;name&quot;&quot;&gt;&quot;&amp;[.AG$1]&amp;[.$Y55]&amp;&quot;&lt;/field&gt;&quot;&amp;CHAR(13)&amp;CHAR(9)&amp;CHAR(9)&amp;CHAR(9)&amp;&quot;&lt;field name=&quot;&quot;shortcut&quot;&quot;&gt;&quot;&amp;IF(EXACT([.$W55];&quot;&quot;);&quot;&quot;;[.AG$1]&amp;[.$W55])&amp;&quot;&lt;/field&gt;&quot;&amp;CHAR(13)&amp;CHAR(9)&amp;CHAR(9)&amp;CHAR(9)&amp;&quot;&lt;field name=&quot;&quot;parent_id&quot;&quot; ref=&quot;&quot;&quot;&amp;IF(EXACT([.$Z55];&quot;&quot;);&quot;&quot;;[.AG$1]&amp;[.$Z55])&amp;&quot;&quot;&quot;/&gt;&quot;&amp;CHAR(13)&amp;CHAR(9)&amp;CHAR(9)&amp;CHAR(9)&amp;&quot;&lt;field name=&quot;&quot;user_type&quot;&quot; ref=&quot;&quot;account_account_type_&quot;&amp;[.$AB55]&amp;&quot;&quot;&quot;/&gt;&quot;&amp;CHAR(13)&amp;CHAR(9)&amp;CHAR(9)&amp;CHAR(9)&amp;&quot;&lt;field name=&quot;&quot;currency_id&quot;&quot; ref=&quot;&quot;&quot;&amp;[.AA55]&amp;&quot;&quot;&quot;/&gt;&quot;&amp;CHAR(13)&amp;CHAR(9)&amp;CHAR(9)&amp;CHAR(9)&amp;&quot;&lt;field name=&quot;&quot;type&quot;&quot;&gt;&quot;&amp;[.$AD55]&amp;&quot;&lt;/field&gt;&quot;&amp;CHAR(13)&amp;CHAR(9)&amp;CHAR(9)&amp;CHAR(9)&amp;&quot;&lt;field name=&quot;&quot;reconcile&quot;&quot; eval=&quot;&quot;&quot;&amp;[.$AE55]&amp;&quot;&quot;&quot;/&gt;&quot;&amp;IF(EXACT([.$AF55];&quot;&quot;);&quot;&quot;;CHAR(13)&amp;CHAR(9)&amp;CHAR(9)&amp;CHAR(9)&amp;&quot;&lt;field name=&quot;&quot;tax_ids&quot;&quot;&gt;&quot;&amp;SUBSTITUTE([.$AF5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303&quot; model=&quot;account.account.template&quot;&gt;&#13;&#9;&#9;&#9;&lt;field name=&quot;code&quot;&gt;0-122303&lt;/field&gt;&#13;&#9;&#9;&#9;&lt;field name=&quot;name&quot;&gt;0-Moibliario y equipo de oficina&lt;/field&gt;&#13;&#9;&#9;&#9;&lt;field name=&quot;shortcut&quot;&gt;0-Mob&lt;/field&gt;&#13;&#9;&#9;&#9;&lt;field name=&quot;parent_id&quot; ref=&quot;0-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2303" model="account.account.template"&gt;<text:tab/><text:tab/><text:tab/>&lt;field name="code"&gt;0-122303&lt;/field&gt;<text:tab/><text:tab/><text:tab/>&lt;field name="name"&gt;0-Moibliario y equipo de oficina&lt;/field&gt;<text:tab/><text:tab/><text:tab/>&lt;field name="shortcut"&gt;0-Mob&lt;/field&gt;<text:tab/><text:tab/><text:tab/>&lt;field name="parent_id" ref="0-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55];1);CHAR(9)&amp;CHAR(9)&amp;&quot;&lt;record id=&quot;&quot;account_account_template_&quot;&amp;SUBSTITUTE([.AH$1]&amp;[.$V55];&quot;-&quot;;&quot;_&quot;)&amp;&quot;&quot;&quot; model=&quot;&quot;account.account.template&quot;&quot;&gt;&quot;&amp;CHAR(13)&amp;CHAR(9)&amp;CHAR(9)&amp;CHAR(9)&amp;&quot;&lt;field name=&quot;&quot;code&quot;&quot;&gt;&quot;&amp;[.AH$1]&amp;[.$V55]&amp;&quot;&lt;/field&gt;&quot;&amp;CHAR(13)&amp;CHAR(9)&amp;CHAR(9)&amp;CHAR(9)&amp;&quot;&lt;field name=&quot;&quot;name&quot;&quot;&gt;&quot;&amp;[.AH$1]&amp;[.$Y55]&amp;&quot;&lt;/field&gt;&quot;&amp;CHAR(13)&amp;CHAR(9)&amp;CHAR(9)&amp;CHAR(9)&amp;&quot;&lt;field name=&quot;&quot;shortcut&quot;&quot;&gt;&quot;&amp;IF(EXACT([.$W55];&quot;&quot;);&quot;&quot;;[.AH$1]&amp;[.$W55])&amp;&quot;&lt;/field&gt;&quot;&amp;CHAR(13)&amp;CHAR(9)&amp;CHAR(9)&amp;CHAR(9)&amp;&quot;&lt;field name=&quot;&quot;parent_id&quot;&quot; ref=&quot;&quot;&quot;&amp;IF(EXACT([.$Z55];&quot;&quot;);&quot;&quot;;[.AH$1]&amp;[.$Z55])&amp;&quot;&quot;&quot;/&gt;&quot;&amp;CHAR(13)&amp;CHAR(9)&amp;CHAR(9)&amp;CHAR(9)&amp;&quot;&lt;field name=&quot;&quot;user_type&quot;&quot; ref=&quot;&quot;account_account_type_&quot;&amp;[.$AB55]&amp;&quot;&quot;&quot;/&gt;&quot;&amp;CHAR(13)&amp;CHAR(9)&amp;CHAR(9)&amp;CHAR(9)&amp;&quot;&lt;field name=&quot;&quot;currency_id&quot;&quot; ref=&quot;&quot;&quot;&amp;[.AB55]&amp;&quot;&quot;&quot;/&gt;&quot;&amp;CHAR(13)&amp;CHAR(9)&amp;CHAR(9)&amp;CHAR(9)&amp;&quot;&lt;field name=&quot;&quot;type&quot;&quot;&gt;&quot;&amp;[.$AD55]&amp;&quot;&lt;/field&gt;&quot;&amp;CHAR(13)&amp;CHAR(9)&amp;CHAR(9)&amp;CHAR(9)&amp;&quot;&lt;field name=&quot;&quot;reconcile&quot;&quot; eval=&quot;&quot;&quot;&amp;[.$AE55]&amp;&quot;&quot;&quot;/&gt;&quot;&amp;IF(EXACT([.$AF55];&quot;&quot;);&quot;&quot;;CHAR(13)&amp;CHAR(9)&amp;CHAR(9)&amp;CHAR(9)&amp;&quot;&lt;field name=&quot;&quot;tax_ids&quot;&quot;&gt;&quot;&amp;SUBSTITUTE([.$AF5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303&quot; model=&quot;account.account.template&quot;&gt;&#13;&#9;&#9;&#9;&lt;field name=&quot;code&quot;&gt;1-122303&lt;/field&gt;&#13;&#9;&#9;&#9;&lt;field name=&quot;name&quot;&gt;1-Moibliario y equipo de oficina&lt;/field&gt;&#13;&#9;&#9;&#9;&lt;field name=&quot;shortcut&quot;&gt;1-Mob&lt;/field&gt;&#13;&#9;&#9;&#9;&lt;field name=&quot;parent_id&quot; ref=&quot;1-1223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2303" model="account.account.template"&gt;<text:tab/><text:tab/><text:tab/>&lt;field name="code"&gt;1-122303&lt;/field&gt;<text:tab/><text:tab/><text:tab/>&lt;field name="name"&gt;1-Moibliario y equipo de oficina&lt;/field&gt;<text:tab/><text:tab/><text:tab/>&lt;field name="shortcut"&gt;1-Mob&lt;/field&gt;<text:tab/><text:tab/><text:tab/>&lt;field name="parent_id" ref="1-1223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55]&gt;[.A56];[.A55]=[.A56]);[.A55]&lt;&gt;7))" office:value-type="float" office:value="1">
              <text:p>1</text:p>
            </table:table-cell>
            <table:table-cell table:style-name="ce8" table:formula="of:=IF(EXACT([.A56];1);CELL(&quot;Row&quot;;[.C56]);[.C55])" office:value-type="float" office:value="2">
              <text:p>2</text:p>
            </table:table-cell>
            <table:table-cell table:style-name="ce8" table:formula="of:=IF(EXACT([.$A56];1);0;IF(EXACT([.$A56];2);[.D55]+1;[.D55]))" office:value-type="float" office:value="1">
              <text:p>1</text:p>
            </table:table-cell>
            <table:table-cell table:style-name="ce8" table:formula="of:=['Code format'.$C$2]&amp;TEXT([.D56];['Code format'.$B$2])&amp;['Code format'.$D$2]" office:value-type="string" office:string-value="1">
              <text:p>1</text:p>
            </table:table-cell>
            <table:table-cell table:style-name="ce8" table:formula="of:=IF(EXACT([.C55];[.C56]);IF(EXACT([.D55];[.D56]);[.F55];CELL(&quot;Row&quot;;[.F56]));[.C56])" office:value-type="float" office:value="3">
              <text:p>3</text:p>
            </table:table-cell>
            <table:table-cell table:style-name="ce8" table:formula="of:=IF(AND([.$A56]&lt;=[.H$1];[.$A55]&gt;[.$A56]);0;IF(EXACT([.$A56];[.H$1]+1);[.G55]+1;[.G55]))" office:value-type="float" office:value="2">
              <text:p>2</text:p>
            </table:table-cell>
            <table:table-cell table:style-name="ce8" table:formula="of:=['Code format'.$C$3]&amp;TEXT([.G56];['Code format'.$B$3])&amp;['Code format'.$D$3]" office:value-type="string" office:string-value="2">
              <text:p>2</text:p>
            </table:table-cell>
            <table:table-cell table:style-name="ce8" table:formula="of:=IF(EXACT([.F55];[.F56]);IF(EXACT([.G55];[.G56]);[.I55];CELL(&quot;Row&quot;;[.I56]));[.F56])" office:value-type="float" office:value="34">
              <text:p>34</text:p>
            </table:table-cell>
            <table:table-cell table:style-name="ce8" table:formula="of:=IF(AND([.$A56]&lt;=[.K$1];[.$A55]&gt;[.$A56]);0;IF(EXACT([.$A56];[.K$1]+1);[.J55]+1;[.J55]))" office:value-type="float" office:value="2">
              <text:p>2</text:p>
            </table:table-cell>
            <table:table-cell table:style-name="ce8" table:formula="of:=['Code format'.$C$4]&amp;TEXT([.J56];['Code format'.$B$4])&amp;['Code format'.$D$4]" office:value-type="string" office:string-value="2">
              <text:p>2</text:p>
            </table:table-cell>
            <table:table-cell table:style-name="ce8" table:formula="of:=IF(EXACT([.I55];[.I56]);IF(EXACT([.J55];[.J56]);[.L55];CELL(&quot;Row&quot;;[.L56]));[.I56])" office:value-type="float" office:value="41">
              <text:p>41</text:p>
            </table:table-cell>
            <table:table-cell table:style-name="ce8" table:formula="of:=IF(AND([.$A56]&lt;=[.N$1];[.$A55]&gt;[.$A56]);0;IF(EXACT([.$A56];[.N$1]+1);[.M55]+1;[.M55]))" office:value-type="float" office:value="3">
              <text:p>3</text:p>
            </table:table-cell>
            <table:table-cell table:style-name="ce8" table:formula="of:=['Code format'.$C$5]&amp;TEXT([.M56];['Code format'.$B$5])&amp;['Code format'.$D$5]" office:value-type="string" office:string-value="3">
              <text:p>3</text:p>
            </table:table-cell>
            <table:table-cell table:style-name="ce8" table:formula="of:=IF(EXACT([.L55];[.L56]);IF(EXACT([.M55];[.M56]);[.O55];CELL(&quot;Row&quot;;[.O56]));[.L56])" office:value-type="float" office:value="52">
              <text:p>52</text:p>
            </table:table-cell>
            <table:table-cell table:style-name="ce8" table:formula="of:=IF(AND([.$A56]&lt;=[.Q$1];[.$A55]&gt;[.$A56]);0;IF(EXACT([.$A56];[.Q$1]+1);[.P55]+1;[.P55]))" office:value-type="float" office:value="0">
              <text:p>0</text:p>
            </table:table-cell>
            <table:table-cell table:style-name="ce8" table:formula="of:=['Code format'.$C$6]&amp;TEXT([.P56];['Code format'.$B$6])&amp;['Code format'.$D$6]" office:value-type="string" office:string-value="0">
              <text:p>0</text:p>
            </table:table-cell>
            <table:table-cell table:style-name="ce8" table:formula="of:=IF(EXACT([.O55];[.O56]);IF(EXACT([.P55];[.P56]);[.R55];CELL(&quot;Row&quot;;[.R56]));[.O56])" office:value-type="float" office:value="52">
              <text:p>52</text:p>
            </table:table-cell>
            <table:table-cell table:style-name="ce8" table:formula="of:=IF(AND([.$A56]&lt;=[.T$1];[.$A55]&gt;[.$A56]);0;IF(EXACT([.$A56];[.T$1]+1);[.S55]+1;[.S55]))" office:value-type="float" office:value="4">
              <text:p>4</text:p>
            </table:table-cell>
            <table:table-cell table:style-name="ce8" table:formula="of:=['Code format'.$C$7]&amp;TEXT([.S56];['Code format'.$B$7])&amp;['Code format'.$D$7]" office:value-type="string" office:string-value="4">
              <text:p>4</text:p>
            </table:table-cell>
            <table:table-cell table:style-name="ce8" table:formula="of:=IF(EXACT([.R55];[.R56]);IF(EXACT([.S55];[.S56]);[.U55];CELL(&quot;Row&quot;;[.U56]));[.R56])" office:value-type="float" office:value="56">
              <text:p>56</text:p>
            </table:table-cell>
            <table:table-cell table:style-name="Nivel7" table:formula="of:=CONCATENATE([.E56];[.H56];[.K56];[.N56];[.Q56];[.T56])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122304">
              <text:p>122304</text:p>
            </table:table-cell>
            <table:table-cell table:style-name="ce9" office:value-type="string">
              <text:p>Comp</text:p>
            </table:table-cell>
            <table:table-cell table:style-name="ce9" office:value-type="string">
              <text:p>Equipo de cómputo</text:p>
            </table:table-cell>
            <table:table-cell table:style-name="Nivel7" table:formula="of:=[.X56]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Equipo de cómputo">
              <text:p>Equipo de cómputo</text:p>
            </table:table-cell>
            <table:table-cell table:style-name="Datos" table:formula="of:=IF(EXACT([.A56];1);&quot;&quot;;IF(EXACT([.A56];2);INDIRECT(CONCATENATE(&quot;V&quot;;[.C56]));IF(EXACT([.A56];3);INDIRECT(CONCATENATE(&quot;V&quot;;[.F56]));IF(EXACT([.A56];4);INDIRECT(CONCATENATE(&quot;V&quot;;[.I56]));IF(EXACT([.A56];5);INDIRECT(CONCATENATE(&quot;V&quot;;[.L56]));IF(EXACT([.A56];6);INDIRECT(CONCATENATE(&quot;V&quot;;[.O56]));IF(EXACT([.A56];7);INDIRECT(CONCATENATE(&quot;V&quot;;[.R56])))))))))" office:value-type="string" office:string-value="122300">
              <text:p>122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56];7));NOT(EXACT([.AB56];&quot;view&quot;)));AND(EXACT([.A56];7);EXACT([.AB56];&quot;view&quot;))))" office:value-type="float" office:value="1">
              <text:p>1</text:p>
            </table:table-cell>
            <table:table-cell table:style-name="Datos" table:formula="of:=VLOOKUP([.AB56];['account.type'.$A$2:.$I$12];8)" office:value-type="string" office:string-value="other">
              <text:p>other</text:p>
            </table:table-cell>
            <table:table-cell table:style-name="Datos" table:formula="of:=VLOOKUP([.AB56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6];1);CHAR(9)&amp;CHAR(9)&amp;&quot;&lt;record id=&quot;&quot;account_account_template_&quot;&amp;SUBSTITUTE([.AG$1]&amp;[.$V56];&quot;-&quot;;&quot;_&quot;)&amp;&quot;&quot;&quot; model=&quot;&quot;account.account.template&quot;&quot;&gt;&quot;&amp;CHAR(13)&amp;CHAR(9)&amp;CHAR(9)&amp;CHAR(9)&amp;&quot;&lt;field name=&quot;&quot;code&quot;&quot;&gt;&quot;&amp;[.AG$1]&amp;[.$V56]&amp;&quot;&lt;/field&gt;&quot;&amp;CHAR(13)&amp;CHAR(9)&amp;CHAR(9)&amp;CHAR(9)&amp;&quot;&lt;field name=&quot;&quot;name&quot;&quot;&gt;&quot;&amp;[.AG$1]&amp;[.$Y56]&amp;&quot;&lt;/field&gt;&quot;&amp;CHAR(13)&amp;CHAR(9)&amp;CHAR(9)&amp;CHAR(9)&amp;&quot;&lt;field name=&quot;&quot;shortcut&quot;&quot;&gt;&quot;&amp;IF(EXACT([.$W56];&quot;&quot;);&quot;&quot;;[.AG$1]&amp;[.$W56])&amp;&quot;&lt;/field&gt;&quot;&amp;CHAR(13)&amp;CHAR(9)&amp;CHAR(9)&amp;CHAR(9)&amp;&quot;&lt;field name=&quot;&quot;parent_id&quot;&quot; ref=&quot;&quot;&quot;&amp;IF(EXACT([.$Z56];&quot;&quot;);&quot;&quot;;[.AG$1]&amp;[.$Z56])&amp;&quot;&quot;&quot;/&gt;&quot;&amp;CHAR(13)&amp;CHAR(9)&amp;CHAR(9)&amp;CHAR(9)&amp;&quot;&lt;field name=&quot;&quot;user_type&quot;&quot; ref=&quot;&quot;account_account_type_&quot;&amp;[.$AB56]&amp;&quot;&quot;&quot;/&gt;&quot;&amp;CHAR(13)&amp;CHAR(9)&amp;CHAR(9)&amp;CHAR(9)&amp;&quot;&lt;field name=&quot;&quot;currency_id&quot;&quot; ref=&quot;&quot;&quot;&amp;[.AA56]&amp;&quot;&quot;&quot;/&gt;&quot;&amp;CHAR(13)&amp;CHAR(9)&amp;CHAR(9)&amp;CHAR(9)&amp;&quot;&lt;field name=&quot;&quot;type&quot;&quot;&gt;&quot;&amp;[.$AD56]&amp;&quot;&lt;/field&gt;&quot;&amp;CHAR(13)&amp;CHAR(9)&amp;CHAR(9)&amp;CHAR(9)&amp;&quot;&lt;field name=&quot;&quot;reconcile&quot;&quot; eval=&quot;&quot;&quot;&amp;[.$AE56]&amp;&quot;&quot;&quot;/&gt;&quot;&amp;IF(EXACT([.$AF56];&quot;&quot;);&quot;&quot;;CHAR(13)&amp;CHAR(9)&amp;CHAR(9)&amp;CHAR(9)&amp;&quot;&lt;field name=&quot;&quot;tax_ids&quot;&quot;&gt;&quot;&amp;SUBSTITUTE([.$AF5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304&quot; model=&quot;account.account.template&quot;&gt;&#13;&#9;&#9;&#9;&lt;field name=&quot;code&quot;&gt;0-122304&lt;/field&gt;&#13;&#9;&#9;&#9;&lt;field name=&quot;name&quot;&gt;0-Equipo de cómputo&lt;/field&gt;&#13;&#9;&#9;&#9;&lt;field name=&quot;shortcut&quot;&gt;0-Comp&lt;/field&gt;&#13;&#9;&#9;&#9;&lt;field name=&quot;parent_id&quot; ref=&quot;0-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2304" model="account.account.template"&gt;<text:tab/><text:tab/><text:tab/>&lt;field name="code"&gt;0-122304&lt;/field&gt;<text:tab/><text:tab/><text:tab/>&lt;field name="name"&gt;0-Equipo de cómputo&lt;/field&gt;<text:tab/><text:tab/><text:tab/>&lt;field name="shortcut"&gt;0-Comp&lt;/field&gt;<text:tab/><text:tab/><text:tab/>&lt;field name="parent_id" ref="0-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56];1);CHAR(9)&amp;CHAR(9)&amp;&quot;&lt;record id=&quot;&quot;account_account_template_&quot;&amp;SUBSTITUTE([.AH$1]&amp;[.$V56];&quot;-&quot;;&quot;_&quot;)&amp;&quot;&quot;&quot; model=&quot;&quot;account.account.template&quot;&quot;&gt;&quot;&amp;CHAR(13)&amp;CHAR(9)&amp;CHAR(9)&amp;CHAR(9)&amp;&quot;&lt;field name=&quot;&quot;code&quot;&quot;&gt;&quot;&amp;[.AH$1]&amp;[.$V56]&amp;&quot;&lt;/field&gt;&quot;&amp;CHAR(13)&amp;CHAR(9)&amp;CHAR(9)&amp;CHAR(9)&amp;&quot;&lt;field name=&quot;&quot;name&quot;&quot;&gt;&quot;&amp;[.AH$1]&amp;[.$Y56]&amp;&quot;&lt;/field&gt;&quot;&amp;CHAR(13)&amp;CHAR(9)&amp;CHAR(9)&amp;CHAR(9)&amp;&quot;&lt;field name=&quot;&quot;shortcut&quot;&quot;&gt;&quot;&amp;IF(EXACT([.$W56];&quot;&quot;);&quot;&quot;;[.AH$1]&amp;[.$W56])&amp;&quot;&lt;/field&gt;&quot;&amp;CHAR(13)&amp;CHAR(9)&amp;CHAR(9)&amp;CHAR(9)&amp;&quot;&lt;field name=&quot;&quot;parent_id&quot;&quot; ref=&quot;&quot;&quot;&amp;IF(EXACT([.$Z56];&quot;&quot;);&quot;&quot;;[.AH$1]&amp;[.$Z56])&amp;&quot;&quot;&quot;/&gt;&quot;&amp;CHAR(13)&amp;CHAR(9)&amp;CHAR(9)&amp;CHAR(9)&amp;&quot;&lt;field name=&quot;&quot;user_type&quot;&quot; ref=&quot;&quot;account_account_type_&quot;&amp;[.$AB56]&amp;&quot;&quot;&quot;/&gt;&quot;&amp;CHAR(13)&amp;CHAR(9)&amp;CHAR(9)&amp;CHAR(9)&amp;&quot;&lt;field name=&quot;&quot;currency_id&quot;&quot; ref=&quot;&quot;&quot;&amp;[.AB56]&amp;&quot;&quot;&quot;/&gt;&quot;&amp;CHAR(13)&amp;CHAR(9)&amp;CHAR(9)&amp;CHAR(9)&amp;&quot;&lt;field name=&quot;&quot;type&quot;&quot;&gt;&quot;&amp;[.$AD56]&amp;&quot;&lt;/field&gt;&quot;&amp;CHAR(13)&amp;CHAR(9)&amp;CHAR(9)&amp;CHAR(9)&amp;&quot;&lt;field name=&quot;&quot;reconcile&quot;&quot; eval=&quot;&quot;&quot;&amp;[.$AE56]&amp;&quot;&quot;&quot;/&gt;&quot;&amp;IF(EXACT([.$AF56];&quot;&quot;);&quot;&quot;;CHAR(13)&amp;CHAR(9)&amp;CHAR(9)&amp;CHAR(9)&amp;&quot;&lt;field name=&quot;&quot;tax_ids&quot;&quot;&gt;&quot;&amp;SUBSTITUTE([.$AF5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304&quot; model=&quot;account.account.template&quot;&gt;&#13;&#9;&#9;&#9;&lt;field name=&quot;code&quot;&gt;1-122304&lt;/field&gt;&#13;&#9;&#9;&#9;&lt;field name=&quot;name&quot;&gt;1-Equipo de cómputo&lt;/field&gt;&#13;&#9;&#9;&#9;&lt;field name=&quot;shortcut&quot;&gt;1-Comp&lt;/field&gt;&#13;&#9;&#9;&#9;&lt;field name=&quot;parent_id&quot; ref=&quot;1-1223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2304" model="account.account.template"&gt;<text:tab/><text:tab/><text:tab/>&lt;field name="code"&gt;1-122304&lt;/field&gt;<text:tab/><text:tab/><text:tab/>&lt;field name="name"&gt;1-Equipo de cómputo&lt;/field&gt;<text:tab/><text:tab/><text:tab/>&lt;field name="shortcut"&gt;1-Comp&lt;/field&gt;<text:tab/><text:tab/><text:tab/>&lt;field name="parent_id" ref="1-1223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56]&gt;[.A57];[.A56]=[.A57]);[.A56]&lt;&gt;7))" office:value-type="float" office:value="1">
              <text:p>1</text:p>
            </table:table-cell>
            <table:table-cell table:style-name="ce8" table:formula="of:=IF(EXACT([.A57];1);CELL(&quot;Row&quot;;[.C57]);[.C56])" office:value-type="float" office:value="2">
              <text:p>2</text:p>
            </table:table-cell>
            <table:table-cell table:style-name="ce8" table:formula="of:=IF(EXACT([.$A57];1);0;IF(EXACT([.$A57];2);[.D56]+1;[.D56]))" office:value-type="float" office:value="1">
              <text:p>1</text:p>
            </table:table-cell>
            <table:table-cell table:style-name="ce8" table:formula="of:=['Code format'.$C$2]&amp;TEXT([.D57];['Code format'.$B$2])&amp;['Code format'.$D$2]" office:value-type="string" office:string-value="1">
              <text:p>1</text:p>
            </table:table-cell>
            <table:table-cell table:style-name="ce8" table:formula="of:=IF(EXACT([.C56];[.C57]);IF(EXACT([.D56];[.D57]);[.F56];CELL(&quot;Row&quot;;[.F57]));[.C57])" office:value-type="float" office:value="3">
              <text:p>3</text:p>
            </table:table-cell>
            <table:table-cell table:style-name="ce8" table:formula="of:=IF(AND([.$A57]&lt;=[.H$1];[.$A56]&gt;[.$A57]);0;IF(EXACT([.$A57];[.H$1]+1);[.G56]+1;[.G56]))" office:value-type="float" office:value="2">
              <text:p>2</text:p>
            </table:table-cell>
            <table:table-cell table:style-name="ce8" table:formula="of:=['Code format'.$C$3]&amp;TEXT([.G57];['Code format'.$B$3])&amp;['Code format'.$D$3]" office:value-type="string" office:string-value="2">
              <text:p>2</text:p>
            </table:table-cell>
            <table:table-cell table:style-name="ce8" table:formula="of:=IF(EXACT([.F56];[.F57]);IF(EXACT([.G56];[.G57]);[.I56];CELL(&quot;Row&quot;;[.I57]));[.F57])" office:value-type="float" office:value="34">
              <text:p>34</text:p>
            </table:table-cell>
            <table:table-cell table:style-name="ce8" table:formula="of:=IF(AND([.$A57]&lt;=[.K$1];[.$A56]&gt;[.$A57]);0;IF(EXACT([.$A57];[.K$1]+1);[.J56]+1;[.J56]))" office:value-type="float" office:value="2">
              <text:p>2</text:p>
            </table:table-cell>
            <table:table-cell table:style-name="ce8" table:formula="of:=['Code format'.$C$4]&amp;TEXT([.J57];['Code format'.$B$4])&amp;['Code format'.$D$4]" office:value-type="string" office:string-value="2">
              <text:p>2</text:p>
            </table:table-cell>
            <table:table-cell table:style-name="ce8" table:formula="of:=IF(EXACT([.I56];[.I57]);IF(EXACT([.J56];[.J57]);[.L56];CELL(&quot;Row&quot;;[.L57]));[.I57])" office:value-type="float" office:value="41">
              <text:p>41</text:p>
            </table:table-cell>
            <table:table-cell table:style-name="ce8" table:formula="of:=IF(AND([.$A57]&lt;=[.N$1];[.$A56]&gt;[.$A57]);0;IF(EXACT([.$A57];[.N$1]+1);[.M56]+1;[.M56]))" office:value-type="float" office:value="3">
              <text:p>3</text:p>
            </table:table-cell>
            <table:table-cell table:style-name="ce8" table:formula="of:=['Code format'.$C$5]&amp;TEXT([.M57];['Code format'.$B$5])&amp;['Code format'.$D$5]" office:value-type="string" office:string-value="3">
              <text:p>3</text:p>
            </table:table-cell>
            <table:table-cell table:style-name="ce8" table:formula="of:=IF(EXACT([.L56];[.L57]);IF(EXACT([.M56];[.M57]);[.O56];CELL(&quot;Row&quot;;[.O57]));[.L57])" office:value-type="float" office:value="52">
              <text:p>52</text:p>
            </table:table-cell>
            <table:table-cell table:style-name="ce8" table:formula="of:=IF(AND([.$A57]&lt;=[.Q$1];[.$A56]&gt;[.$A57]);0;IF(EXACT([.$A57];[.Q$1]+1);[.P56]+1;[.P56]))" office:value-type="float" office:value="0">
              <text:p>0</text:p>
            </table:table-cell>
            <table:table-cell table:style-name="ce8" table:formula="of:=['Code format'.$C$6]&amp;TEXT([.P57];['Code format'.$B$6])&amp;['Code format'.$D$6]" office:value-type="string" office:string-value="0">
              <text:p>0</text:p>
            </table:table-cell>
            <table:table-cell table:style-name="ce8" table:formula="of:=IF(EXACT([.O56];[.O57]);IF(EXACT([.P56];[.P57]);[.R56];CELL(&quot;Row&quot;;[.R57]));[.O57])" office:value-type="float" office:value="52">
              <text:p>52</text:p>
            </table:table-cell>
            <table:table-cell table:style-name="ce8" table:formula="of:=IF(AND([.$A57]&lt;=[.T$1];[.$A56]&gt;[.$A57]);0;IF(EXACT([.$A57];[.T$1]+1);[.S56]+1;[.S56]))" office:value-type="float" office:value="5">
              <text:p>5</text:p>
            </table:table-cell>
            <table:table-cell table:style-name="ce8" table:formula="of:=['Code format'.$C$7]&amp;TEXT([.S57];['Code format'.$B$7])&amp;['Code format'.$D$7]" office:value-type="string" office:string-value="5">
              <text:p>5</text:p>
            </table:table-cell>
            <table:table-cell table:style-name="ce8" table:formula="of:=IF(EXACT([.R56];[.R57]);IF(EXACT([.S56];[.S57]);[.U56];CELL(&quot;Row&quot;;[.U57]));[.R57])" office:value-type="float" office:value="57">
              <text:p>57</text:p>
            </table:table-cell>
            <table:table-cell table:style-name="Nivel7" table:formula="of:=CONCATENATE([.E57];[.H57];[.K57];[.N57];[.Q57];[.T57])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122305">
              <text:p>122305</text:p>
            </table:table-cell>
            <table:table-cell table:style-name="ce9" office:value-type="string">
              <text:p>Veh</text:p>
            </table:table-cell>
            <table:table-cell table:style-name="ce9" office:value-type="string">
              <text:p>Vehículos</text:p>
            </table:table-cell>
            <table:table-cell table:style-name="Nivel7" table:formula="of:=[.X57]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Vehículos">
              <text:p>Vehículos</text:p>
            </table:table-cell>
            <table:table-cell table:style-name="Datos" table:formula="of:=IF(EXACT([.A57];1);&quot;&quot;;IF(EXACT([.A57];2);INDIRECT(CONCATENATE(&quot;V&quot;;[.C57]));IF(EXACT([.A57];3);INDIRECT(CONCATENATE(&quot;V&quot;;[.F57]));IF(EXACT([.A57];4);INDIRECT(CONCATENATE(&quot;V&quot;;[.I57]));IF(EXACT([.A57];5);INDIRECT(CONCATENATE(&quot;V&quot;;[.L57]));IF(EXACT([.A57];6);INDIRECT(CONCATENATE(&quot;V&quot;;[.O57]));IF(EXACT([.A57];7);INDIRECT(CONCATENATE(&quot;V&quot;;[.R57])))))))))" office:value-type="string" office:string-value="122300">
              <text:p>122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</text:p>
            </table:table-cell>
            <table:table-cell table:style-name="ce6" table:formula="of:=NOT(OR(AND(NOT(EXACT([.A57];7));NOT(EXACT([.AB57];&quot;view&quot;)));AND(EXACT([.A57];7);EXACT([.AB57];&quot;view&quot;))))" office:value-type="float" office:value="1">
              <text:p>1</text:p>
            </table:table-cell>
            <table:table-cell table:style-name="Datos" table:formula="of:=VLOOKUP([.AB57];['account.type'.$A$2:.$I$12];8)" office:value-type="string" office:string-value="other">
              <text:p>other</text:p>
            </table:table-cell>
            <table:table-cell table:style-name="Datos" table:formula="of:=VLOOKUP([.AB57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7];1);CHAR(9)&amp;CHAR(9)&amp;&quot;&lt;record id=&quot;&quot;account_account_template_&quot;&amp;SUBSTITUTE([.AG$1]&amp;[.$V57];&quot;-&quot;;&quot;_&quot;)&amp;&quot;&quot;&quot; model=&quot;&quot;account.account.template&quot;&quot;&gt;&quot;&amp;CHAR(13)&amp;CHAR(9)&amp;CHAR(9)&amp;CHAR(9)&amp;&quot;&lt;field name=&quot;&quot;code&quot;&quot;&gt;&quot;&amp;[.AG$1]&amp;[.$V57]&amp;&quot;&lt;/field&gt;&quot;&amp;CHAR(13)&amp;CHAR(9)&amp;CHAR(9)&amp;CHAR(9)&amp;&quot;&lt;field name=&quot;&quot;name&quot;&quot;&gt;&quot;&amp;[.AG$1]&amp;[.$Y57]&amp;&quot;&lt;/field&gt;&quot;&amp;CHAR(13)&amp;CHAR(9)&amp;CHAR(9)&amp;CHAR(9)&amp;&quot;&lt;field name=&quot;&quot;shortcut&quot;&quot;&gt;&quot;&amp;IF(EXACT([.$W57];&quot;&quot;);&quot;&quot;;[.AG$1]&amp;[.$W57])&amp;&quot;&lt;/field&gt;&quot;&amp;CHAR(13)&amp;CHAR(9)&amp;CHAR(9)&amp;CHAR(9)&amp;&quot;&lt;field name=&quot;&quot;parent_id&quot;&quot; ref=&quot;&quot;&quot;&amp;IF(EXACT([.$Z57];&quot;&quot;);&quot;&quot;;[.AG$1]&amp;[.$Z57])&amp;&quot;&quot;&quot;/&gt;&quot;&amp;CHAR(13)&amp;CHAR(9)&amp;CHAR(9)&amp;CHAR(9)&amp;&quot;&lt;field name=&quot;&quot;user_type&quot;&quot; ref=&quot;&quot;account_account_type_&quot;&amp;[.$AB57]&amp;&quot;&quot;&quot;/&gt;&quot;&amp;CHAR(13)&amp;CHAR(9)&amp;CHAR(9)&amp;CHAR(9)&amp;&quot;&lt;field name=&quot;&quot;currency_id&quot;&quot; ref=&quot;&quot;&quot;&amp;[.AA57]&amp;&quot;&quot;&quot;/&gt;&quot;&amp;CHAR(13)&amp;CHAR(9)&amp;CHAR(9)&amp;CHAR(9)&amp;&quot;&lt;field name=&quot;&quot;type&quot;&quot;&gt;&quot;&amp;[.$AD57]&amp;&quot;&lt;/field&gt;&quot;&amp;CHAR(13)&amp;CHAR(9)&amp;CHAR(9)&amp;CHAR(9)&amp;&quot;&lt;field name=&quot;&quot;reconcile&quot;&quot; eval=&quot;&quot;&quot;&amp;[.$AE57]&amp;&quot;&quot;&quot;/&gt;&quot;&amp;IF(EXACT([.$AF57];&quot;&quot;);&quot;&quot;;CHAR(13)&amp;CHAR(9)&amp;CHAR(9)&amp;CHAR(9)&amp;&quot;&lt;field name=&quot;&quot;tax_ids&quot;&quot;&gt;&quot;&amp;SUBSTITUTE([.$AF5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22305&quot; model=&quot;account.account.template&quot;&gt;&#13;&#9;&#9;&#9;&lt;field name=&quot;code&quot;&gt;0-122305&lt;/field&gt;&#13;&#9;&#9;&#9;&lt;field name=&quot;name&quot;&gt;0-Vehículos&lt;/field&gt;&#13;&#9;&#9;&#9;&lt;field name=&quot;shortcut&quot;&gt;0-Veh&lt;/field&gt;&#13;&#9;&#9;&#9;&lt;field name=&quot;parent_id&quot; ref=&quot;0-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22305" model="account.account.template"&gt;<text:tab/><text:tab/><text:tab/>&lt;field name="code"&gt;0-122305&lt;/field&gt;<text:tab/><text:tab/><text:tab/>&lt;field name="name"&gt;0-Vehículos&lt;/field&gt;<text:tab/><text:tab/><text:tab/>&lt;field name="shortcut"&gt;0-Veh&lt;/field&gt;<text:tab/><text:tab/><text:tab/>&lt;field name="parent_id" ref="0-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57];1);CHAR(9)&amp;CHAR(9)&amp;&quot;&lt;record id=&quot;&quot;account_account_template_&quot;&amp;SUBSTITUTE([.AH$1]&amp;[.$V57];&quot;-&quot;;&quot;_&quot;)&amp;&quot;&quot;&quot; model=&quot;&quot;account.account.template&quot;&quot;&gt;&quot;&amp;CHAR(13)&amp;CHAR(9)&amp;CHAR(9)&amp;CHAR(9)&amp;&quot;&lt;field name=&quot;&quot;code&quot;&quot;&gt;&quot;&amp;[.AH$1]&amp;[.$V57]&amp;&quot;&lt;/field&gt;&quot;&amp;CHAR(13)&amp;CHAR(9)&amp;CHAR(9)&amp;CHAR(9)&amp;&quot;&lt;field name=&quot;&quot;name&quot;&quot;&gt;&quot;&amp;[.AH$1]&amp;[.$Y57]&amp;&quot;&lt;/field&gt;&quot;&amp;CHAR(13)&amp;CHAR(9)&amp;CHAR(9)&amp;CHAR(9)&amp;&quot;&lt;field name=&quot;&quot;shortcut&quot;&quot;&gt;&quot;&amp;IF(EXACT([.$W57];&quot;&quot;);&quot;&quot;;[.AH$1]&amp;[.$W57])&amp;&quot;&lt;/field&gt;&quot;&amp;CHAR(13)&amp;CHAR(9)&amp;CHAR(9)&amp;CHAR(9)&amp;&quot;&lt;field name=&quot;&quot;parent_id&quot;&quot; ref=&quot;&quot;&quot;&amp;IF(EXACT([.$Z57];&quot;&quot;);&quot;&quot;;[.AH$1]&amp;[.$Z57])&amp;&quot;&quot;&quot;/&gt;&quot;&amp;CHAR(13)&amp;CHAR(9)&amp;CHAR(9)&amp;CHAR(9)&amp;&quot;&lt;field name=&quot;&quot;user_type&quot;&quot; ref=&quot;&quot;account_account_type_&quot;&amp;[.$AB57]&amp;&quot;&quot;&quot;/&gt;&quot;&amp;CHAR(13)&amp;CHAR(9)&amp;CHAR(9)&amp;CHAR(9)&amp;&quot;&lt;field name=&quot;&quot;currency_id&quot;&quot; ref=&quot;&quot;&quot;&amp;[.AB57]&amp;&quot;&quot;&quot;/&gt;&quot;&amp;CHAR(13)&amp;CHAR(9)&amp;CHAR(9)&amp;CHAR(9)&amp;&quot;&lt;field name=&quot;&quot;type&quot;&quot;&gt;&quot;&amp;[.$AD57]&amp;&quot;&lt;/field&gt;&quot;&amp;CHAR(13)&amp;CHAR(9)&amp;CHAR(9)&amp;CHAR(9)&amp;&quot;&lt;field name=&quot;&quot;reconcile&quot;&quot; eval=&quot;&quot;&quot;&amp;[.$AE57]&amp;&quot;&quot;&quot;/&gt;&quot;&amp;IF(EXACT([.$AF57];&quot;&quot;);&quot;&quot;;CHAR(13)&amp;CHAR(9)&amp;CHAR(9)&amp;CHAR(9)&amp;&quot;&lt;field name=&quot;&quot;tax_ids&quot;&quot;&gt;&quot;&amp;SUBSTITUTE([.$AF5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22305&quot; model=&quot;account.account.template&quot;&gt;&#13;&#9;&#9;&#9;&lt;field name=&quot;code&quot;&gt;1-122305&lt;/field&gt;&#13;&#9;&#9;&#9;&lt;field name=&quot;name&quot;&gt;1-Vehículos&lt;/field&gt;&#13;&#9;&#9;&#9;&lt;field name=&quot;shortcut&quot;&gt;1-Veh&lt;/field&gt;&#13;&#9;&#9;&#9;&lt;field name=&quot;parent_id&quot; ref=&quot;1-122300&quot;/&gt;&#13;&#9;&#9;&#9;&lt;field name=&quot;user_type&quot; ref=&quot;account_account_type_asset&quot;/&gt;&#13;&#9;&#9;&#9;&lt;field name=&quot;currency_id&quot; ref=&quot;asset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22305" model="account.account.template"&gt;<text:tab/><text:tab/><text:tab/>&lt;field name="code"&gt;1-122305&lt;/field&gt;<text:tab/><text:tab/><text:tab/>&lt;field name="name"&gt;1-Vehículos&lt;/field&gt;<text:tab/><text:tab/><text:tab/>&lt;field name="shortcut"&gt;1-Veh&lt;/field&gt;<text:tab/><text:tab/><text:tab/>&lt;field name="parent_id" ref="1-122300"/&gt;<text:tab/><text:tab/><text:tab/>&lt;field name="user_type" ref="account_account_type_asset"/&gt;<text:tab/><text:tab/><text:tab/>&lt;field name="currency_id" ref="asset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57]&gt;[.A58];[.A57]=[.A58]);[.A57]&lt;&gt;7))" office:value-type="float" office:value="1">
              <text:p>1</text:p>
            </table:table-cell>
            <table:table-cell table:style-name="ce8" table:formula="of:=IF(EXACT([.A58];1);CELL(&quot;Row&quot;;[.C58]);[.C57])" office:value-type="float" office:value="2">
              <text:p>2</text:p>
            </table:table-cell>
            <table:table-cell table:style-name="ce8" table:formula="of:=IF(EXACT([.$A58];1);0;IF(EXACT([.$A58];2);[.D57]+1;[.D57]))" office:value-type="float" office:value="1">
              <text:p>1</text:p>
            </table:table-cell>
            <table:table-cell table:style-name="ce8" table:formula="of:=['Code format'.$C$2]&amp;TEXT([.D58];['Code format'.$B$2])&amp;['Code format'.$D$2]" office:value-type="string" office:string-value="1">
              <text:p>1</text:p>
            </table:table-cell>
            <table:table-cell table:style-name="ce8" table:formula="of:=IF(EXACT([.C57];[.C58]);IF(EXACT([.D57];[.D58]);[.F57];CELL(&quot;Row&quot;;[.F58]));[.C58])" office:value-type="float" office:value="3">
              <text:p>3</text:p>
            </table:table-cell>
            <table:table-cell table:style-name="ce8" table:formula="of:=IF(AND([.$A58]&lt;=[.H$1];[.$A57]&gt;[.$A58]);0;IF(EXACT([.$A58];[.H$1]+1);[.G57]+1;[.G57]))" office:value-type="float" office:value="3">
              <text:p>3</text:p>
            </table:table-cell>
            <table:table-cell table:style-name="ce8" table:formula="of:=['Code format'.$C$3]&amp;TEXT([.G58];['Code format'.$B$3])&amp;['Code format'.$D$3]" office:value-type="string" office:string-value="3">
              <text:p>3</text:p>
            </table:table-cell>
            <table:table-cell table:style-name="ce8" table:formula="of:=IF(EXACT([.F57];[.F58]);IF(EXACT([.G57];[.G58]);[.I57];CELL(&quot;Row&quot;;[.I58]));[.F58])" office:value-type="float" office:value="58">
              <text:p>58</text:p>
            </table:table-cell>
            <table:table-cell table:style-name="ce8" table:formula="of:=IF(AND([.$A58]&lt;=[.K$1];[.$A57]&gt;[.$A58]);0;IF(EXACT([.$A58];[.K$1]+1);[.J57]+1;[.J57]))" office:value-type="float" office:value="0">
              <text:p>0</text:p>
            </table:table-cell>
            <table:table-cell table:style-name="ce8" table:formula="of:=['Code format'.$C$4]&amp;TEXT([.J58];['Code format'.$B$4])&amp;['Code format'.$D$4]" office:value-type="string" office:string-value="0">
              <text:p>0</text:p>
            </table:table-cell>
            <table:table-cell table:style-name="ce8" table:formula="of:=IF(EXACT([.I57];[.I58]);IF(EXACT([.J57];[.J58]);[.L57];CELL(&quot;Row&quot;;[.L58]));[.I58])" office:value-type="float" office:value="58">
              <text:p>58</text:p>
            </table:table-cell>
            <table:table-cell table:style-name="ce8" table:formula="of:=IF(AND([.$A58]&lt;=[.N$1];[.$A57]&gt;[.$A58]);0;IF(EXACT([.$A58];[.N$1]+1);[.M57]+1;[.M57]))" office:value-type="float" office:value="0">
              <text:p>0</text:p>
            </table:table-cell>
            <table:table-cell table:style-name="ce8" table:formula="of:=['Code format'.$C$5]&amp;TEXT([.M58];['Code format'.$B$5])&amp;['Code format'.$D$5]" office:value-type="string" office:string-value="0">
              <text:p>0</text:p>
            </table:table-cell>
            <table:table-cell table:style-name="ce8" table:formula="of:=IF(EXACT([.L57];[.L58]);IF(EXACT([.M57];[.M58]);[.O57];CELL(&quot;Row&quot;;[.O58]));[.L58])" office:value-type="float" office:value="58">
              <text:p>58</text:p>
            </table:table-cell>
            <table:table-cell table:style-name="ce8" table:formula="of:=IF(AND([.$A58]&lt;=[.Q$1];[.$A57]&gt;[.$A58]);0;IF(EXACT([.$A58];[.Q$1]+1);[.P57]+1;[.P57]))" office:value-type="float" office:value="0">
              <text:p>0</text:p>
            </table:table-cell>
            <table:table-cell table:style-name="ce8" table:formula="of:=['Code format'.$C$6]&amp;TEXT([.P58];['Code format'.$B$6])&amp;['Code format'.$D$6]" office:value-type="string" office:string-value="0">
              <text:p>0</text:p>
            </table:table-cell>
            <table:table-cell table:style-name="ce8" table:formula="of:=IF(EXACT([.O57];[.O58]);IF(EXACT([.P57];[.P58]);[.R57];CELL(&quot;Row&quot;;[.R58]));[.O58])" office:value-type="float" office:value="58">
              <text:p>58</text:p>
            </table:table-cell>
            <table:table-cell table:style-name="ce8" table:formula="of:=IF(AND([.$A58]&lt;=[.T$1];[.$A57]&gt;[.$A58]);0;IF(EXACT([.$A58];[.T$1]+1);[.S57]+1;[.S57]))" office:value-type="float" office:value="0">
              <text:p>0</text:p>
            </table:table-cell>
            <table:table-cell table:style-name="ce8" table:formula="of:=['Code format'.$C$7]&amp;TEXT([.S58];['Code format'.$B$7])&amp;['Code format'.$D$7]" office:value-type="string" office:string-value="0">
              <text:p>0</text:p>
            </table:table-cell>
            <table:table-cell table:style-name="ce8" table:formula="of:=IF(EXACT([.R57];[.R58]);IF(EXACT([.S57];[.S58]);[.U57];CELL(&quot;Row&quot;;[.U58]));[.R58])" office:value-type="float" office:value="58">
              <text:p>58</text:p>
            </table:table-cell>
            <table:table-cell table:style-name="Nivel3" table:formula="of:=CONCATENATE([.E58];[.H58];[.K58];[.N58];[.Q58];[.T58])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130000">
              <text:p>130000</text:p>
            </table:table-cell>
            <table:table-cell table:style-name="ce9" office:value-type="string">
              <text:p>Dep-Ac</text:p>
            </table:table-cell>
            <table:table-cell table:style-name="ce9" office:value-type="string">
              <text:p>Depreciaciones acumuladas sobre activo fijo depreciable</text:p>
            </table:table-cell>
            <table:table-cell table:style-name="Nivel3" table:formula="of:=[.X58]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Depreciaciones acumuladas sobre activo fijo depreciable">
              <text:p>Depreciaciones acumuladas sobre activo fijo depreciable</text:p>
            </table:table-cell>
            <table:table-cell table:style-name="Datos" table:formula="of:=IF(EXACT([.A58];1);&quot;&quot;;IF(EXACT([.A58];2);INDIRECT(CONCATENATE(&quot;V&quot;;[.C58]));IF(EXACT([.A58];3);INDIRECT(CONCATENATE(&quot;V&quot;;[.F58]));IF(EXACT([.A58];4);INDIRECT(CONCATENATE(&quot;V&quot;;[.I58]));IF(EXACT([.A58];5);INDIRECT(CONCATENATE(&quot;V&quot;;[.L58]));IF(EXACT([.A58];6);INDIRECT(CONCATENATE(&quot;V&quot;;[.O58]));IF(EXACT([.A58];7);INDIRECT(CONCATENATE(&quot;V&quot;;[.R58])))))))))" office:value-type="string" office:string-value="100000">
              <text:p>1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58];7));NOT(EXACT([.AB58];&quot;view&quot;)));AND(EXACT([.A58];7);EXACT([.AB58];&quot;view&quot;))))" office:value-type="float" office:value="1">
              <text:p>1</text:p>
            </table:table-cell>
            <table:table-cell table:style-name="Datos" table:formula="of:=VLOOKUP([.AB58];['account.type'.$A$2:.$I$12];8)" office:value-type="string" office:string-value="view">
              <text:p>view</text:p>
            </table:table-cell>
            <table:table-cell table:style-name="Datos" table:formula="of:=VLOOKUP([.AB5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8];1);CHAR(9)&amp;CHAR(9)&amp;&quot;&lt;record id=&quot;&quot;account_account_template_&quot;&amp;SUBSTITUTE([.AG$1]&amp;[.$V58];&quot;-&quot;;&quot;_&quot;)&amp;&quot;&quot;&quot; model=&quot;&quot;account.account.template&quot;&quot;&gt;&quot;&amp;CHAR(13)&amp;CHAR(9)&amp;CHAR(9)&amp;CHAR(9)&amp;&quot;&lt;field name=&quot;&quot;code&quot;&quot;&gt;&quot;&amp;[.AG$1]&amp;[.$V58]&amp;&quot;&lt;/field&gt;&quot;&amp;CHAR(13)&amp;CHAR(9)&amp;CHAR(9)&amp;CHAR(9)&amp;&quot;&lt;field name=&quot;&quot;name&quot;&quot;&gt;&quot;&amp;[.AG$1]&amp;[.$Y58]&amp;&quot;&lt;/field&gt;&quot;&amp;CHAR(13)&amp;CHAR(9)&amp;CHAR(9)&amp;CHAR(9)&amp;&quot;&lt;field name=&quot;&quot;shortcut&quot;&quot;&gt;&quot;&amp;IF(EXACT([.$W58];&quot;&quot;);&quot;&quot;;[.AG$1]&amp;[.$W58])&amp;&quot;&lt;/field&gt;&quot;&amp;CHAR(13)&amp;CHAR(9)&amp;CHAR(9)&amp;CHAR(9)&amp;&quot;&lt;field name=&quot;&quot;parent_id&quot;&quot; ref=&quot;&quot;&quot;&amp;IF(EXACT([.$Z58];&quot;&quot;);&quot;&quot;;[.AG$1]&amp;[.$Z58])&amp;&quot;&quot;&quot;/&gt;&quot;&amp;CHAR(13)&amp;CHAR(9)&amp;CHAR(9)&amp;CHAR(9)&amp;&quot;&lt;field name=&quot;&quot;user_type&quot;&quot; ref=&quot;&quot;account_account_type_&quot;&amp;[.$AB58]&amp;&quot;&quot;&quot;/&gt;&quot;&amp;CHAR(13)&amp;CHAR(9)&amp;CHAR(9)&amp;CHAR(9)&amp;&quot;&lt;field name=&quot;&quot;currency_id&quot;&quot; ref=&quot;&quot;&quot;&amp;[.AA58]&amp;&quot;&quot;&quot;/&gt;&quot;&amp;CHAR(13)&amp;CHAR(9)&amp;CHAR(9)&amp;CHAR(9)&amp;&quot;&lt;field name=&quot;&quot;type&quot;&quot;&gt;&quot;&amp;[.$AD58]&amp;&quot;&lt;/field&gt;&quot;&amp;CHAR(13)&amp;CHAR(9)&amp;CHAR(9)&amp;CHAR(9)&amp;&quot;&lt;field name=&quot;&quot;reconcile&quot;&quot; eval=&quot;&quot;&quot;&amp;[.$AE58]&amp;&quot;&quot;&quot;/&gt;&quot;&amp;IF(EXACT([.$AF58];&quot;&quot;);&quot;&quot;;CHAR(13)&amp;CHAR(9)&amp;CHAR(9)&amp;CHAR(9)&amp;&quot;&lt;field name=&quot;&quot;tax_ids&quot;&quot;&gt;&quot;&amp;SUBSTITUTE([.$AF5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0000&quot; model=&quot;account.account.template&quot;&gt;&#13;&#9;&#9;&#9;&lt;field name=&quot;code&quot;&gt;0-130000&lt;/field&gt;&#13;&#9;&#9;&#9;&lt;field name=&quot;name&quot;&gt;0-Depreciaciones acumuladas sobre activo fijo depreciable&lt;/field&gt;&#13;&#9;&#9;&#9;&lt;field name=&quot;shortcut&quot;&gt;0-Dep-Ac&lt;/field&gt;&#13;&#9;&#9;&#9;&lt;field name=&quot;parent_id&quot; ref=&quot;0-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30000" model="account.account.template"&gt;<text:tab/><text:tab/><text:tab/>&lt;field name="code"&gt;0-130000&lt;/field&gt;<text:tab/><text:tab/><text:tab/>&lt;field name="name"&gt;0-Depreciaciones acumuladas sobre activo fijo depreciable&lt;/field&gt;<text:tab/><text:tab/><text:tab/>&lt;field name="shortcut"&gt;0-Dep-Ac&lt;/field&gt;<text:tab/><text:tab/><text:tab/>&lt;field name="parent_id" ref="0-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58];1);CHAR(9)&amp;CHAR(9)&amp;&quot;&lt;record id=&quot;&quot;account_account_template_&quot;&amp;SUBSTITUTE([.AH$1]&amp;[.$V58];&quot;-&quot;;&quot;_&quot;)&amp;&quot;&quot;&quot; model=&quot;&quot;account.account.template&quot;&quot;&gt;&quot;&amp;CHAR(13)&amp;CHAR(9)&amp;CHAR(9)&amp;CHAR(9)&amp;&quot;&lt;field name=&quot;&quot;code&quot;&quot;&gt;&quot;&amp;[.AH$1]&amp;[.$V58]&amp;&quot;&lt;/field&gt;&quot;&amp;CHAR(13)&amp;CHAR(9)&amp;CHAR(9)&amp;CHAR(9)&amp;&quot;&lt;field name=&quot;&quot;name&quot;&quot;&gt;&quot;&amp;[.AH$1]&amp;[.$Y58]&amp;&quot;&lt;/field&gt;&quot;&amp;CHAR(13)&amp;CHAR(9)&amp;CHAR(9)&amp;CHAR(9)&amp;&quot;&lt;field name=&quot;&quot;shortcut&quot;&quot;&gt;&quot;&amp;IF(EXACT([.$W58];&quot;&quot;);&quot;&quot;;[.AH$1]&amp;[.$W58])&amp;&quot;&lt;/field&gt;&quot;&amp;CHAR(13)&amp;CHAR(9)&amp;CHAR(9)&amp;CHAR(9)&amp;&quot;&lt;field name=&quot;&quot;parent_id&quot;&quot; ref=&quot;&quot;&quot;&amp;IF(EXACT([.$Z58];&quot;&quot;);&quot;&quot;;[.AH$1]&amp;[.$Z58])&amp;&quot;&quot;&quot;/&gt;&quot;&amp;CHAR(13)&amp;CHAR(9)&amp;CHAR(9)&amp;CHAR(9)&amp;&quot;&lt;field name=&quot;&quot;user_type&quot;&quot; ref=&quot;&quot;account_account_type_&quot;&amp;[.$AB58]&amp;&quot;&quot;&quot;/&gt;&quot;&amp;CHAR(13)&amp;CHAR(9)&amp;CHAR(9)&amp;CHAR(9)&amp;&quot;&lt;field name=&quot;&quot;currency_id&quot;&quot; ref=&quot;&quot;&quot;&amp;[.AB58]&amp;&quot;&quot;&quot;/&gt;&quot;&amp;CHAR(13)&amp;CHAR(9)&amp;CHAR(9)&amp;CHAR(9)&amp;&quot;&lt;field name=&quot;&quot;type&quot;&quot;&gt;&quot;&amp;[.$AD58]&amp;&quot;&lt;/field&gt;&quot;&amp;CHAR(13)&amp;CHAR(9)&amp;CHAR(9)&amp;CHAR(9)&amp;&quot;&lt;field name=&quot;&quot;reconcile&quot;&quot; eval=&quot;&quot;&quot;&amp;[.$AE58]&amp;&quot;&quot;&quot;/&gt;&quot;&amp;IF(EXACT([.$AF58];&quot;&quot;);&quot;&quot;;CHAR(13)&amp;CHAR(9)&amp;CHAR(9)&amp;CHAR(9)&amp;&quot;&lt;field name=&quot;&quot;tax_ids&quot;&quot;&gt;&quot;&amp;SUBSTITUTE([.$AF5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0000&quot; model=&quot;account.account.template&quot;&gt;&#13;&#9;&#9;&#9;&lt;field name=&quot;code&quot;&gt;1-130000&lt;/field&gt;&#13;&#9;&#9;&#9;&lt;field name=&quot;name&quot;&gt;1-Depreciaciones acumuladas sobre activo fijo depreciable&lt;/field&gt;&#13;&#9;&#9;&#9;&lt;field name=&quot;shortcut&quot;&gt;1-Dep-Ac&lt;/field&gt;&#13;&#9;&#9;&#9;&lt;field name=&quot;parent_id&quot; ref=&quot;1-1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30000" model="account.account.template"&gt;<text:tab/><text:tab/><text:tab/>&lt;field name="code"&gt;1-130000&lt;/field&gt;<text:tab/><text:tab/><text:tab/>&lt;field name="name"&gt;1-Depreciaciones acumuladas sobre activo fijo depreciable&lt;/field&gt;<text:tab/><text:tab/><text:tab/>&lt;field name="shortcut"&gt;1-Dep-Ac&lt;/field&gt;<text:tab/><text:tab/><text:tab/>&lt;field name="parent_id" ref="1-1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58]&gt;[.A59];[.A58]=[.A59]);[.A58]&lt;&gt;7))" office:value-type="float" office:value="1">
              <text:p>1</text:p>
            </table:table-cell>
            <table:table-cell table:style-name="ce8" table:formula="of:=IF(EXACT([.A59];1);CELL(&quot;Row&quot;;[.C59]);[.C58])" office:value-type="float" office:value="2">
              <text:p>2</text:p>
            </table:table-cell>
            <table:table-cell table:style-name="ce8" table:formula="of:=IF(EXACT([.$A59];1);0;IF(EXACT([.$A59];2);[.D58]+1;[.D58]))" office:value-type="float" office:value="1">
              <text:p>1</text:p>
            </table:table-cell>
            <table:table-cell table:style-name="ce8" table:formula="of:=['Code format'.$C$2]&amp;TEXT([.D59];['Code format'.$B$2])&amp;['Code format'.$D$2]" office:value-type="string" office:string-value="1">
              <text:p>1</text:p>
            </table:table-cell>
            <table:table-cell table:style-name="ce8" table:formula="of:=IF(EXACT([.C58];[.C59]);IF(EXACT([.D58];[.D59]);[.F58];CELL(&quot;Row&quot;;[.F59]));[.C59])" office:value-type="float" office:value="3">
              <text:p>3</text:p>
            </table:table-cell>
            <table:table-cell table:style-name="ce8" table:formula="of:=IF(AND([.$A59]&lt;=[.H$1];[.$A58]&gt;[.$A59]);0;IF(EXACT([.$A59];[.H$1]+1);[.G58]+1;[.G58]))" office:value-type="float" office:value="3">
              <text:p>3</text:p>
            </table:table-cell>
            <table:table-cell table:style-name="ce8" table:formula="of:=['Code format'.$C$3]&amp;TEXT([.G59];['Code format'.$B$3])&amp;['Code format'.$D$3]" office:value-type="string" office:string-value="3">
              <text:p>3</text:p>
            </table:table-cell>
            <table:table-cell table:style-name="ce8" table:formula="of:=IF(EXACT([.F58];[.F59]);IF(EXACT([.G58];[.G59]);[.I58];CELL(&quot;Row&quot;;[.I59]));[.F59])" office:value-type="float" office:value="58">
              <text:p>58</text:p>
            </table:table-cell>
            <table:table-cell table:style-name="ce8" table:formula="of:=IF(AND([.$A59]&lt;=[.K$1];[.$A58]&gt;[.$A59]);0;IF(EXACT([.$A59];[.K$1]+1);[.J58]+1;[.J58]))" office:value-type="float" office:value="1">
              <text:p>1</text:p>
            </table:table-cell>
            <table:table-cell table:style-name="ce8" table:formula="of:=['Code format'.$C$4]&amp;TEXT([.J59];['Code format'.$B$4])&amp;['Code format'.$D$4]" office:value-type="string" office:string-value="1">
              <text:p>1</text:p>
            </table:table-cell>
            <table:table-cell table:style-name="ce8" table:formula="of:=IF(EXACT([.I58];[.I59]);IF(EXACT([.J58];[.J59]);[.L58];CELL(&quot;Row&quot;;[.L59]));[.I59])" office:value-type="float" office:value="59">
              <text:p>59</text:p>
            </table:table-cell>
            <table:table-cell table:style-name="ce8" table:formula="of:=IF(AND([.$A59]&lt;=[.N$1];[.$A58]&gt;[.$A59]);0;IF(EXACT([.$A59];[.N$1]+1);[.M58]+1;[.M58]))" office:value-type="float" office:value="0">
              <text:p>0</text:p>
            </table:table-cell>
            <table:table-cell table:style-name="ce8" table:formula="of:=['Code format'.$C$5]&amp;TEXT([.M59];['Code format'.$B$5])&amp;['Code format'.$D$5]" office:value-type="string" office:string-value="0">
              <text:p>0</text:p>
            </table:table-cell>
            <table:table-cell table:style-name="ce8" table:formula="of:=IF(EXACT([.L58];[.L59]);IF(EXACT([.M58];[.M59]);[.O58];CELL(&quot;Row&quot;;[.O59]));[.L59])" office:value-type="float" office:value="59">
              <text:p>59</text:p>
            </table:table-cell>
            <table:table-cell table:style-name="ce8" table:formula="of:=IF(AND([.$A59]&lt;=[.Q$1];[.$A58]&gt;[.$A59]);0;IF(EXACT([.$A59];[.Q$1]+1);[.P58]+1;[.P58]))" office:value-type="float" office:value="0">
              <text:p>0</text:p>
            </table:table-cell>
            <table:table-cell table:style-name="ce8" table:formula="of:=['Code format'.$C$6]&amp;TEXT([.P59];['Code format'.$B$6])&amp;['Code format'.$D$6]" office:value-type="string" office:string-value="0">
              <text:p>0</text:p>
            </table:table-cell>
            <table:table-cell table:style-name="ce8" table:formula="of:=IF(EXACT([.O58];[.O59]);IF(EXACT([.P58];[.P59]);[.R58];CELL(&quot;Row&quot;;[.R59]));[.O59])" office:value-type="float" office:value="59">
              <text:p>59</text:p>
            </table:table-cell>
            <table:table-cell table:style-name="ce8" table:formula="of:=IF(AND([.$A59]&lt;=[.T$1];[.$A58]&gt;[.$A59]);0;IF(EXACT([.$A59];[.T$1]+1);[.S58]+1;[.S58]))" office:value-type="float" office:value="0">
              <text:p>0</text:p>
            </table:table-cell>
            <table:table-cell table:style-name="ce8" table:formula="of:=['Code format'.$C$7]&amp;TEXT([.S59];['Code format'.$B$7])&amp;['Code format'.$D$7]" office:value-type="string" office:string-value="0">
              <text:p>0</text:p>
            </table:table-cell>
            <table:table-cell table:style-name="ce8" table:formula="of:=IF(EXACT([.R58];[.R59]);IF(EXACT([.S58];[.S59]);[.U58];CELL(&quot;Row&quot;;[.U59]));[.R59])" office:value-type="float" office:value="59">
              <text:p>59</text:p>
            </table:table-cell>
            <table:table-cell table:style-name="Nivel4" table:formula="of:=CONCATENATE([.E59];[.H59];[.K59];[.N59];[.Q59];[.T59])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131000">
              <text:p>131000</text:p>
            </table:table-cell>
            <table:table-cell table:style-name="ce9" office:value-type="string">
              <text:p>Ed</text:p>
            </table:table-cell>
            <table:table-cell table:style-name="ce9" office:value-type="string">
              <text:p>Dep. ac. de edificios</text:p>
            </table:table-cell>
            <table:table-cell table:style-name="Nivel4" table:formula="of:=[.X59]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Dep. ac. de edificios">
              <text:p>Dep. ac. de edificios</text:p>
            </table:table-cell>
            <table:table-cell table:style-name="Datos" table:formula="of:=IF(EXACT([.A59];1);&quot;&quot;;IF(EXACT([.A59];2);INDIRECT(CONCATENATE(&quot;V&quot;;[.C59]));IF(EXACT([.A59];3);INDIRECT(CONCATENATE(&quot;V&quot;;[.F59]));IF(EXACT([.A59];4);INDIRECT(CONCATENATE(&quot;V&quot;;[.I59]));IF(EXACT([.A59];5);INDIRECT(CONCATENATE(&quot;V&quot;;[.L59]));IF(EXACT([.A59];6);INDIRECT(CONCATENATE(&quot;V&quot;;[.O59]));IF(EXACT([.A59];7);INDIRECT(CONCATENATE(&quot;V&quot;;[.R59])))))))))" office:value-type="string" office:string-value="130000">
              <text:p>1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59];7));NOT(EXACT([.AB59];&quot;view&quot;)));AND(EXACT([.A59];7);EXACT([.AB59];&quot;view&quot;))))" office:value-type="float" office:value="1">
              <text:p>1</text:p>
            </table:table-cell>
            <table:table-cell table:style-name="Datos" table:formula="of:=VLOOKUP([.AB59];['account.type'.$A$2:.$I$12];8)" office:value-type="string" office:string-value="view">
              <text:p>view</text:p>
            </table:table-cell>
            <table:table-cell table:style-name="Datos" table:formula="of:=VLOOKUP([.AB5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59];1);CHAR(9)&amp;CHAR(9)&amp;&quot;&lt;record id=&quot;&quot;account_account_template_&quot;&amp;SUBSTITUTE([.AG$1]&amp;[.$V59];&quot;-&quot;;&quot;_&quot;)&amp;&quot;&quot;&quot; model=&quot;&quot;account.account.template&quot;&quot;&gt;&quot;&amp;CHAR(13)&amp;CHAR(9)&amp;CHAR(9)&amp;CHAR(9)&amp;&quot;&lt;field name=&quot;&quot;code&quot;&quot;&gt;&quot;&amp;[.AG$1]&amp;[.$V59]&amp;&quot;&lt;/field&gt;&quot;&amp;CHAR(13)&amp;CHAR(9)&amp;CHAR(9)&amp;CHAR(9)&amp;&quot;&lt;field name=&quot;&quot;name&quot;&quot;&gt;&quot;&amp;[.AG$1]&amp;[.$Y59]&amp;&quot;&lt;/field&gt;&quot;&amp;CHAR(13)&amp;CHAR(9)&amp;CHAR(9)&amp;CHAR(9)&amp;&quot;&lt;field name=&quot;&quot;shortcut&quot;&quot;&gt;&quot;&amp;IF(EXACT([.$W59];&quot;&quot;);&quot;&quot;;[.AG$1]&amp;[.$W59])&amp;&quot;&lt;/field&gt;&quot;&amp;CHAR(13)&amp;CHAR(9)&amp;CHAR(9)&amp;CHAR(9)&amp;&quot;&lt;field name=&quot;&quot;parent_id&quot;&quot; ref=&quot;&quot;&quot;&amp;IF(EXACT([.$Z59];&quot;&quot;);&quot;&quot;;[.AG$1]&amp;[.$Z59])&amp;&quot;&quot;&quot;/&gt;&quot;&amp;CHAR(13)&amp;CHAR(9)&amp;CHAR(9)&amp;CHAR(9)&amp;&quot;&lt;field name=&quot;&quot;user_type&quot;&quot; ref=&quot;&quot;account_account_type_&quot;&amp;[.$AB59]&amp;&quot;&quot;&quot;/&gt;&quot;&amp;CHAR(13)&amp;CHAR(9)&amp;CHAR(9)&amp;CHAR(9)&amp;&quot;&lt;field name=&quot;&quot;currency_id&quot;&quot; ref=&quot;&quot;&quot;&amp;[.AA59]&amp;&quot;&quot;&quot;/&gt;&quot;&amp;CHAR(13)&amp;CHAR(9)&amp;CHAR(9)&amp;CHAR(9)&amp;&quot;&lt;field name=&quot;&quot;type&quot;&quot;&gt;&quot;&amp;[.$AD59]&amp;&quot;&lt;/field&gt;&quot;&amp;CHAR(13)&amp;CHAR(9)&amp;CHAR(9)&amp;CHAR(9)&amp;&quot;&lt;field name=&quot;&quot;reconcile&quot;&quot; eval=&quot;&quot;&quot;&amp;[.$AE59]&amp;&quot;&quot;&quot;/&gt;&quot;&amp;IF(EXACT([.$AF59];&quot;&quot;);&quot;&quot;;CHAR(13)&amp;CHAR(9)&amp;CHAR(9)&amp;CHAR(9)&amp;&quot;&lt;field name=&quot;&quot;tax_ids&quot;&quot;&gt;&quot;&amp;SUBSTITUTE([.$AF5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1000&quot; model=&quot;account.account.template&quot;&gt;&#13;&#9;&#9;&#9;&lt;field name=&quot;code&quot;&gt;0-131000&lt;/field&gt;&#13;&#9;&#9;&#9;&lt;field name=&quot;name&quot;&gt;0-Dep. ac. de edificios&lt;/field&gt;&#13;&#9;&#9;&#9;&lt;field name=&quot;shortcut&quot;&gt;0-Ed&lt;/field&gt;&#13;&#9;&#9;&#9;&lt;field name=&quot;parent_id&quot; ref=&quot;0-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31000" model="account.account.template"&gt;<text:tab/><text:tab/><text:tab/>&lt;field name="code"&gt;0-131000&lt;/field&gt;<text:tab/><text:tab/><text:tab/>&lt;field name="name"&gt;0-Dep. ac. de edificios&lt;/field&gt;<text:tab/><text:tab/><text:tab/>&lt;field name="shortcut"&gt;0-Ed&lt;/field&gt;<text:tab/><text:tab/><text:tab/>&lt;field name="parent_id" ref="0-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59];1);CHAR(9)&amp;CHAR(9)&amp;&quot;&lt;record id=&quot;&quot;account_account_template_&quot;&amp;SUBSTITUTE([.AH$1]&amp;[.$V59];&quot;-&quot;;&quot;_&quot;)&amp;&quot;&quot;&quot; model=&quot;&quot;account.account.template&quot;&quot;&gt;&quot;&amp;CHAR(13)&amp;CHAR(9)&amp;CHAR(9)&amp;CHAR(9)&amp;&quot;&lt;field name=&quot;&quot;code&quot;&quot;&gt;&quot;&amp;[.AH$1]&amp;[.$V59]&amp;&quot;&lt;/field&gt;&quot;&amp;CHAR(13)&amp;CHAR(9)&amp;CHAR(9)&amp;CHAR(9)&amp;&quot;&lt;field name=&quot;&quot;name&quot;&quot;&gt;&quot;&amp;[.AH$1]&amp;[.$Y59]&amp;&quot;&lt;/field&gt;&quot;&amp;CHAR(13)&amp;CHAR(9)&amp;CHAR(9)&amp;CHAR(9)&amp;&quot;&lt;field name=&quot;&quot;shortcut&quot;&quot;&gt;&quot;&amp;IF(EXACT([.$W59];&quot;&quot;);&quot;&quot;;[.AH$1]&amp;[.$W59])&amp;&quot;&lt;/field&gt;&quot;&amp;CHAR(13)&amp;CHAR(9)&amp;CHAR(9)&amp;CHAR(9)&amp;&quot;&lt;field name=&quot;&quot;parent_id&quot;&quot; ref=&quot;&quot;&quot;&amp;IF(EXACT([.$Z59];&quot;&quot;);&quot;&quot;;[.AH$1]&amp;[.$Z59])&amp;&quot;&quot;&quot;/&gt;&quot;&amp;CHAR(13)&amp;CHAR(9)&amp;CHAR(9)&amp;CHAR(9)&amp;&quot;&lt;field name=&quot;&quot;user_type&quot;&quot; ref=&quot;&quot;account_account_type_&quot;&amp;[.$AB59]&amp;&quot;&quot;&quot;/&gt;&quot;&amp;CHAR(13)&amp;CHAR(9)&amp;CHAR(9)&amp;CHAR(9)&amp;&quot;&lt;field name=&quot;&quot;currency_id&quot;&quot; ref=&quot;&quot;&quot;&amp;[.AB59]&amp;&quot;&quot;&quot;/&gt;&quot;&amp;CHAR(13)&amp;CHAR(9)&amp;CHAR(9)&amp;CHAR(9)&amp;&quot;&lt;field name=&quot;&quot;type&quot;&quot;&gt;&quot;&amp;[.$AD59]&amp;&quot;&lt;/field&gt;&quot;&amp;CHAR(13)&amp;CHAR(9)&amp;CHAR(9)&amp;CHAR(9)&amp;&quot;&lt;field name=&quot;&quot;reconcile&quot;&quot; eval=&quot;&quot;&quot;&amp;[.$AE59]&amp;&quot;&quot;&quot;/&gt;&quot;&amp;IF(EXACT([.$AF59];&quot;&quot;);&quot;&quot;;CHAR(13)&amp;CHAR(9)&amp;CHAR(9)&amp;CHAR(9)&amp;&quot;&lt;field name=&quot;&quot;tax_ids&quot;&quot;&gt;&quot;&amp;SUBSTITUTE([.$AF5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1000&quot; model=&quot;account.account.template&quot;&gt;&#13;&#9;&#9;&#9;&lt;field name=&quot;code&quot;&gt;1-131000&lt;/field&gt;&#13;&#9;&#9;&#9;&lt;field name=&quot;name&quot;&gt;1-Dep. ac. de edificios&lt;/field&gt;&#13;&#9;&#9;&#9;&lt;field name=&quot;shortcut&quot;&gt;1-Ed&lt;/field&gt;&#13;&#9;&#9;&#9;&lt;field name=&quot;parent_id&quot; ref=&quot;1-13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31000" model="account.account.template"&gt;<text:tab/><text:tab/><text:tab/>&lt;field name="code"&gt;1-131000&lt;/field&gt;<text:tab/><text:tab/><text:tab/>&lt;field name="name"&gt;1-Dep. ac. de edificios&lt;/field&gt;<text:tab/><text:tab/><text:tab/>&lt;field name="shortcut"&gt;1-Ed&lt;/field&gt;<text:tab/><text:tab/><text:tab/>&lt;field name="parent_id" ref="1-13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59]&gt;[.A60];[.A59]=[.A60]);[.A59]&lt;&gt;7))" office:value-type="float" office:value="1">
              <text:p>1</text:p>
            </table:table-cell>
            <table:table-cell table:style-name="ce8" table:formula="of:=IF(EXACT([.A60];1);CELL(&quot;Row&quot;;[.C60]);[.C59])" office:value-type="float" office:value="2">
              <text:p>2</text:p>
            </table:table-cell>
            <table:table-cell table:style-name="ce8" table:formula="of:=IF(EXACT([.$A60];1);0;IF(EXACT([.$A60];2);[.D59]+1;[.D59]))" office:value-type="float" office:value="1">
              <text:p>1</text:p>
            </table:table-cell>
            <table:table-cell table:style-name="ce8" table:formula="of:=['Code format'.$C$2]&amp;TEXT([.D60];['Code format'.$B$2])&amp;['Code format'.$D$2]" office:value-type="string" office:string-value="1">
              <text:p>1</text:p>
            </table:table-cell>
            <table:table-cell table:style-name="ce8" table:formula="of:=IF(EXACT([.C59];[.C60]);IF(EXACT([.D59];[.D60]);[.F59];CELL(&quot;Row&quot;;[.F60]));[.C60])" office:value-type="float" office:value="3">
              <text:p>3</text:p>
            </table:table-cell>
            <table:table-cell table:style-name="ce8" table:formula="of:=IF(AND([.$A60]&lt;=[.H$1];[.$A59]&gt;[.$A60]);0;IF(EXACT([.$A60];[.H$1]+1);[.G59]+1;[.G59]))" office:value-type="float" office:value="3">
              <text:p>3</text:p>
            </table:table-cell>
            <table:table-cell table:style-name="ce8" table:formula="of:=['Code format'.$C$3]&amp;TEXT([.G60];['Code format'.$B$3])&amp;['Code format'.$D$3]" office:value-type="string" office:string-value="3">
              <text:p>3</text:p>
            </table:table-cell>
            <table:table-cell table:style-name="ce8" table:formula="of:=IF(EXACT([.F59];[.F60]);IF(EXACT([.G59];[.G60]);[.I59];CELL(&quot;Row&quot;;[.I60]));[.F60])" office:value-type="float" office:value="58">
              <text:p>58</text:p>
            </table:table-cell>
            <table:table-cell table:style-name="ce8" table:formula="of:=IF(AND([.$A60]&lt;=[.K$1];[.$A59]&gt;[.$A60]);0;IF(EXACT([.$A60];[.K$1]+1);[.J59]+1;[.J59]))" office:value-type="float" office:value="1">
              <text:p>1</text:p>
            </table:table-cell>
            <table:table-cell table:style-name="ce8" table:formula="of:=['Code format'.$C$4]&amp;TEXT([.J60];['Code format'.$B$4])&amp;['Code format'.$D$4]" office:value-type="string" office:string-value="1">
              <text:p>1</text:p>
            </table:table-cell>
            <table:table-cell table:style-name="ce8" table:formula="of:=IF(EXACT([.I59];[.I60]);IF(EXACT([.J59];[.J60]);[.L59];CELL(&quot;Row&quot;;[.L60]));[.I60])" office:value-type="float" office:value="59">
              <text:p>59</text:p>
            </table:table-cell>
            <table:table-cell table:style-name="ce8" table:formula="of:=IF(AND([.$A60]&lt;=[.N$1];[.$A59]&gt;[.$A60]);0;IF(EXACT([.$A60];[.N$1]+1);[.M59]+1;[.M59]))" office:value-type="float" office:value="1">
              <text:p>1</text:p>
            </table:table-cell>
            <table:table-cell table:style-name="ce8" table:formula="of:=['Code format'.$C$5]&amp;TEXT([.M60];['Code format'.$B$5])&amp;['Code format'.$D$5]" office:value-type="string" office:string-value="1">
              <text:p>1</text:p>
            </table:table-cell>
            <table:table-cell table:style-name="ce8" table:formula="of:=IF(EXACT([.L59];[.L60]);IF(EXACT([.M59];[.M60]);[.O59];CELL(&quot;Row&quot;;[.O60]));[.L60])" office:value-type="float" office:value="60">
              <text:p>60</text:p>
            </table:table-cell>
            <table:table-cell table:style-name="ce8" table:formula="of:=IF(AND([.$A60]&lt;=[.Q$1];[.$A59]&gt;[.$A60]);0;IF(EXACT([.$A60];[.Q$1]+1);[.P59]+1;[.P59]))" office:value-type="float" office:value="0">
              <text:p>0</text:p>
            </table:table-cell>
            <table:table-cell table:style-name="ce8" table:formula="of:=['Code format'.$C$6]&amp;TEXT([.P60];['Code format'.$B$6])&amp;['Code format'.$D$6]" office:value-type="string" office:string-value="0">
              <text:p>0</text:p>
            </table:table-cell>
            <table:table-cell table:style-name="ce8" table:formula="of:=IF(EXACT([.O59];[.O60]);IF(EXACT([.P59];[.P60]);[.R59];CELL(&quot;Row&quot;;[.R60]));[.O60])" office:value-type="float" office:value="60">
              <text:p>60</text:p>
            </table:table-cell>
            <table:table-cell table:style-name="ce8" table:formula="of:=IF(AND([.$A60]&lt;=[.T$1];[.$A59]&gt;[.$A60]);0;IF(EXACT([.$A60];[.T$1]+1);[.S59]+1;[.S59]))" office:value-type="float" office:value="0">
              <text:p>0</text:p>
            </table:table-cell>
            <table:table-cell table:style-name="ce8" table:formula="of:=['Code format'.$C$7]&amp;TEXT([.S60];['Code format'.$B$7])&amp;['Code format'.$D$7]" office:value-type="string" office:string-value="0">
              <text:p>0</text:p>
            </table:table-cell>
            <table:table-cell table:style-name="ce8" table:formula="of:=IF(EXACT([.R59];[.R60]);IF(EXACT([.S59];[.S60]);[.U59];CELL(&quot;Row&quot;;[.U60]));[.R60])" office:value-type="float" office:value="60">
              <text:p>60</text:p>
            </table:table-cell>
            <table:table-cell table:style-name="Nivel5" table:formula="of:=CONCATENATE([.E60];[.H60];[.K60];[.N60];[.Q60];[.T60])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131100">
              <text:p>131100</text:p>
            </table:table-cell>
            <table:table-cell table:style-name="ce9" office:value-type="string">
              <text:p>VO</text:p>
            </table:table-cell>
            <table:table-cell table:style-name="ce9" office:value-type="string">
              <text:p>Dep. ac. de edificios – Valores originales</text:p>
            </table:table-cell>
            <table:table-cell table:style-name="Nivel5" table:formula="of:=[.X60]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Dep. ac. de edificios – Valores originales">
              <text:p>Dep. ac. de edificios – Valores originales</text:p>
            </table:table-cell>
            <table:table-cell table:style-name="Datos" table:formula="of:=IF(EXACT([.A60];1);&quot;&quot;;IF(EXACT([.A60];2);INDIRECT(CONCATENATE(&quot;V&quot;;[.C60]));IF(EXACT([.A60];3);INDIRECT(CONCATENATE(&quot;V&quot;;[.F60]));IF(EXACT([.A60];4);INDIRECT(CONCATENATE(&quot;V&quot;;[.I60]));IF(EXACT([.A60];5);INDIRECT(CONCATENATE(&quot;V&quot;;[.L60]));IF(EXACT([.A60];6);INDIRECT(CONCATENATE(&quot;V&quot;;[.O60]));IF(EXACT([.A60];7);INDIRECT(CONCATENATE(&quot;V&quot;;[.R60])))))))))" office:value-type="string" office:string-value="131000">
              <text:p>13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60];7));NOT(EXACT([.AB60];&quot;view&quot;)));AND(EXACT([.A60];7);EXACT([.AB60];&quot;view&quot;))))" office:value-type="float" office:value="1">
              <text:p>1</text:p>
            </table:table-cell>
            <table:table-cell table:style-name="Datos" table:formula="of:=VLOOKUP([.AB60];['account.type'.$A$2:.$I$12];8)" office:value-type="string" office:string-value="view">
              <text:p>view</text:p>
            </table:table-cell>
            <table:table-cell table:style-name="Datos" table:formula="of:=VLOOKUP([.AB6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0];1);CHAR(9)&amp;CHAR(9)&amp;&quot;&lt;record id=&quot;&quot;account_account_template_&quot;&amp;SUBSTITUTE([.AG$1]&amp;[.$V60];&quot;-&quot;;&quot;_&quot;)&amp;&quot;&quot;&quot; model=&quot;&quot;account.account.template&quot;&quot;&gt;&quot;&amp;CHAR(13)&amp;CHAR(9)&amp;CHAR(9)&amp;CHAR(9)&amp;&quot;&lt;field name=&quot;&quot;code&quot;&quot;&gt;&quot;&amp;[.AG$1]&amp;[.$V60]&amp;&quot;&lt;/field&gt;&quot;&amp;CHAR(13)&amp;CHAR(9)&amp;CHAR(9)&amp;CHAR(9)&amp;&quot;&lt;field name=&quot;&quot;name&quot;&quot;&gt;&quot;&amp;[.AG$1]&amp;[.$Y60]&amp;&quot;&lt;/field&gt;&quot;&amp;CHAR(13)&amp;CHAR(9)&amp;CHAR(9)&amp;CHAR(9)&amp;&quot;&lt;field name=&quot;&quot;shortcut&quot;&quot;&gt;&quot;&amp;IF(EXACT([.$W60];&quot;&quot;);&quot;&quot;;[.AG$1]&amp;[.$W60])&amp;&quot;&lt;/field&gt;&quot;&amp;CHAR(13)&amp;CHAR(9)&amp;CHAR(9)&amp;CHAR(9)&amp;&quot;&lt;field name=&quot;&quot;parent_id&quot;&quot; ref=&quot;&quot;&quot;&amp;IF(EXACT([.$Z60];&quot;&quot;);&quot;&quot;;[.AG$1]&amp;[.$Z60])&amp;&quot;&quot;&quot;/&gt;&quot;&amp;CHAR(13)&amp;CHAR(9)&amp;CHAR(9)&amp;CHAR(9)&amp;&quot;&lt;field name=&quot;&quot;user_type&quot;&quot; ref=&quot;&quot;account_account_type_&quot;&amp;[.$AB60]&amp;&quot;&quot;&quot;/&gt;&quot;&amp;CHAR(13)&amp;CHAR(9)&amp;CHAR(9)&amp;CHAR(9)&amp;&quot;&lt;field name=&quot;&quot;currency_id&quot;&quot; ref=&quot;&quot;&quot;&amp;[.AA60]&amp;&quot;&quot;&quot;/&gt;&quot;&amp;CHAR(13)&amp;CHAR(9)&amp;CHAR(9)&amp;CHAR(9)&amp;&quot;&lt;field name=&quot;&quot;type&quot;&quot;&gt;&quot;&amp;[.$AD60]&amp;&quot;&lt;/field&gt;&quot;&amp;CHAR(13)&amp;CHAR(9)&amp;CHAR(9)&amp;CHAR(9)&amp;&quot;&lt;field name=&quot;&quot;reconcile&quot;&quot; eval=&quot;&quot;&quot;&amp;[.$AE60]&amp;&quot;&quot;&quot;/&gt;&quot;&amp;IF(EXACT([.$AF60];&quot;&quot;);&quot;&quot;;CHAR(13)&amp;CHAR(9)&amp;CHAR(9)&amp;CHAR(9)&amp;&quot;&lt;field name=&quot;&quot;tax_ids&quot;&quot;&gt;&quot;&amp;SUBSTITUTE([.$AF6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1100&quot; model=&quot;account.account.template&quot;&gt;&#13;&#9;&#9;&#9;&lt;field name=&quot;code&quot;&gt;0-131100&lt;/field&gt;&#13;&#9;&#9;&#9;&lt;field name=&quot;name&quot;&gt;0-Dep. ac. de edificios – Valores originales&lt;/field&gt;&#13;&#9;&#9;&#9;&lt;field name=&quot;shortcut&quot;&gt;0-VO&lt;/field&gt;&#13;&#9;&#9;&#9;&lt;field name=&quot;parent_id&quot; ref=&quot;0-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31100" model="account.account.template"&gt;<text:tab/><text:tab/><text:tab/>&lt;field name="code"&gt;0-131100&lt;/field&gt;<text:tab/><text:tab/><text:tab/>&lt;field name="name"&gt;0-Dep. ac. de edificios – Valores originales&lt;/field&gt;<text:tab/><text:tab/><text:tab/>&lt;field name="shortcut"&gt;0-VO&lt;/field&gt;<text:tab/><text:tab/><text:tab/>&lt;field name="parent_id" ref="0-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60];1);CHAR(9)&amp;CHAR(9)&amp;&quot;&lt;record id=&quot;&quot;account_account_template_&quot;&amp;SUBSTITUTE([.AH$1]&amp;[.$V60];&quot;-&quot;;&quot;_&quot;)&amp;&quot;&quot;&quot; model=&quot;&quot;account.account.template&quot;&quot;&gt;&quot;&amp;CHAR(13)&amp;CHAR(9)&amp;CHAR(9)&amp;CHAR(9)&amp;&quot;&lt;field name=&quot;&quot;code&quot;&quot;&gt;&quot;&amp;[.AH$1]&amp;[.$V60]&amp;&quot;&lt;/field&gt;&quot;&amp;CHAR(13)&amp;CHAR(9)&amp;CHAR(9)&amp;CHAR(9)&amp;&quot;&lt;field name=&quot;&quot;name&quot;&quot;&gt;&quot;&amp;[.AH$1]&amp;[.$Y60]&amp;&quot;&lt;/field&gt;&quot;&amp;CHAR(13)&amp;CHAR(9)&amp;CHAR(9)&amp;CHAR(9)&amp;&quot;&lt;field name=&quot;&quot;shortcut&quot;&quot;&gt;&quot;&amp;IF(EXACT([.$W60];&quot;&quot;);&quot;&quot;;[.AH$1]&amp;[.$W60])&amp;&quot;&lt;/field&gt;&quot;&amp;CHAR(13)&amp;CHAR(9)&amp;CHAR(9)&amp;CHAR(9)&amp;&quot;&lt;field name=&quot;&quot;parent_id&quot;&quot; ref=&quot;&quot;&quot;&amp;IF(EXACT([.$Z60];&quot;&quot;);&quot;&quot;;[.AH$1]&amp;[.$Z60])&amp;&quot;&quot;&quot;/&gt;&quot;&amp;CHAR(13)&amp;CHAR(9)&amp;CHAR(9)&amp;CHAR(9)&amp;&quot;&lt;field name=&quot;&quot;user_type&quot;&quot; ref=&quot;&quot;account_account_type_&quot;&amp;[.$AB60]&amp;&quot;&quot;&quot;/&gt;&quot;&amp;CHAR(13)&amp;CHAR(9)&amp;CHAR(9)&amp;CHAR(9)&amp;&quot;&lt;field name=&quot;&quot;currency_id&quot;&quot; ref=&quot;&quot;&quot;&amp;[.AB60]&amp;&quot;&quot;&quot;/&gt;&quot;&amp;CHAR(13)&amp;CHAR(9)&amp;CHAR(9)&amp;CHAR(9)&amp;&quot;&lt;field name=&quot;&quot;type&quot;&quot;&gt;&quot;&amp;[.$AD60]&amp;&quot;&lt;/field&gt;&quot;&amp;CHAR(13)&amp;CHAR(9)&amp;CHAR(9)&amp;CHAR(9)&amp;&quot;&lt;field name=&quot;&quot;reconcile&quot;&quot; eval=&quot;&quot;&quot;&amp;[.$AE60]&amp;&quot;&quot;&quot;/&gt;&quot;&amp;IF(EXACT([.$AF60];&quot;&quot;);&quot;&quot;;CHAR(13)&amp;CHAR(9)&amp;CHAR(9)&amp;CHAR(9)&amp;&quot;&lt;field name=&quot;&quot;tax_ids&quot;&quot;&gt;&quot;&amp;SUBSTITUTE([.$AF6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1100&quot; model=&quot;account.account.template&quot;&gt;&#13;&#9;&#9;&#9;&lt;field name=&quot;code&quot;&gt;1-131100&lt;/field&gt;&#13;&#9;&#9;&#9;&lt;field name=&quot;name&quot;&gt;1-Dep. ac. de edificios – Valores originales&lt;/field&gt;&#13;&#9;&#9;&#9;&lt;field name=&quot;shortcut&quot;&gt;1-VO&lt;/field&gt;&#13;&#9;&#9;&#9;&lt;field name=&quot;parent_id&quot; ref=&quot;1-13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31100" model="account.account.template"&gt;<text:tab/><text:tab/><text:tab/>&lt;field name="code"&gt;1-131100&lt;/field&gt;<text:tab/><text:tab/><text:tab/>&lt;field name="name"&gt;1-Dep. ac. de edificios – Valores originales&lt;/field&gt;<text:tab/><text:tab/><text:tab/>&lt;field name="shortcut"&gt;1-VO&lt;/field&gt;<text:tab/><text:tab/><text:tab/>&lt;field name="parent_id" ref="1-13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60]&gt;[.A61];[.A60]=[.A61]);[.A60]&lt;&gt;7))" office:value-type="float" office:value="1">
              <text:p>1</text:p>
            </table:table-cell>
            <table:table-cell table:style-name="ce8" table:formula="of:=IF(EXACT([.A61];1);CELL(&quot;Row&quot;;[.C61]);[.C60])" office:value-type="float" office:value="2">
              <text:p>2</text:p>
            </table:table-cell>
            <table:table-cell table:style-name="ce8" table:formula="of:=IF(EXACT([.$A61];1);0;IF(EXACT([.$A61];2);[.D60]+1;[.D60]))" office:value-type="float" office:value="1">
              <text:p>1</text:p>
            </table:table-cell>
            <table:table-cell table:style-name="ce8" table:formula="of:=['Code format'.$C$2]&amp;TEXT([.D61];['Code format'.$B$2])&amp;['Code format'.$D$2]" office:value-type="string" office:string-value="1">
              <text:p>1</text:p>
            </table:table-cell>
            <table:table-cell table:style-name="ce8" table:formula="of:=IF(EXACT([.C60];[.C61]);IF(EXACT([.D60];[.D61]);[.F60];CELL(&quot;Row&quot;;[.F61]));[.C61])" office:value-type="float" office:value="3">
              <text:p>3</text:p>
            </table:table-cell>
            <table:table-cell table:style-name="ce8" table:formula="of:=IF(AND([.$A61]&lt;=[.H$1];[.$A60]&gt;[.$A61]);0;IF(EXACT([.$A61];[.H$1]+1);[.G60]+1;[.G60]))" office:value-type="float" office:value="3">
              <text:p>3</text:p>
            </table:table-cell>
            <table:table-cell table:style-name="ce8" table:formula="of:=['Code format'.$C$3]&amp;TEXT([.G61];['Code format'.$B$3])&amp;['Code format'.$D$3]" office:value-type="string" office:string-value="3">
              <text:p>3</text:p>
            </table:table-cell>
            <table:table-cell table:style-name="ce8" table:formula="of:=IF(EXACT([.F60];[.F61]);IF(EXACT([.G60];[.G61]);[.I60];CELL(&quot;Row&quot;;[.I61]));[.F61])" office:value-type="float" office:value="58">
              <text:p>58</text:p>
            </table:table-cell>
            <table:table-cell table:style-name="ce8" table:formula="of:=IF(AND([.$A61]&lt;=[.K$1];[.$A60]&gt;[.$A61]);0;IF(EXACT([.$A61];[.K$1]+1);[.J60]+1;[.J60]))" office:value-type="float" office:value="1">
              <text:p>1</text:p>
            </table:table-cell>
            <table:table-cell table:style-name="ce8" table:formula="of:=['Code format'.$C$4]&amp;TEXT([.J61];['Code format'.$B$4])&amp;['Code format'.$D$4]" office:value-type="string" office:string-value="1">
              <text:p>1</text:p>
            </table:table-cell>
            <table:table-cell table:style-name="ce8" table:formula="of:=IF(EXACT([.I60];[.I61]);IF(EXACT([.J60];[.J61]);[.L60];CELL(&quot;Row&quot;;[.L61]));[.I61])" office:value-type="float" office:value="59">
              <text:p>59</text:p>
            </table:table-cell>
            <table:table-cell table:style-name="ce8" table:formula="of:=IF(AND([.$A61]&lt;=[.N$1];[.$A60]&gt;[.$A61]);0;IF(EXACT([.$A61];[.N$1]+1);[.M60]+1;[.M60]))" office:value-type="float" office:value="1">
              <text:p>1</text:p>
            </table:table-cell>
            <table:table-cell table:style-name="ce8" table:formula="of:=['Code format'.$C$5]&amp;TEXT([.M61];['Code format'.$B$5])&amp;['Code format'.$D$5]" office:value-type="string" office:string-value="1">
              <text:p>1</text:p>
            </table:table-cell>
            <table:table-cell table:style-name="ce8" table:formula="of:=IF(EXACT([.L60];[.L61]);IF(EXACT([.M60];[.M61]);[.O60];CELL(&quot;Row&quot;;[.O61]));[.L61])" office:value-type="float" office:value="60">
              <text:p>60</text:p>
            </table:table-cell>
            <table:table-cell table:style-name="ce8" table:formula="of:=IF(AND([.$A61]&lt;=[.Q$1];[.$A60]&gt;[.$A61]);0;IF(EXACT([.$A61];[.Q$1]+1);[.P60]+1;[.P60]))" office:value-type="float" office:value="0">
              <text:p>0</text:p>
            </table:table-cell>
            <table:table-cell table:style-name="ce8" table:formula="of:=['Code format'.$C$6]&amp;TEXT([.P61];['Code format'.$B$6])&amp;['Code format'.$D$6]" office:value-type="string" office:string-value="0">
              <text:p>0</text:p>
            </table:table-cell>
            <table:table-cell table:style-name="ce8" table:formula="of:=IF(EXACT([.O60];[.O61]);IF(EXACT([.P60];[.P61]);[.R60];CELL(&quot;Row&quot;;[.R61]));[.O61])" office:value-type="float" office:value="60">
              <text:p>60</text:p>
            </table:table-cell>
            <table:table-cell table:style-name="ce8" table:formula="of:=IF(AND([.$A61]&lt;=[.T$1];[.$A60]&gt;[.$A61]);0;IF(EXACT([.$A61];[.T$1]+1);[.S60]+1;[.S60]))" office:value-type="float" office:value="1">
              <text:p>1</text:p>
            </table:table-cell>
            <table:table-cell table:style-name="ce8" table:formula="of:=['Code format'.$C$7]&amp;TEXT([.S61];['Code format'.$B$7])&amp;['Code format'.$D$7]" office:value-type="string" office:string-value="1">
              <text:p>1</text:p>
            </table:table-cell>
            <table:table-cell table:style-name="ce8" table:formula="of:=IF(EXACT([.R60];[.R61]);IF(EXACT([.S60];[.S61]);[.U60];CELL(&quot;Row&quot;;[.U61]));[.R61])" office:value-type="float" office:value="61">
              <text:p>61</text:p>
            </table:table-cell>
            <table:table-cell table:style-name="Nivel7" table:formula="of:=CONCATENATE([.E61];[.H61];[.K61];[.N61];[.Q61];[.T61])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131101">
              <text:p>131101</text:p>
            </table:table-cell>
            <table:table-cell table:style-name="ce10"/>
            <table:table-cell table:style-name="ce9" office:value-type="string">
              <text:p>Edificio 1</text:p>
            </table:table-cell>
            <table:table-cell table:style-name="Nivel7" table:formula="of:=[.X61]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Edificio 1">
              <text:p>Edificio 1</text:p>
            </table:table-cell>
            <table:table-cell table:style-name="Datos" table:formula="of:=IF(EXACT([.A61];1);&quot;&quot;;IF(EXACT([.A61];2);INDIRECT(CONCATENATE(&quot;V&quot;;[.C61]));IF(EXACT([.A61];3);INDIRECT(CONCATENATE(&quot;V&quot;;[.F61]));IF(EXACT([.A61];4);INDIRECT(CONCATENATE(&quot;V&quot;;[.I61]));IF(EXACT([.A61];5);INDIRECT(CONCATENATE(&quot;V&quot;;[.L61]));IF(EXACT([.A61];6);INDIRECT(CONCATENATE(&quot;V&quot;;[.O61]));IF(EXACT([.A61];7);INDIRECT(CONCATENATE(&quot;V&quot;;[.R61])))))))))" office:value-type="string" office:string-value="131100">
              <text:p>131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_valuation</text:p>
            </table:table-cell>
            <table:table-cell table:style-name="ce6" table:formula="of:=NOT(OR(AND(NOT(EXACT([.A61];7));NOT(EXACT([.AB61];&quot;view&quot;)));AND(EXACT([.A61];7);EXACT([.AB61];&quot;view&quot;))))" office:value-type="float" office:value="1">
              <text:p>1</text:p>
            </table:table-cell>
            <table:table-cell table:style-name="Datos" table:formula="of:=VLOOKUP([.AB61];['account.type'.$A$2:.$I$12];8)" office:value-type="string" office:string-value="other">
              <text:p>other</text:p>
            </table:table-cell>
            <table:table-cell table:style-name="Datos" table:formula="of:=VLOOKUP([.AB61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1];1);CHAR(9)&amp;CHAR(9)&amp;&quot;&lt;record id=&quot;&quot;account_account_template_&quot;&amp;SUBSTITUTE([.AG$1]&amp;[.$V61];&quot;-&quot;;&quot;_&quot;)&amp;&quot;&quot;&quot; model=&quot;&quot;account.account.template&quot;&quot;&gt;&quot;&amp;CHAR(13)&amp;CHAR(9)&amp;CHAR(9)&amp;CHAR(9)&amp;&quot;&lt;field name=&quot;&quot;code&quot;&quot;&gt;&quot;&amp;[.AG$1]&amp;[.$V61]&amp;&quot;&lt;/field&gt;&quot;&amp;CHAR(13)&amp;CHAR(9)&amp;CHAR(9)&amp;CHAR(9)&amp;&quot;&lt;field name=&quot;&quot;name&quot;&quot;&gt;&quot;&amp;[.AG$1]&amp;[.$Y61]&amp;&quot;&lt;/field&gt;&quot;&amp;CHAR(13)&amp;CHAR(9)&amp;CHAR(9)&amp;CHAR(9)&amp;&quot;&lt;field name=&quot;&quot;shortcut&quot;&quot;&gt;&quot;&amp;IF(EXACT([.$W61];&quot;&quot;);&quot;&quot;;[.AG$1]&amp;[.$W61])&amp;&quot;&lt;/field&gt;&quot;&amp;CHAR(13)&amp;CHAR(9)&amp;CHAR(9)&amp;CHAR(9)&amp;&quot;&lt;field name=&quot;&quot;parent_id&quot;&quot; ref=&quot;&quot;&quot;&amp;IF(EXACT([.$Z61];&quot;&quot;);&quot;&quot;;[.AG$1]&amp;[.$Z61])&amp;&quot;&quot;&quot;/&gt;&quot;&amp;CHAR(13)&amp;CHAR(9)&amp;CHAR(9)&amp;CHAR(9)&amp;&quot;&lt;field name=&quot;&quot;user_type&quot;&quot; ref=&quot;&quot;account_account_type_&quot;&amp;[.$AB61]&amp;&quot;&quot;&quot;/&gt;&quot;&amp;CHAR(13)&amp;CHAR(9)&amp;CHAR(9)&amp;CHAR(9)&amp;&quot;&lt;field name=&quot;&quot;currency_id&quot;&quot; ref=&quot;&quot;&quot;&amp;[.AA61]&amp;&quot;&quot;&quot;/&gt;&quot;&amp;CHAR(13)&amp;CHAR(9)&amp;CHAR(9)&amp;CHAR(9)&amp;&quot;&lt;field name=&quot;&quot;type&quot;&quot;&gt;&quot;&amp;[.$AD61]&amp;&quot;&lt;/field&gt;&quot;&amp;CHAR(13)&amp;CHAR(9)&amp;CHAR(9)&amp;CHAR(9)&amp;&quot;&lt;field name=&quot;&quot;reconcile&quot;&quot; eval=&quot;&quot;&quot;&amp;[.$AE61]&amp;&quot;&quot;&quot;/&gt;&quot;&amp;IF(EXACT([.$AF61];&quot;&quot;);&quot;&quot;;CHAR(13)&amp;CHAR(9)&amp;CHAR(9)&amp;CHAR(9)&amp;&quot;&lt;field name=&quot;&quot;tax_ids&quot;&quot;&gt;&quot;&amp;SUBSTITUTE([.$AF6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1101&quot; model=&quot;account.account.template&quot;&gt;&#13;&#9;&#9;&#9;&lt;field name=&quot;code&quot;&gt;0-131101&lt;/field&gt;&#13;&#9;&#9;&#9;&lt;field name=&quot;name&quot;&gt;0-Edificio 1&lt;/field&gt;&#13;&#9;&#9;&#9;&lt;field name=&quot;shortcut&quot;&gt;&lt;/field&gt;&#13;&#9;&#9;&#9;&lt;field name=&quot;parent_id&quot; ref=&quot;0-1311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31101" model="account.account.template"&gt;<text:tab/><text:tab/><text:tab/>&lt;field name="code"&gt;0-131101&lt;/field&gt;<text:tab/><text:tab/><text:tab/>&lt;field name="name"&gt;0-Edificio 1&lt;/field&gt;<text:tab/><text:tab/><text:tab/>&lt;field name="shortcut"&gt;&lt;/field&gt;<text:tab/><text:tab/><text:tab/>&lt;field name="parent_id" ref="0-1311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61];1);CHAR(9)&amp;CHAR(9)&amp;&quot;&lt;record id=&quot;&quot;account_account_template_&quot;&amp;SUBSTITUTE([.AH$1]&amp;[.$V61];&quot;-&quot;;&quot;_&quot;)&amp;&quot;&quot;&quot; model=&quot;&quot;account.account.template&quot;&quot;&gt;&quot;&amp;CHAR(13)&amp;CHAR(9)&amp;CHAR(9)&amp;CHAR(9)&amp;&quot;&lt;field name=&quot;&quot;code&quot;&quot;&gt;&quot;&amp;[.AH$1]&amp;[.$V61]&amp;&quot;&lt;/field&gt;&quot;&amp;CHAR(13)&amp;CHAR(9)&amp;CHAR(9)&amp;CHAR(9)&amp;&quot;&lt;field name=&quot;&quot;name&quot;&quot;&gt;&quot;&amp;[.AH$1]&amp;[.$Y61]&amp;&quot;&lt;/field&gt;&quot;&amp;CHAR(13)&amp;CHAR(9)&amp;CHAR(9)&amp;CHAR(9)&amp;&quot;&lt;field name=&quot;&quot;shortcut&quot;&quot;&gt;&quot;&amp;IF(EXACT([.$W61];&quot;&quot;);&quot;&quot;;[.AH$1]&amp;[.$W61])&amp;&quot;&lt;/field&gt;&quot;&amp;CHAR(13)&amp;CHAR(9)&amp;CHAR(9)&amp;CHAR(9)&amp;&quot;&lt;field name=&quot;&quot;parent_id&quot;&quot; ref=&quot;&quot;&quot;&amp;IF(EXACT([.$Z61];&quot;&quot;);&quot;&quot;;[.AH$1]&amp;[.$Z61])&amp;&quot;&quot;&quot;/&gt;&quot;&amp;CHAR(13)&amp;CHAR(9)&amp;CHAR(9)&amp;CHAR(9)&amp;&quot;&lt;field name=&quot;&quot;user_type&quot;&quot; ref=&quot;&quot;account_account_type_&quot;&amp;[.$AB61]&amp;&quot;&quot;&quot;/&gt;&quot;&amp;CHAR(13)&amp;CHAR(9)&amp;CHAR(9)&amp;CHAR(9)&amp;&quot;&lt;field name=&quot;&quot;currency_id&quot;&quot; ref=&quot;&quot;&quot;&amp;[.AB61]&amp;&quot;&quot;&quot;/&gt;&quot;&amp;CHAR(13)&amp;CHAR(9)&amp;CHAR(9)&amp;CHAR(9)&amp;&quot;&lt;field name=&quot;&quot;type&quot;&quot;&gt;&quot;&amp;[.$AD61]&amp;&quot;&lt;/field&gt;&quot;&amp;CHAR(13)&amp;CHAR(9)&amp;CHAR(9)&amp;CHAR(9)&amp;&quot;&lt;field name=&quot;&quot;reconcile&quot;&quot; eval=&quot;&quot;&quot;&amp;[.$AE61]&amp;&quot;&quot;&quot;/&gt;&quot;&amp;IF(EXACT([.$AF61];&quot;&quot;);&quot;&quot;;CHAR(13)&amp;CHAR(9)&amp;CHAR(9)&amp;CHAR(9)&amp;&quot;&lt;field name=&quot;&quot;tax_ids&quot;&quot;&gt;&quot;&amp;SUBSTITUTE([.$AF6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1101&quot; model=&quot;account.account.template&quot;&gt;&#13;&#9;&#9;&#9;&lt;field name=&quot;code&quot;&gt;1-131101&lt;/field&gt;&#13;&#9;&#9;&#9;&lt;field name=&quot;name&quot;&gt;1-Edificio 1&lt;/field&gt;&#13;&#9;&#9;&#9;&lt;field name=&quot;shortcut&quot;&gt;&lt;/field&gt;&#13;&#9;&#9;&#9;&lt;field name=&quot;parent_id&quot; ref=&quot;1-131100&quot;/&gt;&#13;&#9;&#9;&#9;&lt;field name=&quot;user_type&quot; ref=&quot;account_account_type_asset_valuation&quot;/&gt;&#13;&#9;&#9;&#9;&lt;field name=&quot;currency_id&quot; ref=&quot;asset_valuation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31101" model="account.account.template"&gt;<text:tab/><text:tab/><text:tab/>&lt;field name="code"&gt;1-131101&lt;/field&gt;<text:tab/><text:tab/><text:tab/>&lt;field name="name"&gt;1-Edificio 1&lt;/field&gt;<text:tab/><text:tab/><text:tab/>&lt;field name="shortcut"&gt;&lt;/field&gt;<text:tab/><text:tab/><text:tab/>&lt;field name="parent_id" ref="1-131100"/&gt;<text:tab/><text:tab/><text:tab/>&lt;field name="user_type" ref="account_account_type_asset_valuation"/&gt;<text:tab/><text:tab/><text:tab/>&lt;field name="currency_id" ref="asset_valuation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61]&gt;[.A62];[.A61]=[.A62]);[.A61]&lt;&gt;7))" office:value-type="float" office:value="1">
              <text:p>1</text:p>
            </table:table-cell>
            <table:table-cell table:style-name="ce8" table:formula="of:=IF(EXACT([.A62];1);CELL(&quot;Row&quot;;[.C62]);[.C61])" office:value-type="float" office:value="2">
              <text:p>2</text:p>
            </table:table-cell>
            <table:table-cell table:style-name="ce8" table:formula="of:=IF(EXACT([.$A62];1);0;IF(EXACT([.$A62];2);[.D61]+1;[.D61]))" office:value-type="float" office:value="1">
              <text:p>1</text:p>
            </table:table-cell>
            <table:table-cell table:style-name="ce8" table:formula="of:=['Code format'.$C$2]&amp;TEXT([.D62];['Code format'.$B$2])&amp;['Code format'.$D$2]" office:value-type="string" office:string-value="1">
              <text:p>1</text:p>
            </table:table-cell>
            <table:table-cell table:style-name="ce8" table:formula="of:=IF(EXACT([.C61];[.C62]);IF(EXACT([.D61];[.D62]);[.F61];CELL(&quot;Row&quot;;[.F62]));[.C62])" office:value-type="float" office:value="3">
              <text:p>3</text:p>
            </table:table-cell>
            <table:table-cell table:style-name="ce8" table:formula="of:=IF(AND([.$A62]&lt;=[.H$1];[.$A61]&gt;[.$A62]);0;IF(EXACT([.$A62];[.H$1]+1);[.G61]+1;[.G61]))" office:value-type="float" office:value="3">
              <text:p>3</text:p>
            </table:table-cell>
            <table:table-cell table:style-name="ce8" table:formula="of:=['Code format'.$C$3]&amp;TEXT([.G62];['Code format'.$B$3])&amp;['Code format'.$D$3]" office:value-type="string" office:string-value="3">
              <text:p>3</text:p>
            </table:table-cell>
            <table:table-cell table:style-name="ce8" table:formula="of:=IF(EXACT([.F61];[.F62]);IF(EXACT([.G61];[.G62]);[.I61];CELL(&quot;Row&quot;;[.I62]));[.F62])" office:value-type="float" office:value="58">
              <text:p>58</text:p>
            </table:table-cell>
            <table:table-cell table:style-name="ce8" table:formula="of:=IF(AND([.$A62]&lt;=[.K$1];[.$A61]&gt;[.$A62]);0;IF(EXACT([.$A62];[.K$1]+1);[.J61]+1;[.J61]))" office:value-type="float" office:value="1">
              <text:p>1</text:p>
            </table:table-cell>
            <table:table-cell table:style-name="ce8" table:formula="of:=['Code format'.$C$4]&amp;TEXT([.J62];['Code format'.$B$4])&amp;['Code format'.$D$4]" office:value-type="string" office:string-value="1">
              <text:p>1</text:p>
            </table:table-cell>
            <table:table-cell table:style-name="ce8" table:formula="of:=IF(EXACT([.I61];[.I62]);IF(EXACT([.J61];[.J62]);[.L61];CELL(&quot;Row&quot;;[.L62]));[.I62])" office:value-type="float" office:value="59">
              <text:p>59</text:p>
            </table:table-cell>
            <table:table-cell table:style-name="ce8" table:formula="of:=IF(AND([.$A62]&lt;=[.N$1];[.$A61]&gt;[.$A62]);0;IF(EXACT([.$A62];[.N$1]+1);[.M61]+1;[.M61]))" office:value-type="float" office:value="2">
              <text:p>2</text:p>
            </table:table-cell>
            <table:table-cell table:style-name="ce8" table:formula="of:=['Code format'.$C$5]&amp;TEXT([.M62];['Code format'.$B$5])&amp;['Code format'.$D$5]" office:value-type="string" office:string-value="2">
              <text:p>2</text:p>
            </table:table-cell>
            <table:table-cell table:style-name="ce8" table:formula="of:=IF(EXACT([.L61];[.L62]);IF(EXACT([.M61];[.M62]);[.O61];CELL(&quot;Row&quot;;[.O62]));[.L62])" office:value-type="float" office:value="62">
              <text:p>62</text:p>
            </table:table-cell>
            <table:table-cell table:style-name="ce8" table:formula="of:=IF(AND([.$A62]&lt;=[.Q$1];[.$A61]&gt;[.$A62]);0;IF(EXACT([.$A62];[.Q$1]+1);[.P61]+1;[.P61]))" office:value-type="float" office:value="0">
              <text:p>0</text:p>
            </table:table-cell>
            <table:table-cell table:style-name="ce8" table:formula="of:=['Code format'.$C$6]&amp;TEXT([.P62];['Code format'.$B$6])&amp;['Code format'.$D$6]" office:value-type="string" office:string-value="0">
              <text:p>0</text:p>
            </table:table-cell>
            <table:table-cell table:style-name="ce8" table:formula="of:=IF(EXACT([.O61];[.O62]);IF(EXACT([.P61];[.P62]);[.R61];CELL(&quot;Row&quot;;[.R62]));[.O62])" office:value-type="float" office:value="62">
              <text:p>62</text:p>
            </table:table-cell>
            <table:table-cell table:style-name="ce8" table:formula="of:=IF(AND([.$A62]&lt;=[.T$1];[.$A61]&gt;[.$A62]);0;IF(EXACT([.$A62];[.T$1]+1);[.S61]+1;[.S61]))" office:value-type="float" office:value="0">
              <text:p>0</text:p>
            </table:table-cell>
            <table:table-cell table:style-name="ce8" table:formula="of:=['Code format'.$C$7]&amp;TEXT([.S62];['Code format'.$B$7])&amp;['Code format'.$D$7]" office:value-type="string" office:string-value="0">
              <text:p>0</text:p>
            </table:table-cell>
            <table:table-cell table:style-name="ce8" table:formula="of:=IF(EXACT([.R61];[.R62]);IF(EXACT([.S61];[.S62]);[.U61];CELL(&quot;Row&quot;;[.U62]));[.R62])" office:value-type="float" office:value="62">
              <text:p>62</text:p>
            </table:table-cell>
            <table:table-cell table:style-name="Nivel5" table:formula="of:=CONCATENATE([.E62];[.H62];[.K62];[.N62];[.Q62];[.T62])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131200">
              <text:p>131200</text:p>
            </table:table-cell>
            <table:table-cell table:style-name="ce9" office:value-type="string">
              <text:p>Rev</text:p>
            </table:table-cell>
            <table:table-cell table:style-name="ce9" office:value-type="string">
              <text:p>Dep. ac. de edificios – Revaluaciones</text:p>
            </table:table-cell>
            <table:table-cell table:style-name="Nivel5" table:formula="of:=[.X62]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Dep. ac. de edificios – Revaluaciones">
              <text:p>Dep. ac. de edificios – Revaluaciones</text:p>
            </table:table-cell>
            <table:table-cell table:style-name="Datos" table:formula="of:=IF(EXACT([.A62];1);&quot;&quot;;IF(EXACT([.A62];2);INDIRECT(CONCATENATE(&quot;V&quot;;[.C62]));IF(EXACT([.A62];3);INDIRECT(CONCATENATE(&quot;V&quot;;[.F62]));IF(EXACT([.A62];4);INDIRECT(CONCATENATE(&quot;V&quot;;[.I62]));IF(EXACT([.A62];5);INDIRECT(CONCATENATE(&quot;V&quot;;[.L62]));IF(EXACT([.A62];6);INDIRECT(CONCATENATE(&quot;V&quot;;[.O62]));IF(EXACT([.A62];7);INDIRECT(CONCATENATE(&quot;V&quot;;[.R62])))))))))" office:value-type="string" office:string-value="131000">
              <text:p>13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62];7));NOT(EXACT([.AB62];&quot;view&quot;)));AND(EXACT([.A62];7);EXACT([.AB62];&quot;view&quot;))))" office:value-type="float" office:value="1">
              <text:p>1</text:p>
            </table:table-cell>
            <table:table-cell table:style-name="Datos" table:formula="of:=VLOOKUP([.AB62];['account.type'.$A$2:.$I$12];8)" office:value-type="string" office:string-value="view">
              <text:p>view</text:p>
            </table:table-cell>
            <table:table-cell table:style-name="Datos" table:formula="of:=VLOOKUP([.AB6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2];1);CHAR(9)&amp;CHAR(9)&amp;&quot;&lt;record id=&quot;&quot;account_account_template_&quot;&amp;SUBSTITUTE([.AG$1]&amp;[.$V62];&quot;-&quot;;&quot;_&quot;)&amp;&quot;&quot;&quot; model=&quot;&quot;account.account.template&quot;&quot;&gt;&quot;&amp;CHAR(13)&amp;CHAR(9)&amp;CHAR(9)&amp;CHAR(9)&amp;&quot;&lt;field name=&quot;&quot;code&quot;&quot;&gt;&quot;&amp;[.AG$1]&amp;[.$V62]&amp;&quot;&lt;/field&gt;&quot;&amp;CHAR(13)&amp;CHAR(9)&amp;CHAR(9)&amp;CHAR(9)&amp;&quot;&lt;field name=&quot;&quot;name&quot;&quot;&gt;&quot;&amp;[.AG$1]&amp;[.$Y62]&amp;&quot;&lt;/field&gt;&quot;&amp;CHAR(13)&amp;CHAR(9)&amp;CHAR(9)&amp;CHAR(9)&amp;&quot;&lt;field name=&quot;&quot;shortcut&quot;&quot;&gt;&quot;&amp;IF(EXACT([.$W62];&quot;&quot;);&quot;&quot;;[.AG$1]&amp;[.$W62])&amp;&quot;&lt;/field&gt;&quot;&amp;CHAR(13)&amp;CHAR(9)&amp;CHAR(9)&amp;CHAR(9)&amp;&quot;&lt;field name=&quot;&quot;parent_id&quot;&quot; ref=&quot;&quot;&quot;&amp;IF(EXACT([.$Z62];&quot;&quot;);&quot;&quot;;[.AG$1]&amp;[.$Z62])&amp;&quot;&quot;&quot;/&gt;&quot;&amp;CHAR(13)&amp;CHAR(9)&amp;CHAR(9)&amp;CHAR(9)&amp;&quot;&lt;field name=&quot;&quot;user_type&quot;&quot; ref=&quot;&quot;account_account_type_&quot;&amp;[.$AB62]&amp;&quot;&quot;&quot;/&gt;&quot;&amp;CHAR(13)&amp;CHAR(9)&amp;CHAR(9)&amp;CHAR(9)&amp;&quot;&lt;field name=&quot;&quot;currency_id&quot;&quot; ref=&quot;&quot;&quot;&amp;[.AA62]&amp;&quot;&quot;&quot;/&gt;&quot;&amp;CHAR(13)&amp;CHAR(9)&amp;CHAR(9)&amp;CHAR(9)&amp;&quot;&lt;field name=&quot;&quot;type&quot;&quot;&gt;&quot;&amp;[.$AD62]&amp;&quot;&lt;/field&gt;&quot;&amp;CHAR(13)&amp;CHAR(9)&amp;CHAR(9)&amp;CHAR(9)&amp;&quot;&lt;field name=&quot;&quot;reconcile&quot;&quot; eval=&quot;&quot;&quot;&amp;[.$AE62]&amp;&quot;&quot;&quot;/&gt;&quot;&amp;IF(EXACT([.$AF62];&quot;&quot;);&quot;&quot;;CHAR(13)&amp;CHAR(9)&amp;CHAR(9)&amp;CHAR(9)&amp;&quot;&lt;field name=&quot;&quot;tax_ids&quot;&quot;&gt;&quot;&amp;SUBSTITUTE([.$AF6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1200&quot; model=&quot;account.account.template&quot;&gt;&#13;&#9;&#9;&#9;&lt;field name=&quot;code&quot;&gt;0-131200&lt;/field&gt;&#13;&#9;&#9;&#9;&lt;field name=&quot;name&quot;&gt;0-Dep. ac. de edificios – Revaluaciones&lt;/field&gt;&#13;&#9;&#9;&#9;&lt;field name=&quot;shortcut&quot;&gt;0-Rev&lt;/field&gt;&#13;&#9;&#9;&#9;&lt;field name=&quot;parent_id&quot; ref=&quot;0-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31200" model="account.account.template"&gt;<text:tab/><text:tab/><text:tab/>&lt;field name="code"&gt;0-131200&lt;/field&gt;<text:tab/><text:tab/><text:tab/>&lt;field name="name"&gt;0-Dep. ac. de edificios – Revaluaciones&lt;/field&gt;<text:tab/><text:tab/><text:tab/>&lt;field name="shortcut"&gt;0-Rev&lt;/field&gt;<text:tab/><text:tab/><text:tab/>&lt;field name="parent_id" ref="0-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62];1);CHAR(9)&amp;CHAR(9)&amp;&quot;&lt;record id=&quot;&quot;account_account_template_&quot;&amp;SUBSTITUTE([.AH$1]&amp;[.$V62];&quot;-&quot;;&quot;_&quot;)&amp;&quot;&quot;&quot; model=&quot;&quot;account.account.template&quot;&quot;&gt;&quot;&amp;CHAR(13)&amp;CHAR(9)&amp;CHAR(9)&amp;CHAR(9)&amp;&quot;&lt;field name=&quot;&quot;code&quot;&quot;&gt;&quot;&amp;[.AH$1]&amp;[.$V62]&amp;&quot;&lt;/field&gt;&quot;&amp;CHAR(13)&amp;CHAR(9)&amp;CHAR(9)&amp;CHAR(9)&amp;&quot;&lt;field name=&quot;&quot;name&quot;&quot;&gt;&quot;&amp;[.AH$1]&amp;[.$Y62]&amp;&quot;&lt;/field&gt;&quot;&amp;CHAR(13)&amp;CHAR(9)&amp;CHAR(9)&amp;CHAR(9)&amp;&quot;&lt;field name=&quot;&quot;shortcut&quot;&quot;&gt;&quot;&amp;IF(EXACT([.$W62];&quot;&quot;);&quot;&quot;;[.AH$1]&amp;[.$W62])&amp;&quot;&lt;/field&gt;&quot;&amp;CHAR(13)&amp;CHAR(9)&amp;CHAR(9)&amp;CHAR(9)&amp;&quot;&lt;field name=&quot;&quot;parent_id&quot;&quot; ref=&quot;&quot;&quot;&amp;IF(EXACT([.$Z62];&quot;&quot;);&quot;&quot;;[.AH$1]&amp;[.$Z62])&amp;&quot;&quot;&quot;/&gt;&quot;&amp;CHAR(13)&amp;CHAR(9)&amp;CHAR(9)&amp;CHAR(9)&amp;&quot;&lt;field name=&quot;&quot;user_type&quot;&quot; ref=&quot;&quot;account_account_type_&quot;&amp;[.$AB62]&amp;&quot;&quot;&quot;/&gt;&quot;&amp;CHAR(13)&amp;CHAR(9)&amp;CHAR(9)&amp;CHAR(9)&amp;&quot;&lt;field name=&quot;&quot;currency_id&quot;&quot; ref=&quot;&quot;&quot;&amp;[.AB62]&amp;&quot;&quot;&quot;/&gt;&quot;&amp;CHAR(13)&amp;CHAR(9)&amp;CHAR(9)&amp;CHAR(9)&amp;&quot;&lt;field name=&quot;&quot;type&quot;&quot;&gt;&quot;&amp;[.$AD62]&amp;&quot;&lt;/field&gt;&quot;&amp;CHAR(13)&amp;CHAR(9)&amp;CHAR(9)&amp;CHAR(9)&amp;&quot;&lt;field name=&quot;&quot;reconcile&quot;&quot; eval=&quot;&quot;&quot;&amp;[.$AE62]&amp;&quot;&quot;&quot;/&gt;&quot;&amp;IF(EXACT([.$AF62];&quot;&quot;);&quot;&quot;;CHAR(13)&amp;CHAR(9)&amp;CHAR(9)&amp;CHAR(9)&amp;&quot;&lt;field name=&quot;&quot;tax_ids&quot;&quot;&gt;&quot;&amp;SUBSTITUTE([.$AF6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1200&quot; model=&quot;account.account.template&quot;&gt;&#13;&#9;&#9;&#9;&lt;field name=&quot;code&quot;&gt;1-131200&lt;/field&gt;&#13;&#9;&#9;&#9;&lt;field name=&quot;name&quot;&gt;1-Dep. ac. de edificios – Revaluaciones&lt;/field&gt;&#13;&#9;&#9;&#9;&lt;field name=&quot;shortcut&quot;&gt;1-Rev&lt;/field&gt;&#13;&#9;&#9;&#9;&lt;field name=&quot;parent_id&quot; ref=&quot;1-13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31200" model="account.account.template"&gt;<text:tab/><text:tab/><text:tab/>&lt;field name="code"&gt;1-131200&lt;/field&gt;<text:tab/><text:tab/><text:tab/>&lt;field name="name"&gt;1-Dep. ac. de edificios – Revaluaciones&lt;/field&gt;<text:tab/><text:tab/><text:tab/>&lt;field name="shortcut"&gt;1-Rev&lt;/field&gt;<text:tab/><text:tab/><text:tab/>&lt;field name="parent_id" ref="1-13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62]&gt;[.A63];[.A62]=[.A63]);[.A62]&lt;&gt;7))" office:value-type="float" office:value="1">
              <text:p>1</text:p>
            </table:table-cell>
            <table:table-cell table:style-name="ce8" table:formula="of:=IF(EXACT([.A63];1);CELL(&quot;Row&quot;;[.C63]);[.C62])" office:value-type="float" office:value="2">
              <text:p>2</text:p>
            </table:table-cell>
            <table:table-cell table:style-name="ce8" table:formula="of:=IF(EXACT([.$A63];1);0;IF(EXACT([.$A63];2);[.D62]+1;[.D62]))" office:value-type="float" office:value="1">
              <text:p>1</text:p>
            </table:table-cell>
            <table:table-cell table:style-name="ce8" table:formula="of:=['Code format'.$C$2]&amp;TEXT([.D63];['Code format'.$B$2])&amp;['Code format'.$D$2]" office:value-type="string" office:string-value="1">
              <text:p>1</text:p>
            </table:table-cell>
            <table:table-cell table:style-name="ce8" table:formula="of:=IF(EXACT([.C62];[.C63]);IF(EXACT([.D62];[.D63]);[.F62];CELL(&quot;Row&quot;;[.F63]));[.C63])" office:value-type="float" office:value="3">
              <text:p>3</text:p>
            </table:table-cell>
            <table:table-cell table:style-name="ce8" table:formula="of:=IF(AND([.$A63]&lt;=[.H$1];[.$A62]&gt;[.$A63]);0;IF(EXACT([.$A63];[.H$1]+1);[.G62]+1;[.G62]))" office:value-type="float" office:value="3">
              <text:p>3</text:p>
            </table:table-cell>
            <table:table-cell table:style-name="ce8" table:formula="of:=['Code format'.$C$3]&amp;TEXT([.G63];['Code format'.$B$3])&amp;['Code format'.$D$3]" office:value-type="string" office:string-value="3">
              <text:p>3</text:p>
            </table:table-cell>
            <table:table-cell table:style-name="ce8" table:formula="of:=IF(EXACT([.F62];[.F63]);IF(EXACT([.G62];[.G63]);[.I62];CELL(&quot;Row&quot;;[.I63]));[.F63])" office:value-type="float" office:value="58">
              <text:p>58</text:p>
            </table:table-cell>
            <table:table-cell table:style-name="ce8" table:formula="of:=IF(AND([.$A63]&lt;=[.K$1];[.$A62]&gt;[.$A63]);0;IF(EXACT([.$A63];[.K$1]+1);[.J62]+1;[.J62]))" office:value-type="float" office:value="1">
              <text:p>1</text:p>
            </table:table-cell>
            <table:table-cell table:style-name="ce8" table:formula="of:=['Code format'.$C$4]&amp;TEXT([.J63];['Code format'.$B$4])&amp;['Code format'.$D$4]" office:value-type="string" office:string-value="1">
              <text:p>1</text:p>
            </table:table-cell>
            <table:table-cell table:style-name="ce8" table:formula="of:=IF(EXACT([.I62];[.I63]);IF(EXACT([.J62];[.J63]);[.L62];CELL(&quot;Row&quot;;[.L63]));[.I63])" office:value-type="float" office:value="59">
              <text:p>59</text:p>
            </table:table-cell>
            <table:table-cell table:style-name="ce8" table:formula="of:=IF(AND([.$A63]&lt;=[.N$1];[.$A62]&gt;[.$A63]);0;IF(EXACT([.$A63];[.N$1]+1);[.M62]+1;[.M62]))" office:value-type="float" office:value="2">
              <text:p>2</text:p>
            </table:table-cell>
            <table:table-cell table:style-name="ce8" table:formula="of:=['Code format'.$C$5]&amp;TEXT([.M63];['Code format'.$B$5])&amp;['Code format'.$D$5]" office:value-type="string" office:string-value="2">
              <text:p>2</text:p>
            </table:table-cell>
            <table:table-cell table:style-name="ce8" table:formula="of:=IF(EXACT([.L62];[.L63]);IF(EXACT([.M62];[.M63]);[.O62];CELL(&quot;Row&quot;;[.O63]));[.L63])" office:value-type="float" office:value="62">
              <text:p>62</text:p>
            </table:table-cell>
            <table:table-cell table:style-name="ce8" table:formula="of:=IF(AND([.$A63]&lt;=[.Q$1];[.$A62]&gt;[.$A63]);0;IF(EXACT([.$A63];[.Q$1]+1);[.P62]+1;[.P62]))" office:value-type="float" office:value="0">
              <text:p>0</text:p>
            </table:table-cell>
            <table:table-cell table:style-name="ce8" table:formula="of:=['Code format'.$C$6]&amp;TEXT([.P63];['Code format'.$B$6])&amp;['Code format'.$D$6]" office:value-type="string" office:string-value="0">
              <text:p>0</text:p>
            </table:table-cell>
            <table:table-cell table:style-name="ce8" table:formula="of:=IF(EXACT([.O62];[.O63]);IF(EXACT([.P62];[.P63]);[.R62];CELL(&quot;Row&quot;;[.R63]));[.O63])" office:value-type="float" office:value="62">
              <text:p>62</text:p>
            </table:table-cell>
            <table:table-cell table:style-name="ce8" table:formula="of:=IF(AND([.$A63]&lt;=[.T$1];[.$A62]&gt;[.$A63]);0;IF(EXACT([.$A63];[.T$1]+1);[.S62]+1;[.S62]))" office:value-type="float" office:value="1">
              <text:p>1</text:p>
            </table:table-cell>
            <table:table-cell table:style-name="ce8" table:formula="of:=['Code format'.$C$7]&amp;TEXT([.S63];['Code format'.$B$7])&amp;['Code format'.$D$7]" office:value-type="string" office:string-value="1">
              <text:p>1</text:p>
            </table:table-cell>
            <table:table-cell table:style-name="ce8" table:formula="of:=IF(EXACT([.R62];[.R63]);IF(EXACT([.S62];[.S63]);[.U62];CELL(&quot;Row&quot;;[.U63]));[.R63])" office:value-type="float" office:value="63">
              <text:p>63</text:p>
            </table:table-cell>
            <table:table-cell table:style-name="Nivel7" table:formula="of:=CONCATENATE([.E63];[.H63];[.K63];[.N63];[.Q63];[.T63])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131201">
              <text:p>131201</text:p>
            </table:table-cell>
            <table:table-cell table:style-name="ce10"/>
            <table:table-cell table:style-name="ce9" office:value-type="string">
              <text:p>Edificio 1</text:p>
            </table:table-cell>
            <table:table-cell table:style-name="Nivel7" table:formula="of:=[.X63]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Edificio 1">
              <text:p>Edificio 1</text:p>
            </table:table-cell>
            <table:table-cell table:style-name="Datos" table:formula="of:=IF(EXACT([.A63];1);&quot;&quot;;IF(EXACT([.A63];2);INDIRECT(CONCATENATE(&quot;V&quot;;[.C63]));IF(EXACT([.A63];3);INDIRECT(CONCATENATE(&quot;V&quot;;[.F63]));IF(EXACT([.A63];4);INDIRECT(CONCATENATE(&quot;V&quot;;[.I63]));IF(EXACT([.A63];5);INDIRECT(CONCATENATE(&quot;V&quot;;[.L63]));IF(EXACT([.A63];6);INDIRECT(CONCATENATE(&quot;V&quot;;[.O63]));IF(EXACT([.A63];7);INDIRECT(CONCATENATE(&quot;V&quot;;[.R63])))))))))" office:value-type="string" office:string-value="131200">
              <text:p>131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_valuation</text:p>
            </table:table-cell>
            <table:table-cell table:style-name="ce6" table:formula="of:=NOT(OR(AND(NOT(EXACT([.A63];7));NOT(EXACT([.AB63];&quot;view&quot;)));AND(EXACT([.A63];7);EXACT([.AB63];&quot;view&quot;))))" office:value-type="float" office:value="1">
              <text:p>1</text:p>
            </table:table-cell>
            <table:table-cell table:style-name="Datos" table:formula="of:=VLOOKUP([.AB63];['account.type'.$A$2:.$I$12];8)" office:value-type="string" office:string-value="other">
              <text:p>other</text:p>
            </table:table-cell>
            <table:table-cell table:style-name="Datos" table:formula="of:=VLOOKUP([.AB63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3];1);CHAR(9)&amp;CHAR(9)&amp;&quot;&lt;record id=&quot;&quot;account_account_template_&quot;&amp;SUBSTITUTE([.AG$1]&amp;[.$V63];&quot;-&quot;;&quot;_&quot;)&amp;&quot;&quot;&quot; model=&quot;&quot;account.account.template&quot;&quot;&gt;&quot;&amp;CHAR(13)&amp;CHAR(9)&amp;CHAR(9)&amp;CHAR(9)&amp;&quot;&lt;field name=&quot;&quot;code&quot;&quot;&gt;&quot;&amp;[.AG$1]&amp;[.$V63]&amp;&quot;&lt;/field&gt;&quot;&amp;CHAR(13)&amp;CHAR(9)&amp;CHAR(9)&amp;CHAR(9)&amp;&quot;&lt;field name=&quot;&quot;name&quot;&quot;&gt;&quot;&amp;[.AG$1]&amp;[.$Y63]&amp;&quot;&lt;/field&gt;&quot;&amp;CHAR(13)&amp;CHAR(9)&amp;CHAR(9)&amp;CHAR(9)&amp;&quot;&lt;field name=&quot;&quot;shortcut&quot;&quot;&gt;&quot;&amp;IF(EXACT([.$W63];&quot;&quot;);&quot;&quot;;[.AG$1]&amp;[.$W63])&amp;&quot;&lt;/field&gt;&quot;&amp;CHAR(13)&amp;CHAR(9)&amp;CHAR(9)&amp;CHAR(9)&amp;&quot;&lt;field name=&quot;&quot;parent_id&quot;&quot; ref=&quot;&quot;&quot;&amp;IF(EXACT([.$Z63];&quot;&quot;);&quot;&quot;;[.AG$1]&amp;[.$Z63])&amp;&quot;&quot;&quot;/&gt;&quot;&amp;CHAR(13)&amp;CHAR(9)&amp;CHAR(9)&amp;CHAR(9)&amp;&quot;&lt;field name=&quot;&quot;user_type&quot;&quot; ref=&quot;&quot;account_account_type_&quot;&amp;[.$AB63]&amp;&quot;&quot;&quot;/&gt;&quot;&amp;CHAR(13)&amp;CHAR(9)&amp;CHAR(9)&amp;CHAR(9)&amp;&quot;&lt;field name=&quot;&quot;currency_id&quot;&quot; ref=&quot;&quot;&quot;&amp;[.AA63]&amp;&quot;&quot;&quot;/&gt;&quot;&amp;CHAR(13)&amp;CHAR(9)&amp;CHAR(9)&amp;CHAR(9)&amp;&quot;&lt;field name=&quot;&quot;type&quot;&quot;&gt;&quot;&amp;[.$AD63]&amp;&quot;&lt;/field&gt;&quot;&amp;CHAR(13)&amp;CHAR(9)&amp;CHAR(9)&amp;CHAR(9)&amp;&quot;&lt;field name=&quot;&quot;reconcile&quot;&quot; eval=&quot;&quot;&quot;&amp;[.$AE63]&amp;&quot;&quot;&quot;/&gt;&quot;&amp;IF(EXACT([.$AF63];&quot;&quot;);&quot;&quot;;CHAR(13)&amp;CHAR(9)&amp;CHAR(9)&amp;CHAR(9)&amp;&quot;&lt;field name=&quot;&quot;tax_ids&quot;&quot;&gt;&quot;&amp;SUBSTITUTE([.$AF6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1201&quot; model=&quot;account.account.template&quot;&gt;&#13;&#9;&#9;&#9;&lt;field name=&quot;code&quot;&gt;0-131201&lt;/field&gt;&#13;&#9;&#9;&#9;&lt;field name=&quot;name&quot;&gt;0-Edificio 1&lt;/field&gt;&#13;&#9;&#9;&#9;&lt;field name=&quot;shortcut&quot;&gt;&lt;/field&gt;&#13;&#9;&#9;&#9;&lt;field name=&quot;parent_id&quot; ref=&quot;0-1312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31201" model="account.account.template"&gt;<text:tab/><text:tab/><text:tab/>&lt;field name="code"&gt;0-131201&lt;/field&gt;<text:tab/><text:tab/><text:tab/>&lt;field name="name"&gt;0-Edificio 1&lt;/field&gt;<text:tab/><text:tab/><text:tab/>&lt;field name="shortcut"&gt;&lt;/field&gt;<text:tab/><text:tab/><text:tab/>&lt;field name="parent_id" ref="0-1312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63];1);CHAR(9)&amp;CHAR(9)&amp;&quot;&lt;record id=&quot;&quot;account_account_template_&quot;&amp;SUBSTITUTE([.AH$1]&amp;[.$V63];&quot;-&quot;;&quot;_&quot;)&amp;&quot;&quot;&quot; model=&quot;&quot;account.account.template&quot;&quot;&gt;&quot;&amp;CHAR(13)&amp;CHAR(9)&amp;CHAR(9)&amp;CHAR(9)&amp;&quot;&lt;field name=&quot;&quot;code&quot;&quot;&gt;&quot;&amp;[.AH$1]&amp;[.$V63]&amp;&quot;&lt;/field&gt;&quot;&amp;CHAR(13)&amp;CHAR(9)&amp;CHAR(9)&amp;CHAR(9)&amp;&quot;&lt;field name=&quot;&quot;name&quot;&quot;&gt;&quot;&amp;[.AH$1]&amp;[.$Y63]&amp;&quot;&lt;/field&gt;&quot;&amp;CHAR(13)&amp;CHAR(9)&amp;CHAR(9)&amp;CHAR(9)&amp;&quot;&lt;field name=&quot;&quot;shortcut&quot;&quot;&gt;&quot;&amp;IF(EXACT([.$W63];&quot;&quot;);&quot;&quot;;[.AH$1]&amp;[.$W63])&amp;&quot;&lt;/field&gt;&quot;&amp;CHAR(13)&amp;CHAR(9)&amp;CHAR(9)&amp;CHAR(9)&amp;&quot;&lt;field name=&quot;&quot;parent_id&quot;&quot; ref=&quot;&quot;&quot;&amp;IF(EXACT([.$Z63];&quot;&quot;);&quot;&quot;;[.AH$1]&amp;[.$Z63])&amp;&quot;&quot;&quot;/&gt;&quot;&amp;CHAR(13)&amp;CHAR(9)&amp;CHAR(9)&amp;CHAR(9)&amp;&quot;&lt;field name=&quot;&quot;user_type&quot;&quot; ref=&quot;&quot;account_account_type_&quot;&amp;[.$AB63]&amp;&quot;&quot;&quot;/&gt;&quot;&amp;CHAR(13)&amp;CHAR(9)&amp;CHAR(9)&amp;CHAR(9)&amp;&quot;&lt;field name=&quot;&quot;currency_id&quot;&quot; ref=&quot;&quot;&quot;&amp;[.AB63]&amp;&quot;&quot;&quot;/&gt;&quot;&amp;CHAR(13)&amp;CHAR(9)&amp;CHAR(9)&amp;CHAR(9)&amp;&quot;&lt;field name=&quot;&quot;type&quot;&quot;&gt;&quot;&amp;[.$AD63]&amp;&quot;&lt;/field&gt;&quot;&amp;CHAR(13)&amp;CHAR(9)&amp;CHAR(9)&amp;CHAR(9)&amp;&quot;&lt;field name=&quot;&quot;reconcile&quot;&quot; eval=&quot;&quot;&quot;&amp;[.$AE63]&amp;&quot;&quot;&quot;/&gt;&quot;&amp;IF(EXACT([.$AF63];&quot;&quot;);&quot;&quot;;CHAR(13)&amp;CHAR(9)&amp;CHAR(9)&amp;CHAR(9)&amp;&quot;&lt;field name=&quot;&quot;tax_ids&quot;&quot;&gt;&quot;&amp;SUBSTITUTE([.$AF6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1201&quot; model=&quot;account.account.template&quot;&gt;&#13;&#9;&#9;&#9;&lt;field name=&quot;code&quot;&gt;1-131201&lt;/field&gt;&#13;&#9;&#9;&#9;&lt;field name=&quot;name&quot;&gt;1-Edificio 1&lt;/field&gt;&#13;&#9;&#9;&#9;&lt;field name=&quot;shortcut&quot;&gt;&lt;/field&gt;&#13;&#9;&#9;&#9;&lt;field name=&quot;parent_id&quot; ref=&quot;1-131200&quot;/&gt;&#13;&#9;&#9;&#9;&lt;field name=&quot;user_type&quot; ref=&quot;account_account_type_asset_valuation&quot;/&gt;&#13;&#9;&#9;&#9;&lt;field name=&quot;currency_id&quot; ref=&quot;asset_valuation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31201" model="account.account.template"&gt;<text:tab/><text:tab/><text:tab/>&lt;field name="code"&gt;1-131201&lt;/field&gt;<text:tab/><text:tab/><text:tab/>&lt;field name="name"&gt;1-Edificio 1&lt;/field&gt;<text:tab/><text:tab/><text:tab/>&lt;field name="shortcut"&gt;&lt;/field&gt;<text:tab/><text:tab/><text:tab/>&lt;field name="parent_id" ref="1-131200"/&gt;<text:tab/><text:tab/><text:tab/>&lt;field name="user_type" ref="account_account_type_asset_valuation"/&gt;<text:tab/><text:tab/><text:tab/>&lt;field name="currency_id" ref="asset_valuation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63]&gt;[.A64];[.A63]=[.A64]);[.A63]&lt;&gt;7))" office:value-type="float" office:value="1">
              <text:p>1</text:p>
            </table:table-cell>
            <table:table-cell table:style-name="ce8" table:formula="of:=IF(EXACT([.A64];1);CELL(&quot;Row&quot;;[.C64]);[.C63])" office:value-type="float" office:value="2">
              <text:p>2</text:p>
            </table:table-cell>
            <table:table-cell table:style-name="ce8" table:formula="of:=IF(EXACT([.$A64];1);0;IF(EXACT([.$A64];2);[.D63]+1;[.D63]))" office:value-type="float" office:value="1">
              <text:p>1</text:p>
            </table:table-cell>
            <table:table-cell table:style-name="ce8" table:formula="of:=['Code format'.$C$2]&amp;TEXT([.D64];['Code format'.$B$2])&amp;['Code format'.$D$2]" office:value-type="string" office:string-value="1">
              <text:p>1</text:p>
            </table:table-cell>
            <table:table-cell table:style-name="ce8" table:formula="of:=IF(EXACT([.C63];[.C64]);IF(EXACT([.D63];[.D64]);[.F63];CELL(&quot;Row&quot;;[.F64]));[.C64])" office:value-type="float" office:value="3">
              <text:p>3</text:p>
            </table:table-cell>
            <table:table-cell table:style-name="ce8" table:formula="of:=IF(AND([.$A64]&lt;=[.H$1];[.$A63]&gt;[.$A64]);0;IF(EXACT([.$A64];[.H$1]+1);[.G63]+1;[.G63]))" office:value-type="float" office:value="3">
              <text:p>3</text:p>
            </table:table-cell>
            <table:table-cell table:style-name="ce8" table:formula="of:=['Code format'.$C$3]&amp;TEXT([.G64];['Code format'.$B$3])&amp;['Code format'.$D$3]" office:value-type="string" office:string-value="3">
              <text:p>3</text:p>
            </table:table-cell>
            <table:table-cell table:style-name="ce8" table:formula="of:=IF(EXACT([.F63];[.F64]);IF(EXACT([.G63];[.G64]);[.I63];CELL(&quot;Row&quot;;[.I64]));[.F64])" office:value-type="float" office:value="58">
              <text:p>58</text:p>
            </table:table-cell>
            <table:table-cell table:style-name="ce8" table:formula="of:=IF(AND([.$A64]&lt;=[.K$1];[.$A63]&gt;[.$A64]);0;IF(EXACT([.$A64];[.K$1]+1);[.J63]+1;[.J63]))" office:value-type="float" office:value="2">
              <text:p>2</text:p>
            </table:table-cell>
            <table:table-cell table:style-name="ce8" table:formula="of:=['Code format'.$C$4]&amp;TEXT([.J64];['Code format'.$B$4])&amp;['Code format'.$D$4]" office:value-type="string" office:string-value="2">
              <text:p>2</text:p>
            </table:table-cell>
            <table:table-cell table:style-name="ce8" table:formula="of:=IF(EXACT([.I63];[.I64]);IF(EXACT([.J63];[.J64]);[.L63];CELL(&quot;Row&quot;;[.L64]));[.I64])" office:value-type="float" office:value="64">
              <text:p>64</text:p>
            </table:table-cell>
            <table:table-cell table:style-name="ce8" table:formula="of:=IF(AND([.$A64]&lt;=[.N$1];[.$A63]&gt;[.$A64]);0;IF(EXACT([.$A64];[.N$1]+1);[.M63]+1;[.M63]))" office:value-type="float" office:value="0">
              <text:p>0</text:p>
            </table:table-cell>
            <table:table-cell table:style-name="ce8" table:formula="of:=['Code format'.$C$5]&amp;TEXT([.M64];['Code format'.$B$5])&amp;['Code format'.$D$5]" office:value-type="string" office:string-value="0">
              <text:p>0</text:p>
            </table:table-cell>
            <table:table-cell table:style-name="ce8" table:formula="of:=IF(EXACT([.L63];[.L64]);IF(EXACT([.M63];[.M64]);[.O63];CELL(&quot;Row&quot;;[.O64]));[.L64])" office:value-type="float" office:value="64">
              <text:p>64</text:p>
            </table:table-cell>
            <table:table-cell table:style-name="ce8" table:formula="of:=IF(AND([.$A64]&lt;=[.Q$1];[.$A63]&gt;[.$A64]);0;IF(EXACT([.$A64];[.Q$1]+1);[.P63]+1;[.P63]))" office:value-type="float" office:value="0">
              <text:p>0</text:p>
            </table:table-cell>
            <table:table-cell table:style-name="ce8" table:formula="of:=['Code format'.$C$6]&amp;TEXT([.P64];['Code format'.$B$6])&amp;['Code format'.$D$6]" office:value-type="string" office:string-value="0">
              <text:p>0</text:p>
            </table:table-cell>
            <table:table-cell table:style-name="ce8" table:formula="of:=IF(EXACT([.O63];[.O64]);IF(EXACT([.P63];[.P64]);[.R63];CELL(&quot;Row&quot;;[.R64]));[.O64])" office:value-type="float" office:value="64">
              <text:p>64</text:p>
            </table:table-cell>
            <table:table-cell table:style-name="ce8" table:formula="of:=IF(AND([.$A64]&lt;=[.T$1];[.$A63]&gt;[.$A64]);0;IF(EXACT([.$A64];[.T$1]+1);[.S63]+1;[.S63]))" office:value-type="float" office:value="0">
              <text:p>0</text:p>
            </table:table-cell>
            <table:table-cell table:style-name="ce8" table:formula="of:=['Code format'.$C$7]&amp;TEXT([.S64];['Code format'.$B$7])&amp;['Code format'.$D$7]" office:value-type="string" office:string-value="0">
              <text:p>0</text:p>
            </table:table-cell>
            <table:table-cell table:style-name="ce8" table:formula="of:=IF(EXACT([.R63];[.R64]);IF(EXACT([.S63];[.S64]);[.U63];CELL(&quot;Row&quot;;[.U64]));[.R64])" office:value-type="float" office:value="64">
              <text:p>64</text:p>
            </table:table-cell>
            <table:table-cell table:style-name="Nivel4" table:formula="of:=CONCATENATE([.E64];[.H64];[.K64];[.N64];[.Q64];[.T64])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132000">
              <text:p>132000</text:p>
            </table:table-cell>
            <table:table-cell table:style-name="ce9" office:value-type="string">
              <text:p>Mej-Ed</text:p>
            </table:table-cell>
            <table:table-cell table:style-name="ce9" office:value-type="string">
              <text:p>Dep. ac. de mejoras a edificios</text:p>
            </table:table-cell>
            <table:table-cell table:style-name="Nivel4" table:formula="of:=[.X64]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Dep. ac. de mejoras a edificios">
              <text:p>Dep. ac. de mejoras a edificios</text:p>
            </table:table-cell>
            <table:table-cell table:style-name="Datos" table:formula="of:=IF(EXACT([.A64];1);&quot;&quot;;IF(EXACT([.A64];2);INDIRECT(CONCATENATE(&quot;V&quot;;[.C64]));IF(EXACT([.A64];3);INDIRECT(CONCATENATE(&quot;V&quot;;[.F64]));IF(EXACT([.A64];4);INDIRECT(CONCATENATE(&quot;V&quot;;[.I64]));IF(EXACT([.A64];5);INDIRECT(CONCATENATE(&quot;V&quot;;[.L64]));IF(EXACT([.A64];6);INDIRECT(CONCATENATE(&quot;V&quot;;[.O64]));IF(EXACT([.A64];7);INDIRECT(CONCATENATE(&quot;V&quot;;[.R64])))))))))" office:value-type="string" office:string-value="130000">
              <text:p>1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64];7));NOT(EXACT([.AB64];&quot;view&quot;)));AND(EXACT([.A64];7);EXACT([.AB64];&quot;view&quot;))))" office:value-type="float" office:value="1">
              <text:p>1</text:p>
            </table:table-cell>
            <table:table-cell table:style-name="Datos" table:formula="of:=VLOOKUP([.AB64];['account.type'.$A$2:.$I$12];8)" office:value-type="string" office:string-value="view">
              <text:p>view</text:p>
            </table:table-cell>
            <table:table-cell table:style-name="Datos" table:formula="of:=VLOOKUP([.AB6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4];1);CHAR(9)&amp;CHAR(9)&amp;&quot;&lt;record id=&quot;&quot;account_account_template_&quot;&amp;SUBSTITUTE([.AG$1]&amp;[.$V64];&quot;-&quot;;&quot;_&quot;)&amp;&quot;&quot;&quot; model=&quot;&quot;account.account.template&quot;&quot;&gt;&quot;&amp;CHAR(13)&amp;CHAR(9)&amp;CHAR(9)&amp;CHAR(9)&amp;&quot;&lt;field name=&quot;&quot;code&quot;&quot;&gt;&quot;&amp;[.AG$1]&amp;[.$V64]&amp;&quot;&lt;/field&gt;&quot;&amp;CHAR(13)&amp;CHAR(9)&amp;CHAR(9)&amp;CHAR(9)&amp;&quot;&lt;field name=&quot;&quot;name&quot;&quot;&gt;&quot;&amp;[.AG$1]&amp;[.$Y64]&amp;&quot;&lt;/field&gt;&quot;&amp;CHAR(13)&amp;CHAR(9)&amp;CHAR(9)&amp;CHAR(9)&amp;&quot;&lt;field name=&quot;&quot;shortcut&quot;&quot;&gt;&quot;&amp;IF(EXACT([.$W64];&quot;&quot;);&quot;&quot;;[.AG$1]&amp;[.$W64])&amp;&quot;&lt;/field&gt;&quot;&amp;CHAR(13)&amp;CHAR(9)&amp;CHAR(9)&amp;CHAR(9)&amp;&quot;&lt;field name=&quot;&quot;parent_id&quot;&quot; ref=&quot;&quot;&quot;&amp;IF(EXACT([.$Z64];&quot;&quot;);&quot;&quot;;[.AG$1]&amp;[.$Z64])&amp;&quot;&quot;&quot;/&gt;&quot;&amp;CHAR(13)&amp;CHAR(9)&amp;CHAR(9)&amp;CHAR(9)&amp;&quot;&lt;field name=&quot;&quot;user_type&quot;&quot; ref=&quot;&quot;account_account_type_&quot;&amp;[.$AB64]&amp;&quot;&quot;&quot;/&gt;&quot;&amp;CHAR(13)&amp;CHAR(9)&amp;CHAR(9)&amp;CHAR(9)&amp;&quot;&lt;field name=&quot;&quot;currency_id&quot;&quot; ref=&quot;&quot;&quot;&amp;[.AA64]&amp;&quot;&quot;&quot;/&gt;&quot;&amp;CHAR(13)&amp;CHAR(9)&amp;CHAR(9)&amp;CHAR(9)&amp;&quot;&lt;field name=&quot;&quot;type&quot;&quot;&gt;&quot;&amp;[.$AD64]&amp;&quot;&lt;/field&gt;&quot;&amp;CHAR(13)&amp;CHAR(9)&amp;CHAR(9)&amp;CHAR(9)&amp;&quot;&lt;field name=&quot;&quot;reconcile&quot;&quot; eval=&quot;&quot;&quot;&amp;[.$AE64]&amp;&quot;&quot;&quot;/&gt;&quot;&amp;IF(EXACT([.$AF64];&quot;&quot;);&quot;&quot;;CHAR(13)&amp;CHAR(9)&amp;CHAR(9)&amp;CHAR(9)&amp;&quot;&lt;field name=&quot;&quot;tax_ids&quot;&quot;&gt;&quot;&amp;SUBSTITUTE([.$AF6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2000&quot; model=&quot;account.account.template&quot;&gt;&#13;&#9;&#9;&#9;&lt;field name=&quot;code&quot;&gt;0-132000&lt;/field&gt;&#13;&#9;&#9;&#9;&lt;field name=&quot;name&quot;&gt;0-Dep. ac. de mejoras a edificios&lt;/field&gt;&#13;&#9;&#9;&#9;&lt;field name=&quot;shortcut&quot;&gt;0-Mej-Ed&lt;/field&gt;&#13;&#9;&#9;&#9;&lt;field name=&quot;parent_id&quot; ref=&quot;0-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32000" model="account.account.template"&gt;<text:tab/><text:tab/><text:tab/>&lt;field name="code"&gt;0-132000&lt;/field&gt;<text:tab/><text:tab/><text:tab/>&lt;field name="name"&gt;0-Dep. ac. de mejoras a edificios&lt;/field&gt;<text:tab/><text:tab/><text:tab/>&lt;field name="shortcut"&gt;0-Mej-Ed&lt;/field&gt;<text:tab/><text:tab/><text:tab/>&lt;field name="parent_id" ref="0-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64];1);CHAR(9)&amp;CHAR(9)&amp;&quot;&lt;record id=&quot;&quot;account_account_template_&quot;&amp;SUBSTITUTE([.AH$1]&amp;[.$V64];&quot;-&quot;;&quot;_&quot;)&amp;&quot;&quot;&quot; model=&quot;&quot;account.account.template&quot;&quot;&gt;&quot;&amp;CHAR(13)&amp;CHAR(9)&amp;CHAR(9)&amp;CHAR(9)&amp;&quot;&lt;field name=&quot;&quot;code&quot;&quot;&gt;&quot;&amp;[.AH$1]&amp;[.$V64]&amp;&quot;&lt;/field&gt;&quot;&amp;CHAR(13)&amp;CHAR(9)&amp;CHAR(9)&amp;CHAR(9)&amp;&quot;&lt;field name=&quot;&quot;name&quot;&quot;&gt;&quot;&amp;[.AH$1]&amp;[.$Y64]&amp;&quot;&lt;/field&gt;&quot;&amp;CHAR(13)&amp;CHAR(9)&amp;CHAR(9)&amp;CHAR(9)&amp;&quot;&lt;field name=&quot;&quot;shortcut&quot;&quot;&gt;&quot;&amp;IF(EXACT([.$W64];&quot;&quot;);&quot;&quot;;[.AH$1]&amp;[.$W64])&amp;&quot;&lt;/field&gt;&quot;&amp;CHAR(13)&amp;CHAR(9)&amp;CHAR(9)&amp;CHAR(9)&amp;&quot;&lt;field name=&quot;&quot;parent_id&quot;&quot; ref=&quot;&quot;&quot;&amp;IF(EXACT([.$Z64];&quot;&quot;);&quot;&quot;;[.AH$1]&amp;[.$Z64])&amp;&quot;&quot;&quot;/&gt;&quot;&amp;CHAR(13)&amp;CHAR(9)&amp;CHAR(9)&amp;CHAR(9)&amp;&quot;&lt;field name=&quot;&quot;user_type&quot;&quot; ref=&quot;&quot;account_account_type_&quot;&amp;[.$AB64]&amp;&quot;&quot;&quot;/&gt;&quot;&amp;CHAR(13)&amp;CHAR(9)&amp;CHAR(9)&amp;CHAR(9)&amp;&quot;&lt;field name=&quot;&quot;currency_id&quot;&quot; ref=&quot;&quot;&quot;&amp;[.AB64]&amp;&quot;&quot;&quot;/&gt;&quot;&amp;CHAR(13)&amp;CHAR(9)&amp;CHAR(9)&amp;CHAR(9)&amp;&quot;&lt;field name=&quot;&quot;type&quot;&quot;&gt;&quot;&amp;[.$AD64]&amp;&quot;&lt;/field&gt;&quot;&amp;CHAR(13)&amp;CHAR(9)&amp;CHAR(9)&amp;CHAR(9)&amp;&quot;&lt;field name=&quot;&quot;reconcile&quot;&quot; eval=&quot;&quot;&quot;&amp;[.$AE64]&amp;&quot;&quot;&quot;/&gt;&quot;&amp;IF(EXACT([.$AF64];&quot;&quot;);&quot;&quot;;CHAR(13)&amp;CHAR(9)&amp;CHAR(9)&amp;CHAR(9)&amp;&quot;&lt;field name=&quot;&quot;tax_ids&quot;&quot;&gt;&quot;&amp;SUBSTITUTE([.$AF6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2000&quot; model=&quot;account.account.template&quot;&gt;&#13;&#9;&#9;&#9;&lt;field name=&quot;code&quot;&gt;1-132000&lt;/field&gt;&#13;&#9;&#9;&#9;&lt;field name=&quot;name&quot;&gt;1-Dep. ac. de mejoras a edificios&lt;/field&gt;&#13;&#9;&#9;&#9;&lt;field name=&quot;shortcut&quot;&gt;1-Mej-Ed&lt;/field&gt;&#13;&#9;&#9;&#9;&lt;field name=&quot;parent_id&quot; ref=&quot;1-13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32000" model="account.account.template"&gt;<text:tab/><text:tab/><text:tab/>&lt;field name="code"&gt;1-132000&lt;/field&gt;<text:tab/><text:tab/><text:tab/>&lt;field name="name"&gt;1-Dep. ac. de mejoras a edificios&lt;/field&gt;<text:tab/><text:tab/><text:tab/>&lt;field name="shortcut"&gt;1-Mej-Ed&lt;/field&gt;<text:tab/><text:tab/><text:tab/>&lt;field name="parent_id" ref="1-13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64]&gt;[.A65];[.A64]=[.A65]);[.A64]&lt;&gt;7))" office:value-type="float" office:value="1">
              <text:p>1</text:p>
            </table:table-cell>
            <table:table-cell table:style-name="ce8" table:formula="of:=IF(EXACT([.A65];1);CELL(&quot;Row&quot;;[.C65]);[.C64])" office:value-type="float" office:value="2">
              <text:p>2</text:p>
            </table:table-cell>
            <table:table-cell table:style-name="ce8" table:formula="of:=IF(EXACT([.$A65];1);0;IF(EXACT([.$A65];2);[.D64]+1;[.D64]))" office:value-type="float" office:value="1">
              <text:p>1</text:p>
            </table:table-cell>
            <table:table-cell table:style-name="ce8" table:formula="of:=['Code format'.$C$2]&amp;TEXT([.D65];['Code format'.$B$2])&amp;['Code format'.$D$2]" office:value-type="string" office:string-value="1">
              <text:p>1</text:p>
            </table:table-cell>
            <table:table-cell table:style-name="ce8" table:formula="of:=IF(EXACT([.C64];[.C65]);IF(EXACT([.D64];[.D65]);[.F64];CELL(&quot;Row&quot;;[.F65]));[.C65])" office:value-type="float" office:value="3">
              <text:p>3</text:p>
            </table:table-cell>
            <table:table-cell table:style-name="ce8" table:formula="of:=IF(AND([.$A65]&lt;=[.H$1];[.$A64]&gt;[.$A65]);0;IF(EXACT([.$A65];[.H$1]+1);[.G64]+1;[.G64]))" office:value-type="float" office:value="3">
              <text:p>3</text:p>
            </table:table-cell>
            <table:table-cell table:style-name="ce8" table:formula="of:=['Code format'.$C$3]&amp;TEXT([.G65];['Code format'.$B$3])&amp;['Code format'.$D$3]" office:value-type="string" office:string-value="3">
              <text:p>3</text:p>
            </table:table-cell>
            <table:table-cell table:style-name="ce8" table:formula="of:=IF(EXACT([.F64];[.F65]);IF(EXACT([.G64];[.G65]);[.I64];CELL(&quot;Row&quot;;[.I65]));[.F65])" office:value-type="float" office:value="58">
              <text:p>58</text:p>
            </table:table-cell>
            <table:table-cell table:style-name="ce8" table:formula="of:=IF(AND([.$A65]&lt;=[.K$1];[.$A64]&gt;[.$A65]);0;IF(EXACT([.$A65];[.K$1]+1);[.J64]+1;[.J64]))" office:value-type="float" office:value="2">
              <text:p>2</text:p>
            </table:table-cell>
            <table:table-cell table:style-name="ce8" table:formula="of:=['Code format'.$C$4]&amp;TEXT([.J65];['Code format'.$B$4])&amp;['Code format'.$D$4]" office:value-type="string" office:string-value="2">
              <text:p>2</text:p>
            </table:table-cell>
            <table:table-cell table:style-name="ce8" table:formula="of:=IF(EXACT([.I64];[.I65]);IF(EXACT([.J64];[.J65]);[.L64];CELL(&quot;Row&quot;;[.L65]));[.I65])" office:value-type="float" office:value="64">
              <text:p>64</text:p>
            </table:table-cell>
            <table:table-cell table:style-name="ce8" table:formula="of:=IF(AND([.$A65]&lt;=[.N$1];[.$A64]&gt;[.$A65]);0;IF(EXACT([.$A65];[.N$1]+1);[.M64]+1;[.M64]))" office:value-type="float" office:value="1">
              <text:p>1</text:p>
            </table:table-cell>
            <table:table-cell table:style-name="ce8" table:formula="of:=['Code format'.$C$5]&amp;TEXT([.M65];['Code format'.$B$5])&amp;['Code format'.$D$5]" office:value-type="string" office:string-value="1">
              <text:p>1</text:p>
            </table:table-cell>
            <table:table-cell table:style-name="ce8" table:formula="of:=IF(EXACT([.L64];[.L65]);IF(EXACT([.M64];[.M65]);[.O64];CELL(&quot;Row&quot;;[.O65]));[.L65])" office:value-type="float" office:value="65">
              <text:p>65</text:p>
            </table:table-cell>
            <table:table-cell table:style-name="ce8" table:formula="of:=IF(AND([.$A65]&lt;=[.Q$1];[.$A64]&gt;[.$A65]);0;IF(EXACT([.$A65];[.Q$1]+1);[.P64]+1;[.P64]))" office:value-type="float" office:value="0">
              <text:p>0</text:p>
            </table:table-cell>
            <table:table-cell table:style-name="ce8" table:formula="of:=['Code format'.$C$6]&amp;TEXT([.P65];['Code format'.$B$6])&amp;['Code format'.$D$6]" office:value-type="string" office:string-value="0">
              <text:p>0</text:p>
            </table:table-cell>
            <table:table-cell table:style-name="ce8" table:formula="of:=IF(EXACT([.O64];[.O65]);IF(EXACT([.P64];[.P65]);[.R64];CELL(&quot;Row&quot;;[.R65]));[.O65])" office:value-type="float" office:value="65">
              <text:p>65</text:p>
            </table:table-cell>
            <table:table-cell table:style-name="ce8" table:formula="of:=IF(AND([.$A65]&lt;=[.T$1];[.$A64]&gt;[.$A65]);0;IF(EXACT([.$A65];[.T$1]+1);[.S64]+1;[.S64]))" office:value-type="float" office:value="0">
              <text:p>0</text:p>
            </table:table-cell>
            <table:table-cell table:style-name="ce8" table:formula="of:=['Code format'.$C$7]&amp;TEXT([.S65];['Code format'.$B$7])&amp;['Code format'.$D$7]" office:value-type="string" office:string-value="0">
              <text:p>0</text:p>
            </table:table-cell>
            <table:table-cell table:style-name="ce8" table:formula="of:=IF(EXACT([.R64];[.R65]);IF(EXACT([.S64];[.S65]);[.U64];CELL(&quot;Row&quot;;[.U65]));[.R65])" office:value-type="float" office:value="65">
              <text:p>65</text:p>
            </table:table-cell>
            <table:table-cell table:style-name="Nivel5" table:formula="of:=CONCATENATE([.E65];[.H65];[.K65];[.N65];[.Q65];[.T65])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132100">
              <text:p>132100</text:p>
            </table:table-cell>
            <table:table-cell table:style-name="ce9" office:value-type="string">
              <text:p>VO</text:p>
            </table:table-cell>
            <table:table-cell table:style-name="ce9" office:value-type="string">
              <text:p>Dep. ac. de mejoras a edificios – Valores originales</text:p>
            </table:table-cell>
            <table:table-cell table:style-name="Nivel5" table:formula="of:=[.X65]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Dep. ac. de mejoras a edificios – Valores originales">
              <text:p>Dep. ac. de mejoras a edificios – Valores originales</text:p>
            </table:table-cell>
            <table:table-cell table:style-name="Datos" table:formula="of:=IF(EXACT([.A65];1);&quot;&quot;;IF(EXACT([.A65];2);INDIRECT(CONCATENATE(&quot;V&quot;;[.C65]));IF(EXACT([.A65];3);INDIRECT(CONCATENATE(&quot;V&quot;;[.F65]));IF(EXACT([.A65];4);INDIRECT(CONCATENATE(&quot;V&quot;;[.I65]));IF(EXACT([.A65];5);INDIRECT(CONCATENATE(&quot;V&quot;;[.L65]));IF(EXACT([.A65];6);INDIRECT(CONCATENATE(&quot;V&quot;;[.O65]));IF(EXACT([.A65];7);INDIRECT(CONCATENATE(&quot;V&quot;;[.R65])))))))))" office:value-type="string" office:string-value="132000">
              <text:p>13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65];7));NOT(EXACT([.AB65];&quot;view&quot;)));AND(EXACT([.A65];7);EXACT([.AB65];&quot;view&quot;))))" office:value-type="float" office:value="1">
              <text:p>1</text:p>
            </table:table-cell>
            <table:table-cell table:style-name="Datos" table:formula="of:=VLOOKUP([.AB65];['account.type'.$A$2:.$I$12];8)" office:value-type="string" office:string-value="view">
              <text:p>view</text:p>
            </table:table-cell>
            <table:table-cell table:style-name="Datos" table:formula="of:=VLOOKUP([.AB6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5];1);CHAR(9)&amp;CHAR(9)&amp;&quot;&lt;record id=&quot;&quot;account_account_template_&quot;&amp;SUBSTITUTE([.AG$1]&amp;[.$V65];&quot;-&quot;;&quot;_&quot;)&amp;&quot;&quot;&quot; model=&quot;&quot;account.account.template&quot;&quot;&gt;&quot;&amp;CHAR(13)&amp;CHAR(9)&amp;CHAR(9)&amp;CHAR(9)&amp;&quot;&lt;field name=&quot;&quot;code&quot;&quot;&gt;&quot;&amp;[.AG$1]&amp;[.$V65]&amp;&quot;&lt;/field&gt;&quot;&amp;CHAR(13)&amp;CHAR(9)&amp;CHAR(9)&amp;CHAR(9)&amp;&quot;&lt;field name=&quot;&quot;name&quot;&quot;&gt;&quot;&amp;[.AG$1]&amp;[.$Y65]&amp;&quot;&lt;/field&gt;&quot;&amp;CHAR(13)&amp;CHAR(9)&amp;CHAR(9)&amp;CHAR(9)&amp;&quot;&lt;field name=&quot;&quot;shortcut&quot;&quot;&gt;&quot;&amp;IF(EXACT([.$W65];&quot;&quot;);&quot;&quot;;[.AG$1]&amp;[.$W65])&amp;&quot;&lt;/field&gt;&quot;&amp;CHAR(13)&amp;CHAR(9)&amp;CHAR(9)&amp;CHAR(9)&amp;&quot;&lt;field name=&quot;&quot;parent_id&quot;&quot; ref=&quot;&quot;&quot;&amp;IF(EXACT([.$Z65];&quot;&quot;);&quot;&quot;;[.AG$1]&amp;[.$Z65])&amp;&quot;&quot;&quot;/&gt;&quot;&amp;CHAR(13)&amp;CHAR(9)&amp;CHAR(9)&amp;CHAR(9)&amp;&quot;&lt;field name=&quot;&quot;user_type&quot;&quot; ref=&quot;&quot;account_account_type_&quot;&amp;[.$AB65]&amp;&quot;&quot;&quot;/&gt;&quot;&amp;CHAR(13)&amp;CHAR(9)&amp;CHAR(9)&amp;CHAR(9)&amp;&quot;&lt;field name=&quot;&quot;currency_id&quot;&quot; ref=&quot;&quot;&quot;&amp;[.AA65]&amp;&quot;&quot;&quot;/&gt;&quot;&amp;CHAR(13)&amp;CHAR(9)&amp;CHAR(9)&amp;CHAR(9)&amp;&quot;&lt;field name=&quot;&quot;type&quot;&quot;&gt;&quot;&amp;[.$AD65]&amp;&quot;&lt;/field&gt;&quot;&amp;CHAR(13)&amp;CHAR(9)&amp;CHAR(9)&amp;CHAR(9)&amp;&quot;&lt;field name=&quot;&quot;reconcile&quot;&quot; eval=&quot;&quot;&quot;&amp;[.$AE65]&amp;&quot;&quot;&quot;/&gt;&quot;&amp;IF(EXACT([.$AF65];&quot;&quot;);&quot;&quot;;CHAR(13)&amp;CHAR(9)&amp;CHAR(9)&amp;CHAR(9)&amp;&quot;&lt;field name=&quot;&quot;tax_ids&quot;&quot;&gt;&quot;&amp;SUBSTITUTE([.$AF6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2100&quot; model=&quot;account.account.template&quot;&gt;&#13;&#9;&#9;&#9;&lt;field name=&quot;code&quot;&gt;0-132100&lt;/field&gt;&#13;&#9;&#9;&#9;&lt;field name=&quot;name&quot;&gt;0-Dep. ac. de mejoras a edificios – Valores originales&lt;/field&gt;&#13;&#9;&#9;&#9;&lt;field name=&quot;shortcut&quot;&gt;0-VO&lt;/field&gt;&#13;&#9;&#9;&#9;&lt;field name=&quot;parent_id&quot; ref=&quot;0-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32100" model="account.account.template"&gt;<text:tab/><text:tab/><text:tab/>&lt;field name="code"&gt;0-132100&lt;/field&gt;<text:tab/><text:tab/><text:tab/>&lt;field name="name"&gt;0-Dep. ac. de mejoras a edificios – Valores originales&lt;/field&gt;<text:tab/><text:tab/><text:tab/>&lt;field name="shortcut"&gt;0-VO&lt;/field&gt;<text:tab/><text:tab/><text:tab/>&lt;field name="parent_id" ref="0-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65];1);CHAR(9)&amp;CHAR(9)&amp;&quot;&lt;record id=&quot;&quot;account_account_template_&quot;&amp;SUBSTITUTE([.AH$1]&amp;[.$V65];&quot;-&quot;;&quot;_&quot;)&amp;&quot;&quot;&quot; model=&quot;&quot;account.account.template&quot;&quot;&gt;&quot;&amp;CHAR(13)&amp;CHAR(9)&amp;CHAR(9)&amp;CHAR(9)&amp;&quot;&lt;field name=&quot;&quot;code&quot;&quot;&gt;&quot;&amp;[.AH$1]&amp;[.$V65]&amp;&quot;&lt;/field&gt;&quot;&amp;CHAR(13)&amp;CHAR(9)&amp;CHAR(9)&amp;CHAR(9)&amp;&quot;&lt;field name=&quot;&quot;name&quot;&quot;&gt;&quot;&amp;[.AH$1]&amp;[.$Y65]&amp;&quot;&lt;/field&gt;&quot;&amp;CHAR(13)&amp;CHAR(9)&amp;CHAR(9)&amp;CHAR(9)&amp;&quot;&lt;field name=&quot;&quot;shortcut&quot;&quot;&gt;&quot;&amp;IF(EXACT([.$W65];&quot;&quot;);&quot;&quot;;[.AH$1]&amp;[.$W65])&amp;&quot;&lt;/field&gt;&quot;&amp;CHAR(13)&amp;CHAR(9)&amp;CHAR(9)&amp;CHAR(9)&amp;&quot;&lt;field name=&quot;&quot;parent_id&quot;&quot; ref=&quot;&quot;&quot;&amp;IF(EXACT([.$Z65];&quot;&quot;);&quot;&quot;;[.AH$1]&amp;[.$Z65])&amp;&quot;&quot;&quot;/&gt;&quot;&amp;CHAR(13)&amp;CHAR(9)&amp;CHAR(9)&amp;CHAR(9)&amp;&quot;&lt;field name=&quot;&quot;user_type&quot;&quot; ref=&quot;&quot;account_account_type_&quot;&amp;[.$AB65]&amp;&quot;&quot;&quot;/&gt;&quot;&amp;CHAR(13)&amp;CHAR(9)&amp;CHAR(9)&amp;CHAR(9)&amp;&quot;&lt;field name=&quot;&quot;currency_id&quot;&quot; ref=&quot;&quot;&quot;&amp;[.AB65]&amp;&quot;&quot;&quot;/&gt;&quot;&amp;CHAR(13)&amp;CHAR(9)&amp;CHAR(9)&amp;CHAR(9)&amp;&quot;&lt;field name=&quot;&quot;type&quot;&quot;&gt;&quot;&amp;[.$AD65]&amp;&quot;&lt;/field&gt;&quot;&amp;CHAR(13)&amp;CHAR(9)&amp;CHAR(9)&amp;CHAR(9)&amp;&quot;&lt;field name=&quot;&quot;reconcile&quot;&quot; eval=&quot;&quot;&quot;&amp;[.$AE65]&amp;&quot;&quot;&quot;/&gt;&quot;&amp;IF(EXACT([.$AF65];&quot;&quot;);&quot;&quot;;CHAR(13)&amp;CHAR(9)&amp;CHAR(9)&amp;CHAR(9)&amp;&quot;&lt;field name=&quot;&quot;tax_ids&quot;&quot;&gt;&quot;&amp;SUBSTITUTE([.$AF6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2100&quot; model=&quot;account.account.template&quot;&gt;&#13;&#9;&#9;&#9;&lt;field name=&quot;code&quot;&gt;1-132100&lt;/field&gt;&#13;&#9;&#9;&#9;&lt;field name=&quot;name&quot;&gt;1-Dep. ac. de mejoras a edificios – Valores originales&lt;/field&gt;&#13;&#9;&#9;&#9;&lt;field name=&quot;shortcut&quot;&gt;1-VO&lt;/field&gt;&#13;&#9;&#9;&#9;&lt;field name=&quot;parent_id&quot; ref=&quot;1-13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32100" model="account.account.template"&gt;<text:tab/><text:tab/><text:tab/>&lt;field name="code"&gt;1-132100&lt;/field&gt;<text:tab/><text:tab/><text:tab/>&lt;field name="name"&gt;1-Dep. ac. de mejoras a edificios – Valores originales&lt;/field&gt;<text:tab/><text:tab/><text:tab/>&lt;field name="shortcut"&gt;1-VO&lt;/field&gt;<text:tab/><text:tab/><text:tab/>&lt;field name="parent_id" ref="1-13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65]&gt;[.A66];[.A65]=[.A66]);[.A65]&lt;&gt;7))" office:value-type="float" office:value="1">
              <text:p>1</text:p>
            </table:table-cell>
            <table:table-cell table:style-name="ce8" table:formula="of:=IF(EXACT([.A66];1);CELL(&quot;Row&quot;;[.C66]);[.C65])" office:value-type="float" office:value="2">
              <text:p>2</text:p>
            </table:table-cell>
            <table:table-cell table:style-name="ce8" table:formula="of:=IF(EXACT([.$A66];1);0;IF(EXACT([.$A66];2);[.D65]+1;[.D65]))" office:value-type="float" office:value="1">
              <text:p>1</text:p>
            </table:table-cell>
            <table:table-cell table:style-name="ce8" table:formula="of:=['Code format'.$C$2]&amp;TEXT([.D66];['Code format'.$B$2])&amp;['Code format'.$D$2]" office:value-type="string" office:string-value="1">
              <text:p>1</text:p>
            </table:table-cell>
            <table:table-cell table:style-name="ce8" table:formula="of:=IF(EXACT([.C65];[.C66]);IF(EXACT([.D65];[.D66]);[.F65];CELL(&quot;Row&quot;;[.F66]));[.C66])" office:value-type="float" office:value="3">
              <text:p>3</text:p>
            </table:table-cell>
            <table:table-cell table:style-name="ce8" table:formula="of:=IF(AND([.$A66]&lt;=[.H$1];[.$A65]&gt;[.$A66]);0;IF(EXACT([.$A66];[.H$1]+1);[.G65]+1;[.G65]))" office:value-type="float" office:value="3">
              <text:p>3</text:p>
            </table:table-cell>
            <table:table-cell table:style-name="ce8" table:formula="of:=['Code format'.$C$3]&amp;TEXT([.G66];['Code format'.$B$3])&amp;['Code format'.$D$3]" office:value-type="string" office:string-value="3">
              <text:p>3</text:p>
            </table:table-cell>
            <table:table-cell table:style-name="ce8" table:formula="of:=IF(EXACT([.F65];[.F66]);IF(EXACT([.G65];[.G66]);[.I65];CELL(&quot;Row&quot;;[.I66]));[.F66])" office:value-type="float" office:value="58">
              <text:p>58</text:p>
            </table:table-cell>
            <table:table-cell table:style-name="ce8" table:formula="of:=IF(AND([.$A66]&lt;=[.K$1];[.$A65]&gt;[.$A66]);0;IF(EXACT([.$A66];[.K$1]+1);[.J65]+1;[.J65]))" office:value-type="float" office:value="2">
              <text:p>2</text:p>
            </table:table-cell>
            <table:table-cell table:style-name="ce8" table:formula="of:=['Code format'.$C$4]&amp;TEXT([.J66];['Code format'.$B$4])&amp;['Code format'.$D$4]" office:value-type="string" office:string-value="2">
              <text:p>2</text:p>
            </table:table-cell>
            <table:table-cell table:style-name="ce8" table:formula="of:=IF(EXACT([.I65];[.I66]);IF(EXACT([.J65];[.J66]);[.L65];CELL(&quot;Row&quot;;[.L66]));[.I66])" office:value-type="float" office:value="64">
              <text:p>64</text:p>
            </table:table-cell>
            <table:table-cell table:style-name="ce8" table:formula="of:=IF(AND([.$A66]&lt;=[.N$1];[.$A65]&gt;[.$A66]);0;IF(EXACT([.$A66];[.N$1]+1);[.M65]+1;[.M65]))" office:value-type="float" office:value="1">
              <text:p>1</text:p>
            </table:table-cell>
            <table:table-cell table:style-name="ce8" table:formula="of:=['Code format'.$C$5]&amp;TEXT([.M66];['Code format'.$B$5])&amp;['Code format'.$D$5]" office:value-type="string" office:string-value="1">
              <text:p>1</text:p>
            </table:table-cell>
            <table:table-cell table:style-name="ce8" table:formula="of:=IF(EXACT([.L65];[.L66]);IF(EXACT([.M65];[.M66]);[.O65];CELL(&quot;Row&quot;;[.O66]));[.L66])" office:value-type="float" office:value="65">
              <text:p>65</text:p>
            </table:table-cell>
            <table:table-cell table:style-name="ce8" table:formula="of:=IF(AND([.$A66]&lt;=[.Q$1];[.$A65]&gt;[.$A66]);0;IF(EXACT([.$A66];[.Q$1]+1);[.P65]+1;[.P65]))" office:value-type="float" office:value="0">
              <text:p>0</text:p>
            </table:table-cell>
            <table:table-cell table:style-name="ce8" table:formula="of:=['Code format'.$C$6]&amp;TEXT([.P66];['Code format'.$B$6])&amp;['Code format'.$D$6]" office:value-type="string" office:string-value="0">
              <text:p>0</text:p>
            </table:table-cell>
            <table:table-cell table:style-name="ce8" table:formula="of:=IF(EXACT([.O65];[.O66]);IF(EXACT([.P65];[.P66]);[.R65];CELL(&quot;Row&quot;;[.R66]));[.O66])" office:value-type="float" office:value="65">
              <text:p>65</text:p>
            </table:table-cell>
            <table:table-cell table:style-name="ce8" table:formula="of:=IF(AND([.$A66]&lt;=[.T$1];[.$A65]&gt;[.$A66]);0;IF(EXACT([.$A66];[.T$1]+1);[.S65]+1;[.S65]))" office:value-type="float" office:value="1">
              <text:p>1</text:p>
            </table:table-cell>
            <table:table-cell table:style-name="ce8" table:formula="of:=['Code format'.$C$7]&amp;TEXT([.S66];['Code format'.$B$7])&amp;['Code format'.$D$7]" office:value-type="string" office:string-value="1">
              <text:p>1</text:p>
            </table:table-cell>
            <table:table-cell table:style-name="ce8" table:formula="of:=IF(EXACT([.R65];[.R66]);IF(EXACT([.S65];[.S66]);[.U65];CELL(&quot;Row&quot;;[.U66]));[.R66])" office:value-type="float" office:value="66">
              <text:p>66</text:p>
            </table:table-cell>
            <table:table-cell table:style-name="Nivel7" table:formula="of:=CONCATENATE([.E66];[.H66];[.K66];[.N66];[.Q66];[.T66])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132101">
              <text:p>132101</text:p>
            </table:table-cell>
            <table:table-cell table:style-name="ce10"/>
            <table:table-cell table:style-name="ce9" office:value-type="string">
              <text:p>Edificio 1</text:p>
            </table:table-cell>
            <table:table-cell table:style-name="Nivel7" table:formula="of:=[.X66]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Edificio 1">
              <text:p>Edificio 1</text:p>
            </table:table-cell>
            <table:table-cell table:style-name="Datos" table:formula="of:=IF(EXACT([.A66];1);&quot;&quot;;IF(EXACT([.A66];2);INDIRECT(CONCATENATE(&quot;V&quot;;[.C66]));IF(EXACT([.A66];3);INDIRECT(CONCATENATE(&quot;V&quot;;[.F66]));IF(EXACT([.A66];4);INDIRECT(CONCATENATE(&quot;V&quot;;[.I66]));IF(EXACT([.A66];5);INDIRECT(CONCATENATE(&quot;V&quot;;[.L66]));IF(EXACT([.A66];6);INDIRECT(CONCATENATE(&quot;V&quot;;[.O66]));IF(EXACT([.A66];7);INDIRECT(CONCATENATE(&quot;V&quot;;[.R66])))))))))" office:value-type="string" office:string-value="132100">
              <text:p>132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_valuation</text:p>
            </table:table-cell>
            <table:table-cell table:style-name="ce6" table:formula="of:=NOT(OR(AND(NOT(EXACT([.A66];7));NOT(EXACT([.AB66];&quot;view&quot;)));AND(EXACT([.A66];7);EXACT([.AB66];&quot;view&quot;))))" office:value-type="float" office:value="1">
              <text:p>1</text:p>
            </table:table-cell>
            <table:table-cell table:style-name="Datos" table:formula="of:=VLOOKUP([.AB66];['account.type'.$A$2:.$I$12];8)" office:value-type="string" office:string-value="other">
              <text:p>other</text:p>
            </table:table-cell>
            <table:table-cell table:style-name="Datos" table:formula="of:=VLOOKUP([.AB66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6];1);CHAR(9)&amp;CHAR(9)&amp;&quot;&lt;record id=&quot;&quot;account_account_template_&quot;&amp;SUBSTITUTE([.AG$1]&amp;[.$V66];&quot;-&quot;;&quot;_&quot;)&amp;&quot;&quot;&quot; model=&quot;&quot;account.account.template&quot;&quot;&gt;&quot;&amp;CHAR(13)&amp;CHAR(9)&amp;CHAR(9)&amp;CHAR(9)&amp;&quot;&lt;field name=&quot;&quot;code&quot;&quot;&gt;&quot;&amp;[.AG$1]&amp;[.$V66]&amp;&quot;&lt;/field&gt;&quot;&amp;CHAR(13)&amp;CHAR(9)&amp;CHAR(9)&amp;CHAR(9)&amp;&quot;&lt;field name=&quot;&quot;name&quot;&quot;&gt;&quot;&amp;[.AG$1]&amp;[.$Y66]&amp;&quot;&lt;/field&gt;&quot;&amp;CHAR(13)&amp;CHAR(9)&amp;CHAR(9)&amp;CHAR(9)&amp;&quot;&lt;field name=&quot;&quot;shortcut&quot;&quot;&gt;&quot;&amp;IF(EXACT([.$W66];&quot;&quot;);&quot;&quot;;[.AG$1]&amp;[.$W66])&amp;&quot;&lt;/field&gt;&quot;&amp;CHAR(13)&amp;CHAR(9)&amp;CHAR(9)&amp;CHAR(9)&amp;&quot;&lt;field name=&quot;&quot;parent_id&quot;&quot; ref=&quot;&quot;&quot;&amp;IF(EXACT([.$Z66];&quot;&quot;);&quot;&quot;;[.AG$1]&amp;[.$Z66])&amp;&quot;&quot;&quot;/&gt;&quot;&amp;CHAR(13)&amp;CHAR(9)&amp;CHAR(9)&amp;CHAR(9)&amp;&quot;&lt;field name=&quot;&quot;user_type&quot;&quot; ref=&quot;&quot;account_account_type_&quot;&amp;[.$AB66]&amp;&quot;&quot;&quot;/&gt;&quot;&amp;CHAR(13)&amp;CHAR(9)&amp;CHAR(9)&amp;CHAR(9)&amp;&quot;&lt;field name=&quot;&quot;currency_id&quot;&quot; ref=&quot;&quot;&quot;&amp;[.AA66]&amp;&quot;&quot;&quot;/&gt;&quot;&amp;CHAR(13)&amp;CHAR(9)&amp;CHAR(9)&amp;CHAR(9)&amp;&quot;&lt;field name=&quot;&quot;type&quot;&quot;&gt;&quot;&amp;[.$AD66]&amp;&quot;&lt;/field&gt;&quot;&amp;CHAR(13)&amp;CHAR(9)&amp;CHAR(9)&amp;CHAR(9)&amp;&quot;&lt;field name=&quot;&quot;reconcile&quot;&quot; eval=&quot;&quot;&quot;&amp;[.$AE66]&amp;&quot;&quot;&quot;/&gt;&quot;&amp;IF(EXACT([.$AF66];&quot;&quot;);&quot;&quot;;CHAR(13)&amp;CHAR(9)&amp;CHAR(9)&amp;CHAR(9)&amp;&quot;&lt;field name=&quot;&quot;tax_ids&quot;&quot;&gt;&quot;&amp;SUBSTITUTE([.$AF6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2101&quot; model=&quot;account.account.template&quot;&gt;&#13;&#9;&#9;&#9;&lt;field name=&quot;code&quot;&gt;0-132101&lt;/field&gt;&#13;&#9;&#9;&#9;&lt;field name=&quot;name&quot;&gt;0-Edificio 1&lt;/field&gt;&#13;&#9;&#9;&#9;&lt;field name=&quot;shortcut&quot;&gt;&lt;/field&gt;&#13;&#9;&#9;&#9;&lt;field name=&quot;parent_id&quot; ref=&quot;0-1321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32101" model="account.account.template"&gt;<text:tab/><text:tab/><text:tab/>&lt;field name="code"&gt;0-132101&lt;/field&gt;<text:tab/><text:tab/><text:tab/>&lt;field name="name"&gt;0-Edificio 1&lt;/field&gt;<text:tab/><text:tab/><text:tab/>&lt;field name="shortcut"&gt;&lt;/field&gt;<text:tab/><text:tab/><text:tab/>&lt;field name="parent_id" ref="0-1321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66];1);CHAR(9)&amp;CHAR(9)&amp;&quot;&lt;record id=&quot;&quot;account_account_template_&quot;&amp;SUBSTITUTE([.AH$1]&amp;[.$V66];&quot;-&quot;;&quot;_&quot;)&amp;&quot;&quot;&quot; model=&quot;&quot;account.account.template&quot;&quot;&gt;&quot;&amp;CHAR(13)&amp;CHAR(9)&amp;CHAR(9)&amp;CHAR(9)&amp;&quot;&lt;field name=&quot;&quot;code&quot;&quot;&gt;&quot;&amp;[.AH$1]&amp;[.$V66]&amp;&quot;&lt;/field&gt;&quot;&amp;CHAR(13)&amp;CHAR(9)&amp;CHAR(9)&amp;CHAR(9)&amp;&quot;&lt;field name=&quot;&quot;name&quot;&quot;&gt;&quot;&amp;[.AH$1]&amp;[.$Y66]&amp;&quot;&lt;/field&gt;&quot;&amp;CHAR(13)&amp;CHAR(9)&amp;CHAR(9)&amp;CHAR(9)&amp;&quot;&lt;field name=&quot;&quot;shortcut&quot;&quot;&gt;&quot;&amp;IF(EXACT([.$W66];&quot;&quot;);&quot;&quot;;[.AH$1]&amp;[.$W66])&amp;&quot;&lt;/field&gt;&quot;&amp;CHAR(13)&amp;CHAR(9)&amp;CHAR(9)&amp;CHAR(9)&amp;&quot;&lt;field name=&quot;&quot;parent_id&quot;&quot; ref=&quot;&quot;&quot;&amp;IF(EXACT([.$Z66];&quot;&quot;);&quot;&quot;;[.AH$1]&amp;[.$Z66])&amp;&quot;&quot;&quot;/&gt;&quot;&amp;CHAR(13)&amp;CHAR(9)&amp;CHAR(9)&amp;CHAR(9)&amp;&quot;&lt;field name=&quot;&quot;user_type&quot;&quot; ref=&quot;&quot;account_account_type_&quot;&amp;[.$AB66]&amp;&quot;&quot;&quot;/&gt;&quot;&amp;CHAR(13)&amp;CHAR(9)&amp;CHAR(9)&amp;CHAR(9)&amp;&quot;&lt;field name=&quot;&quot;currency_id&quot;&quot; ref=&quot;&quot;&quot;&amp;[.AB66]&amp;&quot;&quot;&quot;/&gt;&quot;&amp;CHAR(13)&amp;CHAR(9)&amp;CHAR(9)&amp;CHAR(9)&amp;&quot;&lt;field name=&quot;&quot;type&quot;&quot;&gt;&quot;&amp;[.$AD66]&amp;&quot;&lt;/field&gt;&quot;&amp;CHAR(13)&amp;CHAR(9)&amp;CHAR(9)&amp;CHAR(9)&amp;&quot;&lt;field name=&quot;&quot;reconcile&quot;&quot; eval=&quot;&quot;&quot;&amp;[.$AE66]&amp;&quot;&quot;&quot;/&gt;&quot;&amp;IF(EXACT([.$AF66];&quot;&quot;);&quot;&quot;;CHAR(13)&amp;CHAR(9)&amp;CHAR(9)&amp;CHAR(9)&amp;&quot;&lt;field name=&quot;&quot;tax_ids&quot;&quot;&gt;&quot;&amp;SUBSTITUTE([.$AF6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2101&quot; model=&quot;account.account.template&quot;&gt;&#13;&#9;&#9;&#9;&lt;field name=&quot;code&quot;&gt;1-132101&lt;/field&gt;&#13;&#9;&#9;&#9;&lt;field name=&quot;name&quot;&gt;1-Edificio 1&lt;/field&gt;&#13;&#9;&#9;&#9;&lt;field name=&quot;shortcut&quot;&gt;&lt;/field&gt;&#13;&#9;&#9;&#9;&lt;field name=&quot;parent_id&quot; ref=&quot;1-132100&quot;/&gt;&#13;&#9;&#9;&#9;&lt;field name=&quot;user_type&quot; ref=&quot;account_account_type_asset_valuation&quot;/&gt;&#13;&#9;&#9;&#9;&lt;field name=&quot;currency_id&quot; ref=&quot;asset_valuation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32101" model="account.account.template"&gt;<text:tab/><text:tab/><text:tab/>&lt;field name="code"&gt;1-132101&lt;/field&gt;<text:tab/><text:tab/><text:tab/>&lt;field name="name"&gt;1-Edificio 1&lt;/field&gt;<text:tab/><text:tab/><text:tab/>&lt;field name="shortcut"&gt;&lt;/field&gt;<text:tab/><text:tab/><text:tab/>&lt;field name="parent_id" ref="1-132100"/&gt;<text:tab/><text:tab/><text:tab/>&lt;field name="user_type" ref="account_account_type_asset_valuation"/&gt;<text:tab/><text:tab/><text:tab/>&lt;field name="currency_id" ref="asset_valuation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66]&gt;[.A67];[.A66]=[.A67]);[.A66]&lt;&gt;7))" office:value-type="float" office:value="1">
              <text:p>1</text:p>
            </table:table-cell>
            <table:table-cell table:style-name="ce8" table:formula="of:=IF(EXACT([.A67];1);CELL(&quot;Row&quot;;[.C67]);[.C66])" office:value-type="float" office:value="2">
              <text:p>2</text:p>
            </table:table-cell>
            <table:table-cell table:style-name="ce8" table:formula="of:=IF(EXACT([.$A67];1);0;IF(EXACT([.$A67];2);[.D66]+1;[.D66]))" office:value-type="float" office:value="1">
              <text:p>1</text:p>
            </table:table-cell>
            <table:table-cell table:style-name="ce8" table:formula="of:=['Code format'.$C$2]&amp;TEXT([.D67];['Code format'.$B$2])&amp;['Code format'.$D$2]" office:value-type="string" office:string-value="1">
              <text:p>1</text:p>
            </table:table-cell>
            <table:table-cell table:style-name="ce8" table:formula="of:=IF(EXACT([.C66];[.C67]);IF(EXACT([.D66];[.D67]);[.F66];CELL(&quot;Row&quot;;[.F67]));[.C67])" office:value-type="float" office:value="3">
              <text:p>3</text:p>
            </table:table-cell>
            <table:table-cell table:style-name="ce8" table:formula="of:=IF(AND([.$A67]&lt;=[.H$1];[.$A66]&gt;[.$A67]);0;IF(EXACT([.$A67];[.H$1]+1);[.G66]+1;[.G66]))" office:value-type="float" office:value="3">
              <text:p>3</text:p>
            </table:table-cell>
            <table:table-cell table:style-name="ce8" table:formula="of:=['Code format'.$C$3]&amp;TEXT([.G67];['Code format'.$B$3])&amp;['Code format'.$D$3]" office:value-type="string" office:string-value="3">
              <text:p>3</text:p>
            </table:table-cell>
            <table:table-cell table:style-name="ce8" table:formula="of:=IF(EXACT([.F66];[.F67]);IF(EXACT([.G66];[.G67]);[.I66];CELL(&quot;Row&quot;;[.I67]));[.F67])" office:value-type="float" office:value="58">
              <text:p>58</text:p>
            </table:table-cell>
            <table:table-cell table:style-name="ce8" table:formula="of:=IF(AND([.$A67]&lt;=[.K$1];[.$A66]&gt;[.$A67]);0;IF(EXACT([.$A67];[.K$1]+1);[.J66]+1;[.J66]))" office:value-type="float" office:value="2">
              <text:p>2</text:p>
            </table:table-cell>
            <table:table-cell table:style-name="ce8" table:formula="of:=['Code format'.$C$4]&amp;TEXT([.J67];['Code format'.$B$4])&amp;['Code format'.$D$4]" office:value-type="string" office:string-value="2">
              <text:p>2</text:p>
            </table:table-cell>
            <table:table-cell table:style-name="ce8" table:formula="of:=IF(EXACT([.I66];[.I67]);IF(EXACT([.J66];[.J67]);[.L66];CELL(&quot;Row&quot;;[.L67]));[.I67])" office:value-type="float" office:value="64">
              <text:p>64</text:p>
            </table:table-cell>
            <table:table-cell table:style-name="ce8" table:formula="of:=IF(AND([.$A67]&lt;=[.N$1];[.$A66]&gt;[.$A67]);0;IF(EXACT([.$A67];[.N$1]+1);[.M66]+1;[.M66]))" office:value-type="float" office:value="2">
              <text:p>2</text:p>
            </table:table-cell>
            <table:table-cell table:style-name="ce8" table:formula="of:=['Code format'.$C$5]&amp;TEXT([.M67];['Code format'.$B$5])&amp;['Code format'.$D$5]" office:value-type="string" office:string-value="2">
              <text:p>2</text:p>
            </table:table-cell>
            <table:table-cell table:style-name="ce8" table:formula="of:=IF(EXACT([.L66];[.L67]);IF(EXACT([.M66];[.M67]);[.O66];CELL(&quot;Row&quot;;[.O67]));[.L67])" office:value-type="float" office:value="67">
              <text:p>67</text:p>
            </table:table-cell>
            <table:table-cell table:style-name="ce8" table:formula="of:=IF(AND([.$A67]&lt;=[.Q$1];[.$A66]&gt;[.$A67]);0;IF(EXACT([.$A67];[.Q$1]+1);[.P66]+1;[.P66]))" office:value-type="float" office:value="0">
              <text:p>0</text:p>
            </table:table-cell>
            <table:table-cell table:style-name="ce8" table:formula="of:=['Code format'.$C$6]&amp;TEXT([.P67];['Code format'.$B$6])&amp;['Code format'.$D$6]" office:value-type="string" office:string-value="0">
              <text:p>0</text:p>
            </table:table-cell>
            <table:table-cell table:style-name="ce8" table:formula="of:=IF(EXACT([.O66];[.O67]);IF(EXACT([.P66];[.P67]);[.R66];CELL(&quot;Row&quot;;[.R67]));[.O67])" office:value-type="float" office:value="67">
              <text:p>67</text:p>
            </table:table-cell>
            <table:table-cell table:style-name="ce8" table:formula="of:=IF(AND([.$A67]&lt;=[.T$1];[.$A66]&gt;[.$A67]);0;IF(EXACT([.$A67];[.T$1]+1);[.S66]+1;[.S66]))" office:value-type="float" office:value="0">
              <text:p>0</text:p>
            </table:table-cell>
            <table:table-cell table:style-name="ce8" table:formula="of:=['Code format'.$C$7]&amp;TEXT([.S67];['Code format'.$B$7])&amp;['Code format'.$D$7]" office:value-type="string" office:string-value="0">
              <text:p>0</text:p>
            </table:table-cell>
            <table:table-cell table:style-name="ce8" table:formula="of:=IF(EXACT([.R66];[.R67]);IF(EXACT([.S66];[.S67]);[.U66];CELL(&quot;Row&quot;;[.U67]));[.R67])" office:value-type="float" office:value="67">
              <text:p>67</text:p>
            </table:table-cell>
            <table:table-cell table:style-name="Nivel5" table:formula="of:=CONCATENATE([.E67];[.H67];[.K67];[.N67];[.Q67];[.T67])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132200">
              <text:p>132200</text:p>
            </table:table-cell>
            <table:table-cell table:style-name="ce9" office:value-type="string">
              <text:p>Rev</text:p>
            </table:table-cell>
            <table:table-cell table:style-name="ce9" office:value-type="string">
              <text:p>Dep. ac. de mejoras a edificios – Revaluaciones</text:p>
            </table:table-cell>
            <table:table-cell table:style-name="Nivel5" table:formula="of:=[.X67]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Dep. ac. de mejoras a edificios – Revaluaciones">
              <text:p>Dep. ac. de mejoras a edificios – Revaluaciones</text:p>
            </table:table-cell>
            <table:table-cell table:style-name="Datos" table:formula="of:=IF(EXACT([.A67];1);&quot;&quot;;IF(EXACT([.A67];2);INDIRECT(CONCATENATE(&quot;V&quot;;[.C67]));IF(EXACT([.A67];3);INDIRECT(CONCATENATE(&quot;V&quot;;[.F67]));IF(EXACT([.A67];4);INDIRECT(CONCATENATE(&quot;V&quot;;[.I67]));IF(EXACT([.A67];5);INDIRECT(CONCATENATE(&quot;V&quot;;[.L67]));IF(EXACT([.A67];6);INDIRECT(CONCATENATE(&quot;V&quot;;[.O67]));IF(EXACT([.A67];7);INDIRECT(CONCATENATE(&quot;V&quot;;[.R67])))))))))" office:value-type="string" office:string-value="132000">
              <text:p>13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67];7));NOT(EXACT([.AB67];&quot;view&quot;)));AND(EXACT([.A67];7);EXACT([.AB67];&quot;view&quot;))))" office:value-type="float" office:value="1">
              <text:p>1</text:p>
            </table:table-cell>
            <table:table-cell table:style-name="Datos" table:formula="of:=VLOOKUP([.AB67];['account.type'.$A$2:.$I$12];8)" office:value-type="string" office:string-value="view">
              <text:p>view</text:p>
            </table:table-cell>
            <table:table-cell table:style-name="Datos" table:formula="of:=VLOOKUP([.AB6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7];1);CHAR(9)&amp;CHAR(9)&amp;&quot;&lt;record id=&quot;&quot;account_account_template_&quot;&amp;SUBSTITUTE([.AG$1]&amp;[.$V67];&quot;-&quot;;&quot;_&quot;)&amp;&quot;&quot;&quot; model=&quot;&quot;account.account.template&quot;&quot;&gt;&quot;&amp;CHAR(13)&amp;CHAR(9)&amp;CHAR(9)&amp;CHAR(9)&amp;&quot;&lt;field name=&quot;&quot;code&quot;&quot;&gt;&quot;&amp;[.AG$1]&amp;[.$V67]&amp;&quot;&lt;/field&gt;&quot;&amp;CHAR(13)&amp;CHAR(9)&amp;CHAR(9)&amp;CHAR(9)&amp;&quot;&lt;field name=&quot;&quot;name&quot;&quot;&gt;&quot;&amp;[.AG$1]&amp;[.$Y67]&amp;&quot;&lt;/field&gt;&quot;&amp;CHAR(13)&amp;CHAR(9)&amp;CHAR(9)&amp;CHAR(9)&amp;&quot;&lt;field name=&quot;&quot;shortcut&quot;&quot;&gt;&quot;&amp;IF(EXACT([.$W67];&quot;&quot;);&quot;&quot;;[.AG$1]&amp;[.$W67])&amp;&quot;&lt;/field&gt;&quot;&amp;CHAR(13)&amp;CHAR(9)&amp;CHAR(9)&amp;CHAR(9)&amp;&quot;&lt;field name=&quot;&quot;parent_id&quot;&quot; ref=&quot;&quot;&quot;&amp;IF(EXACT([.$Z67];&quot;&quot;);&quot;&quot;;[.AG$1]&amp;[.$Z67])&amp;&quot;&quot;&quot;/&gt;&quot;&amp;CHAR(13)&amp;CHAR(9)&amp;CHAR(9)&amp;CHAR(9)&amp;&quot;&lt;field name=&quot;&quot;user_type&quot;&quot; ref=&quot;&quot;account_account_type_&quot;&amp;[.$AB67]&amp;&quot;&quot;&quot;/&gt;&quot;&amp;CHAR(13)&amp;CHAR(9)&amp;CHAR(9)&amp;CHAR(9)&amp;&quot;&lt;field name=&quot;&quot;currency_id&quot;&quot; ref=&quot;&quot;&quot;&amp;[.AA67]&amp;&quot;&quot;&quot;/&gt;&quot;&amp;CHAR(13)&amp;CHAR(9)&amp;CHAR(9)&amp;CHAR(9)&amp;&quot;&lt;field name=&quot;&quot;type&quot;&quot;&gt;&quot;&amp;[.$AD67]&amp;&quot;&lt;/field&gt;&quot;&amp;CHAR(13)&amp;CHAR(9)&amp;CHAR(9)&amp;CHAR(9)&amp;&quot;&lt;field name=&quot;&quot;reconcile&quot;&quot; eval=&quot;&quot;&quot;&amp;[.$AE67]&amp;&quot;&quot;&quot;/&gt;&quot;&amp;IF(EXACT([.$AF67];&quot;&quot;);&quot;&quot;;CHAR(13)&amp;CHAR(9)&amp;CHAR(9)&amp;CHAR(9)&amp;&quot;&lt;field name=&quot;&quot;tax_ids&quot;&quot;&gt;&quot;&amp;SUBSTITUTE([.$AF6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2200&quot; model=&quot;account.account.template&quot;&gt;&#13;&#9;&#9;&#9;&lt;field name=&quot;code&quot;&gt;0-132200&lt;/field&gt;&#13;&#9;&#9;&#9;&lt;field name=&quot;name&quot;&gt;0-Dep. ac. de mejoras a edificios – Revaluaciones&lt;/field&gt;&#13;&#9;&#9;&#9;&lt;field name=&quot;shortcut&quot;&gt;0-Rev&lt;/field&gt;&#13;&#9;&#9;&#9;&lt;field name=&quot;parent_id&quot; ref=&quot;0-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32200" model="account.account.template"&gt;<text:tab/><text:tab/><text:tab/>&lt;field name="code"&gt;0-132200&lt;/field&gt;<text:tab/><text:tab/><text:tab/>&lt;field name="name"&gt;0-Dep. ac. de mejoras a edificios – Revaluaciones&lt;/field&gt;<text:tab/><text:tab/><text:tab/>&lt;field name="shortcut"&gt;0-Rev&lt;/field&gt;<text:tab/><text:tab/><text:tab/>&lt;field name="parent_id" ref="0-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67];1);CHAR(9)&amp;CHAR(9)&amp;&quot;&lt;record id=&quot;&quot;account_account_template_&quot;&amp;SUBSTITUTE([.AH$1]&amp;[.$V67];&quot;-&quot;;&quot;_&quot;)&amp;&quot;&quot;&quot; model=&quot;&quot;account.account.template&quot;&quot;&gt;&quot;&amp;CHAR(13)&amp;CHAR(9)&amp;CHAR(9)&amp;CHAR(9)&amp;&quot;&lt;field name=&quot;&quot;code&quot;&quot;&gt;&quot;&amp;[.AH$1]&amp;[.$V67]&amp;&quot;&lt;/field&gt;&quot;&amp;CHAR(13)&amp;CHAR(9)&amp;CHAR(9)&amp;CHAR(9)&amp;&quot;&lt;field name=&quot;&quot;name&quot;&quot;&gt;&quot;&amp;[.AH$1]&amp;[.$Y67]&amp;&quot;&lt;/field&gt;&quot;&amp;CHAR(13)&amp;CHAR(9)&amp;CHAR(9)&amp;CHAR(9)&amp;&quot;&lt;field name=&quot;&quot;shortcut&quot;&quot;&gt;&quot;&amp;IF(EXACT([.$W67];&quot;&quot;);&quot;&quot;;[.AH$1]&amp;[.$W67])&amp;&quot;&lt;/field&gt;&quot;&amp;CHAR(13)&amp;CHAR(9)&amp;CHAR(9)&amp;CHAR(9)&amp;&quot;&lt;field name=&quot;&quot;parent_id&quot;&quot; ref=&quot;&quot;&quot;&amp;IF(EXACT([.$Z67];&quot;&quot;);&quot;&quot;;[.AH$1]&amp;[.$Z67])&amp;&quot;&quot;&quot;/&gt;&quot;&amp;CHAR(13)&amp;CHAR(9)&amp;CHAR(9)&amp;CHAR(9)&amp;&quot;&lt;field name=&quot;&quot;user_type&quot;&quot; ref=&quot;&quot;account_account_type_&quot;&amp;[.$AB67]&amp;&quot;&quot;&quot;/&gt;&quot;&amp;CHAR(13)&amp;CHAR(9)&amp;CHAR(9)&amp;CHAR(9)&amp;&quot;&lt;field name=&quot;&quot;currency_id&quot;&quot; ref=&quot;&quot;&quot;&amp;[.AB67]&amp;&quot;&quot;&quot;/&gt;&quot;&amp;CHAR(13)&amp;CHAR(9)&amp;CHAR(9)&amp;CHAR(9)&amp;&quot;&lt;field name=&quot;&quot;type&quot;&quot;&gt;&quot;&amp;[.$AD67]&amp;&quot;&lt;/field&gt;&quot;&amp;CHAR(13)&amp;CHAR(9)&amp;CHAR(9)&amp;CHAR(9)&amp;&quot;&lt;field name=&quot;&quot;reconcile&quot;&quot; eval=&quot;&quot;&quot;&amp;[.$AE67]&amp;&quot;&quot;&quot;/&gt;&quot;&amp;IF(EXACT([.$AF67];&quot;&quot;);&quot;&quot;;CHAR(13)&amp;CHAR(9)&amp;CHAR(9)&amp;CHAR(9)&amp;&quot;&lt;field name=&quot;&quot;tax_ids&quot;&quot;&gt;&quot;&amp;SUBSTITUTE([.$AF6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2200&quot; model=&quot;account.account.template&quot;&gt;&#13;&#9;&#9;&#9;&lt;field name=&quot;code&quot;&gt;1-132200&lt;/field&gt;&#13;&#9;&#9;&#9;&lt;field name=&quot;name&quot;&gt;1-Dep. ac. de mejoras a edificios – Revaluaciones&lt;/field&gt;&#13;&#9;&#9;&#9;&lt;field name=&quot;shortcut&quot;&gt;1-Rev&lt;/field&gt;&#13;&#9;&#9;&#9;&lt;field name=&quot;parent_id&quot; ref=&quot;1-13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32200" model="account.account.template"&gt;<text:tab/><text:tab/><text:tab/>&lt;field name="code"&gt;1-132200&lt;/field&gt;<text:tab/><text:tab/><text:tab/>&lt;field name="name"&gt;1-Dep. ac. de mejoras a edificios – Revaluaciones&lt;/field&gt;<text:tab/><text:tab/><text:tab/>&lt;field name="shortcut"&gt;1-Rev&lt;/field&gt;<text:tab/><text:tab/><text:tab/>&lt;field name="parent_id" ref="1-13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67]&gt;[.A68];[.A67]=[.A68]);[.A67]&lt;&gt;7))" office:value-type="float" office:value="1">
              <text:p>1</text:p>
            </table:table-cell>
            <table:table-cell table:style-name="ce8" table:formula="of:=IF(EXACT([.A68];1);CELL(&quot;Row&quot;;[.C68]);[.C67])" office:value-type="float" office:value="2">
              <text:p>2</text:p>
            </table:table-cell>
            <table:table-cell table:style-name="ce8" table:formula="of:=IF(EXACT([.$A68];1);0;IF(EXACT([.$A68];2);[.D67]+1;[.D67]))" office:value-type="float" office:value="1">
              <text:p>1</text:p>
            </table:table-cell>
            <table:table-cell table:style-name="ce8" table:formula="of:=['Code format'.$C$2]&amp;TEXT([.D68];['Code format'.$B$2])&amp;['Code format'.$D$2]" office:value-type="string" office:string-value="1">
              <text:p>1</text:p>
            </table:table-cell>
            <table:table-cell table:style-name="ce8" table:formula="of:=IF(EXACT([.C67];[.C68]);IF(EXACT([.D67];[.D68]);[.F67];CELL(&quot;Row&quot;;[.F68]));[.C68])" office:value-type="float" office:value="3">
              <text:p>3</text:p>
            </table:table-cell>
            <table:table-cell table:style-name="ce8" table:formula="of:=IF(AND([.$A68]&lt;=[.H$1];[.$A67]&gt;[.$A68]);0;IF(EXACT([.$A68];[.H$1]+1);[.G67]+1;[.G67]))" office:value-type="float" office:value="3">
              <text:p>3</text:p>
            </table:table-cell>
            <table:table-cell table:style-name="ce8" table:formula="of:=['Code format'.$C$3]&amp;TEXT([.G68];['Code format'.$B$3])&amp;['Code format'.$D$3]" office:value-type="string" office:string-value="3">
              <text:p>3</text:p>
            </table:table-cell>
            <table:table-cell table:style-name="ce8" table:formula="of:=IF(EXACT([.F67];[.F68]);IF(EXACT([.G67];[.G68]);[.I67];CELL(&quot;Row&quot;;[.I68]));[.F68])" office:value-type="float" office:value="58">
              <text:p>58</text:p>
            </table:table-cell>
            <table:table-cell table:style-name="ce8" table:formula="of:=IF(AND([.$A68]&lt;=[.K$1];[.$A67]&gt;[.$A68]);0;IF(EXACT([.$A68];[.K$1]+1);[.J67]+1;[.J67]))" office:value-type="float" office:value="2">
              <text:p>2</text:p>
            </table:table-cell>
            <table:table-cell table:style-name="ce8" table:formula="of:=['Code format'.$C$4]&amp;TEXT([.J68];['Code format'.$B$4])&amp;['Code format'.$D$4]" office:value-type="string" office:string-value="2">
              <text:p>2</text:p>
            </table:table-cell>
            <table:table-cell table:style-name="ce8" table:formula="of:=IF(EXACT([.I67];[.I68]);IF(EXACT([.J67];[.J68]);[.L67];CELL(&quot;Row&quot;;[.L68]));[.I68])" office:value-type="float" office:value="64">
              <text:p>64</text:p>
            </table:table-cell>
            <table:table-cell table:style-name="ce8" table:formula="of:=IF(AND([.$A68]&lt;=[.N$1];[.$A67]&gt;[.$A68]);0;IF(EXACT([.$A68];[.N$1]+1);[.M67]+1;[.M67]))" office:value-type="float" office:value="2">
              <text:p>2</text:p>
            </table:table-cell>
            <table:table-cell table:style-name="ce8" table:formula="of:=['Code format'.$C$5]&amp;TEXT([.M68];['Code format'.$B$5])&amp;['Code format'.$D$5]" office:value-type="string" office:string-value="2">
              <text:p>2</text:p>
            </table:table-cell>
            <table:table-cell table:style-name="ce8" table:formula="of:=IF(EXACT([.L67];[.L68]);IF(EXACT([.M67];[.M68]);[.O67];CELL(&quot;Row&quot;;[.O68]));[.L68])" office:value-type="float" office:value="67">
              <text:p>67</text:p>
            </table:table-cell>
            <table:table-cell table:style-name="ce8" table:formula="of:=IF(AND([.$A68]&lt;=[.Q$1];[.$A67]&gt;[.$A68]);0;IF(EXACT([.$A68];[.Q$1]+1);[.P67]+1;[.P67]))" office:value-type="float" office:value="0">
              <text:p>0</text:p>
            </table:table-cell>
            <table:table-cell table:style-name="ce8" table:formula="of:=['Code format'.$C$6]&amp;TEXT([.P68];['Code format'.$B$6])&amp;['Code format'.$D$6]" office:value-type="string" office:string-value="0">
              <text:p>0</text:p>
            </table:table-cell>
            <table:table-cell table:style-name="ce8" table:formula="of:=IF(EXACT([.O67];[.O68]);IF(EXACT([.P67];[.P68]);[.R67];CELL(&quot;Row&quot;;[.R68]));[.O68])" office:value-type="float" office:value="67">
              <text:p>67</text:p>
            </table:table-cell>
            <table:table-cell table:style-name="ce8" table:formula="of:=IF(AND([.$A68]&lt;=[.T$1];[.$A67]&gt;[.$A68]);0;IF(EXACT([.$A68];[.T$1]+1);[.S67]+1;[.S67]))" office:value-type="float" office:value="1">
              <text:p>1</text:p>
            </table:table-cell>
            <table:table-cell table:style-name="ce8" table:formula="of:=['Code format'.$C$7]&amp;TEXT([.S68];['Code format'.$B$7])&amp;['Code format'.$D$7]" office:value-type="string" office:string-value="1">
              <text:p>1</text:p>
            </table:table-cell>
            <table:table-cell table:style-name="ce8" table:formula="of:=IF(EXACT([.R67];[.R68]);IF(EXACT([.S67];[.S68]);[.U67];CELL(&quot;Row&quot;;[.U68]));[.R68])" office:value-type="float" office:value="68">
              <text:p>68</text:p>
            </table:table-cell>
            <table:table-cell table:style-name="Nivel7" table:formula="of:=CONCATENATE([.E68];[.H68];[.K68];[.N68];[.Q68];[.T68])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132201">
              <text:p>132201</text:p>
            </table:table-cell>
            <table:table-cell table:style-name="ce10"/>
            <table:table-cell table:style-name="ce9" office:value-type="string">
              <text:p>Edificio 1</text:p>
            </table:table-cell>
            <table:table-cell table:style-name="Nivel7" table:formula="of:=[.X68]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Edificio 1">
              <text:p>Edificio 1</text:p>
            </table:table-cell>
            <table:table-cell table:style-name="Datos" table:formula="of:=IF(EXACT([.A68];1);&quot;&quot;;IF(EXACT([.A68];2);INDIRECT(CONCATENATE(&quot;V&quot;;[.C68]));IF(EXACT([.A68];3);INDIRECT(CONCATENATE(&quot;V&quot;;[.F68]));IF(EXACT([.A68];4);INDIRECT(CONCATENATE(&quot;V&quot;;[.I68]));IF(EXACT([.A68];5);INDIRECT(CONCATENATE(&quot;V&quot;;[.L68]));IF(EXACT([.A68];6);INDIRECT(CONCATENATE(&quot;V&quot;;[.O68]));IF(EXACT([.A68];7);INDIRECT(CONCATENATE(&quot;V&quot;;[.R68])))))))))" office:value-type="string" office:string-value="132200">
              <text:p>132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_valuation</text:p>
            </table:table-cell>
            <table:table-cell table:style-name="ce6" table:formula="of:=NOT(OR(AND(NOT(EXACT([.A68];7));NOT(EXACT([.AB68];&quot;view&quot;)));AND(EXACT([.A68];7);EXACT([.AB68];&quot;view&quot;))))" office:value-type="float" office:value="1">
              <text:p>1</text:p>
            </table:table-cell>
            <table:table-cell table:style-name="Datos" table:formula="of:=VLOOKUP([.AB68];['account.type'.$A$2:.$I$12];8)" office:value-type="string" office:string-value="other">
              <text:p>other</text:p>
            </table:table-cell>
            <table:table-cell table:style-name="Datos" table:formula="of:=VLOOKUP([.AB68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8];1);CHAR(9)&amp;CHAR(9)&amp;&quot;&lt;record id=&quot;&quot;account_account_template_&quot;&amp;SUBSTITUTE([.AG$1]&amp;[.$V68];&quot;-&quot;;&quot;_&quot;)&amp;&quot;&quot;&quot; model=&quot;&quot;account.account.template&quot;&quot;&gt;&quot;&amp;CHAR(13)&amp;CHAR(9)&amp;CHAR(9)&amp;CHAR(9)&amp;&quot;&lt;field name=&quot;&quot;code&quot;&quot;&gt;&quot;&amp;[.AG$1]&amp;[.$V68]&amp;&quot;&lt;/field&gt;&quot;&amp;CHAR(13)&amp;CHAR(9)&amp;CHAR(9)&amp;CHAR(9)&amp;&quot;&lt;field name=&quot;&quot;name&quot;&quot;&gt;&quot;&amp;[.AG$1]&amp;[.$Y68]&amp;&quot;&lt;/field&gt;&quot;&amp;CHAR(13)&amp;CHAR(9)&amp;CHAR(9)&amp;CHAR(9)&amp;&quot;&lt;field name=&quot;&quot;shortcut&quot;&quot;&gt;&quot;&amp;IF(EXACT([.$W68];&quot;&quot;);&quot;&quot;;[.AG$1]&amp;[.$W68])&amp;&quot;&lt;/field&gt;&quot;&amp;CHAR(13)&amp;CHAR(9)&amp;CHAR(9)&amp;CHAR(9)&amp;&quot;&lt;field name=&quot;&quot;parent_id&quot;&quot; ref=&quot;&quot;&quot;&amp;IF(EXACT([.$Z68];&quot;&quot;);&quot;&quot;;[.AG$1]&amp;[.$Z68])&amp;&quot;&quot;&quot;/&gt;&quot;&amp;CHAR(13)&amp;CHAR(9)&amp;CHAR(9)&amp;CHAR(9)&amp;&quot;&lt;field name=&quot;&quot;user_type&quot;&quot; ref=&quot;&quot;account_account_type_&quot;&amp;[.$AB68]&amp;&quot;&quot;&quot;/&gt;&quot;&amp;CHAR(13)&amp;CHAR(9)&amp;CHAR(9)&amp;CHAR(9)&amp;&quot;&lt;field name=&quot;&quot;currency_id&quot;&quot; ref=&quot;&quot;&quot;&amp;[.AA68]&amp;&quot;&quot;&quot;/&gt;&quot;&amp;CHAR(13)&amp;CHAR(9)&amp;CHAR(9)&amp;CHAR(9)&amp;&quot;&lt;field name=&quot;&quot;type&quot;&quot;&gt;&quot;&amp;[.$AD68]&amp;&quot;&lt;/field&gt;&quot;&amp;CHAR(13)&amp;CHAR(9)&amp;CHAR(9)&amp;CHAR(9)&amp;&quot;&lt;field name=&quot;&quot;reconcile&quot;&quot; eval=&quot;&quot;&quot;&amp;[.$AE68]&amp;&quot;&quot;&quot;/&gt;&quot;&amp;IF(EXACT([.$AF68];&quot;&quot;);&quot;&quot;;CHAR(13)&amp;CHAR(9)&amp;CHAR(9)&amp;CHAR(9)&amp;&quot;&lt;field name=&quot;&quot;tax_ids&quot;&quot;&gt;&quot;&amp;SUBSTITUTE([.$AF6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2201&quot; model=&quot;account.account.template&quot;&gt;&#13;&#9;&#9;&#9;&lt;field name=&quot;code&quot;&gt;0-132201&lt;/field&gt;&#13;&#9;&#9;&#9;&lt;field name=&quot;name&quot;&gt;0-Edificio 1&lt;/field&gt;&#13;&#9;&#9;&#9;&lt;field name=&quot;shortcut&quot;&gt;&lt;/field&gt;&#13;&#9;&#9;&#9;&lt;field name=&quot;parent_id&quot; ref=&quot;0-1322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32201" model="account.account.template"&gt;<text:tab/><text:tab/><text:tab/>&lt;field name="code"&gt;0-132201&lt;/field&gt;<text:tab/><text:tab/><text:tab/>&lt;field name="name"&gt;0-Edificio 1&lt;/field&gt;<text:tab/><text:tab/><text:tab/>&lt;field name="shortcut"&gt;&lt;/field&gt;<text:tab/><text:tab/><text:tab/>&lt;field name="parent_id" ref="0-1322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68];1);CHAR(9)&amp;CHAR(9)&amp;&quot;&lt;record id=&quot;&quot;account_account_template_&quot;&amp;SUBSTITUTE([.AH$1]&amp;[.$V68];&quot;-&quot;;&quot;_&quot;)&amp;&quot;&quot;&quot; model=&quot;&quot;account.account.template&quot;&quot;&gt;&quot;&amp;CHAR(13)&amp;CHAR(9)&amp;CHAR(9)&amp;CHAR(9)&amp;&quot;&lt;field name=&quot;&quot;code&quot;&quot;&gt;&quot;&amp;[.AH$1]&amp;[.$V68]&amp;&quot;&lt;/field&gt;&quot;&amp;CHAR(13)&amp;CHAR(9)&amp;CHAR(9)&amp;CHAR(9)&amp;&quot;&lt;field name=&quot;&quot;name&quot;&quot;&gt;&quot;&amp;[.AH$1]&amp;[.$Y68]&amp;&quot;&lt;/field&gt;&quot;&amp;CHAR(13)&amp;CHAR(9)&amp;CHAR(9)&amp;CHAR(9)&amp;&quot;&lt;field name=&quot;&quot;shortcut&quot;&quot;&gt;&quot;&amp;IF(EXACT([.$W68];&quot;&quot;);&quot;&quot;;[.AH$1]&amp;[.$W68])&amp;&quot;&lt;/field&gt;&quot;&amp;CHAR(13)&amp;CHAR(9)&amp;CHAR(9)&amp;CHAR(9)&amp;&quot;&lt;field name=&quot;&quot;parent_id&quot;&quot; ref=&quot;&quot;&quot;&amp;IF(EXACT([.$Z68];&quot;&quot;);&quot;&quot;;[.AH$1]&amp;[.$Z68])&amp;&quot;&quot;&quot;/&gt;&quot;&amp;CHAR(13)&amp;CHAR(9)&amp;CHAR(9)&amp;CHAR(9)&amp;&quot;&lt;field name=&quot;&quot;user_type&quot;&quot; ref=&quot;&quot;account_account_type_&quot;&amp;[.$AB68]&amp;&quot;&quot;&quot;/&gt;&quot;&amp;CHAR(13)&amp;CHAR(9)&amp;CHAR(9)&amp;CHAR(9)&amp;&quot;&lt;field name=&quot;&quot;currency_id&quot;&quot; ref=&quot;&quot;&quot;&amp;[.AB68]&amp;&quot;&quot;&quot;/&gt;&quot;&amp;CHAR(13)&amp;CHAR(9)&amp;CHAR(9)&amp;CHAR(9)&amp;&quot;&lt;field name=&quot;&quot;type&quot;&quot;&gt;&quot;&amp;[.$AD68]&amp;&quot;&lt;/field&gt;&quot;&amp;CHAR(13)&amp;CHAR(9)&amp;CHAR(9)&amp;CHAR(9)&amp;&quot;&lt;field name=&quot;&quot;reconcile&quot;&quot; eval=&quot;&quot;&quot;&amp;[.$AE68]&amp;&quot;&quot;&quot;/&gt;&quot;&amp;IF(EXACT([.$AF68];&quot;&quot;);&quot;&quot;;CHAR(13)&amp;CHAR(9)&amp;CHAR(9)&amp;CHAR(9)&amp;&quot;&lt;field name=&quot;&quot;tax_ids&quot;&quot;&gt;&quot;&amp;SUBSTITUTE([.$AF6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2201&quot; model=&quot;account.account.template&quot;&gt;&#13;&#9;&#9;&#9;&lt;field name=&quot;code&quot;&gt;1-132201&lt;/field&gt;&#13;&#9;&#9;&#9;&lt;field name=&quot;name&quot;&gt;1-Edificio 1&lt;/field&gt;&#13;&#9;&#9;&#9;&lt;field name=&quot;shortcut&quot;&gt;&lt;/field&gt;&#13;&#9;&#9;&#9;&lt;field name=&quot;parent_id&quot; ref=&quot;1-132200&quot;/&gt;&#13;&#9;&#9;&#9;&lt;field name=&quot;user_type&quot; ref=&quot;account_account_type_asset_valuation&quot;/&gt;&#13;&#9;&#9;&#9;&lt;field name=&quot;currency_id&quot; ref=&quot;asset_valuation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32201" model="account.account.template"&gt;<text:tab/><text:tab/><text:tab/>&lt;field name="code"&gt;1-132201&lt;/field&gt;<text:tab/><text:tab/><text:tab/>&lt;field name="name"&gt;1-Edificio 1&lt;/field&gt;<text:tab/><text:tab/><text:tab/>&lt;field name="shortcut"&gt;&lt;/field&gt;<text:tab/><text:tab/><text:tab/>&lt;field name="parent_id" ref="1-132200"/&gt;<text:tab/><text:tab/><text:tab/>&lt;field name="user_type" ref="account_account_type_asset_valuation"/&gt;<text:tab/><text:tab/><text:tab/>&lt;field name="currency_id" ref="asset_valuation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68]&gt;[.A69];[.A68]=[.A69]);[.A68]&lt;&gt;7))" office:value-type="float" office:value="1">
              <text:p>1</text:p>
            </table:table-cell>
            <table:table-cell table:style-name="ce8" table:formula="of:=IF(EXACT([.A69];1);CELL(&quot;Row&quot;;[.C69]);[.C68])" office:value-type="float" office:value="2">
              <text:p>2</text:p>
            </table:table-cell>
            <table:table-cell table:style-name="ce8" table:formula="of:=IF(EXACT([.$A69];1);0;IF(EXACT([.$A69];2);[.D68]+1;[.D68]))" office:value-type="float" office:value="1">
              <text:p>1</text:p>
            </table:table-cell>
            <table:table-cell table:style-name="ce8" table:formula="of:=['Code format'.$C$2]&amp;TEXT([.D69];['Code format'.$B$2])&amp;['Code format'.$D$2]" office:value-type="string" office:string-value="1">
              <text:p>1</text:p>
            </table:table-cell>
            <table:table-cell table:style-name="ce8" table:formula="of:=IF(EXACT([.C68];[.C69]);IF(EXACT([.D68];[.D69]);[.F68];CELL(&quot;Row&quot;;[.F69]));[.C69])" office:value-type="float" office:value="3">
              <text:p>3</text:p>
            </table:table-cell>
            <table:table-cell table:style-name="ce8" table:formula="of:=IF(AND([.$A69]&lt;=[.H$1];[.$A68]&gt;[.$A69]);0;IF(EXACT([.$A69];[.H$1]+1);[.G68]+1;[.G68]))" office:value-type="float" office:value="3">
              <text:p>3</text:p>
            </table:table-cell>
            <table:table-cell table:style-name="ce8" table:formula="of:=['Code format'.$C$3]&amp;TEXT([.G69];['Code format'.$B$3])&amp;['Code format'.$D$3]" office:value-type="string" office:string-value="3">
              <text:p>3</text:p>
            </table:table-cell>
            <table:table-cell table:style-name="ce8" table:formula="of:=IF(EXACT([.F68];[.F69]);IF(EXACT([.G68];[.G69]);[.I68];CELL(&quot;Row&quot;;[.I69]));[.F69])" office:value-type="float" office:value="58">
              <text:p>58</text:p>
            </table:table-cell>
            <table:table-cell table:style-name="ce8" table:formula="of:=IF(AND([.$A69]&lt;=[.K$1];[.$A68]&gt;[.$A69]);0;IF(EXACT([.$A69];[.K$1]+1);[.J68]+1;[.J68]))" office:value-type="float" office:value="3">
              <text:p>3</text:p>
            </table:table-cell>
            <table:table-cell table:style-name="ce8" table:formula="of:=['Code format'.$C$4]&amp;TEXT([.J69];['Code format'.$B$4])&amp;['Code format'.$D$4]" office:value-type="string" office:string-value="3">
              <text:p>3</text:p>
            </table:table-cell>
            <table:table-cell table:style-name="ce8" table:formula="of:=IF(EXACT([.I68];[.I69]);IF(EXACT([.J68];[.J69]);[.L68];CELL(&quot;Row&quot;;[.L69]));[.I69])" office:value-type="float" office:value="69">
              <text:p>69</text:p>
            </table:table-cell>
            <table:table-cell table:style-name="ce8" table:formula="of:=IF(AND([.$A69]&lt;=[.N$1];[.$A68]&gt;[.$A69]);0;IF(EXACT([.$A69];[.N$1]+1);[.M68]+1;[.M68]))" office:value-type="float" office:value="0">
              <text:p>0</text:p>
            </table:table-cell>
            <table:table-cell table:style-name="ce8" table:formula="of:=['Code format'.$C$5]&amp;TEXT([.M69];['Code format'.$B$5])&amp;['Code format'.$D$5]" office:value-type="string" office:string-value="0">
              <text:p>0</text:p>
            </table:table-cell>
            <table:table-cell table:style-name="ce8" table:formula="of:=IF(EXACT([.L68];[.L69]);IF(EXACT([.M68];[.M69]);[.O68];CELL(&quot;Row&quot;;[.O69]));[.L69])" office:value-type="float" office:value="69">
              <text:p>69</text:p>
            </table:table-cell>
            <table:table-cell table:style-name="ce8" table:formula="of:=IF(AND([.$A69]&lt;=[.Q$1];[.$A68]&gt;[.$A69]);0;IF(EXACT([.$A69];[.Q$1]+1);[.P68]+1;[.P68]))" office:value-type="float" office:value="0">
              <text:p>0</text:p>
            </table:table-cell>
            <table:table-cell table:style-name="ce8" table:formula="of:=['Code format'.$C$6]&amp;TEXT([.P69];['Code format'.$B$6])&amp;['Code format'.$D$6]" office:value-type="string" office:string-value="0">
              <text:p>0</text:p>
            </table:table-cell>
            <table:table-cell table:style-name="ce8" table:formula="of:=IF(EXACT([.O68];[.O69]);IF(EXACT([.P68];[.P69]);[.R68];CELL(&quot;Row&quot;;[.R69]));[.O69])" office:value-type="float" office:value="69">
              <text:p>69</text:p>
            </table:table-cell>
            <table:table-cell table:style-name="ce8" table:formula="of:=IF(AND([.$A69]&lt;=[.T$1];[.$A68]&gt;[.$A69]);0;IF(EXACT([.$A69];[.T$1]+1);[.S68]+1;[.S68]))" office:value-type="float" office:value="0">
              <text:p>0</text:p>
            </table:table-cell>
            <table:table-cell table:style-name="ce8" table:formula="of:=['Code format'.$C$7]&amp;TEXT([.S69];['Code format'.$B$7])&amp;['Code format'.$D$7]" office:value-type="string" office:string-value="0">
              <text:p>0</text:p>
            </table:table-cell>
            <table:table-cell table:style-name="ce8" table:formula="of:=IF(EXACT([.R68];[.R69]);IF(EXACT([.S68];[.S69]);[.U68];CELL(&quot;Row&quot;;[.U69]));[.R69])" office:value-type="float" office:value="69">
              <text:p>69</text:p>
            </table:table-cell>
            <table:table-cell table:style-name="Nivel4" table:formula="of:=CONCATENATE([.E69];[.H69];[.K69];[.N69];[.Q69];[.T69])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133000">
              <text:p>133000</text:p>
            </table:table-cell>
            <table:table-cell table:style-name="ce9" office:value-type="string">
              <text:p>Mej-Ed</text:p>
            </table:table-cell>
            <table:table-cell table:style-name="ce9" office:value-type="string">
              <text:p>Dep. ac. de activos depreciables móviles</text:p>
            </table:table-cell>
            <table:table-cell table:style-name="Nivel4" table:formula="of:=[.X69]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Dep. ac. de activos depreciables móviles">
              <text:p>Dep. ac. de activos depreciables móviles</text:p>
            </table:table-cell>
            <table:table-cell table:style-name="Datos" table:formula="of:=IF(EXACT([.A69];1);&quot;&quot;;IF(EXACT([.A69];2);INDIRECT(CONCATENATE(&quot;V&quot;;[.C69]));IF(EXACT([.A69];3);INDIRECT(CONCATENATE(&quot;V&quot;;[.F69]));IF(EXACT([.A69];4);INDIRECT(CONCATENATE(&quot;V&quot;;[.I69]));IF(EXACT([.A69];5);INDIRECT(CONCATENATE(&quot;V&quot;;[.L69]));IF(EXACT([.A69];6);INDIRECT(CONCATENATE(&quot;V&quot;;[.O69]));IF(EXACT([.A69];7);INDIRECT(CONCATENATE(&quot;V&quot;;[.R69])))))))))" office:value-type="string" office:string-value="130000">
              <text:p>1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69];7));NOT(EXACT([.AB69];&quot;view&quot;)));AND(EXACT([.A69];7);EXACT([.AB69];&quot;view&quot;))))" office:value-type="float" office:value="1">
              <text:p>1</text:p>
            </table:table-cell>
            <table:table-cell table:style-name="Datos" table:formula="of:=VLOOKUP([.AB69];['account.type'.$A$2:.$I$12];8)" office:value-type="string" office:string-value="view">
              <text:p>view</text:p>
            </table:table-cell>
            <table:table-cell table:style-name="Datos" table:formula="of:=VLOOKUP([.AB6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69];1);CHAR(9)&amp;CHAR(9)&amp;&quot;&lt;record id=&quot;&quot;account_account_template_&quot;&amp;SUBSTITUTE([.AG$1]&amp;[.$V69];&quot;-&quot;;&quot;_&quot;)&amp;&quot;&quot;&quot; model=&quot;&quot;account.account.template&quot;&quot;&gt;&quot;&amp;CHAR(13)&amp;CHAR(9)&amp;CHAR(9)&amp;CHAR(9)&amp;&quot;&lt;field name=&quot;&quot;code&quot;&quot;&gt;&quot;&amp;[.AG$1]&amp;[.$V69]&amp;&quot;&lt;/field&gt;&quot;&amp;CHAR(13)&amp;CHAR(9)&amp;CHAR(9)&amp;CHAR(9)&amp;&quot;&lt;field name=&quot;&quot;name&quot;&quot;&gt;&quot;&amp;[.AG$1]&amp;[.$Y69]&amp;&quot;&lt;/field&gt;&quot;&amp;CHAR(13)&amp;CHAR(9)&amp;CHAR(9)&amp;CHAR(9)&amp;&quot;&lt;field name=&quot;&quot;shortcut&quot;&quot;&gt;&quot;&amp;IF(EXACT([.$W69];&quot;&quot;);&quot;&quot;;[.AG$1]&amp;[.$W69])&amp;&quot;&lt;/field&gt;&quot;&amp;CHAR(13)&amp;CHAR(9)&amp;CHAR(9)&amp;CHAR(9)&amp;&quot;&lt;field name=&quot;&quot;parent_id&quot;&quot; ref=&quot;&quot;&quot;&amp;IF(EXACT([.$Z69];&quot;&quot;);&quot;&quot;;[.AG$1]&amp;[.$Z69])&amp;&quot;&quot;&quot;/&gt;&quot;&amp;CHAR(13)&amp;CHAR(9)&amp;CHAR(9)&amp;CHAR(9)&amp;&quot;&lt;field name=&quot;&quot;user_type&quot;&quot; ref=&quot;&quot;account_account_type_&quot;&amp;[.$AB69]&amp;&quot;&quot;&quot;/&gt;&quot;&amp;CHAR(13)&amp;CHAR(9)&amp;CHAR(9)&amp;CHAR(9)&amp;&quot;&lt;field name=&quot;&quot;currency_id&quot;&quot; ref=&quot;&quot;&quot;&amp;[.AA69]&amp;&quot;&quot;&quot;/&gt;&quot;&amp;CHAR(13)&amp;CHAR(9)&amp;CHAR(9)&amp;CHAR(9)&amp;&quot;&lt;field name=&quot;&quot;type&quot;&quot;&gt;&quot;&amp;[.$AD69]&amp;&quot;&lt;/field&gt;&quot;&amp;CHAR(13)&amp;CHAR(9)&amp;CHAR(9)&amp;CHAR(9)&amp;&quot;&lt;field name=&quot;&quot;reconcile&quot;&quot; eval=&quot;&quot;&quot;&amp;[.$AE69]&amp;&quot;&quot;&quot;/&gt;&quot;&amp;IF(EXACT([.$AF69];&quot;&quot;);&quot;&quot;;CHAR(13)&amp;CHAR(9)&amp;CHAR(9)&amp;CHAR(9)&amp;&quot;&lt;field name=&quot;&quot;tax_ids&quot;&quot;&gt;&quot;&amp;SUBSTITUTE([.$AF6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3000&quot; model=&quot;account.account.template&quot;&gt;&#13;&#9;&#9;&#9;&lt;field name=&quot;code&quot;&gt;0-133000&lt;/field&gt;&#13;&#9;&#9;&#9;&lt;field name=&quot;name&quot;&gt;0-Dep. ac. de activos depreciables móviles&lt;/field&gt;&#13;&#9;&#9;&#9;&lt;field name=&quot;shortcut&quot;&gt;0-Mej-Ed&lt;/field&gt;&#13;&#9;&#9;&#9;&lt;field name=&quot;parent_id&quot; ref=&quot;0-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33000" model="account.account.template"&gt;<text:tab/><text:tab/><text:tab/>&lt;field name="code"&gt;0-133000&lt;/field&gt;<text:tab/><text:tab/><text:tab/>&lt;field name="name"&gt;0-Dep. ac. de activos depreciables móviles&lt;/field&gt;<text:tab/><text:tab/><text:tab/>&lt;field name="shortcut"&gt;0-Mej-Ed&lt;/field&gt;<text:tab/><text:tab/><text:tab/>&lt;field name="parent_id" ref="0-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69];1);CHAR(9)&amp;CHAR(9)&amp;&quot;&lt;record id=&quot;&quot;account_account_template_&quot;&amp;SUBSTITUTE([.AH$1]&amp;[.$V69];&quot;-&quot;;&quot;_&quot;)&amp;&quot;&quot;&quot; model=&quot;&quot;account.account.template&quot;&quot;&gt;&quot;&amp;CHAR(13)&amp;CHAR(9)&amp;CHAR(9)&amp;CHAR(9)&amp;&quot;&lt;field name=&quot;&quot;code&quot;&quot;&gt;&quot;&amp;[.AH$1]&amp;[.$V69]&amp;&quot;&lt;/field&gt;&quot;&amp;CHAR(13)&amp;CHAR(9)&amp;CHAR(9)&amp;CHAR(9)&amp;&quot;&lt;field name=&quot;&quot;name&quot;&quot;&gt;&quot;&amp;[.AH$1]&amp;[.$Y69]&amp;&quot;&lt;/field&gt;&quot;&amp;CHAR(13)&amp;CHAR(9)&amp;CHAR(9)&amp;CHAR(9)&amp;&quot;&lt;field name=&quot;&quot;shortcut&quot;&quot;&gt;&quot;&amp;IF(EXACT([.$W69];&quot;&quot;);&quot;&quot;;[.AH$1]&amp;[.$W69])&amp;&quot;&lt;/field&gt;&quot;&amp;CHAR(13)&amp;CHAR(9)&amp;CHAR(9)&amp;CHAR(9)&amp;&quot;&lt;field name=&quot;&quot;parent_id&quot;&quot; ref=&quot;&quot;&quot;&amp;IF(EXACT([.$Z69];&quot;&quot;);&quot;&quot;;[.AH$1]&amp;[.$Z69])&amp;&quot;&quot;&quot;/&gt;&quot;&amp;CHAR(13)&amp;CHAR(9)&amp;CHAR(9)&amp;CHAR(9)&amp;&quot;&lt;field name=&quot;&quot;user_type&quot;&quot; ref=&quot;&quot;account_account_type_&quot;&amp;[.$AB69]&amp;&quot;&quot;&quot;/&gt;&quot;&amp;CHAR(13)&amp;CHAR(9)&amp;CHAR(9)&amp;CHAR(9)&amp;&quot;&lt;field name=&quot;&quot;currency_id&quot;&quot; ref=&quot;&quot;&quot;&amp;[.AB69]&amp;&quot;&quot;&quot;/&gt;&quot;&amp;CHAR(13)&amp;CHAR(9)&amp;CHAR(9)&amp;CHAR(9)&amp;&quot;&lt;field name=&quot;&quot;type&quot;&quot;&gt;&quot;&amp;[.$AD69]&amp;&quot;&lt;/field&gt;&quot;&amp;CHAR(13)&amp;CHAR(9)&amp;CHAR(9)&amp;CHAR(9)&amp;&quot;&lt;field name=&quot;&quot;reconcile&quot;&quot; eval=&quot;&quot;&quot;&amp;[.$AE69]&amp;&quot;&quot;&quot;/&gt;&quot;&amp;IF(EXACT([.$AF69];&quot;&quot;);&quot;&quot;;CHAR(13)&amp;CHAR(9)&amp;CHAR(9)&amp;CHAR(9)&amp;&quot;&lt;field name=&quot;&quot;tax_ids&quot;&quot;&gt;&quot;&amp;SUBSTITUTE([.$AF6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3000&quot; model=&quot;account.account.template&quot;&gt;&#13;&#9;&#9;&#9;&lt;field name=&quot;code&quot;&gt;1-133000&lt;/field&gt;&#13;&#9;&#9;&#9;&lt;field name=&quot;name&quot;&gt;1-Dep. ac. de activos depreciables móviles&lt;/field&gt;&#13;&#9;&#9;&#9;&lt;field name=&quot;shortcut&quot;&gt;1-Mej-Ed&lt;/field&gt;&#13;&#9;&#9;&#9;&lt;field name=&quot;parent_id&quot; ref=&quot;1-13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33000" model="account.account.template"&gt;<text:tab/><text:tab/><text:tab/>&lt;field name="code"&gt;1-133000&lt;/field&gt;<text:tab/><text:tab/><text:tab/>&lt;field name="name"&gt;1-Dep. ac. de activos depreciables móviles&lt;/field&gt;<text:tab/><text:tab/><text:tab/>&lt;field name="shortcut"&gt;1-Mej-Ed&lt;/field&gt;<text:tab/><text:tab/><text:tab/>&lt;field name="parent_id" ref="1-13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69]&gt;[.A70];[.A69]=[.A70]);[.A69]&lt;&gt;7))" office:value-type="float" office:value="1">
              <text:p>1</text:p>
            </table:table-cell>
            <table:table-cell table:style-name="ce8" table:formula="of:=IF(EXACT([.A70];1);CELL(&quot;Row&quot;;[.C70]);[.C69])" office:value-type="float" office:value="2">
              <text:p>2</text:p>
            </table:table-cell>
            <table:table-cell table:style-name="ce8" table:formula="of:=IF(EXACT([.$A70];1);0;IF(EXACT([.$A70];2);[.D69]+1;[.D69]))" office:value-type="float" office:value="1">
              <text:p>1</text:p>
            </table:table-cell>
            <table:table-cell table:style-name="ce8" table:formula="of:=['Code format'.$C$2]&amp;TEXT([.D70];['Code format'.$B$2])&amp;['Code format'.$D$2]" office:value-type="string" office:string-value="1">
              <text:p>1</text:p>
            </table:table-cell>
            <table:table-cell table:style-name="ce8" table:formula="of:=IF(EXACT([.C69];[.C70]);IF(EXACT([.D69];[.D70]);[.F69];CELL(&quot;Row&quot;;[.F70]));[.C70])" office:value-type="float" office:value="3">
              <text:p>3</text:p>
            </table:table-cell>
            <table:table-cell table:style-name="ce8" table:formula="of:=IF(AND([.$A70]&lt;=[.H$1];[.$A69]&gt;[.$A70]);0;IF(EXACT([.$A70];[.H$1]+1);[.G69]+1;[.G69]))" office:value-type="float" office:value="3">
              <text:p>3</text:p>
            </table:table-cell>
            <table:table-cell table:style-name="ce8" table:formula="of:=['Code format'.$C$3]&amp;TEXT([.G70];['Code format'.$B$3])&amp;['Code format'.$D$3]" office:value-type="string" office:string-value="3">
              <text:p>3</text:p>
            </table:table-cell>
            <table:table-cell table:style-name="ce8" table:formula="of:=IF(EXACT([.F69];[.F70]);IF(EXACT([.G69];[.G70]);[.I69];CELL(&quot;Row&quot;;[.I70]));[.F70])" office:value-type="float" office:value="58">
              <text:p>58</text:p>
            </table:table-cell>
            <table:table-cell table:style-name="ce8" table:formula="of:=IF(AND([.$A70]&lt;=[.K$1];[.$A69]&gt;[.$A70]);0;IF(EXACT([.$A70];[.K$1]+1);[.J69]+1;[.J69]))" office:value-type="float" office:value="3">
              <text:p>3</text:p>
            </table:table-cell>
            <table:table-cell table:style-name="ce8" table:formula="of:=['Code format'.$C$4]&amp;TEXT([.J70];['Code format'.$B$4])&amp;['Code format'.$D$4]" office:value-type="string" office:string-value="3">
              <text:p>3</text:p>
            </table:table-cell>
            <table:table-cell table:style-name="ce8" table:formula="of:=IF(EXACT([.I69];[.I70]);IF(EXACT([.J69];[.J70]);[.L69];CELL(&quot;Row&quot;;[.L70]));[.I70])" office:value-type="float" office:value="69">
              <text:p>69</text:p>
            </table:table-cell>
            <table:table-cell table:style-name="ce8" table:formula="of:=IF(AND([.$A70]&lt;=[.N$1];[.$A69]&gt;[.$A70]);0;IF(EXACT([.$A70];[.N$1]+1);[.M69]+1;[.M69]))" office:value-type="float" office:value="0">
              <text:p>0</text:p>
            </table:table-cell>
            <table:table-cell table:style-name="ce8" table:formula="of:=['Code format'.$C$5]&amp;TEXT([.M70];['Code format'.$B$5])&amp;['Code format'.$D$5]" office:value-type="string" office:string-value="0">
              <text:p>0</text:p>
            </table:table-cell>
            <table:table-cell table:style-name="ce8" table:formula="of:=IF(EXACT([.L69];[.L70]);IF(EXACT([.M69];[.M70]);[.O69];CELL(&quot;Row&quot;;[.O70]));[.L70])" office:value-type="float" office:value="69">
              <text:p>69</text:p>
            </table:table-cell>
            <table:table-cell table:style-name="ce8" table:formula="of:=IF(AND([.$A70]&lt;=[.Q$1];[.$A69]&gt;[.$A70]);0;IF(EXACT([.$A70];[.Q$1]+1);[.P69]+1;[.P69]))" office:value-type="float" office:value="0">
              <text:p>0</text:p>
            </table:table-cell>
            <table:table-cell table:style-name="ce8" table:formula="of:=['Code format'.$C$6]&amp;TEXT([.P70];['Code format'.$B$6])&amp;['Code format'.$D$6]" office:value-type="string" office:string-value="0">
              <text:p>0</text:p>
            </table:table-cell>
            <table:table-cell table:style-name="ce8" table:formula="of:=IF(EXACT([.O69];[.O70]);IF(EXACT([.P69];[.P70]);[.R69];CELL(&quot;Row&quot;;[.R70]));[.O70])" office:value-type="float" office:value="69">
              <text:p>69</text:p>
            </table:table-cell>
            <table:table-cell table:style-name="ce8" table:formula="of:=IF(AND([.$A70]&lt;=[.T$1];[.$A69]&gt;[.$A70]);0;IF(EXACT([.$A70];[.T$1]+1);[.S69]+1;[.S69]))" office:value-type="float" office:value="1">
              <text:p>1</text:p>
            </table:table-cell>
            <table:table-cell table:style-name="ce8" table:formula="of:=['Code format'.$C$7]&amp;TEXT([.S70];['Code format'.$B$7])&amp;['Code format'.$D$7]" office:value-type="string" office:string-value="1">
              <text:p>1</text:p>
            </table:table-cell>
            <table:table-cell table:style-name="ce8" table:formula="of:=IF(EXACT([.R69];[.R70]);IF(EXACT([.S69];[.S70]);[.U69];CELL(&quot;Row&quot;;[.U70]));[.R70])" office:value-type="float" office:value="70">
              <text:p>70</text:p>
            </table:table-cell>
            <table:table-cell table:style-name="Nivel7" table:formula="of:=CONCATENATE([.E70];[.H70];[.K70];[.N70];[.Q70];[.T70])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133001">
              <text:p>133001</text:p>
            </table:table-cell>
            <table:table-cell table:style-name="ce9" office:value-type="string">
              <text:p>MyE-Ed</text:p>
            </table:table-cell>
            <table:table-cell table:style-name="ce9" office:value-type="string">
              <text:p>Dep. ac. de maquinaria y equipo de edificios</text:p>
            </table:table-cell>
            <table:table-cell table:style-name="Nivel7" table:formula="of:=[.X70]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Dep. ac. de maquinaria y equipo de edificios">
              <text:p>Dep. ac. de maquinaria y equipo de edificios</text:p>
            </table:table-cell>
            <table:table-cell table:style-name="Datos" table:formula="of:=IF(EXACT([.A70];1);&quot;&quot;;IF(EXACT([.A70];2);INDIRECT(CONCATENATE(&quot;V&quot;;[.C70]));IF(EXACT([.A70];3);INDIRECT(CONCATENATE(&quot;V&quot;;[.F70]));IF(EXACT([.A70];4);INDIRECT(CONCATENATE(&quot;V&quot;;[.I70]));IF(EXACT([.A70];5);INDIRECT(CONCATENATE(&quot;V&quot;;[.L70]));IF(EXACT([.A70];6);INDIRECT(CONCATENATE(&quot;V&quot;;[.O70]));IF(EXACT([.A70];7);INDIRECT(CONCATENATE(&quot;V&quot;;[.R70])))))))))" office:value-type="string" office:string-value="133000">
              <text:p>133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_valuation</text:p>
            </table:table-cell>
            <table:table-cell table:style-name="ce6" table:formula="of:=NOT(OR(AND(NOT(EXACT([.A70];7));NOT(EXACT([.AB70];&quot;view&quot;)));AND(EXACT([.A70];7);EXACT([.AB70];&quot;view&quot;))))" office:value-type="float" office:value="1">
              <text:p>1</text:p>
            </table:table-cell>
            <table:table-cell table:style-name="Datos" table:formula="of:=VLOOKUP([.AB70];['account.type'.$A$2:.$I$12];8)" office:value-type="string" office:string-value="other">
              <text:p>other</text:p>
            </table:table-cell>
            <table:table-cell table:style-name="Datos" table:formula="of:=VLOOKUP([.AB70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0];1);CHAR(9)&amp;CHAR(9)&amp;&quot;&lt;record id=&quot;&quot;account_account_template_&quot;&amp;SUBSTITUTE([.AG$1]&amp;[.$V70];&quot;-&quot;;&quot;_&quot;)&amp;&quot;&quot;&quot; model=&quot;&quot;account.account.template&quot;&quot;&gt;&quot;&amp;CHAR(13)&amp;CHAR(9)&amp;CHAR(9)&amp;CHAR(9)&amp;&quot;&lt;field name=&quot;&quot;code&quot;&quot;&gt;&quot;&amp;[.AG$1]&amp;[.$V70]&amp;&quot;&lt;/field&gt;&quot;&amp;CHAR(13)&amp;CHAR(9)&amp;CHAR(9)&amp;CHAR(9)&amp;&quot;&lt;field name=&quot;&quot;name&quot;&quot;&gt;&quot;&amp;[.AG$1]&amp;[.$Y70]&amp;&quot;&lt;/field&gt;&quot;&amp;CHAR(13)&amp;CHAR(9)&amp;CHAR(9)&amp;CHAR(9)&amp;&quot;&lt;field name=&quot;&quot;shortcut&quot;&quot;&gt;&quot;&amp;IF(EXACT([.$W70];&quot;&quot;);&quot;&quot;;[.AG$1]&amp;[.$W70])&amp;&quot;&lt;/field&gt;&quot;&amp;CHAR(13)&amp;CHAR(9)&amp;CHAR(9)&amp;CHAR(9)&amp;&quot;&lt;field name=&quot;&quot;parent_id&quot;&quot; ref=&quot;&quot;&quot;&amp;IF(EXACT([.$Z70];&quot;&quot;);&quot;&quot;;[.AG$1]&amp;[.$Z70])&amp;&quot;&quot;&quot;/&gt;&quot;&amp;CHAR(13)&amp;CHAR(9)&amp;CHAR(9)&amp;CHAR(9)&amp;&quot;&lt;field name=&quot;&quot;user_type&quot;&quot; ref=&quot;&quot;account_account_type_&quot;&amp;[.$AB70]&amp;&quot;&quot;&quot;/&gt;&quot;&amp;CHAR(13)&amp;CHAR(9)&amp;CHAR(9)&amp;CHAR(9)&amp;&quot;&lt;field name=&quot;&quot;currency_id&quot;&quot; ref=&quot;&quot;&quot;&amp;[.AA70]&amp;&quot;&quot;&quot;/&gt;&quot;&amp;CHAR(13)&amp;CHAR(9)&amp;CHAR(9)&amp;CHAR(9)&amp;&quot;&lt;field name=&quot;&quot;type&quot;&quot;&gt;&quot;&amp;[.$AD70]&amp;&quot;&lt;/field&gt;&quot;&amp;CHAR(13)&amp;CHAR(9)&amp;CHAR(9)&amp;CHAR(9)&amp;&quot;&lt;field name=&quot;&quot;reconcile&quot;&quot; eval=&quot;&quot;&quot;&amp;[.$AE70]&amp;&quot;&quot;&quot;/&gt;&quot;&amp;IF(EXACT([.$AF70];&quot;&quot;);&quot;&quot;;CHAR(13)&amp;CHAR(9)&amp;CHAR(9)&amp;CHAR(9)&amp;&quot;&lt;field name=&quot;&quot;tax_ids&quot;&quot;&gt;&quot;&amp;SUBSTITUTE([.$AF7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3001&quot; model=&quot;account.account.template&quot;&gt;&#13;&#9;&#9;&#9;&lt;field name=&quot;code&quot;&gt;0-133001&lt;/field&gt;&#13;&#9;&#9;&#9;&lt;field name=&quot;name&quot;&gt;0-Dep. ac. de maquinaria y equipo de edificios&lt;/field&gt;&#13;&#9;&#9;&#9;&lt;field name=&quot;shortcut&quot;&gt;0-MyE-Ed&lt;/field&gt;&#13;&#9;&#9;&#9;&lt;field name=&quot;parent_id&quot; ref=&quot;0-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33001" model="account.account.template"&gt;<text:tab/><text:tab/><text:tab/>&lt;field name="code"&gt;0-133001&lt;/field&gt;<text:tab/><text:tab/><text:tab/>&lt;field name="name"&gt;0-Dep. ac. de maquinaria y equipo de edificios&lt;/field&gt;<text:tab/><text:tab/><text:tab/>&lt;field name="shortcut"&gt;0-MyE-Ed&lt;/field&gt;<text:tab/><text:tab/><text:tab/>&lt;field name="parent_id" ref="0-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70];1);CHAR(9)&amp;CHAR(9)&amp;&quot;&lt;record id=&quot;&quot;account_account_template_&quot;&amp;SUBSTITUTE([.AH$1]&amp;[.$V70];&quot;-&quot;;&quot;_&quot;)&amp;&quot;&quot;&quot; model=&quot;&quot;account.account.template&quot;&quot;&gt;&quot;&amp;CHAR(13)&amp;CHAR(9)&amp;CHAR(9)&amp;CHAR(9)&amp;&quot;&lt;field name=&quot;&quot;code&quot;&quot;&gt;&quot;&amp;[.AH$1]&amp;[.$V70]&amp;&quot;&lt;/field&gt;&quot;&amp;CHAR(13)&amp;CHAR(9)&amp;CHAR(9)&amp;CHAR(9)&amp;&quot;&lt;field name=&quot;&quot;name&quot;&quot;&gt;&quot;&amp;[.AH$1]&amp;[.$Y70]&amp;&quot;&lt;/field&gt;&quot;&amp;CHAR(13)&amp;CHAR(9)&amp;CHAR(9)&amp;CHAR(9)&amp;&quot;&lt;field name=&quot;&quot;shortcut&quot;&quot;&gt;&quot;&amp;IF(EXACT([.$W70];&quot;&quot;);&quot;&quot;;[.AH$1]&amp;[.$W70])&amp;&quot;&lt;/field&gt;&quot;&amp;CHAR(13)&amp;CHAR(9)&amp;CHAR(9)&amp;CHAR(9)&amp;&quot;&lt;field name=&quot;&quot;parent_id&quot;&quot; ref=&quot;&quot;&quot;&amp;IF(EXACT([.$Z70];&quot;&quot;);&quot;&quot;;[.AH$1]&amp;[.$Z70])&amp;&quot;&quot;&quot;/&gt;&quot;&amp;CHAR(13)&amp;CHAR(9)&amp;CHAR(9)&amp;CHAR(9)&amp;&quot;&lt;field name=&quot;&quot;user_type&quot;&quot; ref=&quot;&quot;account_account_type_&quot;&amp;[.$AB70]&amp;&quot;&quot;&quot;/&gt;&quot;&amp;CHAR(13)&amp;CHAR(9)&amp;CHAR(9)&amp;CHAR(9)&amp;&quot;&lt;field name=&quot;&quot;currency_id&quot;&quot; ref=&quot;&quot;&quot;&amp;[.AB70]&amp;&quot;&quot;&quot;/&gt;&quot;&amp;CHAR(13)&amp;CHAR(9)&amp;CHAR(9)&amp;CHAR(9)&amp;&quot;&lt;field name=&quot;&quot;type&quot;&quot;&gt;&quot;&amp;[.$AD70]&amp;&quot;&lt;/field&gt;&quot;&amp;CHAR(13)&amp;CHAR(9)&amp;CHAR(9)&amp;CHAR(9)&amp;&quot;&lt;field name=&quot;&quot;reconcile&quot;&quot; eval=&quot;&quot;&quot;&amp;[.$AE70]&amp;&quot;&quot;&quot;/&gt;&quot;&amp;IF(EXACT([.$AF70];&quot;&quot;);&quot;&quot;;CHAR(13)&amp;CHAR(9)&amp;CHAR(9)&amp;CHAR(9)&amp;&quot;&lt;field name=&quot;&quot;tax_ids&quot;&quot;&gt;&quot;&amp;SUBSTITUTE([.$AF7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3001&quot; model=&quot;account.account.template&quot;&gt;&#13;&#9;&#9;&#9;&lt;field name=&quot;code&quot;&gt;1-133001&lt;/field&gt;&#13;&#9;&#9;&#9;&lt;field name=&quot;name&quot;&gt;1-Dep. ac. de maquinaria y equipo de edificios&lt;/field&gt;&#13;&#9;&#9;&#9;&lt;field name=&quot;shortcut&quot;&gt;1-MyE-Ed&lt;/field&gt;&#13;&#9;&#9;&#9;&lt;field name=&quot;parent_id&quot; ref=&quot;1-133000&quot;/&gt;&#13;&#9;&#9;&#9;&lt;field name=&quot;user_type&quot; ref=&quot;account_account_type_asset_valuation&quot;/&gt;&#13;&#9;&#9;&#9;&lt;field name=&quot;currency_id&quot; ref=&quot;asset_valuation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33001" model="account.account.template"&gt;<text:tab/><text:tab/><text:tab/>&lt;field name="code"&gt;1-133001&lt;/field&gt;<text:tab/><text:tab/><text:tab/>&lt;field name="name"&gt;1-Dep. ac. de maquinaria y equipo de edificios&lt;/field&gt;<text:tab/><text:tab/><text:tab/>&lt;field name="shortcut"&gt;1-MyE-Ed&lt;/field&gt;<text:tab/><text:tab/><text:tab/>&lt;field name="parent_id" ref="1-133000"/&gt;<text:tab/><text:tab/><text:tab/>&lt;field name="user_type" ref="account_account_type_asset_valuation"/&gt;<text:tab/><text:tab/><text:tab/>&lt;field name="currency_id" ref="asset_valuation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70]&gt;[.A71];[.A70]=[.A71]);[.A70]&lt;&gt;7))" office:value-type="float" office:value="1">
              <text:p>1</text:p>
            </table:table-cell>
            <table:table-cell table:style-name="ce8" table:formula="of:=IF(EXACT([.A71];1);CELL(&quot;Row&quot;;[.C71]);[.C70])" office:value-type="float" office:value="2">
              <text:p>2</text:p>
            </table:table-cell>
            <table:table-cell table:style-name="ce8" table:formula="of:=IF(EXACT([.$A71];1);0;IF(EXACT([.$A71];2);[.D70]+1;[.D70]))" office:value-type="float" office:value="1">
              <text:p>1</text:p>
            </table:table-cell>
            <table:table-cell table:style-name="ce8" table:formula="of:=['Code format'.$C$2]&amp;TEXT([.D71];['Code format'.$B$2])&amp;['Code format'.$D$2]" office:value-type="string" office:string-value="1">
              <text:p>1</text:p>
            </table:table-cell>
            <table:table-cell table:style-name="ce8" table:formula="of:=IF(EXACT([.C70];[.C71]);IF(EXACT([.D70];[.D71]);[.F70];CELL(&quot;Row&quot;;[.F71]));[.C71])" office:value-type="float" office:value="3">
              <text:p>3</text:p>
            </table:table-cell>
            <table:table-cell table:style-name="ce8" table:formula="of:=IF(AND([.$A71]&lt;=[.H$1];[.$A70]&gt;[.$A71]);0;IF(EXACT([.$A71];[.H$1]+1);[.G70]+1;[.G70]))" office:value-type="float" office:value="3">
              <text:p>3</text:p>
            </table:table-cell>
            <table:table-cell table:style-name="ce8" table:formula="of:=['Code format'.$C$3]&amp;TEXT([.G71];['Code format'.$B$3])&amp;['Code format'.$D$3]" office:value-type="string" office:string-value="3">
              <text:p>3</text:p>
            </table:table-cell>
            <table:table-cell table:style-name="ce8" table:formula="of:=IF(EXACT([.F70];[.F71]);IF(EXACT([.G70];[.G71]);[.I70];CELL(&quot;Row&quot;;[.I71]));[.F71])" office:value-type="float" office:value="58">
              <text:p>58</text:p>
            </table:table-cell>
            <table:table-cell table:style-name="ce8" table:formula="of:=IF(AND([.$A71]&lt;=[.K$1];[.$A70]&gt;[.$A71]);0;IF(EXACT([.$A71];[.K$1]+1);[.J70]+1;[.J70]))" office:value-type="float" office:value="3">
              <text:p>3</text:p>
            </table:table-cell>
            <table:table-cell table:style-name="ce8" table:formula="of:=['Code format'.$C$4]&amp;TEXT([.J71];['Code format'.$B$4])&amp;['Code format'.$D$4]" office:value-type="string" office:string-value="3">
              <text:p>3</text:p>
            </table:table-cell>
            <table:table-cell table:style-name="ce8" table:formula="of:=IF(EXACT([.I70];[.I71]);IF(EXACT([.J70];[.J71]);[.L70];CELL(&quot;Row&quot;;[.L71]));[.I71])" office:value-type="float" office:value="69">
              <text:p>69</text:p>
            </table:table-cell>
            <table:table-cell table:style-name="ce8" table:formula="of:=IF(AND([.$A71]&lt;=[.N$1];[.$A70]&gt;[.$A71]);0;IF(EXACT([.$A71];[.N$1]+1);[.M70]+1;[.M70]))" office:value-type="float" office:value="0">
              <text:p>0</text:p>
            </table:table-cell>
            <table:table-cell table:style-name="ce8" table:formula="of:=['Code format'.$C$5]&amp;TEXT([.M71];['Code format'.$B$5])&amp;['Code format'.$D$5]" office:value-type="string" office:string-value="0">
              <text:p>0</text:p>
            </table:table-cell>
            <table:table-cell table:style-name="ce8" table:formula="of:=IF(EXACT([.L70];[.L71]);IF(EXACT([.M70];[.M71]);[.O70];CELL(&quot;Row&quot;;[.O71]));[.L71])" office:value-type="float" office:value="69">
              <text:p>69</text:p>
            </table:table-cell>
            <table:table-cell table:style-name="ce8" table:formula="of:=IF(AND([.$A71]&lt;=[.Q$1];[.$A70]&gt;[.$A71]);0;IF(EXACT([.$A71];[.Q$1]+1);[.P70]+1;[.P70]))" office:value-type="float" office:value="0">
              <text:p>0</text:p>
            </table:table-cell>
            <table:table-cell table:style-name="ce8" table:formula="of:=['Code format'.$C$6]&amp;TEXT([.P71];['Code format'.$B$6])&amp;['Code format'.$D$6]" office:value-type="string" office:string-value="0">
              <text:p>0</text:p>
            </table:table-cell>
            <table:table-cell table:style-name="ce8" table:formula="of:=IF(EXACT([.O70];[.O71]);IF(EXACT([.P70];[.P71]);[.R70];CELL(&quot;Row&quot;;[.R71]));[.O71])" office:value-type="float" office:value="69">
              <text:p>69</text:p>
            </table:table-cell>
            <table:table-cell table:style-name="ce8" table:formula="of:=IF(AND([.$A71]&lt;=[.T$1];[.$A70]&gt;[.$A71]);0;IF(EXACT([.$A71];[.T$1]+1);[.S70]+1;[.S70]))" office:value-type="float" office:value="2">
              <text:p>2</text:p>
            </table:table-cell>
            <table:table-cell table:style-name="ce8" table:formula="of:=['Code format'.$C$7]&amp;TEXT([.S71];['Code format'.$B$7])&amp;['Code format'.$D$7]" office:value-type="string" office:string-value="2">
              <text:p>2</text:p>
            </table:table-cell>
            <table:table-cell table:style-name="ce8" table:formula="of:=IF(EXACT([.R70];[.R71]);IF(EXACT([.S70];[.S71]);[.U70];CELL(&quot;Row&quot;;[.U71]));[.R71])" office:value-type="float" office:value="71">
              <text:p>71</text:p>
            </table:table-cell>
            <table:table-cell table:style-name="Nivel7" table:formula="of:=CONCATENATE([.E71];[.H71];[.K71];[.N71];[.Q71];[.T71])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133002">
              <text:p>133002</text:p>
            </table:table-cell>
            <table:table-cell table:style-name="ce9" office:value-type="string">
              <text:p>HM</text:p>
            </table:table-cell>
            <table:table-cell table:style-name="ce9" office:value-type="string">
              <text:p>Dep. ac. de herramientas mayores</text:p>
            </table:table-cell>
            <table:table-cell table:style-name="Nivel7" table:formula="of:=[.X71]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Dep. ac. de herramientas mayores">
              <text:p>Dep. ac. de herramientas mayores</text:p>
            </table:table-cell>
            <table:table-cell table:style-name="Datos" table:formula="of:=IF(EXACT([.A71];1);&quot;&quot;;IF(EXACT([.A71];2);INDIRECT(CONCATENATE(&quot;V&quot;;[.C71]));IF(EXACT([.A71];3);INDIRECT(CONCATENATE(&quot;V&quot;;[.F71]));IF(EXACT([.A71];4);INDIRECT(CONCATENATE(&quot;V&quot;;[.I71]));IF(EXACT([.A71];5);INDIRECT(CONCATENATE(&quot;V&quot;;[.L71]));IF(EXACT([.A71];6);INDIRECT(CONCATENATE(&quot;V&quot;;[.O71]));IF(EXACT([.A71];7);INDIRECT(CONCATENATE(&quot;V&quot;;[.R71])))))))))" office:value-type="string" office:string-value="133000">
              <text:p>133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_valuation</text:p>
            </table:table-cell>
            <table:table-cell table:style-name="ce6" table:formula="of:=NOT(OR(AND(NOT(EXACT([.A71];7));NOT(EXACT([.AB71];&quot;view&quot;)));AND(EXACT([.A71];7);EXACT([.AB71];&quot;view&quot;))))" office:value-type="float" office:value="1">
              <text:p>1</text:p>
            </table:table-cell>
            <table:table-cell table:style-name="Datos" table:formula="of:=VLOOKUP([.AB71];['account.type'.$A$2:.$I$12];8)" office:value-type="string" office:string-value="other">
              <text:p>other</text:p>
            </table:table-cell>
            <table:table-cell table:style-name="Datos" table:formula="of:=VLOOKUP([.AB71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1];1);CHAR(9)&amp;CHAR(9)&amp;&quot;&lt;record id=&quot;&quot;account_account_template_&quot;&amp;SUBSTITUTE([.AG$1]&amp;[.$V71];&quot;-&quot;;&quot;_&quot;)&amp;&quot;&quot;&quot; model=&quot;&quot;account.account.template&quot;&quot;&gt;&quot;&amp;CHAR(13)&amp;CHAR(9)&amp;CHAR(9)&amp;CHAR(9)&amp;&quot;&lt;field name=&quot;&quot;code&quot;&quot;&gt;&quot;&amp;[.AG$1]&amp;[.$V71]&amp;&quot;&lt;/field&gt;&quot;&amp;CHAR(13)&amp;CHAR(9)&amp;CHAR(9)&amp;CHAR(9)&amp;&quot;&lt;field name=&quot;&quot;name&quot;&quot;&gt;&quot;&amp;[.AG$1]&amp;[.$Y71]&amp;&quot;&lt;/field&gt;&quot;&amp;CHAR(13)&amp;CHAR(9)&amp;CHAR(9)&amp;CHAR(9)&amp;&quot;&lt;field name=&quot;&quot;shortcut&quot;&quot;&gt;&quot;&amp;IF(EXACT([.$W71];&quot;&quot;);&quot;&quot;;[.AG$1]&amp;[.$W71])&amp;&quot;&lt;/field&gt;&quot;&amp;CHAR(13)&amp;CHAR(9)&amp;CHAR(9)&amp;CHAR(9)&amp;&quot;&lt;field name=&quot;&quot;parent_id&quot;&quot; ref=&quot;&quot;&quot;&amp;IF(EXACT([.$Z71];&quot;&quot;);&quot;&quot;;[.AG$1]&amp;[.$Z71])&amp;&quot;&quot;&quot;/&gt;&quot;&amp;CHAR(13)&amp;CHAR(9)&amp;CHAR(9)&amp;CHAR(9)&amp;&quot;&lt;field name=&quot;&quot;user_type&quot;&quot; ref=&quot;&quot;account_account_type_&quot;&amp;[.$AB71]&amp;&quot;&quot;&quot;/&gt;&quot;&amp;CHAR(13)&amp;CHAR(9)&amp;CHAR(9)&amp;CHAR(9)&amp;&quot;&lt;field name=&quot;&quot;currency_id&quot;&quot; ref=&quot;&quot;&quot;&amp;[.AA71]&amp;&quot;&quot;&quot;/&gt;&quot;&amp;CHAR(13)&amp;CHAR(9)&amp;CHAR(9)&amp;CHAR(9)&amp;&quot;&lt;field name=&quot;&quot;type&quot;&quot;&gt;&quot;&amp;[.$AD71]&amp;&quot;&lt;/field&gt;&quot;&amp;CHAR(13)&amp;CHAR(9)&amp;CHAR(9)&amp;CHAR(9)&amp;&quot;&lt;field name=&quot;&quot;reconcile&quot;&quot; eval=&quot;&quot;&quot;&amp;[.$AE71]&amp;&quot;&quot;&quot;/&gt;&quot;&amp;IF(EXACT([.$AF71];&quot;&quot;);&quot;&quot;;CHAR(13)&amp;CHAR(9)&amp;CHAR(9)&amp;CHAR(9)&amp;&quot;&lt;field name=&quot;&quot;tax_ids&quot;&quot;&gt;&quot;&amp;SUBSTITUTE([.$AF7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3002&quot; model=&quot;account.account.template&quot;&gt;&#13;&#9;&#9;&#9;&lt;field name=&quot;code&quot;&gt;0-133002&lt;/field&gt;&#13;&#9;&#9;&#9;&lt;field name=&quot;name&quot;&gt;0-Dep. ac. de herramientas mayores&lt;/field&gt;&#13;&#9;&#9;&#9;&lt;field name=&quot;shortcut&quot;&gt;0-HM&lt;/field&gt;&#13;&#9;&#9;&#9;&lt;field name=&quot;parent_id&quot; ref=&quot;0-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33002" model="account.account.template"&gt;<text:tab/><text:tab/><text:tab/>&lt;field name="code"&gt;0-133002&lt;/field&gt;<text:tab/><text:tab/><text:tab/>&lt;field name="name"&gt;0-Dep. ac. de herramientas mayores&lt;/field&gt;<text:tab/><text:tab/><text:tab/>&lt;field name="shortcut"&gt;0-HM&lt;/field&gt;<text:tab/><text:tab/><text:tab/>&lt;field name="parent_id" ref="0-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71];1);CHAR(9)&amp;CHAR(9)&amp;&quot;&lt;record id=&quot;&quot;account_account_template_&quot;&amp;SUBSTITUTE([.AH$1]&amp;[.$V71];&quot;-&quot;;&quot;_&quot;)&amp;&quot;&quot;&quot; model=&quot;&quot;account.account.template&quot;&quot;&gt;&quot;&amp;CHAR(13)&amp;CHAR(9)&amp;CHAR(9)&amp;CHAR(9)&amp;&quot;&lt;field name=&quot;&quot;code&quot;&quot;&gt;&quot;&amp;[.AH$1]&amp;[.$V71]&amp;&quot;&lt;/field&gt;&quot;&amp;CHAR(13)&amp;CHAR(9)&amp;CHAR(9)&amp;CHAR(9)&amp;&quot;&lt;field name=&quot;&quot;name&quot;&quot;&gt;&quot;&amp;[.AH$1]&amp;[.$Y71]&amp;&quot;&lt;/field&gt;&quot;&amp;CHAR(13)&amp;CHAR(9)&amp;CHAR(9)&amp;CHAR(9)&amp;&quot;&lt;field name=&quot;&quot;shortcut&quot;&quot;&gt;&quot;&amp;IF(EXACT([.$W71];&quot;&quot;);&quot;&quot;;[.AH$1]&amp;[.$W71])&amp;&quot;&lt;/field&gt;&quot;&amp;CHAR(13)&amp;CHAR(9)&amp;CHAR(9)&amp;CHAR(9)&amp;&quot;&lt;field name=&quot;&quot;parent_id&quot;&quot; ref=&quot;&quot;&quot;&amp;IF(EXACT([.$Z71];&quot;&quot;);&quot;&quot;;[.AH$1]&amp;[.$Z71])&amp;&quot;&quot;&quot;/&gt;&quot;&amp;CHAR(13)&amp;CHAR(9)&amp;CHAR(9)&amp;CHAR(9)&amp;&quot;&lt;field name=&quot;&quot;user_type&quot;&quot; ref=&quot;&quot;account_account_type_&quot;&amp;[.$AB71]&amp;&quot;&quot;&quot;/&gt;&quot;&amp;CHAR(13)&amp;CHAR(9)&amp;CHAR(9)&amp;CHAR(9)&amp;&quot;&lt;field name=&quot;&quot;currency_id&quot;&quot; ref=&quot;&quot;&quot;&amp;[.AB71]&amp;&quot;&quot;&quot;/&gt;&quot;&amp;CHAR(13)&amp;CHAR(9)&amp;CHAR(9)&amp;CHAR(9)&amp;&quot;&lt;field name=&quot;&quot;type&quot;&quot;&gt;&quot;&amp;[.$AD71]&amp;&quot;&lt;/field&gt;&quot;&amp;CHAR(13)&amp;CHAR(9)&amp;CHAR(9)&amp;CHAR(9)&amp;&quot;&lt;field name=&quot;&quot;reconcile&quot;&quot; eval=&quot;&quot;&quot;&amp;[.$AE71]&amp;&quot;&quot;&quot;/&gt;&quot;&amp;IF(EXACT([.$AF71];&quot;&quot;);&quot;&quot;;CHAR(13)&amp;CHAR(9)&amp;CHAR(9)&amp;CHAR(9)&amp;&quot;&lt;field name=&quot;&quot;tax_ids&quot;&quot;&gt;&quot;&amp;SUBSTITUTE([.$AF7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3002&quot; model=&quot;account.account.template&quot;&gt;&#13;&#9;&#9;&#9;&lt;field name=&quot;code&quot;&gt;1-133002&lt;/field&gt;&#13;&#9;&#9;&#9;&lt;field name=&quot;name&quot;&gt;1-Dep. ac. de herramientas mayores&lt;/field&gt;&#13;&#9;&#9;&#9;&lt;field name=&quot;shortcut&quot;&gt;1-HM&lt;/field&gt;&#13;&#9;&#9;&#9;&lt;field name=&quot;parent_id&quot; ref=&quot;1-133000&quot;/&gt;&#13;&#9;&#9;&#9;&lt;field name=&quot;user_type&quot; ref=&quot;account_account_type_asset_valuation&quot;/&gt;&#13;&#9;&#9;&#9;&lt;field name=&quot;currency_id&quot; ref=&quot;asset_valuation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33002" model="account.account.template"&gt;<text:tab/><text:tab/><text:tab/>&lt;field name="code"&gt;1-133002&lt;/field&gt;<text:tab/><text:tab/><text:tab/>&lt;field name="name"&gt;1-Dep. ac. de herramientas mayores&lt;/field&gt;<text:tab/><text:tab/><text:tab/>&lt;field name="shortcut"&gt;1-HM&lt;/field&gt;<text:tab/><text:tab/><text:tab/>&lt;field name="parent_id" ref="1-133000"/&gt;<text:tab/><text:tab/><text:tab/>&lt;field name="user_type" ref="account_account_type_asset_valuation"/&gt;<text:tab/><text:tab/><text:tab/>&lt;field name="currency_id" ref="asset_valuation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71]&gt;[.A72];[.A71]=[.A72]);[.A71]&lt;&gt;7))" office:value-type="float" office:value="1">
              <text:p>1</text:p>
            </table:table-cell>
            <table:table-cell table:style-name="ce8" table:formula="of:=IF(EXACT([.A72];1);CELL(&quot;Row&quot;;[.C72]);[.C71])" office:value-type="float" office:value="2">
              <text:p>2</text:p>
            </table:table-cell>
            <table:table-cell table:style-name="ce8" table:formula="of:=IF(EXACT([.$A72];1);0;IF(EXACT([.$A72];2);[.D71]+1;[.D71]))" office:value-type="float" office:value="1">
              <text:p>1</text:p>
            </table:table-cell>
            <table:table-cell table:style-name="ce8" table:formula="of:=['Code format'.$C$2]&amp;TEXT([.D72];['Code format'.$B$2])&amp;['Code format'.$D$2]" office:value-type="string" office:string-value="1">
              <text:p>1</text:p>
            </table:table-cell>
            <table:table-cell table:style-name="ce8" table:formula="of:=IF(EXACT([.C71];[.C72]);IF(EXACT([.D71];[.D72]);[.F71];CELL(&quot;Row&quot;;[.F72]));[.C72])" office:value-type="float" office:value="3">
              <text:p>3</text:p>
            </table:table-cell>
            <table:table-cell table:style-name="ce8" table:formula="of:=IF(AND([.$A72]&lt;=[.H$1];[.$A71]&gt;[.$A72]);0;IF(EXACT([.$A72];[.H$1]+1);[.G71]+1;[.G71]))" office:value-type="float" office:value="3">
              <text:p>3</text:p>
            </table:table-cell>
            <table:table-cell table:style-name="ce8" table:formula="of:=['Code format'.$C$3]&amp;TEXT([.G72];['Code format'.$B$3])&amp;['Code format'.$D$3]" office:value-type="string" office:string-value="3">
              <text:p>3</text:p>
            </table:table-cell>
            <table:table-cell table:style-name="ce8" table:formula="of:=IF(EXACT([.F71];[.F72]);IF(EXACT([.G71];[.G72]);[.I71];CELL(&quot;Row&quot;;[.I72]));[.F72])" office:value-type="float" office:value="58">
              <text:p>58</text:p>
            </table:table-cell>
            <table:table-cell table:style-name="ce8" table:formula="of:=IF(AND([.$A72]&lt;=[.K$1];[.$A71]&gt;[.$A72]);0;IF(EXACT([.$A72];[.K$1]+1);[.J71]+1;[.J71]))" office:value-type="float" office:value="3">
              <text:p>3</text:p>
            </table:table-cell>
            <table:table-cell table:style-name="ce8" table:formula="of:=['Code format'.$C$4]&amp;TEXT([.J72];['Code format'.$B$4])&amp;['Code format'.$D$4]" office:value-type="string" office:string-value="3">
              <text:p>3</text:p>
            </table:table-cell>
            <table:table-cell table:style-name="ce8" table:formula="of:=IF(EXACT([.I71];[.I72]);IF(EXACT([.J71];[.J72]);[.L71];CELL(&quot;Row&quot;;[.L72]));[.I72])" office:value-type="float" office:value="69">
              <text:p>69</text:p>
            </table:table-cell>
            <table:table-cell table:style-name="ce8" table:formula="of:=IF(AND([.$A72]&lt;=[.N$1];[.$A71]&gt;[.$A72]);0;IF(EXACT([.$A72];[.N$1]+1);[.M71]+1;[.M71]))" office:value-type="float" office:value="0">
              <text:p>0</text:p>
            </table:table-cell>
            <table:table-cell table:style-name="ce8" table:formula="of:=['Code format'.$C$5]&amp;TEXT([.M72];['Code format'.$B$5])&amp;['Code format'.$D$5]" office:value-type="string" office:string-value="0">
              <text:p>0</text:p>
            </table:table-cell>
            <table:table-cell table:style-name="ce8" table:formula="of:=IF(EXACT([.L71];[.L72]);IF(EXACT([.M71];[.M72]);[.O71];CELL(&quot;Row&quot;;[.O72]));[.L72])" office:value-type="float" office:value="69">
              <text:p>69</text:p>
            </table:table-cell>
            <table:table-cell table:style-name="ce8" table:formula="of:=IF(AND([.$A72]&lt;=[.Q$1];[.$A71]&gt;[.$A72]);0;IF(EXACT([.$A72];[.Q$1]+1);[.P71]+1;[.P71]))" office:value-type="float" office:value="0">
              <text:p>0</text:p>
            </table:table-cell>
            <table:table-cell table:style-name="ce8" table:formula="of:=['Code format'.$C$6]&amp;TEXT([.P72];['Code format'.$B$6])&amp;['Code format'.$D$6]" office:value-type="string" office:string-value="0">
              <text:p>0</text:p>
            </table:table-cell>
            <table:table-cell table:style-name="ce8" table:formula="of:=IF(EXACT([.O71];[.O72]);IF(EXACT([.P71];[.P72]);[.R71];CELL(&quot;Row&quot;;[.R72]));[.O72])" office:value-type="float" office:value="69">
              <text:p>69</text:p>
            </table:table-cell>
            <table:table-cell table:style-name="ce8" table:formula="of:=IF(AND([.$A72]&lt;=[.T$1];[.$A71]&gt;[.$A72]);0;IF(EXACT([.$A72];[.T$1]+1);[.S71]+1;[.S71]))" office:value-type="float" office:value="3">
              <text:p>3</text:p>
            </table:table-cell>
            <table:table-cell table:style-name="ce8" table:formula="of:=['Code format'.$C$7]&amp;TEXT([.S72];['Code format'.$B$7])&amp;['Code format'.$D$7]" office:value-type="string" office:string-value="3">
              <text:p>3</text:p>
            </table:table-cell>
            <table:table-cell table:style-name="ce8" table:formula="of:=IF(EXACT([.R71];[.R72]);IF(EXACT([.S71];[.S72]);[.U71];CELL(&quot;Row&quot;;[.U72]));[.R72])" office:value-type="float" office:value="72">
              <text:p>72</text:p>
            </table:table-cell>
            <table:table-cell table:style-name="Nivel7" table:formula="of:=CONCATENATE([.E72];[.H72];[.K72];[.N72];[.Q72];[.T72])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133003">
              <text:p>133003</text:p>
            </table:table-cell>
            <table:table-cell table:style-name="ce9" office:value-type="string">
              <text:p>Mob</text:p>
            </table:table-cell>
            <table:table-cell table:style-name="ce9" office:value-type="string">
              <text:p>Dep. ac. de mobiliario y equipo de oficina</text:p>
            </table:table-cell>
            <table:table-cell table:style-name="Nivel7" table:formula="of:=[.X72]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Dep. ac. de mobiliario y equipo de oficina">
              <text:p>Dep. ac. de mobiliario y equipo de oficina</text:p>
            </table:table-cell>
            <table:table-cell table:style-name="Datos" table:formula="of:=IF(EXACT([.A72];1);&quot;&quot;;IF(EXACT([.A72];2);INDIRECT(CONCATENATE(&quot;V&quot;;[.C72]));IF(EXACT([.A72];3);INDIRECT(CONCATENATE(&quot;V&quot;;[.F72]));IF(EXACT([.A72];4);INDIRECT(CONCATENATE(&quot;V&quot;;[.I72]));IF(EXACT([.A72];5);INDIRECT(CONCATENATE(&quot;V&quot;;[.L72]));IF(EXACT([.A72];6);INDIRECT(CONCATENATE(&quot;V&quot;;[.O72]));IF(EXACT([.A72];7);INDIRECT(CONCATENATE(&quot;V&quot;;[.R72])))))))))" office:value-type="string" office:string-value="133000">
              <text:p>133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_valuation</text:p>
            </table:table-cell>
            <table:table-cell table:style-name="ce6" table:formula="of:=NOT(OR(AND(NOT(EXACT([.A72];7));NOT(EXACT([.AB72];&quot;view&quot;)));AND(EXACT([.A72];7);EXACT([.AB72];&quot;view&quot;))))" office:value-type="float" office:value="1">
              <text:p>1</text:p>
            </table:table-cell>
            <table:table-cell table:style-name="Datos" table:formula="of:=VLOOKUP([.AB72];['account.type'.$A$2:.$I$12];8)" office:value-type="string" office:string-value="other">
              <text:p>other</text:p>
            </table:table-cell>
            <table:table-cell table:style-name="Datos" table:formula="of:=VLOOKUP([.AB72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2];1);CHAR(9)&amp;CHAR(9)&amp;&quot;&lt;record id=&quot;&quot;account_account_template_&quot;&amp;SUBSTITUTE([.AG$1]&amp;[.$V72];&quot;-&quot;;&quot;_&quot;)&amp;&quot;&quot;&quot; model=&quot;&quot;account.account.template&quot;&quot;&gt;&quot;&amp;CHAR(13)&amp;CHAR(9)&amp;CHAR(9)&amp;CHAR(9)&amp;&quot;&lt;field name=&quot;&quot;code&quot;&quot;&gt;&quot;&amp;[.AG$1]&amp;[.$V72]&amp;&quot;&lt;/field&gt;&quot;&amp;CHAR(13)&amp;CHAR(9)&amp;CHAR(9)&amp;CHAR(9)&amp;&quot;&lt;field name=&quot;&quot;name&quot;&quot;&gt;&quot;&amp;[.AG$1]&amp;[.$Y72]&amp;&quot;&lt;/field&gt;&quot;&amp;CHAR(13)&amp;CHAR(9)&amp;CHAR(9)&amp;CHAR(9)&amp;&quot;&lt;field name=&quot;&quot;shortcut&quot;&quot;&gt;&quot;&amp;IF(EXACT([.$W72];&quot;&quot;);&quot;&quot;;[.AG$1]&amp;[.$W72])&amp;&quot;&lt;/field&gt;&quot;&amp;CHAR(13)&amp;CHAR(9)&amp;CHAR(9)&amp;CHAR(9)&amp;&quot;&lt;field name=&quot;&quot;parent_id&quot;&quot; ref=&quot;&quot;&quot;&amp;IF(EXACT([.$Z72];&quot;&quot;);&quot;&quot;;[.AG$1]&amp;[.$Z72])&amp;&quot;&quot;&quot;/&gt;&quot;&amp;CHAR(13)&amp;CHAR(9)&amp;CHAR(9)&amp;CHAR(9)&amp;&quot;&lt;field name=&quot;&quot;user_type&quot;&quot; ref=&quot;&quot;account_account_type_&quot;&amp;[.$AB72]&amp;&quot;&quot;&quot;/&gt;&quot;&amp;CHAR(13)&amp;CHAR(9)&amp;CHAR(9)&amp;CHAR(9)&amp;&quot;&lt;field name=&quot;&quot;currency_id&quot;&quot; ref=&quot;&quot;&quot;&amp;[.AA72]&amp;&quot;&quot;&quot;/&gt;&quot;&amp;CHAR(13)&amp;CHAR(9)&amp;CHAR(9)&amp;CHAR(9)&amp;&quot;&lt;field name=&quot;&quot;type&quot;&quot;&gt;&quot;&amp;[.$AD72]&amp;&quot;&lt;/field&gt;&quot;&amp;CHAR(13)&amp;CHAR(9)&amp;CHAR(9)&amp;CHAR(9)&amp;&quot;&lt;field name=&quot;&quot;reconcile&quot;&quot; eval=&quot;&quot;&quot;&amp;[.$AE72]&amp;&quot;&quot;&quot;/&gt;&quot;&amp;IF(EXACT([.$AF72];&quot;&quot;);&quot;&quot;;CHAR(13)&amp;CHAR(9)&amp;CHAR(9)&amp;CHAR(9)&amp;&quot;&lt;field name=&quot;&quot;tax_ids&quot;&quot;&gt;&quot;&amp;SUBSTITUTE([.$AF7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3003&quot; model=&quot;account.account.template&quot;&gt;&#13;&#9;&#9;&#9;&lt;field name=&quot;code&quot;&gt;0-133003&lt;/field&gt;&#13;&#9;&#9;&#9;&lt;field name=&quot;name&quot;&gt;0-Dep. ac. de mobiliario y equipo de oficina&lt;/field&gt;&#13;&#9;&#9;&#9;&lt;field name=&quot;shortcut&quot;&gt;0-Mob&lt;/field&gt;&#13;&#9;&#9;&#9;&lt;field name=&quot;parent_id&quot; ref=&quot;0-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33003" model="account.account.template"&gt;<text:tab/><text:tab/><text:tab/>&lt;field name="code"&gt;0-133003&lt;/field&gt;<text:tab/><text:tab/><text:tab/>&lt;field name="name"&gt;0-Dep. ac. de mobiliario y equipo de oficina&lt;/field&gt;<text:tab/><text:tab/><text:tab/>&lt;field name="shortcut"&gt;0-Mob&lt;/field&gt;<text:tab/><text:tab/><text:tab/>&lt;field name="parent_id" ref="0-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72];1);CHAR(9)&amp;CHAR(9)&amp;&quot;&lt;record id=&quot;&quot;account_account_template_&quot;&amp;SUBSTITUTE([.AH$1]&amp;[.$V72];&quot;-&quot;;&quot;_&quot;)&amp;&quot;&quot;&quot; model=&quot;&quot;account.account.template&quot;&quot;&gt;&quot;&amp;CHAR(13)&amp;CHAR(9)&amp;CHAR(9)&amp;CHAR(9)&amp;&quot;&lt;field name=&quot;&quot;code&quot;&quot;&gt;&quot;&amp;[.AH$1]&amp;[.$V72]&amp;&quot;&lt;/field&gt;&quot;&amp;CHAR(13)&amp;CHAR(9)&amp;CHAR(9)&amp;CHAR(9)&amp;&quot;&lt;field name=&quot;&quot;name&quot;&quot;&gt;&quot;&amp;[.AH$1]&amp;[.$Y72]&amp;&quot;&lt;/field&gt;&quot;&amp;CHAR(13)&amp;CHAR(9)&amp;CHAR(9)&amp;CHAR(9)&amp;&quot;&lt;field name=&quot;&quot;shortcut&quot;&quot;&gt;&quot;&amp;IF(EXACT([.$W72];&quot;&quot;);&quot;&quot;;[.AH$1]&amp;[.$W72])&amp;&quot;&lt;/field&gt;&quot;&amp;CHAR(13)&amp;CHAR(9)&amp;CHAR(9)&amp;CHAR(9)&amp;&quot;&lt;field name=&quot;&quot;parent_id&quot;&quot; ref=&quot;&quot;&quot;&amp;IF(EXACT([.$Z72];&quot;&quot;);&quot;&quot;;[.AH$1]&amp;[.$Z72])&amp;&quot;&quot;&quot;/&gt;&quot;&amp;CHAR(13)&amp;CHAR(9)&amp;CHAR(9)&amp;CHAR(9)&amp;&quot;&lt;field name=&quot;&quot;user_type&quot;&quot; ref=&quot;&quot;account_account_type_&quot;&amp;[.$AB72]&amp;&quot;&quot;&quot;/&gt;&quot;&amp;CHAR(13)&amp;CHAR(9)&amp;CHAR(9)&amp;CHAR(9)&amp;&quot;&lt;field name=&quot;&quot;currency_id&quot;&quot; ref=&quot;&quot;&quot;&amp;[.AB72]&amp;&quot;&quot;&quot;/&gt;&quot;&amp;CHAR(13)&amp;CHAR(9)&amp;CHAR(9)&amp;CHAR(9)&amp;&quot;&lt;field name=&quot;&quot;type&quot;&quot;&gt;&quot;&amp;[.$AD72]&amp;&quot;&lt;/field&gt;&quot;&amp;CHAR(13)&amp;CHAR(9)&amp;CHAR(9)&amp;CHAR(9)&amp;&quot;&lt;field name=&quot;&quot;reconcile&quot;&quot; eval=&quot;&quot;&quot;&amp;[.$AE72]&amp;&quot;&quot;&quot;/&gt;&quot;&amp;IF(EXACT([.$AF72];&quot;&quot;);&quot;&quot;;CHAR(13)&amp;CHAR(9)&amp;CHAR(9)&amp;CHAR(9)&amp;&quot;&lt;field name=&quot;&quot;tax_ids&quot;&quot;&gt;&quot;&amp;SUBSTITUTE([.$AF7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3003&quot; model=&quot;account.account.template&quot;&gt;&#13;&#9;&#9;&#9;&lt;field name=&quot;code&quot;&gt;1-133003&lt;/field&gt;&#13;&#9;&#9;&#9;&lt;field name=&quot;name&quot;&gt;1-Dep. ac. de mobiliario y equipo de oficina&lt;/field&gt;&#13;&#9;&#9;&#9;&lt;field name=&quot;shortcut&quot;&gt;1-Mob&lt;/field&gt;&#13;&#9;&#9;&#9;&lt;field name=&quot;parent_id&quot; ref=&quot;1-133000&quot;/&gt;&#13;&#9;&#9;&#9;&lt;field name=&quot;user_type&quot; ref=&quot;account_account_type_asset_valuation&quot;/&gt;&#13;&#9;&#9;&#9;&lt;field name=&quot;currency_id&quot; ref=&quot;asset_valuation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33003" model="account.account.template"&gt;<text:tab/><text:tab/><text:tab/>&lt;field name="code"&gt;1-133003&lt;/field&gt;<text:tab/><text:tab/><text:tab/>&lt;field name="name"&gt;1-Dep. ac. de mobiliario y equipo de oficina&lt;/field&gt;<text:tab/><text:tab/><text:tab/>&lt;field name="shortcut"&gt;1-Mob&lt;/field&gt;<text:tab/><text:tab/><text:tab/>&lt;field name="parent_id" ref="1-133000"/&gt;<text:tab/><text:tab/><text:tab/>&lt;field name="user_type" ref="account_account_type_asset_valuation"/&gt;<text:tab/><text:tab/><text:tab/>&lt;field name="currency_id" ref="asset_valuation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72]&gt;[.A73];[.A72]=[.A73]);[.A72]&lt;&gt;7))" office:value-type="float" office:value="1">
              <text:p>1</text:p>
            </table:table-cell>
            <table:table-cell table:style-name="ce8" table:formula="of:=IF(EXACT([.A73];1);CELL(&quot;Row&quot;;[.C73]);[.C72])" office:value-type="float" office:value="2">
              <text:p>2</text:p>
            </table:table-cell>
            <table:table-cell table:style-name="ce8" table:formula="of:=IF(EXACT([.$A73];1);0;IF(EXACT([.$A73];2);[.D72]+1;[.D72]))" office:value-type="float" office:value="1">
              <text:p>1</text:p>
            </table:table-cell>
            <table:table-cell table:style-name="ce8" table:formula="of:=['Code format'.$C$2]&amp;TEXT([.D73];['Code format'.$B$2])&amp;['Code format'.$D$2]" office:value-type="string" office:string-value="1">
              <text:p>1</text:p>
            </table:table-cell>
            <table:table-cell table:style-name="ce8" table:formula="of:=IF(EXACT([.C72];[.C73]);IF(EXACT([.D72];[.D73]);[.F72];CELL(&quot;Row&quot;;[.F73]));[.C73])" office:value-type="float" office:value="3">
              <text:p>3</text:p>
            </table:table-cell>
            <table:table-cell table:style-name="ce8" table:formula="of:=IF(AND([.$A73]&lt;=[.H$1];[.$A72]&gt;[.$A73]);0;IF(EXACT([.$A73];[.H$1]+1);[.G72]+1;[.G72]))" office:value-type="float" office:value="3">
              <text:p>3</text:p>
            </table:table-cell>
            <table:table-cell table:style-name="ce8" table:formula="of:=['Code format'.$C$3]&amp;TEXT([.G73];['Code format'.$B$3])&amp;['Code format'.$D$3]" office:value-type="string" office:string-value="3">
              <text:p>3</text:p>
            </table:table-cell>
            <table:table-cell table:style-name="ce8" table:formula="of:=IF(EXACT([.F72];[.F73]);IF(EXACT([.G72];[.G73]);[.I72];CELL(&quot;Row&quot;;[.I73]));[.F73])" office:value-type="float" office:value="58">
              <text:p>58</text:p>
            </table:table-cell>
            <table:table-cell table:style-name="ce8" table:formula="of:=IF(AND([.$A73]&lt;=[.K$1];[.$A72]&gt;[.$A73]);0;IF(EXACT([.$A73];[.K$1]+1);[.J72]+1;[.J72]))" office:value-type="float" office:value="3">
              <text:p>3</text:p>
            </table:table-cell>
            <table:table-cell table:style-name="ce8" table:formula="of:=['Code format'.$C$4]&amp;TEXT([.J73];['Code format'.$B$4])&amp;['Code format'.$D$4]" office:value-type="string" office:string-value="3">
              <text:p>3</text:p>
            </table:table-cell>
            <table:table-cell table:style-name="ce8" table:formula="of:=IF(EXACT([.I72];[.I73]);IF(EXACT([.J72];[.J73]);[.L72];CELL(&quot;Row&quot;;[.L73]));[.I73])" office:value-type="float" office:value="69">
              <text:p>69</text:p>
            </table:table-cell>
            <table:table-cell table:style-name="ce8" table:formula="of:=IF(AND([.$A73]&lt;=[.N$1];[.$A72]&gt;[.$A73]);0;IF(EXACT([.$A73];[.N$1]+1);[.M72]+1;[.M72]))" office:value-type="float" office:value="0">
              <text:p>0</text:p>
            </table:table-cell>
            <table:table-cell table:style-name="ce8" table:formula="of:=['Code format'.$C$5]&amp;TEXT([.M73];['Code format'.$B$5])&amp;['Code format'.$D$5]" office:value-type="string" office:string-value="0">
              <text:p>0</text:p>
            </table:table-cell>
            <table:table-cell table:style-name="ce8" table:formula="of:=IF(EXACT([.L72];[.L73]);IF(EXACT([.M72];[.M73]);[.O72];CELL(&quot;Row&quot;;[.O73]));[.L73])" office:value-type="float" office:value="69">
              <text:p>69</text:p>
            </table:table-cell>
            <table:table-cell table:style-name="ce8" table:formula="of:=IF(AND([.$A73]&lt;=[.Q$1];[.$A72]&gt;[.$A73]);0;IF(EXACT([.$A73];[.Q$1]+1);[.P72]+1;[.P72]))" office:value-type="float" office:value="0">
              <text:p>0</text:p>
            </table:table-cell>
            <table:table-cell table:style-name="ce8" table:formula="of:=['Code format'.$C$6]&amp;TEXT([.P73];['Code format'.$B$6])&amp;['Code format'.$D$6]" office:value-type="string" office:string-value="0">
              <text:p>0</text:p>
            </table:table-cell>
            <table:table-cell table:style-name="ce8" table:formula="of:=IF(EXACT([.O72];[.O73]);IF(EXACT([.P72];[.P73]);[.R72];CELL(&quot;Row&quot;;[.R73]));[.O73])" office:value-type="float" office:value="69">
              <text:p>69</text:p>
            </table:table-cell>
            <table:table-cell table:style-name="ce8" table:formula="of:=IF(AND([.$A73]&lt;=[.T$1];[.$A72]&gt;[.$A73]);0;IF(EXACT([.$A73];[.T$1]+1);[.S72]+1;[.S72]))" office:value-type="float" office:value="4">
              <text:p>4</text:p>
            </table:table-cell>
            <table:table-cell table:style-name="ce8" table:formula="of:=['Code format'.$C$7]&amp;TEXT([.S73];['Code format'.$B$7])&amp;['Code format'.$D$7]" office:value-type="string" office:string-value="4">
              <text:p>4</text:p>
            </table:table-cell>
            <table:table-cell table:style-name="ce8" table:formula="of:=IF(EXACT([.R72];[.R73]);IF(EXACT([.S72];[.S73]);[.U72];CELL(&quot;Row&quot;;[.U73]));[.R73])" office:value-type="float" office:value="73">
              <text:p>73</text:p>
            </table:table-cell>
            <table:table-cell table:style-name="Nivel7" table:formula="of:=CONCATENATE([.E73];[.H73];[.K73];[.N73];[.Q73];[.T73])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133004">
              <text:p>133004</text:p>
            </table:table-cell>
            <table:table-cell table:style-name="ce9" office:value-type="string">
              <text:p>Comp</text:p>
            </table:table-cell>
            <table:table-cell table:style-name="ce9" office:value-type="string">
              <text:p>Dep. ac. de equipo de cómputo</text:p>
            </table:table-cell>
            <table:table-cell table:style-name="Nivel7" table:formula="of:=[.X73]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Dep. ac. de equipo de cómputo">
              <text:p>Dep. ac. de equipo de cómputo</text:p>
            </table:table-cell>
            <table:table-cell table:style-name="Datos" table:formula="of:=IF(EXACT([.A73];1);&quot;&quot;;IF(EXACT([.A73];2);INDIRECT(CONCATENATE(&quot;V&quot;;[.C73]));IF(EXACT([.A73];3);INDIRECT(CONCATENATE(&quot;V&quot;;[.F73]));IF(EXACT([.A73];4);INDIRECT(CONCATENATE(&quot;V&quot;;[.I73]));IF(EXACT([.A73];5);INDIRECT(CONCATENATE(&quot;V&quot;;[.L73]));IF(EXACT([.A73];6);INDIRECT(CONCATENATE(&quot;V&quot;;[.O73]));IF(EXACT([.A73];7);INDIRECT(CONCATENATE(&quot;V&quot;;[.R73])))))))))" office:value-type="string" office:string-value="133000">
              <text:p>133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_valuation</text:p>
            </table:table-cell>
            <table:table-cell table:style-name="ce6" table:formula="of:=NOT(OR(AND(NOT(EXACT([.A73];7));NOT(EXACT([.AB73];&quot;view&quot;)));AND(EXACT([.A73];7);EXACT([.AB73];&quot;view&quot;))))" office:value-type="float" office:value="1">
              <text:p>1</text:p>
            </table:table-cell>
            <table:table-cell table:style-name="Datos" table:formula="of:=VLOOKUP([.AB73];['account.type'.$A$2:.$I$12];8)" office:value-type="string" office:string-value="other">
              <text:p>other</text:p>
            </table:table-cell>
            <table:table-cell table:style-name="Datos" table:formula="of:=VLOOKUP([.AB73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3];1);CHAR(9)&amp;CHAR(9)&amp;&quot;&lt;record id=&quot;&quot;account_account_template_&quot;&amp;SUBSTITUTE([.AG$1]&amp;[.$V73];&quot;-&quot;;&quot;_&quot;)&amp;&quot;&quot;&quot; model=&quot;&quot;account.account.template&quot;&quot;&gt;&quot;&amp;CHAR(13)&amp;CHAR(9)&amp;CHAR(9)&amp;CHAR(9)&amp;&quot;&lt;field name=&quot;&quot;code&quot;&quot;&gt;&quot;&amp;[.AG$1]&amp;[.$V73]&amp;&quot;&lt;/field&gt;&quot;&amp;CHAR(13)&amp;CHAR(9)&amp;CHAR(9)&amp;CHAR(9)&amp;&quot;&lt;field name=&quot;&quot;name&quot;&quot;&gt;&quot;&amp;[.AG$1]&amp;[.$Y73]&amp;&quot;&lt;/field&gt;&quot;&amp;CHAR(13)&amp;CHAR(9)&amp;CHAR(9)&amp;CHAR(9)&amp;&quot;&lt;field name=&quot;&quot;shortcut&quot;&quot;&gt;&quot;&amp;IF(EXACT([.$W73];&quot;&quot;);&quot;&quot;;[.AG$1]&amp;[.$W73])&amp;&quot;&lt;/field&gt;&quot;&amp;CHAR(13)&amp;CHAR(9)&amp;CHAR(9)&amp;CHAR(9)&amp;&quot;&lt;field name=&quot;&quot;parent_id&quot;&quot; ref=&quot;&quot;&quot;&amp;IF(EXACT([.$Z73];&quot;&quot;);&quot;&quot;;[.AG$1]&amp;[.$Z73])&amp;&quot;&quot;&quot;/&gt;&quot;&amp;CHAR(13)&amp;CHAR(9)&amp;CHAR(9)&amp;CHAR(9)&amp;&quot;&lt;field name=&quot;&quot;user_type&quot;&quot; ref=&quot;&quot;account_account_type_&quot;&amp;[.$AB73]&amp;&quot;&quot;&quot;/&gt;&quot;&amp;CHAR(13)&amp;CHAR(9)&amp;CHAR(9)&amp;CHAR(9)&amp;&quot;&lt;field name=&quot;&quot;currency_id&quot;&quot; ref=&quot;&quot;&quot;&amp;[.AA73]&amp;&quot;&quot;&quot;/&gt;&quot;&amp;CHAR(13)&amp;CHAR(9)&amp;CHAR(9)&amp;CHAR(9)&amp;&quot;&lt;field name=&quot;&quot;type&quot;&quot;&gt;&quot;&amp;[.$AD73]&amp;&quot;&lt;/field&gt;&quot;&amp;CHAR(13)&amp;CHAR(9)&amp;CHAR(9)&amp;CHAR(9)&amp;&quot;&lt;field name=&quot;&quot;reconcile&quot;&quot; eval=&quot;&quot;&quot;&amp;[.$AE73]&amp;&quot;&quot;&quot;/&gt;&quot;&amp;IF(EXACT([.$AF73];&quot;&quot;);&quot;&quot;;CHAR(13)&amp;CHAR(9)&amp;CHAR(9)&amp;CHAR(9)&amp;&quot;&lt;field name=&quot;&quot;tax_ids&quot;&quot;&gt;&quot;&amp;SUBSTITUTE([.$AF7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3004&quot; model=&quot;account.account.template&quot;&gt;&#13;&#9;&#9;&#9;&lt;field name=&quot;code&quot;&gt;0-133004&lt;/field&gt;&#13;&#9;&#9;&#9;&lt;field name=&quot;name&quot;&gt;0-Dep. ac. de equipo de cómputo&lt;/field&gt;&#13;&#9;&#9;&#9;&lt;field name=&quot;shortcut&quot;&gt;0-Comp&lt;/field&gt;&#13;&#9;&#9;&#9;&lt;field name=&quot;parent_id&quot; ref=&quot;0-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33004" model="account.account.template"&gt;<text:tab/><text:tab/><text:tab/>&lt;field name="code"&gt;0-133004&lt;/field&gt;<text:tab/><text:tab/><text:tab/>&lt;field name="name"&gt;0-Dep. ac. de equipo de cómputo&lt;/field&gt;<text:tab/><text:tab/><text:tab/>&lt;field name="shortcut"&gt;0-Comp&lt;/field&gt;<text:tab/><text:tab/><text:tab/>&lt;field name="parent_id" ref="0-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73];1);CHAR(9)&amp;CHAR(9)&amp;&quot;&lt;record id=&quot;&quot;account_account_template_&quot;&amp;SUBSTITUTE([.AH$1]&amp;[.$V73];&quot;-&quot;;&quot;_&quot;)&amp;&quot;&quot;&quot; model=&quot;&quot;account.account.template&quot;&quot;&gt;&quot;&amp;CHAR(13)&amp;CHAR(9)&amp;CHAR(9)&amp;CHAR(9)&amp;&quot;&lt;field name=&quot;&quot;code&quot;&quot;&gt;&quot;&amp;[.AH$1]&amp;[.$V73]&amp;&quot;&lt;/field&gt;&quot;&amp;CHAR(13)&amp;CHAR(9)&amp;CHAR(9)&amp;CHAR(9)&amp;&quot;&lt;field name=&quot;&quot;name&quot;&quot;&gt;&quot;&amp;[.AH$1]&amp;[.$Y73]&amp;&quot;&lt;/field&gt;&quot;&amp;CHAR(13)&amp;CHAR(9)&amp;CHAR(9)&amp;CHAR(9)&amp;&quot;&lt;field name=&quot;&quot;shortcut&quot;&quot;&gt;&quot;&amp;IF(EXACT([.$W73];&quot;&quot;);&quot;&quot;;[.AH$1]&amp;[.$W73])&amp;&quot;&lt;/field&gt;&quot;&amp;CHAR(13)&amp;CHAR(9)&amp;CHAR(9)&amp;CHAR(9)&amp;&quot;&lt;field name=&quot;&quot;parent_id&quot;&quot; ref=&quot;&quot;&quot;&amp;IF(EXACT([.$Z73];&quot;&quot;);&quot;&quot;;[.AH$1]&amp;[.$Z73])&amp;&quot;&quot;&quot;/&gt;&quot;&amp;CHAR(13)&amp;CHAR(9)&amp;CHAR(9)&amp;CHAR(9)&amp;&quot;&lt;field name=&quot;&quot;user_type&quot;&quot; ref=&quot;&quot;account_account_type_&quot;&amp;[.$AB73]&amp;&quot;&quot;&quot;/&gt;&quot;&amp;CHAR(13)&amp;CHAR(9)&amp;CHAR(9)&amp;CHAR(9)&amp;&quot;&lt;field name=&quot;&quot;currency_id&quot;&quot; ref=&quot;&quot;&quot;&amp;[.AB73]&amp;&quot;&quot;&quot;/&gt;&quot;&amp;CHAR(13)&amp;CHAR(9)&amp;CHAR(9)&amp;CHAR(9)&amp;&quot;&lt;field name=&quot;&quot;type&quot;&quot;&gt;&quot;&amp;[.$AD73]&amp;&quot;&lt;/field&gt;&quot;&amp;CHAR(13)&amp;CHAR(9)&amp;CHAR(9)&amp;CHAR(9)&amp;&quot;&lt;field name=&quot;&quot;reconcile&quot;&quot; eval=&quot;&quot;&quot;&amp;[.$AE73]&amp;&quot;&quot;&quot;/&gt;&quot;&amp;IF(EXACT([.$AF73];&quot;&quot;);&quot;&quot;;CHAR(13)&amp;CHAR(9)&amp;CHAR(9)&amp;CHAR(9)&amp;&quot;&lt;field name=&quot;&quot;tax_ids&quot;&quot;&gt;&quot;&amp;SUBSTITUTE([.$AF7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3004&quot; model=&quot;account.account.template&quot;&gt;&#13;&#9;&#9;&#9;&lt;field name=&quot;code&quot;&gt;1-133004&lt;/field&gt;&#13;&#9;&#9;&#9;&lt;field name=&quot;name&quot;&gt;1-Dep. ac. de equipo de cómputo&lt;/field&gt;&#13;&#9;&#9;&#9;&lt;field name=&quot;shortcut&quot;&gt;1-Comp&lt;/field&gt;&#13;&#9;&#9;&#9;&lt;field name=&quot;parent_id&quot; ref=&quot;1-133000&quot;/&gt;&#13;&#9;&#9;&#9;&lt;field name=&quot;user_type&quot; ref=&quot;account_account_type_asset_valuation&quot;/&gt;&#13;&#9;&#9;&#9;&lt;field name=&quot;currency_id&quot; ref=&quot;asset_valuation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33004" model="account.account.template"&gt;<text:tab/><text:tab/><text:tab/>&lt;field name="code"&gt;1-133004&lt;/field&gt;<text:tab/><text:tab/><text:tab/>&lt;field name="name"&gt;1-Dep. ac. de equipo de cómputo&lt;/field&gt;<text:tab/><text:tab/><text:tab/>&lt;field name="shortcut"&gt;1-Comp&lt;/field&gt;<text:tab/><text:tab/><text:tab/>&lt;field name="parent_id" ref="1-133000"/&gt;<text:tab/><text:tab/><text:tab/>&lt;field name="user_type" ref="account_account_type_asset_valuation"/&gt;<text:tab/><text:tab/><text:tab/>&lt;field name="currency_id" ref="asset_valuation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73]&gt;[.A74];[.A73]=[.A74]);[.A73]&lt;&gt;7))" office:value-type="float" office:value="1">
              <text:p>1</text:p>
            </table:table-cell>
            <table:table-cell table:style-name="ce8" table:formula="of:=IF(EXACT([.A74];1);CELL(&quot;Row&quot;;[.C74]);[.C73])" office:value-type="float" office:value="2">
              <text:p>2</text:p>
            </table:table-cell>
            <table:table-cell table:style-name="ce8" table:formula="of:=IF(EXACT([.$A74];1);0;IF(EXACT([.$A74];2);[.D73]+1;[.D73]))" office:value-type="float" office:value="1">
              <text:p>1</text:p>
            </table:table-cell>
            <table:table-cell table:style-name="ce8" table:formula="of:=['Code format'.$C$2]&amp;TEXT([.D74];['Code format'.$B$2])&amp;['Code format'.$D$2]" office:value-type="string" office:string-value="1">
              <text:p>1</text:p>
            </table:table-cell>
            <table:table-cell table:style-name="ce8" table:formula="of:=IF(EXACT([.C73];[.C74]);IF(EXACT([.D73];[.D74]);[.F73];CELL(&quot;Row&quot;;[.F74]));[.C74])" office:value-type="float" office:value="3">
              <text:p>3</text:p>
            </table:table-cell>
            <table:table-cell table:style-name="ce8" table:formula="of:=IF(AND([.$A74]&lt;=[.H$1];[.$A73]&gt;[.$A74]);0;IF(EXACT([.$A74];[.H$1]+1);[.G73]+1;[.G73]))" office:value-type="float" office:value="3">
              <text:p>3</text:p>
            </table:table-cell>
            <table:table-cell table:style-name="ce8" table:formula="of:=['Code format'.$C$3]&amp;TEXT([.G74];['Code format'.$B$3])&amp;['Code format'.$D$3]" office:value-type="string" office:string-value="3">
              <text:p>3</text:p>
            </table:table-cell>
            <table:table-cell table:style-name="ce8" table:formula="of:=IF(EXACT([.F73];[.F74]);IF(EXACT([.G73];[.G74]);[.I73];CELL(&quot;Row&quot;;[.I74]));[.F74])" office:value-type="float" office:value="58">
              <text:p>58</text:p>
            </table:table-cell>
            <table:table-cell table:style-name="ce8" table:formula="of:=IF(AND([.$A74]&lt;=[.K$1];[.$A73]&gt;[.$A74]);0;IF(EXACT([.$A74];[.K$1]+1);[.J73]+1;[.J73]))" office:value-type="float" office:value="3">
              <text:p>3</text:p>
            </table:table-cell>
            <table:table-cell table:style-name="ce8" table:formula="of:=['Code format'.$C$4]&amp;TEXT([.J74];['Code format'.$B$4])&amp;['Code format'.$D$4]" office:value-type="string" office:string-value="3">
              <text:p>3</text:p>
            </table:table-cell>
            <table:table-cell table:style-name="ce8" table:formula="of:=IF(EXACT([.I73];[.I74]);IF(EXACT([.J73];[.J74]);[.L73];CELL(&quot;Row&quot;;[.L74]));[.I74])" office:value-type="float" office:value="69">
              <text:p>69</text:p>
            </table:table-cell>
            <table:table-cell table:style-name="ce8" table:formula="of:=IF(AND([.$A74]&lt;=[.N$1];[.$A73]&gt;[.$A74]);0;IF(EXACT([.$A74];[.N$1]+1);[.M73]+1;[.M73]))" office:value-type="float" office:value="0">
              <text:p>0</text:p>
            </table:table-cell>
            <table:table-cell table:style-name="ce8" table:formula="of:=['Code format'.$C$5]&amp;TEXT([.M74];['Code format'.$B$5])&amp;['Code format'.$D$5]" office:value-type="string" office:string-value="0">
              <text:p>0</text:p>
            </table:table-cell>
            <table:table-cell table:style-name="ce8" table:formula="of:=IF(EXACT([.L73];[.L74]);IF(EXACT([.M73];[.M74]);[.O73];CELL(&quot;Row&quot;;[.O74]));[.L74])" office:value-type="float" office:value="69">
              <text:p>69</text:p>
            </table:table-cell>
            <table:table-cell table:style-name="ce8" table:formula="of:=IF(AND([.$A74]&lt;=[.Q$1];[.$A73]&gt;[.$A74]);0;IF(EXACT([.$A74];[.Q$1]+1);[.P73]+1;[.P73]))" office:value-type="float" office:value="0">
              <text:p>0</text:p>
            </table:table-cell>
            <table:table-cell table:style-name="ce8" table:formula="of:=['Code format'.$C$6]&amp;TEXT([.P74];['Code format'.$B$6])&amp;['Code format'.$D$6]" office:value-type="string" office:string-value="0">
              <text:p>0</text:p>
            </table:table-cell>
            <table:table-cell table:style-name="ce8" table:formula="of:=IF(EXACT([.O73];[.O74]);IF(EXACT([.P73];[.P74]);[.R73];CELL(&quot;Row&quot;;[.R74]));[.O74])" office:value-type="float" office:value="69">
              <text:p>69</text:p>
            </table:table-cell>
            <table:table-cell table:style-name="ce8" table:formula="of:=IF(AND([.$A74]&lt;=[.T$1];[.$A73]&gt;[.$A74]);0;IF(EXACT([.$A74];[.T$1]+1);[.S73]+1;[.S73]))" office:value-type="float" office:value="5">
              <text:p>5</text:p>
            </table:table-cell>
            <table:table-cell table:style-name="ce8" table:formula="of:=['Code format'.$C$7]&amp;TEXT([.S74];['Code format'.$B$7])&amp;['Code format'.$D$7]" office:value-type="string" office:string-value="5">
              <text:p>5</text:p>
            </table:table-cell>
            <table:table-cell table:style-name="ce8" table:formula="of:=IF(EXACT([.R73];[.R74]);IF(EXACT([.S73];[.S74]);[.U73];CELL(&quot;Row&quot;;[.U74]));[.R74])" office:value-type="float" office:value="74">
              <text:p>74</text:p>
            </table:table-cell>
            <table:table-cell table:style-name="Nivel7" table:formula="of:=CONCATENATE([.E74];[.H74];[.K74];[.N74];[.Q74];[.T74])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133005">
              <text:p>133005</text:p>
            </table:table-cell>
            <table:table-cell table:style-name="ce9" office:value-type="string">
              <text:p>Veh</text:p>
            </table:table-cell>
            <table:table-cell table:style-name="ce9" office:value-type="string">
              <text:p>Dep. ac. de vehículos</text:p>
            </table:table-cell>
            <table:table-cell table:style-name="Nivel7" table:formula="of:=[.X74]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Dep. ac. de vehículos">
              <text:p>Dep. ac. de vehículos</text:p>
            </table:table-cell>
            <table:table-cell table:style-name="Datos" table:formula="of:=IF(EXACT([.A74];1);&quot;&quot;;IF(EXACT([.A74];2);INDIRECT(CONCATENATE(&quot;V&quot;;[.C74]));IF(EXACT([.A74];3);INDIRECT(CONCATENATE(&quot;V&quot;;[.F74]));IF(EXACT([.A74];4);INDIRECT(CONCATENATE(&quot;V&quot;;[.I74]));IF(EXACT([.A74];5);INDIRECT(CONCATENATE(&quot;V&quot;;[.L74]));IF(EXACT([.A74];6);INDIRECT(CONCATENATE(&quot;V&quot;;[.O74]));IF(EXACT([.A74];7);INDIRECT(CONCATENATE(&quot;V&quot;;[.R74])))))))))" office:value-type="string" office:string-value="133000">
              <text:p>133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asset_valuation</text:p>
            </table:table-cell>
            <table:table-cell table:style-name="ce6" table:formula="of:=NOT(OR(AND(NOT(EXACT([.A74];7));NOT(EXACT([.AB74];&quot;view&quot;)));AND(EXACT([.A74];7);EXACT([.AB74];&quot;view&quot;))))" office:value-type="float" office:value="1">
              <text:p>1</text:p>
            </table:table-cell>
            <table:table-cell table:style-name="Datos" table:formula="of:=VLOOKUP([.AB74];['account.type'.$A$2:.$I$12];8)" office:value-type="string" office:string-value="other">
              <text:p>other</text:p>
            </table:table-cell>
            <table:table-cell table:style-name="Datos" table:formula="of:=VLOOKUP([.AB74];['account.type'.$A$2:.$I$12];7)" office:value-type="string" office:string-value="balance">
              <text:p>balanc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4];1);CHAR(9)&amp;CHAR(9)&amp;&quot;&lt;record id=&quot;&quot;account_account_template_&quot;&amp;SUBSTITUTE([.AG$1]&amp;[.$V74];&quot;-&quot;;&quot;_&quot;)&amp;&quot;&quot;&quot; model=&quot;&quot;account.account.template&quot;&quot;&gt;&quot;&amp;CHAR(13)&amp;CHAR(9)&amp;CHAR(9)&amp;CHAR(9)&amp;&quot;&lt;field name=&quot;&quot;code&quot;&quot;&gt;&quot;&amp;[.AG$1]&amp;[.$V74]&amp;&quot;&lt;/field&gt;&quot;&amp;CHAR(13)&amp;CHAR(9)&amp;CHAR(9)&amp;CHAR(9)&amp;&quot;&lt;field name=&quot;&quot;name&quot;&quot;&gt;&quot;&amp;[.AG$1]&amp;[.$Y74]&amp;&quot;&lt;/field&gt;&quot;&amp;CHAR(13)&amp;CHAR(9)&amp;CHAR(9)&amp;CHAR(9)&amp;&quot;&lt;field name=&quot;&quot;shortcut&quot;&quot;&gt;&quot;&amp;IF(EXACT([.$W74];&quot;&quot;);&quot;&quot;;[.AG$1]&amp;[.$W74])&amp;&quot;&lt;/field&gt;&quot;&amp;CHAR(13)&amp;CHAR(9)&amp;CHAR(9)&amp;CHAR(9)&amp;&quot;&lt;field name=&quot;&quot;parent_id&quot;&quot; ref=&quot;&quot;&quot;&amp;IF(EXACT([.$Z74];&quot;&quot;);&quot;&quot;;[.AG$1]&amp;[.$Z74])&amp;&quot;&quot;&quot;/&gt;&quot;&amp;CHAR(13)&amp;CHAR(9)&amp;CHAR(9)&amp;CHAR(9)&amp;&quot;&lt;field name=&quot;&quot;user_type&quot;&quot; ref=&quot;&quot;account_account_type_&quot;&amp;[.$AB74]&amp;&quot;&quot;&quot;/&gt;&quot;&amp;CHAR(13)&amp;CHAR(9)&amp;CHAR(9)&amp;CHAR(9)&amp;&quot;&lt;field name=&quot;&quot;currency_id&quot;&quot; ref=&quot;&quot;&quot;&amp;[.AA74]&amp;&quot;&quot;&quot;/&gt;&quot;&amp;CHAR(13)&amp;CHAR(9)&amp;CHAR(9)&amp;CHAR(9)&amp;&quot;&lt;field name=&quot;&quot;type&quot;&quot;&gt;&quot;&amp;[.$AD74]&amp;&quot;&lt;/field&gt;&quot;&amp;CHAR(13)&amp;CHAR(9)&amp;CHAR(9)&amp;CHAR(9)&amp;&quot;&lt;field name=&quot;&quot;reconcile&quot;&quot; eval=&quot;&quot;&quot;&amp;[.$AE74]&amp;&quot;&quot;&quot;/&gt;&quot;&amp;IF(EXACT([.$AF74];&quot;&quot;);&quot;&quot;;CHAR(13)&amp;CHAR(9)&amp;CHAR(9)&amp;CHAR(9)&amp;&quot;&lt;field name=&quot;&quot;tax_ids&quot;&quot;&gt;&quot;&amp;SUBSTITUTE([.$AF7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33005&quot; model=&quot;account.account.template&quot;&gt;&#13;&#9;&#9;&#9;&lt;field name=&quot;code&quot;&gt;0-133005&lt;/field&gt;&#13;&#9;&#9;&#9;&lt;field name=&quot;name&quot;&gt;0-Dep. ac. de vehículos&lt;/field&gt;&#13;&#9;&#9;&#9;&lt;field name=&quot;shortcut&quot;&gt;0-Veh&lt;/field&gt;&#13;&#9;&#9;&#9;&lt;field name=&quot;parent_id&quot; ref=&quot;0-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0_133005" model="account.account.template"&gt;<text:tab/><text:tab/><text:tab/>&lt;field name="code"&gt;0-133005&lt;/field&gt;<text:tab/><text:tab/><text:tab/>&lt;field name="name"&gt;0-Dep. ac. de vehículos&lt;/field&gt;<text:tab/><text:tab/><text:tab/>&lt;field name="shortcut"&gt;0-Veh&lt;/field&gt;<text:tab/><text:tab/><text:tab/>&lt;field name="parent_id" ref="0-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balance"/&gt;<text:tab/><text:tab/>&lt;/record&gt;</text:p>
            </table:table-cell>
            <table:table-cell table:formula="of:=IF(EXACT([.AH74];1);CHAR(9)&amp;CHAR(9)&amp;&quot;&lt;record id=&quot;&quot;account_account_template_&quot;&amp;SUBSTITUTE([.AH$1]&amp;[.$V74];&quot;-&quot;;&quot;_&quot;)&amp;&quot;&quot;&quot; model=&quot;&quot;account.account.template&quot;&quot;&gt;&quot;&amp;CHAR(13)&amp;CHAR(9)&amp;CHAR(9)&amp;CHAR(9)&amp;&quot;&lt;field name=&quot;&quot;code&quot;&quot;&gt;&quot;&amp;[.AH$1]&amp;[.$V74]&amp;&quot;&lt;/field&gt;&quot;&amp;CHAR(13)&amp;CHAR(9)&amp;CHAR(9)&amp;CHAR(9)&amp;&quot;&lt;field name=&quot;&quot;name&quot;&quot;&gt;&quot;&amp;[.AH$1]&amp;[.$Y74]&amp;&quot;&lt;/field&gt;&quot;&amp;CHAR(13)&amp;CHAR(9)&amp;CHAR(9)&amp;CHAR(9)&amp;&quot;&lt;field name=&quot;&quot;shortcut&quot;&quot;&gt;&quot;&amp;IF(EXACT([.$W74];&quot;&quot;);&quot;&quot;;[.AH$1]&amp;[.$W74])&amp;&quot;&lt;/field&gt;&quot;&amp;CHAR(13)&amp;CHAR(9)&amp;CHAR(9)&amp;CHAR(9)&amp;&quot;&lt;field name=&quot;&quot;parent_id&quot;&quot; ref=&quot;&quot;&quot;&amp;IF(EXACT([.$Z74];&quot;&quot;);&quot;&quot;;[.AH$1]&amp;[.$Z74])&amp;&quot;&quot;&quot;/&gt;&quot;&amp;CHAR(13)&amp;CHAR(9)&amp;CHAR(9)&amp;CHAR(9)&amp;&quot;&lt;field name=&quot;&quot;user_type&quot;&quot; ref=&quot;&quot;account_account_type_&quot;&amp;[.$AB74]&amp;&quot;&quot;&quot;/&gt;&quot;&amp;CHAR(13)&amp;CHAR(9)&amp;CHAR(9)&amp;CHAR(9)&amp;&quot;&lt;field name=&quot;&quot;currency_id&quot;&quot; ref=&quot;&quot;&quot;&amp;[.AB74]&amp;&quot;&quot;&quot;/&gt;&quot;&amp;CHAR(13)&amp;CHAR(9)&amp;CHAR(9)&amp;CHAR(9)&amp;&quot;&lt;field name=&quot;&quot;type&quot;&quot;&gt;&quot;&amp;[.$AD74]&amp;&quot;&lt;/field&gt;&quot;&amp;CHAR(13)&amp;CHAR(9)&amp;CHAR(9)&amp;CHAR(9)&amp;&quot;&lt;field name=&quot;&quot;reconcile&quot;&quot; eval=&quot;&quot;&quot;&amp;[.$AE74]&amp;&quot;&quot;&quot;/&gt;&quot;&amp;IF(EXACT([.$AF74];&quot;&quot;);&quot;&quot;;CHAR(13)&amp;CHAR(9)&amp;CHAR(9)&amp;CHAR(9)&amp;&quot;&lt;field name=&quot;&quot;tax_ids&quot;&quot;&gt;&quot;&amp;SUBSTITUTE([.$AF7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33005&quot; model=&quot;account.account.template&quot;&gt;&#13;&#9;&#9;&#9;&lt;field name=&quot;code&quot;&gt;1-133005&lt;/field&gt;&#13;&#9;&#9;&#9;&lt;field name=&quot;name&quot;&gt;1-Dep. ac. de vehículos&lt;/field&gt;&#13;&#9;&#9;&#9;&lt;field name=&quot;shortcut&quot;&gt;1-Veh&lt;/field&gt;&#13;&#9;&#9;&#9;&lt;field name=&quot;parent_id&quot; ref=&quot;1-133000&quot;/&gt;&#13;&#9;&#9;&#9;&lt;field name=&quot;user_type&quot; ref=&quot;account_account_type_asset_valuation&quot;/&gt;&#13;&#9;&#9;&#9;&lt;field name=&quot;currency_id&quot; ref=&quot;asset_valuation&quot;/&gt;&#13;&#9;&#9;&#9;&lt;field name=&quot;type&quot;&gt;other&lt;/field&gt;&#13;&#9;&#9;&#9;&lt;field name=&quot;reconcile&quot; eval=&quot;balance&quot;/&gt;&#13;&#9;&#9;&lt;/record&gt;">
              <text:p><text:tab/><text:tab/>&lt;record id="account_account_template_1_133005" model="account.account.template"&gt;<text:tab/><text:tab/><text:tab/>&lt;field name="code"&gt;1-133005&lt;/field&gt;<text:tab/><text:tab/><text:tab/>&lt;field name="name"&gt;1-Dep. ac. de vehículos&lt;/field&gt;<text:tab/><text:tab/><text:tab/>&lt;field name="shortcut"&gt;1-Veh&lt;/field&gt;<text:tab/><text:tab/><text:tab/>&lt;field name="parent_id" ref="1-133000"/&gt;<text:tab/><text:tab/><text:tab/>&lt;field name="user_type" ref="account_account_type_asset_valuation"/&gt;<text:tab/><text:tab/><text:tab/>&lt;field name="currency_id" ref="asset_valuation"/&gt;<text:tab/><text:tab/><text:tab/>&lt;field name="type"&gt;other&lt;/field&gt;<text:tab/><text:tab/><text:tab/>&lt;field name="reconcile" eval="balanc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74]&gt;[.A75];[.A74]=[.A75]);[.A74]&lt;&gt;7))" office:value-type="float" office:value="1">
              <text:p>1</text:p>
            </table:table-cell>
            <table:table-cell table:style-name="ce8" table:formula="of:=IF(EXACT([.A75];1);CELL(&quot;Row&quot;;[.C75]);[.C74])" office:value-type="float" office:value="2">
              <text:p>2</text:p>
            </table:table-cell>
            <table:table-cell table:style-name="ce8" table:formula="of:=IF(EXACT([.$A75];1);0;IF(EXACT([.$A75];2);[.D74]+1;[.D74]))" office:value-type="float" office:value="1">
              <text:p>1</text:p>
            </table:table-cell>
            <table:table-cell table:style-name="ce8" table:formula="of:=['Code format'.$C$2]&amp;TEXT([.D75];['Code format'.$B$2])&amp;['Code format'.$D$2]" office:value-type="string" office:string-value="1">
              <text:p>1</text:p>
            </table:table-cell>
            <table:table-cell table:style-name="ce8" table:formula="of:=IF(EXACT([.C74];[.C75]);IF(EXACT([.D74];[.D75]);[.F74];CELL(&quot;Row&quot;;[.F75]));[.C75])" office:value-type="float" office:value="3">
              <text:p>3</text:p>
            </table:table-cell>
            <table:table-cell table:style-name="ce8" table:formula="of:=IF(AND([.$A75]&lt;=[.H$1];[.$A74]&gt;[.$A75]);0;IF(EXACT([.$A75];[.H$1]+1);[.G74]+1;[.G74]))" office:value-type="float" office:value="4">
              <text:p>4</text:p>
            </table:table-cell>
            <table:table-cell table:style-name="ce8" table:formula="of:=['Code format'.$C$3]&amp;TEXT([.G75];['Code format'.$B$3])&amp;['Code format'.$D$3]" office:value-type="string" office:string-value="4">
              <text:p>4</text:p>
            </table:table-cell>
            <table:table-cell table:style-name="ce8" table:formula="of:=IF(EXACT([.F74];[.F75]);IF(EXACT([.G74];[.G75]);[.I74];CELL(&quot;Row&quot;;[.I75]));[.F75])" office:value-type="float" office:value="75">
              <text:p>75</text:p>
            </table:table-cell>
            <table:table-cell table:style-name="ce8" table:formula="of:=IF(AND([.$A75]&lt;=[.K$1];[.$A74]&gt;[.$A75]);0;IF(EXACT([.$A75];[.K$1]+1);[.J74]+1;[.J74]))" office:value-type="float" office:value="0">
              <text:p>0</text:p>
            </table:table-cell>
            <table:table-cell table:style-name="ce8" table:formula="of:=['Code format'.$C$4]&amp;TEXT([.J75];['Code format'.$B$4])&amp;['Code format'.$D$4]" office:value-type="string" office:string-value="0">
              <text:p>0</text:p>
            </table:table-cell>
            <table:table-cell table:style-name="ce8" table:formula="of:=IF(EXACT([.I74];[.I75]);IF(EXACT([.J74];[.J75]);[.L74];CELL(&quot;Row&quot;;[.L75]));[.I75])" office:value-type="float" office:value="75">
              <text:p>75</text:p>
            </table:table-cell>
            <table:table-cell table:style-name="ce8" table:formula="of:=IF(AND([.$A75]&lt;=[.N$1];[.$A74]&gt;[.$A75]);0;IF(EXACT([.$A75];[.N$1]+1);[.M74]+1;[.M74]))" office:value-type="float" office:value="0">
              <text:p>0</text:p>
            </table:table-cell>
            <table:table-cell table:style-name="ce8" table:formula="of:=['Code format'.$C$5]&amp;TEXT([.M75];['Code format'.$B$5])&amp;['Code format'.$D$5]" office:value-type="string" office:string-value="0">
              <text:p>0</text:p>
            </table:table-cell>
            <table:table-cell table:style-name="ce8" table:formula="of:=IF(EXACT([.L74];[.L75]);IF(EXACT([.M74];[.M75]);[.O74];CELL(&quot;Row&quot;;[.O75]));[.L75])" office:value-type="float" office:value="75">
              <text:p>75</text:p>
            </table:table-cell>
            <table:table-cell table:style-name="ce8" table:formula="of:=IF(AND([.$A75]&lt;=[.Q$1];[.$A74]&gt;[.$A75]);0;IF(EXACT([.$A75];[.Q$1]+1);[.P74]+1;[.P74]))" office:value-type="float" office:value="0">
              <text:p>0</text:p>
            </table:table-cell>
            <table:table-cell table:style-name="ce8" table:formula="of:=['Code format'.$C$6]&amp;TEXT([.P75];['Code format'.$B$6])&amp;['Code format'.$D$6]" office:value-type="string" office:string-value="0">
              <text:p>0</text:p>
            </table:table-cell>
            <table:table-cell table:style-name="ce8" table:formula="of:=IF(EXACT([.O74];[.O75]);IF(EXACT([.P74];[.P75]);[.R74];CELL(&quot;Row&quot;;[.R75]));[.O75])" office:value-type="float" office:value="75">
              <text:p>75</text:p>
            </table:table-cell>
            <table:table-cell table:style-name="ce8" table:formula="of:=IF(AND([.$A75]&lt;=[.T$1];[.$A74]&gt;[.$A75]);0;IF(EXACT([.$A75];[.T$1]+1);[.S74]+1;[.S74]))" office:value-type="float" office:value="0">
              <text:p>0</text:p>
            </table:table-cell>
            <table:table-cell table:style-name="ce8" table:formula="of:=['Code format'.$C$7]&amp;TEXT([.S75];['Code format'.$B$7])&amp;['Code format'.$D$7]" office:value-type="string" office:string-value="0">
              <text:p>0</text:p>
            </table:table-cell>
            <table:table-cell table:style-name="ce8" table:formula="of:=IF(EXACT([.R74];[.R75]);IF(EXACT([.S74];[.S75]);[.U74];CELL(&quot;Row&quot;;[.U75]));[.R75])" office:value-type="float" office:value="75">
              <text:p>75</text:p>
            </table:table-cell>
            <table:table-cell table:style-name="Nivel3" table:formula="of:=CONCATENATE([.E75];[.H75];[.K75];[.N75];[.Q75];[.T75])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140000">
              <text:p>140000</text:p>
            </table:table-cell>
            <table:table-cell table:style-name="ce9" office:value-type="string">
              <text:p>Ot</text:p>
            </table:table-cell>
            <table:table-cell table:style-name="ce9" office:value-type="string">
              <text:p>Otros activos</text:p>
            </table:table-cell>
            <table:table-cell table:style-name="Nivel3" table:formula="of:=[.X75]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Otros activos">
              <text:p>Otros activos</text:p>
            </table:table-cell>
            <table:table-cell table:style-name="Datos" table:formula="of:=IF(EXACT([.A75];1);&quot;&quot;;IF(EXACT([.A75];2);INDIRECT(CONCATENATE(&quot;V&quot;;[.C75]));IF(EXACT([.A75];3);INDIRECT(CONCATENATE(&quot;V&quot;;[.F75]));IF(EXACT([.A75];4);INDIRECT(CONCATENATE(&quot;V&quot;;[.I75]));IF(EXACT([.A75];5);INDIRECT(CONCATENATE(&quot;V&quot;;[.L75]));IF(EXACT([.A75];6);INDIRECT(CONCATENATE(&quot;V&quot;;[.O75]));IF(EXACT([.A75];7);INDIRECT(CONCATENATE(&quot;V&quot;;[.R75])))))))))" office:value-type="string" office:string-value="100000">
              <text:p>1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75];7));NOT(EXACT([.AB75];&quot;view&quot;)));AND(EXACT([.A75];7);EXACT([.AB75];&quot;view&quot;))))" office:value-type="float" office:value="1">
              <text:p>1</text:p>
            </table:table-cell>
            <table:table-cell table:style-name="Datos" table:formula="of:=VLOOKUP([.AB75];['account.type'.$A$2:.$I$12];8)" office:value-type="string" office:string-value="view">
              <text:p>view</text:p>
            </table:table-cell>
            <table:table-cell table:style-name="Datos" table:formula="of:=VLOOKUP([.AB7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5];1);CHAR(9)&amp;CHAR(9)&amp;&quot;&lt;record id=&quot;&quot;account_account_template_&quot;&amp;SUBSTITUTE([.AG$1]&amp;[.$V75];&quot;-&quot;;&quot;_&quot;)&amp;&quot;&quot;&quot; model=&quot;&quot;account.account.template&quot;&quot;&gt;&quot;&amp;CHAR(13)&amp;CHAR(9)&amp;CHAR(9)&amp;CHAR(9)&amp;&quot;&lt;field name=&quot;&quot;code&quot;&quot;&gt;&quot;&amp;[.AG$1]&amp;[.$V75]&amp;&quot;&lt;/field&gt;&quot;&amp;CHAR(13)&amp;CHAR(9)&amp;CHAR(9)&amp;CHAR(9)&amp;&quot;&lt;field name=&quot;&quot;name&quot;&quot;&gt;&quot;&amp;[.AG$1]&amp;[.$Y75]&amp;&quot;&lt;/field&gt;&quot;&amp;CHAR(13)&amp;CHAR(9)&amp;CHAR(9)&amp;CHAR(9)&amp;&quot;&lt;field name=&quot;&quot;shortcut&quot;&quot;&gt;&quot;&amp;IF(EXACT([.$W75];&quot;&quot;);&quot;&quot;;[.AG$1]&amp;[.$W75])&amp;&quot;&lt;/field&gt;&quot;&amp;CHAR(13)&amp;CHAR(9)&amp;CHAR(9)&amp;CHAR(9)&amp;&quot;&lt;field name=&quot;&quot;parent_id&quot;&quot; ref=&quot;&quot;&quot;&amp;IF(EXACT([.$Z75];&quot;&quot;);&quot;&quot;;[.AG$1]&amp;[.$Z75])&amp;&quot;&quot;&quot;/&gt;&quot;&amp;CHAR(13)&amp;CHAR(9)&amp;CHAR(9)&amp;CHAR(9)&amp;&quot;&lt;field name=&quot;&quot;user_type&quot;&quot; ref=&quot;&quot;account_account_type_&quot;&amp;[.$AB75]&amp;&quot;&quot;&quot;/&gt;&quot;&amp;CHAR(13)&amp;CHAR(9)&amp;CHAR(9)&amp;CHAR(9)&amp;&quot;&lt;field name=&quot;&quot;currency_id&quot;&quot; ref=&quot;&quot;&quot;&amp;[.AA75]&amp;&quot;&quot;&quot;/&gt;&quot;&amp;CHAR(13)&amp;CHAR(9)&amp;CHAR(9)&amp;CHAR(9)&amp;&quot;&lt;field name=&quot;&quot;type&quot;&quot;&gt;&quot;&amp;[.$AD75]&amp;&quot;&lt;/field&gt;&quot;&amp;CHAR(13)&amp;CHAR(9)&amp;CHAR(9)&amp;CHAR(9)&amp;&quot;&lt;field name=&quot;&quot;reconcile&quot;&quot; eval=&quot;&quot;&quot;&amp;[.$AE75]&amp;&quot;&quot;&quot;/&gt;&quot;&amp;IF(EXACT([.$AF75];&quot;&quot;);&quot;&quot;;CHAR(13)&amp;CHAR(9)&amp;CHAR(9)&amp;CHAR(9)&amp;&quot;&lt;field name=&quot;&quot;tax_ids&quot;&quot;&gt;&quot;&amp;SUBSTITUTE([.$AF7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40000&quot; model=&quot;account.account.template&quot;&gt;&#13;&#9;&#9;&#9;&lt;field name=&quot;code&quot;&gt;0-140000&lt;/field&gt;&#13;&#9;&#9;&#9;&lt;field name=&quot;name&quot;&gt;0-Otros activos&lt;/field&gt;&#13;&#9;&#9;&#9;&lt;field name=&quot;shortcut&quot;&gt;0-Ot&lt;/field&gt;&#13;&#9;&#9;&#9;&lt;field name=&quot;parent_id&quot; ref=&quot;0-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40000" model="account.account.template"&gt;<text:tab/><text:tab/><text:tab/>&lt;field name="code"&gt;0-140000&lt;/field&gt;<text:tab/><text:tab/><text:tab/>&lt;field name="name"&gt;0-Otros activos&lt;/field&gt;<text:tab/><text:tab/><text:tab/>&lt;field name="shortcut"&gt;0-Ot&lt;/field&gt;<text:tab/><text:tab/><text:tab/>&lt;field name="parent_id" ref="0-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75];1);CHAR(9)&amp;CHAR(9)&amp;&quot;&lt;record id=&quot;&quot;account_account_template_&quot;&amp;SUBSTITUTE([.AH$1]&amp;[.$V75];&quot;-&quot;;&quot;_&quot;)&amp;&quot;&quot;&quot; model=&quot;&quot;account.account.template&quot;&quot;&gt;&quot;&amp;CHAR(13)&amp;CHAR(9)&amp;CHAR(9)&amp;CHAR(9)&amp;&quot;&lt;field name=&quot;&quot;code&quot;&quot;&gt;&quot;&amp;[.AH$1]&amp;[.$V75]&amp;&quot;&lt;/field&gt;&quot;&amp;CHAR(13)&amp;CHAR(9)&amp;CHAR(9)&amp;CHAR(9)&amp;&quot;&lt;field name=&quot;&quot;name&quot;&quot;&gt;&quot;&amp;[.AH$1]&amp;[.$Y75]&amp;&quot;&lt;/field&gt;&quot;&amp;CHAR(13)&amp;CHAR(9)&amp;CHAR(9)&amp;CHAR(9)&amp;&quot;&lt;field name=&quot;&quot;shortcut&quot;&quot;&gt;&quot;&amp;IF(EXACT([.$W75];&quot;&quot;);&quot;&quot;;[.AH$1]&amp;[.$W75])&amp;&quot;&lt;/field&gt;&quot;&amp;CHAR(13)&amp;CHAR(9)&amp;CHAR(9)&amp;CHAR(9)&amp;&quot;&lt;field name=&quot;&quot;parent_id&quot;&quot; ref=&quot;&quot;&quot;&amp;IF(EXACT([.$Z75];&quot;&quot;);&quot;&quot;;[.AH$1]&amp;[.$Z75])&amp;&quot;&quot;&quot;/&gt;&quot;&amp;CHAR(13)&amp;CHAR(9)&amp;CHAR(9)&amp;CHAR(9)&amp;&quot;&lt;field name=&quot;&quot;user_type&quot;&quot; ref=&quot;&quot;account_account_type_&quot;&amp;[.$AB75]&amp;&quot;&quot;&quot;/&gt;&quot;&amp;CHAR(13)&amp;CHAR(9)&amp;CHAR(9)&amp;CHAR(9)&amp;&quot;&lt;field name=&quot;&quot;currency_id&quot;&quot; ref=&quot;&quot;&quot;&amp;[.AB75]&amp;&quot;&quot;&quot;/&gt;&quot;&amp;CHAR(13)&amp;CHAR(9)&amp;CHAR(9)&amp;CHAR(9)&amp;&quot;&lt;field name=&quot;&quot;type&quot;&quot;&gt;&quot;&amp;[.$AD75]&amp;&quot;&lt;/field&gt;&quot;&amp;CHAR(13)&amp;CHAR(9)&amp;CHAR(9)&amp;CHAR(9)&amp;&quot;&lt;field name=&quot;&quot;reconcile&quot;&quot; eval=&quot;&quot;&quot;&amp;[.$AE75]&amp;&quot;&quot;&quot;/&gt;&quot;&amp;IF(EXACT([.$AF75];&quot;&quot;);&quot;&quot;;CHAR(13)&amp;CHAR(9)&amp;CHAR(9)&amp;CHAR(9)&amp;&quot;&lt;field name=&quot;&quot;tax_ids&quot;&quot;&gt;&quot;&amp;SUBSTITUTE([.$AF7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40000&quot; model=&quot;account.account.template&quot;&gt;&#13;&#9;&#9;&#9;&lt;field name=&quot;code&quot;&gt;1-140000&lt;/field&gt;&#13;&#9;&#9;&#9;&lt;field name=&quot;name&quot;&gt;1-Otros activos&lt;/field&gt;&#13;&#9;&#9;&#9;&lt;field name=&quot;shortcut&quot;&gt;1-Ot&lt;/field&gt;&#13;&#9;&#9;&#9;&lt;field name=&quot;parent_id&quot; ref=&quot;1-1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40000" model="account.account.template"&gt;<text:tab/><text:tab/><text:tab/>&lt;field name="code"&gt;1-140000&lt;/field&gt;<text:tab/><text:tab/><text:tab/>&lt;field name="name"&gt;1-Otros activos&lt;/field&gt;<text:tab/><text:tab/><text:tab/>&lt;field name="shortcut"&gt;1-Ot&lt;/field&gt;<text:tab/><text:tab/><text:tab/>&lt;field name="parent_id" ref="1-1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75]&gt;[.A76];[.A75]=[.A76]);[.A75]&lt;&gt;7))" office:value-type="float" office:value="1">
              <text:p>1</text:p>
            </table:table-cell>
            <table:table-cell table:style-name="ce8" table:formula="of:=IF(EXACT([.A76];1);CELL(&quot;Row&quot;;[.C76]);[.C75])" office:value-type="float" office:value="2">
              <text:p>2</text:p>
            </table:table-cell>
            <table:table-cell table:style-name="ce8" table:formula="of:=IF(EXACT([.$A76];1);0;IF(EXACT([.$A76];2);[.D75]+1;[.D75]))" office:value-type="float" office:value="1">
              <text:p>1</text:p>
            </table:table-cell>
            <table:table-cell table:style-name="ce8" table:formula="of:=['Code format'.$C$2]&amp;TEXT([.D76];['Code format'.$B$2])&amp;['Code format'.$D$2]" office:value-type="string" office:string-value="1">
              <text:p>1</text:p>
            </table:table-cell>
            <table:table-cell table:style-name="ce8" table:formula="of:=IF(EXACT([.C75];[.C76]);IF(EXACT([.D75];[.D76]);[.F75];CELL(&quot;Row&quot;;[.F76]));[.C76])" office:value-type="float" office:value="3">
              <text:p>3</text:p>
            </table:table-cell>
            <table:table-cell table:style-name="ce8" table:formula="of:=IF(AND([.$A76]&lt;=[.H$1];[.$A75]&gt;[.$A76]);0;IF(EXACT([.$A76];[.H$1]+1);[.G75]+1;[.G75]))" office:value-type="float" office:value="4">
              <text:p>4</text:p>
            </table:table-cell>
            <table:table-cell table:style-name="ce8" table:formula="of:=['Code format'.$C$3]&amp;TEXT([.G76];['Code format'.$B$3])&amp;['Code format'.$D$3]" office:value-type="string" office:string-value="4">
              <text:p>4</text:p>
            </table:table-cell>
            <table:table-cell table:style-name="ce8" table:formula="of:=IF(EXACT([.F75];[.F76]);IF(EXACT([.G75];[.G76]);[.I75];CELL(&quot;Row&quot;;[.I76]));[.F76])" office:value-type="float" office:value="75">
              <text:p>75</text:p>
            </table:table-cell>
            <table:table-cell table:style-name="ce8" table:formula="of:=IF(AND([.$A76]&lt;=[.K$1];[.$A75]&gt;[.$A76]);0;IF(EXACT([.$A76];[.K$1]+1);[.J75]+1;[.J75]))" office:value-type="float" office:value="1">
              <text:p>1</text:p>
            </table:table-cell>
            <table:table-cell table:style-name="ce8" table:formula="of:=['Code format'.$C$4]&amp;TEXT([.J76];['Code format'.$B$4])&amp;['Code format'.$D$4]" office:value-type="string" office:string-value="1">
              <text:p>1</text:p>
            </table:table-cell>
            <table:table-cell table:style-name="ce8" table:formula="of:=IF(EXACT([.I75];[.I76]);IF(EXACT([.J75];[.J76]);[.L75];CELL(&quot;Row&quot;;[.L76]));[.I76])" office:value-type="float" office:value="76">
              <text:p>76</text:p>
            </table:table-cell>
            <table:table-cell table:style-name="ce8" table:formula="of:=IF(AND([.$A76]&lt;=[.N$1];[.$A75]&gt;[.$A76]);0;IF(EXACT([.$A76];[.N$1]+1);[.M75]+1;[.M75]))" office:value-type="float" office:value="0">
              <text:p>0</text:p>
            </table:table-cell>
            <table:table-cell table:style-name="ce8" table:formula="of:=['Code format'.$C$5]&amp;TEXT([.M76];['Code format'.$B$5])&amp;['Code format'.$D$5]" office:value-type="string" office:string-value="0">
              <text:p>0</text:p>
            </table:table-cell>
            <table:table-cell table:style-name="ce8" table:formula="of:=IF(EXACT([.L75];[.L76]);IF(EXACT([.M75];[.M76]);[.O75];CELL(&quot;Row&quot;;[.O76]));[.L76])" office:value-type="float" office:value="76">
              <text:p>76</text:p>
            </table:table-cell>
            <table:table-cell table:style-name="ce8" table:formula="of:=IF(AND([.$A76]&lt;=[.Q$1];[.$A75]&gt;[.$A76]);0;IF(EXACT([.$A76];[.Q$1]+1);[.P75]+1;[.P75]))" office:value-type="float" office:value="0">
              <text:p>0</text:p>
            </table:table-cell>
            <table:table-cell table:style-name="ce8" table:formula="of:=['Code format'.$C$6]&amp;TEXT([.P76];['Code format'.$B$6])&amp;['Code format'.$D$6]" office:value-type="string" office:string-value="0">
              <text:p>0</text:p>
            </table:table-cell>
            <table:table-cell table:style-name="ce8" table:formula="of:=IF(EXACT([.O75];[.O76]);IF(EXACT([.P75];[.P76]);[.R75];CELL(&quot;Row&quot;;[.R76]));[.O76])" office:value-type="float" office:value="76">
              <text:p>76</text:p>
            </table:table-cell>
            <table:table-cell table:style-name="ce8" table:formula="of:=IF(AND([.$A76]&lt;=[.T$1];[.$A75]&gt;[.$A76]);0;IF(EXACT([.$A76];[.T$1]+1);[.S75]+1;[.S75]))" office:value-type="float" office:value="0">
              <text:p>0</text:p>
            </table:table-cell>
            <table:table-cell table:style-name="ce8" table:formula="of:=['Code format'.$C$7]&amp;TEXT([.S76];['Code format'.$B$7])&amp;['Code format'.$D$7]" office:value-type="string" office:string-value="0">
              <text:p>0</text:p>
            </table:table-cell>
            <table:table-cell table:style-name="ce8" table:formula="of:=IF(EXACT([.R75];[.R76]);IF(EXACT([.S75];[.S76]);[.U75];CELL(&quot;Row&quot;;[.U76]));[.R76])" office:value-type="float" office:value="76">
              <text:p>76</text:p>
            </table:table-cell>
            <table:table-cell table:style-name="Nivel4" table:formula="of:=CONCATENATE([.E76];[.H76];[.K76];[.N76];[.Q76];[.T76])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141000">
              <text:p>141000</text:p>
            </table:table-cell>
            <table:table-cell table:style-name="ce9" office:value-type="string">
              <text:p>Gas-Ant</text:p>
            </table:table-cell>
            <table:table-cell table:style-name="ce9" office:value-type="string">
              <text:p>Gastos pagados por anticipado</text:p>
            </table:table-cell>
            <table:table-cell table:style-name="Nivel4" table:formula="of:=[.X76]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Gastos pagados por anticipado">
              <text:p>Gastos pagados por anticipado</text:p>
            </table:table-cell>
            <table:table-cell table:style-name="Datos" table:formula="of:=IF(EXACT([.A76];1);&quot;&quot;;IF(EXACT([.A76];2);INDIRECT(CONCATENATE(&quot;V&quot;;[.C76]));IF(EXACT([.A76];3);INDIRECT(CONCATENATE(&quot;V&quot;;[.F76]));IF(EXACT([.A76];4);INDIRECT(CONCATENATE(&quot;V&quot;;[.I76]));IF(EXACT([.A76];5);INDIRECT(CONCATENATE(&quot;V&quot;;[.L76]));IF(EXACT([.A76];6);INDIRECT(CONCATENATE(&quot;V&quot;;[.O76]));IF(EXACT([.A76];7);INDIRECT(CONCATENATE(&quot;V&quot;;[.R76])))))))))" office:value-type="string" office:string-value="140000">
              <text:p>14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76];7));NOT(EXACT([.AB76];&quot;view&quot;)));AND(EXACT([.A76];7);EXACT([.AB76];&quot;view&quot;))))" office:value-type="float" office:value="1">
              <text:p>1</text:p>
            </table:table-cell>
            <table:table-cell table:style-name="Datos" table:formula="of:=VLOOKUP([.AB76];['account.type'.$A$2:.$I$12];8)" office:value-type="string" office:string-value="view">
              <text:p>view</text:p>
            </table:table-cell>
            <table:table-cell table:style-name="Datos" table:formula="of:=VLOOKUP([.AB7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6];1);CHAR(9)&amp;CHAR(9)&amp;&quot;&lt;record id=&quot;&quot;account_account_template_&quot;&amp;SUBSTITUTE([.AG$1]&amp;[.$V76];&quot;-&quot;;&quot;_&quot;)&amp;&quot;&quot;&quot; model=&quot;&quot;account.account.template&quot;&quot;&gt;&quot;&amp;CHAR(13)&amp;CHAR(9)&amp;CHAR(9)&amp;CHAR(9)&amp;&quot;&lt;field name=&quot;&quot;code&quot;&quot;&gt;&quot;&amp;[.AG$1]&amp;[.$V76]&amp;&quot;&lt;/field&gt;&quot;&amp;CHAR(13)&amp;CHAR(9)&amp;CHAR(9)&amp;CHAR(9)&amp;&quot;&lt;field name=&quot;&quot;name&quot;&quot;&gt;&quot;&amp;[.AG$1]&amp;[.$Y76]&amp;&quot;&lt;/field&gt;&quot;&amp;CHAR(13)&amp;CHAR(9)&amp;CHAR(9)&amp;CHAR(9)&amp;&quot;&lt;field name=&quot;&quot;shortcut&quot;&quot;&gt;&quot;&amp;IF(EXACT([.$W76];&quot;&quot;);&quot;&quot;;[.AG$1]&amp;[.$W76])&amp;&quot;&lt;/field&gt;&quot;&amp;CHAR(13)&amp;CHAR(9)&amp;CHAR(9)&amp;CHAR(9)&amp;&quot;&lt;field name=&quot;&quot;parent_id&quot;&quot; ref=&quot;&quot;&quot;&amp;IF(EXACT([.$Z76];&quot;&quot;);&quot;&quot;;[.AG$1]&amp;[.$Z76])&amp;&quot;&quot;&quot;/&gt;&quot;&amp;CHAR(13)&amp;CHAR(9)&amp;CHAR(9)&amp;CHAR(9)&amp;&quot;&lt;field name=&quot;&quot;user_type&quot;&quot; ref=&quot;&quot;account_account_type_&quot;&amp;[.$AB76]&amp;&quot;&quot;&quot;/&gt;&quot;&amp;CHAR(13)&amp;CHAR(9)&amp;CHAR(9)&amp;CHAR(9)&amp;&quot;&lt;field name=&quot;&quot;currency_id&quot;&quot; ref=&quot;&quot;&quot;&amp;[.AA76]&amp;&quot;&quot;&quot;/&gt;&quot;&amp;CHAR(13)&amp;CHAR(9)&amp;CHAR(9)&amp;CHAR(9)&amp;&quot;&lt;field name=&quot;&quot;type&quot;&quot;&gt;&quot;&amp;[.$AD76]&amp;&quot;&lt;/field&gt;&quot;&amp;CHAR(13)&amp;CHAR(9)&amp;CHAR(9)&amp;CHAR(9)&amp;&quot;&lt;field name=&quot;&quot;reconcile&quot;&quot; eval=&quot;&quot;&quot;&amp;[.$AE76]&amp;&quot;&quot;&quot;/&gt;&quot;&amp;IF(EXACT([.$AF76];&quot;&quot;);&quot;&quot;;CHAR(13)&amp;CHAR(9)&amp;CHAR(9)&amp;CHAR(9)&amp;&quot;&lt;field name=&quot;&quot;tax_ids&quot;&quot;&gt;&quot;&amp;SUBSTITUTE([.$AF7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41000&quot; model=&quot;account.account.template&quot;&gt;&#13;&#9;&#9;&#9;&lt;field name=&quot;code&quot;&gt;0-141000&lt;/field&gt;&#13;&#9;&#9;&#9;&lt;field name=&quot;name&quot;&gt;0-Gastos pagados por anticipado&lt;/field&gt;&#13;&#9;&#9;&#9;&lt;field name=&quot;shortcut&quot;&gt;0-Gas-Ant&lt;/field&gt;&#13;&#9;&#9;&#9;&lt;field name=&quot;parent_id&quot; ref=&quot;0-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41000" model="account.account.template"&gt;<text:tab/><text:tab/><text:tab/>&lt;field name="code"&gt;0-141000&lt;/field&gt;<text:tab/><text:tab/><text:tab/>&lt;field name="name"&gt;0-Gastos pagados por anticipado&lt;/field&gt;<text:tab/><text:tab/><text:tab/>&lt;field name="shortcut"&gt;0-Gas-Ant&lt;/field&gt;<text:tab/><text:tab/><text:tab/>&lt;field name="parent_id" ref="0-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76];1);CHAR(9)&amp;CHAR(9)&amp;&quot;&lt;record id=&quot;&quot;account_account_template_&quot;&amp;SUBSTITUTE([.AH$1]&amp;[.$V76];&quot;-&quot;;&quot;_&quot;)&amp;&quot;&quot;&quot; model=&quot;&quot;account.account.template&quot;&quot;&gt;&quot;&amp;CHAR(13)&amp;CHAR(9)&amp;CHAR(9)&amp;CHAR(9)&amp;&quot;&lt;field name=&quot;&quot;code&quot;&quot;&gt;&quot;&amp;[.AH$1]&amp;[.$V76]&amp;&quot;&lt;/field&gt;&quot;&amp;CHAR(13)&amp;CHAR(9)&amp;CHAR(9)&amp;CHAR(9)&amp;&quot;&lt;field name=&quot;&quot;name&quot;&quot;&gt;&quot;&amp;[.AH$1]&amp;[.$Y76]&amp;&quot;&lt;/field&gt;&quot;&amp;CHAR(13)&amp;CHAR(9)&amp;CHAR(9)&amp;CHAR(9)&amp;&quot;&lt;field name=&quot;&quot;shortcut&quot;&quot;&gt;&quot;&amp;IF(EXACT([.$W76];&quot;&quot;);&quot;&quot;;[.AH$1]&amp;[.$W76])&amp;&quot;&lt;/field&gt;&quot;&amp;CHAR(13)&amp;CHAR(9)&amp;CHAR(9)&amp;CHAR(9)&amp;&quot;&lt;field name=&quot;&quot;parent_id&quot;&quot; ref=&quot;&quot;&quot;&amp;IF(EXACT([.$Z76];&quot;&quot;);&quot;&quot;;[.AH$1]&amp;[.$Z76])&amp;&quot;&quot;&quot;/&gt;&quot;&amp;CHAR(13)&amp;CHAR(9)&amp;CHAR(9)&amp;CHAR(9)&amp;&quot;&lt;field name=&quot;&quot;user_type&quot;&quot; ref=&quot;&quot;account_account_type_&quot;&amp;[.$AB76]&amp;&quot;&quot;&quot;/&gt;&quot;&amp;CHAR(13)&amp;CHAR(9)&amp;CHAR(9)&amp;CHAR(9)&amp;&quot;&lt;field name=&quot;&quot;currency_id&quot;&quot; ref=&quot;&quot;&quot;&amp;[.AB76]&amp;&quot;&quot;&quot;/&gt;&quot;&amp;CHAR(13)&amp;CHAR(9)&amp;CHAR(9)&amp;CHAR(9)&amp;&quot;&lt;field name=&quot;&quot;type&quot;&quot;&gt;&quot;&amp;[.$AD76]&amp;&quot;&lt;/field&gt;&quot;&amp;CHAR(13)&amp;CHAR(9)&amp;CHAR(9)&amp;CHAR(9)&amp;&quot;&lt;field name=&quot;&quot;reconcile&quot;&quot; eval=&quot;&quot;&quot;&amp;[.$AE76]&amp;&quot;&quot;&quot;/&gt;&quot;&amp;IF(EXACT([.$AF76];&quot;&quot;);&quot;&quot;;CHAR(13)&amp;CHAR(9)&amp;CHAR(9)&amp;CHAR(9)&amp;&quot;&lt;field name=&quot;&quot;tax_ids&quot;&quot;&gt;&quot;&amp;SUBSTITUTE([.$AF7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41000&quot; model=&quot;account.account.template&quot;&gt;&#13;&#9;&#9;&#9;&lt;field name=&quot;code&quot;&gt;1-141000&lt;/field&gt;&#13;&#9;&#9;&#9;&lt;field name=&quot;name&quot;&gt;1-Gastos pagados por anticipado&lt;/field&gt;&#13;&#9;&#9;&#9;&lt;field name=&quot;shortcut&quot;&gt;1-Gas-Ant&lt;/field&gt;&#13;&#9;&#9;&#9;&lt;field name=&quot;parent_id&quot; ref=&quot;1-14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41000" model="account.account.template"&gt;<text:tab/><text:tab/><text:tab/>&lt;field name="code"&gt;1-141000&lt;/field&gt;<text:tab/><text:tab/><text:tab/>&lt;field name="name"&gt;1-Gastos pagados por anticipado&lt;/field&gt;<text:tab/><text:tab/><text:tab/>&lt;field name="shortcut"&gt;1-Gas-Ant&lt;/field&gt;<text:tab/><text:tab/><text:tab/>&lt;field name="parent_id" ref="1-14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76]&gt;[.A77];[.A76]=[.A77]);[.A76]&lt;&gt;7))" office:value-type="float" office:value="1">
              <text:p>1</text:p>
            </table:table-cell>
            <table:table-cell table:style-name="ce8" table:formula="of:=IF(EXACT([.A77];1);CELL(&quot;Row&quot;;[.C77]);[.C76])" office:value-type="float" office:value="2">
              <text:p>2</text:p>
            </table:table-cell>
            <table:table-cell table:style-name="ce8" table:formula="of:=IF(EXACT([.$A77];1);0;IF(EXACT([.$A77];2);[.D76]+1;[.D76]))" office:value-type="float" office:value="1">
              <text:p>1</text:p>
            </table:table-cell>
            <table:table-cell table:style-name="ce8" table:formula="of:=['Code format'.$C$2]&amp;TEXT([.D77];['Code format'.$B$2])&amp;['Code format'.$D$2]" office:value-type="string" office:string-value="1">
              <text:p>1</text:p>
            </table:table-cell>
            <table:table-cell table:style-name="ce8" table:formula="of:=IF(EXACT([.C76];[.C77]);IF(EXACT([.D76];[.D77]);[.F76];CELL(&quot;Row&quot;;[.F77]));[.C77])" office:value-type="float" office:value="3">
              <text:p>3</text:p>
            </table:table-cell>
            <table:table-cell table:style-name="ce8" table:formula="of:=IF(AND([.$A77]&lt;=[.H$1];[.$A76]&gt;[.$A77]);0;IF(EXACT([.$A77];[.H$1]+1);[.G76]+1;[.G76]))" office:value-type="float" office:value="4">
              <text:p>4</text:p>
            </table:table-cell>
            <table:table-cell table:style-name="ce8" table:formula="of:=['Code format'.$C$3]&amp;TEXT([.G77];['Code format'.$B$3])&amp;['Code format'.$D$3]" office:value-type="string" office:string-value="4">
              <text:p>4</text:p>
            </table:table-cell>
            <table:table-cell table:style-name="ce8" table:formula="of:=IF(EXACT([.F76];[.F77]);IF(EXACT([.G76];[.G77]);[.I76];CELL(&quot;Row&quot;;[.I77]));[.F77])" office:value-type="float" office:value="75">
              <text:p>75</text:p>
            </table:table-cell>
            <table:table-cell table:style-name="ce8" table:formula="of:=IF(AND([.$A77]&lt;=[.K$1];[.$A76]&gt;[.$A77]);0;IF(EXACT([.$A77];[.K$1]+1);[.J76]+1;[.J76]))" office:value-type="float" office:value="1">
              <text:p>1</text:p>
            </table:table-cell>
            <table:table-cell table:style-name="ce8" table:formula="of:=['Code format'.$C$4]&amp;TEXT([.J77];['Code format'.$B$4])&amp;['Code format'.$D$4]" office:value-type="string" office:string-value="1">
              <text:p>1</text:p>
            </table:table-cell>
            <table:table-cell table:style-name="ce8" table:formula="of:=IF(EXACT([.I76];[.I77]);IF(EXACT([.J76];[.J77]);[.L76];CELL(&quot;Row&quot;;[.L77]));[.I77])" office:value-type="float" office:value="76">
              <text:p>76</text:p>
            </table:table-cell>
            <table:table-cell table:style-name="ce8" table:formula="of:=IF(AND([.$A77]&lt;=[.N$1];[.$A76]&gt;[.$A77]);0;IF(EXACT([.$A77];[.N$1]+1);[.M76]+1;[.M76]))" office:value-type="float" office:value="0">
              <text:p>0</text:p>
            </table:table-cell>
            <table:table-cell table:style-name="ce8" table:formula="of:=['Code format'.$C$5]&amp;TEXT([.M77];['Code format'.$B$5])&amp;['Code format'.$D$5]" office:value-type="string" office:string-value="0">
              <text:p>0</text:p>
            </table:table-cell>
            <table:table-cell table:style-name="ce8" table:formula="of:=IF(EXACT([.L76];[.L77]);IF(EXACT([.M76];[.M77]);[.O76];CELL(&quot;Row&quot;;[.O77]));[.L77])" office:value-type="float" office:value="76">
              <text:p>76</text:p>
            </table:table-cell>
            <table:table-cell table:style-name="ce8" table:formula="of:=IF(AND([.$A77]&lt;=[.Q$1];[.$A76]&gt;[.$A77]);0;IF(EXACT([.$A77];[.Q$1]+1);[.P76]+1;[.P76]))" office:value-type="float" office:value="0">
              <text:p>0</text:p>
            </table:table-cell>
            <table:table-cell table:style-name="ce8" table:formula="of:=['Code format'.$C$6]&amp;TEXT([.P77];['Code format'.$B$6])&amp;['Code format'.$D$6]" office:value-type="string" office:string-value="0">
              <text:p>0</text:p>
            </table:table-cell>
            <table:table-cell table:style-name="ce8" table:formula="of:=IF(EXACT([.O76];[.O77]);IF(EXACT([.P76];[.P77]);[.R76];CELL(&quot;Row&quot;;[.R77]));[.O77])" office:value-type="float" office:value="76">
              <text:p>76</text:p>
            </table:table-cell>
            <table:table-cell table:style-name="ce8" table:formula="of:=IF(AND([.$A77]&lt;=[.T$1];[.$A76]&gt;[.$A77]);0;IF(EXACT([.$A77];[.T$1]+1);[.S76]+1;[.S76]))" office:value-type="float" office:value="1">
              <text:p>1</text:p>
            </table:table-cell>
            <table:table-cell table:style-name="ce8" table:formula="of:=['Code format'.$C$7]&amp;TEXT([.S77];['Code format'.$B$7])&amp;['Code format'.$D$7]" office:value-type="string" office:string-value="1">
              <text:p>1</text:p>
            </table:table-cell>
            <table:table-cell table:style-name="ce8" table:formula="of:=IF(EXACT([.R76];[.R77]);IF(EXACT([.S76];[.S77]);[.U76];CELL(&quot;Row&quot;;[.U77]));[.R77])" office:value-type="float" office:value="77">
              <text:p>77</text:p>
            </table:table-cell>
            <table:table-cell table:style-name="Nivel7" table:formula="of:=CONCATENATE([.E77];[.H77];[.K77];[.N77];[.Q77];[.T77])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141001">
              <text:p>141001</text:p>
            </table:table-cell>
            <table:table-cell table:style-name="ce9" office:value-type="string">
              <text:p>Pol</text:p>
            </table:table-cell>
            <table:table-cell table:style-name="ce9" office:value-type="string">
              <text:p>Pólizas de seguros prepagadas</text:p>
            </table:table-cell>
            <table:table-cell table:style-name="Nivel7" table:formula="of:=[.X77]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Pólizas de seguros prepagadas">
              <text:p>Pólizas de seguros prepagadas</text:p>
            </table:table-cell>
            <table:table-cell table:style-name="Datos" table:formula="of:=IF(EXACT([.A77];1);&quot;&quot;;IF(EXACT([.A77];2);INDIRECT(CONCATENATE(&quot;V&quot;;[.C77]));IF(EXACT([.A77];3);INDIRECT(CONCATENATE(&quot;V&quot;;[.F77]));IF(EXACT([.A77];4);INDIRECT(CONCATENATE(&quot;V&quot;;[.I77]));IF(EXACT([.A77];5);INDIRECT(CONCATENATE(&quot;V&quot;;[.L77]));IF(EXACT([.A77];6);INDIRECT(CONCATENATE(&quot;V&quot;;[.O77]));IF(EXACT([.A77];7);INDIRECT(CONCATENATE(&quot;V&quot;;[.R77])))))))))" office:value-type="string" office:string-value="141000">
              <text:p>14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receivable</text:p>
            </table:table-cell>
            <table:table-cell table:style-name="ce6" table:formula="of:=NOT(OR(AND(NOT(EXACT([.A77];7));NOT(EXACT([.AB77];&quot;view&quot;)));AND(EXACT([.A77];7);EXACT([.AB77];&quot;view&quot;))))" office:value-type="float" office:value="1">
              <text:p>1</text:p>
            </table:table-cell>
            <table:table-cell table:style-name="Datos" table:formula="of:=VLOOKUP([.AB77];['account.type'.$A$2:.$I$12];8)" office:value-type="string" office:string-value="receivable">
              <text:p>receivable</text:p>
            </table:table-cell>
            <table:table-cell table:style-name="Datos" table:formula="of:=VLOOKUP([.AB77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7];1);CHAR(9)&amp;CHAR(9)&amp;&quot;&lt;record id=&quot;&quot;account_account_template_&quot;&amp;SUBSTITUTE([.AG$1]&amp;[.$V77];&quot;-&quot;;&quot;_&quot;)&amp;&quot;&quot;&quot; model=&quot;&quot;account.account.template&quot;&quot;&gt;&quot;&amp;CHAR(13)&amp;CHAR(9)&amp;CHAR(9)&amp;CHAR(9)&amp;&quot;&lt;field name=&quot;&quot;code&quot;&quot;&gt;&quot;&amp;[.AG$1]&amp;[.$V77]&amp;&quot;&lt;/field&gt;&quot;&amp;CHAR(13)&amp;CHAR(9)&amp;CHAR(9)&amp;CHAR(9)&amp;&quot;&lt;field name=&quot;&quot;name&quot;&quot;&gt;&quot;&amp;[.AG$1]&amp;[.$Y77]&amp;&quot;&lt;/field&gt;&quot;&amp;CHAR(13)&amp;CHAR(9)&amp;CHAR(9)&amp;CHAR(9)&amp;&quot;&lt;field name=&quot;&quot;shortcut&quot;&quot;&gt;&quot;&amp;IF(EXACT([.$W77];&quot;&quot;);&quot;&quot;;[.AG$1]&amp;[.$W77])&amp;&quot;&lt;/field&gt;&quot;&amp;CHAR(13)&amp;CHAR(9)&amp;CHAR(9)&amp;CHAR(9)&amp;&quot;&lt;field name=&quot;&quot;parent_id&quot;&quot; ref=&quot;&quot;&quot;&amp;IF(EXACT([.$Z77];&quot;&quot;);&quot;&quot;;[.AG$1]&amp;[.$Z77])&amp;&quot;&quot;&quot;/&gt;&quot;&amp;CHAR(13)&amp;CHAR(9)&amp;CHAR(9)&amp;CHAR(9)&amp;&quot;&lt;field name=&quot;&quot;user_type&quot;&quot; ref=&quot;&quot;account_account_type_&quot;&amp;[.$AB77]&amp;&quot;&quot;&quot;/&gt;&quot;&amp;CHAR(13)&amp;CHAR(9)&amp;CHAR(9)&amp;CHAR(9)&amp;&quot;&lt;field name=&quot;&quot;currency_id&quot;&quot; ref=&quot;&quot;&quot;&amp;[.AA77]&amp;&quot;&quot;&quot;/&gt;&quot;&amp;CHAR(13)&amp;CHAR(9)&amp;CHAR(9)&amp;CHAR(9)&amp;&quot;&lt;field name=&quot;&quot;type&quot;&quot;&gt;&quot;&amp;[.$AD77]&amp;&quot;&lt;/field&gt;&quot;&amp;CHAR(13)&amp;CHAR(9)&amp;CHAR(9)&amp;CHAR(9)&amp;&quot;&lt;field name=&quot;&quot;reconcile&quot;&quot; eval=&quot;&quot;&quot;&amp;[.$AE77]&amp;&quot;&quot;&quot;/&gt;&quot;&amp;IF(EXACT([.$AF77];&quot;&quot;);&quot;&quot;;CHAR(13)&amp;CHAR(9)&amp;CHAR(9)&amp;CHAR(9)&amp;&quot;&lt;field name=&quot;&quot;tax_ids&quot;&quot;&gt;&quot;&amp;SUBSTITUTE([.$AF7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41001&quot; model=&quot;account.account.template&quot;&gt;&#13;&#9;&#9;&#9;&lt;field name=&quot;code&quot;&gt;0-141001&lt;/field&gt;&#13;&#9;&#9;&#9;&lt;field name=&quot;name&quot;&gt;0-Pólizas de seguros prepagadas&lt;/field&gt;&#13;&#9;&#9;&#9;&lt;field name=&quot;shortcut&quot;&gt;0-Pol&lt;/field&gt;&#13;&#9;&#9;&#9;&lt;field name=&quot;parent_id&quot; ref=&quot;0-141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0_141001" model="account.account.template"&gt;<text:tab/><text:tab/><text:tab/>&lt;field name="code"&gt;0-141001&lt;/field&gt;<text:tab/><text:tab/><text:tab/>&lt;field name="name"&gt;0-Pólizas de seguros prepagadas&lt;/field&gt;<text:tab/><text:tab/><text:tab/>&lt;field name="shortcut"&gt;0-Pol&lt;/field&gt;<text:tab/><text:tab/><text:tab/>&lt;field name="parent_id" ref="0-141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unreconciled"/&gt;<text:tab/><text:tab/>&lt;/record&gt;</text:p>
            </table:table-cell>
            <table:table-cell table:formula="of:=IF(EXACT([.AH77];1);CHAR(9)&amp;CHAR(9)&amp;&quot;&lt;record id=&quot;&quot;account_account_template_&quot;&amp;SUBSTITUTE([.AH$1]&amp;[.$V77];&quot;-&quot;;&quot;_&quot;)&amp;&quot;&quot;&quot; model=&quot;&quot;account.account.template&quot;&quot;&gt;&quot;&amp;CHAR(13)&amp;CHAR(9)&amp;CHAR(9)&amp;CHAR(9)&amp;&quot;&lt;field name=&quot;&quot;code&quot;&quot;&gt;&quot;&amp;[.AH$1]&amp;[.$V77]&amp;&quot;&lt;/field&gt;&quot;&amp;CHAR(13)&amp;CHAR(9)&amp;CHAR(9)&amp;CHAR(9)&amp;&quot;&lt;field name=&quot;&quot;name&quot;&quot;&gt;&quot;&amp;[.AH$1]&amp;[.$Y77]&amp;&quot;&lt;/field&gt;&quot;&amp;CHAR(13)&amp;CHAR(9)&amp;CHAR(9)&amp;CHAR(9)&amp;&quot;&lt;field name=&quot;&quot;shortcut&quot;&quot;&gt;&quot;&amp;IF(EXACT([.$W77];&quot;&quot;);&quot;&quot;;[.AH$1]&amp;[.$W77])&amp;&quot;&lt;/field&gt;&quot;&amp;CHAR(13)&amp;CHAR(9)&amp;CHAR(9)&amp;CHAR(9)&amp;&quot;&lt;field name=&quot;&quot;parent_id&quot;&quot; ref=&quot;&quot;&quot;&amp;IF(EXACT([.$Z77];&quot;&quot;);&quot;&quot;;[.AH$1]&amp;[.$Z77])&amp;&quot;&quot;&quot;/&gt;&quot;&amp;CHAR(13)&amp;CHAR(9)&amp;CHAR(9)&amp;CHAR(9)&amp;&quot;&lt;field name=&quot;&quot;user_type&quot;&quot; ref=&quot;&quot;account_account_type_&quot;&amp;[.$AB77]&amp;&quot;&quot;&quot;/&gt;&quot;&amp;CHAR(13)&amp;CHAR(9)&amp;CHAR(9)&amp;CHAR(9)&amp;&quot;&lt;field name=&quot;&quot;currency_id&quot;&quot; ref=&quot;&quot;&quot;&amp;[.AB77]&amp;&quot;&quot;&quot;/&gt;&quot;&amp;CHAR(13)&amp;CHAR(9)&amp;CHAR(9)&amp;CHAR(9)&amp;&quot;&lt;field name=&quot;&quot;type&quot;&quot;&gt;&quot;&amp;[.$AD77]&amp;&quot;&lt;/field&gt;&quot;&amp;CHAR(13)&amp;CHAR(9)&amp;CHAR(9)&amp;CHAR(9)&amp;&quot;&lt;field name=&quot;&quot;reconcile&quot;&quot; eval=&quot;&quot;&quot;&amp;[.$AE77]&amp;&quot;&quot;&quot;/&gt;&quot;&amp;IF(EXACT([.$AF77];&quot;&quot;);&quot;&quot;;CHAR(13)&amp;CHAR(9)&amp;CHAR(9)&amp;CHAR(9)&amp;&quot;&lt;field name=&quot;&quot;tax_ids&quot;&quot;&gt;&quot;&amp;SUBSTITUTE([.$AF7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41001&quot; model=&quot;account.account.template&quot;&gt;&#13;&#9;&#9;&#9;&lt;field name=&quot;code&quot;&gt;1-141001&lt;/field&gt;&#13;&#9;&#9;&#9;&lt;field name=&quot;name&quot;&gt;1-Pólizas de seguros prepagadas&lt;/field&gt;&#13;&#9;&#9;&#9;&lt;field name=&quot;shortcut&quot;&gt;1-Pol&lt;/field&gt;&#13;&#9;&#9;&#9;&lt;field name=&quot;parent_id&quot; ref=&quot;1-141000&quot;/&gt;&#13;&#9;&#9;&#9;&lt;field name=&quot;user_type&quot; ref=&quot;account_account_type_receivable&quot;/&gt;&#13;&#9;&#9;&#9;&lt;field name=&quot;currency_id&quot; ref=&quot;receivable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1_141001" model="account.account.template"&gt;<text:tab/><text:tab/><text:tab/>&lt;field name="code"&gt;1-141001&lt;/field&gt;<text:tab/><text:tab/><text:tab/>&lt;field name="name"&gt;1-Pólizas de seguros prepagadas&lt;/field&gt;<text:tab/><text:tab/><text:tab/>&lt;field name="shortcut"&gt;1-Pol&lt;/field&gt;<text:tab/><text:tab/><text:tab/>&lt;field name="parent_id" ref="1-141000"/&gt;<text:tab/><text:tab/><text:tab/>&lt;field name="user_type" ref="account_account_type_receivable"/&gt;<text:tab/><text:tab/><text:tab/>&lt;field name="currency_id" ref="receivable"/&gt;<text:tab/><text:tab/><text:tab/>&lt;field name="type"&gt;receiv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77]&gt;[.A78];[.A77]=[.A78]);[.A77]&lt;&gt;7))" office:value-type="float" office:value="1">
              <text:p>1</text:p>
            </table:table-cell>
            <table:table-cell table:style-name="ce8" table:formula="of:=IF(EXACT([.A78];1);CELL(&quot;Row&quot;;[.C78]);[.C77])" office:value-type="float" office:value="2">
              <text:p>2</text:p>
            </table:table-cell>
            <table:table-cell table:style-name="ce8" table:formula="of:=IF(EXACT([.$A78];1);0;IF(EXACT([.$A78];2);[.D77]+1;[.D77]))" office:value-type="float" office:value="1">
              <text:p>1</text:p>
            </table:table-cell>
            <table:table-cell table:style-name="ce8" table:formula="of:=['Code format'.$C$2]&amp;TEXT([.D78];['Code format'.$B$2])&amp;['Code format'.$D$2]" office:value-type="string" office:string-value="1">
              <text:p>1</text:p>
            </table:table-cell>
            <table:table-cell table:style-name="ce8" table:formula="of:=IF(EXACT([.C77];[.C78]);IF(EXACT([.D77];[.D78]);[.F77];CELL(&quot;Row&quot;;[.F78]));[.C78])" office:value-type="float" office:value="3">
              <text:p>3</text:p>
            </table:table-cell>
            <table:table-cell table:style-name="ce8" table:formula="of:=IF(AND([.$A78]&lt;=[.H$1];[.$A77]&gt;[.$A78]);0;IF(EXACT([.$A78];[.H$1]+1);[.G77]+1;[.G77]))" office:value-type="float" office:value="4">
              <text:p>4</text:p>
            </table:table-cell>
            <table:table-cell table:style-name="ce8" table:formula="of:=['Code format'.$C$3]&amp;TEXT([.G78];['Code format'.$B$3])&amp;['Code format'.$D$3]" office:value-type="string" office:string-value="4">
              <text:p>4</text:p>
            </table:table-cell>
            <table:table-cell table:style-name="ce8" table:formula="of:=IF(EXACT([.F77];[.F78]);IF(EXACT([.G77];[.G78]);[.I77];CELL(&quot;Row&quot;;[.I78]));[.F78])" office:value-type="float" office:value="75">
              <text:p>75</text:p>
            </table:table-cell>
            <table:table-cell table:style-name="ce8" table:formula="of:=IF(AND([.$A78]&lt;=[.K$1];[.$A77]&gt;[.$A78]);0;IF(EXACT([.$A78];[.K$1]+1);[.J77]+1;[.J77]))" office:value-type="float" office:value="2">
              <text:p>2</text:p>
            </table:table-cell>
            <table:table-cell table:style-name="ce8" table:formula="of:=['Code format'.$C$4]&amp;TEXT([.J78];['Code format'.$B$4])&amp;['Code format'.$D$4]" office:value-type="string" office:string-value="2">
              <text:p>2</text:p>
            </table:table-cell>
            <table:table-cell table:style-name="ce8" table:formula="of:=IF(EXACT([.I77];[.I78]);IF(EXACT([.J77];[.J78]);[.L77];CELL(&quot;Row&quot;;[.L78]));[.I78])" office:value-type="float" office:value="78">
              <text:p>78</text:p>
            </table:table-cell>
            <table:table-cell table:style-name="ce8" table:formula="of:=IF(AND([.$A78]&lt;=[.N$1];[.$A77]&gt;[.$A78]);0;IF(EXACT([.$A78];[.N$1]+1);[.M77]+1;[.M77]))" office:value-type="float" office:value="0">
              <text:p>0</text:p>
            </table:table-cell>
            <table:table-cell table:style-name="ce8" table:formula="of:=['Code format'.$C$5]&amp;TEXT([.M78];['Code format'.$B$5])&amp;['Code format'.$D$5]" office:value-type="string" office:string-value="0">
              <text:p>0</text:p>
            </table:table-cell>
            <table:table-cell table:style-name="ce8" table:formula="of:=IF(EXACT([.L77];[.L78]);IF(EXACT([.M77];[.M78]);[.O77];CELL(&quot;Row&quot;;[.O78]));[.L78])" office:value-type="float" office:value="78">
              <text:p>78</text:p>
            </table:table-cell>
            <table:table-cell table:style-name="ce8" table:formula="of:=IF(AND([.$A78]&lt;=[.Q$1];[.$A77]&gt;[.$A78]);0;IF(EXACT([.$A78];[.Q$1]+1);[.P77]+1;[.P77]))" office:value-type="float" office:value="0">
              <text:p>0</text:p>
            </table:table-cell>
            <table:table-cell table:style-name="ce8" table:formula="of:=['Code format'.$C$6]&amp;TEXT([.P78];['Code format'.$B$6])&amp;['Code format'.$D$6]" office:value-type="string" office:string-value="0">
              <text:p>0</text:p>
            </table:table-cell>
            <table:table-cell table:style-name="ce8" table:formula="of:=IF(EXACT([.O77];[.O78]);IF(EXACT([.P77];[.P78]);[.R77];CELL(&quot;Row&quot;;[.R78]));[.O78])" office:value-type="float" office:value="78">
              <text:p>78</text:p>
            </table:table-cell>
            <table:table-cell table:style-name="ce8" table:formula="of:=IF(AND([.$A78]&lt;=[.T$1];[.$A77]&gt;[.$A78]);0;IF(EXACT([.$A78];[.T$1]+1);[.S77]+1;[.S77]))" office:value-type="float" office:value="0">
              <text:p>0</text:p>
            </table:table-cell>
            <table:table-cell table:style-name="ce8" table:formula="of:=['Code format'.$C$7]&amp;TEXT([.S78];['Code format'.$B$7])&amp;['Code format'.$D$7]" office:value-type="string" office:string-value="0">
              <text:p>0</text:p>
            </table:table-cell>
            <table:table-cell table:style-name="ce8" table:formula="of:=IF(EXACT([.R77];[.R78]);IF(EXACT([.S77];[.S78]);[.U77];CELL(&quot;Row&quot;;[.U78]));[.R78])" office:value-type="float" office:value="78">
              <text:p>78</text:p>
            </table:table-cell>
            <table:table-cell table:style-name="Nivel4" table:formula="of:=CONCATENATE([.E78];[.H78];[.K78];[.N78];[.Q78];[.T78])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142000">
              <text:p>142000</text:p>
            </table:table-cell>
            <table:table-cell table:style-name="ce9" office:value-type="string">
              <text:p>Dep</text:p>
            </table:table-cell>
            <table:table-cell table:style-name="ce9" office:value-type="string">
              <text:p>Depósitos de garantía</text:p>
            </table:table-cell>
            <table:table-cell table:style-name="Nivel4" table:formula="of:=[.X78]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Depósitos de garantía">
              <text:p>Depósitos de garantía</text:p>
            </table:table-cell>
            <table:table-cell table:style-name="Datos" table:formula="of:=IF(EXACT([.A78];1);&quot;&quot;;IF(EXACT([.A78];2);INDIRECT(CONCATENATE(&quot;V&quot;;[.C78]));IF(EXACT([.A78];3);INDIRECT(CONCATENATE(&quot;V&quot;;[.F78]));IF(EXACT([.A78];4);INDIRECT(CONCATENATE(&quot;V&quot;;[.I78]));IF(EXACT([.A78];5);INDIRECT(CONCATENATE(&quot;V&quot;;[.L78]));IF(EXACT([.A78];6);INDIRECT(CONCATENATE(&quot;V&quot;;[.O78]));IF(EXACT([.A78];7);INDIRECT(CONCATENATE(&quot;V&quot;;[.R78])))))))))" office:value-type="string" office:string-value="140000">
              <text:p>14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78];7));NOT(EXACT([.AB78];&quot;view&quot;)));AND(EXACT([.A78];7);EXACT([.AB78];&quot;view&quot;))))" office:value-type="float" office:value="1">
              <text:p>1</text:p>
            </table:table-cell>
            <table:table-cell table:style-name="Datos" table:formula="of:=VLOOKUP([.AB78];['account.type'.$A$2:.$I$12];8)" office:value-type="string" office:string-value="view">
              <text:p>view</text:p>
            </table:table-cell>
            <table:table-cell table:style-name="Datos" table:formula="of:=VLOOKUP([.AB7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8];1);CHAR(9)&amp;CHAR(9)&amp;&quot;&lt;record id=&quot;&quot;account_account_template_&quot;&amp;SUBSTITUTE([.AG$1]&amp;[.$V78];&quot;-&quot;;&quot;_&quot;)&amp;&quot;&quot;&quot; model=&quot;&quot;account.account.template&quot;&quot;&gt;&quot;&amp;CHAR(13)&amp;CHAR(9)&amp;CHAR(9)&amp;CHAR(9)&amp;&quot;&lt;field name=&quot;&quot;code&quot;&quot;&gt;&quot;&amp;[.AG$1]&amp;[.$V78]&amp;&quot;&lt;/field&gt;&quot;&amp;CHAR(13)&amp;CHAR(9)&amp;CHAR(9)&amp;CHAR(9)&amp;&quot;&lt;field name=&quot;&quot;name&quot;&quot;&gt;&quot;&amp;[.AG$1]&amp;[.$Y78]&amp;&quot;&lt;/field&gt;&quot;&amp;CHAR(13)&amp;CHAR(9)&amp;CHAR(9)&amp;CHAR(9)&amp;&quot;&lt;field name=&quot;&quot;shortcut&quot;&quot;&gt;&quot;&amp;IF(EXACT([.$W78];&quot;&quot;);&quot;&quot;;[.AG$1]&amp;[.$W78])&amp;&quot;&lt;/field&gt;&quot;&amp;CHAR(13)&amp;CHAR(9)&amp;CHAR(9)&amp;CHAR(9)&amp;&quot;&lt;field name=&quot;&quot;parent_id&quot;&quot; ref=&quot;&quot;&quot;&amp;IF(EXACT([.$Z78];&quot;&quot;);&quot;&quot;;[.AG$1]&amp;[.$Z78])&amp;&quot;&quot;&quot;/&gt;&quot;&amp;CHAR(13)&amp;CHAR(9)&amp;CHAR(9)&amp;CHAR(9)&amp;&quot;&lt;field name=&quot;&quot;user_type&quot;&quot; ref=&quot;&quot;account_account_type_&quot;&amp;[.$AB78]&amp;&quot;&quot;&quot;/&gt;&quot;&amp;CHAR(13)&amp;CHAR(9)&amp;CHAR(9)&amp;CHAR(9)&amp;&quot;&lt;field name=&quot;&quot;currency_id&quot;&quot; ref=&quot;&quot;&quot;&amp;[.AA78]&amp;&quot;&quot;&quot;/&gt;&quot;&amp;CHAR(13)&amp;CHAR(9)&amp;CHAR(9)&amp;CHAR(9)&amp;&quot;&lt;field name=&quot;&quot;type&quot;&quot;&gt;&quot;&amp;[.$AD78]&amp;&quot;&lt;/field&gt;&quot;&amp;CHAR(13)&amp;CHAR(9)&amp;CHAR(9)&amp;CHAR(9)&amp;&quot;&lt;field name=&quot;&quot;reconcile&quot;&quot; eval=&quot;&quot;&quot;&amp;[.$AE78]&amp;&quot;&quot;&quot;/&gt;&quot;&amp;IF(EXACT([.$AF78];&quot;&quot;);&quot;&quot;;CHAR(13)&amp;CHAR(9)&amp;CHAR(9)&amp;CHAR(9)&amp;&quot;&lt;field name=&quot;&quot;tax_ids&quot;&quot;&gt;&quot;&amp;SUBSTITUTE([.$AF7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42000&quot; model=&quot;account.account.template&quot;&gt;&#13;&#9;&#9;&#9;&lt;field name=&quot;code&quot;&gt;0-142000&lt;/field&gt;&#13;&#9;&#9;&#9;&lt;field name=&quot;name&quot;&gt;0-Depósitos de garantía&lt;/field&gt;&#13;&#9;&#9;&#9;&lt;field name=&quot;shortcut&quot;&gt;0-Dep&lt;/field&gt;&#13;&#9;&#9;&#9;&lt;field name=&quot;parent_id&quot; ref=&quot;0-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142000" model="account.account.template"&gt;<text:tab/><text:tab/><text:tab/>&lt;field name="code"&gt;0-142000&lt;/field&gt;<text:tab/><text:tab/><text:tab/>&lt;field name="name"&gt;0-Depósitos de garantía&lt;/field&gt;<text:tab/><text:tab/><text:tab/>&lt;field name="shortcut"&gt;0-Dep&lt;/field&gt;<text:tab/><text:tab/><text:tab/>&lt;field name="parent_id" ref="0-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78];1);CHAR(9)&amp;CHAR(9)&amp;&quot;&lt;record id=&quot;&quot;account_account_template_&quot;&amp;SUBSTITUTE([.AH$1]&amp;[.$V78];&quot;-&quot;;&quot;_&quot;)&amp;&quot;&quot;&quot; model=&quot;&quot;account.account.template&quot;&quot;&gt;&quot;&amp;CHAR(13)&amp;CHAR(9)&amp;CHAR(9)&amp;CHAR(9)&amp;&quot;&lt;field name=&quot;&quot;code&quot;&quot;&gt;&quot;&amp;[.AH$1]&amp;[.$V78]&amp;&quot;&lt;/field&gt;&quot;&amp;CHAR(13)&amp;CHAR(9)&amp;CHAR(9)&amp;CHAR(9)&amp;&quot;&lt;field name=&quot;&quot;name&quot;&quot;&gt;&quot;&amp;[.AH$1]&amp;[.$Y78]&amp;&quot;&lt;/field&gt;&quot;&amp;CHAR(13)&amp;CHAR(9)&amp;CHAR(9)&amp;CHAR(9)&amp;&quot;&lt;field name=&quot;&quot;shortcut&quot;&quot;&gt;&quot;&amp;IF(EXACT([.$W78];&quot;&quot;);&quot;&quot;;[.AH$1]&amp;[.$W78])&amp;&quot;&lt;/field&gt;&quot;&amp;CHAR(13)&amp;CHAR(9)&amp;CHAR(9)&amp;CHAR(9)&amp;&quot;&lt;field name=&quot;&quot;parent_id&quot;&quot; ref=&quot;&quot;&quot;&amp;IF(EXACT([.$Z78];&quot;&quot;);&quot;&quot;;[.AH$1]&amp;[.$Z78])&amp;&quot;&quot;&quot;/&gt;&quot;&amp;CHAR(13)&amp;CHAR(9)&amp;CHAR(9)&amp;CHAR(9)&amp;&quot;&lt;field name=&quot;&quot;user_type&quot;&quot; ref=&quot;&quot;account_account_type_&quot;&amp;[.$AB78]&amp;&quot;&quot;&quot;/&gt;&quot;&amp;CHAR(13)&amp;CHAR(9)&amp;CHAR(9)&amp;CHAR(9)&amp;&quot;&lt;field name=&quot;&quot;currency_id&quot;&quot; ref=&quot;&quot;&quot;&amp;[.AB78]&amp;&quot;&quot;&quot;/&gt;&quot;&amp;CHAR(13)&amp;CHAR(9)&amp;CHAR(9)&amp;CHAR(9)&amp;&quot;&lt;field name=&quot;&quot;type&quot;&quot;&gt;&quot;&amp;[.$AD78]&amp;&quot;&lt;/field&gt;&quot;&amp;CHAR(13)&amp;CHAR(9)&amp;CHAR(9)&amp;CHAR(9)&amp;&quot;&lt;field name=&quot;&quot;reconcile&quot;&quot; eval=&quot;&quot;&quot;&amp;[.$AE78]&amp;&quot;&quot;&quot;/&gt;&quot;&amp;IF(EXACT([.$AF78];&quot;&quot;);&quot;&quot;;CHAR(13)&amp;CHAR(9)&amp;CHAR(9)&amp;CHAR(9)&amp;&quot;&lt;field name=&quot;&quot;tax_ids&quot;&quot;&gt;&quot;&amp;SUBSTITUTE([.$AF7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42000&quot; model=&quot;account.account.template&quot;&gt;&#13;&#9;&#9;&#9;&lt;field name=&quot;code&quot;&gt;1-142000&lt;/field&gt;&#13;&#9;&#9;&#9;&lt;field name=&quot;name&quot;&gt;1-Depósitos de garantía&lt;/field&gt;&#13;&#9;&#9;&#9;&lt;field name=&quot;shortcut&quot;&gt;1-Dep&lt;/field&gt;&#13;&#9;&#9;&#9;&lt;field name=&quot;parent_id&quot; ref=&quot;1-14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142000" model="account.account.template"&gt;<text:tab/><text:tab/><text:tab/>&lt;field name="code"&gt;1-142000&lt;/field&gt;<text:tab/><text:tab/><text:tab/>&lt;field name="name"&gt;1-Depósitos de garantía&lt;/field&gt;<text:tab/><text:tab/><text:tab/>&lt;field name="shortcut"&gt;1-Dep&lt;/field&gt;<text:tab/><text:tab/><text:tab/>&lt;field name="parent_id" ref="1-14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78]&gt;[.A79];[.A78]=[.A79]);[.A78]&lt;&gt;7))" office:value-type="float" office:value="1">
              <text:p>1</text:p>
            </table:table-cell>
            <table:table-cell table:style-name="ce8" table:formula="of:=IF(EXACT([.A79];1);CELL(&quot;Row&quot;;[.C79]);[.C78])" office:value-type="float" office:value="2">
              <text:p>2</text:p>
            </table:table-cell>
            <table:table-cell table:style-name="ce8" table:formula="of:=IF(EXACT([.$A79];1);0;IF(EXACT([.$A79];2);[.D78]+1;[.D78]))" office:value-type="float" office:value="1">
              <text:p>1</text:p>
            </table:table-cell>
            <table:table-cell table:style-name="ce8" table:formula="of:=['Code format'.$C$2]&amp;TEXT([.D79];['Code format'.$B$2])&amp;['Code format'.$D$2]" office:value-type="string" office:string-value="1">
              <text:p>1</text:p>
            </table:table-cell>
            <table:table-cell table:style-name="ce8" table:formula="of:=IF(EXACT([.C78];[.C79]);IF(EXACT([.D78];[.D79]);[.F78];CELL(&quot;Row&quot;;[.F79]));[.C79])" office:value-type="float" office:value="3">
              <text:p>3</text:p>
            </table:table-cell>
            <table:table-cell table:style-name="ce8" table:formula="of:=IF(AND([.$A79]&lt;=[.H$1];[.$A78]&gt;[.$A79]);0;IF(EXACT([.$A79];[.H$1]+1);[.G78]+1;[.G78]))" office:value-type="float" office:value="4">
              <text:p>4</text:p>
            </table:table-cell>
            <table:table-cell table:style-name="ce8" table:formula="of:=['Code format'.$C$3]&amp;TEXT([.G79];['Code format'.$B$3])&amp;['Code format'.$D$3]" office:value-type="string" office:string-value="4">
              <text:p>4</text:p>
            </table:table-cell>
            <table:table-cell table:style-name="ce8" table:formula="of:=IF(EXACT([.F78];[.F79]);IF(EXACT([.G78];[.G79]);[.I78];CELL(&quot;Row&quot;;[.I79]));[.F79])" office:value-type="float" office:value="75">
              <text:p>75</text:p>
            </table:table-cell>
            <table:table-cell table:style-name="ce8" table:formula="of:=IF(AND([.$A79]&lt;=[.K$1];[.$A78]&gt;[.$A79]);0;IF(EXACT([.$A79];[.K$1]+1);[.J78]+1;[.J78]))" office:value-type="float" office:value="2">
              <text:p>2</text:p>
            </table:table-cell>
            <table:table-cell table:style-name="ce8" table:formula="of:=['Code format'.$C$4]&amp;TEXT([.J79];['Code format'.$B$4])&amp;['Code format'.$D$4]" office:value-type="string" office:string-value="2">
              <text:p>2</text:p>
            </table:table-cell>
            <table:table-cell table:style-name="ce8" table:formula="of:=IF(EXACT([.I78];[.I79]);IF(EXACT([.J78];[.J79]);[.L78];CELL(&quot;Row&quot;;[.L79]));[.I79])" office:value-type="float" office:value="78">
              <text:p>78</text:p>
            </table:table-cell>
            <table:table-cell table:style-name="ce8" table:formula="of:=IF(AND([.$A79]&lt;=[.N$1];[.$A78]&gt;[.$A79]);0;IF(EXACT([.$A79];[.N$1]+1);[.M78]+1;[.M78]))" office:value-type="float" office:value="0">
              <text:p>0</text:p>
            </table:table-cell>
            <table:table-cell table:style-name="ce8" table:formula="of:=['Code format'.$C$5]&amp;TEXT([.M79];['Code format'.$B$5])&amp;['Code format'.$D$5]" office:value-type="string" office:string-value="0">
              <text:p>0</text:p>
            </table:table-cell>
            <table:table-cell table:style-name="ce8" table:formula="of:=IF(EXACT([.L78];[.L79]);IF(EXACT([.M78];[.M79]);[.O78];CELL(&quot;Row&quot;;[.O79]));[.L79])" office:value-type="float" office:value="78">
              <text:p>78</text:p>
            </table:table-cell>
            <table:table-cell table:style-name="ce8" table:formula="of:=IF(AND([.$A79]&lt;=[.Q$1];[.$A78]&gt;[.$A79]);0;IF(EXACT([.$A79];[.Q$1]+1);[.P78]+1;[.P78]))" office:value-type="float" office:value="0">
              <text:p>0</text:p>
            </table:table-cell>
            <table:table-cell table:style-name="ce8" table:formula="of:=['Code format'.$C$6]&amp;TEXT([.P79];['Code format'.$B$6])&amp;['Code format'.$D$6]" office:value-type="string" office:string-value="0">
              <text:p>0</text:p>
            </table:table-cell>
            <table:table-cell table:style-name="ce8" table:formula="of:=IF(EXACT([.O78];[.O79]);IF(EXACT([.P78];[.P79]);[.R78];CELL(&quot;Row&quot;;[.R79]));[.O79])" office:value-type="float" office:value="78">
              <text:p>78</text:p>
            </table:table-cell>
            <table:table-cell table:style-name="ce8" table:formula="of:=IF(AND([.$A79]&lt;=[.T$1];[.$A78]&gt;[.$A79]);0;IF(EXACT([.$A79];[.T$1]+1);[.S78]+1;[.S78]))" office:value-type="float" office:value="1">
              <text:p>1</text:p>
            </table:table-cell>
            <table:table-cell table:style-name="ce8" table:formula="of:=['Code format'.$C$7]&amp;TEXT([.S79];['Code format'.$B$7])&amp;['Code format'.$D$7]" office:value-type="string" office:string-value="1">
              <text:p>1</text:p>
            </table:table-cell>
            <table:table-cell table:style-name="ce8" table:formula="of:=IF(EXACT([.R78];[.R79]);IF(EXACT([.S78];[.S79]);[.U78];CELL(&quot;Row&quot;;[.U79]));[.R79])" office:value-type="float" office:value="79">
              <text:p>79</text:p>
            </table:table-cell>
            <table:table-cell table:style-name="Nivel7" table:formula="of:=CONCATENATE([.E79];[.H79];[.K79];[.N79];[.Q79];[.T79])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142001">
              <text:p>142001</text:p>
            </table:table-cell>
            <table:table-cell table:style-name="ce9" office:value-type="string">
              <text:p>Tel</text:p>
            </table:table-cell>
            <table:table-cell table:style-name="ce9" office:value-type="string">
              <text:p>Depósitos sobre derechos telefónicos</text:p>
            </table:table-cell>
            <table:table-cell table:style-name="Nivel7" table:formula="of:=[.X79]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Depósitos sobre derechos telefónicos">
              <text:p>Depósitos sobre derechos telefónicos</text:p>
            </table:table-cell>
            <table:table-cell table:style-name="Datos" table:formula="of:=IF(EXACT([.A79];1);&quot;&quot;;IF(EXACT([.A79];2);INDIRECT(CONCATENATE(&quot;V&quot;;[.C79]));IF(EXACT([.A79];3);INDIRECT(CONCATENATE(&quot;V&quot;;[.F79]));IF(EXACT([.A79];4);INDIRECT(CONCATENATE(&quot;V&quot;;[.I79]));IF(EXACT([.A79];5);INDIRECT(CONCATENATE(&quot;V&quot;;[.L79]));IF(EXACT([.A79];6);INDIRECT(CONCATENATE(&quot;V&quot;;[.O79]));IF(EXACT([.A79];7);INDIRECT(CONCATENATE(&quot;V&quot;;[.R79])))))))))" office:value-type="string" office:string-value="142000">
              <text:p>14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receivable</text:p>
            </table:table-cell>
            <table:table-cell table:style-name="ce6" table:formula="of:=NOT(OR(AND(NOT(EXACT([.A79];7));NOT(EXACT([.AB79];&quot;view&quot;)));AND(EXACT([.A79];7);EXACT([.AB79];&quot;view&quot;))))" office:value-type="float" office:value="1">
              <text:p>1</text:p>
            </table:table-cell>
            <table:table-cell table:style-name="Datos" table:formula="of:=VLOOKUP([.AB79];['account.type'.$A$2:.$I$12];8)" office:value-type="string" office:string-value="receivable">
              <text:p>receivable</text:p>
            </table:table-cell>
            <table:table-cell table:style-name="Datos" table:formula="of:=VLOOKUP([.AB79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79];1);CHAR(9)&amp;CHAR(9)&amp;&quot;&lt;record id=&quot;&quot;account_account_template_&quot;&amp;SUBSTITUTE([.AG$1]&amp;[.$V79];&quot;-&quot;;&quot;_&quot;)&amp;&quot;&quot;&quot; model=&quot;&quot;account.account.template&quot;&quot;&gt;&quot;&amp;CHAR(13)&amp;CHAR(9)&amp;CHAR(9)&amp;CHAR(9)&amp;&quot;&lt;field name=&quot;&quot;code&quot;&quot;&gt;&quot;&amp;[.AG$1]&amp;[.$V79]&amp;&quot;&lt;/field&gt;&quot;&amp;CHAR(13)&amp;CHAR(9)&amp;CHAR(9)&amp;CHAR(9)&amp;&quot;&lt;field name=&quot;&quot;name&quot;&quot;&gt;&quot;&amp;[.AG$1]&amp;[.$Y79]&amp;&quot;&lt;/field&gt;&quot;&amp;CHAR(13)&amp;CHAR(9)&amp;CHAR(9)&amp;CHAR(9)&amp;&quot;&lt;field name=&quot;&quot;shortcut&quot;&quot;&gt;&quot;&amp;IF(EXACT([.$W79];&quot;&quot;);&quot;&quot;;[.AG$1]&amp;[.$W79])&amp;&quot;&lt;/field&gt;&quot;&amp;CHAR(13)&amp;CHAR(9)&amp;CHAR(9)&amp;CHAR(9)&amp;&quot;&lt;field name=&quot;&quot;parent_id&quot;&quot; ref=&quot;&quot;&quot;&amp;IF(EXACT([.$Z79];&quot;&quot;);&quot;&quot;;[.AG$1]&amp;[.$Z79])&amp;&quot;&quot;&quot;/&gt;&quot;&amp;CHAR(13)&amp;CHAR(9)&amp;CHAR(9)&amp;CHAR(9)&amp;&quot;&lt;field name=&quot;&quot;user_type&quot;&quot; ref=&quot;&quot;account_account_type_&quot;&amp;[.$AB79]&amp;&quot;&quot;&quot;/&gt;&quot;&amp;CHAR(13)&amp;CHAR(9)&amp;CHAR(9)&amp;CHAR(9)&amp;&quot;&lt;field name=&quot;&quot;currency_id&quot;&quot; ref=&quot;&quot;&quot;&amp;[.AA79]&amp;&quot;&quot;&quot;/&gt;&quot;&amp;CHAR(13)&amp;CHAR(9)&amp;CHAR(9)&amp;CHAR(9)&amp;&quot;&lt;field name=&quot;&quot;type&quot;&quot;&gt;&quot;&amp;[.$AD79]&amp;&quot;&lt;/field&gt;&quot;&amp;CHAR(13)&amp;CHAR(9)&amp;CHAR(9)&amp;CHAR(9)&amp;&quot;&lt;field name=&quot;&quot;reconcile&quot;&quot; eval=&quot;&quot;&quot;&amp;[.$AE79]&amp;&quot;&quot;&quot;/&gt;&quot;&amp;IF(EXACT([.$AF79];&quot;&quot;);&quot;&quot;;CHAR(13)&amp;CHAR(9)&amp;CHAR(9)&amp;CHAR(9)&amp;&quot;&lt;field name=&quot;&quot;tax_ids&quot;&quot;&gt;&quot;&amp;SUBSTITUTE([.$AF7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42001&quot; model=&quot;account.account.template&quot;&gt;&#13;&#9;&#9;&#9;&lt;field name=&quot;code&quot;&gt;0-142001&lt;/field&gt;&#13;&#9;&#9;&#9;&lt;field name=&quot;name&quot;&gt;0-Depósitos sobre derechos telefónicos&lt;/field&gt;&#13;&#9;&#9;&#9;&lt;field name=&quot;shortcut&quot;&gt;0-Tel&lt;/field&gt;&#13;&#9;&#9;&#9;&lt;field name=&quot;parent_id&quot; ref=&quot;0-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0_142001" model="account.account.template"&gt;<text:tab/><text:tab/><text:tab/>&lt;field name="code"&gt;0-142001&lt;/field&gt;<text:tab/><text:tab/><text:tab/>&lt;field name="name"&gt;0-Depósitos sobre derechos telefónicos&lt;/field&gt;<text:tab/><text:tab/><text:tab/>&lt;field name="shortcut"&gt;0-Tel&lt;/field&gt;<text:tab/><text:tab/><text:tab/>&lt;field name="parent_id" ref="0-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unreconciled"/&gt;<text:tab/><text:tab/>&lt;/record&gt;</text:p>
            </table:table-cell>
            <table:table-cell table:formula="of:=IF(EXACT([.AH79];1);CHAR(9)&amp;CHAR(9)&amp;&quot;&lt;record id=&quot;&quot;account_account_template_&quot;&amp;SUBSTITUTE([.AH$1]&amp;[.$V79];&quot;-&quot;;&quot;_&quot;)&amp;&quot;&quot;&quot; model=&quot;&quot;account.account.template&quot;&quot;&gt;&quot;&amp;CHAR(13)&amp;CHAR(9)&amp;CHAR(9)&amp;CHAR(9)&amp;&quot;&lt;field name=&quot;&quot;code&quot;&quot;&gt;&quot;&amp;[.AH$1]&amp;[.$V79]&amp;&quot;&lt;/field&gt;&quot;&amp;CHAR(13)&amp;CHAR(9)&amp;CHAR(9)&amp;CHAR(9)&amp;&quot;&lt;field name=&quot;&quot;name&quot;&quot;&gt;&quot;&amp;[.AH$1]&amp;[.$Y79]&amp;&quot;&lt;/field&gt;&quot;&amp;CHAR(13)&amp;CHAR(9)&amp;CHAR(9)&amp;CHAR(9)&amp;&quot;&lt;field name=&quot;&quot;shortcut&quot;&quot;&gt;&quot;&amp;IF(EXACT([.$W79];&quot;&quot;);&quot;&quot;;[.AH$1]&amp;[.$W79])&amp;&quot;&lt;/field&gt;&quot;&amp;CHAR(13)&amp;CHAR(9)&amp;CHAR(9)&amp;CHAR(9)&amp;&quot;&lt;field name=&quot;&quot;parent_id&quot;&quot; ref=&quot;&quot;&quot;&amp;IF(EXACT([.$Z79];&quot;&quot;);&quot;&quot;;[.AH$1]&amp;[.$Z79])&amp;&quot;&quot;&quot;/&gt;&quot;&amp;CHAR(13)&amp;CHAR(9)&amp;CHAR(9)&amp;CHAR(9)&amp;&quot;&lt;field name=&quot;&quot;user_type&quot;&quot; ref=&quot;&quot;account_account_type_&quot;&amp;[.$AB79]&amp;&quot;&quot;&quot;/&gt;&quot;&amp;CHAR(13)&amp;CHAR(9)&amp;CHAR(9)&amp;CHAR(9)&amp;&quot;&lt;field name=&quot;&quot;currency_id&quot;&quot; ref=&quot;&quot;&quot;&amp;[.AB79]&amp;&quot;&quot;&quot;/&gt;&quot;&amp;CHAR(13)&amp;CHAR(9)&amp;CHAR(9)&amp;CHAR(9)&amp;&quot;&lt;field name=&quot;&quot;type&quot;&quot;&gt;&quot;&amp;[.$AD79]&amp;&quot;&lt;/field&gt;&quot;&amp;CHAR(13)&amp;CHAR(9)&amp;CHAR(9)&amp;CHAR(9)&amp;&quot;&lt;field name=&quot;&quot;reconcile&quot;&quot; eval=&quot;&quot;&quot;&amp;[.$AE79]&amp;&quot;&quot;&quot;/&gt;&quot;&amp;IF(EXACT([.$AF79];&quot;&quot;);&quot;&quot;;CHAR(13)&amp;CHAR(9)&amp;CHAR(9)&amp;CHAR(9)&amp;&quot;&lt;field name=&quot;&quot;tax_ids&quot;&quot;&gt;&quot;&amp;SUBSTITUTE([.$AF7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42001&quot; model=&quot;account.account.template&quot;&gt;&#13;&#9;&#9;&#9;&lt;field name=&quot;code&quot;&gt;1-142001&lt;/field&gt;&#13;&#9;&#9;&#9;&lt;field name=&quot;name&quot;&gt;1-Depósitos sobre derechos telefónicos&lt;/field&gt;&#13;&#9;&#9;&#9;&lt;field name=&quot;shortcut&quot;&gt;1-Tel&lt;/field&gt;&#13;&#9;&#9;&#9;&lt;field name=&quot;parent_id&quot; ref=&quot;1-142000&quot;/&gt;&#13;&#9;&#9;&#9;&lt;field name=&quot;user_type&quot; ref=&quot;account_account_type_receivable&quot;/&gt;&#13;&#9;&#9;&#9;&lt;field name=&quot;currency_id&quot; ref=&quot;receivable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1_142001" model="account.account.template"&gt;<text:tab/><text:tab/><text:tab/>&lt;field name="code"&gt;1-142001&lt;/field&gt;<text:tab/><text:tab/><text:tab/>&lt;field name="name"&gt;1-Depósitos sobre derechos telefónicos&lt;/field&gt;<text:tab/><text:tab/><text:tab/>&lt;field name="shortcut"&gt;1-Tel&lt;/field&gt;<text:tab/><text:tab/><text:tab/>&lt;field name="parent_id" ref="1-142000"/&gt;<text:tab/><text:tab/><text:tab/>&lt;field name="user_type" ref="account_account_type_receivable"/&gt;<text:tab/><text:tab/><text:tab/>&lt;field name="currency_id" ref="receivable"/&gt;<text:tab/><text:tab/><text:tab/>&lt;field name="type"&gt;receiv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79]&gt;[.A80];[.A79]=[.A80]);[.A79]&lt;&gt;7))" office:value-type="float" office:value="1">
              <text:p>1</text:p>
            </table:table-cell>
            <table:table-cell table:style-name="ce8" table:formula="of:=IF(EXACT([.A80];1);CELL(&quot;Row&quot;;[.C80]);[.C79])" office:value-type="float" office:value="2">
              <text:p>2</text:p>
            </table:table-cell>
            <table:table-cell table:style-name="ce8" table:formula="of:=IF(EXACT([.$A80];1);0;IF(EXACT([.$A80];2);[.D79]+1;[.D79]))" office:value-type="float" office:value="1">
              <text:p>1</text:p>
            </table:table-cell>
            <table:table-cell table:style-name="ce8" table:formula="of:=['Code format'.$C$2]&amp;TEXT([.D80];['Code format'.$B$2])&amp;['Code format'.$D$2]" office:value-type="string" office:string-value="1">
              <text:p>1</text:p>
            </table:table-cell>
            <table:table-cell table:style-name="ce8" table:formula="of:=IF(EXACT([.C79];[.C80]);IF(EXACT([.D79];[.D80]);[.F79];CELL(&quot;Row&quot;;[.F80]));[.C80])" office:value-type="float" office:value="3">
              <text:p>3</text:p>
            </table:table-cell>
            <table:table-cell table:style-name="ce8" table:formula="of:=IF(AND([.$A80]&lt;=[.H$1];[.$A79]&gt;[.$A80]);0;IF(EXACT([.$A80];[.H$1]+1);[.G79]+1;[.G79]))" office:value-type="float" office:value="4">
              <text:p>4</text:p>
            </table:table-cell>
            <table:table-cell table:style-name="ce8" table:formula="of:=['Code format'.$C$3]&amp;TEXT([.G80];['Code format'.$B$3])&amp;['Code format'.$D$3]" office:value-type="string" office:string-value="4">
              <text:p>4</text:p>
            </table:table-cell>
            <table:table-cell table:style-name="ce8" table:formula="of:=IF(EXACT([.F79];[.F80]);IF(EXACT([.G79];[.G80]);[.I79];CELL(&quot;Row&quot;;[.I80]));[.F80])" office:value-type="float" office:value="75">
              <text:p>75</text:p>
            </table:table-cell>
            <table:table-cell table:style-name="ce8" table:formula="of:=IF(AND([.$A80]&lt;=[.K$1];[.$A79]&gt;[.$A80]);0;IF(EXACT([.$A80];[.K$1]+1);[.J79]+1;[.J79]))" office:value-type="float" office:value="2">
              <text:p>2</text:p>
            </table:table-cell>
            <table:table-cell table:style-name="ce8" table:formula="of:=['Code format'.$C$4]&amp;TEXT([.J80];['Code format'.$B$4])&amp;['Code format'.$D$4]" office:value-type="string" office:string-value="2">
              <text:p>2</text:p>
            </table:table-cell>
            <table:table-cell table:style-name="ce8" table:formula="of:=IF(EXACT([.I79];[.I80]);IF(EXACT([.J79];[.J80]);[.L79];CELL(&quot;Row&quot;;[.L80]));[.I80])" office:value-type="float" office:value="78">
              <text:p>78</text:p>
            </table:table-cell>
            <table:table-cell table:style-name="ce8" table:formula="of:=IF(AND([.$A80]&lt;=[.N$1];[.$A79]&gt;[.$A80]);0;IF(EXACT([.$A80];[.N$1]+1);[.M79]+1;[.M79]))" office:value-type="float" office:value="0">
              <text:p>0</text:p>
            </table:table-cell>
            <table:table-cell table:style-name="ce8" table:formula="of:=['Code format'.$C$5]&amp;TEXT([.M80];['Code format'.$B$5])&amp;['Code format'.$D$5]" office:value-type="string" office:string-value="0">
              <text:p>0</text:p>
            </table:table-cell>
            <table:table-cell table:style-name="ce8" table:formula="of:=IF(EXACT([.L79];[.L80]);IF(EXACT([.M79];[.M80]);[.O79];CELL(&quot;Row&quot;;[.O80]));[.L80])" office:value-type="float" office:value="78">
              <text:p>78</text:p>
            </table:table-cell>
            <table:table-cell table:style-name="ce8" table:formula="of:=IF(AND([.$A80]&lt;=[.Q$1];[.$A79]&gt;[.$A80]);0;IF(EXACT([.$A80];[.Q$1]+1);[.P79]+1;[.P79]))" office:value-type="float" office:value="0">
              <text:p>0</text:p>
            </table:table-cell>
            <table:table-cell table:style-name="ce8" table:formula="of:=['Code format'.$C$6]&amp;TEXT([.P80];['Code format'.$B$6])&amp;['Code format'.$D$6]" office:value-type="string" office:string-value="0">
              <text:p>0</text:p>
            </table:table-cell>
            <table:table-cell table:style-name="ce8" table:formula="of:=IF(EXACT([.O79];[.O80]);IF(EXACT([.P79];[.P80]);[.R79];CELL(&quot;Row&quot;;[.R80]));[.O80])" office:value-type="float" office:value="78">
              <text:p>78</text:p>
            </table:table-cell>
            <table:table-cell table:style-name="ce8" table:formula="of:=IF(AND([.$A80]&lt;=[.T$1];[.$A79]&gt;[.$A80]);0;IF(EXACT([.$A80];[.T$1]+1);[.S79]+1;[.S79]))" office:value-type="float" office:value="2">
              <text:p>2</text:p>
            </table:table-cell>
            <table:table-cell table:style-name="ce8" table:formula="of:=['Code format'.$C$7]&amp;TEXT([.S80];['Code format'.$B$7])&amp;['Code format'.$D$7]" office:value-type="string" office:string-value="2">
              <text:p>2</text:p>
            </table:table-cell>
            <table:table-cell table:style-name="ce8" table:formula="of:=IF(EXACT([.R79];[.R80]);IF(EXACT([.S79];[.S80]);[.U79];CELL(&quot;Row&quot;;[.U80]));[.R80])" office:value-type="float" office:value="80">
              <text:p>80</text:p>
            </table:table-cell>
            <table:table-cell table:style-name="Nivel7" table:formula="of:=CONCATENATE([.E80];[.H80];[.K80];[.N80];[.Q80];[.T80])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142002">
              <text:p>142002</text:p>
            </table:table-cell>
            <table:table-cell table:style-name="ce9" office:value-type="string">
              <text:p>Int</text:p>
            </table:table-cell>
            <table:table-cell table:style-name="ce9" office:value-type="string">
              <text:p>Depósitos sobre conexiones de Internet</text:p>
            </table:table-cell>
            <table:table-cell table:style-name="Nivel7" table:formula="of:=[.X80]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Depósitos sobre conexiones de Internet">
              <text:p>Depósitos sobre conexiones de Internet</text:p>
            </table:table-cell>
            <table:table-cell table:style-name="Datos" table:formula="of:=IF(EXACT([.A80];1);&quot;&quot;;IF(EXACT([.A80];2);INDIRECT(CONCATENATE(&quot;V&quot;;[.C80]));IF(EXACT([.A80];3);INDIRECT(CONCATENATE(&quot;V&quot;;[.F80]));IF(EXACT([.A80];4);INDIRECT(CONCATENATE(&quot;V&quot;;[.I80]));IF(EXACT([.A80];5);INDIRECT(CONCATENATE(&quot;V&quot;;[.L80]));IF(EXACT([.A80];6);INDIRECT(CONCATENATE(&quot;V&quot;;[.O80]));IF(EXACT([.A80];7);INDIRECT(CONCATENATE(&quot;V&quot;;[.R80])))))))))" office:value-type="string" office:string-value="142000">
              <text:p>14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receivable</text:p>
            </table:table-cell>
            <table:table-cell table:style-name="ce6" table:formula="of:=NOT(OR(AND(NOT(EXACT([.A80];7));NOT(EXACT([.AB80];&quot;view&quot;)));AND(EXACT([.A80];7);EXACT([.AB80];&quot;view&quot;))))" office:value-type="float" office:value="1">
              <text:p>1</text:p>
            </table:table-cell>
            <table:table-cell table:style-name="Datos" table:formula="of:=VLOOKUP([.AB80];['account.type'.$A$2:.$I$12];8)" office:value-type="string" office:string-value="receivable">
              <text:p>receivable</text:p>
            </table:table-cell>
            <table:table-cell table:style-name="Datos" table:formula="of:=VLOOKUP([.AB80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0];1);CHAR(9)&amp;CHAR(9)&amp;&quot;&lt;record id=&quot;&quot;account_account_template_&quot;&amp;SUBSTITUTE([.AG$1]&amp;[.$V80];&quot;-&quot;;&quot;_&quot;)&amp;&quot;&quot;&quot; model=&quot;&quot;account.account.template&quot;&quot;&gt;&quot;&amp;CHAR(13)&amp;CHAR(9)&amp;CHAR(9)&amp;CHAR(9)&amp;&quot;&lt;field name=&quot;&quot;code&quot;&quot;&gt;&quot;&amp;[.AG$1]&amp;[.$V80]&amp;&quot;&lt;/field&gt;&quot;&amp;CHAR(13)&amp;CHAR(9)&amp;CHAR(9)&amp;CHAR(9)&amp;&quot;&lt;field name=&quot;&quot;name&quot;&quot;&gt;&quot;&amp;[.AG$1]&amp;[.$Y80]&amp;&quot;&lt;/field&gt;&quot;&amp;CHAR(13)&amp;CHAR(9)&amp;CHAR(9)&amp;CHAR(9)&amp;&quot;&lt;field name=&quot;&quot;shortcut&quot;&quot;&gt;&quot;&amp;IF(EXACT([.$W80];&quot;&quot;);&quot;&quot;;[.AG$1]&amp;[.$W80])&amp;&quot;&lt;/field&gt;&quot;&amp;CHAR(13)&amp;CHAR(9)&amp;CHAR(9)&amp;CHAR(9)&amp;&quot;&lt;field name=&quot;&quot;parent_id&quot;&quot; ref=&quot;&quot;&quot;&amp;IF(EXACT([.$Z80];&quot;&quot;);&quot;&quot;;[.AG$1]&amp;[.$Z80])&amp;&quot;&quot;&quot;/&gt;&quot;&amp;CHAR(13)&amp;CHAR(9)&amp;CHAR(9)&amp;CHAR(9)&amp;&quot;&lt;field name=&quot;&quot;user_type&quot;&quot; ref=&quot;&quot;account_account_type_&quot;&amp;[.$AB80]&amp;&quot;&quot;&quot;/&gt;&quot;&amp;CHAR(13)&amp;CHAR(9)&amp;CHAR(9)&amp;CHAR(9)&amp;&quot;&lt;field name=&quot;&quot;currency_id&quot;&quot; ref=&quot;&quot;&quot;&amp;[.AA80]&amp;&quot;&quot;&quot;/&gt;&quot;&amp;CHAR(13)&amp;CHAR(9)&amp;CHAR(9)&amp;CHAR(9)&amp;&quot;&lt;field name=&quot;&quot;type&quot;&quot;&gt;&quot;&amp;[.$AD80]&amp;&quot;&lt;/field&gt;&quot;&amp;CHAR(13)&amp;CHAR(9)&amp;CHAR(9)&amp;CHAR(9)&amp;&quot;&lt;field name=&quot;&quot;reconcile&quot;&quot; eval=&quot;&quot;&quot;&amp;[.$AE80]&amp;&quot;&quot;&quot;/&gt;&quot;&amp;IF(EXACT([.$AF80];&quot;&quot;);&quot;&quot;;CHAR(13)&amp;CHAR(9)&amp;CHAR(9)&amp;CHAR(9)&amp;&quot;&lt;field name=&quot;&quot;tax_ids&quot;&quot;&gt;&quot;&amp;SUBSTITUTE([.$AF8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42002&quot; model=&quot;account.account.template&quot;&gt;&#13;&#9;&#9;&#9;&lt;field name=&quot;code&quot;&gt;0-142002&lt;/field&gt;&#13;&#9;&#9;&#9;&lt;field name=&quot;name&quot;&gt;0-Depósitos sobre conexiones de Internet&lt;/field&gt;&#13;&#9;&#9;&#9;&lt;field name=&quot;shortcut&quot;&gt;0-Int&lt;/field&gt;&#13;&#9;&#9;&#9;&lt;field name=&quot;parent_id&quot; ref=&quot;0-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0_142002" model="account.account.template"&gt;<text:tab/><text:tab/><text:tab/>&lt;field name="code"&gt;0-142002&lt;/field&gt;<text:tab/><text:tab/><text:tab/>&lt;field name="name"&gt;0-Depósitos sobre conexiones de Internet&lt;/field&gt;<text:tab/><text:tab/><text:tab/>&lt;field name="shortcut"&gt;0-Int&lt;/field&gt;<text:tab/><text:tab/><text:tab/>&lt;field name="parent_id" ref="0-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unreconciled"/&gt;<text:tab/><text:tab/>&lt;/record&gt;</text:p>
            </table:table-cell>
            <table:table-cell table:formula="of:=IF(EXACT([.AH80];1);CHAR(9)&amp;CHAR(9)&amp;&quot;&lt;record id=&quot;&quot;account_account_template_&quot;&amp;SUBSTITUTE([.AH$1]&amp;[.$V80];&quot;-&quot;;&quot;_&quot;)&amp;&quot;&quot;&quot; model=&quot;&quot;account.account.template&quot;&quot;&gt;&quot;&amp;CHAR(13)&amp;CHAR(9)&amp;CHAR(9)&amp;CHAR(9)&amp;&quot;&lt;field name=&quot;&quot;code&quot;&quot;&gt;&quot;&amp;[.AH$1]&amp;[.$V80]&amp;&quot;&lt;/field&gt;&quot;&amp;CHAR(13)&amp;CHAR(9)&amp;CHAR(9)&amp;CHAR(9)&amp;&quot;&lt;field name=&quot;&quot;name&quot;&quot;&gt;&quot;&amp;[.AH$1]&amp;[.$Y80]&amp;&quot;&lt;/field&gt;&quot;&amp;CHAR(13)&amp;CHAR(9)&amp;CHAR(9)&amp;CHAR(9)&amp;&quot;&lt;field name=&quot;&quot;shortcut&quot;&quot;&gt;&quot;&amp;IF(EXACT([.$W80];&quot;&quot;);&quot;&quot;;[.AH$1]&amp;[.$W80])&amp;&quot;&lt;/field&gt;&quot;&amp;CHAR(13)&amp;CHAR(9)&amp;CHAR(9)&amp;CHAR(9)&amp;&quot;&lt;field name=&quot;&quot;parent_id&quot;&quot; ref=&quot;&quot;&quot;&amp;IF(EXACT([.$Z80];&quot;&quot;);&quot;&quot;;[.AH$1]&amp;[.$Z80])&amp;&quot;&quot;&quot;/&gt;&quot;&amp;CHAR(13)&amp;CHAR(9)&amp;CHAR(9)&amp;CHAR(9)&amp;&quot;&lt;field name=&quot;&quot;user_type&quot;&quot; ref=&quot;&quot;account_account_type_&quot;&amp;[.$AB80]&amp;&quot;&quot;&quot;/&gt;&quot;&amp;CHAR(13)&amp;CHAR(9)&amp;CHAR(9)&amp;CHAR(9)&amp;&quot;&lt;field name=&quot;&quot;currency_id&quot;&quot; ref=&quot;&quot;&quot;&amp;[.AB80]&amp;&quot;&quot;&quot;/&gt;&quot;&amp;CHAR(13)&amp;CHAR(9)&amp;CHAR(9)&amp;CHAR(9)&amp;&quot;&lt;field name=&quot;&quot;type&quot;&quot;&gt;&quot;&amp;[.$AD80]&amp;&quot;&lt;/field&gt;&quot;&amp;CHAR(13)&amp;CHAR(9)&amp;CHAR(9)&amp;CHAR(9)&amp;&quot;&lt;field name=&quot;&quot;reconcile&quot;&quot; eval=&quot;&quot;&quot;&amp;[.$AE80]&amp;&quot;&quot;&quot;/&gt;&quot;&amp;IF(EXACT([.$AF80];&quot;&quot;);&quot;&quot;;CHAR(13)&amp;CHAR(9)&amp;CHAR(9)&amp;CHAR(9)&amp;&quot;&lt;field name=&quot;&quot;tax_ids&quot;&quot;&gt;&quot;&amp;SUBSTITUTE([.$AF8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42002&quot; model=&quot;account.account.template&quot;&gt;&#13;&#9;&#9;&#9;&lt;field name=&quot;code&quot;&gt;1-142002&lt;/field&gt;&#13;&#9;&#9;&#9;&lt;field name=&quot;name&quot;&gt;1-Depósitos sobre conexiones de Internet&lt;/field&gt;&#13;&#9;&#9;&#9;&lt;field name=&quot;shortcut&quot;&gt;1-Int&lt;/field&gt;&#13;&#9;&#9;&#9;&lt;field name=&quot;parent_id&quot; ref=&quot;1-142000&quot;/&gt;&#13;&#9;&#9;&#9;&lt;field name=&quot;user_type&quot; ref=&quot;account_account_type_receivable&quot;/&gt;&#13;&#9;&#9;&#9;&lt;field name=&quot;currency_id&quot; ref=&quot;receivable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1_142002" model="account.account.template"&gt;<text:tab/><text:tab/><text:tab/>&lt;field name="code"&gt;1-142002&lt;/field&gt;<text:tab/><text:tab/><text:tab/>&lt;field name="name"&gt;1-Depósitos sobre conexiones de Internet&lt;/field&gt;<text:tab/><text:tab/><text:tab/>&lt;field name="shortcut"&gt;1-Int&lt;/field&gt;<text:tab/><text:tab/><text:tab/>&lt;field name="parent_id" ref="1-142000"/&gt;<text:tab/><text:tab/><text:tab/>&lt;field name="user_type" ref="account_account_type_receivable"/&gt;<text:tab/><text:tab/><text:tab/>&lt;field name="currency_id" ref="receivable"/&gt;<text:tab/><text:tab/><text:tab/>&lt;field name="type"&gt;receiv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80]&gt;[.A81];[.A80]=[.A81]);[.A80]&lt;&gt;7))" office:value-type="float" office:value="1">
              <text:p>1</text:p>
            </table:table-cell>
            <table:table-cell table:style-name="ce8" table:formula="of:=IF(EXACT([.A81];1);CELL(&quot;Row&quot;;[.C81]);[.C80])" office:value-type="float" office:value="2">
              <text:p>2</text:p>
            </table:table-cell>
            <table:table-cell table:style-name="ce8" table:formula="of:=IF(EXACT([.$A81];1);0;IF(EXACT([.$A81];2);[.D80]+1;[.D80]))" office:value-type="float" office:value="1">
              <text:p>1</text:p>
            </table:table-cell>
            <table:table-cell table:style-name="ce8" table:formula="of:=['Code format'.$C$2]&amp;TEXT([.D81];['Code format'.$B$2])&amp;['Code format'.$D$2]" office:value-type="string" office:string-value="1">
              <text:p>1</text:p>
            </table:table-cell>
            <table:table-cell table:style-name="ce8" table:formula="of:=IF(EXACT([.C80];[.C81]);IF(EXACT([.D80];[.D81]);[.F80];CELL(&quot;Row&quot;;[.F81]));[.C81])" office:value-type="float" office:value="3">
              <text:p>3</text:p>
            </table:table-cell>
            <table:table-cell table:style-name="ce8" table:formula="of:=IF(AND([.$A81]&lt;=[.H$1];[.$A80]&gt;[.$A81]);0;IF(EXACT([.$A81];[.H$1]+1);[.G80]+1;[.G80]))" office:value-type="float" office:value="4">
              <text:p>4</text:p>
            </table:table-cell>
            <table:table-cell table:style-name="ce8" table:formula="of:=['Code format'.$C$3]&amp;TEXT([.G81];['Code format'.$B$3])&amp;['Code format'.$D$3]" office:value-type="string" office:string-value="4">
              <text:p>4</text:p>
            </table:table-cell>
            <table:table-cell table:style-name="ce8" table:formula="of:=IF(EXACT([.F80];[.F81]);IF(EXACT([.G80];[.G81]);[.I80];CELL(&quot;Row&quot;;[.I81]));[.F81])" office:value-type="float" office:value="75">
              <text:p>75</text:p>
            </table:table-cell>
            <table:table-cell table:style-name="ce8" table:formula="of:=IF(AND([.$A81]&lt;=[.K$1];[.$A80]&gt;[.$A81]);0;IF(EXACT([.$A81];[.K$1]+1);[.J80]+1;[.J80]))" office:value-type="float" office:value="2">
              <text:p>2</text:p>
            </table:table-cell>
            <table:table-cell table:style-name="ce8" table:formula="of:=['Code format'.$C$4]&amp;TEXT([.J81];['Code format'.$B$4])&amp;['Code format'.$D$4]" office:value-type="string" office:string-value="2">
              <text:p>2</text:p>
            </table:table-cell>
            <table:table-cell table:style-name="ce8" table:formula="of:=IF(EXACT([.I80];[.I81]);IF(EXACT([.J80];[.J81]);[.L80];CELL(&quot;Row&quot;;[.L81]));[.I81])" office:value-type="float" office:value="78">
              <text:p>78</text:p>
            </table:table-cell>
            <table:table-cell table:style-name="ce8" table:formula="of:=IF(AND([.$A81]&lt;=[.N$1];[.$A80]&gt;[.$A81]);0;IF(EXACT([.$A81];[.N$1]+1);[.M80]+1;[.M80]))" office:value-type="float" office:value="0">
              <text:p>0</text:p>
            </table:table-cell>
            <table:table-cell table:style-name="ce8" table:formula="of:=['Code format'.$C$5]&amp;TEXT([.M81];['Code format'.$B$5])&amp;['Code format'.$D$5]" office:value-type="string" office:string-value="0">
              <text:p>0</text:p>
            </table:table-cell>
            <table:table-cell table:style-name="ce8" table:formula="of:=IF(EXACT([.L80];[.L81]);IF(EXACT([.M80];[.M81]);[.O80];CELL(&quot;Row&quot;;[.O81]));[.L81])" office:value-type="float" office:value="78">
              <text:p>78</text:p>
            </table:table-cell>
            <table:table-cell table:style-name="ce8" table:formula="of:=IF(AND([.$A81]&lt;=[.Q$1];[.$A80]&gt;[.$A81]);0;IF(EXACT([.$A81];[.Q$1]+1);[.P80]+1;[.P80]))" office:value-type="float" office:value="0">
              <text:p>0</text:p>
            </table:table-cell>
            <table:table-cell table:style-name="ce8" table:formula="of:=['Code format'.$C$6]&amp;TEXT([.P81];['Code format'.$B$6])&amp;['Code format'.$D$6]" office:value-type="string" office:string-value="0">
              <text:p>0</text:p>
            </table:table-cell>
            <table:table-cell table:style-name="ce8" table:formula="of:=IF(EXACT([.O80];[.O81]);IF(EXACT([.P80];[.P81]);[.R80];CELL(&quot;Row&quot;;[.R81]));[.O81])" office:value-type="float" office:value="78">
              <text:p>78</text:p>
            </table:table-cell>
            <table:table-cell table:style-name="ce8" table:formula="of:=IF(AND([.$A81]&lt;=[.T$1];[.$A80]&gt;[.$A81]);0;IF(EXACT([.$A81];[.T$1]+1);[.S80]+1;[.S80]))" office:value-type="float" office:value="3">
              <text:p>3</text:p>
            </table:table-cell>
            <table:table-cell table:style-name="ce8" table:formula="of:=['Code format'.$C$7]&amp;TEXT([.S81];['Code format'.$B$7])&amp;['Code format'.$D$7]" office:value-type="string" office:string-value="3">
              <text:p>3</text:p>
            </table:table-cell>
            <table:table-cell table:style-name="ce8" table:formula="of:=IF(EXACT([.R80];[.R81]);IF(EXACT([.S80];[.S81]);[.U80];CELL(&quot;Row&quot;;[.U81]));[.R81])" office:value-type="float" office:value="81">
              <text:p>81</text:p>
            </table:table-cell>
            <table:table-cell table:style-name="Nivel7" table:formula="of:=CONCATENATE([.E81];[.H81];[.K81];[.N81];[.Q81];[.T81])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142003">
              <text:p>142003</text:p>
            </table:table-cell>
            <table:table-cell table:style-name="ce9" office:value-type="string">
              <text:p>Alq.</text:p>
            </table:table-cell>
            <table:table-cell table:style-name="ce9" office:value-type="string">
              <text:p>Depósitos sobre locales en alquiler</text:p>
            </table:table-cell>
            <table:table-cell table:style-name="Nivel7" table:formula="of:=[.X81]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Depósitos sobre locales en alquiler">
              <text:p>Depósitos sobre locales en alquiler</text:p>
            </table:table-cell>
            <table:table-cell table:style-name="Datos" table:formula="of:=IF(EXACT([.A81];1);&quot;&quot;;IF(EXACT([.A81];2);INDIRECT(CONCATENATE(&quot;V&quot;;[.C81]));IF(EXACT([.A81];3);INDIRECT(CONCATENATE(&quot;V&quot;;[.F81]));IF(EXACT([.A81];4);INDIRECT(CONCATENATE(&quot;V&quot;;[.I81]));IF(EXACT([.A81];5);INDIRECT(CONCATENATE(&quot;V&quot;;[.L81]));IF(EXACT([.A81];6);INDIRECT(CONCATENATE(&quot;V&quot;;[.O81]));IF(EXACT([.A81];7);INDIRECT(CONCATENATE(&quot;V&quot;;[.R81])))))))))" office:value-type="string" office:string-value="142000">
              <text:p>14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receivable</text:p>
            </table:table-cell>
            <table:table-cell table:style-name="ce6" table:formula="of:=NOT(OR(AND(NOT(EXACT([.A81];7));NOT(EXACT([.AB81];&quot;view&quot;)));AND(EXACT([.A81];7);EXACT([.AB81];&quot;view&quot;))))" office:value-type="float" office:value="1">
              <text:p>1</text:p>
            </table:table-cell>
            <table:table-cell table:style-name="Datos" table:formula="of:=VLOOKUP([.AB81];['account.type'.$A$2:.$I$12];8)" office:value-type="string" office:string-value="receivable">
              <text:p>receivable</text:p>
            </table:table-cell>
            <table:table-cell table:style-name="Datos" table:formula="of:=VLOOKUP([.AB81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1];1);CHAR(9)&amp;CHAR(9)&amp;&quot;&lt;record id=&quot;&quot;account_account_template_&quot;&amp;SUBSTITUTE([.AG$1]&amp;[.$V81];&quot;-&quot;;&quot;_&quot;)&amp;&quot;&quot;&quot; model=&quot;&quot;account.account.template&quot;&quot;&gt;&quot;&amp;CHAR(13)&amp;CHAR(9)&amp;CHAR(9)&amp;CHAR(9)&amp;&quot;&lt;field name=&quot;&quot;code&quot;&quot;&gt;&quot;&amp;[.AG$1]&amp;[.$V81]&amp;&quot;&lt;/field&gt;&quot;&amp;CHAR(13)&amp;CHAR(9)&amp;CHAR(9)&amp;CHAR(9)&amp;&quot;&lt;field name=&quot;&quot;name&quot;&quot;&gt;&quot;&amp;[.AG$1]&amp;[.$Y81]&amp;&quot;&lt;/field&gt;&quot;&amp;CHAR(13)&amp;CHAR(9)&amp;CHAR(9)&amp;CHAR(9)&amp;&quot;&lt;field name=&quot;&quot;shortcut&quot;&quot;&gt;&quot;&amp;IF(EXACT([.$W81];&quot;&quot;);&quot;&quot;;[.AG$1]&amp;[.$W81])&amp;&quot;&lt;/field&gt;&quot;&amp;CHAR(13)&amp;CHAR(9)&amp;CHAR(9)&amp;CHAR(9)&amp;&quot;&lt;field name=&quot;&quot;parent_id&quot;&quot; ref=&quot;&quot;&quot;&amp;IF(EXACT([.$Z81];&quot;&quot;);&quot;&quot;;[.AG$1]&amp;[.$Z81])&amp;&quot;&quot;&quot;/&gt;&quot;&amp;CHAR(13)&amp;CHAR(9)&amp;CHAR(9)&amp;CHAR(9)&amp;&quot;&lt;field name=&quot;&quot;user_type&quot;&quot; ref=&quot;&quot;account_account_type_&quot;&amp;[.$AB81]&amp;&quot;&quot;&quot;/&gt;&quot;&amp;CHAR(13)&amp;CHAR(9)&amp;CHAR(9)&amp;CHAR(9)&amp;&quot;&lt;field name=&quot;&quot;currency_id&quot;&quot; ref=&quot;&quot;&quot;&amp;[.AA81]&amp;&quot;&quot;&quot;/&gt;&quot;&amp;CHAR(13)&amp;CHAR(9)&amp;CHAR(9)&amp;CHAR(9)&amp;&quot;&lt;field name=&quot;&quot;type&quot;&quot;&gt;&quot;&amp;[.$AD81]&amp;&quot;&lt;/field&gt;&quot;&amp;CHAR(13)&amp;CHAR(9)&amp;CHAR(9)&amp;CHAR(9)&amp;&quot;&lt;field name=&quot;&quot;reconcile&quot;&quot; eval=&quot;&quot;&quot;&amp;[.$AE81]&amp;&quot;&quot;&quot;/&gt;&quot;&amp;IF(EXACT([.$AF81];&quot;&quot;);&quot;&quot;;CHAR(13)&amp;CHAR(9)&amp;CHAR(9)&amp;CHAR(9)&amp;&quot;&lt;field name=&quot;&quot;tax_ids&quot;&quot;&gt;&quot;&amp;SUBSTITUTE([.$AF8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142003&quot; model=&quot;account.account.template&quot;&gt;&#13;&#9;&#9;&#9;&lt;field name=&quot;code&quot;&gt;0-142003&lt;/field&gt;&#13;&#9;&#9;&#9;&lt;field name=&quot;name&quot;&gt;0-Depósitos sobre locales en alquiler&lt;/field&gt;&#13;&#9;&#9;&#9;&lt;field name=&quot;shortcut&quot;&gt;0-Alq.&lt;/field&gt;&#13;&#9;&#9;&#9;&lt;field name=&quot;parent_id&quot; ref=&quot;0-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0_142003" model="account.account.template"&gt;<text:tab/><text:tab/><text:tab/>&lt;field name="code"&gt;0-142003&lt;/field&gt;<text:tab/><text:tab/><text:tab/>&lt;field name="name"&gt;0-Depósitos sobre locales en alquiler&lt;/field&gt;<text:tab/><text:tab/><text:tab/>&lt;field name="shortcut"&gt;0-Alq.&lt;/field&gt;<text:tab/><text:tab/><text:tab/>&lt;field name="parent_id" ref="0-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unreconciled"/&gt;<text:tab/><text:tab/>&lt;/record&gt;</text:p>
            </table:table-cell>
            <table:table-cell table:formula="of:=IF(EXACT([.AH81];1);CHAR(9)&amp;CHAR(9)&amp;&quot;&lt;record id=&quot;&quot;account_account_template_&quot;&amp;SUBSTITUTE([.AH$1]&amp;[.$V81];&quot;-&quot;;&quot;_&quot;)&amp;&quot;&quot;&quot; model=&quot;&quot;account.account.template&quot;&quot;&gt;&quot;&amp;CHAR(13)&amp;CHAR(9)&amp;CHAR(9)&amp;CHAR(9)&amp;&quot;&lt;field name=&quot;&quot;code&quot;&quot;&gt;&quot;&amp;[.AH$1]&amp;[.$V81]&amp;&quot;&lt;/field&gt;&quot;&amp;CHAR(13)&amp;CHAR(9)&amp;CHAR(9)&amp;CHAR(9)&amp;&quot;&lt;field name=&quot;&quot;name&quot;&quot;&gt;&quot;&amp;[.AH$1]&amp;[.$Y81]&amp;&quot;&lt;/field&gt;&quot;&amp;CHAR(13)&amp;CHAR(9)&amp;CHAR(9)&amp;CHAR(9)&amp;&quot;&lt;field name=&quot;&quot;shortcut&quot;&quot;&gt;&quot;&amp;IF(EXACT([.$W81];&quot;&quot;);&quot;&quot;;[.AH$1]&amp;[.$W81])&amp;&quot;&lt;/field&gt;&quot;&amp;CHAR(13)&amp;CHAR(9)&amp;CHAR(9)&amp;CHAR(9)&amp;&quot;&lt;field name=&quot;&quot;parent_id&quot;&quot; ref=&quot;&quot;&quot;&amp;IF(EXACT([.$Z81];&quot;&quot;);&quot;&quot;;[.AH$1]&amp;[.$Z81])&amp;&quot;&quot;&quot;/&gt;&quot;&amp;CHAR(13)&amp;CHAR(9)&amp;CHAR(9)&amp;CHAR(9)&amp;&quot;&lt;field name=&quot;&quot;user_type&quot;&quot; ref=&quot;&quot;account_account_type_&quot;&amp;[.$AB81]&amp;&quot;&quot;&quot;/&gt;&quot;&amp;CHAR(13)&amp;CHAR(9)&amp;CHAR(9)&amp;CHAR(9)&amp;&quot;&lt;field name=&quot;&quot;currency_id&quot;&quot; ref=&quot;&quot;&quot;&amp;[.AB81]&amp;&quot;&quot;&quot;/&gt;&quot;&amp;CHAR(13)&amp;CHAR(9)&amp;CHAR(9)&amp;CHAR(9)&amp;&quot;&lt;field name=&quot;&quot;type&quot;&quot;&gt;&quot;&amp;[.$AD81]&amp;&quot;&lt;/field&gt;&quot;&amp;CHAR(13)&amp;CHAR(9)&amp;CHAR(9)&amp;CHAR(9)&amp;&quot;&lt;field name=&quot;&quot;reconcile&quot;&quot; eval=&quot;&quot;&quot;&amp;[.$AE81]&amp;&quot;&quot;&quot;/&gt;&quot;&amp;IF(EXACT([.$AF81];&quot;&quot;);&quot;&quot;;CHAR(13)&amp;CHAR(9)&amp;CHAR(9)&amp;CHAR(9)&amp;&quot;&lt;field name=&quot;&quot;tax_ids&quot;&quot;&gt;&quot;&amp;SUBSTITUTE([.$AF8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142003&quot; model=&quot;account.account.template&quot;&gt;&#13;&#9;&#9;&#9;&lt;field name=&quot;code&quot;&gt;1-142003&lt;/field&gt;&#13;&#9;&#9;&#9;&lt;field name=&quot;name&quot;&gt;1-Depósitos sobre locales en alquiler&lt;/field&gt;&#13;&#9;&#9;&#9;&lt;field name=&quot;shortcut&quot;&gt;1-Alq.&lt;/field&gt;&#13;&#9;&#9;&#9;&lt;field name=&quot;parent_id&quot; ref=&quot;1-142000&quot;/&gt;&#13;&#9;&#9;&#9;&lt;field name=&quot;user_type&quot; ref=&quot;account_account_type_receivable&quot;/&gt;&#13;&#9;&#9;&#9;&lt;field name=&quot;currency_id&quot; ref=&quot;receivable&quot;/&gt;&#13;&#9;&#9;&#9;&lt;field name=&quot;type&quot;&gt;receivable&lt;/field&gt;&#13;&#9;&#9;&#9;&lt;field name=&quot;reconcile&quot; eval=&quot;unreconciled&quot;/&gt;&#13;&#9;&#9;&lt;/record&gt;">
              <text:p><text:tab/><text:tab/>&lt;record id="account_account_template_1_142003" model="account.account.template"&gt;<text:tab/><text:tab/><text:tab/>&lt;field name="code"&gt;1-142003&lt;/field&gt;<text:tab/><text:tab/><text:tab/>&lt;field name="name"&gt;1-Depósitos sobre locales en alquiler&lt;/field&gt;<text:tab/><text:tab/><text:tab/>&lt;field name="shortcut"&gt;1-Alq.&lt;/field&gt;<text:tab/><text:tab/><text:tab/>&lt;field name="parent_id" ref="1-142000"/&gt;<text:tab/><text:tab/><text:tab/>&lt;field name="user_type" ref="account_account_type_receivable"/&gt;<text:tab/><text:tab/><text:tab/>&lt;field name="currency_id" ref="receivable"/&gt;<text:tab/><text:tab/><text:tab/>&lt;field name="type"&gt;receivable&lt;/field&gt;<text:tab/><text:tab/><text:tab/>&lt;field name="reconcile" eval="unreconciled"/&gt;<text:tab/><text:tab/>&lt;/record&gt;</text:p>
            </table:table-cell>
          </table:table-row>
        </table:table-row-group>
        <table:table-row table:style-name="ro2">
          <table:table-cell table:style-name="ce5" office:value-type="float" office:value="2">
            <text:p>2</text:p>
          </table:table-cell>
          <table:table-cell table:style-name="ce6" table:formula="of:=NOT(AND(OR([.A81]&gt;[.A82];[.A81]=[.A82]);[.A81]&lt;&gt;7))" office:value-type="float" office:value="1">
            <text:p>1</text:p>
          </table:table-cell>
          <table:table-cell table:style-name="ce8" table:formula="of:=IF(EXACT([.A82];1);CELL(&quot;Row&quot;;[.C82]);[.C81])" office:value-type="float" office:value="2">
            <text:p>2</text:p>
          </table:table-cell>
          <table:table-cell table:style-name="ce8" table:formula="of:=IF(EXACT([.$A82];1);0;IF(EXACT([.$A82];2);[.D81]+1;[.D81]))" office:value-type="float" office:value="2">
            <text:p>2</text:p>
          </table:table-cell>
          <table:table-cell table:style-name="ce8" table:formula="of:=['Code format'.$C$2]&amp;TEXT([.D82];['Code format'.$B$2])&amp;['Code format'.$D$2]" office:value-type="string" office:string-value="2">
            <text:p>2</text:p>
          </table:table-cell>
          <table:table-cell table:style-name="ce8" table:formula="of:=IF(EXACT([.C81];[.C82]);IF(EXACT([.D81];[.D82]);[.F81];CELL(&quot;Row&quot;;[.F82]));[.C82])" office:value-type="float" office:value="82">
            <text:p>82</text:p>
          </table:table-cell>
          <table:table-cell table:style-name="ce8" table:formula="of:=IF(AND([.$A82]&lt;=[.H$1];[.$A81]&gt;[.$A82]);0;IF(EXACT([.$A82];[.H$1]+1);[.G81]+1;[.G81]))" office:value-type="float" office:value="0">
            <text:p>0</text:p>
          </table:table-cell>
          <table:table-cell table:style-name="ce8" table:formula="of:=['Code format'.$C$3]&amp;TEXT([.G82];['Code format'.$B$3])&amp;['Code format'.$D$3]" office:value-type="string" office:string-value="0">
            <text:p>0</text:p>
          </table:table-cell>
          <table:table-cell table:style-name="ce8" table:formula="of:=IF(EXACT([.F81];[.F82]);IF(EXACT([.G81];[.G82]);[.I81];CELL(&quot;Row&quot;;[.I82]));[.F82])" office:value-type="float" office:value="82">
            <text:p>82</text:p>
          </table:table-cell>
          <table:table-cell table:style-name="ce8" table:formula="of:=IF(AND([.$A82]&lt;=[.K$1];[.$A81]&gt;[.$A82]);0;IF(EXACT([.$A82];[.K$1]+1);[.J81]+1;[.J81]))" office:value-type="float" office:value="0">
            <text:p>0</text:p>
          </table:table-cell>
          <table:table-cell table:style-name="ce8" table:formula="of:=['Code format'.$C$4]&amp;TEXT([.J82];['Code format'.$B$4])&amp;['Code format'.$D$4]" office:value-type="string" office:string-value="0">
            <text:p>0</text:p>
          </table:table-cell>
          <table:table-cell table:style-name="ce8" table:formula="of:=IF(EXACT([.I81];[.I82]);IF(EXACT([.J81];[.J82]);[.L81];CELL(&quot;Row&quot;;[.L82]));[.I82])" office:value-type="float" office:value="82">
            <text:p>82</text:p>
          </table:table-cell>
          <table:table-cell table:style-name="ce8" table:formula="of:=IF(AND([.$A82]&lt;=[.N$1];[.$A81]&gt;[.$A82]);0;IF(EXACT([.$A82];[.N$1]+1);[.M81]+1;[.M81]))" office:value-type="float" office:value="0">
            <text:p>0</text:p>
          </table:table-cell>
          <table:table-cell table:style-name="ce8" table:formula="of:=['Code format'.$C$5]&amp;TEXT([.M82];['Code format'.$B$5])&amp;['Code format'.$D$5]" office:value-type="string" office:string-value="0">
            <text:p>0</text:p>
          </table:table-cell>
          <table:table-cell table:style-name="ce8" table:formula="of:=IF(EXACT([.L81];[.L82]);IF(EXACT([.M81];[.M82]);[.O81];CELL(&quot;Row&quot;;[.O82]));[.L82])" office:value-type="float" office:value="82">
            <text:p>82</text:p>
          </table:table-cell>
          <table:table-cell table:style-name="ce8" table:formula="of:=IF(AND([.$A82]&lt;=[.Q$1];[.$A81]&gt;[.$A82]);0;IF(EXACT([.$A82];[.Q$1]+1);[.P81]+1;[.P81]))" office:value-type="float" office:value="0">
            <text:p>0</text:p>
          </table:table-cell>
          <table:table-cell table:style-name="ce8" table:formula="of:=['Code format'.$C$6]&amp;TEXT([.P82];['Code format'.$B$6])&amp;['Code format'.$D$6]" office:value-type="string" office:string-value="0">
            <text:p>0</text:p>
          </table:table-cell>
          <table:table-cell table:style-name="ce8" table:formula="of:=IF(EXACT([.O81];[.O82]);IF(EXACT([.P81];[.P82]);[.R81];CELL(&quot;Row&quot;;[.R82]));[.O82])" office:value-type="float" office:value="82">
            <text:p>82</text:p>
          </table:table-cell>
          <table:table-cell table:style-name="ce8" table:formula="of:=IF(AND([.$A82]&lt;=[.T$1];[.$A81]&gt;[.$A82]);0;IF(EXACT([.$A82];[.T$1]+1);[.S81]+1;[.S81]))" office:value-type="float" office:value="0">
            <text:p>0</text:p>
          </table:table-cell>
          <table:table-cell table:style-name="ce8" table:formula="of:=['Code format'.$C$7]&amp;TEXT([.S82];['Code format'.$B$7])&amp;['Code format'.$D$7]" office:value-type="string" office:string-value="0">
            <text:p>0</text:p>
          </table:table-cell>
          <table:table-cell table:style-name="ce8" table:formula="of:=IF(EXACT([.R81];[.R82]);IF(EXACT([.S81];[.S82]);[.U81];CELL(&quot;Row&quot;;[.U82]));[.R82])" office:value-type="float" office:value="82">
            <text:p>82</text:p>
          </table:table-cell>
          <table:table-cell table:style-name="Nivel2" table:formula="of:=CONCATENATE([.E82];[.H82];[.K82];[.N82];[.Q82];[.T82])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200000">
            <text:p>200000</text:p>
          </table:table-cell>
          <table:table-cell table:style-name="ce9" office:value-type="string">
            <text:p>Pa</text:p>
          </table:table-cell>
          <table:table-cell table:style-name="ce9" office:value-type="string">
            <text:p>Pasivo</text:p>
          </table:table-cell>
          <table:table-cell table:style-name="Nivel2" table:formula="of:=[.X82]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Pasivo">
            <text:p>Pasivo</text:p>
          </table:table-cell>
          <table:table-cell table:style-name="Datos" table:formula="of:=IF(EXACT([.A82];1);&quot;&quot;;IF(EXACT([.A82];2);INDIRECT(CONCATENATE(&quot;V&quot;;[.C82]));IF(EXACT([.A82];3);INDIRECT(CONCATENATE(&quot;V&quot;;[.F82]));IF(EXACT([.A82];4);INDIRECT(CONCATENATE(&quot;V&quot;;[.I82]));IF(EXACT([.A82];5);INDIRECT(CONCATENATE(&quot;V&quot;;[.L82]));IF(EXACT([.A82];6);INDIRECT(CONCATENATE(&quot;V&quot;;[.O82]));IF(EXACT([.A82];7);INDIRECT(CONCATENATE(&quot;V&quot;;[.R82])))))))))" office:value-type="string" office:string-value="000000">
            <text:p>000000</text:p>
          </table:table-cell>
          <table:table-cell table:style-name="ce9" office:value-type="string">
            <text:p>l10n_cr_base.CRC</text:p>
          </table:table-cell>
          <table:table-cell table:style-name="ce9" office:value-type="string">
            <text:p>view</text:p>
          </table:table-cell>
          <table:table-cell table:style-name="ce6" table:formula="of:=NOT(OR(AND(NOT(EXACT([.A82];7));NOT(EXACT([.AB82];&quot;view&quot;)));AND(EXACT([.A82];7);EXACT([.AB82];&quot;view&quot;))))" office:value-type="float" office:value="1">
            <text:p>1</text:p>
          </table:table-cell>
          <table:table-cell table:style-name="Datos" table:formula="of:=VLOOKUP([.AB82];['account.type'.$A$2:.$I$12];8)" office:value-type="string" office:string-value="view">
            <text:p>view</text:p>
          </table:table-cell>
          <table:table-cell table:style-name="Datos" table:formula="of:=VLOOKUP([.AB82];['account.type'.$A$2:.$I$12];7)" office:value-type="string" office:string-value="none">
            <text:p>none</text:p>
          </table:table-cell>
          <table:table-cell table:style-name="ce9"/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formula="of:=IF(EXACT([.AG82];1);CHAR(9)&amp;CHAR(9)&amp;&quot;&lt;record id=&quot;&quot;account_account_template_&quot;&amp;SUBSTITUTE([.AG$1]&amp;[.$V82];&quot;-&quot;;&quot;_&quot;)&amp;&quot;&quot;&quot; model=&quot;&quot;account.account.template&quot;&quot;&gt;&quot;&amp;CHAR(13)&amp;CHAR(9)&amp;CHAR(9)&amp;CHAR(9)&amp;&quot;&lt;field name=&quot;&quot;code&quot;&quot;&gt;&quot;&amp;[.AG$1]&amp;[.$V82]&amp;&quot;&lt;/field&gt;&quot;&amp;CHAR(13)&amp;CHAR(9)&amp;CHAR(9)&amp;CHAR(9)&amp;&quot;&lt;field name=&quot;&quot;name&quot;&quot;&gt;&quot;&amp;[.AG$1]&amp;[.$Y82]&amp;&quot;&lt;/field&gt;&quot;&amp;CHAR(13)&amp;CHAR(9)&amp;CHAR(9)&amp;CHAR(9)&amp;&quot;&lt;field name=&quot;&quot;shortcut&quot;&quot;&gt;&quot;&amp;IF(EXACT([.$W82];&quot;&quot;);&quot;&quot;;[.AG$1]&amp;[.$W82])&amp;&quot;&lt;/field&gt;&quot;&amp;CHAR(13)&amp;CHAR(9)&amp;CHAR(9)&amp;CHAR(9)&amp;&quot;&lt;field name=&quot;&quot;parent_id&quot;&quot; ref=&quot;&quot;&quot;&amp;IF(EXACT([.$Z82];&quot;&quot;);&quot;&quot;;[.AG$1]&amp;[.$Z82])&amp;&quot;&quot;&quot;/&gt;&quot;&amp;CHAR(13)&amp;CHAR(9)&amp;CHAR(9)&amp;CHAR(9)&amp;&quot;&lt;field name=&quot;&quot;user_type&quot;&quot; ref=&quot;&quot;account_account_type_&quot;&amp;[.$AB82]&amp;&quot;&quot;&quot;/&gt;&quot;&amp;CHAR(13)&amp;CHAR(9)&amp;CHAR(9)&amp;CHAR(9)&amp;&quot;&lt;field name=&quot;&quot;currency_id&quot;&quot; ref=&quot;&quot;&quot;&amp;[.AA82]&amp;&quot;&quot;&quot;/&gt;&quot;&amp;CHAR(13)&amp;CHAR(9)&amp;CHAR(9)&amp;CHAR(9)&amp;&quot;&lt;field name=&quot;&quot;type&quot;&quot;&gt;&quot;&amp;[.$AD82]&amp;&quot;&lt;/field&gt;&quot;&amp;CHAR(13)&amp;CHAR(9)&amp;CHAR(9)&amp;CHAR(9)&amp;&quot;&lt;field name=&quot;&quot;reconcile&quot;&quot; eval=&quot;&quot;&quot;&amp;[.$AE82]&amp;&quot;&quot;&quot;/&gt;&quot;&amp;IF(EXACT([.$AF82];&quot;&quot;);&quot;&quot;;CHAR(13)&amp;CHAR(9)&amp;CHAR(9)&amp;CHAR(9)&amp;&quot;&lt;field name=&quot;&quot;tax_ids&quot;&quot;&gt;&quot;&amp;SUBSTITUTE([.$AF8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00000&quot; model=&quot;account.account.template&quot;&gt;&#13;&#9;&#9;&#9;&lt;field name=&quot;code&quot;&gt;0-200000&lt;/field&gt;&#13;&#9;&#9;&#9;&lt;field name=&quot;name&quot;&gt;0-Pasivo&lt;/field&gt;&#13;&#9;&#9;&#9;&lt;field name=&quot;shortcut&quot;&gt;0-Pa&lt;/field&gt;&#13;&#9;&#9;&#9;&lt;field name=&quot;parent_id&quot; ref=&quot;0-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<text:p><text:tab/><text:tab/>&lt;record id="account_account_template_0_200000" model="account.account.template"&gt;<text:tab/><text:tab/><text:tab/>&lt;field name="code"&gt;0-200000&lt;/field&gt;<text:tab/><text:tab/><text:tab/>&lt;field name="name"&gt;0-Pasivo&lt;/field&gt;<text:tab/><text:tab/><text:tab/>&lt;field name="shortcut"&gt;0-Pa&lt;/field&gt;<text:tab/><text:tab/><text:tab/>&lt;field name="parent_id" ref="0-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</table:table-cell>
          <table:table-cell table:formula="of:=IF(EXACT([.AH82];1);CHAR(9)&amp;CHAR(9)&amp;&quot;&lt;record id=&quot;&quot;account_account_template_&quot;&amp;SUBSTITUTE([.AH$1]&amp;[.$V82];&quot;-&quot;;&quot;_&quot;)&amp;&quot;&quot;&quot; model=&quot;&quot;account.account.template&quot;&quot;&gt;&quot;&amp;CHAR(13)&amp;CHAR(9)&amp;CHAR(9)&amp;CHAR(9)&amp;&quot;&lt;field name=&quot;&quot;code&quot;&quot;&gt;&quot;&amp;[.AH$1]&amp;[.$V82]&amp;&quot;&lt;/field&gt;&quot;&amp;CHAR(13)&amp;CHAR(9)&amp;CHAR(9)&amp;CHAR(9)&amp;&quot;&lt;field name=&quot;&quot;name&quot;&quot;&gt;&quot;&amp;[.AH$1]&amp;[.$Y82]&amp;&quot;&lt;/field&gt;&quot;&amp;CHAR(13)&amp;CHAR(9)&amp;CHAR(9)&amp;CHAR(9)&amp;&quot;&lt;field name=&quot;&quot;shortcut&quot;&quot;&gt;&quot;&amp;IF(EXACT([.$W82];&quot;&quot;);&quot;&quot;;[.AH$1]&amp;[.$W82])&amp;&quot;&lt;/field&gt;&quot;&amp;CHAR(13)&amp;CHAR(9)&amp;CHAR(9)&amp;CHAR(9)&amp;&quot;&lt;field name=&quot;&quot;parent_id&quot;&quot; ref=&quot;&quot;&quot;&amp;IF(EXACT([.$Z82];&quot;&quot;);&quot;&quot;;[.AH$1]&amp;[.$Z82])&amp;&quot;&quot;&quot;/&gt;&quot;&amp;CHAR(13)&amp;CHAR(9)&amp;CHAR(9)&amp;CHAR(9)&amp;&quot;&lt;field name=&quot;&quot;user_type&quot;&quot; ref=&quot;&quot;account_account_type_&quot;&amp;[.$AB82]&amp;&quot;&quot;&quot;/&gt;&quot;&amp;CHAR(13)&amp;CHAR(9)&amp;CHAR(9)&amp;CHAR(9)&amp;&quot;&lt;field name=&quot;&quot;currency_id&quot;&quot; ref=&quot;&quot;&quot;&amp;[.AB82]&amp;&quot;&quot;&quot;/&gt;&quot;&amp;CHAR(13)&amp;CHAR(9)&amp;CHAR(9)&amp;CHAR(9)&amp;&quot;&lt;field name=&quot;&quot;type&quot;&quot;&gt;&quot;&amp;[.$AD82]&amp;&quot;&lt;/field&gt;&quot;&amp;CHAR(13)&amp;CHAR(9)&amp;CHAR(9)&amp;CHAR(9)&amp;&quot;&lt;field name=&quot;&quot;reconcile&quot;&quot; eval=&quot;&quot;&quot;&amp;[.$AE82]&amp;&quot;&quot;&quot;/&gt;&quot;&amp;IF(EXACT([.$AF82];&quot;&quot;);&quot;&quot;;CHAR(13)&amp;CHAR(9)&amp;CHAR(9)&amp;CHAR(9)&amp;&quot;&lt;field name=&quot;&quot;tax_ids&quot;&quot;&gt;&quot;&amp;SUBSTITUTE([.$AF8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00000&quot; model=&quot;account.account.template&quot;&gt;&#13;&#9;&#9;&#9;&lt;field name=&quot;code&quot;&gt;1-200000&lt;/field&gt;&#13;&#9;&#9;&#9;&lt;field name=&quot;name&quot;&gt;1-Pasivo&lt;/field&gt;&#13;&#9;&#9;&#9;&lt;field name=&quot;shortcut&quot;&gt;1-Pa&lt;/field&gt;&#13;&#9;&#9;&#9;&lt;field name=&quot;parent_id&quot; ref=&quot;1-0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<text:p><text:tab/><text:tab/>&lt;record id="account_account_template_1_200000" model="account.account.template"&gt;<text:tab/><text:tab/><text:tab/>&lt;field name="code"&gt;1-200000&lt;/field&gt;<text:tab/><text:tab/><text:tab/>&lt;field name="name"&gt;1-Pasivo&lt;/field&gt;<text:tab/><text:tab/><text:tab/>&lt;field name="shortcut"&gt;1-Pa&lt;/field&gt;<text:tab/><text:tab/><text:tab/>&lt;field name="parent_id" ref="1-0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</table:table-cell>
        </table:table-row>
        <table:table-row-group table:display="false"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82]&gt;[.A83];[.A82]=[.A83]);[.A82]&lt;&gt;7))" office:value-type="float" office:value="1">
              <text:p>1</text:p>
            </table:table-cell>
            <table:table-cell table:style-name="ce8" table:formula="of:=IF(EXACT([.A83];1);CELL(&quot;Row&quot;;[.C83]);[.C82])" office:value-type="float" office:value="2">
              <text:p>2</text:p>
            </table:table-cell>
            <table:table-cell table:style-name="ce8" table:formula="of:=IF(EXACT([.$A83];1);0;IF(EXACT([.$A83];2);[.D82]+1;[.D82]))" office:value-type="float" office:value="2">
              <text:p>2</text:p>
            </table:table-cell>
            <table:table-cell table:style-name="ce8" table:formula="of:=['Code format'.$C$2]&amp;TEXT([.D83];['Code format'.$B$2])&amp;['Code format'.$D$2]" office:value-type="string" office:string-value="2">
              <text:p>2</text:p>
            </table:table-cell>
            <table:table-cell table:style-name="ce8" table:formula="of:=IF(EXACT([.C82];[.C83]);IF(EXACT([.D82];[.D83]);[.F82];CELL(&quot;Row&quot;;[.F83]));[.C83])" office:value-type="float" office:value="82">
              <text:p>82</text:p>
            </table:table-cell>
            <table:table-cell table:style-name="ce8" table:formula="of:=IF(AND([.$A83]&lt;=[.H$1];[.$A82]&gt;[.$A83]);0;IF(EXACT([.$A83];[.H$1]+1);[.G82]+1;[.G82]))" office:value-type="float" office:value="1">
              <text:p>1</text:p>
            </table:table-cell>
            <table:table-cell table:style-name="ce8" table:formula="of:=['Code format'.$C$3]&amp;TEXT([.G83];['Code format'.$B$3])&amp;['Code format'.$D$3]" office:value-type="string" office:string-value="1">
              <text:p>1</text:p>
            </table:table-cell>
            <table:table-cell table:style-name="ce8" table:formula="of:=IF(EXACT([.F82];[.F83]);IF(EXACT([.G82];[.G83]);[.I82];CELL(&quot;Row&quot;;[.I83]));[.F83])" office:value-type="float" office:value="83">
              <text:p>83</text:p>
            </table:table-cell>
            <table:table-cell table:style-name="ce8" table:formula="of:=IF(AND([.$A83]&lt;=[.K$1];[.$A82]&gt;[.$A83]);0;IF(EXACT([.$A83];[.K$1]+1);[.J82]+1;[.J82]))" office:value-type="float" office:value="0">
              <text:p>0</text:p>
            </table:table-cell>
            <table:table-cell table:style-name="ce8" table:formula="of:=['Code format'.$C$4]&amp;TEXT([.J83];['Code format'.$B$4])&amp;['Code format'.$D$4]" office:value-type="string" office:string-value="0">
              <text:p>0</text:p>
            </table:table-cell>
            <table:table-cell table:style-name="ce8" table:formula="of:=IF(EXACT([.I82];[.I83]);IF(EXACT([.J82];[.J83]);[.L82];CELL(&quot;Row&quot;;[.L83]));[.I83])" office:value-type="float" office:value="83">
              <text:p>83</text:p>
            </table:table-cell>
            <table:table-cell table:style-name="ce8" table:formula="of:=IF(AND([.$A83]&lt;=[.N$1];[.$A82]&gt;[.$A83]);0;IF(EXACT([.$A83];[.N$1]+1);[.M82]+1;[.M82]))" office:value-type="float" office:value="0">
              <text:p>0</text:p>
            </table:table-cell>
            <table:table-cell table:style-name="ce8" table:formula="of:=['Code format'.$C$5]&amp;TEXT([.M83];['Code format'.$B$5])&amp;['Code format'.$D$5]" office:value-type="string" office:string-value="0">
              <text:p>0</text:p>
            </table:table-cell>
            <table:table-cell table:style-name="ce8" table:formula="of:=IF(EXACT([.L82];[.L83]);IF(EXACT([.M82];[.M83]);[.O82];CELL(&quot;Row&quot;;[.O83]));[.L83])" office:value-type="float" office:value="83">
              <text:p>83</text:p>
            </table:table-cell>
            <table:table-cell table:style-name="ce8" table:formula="of:=IF(AND([.$A83]&lt;=[.Q$1];[.$A82]&gt;[.$A83]);0;IF(EXACT([.$A83];[.Q$1]+1);[.P82]+1;[.P82]))" office:value-type="float" office:value="0">
              <text:p>0</text:p>
            </table:table-cell>
            <table:table-cell table:style-name="ce8" table:formula="of:=['Code format'.$C$6]&amp;TEXT([.P83];['Code format'.$B$6])&amp;['Code format'.$D$6]" office:value-type="string" office:string-value="0">
              <text:p>0</text:p>
            </table:table-cell>
            <table:table-cell table:style-name="ce8" table:formula="of:=IF(EXACT([.O82];[.O83]);IF(EXACT([.P82];[.P83]);[.R82];CELL(&quot;Row&quot;;[.R83]));[.O83])" office:value-type="float" office:value="83">
              <text:p>83</text:p>
            </table:table-cell>
            <table:table-cell table:style-name="ce8" table:formula="of:=IF(AND([.$A83]&lt;=[.T$1];[.$A82]&gt;[.$A83]);0;IF(EXACT([.$A83];[.T$1]+1);[.S82]+1;[.S82]))" office:value-type="float" office:value="0">
              <text:p>0</text:p>
            </table:table-cell>
            <table:table-cell table:style-name="ce8" table:formula="of:=['Code format'.$C$7]&amp;TEXT([.S83];['Code format'.$B$7])&amp;['Code format'.$D$7]" office:value-type="string" office:string-value="0">
              <text:p>0</text:p>
            </table:table-cell>
            <table:table-cell table:style-name="ce8" table:formula="of:=IF(EXACT([.R82];[.R83]);IF(EXACT([.S82];[.S83]);[.U82];CELL(&quot;Row&quot;;[.U83]));[.R83])" office:value-type="float" office:value="83">
              <text:p>83</text:p>
            </table:table-cell>
            <table:table-cell table:style-name="Nivel3" table:formula="of:=CONCATENATE([.E83];[.H83];[.K83];[.N83];[.Q83];[.T83])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210000">
              <text:p>210000</text:p>
            </table:table-cell>
            <table:table-cell table:style-name="ce9" office:value-type="string">
              <text:p>Cir</text:p>
            </table:table-cell>
            <table:table-cell table:style-name="ce9" office:value-type="string">
              <text:p>Pasivo circulante</text:p>
            </table:table-cell>
            <table:table-cell table:style-name="Nivel3" table:formula="of:=[.X83]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Pasivo circulante">
              <text:p>Pasivo circulante</text:p>
            </table:table-cell>
            <table:table-cell table:style-name="Datos" table:formula="of:=IF(EXACT([.A83];1);&quot;&quot;;IF(EXACT([.A83];2);INDIRECT(CONCATENATE(&quot;V&quot;;[.C83]));IF(EXACT([.A83];3);INDIRECT(CONCATENATE(&quot;V&quot;;[.F83]));IF(EXACT([.A83];4);INDIRECT(CONCATENATE(&quot;V&quot;;[.I83]));IF(EXACT([.A83];5);INDIRECT(CONCATENATE(&quot;V&quot;;[.L83]));IF(EXACT([.A83];6);INDIRECT(CONCATENATE(&quot;V&quot;;[.O83]));IF(EXACT([.A83];7);INDIRECT(CONCATENATE(&quot;V&quot;;[.R83])))))))))" office:value-type="string" office:string-value="200000">
              <text:p>2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83];7));NOT(EXACT([.AB83];&quot;view&quot;)));AND(EXACT([.A83];7);EXACT([.AB83];&quot;view&quot;))))" office:value-type="float" office:value="1">
              <text:p>1</text:p>
            </table:table-cell>
            <table:table-cell table:style-name="Datos" table:formula="of:=VLOOKUP([.AB83];['account.type'.$A$2:.$I$12];8)" office:value-type="string" office:string-value="view">
              <text:p>view</text:p>
            </table:table-cell>
            <table:table-cell table:style-name="Datos" table:formula="of:=VLOOKUP([.AB8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3];1);CHAR(9)&amp;CHAR(9)&amp;&quot;&lt;record id=&quot;&quot;account_account_template_&quot;&amp;SUBSTITUTE([.AG$1]&amp;[.$V83];&quot;-&quot;;&quot;_&quot;)&amp;&quot;&quot;&quot; model=&quot;&quot;account.account.template&quot;&quot;&gt;&quot;&amp;CHAR(13)&amp;CHAR(9)&amp;CHAR(9)&amp;CHAR(9)&amp;&quot;&lt;field name=&quot;&quot;code&quot;&quot;&gt;&quot;&amp;[.AG$1]&amp;[.$V83]&amp;&quot;&lt;/field&gt;&quot;&amp;CHAR(13)&amp;CHAR(9)&amp;CHAR(9)&amp;CHAR(9)&amp;&quot;&lt;field name=&quot;&quot;name&quot;&quot;&gt;&quot;&amp;[.AG$1]&amp;[.$Y83]&amp;&quot;&lt;/field&gt;&quot;&amp;CHAR(13)&amp;CHAR(9)&amp;CHAR(9)&amp;CHAR(9)&amp;&quot;&lt;field name=&quot;&quot;shortcut&quot;&quot;&gt;&quot;&amp;IF(EXACT([.$W83];&quot;&quot;);&quot;&quot;;[.AG$1]&amp;[.$W83])&amp;&quot;&lt;/field&gt;&quot;&amp;CHAR(13)&amp;CHAR(9)&amp;CHAR(9)&amp;CHAR(9)&amp;&quot;&lt;field name=&quot;&quot;parent_id&quot;&quot; ref=&quot;&quot;&quot;&amp;IF(EXACT([.$Z83];&quot;&quot;);&quot;&quot;;[.AG$1]&amp;[.$Z83])&amp;&quot;&quot;&quot;/&gt;&quot;&amp;CHAR(13)&amp;CHAR(9)&amp;CHAR(9)&amp;CHAR(9)&amp;&quot;&lt;field name=&quot;&quot;user_type&quot;&quot; ref=&quot;&quot;account_account_type_&quot;&amp;[.$AB83]&amp;&quot;&quot;&quot;/&gt;&quot;&amp;CHAR(13)&amp;CHAR(9)&amp;CHAR(9)&amp;CHAR(9)&amp;&quot;&lt;field name=&quot;&quot;currency_id&quot;&quot; ref=&quot;&quot;&quot;&amp;[.AA83]&amp;&quot;&quot;&quot;/&gt;&quot;&amp;CHAR(13)&amp;CHAR(9)&amp;CHAR(9)&amp;CHAR(9)&amp;&quot;&lt;field name=&quot;&quot;type&quot;&quot;&gt;&quot;&amp;[.$AD83]&amp;&quot;&lt;/field&gt;&quot;&amp;CHAR(13)&amp;CHAR(9)&amp;CHAR(9)&amp;CHAR(9)&amp;&quot;&lt;field name=&quot;&quot;reconcile&quot;&quot; eval=&quot;&quot;&quot;&amp;[.$AE83]&amp;&quot;&quot;&quot;/&gt;&quot;&amp;IF(EXACT([.$AF83];&quot;&quot;);&quot;&quot;;CHAR(13)&amp;CHAR(9)&amp;CHAR(9)&amp;CHAR(9)&amp;&quot;&lt;field name=&quot;&quot;tax_ids&quot;&quot;&gt;&quot;&amp;SUBSTITUTE([.$AF8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0000&quot; model=&quot;account.account.template&quot;&gt;&#13;&#9;&#9;&#9;&lt;field name=&quot;code&quot;&gt;0-210000&lt;/field&gt;&#13;&#9;&#9;&#9;&lt;field name=&quot;name&quot;&gt;0-Pasivo circulante&lt;/field&gt;&#13;&#9;&#9;&#9;&lt;field name=&quot;shortcut&quot;&gt;0-Cir&lt;/field&gt;&#13;&#9;&#9;&#9;&lt;field name=&quot;parent_id&quot; ref=&quot;0-2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210000" model="account.account.template"&gt;<text:tab/><text:tab/><text:tab/>&lt;field name="code"&gt;0-210000&lt;/field&gt;<text:tab/><text:tab/><text:tab/>&lt;field name="name"&gt;0-Pasivo circulante&lt;/field&gt;<text:tab/><text:tab/><text:tab/>&lt;field name="shortcut"&gt;0-Cir&lt;/field&gt;<text:tab/><text:tab/><text:tab/>&lt;field name="parent_id" ref="0-2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83];1);CHAR(9)&amp;CHAR(9)&amp;&quot;&lt;record id=&quot;&quot;account_account_template_&quot;&amp;SUBSTITUTE([.AH$1]&amp;[.$V83];&quot;-&quot;;&quot;_&quot;)&amp;&quot;&quot;&quot; model=&quot;&quot;account.account.template&quot;&quot;&gt;&quot;&amp;CHAR(13)&amp;CHAR(9)&amp;CHAR(9)&amp;CHAR(9)&amp;&quot;&lt;field name=&quot;&quot;code&quot;&quot;&gt;&quot;&amp;[.AH$1]&amp;[.$V83]&amp;&quot;&lt;/field&gt;&quot;&amp;CHAR(13)&amp;CHAR(9)&amp;CHAR(9)&amp;CHAR(9)&amp;&quot;&lt;field name=&quot;&quot;name&quot;&quot;&gt;&quot;&amp;[.AH$1]&amp;[.$Y83]&amp;&quot;&lt;/field&gt;&quot;&amp;CHAR(13)&amp;CHAR(9)&amp;CHAR(9)&amp;CHAR(9)&amp;&quot;&lt;field name=&quot;&quot;shortcut&quot;&quot;&gt;&quot;&amp;IF(EXACT([.$W83];&quot;&quot;);&quot;&quot;;[.AH$1]&amp;[.$W83])&amp;&quot;&lt;/field&gt;&quot;&amp;CHAR(13)&amp;CHAR(9)&amp;CHAR(9)&amp;CHAR(9)&amp;&quot;&lt;field name=&quot;&quot;parent_id&quot;&quot; ref=&quot;&quot;&quot;&amp;IF(EXACT([.$Z83];&quot;&quot;);&quot;&quot;;[.AH$1]&amp;[.$Z83])&amp;&quot;&quot;&quot;/&gt;&quot;&amp;CHAR(13)&amp;CHAR(9)&amp;CHAR(9)&amp;CHAR(9)&amp;&quot;&lt;field name=&quot;&quot;user_type&quot;&quot; ref=&quot;&quot;account_account_type_&quot;&amp;[.$AB83]&amp;&quot;&quot;&quot;/&gt;&quot;&amp;CHAR(13)&amp;CHAR(9)&amp;CHAR(9)&amp;CHAR(9)&amp;&quot;&lt;field name=&quot;&quot;currency_id&quot;&quot; ref=&quot;&quot;&quot;&amp;[.AB83]&amp;&quot;&quot;&quot;/&gt;&quot;&amp;CHAR(13)&amp;CHAR(9)&amp;CHAR(9)&amp;CHAR(9)&amp;&quot;&lt;field name=&quot;&quot;type&quot;&quot;&gt;&quot;&amp;[.$AD83]&amp;&quot;&lt;/field&gt;&quot;&amp;CHAR(13)&amp;CHAR(9)&amp;CHAR(9)&amp;CHAR(9)&amp;&quot;&lt;field name=&quot;&quot;reconcile&quot;&quot; eval=&quot;&quot;&quot;&amp;[.$AE83]&amp;&quot;&quot;&quot;/&gt;&quot;&amp;IF(EXACT([.$AF83];&quot;&quot;);&quot;&quot;;CHAR(13)&amp;CHAR(9)&amp;CHAR(9)&amp;CHAR(9)&amp;&quot;&lt;field name=&quot;&quot;tax_ids&quot;&quot;&gt;&quot;&amp;SUBSTITUTE([.$AF8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0000&quot; model=&quot;account.account.template&quot;&gt;&#13;&#9;&#9;&#9;&lt;field name=&quot;code&quot;&gt;1-210000&lt;/field&gt;&#13;&#9;&#9;&#9;&lt;field name=&quot;name&quot;&gt;1-Pasivo circulante&lt;/field&gt;&#13;&#9;&#9;&#9;&lt;field name=&quot;shortcut&quot;&gt;1-Cir&lt;/field&gt;&#13;&#9;&#9;&#9;&lt;field name=&quot;parent_id&quot; ref=&quot;1-2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210000" model="account.account.template"&gt;<text:tab/><text:tab/><text:tab/>&lt;field name="code"&gt;1-210000&lt;/field&gt;<text:tab/><text:tab/><text:tab/>&lt;field name="name"&gt;1-Pasivo circulante&lt;/field&gt;<text:tab/><text:tab/><text:tab/>&lt;field name="shortcut"&gt;1-Cir&lt;/field&gt;<text:tab/><text:tab/><text:tab/>&lt;field name="parent_id" ref="1-2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83]&gt;[.A84];[.A83]=[.A84]);[.A83]&lt;&gt;7))" office:value-type="float" office:value="1">
              <text:p>1</text:p>
            </table:table-cell>
            <table:table-cell table:style-name="ce8" table:formula="of:=IF(EXACT([.A84];1);CELL(&quot;Row&quot;;[.C84]);[.C83])" office:value-type="float" office:value="2">
              <text:p>2</text:p>
            </table:table-cell>
            <table:table-cell table:style-name="ce8" table:formula="of:=IF(EXACT([.$A84];1);0;IF(EXACT([.$A84];2);[.D83]+1;[.D83]))" office:value-type="float" office:value="2">
              <text:p>2</text:p>
            </table:table-cell>
            <table:table-cell table:style-name="ce8" table:formula="of:=['Code format'.$C$2]&amp;TEXT([.D84];['Code format'.$B$2])&amp;['Code format'.$D$2]" office:value-type="string" office:string-value="2">
              <text:p>2</text:p>
            </table:table-cell>
            <table:table-cell table:style-name="ce8" table:formula="of:=IF(EXACT([.C83];[.C84]);IF(EXACT([.D83];[.D84]);[.F83];CELL(&quot;Row&quot;;[.F84]));[.C84])" office:value-type="float" office:value="82">
              <text:p>82</text:p>
            </table:table-cell>
            <table:table-cell table:style-name="ce8" table:formula="of:=IF(AND([.$A84]&lt;=[.H$1];[.$A83]&gt;[.$A84]);0;IF(EXACT([.$A84];[.H$1]+1);[.G83]+1;[.G83]))" office:value-type="float" office:value="1">
              <text:p>1</text:p>
            </table:table-cell>
            <table:table-cell table:style-name="ce8" table:formula="of:=['Code format'.$C$3]&amp;TEXT([.G84];['Code format'.$B$3])&amp;['Code format'.$D$3]" office:value-type="string" office:string-value="1">
              <text:p>1</text:p>
            </table:table-cell>
            <table:table-cell table:style-name="ce8" table:formula="of:=IF(EXACT([.F83];[.F84]);IF(EXACT([.G83];[.G84]);[.I83];CELL(&quot;Row&quot;;[.I84]));[.F84])" office:value-type="float" office:value="83">
              <text:p>83</text:p>
            </table:table-cell>
            <table:table-cell table:style-name="ce8" table:formula="of:=IF(AND([.$A84]&lt;=[.K$1];[.$A83]&gt;[.$A84]);0;IF(EXACT([.$A84];[.K$1]+1);[.J83]+1;[.J83]))" office:value-type="float" office:value="1">
              <text:p>1</text:p>
            </table:table-cell>
            <table:table-cell table:style-name="ce8" table:formula="of:=['Code format'.$C$4]&amp;TEXT([.J84];['Code format'.$B$4])&amp;['Code format'.$D$4]" office:value-type="string" office:string-value="1">
              <text:p>1</text:p>
            </table:table-cell>
            <table:table-cell table:style-name="ce8" table:formula="of:=IF(EXACT([.I83];[.I84]);IF(EXACT([.J83];[.J84]);[.L83];CELL(&quot;Row&quot;;[.L84]));[.I84])" office:value-type="float" office:value="84">
              <text:p>84</text:p>
            </table:table-cell>
            <table:table-cell table:style-name="ce8" table:formula="of:=IF(AND([.$A84]&lt;=[.N$1];[.$A83]&gt;[.$A84]);0;IF(EXACT([.$A84];[.N$1]+1);[.M83]+1;[.M83]))" office:value-type="float" office:value="0">
              <text:p>0</text:p>
            </table:table-cell>
            <table:table-cell table:style-name="ce8" table:formula="of:=['Code format'.$C$5]&amp;TEXT([.M84];['Code format'.$B$5])&amp;['Code format'.$D$5]" office:value-type="string" office:string-value="0">
              <text:p>0</text:p>
            </table:table-cell>
            <table:table-cell table:style-name="ce8" table:formula="of:=IF(EXACT([.L83];[.L84]);IF(EXACT([.M83];[.M84]);[.O83];CELL(&quot;Row&quot;;[.O84]));[.L84])" office:value-type="float" office:value="84">
              <text:p>84</text:p>
            </table:table-cell>
            <table:table-cell table:style-name="ce8" table:formula="of:=IF(AND([.$A84]&lt;=[.Q$1];[.$A83]&gt;[.$A84]);0;IF(EXACT([.$A84];[.Q$1]+1);[.P83]+1;[.P83]))" office:value-type="float" office:value="0">
              <text:p>0</text:p>
            </table:table-cell>
            <table:table-cell table:style-name="ce8" table:formula="of:=['Code format'.$C$6]&amp;TEXT([.P84];['Code format'.$B$6])&amp;['Code format'.$D$6]" office:value-type="string" office:string-value="0">
              <text:p>0</text:p>
            </table:table-cell>
            <table:table-cell table:style-name="ce8" table:formula="of:=IF(EXACT([.O83];[.O84]);IF(EXACT([.P83];[.P84]);[.R83];CELL(&quot;Row&quot;;[.R84]));[.O84])" office:value-type="float" office:value="84">
              <text:p>84</text:p>
            </table:table-cell>
            <table:table-cell table:style-name="ce8" table:formula="of:=IF(AND([.$A84]&lt;=[.T$1];[.$A83]&gt;[.$A84]);0;IF(EXACT([.$A84];[.T$1]+1);[.S83]+1;[.S83]))" office:value-type="float" office:value="0">
              <text:p>0</text:p>
            </table:table-cell>
            <table:table-cell table:style-name="ce8" table:formula="of:=['Code format'.$C$7]&amp;TEXT([.S84];['Code format'.$B$7])&amp;['Code format'.$D$7]" office:value-type="string" office:string-value="0">
              <text:p>0</text:p>
            </table:table-cell>
            <table:table-cell table:style-name="ce8" table:formula="of:=IF(EXACT([.R83];[.R84]);IF(EXACT([.S83];[.S84]);[.U83];CELL(&quot;Row&quot;;[.U84]));[.R84])" office:value-type="float" office:value="84">
              <text:p>84</text:p>
            </table:table-cell>
            <table:table-cell table:style-name="Nivel4" table:formula="of:=CONCATENATE([.E84];[.H84];[.K84];[.N84];[.Q84];[.T84])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211000">
              <text:p>211000</text:p>
            </table:table-cell>
            <table:table-cell table:style-name="ce9" office:value-type="string">
              <text:p>CxP</text:p>
            </table:table-cell>
            <table:table-cell table:style-name="ce9" office:value-type="string">
              <text:p>Cuentas por pagar</text:p>
            </table:table-cell>
            <table:table-cell table:style-name="Nivel4" table:formula="of:=[.X84]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Cuentas por pagar">
              <text:p>Cuentas por pagar</text:p>
            </table:table-cell>
            <table:table-cell table:style-name="Datos" table:formula="of:=IF(EXACT([.A84];1);&quot;&quot;;IF(EXACT([.A84];2);INDIRECT(CONCATENATE(&quot;V&quot;;[.C84]));IF(EXACT([.A84];3);INDIRECT(CONCATENATE(&quot;V&quot;;[.F84]));IF(EXACT([.A84];4);INDIRECT(CONCATENATE(&quot;V&quot;;[.I84]));IF(EXACT([.A84];5);INDIRECT(CONCATENATE(&quot;V&quot;;[.L84]));IF(EXACT([.A84];6);INDIRECT(CONCATENATE(&quot;V&quot;;[.O84]));IF(EXACT([.A84];7);INDIRECT(CONCATENATE(&quot;V&quot;;[.R84])))))))))" office:value-type="string" office:string-value="210000">
              <text:p>21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84];7));NOT(EXACT([.AB84];&quot;view&quot;)));AND(EXACT([.A84];7);EXACT([.AB84];&quot;view&quot;))))" office:value-type="float" office:value="1">
              <text:p>1</text:p>
            </table:table-cell>
            <table:table-cell table:style-name="Datos" table:formula="of:=VLOOKUP([.AB84];['account.type'.$A$2:.$I$12];8)" office:value-type="string" office:string-value="view">
              <text:p>view</text:p>
            </table:table-cell>
            <table:table-cell table:style-name="Datos" table:formula="of:=VLOOKUP([.AB8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4];1);CHAR(9)&amp;CHAR(9)&amp;&quot;&lt;record id=&quot;&quot;account_account_template_&quot;&amp;SUBSTITUTE([.AG$1]&amp;[.$V84];&quot;-&quot;;&quot;_&quot;)&amp;&quot;&quot;&quot; model=&quot;&quot;account.account.template&quot;&quot;&gt;&quot;&amp;CHAR(13)&amp;CHAR(9)&amp;CHAR(9)&amp;CHAR(9)&amp;&quot;&lt;field name=&quot;&quot;code&quot;&quot;&gt;&quot;&amp;[.AG$1]&amp;[.$V84]&amp;&quot;&lt;/field&gt;&quot;&amp;CHAR(13)&amp;CHAR(9)&amp;CHAR(9)&amp;CHAR(9)&amp;&quot;&lt;field name=&quot;&quot;name&quot;&quot;&gt;&quot;&amp;[.AG$1]&amp;[.$Y84]&amp;&quot;&lt;/field&gt;&quot;&amp;CHAR(13)&amp;CHAR(9)&amp;CHAR(9)&amp;CHAR(9)&amp;&quot;&lt;field name=&quot;&quot;shortcut&quot;&quot;&gt;&quot;&amp;IF(EXACT([.$W84];&quot;&quot;);&quot;&quot;;[.AG$1]&amp;[.$W84])&amp;&quot;&lt;/field&gt;&quot;&amp;CHAR(13)&amp;CHAR(9)&amp;CHAR(9)&amp;CHAR(9)&amp;&quot;&lt;field name=&quot;&quot;parent_id&quot;&quot; ref=&quot;&quot;&quot;&amp;IF(EXACT([.$Z84];&quot;&quot;);&quot;&quot;;[.AG$1]&amp;[.$Z84])&amp;&quot;&quot;&quot;/&gt;&quot;&amp;CHAR(13)&amp;CHAR(9)&amp;CHAR(9)&amp;CHAR(9)&amp;&quot;&lt;field name=&quot;&quot;user_type&quot;&quot; ref=&quot;&quot;account_account_type_&quot;&amp;[.$AB84]&amp;&quot;&quot;&quot;/&gt;&quot;&amp;CHAR(13)&amp;CHAR(9)&amp;CHAR(9)&amp;CHAR(9)&amp;&quot;&lt;field name=&quot;&quot;currency_id&quot;&quot; ref=&quot;&quot;&quot;&amp;[.AA84]&amp;&quot;&quot;&quot;/&gt;&quot;&amp;CHAR(13)&amp;CHAR(9)&amp;CHAR(9)&amp;CHAR(9)&amp;&quot;&lt;field name=&quot;&quot;type&quot;&quot;&gt;&quot;&amp;[.$AD84]&amp;&quot;&lt;/field&gt;&quot;&amp;CHAR(13)&amp;CHAR(9)&amp;CHAR(9)&amp;CHAR(9)&amp;&quot;&lt;field name=&quot;&quot;reconcile&quot;&quot; eval=&quot;&quot;&quot;&amp;[.$AE84]&amp;&quot;&quot;&quot;/&gt;&quot;&amp;IF(EXACT([.$AF84];&quot;&quot;);&quot;&quot;;CHAR(13)&amp;CHAR(9)&amp;CHAR(9)&amp;CHAR(9)&amp;&quot;&lt;field name=&quot;&quot;tax_ids&quot;&quot;&gt;&quot;&amp;SUBSTITUTE([.$AF8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1000&quot; model=&quot;account.account.template&quot;&gt;&#13;&#9;&#9;&#9;&lt;field name=&quot;code&quot;&gt;0-211000&lt;/field&gt;&#13;&#9;&#9;&#9;&lt;field name=&quot;name&quot;&gt;0-Cuentas por pagar&lt;/field&gt;&#13;&#9;&#9;&#9;&lt;field name=&quot;shortcut&quot;&gt;0-CxP&lt;/field&gt;&#13;&#9;&#9;&#9;&lt;field name=&quot;parent_id&quot; ref=&quot;0-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211000" model="account.account.template"&gt;<text:tab/><text:tab/><text:tab/>&lt;field name="code"&gt;0-211000&lt;/field&gt;<text:tab/><text:tab/><text:tab/>&lt;field name="name"&gt;0-Cuentas por pagar&lt;/field&gt;<text:tab/><text:tab/><text:tab/>&lt;field name="shortcut"&gt;0-CxP&lt;/field&gt;<text:tab/><text:tab/><text:tab/>&lt;field name="parent_id" ref="0-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84];1);CHAR(9)&amp;CHAR(9)&amp;&quot;&lt;record id=&quot;&quot;account_account_template_&quot;&amp;SUBSTITUTE([.AH$1]&amp;[.$V84];&quot;-&quot;;&quot;_&quot;)&amp;&quot;&quot;&quot; model=&quot;&quot;account.account.template&quot;&quot;&gt;&quot;&amp;CHAR(13)&amp;CHAR(9)&amp;CHAR(9)&amp;CHAR(9)&amp;&quot;&lt;field name=&quot;&quot;code&quot;&quot;&gt;&quot;&amp;[.AH$1]&amp;[.$V84]&amp;&quot;&lt;/field&gt;&quot;&amp;CHAR(13)&amp;CHAR(9)&amp;CHAR(9)&amp;CHAR(9)&amp;&quot;&lt;field name=&quot;&quot;name&quot;&quot;&gt;&quot;&amp;[.AH$1]&amp;[.$Y84]&amp;&quot;&lt;/field&gt;&quot;&amp;CHAR(13)&amp;CHAR(9)&amp;CHAR(9)&amp;CHAR(9)&amp;&quot;&lt;field name=&quot;&quot;shortcut&quot;&quot;&gt;&quot;&amp;IF(EXACT([.$W84];&quot;&quot;);&quot;&quot;;[.AH$1]&amp;[.$W84])&amp;&quot;&lt;/field&gt;&quot;&amp;CHAR(13)&amp;CHAR(9)&amp;CHAR(9)&amp;CHAR(9)&amp;&quot;&lt;field name=&quot;&quot;parent_id&quot;&quot; ref=&quot;&quot;&quot;&amp;IF(EXACT([.$Z84];&quot;&quot;);&quot;&quot;;[.AH$1]&amp;[.$Z84])&amp;&quot;&quot;&quot;/&gt;&quot;&amp;CHAR(13)&amp;CHAR(9)&amp;CHAR(9)&amp;CHAR(9)&amp;&quot;&lt;field name=&quot;&quot;user_type&quot;&quot; ref=&quot;&quot;account_account_type_&quot;&amp;[.$AB84]&amp;&quot;&quot;&quot;/&gt;&quot;&amp;CHAR(13)&amp;CHAR(9)&amp;CHAR(9)&amp;CHAR(9)&amp;&quot;&lt;field name=&quot;&quot;currency_id&quot;&quot; ref=&quot;&quot;&quot;&amp;[.AB84]&amp;&quot;&quot;&quot;/&gt;&quot;&amp;CHAR(13)&amp;CHAR(9)&amp;CHAR(9)&amp;CHAR(9)&amp;&quot;&lt;field name=&quot;&quot;type&quot;&quot;&gt;&quot;&amp;[.$AD84]&amp;&quot;&lt;/field&gt;&quot;&amp;CHAR(13)&amp;CHAR(9)&amp;CHAR(9)&amp;CHAR(9)&amp;&quot;&lt;field name=&quot;&quot;reconcile&quot;&quot; eval=&quot;&quot;&quot;&amp;[.$AE84]&amp;&quot;&quot;&quot;/&gt;&quot;&amp;IF(EXACT([.$AF84];&quot;&quot;);&quot;&quot;;CHAR(13)&amp;CHAR(9)&amp;CHAR(9)&amp;CHAR(9)&amp;&quot;&lt;field name=&quot;&quot;tax_ids&quot;&quot;&gt;&quot;&amp;SUBSTITUTE([.$AF8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1000&quot; model=&quot;account.account.template&quot;&gt;&#13;&#9;&#9;&#9;&lt;field name=&quot;code&quot;&gt;1-211000&lt;/field&gt;&#13;&#9;&#9;&#9;&lt;field name=&quot;name&quot;&gt;1-Cuentas por pagar&lt;/field&gt;&#13;&#9;&#9;&#9;&lt;field name=&quot;shortcut&quot;&gt;1-CxP&lt;/field&gt;&#13;&#9;&#9;&#9;&lt;field name=&quot;parent_id&quot; ref=&quot;1-21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211000" model="account.account.template"&gt;<text:tab/><text:tab/><text:tab/>&lt;field name="code"&gt;1-211000&lt;/field&gt;<text:tab/><text:tab/><text:tab/>&lt;field name="name"&gt;1-Cuentas por pagar&lt;/field&gt;<text:tab/><text:tab/><text:tab/>&lt;field name="shortcut"&gt;1-CxP&lt;/field&gt;<text:tab/><text:tab/><text:tab/>&lt;field name="parent_id" ref="1-21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84]&gt;[.A85];[.A84]=[.A85]);[.A84]&lt;&gt;7))" office:value-type="float" office:value="1">
              <text:p>1</text:p>
            </table:table-cell>
            <table:table-cell table:style-name="ce8" table:formula="of:=IF(EXACT([.A85];1);CELL(&quot;Row&quot;;[.C85]);[.C84])" office:value-type="float" office:value="2">
              <text:p>2</text:p>
            </table:table-cell>
            <table:table-cell table:style-name="ce8" table:formula="of:=IF(EXACT([.$A85];1);0;IF(EXACT([.$A85];2);[.D84]+1;[.D84]))" office:value-type="float" office:value="2">
              <text:p>2</text:p>
            </table:table-cell>
            <table:table-cell table:style-name="ce8" table:formula="of:=['Code format'.$C$2]&amp;TEXT([.D85];['Code format'.$B$2])&amp;['Code format'.$D$2]" office:value-type="string" office:string-value="2">
              <text:p>2</text:p>
            </table:table-cell>
            <table:table-cell table:style-name="ce8" table:formula="of:=IF(EXACT([.C84];[.C85]);IF(EXACT([.D84];[.D85]);[.F84];CELL(&quot;Row&quot;;[.F85]));[.C85])" office:value-type="float" office:value="82">
              <text:p>82</text:p>
            </table:table-cell>
            <table:table-cell table:style-name="ce8" table:formula="of:=IF(AND([.$A85]&lt;=[.H$1];[.$A84]&gt;[.$A85]);0;IF(EXACT([.$A85];[.H$1]+1);[.G84]+1;[.G84]))" office:value-type="float" office:value="1">
              <text:p>1</text:p>
            </table:table-cell>
            <table:table-cell table:style-name="ce8" table:formula="of:=['Code format'.$C$3]&amp;TEXT([.G85];['Code format'.$B$3])&amp;['Code format'.$D$3]" office:value-type="string" office:string-value="1">
              <text:p>1</text:p>
            </table:table-cell>
            <table:table-cell table:style-name="ce8" table:formula="of:=IF(EXACT([.F84];[.F85]);IF(EXACT([.G84];[.G85]);[.I84];CELL(&quot;Row&quot;;[.I85]));[.F85])" office:value-type="float" office:value="83">
              <text:p>83</text:p>
            </table:table-cell>
            <table:table-cell table:style-name="ce8" table:formula="of:=IF(AND([.$A85]&lt;=[.K$1];[.$A84]&gt;[.$A85]);0;IF(EXACT([.$A85];[.K$1]+1);[.J84]+1;[.J84]))" office:value-type="float" office:value="1">
              <text:p>1</text:p>
            </table:table-cell>
            <table:table-cell table:style-name="ce8" table:formula="of:=['Code format'.$C$4]&amp;TEXT([.J85];['Code format'.$B$4])&amp;['Code format'.$D$4]" office:value-type="string" office:string-value="1">
              <text:p>1</text:p>
            </table:table-cell>
            <table:table-cell table:style-name="ce8" table:formula="of:=IF(EXACT([.I84];[.I85]);IF(EXACT([.J84];[.J85]);[.L84];CELL(&quot;Row&quot;;[.L85]));[.I85])" office:value-type="float" office:value="84">
              <text:p>84</text:p>
            </table:table-cell>
            <table:table-cell table:style-name="ce8" table:formula="of:=IF(AND([.$A85]&lt;=[.N$1];[.$A84]&gt;[.$A85]);0;IF(EXACT([.$A85];[.N$1]+1);[.M84]+1;[.M84]))" office:value-type="float" office:value="0">
              <text:p>0</text:p>
            </table:table-cell>
            <table:table-cell table:style-name="ce8" table:formula="of:=['Code format'.$C$5]&amp;TEXT([.M85];['Code format'.$B$5])&amp;['Code format'.$D$5]" office:value-type="string" office:string-value="0">
              <text:p>0</text:p>
            </table:table-cell>
            <table:table-cell table:style-name="ce8" table:formula="of:=IF(EXACT([.L84];[.L85]);IF(EXACT([.M84];[.M85]);[.O84];CELL(&quot;Row&quot;;[.O85]));[.L85])" office:value-type="float" office:value="84">
              <text:p>84</text:p>
            </table:table-cell>
            <table:table-cell table:style-name="ce8" table:formula="of:=IF(AND([.$A85]&lt;=[.Q$1];[.$A84]&gt;[.$A85]);0;IF(EXACT([.$A85];[.Q$1]+1);[.P84]+1;[.P84]))" office:value-type="float" office:value="0">
              <text:p>0</text:p>
            </table:table-cell>
            <table:table-cell table:style-name="ce8" table:formula="of:=['Code format'.$C$6]&amp;TEXT([.P85];['Code format'.$B$6])&amp;['Code format'.$D$6]" office:value-type="string" office:string-value="0">
              <text:p>0</text:p>
            </table:table-cell>
            <table:table-cell table:style-name="ce8" table:formula="of:=IF(EXACT([.O84];[.O85]);IF(EXACT([.P84];[.P85]);[.R84];CELL(&quot;Row&quot;;[.R85]));[.O85])" office:value-type="float" office:value="84">
              <text:p>84</text:p>
            </table:table-cell>
            <table:table-cell table:style-name="ce8" table:formula="of:=IF(AND([.$A85]&lt;=[.T$1];[.$A84]&gt;[.$A85]);0;IF(EXACT([.$A85];[.T$1]+1);[.S84]+1;[.S84]))" office:value-type="float" office:value="1">
              <text:p>1</text:p>
            </table:table-cell>
            <table:table-cell table:style-name="ce8" table:formula="of:=['Code format'.$C$7]&amp;TEXT([.S85];['Code format'.$B$7])&amp;['Code format'.$D$7]" office:value-type="string" office:string-value="1">
              <text:p>1</text:p>
            </table:table-cell>
            <table:table-cell table:style-name="ce8" table:formula="of:=IF(EXACT([.R84];[.R85]);IF(EXACT([.S84];[.S85]);[.U84];CELL(&quot;Row&quot;;[.U85]));[.R85])" office:value-type="float" office:value="85">
              <text:p>85</text:p>
            </table:table-cell>
            <table:table-cell table:style-name="Nivel7" table:formula="of:=CONCATENATE([.E85];[.H85];[.K85];[.N85];[.Q85];[.T85])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211001">
              <text:p>211001</text:p>
            </table:table-cell>
            <table:table-cell table:style-name="ce9" office:value-type="string">
              <text:p>Prove</text:p>
            </table:table-cell>
            <table:table-cell table:style-name="ce9" office:value-type="string">
              <text:p>Cuentas por pagar a proveedores</text:p>
            </table:table-cell>
            <table:table-cell table:style-name="Nivel7" table:formula="of:=[.X85]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Cuentas por pagar a proveedores">
              <text:p>Cuentas por pagar a proveedores</text:p>
            </table:table-cell>
            <table:table-cell table:style-name="Datos" table:formula="of:=IF(EXACT([.A85];1);&quot;&quot;;IF(EXACT([.A85];2);INDIRECT(CONCATENATE(&quot;V&quot;;[.C85]));IF(EXACT([.A85];3);INDIRECT(CONCATENATE(&quot;V&quot;;[.F85]));IF(EXACT([.A85];4);INDIRECT(CONCATENATE(&quot;V&quot;;[.I85]));IF(EXACT([.A85];5);INDIRECT(CONCATENATE(&quot;V&quot;;[.L85]));IF(EXACT([.A85];6);INDIRECT(CONCATENATE(&quot;V&quot;;[.O85]));IF(EXACT([.A85];7);INDIRECT(CONCATENATE(&quot;V&quot;;[.R85])))))))))" office:value-type="string" office:string-value="211000">
              <text:p>2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payable</text:p>
            </table:table-cell>
            <table:table-cell table:style-name="ce6" table:formula="of:=NOT(OR(AND(NOT(EXACT([.A85];7));NOT(EXACT([.AB85];&quot;view&quot;)));AND(EXACT([.A85];7);EXACT([.AB85];&quot;view&quot;))))" office:value-type="float" office:value="1">
              <text:p>1</text:p>
            </table:table-cell>
            <table:table-cell table:style-name="Datos" table:formula="of:=VLOOKUP([.AB85];['account.type'.$A$2:.$I$12];8)" office:value-type="string" office:string-value="payable">
              <text:p>payable</text:p>
            </table:table-cell>
            <table:table-cell table:style-name="Datos" table:formula="of:=VLOOKUP([.AB85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5];1);CHAR(9)&amp;CHAR(9)&amp;&quot;&lt;record id=&quot;&quot;account_account_template_&quot;&amp;SUBSTITUTE([.AG$1]&amp;[.$V85];&quot;-&quot;;&quot;_&quot;)&amp;&quot;&quot;&quot; model=&quot;&quot;account.account.template&quot;&quot;&gt;&quot;&amp;CHAR(13)&amp;CHAR(9)&amp;CHAR(9)&amp;CHAR(9)&amp;&quot;&lt;field name=&quot;&quot;code&quot;&quot;&gt;&quot;&amp;[.AG$1]&amp;[.$V85]&amp;&quot;&lt;/field&gt;&quot;&amp;CHAR(13)&amp;CHAR(9)&amp;CHAR(9)&amp;CHAR(9)&amp;&quot;&lt;field name=&quot;&quot;name&quot;&quot;&gt;&quot;&amp;[.AG$1]&amp;[.$Y85]&amp;&quot;&lt;/field&gt;&quot;&amp;CHAR(13)&amp;CHAR(9)&amp;CHAR(9)&amp;CHAR(9)&amp;&quot;&lt;field name=&quot;&quot;shortcut&quot;&quot;&gt;&quot;&amp;IF(EXACT([.$W85];&quot;&quot;);&quot;&quot;;[.AG$1]&amp;[.$W85])&amp;&quot;&lt;/field&gt;&quot;&amp;CHAR(13)&amp;CHAR(9)&amp;CHAR(9)&amp;CHAR(9)&amp;&quot;&lt;field name=&quot;&quot;parent_id&quot;&quot; ref=&quot;&quot;&quot;&amp;IF(EXACT([.$Z85];&quot;&quot;);&quot;&quot;;[.AG$1]&amp;[.$Z85])&amp;&quot;&quot;&quot;/&gt;&quot;&amp;CHAR(13)&amp;CHAR(9)&amp;CHAR(9)&amp;CHAR(9)&amp;&quot;&lt;field name=&quot;&quot;user_type&quot;&quot; ref=&quot;&quot;account_account_type_&quot;&amp;[.$AB85]&amp;&quot;&quot;&quot;/&gt;&quot;&amp;CHAR(13)&amp;CHAR(9)&amp;CHAR(9)&amp;CHAR(9)&amp;&quot;&lt;field name=&quot;&quot;currency_id&quot;&quot; ref=&quot;&quot;&quot;&amp;[.AA85]&amp;&quot;&quot;&quot;/&gt;&quot;&amp;CHAR(13)&amp;CHAR(9)&amp;CHAR(9)&amp;CHAR(9)&amp;&quot;&lt;field name=&quot;&quot;type&quot;&quot;&gt;&quot;&amp;[.$AD85]&amp;&quot;&lt;/field&gt;&quot;&amp;CHAR(13)&amp;CHAR(9)&amp;CHAR(9)&amp;CHAR(9)&amp;&quot;&lt;field name=&quot;&quot;reconcile&quot;&quot; eval=&quot;&quot;&quot;&amp;[.$AE85]&amp;&quot;&quot;&quot;/&gt;&quot;&amp;IF(EXACT([.$AF85];&quot;&quot;);&quot;&quot;;CHAR(13)&amp;CHAR(9)&amp;CHAR(9)&amp;CHAR(9)&amp;&quot;&lt;field name=&quot;&quot;tax_ids&quot;&quot;&gt;&quot;&amp;SUBSTITUTE([.$AF8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1001&quot; model=&quot;account.account.template&quot;&gt;&#13;&#9;&#9;&#9;&lt;field name=&quot;code&quot;&gt;0-211001&lt;/field&gt;&#13;&#9;&#9;&#9;&lt;field name=&quot;name&quot;&gt;0-Cuentas por pagar a proveedores&lt;/field&gt;&#13;&#9;&#9;&#9;&lt;field name=&quot;shortcut&quot;&gt;0-Prove&lt;/field&gt;&#13;&#9;&#9;&#9;&lt;field name=&quot;parent_id&quot; ref=&quot;0-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0_211001" model="account.account.template"&gt;<text:tab/><text:tab/><text:tab/>&lt;field name="code"&gt;0-211001&lt;/field&gt;<text:tab/><text:tab/><text:tab/>&lt;field name="name"&gt;0-Cuentas por pagar a proveedores&lt;/field&gt;<text:tab/><text:tab/><text:tab/>&lt;field name="shortcut"&gt;0-Prove&lt;/field&gt;<text:tab/><text:tab/><text:tab/>&lt;field name="parent_id" ref="0-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unreconciled"/&gt;<text:tab/><text:tab/>&lt;/record&gt;</text:p>
            </table:table-cell>
            <table:table-cell table:formula="of:=IF(EXACT([.AH85];1);CHAR(9)&amp;CHAR(9)&amp;&quot;&lt;record id=&quot;&quot;account_account_template_&quot;&amp;SUBSTITUTE([.AH$1]&amp;[.$V85];&quot;-&quot;;&quot;_&quot;)&amp;&quot;&quot;&quot; model=&quot;&quot;account.account.template&quot;&quot;&gt;&quot;&amp;CHAR(13)&amp;CHAR(9)&amp;CHAR(9)&amp;CHAR(9)&amp;&quot;&lt;field name=&quot;&quot;code&quot;&quot;&gt;&quot;&amp;[.AH$1]&amp;[.$V85]&amp;&quot;&lt;/field&gt;&quot;&amp;CHAR(13)&amp;CHAR(9)&amp;CHAR(9)&amp;CHAR(9)&amp;&quot;&lt;field name=&quot;&quot;name&quot;&quot;&gt;&quot;&amp;[.AH$1]&amp;[.$Y85]&amp;&quot;&lt;/field&gt;&quot;&amp;CHAR(13)&amp;CHAR(9)&amp;CHAR(9)&amp;CHAR(9)&amp;&quot;&lt;field name=&quot;&quot;shortcut&quot;&quot;&gt;&quot;&amp;IF(EXACT([.$W85];&quot;&quot;);&quot;&quot;;[.AH$1]&amp;[.$W85])&amp;&quot;&lt;/field&gt;&quot;&amp;CHAR(13)&amp;CHAR(9)&amp;CHAR(9)&amp;CHAR(9)&amp;&quot;&lt;field name=&quot;&quot;parent_id&quot;&quot; ref=&quot;&quot;&quot;&amp;IF(EXACT([.$Z85];&quot;&quot;);&quot;&quot;;[.AH$1]&amp;[.$Z85])&amp;&quot;&quot;&quot;/&gt;&quot;&amp;CHAR(13)&amp;CHAR(9)&amp;CHAR(9)&amp;CHAR(9)&amp;&quot;&lt;field name=&quot;&quot;user_type&quot;&quot; ref=&quot;&quot;account_account_type_&quot;&amp;[.$AB85]&amp;&quot;&quot;&quot;/&gt;&quot;&amp;CHAR(13)&amp;CHAR(9)&amp;CHAR(9)&amp;CHAR(9)&amp;&quot;&lt;field name=&quot;&quot;currency_id&quot;&quot; ref=&quot;&quot;&quot;&amp;[.AB85]&amp;&quot;&quot;&quot;/&gt;&quot;&amp;CHAR(13)&amp;CHAR(9)&amp;CHAR(9)&amp;CHAR(9)&amp;&quot;&lt;field name=&quot;&quot;type&quot;&quot;&gt;&quot;&amp;[.$AD85]&amp;&quot;&lt;/field&gt;&quot;&amp;CHAR(13)&amp;CHAR(9)&amp;CHAR(9)&amp;CHAR(9)&amp;&quot;&lt;field name=&quot;&quot;reconcile&quot;&quot; eval=&quot;&quot;&quot;&amp;[.$AE85]&amp;&quot;&quot;&quot;/&gt;&quot;&amp;IF(EXACT([.$AF85];&quot;&quot;);&quot;&quot;;CHAR(13)&amp;CHAR(9)&amp;CHAR(9)&amp;CHAR(9)&amp;&quot;&lt;field name=&quot;&quot;tax_ids&quot;&quot;&gt;&quot;&amp;SUBSTITUTE([.$AF8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1001&quot; model=&quot;account.account.template&quot;&gt;&#13;&#9;&#9;&#9;&lt;field name=&quot;code&quot;&gt;1-211001&lt;/field&gt;&#13;&#9;&#9;&#9;&lt;field name=&quot;name&quot;&gt;1-Cuentas por pagar a proveedores&lt;/field&gt;&#13;&#9;&#9;&#9;&lt;field name=&quot;shortcut&quot;&gt;1-Prove&lt;/field&gt;&#13;&#9;&#9;&#9;&lt;field name=&quot;parent_id&quot; ref=&quot;1-211000&quot;/&gt;&#13;&#9;&#9;&#9;&lt;field name=&quot;user_type&quot; ref=&quot;account_account_type_payable&quot;/&gt;&#13;&#9;&#9;&#9;&lt;field name=&quot;currency_id&quot; ref=&quot;payable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1_211001" model="account.account.template"&gt;<text:tab/><text:tab/><text:tab/>&lt;field name="code"&gt;1-211001&lt;/field&gt;<text:tab/><text:tab/><text:tab/>&lt;field name="name"&gt;1-Cuentas por pagar a proveedores&lt;/field&gt;<text:tab/><text:tab/><text:tab/>&lt;field name="shortcut"&gt;1-Prove&lt;/field&gt;<text:tab/><text:tab/><text:tab/>&lt;field name="parent_id" ref="1-211000"/&gt;<text:tab/><text:tab/><text:tab/>&lt;field name="user_type" ref="account_account_type_payable"/&gt;<text:tab/><text:tab/><text:tab/>&lt;field name="currency_id" ref="payable"/&gt;<text:tab/><text:tab/><text:tab/>&lt;field name="type"&gt;pay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85]&gt;[.A86];[.A85]=[.A86]);[.A85]&lt;&gt;7))" office:value-type="float" office:value="1">
              <text:p>1</text:p>
            </table:table-cell>
            <table:table-cell table:style-name="ce8" table:formula="of:=IF(EXACT([.A86];1);CELL(&quot;Row&quot;;[.C86]);[.C85])" office:value-type="float" office:value="2">
              <text:p>2</text:p>
            </table:table-cell>
            <table:table-cell table:style-name="ce8" table:formula="of:=IF(EXACT([.$A86];1);0;IF(EXACT([.$A86];2);[.D85]+1;[.D85]))" office:value-type="float" office:value="2">
              <text:p>2</text:p>
            </table:table-cell>
            <table:table-cell table:style-name="ce8" table:formula="of:=['Code format'.$C$2]&amp;TEXT([.D86];['Code format'.$B$2])&amp;['Code format'.$D$2]" office:value-type="string" office:string-value="2">
              <text:p>2</text:p>
            </table:table-cell>
            <table:table-cell table:style-name="ce8" table:formula="of:=IF(EXACT([.C85];[.C86]);IF(EXACT([.D85];[.D86]);[.F85];CELL(&quot;Row&quot;;[.F86]));[.C86])" office:value-type="float" office:value="82">
              <text:p>82</text:p>
            </table:table-cell>
            <table:table-cell table:style-name="ce8" table:formula="of:=IF(AND([.$A86]&lt;=[.H$1];[.$A85]&gt;[.$A86]);0;IF(EXACT([.$A86];[.H$1]+1);[.G85]+1;[.G85]))" office:value-type="float" office:value="1">
              <text:p>1</text:p>
            </table:table-cell>
            <table:table-cell table:style-name="ce8" table:formula="of:=['Code format'.$C$3]&amp;TEXT([.G86];['Code format'.$B$3])&amp;['Code format'.$D$3]" office:value-type="string" office:string-value="1">
              <text:p>1</text:p>
            </table:table-cell>
            <table:table-cell table:style-name="ce8" table:formula="of:=IF(EXACT([.F85];[.F86]);IF(EXACT([.G85];[.G86]);[.I85];CELL(&quot;Row&quot;;[.I86]));[.F86])" office:value-type="float" office:value="83">
              <text:p>83</text:p>
            </table:table-cell>
            <table:table-cell table:style-name="ce8" table:formula="of:=IF(AND([.$A86]&lt;=[.K$1];[.$A85]&gt;[.$A86]);0;IF(EXACT([.$A86];[.K$1]+1);[.J85]+1;[.J85]))" office:value-type="float" office:value="1">
              <text:p>1</text:p>
            </table:table-cell>
            <table:table-cell table:style-name="ce8" table:formula="of:=['Code format'.$C$4]&amp;TEXT([.J86];['Code format'.$B$4])&amp;['Code format'.$D$4]" office:value-type="string" office:string-value="1">
              <text:p>1</text:p>
            </table:table-cell>
            <table:table-cell table:style-name="ce8" table:formula="of:=IF(EXACT([.I85];[.I86]);IF(EXACT([.J85];[.J86]);[.L85];CELL(&quot;Row&quot;;[.L86]));[.I86])" office:value-type="float" office:value="84">
              <text:p>84</text:p>
            </table:table-cell>
            <table:table-cell table:style-name="ce8" table:formula="of:=IF(AND([.$A86]&lt;=[.N$1];[.$A85]&gt;[.$A86]);0;IF(EXACT([.$A86];[.N$1]+1);[.M85]+1;[.M85]))" office:value-type="float" office:value="0">
              <text:p>0</text:p>
            </table:table-cell>
            <table:table-cell table:style-name="ce8" table:formula="of:=['Code format'.$C$5]&amp;TEXT([.M86];['Code format'.$B$5])&amp;['Code format'.$D$5]" office:value-type="string" office:string-value="0">
              <text:p>0</text:p>
            </table:table-cell>
            <table:table-cell table:style-name="ce8" table:formula="of:=IF(EXACT([.L85];[.L86]);IF(EXACT([.M85];[.M86]);[.O85];CELL(&quot;Row&quot;;[.O86]));[.L86])" office:value-type="float" office:value="84">
              <text:p>84</text:p>
            </table:table-cell>
            <table:table-cell table:style-name="ce8" table:formula="of:=IF(AND([.$A86]&lt;=[.Q$1];[.$A85]&gt;[.$A86]);0;IF(EXACT([.$A86];[.Q$1]+1);[.P85]+1;[.P85]))" office:value-type="float" office:value="0">
              <text:p>0</text:p>
            </table:table-cell>
            <table:table-cell table:style-name="ce8" table:formula="of:=['Code format'.$C$6]&amp;TEXT([.P86];['Code format'.$B$6])&amp;['Code format'.$D$6]" office:value-type="string" office:string-value="0">
              <text:p>0</text:p>
            </table:table-cell>
            <table:table-cell table:style-name="ce8" table:formula="of:=IF(EXACT([.O85];[.O86]);IF(EXACT([.P85];[.P86]);[.R85];CELL(&quot;Row&quot;;[.R86]));[.O86])" office:value-type="float" office:value="84">
              <text:p>84</text:p>
            </table:table-cell>
            <table:table-cell table:style-name="ce8" table:formula="of:=IF(AND([.$A86]&lt;=[.T$1];[.$A85]&gt;[.$A86]);0;IF(EXACT([.$A86];[.T$1]+1);[.S85]+1;[.S85]))" office:value-type="float" office:value="2">
              <text:p>2</text:p>
            </table:table-cell>
            <table:table-cell table:style-name="ce8" table:formula="of:=['Code format'.$C$7]&amp;TEXT([.S86];['Code format'.$B$7])&amp;['Code format'.$D$7]" office:value-type="string" office:string-value="2">
              <text:p>2</text:p>
            </table:table-cell>
            <table:table-cell table:style-name="ce8" table:formula="of:=IF(EXACT([.R85];[.R86]);IF(EXACT([.S85];[.S86]);[.U85];CELL(&quot;Row&quot;;[.U86]));[.R86])" office:value-type="float" office:value="86">
              <text:p>86</text:p>
            </table:table-cell>
            <table:table-cell table:style-name="Nivel7" table:formula="of:=CONCATENATE([.E86];[.H86];[.K86];[.N86];[.Q86];[.T86])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211002">
              <text:p>211002</text:p>
            </table:table-cell>
            <table:table-cell table:style-name="ce9" office:value-type="string">
              <text:p>Emp</text:p>
            </table:table-cell>
            <table:table-cell table:style-name="ce9" office:value-type="string">
              <text:p>Cuentas por pagar a empleados</text:p>
            </table:table-cell>
            <table:table-cell table:style-name="Nivel7" table:formula="of:=[.X86]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Cuentas por pagar a empleados">
              <text:p>Cuentas por pagar a empleados</text:p>
            </table:table-cell>
            <table:table-cell table:style-name="Datos" table:formula="of:=IF(EXACT([.A86];1);&quot;&quot;;IF(EXACT([.A86];2);INDIRECT(CONCATENATE(&quot;V&quot;;[.C86]));IF(EXACT([.A86];3);INDIRECT(CONCATENATE(&quot;V&quot;;[.F86]));IF(EXACT([.A86];4);INDIRECT(CONCATENATE(&quot;V&quot;;[.I86]));IF(EXACT([.A86];5);INDIRECT(CONCATENATE(&quot;V&quot;;[.L86]));IF(EXACT([.A86];6);INDIRECT(CONCATENATE(&quot;V&quot;;[.O86]));IF(EXACT([.A86];7);INDIRECT(CONCATENATE(&quot;V&quot;;[.R86])))))))))" office:value-type="string" office:string-value="211000">
              <text:p>2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payable</text:p>
            </table:table-cell>
            <table:table-cell table:style-name="ce6" table:formula="of:=NOT(OR(AND(NOT(EXACT([.A86];7));NOT(EXACT([.AB86];&quot;view&quot;)));AND(EXACT([.A86];7);EXACT([.AB86];&quot;view&quot;))))" office:value-type="float" office:value="1">
              <text:p>1</text:p>
            </table:table-cell>
            <table:table-cell table:style-name="Datos" table:formula="of:=VLOOKUP([.AB86];['account.type'.$A$2:.$I$12];8)" office:value-type="string" office:string-value="payable">
              <text:p>payable</text:p>
            </table:table-cell>
            <table:table-cell table:style-name="Datos" table:formula="of:=VLOOKUP([.AB86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6];1);CHAR(9)&amp;CHAR(9)&amp;&quot;&lt;record id=&quot;&quot;account_account_template_&quot;&amp;SUBSTITUTE([.AG$1]&amp;[.$V86];&quot;-&quot;;&quot;_&quot;)&amp;&quot;&quot;&quot; model=&quot;&quot;account.account.template&quot;&quot;&gt;&quot;&amp;CHAR(13)&amp;CHAR(9)&amp;CHAR(9)&amp;CHAR(9)&amp;&quot;&lt;field name=&quot;&quot;code&quot;&quot;&gt;&quot;&amp;[.AG$1]&amp;[.$V86]&amp;&quot;&lt;/field&gt;&quot;&amp;CHAR(13)&amp;CHAR(9)&amp;CHAR(9)&amp;CHAR(9)&amp;&quot;&lt;field name=&quot;&quot;name&quot;&quot;&gt;&quot;&amp;[.AG$1]&amp;[.$Y86]&amp;&quot;&lt;/field&gt;&quot;&amp;CHAR(13)&amp;CHAR(9)&amp;CHAR(9)&amp;CHAR(9)&amp;&quot;&lt;field name=&quot;&quot;shortcut&quot;&quot;&gt;&quot;&amp;IF(EXACT([.$W86];&quot;&quot;);&quot;&quot;;[.AG$1]&amp;[.$W86])&amp;&quot;&lt;/field&gt;&quot;&amp;CHAR(13)&amp;CHAR(9)&amp;CHAR(9)&amp;CHAR(9)&amp;&quot;&lt;field name=&quot;&quot;parent_id&quot;&quot; ref=&quot;&quot;&quot;&amp;IF(EXACT([.$Z86];&quot;&quot;);&quot;&quot;;[.AG$1]&amp;[.$Z86])&amp;&quot;&quot;&quot;/&gt;&quot;&amp;CHAR(13)&amp;CHAR(9)&amp;CHAR(9)&amp;CHAR(9)&amp;&quot;&lt;field name=&quot;&quot;user_type&quot;&quot; ref=&quot;&quot;account_account_type_&quot;&amp;[.$AB86]&amp;&quot;&quot;&quot;/&gt;&quot;&amp;CHAR(13)&amp;CHAR(9)&amp;CHAR(9)&amp;CHAR(9)&amp;&quot;&lt;field name=&quot;&quot;currency_id&quot;&quot; ref=&quot;&quot;&quot;&amp;[.AA86]&amp;&quot;&quot;&quot;/&gt;&quot;&amp;CHAR(13)&amp;CHAR(9)&amp;CHAR(9)&amp;CHAR(9)&amp;&quot;&lt;field name=&quot;&quot;type&quot;&quot;&gt;&quot;&amp;[.$AD86]&amp;&quot;&lt;/field&gt;&quot;&amp;CHAR(13)&amp;CHAR(9)&amp;CHAR(9)&amp;CHAR(9)&amp;&quot;&lt;field name=&quot;&quot;reconcile&quot;&quot; eval=&quot;&quot;&quot;&amp;[.$AE86]&amp;&quot;&quot;&quot;/&gt;&quot;&amp;IF(EXACT([.$AF86];&quot;&quot;);&quot;&quot;;CHAR(13)&amp;CHAR(9)&amp;CHAR(9)&amp;CHAR(9)&amp;&quot;&lt;field name=&quot;&quot;tax_ids&quot;&quot;&gt;&quot;&amp;SUBSTITUTE([.$AF8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1002&quot; model=&quot;account.account.template&quot;&gt;&#13;&#9;&#9;&#9;&lt;field name=&quot;code&quot;&gt;0-211002&lt;/field&gt;&#13;&#9;&#9;&#9;&lt;field name=&quot;name&quot;&gt;0-Cuentas por pagar a empleados&lt;/field&gt;&#13;&#9;&#9;&#9;&lt;field name=&quot;shortcut&quot;&gt;0-Emp&lt;/field&gt;&#13;&#9;&#9;&#9;&lt;field name=&quot;parent_id&quot; ref=&quot;0-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0_211002" model="account.account.template"&gt;<text:tab/><text:tab/><text:tab/>&lt;field name="code"&gt;0-211002&lt;/field&gt;<text:tab/><text:tab/><text:tab/>&lt;field name="name"&gt;0-Cuentas por pagar a empleados&lt;/field&gt;<text:tab/><text:tab/><text:tab/>&lt;field name="shortcut"&gt;0-Emp&lt;/field&gt;<text:tab/><text:tab/><text:tab/>&lt;field name="parent_id" ref="0-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unreconciled"/&gt;<text:tab/><text:tab/>&lt;/record&gt;</text:p>
            </table:table-cell>
            <table:table-cell table:formula="of:=IF(EXACT([.AH86];1);CHAR(9)&amp;CHAR(9)&amp;&quot;&lt;record id=&quot;&quot;account_account_template_&quot;&amp;SUBSTITUTE([.AH$1]&amp;[.$V86];&quot;-&quot;;&quot;_&quot;)&amp;&quot;&quot;&quot; model=&quot;&quot;account.account.template&quot;&quot;&gt;&quot;&amp;CHAR(13)&amp;CHAR(9)&amp;CHAR(9)&amp;CHAR(9)&amp;&quot;&lt;field name=&quot;&quot;code&quot;&quot;&gt;&quot;&amp;[.AH$1]&amp;[.$V86]&amp;&quot;&lt;/field&gt;&quot;&amp;CHAR(13)&amp;CHAR(9)&amp;CHAR(9)&amp;CHAR(9)&amp;&quot;&lt;field name=&quot;&quot;name&quot;&quot;&gt;&quot;&amp;[.AH$1]&amp;[.$Y86]&amp;&quot;&lt;/field&gt;&quot;&amp;CHAR(13)&amp;CHAR(9)&amp;CHAR(9)&amp;CHAR(9)&amp;&quot;&lt;field name=&quot;&quot;shortcut&quot;&quot;&gt;&quot;&amp;IF(EXACT([.$W86];&quot;&quot;);&quot;&quot;;[.AH$1]&amp;[.$W86])&amp;&quot;&lt;/field&gt;&quot;&amp;CHAR(13)&amp;CHAR(9)&amp;CHAR(9)&amp;CHAR(9)&amp;&quot;&lt;field name=&quot;&quot;parent_id&quot;&quot; ref=&quot;&quot;&quot;&amp;IF(EXACT([.$Z86];&quot;&quot;);&quot;&quot;;[.AH$1]&amp;[.$Z86])&amp;&quot;&quot;&quot;/&gt;&quot;&amp;CHAR(13)&amp;CHAR(9)&amp;CHAR(9)&amp;CHAR(9)&amp;&quot;&lt;field name=&quot;&quot;user_type&quot;&quot; ref=&quot;&quot;account_account_type_&quot;&amp;[.$AB86]&amp;&quot;&quot;&quot;/&gt;&quot;&amp;CHAR(13)&amp;CHAR(9)&amp;CHAR(9)&amp;CHAR(9)&amp;&quot;&lt;field name=&quot;&quot;currency_id&quot;&quot; ref=&quot;&quot;&quot;&amp;[.AB86]&amp;&quot;&quot;&quot;/&gt;&quot;&amp;CHAR(13)&amp;CHAR(9)&amp;CHAR(9)&amp;CHAR(9)&amp;&quot;&lt;field name=&quot;&quot;type&quot;&quot;&gt;&quot;&amp;[.$AD86]&amp;&quot;&lt;/field&gt;&quot;&amp;CHAR(13)&amp;CHAR(9)&amp;CHAR(9)&amp;CHAR(9)&amp;&quot;&lt;field name=&quot;&quot;reconcile&quot;&quot; eval=&quot;&quot;&quot;&amp;[.$AE86]&amp;&quot;&quot;&quot;/&gt;&quot;&amp;IF(EXACT([.$AF86];&quot;&quot;);&quot;&quot;;CHAR(13)&amp;CHAR(9)&amp;CHAR(9)&amp;CHAR(9)&amp;&quot;&lt;field name=&quot;&quot;tax_ids&quot;&quot;&gt;&quot;&amp;SUBSTITUTE([.$AF8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1002&quot; model=&quot;account.account.template&quot;&gt;&#13;&#9;&#9;&#9;&lt;field name=&quot;code&quot;&gt;1-211002&lt;/field&gt;&#13;&#9;&#9;&#9;&lt;field name=&quot;name&quot;&gt;1-Cuentas por pagar a empleados&lt;/field&gt;&#13;&#9;&#9;&#9;&lt;field name=&quot;shortcut&quot;&gt;1-Emp&lt;/field&gt;&#13;&#9;&#9;&#9;&lt;field name=&quot;parent_id&quot; ref=&quot;1-211000&quot;/&gt;&#13;&#9;&#9;&#9;&lt;field name=&quot;user_type&quot; ref=&quot;account_account_type_payable&quot;/&gt;&#13;&#9;&#9;&#9;&lt;field name=&quot;currency_id&quot; ref=&quot;payable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1_211002" model="account.account.template"&gt;<text:tab/><text:tab/><text:tab/>&lt;field name="code"&gt;1-211002&lt;/field&gt;<text:tab/><text:tab/><text:tab/>&lt;field name="name"&gt;1-Cuentas por pagar a empleados&lt;/field&gt;<text:tab/><text:tab/><text:tab/>&lt;field name="shortcut"&gt;1-Emp&lt;/field&gt;<text:tab/><text:tab/><text:tab/>&lt;field name="parent_id" ref="1-211000"/&gt;<text:tab/><text:tab/><text:tab/>&lt;field name="user_type" ref="account_account_type_payable"/&gt;<text:tab/><text:tab/><text:tab/>&lt;field name="currency_id" ref="payable"/&gt;<text:tab/><text:tab/><text:tab/>&lt;field name="type"&gt;pay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86]&gt;[.A87];[.A86]=[.A87]);[.A86]&lt;&gt;7))" office:value-type="float" office:value="1">
              <text:p>1</text:p>
            </table:table-cell>
            <table:table-cell table:style-name="ce8" table:formula="of:=IF(EXACT([.A87];1);CELL(&quot;Row&quot;;[.C87]);[.C86])" office:value-type="float" office:value="2">
              <text:p>2</text:p>
            </table:table-cell>
            <table:table-cell table:style-name="ce8" table:formula="of:=IF(EXACT([.$A87];1);0;IF(EXACT([.$A87];2);[.D86]+1;[.D86]))" office:value-type="float" office:value="2">
              <text:p>2</text:p>
            </table:table-cell>
            <table:table-cell table:style-name="ce8" table:formula="of:=['Code format'.$C$2]&amp;TEXT([.D87];['Code format'.$B$2])&amp;['Code format'.$D$2]" office:value-type="string" office:string-value="2">
              <text:p>2</text:p>
            </table:table-cell>
            <table:table-cell table:style-name="ce8" table:formula="of:=IF(EXACT([.C86];[.C87]);IF(EXACT([.D86];[.D87]);[.F86];CELL(&quot;Row&quot;;[.F87]));[.C87])" office:value-type="float" office:value="82">
              <text:p>82</text:p>
            </table:table-cell>
            <table:table-cell table:style-name="ce8" table:formula="of:=IF(AND([.$A87]&lt;=[.H$1];[.$A86]&gt;[.$A87]);0;IF(EXACT([.$A87];[.H$1]+1);[.G86]+1;[.G86]))" office:value-type="float" office:value="1">
              <text:p>1</text:p>
            </table:table-cell>
            <table:table-cell table:style-name="ce8" table:formula="of:=['Code format'.$C$3]&amp;TEXT([.G87];['Code format'.$B$3])&amp;['Code format'.$D$3]" office:value-type="string" office:string-value="1">
              <text:p>1</text:p>
            </table:table-cell>
            <table:table-cell table:style-name="ce8" table:formula="of:=IF(EXACT([.F86];[.F87]);IF(EXACT([.G86];[.G87]);[.I86];CELL(&quot;Row&quot;;[.I87]));[.F87])" office:value-type="float" office:value="83">
              <text:p>83</text:p>
            </table:table-cell>
            <table:table-cell table:style-name="ce8" table:formula="of:=IF(AND([.$A87]&lt;=[.K$1];[.$A86]&gt;[.$A87]);0;IF(EXACT([.$A87];[.K$1]+1);[.J86]+1;[.J86]))" office:value-type="float" office:value="1">
              <text:p>1</text:p>
            </table:table-cell>
            <table:table-cell table:style-name="ce8" table:formula="of:=['Code format'.$C$4]&amp;TEXT([.J87];['Code format'.$B$4])&amp;['Code format'.$D$4]" office:value-type="string" office:string-value="1">
              <text:p>1</text:p>
            </table:table-cell>
            <table:table-cell table:style-name="ce8" table:formula="of:=IF(EXACT([.I86];[.I87]);IF(EXACT([.J86];[.J87]);[.L86];CELL(&quot;Row&quot;;[.L87]));[.I87])" office:value-type="float" office:value="84">
              <text:p>84</text:p>
            </table:table-cell>
            <table:table-cell table:style-name="ce8" table:formula="of:=IF(AND([.$A87]&lt;=[.N$1];[.$A86]&gt;[.$A87]);0;IF(EXACT([.$A87];[.N$1]+1);[.M86]+1;[.M86]))" office:value-type="float" office:value="0">
              <text:p>0</text:p>
            </table:table-cell>
            <table:table-cell table:style-name="ce8" table:formula="of:=['Code format'.$C$5]&amp;TEXT([.M87];['Code format'.$B$5])&amp;['Code format'.$D$5]" office:value-type="string" office:string-value="0">
              <text:p>0</text:p>
            </table:table-cell>
            <table:table-cell table:style-name="ce8" table:formula="of:=IF(EXACT([.L86];[.L87]);IF(EXACT([.M86];[.M87]);[.O86];CELL(&quot;Row&quot;;[.O87]));[.L87])" office:value-type="float" office:value="84">
              <text:p>84</text:p>
            </table:table-cell>
            <table:table-cell table:style-name="ce8" table:formula="of:=IF(AND([.$A87]&lt;=[.Q$1];[.$A86]&gt;[.$A87]);0;IF(EXACT([.$A87];[.Q$1]+1);[.P86]+1;[.P86]))" office:value-type="float" office:value="0">
              <text:p>0</text:p>
            </table:table-cell>
            <table:table-cell table:style-name="ce8" table:formula="of:=['Code format'.$C$6]&amp;TEXT([.P87];['Code format'.$B$6])&amp;['Code format'.$D$6]" office:value-type="string" office:string-value="0">
              <text:p>0</text:p>
            </table:table-cell>
            <table:table-cell table:style-name="ce8" table:formula="of:=IF(EXACT([.O86];[.O87]);IF(EXACT([.P86];[.P87]);[.R86];CELL(&quot;Row&quot;;[.R87]));[.O87])" office:value-type="float" office:value="84">
              <text:p>84</text:p>
            </table:table-cell>
            <table:table-cell table:style-name="ce8" table:formula="of:=IF(AND([.$A87]&lt;=[.T$1];[.$A86]&gt;[.$A87]);0;IF(EXACT([.$A87];[.T$1]+1);[.S86]+1;[.S86]))" office:value-type="float" office:value="3">
              <text:p>3</text:p>
            </table:table-cell>
            <table:table-cell table:style-name="ce8" table:formula="of:=['Code format'.$C$7]&amp;TEXT([.S87];['Code format'.$B$7])&amp;['Code format'.$D$7]" office:value-type="string" office:string-value="3">
              <text:p>3</text:p>
            </table:table-cell>
            <table:table-cell table:style-name="ce8" table:formula="of:=IF(EXACT([.R86];[.R87]);IF(EXACT([.S86];[.S87]);[.U86];CELL(&quot;Row&quot;;[.U87]));[.R87])" office:value-type="float" office:value="87">
              <text:p>87</text:p>
            </table:table-cell>
            <table:table-cell table:style-name="Nivel7" table:formula="of:=CONCATENATE([.E87];[.H87];[.K87];[.N87];[.Q87];[.T87])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211003">
              <text:p>211003</text:p>
            </table:table-cell>
            <table:table-cell table:style-name="ce9" office:value-type="string">
              <text:p>Provi</text:p>
            </table:table-cell>
            <table:table-cell table:style-name="ce9" office:value-type="string">
              <text:p>Cuentas por pagar de provisiones</text:p>
            </table:table-cell>
            <table:table-cell table:style-name="Nivel7" table:formula="of:=[.X87]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Cuentas por pagar de provisiones">
              <text:p>Cuentas por pagar de provisiones</text:p>
            </table:table-cell>
            <table:table-cell table:style-name="Datos" table:formula="of:=IF(EXACT([.A87];1);&quot;&quot;;IF(EXACT([.A87];2);INDIRECT(CONCATENATE(&quot;V&quot;;[.C87]));IF(EXACT([.A87];3);INDIRECT(CONCATENATE(&quot;V&quot;;[.F87]));IF(EXACT([.A87];4);INDIRECT(CONCATENATE(&quot;V&quot;;[.I87]));IF(EXACT([.A87];5);INDIRECT(CONCATENATE(&quot;V&quot;;[.L87]));IF(EXACT([.A87];6);INDIRECT(CONCATENATE(&quot;V&quot;;[.O87]));IF(EXACT([.A87];7);INDIRECT(CONCATENATE(&quot;V&quot;;[.R87])))))))))" office:value-type="string" office:string-value="211000">
              <text:p>2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payable</text:p>
            </table:table-cell>
            <table:table-cell table:style-name="ce6" table:formula="of:=NOT(OR(AND(NOT(EXACT([.A87];7));NOT(EXACT([.AB87];&quot;view&quot;)));AND(EXACT([.A87];7);EXACT([.AB87];&quot;view&quot;))))" office:value-type="float" office:value="1">
              <text:p>1</text:p>
            </table:table-cell>
            <table:table-cell table:style-name="Datos" table:formula="of:=VLOOKUP([.AB87];['account.type'.$A$2:.$I$12];8)" office:value-type="string" office:string-value="payable">
              <text:p>payable</text:p>
            </table:table-cell>
            <table:table-cell table:style-name="Datos" table:formula="of:=VLOOKUP([.AB87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7];1);CHAR(9)&amp;CHAR(9)&amp;&quot;&lt;record id=&quot;&quot;account_account_template_&quot;&amp;SUBSTITUTE([.AG$1]&amp;[.$V87];&quot;-&quot;;&quot;_&quot;)&amp;&quot;&quot;&quot; model=&quot;&quot;account.account.template&quot;&quot;&gt;&quot;&amp;CHAR(13)&amp;CHAR(9)&amp;CHAR(9)&amp;CHAR(9)&amp;&quot;&lt;field name=&quot;&quot;code&quot;&quot;&gt;&quot;&amp;[.AG$1]&amp;[.$V87]&amp;&quot;&lt;/field&gt;&quot;&amp;CHAR(13)&amp;CHAR(9)&amp;CHAR(9)&amp;CHAR(9)&amp;&quot;&lt;field name=&quot;&quot;name&quot;&quot;&gt;&quot;&amp;[.AG$1]&amp;[.$Y87]&amp;&quot;&lt;/field&gt;&quot;&amp;CHAR(13)&amp;CHAR(9)&amp;CHAR(9)&amp;CHAR(9)&amp;&quot;&lt;field name=&quot;&quot;shortcut&quot;&quot;&gt;&quot;&amp;IF(EXACT([.$W87];&quot;&quot;);&quot;&quot;;[.AG$1]&amp;[.$W87])&amp;&quot;&lt;/field&gt;&quot;&amp;CHAR(13)&amp;CHAR(9)&amp;CHAR(9)&amp;CHAR(9)&amp;&quot;&lt;field name=&quot;&quot;parent_id&quot;&quot; ref=&quot;&quot;&quot;&amp;IF(EXACT([.$Z87];&quot;&quot;);&quot;&quot;;[.AG$1]&amp;[.$Z87])&amp;&quot;&quot;&quot;/&gt;&quot;&amp;CHAR(13)&amp;CHAR(9)&amp;CHAR(9)&amp;CHAR(9)&amp;&quot;&lt;field name=&quot;&quot;user_type&quot;&quot; ref=&quot;&quot;account_account_type_&quot;&amp;[.$AB87]&amp;&quot;&quot;&quot;/&gt;&quot;&amp;CHAR(13)&amp;CHAR(9)&amp;CHAR(9)&amp;CHAR(9)&amp;&quot;&lt;field name=&quot;&quot;currency_id&quot;&quot; ref=&quot;&quot;&quot;&amp;[.AA87]&amp;&quot;&quot;&quot;/&gt;&quot;&amp;CHAR(13)&amp;CHAR(9)&amp;CHAR(9)&amp;CHAR(9)&amp;&quot;&lt;field name=&quot;&quot;type&quot;&quot;&gt;&quot;&amp;[.$AD87]&amp;&quot;&lt;/field&gt;&quot;&amp;CHAR(13)&amp;CHAR(9)&amp;CHAR(9)&amp;CHAR(9)&amp;&quot;&lt;field name=&quot;&quot;reconcile&quot;&quot; eval=&quot;&quot;&quot;&amp;[.$AE87]&amp;&quot;&quot;&quot;/&gt;&quot;&amp;IF(EXACT([.$AF87];&quot;&quot;);&quot;&quot;;CHAR(13)&amp;CHAR(9)&amp;CHAR(9)&amp;CHAR(9)&amp;&quot;&lt;field name=&quot;&quot;tax_ids&quot;&quot;&gt;&quot;&amp;SUBSTITUTE([.$AF8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1003&quot; model=&quot;account.account.template&quot;&gt;&#13;&#9;&#9;&#9;&lt;field name=&quot;code&quot;&gt;0-211003&lt;/field&gt;&#13;&#9;&#9;&#9;&lt;field name=&quot;name&quot;&gt;0-Cuentas por pagar de provisiones&lt;/field&gt;&#13;&#9;&#9;&#9;&lt;field name=&quot;shortcut&quot;&gt;0-Provi&lt;/field&gt;&#13;&#9;&#9;&#9;&lt;field name=&quot;parent_id&quot; ref=&quot;0-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0_211003" model="account.account.template"&gt;<text:tab/><text:tab/><text:tab/>&lt;field name="code"&gt;0-211003&lt;/field&gt;<text:tab/><text:tab/><text:tab/>&lt;field name="name"&gt;0-Cuentas por pagar de provisiones&lt;/field&gt;<text:tab/><text:tab/><text:tab/>&lt;field name="shortcut"&gt;0-Provi&lt;/field&gt;<text:tab/><text:tab/><text:tab/>&lt;field name="parent_id" ref="0-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unreconciled"/&gt;<text:tab/><text:tab/>&lt;/record&gt;</text:p>
            </table:table-cell>
            <table:table-cell table:formula="of:=IF(EXACT([.AH87];1);CHAR(9)&amp;CHAR(9)&amp;&quot;&lt;record id=&quot;&quot;account_account_template_&quot;&amp;SUBSTITUTE([.AH$1]&amp;[.$V87];&quot;-&quot;;&quot;_&quot;)&amp;&quot;&quot;&quot; model=&quot;&quot;account.account.template&quot;&quot;&gt;&quot;&amp;CHAR(13)&amp;CHAR(9)&amp;CHAR(9)&amp;CHAR(9)&amp;&quot;&lt;field name=&quot;&quot;code&quot;&quot;&gt;&quot;&amp;[.AH$1]&amp;[.$V87]&amp;&quot;&lt;/field&gt;&quot;&amp;CHAR(13)&amp;CHAR(9)&amp;CHAR(9)&amp;CHAR(9)&amp;&quot;&lt;field name=&quot;&quot;name&quot;&quot;&gt;&quot;&amp;[.AH$1]&amp;[.$Y87]&amp;&quot;&lt;/field&gt;&quot;&amp;CHAR(13)&amp;CHAR(9)&amp;CHAR(9)&amp;CHAR(9)&amp;&quot;&lt;field name=&quot;&quot;shortcut&quot;&quot;&gt;&quot;&amp;IF(EXACT([.$W87];&quot;&quot;);&quot;&quot;;[.AH$1]&amp;[.$W87])&amp;&quot;&lt;/field&gt;&quot;&amp;CHAR(13)&amp;CHAR(9)&amp;CHAR(9)&amp;CHAR(9)&amp;&quot;&lt;field name=&quot;&quot;parent_id&quot;&quot; ref=&quot;&quot;&quot;&amp;IF(EXACT([.$Z87];&quot;&quot;);&quot;&quot;;[.AH$1]&amp;[.$Z87])&amp;&quot;&quot;&quot;/&gt;&quot;&amp;CHAR(13)&amp;CHAR(9)&amp;CHAR(9)&amp;CHAR(9)&amp;&quot;&lt;field name=&quot;&quot;user_type&quot;&quot; ref=&quot;&quot;account_account_type_&quot;&amp;[.$AB87]&amp;&quot;&quot;&quot;/&gt;&quot;&amp;CHAR(13)&amp;CHAR(9)&amp;CHAR(9)&amp;CHAR(9)&amp;&quot;&lt;field name=&quot;&quot;currency_id&quot;&quot; ref=&quot;&quot;&quot;&amp;[.AB87]&amp;&quot;&quot;&quot;/&gt;&quot;&amp;CHAR(13)&amp;CHAR(9)&amp;CHAR(9)&amp;CHAR(9)&amp;&quot;&lt;field name=&quot;&quot;type&quot;&quot;&gt;&quot;&amp;[.$AD87]&amp;&quot;&lt;/field&gt;&quot;&amp;CHAR(13)&amp;CHAR(9)&amp;CHAR(9)&amp;CHAR(9)&amp;&quot;&lt;field name=&quot;&quot;reconcile&quot;&quot; eval=&quot;&quot;&quot;&amp;[.$AE87]&amp;&quot;&quot;&quot;/&gt;&quot;&amp;IF(EXACT([.$AF87];&quot;&quot;);&quot;&quot;;CHAR(13)&amp;CHAR(9)&amp;CHAR(9)&amp;CHAR(9)&amp;&quot;&lt;field name=&quot;&quot;tax_ids&quot;&quot;&gt;&quot;&amp;SUBSTITUTE([.$AF8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1003&quot; model=&quot;account.account.template&quot;&gt;&#13;&#9;&#9;&#9;&lt;field name=&quot;code&quot;&gt;1-211003&lt;/field&gt;&#13;&#9;&#9;&#9;&lt;field name=&quot;name&quot;&gt;1-Cuentas por pagar de provisiones&lt;/field&gt;&#13;&#9;&#9;&#9;&lt;field name=&quot;shortcut&quot;&gt;1-Provi&lt;/field&gt;&#13;&#9;&#9;&#9;&lt;field name=&quot;parent_id&quot; ref=&quot;1-211000&quot;/&gt;&#13;&#9;&#9;&#9;&lt;field name=&quot;user_type&quot; ref=&quot;account_account_type_payable&quot;/&gt;&#13;&#9;&#9;&#9;&lt;field name=&quot;currency_id&quot; ref=&quot;payable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1_211003" model="account.account.template"&gt;<text:tab/><text:tab/><text:tab/>&lt;field name="code"&gt;1-211003&lt;/field&gt;<text:tab/><text:tab/><text:tab/>&lt;field name="name"&gt;1-Cuentas por pagar de provisiones&lt;/field&gt;<text:tab/><text:tab/><text:tab/>&lt;field name="shortcut"&gt;1-Provi&lt;/field&gt;<text:tab/><text:tab/><text:tab/>&lt;field name="parent_id" ref="1-211000"/&gt;<text:tab/><text:tab/><text:tab/>&lt;field name="user_type" ref="account_account_type_payable"/&gt;<text:tab/><text:tab/><text:tab/>&lt;field name="currency_id" ref="payable"/&gt;<text:tab/><text:tab/><text:tab/>&lt;field name="type"&gt;pay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87]&gt;[.A88];[.A87]=[.A88]);[.A87]&lt;&gt;7))" office:value-type="float" office:value="1">
              <text:p>1</text:p>
            </table:table-cell>
            <table:table-cell table:style-name="ce8" table:formula="of:=IF(EXACT([.A88];1);CELL(&quot;Row&quot;;[.C88]);[.C87])" office:value-type="float" office:value="2">
              <text:p>2</text:p>
            </table:table-cell>
            <table:table-cell table:style-name="ce8" table:formula="of:=IF(EXACT([.$A88];1);0;IF(EXACT([.$A88];2);[.D87]+1;[.D87]))" office:value-type="float" office:value="2">
              <text:p>2</text:p>
            </table:table-cell>
            <table:table-cell table:style-name="ce8" table:formula="of:=['Code format'.$C$2]&amp;TEXT([.D88];['Code format'.$B$2])&amp;['Code format'.$D$2]" office:value-type="string" office:string-value="2">
              <text:p>2</text:p>
            </table:table-cell>
            <table:table-cell table:style-name="ce8" table:formula="of:=IF(EXACT([.C87];[.C88]);IF(EXACT([.D87];[.D88]);[.F87];CELL(&quot;Row&quot;;[.F88]));[.C88])" office:value-type="float" office:value="82">
              <text:p>82</text:p>
            </table:table-cell>
            <table:table-cell table:style-name="ce8" table:formula="of:=IF(AND([.$A88]&lt;=[.H$1];[.$A87]&gt;[.$A88]);0;IF(EXACT([.$A88];[.H$1]+1);[.G87]+1;[.G87]))" office:value-type="float" office:value="1">
              <text:p>1</text:p>
            </table:table-cell>
            <table:table-cell table:style-name="ce8" table:formula="of:=['Code format'.$C$3]&amp;TEXT([.G88];['Code format'.$B$3])&amp;['Code format'.$D$3]" office:value-type="string" office:string-value="1">
              <text:p>1</text:p>
            </table:table-cell>
            <table:table-cell table:style-name="ce8" table:formula="of:=IF(EXACT([.F87];[.F88]);IF(EXACT([.G87];[.G88]);[.I87];CELL(&quot;Row&quot;;[.I88]));[.F88])" office:value-type="float" office:value="83">
              <text:p>83</text:p>
            </table:table-cell>
            <table:table-cell table:style-name="ce8" table:formula="of:=IF(AND([.$A88]&lt;=[.K$1];[.$A87]&gt;[.$A88]);0;IF(EXACT([.$A88];[.K$1]+1);[.J87]+1;[.J87]))" office:value-type="float" office:value="1">
              <text:p>1</text:p>
            </table:table-cell>
            <table:table-cell table:style-name="ce8" table:formula="of:=['Code format'.$C$4]&amp;TEXT([.J88];['Code format'.$B$4])&amp;['Code format'.$D$4]" office:value-type="string" office:string-value="1">
              <text:p>1</text:p>
            </table:table-cell>
            <table:table-cell table:style-name="ce8" table:formula="of:=IF(EXACT([.I87];[.I88]);IF(EXACT([.J87];[.J88]);[.L87];CELL(&quot;Row&quot;;[.L88]));[.I88])" office:value-type="float" office:value="84">
              <text:p>84</text:p>
            </table:table-cell>
            <table:table-cell table:style-name="ce8" table:formula="of:=IF(AND([.$A88]&lt;=[.N$1];[.$A87]&gt;[.$A88]);0;IF(EXACT([.$A88];[.N$1]+1);[.M87]+1;[.M87]))" office:value-type="float" office:value="0">
              <text:p>0</text:p>
            </table:table-cell>
            <table:table-cell table:style-name="ce8" table:formula="of:=['Code format'.$C$5]&amp;TEXT([.M88];['Code format'.$B$5])&amp;['Code format'.$D$5]" office:value-type="string" office:string-value="0">
              <text:p>0</text:p>
            </table:table-cell>
            <table:table-cell table:style-name="ce8" table:formula="of:=IF(EXACT([.L87];[.L88]);IF(EXACT([.M87];[.M88]);[.O87];CELL(&quot;Row&quot;;[.O88]));[.L88])" office:value-type="float" office:value="84">
              <text:p>84</text:p>
            </table:table-cell>
            <table:table-cell table:style-name="ce8" table:formula="of:=IF(AND([.$A88]&lt;=[.Q$1];[.$A87]&gt;[.$A88]);0;IF(EXACT([.$A88];[.Q$1]+1);[.P87]+1;[.P87]))" office:value-type="float" office:value="0">
              <text:p>0</text:p>
            </table:table-cell>
            <table:table-cell table:style-name="ce8" table:formula="of:=['Code format'.$C$6]&amp;TEXT([.P88];['Code format'.$B$6])&amp;['Code format'.$D$6]" office:value-type="string" office:string-value="0">
              <text:p>0</text:p>
            </table:table-cell>
            <table:table-cell table:style-name="ce8" table:formula="of:=IF(EXACT([.O87];[.O88]);IF(EXACT([.P87];[.P88]);[.R87];CELL(&quot;Row&quot;;[.R88]));[.O88])" office:value-type="float" office:value="84">
              <text:p>84</text:p>
            </table:table-cell>
            <table:table-cell table:style-name="ce8" table:formula="of:=IF(AND([.$A88]&lt;=[.T$1];[.$A87]&gt;[.$A88]);0;IF(EXACT([.$A88];[.T$1]+1);[.S87]+1;[.S87]))" office:value-type="float" office:value="4">
              <text:p>4</text:p>
            </table:table-cell>
            <table:table-cell table:style-name="ce8" table:formula="of:=['Code format'.$C$7]&amp;TEXT([.S88];['Code format'.$B$7])&amp;['Code format'.$D$7]" office:value-type="string" office:string-value="4">
              <text:p>4</text:p>
            </table:table-cell>
            <table:table-cell table:style-name="ce8" table:formula="of:=IF(EXACT([.R87];[.R88]);IF(EXACT([.S87];[.S88]);[.U87];CELL(&quot;Row&quot;;[.U88]));[.R88])" office:value-type="float" office:value="88">
              <text:p>88</text:p>
            </table:table-cell>
            <table:table-cell table:style-name="Nivel7" table:formula="of:=CONCATENATE([.E88];[.H88];[.K88];[.N88];[.Q88];[.T88])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211004">
              <text:p>211004</text:p>
            </table:table-cell>
            <table:table-cell table:style-name="ce9" office:value-type="string">
              <text:p>Rel</text:p>
            </table:table-cell>
            <table:table-cell table:style-name="ce9" office:value-type="string">
              <text:p>Cuentas por pagar a compañías relacionadas</text:p>
            </table:table-cell>
            <table:table-cell table:style-name="Nivel7" table:formula="of:=[.X88]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Cuentas por pagar a compañías relacionadas">
              <text:p>Cuentas por pagar a compañías relacionadas</text:p>
            </table:table-cell>
            <table:table-cell table:style-name="Datos" table:formula="of:=IF(EXACT([.A88];1);&quot;&quot;;IF(EXACT([.A88];2);INDIRECT(CONCATENATE(&quot;V&quot;;[.C88]));IF(EXACT([.A88];3);INDIRECT(CONCATENATE(&quot;V&quot;;[.F88]));IF(EXACT([.A88];4);INDIRECT(CONCATENATE(&quot;V&quot;;[.I88]));IF(EXACT([.A88];5);INDIRECT(CONCATENATE(&quot;V&quot;;[.L88]));IF(EXACT([.A88];6);INDIRECT(CONCATENATE(&quot;V&quot;;[.O88]));IF(EXACT([.A88];7);INDIRECT(CONCATENATE(&quot;V&quot;;[.R88])))))))))" office:value-type="string" office:string-value="211000">
              <text:p>2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payable</text:p>
            </table:table-cell>
            <table:table-cell table:style-name="ce6" table:formula="of:=NOT(OR(AND(NOT(EXACT([.A88];7));NOT(EXACT([.AB88];&quot;view&quot;)));AND(EXACT([.A88];7);EXACT([.AB88];&quot;view&quot;))))" office:value-type="float" office:value="1">
              <text:p>1</text:p>
            </table:table-cell>
            <table:table-cell table:style-name="Datos" table:formula="of:=VLOOKUP([.AB88];['account.type'.$A$2:.$I$12];8)" office:value-type="string" office:string-value="payable">
              <text:p>payable</text:p>
            </table:table-cell>
            <table:table-cell table:style-name="Datos" table:formula="of:=VLOOKUP([.AB88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8];1);CHAR(9)&amp;CHAR(9)&amp;&quot;&lt;record id=&quot;&quot;account_account_template_&quot;&amp;SUBSTITUTE([.AG$1]&amp;[.$V88];&quot;-&quot;;&quot;_&quot;)&amp;&quot;&quot;&quot; model=&quot;&quot;account.account.template&quot;&quot;&gt;&quot;&amp;CHAR(13)&amp;CHAR(9)&amp;CHAR(9)&amp;CHAR(9)&amp;&quot;&lt;field name=&quot;&quot;code&quot;&quot;&gt;&quot;&amp;[.AG$1]&amp;[.$V88]&amp;&quot;&lt;/field&gt;&quot;&amp;CHAR(13)&amp;CHAR(9)&amp;CHAR(9)&amp;CHAR(9)&amp;&quot;&lt;field name=&quot;&quot;name&quot;&quot;&gt;&quot;&amp;[.AG$1]&amp;[.$Y88]&amp;&quot;&lt;/field&gt;&quot;&amp;CHAR(13)&amp;CHAR(9)&amp;CHAR(9)&amp;CHAR(9)&amp;&quot;&lt;field name=&quot;&quot;shortcut&quot;&quot;&gt;&quot;&amp;IF(EXACT([.$W88];&quot;&quot;);&quot;&quot;;[.AG$1]&amp;[.$W88])&amp;&quot;&lt;/field&gt;&quot;&amp;CHAR(13)&amp;CHAR(9)&amp;CHAR(9)&amp;CHAR(9)&amp;&quot;&lt;field name=&quot;&quot;parent_id&quot;&quot; ref=&quot;&quot;&quot;&amp;IF(EXACT([.$Z88];&quot;&quot;);&quot;&quot;;[.AG$1]&amp;[.$Z88])&amp;&quot;&quot;&quot;/&gt;&quot;&amp;CHAR(13)&amp;CHAR(9)&amp;CHAR(9)&amp;CHAR(9)&amp;&quot;&lt;field name=&quot;&quot;user_type&quot;&quot; ref=&quot;&quot;account_account_type_&quot;&amp;[.$AB88]&amp;&quot;&quot;&quot;/&gt;&quot;&amp;CHAR(13)&amp;CHAR(9)&amp;CHAR(9)&amp;CHAR(9)&amp;&quot;&lt;field name=&quot;&quot;currency_id&quot;&quot; ref=&quot;&quot;&quot;&amp;[.AA88]&amp;&quot;&quot;&quot;/&gt;&quot;&amp;CHAR(13)&amp;CHAR(9)&amp;CHAR(9)&amp;CHAR(9)&amp;&quot;&lt;field name=&quot;&quot;type&quot;&quot;&gt;&quot;&amp;[.$AD88]&amp;&quot;&lt;/field&gt;&quot;&amp;CHAR(13)&amp;CHAR(9)&amp;CHAR(9)&amp;CHAR(9)&amp;&quot;&lt;field name=&quot;&quot;reconcile&quot;&quot; eval=&quot;&quot;&quot;&amp;[.$AE88]&amp;&quot;&quot;&quot;/&gt;&quot;&amp;IF(EXACT([.$AF88];&quot;&quot;);&quot;&quot;;CHAR(13)&amp;CHAR(9)&amp;CHAR(9)&amp;CHAR(9)&amp;&quot;&lt;field name=&quot;&quot;tax_ids&quot;&quot;&gt;&quot;&amp;SUBSTITUTE([.$AF8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1004&quot; model=&quot;account.account.template&quot;&gt;&#13;&#9;&#9;&#9;&lt;field name=&quot;code&quot;&gt;0-211004&lt;/field&gt;&#13;&#9;&#9;&#9;&lt;field name=&quot;name&quot;&gt;0-Cuentas por pagar a compañías relacionadas&lt;/field&gt;&#13;&#9;&#9;&#9;&lt;field name=&quot;shortcut&quot;&gt;0-Rel&lt;/field&gt;&#13;&#9;&#9;&#9;&lt;field name=&quot;parent_id&quot; ref=&quot;0-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0_211004" model="account.account.template"&gt;<text:tab/><text:tab/><text:tab/>&lt;field name="code"&gt;0-211004&lt;/field&gt;<text:tab/><text:tab/><text:tab/>&lt;field name="name"&gt;0-Cuentas por pagar a compañías relacionadas&lt;/field&gt;<text:tab/><text:tab/><text:tab/>&lt;field name="shortcut"&gt;0-Rel&lt;/field&gt;<text:tab/><text:tab/><text:tab/>&lt;field name="parent_id" ref="0-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unreconciled"/&gt;<text:tab/><text:tab/>&lt;/record&gt;</text:p>
            </table:table-cell>
            <table:table-cell table:formula="of:=IF(EXACT([.AH88];1);CHAR(9)&amp;CHAR(9)&amp;&quot;&lt;record id=&quot;&quot;account_account_template_&quot;&amp;SUBSTITUTE([.AH$1]&amp;[.$V88];&quot;-&quot;;&quot;_&quot;)&amp;&quot;&quot;&quot; model=&quot;&quot;account.account.template&quot;&quot;&gt;&quot;&amp;CHAR(13)&amp;CHAR(9)&amp;CHAR(9)&amp;CHAR(9)&amp;&quot;&lt;field name=&quot;&quot;code&quot;&quot;&gt;&quot;&amp;[.AH$1]&amp;[.$V88]&amp;&quot;&lt;/field&gt;&quot;&amp;CHAR(13)&amp;CHAR(9)&amp;CHAR(9)&amp;CHAR(9)&amp;&quot;&lt;field name=&quot;&quot;name&quot;&quot;&gt;&quot;&amp;[.AH$1]&amp;[.$Y88]&amp;&quot;&lt;/field&gt;&quot;&amp;CHAR(13)&amp;CHAR(9)&amp;CHAR(9)&amp;CHAR(9)&amp;&quot;&lt;field name=&quot;&quot;shortcut&quot;&quot;&gt;&quot;&amp;IF(EXACT([.$W88];&quot;&quot;);&quot;&quot;;[.AH$1]&amp;[.$W88])&amp;&quot;&lt;/field&gt;&quot;&amp;CHAR(13)&amp;CHAR(9)&amp;CHAR(9)&amp;CHAR(9)&amp;&quot;&lt;field name=&quot;&quot;parent_id&quot;&quot; ref=&quot;&quot;&quot;&amp;IF(EXACT([.$Z88];&quot;&quot;);&quot;&quot;;[.AH$1]&amp;[.$Z88])&amp;&quot;&quot;&quot;/&gt;&quot;&amp;CHAR(13)&amp;CHAR(9)&amp;CHAR(9)&amp;CHAR(9)&amp;&quot;&lt;field name=&quot;&quot;user_type&quot;&quot; ref=&quot;&quot;account_account_type_&quot;&amp;[.$AB88]&amp;&quot;&quot;&quot;/&gt;&quot;&amp;CHAR(13)&amp;CHAR(9)&amp;CHAR(9)&amp;CHAR(9)&amp;&quot;&lt;field name=&quot;&quot;currency_id&quot;&quot; ref=&quot;&quot;&quot;&amp;[.AB88]&amp;&quot;&quot;&quot;/&gt;&quot;&amp;CHAR(13)&amp;CHAR(9)&amp;CHAR(9)&amp;CHAR(9)&amp;&quot;&lt;field name=&quot;&quot;type&quot;&quot;&gt;&quot;&amp;[.$AD88]&amp;&quot;&lt;/field&gt;&quot;&amp;CHAR(13)&amp;CHAR(9)&amp;CHAR(9)&amp;CHAR(9)&amp;&quot;&lt;field name=&quot;&quot;reconcile&quot;&quot; eval=&quot;&quot;&quot;&amp;[.$AE88]&amp;&quot;&quot;&quot;/&gt;&quot;&amp;IF(EXACT([.$AF88];&quot;&quot;);&quot;&quot;;CHAR(13)&amp;CHAR(9)&amp;CHAR(9)&amp;CHAR(9)&amp;&quot;&lt;field name=&quot;&quot;tax_ids&quot;&quot;&gt;&quot;&amp;SUBSTITUTE([.$AF8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1004&quot; model=&quot;account.account.template&quot;&gt;&#13;&#9;&#9;&#9;&lt;field name=&quot;code&quot;&gt;1-211004&lt;/field&gt;&#13;&#9;&#9;&#9;&lt;field name=&quot;name&quot;&gt;1-Cuentas por pagar a compañías relacionadas&lt;/field&gt;&#13;&#9;&#9;&#9;&lt;field name=&quot;shortcut&quot;&gt;1-Rel&lt;/field&gt;&#13;&#9;&#9;&#9;&lt;field name=&quot;parent_id&quot; ref=&quot;1-211000&quot;/&gt;&#13;&#9;&#9;&#9;&lt;field name=&quot;user_type&quot; ref=&quot;account_account_type_payable&quot;/&gt;&#13;&#9;&#9;&#9;&lt;field name=&quot;currency_id&quot; ref=&quot;payable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1_211004" model="account.account.template"&gt;<text:tab/><text:tab/><text:tab/>&lt;field name="code"&gt;1-211004&lt;/field&gt;<text:tab/><text:tab/><text:tab/>&lt;field name="name"&gt;1-Cuentas por pagar a compañías relacionadas&lt;/field&gt;<text:tab/><text:tab/><text:tab/>&lt;field name="shortcut"&gt;1-Rel&lt;/field&gt;<text:tab/><text:tab/><text:tab/>&lt;field name="parent_id" ref="1-211000"/&gt;<text:tab/><text:tab/><text:tab/>&lt;field name="user_type" ref="account_account_type_payable"/&gt;<text:tab/><text:tab/><text:tab/>&lt;field name="currency_id" ref="payable"/&gt;<text:tab/><text:tab/><text:tab/>&lt;field name="type"&gt;pay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88]&gt;[.A89];[.A88]=[.A89]);[.A88]&lt;&gt;7))" office:value-type="float" office:value="1">
              <text:p>1</text:p>
            </table:table-cell>
            <table:table-cell table:style-name="ce8" table:formula="of:=IF(EXACT([.A89];1);CELL(&quot;Row&quot;;[.C89]);[.C88])" office:value-type="float" office:value="2">
              <text:p>2</text:p>
            </table:table-cell>
            <table:table-cell table:style-name="ce8" table:formula="of:=IF(EXACT([.$A89];1);0;IF(EXACT([.$A89];2);[.D88]+1;[.D88]))" office:value-type="float" office:value="2">
              <text:p>2</text:p>
            </table:table-cell>
            <table:table-cell table:style-name="ce8" table:formula="of:=['Code format'.$C$2]&amp;TEXT([.D89];['Code format'.$B$2])&amp;['Code format'.$D$2]" office:value-type="string" office:string-value="2">
              <text:p>2</text:p>
            </table:table-cell>
            <table:table-cell table:style-name="ce8" table:formula="of:=IF(EXACT([.C88];[.C89]);IF(EXACT([.D88];[.D89]);[.F88];CELL(&quot;Row&quot;;[.F89]));[.C89])" office:value-type="float" office:value="82">
              <text:p>82</text:p>
            </table:table-cell>
            <table:table-cell table:style-name="ce8" table:formula="of:=IF(AND([.$A89]&lt;=[.H$1];[.$A88]&gt;[.$A89]);0;IF(EXACT([.$A89];[.H$1]+1);[.G88]+1;[.G88]))" office:value-type="float" office:value="1">
              <text:p>1</text:p>
            </table:table-cell>
            <table:table-cell table:style-name="ce8" table:formula="of:=['Code format'.$C$3]&amp;TEXT([.G89];['Code format'.$B$3])&amp;['Code format'.$D$3]" office:value-type="string" office:string-value="1">
              <text:p>1</text:p>
            </table:table-cell>
            <table:table-cell table:style-name="ce8" table:formula="of:=IF(EXACT([.F88];[.F89]);IF(EXACT([.G88];[.G89]);[.I88];CELL(&quot;Row&quot;;[.I89]));[.F89])" office:value-type="float" office:value="83">
              <text:p>83</text:p>
            </table:table-cell>
            <table:table-cell table:style-name="ce8" table:formula="of:=IF(AND([.$A89]&lt;=[.K$1];[.$A88]&gt;[.$A89]);0;IF(EXACT([.$A89];[.K$1]+1);[.J88]+1;[.J88]))" office:value-type="float" office:value="2">
              <text:p>2</text:p>
            </table:table-cell>
            <table:table-cell table:style-name="ce8" table:formula="of:=['Code format'.$C$4]&amp;TEXT([.J89];['Code format'.$B$4])&amp;['Code format'.$D$4]" office:value-type="string" office:string-value="2">
              <text:p>2</text:p>
            </table:table-cell>
            <table:table-cell table:style-name="ce8" table:formula="of:=IF(EXACT([.I88];[.I89]);IF(EXACT([.J88];[.J89]);[.L88];CELL(&quot;Row&quot;;[.L89]));[.I89])" office:value-type="float" office:value="89">
              <text:p>89</text:p>
            </table:table-cell>
            <table:table-cell table:style-name="ce8" table:formula="of:=IF(AND([.$A89]&lt;=[.N$1];[.$A88]&gt;[.$A89]);0;IF(EXACT([.$A89];[.N$1]+1);[.M88]+1;[.M88]))" office:value-type="float" office:value="0">
              <text:p>0</text:p>
            </table:table-cell>
            <table:table-cell table:style-name="ce8" table:formula="of:=['Code format'.$C$5]&amp;TEXT([.M89];['Code format'.$B$5])&amp;['Code format'.$D$5]" office:value-type="string" office:string-value="0">
              <text:p>0</text:p>
            </table:table-cell>
            <table:table-cell table:style-name="ce8" table:formula="of:=IF(EXACT([.L88];[.L89]);IF(EXACT([.M88];[.M89]);[.O88];CELL(&quot;Row&quot;;[.O89]));[.L89])" office:value-type="float" office:value="89">
              <text:p>89</text:p>
            </table:table-cell>
            <table:table-cell table:style-name="ce8" table:formula="of:=IF(AND([.$A89]&lt;=[.Q$1];[.$A88]&gt;[.$A89]);0;IF(EXACT([.$A89];[.Q$1]+1);[.P88]+1;[.P88]))" office:value-type="float" office:value="0">
              <text:p>0</text:p>
            </table:table-cell>
            <table:table-cell table:style-name="ce8" table:formula="of:=['Code format'.$C$6]&amp;TEXT([.P89];['Code format'.$B$6])&amp;['Code format'.$D$6]" office:value-type="string" office:string-value="0">
              <text:p>0</text:p>
            </table:table-cell>
            <table:table-cell table:style-name="ce8" table:formula="of:=IF(EXACT([.O88];[.O89]);IF(EXACT([.P88];[.P89]);[.R88];CELL(&quot;Row&quot;;[.R89]));[.O89])" office:value-type="float" office:value="89">
              <text:p>89</text:p>
            </table:table-cell>
            <table:table-cell table:style-name="ce8" table:formula="of:=IF(AND([.$A89]&lt;=[.T$1];[.$A88]&gt;[.$A89]);0;IF(EXACT([.$A89];[.T$1]+1);[.S88]+1;[.S88]))" office:value-type="float" office:value="0">
              <text:p>0</text:p>
            </table:table-cell>
            <table:table-cell table:style-name="ce8" table:formula="of:=['Code format'.$C$7]&amp;TEXT([.S89];['Code format'.$B$7])&amp;['Code format'.$D$7]" office:value-type="string" office:string-value="0">
              <text:p>0</text:p>
            </table:table-cell>
            <table:table-cell table:style-name="ce8" table:formula="of:=IF(EXACT([.R88];[.R89]);IF(EXACT([.S88];[.S89]);[.U88];CELL(&quot;Row&quot;;[.U89]));[.R89])" office:value-type="float" office:value="89">
              <text:p>89</text:p>
            </table:table-cell>
            <table:table-cell table:style-name="Nivel4" table:formula="of:=CONCATENATE([.E89];[.H89];[.K89];[.N89];[.Q89];[.T89])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212000">
              <text:p>212000</text:p>
            </table:table-cell>
            <table:table-cell table:style-name="ce9" office:value-type="string">
              <text:p>CxP</text:p>
            </table:table-cell>
            <table:table-cell table:style-name="ce9" office:value-type="string">
              <text:p>Impuestos</text:p>
            </table:table-cell>
            <table:table-cell table:style-name="Nivel4" table:formula="of:=[.X89]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Impuestos">
              <text:p>Impuestos</text:p>
            </table:table-cell>
            <table:table-cell table:style-name="Datos" table:formula="of:=IF(EXACT([.A89];1);&quot;&quot;;IF(EXACT([.A89];2);INDIRECT(CONCATENATE(&quot;V&quot;;[.C89]));IF(EXACT([.A89];3);INDIRECT(CONCATENATE(&quot;V&quot;;[.F89]));IF(EXACT([.A89];4);INDIRECT(CONCATENATE(&quot;V&quot;;[.I89]));IF(EXACT([.A89];5);INDIRECT(CONCATENATE(&quot;V&quot;;[.L89]));IF(EXACT([.A89];6);INDIRECT(CONCATENATE(&quot;V&quot;;[.O89]));IF(EXACT([.A89];7);INDIRECT(CONCATENATE(&quot;V&quot;;[.R89])))))))))" office:value-type="string" office:string-value="210000">
              <text:p>21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89];7));NOT(EXACT([.AB89];&quot;view&quot;)));AND(EXACT([.A89];7);EXACT([.AB89];&quot;view&quot;))))" office:value-type="float" office:value="1">
              <text:p>1</text:p>
            </table:table-cell>
            <table:table-cell table:style-name="Datos" table:formula="of:=VLOOKUP([.AB89];['account.type'.$A$2:.$I$12];8)" office:value-type="string" office:string-value="view">
              <text:p>view</text:p>
            </table:table-cell>
            <table:table-cell table:style-name="Datos" table:formula="of:=VLOOKUP([.AB8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89];1);CHAR(9)&amp;CHAR(9)&amp;&quot;&lt;record id=&quot;&quot;account_account_template_&quot;&amp;SUBSTITUTE([.AG$1]&amp;[.$V89];&quot;-&quot;;&quot;_&quot;)&amp;&quot;&quot;&quot; model=&quot;&quot;account.account.template&quot;&quot;&gt;&quot;&amp;CHAR(13)&amp;CHAR(9)&amp;CHAR(9)&amp;CHAR(9)&amp;&quot;&lt;field name=&quot;&quot;code&quot;&quot;&gt;&quot;&amp;[.AG$1]&amp;[.$V89]&amp;&quot;&lt;/field&gt;&quot;&amp;CHAR(13)&amp;CHAR(9)&amp;CHAR(9)&amp;CHAR(9)&amp;&quot;&lt;field name=&quot;&quot;name&quot;&quot;&gt;&quot;&amp;[.AG$1]&amp;[.$Y89]&amp;&quot;&lt;/field&gt;&quot;&amp;CHAR(13)&amp;CHAR(9)&amp;CHAR(9)&amp;CHAR(9)&amp;&quot;&lt;field name=&quot;&quot;shortcut&quot;&quot;&gt;&quot;&amp;IF(EXACT([.$W89];&quot;&quot;);&quot;&quot;;[.AG$1]&amp;[.$W89])&amp;&quot;&lt;/field&gt;&quot;&amp;CHAR(13)&amp;CHAR(9)&amp;CHAR(9)&amp;CHAR(9)&amp;&quot;&lt;field name=&quot;&quot;parent_id&quot;&quot; ref=&quot;&quot;&quot;&amp;IF(EXACT([.$Z89];&quot;&quot;);&quot;&quot;;[.AG$1]&amp;[.$Z89])&amp;&quot;&quot;&quot;/&gt;&quot;&amp;CHAR(13)&amp;CHAR(9)&amp;CHAR(9)&amp;CHAR(9)&amp;&quot;&lt;field name=&quot;&quot;user_type&quot;&quot; ref=&quot;&quot;account_account_type_&quot;&amp;[.$AB89]&amp;&quot;&quot;&quot;/&gt;&quot;&amp;CHAR(13)&amp;CHAR(9)&amp;CHAR(9)&amp;CHAR(9)&amp;&quot;&lt;field name=&quot;&quot;currency_id&quot;&quot; ref=&quot;&quot;&quot;&amp;[.AA89]&amp;&quot;&quot;&quot;/&gt;&quot;&amp;CHAR(13)&amp;CHAR(9)&amp;CHAR(9)&amp;CHAR(9)&amp;&quot;&lt;field name=&quot;&quot;type&quot;&quot;&gt;&quot;&amp;[.$AD89]&amp;&quot;&lt;/field&gt;&quot;&amp;CHAR(13)&amp;CHAR(9)&amp;CHAR(9)&amp;CHAR(9)&amp;&quot;&lt;field name=&quot;&quot;reconcile&quot;&quot; eval=&quot;&quot;&quot;&amp;[.$AE89]&amp;&quot;&quot;&quot;/&gt;&quot;&amp;IF(EXACT([.$AF89];&quot;&quot;);&quot;&quot;;CHAR(13)&amp;CHAR(9)&amp;CHAR(9)&amp;CHAR(9)&amp;&quot;&lt;field name=&quot;&quot;tax_ids&quot;&quot;&gt;&quot;&amp;SUBSTITUTE([.$AF8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2000&quot; model=&quot;account.account.template&quot;&gt;&#13;&#9;&#9;&#9;&lt;field name=&quot;code&quot;&gt;0-212000&lt;/field&gt;&#13;&#9;&#9;&#9;&lt;field name=&quot;name&quot;&gt;0-Impuestos&lt;/field&gt;&#13;&#9;&#9;&#9;&lt;field name=&quot;shortcut&quot;&gt;0-CxP&lt;/field&gt;&#13;&#9;&#9;&#9;&lt;field name=&quot;parent_id&quot; ref=&quot;0-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212000" model="account.account.template"&gt;<text:tab/><text:tab/><text:tab/>&lt;field name="code"&gt;0-212000&lt;/field&gt;<text:tab/><text:tab/><text:tab/>&lt;field name="name"&gt;0-Impuestos&lt;/field&gt;<text:tab/><text:tab/><text:tab/>&lt;field name="shortcut"&gt;0-CxP&lt;/field&gt;<text:tab/><text:tab/><text:tab/>&lt;field name="parent_id" ref="0-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89];1);CHAR(9)&amp;CHAR(9)&amp;&quot;&lt;record id=&quot;&quot;account_account_template_&quot;&amp;SUBSTITUTE([.AH$1]&amp;[.$V89];&quot;-&quot;;&quot;_&quot;)&amp;&quot;&quot;&quot; model=&quot;&quot;account.account.template&quot;&quot;&gt;&quot;&amp;CHAR(13)&amp;CHAR(9)&amp;CHAR(9)&amp;CHAR(9)&amp;&quot;&lt;field name=&quot;&quot;code&quot;&quot;&gt;&quot;&amp;[.AH$1]&amp;[.$V89]&amp;&quot;&lt;/field&gt;&quot;&amp;CHAR(13)&amp;CHAR(9)&amp;CHAR(9)&amp;CHAR(9)&amp;&quot;&lt;field name=&quot;&quot;name&quot;&quot;&gt;&quot;&amp;[.AH$1]&amp;[.$Y89]&amp;&quot;&lt;/field&gt;&quot;&amp;CHAR(13)&amp;CHAR(9)&amp;CHAR(9)&amp;CHAR(9)&amp;&quot;&lt;field name=&quot;&quot;shortcut&quot;&quot;&gt;&quot;&amp;IF(EXACT([.$W89];&quot;&quot;);&quot;&quot;;[.AH$1]&amp;[.$W89])&amp;&quot;&lt;/field&gt;&quot;&amp;CHAR(13)&amp;CHAR(9)&amp;CHAR(9)&amp;CHAR(9)&amp;&quot;&lt;field name=&quot;&quot;parent_id&quot;&quot; ref=&quot;&quot;&quot;&amp;IF(EXACT([.$Z89];&quot;&quot;);&quot;&quot;;[.AH$1]&amp;[.$Z89])&amp;&quot;&quot;&quot;/&gt;&quot;&amp;CHAR(13)&amp;CHAR(9)&amp;CHAR(9)&amp;CHAR(9)&amp;&quot;&lt;field name=&quot;&quot;user_type&quot;&quot; ref=&quot;&quot;account_account_type_&quot;&amp;[.$AB89]&amp;&quot;&quot;&quot;/&gt;&quot;&amp;CHAR(13)&amp;CHAR(9)&amp;CHAR(9)&amp;CHAR(9)&amp;&quot;&lt;field name=&quot;&quot;currency_id&quot;&quot; ref=&quot;&quot;&quot;&amp;[.AB89]&amp;&quot;&quot;&quot;/&gt;&quot;&amp;CHAR(13)&amp;CHAR(9)&amp;CHAR(9)&amp;CHAR(9)&amp;&quot;&lt;field name=&quot;&quot;type&quot;&quot;&gt;&quot;&amp;[.$AD89]&amp;&quot;&lt;/field&gt;&quot;&amp;CHAR(13)&amp;CHAR(9)&amp;CHAR(9)&amp;CHAR(9)&amp;&quot;&lt;field name=&quot;&quot;reconcile&quot;&quot; eval=&quot;&quot;&quot;&amp;[.$AE89]&amp;&quot;&quot;&quot;/&gt;&quot;&amp;IF(EXACT([.$AF89];&quot;&quot;);&quot;&quot;;CHAR(13)&amp;CHAR(9)&amp;CHAR(9)&amp;CHAR(9)&amp;&quot;&lt;field name=&quot;&quot;tax_ids&quot;&quot;&gt;&quot;&amp;SUBSTITUTE([.$AF8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2000&quot; model=&quot;account.account.template&quot;&gt;&#13;&#9;&#9;&#9;&lt;field name=&quot;code&quot;&gt;1-212000&lt;/field&gt;&#13;&#9;&#9;&#9;&lt;field name=&quot;name&quot;&gt;1-Impuestos&lt;/field&gt;&#13;&#9;&#9;&#9;&lt;field name=&quot;shortcut&quot;&gt;1-CxP&lt;/field&gt;&#13;&#9;&#9;&#9;&lt;field name=&quot;parent_id&quot; ref=&quot;1-21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212000" model="account.account.template"&gt;<text:tab/><text:tab/><text:tab/>&lt;field name="code"&gt;1-212000&lt;/field&gt;<text:tab/><text:tab/><text:tab/>&lt;field name="name"&gt;1-Impuestos&lt;/field&gt;<text:tab/><text:tab/><text:tab/>&lt;field name="shortcut"&gt;1-CxP&lt;/field&gt;<text:tab/><text:tab/><text:tab/>&lt;field name="parent_id" ref="1-21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89]&gt;[.A90];[.A89]=[.A90]);[.A89]&lt;&gt;7))" office:value-type="float" office:value="1">
              <text:p>1</text:p>
            </table:table-cell>
            <table:table-cell table:style-name="ce8" table:formula="of:=IF(EXACT([.A90];1);CELL(&quot;Row&quot;;[.C90]);[.C89])" office:value-type="float" office:value="2">
              <text:p>2</text:p>
            </table:table-cell>
            <table:table-cell table:style-name="ce8" table:formula="of:=IF(EXACT([.$A90];1);0;IF(EXACT([.$A90];2);[.D89]+1;[.D89]))" office:value-type="float" office:value="2">
              <text:p>2</text:p>
            </table:table-cell>
            <table:table-cell table:style-name="ce8" table:formula="of:=['Code format'.$C$2]&amp;TEXT([.D90];['Code format'.$B$2])&amp;['Code format'.$D$2]" office:value-type="string" office:string-value="2">
              <text:p>2</text:p>
            </table:table-cell>
            <table:table-cell table:style-name="ce8" table:formula="of:=IF(EXACT([.C89];[.C90]);IF(EXACT([.D89];[.D90]);[.F89];CELL(&quot;Row&quot;;[.F90]));[.C90])" office:value-type="float" office:value="82">
              <text:p>82</text:p>
            </table:table-cell>
            <table:table-cell table:style-name="ce8" table:formula="of:=IF(AND([.$A90]&lt;=[.H$1];[.$A89]&gt;[.$A90]);0;IF(EXACT([.$A90];[.H$1]+1);[.G89]+1;[.G89]))" office:value-type="float" office:value="1">
              <text:p>1</text:p>
            </table:table-cell>
            <table:table-cell table:style-name="ce8" table:formula="of:=['Code format'.$C$3]&amp;TEXT([.G90];['Code format'.$B$3])&amp;['Code format'.$D$3]" office:value-type="string" office:string-value="1">
              <text:p>1</text:p>
            </table:table-cell>
            <table:table-cell table:style-name="ce8" table:formula="of:=IF(EXACT([.F89];[.F90]);IF(EXACT([.G89];[.G90]);[.I89];CELL(&quot;Row&quot;;[.I90]));[.F90])" office:value-type="float" office:value="83">
              <text:p>83</text:p>
            </table:table-cell>
            <table:table-cell table:style-name="ce8" table:formula="of:=IF(AND([.$A90]&lt;=[.K$1];[.$A89]&gt;[.$A90]);0;IF(EXACT([.$A90];[.K$1]+1);[.J89]+1;[.J89]))" office:value-type="float" office:value="2">
              <text:p>2</text:p>
            </table:table-cell>
            <table:table-cell table:style-name="ce8" table:formula="of:=['Code format'.$C$4]&amp;TEXT([.J90];['Code format'.$B$4])&amp;['Code format'.$D$4]" office:value-type="string" office:string-value="2">
              <text:p>2</text:p>
            </table:table-cell>
            <table:table-cell table:style-name="ce8" table:formula="of:=IF(EXACT([.I89];[.I90]);IF(EXACT([.J89];[.J90]);[.L89];CELL(&quot;Row&quot;;[.L90]));[.I90])" office:value-type="float" office:value="89">
              <text:p>89</text:p>
            </table:table-cell>
            <table:table-cell table:style-name="ce8" table:formula="of:=IF(AND([.$A90]&lt;=[.N$1];[.$A89]&gt;[.$A90]);0;IF(EXACT([.$A90];[.N$1]+1);[.M89]+1;[.M89]))" office:value-type="float" office:value="1">
              <text:p>1</text:p>
            </table:table-cell>
            <table:table-cell table:style-name="ce8" table:formula="of:=['Code format'.$C$5]&amp;TEXT([.M90];['Code format'.$B$5])&amp;['Code format'.$D$5]" office:value-type="string" office:string-value="1">
              <text:p>1</text:p>
            </table:table-cell>
            <table:table-cell table:style-name="ce8" table:formula="of:=IF(EXACT([.L89];[.L90]);IF(EXACT([.M89];[.M90]);[.O89];CELL(&quot;Row&quot;;[.O90]));[.L90])" office:value-type="float" office:value="90">
              <text:p>90</text:p>
            </table:table-cell>
            <table:table-cell table:style-name="ce8" table:formula="of:=IF(AND([.$A90]&lt;=[.Q$1];[.$A89]&gt;[.$A90]);0;IF(EXACT([.$A90];[.Q$1]+1);[.P89]+1;[.P89]))" office:value-type="float" office:value="0">
              <text:p>0</text:p>
            </table:table-cell>
            <table:table-cell table:style-name="ce8" table:formula="of:=['Code format'.$C$6]&amp;TEXT([.P90];['Code format'.$B$6])&amp;['Code format'.$D$6]" office:value-type="string" office:string-value="0">
              <text:p>0</text:p>
            </table:table-cell>
            <table:table-cell table:style-name="ce8" table:formula="of:=IF(EXACT([.O89];[.O90]);IF(EXACT([.P89];[.P90]);[.R89];CELL(&quot;Row&quot;;[.R90]));[.O90])" office:value-type="float" office:value="90">
              <text:p>90</text:p>
            </table:table-cell>
            <table:table-cell table:style-name="ce8" table:formula="of:=IF(AND([.$A90]&lt;=[.T$1];[.$A89]&gt;[.$A90]);0;IF(EXACT([.$A90];[.T$1]+1);[.S89]+1;[.S89]))" office:value-type="float" office:value="0">
              <text:p>0</text:p>
            </table:table-cell>
            <table:table-cell table:style-name="ce8" table:formula="of:=['Code format'.$C$7]&amp;TEXT([.S90];['Code format'.$B$7])&amp;['Code format'.$D$7]" office:value-type="string" office:string-value="0">
              <text:p>0</text:p>
            </table:table-cell>
            <table:table-cell table:style-name="ce8" table:formula="of:=IF(EXACT([.R89];[.R90]);IF(EXACT([.S89];[.S90]);[.U89];CELL(&quot;Row&quot;;[.U90]));[.R90])" office:value-type="float" office:value="90">
              <text:p>90</text:p>
            </table:table-cell>
            <table:table-cell table:style-name="Nivel5" table:formula="of:=CONCATENATE([.E90];[.H90];[.K90];[.N90];[.Q90];[.T90])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212100">
              <text:p>212100</text:p>
            </table:table-cell>
            <table:table-cell table:style-name="ce9" office:value-type="string">
              <text:p>IV</text:p>
            </table:table-cell>
            <table:table-cell table:style-name="ce9" office:value-type="string">
              <text:p>Impuesto de ventas</text:p>
            </table:table-cell>
            <table:table-cell table:style-name="Nivel5" table:formula="of:=[.X90]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Impuesto de ventas">
              <text:p>Impuesto de ventas</text:p>
            </table:table-cell>
            <table:table-cell table:style-name="Datos" table:formula="of:=IF(EXACT([.A90];1);&quot;&quot;;IF(EXACT([.A90];2);INDIRECT(CONCATENATE(&quot;V&quot;;[.C90]));IF(EXACT([.A90];3);INDIRECT(CONCATENATE(&quot;V&quot;;[.F90]));IF(EXACT([.A90];4);INDIRECT(CONCATENATE(&quot;V&quot;;[.I90]));IF(EXACT([.A90];5);INDIRECT(CONCATENATE(&quot;V&quot;;[.L90]));IF(EXACT([.A90];6);INDIRECT(CONCATENATE(&quot;V&quot;;[.O90]));IF(EXACT([.A90];7);INDIRECT(CONCATENATE(&quot;V&quot;;[.R90])))))))))" office:value-type="string" office:string-value="212000">
              <text:p>2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90];7));NOT(EXACT([.AB90];&quot;view&quot;)));AND(EXACT([.A90];7);EXACT([.AB90];&quot;view&quot;))))" office:value-type="float" office:value="1">
              <text:p>1</text:p>
            </table:table-cell>
            <table:table-cell table:style-name="Datos" table:formula="of:=VLOOKUP([.AB90];['account.type'.$A$2:.$I$12];8)" office:value-type="string" office:string-value="view">
              <text:p>view</text:p>
            </table:table-cell>
            <table:table-cell table:style-name="Datos" table:formula="of:=VLOOKUP([.AB9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0];1);CHAR(9)&amp;CHAR(9)&amp;&quot;&lt;record id=&quot;&quot;account_account_template_&quot;&amp;SUBSTITUTE([.AG$1]&amp;[.$V90];&quot;-&quot;;&quot;_&quot;)&amp;&quot;&quot;&quot; model=&quot;&quot;account.account.template&quot;&quot;&gt;&quot;&amp;CHAR(13)&amp;CHAR(9)&amp;CHAR(9)&amp;CHAR(9)&amp;&quot;&lt;field name=&quot;&quot;code&quot;&quot;&gt;&quot;&amp;[.AG$1]&amp;[.$V90]&amp;&quot;&lt;/field&gt;&quot;&amp;CHAR(13)&amp;CHAR(9)&amp;CHAR(9)&amp;CHAR(9)&amp;&quot;&lt;field name=&quot;&quot;name&quot;&quot;&gt;&quot;&amp;[.AG$1]&amp;[.$Y90]&amp;&quot;&lt;/field&gt;&quot;&amp;CHAR(13)&amp;CHAR(9)&amp;CHAR(9)&amp;CHAR(9)&amp;&quot;&lt;field name=&quot;&quot;shortcut&quot;&quot;&gt;&quot;&amp;IF(EXACT([.$W90];&quot;&quot;);&quot;&quot;;[.AG$1]&amp;[.$W90])&amp;&quot;&lt;/field&gt;&quot;&amp;CHAR(13)&amp;CHAR(9)&amp;CHAR(9)&amp;CHAR(9)&amp;&quot;&lt;field name=&quot;&quot;parent_id&quot;&quot; ref=&quot;&quot;&quot;&amp;IF(EXACT([.$Z90];&quot;&quot;);&quot;&quot;;[.AG$1]&amp;[.$Z90])&amp;&quot;&quot;&quot;/&gt;&quot;&amp;CHAR(13)&amp;CHAR(9)&amp;CHAR(9)&amp;CHAR(9)&amp;&quot;&lt;field name=&quot;&quot;user_type&quot;&quot; ref=&quot;&quot;account_account_type_&quot;&amp;[.$AB90]&amp;&quot;&quot;&quot;/&gt;&quot;&amp;CHAR(13)&amp;CHAR(9)&amp;CHAR(9)&amp;CHAR(9)&amp;&quot;&lt;field name=&quot;&quot;currency_id&quot;&quot; ref=&quot;&quot;&quot;&amp;[.AA90]&amp;&quot;&quot;&quot;/&gt;&quot;&amp;CHAR(13)&amp;CHAR(9)&amp;CHAR(9)&amp;CHAR(9)&amp;&quot;&lt;field name=&quot;&quot;type&quot;&quot;&gt;&quot;&amp;[.$AD90]&amp;&quot;&lt;/field&gt;&quot;&amp;CHAR(13)&amp;CHAR(9)&amp;CHAR(9)&amp;CHAR(9)&amp;&quot;&lt;field name=&quot;&quot;reconcile&quot;&quot; eval=&quot;&quot;&quot;&amp;[.$AE90]&amp;&quot;&quot;&quot;/&gt;&quot;&amp;IF(EXACT([.$AF90];&quot;&quot;);&quot;&quot;;CHAR(13)&amp;CHAR(9)&amp;CHAR(9)&amp;CHAR(9)&amp;&quot;&lt;field name=&quot;&quot;tax_ids&quot;&quot;&gt;&quot;&amp;SUBSTITUTE([.$AF9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2100&quot; model=&quot;account.account.template&quot;&gt;&#13;&#9;&#9;&#9;&lt;field name=&quot;code&quot;&gt;0-212100&lt;/field&gt;&#13;&#9;&#9;&#9;&lt;field name=&quot;name&quot;&gt;0-Impuesto de ventas&lt;/field&gt;&#13;&#9;&#9;&#9;&lt;field name=&quot;shortcut&quot;&gt;0-IV&lt;/field&gt;&#13;&#9;&#9;&#9;&lt;field name=&quot;parent_id&quot; ref=&quot;0-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212100" model="account.account.template"&gt;<text:tab/><text:tab/><text:tab/>&lt;field name="code"&gt;0-212100&lt;/field&gt;<text:tab/><text:tab/><text:tab/>&lt;field name="name"&gt;0-Impuesto de ventas&lt;/field&gt;<text:tab/><text:tab/><text:tab/>&lt;field name="shortcut"&gt;0-IV&lt;/field&gt;<text:tab/><text:tab/><text:tab/>&lt;field name="parent_id" ref="0-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90];1);CHAR(9)&amp;CHAR(9)&amp;&quot;&lt;record id=&quot;&quot;account_account_template_&quot;&amp;SUBSTITUTE([.AH$1]&amp;[.$V90];&quot;-&quot;;&quot;_&quot;)&amp;&quot;&quot;&quot; model=&quot;&quot;account.account.template&quot;&quot;&gt;&quot;&amp;CHAR(13)&amp;CHAR(9)&amp;CHAR(9)&amp;CHAR(9)&amp;&quot;&lt;field name=&quot;&quot;code&quot;&quot;&gt;&quot;&amp;[.AH$1]&amp;[.$V90]&amp;&quot;&lt;/field&gt;&quot;&amp;CHAR(13)&amp;CHAR(9)&amp;CHAR(9)&amp;CHAR(9)&amp;&quot;&lt;field name=&quot;&quot;name&quot;&quot;&gt;&quot;&amp;[.AH$1]&amp;[.$Y90]&amp;&quot;&lt;/field&gt;&quot;&amp;CHAR(13)&amp;CHAR(9)&amp;CHAR(9)&amp;CHAR(9)&amp;&quot;&lt;field name=&quot;&quot;shortcut&quot;&quot;&gt;&quot;&amp;IF(EXACT([.$W90];&quot;&quot;);&quot;&quot;;[.AH$1]&amp;[.$W90])&amp;&quot;&lt;/field&gt;&quot;&amp;CHAR(13)&amp;CHAR(9)&amp;CHAR(9)&amp;CHAR(9)&amp;&quot;&lt;field name=&quot;&quot;parent_id&quot;&quot; ref=&quot;&quot;&quot;&amp;IF(EXACT([.$Z90];&quot;&quot;);&quot;&quot;;[.AH$1]&amp;[.$Z90])&amp;&quot;&quot;&quot;/&gt;&quot;&amp;CHAR(13)&amp;CHAR(9)&amp;CHAR(9)&amp;CHAR(9)&amp;&quot;&lt;field name=&quot;&quot;user_type&quot;&quot; ref=&quot;&quot;account_account_type_&quot;&amp;[.$AB90]&amp;&quot;&quot;&quot;/&gt;&quot;&amp;CHAR(13)&amp;CHAR(9)&amp;CHAR(9)&amp;CHAR(9)&amp;&quot;&lt;field name=&quot;&quot;currency_id&quot;&quot; ref=&quot;&quot;&quot;&amp;[.AB90]&amp;&quot;&quot;&quot;/&gt;&quot;&amp;CHAR(13)&amp;CHAR(9)&amp;CHAR(9)&amp;CHAR(9)&amp;&quot;&lt;field name=&quot;&quot;type&quot;&quot;&gt;&quot;&amp;[.$AD90]&amp;&quot;&lt;/field&gt;&quot;&amp;CHAR(13)&amp;CHAR(9)&amp;CHAR(9)&amp;CHAR(9)&amp;&quot;&lt;field name=&quot;&quot;reconcile&quot;&quot; eval=&quot;&quot;&quot;&amp;[.$AE90]&amp;&quot;&quot;&quot;/&gt;&quot;&amp;IF(EXACT([.$AF90];&quot;&quot;);&quot;&quot;;CHAR(13)&amp;CHAR(9)&amp;CHAR(9)&amp;CHAR(9)&amp;&quot;&lt;field name=&quot;&quot;tax_ids&quot;&quot;&gt;&quot;&amp;SUBSTITUTE([.$AF9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2100&quot; model=&quot;account.account.template&quot;&gt;&#13;&#9;&#9;&#9;&lt;field name=&quot;code&quot;&gt;1-212100&lt;/field&gt;&#13;&#9;&#9;&#9;&lt;field name=&quot;name&quot;&gt;1-Impuesto de ventas&lt;/field&gt;&#13;&#9;&#9;&#9;&lt;field name=&quot;shortcut&quot;&gt;1-IV&lt;/field&gt;&#13;&#9;&#9;&#9;&lt;field name=&quot;parent_id&quot; ref=&quot;1-21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212100" model="account.account.template"&gt;<text:tab/><text:tab/><text:tab/>&lt;field name="code"&gt;1-212100&lt;/field&gt;<text:tab/><text:tab/><text:tab/>&lt;field name="name"&gt;1-Impuesto de ventas&lt;/field&gt;<text:tab/><text:tab/><text:tab/>&lt;field name="shortcut"&gt;1-IV&lt;/field&gt;<text:tab/><text:tab/><text:tab/>&lt;field name="parent_id" ref="1-21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90]&gt;[.A91];[.A90]=[.A91]);[.A90]&lt;&gt;7))" office:value-type="float" office:value="1">
              <text:p>1</text:p>
            </table:table-cell>
            <table:table-cell table:style-name="ce8" table:formula="of:=IF(EXACT([.A91];1);CELL(&quot;Row&quot;;[.C91]);[.C90])" office:value-type="float" office:value="2">
              <text:p>2</text:p>
            </table:table-cell>
            <table:table-cell table:style-name="ce8" table:formula="of:=IF(EXACT([.$A91];1);0;IF(EXACT([.$A91];2);[.D90]+1;[.D90]))" office:value-type="float" office:value="2">
              <text:p>2</text:p>
            </table:table-cell>
            <table:table-cell table:style-name="ce8" table:formula="of:=['Code format'.$C$2]&amp;TEXT([.D91];['Code format'.$B$2])&amp;['Code format'.$D$2]" office:value-type="string" office:string-value="2">
              <text:p>2</text:p>
            </table:table-cell>
            <table:table-cell table:style-name="ce8" table:formula="of:=IF(EXACT([.C90];[.C91]);IF(EXACT([.D90];[.D91]);[.F90];CELL(&quot;Row&quot;;[.F91]));[.C91])" office:value-type="float" office:value="82">
              <text:p>82</text:p>
            </table:table-cell>
            <table:table-cell table:style-name="ce8" table:formula="of:=IF(AND([.$A91]&lt;=[.H$1];[.$A90]&gt;[.$A91]);0;IF(EXACT([.$A91];[.H$1]+1);[.G90]+1;[.G90]))" office:value-type="float" office:value="1">
              <text:p>1</text:p>
            </table:table-cell>
            <table:table-cell table:style-name="ce8" table:formula="of:=['Code format'.$C$3]&amp;TEXT([.G91];['Code format'.$B$3])&amp;['Code format'.$D$3]" office:value-type="string" office:string-value="1">
              <text:p>1</text:p>
            </table:table-cell>
            <table:table-cell table:style-name="ce8" table:formula="of:=IF(EXACT([.F90];[.F91]);IF(EXACT([.G90];[.G91]);[.I90];CELL(&quot;Row&quot;;[.I91]));[.F91])" office:value-type="float" office:value="83">
              <text:p>83</text:p>
            </table:table-cell>
            <table:table-cell table:style-name="ce8" table:formula="of:=IF(AND([.$A91]&lt;=[.K$1];[.$A90]&gt;[.$A91]);0;IF(EXACT([.$A91];[.K$1]+1);[.J90]+1;[.J90]))" office:value-type="float" office:value="2">
              <text:p>2</text:p>
            </table:table-cell>
            <table:table-cell table:style-name="ce8" table:formula="of:=['Code format'.$C$4]&amp;TEXT([.J91];['Code format'.$B$4])&amp;['Code format'.$D$4]" office:value-type="string" office:string-value="2">
              <text:p>2</text:p>
            </table:table-cell>
            <table:table-cell table:style-name="ce8" table:formula="of:=IF(EXACT([.I90];[.I91]);IF(EXACT([.J90];[.J91]);[.L90];CELL(&quot;Row&quot;;[.L91]));[.I91])" office:value-type="float" office:value="89">
              <text:p>89</text:p>
            </table:table-cell>
            <table:table-cell table:style-name="ce8" table:formula="of:=IF(AND([.$A91]&lt;=[.N$1];[.$A90]&gt;[.$A91]);0;IF(EXACT([.$A91];[.N$1]+1);[.M90]+1;[.M90]))" office:value-type="float" office:value="1">
              <text:p>1</text:p>
            </table:table-cell>
            <table:table-cell table:style-name="ce8" table:formula="of:=['Code format'.$C$5]&amp;TEXT([.M91];['Code format'.$B$5])&amp;['Code format'.$D$5]" office:value-type="string" office:string-value="1">
              <text:p>1</text:p>
            </table:table-cell>
            <table:table-cell table:style-name="ce8" table:formula="of:=IF(EXACT([.L90];[.L91]);IF(EXACT([.M90];[.M91]);[.O90];CELL(&quot;Row&quot;;[.O91]));[.L91])" office:value-type="float" office:value="90">
              <text:p>90</text:p>
            </table:table-cell>
            <table:table-cell table:style-name="ce8" table:formula="of:=IF(AND([.$A91]&lt;=[.Q$1];[.$A90]&gt;[.$A91]);0;IF(EXACT([.$A91];[.Q$1]+1);[.P90]+1;[.P90]))" office:value-type="float" office:value="0">
              <text:p>0</text:p>
            </table:table-cell>
            <table:table-cell table:style-name="ce8" table:formula="of:=['Code format'.$C$6]&amp;TEXT([.P91];['Code format'.$B$6])&amp;['Code format'.$D$6]" office:value-type="string" office:string-value="0">
              <text:p>0</text:p>
            </table:table-cell>
            <table:table-cell table:style-name="ce8" table:formula="of:=IF(EXACT([.O90];[.O91]);IF(EXACT([.P90];[.P91]);[.R90];CELL(&quot;Row&quot;;[.R91]));[.O91])" office:value-type="float" office:value="90">
              <text:p>90</text:p>
            </table:table-cell>
            <table:table-cell table:style-name="ce8" table:formula="of:=IF(AND([.$A91]&lt;=[.T$1];[.$A90]&gt;[.$A91]);0;IF(EXACT([.$A91];[.T$1]+1);[.S90]+1;[.S90]))" office:value-type="float" office:value="1">
              <text:p>1</text:p>
            </table:table-cell>
            <table:table-cell table:style-name="ce8" table:formula="of:=['Code format'.$C$7]&amp;TEXT([.S91];['Code format'.$B$7])&amp;['Code format'.$D$7]" office:value-type="string" office:string-value="1">
              <text:p>1</text:p>
            </table:table-cell>
            <table:table-cell table:style-name="ce8" table:formula="of:=IF(EXACT([.R90];[.R91]);IF(EXACT([.S90];[.S91]);[.U90];CELL(&quot;Row&quot;;[.U91]));[.R91])" office:value-type="float" office:value="91">
              <text:p>91</text:p>
            </table:table-cell>
            <table:table-cell table:style-name="Nivel7" table:formula="of:=CONCATENATE([.E91];[.H91];[.K91];[.N91];[.Q91];[.T91])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212101">
              <text:p>212101</text:p>
            </table:table-cell>
            <table:table-cell table:style-name="ce9" office:value-type="string">
              <text:p>IVxP</text:p>
            </table:table-cell>
            <table:table-cell table:style-name="ce9" office:value-type="string">
              <text:p>Impuesto de ventas por pagar</text:p>
            </table:table-cell>
            <table:table-cell table:style-name="Nivel7" table:formula="of:=[.X91]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Impuesto de ventas por pagar">
              <text:p>Impuesto de ventas por pagar</text:p>
            </table:table-cell>
            <table:table-cell table:style-name="Datos" table:formula="of:=IF(EXACT([.A91];1);&quot;&quot;;IF(EXACT([.A91];2);INDIRECT(CONCATENATE(&quot;V&quot;;[.C91]));IF(EXACT([.A91];3);INDIRECT(CONCATENATE(&quot;V&quot;;[.F91]));IF(EXACT([.A91];4);INDIRECT(CONCATENATE(&quot;V&quot;;[.I91]));IF(EXACT([.A91];5);INDIRECT(CONCATENATE(&quot;V&quot;;[.L91]));IF(EXACT([.A91];6);INDIRECT(CONCATENATE(&quot;V&quot;;[.O91]));IF(EXACT([.A91];7);INDIRECT(CONCATENATE(&quot;V&quot;;[.R91])))))))))" office:value-type="string" office:string-value="212100">
              <text:p>212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tax</text:p>
            </table:table-cell>
            <table:table-cell table:style-name="ce6" table:formula="of:=NOT(OR(AND(NOT(EXACT([.A91];7));NOT(EXACT([.AB91];&quot;view&quot;)));AND(EXACT([.A91];7);EXACT([.AB91];&quot;view&quot;))))" office:value-type="float" office:value="1">
              <text:p>1</text:p>
            </table:table-cell>
            <table:table-cell table:style-name="Datos" table:formula="of:=VLOOKUP([.AB91];['account.type'.$A$2:.$I$12];8)" office:value-type="string" office:string-value="payable">
              <text:p>payable</text:p>
            </table:table-cell>
            <table:table-cell table:style-name="Datos" table:formula="of:=VLOOKUP([.AB91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1];1);CHAR(9)&amp;CHAR(9)&amp;&quot;&lt;record id=&quot;&quot;account_account_template_&quot;&amp;SUBSTITUTE([.AG$1]&amp;[.$V91];&quot;-&quot;;&quot;_&quot;)&amp;&quot;&quot;&quot; model=&quot;&quot;account.account.template&quot;&quot;&gt;&quot;&amp;CHAR(13)&amp;CHAR(9)&amp;CHAR(9)&amp;CHAR(9)&amp;&quot;&lt;field name=&quot;&quot;code&quot;&quot;&gt;&quot;&amp;[.AG$1]&amp;[.$V91]&amp;&quot;&lt;/field&gt;&quot;&amp;CHAR(13)&amp;CHAR(9)&amp;CHAR(9)&amp;CHAR(9)&amp;&quot;&lt;field name=&quot;&quot;name&quot;&quot;&gt;&quot;&amp;[.AG$1]&amp;[.$Y91]&amp;&quot;&lt;/field&gt;&quot;&amp;CHAR(13)&amp;CHAR(9)&amp;CHAR(9)&amp;CHAR(9)&amp;&quot;&lt;field name=&quot;&quot;shortcut&quot;&quot;&gt;&quot;&amp;IF(EXACT([.$W91];&quot;&quot;);&quot;&quot;;[.AG$1]&amp;[.$W91])&amp;&quot;&lt;/field&gt;&quot;&amp;CHAR(13)&amp;CHAR(9)&amp;CHAR(9)&amp;CHAR(9)&amp;&quot;&lt;field name=&quot;&quot;parent_id&quot;&quot; ref=&quot;&quot;&quot;&amp;IF(EXACT([.$Z91];&quot;&quot;);&quot;&quot;;[.AG$1]&amp;[.$Z91])&amp;&quot;&quot;&quot;/&gt;&quot;&amp;CHAR(13)&amp;CHAR(9)&amp;CHAR(9)&amp;CHAR(9)&amp;&quot;&lt;field name=&quot;&quot;user_type&quot;&quot; ref=&quot;&quot;account_account_type_&quot;&amp;[.$AB91]&amp;&quot;&quot;&quot;/&gt;&quot;&amp;CHAR(13)&amp;CHAR(9)&amp;CHAR(9)&amp;CHAR(9)&amp;&quot;&lt;field name=&quot;&quot;currency_id&quot;&quot; ref=&quot;&quot;&quot;&amp;[.AA91]&amp;&quot;&quot;&quot;/&gt;&quot;&amp;CHAR(13)&amp;CHAR(9)&amp;CHAR(9)&amp;CHAR(9)&amp;&quot;&lt;field name=&quot;&quot;type&quot;&quot;&gt;&quot;&amp;[.$AD91]&amp;&quot;&lt;/field&gt;&quot;&amp;CHAR(13)&amp;CHAR(9)&amp;CHAR(9)&amp;CHAR(9)&amp;&quot;&lt;field name=&quot;&quot;reconcile&quot;&quot; eval=&quot;&quot;&quot;&amp;[.$AE91]&amp;&quot;&quot;&quot;/&gt;&quot;&amp;IF(EXACT([.$AF91];&quot;&quot;);&quot;&quot;;CHAR(13)&amp;CHAR(9)&amp;CHAR(9)&amp;CHAR(9)&amp;&quot;&lt;field name=&quot;&quot;tax_ids&quot;&quot;&gt;&quot;&amp;SUBSTITUTE([.$AF9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2101&quot; model=&quot;account.account.template&quot;&gt;&#13;&#9;&#9;&#9;&lt;field name=&quot;code&quot;&gt;0-212101&lt;/field&gt;&#13;&#9;&#9;&#9;&lt;field name=&quot;name&quot;&gt;0-Impuesto de ventas por pagar&lt;/field&gt;&#13;&#9;&#9;&#9;&lt;field name=&quot;shortcut&quot;&gt;0-IVxP&lt;/field&gt;&#13;&#9;&#9;&#9;&lt;field name=&quot;parent_id&quot; ref=&quot;0-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0_212101" model="account.account.template"&gt;<text:tab/><text:tab/><text:tab/>&lt;field name="code"&gt;0-212101&lt;/field&gt;<text:tab/><text:tab/><text:tab/>&lt;field name="name"&gt;0-Impuesto de ventas por pagar&lt;/field&gt;<text:tab/><text:tab/><text:tab/>&lt;field name="shortcut"&gt;0-IVxP&lt;/field&gt;<text:tab/><text:tab/><text:tab/>&lt;field name="parent_id" ref="0-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unreconciled"/&gt;<text:tab/><text:tab/>&lt;/record&gt;</text:p>
            </table:table-cell>
            <table:table-cell table:formula="of:=IF(EXACT([.AH91];1);CHAR(9)&amp;CHAR(9)&amp;&quot;&lt;record id=&quot;&quot;account_account_template_&quot;&amp;SUBSTITUTE([.AH$1]&amp;[.$V91];&quot;-&quot;;&quot;_&quot;)&amp;&quot;&quot;&quot; model=&quot;&quot;account.account.template&quot;&quot;&gt;&quot;&amp;CHAR(13)&amp;CHAR(9)&amp;CHAR(9)&amp;CHAR(9)&amp;&quot;&lt;field name=&quot;&quot;code&quot;&quot;&gt;&quot;&amp;[.AH$1]&amp;[.$V91]&amp;&quot;&lt;/field&gt;&quot;&amp;CHAR(13)&amp;CHAR(9)&amp;CHAR(9)&amp;CHAR(9)&amp;&quot;&lt;field name=&quot;&quot;name&quot;&quot;&gt;&quot;&amp;[.AH$1]&amp;[.$Y91]&amp;&quot;&lt;/field&gt;&quot;&amp;CHAR(13)&amp;CHAR(9)&amp;CHAR(9)&amp;CHAR(9)&amp;&quot;&lt;field name=&quot;&quot;shortcut&quot;&quot;&gt;&quot;&amp;IF(EXACT([.$W91];&quot;&quot;);&quot;&quot;;[.AH$1]&amp;[.$W91])&amp;&quot;&lt;/field&gt;&quot;&amp;CHAR(13)&amp;CHAR(9)&amp;CHAR(9)&amp;CHAR(9)&amp;&quot;&lt;field name=&quot;&quot;parent_id&quot;&quot; ref=&quot;&quot;&quot;&amp;IF(EXACT([.$Z91];&quot;&quot;);&quot;&quot;;[.AH$1]&amp;[.$Z91])&amp;&quot;&quot;&quot;/&gt;&quot;&amp;CHAR(13)&amp;CHAR(9)&amp;CHAR(9)&amp;CHAR(9)&amp;&quot;&lt;field name=&quot;&quot;user_type&quot;&quot; ref=&quot;&quot;account_account_type_&quot;&amp;[.$AB91]&amp;&quot;&quot;&quot;/&gt;&quot;&amp;CHAR(13)&amp;CHAR(9)&amp;CHAR(9)&amp;CHAR(9)&amp;&quot;&lt;field name=&quot;&quot;currency_id&quot;&quot; ref=&quot;&quot;&quot;&amp;[.AB91]&amp;&quot;&quot;&quot;/&gt;&quot;&amp;CHAR(13)&amp;CHAR(9)&amp;CHAR(9)&amp;CHAR(9)&amp;&quot;&lt;field name=&quot;&quot;type&quot;&quot;&gt;&quot;&amp;[.$AD91]&amp;&quot;&lt;/field&gt;&quot;&amp;CHAR(13)&amp;CHAR(9)&amp;CHAR(9)&amp;CHAR(9)&amp;&quot;&lt;field name=&quot;&quot;reconcile&quot;&quot; eval=&quot;&quot;&quot;&amp;[.$AE91]&amp;&quot;&quot;&quot;/&gt;&quot;&amp;IF(EXACT([.$AF91];&quot;&quot;);&quot;&quot;;CHAR(13)&amp;CHAR(9)&amp;CHAR(9)&amp;CHAR(9)&amp;&quot;&lt;field name=&quot;&quot;tax_ids&quot;&quot;&gt;&quot;&amp;SUBSTITUTE([.$AF9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2101&quot; model=&quot;account.account.template&quot;&gt;&#13;&#9;&#9;&#9;&lt;field name=&quot;code&quot;&gt;1-212101&lt;/field&gt;&#13;&#9;&#9;&#9;&lt;field name=&quot;name&quot;&gt;1-Impuesto de ventas por pagar&lt;/field&gt;&#13;&#9;&#9;&#9;&lt;field name=&quot;shortcut&quot;&gt;1-IVxP&lt;/field&gt;&#13;&#9;&#9;&#9;&lt;field name=&quot;parent_id&quot; ref=&quot;1-212100&quot;/&gt;&#13;&#9;&#9;&#9;&lt;field name=&quot;user_type&quot; ref=&quot;account_account_type_tax&quot;/&gt;&#13;&#9;&#9;&#9;&lt;field name=&quot;currency_id&quot; ref=&quot;tax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1_212101" model="account.account.template"&gt;<text:tab/><text:tab/><text:tab/>&lt;field name="code"&gt;1-212101&lt;/field&gt;<text:tab/><text:tab/><text:tab/>&lt;field name="name"&gt;1-Impuesto de ventas por pagar&lt;/field&gt;<text:tab/><text:tab/><text:tab/>&lt;field name="shortcut"&gt;1-IVxP&lt;/field&gt;<text:tab/><text:tab/><text:tab/>&lt;field name="parent_id" ref="1-212100"/&gt;<text:tab/><text:tab/><text:tab/>&lt;field name="user_type" ref="account_account_type_tax"/&gt;<text:tab/><text:tab/><text:tab/>&lt;field name="currency_id" ref="tax"/&gt;<text:tab/><text:tab/><text:tab/>&lt;field name="type"&gt;pay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91]&gt;[.A92];[.A91]=[.A92]);[.A91]&lt;&gt;7))" office:value-type="float" office:value="1">
              <text:p>1</text:p>
            </table:table-cell>
            <table:table-cell table:style-name="ce8" table:formula="of:=IF(EXACT([.A92];1);CELL(&quot;Row&quot;;[.C92]);[.C91])" office:value-type="float" office:value="2">
              <text:p>2</text:p>
            </table:table-cell>
            <table:table-cell table:style-name="ce8" table:formula="of:=IF(EXACT([.$A92];1);0;IF(EXACT([.$A92];2);[.D91]+1;[.D91]))" office:value-type="float" office:value="2">
              <text:p>2</text:p>
            </table:table-cell>
            <table:table-cell table:style-name="ce8" table:formula="of:=['Code format'.$C$2]&amp;TEXT([.D92];['Code format'.$B$2])&amp;['Code format'.$D$2]" office:value-type="string" office:string-value="2">
              <text:p>2</text:p>
            </table:table-cell>
            <table:table-cell table:style-name="ce8" table:formula="of:=IF(EXACT([.C91];[.C92]);IF(EXACT([.D91];[.D92]);[.F91];CELL(&quot;Row&quot;;[.F92]));[.C92])" office:value-type="float" office:value="82">
              <text:p>82</text:p>
            </table:table-cell>
            <table:table-cell table:style-name="ce8" table:formula="of:=IF(AND([.$A92]&lt;=[.H$1];[.$A91]&gt;[.$A92]);0;IF(EXACT([.$A92];[.H$1]+1);[.G91]+1;[.G91]))" office:value-type="float" office:value="1">
              <text:p>1</text:p>
            </table:table-cell>
            <table:table-cell table:style-name="ce8" table:formula="of:=['Code format'.$C$3]&amp;TEXT([.G92];['Code format'.$B$3])&amp;['Code format'.$D$3]" office:value-type="string" office:string-value="1">
              <text:p>1</text:p>
            </table:table-cell>
            <table:table-cell table:style-name="ce8" table:formula="of:=IF(EXACT([.F91];[.F92]);IF(EXACT([.G91];[.G92]);[.I91];CELL(&quot;Row&quot;;[.I92]));[.F92])" office:value-type="float" office:value="83">
              <text:p>83</text:p>
            </table:table-cell>
            <table:table-cell table:style-name="ce8" table:formula="of:=IF(AND([.$A92]&lt;=[.K$1];[.$A91]&gt;[.$A92]);0;IF(EXACT([.$A92];[.K$1]+1);[.J91]+1;[.J91]))" office:value-type="float" office:value="2">
              <text:p>2</text:p>
            </table:table-cell>
            <table:table-cell table:style-name="ce8" table:formula="of:=['Code format'.$C$4]&amp;TEXT([.J92];['Code format'.$B$4])&amp;['Code format'.$D$4]" office:value-type="string" office:string-value="2">
              <text:p>2</text:p>
            </table:table-cell>
            <table:table-cell table:style-name="ce8" table:formula="of:=IF(EXACT([.I91];[.I92]);IF(EXACT([.J91];[.J92]);[.L91];CELL(&quot;Row&quot;;[.L92]));[.I92])" office:value-type="float" office:value="89">
              <text:p>89</text:p>
            </table:table-cell>
            <table:table-cell table:style-name="ce8" table:formula="of:=IF(AND([.$A92]&lt;=[.N$1];[.$A91]&gt;[.$A92]);0;IF(EXACT([.$A92];[.N$1]+1);[.M91]+1;[.M91]))" office:value-type="float" office:value="1">
              <text:p>1</text:p>
            </table:table-cell>
            <table:table-cell table:style-name="ce8" table:formula="of:=['Code format'.$C$5]&amp;TEXT([.M92];['Code format'.$B$5])&amp;['Code format'.$D$5]" office:value-type="string" office:string-value="1">
              <text:p>1</text:p>
            </table:table-cell>
            <table:table-cell table:style-name="ce8" table:formula="of:=IF(EXACT([.L91];[.L92]);IF(EXACT([.M91];[.M92]);[.O91];CELL(&quot;Row&quot;;[.O92]));[.L92])" office:value-type="float" office:value="90">
              <text:p>90</text:p>
            </table:table-cell>
            <table:table-cell table:style-name="ce8" table:formula="of:=IF(AND([.$A92]&lt;=[.Q$1];[.$A91]&gt;[.$A92]);0;IF(EXACT([.$A92];[.Q$1]+1);[.P91]+1;[.P91]))" office:value-type="float" office:value="0">
              <text:p>0</text:p>
            </table:table-cell>
            <table:table-cell table:style-name="ce8" table:formula="of:=['Code format'.$C$6]&amp;TEXT([.P92];['Code format'.$B$6])&amp;['Code format'.$D$6]" office:value-type="string" office:string-value="0">
              <text:p>0</text:p>
            </table:table-cell>
            <table:table-cell table:style-name="ce8" table:formula="of:=IF(EXACT([.O91];[.O92]);IF(EXACT([.P91];[.P92]);[.R91];CELL(&quot;Row&quot;;[.R92]));[.O92])" office:value-type="float" office:value="90">
              <text:p>90</text:p>
            </table:table-cell>
            <table:table-cell table:style-name="ce8" table:formula="of:=IF(AND([.$A92]&lt;=[.T$1];[.$A91]&gt;[.$A92]);0;IF(EXACT([.$A92];[.T$1]+1);[.S91]+1;[.S91]))" office:value-type="float" office:value="2">
              <text:p>2</text:p>
            </table:table-cell>
            <table:table-cell table:style-name="ce8" table:formula="of:=['Code format'.$C$7]&amp;TEXT([.S92];['Code format'.$B$7])&amp;['Code format'.$D$7]" office:value-type="string" office:string-value="2">
              <text:p>2</text:p>
            </table:table-cell>
            <table:table-cell table:style-name="ce8" table:formula="of:=IF(EXACT([.R91];[.R92]);IF(EXACT([.S91];[.S92]);[.U91];CELL(&quot;Row&quot;;[.U92]));[.R92])" office:value-type="float" office:value="92">
              <text:p>92</text:p>
            </table:table-cell>
            <table:table-cell table:style-name="Nivel7" table:formula="of:=CONCATENATE([.E92];[.H92];[.K92];[.N92];[.Q92];[.T92])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212102">
              <text:p>212102</text:p>
            </table:table-cell>
            <table:table-cell table:style-name="ce9" office:value-type="string">
              <text:p>IVPag</text:p>
            </table:table-cell>
            <table:table-cell table:style-name="ce9" office:value-type="string">
              <text:p>Impuesto de ventas pagado</text:p>
            </table:table-cell>
            <table:table-cell table:style-name="Nivel7" table:formula="of:=[.X92]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Impuesto de ventas pagado">
              <text:p>Impuesto de ventas pagado</text:p>
            </table:table-cell>
            <table:table-cell table:style-name="Datos" table:formula="of:=IF(EXACT([.A92];1);&quot;&quot;;IF(EXACT([.A92];2);INDIRECT(CONCATENATE(&quot;V&quot;;[.C92]));IF(EXACT([.A92];3);INDIRECT(CONCATENATE(&quot;V&quot;;[.F92]));IF(EXACT([.A92];4);INDIRECT(CONCATENATE(&quot;V&quot;;[.I92]));IF(EXACT([.A92];5);INDIRECT(CONCATENATE(&quot;V&quot;;[.L92]));IF(EXACT([.A92];6);INDIRECT(CONCATENATE(&quot;V&quot;;[.O92]));IF(EXACT([.A92];7);INDIRECT(CONCATENATE(&quot;V&quot;;[.R92])))))))))" office:value-type="string" office:string-value="212100">
              <text:p>212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tax</text:p>
            </table:table-cell>
            <table:table-cell table:style-name="ce6" table:formula="of:=NOT(OR(AND(NOT(EXACT([.A92];7));NOT(EXACT([.AB92];&quot;view&quot;)));AND(EXACT([.A92];7);EXACT([.AB92];&quot;view&quot;))))" office:value-type="float" office:value="1">
              <text:p>1</text:p>
            </table:table-cell>
            <table:table-cell table:style-name="Datos" table:formula="of:=VLOOKUP([.AB92];['account.type'.$A$2:.$I$12];8)" office:value-type="string" office:string-value="payable">
              <text:p>payable</text:p>
            </table:table-cell>
            <table:table-cell table:style-name="Datos" table:formula="of:=VLOOKUP([.AB92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2];1);CHAR(9)&amp;CHAR(9)&amp;&quot;&lt;record id=&quot;&quot;account_account_template_&quot;&amp;SUBSTITUTE([.AG$1]&amp;[.$V92];&quot;-&quot;;&quot;_&quot;)&amp;&quot;&quot;&quot; model=&quot;&quot;account.account.template&quot;&quot;&gt;&quot;&amp;CHAR(13)&amp;CHAR(9)&amp;CHAR(9)&amp;CHAR(9)&amp;&quot;&lt;field name=&quot;&quot;code&quot;&quot;&gt;&quot;&amp;[.AG$1]&amp;[.$V92]&amp;&quot;&lt;/field&gt;&quot;&amp;CHAR(13)&amp;CHAR(9)&amp;CHAR(9)&amp;CHAR(9)&amp;&quot;&lt;field name=&quot;&quot;name&quot;&quot;&gt;&quot;&amp;[.AG$1]&amp;[.$Y92]&amp;&quot;&lt;/field&gt;&quot;&amp;CHAR(13)&amp;CHAR(9)&amp;CHAR(9)&amp;CHAR(9)&amp;&quot;&lt;field name=&quot;&quot;shortcut&quot;&quot;&gt;&quot;&amp;IF(EXACT([.$W92];&quot;&quot;);&quot;&quot;;[.AG$1]&amp;[.$W92])&amp;&quot;&lt;/field&gt;&quot;&amp;CHAR(13)&amp;CHAR(9)&amp;CHAR(9)&amp;CHAR(9)&amp;&quot;&lt;field name=&quot;&quot;parent_id&quot;&quot; ref=&quot;&quot;&quot;&amp;IF(EXACT([.$Z92];&quot;&quot;);&quot;&quot;;[.AG$1]&amp;[.$Z92])&amp;&quot;&quot;&quot;/&gt;&quot;&amp;CHAR(13)&amp;CHAR(9)&amp;CHAR(9)&amp;CHAR(9)&amp;&quot;&lt;field name=&quot;&quot;user_type&quot;&quot; ref=&quot;&quot;account_account_type_&quot;&amp;[.$AB92]&amp;&quot;&quot;&quot;/&gt;&quot;&amp;CHAR(13)&amp;CHAR(9)&amp;CHAR(9)&amp;CHAR(9)&amp;&quot;&lt;field name=&quot;&quot;currency_id&quot;&quot; ref=&quot;&quot;&quot;&amp;[.AA92]&amp;&quot;&quot;&quot;/&gt;&quot;&amp;CHAR(13)&amp;CHAR(9)&amp;CHAR(9)&amp;CHAR(9)&amp;&quot;&lt;field name=&quot;&quot;type&quot;&quot;&gt;&quot;&amp;[.$AD92]&amp;&quot;&lt;/field&gt;&quot;&amp;CHAR(13)&amp;CHAR(9)&amp;CHAR(9)&amp;CHAR(9)&amp;&quot;&lt;field name=&quot;&quot;reconcile&quot;&quot; eval=&quot;&quot;&quot;&amp;[.$AE92]&amp;&quot;&quot;&quot;/&gt;&quot;&amp;IF(EXACT([.$AF92];&quot;&quot;);&quot;&quot;;CHAR(13)&amp;CHAR(9)&amp;CHAR(9)&amp;CHAR(9)&amp;&quot;&lt;field name=&quot;&quot;tax_ids&quot;&quot;&gt;&quot;&amp;SUBSTITUTE([.$AF9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2102&quot; model=&quot;account.account.template&quot;&gt;&#13;&#9;&#9;&#9;&lt;field name=&quot;code&quot;&gt;0-212102&lt;/field&gt;&#13;&#9;&#9;&#9;&lt;field name=&quot;name&quot;&gt;0-Impuesto de ventas pagado&lt;/field&gt;&#13;&#9;&#9;&#9;&lt;field name=&quot;shortcut&quot;&gt;0-IVPag&lt;/field&gt;&#13;&#9;&#9;&#9;&lt;field name=&quot;parent_id&quot; ref=&quot;0-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0_212102" model="account.account.template"&gt;<text:tab/><text:tab/><text:tab/>&lt;field name="code"&gt;0-212102&lt;/field&gt;<text:tab/><text:tab/><text:tab/>&lt;field name="name"&gt;0-Impuesto de ventas pagado&lt;/field&gt;<text:tab/><text:tab/><text:tab/>&lt;field name="shortcut"&gt;0-IVPag&lt;/field&gt;<text:tab/><text:tab/><text:tab/>&lt;field name="parent_id" ref="0-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unreconciled"/&gt;<text:tab/><text:tab/>&lt;/record&gt;</text:p>
            </table:table-cell>
            <table:table-cell table:formula="of:=IF(EXACT([.AH92];1);CHAR(9)&amp;CHAR(9)&amp;&quot;&lt;record id=&quot;&quot;account_account_template_&quot;&amp;SUBSTITUTE([.AH$1]&amp;[.$V92];&quot;-&quot;;&quot;_&quot;)&amp;&quot;&quot;&quot; model=&quot;&quot;account.account.template&quot;&quot;&gt;&quot;&amp;CHAR(13)&amp;CHAR(9)&amp;CHAR(9)&amp;CHAR(9)&amp;&quot;&lt;field name=&quot;&quot;code&quot;&quot;&gt;&quot;&amp;[.AH$1]&amp;[.$V92]&amp;&quot;&lt;/field&gt;&quot;&amp;CHAR(13)&amp;CHAR(9)&amp;CHAR(9)&amp;CHAR(9)&amp;&quot;&lt;field name=&quot;&quot;name&quot;&quot;&gt;&quot;&amp;[.AH$1]&amp;[.$Y92]&amp;&quot;&lt;/field&gt;&quot;&amp;CHAR(13)&amp;CHAR(9)&amp;CHAR(9)&amp;CHAR(9)&amp;&quot;&lt;field name=&quot;&quot;shortcut&quot;&quot;&gt;&quot;&amp;IF(EXACT([.$W92];&quot;&quot;);&quot;&quot;;[.AH$1]&amp;[.$W92])&amp;&quot;&lt;/field&gt;&quot;&amp;CHAR(13)&amp;CHAR(9)&amp;CHAR(9)&amp;CHAR(9)&amp;&quot;&lt;field name=&quot;&quot;parent_id&quot;&quot; ref=&quot;&quot;&quot;&amp;IF(EXACT([.$Z92];&quot;&quot;);&quot;&quot;;[.AH$1]&amp;[.$Z92])&amp;&quot;&quot;&quot;/&gt;&quot;&amp;CHAR(13)&amp;CHAR(9)&amp;CHAR(9)&amp;CHAR(9)&amp;&quot;&lt;field name=&quot;&quot;user_type&quot;&quot; ref=&quot;&quot;account_account_type_&quot;&amp;[.$AB92]&amp;&quot;&quot;&quot;/&gt;&quot;&amp;CHAR(13)&amp;CHAR(9)&amp;CHAR(9)&amp;CHAR(9)&amp;&quot;&lt;field name=&quot;&quot;currency_id&quot;&quot; ref=&quot;&quot;&quot;&amp;[.AB92]&amp;&quot;&quot;&quot;/&gt;&quot;&amp;CHAR(13)&amp;CHAR(9)&amp;CHAR(9)&amp;CHAR(9)&amp;&quot;&lt;field name=&quot;&quot;type&quot;&quot;&gt;&quot;&amp;[.$AD92]&amp;&quot;&lt;/field&gt;&quot;&amp;CHAR(13)&amp;CHAR(9)&amp;CHAR(9)&amp;CHAR(9)&amp;&quot;&lt;field name=&quot;&quot;reconcile&quot;&quot; eval=&quot;&quot;&quot;&amp;[.$AE92]&amp;&quot;&quot;&quot;/&gt;&quot;&amp;IF(EXACT([.$AF92];&quot;&quot;);&quot;&quot;;CHAR(13)&amp;CHAR(9)&amp;CHAR(9)&amp;CHAR(9)&amp;&quot;&lt;field name=&quot;&quot;tax_ids&quot;&quot;&gt;&quot;&amp;SUBSTITUTE([.$AF9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2102&quot; model=&quot;account.account.template&quot;&gt;&#13;&#9;&#9;&#9;&lt;field name=&quot;code&quot;&gt;1-212102&lt;/field&gt;&#13;&#9;&#9;&#9;&lt;field name=&quot;name&quot;&gt;1-Impuesto de ventas pagado&lt;/field&gt;&#13;&#9;&#9;&#9;&lt;field name=&quot;shortcut&quot;&gt;1-IVPag&lt;/field&gt;&#13;&#9;&#9;&#9;&lt;field name=&quot;parent_id&quot; ref=&quot;1-212100&quot;/&gt;&#13;&#9;&#9;&#9;&lt;field name=&quot;user_type&quot; ref=&quot;account_account_type_tax&quot;/&gt;&#13;&#9;&#9;&#9;&lt;field name=&quot;currency_id&quot; ref=&quot;tax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1_212102" model="account.account.template"&gt;<text:tab/><text:tab/><text:tab/>&lt;field name="code"&gt;1-212102&lt;/field&gt;<text:tab/><text:tab/><text:tab/>&lt;field name="name"&gt;1-Impuesto de ventas pagado&lt;/field&gt;<text:tab/><text:tab/><text:tab/>&lt;field name="shortcut"&gt;1-IVPag&lt;/field&gt;<text:tab/><text:tab/><text:tab/>&lt;field name="parent_id" ref="1-212100"/&gt;<text:tab/><text:tab/><text:tab/>&lt;field name="user_type" ref="account_account_type_tax"/&gt;<text:tab/><text:tab/><text:tab/>&lt;field name="currency_id" ref="tax"/&gt;<text:tab/><text:tab/><text:tab/>&lt;field name="type"&gt;pay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92]&gt;[.A93];[.A92]=[.A93]);[.A92]&lt;&gt;7))" office:value-type="float" office:value="1">
              <text:p>1</text:p>
            </table:table-cell>
            <table:table-cell table:style-name="ce8" table:formula="of:=IF(EXACT([.A93];1);CELL(&quot;Row&quot;;[.C93]);[.C92])" office:value-type="float" office:value="2">
              <text:p>2</text:p>
            </table:table-cell>
            <table:table-cell table:style-name="ce8" table:formula="of:=IF(EXACT([.$A93];1);0;IF(EXACT([.$A93];2);[.D92]+1;[.D92]))" office:value-type="float" office:value="2">
              <text:p>2</text:p>
            </table:table-cell>
            <table:table-cell table:style-name="ce8" table:formula="of:=['Code format'.$C$2]&amp;TEXT([.D93];['Code format'.$B$2])&amp;['Code format'.$D$2]" office:value-type="string" office:string-value="2">
              <text:p>2</text:p>
            </table:table-cell>
            <table:table-cell table:style-name="ce8" table:formula="of:=IF(EXACT([.C92];[.C93]);IF(EXACT([.D92];[.D93]);[.F92];CELL(&quot;Row&quot;;[.F93]));[.C93])" office:value-type="float" office:value="82">
              <text:p>82</text:p>
            </table:table-cell>
            <table:table-cell table:style-name="ce8" table:formula="of:=IF(AND([.$A93]&lt;=[.H$1];[.$A92]&gt;[.$A93]);0;IF(EXACT([.$A93];[.H$1]+1);[.G92]+1;[.G92]))" office:value-type="float" office:value="1">
              <text:p>1</text:p>
            </table:table-cell>
            <table:table-cell table:style-name="ce8" table:formula="of:=['Code format'.$C$3]&amp;TEXT([.G93];['Code format'.$B$3])&amp;['Code format'.$D$3]" office:value-type="string" office:string-value="1">
              <text:p>1</text:p>
            </table:table-cell>
            <table:table-cell table:style-name="ce8" table:formula="of:=IF(EXACT([.F92];[.F93]);IF(EXACT([.G92];[.G93]);[.I92];CELL(&quot;Row&quot;;[.I93]));[.F93])" office:value-type="float" office:value="83">
              <text:p>83</text:p>
            </table:table-cell>
            <table:table-cell table:style-name="ce8" table:formula="of:=IF(AND([.$A93]&lt;=[.K$1];[.$A92]&gt;[.$A93]);0;IF(EXACT([.$A93];[.K$1]+1);[.J92]+1;[.J92]))" office:value-type="float" office:value="2">
              <text:p>2</text:p>
            </table:table-cell>
            <table:table-cell table:style-name="ce8" table:formula="of:=['Code format'.$C$4]&amp;TEXT([.J93];['Code format'.$B$4])&amp;['Code format'.$D$4]" office:value-type="string" office:string-value="2">
              <text:p>2</text:p>
            </table:table-cell>
            <table:table-cell table:style-name="ce8" table:formula="of:=IF(EXACT([.I92];[.I93]);IF(EXACT([.J92];[.J93]);[.L92];CELL(&quot;Row&quot;;[.L93]));[.I93])" office:value-type="float" office:value="89">
              <text:p>89</text:p>
            </table:table-cell>
            <table:table-cell table:style-name="ce8" table:formula="of:=IF(AND([.$A93]&lt;=[.N$1];[.$A92]&gt;[.$A93]);0;IF(EXACT([.$A93];[.N$1]+1);[.M92]+1;[.M92]))" office:value-type="float" office:value="2">
              <text:p>2</text:p>
            </table:table-cell>
            <table:table-cell table:style-name="ce8" table:formula="of:=['Code format'.$C$5]&amp;TEXT([.M93];['Code format'.$B$5])&amp;['Code format'.$D$5]" office:value-type="string" office:string-value="2">
              <text:p>2</text:p>
            </table:table-cell>
            <table:table-cell table:style-name="ce8" table:formula="of:=IF(EXACT([.L92];[.L93]);IF(EXACT([.M92];[.M93]);[.O92];CELL(&quot;Row&quot;;[.O93]));[.L93])" office:value-type="float" office:value="93">
              <text:p>93</text:p>
            </table:table-cell>
            <table:table-cell table:style-name="ce8" table:formula="of:=IF(AND([.$A93]&lt;=[.Q$1];[.$A92]&gt;[.$A93]);0;IF(EXACT([.$A93];[.Q$1]+1);[.P92]+1;[.P92]))" office:value-type="float" office:value="0">
              <text:p>0</text:p>
            </table:table-cell>
            <table:table-cell table:style-name="ce8" table:formula="of:=['Code format'.$C$6]&amp;TEXT([.P93];['Code format'.$B$6])&amp;['Code format'.$D$6]" office:value-type="string" office:string-value="0">
              <text:p>0</text:p>
            </table:table-cell>
            <table:table-cell table:style-name="ce8" table:formula="of:=IF(EXACT([.O92];[.O93]);IF(EXACT([.P92];[.P93]);[.R92];CELL(&quot;Row&quot;;[.R93]));[.O93])" office:value-type="float" office:value="93">
              <text:p>93</text:p>
            </table:table-cell>
            <table:table-cell table:style-name="ce8" table:formula="of:=IF(AND([.$A93]&lt;=[.T$1];[.$A92]&gt;[.$A93]);0;IF(EXACT([.$A93];[.T$1]+1);[.S92]+1;[.S92]))" office:value-type="float" office:value="0">
              <text:p>0</text:p>
            </table:table-cell>
            <table:table-cell table:style-name="ce8" table:formula="of:=['Code format'.$C$7]&amp;TEXT([.S93];['Code format'.$B$7])&amp;['Code format'.$D$7]" office:value-type="string" office:string-value="0">
              <text:p>0</text:p>
            </table:table-cell>
            <table:table-cell table:style-name="ce8" table:formula="of:=IF(EXACT([.R92];[.R93]);IF(EXACT([.S92];[.S93]);[.U92];CELL(&quot;Row&quot;;[.U93]));[.R93])" office:value-type="float" office:value="93">
              <text:p>93</text:p>
            </table:table-cell>
            <table:table-cell table:style-name="Nivel5" table:formula="of:=CONCATENATE([.E93];[.H93];[.K93];[.N93];[.Q93];[.T93])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212200">
              <text:p>212200</text:p>
            </table:table-cell>
            <table:table-cell table:style-name="ce9" office:value-type="string">
              <text:p>IR</text:p>
            </table:table-cell>
            <table:table-cell table:style-name="ce9" office:value-type="string">
              <text:p>Impuesto de renta</text:p>
            </table:table-cell>
            <table:table-cell table:style-name="Nivel5" table:formula="of:=[.X93]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Impuesto de renta">
              <text:p>Impuesto de renta</text:p>
            </table:table-cell>
            <table:table-cell table:style-name="Datos" table:formula="of:=IF(EXACT([.A93];1);&quot;&quot;;IF(EXACT([.A93];2);INDIRECT(CONCATENATE(&quot;V&quot;;[.C93]));IF(EXACT([.A93];3);INDIRECT(CONCATENATE(&quot;V&quot;;[.F93]));IF(EXACT([.A93];4);INDIRECT(CONCATENATE(&quot;V&quot;;[.I93]));IF(EXACT([.A93];5);INDIRECT(CONCATENATE(&quot;V&quot;;[.L93]));IF(EXACT([.A93];6);INDIRECT(CONCATENATE(&quot;V&quot;;[.O93]));IF(EXACT([.A93];7);INDIRECT(CONCATENATE(&quot;V&quot;;[.R93])))))))))" office:value-type="string" office:string-value="212000">
              <text:p>2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93];7));NOT(EXACT([.AB93];&quot;view&quot;)));AND(EXACT([.A93];7);EXACT([.AB93];&quot;view&quot;))))" office:value-type="float" office:value="1">
              <text:p>1</text:p>
            </table:table-cell>
            <table:table-cell table:style-name="Datos" table:formula="of:=VLOOKUP([.AB93];['account.type'.$A$2:.$I$12];8)" office:value-type="string" office:string-value="view">
              <text:p>view</text:p>
            </table:table-cell>
            <table:table-cell table:style-name="Datos" table:formula="of:=VLOOKUP([.AB9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3];1);CHAR(9)&amp;CHAR(9)&amp;&quot;&lt;record id=&quot;&quot;account_account_template_&quot;&amp;SUBSTITUTE([.AG$1]&amp;[.$V93];&quot;-&quot;;&quot;_&quot;)&amp;&quot;&quot;&quot; model=&quot;&quot;account.account.template&quot;&quot;&gt;&quot;&amp;CHAR(13)&amp;CHAR(9)&amp;CHAR(9)&amp;CHAR(9)&amp;&quot;&lt;field name=&quot;&quot;code&quot;&quot;&gt;&quot;&amp;[.AG$1]&amp;[.$V93]&amp;&quot;&lt;/field&gt;&quot;&amp;CHAR(13)&amp;CHAR(9)&amp;CHAR(9)&amp;CHAR(9)&amp;&quot;&lt;field name=&quot;&quot;name&quot;&quot;&gt;&quot;&amp;[.AG$1]&amp;[.$Y93]&amp;&quot;&lt;/field&gt;&quot;&amp;CHAR(13)&amp;CHAR(9)&amp;CHAR(9)&amp;CHAR(9)&amp;&quot;&lt;field name=&quot;&quot;shortcut&quot;&quot;&gt;&quot;&amp;IF(EXACT([.$W93];&quot;&quot;);&quot;&quot;;[.AG$1]&amp;[.$W93])&amp;&quot;&lt;/field&gt;&quot;&amp;CHAR(13)&amp;CHAR(9)&amp;CHAR(9)&amp;CHAR(9)&amp;&quot;&lt;field name=&quot;&quot;parent_id&quot;&quot; ref=&quot;&quot;&quot;&amp;IF(EXACT([.$Z93];&quot;&quot;);&quot;&quot;;[.AG$1]&amp;[.$Z93])&amp;&quot;&quot;&quot;/&gt;&quot;&amp;CHAR(13)&amp;CHAR(9)&amp;CHAR(9)&amp;CHAR(9)&amp;&quot;&lt;field name=&quot;&quot;user_type&quot;&quot; ref=&quot;&quot;account_account_type_&quot;&amp;[.$AB93]&amp;&quot;&quot;&quot;/&gt;&quot;&amp;CHAR(13)&amp;CHAR(9)&amp;CHAR(9)&amp;CHAR(9)&amp;&quot;&lt;field name=&quot;&quot;currency_id&quot;&quot; ref=&quot;&quot;&quot;&amp;[.AA93]&amp;&quot;&quot;&quot;/&gt;&quot;&amp;CHAR(13)&amp;CHAR(9)&amp;CHAR(9)&amp;CHAR(9)&amp;&quot;&lt;field name=&quot;&quot;type&quot;&quot;&gt;&quot;&amp;[.$AD93]&amp;&quot;&lt;/field&gt;&quot;&amp;CHAR(13)&amp;CHAR(9)&amp;CHAR(9)&amp;CHAR(9)&amp;&quot;&lt;field name=&quot;&quot;reconcile&quot;&quot; eval=&quot;&quot;&quot;&amp;[.$AE93]&amp;&quot;&quot;&quot;/&gt;&quot;&amp;IF(EXACT([.$AF93];&quot;&quot;);&quot;&quot;;CHAR(13)&amp;CHAR(9)&amp;CHAR(9)&amp;CHAR(9)&amp;&quot;&lt;field name=&quot;&quot;tax_ids&quot;&quot;&gt;&quot;&amp;SUBSTITUTE([.$AF9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2200&quot; model=&quot;account.account.template&quot;&gt;&#13;&#9;&#9;&#9;&lt;field name=&quot;code&quot;&gt;0-212200&lt;/field&gt;&#13;&#9;&#9;&#9;&lt;field name=&quot;name&quot;&gt;0-Impuesto de renta&lt;/field&gt;&#13;&#9;&#9;&#9;&lt;field name=&quot;shortcut&quot;&gt;0-IR&lt;/field&gt;&#13;&#9;&#9;&#9;&lt;field name=&quot;parent_id&quot; ref=&quot;0-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212200" model="account.account.template"&gt;<text:tab/><text:tab/><text:tab/>&lt;field name="code"&gt;0-212200&lt;/field&gt;<text:tab/><text:tab/><text:tab/>&lt;field name="name"&gt;0-Impuesto de renta&lt;/field&gt;<text:tab/><text:tab/><text:tab/>&lt;field name="shortcut"&gt;0-IR&lt;/field&gt;<text:tab/><text:tab/><text:tab/>&lt;field name="parent_id" ref="0-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93];1);CHAR(9)&amp;CHAR(9)&amp;&quot;&lt;record id=&quot;&quot;account_account_template_&quot;&amp;SUBSTITUTE([.AH$1]&amp;[.$V93];&quot;-&quot;;&quot;_&quot;)&amp;&quot;&quot;&quot; model=&quot;&quot;account.account.template&quot;&quot;&gt;&quot;&amp;CHAR(13)&amp;CHAR(9)&amp;CHAR(9)&amp;CHAR(9)&amp;&quot;&lt;field name=&quot;&quot;code&quot;&quot;&gt;&quot;&amp;[.AH$1]&amp;[.$V93]&amp;&quot;&lt;/field&gt;&quot;&amp;CHAR(13)&amp;CHAR(9)&amp;CHAR(9)&amp;CHAR(9)&amp;&quot;&lt;field name=&quot;&quot;name&quot;&quot;&gt;&quot;&amp;[.AH$1]&amp;[.$Y93]&amp;&quot;&lt;/field&gt;&quot;&amp;CHAR(13)&amp;CHAR(9)&amp;CHAR(9)&amp;CHAR(9)&amp;&quot;&lt;field name=&quot;&quot;shortcut&quot;&quot;&gt;&quot;&amp;IF(EXACT([.$W93];&quot;&quot;);&quot;&quot;;[.AH$1]&amp;[.$W93])&amp;&quot;&lt;/field&gt;&quot;&amp;CHAR(13)&amp;CHAR(9)&amp;CHAR(9)&amp;CHAR(9)&amp;&quot;&lt;field name=&quot;&quot;parent_id&quot;&quot; ref=&quot;&quot;&quot;&amp;IF(EXACT([.$Z93];&quot;&quot;);&quot;&quot;;[.AH$1]&amp;[.$Z93])&amp;&quot;&quot;&quot;/&gt;&quot;&amp;CHAR(13)&amp;CHAR(9)&amp;CHAR(9)&amp;CHAR(9)&amp;&quot;&lt;field name=&quot;&quot;user_type&quot;&quot; ref=&quot;&quot;account_account_type_&quot;&amp;[.$AB93]&amp;&quot;&quot;&quot;/&gt;&quot;&amp;CHAR(13)&amp;CHAR(9)&amp;CHAR(9)&amp;CHAR(9)&amp;&quot;&lt;field name=&quot;&quot;currency_id&quot;&quot; ref=&quot;&quot;&quot;&amp;[.AB93]&amp;&quot;&quot;&quot;/&gt;&quot;&amp;CHAR(13)&amp;CHAR(9)&amp;CHAR(9)&amp;CHAR(9)&amp;&quot;&lt;field name=&quot;&quot;type&quot;&quot;&gt;&quot;&amp;[.$AD93]&amp;&quot;&lt;/field&gt;&quot;&amp;CHAR(13)&amp;CHAR(9)&amp;CHAR(9)&amp;CHAR(9)&amp;&quot;&lt;field name=&quot;&quot;reconcile&quot;&quot; eval=&quot;&quot;&quot;&amp;[.$AE93]&amp;&quot;&quot;&quot;/&gt;&quot;&amp;IF(EXACT([.$AF93];&quot;&quot;);&quot;&quot;;CHAR(13)&amp;CHAR(9)&amp;CHAR(9)&amp;CHAR(9)&amp;&quot;&lt;field name=&quot;&quot;tax_ids&quot;&quot;&gt;&quot;&amp;SUBSTITUTE([.$AF9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2200&quot; model=&quot;account.account.template&quot;&gt;&#13;&#9;&#9;&#9;&lt;field name=&quot;code&quot;&gt;1-212200&lt;/field&gt;&#13;&#9;&#9;&#9;&lt;field name=&quot;name&quot;&gt;1-Impuesto de renta&lt;/field&gt;&#13;&#9;&#9;&#9;&lt;field name=&quot;shortcut&quot;&gt;1-IR&lt;/field&gt;&#13;&#9;&#9;&#9;&lt;field name=&quot;parent_id&quot; ref=&quot;1-21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212200" model="account.account.template"&gt;<text:tab/><text:tab/><text:tab/>&lt;field name="code"&gt;1-212200&lt;/field&gt;<text:tab/><text:tab/><text:tab/>&lt;field name="name"&gt;1-Impuesto de renta&lt;/field&gt;<text:tab/><text:tab/><text:tab/>&lt;field name="shortcut"&gt;1-IR&lt;/field&gt;<text:tab/><text:tab/><text:tab/>&lt;field name="parent_id" ref="1-21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93]&gt;[.A94];[.A93]=[.A94]);[.A93]&lt;&gt;7))" office:value-type="float" office:value="1">
              <text:p>1</text:p>
            </table:table-cell>
            <table:table-cell table:style-name="ce8" table:formula="of:=IF(EXACT([.A94];1);CELL(&quot;Row&quot;;[.C94]);[.C93])" office:value-type="float" office:value="2">
              <text:p>2</text:p>
            </table:table-cell>
            <table:table-cell table:style-name="ce8" table:formula="of:=IF(EXACT([.$A94];1);0;IF(EXACT([.$A94];2);[.D93]+1;[.D93]))" office:value-type="float" office:value="2">
              <text:p>2</text:p>
            </table:table-cell>
            <table:table-cell table:style-name="ce8" table:formula="of:=['Code format'.$C$2]&amp;TEXT([.D94];['Code format'.$B$2])&amp;['Code format'.$D$2]" office:value-type="string" office:string-value="2">
              <text:p>2</text:p>
            </table:table-cell>
            <table:table-cell table:style-name="ce8" table:formula="of:=IF(EXACT([.C93];[.C94]);IF(EXACT([.D93];[.D94]);[.F93];CELL(&quot;Row&quot;;[.F94]));[.C94])" office:value-type="float" office:value="82">
              <text:p>82</text:p>
            </table:table-cell>
            <table:table-cell table:style-name="ce8" table:formula="of:=IF(AND([.$A94]&lt;=[.H$1];[.$A93]&gt;[.$A94]);0;IF(EXACT([.$A94];[.H$1]+1);[.G93]+1;[.G93]))" office:value-type="float" office:value="1">
              <text:p>1</text:p>
            </table:table-cell>
            <table:table-cell table:style-name="ce8" table:formula="of:=['Code format'.$C$3]&amp;TEXT([.G94];['Code format'.$B$3])&amp;['Code format'.$D$3]" office:value-type="string" office:string-value="1">
              <text:p>1</text:p>
            </table:table-cell>
            <table:table-cell table:style-name="ce8" table:formula="of:=IF(EXACT([.F93];[.F94]);IF(EXACT([.G93];[.G94]);[.I93];CELL(&quot;Row&quot;;[.I94]));[.F94])" office:value-type="float" office:value="83">
              <text:p>83</text:p>
            </table:table-cell>
            <table:table-cell table:style-name="ce8" table:formula="of:=IF(AND([.$A94]&lt;=[.K$1];[.$A93]&gt;[.$A94]);0;IF(EXACT([.$A94];[.K$1]+1);[.J93]+1;[.J93]))" office:value-type="float" office:value="2">
              <text:p>2</text:p>
            </table:table-cell>
            <table:table-cell table:style-name="ce8" table:formula="of:=['Code format'.$C$4]&amp;TEXT([.J94];['Code format'.$B$4])&amp;['Code format'.$D$4]" office:value-type="string" office:string-value="2">
              <text:p>2</text:p>
            </table:table-cell>
            <table:table-cell table:style-name="ce8" table:formula="of:=IF(EXACT([.I93];[.I94]);IF(EXACT([.J93];[.J94]);[.L93];CELL(&quot;Row&quot;;[.L94]));[.I94])" office:value-type="float" office:value="89">
              <text:p>89</text:p>
            </table:table-cell>
            <table:table-cell table:style-name="ce8" table:formula="of:=IF(AND([.$A94]&lt;=[.N$1];[.$A93]&gt;[.$A94]);0;IF(EXACT([.$A94];[.N$1]+1);[.M93]+1;[.M93]))" office:value-type="float" office:value="2">
              <text:p>2</text:p>
            </table:table-cell>
            <table:table-cell table:style-name="ce8" table:formula="of:=['Code format'.$C$5]&amp;TEXT([.M94];['Code format'.$B$5])&amp;['Code format'.$D$5]" office:value-type="string" office:string-value="2">
              <text:p>2</text:p>
            </table:table-cell>
            <table:table-cell table:style-name="ce8" table:formula="of:=IF(EXACT([.L93];[.L94]);IF(EXACT([.M93];[.M94]);[.O93];CELL(&quot;Row&quot;;[.O94]));[.L94])" office:value-type="float" office:value="93">
              <text:p>93</text:p>
            </table:table-cell>
            <table:table-cell table:style-name="ce8" table:formula="of:=IF(AND([.$A94]&lt;=[.Q$1];[.$A93]&gt;[.$A94]);0;IF(EXACT([.$A94];[.Q$1]+1);[.P93]+1;[.P93]))" office:value-type="float" office:value="0">
              <text:p>0</text:p>
            </table:table-cell>
            <table:table-cell table:style-name="ce8" table:formula="of:=['Code format'.$C$6]&amp;TEXT([.P94];['Code format'.$B$6])&amp;['Code format'.$D$6]" office:value-type="string" office:string-value="0">
              <text:p>0</text:p>
            </table:table-cell>
            <table:table-cell table:style-name="ce8" table:formula="of:=IF(EXACT([.O93];[.O94]);IF(EXACT([.P93];[.P94]);[.R93];CELL(&quot;Row&quot;;[.R94]));[.O94])" office:value-type="float" office:value="93">
              <text:p>93</text:p>
            </table:table-cell>
            <table:table-cell table:style-name="ce8" table:formula="of:=IF(AND([.$A94]&lt;=[.T$1];[.$A93]&gt;[.$A94]);0;IF(EXACT([.$A94];[.T$1]+1);[.S93]+1;[.S93]))" office:value-type="float" office:value="1">
              <text:p>1</text:p>
            </table:table-cell>
            <table:table-cell table:style-name="ce8" table:formula="of:=['Code format'.$C$7]&amp;TEXT([.S94];['Code format'.$B$7])&amp;['Code format'.$D$7]" office:value-type="string" office:string-value="1">
              <text:p>1</text:p>
            </table:table-cell>
            <table:table-cell table:style-name="ce8" table:formula="of:=IF(EXACT([.R93];[.R94]);IF(EXACT([.S93];[.S94]);[.U93];CELL(&quot;Row&quot;;[.U94]));[.R94])" office:value-type="float" office:value="94">
              <text:p>94</text:p>
            </table:table-cell>
            <table:table-cell table:style-name="Nivel7" table:formula="of:=CONCATENATE([.E94];[.H94];[.K94];[.N94];[.Q94];[.T94])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212201">
              <text:p>212201</text:p>
            </table:table-cell>
            <table:table-cell table:style-name="ce9" office:value-type="string">
              <text:p>IRxP</text:p>
            </table:table-cell>
            <table:table-cell table:style-name="ce9" office:value-type="string">
              <text:p>Impuesto de renta por pagar</text:p>
            </table:table-cell>
            <table:table-cell table:style-name="Nivel7" table:formula="of:=[.X94]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Impuesto de renta por pagar">
              <text:p>Impuesto de renta por pagar</text:p>
            </table:table-cell>
            <table:table-cell table:style-name="Datos" table:formula="of:=IF(EXACT([.A94];1);&quot;&quot;;IF(EXACT([.A94];2);INDIRECT(CONCATENATE(&quot;V&quot;;[.C94]));IF(EXACT([.A94];3);INDIRECT(CONCATENATE(&quot;V&quot;;[.F94]));IF(EXACT([.A94];4);INDIRECT(CONCATENATE(&quot;V&quot;;[.I94]));IF(EXACT([.A94];5);INDIRECT(CONCATENATE(&quot;V&quot;;[.L94]));IF(EXACT([.A94];6);INDIRECT(CONCATENATE(&quot;V&quot;;[.O94]));IF(EXACT([.A94];7);INDIRECT(CONCATENATE(&quot;V&quot;;[.R94])))))))))" office:value-type="string" office:string-value="212200">
              <text:p>212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tax</text:p>
            </table:table-cell>
            <table:table-cell table:style-name="ce6" table:formula="of:=NOT(OR(AND(NOT(EXACT([.A94];7));NOT(EXACT([.AB94];&quot;view&quot;)));AND(EXACT([.A94];7);EXACT([.AB94];&quot;view&quot;))))" office:value-type="float" office:value="1">
              <text:p>1</text:p>
            </table:table-cell>
            <table:table-cell table:style-name="Datos" table:formula="of:=VLOOKUP([.AB94];['account.type'.$A$2:.$I$12];8)" office:value-type="string" office:string-value="payable">
              <text:p>payable</text:p>
            </table:table-cell>
            <table:table-cell table:style-name="Datos" table:formula="of:=VLOOKUP([.AB94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4];1);CHAR(9)&amp;CHAR(9)&amp;&quot;&lt;record id=&quot;&quot;account_account_template_&quot;&amp;SUBSTITUTE([.AG$1]&amp;[.$V94];&quot;-&quot;;&quot;_&quot;)&amp;&quot;&quot;&quot; model=&quot;&quot;account.account.template&quot;&quot;&gt;&quot;&amp;CHAR(13)&amp;CHAR(9)&amp;CHAR(9)&amp;CHAR(9)&amp;&quot;&lt;field name=&quot;&quot;code&quot;&quot;&gt;&quot;&amp;[.AG$1]&amp;[.$V94]&amp;&quot;&lt;/field&gt;&quot;&amp;CHAR(13)&amp;CHAR(9)&amp;CHAR(9)&amp;CHAR(9)&amp;&quot;&lt;field name=&quot;&quot;name&quot;&quot;&gt;&quot;&amp;[.AG$1]&amp;[.$Y94]&amp;&quot;&lt;/field&gt;&quot;&amp;CHAR(13)&amp;CHAR(9)&amp;CHAR(9)&amp;CHAR(9)&amp;&quot;&lt;field name=&quot;&quot;shortcut&quot;&quot;&gt;&quot;&amp;IF(EXACT([.$W94];&quot;&quot;);&quot;&quot;;[.AG$1]&amp;[.$W94])&amp;&quot;&lt;/field&gt;&quot;&amp;CHAR(13)&amp;CHAR(9)&amp;CHAR(9)&amp;CHAR(9)&amp;&quot;&lt;field name=&quot;&quot;parent_id&quot;&quot; ref=&quot;&quot;&quot;&amp;IF(EXACT([.$Z94];&quot;&quot;);&quot;&quot;;[.AG$1]&amp;[.$Z94])&amp;&quot;&quot;&quot;/&gt;&quot;&amp;CHAR(13)&amp;CHAR(9)&amp;CHAR(9)&amp;CHAR(9)&amp;&quot;&lt;field name=&quot;&quot;user_type&quot;&quot; ref=&quot;&quot;account_account_type_&quot;&amp;[.$AB94]&amp;&quot;&quot;&quot;/&gt;&quot;&amp;CHAR(13)&amp;CHAR(9)&amp;CHAR(9)&amp;CHAR(9)&amp;&quot;&lt;field name=&quot;&quot;currency_id&quot;&quot; ref=&quot;&quot;&quot;&amp;[.AA94]&amp;&quot;&quot;&quot;/&gt;&quot;&amp;CHAR(13)&amp;CHAR(9)&amp;CHAR(9)&amp;CHAR(9)&amp;&quot;&lt;field name=&quot;&quot;type&quot;&quot;&gt;&quot;&amp;[.$AD94]&amp;&quot;&lt;/field&gt;&quot;&amp;CHAR(13)&amp;CHAR(9)&amp;CHAR(9)&amp;CHAR(9)&amp;&quot;&lt;field name=&quot;&quot;reconcile&quot;&quot; eval=&quot;&quot;&quot;&amp;[.$AE94]&amp;&quot;&quot;&quot;/&gt;&quot;&amp;IF(EXACT([.$AF94];&quot;&quot;);&quot;&quot;;CHAR(13)&amp;CHAR(9)&amp;CHAR(9)&amp;CHAR(9)&amp;&quot;&lt;field name=&quot;&quot;tax_ids&quot;&quot;&gt;&quot;&amp;SUBSTITUTE([.$AF9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2201&quot; model=&quot;account.account.template&quot;&gt;&#13;&#9;&#9;&#9;&lt;field name=&quot;code&quot;&gt;0-212201&lt;/field&gt;&#13;&#9;&#9;&#9;&lt;field name=&quot;name&quot;&gt;0-Impuesto de renta por pagar&lt;/field&gt;&#13;&#9;&#9;&#9;&lt;field name=&quot;shortcut&quot;&gt;0-IRxP&lt;/field&gt;&#13;&#9;&#9;&#9;&lt;field name=&quot;parent_id&quot; ref=&quot;0-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0_212201" model="account.account.template"&gt;<text:tab/><text:tab/><text:tab/>&lt;field name="code"&gt;0-212201&lt;/field&gt;<text:tab/><text:tab/><text:tab/>&lt;field name="name"&gt;0-Impuesto de renta por pagar&lt;/field&gt;<text:tab/><text:tab/><text:tab/>&lt;field name="shortcut"&gt;0-IRxP&lt;/field&gt;<text:tab/><text:tab/><text:tab/>&lt;field name="parent_id" ref="0-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unreconciled"/&gt;<text:tab/><text:tab/>&lt;/record&gt;</text:p>
            </table:table-cell>
            <table:table-cell table:formula="of:=IF(EXACT([.AH94];1);CHAR(9)&amp;CHAR(9)&amp;&quot;&lt;record id=&quot;&quot;account_account_template_&quot;&amp;SUBSTITUTE([.AH$1]&amp;[.$V94];&quot;-&quot;;&quot;_&quot;)&amp;&quot;&quot;&quot; model=&quot;&quot;account.account.template&quot;&quot;&gt;&quot;&amp;CHAR(13)&amp;CHAR(9)&amp;CHAR(9)&amp;CHAR(9)&amp;&quot;&lt;field name=&quot;&quot;code&quot;&quot;&gt;&quot;&amp;[.AH$1]&amp;[.$V94]&amp;&quot;&lt;/field&gt;&quot;&amp;CHAR(13)&amp;CHAR(9)&amp;CHAR(9)&amp;CHAR(9)&amp;&quot;&lt;field name=&quot;&quot;name&quot;&quot;&gt;&quot;&amp;[.AH$1]&amp;[.$Y94]&amp;&quot;&lt;/field&gt;&quot;&amp;CHAR(13)&amp;CHAR(9)&amp;CHAR(9)&amp;CHAR(9)&amp;&quot;&lt;field name=&quot;&quot;shortcut&quot;&quot;&gt;&quot;&amp;IF(EXACT([.$W94];&quot;&quot;);&quot;&quot;;[.AH$1]&amp;[.$W94])&amp;&quot;&lt;/field&gt;&quot;&amp;CHAR(13)&amp;CHAR(9)&amp;CHAR(9)&amp;CHAR(9)&amp;&quot;&lt;field name=&quot;&quot;parent_id&quot;&quot; ref=&quot;&quot;&quot;&amp;IF(EXACT([.$Z94];&quot;&quot;);&quot;&quot;;[.AH$1]&amp;[.$Z94])&amp;&quot;&quot;&quot;/&gt;&quot;&amp;CHAR(13)&amp;CHAR(9)&amp;CHAR(9)&amp;CHAR(9)&amp;&quot;&lt;field name=&quot;&quot;user_type&quot;&quot; ref=&quot;&quot;account_account_type_&quot;&amp;[.$AB94]&amp;&quot;&quot;&quot;/&gt;&quot;&amp;CHAR(13)&amp;CHAR(9)&amp;CHAR(9)&amp;CHAR(9)&amp;&quot;&lt;field name=&quot;&quot;currency_id&quot;&quot; ref=&quot;&quot;&quot;&amp;[.AB94]&amp;&quot;&quot;&quot;/&gt;&quot;&amp;CHAR(13)&amp;CHAR(9)&amp;CHAR(9)&amp;CHAR(9)&amp;&quot;&lt;field name=&quot;&quot;type&quot;&quot;&gt;&quot;&amp;[.$AD94]&amp;&quot;&lt;/field&gt;&quot;&amp;CHAR(13)&amp;CHAR(9)&amp;CHAR(9)&amp;CHAR(9)&amp;&quot;&lt;field name=&quot;&quot;reconcile&quot;&quot; eval=&quot;&quot;&quot;&amp;[.$AE94]&amp;&quot;&quot;&quot;/&gt;&quot;&amp;IF(EXACT([.$AF94];&quot;&quot;);&quot;&quot;;CHAR(13)&amp;CHAR(9)&amp;CHAR(9)&amp;CHAR(9)&amp;&quot;&lt;field name=&quot;&quot;tax_ids&quot;&quot;&gt;&quot;&amp;SUBSTITUTE([.$AF9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2201&quot; model=&quot;account.account.template&quot;&gt;&#13;&#9;&#9;&#9;&lt;field name=&quot;code&quot;&gt;1-212201&lt;/field&gt;&#13;&#9;&#9;&#9;&lt;field name=&quot;name&quot;&gt;1-Impuesto de renta por pagar&lt;/field&gt;&#13;&#9;&#9;&#9;&lt;field name=&quot;shortcut&quot;&gt;1-IRxP&lt;/field&gt;&#13;&#9;&#9;&#9;&lt;field name=&quot;parent_id&quot; ref=&quot;1-212200&quot;/&gt;&#13;&#9;&#9;&#9;&lt;field name=&quot;user_type&quot; ref=&quot;account_account_type_tax&quot;/&gt;&#13;&#9;&#9;&#9;&lt;field name=&quot;currency_id&quot; ref=&quot;tax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1_212201" model="account.account.template"&gt;<text:tab/><text:tab/><text:tab/>&lt;field name="code"&gt;1-212201&lt;/field&gt;<text:tab/><text:tab/><text:tab/>&lt;field name="name"&gt;1-Impuesto de renta por pagar&lt;/field&gt;<text:tab/><text:tab/><text:tab/>&lt;field name="shortcut"&gt;1-IRxP&lt;/field&gt;<text:tab/><text:tab/><text:tab/>&lt;field name="parent_id" ref="1-212200"/&gt;<text:tab/><text:tab/><text:tab/>&lt;field name="user_type" ref="account_account_type_tax"/&gt;<text:tab/><text:tab/><text:tab/>&lt;field name="currency_id" ref="tax"/&gt;<text:tab/><text:tab/><text:tab/>&lt;field name="type"&gt;pay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94]&gt;[.A95];[.A94]=[.A95]);[.A94]&lt;&gt;7))" office:value-type="float" office:value="1">
              <text:p>1</text:p>
            </table:table-cell>
            <table:table-cell table:style-name="ce8" table:formula="of:=IF(EXACT([.A95];1);CELL(&quot;Row&quot;;[.C95]);[.C94])" office:value-type="float" office:value="2">
              <text:p>2</text:p>
            </table:table-cell>
            <table:table-cell table:style-name="ce8" table:formula="of:=IF(EXACT([.$A95];1);0;IF(EXACT([.$A95];2);[.D94]+1;[.D94]))" office:value-type="float" office:value="2">
              <text:p>2</text:p>
            </table:table-cell>
            <table:table-cell table:style-name="ce8" table:formula="of:=['Code format'.$C$2]&amp;TEXT([.D95];['Code format'.$B$2])&amp;['Code format'.$D$2]" office:value-type="string" office:string-value="2">
              <text:p>2</text:p>
            </table:table-cell>
            <table:table-cell table:style-name="ce8" table:formula="of:=IF(EXACT([.C94];[.C95]);IF(EXACT([.D94];[.D95]);[.F94];CELL(&quot;Row&quot;;[.F95]));[.C95])" office:value-type="float" office:value="82">
              <text:p>82</text:p>
            </table:table-cell>
            <table:table-cell table:style-name="ce8" table:formula="of:=IF(AND([.$A95]&lt;=[.H$1];[.$A94]&gt;[.$A95]);0;IF(EXACT([.$A95];[.H$1]+1);[.G94]+1;[.G94]))" office:value-type="float" office:value="1">
              <text:p>1</text:p>
            </table:table-cell>
            <table:table-cell table:style-name="ce8" table:formula="of:=['Code format'.$C$3]&amp;TEXT([.G95];['Code format'.$B$3])&amp;['Code format'.$D$3]" office:value-type="string" office:string-value="1">
              <text:p>1</text:p>
            </table:table-cell>
            <table:table-cell table:style-name="ce8" table:formula="of:=IF(EXACT([.F94];[.F95]);IF(EXACT([.G94];[.G95]);[.I94];CELL(&quot;Row&quot;;[.I95]));[.F95])" office:value-type="float" office:value="83">
              <text:p>83</text:p>
            </table:table-cell>
            <table:table-cell table:style-name="ce8" table:formula="of:=IF(AND([.$A95]&lt;=[.K$1];[.$A94]&gt;[.$A95]);0;IF(EXACT([.$A95];[.K$1]+1);[.J94]+1;[.J94]))" office:value-type="float" office:value="2">
              <text:p>2</text:p>
            </table:table-cell>
            <table:table-cell table:style-name="ce8" table:formula="of:=['Code format'.$C$4]&amp;TEXT([.J95];['Code format'.$B$4])&amp;['Code format'.$D$4]" office:value-type="string" office:string-value="2">
              <text:p>2</text:p>
            </table:table-cell>
            <table:table-cell table:style-name="ce8" table:formula="of:=IF(EXACT([.I94];[.I95]);IF(EXACT([.J94];[.J95]);[.L94];CELL(&quot;Row&quot;;[.L95]));[.I95])" office:value-type="float" office:value="89">
              <text:p>89</text:p>
            </table:table-cell>
            <table:table-cell table:style-name="ce8" table:formula="of:=IF(AND([.$A95]&lt;=[.N$1];[.$A94]&gt;[.$A95]);0;IF(EXACT([.$A95];[.N$1]+1);[.M94]+1;[.M94]))" office:value-type="float" office:value="2">
              <text:p>2</text:p>
            </table:table-cell>
            <table:table-cell table:style-name="ce8" table:formula="of:=['Code format'.$C$5]&amp;TEXT([.M95];['Code format'.$B$5])&amp;['Code format'.$D$5]" office:value-type="string" office:string-value="2">
              <text:p>2</text:p>
            </table:table-cell>
            <table:table-cell table:style-name="ce8" table:formula="of:=IF(EXACT([.L94];[.L95]);IF(EXACT([.M94];[.M95]);[.O94];CELL(&quot;Row&quot;;[.O95]));[.L95])" office:value-type="float" office:value="93">
              <text:p>93</text:p>
            </table:table-cell>
            <table:table-cell table:style-name="ce8" table:formula="of:=IF(AND([.$A95]&lt;=[.Q$1];[.$A94]&gt;[.$A95]);0;IF(EXACT([.$A95];[.Q$1]+1);[.P94]+1;[.P94]))" office:value-type="float" office:value="0">
              <text:p>0</text:p>
            </table:table-cell>
            <table:table-cell table:style-name="ce8" table:formula="of:=['Code format'.$C$6]&amp;TEXT([.P95];['Code format'.$B$6])&amp;['Code format'.$D$6]" office:value-type="string" office:string-value="0">
              <text:p>0</text:p>
            </table:table-cell>
            <table:table-cell table:style-name="ce8" table:formula="of:=IF(EXACT([.O94];[.O95]);IF(EXACT([.P94];[.P95]);[.R94];CELL(&quot;Row&quot;;[.R95]));[.O95])" office:value-type="float" office:value="93">
              <text:p>93</text:p>
            </table:table-cell>
            <table:table-cell table:style-name="ce8" table:formula="of:=IF(AND([.$A95]&lt;=[.T$1];[.$A94]&gt;[.$A95]);0;IF(EXACT([.$A95];[.T$1]+1);[.S94]+1;[.S94]))" office:value-type="float" office:value="2">
              <text:p>2</text:p>
            </table:table-cell>
            <table:table-cell table:style-name="ce8" table:formula="of:=['Code format'.$C$7]&amp;TEXT([.S95];['Code format'.$B$7])&amp;['Code format'.$D$7]" office:value-type="string" office:string-value="2">
              <text:p>2</text:p>
            </table:table-cell>
            <table:table-cell table:style-name="ce8" table:formula="of:=IF(EXACT([.R94];[.R95]);IF(EXACT([.S94];[.S95]);[.U94];CELL(&quot;Row&quot;;[.U95]));[.R95])" office:value-type="float" office:value="95">
              <text:p>95</text:p>
            </table:table-cell>
            <table:table-cell table:style-name="Nivel7" table:formula="of:=CONCATENATE([.E95];[.H95];[.K95];[.N95];[.Q95];[.T95])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212202">
              <text:p>212202</text:p>
            </table:table-cell>
            <table:table-cell table:style-name="ce9" office:value-type="string">
              <text:p>AdIR</text:p>
            </table:table-cell>
            <table:table-cell table:style-name="ce9" office:value-type="string">
              <text:p>Adelantos de impuesto de renta</text:p>
            </table:table-cell>
            <table:table-cell table:style-name="Nivel7" table:formula="of:=[.X95]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Adelantos de impuesto de renta">
              <text:p>Adelantos de impuesto de renta</text:p>
            </table:table-cell>
            <table:table-cell table:style-name="Datos" table:formula="of:=IF(EXACT([.A95];1);&quot;&quot;;IF(EXACT([.A95];2);INDIRECT(CONCATENATE(&quot;V&quot;;[.C95]));IF(EXACT([.A95];3);INDIRECT(CONCATENATE(&quot;V&quot;;[.F95]));IF(EXACT([.A95];4);INDIRECT(CONCATENATE(&quot;V&quot;;[.I95]));IF(EXACT([.A95];5);INDIRECT(CONCATENATE(&quot;V&quot;;[.L95]));IF(EXACT([.A95];6);INDIRECT(CONCATENATE(&quot;V&quot;;[.O95]));IF(EXACT([.A95];7);INDIRECT(CONCATENATE(&quot;V&quot;;[.R95])))))))))" office:value-type="string" office:string-value="212200">
              <text:p>212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tax</text:p>
            </table:table-cell>
            <table:table-cell table:style-name="ce6" table:formula="of:=NOT(OR(AND(NOT(EXACT([.A95];7));NOT(EXACT([.AB95];&quot;view&quot;)));AND(EXACT([.A95];7);EXACT([.AB95];&quot;view&quot;))))" office:value-type="float" office:value="1">
              <text:p>1</text:p>
            </table:table-cell>
            <table:table-cell table:style-name="Datos" table:formula="of:=VLOOKUP([.AB95];['account.type'.$A$2:.$I$12];8)" office:value-type="string" office:string-value="payable">
              <text:p>payable</text:p>
            </table:table-cell>
            <table:table-cell table:style-name="Datos" table:formula="of:=VLOOKUP([.AB95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5];1);CHAR(9)&amp;CHAR(9)&amp;&quot;&lt;record id=&quot;&quot;account_account_template_&quot;&amp;SUBSTITUTE([.AG$1]&amp;[.$V95];&quot;-&quot;;&quot;_&quot;)&amp;&quot;&quot;&quot; model=&quot;&quot;account.account.template&quot;&quot;&gt;&quot;&amp;CHAR(13)&amp;CHAR(9)&amp;CHAR(9)&amp;CHAR(9)&amp;&quot;&lt;field name=&quot;&quot;code&quot;&quot;&gt;&quot;&amp;[.AG$1]&amp;[.$V95]&amp;&quot;&lt;/field&gt;&quot;&amp;CHAR(13)&amp;CHAR(9)&amp;CHAR(9)&amp;CHAR(9)&amp;&quot;&lt;field name=&quot;&quot;name&quot;&quot;&gt;&quot;&amp;[.AG$1]&amp;[.$Y95]&amp;&quot;&lt;/field&gt;&quot;&amp;CHAR(13)&amp;CHAR(9)&amp;CHAR(9)&amp;CHAR(9)&amp;&quot;&lt;field name=&quot;&quot;shortcut&quot;&quot;&gt;&quot;&amp;IF(EXACT([.$W95];&quot;&quot;);&quot;&quot;;[.AG$1]&amp;[.$W95])&amp;&quot;&lt;/field&gt;&quot;&amp;CHAR(13)&amp;CHAR(9)&amp;CHAR(9)&amp;CHAR(9)&amp;&quot;&lt;field name=&quot;&quot;parent_id&quot;&quot; ref=&quot;&quot;&quot;&amp;IF(EXACT([.$Z95];&quot;&quot;);&quot;&quot;;[.AG$1]&amp;[.$Z95])&amp;&quot;&quot;&quot;/&gt;&quot;&amp;CHAR(13)&amp;CHAR(9)&amp;CHAR(9)&amp;CHAR(9)&amp;&quot;&lt;field name=&quot;&quot;user_type&quot;&quot; ref=&quot;&quot;account_account_type_&quot;&amp;[.$AB95]&amp;&quot;&quot;&quot;/&gt;&quot;&amp;CHAR(13)&amp;CHAR(9)&amp;CHAR(9)&amp;CHAR(9)&amp;&quot;&lt;field name=&quot;&quot;currency_id&quot;&quot; ref=&quot;&quot;&quot;&amp;[.AA95]&amp;&quot;&quot;&quot;/&gt;&quot;&amp;CHAR(13)&amp;CHAR(9)&amp;CHAR(9)&amp;CHAR(9)&amp;&quot;&lt;field name=&quot;&quot;type&quot;&quot;&gt;&quot;&amp;[.$AD95]&amp;&quot;&lt;/field&gt;&quot;&amp;CHAR(13)&amp;CHAR(9)&amp;CHAR(9)&amp;CHAR(9)&amp;&quot;&lt;field name=&quot;&quot;reconcile&quot;&quot; eval=&quot;&quot;&quot;&amp;[.$AE95]&amp;&quot;&quot;&quot;/&gt;&quot;&amp;IF(EXACT([.$AF95];&quot;&quot;);&quot;&quot;;CHAR(13)&amp;CHAR(9)&amp;CHAR(9)&amp;CHAR(9)&amp;&quot;&lt;field name=&quot;&quot;tax_ids&quot;&quot;&gt;&quot;&amp;SUBSTITUTE([.$AF9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2202&quot; model=&quot;account.account.template&quot;&gt;&#13;&#9;&#9;&#9;&lt;field name=&quot;code&quot;&gt;0-212202&lt;/field&gt;&#13;&#9;&#9;&#9;&lt;field name=&quot;name&quot;&gt;0-Adelantos de impuesto de renta&lt;/field&gt;&#13;&#9;&#9;&#9;&lt;field name=&quot;shortcut&quot;&gt;0-AdIR&lt;/field&gt;&#13;&#9;&#9;&#9;&lt;field name=&quot;parent_id&quot; ref=&quot;0-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0_212202" model="account.account.template"&gt;<text:tab/><text:tab/><text:tab/>&lt;field name="code"&gt;0-212202&lt;/field&gt;<text:tab/><text:tab/><text:tab/>&lt;field name="name"&gt;0-Adelantos de impuesto de renta&lt;/field&gt;<text:tab/><text:tab/><text:tab/>&lt;field name="shortcut"&gt;0-AdIR&lt;/field&gt;<text:tab/><text:tab/><text:tab/>&lt;field name="parent_id" ref="0-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unreconciled"/&gt;<text:tab/><text:tab/>&lt;/record&gt;</text:p>
            </table:table-cell>
            <table:table-cell table:formula="of:=IF(EXACT([.AH95];1);CHAR(9)&amp;CHAR(9)&amp;&quot;&lt;record id=&quot;&quot;account_account_template_&quot;&amp;SUBSTITUTE([.AH$1]&amp;[.$V95];&quot;-&quot;;&quot;_&quot;)&amp;&quot;&quot;&quot; model=&quot;&quot;account.account.template&quot;&quot;&gt;&quot;&amp;CHAR(13)&amp;CHAR(9)&amp;CHAR(9)&amp;CHAR(9)&amp;&quot;&lt;field name=&quot;&quot;code&quot;&quot;&gt;&quot;&amp;[.AH$1]&amp;[.$V95]&amp;&quot;&lt;/field&gt;&quot;&amp;CHAR(13)&amp;CHAR(9)&amp;CHAR(9)&amp;CHAR(9)&amp;&quot;&lt;field name=&quot;&quot;name&quot;&quot;&gt;&quot;&amp;[.AH$1]&amp;[.$Y95]&amp;&quot;&lt;/field&gt;&quot;&amp;CHAR(13)&amp;CHAR(9)&amp;CHAR(9)&amp;CHAR(9)&amp;&quot;&lt;field name=&quot;&quot;shortcut&quot;&quot;&gt;&quot;&amp;IF(EXACT([.$W95];&quot;&quot;);&quot;&quot;;[.AH$1]&amp;[.$W95])&amp;&quot;&lt;/field&gt;&quot;&amp;CHAR(13)&amp;CHAR(9)&amp;CHAR(9)&amp;CHAR(9)&amp;&quot;&lt;field name=&quot;&quot;parent_id&quot;&quot; ref=&quot;&quot;&quot;&amp;IF(EXACT([.$Z95];&quot;&quot;);&quot;&quot;;[.AH$1]&amp;[.$Z95])&amp;&quot;&quot;&quot;/&gt;&quot;&amp;CHAR(13)&amp;CHAR(9)&amp;CHAR(9)&amp;CHAR(9)&amp;&quot;&lt;field name=&quot;&quot;user_type&quot;&quot; ref=&quot;&quot;account_account_type_&quot;&amp;[.$AB95]&amp;&quot;&quot;&quot;/&gt;&quot;&amp;CHAR(13)&amp;CHAR(9)&amp;CHAR(9)&amp;CHAR(9)&amp;&quot;&lt;field name=&quot;&quot;currency_id&quot;&quot; ref=&quot;&quot;&quot;&amp;[.AB95]&amp;&quot;&quot;&quot;/&gt;&quot;&amp;CHAR(13)&amp;CHAR(9)&amp;CHAR(9)&amp;CHAR(9)&amp;&quot;&lt;field name=&quot;&quot;type&quot;&quot;&gt;&quot;&amp;[.$AD95]&amp;&quot;&lt;/field&gt;&quot;&amp;CHAR(13)&amp;CHAR(9)&amp;CHAR(9)&amp;CHAR(9)&amp;&quot;&lt;field name=&quot;&quot;reconcile&quot;&quot; eval=&quot;&quot;&quot;&amp;[.$AE95]&amp;&quot;&quot;&quot;/&gt;&quot;&amp;IF(EXACT([.$AF95];&quot;&quot;);&quot;&quot;;CHAR(13)&amp;CHAR(9)&amp;CHAR(9)&amp;CHAR(9)&amp;&quot;&lt;field name=&quot;&quot;tax_ids&quot;&quot;&gt;&quot;&amp;SUBSTITUTE([.$AF9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2202&quot; model=&quot;account.account.template&quot;&gt;&#13;&#9;&#9;&#9;&lt;field name=&quot;code&quot;&gt;1-212202&lt;/field&gt;&#13;&#9;&#9;&#9;&lt;field name=&quot;name&quot;&gt;1-Adelantos de impuesto de renta&lt;/field&gt;&#13;&#9;&#9;&#9;&lt;field name=&quot;shortcut&quot;&gt;1-AdIR&lt;/field&gt;&#13;&#9;&#9;&#9;&lt;field name=&quot;parent_id&quot; ref=&quot;1-212200&quot;/&gt;&#13;&#9;&#9;&#9;&lt;field name=&quot;user_type&quot; ref=&quot;account_account_type_tax&quot;/&gt;&#13;&#9;&#9;&#9;&lt;field name=&quot;currency_id&quot; ref=&quot;tax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1_212202" model="account.account.template"&gt;<text:tab/><text:tab/><text:tab/>&lt;field name="code"&gt;1-212202&lt;/field&gt;<text:tab/><text:tab/><text:tab/>&lt;field name="name"&gt;1-Adelantos de impuesto de renta&lt;/field&gt;<text:tab/><text:tab/><text:tab/>&lt;field name="shortcut"&gt;1-AdIR&lt;/field&gt;<text:tab/><text:tab/><text:tab/>&lt;field name="parent_id" ref="1-212200"/&gt;<text:tab/><text:tab/><text:tab/>&lt;field name="user_type" ref="account_account_type_tax"/&gt;<text:tab/><text:tab/><text:tab/>&lt;field name="currency_id" ref="tax"/&gt;<text:tab/><text:tab/><text:tab/>&lt;field name="type"&gt;payable&lt;/field&gt;<text:tab/><text:tab/><text:tab/>&lt;field name="reconcile" eval="unreconciled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95]&gt;[.A96];[.A95]=[.A96]);[.A95]&lt;&gt;7))" office:value-type="float" office:value="1">
              <text:p>1</text:p>
            </table:table-cell>
            <table:table-cell table:style-name="ce8" table:formula="of:=IF(EXACT([.A96];1);CELL(&quot;Row&quot;;[.C96]);[.C95])" office:value-type="float" office:value="2">
              <text:p>2</text:p>
            </table:table-cell>
            <table:table-cell table:style-name="ce8" table:formula="of:=IF(EXACT([.$A96];1);0;IF(EXACT([.$A96];2);[.D95]+1;[.D95]))" office:value-type="float" office:value="2">
              <text:p>2</text:p>
            </table:table-cell>
            <table:table-cell table:style-name="ce8" table:formula="of:=['Code format'.$C$2]&amp;TEXT([.D96];['Code format'.$B$2])&amp;['Code format'.$D$2]" office:value-type="string" office:string-value="2">
              <text:p>2</text:p>
            </table:table-cell>
            <table:table-cell table:style-name="ce8" table:formula="of:=IF(EXACT([.C95];[.C96]);IF(EXACT([.D95];[.D96]);[.F95];CELL(&quot;Row&quot;;[.F96]));[.C96])" office:value-type="float" office:value="82">
              <text:p>82</text:p>
            </table:table-cell>
            <table:table-cell table:style-name="ce8" table:formula="of:=IF(AND([.$A96]&lt;=[.H$1];[.$A95]&gt;[.$A96]);0;IF(EXACT([.$A96];[.H$1]+1);[.G95]+1;[.G95]))" office:value-type="float" office:value="1">
              <text:p>1</text:p>
            </table:table-cell>
            <table:table-cell table:style-name="ce8" table:formula="of:=['Code format'.$C$3]&amp;TEXT([.G96];['Code format'.$B$3])&amp;['Code format'.$D$3]" office:value-type="string" office:string-value="1">
              <text:p>1</text:p>
            </table:table-cell>
            <table:table-cell table:style-name="ce8" table:formula="of:=IF(EXACT([.F95];[.F96]);IF(EXACT([.G95];[.G96]);[.I95];CELL(&quot;Row&quot;;[.I96]));[.F96])" office:value-type="float" office:value="83">
              <text:p>83</text:p>
            </table:table-cell>
            <table:table-cell table:style-name="ce8" table:formula="of:=IF(AND([.$A96]&lt;=[.K$1];[.$A95]&gt;[.$A96]);0;IF(EXACT([.$A96];[.K$1]+1);[.J95]+1;[.J95]))" office:value-type="float" office:value="2">
              <text:p>2</text:p>
            </table:table-cell>
            <table:table-cell table:style-name="ce8" table:formula="of:=['Code format'.$C$4]&amp;TEXT([.J96];['Code format'.$B$4])&amp;['Code format'.$D$4]" office:value-type="string" office:string-value="2">
              <text:p>2</text:p>
            </table:table-cell>
            <table:table-cell table:style-name="ce8" table:formula="of:=IF(EXACT([.I95];[.I96]);IF(EXACT([.J95];[.J96]);[.L95];CELL(&quot;Row&quot;;[.L96]));[.I96])" office:value-type="float" office:value="89">
              <text:p>89</text:p>
            </table:table-cell>
            <table:table-cell table:style-name="ce8" table:formula="of:=IF(AND([.$A96]&lt;=[.N$1];[.$A95]&gt;[.$A96]);0;IF(EXACT([.$A96];[.N$1]+1);[.M95]+1;[.M95]))" office:value-type="float" office:value="2">
              <text:p>2</text:p>
            </table:table-cell>
            <table:table-cell table:style-name="ce8" table:formula="of:=['Code format'.$C$5]&amp;TEXT([.M96];['Code format'.$B$5])&amp;['Code format'.$D$5]" office:value-type="string" office:string-value="2">
              <text:p>2</text:p>
            </table:table-cell>
            <table:table-cell table:style-name="ce8" table:formula="of:=IF(EXACT([.L95];[.L96]);IF(EXACT([.M95];[.M96]);[.O95];CELL(&quot;Row&quot;;[.O96]));[.L96])" office:value-type="float" office:value="93">
              <text:p>93</text:p>
            </table:table-cell>
            <table:table-cell table:style-name="ce8" table:formula="of:=IF(AND([.$A96]&lt;=[.Q$1];[.$A95]&gt;[.$A96]);0;IF(EXACT([.$A96];[.Q$1]+1);[.P95]+1;[.P95]))" office:value-type="float" office:value="0">
              <text:p>0</text:p>
            </table:table-cell>
            <table:table-cell table:style-name="ce8" table:formula="of:=['Code format'.$C$6]&amp;TEXT([.P96];['Code format'.$B$6])&amp;['Code format'.$D$6]" office:value-type="string" office:string-value="0">
              <text:p>0</text:p>
            </table:table-cell>
            <table:table-cell table:style-name="ce8" table:formula="of:=IF(EXACT([.O95];[.O96]);IF(EXACT([.P95];[.P96]);[.R95];CELL(&quot;Row&quot;;[.R96]));[.O96])" office:value-type="float" office:value="93">
              <text:p>93</text:p>
            </table:table-cell>
            <table:table-cell table:style-name="ce8" table:formula="of:=IF(AND([.$A96]&lt;=[.T$1];[.$A95]&gt;[.$A96]);0;IF(EXACT([.$A96];[.T$1]+1);[.S95]+1;[.S95]))" office:value-type="float" office:value="3">
              <text:p>3</text:p>
            </table:table-cell>
            <table:table-cell table:style-name="ce8" table:formula="of:=['Code format'.$C$7]&amp;TEXT([.S96];['Code format'.$B$7])&amp;['Code format'.$D$7]" office:value-type="string" office:string-value="3">
              <text:p>3</text:p>
            </table:table-cell>
            <table:table-cell table:style-name="ce8" table:formula="of:=IF(EXACT([.R95];[.R96]);IF(EXACT([.S95];[.S96]);[.U95];CELL(&quot;Row&quot;;[.U96]));[.R96])" office:value-type="float" office:value="96">
              <text:p>96</text:p>
            </table:table-cell>
            <table:table-cell table:style-name="Nivel7" table:formula="of:=CONCATENATE([.E96];[.H96];[.K96];[.N96];[.Q96];[.T96])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212203">
              <text:p>212203</text:p>
            </table:table-cell>
            <table:table-cell table:style-name="ce9" office:value-type="string">
              <text:p>RetIR</text:p>
            </table:table-cell>
            <table:table-cell table:style-name="ce9" office:value-type="string">
              <text:p>Retenciones de impuesto de renta</text:p>
            </table:table-cell>
            <table:table-cell table:style-name="Nivel7" table:formula="of:=[.X96]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Retenciones de impuesto de renta">
              <text:p>Retenciones de impuesto de renta</text:p>
            </table:table-cell>
            <table:table-cell table:style-name="Datos" table:formula="of:=IF(EXACT([.A96];1);&quot;&quot;;IF(EXACT([.A96];2);INDIRECT(CONCATENATE(&quot;V&quot;;[.C96]));IF(EXACT([.A96];3);INDIRECT(CONCATENATE(&quot;V&quot;;[.F96]));IF(EXACT([.A96];4);INDIRECT(CONCATENATE(&quot;V&quot;;[.I96]));IF(EXACT([.A96];5);INDIRECT(CONCATENATE(&quot;V&quot;;[.L96]));IF(EXACT([.A96];6);INDIRECT(CONCATENATE(&quot;V&quot;;[.O96]));IF(EXACT([.A96];7);INDIRECT(CONCATENATE(&quot;V&quot;;[.R96])))))))))" office:value-type="string" office:string-value="212200">
              <text:p>212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tax</text:p>
            </table:table-cell>
            <table:table-cell table:style-name="ce6" table:formula="of:=NOT(OR(AND(NOT(EXACT([.A96];7));NOT(EXACT([.AB96];&quot;view&quot;)));AND(EXACT([.A96];7);EXACT([.AB96];&quot;view&quot;))))" office:value-type="float" office:value="1">
              <text:p>1</text:p>
            </table:table-cell>
            <table:table-cell table:style-name="Datos" table:formula="of:=VLOOKUP([.AB96];['account.type'.$A$2:.$I$12];8)" office:value-type="string" office:string-value="payable">
              <text:p>payable</text:p>
            </table:table-cell>
            <table:table-cell table:style-name="Datos" table:formula="of:=VLOOKUP([.AB96];['account.type'.$A$2:.$I$12];7)" office:value-type="string" office:string-value="unreconciled">
              <text:p>unreconciled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6];1);CHAR(9)&amp;CHAR(9)&amp;&quot;&lt;record id=&quot;&quot;account_account_template_&quot;&amp;SUBSTITUTE([.AG$1]&amp;[.$V96];&quot;-&quot;;&quot;_&quot;)&amp;&quot;&quot;&quot; model=&quot;&quot;account.account.template&quot;&quot;&gt;&quot;&amp;CHAR(13)&amp;CHAR(9)&amp;CHAR(9)&amp;CHAR(9)&amp;&quot;&lt;field name=&quot;&quot;code&quot;&quot;&gt;&quot;&amp;[.AG$1]&amp;[.$V96]&amp;&quot;&lt;/field&gt;&quot;&amp;CHAR(13)&amp;CHAR(9)&amp;CHAR(9)&amp;CHAR(9)&amp;&quot;&lt;field name=&quot;&quot;name&quot;&quot;&gt;&quot;&amp;[.AG$1]&amp;[.$Y96]&amp;&quot;&lt;/field&gt;&quot;&amp;CHAR(13)&amp;CHAR(9)&amp;CHAR(9)&amp;CHAR(9)&amp;&quot;&lt;field name=&quot;&quot;shortcut&quot;&quot;&gt;&quot;&amp;IF(EXACT([.$W96];&quot;&quot;);&quot;&quot;;[.AG$1]&amp;[.$W96])&amp;&quot;&lt;/field&gt;&quot;&amp;CHAR(13)&amp;CHAR(9)&amp;CHAR(9)&amp;CHAR(9)&amp;&quot;&lt;field name=&quot;&quot;parent_id&quot;&quot; ref=&quot;&quot;&quot;&amp;IF(EXACT([.$Z96];&quot;&quot;);&quot;&quot;;[.AG$1]&amp;[.$Z96])&amp;&quot;&quot;&quot;/&gt;&quot;&amp;CHAR(13)&amp;CHAR(9)&amp;CHAR(9)&amp;CHAR(9)&amp;&quot;&lt;field name=&quot;&quot;user_type&quot;&quot; ref=&quot;&quot;account_account_type_&quot;&amp;[.$AB96]&amp;&quot;&quot;&quot;/&gt;&quot;&amp;CHAR(13)&amp;CHAR(9)&amp;CHAR(9)&amp;CHAR(9)&amp;&quot;&lt;field name=&quot;&quot;currency_id&quot;&quot; ref=&quot;&quot;&quot;&amp;[.AA96]&amp;&quot;&quot;&quot;/&gt;&quot;&amp;CHAR(13)&amp;CHAR(9)&amp;CHAR(9)&amp;CHAR(9)&amp;&quot;&lt;field name=&quot;&quot;type&quot;&quot;&gt;&quot;&amp;[.$AD96]&amp;&quot;&lt;/field&gt;&quot;&amp;CHAR(13)&amp;CHAR(9)&amp;CHAR(9)&amp;CHAR(9)&amp;&quot;&lt;field name=&quot;&quot;reconcile&quot;&quot; eval=&quot;&quot;&quot;&amp;[.$AE96]&amp;&quot;&quot;&quot;/&gt;&quot;&amp;IF(EXACT([.$AF96];&quot;&quot;);&quot;&quot;;CHAR(13)&amp;CHAR(9)&amp;CHAR(9)&amp;CHAR(9)&amp;&quot;&lt;field name=&quot;&quot;tax_ids&quot;&quot;&gt;&quot;&amp;SUBSTITUTE([.$AF9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212203&quot; model=&quot;account.account.template&quot;&gt;&#13;&#9;&#9;&#9;&lt;field name=&quot;code&quot;&gt;0-212203&lt;/field&gt;&#13;&#9;&#9;&#9;&lt;field name=&quot;name&quot;&gt;0-Retenciones de impuesto de renta&lt;/field&gt;&#13;&#9;&#9;&#9;&lt;field name=&quot;shortcut&quot;&gt;0-RetIR&lt;/field&gt;&#13;&#9;&#9;&#9;&lt;field name=&quot;parent_id&quot; ref=&quot;0-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0_212203" model="account.account.template"&gt;<text:tab/><text:tab/><text:tab/>&lt;field name="code"&gt;0-212203&lt;/field&gt;<text:tab/><text:tab/><text:tab/>&lt;field name="name"&gt;0-Retenciones de impuesto de renta&lt;/field&gt;<text:tab/><text:tab/><text:tab/>&lt;field name="shortcut"&gt;0-RetIR&lt;/field&gt;<text:tab/><text:tab/><text:tab/>&lt;field name="parent_id" ref="0-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unreconciled"/&gt;<text:tab/><text:tab/>&lt;/record&gt;</text:p>
            </table:table-cell>
            <table:table-cell table:formula="of:=IF(EXACT([.AH96];1);CHAR(9)&amp;CHAR(9)&amp;&quot;&lt;record id=&quot;&quot;account_account_template_&quot;&amp;SUBSTITUTE([.AH$1]&amp;[.$V96];&quot;-&quot;;&quot;_&quot;)&amp;&quot;&quot;&quot; model=&quot;&quot;account.account.template&quot;&quot;&gt;&quot;&amp;CHAR(13)&amp;CHAR(9)&amp;CHAR(9)&amp;CHAR(9)&amp;&quot;&lt;field name=&quot;&quot;code&quot;&quot;&gt;&quot;&amp;[.AH$1]&amp;[.$V96]&amp;&quot;&lt;/field&gt;&quot;&amp;CHAR(13)&amp;CHAR(9)&amp;CHAR(9)&amp;CHAR(9)&amp;&quot;&lt;field name=&quot;&quot;name&quot;&quot;&gt;&quot;&amp;[.AH$1]&amp;[.$Y96]&amp;&quot;&lt;/field&gt;&quot;&amp;CHAR(13)&amp;CHAR(9)&amp;CHAR(9)&amp;CHAR(9)&amp;&quot;&lt;field name=&quot;&quot;shortcut&quot;&quot;&gt;&quot;&amp;IF(EXACT([.$W96];&quot;&quot;);&quot;&quot;;[.AH$1]&amp;[.$W96])&amp;&quot;&lt;/field&gt;&quot;&amp;CHAR(13)&amp;CHAR(9)&amp;CHAR(9)&amp;CHAR(9)&amp;&quot;&lt;field name=&quot;&quot;parent_id&quot;&quot; ref=&quot;&quot;&quot;&amp;IF(EXACT([.$Z96];&quot;&quot;);&quot;&quot;;[.AH$1]&amp;[.$Z96])&amp;&quot;&quot;&quot;/&gt;&quot;&amp;CHAR(13)&amp;CHAR(9)&amp;CHAR(9)&amp;CHAR(9)&amp;&quot;&lt;field name=&quot;&quot;user_type&quot;&quot; ref=&quot;&quot;account_account_type_&quot;&amp;[.$AB96]&amp;&quot;&quot;&quot;/&gt;&quot;&amp;CHAR(13)&amp;CHAR(9)&amp;CHAR(9)&amp;CHAR(9)&amp;&quot;&lt;field name=&quot;&quot;currency_id&quot;&quot; ref=&quot;&quot;&quot;&amp;[.AB96]&amp;&quot;&quot;&quot;/&gt;&quot;&amp;CHAR(13)&amp;CHAR(9)&amp;CHAR(9)&amp;CHAR(9)&amp;&quot;&lt;field name=&quot;&quot;type&quot;&quot;&gt;&quot;&amp;[.$AD96]&amp;&quot;&lt;/field&gt;&quot;&amp;CHAR(13)&amp;CHAR(9)&amp;CHAR(9)&amp;CHAR(9)&amp;&quot;&lt;field name=&quot;&quot;reconcile&quot;&quot; eval=&quot;&quot;&quot;&amp;[.$AE96]&amp;&quot;&quot;&quot;/&gt;&quot;&amp;IF(EXACT([.$AF96];&quot;&quot;);&quot;&quot;;CHAR(13)&amp;CHAR(9)&amp;CHAR(9)&amp;CHAR(9)&amp;&quot;&lt;field name=&quot;&quot;tax_ids&quot;&quot;&gt;&quot;&amp;SUBSTITUTE([.$AF9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212203&quot; model=&quot;account.account.template&quot;&gt;&#13;&#9;&#9;&#9;&lt;field name=&quot;code&quot;&gt;1-212203&lt;/field&gt;&#13;&#9;&#9;&#9;&lt;field name=&quot;name&quot;&gt;1-Retenciones de impuesto de renta&lt;/field&gt;&#13;&#9;&#9;&#9;&lt;field name=&quot;shortcut&quot;&gt;1-RetIR&lt;/field&gt;&#13;&#9;&#9;&#9;&lt;field name=&quot;parent_id&quot; ref=&quot;1-212200&quot;/&gt;&#13;&#9;&#9;&#9;&lt;field name=&quot;user_type&quot; ref=&quot;account_account_type_tax&quot;/&gt;&#13;&#9;&#9;&#9;&lt;field name=&quot;currency_id&quot; ref=&quot;tax&quot;/&gt;&#13;&#9;&#9;&#9;&lt;field name=&quot;type&quot;&gt;payable&lt;/field&gt;&#13;&#9;&#9;&#9;&lt;field name=&quot;reconcile&quot; eval=&quot;unreconciled&quot;/&gt;&#13;&#9;&#9;&lt;/record&gt;">
              <text:p><text:tab/><text:tab/>&lt;record id="account_account_template_1_212203" model="account.account.template"&gt;<text:tab/><text:tab/><text:tab/>&lt;field name="code"&gt;1-212203&lt;/field&gt;<text:tab/><text:tab/><text:tab/>&lt;field name="name"&gt;1-Retenciones de impuesto de renta&lt;/field&gt;<text:tab/><text:tab/><text:tab/>&lt;field name="shortcut"&gt;1-RetIR&lt;/field&gt;<text:tab/><text:tab/><text:tab/>&lt;field name="parent_id" ref="1-212200"/&gt;<text:tab/><text:tab/><text:tab/>&lt;field name="user_type" ref="account_account_type_tax"/&gt;<text:tab/><text:tab/><text:tab/>&lt;field name="currency_id" ref="tax"/&gt;<text:tab/><text:tab/><text:tab/>&lt;field name="type"&gt;payable&lt;/field&gt;<text:tab/><text:tab/><text:tab/>&lt;field name="reconcile" eval="unreconciled"/&gt;<text:tab/><text:tab/>&lt;/record&gt;</text:p>
            </table:table-cell>
          </table:table-row>
        </table:table-row-group>
        <table:table-row table:style-name="ro2">
          <table:table-cell table:style-name="ce5" office:value-type="float" office:value="2">
            <text:p>2</text:p>
          </table:table-cell>
          <table:table-cell table:style-name="ce6" table:formula="of:=NOT(AND(OR([.A96]&gt;[.A97];[.A96]=[.A97]);[.A96]&lt;&gt;7))" office:value-type="float" office:value="1">
            <text:p>1</text:p>
          </table:table-cell>
          <table:table-cell table:style-name="ce8" table:formula="of:=IF(EXACT([.A97];1);CELL(&quot;Row&quot;;[.C97]);[.C96])" office:value-type="float" office:value="2">
            <text:p>2</text:p>
          </table:table-cell>
          <table:table-cell table:style-name="ce8" table:formula="of:=IF(EXACT([.$A97];1);0;IF(EXACT([.$A97];2);[.D96]+1;[.D96]))" office:value-type="float" office:value="3">
            <text:p>3</text:p>
          </table:table-cell>
          <table:table-cell table:style-name="ce8" table:formula="of:=['Code format'.$C$2]&amp;TEXT([.D97];['Code format'.$B$2])&amp;['Code format'.$D$2]" office:value-type="string" office:string-value="3">
            <text:p>3</text:p>
          </table:table-cell>
          <table:table-cell table:style-name="ce8" table:formula="of:=IF(EXACT([.C96];[.C97]);IF(EXACT([.D96];[.D97]);[.F96];CELL(&quot;Row&quot;;[.F97]));[.C97])" office:value-type="float" office:value="97">
            <text:p>97</text:p>
          </table:table-cell>
          <table:table-cell table:style-name="ce8" table:formula="of:=IF(AND([.$A97]&lt;=[.H$1];[.$A96]&gt;[.$A97]);0;IF(EXACT([.$A97];[.H$1]+1);[.G96]+1;[.G96]))" office:value-type="float" office:value="0">
            <text:p>0</text:p>
          </table:table-cell>
          <table:table-cell table:style-name="ce8" table:formula="of:=['Code format'.$C$3]&amp;TEXT([.G97];['Code format'.$B$3])&amp;['Code format'.$D$3]" office:value-type="string" office:string-value="0">
            <text:p>0</text:p>
          </table:table-cell>
          <table:table-cell table:style-name="ce8" table:formula="of:=IF(EXACT([.F96];[.F97]);IF(EXACT([.G96];[.G97]);[.I96];CELL(&quot;Row&quot;;[.I97]));[.F97])" office:value-type="float" office:value="97">
            <text:p>97</text:p>
          </table:table-cell>
          <table:table-cell table:style-name="ce8" table:formula="of:=IF(AND([.$A97]&lt;=[.K$1];[.$A96]&gt;[.$A97]);0;IF(EXACT([.$A97];[.K$1]+1);[.J96]+1;[.J96]))" office:value-type="float" office:value="0">
            <text:p>0</text:p>
          </table:table-cell>
          <table:table-cell table:style-name="ce8" table:formula="of:=['Code format'.$C$4]&amp;TEXT([.J97];['Code format'.$B$4])&amp;['Code format'.$D$4]" office:value-type="string" office:string-value="0">
            <text:p>0</text:p>
          </table:table-cell>
          <table:table-cell table:style-name="ce8" table:formula="of:=IF(EXACT([.I96];[.I97]);IF(EXACT([.J96];[.J97]);[.L96];CELL(&quot;Row&quot;;[.L97]));[.I97])" office:value-type="float" office:value="97">
            <text:p>97</text:p>
          </table:table-cell>
          <table:table-cell table:style-name="ce8" table:formula="of:=IF(AND([.$A97]&lt;=[.N$1];[.$A96]&gt;[.$A97]);0;IF(EXACT([.$A97];[.N$1]+1);[.M96]+1;[.M96]))" office:value-type="float" office:value="0">
            <text:p>0</text:p>
          </table:table-cell>
          <table:table-cell table:style-name="ce8" table:formula="of:=['Code format'.$C$5]&amp;TEXT([.M97];['Code format'.$B$5])&amp;['Code format'.$D$5]" office:value-type="string" office:string-value="0">
            <text:p>0</text:p>
          </table:table-cell>
          <table:table-cell table:style-name="ce8" table:formula="of:=IF(EXACT([.L96];[.L97]);IF(EXACT([.M96];[.M97]);[.O96];CELL(&quot;Row&quot;;[.O97]));[.L97])" office:value-type="float" office:value="97">
            <text:p>97</text:p>
          </table:table-cell>
          <table:table-cell table:style-name="ce8" table:formula="of:=IF(AND([.$A97]&lt;=[.Q$1];[.$A96]&gt;[.$A97]);0;IF(EXACT([.$A97];[.Q$1]+1);[.P96]+1;[.P96]))" office:value-type="float" office:value="0">
            <text:p>0</text:p>
          </table:table-cell>
          <table:table-cell table:style-name="ce8" table:formula="of:=['Code format'.$C$6]&amp;TEXT([.P97];['Code format'.$B$6])&amp;['Code format'.$D$6]" office:value-type="string" office:string-value="0">
            <text:p>0</text:p>
          </table:table-cell>
          <table:table-cell table:style-name="ce8" table:formula="of:=IF(EXACT([.O96];[.O97]);IF(EXACT([.P96];[.P97]);[.R96];CELL(&quot;Row&quot;;[.R97]));[.O97])" office:value-type="float" office:value="97">
            <text:p>97</text:p>
          </table:table-cell>
          <table:table-cell table:style-name="ce8" table:formula="of:=IF(AND([.$A97]&lt;=[.T$1];[.$A96]&gt;[.$A97]);0;IF(EXACT([.$A97];[.T$1]+1);[.S96]+1;[.S96]))" office:value-type="float" office:value="0">
            <text:p>0</text:p>
          </table:table-cell>
          <table:table-cell table:style-name="ce8" table:formula="of:=['Code format'.$C$7]&amp;TEXT([.S97];['Code format'.$B$7])&amp;['Code format'.$D$7]" office:value-type="string" office:string-value="0">
            <text:p>0</text:p>
          </table:table-cell>
          <table:table-cell table:style-name="ce8" table:formula="of:=IF(EXACT([.R96];[.R97]);IF(EXACT([.S96];[.S97]);[.U96];CELL(&quot;Row&quot;;[.U97]));[.R97])" office:value-type="float" office:value="97">
            <text:p>97</text:p>
          </table:table-cell>
          <table:table-cell table:style-name="Nivel2" table:formula="of:=CONCATENATE([.E97];[.H97];[.K97];[.N97];[.Q97];[.T97])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300000">
            <text:p>300000</text:p>
          </table:table-cell>
          <table:table-cell table:style-name="ce9" office:value-type="string">
            <text:p>Pa</text:p>
          </table:table-cell>
          <table:table-cell table:style-name="ce9" office:value-type="string">
            <text:p>Patrimonio</text:p>
          </table:table-cell>
          <table:table-cell table:style-name="Nivel2" table:formula="of:=[.X97]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Patrimonio">
            <text:p>Patrimonio</text:p>
          </table:table-cell>
          <table:table-cell table:style-name="Datos" table:formula="of:=IF(EXACT([.A97];1);&quot;&quot;;IF(EXACT([.A97];2);INDIRECT(CONCATENATE(&quot;V&quot;;[.C97]));IF(EXACT([.A97];3);INDIRECT(CONCATENATE(&quot;V&quot;;[.F97]));IF(EXACT([.A97];4);INDIRECT(CONCATENATE(&quot;V&quot;;[.I97]));IF(EXACT([.A97];5);INDIRECT(CONCATENATE(&quot;V&quot;;[.L97]));IF(EXACT([.A97];6);INDIRECT(CONCATENATE(&quot;V&quot;;[.O97]));IF(EXACT([.A97];7);INDIRECT(CONCATENATE(&quot;V&quot;;[.R97])))))))))" office:value-type="string" office:string-value="000000">
            <text:p>000000</text:p>
          </table:table-cell>
          <table:table-cell table:style-name="ce9" office:value-type="string">
            <text:p>l10n_cr_base.CRC</text:p>
          </table:table-cell>
          <table:table-cell table:style-name="ce9" office:value-type="string">
            <text:p>view</text:p>
          </table:table-cell>
          <table:table-cell table:style-name="ce6" table:formula="of:=NOT(OR(AND(NOT(EXACT([.A97];7));NOT(EXACT([.AB97];&quot;view&quot;)));AND(EXACT([.A97];7);EXACT([.AB97];&quot;view&quot;))))" office:value-type="float" office:value="1">
            <text:p>1</text:p>
          </table:table-cell>
          <table:table-cell table:style-name="Datos" table:formula="of:=VLOOKUP([.AB97];['account.type'.$A$2:.$I$12];8)" office:value-type="string" office:string-value="view">
            <text:p>view</text:p>
          </table:table-cell>
          <table:table-cell table:style-name="Datos" table:formula="of:=VLOOKUP([.AB97];['account.type'.$A$2:.$I$12];7)" office:value-type="string" office:string-value="none">
            <text:p>none</text:p>
          </table:table-cell>
          <table:table-cell table:style-name="ce9"/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formula="of:=IF(EXACT([.AG97];1);CHAR(9)&amp;CHAR(9)&amp;&quot;&lt;record id=&quot;&quot;account_account_template_&quot;&amp;SUBSTITUTE([.AG$1]&amp;[.$V97];&quot;-&quot;;&quot;_&quot;)&amp;&quot;&quot;&quot; model=&quot;&quot;account.account.template&quot;&quot;&gt;&quot;&amp;CHAR(13)&amp;CHAR(9)&amp;CHAR(9)&amp;CHAR(9)&amp;&quot;&lt;field name=&quot;&quot;code&quot;&quot;&gt;&quot;&amp;[.AG$1]&amp;[.$V97]&amp;&quot;&lt;/field&gt;&quot;&amp;CHAR(13)&amp;CHAR(9)&amp;CHAR(9)&amp;CHAR(9)&amp;&quot;&lt;field name=&quot;&quot;name&quot;&quot;&gt;&quot;&amp;[.AG$1]&amp;[.$Y97]&amp;&quot;&lt;/field&gt;&quot;&amp;CHAR(13)&amp;CHAR(9)&amp;CHAR(9)&amp;CHAR(9)&amp;&quot;&lt;field name=&quot;&quot;shortcut&quot;&quot;&gt;&quot;&amp;IF(EXACT([.$W97];&quot;&quot;);&quot;&quot;;[.AG$1]&amp;[.$W97])&amp;&quot;&lt;/field&gt;&quot;&amp;CHAR(13)&amp;CHAR(9)&amp;CHAR(9)&amp;CHAR(9)&amp;&quot;&lt;field name=&quot;&quot;parent_id&quot;&quot; ref=&quot;&quot;&quot;&amp;IF(EXACT([.$Z97];&quot;&quot;);&quot;&quot;;[.AG$1]&amp;[.$Z97])&amp;&quot;&quot;&quot;/&gt;&quot;&amp;CHAR(13)&amp;CHAR(9)&amp;CHAR(9)&amp;CHAR(9)&amp;&quot;&lt;field name=&quot;&quot;user_type&quot;&quot; ref=&quot;&quot;account_account_type_&quot;&amp;[.$AB97]&amp;&quot;&quot;&quot;/&gt;&quot;&amp;CHAR(13)&amp;CHAR(9)&amp;CHAR(9)&amp;CHAR(9)&amp;&quot;&lt;field name=&quot;&quot;currency_id&quot;&quot; ref=&quot;&quot;&quot;&amp;[.AA97]&amp;&quot;&quot;&quot;/&gt;&quot;&amp;CHAR(13)&amp;CHAR(9)&amp;CHAR(9)&amp;CHAR(9)&amp;&quot;&lt;field name=&quot;&quot;type&quot;&quot;&gt;&quot;&amp;[.$AD97]&amp;&quot;&lt;/field&gt;&quot;&amp;CHAR(13)&amp;CHAR(9)&amp;CHAR(9)&amp;CHAR(9)&amp;&quot;&lt;field name=&quot;&quot;reconcile&quot;&quot; eval=&quot;&quot;&quot;&amp;[.$AE97]&amp;&quot;&quot;&quot;/&gt;&quot;&amp;IF(EXACT([.$AF97];&quot;&quot;);&quot;&quot;;CHAR(13)&amp;CHAR(9)&amp;CHAR(9)&amp;CHAR(9)&amp;&quot;&lt;field name=&quot;&quot;tax_ids&quot;&quot;&gt;&quot;&amp;SUBSTITUTE([.$AF9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00000&quot; model=&quot;account.account.template&quot;&gt;&#13;&#9;&#9;&#9;&lt;field name=&quot;code&quot;&gt;0-300000&lt;/field&gt;&#13;&#9;&#9;&#9;&lt;field name=&quot;name&quot;&gt;0-Patrimonio&lt;/field&gt;&#13;&#9;&#9;&#9;&lt;field name=&quot;shortcut&quot;&gt;0-Pa&lt;/field&gt;&#13;&#9;&#9;&#9;&lt;field name=&quot;parent_id&quot; ref=&quot;0-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<text:p><text:tab/><text:tab/>&lt;record id="account_account_template_0_300000" model="account.account.template"&gt;<text:tab/><text:tab/><text:tab/>&lt;field name="code"&gt;0-300000&lt;/field&gt;<text:tab/><text:tab/><text:tab/>&lt;field name="name"&gt;0-Patrimonio&lt;/field&gt;<text:tab/><text:tab/><text:tab/>&lt;field name="shortcut"&gt;0-Pa&lt;/field&gt;<text:tab/><text:tab/><text:tab/>&lt;field name="parent_id" ref="0-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</table:table-cell>
          <table:table-cell table:formula="of:=IF(EXACT([.AH97];1);CHAR(9)&amp;CHAR(9)&amp;&quot;&lt;record id=&quot;&quot;account_account_template_&quot;&amp;SUBSTITUTE([.AH$1]&amp;[.$V97];&quot;-&quot;;&quot;_&quot;)&amp;&quot;&quot;&quot; model=&quot;&quot;account.account.template&quot;&quot;&gt;&quot;&amp;CHAR(13)&amp;CHAR(9)&amp;CHAR(9)&amp;CHAR(9)&amp;&quot;&lt;field name=&quot;&quot;code&quot;&quot;&gt;&quot;&amp;[.AH$1]&amp;[.$V97]&amp;&quot;&lt;/field&gt;&quot;&amp;CHAR(13)&amp;CHAR(9)&amp;CHAR(9)&amp;CHAR(9)&amp;&quot;&lt;field name=&quot;&quot;name&quot;&quot;&gt;&quot;&amp;[.AH$1]&amp;[.$Y97]&amp;&quot;&lt;/field&gt;&quot;&amp;CHAR(13)&amp;CHAR(9)&amp;CHAR(9)&amp;CHAR(9)&amp;&quot;&lt;field name=&quot;&quot;shortcut&quot;&quot;&gt;&quot;&amp;IF(EXACT([.$W97];&quot;&quot;);&quot;&quot;;[.AH$1]&amp;[.$W97])&amp;&quot;&lt;/field&gt;&quot;&amp;CHAR(13)&amp;CHAR(9)&amp;CHAR(9)&amp;CHAR(9)&amp;&quot;&lt;field name=&quot;&quot;parent_id&quot;&quot; ref=&quot;&quot;&quot;&amp;IF(EXACT([.$Z97];&quot;&quot;);&quot;&quot;;[.AH$1]&amp;[.$Z97])&amp;&quot;&quot;&quot;/&gt;&quot;&amp;CHAR(13)&amp;CHAR(9)&amp;CHAR(9)&amp;CHAR(9)&amp;&quot;&lt;field name=&quot;&quot;user_type&quot;&quot; ref=&quot;&quot;account_account_type_&quot;&amp;[.$AB97]&amp;&quot;&quot;&quot;/&gt;&quot;&amp;CHAR(13)&amp;CHAR(9)&amp;CHAR(9)&amp;CHAR(9)&amp;&quot;&lt;field name=&quot;&quot;currency_id&quot;&quot; ref=&quot;&quot;&quot;&amp;[.AB97]&amp;&quot;&quot;&quot;/&gt;&quot;&amp;CHAR(13)&amp;CHAR(9)&amp;CHAR(9)&amp;CHAR(9)&amp;&quot;&lt;field name=&quot;&quot;type&quot;&quot;&gt;&quot;&amp;[.$AD97]&amp;&quot;&lt;/field&gt;&quot;&amp;CHAR(13)&amp;CHAR(9)&amp;CHAR(9)&amp;CHAR(9)&amp;&quot;&lt;field name=&quot;&quot;reconcile&quot;&quot; eval=&quot;&quot;&quot;&amp;[.$AE97]&amp;&quot;&quot;&quot;/&gt;&quot;&amp;IF(EXACT([.$AF97];&quot;&quot;);&quot;&quot;;CHAR(13)&amp;CHAR(9)&amp;CHAR(9)&amp;CHAR(9)&amp;&quot;&lt;field name=&quot;&quot;tax_ids&quot;&quot;&gt;&quot;&amp;SUBSTITUTE([.$AF9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00000&quot; model=&quot;account.account.template&quot;&gt;&#13;&#9;&#9;&#9;&lt;field name=&quot;code&quot;&gt;1-300000&lt;/field&gt;&#13;&#9;&#9;&#9;&lt;field name=&quot;name&quot;&gt;1-Patrimonio&lt;/field&gt;&#13;&#9;&#9;&#9;&lt;field name=&quot;shortcut&quot;&gt;1-Pa&lt;/field&gt;&#13;&#9;&#9;&#9;&lt;field name=&quot;parent_id&quot; ref=&quot;1-0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<text:p><text:tab/><text:tab/>&lt;record id="account_account_template_1_300000" model="account.account.template"&gt;<text:tab/><text:tab/><text:tab/>&lt;field name="code"&gt;1-300000&lt;/field&gt;<text:tab/><text:tab/><text:tab/>&lt;field name="name"&gt;1-Patrimonio&lt;/field&gt;<text:tab/><text:tab/><text:tab/>&lt;field name="shortcut"&gt;1-Pa&lt;/field&gt;<text:tab/><text:tab/><text:tab/>&lt;field name="parent_id" ref="1-0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</table:table-cell>
        </table:table-row>
        <table:table-row-group table:display="false"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97]&gt;[.A98];[.A97]=[.A98]);[.A97]&lt;&gt;7))" office:value-type="float" office:value="1">
              <text:p>1</text:p>
            </table:table-cell>
            <table:table-cell table:style-name="ce8" table:formula="of:=IF(EXACT([.A98];1);CELL(&quot;Row&quot;;[.C98]);[.C97])" office:value-type="float" office:value="2">
              <text:p>2</text:p>
            </table:table-cell>
            <table:table-cell table:style-name="ce8" table:formula="of:=IF(EXACT([.$A98];1);0;IF(EXACT([.$A98];2);[.D97]+1;[.D97]))" office:value-type="float" office:value="3">
              <text:p>3</text:p>
            </table:table-cell>
            <table:table-cell table:style-name="ce8" table:formula="of:=['Code format'.$C$2]&amp;TEXT([.D98];['Code format'.$B$2])&amp;['Code format'.$D$2]" office:value-type="string" office:string-value="3">
              <text:p>3</text:p>
            </table:table-cell>
            <table:table-cell table:style-name="ce8" table:formula="of:=IF(EXACT([.C97];[.C98]);IF(EXACT([.D97];[.D98]);[.F97];CELL(&quot;Row&quot;;[.F98]));[.C98])" office:value-type="float" office:value="97">
              <text:p>97</text:p>
            </table:table-cell>
            <table:table-cell table:style-name="ce8" table:formula="of:=IF(AND([.$A98]&lt;=[.H$1];[.$A97]&gt;[.$A98]);0;IF(EXACT([.$A98];[.H$1]+1);[.G97]+1;[.G97]))" office:value-type="float" office:value="1">
              <text:p>1</text:p>
            </table:table-cell>
            <table:table-cell table:style-name="ce8" table:formula="of:=['Code format'.$C$3]&amp;TEXT([.G98];['Code format'.$B$3])&amp;['Code format'.$D$3]" office:value-type="string" office:string-value="1">
              <text:p>1</text:p>
            </table:table-cell>
            <table:table-cell table:style-name="ce8" table:formula="of:=IF(EXACT([.F97];[.F98]);IF(EXACT([.G97];[.G98]);[.I97];CELL(&quot;Row&quot;;[.I98]));[.F98])" office:value-type="float" office:value="98">
              <text:p>98</text:p>
            </table:table-cell>
            <table:table-cell table:style-name="ce8" table:formula="of:=IF(AND([.$A98]&lt;=[.K$1];[.$A97]&gt;[.$A98]);0;IF(EXACT([.$A98];[.K$1]+1);[.J97]+1;[.J97]))" office:value-type="float" office:value="0">
              <text:p>0</text:p>
            </table:table-cell>
            <table:table-cell table:style-name="ce8" table:formula="of:=['Code format'.$C$4]&amp;TEXT([.J98];['Code format'.$B$4])&amp;['Code format'.$D$4]" office:value-type="string" office:string-value="0">
              <text:p>0</text:p>
            </table:table-cell>
            <table:table-cell table:style-name="ce8" table:formula="of:=IF(EXACT([.I97];[.I98]);IF(EXACT([.J97];[.J98]);[.L97];CELL(&quot;Row&quot;;[.L98]));[.I98])" office:value-type="float" office:value="98">
              <text:p>98</text:p>
            </table:table-cell>
            <table:table-cell table:style-name="ce8" table:formula="of:=IF(AND([.$A98]&lt;=[.N$1];[.$A97]&gt;[.$A98]);0;IF(EXACT([.$A98];[.N$1]+1);[.M97]+1;[.M97]))" office:value-type="float" office:value="0">
              <text:p>0</text:p>
            </table:table-cell>
            <table:table-cell table:style-name="ce8" table:formula="of:=['Code format'.$C$5]&amp;TEXT([.M98];['Code format'.$B$5])&amp;['Code format'.$D$5]" office:value-type="string" office:string-value="0">
              <text:p>0</text:p>
            </table:table-cell>
            <table:table-cell table:style-name="ce8" table:formula="of:=IF(EXACT([.L97];[.L98]);IF(EXACT([.M97];[.M98]);[.O97];CELL(&quot;Row&quot;;[.O98]));[.L98])" office:value-type="float" office:value="98">
              <text:p>98</text:p>
            </table:table-cell>
            <table:table-cell table:style-name="ce8" table:formula="of:=IF(AND([.$A98]&lt;=[.Q$1];[.$A97]&gt;[.$A98]);0;IF(EXACT([.$A98];[.Q$1]+1);[.P97]+1;[.P97]))" office:value-type="float" office:value="0">
              <text:p>0</text:p>
            </table:table-cell>
            <table:table-cell table:style-name="ce8" table:formula="of:=['Code format'.$C$6]&amp;TEXT([.P98];['Code format'.$B$6])&amp;['Code format'.$D$6]" office:value-type="string" office:string-value="0">
              <text:p>0</text:p>
            </table:table-cell>
            <table:table-cell table:style-name="ce8" table:formula="of:=IF(EXACT([.O97];[.O98]);IF(EXACT([.P97];[.P98]);[.R97];CELL(&quot;Row&quot;;[.R98]));[.O98])" office:value-type="float" office:value="98">
              <text:p>98</text:p>
            </table:table-cell>
            <table:table-cell table:style-name="ce8" table:formula="of:=IF(AND([.$A98]&lt;=[.T$1];[.$A97]&gt;[.$A98]);0;IF(EXACT([.$A98];[.T$1]+1);[.S97]+1;[.S97]))" office:value-type="float" office:value="0">
              <text:p>0</text:p>
            </table:table-cell>
            <table:table-cell table:style-name="ce8" table:formula="of:=['Code format'.$C$7]&amp;TEXT([.S98];['Code format'.$B$7])&amp;['Code format'.$D$7]" office:value-type="string" office:string-value="0">
              <text:p>0</text:p>
            </table:table-cell>
            <table:table-cell table:style-name="ce8" table:formula="of:=IF(EXACT([.R97];[.R98]);IF(EXACT([.S97];[.S98]);[.U97];CELL(&quot;Row&quot;;[.U98]));[.R98])" office:value-type="float" office:value="98">
              <text:p>98</text:p>
            </table:table-cell>
            <table:table-cell table:style-name="Nivel3" table:formula="of:=CONCATENATE([.E98];[.H98];[.K98];[.N98];[.Q98];[.T98])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310000">
              <text:p>310000</text:p>
            </table:table-cell>
            <table:table-cell table:style-name="ce9" office:value-type="string">
              <text:p>CS</text:p>
            </table:table-cell>
            <table:table-cell table:style-name="ce9" office:value-type="string">
              <text:p>Capital social</text:p>
            </table:table-cell>
            <table:table-cell table:style-name="Nivel3" table:formula="of:=[.X98]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Capital social">
              <text:p>Capital social</text:p>
            </table:table-cell>
            <table:table-cell table:style-name="Datos" table:formula="of:=IF(EXACT([.A98];1);&quot;&quot;;IF(EXACT([.A98];2);INDIRECT(CONCATENATE(&quot;V&quot;;[.C98]));IF(EXACT([.A98];3);INDIRECT(CONCATENATE(&quot;V&quot;;[.F98]));IF(EXACT([.A98];4);INDIRECT(CONCATENATE(&quot;V&quot;;[.I98]));IF(EXACT([.A98];5);INDIRECT(CONCATENATE(&quot;V&quot;;[.L98]));IF(EXACT([.A98];6);INDIRECT(CONCATENATE(&quot;V&quot;;[.O98]));IF(EXACT([.A98];7);INDIRECT(CONCATENATE(&quot;V&quot;;[.R98])))))))))" office:value-type="string" office:string-value="300000">
              <text:p>3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98];7));NOT(EXACT([.AB98];&quot;view&quot;)));AND(EXACT([.A98];7);EXACT([.AB98];&quot;view&quot;))))" office:value-type="float" office:value="1">
              <text:p>1</text:p>
            </table:table-cell>
            <table:table-cell table:style-name="Datos" table:formula="of:=VLOOKUP([.AB98];['account.type'.$A$2:.$I$12];8)" office:value-type="string" office:string-value="view">
              <text:p>view</text:p>
            </table:table-cell>
            <table:table-cell table:style-name="Datos" table:formula="of:=VLOOKUP([.AB9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8];1);CHAR(9)&amp;CHAR(9)&amp;&quot;&lt;record id=&quot;&quot;account_account_template_&quot;&amp;SUBSTITUTE([.AG$1]&amp;[.$V98];&quot;-&quot;;&quot;_&quot;)&amp;&quot;&quot;&quot; model=&quot;&quot;account.account.template&quot;&quot;&gt;&quot;&amp;CHAR(13)&amp;CHAR(9)&amp;CHAR(9)&amp;CHAR(9)&amp;&quot;&lt;field name=&quot;&quot;code&quot;&quot;&gt;&quot;&amp;[.AG$1]&amp;[.$V98]&amp;&quot;&lt;/field&gt;&quot;&amp;CHAR(13)&amp;CHAR(9)&amp;CHAR(9)&amp;CHAR(9)&amp;&quot;&lt;field name=&quot;&quot;name&quot;&quot;&gt;&quot;&amp;[.AG$1]&amp;[.$Y98]&amp;&quot;&lt;/field&gt;&quot;&amp;CHAR(13)&amp;CHAR(9)&amp;CHAR(9)&amp;CHAR(9)&amp;&quot;&lt;field name=&quot;&quot;shortcut&quot;&quot;&gt;&quot;&amp;IF(EXACT([.$W98];&quot;&quot;);&quot;&quot;;[.AG$1]&amp;[.$W98])&amp;&quot;&lt;/field&gt;&quot;&amp;CHAR(13)&amp;CHAR(9)&amp;CHAR(9)&amp;CHAR(9)&amp;&quot;&lt;field name=&quot;&quot;parent_id&quot;&quot; ref=&quot;&quot;&quot;&amp;IF(EXACT([.$Z98];&quot;&quot;);&quot;&quot;;[.AG$1]&amp;[.$Z98])&amp;&quot;&quot;&quot;/&gt;&quot;&amp;CHAR(13)&amp;CHAR(9)&amp;CHAR(9)&amp;CHAR(9)&amp;&quot;&lt;field name=&quot;&quot;user_type&quot;&quot; ref=&quot;&quot;account_account_type_&quot;&amp;[.$AB98]&amp;&quot;&quot;&quot;/&gt;&quot;&amp;CHAR(13)&amp;CHAR(9)&amp;CHAR(9)&amp;CHAR(9)&amp;&quot;&lt;field name=&quot;&quot;currency_id&quot;&quot; ref=&quot;&quot;&quot;&amp;[.AA98]&amp;&quot;&quot;&quot;/&gt;&quot;&amp;CHAR(13)&amp;CHAR(9)&amp;CHAR(9)&amp;CHAR(9)&amp;&quot;&lt;field name=&quot;&quot;type&quot;&quot;&gt;&quot;&amp;[.$AD98]&amp;&quot;&lt;/field&gt;&quot;&amp;CHAR(13)&amp;CHAR(9)&amp;CHAR(9)&amp;CHAR(9)&amp;&quot;&lt;field name=&quot;&quot;reconcile&quot;&quot; eval=&quot;&quot;&quot;&amp;[.$AE98]&amp;&quot;&quot;&quot;/&gt;&quot;&amp;IF(EXACT([.$AF98];&quot;&quot;);&quot;&quot;;CHAR(13)&amp;CHAR(9)&amp;CHAR(9)&amp;CHAR(9)&amp;&quot;&lt;field name=&quot;&quot;tax_ids&quot;&quot;&gt;&quot;&amp;SUBSTITUTE([.$AF9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10000&quot; model=&quot;account.account.template&quot;&gt;&#13;&#9;&#9;&#9;&lt;field name=&quot;code&quot;&gt;0-310000&lt;/field&gt;&#13;&#9;&#9;&#9;&lt;field name=&quot;name&quot;&gt;0-Capital social&lt;/field&gt;&#13;&#9;&#9;&#9;&lt;field name=&quot;shortcut&quot;&gt;0-CS&lt;/field&gt;&#13;&#9;&#9;&#9;&lt;field name=&quot;parent_id&quot; ref=&quot;0-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310000" model="account.account.template"&gt;<text:tab/><text:tab/><text:tab/>&lt;field name="code"&gt;0-310000&lt;/field&gt;<text:tab/><text:tab/><text:tab/>&lt;field name="name"&gt;0-Capital social&lt;/field&gt;<text:tab/><text:tab/><text:tab/>&lt;field name="shortcut"&gt;0-CS&lt;/field&gt;<text:tab/><text:tab/><text:tab/>&lt;field name="parent_id" ref="0-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98];1);CHAR(9)&amp;CHAR(9)&amp;&quot;&lt;record id=&quot;&quot;account_account_template_&quot;&amp;SUBSTITUTE([.AH$1]&amp;[.$V98];&quot;-&quot;;&quot;_&quot;)&amp;&quot;&quot;&quot; model=&quot;&quot;account.account.template&quot;&quot;&gt;&quot;&amp;CHAR(13)&amp;CHAR(9)&amp;CHAR(9)&amp;CHAR(9)&amp;&quot;&lt;field name=&quot;&quot;code&quot;&quot;&gt;&quot;&amp;[.AH$1]&amp;[.$V98]&amp;&quot;&lt;/field&gt;&quot;&amp;CHAR(13)&amp;CHAR(9)&amp;CHAR(9)&amp;CHAR(9)&amp;&quot;&lt;field name=&quot;&quot;name&quot;&quot;&gt;&quot;&amp;[.AH$1]&amp;[.$Y98]&amp;&quot;&lt;/field&gt;&quot;&amp;CHAR(13)&amp;CHAR(9)&amp;CHAR(9)&amp;CHAR(9)&amp;&quot;&lt;field name=&quot;&quot;shortcut&quot;&quot;&gt;&quot;&amp;IF(EXACT([.$W98];&quot;&quot;);&quot;&quot;;[.AH$1]&amp;[.$W98])&amp;&quot;&lt;/field&gt;&quot;&amp;CHAR(13)&amp;CHAR(9)&amp;CHAR(9)&amp;CHAR(9)&amp;&quot;&lt;field name=&quot;&quot;parent_id&quot;&quot; ref=&quot;&quot;&quot;&amp;IF(EXACT([.$Z98];&quot;&quot;);&quot;&quot;;[.AH$1]&amp;[.$Z98])&amp;&quot;&quot;&quot;/&gt;&quot;&amp;CHAR(13)&amp;CHAR(9)&amp;CHAR(9)&amp;CHAR(9)&amp;&quot;&lt;field name=&quot;&quot;user_type&quot;&quot; ref=&quot;&quot;account_account_type_&quot;&amp;[.$AB98]&amp;&quot;&quot;&quot;/&gt;&quot;&amp;CHAR(13)&amp;CHAR(9)&amp;CHAR(9)&amp;CHAR(9)&amp;&quot;&lt;field name=&quot;&quot;currency_id&quot;&quot; ref=&quot;&quot;&quot;&amp;[.AB98]&amp;&quot;&quot;&quot;/&gt;&quot;&amp;CHAR(13)&amp;CHAR(9)&amp;CHAR(9)&amp;CHAR(9)&amp;&quot;&lt;field name=&quot;&quot;type&quot;&quot;&gt;&quot;&amp;[.$AD98]&amp;&quot;&lt;/field&gt;&quot;&amp;CHAR(13)&amp;CHAR(9)&amp;CHAR(9)&amp;CHAR(9)&amp;&quot;&lt;field name=&quot;&quot;reconcile&quot;&quot; eval=&quot;&quot;&quot;&amp;[.$AE98]&amp;&quot;&quot;&quot;/&gt;&quot;&amp;IF(EXACT([.$AF98];&quot;&quot;);&quot;&quot;;CHAR(13)&amp;CHAR(9)&amp;CHAR(9)&amp;CHAR(9)&amp;&quot;&lt;field name=&quot;&quot;tax_ids&quot;&quot;&gt;&quot;&amp;SUBSTITUTE([.$AF9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10000&quot; model=&quot;account.account.template&quot;&gt;&#13;&#9;&#9;&#9;&lt;field name=&quot;code&quot;&gt;1-310000&lt;/field&gt;&#13;&#9;&#9;&#9;&lt;field name=&quot;name&quot;&gt;1-Capital social&lt;/field&gt;&#13;&#9;&#9;&#9;&lt;field name=&quot;shortcut&quot;&gt;1-CS&lt;/field&gt;&#13;&#9;&#9;&#9;&lt;field name=&quot;parent_id&quot; ref=&quot;1-3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310000" model="account.account.template"&gt;<text:tab/><text:tab/><text:tab/>&lt;field name="code"&gt;1-310000&lt;/field&gt;<text:tab/><text:tab/><text:tab/>&lt;field name="name"&gt;1-Capital social&lt;/field&gt;<text:tab/><text:tab/><text:tab/>&lt;field name="shortcut"&gt;1-CS&lt;/field&gt;<text:tab/><text:tab/><text:tab/>&lt;field name="parent_id" ref="1-3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98]&gt;[.A99];[.A98]=[.A99]);[.A98]&lt;&gt;7))" office:value-type="float" office:value="1">
              <text:p>1</text:p>
            </table:table-cell>
            <table:table-cell table:style-name="ce8" table:formula="of:=IF(EXACT([.A99];1);CELL(&quot;Row&quot;;[.C99]);[.C98])" office:value-type="float" office:value="2">
              <text:p>2</text:p>
            </table:table-cell>
            <table:table-cell table:style-name="ce8" table:formula="of:=IF(EXACT([.$A99];1);0;IF(EXACT([.$A99];2);[.D98]+1;[.D98]))" office:value-type="float" office:value="3">
              <text:p>3</text:p>
            </table:table-cell>
            <table:table-cell table:style-name="ce8" table:formula="of:=['Code format'.$C$2]&amp;TEXT([.D99];['Code format'.$B$2])&amp;['Code format'.$D$2]" office:value-type="string" office:string-value="3">
              <text:p>3</text:p>
            </table:table-cell>
            <table:table-cell table:style-name="ce8" table:formula="of:=IF(EXACT([.C98];[.C99]);IF(EXACT([.D98];[.D99]);[.F98];CELL(&quot;Row&quot;;[.F99]));[.C99])" office:value-type="float" office:value="97">
              <text:p>97</text:p>
            </table:table-cell>
            <table:table-cell table:style-name="ce8" table:formula="of:=IF(AND([.$A99]&lt;=[.H$1];[.$A98]&gt;[.$A99]);0;IF(EXACT([.$A99];[.H$1]+1);[.G98]+1;[.G98]))" office:value-type="float" office:value="1">
              <text:p>1</text:p>
            </table:table-cell>
            <table:table-cell table:style-name="ce8" table:formula="of:=['Code format'.$C$3]&amp;TEXT([.G99];['Code format'.$B$3])&amp;['Code format'.$D$3]" office:value-type="string" office:string-value="1">
              <text:p>1</text:p>
            </table:table-cell>
            <table:table-cell table:style-name="ce8" table:formula="of:=IF(EXACT([.F98];[.F99]);IF(EXACT([.G98];[.G99]);[.I98];CELL(&quot;Row&quot;;[.I99]));[.F99])" office:value-type="float" office:value="98">
              <text:p>98</text:p>
            </table:table-cell>
            <table:table-cell table:style-name="ce8" table:formula="of:=IF(AND([.$A99]&lt;=[.K$1];[.$A98]&gt;[.$A99]);0;IF(EXACT([.$A99];[.K$1]+1);[.J98]+1;[.J98]))" office:value-type="float" office:value="0">
              <text:p>0</text:p>
            </table:table-cell>
            <table:table-cell table:style-name="ce8" table:formula="of:=['Code format'.$C$4]&amp;TEXT([.J99];['Code format'.$B$4])&amp;['Code format'.$D$4]" office:value-type="string" office:string-value="0">
              <text:p>0</text:p>
            </table:table-cell>
            <table:table-cell table:style-name="ce8" table:formula="of:=IF(EXACT([.I98];[.I99]);IF(EXACT([.J98];[.J99]);[.L98];CELL(&quot;Row&quot;;[.L99]));[.I99])" office:value-type="float" office:value="98">
              <text:p>98</text:p>
            </table:table-cell>
            <table:table-cell table:style-name="ce8" table:formula="of:=IF(AND([.$A99]&lt;=[.N$1];[.$A98]&gt;[.$A99]);0;IF(EXACT([.$A99];[.N$1]+1);[.M98]+1;[.M98]))" office:value-type="float" office:value="0">
              <text:p>0</text:p>
            </table:table-cell>
            <table:table-cell table:style-name="ce8" table:formula="of:=['Code format'.$C$5]&amp;TEXT([.M99];['Code format'.$B$5])&amp;['Code format'.$D$5]" office:value-type="string" office:string-value="0">
              <text:p>0</text:p>
            </table:table-cell>
            <table:table-cell table:style-name="ce8" table:formula="of:=IF(EXACT([.L98];[.L99]);IF(EXACT([.M98];[.M99]);[.O98];CELL(&quot;Row&quot;;[.O99]));[.L99])" office:value-type="float" office:value="98">
              <text:p>98</text:p>
            </table:table-cell>
            <table:table-cell table:style-name="ce8" table:formula="of:=IF(AND([.$A99]&lt;=[.Q$1];[.$A98]&gt;[.$A99]);0;IF(EXACT([.$A99];[.Q$1]+1);[.P98]+1;[.P98]))" office:value-type="float" office:value="0">
              <text:p>0</text:p>
            </table:table-cell>
            <table:table-cell table:style-name="ce8" table:formula="of:=['Code format'.$C$6]&amp;TEXT([.P99];['Code format'.$B$6])&amp;['Code format'.$D$6]" office:value-type="string" office:string-value="0">
              <text:p>0</text:p>
            </table:table-cell>
            <table:table-cell table:style-name="ce8" table:formula="of:=IF(EXACT([.O98];[.O99]);IF(EXACT([.P98];[.P99]);[.R98];CELL(&quot;Row&quot;;[.R99]));[.O99])" office:value-type="float" office:value="98">
              <text:p>98</text:p>
            </table:table-cell>
            <table:table-cell table:style-name="ce8" table:formula="of:=IF(AND([.$A99]&lt;=[.T$1];[.$A98]&gt;[.$A99]);0;IF(EXACT([.$A99];[.T$1]+1);[.S98]+1;[.S98]))" office:value-type="float" office:value="1">
              <text:p>1</text:p>
            </table:table-cell>
            <table:table-cell table:style-name="ce8" table:formula="of:=['Code format'.$C$7]&amp;TEXT([.S99];['Code format'.$B$7])&amp;['Code format'.$D$7]" office:value-type="string" office:string-value="1">
              <text:p>1</text:p>
            </table:table-cell>
            <table:table-cell table:style-name="ce8" table:formula="of:=IF(EXACT([.R98];[.R99]);IF(EXACT([.S98];[.S99]);[.U98];CELL(&quot;Row&quot;;[.U99]));[.R99])" office:value-type="float" office:value="99">
              <text:p>99</text:p>
            </table:table-cell>
            <table:table-cell table:style-name="Nivel7" table:formula="of:=CONCATENATE([.E99];[.H99];[.K99];[.N99];[.Q99];[.T99])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310001">
              <text:p>310001</text:p>
            </table:table-cell>
            <table:table-cell table:style-name="ce9"/>
            <table:table-cell table:style-name="ce9" office:value-type="string">
              <text:p>Socio 1</text:p>
            </table:table-cell>
            <table:table-cell table:style-name="Nivel7" table:formula="of:=[.X99]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Socio 1">
              <text:p>Socio 1</text:p>
            </table:table-cell>
            <table:table-cell table:style-name="Datos" table:formula="of:=IF(EXACT([.A99];1);&quot;&quot;;IF(EXACT([.A99];2);INDIRECT(CONCATENATE(&quot;V&quot;;[.C99]));IF(EXACT([.A99];3);INDIRECT(CONCATENATE(&quot;V&quot;;[.F99]));IF(EXACT([.A99];4);INDIRECT(CONCATENATE(&quot;V&quot;;[.I99]));IF(EXACT([.A99];5);INDIRECT(CONCATENATE(&quot;V&quot;;[.L99]));IF(EXACT([.A99];6);INDIRECT(CONCATENATE(&quot;V&quot;;[.O99]));IF(EXACT([.A99];7);INDIRECT(CONCATENATE(&quot;V&quot;;[.R99])))))))))" office:value-type="string" office:string-value="310000">
              <text:p>31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99];7));NOT(EXACT([.AB99];&quot;view&quot;)));AND(EXACT([.A99];7);EXACT([.AB99];&quot;view&quot;))))" office:value-type="float" office:value="1">
              <text:p>1</text:p>
            </table:table-cell>
            <table:table-cell table:style-name="Datos" table:formula="of:=VLOOKUP([.AB99];['account.type'.$A$2:.$I$12];8)" office:value-type="string" office:string-value="other">
              <text:p>other</text:p>
            </table:table-cell>
            <table:table-cell table:style-name="Datos" table:formula="of:=VLOOKUP([.AB99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99];1);CHAR(9)&amp;CHAR(9)&amp;&quot;&lt;record id=&quot;&quot;account_account_template_&quot;&amp;SUBSTITUTE([.AG$1]&amp;[.$V99];&quot;-&quot;;&quot;_&quot;)&amp;&quot;&quot;&quot; model=&quot;&quot;account.account.template&quot;&quot;&gt;&quot;&amp;CHAR(13)&amp;CHAR(9)&amp;CHAR(9)&amp;CHAR(9)&amp;&quot;&lt;field name=&quot;&quot;code&quot;&quot;&gt;&quot;&amp;[.AG$1]&amp;[.$V99]&amp;&quot;&lt;/field&gt;&quot;&amp;CHAR(13)&amp;CHAR(9)&amp;CHAR(9)&amp;CHAR(9)&amp;&quot;&lt;field name=&quot;&quot;name&quot;&quot;&gt;&quot;&amp;[.AG$1]&amp;[.$Y99]&amp;&quot;&lt;/field&gt;&quot;&amp;CHAR(13)&amp;CHAR(9)&amp;CHAR(9)&amp;CHAR(9)&amp;&quot;&lt;field name=&quot;&quot;shortcut&quot;&quot;&gt;&quot;&amp;IF(EXACT([.$W99];&quot;&quot;);&quot;&quot;;[.AG$1]&amp;[.$W99])&amp;&quot;&lt;/field&gt;&quot;&amp;CHAR(13)&amp;CHAR(9)&amp;CHAR(9)&amp;CHAR(9)&amp;&quot;&lt;field name=&quot;&quot;parent_id&quot;&quot; ref=&quot;&quot;&quot;&amp;IF(EXACT([.$Z99];&quot;&quot;);&quot;&quot;;[.AG$1]&amp;[.$Z99])&amp;&quot;&quot;&quot;/&gt;&quot;&amp;CHAR(13)&amp;CHAR(9)&amp;CHAR(9)&amp;CHAR(9)&amp;&quot;&lt;field name=&quot;&quot;user_type&quot;&quot; ref=&quot;&quot;account_account_type_&quot;&amp;[.$AB99]&amp;&quot;&quot;&quot;/&gt;&quot;&amp;CHAR(13)&amp;CHAR(9)&amp;CHAR(9)&amp;CHAR(9)&amp;&quot;&lt;field name=&quot;&quot;currency_id&quot;&quot; ref=&quot;&quot;&quot;&amp;[.AA99]&amp;&quot;&quot;&quot;/&gt;&quot;&amp;CHAR(13)&amp;CHAR(9)&amp;CHAR(9)&amp;CHAR(9)&amp;&quot;&lt;field name=&quot;&quot;type&quot;&quot;&gt;&quot;&amp;[.$AD99]&amp;&quot;&lt;/field&gt;&quot;&amp;CHAR(13)&amp;CHAR(9)&amp;CHAR(9)&amp;CHAR(9)&amp;&quot;&lt;field name=&quot;&quot;reconcile&quot;&quot; eval=&quot;&quot;&quot;&amp;[.$AE99]&amp;&quot;&quot;&quot;/&gt;&quot;&amp;IF(EXACT([.$AF99];&quot;&quot;);&quot;&quot;;CHAR(13)&amp;CHAR(9)&amp;CHAR(9)&amp;CHAR(9)&amp;&quot;&lt;field name=&quot;&quot;tax_ids&quot;&quot;&gt;&quot;&amp;SUBSTITUTE([.$AF9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10001&quot; model=&quot;account.account.template&quot;&gt;&#13;&#9;&#9;&#9;&lt;field name=&quot;code&quot;&gt;0-310001&lt;/field&gt;&#13;&#9;&#9;&#9;&lt;field name=&quot;name&quot;&gt;0-Socio 1&lt;/field&gt;&#13;&#9;&#9;&#9;&lt;field name=&quot;shortcut&quot;&gt;&lt;/field&gt;&#13;&#9;&#9;&#9;&lt;field name=&quot;parent_id&quot; ref=&quot;0-31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10001" model="account.account.template"&gt;<text:tab/><text:tab/><text:tab/>&lt;field name="code"&gt;0-310001&lt;/field&gt;<text:tab/><text:tab/><text:tab/>&lt;field name="name"&gt;0-Socio 1&lt;/field&gt;<text:tab/><text:tab/><text:tab/>&lt;field name="shortcut"&gt;&lt;/field&gt;<text:tab/><text:tab/><text:tab/>&lt;field name="parent_id" ref="0-31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99];1);CHAR(9)&amp;CHAR(9)&amp;&quot;&lt;record id=&quot;&quot;account_account_template_&quot;&amp;SUBSTITUTE([.AH$1]&amp;[.$V99];&quot;-&quot;;&quot;_&quot;)&amp;&quot;&quot;&quot; model=&quot;&quot;account.account.template&quot;&quot;&gt;&quot;&amp;CHAR(13)&amp;CHAR(9)&amp;CHAR(9)&amp;CHAR(9)&amp;&quot;&lt;field name=&quot;&quot;code&quot;&quot;&gt;&quot;&amp;[.AH$1]&amp;[.$V99]&amp;&quot;&lt;/field&gt;&quot;&amp;CHAR(13)&amp;CHAR(9)&amp;CHAR(9)&amp;CHAR(9)&amp;&quot;&lt;field name=&quot;&quot;name&quot;&quot;&gt;&quot;&amp;[.AH$1]&amp;[.$Y99]&amp;&quot;&lt;/field&gt;&quot;&amp;CHAR(13)&amp;CHAR(9)&amp;CHAR(9)&amp;CHAR(9)&amp;&quot;&lt;field name=&quot;&quot;shortcut&quot;&quot;&gt;&quot;&amp;IF(EXACT([.$W99];&quot;&quot;);&quot;&quot;;[.AH$1]&amp;[.$W99])&amp;&quot;&lt;/field&gt;&quot;&amp;CHAR(13)&amp;CHAR(9)&amp;CHAR(9)&amp;CHAR(9)&amp;&quot;&lt;field name=&quot;&quot;parent_id&quot;&quot; ref=&quot;&quot;&quot;&amp;IF(EXACT([.$Z99];&quot;&quot;);&quot;&quot;;[.AH$1]&amp;[.$Z99])&amp;&quot;&quot;&quot;/&gt;&quot;&amp;CHAR(13)&amp;CHAR(9)&amp;CHAR(9)&amp;CHAR(9)&amp;&quot;&lt;field name=&quot;&quot;user_type&quot;&quot; ref=&quot;&quot;account_account_type_&quot;&amp;[.$AB99]&amp;&quot;&quot;&quot;/&gt;&quot;&amp;CHAR(13)&amp;CHAR(9)&amp;CHAR(9)&amp;CHAR(9)&amp;&quot;&lt;field name=&quot;&quot;currency_id&quot;&quot; ref=&quot;&quot;&quot;&amp;[.AB99]&amp;&quot;&quot;&quot;/&gt;&quot;&amp;CHAR(13)&amp;CHAR(9)&amp;CHAR(9)&amp;CHAR(9)&amp;&quot;&lt;field name=&quot;&quot;type&quot;&quot;&gt;&quot;&amp;[.$AD99]&amp;&quot;&lt;/field&gt;&quot;&amp;CHAR(13)&amp;CHAR(9)&amp;CHAR(9)&amp;CHAR(9)&amp;&quot;&lt;field name=&quot;&quot;reconcile&quot;&quot; eval=&quot;&quot;&quot;&amp;[.$AE99]&amp;&quot;&quot;&quot;/&gt;&quot;&amp;IF(EXACT([.$AF99];&quot;&quot;);&quot;&quot;;CHAR(13)&amp;CHAR(9)&amp;CHAR(9)&amp;CHAR(9)&amp;&quot;&lt;field name=&quot;&quot;tax_ids&quot;&quot;&gt;&quot;&amp;SUBSTITUTE([.$AF9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10001&quot; model=&quot;account.account.template&quot;&gt;&#13;&#9;&#9;&#9;&lt;field name=&quot;code&quot;&gt;1-310001&lt;/field&gt;&#13;&#9;&#9;&#9;&lt;field name=&quot;name&quot;&gt;1-Socio 1&lt;/field&gt;&#13;&#9;&#9;&#9;&lt;field name=&quot;shortcut&quot;&gt;&lt;/field&gt;&#13;&#9;&#9;&#9;&lt;field name=&quot;parent_id&quot; ref=&quot;1-31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10001" model="account.account.template"&gt;<text:tab/><text:tab/><text:tab/>&lt;field name="code"&gt;1-310001&lt;/field&gt;<text:tab/><text:tab/><text:tab/>&lt;field name="name"&gt;1-Socio 1&lt;/field&gt;<text:tab/><text:tab/><text:tab/>&lt;field name="shortcut"&gt;&lt;/field&gt;<text:tab/><text:tab/><text:tab/>&lt;field name="parent_id" ref="1-31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99]&gt;[.A100];[.A99]=[.A100]);[.A99]&lt;&gt;7))" office:value-type="float" office:value="1">
              <text:p>1</text:p>
            </table:table-cell>
            <table:table-cell table:style-name="ce8" table:formula="of:=IF(EXACT([.A100];1);CELL(&quot;Row&quot;;[.C100]);[.C99])" office:value-type="float" office:value="2">
              <text:p>2</text:p>
            </table:table-cell>
            <table:table-cell table:style-name="ce8" table:formula="of:=IF(EXACT([.$A100];1);0;IF(EXACT([.$A100];2);[.D99]+1;[.D99]))" office:value-type="float" office:value="3">
              <text:p>3</text:p>
            </table:table-cell>
            <table:table-cell table:style-name="ce8" table:formula="of:=['Code format'.$C$2]&amp;TEXT([.D100];['Code format'.$B$2])&amp;['Code format'.$D$2]" office:value-type="string" office:string-value="3">
              <text:p>3</text:p>
            </table:table-cell>
            <table:table-cell table:style-name="ce8" table:formula="of:=IF(EXACT([.C99];[.C100]);IF(EXACT([.D99];[.D100]);[.F99];CELL(&quot;Row&quot;;[.F100]));[.C100])" office:value-type="float" office:value="97">
              <text:p>97</text:p>
            </table:table-cell>
            <table:table-cell table:style-name="ce8" table:formula="of:=IF(AND([.$A100]&lt;=[.H$1];[.$A99]&gt;[.$A100]);0;IF(EXACT([.$A100];[.H$1]+1);[.G99]+1;[.G99]))" office:value-type="float" office:value="2">
              <text:p>2</text:p>
            </table:table-cell>
            <table:table-cell table:style-name="ce8" table:formula="of:=['Code format'.$C$3]&amp;TEXT([.G100];['Code format'.$B$3])&amp;['Code format'.$D$3]" office:value-type="string" office:string-value="2">
              <text:p>2</text:p>
            </table:table-cell>
            <table:table-cell table:style-name="ce8" table:formula="of:=IF(EXACT([.F99];[.F100]);IF(EXACT([.G99];[.G100]);[.I99];CELL(&quot;Row&quot;;[.I100]));[.F100])" office:value-type="float" office:value="100">
              <text:p>100</text:p>
            </table:table-cell>
            <table:table-cell table:style-name="ce8" table:formula="of:=IF(AND([.$A100]&lt;=[.K$1];[.$A99]&gt;[.$A100]);0;IF(EXACT([.$A100];[.K$1]+1);[.J99]+1;[.J99]))" office:value-type="float" office:value="0">
              <text:p>0</text:p>
            </table:table-cell>
            <table:table-cell table:style-name="ce8" table:formula="of:=['Code format'.$C$4]&amp;TEXT([.J100];['Code format'.$B$4])&amp;['Code format'.$D$4]" office:value-type="string" office:string-value="0">
              <text:p>0</text:p>
            </table:table-cell>
            <table:table-cell table:style-name="ce8" table:formula="of:=IF(EXACT([.I99];[.I100]);IF(EXACT([.J99];[.J100]);[.L99];CELL(&quot;Row&quot;;[.L100]));[.I100])" office:value-type="float" office:value="100">
              <text:p>100</text:p>
            </table:table-cell>
            <table:table-cell table:style-name="ce8" table:formula="of:=IF(AND([.$A100]&lt;=[.N$1];[.$A99]&gt;[.$A100]);0;IF(EXACT([.$A100];[.N$1]+1);[.M99]+1;[.M99]))" office:value-type="float" office:value="0">
              <text:p>0</text:p>
            </table:table-cell>
            <table:table-cell table:style-name="ce8" table:formula="of:=['Code format'.$C$5]&amp;TEXT([.M100];['Code format'.$B$5])&amp;['Code format'.$D$5]" office:value-type="string" office:string-value="0">
              <text:p>0</text:p>
            </table:table-cell>
            <table:table-cell table:style-name="ce8" table:formula="of:=IF(EXACT([.L99];[.L100]);IF(EXACT([.M99];[.M100]);[.O99];CELL(&quot;Row&quot;;[.O100]));[.L100])" office:value-type="float" office:value="100">
              <text:p>100</text:p>
            </table:table-cell>
            <table:table-cell table:style-name="ce8" table:formula="of:=IF(AND([.$A100]&lt;=[.Q$1];[.$A99]&gt;[.$A100]);0;IF(EXACT([.$A100];[.Q$1]+1);[.P99]+1;[.P99]))" office:value-type="float" office:value="0">
              <text:p>0</text:p>
            </table:table-cell>
            <table:table-cell table:style-name="ce8" table:formula="of:=['Code format'.$C$6]&amp;TEXT([.P100];['Code format'.$B$6])&amp;['Code format'.$D$6]" office:value-type="string" office:string-value="0">
              <text:p>0</text:p>
            </table:table-cell>
            <table:table-cell table:style-name="ce8" table:formula="of:=IF(EXACT([.O99];[.O100]);IF(EXACT([.P99];[.P100]);[.R99];CELL(&quot;Row&quot;;[.R100]));[.O100])" office:value-type="float" office:value="100">
              <text:p>100</text:p>
            </table:table-cell>
            <table:table-cell table:style-name="ce8" table:formula="of:=IF(AND([.$A100]&lt;=[.T$1];[.$A99]&gt;[.$A100]);0;IF(EXACT([.$A100];[.T$1]+1);[.S99]+1;[.S99]))" office:value-type="float" office:value="0">
              <text:p>0</text:p>
            </table:table-cell>
            <table:table-cell table:style-name="ce8" table:formula="of:=['Code format'.$C$7]&amp;TEXT([.S100];['Code format'.$B$7])&amp;['Code format'.$D$7]" office:value-type="string" office:string-value="0">
              <text:p>0</text:p>
            </table:table-cell>
            <table:table-cell table:style-name="ce8" table:formula="of:=IF(EXACT([.R99];[.R100]);IF(EXACT([.S99];[.S100]);[.U99];CELL(&quot;Row&quot;;[.U100]));[.R100])" office:value-type="float" office:value="100">
              <text:p>100</text:p>
            </table:table-cell>
            <table:table-cell table:style-name="Nivel3" table:formula="of:=CONCATENATE([.E100];[.H100];[.K100];[.N100];[.Q100];[.T100])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320000">
              <text:p>320000</text:p>
            </table:table-cell>
            <table:table-cell table:style-name="ce9" office:value-type="string">
              <text:p>RL</text:p>
            </table:table-cell>
            <table:table-cell table:style-name="ce9" office:value-type="string">
              <text:p>Reserva legal</text:p>
            </table:table-cell>
            <table:table-cell table:style-name="Nivel3" table:formula="of:=[.X100]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Reserva legal">
              <text:p>Reserva legal</text:p>
            </table:table-cell>
            <table:table-cell table:style-name="Datos" table:formula="of:=IF(EXACT([.A100];1);&quot;&quot;;IF(EXACT([.A100];2);INDIRECT(CONCATENATE(&quot;V&quot;;[.C100]));IF(EXACT([.A100];3);INDIRECT(CONCATENATE(&quot;V&quot;;[.F100]));IF(EXACT([.A100];4);INDIRECT(CONCATENATE(&quot;V&quot;;[.I100]));IF(EXACT([.A100];5);INDIRECT(CONCATENATE(&quot;V&quot;;[.L100]));IF(EXACT([.A100];6);INDIRECT(CONCATENATE(&quot;V&quot;;[.O100]));IF(EXACT([.A100];7);INDIRECT(CONCATENATE(&quot;V&quot;;[.R100])))))))))" office:value-type="string" office:string-value="300000">
              <text:p>3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00];7));NOT(EXACT([.AB100];&quot;view&quot;)));AND(EXACT([.A100];7);EXACT([.AB100];&quot;view&quot;))))" office:value-type="float" office:value="1">
              <text:p>1</text:p>
            </table:table-cell>
            <table:table-cell table:style-name="Datos" table:formula="of:=VLOOKUP([.AB100];['account.type'.$A$2:.$I$12];8)" office:value-type="string" office:string-value="view">
              <text:p>view</text:p>
            </table:table-cell>
            <table:table-cell table:style-name="Datos" table:formula="of:=VLOOKUP([.AB10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0];1);CHAR(9)&amp;CHAR(9)&amp;&quot;&lt;record id=&quot;&quot;account_account_template_&quot;&amp;SUBSTITUTE([.AG$1]&amp;[.$V100];&quot;-&quot;;&quot;_&quot;)&amp;&quot;&quot;&quot; model=&quot;&quot;account.account.template&quot;&quot;&gt;&quot;&amp;CHAR(13)&amp;CHAR(9)&amp;CHAR(9)&amp;CHAR(9)&amp;&quot;&lt;field name=&quot;&quot;code&quot;&quot;&gt;&quot;&amp;[.AG$1]&amp;[.$V100]&amp;&quot;&lt;/field&gt;&quot;&amp;CHAR(13)&amp;CHAR(9)&amp;CHAR(9)&amp;CHAR(9)&amp;&quot;&lt;field name=&quot;&quot;name&quot;&quot;&gt;&quot;&amp;[.AG$1]&amp;[.$Y100]&amp;&quot;&lt;/field&gt;&quot;&amp;CHAR(13)&amp;CHAR(9)&amp;CHAR(9)&amp;CHAR(9)&amp;&quot;&lt;field name=&quot;&quot;shortcut&quot;&quot;&gt;&quot;&amp;IF(EXACT([.$W100];&quot;&quot;);&quot;&quot;;[.AG$1]&amp;[.$W100])&amp;&quot;&lt;/field&gt;&quot;&amp;CHAR(13)&amp;CHAR(9)&amp;CHAR(9)&amp;CHAR(9)&amp;&quot;&lt;field name=&quot;&quot;parent_id&quot;&quot; ref=&quot;&quot;&quot;&amp;IF(EXACT([.$Z100];&quot;&quot;);&quot;&quot;;[.AG$1]&amp;[.$Z100])&amp;&quot;&quot;&quot;/&gt;&quot;&amp;CHAR(13)&amp;CHAR(9)&amp;CHAR(9)&amp;CHAR(9)&amp;&quot;&lt;field name=&quot;&quot;user_type&quot;&quot; ref=&quot;&quot;account_account_type_&quot;&amp;[.$AB100]&amp;&quot;&quot;&quot;/&gt;&quot;&amp;CHAR(13)&amp;CHAR(9)&amp;CHAR(9)&amp;CHAR(9)&amp;&quot;&lt;field name=&quot;&quot;currency_id&quot;&quot; ref=&quot;&quot;&quot;&amp;[.AA100]&amp;&quot;&quot;&quot;/&gt;&quot;&amp;CHAR(13)&amp;CHAR(9)&amp;CHAR(9)&amp;CHAR(9)&amp;&quot;&lt;field name=&quot;&quot;type&quot;&quot;&gt;&quot;&amp;[.$AD100]&amp;&quot;&lt;/field&gt;&quot;&amp;CHAR(13)&amp;CHAR(9)&amp;CHAR(9)&amp;CHAR(9)&amp;&quot;&lt;field name=&quot;&quot;reconcile&quot;&quot; eval=&quot;&quot;&quot;&amp;[.$AE100]&amp;&quot;&quot;&quot;/&gt;&quot;&amp;IF(EXACT([.$AF100];&quot;&quot;);&quot;&quot;;CHAR(13)&amp;CHAR(9)&amp;CHAR(9)&amp;CHAR(9)&amp;&quot;&lt;field name=&quot;&quot;tax_ids&quot;&quot;&gt;&quot;&amp;SUBSTITUTE([.$AF10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20000&quot; model=&quot;account.account.template&quot;&gt;&#13;&#9;&#9;&#9;&lt;field name=&quot;code&quot;&gt;0-320000&lt;/field&gt;&#13;&#9;&#9;&#9;&lt;field name=&quot;name&quot;&gt;0-Reserva legal&lt;/field&gt;&#13;&#9;&#9;&#9;&lt;field name=&quot;shortcut&quot;&gt;0-RL&lt;/field&gt;&#13;&#9;&#9;&#9;&lt;field name=&quot;parent_id&quot; ref=&quot;0-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320000" model="account.account.template"&gt;<text:tab/><text:tab/><text:tab/>&lt;field name="code"&gt;0-320000&lt;/field&gt;<text:tab/><text:tab/><text:tab/>&lt;field name="name"&gt;0-Reserva legal&lt;/field&gt;<text:tab/><text:tab/><text:tab/>&lt;field name="shortcut"&gt;0-RL&lt;/field&gt;<text:tab/><text:tab/><text:tab/>&lt;field name="parent_id" ref="0-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00];1);CHAR(9)&amp;CHAR(9)&amp;&quot;&lt;record id=&quot;&quot;account_account_template_&quot;&amp;SUBSTITUTE([.AH$1]&amp;[.$V100];&quot;-&quot;;&quot;_&quot;)&amp;&quot;&quot;&quot; model=&quot;&quot;account.account.template&quot;&quot;&gt;&quot;&amp;CHAR(13)&amp;CHAR(9)&amp;CHAR(9)&amp;CHAR(9)&amp;&quot;&lt;field name=&quot;&quot;code&quot;&quot;&gt;&quot;&amp;[.AH$1]&amp;[.$V100]&amp;&quot;&lt;/field&gt;&quot;&amp;CHAR(13)&amp;CHAR(9)&amp;CHAR(9)&amp;CHAR(9)&amp;&quot;&lt;field name=&quot;&quot;name&quot;&quot;&gt;&quot;&amp;[.AH$1]&amp;[.$Y100]&amp;&quot;&lt;/field&gt;&quot;&amp;CHAR(13)&amp;CHAR(9)&amp;CHAR(9)&amp;CHAR(9)&amp;&quot;&lt;field name=&quot;&quot;shortcut&quot;&quot;&gt;&quot;&amp;IF(EXACT([.$W100];&quot;&quot;);&quot;&quot;;[.AH$1]&amp;[.$W100])&amp;&quot;&lt;/field&gt;&quot;&amp;CHAR(13)&amp;CHAR(9)&amp;CHAR(9)&amp;CHAR(9)&amp;&quot;&lt;field name=&quot;&quot;parent_id&quot;&quot; ref=&quot;&quot;&quot;&amp;IF(EXACT([.$Z100];&quot;&quot;);&quot;&quot;;[.AH$1]&amp;[.$Z100])&amp;&quot;&quot;&quot;/&gt;&quot;&amp;CHAR(13)&amp;CHAR(9)&amp;CHAR(9)&amp;CHAR(9)&amp;&quot;&lt;field name=&quot;&quot;user_type&quot;&quot; ref=&quot;&quot;account_account_type_&quot;&amp;[.$AB100]&amp;&quot;&quot;&quot;/&gt;&quot;&amp;CHAR(13)&amp;CHAR(9)&amp;CHAR(9)&amp;CHAR(9)&amp;&quot;&lt;field name=&quot;&quot;currency_id&quot;&quot; ref=&quot;&quot;&quot;&amp;[.AB100]&amp;&quot;&quot;&quot;/&gt;&quot;&amp;CHAR(13)&amp;CHAR(9)&amp;CHAR(9)&amp;CHAR(9)&amp;&quot;&lt;field name=&quot;&quot;type&quot;&quot;&gt;&quot;&amp;[.$AD100]&amp;&quot;&lt;/field&gt;&quot;&amp;CHAR(13)&amp;CHAR(9)&amp;CHAR(9)&amp;CHAR(9)&amp;&quot;&lt;field name=&quot;&quot;reconcile&quot;&quot; eval=&quot;&quot;&quot;&amp;[.$AE100]&amp;&quot;&quot;&quot;/&gt;&quot;&amp;IF(EXACT([.$AF100];&quot;&quot;);&quot;&quot;;CHAR(13)&amp;CHAR(9)&amp;CHAR(9)&amp;CHAR(9)&amp;&quot;&lt;field name=&quot;&quot;tax_ids&quot;&quot;&gt;&quot;&amp;SUBSTITUTE([.$AF10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20000&quot; model=&quot;account.account.template&quot;&gt;&#13;&#9;&#9;&#9;&lt;field name=&quot;code&quot;&gt;1-320000&lt;/field&gt;&#13;&#9;&#9;&#9;&lt;field name=&quot;name&quot;&gt;1-Reserva legal&lt;/field&gt;&#13;&#9;&#9;&#9;&lt;field name=&quot;shortcut&quot;&gt;1-RL&lt;/field&gt;&#13;&#9;&#9;&#9;&lt;field name=&quot;parent_id&quot; ref=&quot;1-3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320000" model="account.account.template"&gt;<text:tab/><text:tab/><text:tab/>&lt;field name="code"&gt;1-320000&lt;/field&gt;<text:tab/><text:tab/><text:tab/>&lt;field name="name"&gt;1-Reserva legal&lt;/field&gt;<text:tab/><text:tab/><text:tab/>&lt;field name="shortcut"&gt;1-RL&lt;/field&gt;<text:tab/><text:tab/><text:tab/>&lt;field name="parent_id" ref="1-3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00]&gt;[.A101];[.A100]=[.A101]);[.A100]&lt;&gt;7))" office:value-type="float" office:value="1">
              <text:p>1</text:p>
            </table:table-cell>
            <table:table-cell table:style-name="ce8" table:formula="of:=IF(EXACT([.A101];1);CELL(&quot;Row&quot;;[.C101]);[.C100])" office:value-type="float" office:value="2">
              <text:p>2</text:p>
            </table:table-cell>
            <table:table-cell table:style-name="ce8" table:formula="of:=IF(EXACT([.$A101];1);0;IF(EXACT([.$A101];2);[.D100]+1;[.D100]))" office:value-type="float" office:value="3">
              <text:p>3</text:p>
            </table:table-cell>
            <table:table-cell table:style-name="ce8" table:formula="of:=['Code format'.$C$2]&amp;TEXT([.D101];['Code format'.$B$2])&amp;['Code format'.$D$2]" office:value-type="string" office:string-value="3">
              <text:p>3</text:p>
            </table:table-cell>
            <table:table-cell table:style-name="ce8" table:formula="of:=IF(EXACT([.C100];[.C101]);IF(EXACT([.D100];[.D101]);[.F100];CELL(&quot;Row&quot;;[.F101]));[.C101])" office:value-type="float" office:value="97">
              <text:p>97</text:p>
            </table:table-cell>
            <table:table-cell table:style-name="ce8" table:formula="of:=IF(AND([.$A101]&lt;=[.H$1];[.$A100]&gt;[.$A101]);0;IF(EXACT([.$A101];[.H$1]+1);[.G100]+1;[.G100]))" office:value-type="float" office:value="2">
              <text:p>2</text:p>
            </table:table-cell>
            <table:table-cell table:style-name="ce8" table:formula="of:=['Code format'.$C$3]&amp;TEXT([.G101];['Code format'.$B$3])&amp;['Code format'.$D$3]" office:value-type="string" office:string-value="2">
              <text:p>2</text:p>
            </table:table-cell>
            <table:table-cell table:style-name="ce8" table:formula="of:=IF(EXACT([.F100];[.F101]);IF(EXACT([.G100];[.G101]);[.I100];CELL(&quot;Row&quot;;[.I101]));[.F101])" office:value-type="float" office:value="100">
              <text:p>100</text:p>
            </table:table-cell>
            <table:table-cell table:style-name="ce8" table:formula="of:=IF(AND([.$A101]&lt;=[.K$1];[.$A100]&gt;[.$A101]);0;IF(EXACT([.$A101];[.K$1]+1);[.J100]+1;[.J100]))" office:value-type="float" office:value="0">
              <text:p>0</text:p>
            </table:table-cell>
            <table:table-cell table:style-name="ce8" table:formula="of:=['Code format'.$C$4]&amp;TEXT([.J101];['Code format'.$B$4])&amp;['Code format'.$D$4]" office:value-type="string" office:string-value="0">
              <text:p>0</text:p>
            </table:table-cell>
            <table:table-cell table:style-name="ce8" table:formula="of:=IF(EXACT([.I100];[.I101]);IF(EXACT([.J100];[.J101]);[.L100];CELL(&quot;Row&quot;;[.L101]));[.I101])" office:value-type="float" office:value="100">
              <text:p>100</text:p>
            </table:table-cell>
            <table:table-cell table:style-name="ce8" table:formula="of:=IF(AND([.$A101]&lt;=[.N$1];[.$A100]&gt;[.$A101]);0;IF(EXACT([.$A101];[.N$1]+1);[.M100]+1;[.M100]))" office:value-type="float" office:value="0">
              <text:p>0</text:p>
            </table:table-cell>
            <table:table-cell table:style-name="ce8" table:formula="of:=['Code format'.$C$5]&amp;TEXT([.M101];['Code format'.$B$5])&amp;['Code format'.$D$5]" office:value-type="string" office:string-value="0">
              <text:p>0</text:p>
            </table:table-cell>
            <table:table-cell table:style-name="ce8" table:formula="of:=IF(EXACT([.L100];[.L101]);IF(EXACT([.M100];[.M101]);[.O100];CELL(&quot;Row&quot;;[.O101]));[.L101])" office:value-type="float" office:value="100">
              <text:p>100</text:p>
            </table:table-cell>
            <table:table-cell table:style-name="ce8" table:formula="of:=IF(AND([.$A101]&lt;=[.Q$1];[.$A100]&gt;[.$A101]);0;IF(EXACT([.$A101];[.Q$1]+1);[.P100]+1;[.P100]))" office:value-type="float" office:value="0">
              <text:p>0</text:p>
            </table:table-cell>
            <table:table-cell table:style-name="ce8" table:formula="of:=['Code format'.$C$6]&amp;TEXT([.P101];['Code format'.$B$6])&amp;['Code format'.$D$6]" office:value-type="string" office:string-value="0">
              <text:p>0</text:p>
            </table:table-cell>
            <table:table-cell table:style-name="ce8" table:formula="of:=IF(EXACT([.O100];[.O101]);IF(EXACT([.P100];[.P101]);[.R100];CELL(&quot;Row&quot;;[.R101]));[.O101])" office:value-type="float" office:value="100">
              <text:p>100</text:p>
            </table:table-cell>
            <table:table-cell table:style-name="ce8" table:formula="of:=IF(AND([.$A101]&lt;=[.T$1];[.$A100]&gt;[.$A101]);0;IF(EXACT([.$A101];[.T$1]+1);[.S100]+1;[.S100]))" office:value-type="float" office:value="1">
              <text:p>1</text:p>
            </table:table-cell>
            <table:table-cell table:style-name="ce8" table:formula="of:=['Code format'.$C$7]&amp;TEXT([.S101];['Code format'.$B$7])&amp;['Code format'.$D$7]" office:value-type="string" office:string-value="1">
              <text:p>1</text:p>
            </table:table-cell>
            <table:table-cell table:style-name="ce8" table:formula="of:=IF(EXACT([.R100];[.R101]);IF(EXACT([.S100];[.S101]);[.U100];CELL(&quot;Row&quot;;[.U101]));[.R101])" office:value-type="float" office:value="101">
              <text:p>101</text:p>
            </table:table-cell>
            <table:table-cell table:style-name="Nivel7" table:formula="of:=CONCATENATE([.E101];[.H101];[.K101];[.N101];[.Q101];[.T101])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320001">
              <text:p>320001</text:p>
            </table:table-cell>
            <table:table-cell table:style-name="ce9" office:value-type="string">
              <text:p>RL</text:p>
            </table:table-cell>
            <table:table-cell table:style-name="ce9" office:value-type="string">
              <text:p>Reserva legal</text:p>
            </table:table-cell>
            <table:table-cell table:style-name="Nivel7" table:formula="of:=[.X101]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Reserva legal">
              <text:p>Reserva legal</text:p>
            </table:table-cell>
            <table:table-cell table:style-name="Datos" table:formula="of:=IF(EXACT([.A101];1);&quot;&quot;;IF(EXACT([.A101];2);INDIRECT(CONCATENATE(&quot;V&quot;;[.C101]));IF(EXACT([.A101];3);INDIRECT(CONCATENATE(&quot;V&quot;;[.F101]));IF(EXACT([.A101];4);INDIRECT(CONCATENATE(&quot;V&quot;;[.I101]));IF(EXACT([.A101];5);INDIRECT(CONCATENATE(&quot;V&quot;;[.L101]));IF(EXACT([.A101];6);INDIRECT(CONCATENATE(&quot;V&quot;;[.O101]));IF(EXACT([.A101];7);INDIRECT(CONCATENATE(&quot;V&quot;;[.R101])))))))))" office:value-type="string" office:string-value="320000">
              <text:p>32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01];7));NOT(EXACT([.AB101];&quot;view&quot;)));AND(EXACT([.A101];7);EXACT([.AB101];&quot;view&quot;))))" office:value-type="float" office:value="1">
              <text:p>1</text:p>
            </table:table-cell>
            <table:table-cell table:style-name="Datos" table:formula="of:=VLOOKUP([.AB101];['account.type'.$A$2:.$I$12];8)" office:value-type="string" office:string-value="other">
              <text:p>other</text:p>
            </table:table-cell>
            <table:table-cell table:style-name="Datos" table:formula="of:=VLOOKUP([.AB101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1];1);CHAR(9)&amp;CHAR(9)&amp;&quot;&lt;record id=&quot;&quot;account_account_template_&quot;&amp;SUBSTITUTE([.AG$1]&amp;[.$V101];&quot;-&quot;;&quot;_&quot;)&amp;&quot;&quot;&quot; model=&quot;&quot;account.account.template&quot;&quot;&gt;&quot;&amp;CHAR(13)&amp;CHAR(9)&amp;CHAR(9)&amp;CHAR(9)&amp;&quot;&lt;field name=&quot;&quot;code&quot;&quot;&gt;&quot;&amp;[.AG$1]&amp;[.$V101]&amp;&quot;&lt;/field&gt;&quot;&amp;CHAR(13)&amp;CHAR(9)&amp;CHAR(9)&amp;CHAR(9)&amp;&quot;&lt;field name=&quot;&quot;name&quot;&quot;&gt;&quot;&amp;[.AG$1]&amp;[.$Y101]&amp;&quot;&lt;/field&gt;&quot;&amp;CHAR(13)&amp;CHAR(9)&amp;CHAR(9)&amp;CHAR(9)&amp;&quot;&lt;field name=&quot;&quot;shortcut&quot;&quot;&gt;&quot;&amp;IF(EXACT([.$W101];&quot;&quot;);&quot;&quot;;[.AG$1]&amp;[.$W101])&amp;&quot;&lt;/field&gt;&quot;&amp;CHAR(13)&amp;CHAR(9)&amp;CHAR(9)&amp;CHAR(9)&amp;&quot;&lt;field name=&quot;&quot;parent_id&quot;&quot; ref=&quot;&quot;&quot;&amp;IF(EXACT([.$Z101];&quot;&quot;);&quot;&quot;;[.AG$1]&amp;[.$Z101])&amp;&quot;&quot;&quot;/&gt;&quot;&amp;CHAR(13)&amp;CHAR(9)&amp;CHAR(9)&amp;CHAR(9)&amp;&quot;&lt;field name=&quot;&quot;user_type&quot;&quot; ref=&quot;&quot;account_account_type_&quot;&amp;[.$AB101]&amp;&quot;&quot;&quot;/&gt;&quot;&amp;CHAR(13)&amp;CHAR(9)&amp;CHAR(9)&amp;CHAR(9)&amp;&quot;&lt;field name=&quot;&quot;currency_id&quot;&quot; ref=&quot;&quot;&quot;&amp;[.AA101]&amp;&quot;&quot;&quot;/&gt;&quot;&amp;CHAR(13)&amp;CHAR(9)&amp;CHAR(9)&amp;CHAR(9)&amp;&quot;&lt;field name=&quot;&quot;type&quot;&quot;&gt;&quot;&amp;[.$AD101]&amp;&quot;&lt;/field&gt;&quot;&amp;CHAR(13)&amp;CHAR(9)&amp;CHAR(9)&amp;CHAR(9)&amp;&quot;&lt;field name=&quot;&quot;reconcile&quot;&quot; eval=&quot;&quot;&quot;&amp;[.$AE101]&amp;&quot;&quot;&quot;/&gt;&quot;&amp;IF(EXACT([.$AF101];&quot;&quot;);&quot;&quot;;CHAR(13)&amp;CHAR(9)&amp;CHAR(9)&amp;CHAR(9)&amp;&quot;&lt;field name=&quot;&quot;tax_ids&quot;&quot;&gt;&quot;&amp;SUBSTITUTE([.$AF10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20001&quot; model=&quot;account.account.template&quot;&gt;&#13;&#9;&#9;&#9;&lt;field name=&quot;code&quot;&gt;0-320001&lt;/field&gt;&#13;&#9;&#9;&#9;&lt;field name=&quot;name&quot;&gt;0-Reserva legal&lt;/field&gt;&#13;&#9;&#9;&#9;&lt;field name=&quot;shortcut&quot;&gt;0-RL&lt;/field&gt;&#13;&#9;&#9;&#9;&lt;field name=&quot;parent_id&quot; ref=&quot;0-32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20001" model="account.account.template"&gt;<text:tab/><text:tab/><text:tab/>&lt;field name="code"&gt;0-320001&lt;/field&gt;<text:tab/><text:tab/><text:tab/>&lt;field name="name"&gt;0-Reserva legal&lt;/field&gt;<text:tab/><text:tab/><text:tab/>&lt;field name="shortcut"&gt;0-RL&lt;/field&gt;<text:tab/><text:tab/><text:tab/>&lt;field name="parent_id" ref="0-32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01];1);CHAR(9)&amp;CHAR(9)&amp;&quot;&lt;record id=&quot;&quot;account_account_template_&quot;&amp;SUBSTITUTE([.AH$1]&amp;[.$V101];&quot;-&quot;;&quot;_&quot;)&amp;&quot;&quot;&quot; model=&quot;&quot;account.account.template&quot;&quot;&gt;&quot;&amp;CHAR(13)&amp;CHAR(9)&amp;CHAR(9)&amp;CHAR(9)&amp;&quot;&lt;field name=&quot;&quot;code&quot;&quot;&gt;&quot;&amp;[.AH$1]&amp;[.$V101]&amp;&quot;&lt;/field&gt;&quot;&amp;CHAR(13)&amp;CHAR(9)&amp;CHAR(9)&amp;CHAR(9)&amp;&quot;&lt;field name=&quot;&quot;name&quot;&quot;&gt;&quot;&amp;[.AH$1]&amp;[.$Y101]&amp;&quot;&lt;/field&gt;&quot;&amp;CHAR(13)&amp;CHAR(9)&amp;CHAR(9)&amp;CHAR(9)&amp;&quot;&lt;field name=&quot;&quot;shortcut&quot;&quot;&gt;&quot;&amp;IF(EXACT([.$W101];&quot;&quot;);&quot;&quot;;[.AH$1]&amp;[.$W101])&amp;&quot;&lt;/field&gt;&quot;&amp;CHAR(13)&amp;CHAR(9)&amp;CHAR(9)&amp;CHAR(9)&amp;&quot;&lt;field name=&quot;&quot;parent_id&quot;&quot; ref=&quot;&quot;&quot;&amp;IF(EXACT([.$Z101];&quot;&quot;);&quot;&quot;;[.AH$1]&amp;[.$Z101])&amp;&quot;&quot;&quot;/&gt;&quot;&amp;CHAR(13)&amp;CHAR(9)&amp;CHAR(9)&amp;CHAR(9)&amp;&quot;&lt;field name=&quot;&quot;user_type&quot;&quot; ref=&quot;&quot;account_account_type_&quot;&amp;[.$AB101]&amp;&quot;&quot;&quot;/&gt;&quot;&amp;CHAR(13)&amp;CHAR(9)&amp;CHAR(9)&amp;CHAR(9)&amp;&quot;&lt;field name=&quot;&quot;currency_id&quot;&quot; ref=&quot;&quot;&quot;&amp;[.AB101]&amp;&quot;&quot;&quot;/&gt;&quot;&amp;CHAR(13)&amp;CHAR(9)&amp;CHAR(9)&amp;CHAR(9)&amp;&quot;&lt;field name=&quot;&quot;type&quot;&quot;&gt;&quot;&amp;[.$AD101]&amp;&quot;&lt;/field&gt;&quot;&amp;CHAR(13)&amp;CHAR(9)&amp;CHAR(9)&amp;CHAR(9)&amp;&quot;&lt;field name=&quot;&quot;reconcile&quot;&quot; eval=&quot;&quot;&quot;&amp;[.$AE101]&amp;&quot;&quot;&quot;/&gt;&quot;&amp;IF(EXACT([.$AF101];&quot;&quot;);&quot;&quot;;CHAR(13)&amp;CHAR(9)&amp;CHAR(9)&amp;CHAR(9)&amp;&quot;&lt;field name=&quot;&quot;tax_ids&quot;&quot;&gt;&quot;&amp;SUBSTITUTE([.$AF10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20001&quot; model=&quot;account.account.template&quot;&gt;&#13;&#9;&#9;&#9;&lt;field name=&quot;code&quot;&gt;1-320001&lt;/field&gt;&#13;&#9;&#9;&#9;&lt;field name=&quot;name&quot;&gt;1-Reserva legal&lt;/field&gt;&#13;&#9;&#9;&#9;&lt;field name=&quot;shortcut&quot;&gt;1-RL&lt;/field&gt;&#13;&#9;&#9;&#9;&lt;field name=&quot;parent_id&quot; ref=&quot;1-32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20001" model="account.account.template"&gt;<text:tab/><text:tab/><text:tab/>&lt;field name="code"&gt;1-320001&lt;/field&gt;<text:tab/><text:tab/><text:tab/>&lt;field name="name"&gt;1-Reserva legal&lt;/field&gt;<text:tab/><text:tab/><text:tab/>&lt;field name="shortcut"&gt;1-RL&lt;/field&gt;<text:tab/><text:tab/><text:tab/>&lt;field name="parent_id" ref="1-32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01]&gt;[.A102];[.A101]=[.A102]);[.A101]&lt;&gt;7))" office:value-type="float" office:value="1">
              <text:p>1</text:p>
            </table:table-cell>
            <table:table-cell table:style-name="ce8" table:formula="of:=IF(EXACT([.A102];1);CELL(&quot;Row&quot;;[.C102]);[.C101])" office:value-type="float" office:value="2">
              <text:p>2</text:p>
            </table:table-cell>
            <table:table-cell table:style-name="ce8" table:formula="of:=IF(EXACT([.$A102];1);0;IF(EXACT([.$A102];2);[.D101]+1;[.D101]))" office:value-type="float" office:value="3">
              <text:p>3</text:p>
            </table:table-cell>
            <table:table-cell table:style-name="ce8" table:formula="of:=['Code format'.$C$2]&amp;TEXT([.D102];['Code format'.$B$2])&amp;['Code format'.$D$2]" office:value-type="string" office:string-value="3">
              <text:p>3</text:p>
            </table:table-cell>
            <table:table-cell table:style-name="ce8" table:formula="of:=IF(EXACT([.C101];[.C102]);IF(EXACT([.D101];[.D102]);[.F101];CELL(&quot;Row&quot;;[.F102]));[.C102])" office:value-type="float" office:value="97">
              <text:p>97</text:p>
            </table:table-cell>
            <table:table-cell table:style-name="ce8" table:formula="of:=IF(AND([.$A102]&lt;=[.H$1];[.$A101]&gt;[.$A102]);0;IF(EXACT([.$A102];[.H$1]+1);[.G101]+1;[.G101]))" office:value-type="float" office:value="3">
              <text:p>3</text:p>
            </table:table-cell>
            <table:table-cell table:style-name="ce8" table:formula="of:=['Code format'.$C$3]&amp;TEXT([.G102];['Code format'.$B$3])&amp;['Code format'.$D$3]" office:value-type="string" office:string-value="3">
              <text:p>3</text:p>
            </table:table-cell>
            <table:table-cell table:style-name="ce8" table:formula="of:=IF(EXACT([.F101];[.F102]);IF(EXACT([.G101];[.G102]);[.I101];CELL(&quot;Row&quot;;[.I102]));[.F102])" office:value-type="float" office:value="102">
              <text:p>102</text:p>
            </table:table-cell>
            <table:table-cell table:style-name="ce8" table:formula="of:=IF(AND([.$A102]&lt;=[.K$1];[.$A101]&gt;[.$A102]);0;IF(EXACT([.$A102];[.K$1]+1);[.J101]+1;[.J101]))" office:value-type="float" office:value="0">
              <text:p>0</text:p>
            </table:table-cell>
            <table:table-cell table:style-name="ce8" table:formula="of:=['Code format'.$C$4]&amp;TEXT([.J102];['Code format'.$B$4])&amp;['Code format'.$D$4]" office:value-type="string" office:string-value="0">
              <text:p>0</text:p>
            </table:table-cell>
            <table:table-cell table:style-name="ce8" table:formula="of:=IF(EXACT([.I101];[.I102]);IF(EXACT([.J101];[.J102]);[.L101];CELL(&quot;Row&quot;;[.L102]));[.I102])" office:value-type="float" office:value="102">
              <text:p>102</text:p>
            </table:table-cell>
            <table:table-cell table:style-name="ce8" table:formula="of:=IF(AND([.$A102]&lt;=[.N$1];[.$A101]&gt;[.$A102]);0;IF(EXACT([.$A102];[.N$1]+1);[.M101]+1;[.M101]))" office:value-type="float" office:value="0">
              <text:p>0</text:p>
            </table:table-cell>
            <table:table-cell table:style-name="ce8" table:formula="of:=['Code format'.$C$5]&amp;TEXT([.M102];['Code format'.$B$5])&amp;['Code format'.$D$5]" office:value-type="string" office:string-value="0">
              <text:p>0</text:p>
            </table:table-cell>
            <table:table-cell table:style-name="ce8" table:formula="of:=IF(EXACT([.L101];[.L102]);IF(EXACT([.M101];[.M102]);[.O101];CELL(&quot;Row&quot;;[.O102]));[.L102])" office:value-type="float" office:value="102">
              <text:p>102</text:p>
            </table:table-cell>
            <table:table-cell table:style-name="ce8" table:formula="of:=IF(AND([.$A102]&lt;=[.Q$1];[.$A101]&gt;[.$A102]);0;IF(EXACT([.$A102];[.Q$1]+1);[.P101]+1;[.P101]))" office:value-type="float" office:value="0">
              <text:p>0</text:p>
            </table:table-cell>
            <table:table-cell table:style-name="ce8" table:formula="of:=['Code format'.$C$6]&amp;TEXT([.P102];['Code format'.$B$6])&amp;['Code format'.$D$6]" office:value-type="string" office:string-value="0">
              <text:p>0</text:p>
            </table:table-cell>
            <table:table-cell table:style-name="ce8" table:formula="of:=IF(EXACT([.O101];[.O102]);IF(EXACT([.P101];[.P102]);[.R101];CELL(&quot;Row&quot;;[.R102]));[.O102])" office:value-type="float" office:value="102">
              <text:p>102</text:p>
            </table:table-cell>
            <table:table-cell table:style-name="ce8" table:formula="of:=IF(AND([.$A102]&lt;=[.T$1];[.$A101]&gt;[.$A102]);0;IF(EXACT([.$A102];[.T$1]+1);[.S101]+1;[.S101]))" office:value-type="float" office:value="0">
              <text:p>0</text:p>
            </table:table-cell>
            <table:table-cell table:style-name="ce8" table:formula="of:=['Code format'.$C$7]&amp;TEXT([.S102];['Code format'.$B$7])&amp;['Code format'.$D$7]" office:value-type="string" office:string-value="0">
              <text:p>0</text:p>
            </table:table-cell>
            <table:table-cell table:style-name="ce8" table:formula="of:=IF(EXACT([.R101];[.R102]);IF(EXACT([.S101];[.S102]);[.U101];CELL(&quot;Row&quot;;[.U102]));[.R102])" office:value-type="float" office:value="102">
              <text:p>102</text:p>
            </table:table-cell>
            <table:table-cell table:style-name="Nivel3" table:formula="of:=CONCATENATE([.E102];[.H102];[.K102];[.N102];[.Q102];[.T102])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330000">
              <text:p>330000</text:p>
            </table:table-cell>
            <table:table-cell table:style-name="ce9" office:value-type="string">
              <text:p>OR</text:p>
            </table:table-cell>
            <table:table-cell table:style-name="ce9" office:value-type="string">
              <text:p>Otras reservas</text:p>
            </table:table-cell>
            <table:table-cell table:style-name="Nivel3" table:formula="of:=[.X102]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Otras reservas">
              <text:p>Otras reservas</text:p>
            </table:table-cell>
            <table:table-cell table:style-name="Datos" table:formula="of:=IF(EXACT([.A102];1);&quot;&quot;;IF(EXACT([.A102];2);INDIRECT(CONCATENATE(&quot;V&quot;;[.C102]));IF(EXACT([.A102];3);INDIRECT(CONCATENATE(&quot;V&quot;;[.F102]));IF(EXACT([.A102];4);INDIRECT(CONCATENATE(&quot;V&quot;;[.I102]));IF(EXACT([.A102];5);INDIRECT(CONCATENATE(&quot;V&quot;;[.L102]));IF(EXACT([.A102];6);INDIRECT(CONCATENATE(&quot;V&quot;;[.O102]));IF(EXACT([.A102];7);INDIRECT(CONCATENATE(&quot;V&quot;;[.R102])))))))))" office:value-type="string" office:string-value="300000">
              <text:p>3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02];7));NOT(EXACT([.AB102];&quot;view&quot;)));AND(EXACT([.A102];7);EXACT([.AB102];&quot;view&quot;))))" office:value-type="float" office:value="1">
              <text:p>1</text:p>
            </table:table-cell>
            <table:table-cell table:style-name="Datos" table:formula="of:=VLOOKUP([.AB102];['account.type'.$A$2:.$I$12];8)" office:value-type="string" office:string-value="view">
              <text:p>view</text:p>
            </table:table-cell>
            <table:table-cell table:style-name="Datos" table:formula="of:=VLOOKUP([.AB10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2];1);CHAR(9)&amp;CHAR(9)&amp;&quot;&lt;record id=&quot;&quot;account_account_template_&quot;&amp;SUBSTITUTE([.AG$1]&amp;[.$V102];&quot;-&quot;;&quot;_&quot;)&amp;&quot;&quot;&quot; model=&quot;&quot;account.account.template&quot;&quot;&gt;&quot;&amp;CHAR(13)&amp;CHAR(9)&amp;CHAR(9)&amp;CHAR(9)&amp;&quot;&lt;field name=&quot;&quot;code&quot;&quot;&gt;&quot;&amp;[.AG$1]&amp;[.$V102]&amp;&quot;&lt;/field&gt;&quot;&amp;CHAR(13)&amp;CHAR(9)&amp;CHAR(9)&amp;CHAR(9)&amp;&quot;&lt;field name=&quot;&quot;name&quot;&quot;&gt;&quot;&amp;[.AG$1]&amp;[.$Y102]&amp;&quot;&lt;/field&gt;&quot;&amp;CHAR(13)&amp;CHAR(9)&amp;CHAR(9)&amp;CHAR(9)&amp;&quot;&lt;field name=&quot;&quot;shortcut&quot;&quot;&gt;&quot;&amp;IF(EXACT([.$W102];&quot;&quot;);&quot;&quot;;[.AG$1]&amp;[.$W102])&amp;&quot;&lt;/field&gt;&quot;&amp;CHAR(13)&amp;CHAR(9)&amp;CHAR(9)&amp;CHAR(9)&amp;&quot;&lt;field name=&quot;&quot;parent_id&quot;&quot; ref=&quot;&quot;&quot;&amp;IF(EXACT([.$Z102];&quot;&quot;);&quot;&quot;;[.AG$1]&amp;[.$Z102])&amp;&quot;&quot;&quot;/&gt;&quot;&amp;CHAR(13)&amp;CHAR(9)&amp;CHAR(9)&amp;CHAR(9)&amp;&quot;&lt;field name=&quot;&quot;user_type&quot;&quot; ref=&quot;&quot;account_account_type_&quot;&amp;[.$AB102]&amp;&quot;&quot;&quot;/&gt;&quot;&amp;CHAR(13)&amp;CHAR(9)&amp;CHAR(9)&amp;CHAR(9)&amp;&quot;&lt;field name=&quot;&quot;currency_id&quot;&quot; ref=&quot;&quot;&quot;&amp;[.AA102]&amp;&quot;&quot;&quot;/&gt;&quot;&amp;CHAR(13)&amp;CHAR(9)&amp;CHAR(9)&amp;CHAR(9)&amp;&quot;&lt;field name=&quot;&quot;type&quot;&quot;&gt;&quot;&amp;[.$AD102]&amp;&quot;&lt;/field&gt;&quot;&amp;CHAR(13)&amp;CHAR(9)&amp;CHAR(9)&amp;CHAR(9)&amp;&quot;&lt;field name=&quot;&quot;reconcile&quot;&quot; eval=&quot;&quot;&quot;&amp;[.$AE102]&amp;&quot;&quot;&quot;/&gt;&quot;&amp;IF(EXACT([.$AF102];&quot;&quot;);&quot;&quot;;CHAR(13)&amp;CHAR(9)&amp;CHAR(9)&amp;CHAR(9)&amp;&quot;&lt;field name=&quot;&quot;tax_ids&quot;&quot;&gt;&quot;&amp;SUBSTITUTE([.$AF10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30000&quot; model=&quot;account.account.template&quot;&gt;&#13;&#9;&#9;&#9;&lt;field name=&quot;code&quot;&gt;0-330000&lt;/field&gt;&#13;&#9;&#9;&#9;&lt;field name=&quot;name&quot;&gt;0-Otras reservas&lt;/field&gt;&#13;&#9;&#9;&#9;&lt;field name=&quot;shortcut&quot;&gt;0-OR&lt;/field&gt;&#13;&#9;&#9;&#9;&lt;field name=&quot;parent_id&quot; ref=&quot;0-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330000" model="account.account.template"&gt;<text:tab/><text:tab/><text:tab/>&lt;field name="code"&gt;0-330000&lt;/field&gt;<text:tab/><text:tab/><text:tab/>&lt;field name="name"&gt;0-Otras reservas&lt;/field&gt;<text:tab/><text:tab/><text:tab/>&lt;field name="shortcut"&gt;0-OR&lt;/field&gt;<text:tab/><text:tab/><text:tab/>&lt;field name="parent_id" ref="0-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02];1);CHAR(9)&amp;CHAR(9)&amp;&quot;&lt;record id=&quot;&quot;account_account_template_&quot;&amp;SUBSTITUTE([.AH$1]&amp;[.$V102];&quot;-&quot;;&quot;_&quot;)&amp;&quot;&quot;&quot; model=&quot;&quot;account.account.template&quot;&quot;&gt;&quot;&amp;CHAR(13)&amp;CHAR(9)&amp;CHAR(9)&amp;CHAR(9)&amp;&quot;&lt;field name=&quot;&quot;code&quot;&quot;&gt;&quot;&amp;[.AH$1]&amp;[.$V102]&amp;&quot;&lt;/field&gt;&quot;&amp;CHAR(13)&amp;CHAR(9)&amp;CHAR(9)&amp;CHAR(9)&amp;&quot;&lt;field name=&quot;&quot;name&quot;&quot;&gt;&quot;&amp;[.AH$1]&amp;[.$Y102]&amp;&quot;&lt;/field&gt;&quot;&amp;CHAR(13)&amp;CHAR(9)&amp;CHAR(9)&amp;CHAR(9)&amp;&quot;&lt;field name=&quot;&quot;shortcut&quot;&quot;&gt;&quot;&amp;IF(EXACT([.$W102];&quot;&quot;);&quot;&quot;;[.AH$1]&amp;[.$W102])&amp;&quot;&lt;/field&gt;&quot;&amp;CHAR(13)&amp;CHAR(9)&amp;CHAR(9)&amp;CHAR(9)&amp;&quot;&lt;field name=&quot;&quot;parent_id&quot;&quot; ref=&quot;&quot;&quot;&amp;IF(EXACT([.$Z102];&quot;&quot;);&quot;&quot;;[.AH$1]&amp;[.$Z102])&amp;&quot;&quot;&quot;/&gt;&quot;&amp;CHAR(13)&amp;CHAR(9)&amp;CHAR(9)&amp;CHAR(9)&amp;&quot;&lt;field name=&quot;&quot;user_type&quot;&quot; ref=&quot;&quot;account_account_type_&quot;&amp;[.$AB102]&amp;&quot;&quot;&quot;/&gt;&quot;&amp;CHAR(13)&amp;CHAR(9)&amp;CHAR(9)&amp;CHAR(9)&amp;&quot;&lt;field name=&quot;&quot;currency_id&quot;&quot; ref=&quot;&quot;&quot;&amp;[.AB102]&amp;&quot;&quot;&quot;/&gt;&quot;&amp;CHAR(13)&amp;CHAR(9)&amp;CHAR(9)&amp;CHAR(9)&amp;&quot;&lt;field name=&quot;&quot;type&quot;&quot;&gt;&quot;&amp;[.$AD102]&amp;&quot;&lt;/field&gt;&quot;&amp;CHAR(13)&amp;CHAR(9)&amp;CHAR(9)&amp;CHAR(9)&amp;&quot;&lt;field name=&quot;&quot;reconcile&quot;&quot; eval=&quot;&quot;&quot;&amp;[.$AE102]&amp;&quot;&quot;&quot;/&gt;&quot;&amp;IF(EXACT([.$AF102];&quot;&quot;);&quot;&quot;;CHAR(13)&amp;CHAR(9)&amp;CHAR(9)&amp;CHAR(9)&amp;&quot;&lt;field name=&quot;&quot;tax_ids&quot;&quot;&gt;&quot;&amp;SUBSTITUTE([.$AF10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30000&quot; model=&quot;account.account.template&quot;&gt;&#13;&#9;&#9;&#9;&lt;field name=&quot;code&quot;&gt;1-330000&lt;/field&gt;&#13;&#9;&#9;&#9;&lt;field name=&quot;name&quot;&gt;1-Otras reservas&lt;/field&gt;&#13;&#9;&#9;&#9;&lt;field name=&quot;shortcut&quot;&gt;1-OR&lt;/field&gt;&#13;&#9;&#9;&#9;&lt;field name=&quot;parent_id&quot; ref=&quot;1-3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330000" model="account.account.template"&gt;<text:tab/><text:tab/><text:tab/>&lt;field name="code"&gt;1-330000&lt;/field&gt;<text:tab/><text:tab/><text:tab/>&lt;field name="name"&gt;1-Otras reservas&lt;/field&gt;<text:tab/><text:tab/><text:tab/>&lt;field name="shortcut"&gt;1-OR&lt;/field&gt;<text:tab/><text:tab/><text:tab/>&lt;field name="parent_id" ref="1-3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02]&gt;[.A103];[.A102]=[.A103]);[.A102]&lt;&gt;7))" office:value-type="float" office:value="1">
              <text:p>1</text:p>
            </table:table-cell>
            <table:table-cell table:style-name="ce8" table:formula="of:=IF(EXACT([.A103];1);CELL(&quot;Row&quot;;[.C103]);[.C102])" office:value-type="float" office:value="2">
              <text:p>2</text:p>
            </table:table-cell>
            <table:table-cell table:style-name="ce8" table:formula="of:=IF(EXACT([.$A103];1);0;IF(EXACT([.$A103];2);[.D102]+1;[.D102]))" office:value-type="float" office:value="3">
              <text:p>3</text:p>
            </table:table-cell>
            <table:table-cell table:style-name="ce8" table:formula="of:=['Code format'.$C$2]&amp;TEXT([.D103];['Code format'.$B$2])&amp;['Code format'.$D$2]" office:value-type="string" office:string-value="3">
              <text:p>3</text:p>
            </table:table-cell>
            <table:table-cell table:style-name="ce8" table:formula="of:=IF(EXACT([.C102];[.C103]);IF(EXACT([.D102];[.D103]);[.F102];CELL(&quot;Row&quot;;[.F103]));[.C103])" office:value-type="float" office:value="97">
              <text:p>97</text:p>
            </table:table-cell>
            <table:table-cell table:style-name="ce8" table:formula="of:=IF(AND([.$A103]&lt;=[.H$1];[.$A102]&gt;[.$A103]);0;IF(EXACT([.$A103];[.H$1]+1);[.G102]+1;[.G102]))" office:value-type="float" office:value="3">
              <text:p>3</text:p>
            </table:table-cell>
            <table:table-cell table:style-name="ce8" table:formula="of:=['Code format'.$C$3]&amp;TEXT([.G103];['Code format'.$B$3])&amp;['Code format'.$D$3]" office:value-type="string" office:string-value="3">
              <text:p>3</text:p>
            </table:table-cell>
            <table:table-cell table:style-name="ce8" table:formula="of:=IF(EXACT([.F102];[.F103]);IF(EXACT([.G102];[.G103]);[.I102];CELL(&quot;Row&quot;;[.I103]));[.F103])" office:value-type="float" office:value="102">
              <text:p>102</text:p>
            </table:table-cell>
            <table:table-cell table:style-name="ce8" table:formula="of:=IF(AND([.$A103]&lt;=[.K$1];[.$A102]&gt;[.$A103]);0;IF(EXACT([.$A103];[.K$1]+1);[.J102]+1;[.J102]))" office:value-type="float" office:value="0">
              <text:p>0</text:p>
            </table:table-cell>
            <table:table-cell table:style-name="ce8" table:formula="of:=['Code format'.$C$4]&amp;TEXT([.J103];['Code format'.$B$4])&amp;['Code format'.$D$4]" office:value-type="string" office:string-value="0">
              <text:p>0</text:p>
            </table:table-cell>
            <table:table-cell table:style-name="ce8" table:formula="of:=IF(EXACT([.I102];[.I103]);IF(EXACT([.J102];[.J103]);[.L102];CELL(&quot;Row&quot;;[.L103]));[.I103])" office:value-type="float" office:value="102">
              <text:p>102</text:p>
            </table:table-cell>
            <table:table-cell table:style-name="ce8" table:formula="of:=IF(AND([.$A103]&lt;=[.N$1];[.$A102]&gt;[.$A103]);0;IF(EXACT([.$A103];[.N$1]+1);[.M102]+1;[.M102]))" office:value-type="float" office:value="0">
              <text:p>0</text:p>
            </table:table-cell>
            <table:table-cell table:style-name="ce8" table:formula="of:=['Code format'.$C$5]&amp;TEXT([.M103];['Code format'.$B$5])&amp;['Code format'.$D$5]" office:value-type="string" office:string-value="0">
              <text:p>0</text:p>
            </table:table-cell>
            <table:table-cell table:style-name="ce8" table:formula="of:=IF(EXACT([.L102];[.L103]);IF(EXACT([.M102];[.M103]);[.O102];CELL(&quot;Row&quot;;[.O103]));[.L103])" office:value-type="float" office:value="102">
              <text:p>102</text:p>
            </table:table-cell>
            <table:table-cell table:style-name="ce8" table:formula="of:=IF(AND([.$A103]&lt;=[.Q$1];[.$A102]&gt;[.$A103]);0;IF(EXACT([.$A103];[.Q$1]+1);[.P102]+1;[.P102]))" office:value-type="float" office:value="0">
              <text:p>0</text:p>
            </table:table-cell>
            <table:table-cell table:style-name="ce8" table:formula="of:=['Code format'.$C$6]&amp;TEXT([.P103];['Code format'.$B$6])&amp;['Code format'.$D$6]" office:value-type="string" office:string-value="0">
              <text:p>0</text:p>
            </table:table-cell>
            <table:table-cell table:style-name="ce8" table:formula="of:=IF(EXACT([.O102];[.O103]);IF(EXACT([.P102];[.P103]);[.R102];CELL(&quot;Row&quot;;[.R103]));[.O103])" office:value-type="float" office:value="102">
              <text:p>102</text:p>
            </table:table-cell>
            <table:table-cell table:style-name="ce8" table:formula="of:=IF(AND([.$A103]&lt;=[.T$1];[.$A102]&gt;[.$A103]);0;IF(EXACT([.$A103];[.T$1]+1);[.S102]+1;[.S102]))" office:value-type="float" office:value="1">
              <text:p>1</text:p>
            </table:table-cell>
            <table:table-cell table:style-name="ce8" table:formula="of:=['Code format'.$C$7]&amp;TEXT([.S103];['Code format'.$B$7])&amp;['Code format'.$D$7]" office:value-type="string" office:string-value="1">
              <text:p>1</text:p>
            </table:table-cell>
            <table:table-cell table:style-name="ce8" table:formula="of:=IF(EXACT([.R102];[.R103]);IF(EXACT([.S102];[.S103]);[.U102];CELL(&quot;Row&quot;;[.U103]));[.R103])" office:value-type="float" office:value="103">
              <text:p>103</text:p>
            </table:table-cell>
            <table:table-cell table:style-name="Nivel7" table:formula="of:=CONCATENATE([.E103];[.H103];[.K103];[.N103];[.Q103];[.T103])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330001">
              <text:p>330001</text:p>
            </table:table-cell>
            <table:table-cell table:style-name="ce9" office:value-type="string">
              <text:p>Mej</text:p>
            </table:table-cell>
            <table:table-cell table:style-name="ce9" office:value-type="string">
              <text:p>Reserva para mejoras</text:p>
            </table:table-cell>
            <table:table-cell table:style-name="Nivel7" table:formula="of:=[.X103]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Reserva para mejoras">
              <text:p>Reserva para mejoras</text:p>
            </table:table-cell>
            <table:table-cell table:style-name="Datos" table:formula="of:=IF(EXACT([.A103];1);&quot;&quot;;IF(EXACT([.A103];2);INDIRECT(CONCATENATE(&quot;V&quot;;[.C103]));IF(EXACT([.A103];3);INDIRECT(CONCATENATE(&quot;V&quot;;[.F103]));IF(EXACT([.A103];4);INDIRECT(CONCATENATE(&quot;V&quot;;[.I103]));IF(EXACT([.A103];5);INDIRECT(CONCATENATE(&quot;V&quot;;[.L103]));IF(EXACT([.A103];6);INDIRECT(CONCATENATE(&quot;V&quot;;[.O103]));IF(EXACT([.A103];7);INDIRECT(CONCATENATE(&quot;V&quot;;[.R103])))))))))" office:value-type="string" office:string-value="330000">
              <text:p>3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03];7));NOT(EXACT([.AB103];&quot;view&quot;)));AND(EXACT([.A103];7);EXACT([.AB103];&quot;view&quot;))))" office:value-type="float" office:value="1">
              <text:p>1</text:p>
            </table:table-cell>
            <table:table-cell table:style-name="Datos" table:formula="of:=VLOOKUP([.AB103];['account.type'.$A$2:.$I$12];8)" office:value-type="string" office:string-value="other">
              <text:p>other</text:p>
            </table:table-cell>
            <table:table-cell table:style-name="Datos" table:formula="of:=VLOOKUP([.AB103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3];1);CHAR(9)&amp;CHAR(9)&amp;&quot;&lt;record id=&quot;&quot;account_account_template_&quot;&amp;SUBSTITUTE([.AG$1]&amp;[.$V103];&quot;-&quot;;&quot;_&quot;)&amp;&quot;&quot;&quot; model=&quot;&quot;account.account.template&quot;&quot;&gt;&quot;&amp;CHAR(13)&amp;CHAR(9)&amp;CHAR(9)&amp;CHAR(9)&amp;&quot;&lt;field name=&quot;&quot;code&quot;&quot;&gt;&quot;&amp;[.AG$1]&amp;[.$V103]&amp;&quot;&lt;/field&gt;&quot;&amp;CHAR(13)&amp;CHAR(9)&amp;CHAR(9)&amp;CHAR(9)&amp;&quot;&lt;field name=&quot;&quot;name&quot;&quot;&gt;&quot;&amp;[.AG$1]&amp;[.$Y103]&amp;&quot;&lt;/field&gt;&quot;&amp;CHAR(13)&amp;CHAR(9)&amp;CHAR(9)&amp;CHAR(9)&amp;&quot;&lt;field name=&quot;&quot;shortcut&quot;&quot;&gt;&quot;&amp;IF(EXACT([.$W103];&quot;&quot;);&quot;&quot;;[.AG$1]&amp;[.$W103])&amp;&quot;&lt;/field&gt;&quot;&amp;CHAR(13)&amp;CHAR(9)&amp;CHAR(9)&amp;CHAR(9)&amp;&quot;&lt;field name=&quot;&quot;parent_id&quot;&quot; ref=&quot;&quot;&quot;&amp;IF(EXACT([.$Z103];&quot;&quot;);&quot;&quot;;[.AG$1]&amp;[.$Z103])&amp;&quot;&quot;&quot;/&gt;&quot;&amp;CHAR(13)&amp;CHAR(9)&amp;CHAR(9)&amp;CHAR(9)&amp;&quot;&lt;field name=&quot;&quot;user_type&quot;&quot; ref=&quot;&quot;account_account_type_&quot;&amp;[.$AB103]&amp;&quot;&quot;&quot;/&gt;&quot;&amp;CHAR(13)&amp;CHAR(9)&amp;CHAR(9)&amp;CHAR(9)&amp;&quot;&lt;field name=&quot;&quot;currency_id&quot;&quot; ref=&quot;&quot;&quot;&amp;[.AA103]&amp;&quot;&quot;&quot;/&gt;&quot;&amp;CHAR(13)&amp;CHAR(9)&amp;CHAR(9)&amp;CHAR(9)&amp;&quot;&lt;field name=&quot;&quot;type&quot;&quot;&gt;&quot;&amp;[.$AD103]&amp;&quot;&lt;/field&gt;&quot;&amp;CHAR(13)&amp;CHAR(9)&amp;CHAR(9)&amp;CHAR(9)&amp;&quot;&lt;field name=&quot;&quot;reconcile&quot;&quot; eval=&quot;&quot;&quot;&amp;[.$AE103]&amp;&quot;&quot;&quot;/&gt;&quot;&amp;IF(EXACT([.$AF103];&quot;&quot;);&quot;&quot;;CHAR(13)&amp;CHAR(9)&amp;CHAR(9)&amp;CHAR(9)&amp;&quot;&lt;field name=&quot;&quot;tax_ids&quot;&quot;&gt;&quot;&amp;SUBSTITUTE([.$AF10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30001&quot; model=&quot;account.account.template&quot;&gt;&#13;&#9;&#9;&#9;&lt;field name=&quot;code&quot;&gt;0-330001&lt;/field&gt;&#13;&#9;&#9;&#9;&lt;field name=&quot;name&quot;&gt;0-Reserva para mejoras&lt;/field&gt;&#13;&#9;&#9;&#9;&lt;field name=&quot;shortcut&quot;&gt;0-Mej&lt;/field&gt;&#13;&#9;&#9;&#9;&lt;field name=&quot;parent_id&quot; ref=&quot;0-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30001" model="account.account.template"&gt;<text:tab/><text:tab/><text:tab/>&lt;field name="code"&gt;0-330001&lt;/field&gt;<text:tab/><text:tab/><text:tab/>&lt;field name="name"&gt;0-Reserva para mejoras&lt;/field&gt;<text:tab/><text:tab/><text:tab/>&lt;field name="shortcut"&gt;0-Mej&lt;/field&gt;<text:tab/><text:tab/><text:tab/>&lt;field name="parent_id" ref="0-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03];1);CHAR(9)&amp;CHAR(9)&amp;&quot;&lt;record id=&quot;&quot;account_account_template_&quot;&amp;SUBSTITUTE([.AH$1]&amp;[.$V103];&quot;-&quot;;&quot;_&quot;)&amp;&quot;&quot;&quot; model=&quot;&quot;account.account.template&quot;&quot;&gt;&quot;&amp;CHAR(13)&amp;CHAR(9)&amp;CHAR(9)&amp;CHAR(9)&amp;&quot;&lt;field name=&quot;&quot;code&quot;&quot;&gt;&quot;&amp;[.AH$1]&amp;[.$V103]&amp;&quot;&lt;/field&gt;&quot;&amp;CHAR(13)&amp;CHAR(9)&amp;CHAR(9)&amp;CHAR(9)&amp;&quot;&lt;field name=&quot;&quot;name&quot;&quot;&gt;&quot;&amp;[.AH$1]&amp;[.$Y103]&amp;&quot;&lt;/field&gt;&quot;&amp;CHAR(13)&amp;CHAR(9)&amp;CHAR(9)&amp;CHAR(9)&amp;&quot;&lt;field name=&quot;&quot;shortcut&quot;&quot;&gt;&quot;&amp;IF(EXACT([.$W103];&quot;&quot;);&quot;&quot;;[.AH$1]&amp;[.$W103])&amp;&quot;&lt;/field&gt;&quot;&amp;CHAR(13)&amp;CHAR(9)&amp;CHAR(9)&amp;CHAR(9)&amp;&quot;&lt;field name=&quot;&quot;parent_id&quot;&quot; ref=&quot;&quot;&quot;&amp;IF(EXACT([.$Z103];&quot;&quot;);&quot;&quot;;[.AH$1]&amp;[.$Z103])&amp;&quot;&quot;&quot;/&gt;&quot;&amp;CHAR(13)&amp;CHAR(9)&amp;CHAR(9)&amp;CHAR(9)&amp;&quot;&lt;field name=&quot;&quot;user_type&quot;&quot; ref=&quot;&quot;account_account_type_&quot;&amp;[.$AB103]&amp;&quot;&quot;&quot;/&gt;&quot;&amp;CHAR(13)&amp;CHAR(9)&amp;CHAR(9)&amp;CHAR(9)&amp;&quot;&lt;field name=&quot;&quot;currency_id&quot;&quot; ref=&quot;&quot;&quot;&amp;[.AB103]&amp;&quot;&quot;&quot;/&gt;&quot;&amp;CHAR(13)&amp;CHAR(9)&amp;CHAR(9)&amp;CHAR(9)&amp;&quot;&lt;field name=&quot;&quot;type&quot;&quot;&gt;&quot;&amp;[.$AD103]&amp;&quot;&lt;/field&gt;&quot;&amp;CHAR(13)&amp;CHAR(9)&amp;CHAR(9)&amp;CHAR(9)&amp;&quot;&lt;field name=&quot;&quot;reconcile&quot;&quot; eval=&quot;&quot;&quot;&amp;[.$AE103]&amp;&quot;&quot;&quot;/&gt;&quot;&amp;IF(EXACT([.$AF103];&quot;&quot;);&quot;&quot;;CHAR(13)&amp;CHAR(9)&amp;CHAR(9)&amp;CHAR(9)&amp;&quot;&lt;field name=&quot;&quot;tax_ids&quot;&quot;&gt;&quot;&amp;SUBSTITUTE([.$AF10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30001&quot; model=&quot;account.account.template&quot;&gt;&#13;&#9;&#9;&#9;&lt;field name=&quot;code&quot;&gt;1-330001&lt;/field&gt;&#13;&#9;&#9;&#9;&lt;field name=&quot;name&quot;&gt;1-Reserva para mejoras&lt;/field&gt;&#13;&#9;&#9;&#9;&lt;field name=&quot;shortcut&quot;&gt;1-Mej&lt;/field&gt;&#13;&#9;&#9;&#9;&lt;field name=&quot;parent_id&quot; ref=&quot;1-33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30001" model="account.account.template"&gt;<text:tab/><text:tab/><text:tab/>&lt;field name="code"&gt;1-330001&lt;/field&gt;<text:tab/><text:tab/><text:tab/>&lt;field name="name"&gt;1-Reserva para mejoras&lt;/field&gt;<text:tab/><text:tab/><text:tab/>&lt;field name="shortcut"&gt;1-Mej&lt;/field&gt;<text:tab/><text:tab/><text:tab/>&lt;field name="parent_id" ref="1-33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03]&gt;[.A104];[.A103]=[.A104]);[.A103]&lt;&gt;7))" office:value-type="float" office:value="1">
              <text:p>1</text:p>
            </table:table-cell>
            <table:table-cell table:style-name="ce8" table:formula="of:=IF(EXACT([.A104];1);CELL(&quot;Row&quot;;[.C104]);[.C103])" office:value-type="float" office:value="2">
              <text:p>2</text:p>
            </table:table-cell>
            <table:table-cell table:style-name="ce8" table:formula="of:=IF(EXACT([.$A104];1);0;IF(EXACT([.$A104];2);[.D103]+1;[.D103]))" office:value-type="float" office:value="3">
              <text:p>3</text:p>
            </table:table-cell>
            <table:table-cell table:style-name="ce8" table:formula="of:=['Code format'.$C$2]&amp;TEXT([.D104];['Code format'.$B$2])&amp;['Code format'.$D$2]" office:value-type="string" office:string-value="3">
              <text:p>3</text:p>
            </table:table-cell>
            <table:table-cell table:style-name="ce8" table:formula="of:=IF(EXACT([.C103];[.C104]);IF(EXACT([.D103];[.D104]);[.F103];CELL(&quot;Row&quot;;[.F104]));[.C104])" office:value-type="float" office:value="97">
              <text:p>97</text:p>
            </table:table-cell>
            <table:table-cell table:style-name="ce8" table:formula="of:=IF(AND([.$A104]&lt;=[.H$1];[.$A103]&gt;[.$A104]);0;IF(EXACT([.$A104];[.H$1]+1);[.G103]+1;[.G103]))" office:value-type="float" office:value="3">
              <text:p>3</text:p>
            </table:table-cell>
            <table:table-cell table:style-name="ce8" table:formula="of:=['Code format'.$C$3]&amp;TEXT([.G104];['Code format'.$B$3])&amp;['Code format'.$D$3]" office:value-type="string" office:string-value="3">
              <text:p>3</text:p>
            </table:table-cell>
            <table:table-cell table:style-name="ce8" table:formula="of:=IF(EXACT([.F103];[.F104]);IF(EXACT([.G103];[.G104]);[.I103];CELL(&quot;Row&quot;;[.I104]));[.F104])" office:value-type="float" office:value="102">
              <text:p>102</text:p>
            </table:table-cell>
            <table:table-cell table:style-name="ce8" table:formula="of:=IF(AND([.$A104]&lt;=[.K$1];[.$A103]&gt;[.$A104]);0;IF(EXACT([.$A104];[.K$1]+1);[.J103]+1;[.J103]))" office:value-type="float" office:value="0">
              <text:p>0</text:p>
            </table:table-cell>
            <table:table-cell table:style-name="ce8" table:formula="of:=['Code format'.$C$4]&amp;TEXT([.J104];['Code format'.$B$4])&amp;['Code format'.$D$4]" office:value-type="string" office:string-value="0">
              <text:p>0</text:p>
            </table:table-cell>
            <table:table-cell table:style-name="ce8" table:formula="of:=IF(EXACT([.I103];[.I104]);IF(EXACT([.J103];[.J104]);[.L103];CELL(&quot;Row&quot;;[.L104]));[.I104])" office:value-type="float" office:value="102">
              <text:p>102</text:p>
            </table:table-cell>
            <table:table-cell table:style-name="ce8" table:formula="of:=IF(AND([.$A104]&lt;=[.N$1];[.$A103]&gt;[.$A104]);0;IF(EXACT([.$A104];[.N$1]+1);[.M103]+1;[.M103]))" office:value-type="float" office:value="0">
              <text:p>0</text:p>
            </table:table-cell>
            <table:table-cell table:style-name="ce8" table:formula="of:=['Code format'.$C$5]&amp;TEXT([.M104];['Code format'.$B$5])&amp;['Code format'.$D$5]" office:value-type="string" office:string-value="0">
              <text:p>0</text:p>
            </table:table-cell>
            <table:table-cell table:style-name="ce8" table:formula="of:=IF(EXACT([.L103];[.L104]);IF(EXACT([.M103];[.M104]);[.O103];CELL(&quot;Row&quot;;[.O104]));[.L104])" office:value-type="float" office:value="102">
              <text:p>102</text:p>
            </table:table-cell>
            <table:table-cell table:style-name="ce8" table:formula="of:=IF(AND([.$A104]&lt;=[.Q$1];[.$A103]&gt;[.$A104]);0;IF(EXACT([.$A104];[.Q$1]+1);[.P103]+1;[.P103]))" office:value-type="float" office:value="0">
              <text:p>0</text:p>
            </table:table-cell>
            <table:table-cell table:style-name="ce8" table:formula="of:=['Code format'.$C$6]&amp;TEXT([.P104];['Code format'.$B$6])&amp;['Code format'.$D$6]" office:value-type="string" office:string-value="0">
              <text:p>0</text:p>
            </table:table-cell>
            <table:table-cell table:style-name="ce8" table:formula="of:=IF(EXACT([.O103];[.O104]);IF(EXACT([.P103];[.P104]);[.R103];CELL(&quot;Row&quot;;[.R104]));[.O104])" office:value-type="float" office:value="102">
              <text:p>102</text:p>
            </table:table-cell>
            <table:table-cell table:style-name="ce8" table:formula="of:=IF(AND([.$A104]&lt;=[.T$1];[.$A103]&gt;[.$A104]);0;IF(EXACT([.$A104];[.T$1]+1);[.S103]+1;[.S103]))" office:value-type="float" office:value="2">
              <text:p>2</text:p>
            </table:table-cell>
            <table:table-cell table:style-name="ce8" table:formula="of:=['Code format'.$C$7]&amp;TEXT([.S104];['Code format'.$B$7])&amp;['Code format'.$D$7]" office:value-type="string" office:string-value="2">
              <text:p>2</text:p>
            </table:table-cell>
            <table:table-cell table:style-name="ce8" table:formula="of:=IF(EXACT([.R103];[.R104]);IF(EXACT([.S103];[.S104]);[.U103];CELL(&quot;Row&quot;;[.U104]));[.R104])" office:value-type="float" office:value="104">
              <text:p>104</text:p>
            </table:table-cell>
            <table:table-cell table:style-name="Nivel7" table:formula="of:=CONCATENATE([.E104];[.H104];[.K104];[.N104];[.Q104];[.T104])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330002">
              <text:p>330002</text:p>
            </table:table-cell>
            <table:table-cell table:style-name="ce9" office:value-type="string">
              <text:p>Pro</text:p>
            </table:table-cell>
            <table:table-cell table:style-name="ce9" office:value-type="string">
              <text:p>Reserva para proyectos</text:p>
            </table:table-cell>
            <table:table-cell table:style-name="Nivel7" table:formula="of:=[.X104]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Reserva para proyectos">
              <text:p>Reserva para proyectos</text:p>
            </table:table-cell>
            <table:table-cell table:style-name="Datos" table:formula="of:=IF(EXACT([.A104];1);&quot;&quot;;IF(EXACT([.A104];2);INDIRECT(CONCATENATE(&quot;V&quot;;[.C104]));IF(EXACT([.A104];3);INDIRECT(CONCATENATE(&quot;V&quot;;[.F104]));IF(EXACT([.A104];4);INDIRECT(CONCATENATE(&quot;V&quot;;[.I104]));IF(EXACT([.A104];5);INDIRECT(CONCATENATE(&quot;V&quot;;[.L104]));IF(EXACT([.A104];6);INDIRECT(CONCATENATE(&quot;V&quot;;[.O104]));IF(EXACT([.A104];7);INDIRECT(CONCATENATE(&quot;V&quot;;[.R104])))))))))" office:value-type="string" office:string-value="330000">
              <text:p>3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04];7));NOT(EXACT([.AB104];&quot;view&quot;)));AND(EXACT([.A104];7);EXACT([.AB104];&quot;view&quot;))))" office:value-type="float" office:value="1">
              <text:p>1</text:p>
            </table:table-cell>
            <table:table-cell table:style-name="Datos" table:formula="of:=VLOOKUP([.AB104];['account.type'.$A$2:.$I$12];8)" office:value-type="string" office:string-value="other">
              <text:p>other</text:p>
            </table:table-cell>
            <table:table-cell table:style-name="Datos" table:formula="of:=VLOOKUP([.AB104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4];1);CHAR(9)&amp;CHAR(9)&amp;&quot;&lt;record id=&quot;&quot;account_account_template_&quot;&amp;SUBSTITUTE([.AG$1]&amp;[.$V104];&quot;-&quot;;&quot;_&quot;)&amp;&quot;&quot;&quot; model=&quot;&quot;account.account.template&quot;&quot;&gt;&quot;&amp;CHAR(13)&amp;CHAR(9)&amp;CHAR(9)&amp;CHAR(9)&amp;&quot;&lt;field name=&quot;&quot;code&quot;&quot;&gt;&quot;&amp;[.AG$1]&amp;[.$V104]&amp;&quot;&lt;/field&gt;&quot;&amp;CHAR(13)&amp;CHAR(9)&amp;CHAR(9)&amp;CHAR(9)&amp;&quot;&lt;field name=&quot;&quot;name&quot;&quot;&gt;&quot;&amp;[.AG$1]&amp;[.$Y104]&amp;&quot;&lt;/field&gt;&quot;&amp;CHAR(13)&amp;CHAR(9)&amp;CHAR(9)&amp;CHAR(9)&amp;&quot;&lt;field name=&quot;&quot;shortcut&quot;&quot;&gt;&quot;&amp;IF(EXACT([.$W104];&quot;&quot;);&quot;&quot;;[.AG$1]&amp;[.$W104])&amp;&quot;&lt;/field&gt;&quot;&amp;CHAR(13)&amp;CHAR(9)&amp;CHAR(9)&amp;CHAR(9)&amp;&quot;&lt;field name=&quot;&quot;parent_id&quot;&quot; ref=&quot;&quot;&quot;&amp;IF(EXACT([.$Z104];&quot;&quot;);&quot;&quot;;[.AG$1]&amp;[.$Z104])&amp;&quot;&quot;&quot;/&gt;&quot;&amp;CHAR(13)&amp;CHAR(9)&amp;CHAR(9)&amp;CHAR(9)&amp;&quot;&lt;field name=&quot;&quot;user_type&quot;&quot; ref=&quot;&quot;account_account_type_&quot;&amp;[.$AB104]&amp;&quot;&quot;&quot;/&gt;&quot;&amp;CHAR(13)&amp;CHAR(9)&amp;CHAR(9)&amp;CHAR(9)&amp;&quot;&lt;field name=&quot;&quot;currency_id&quot;&quot; ref=&quot;&quot;&quot;&amp;[.AA104]&amp;&quot;&quot;&quot;/&gt;&quot;&amp;CHAR(13)&amp;CHAR(9)&amp;CHAR(9)&amp;CHAR(9)&amp;&quot;&lt;field name=&quot;&quot;type&quot;&quot;&gt;&quot;&amp;[.$AD104]&amp;&quot;&lt;/field&gt;&quot;&amp;CHAR(13)&amp;CHAR(9)&amp;CHAR(9)&amp;CHAR(9)&amp;&quot;&lt;field name=&quot;&quot;reconcile&quot;&quot; eval=&quot;&quot;&quot;&amp;[.$AE104]&amp;&quot;&quot;&quot;/&gt;&quot;&amp;IF(EXACT([.$AF104];&quot;&quot;);&quot;&quot;;CHAR(13)&amp;CHAR(9)&amp;CHAR(9)&amp;CHAR(9)&amp;&quot;&lt;field name=&quot;&quot;tax_ids&quot;&quot;&gt;&quot;&amp;SUBSTITUTE([.$AF10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30002&quot; model=&quot;account.account.template&quot;&gt;&#13;&#9;&#9;&#9;&lt;field name=&quot;code&quot;&gt;0-330002&lt;/field&gt;&#13;&#9;&#9;&#9;&lt;field name=&quot;name&quot;&gt;0-Reserva para proyectos&lt;/field&gt;&#13;&#9;&#9;&#9;&lt;field name=&quot;shortcut&quot;&gt;0-Pro&lt;/field&gt;&#13;&#9;&#9;&#9;&lt;field name=&quot;parent_id&quot; ref=&quot;0-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30002" model="account.account.template"&gt;<text:tab/><text:tab/><text:tab/>&lt;field name="code"&gt;0-330002&lt;/field&gt;<text:tab/><text:tab/><text:tab/>&lt;field name="name"&gt;0-Reserva para proyectos&lt;/field&gt;<text:tab/><text:tab/><text:tab/>&lt;field name="shortcut"&gt;0-Pro&lt;/field&gt;<text:tab/><text:tab/><text:tab/>&lt;field name="parent_id" ref="0-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04];1);CHAR(9)&amp;CHAR(9)&amp;&quot;&lt;record id=&quot;&quot;account_account_template_&quot;&amp;SUBSTITUTE([.AH$1]&amp;[.$V104];&quot;-&quot;;&quot;_&quot;)&amp;&quot;&quot;&quot; model=&quot;&quot;account.account.template&quot;&quot;&gt;&quot;&amp;CHAR(13)&amp;CHAR(9)&amp;CHAR(9)&amp;CHAR(9)&amp;&quot;&lt;field name=&quot;&quot;code&quot;&quot;&gt;&quot;&amp;[.AH$1]&amp;[.$V104]&amp;&quot;&lt;/field&gt;&quot;&amp;CHAR(13)&amp;CHAR(9)&amp;CHAR(9)&amp;CHAR(9)&amp;&quot;&lt;field name=&quot;&quot;name&quot;&quot;&gt;&quot;&amp;[.AH$1]&amp;[.$Y104]&amp;&quot;&lt;/field&gt;&quot;&amp;CHAR(13)&amp;CHAR(9)&amp;CHAR(9)&amp;CHAR(9)&amp;&quot;&lt;field name=&quot;&quot;shortcut&quot;&quot;&gt;&quot;&amp;IF(EXACT([.$W104];&quot;&quot;);&quot;&quot;;[.AH$1]&amp;[.$W104])&amp;&quot;&lt;/field&gt;&quot;&amp;CHAR(13)&amp;CHAR(9)&amp;CHAR(9)&amp;CHAR(9)&amp;&quot;&lt;field name=&quot;&quot;parent_id&quot;&quot; ref=&quot;&quot;&quot;&amp;IF(EXACT([.$Z104];&quot;&quot;);&quot;&quot;;[.AH$1]&amp;[.$Z104])&amp;&quot;&quot;&quot;/&gt;&quot;&amp;CHAR(13)&amp;CHAR(9)&amp;CHAR(9)&amp;CHAR(9)&amp;&quot;&lt;field name=&quot;&quot;user_type&quot;&quot; ref=&quot;&quot;account_account_type_&quot;&amp;[.$AB104]&amp;&quot;&quot;&quot;/&gt;&quot;&amp;CHAR(13)&amp;CHAR(9)&amp;CHAR(9)&amp;CHAR(9)&amp;&quot;&lt;field name=&quot;&quot;currency_id&quot;&quot; ref=&quot;&quot;&quot;&amp;[.AB104]&amp;&quot;&quot;&quot;/&gt;&quot;&amp;CHAR(13)&amp;CHAR(9)&amp;CHAR(9)&amp;CHAR(9)&amp;&quot;&lt;field name=&quot;&quot;type&quot;&quot;&gt;&quot;&amp;[.$AD104]&amp;&quot;&lt;/field&gt;&quot;&amp;CHAR(13)&amp;CHAR(9)&amp;CHAR(9)&amp;CHAR(9)&amp;&quot;&lt;field name=&quot;&quot;reconcile&quot;&quot; eval=&quot;&quot;&quot;&amp;[.$AE104]&amp;&quot;&quot;&quot;/&gt;&quot;&amp;IF(EXACT([.$AF104];&quot;&quot;);&quot;&quot;;CHAR(13)&amp;CHAR(9)&amp;CHAR(9)&amp;CHAR(9)&amp;&quot;&lt;field name=&quot;&quot;tax_ids&quot;&quot;&gt;&quot;&amp;SUBSTITUTE([.$AF10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30002&quot; model=&quot;account.account.template&quot;&gt;&#13;&#9;&#9;&#9;&lt;field name=&quot;code&quot;&gt;1-330002&lt;/field&gt;&#13;&#9;&#9;&#9;&lt;field name=&quot;name&quot;&gt;1-Reserva para proyectos&lt;/field&gt;&#13;&#9;&#9;&#9;&lt;field name=&quot;shortcut&quot;&gt;1-Pro&lt;/field&gt;&#13;&#9;&#9;&#9;&lt;field name=&quot;parent_id&quot; ref=&quot;1-33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30002" model="account.account.template"&gt;<text:tab/><text:tab/><text:tab/>&lt;field name="code"&gt;1-330002&lt;/field&gt;<text:tab/><text:tab/><text:tab/>&lt;field name="name"&gt;1-Reserva para proyectos&lt;/field&gt;<text:tab/><text:tab/><text:tab/>&lt;field name="shortcut"&gt;1-Pro&lt;/field&gt;<text:tab/><text:tab/><text:tab/>&lt;field name="parent_id" ref="1-33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04]&gt;[.A105];[.A104]=[.A105]);[.A104]&lt;&gt;7))" office:value-type="float" office:value="1">
              <text:p>1</text:p>
            </table:table-cell>
            <table:table-cell table:style-name="ce8" table:formula="of:=IF(EXACT([.A105];1);CELL(&quot;Row&quot;;[.C105]);[.C104])" office:value-type="float" office:value="2">
              <text:p>2</text:p>
            </table:table-cell>
            <table:table-cell table:style-name="ce8" table:formula="of:=IF(EXACT([.$A105];1);0;IF(EXACT([.$A105];2);[.D104]+1;[.D104]))" office:value-type="float" office:value="3">
              <text:p>3</text:p>
            </table:table-cell>
            <table:table-cell table:style-name="ce8" table:formula="of:=['Code format'.$C$2]&amp;TEXT([.D105];['Code format'.$B$2])&amp;['Code format'.$D$2]" office:value-type="string" office:string-value="3">
              <text:p>3</text:p>
            </table:table-cell>
            <table:table-cell table:style-name="ce8" table:formula="of:=IF(EXACT([.C104];[.C105]);IF(EXACT([.D104];[.D105]);[.F104];CELL(&quot;Row&quot;;[.F105]));[.C105])" office:value-type="float" office:value="97">
              <text:p>97</text:p>
            </table:table-cell>
            <table:table-cell table:style-name="ce8" table:formula="of:=IF(AND([.$A105]&lt;=[.H$1];[.$A104]&gt;[.$A105]);0;IF(EXACT([.$A105];[.H$1]+1);[.G104]+1;[.G104]))" office:value-type="float" office:value="4">
              <text:p>4</text:p>
            </table:table-cell>
            <table:table-cell table:style-name="ce8" table:formula="of:=['Code format'.$C$3]&amp;TEXT([.G105];['Code format'.$B$3])&amp;['Code format'.$D$3]" office:value-type="string" office:string-value="4">
              <text:p>4</text:p>
            </table:table-cell>
            <table:table-cell table:style-name="ce8" table:formula="of:=IF(EXACT([.F104];[.F105]);IF(EXACT([.G104];[.G105]);[.I104];CELL(&quot;Row&quot;;[.I105]));[.F105])" office:value-type="float" office:value="105">
              <text:p>105</text:p>
            </table:table-cell>
            <table:table-cell table:style-name="ce8" table:formula="of:=IF(AND([.$A105]&lt;=[.K$1];[.$A104]&gt;[.$A105]);0;IF(EXACT([.$A105];[.K$1]+1);[.J104]+1;[.J104]))" office:value-type="float" office:value="0">
              <text:p>0</text:p>
            </table:table-cell>
            <table:table-cell table:style-name="ce8" table:formula="of:=['Code format'.$C$4]&amp;TEXT([.J105];['Code format'.$B$4])&amp;['Code format'.$D$4]" office:value-type="string" office:string-value="0">
              <text:p>0</text:p>
            </table:table-cell>
            <table:table-cell table:style-name="ce8" table:formula="of:=IF(EXACT([.I104];[.I105]);IF(EXACT([.J104];[.J105]);[.L104];CELL(&quot;Row&quot;;[.L105]));[.I105])" office:value-type="float" office:value="105">
              <text:p>105</text:p>
            </table:table-cell>
            <table:table-cell table:style-name="ce8" table:formula="of:=IF(AND([.$A105]&lt;=[.N$1];[.$A104]&gt;[.$A105]);0;IF(EXACT([.$A105];[.N$1]+1);[.M104]+1;[.M104]))" office:value-type="float" office:value="0">
              <text:p>0</text:p>
            </table:table-cell>
            <table:table-cell table:style-name="ce8" table:formula="of:=['Code format'.$C$5]&amp;TEXT([.M105];['Code format'.$B$5])&amp;['Code format'.$D$5]" office:value-type="string" office:string-value="0">
              <text:p>0</text:p>
            </table:table-cell>
            <table:table-cell table:style-name="ce8" table:formula="of:=IF(EXACT([.L104];[.L105]);IF(EXACT([.M104];[.M105]);[.O104];CELL(&quot;Row&quot;;[.O105]));[.L105])" office:value-type="float" office:value="105">
              <text:p>105</text:p>
            </table:table-cell>
            <table:table-cell table:style-name="ce8" table:formula="of:=IF(AND([.$A105]&lt;=[.Q$1];[.$A104]&gt;[.$A105]);0;IF(EXACT([.$A105];[.Q$1]+1);[.P104]+1;[.P104]))" office:value-type="float" office:value="0">
              <text:p>0</text:p>
            </table:table-cell>
            <table:table-cell table:style-name="ce8" table:formula="of:=['Code format'.$C$6]&amp;TEXT([.P105];['Code format'.$B$6])&amp;['Code format'.$D$6]" office:value-type="string" office:string-value="0">
              <text:p>0</text:p>
            </table:table-cell>
            <table:table-cell table:style-name="ce8" table:formula="of:=IF(EXACT([.O104];[.O105]);IF(EXACT([.P104];[.P105]);[.R104];CELL(&quot;Row&quot;;[.R105]));[.O105])" office:value-type="float" office:value="105">
              <text:p>105</text:p>
            </table:table-cell>
            <table:table-cell table:style-name="ce8" table:formula="of:=IF(AND([.$A105]&lt;=[.T$1];[.$A104]&gt;[.$A105]);0;IF(EXACT([.$A105];[.T$1]+1);[.S104]+1;[.S104]))" office:value-type="float" office:value="0">
              <text:p>0</text:p>
            </table:table-cell>
            <table:table-cell table:style-name="ce8" table:formula="of:=['Code format'.$C$7]&amp;TEXT([.S105];['Code format'.$B$7])&amp;['Code format'.$D$7]" office:value-type="string" office:string-value="0">
              <text:p>0</text:p>
            </table:table-cell>
            <table:table-cell table:style-name="ce8" table:formula="of:=IF(EXACT([.R104];[.R105]);IF(EXACT([.S104];[.S105]);[.U104];CELL(&quot;Row&quot;;[.U105]));[.R105])" office:value-type="float" office:value="105">
              <text:p>105</text:p>
            </table:table-cell>
            <table:table-cell table:style-name="Nivel3" table:formula="of:=CONCATENATE([.E105];[.H105];[.K105];[.N105];[.Q105];[.T105])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340000">
              <text:p>340000</text:p>
            </table:table-cell>
            <table:table-cell table:style-name="ce9" office:value-type="string">
              <text:p>AC</text:p>
            </table:table-cell>
            <table:table-cell table:style-name="ce9" office:value-type="string">
              <text:p>Aportes de capital</text:p>
            </table:table-cell>
            <table:table-cell table:style-name="Nivel3" table:formula="of:=[.X105]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Aportes de capital">
              <text:p>Aportes de capital</text:p>
            </table:table-cell>
            <table:table-cell table:style-name="Datos" table:formula="of:=IF(EXACT([.A105];1);&quot;&quot;;IF(EXACT([.A105];2);INDIRECT(CONCATENATE(&quot;V&quot;;[.C105]));IF(EXACT([.A105];3);INDIRECT(CONCATENATE(&quot;V&quot;;[.F105]));IF(EXACT([.A105];4);INDIRECT(CONCATENATE(&quot;V&quot;;[.I105]));IF(EXACT([.A105];5);INDIRECT(CONCATENATE(&quot;V&quot;;[.L105]));IF(EXACT([.A105];6);INDIRECT(CONCATENATE(&quot;V&quot;;[.O105]));IF(EXACT([.A105];7);INDIRECT(CONCATENATE(&quot;V&quot;;[.R105])))))))))" office:value-type="string" office:string-value="300000">
              <text:p>3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05];7));NOT(EXACT([.AB105];&quot;view&quot;)));AND(EXACT([.A105];7);EXACT([.AB105];&quot;view&quot;))))" office:value-type="float" office:value="1">
              <text:p>1</text:p>
            </table:table-cell>
            <table:table-cell table:style-name="Datos" table:formula="of:=VLOOKUP([.AB105];['account.type'.$A$2:.$I$12];8)" office:value-type="string" office:string-value="view">
              <text:p>view</text:p>
            </table:table-cell>
            <table:table-cell table:style-name="Datos" table:formula="of:=VLOOKUP([.AB10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5];1);CHAR(9)&amp;CHAR(9)&amp;&quot;&lt;record id=&quot;&quot;account_account_template_&quot;&amp;SUBSTITUTE([.AG$1]&amp;[.$V105];&quot;-&quot;;&quot;_&quot;)&amp;&quot;&quot;&quot; model=&quot;&quot;account.account.template&quot;&quot;&gt;&quot;&amp;CHAR(13)&amp;CHAR(9)&amp;CHAR(9)&amp;CHAR(9)&amp;&quot;&lt;field name=&quot;&quot;code&quot;&quot;&gt;&quot;&amp;[.AG$1]&amp;[.$V105]&amp;&quot;&lt;/field&gt;&quot;&amp;CHAR(13)&amp;CHAR(9)&amp;CHAR(9)&amp;CHAR(9)&amp;&quot;&lt;field name=&quot;&quot;name&quot;&quot;&gt;&quot;&amp;[.AG$1]&amp;[.$Y105]&amp;&quot;&lt;/field&gt;&quot;&amp;CHAR(13)&amp;CHAR(9)&amp;CHAR(9)&amp;CHAR(9)&amp;&quot;&lt;field name=&quot;&quot;shortcut&quot;&quot;&gt;&quot;&amp;IF(EXACT([.$W105];&quot;&quot;);&quot;&quot;;[.AG$1]&amp;[.$W105])&amp;&quot;&lt;/field&gt;&quot;&amp;CHAR(13)&amp;CHAR(9)&amp;CHAR(9)&amp;CHAR(9)&amp;&quot;&lt;field name=&quot;&quot;parent_id&quot;&quot; ref=&quot;&quot;&quot;&amp;IF(EXACT([.$Z105];&quot;&quot;);&quot;&quot;;[.AG$1]&amp;[.$Z105])&amp;&quot;&quot;&quot;/&gt;&quot;&amp;CHAR(13)&amp;CHAR(9)&amp;CHAR(9)&amp;CHAR(9)&amp;&quot;&lt;field name=&quot;&quot;user_type&quot;&quot; ref=&quot;&quot;account_account_type_&quot;&amp;[.$AB105]&amp;&quot;&quot;&quot;/&gt;&quot;&amp;CHAR(13)&amp;CHAR(9)&amp;CHAR(9)&amp;CHAR(9)&amp;&quot;&lt;field name=&quot;&quot;currency_id&quot;&quot; ref=&quot;&quot;&quot;&amp;[.AA105]&amp;&quot;&quot;&quot;/&gt;&quot;&amp;CHAR(13)&amp;CHAR(9)&amp;CHAR(9)&amp;CHAR(9)&amp;&quot;&lt;field name=&quot;&quot;type&quot;&quot;&gt;&quot;&amp;[.$AD105]&amp;&quot;&lt;/field&gt;&quot;&amp;CHAR(13)&amp;CHAR(9)&amp;CHAR(9)&amp;CHAR(9)&amp;&quot;&lt;field name=&quot;&quot;reconcile&quot;&quot; eval=&quot;&quot;&quot;&amp;[.$AE105]&amp;&quot;&quot;&quot;/&gt;&quot;&amp;IF(EXACT([.$AF105];&quot;&quot;);&quot;&quot;;CHAR(13)&amp;CHAR(9)&amp;CHAR(9)&amp;CHAR(9)&amp;&quot;&lt;field name=&quot;&quot;tax_ids&quot;&quot;&gt;&quot;&amp;SUBSTITUTE([.$AF10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40000&quot; model=&quot;account.account.template&quot;&gt;&#13;&#9;&#9;&#9;&lt;field name=&quot;code&quot;&gt;0-340000&lt;/field&gt;&#13;&#9;&#9;&#9;&lt;field name=&quot;name&quot;&gt;0-Aportes de capital&lt;/field&gt;&#13;&#9;&#9;&#9;&lt;field name=&quot;shortcut&quot;&gt;0-AC&lt;/field&gt;&#13;&#9;&#9;&#9;&lt;field name=&quot;parent_id&quot; ref=&quot;0-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340000" model="account.account.template"&gt;<text:tab/><text:tab/><text:tab/>&lt;field name="code"&gt;0-340000&lt;/field&gt;<text:tab/><text:tab/><text:tab/>&lt;field name="name"&gt;0-Aportes de capital&lt;/field&gt;<text:tab/><text:tab/><text:tab/>&lt;field name="shortcut"&gt;0-AC&lt;/field&gt;<text:tab/><text:tab/><text:tab/>&lt;field name="parent_id" ref="0-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05];1);CHAR(9)&amp;CHAR(9)&amp;&quot;&lt;record id=&quot;&quot;account_account_template_&quot;&amp;SUBSTITUTE([.AH$1]&amp;[.$V105];&quot;-&quot;;&quot;_&quot;)&amp;&quot;&quot;&quot; model=&quot;&quot;account.account.template&quot;&quot;&gt;&quot;&amp;CHAR(13)&amp;CHAR(9)&amp;CHAR(9)&amp;CHAR(9)&amp;&quot;&lt;field name=&quot;&quot;code&quot;&quot;&gt;&quot;&amp;[.AH$1]&amp;[.$V105]&amp;&quot;&lt;/field&gt;&quot;&amp;CHAR(13)&amp;CHAR(9)&amp;CHAR(9)&amp;CHAR(9)&amp;&quot;&lt;field name=&quot;&quot;name&quot;&quot;&gt;&quot;&amp;[.AH$1]&amp;[.$Y105]&amp;&quot;&lt;/field&gt;&quot;&amp;CHAR(13)&amp;CHAR(9)&amp;CHAR(9)&amp;CHAR(9)&amp;&quot;&lt;field name=&quot;&quot;shortcut&quot;&quot;&gt;&quot;&amp;IF(EXACT([.$W105];&quot;&quot;);&quot;&quot;;[.AH$1]&amp;[.$W105])&amp;&quot;&lt;/field&gt;&quot;&amp;CHAR(13)&amp;CHAR(9)&amp;CHAR(9)&amp;CHAR(9)&amp;&quot;&lt;field name=&quot;&quot;parent_id&quot;&quot; ref=&quot;&quot;&quot;&amp;IF(EXACT([.$Z105];&quot;&quot;);&quot;&quot;;[.AH$1]&amp;[.$Z105])&amp;&quot;&quot;&quot;/&gt;&quot;&amp;CHAR(13)&amp;CHAR(9)&amp;CHAR(9)&amp;CHAR(9)&amp;&quot;&lt;field name=&quot;&quot;user_type&quot;&quot; ref=&quot;&quot;account_account_type_&quot;&amp;[.$AB105]&amp;&quot;&quot;&quot;/&gt;&quot;&amp;CHAR(13)&amp;CHAR(9)&amp;CHAR(9)&amp;CHAR(9)&amp;&quot;&lt;field name=&quot;&quot;currency_id&quot;&quot; ref=&quot;&quot;&quot;&amp;[.AB105]&amp;&quot;&quot;&quot;/&gt;&quot;&amp;CHAR(13)&amp;CHAR(9)&amp;CHAR(9)&amp;CHAR(9)&amp;&quot;&lt;field name=&quot;&quot;type&quot;&quot;&gt;&quot;&amp;[.$AD105]&amp;&quot;&lt;/field&gt;&quot;&amp;CHAR(13)&amp;CHAR(9)&amp;CHAR(9)&amp;CHAR(9)&amp;&quot;&lt;field name=&quot;&quot;reconcile&quot;&quot; eval=&quot;&quot;&quot;&amp;[.$AE105]&amp;&quot;&quot;&quot;/&gt;&quot;&amp;IF(EXACT([.$AF105];&quot;&quot;);&quot;&quot;;CHAR(13)&amp;CHAR(9)&amp;CHAR(9)&amp;CHAR(9)&amp;&quot;&lt;field name=&quot;&quot;tax_ids&quot;&quot;&gt;&quot;&amp;SUBSTITUTE([.$AF10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40000&quot; model=&quot;account.account.template&quot;&gt;&#13;&#9;&#9;&#9;&lt;field name=&quot;code&quot;&gt;1-340000&lt;/field&gt;&#13;&#9;&#9;&#9;&lt;field name=&quot;name&quot;&gt;1-Aportes de capital&lt;/field&gt;&#13;&#9;&#9;&#9;&lt;field name=&quot;shortcut&quot;&gt;1-AC&lt;/field&gt;&#13;&#9;&#9;&#9;&lt;field name=&quot;parent_id&quot; ref=&quot;1-3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340000" model="account.account.template"&gt;<text:tab/><text:tab/><text:tab/>&lt;field name="code"&gt;1-340000&lt;/field&gt;<text:tab/><text:tab/><text:tab/>&lt;field name="name"&gt;1-Aportes de capital&lt;/field&gt;<text:tab/><text:tab/><text:tab/>&lt;field name="shortcut"&gt;1-AC&lt;/field&gt;<text:tab/><text:tab/><text:tab/>&lt;field name="parent_id" ref="1-3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05]&gt;[.A106];[.A105]=[.A106]);[.A105]&lt;&gt;7))" office:value-type="float" office:value="1">
              <text:p>1</text:p>
            </table:table-cell>
            <table:table-cell table:style-name="ce8" table:formula="of:=IF(EXACT([.A106];1);CELL(&quot;Row&quot;;[.C106]);[.C105])" office:value-type="float" office:value="2">
              <text:p>2</text:p>
            </table:table-cell>
            <table:table-cell table:style-name="ce8" table:formula="of:=IF(EXACT([.$A106];1);0;IF(EXACT([.$A106];2);[.D105]+1;[.D105]))" office:value-type="float" office:value="3">
              <text:p>3</text:p>
            </table:table-cell>
            <table:table-cell table:style-name="ce8" table:formula="of:=['Code format'.$C$2]&amp;TEXT([.D106];['Code format'.$B$2])&amp;['Code format'.$D$2]" office:value-type="string" office:string-value="3">
              <text:p>3</text:p>
            </table:table-cell>
            <table:table-cell table:style-name="ce8" table:formula="of:=IF(EXACT([.C105];[.C106]);IF(EXACT([.D105];[.D106]);[.F105];CELL(&quot;Row&quot;;[.F106]));[.C106])" office:value-type="float" office:value="97">
              <text:p>97</text:p>
            </table:table-cell>
            <table:table-cell table:style-name="ce8" table:formula="of:=IF(AND([.$A106]&lt;=[.H$1];[.$A105]&gt;[.$A106]);0;IF(EXACT([.$A106];[.H$1]+1);[.G105]+1;[.G105]))" office:value-type="float" office:value="4">
              <text:p>4</text:p>
            </table:table-cell>
            <table:table-cell table:style-name="ce8" table:formula="of:=['Code format'.$C$3]&amp;TEXT([.G106];['Code format'.$B$3])&amp;['Code format'.$D$3]" office:value-type="string" office:string-value="4">
              <text:p>4</text:p>
            </table:table-cell>
            <table:table-cell table:style-name="ce8" table:formula="of:=IF(EXACT([.F105];[.F106]);IF(EXACT([.G105];[.G106]);[.I105];CELL(&quot;Row&quot;;[.I106]));[.F106])" office:value-type="float" office:value="105">
              <text:p>105</text:p>
            </table:table-cell>
            <table:table-cell table:style-name="ce8" table:formula="of:=IF(AND([.$A106]&lt;=[.K$1];[.$A105]&gt;[.$A106]);0;IF(EXACT([.$A106];[.K$1]+1);[.J105]+1;[.J105]))" office:value-type="float" office:value="0">
              <text:p>0</text:p>
            </table:table-cell>
            <table:table-cell table:style-name="ce8" table:formula="of:=['Code format'.$C$4]&amp;TEXT([.J106];['Code format'.$B$4])&amp;['Code format'.$D$4]" office:value-type="string" office:string-value="0">
              <text:p>0</text:p>
            </table:table-cell>
            <table:table-cell table:style-name="ce8" table:formula="of:=IF(EXACT([.I105];[.I106]);IF(EXACT([.J105];[.J106]);[.L105];CELL(&quot;Row&quot;;[.L106]));[.I106])" office:value-type="float" office:value="105">
              <text:p>105</text:p>
            </table:table-cell>
            <table:table-cell table:style-name="ce8" table:formula="of:=IF(AND([.$A106]&lt;=[.N$1];[.$A105]&gt;[.$A106]);0;IF(EXACT([.$A106];[.N$1]+1);[.M105]+1;[.M105]))" office:value-type="float" office:value="0">
              <text:p>0</text:p>
            </table:table-cell>
            <table:table-cell table:style-name="ce8" table:formula="of:=['Code format'.$C$5]&amp;TEXT([.M106];['Code format'.$B$5])&amp;['Code format'.$D$5]" office:value-type="string" office:string-value="0">
              <text:p>0</text:p>
            </table:table-cell>
            <table:table-cell table:style-name="ce8" table:formula="of:=IF(EXACT([.L105];[.L106]);IF(EXACT([.M105];[.M106]);[.O105];CELL(&quot;Row&quot;;[.O106]));[.L106])" office:value-type="float" office:value="105">
              <text:p>105</text:p>
            </table:table-cell>
            <table:table-cell table:style-name="ce8" table:formula="of:=IF(AND([.$A106]&lt;=[.Q$1];[.$A105]&gt;[.$A106]);0;IF(EXACT([.$A106];[.Q$1]+1);[.P105]+1;[.P105]))" office:value-type="float" office:value="0">
              <text:p>0</text:p>
            </table:table-cell>
            <table:table-cell table:style-name="ce8" table:formula="of:=['Code format'.$C$6]&amp;TEXT([.P106];['Code format'.$B$6])&amp;['Code format'.$D$6]" office:value-type="string" office:string-value="0">
              <text:p>0</text:p>
            </table:table-cell>
            <table:table-cell table:style-name="ce8" table:formula="of:=IF(EXACT([.O105];[.O106]);IF(EXACT([.P105];[.P106]);[.R105];CELL(&quot;Row&quot;;[.R106]));[.O106])" office:value-type="float" office:value="105">
              <text:p>105</text:p>
            </table:table-cell>
            <table:table-cell table:style-name="ce8" table:formula="of:=IF(AND([.$A106]&lt;=[.T$1];[.$A105]&gt;[.$A106]);0;IF(EXACT([.$A106];[.T$1]+1);[.S105]+1;[.S105]))" office:value-type="float" office:value="1">
              <text:p>1</text:p>
            </table:table-cell>
            <table:table-cell table:style-name="ce8" table:formula="of:=['Code format'.$C$7]&amp;TEXT([.S106];['Code format'.$B$7])&amp;['Code format'.$D$7]" office:value-type="string" office:string-value="1">
              <text:p>1</text:p>
            </table:table-cell>
            <table:table-cell table:style-name="ce8" table:formula="of:=IF(EXACT([.R105];[.R106]);IF(EXACT([.S105];[.S106]);[.U105];CELL(&quot;Row&quot;;[.U106]));[.R106])" office:value-type="float" office:value="106">
              <text:p>106</text:p>
            </table:table-cell>
            <table:table-cell table:style-name="Nivel7" table:formula="of:=CONCATENATE([.E106];[.H106];[.K106];[.N106];[.Q106];[.T106])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340001">
              <text:p>340001</text:p>
            </table:table-cell>
            <table:table-cell table:style-name="ce9"/>
            <table:table-cell table:style-name="ce9" office:value-type="string">
              <text:p>Socio 1</text:p>
            </table:table-cell>
            <table:table-cell table:style-name="Nivel7" table:formula="of:=[.X106]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Socio 1">
              <text:p>Socio 1</text:p>
            </table:table-cell>
            <table:table-cell table:style-name="Datos" table:formula="of:=IF(EXACT([.A106];1);&quot;&quot;;IF(EXACT([.A106];2);INDIRECT(CONCATENATE(&quot;V&quot;;[.C106]));IF(EXACT([.A106];3);INDIRECT(CONCATENATE(&quot;V&quot;;[.F106]));IF(EXACT([.A106];4);INDIRECT(CONCATENATE(&quot;V&quot;;[.I106]));IF(EXACT([.A106];5);INDIRECT(CONCATENATE(&quot;V&quot;;[.L106]));IF(EXACT([.A106];6);INDIRECT(CONCATENATE(&quot;V&quot;;[.O106]));IF(EXACT([.A106];7);INDIRECT(CONCATENATE(&quot;V&quot;;[.R106])))))))))" office:value-type="string" office:string-value="340000">
              <text:p>34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06];7));NOT(EXACT([.AB106];&quot;view&quot;)));AND(EXACT([.A106];7);EXACT([.AB106];&quot;view&quot;))))" office:value-type="float" office:value="1">
              <text:p>1</text:p>
            </table:table-cell>
            <table:table-cell table:style-name="Datos" table:formula="of:=VLOOKUP([.AB106];['account.type'.$A$2:.$I$12];8)" office:value-type="string" office:string-value="other">
              <text:p>other</text:p>
            </table:table-cell>
            <table:table-cell table:style-name="Datos" table:formula="of:=VLOOKUP([.AB106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6];1);CHAR(9)&amp;CHAR(9)&amp;&quot;&lt;record id=&quot;&quot;account_account_template_&quot;&amp;SUBSTITUTE([.AG$1]&amp;[.$V106];&quot;-&quot;;&quot;_&quot;)&amp;&quot;&quot;&quot; model=&quot;&quot;account.account.template&quot;&quot;&gt;&quot;&amp;CHAR(13)&amp;CHAR(9)&amp;CHAR(9)&amp;CHAR(9)&amp;&quot;&lt;field name=&quot;&quot;code&quot;&quot;&gt;&quot;&amp;[.AG$1]&amp;[.$V106]&amp;&quot;&lt;/field&gt;&quot;&amp;CHAR(13)&amp;CHAR(9)&amp;CHAR(9)&amp;CHAR(9)&amp;&quot;&lt;field name=&quot;&quot;name&quot;&quot;&gt;&quot;&amp;[.AG$1]&amp;[.$Y106]&amp;&quot;&lt;/field&gt;&quot;&amp;CHAR(13)&amp;CHAR(9)&amp;CHAR(9)&amp;CHAR(9)&amp;&quot;&lt;field name=&quot;&quot;shortcut&quot;&quot;&gt;&quot;&amp;IF(EXACT([.$W106];&quot;&quot;);&quot;&quot;;[.AG$1]&amp;[.$W106])&amp;&quot;&lt;/field&gt;&quot;&amp;CHAR(13)&amp;CHAR(9)&amp;CHAR(9)&amp;CHAR(9)&amp;&quot;&lt;field name=&quot;&quot;parent_id&quot;&quot; ref=&quot;&quot;&quot;&amp;IF(EXACT([.$Z106];&quot;&quot;);&quot;&quot;;[.AG$1]&amp;[.$Z106])&amp;&quot;&quot;&quot;/&gt;&quot;&amp;CHAR(13)&amp;CHAR(9)&amp;CHAR(9)&amp;CHAR(9)&amp;&quot;&lt;field name=&quot;&quot;user_type&quot;&quot; ref=&quot;&quot;account_account_type_&quot;&amp;[.$AB106]&amp;&quot;&quot;&quot;/&gt;&quot;&amp;CHAR(13)&amp;CHAR(9)&amp;CHAR(9)&amp;CHAR(9)&amp;&quot;&lt;field name=&quot;&quot;currency_id&quot;&quot; ref=&quot;&quot;&quot;&amp;[.AA106]&amp;&quot;&quot;&quot;/&gt;&quot;&amp;CHAR(13)&amp;CHAR(9)&amp;CHAR(9)&amp;CHAR(9)&amp;&quot;&lt;field name=&quot;&quot;type&quot;&quot;&gt;&quot;&amp;[.$AD106]&amp;&quot;&lt;/field&gt;&quot;&amp;CHAR(13)&amp;CHAR(9)&amp;CHAR(9)&amp;CHAR(9)&amp;&quot;&lt;field name=&quot;&quot;reconcile&quot;&quot; eval=&quot;&quot;&quot;&amp;[.$AE106]&amp;&quot;&quot;&quot;/&gt;&quot;&amp;IF(EXACT([.$AF106];&quot;&quot;);&quot;&quot;;CHAR(13)&amp;CHAR(9)&amp;CHAR(9)&amp;CHAR(9)&amp;&quot;&lt;field name=&quot;&quot;tax_ids&quot;&quot;&gt;&quot;&amp;SUBSTITUTE([.$AF10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40001&quot; model=&quot;account.account.template&quot;&gt;&#13;&#9;&#9;&#9;&lt;field name=&quot;code&quot;&gt;0-340001&lt;/field&gt;&#13;&#9;&#9;&#9;&lt;field name=&quot;name&quot;&gt;0-Socio 1&lt;/field&gt;&#13;&#9;&#9;&#9;&lt;field name=&quot;shortcut&quot;&gt;&lt;/field&gt;&#13;&#9;&#9;&#9;&lt;field name=&quot;parent_id&quot; ref=&quot;0-34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40001" model="account.account.template"&gt;<text:tab/><text:tab/><text:tab/>&lt;field name="code"&gt;0-340001&lt;/field&gt;<text:tab/><text:tab/><text:tab/>&lt;field name="name"&gt;0-Socio 1&lt;/field&gt;<text:tab/><text:tab/><text:tab/>&lt;field name="shortcut"&gt;&lt;/field&gt;<text:tab/><text:tab/><text:tab/>&lt;field name="parent_id" ref="0-34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06];1);CHAR(9)&amp;CHAR(9)&amp;&quot;&lt;record id=&quot;&quot;account_account_template_&quot;&amp;SUBSTITUTE([.AH$1]&amp;[.$V106];&quot;-&quot;;&quot;_&quot;)&amp;&quot;&quot;&quot; model=&quot;&quot;account.account.template&quot;&quot;&gt;&quot;&amp;CHAR(13)&amp;CHAR(9)&amp;CHAR(9)&amp;CHAR(9)&amp;&quot;&lt;field name=&quot;&quot;code&quot;&quot;&gt;&quot;&amp;[.AH$1]&amp;[.$V106]&amp;&quot;&lt;/field&gt;&quot;&amp;CHAR(13)&amp;CHAR(9)&amp;CHAR(9)&amp;CHAR(9)&amp;&quot;&lt;field name=&quot;&quot;name&quot;&quot;&gt;&quot;&amp;[.AH$1]&amp;[.$Y106]&amp;&quot;&lt;/field&gt;&quot;&amp;CHAR(13)&amp;CHAR(9)&amp;CHAR(9)&amp;CHAR(9)&amp;&quot;&lt;field name=&quot;&quot;shortcut&quot;&quot;&gt;&quot;&amp;IF(EXACT([.$W106];&quot;&quot;);&quot;&quot;;[.AH$1]&amp;[.$W106])&amp;&quot;&lt;/field&gt;&quot;&amp;CHAR(13)&amp;CHAR(9)&amp;CHAR(9)&amp;CHAR(9)&amp;&quot;&lt;field name=&quot;&quot;parent_id&quot;&quot; ref=&quot;&quot;&quot;&amp;IF(EXACT([.$Z106];&quot;&quot;);&quot;&quot;;[.AH$1]&amp;[.$Z106])&amp;&quot;&quot;&quot;/&gt;&quot;&amp;CHAR(13)&amp;CHAR(9)&amp;CHAR(9)&amp;CHAR(9)&amp;&quot;&lt;field name=&quot;&quot;user_type&quot;&quot; ref=&quot;&quot;account_account_type_&quot;&amp;[.$AB106]&amp;&quot;&quot;&quot;/&gt;&quot;&amp;CHAR(13)&amp;CHAR(9)&amp;CHAR(9)&amp;CHAR(9)&amp;&quot;&lt;field name=&quot;&quot;currency_id&quot;&quot; ref=&quot;&quot;&quot;&amp;[.AB106]&amp;&quot;&quot;&quot;/&gt;&quot;&amp;CHAR(13)&amp;CHAR(9)&amp;CHAR(9)&amp;CHAR(9)&amp;&quot;&lt;field name=&quot;&quot;type&quot;&quot;&gt;&quot;&amp;[.$AD106]&amp;&quot;&lt;/field&gt;&quot;&amp;CHAR(13)&amp;CHAR(9)&amp;CHAR(9)&amp;CHAR(9)&amp;&quot;&lt;field name=&quot;&quot;reconcile&quot;&quot; eval=&quot;&quot;&quot;&amp;[.$AE106]&amp;&quot;&quot;&quot;/&gt;&quot;&amp;IF(EXACT([.$AF106];&quot;&quot;);&quot;&quot;;CHAR(13)&amp;CHAR(9)&amp;CHAR(9)&amp;CHAR(9)&amp;&quot;&lt;field name=&quot;&quot;tax_ids&quot;&quot;&gt;&quot;&amp;SUBSTITUTE([.$AF10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40001&quot; model=&quot;account.account.template&quot;&gt;&#13;&#9;&#9;&#9;&lt;field name=&quot;code&quot;&gt;1-340001&lt;/field&gt;&#13;&#9;&#9;&#9;&lt;field name=&quot;name&quot;&gt;1-Socio 1&lt;/field&gt;&#13;&#9;&#9;&#9;&lt;field name=&quot;shortcut&quot;&gt;&lt;/field&gt;&#13;&#9;&#9;&#9;&lt;field name=&quot;parent_id&quot; ref=&quot;1-34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40001" model="account.account.template"&gt;<text:tab/><text:tab/><text:tab/>&lt;field name="code"&gt;1-340001&lt;/field&gt;<text:tab/><text:tab/><text:tab/>&lt;field name="name"&gt;1-Socio 1&lt;/field&gt;<text:tab/><text:tab/><text:tab/>&lt;field name="shortcut"&gt;&lt;/field&gt;<text:tab/><text:tab/><text:tab/>&lt;field name="parent_id" ref="1-34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06]&gt;[.A107];[.A106]=[.A107]);[.A106]&lt;&gt;7))" office:value-type="float" office:value="1">
              <text:p>1</text:p>
            </table:table-cell>
            <table:table-cell table:style-name="ce8" table:formula="of:=IF(EXACT([.A107];1);CELL(&quot;Row&quot;;[.C107]);[.C106])" office:value-type="float" office:value="2">
              <text:p>2</text:p>
            </table:table-cell>
            <table:table-cell table:style-name="ce8" table:formula="of:=IF(EXACT([.$A107];1);0;IF(EXACT([.$A107];2);[.D106]+1;[.D106]))" office:value-type="float" office:value="3">
              <text:p>3</text:p>
            </table:table-cell>
            <table:table-cell table:style-name="ce8" table:formula="of:=['Code format'.$C$2]&amp;TEXT([.D107];['Code format'.$B$2])&amp;['Code format'.$D$2]" office:value-type="string" office:string-value="3">
              <text:p>3</text:p>
            </table:table-cell>
            <table:table-cell table:style-name="ce8" table:formula="of:=IF(EXACT([.C106];[.C107]);IF(EXACT([.D106];[.D107]);[.F106];CELL(&quot;Row&quot;;[.F107]));[.C107])" office:value-type="float" office:value="97">
              <text:p>97</text:p>
            </table:table-cell>
            <table:table-cell table:style-name="ce8" table:formula="of:=IF(AND([.$A107]&lt;=[.H$1];[.$A106]&gt;[.$A107]);0;IF(EXACT([.$A107];[.H$1]+1);[.G106]+1;[.G106]))" office:value-type="float" office:value="5">
              <text:p>5</text:p>
            </table:table-cell>
            <table:table-cell table:style-name="ce8" table:formula="of:=['Code format'.$C$3]&amp;TEXT([.G107];['Code format'.$B$3])&amp;['Code format'.$D$3]" office:value-type="string" office:string-value="5">
              <text:p>5</text:p>
            </table:table-cell>
            <table:table-cell table:style-name="ce8" table:formula="of:=IF(EXACT([.F106];[.F107]);IF(EXACT([.G106];[.G107]);[.I106];CELL(&quot;Row&quot;;[.I107]));[.F107])" office:value-type="float" office:value="107">
              <text:p>107</text:p>
            </table:table-cell>
            <table:table-cell table:style-name="ce8" table:formula="of:=IF(AND([.$A107]&lt;=[.K$1];[.$A106]&gt;[.$A107]);0;IF(EXACT([.$A107];[.K$1]+1);[.J106]+1;[.J106]))" office:value-type="float" office:value="0">
              <text:p>0</text:p>
            </table:table-cell>
            <table:table-cell table:style-name="ce8" table:formula="of:=['Code format'.$C$4]&amp;TEXT([.J107];['Code format'.$B$4])&amp;['Code format'.$D$4]" office:value-type="string" office:string-value="0">
              <text:p>0</text:p>
            </table:table-cell>
            <table:table-cell table:style-name="ce8" table:formula="of:=IF(EXACT([.I106];[.I107]);IF(EXACT([.J106];[.J107]);[.L106];CELL(&quot;Row&quot;;[.L107]));[.I107])" office:value-type="float" office:value="107">
              <text:p>107</text:p>
            </table:table-cell>
            <table:table-cell table:style-name="ce8" table:formula="of:=IF(AND([.$A107]&lt;=[.N$1];[.$A106]&gt;[.$A107]);0;IF(EXACT([.$A107];[.N$1]+1);[.M106]+1;[.M106]))" office:value-type="float" office:value="0">
              <text:p>0</text:p>
            </table:table-cell>
            <table:table-cell table:style-name="ce8" table:formula="of:=['Code format'.$C$5]&amp;TEXT([.M107];['Code format'.$B$5])&amp;['Code format'.$D$5]" office:value-type="string" office:string-value="0">
              <text:p>0</text:p>
            </table:table-cell>
            <table:table-cell table:style-name="ce8" table:formula="of:=IF(EXACT([.L106];[.L107]);IF(EXACT([.M106];[.M107]);[.O106];CELL(&quot;Row&quot;;[.O107]));[.L107])" office:value-type="float" office:value="107">
              <text:p>107</text:p>
            </table:table-cell>
            <table:table-cell table:style-name="ce8" table:formula="of:=IF(AND([.$A107]&lt;=[.Q$1];[.$A106]&gt;[.$A107]);0;IF(EXACT([.$A107];[.Q$1]+1);[.P106]+1;[.P106]))" office:value-type="float" office:value="0">
              <text:p>0</text:p>
            </table:table-cell>
            <table:table-cell table:style-name="ce8" table:formula="of:=['Code format'.$C$6]&amp;TEXT([.P107];['Code format'.$B$6])&amp;['Code format'.$D$6]" office:value-type="string" office:string-value="0">
              <text:p>0</text:p>
            </table:table-cell>
            <table:table-cell table:style-name="ce8" table:formula="of:=IF(EXACT([.O106];[.O107]);IF(EXACT([.P106];[.P107]);[.R106];CELL(&quot;Row&quot;;[.R107]));[.O107])" office:value-type="float" office:value="107">
              <text:p>107</text:p>
            </table:table-cell>
            <table:table-cell table:style-name="ce8" table:formula="of:=IF(AND([.$A107]&lt;=[.T$1];[.$A106]&gt;[.$A107]);0;IF(EXACT([.$A107];[.T$1]+1);[.S106]+1;[.S106]))" office:value-type="float" office:value="0">
              <text:p>0</text:p>
            </table:table-cell>
            <table:table-cell table:style-name="ce8" table:formula="of:=['Code format'.$C$7]&amp;TEXT([.S107];['Code format'.$B$7])&amp;['Code format'.$D$7]" office:value-type="string" office:string-value="0">
              <text:p>0</text:p>
            </table:table-cell>
            <table:table-cell table:style-name="ce8" table:formula="of:=IF(EXACT([.R106];[.R107]);IF(EXACT([.S106];[.S107]);[.U106];CELL(&quot;Row&quot;;[.U107]));[.R107])" office:value-type="float" office:value="107">
              <text:p>107</text:p>
            </table:table-cell>
            <table:table-cell table:style-name="Nivel3" table:formula="of:=CONCATENATE([.E107];[.H107];[.K107];[.N107];[.Q107];[.T107])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350000">
              <text:p>350000</text:p>
            </table:table-cell>
            <table:table-cell table:style-name="ce9" office:value-type="string">
              <text:p>Sup</text:p>
            </table:table-cell>
            <table:table-cell table:style-name="ce9" office:value-type="string">
              <text:p>Cuentas de superávit</text:p>
            </table:table-cell>
            <table:table-cell table:style-name="Nivel3" table:formula="of:=[.X107]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Cuentas de superávit">
              <text:p>Cuentas de superávit</text:p>
            </table:table-cell>
            <table:table-cell table:style-name="Datos" table:formula="of:=IF(EXACT([.A107];1);&quot;&quot;;IF(EXACT([.A107];2);INDIRECT(CONCATENATE(&quot;V&quot;;[.C107]));IF(EXACT([.A107];3);INDIRECT(CONCATENATE(&quot;V&quot;;[.F107]));IF(EXACT([.A107];4);INDIRECT(CONCATENATE(&quot;V&quot;;[.I107]));IF(EXACT([.A107];5);INDIRECT(CONCATENATE(&quot;V&quot;;[.L107]));IF(EXACT([.A107];6);INDIRECT(CONCATENATE(&quot;V&quot;;[.O107]));IF(EXACT([.A107];7);INDIRECT(CONCATENATE(&quot;V&quot;;[.R107])))))))))" office:value-type="string" office:string-value="300000">
              <text:p>3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07];7));NOT(EXACT([.AB107];&quot;view&quot;)));AND(EXACT([.A107];7);EXACT([.AB107];&quot;view&quot;))))" office:value-type="float" office:value="1">
              <text:p>1</text:p>
            </table:table-cell>
            <table:table-cell table:style-name="Datos" table:formula="of:=VLOOKUP([.AB107];['account.type'.$A$2:.$I$12];8)" office:value-type="string" office:string-value="view">
              <text:p>view</text:p>
            </table:table-cell>
            <table:table-cell table:style-name="Datos" table:formula="of:=VLOOKUP([.AB10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7];1);CHAR(9)&amp;CHAR(9)&amp;&quot;&lt;record id=&quot;&quot;account_account_template_&quot;&amp;SUBSTITUTE([.AG$1]&amp;[.$V107];&quot;-&quot;;&quot;_&quot;)&amp;&quot;&quot;&quot; model=&quot;&quot;account.account.template&quot;&quot;&gt;&quot;&amp;CHAR(13)&amp;CHAR(9)&amp;CHAR(9)&amp;CHAR(9)&amp;&quot;&lt;field name=&quot;&quot;code&quot;&quot;&gt;&quot;&amp;[.AG$1]&amp;[.$V107]&amp;&quot;&lt;/field&gt;&quot;&amp;CHAR(13)&amp;CHAR(9)&amp;CHAR(9)&amp;CHAR(9)&amp;&quot;&lt;field name=&quot;&quot;name&quot;&quot;&gt;&quot;&amp;[.AG$1]&amp;[.$Y107]&amp;&quot;&lt;/field&gt;&quot;&amp;CHAR(13)&amp;CHAR(9)&amp;CHAR(9)&amp;CHAR(9)&amp;&quot;&lt;field name=&quot;&quot;shortcut&quot;&quot;&gt;&quot;&amp;IF(EXACT([.$W107];&quot;&quot;);&quot;&quot;;[.AG$1]&amp;[.$W107])&amp;&quot;&lt;/field&gt;&quot;&amp;CHAR(13)&amp;CHAR(9)&amp;CHAR(9)&amp;CHAR(9)&amp;&quot;&lt;field name=&quot;&quot;parent_id&quot;&quot; ref=&quot;&quot;&quot;&amp;IF(EXACT([.$Z107];&quot;&quot;);&quot;&quot;;[.AG$1]&amp;[.$Z107])&amp;&quot;&quot;&quot;/&gt;&quot;&amp;CHAR(13)&amp;CHAR(9)&amp;CHAR(9)&amp;CHAR(9)&amp;&quot;&lt;field name=&quot;&quot;user_type&quot;&quot; ref=&quot;&quot;account_account_type_&quot;&amp;[.$AB107]&amp;&quot;&quot;&quot;/&gt;&quot;&amp;CHAR(13)&amp;CHAR(9)&amp;CHAR(9)&amp;CHAR(9)&amp;&quot;&lt;field name=&quot;&quot;currency_id&quot;&quot; ref=&quot;&quot;&quot;&amp;[.AA107]&amp;&quot;&quot;&quot;/&gt;&quot;&amp;CHAR(13)&amp;CHAR(9)&amp;CHAR(9)&amp;CHAR(9)&amp;&quot;&lt;field name=&quot;&quot;type&quot;&quot;&gt;&quot;&amp;[.$AD107]&amp;&quot;&lt;/field&gt;&quot;&amp;CHAR(13)&amp;CHAR(9)&amp;CHAR(9)&amp;CHAR(9)&amp;&quot;&lt;field name=&quot;&quot;reconcile&quot;&quot; eval=&quot;&quot;&quot;&amp;[.$AE107]&amp;&quot;&quot;&quot;/&gt;&quot;&amp;IF(EXACT([.$AF107];&quot;&quot;);&quot;&quot;;CHAR(13)&amp;CHAR(9)&amp;CHAR(9)&amp;CHAR(9)&amp;&quot;&lt;field name=&quot;&quot;tax_ids&quot;&quot;&gt;&quot;&amp;SUBSTITUTE([.$AF10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50000&quot; model=&quot;account.account.template&quot;&gt;&#13;&#9;&#9;&#9;&lt;field name=&quot;code&quot;&gt;0-350000&lt;/field&gt;&#13;&#9;&#9;&#9;&lt;field name=&quot;name&quot;&gt;0-Cuentas de superávit&lt;/field&gt;&#13;&#9;&#9;&#9;&lt;field name=&quot;shortcut&quot;&gt;0-Sup&lt;/field&gt;&#13;&#9;&#9;&#9;&lt;field name=&quot;parent_id&quot; ref=&quot;0-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350000" model="account.account.template"&gt;<text:tab/><text:tab/><text:tab/>&lt;field name="code"&gt;0-350000&lt;/field&gt;<text:tab/><text:tab/><text:tab/>&lt;field name="name"&gt;0-Cuentas de superávit&lt;/field&gt;<text:tab/><text:tab/><text:tab/>&lt;field name="shortcut"&gt;0-Sup&lt;/field&gt;<text:tab/><text:tab/><text:tab/>&lt;field name="parent_id" ref="0-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07];1);CHAR(9)&amp;CHAR(9)&amp;&quot;&lt;record id=&quot;&quot;account_account_template_&quot;&amp;SUBSTITUTE([.AH$1]&amp;[.$V107];&quot;-&quot;;&quot;_&quot;)&amp;&quot;&quot;&quot; model=&quot;&quot;account.account.template&quot;&quot;&gt;&quot;&amp;CHAR(13)&amp;CHAR(9)&amp;CHAR(9)&amp;CHAR(9)&amp;&quot;&lt;field name=&quot;&quot;code&quot;&quot;&gt;&quot;&amp;[.AH$1]&amp;[.$V107]&amp;&quot;&lt;/field&gt;&quot;&amp;CHAR(13)&amp;CHAR(9)&amp;CHAR(9)&amp;CHAR(9)&amp;&quot;&lt;field name=&quot;&quot;name&quot;&quot;&gt;&quot;&amp;[.AH$1]&amp;[.$Y107]&amp;&quot;&lt;/field&gt;&quot;&amp;CHAR(13)&amp;CHAR(9)&amp;CHAR(9)&amp;CHAR(9)&amp;&quot;&lt;field name=&quot;&quot;shortcut&quot;&quot;&gt;&quot;&amp;IF(EXACT([.$W107];&quot;&quot;);&quot;&quot;;[.AH$1]&amp;[.$W107])&amp;&quot;&lt;/field&gt;&quot;&amp;CHAR(13)&amp;CHAR(9)&amp;CHAR(9)&amp;CHAR(9)&amp;&quot;&lt;field name=&quot;&quot;parent_id&quot;&quot; ref=&quot;&quot;&quot;&amp;IF(EXACT([.$Z107];&quot;&quot;);&quot;&quot;;[.AH$1]&amp;[.$Z107])&amp;&quot;&quot;&quot;/&gt;&quot;&amp;CHAR(13)&amp;CHAR(9)&amp;CHAR(9)&amp;CHAR(9)&amp;&quot;&lt;field name=&quot;&quot;user_type&quot;&quot; ref=&quot;&quot;account_account_type_&quot;&amp;[.$AB107]&amp;&quot;&quot;&quot;/&gt;&quot;&amp;CHAR(13)&amp;CHAR(9)&amp;CHAR(9)&amp;CHAR(9)&amp;&quot;&lt;field name=&quot;&quot;currency_id&quot;&quot; ref=&quot;&quot;&quot;&amp;[.AB107]&amp;&quot;&quot;&quot;/&gt;&quot;&amp;CHAR(13)&amp;CHAR(9)&amp;CHAR(9)&amp;CHAR(9)&amp;&quot;&lt;field name=&quot;&quot;type&quot;&quot;&gt;&quot;&amp;[.$AD107]&amp;&quot;&lt;/field&gt;&quot;&amp;CHAR(13)&amp;CHAR(9)&amp;CHAR(9)&amp;CHAR(9)&amp;&quot;&lt;field name=&quot;&quot;reconcile&quot;&quot; eval=&quot;&quot;&quot;&amp;[.$AE107]&amp;&quot;&quot;&quot;/&gt;&quot;&amp;IF(EXACT([.$AF107];&quot;&quot;);&quot;&quot;;CHAR(13)&amp;CHAR(9)&amp;CHAR(9)&amp;CHAR(9)&amp;&quot;&lt;field name=&quot;&quot;tax_ids&quot;&quot;&gt;&quot;&amp;SUBSTITUTE([.$AF10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50000&quot; model=&quot;account.account.template&quot;&gt;&#13;&#9;&#9;&#9;&lt;field name=&quot;code&quot;&gt;1-350000&lt;/field&gt;&#13;&#9;&#9;&#9;&lt;field name=&quot;name&quot;&gt;1-Cuentas de superávit&lt;/field&gt;&#13;&#9;&#9;&#9;&lt;field name=&quot;shortcut&quot;&gt;1-Sup&lt;/field&gt;&#13;&#9;&#9;&#9;&lt;field name=&quot;parent_id&quot; ref=&quot;1-3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350000" model="account.account.template"&gt;<text:tab/><text:tab/><text:tab/>&lt;field name="code"&gt;1-350000&lt;/field&gt;<text:tab/><text:tab/><text:tab/>&lt;field name="name"&gt;1-Cuentas de superávit&lt;/field&gt;<text:tab/><text:tab/><text:tab/>&lt;field name="shortcut"&gt;1-Sup&lt;/field&gt;<text:tab/><text:tab/><text:tab/>&lt;field name="parent_id" ref="1-3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07]&gt;[.A108];[.A107]=[.A108]);[.A107]&lt;&gt;7))" office:value-type="float" office:value="1">
              <text:p>1</text:p>
            </table:table-cell>
            <table:table-cell table:style-name="ce8" table:formula="of:=IF(EXACT([.A108];1);CELL(&quot;Row&quot;;[.C108]);[.C107])" office:value-type="float" office:value="2">
              <text:p>2</text:p>
            </table:table-cell>
            <table:table-cell table:style-name="ce8" table:formula="of:=IF(EXACT([.$A108];1);0;IF(EXACT([.$A108];2);[.D107]+1;[.D107]))" office:value-type="float" office:value="3">
              <text:p>3</text:p>
            </table:table-cell>
            <table:table-cell table:style-name="ce8" table:formula="of:=['Code format'.$C$2]&amp;TEXT([.D108];['Code format'.$B$2])&amp;['Code format'.$D$2]" office:value-type="string" office:string-value="3">
              <text:p>3</text:p>
            </table:table-cell>
            <table:table-cell table:style-name="ce8" table:formula="of:=IF(EXACT([.C107];[.C108]);IF(EXACT([.D107];[.D108]);[.F107];CELL(&quot;Row&quot;;[.F108]));[.C108])" office:value-type="float" office:value="97">
              <text:p>97</text:p>
            </table:table-cell>
            <table:table-cell table:style-name="ce8" table:formula="of:=IF(AND([.$A108]&lt;=[.H$1];[.$A107]&gt;[.$A108]);0;IF(EXACT([.$A108];[.H$1]+1);[.G107]+1;[.G107]))" office:value-type="float" office:value="5">
              <text:p>5</text:p>
            </table:table-cell>
            <table:table-cell table:style-name="ce8" table:formula="of:=['Code format'.$C$3]&amp;TEXT([.G108];['Code format'.$B$3])&amp;['Code format'.$D$3]" office:value-type="string" office:string-value="5">
              <text:p>5</text:p>
            </table:table-cell>
            <table:table-cell table:style-name="ce8" table:formula="of:=IF(EXACT([.F107];[.F108]);IF(EXACT([.G107];[.G108]);[.I107];CELL(&quot;Row&quot;;[.I108]));[.F108])" office:value-type="float" office:value="107">
              <text:p>107</text:p>
            </table:table-cell>
            <table:table-cell table:style-name="ce8" table:formula="of:=IF(AND([.$A108]&lt;=[.K$1];[.$A107]&gt;[.$A108]);0;IF(EXACT([.$A108];[.K$1]+1);[.J107]+1;[.J107]))" office:value-type="float" office:value="0">
              <text:p>0</text:p>
            </table:table-cell>
            <table:table-cell table:style-name="ce8" table:formula="of:=['Code format'.$C$4]&amp;TEXT([.J108];['Code format'.$B$4])&amp;['Code format'.$D$4]" office:value-type="string" office:string-value="0">
              <text:p>0</text:p>
            </table:table-cell>
            <table:table-cell table:style-name="ce8" table:formula="of:=IF(EXACT([.I107];[.I108]);IF(EXACT([.J107];[.J108]);[.L107];CELL(&quot;Row&quot;;[.L108]));[.I108])" office:value-type="float" office:value="107">
              <text:p>107</text:p>
            </table:table-cell>
            <table:table-cell table:style-name="ce8" table:formula="of:=IF(AND([.$A108]&lt;=[.N$1];[.$A107]&gt;[.$A108]);0;IF(EXACT([.$A108];[.N$1]+1);[.M107]+1;[.M107]))" office:value-type="float" office:value="0">
              <text:p>0</text:p>
            </table:table-cell>
            <table:table-cell table:style-name="ce8" table:formula="of:=['Code format'.$C$5]&amp;TEXT([.M108];['Code format'.$B$5])&amp;['Code format'.$D$5]" office:value-type="string" office:string-value="0">
              <text:p>0</text:p>
            </table:table-cell>
            <table:table-cell table:style-name="ce8" table:formula="of:=IF(EXACT([.L107];[.L108]);IF(EXACT([.M107];[.M108]);[.O107];CELL(&quot;Row&quot;;[.O108]));[.L108])" office:value-type="float" office:value="107">
              <text:p>107</text:p>
            </table:table-cell>
            <table:table-cell table:style-name="ce8" table:formula="of:=IF(AND([.$A108]&lt;=[.Q$1];[.$A107]&gt;[.$A108]);0;IF(EXACT([.$A108];[.Q$1]+1);[.P107]+1;[.P107]))" office:value-type="float" office:value="0">
              <text:p>0</text:p>
            </table:table-cell>
            <table:table-cell table:style-name="ce8" table:formula="of:=['Code format'.$C$6]&amp;TEXT([.P108];['Code format'.$B$6])&amp;['Code format'.$D$6]" office:value-type="string" office:string-value="0">
              <text:p>0</text:p>
            </table:table-cell>
            <table:table-cell table:style-name="ce8" table:formula="of:=IF(EXACT([.O107];[.O108]);IF(EXACT([.P107];[.P108]);[.R107];CELL(&quot;Row&quot;;[.R108]));[.O108])" office:value-type="float" office:value="107">
              <text:p>107</text:p>
            </table:table-cell>
            <table:table-cell table:style-name="ce8" table:formula="of:=IF(AND([.$A108]&lt;=[.T$1];[.$A107]&gt;[.$A108]);0;IF(EXACT([.$A108];[.T$1]+1);[.S107]+1;[.S107]))" office:value-type="float" office:value="1">
              <text:p>1</text:p>
            </table:table-cell>
            <table:table-cell table:style-name="ce8" table:formula="of:=['Code format'.$C$7]&amp;TEXT([.S108];['Code format'.$B$7])&amp;['Code format'.$D$7]" office:value-type="string" office:string-value="1">
              <text:p>1</text:p>
            </table:table-cell>
            <table:table-cell table:style-name="ce8" table:formula="of:=IF(EXACT([.R107];[.R108]);IF(EXACT([.S107];[.S108]);[.U107];CELL(&quot;Row&quot;;[.U108]));[.R108])" office:value-type="float" office:value="108">
              <text:p>108</text:p>
            </table:table-cell>
            <table:table-cell table:style-name="Nivel7" table:formula="of:=CONCATENATE([.E108];[.H108];[.K108];[.N108];[.Q108];[.T108])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350001">
              <text:p>350001</text:p>
            </table:table-cell>
            <table:table-cell table:style-name="ce9" office:value-type="string">
              <text:p>Cap</text:p>
            </table:table-cell>
            <table:table-cell table:style-name="ce9" office:value-type="string">
              <text:p>Superávit de capital</text:p>
            </table:table-cell>
            <table:table-cell table:style-name="Nivel7" table:formula="of:=[.X108]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Superávit de capital">
              <text:p>Superávit de capital</text:p>
            </table:table-cell>
            <table:table-cell table:style-name="Datos" table:formula="of:=IF(EXACT([.A108];1);&quot;&quot;;IF(EXACT([.A108];2);INDIRECT(CONCATENATE(&quot;V&quot;;[.C108]));IF(EXACT([.A108];3);INDIRECT(CONCATENATE(&quot;V&quot;;[.F108]));IF(EXACT([.A108];4);INDIRECT(CONCATENATE(&quot;V&quot;;[.I108]));IF(EXACT([.A108];5);INDIRECT(CONCATENATE(&quot;V&quot;;[.L108]));IF(EXACT([.A108];6);INDIRECT(CONCATENATE(&quot;V&quot;;[.O108]));IF(EXACT([.A108];7);INDIRECT(CONCATENATE(&quot;V&quot;;[.R108])))))))))" office:value-type="string" office:string-value="350000">
              <text:p>35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08];7));NOT(EXACT([.AB108];&quot;view&quot;)));AND(EXACT([.A108];7);EXACT([.AB108];&quot;view&quot;))))" office:value-type="float" office:value="1">
              <text:p>1</text:p>
            </table:table-cell>
            <table:table-cell table:style-name="Datos" table:formula="of:=VLOOKUP([.AB108];['account.type'.$A$2:.$I$12];8)" office:value-type="string" office:string-value="other">
              <text:p>other</text:p>
            </table:table-cell>
            <table:table-cell table:style-name="Datos" table:formula="of:=VLOOKUP([.AB108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8];1);CHAR(9)&amp;CHAR(9)&amp;&quot;&lt;record id=&quot;&quot;account_account_template_&quot;&amp;SUBSTITUTE([.AG$1]&amp;[.$V108];&quot;-&quot;;&quot;_&quot;)&amp;&quot;&quot;&quot; model=&quot;&quot;account.account.template&quot;&quot;&gt;&quot;&amp;CHAR(13)&amp;CHAR(9)&amp;CHAR(9)&amp;CHAR(9)&amp;&quot;&lt;field name=&quot;&quot;code&quot;&quot;&gt;&quot;&amp;[.AG$1]&amp;[.$V108]&amp;&quot;&lt;/field&gt;&quot;&amp;CHAR(13)&amp;CHAR(9)&amp;CHAR(9)&amp;CHAR(9)&amp;&quot;&lt;field name=&quot;&quot;name&quot;&quot;&gt;&quot;&amp;[.AG$1]&amp;[.$Y108]&amp;&quot;&lt;/field&gt;&quot;&amp;CHAR(13)&amp;CHAR(9)&amp;CHAR(9)&amp;CHAR(9)&amp;&quot;&lt;field name=&quot;&quot;shortcut&quot;&quot;&gt;&quot;&amp;IF(EXACT([.$W108];&quot;&quot;);&quot;&quot;;[.AG$1]&amp;[.$W108])&amp;&quot;&lt;/field&gt;&quot;&amp;CHAR(13)&amp;CHAR(9)&amp;CHAR(9)&amp;CHAR(9)&amp;&quot;&lt;field name=&quot;&quot;parent_id&quot;&quot; ref=&quot;&quot;&quot;&amp;IF(EXACT([.$Z108];&quot;&quot;);&quot;&quot;;[.AG$1]&amp;[.$Z108])&amp;&quot;&quot;&quot;/&gt;&quot;&amp;CHAR(13)&amp;CHAR(9)&amp;CHAR(9)&amp;CHAR(9)&amp;&quot;&lt;field name=&quot;&quot;user_type&quot;&quot; ref=&quot;&quot;account_account_type_&quot;&amp;[.$AB108]&amp;&quot;&quot;&quot;/&gt;&quot;&amp;CHAR(13)&amp;CHAR(9)&amp;CHAR(9)&amp;CHAR(9)&amp;&quot;&lt;field name=&quot;&quot;currency_id&quot;&quot; ref=&quot;&quot;&quot;&amp;[.AA108]&amp;&quot;&quot;&quot;/&gt;&quot;&amp;CHAR(13)&amp;CHAR(9)&amp;CHAR(9)&amp;CHAR(9)&amp;&quot;&lt;field name=&quot;&quot;type&quot;&quot;&gt;&quot;&amp;[.$AD108]&amp;&quot;&lt;/field&gt;&quot;&amp;CHAR(13)&amp;CHAR(9)&amp;CHAR(9)&amp;CHAR(9)&amp;&quot;&lt;field name=&quot;&quot;reconcile&quot;&quot; eval=&quot;&quot;&quot;&amp;[.$AE108]&amp;&quot;&quot;&quot;/&gt;&quot;&amp;IF(EXACT([.$AF108];&quot;&quot;);&quot;&quot;;CHAR(13)&amp;CHAR(9)&amp;CHAR(9)&amp;CHAR(9)&amp;&quot;&lt;field name=&quot;&quot;tax_ids&quot;&quot;&gt;&quot;&amp;SUBSTITUTE([.$AF10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50001&quot; model=&quot;account.account.template&quot;&gt;&#13;&#9;&#9;&#9;&lt;field name=&quot;code&quot;&gt;0-350001&lt;/field&gt;&#13;&#9;&#9;&#9;&lt;field name=&quot;name&quot;&gt;0-Superávit de capital&lt;/field&gt;&#13;&#9;&#9;&#9;&lt;field name=&quot;shortcut&quot;&gt;0-Cap&lt;/field&gt;&#13;&#9;&#9;&#9;&lt;field name=&quot;parent_id&quot; ref=&quot;0-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50001" model="account.account.template"&gt;<text:tab/><text:tab/><text:tab/>&lt;field name="code"&gt;0-350001&lt;/field&gt;<text:tab/><text:tab/><text:tab/>&lt;field name="name"&gt;0-Superávit de capital&lt;/field&gt;<text:tab/><text:tab/><text:tab/>&lt;field name="shortcut"&gt;0-Cap&lt;/field&gt;<text:tab/><text:tab/><text:tab/>&lt;field name="parent_id" ref="0-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08];1);CHAR(9)&amp;CHAR(9)&amp;&quot;&lt;record id=&quot;&quot;account_account_template_&quot;&amp;SUBSTITUTE([.AH$1]&amp;[.$V108];&quot;-&quot;;&quot;_&quot;)&amp;&quot;&quot;&quot; model=&quot;&quot;account.account.template&quot;&quot;&gt;&quot;&amp;CHAR(13)&amp;CHAR(9)&amp;CHAR(9)&amp;CHAR(9)&amp;&quot;&lt;field name=&quot;&quot;code&quot;&quot;&gt;&quot;&amp;[.AH$1]&amp;[.$V108]&amp;&quot;&lt;/field&gt;&quot;&amp;CHAR(13)&amp;CHAR(9)&amp;CHAR(9)&amp;CHAR(9)&amp;&quot;&lt;field name=&quot;&quot;name&quot;&quot;&gt;&quot;&amp;[.AH$1]&amp;[.$Y108]&amp;&quot;&lt;/field&gt;&quot;&amp;CHAR(13)&amp;CHAR(9)&amp;CHAR(9)&amp;CHAR(9)&amp;&quot;&lt;field name=&quot;&quot;shortcut&quot;&quot;&gt;&quot;&amp;IF(EXACT([.$W108];&quot;&quot;);&quot;&quot;;[.AH$1]&amp;[.$W108])&amp;&quot;&lt;/field&gt;&quot;&amp;CHAR(13)&amp;CHAR(9)&amp;CHAR(9)&amp;CHAR(9)&amp;&quot;&lt;field name=&quot;&quot;parent_id&quot;&quot; ref=&quot;&quot;&quot;&amp;IF(EXACT([.$Z108];&quot;&quot;);&quot;&quot;;[.AH$1]&amp;[.$Z108])&amp;&quot;&quot;&quot;/&gt;&quot;&amp;CHAR(13)&amp;CHAR(9)&amp;CHAR(9)&amp;CHAR(9)&amp;&quot;&lt;field name=&quot;&quot;user_type&quot;&quot; ref=&quot;&quot;account_account_type_&quot;&amp;[.$AB108]&amp;&quot;&quot;&quot;/&gt;&quot;&amp;CHAR(13)&amp;CHAR(9)&amp;CHAR(9)&amp;CHAR(9)&amp;&quot;&lt;field name=&quot;&quot;currency_id&quot;&quot; ref=&quot;&quot;&quot;&amp;[.AB108]&amp;&quot;&quot;&quot;/&gt;&quot;&amp;CHAR(13)&amp;CHAR(9)&amp;CHAR(9)&amp;CHAR(9)&amp;&quot;&lt;field name=&quot;&quot;type&quot;&quot;&gt;&quot;&amp;[.$AD108]&amp;&quot;&lt;/field&gt;&quot;&amp;CHAR(13)&amp;CHAR(9)&amp;CHAR(9)&amp;CHAR(9)&amp;&quot;&lt;field name=&quot;&quot;reconcile&quot;&quot; eval=&quot;&quot;&quot;&amp;[.$AE108]&amp;&quot;&quot;&quot;/&gt;&quot;&amp;IF(EXACT([.$AF108];&quot;&quot;);&quot;&quot;;CHAR(13)&amp;CHAR(9)&amp;CHAR(9)&amp;CHAR(9)&amp;&quot;&lt;field name=&quot;&quot;tax_ids&quot;&quot;&gt;&quot;&amp;SUBSTITUTE([.$AF10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50001&quot; model=&quot;account.account.template&quot;&gt;&#13;&#9;&#9;&#9;&lt;field name=&quot;code&quot;&gt;1-350001&lt;/field&gt;&#13;&#9;&#9;&#9;&lt;field name=&quot;name&quot;&gt;1-Superávit de capital&lt;/field&gt;&#13;&#9;&#9;&#9;&lt;field name=&quot;shortcut&quot;&gt;1-Cap&lt;/field&gt;&#13;&#9;&#9;&#9;&lt;field name=&quot;parent_id&quot; ref=&quot;1-35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50001" model="account.account.template"&gt;<text:tab/><text:tab/><text:tab/>&lt;field name="code"&gt;1-350001&lt;/field&gt;<text:tab/><text:tab/><text:tab/>&lt;field name="name"&gt;1-Superávit de capital&lt;/field&gt;<text:tab/><text:tab/><text:tab/>&lt;field name="shortcut"&gt;1-Cap&lt;/field&gt;<text:tab/><text:tab/><text:tab/>&lt;field name="parent_id" ref="1-35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08]&gt;[.A109];[.A108]=[.A109]);[.A108]&lt;&gt;7))" office:value-type="float" office:value="1">
              <text:p>1</text:p>
            </table:table-cell>
            <table:table-cell table:style-name="ce8" table:formula="of:=IF(EXACT([.A109];1);CELL(&quot;Row&quot;;[.C109]);[.C108])" office:value-type="float" office:value="2">
              <text:p>2</text:p>
            </table:table-cell>
            <table:table-cell table:style-name="ce8" table:formula="of:=IF(EXACT([.$A109];1);0;IF(EXACT([.$A109];2);[.D108]+1;[.D108]))" office:value-type="float" office:value="3">
              <text:p>3</text:p>
            </table:table-cell>
            <table:table-cell table:style-name="ce8" table:formula="of:=['Code format'.$C$2]&amp;TEXT([.D109];['Code format'.$B$2])&amp;['Code format'.$D$2]" office:value-type="string" office:string-value="3">
              <text:p>3</text:p>
            </table:table-cell>
            <table:table-cell table:style-name="ce8" table:formula="of:=IF(EXACT([.C108];[.C109]);IF(EXACT([.D108];[.D109]);[.F108];CELL(&quot;Row&quot;;[.F109]));[.C109])" office:value-type="float" office:value="97">
              <text:p>97</text:p>
            </table:table-cell>
            <table:table-cell table:style-name="ce8" table:formula="of:=IF(AND([.$A109]&lt;=[.H$1];[.$A108]&gt;[.$A109]);0;IF(EXACT([.$A109];[.H$1]+1);[.G108]+1;[.G108]))" office:value-type="float" office:value="5">
              <text:p>5</text:p>
            </table:table-cell>
            <table:table-cell table:style-name="ce8" table:formula="of:=['Code format'.$C$3]&amp;TEXT([.G109];['Code format'.$B$3])&amp;['Code format'.$D$3]" office:value-type="string" office:string-value="5">
              <text:p>5</text:p>
            </table:table-cell>
            <table:table-cell table:style-name="ce8" table:formula="of:=IF(EXACT([.F108];[.F109]);IF(EXACT([.G108];[.G109]);[.I108];CELL(&quot;Row&quot;;[.I109]));[.F109])" office:value-type="float" office:value="107">
              <text:p>107</text:p>
            </table:table-cell>
            <table:table-cell table:style-name="ce8" table:formula="of:=IF(AND([.$A109]&lt;=[.K$1];[.$A108]&gt;[.$A109]);0;IF(EXACT([.$A109];[.K$1]+1);[.J108]+1;[.J108]))" office:value-type="float" office:value="0">
              <text:p>0</text:p>
            </table:table-cell>
            <table:table-cell table:style-name="ce8" table:formula="of:=['Code format'.$C$4]&amp;TEXT([.J109];['Code format'.$B$4])&amp;['Code format'.$D$4]" office:value-type="string" office:string-value="0">
              <text:p>0</text:p>
            </table:table-cell>
            <table:table-cell table:style-name="ce8" table:formula="of:=IF(EXACT([.I108];[.I109]);IF(EXACT([.J108];[.J109]);[.L108];CELL(&quot;Row&quot;;[.L109]));[.I109])" office:value-type="float" office:value="107">
              <text:p>107</text:p>
            </table:table-cell>
            <table:table-cell table:style-name="ce8" table:formula="of:=IF(AND([.$A109]&lt;=[.N$1];[.$A108]&gt;[.$A109]);0;IF(EXACT([.$A109];[.N$1]+1);[.M108]+1;[.M108]))" office:value-type="float" office:value="0">
              <text:p>0</text:p>
            </table:table-cell>
            <table:table-cell table:style-name="ce8" table:formula="of:=['Code format'.$C$5]&amp;TEXT([.M109];['Code format'.$B$5])&amp;['Code format'.$D$5]" office:value-type="string" office:string-value="0">
              <text:p>0</text:p>
            </table:table-cell>
            <table:table-cell table:style-name="ce8" table:formula="of:=IF(EXACT([.L108];[.L109]);IF(EXACT([.M108];[.M109]);[.O108];CELL(&quot;Row&quot;;[.O109]));[.L109])" office:value-type="float" office:value="107">
              <text:p>107</text:p>
            </table:table-cell>
            <table:table-cell table:style-name="ce8" table:formula="of:=IF(AND([.$A109]&lt;=[.Q$1];[.$A108]&gt;[.$A109]);0;IF(EXACT([.$A109];[.Q$1]+1);[.P108]+1;[.P108]))" office:value-type="float" office:value="0">
              <text:p>0</text:p>
            </table:table-cell>
            <table:table-cell table:style-name="ce8" table:formula="of:=['Code format'.$C$6]&amp;TEXT([.P109];['Code format'.$B$6])&amp;['Code format'.$D$6]" office:value-type="string" office:string-value="0">
              <text:p>0</text:p>
            </table:table-cell>
            <table:table-cell table:style-name="ce8" table:formula="of:=IF(EXACT([.O108];[.O109]);IF(EXACT([.P108];[.P109]);[.R108];CELL(&quot;Row&quot;;[.R109]));[.O109])" office:value-type="float" office:value="107">
              <text:p>107</text:p>
            </table:table-cell>
            <table:table-cell table:style-name="ce8" table:formula="of:=IF(AND([.$A109]&lt;=[.T$1];[.$A108]&gt;[.$A109]);0;IF(EXACT([.$A109];[.T$1]+1);[.S108]+1;[.S108]))" office:value-type="float" office:value="2">
              <text:p>2</text:p>
            </table:table-cell>
            <table:table-cell table:style-name="ce8" table:formula="of:=['Code format'.$C$7]&amp;TEXT([.S109];['Code format'.$B$7])&amp;['Code format'.$D$7]" office:value-type="string" office:string-value="2">
              <text:p>2</text:p>
            </table:table-cell>
            <table:table-cell table:style-name="ce8" table:formula="of:=IF(EXACT([.R108];[.R109]);IF(EXACT([.S108];[.S109]);[.U108];CELL(&quot;Row&quot;;[.U109]));[.R109])" office:value-type="float" office:value="109">
              <text:p>109</text:p>
            </table:table-cell>
            <table:table-cell table:style-name="Nivel7" table:formula="of:=CONCATENATE([.E109];[.H109];[.K109];[.N109];[.Q109];[.T109])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350002">
              <text:p>350002</text:p>
            </table:table-cell>
            <table:table-cell table:style-name="ce9" office:value-type="string">
              <text:p>Rev</text:p>
            </table:table-cell>
            <table:table-cell table:style-name="ce9" office:value-type="string">
              <text:p>Superavit por revaluación de activos</text:p>
            </table:table-cell>
            <table:table-cell table:style-name="Nivel7" table:formula="of:=[.X109]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Superavit por revaluación de activos">
              <text:p>Superavit por revaluación de activos</text:p>
            </table:table-cell>
            <table:table-cell table:style-name="Datos" table:formula="of:=IF(EXACT([.A109];1);&quot;&quot;;IF(EXACT([.A109];2);INDIRECT(CONCATENATE(&quot;V&quot;;[.C109]));IF(EXACT([.A109];3);INDIRECT(CONCATENATE(&quot;V&quot;;[.F109]));IF(EXACT([.A109];4);INDIRECT(CONCATENATE(&quot;V&quot;;[.I109]));IF(EXACT([.A109];5);INDIRECT(CONCATENATE(&quot;V&quot;;[.L109]));IF(EXACT([.A109];6);INDIRECT(CONCATENATE(&quot;V&quot;;[.O109]));IF(EXACT([.A109];7);INDIRECT(CONCATENATE(&quot;V&quot;;[.R109])))))))))" office:value-type="string" office:string-value="350000">
              <text:p>35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09];7));NOT(EXACT([.AB109];&quot;view&quot;)));AND(EXACT([.A109];7);EXACT([.AB109];&quot;view&quot;))))" office:value-type="float" office:value="1">
              <text:p>1</text:p>
            </table:table-cell>
            <table:table-cell table:style-name="Datos" table:formula="of:=VLOOKUP([.AB109];['account.type'.$A$2:.$I$12];8)" office:value-type="string" office:string-value="other">
              <text:p>other</text:p>
            </table:table-cell>
            <table:table-cell table:style-name="Datos" table:formula="of:=VLOOKUP([.AB109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09];1);CHAR(9)&amp;CHAR(9)&amp;&quot;&lt;record id=&quot;&quot;account_account_template_&quot;&amp;SUBSTITUTE([.AG$1]&amp;[.$V109];&quot;-&quot;;&quot;_&quot;)&amp;&quot;&quot;&quot; model=&quot;&quot;account.account.template&quot;&quot;&gt;&quot;&amp;CHAR(13)&amp;CHAR(9)&amp;CHAR(9)&amp;CHAR(9)&amp;&quot;&lt;field name=&quot;&quot;code&quot;&quot;&gt;&quot;&amp;[.AG$1]&amp;[.$V109]&amp;&quot;&lt;/field&gt;&quot;&amp;CHAR(13)&amp;CHAR(9)&amp;CHAR(9)&amp;CHAR(9)&amp;&quot;&lt;field name=&quot;&quot;name&quot;&quot;&gt;&quot;&amp;[.AG$1]&amp;[.$Y109]&amp;&quot;&lt;/field&gt;&quot;&amp;CHAR(13)&amp;CHAR(9)&amp;CHAR(9)&amp;CHAR(9)&amp;&quot;&lt;field name=&quot;&quot;shortcut&quot;&quot;&gt;&quot;&amp;IF(EXACT([.$W109];&quot;&quot;);&quot;&quot;;[.AG$1]&amp;[.$W109])&amp;&quot;&lt;/field&gt;&quot;&amp;CHAR(13)&amp;CHAR(9)&amp;CHAR(9)&amp;CHAR(9)&amp;&quot;&lt;field name=&quot;&quot;parent_id&quot;&quot; ref=&quot;&quot;&quot;&amp;IF(EXACT([.$Z109];&quot;&quot;);&quot;&quot;;[.AG$1]&amp;[.$Z109])&amp;&quot;&quot;&quot;/&gt;&quot;&amp;CHAR(13)&amp;CHAR(9)&amp;CHAR(9)&amp;CHAR(9)&amp;&quot;&lt;field name=&quot;&quot;user_type&quot;&quot; ref=&quot;&quot;account_account_type_&quot;&amp;[.$AB109]&amp;&quot;&quot;&quot;/&gt;&quot;&amp;CHAR(13)&amp;CHAR(9)&amp;CHAR(9)&amp;CHAR(9)&amp;&quot;&lt;field name=&quot;&quot;currency_id&quot;&quot; ref=&quot;&quot;&quot;&amp;[.AA109]&amp;&quot;&quot;&quot;/&gt;&quot;&amp;CHAR(13)&amp;CHAR(9)&amp;CHAR(9)&amp;CHAR(9)&amp;&quot;&lt;field name=&quot;&quot;type&quot;&quot;&gt;&quot;&amp;[.$AD109]&amp;&quot;&lt;/field&gt;&quot;&amp;CHAR(13)&amp;CHAR(9)&amp;CHAR(9)&amp;CHAR(9)&amp;&quot;&lt;field name=&quot;&quot;reconcile&quot;&quot; eval=&quot;&quot;&quot;&amp;[.$AE109]&amp;&quot;&quot;&quot;/&gt;&quot;&amp;IF(EXACT([.$AF109];&quot;&quot;);&quot;&quot;;CHAR(13)&amp;CHAR(9)&amp;CHAR(9)&amp;CHAR(9)&amp;&quot;&lt;field name=&quot;&quot;tax_ids&quot;&quot;&gt;&quot;&amp;SUBSTITUTE([.$AF10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50002&quot; model=&quot;account.account.template&quot;&gt;&#13;&#9;&#9;&#9;&lt;field name=&quot;code&quot;&gt;0-350002&lt;/field&gt;&#13;&#9;&#9;&#9;&lt;field name=&quot;name&quot;&gt;0-Superavit por revaluación de activos&lt;/field&gt;&#13;&#9;&#9;&#9;&lt;field name=&quot;shortcut&quot;&gt;0-Rev&lt;/field&gt;&#13;&#9;&#9;&#9;&lt;field name=&quot;parent_id&quot; ref=&quot;0-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50002" model="account.account.template"&gt;<text:tab/><text:tab/><text:tab/>&lt;field name="code"&gt;0-350002&lt;/field&gt;<text:tab/><text:tab/><text:tab/>&lt;field name="name"&gt;0-Superavit por revaluación de activos&lt;/field&gt;<text:tab/><text:tab/><text:tab/>&lt;field name="shortcut"&gt;0-Rev&lt;/field&gt;<text:tab/><text:tab/><text:tab/>&lt;field name="parent_id" ref="0-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09];1);CHAR(9)&amp;CHAR(9)&amp;&quot;&lt;record id=&quot;&quot;account_account_template_&quot;&amp;SUBSTITUTE([.AH$1]&amp;[.$V109];&quot;-&quot;;&quot;_&quot;)&amp;&quot;&quot;&quot; model=&quot;&quot;account.account.template&quot;&quot;&gt;&quot;&amp;CHAR(13)&amp;CHAR(9)&amp;CHAR(9)&amp;CHAR(9)&amp;&quot;&lt;field name=&quot;&quot;code&quot;&quot;&gt;&quot;&amp;[.AH$1]&amp;[.$V109]&amp;&quot;&lt;/field&gt;&quot;&amp;CHAR(13)&amp;CHAR(9)&amp;CHAR(9)&amp;CHAR(9)&amp;&quot;&lt;field name=&quot;&quot;name&quot;&quot;&gt;&quot;&amp;[.AH$1]&amp;[.$Y109]&amp;&quot;&lt;/field&gt;&quot;&amp;CHAR(13)&amp;CHAR(9)&amp;CHAR(9)&amp;CHAR(9)&amp;&quot;&lt;field name=&quot;&quot;shortcut&quot;&quot;&gt;&quot;&amp;IF(EXACT([.$W109];&quot;&quot;);&quot;&quot;;[.AH$1]&amp;[.$W109])&amp;&quot;&lt;/field&gt;&quot;&amp;CHAR(13)&amp;CHAR(9)&amp;CHAR(9)&amp;CHAR(9)&amp;&quot;&lt;field name=&quot;&quot;parent_id&quot;&quot; ref=&quot;&quot;&quot;&amp;IF(EXACT([.$Z109];&quot;&quot;);&quot;&quot;;[.AH$1]&amp;[.$Z109])&amp;&quot;&quot;&quot;/&gt;&quot;&amp;CHAR(13)&amp;CHAR(9)&amp;CHAR(9)&amp;CHAR(9)&amp;&quot;&lt;field name=&quot;&quot;user_type&quot;&quot; ref=&quot;&quot;account_account_type_&quot;&amp;[.$AB109]&amp;&quot;&quot;&quot;/&gt;&quot;&amp;CHAR(13)&amp;CHAR(9)&amp;CHAR(9)&amp;CHAR(9)&amp;&quot;&lt;field name=&quot;&quot;currency_id&quot;&quot; ref=&quot;&quot;&quot;&amp;[.AB109]&amp;&quot;&quot;&quot;/&gt;&quot;&amp;CHAR(13)&amp;CHAR(9)&amp;CHAR(9)&amp;CHAR(9)&amp;&quot;&lt;field name=&quot;&quot;type&quot;&quot;&gt;&quot;&amp;[.$AD109]&amp;&quot;&lt;/field&gt;&quot;&amp;CHAR(13)&amp;CHAR(9)&amp;CHAR(9)&amp;CHAR(9)&amp;&quot;&lt;field name=&quot;&quot;reconcile&quot;&quot; eval=&quot;&quot;&quot;&amp;[.$AE109]&amp;&quot;&quot;&quot;/&gt;&quot;&amp;IF(EXACT([.$AF109];&quot;&quot;);&quot;&quot;;CHAR(13)&amp;CHAR(9)&amp;CHAR(9)&amp;CHAR(9)&amp;&quot;&lt;field name=&quot;&quot;tax_ids&quot;&quot;&gt;&quot;&amp;SUBSTITUTE([.$AF10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50002&quot; model=&quot;account.account.template&quot;&gt;&#13;&#9;&#9;&#9;&lt;field name=&quot;code&quot;&gt;1-350002&lt;/field&gt;&#13;&#9;&#9;&#9;&lt;field name=&quot;name&quot;&gt;1-Superavit por revaluación de activos&lt;/field&gt;&#13;&#9;&#9;&#9;&lt;field name=&quot;shortcut&quot;&gt;1-Rev&lt;/field&gt;&#13;&#9;&#9;&#9;&lt;field name=&quot;parent_id&quot; ref=&quot;1-35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50002" model="account.account.template"&gt;<text:tab/><text:tab/><text:tab/>&lt;field name="code"&gt;1-350002&lt;/field&gt;<text:tab/><text:tab/><text:tab/>&lt;field name="name"&gt;1-Superavit por revaluación de activos&lt;/field&gt;<text:tab/><text:tab/><text:tab/>&lt;field name="shortcut"&gt;1-Rev&lt;/field&gt;<text:tab/><text:tab/><text:tab/>&lt;field name="parent_id" ref="1-35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09]&gt;[.A110];[.A109]=[.A110]);[.A109]&lt;&gt;7))" office:value-type="float" office:value="1">
              <text:p>1</text:p>
            </table:table-cell>
            <table:table-cell table:style-name="ce8" table:formula="of:=IF(EXACT([.A110];1);CELL(&quot;Row&quot;;[.C110]);[.C109])" office:value-type="float" office:value="2">
              <text:p>2</text:p>
            </table:table-cell>
            <table:table-cell table:style-name="ce8" table:formula="of:=IF(EXACT([.$A110];1);0;IF(EXACT([.$A110];2);[.D109]+1;[.D109]))" office:value-type="float" office:value="3">
              <text:p>3</text:p>
            </table:table-cell>
            <table:table-cell table:style-name="ce8" table:formula="of:=['Code format'.$C$2]&amp;TEXT([.D110];['Code format'.$B$2])&amp;['Code format'.$D$2]" office:value-type="string" office:string-value="3">
              <text:p>3</text:p>
            </table:table-cell>
            <table:table-cell table:style-name="ce8" table:formula="of:=IF(EXACT([.C109];[.C110]);IF(EXACT([.D109];[.D110]);[.F109];CELL(&quot;Row&quot;;[.F110]));[.C110])" office:value-type="float" office:value="97">
              <text:p>97</text:p>
            </table:table-cell>
            <table:table-cell table:style-name="ce8" table:formula="of:=IF(AND([.$A110]&lt;=[.H$1];[.$A109]&gt;[.$A110]);0;IF(EXACT([.$A110];[.H$1]+1);[.G109]+1;[.G109]))" office:value-type="float" office:value="5">
              <text:p>5</text:p>
            </table:table-cell>
            <table:table-cell table:style-name="ce8" table:formula="of:=['Code format'.$C$3]&amp;TEXT([.G110];['Code format'.$B$3])&amp;['Code format'.$D$3]" office:value-type="string" office:string-value="5">
              <text:p>5</text:p>
            </table:table-cell>
            <table:table-cell table:style-name="ce8" table:formula="of:=IF(EXACT([.F109];[.F110]);IF(EXACT([.G109];[.G110]);[.I109];CELL(&quot;Row&quot;;[.I110]));[.F110])" office:value-type="float" office:value="107">
              <text:p>107</text:p>
            </table:table-cell>
            <table:table-cell table:style-name="ce8" table:formula="of:=IF(AND([.$A110]&lt;=[.K$1];[.$A109]&gt;[.$A110]);0;IF(EXACT([.$A110];[.K$1]+1);[.J109]+1;[.J109]))" office:value-type="float" office:value="0">
              <text:p>0</text:p>
            </table:table-cell>
            <table:table-cell table:style-name="ce8" table:formula="of:=['Code format'.$C$4]&amp;TEXT([.J110];['Code format'.$B$4])&amp;['Code format'.$D$4]" office:value-type="string" office:string-value="0">
              <text:p>0</text:p>
            </table:table-cell>
            <table:table-cell table:style-name="ce8" table:formula="of:=IF(EXACT([.I109];[.I110]);IF(EXACT([.J109];[.J110]);[.L109];CELL(&quot;Row&quot;;[.L110]));[.I110])" office:value-type="float" office:value="107">
              <text:p>107</text:p>
            </table:table-cell>
            <table:table-cell table:style-name="ce8" table:formula="of:=IF(AND([.$A110]&lt;=[.N$1];[.$A109]&gt;[.$A110]);0;IF(EXACT([.$A110];[.N$1]+1);[.M109]+1;[.M109]))" office:value-type="float" office:value="0">
              <text:p>0</text:p>
            </table:table-cell>
            <table:table-cell table:style-name="ce8" table:formula="of:=['Code format'.$C$5]&amp;TEXT([.M110];['Code format'.$B$5])&amp;['Code format'.$D$5]" office:value-type="string" office:string-value="0">
              <text:p>0</text:p>
            </table:table-cell>
            <table:table-cell table:style-name="ce8" table:formula="of:=IF(EXACT([.L109];[.L110]);IF(EXACT([.M109];[.M110]);[.O109];CELL(&quot;Row&quot;;[.O110]));[.L110])" office:value-type="float" office:value="107">
              <text:p>107</text:p>
            </table:table-cell>
            <table:table-cell table:style-name="ce8" table:formula="of:=IF(AND([.$A110]&lt;=[.Q$1];[.$A109]&gt;[.$A110]);0;IF(EXACT([.$A110];[.Q$1]+1);[.P109]+1;[.P109]))" office:value-type="float" office:value="0">
              <text:p>0</text:p>
            </table:table-cell>
            <table:table-cell table:style-name="ce8" table:formula="of:=['Code format'.$C$6]&amp;TEXT([.P110];['Code format'.$B$6])&amp;['Code format'.$D$6]" office:value-type="string" office:string-value="0">
              <text:p>0</text:p>
            </table:table-cell>
            <table:table-cell table:style-name="ce8" table:formula="of:=IF(EXACT([.O109];[.O110]);IF(EXACT([.P109];[.P110]);[.R109];CELL(&quot;Row&quot;;[.R110]));[.O110])" office:value-type="float" office:value="107">
              <text:p>107</text:p>
            </table:table-cell>
            <table:table-cell table:style-name="ce8" table:formula="of:=IF(AND([.$A110]&lt;=[.T$1];[.$A109]&gt;[.$A110]);0;IF(EXACT([.$A110];[.T$1]+1);[.S109]+1;[.S109]))" office:value-type="float" office:value="3">
              <text:p>3</text:p>
            </table:table-cell>
            <table:table-cell table:style-name="ce8" table:formula="of:=['Code format'.$C$7]&amp;TEXT([.S110];['Code format'.$B$7])&amp;['Code format'.$D$7]" office:value-type="string" office:string-value="3">
              <text:p>3</text:p>
            </table:table-cell>
            <table:table-cell table:style-name="ce8" table:formula="of:=IF(EXACT([.R109];[.R110]);IF(EXACT([.S109];[.S110]);[.U109];CELL(&quot;Row&quot;;[.U110]));[.R110])" office:value-type="float" office:value="110">
              <text:p>110</text:p>
            </table:table-cell>
            <table:table-cell table:style-name="Nivel7" table:formula="of:=CONCATENATE([.E110];[.H110];[.K110];[.N110];[.Q110];[.T110])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350003">
              <text:p>350003</text:p>
            </table:table-cell>
            <table:table-cell table:style-name="ce9" office:value-type="string">
              <text:p>Gan</text:p>
            </table:table-cell>
            <table:table-cell table:style-name="ce9" office:value-type="string">
              <text:p>Superavit ganado</text:p>
            </table:table-cell>
            <table:table-cell table:style-name="Nivel7" table:formula="of:=[.X110]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Superavit ganado">
              <text:p>Superavit ganado</text:p>
            </table:table-cell>
            <table:table-cell table:style-name="Datos" table:formula="of:=IF(EXACT([.A110];1);&quot;&quot;;IF(EXACT([.A110];2);INDIRECT(CONCATENATE(&quot;V&quot;;[.C110]));IF(EXACT([.A110];3);INDIRECT(CONCATENATE(&quot;V&quot;;[.F110]));IF(EXACT([.A110];4);INDIRECT(CONCATENATE(&quot;V&quot;;[.I110]));IF(EXACT([.A110];5);INDIRECT(CONCATENATE(&quot;V&quot;;[.L110]));IF(EXACT([.A110];6);INDIRECT(CONCATENATE(&quot;V&quot;;[.O110]));IF(EXACT([.A110];7);INDIRECT(CONCATENATE(&quot;V&quot;;[.R110])))))))))" office:value-type="string" office:string-value="350000">
              <text:p>35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10];7));NOT(EXACT([.AB110];&quot;view&quot;)));AND(EXACT([.A110];7);EXACT([.AB110];&quot;view&quot;))))" office:value-type="float" office:value="1">
              <text:p>1</text:p>
            </table:table-cell>
            <table:table-cell table:style-name="Datos" table:formula="of:=VLOOKUP([.AB110];['account.type'.$A$2:.$I$12];8)" office:value-type="string" office:string-value="other">
              <text:p>other</text:p>
            </table:table-cell>
            <table:table-cell table:style-name="Datos" table:formula="of:=VLOOKUP([.AB110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0];1);CHAR(9)&amp;CHAR(9)&amp;&quot;&lt;record id=&quot;&quot;account_account_template_&quot;&amp;SUBSTITUTE([.AG$1]&amp;[.$V110];&quot;-&quot;;&quot;_&quot;)&amp;&quot;&quot;&quot; model=&quot;&quot;account.account.template&quot;&quot;&gt;&quot;&amp;CHAR(13)&amp;CHAR(9)&amp;CHAR(9)&amp;CHAR(9)&amp;&quot;&lt;field name=&quot;&quot;code&quot;&quot;&gt;&quot;&amp;[.AG$1]&amp;[.$V110]&amp;&quot;&lt;/field&gt;&quot;&amp;CHAR(13)&amp;CHAR(9)&amp;CHAR(9)&amp;CHAR(9)&amp;&quot;&lt;field name=&quot;&quot;name&quot;&quot;&gt;&quot;&amp;[.AG$1]&amp;[.$Y110]&amp;&quot;&lt;/field&gt;&quot;&amp;CHAR(13)&amp;CHAR(9)&amp;CHAR(9)&amp;CHAR(9)&amp;&quot;&lt;field name=&quot;&quot;shortcut&quot;&quot;&gt;&quot;&amp;IF(EXACT([.$W110];&quot;&quot;);&quot;&quot;;[.AG$1]&amp;[.$W110])&amp;&quot;&lt;/field&gt;&quot;&amp;CHAR(13)&amp;CHAR(9)&amp;CHAR(9)&amp;CHAR(9)&amp;&quot;&lt;field name=&quot;&quot;parent_id&quot;&quot; ref=&quot;&quot;&quot;&amp;IF(EXACT([.$Z110];&quot;&quot;);&quot;&quot;;[.AG$1]&amp;[.$Z110])&amp;&quot;&quot;&quot;/&gt;&quot;&amp;CHAR(13)&amp;CHAR(9)&amp;CHAR(9)&amp;CHAR(9)&amp;&quot;&lt;field name=&quot;&quot;user_type&quot;&quot; ref=&quot;&quot;account_account_type_&quot;&amp;[.$AB110]&amp;&quot;&quot;&quot;/&gt;&quot;&amp;CHAR(13)&amp;CHAR(9)&amp;CHAR(9)&amp;CHAR(9)&amp;&quot;&lt;field name=&quot;&quot;currency_id&quot;&quot; ref=&quot;&quot;&quot;&amp;[.AA110]&amp;&quot;&quot;&quot;/&gt;&quot;&amp;CHAR(13)&amp;CHAR(9)&amp;CHAR(9)&amp;CHAR(9)&amp;&quot;&lt;field name=&quot;&quot;type&quot;&quot;&gt;&quot;&amp;[.$AD110]&amp;&quot;&lt;/field&gt;&quot;&amp;CHAR(13)&amp;CHAR(9)&amp;CHAR(9)&amp;CHAR(9)&amp;&quot;&lt;field name=&quot;&quot;reconcile&quot;&quot; eval=&quot;&quot;&quot;&amp;[.$AE110]&amp;&quot;&quot;&quot;/&gt;&quot;&amp;IF(EXACT([.$AF110];&quot;&quot;);&quot;&quot;;CHAR(13)&amp;CHAR(9)&amp;CHAR(9)&amp;CHAR(9)&amp;&quot;&lt;field name=&quot;&quot;tax_ids&quot;&quot;&gt;&quot;&amp;SUBSTITUTE([.$AF11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50003&quot; model=&quot;account.account.template&quot;&gt;&#13;&#9;&#9;&#9;&lt;field name=&quot;code&quot;&gt;0-350003&lt;/field&gt;&#13;&#9;&#9;&#9;&lt;field name=&quot;name&quot;&gt;0-Superavit ganado&lt;/field&gt;&#13;&#9;&#9;&#9;&lt;field name=&quot;shortcut&quot;&gt;0-Gan&lt;/field&gt;&#13;&#9;&#9;&#9;&lt;field name=&quot;parent_id&quot; ref=&quot;0-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50003" model="account.account.template"&gt;<text:tab/><text:tab/><text:tab/>&lt;field name="code"&gt;0-350003&lt;/field&gt;<text:tab/><text:tab/><text:tab/>&lt;field name="name"&gt;0-Superavit ganado&lt;/field&gt;<text:tab/><text:tab/><text:tab/>&lt;field name="shortcut"&gt;0-Gan&lt;/field&gt;<text:tab/><text:tab/><text:tab/>&lt;field name="parent_id" ref="0-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10];1);CHAR(9)&amp;CHAR(9)&amp;&quot;&lt;record id=&quot;&quot;account_account_template_&quot;&amp;SUBSTITUTE([.AH$1]&amp;[.$V110];&quot;-&quot;;&quot;_&quot;)&amp;&quot;&quot;&quot; model=&quot;&quot;account.account.template&quot;&quot;&gt;&quot;&amp;CHAR(13)&amp;CHAR(9)&amp;CHAR(9)&amp;CHAR(9)&amp;&quot;&lt;field name=&quot;&quot;code&quot;&quot;&gt;&quot;&amp;[.AH$1]&amp;[.$V110]&amp;&quot;&lt;/field&gt;&quot;&amp;CHAR(13)&amp;CHAR(9)&amp;CHAR(9)&amp;CHAR(9)&amp;&quot;&lt;field name=&quot;&quot;name&quot;&quot;&gt;&quot;&amp;[.AH$1]&amp;[.$Y110]&amp;&quot;&lt;/field&gt;&quot;&amp;CHAR(13)&amp;CHAR(9)&amp;CHAR(9)&amp;CHAR(9)&amp;&quot;&lt;field name=&quot;&quot;shortcut&quot;&quot;&gt;&quot;&amp;IF(EXACT([.$W110];&quot;&quot;);&quot;&quot;;[.AH$1]&amp;[.$W110])&amp;&quot;&lt;/field&gt;&quot;&amp;CHAR(13)&amp;CHAR(9)&amp;CHAR(9)&amp;CHAR(9)&amp;&quot;&lt;field name=&quot;&quot;parent_id&quot;&quot; ref=&quot;&quot;&quot;&amp;IF(EXACT([.$Z110];&quot;&quot;);&quot;&quot;;[.AH$1]&amp;[.$Z110])&amp;&quot;&quot;&quot;/&gt;&quot;&amp;CHAR(13)&amp;CHAR(9)&amp;CHAR(9)&amp;CHAR(9)&amp;&quot;&lt;field name=&quot;&quot;user_type&quot;&quot; ref=&quot;&quot;account_account_type_&quot;&amp;[.$AB110]&amp;&quot;&quot;&quot;/&gt;&quot;&amp;CHAR(13)&amp;CHAR(9)&amp;CHAR(9)&amp;CHAR(9)&amp;&quot;&lt;field name=&quot;&quot;currency_id&quot;&quot; ref=&quot;&quot;&quot;&amp;[.AB110]&amp;&quot;&quot;&quot;/&gt;&quot;&amp;CHAR(13)&amp;CHAR(9)&amp;CHAR(9)&amp;CHAR(9)&amp;&quot;&lt;field name=&quot;&quot;type&quot;&quot;&gt;&quot;&amp;[.$AD110]&amp;&quot;&lt;/field&gt;&quot;&amp;CHAR(13)&amp;CHAR(9)&amp;CHAR(9)&amp;CHAR(9)&amp;&quot;&lt;field name=&quot;&quot;reconcile&quot;&quot; eval=&quot;&quot;&quot;&amp;[.$AE110]&amp;&quot;&quot;&quot;/&gt;&quot;&amp;IF(EXACT([.$AF110];&quot;&quot;);&quot;&quot;;CHAR(13)&amp;CHAR(9)&amp;CHAR(9)&amp;CHAR(9)&amp;&quot;&lt;field name=&quot;&quot;tax_ids&quot;&quot;&gt;&quot;&amp;SUBSTITUTE([.$AF11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50003&quot; model=&quot;account.account.template&quot;&gt;&#13;&#9;&#9;&#9;&lt;field name=&quot;code&quot;&gt;1-350003&lt;/field&gt;&#13;&#9;&#9;&#9;&lt;field name=&quot;name&quot;&gt;1-Superavit ganado&lt;/field&gt;&#13;&#9;&#9;&#9;&lt;field name=&quot;shortcut&quot;&gt;1-Gan&lt;/field&gt;&#13;&#9;&#9;&#9;&lt;field name=&quot;parent_id&quot; ref=&quot;1-35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50003" model="account.account.template"&gt;<text:tab/><text:tab/><text:tab/>&lt;field name="code"&gt;1-350003&lt;/field&gt;<text:tab/><text:tab/><text:tab/>&lt;field name="name"&gt;1-Superavit ganado&lt;/field&gt;<text:tab/><text:tab/><text:tab/>&lt;field name="shortcut"&gt;1-Gan&lt;/field&gt;<text:tab/><text:tab/><text:tab/>&lt;field name="parent_id" ref="1-35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10]&gt;[.A111];[.A110]=[.A111]);[.A110]&lt;&gt;7))" office:value-type="float" office:value="1">
              <text:p>1</text:p>
            </table:table-cell>
            <table:table-cell table:style-name="ce8" table:formula="of:=IF(EXACT([.A111];1);CELL(&quot;Row&quot;;[.C111]);[.C110])" office:value-type="float" office:value="2">
              <text:p>2</text:p>
            </table:table-cell>
            <table:table-cell table:style-name="ce8" table:formula="of:=IF(EXACT([.$A111];1);0;IF(EXACT([.$A111];2);[.D110]+1;[.D110]))" office:value-type="float" office:value="3">
              <text:p>3</text:p>
            </table:table-cell>
            <table:table-cell table:style-name="ce8" table:formula="of:=['Code format'.$C$2]&amp;TEXT([.D111];['Code format'.$B$2])&amp;['Code format'.$D$2]" office:value-type="string" office:string-value="3">
              <text:p>3</text:p>
            </table:table-cell>
            <table:table-cell table:style-name="ce8" table:formula="of:=IF(EXACT([.C110];[.C111]);IF(EXACT([.D110];[.D111]);[.F110];CELL(&quot;Row&quot;;[.F111]));[.C111])" office:value-type="float" office:value="97">
              <text:p>97</text:p>
            </table:table-cell>
            <table:table-cell table:style-name="ce8" table:formula="of:=IF(AND([.$A111]&lt;=[.H$1];[.$A110]&gt;[.$A111]);0;IF(EXACT([.$A111];[.H$1]+1);[.G110]+1;[.G110]))" office:value-type="float" office:value="6">
              <text:p>6</text:p>
            </table:table-cell>
            <table:table-cell table:style-name="ce8" table:formula="of:=['Code format'.$C$3]&amp;TEXT([.G111];['Code format'.$B$3])&amp;['Code format'.$D$3]" office:value-type="string" office:string-value="6">
              <text:p>6</text:p>
            </table:table-cell>
            <table:table-cell table:style-name="ce8" table:formula="of:=IF(EXACT([.F110];[.F111]);IF(EXACT([.G110];[.G111]);[.I110];CELL(&quot;Row&quot;;[.I111]));[.F111])" office:value-type="float" office:value="111">
              <text:p>111</text:p>
            </table:table-cell>
            <table:table-cell table:style-name="ce8" table:formula="of:=IF(AND([.$A111]&lt;=[.K$1];[.$A110]&gt;[.$A111]);0;IF(EXACT([.$A111];[.K$1]+1);[.J110]+1;[.J110]))" office:value-type="float" office:value="0">
              <text:p>0</text:p>
            </table:table-cell>
            <table:table-cell table:style-name="ce8" table:formula="of:=['Code format'.$C$4]&amp;TEXT([.J111];['Code format'.$B$4])&amp;['Code format'.$D$4]" office:value-type="string" office:string-value="0">
              <text:p>0</text:p>
            </table:table-cell>
            <table:table-cell table:style-name="ce8" table:formula="of:=IF(EXACT([.I110];[.I111]);IF(EXACT([.J110];[.J111]);[.L110];CELL(&quot;Row&quot;;[.L111]));[.I111])" office:value-type="float" office:value="111">
              <text:p>111</text:p>
            </table:table-cell>
            <table:table-cell table:style-name="ce8" table:formula="of:=IF(AND([.$A111]&lt;=[.N$1];[.$A110]&gt;[.$A111]);0;IF(EXACT([.$A111];[.N$1]+1);[.M110]+1;[.M110]))" office:value-type="float" office:value="0">
              <text:p>0</text:p>
            </table:table-cell>
            <table:table-cell table:style-name="ce8" table:formula="of:=['Code format'.$C$5]&amp;TEXT([.M111];['Code format'.$B$5])&amp;['Code format'.$D$5]" office:value-type="string" office:string-value="0">
              <text:p>0</text:p>
            </table:table-cell>
            <table:table-cell table:style-name="ce8" table:formula="of:=IF(EXACT([.L110];[.L111]);IF(EXACT([.M110];[.M111]);[.O110];CELL(&quot;Row&quot;;[.O111]));[.L111])" office:value-type="float" office:value="111">
              <text:p>111</text:p>
            </table:table-cell>
            <table:table-cell table:style-name="ce8" table:formula="of:=IF(AND([.$A111]&lt;=[.Q$1];[.$A110]&gt;[.$A111]);0;IF(EXACT([.$A111];[.Q$1]+1);[.P110]+1;[.P110]))" office:value-type="float" office:value="0">
              <text:p>0</text:p>
            </table:table-cell>
            <table:table-cell table:style-name="ce8" table:formula="of:=['Code format'.$C$6]&amp;TEXT([.P111];['Code format'.$B$6])&amp;['Code format'.$D$6]" office:value-type="string" office:string-value="0">
              <text:p>0</text:p>
            </table:table-cell>
            <table:table-cell table:style-name="ce8" table:formula="of:=IF(EXACT([.O110];[.O111]);IF(EXACT([.P110];[.P111]);[.R110];CELL(&quot;Row&quot;;[.R111]));[.O111])" office:value-type="float" office:value="111">
              <text:p>111</text:p>
            </table:table-cell>
            <table:table-cell table:style-name="ce8" table:formula="of:=IF(AND([.$A111]&lt;=[.T$1];[.$A110]&gt;[.$A111]);0;IF(EXACT([.$A111];[.T$1]+1);[.S110]+1;[.S110]))" office:value-type="float" office:value="0">
              <text:p>0</text:p>
            </table:table-cell>
            <table:table-cell table:style-name="ce8" table:formula="of:=['Code format'.$C$7]&amp;TEXT([.S111];['Code format'.$B$7])&amp;['Code format'.$D$7]" office:value-type="string" office:string-value="0">
              <text:p>0</text:p>
            </table:table-cell>
            <table:table-cell table:style-name="ce8" table:formula="of:=IF(EXACT([.R110];[.R111]);IF(EXACT([.S110];[.S111]);[.U110];CELL(&quot;Row&quot;;[.U111]));[.R111])" office:value-type="float" office:value="111">
              <text:p>111</text:p>
            </table:table-cell>
            <table:table-cell table:style-name="Nivel3" table:formula="of:=CONCATENATE([.E111];[.H111];[.K111];[.N111];[.Q111];[.T111])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360000">
              <text:p>360000</text:p>
            </table:table-cell>
            <table:table-cell table:style-name="ce9" office:value-type="string">
              <text:p>Ut-Ac</text:p>
            </table:table-cell>
            <table:table-cell table:style-name="ce9" office:value-type="string">
              <text:p>Utilidad o pérdida acumulada de periodos anteriores</text:p>
            </table:table-cell>
            <table:table-cell table:style-name="Nivel3" table:formula="of:=[.X111]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Utilidad o pérdida acumulada de periodos anteriores">
              <text:p>Utilidad o pérdida acumulada de periodos anteriores</text:p>
            </table:table-cell>
            <table:table-cell table:style-name="Datos" table:formula="of:=IF(EXACT([.A111];1);&quot;&quot;;IF(EXACT([.A111];2);INDIRECT(CONCATENATE(&quot;V&quot;;[.C111]));IF(EXACT([.A111];3);INDIRECT(CONCATENATE(&quot;V&quot;;[.F111]));IF(EXACT([.A111];4);INDIRECT(CONCATENATE(&quot;V&quot;;[.I111]));IF(EXACT([.A111];5);INDIRECT(CONCATENATE(&quot;V&quot;;[.L111]));IF(EXACT([.A111];6);INDIRECT(CONCATENATE(&quot;V&quot;;[.O111]));IF(EXACT([.A111];7);INDIRECT(CONCATENATE(&quot;V&quot;;[.R111])))))))))" office:value-type="string" office:string-value="300000">
              <text:p>3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11];7));NOT(EXACT([.AB111];&quot;view&quot;)));AND(EXACT([.A111];7);EXACT([.AB111];&quot;view&quot;))))" office:value-type="float" office:value="1">
              <text:p>1</text:p>
            </table:table-cell>
            <table:table-cell table:style-name="Datos" table:formula="of:=VLOOKUP([.AB111];['account.type'.$A$2:.$I$12];8)" office:value-type="string" office:string-value="view">
              <text:p>view</text:p>
            </table:table-cell>
            <table:table-cell table:style-name="Datos" table:formula="of:=VLOOKUP([.AB11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1];1);CHAR(9)&amp;CHAR(9)&amp;&quot;&lt;record id=&quot;&quot;account_account_template_&quot;&amp;SUBSTITUTE([.AG$1]&amp;[.$V111];&quot;-&quot;;&quot;_&quot;)&amp;&quot;&quot;&quot; model=&quot;&quot;account.account.template&quot;&quot;&gt;&quot;&amp;CHAR(13)&amp;CHAR(9)&amp;CHAR(9)&amp;CHAR(9)&amp;&quot;&lt;field name=&quot;&quot;code&quot;&quot;&gt;&quot;&amp;[.AG$1]&amp;[.$V111]&amp;&quot;&lt;/field&gt;&quot;&amp;CHAR(13)&amp;CHAR(9)&amp;CHAR(9)&amp;CHAR(9)&amp;&quot;&lt;field name=&quot;&quot;name&quot;&quot;&gt;&quot;&amp;[.AG$1]&amp;[.$Y111]&amp;&quot;&lt;/field&gt;&quot;&amp;CHAR(13)&amp;CHAR(9)&amp;CHAR(9)&amp;CHAR(9)&amp;&quot;&lt;field name=&quot;&quot;shortcut&quot;&quot;&gt;&quot;&amp;IF(EXACT([.$W111];&quot;&quot;);&quot;&quot;;[.AG$1]&amp;[.$W111])&amp;&quot;&lt;/field&gt;&quot;&amp;CHAR(13)&amp;CHAR(9)&amp;CHAR(9)&amp;CHAR(9)&amp;&quot;&lt;field name=&quot;&quot;parent_id&quot;&quot; ref=&quot;&quot;&quot;&amp;IF(EXACT([.$Z111];&quot;&quot;);&quot;&quot;;[.AG$1]&amp;[.$Z111])&amp;&quot;&quot;&quot;/&gt;&quot;&amp;CHAR(13)&amp;CHAR(9)&amp;CHAR(9)&amp;CHAR(9)&amp;&quot;&lt;field name=&quot;&quot;user_type&quot;&quot; ref=&quot;&quot;account_account_type_&quot;&amp;[.$AB111]&amp;&quot;&quot;&quot;/&gt;&quot;&amp;CHAR(13)&amp;CHAR(9)&amp;CHAR(9)&amp;CHAR(9)&amp;&quot;&lt;field name=&quot;&quot;currency_id&quot;&quot; ref=&quot;&quot;&quot;&amp;[.AA111]&amp;&quot;&quot;&quot;/&gt;&quot;&amp;CHAR(13)&amp;CHAR(9)&amp;CHAR(9)&amp;CHAR(9)&amp;&quot;&lt;field name=&quot;&quot;type&quot;&quot;&gt;&quot;&amp;[.$AD111]&amp;&quot;&lt;/field&gt;&quot;&amp;CHAR(13)&amp;CHAR(9)&amp;CHAR(9)&amp;CHAR(9)&amp;&quot;&lt;field name=&quot;&quot;reconcile&quot;&quot; eval=&quot;&quot;&quot;&amp;[.$AE111]&amp;&quot;&quot;&quot;/&gt;&quot;&amp;IF(EXACT([.$AF111];&quot;&quot;);&quot;&quot;;CHAR(13)&amp;CHAR(9)&amp;CHAR(9)&amp;CHAR(9)&amp;&quot;&lt;field name=&quot;&quot;tax_ids&quot;&quot;&gt;&quot;&amp;SUBSTITUTE([.$AF11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60000&quot; model=&quot;account.account.template&quot;&gt;&#13;&#9;&#9;&#9;&lt;field name=&quot;code&quot;&gt;0-360000&lt;/field&gt;&#13;&#9;&#9;&#9;&lt;field name=&quot;name&quot;&gt;0-Utilidad o pérdida acumulada de periodos anteriores&lt;/field&gt;&#13;&#9;&#9;&#9;&lt;field name=&quot;shortcut&quot;&gt;0-Ut-Ac&lt;/field&gt;&#13;&#9;&#9;&#9;&lt;field name=&quot;parent_id&quot; ref=&quot;0-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360000" model="account.account.template"&gt;<text:tab/><text:tab/><text:tab/>&lt;field name="code"&gt;0-360000&lt;/field&gt;<text:tab/><text:tab/><text:tab/>&lt;field name="name"&gt;0-Utilidad o pérdida acumulada de periodos anteriores&lt;/field&gt;<text:tab/><text:tab/><text:tab/>&lt;field name="shortcut"&gt;0-Ut-Ac&lt;/field&gt;<text:tab/><text:tab/><text:tab/>&lt;field name="parent_id" ref="0-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11];1);CHAR(9)&amp;CHAR(9)&amp;&quot;&lt;record id=&quot;&quot;account_account_template_&quot;&amp;SUBSTITUTE([.AH$1]&amp;[.$V111];&quot;-&quot;;&quot;_&quot;)&amp;&quot;&quot;&quot; model=&quot;&quot;account.account.template&quot;&quot;&gt;&quot;&amp;CHAR(13)&amp;CHAR(9)&amp;CHAR(9)&amp;CHAR(9)&amp;&quot;&lt;field name=&quot;&quot;code&quot;&quot;&gt;&quot;&amp;[.AH$1]&amp;[.$V111]&amp;&quot;&lt;/field&gt;&quot;&amp;CHAR(13)&amp;CHAR(9)&amp;CHAR(9)&amp;CHAR(9)&amp;&quot;&lt;field name=&quot;&quot;name&quot;&quot;&gt;&quot;&amp;[.AH$1]&amp;[.$Y111]&amp;&quot;&lt;/field&gt;&quot;&amp;CHAR(13)&amp;CHAR(9)&amp;CHAR(9)&amp;CHAR(9)&amp;&quot;&lt;field name=&quot;&quot;shortcut&quot;&quot;&gt;&quot;&amp;IF(EXACT([.$W111];&quot;&quot;);&quot;&quot;;[.AH$1]&amp;[.$W111])&amp;&quot;&lt;/field&gt;&quot;&amp;CHAR(13)&amp;CHAR(9)&amp;CHAR(9)&amp;CHAR(9)&amp;&quot;&lt;field name=&quot;&quot;parent_id&quot;&quot; ref=&quot;&quot;&quot;&amp;IF(EXACT([.$Z111];&quot;&quot;);&quot;&quot;;[.AH$1]&amp;[.$Z111])&amp;&quot;&quot;&quot;/&gt;&quot;&amp;CHAR(13)&amp;CHAR(9)&amp;CHAR(9)&amp;CHAR(9)&amp;&quot;&lt;field name=&quot;&quot;user_type&quot;&quot; ref=&quot;&quot;account_account_type_&quot;&amp;[.$AB111]&amp;&quot;&quot;&quot;/&gt;&quot;&amp;CHAR(13)&amp;CHAR(9)&amp;CHAR(9)&amp;CHAR(9)&amp;&quot;&lt;field name=&quot;&quot;currency_id&quot;&quot; ref=&quot;&quot;&quot;&amp;[.AB111]&amp;&quot;&quot;&quot;/&gt;&quot;&amp;CHAR(13)&amp;CHAR(9)&amp;CHAR(9)&amp;CHAR(9)&amp;&quot;&lt;field name=&quot;&quot;type&quot;&quot;&gt;&quot;&amp;[.$AD111]&amp;&quot;&lt;/field&gt;&quot;&amp;CHAR(13)&amp;CHAR(9)&amp;CHAR(9)&amp;CHAR(9)&amp;&quot;&lt;field name=&quot;&quot;reconcile&quot;&quot; eval=&quot;&quot;&quot;&amp;[.$AE111]&amp;&quot;&quot;&quot;/&gt;&quot;&amp;IF(EXACT([.$AF111];&quot;&quot;);&quot;&quot;;CHAR(13)&amp;CHAR(9)&amp;CHAR(9)&amp;CHAR(9)&amp;&quot;&lt;field name=&quot;&quot;tax_ids&quot;&quot;&gt;&quot;&amp;SUBSTITUTE([.$AF11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60000&quot; model=&quot;account.account.template&quot;&gt;&#13;&#9;&#9;&#9;&lt;field name=&quot;code&quot;&gt;1-360000&lt;/field&gt;&#13;&#9;&#9;&#9;&lt;field name=&quot;name&quot;&gt;1-Utilidad o pérdida acumulada de periodos anteriores&lt;/field&gt;&#13;&#9;&#9;&#9;&lt;field name=&quot;shortcut&quot;&gt;1-Ut-Ac&lt;/field&gt;&#13;&#9;&#9;&#9;&lt;field name=&quot;parent_id&quot; ref=&quot;1-3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360000" model="account.account.template"&gt;<text:tab/><text:tab/><text:tab/>&lt;field name="code"&gt;1-360000&lt;/field&gt;<text:tab/><text:tab/><text:tab/>&lt;field name="name"&gt;1-Utilidad o pérdida acumulada de periodos anteriores&lt;/field&gt;<text:tab/><text:tab/><text:tab/>&lt;field name="shortcut"&gt;1-Ut-Ac&lt;/field&gt;<text:tab/><text:tab/><text:tab/>&lt;field name="parent_id" ref="1-3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11]&gt;[.A112];[.A111]=[.A112]);[.A111]&lt;&gt;7))" office:value-type="float" office:value="1">
              <text:p>1</text:p>
            </table:table-cell>
            <table:table-cell table:style-name="ce8" table:formula="of:=IF(EXACT([.A112];1);CELL(&quot;Row&quot;;[.C112]);[.C111])" office:value-type="float" office:value="2">
              <text:p>2</text:p>
            </table:table-cell>
            <table:table-cell table:style-name="ce8" table:formula="of:=IF(EXACT([.$A112];1);0;IF(EXACT([.$A112];2);[.D111]+1;[.D111]))" office:value-type="float" office:value="3">
              <text:p>3</text:p>
            </table:table-cell>
            <table:table-cell table:style-name="ce8" table:formula="of:=['Code format'.$C$2]&amp;TEXT([.D112];['Code format'.$B$2])&amp;['Code format'.$D$2]" office:value-type="string" office:string-value="3">
              <text:p>3</text:p>
            </table:table-cell>
            <table:table-cell table:style-name="ce8" table:formula="of:=IF(EXACT([.C111];[.C112]);IF(EXACT([.D111];[.D112]);[.F111];CELL(&quot;Row&quot;;[.F112]));[.C112])" office:value-type="float" office:value="97">
              <text:p>97</text:p>
            </table:table-cell>
            <table:table-cell table:style-name="ce8" table:formula="of:=IF(AND([.$A112]&lt;=[.H$1];[.$A111]&gt;[.$A112]);0;IF(EXACT([.$A112];[.H$1]+1);[.G111]+1;[.G111]))" office:value-type="float" office:value="6">
              <text:p>6</text:p>
            </table:table-cell>
            <table:table-cell table:style-name="ce8" table:formula="of:=['Code format'.$C$3]&amp;TEXT([.G112];['Code format'.$B$3])&amp;['Code format'.$D$3]" office:value-type="string" office:string-value="6">
              <text:p>6</text:p>
            </table:table-cell>
            <table:table-cell table:style-name="ce8" table:formula="of:=IF(EXACT([.F111];[.F112]);IF(EXACT([.G111];[.G112]);[.I111];CELL(&quot;Row&quot;;[.I112]));[.F112])" office:value-type="float" office:value="111">
              <text:p>111</text:p>
            </table:table-cell>
            <table:table-cell table:style-name="ce8" table:formula="of:=IF(AND([.$A112]&lt;=[.K$1];[.$A111]&gt;[.$A112]);0;IF(EXACT([.$A112];[.K$1]+1);[.J111]+1;[.J111]))" office:value-type="float" office:value="0">
              <text:p>0</text:p>
            </table:table-cell>
            <table:table-cell table:style-name="ce8" table:formula="of:=['Code format'.$C$4]&amp;TEXT([.J112];['Code format'.$B$4])&amp;['Code format'.$D$4]" office:value-type="string" office:string-value="0">
              <text:p>0</text:p>
            </table:table-cell>
            <table:table-cell table:style-name="ce8" table:formula="of:=IF(EXACT([.I111];[.I112]);IF(EXACT([.J111];[.J112]);[.L111];CELL(&quot;Row&quot;;[.L112]));[.I112])" office:value-type="float" office:value="111">
              <text:p>111</text:p>
            </table:table-cell>
            <table:table-cell table:style-name="ce8" table:formula="of:=IF(AND([.$A112]&lt;=[.N$1];[.$A111]&gt;[.$A112]);0;IF(EXACT([.$A112];[.N$1]+1);[.M111]+1;[.M111]))" office:value-type="float" office:value="0">
              <text:p>0</text:p>
            </table:table-cell>
            <table:table-cell table:style-name="ce8" table:formula="of:=['Code format'.$C$5]&amp;TEXT([.M112];['Code format'.$B$5])&amp;['Code format'.$D$5]" office:value-type="string" office:string-value="0">
              <text:p>0</text:p>
            </table:table-cell>
            <table:table-cell table:style-name="ce8" table:formula="of:=IF(EXACT([.L111];[.L112]);IF(EXACT([.M111];[.M112]);[.O111];CELL(&quot;Row&quot;;[.O112]));[.L112])" office:value-type="float" office:value="111">
              <text:p>111</text:p>
            </table:table-cell>
            <table:table-cell table:style-name="ce8" table:formula="of:=IF(AND([.$A112]&lt;=[.Q$1];[.$A111]&gt;[.$A112]);0;IF(EXACT([.$A112];[.Q$1]+1);[.P111]+1;[.P111]))" office:value-type="float" office:value="0">
              <text:p>0</text:p>
            </table:table-cell>
            <table:table-cell table:style-name="ce8" table:formula="of:=['Code format'.$C$6]&amp;TEXT([.P112];['Code format'.$B$6])&amp;['Code format'.$D$6]" office:value-type="string" office:string-value="0">
              <text:p>0</text:p>
            </table:table-cell>
            <table:table-cell table:style-name="ce8" table:formula="of:=IF(EXACT([.O111];[.O112]);IF(EXACT([.P111];[.P112]);[.R111];CELL(&quot;Row&quot;;[.R112]));[.O112])" office:value-type="float" office:value="111">
              <text:p>111</text:p>
            </table:table-cell>
            <table:table-cell table:style-name="ce8" table:formula="of:=IF(AND([.$A112]&lt;=[.T$1];[.$A111]&gt;[.$A112]);0;IF(EXACT([.$A112];[.T$1]+1);[.S111]+1;[.S111]))" office:value-type="float" office:value="1">
              <text:p>1</text:p>
            </table:table-cell>
            <table:table-cell table:style-name="ce8" table:formula="of:=['Code format'.$C$7]&amp;TEXT([.S112];['Code format'.$B$7])&amp;['Code format'.$D$7]" office:value-type="string" office:string-value="1">
              <text:p>1</text:p>
            </table:table-cell>
            <table:table-cell table:style-name="ce8" table:formula="of:=IF(EXACT([.R111];[.R112]);IF(EXACT([.S111];[.S112]);[.U111];CELL(&quot;Row&quot;;[.U112]));[.R112])" office:value-type="float" office:value="112">
              <text:p>112</text:p>
            </table:table-cell>
            <table:table-cell table:style-name="Nivel7" table:formula="of:=CONCATENATE([.E112];[.H112];[.K112];[.N112];[.Q112];[.T112])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360001">
              <text:p>360001</text:p>
            </table:table-cell>
            <table:table-cell table:style-name="ce9"/>
            <table:table-cell table:style-name="ce9" office:value-type="string">
              <text:p>Periodo 1</text:p>
            </table:table-cell>
            <table:table-cell table:style-name="Nivel7" table:formula="of:=[.X112]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Periodo 1">
              <text:p>Periodo 1</text:p>
            </table:table-cell>
            <table:table-cell table:style-name="Datos" table:formula="of:=IF(EXACT([.A112];1);&quot;&quot;;IF(EXACT([.A112];2);INDIRECT(CONCATENATE(&quot;V&quot;;[.C112]));IF(EXACT([.A112];3);INDIRECT(CONCATENATE(&quot;V&quot;;[.F112]));IF(EXACT([.A112];4);INDIRECT(CONCATENATE(&quot;V&quot;;[.I112]));IF(EXACT([.A112];5);INDIRECT(CONCATENATE(&quot;V&quot;;[.L112]));IF(EXACT([.A112];6);INDIRECT(CONCATENATE(&quot;V&quot;;[.O112]));IF(EXACT([.A112];7);INDIRECT(CONCATENATE(&quot;V&quot;;[.R112])))))))))" office:value-type="string" office:string-value="360000">
              <text:p>36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12];7));NOT(EXACT([.AB112];&quot;view&quot;)));AND(EXACT([.A112];7);EXACT([.AB112];&quot;view&quot;))))" office:value-type="float" office:value="1">
              <text:p>1</text:p>
            </table:table-cell>
            <table:table-cell table:style-name="Datos" table:formula="of:=VLOOKUP([.AB112];['account.type'.$A$2:.$I$12];8)" office:value-type="string" office:string-value="other">
              <text:p>other</text:p>
            </table:table-cell>
            <table:table-cell table:style-name="Datos" table:formula="of:=VLOOKUP([.AB112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2];1);CHAR(9)&amp;CHAR(9)&amp;&quot;&lt;record id=&quot;&quot;account_account_template_&quot;&amp;SUBSTITUTE([.AG$1]&amp;[.$V112];&quot;-&quot;;&quot;_&quot;)&amp;&quot;&quot;&quot; model=&quot;&quot;account.account.template&quot;&quot;&gt;&quot;&amp;CHAR(13)&amp;CHAR(9)&amp;CHAR(9)&amp;CHAR(9)&amp;&quot;&lt;field name=&quot;&quot;code&quot;&quot;&gt;&quot;&amp;[.AG$1]&amp;[.$V112]&amp;&quot;&lt;/field&gt;&quot;&amp;CHAR(13)&amp;CHAR(9)&amp;CHAR(9)&amp;CHAR(9)&amp;&quot;&lt;field name=&quot;&quot;name&quot;&quot;&gt;&quot;&amp;[.AG$1]&amp;[.$Y112]&amp;&quot;&lt;/field&gt;&quot;&amp;CHAR(13)&amp;CHAR(9)&amp;CHAR(9)&amp;CHAR(9)&amp;&quot;&lt;field name=&quot;&quot;shortcut&quot;&quot;&gt;&quot;&amp;IF(EXACT([.$W112];&quot;&quot;);&quot;&quot;;[.AG$1]&amp;[.$W112])&amp;&quot;&lt;/field&gt;&quot;&amp;CHAR(13)&amp;CHAR(9)&amp;CHAR(9)&amp;CHAR(9)&amp;&quot;&lt;field name=&quot;&quot;parent_id&quot;&quot; ref=&quot;&quot;&quot;&amp;IF(EXACT([.$Z112];&quot;&quot;);&quot;&quot;;[.AG$1]&amp;[.$Z112])&amp;&quot;&quot;&quot;/&gt;&quot;&amp;CHAR(13)&amp;CHAR(9)&amp;CHAR(9)&amp;CHAR(9)&amp;&quot;&lt;field name=&quot;&quot;user_type&quot;&quot; ref=&quot;&quot;account_account_type_&quot;&amp;[.$AB112]&amp;&quot;&quot;&quot;/&gt;&quot;&amp;CHAR(13)&amp;CHAR(9)&amp;CHAR(9)&amp;CHAR(9)&amp;&quot;&lt;field name=&quot;&quot;currency_id&quot;&quot; ref=&quot;&quot;&quot;&amp;[.AA112]&amp;&quot;&quot;&quot;/&gt;&quot;&amp;CHAR(13)&amp;CHAR(9)&amp;CHAR(9)&amp;CHAR(9)&amp;&quot;&lt;field name=&quot;&quot;type&quot;&quot;&gt;&quot;&amp;[.$AD112]&amp;&quot;&lt;/field&gt;&quot;&amp;CHAR(13)&amp;CHAR(9)&amp;CHAR(9)&amp;CHAR(9)&amp;&quot;&lt;field name=&quot;&quot;reconcile&quot;&quot; eval=&quot;&quot;&quot;&amp;[.$AE112]&amp;&quot;&quot;&quot;/&gt;&quot;&amp;IF(EXACT([.$AF112];&quot;&quot;);&quot;&quot;;CHAR(13)&amp;CHAR(9)&amp;CHAR(9)&amp;CHAR(9)&amp;&quot;&lt;field name=&quot;&quot;tax_ids&quot;&quot;&gt;&quot;&amp;SUBSTITUTE([.$AF11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60001&quot; model=&quot;account.account.template&quot;&gt;&#13;&#9;&#9;&#9;&lt;field name=&quot;code&quot;&gt;0-360001&lt;/field&gt;&#13;&#9;&#9;&#9;&lt;field name=&quot;name&quot;&gt;0-Periodo 1&lt;/field&gt;&#13;&#9;&#9;&#9;&lt;field name=&quot;shortcut&quot;&gt;&lt;/field&gt;&#13;&#9;&#9;&#9;&lt;field name=&quot;parent_id&quot; ref=&quot;0-36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60001" model="account.account.template"&gt;<text:tab/><text:tab/><text:tab/>&lt;field name="code"&gt;0-360001&lt;/field&gt;<text:tab/><text:tab/><text:tab/>&lt;field name="name"&gt;0-Periodo 1&lt;/field&gt;<text:tab/><text:tab/><text:tab/>&lt;field name="shortcut"&gt;&lt;/field&gt;<text:tab/><text:tab/><text:tab/>&lt;field name="parent_id" ref="0-36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12];1);CHAR(9)&amp;CHAR(9)&amp;&quot;&lt;record id=&quot;&quot;account_account_template_&quot;&amp;SUBSTITUTE([.AH$1]&amp;[.$V112];&quot;-&quot;;&quot;_&quot;)&amp;&quot;&quot;&quot; model=&quot;&quot;account.account.template&quot;&quot;&gt;&quot;&amp;CHAR(13)&amp;CHAR(9)&amp;CHAR(9)&amp;CHAR(9)&amp;&quot;&lt;field name=&quot;&quot;code&quot;&quot;&gt;&quot;&amp;[.AH$1]&amp;[.$V112]&amp;&quot;&lt;/field&gt;&quot;&amp;CHAR(13)&amp;CHAR(9)&amp;CHAR(9)&amp;CHAR(9)&amp;&quot;&lt;field name=&quot;&quot;name&quot;&quot;&gt;&quot;&amp;[.AH$1]&amp;[.$Y112]&amp;&quot;&lt;/field&gt;&quot;&amp;CHAR(13)&amp;CHAR(9)&amp;CHAR(9)&amp;CHAR(9)&amp;&quot;&lt;field name=&quot;&quot;shortcut&quot;&quot;&gt;&quot;&amp;IF(EXACT([.$W112];&quot;&quot;);&quot;&quot;;[.AH$1]&amp;[.$W112])&amp;&quot;&lt;/field&gt;&quot;&amp;CHAR(13)&amp;CHAR(9)&amp;CHAR(9)&amp;CHAR(9)&amp;&quot;&lt;field name=&quot;&quot;parent_id&quot;&quot; ref=&quot;&quot;&quot;&amp;IF(EXACT([.$Z112];&quot;&quot;);&quot;&quot;;[.AH$1]&amp;[.$Z112])&amp;&quot;&quot;&quot;/&gt;&quot;&amp;CHAR(13)&amp;CHAR(9)&amp;CHAR(9)&amp;CHAR(9)&amp;&quot;&lt;field name=&quot;&quot;user_type&quot;&quot; ref=&quot;&quot;account_account_type_&quot;&amp;[.$AB112]&amp;&quot;&quot;&quot;/&gt;&quot;&amp;CHAR(13)&amp;CHAR(9)&amp;CHAR(9)&amp;CHAR(9)&amp;&quot;&lt;field name=&quot;&quot;currency_id&quot;&quot; ref=&quot;&quot;&quot;&amp;[.AB112]&amp;&quot;&quot;&quot;/&gt;&quot;&amp;CHAR(13)&amp;CHAR(9)&amp;CHAR(9)&amp;CHAR(9)&amp;&quot;&lt;field name=&quot;&quot;type&quot;&quot;&gt;&quot;&amp;[.$AD112]&amp;&quot;&lt;/field&gt;&quot;&amp;CHAR(13)&amp;CHAR(9)&amp;CHAR(9)&amp;CHAR(9)&amp;&quot;&lt;field name=&quot;&quot;reconcile&quot;&quot; eval=&quot;&quot;&quot;&amp;[.$AE112]&amp;&quot;&quot;&quot;/&gt;&quot;&amp;IF(EXACT([.$AF112];&quot;&quot;);&quot;&quot;;CHAR(13)&amp;CHAR(9)&amp;CHAR(9)&amp;CHAR(9)&amp;&quot;&lt;field name=&quot;&quot;tax_ids&quot;&quot;&gt;&quot;&amp;SUBSTITUTE([.$AF11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60001&quot; model=&quot;account.account.template&quot;&gt;&#13;&#9;&#9;&#9;&lt;field name=&quot;code&quot;&gt;1-360001&lt;/field&gt;&#13;&#9;&#9;&#9;&lt;field name=&quot;name&quot;&gt;1-Periodo 1&lt;/field&gt;&#13;&#9;&#9;&#9;&lt;field name=&quot;shortcut&quot;&gt;&lt;/field&gt;&#13;&#9;&#9;&#9;&lt;field name=&quot;parent_id&quot; ref=&quot;1-36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60001" model="account.account.template"&gt;<text:tab/><text:tab/><text:tab/>&lt;field name="code"&gt;1-360001&lt;/field&gt;<text:tab/><text:tab/><text:tab/>&lt;field name="name"&gt;1-Periodo 1&lt;/field&gt;<text:tab/><text:tab/><text:tab/>&lt;field name="shortcut"&gt;&lt;/field&gt;<text:tab/><text:tab/><text:tab/>&lt;field name="parent_id" ref="1-36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12]&gt;[.A113];[.A112]=[.A113]);[.A112]&lt;&gt;7))" office:value-type="float" office:value="1">
              <text:p>1</text:p>
            </table:table-cell>
            <table:table-cell table:style-name="ce8" table:formula="of:=IF(EXACT([.A113];1);CELL(&quot;Row&quot;;[.C113]);[.C112])" office:value-type="float" office:value="2">
              <text:p>2</text:p>
            </table:table-cell>
            <table:table-cell table:style-name="ce8" table:formula="of:=IF(EXACT([.$A113];1);0;IF(EXACT([.$A113];2);[.D112]+1;[.D112]))" office:value-type="float" office:value="3">
              <text:p>3</text:p>
            </table:table-cell>
            <table:table-cell table:style-name="ce8" table:formula="of:=['Code format'.$C$2]&amp;TEXT([.D113];['Code format'.$B$2])&amp;['Code format'.$D$2]" office:value-type="string" office:string-value="3">
              <text:p>3</text:p>
            </table:table-cell>
            <table:table-cell table:style-name="ce8" table:formula="of:=IF(EXACT([.C112];[.C113]);IF(EXACT([.D112];[.D113]);[.F112];CELL(&quot;Row&quot;;[.F113]));[.C113])" office:value-type="float" office:value="97">
              <text:p>97</text:p>
            </table:table-cell>
            <table:table-cell table:style-name="ce8" table:formula="of:=IF(AND([.$A113]&lt;=[.H$1];[.$A112]&gt;[.$A113]);0;IF(EXACT([.$A113];[.H$1]+1);[.G112]+1;[.G112]))" office:value-type="float" office:value="7">
              <text:p>7</text:p>
            </table:table-cell>
            <table:table-cell table:style-name="ce8" table:formula="of:=['Code format'.$C$3]&amp;TEXT([.G113];['Code format'.$B$3])&amp;['Code format'.$D$3]" office:value-type="string" office:string-value="7">
              <text:p>7</text:p>
            </table:table-cell>
            <table:table-cell table:style-name="ce8" table:formula="of:=IF(EXACT([.F112];[.F113]);IF(EXACT([.G112];[.G113]);[.I112];CELL(&quot;Row&quot;;[.I113]));[.F113])" office:value-type="float" office:value="113">
              <text:p>113</text:p>
            </table:table-cell>
            <table:table-cell table:style-name="ce8" table:formula="of:=IF(AND([.$A113]&lt;=[.K$1];[.$A112]&gt;[.$A113]);0;IF(EXACT([.$A113];[.K$1]+1);[.J112]+1;[.J112]))" office:value-type="float" office:value="0">
              <text:p>0</text:p>
            </table:table-cell>
            <table:table-cell table:style-name="ce8" table:formula="of:=['Code format'.$C$4]&amp;TEXT([.J113];['Code format'.$B$4])&amp;['Code format'.$D$4]" office:value-type="string" office:string-value="0">
              <text:p>0</text:p>
            </table:table-cell>
            <table:table-cell table:style-name="ce8" table:formula="of:=IF(EXACT([.I112];[.I113]);IF(EXACT([.J112];[.J113]);[.L112];CELL(&quot;Row&quot;;[.L113]));[.I113])" office:value-type="float" office:value="113">
              <text:p>113</text:p>
            </table:table-cell>
            <table:table-cell table:style-name="ce8" table:formula="of:=IF(AND([.$A113]&lt;=[.N$1];[.$A112]&gt;[.$A113]);0;IF(EXACT([.$A113];[.N$1]+1);[.M112]+1;[.M112]))" office:value-type="float" office:value="0">
              <text:p>0</text:p>
            </table:table-cell>
            <table:table-cell table:style-name="ce8" table:formula="of:=['Code format'.$C$5]&amp;TEXT([.M113];['Code format'.$B$5])&amp;['Code format'.$D$5]" office:value-type="string" office:string-value="0">
              <text:p>0</text:p>
            </table:table-cell>
            <table:table-cell table:style-name="ce8" table:formula="of:=IF(EXACT([.L112];[.L113]);IF(EXACT([.M112];[.M113]);[.O112];CELL(&quot;Row&quot;;[.O113]));[.L113])" office:value-type="float" office:value="113">
              <text:p>113</text:p>
            </table:table-cell>
            <table:table-cell table:style-name="ce8" table:formula="of:=IF(AND([.$A113]&lt;=[.Q$1];[.$A112]&gt;[.$A113]);0;IF(EXACT([.$A113];[.Q$1]+1);[.P112]+1;[.P112]))" office:value-type="float" office:value="0">
              <text:p>0</text:p>
            </table:table-cell>
            <table:table-cell table:style-name="ce8" table:formula="of:=['Code format'.$C$6]&amp;TEXT([.P113];['Code format'.$B$6])&amp;['Code format'.$D$6]" office:value-type="string" office:string-value="0">
              <text:p>0</text:p>
            </table:table-cell>
            <table:table-cell table:style-name="ce8" table:formula="of:=IF(EXACT([.O112];[.O113]);IF(EXACT([.P112];[.P113]);[.R112];CELL(&quot;Row&quot;;[.R113]));[.O113])" office:value-type="float" office:value="113">
              <text:p>113</text:p>
            </table:table-cell>
            <table:table-cell table:style-name="ce8" table:formula="of:=IF(AND([.$A113]&lt;=[.T$1];[.$A112]&gt;[.$A113]);0;IF(EXACT([.$A113];[.T$1]+1);[.S112]+1;[.S112]))" office:value-type="float" office:value="0">
              <text:p>0</text:p>
            </table:table-cell>
            <table:table-cell table:style-name="ce8" table:formula="of:=['Code format'.$C$7]&amp;TEXT([.S113];['Code format'.$B$7])&amp;['Code format'.$D$7]" office:value-type="string" office:string-value="0">
              <text:p>0</text:p>
            </table:table-cell>
            <table:table-cell table:style-name="ce8" table:formula="of:=IF(EXACT([.R112];[.R113]);IF(EXACT([.S112];[.S113]);[.U112];CELL(&quot;Row&quot;;[.U113]));[.R113])" office:value-type="float" office:value="113">
              <text:p>113</text:p>
            </table:table-cell>
            <table:table-cell table:style-name="Nivel3" table:formula="of:=CONCATENATE([.E113];[.H113];[.K113];[.N113];[.Q113];[.T113])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370000">
              <text:p>370000</text:p>
            </table:table-cell>
            <table:table-cell table:style-name="ce9" office:value-type="string">
              <text:p>Ut-Per</text:p>
            </table:table-cell>
            <table:table-cell table:style-name="ce9" office:value-type="string">
              <text:p>Utilidad o pérdida del período actual</text:p>
            </table:table-cell>
            <table:table-cell table:style-name="Nivel3" table:formula="of:=[.X113]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Datos" table:formula="of:=IF(EXACT([.A113];1);&quot;&quot;;IF(EXACT([.A113];2);INDIRECT(CONCATENATE(&quot;V&quot;;[.C113]));IF(EXACT([.A113];3);INDIRECT(CONCATENATE(&quot;V&quot;;[.F113]));IF(EXACT([.A113];4);INDIRECT(CONCATENATE(&quot;V&quot;;[.I113]));IF(EXACT([.A113];5);INDIRECT(CONCATENATE(&quot;V&quot;;[.L113]));IF(EXACT([.A113];6);INDIRECT(CONCATENATE(&quot;V&quot;;[.O113]));IF(EXACT([.A113];7);INDIRECT(CONCATENATE(&quot;V&quot;;[.R113])))))))))" office:value-type="string" office:string-value="300000">
              <text:p>3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13];7));NOT(EXACT([.AB113];&quot;view&quot;)));AND(EXACT([.A113];7);EXACT([.AB113];&quot;view&quot;))))" office:value-type="float" office:value="1">
              <text:p>1</text:p>
            </table:table-cell>
            <table:table-cell table:style-name="Datos" table:formula="of:=VLOOKUP([.AB113];['account.type'.$A$2:.$I$12];8)" office:value-type="string" office:string-value="view">
              <text:p>view</text:p>
            </table:table-cell>
            <table:table-cell table:style-name="Datos" table:formula="of:=VLOOKUP([.AB11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3];1);CHAR(9)&amp;CHAR(9)&amp;&quot;&lt;record id=&quot;&quot;account_account_template_&quot;&amp;SUBSTITUTE([.AG$1]&amp;[.$V113];&quot;-&quot;;&quot;_&quot;)&amp;&quot;&quot;&quot; model=&quot;&quot;account.account.template&quot;&quot;&gt;&quot;&amp;CHAR(13)&amp;CHAR(9)&amp;CHAR(9)&amp;CHAR(9)&amp;&quot;&lt;field name=&quot;&quot;code&quot;&quot;&gt;&quot;&amp;[.AG$1]&amp;[.$V113]&amp;&quot;&lt;/field&gt;&quot;&amp;CHAR(13)&amp;CHAR(9)&amp;CHAR(9)&amp;CHAR(9)&amp;&quot;&lt;field name=&quot;&quot;name&quot;&quot;&gt;&quot;&amp;[.AG$1]&amp;[.$Y113]&amp;&quot;&lt;/field&gt;&quot;&amp;CHAR(13)&amp;CHAR(9)&amp;CHAR(9)&amp;CHAR(9)&amp;&quot;&lt;field name=&quot;&quot;shortcut&quot;&quot;&gt;&quot;&amp;IF(EXACT([.$W113];&quot;&quot;);&quot;&quot;;[.AG$1]&amp;[.$W113])&amp;&quot;&lt;/field&gt;&quot;&amp;CHAR(13)&amp;CHAR(9)&amp;CHAR(9)&amp;CHAR(9)&amp;&quot;&lt;field name=&quot;&quot;parent_id&quot;&quot; ref=&quot;&quot;&quot;&amp;IF(EXACT([.$Z113];&quot;&quot;);&quot;&quot;;[.AG$1]&amp;[.$Z113])&amp;&quot;&quot;&quot;/&gt;&quot;&amp;CHAR(13)&amp;CHAR(9)&amp;CHAR(9)&amp;CHAR(9)&amp;&quot;&lt;field name=&quot;&quot;user_type&quot;&quot; ref=&quot;&quot;account_account_type_&quot;&amp;[.$AB113]&amp;&quot;&quot;&quot;/&gt;&quot;&amp;CHAR(13)&amp;CHAR(9)&amp;CHAR(9)&amp;CHAR(9)&amp;&quot;&lt;field name=&quot;&quot;currency_id&quot;&quot; ref=&quot;&quot;&quot;&amp;[.AA113]&amp;&quot;&quot;&quot;/&gt;&quot;&amp;CHAR(13)&amp;CHAR(9)&amp;CHAR(9)&amp;CHAR(9)&amp;&quot;&lt;field name=&quot;&quot;type&quot;&quot;&gt;&quot;&amp;[.$AD113]&amp;&quot;&lt;/field&gt;&quot;&amp;CHAR(13)&amp;CHAR(9)&amp;CHAR(9)&amp;CHAR(9)&amp;&quot;&lt;field name=&quot;&quot;reconcile&quot;&quot; eval=&quot;&quot;&quot;&amp;[.$AE113]&amp;&quot;&quot;&quot;/&gt;&quot;&amp;IF(EXACT([.$AF113];&quot;&quot;);&quot;&quot;;CHAR(13)&amp;CHAR(9)&amp;CHAR(9)&amp;CHAR(9)&amp;&quot;&lt;field name=&quot;&quot;tax_ids&quot;&quot;&gt;&quot;&amp;SUBSTITUTE([.$AF11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70000&quot; model=&quot;account.account.template&quot;&gt;&#13;&#9;&#9;&#9;&lt;field name=&quot;code&quot;&gt;0-370000&lt;/field&gt;&#13;&#9;&#9;&#9;&lt;field name=&quot;name&quot;&gt;0-Utilidad o pérdida del período actual&lt;/field&gt;&#13;&#9;&#9;&#9;&lt;field name=&quot;shortcut&quot;&gt;0-Ut-Per&lt;/field&gt;&#13;&#9;&#9;&#9;&lt;field name=&quot;parent_id&quot; ref=&quot;0-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370000" model="account.account.template"&gt;<text:tab/><text:tab/><text:tab/>&lt;field name="code"&gt;0-370000&lt;/field&gt;<text:tab/><text:tab/><text:tab/>&lt;field name="name"&gt;0-Utilidad o pérdida del período actual&lt;/field&gt;<text:tab/><text:tab/><text:tab/>&lt;field name="shortcut"&gt;0-Ut-Per&lt;/field&gt;<text:tab/><text:tab/><text:tab/>&lt;field name="parent_id" ref="0-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13];1);CHAR(9)&amp;CHAR(9)&amp;&quot;&lt;record id=&quot;&quot;account_account_template_&quot;&amp;SUBSTITUTE([.AH$1]&amp;[.$V113];&quot;-&quot;;&quot;_&quot;)&amp;&quot;&quot;&quot; model=&quot;&quot;account.account.template&quot;&quot;&gt;&quot;&amp;CHAR(13)&amp;CHAR(9)&amp;CHAR(9)&amp;CHAR(9)&amp;&quot;&lt;field name=&quot;&quot;code&quot;&quot;&gt;&quot;&amp;[.AH$1]&amp;[.$V113]&amp;&quot;&lt;/field&gt;&quot;&amp;CHAR(13)&amp;CHAR(9)&amp;CHAR(9)&amp;CHAR(9)&amp;&quot;&lt;field name=&quot;&quot;name&quot;&quot;&gt;&quot;&amp;[.AH$1]&amp;[.$Y113]&amp;&quot;&lt;/field&gt;&quot;&amp;CHAR(13)&amp;CHAR(9)&amp;CHAR(9)&amp;CHAR(9)&amp;&quot;&lt;field name=&quot;&quot;shortcut&quot;&quot;&gt;&quot;&amp;IF(EXACT([.$W113];&quot;&quot;);&quot;&quot;;[.AH$1]&amp;[.$W113])&amp;&quot;&lt;/field&gt;&quot;&amp;CHAR(13)&amp;CHAR(9)&amp;CHAR(9)&amp;CHAR(9)&amp;&quot;&lt;field name=&quot;&quot;parent_id&quot;&quot; ref=&quot;&quot;&quot;&amp;IF(EXACT([.$Z113];&quot;&quot;);&quot;&quot;;[.AH$1]&amp;[.$Z113])&amp;&quot;&quot;&quot;/&gt;&quot;&amp;CHAR(13)&amp;CHAR(9)&amp;CHAR(9)&amp;CHAR(9)&amp;&quot;&lt;field name=&quot;&quot;user_type&quot;&quot; ref=&quot;&quot;account_account_type_&quot;&amp;[.$AB113]&amp;&quot;&quot;&quot;/&gt;&quot;&amp;CHAR(13)&amp;CHAR(9)&amp;CHAR(9)&amp;CHAR(9)&amp;&quot;&lt;field name=&quot;&quot;currency_id&quot;&quot; ref=&quot;&quot;&quot;&amp;[.AB113]&amp;&quot;&quot;&quot;/&gt;&quot;&amp;CHAR(13)&amp;CHAR(9)&amp;CHAR(9)&amp;CHAR(9)&amp;&quot;&lt;field name=&quot;&quot;type&quot;&quot;&gt;&quot;&amp;[.$AD113]&amp;&quot;&lt;/field&gt;&quot;&amp;CHAR(13)&amp;CHAR(9)&amp;CHAR(9)&amp;CHAR(9)&amp;&quot;&lt;field name=&quot;&quot;reconcile&quot;&quot; eval=&quot;&quot;&quot;&amp;[.$AE113]&amp;&quot;&quot;&quot;/&gt;&quot;&amp;IF(EXACT([.$AF113];&quot;&quot;);&quot;&quot;;CHAR(13)&amp;CHAR(9)&amp;CHAR(9)&amp;CHAR(9)&amp;&quot;&lt;field name=&quot;&quot;tax_ids&quot;&quot;&gt;&quot;&amp;SUBSTITUTE([.$AF11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70000&quot; model=&quot;account.account.template&quot;&gt;&#13;&#9;&#9;&#9;&lt;field name=&quot;code&quot;&gt;1-370000&lt;/field&gt;&#13;&#9;&#9;&#9;&lt;field name=&quot;name&quot;&gt;1-Utilidad o pérdida del período actual&lt;/field&gt;&#13;&#9;&#9;&#9;&lt;field name=&quot;shortcut&quot;&gt;1-Ut-Per&lt;/field&gt;&#13;&#9;&#9;&#9;&lt;field name=&quot;parent_id&quot; ref=&quot;1-3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370000" model="account.account.template"&gt;<text:tab/><text:tab/><text:tab/>&lt;field name="code"&gt;1-370000&lt;/field&gt;<text:tab/><text:tab/><text:tab/>&lt;field name="name"&gt;1-Utilidad o pérdida del período actual&lt;/field&gt;<text:tab/><text:tab/><text:tab/>&lt;field name="shortcut"&gt;1-Ut-Per&lt;/field&gt;<text:tab/><text:tab/><text:tab/>&lt;field name="parent_id" ref="1-3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13]&gt;[.A114];[.A113]=[.A114]);[.A113]&lt;&gt;7))" office:value-type="float" office:value="1">
              <text:p>1</text:p>
            </table:table-cell>
            <table:table-cell table:style-name="ce8" table:formula="of:=IF(EXACT([.A114];1);CELL(&quot;Row&quot;;[.C114]);[.C113])" office:value-type="float" office:value="2">
              <text:p>2</text:p>
            </table:table-cell>
            <table:table-cell table:style-name="ce8" table:formula="of:=IF(EXACT([.$A114];1);0;IF(EXACT([.$A114];2);[.D113]+1;[.D113]))" office:value-type="float" office:value="3">
              <text:p>3</text:p>
            </table:table-cell>
            <table:table-cell table:style-name="ce8" table:formula="of:=['Code format'.$C$2]&amp;TEXT([.D114];['Code format'.$B$2])&amp;['Code format'.$D$2]" office:value-type="string" office:string-value="3">
              <text:p>3</text:p>
            </table:table-cell>
            <table:table-cell table:style-name="ce8" table:formula="of:=IF(EXACT([.C113];[.C114]);IF(EXACT([.D113];[.D114]);[.F113];CELL(&quot;Row&quot;;[.F114]));[.C114])" office:value-type="float" office:value="97">
              <text:p>97</text:p>
            </table:table-cell>
            <table:table-cell table:style-name="ce8" table:formula="of:=IF(AND([.$A114]&lt;=[.H$1];[.$A113]&gt;[.$A114]);0;IF(EXACT([.$A114];[.H$1]+1);[.G113]+1;[.G113]))" office:value-type="float" office:value="7">
              <text:p>7</text:p>
            </table:table-cell>
            <table:table-cell table:style-name="ce8" table:formula="of:=['Code format'.$C$3]&amp;TEXT([.G114];['Code format'.$B$3])&amp;['Code format'.$D$3]" office:value-type="string" office:string-value="7">
              <text:p>7</text:p>
            </table:table-cell>
            <table:table-cell table:style-name="ce8" table:formula="of:=IF(EXACT([.F113];[.F114]);IF(EXACT([.G113];[.G114]);[.I113];CELL(&quot;Row&quot;;[.I114]));[.F114])" office:value-type="float" office:value="113">
              <text:p>113</text:p>
            </table:table-cell>
            <table:table-cell table:style-name="ce8" table:formula="of:=IF(AND([.$A114]&lt;=[.K$1];[.$A113]&gt;[.$A114]);0;IF(EXACT([.$A114];[.K$1]+1);[.J113]+1;[.J113]))" office:value-type="float" office:value="0">
              <text:p>0</text:p>
            </table:table-cell>
            <table:table-cell table:style-name="ce8" table:formula="of:=['Code format'.$C$4]&amp;TEXT([.J114];['Code format'.$B$4])&amp;['Code format'.$D$4]" office:value-type="string" office:string-value="0">
              <text:p>0</text:p>
            </table:table-cell>
            <table:table-cell table:style-name="ce8" table:formula="of:=IF(EXACT([.I113];[.I114]);IF(EXACT([.J113];[.J114]);[.L113];CELL(&quot;Row&quot;;[.L114]));[.I114])" office:value-type="float" office:value="113">
              <text:p>113</text:p>
            </table:table-cell>
            <table:table-cell table:style-name="ce8" table:formula="of:=IF(AND([.$A114]&lt;=[.N$1];[.$A113]&gt;[.$A114]);0;IF(EXACT([.$A114];[.N$1]+1);[.M113]+1;[.M113]))" office:value-type="float" office:value="0">
              <text:p>0</text:p>
            </table:table-cell>
            <table:table-cell table:style-name="ce8" table:formula="of:=['Code format'.$C$5]&amp;TEXT([.M114];['Code format'.$B$5])&amp;['Code format'.$D$5]" office:value-type="string" office:string-value="0">
              <text:p>0</text:p>
            </table:table-cell>
            <table:table-cell table:style-name="ce8" table:formula="of:=IF(EXACT([.L113];[.L114]);IF(EXACT([.M113];[.M114]);[.O113];CELL(&quot;Row&quot;;[.O114]));[.L114])" office:value-type="float" office:value="113">
              <text:p>113</text:p>
            </table:table-cell>
            <table:table-cell table:style-name="ce8" table:formula="of:=IF(AND([.$A114]&lt;=[.Q$1];[.$A113]&gt;[.$A114]);0;IF(EXACT([.$A114];[.Q$1]+1);[.P113]+1;[.P113]))" office:value-type="float" office:value="0">
              <text:p>0</text:p>
            </table:table-cell>
            <table:table-cell table:style-name="ce8" table:formula="of:=['Code format'.$C$6]&amp;TEXT([.P114];['Code format'.$B$6])&amp;['Code format'.$D$6]" office:value-type="string" office:string-value="0">
              <text:p>0</text:p>
            </table:table-cell>
            <table:table-cell table:style-name="ce8" table:formula="of:=IF(EXACT([.O113];[.O114]);IF(EXACT([.P113];[.P114]);[.R113];CELL(&quot;Row&quot;;[.R114]));[.O114])" office:value-type="float" office:value="113">
              <text:p>113</text:p>
            </table:table-cell>
            <table:table-cell table:style-name="ce8" table:formula="of:=IF(AND([.$A114]&lt;=[.T$1];[.$A113]&gt;[.$A114]);0;IF(EXACT([.$A114];[.T$1]+1);[.S113]+1;[.S113]))" office:value-type="float" office:value="1">
              <text:p>1</text:p>
            </table:table-cell>
            <table:table-cell table:style-name="ce8" table:formula="of:=['Code format'.$C$7]&amp;TEXT([.S114];['Code format'.$B$7])&amp;['Code format'.$D$7]" office:value-type="string" office:string-value="1">
              <text:p>1</text:p>
            </table:table-cell>
            <table:table-cell table:style-name="ce8" table:formula="of:=IF(EXACT([.R113];[.R114]);IF(EXACT([.S113];[.S114]);[.U113];CELL(&quot;Row&quot;;[.U114]));[.R114])" office:value-type="float" office:value="114">
              <text:p>114</text:p>
            </table:table-cell>
            <table:table-cell table:style-name="Nivel7" table:formula="of:=CONCATENATE([.E114];[.H114];[.K114];[.N114];[.Q114];[.T114])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370001">
              <text:p>370001</text:p>
            </table:table-cell>
            <table:table-cell table:style-name="ce9" office:value-type="string">
              <text:p>Ut-Per</text:p>
            </table:table-cell>
            <table:table-cell table:style-name="ce9" office:value-type="string">
              <text:p>Utilidad o pérdida del período actual</text:p>
            </table:table-cell>
            <table:table-cell table:style-name="Nivel7" table:formula="of:=[.X114]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Datos" table:formula="of:=IF(EXACT([.A114];1);&quot;&quot;;IF(EXACT([.A114];2);INDIRECT(CONCATENATE(&quot;V&quot;;[.C114]));IF(EXACT([.A114];3);INDIRECT(CONCATENATE(&quot;V&quot;;[.F114]));IF(EXACT([.A114];4);INDIRECT(CONCATENATE(&quot;V&quot;;[.I114]));IF(EXACT([.A114];5);INDIRECT(CONCATENATE(&quot;V&quot;;[.L114]));IF(EXACT([.A114];6);INDIRECT(CONCATENATE(&quot;V&quot;;[.O114]));IF(EXACT([.A114];7);INDIRECT(CONCATENATE(&quot;V&quot;;[.R114])))))))))" office:value-type="string" office:string-value="370000">
              <text:p>37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14];7));NOT(EXACT([.AB114];&quot;view&quot;)));AND(EXACT([.A114];7);EXACT([.AB114];&quot;view&quot;))))" office:value-type="float" office:value="1">
              <text:p>1</text:p>
            </table:table-cell>
            <table:table-cell table:style-name="Datos" table:formula="of:=VLOOKUP([.AB114];['account.type'.$A$2:.$I$12];8)" office:value-type="string" office:string-value="other">
              <text:p>other</text:p>
            </table:table-cell>
            <table:table-cell table:style-name="Datos" table:formula="of:=VLOOKUP([.AB114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4];1);CHAR(9)&amp;CHAR(9)&amp;&quot;&lt;record id=&quot;&quot;account_account_template_&quot;&amp;SUBSTITUTE([.AG$1]&amp;[.$V114];&quot;-&quot;;&quot;_&quot;)&amp;&quot;&quot;&quot; model=&quot;&quot;account.account.template&quot;&quot;&gt;&quot;&amp;CHAR(13)&amp;CHAR(9)&amp;CHAR(9)&amp;CHAR(9)&amp;&quot;&lt;field name=&quot;&quot;code&quot;&quot;&gt;&quot;&amp;[.AG$1]&amp;[.$V114]&amp;&quot;&lt;/field&gt;&quot;&amp;CHAR(13)&amp;CHAR(9)&amp;CHAR(9)&amp;CHAR(9)&amp;&quot;&lt;field name=&quot;&quot;name&quot;&quot;&gt;&quot;&amp;[.AG$1]&amp;[.$Y114]&amp;&quot;&lt;/field&gt;&quot;&amp;CHAR(13)&amp;CHAR(9)&amp;CHAR(9)&amp;CHAR(9)&amp;&quot;&lt;field name=&quot;&quot;shortcut&quot;&quot;&gt;&quot;&amp;IF(EXACT([.$W114];&quot;&quot;);&quot;&quot;;[.AG$1]&amp;[.$W114])&amp;&quot;&lt;/field&gt;&quot;&amp;CHAR(13)&amp;CHAR(9)&amp;CHAR(9)&amp;CHAR(9)&amp;&quot;&lt;field name=&quot;&quot;parent_id&quot;&quot; ref=&quot;&quot;&quot;&amp;IF(EXACT([.$Z114];&quot;&quot;);&quot;&quot;;[.AG$1]&amp;[.$Z114])&amp;&quot;&quot;&quot;/&gt;&quot;&amp;CHAR(13)&amp;CHAR(9)&amp;CHAR(9)&amp;CHAR(9)&amp;&quot;&lt;field name=&quot;&quot;user_type&quot;&quot; ref=&quot;&quot;account_account_type_&quot;&amp;[.$AB114]&amp;&quot;&quot;&quot;/&gt;&quot;&amp;CHAR(13)&amp;CHAR(9)&amp;CHAR(9)&amp;CHAR(9)&amp;&quot;&lt;field name=&quot;&quot;currency_id&quot;&quot; ref=&quot;&quot;&quot;&amp;[.AA114]&amp;&quot;&quot;&quot;/&gt;&quot;&amp;CHAR(13)&amp;CHAR(9)&amp;CHAR(9)&amp;CHAR(9)&amp;&quot;&lt;field name=&quot;&quot;type&quot;&quot;&gt;&quot;&amp;[.$AD114]&amp;&quot;&lt;/field&gt;&quot;&amp;CHAR(13)&amp;CHAR(9)&amp;CHAR(9)&amp;CHAR(9)&amp;&quot;&lt;field name=&quot;&quot;reconcile&quot;&quot; eval=&quot;&quot;&quot;&amp;[.$AE114]&amp;&quot;&quot;&quot;/&gt;&quot;&amp;IF(EXACT([.$AF114];&quot;&quot;);&quot;&quot;;CHAR(13)&amp;CHAR(9)&amp;CHAR(9)&amp;CHAR(9)&amp;&quot;&lt;field name=&quot;&quot;tax_ids&quot;&quot;&gt;&quot;&amp;SUBSTITUTE([.$AF11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70001&quot; model=&quot;account.account.template&quot;&gt;&#13;&#9;&#9;&#9;&lt;field name=&quot;code&quot;&gt;0-370001&lt;/field&gt;&#13;&#9;&#9;&#9;&lt;field name=&quot;name&quot;&gt;0-Utilidad o pérdida del período actual&lt;/field&gt;&#13;&#9;&#9;&#9;&lt;field name=&quot;shortcut&quot;&gt;0-Ut-Per&lt;/field&gt;&#13;&#9;&#9;&#9;&lt;field name=&quot;parent_id&quot; ref=&quot;0-37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70001" model="account.account.template"&gt;<text:tab/><text:tab/><text:tab/>&lt;field name="code"&gt;0-370001&lt;/field&gt;<text:tab/><text:tab/><text:tab/>&lt;field name="name"&gt;0-Utilidad o pérdida del período actual&lt;/field&gt;<text:tab/><text:tab/><text:tab/>&lt;field name="shortcut"&gt;0-Ut-Per&lt;/field&gt;<text:tab/><text:tab/><text:tab/>&lt;field name="parent_id" ref="0-37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14];1);CHAR(9)&amp;CHAR(9)&amp;&quot;&lt;record id=&quot;&quot;account_account_template_&quot;&amp;SUBSTITUTE([.AH$1]&amp;[.$V114];&quot;-&quot;;&quot;_&quot;)&amp;&quot;&quot;&quot; model=&quot;&quot;account.account.template&quot;&quot;&gt;&quot;&amp;CHAR(13)&amp;CHAR(9)&amp;CHAR(9)&amp;CHAR(9)&amp;&quot;&lt;field name=&quot;&quot;code&quot;&quot;&gt;&quot;&amp;[.AH$1]&amp;[.$V114]&amp;&quot;&lt;/field&gt;&quot;&amp;CHAR(13)&amp;CHAR(9)&amp;CHAR(9)&amp;CHAR(9)&amp;&quot;&lt;field name=&quot;&quot;name&quot;&quot;&gt;&quot;&amp;[.AH$1]&amp;[.$Y114]&amp;&quot;&lt;/field&gt;&quot;&amp;CHAR(13)&amp;CHAR(9)&amp;CHAR(9)&amp;CHAR(9)&amp;&quot;&lt;field name=&quot;&quot;shortcut&quot;&quot;&gt;&quot;&amp;IF(EXACT([.$W114];&quot;&quot;);&quot;&quot;;[.AH$1]&amp;[.$W114])&amp;&quot;&lt;/field&gt;&quot;&amp;CHAR(13)&amp;CHAR(9)&amp;CHAR(9)&amp;CHAR(9)&amp;&quot;&lt;field name=&quot;&quot;parent_id&quot;&quot; ref=&quot;&quot;&quot;&amp;IF(EXACT([.$Z114];&quot;&quot;);&quot;&quot;;[.AH$1]&amp;[.$Z114])&amp;&quot;&quot;&quot;/&gt;&quot;&amp;CHAR(13)&amp;CHAR(9)&amp;CHAR(9)&amp;CHAR(9)&amp;&quot;&lt;field name=&quot;&quot;user_type&quot;&quot; ref=&quot;&quot;account_account_type_&quot;&amp;[.$AB114]&amp;&quot;&quot;&quot;/&gt;&quot;&amp;CHAR(13)&amp;CHAR(9)&amp;CHAR(9)&amp;CHAR(9)&amp;&quot;&lt;field name=&quot;&quot;currency_id&quot;&quot; ref=&quot;&quot;&quot;&amp;[.AB114]&amp;&quot;&quot;&quot;/&gt;&quot;&amp;CHAR(13)&amp;CHAR(9)&amp;CHAR(9)&amp;CHAR(9)&amp;&quot;&lt;field name=&quot;&quot;type&quot;&quot;&gt;&quot;&amp;[.$AD114]&amp;&quot;&lt;/field&gt;&quot;&amp;CHAR(13)&amp;CHAR(9)&amp;CHAR(9)&amp;CHAR(9)&amp;&quot;&lt;field name=&quot;&quot;reconcile&quot;&quot; eval=&quot;&quot;&quot;&amp;[.$AE114]&amp;&quot;&quot;&quot;/&gt;&quot;&amp;IF(EXACT([.$AF114];&quot;&quot;);&quot;&quot;;CHAR(13)&amp;CHAR(9)&amp;CHAR(9)&amp;CHAR(9)&amp;&quot;&lt;field name=&quot;&quot;tax_ids&quot;&quot;&gt;&quot;&amp;SUBSTITUTE([.$AF11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70001&quot; model=&quot;account.account.template&quot;&gt;&#13;&#9;&#9;&#9;&lt;field name=&quot;code&quot;&gt;1-370001&lt;/field&gt;&#13;&#9;&#9;&#9;&lt;field name=&quot;name&quot;&gt;1-Utilidad o pérdida del período actual&lt;/field&gt;&#13;&#9;&#9;&#9;&lt;field name=&quot;shortcut&quot;&gt;1-Ut-Per&lt;/field&gt;&#13;&#9;&#9;&#9;&lt;field name=&quot;parent_id&quot; ref=&quot;1-37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70001" model="account.account.template"&gt;<text:tab/><text:tab/><text:tab/>&lt;field name="code"&gt;1-370001&lt;/field&gt;<text:tab/><text:tab/><text:tab/>&lt;field name="name"&gt;1-Utilidad o pérdida del período actual&lt;/field&gt;<text:tab/><text:tab/><text:tab/>&lt;field name="shortcut"&gt;1-Ut-Per&lt;/field&gt;<text:tab/><text:tab/><text:tab/>&lt;field name="parent_id" ref="1-37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14]&gt;[.A115];[.A114]=[.A115]);[.A114]&lt;&gt;7))" office:value-type="float" office:value="1">
              <text:p>1</text:p>
            </table:table-cell>
            <table:table-cell table:style-name="ce8" table:formula="of:=IF(EXACT([.A115];1);CELL(&quot;Row&quot;;[.C115]);[.C114])" office:value-type="float" office:value="2">
              <text:p>2</text:p>
            </table:table-cell>
            <table:table-cell table:style-name="ce8" table:formula="of:=IF(EXACT([.$A115];1);0;IF(EXACT([.$A115];2);[.D114]+1;[.D114]))" office:value-type="float" office:value="3">
              <text:p>3</text:p>
            </table:table-cell>
            <table:table-cell table:style-name="ce8" table:formula="of:=['Code format'.$C$2]&amp;TEXT([.D115];['Code format'.$B$2])&amp;['Code format'.$D$2]" office:value-type="string" office:string-value="3">
              <text:p>3</text:p>
            </table:table-cell>
            <table:table-cell table:style-name="ce8" table:formula="of:=IF(EXACT([.C114];[.C115]);IF(EXACT([.D114];[.D115]);[.F114];CELL(&quot;Row&quot;;[.F115]));[.C115])" office:value-type="float" office:value="97">
              <text:p>97</text:p>
            </table:table-cell>
            <table:table-cell table:style-name="ce8" table:formula="of:=IF(AND([.$A115]&lt;=[.H$1];[.$A114]&gt;[.$A115]);0;IF(EXACT([.$A115];[.H$1]+1);[.G114]+1;[.G114]))" office:value-type="float" office:value="8">
              <text:p>8</text:p>
            </table:table-cell>
            <table:table-cell table:style-name="ce8" table:formula="of:=['Code format'.$C$3]&amp;TEXT([.G115];['Code format'.$B$3])&amp;['Code format'.$D$3]" office:value-type="string" office:string-value="8">
              <text:p>8</text:p>
            </table:table-cell>
            <table:table-cell table:style-name="ce8" table:formula="of:=IF(EXACT([.F114];[.F115]);IF(EXACT([.G114];[.G115]);[.I114];CELL(&quot;Row&quot;;[.I115]));[.F115])" office:value-type="float" office:value="115">
              <text:p>115</text:p>
            </table:table-cell>
            <table:table-cell table:style-name="ce8" table:formula="of:=IF(AND([.$A115]&lt;=[.K$1];[.$A114]&gt;[.$A115]);0;IF(EXACT([.$A115];[.K$1]+1);[.J114]+1;[.J114]))" office:value-type="float" office:value="0">
              <text:p>0</text:p>
            </table:table-cell>
            <table:table-cell table:style-name="ce8" table:formula="of:=['Code format'.$C$4]&amp;TEXT([.J115];['Code format'.$B$4])&amp;['Code format'.$D$4]" office:value-type="string" office:string-value="0">
              <text:p>0</text:p>
            </table:table-cell>
            <table:table-cell table:style-name="ce8" table:formula="of:=IF(EXACT([.I114];[.I115]);IF(EXACT([.J114];[.J115]);[.L114];CELL(&quot;Row&quot;;[.L115]));[.I115])" office:value-type="float" office:value="115">
              <text:p>115</text:p>
            </table:table-cell>
            <table:table-cell table:style-name="ce8" table:formula="of:=IF(AND([.$A115]&lt;=[.N$1];[.$A114]&gt;[.$A115]);0;IF(EXACT([.$A115];[.N$1]+1);[.M114]+1;[.M114]))" office:value-type="float" office:value="0">
              <text:p>0</text:p>
            </table:table-cell>
            <table:table-cell table:style-name="ce8" table:formula="of:=['Code format'.$C$5]&amp;TEXT([.M115];['Code format'.$B$5])&amp;['Code format'.$D$5]" office:value-type="string" office:string-value="0">
              <text:p>0</text:p>
            </table:table-cell>
            <table:table-cell table:style-name="ce8" table:formula="of:=IF(EXACT([.L114];[.L115]);IF(EXACT([.M114];[.M115]);[.O114];CELL(&quot;Row&quot;;[.O115]));[.L115])" office:value-type="float" office:value="115">
              <text:p>115</text:p>
            </table:table-cell>
            <table:table-cell table:style-name="ce8" table:formula="of:=IF(AND([.$A115]&lt;=[.Q$1];[.$A114]&gt;[.$A115]);0;IF(EXACT([.$A115];[.Q$1]+1);[.P114]+1;[.P114]))" office:value-type="float" office:value="0">
              <text:p>0</text:p>
            </table:table-cell>
            <table:table-cell table:style-name="ce8" table:formula="of:=['Code format'.$C$6]&amp;TEXT([.P115];['Code format'.$B$6])&amp;['Code format'.$D$6]" office:value-type="string" office:string-value="0">
              <text:p>0</text:p>
            </table:table-cell>
            <table:table-cell table:style-name="ce8" table:formula="of:=IF(EXACT([.O114];[.O115]);IF(EXACT([.P114];[.P115]);[.R114];CELL(&quot;Row&quot;;[.R115]));[.O115])" office:value-type="float" office:value="115">
              <text:p>115</text:p>
            </table:table-cell>
            <table:table-cell table:style-name="ce8" table:formula="of:=IF(AND([.$A115]&lt;=[.T$1];[.$A114]&gt;[.$A115]);0;IF(EXACT([.$A115];[.T$1]+1);[.S114]+1;[.S114]))" office:value-type="float" office:value="0">
              <text:p>0</text:p>
            </table:table-cell>
            <table:table-cell table:style-name="ce8" table:formula="of:=['Code format'.$C$7]&amp;TEXT([.S115];['Code format'.$B$7])&amp;['Code format'.$D$7]" office:value-type="string" office:string-value="0">
              <text:p>0</text:p>
            </table:table-cell>
            <table:table-cell table:style-name="ce8" table:formula="of:=IF(EXACT([.R114];[.R115]);IF(EXACT([.S114];[.S115]);[.U114];CELL(&quot;Row&quot;;[.U115]));[.R115])" office:value-type="float" office:value="115">
              <text:p>115</text:p>
            </table:table-cell>
            <table:table-cell table:style-name="Nivel3" table:formula="of:=CONCATENATE([.E115];[.H115];[.K115];[.N115];[.Q115];[.T115])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380000">
              <text:p>380000</text:p>
            </table:table-cell>
            <table:table-cell table:style-name="ce9" office:value-type="string">
              <text:p>Bal-Ini</text:p>
            </table:table-cell>
            <table:table-cell table:style-name="ce9" office:value-type="string">
              <text:p>Balance inicial</text:p>
            </table:table-cell>
            <table:table-cell table:style-name="Nivel3" table:formula="of:=[.X115]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Balance inicial">
              <text:p>Balance inicial</text:p>
            </table:table-cell>
            <table:table-cell table:style-name="Datos" table:formula="of:=IF(EXACT([.A115];1);&quot;&quot;;IF(EXACT([.A115];2);INDIRECT(CONCATENATE(&quot;V&quot;;[.C115]));IF(EXACT([.A115];3);INDIRECT(CONCATENATE(&quot;V&quot;;[.F115]));IF(EXACT([.A115];4);INDIRECT(CONCATENATE(&quot;V&quot;;[.I115]));IF(EXACT([.A115];5);INDIRECT(CONCATENATE(&quot;V&quot;;[.L115]));IF(EXACT([.A115];6);INDIRECT(CONCATENATE(&quot;V&quot;;[.O115]));IF(EXACT([.A115];7);INDIRECT(CONCATENATE(&quot;V&quot;;[.R115])))))))))" office:value-type="string" office:string-value="300000">
              <text:p>3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15];7));NOT(EXACT([.AB115];&quot;view&quot;)));AND(EXACT([.A115];7);EXACT([.AB115];&quot;view&quot;))))" office:value-type="float" office:value="1">
              <text:p>1</text:p>
            </table:table-cell>
            <table:table-cell table:style-name="Datos" table:formula="of:=VLOOKUP([.AB115];['account.type'.$A$2:.$I$12];8)" office:value-type="string" office:string-value="view">
              <text:p>view</text:p>
            </table:table-cell>
            <table:table-cell table:style-name="Datos" table:formula="of:=VLOOKUP([.AB11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5];1);CHAR(9)&amp;CHAR(9)&amp;&quot;&lt;record id=&quot;&quot;account_account_template_&quot;&amp;SUBSTITUTE([.AG$1]&amp;[.$V115];&quot;-&quot;;&quot;_&quot;)&amp;&quot;&quot;&quot; model=&quot;&quot;account.account.template&quot;&quot;&gt;&quot;&amp;CHAR(13)&amp;CHAR(9)&amp;CHAR(9)&amp;CHAR(9)&amp;&quot;&lt;field name=&quot;&quot;code&quot;&quot;&gt;&quot;&amp;[.AG$1]&amp;[.$V115]&amp;&quot;&lt;/field&gt;&quot;&amp;CHAR(13)&amp;CHAR(9)&amp;CHAR(9)&amp;CHAR(9)&amp;&quot;&lt;field name=&quot;&quot;name&quot;&quot;&gt;&quot;&amp;[.AG$1]&amp;[.$Y115]&amp;&quot;&lt;/field&gt;&quot;&amp;CHAR(13)&amp;CHAR(9)&amp;CHAR(9)&amp;CHAR(9)&amp;&quot;&lt;field name=&quot;&quot;shortcut&quot;&quot;&gt;&quot;&amp;IF(EXACT([.$W115];&quot;&quot;);&quot;&quot;;[.AG$1]&amp;[.$W115])&amp;&quot;&lt;/field&gt;&quot;&amp;CHAR(13)&amp;CHAR(9)&amp;CHAR(9)&amp;CHAR(9)&amp;&quot;&lt;field name=&quot;&quot;parent_id&quot;&quot; ref=&quot;&quot;&quot;&amp;IF(EXACT([.$Z115];&quot;&quot;);&quot;&quot;;[.AG$1]&amp;[.$Z115])&amp;&quot;&quot;&quot;/&gt;&quot;&amp;CHAR(13)&amp;CHAR(9)&amp;CHAR(9)&amp;CHAR(9)&amp;&quot;&lt;field name=&quot;&quot;user_type&quot;&quot; ref=&quot;&quot;account_account_type_&quot;&amp;[.$AB115]&amp;&quot;&quot;&quot;/&gt;&quot;&amp;CHAR(13)&amp;CHAR(9)&amp;CHAR(9)&amp;CHAR(9)&amp;&quot;&lt;field name=&quot;&quot;currency_id&quot;&quot; ref=&quot;&quot;&quot;&amp;[.AA115]&amp;&quot;&quot;&quot;/&gt;&quot;&amp;CHAR(13)&amp;CHAR(9)&amp;CHAR(9)&amp;CHAR(9)&amp;&quot;&lt;field name=&quot;&quot;type&quot;&quot;&gt;&quot;&amp;[.$AD115]&amp;&quot;&lt;/field&gt;&quot;&amp;CHAR(13)&amp;CHAR(9)&amp;CHAR(9)&amp;CHAR(9)&amp;&quot;&lt;field name=&quot;&quot;reconcile&quot;&quot; eval=&quot;&quot;&quot;&amp;[.$AE115]&amp;&quot;&quot;&quot;/&gt;&quot;&amp;IF(EXACT([.$AF115];&quot;&quot;);&quot;&quot;;CHAR(13)&amp;CHAR(9)&amp;CHAR(9)&amp;CHAR(9)&amp;&quot;&lt;field name=&quot;&quot;tax_ids&quot;&quot;&gt;&quot;&amp;SUBSTITUTE([.$AF11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80000&quot; model=&quot;account.account.template&quot;&gt;&#13;&#9;&#9;&#9;&lt;field name=&quot;code&quot;&gt;0-380000&lt;/field&gt;&#13;&#9;&#9;&#9;&lt;field name=&quot;name&quot;&gt;0-Balance inicial&lt;/field&gt;&#13;&#9;&#9;&#9;&lt;field name=&quot;shortcut&quot;&gt;0-Bal-Ini&lt;/field&gt;&#13;&#9;&#9;&#9;&lt;field name=&quot;parent_id&quot; ref=&quot;0-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380000" model="account.account.template"&gt;<text:tab/><text:tab/><text:tab/>&lt;field name="code"&gt;0-380000&lt;/field&gt;<text:tab/><text:tab/><text:tab/>&lt;field name="name"&gt;0-Balance inicial&lt;/field&gt;<text:tab/><text:tab/><text:tab/>&lt;field name="shortcut"&gt;0-Bal-Ini&lt;/field&gt;<text:tab/><text:tab/><text:tab/>&lt;field name="parent_id" ref="0-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15];1);CHAR(9)&amp;CHAR(9)&amp;&quot;&lt;record id=&quot;&quot;account_account_template_&quot;&amp;SUBSTITUTE([.AH$1]&amp;[.$V115];&quot;-&quot;;&quot;_&quot;)&amp;&quot;&quot;&quot; model=&quot;&quot;account.account.template&quot;&quot;&gt;&quot;&amp;CHAR(13)&amp;CHAR(9)&amp;CHAR(9)&amp;CHAR(9)&amp;&quot;&lt;field name=&quot;&quot;code&quot;&quot;&gt;&quot;&amp;[.AH$1]&amp;[.$V115]&amp;&quot;&lt;/field&gt;&quot;&amp;CHAR(13)&amp;CHAR(9)&amp;CHAR(9)&amp;CHAR(9)&amp;&quot;&lt;field name=&quot;&quot;name&quot;&quot;&gt;&quot;&amp;[.AH$1]&amp;[.$Y115]&amp;&quot;&lt;/field&gt;&quot;&amp;CHAR(13)&amp;CHAR(9)&amp;CHAR(9)&amp;CHAR(9)&amp;&quot;&lt;field name=&quot;&quot;shortcut&quot;&quot;&gt;&quot;&amp;IF(EXACT([.$W115];&quot;&quot;);&quot;&quot;;[.AH$1]&amp;[.$W115])&amp;&quot;&lt;/field&gt;&quot;&amp;CHAR(13)&amp;CHAR(9)&amp;CHAR(9)&amp;CHAR(9)&amp;&quot;&lt;field name=&quot;&quot;parent_id&quot;&quot; ref=&quot;&quot;&quot;&amp;IF(EXACT([.$Z115];&quot;&quot;);&quot;&quot;;[.AH$1]&amp;[.$Z115])&amp;&quot;&quot;&quot;/&gt;&quot;&amp;CHAR(13)&amp;CHAR(9)&amp;CHAR(9)&amp;CHAR(9)&amp;&quot;&lt;field name=&quot;&quot;user_type&quot;&quot; ref=&quot;&quot;account_account_type_&quot;&amp;[.$AB115]&amp;&quot;&quot;&quot;/&gt;&quot;&amp;CHAR(13)&amp;CHAR(9)&amp;CHAR(9)&amp;CHAR(9)&amp;&quot;&lt;field name=&quot;&quot;currency_id&quot;&quot; ref=&quot;&quot;&quot;&amp;[.AB115]&amp;&quot;&quot;&quot;/&gt;&quot;&amp;CHAR(13)&amp;CHAR(9)&amp;CHAR(9)&amp;CHAR(9)&amp;&quot;&lt;field name=&quot;&quot;type&quot;&quot;&gt;&quot;&amp;[.$AD115]&amp;&quot;&lt;/field&gt;&quot;&amp;CHAR(13)&amp;CHAR(9)&amp;CHAR(9)&amp;CHAR(9)&amp;&quot;&lt;field name=&quot;&quot;reconcile&quot;&quot; eval=&quot;&quot;&quot;&amp;[.$AE115]&amp;&quot;&quot;&quot;/&gt;&quot;&amp;IF(EXACT([.$AF115];&quot;&quot;);&quot;&quot;;CHAR(13)&amp;CHAR(9)&amp;CHAR(9)&amp;CHAR(9)&amp;&quot;&lt;field name=&quot;&quot;tax_ids&quot;&quot;&gt;&quot;&amp;SUBSTITUTE([.$AF11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80000&quot; model=&quot;account.account.template&quot;&gt;&#13;&#9;&#9;&#9;&lt;field name=&quot;code&quot;&gt;1-380000&lt;/field&gt;&#13;&#9;&#9;&#9;&lt;field name=&quot;name&quot;&gt;1-Balance inicial&lt;/field&gt;&#13;&#9;&#9;&#9;&lt;field name=&quot;shortcut&quot;&gt;1-Bal-Ini&lt;/field&gt;&#13;&#9;&#9;&#9;&lt;field name=&quot;parent_id&quot; ref=&quot;1-3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380000" model="account.account.template"&gt;<text:tab/><text:tab/><text:tab/>&lt;field name="code"&gt;1-380000&lt;/field&gt;<text:tab/><text:tab/><text:tab/>&lt;field name="name"&gt;1-Balance inicial&lt;/field&gt;<text:tab/><text:tab/><text:tab/>&lt;field name="shortcut"&gt;1-Bal-Ini&lt;/field&gt;<text:tab/><text:tab/><text:tab/>&lt;field name="parent_id" ref="1-3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15]&gt;[.A116];[.A115]=[.A116]);[.A115]&lt;&gt;7))" office:value-type="float" office:value="1">
              <text:p>1</text:p>
            </table:table-cell>
            <table:table-cell table:style-name="ce8" table:formula="of:=IF(EXACT([.A116];1);CELL(&quot;Row&quot;;[.C116]);[.C115])" office:value-type="float" office:value="2">
              <text:p>2</text:p>
            </table:table-cell>
            <table:table-cell table:style-name="ce8" table:formula="of:=IF(EXACT([.$A116];1);0;IF(EXACT([.$A116];2);[.D115]+1;[.D115]))" office:value-type="float" office:value="3">
              <text:p>3</text:p>
            </table:table-cell>
            <table:table-cell table:style-name="ce8" table:formula="of:=['Code format'.$C$2]&amp;TEXT([.D116];['Code format'.$B$2])&amp;['Code format'.$D$2]" office:value-type="string" office:string-value="3">
              <text:p>3</text:p>
            </table:table-cell>
            <table:table-cell table:style-name="ce8" table:formula="of:=IF(EXACT([.C115];[.C116]);IF(EXACT([.D115];[.D116]);[.F115];CELL(&quot;Row&quot;;[.F116]));[.C116])" office:value-type="float" office:value="97">
              <text:p>97</text:p>
            </table:table-cell>
            <table:table-cell table:style-name="ce8" table:formula="of:=IF(AND([.$A116]&lt;=[.H$1];[.$A115]&gt;[.$A116]);0;IF(EXACT([.$A116];[.H$1]+1);[.G115]+1;[.G115]))" office:value-type="float" office:value="8">
              <text:p>8</text:p>
            </table:table-cell>
            <table:table-cell table:style-name="ce8" table:formula="of:=['Code format'.$C$3]&amp;TEXT([.G116];['Code format'.$B$3])&amp;['Code format'.$D$3]" office:value-type="string" office:string-value="8">
              <text:p>8</text:p>
            </table:table-cell>
            <table:table-cell table:style-name="ce8" table:formula="of:=IF(EXACT([.F115];[.F116]);IF(EXACT([.G115];[.G116]);[.I115];CELL(&quot;Row&quot;;[.I116]));[.F116])" office:value-type="float" office:value="115">
              <text:p>115</text:p>
            </table:table-cell>
            <table:table-cell table:style-name="ce8" table:formula="of:=IF(AND([.$A116]&lt;=[.K$1];[.$A115]&gt;[.$A116]);0;IF(EXACT([.$A116];[.K$1]+1);[.J115]+1;[.J115]))" office:value-type="float" office:value="0">
              <text:p>0</text:p>
            </table:table-cell>
            <table:table-cell table:style-name="ce8" table:formula="of:=['Code format'.$C$4]&amp;TEXT([.J116];['Code format'.$B$4])&amp;['Code format'.$D$4]" office:value-type="string" office:string-value="0">
              <text:p>0</text:p>
            </table:table-cell>
            <table:table-cell table:style-name="ce8" table:formula="of:=IF(EXACT([.I115];[.I116]);IF(EXACT([.J115];[.J116]);[.L115];CELL(&quot;Row&quot;;[.L116]));[.I116])" office:value-type="float" office:value="115">
              <text:p>115</text:p>
            </table:table-cell>
            <table:table-cell table:style-name="ce8" table:formula="of:=IF(AND([.$A116]&lt;=[.N$1];[.$A115]&gt;[.$A116]);0;IF(EXACT([.$A116];[.N$1]+1);[.M115]+1;[.M115]))" office:value-type="float" office:value="0">
              <text:p>0</text:p>
            </table:table-cell>
            <table:table-cell table:style-name="ce8" table:formula="of:=['Code format'.$C$5]&amp;TEXT([.M116];['Code format'.$B$5])&amp;['Code format'.$D$5]" office:value-type="string" office:string-value="0">
              <text:p>0</text:p>
            </table:table-cell>
            <table:table-cell table:style-name="ce8" table:formula="of:=IF(EXACT([.L115];[.L116]);IF(EXACT([.M115];[.M116]);[.O115];CELL(&quot;Row&quot;;[.O116]));[.L116])" office:value-type="float" office:value="115">
              <text:p>115</text:p>
            </table:table-cell>
            <table:table-cell table:style-name="ce8" table:formula="of:=IF(AND([.$A116]&lt;=[.Q$1];[.$A115]&gt;[.$A116]);0;IF(EXACT([.$A116];[.Q$1]+1);[.P115]+1;[.P115]))" office:value-type="float" office:value="0">
              <text:p>0</text:p>
            </table:table-cell>
            <table:table-cell table:style-name="ce8" table:formula="of:=['Code format'.$C$6]&amp;TEXT([.P116];['Code format'.$B$6])&amp;['Code format'.$D$6]" office:value-type="string" office:string-value="0">
              <text:p>0</text:p>
            </table:table-cell>
            <table:table-cell table:style-name="ce8" table:formula="of:=IF(EXACT([.O115];[.O116]);IF(EXACT([.P115];[.P116]);[.R115];CELL(&quot;Row&quot;;[.R116]));[.O116])" office:value-type="float" office:value="115">
              <text:p>115</text:p>
            </table:table-cell>
            <table:table-cell table:style-name="ce8" table:formula="of:=IF(AND([.$A116]&lt;=[.T$1];[.$A115]&gt;[.$A116]);0;IF(EXACT([.$A116];[.T$1]+1);[.S115]+1;[.S115]))" office:value-type="float" office:value="1">
              <text:p>1</text:p>
            </table:table-cell>
            <table:table-cell table:style-name="ce8" table:formula="of:=['Code format'.$C$7]&amp;TEXT([.S116];['Code format'.$B$7])&amp;['Code format'.$D$7]" office:value-type="string" office:string-value="1">
              <text:p>1</text:p>
            </table:table-cell>
            <table:table-cell table:style-name="ce8" table:formula="of:=IF(EXACT([.R115];[.R116]);IF(EXACT([.S115];[.S116]);[.U115];CELL(&quot;Row&quot;;[.U116]));[.R116])" office:value-type="float" office:value="116">
              <text:p>116</text:p>
            </table:table-cell>
            <table:table-cell table:style-name="Nivel7" table:formula="of:=CONCATENATE([.E116];[.H116];[.K116];[.N116];[.Q116];[.T116])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380001">
              <text:p>380001</text:p>
            </table:table-cell>
            <table:table-cell table:style-name="ce9" office:value-type="string">
              <text:p>Bal-Ini</text:p>
            </table:table-cell>
            <table:table-cell table:style-name="ce9" office:value-type="string">
              <text:p>Balance inicial</text:p>
            </table:table-cell>
            <table:table-cell table:style-name="Nivel7" table:formula="of:=[.X116]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Balance inicial">
              <text:p>Balance inicial</text:p>
            </table:table-cell>
            <table:table-cell table:style-name="Datos" table:formula="of:=IF(EXACT([.A116];1);&quot;&quot;;IF(EXACT([.A116];2);INDIRECT(CONCATENATE(&quot;V&quot;;[.C116]));IF(EXACT([.A116];3);INDIRECT(CONCATENATE(&quot;V&quot;;[.F116]));IF(EXACT([.A116];4);INDIRECT(CONCATENATE(&quot;V&quot;;[.I116]));IF(EXACT([.A116];5);INDIRECT(CONCATENATE(&quot;V&quot;;[.L116]));IF(EXACT([.A116];6);INDIRECT(CONCATENATE(&quot;V&quot;;[.O116]));IF(EXACT([.A116];7);INDIRECT(CONCATENATE(&quot;V&quot;;[.R116])))))))))" office:value-type="string" office:string-value="380000">
              <text:p>38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quity</text:p>
            </table:table-cell>
            <table:table-cell table:style-name="ce6" table:formula="of:=NOT(OR(AND(NOT(EXACT([.A116];7));NOT(EXACT([.AB116];&quot;view&quot;)));AND(EXACT([.A116];7);EXACT([.AB116];&quot;view&quot;))))" office:value-type="float" office:value="1">
              <text:p>1</text:p>
            </table:table-cell>
            <table:table-cell table:style-name="Datos" table:formula="of:=VLOOKUP([.AB116];['account.type'.$A$2:.$I$12];8)" office:value-type="string" office:string-value="other">
              <text:p>other</text:p>
            </table:table-cell>
            <table:table-cell table:style-name="Datos" table:formula="of:=VLOOKUP([.AB116];['account.type'.$A$2:.$I$12];7)" office:value-type="string" office:string-value="detail">
              <text:p>detail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6];1);CHAR(9)&amp;CHAR(9)&amp;&quot;&lt;record id=&quot;&quot;account_account_template_&quot;&amp;SUBSTITUTE([.AG$1]&amp;[.$V116];&quot;-&quot;;&quot;_&quot;)&amp;&quot;&quot;&quot; model=&quot;&quot;account.account.template&quot;&quot;&gt;&quot;&amp;CHAR(13)&amp;CHAR(9)&amp;CHAR(9)&amp;CHAR(9)&amp;&quot;&lt;field name=&quot;&quot;code&quot;&quot;&gt;&quot;&amp;[.AG$1]&amp;[.$V116]&amp;&quot;&lt;/field&gt;&quot;&amp;CHAR(13)&amp;CHAR(9)&amp;CHAR(9)&amp;CHAR(9)&amp;&quot;&lt;field name=&quot;&quot;name&quot;&quot;&gt;&quot;&amp;[.AG$1]&amp;[.$Y116]&amp;&quot;&lt;/field&gt;&quot;&amp;CHAR(13)&amp;CHAR(9)&amp;CHAR(9)&amp;CHAR(9)&amp;&quot;&lt;field name=&quot;&quot;shortcut&quot;&quot;&gt;&quot;&amp;IF(EXACT([.$W116];&quot;&quot;);&quot;&quot;;[.AG$1]&amp;[.$W116])&amp;&quot;&lt;/field&gt;&quot;&amp;CHAR(13)&amp;CHAR(9)&amp;CHAR(9)&amp;CHAR(9)&amp;&quot;&lt;field name=&quot;&quot;parent_id&quot;&quot; ref=&quot;&quot;&quot;&amp;IF(EXACT([.$Z116];&quot;&quot;);&quot;&quot;;[.AG$1]&amp;[.$Z116])&amp;&quot;&quot;&quot;/&gt;&quot;&amp;CHAR(13)&amp;CHAR(9)&amp;CHAR(9)&amp;CHAR(9)&amp;&quot;&lt;field name=&quot;&quot;user_type&quot;&quot; ref=&quot;&quot;account_account_type_&quot;&amp;[.$AB116]&amp;&quot;&quot;&quot;/&gt;&quot;&amp;CHAR(13)&amp;CHAR(9)&amp;CHAR(9)&amp;CHAR(9)&amp;&quot;&lt;field name=&quot;&quot;currency_id&quot;&quot; ref=&quot;&quot;&quot;&amp;[.AA116]&amp;&quot;&quot;&quot;/&gt;&quot;&amp;CHAR(13)&amp;CHAR(9)&amp;CHAR(9)&amp;CHAR(9)&amp;&quot;&lt;field name=&quot;&quot;type&quot;&quot;&gt;&quot;&amp;[.$AD116]&amp;&quot;&lt;/field&gt;&quot;&amp;CHAR(13)&amp;CHAR(9)&amp;CHAR(9)&amp;CHAR(9)&amp;&quot;&lt;field name=&quot;&quot;reconcile&quot;&quot; eval=&quot;&quot;&quot;&amp;[.$AE116]&amp;&quot;&quot;&quot;/&gt;&quot;&amp;IF(EXACT([.$AF116];&quot;&quot;);&quot;&quot;;CHAR(13)&amp;CHAR(9)&amp;CHAR(9)&amp;CHAR(9)&amp;&quot;&lt;field name=&quot;&quot;tax_ids&quot;&quot;&gt;&quot;&amp;SUBSTITUTE([.$AF11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380001&quot; model=&quot;account.account.template&quot;&gt;&#13;&#9;&#9;&#9;&lt;field name=&quot;code&quot;&gt;0-380001&lt;/field&gt;&#13;&#9;&#9;&#9;&lt;field name=&quot;name&quot;&gt;0-Balance inicial&lt;/field&gt;&#13;&#9;&#9;&#9;&lt;field name=&quot;shortcut&quot;&gt;0-Bal-Ini&lt;/field&gt;&#13;&#9;&#9;&#9;&lt;field name=&quot;parent_id&quot; ref=&quot;0-38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detail&quot;/&gt;&#13;&#9;&#9;&lt;/record&gt;">
              <text:p><text:tab/><text:tab/>&lt;record id="account_account_template_0_380001" model="account.account.template"&gt;<text:tab/><text:tab/><text:tab/>&lt;field name="code"&gt;0-380001&lt;/field&gt;<text:tab/><text:tab/><text:tab/>&lt;field name="name"&gt;0-Balance inicial&lt;/field&gt;<text:tab/><text:tab/><text:tab/>&lt;field name="shortcut"&gt;0-Bal-Ini&lt;/field&gt;<text:tab/><text:tab/><text:tab/>&lt;field name="parent_id" ref="0-38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detail"/&gt;<text:tab/><text:tab/>&lt;/record&gt;</text:p>
            </table:table-cell>
            <table:table-cell table:formula="of:=IF(EXACT([.AH116];1);CHAR(9)&amp;CHAR(9)&amp;&quot;&lt;record id=&quot;&quot;account_account_template_&quot;&amp;SUBSTITUTE([.AH$1]&amp;[.$V116];&quot;-&quot;;&quot;_&quot;)&amp;&quot;&quot;&quot; model=&quot;&quot;account.account.template&quot;&quot;&gt;&quot;&amp;CHAR(13)&amp;CHAR(9)&amp;CHAR(9)&amp;CHAR(9)&amp;&quot;&lt;field name=&quot;&quot;code&quot;&quot;&gt;&quot;&amp;[.AH$1]&amp;[.$V116]&amp;&quot;&lt;/field&gt;&quot;&amp;CHAR(13)&amp;CHAR(9)&amp;CHAR(9)&amp;CHAR(9)&amp;&quot;&lt;field name=&quot;&quot;name&quot;&quot;&gt;&quot;&amp;[.AH$1]&amp;[.$Y116]&amp;&quot;&lt;/field&gt;&quot;&amp;CHAR(13)&amp;CHAR(9)&amp;CHAR(9)&amp;CHAR(9)&amp;&quot;&lt;field name=&quot;&quot;shortcut&quot;&quot;&gt;&quot;&amp;IF(EXACT([.$W116];&quot;&quot;);&quot;&quot;;[.AH$1]&amp;[.$W116])&amp;&quot;&lt;/field&gt;&quot;&amp;CHAR(13)&amp;CHAR(9)&amp;CHAR(9)&amp;CHAR(9)&amp;&quot;&lt;field name=&quot;&quot;parent_id&quot;&quot; ref=&quot;&quot;&quot;&amp;IF(EXACT([.$Z116];&quot;&quot;);&quot;&quot;;[.AH$1]&amp;[.$Z116])&amp;&quot;&quot;&quot;/&gt;&quot;&amp;CHAR(13)&amp;CHAR(9)&amp;CHAR(9)&amp;CHAR(9)&amp;&quot;&lt;field name=&quot;&quot;user_type&quot;&quot; ref=&quot;&quot;account_account_type_&quot;&amp;[.$AB116]&amp;&quot;&quot;&quot;/&gt;&quot;&amp;CHAR(13)&amp;CHAR(9)&amp;CHAR(9)&amp;CHAR(9)&amp;&quot;&lt;field name=&quot;&quot;currency_id&quot;&quot; ref=&quot;&quot;&quot;&amp;[.AB116]&amp;&quot;&quot;&quot;/&gt;&quot;&amp;CHAR(13)&amp;CHAR(9)&amp;CHAR(9)&amp;CHAR(9)&amp;&quot;&lt;field name=&quot;&quot;type&quot;&quot;&gt;&quot;&amp;[.$AD116]&amp;&quot;&lt;/field&gt;&quot;&amp;CHAR(13)&amp;CHAR(9)&amp;CHAR(9)&amp;CHAR(9)&amp;&quot;&lt;field name=&quot;&quot;reconcile&quot;&quot; eval=&quot;&quot;&quot;&amp;[.$AE116]&amp;&quot;&quot;&quot;/&gt;&quot;&amp;IF(EXACT([.$AF116];&quot;&quot;);&quot;&quot;;CHAR(13)&amp;CHAR(9)&amp;CHAR(9)&amp;CHAR(9)&amp;&quot;&lt;field name=&quot;&quot;tax_ids&quot;&quot;&gt;&quot;&amp;SUBSTITUTE([.$AF11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380001&quot; model=&quot;account.account.template&quot;&gt;&#13;&#9;&#9;&#9;&lt;field name=&quot;code&quot;&gt;1-380001&lt;/field&gt;&#13;&#9;&#9;&#9;&lt;field name=&quot;name&quot;&gt;1-Balance inicial&lt;/field&gt;&#13;&#9;&#9;&#9;&lt;field name=&quot;shortcut&quot;&gt;1-Bal-Ini&lt;/field&gt;&#13;&#9;&#9;&#9;&lt;field name=&quot;parent_id&quot; ref=&quot;1-380000&quot;/&gt;&#13;&#9;&#9;&#9;&lt;field name=&quot;user_type&quot; ref=&quot;account_account_type_equity&quot;/&gt;&#13;&#9;&#9;&#9;&lt;field name=&quot;currency_id&quot; ref=&quot;equity&quot;/&gt;&#13;&#9;&#9;&#9;&lt;field name=&quot;type&quot;&gt;other&lt;/field&gt;&#13;&#9;&#9;&#9;&lt;field name=&quot;reconcile&quot; eval=&quot;detail&quot;/&gt;&#13;&#9;&#9;&lt;/record&gt;">
              <text:p><text:tab/><text:tab/>&lt;record id="account_account_template_1_380001" model="account.account.template"&gt;<text:tab/><text:tab/><text:tab/>&lt;field name="code"&gt;1-380001&lt;/field&gt;<text:tab/><text:tab/><text:tab/>&lt;field name="name"&gt;1-Balance inicial&lt;/field&gt;<text:tab/><text:tab/><text:tab/>&lt;field name="shortcut"&gt;1-Bal-Ini&lt;/field&gt;<text:tab/><text:tab/><text:tab/>&lt;field name="parent_id" ref="1-380000"/&gt;<text:tab/><text:tab/><text:tab/>&lt;field name="user_type" ref="account_account_type_equity"/&gt;<text:tab/><text:tab/><text:tab/>&lt;field name="currency_id" ref="equity"/&gt;<text:tab/><text:tab/><text:tab/>&lt;field name="type"&gt;other&lt;/field&gt;<text:tab/><text:tab/><text:tab/>&lt;field name="reconcile" eval="detail"/&gt;<text:tab/><text:tab/>&lt;/record&gt;</text:p>
            </table:table-cell>
          </table:table-row>
        </table:table-row-group>
        <table:table-row table:style-name="ro2">
          <table:table-cell table:style-name="ce5" office:value-type="float" office:value="2">
            <text:p>2</text:p>
          </table:table-cell>
          <table:table-cell table:style-name="ce6" table:formula="of:=NOT(AND(OR([.A116]&gt;[.A117];[.A116]=[.A117]);[.A116]&lt;&gt;7))" office:value-type="float" office:value="1">
            <text:p>1</text:p>
          </table:table-cell>
          <table:table-cell table:style-name="ce8" table:formula="of:=IF(EXACT([.A117];1);CELL(&quot;Row&quot;;[.C117]);[.C116])" office:value-type="float" office:value="2">
            <text:p>2</text:p>
          </table:table-cell>
          <table:table-cell table:style-name="ce8" table:formula="of:=IF(EXACT([.$A117];1);0;IF(EXACT([.$A117];2);[.D116]+1;[.D116]))" office:value-type="float" office:value="4">
            <text:p>4</text:p>
          </table:table-cell>
          <table:table-cell table:style-name="ce8" table:formula="of:=['Code format'.$C$2]&amp;TEXT([.D117];['Code format'.$B$2])&amp;['Code format'.$D$2]" office:value-type="string" office:string-value="4">
            <text:p>4</text:p>
          </table:table-cell>
          <table:table-cell table:style-name="ce8" table:formula="of:=IF(EXACT([.C116];[.C117]);IF(EXACT([.D116];[.D117]);[.F116];CELL(&quot;Row&quot;;[.F117]));[.C117])" office:value-type="float" office:value="117">
            <text:p>117</text:p>
          </table:table-cell>
          <table:table-cell table:style-name="ce8" table:formula="of:=IF(AND([.$A117]&lt;=[.H$1];[.$A116]&gt;[.$A117]);0;IF(EXACT([.$A117];[.H$1]+1);[.G116]+1;[.G116]))" office:value-type="float" office:value="0">
            <text:p>0</text:p>
          </table:table-cell>
          <table:table-cell table:style-name="ce8" table:formula="of:=['Code format'.$C$3]&amp;TEXT([.G117];['Code format'.$B$3])&amp;['Code format'.$D$3]" office:value-type="string" office:string-value="0">
            <text:p>0</text:p>
          </table:table-cell>
          <table:table-cell table:style-name="ce8" table:formula="of:=IF(EXACT([.F116];[.F117]);IF(EXACT([.G116];[.G117]);[.I116];CELL(&quot;Row&quot;;[.I117]));[.F117])" office:value-type="float" office:value="117">
            <text:p>117</text:p>
          </table:table-cell>
          <table:table-cell table:style-name="ce8" table:formula="of:=IF(AND([.$A117]&lt;=[.K$1];[.$A116]&gt;[.$A117]);0;IF(EXACT([.$A117];[.K$1]+1);[.J116]+1;[.J116]))" office:value-type="float" office:value="0">
            <text:p>0</text:p>
          </table:table-cell>
          <table:table-cell table:style-name="ce8" table:formula="of:=['Code format'.$C$4]&amp;TEXT([.J117];['Code format'.$B$4])&amp;['Code format'.$D$4]" office:value-type="string" office:string-value="0">
            <text:p>0</text:p>
          </table:table-cell>
          <table:table-cell table:style-name="ce8" table:formula="of:=IF(EXACT([.I116];[.I117]);IF(EXACT([.J116];[.J117]);[.L116];CELL(&quot;Row&quot;;[.L117]));[.I117])" office:value-type="float" office:value="117">
            <text:p>117</text:p>
          </table:table-cell>
          <table:table-cell table:style-name="ce8" table:formula="of:=IF(AND([.$A117]&lt;=[.N$1];[.$A116]&gt;[.$A117]);0;IF(EXACT([.$A117];[.N$1]+1);[.M116]+1;[.M116]))" office:value-type="float" office:value="0">
            <text:p>0</text:p>
          </table:table-cell>
          <table:table-cell table:style-name="ce8" table:formula="of:=['Code format'.$C$5]&amp;TEXT([.M117];['Code format'.$B$5])&amp;['Code format'.$D$5]" office:value-type="string" office:string-value="0">
            <text:p>0</text:p>
          </table:table-cell>
          <table:table-cell table:style-name="ce8" table:formula="of:=IF(EXACT([.L116];[.L117]);IF(EXACT([.M116];[.M117]);[.O116];CELL(&quot;Row&quot;;[.O117]));[.L117])" office:value-type="float" office:value="117">
            <text:p>117</text:p>
          </table:table-cell>
          <table:table-cell table:style-name="ce8" table:formula="of:=IF(AND([.$A117]&lt;=[.Q$1];[.$A116]&gt;[.$A117]);0;IF(EXACT([.$A117];[.Q$1]+1);[.P116]+1;[.P116]))" office:value-type="float" office:value="0">
            <text:p>0</text:p>
          </table:table-cell>
          <table:table-cell table:style-name="ce8" table:formula="of:=['Code format'.$C$6]&amp;TEXT([.P117];['Code format'.$B$6])&amp;['Code format'.$D$6]" office:value-type="string" office:string-value="0">
            <text:p>0</text:p>
          </table:table-cell>
          <table:table-cell table:style-name="ce8" table:formula="of:=IF(EXACT([.O116];[.O117]);IF(EXACT([.P116];[.P117]);[.R116];CELL(&quot;Row&quot;;[.R117]));[.O117])" office:value-type="float" office:value="117">
            <text:p>117</text:p>
          </table:table-cell>
          <table:table-cell table:style-name="ce8" table:formula="of:=IF(AND([.$A117]&lt;=[.T$1];[.$A116]&gt;[.$A117]);0;IF(EXACT([.$A117];[.T$1]+1);[.S116]+1;[.S116]))" office:value-type="float" office:value="0">
            <text:p>0</text:p>
          </table:table-cell>
          <table:table-cell table:style-name="ce8" table:formula="of:=['Code format'.$C$7]&amp;TEXT([.S117];['Code format'.$B$7])&amp;['Code format'.$D$7]" office:value-type="string" office:string-value="0">
            <text:p>0</text:p>
          </table:table-cell>
          <table:table-cell table:style-name="ce8" table:formula="of:=IF(EXACT([.R116];[.R117]);IF(EXACT([.S116];[.S117]);[.U116];CELL(&quot;Row&quot;;[.U117]));[.R117])" office:value-type="float" office:value="117">
            <text:p>117</text:p>
          </table:table-cell>
          <table:table-cell table:style-name="Nivel2" table:formula="of:=CONCATENATE([.E117];[.H117];[.K117];[.N117];[.Q117];[.T117])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400000">
            <text:p>400000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Ingresos</text:p>
          </table:table-cell>
          <table:table-cell table:style-name="Nivel2" table:formula="of:=[.X117]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Ingresos">
            <text:p>Ingresos</text:p>
          </table:table-cell>
          <table:table-cell table:style-name="Datos" table:formula="of:=IF(EXACT([.A117];1);&quot;&quot;;IF(EXACT([.A117];2);INDIRECT(CONCATENATE(&quot;V&quot;;[.C117]));IF(EXACT([.A117];3);INDIRECT(CONCATENATE(&quot;V&quot;;[.F117]));IF(EXACT([.A117];4);INDIRECT(CONCATENATE(&quot;V&quot;;[.I117]));IF(EXACT([.A117];5);INDIRECT(CONCATENATE(&quot;V&quot;;[.L117]));IF(EXACT([.A117];6);INDIRECT(CONCATENATE(&quot;V&quot;;[.O117]));IF(EXACT([.A117];7);INDIRECT(CONCATENATE(&quot;V&quot;;[.R117])))))))))" office:value-type="string" office:string-value="000000">
            <text:p>000000</text:p>
          </table:table-cell>
          <table:table-cell table:style-name="ce9" office:value-type="string">
            <text:p>l10n_cr_base.CRC</text:p>
          </table:table-cell>
          <table:table-cell table:style-name="ce9" office:value-type="string">
            <text:p>view</text:p>
          </table:table-cell>
          <table:table-cell table:style-name="ce6" table:formula="of:=NOT(OR(AND(NOT(EXACT([.A117];7));NOT(EXACT([.AB117];&quot;view&quot;)));AND(EXACT([.A117];7);EXACT([.AB117];&quot;view&quot;))))" office:value-type="float" office:value="1">
            <text:p>1</text:p>
          </table:table-cell>
          <table:table-cell table:style-name="Datos" table:formula="of:=VLOOKUP([.AB117];['account.type'.$A$2:.$I$12];8)" office:value-type="string" office:string-value="view">
            <text:p>view</text:p>
          </table:table-cell>
          <table:table-cell table:style-name="Datos" table:formula="of:=VLOOKUP([.AB117];['account.type'.$A$2:.$I$12];7)" office:value-type="string" office:string-value="none">
            <text:p>none</text:p>
          </table:table-cell>
          <table:table-cell table:style-name="ce9"/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formula="of:=IF(EXACT([.AG117];1);CHAR(9)&amp;CHAR(9)&amp;&quot;&lt;record id=&quot;&quot;account_account_template_&quot;&amp;SUBSTITUTE([.AG$1]&amp;[.$V117];&quot;-&quot;;&quot;_&quot;)&amp;&quot;&quot;&quot; model=&quot;&quot;account.account.template&quot;&quot;&gt;&quot;&amp;CHAR(13)&amp;CHAR(9)&amp;CHAR(9)&amp;CHAR(9)&amp;&quot;&lt;field name=&quot;&quot;code&quot;&quot;&gt;&quot;&amp;[.AG$1]&amp;[.$V117]&amp;&quot;&lt;/field&gt;&quot;&amp;CHAR(13)&amp;CHAR(9)&amp;CHAR(9)&amp;CHAR(9)&amp;&quot;&lt;field name=&quot;&quot;name&quot;&quot;&gt;&quot;&amp;[.AG$1]&amp;[.$Y117]&amp;&quot;&lt;/field&gt;&quot;&amp;CHAR(13)&amp;CHAR(9)&amp;CHAR(9)&amp;CHAR(9)&amp;&quot;&lt;field name=&quot;&quot;shortcut&quot;&quot;&gt;&quot;&amp;IF(EXACT([.$W117];&quot;&quot;);&quot;&quot;;[.AG$1]&amp;[.$W117])&amp;&quot;&lt;/field&gt;&quot;&amp;CHAR(13)&amp;CHAR(9)&amp;CHAR(9)&amp;CHAR(9)&amp;&quot;&lt;field name=&quot;&quot;parent_id&quot;&quot; ref=&quot;&quot;&quot;&amp;IF(EXACT([.$Z117];&quot;&quot;);&quot;&quot;;[.AG$1]&amp;[.$Z117])&amp;&quot;&quot;&quot;/&gt;&quot;&amp;CHAR(13)&amp;CHAR(9)&amp;CHAR(9)&amp;CHAR(9)&amp;&quot;&lt;field name=&quot;&quot;user_type&quot;&quot; ref=&quot;&quot;account_account_type_&quot;&amp;[.$AB117]&amp;&quot;&quot;&quot;/&gt;&quot;&amp;CHAR(13)&amp;CHAR(9)&amp;CHAR(9)&amp;CHAR(9)&amp;&quot;&lt;field name=&quot;&quot;currency_id&quot;&quot; ref=&quot;&quot;&quot;&amp;[.AA117]&amp;&quot;&quot;&quot;/&gt;&quot;&amp;CHAR(13)&amp;CHAR(9)&amp;CHAR(9)&amp;CHAR(9)&amp;&quot;&lt;field name=&quot;&quot;type&quot;&quot;&gt;&quot;&amp;[.$AD117]&amp;&quot;&lt;/field&gt;&quot;&amp;CHAR(13)&amp;CHAR(9)&amp;CHAR(9)&amp;CHAR(9)&amp;&quot;&lt;field name=&quot;&quot;reconcile&quot;&quot; eval=&quot;&quot;&quot;&amp;[.$AE117]&amp;&quot;&quot;&quot;/&gt;&quot;&amp;IF(EXACT([.$AF117];&quot;&quot;);&quot;&quot;;CHAR(13)&amp;CHAR(9)&amp;CHAR(9)&amp;CHAR(9)&amp;&quot;&lt;field name=&quot;&quot;tax_ids&quot;&quot;&gt;&quot;&amp;SUBSTITUTE([.$AF11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00000&quot; model=&quot;account.account.template&quot;&gt;&#13;&#9;&#9;&#9;&lt;field name=&quot;code&quot;&gt;0-400000&lt;/field&gt;&#13;&#9;&#9;&#9;&lt;field name=&quot;name&quot;&gt;0-Ingresos&lt;/field&gt;&#13;&#9;&#9;&#9;&lt;field name=&quot;shortcut&quot;&gt;0-In&lt;/field&gt;&#13;&#9;&#9;&#9;&lt;field name=&quot;parent_id&quot; ref=&quot;0-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<text:p><text:tab/><text:tab/>&lt;record id="account_account_template_0_400000" model="account.account.template"&gt;<text:tab/><text:tab/><text:tab/>&lt;field name="code"&gt;0-400000&lt;/field&gt;<text:tab/><text:tab/><text:tab/>&lt;field name="name"&gt;0-Ingresos&lt;/field&gt;<text:tab/><text:tab/><text:tab/>&lt;field name="shortcut"&gt;0-In&lt;/field&gt;<text:tab/><text:tab/><text:tab/>&lt;field name="parent_id" ref="0-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</table:table-cell>
          <table:table-cell table:formula="of:=IF(EXACT([.AH117];1);CHAR(9)&amp;CHAR(9)&amp;&quot;&lt;record id=&quot;&quot;account_account_template_&quot;&amp;SUBSTITUTE([.AH$1]&amp;[.$V117];&quot;-&quot;;&quot;_&quot;)&amp;&quot;&quot;&quot; model=&quot;&quot;account.account.template&quot;&quot;&gt;&quot;&amp;CHAR(13)&amp;CHAR(9)&amp;CHAR(9)&amp;CHAR(9)&amp;&quot;&lt;field name=&quot;&quot;code&quot;&quot;&gt;&quot;&amp;[.AH$1]&amp;[.$V117]&amp;&quot;&lt;/field&gt;&quot;&amp;CHAR(13)&amp;CHAR(9)&amp;CHAR(9)&amp;CHAR(9)&amp;&quot;&lt;field name=&quot;&quot;name&quot;&quot;&gt;&quot;&amp;[.AH$1]&amp;[.$Y117]&amp;&quot;&lt;/field&gt;&quot;&amp;CHAR(13)&amp;CHAR(9)&amp;CHAR(9)&amp;CHAR(9)&amp;&quot;&lt;field name=&quot;&quot;shortcut&quot;&quot;&gt;&quot;&amp;IF(EXACT([.$W117];&quot;&quot;);&quot;&quot;;[.AH$1]&amp;[.$W117])&amp;&quot;&lt;/field&gt;&quot;&amp;CHAR(13)&amp;CHAR(9)&amp;CHAR(9)&amp;CHAR(9)&amp;&quot;&lt;field name=&quot;&quot;parent_id&quot;&quot; ref=&quot;&quot;&quot;&amp;IF(EXACT([.$Z117];&quot;&quot;);&quot;&quot;;[.AH$1]&amp;[.$Z117])&amp;&quot;&quot;&quot;/&gt;&quot;&amp;CHAR(13)&amp;CHAR(9)&amp;CHAR(9)&amp;CHAR(9)&amp;&quot;&lt;field name=&quot;&quot;user_type&quot;&quot; ref=&quot;&quot;account_account_type_&quot;&amp;[.$AB117]&amp;&quot;&quot;&quot;/&gt;&quot;&amp;CHAR(13)&amp;CHAR(9)&amp;CHAR(9)&amp;CHAR(9)&amp;&quot;&lt;field name=&quot;&quot;currency_id&quot;&quot; ref=&quot;&quot;&quot;&amp;[.AB117]&amp;&quot;&quot;&quot;/&gt;&quot;&amp;CHAR(13)&amp;CHAR(9)&amp;CHAR(9)&amp;CHAR(9)&amp;&quot;&lt;field name=&quot;&quot;type&quot;&quot;&gt;&quot;&amp;[.$AD117]&amp;&quot;&lt;/field&gt;&quot;&amp;CHAR(13)&amp;CHAR(9)&amp;CHAR(9)&amp;CHAR(9)&amp;&quot;&lt;field name=&quot;&quot;reconcile&quot;&quot; eval=&quot;&quot;&quot;&amp;[.$AE117]&amp;&quot;&quot;&quot;/&gt;&quot;&amp;IF(EXACT([.$AF117];&quot;&quot;);&quot;&quot;;CHAR(13)&amp;CHAR(9)&amp;CHAR(9)&amp;CHAR(9)&amp;&quot;&lt;field name=&quot;&quot;tax_ids&quot;&quot;&gt;&quot;&amp;SUBSTITUTE([.$AF11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00000&quot; model=&quot;account.account.template&quot;&gt;&#13;&#9;&#9;&#9;&lt;field name=&quot;code&quot;&gt;1-400000&lt;/field&gt;&#13;&#9;&#9;&#9;&lt;field name=&quot;name&quot;&gt;1-Ingresos&lt;/field&gt;&#13;&#9;&#9;&#9;&lt;field name=&quot;shortcut&quot;&gt;1-In&lt;/field&gt;&#13;&#9;&#9;&#9;&lt;field name=&quot;parent_id&quot; ref=&quot;1-0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<text:p><text:tab/><text:tab/>&lt;record id="account_account_template_1_400000" model="account.account.template"&gt;<text:tab/><text:tab/><text:tab/>&lt;field name="code"&gt;1-400000&lt;/field&gt;<text:tab/><text:tab/><text:tab/>&lt;field name="name"&gt;1-Ingresos&lt;/field&gt;<text:tab/><text:tab/><text:tab/>&lt;field name="shortcut"&gt;1-In&lt;/field&gt;<text:tab/><text:tab/><text:tab/>&lt;field name="parent_id" ref="1-0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</table:table-cell>
        </table:table-row>
        <table:table-row-group table:display="false"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17]&gt;[.A118];[.A117]=[.A118]);[.A117]&lt;&gt;7))" office:value-type="float" office:value="1">
              <text:p>1</text:p>
            </table:table-cell>
            <table:table-cell table:style-name="ce8" table:formula="of:=IF(EXACT([.A118];1);CELL(&quot;Row&quot;;[.C118]);[.C117])" office:value-type="float" office:value="2">
              <text:p>2</text:p>
            </table:table-cell>
            <table:table-cell table:style-name="ce8" table:formula="of:=IF(EXACT([.$A118];1);0;IF(EXACT([.$A118];2);[.D117]+1;[.D117]))" office:value-type="float" office:value="4">
              <text:p>4</text:p>
            </table:table-cell>
            <table:table-cell table:style-name="ce8" table:formula="of:=['Code format'.$C$2]&amp;TEXT([.D118];['Code format'.$B$2])&amp;['Code format'.$D$2]" office:value-type="string" office:string-value="4">
              <text:p>4</text:p>
            </table:table-cell>
            <table:table-cell table:style-name="ce8" table:formula="of:=IF(EXACT([.C117];[.C118]);IF(EXACT([.D117];[.D118]);[.F117];CELL(&quot;Row&quot;;[.F118]));[.C118])" office:value-type="float" office:value="117">
              <text:p>117</text:p>
            </table:table-cell>
            <table:table-cell table:style-name="ce8" table:formula="of:=IF(AND([.$A118]&lt;=[.H$1];[.$A117]&gt;[.$A118]);0;IF(EXACT([.$A118];[.H$1]+1);[.G117]+1;[.G117]))" office:value-type="float" office:value="1">
              <text:p>1</text:p>
            </table:table-cell>
            <table:table-cell table:style-name="ce8" table:formula="of:=['Code format'.$C$3]&amp;TEXT([.G118];['Code format'.$B$3])&amp;['Code format'.$D$3]" office:value-type="string" office:string-value="1">
              <text:p>1</text:p>
            </table:table-cell>
            <table:table-cell table:style-name="ce8" table:formula="of:=IF(EXACT([.F117];[.F118]);IF(EXACT([.G117];[.G118]);[.I117];CELL(&quot;Row&quot;;[.I118]));[.F118])" office:value-type="float" office:value="118">
              <text:p>118</text:p>
            </table:table-cell>
            <table:table-cell table:style-name="ce8" table:formula="of:=IF(AND([.$A118]&lt;=[.K$1];[.$A117]&gt;[.$A118]);0;IF(EXACT([.$A118];[.K$1]+1);[.J117]+1;[.J117]))" office:value-type="float" office:value="0">
              <text:p>0</text:p>
            </table:table-cell>
            <table:table-cell table:style-name="ce8" table:formula="of:=['Code format'.$C$4]&amp;TEXT([.J118];['Code format'.$B$4])&amp;['Code format'.$D$4]" office:value-type="string" office:string-value="0">
              <text:p>0</text:p>
            </table:table-cell>
            <table:table-cell table:style-name="ce8" table:formula="of:=IF(EXACT([.I117];[.I118]);IF(EXACT([.J117];[.J118]);[.L117];CELL(&quot;Row&quot;;[.L118]));[.I118])" office:value-type="float" office:value="118">
              <text:p>118</text:p>
            </table:table-cell>
            <table:table-cell table:style-name="ce8" table:formula="of:=IF(AND([.$A118]&lt;=[.N$1];[.$A117]&gt;[.$A118]);0;IF(EXACT([.$A118];[.N$1]+1);[.M117]+1;[.M117]))" office:value-type="float" office:value="0">
              <text:p>0</text:p>
            </table:table-cell>
            <table:table-cell table:style-name="ce8" table:formula="of:=['Code format'.$C$5]&amp;TEXT([.M118];['Code format'.$B$5])&amp;['Code format'.$D$5]" office:value-type="string" office:string-value="0">
              <text:p>0</text:p>
            </table:table-cell>
            <table:table-cell table:style-name="ce8" table:formula="of:=IF(EXACT([.L117];[.L118]);IF(EXACT([.M117];[.M118]);[.O117];CELL(&quot;Row&quot;;[.O118]));[.L118])" office:value-type="float" office:value="118">
              <text:p>118</text:p>
            </table:table-cell>
            <table:table-cell table:style-name="ce8" table:formula="of:=IF(AND([.$A118]&lt;=[.Q$1];[.$A117]&gt;[.$A118]);0;IF(EXACT([.$A118];[.Q$1]+1);[.P117]+1;[.P117]))" office:value-type="float" office:value="0">
              <text:p>0</text:p>
            </table:table-cell>
            <table:table-cell table:style-name="ce8" table:formula="of:=['Code format'.$C$6]&amp;TEXT([.P118];['Code format'.$B$6])&amp;['Code format'.$D$6]" office:value-type="string" office:string-value="0">
              <text:p>0</text:p>
            </table:table-cell>
            <table:table-cell table:style-name="ce8" table:formula="of:=IF(EXACT([.O117];[.O118]);IF(EXACT([.P117];[.P118]);[.R117];CELL(&quot;Row&quot;;[.R118]));[.O118])" office:value-type="float" office:value="118">
              <text:p>118</text:p>
            </table:table-cell>
            <table:table-cell table:style-name="ce8" table:formula="of:=IF(AND([.$A118]&lt;=[.T$1];[.$A117]&gt;[.$A118]);0;IF(EXACT([.$A118];[.T$1]+1);[.S117]+1;[.S117]))" office:value-type="float" office:value="0">
              <text:p>0</text:p>
            </table:table-cell>
            <table:table-cell table:style-name="ce8" table:formula="of:=['Code format'.$C$7]&amp;TEXT([.S118];['Code format'.$B$7])&amp;['Code format'.$D$7]" office:value-type="string" office:string-value="0">
              <text:p>0</text:p>
            </table:table-cell>
            <table:table-cell table:style-name="ce8" table:formula="of:=IF(EXACT([.R117];[.R118]);IF(EXACT([.S117];[.S118]);[.U117];CELL(&quot;Row&quot;;[.U118]));[.R118])" office:value-type="float" office:value="118">
              <text:p>118</text:p>
            </table:table-cell>
            <table:table-cell table:style-name="Nivel3" table:formula="of:=CONCATENATE([.E118];[.H118];[.K118];[.N118];[.Q118];[.T118])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410000">
              <text:p>410000</text:p>
            </table:table-cell>
            <table:table-cell table:style-name="ce9" office:value-type="string">
              <text:p>Ventas</text:p>
            </table:table-cell>
            <table:table-cell table:style-name="ce9" office:value-type="string">
              <text:p>Ingresos por ventas</text:p>
            </table:table-cell>
            <table:table-cell table:style-name="Nivel3" table:formula="of:=[.X118]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Ingresos por ventas">
              <text:p>Ingresos por ventas</text:p>
            </table:table-cell>
            <table:table-cell table:style-name="Datos" table:formula="of:=IF(EXACT([.A118];1);&quot;&quot;;IF(EXACT([.A118];2);INDIRECT(CONCATENATE(&quot;V&quot;;[.C118]));IF(EXACT([.A118];3);INDIRECT(CONCATENATE(&quot;V&quot;;[.F118]));IF(EXACT([.A118];4);INDIRECT(CONCATENATE(&quot;V&quot;;[.I118]));IF(EXACT([.A118];5);INDIRECT(CONCATENATE(&quot;V&quot;;[.L118]));IF(EXACT([.A118];6);INDIRECT(CONCATENATE(&quot;V&quot;;[.O118]));IF(EXACT([.A118];7);INDIRECT(CONCATENATE(&quot;V&quot;;[.R118])))))))))" office:value-type="string" office:string-value="400000">
              <text:p>4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18];7));NOT(EXACT([.AB118];&quot;view&quot;)));AND(EXACT([.A118];7);EXACT([.AB118];&quot;view&quot;))))" office:value-type="float" office:value="1">
              <text:p>1</text:p>
            </table:table-cell>
            <table:table-cell table:style-name="Datos" table:formula="of:=VLOOKUP([.AB118];['account.type'.$A$2:.$I$12];8)" office:value-type="string" office:string-value="view">
              <text:p>view</text:p>
            </table:table-cell>
            <table:table-cell table:style-name="Datos" table:formula="of:=VLOOKUP([.AB11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8];1);CHAR(9)&amp;CHAR(9)&amp;&quot;&lt;record id=&quot;&quot;account_account_template_&quot;&amp;SUBSTITUTE([.AG$1]&amp;[.$V118];&quot;-&quot;;&quot;_&quot;)&amp;&quot;&quot;&quot; model=&quot;&quot;account.account.template&quot;&quot;&gt;&quot;&amp;CHAR(13)&amp;CHAR(9)&amp;CHAR(9)&amp;CHAR(9)&amp;&quot;&lt;field name=&quot;&quot;code&quot;&quot;&gt;&quot;&amp;[.AG$1]&amp;[.$V118]&amp;&quot;&lt;/field&gt;&quot;&amp;CHAR(13)&amp;CHAR(9)&amp;CHAR(9)&amp;CHAR(9)&amp;&quot;&lt;field name=&quot;&quot;name&quot;&quot;&gt;&quot;&amp;[.AG$1]&amp;[.$Y118]&amp;&quot;&lt;/field&gt;&quot;&amp;CHAR(13)&amp;CHAR(9)&amp;CHAR(9)&amp;CHAR(9)&amp;&quot;&lt;field name=&quot;&quot;shortcut&quot;&quot;&gt;&quot;&amp;IF(EXACT([.$W118];&quot;&quot;);&quot;&quot;;[.AG$1]&amp;[.$W118])&amp;&quot;&lt;/field&gt;&quot;&amp;CHAR(13)&amp;CHAR(9)&amp;CHAR(9)&amp;CHAR(9)&amp;&quot;&lt;field name=&quot;&quot;parent_id&quot;&quot; ref=&quot;&quot;&quot;&amp;IF(EXACT([.$Z118];&quot;&quot;);&quot;&quot;;[.AG$1]&amp;[.$Z118])&amp;&quot;&quot;&quot;/&gt;&quot;&amp;CHAR(13)&amp;CHAR(9)&amp;CHAR(9)&amp;CHAR(9)&amp;&quot;&lt;field name=&quot;&quot;user_type&quot;&quot; ref=&quot;&quot;account_account_type_&quot;&amp;[.$AB118]&amp;&quot;&quot;&quot;/&gt;&quot;&amp;CHAR(13)&amp;CHAR(9)&amp;CHAR(9)&amp;CHAR(9)&amp;&quot;&lt;field name=&quot;&quot;currency_id&quot;&quot; ref=&quot;&quot;&quot;&amp;[.AA118]&amp;&quot;&quot;&quot;/&gt;&quot;&amp;CHAR(13)&amp;CHAR(9)&amp;CHAR(9)&amp;CHAR(9)&amp;&quot;&lt;field name=&quot;&quot;type&quot;&quot;&gt;&quot;&amp;[.$AD118]&amp;&quot;&lt;/field&gt;&quot;&amp;CHAR(13)&amp;CHAR(9)&amp;CHAR(9)&amp;CHAR(9)&amp;&quot;&lt;field name=&quot;&quot;reconcile&quot;&quot; eval=&quot;&quot;&quot;&amp;[.$AE118]&amp;&quot;&quot;&quot;/&gt;&quot;&amp;IF(EXACT([.$AF118];&quot;&quot;);&quot;&quot;;CHAR(13)&amp;CHAR(9)&amp;CHAR(9)&amp;CHAR(9)&amp;&quot;&lt;field name=&quot;&quot;tax_ids&quot;&quot;&gt;&quot;&amp;SUBSTITUTE([.$AF11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10000&quot; model=&quot;account.account.template&quot;&gt;&#13;&#9;&#9;&#9;&lt;field name=&quot;code&quot;&gt;0-410000&lt;/field&gt;&#13;&#9;&#9;&#9;&lt;field name=&quot;name&quot;&gt;0-Ingresos por ventas&lt;/field&gt;&#13;&#9;&#9;&#9;&lt;field name=&quot;shortcut&quot;&gt;0-Ventas&lt;/field&gt;&#13;&#9;&#9;&#9;&lt;field name=&quot;parent_id&quot; ref=&quot;0-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410000" model="account.account.template"&gt;<text:tab/><text:tab/><text:tab/>&lt;field name="code"&gt;0-410000&lt;/field&gt;<text:tab/><text:tab/><text:tab/>&lt;field name="name"&gt;0-Ingresos por ventas&lt;/field&gt;<text:tab/><text:tab/><text:tab/>&lt;field name="shortcut"&gt;0-Ventas&lt;/field&gt;<text:tab/><text:tab/><text:tab/>&lt;field name="parent_id" ref="0-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18];1);CHAR(9)&amp;CHAR(9)&amp;&quot;&lt;record id=&quot;&quot;account_account_template_&quot;&amp;SUBSTITUTE([.AH$1]&amp;[.$V118];&quot;-&quot;;&quot;_&quot;)&amp;&quot;&quot;&quot; model=&quot;&quot;account.account.template&quot;&quot;&gt;&quot;&amp;CHAR(13)&amp;CHAR(9)&amp;CHAR(9)&amp;CHAR(9)&amp;&quot;&lt;field name=&quot;&quot;code&quot;&quot;&gt;&quot;&amp;[.AH$1]&amp;[.$V118]&amp;&quot;&lt;/field&gt;&quot;&amp;CHAR(13)&amp;CHAR(9)&amp;CHAR(9)&amp;CHAR(9)&amp;&quot;&lt;field name=&quot;&quot;name&quot;&quot;&gt;&quot;&amp;[.AH$1]&amp;[.$Y118]&amp;&quot;&lt;/field&gt;&quot;&amp;CHAR(13)&amp;CHAR(9)&amp;CHAR(9)&amp;CHAR(9)&amp;&quot;&lt;field name=&quot;&quot;shortcut&quot;&quot;&gt;&quot;&amp;IF(EXACT([.$W118];&quot;&quot;);&quot;&quot;;[.AH$1]&amp;[.$W118])&amp;&quot;&lt;/field&gt;&quot;&amp;CHAR(13)&amp;CHAR(9)&amp;CHAR(9)&amp;CHAR(9)&amp;&quot;&lt;field name=&quot;&quot;parent_id&quot;&quot; ref=&quot;&quot;&quot;&amp;IF(EXACT([.$Z118];&quot;&quot;);&quot;&quot;;[.AH$1]&amp;[.$Z118])&amp;&quot;&quot;&quot;/&gt;&quot;&amp;CHAR(13)&amp;CHAR(9)&amp;CHAR(9)&amp;CHAR(9)&amp;&quot;&lt;field name=&quot;&quot;user_type&quot;&quot; ref=&quot;&quot;account_account_type_&quot;&amp;[.$AB118]&amp;&quot;&quot;&quot;/&gt;&quot;&amp;CHAR(13)&amp;CHAR(9)&amp;CHAR(9)&amp;CHAR(9)&amp;&quot;&lt;field name=&quot;&quot;currency_id&quot;&quot; ref=&quot;&quot;&quot;&amp;[.AB118]&amp;&quot;&quot;&quot;/&gt;&quot;&amp;CHAR(13)&amp;CHAR(9)&amp;CHAR(9)&amp;CHAR(9)&amp;&quot;&lt;field name=&quot;&quot;type&quot;&quot;&gt;&quot;&amp;[.$AD118]&amp;&quot;&lt;/field&gt;&quot;&amp;CHAR(13)&amp;CHAR(9)&amp;CHAR(9)&amp;CHAR(9)&amp;&quot;&lt;field name=&quot;&quot;reconcile&quot;&quot; eval=&quot;&quot;&quot;&amp;[.$AE118]&amp;&quot;&quot;&quot;/&gt;&quot;&amp;IF(EXACT([.$AF118];&quot;&quot;);&quot;&quot;;CHAR(13)&amp;CHAR(9)&amp;CHAR(9)&amp;CHAR(9)&amp;&quot;&lt;field name=&quot;&quot;tax_ids&quot;&quot;&gt;&quot;&amp;SUBSTITUTE([.$AF11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10000&quot; model=&quot;account.account.template&quot;&gt;&#13;&#9;&#9;&#9;&lt;field name=&quot;code&quot;&gt;1-410000&lt;/field&gt;&#13;&#9;&#9;&#9;&lt;field name=&quot;name&quot;&gt;1-Ingresos por ventas&lt;/field&gt;&#13;&#9;&#9;&#9;&lt;field name=&quot;shortcut&quot;&gt;1-Ventas&lt;/field&gt;&#13;&#9;&#9;&#9;&lt;field name=&quot;parent_id&quot; ref=&quot;1-4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410000" model="account.account.template"&gt;<text:tab/><text:tab/><text:tab/>&lt;field name="code"&gt;1-410000&lt;/field&gt;<text:tab/><text:tab/><text:tab/>&lt;field name="name"&gt;1-Ingresos por ventas&lt;/field&gt;<text:tab/><text:tab/><text:tab/>&lt;field name="shortcut"&gt;1-Ventas&lt;/field&gt;<text:tab/><text:tab/><text:tab/>&lt;field name="parent_id" ref="1-4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18]&gt;[.A119];[.A118]=[.A119]);[.A118]&lt;&gt;7))" office:value-type="float" office:value="1">
              <text:p>1</text:p>
            </table:table-cell>
            <table:table-cell table:style-name="ce8" table:formula="of:=IF(EXACT([.A119];1);CELL(&quot;Row&quot;;[.C119]);[.C118])" office:value-type="float" office:value="2">
              <text:p>2</text:p>
            </table:table-cell>
            <table:table-cell table:style-name="ce8" table:formula="of:=IF(EXACT([.$A119];1);0;IF(EXACT([.$A119];2);[.D118]+1;[.D118]))" office:value-type="float" office:value="4">
              <text:p>4</text:p>
            </table:table-cell>
            <table:table-cell table:style-name="ce8" table:formula="of:=['Code format'.$C$2]&amp;TEXT([.D119];['Code format'.$B$2])&amp;['Code format'.$D$2]" office:value-type="string" office:string-value="4">
              <text:p>4</text:p>
            </table:table-cell>
            <table:table-cell table:style-name="ce8" table:formula="of:=IF(EXACT([.C118];[.C119]);IF(EXACT([.D118];[.D119]);[.F118];CELL(&quot;Row&quot;;[.F119]));[.C119])" office:value-type="float" office:value="117">
              <text:p>117</text:p>
            </table:table-cell>
            <table:table-cell table:style-name="ce8" table:formula="of:=IF(AND([.$A119]&lt;=[.H$1];[.$A118]&gt;[.$A119]);0;IF(EXACT([.$A119];[.H$1]+1);[.G118]+1;[.G118]))" office:value-type="float" office:value="1">
              <text:p>1</text:p>
            </table:table-cell>
            <table:table-cell table:style-name="ce8" table:formula="of:=['Code format'.$C$3]&amp;TEXT([.G119];['Code format'.$B$3])&amp;['Code format'.$D$3]" office:value-type="string" office:string-value="1">
              <text:p>1</text:p>
            </table:table-cell>
            <table:table-cell table:style-name="ce8" table:formula="of:=IF(EXACT([.F118];[.F119]);IF(EXACT([.G118];[.G119]);[.I118];CELL(&quot;Row&quot;;[.I119]));[.F119])" office:value-type="float" office:value="118">
              <text:p>118</text:p>
            </table:table-cell>
            <table:table-cell table:style-name="ce8" table:formula="of:=IF(AND([.$A119]&lt;=[.K$1];[.$A118]&gt;[.$A119]);0;IF(EXACT([.$A119];[.K$1]+1);[.J118]+1;[.J118]))" office:value-type="float" office:value="0">
              <text:p>0</text:p>
            </table:table-cell>
            <table:table-cell table:style-name="ce8" table:formula="of:=['Code format'.$C$4]&amp;TEXT([.J119];['Code format'.$B$4])&amp;['Code format'.$D$4]" office:value-type="string" office:string-value="0">
              <text:p>0</text:p>
            </table:table-cell>
            <table:table-cell table:style-name="ce8" table:formula="of:=IF(EXACT([.I118];[.I119]);IF(EXACT([.J118];[.J119]);[.L118];CELL(&quot;Row&quot;;[.L119]));[.I119])" office:value-type="float" office:value="118">
              <text:p>118</text:p>
            </table:table-cell>
            <table:table-cell table:style-name="ce8" table:formula="of:=IF(AND([.$A119]&lt;=[.N$1];[.$A118]&gt;[.$A119]);0;IF(EXACT([.$A119];[.N$1]+1);[.M118]+1;[.M118]))" office:value-type="float" office:value="0">
              <text:p>0</text:p>
            </table:table-cell>
            <table:table-cell table:style-name="ce8" table:formula="of:=['Code format'.$C$5]&amp;TEXT([.M119];['Code format'.$B$5])&amp;['Code format'.$D$5]" office:value-type="string" office:string-value="0">
              <text:p>0</text:p>
            </table:table-cell>
            <table:table-cell table:style-name="ce8" table:formula="of:=IF(EXACT([.L118];[.L119]);IF(EXACT([.M118];[.M119]);[.O118];CELL(&quot;Row&quot;;[.O119]));[.L119])" office:value-type="float" office:value="118">
              <text:p>118</text:p>
            </table:table-cell>
            <table:table-cell table:style-name="ce8" table:formula="of:=IF(AND([.$A119]&lt;=[.Q$1];[.$A118]&gt;[.$A119]);0;IF(EXACT([.$A119];[.Q$1]+1);[.P118]+1;[.P118]))" office:value-type="float" office:value="0">
              <text:p>0</text:p>
            </table:table-cell>
            <table:table-cell table:style-name="ce8" table:formula="of:=['Code format'.$C$6]&amp;TEXT([.P119];['Code format'.$B$6])&amp;['Code format'.$D$6]" office:value-type="string" office:string-value="0">
              <text:p>0</text:p>
            </table:table-cell>
            <table:table-cell table:style-name="ce8" table:formula="of:=IF(EXACT([.O118];[.O119]);IF(EXACT([.P118];[.P119]);[.R118];CELL(&quot;Row&quot;;[.R119]));[.O119])" office:value-type="float" office:value="118">
              <text:p>118</text:p>
            </table:table-cell>
            <table:table-cell table:style-name="ce8" table:formula="of:=IF(AND([.$A119]&lt;=[.T$1];[.$A118]&gt;[.$A119]);0;IF(EXACT([.$A119];[.T$1]+1);[.S118]+1;[.S118]))" office:value-type="float" office:value="1">
              <text:p>1</text:p>
            </table:table-cell>
            <table:table-cell table:style-name="ce8" table:formula="of:=['Code format'.$C$7]&amp;TEXT([.S119];['Code format'.$B$7])&amp;['Code format'.$D$7]" office:value-type="string" office:string-value="1">
              <text:p>1</text:p>
            </table:table-cell>
            <table:table-cell table:style-name="ce8" table:formula="of:=IF(EXACT([.R118];[.R119]);IF(EXACT([.S118];[.S119]);[.U118];CELL(&quot;Row&quot;;[.U119]));[.R119])" office:value-type="float" office:value="119">
              <text:p>119</text:p>
            </table:table-cell>
            <table:table-cell table:style-name="Nivel7" table:formula="of:=CONCATENATE([.E119];[.H119];[.K119];[.N119];[.Q119];[.T119])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410001">
              <text:p>410001</text:p>
            </table:table-cell>
            <table:table-cell table:style-name="ce9"/>
            <table:table-cell table:style-name="ce9" office:value-type="string">
              <text:p>Categoría 1</text:p>
            </table:table-cell>
            <table:table-cell table:style-name="Nivel7" table:formula="of:=[.X119]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Categoría 1">
              <text:p>Categoría 1</text:p>
            </table:table-cell>
            <table:table-cell table:style-name="Datos" table:formula="of:=IF(EXACT([.A119];1);&quot;&quot;;IF(EXACT([.A119];2);INDIRECT(CONCATENATE(&quot;V&quot;;[.C119]));IF(EXACT([.A119];3);INDIRECT(CONCATENATE(&quot;V&quot;;[.F119]));IF(EXACT([.A119];4);INDIRECT(CONCATENATE(&quot;V&quot;;[.I119]));IF(EXACT([.A119];5);INDIRECT(CONCATENATE(&quot;V&quot;;[.L119]));IF(EXACT([.A119];6);INDIRECT(CONCATENATE(&quot;V&quot;;[.O119]));IF(EXACT([.A119];7);INDIRECT(CONCATENATE(&quot;V&quot;;[.R119])))))))))" office:value-type="string" office:string-value="410000">
              <text:p>41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income</text:p>
            </table:table-cell>
            <table:table-cell table:style-name="ce6" table:formula="of:=NOT(OR(AND(NOT(EXACT([.A119];7));NOT(EXACT([.AB119];&quot;view&quot;)));AND(EXACT([.A119];7);EXACT([.AB119];&quot;view&quot;))))" office:value-type="float" office:value="1">
              <text:p>1</text:p>
            </table:table-cell>
            <table:table-cell table:style-name="Datos" table:formula="of:=VLOOKUP([.AB119];['account.type'.$A$2:.$I$12];8)" office:value-type="string" office:string-value="other">
              <text:p>other</text:p>
            </table:table-cell>
            <table:table-cell table:style-name="Datos" table:formula="of:=VLOOKUP([.AB119];['account.type'.$A$2:.$I$12];7)" office:value-type="string" office:string-value="none">
              <text:p>none</text:p>
            </table:table-cell>
            <table:table-cell table:style-name="ce9" office:value-type="string">
              <text:p>IV</text:p>
            </table:table-cell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19];1);CHAR(9)&amp;CHAR(9)&amp;&quot;&lt;record id=&quot;&quot;account_account_template_&quot;&amp;SUBSTITUTE([.AG$1]&amp;[.$V119];&quot;-&quot;;&quot;_&quot;)&amp;&quot;&quot;&quot; model=&quot;&quot;account.account.template&quot;&quot;&gt;&quot;&amp;CHAR(13)&amp;CHAR(9)&amp;CHAR(9)&amp;CHAR(9)&amp;&quot;&lt;field name=&quot;&quot;code&quot;&quot;&gt;&quot;&amp;[.AG$1]&amp;[.$V119]&amp;&quot;&lt;/field&gt;&quot;&amp;CHAR(13)&amp;CHAR(9)&amp;CHAR(9)&amp;CHAR(9)&amp;&quot;&lt;field name=&quot;&quot;name&quot;&quot;&gt;&quot;&amp;[.AG$1]&amp;[.$Y119]&amp;&quot;&lt;/field&gt;&quot;&amp;CHAR(13)&amp;CHAR(9)&amp;CHAR(9)&amp;CHAR(9)&amp;&quot;&lt;field name=&quot;&quot;shortcut&quot;&quot;&gt;&quot;&amp;IF(EXACT([.$W119];&quot;&quot;);&quot;&quot;;[.AG$1]&amp;[.$W119])&amp;&quot;&lt;/field&gt;&quot;&amp;CHAR(13)&amp;CHAR(9)&amp;CHAR(9)&amp;CHAR(9)&amp;&quot;&lt;field name=&quot;&quot;parent_id&quot;&quot; ref=&quot;&quot;&quot;&amp;IF(EXACT([.$Z119];&quot;&quot;);&quot;&quot;;[.AG$1]&amp;[.$Z119])&amp;&quot;&quot;&quot;/&gt;&quot;&amp;CHAR(13)&amp;CHAR(9)&amp;CHAR(9)&amp;CHAR(9)&amp;&quot;&lt;field name=&quot;&quot;user_type&quot;&quot; ref=&quot;&quot;account_account_type_&quot;&amp;[.$AB119]&amp;&quot;&quot;&quot;/&gt;&quot;&amp;CHAR(13)&amp;CHAR(9)&amp;CHAR(9)&amp;CHAR(9)&amp;&quot;&lt;field name=&quot;&quot;currency_id&quot;&quot; ref=&quot;&quot;&quot;&amp;[.AA119]&amp;&quot;&quot;&quot;/&gt;&quot;&amp;CHAR(13)&amp;CHAR(9)&amp;CHAR(9)&amp;CHAR(9)&amp;&quot;&lt;field name=&quot;&quot;type&quot;&quot;&gt;&quot;&amp;[.$AD119]&amp;&quot;&lt;/field&gt;&quot;&amp;CHAR(13)&amp;CHAR(9)&amp;CHAR(9)&amp;CHAR(9)&amp;&quot;&lt;field name=&quot;&quot;reconcile&quot;&quot; eval=&quot;&quot;&quot;&amp;[.$AE119]&amp;&quot;&quot;&quot;/&gt;&quot;&amp;IF(EXACT([.$AF119];&quot;&quot;);&quot;&quot;;CHAR(13)&amp;CHAR(9)&amp;CHAR(9)&amp;CHAR(9)&amp;&quot;&lt;field name=&quot;&quot;tax_ids&quot;&quot;&gt;&quot;&amp;SUBSTITUTE([.$AF11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10001&quot; model=&quot;account.account.template&quot;&gt;&#13;&#9;&#9;&#9;&lt;field name=&quot;code&quot;&gt;0-410001&lt;/field&gt;&#13;&#9;&#9;&#9;&lt;field name=&quot;name&quot;&gt;0-Categoría 1&lt;/field&gt;&#13;&#9;&#9;&#9;&lt;field name=&quot;shortcut&quot;&gt;&lt;/field&gt;&#13;&#9;&#9;&#9;&lt;field name=&quot;parent_id&quot; ref=&quot;0-41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none&quot;/&gt;&#13;&#9;&#9;&#9;&lt;field name=&quot;tax_ids&quot;&gt;IV&lt;/field&gt;&#13;&#9;&#9;&lt;/record&gt;">
              <text:p><text:tab/><text:tab/>&lt;record id="account_account_template_0_410001" model="account.account.template"&gt;<text:tab/><text:tab/><text:tab/>&lt;field name="code"&gt;0-410001&lt;/field&gt;<text:tab/><text:tab/><text:tab/>&lt;field name="name"&gt;0-Categoría 1&lt;/field&gt;<text:tab/><text:tab/><text:tab/>&lt;field name="shortcut"&gt;&lt;/field&gt;<text:tab/><text:tab/><text:tab/>&lt;field name="parent_id" ref="0-41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none"/&gt;<text:tab/><text:tab/><text:tab/>&lt;field name="tax_ids"&gt;IV&lt;/field&gt;<text:tab/><text:tab/>&lt;/record&gt;</text:p>
            </table:table-cell>
            <table:table-cell table:formula="of:=IF(EXACT([.AH119];1);CHAR(9)&amp;CHAR(9)&amp;&quot;&lt;record id=&quot;&quot;account_account_template_&quot;&amp;SUBSTITUTE([.AH$1]&amp;[.$V119];&quot;-&quot;;&quot;_&quot;)&amp;&quot;&quot;&quot; model=&quot;&quot;account.account.template&quot;&quot;&gt;&quot;&amp;CHAR(13)&amp;CHAR(9)&amp;CHAR(9)&amp;CHAR(9)&amp;&quot;&lt;field name=&quot;&quot;code&quot;&quot;&gt;&quot;&amp;[.AH$1]&amp;[.$V119]&amp;&quot;&lt;/field&gt;&quot;&amp;CHAR(13)&amp;CHAR(9)&amp;CHAR(9)&amp;CHAR(9)&amp;&quot;&lt;field name=&quot;&quot;name&quot;&quot;&gt;&quot;&amp;[.AH$1]&amp;[.$Y119]&amp;&quot;&lt;/field&gt;&quot;&amp;CHAR(13)&amp;CHAR(9)&amp;CHAR(9)&amp;CHAR(9)&amp;&quot;&lt;field name=&quot;&quot;shortcut&quot;&quot;&gt;&quot;&amp;IF(EXACT([.$W119];&quot;&quot;);&quot;&quot;;[.AH$1]&amp;[.$W119])&amp;&quot;&lt;/field&gt;&quot;&amp;CHAR(13)&amp;CHAR(9)&amp;CHAR(9)&amp;CHAR(9)&amp;&quot;&lt;field name=&quot;&quot;parent_id&quot;&quot; ref=&quot;&quot;&quot;&amp;IF(EXACT([.$Z119];&quot;&quot;);&quot;&quot;;[.AH$1]&amp;[.$Z119])&amp;&quot;&quot;&quot;/&gt;&quot;&amp;CHAR(13)&amp;CHAR(9)&amp;CHAR(9)&amp;CHAR(9)&amp;&quot;&lt;field name=&quot;&quot;user_type&quot;&quot; ref=&quot;&quot;account_account_type_&quot;&amp;[.$AB119]&amp;&quot;&quot;&quot;/&gt;&quot;&amp;CHAR(13)&amp;CHAR(9)&amp;CHAR(9)&amp;CHAR(9)&amp;&quot;&lt;field name=&quot;&quot;currency_id&quot;&quot; ref=&quot;&quot;&quot;&amp;[.AB119]&amp;&quot;&quot;&quot;/&gt;&quot;&amp;CHAR(13)&amp;CHAR(9)&amp;CHAR(9)&amp;CHAR(9)&amp;&quot;&lt;field name=&quot;&quot;type&quot;&quot;&gt;&quot;&amp;[.$AD119]&amp;&quot;&lt;/field&gt;&quot;&amp;CHAR(13)&amp;CHAR(9)&amp;CHAR(9)&amp;CHAR(9)&amp;&quot;&lt;field name=&quot;&quot;reconcile&quot;&quot; eval=&quot;&quot;&quot;&amp;[.$AE119]&amp;&quot;&quot;&quot;/&gt;&quot;&amp;IF(EXACT([.$AF119];&quot;&quot;);&quot;&quot;;CHAR(13)&amp;CHAR(9)&amp;CHAR(9)&amp;CHAR(9)&amp;&quot;&lt;field name=&quot;&quot;tax_ids&quot;&quot;&gt;&quot;&amp;SUBSTITUTE([.$AF11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10001&quot; model=&quot;account.account.template&quot;&gt;&#13;&#9;&#9;&#9;&lt;field name=&quot;code&quot;&gt;1-410001&lt;/field&gt;&#13;&#9;&#9;&#9;&lt;field name=&quot;name&quot;&gt;1-Categoría 1&lt;/field&gt;&#13;&#9;&#9;&#9;&lt;field name=&quot;shortcut&quot;&gt;&lt;/field&gt;&#13;&#9;&#9;&#9;&lt;field name=&quot;parent_id&quot; ref=&quot;1-410000&quot;/&gt;&#13;&#9;&#9;&#9;&lt;field name=&quot;user_type&quot; ref=&quot;account_account_type_income&quot;/&gt;&#13;&#9;&#9;&#9;&lt;field name=&quot;currency_id&quot; ref=&quot;income&quot;/&gt;&#13;&#9;&#9;&#9;&lt;field name=&quot;type&quot;&gt;other&lt;/field&gt;&#13;&#9;&#9;&#9;&lt;field name=&quot;reconcile&quot; eval=&quot;none&quot;/&gt;&#13;&#9;&#9;&#9;&lt;field name=&quot;tax_ids&quot;&gt;IV&lt;/field&gt;&#13;&#9;&#9;&lt;/record&gt;">
              <text:p><text:tab/><text:tab/>&lt;record id="account_account_template_1_410001" model="account.account.template"&gt;<text:tab/><text:tab/><text:tab/>&lt;field name="code"&gt;1-410001&lt;/field&gt;<text:tab/><text:tab/><text:tab/>&lt;field name="name"&gt;1-Categoría 1&lt;/field&gt;<text:tab/><text:tab/><text:tab/>&lt;field name="shortcut"&gt;&lt;/field&gt;<text:tab/><text:tab/><text:tab/>&lt;field name="parent_id" ref="1-410000"/&gt;<text:tab/><text:tab/><text:tab/>&lt;field name="user_type" ref="account_account_type_income"/&gt;<text:tab/><text:tab/><text:tab/>&lt;field name="currency_id" ref="income"/&gt;<text:tab/><text:tab/><text:tab/>&lt;field name="type"&gt;other&lt;/field&gt;<text:tab/><text:tab/><text:tab/>&lt;field name="reconcile" eval="none"/&gt;<text:tab/><text:tab/><text:tab/>&lt;field name="tax_ids"&gt;IV&lt;/field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19]&gt;[.A120];[.A119]=[.A120]);[.A119]&lt;&gt;7))" office:value-type="float" office:value="1">
              <text:p>1</text:p>
            </table:table-cell>
            <table:table-cell table:style-name="ce8" table:formula="of:=IF(EXACT([.A120];1);CELL(&quot;Row&quot;;[.C120]);[.C119])" office:value-type="float" office:value="2">
              <text:p>2</text:p>
            </table:table-cell>
            <table:table-cell table:style-name="ce8" table:formula="of:=IF(EXACT([.$A120];1);0;IF(EXACT([.$A120];2);[.D119]+1;[.D119]))" office:value-type="float" office:value="4">
              <text:p>4</text:p>
            </table:table-cell>
            <table:table-cell table:style-name="ce8" table:formula="of:=['Code format'.$C$2]&amp;TEXT([.D120];['Code format'.$B$2])&amp;['Code format'.$D$2]" office:value-type="string" office:string-value="4">
              <text:p>4</text:p>
            </table:table-cell>
            <table:table-cell table:style-name="ce8" table:formula="of:=IF(EXACT([.C119];[.C120]);IF(EXACT([.D119];[.D120]);[.F119];CELL(&quot;Row&quot;;[.F120]));[.C120])" office:value-type="float" office:value="117">
              <text:p>117</text:p>
            </table:table-cell>
            <table:table-cell table:style-name="ce8" table:formula="of:=IF(AND([.$A120]&lt;=[.H$1];[.$A119]&gt;[.$A120]);0;IF(EXACT([.$A120];[.H$1]+1);[.G119]+1;[.G119]))" office:value-type="float" office:value="2">
              <text:p>2</text:p>
            </table:table-cell>
            <table:table-cell table:style-name="ce8" table:formula="of:=['Code format'.$C$3]&amp;TEXT([.G120];['Code format'.$B$3])&amp;['Code format'.$D$3]" office:value-type="string" office:string-value="2">
              <text:p>2</text:p>
            </table:table-cell>
            <table:table-cell table:style-name="ce8" table:formula="of:=IF(EXACT([.F119];[.F120]);IF(EXACT([.G119];[.G120]);[.I119];CELL(&quot;Row&quot;;[.I120]));[.F120])" office:value-type="float" office:value="120">
              <text:p>120</text:p>
            </table:table-cell>
            <table:table-cell table:style-name="ce8" table:formula="of:=IF(AND([.$A120]&lt;=[.K$1];[.$A119]&gt;[.$A120]);0;IF(EXACT([.$A120];[.K$1]+1);[.J119]+1;[.J119]))" office:value-type="float" office:value="0">
              <text:p>0</text:p>
            </table:table-cell>
            <table:table-cell table:style-name="ce8" table:formula="of:=['Code format'.$C$4]&amp;TEXT([.J120];['Code format'.$B$4])&amp;['Code format'.$D$4]" office:value-type="string" office:string-value="0">
              <text:p>0</text:p>
            </table:table-cell>
            <table:table-cell table:style-name="ce8" table:formula="of:=IF(EXACT([.I119];[.I120]);IF(EXACT([.J119];[.J120]);[.L119];CELL(&quot;Row&quot;;[.L120]));[.I120])" office:value-type="float" office:value="120">
              <text:p>120</text:p>
            </table:table-cell>
            <table:table-cell table:style-name="ce8" table:formula="of:=IF(AND([.$A120]&lt;=[.N$1];[.$A119]&gt;[.$A120]);0;IF(EXACT([.$A120];[.N$1]+1);[.M119]+1;[.M119]))" office:value-type="float" office:value="0">
              <text:p>0</text:p>
            </table:table-cell>
            <table:table-cell table:style-name="ce8" table:formula="of:=['Code format'.$C$5]&amp;TEXT([.M120];['Code format'.$B$5])&amp;['Code format'.$D$5]" office:value-type="string" office:string-value="0">
              <text:p>0</text:p>
            </table:table-cell>
            <table:table-cell table:style-name="ce8" table:formula="of:=IF(EXACT([.L119];[.L120]);IF(EXACT([.M119];[.M120]);[.O119];CELL(&quot;Row&quot;;[.O120]));[.L120])" office:value-type="float" office:value="120">
              <text:p>120</text:p>
            </table:table-cell>
            <table:table-cell table:style-name="ce8" table:formula="of:=IF(AND([.$A120]&lt;=[.Q$1];[.$A119]&gt;[.$A120]);0;IF(EXACT([.$A120];[.Q$1]+1);[.P119]+1;[.P119]))" office:value-type="float" office:value="0">
              <text:p>0</text:p>
            </table:table-cell>
            <table:table-cell table:style-name="ce8" table:formula="of:=['Code format'.$C$6]&amp;TEXT([.P120];['Code format'.$B$6])&amp;['Code format'.$D$6]" office:value-type="string" office:string-value="0">
              <text:p>0</text:p>
            </table:table-cell>
            <table:table-cell table:style-name="ce8" table:formula="of:=IF(EXACT([.O119];[.O120]);IF(EXACT([.P119];[.P120]);[.R119];CELL(&quot;Row&quot;;[.R120]));[.O120])" office:value-type="float" office:value="120">
              <text:p>120</text:p>
            </table:table-cell>
            <table:table-cell table:style-name="ce8" table:formula="of:=IF(AND([.$A120]&lt;=[.T$1];[.$A119]&gt;[.$A120]);0;IF(EXACT([.$A120];[.T$1]+1);[.S119]+1;[.S119]))" office:value-type="float" office:value="0">
              <text:p>0</text:p>
            </table:table-cell>
            <table:table-cell table:style-name="ce8" table:formula="of:=['Code format'.$C$7]&amp;TEXT([.S120];['Code format'.$B$7])&amp;['Code format'.$D$7]" office:value-type="string" office:string-value="0">
              <text:p>0</text:p>
            </table:table-cell>
            <table:table-cell table:style-name="ce8" table:formula="of:=IF(EXACT([.R119];[.R120]);IF(EXACT([.S119];[.S120]);[.U119];CELL(&quot;Row&quot;;[.U120]));[.R120])" office:value-type="float" office:value="120">
              <text:p>120</text:p>
            </table:table-cell>
            <table:table-cell table:style-name="Nivel3" table:formula="of:=CONCATENATE([.E120];[.H120];[.K120];[.N120];[.Q120];[.T120])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420000">
              <text:p>420000</text:p>
            </table:table-cell>
            <table:table-cell table:style-name="ce9" office:value-type="string">
              <text:p>CCorp</text:p>
            </table:table-cell>
            <table:table-cell table:style-name="ce9" office:value-type="string">
              <text:p>Ingresos por administración</text:p>
            </table:table-cell>
            <table:table-cell table:style-name="Nivel3" table:formula="of:=[.X120]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Ingresos por administración">
              <text:p>Ingresos por administración</text:p>
            </table:table-cell>
            <table:table-cell table:style-name="Datos" table:formula="of:=IF(EXACT([.A120];1);&quot;&quot;;IF(EXACT([.A120];2);INDIRECT(CONCATENATE(&quot;V&quot;;[.C120]));IF(EXACT([.A120];3);INDIRECT(CONCATENATE(&quot;V&quot;;[.F120]));IF(EXACT([.A120];4);INDIRECT(CONCATENATE(&quot;V&quot;;[.I120]));IF(EXACT([.A120];5);INDIRECT(CONCATENATE(&quot;V&quot;;[.L120]));IF(EXACT([.A120];6);INDIRECT(CONCATENATE(&quot;V&quot;;[.O120]));IF(EXACT([.A120];7);INDIRECT(CONCATENATE(&quot;V&quot;;[.R120])))))))))" office:value-type="string" office:string-value="400000">
              <text:p>4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20];7));NOT(EXACT([.AB120];&quot;view&quot;)));AND(EXACT([.A120];7);EXACT([.AB120];&quot;view&quot;))))" office:value-type="float" office:value="1">
              <text:p>1</text:p>
            </table:table-cell>
            <table:table-cell table:style-name="Datos" table:formula="of:=VLOOKUP([.AB120];['account.type'.$A$2:.$I$12];8)" office:value-type="string" office:string-value="view">
              <text:p>view</text:p>
            </table:table-cell>
            <table:table-cell table:style-name="Datos" table:formula="of:=VLOOKUP([.AB12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0];1);CHAR(9)&amp;CHAR(9)&amp;&quot;&lt;record id=&quot;&quot;account_account_template_&quot;&amp;SUBSTITUTE([.AG$1]&amp;[.$V120];&quot;-&quot;;&quot;_&quot;)&amp;&quot;&quot;&quot; model=&quot;&quot;account.account.template&quot;&quot;&gt;&quot;&amp;CHAR(13)&amp;CHAR(9)&amp;CHAR(9)&amp;CHAR(9)&amp;&quot;&lt;field name=&quot;&quot;code&quot;&quot;&gt;&quot;&amp;[.AG$1]&amp;[.$V120]&amp;&quot;&lt;/field&gt;&quot;&amp;CHAR(13)&amp;CHAR(9)&amp;CHAR(9)&amp;CHAR(9)&amp;&quot;&lt;field name=&quot;&quot;name&quot;&quot;&gt;&quot;&amp;[.AG$1]&amp;[.$Y120]&amp;&quot;&lt;/field&gt;&quot;&amp;CHAR(13)&amp;CHAR(9)&amp;CHAR(9)&amp;CHAR(9)&amp;&quot;&lt;field name=&quot;&quot;shortcut&quot;&quot;&gt;&quot;&amp;IF(EXACT([.$W120];&quot;&quot;);&quot;&quot;;[.AG$1]&amp;[.$W120])&amp;&quot;&lt;/field&gt;&quot;&amp;CHAR(13)&amp;CHAR(9)&amp;CHAR(9)&amp;CHAR(9)&amp;&quot;&lt;field name=&quot;&quot;parent_id&quot;&quot; ref=&quot;&quot;&quot;&amp;IF(EXACT([.$Z120];&quot;&quot;);&quot;&quot;;[.AG$1]&amp;[.$Z120])&amp;&quot;&quot;&quot;/&gt;&quot;&amp;CHAR(13)&amp;CHAR(9)&amp;CHAR(9)&amp;CHAR(9)&amp;&quot;&lt;field name=&quot;&quot;user_type&quot;&quot; ref=&quot;&quot;account_account_type_&quot;&amp;[.$AB120]&amp;&quot;&quot;&quot;/&gt;&quot;&amp;CHAR(13)&amp;CHAR(9)&amp;CHAR(9)&amp;CHAR(9)&amp;&quot;&lt;field name=&quot;&quot;currency_id&quot;&quot; ref=&quot;&quot;&quot;&amp;[.AA120]&amp;&quot;&quot;&quot;/&gt;&quot;&amp;CHAR(13)&amp;CHAR(9)&amp;CHAR(9)&amp;CHAR(9)&amp;&quot;&lt;field name=&quot;&quot;type&quot;&quot;&gt;&quot;&amp;[.$AD120]&amp;&quot;&lt;/field&gt;&quot;&amp;CHAR(13)&amp;CHAR(9)&amp;CHAR(9)&amp;CHAR(9)&amp;&quot;&lt;field name=&quot;&quot;reconcile&quot;&quot; eval=&quot;&quot;&quot;&amp;[.$AE120]&amp;&quot;&quot;&quot;/&gt;&quot;&amp;IF(EXACT([.$AF120];&quot;&quot;);&quot;&quot;;CHAR(13)&amp;CHAR(9)&amp;CHAR(9)&amp;CHAR(9)&amp;&quot;&lt;field name=&quot;&quot;tax_ids&quot;&quot;&gt;&quot;&amp;SUBSTITUTE([.$AF12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20000&quot; model=&quot;account.account.template&quot;&gt;&#13;&#9;&#9;&#9;&lt;field name=&quot;code&quot;&gt;0-420000&lt;/field&gt;&#13;&#9;&#9;&#9;&lt;field name=&quot;name&quot;&gt;0-Ingresos por administración&lt;/field&gt;&#13;&#9;&#9;&#9;&lt;field name=&quot;shortcut&quot;&gt;0-CCorp&lt;/field&gt;&#13;&#9;&#9;&#9;&lt;field name=&quot;parent_id&quot; ref=&quot;0-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420000" model="account.account.template"&gt;<text:tab/><text:tab/><text:tab/>&lt;field name="code"&gt;0-420000&lt;/field&gt;<text:tab/><text:tab/><text:tab/>&lt;field name="name"&gt;0-Ingresos por administración&lt;/field&gt;<text:tab/><text:tab/><text:tab/>&lt;field name="shortcut"&gt;0-CCorp&lt;/field&gt;<text:tab/><text:tab/><text:tab/>&lt;field name="parent_id" ref="0-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20];1);CHAR(9)&amp;CHAR(9)&amp;&quot;&lt;record id=&quot;&quot;account_account_template_&quot;&amp;SUBSTITUTE([.AH$1]&amp;[.$V120];&quot;-&quot;;&quot;_&quot;)&amp;&quot;&quot;&quot; model=&quot;&quot;account.account.template&quot;&quot;&gt;&quot;&amp;CHAR(13)&amp;CHAR(9)&amp;CHAR(9)&amp;CHAR(9)&amp;&quot;&lt;field name=&quot;&quot;code&quot;&quot;&gt;&quot;&amp;[.AH$1]&amp;[.$V120]&amp;&quot;&lt;/field&gt;&quot;&amp;CHAR(13)&amp;CHAR(9)&amp;CHAR(9)&amp;CHAR(9)&amp;&quot;&lt;field name=&quot;&quot;name&quot;&quot;&gt;&quot;&amp;[.AH$1]&amp;[.$Y120]&amp;&quot;&lt;/field&gt;&quot;&amp;CHAR(13)&amp;CHAR(9)&amp;CHAR(9)&amp;CHAR(9)&amp;&quot;&lt;field name=&quot;&quot;shortcut&quot;&quot;&gt;&quot;&amp;IF(EXACT([.$W120];&quot;&quot;);&quot;&quot;;[.AH$1]&amp;[.$W120])&amp;&quot;&lt;/field&gt;&quot;&amp;CHAR(13)&amp;CHAR(9)&amp;CHAR(9)&amp;CHAR(9)&amp;&quot;&lt;field name=&quot;&quot;parent_id&quot;&quot; ref=&quot;&quot;&quot;&amp;IF(EXACT([.$Z120];&quot;&quot;);&quot;&quot;;[.AH$1]&amp;[.$Z120])&amp;&quot;&quot;&quot;/&gt;&quot;&amp;CHAR(13)&amp;CHAR(9)&amp;CHAR(9)&amp;CHAR(9)&amp;&quot;&lt;field name=&quot;&quot;user_type&quot;&quot; ref=&quot;&quot;account_account_type_&quot;&amp;[.$AB120]&amp;&quot;&quot;&quot;/&gt;&quot;&amp;CHAR(13)&amp;CHAR(9)&amp;CHAR(9)&amp;CHAR(9)&amp;&quot;&lt;field name=&quot;&quot;currency_id&quot;&quot; ref=&quot;&quot;&quot;&amp;[.AB120]&amp;&quot;&quot;&quot;/&gt;&quot;&amp;CHAR(13)&amp;CHAR(9)&amp;CHAR(9)&amp;CHAR(9)&amp;&quot;&lt;field name=&quot;&quot;type&quot;&quot;&gt;&quot;&amp;[.$AD120]&amp;&quot;&lt;/field&gt;&quot;&amp;CHAR(13)&amp;CHAR(9)&amp;CHAR(9)&amp;CHAR(9)&amp;&quot;&lt;field name=&quot;&quot;reconcile&quot;&quot; eval=&quot;&quot;&quot;&amp;[.$AE120]&amp;&quot;&quot;&quot;/&gt;&quot;&amp;IF(EXACT([.$AF120];&quot;&quot;);&quot;&quot;;CHAR(13)&amp;CHAR(9)&amp;CHAR(9)&amp;CHAR(9)&amp;&quot;&lt;field name=&quot;&quot;tax_ids&quot;&quot;&gt;&quot;&amp;SUBSTITUTE([.$AF12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20000&quot; model=&quot;account.account.template&quot;&gt;&#13;&#9;&#9;&#9;&lt;field name=&quot;code&quot;&gt;1-420000&lt;/field&gt;&#13;&#9;&#9;&#9;&lt;field name=&quot;name&quot;&gt;1-Ingresos por administración&lt;/field&gt;&#13;&#9;&#9;&#9;&lt;field name=&quot;shortcut&quot;&gt;1-CCorp&lt;/field&gt;&#13;&#9;&#9;&#9;&lt;field name=&quot;parent_id&quot; ref=&quot;1-4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420000" model="account.account.template"&gt;<text:tab/><text:tab/><text:tab/>&lt;field name="code"&gt;1-420000&lt;/field&gt;<text:tab/><text:tab/><text:tab/>&lt;field name="name"&gt;1-Ingresos por administración&lt;/field&gt;<text:tab/><text:tab/><text:tab/>&lt;field name="shortcut"&gt;1-CCorp&lt;/field&gt;<text:tab/><text:tab/><text:tab/>&lt;field name="parent_id" ref="1-4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20]&gt;[.A121];[.A120]=[.A121]);[.A120]&lt;&gt;7))" office:value-type="float" office:value="1">
              <text:p>1</text:p>
            </table:table-cell>
            <table:table-cell table:style-name="ce8" table:formula="of:=IF(EXACT([.A121];1);CELL(&quot;Row&quot;;[.C121]);[.C120])" office:value-type="float" office:value="2">
              <text:p>2</text:p>
            </table:table-cell>
            <table:table-cell table:style-name="ce8" table:formula="of:=IF(EXACT([.$A121];1);0;IF(EXACT([.$A121];2);[.D120]+1;[.D120]))" office:value-type="float" office:value="4">
              <text:p>4</text:p>
            </table:table-cell>
            <table:table-cell table:style-name="ce8" table:formula="of:=['Code format'.$C$2]&amp;TEXT([.D121];['Code format'.$B$2])&amp;['Code format'.$D$2]" office:value-type="string" office:string-value="4">
              <text:p>4</text:p>
            </table:table-cell>
            <table:table-cell table:style-name="ce8" table:formula="of:=IF(EXACT([.C120];[.C121]);IF(EXACT([.D120];[.D121]);[.F120];CELL(&quot;Row&quot;;[.F121]));[.C121])" office:value-type="float" office:value="117">
              <text:p>117</text:p>
            </table:table-cell>
            <table:table-cell table:style-name="ce8" table:formula="of:=IF(AND([.$A121]&lt;=[.H$1];[.$A120]&gt;[.$A121]);0;IF(EXACT([.$A121];[.H$1]+1);[.G120]+1;[.G120]))" office:value-type="float" office:value="2">
              <text:p>2</text:p>
            </table:table-cell>
            <table:table-cell table:style-name="ce8" table:formula="of:=['Code format'.$C$3]&amp;TEXT([.G121];['Code format'.$B$3])&amp;['Code format'.$D$3]" office:value-type="string" office:string-value="2">
              <text:p>2</text:p>
            </table:table-cell>
            <table:table-cell table:style-name="ce8" table:formula="of:=IF(EXACT([.F120];[.F121]);IF(EXACT([.G120];[.G121]);[.I120];CELL(&quot;Row&quot;;[.I121]));[.F121])" office:value-type="float" office:value="120">
              <text:p>120</text:p>
            </table:table-cell>
            <table:table-cell table:style-name="ce8" table:formula="of:=IF(AND([.$A121]&lt;=[.K$1];[.$A120]&gt;[.$A121]);0;IF(EXACT([.$A121];[.K$1]+1);[.J120]+1;[.J120]))" office:value-type="float" office:value="0">
              <text:p>0</text:p>
            </table:table-cell>
            <table:table-cell table:style-name="ce8" table:formula="of:=['Code format'.$C$4]&amp;TEXT([.J121];['Code format'.$B$4])&amp;['Code format'.$D$4]" office:value-type="string" office:string-value="0">
              <text:p>0</text:p>
            </table:table-cell>
            <table:table-cell table:style-name="ce8" table:formula="of:=IF(EXACT([.I120];[.I121]);IF(EXACT([.J120];[.J121]);[.L120];CELL(&quot;Row&quot;;[.L121]));[.I121])" office:value-type="float" office:value="120">
              <text:p>120</text:p>
            </table:table-cell>
            <table:table-cell table:style-name="ce8" table:formula="of:=IF(AND([.$A121]&lt;=[.N$1];[.$A120]&gt;[.$A121]);0;IF(EXACT([.$A121];[.N$1]+1);[.M120]+1;[.M120]))" office:value-type="float" office:value="0">
              <text:p>0</text:p>
            </table:table-cell>
            <table:table-cell table:style-name="ce8" table:formula="of:=['Code format'.$C$5]&amp;TEXT([.M121];['Code format'.$B$5])&amp;['Code format'.$D$5]" office:value-type="string" office:string-value="0">
              <text:p>0</text:p>
            </table:table-cell>
            <table:table-cell table:style-name="ce8" table:formula="of:=IF(EXACT([.L120];[.L121]);IF(EXACT([.M120];[.M121]);[.O120];CELL(&quot;Row&quot;;[.O121]));[.L121])" office:value-type="float" office:value="120">
              <text:p>120</text:p>
            </table:table-cell>
            <table:table-cell table:style-name="ce8" table:formula="of:=IF(AND([.$A121]&lt;=[.Q$1];[.$A120]&gt;[.$A121]);0;IF(EXACT([.$A121];[.Q$1]+1);[.P120]+1;[.P120]))" office:value-type="float" office:value="0">
              <text:p>0</text:p>
            </table:table-cell>
            <table:table-cell table:style-name="ce8" table:formula="of:=['Code format'.$C$6]&amp;TEXT([.P121];['Code format'.$B$6])&amp;['Code format'.$D$6]" office:value-type="string" office:string-value="0">
              <text:p>0</text:p>
            </table:table-cell>
            <table:table-cell table:style-name="ce8" table:formula="of:=IF(EXACT([.O120];[.O121]);IF(EXACT([.P120];[.P121]);[.R120];CELL(&quot;Row&quot;;[.R121]));[.O121])" office:value-type="float" office:value="120">
              <text:p>120</text:p>
            </table:table-cell>
            <table:table-cell table:style-name="ce8" table:formula="of:=IF(AND([.$A121]&lt;=[.T$1];[.$A120]&gt;[.$A121]);0;IF(EXACT([.$A121];[.T$1]+1);[.S120]+1;[.S120]))" office:value-type="float" office:value="1">
              <text:p>1</text:p>
            </table:table-cell>
            <table:table-cell table:style-name="ce8" table:formula="of:=['Code format'.$C$7]&amp;TEXT([.S121];['Code format'.$B$7])&amp;['Code format'.$D$7]" office:value-type="string" office:string-value="1">
              <text:p>1</text:p>
            </table:table-cell>
            <table:table-cell table:style-name="ce8" table:formula="of:=IF(EXACT([.R120];[.R121]);IF(EXACT([.S120];[.S121]);[.U120];CELL(&quot;Row&quot;;[.U121]));[.R121])" office:value-type="float" office:value="121">
              <text:p>121</text:p>
            </table:table-cell>
            <table:table-cell table:style-name="Nivel7" table:formula="of:=CONCATENATE([.E121];[.H121];[.K121];[.N121];[.Q121];[.T121])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420001">
              <text:p>420001</text:p>
            </table:table-cell>
            <table:table-cell table:style-name="ce9" office:value-type="string">
              <text:p>CA</text:p>
            </table:table-cell>
            <table:table-cell table:style-name="ce9" office:value-type="string">
              <text:p>Cuota por administración</text:p>
            </table:table-cell>
            <table:table-cell table:style-name="Nivel7" table:formula="of:=[.X121]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Cuota por administración">
              <text:p>Cuota por administración</text:p>
            </table:table-cell>
            <table:table-cell table:style-name="Datos" table:formula="of:=IF(EXACT([.A121];1);&quot;&quot;;IF(EXACT([.A121];2);INDIRECT(CONCATENATE(&quot;V&quot;;[.C121]));IF(EXACT([.A121];3);INDIRECT(CONCATENATE(&quot;V&quot;;[.F121]));IF(EXACT([.A121];4);INDIRECT(CONCATENATE(&quot;V&quot;;[.I121]));IF(EXACT([.A121];5);INDIRECT(CONCATENATE(&quot;V&quot;;[.L121]));IF(EXACT([.A121];6);INDIRECT(CONCATENATE(&quot;V&quot;;[.O121]));IF(EXACT([.A121];7);INDIRECT(CONCATENATE(&quot;V&quot;;[.R121])))))))))" office:value-type="string" office:string-value="420000">
              <text:p>42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income</text:p>
            </table:table-cell>
            <table:table-cell table:style-name="ce6" table:formula="of:=NOT(OR(AND(NOT(EXACT([.A121];7));NOT(EXACT([.AB121];&quot;view&quot;)));AND(EXACT([.A121];7);EXACT([.AB121];&quot;view&quot;))))" office:value-type="float" office:value="1">
              <text:p>1</text:p>
            </table:table-cell>
            <table:table-cell table:style-name="Datos" table:formula="of:=VLOOKUP([.AB121];['account.type'.$A$2:.$I$12];8)" office:value-type="string" office:string-value="other">
              <text:p>other</text:p>
            </table:table-cell>
            <table:table-cell table:style-name="Datos" table:formula="of:=VLOOKUP([.AB12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1];1);CHAR(9)&amp;CHAR(9)&amp;&quot;&lt;record id=&quot;&quot;account_account_template_&quot;&amp;SUBSTITUTE([.AG$1]&amp;[.$V121];&quot;-&quot;;&quot;_&quot;)&amp;&quot;&quot;&quot; model=&quot;&quot;account.account.template&quot;&quot;&gt;&quot;&amp;CHAR(13)&amp;CHAR(9)&amp;CHAR(9)&amp;CHAR(9)&amp;&quot;&lt;field name=&quot;&quot;code&quot;&quot;&gt;&quot;&amp;[.AG$1]&amp;[.$V121]&amp;&quot;&lt;/field&gt;&quot;&amp;CHAR(13)&amp;CHAR(9)&amp;CHAR(9)&amp;CHAR(9)&amp;&quot;&lt;field name=&quot;&quot;name&quot;&quot;&gt;&quot;&amp;[.AG$1]&amp;[.$Y121]&amp;&quot;&lt;/field&gt;&quot;&amp;CHAR(13)&amp;CHAR(9)&amp;CHAR(9)&amp;CHAR(9)&amp;&quot;&lt;field name=&quot;&quot;shortcut&quot;&quot;&gt;&quot;&amp;IF(EXACT([.$W121];&quot;&quot;);&quot;&quot;;[.AG$1]&amp;[.$W121])&amp;&quot;&lt;/field&gt;&quot;&amp;CHAR(13)&amp;CHAR(9)&amp;CHAR(9)&amp;CHAR(9)&amp;&quot;&lt;field name=&quot;&quot;parent_id&quot;&quot; ref=&quot;&quot;&quot;&amp;IF(EXACT([.$Z121];&quot;&quot;);&quot;&quot;;[.AG$1]&amp;[.$Z121])&amp;&quot;&quot;&quot;/&gt;&quot;&amp;CHAR(13)&amp;CHAR(9)&amp;CHAR(9)&amp;CHAR(9)&amp;&quot;&lt;field name=&quot;&quot;user_type&quot;&quot; ref=&quot;&quot;account_account_type_&quot;&amp;[.$AB121]&amp;&quot;&quot;&quot;/&gt;&quot;&amp;CHAR(13)&amp;CHAR(9)&amp;CHAR(9)&amp;CHAR(9)&amp;&quot;&lt;field name=&quot;&quot;currency_id&quot;&quot; ref=&quot;&quot;&quot;&amp;[.AA121]&amp;&quot;&quot;&quot;/&gt;&quot;&amp;CHAR(13)&amp;CHAR(9)&amp;CHAR(9)&amp;CHAR(9)&amp;&quot;&lt;field name=&quot;&quot;type&quot;&quot;&gt;&quot;&amp;[.$AD121]&amp;&quot;&lt;/field&gt;&quot;&amp;CHAR(13)&amp;CHAR(9)&amp;CHAR(9)&amp;CHAR(9)&amp;&quot;&lt;field name=&quot;&quot;reconcile&quot;&quot; eval=&quot;&quot;&quot;&amp;[.$AE121]&amp;&quot;&quot;&quot;/&gt;&quot;&amp;IF(EXACT([.$AF121];&quot;&quot;);&quot;&quot;;CHAR(13)&amp;CHAR(9)&amp;CHAR(9)&amp;CHAR(9)&amp;&quot;&lt;field name=&quot;&quot;tax_ids&quot;&quot;&gt;&quot;&amp;SUBSTITUTE([.$AF12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20001&quot; model=&quot;account.account.template&quot;&gt;&#13;&#9;&#9;&#9;&lt;field name=&quot;code&quot;&gt;0-420001&lt;/field&gt;&#13;&#9;&#9;&#9;&lt;field name=&quot;name&quot;&gt;0-Cuota por administración&lt;/field&gt;&#13;&#9;&#9;&#9;&lt;field name=&quot;shortcut&quot;&gt;0-CA&lt;/field&gt;&#13;&#9;&#9;&#9;&lt;field name=&quot;parent_id&quot; ref=&quot;0-42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420001" model="account.account.template"&gt;<text:tab/><text:tab/><text:tab/>&lt;field name="code"&gt;0-420001&lt;/field&gt;<text:tab/><text:tab/><text:tab/>&lt;field name="name"&gt;0-Cuota por administración&lt;/field&gt;<text:tab/><text:tab/><text:tab/>&lt;field name="shortcut"&gt;0-CA&lt;/field&gt;<text:tab/><text:tab/><text:tab/>&lt;field name="parent_id" ref="0-42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21];1);CHAR(9)&amp;CHAR(9)&amp;&quot;&lt;record id=&quot;&quot;account_account_template_&quot;&amp;SUBSTITUTE([.AH$1]&amp;[.$V121];&quot;-&quot;;&quot;_&quot;)&amp;&quot;&quot;&quot; model=&quot;&quot;account.account.template&quot;&quot;&gt;&quot;&amp;CHAR(13)&amp;CHAR(9)&amp;CHAR(9)&amp;CHAR(9)&amp;&quot;&lt;field name=&quot;&quot;code&quot;&quot;&gt;&quot;&amp;[.AH$1]&amp;[.$V121]&amp;&quot;&lt;/field&gt;&quot;&amp;CHAR(13)&amp;CHAR(9)&amp;CHAR(9)&amp;CHAR(9)&amp;&quot;&lt;field name=&quot;&quot;name&quot;&quot;&gt;&quot;&amp;[.AH$1]&amp;[.$Y121]&amp;&quot;&lt;/field&gt;&quot;&amp;CHAR(13)&amp;CHAR(9)&amp;CHAR(9)&amp;CHAR(9)&amp;&quot;&lt;field name=&quot;&quot;shortcut&quot;&quot;&gt;&quot;&amp;IF(EXACT([.$W121];&quot;&quot;);&quot;&quot;;[.AH$1]&amp;[.$W121])&amp;&quot;&lt;/field&gt;&quot;&amp;CHAR(13)&amp;CHAR(9)&amp;CHAR(9)&amp;CHAR(9)&amp;&quot;&lt;field name=&quot;&quot;parent_id&quot;&quot; ref=&quot;&quot;&quot;&amp;IF(EXACT([.$Z121];&quot;&quot;);&quot;&quot;;[.AH$1]&amp;[.$Z121])&amp;&quot;&quot;&quot;/&gt;&quot;&amp;CHAR(13)&amp;CHAR(9)&amp;CHAR(9)&amp;CHAR(9)&amp;&quot;&lt;field name=&quot;&quot;user_type&quot;&quot; ref=&quot;&quot;account_account_type_&quot;&amp;[.$AB121]&amp;&quot;&quot;&quot;/&gt;&quot;&amp;CHAR(13)&amp;CHAR(9)&amp;CHAR(9)&amp;CHAR(9)&amp;&quot;&lt;field name=&quot;&quot;currency_id&quot;&quot; ref=&quot;&quot;&quot;&amp;[.AB121]&amp;&quot;&quot;&quot;/&gt;&quot;&amp;CHAR(13)&amp;CHAR(9)&amp;CHAR(9)&amp;CHAR(9)&amp;&quot;&lt;field name=&quot;&quot;type&quot;&quot;&gt;&quot;&amp;[.$AD121]&amp;&quot;&lt;/field&gt;&quot;&amp;CHAR(13)&amp;CHAR(9)&amp;CHAR(9)&amp;CHAR(9)&amp;&quot;&lt;field name=&quot;&quot;reconcile&quot;&quot; eval=&quot;&quot;&quot;&amp;[.$AE121]&amp;&quot;&quot;&quot;/&gt;&quot;&amp;IF(EXACT([.$AF121];&quot;&quot;);&quot;&quot;;CHAR(13)&amp;CHAR(9)&amp;CHAR(9)&amp;CHAR(9)&amp;&quot;&lt;field name=&quot;&quot;tax_ids&quot;&quot;&gt;&quot;&amp;SUBSTITUTE([.$AF12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20001&quot; model=&quot;account.account.template&quot;&gt;&#13;&#9;&#9;&#9;&lt;field name=&quot;code&quot;&gt;1-420001&lt;/field&gt;&#13;&#9;&#9;&#9;&lt;field name=&quot;name&quot;&gt;1-Cuota por administración&lt;/field&gt;&#13;&#9;&#9;&#9;&lt;field name=&quot;shortcut&quot;&gt;1-CA&lt;/field&gt;&#13;&#9;&#9;&#9;&lt;field name=&quot;parent_id&quot; ref=&quot;1-420000&quot;/&gt;&#13;&#9;&#9;&#9;&lt;field name=&quot;user_type&quot; ref=&quot;account_account_type_income&quot;/&gt;&#13;&#9;&#9;&#9;&lt;field name=&quot;currency_id&quot; ref=&quot;incom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420001" model="account.account.template"&gt;<text:tab/><text:tab/><text:tab/>&lt;field name="code"&gt;1-420001&lt;/field&gt;<text:tab/><text:tab/><text:tab/>&lt;field name="name"&gt;1-Cuota por administración&lt;/field&gt;<text:tab/><text:tab/><text:tab/>&lt;field name="shortcut"&gt;1-CA&lt;/field&gt;<text:tab/><text:tab/><text:tab/>&lt;field name="parent_id" ref="1-420000"/&gt;<text:tab/><text:tab/><text:tab/>&lt;field name="user_type" ref="account_account_type_income"/&gt;<text:tab/><text:tab/><text:tab/>&lt;field name="currency_id" ref="incom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21]&gt;[.A122];[.A121]=[.A122]);[.A121]&lt;&gt;7))" office:value-type="float" office:value="1">
              <text:p>1</text:p>
            </table:table-cell>
            <table:table-cell table:style-name="ce8" table:formula="of:=IF(EXACT([.A122];1);CELL(&quot;Row&quot;;[.C122]);[.C121])" office:value-type="float" office:value="2">
              <text:p>2</text:p>
            </table:table-cell>
            <table:table-cell table:style-name="ce8" table:formula="of:=IF(EXACT([.$A122];1);0;IF(EXACT([.$A122];2);[.D121]+1;[.D121]))" office:value-type="float" office:value="4">
              <text:p>4</text:p>
            </table:table-cell>
            <table:table-cell table:style-name="ce8" table:formula="of:=['Code format'.$C$2]&amp;TEXT([.D122];['Code format'.$B$2])&amp;['Code format'.$D$2]" office:value-type="string" office:string-value="4">
              <text:p>4</text:p>
            </table:table-cell>
            <table:table-cell table:style-name="ce8" table:formula="of:=IF(EXACT([.C121];[.C122]);IF(EXACT([.D121];[.D122]);[.F121];CELL(&quot;Row&quot;;[.F122]));[.C122])" office:value-type="float" office:value="117">
              <text:p>117</text:p>
            </table:table-cell>
            <table:table-cell table:style-name="ce8" table:formula="of:=IF(AND([.$A122]&lt;=[.H$1];[.$A121]&gt;[.$A122]);0;IF(EXACT([.$A122];[.H$1]+1);[.G121]+1;[.G121]))" office:value-type="float" office:value="3">
              <text:p>3</text:p>
            </table:table-cell>
            <table:table-cell table:style-name="ce8" table:formula="of:=['Code format'.$C$3]&amp;TEXT([.G122];['Code format'.$B$3])&amp;['Code format'.$D$3]" office:value-type="string" office:string-value="3">
              <text:p>3</text:p>
            </table:table-cell>
            <table:table-cell table:style-name="ce8" table:formula="of:=IF(EXACT([.F121];[.F122]);IF(EXACT([.G121];[.G122]);[.I121];CELL(&quot;Row&quot;;[.I122]));[.F122])" office:value-type="float" office:value="122">
              <text:p>122</text:p>
            </table:table-cell>
            <table:table-cell table:style-name="ce8" table:formula="of:=IF(AND([.$A122]&lt;=[.K$1];[.$A121]&gt;[.$A122]);0;IF(EXACT([.$A122];[.K$1]+1);[.J121]+1;[.J121]))" office:value-type="float" office:value="0">
              <text:p>0</text:p>
            </table:table-cell>
            <table:table-cell table:style-name="ce8" table:formula="of:=['Code format'.$C$4]&amp;TEXT([.J122];['Code format'.$B$4])&amp;['Code format'.$D$4]" office:value-type="string" office:string-value="0">
              <text:p>0</text:p>
            </table:table-cell>
            <table:table-cell table:style-name="ce8" table:formula="of:=IF(EXACT([.I121];[.I122]);IF(EXACT([.J121];[.J122]);[.L121];CELL(&quot;Row&quot;;[.L122]));[.I122])" office:value-type="float" office:value="122">
              <text:p>122</text:p>
            </table:table-cell>
            <table:table-cell table:style-name="ce8" table:formula="of:=IF(AND([.$A122]&lt;=[.N$1];[.$A121]&gt;[.$A122]);0;IF(EXACT([.$A122];[.N$1]+1);[.M121]+1;[.M121]))" office:value-type="float" office:value="0">
              <text:p>0</text:p>
            </table:table-cell>
            <table:table-cell table:style-name="ce8" table:formula="of:=['Code format'.$C$5]&amp;TEXT([.M122];['Code format'.$B$5])&amp;['Code format'.$D$5]" office:value-type="string" office:string-value="0">
              <text:p>0</text:p>
            </table:table-cell>
            <table:table-cell table:style-name="ce8" table:formula="of:=IF(EXACT([.L121];[.L122]);IF(EXACT([.M121];[.M122]);[.O121];CELL(&quot;Row&quot;;[.O122]));[.L122])" office:value-type="float" office:value="122">
              <text:p>122</text:p>
            </table:table-cell>
            <table:table-cell table:style-name="ce8" table:formula="of:=IF(AND([.$A122]&lt;=[.Q$1];[.$A121]&gt;[.$A122]);0;IF(EXACT([.$A122];[.Q$1]+1);[.P121]+1;[.P121]))" office:value-type="float" office:value="0">
              <text:p>0</text:p>
            </table:table-cell>
            <table:table-cell table:style-name="ce8" table:formula="of:=['Code format'.$C$6]&amp;TEXT([.P122];['Code format'.$B$6])&amp;['Code format'.$D$6]" office:value-type="string" office:string-value="0">
              <text:p>0</text:p>
            </table:table-cell>
            <table:table-cell table:style-name="ce8" table:formula="of:=IF(EXACT([.O121];[.O122]);IF(EXACT([.P121];[.P122]);[.R121];CELL(&quot;Row&quot;;[.R122]));[.O122])" office:value-type="float" office:value="122">
              <text:p>122</text:p>
            </table:table-cell>
            <table:table-cell table:style-name="ce8" table:formula="of:=IF(AND([.$A122]&lt;=[.T$1];[.$A121]&gt;[.$A122]);0;IF(EXACT([.$A122];[.T$1]+1);[.S121]+1;[.S121]))" office:value-type="float" office:value="0">
              <text:p>0</text:p>
            </table:table-cell>
            <table:table-cell table:style-name="ce8" table:formula="of:=['Code format'.$C$7]&amp;TEXT([.S122];['Code format'.$B$7])&amp;['Code format'.$D$7]" office:value-type="string" office:string-value="0">
              <text:p>0</text:p>
            </table:table-cell>
            <table:table-cell table:style-name="ce8" table:formula="of:=IF(EXACT([.R121];[.R122]);IF(EXACT([.S121];[.S122]);[.U121];CELL(&quot;Row&quot;;[.U122]));[.R122])" office:value-type="float" office:value="122">
              <text:p>122</text:p>
            </table:table-cell>
            <table:table-cell table:style-name="Nivel3" table:formula="of:=CONCATENATE([.E122];[.H122];[.K122];[.N122];[.Q122];[.T122])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430000">
              <text:p>430000</text:p>
            </table:table-cell>
            <table:table-cell table:style-name="ce9" office:value-type="string">
              <text:p>Fi</text:p>
            </table:table-cell>
            <table:table-cell table:style-name="ce9" office:value-type="string">
              <text:p>Ingresos financieros</text:p>
            </table:table-cell>
            <table:table-cell table:style-name="Nivel3" table:formula="of:=[.X122]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Ingresos financieros">
              <text:p>Ingresos financieros</text:p>
            </table:table-cell>
            <table:table-cell table:style-name="Datos" table:formula="of:=IF(EXACT([.A122];1);&quot;&quot;;IF(EXACT([.A122];2);INDIRECT(CONCATENATE(&quot;V&quot;;[.C122]));IF(EXACT([.A122];3);INDIRECT(CONCATENATE(&quot;V&quot;;[.F122]));IF(EXACT([.A122];4);INDIRECT(CONCATENATE(&quot;V&quot;;[.I122]));IF(EXACT([.A122];5);INDIRECT(CONCATENATE(&quot;V&quot;;[.L122]));IF(EXACT([.A122];6);INDIRECT(CONCATENATE(&quot;V&quot;;[.O122]));IF(EXACT([.A122];7);INDIRECT(CONCATENATE(&quot;V&quot;;[.R122])))))))))" office:value-type="string" office:string-value="400000">
              <text:p>4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22];7));NOT(EXACT([.AB122];&quot;view&quot;)));AND(EXACT([.A122];7);EXACT([.AB122];&quot;view&quot;))))" office:value-type="float" office:value="1">
              <text:p>1</text:p>
            </table:table-cell>
            <table:table-cell table:style-name="Datos" table:formula="of:=VLOOKUP([.AB122];['account.type'.$A$2:.$I$12];8)" office:value-type="string" office:string-value="view">
              <text:p>view</text:p>
            </table:table-cell>
            <table:table-cell table:style-name="Datos" table:formula="of:=VLOOKUP([.AB12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2];1);CHAR(9)&amp;CHAR(9)&amp;&quot;&lt;record id=&quot;&quot;account_account_template_&quot;&amp;SUBSTITUTE([.AG$1]&amp;[.$V122];&quot;-&quot;;&quot;_&quot;)&amp;&quot;&quot;&quot; model=&quot;&quot;account.account.template&quot;&quot;&gt;&quot;&amp;CHAR(13)&amp;CHAR(9)&amp;CHAR(9)&amp;CHAR(9)&amp;&quot;&lt;field name=&quot;&quot;code&quot;&quot;&gt;&quot;&amp;[.AG$1]&amp;[.$V122]&amp;&quot;&lt;/field&gt;&quot;&amp;CHAR(13)&amp;CHAR(9)&amp;CHAR(9)&amp;CHAR(9)&amp;&quot;&lt;field name=&quot;&quot;name&quot;&quot;&gt;&quot;&amp;[.AG$1]&amp;[.$Y122]&amp;&quot;&lt;/field&gt;&quot;&amp;CHAR(13)&amp;CHAR(9)&amp;CHAR(9)&amp;CHAR(9)&amp;&quot;&lt;field name=&quot;&quot;shortcut&quot;&quot;&gt;&quot;&amp;IF(EXACT([.$W122];&quot;&quot;);&quot;&quot;;[.AG$1]&amp;[.$W122])&amp;&quot;&lt;/field&gt;&quot;&amp;CHAR(13)&amp;CHAR(9)&amp;CHAR(9)&amp;CHAR(9)&amp;&quot;&lt;field name=&quot;&quot;parent_id&quot;&quot; ref=&quot;&quot;&quot;&amp;IF(EXACT([.$Z122];&quot;&quot;);&quot;&quot;;[.AG$1]&amp;[.$Z122])&amp;&quot;&quot;&quot;/&gt;&quot;&amp;CHAR(13)&amp;CHAR(9)&amp;CHAR(9)&amp;CHAR(9)&amp;&quot;&lt;field name=&quot;&quot;user_type&quot;&quot; ref=&quot;&quot;account_account_type_&quot;&amp;[.$AB122]&amp;&quot;&quot;&quot;/&gt;&quot;&amp;CHAR(13)&amp;CHAR(9)&amp;CHAR(9)&amp;CHAR(9)&amp;&quot;&lt;field name=&quot;&quot;currency_id&quot;&quot; ref=&quot;&quot;&quot;&amp;[.AA122]&amp;&quot;&quot;&quot;/&gt;&quot;&amp;CHAR(13)&amp;CHAR(9)&amp;CHAR(9)&amp;CHAR(9)&amp;&quot;&lt;field name=&quot;&quot;type&quot;&quot;&gt;&quot;&amp;[.$AD122]&amp;&quot;&lt;/field&gt;&quot;&amp;CHAR(13)&amp;CHAR(9)&amp;CHAR(9)&amp;CHAR(9)&amp;&quot;&lt;field name=&quot;&quot;reconcile&quot;&quot; eval=&quot;&quot;&quot;&amp;[.$AE122]&amp;&quot;&quot;&quot;/&gt;&quot;&amp;IF(EXACT([.$AF122];&quot;&quot;);&quot;&quot;;CHAR(13)&amp;CHAR(9)&amp;CHAR(9)&amp;CHAR(9)&amp;&quot;&lt;field name=&quot;&quot;tax_ids&quot;&quot;&gt;&quot;&amp;SUBSTITUTE([.$AF12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30000&quot; model=&quot;account.account.template&quot;&gt;&#13;&#9;&#9;&#9;&lt;field name=&quot;code&quot;&gt;0-430000&lt;/field&gt;&#13;&#9;&#9;&#9;&lt;field name=&quot;name&quot;&gt;0-Ingresos financieros&lt;/field&gt;&#13;&#9;&#9;&#9;&lt;field name=&quot;shortcut&quot;&gt;0-Fi&lt;/field&gt;&#13;&#9;&#9;&#9;&lt;field name=&quot;parent_id&quot; ref=&quot;0-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430000" model="account.account.template"&gt;<text:tab/><text:tab/><text:tab/>&lt;field name="code"&gt;0-430000&lt;/field&gt;<text:tab/><text:tab/><text:tab/>&lt;field name="name"&gt;0-Ingresos financieros&lt;/field&gt;<text:tab/><text:tab/><text:tab/>&lt;field name="shortcut"&gt;0-Fi&lt;/field&gt;<text:tab/><text:tab/><text:tab/>&lt;field name="parent_id" ref="0-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22];1);CHAR(9)&amp;CHAR(9)&amp;&quot;&lt;record id=&quot;&quot;account_account_template_&quot;&amp;SUBSTITUTE([.AH$1]&amp;[.$V122];&quot;-&quot;;&quot;_&quot;)&amp;&quot;&quot;&quot; model=&quot;&quot;account.account.template&quot;&quot;&gt;&quot;&amp;CHAR(13)&amp;CHAR(9)&amp;CHAR(9)&amp;CHAR(9)&amp;&quot;&lt;field name=&quot;&quot;code&quot;&quot;&gt;&quot;&amp;[.AH$1]&amp;[.$V122]&amp;&quot;&lt;/field&gt;&quot;&amp;CHAR(13)&amp;CHAR(9)&amp;CHAR(9)&amp;CHAR(9)&amp;&quot;&lt;field name=&quot;&quot;name&quot;&quot;&gt;&quot;&amp;[.AH$1]&amp;[.$Y122]&amp;&quot;&lt;/field&gt;&quot;&amp;CHAR(13)&amp;CHAR(9)&amp;CHAR(9)&amp;CHAR(9)&amp;&quot;&lt;field name=&quot;&quot;shortcut&quot;&quot;&gt;&quot;&amp;IF(EXACT([.$W122];&quot;&quot;);&quot;&quot;;[.AH$1]&amp;[.$W122])&amp;&quot;&lt;/field&gt;&quot;&amp;CHAR(13)&amp;CHAR(9)&amp;CHAR(9)&amp;CHAR(9)&amp;&quot;&lt;field name=&quot;&quot;parent_id&quot;&quot; ref=&quot;&quot;&quot;&amp;IF(EXACT([.$Z122];&quot;&quot;);&quot;&quot;;[.AH$1]&amp;[.$Z122])&amp;&quot;&quot;&quot;/&gt;&quot;&amp;CHAR(13)&amp;CHAR(9)&amp;CHAR(9)&amp;CHAR(9)&amp;&quot;&lt;field name=&quot;&quot;user_type&quot;&quot; ref=&quot;&quot;account_account_type_&quot;&amp;[.$AB122]&amp;&quot;&quot;&quot;/&gt;&quot;&amp;CHAR(13)&amp;CHAR(9)&amp;CHAR(9)&amp;CHAR(9)&amp;&quot;&lt;field name=&quot;&quot;currency_id&quot;&quot; ref=&quot;&quot;&quot;&amp;[.AB122]&amp;&quot;&quot;&quot;/&gt;&quot;&amp;CHAR(13)&amp;CHAR(9)&amp;CHAR(9)&amp;CHAR(9)&amp;&quot;&lt;field name=&quot;&quot;type&quot;&quot;&gt;&quot;&amp;[.$AD122]&amp;&quot;&lt;/field&gt;&quot;&amp;CHAR(13)&amp;CHAR(9)&amp;CHAR(9)&amp;CHAR(9)&amp;&quot;&lt;field name=&quot;&quot;reconcile&quot;&quot; eval=&quot;&quot;&quot;&amp;[.$AE122]&amp;&quot;&quot;&quot;/&gt;&quot;&amp;IF(EXACT([.$AF122];&quot;&quot;);&quot;&quot;;CHAR(13)&amp;CHAR(9)&amp;CHAR(9)&amp;CHAR(9)&amp;&quot;&lt;field name=&quot;&quot;tax_ids&quot;&quot;&gt;&quot;&amp;SUBSTITUTE([.$AF12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30000&quot; model=&quot;account.account.template&quot;&gt;&#13;&#9;&#9;&#9;&lt;field name=&quot;code&quot;&gt;1-430000&lt;/field&gt;&#13;&#9;&#9;&#9;&lt;field name=&quot;name&quot;&gt;1-Ingresos financieros&lt;/field&gt;&#13;&#9;&#9;&#9;&lt;field name=&quot;shortcut&quot;&gt;1-Fi&lt;/field&gt;&#13;&#9;&#9;&#9;&lt;field name=&quot;parent_id&quot; ref=&quot;1-4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430000" model="account.account.template"&gt;<text:tab/><text:tab/><text:tab/>&lt;field name="code"&gt;1-430000&lt;/field&gt;<text:tab/><text:tab/><text:tab/>&lt;field name="name"&gt;1-Ingresos financieros&lt;/field&gt;<text:tab/><text:tab/><text:tab/>&lt;field name="shortcut"&gt;1-Fi&lt;/field&gt;<text:tab/><text:tab/><text:tab/>&lt;field name="parent_id" ref="1-4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22]&gt;[.A123];[.A122]=[.A123]);[.A122]&lt;&gt;7))" office:value-type="float" office:value="1">
              <text:p>1</text:p>
            </table:table-cell>
            <table:table-cell table:style-name="ce8" table:formula="of:=IF(EXACT([.A123];1);CELL(&quot;Row&quot;;[.C123]);[.C122])" office:value-type="float" office:value="2">
              <text:p>2</text:p>
            </table:table-cell>
            <table:table-cell table:style-name="ce8" table:formula="of:=IF(EXACT([.$A123];1);0;IF(EXACT([.$A123];2);[.D122]+1;[.D122]))" office:value-type="float" office:value="4">
              <text:p>4</text:p>
            </table:table-cell>
            <table:table-cell table:style-name="ce8" table:formula="of:=['Code format'.$C$2]&amp;TEXT([.D123];['Code format'.$B$2])&amp;['Code format'.$D$2]" office:value-type="string" office:string-value="4">
              <text:p>4</text:p>
            </table:table-cell>
            <table:table-cell table:style-name="ce8" table:formula="of:=IF(EXACT([.C122];[.C123]);IF(EXACT([.D122];[.D123]);[.F122];CELL(&quot;Row&quot;;[.F123]));[.C123])" office:value-type="float" office:value="117">
              <text:p>117</text:p>
            </table:table-cell>
            <table:table-cell table:style-name="ce8" table:formula="of:=IF(AND([.$A123]&lt;=[.H$1];[.$A122]&gt;[.$A123]);0;IF(EXACT([.$A123];[.H$1]+1);[.G122]+1;[.G122]))" office:value-type="float" office:value="3">
              <text:p>3</text:p>
            </table:table-cell>
            <table:table-cell table:style-name="ce8" table:formula="of:=['Code format'.$C$3]&amp;TEXT([.G123];['Code format'.$B$3])&amp;['Code format'.$D$3]" office:value-type="string" office:string-value="3">
              <text:p>3</text:p>
            </table:table-cell>
            <table:table-cell table:style-name="ce8" table:formula="of:=IF(EXACT([.F122];[.F123]);IF(EXACT([.G122];[.G123]);[.I122];CELL(&quot;Row&quot;;[.I123]));[.F123])" office:value-type="float" office:value="122">
              <text:p>122</text:p>
            </table:table-cell>
            <table:table-cell table:style-name="ce8" table:formula="of:=IF(AND([.$A123]&lt;=[.K$1];[.$A122]&gt;[.$A123]);0;IF(EXACT([.$A123];[.K$1]+1);[.J122]+1;[.J122]))" office:value-type="float" office:value="0">
              <text:p>0</text:p>
            </table:table-cell>
            <table:table-cell table:style-name="ce8" table:formula="of:=['Code format'.$C$4]&amp;TEXT([.J123];['Code format'.$B$4])&amp;['Code format'.$D$4]" office:value-type="string" office:string-value="0">
              <text:p>0</text:p>
            </table:table-cell>
            <table:table-cell table:style-name="ce8" table:formula="of:=IF(EXACT([.I122];[.I123]);IF(EXACT([.J122];[.J123]);[.L122];CELL(&quot;Row&quot;;[.L123]));[.I123])" office:value-type="float" office:value="122">
              <text:p>122</text:p>
            </table:table-cell>
            <table:table-cell table:style-name="ce8" table:formula="of:=IF(AND([.$A123]&lt;=[.N$1];[.$A122]&gt;[.$A123]);0;IF(EXACT([.$A123];[.N$1]+1);[.M122]+1;[.M122]))" office:value-type="float" office:value="0">
              <text:p>0</text:p>
            </table:table-cell>
            <table:table-cell table:style-name="ce8" table:formula="of:=['Code format'.$C$5]&amp;TEXT([.M123];['Code format'.$B$5])&amp;['Code format'.$D$5]" office:value-type="string" office:string-value="0">
              <text:p>0</text:p>
            </table:table-cell>
            <table:table-cell table:style-name="ce8" table:formula="of:=IF(EXACT([.L122];[.L123]);IF(EXACT([.M122];[.M123]);[.O122];CELL(&quot;Row&quot;;[.O123]));[.L123])" office:value-type="float" office:value="122">
              <text:p>122</text:p>
            </table:table-cell>
            <table:table-cell table:style-name="ce8" table:formula="of:=IF(AND([.$A123]&lt;=[.Q$1];[.$A122]&gt;[.$A123]);0;IF(EXACT([.$A123];[.Q$1]+1);[.P122]+1;[.P122]))" office:value-type="float" office:value="0">
              <text:p>0</text:p>
            </table:table-cell>
            <table:table-cell table:style-name="ce8" table:formula="of:=['Code format'.$C$6]&amp;TEXT([.P123];['Code format'.$B$6])&amp;['Code format'.$D$6]" office:value-type="string" office:string-value="0">
              <text:p>0</text:p>
            </table:table-cell>
            <table:table-cell table:style-name="ce8" table:formula="of:=IF(EXACT([.O122];[.O123]);IF(EXACT([.P122];[.P123]);[.R122];CELL(&quot;Row&quot;;[.R123]));[.O123])" office:value-type="float" office:value="122">
              <text:p>122</text:p>
            </table:table-cell>
            <table:table-cell table:style-name="ce8" table:formula="of:=IF(AND([.$A123]&lt;=[.T$1];[.$A122]&gt;[.$A123]);0;IF(EXACT([.$A123];[.T$1]+1);[.S122]+1;[.S122]))" office:value-type="float" office:value="1">
              <text:p>1</text:p>
            </table:table-cell>
            <table:table-cell table:style-name="ce8" table:formula="of:=['Code format'.$C$7]&amp;TEXT([.S123];['Code format'.$B$7])&amp;['Code format'.$D$7]" office:value-type="string" office:string-value="1">
              <text:p>1</text:p>
            </table:table-cell>
            <table:table-cell table:style-name="ce8" table:formula="of:=IF(EXACT([.R122];[.R123]);IF(EXACT([.S122];[.S123]);[.U122];CELL(&quot;Row&quot;;[.U123]));[.R123])" office:value-type="float" office:value="123">
              <text:p>123</text:p>
            </table:table-cell>
            <table:table-cell table:style-name="Nivel7" table:formula="of:=CONCATENATE([.E123];[.H123];[.K123];[.N123];[.Q123];[.T123])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430001">
              <text:p>430001</text:p>
            </table:table-cell>
            <table:table-cell table:style-name="ce9" office:value-type="string">
              <text:p>Int</text:p>
            </table:table-cell>
            <table:table-cell table:style-name="ce9" office:value-type="string">
              <text:p>Intereses ganados sobre cuentas corrientes</text:p>
            </table:table-cell>
            <table:table-cell table:style-name="Nivel7" table:formula="of:=[.X123]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Intereses ganados sobre cuentas corrientes">
              <text:p>Intereses ganados sobre cuentas corrientes</text:p>
            </table:table-cell>
            <table:table-cell table:style-name="Datos" table:formula="of:=IF(EXACT([.A123];1);&quot;&quot;;IF(EXACT([.A123];2);INDIRECT(CONCATENATE(&quot;V&quot;;[.C123]));IF(EXACT([.A123];3);INDIRECT(CONCATENATE(&quot;V&quot;;[.F123]));IF(EXACT([.A123];4);INDIRECT(CONCATENATE(&quot;V&quot;;[.I123]));IF(EXACT([.A123];5);INDIRECT(CONCATENATE(&quot;V&quot;;[.L123]));IF(EXACT([.A123];6);INDIRECT(CONCATENATE(&quot;V&quot;;[.O123]));IF(EXACT([.A123];7);INDIRECT(CONCATENATE(&quot;V&quot;;[.R123])))))))))" office:value-type="string" office:string-value="430000">
              <text:p>4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income</text:p>
            </table:table-cell>
            <table:table-cell table:style-name="ce6" table:formula="of:=NOT(OR(AND(NOT(EXACT([.A123];7));NOT(EXACT([.AB123];&quot;view&quot;)));AND(EXACT([.A123];7);EXACT([.AB123];&quot;view&quot;))))" office:value-type="float" office:value="1">
              <text:p>1</text:p>
            </table:table-cell>
            <table:table-cell table:style-name="Datos" table:formula="of:=VLOOKUP([.AB123];['account.type'.$A$2:.$I$12];8)" office:value-type="string" office:string-value="other">
              <text:p>other</text:p>
            </table:table-cell>
            <table:table-cell table:style-name="Datos" table:formula="of:=VLOOKUP([.AB12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3];1);CHAR(9)&amp;CHAR(9)&amp;&quot;&lt;record id=&quot;&quot;account_account_template_&quot;&amp;SUBSTITUTE([.AG$1]&amp;[.$V123];&quot;-&quot;;&quot;_&quot;)&amp;&quot;&quot;&quot; model=&quot;&quot;account.account.template&quot;&quot;&gt;&quot;&amp;CHAR(13)&amp;CHAR(9)&amp;CHAR(9)&amp;CHAR(9)&amp;&quot;&lt;field name=&quot;&quot;code&quot;&quot;&gt;&quot;&amp;[.AG$1]&amp;[.$V123]&amp;&quot;&lt;/field&gt;&quot;&amp;CHAR(13)&amp;CHAR(9)&amp;CHAR(9)&amp;CHAR(9)&amp;&quot;&lt;field name=&quot;&quot;name&quot;&quot;&gt;&quot;&amp;[.AG$1]&amp;[.$Y123]&amp;&quot;&lt;/field&gt;&quot;&amp;CHAR(13)&amp;CHAR(9)&amp;CHAR(9)&amp;CHAR(9)&amp;&quot;&lt;field name=&quot;&quot;shortcut&quot;&quot;&gt;&quot;&amp;IF(EXACT([.$W123];&quot;&quot;);&quot;&quot;;[.AG$1]&amp;[.$W123])&amp;&quot;&lt;/field&gt;&quot;&amp;CHAR(13)&amp;CHAR(9)&amp;CHAR(9)&amp;CHAR(9)&amp;&quot;&lt;field name=&quot;&quot;parent_id&quot;&quot; ref=&quot;&quot;&quot;&amp;IF(EXACT([.$Z123];&quot;&quot;);&quot;&quot;;[.AG$1]&amp;[.$Z123])&amp;&quot;&quot;&quot;/&gt;&quot;&amp;CHAR(13)&amp;CHAR(9)&amp;CHAR(9)&amp;CHAR(9)&amp;&quot;&lt;field name=&quot;&quot;user_type&quot;&quot; ref=&quot;&quot;account_account_type_&quot;&amp;[.$AB123]&amp;&quot;&quot;&quot;/&gt;&quot;&amp;CHAR(13)&amp;CHAR(9)&amp;CHAR(9)&amp;CHAR(9)&amp;&quot;&lt;field name=&quot;&quot;currency_id&quot;&quot; ref=&quot;&quot;&quot;&amp;[.AA123]&amp;&quot;&quot;&quot;/&gt;&quot;&amp;CHAR(13)&amp;CHAR(9)&amp;CHAR(9)&amp;CHAR(9)&amp;&quot;&lt;field name=&quot;&quot;type&quot;&quot;&gt;&quot;&amp;[.$AD123]&amp;&quot;&lt;/field&gt;&quot;&amp;CHAR(13)&amp;CHAR(9)&amp;CHAR(9)&amp;CHAR(9)&amp;&quot;&lt;field name=&quot;&quot;reconcile&quot;&quot; eval=&quot;&quot;&quot;&amp;[.$AE123]&amp;&quot;&quot;&quot;/&gt;&quot;&amp;IF(EXACT([.$AF123];&quot;&quot;);&quot;&quot;;CHAR(13)&amp;CHAR(9)&amp;CHAR(9)&amp;CHAR(9)&amp;&quot;&lt;field name=&quot;&quot;tax_ids&quot;&quot;&gt;&quot;&amp;SUBSTITUTE([.$AF12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30001&quot; model=&quot;account.account.template&quot;&gt;&#13;&#9;&#9;&#9;&lt;field name=&quot;code&quot;&gt;0-430001&lt;/field&gt;&#13;&#9;&#9;&#9;&lt;field name=&quot;name&quot;&gt;0-Intereses ganados sobre cuentas corrientes&lt;/field&gt;&#13;&#9;&#9;&#9;&lt;field name=&quot;shortcut&quot;&gt;0-Int&lt;/field&gt;&#13;&#9;&#9;&#9;&lt;field name=&quot;parent_id&quot; ref=&quot;0-43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430001" model="account.account.template"&gt;<text:tab/><text:tab/><text:tab/>&lt;field name="code"&gt;0-430001&lt;/field&gt;<text:tab/><text:tab/><text:tab/>&lt;field name="name"&gt;0-Intereses ganados sobre cuentas corrientes&lt;/field&gt;<text:tab/><text:tab/><text:tab/>&lt;field name="shortcut"&gt;0-Int&lt;/field&gt;<text:tab/><text:tab/><text:tab/>&lt;field name="parent_id" ref="0-43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23];1);CHAR(9)&amp;CHAR(9)&amp;&quot;&lt;record id=&quot;&quot;account_account_template_&quot;&amp;SUBSTITUTE([.AH$1]&amp;[.$V123];&quot;-&quot;;&quot;_&quot;)&amp;&quot;&quot;&quot; model=&quot;&quot;account.account.template&quot;&quot;&gt;&quot;&amp;CHAR(13)&amp;CHAR(9)&amp;CHAR(9)&amp;CHAR(9)&amp;&quot;&lt;field name=&quot;&quot;code&quot;&quot;&gt;&quot;&amp;[.AH$1]&amp;[.$V123]&amp;&quot;&lt;/field&gt;&quot;&amp;CHAR(13)&amp;CHAR(9)&amp;CHAR(9)&amp;CHAR(9)&amp;&quot;&lt;field name=&quot;&quot;name&quot;&quot;&gt;&quot;&amp;[.AH$1]&amp;[.$Y123]&amp;&quot;&lt;/field&gt;&quot;&amp;CHAR(13)&amp;CHAR(9)&amp;CHAR(9)&amp;CHAR(9)&amp;&quot;&lt;field name=&quot;&quot;shortcut&quot;&quot;&gt;&quot;&amp;IF(EXACT([.$W123];&quot;&quot;);&quot;&quot;;[.AH$1]&amp;[.$W123])&amp;&quot;&lt;/field&gt;&quot;&amp;CHAR(13)&amp;CHAR(9)&amp;CHAR(9)&amp;CHAR(9)&amp;&quot;&lt;field name=&quot;&quot;parent_id&quot;&quot; ref=&quot;&quot;&quot;&amp;IF(EXACT([.$Z123];&quot;&quot;);&quot;&quot;;[.AH$1]&amp;[.$Z123])&amp;&quot;&quot;&quot;/&gt;&quot;&amp;CHAR(13)&amp;CHAR(9)&amp;CHAR(9)&amp;CHAR(9)&amp;&quot;&lt;field name=&quot;&quot;user_type&quot;&quot; ref=&quot;&quot;account_account_type_&quot;&amp;[.$AB123]&amp;&quot;&quot;&quot;/&gt;&quot;&amp;CHAR(13)&amp;CHAR(9)&amp;CHAR(9)&amp;CHAR(9)&amp;&quot;&lt;field name=&quot;&quot;currency_id&quot;&quot; ref=&quot;&quot;&quot;&amp;[.AB123]&amp;&quot;&quot;&quot;/&gt;&quot;&amp;CHAR(13)&amp;CHAR(9)&amp;CHAR(9)&amp;CHAR(9)&amp;&quot;&lt;field name=&quot;&quot;type&quot;&quot;&gt;&quot;&amp;[.$AD123]&amp;&quot;&lt;/field&gt;&quot;&amp;CHAR(13)&amp;CHAR(9)&amp;CHAR(9)&amp;CHAR(9)&amp;&quot;&lt;field name=&quot;&quot;reconcile&quot;&quot; eval=&quot;&quot;&quot;&amp;[.$AE123]&amp;&quot;&quot;&quot;/&gt;&quot;&amp;IF(EXACT([.$AF123];&quot;&quot;);&quot;&quot;;CHAR(13)&amp;CHAR(9)&amp;CHAR(9)&amp;CHAR(9)&amp;&quot;&lt;field name=&quot;&quot;tax_ids&quot;&quot;&gt;&quot;&amp;SUBSTITUTE([.$AF12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30001&quot; model=&quot;account.account.template&quot;&gt;&#13;&#9;&#9;&#9;&lt;field name=&quot;code&quot;&gt;1-430001&lt;/field&gt;&#13;&#9;&#9;&#9;&lt;field name=&quot;name&quot;&gt;1-Intereses ganados sobre cuentas corrientes&lt;/field&gt;&#13;&#9;&#9;&#9;&lt;field name=&quot;shortcut&quot;&gt;1-Int&lt;/field&gt;&#13;&#9;&#9;&#9;&lt;field name=&quot;parent_id&quot; ref=&quot;1-430000&quot;/&gt;&#13;&#9;&#9;&#9;&lt;field name=&quot;user_type&quot; ref=&quot;account_account_type_income&quot;/&gt;&#13;&#9;&#9;&#9;&lt;field name=&quot;currency_id&quot; ref=&quot;incom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430001" model="account.account.template"&gt;<text:tab/><text:tab/><text:tab/>&lt;field name="code"&gt;1-430001&lt;/field&gt;<text:tab/><text:tab/><text:tab/>&lt;field name="name"&gt;1-Intereses ganados sobre cuentas corrientes&lt;/field&gt;<text:tab/><text:tab/><text:tab/>&lt;field name="shortcut"&gt;1-Int&lt;/field&gt;<text:tab/><text:tab/><text:tab/>&lt;field name="parent_id" ref="1-430000"/&gt;<text:tab/><text:tab/><text:tab/>&lt;field name="user_type" ref="account_account_type_income"/&gt;<text:tab/><text:tab/><text:tab/>&lt;field name="currency_id" ref="incom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23]&gt;[.A124];[.A123]=[.A124]);[.A123]&lt;&gt;7))" office:value-type="float" office:value="1">
              <text:p>1</text:p>
            </table:table-cell>
            <table:table-cell table:style-name="ce8" table:formula="of:=IF(EXACT([.A124];1);CELL(&quot;Row&quot;;[.C124]);[.C123])" office:value-type="float" office:value="2">
              <text:p>2</text:p>
            </table:table-cell>
            <table:table-cell table:style-name="ce8" table:formula="of:=IF(EXACT([.$A124];1);0;IF(EXACT([.$A124];2);[.D123]+1;[.D123]))" office:value-type="float" office:value="4">
              <text:p>4</text:p>
            </table:table-cell>
            <table:table-cell table:style-name="ce8" table:formula="of:=['Code format'.$C$2]&amp;TEXT([.D124];['Code format'.$B$2])&amp;['Code format'.$D$2]" office:value-type="string" office:string-value="4">
              <text:p>4</text:p>
            </table:table-cell>
            <table:table-cell table:style-name="ce8" table:formula="of:=IF(EXACT([.C123];[.C124]);IF(EXACT([.D123];[.D124]);[.F123];CELL(&quot;Row&quot;;[.F124]));[.C124])" office:value-type="float" office:value="117">
              <text:p>117</text:p>
            </table:table-cell>
            <table:table-cell table:style-name="ce8" table:formula="of:=IF(AND([.$A124]&lt;=[.H$1];[.$A123]&gt;[.$A124]);0;IF(EXACT([.$A124];[.H$1]+1);[.G123]+1;[.G123]))" office:value-type="float" office:value="4">
              <text:p>4</text:p>
            </table:table-cell>
            <table:table-cell table:style-name="ce8" table:formula="of:=['Code format'.$C$3]&amp;TEXT([.G124];['Code format'.$B$3])&amp;['Code format'.$D$3]" office:value-type="string" office:string-value="4">
              <text:p>4</text:p>
            </table:table-cell>
            <table:table-cell table:style-name="ce8" table:formula="of:=IF(EXACT([.F123];[.F124]);IF(EXACT([.G123];[.G124]);[.I123];CELL(&quot;Row&quot;;[.I124]));[.F124])" office:value-type="float" office:value="124">
              <text:p>124</text:p>
            </table:table-cell>
            <table:table-cell table:style-name="ce8" table:formula="of:=IF(AND([.$A124]&lt;=[.K$1];[.$A123]&gt;[.$A124]);0;IF(EXACT([.$A124];[.K$1]+1);[.J123]+1;[.J123]))" office:value-type="float" office:value="0">
              <text:p>0</text:p>
            </table:table-cell>
            <table:table-cell table:style-name="ce8" table:formula="of:=['Code format'.$C$4]&amp;TEXT([.J124];['Code format'.$B$4])&amp;['Code format'.$D$4]" office:value-type="string" office:string-value="0">
              <text:p>0</text:p>
            </table:table-cell>
            <table:table-cell table:style-name="ce8" table:formula="of:=IF(EXACT([.I123];[.I124]);IF(EXACT([.J123];[.J124]);[.L123];CELL(&quot;Row&quot;;[.L124]));[.I124])" office:value-type="float" office:value="124">
              <text:p>124</text:p>
            </table:table-cell>
            <table:table-cell table:style-name="ce8" table:formula="of:=IF(AND([.$A124]&lt;=[.N$1];[.$A123]&gt;[.$A124]);0;IF(EXACT([.$A124];[.N$1]+1);[.M123]+1;[.M123]))" office:value-type="float" office:value="0">
              <text:p>0</text:p>
            </table:table-cell>
            <table:table-cell table:style-name="ce8" table:formula="of:=['Code format'.$C$5]&amp;TEXT([.M124];['Code format'.$B$5])&amp;['Code format'.$D$5]" office:value-type="string" office:string-value="0">
              <text:p>0</text:p>
            </table:table-cell>
            <table:table-cell table:style-name="ce8" table:formula="of:=IF(EXACT([.L123];[.L124]);IF(EXACT([.M123];[.M124]);[.O123];CELL(&quot;Row&quot;;[.O124]));[.L124])" office:value-type="float" office:value="124">
              <text:p>124</text:p>
            </table:table-cell>
            <table:table-cell table:style-name="ce8" table:formula="of:=IF(AND([.$A124]&lt;=[.Q$1];[.$A123]&gt;[.$A124]);0;IF(EXACT([.$A124];[.Q$1]+1);[.P123]+1;[.P123]))" office:value-type="float" office:value="0">
              <text:p>0</text:p>
            </table:table-cell>
            <table:table-cell table:style-name="ce8" table:formula="of:=['Code format'.$C$6]&amp;TEXT([.P124];['Code format'.$B$6])&amp;['Code format'.$D$6]" office:value-type="string" office:string-value="0">
              <text:p>0</text:p>
            </table:table-cell>
            <table:table-cell table:style-name="ce8" table:formula="of:=IF(EXACT([.O123];[.O124]);IF(EXACT([.P123];[.P124]);[.R123];CELL(&quot;Row&quot;;[.R124]));[.O124])" office:value-type="float" office:value="124">
              <text:p>124</text:p>
            </table:table-cell>
            <table:table-cell table:style-name="ce8" table:formula="of:=IF(AND([.$A124]&lt;=[.T$1];[.$A123]&gt;[.$A124]);0;IF(EXACT([.$A124];[.T$1]+1);[.S123]+1;[.S123]))" office:value-type="float" office:value="0">
              <text:p>0</text:p>
            </table:table-cell>
            <table:table-cell table:style-name="ce8" table:formula="of:=['Code format'.$C$7]&amp;TEXT([.S124];['Code format'.$B$7])&amp;['Code format'.$D$7]" office:value-type="string" office:string-value="0">
              <text:p>0</text:p>
            </table:table-cell>
            <table:table-cell table:style-name="ce8" table:formula="of:=IF(EXACT([.R123];[.R124]);IF(EXACT([.S123];[.S124]);[.U123];CELL(&quot;Row&quot;;[.U124]));[.R124])" office:value-type="float" office:value="124">
              <text:p>124</text:p>
            </table:table-cell>
            <table:table-cell table:style-name="Nivel3" table:formula="of:=CONCATENATE([.E124];[.H124];[.K124];[.N124];[.Q124];[.T124])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440000">
              <text:p>440000</text:p>
            </table:table-cell>
            <table:table-cell table:style-name="ce9" office:value-type="string">
              <text:p>OI</text:p>
            </table:table-cell>
            <table:table-cell table:style-name="ce9" office:value-type="string">
              <text:p>Otros ingresos</text:p>
            </table:table-cell>
            <table:table-cell table:style-name="Nivel3" table:formula="of:=[.X124]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Otros ingresos">
              <text:p>Otros ingresos</text:p>
            </table:table-cell>
            <table:table-cell table:style-name="Datos" table:formula="of:=IF(EXACT([.A124];1);&quot;&quot;;IF(EXACT([.A124];2);INDIRECT(CONCATENATE(&quot;V&quot;;[.C124]));IF(EXACT([.A124];3);INDIRECT(CONCATENATE(&quot;V&quot;;[.F124]));IF(EXACT([.A124];4);INDIRECT(CONCATENATE(&quot;V&quot;;[.I124]));IF(EXACT([.A124];5);INDIRECT(CONCATENATE(&quot;V&quot;;[.L124]));IF(EXACT([.A124];6);INDIRECT(CONCATENATE(&quot;V&quot;;[.O124]));IF(EXACT([.A124];7);INDIRECT(CONCATENATE(&quot;V&quot;;[.R124])))))))))" office:value-type="string" office:string-value="400000">
              <text:p>4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24];7));NOT(EXACT([.AB124];&quot;view&quot;)));AND(EXACT([.A124];7);EXACT([.AB124];&quot;view&quot;))))" office:value-type="float" office:value="1">
              <text:p>1</text:p>
            </table:table-cell>
            <table:table-cell table:style-name="Datos" table:formula="of:=VLOOKUP([.AB124];['account.type'.$A$2:.$I$12];8)" office:value-type="string" office:string-value="view">
              <text:p>view</text:p>
            </table:table-cell>
            <table:table-cell table:style-name="Datos" table:formula="of:=VLOOKUP([.AB12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4];1);CHAR(9)&amp;CHAR(9)&amp;&quot;&lt;record id=&quot;&quot;account_account_template_&quot;&amp;SUBSTITUTE([.AG$1]&amp;[.$V124];&quot;-&quot;;&quot;_&quot;)&amp;&quot;&quot;&quot; model=&quot;&quot;account.account.template&quot;&quot;&gt;&quot;&amp;CHAR(13)&amp;CHAR(9)&amp;CHAR(9)&amp;CHAR(9)&amp;&quot;&lt;field name=&quot;&quot;code&quot;&quot;&gt;&quot;&amp;[.AG$1]&amp;[.$V124]&amp;&quot;&lt;/field&gt;&quot;&amp;CHAR(13)&amp;CHAR(9)&amp;CHAR(9)&amp;CHAR(9)&amp;&quot;&lt;field name=&quot;&quot;name&quot;&quot;&gt;&quot;&amp;[.AG$1]&amp;[.$Y124]&amp;&quot;&lt;/field&gt;&quot;&amp;CHAR(13)&amp;CHAR(9)&amp;CHAR(9)&amp;CHAR(9)&amp;&quot;&lt;field name=&quot;&quot;shortcut&quot;&quot;&gt;&quot;&amp;IF(EXACT([.$W124];&quot;&quot;);&quot;&quot;;[.AG$1]&amp;[.$W124])&amp;&quot;&lt;/field&gt;&quot;&amp;CHAR(13)&amp;CHAR(9)&amp;CHAR(9)&amp;CHAR(9)&amp;&quot;&lt;field name=&quot;&quot;parent_id&quot;&quot; ref=&quot;&quot;&quot;&amp;IF(EXACT([.$Z124];&quot;&quot;);&quot;&quot;;[.AG$1]&amp;[.$Z124])&amp;&quot;&quot;&quot;/&gt;&quot;&amp;CHAR(13)&amp;CHAR(9)&amp;CHAR(9)&amp;CHAR(9)&amp;&quot;&lt;field name=&quot;&quot;user_type&quot;&quot; ref=&quot;&quot;account_account_type_&quot;&amp;[.$AB124]&amp;&quot;&quot;&quot;/&gt;&quot;&amp;CHAR(13)&amp;CHAR(9)&amp;CHAR(9)&amp;CHAR(9)&amp;&quot;&lt;field name=&quot;&quot;currency_id&quot;&quot; ref=&quot;&quot;&quot;&amp;[.AA124]&amp;&quot;&quot;&quot;/&gt;&quot;&amp;CHAR(13)&amp;CHAR(9)&amp;CHAR(9)&amp;CHAR(9)&amp;&quot;&lt;field name=&quot;&quot;type&quot;&quot;&gt;&quot;&amp;[.$AD124]&amp;&quot;&lt;/field&gt;&quot;&amp;CHAR(13)&amp;CHAR(9)&amp;CHAR(9)&amp;CHAR(9)&amp;&quot;&lt;field name=&quot;&quot;reconcile&quot;&quot; eval=&quot;&quot;&quot;&amp;[.$AE124]&amp;&quot;&quot;&quot;/&gt;&quot;&amp;IF(EXACT([.$AF124];&quot;&quot;);&quot;&quot;;CHAR(13)&amp;CHAR(9)&amp;CHAR(9)&amp;CHAR(9)&amp;&quot;&lt;field name=&quot;&quot;tax_ids&quot;&quot;&gt;&quot;&amp;SUBSTITUTE([.$AF12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40000&quot; model=&quot;account.account.template&quot;&gt;&#13;&#9;&#9;&#9;&lt;field name=&quot;code&quot;&gt;0-440000&lt;/field&gt;&#13;&#9;&#9;&#9;&lt;field name=&quot;name&quot;&gt;0-Otros ingresos&lt;/field&gt;&#13;&#9;&#9;&#9;&lt;field name=&quot;shortcut&quot;&gt;0-OI&lt;/field&gt;&#13;&#9;&#9;&#9;&lt;field name=&quot;parent_id&quot; ref=&quot;0-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440000" model="account.account.template"&gt;<text:tab/><text:tab/><text:tab/>&lt;field name="code"&gt;0-440000&lt;/field&gt;<text:tab/><text:tab/><text:tab/>&lt;field name="name"&gt;0-Otros ingresos&lt;/field&gt;<text:tab/><text:tab/><text:tab/>&lt;field name="shortcut"&gt;0-OI&lt;/field&gt;<text:tab/><text:tab/><text:tab/>&lt;field name="parent_id" ref="0-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24];1);CHAR(9)&amp;CHAR(9)&amp;&quot;&lt;record id=&quot;&quot;account_account_template_&quot;&amp;SUBSTITUTE([.AH$1]&amp;[.$V124];&quot;-&quot;;&quot;_&quot;)&amp;&quot;&quot;&quot; model=&quot;&quot;account.account.template&quot;&quot;&gt;&quot;&amp;CHAR(13)&amp;CHAR(9)&amp;CHAR(9)&amp;CHAR(9)&amp;&quot;&lt;field name=&quot;&quot;code&quot;&quot;&gt;&quot;&amp;[.AH$1]&amp;[.$V124]&amp;&quot;&lt;/field&gt;&quot;&amp;CHAR(13)&amp;CHAR(9)&amp;CHAR(9)&amp;CHAR(9)&amp;&quot;&lt;field name=&quot;&quot;name&quot;&quot;&gt;&quot;&amp;[.AH$1]&amp;[.$Y124]&amp;&quot;&lt;/field&gt;&quot;&amp;CHAR(13)&amp;CHAR(9)&amp;CHAR(9)&amp;CHAR(9)&amp;&quot;&lt;field name=&quot;&quot;shortcut&quot;&quot;&gt;&quot;&amp;IF(EXACT([.$W124];&quot;&quot;);&quot;&quot;;[.AH$1]&amp;[.$W124])&amp;&quot;&lt;/field&gt;&quot;&amp;CHAR(13)&amp;CHAR(9)&amp;CHAR(9)&amp;CHAR(9)&amp;&quot;&lt;field name=&quot;&quot;parent_id&quot;&quot; ref=&quot;&quot;&quot;&amp;IF(EXACT([.$Z124];&quot;&quot;);&quot;&quot;;[.AH$1]&amp;[.$Z124])&amp;&quot;&quot;&quot;/&gt;&quot;&amp;CHAR(13)&amp;CHAR(9)&amp;CHAR(9)&amp;CHAR(9)&amp;&quot;&lt;field name=&quot;&quot;user_type&quot;&quot; ref=&quot;&quot;account_account_type_&quot;&amp;[.$AB124]&amp;&quot;&quot;&quot;/&gt;&quot;&amp;CHAR(13)&amp;CHAR(9)&amp;CHAR(9)&amp;CHAR(9)&amp;&quot;&lt;field name=&quot;&quot;currency_id&quot;&quot; ref=&quot;&quot;&quot;&amp;[.AB124]&amp;&quot;&quot;&quot;/&gt;&quot;&amp;CHAR(13)&amp;CHAR(9)&amp;CHAR(9)&amp;CHAR(9)&amp;&quot;&lt;field name=&quot;&quot;type&quot;&quot;&gt;&quot;&amp;[.$AD124]&amp;&quot;&lt;/field&gt;&quot;&amp;CHAR(13)&amp;CHAR(9)&amp;CHAR(9)&amp;CHAR(9)&amp;&quot;&lt;field name=&quot;&quot;reconcile&quot;&quot; eval=&quot;&quot;&quot;&amp;[.$AE124]&amp;&quot;&quot;&quot;/&gt;&quot;&amp;IF(EXACT([.$AF124];&quot;&quot;);&quot;&quot;;CHAR(13)&amp;CHAR(9)&amp;CHAR(9)&amp;CHAR(9)&amp;&quot;&lt;field name=&quot;&quot;tax_ids&quot;&quot;&gt;&quot;&amp;SUBSTITUTE([.$AF12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40000&quot; model=&quot;account.account.template&quot;&gt;&#13;&#9;&#9;&#9;&lt;field name=&quot;code&quot;&gt;1-440000&lt;/field&gt;&#13;&#9;&#9;&#9;&lt;field name=&quot;name&quot;&gt;1-Otros ingresos&lt;/field&gt;&#13;&#9;&#9;&#9;&lt;field name=&quot;shortcut&quot;&gt;1-OI&lt;/field&gt;&#13;&#9;&#9;&#9;&lt;field name=&quot;parent_id&quot; ref=&quot;1-4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440000" model="account.account.template"&gt;<text:tab/><text:tab/><text:tab/>&lt;field name="code"&gt;1-440000&lt;/field&gt;<text:tab/><text:tab/><text:tab/>&lt;field name="name"&gt;1-Otros ingresos&lt;/field&gt;<text:tab/><text:tab/><text:tab/>&lt;field name="shortcut"&gt;1-OI&lt;/field&gt;<text:tab/><text:tab/><text:tab/>&lt;field name="parent_id" ref="1-4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24]&gt;[.A125];[.A124]=[.A125]);[.A124]&lt;&gt;7))" office:value-type="float" office:value="1">
              <text:p>1</text:p>
            </table:table-cell>
            <table:table-cell table:style-name="ce8" table:formula="of:=IF(EXACT([.A125];1);CELL(&quot;Row&quot;;[.C125]);[.C124])" office:value-type="float" office:value="2">
              <text:p>2</text:p>
            </table:table-cell>
            <table:table-cell table:style-name="ce8" table:formula="of:=IF(EXACT([.$A125];1);0;IF(EXACT([.$A125];2);[.D124]+1;[.D124]))" office:value-type="float" office:value="4">
              <text:p>4</text:p>
            </table:table-cell>
            <table:table-cell table:style-name="ce8" table:formula="of:=['Code format'.$C$2]&amp;TEXT([.D125];['Code format'.$B$2])&amp;['Code format'.$D$2]" office:value-type="string" office:string-value="4">
              <text:p>4</text:p>
            </table:table-cell>
            <table:table-cell table:style-name="ce8" table:formula="of:=IF(EXACT([.C124];[.C125]);IF(EXACT([.D124];[.D125]);[.F124];CELL(&quot;Row&quot;;[.F125]));[.C125])" office:value-type="float" office:value="117">
              <text:p>117</text:p>
            </table:table-cell>
            <table:table-cell table:style-name="ce8" table:formula="of:=IF(AND([.$A125]&lt;=[.H$1];[.$A124]&gt;[.$A125]);0;IF(EXACT([.$A125];[.H$1]+1);[.G124]+1;[.G124]))" office:value-type="float" office:value="4">
              <text:p>4</text:p>
            </table:table-cell>
            <table:table-cell table:style-name="ce8" table:formula="of:=['Code format'.$C$3]&amp;TEXT([.G125];['Code format'.$B$3])&amp;['Code format'.$D$3]" office:value-type="string" office:string-value="4">
              <text:p>4</text:p>
            </table:table-cell>
            <table:table-cell table:style-name="ce8" table:formula="of:=IF(EXACT([.F124];[.F125]);IF(EXACT([.G124];[.G125]);[.I124];CELL(&quot;Row&quot;;[.I125]));[.F125])" office:value-type="float" office:value="124">
              <text:p>124</text:p>
            </table:table-cell>
            <table:table-cell table:style-name="ce8" table:formula="of:=IF(AND([.$A125]&lt;=[.K$1];[.$A124]&gt;[.$A125]);0;IF(EXACT([.$A125];[.K$1]+1);[.J124]+1;[.J124]))" office:value-type="float" office:value="0">
              <text:p>0</text:p>
            </table:table-cell>
            <table:table-cell table:style-name="ce8" table:formula="of:=['Code format'.$C$4]&amp;TEXT([.J125];['Code format'.$B$4])&amp;['Code format'.$D$4]" office:value-type="string" office:string-value="0">
              <text:p>0</text:p>
            </table:table-cell>
            <table:table-cell table:style-name="ce8" table:formula="of:=IF(EXACT([.I124];[.I125]);IF(EXACT([.J124];[.J125]);[.L124];CELL(&quot;Row&quot;;[.L125]));[.I125])" office:value-type="float" office:value="124">
              <text:p>124</text:p>
            </table:table-cell>
            <table:table-cell table:style-name="ce8" table:formula="of:=IF(AND([.$A125]&lt;=[.N$1];[.$A124]&gt;[.$A125]);0;IF(EXACT([.$A125];[.N$1]+1);[.M124]+1;[.M124]))" office:value-type="float" office:value="0">
              <text:p>0</text:p>
            </table:table-cell>
            <table:table-cell table:style-name="ce8" table:formula="of:=['Code format'.$C$5]&amp;TEXT([.M125];['Code format'.$B$5])&amp;['Code format'.$D$5]" office:value-type="string" office:string-value="0">
              <text:p>0</text:p>
            </table:table-cell>
            <table:table-cell table:style-name="ce8" table:formula="of:=IF(EXACT([.L124];[.L125]);IF(EXACT([.M124];[.M125]);[.O124];CELL(&quot;Row&quot;;[.O125]));[.L125])" office:value-type="float" office:value="124">
              <text:p>124</text:p>
            </table:table-cell>
            <table:table-cell table:style-name="ce8" table:formula="of:=IF(AND([.$A125]&lt;=[.Q$1];[.$A124]&gt;[.$A125]);0;IF(EXACT([.$A125];[.Q$1]+1);[.P124]+1;[.P124]))" office:value-type="float" office:value="0">
              <text:p>0</text:p>
            </table:table-cell>
            <table:table-cell table:style-name="ce8" table:formula="of:=['Code format'.$C$6]&amp;TEXT([.P125];['Code format'.$B$6])&amp;['Code format'.$D$6]" office:value-type="string" office:string-value="0">
              <text:p>0</text:p>
            </table:table-cell>
            <table:table-cell table:style-name="ce8" table:formula="of:=IF(EXACT([.O124];[.O125]);IF(EXACT([.P124];[.P125]);[.R124];CELL(&quot;Row&quot;;[.R125]));[.O125])" office:value-type="float" office:value="124">
              <text:p>124</text:p>
            </table:table-cell>
            <table:table-cell table:style-name="ce8" table:formula="of:=IF(AND([.$A125]&lt;=[.T$1];[.$A124]&gt;[.$A125]);0;IF(EXACT([.$A125];[.T$1]+1);[.S124]+1;[.S124]))" office:value-type="float" office:value="1">
              <text:p>1</text:p>
            </table:table-cell>
            <table:table-cell table:style-name="ce8" table:formula="of:=['Code format'.$C$7]&amp;TEXT([.S125];['Code format'.$B$7])&amp;['Code format'.$D$7]" office:value-type="string" office:string-value="1">
              <text:p>1</text:p>
            </table:table-cell>
            <table:table-cell table:style-name="ce8" table:formula="of:=IF(EXACT([.R124];[.R125]);IF(EXACT([.S124];[.S125]);[.U124];CELL(&quot;Row&quot;;[.U125]));[.R125])" office:value-type="float" office:value="125">
              <text:p>125</text:p>
            </table:table-cell>
            <table:table-cell table:style-name="Nivel7" table:formula="of:=CONCATENATE([.E125];[.H125];[.K125];[.N125];[.Q125];[.T125])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440001">
              <text:p>440001</text:p>
            </table:table-cell>
            <table:table-cell table:style-name="ce9" office:value-type="string">
              <text:p>Aj</text:p>
            </table:table-cell>
            <table:table-cell table:style-name="ce9" office:value-type="string">
              <text:p>Ajustes</text:p>
            </table:table-cell>
            <table:table-cell table:style-name="Nivel7" table:formula="of:=[.X125]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Ajustes">
              <text:p>Ajustes</text:p>
            </table:table-cell>
            <table:table-cell table:style-name="Datos" table:formula="of:=IF(EXACT([.A125];1);&quot;&quot;;IF(EXACT([.A125];2);INDIRECT(CONCATENATE(&quot;V&quot;;[.C125]));IF(EXACT([.A125];3);INDIRECT(CONCATENATE(&quot;V&quot;;[.F125]));IF(EXACT([.A125];4);INDIRECT(CONCATENATE(&quot;V&quot;;[.I125]));IF(EXACT([.A125];5);INDIRECT(CONCATENATE(&quot;V&quot;;[.L125]));IF(EXACT([.A125];6);INDIRECT(CONCATENATE(&quot;V&quot;;[.O125]));IF(EXACT([.A125];7);INDIRECT(CONCATENATE(&quot;V&quot;;[.R125])))))))))" office:value-type="string" office:string-value="440000">
              <text:p>44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income</text:p>
            </table:table-cell>
            <table:table-cell table:style-name="ce6" table:formula="of:=NOT(OR(AND(NOT(EXACT([.A125];7));NOT(EXACT([.AB125];&quot;view&quot;)));AND(EXACT([.A125];7);EXACT([.AB125];&quot;view&quot;))))" office:value-type="float" office:value="1">
              <text:p>1</text:p>
            </table:table-cell>
            <table:table-cell table:style-name="Datos" table:formula="of:=VLOOKUP([.AB125];['account.type'.$A$2:.$I$12];8)" office:value-type="string" office:string-value="other">
              <text:p>other</text:p>
            </table:table-cell>
            <table:table-cell table:style-name="Datos" table:formula="of:=VLOOKUP([.AB12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5];1);CHAR(9)&amp;CHAR(9)&amp;&quot;&lt;record id=&quot;&quot;account_account_template_&quot;&amp;SUBSTITUTE([.AG$1]&amp;[.$V125];&quot;-&quot;;&quot;_&quot;)&amp;&quot;&quot;&quot; model=&quot;&quot;account.account.template&quot;&quot;&gt;&quot;&amp;CHAR(13)&amp;CHAR(9)&amp;CHAR(9)&amp;CHAR(9)&amp;&quot;&lt;field name=&quot;&quot;code&quot;&quot;&gt;&quot;&amp;[.AG$1]&amp;[.$V125]&amp;&quot;&lt;/field&gt;&quot;&amp;CHAR(13)&amp;CHAR(9)&amp;CHAR(9)&amp;CHAR(9)&amp;&quot;&lt;field name=&quot;&quot;name&quot;&quot;&gt;&quot;&amp;[.AG$1]&amp;[.$Y125]&amp;&quot;&lt;/field&gt;&quot;&amp;CHAR(13)&amp;CHAR(9)&amp;CHAR(9)&amp;CHAR(9)&amp;&quot;&lt;field name=&quot;&quot;shortcut&quot;&quot;&gt;&quot;&amp;IF(EXACT([.$W125];&quot;&quot;);&quot;&quot;;[.AG$1]&amp;[.$W125])&amp;&quot;&lt;/field&gt;&quot;&amp;CHAR(13)&amp;CHAR(9)&amp;CHAR(9)&amp;CHAR(9)&amp;&quot;&lt;field name=&quot;&quot;parent_id&quot;&quot; ref=&quot;&quot;&quot;&amp;IF(EXACT([.$Z125];&quot;&quot;);&quot;&quot;;[.AG$1]&amp;[.$Z125])&amp;&quot;&quot;&quot;/&gt;&quot;&amp;CHAR(13)&amp;CHAR(9)&amp;CHAR(9)&amp;CHAR(9)&amp;&quot;&lt;field name=&quot;&quot;user_type&quot;&quot; ref=&quot;&quot;account_account_type_&quot;&amp;[.$AB125]&amp;&quot;&quot;&quot;/&gt;&quot;&amp;CHAR(13)&amp;CHAR(9)&amp;CHAR(9)&amp;CHAR(9)&amp;&quot;&lt;field name=&quot;&quot;currency_id&quot;&quot; ref=&quot;&quot;&quot;&amp;[.AA125]&amp;&quot;&quot;&quot;/&gt;&quot;&amp;CHAR(13)&amp;CHAR(9)&amp;CHAR(9)&amp;CHAR(9)&amp;&quot;&lt;field name=&quot;&quot;type&quot;&quot;&gt;&quot;&amp;[.$AD125]&amp;&quot;&lt;/field&gt;&quot;&amp;CHAR(13)&amp;CHAR(9)&amp;CHAR(9)&amp;CHAR(9)&amp;&quot;&lt;field name=&quot;&quot;reconcile&quot;&quot; eval=&quot;&quot;&quot;&amp;[.$AE125]&amp;&quot;&quot;&quot;/&gt;&quot;&amp;IF(EXACT([.$AF125];&quot;&quot;);&quot;&quot;;CHAR(13)&amp;CHAR(9)&amp;CHAR(9)&amp;CHAR(9)&amp;&quot;&lt;field name=&quot;&quot;tax_ids&quot;&quot;&gt;&quot;&amp;SUBSTITUTE([.$AF12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40001&quot; model=&quot;account.account.template&quot;&gt;&#13;&#9;&#9;&#9;&lt;field name=&quot;code&quot;&gt;0-440001&lt;/field&gt;&#13;&#9;&#9;&#9;&lt;field name=&quot;name&quot;&gt;0-Ajustes&lt;/field&gt;&#13;&#9;&#9;&#9;&lt;field name=&quot;shortcut&quot;&gt;0-Aj&lt;/field&gt;&#13;&#9;&#9;&#9;&lt;field name=&quot;parent_id&quot; ref=&quot;0-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440001" model="account.account.template"&gt;<text:tab/><text:tab/><text:tab/>&lt;field name="code"&gt;0-440001&lt;/field&gt;<text:tab/><text:tab/><text:tab/>&lt;field name="name"&gt;0-Ajustes&lt;/field&gt;<text:tab/><text:tab/><text:tab/>&lt;field name="shortcut"&gt;0-Aj&lt;/field&gt;<text:tab/><text:tab/><text:tab/>&lt;field name="parent_id" ref="0-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25];1);CHAR(9)&amp;CHAR(9)&amp;&quot;&lt;record id=&quot;&quot;account_account_template_&quot;&amp;SUBSTITUTE([.AH$1]&amp;[.$V125];&quot;-&quot;;&quot;_&quot;)&amp;&quot;&quot;&quot; model=&quot;&quot;account.account.template&quot;&quot;&gt;&quot;&amp;CHAR(13)&amp;CHAR(9)&amp;CHAR(9)&amp;CHAR(9)&amp;&quot;&lt;field name=&quot;&quot;code&quot;&quot;&gt;&quot;&amp;[.AH$1]&amp;[.$V125]&amp;&quot;&lt;/field&gt;&quot;&amp;CHAR(13)&amp;CHAR(9)&amp;CHAR(9)&amp;CHAR(9)&amp;&quot;&lt;field name=&quot;&quot;name&quot;&quot;&gt;&quot;&amp;[.AH$1]&amp;[.$Y125]&amp;&quot;&lt;/field&gt;&quot;&amp;CHAR(13)&amp;CHAR(9)&amp;CHAR(9)&amp;CHAR(9)&amp;&quot;&lt;field name=&quot;&quot;shortcut&quot;&quot;&gt;&quot;&amp;IF(EXACT([.$W125];&quot;&quot;);&quot;&quot;;[.AH$1]&amp;[.$W125])&amp;&quot;&lt;/field&gt;&quot;&amp;CHAR(13)&amp;CHAR(9)&amp;CHAR(9)&amp;CHAR(9)&amp;&quot;&lt;field name=&quot;&quot;parent_id&quot;&quot; ref=&quot;&quot;&quot;&amp;IF(EXACT([.$Z125];&quot;&quot;);&quot;&quot;;[.AH$1]&amp;[.$Z125])&amp;&quot;&quot;&quot;/&gt;&quot;&amp;CHAR(13)&amp;CHAR(9)&amp;CHAR(9)&amp;CHAR(9)&amp;&quot;&lt;field name=&quot;&quot;user_type&quot;&quot; ref=&quot;&quot;account_account_type_&quot;&amp;[.$AB125]&amp;&quot;&quot;&quot;/&gt;&quot;&amp;CHAR(13)&amp;CHAR(9)&amp;CHAR(9)&amp;CHAR(9)&amp;&quot;&lt;field name=&quot;&quot;currency_id&quot;&quot; ref=&quot;&quot;&quot;&amp;[.AB125]&amp;&quot;&quot;&quot;/&gt;&quot;&amp;CHAR(13)&amp;CHAR(9)&amp;CHAR(9)&amp;CHAR(9)&amp;&quot;&lt;field name=&quot;&quot;type&quot;&quot;&gt;&quot;&amp;[.$AD125]&amp;&quot;&lt;/field&gt;&quot;&amp;CHAR(13)&amp;CHAR(9)&amp;CHAR(9)&amp;CHAR(9)&amp;&quot;&lt;field name=&quot;&quot;reconcile&quot;&quot; eval=&quot;&quot;&quot;&amp;[.$AE125]&amp;&quot;&quot;&quot;/&gt;&quot;&amp;IF(EXACT([.$AF125];&quot;&quot;);&quot;&quot;;CHAR(13)&amp;CHAR(9)&amp;CHAR(9)&amp;CHAR(9)&amp;&quot;&lt;field name=&quot;&quot;tax_ids&quot;&quot;&gt;&quot;&amp;SUBSTITUTE([.$AF12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40001&quot; model=&quot;account.account.template&quot;&gt;&#13;&#9;&#9;&#9;&lt;field name=&quot;code&quot;&gt;1-440001&lt;/field&gt;&#13;&#9;&#9;&#9;&lt;field name=&quot;name&quot;&gt;1-Ajustes&lt;/field&gt;&#13;&#9;&#9;&#9;&lt;field name=&quot;shortcut&quot;&gt;1-Aj&lt;/field&gt;&#13;&#9;&#9;&#9;&lt;field name=&quot;parent_id&quot; ref=&quot;1-440000&quot;/&gt;&#13;&#9;&#9;&#9;&lt;field name=&quot;user_type&quot; ref=&quot;account_account_type_income&quot;/&gt;&#13;&#9;&#9;&#9;&lt;field name=&quot;currency_id&quot; ref=&quot;incom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440001" model="account.account.template"&gt;<text:tab/><text:tab/><text:tab/>&lt;field name="code"&gt;1-440001&lt;/field&gt;<text:tab/><text:tab/><text:tab/>&lt;field name="name"&gt;1-Ajustes&lt;/field&gt;<text:tab/><text:tab/><text:tab/>&lt;field name="shortcut"&gt;1-Aj&lt;/field&gt;<text:tab/><text:tab/><text:tab/>&lt;field name="parent_id" ref="1-440000"/&gt;<text:tab/><text:tab/><text:tab/>&lt;field name="user_type" ref="account_account_type_income"/&gt;<text:tab/><text:tab/><text:tab/>&lt;field name="currency_id" ref="incom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25]&gt;[.A126];[.A125]=[.A126]);[.A125]&lt;&gt;7))" office:value-type="float" office:value="1">
              <text:p>1</text:p>
            </table:table-cell>
            <table:table-cell table:style-name="ce8" table:formula="of:=IF(EXACT([.A126];1);CELL(&quot;Row&quot;;[.C126]);[.C125])" office:value-type="float" office:value="2">
              <text:p>2</text:p>
            </table:table-cell>
            <table:table-cell table:style-name="ce8" table:formula="of:=IF(EXACT([.$A126];1);0;IF(EXACT([.$A126];2);[.D125]+1;[.D125]))" office:value-type="float" office:value="4">
              <text:p>4</text:p>
            </table:table-cell>
            <table:table-cell table:style-name="ce8" table:formula="of:=['Code format'.$C$2]&amp;TEXT([.D126];['Code format'.$B$2])&amp;['Code format'.$D$2]" office:value-type="string" office:string-value="4">
              <text:p>4</text:p>
            </table:table-cell>
            <table:table-cell table:style-name="ce8" table:formula="of:=IF(EXACT([.C125];[.C126]);IF(EXACT([.D125];[.D126]);[.F125];CELL(&quot;Row&quot;;[.F126]));[.C126])" office:value-type="float" office:value="117">
              <text:p>117</text:p>
            </table:table-cell>
            <table:table-cell table:style-name="ce8" table:formula="of:=IF(AND([.$A126]&lt;=[.H$1];[.$A125]&gt;[.$A126]);0;IF(EXACT([.$A126];[.H$1]+1);[.G125]+1;[.G125]))" office:value-type="float" office:value="4">
              <text:p>4</text:p>
            </table:table-cell>
            <table:table-cell table:style-name="ce8" table:formula="of:=['Code format'.$C$3]&amp;TEXT([.G126];['Code format'.$B$3])&amp;['Code format'.$D$3]" office:value-type="string" office:string-value="4">
              <text:p>4</text:p>
            </table:table-cell>
            <table:table-cell table:style-name="ce8" table:formula="of:=IF(EXACT([.F125];[.F126]);IF(EXACT([.G125];[.G126]);[.I125];CELL(&quot;Row&quot;;[.I126]));[.F126])" office:value-type="float" office:value="124">
              <text:p>124</text:p>
            </table:table-cell>
            <table:table-cell table:style-name="ce8" table:formula="of:=IF(AND([.$A126]&lt;=[.K$1];[.$A125]&gt;[.$A126]);0;IF(EXACT([.$A126];[.K$1]+1);[.J125]+1;[.J125]))" office:value-type="float" office:value="0">
              <text:p>0</text:p>
            </table:table-cell>
            <table:table-cell table:style-name="ce8" table:formula="of:=['Code format'.$C$4]&amp;TEXT([.J126];['Code format'.$B$4])&amp;['Code format'.$D$4]" office:value-type="string" office:string-value="0">
              <text:p>0</text:p>
            </table:table-cell>
            <table:table-cell table:style-name="ce8" table:formula="of:=IF(EXACT([.I125];[.I126]);IF(EXACT([.J125];[.J126]);[.L125];CELL(&quot;Row&quot;;[.L126]));[.I126])" office:value-type="float" office:value="124">
              <text:p>124</text:p>
            </table:table-cell>
            <table:table-cell table:style-name="ce8" table:formula="of:=IF(AND([.$A126]&lt;=[.N$1];[.$A125]&gt;[.$A126]);0;IF(EXACT([.$A126];[.N$1]+1);[.M125]+1;[.M125]))" office:value-type="float" office:value="0">
              <text:p>0</text:p>
            </table:table-cell>
            <table:table-cell table:style-name="ce8" table:formula="of:=['Code format'.$C$5]&amp;TEXT([.M126];['Code format'.$B$5])&amp;['Code format'.$D$5]" office:value-type="string" office:string-value="0">
              <text:p>0</text:p>
            </table:table-cell>
            <table:table-cell table:style-name="ce8" table:formula="of:=IF(EXACT([.L125];[.L126]);IF(EXACT([.M125];[.M126]);[.O125];CELL(&quot;Row&quot;;[.O126]));[.L126])" office:value-type="float" office:value="124">
              <text:p>124</text:p>
            </table:table-cell>
            <table:table-cell table:style-name="ce8" table:formula="of:=IF(AND([.$A126]&lt;=[.Q$1];[.$A125]&gt;[.$A126]);0;IF(EXACT([.$A126];[.Q$1]+1);[.P125]+1;[.P125]))" office:value-type="float" office:value="0">
              <text:p>0</text:p>
            </table:table-cell>
            <table:table-cell table:style-name="ce8" table:formula="of:=['Code format'.$C$6]&amp;TEXT([.P126];['Code format'.$B$6])&amp;['Code format'.$D$6]" office:value-type="string" office:string-value="0">
              <text:p>0</text:p>
            </table:table-cell>
            <table:table-cell table:style-name="ce8" table:formula="of:=IF(EXACT([.O125];[.O126]);IF(EXACT([.P125];[.P126]);[.R125];CELL(&quot;Row&quot;;[.R126]));[.O126])" office:value-type="float" office:value="124">
              <text:p>124</text:p>
            </table:table-cell>
            <table:table-cell table:style-name="ce8" table:formula="of:=IF(AND([.$A126]&lt;=[.T$1];[.$A125]&gt;[.$A126]);0;IF(EXACT([.$A126];[.T$1]+1);[.S125]+1;[.S125]))" office:value-type="float" office:value="2">
              <text:p>2</text:p>
            </table:table-cell>
            <table:table-cell table:style-name="ce8" table:formula="of:=['Code format'.$C$7]&amp;TEXT([.S126];['Code format'.$B$7])&amp;['Code format'.$D$7]" office:value-type="string" office:string-value="2">
              <text:p>2</text:p>
            </table:table-cell>
            <table:table-cell table:style-name="ce8" table:formula="of:=IF(EXACT([.R125];[.R126]);IF(EXACT([.S125];[.S126]);[.U125];CELL(&quot;Row&quot;;[.U126]));[.R126])" office:value-type="float" office:value="126">
              <text:p>126</text:p>
            </table:table-cell>
            <table:table-cell table:style-name="Nivel7" table:formula="of:=CONCATENATE([.E126];[.H126];[.K126];[.N126];[.Q126];[.T126])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440002">
              <text:p>440002</text:p>
            </table:table-cell>
            <table:table-cell table:style-name="ce9" office:value-type="string">
              <text:p>Don</text:p>
            </table:table-cell>
            <table:table-cell table:style-name="ce9" office:value-type="string">
              <text:p>Donaciones</text:p>
            </table:table-cell>
            <table:table-cell table:style-name="Nivel7" table:formula="of:=[.X126]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Donaciones">
              <text:p>Donaciones</text:p>
            </table:table-cell>
            <table:table-cell table:style-name="Datos" table:formula="of:=IF(EXACT([.A126];1);&quot;&quot;;IF(EXACT([.A126];2);INDIRECT(CONCATENATE(&quot;V&quot;;[.C126]));IF(EXACT([.A126];3);INDIRECT(CONCATENATE(&quot;V&quot;;[.F126]));IF(EXACT([.A126];4);INDIRECT(CONCATENATE(&quot;V&quot;;[.I126]));IF(EXACT([.A126];5);INDIRECT(CONCATENATE(&quot;V&quot;;[.L126]));IF(EXACT([.A126];6);INDIRECT(CONCATENATE(&quot;V&quot;;[.O126]));IF(EXACT([.A126];7);INDIRECT(CONCATENATE(&quot;V&quot;;[.R126])))))))))" office:value-type="string" office:string-value="440000">
              <text:p>44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income</text:p>
            </table:table-cell>
            <table:table-cell table:style-name="ce6" table:formula="of:=NOT(OR(AND(NOT(EXACT([.A126];7));NOT(EXACT([.AB126];&quot;view&quot;)));AND(EXACT([.A126];7);EXACT([.AB126];&quot;view&quot;))))" office:value-type="float" office:value="1">
              <text:p>1</text:p>
            </table:table-cell>
            <table:table-cell table:style-name="Datos" table:formula="of:=VLOOKUP([.AB126];['account.type'.$A$2:.$I$12];8)" office:value-type="string" office:string-value="other">
              <text:p>other</text:p>
            </table:table-cell>
            <table:table-cell table:style-name="Datos" table:formula="of:=VLOOKUP([.AB12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6];1);CHAR(9)&amp;CHAR(9)&amp;&quot;&lt;record id=&quot;&quot;account_account_template_&quot;&amp;SUBSTITUTE([.AG$1]&amp;[.$V126];&quot;-&quot;;&quot;_&quot;)&amp;&quot;&quot;&quot; model=&quot;&quot;account.account.template&quot;&quot;&gt;&quot;&amp;CHAR(13)&amp;CHAR(9)&amp;CHAR(9)&amp;CHAR(9)&amp;&quot;&lt;field name=&quot;&quot;code&quot;&quot;&gt;&quot;&amp;[.AG$1]&amp;[.$V126]&amp;&quot;&lt;/field&gt;&quot;&amp;CHAR(13)&amp;CHAR(9)&amp;CHAR(9)&amp;CHAR(9)&amp;&quot;&lt;field name=&quot;&quot;name&quot;&quot;&gt;&quot;&amp;[.AG$1]&amp;[.$Y126]&amp;&quot;&lt;/field&gt;&quot;&amp;CHAR(13)&amp;CHAR(9)&amp;CHAR(9)&amp;CHAR(9)&amp;&quot;&lt;field name=&quot;&quot;shortcut&quot;&quot;&gt;&quot;&amp;IF(EXACT([.$W126];&quot;&quot;);&quot;&quot;;[.AG$1]&amp;[.$W126])&amp;&quot;&lt;/field&gt;&quot;&amp;CHAR(13)&amp;CHAR(9)&amp;CHAR(9)&amp;CHAR(9)&amp;&quot;&lt;field name=&quot;&quot;parent_id&quot;&quot; ref=&quot;&quot;&quot;&amp;IF(EXACT([.$Z126];&quot;&quot;);&quot;&quot;;[.AG$1]&amp;[.$Z126])&amp;&quot;&quot;&quot;/&gt;&quot;&amp;CHAR(13)&amp;CHAR(9)&amp;CHAR(9)&amp;CHAR(9)&amp;&quot;&lt;field name=&quot;&quot;user_type&quot;&quot; ref=&quot;&quot;account_account_type_&quot;&amp;[.$AB126]&amp;&quot;&quot;&quot;/&gt;&quot;&amp;CHAR(13)&amp;CHAR(9)&amp;CHAR(9)&amp;CHAR(9)&amp;&quot;&lt;field name=&quot;&quot;currency_id&quot;&quot; ref=&quot;&quot;&quot;&amp;[.AA126]&amp;&quot;&quot;&quot;/&gt;&quot;&amp;CHAR(13)&amp;CHAR(9)&amp;CHAR(9)&amp;CHAR(9)&amp;&quot;&lt;field name=&quot;&quot;type&quot;&quot;&gt;&quot;&amp;[.$AD126]&amp;&quot;&lt;/field&gt;&quot;&amp;CHAR(13)&amp;CHAR(9)&amp;CHAR(9)&amp;CHAR(9)&amp;&quot;&lt;field name=&quot;&quot;reconcile&quot;&quot; eval=&quot;&quot;&quot;&amp;[.$AE126]&amp;&quot;&quot;&quot;/&gt;&quot;&amp;IF(EXACT([.$AF126];&quot;&quot;);&quot;&quot;;CHAR(13)&amp;CHAR(9)&amp;CHAR(9)&amp;CHAR(9)&amp;&quot;&lt;field name=&quot;&quot;tax_ids&quot;&quot;&gt;&quot;&amp;SUBSTITUTE([.$AF12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40002&quot; model=&quot;account.account.template&quot;&gt;&#13;&#9;&#9;&#9;&lt;field name=&quot;code&quot;&gt;0-440002&lt;/field&gt;&#13;&#9;&#9;&#9;&lt;field name=&quot;name&quot;&gt;0-Donaciones&lt;/field&gt;&#13;&#9;&#9;&#9;&lt;field name=&quot;shortcut&quot;&gt;0-Don&lt;/field&gt;&#13;&#9;&#9;&#9;&lt;field name=&quot;parent_id&quot; ref=&quot;0-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440002" model="account.account.template"&gt;<text:tab/><text:tab/><text:tab/>&lt;field name="code"&gt;0-440002&lt;/field&gt;<text:tab/><text:tab/><text:tab/>&lt;field name="name"&gt;0-Donaciones&lt;/field&gt;<text:tab/><text:tab/><text:tab/>&lt;field name="shortcut"&gt;0-Don&lt;/field&gt;<text:tab/><text:tab/><text:tab/>&lt;field name="parent_id" ref="0-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26];1);CHAR(9)&amp;CHAR(9)&amp;&quot;&lt;record id=&quot;&quot;account_account_template_&quot;&amp;SUBSTITUTE([.AH$1]&amp;[.$V126];&quot;-&quot;;&quot;_&quot;)&amp;&quot;&quot;&quot; model=&quot;&quot;account.account.template&quot;&quot;&gt;&quot;&amp;CHAR(13)&amp;CHAR(9)&amp;CHAR(9)&amp;CHAR(9)&amp;&quot;&lt;field name=&quot;&quot;code&quot;&quot;&gt;&quot;&amp;[.AH$1]&amp;[.$V126]&amp;&quot;&lt;/field&gt;&quot;&amp;CHAR(13)&amp;CHAR(9)&amp;CHAR(9)&amp;CHAR(9)&amp;&quot;&lt;field name=&quot;&quot;name&quot;&quot;&gt;&quot;&amp;[.AH$1]&amp;[.$Y126]&amp;&quot;&lt;/field&gt;&quot;&amp;CHAR(13)&amp;CHAR(9)&amp;CHAR(9)&amp;CHAR(9)&amp;&quot;&lt;field name=&quot;&quot;shortcut&quot;&quot;&gt;&quot;&amp;IF(EXACT([.$W126];&quot;&quot;);&quot;&quot;;[.AH$1]&amp;[.$W126])&amp;&quot;&lt;/field&gt;&quot;&amp;CHAR(13)&amp;CHAR(9)&amp;CHAR(9)&amp;CHAR(9)&amp;&quot;&lt;field name=&quot;&quot;parent_id&quot;&quot; ref=&quot;&quot;&quot;&amp;IF(EXACT([.$Z126];&quot;&quot;);&quot;&quot;;[.AH$1]&amp;[.$Z126])&amp;&quot;&quot;&quot;/&gt;&quot;&amp;CHAR(13)&amp;CHAR(9)&amp;CHAR(9)&amp;CHAR(9)&amp;&quot;&lt;field name=&quot;&quot;user_type&quot;&quot; ref=&quot;&quot;account_account_type_&quot;&amp;[.$AB126]&amp;&quot;&quot;&quot;/&gt;&quot;&amp;CHAR(13)&amp;CHAR(9)&amp;CHAR(9)&amp;CHAR(9)&amp;&quot;&lt;field name=&quot;&quot;currency_id&quot;&quot; ref=&quot;&quot;&quot;&amp;[.AB126]&amp;&quot;&quot;&quot;/&gt;&quot;&amp;CHAR(13)&amp;CHAR(9)&amp;CHAR(9)&amp;CHAR(9)&amp;&quot;&lt;field name=&quot;&quot;type&quot;&quot;&gt;&quot;&amp;[.$AD126]&amp;&quot;&lt;/field&gt;&quot;&amp;CHAR(13)&amp;CHAR(9)&amp;CHAR(9)&amp;CHAR(9)&amp;&quot;&lt;field name=&quot;&quot;reconcile&quot;&quot; eval=&quot;&quot;&quot;&amp;[.$AE126]&amp;&quot;&quot;&quot;/&gt;&quot;&amp;IF(EXACT([.$AF126];&quot;&quot;);&quot;&quot;;CHAR(13)&amp;CHAR(9)&amp;CHAR(9)&amp;CHAR(9)&amp;&quot;&lt;field name=&quot;&quot;tax_ids&quot;&quot;&gt;&quot;&amp;SUBSTITUTE([.$AF12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40002&quot; model=&quot;account.account.template&quot;&gt;&#13;&#9;&#9;&#9;&lt;field name=&quot;code&quot;&gt;1-440002&lt;/field&gt;&#13;&#9;&#9;&#9;&lt;field name=&quot;name&quot;&gt;1-Donaciones&lt;/field&gt;&#13;&#9;&#9;&#9;&lt;field name=&quot;shortcut&quot;&gt;1-Don&lt;/field&gt;&#13;&#9;&#9;&#9;&lt;field name=&quot;parent_id&quot; ref=&quot;1-440000&quot;/&gt;&#13;&#9;&#9;&#9;&lt;field name=&quot;user_type&quot; ref=&quot;account_account_type_income&quot;/&gt;&#13;&#9;&#9;&#9;&lt;field name=&quot;currency_id&quot; ref=&quot;incom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440002" model="account.account.template"&gt;<text:tab/><text:tab/><text:tab/>&lt;field name="code"&gt;1-440002&lt;/field&gt;<text:tab/><text:tab/><text:tab/>&lt;field name="name"&gt;1-Donaciones&lt;/field&gt;<text:tab/><text:tab/><text:tab/>&lt;field name="shortcut"&gt;1-Don&lt;/field&gt;<text:tab/><text:tab/><text:tab/>&lt;field name="parent_id" ref="1-440000"/&gt;<text:tab/><text:tab/><text:tab/>&lt;field name="user_type" ref="account_account_type_income"/&gt;<text:tab/><text:tab/><text:tab/>&lt;field name="currency_id" ref="incom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26]&gt;[.A127];[.A126]=[.A127]);[.A126]&lt;&gt;7))" office:value-type="float" office:value="1">
              <text:p>1</text:p>
            </table:table-cell>
            <table:table-cell table:style-name="ce8" table:formula="of:=IF(EXACT([.A127];1);CELL(&quot;Row&quot;;[.C127]);[.C126])" office:value-type="float" office:value="2">
              <text:p>2</text:p>
            </table:table-cell>
            <table:table-cell table:style-name="ce8" table:formula="of:=IF(EXACT([.$A127];1);0;IF(EXACT([.$A127];2);[.D126]+1;[.D126]))" office:value-type="float" office:value="4">
              <text:p>4</text:p>
            </table:table-cell>
            <table:table-cell table:style-name="ce8" table:formula="of:=['Code format'.$C$2]&amp;TEXT([.D127];['Code format'.$B$2])&amp;['Code format'.$D$2]" office:value-type="string" office:string-value="4">
              <text:p>4</text:p>
            </table:table-cell>
            <table:table-cell table:style-name="ce8" table:formula="of:=IF(EXACT([.C126];[.C127]);IF(EXACT([.D126];[.D127]);[.F126];CELL(&quot;Row&quot;;[.F127]));[.C127])" office:value-type="float" office:value="117">
              <text:p>117</text:p>
            </table:table-cell>
            <table:table-cell table:style-name="ce8" table:formula="of:=IF(AND([.$A127]&lt;=[.H$1];[.$A126]&gt;[.$A127]);0;IF(EXACT([.$A127];[.H$1]+1);[.G126]+1;[.G126]))" office:value-type="float" office:value="5">
              <text:p>5</text:p>
            </table:table-cell>
            <table:table-cell table:style-name="ce8" table:formula="of:=['Code format'.$C$3]&amp;TEXT([.G127];['Code format'.$B$3])&amp;['Code format'.$D$3]" office:value-type="string" office:string-value="5">
              <text:p>5</text:p>
            </table:table-cell>
            <table:table-cell table:style-name="ce8" table:formula="of:=IF(EXACT([.F126];[.F127]);IF(EXACT([.G126];[.G127]);[.I126];CELL(&quot;Row&quot;;[.I127]));[.F127])" office:value-type="float" office:value="127">
              <text:p>127</text:p>
            </table:table-cell>
            <table:table-cell table:style-name="ce8" table:formula="of:=IF(AND([.$A127]&lt;=[.K$1];[.$A126]&gt;[.$A127]);0;IF(EXACT([.$A127];[.K$1]+1);[.J126]+1;[.J126]))" office:value-type="float" office:value="0">
              <text:p>0</text:p>
            </table:table-cell>
            <table:table-cell table:style-name="ce8" table:formula="of:=['Code format'.$C$4]&amp;TEXT([.J127];['Code format'.$B$4])&amp;['Code format'.$D$4]" office:value-type="string" office:string-value="0">
              <text:p>0</text:p>
            </table:table-cell>
            <table:table-cell table:style-name="ce8" table:formula="of:=IF(EXACT([.I126];[.I127]);IF(EXACT([.J126];[.J127]);[.L126];CELL(&quot;Row&quot;;[.L127]));[.I127])" office:value-type="float" office:value="127">
              <text:p>127</text:p>
            </table:table-cell>
            <table:table-cell table:style-name="ce8" table:formula="of:=IF(AND([.$A127]&lt;=[.N$1];[.$A126]&gt;[.$A127]);0;IF(EXACT([.$A127];[.N$1]+1);[.M126]+1;[.M126]))" office:value-type="float" office:value="0">
              <text:p>0</text:p>
            </table:table-cell>
            <table:table-cell table:style-name="ce8" table:formula="of:=['Code format'.$C$5]&amp;TEXT([.M127];['Code format'.$B$5])&amp;['Code format'.$D$5]" office:value-type="string" office:string-value="0">
              <text:p>0</text:p>
            </table:table-cell>
            <table:table-cell table:style-name="ce8" table:formula="of:=IF(EXACT([.L126];[.L127]);IF(EXACT([.M126];[.M127]);[.O126];CELL(&quot;Row&quot;;[.O127]));[.L127])" office:value-type="float" office:value="127">
              <text:p>127</text:p>
            </table:table-cell>
            <table:table-cell table:style-name="ce8" table:formula="of:=IF(AND([.$A127]&lt;=[.Q$1];[.$A126]&gt;[.$A127]);0;IF(EXACT([.$A127];[.Q$1]+1);[.P126]+1;[.P126]))" office:value-type="float" office:value="0">
              <text:p>0</text:p>
            </table:table-cell>
            <table:table-cell table:style-name="ce8" table:formula="of:=['Code format'.$C$6]&amp;TEXT([.P127];['Code format'.$B$6])&amp;['Code format'.$D$6]" office:value-type="string" office:string-value="0">
              <text:p>0</text:p>
            </table:table-cell>
            <table:table-cell table:style-name="ce8" table:formula="of:=IF(EXACT([.O126];[.O127]);IF(EXACT([.P126];[.P127]);[.R126];CELL(&quot;Row&quot;;[.R127]));[.O127])" office:value-type="float" office:value="127">
              <text:p>127</text:p>
            </table:table-cell>
            <table:table-cell table:style-name="ce8" table:formula="of:=IF(AND([.$A127]&lt;=[.T$1];[.$A126]&gt;[.$A127]);0;IF(EXACT([.$A127];[.T$1]+1);[.S126]+1;[.S126]))" office:value-type="float" office:value="0">
              <text:p>0</text:p>
            </table:table-cell>
            <table:table-cell table:style-name="ce8" table:formula="of:=['Code format'.$C$7]&amp;TEXT([.S127];['Code format'.$B$7])&amp;['Code format'.$D$7]" office:value-type="string" office:string-value="0">
              <text:p>0</text:p>
            </table:table-cell>
            <table:table-cell table:style-name="ce8" table:formula="of:=IF(EXACT([.R126];[.R127]);IF(EXACT([.S126];[.S127]);[.U126];CELL(&quot;Row&quot;;[.U127]));[.R127])" office:value-type="float" office:value="127">
              <text:p>127</text:p>
            </table:table-cell>
            <table:table-cell table:style-name="Nivel3" table:formula="of:=CONCATENATE([.E127];[.H127];[.K127];[.N127];[.Q127];[.T127])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450000">
              <text:p>450000</text:p>
            </table:table-cell>
            <table:table-cell table:style-name="ce9" office:value-type="string">
              <text:p>NG</text:p>
            </table:table-cell>
            <table:table-cell table:style-name="ce9" office:value-type="string">
              <text:p>Ingresos no gravables</text:p>
            </table:table-cell>
            <table:table-cell table:style-name="Nivel3" table:formula="of:=[.X127]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Ingresos no gravables">
              <text:p>Ingresos no gravables</text:p>
            </table:table-cell>
            <table:table-cell table:style-name="Datos" table:formula="of:=IF(EXACT([.A127];1);&quot;&quot;;IF(EXACT([.A127];2);INDIRECT(CONCATENATE(&quot;V&quot;;[.C127]));IF(EXACT([.A127];3);INDIRECT(CONCATENATE(&quot;V&quot;;[.F127]));IF(EXACT([.A127];4);INDIRECT(CONCATENATE(&quot;V&quot;;[.I127]));IF(EXACT([.A127];5);INDIRECT(CONCATENATE(&quot;V&quot;;[.L127]));IF(EXACT([.A127];6);INDIRECT(CONCATENATE(&quot;V&quot;;[.O127]));IF(EXACT([.A127];7);INDIRECT(CONCATENATE(&quot;V&quot;;[.R127])))))))))" office:value-type="string" office:string-value="400000">
              <text:p>4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27];7));NOT(EXACT([.AB127];&quot;view&quot;)));AND(EXACT([.A127];7);EXACT([.AB127];&quot;view&quot;))))" office:value-type="float" office:value="1">
              <text:p>1</text:p>
            </table:table-cell>
            <table:table-cell table:style-name="Datos" table:formula="of:=VLOOKUP([.AB127];['account.type'.$A$2:.$I$12];8)" office:value-type="string" office:string-value="view">
              <text:p>view</text:p>
            </table:table-cell>
            <table:table-cell table:style-name="Datos" table:formula="of:=VLOOKUP([.AB12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7];1);CHAR(9)&amp;CHAR(9)&amp;&quot;&lt;record id=&quot;&quot;account_account_template_&quot;&amp;SUBSTITUTE([.AG$1]&amp;[.$V127];&quot;-&quot;;&quot;_&quot;)&amp;&quot;&quot;&quot; model=&quot;&quot;account.account.template&quot;&quot;&gt;&quot;&amp;CHAR(13)&amp;CHAR(9)&amp;CHAR(9)&amp;CHAR(9)&amp;&quot;&lt;field name=&quot;&quot;code&quot;&quot;&gt;&quot;&amp;[.AG$1]&amp;[.$V127]&amp;&quot;&lt;/field&gt;&quot;&amp;CHAR(13)&amp;CHAR(9)&amp;CHAR(9)&amp;CHAR(9)&amp;&quot;&lt;field name=&quot;&quot;name&quot;&quot;&gt;&quot;&amp;[.AG$1]&amp;[.$Y127]&amp;&quot;&lt;/field&gt;&quot;&amp;CHAR(13)&amp;CHAR(9)&amp;CHAR(9)&amp;CHAR(9)&amp;&quot;&lt;field name=&quot;&quot;shortcut&quot;&quot;&gt;&quot;&amp;IF(EXACT([.$W127];&quot;&quot;);&quot;&quot;;[.AG$1]&amp;[.$W127])&amp;&quot;&lt;/field&gt;&quot;&amp;CHAR(13)&amp;CHAR(9)&amp;CHAR(9)&amp;CHAR(9)&amp;&quot;&lt;field name=&quot;&quot;parent_id&quot;&quot; ref=&quot;&quot;&quot;&amp;IF(EXACT([.$Z127];&quot;&quot;);&quot;&quot;;[.AG$1]&amp;[.$Z127])&amp;&quot;&quot;&quot;/&gt;&quot;&amp;CHAR(13)&amp;CHAR(9)&amp;CHAR(9)&amp;CHAR(9)&amp;&quot;&lt;field name=&quot;&quot;user_type&quot;&quot; ref=&quot;&quot;account_account_type_&quot;&amp;[.$AB127]&amp;&quot;&quot;&quot;/&gt;&quot;&amp;CHAR(13)&amp;CHAR(9)&amp;CHAR(9)&amp;CHAR(9)&amp;&quot;&lt;field name=&quot;&quot;currency_id&quot;&quot; ref=&quot;&quot;&quot;&amp;[.AA127]&amp;&quot;&quot;&quot;/&gt;&quot;&amp;CHAR(13)&amp;CHAR(9)&amp;CHAR(9)&amp;CHAR(9)&amp;&quot;&lt;field name=&quot;&quot;type&quot;&quot;&gt;&quot;&amp;[.$AD127]&amp;&quot;&lt;/field&gt;&quot;&amp;CHAR(13)&amp;CHAR(9)&amp;CHAR(9)&amp;CHAR(9)&amp;&quot;&lt;field name=&quot;&quot;reconcile&quot;&quot; eval=&quot;&quot;&quot;&amp;[.$AE127]&amp;&quot;&quot;&quot;/&gt;&quot;&amp;IF(EXACT([.$AF127];&quot;&quot;);&quot;&quot;;CHAR(13)&amp;CHAR(9)&amp;CHAR(9)&amp;CHAR(9)&amp;&quot;&lt;field name=&quot;&quot;tax_ids&quot;&quot;&gt;&quot;&amp;SUBSTITUTE([.$AF12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50000&quot; model=&quot;account.account.template&quot;&gt;&#13;&#9;&#9;&#9;&lt;field name=&quot;code&quot;&gt;0-450000&lt;/field&gt;&#13;&#9;&#9;&#9;&lt;field name=&quot;name&quot;&gt;0-Ingresos no gravables&lt;/field&gt;&#13;&#9;&#9;&#9;&lt;field name=&quot;shortcut&quot;&gt;0-NG&lt;/field&gt;&#13;&#9;&#9;&#9;&lt;field name=&quot;parent_id&quot; ref=&quot;0-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450000" model="account.account.template"&gt;<text:tab/><text:tab/><text:tab/>&lt;field name="code"&gt;0-450000&lt;/field&gt;<text:tab/><text:tab/><text:tab/>&lt;field name="name"&gt;0-Ingresos no gravables&lt;/field&gt;<text:tab/><text:tab/><text:tab/>&lt;field name="shortcut"&gt;0-NG&lt;/field&gt;<text:tab/><text:tab/><text:tab/>&lt;field name="parent_id" ref="0-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27];1);CHAR(9)&amp;CHAR(9)&amp;&quot;&lt;record id=&quot;&quot;account_account_template_&quot;&amp;SUBSTITUTE([.AH$1]&amp;[.$V127];&quot;-&quot;;&quot;_&quot;)&amp;&quot;&quot;&quot; model=&quot;&quot;account.account.template&quot;&quot;&gt;&quot;&amp;CHAR(13)&amp;CHAR(9)&amp;CHAR(9)&amp;CHAR(9)&amp;&quot;&lt;field name=&quot;&quot;code&quot;&quot;&gt;&quot;&amp;[.AH$1]&amp;[.$V127]&amp;&quot;&lt;/field&gt;&quot;&amp;CHAR(13)&amp;CHAR(9)&amp;CHAR(9)&amp;CHAR(9)&amp;&quot;&lt;field name=&quot;&quot;name&quot;&quot;&gt;&quot;&amp;[.AH$1]&amp;[.$Y127]&amp;&quot;&lt;/field&gt;&quot;&amp;CHAR(13)&amp;CHAR(9)&amp;CHAR(9)&amp;CHAR(9)&amp;&quot;&lt;field name=&quot;&quot;shortcut&quot;&quot;&gt;&quot;&amp;IF(EXACT([.$W127];&quot;&quot;);&quot;&quot;;[.AH$1]&amp;[.$W127])&amp;&quot;&lt;/field&gt;&quot;&amp;CHAR(13)&amp;CHAR(9)&amp;CHAR(9)&amp;CHAR(9)&amp;&quot;&lt;field name=&quot;&quot;parent_id&quot;&quot; ref=&quot;&quot;&quot;&amp;IF(EXACT([.$Z127];&quot;&quot;);&quot;&quot;;[.AH$1]&amp;[.$Z127])&amp;&quot;&quot;&quot;/&gt;&quot;&amp;CHAR(13)&amp;CHAR(9)&amp;CHAR(9)&amp;CHAR(9)&amp;&quot;&lt;field name=&quot;&quot;user_type&quot;&quot; ref=&quot;&quot;account_account_type_&quot;&amp;[.$AB127]&amp;&quot;&quot;&quot;/&gt;&quot;&amp;CHAR(13)&amp;CHAR(9)&amp;CHAR(9)&amp;CHAR(9)&amp;&quot;&lt;field name=&quot;&quot;currency_id&quot;&quot; ref=&quot;&quot;&quot;&amp;[.AB127]&amp;&quot;&quot;&quot;/&gt;&quot;&amp;CHAR(13)&amp;CHAR(9)&amp;CHAR(9)&amp;CHAR(9)&amp;&quot;&lt;field name=&quot;&quot;type&quot;&quot;&gt;&quot;&amp;[.$AD127]&amp;&quot;&lt;/field&gt;&quot;&amp;CHAR(13)&amp;CHAR(9)&amp;CHAR(9)&amp;CHAR(9)&amp;&quot;&lt;field name=&quot;&quot;reconcile&quot;&quot; eval=&quot;&quot;&quot;&amp;[.$AE127]&amp;&quot;&quot;&quot;/&gt;&quot;&amp;IF(EXACT([.$AF127];&quot;&quot;);&quot;&quot;;CHAR(13)&amp;CHAR(9)&amp;CHAR(9)&amp;CHAR(9)&amp;&quot;&lt;field name=&quot;&quot;tax_ids&quot;&quot;&gt;&quot;&amp;SUBSTITUTE([.$AF12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50000&quot; model=&quot;account.account.template&quot;&gt;&#13;&#9;&#9;&#9;&lt;field name=&quot;code&quot;&gt;1-450000&lt;/field&gt;&#13;&#9;&#9;&#9;&lt;field name=&quot;name&quot;&gt;1-Ingresos no gravables&lt;/field&gt;&#13;&#9;&#9;&#9;&lt;field name=&quot;shortcut&quot;&gt;1-NG&lt;/field&gt;&#13;&#9;&#9;&#9;&lt;field name=&quot;parent_id&quot; ref=&quot;1-4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450000" model="account.account.template"&gt;<text:tab/><text:tab/><text:tab/>&lt;field name="code"&gt;1-450000&lt;/field&gt;<text:tab/><text:tab/><text:tab/>&lt;field name="name"&gt;1-Ingresos no gravables&lt;/field&gt;<text:tab/><text:tab/><text:tab/>&lt;field name="shortcut"&gt;1-NG&lt;/field&gt;<text:tab/><text:tab/><text:tab/>&lt;field name="parent_id" ref="1-4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27]&gt;[.A128];[.A127]=[.A128]);[.A127]&lt;&gt;7))" office:value-type="float" office:value="1">
              <text:p>1</text:p>
            </table:table-cell>
            <table:table-cell table:style-name="ce8" table:formula="of:=IF(EXACT([.A128];1);CELL(&quot;Row&quot;;[.C128]);[.C127])" office:value-type="float" office:value="2">
              <text:p>2</text:p>
            </table:table-cell>
            <table:table-cell table:style-name="ce8" table:formula="of:=IF(EXACT([.$A128];1);0;IF(EXACT([.$A128];2);[.D127]+1;[.D127]))" office:value-type="float" office:value="4">
              <text:p>4</text:p>
            </table:table-cell>
            <table:table-cell table:style-name="ce8" table:formula="of:=['Code format'.$C$2]&amp;TEXT([.D128];['Code format'.$B$2])&amp;['Code format'.$D$2]" office:value-type="string" office:string-value="4">
              <text:p>4</text:p>
            </table:table-cell>
            <table:table-cell table:style-name="ce8" table:formula="of:=IF(EXACT([.C127];[.C128]);IF(EXACT([.D127];[.D128]);[.F127];CELL(&quot;Row&quot;;[.F128]));[.C128])" office:value-type="float" office:value="117">
              <text:p>117</text:p>
            </table:table-cell>
            <table:table-cell table:style-name="ce8" table:formula="of:=IF(AND([.$A128]&lt;=[.H$1];[.$A127]&gt;[.$A128]);0;IF(EXACT([.$A128];[.H$1]+1);[.G127]+1;[.G127]))" office:value-type="float" office:value="5">
              <text:p>5</text:p>
            </table:table-cell>
            <table:table-cell table:style-name="ce8" table:formula="of:=['Code format'.$C$3]&amp;TEXT([.G128];['Code format'.$B$3])&amp;['Code format'.$D$3]" office:value-type="string" office:string-value="5">
              <text:p>5</text:p>
            </table:table-cell>
            <table:table-cell table:style-name="ce8" table:formula="of:=IF(EXACT([.F127];[.F128]);IF(EXACT([.G127];[.G128]);[.I127];CELL(&quot;Row&quot;;[.I128]));[.F128])" office:value-type="float" office:value="127">
              <text:p>127</text:p>
            </table:table-cell>
            <table:table-cell table:style-name="ce8" table:formula="of:=IF(AND([.$A128]&lt;=[.K$1];[.$A127]&gt;[.$A128]);0;IF(EXACT([.$A128];[.K$1]+1);[.J127]+1;[.J127]))" office:value-type="float" office:value="0">
              <text:p>0</text:p>
            </table:table-cell>
            <table:table-cell table:style-name="ce8" table:formula="of:=['Code format'.$C$4]&amp;TEXT([.J128];['Code format'.$B$4])&amp;['Code format'.$D$4]" office:value-type="string" office:string-value="0">
              <text:p>0</text:p>
            </table:table-cell>
            <table:table-cell table:style-name="ce8" table:formula="of:=IF(EXACT([.I127];[.I128]);IF(EXACT([.J127];[.J128]);[.L127];CELL(&quot;Row&quot;;[.L128]));[.I128])" office:value-type="float" office:value="127">
              <text:p>127</text:p>
            </table:table-cell>
            <table:table-cell table:style-name="ce8" table:formula="of:=IF(AND([.$A128]&lt;=[.N$1];[.$A127]&gt;[.$A128]);0;IF(EXACT([.$A128];[.N$1]+1);[.M127]+1;[.M127]))" office:value-type="float" office:value="0">
              <text:p>0</text:p>
            </table:table-cell>
            <table:table-cell table:style-name="ce8" table:formula="of:=['Code format'.$C$5]&amp;TEXT([.M128];['Code format'.$B$5])&amp;['Code format'.$D$5]" office:value-type="string" office:string-value="0">
              <text:p>0</text:p>
            </table:table-cell>
            <table:table-cell table:style-name="ce8" table:formula="of:=IF(EXACT([.L127];[.L128]);IF(EXACT([.M127];[.M128]);[.O127];CELL(&quot;Row&quot;;[.O128]));[.L128])" office:value-type="float" office:value="127">
              <text:p>127</text:p>
            </table:table-cell>
            <table:table-cell table:style-name="ce8" table:formula="of:=IF(AND([.$A128]&lt;=[.Q$1];[.$A127]&gt;[.$A128]);0;IF(EXACT([.$A128];[.Q$1]+1);[.P127]+1;[.P127]))" office:value-type="float" office:value="0">
              <text:p>0</text:p>
            </table:table-cell>
            <table:table-cell table:style-name="ce8" table:formula="of:=['Code format'.$C$6]&amp;TEXT([.P128];['Code format'.$B$6])&amp;['Code format'.$D$6]" office:value-type="string" office:string-value="0">
              <text:p>0</text:p>
            </table:table-cell>
            <table:table-cell table:style-name="ce8" table:formula="of:=IF(EXACT([.O127];[.O128]);IF(EXACT([.P127];[.P128]);[.R127];CELL(&quot;Row&quot;;[.R128]));[.O128])" office:value-type="float" office:value="127">
              <text:p>127</text:p>
            </table:table-cell>
            <table:table-cell table:style-name="ce8" table:formula="of:=IF(AND([.$A128]&lt;=[.T$1];[.$A127]&gt;[.$A128]);0;IF(EXACT([.$A128];[.T$1]+1);[.S127]+1;[.S127]))" office:value-type="float" office:value="1">
              <text:p>1</text:p>
            </table:table-cell>
            <table:table-cell table:style-name="ce8" table:formula="of:=['Code format'.$C$7]&amp;TEXT([.S128];['Code format'.$B$7])&amp;['Code format'.$D$7]" office:value-type="string" office:string-value="1">
              <text:p>1</text:p>
            </table:table-cell>
            <table:table-cell table:style-name="ce8" table:formula="of:=IF(EXACT([.R127];[.R128]);IF(EXACT([.S127];[.S128]);[.U127];CELL(&quot;Row&quot;;[.U128]));[.R128])" office:value-type="float" office:value="128">
              <text:p>128</text:p>
            </table:table-cell>
            <table:table-cell table:style-name="Nivel7" table:formula="of:=CONCATENATE([.E128];[.H128];[.K128];[.N128];[.Q128];[.T128])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450001">
              <text:p>450001</text:p>
            </table:table-cell>
            <table:table-cell table:style-name="ce9" office:value-type="string">
              <text:p>Dif</text:p>
            </table:table-cell>
            <table:table-cell table:style-name="ce9" office:value-type="string">
              <text:p>Diferencial cambiario</text:p>
            </table:table-cell>
            <table:table-cell table:style-name="Nivel7" table:formula="of:=[.X128]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Diferencial cambiario">
              <text:p>Diferencial cambiario</text:p>
            </table:table-cell>
            <table:table-cell table:style-name="Datos" table:formula="of:=IF(EXACT([.A128];1);&quot;&quot;;IF(EXACT([.A128];2);INDIRECT(CONCATENATE(&quot;V&quot;;[.C128]));IF(EXACT([.A128];3);INDIRECT(CONCATENATE(&quot;V&quot;;[.F128]));IF(EXACT([.A128];4);INDIRECT(CONCATENATE(&quot;V&quot;;[.I128]));IF(EXACT([.A128];5);INDIRECT(CONCATENATE(&quot;V&quot;;[.L128]));IF(EXACT([.A128];6);INDIRECT(CONCATENATE(&quot;V&quot;;[.O128]));IF(EXACT([.A128];7);INDIRECT(CONCATENATE(&quot;V&quot;;[.R128])))))))))" office:value-type="string" office:string-value="450000">
              <text:p>45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income</text:p>
            </table:table-cell>
            <table:table-cell table:style-name="ce6" table:formula="of:=NOT(OR(AND(NOT(EXACT([.A128];7));NOT(EXACT([.AB128];&quot;view&quot;)));AND(EXACT([.A128];7);EXACT([.AB128];&quot;view&quot;))))" office:value-type="float" office:value="1">
              <text:p>1</text:p>
            </table:table-cell>
            <table:table-cell table:style-name="Datos" table:formula="of:=VLOOKUP([.AB128];['account.type'.$A$2:.$I$12];8)" office:value-type="string" office:string-value="other">
              <text:p>other</text:p>
            </table:table-cell>
            <table:table-cell table:style-name="Datos" table:formula="of:=VLOOKUP([.AB12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28];1);CHAR(9)&amp;CHAR(9)&amp;&quot;&lt;record id=&quot;&quot;account_account_template_&quot;&amp;SUBSTITUTE([.AG$1]&amp;[.$V128];&quot;-&quot;;&quot;_&quot;)&amp;&quot;&quot;&quot; model=&quot;&quot;account.account.template&quot;&quot;&gt;&quot;&amp;CHAR(13)&amp;CHAR(9)&amp;CHAR(9)&amp;CHAR(9)&amp;&quot;&lt;field name=&quot;&quot;code&quot;&quot;&gt;&quot;&amp;[.AG$1]&amp;[.$V128]&amp;&quot;&lt;/field&gt;&quot;&amp;CHAR(13)&amp;CHAR(9)&amp;CHAR(9)&amp;CHAR(9)&amp;&quot;&lt;field name=&quot;&quot;name&quot;&quot;&gt;&quot;&amp;[.AG$1]&amp;[.$Y128]&amp;&quot;&lt;/field&gt;&quot;&amp;CHAR(13)&amp;CHAR(9)&amp;CHAR(9)&amp;CHAR(9)&amp;&quot;&lt;field name=&quot;&quot;shortcut&quot;&quot;&gt;&quot;&amp;IF(EXACT([.$W128];&quot;&quot;);&quot;&quot;;[.AG$1]&amp;[.$W128])&amp;&quot;&lt;/field&gt;&quot;&amp;CHAR(13)&amp;CHAR(9)&amp;CHAR(9)&amp;CHAR(9)&amp;&quot;&lt;field name=&quot;&quot;parent_id&quot;&quot; ref=&quot;&quot;&quot;&amp;IF(EXACT([.$Z128];&quot;&quot;);&quot;&quot;;[.AG$1]&amp;[.$Z128])&amp;&quot;&quot;&quot;/&gt;&quot;&amp;CHAR(13)&amp;CHAR(9)&amp;CHAR(9)&amp;CHAR(9)&amp;&quot;&lt;field name=&quot;&quot;user_type&quot;&quot; ref=&quot;&quot;account_account_type_&quot;&amp;[.$AB128]&amp;&quot;&quot;&quot;/&gt;&quot;&amp;CHAR(13)&amp;CHAR(9)&amp;CHAR(9)&amp;CHAR(9)&amp;&quot;&lt;field name=&quot;&quot;currency_id&quot;&quot; ref=&quot;&quot;&quot;&amp;[.AA128]&amp;&quot;&quot;&quot;/&gt;&quot;&amp;CHAR(13)&amp;CHAR(9)&amp;CHAR(9)&amp;CHAR(9)&amp;&quot;&lt;field name=&quot;&quot;type&quot;&quot;&gt;&quot;&amp;[.$AD128]&amp;&quot;&lt;/field&gt;&quot;&amp;CHAR(13)&amp;CHAR(9)&amp;CHAR(9)&amp;CHAR(9)&amp;&quot;&lt;field name=&quot;&quot;reconcile&quot;&quot; eval=&quot;&quot;&quot;&amp;[.$AE128]&amp;&quot;&quot;&quot;/&gt;&quot;&amp;IF(EXACT([.$AF128];&quot;&quot;);&quot;&quot;;CHAR(13)&amp;CHAR(9)&amp;CHAR(9)&amp;CHAR(9)&amp;&quot;&lt;field name=&quot;&quot;tax_ids&quot;&quot;&gt;&quot;&amp;SUBSTITUTE([.$AF12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450001&quot; model=&quot;account.account.template&quot;&gt;&#13;&#9;&#9;&#9;&lt;field name=&quot;code&quot;&gt;0-450001&lt;/field&gt;&#13;&#9;&#9;&#9;&lt;field name=&quot;name&quot;&gt;0-Diferencial cambiario&lt;/field&gt;&#13;&#9;&#9;&#9;&lt;field name=&quot;shortcut&quot;&gt;0-Dif&lt;/field&gt;&#13;&#9;&#9;&#9;&lt;field name=&quot;parent_id&quot; ref=&quot;0-45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450001" model="account.account.template"&gt;<text:tab/><text:tab/><text:tab/>&lt;field name="code"&gt;0-450001&lt;/field&gt;<text:tab/><text:tab/><text:tab/>&lt;field name="name"&gt;0-Diferencial cambiario&lt;/field&gt;<text:tab/><text:tab/><text:tab/>&lt;field name="shortcut"&gt;0-Dif&lt;/field&gt;<text:tab/><text:tab/><text:tab/>&lt;field name="parent_id" ref="0-45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28];1);CHAR(9)&amp;CHAR(9)&amp;&quot;&lt;record id=&quot;&quot;account_account_template_&quot;&amp;SUBSTITUTE([.AH$1]&amp;[.$V128];&quot;-&quot;;&quot;_&quot;)&amp;&quot;&quot;&quot; model=&quot;&quot;account.account.template&quot;&quot;&gt;&quot;&amp;CHAR(13)&amp;CHAR(9)&amp;CHAR(9)&amp;CHAR(9)&amp;&quot;&lt;field name=&quot;&quot;code&quot;&quot;&gt;&quot;&amp;[.AH$1]&amp;[.$V128]&amp;&quot;&lt;/field&gt;&quot;&amp;CHAR(13)&amp;CHAR(9)&amp;CHAR(9)&amp;CHAR(9)&amp;&quot;&lt;field name=&quot;&quot;name&quot;&quot;&gt;&quot;&amp;[.AH$1]&amp;[.$Y128]&amp;&quot;&lt;/field&gt;&quot;&amp;CHAR(13)&amp;CHAR(9)&amp;CHAR(9)&amp;CHAR(9)&amp;&quot;&lt;field name=&quot;&quot;shortcut&quot;&quot;&gt;&quot;&amp;IF(EXACT([.$W128];&quot;&quot;);&quot;&quot;;[.AH$1]&amp;[.$W128])&amp;&quot;&lt;/field&gt;&quot;&amp;CHAR(13)&amp;CHAR(9)&amp;CHAR(9)&amp;CHAR(9)&amp;&quot;&lt;field name=&quot;&quot;parent_id&quot;&quot; ref=&quot;&quot;&quot;&amp;IF(EXACT([.$Z128];&quot;&quot;);&quot;&quot;;[.AH$1]&amp;[.$Z128])&amp;&quot;&quot;&quot;/&gt;&quot;&amp;CHAR(13)&amp;CHAR(9)&amp;CHAR(9)&amp;CHAR(9)&amp;&quot;&lt;field name=&quot;&quot;user_type&quot;&quot; ref=&quot;&quot;account_account_type_&quot;&amp;[.$AB128]&amp;&quot;&quot;&quot;/&gt;&quot;&amp;CHAR(13)&amp;CHAR(9)&amp;CHAR(9)&amp;CHAR(9)&amp;&quot;&lt;field name=&quot;&quot;currency_id&quot;&quot; ref=&quot;&quot;&quot;&amp;[.AB128]&amp;&quot;&quot;&quot;/&gt;&quot;&amp;CHAR(13)&amp;CHAR(9)&amp;CHAR(9)&amp;CHAR(9)&amp;&quot;&lt;field name=&quot;&quot;type&quot;&quot;&gt;&quot;&amp;[.$AD128]&amp;&quot;&lt;/field&gt;&quot;&amp;CHAR(13)&amp;CHAR(9)&amp;CHAR(9)&amp;CHAR(9)&amp;&quot;&lt;field name=&quot;&quot;reconcile&quot;&quot; eval=&quot;&quot;&quot;&amp;[.$AE128]&amp;&quot;&quot;&quot;/&gt;&quot;&amp;IF(EXACT([.$AF128];&quot;&quot;);&quot;&quot;;CHAR(13)&amp;CHAR(9)&amp;CHAR(9)&amp;CHAR(9)&amp;&quot;&lt;field name=&quot;&quot;tax_ids&quot;&quot;&gt;&quot;&amp;SUBSTITUTE([.$AF12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450001&quot; model=&quot;account.account.template&quot;&gt;&#13;&#9;&#9;&#9;&lt;field name=&quot;code&quot;&gt;1-450001&lt;/field&gt;&#13;&#9;&#9;&#9;&lt;field name=&quot;name&quot;&gt;1-Diferencial cambiario&lt;/field&gt;&#13;&#9;&#9;&#9;&lt;field name=&quot;shortcut&quot;&gt;1-Dif&lt;/field&gt;&#13;&#9;&#9;&#9;&lt;field name=&quot;parent_id&quot; ref=&quot;1-450000&quot;/&gt;&#13;&#9;&#9;&#9;&lt;field name=&quot;user_type&quot; ref=&quot;account_account_type_income&quot;/&gt;&#13;&#9;&#9;&#9;&lt;field name=&quot;currency_id&quot; ref=&quot;incom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450001" model="account.account.template"&gt;<text:tab/><text:tab/><text:tab/>&lt;field name="code"&gt;1-450001&lt;/field&gt;<text:tab/><text:tab/><text:tab/>&lt;field name="name"&gt;1-Diferencial cambiario&lt;/field&gt;<text:tab/><text:tab/><text:tab/>&lt;field name="shortcut"&gt;1-Dif&lt;/field&gt;<text:tab/><text:tab/><text:tab/>&lt;field name="parent_id" ref="1-450000"/&gt;<text:tab/><text:tab/><text:tab/>&lt;field name="user_type" ref="account_account_type_income"/&gt;<text:tab/><text:tab/><text:tab/>&lt;field name="currency_id" ref="income"/&gt;<text:tab/><text:tab/><text:tab/>&lt;field name="type"&gt;other&lt;/field&gt;<text:tab/><text:tab/><text:tab/>&lt;field name="reconcile" eval="none"/&gt;<text:tab/><text:tab/>&lt;/record&gt;</text:p>
            </table:table-cell>
          </table:table-row>
        </table:table-row-group>
        <table:table-row table:style-name="ro2">
          <table:table-cell table:style-name="ce5" office:value-type="float" office:value="2">
            <text:p>2</text:p>
          </table:table-cell>
          <table:table-cell table:style-name="ce6" table:formula="of:=NOT(AND(OR([.A128]&gt;[.A129];[.A128]=[.A129]);[.A128]&lt;&gt;7))" office:value-type="float" office:value="1">
            <text:p>1</text:p>
          </table:table-cell>
          <table:table-cell table:style-name="ce8" table:formula="of:=IF(EXACT([.A129];1);CELL(&quot;Row&quot;;[.C129]);[.C128])" office:value-type="float" office:value="2">
            <text:p>2</text:p>
          </table:table-cell>
          <table:table-cell table:style-name="ce8" table:formula="of:=IF(EXACT([.$A129];1);0;IF(EXACT([.$A129];2);[.D128]+1;[.D128]))" office:value-type="float" office:value="5">
            <text:p>5</text:p>
          </table:table-cell>
          <table:table-cell table:style-name="ce8" table:formula="of:=['Code format'.$C$2]&amp;TEXT([.D129];['Code format'.$B$2])&amp;['Code format'.$D$2]" office:value-type="string" office:string-value="5">
            <text:p>5</text:p>
          </table:table-cell>
          <table:table-cell table:style-name="ce8" table:formula="of:=IF(EXACT([.C128];[.C129]);IF(EXACT([.D128];[.D129]);[.F128];CELL(&quot;Row&quot;;[.F129]));[.C129])" office:value-type="float" office:value="129">
            <text:p>129</text:p>
          </table:table-cell>
          <table:table-cell table:style-name="ce8" table:formula="of:=IF(AND([.$A129]&lt;=[.H$1];[.$A128]&gt;[.$A129]);0;IF(EXACT([.$A129];[.H$1]+1);[.G128]+1;[.G128]))" office:value-type="float" office:value="0">
            <text:p>0</text:p>
          </table:table-cell>
          <table:table-cell table:style-name="ce8" table:formula="of:=['Code format'.$C$3]&amp;TEXT([.G129];['Code format'.$B$3])&amp;['Code format'.$D$3]" office:value-type="string" office:string-value="0">
            <text:p>0</text:p>
          </table:table-cell>
          <table:table-cell table:style-name="ce8" table:formula="of:=IF(EXACT([.F128];[.F129]);IF(EXACT([.G128];[.G129]);[.I128];CELL(&quot;Row&quot;;[.I129]));[.F129])" office:value-type="float" office:value="129">
            <text:p>129</text:p>
          </table:table-cell>
          <table:table-cell table:style-name="ce8" table:formula="of:=IF(AND([.$A129]&lt;=[.K$1];[.$A128]&gt;[.$A129]);0;IF(EXACT([.$A129];[.K$1]+1);[.J128]+1;[.J128]))" office:value-type="float" office:value="0">
            <text:p>0</text:p>
          </table:table-cell>
          <table:table-cell table:style-name="ce8" table:formula="of:=['Code format'.$C$4]&amp;TEXT([.J129];['Code format'.$B$4])&amp;['Code format'.$D$4]" office:value-type="string" office:string-value="0">
            <text:p>0</text:p>
          </table:table-cell>
          <table:table-cell table:style-name="ce8" table:formula="of:=IF(EXACT([.I128];[.I129]);IF(EXACT([.J128];[.J129]);[.L128];CELL(&quot;Row&quot;;[.L129]));[.I129])" office:value-type="float" office:value="129">
            <text:p>129</text:p>
          </table:table-cell>
          <table:table-cell table:style-name="ce8" table:formula="of:=IF(AND([.$A129]&lt;=[.N$1];[.$A128]&gt;[.$A129]);0;IF(EXACT([.$A129];[.N$1]+1);[.M128]+1;[.M128]))" office:value-type="float" office:value="0">
            <text:p>0</text:p>
          </table:table-cell>
          <table:table-cell table:style-name="ce8" table:formula="of:=['Code format'.$C$5]&amp;TEXT([.M129];['Code format'.$B$5])&amp;['Code format'.$D$5]" office:value-type="string" office:string-value="0">
            <text:p>0</text:p>
          </table:table-cell>
          <table:table-cell table:style-name="ce8" table:formula="of:=IF(EXACT([.L128];[.L129]);IF(EXACT([.M128];[.M129]);[.O128];CELL(&quot;Row&quot;;[.O129]));[.L129])" office:value-type="float" office:value="129">
            <text:p>129</text:p>
          </table:table-cell>
          <table:table-cell table:style-name="ce8" table:formula="of:=IF(AND([.$A129]&lt;=[.Q$1];[.$A128]&gt;[.$A129]);0;IF(EXACT([.$A129];[.Q$1]+1);[.P128]+1;[.P128]))" office:value-type="float" office:value="0">
            <text:p>0</text:p>
          </table:table-cell>
          <table:table-cell table:style-name="ce8" table:formula="of:=['Code format'.$C$6]&amp;TEXT([.P129];['Code format'.$B$6])&amp;['Code format'.$D$6]" office:value-type="string" office:string-value="0">
            <text:p>0</text:p>
          </table:table-cell>
          <table:table-cell table:style-name="ce8" table:formula="of:=IF(EXACT([.O128];[.O129]);IF(EXACT([.P128];[.P129]);[.R128];CELL(&quot;Row&quot;;[.R129]));[.O129])" office:value-type="float" office:value="129">
            <text:p>129</text:p>
          </table:table-cell>
          <table:table-cell table:style-name="ce8" table:formula="of:=IF(AND([.$A129]&lt;=[.T$1];[.$A128]&gt;[.$A129]);0;IF(EXACT([.$A129];[.T$1]+1);[.S128]+1;[.S128]))" office:value-type="float" office:value="0">
            <text:p>0</text:p>
          </table:table-cell>
          <table:table-cell table:style-name="ce8" table:formula="of:=['Code format'.$C$7]&amp;TEXT([.S129];['Code format'.$B$7])&amp;['Code format'.$D$7]" office:value-type="string" office:string-value="0">
            <text:p>0</text:p>
          </table:table-cell>
          <table:table-cell table:style-name="ce8" table:formula="of:=IF(EXACT([.R128];[.R129]);IF(EXACT([.S128];[.S129]);[.U128];CELL(&quot;Row&quot;;[.U129]));[.R129])" office:value-type="float" office:value="129">
            <text:p>129</text:p>
          </table:table-cell>
          <table:table-cell table:style-name="Nivel2" table:formula="of:=CONCATENATE([.E129];[.H129];[.K129];[.N129];[.Q129];[.T129])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500000">
            <text:p>500000</text:p>
          </table:table-cell>
          <table:table-cell table:style-name="ce9" office:value-type="string">
            <text:p>Ga</text:p>
          </table:table-cell>
          <table:table-cell table:style-name="ce9" office:value-type="string">
            <text:p>Gastos</text:p>
          </table:table-cell>
          <table:table-cell table:style-name="Nivel2" table:formula="of:=[.X129]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Gastos">
            <text:p>Gastos</text:p>
          </table:table-cell>
          <table:table-cell table:style-name="Datos" table:formula="of:=IF(EXACT([.A129];1);&quot;&quot;;IF(EXACT([.A129];2);INDIRECT(CONCATENATE(&quot;V&quot;;[.C129]));IF(EXACT([.A129];3);INDIRECT(CONCATENATE(&quot;V&quot;;[.F129]));IF(EXACT([.A129];4);INDIRECT(CONCATENATE(&quot;V&quot;;[.I129]));IF(EXACT([.A129];5);INDIRECT(CONCATENATE(&quot;V&quot;;[.L129]));IF(EXACT([.A129];6);INDIRECT(CONCATENATE(&quot;V&quot;;[.O129]));IF(EXACT([.A129];7);INDIRECT(CONCATENATE(&quot;V&quot;;[.R129])))))))))" office:value-type="string" office:string-value="000000">
            <text:p>000000</text:p>
          </table:table-cell>
          <table:table-cell table:style-name="ce9" office:value-type="string">
            <text:p>l10n_cr_base.CRC</text:p>
          </table:table-cell>
          <table:table-cell table:style-name="ce9" office:value-type="string">
            <text:p>view</text:p>
          </table:table-cell>
          <table:table-cell table:style-name="ce6" table:formula="of:=NOT(OR(AND(NOT(EXACT([.A129];7));NOT(EXACT([.AB129];&quot;view&quot;)));AND(EXACT([.A129];7);EXACT([.AB129];&quot;view&quot;))))" office:value-type="float" office:value="1">
            <text:p>1</text:p>
          </table:table-cell>
          <table:table-cell table:style-name="Datos" table:formula="of:=VLOOKUP([.AB129];['account.type'.$A$2:.$I$12];8)" office:value-type="string" office:string-value="view">
            <text:p>view</text:p>
          </table:table-cell>
          <table:table-cell table:style-name="Datos" table:formula="of:=VLOOKUP([.AB129];['account.type'.$A$2:.$I$12];7)" office:value-type="string" office:string-value="none">
            <text:p>none</text:p>
          </table:table-cell>
          <table:table-cell table:style-name="ce9"/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formula="of:=IF(EXACT([.AG129];1);CHAR(9)&amp;CHAR(9)&amp;&quot;&lt;record id=&quot;&quot;account_account_template_&quot;&amp;SUBSTITUTE([.AG$1]&amp;[.$V129];&quot;-&quot;;&quot;_&quot;)&amp;&quot;&quot;&quot; model=&quot;&quot;account.account.template&quot;&quot;&gt;&quot;&amp;CHAR(13)&amp;CHAR(9)&amp;CHAR(9)&amp;CHAR(9)&amp;&quot;&lt;field name=&quot;&quot;code&quot;&quot;&gt;&quot;&amp;[.AG$1]&amp;[.$V129]&amp;&quot;&lt;/field&gt;&quot;&amp;CHAR(13)&amp;CHAR(9)&amp;CHAR(9)&amp;CHAR(9)&amp;&quot;&lt;field name=&quot;&quot;name&quot;&quot;&gt;&quot;&amp;[.AG$1]&amp;[.$Y129]&amp;&quot;&lt;/field&gt;&quot;&amp;CHAR(13)&amp;CHAR(9)&amp;CHAR(9)&amp;CHAR(9)&amp;&quot;&lt;field name=&quot;&quot;shortcut&quot;&quot;&gt;&quot;&amp;IF(EXACT([.$W129];&quot;&quot;);&quot;&quot;;[.AG$1]&amp;[.$W129])&amp;&quot;&lt;/field&gt;&quot;&amp;CHAR(13)&amp;CHAR(9)&amp;CHAR(9)&amp;CHAR(9)&amp;&quot;&lt;field name=&quot;&quot;parent_id&quot;&quot; ref=&quot;&quot;&quot;&amp;IF(EXACT([.$Z129];&quot;&quot;);&quot;&quot;;[.AG$1]&amp;[.$Z129])&amp;&quot;&quot;&quot;/&gt;&quot;&amp;CHAR(13)&amp;CHAR(9)&amp;CHAR(9)&amp;CHAR(9)&amp;&quot;&lt;field name=&quot;&quot;user_type&quot;&quot; ref=&quot;&quot;account_account_type_&quot;&amp;[.$AB129]&amp;&quot;&quot;&quot;/&gt;&quot;&amp;CHAR(13)&amp;CHAR(9)&amp;CHAR(9)&amp;CHAR(9)&amp;&quot;&lt;field name=&quot;&quot;currency_id&quot;&quot; ref=&quot;&quot;&quot;&amp;[.AA129]&amp;&quot;&quot;&quot;/&gt;&quot;&amp;CHAR(13)&amp;CHAR(9)&amp;CHAR(9)&amp;CHAR(9)&amp;&quot;&lt;field name=&quot;&quot;type&quot;&quot;&gt;&quot;&amp;[.$AD129]&amp;&quot;&lt;/field&gt;&quot;&amp;CHAR(13)&amp;CHAR(9)&amp;CHAR(9)&amp;CHAR(9)&amp;&quot;&lt;field name=&quot;&quot;reconcile&quot;&quot; eval=&quot;&quot;&quot;&amp;[.$AE129]&amp;&quot;&quot;&quot;/&gt;&quot;&amp;IF(EXACT([.$AF129];&quot;&quot;);&quot;&quot;;CHAR(13)&amp;CHAR(9)&amp;CHAR(9)&amp;CHAR(9)&amp;&quot;&lt;field name=&quot;&quot;tax_ids&quot;&quot;&gt;&quot;&amp;SUBSTITUTE([.$AF12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00000&quot; model=&quot;account.account.template&quot;&gt;&#13;&#9;&#9;&#9;&lt;field name=&quot;code&quot;&gt;0-500000&lt;/field&gt;&#13;&#9;&#9;&#9;&lt;field name=&quot;name&quot;&gt;0-Gastos&lt;/field&gt;&#13;&#9;&#9;&#9;&lt;field name=&quot;shortcut&quot;&gt;0-Ga&lt;/field&gt;&#13;&#9;&#9;&#9;&lt;field name=&quot;parent_id&quot; ref=&quot;0-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<text:p><text:tab/><text:tab/>&lt;record id="account_account_template_0_500000" model="account.account.template"&gt;<text:tab/><text:tab/><text:tab/>&lt;field name="code"&gt;0-500000&lt;/field&gt;<text:tab/><text:tab/><text:tab/>&lt;field name="name"&gt;0-Gastos&lt;/field&gt;<text:tab/><text:tab/><text:tab/>&lt;field name="shortcut"&gt;0-Ga&lt;/field&gt;<text:tab/><text:tab/><text:tab/>&lt;field name="parent_id" ref="0-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</table:table-cell>
          <table:table-cell table:formula="of:=IF(EXACT([.AH129];1);CHAR(9)&amp;CHAR(9)&amp;&quot;&lt;record id=&quot;&quot;account_account_template_&quot;&amp;SUBSTITUTE([.AH$1]&amp;[.$V129];&quot;-&quot;;&quot;_&quot;)&amp;&quot;&quot;&quot; model=&quot;&quot;account.account.template&quot;&quot;&gt;&quot;&amp;CHAR(13)&amp;CHAR(9)&amp;CHAR(9)&amp;CHAR(9)&amp;&quot;&lt;field name=&quot;&quot;code&quot;&quot;&gt;&quot;&amp;[.AH$1]&amp;[.$V129]&amp;&quot;&lt;/field&gt;&quot;&amp;CHAR(13)&amp;CHAR(9)&amp;CHAR(9)&amp;CHAR(9)&amp;&quot;&lt;field name=&quot;&quot;name&quot;&quot;&gt;&quot;&amp;[.AH$1]&amp;[.$Y129]&amp;&quot;&lt;/field&gt;&quot;&amp;CHAR(13)&amp;CHAR(9)&amp;CHAR(9)&amp;CHAR(9)&amp;&quot;&lt;field name=&quot;&quot;shortcut&quot;&quot;&gt;&quot;&amp;IF(EXACT([.$W129];&quot;&quot;);&quot;&quot;;[.AH$1]&amp;[.$W129])&amp;&quot;&lt;/field&gt;&quot;&amp;CHAR(13)&amp;CHAR(9)&amp;CHAR(9)&amp;CHAR(9)&amp;&quot;&lt;field name=&quot;&quot;parent_id&quot;&quot; ref=&quot;&quot;&quot;&amp;IF(EXACT([.$Z129];&quot;&quot;);&quot;&quot;;[.AH$1]&amp;[.$Z129])&amp;&quot;&quot;&quot;/&gt;&quot;&amp;CHAR(13)&amp;CHAR(9)&amp;CHAR(9)&amp;CHAR(9)&amp;&quot;&lt;field name=&quot;&quot;user_type&quot;&quot; ref=&quot;&quot;account_account_type_&quot;&amp;[.$AB129]&amp;&quot;&quot;&quot;/&gt;&quot;&amp;CHAR(13)&amp;CHAR(9)&amp;CHAR(9)&amp;CHAR(9)&amp;&quot;&lt;field name=&quot;&quot;currency_id&quot;&quot; ref=&quot;&quot;&quot;&amp;[.AB129]&amp;&quot;&quot;&quot;/&gt;&quot;&amp;CHAR(13)&amp;CHAR(9)&amp;CHAR(9)&amp;CHAR(9)&amp;&quot;&lt;field name=&quot;&quot;type&quot;&quot;&gt;&quot;&amp;[.$AD129]&amp;&quot;&lt;/field&gt;&quot;&amp;CHAR(13)&amp;CHAR(9)&amp;CHAR(9)&amp;CHAR(9)&amp;&quot;&lt;field name=&quot;&quot;reconcile&quot;&quot; eval=&quot;&quot;&quot;&amp;[.$AE129]&amp;&quot;&quot;&quot;/&gt;&quot;&amp;IF(EXACT([.$AF129];&quot;&quot;);&quot;&quot;;CHAR(13)&amp;CHAR(9)&amp;CHAR(9)&amp;CHAR(9)&amp;&quot;&lt;field name=&quot;&quot;tax_ids&quot;&quot;&gt;&quot;&amp;SUBSTITUTE([.$AF12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00000&quot; model=&quot;account.account.template&quot;&gt;&#13;&#9;&#9;&#9;&lt;field name=&quot;code&quot;&gt;1-500000&lt;/field&gt;&#13;&#9;&#9;&#9;&lt;field name=&quot;name&quot;&gt;1-Gastos&lt;/field&gt;&#13;&#9;&#9;&#9;&lt;field name=&quot;shortcut&quot;&gt;1-Ga&lt;/field&gt;&#13;&#9;&#9;&#9;&lt;field name=&quot;parent_id&quot; ref=&quot;1-0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<text:p><text:tab/><text:tab/>&lt;record id="account_account_template_1_500000" model="account.account.template"&gt;<text:tab/><text:tab/><text:tab/>&lt;field name="code"&gt;1-500000&lt;/field&gt;<text:tab/><text:tab/><text:tab/>&lt;field name="name"&gt;1-Gastos&lt;/field&gt;<text:tab/><text:tab/><text:tab/>&lt;field name="shortcut"&gt;1-Ga&lt;/field&gt;<text:tab/><text:tab/><text:tab/>&lt;field name="parent_id" ref="1-0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</table:table-cell>
        </table:table-row>
        <table:table-row-group table:display="false"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29]&gt;[.A130];[.A129]=[.A130]);[.A129]&lt;&gt;7))" office:value-type="float" office:value="1">
              <text:p>1</text:p>
            </table:table-cell>
            <table:table-cell table:style-name="ce8" table:formula="of:=IF(EXACT([.A130];1);CELL(&quot;Row&quot;;[.C130]);[.C129])" office:value-type="float" office:value="2">
              <text:p>2</text:p>
            </table:table-cell>
            <table:table-cell table:style-name="ce8" table:formula="of:=IF(EXACT([.$A130];1);0;IF(EXACT([.$A130];2);[.D129]+1;[.D129]))" office:value-type="float" office:value="5">
              <text:p>5</text:p>
            </table:table-cell>
            <table:table-cell table:style-name="ce8" table:formula="of:=['Code format'.$C$2]&amp;TEXT([.D130];['Code format'.$B$2])&amp;['Code format'.$D$2]" office:value-type="string" office:string-value="5">
              <text:p>5</text:p>
            </table:table-cell>
            <table:table-cell table:style-name="ce8" table:formula="of:=IF(EXACT([.C129];[.C130]);IF(EXACT([.D129];[.D130]);[.F129];CELL(&quot;Row&quot;;[.F130]));[.C130])" office:value-type="float" office:value="129">
              <text:p>129</text:p>
            </table:table-cell>
            <table:table-cell table:style-name="ce8" table:formula="of:=IF(AND([.$A130]&lt;=[.H$1];[.$A129]&gt;[.$A130]);0;IF(EXACT([.$A130];[.H$1]+1);[.G129]+1;[.G129]))" office:value-type="float" office:value="1">
              <text:p>1</text:p>
            </table:table-cell>
            <table:table-cell table:style-name="ce8" table:formula="of:=['Code format'.$C$3]&amp;TEXT([.G130];['Code format'.$B$3])&amp;['Code format'.$D$3]" office:value-type="string" office:string-value="1">
              <text:p>1</text:p>
            </table:table-cell>
            <table:table-cell table:style-name="ce8" table:formula="of:=IF(EXACT([.F129];[.F130]);IF(EXACT([.G129];[.G130]);[.I129];CELL(&quot;Row&quot;;[.I130]));[.F130])" office:value-type="float" office:value="130">
              <text:p>130</text:p>
            </table:table-cell>
            <table:table-cell table:style-name="ce8" table:formula="of:=IF(AND([.$A130]&lt;=[.K$1];[.$A129]&gt;[.$A130]);0;IF(EXACT([.$A130];[.K$1]+1);[.J129]+1;[.J129]))" office:value-type="float" office:value="0">
              <text:p>0</text:p>
            </table:table-cell>
            <table:table-cell table:style-name="ce8" table:formula="of:=['Code format'.$C$4]&amp;TEXT([.J130];['Code format'.$B$4])&amp;['Code format'.$D$4]" office:value-type="string" office:string-value="0">
              <text:p>0</text:p>
            </table:table-cell>
            <table:table-cell table:style-name="ce8" table:formula="of:=IF(EXACT([.I129];[.I130]);IF(EXACT([.J129];[.J130]);[.L129];CELL(&quot;Row&quot;;[.L130]));[.I130])" office:value-type="float" office:value="130">
              <text:p>130</text:p>
            </table:table-cell>
            <table:table-cell table:style-name="ce8" table:formula="of:=IF(AND([.$A130]&lt;=[.N$1];[.$A129]&gt;[.$A130]);0;IF(EXACT([.$A130];[.N$1]+1);[.M129]+1;[.M129]))" office:value-type="float" office:value="0">
              <text:p>0</text:p>
            </table:table-cell>
            <table:table-cell table:style-name="ce8" table:formula="of:=['Code format'.$C$5]&amp;TEXT([.M130];['Code format'.$B$5])&amp;['Code format'.$D$5]" office:value-type="string" office:string-value="0">
              <text:p>0</text:p>
            </table:table-cell>
            <table:table-cell table:style-name="ce8" table:formula="of:=IF(EXACT([.L129];[.L130]);IF(EXACT([.M129];[.M130]);[.O129];CELL(&quot;Row&quot;;[.O130]));[.L130])" office:value-type="float" office:value="130">
              <text:p>130</text:p>
            </table:table-cell>
            <table:table-cell table:style-name="ce8" table:formula="of:=IF(AND([.$A130]&lt;=[.Q$1];[.$A129]&gt;[.$A130]);0;IF(EXACT([.$A130];[.Q$1]+1);[.P129]+1;[.P129]))" office:value-type="float" office:value="0">
              <text:p>0</text:p>
            </table:table-cell>
            <table:table-cell table:style-name="ce8" table:formula="of:=['Code format'.$C$6]&amp;TEXT([.P130];['Code format'.$B$6])&amp;['Code format'.$D$6]" office:value-type="string" office:string-value="0">
              <text:p>0</text:p>
            </table:table-cell>
            <table:table-cell table:style-name="ce8" table:formula="of:=IF(EXACT([.O129];[.O130]);IF(EXACT([.P129];[.P130]);[.R129];CELL(&quot;Row&quot;;[.R130]));[.O130])" office:value-type="float" office:value="130">
              <text:p>130</text:p>
            </table:table-cell>
            <table:table-cell table:style-name="ce8" table:formula="of:=IF(AND([.$A130]&lt;=[.T$1];[.$A129]&gt;[.$A130]);0;IF(EXACT([.$A130];[.T$1]+1);[.S129]+1;[.S129]))" office:value-type="float" office:value="0">
              <text:p>0</text:p>
            </table:table-cell>
            <table:table-cell table:style-name="ce8" table:formula="of:=['Code format'.$C$7]&amp;TEXT([.S130];['Code format'.$B$7])&amp;['Code format'.$D$7]" office:value-type="string" office:string-value="0">
              <text:p>0</text:p>
            </table:table-cell>
            <table:table-cell table:style-name="ce8" table:formula="of:=IF(EXACT([.R129];[.R130]);IF(EXACT([.S129];[.S130]);[.U129];CELL(&quot;Row&quot;;[.U130]));[.R130])" office:value-type="float" office:value="130">
              <text:p>130</text:p>
            </table:table-cell>
            <table:table-cell table:style-name="Nivel3" table:formula="of:=CONCATENATE([.E130];[.H130];[.K130];[.N130];[.Q130];[.T130])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510000">
              <text:p>510000</text:p>
            </table:table-cell>
            <table:table-cell table:style-name="ce9" office:value-type="string">
              <text:p>Gprin</text:p>
            </table:table-cell>
            <table:table-cell table:style-name="ce9" office:value-type="string">
              <text:p>Gastos principales</text:p>
            </table:table-cell>
            <table:table-cell table:style-name="Nivel3" table:formula="of:=[.X130]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Gastos principales">
              <text:p>Gastos principales</text:p>
            </table:table-cell>
            <table:table-cell table:style-name="Datos" table:formula="of:=IF(EXACT([.A130];1);&quot;&quot;;IF(EXACT([.A130];2);INDIRECT(CONCATENATE(&quot;V&quot;;[.C130]));IF(EXACT([.A130];3);INDIRECT(CONCATENATE(&quot;V&quot;;[.F130]));IF(EXACT([.A130];4);INDIRECT(CONCATENATE(&quot;V&quot;;[.I130]));IF(EXACT([.A130];5);INDIRECT(CONCATENATE(&quot;V&quot;;[.L130]));IF(EXACT([.A130];6);INDIRECT(CONCATENATE(&quot;V&quot;;[.O130]));IF(EXACT([.A130];7);INDIRECT(CONCATENATE(&quot;V&quot;;[.R130])))))))))" office:value-type="string" office:string-value="500000">
              <text:p>5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30];7));NOT(EXACT([.AB130];&quot;view&quot;)));AND(EXACT([.A130];7);EXACT([.AB130];&quot;view&quot;))))" office:value-type="float" office:value="1">
              <text:p>1</text:p>
            </table:table-cell>
            <table:table-cell table:style-name="Datos" table:formula="of:=VLOOKUP([.AB130];['account.type'.$A$2:.$I$12];8)" office:value-type="string" office:string-value="view">
              <text:p>view</text:p>
            </table:table-cell>
            <table:table-cell table:style-name="Datos" table:formula="of:=VLOOKUP([.AB13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0];1);CHAR(9)&amp;CHAR(9)&amp;&quot;&lt;record id=&quot;&quot;account_account_template_&quot;&amp;SUBSTITUTE([.AG$1]&amp;[.$V130];&quot;-&quot;;&quot;_&quot;)&amp;&quot;&quot;&quot; model=&quot;&quot;account.account.template&quot;&quot;&gt;&quot;&amp;CHAR(13)&amp;CHAR(9)&amp;CHAR(9)&amp;CHAR(9)&amp;&quot;&lt;field name=&quot;&quot;code&quot;&quot;&gt;&quot;&amp;[.AG$1]&amp;[.$V130]&amp;&quot;&lt;/field&gt;&quot;&amp;CHAR(13)&amp;CHAR(9)&amp;CHAR(9)&amp;CHAR(9)&amp;&quot;&lt;field name=&quot;&quot;name&quot;&quot;&gt;&quot;&amp;[.AG$1]&amp;[.$Y130]&amp;&quot;&lt;/field&gt;&quot;&amp;CHAR(13)&amp;CHAR(9)&amp;CHAR(9)&amp;CHAR(9)&amp;&quot;&lt;field name=&quot;&quot;shortcut&quot;&quot;&gt;&quot;&amp;IF(EXACT([.$W130];&quot;&quot;);&quot;&quot;;[.AG$1]&amp;[.$W130])&amp;&quot;&lt;/field&gt;&quot;&amp;CHAR(13)&amp;CHAR(9)&amp;CHAR(9)&amp;CHAR(9)&amp;&quot;&lt;field name=&quot;&quot;parent_id&quot;&quot; ref=&quot;&quot;&quot;&amp;IF(EXACT([.$Z130];&quot;&quot;);&quot;&quot;;[.AG$1]&amp;[.$Z130])&amp;&quot;&quot;&quot;/&gt;&quot;&amp;CHAR(13)&amp;CHAR(9)&amp;CHAR(9)&amp;CHAR(9)&amp;&quot;&lt;field name=&quot;&quot;user_type&quot;&quot; ref=&quot;&quot;account_account_type_&quot;&amp;[.$AB130]&amp;&quot;&quot;&quot;/&gt;&quot;&amp;CHAR(13)&amp;CHAR(9)&amp;CHAR(9)&amp;CHAR(9)&amp;&quot;&lt;field name=&quot;&quot;currency_id&quot;&quot; ref=&quot;&quot;&quot;&amp;[.AA130]&amp;&quot;&quot;&quot;/&gt;&quot;&amp;CHAR(13)&amp;CHAR(9)&amp;CHAR(9)&amp;CHAR(9)&amp;&quot;&lt;field name=&quot;&quot;type&quot;&quot;&gt;&quot;&amp;[.$AD130]&amp;&quot;&lt;/field&gt;&quot;&amp;CHAR(13)&amp;CHAR(9)&amp;CHAR(9)&amp;CHAR(9)&amp;&quot;&lt;field name=&quot;&quot;reconcile&quot;&quot; eval=&quot;&quot;&quot;&amp;[.$AE130]&amp;&quot;&quot;&quot;/&gt;&quot;&amp;IF(EXACT([.$AF130];&quot;&quot;);&quot;&quot;;CHAR(13)&amp;CHAR(9)&amp;CHAR(9)&amp;CHAR(9)&amp;&quot;&lt;field name=&quot;&quot;tax_ids&quot;&quot;&gt;&quot;&amp;SUBSTITUTE([.$AF13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0000&quot; model=&quot;account.account.template&quot;&gt;&#13;&#9;&#9;&#9;&lt;field name=&quot;code&quot;&gt;0-510000&lt;/field&gt;&#13;&#9;&#9;&#9;&lt;field name=&quot;name&quot;&gt;0-Gastos principales&lt;/field&gt;&#13;&#9;&#9;&#9;&lt;field name=&quot;shortcut&quot;&gt;0-Gprin&lt;/field&gt;&#13;&#9;&#9;&#9;&lt;field name=&quot;parent_id&quot; ref=&quot;0-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0000" model="account.account.template"&gt;<text:tab/><text:tab/><text:tab/>&lt;field name="code"&gt;0-510000&lt;/field&gt;<text:tab/><text:tab/><text:tab/>&lt;field name="name"&gt;0-Gastos principales&lt;/field&gt;<text:tab/><text:tab/><text:tab/>&lt;field name="shortcut"&gt;0-Gprin&lt;/field&gt;<text:tab/><text:tab/><text:tab/>&lt;field name="parent_id" ref="0-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30];1);CHAR(9)&amp;CHAR(9)&amp;&quot;&lt;record id=&quot;&quot;account_account_template_&quot;&amp;SUBSTITUTE([.AH$1]&amp;[.$V130];&quot;-&quot;;&quot;_&quot;)&amp;&quot;&quot;&quot; model=&quot;&quot;account.account.template&quot;&quot;&gt;&quot;&amp;CHAR(13)&amp;CHAR(9)&amp;CHAR(9)&amp;CHAR(9)&amp;&quot;&lt;field name=&quot;&quot;code&quot;&quot;&gt;&quot;&amp;[.AH$1]&amp;[.$V130]&amp;&quot;&lt;/field&gt;&quot;&amp;CHAR(13)&amp;CHAR(9)&amp;CHAR(9)&amp;CHAR(9)&amp;&quot;&lt;field name=&quot;&quot;name&quot;&quot;&gt;&quot;&amp;[.AH$1]&amp;[.$Y130]&amp;&quot;&lt;/field&gt;&quot;&amp;CHAR(13)&amp;CHAR(9)&amp;CHAR(9)&amp;CHAR(9)&amp;&quot;&lt;field name=&quot;&quot;shortcut&quot;&quot;&gt;&quot;&amp;IF(EXACT([.$W130];&quot;&quot;);&quot;&quot;;[.AH$1]&amp;[.$W130])&amp;&quot;&lt;/field&gt;&quot;&amp;CHAR(13)&amp;CHAR(9)&amp;CHAR(9)&amp;CHAR(9)&amp;&quot;&lt;field name=&quot;&quot;parent_id&quot;&quot; ref=&quot;&quot;&quot;&amp;IF(EXACT([.$Z130];&quot;&quot;);&quot;&quot;;[.AH$1]&amp;[.$Z130])&amp;&quot;&quot;&quot;/&gt;&quot;&amp;CHAR(13)&amp;CHAR(9)&amp;CHAR(9)&amp;CHAR(9)&amp;&quot;&lt;field name=&quot;&quot;user_type&quot;&quot; ref=&quot;&quot;account_account_type_&quot;&amp;[.$AB130]&amp;&quot;&quot;&quot;/&gt;&quot;&amp;CHAR(13)&amp;CHAR(9)&amp;CHAR(9)&amp;CHAR(9)&amp;&quot;&lt;field name=&quot;&quot;currency_id&quot;&quot; ref=&quot;&quot;&quot;&amp;[.AB130]&amp;&quot;&quot;&quot;/&gt;&quot;&amp;CHAR(13)&amp;CHAR(9)&amp;CHAR(9)&amp;CHAR(9)&amp;&quot;&lt;field name=&quot;&quot;type&quot;&quot;&gt;&quot;&amp;[.$AD130]&amp;&quot;&lt;/field&gt;&quot;&amp;CHAR(13)&amp;CHAR(9)&amp;CHAR(9)&amp;CHAR(9)&amp;&quot;&lt;field name=&quot;&quot;reconcile&quot;&quot; eval=&quot;&quot;&quot;&amp;[.$AE130]&amp;&quot;&quot;&quot;/&gt;&quot;&amp;IF(EXACT([.$AF130];&quot;&quot;);&quot;&quot;;CHAR(13)&amp;CHAR(9)&amp;CHAR(9)&amp;CHAR(9)&amp;&quot;&lt;field name=&quot;&quot;tax_ids&quot;&quot;&gt;&quot;&amp;SUBSTITUTE([.$AF13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0000&quot; model=&quot;account.account.template&quot;&gt;&#13;&#9;&#9;&#9;&lt;field name=&quot;code&quot;&gt;1-510000&lt;/field&gt;&#13;&#9;&#9;&#9;&lt;field name=&quot;name&quot;&gt;1-Gastos principales&lt;/field&gt;&#13;&#9;&#9;&#9;&lt;field name=&quot;shortcut&quot;&gt;1-Gprin&lt;/field&gt;&#13;&#9;&#9;&#9;&lt;field name=&quot;parent_id&quot; ref=&quot;1-5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0000" model="account.account.template"&gt;<text:tab/><text:tab/><text:tab/>&lt;field name="code"&gt;1-510000&lt;/field&gt;<text:tab/><text:tab/><text:tab/>&lt;field name="name"&gt;1-Gastos principales&lt;/field&gt;<text:tab/><text:tab/><text:tab/>&lt;field name="shortcut"&gt;1-Gprin&lt;/field&gt;<text:tab/><text:tab/><text:tab/>&lt;field name="parent_id" ref="1-5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130]&gt;[.A131];[.A130]=[.A131]);[.A130]&lt;&gt;7))" office:value-type="float" office:value="1">
              <text:p>1</text:p>
            </table:table-cell>
            <table:table-cell table:style-name="ce8" table:formula="of:=IF(EXACT([.A131];1);CELL(&quot;Row&quot;;[.C131]);[.C130])" office:value-type="float" office:value="2">
              <text:p>2</text:p>
            </table:table-cell>
            <table:table-cell table:style-name="ce8" table:formula="of:=IF(EXACT([.$A131];1);0;IF(EXACT([.$A131];2);[.D130]+1;[.D130]))" office:value-type="float" office:value="5">
              <text:p>5</text:p>
            </table:table-cell>
            <table:table-cell table:style-name="ce8" table:formula="of:=['Code format'.$C$2]&amp;TEXT([.D131];['Code format'.$B$2])&amp;['Code format'.$D$2]" office:value-type="string" office:string-value="5">
              <text:p>5</text:p>
            </table:table-cell>
            <table:table-cell table:style-name="ce8" table:formula="of:=IF(EXACT([.C130];[.C131]);IF(EXACT([.D130];[.D131]);[.F130];CELL(&quot;Row&quot;;[.F131]));[.C131])" office:value-type="float" office:value="129">
              <text:p>129</text:p>
            </table:table-cell>
            <table:table-cell table:style-name="ce8" table:formula="of:=IF(AND([.$A131]&lt;=[.H$1];[.$A130]&gt;[.$A131]);0;IF(EXACT([.$A131];[.H$1]+1);[.G130]+1;[.G130]))" office:value-type="float" office:value="1">
              <text:p>1</text:p>
            </table:table-cell>
            <table:table-cell table:style-name="ce8" table:formula="of:=['Code format'.$C$3]&amp;TEXT([.G131];['Code format'.$B$3])&amp;['Code format'.$D$3]" office:value-type="string" office:string-value="1">
              <text:p>1</text:p>
            </table:table-cell>
            <table:table-cell table:style-name="ce8" table:formula="of:=IF(EXACT([.F130];[.F131]);IF(EXACT([.G130];[.G131]);[.I130];CELL(&quot;Row&quot;;[.I131]));[.F131])" office:value-type="float" office:value="130">
              <text:p>130</text:p>
            </table:table-cell>
            <table:table-cell table:style-name="ce8" table:formula="of:=IF(AND([.$A131]&lt;=[.K$1];[.$A130]&gt;[.$A131]);0;IF(EXACT([.$A131];[.K$1]+1);[.J130]+1;[.J130]))" office:value-type="float" office:value="1">
              <text:p>1</text:p>
            </table:table-cell>
            <table:table-cell table:style-name="ce8" table:formula="of:=['Code format'.$C$4]&amp;TEXT([.J131];['Code format'.$B$4])&amp;['Code format'.$D$4]" office:value-type="string" office:string-value="1">
              <text:p>1</text:p>
            </table:table-cell>
            <table:table-cell table:style-name="ce8" table:formula="of:=IF(EXACT([.I130];[.I131]);IF(EXACT([.J130];[.J131]);[.L130];CELL(&quot;Row&quot;;[.L131]));[.I131])" office:value-type="float" office:value="131">
              <text:p>131</text:p>
            </table:table-cell>
            <table:table-cell table:style-name="ce8" table:formula="of:=IF(AND([.$A131]&lt;=[.N$1];[.$A130]&gt;[.$A131]);0;IF(EXACT([.$A131];[.N$1]+1);[.M130]+1;[.M130]))" office:value-type="float" office:value="0">
              <text:p>0</text:p>
            </table:table-cell>
            <table:table-cell table:style-name="ce8" table:formula="of:=['Code format'.$C$5]&amp;TEXT([.M131];['Code format'.$B$5])&amp;['Code format'.$D$5]" office:value-type="string" office:string-value="0">
              <text:p>0</text:p>
            </table:table-cell>
            <table:table-cell table:style-name="ce8" table:formula="of:=IF(EXACT([.L130];[.L131]);IF(EXACT([.M130];[.M131]);[.O130];CELL(&quot;Row&quot;;[.O131]));[.L131])" office:value-type="float" office:value="131">
              <text:p>131</text:p>
            </table:table-cell>
            <table:table-cell table:style-name="ce8" table:formula="of:=IF(AND([.$A131]&lt;=[.Q$1];[.$A130]&gt;[.$A131]);0;IF(EXACT([.$A131];[.Q$1]+1);[.P130]+1;[.P130]))" office:value-type="float" office:value="0">
              <text:p>0</text:p>
            </table:table-cell>
            <table:table-cell table:style-name="ce8" table:formula="of:=['Code format'.$C$6]&amp;TEXT([.P131];['Code format'.$B$6])&amp;['Code format'.$D$6]" office:value-type="string" office:string-value="0">
              <text:p>0</text:p>
            </table:table-cell>
            <table:table-cell table:style-name="ce8" table:formula="of:=IF(EXACT([.O130];[.O131]);IF(EXACT([.P130];[.P131]);[.R130];CELL(&quot;Row&quot;;[.R131]));[.O131])" office:value-type="float" office:value="131">
              <text:p>131</text:p>
            </table:table-cell>
            <table:table-cell table:style-name="ce8" table:formula="of:=IF(AND([.$A131]&lt;=[.T$1];[.$A130]&gt;[.$A131]);0;IF(EXACT([.$A131];[.T$1]+1);[.S130]+1;[.S130]))" office:value-type="float" office:value="0">
              <text:p>0</text:p>
            </table:table-cell>
            <table:table-cell table:style-name="ce8" table:formula="of:=['Code format'.$C$7]&amp;TEXT([.S131];['Code format'.$B$7])&amp;['Code format'.$D$7]" office:value-type="string" office:string-value="0">
              <text:p>0</text:p>
            </table:table-cell>
            <table:table-cell table:style-name="ce8" table:formula="of:=IF(EXACT([.R130];[.R131]);IF(EXACT([.S130];[.S131]);[.U130];CELL(&quot;Row&quot;;[.U131]));[.R131])" office:value-type="float" office:value="131">
              <text:p>131</text:p>
            </table:table-cell>
            <table:table-cell table:style-name="Nivel4" table:formula="of:=CONCATENATE([.E131];[.H131];[.K131];[.N131];[.Q131];[.T131])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511000">
              <text:p>511000</text:p>
            </table:table-cell>
            <table:table-cell table:style-name="ce9" office:value-type="string">
              <text:p>GO</text:p>
            </table:table-cell>
            <table:table-cell table:style-name="ce9" office:value-type="string">
              <text:p>Gastos operativos</text:p>
            </table:table-cell>
            <table:table-cell table:style-name="Nivel4" table:formula="of:=[.X131]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Gastos operativos">
              <text:p>Gastos operativos</text:p>
            </table:table-cell>
            <table:table-cell table:style-name="Datos" table:formula="of:=IF(EXACT([.A131];1);&quot;&quot;;IF(EXACT([.A131];2);INDIRECT(CONCATENATE(&quot;V&quot;;[.C131]));IF(EXACT([.A131];3);INDIRECT(CONCATENATE(&quot;V&quot;;[.F131]));IF(EXACT([.A131];4);INDIRECT(CONCATENATE(&quot;V&quot;;[.I131]));IF(EXACT([.A131];5);INDIRECT(CONCATENATE(&quot;V&quot;;[.L131]));IF(EXACT([.A131];6);INDIRECT(CONCATENATE(&quot;V&quot;;[.O131]));IF(EXACT([.A131];7);INDIRECT(CONCATENATE(&quot;V&quot;;[.R131])))))))))" office:value-type="string" office:string-value="510000">
              <text:p>51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31];7));NOT(EXACT([.AB131];&quot;view&quot;)));AND(EXACT([.A131];7);EXACT([.AB131];&quot;view&quot;))))" office:value-type="float" office:value="1">
              <text:p>1</text:p>
            </table:table-cell>
            <table:table-cell table:style-name="Datos" table:formula="of:=VLOOKUP([.AB131];['account.type'.$A$2:.$I$12];8)" office:value-type="string" office:string-value="view">
              <text:p>view</text:p>
            </table:table-cell>
            <table:table-cell table:style-name="Datos" table:formula="of:=VLOOKUP([.AB13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1];1);CHAR(9)&amp;CHAR(9)&amp;&quot;&lt;record id=&quot;&quot;account_account_template_&quot;&amp;SUBSTITUTE([.AG$1]&amp;[.$V131];&quot;-&quot;;&quot;_&quot;)&amp;&quot;&quot;&quot; model=&quot;&quot;account.account.template&quot;&quot;&gt;&quot;&amp;CHAR(13)&amp;CHAR(9)&amp;CHAR(9)&amp;CHAR(9)&amp;&quot;&lt;field name=&quot;&quot;code&quot;&quot;&gt;&quot;&amp;[.AG$1]&amp;[.$V131]&amp;&quot;&lt;/field&gt;&quot;&amp;CHAR(13)&amp;CHAR(9)&amp;CHAR(9)&amp;CHAR(9)&amp;&quot;&lt;field name=&quot;&quot;name&quot;&quot;&gt;&quot;&amp;[.AG$1]&amp;[.$Y131]&amp;&quot;&lt;/field&gt;&quot;&amp;CHAR(13)&amp;CHAR(9)&amp;CHAR(9)&amp;CHAR(9)&amp;&quot;&lt;field name=&quot;&quot;shortcut&quot;&quot;&gt;&quot;&amp;IF(EXACT([.$W131];&quot;&quot;);&quot;&quot;;[.AG$1]&amp;[.$W131])&amp;&quot;&lt;/field&gt;&quot;&amp;CHAR(13)&amp;CHAR(9)&amp;CHAR(9)&amp;CHAR(9)&amp;&quot;&lt;field name=&quot;&quot;parent_id&quot;&quot; ref=&quot;&quot;&quot;&amp;IF(EXACT([.$Z131];&quot;&quot;);&quot;&quot;;[.AG$1]&amp;[.$Z131])&amp;&quot;&quot;&quot;/&gt;&quot;&amp;CHAR(13)&amp;CHAR(9)&amp;CHAR(9)&amp;CHAR(9)&amp;&quot;&lt;field name=&quot;&quot;user_type&quot;&quot; ref=&quot;&quot;account_account_type_&quot;&amp;[.$AB131]&amp;&quot;&quot;&quot;/&gt;&quot;&amp;CHAR(13)&amp;CHAR(9)&amp;CHAR(9)&amp;CHAR(9)&amp;&quot;&lt;field name=&quot;&quot;currency_id&quot;&quot; ref=&quot;&quot;&quot;&amp;[.AA131]&amp;&quot;&quot;&quot;/&gt;&quot;&amp;CHAR(13)&amp;CHAR(9)&amp;CHAR(9)&amp;CHAR(9)&amp;&quot;&lt;field name=&quot;&quot;type&quot;&quot;&gt;&quot;&amp;[.$AD131]&amp;&quot;&lt;/field&gt;&quot;&amp;CHAR(13)&amp;CHAR(9)&amp;CHAR(9)&amp;CHAR(9)&amp;&quot;&lt;field name=&quot;&quot;reconcile&quot;&quot; eval=&quot;&quot;&quot;&amp;[.$AE131]&amp;&quot;&quot;&quot;/&gt;&quot;&amp;IF(EXACT([.$AF131];&quot;&quot;);&quot;&quot;;CHAR(13)&amp;CHAR(9)&amp;CHAR(9)&amp;CHAR(9)&amp;&quot;&lt;field name=&quot;&quot;tax_ids&quot;&quot;&gt;&quot;&amp;SUBSTITUTE([.$AF13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000&quot; model=&quot;account.account.template&quot;&gt;&#13;&#9;&#9;&#9;&lt;field name=&quot;code&quot;&gt;0-511000&lt;/field&gt;&#13;&#9;&#9;&#9;&lt;field name=&quot;name&quot;&gt;0-Gastos operativos&lt;/field&gt;&#13;&#9;&#9;&#9;&lt;field name=&quot;shortcut&quot;&gt;0-GO&lt;/field&gt;&#13;&#9;&#9;&#9;&lt;field name=&quot;parent_id&quot; ref=&quot;0-5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1000" model="account.account.template"&gt;<text:tab/><text:tab/><text:tab/>&lt;field name="code"&gt;0-511000&lt;/field&gt;<text:tab/><text:tab/><text:tab/>&lt;field name="name"&gt;0-Gastos operativos&lt;/field&gt;<text:tab/><text:tab/><text:tab/>&lt;field name="shortcut"&gt;0-GO&lt;/field&gt;<text:tab/><text:tab/><text:tab/>&lt;field name="parent_id" ref="0-5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31];1);CHAR(9)&amp;CHAR(9)&amp;&quot;&lt;record id=&quot;&quot;account_account_template_&quot;&amp;SUBSTITUTE([.AH$1]&amp;[.$V131];&quot;-&quot;;&quot;_&quot;)&amp;&quot;&quot;&quot; model=&quot;&quot;account.account.template&quot;&quot;&gt;&quot;&amp;CHAR(13)&amp;CHAR(9)&amp;CHAR(9)&amp;CHAR(9)&amp;&quot;&lt;field name=&quot;&quot;code&quot;&quot;&gt;&quot;&amp;[.AH$1]&amp;[.$V131]&amp;&quot;&lt;/field&gt;&quot;&amp;CHAR(13)&amp;CHAR(9)&amp;CHAR(9)&amp;CHAR(9)&amp;&quot;&lt;field name=&quot;&quot;name&quot;&quot;&gt;&quot;&amp;[.AH$1]&amp;[.$Y131]&amp;&quot;&lt;/field&gt;&quot;&amp;CHAR(13)&amp;CHAR(9)&amp;CHAR(9)&amp;CHAR(9)&amp;&quot;&lt;field name=&quot;&quot;shortcut&quot;&quot;&gt;&quot;&amp;IF(EXACT([.$W131];&quot;&quot;);&quot;&quot;;[.AH$1]&amp;[.$W131])&amp;&quot;&lt;/field&gt;&quot;&amp;CHAR(13)&amp;CHAR(9)&amp;CHAR(9)&amp;CHAR(9)&amp;&quot;&lt;field name=&quot;&quot;parent_id&quot;&quot; ref=&quot;&quot;&quot;&amp;IF(EXACT([.$Z131];&quot;&quot;);&quot;&quot;;[.AH$1]&amp;[.$Z131])&amp;&quot;&quot;&quot;/&gt;&quot;&amp;CHAR(13)&amp;CHAR(9)&amp;CHAR(9)&amp;CHAR(9)&amp;&quot;&lt;field name=&quot;&quot;user_type&quot;&quot; ref=&quot;&quot;account_account_type_&quot;&amp;[.$AB131]&amp;&quot;&quot;&quot;/&gt;&quot;&amp;CHAR(13)&amp;CHAR(9)&amp;CHAR(9)&amp;CHAR(9)&amp;&quot;&lt;field name=&quot;&quot;currency_id&quot;&quot; ref=&quot;&quot;&quot;&amp;[.AB131]&amp;&quot;&quot;&quot;/&gt;&quot;&amp;CHAR(13)&amp;CHAR(9)&amp;CHAR(9)&amp;CHAR(9)&amp;&quot;&lt;field name=&quot;&quot;type&quot;&quot;&gt;&quot;&amp;[.$AD131]&amp;&quot;&lt;/field&gt;&quot;&amp;CHAR(13)&amp;CHAR(9)&amp;CHAR(9)&amp;CHAR(9)&amp;&quot;&lt;field name=&quot;&quot;reconcile&quot;&quot; eval=&quot;&quot;&quot;&amp;[.$AE131]&amp;&quot;&quot;&quot;/&gt;&quot;&amp;IF(EXACT([.$AF131];&quot;&quot;);&quot;&quot;;CHAR(13)&amp;CHAR(9)&amp;CHAR(9)&amp;CHAR(9)&amp;&quot;&lt;field name=&quot;&quot;tax_ids&quot;&quot;&gt;&quot;&amp;SUBSTITUTE([.$AF13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000&quot; model=&quot;account.account.template&quot;&gt;&#13;&#9;&#9;&#9;&lt;field name=&quot;code&quot;&gt;1-511000&lt;/field&gt;&#13;&#9;&#9;&#9;&lt;field name=&quot;name&quot;&gt;1-Gastos operativos&lt;/field&gt;&#13;&#9;&#9;&#9;&lt;field name=&quot;shortcut&quot;&gt;1-GO&lt;/field&gt;&#13;&#9;&#9;&#9;&lt;field name=&quot;parent_id&quot; ref=&quot;1-51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1000" model="account.account.template"&gt;<text:tab/><text:tab/><text:tab/>&lt;field name="code"&gt;1-511000&lt;/field&gt;<text:tab/><text:tab/><text:tab/>&lt;field name="name"&gt;1-Gastos operativos&lt;/field&gt;<text:tab/><text:tab/><text:tab/>&lt;field name="shortcut"&gt;1-GO&lt;/field&gt;<text:tab/><text:tab/><text:tab/>&lt;field name="parent_id" ref="1-51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31]&gt;[.A132];[.A131]=[.A132]);[.A131]&lt;&gt;7))" office:value-type="float" office:value="1">
              <text:p>1</text:p>
            </table:table-cell>
            <table:table-cell table:style-name="ce8" table:formula="of:=IF(EXACT([.A132];1);CELL(&quot;Row&quot;;[.C132]);[.C131])" office:value-type="float" office:value="2">
              <text:p>2</text:p>
            </table:table-cell>
            <table:table-cell table:style-name="ce8" table:formula="of:=IF(EXACT([.$A132];1);0;IF(EXACT([.$A132];2);[.D131]+1;[.D131]))" office:value-type="float" office:value="5">
              <text:p>5</text:p>
            </table:table-cell>
            <table:table-cell table:style-name="ce8" table:formula="of:=['Code format'.$C$2]&amp;TEXT([.D132];['Code format'.$B$2])&amp;['Code format'.$D$2]" office:value-type="string" office:string-value="5">
              <text:p>5</text:p>
            </table:table-cell>
            <table:table-cell table:style-name="ce8" table:formula="of:=IF(EXACT([.C131];[.C132]);IF(EXACT([.D131];[.D132]);[.F131];CELL(&quot;Row&quot;;[.F132]));[.C132])" office:value-type="float" office:value="129">
              <text:p>129</text:p>
            </table:table-cell>
            <table:table-cell table:style-name="ce8" table:formula="of:=IF(AND([.$A132]&lt;=[.H$1];[.$A131]&gt;[.$A132]);0;IF(EXACT([.$A132];[.H$1]+1);[.G131]+1;[.G131]))" office:value-type="float" office:value="1">
              <text:p>1</text:p>
            </table:table-cell>
            <table:table-cell table:style-name="ce8" table:formula="of:=['Code format'.$C$3]&amp;TEXT([.G132];['Code format'.$B$3])&amp;['Code format'.$D$3]" office:value-type="string" office:string-value="1">
              <text:p>1</text:p>
            </table:table-cell>
            <table:table-cell table:style-name="ce8" table:formula="of:=IF(EXACT([.F131];[.F132]);IF(EXACT([.G131];[.G132]);[.I131];CELL(&quot;Row&quot;;[.I132]));[.F132])" office:value-type="float" office:value="130">
              <text:p>130</text:p>
            </table:table-cell>
            <table:table-cell table:style-name="ce8" table:formula="of:=IF(AND([.$A132]&lt;=[.K$1];[.$A131]&gt;[.$A132]);0;IF(EXACT([.$A132];[.K$1]+1);[.J131]+1;[.J131]))" office:value-type="float" office:value="1">
              <text:p>1</text:p>
            </table:table-cell>
            <table:table-cell table:style-name="ce8" table:formula="of:=['Code format'.$C$4]&amp;TEXT([.J132];['Code format'.$B$4])&amp;['Code format'.$D$4]" office:value-type="string" office:string-value="1">
              <text:p>1</text:p>
            </table:table-cell>
            <table:table-cell table:style-name="ce8" table:formula="of:=IF(EXACT([.I131];[.I132]);IF(EXACT([.J131];[.J132]);[.L131];CELL(&quot;Row&quot;;[.L132]));[.I132])" office:value-type="float" office:value="131">
              <text:p>131</text:p>
            </table:table-cell>
            <table:table-cell table:style-name="ce8" table:formula="of:=IF(AND([.$A132]&lt;=[.N$1];[.$A131]&gt;[.$A132]);0;IF(EXACT([.$A132];[.N$1]+1);[.M131]+1;[.M131]))" office:value-type="float" office:value="1">
              <text:p>1</text:p>
            </table:table-cell>
            <table:table-cell table:style-name="ce8" table:formula="of:=['Code format'.$C$5]&amp;TEXT([.M132];['Code format'.$B$5])&amp;['Code format'.$D$5]" office:value-type="string" office:string-value="1">
              <text:p>1</text:p>
            </table:table-cell>
            <table:table-cell table:style-name="ce8" table:formula="of:=IF(EXACT([.L131];[.L132]);IF(EXACT([.M131];[.M132]);[.O131];CELL(&quot;Row&quot;;[.O132]));[.L132])" office:value-type="float" office:value="132">
              <text:p>132</text:p>
            </table:table-cell>
            <table:table-cell table:style-name="ce8" table:formula="of:=IF(AND([.$A132]&lt;=[.Q$1];[.$A131]&gt;[.$A132]);0;IF(EXACT([.$A132];[.Q$1]+1);[.P131]+1;[.P131]))" office:value-type="float" office:value="0">
              <text:p>0</text:p>
            </table:table-cell>
            <table:table-cell table:style-name="ce8" table:formula="of:=['Code format'.$C$6]&amp;TEXT([.P132];['Code format'.$B$6])&amp;['Code format'.$D$6]" office:value-type="string" office:string-value="0">
              <text:p>0</text:p>
            </table:table-cell>
            <table:table-cell table:style-name="ce8" table:formula="of:=IF(EXACT([.O131];[.O132]);IF(EXACT([.P131];[.P132]);[.R131];CELL(&quot;Row&quot;;[.R132]));[.O132])" office:value-type="float" office:value="132">
              <text:p>132</text:p>
            </table:table-cell>
            <table:table-cell table:style-name="ce8" table:formula="of:=IF(AND([.$A132]&lt;=[.T$1];[.$A131]&gt;[.$A132]);0;IF(EXACT([.$A132];[.T$1]+1);[.S131]+1;[.S131]))" office:value-type="float" office:value="0">
              <text:p>0</text:p>
            </table:table-cell>
            <table:table-cell table:style-name="ce8" table:formula="of:=['Code format'.$C$7]&amp;TEXT([.S132];['Code format'.$B$7])&amp;['Code format'.$D$7]" office:value-type="string" office:string-value="0">
              <text:p>0</text:p>
            </table:table-cell>
            <table:table-cell table:style-name="ce8" table:formula="of:=IF(EXACT([.R131];[.R132]);IF(EXACT([.S131];[.S132]);[.U131];CELL(&quot;Row&quot;;[.U132]));[.R132])" office:value-type="float" office:value="132">
              <text:p>132</text:p>
            </table:table-cell>
            <table:table-cell table:style-name="Nivel5" table:formula="of:=CONCATENATE([.E132];[.H132];[.K132];[.N132];[.Q132];[.T132])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511100">
              <text:p>511100</text:p>
            </table:table-cell>
            <table:table-cell table:style-name="ce9" office:value-type="string">
              <text:p>Gpers</text:p>
            </table:table-cell>
            <table:table-cell table:style-name="ce9" office:value-type="string">
              <text:p>Gastos de personal</text:p>
            </table:table-cell>
            <table:table-cell table:style-name="Nivel5" table:formula="of:=[.X132]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Gastos de personal">
              <text:p>Gastos de personal</text:p>
            </table:table-cell>
            <table:table-cell table:style-name="Datos" table:formula="of:=IF(EXACT([.A132];1);&quot;&quot;;IF(EXACT([.A132];2);INDIRECT(CONCATENATE(&quot;V&quot;;[.C132]));IF(EXACT([.A132];3);INDIRECT(CONCATENATE(&quot;V&quot;;[.F132]));IF(EXACT([.A132];4);INDIRECT(CONCATENATE(&quot;V&quot;;[.I132]));IF(EXACT([.A132];5);INDIRECT(CONCATENATE(&quot;V&quot;;[.L132]));IF(EXACT([.A132];6);INDIRECT(CONCATENATE(&quot;V&quot;;[.O132]));IF(EXACT([.A132];7);INDIRECT(CONCATENATE(&quot;V&quot;;[.R132])))))))))" office:value-type="string" office:string-value="511000">
              <text:p>5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32];7));NOT(EXACT([.AB132];&quot;view&quot;)));AND(EXACT([.A132];7);EXACT([.AB132];&quot;view&quot;))))" office:value-type="float" office:value="1">
              <text:p>1</text:p>
            </table:table-cell>
            <table:table-cell table:style-name="Datos" table:formula="of:=VLOOKUP([.AB132];['account.type'.$A$2:.$I$12];8)" office:value-type="string" office:string-value="view">
              <text:p>view</text:p>
            </table:table-cell>
            <table:table-cell table:style-name="Datos" table:formula="of:=VLOOKUP([.AB13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2];1);CHAR(9)&amp;CHAR(9)&amp;&quot;&lt;record id=&quot;&quot;account_account_template_&quot;&amp;SUBSTITUTE([.AG$1]&amp;[.$V132];&quot;-&quot;;&quot;_&quot;)&amp;&quot;&quot;&quot; model=&quot;&quot;account.account.template&quot;&quot;&gt;&quot;&amp;CHAR(13)&amp;CHAR(9)&amp;CHAR(9)&amp;CHAR(9)&amp;&quot;&lt;field name=&quot;&quot;code&quot;&quot;&gt;&quot;&amp;[.AG$1]&amp;[.$V132]&amp;&quot;&lt;/field&gt;&quot;&amp;CHAR(13)&amp;CHAR(9)&amp;CHAR(9)&amp;CHAR(9)&amp;&quot;&lt;field name=&quot;&quot;name&quot;&quot;&gt;&quot;&amp;[.AG$1]&amp;[.$Y132]&amp;&quot;&lt;/field&gt;&quot;&amp;CHAR(13)&amp;CHAR(9)&amp;CHAR(9)&amp;CHAR(9)&amp;&quot;&lt;field name=&quot;&quot;shortcut&quot;&quot;&gt;&quot;&amp;IF(EXACT([.$W132];&quot;&quot;);&quot;&quot;;[.AG$1]&amp;[.$W132])&amp;&quot;&lt;/field&gt;&quot;&amp;CHAR(13)&amp;CHAR(9)&amp;CHAR(9)&amp;CHAR(9)&amp;&quot;&lt;field name=&quot;&quot;parent_id&quot;&quot; ref=&quot;&quot;&quot;&amp;IF(EXACT([.$Z132];&quot;&quot;);&quot;&quot;;[.AG$1]&amp;[.$Z132])&amp;&quot;&quot;&quot;/&gt;&quot;&amp;CHAR(13)&amp;CHAR(9)&amp;CHAR(9)&amp;CHAR(9)&amp;&quot;&lt;field name=&quot;&quot;user_type&quot;&quot; ref=&quot;&quot;account_account_type_&quot;&amp;[.$AB132]&amp;&quot;&quot;&quot;/&gt;&quot;&amp;CHAR(13)&amp;CHAR(9)&amp;CHAR(9)&amp;CHAR(9)&amp;&quot;&lt;field name=&quot;&quot;currency_id&quot;&quot; ref=&quot;&quot;&quot;&amp;[.AA132]&amp;&quot;&quot;&quot;/&gt;&quot;&amp;CHAR(13)&amp;CHAR(9)&amp;CHAR(9)&amp;CHAR(9)&amp;&quot;&lt;field name=&quot;&quot;type&quot;&quot;&gt;&quot;&amp;[.$AD132]&amp;&quot;&lt;/field&gt;&quot;&amp;CHAR(13)&amp;CHAR(9)&amp;CHAR(9)&amp;CHAR(9)&amp;&quot;&lt;field name=&quot;&quot;reconcile&quot;&quot; eval=&quot;&quot;&quot;&amp;[.$AE132]&amp;&quot;&quot;&quot;/&gt;&quot;&amp;IF(EXACT([.$AF132];&quot;&quot;);&quot;&quot;;CHAR(13)&amp;CHAR(9)&amp;CHAR(9)&amp;CHAR(9)&amp;&quot;&lt;field name=&quot;&quot;tax_ids&quot;&quot;&gt;&quot;&amp;SUBSTITUTE([.$AF13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00&quot; model=&quot;account.account.template&quot;&gt;&#13;&#9;&#9;&#9;&lt;field name=&quot;code&quot;&gt;0-511100&lt;/field&gt;&#13;&#9;&#9;&#9;&lt;field name=&quot;name&quot;&gt;0-Gastos de personal&lt;/field&gt;&#13;&#9;&#9;&#9;&lt;field name=&quot;shortcut&quot;&gt;0-Gpers&lt;/field&gt;&#13;&#9;&#9;&#9;&lt;field name=&quot;parent_id&quot; ref=&quot;0-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1100" model="account.account.template"&gt;<text:tab/><text:tab/><text:tab/>&lt;field name="code"&gt;0-511100&lt;/field&gt;<text:tab/><text:tab/><text:tab/>&lt;field name="name"&gt;0-Gastos de personal&lt;/field&gt;<text:tab/><text:tab/><text:tab/>&lt;field name="shortcut"&gt;0-Gpers&lt;/field&gt;<text:tab/><text:tab/><text:tab/>&lt;field name="parent_id" ref="0-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32];1);CHAR(9)&amp;CHAR(9)&amp;&quot;&lt;record id=&quot;&quot;account_account_template_&quot;&amp;SUBSTITUTE([.AH$1]&amp;[.$V132];&quot;-&quot;;&quot;_&quot;)&amp;&quot;&quot;&quot; model=&quot;&quot;account.account.template&quot;&quot;&gt;&quot;&amp;CHAR(13)&amp;CHAR(9)&amp;CHAR(9)&amp;CHAR(9)&amp;&quot;&lt;field name=&quot;&quot;code&quot;&quot;&gt;&quot;&amp;[.AH$1]&amp;[.$V132]&amp;&quot;&lt;/field&gt;&quot;&amp;CHAR(13)&amp;CHAR(9)&amp;CHAR(9)&amp;CHAR(9)&amp;&quot;&lt;field name=&quot;&quot;name&quot;&quot;&gt;&quot;&amp;[.AH$1]&amp;[.$Y132]&amp;&quot;&lt;/field&gt;&quot;&amp;CHAR(13)&amp;CHAR(9)&amp;CHAR(9)&amp;CHAR(9)&amp;&quot;&lt;field name=&quot;&quot;shortcut&quot;&quot;&gt;&quot;&amp;IF(EXACT([.$W132];&quot;&quot;);&quot;&quot;;[.AH$1]&amp;[.$W132])&amp;&quot;&lt;/field&gt;&quot;&amp;CHAR(13)&amp;CHAR(9)&amp;CHAR(9)&amp;CHAR(9)&amp;&quot;&lt;field name=&quot;&quot;parent_id&quot;&quot; ref=&quot;&quot;&quot;&amp;IF(EXACT([.$Z132];&quot;&quot;);&quot;&quot;;[.AH$1]&amp;[.$Z132])&amp;&quot;&quot;&quot;/&gt;&quot;&amp;CHAR(13)&amp;CHAR(9)&amp;CHAR(9)&amp;CHAR(9)&amp;&quot;&lt;field name=&quot;&quot;user_type&quot;&quot; ref=&quot;&quot;account_account_type_&quot;&amp;[.$AB132]&amp;&quot;&quot;&quot;/&gt;&quot;&amp;CHAR(13)&amp;CHAR(9)&amp;CHAR(9)&amp;CHAR(9)&amp;&quot;&lt;field name=&quot;&quot;currency_id&quot;&quot; ref=&quot;&quot;&quot;&amp;[.AB132]&amp;&quot;&quot;&quot;/&gt;&quot;&amp;CHAR(13)&amp;CHAR(9)&amp;CHAR(9)&amp;CHAR(9)&amp;&quot;&lt;field name=&quot;&quot;type&quot;&quot;&gt;&quot;&amp;[.$AD132]&amp;&quot;&lt;/field&gt;&quot;&amp;CHAR(13)&amp;CHAR(9)&amp;CHAR(9)&amp;CHAR(9)&amp;&quot;&lt;field name=&quot;&quot;reconcile&quot;&quot; eval=&quot;&quot;&quot;&amp;[.$AE132]&amp;&quot;&quot;&quot;/&gt;&quot;&amp;IF(EXACT([.$AF132];&quot;&quot;);&quot;&quot;;CHAR(13)&amp;CHAR(9)&amp;CHAR(9)&amp;CHAR(9)&amp;&quot;&lt;field name=&quot;&quot;tax_ids&quot;&quot;&gt;&quot;&amp;SUBSTITUTE([.$AF13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00&quot; model=&quot;account.account.template&quot;&gt;&#13;&#9;&#9;&#9;&lt;field name=&quot;code&quot;&gt;1-511100&lt;/field&gt;&#13;&#9;&#9;&#9;&lt;field name=&quot;name&quot;&gt;1-Gastos de personal&lt;/field&gt;&#13;&#9;&#9;&#9;&lt;field name=&quot;shortcut&quot;&gt;1-Gpers&lt;/field&gt;&#13;&#9;&#9;&#9;&lt;field name=&quot;parent_id&quot; ref=&quot;1-51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1100" model="account.account.template"&gt;<text:tab/><text:tab/><text:tab/>&lt;field name="code"&gt;1-511100&lt;/field&gt;<text:tab/><text:tab/><text:tab/>&lt;field name="name"&gt;1-Gastos de personal&lt;/field&gt;<text:tab/><text:tab/><text:tab/>&lt;field name="shortcut"&gt;1-Gpers&lt;/field&gt;<text:tab/><text:tab/><text:tab/>&lt;field name="parent_id" ref="1-51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132]&gt;[.A133];[.A132]=[.A133]);[.A132]&lt;&gt;7))" office:value-type="float" office:value="1">
              <text:p>1</text:p>
            </table:table-cell>
            <table:table-cell table:style-name="ce8" table:formula="of:=IF(EXACT([.A133];1);CELL(&quot;Row&quot;;[.C133]);[.C132])" office:value-type="float" office:value="2">
              <text:p>2</text:p>
            </table:table-cell>
            <table:table-cell table:style-name="ce8" table:formula="of:=IF(EXACT([.$A133];1);0;IF(EXACT([.$A133];2);[.D132]+1;[.D132]))" office:value-type="float" office:value="5">
              <text:p>5</text:p>
            </table:table-cell>
            <table:table-cell table:style-name="ce8" table:formula="of:=['Code format'.$C$2]&amp;TEXT([.D133];['Code format'.$B$2])&amp;['Code format'.$D$2]" office:value-type="string" office:string-value="5">
              <text:p>5</text:p>
            </table:table-cell>
            <table:table-cell table:style-name="ce8" table:formula="of:=IF(EXACT([.C132];[.C133]);IF(EXACT([.D132];[.D133]);[.F132];CELL(&quot;Row&quot;;[.F133]));[.C133])" office:value-type="float" office:value="129">
              <text:p>129</text:p>
            </table:table-cell>
            <table:table-cell table:style-name="ce8" table:formula="of:=IF(AND([.$A133]&lt;=[.H$1];[.$A132]&gt;[.$A133]);0;IF(EXACT([.$A133];[.H$1]+1);[.G132]+1;[.G132]))" office:value-type="float" office:value="1">
              <text:p>1</text:p>
            </table:table-cell>
            <table:table-cell table:style-name="ce8" table:formula="of:=['Code format'.$C$3]&amp;TEXT([.G133];['Code format'.$B$3])&amp;['Code format'.$D$3]" office:value-type="string" office:string-value="1">
              <text:p>1</text:p>
            </table:table-cell>
            <table:table-cell table:style-name="ce8" table:formula="of:=IF(EXACT([.F132];[.F133]);IF(EXACT([.G132];[.G133]);[.I132];CELL(&quot;Row&quot;;[.I133]));[.F133])" office:value-type="float" office:value="130">
              <text:p>130</text:p>
            </table:table-cell>
            <table:table-cell table:style-name="ce8" table:formula="of:=IF(AND([.$A133]&lt;=[.K$1];[.$A132]&gt;[.$A133]);0;IF(EXACT([.$A133];[.K$1]+1);[.J132]+1;[.J132]))" office:value-type="float" office:value="1">
              <text:p>1</text:p>
            </table:table-cell>
            <table:table-cell table:style-name="ce8" table:formula="of:=['Code format'.$C$4]&amp;TEXT([.J133];['Code format'.$B$4])&amp;['Code format'.$D$4]" office:value-type="string" office:string-value="1">
              <text:p>1</text:p>
            </table:table-cell>
            <table:table-cell table:style-name="ce8" table:formula="of:=IF(EXACT([.I132];[.I133]);IF(EXACT([.J132];[.J133]);[.L132];CELL(&quot;Row&quot;;[.L133]));[.I133])" office:value-type="float" office:value="131">
              <text:p>131</text:p>
            </table:table-cell>
            <table:table-cell table:style-name="ce8" table:formula="of:=IF(AND([.$A133]&lt;=[.N$1];[.$A132]&gt;[.$A133]);0;IF(EXACT([.$A133];[.N$1]+1);[.M132]+1;[.M132]))" office:value-type="float" office:value="1">
              <text:p>1</text:p>
            </table:table-cell>
            <table:table-cell table:style-name="ce8" table:formula="of:=['Code format'.$C$5]&amp;TEXT([.M133];['Code format'.$B$5])&amp;['Code format'.$D$5]" office:value-type="string" office:string-value="1">
              <text:p>1</text:p>
            </table:table-cell>
            <table:table-cell table:style-name="ce8" table:formula="of:=IF(EXACT([.L132];[.L133]);IF(EXACT([.M132];[.M133]);[.O132];CELL(&quot;Row&quot;;[.O133]));[.L133])" office:value-type="float" office:value="132">
              <text:p>132</text:p>
            </table:table-cell>
            <table:table-cell table:style-name="ce8" table:formula="of:=IF(AND([.$A133]&lt;=[.Q$1];[.$A132]&gt;[.$A133]);0;IF(EXACT([.$A133];[.Q$1]+1);[.P132]+1;[.P132]))" office:value-type="float" office:value="1">
              <text:p>1</text:p>
            </table:table-cell>
            <table:table-cell table:style-name="ce8" table:formula="of:=['Code format'.$C$6]&amp;TEXT([.P133];['Code format'.$B$6])&amp;['Code format'.$D$6]" office:value-type="string" office:string-value="1">
              <text:p>1</text:p>
            </table:table-cell>
            <table:table-cell table:style-name="ce8" table:formula="of:=IF(EXACT([.O132];[.O133]);IF(EXACT([.P132];[.P133]);[.R132];CELL(&quot;Row&quot;;[.R133]));[.O133])" office:value-type="float" office:value="133">
              <text:p>133</text:p>
            </table:table-cell>
            <table:table-cell table:style-name="ce8" table:formula="of:=IF(AND([.$A133]&lt;=[.T$1];[.$A132]&gt;[.$A133]);0;IF(EXACT([.$A133];[.T$1]+1);[.S132]+1;[.S132]))" office:value-type="float" office:value="0">
              <text:p>0</text:p>
            </table:table-cell>
            <table:table-cell table:style-name="ce8" table:formula="of:=['Code format'.$C$7]&amp;TEXT([.S133];['Code format'.$B$7])&amp;['Code format'.$D$7]" office:value-type="string" office:string-value="0">
              <text:p>0</text:p>
            </table:table-cell>
            <table:table-cell table:style-name="ce8" table:formula="of:=IF(EXACT([.R132];[.R133]);IF(EXACT([.S132];[.S133]);[.U132];CELL(&quot;Row&quot;;[.U133]));[.R133])" office:value-type="float" office:value="133">
              <text:p>133</text:p>
            </table:table-cell>
            <table:table-cell table:style-name="Nivel6" table:formula="of:=CONCATENATE([.E133];[.H133];[.K133];[.N133];[.Q133];[.T133])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511110">
              <text:p>511110</text:p>
            </table:table-cell>
            <table:table-cell table:style-name="ce9" office:value-type="string">
              <text:p>GO</text:p>
            </table:table-cell>
            <table:table-cell table:style-name="ce9" office:value-type="string">
              <text:p>Salarios y deducciones</text:p>
            </table:table-cell>
            <table:table-cell table:style-name="Nivel6" table:formula="of:=[.X133]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Salarios y deducciones">
              <text:p>Salarios y deducciones</text:p>
            </table:table-cell>
            <table:table-cell table:style-name="Datos" table:formula="of:=IF(EXACT([.A133];1);&quot;&quot;;IF(EXACT([.A133];2);INDIRECT(CONCATENATE(&quot;V&quot;;[.C133]));IF(EXACT([.A133];3);INDIRECT(CONCATENATE(&quot;V&quot;;[.F133]));IF(EXACT([.A133];4);INDIRECT(CONCATENATE(&quot;V&quot;;[.I133]));IF(EXACT([.A133];5);INDIRECT(CONCATENATE(&quot;V&quot;;[.L133]));IF(EXACT([.A133];6);INDIRECT(CONCATENATE(&quot;V&quot;;[.O133]));IF(EXACT([.A133];7);INDIRECT(CONCATENATE(&quot;V&quot;;[.R133])))))))))" office:value-type="string" office:string-value="511100">
              <text:p>511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33];7));NOT(EXACT([.AB133];&quot;view&quot;)));AND(EXACT([.A133];7);EXACT([.AB133];&quot;view&quot;))))" office:value-type="float" office:value="1">
              <text:p>1</text:p>
            </table:table-cell>
            <table:table-cell table:style-name="Datos" table:formula="of:=VLOOKUP([.AB133];['account.type'.$A$2:.$I$12];8)" office:value-type="string" office:string-value="view">
              <text:p>view</text:p>
            </table:table-cell>
            <table:table-cell table:style-name="Datos" table:formula="of:=VLOOKUP([.AB13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3];1);CHAR(9)&amp;CHAR(9)&amp;&quot;&lt;record id=&quot;&quot;account_account_template_&quot;&amp;SUBSTITUTE([.AG$1]&amp;[.$V133];&quot;-&quot;;&quot;_&quot;)&amp;&quot;&quot;&quot; model=&quot;&quot;account.account.template&quot;&quot;&gt;&quot;&amp;CHAR(13)&amp;CHAR(9)&amp;CHAR(9)&amp;CHAR(9)&amp;&quot;&lt;field name=&quot;&quot;code&quot;&quot;&gt;&quot;&amp;[.AG$1]&amp;[.$V133]&amp;&quot;&lt;/field&gt;&quot;&amp;CHAR(13)&amp;CHAR(9)&amp;CHAR(9)&amp;CHAR(9)&amp;&quot;&lt;field name=&quot;&quot;name&quot;&quot;&gt;&quot;&amp;[.AG$1]&amp;[.$Y133]&amp;&quot;&lt;/field&gt;&quot;&amp;CHAR(13)&amp;CHAR(9)&amp;CHAR(9)&amp;CHAR(9)&amp;&quot;&lt;field name=&quot;&quot;shortcut&quot;&quot;&gt;&quot;&amp;IF(EXACT([.$W133];&quot;&quot;);&quot;&quot;;[.AG$1]&amp;[.$W133])&amp;&quot;&lt;/field&gt;&quot;&amp;CHAR(13)&amp;CHAR(9)&amp;CHAR(9)&amp;CHAR(9)&amp;&quot;&lt;field name=&quot;&quot;parent_id&quot;&quot; ref=&quot;&quot;&quot;&amp;IF(EXACT([.$Z133];&quot;&quot;);&quot;&quot;;[.AG$1]&amp;[.$Z133])&amp;&quot;&quot;&quot;/&gt;&quot;&amp;CHAR(13)&amp;CHAR(9)&amp;CHAR(9)&amp;CHAR(9)&amp;&quot;&lt;field name=&quot;&quot;user_type&quot;&quot; ref=&quot;&quot;account_account_type_&quot;&amp;[.$AB133]&amp;&quot;&quot;&quot;/&gt;&quot;&amp;CHAR(13)&amp;CHAR(9)&amp;CHAR(9)&amp;CHAR(9)&amp;&quot;&lt;field name=&quot;&quot;currency_id&quot;&quot; ref=&quot;&quot;&quot;&amp;[.AA133]&amp;&quot;&quot;&quot;/&gt;&quot;&amp;CHAR(13)&amp;CHAR(9)&amp;CHAR(9)&amp;CHAR(9)&amp;&quot;&lt;field name=&quot;&quot;type&quot;&quot;&gt;&quot;&amp;[.$AD133]&amp;&quot;&lt;/field&gt;&quot;&amp;CHAR(13)&amp;CHAR(9)&amp;CHAR(9)&amp;CHAR(9)&amp;&quot;&lt;field name=&quot;&quot;reconcile&quot;&quot; eval=&quot;&quot;&quot;&amp;[.$AE133]&amp;&quot;&quot;&quot;/&gt;&quot;&amp;IF(EXACT([.$AF133];&quot;&quot;);&quot;&quot;;CHAR(13)&amp;CHAR(9)&amp;CHAR(9)&amp;CHAR(9)&amp;&quot;&lt;field name=&quot;&quot;tax_ids&quot;&quot;&gt;&quot;&amp;SUBSTITUTE([.$AF13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10&quot; model=&quot;account.account.template&quot;&gt;&#13;&#9;&#9;&#9;&lt;field name=&quot;code&quot;&gt;0-511110&lt;/field&gt;&#13;&#9;&#9;&#9;&lt;field name=&quot;name&quot;&gt;0-Salarios y deducciones&lt;/field&gt;&#13;&#9;&#9;&#9;&lt;field name=&quot;shortcut&quot;&gt;0-GO&lt;/field&gt;&#13;&#9;&#9;&#9;&lt;field name=&quot;parent_id&quot; ref=&quot;0-5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1110" model="account.account.template"&gt;<text:tab/><text:tab/><text:tab/>&lt;field name="code"&gt;0-511110&lt;/field&gt;<text:tab/><text:tab/><text:tab/>&lt;field name="name"&gt;0-Salarios y deducciones&lt;/field&gt;<text:tab/><text:tab/><text:tab/>&lt;field name="shortcut"&gt;0-GO&lt;/field&gt;<text:tab/><text:tab/><text:tab/>&lt;field name="parent_id" ref="0-5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33];1);CHAR(9)&amp;CHAR(9)&amp;&quot;&lt;record id=&quot;&quot;account_account_template_&quot;&amp;SUBSTITUTE([.AH$1]&amp;[.$V133];&quot;-&quot;;&quot;_&quot;)&amp;&quot;&quot;&quot; model=&quot;&quot;account.account.template&quot;&quot;&gt;&quot;&amp;CHAR(13)&amp;CHAR(9)&amp;CHAR(9)&amp;CHAR(9)&amp;&quot;&lt;field name=&quot;&quot;code&quot;&quot;&gt;&quot;&amp;[.AH$1]&amp;[.$V133]&amp;&quot;&lt;/field&gt;&quot;&amp;CHAR(13)&amp;CHAR(9)&amp;CHAR(9)&amp;CHAR(9)&amp;&quot;&lt;field name=&quot;&quot;name&quot;&quot;&gt;&quot;&amp;[.AH$1]&amp;[.$Y133]&amp;&quot;&lt;/field&gt;&quot;&amp;CHAR(13)&amp;CHAR(9)&amp;CHAR(9)&amp;CHAR(9)&amp;&quot;&lt;field name=&quot;&quot;shortcut&quot;&quot;&gt;&quot;&amp;IF(EXACT([.$W133];&quot;&quot;);&quot;&quot;;[.AH$1]&amp;[.$W133])&amp;&quot;&lt;/field&gt;&quot;&amp;CHAR(13)&amp;CHAR(9)&amp;CHAR(9)&amp;CHAR(9)&amp;&quot;&lt;field name=&quot;&quot;parent_id&quot;&quot; ref=&quot;&quot;&quot;&amp;IF(EXACT([.$Z133];&quot;&quot;);&quot;&quot;;[.AH$1]&amp;[.$Z133])&amp;&quot;&quot;&quot;/&gt;&quot;&amp;CHAR(13)&amp;CHAR(9)&amp;CHAR(9)&amp;CHAR(9)&amp;&quot;&lt;field name=&quot;&quot;user_type&quot;&quot; ref=&quot;&quot;account_account_type_&quot;&amp;[.$AB133]&amp;&quot;&quot;&quot;/&gt;&quot;&amp;CHAR(13)&amp;CHAR(9)&amp;CHAR(9)&amp;CHAR(9)&amp;&quot;&lt;field name=&quot;&quot;currency_id&quot;&quot; ref=&quot;&quot;&quot;&amp;[.AB133]&amp;&quot;&quot;&quot;/&gt;&quot;&amp;CHAR(13)&amp;CHAR(9)&amp;CHAR(9)&amp;CHAR(9)&amp;&quot;&lt;field name=&quot;&quot;type&quot;&quot;&gt;&quot;&amp;[.$AD133]&amp;&quot;&lt;/field&gt;&quot;&amp;CHAR(13)&amp;CHAR(9)&amp;CHAR(9)&amp;CHAR(9)&amp;&quot;&lt;field name=&quot;&quot;reconcile&quot;&quot; eval=&quot;&quot;&quot;&amp;[.$AE133]&amp;&quot;&quot;&quot;/&gt;&quot;&amp;IF(EXACT([.$AF133];&quot;&quot;);&quot;&quot;;CHAR(13)&amp;CHAR(9)&amp;CHAR(9)&amp;CHAR(9)&amp;&quot;&lt;field name=&quot;&quot;tax_ids&quot;&quot;&gt;&quot;&amp;SUBSTITUTE([.$AF13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10&quot; model=&quot;account.account.template&quot;&gt;&#13;&#9;&#9;&#9;&lt;field name=&quot;code&quot;&gt;1-511110&lt;/field&gt;&#13;&#9;&#9;&#9;&lt;field name=&quot;name&quot;&gt;1-Salarios y deducciones&lt;/field&gt;&#13;&#9;&#9;&#9;&lt;field name=&quot;shortcut&quot;&gt;1-GO&lt;/field&gt;&#13;&#9;&#9;&#9;&lt;field name=&quot;parent_id&quot; ref=&quot;1-5111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1110" model="account.account.template"&gt;<text:tab/><text:tab/><text:tab/>&lt;field name="code"&gt;1-511110&lt;/field&gt;<text:tab/><text:tab/><text:tab/>&lt;field name="name"&gt;1-Salarios y deducciones&lt;/field&gt;<text:tab/><text:tab/><text:tab/>&lt;field name="shortcut"&gt;1-GO&lt;/field&gt;<text:tab/><text:tab/><text:tab/>&lt;field name="parent_id" ref="1-5111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33]&gt;[.A134];[.A133]=[.A134]);[.A133]&lt;&gt;7))" office:value-type="float" office:value="1">
              <text:p>1</text:p>
            </table:table-cell>
            <table:table-cell table:style-name="ce8" table:formula="of:=IF(EXACT([.A134];1);CELL(&quot;Row&quot;;[.C134]);[.C133])" office:value-type="float" office:value="2">
              <text:p>2</text:p>
            </table:table-cell>
            <table:table-cell table:style-name="ce8" table:formula="of:=IF(EXACT([.$A134];1);0;IF(EXACT([.$A134];2);[.D133]+1;[.D133]))" office:value-type="float" office:value="5">
              <text:p>5</text:p>
            </table:table-cell>
            <table:table-cell table:style-name="ce8" table:formula="of:=['Code format'.$C$2]&amp;TEXT([.D134];['Code format'.$B$2])&amp;['Code format'.$D$2]" office:value-type="string" office:string-value="5">
              <text:p>5</text:p>
            </table:table-cell>
            <table:table-cell table:style-name="ce8" table:formula="of:=IF(EXACT([.C133];[.C134]);IF(EXACT([.D133];[.D134]);[.F133];CELL(&quot;Row&quot;;[.F134]));[.C134])" office:value-type="float" office:value="129">
              <text:p>129</text:p>
            </table:table-cell>
            <table:table-cell table:style-name="ce8" table:formula="of:=IF(AND([.$A134]&lt;=[.H$1];[.$A133]&gt;[.$A134]);0;IF(EXACT([.$A134];[.H$1]+1);[.G133]+1;[.G133]))" office:value-type="float" office:value="1">
              <text:p>1</text:p>
            </table:table-cell>
            <table:table-cell table:style-name="ce8" table:formula="of:=['Code format'.$C$3]&amp;TEXT([.G134];['Code format'.$B$3])&amp;['Code format'.$D$3]" office:value-type="string" office:string-value="1">
              <text:p>1</text:p>
            </table:table-cell>
            <table:table-cell table:style-name="ce8" table:formula="of:=IF(EXACT([.F133];[.F134]);IF(EXACT([.G133];[.G134]);[.I133];CELL(&quot;Row&quot;;[.I134]));[.F134])" office:value-type="float" office:value="130">
              <text:p>130</text:p>
            </table:table-cell>
            <table:table-cell table:style-name="ce8" table:formula="of:=IF(AND([.$A134]&lt;=[.K$1];[.$A133]&gt;[.$A134]);0;IF(EXACT([.$A134];[.K$1]+1);[.J133]+1;[.J133]))" office:value-type="float" office:value="1">
              <text:p>1</text:p>
            </table:table-cell>
            <table:table-cell table:style-name="ce8" table:formula="of:=['Code format'.$C$4]&amp;TEXT([.J134];['Code format'.$B$4])&amp;['Code format'.$D$4]" office:value-type="string" office:string-value="1">
              <text:p>1</text:p>
            </table:table-cell>
            <table:table-cell table:style-name="ce8" table:formula="of:=IF(EXACT([.I133];[.I134]);IF(EXACT([.J133];[.J134]);[.L133];CELL(&quot;Row&quot;;[.L134]));[.I134])" office:value-type="float" office:value="131">
              <text:p>131</text:p>
            </table:table-cell>
            <table:table-cell table:style-name="ce8" table:formula="of:=IF(AND([.$A134]&lt;=[.N$1];[.$A133]&gt;[.$A134]);0;IF(EXACT([.$A134];[.N$1]+1);[.M133]+1;[.M133]))" office:value-type="float" office:value="1">
              <text:p>1</text:p>
            </table:table-cell>
            <table:table-cell table:style-name="ce8" table:formula="of:=['Code format'.$C$5]&amp;TEXT([.M134];['Code format'.$B$5])&amp;['Code format'.$D$5]" office:value-type="string" office:string-value="1">
              <text:p>1</text:p>
            </table:table-cell>
            <table:table-cell table:style-name="ce8" table:formula="of:=IF(EXACT([.L133];[.L134]);IF(EXACT([.M133];[.M134]);[.O133];CELL(&quot;Row&quot;;[.O134]));[.L134])" office:value-type="float" office:value="132">
              <text:p>132</text:p>
            </table:table-cell>
            <table:table-cell table:style-name="ce8" table:formula="of:=IF(AND([.$A134]&lt;=[.Q$1];[.$A133]&gt;[.$A134]);0;IF(EXACT([.$A134];[.Q$1]+1);[.P133]+1;[.P133]))" office:value-type="float" office:value="1">
              <text:p>1</text:p>
            </table:table-cell>
            <table:table-cell table:style-name="ce8" table:formula="of:=['Code format'.$C$6]&amp;TEXT([.P134];['Code format'.$B$6])&amp;['Code format'.$D$6]" office:value-type="string" office:string-value="1">
              <text:p>1</text:p>
            </table:table-cell>
            <table:table-cell table:style-name="ce8" table:formula="of:=IF(EXACT([.O133];[.O134]);IF(EXACT([.P133];[.P134]);[.R133];CELL(&quot;Row&quot;;[.R134]));[.O134])" office:value-type="float" office:value="133">
              <text:p>133</text:p>
            </table:table-cell>
            <table:table-cell table:style-name="ce8" table:formula="of:=IF(AND([.$A134]&lt;=[.T$1];[.$A133]&gt;[.$A134]);0;IF(EXACT([.$A134];[.T$1]+1);[.S133]+1;[.S133]))" office:value-type="float" office:value="1">
              <text:p>1</text:p>
            </table:table-cell>
            <table:table-cell table:style-name="ce8" table:formula="of:=['Code format'.$C$7]&amp;TEXT([.S134];['Code format'.$B$7])&amp;['Code format'.$D$7]" office:value-type="string" office:string-value="1">
              <text:p>1</text:p>
            </table:table-cell>
            <table:table-cell table:style-name="ce8" table:formula="of:=IF(EXACT([.R133];[.R134]);IF(EXACT([.S133];[.S134]);[.U133];CELL(&quot;Row&quot;;[.U134]));[.R134])" office:value-type="float" office:value="134">
              <text:p>134</text:p>
            </table:table-cell>
            <table:table-cell table:style-name="Nivel7" table:formula="of:=CONCATENATE([.E134];[.H134];[.K134];[.N134];[.Q134];[.T134])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511111">
              <text:p>511111</text:p>
            </table:table-cell>
            <table:table-cell table:style-name="ce9" office:value-type="string">
              <text:p>Sal</text:p>
            </table:table-cell>
            <table:table-cell table:style-name="ce9" office:value-type="string">
              <text:p>Salarios</text:p>
            </table:table-cell>
            <table:table-cell table:style-name="Nivel7" table:formula="of:=[.X134]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Salarios">
              <text:p>Salarios</text:p>
            </table:table-cell>
            <table:table-cell table:style-name="Datos" table:formula="of:=IF(EXACT([.A134];1);&quot;&quot;;IF(EXACT([.A134];2);INDIRECT(CONCATENATE(&quot;V&quot;;[.C134]));IF(EXACT([.A134];3);INDIRECT(CONCATENATE(&quot;V&quot;;[.F134]));IF(EXACT([.A134];4);INDIRECT(CONCATENATE(&quot;V&quot;;[.I134]));IF(EXACT([.A134];5);INDIRECT(CONCATENATE(&quot;V&quot;;[.L134]));IF(EXACT([.A134];6);INDIRECT(CONCATENATE(&quot;V&quot;;[.O134]));IF(EXACT([.A134];7);INDIRECT(CONCATENATE(&quot;V&quot;;[.R134])))))))))" office:value-type="string" office:string-value="511110">
              <text:p>51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34];7));NOT(EXACT([.AB134];&quot;view&quot;)));AND(EXACT([.A134];7);EXACT([.AB134];&quot;view&quot;))))" office:value-type="float" office:value="1">
              <text:p>1</text:p>
            </table:table-cell>
            <table:table-cell table:style-name="Datos" table:formula="of:=VLOOKUP([.AB134];['account.type'.$A$2:.$I$12];8)" office:value-type="string" office:string-value="other">
              <text:p>other</text:p>
            </table:table-cell>
            <table:table-cell table:style-name="Datos" table:formula="of:=VLOOKUP([.AB13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4];1);CHAR(9)&amp;CHAR(9)&amp;&quot;&lt;record id=&quot;&quot;account_account_template_&quot;&amp;SUBSTITUTE([.AG$1]&amp;[.$V134];&quot;-&quot;;&quot;_&quot;)&amp;&quot;&quot;&quot; model=&quot;&quot;account.account.template&quot;&quot;&gt;&quot;&amp;CHAR(13)&amp;CHAR(9)&amp;CHAR(9)&amp;CHAR(9)&amp;&quot;&lt;field name=&quot;&quot;code&quot;&quot;&gt;&quot;&amp;[.AG$1]&amp;[.$V134]&amp;&quot;&lt;/field&gt;&quot;&amp;CHAR(13)&amp;CHAR(9)&amp;CHAR(9)&amp;CHAR(9)&amp;&quot;&lt;field name=&quot;&quot;name&quot;&quot;&gt;&quot;&amp;[.AG$1]&amp;[.$Y134]&amp;&quot;&lt;/field&gt;&quot;&amp;CHAR(13)&amp;CHAR(9)&amp;CHAR(9)&amp;CHAR(9)&amp;&quot;&lt;field name=&quot;&quot;shortcut&quot;&quot;&gt;&quot;&amp;IF(EXACT([.$W134];&quot;&quot;);&quot;&quot;;[.AG$1]&amp;[.$W134])&amp;&quot;&lt;/field&gt;&quot;&amp;CHAR(13)&amp;CHAR(9)&amp;CHAR(9)&amp;CHAR(9)&amp;&quot;&lt;field name=&quot;&quot;parent_id&quot;&quot; ref=&quot;&quot;&quot;&amp;IF(EXACT([.$Z134];&quot;&quot;);&quot;&quot;;[.AG$1]&amp;[.$Z134])&amp;&quot;&quot;&quot;/&gt;&quot;&amp;CHAR(13)&amp;CHAR(9)&amp;CHAR(9)&amp;CHAR(9)&amp;&quot;&lt;field name=&quot;&quot;user_type&quot;&quot; ref=&quot;&quot;account_account_type_&quot;&amp;[.$AB134]&amp;&quot;&quot;&quot;/&gt;&quot;&amp;CHAR(13)&amp;CHAR(9)&amp;CHAR(9)&amp;CHAR(9)&amp;&quot;&lt;field name=&quot;&quot;currency_id&quot;&quot; ref=&quot;&quot;&quot;&amp;[.AA134]&amp;&quot;&quot;&quot;/&gt;&quot;&amp;CHAR(13)&amp;CHAR(9)&amp;CHAR(9)&amp;CHAR(9)&amp;&quot;&lt;field name=&quot;&quot;type&quot;&quot;&gt;&quot;&amp;[.$AD134]&amp;&quot;&lt;/field&gt;&quot;&amp;CHAR(13)&amp;CHAR(9)&amp;CHAR(9)&amp;CHAR(9)&amp;&quot;&lt;field name=&quot;&quot;reconcile&quot;&quot; eval=&quot;&quot;&quot;&amp;[.$AE134]&amp;&quot;&quot;&quot;/&gt;&quot;&amp;IF(EXACT([.$AF134];&quot;&quot;);&quot;&quot;;CHAR(13)&amp;CHAR(9)&amp;CHAR(9)&amp;CHAR(9)&amp;&quot;&lt;field name=&quot;&quot;tax_ids&quot;&quot;&gt;&quot;&amp;SUBSTITUTE([.$AF13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11&quot; model=&quot;account.account.template&quot;&gt;&#13;&#9;&#9;&#9;&lt;field name=&quot;code&quot;&gt;0-511111&lt;/field&gt;&#13;&#9;&#9;&#9;&lt;field name=&quot;name&quot;&gt;0-Salarios&lt;/field&gt;&#13;&#9;&#9;&#9;&lt;field name=&quot;shortcut&quot;&gt;0-Sal&lt;/field&gt;&#13;&#9;&#9;&#9;&lt;field name=&quot;parent_id&quot; ref=&quot;0-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11" model="account.account.template"&gt;<text:tab/><text:tab/><text:tab/>&lt;field name="code"&gt;0-511111&lt;/field&gt;<text:tab/><text:tab/><text:tab/>&lt;field name="name"&gt;0-Salarios&lt;/field&gt;<text:tab/><text:tab/><text:tab/>&lt;field name="shortcut"&gt;0-Sal&lt;/field&gt;<text:tab/><text:tab/><text:tab/>&lt;field name="parent_id" ref="0-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34];1);CHAR(9)&amp;CHAR(9)&amp;&quot;&lt;record id=&quot;&quot;account_account_template_&quot;&amp;SUBSTITUTE([.AH$1]&amp;[.$V134];&quot;-&quot;;&quot;_&quot;)&amp;&quot;&quot;&quot; model=&quot;&quot;account.account.template&quot;&quot;&gt;&quot;&amp;CHAR(13)&amp;CHAR(9)&amp;CHAR(9)&amp;CHAR(9)&amp;&quot;&lt;field name=&quot;&quot;code&quot;&quot;&gt;&quot;&amp;[.AH$1]&amp;[.$V134]&amp;&quot;&lt;/field&gt;&quot;&amp;CHAR(13)&amp;CHAR(9)&amp;CHAR(9)&amp;CHAR(9)&amp;&quot;&lt;field name=&quot;&quot;name&quot;&quot;&gt;&quot;&amp;[.AH$1]&amp;[.$Y134]&amp;&quot;&lt;/field&gt;&quot;&amp;CHAR(13)&amp;CHAR(9)&amp;CHAR(9)&amp;CHAR(9)&amp;&quot;&lt;field name=&quot;&quot;shortcut&quot;&quot;&gt;&quot;&amp;IF(EXACT([.$W134];&quot;&quot;);&quot;&quot;;[.AH$1]&amp;[.$W134])&amp;&quot;&lt;/field&gt;&quot;&amp;CHAR(13)&amp;CHAR(9)&amp;CHAR(9)&amp;CHAR(9)&amp;&quot;&lt;field name=&quot;&quot;parent_id&quot;&quot; ref=&quot;&quot;&quot;&amp;IF(EXACT([.$Z134];&quot;&quot;);&quot;&quot;;[.AH$1]&amp;[.$Z134])&amp;&quot;&quot;&quot;/&gt;&quot;&amp;CHAR(13)&amp;CHAR(9)&amp;CHAR(9)&amp;CHAR(9)&amp;&quot;&lt;field name=&quot;&quot;user_type&quot;&quot; ref=&quot;&quot;account_account_type_&quot;&amp;[.$AB134]&amp;&quot;&quot;&quot;/&gt;&quot;&amp;CHAR(13)&amp;CHAR(9)&amp;CHAR(9)&amp;CHAR(9)&amp;&quot;&lt;field name=&quot;&quot;currency_id&quot;&quot; ref=&quot;&quot;&quot;&amp;[.AB134]&amp;&quot;&quot;&quot;/&gt;&quot;&amp;CHAR(13)&amp;CHAR(9)&amp;CHAR(9)&amp;CHAR(9)&amp;&quot;&lt;field name=&quot;&quot;type&quot;&quot;&gt;&quot;&amp;[.$AD134]&amp;&quot;&lt;/field&gt;&quot;&amp;CHAR(13)&amp;CHAR(9)&amp;CHAR(9)&amp;CHAR(9)&amp;&quot;&lt;field name=&quot;&quot;reconcile&quot;&quot; eval=&quot;&quot;&quot;&amp;[.$AE134]&amp;&quot;&quot;&quot;/&gt;&quot;&amp;IF(EXACT([.$AF134];&quot;&quot;);&quot;&quot;;CHAR(13)&amp;CHAR(9)&amp;CHAR(9)&amp;CHAR(9)&amp;&quot;&lt;field name=&quot;&quot;tax_ids&quot;&quot;&gt;&quot;&amp;SUBSTITUTE([.$AF13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11&quot; model=&quot;account.account.template&quot;&gt;&#13;&#9;&#9;&#9;&lt;field name=&quot;code&quot;&gt;1-511111&lt;/field&gt;&#13;&#9;&#9;&#9;&lt;field name=&quot;name&quot;&gt;1-Salarios&lt;/field&gt;&#13;&#9;&#9;&#9;&lt;field name=&quot;shortcut&quot;&gt;1-Sal&lt;/field&gt;&#13;&#9;&#9;&#9;&lt;field name=&quot;parent_id&quot; ref=&quot;1-51111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11" model="account.account.template"&gt;<text:tab/><text:tab/><text:tab/>&lt;field name="code"&gt;1-511111&lt;/field&gt;<text:tab/><text:tab/><text:tab/>&lt;field name="name"&gt;1-Salarios&lt;/field&gt;<text:tab/><text:tab/><text:tab/>&lt;field name="shortcut"&gt;1-Sal&lt;/field&gt;<text:tab/><text:tab/><text:tab/>&lt;field name="parent_id" ref="1-51111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34]&gt;[.A135];[.A134]=[.A135]);[.A134]&lt;&gt;7))" office:value-type="float" office:value="1">
              <text:p>1</text:p>
            </table:table-cell>
            <table:table-cell table:style-name="ce8" table:formula="of:=IF(EXACT([.A135];1);CELL(&quot;Row&quot;;[.C135]);[.C134])" office:value-type="float" office:value="2">
              <text:p>2</text:p>
            </table:table-cell>
            <table:table-cell table:style-name="ce8" table:formula="of:=IF(EXACT([.$A135];1);0;IF(EXACT([.$A135];2);[.D134]+1;[.D134]))" office:value-type="float" office:value="5">
              <text:p>5</text:p>
            </table:table-cell>
            <table:table-cell table:style-name="ce8" table:formula="of:=['Code format'.$C$2]&amp;TEXT([.D135];['Code format'.$B$2])&amp;['Code format'.$D$2]" office:value-type="string" office:string-value="5">
              <text:p>5</text:p>
            </table:table-cell>
            <table:table-cell table:style-name="ce8" table:formula="of:=IF(EXACT([.C134];[.C135]);IF(EXACT([.D134];[.D135]);[.F134];CELL(&quot;Row&quot;;[.F135]));[.C135])" office:value-type="float" office:value="129">
              <text:p>129</text:p>
            </table:table-cell>
            <table:table-cell table:style-name="ce8" table:formula="of:=IF(AND([.$A135]&lt;=[.H$1];[.$A134]&gt;[.$A135]);0;IF(EXACT([.$A135];[.H$1]+1);[.G134]+1;[.G134]))" office:value-type="float" office:value="1">
              <text:p>1</text:p>
            </table:table-cell>
            <table:table-cell table:style-name="ce8" table:formula="of:=['Code format'.$C$3]&amp;TEXT([.G135];['Code format'.$B$3])&amp;['Code format'.$D$3]" office:value-type="string" office:string-value="1">
              <text:p>1</text:p>
            </table:table-cell>
            <table:table-cell table:style-name="ce8" table:formula="of:=IF(EXACT([.F134];[.F135]);IF(EXACT([.G134];[.G135]);[.I134];CELL(&quot;Row&quot;;[.I135]));[.F135])" office:value-type="float" office:value="130">
              <text:p>130</text:p>
            </table:table-cell>
            <table:table-cell table:style-name="ce8" table:formula="of:=IF(AND([.$A135]&lt;=[.K$1];[.$A134]&gt;[.$A135]);0;IF(EXACT([.$A135];[.K$1]+1);[.J134]+1;[.J134]))" office:value-type="float" office:value="1">
              <text:p>1</text:p>
            </table:table-cell>
            <table:table-cell table:style-name="ce8" table:formula="of:=['Code format'.$C$4]&amp;TEXT([.J135];['Code format'.$B$4])&amp;['Code format'.$D$4]" office:value-type="string" office:string-value="1">
              <text:p>1</text:p>
            </table:table-cell>
            <table:table-cell table:style-name="ce8" table:formula="of:=IF(EXACT([.I134];[.I135]);IF(EXACT([.J134];[.J135]);[.L134];CELL(&quot;Row&quot;;[.L135]));[.I135])" office:value-type="float" office:value="131">
              <text:p>131</text:p>
            </table:table-cell>
            <table:table-cell table:style-name="ce8" table:formula="of:=IF(AND([.$A135]&lt;=[.N$1];[.$A134]&gt;[.$A135]);0;IF(EXACT([.$A135];[.N$1]+1);[.M134]+1;[.M134]))" office:value-type="float" office:value="1">
              <text:p>1</text:p>
            </table:table-cell>
            <table:table-cell table:style-name="ce8" table:formula="of:=['Code format'.$C$5]&amp;TEXT([.M135];['Code format'.$B$5])&amp;['Code format'.$D$5]" office:value-type="string" office:string-value="1">
              <text:p>1</text:p>
            </table:table-cell>
            <table:table-cell table:style-name="ce8" table:formula="of:=IF(EXACT([.L134];[.L135]);IF(EXACT([.M134];[.M135]);[.O134];CELL(&quot;Row&quot;;[.O135]));[.L135])" office:value-type="float" office:value="132">
              <text:p>132</text:p>
            </table:table-cell>
            <table:table-cell table:style-name="ce8" table:formula="of:=IF(AND([.$A135]&lt;=[.Q$1];[.$A134]&gt;[.$A135]);0;IF(EXACT([.$A135];[.Q$1]+1);[.P134]+1;[.P134]))" office:value-type="float" office:value="1">
              <text:p>1</text:p>
            </table:table-cell>
            <table:table-cell table:style-name="ce8" table:formula="of:=['Code format'.$C$6]&amp;TEXT([.P135];['Code format'.$B$6])&amp;['Code format'.$D$6]" office:value-type="string" office:string-value="1">
              <text:p>1</text:p>
            </table:table-cell>
            <table:table-cell table:style-name="ce8" table:formula="of:=IF(EXACT([.O134];[.O135]);IF(EXACT([.P134];[.P135]);[.R134];CELL(&quot;Row&quot;;[.R135]));[.O135])" office:value-type="float" office:value="133">
              <text:p>133</text:p>
            </table:table-cell>
            <table:table-cell table:style-name="ce8" table:formula="of:=IF(AND([.$A135]&lt;=[.T$1];[.$A134]&gt;[.$A135]);0;IF(EXACT([.$A135];[.T$1]+1);[.S134]+1;[.S134]))" office:value-type="float" office:value="2">
              <text:p>2</text:p>
            </table:table-cell>
            <table:table-cell table:style-name="ce8" table:formula="of:=['Code format'.$C$7]&amp;TEXT([.S135];['Code format'.$B$7])&amp;['Code format'.$D$7]" office:value-type="string" office:string-value="2">
              <text:p>2</text:p>
            </table:table-cell>
            <table:table-cell table:style-name="ce8" table:formula="of:=IF(EXACT([.R134];[.R135]);IF(EXACT([.S134];[.S135]);[.U134];CELL(&quot;Row&quot;;[.U135]));[.R135])" office:value-type="float" office:value="135">
              <text:p>135</text:p>
            </table:table-cell>
            <table:table-cell table:style-name="Nivel7" table:formula="of:=CONCATENATE([.E135];[.H135];[.K135];[.N135];[.Q135];[.T135])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511112">
              <text:p>511112</text:p>
            </table:table-cell>
            <table:table-cell table:style-name="ce9" office:value-type="string">
              <text:p>Ext</text:p>
            </table:table-cell>
            <table:table-cell table:style-name="ce9" office:value-type="string">
              <text:p>Extras</text:p>
            </table:table-cell>
            <table:table-cell table:style-name="Nivel7" table:formula="of:=[.X135]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Extras">
              <text:p>Extras</text:p>
            </table:table-cell>
            <table:table-cell table:style-name="Datos" table:formula="of:=IF(EXACT([.A135];1);&quot;&quot;;IF(EXACT([.A135];2);INDIRECT(CONCATENATE(&quot;V&quot;;[.C135]));IF(EXACT([.A135];3);INDIRECT(CONCATENATE(&quot;V&quot;;[.F135]));IF(EXACT([.A135];4);INDIRECT(CONCATENATE(&quot;V&quot;;[.I135]));IF(EXACT([.A135];5);INDIRECT(CONCATENATE(&quot;V&quot;;[.L135]));IF(EXACT([.A135];6);INDIRECT(CONCATENATE(&quot;V&quot;;[.O135]));IF(EXACT([.A135];7);INDIRECT(CONCATENATE(&quot;V&quot;;[.R135])))))))))" office:value-type="string" office:string-value="511110">
              <text:p>51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35];7));NOT(EXACT([.AB135];&quot;view&quot;)));AND(EXACT([.A135];7);EXACT([.AB135];&quot;view&quot;))))" office:value-type="float" office:value="1">
              <text:p>1</text:p>
            </table:table-cell>
            <table:table-cell table:style-name="Datos" table:formula="of:=VLOOKUP([.AB135];['account.type'.$A$2:.$I$12];8)" office:value-type="string" office:string-value="other">
              <text:p>other</text:p>
            </table:table-cell>
            <table:table-cell table:style-name="Datos" table:formula="of:=VLOOKUP([.AB13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5];1);CHAR(9)&amp;CHAR(9)&amp;&quot;&lt;record id=&quot;&quot;account_account_template_&quot;&amp;SUBSTITUTE([.AG$1]&amp;[.$V135];&quot;-&quot;;&quot;_&quot;)&amp;&quot;&quot;&quot; model=&quot;&quot;account.account.template&quot;&quot;&gt;&quot;&amp;CHAR(13)&amp;CHAR(9)&amp;CHAR(9)&amp;CHAR(9)&amp;&quot;&lt;field name=&quot;&quot;code&quot;&quot;&gt;&quot;&amp;[.AG$1]&amp;[.$V135]&amp;&quot;&lt;/field&gt;&quot;&amp;CHAR(13)&amp;CHAR(9)&amp;CHAR(9)&amp;CHAR(9)&amp;&quot;&lt;field name=&quot;&quot;name&quot;&quot;&gt;&quot;&amp;[.AG$1]&amp;[.$Y135]&amp;&quot;&lt;/field&gt;&quot;&amp;CHAR(13)&amp;CHAR(9)&amp;CHAR(9)&amp;CHAR(9)&amp;&quot;&lt;field name=&quot;&quot;shortcut&quot;&quot;&gt;&quot;&amp;IF(EXACT([.$W135];&quot;&quot;);&quot;&quot;;[.AG$1]&amp;[.$W135])&amp;&quot;&lt;/field&gt;&quot;&amp;CHAR(13)&amp;CHAR(9)&amp;CHAR(9)&amp;CHAR(9)&amp;&quot;&lt;field name=&quot;&quot;parent_id&quot;&quot; ref=&quot;&quot;&quot;&amp;IF(EXACT([.$Z135];&quot;&quot;);&quot;&quot;;[.AG$1]&amp;[.$Z135])&amp;&quot;&quot;&quot;/&gt;&quot;&amp;CHAR(13)&amp;CHAR(9)&amp;CHAR(9)&amp;CHAR(9)&amp;&quot;&lt;field name=&quot;&quot;user_type&quot;&quot; ref=&quot;&quot;account_account_type_&quot;&amp;[.$AB135]&amp;&quot;&quot;&quot;/&gt;&quot;&amp;CHAR(13)&amp;CHAR(9)&amp;CHAR(9)&amp;CHAR(9)&amp;&quot;&lt;field name=&quot;&quot;currency_id&quot;&quot; ref=&quot;&quot;&quot;&amp;[.AA135]&amp;&quot;&quot;&quot;/&gt;&quot;&amp;CHAR(13)&amp;CHAR(9)&amp;CHAR(9)&amp;CHAR(9)&amp;&quot;&lt;field name=&quot;&quot;type&quot;&quot;&gt;&quot;&amp;[.$AD135]&amp;&quot;&lt;/field&gt;&quot;&amp;CHAR(13)&amp;CHAR(9)&amp;CHAR(9)&amp;CHAR(9)&amp;&quot;&lt;field name=&quot;&quot;reconcile&quot;&quot; eval=&quot;&quot;&quot;&amp;[.$AE135]&amp;&quot;&quot;&quot;/&gt;&quot;&amp;IF(EXACT([.$AF135];&quot;&quot;);&quot;&quot;;CHAR(13)&amp;CHAR(9)&amp;CHAR(9)&amp;CHAR(9)&amp;&quot;&lt;field name=&quot;&quot;tax_ids&quot;&quot;&gt;&quot;&amp;SUBSTITUTE([.$AF13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12&quot; model=&quot;account.account.template&quot;&gt;&#13;&#9;&#9;&#9;&lt;field name=&quot;code&quot;&gt;0-511112&lt;/field&gt;&#13;&#9;&#9;&#9;&lt;field name=&quot;name&quot;&gt;0-Extras&lt;/field&gt;&#13;&#9;&#9;&#9;&lt;field name=&quot;shortcut&quot;&gt;0-Ext&lt;/field&gt;&#13;&#9;&#9;&#9;&lt;field name=&quot;parent_id&quot; ref=&quot;0-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12" model="account.account.template"&gt;<text:tab/><text:tab/><text:tab/>&lt;field name="code"&gt;0-511112&lt;/field&gt;<text:tab/><text:tab/><text:tab/>&lt;field name="name"&gt;0-Extras&lt;/field&gt;<text:tab/><text:tab/><text:tab/>&lt;field name="shortcut"&gt;0-Ext&lt;/field&gt;<text:tab/><text:tab/><text:tab/>&lt;field name="parent_id" ref="0-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35];1);CHAR(9)&amp;CHAR(9)&amp;&quot;&lt;record id=&quot;&quot;account_account_template_&quot;&amp;SUBSTITUTE([.AH$1]&amp;[.$V135];&quot;-&quot;;&quot;_&quot;)&amp;&quot;&quot;&quot; model=&quot;&quot;account.account.template&quot;&quot;&gt;&quot;&amp;CHAR(13)&amp;CHAR(9)&amp;CHAR(9)&amp;CHAR(9)&amp;&quot;&lt;field name=&quot;&quot;code&quot;&quot;&gt;&quot;&amp;[.AH$1]&amp;[.$V135]&amp;&quot;&lt;/field&gt;&quot;&amp;CHAR(13)&amp;CHAR(9)&amp;CHAR(9)&amp;CHAR(9)&amp;&quot;&lt;field name=&quot;&quot;name&quot;&quot;&gt;&quot;&amp;[.AH$1]&amp;[.$Y135]&amp;&quot;&lt;/field&gt;&quot;&amp;CHAR(13)&amp;CHAR(9)&amp;CHAR(9)&amp;CHAR(9)&amp;&quot;&lt;field name=&quot;&quot;shortcut&quot;&quot;&gt;&quot;&amp;IF(EXACT([.$W135];&quot;&quot;);&quot;&quot;;[.AH$1]&amp;[.$W135])&amp;&quot;&lt;/field&gt;&quot;&amp;CHAR(13)&amp;CHAR(9)&amp;CHAR(9)&amp;CHAR(9)&amp;&quot;&lt;field name=&quot;&quot;parent_id&quot;&quot; ref=&quot;&quot;&quot;&amp;IF(EXACT([.$Z135];&quot;&quot;);&quot;&quot;;[.AH$1]&amp;[.$Z135])&amp;&quot;&quot;&quot;/&gt;&quot;&amp;CHAR(13)&amp;CHAR(9)&amp;CHAR(9)&amp;CHAR(9)&amp;&quot;&lt;field name=&quot;&quot;user_type&quot;&quot; ref=&quot;&quot;account_account_type_&quot;&amp;[.$AB135]&amp;&quot;&quot;&quot;/&gt;&quot;&amp;CHAR(13)&amp;CHAR(9)&amp;CHAR(9)&amp;CHAR(9)&amp;&quot;&lt;field name=&quot;&quot;currency_id&quot;&quot; ref=&quot;&quot;&quot;&amp;[.AB135]&amp;&quot;&quot;&quot;/&gt;&quot;&amp;CHAR(13)&amp;CHAR(9)&amp;CHAR(9)&amp;CHAR(9)&amp;&quot;&lt;field name=&quot;&quot;type&quot;&quot;&gt;&quot;&amp;[.$AD135]&amp;&quot;&lt;/field&gt;&quot;&amp;CHAR(13)&amp;CHAR(9)&amp;CHAR(9)&amp;CHAR(9)&amp;&quot;&lt;field name=&quot;&quot;reconcile&quot;&quot; eval=&quot;&quot;&quot;&amp;[.$AE135]&amp;&quot;&quot;&quot;/&gt;&quot;&amp;IF(EXACT([.$AF135];&quot;&quot;);&quot;&quot;;CHAR(13)&amp;CHAR(9)&amp;CHAR(9)&amp;CHAR(9)&amp;&quot;&lt;field name=&quot;&quot;tax_ids&quot;&quot;&gt;&quot;&amp;SUBSTITUTE([.$AF13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12&quot; model=&quot;account.account.template&quot;&gt;&#13;&#9;&#9;&#9;&lt;field name=&quot;code&quot;&gt;1-511112&lt;/field&gt;&#13;&#9;&#9;&#9;&lt;field name=&quot;name&quot;&gt;1-Extras&lt;/field&gt;&#13;&#9;&#9;&#9;&lt;field name=&quot;shortcut&quot;&gt;1-Ext&lt;/field&gt;&#13;&#9;&#9;&#9;&lt;field name=&quot;parent_id&quot; ref=&quot;1-51111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12" model="account.account.template"&gt;<text:tab/><text:tab/><text:tab/>&lt;field name="code"&gt;1-511112&lt;/field&gt;<text:tab/><text:tab/><text:tab/>&lt;field name="name"&gt;1-Extras&lt;/field&gt;<text:tab/><text:tab/><text:tab/>&lt;field name="shortcut"&gt;1-Ext&lt;/field&gt;<text:tab/><text:tab/><text:tab/>&lt;field name="parent_id" ref="1-51111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35]&gt;[.A136];[.A135]=[.A136]);[.A135]&lt;&gt;7))" office:value-type="float" office:value="1">
              <text:p>1</text:p>
            </table:table-cell>
            <table:table-cell table:style-name="ce8" table:formula="of:=IF(EXACT([.A136];1);CELL(&quot;Row&quot;;[.C136]);[.C135])" office:value-type="float" office:value="2">
              <text:p>2</text:p>
            </table:table-cell>
            <table:table-cell table:style-name="ce8" table:formula="of:=IF(EXACT([.$A136];1);0;IF(EXACT([.$A136];2);[.D135]+1;[.D135]))" office:value-type="float" office:value="5">
              <text:p>5</text:p>
            </table:table-cell>
            <table:table-cell table:style-name="ce8" table:formula="of:=['Code format'.$C$2]&amp;TEXT([.D136];['Code format'.$B$2])&amp;['Code format'.$D$2]" office:value-type="string" office:string-value="5">
              <text:p>5</text:p>
            </table:table-cell>
            <table:table-cell table:style-name="ce8" table:formula="of:=IF(EXACT([.C135];[.C136]);IF(EXACT([.D135];[.D136]);[.F135];CELL(&quot;Row&quot;;[.F136]));[.C136])" office:value-type="float" office:value="129">
              <text:p>129</text:p>
            </table:table-cell>
            <table:table-cell table:style-name="ce8" table:formula="of:=IF(AND([.$A136]&lt;=[.H$1];[.$A135]&gt;[.$A136]);0;IF(EXACT([.$A136];[.H$1]+1);[.G135]+1;[.G135]))" office:value-type="float" office:value="1">
              <text:p>1</text:p>
            </table:table-cell>
            <table:table-cell table:style-name="ce8" table:formula="of:=['Code format'.$C$3]&amp;TEXT([.G136];['Code format'.$B$3])&amp;['Code format'.$D$3]" office:value-type="string" office:string-value="1">
              <text:p>1</text:p>
            </table:table-cell>
            <table:table-cell table:style-name="ce8" table:formula="of:=IF(EXACT([.F135];[.F136]);IF(EXACT([.G135];[.G136]);[.I135];CELL(&quot;Row&quot;;[.I136]));[.F136])" office:value-type="float" office:value="130">
              <text:p>130</text:p>
            </table:table-cell>
            <table:table-cell table:style-name="ce8" table:formula="of:=IF(AND([.$A136]&lt;=[.K$1];[.$A135]&gt;[.$A136]);0;IF(EXACT([.$A136];[.K$1]+1);[.J135]+1;[.J135]))" office:value-type="float" office:value="1">
              <text:p>1</text:p>
            </table:table-cell>
            <table:table-cell table:style-name="ce8" table:formula="of:=['Code format'.$C$4]&amp;TEXT([.J136];['Code format'.$B$4])&amp;['Code format'.$D$4]" office:value-type="string" office:string-value="1">
              <text:p>1</text:p>
            </table:table-cell>
            <table:table-cell table:style-name="ce8" table:formula="of:=IF(EXACT([.I135];[.I136]);IF(EXACT([.J135];[.J136]);[.L135];CELL(&quot;Row&quot;;[.L136]));[.I136])" office:value-type="float" office:value="131">
              <text:p>131</text:p>
            </table:table-cell>
            <table:table-cell table:style-name="ce8" table:formula="of:=IF(AND([.$A136]&lt;=[.N$1];[.$A135]&gt;[.$A136]);0;IF(EXACT([.$A136];[.N$1]+1);[.M135]+1;[.M135]))" office:value-type="float" office:value="1">
              <text:p>1</text:p>
            </table:table-cell>
            <table:table-cell table:style-name="ce8" table:formula="of:=['Code format'.$C$5]&amp;TEXT([.M136];['Code format'.$B$5])&amp;['Code format'.$D$5]" office:value-type="string" office:string-value="1">
              <text:p>1</text:p>
            </table:table-cell>
            <table:table-cell table:style-name="ce8" table:formula="of:=IF(EXACT([.L135];[.L136]);IF(EXACT([.M135];[.M136]);[.O135];CELL(&quot;Row&quot;;[.O136]));[.L136])" office:value-type="float" office:value="132">
              <text:p>132</text:p>
            </table:table-cell>
            <table:table-cell table:style-name="ce8" table:formula="of:=IF(AND([.$A136]&lt;=[.Q$1];[.$A135]&gt;[.$A136]);0;IF(EXACT([.$A136];[.Q$1]+1);[.P135]+1;[.P135]))" office:value-type="float" office:value="1">
              <text:p>1</text:p>
            </table:table-cell>
            <table:table-cell table:style-name="ce8" table:formula="of:=['Code format'.$C$6]&amp;TEXT([.P136];['Code format'.$B$6])&amp;['Code format'.$D$6]" office:value-type="string" office:string-value="1">
              <text:p>1</text:p>
            </table:table-cell>
            <table:table-cell table:style-name="ce8" table:formula="of:=IF(EXACT([.O135];[.O136]);IF(EXACT([.P135];[.P136]);[.R135];CELL(&quot;Row&quot;;[.R136]));[.O136])" office:value-type="float" office:value="133">
              <text:p>133</text:p>
            </table:table-cell>
            <table:table-cell table:style-name="ce8" table:formula="of:=IF(AND([.$A136]&lt;=[.T$1];[.$A135]&gt;[.$A136]);0;IF(EXACT([.$A136];[.T$1]+1);[.S135]+1;[.S135]))" office:value-type="float" office:value="3">
              <text:p>3</text:p>
            </table:table-cell>
            <table:table-cell table:style-name="ce8" table:formula="of:=['Code format'.$C$7]&amp;TEXT([.S136];['Code format'.$B$7])&amp;['Code format'.$D$7]" office:value-type="string" office:string-value="3">
              <text:p>3</text:p>
            </table:table-cell>
            <table:table-cell table:style-name="ce8" table:formula="of:=IF(EXACT([.R135];[.R136]);IF(EXACT([.S135];[.S136]);[.U135];CELL(&quot;Row&quot;;[.U136]));[.R136])" office:value-type="float" office:value="136">
              <text:p>136</text:p>
            </table:table-cell>
            <table:table-cell table:style-name="Nivel7" table:formula="of:=CONCATENATE([.E136];[.H136];[.K136];[.N136];[.Q136];[.T136])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511113">
              <text:p>511113</text:p>
            </table:table-cell>
            <table:table-cell table:style-name="ce9" office:value-type="string">
              <text:p>Bon</text:p>
            </table:table-cell>
            <table:table-cell table:style-name="ce9" office:value-type="string">
              <text:p>Bonificaciones</text:p>
            </table:table-cell>
            <table:table-cell table:style-name="Nivel7" table:formula="of:=[.X136]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Bonificaciones">
              <text:p>Bonificaciones</text:p>
            </table:table-cell>
            <table:table-cell table:style-name="Datos" table:formula="of:=IF(EXACT([.A136];1);&quot;&quot;;IF(EXACT([.A136];2);INDIRECT(CONCATENATE(&quot;V&quot;;[.C136]));IF(EXACT([.A136];3);INDIRECT(CONCATENATE(&quot;V&quot;;[.F136]));IF(EXACT([.A136];4);INDIRECT(CONCATENATE(&quot;V&quot;;[.I136]));IF(EXACT([.A136];5);INDIRECT(CONCATENATE(&quot;V&quot;;[.L136]));IF(EXACT([.A136];6);INDIRECT(CONCATENATE(&quot;V&quot;;[.O136]));IF(EXACT([.A136];7);INDIRECT(CONCATENATE(&quot;V&quot;;[.R136])))))))))" office:value-type="string" office:string-value="511110">
              <text:p>51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36];7));NOT(EXACT([.AB136];&quot;view&quot;)));AND(EXACT([.A136];7);EXACT([.AB136];&quot;view&quot;))))" office:value-type="float" office:value="1">
              <text:p>1</text:p>
            </table:table-cell>
            <table:table-cell table:style-name="Datos" table:formula="of:=VLOOKUP([.AB136];['account.type'.$A$2:.$I$12];8)" office:value-type="string" office:string-value="other">
              <text:p>other</text:p>
            </table:table-cell>
            <table:table-cell table:style-name="Datos" table:formula="of:=VLOOKUP([.AB13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6];1);CHAR(9)&amp;CHAR(9)&amp;&quot;&lt;record id=&quot;&quot;account_account_template_&quot;&amp;SUBSTITUTE([.AG$1]&amp;[.$V136];&quot;-&quot;;&quot;_&quot;)&amp;&quot;&quot;&quot; model=&quot;&quot;account.account.template&quot;&quot;&gt;&quot;&amp;CHAR(13)&amp;CHAR(9)&amp;CHAR(9)&amp;CHAR(9)&amp;&quot;&lt;field name=&quot;&quot;code&quot;&quot;&gt;&quot;&amp;[.AG$1]&amp;[.$V136]&amp;&quot;&lt;/field&gt;&quot;&amp;CHAR(13)&amp;CHAR(9)&amp;CHAR(9)&amp;CHAR(9)&amp;&quot;&lt;field name=&quot;&quot;name&quot;&quot;&gt;&quot;&amp;[.AG$1]&amp;[.$Y136]&amp;&quot;&lt;/field&gt;&quot;&amp;CHAR(13)&amp;CHAR(9)&amp;CHAR(9)&amp;CHAR(9)&amp;&quot;&lt;field name=&quot;&quot;shortcut&quot;&quot;&gt;&quot;&amp;IF(EXACT([.$W136];&quot;&quot;);&quot;&quot;;[.AG$1]&amp;[.$W136])&amp;&quot;&lt;/field&gt;&quot;&amp;CHAR(13)&amp;CHAR(9)&amp;CHAR(9)&amp;CHAR(9)&amp;&quot;&lt;field name=&quot;&quot;parent_id&quot;&quot; ref=&quot;&quot;&quot;&amp;IF(EXACT([.$Z136];&quot;&quot;);&quot;&quot;;[.AG$1]&amp;[.$Z136])&amp;&quot;&quot;&quot;/&gt;&quot;&amp;CHAR(13)&amp;CHAR(9)&amp;CHAR(9)&amp;CHAR(9)&amp;&quot;&lt;field name=&quot;&quot;user_type&quot;&quot; ref=&quot;&quot;account_account_type_&quot;&amp;[.$AB136]&amp;&quot;&quot;&quot;/&gt;&quot;&amp;CHAR(13)&amp;CHAR(9)&amp;CHAR(9)&amp;CHAR(9)&amp;&quot;&lt;field name=&quot;&quot;currency_id&quot;&quot; ref=&quot;&quot;&quot;&amp;[.AA136]&amp;&quot;&quot;&quot;/&gt;&quot;&amp;CHAR(13)&amp;CHAR(9)&amp;CHAR(9)&amp;CHAR(9)&amp;&quot;&lt;field name=&quot;&quot;type&quot;&quot;&gt;&quot;&amp;[.$AD136]&amp;&quot;&lt;/field&gt;&quot;&amp;CHAR(13)&amp;CHAR(9)&amp;CHAR(9)&amp;CHAR(9)&amp;&quot;&lt;field name=&quot;&quot;reconcile&quot;&quot; eval=&quot;&quot;&quot;&amp;[.$AE136]&amp;&quot;&quot;&quot;/&gt;&quot;&amp;IF(EXACT([.$AF136];&quot;&quot;);&quot;&quot;;CHAR(13)&amp;CHAR(9)&amp;CHAR(9)&amp;CHAR(9)&amp;&quot;&lt;field name=&quot;&quot;tax_ids&quot;&quot;&gt;&quot;&amp;SUBSTITUTE([.$AF13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13&quot; model=&quot;account.account.template&quot;&gt;&#13;&#9;&#9;&#9;&lt;field name=&quot;code&quot;&gt;0-511113&lt;/field&gt;&#13;&#9;&#9;&#9;&lt;field name=&quot;name&quot;&gt;0-Bonificaciones&lt;/field&gt;&#13;&#9;&#9;&#9;&lt;field name=&quot;shortcut&quot;&gt;0-Bon&lt;/field&gt;&#13;&#9;&#9;&#9;&lt;field name=&quot;parent_id&quot; ref=&quot;0-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13" model="account.account.template"&gt;<text:tab/><text:tab/><text:tab/>&lt;field name="code"&gt;0-511113&lt;/field&gt;<text:tab/><text:tab/><text:tab/>&lt;field name="name"&gt;0-Bonificaciones&lt;/field&gt;<text:tab/><text:tab/><text:tab/>&lt;field name="shortcut"&gt;0-Bon&lt;/field&gt;<text:tab/><text:tab/><text:tab/>&lt;field name="parent_id" ref="0-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36];1);CHAR(9)&amp;CHAR(9)&amp;&quot;&lt;record id=&quot;&quot;account_account_template_&quot;&amp;SUBSTITUTE([.AH$1]&amp;[.$V136];&quot;-&quot;;&quot;_&quot;)&amp;&quot;&quot;&quot; model=&quot;&quot;account.account.template&quot;&quot;&gt;&quot;&amp;CHAR(13)&amp;CHAR(9)&amp;CHAR(9)&amp;CHAR(9)&amp;&quot;&lt;field name=&quot;&quot;code&quot;&quot;&gt;&quot;&amp;[.AH$1]&amp;[.$V136]&amp;&quot;&lt;/field&gt;&quot;&amp;CHAR(13)&amp;CHAR(9)&amp;CHAR(9)&amp;CHAR(9)&amp;&quot;&lt;field name=&quot;&quot;name&quot;&quot;&gt;&quot;&amp;[.AH$1]&amp;[.$Y136]&amp;&quot;&lt;/field&gt;&quot;&amp;CHAR(13)&amp;CHAR(9)&amp;CHAR(9)&amp;CHAR(9)&amp;&quot;&lt;field name=&quot;&quot;shortcut&quot;&quot;&gt;&quot;&amp;IF(EXACT([.$W136];&quot;&quot;);&quot;&quot;;[.AH$1]&amp;[.$W136])&amp;&quot;&lt;/field&gt;&quot;&amp;CHAR(13)&amp;CHAR(9)&amp;CHAR(9)&amp;CHAR(9)&amp;&quot;&lt;field name=&quot;&quot;parent_id&quot;&quot; ref=&quot;&quot;&quot;&amp;IF(EXACT([.$Z136];&quot;&quot;);&quot;&quot;;[.AH$1]&amp;[.$Z136])&amp;&quot;&quot;&quot;/&gt;&quot;&amp;CHAR(13)&amp;CHAR(9)&amp;CHAR(9)&amp;CHAR(9)&amp;&quot;&lt;field name=&quot;&quot;user_type&quot;&quot; ref=&quot;&quot;account_account_type_&quot;&amp;[.$AB136]&amp;&quot;&quot;&quot;/&gt;&quot;&amp;CHAR(13)&amp;CHAR(9)&amp;CHAR(9)&amp;CHAR(9)&amp;&quot;&lt;field name=&quot;&quot;currency_id&quot;&quot; ref=&quot;&quot;&quot;&amp;[.AB136]&amp;&quot;&quot;&quot;/&gt;&quot;&amp;CHAR(13)&amp;CHAR(9)&amp;CHAR(9)&amp;CHAR(9)&amp;&quot;&lt;field name=&quot;&quot;type&quot;&quot;&gt;&quot;&amp;[.$AD136]&amp;&quot;&lt;/field&gt;&quot;&amp;CHAR(13)&amp;CHAR(9)&amp;CHAR(9)&amp;CHAR(9)&amp;&quot;&lt;field name=&quot;&quot;reconcile&quot;&quot; eval=&quot;&quot;&quot;&amp;[.$AE136]&amp;&quot;&quot;&quot;/&gt;&quot;&amp;IF(EXACT([.$AF136];&quot;&quot;);&quot;&quot;;CHAR(13)&amp;CHAR(9)&amp;CHAR(9)&amp;CHAR(9)&amp;&quot;&lt;field name=&quot;&quot;tax_ids&quot;&quot;&gt;&quot;&amp;SUBSTITUTE([.$AF13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13&quot; model=&quot;account.account.template&quot;&gt;&#13;&#9;&#9;&#9;&lt;field name=&quot;code&quot;&gt;1-511113&lt;/field&gt;&#13;&#9;&#9;&#9;&lt;field name=&quot;name&quot;&gt;1-Bonificaciones&lt;/field&gt;&#13;&#9;&#9;&#9;&lt;field name=&quot;shortcut&quot;&gt;1-Bon&lt;/field&gt;&#13;&#9;&#9;&#9;&lt;field name=&quot;parent_id&quot; ref=&quot;1-51111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13" model="account.account.template"&gt;<text:tab/><text:tab/><text:tab/>&lt;field name="code"&gt;1-511113&lt;/field&gt;<text:tab/><text:tab/><text:tab/>&lt;field name="name"&gt;1-Bonificaciones&lt;/field&gt;<text:tab/><text:tab/><text:tab/>&lt;field name="shortcut"&gt;1-Bon&lt;/field&gt;<text:tab/><text:tab/><text:tab/>&lt;field name="parent_id" ref="1-51111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36]&gt;[.A137];[.A136]=[.A137]);[.A136]&lt;&gt;7))" office:value-type="float" office:value="1">
              <text:p>1</text:p>
            </table:table-cell>
            <table:table-cell table:style-name="ce8" table:formula="of:=IF(EXACT([.A137];1);CELL(&quot;Row&quot;;[.C137]);[.C136])" office:value-type="float" office:value="2">
              <text:p>2</text:p>
            </table:table-cell>
            <table:table-cell table:style-name="ce8" table:formula="of:=IF(EXACT([.$A137];1);0;IF(EXACT([.$A137];2);[.D136]+1;[.D136]))" office:value-type="float" office:value="5">
              <text:p>5</text:p>
            </table:table-cell>
            <table:table-cell table:style-name="ce8" table:formula="of:=['Code format'.$C$2]&amp;TEXT([.D137];['Code format'.$B$2])&amp;['Code format'.$D$2]" office:value-type="string" office:string-value="5">
              <text:p>5</text:p>
            </table:table-cell>
            <table:table-cell table:style-name="ce8" table:formula="of:=IF(EXACT([.C136];[.C137]);IF(EXACT([.D136];[.D137]);[.F136];CELL(&quot;Row&quot;;[.F137]));[.C137])" office:value-type="float" office:value="129">
              <text:p>129</text:p>
            </table:table-cell>
            <table:table-cell table:style-name="ce8" table:formula="of:=IF(AND([.$A137]&lt;=[.H$1];[.$A136]&gt;[.$A137]);0;IF(EXACT([.$A137];[.H$1]+1);[.G136]+1;[.G136]))" office:value-type="float" office:value="1">
              <text:p>1</text:p>
            </table:table-cell>
            <table:table-cell table:style-name="ce8" table:formula="of:=['Code format'.$C$3]&amp;TEXT([.G137];['Code format'.$B$3])&amp;['Code format'.$D$3]" office:value-type="string" office:string-value="1">
              <text:p>1</text:p>
            </table:table-cell>
            <table:table-cell table:style-name="ce8" table:formula="of:=IF(EXACT([.F136];[.F137]);IF(EXACT([.G136];[.G137]);[.I136];CELL(&quot;Row&quot;;[.I137]));[.F137])" office:value-type="float" office:value="130">
              <text:p>130</text:p>
            </table:table-cell>
            <table:table-cell table:style-name="ce8" table:formula="of:=IF(AND([.$A137]&lt;=[.K$1];[.$A136]&gt;[.$A137]);0;IF(EXACT([.$A137];[.K$1]+1);[.J136]+1;[.J136]))" office:value-type="float" office:value="1">
              <text:p>1</text:p>
            </table:table-cell>
            <table:table-cell table:style-name="ce8" table:formula="of:=['Code format'.$C$4]&amp;TEXT([.J137];['Code format'.$B$4])&amp;['Code format'.$D$4]" office:value-type="string" office:string-value="1">
              <text:p>1</text:p>
            </table:table-cell>
            <table:table-cell table:style-name="ce8" table:formula="of:=IF(EXACT([.I136];[.I137]);IF(EXACT([.J136];[.J137]);[.L136];CELL(&quot;Row&quot;;[.L137]));[.I137])" office:value-type="float" office:value="131">
              <text:p>131</text:p>
            </table:table-cell>
            <table:table-cell table:style-name="ce8" table:formula="of:=IF(AND([.$A137]&lt;=[.N$1];[.$A136]&gt;[.$A137]);0;IF(EXACT([.$A137];[.N$1]+1);[.M136]+1;[.M136]))" office:value-type="float" office:value="1">
              <text:p>1</text:p>
            </table:table-cell>
            <table:table-cell table:style-name="ce8" table:formula="of:=['Code format'.$C$5]&amp;TEXT([.M137];['Code format'.$B$5])&amp;['Code format'.$D$5]" office:value-type="string" office:string-value="1">
              <text:p>1</text:p>
            </table:table-cell>
            <table:table-cell table:style-name="ce8" table:formula="of:=IF(EXACT([.L136];[.L137]);IF(EXACT([.M136];[.M137]);[.O136];CELL(&quot;Row&quot;;[.O137]));[.L137])" office:value-type="float" office:value="132">
              <text:p>132</text:p>
            </table:table-cell>
            <table:table-cell table:style-name="ce8" table:formula="of:=IF(AND([.$A137]&lt;=[.Q$1];[.$A136]&gt;[.$A137]);0;IF(EXACT([.$A137];[.Q$1]+1);[.P136]+1;[.P136]))" office:value-type="float" office:value="1">
              <text:p>1</text:p>
            </table:table-cell>
            <table:table-cell table:style-name="ce8" table:formula="of:=['Code format'.$C$6]&amp;TEXT([.P137];['Code format'.$B$6])&amp;['Code format'.$D$6]" office:value-type="string" office:string-value="1">
              <text:p>1</text:p>
            </table:table-cell>
            <table:table-cell table:style-name="ce8" table:formula="of:=IF(EXACT([.O136];[.O137]);IF(EXACT([.P136];[.P137]);[.R136];CELL(&quot;Row&quot;;[.R137]));[.O137])" office:value-type="float" office:value="133">
              <text:p>133</text:p>
            </table:table-cell>
            <table:table-cell table:style-name="ce8" table:formula="of:=IF(AND([.$A137]&lt;=[.T$1];[.$A136]&gt;[.$A137]);0;IF(EXACT([.$A137];[.T$1]+1);[.S136]+1;[.S136]))" office:value-type="float" office:value="4">
              <text:p>4</text:p>
            </table:table-cell>
            <table:table-cell table:style-name="ce8" table:formula="of:=['Code format'.$C$7]&amp;TEXT([.S137];['Code format'.$B$7])&amp;['Code format'.$D$7]" office:value-type="string" office:string-value="4">
              <text:p>4</text:p>
            </table:table-cell>
            <table:table-cell table:style-name="ce8" table:formula="of:=IF(EXACT([.R136];[.R137]);IF(EXACT([.S136];[.S137]);[.U136];CELL(&quot;Row&quot;;[.U137]));[.R137])" office:value-type="float" office:value="137">
              <text:p>137</text:p>
            </table:table-cell>
            <table:table-cell table:style-name="Nivel7" table:formula="of:=CONCATENATE([.E137];[.H137];[.K137];[.N137];[.Q137];[.T137])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511114">
              <text:p>511114</text:p>
            </table:table-cell>
            <table:table-cell table:style-name="ce9" office:value-type="string">
              <text:p>Com</text:p>
            </table:table-cell>
            <table:table-cell table:style-name="ce9" office:value-type="string">
              <text:p>Comisiones</text:p>
            </table:table-cell>
            <table:table-cell table:style-name="Nivel7" table:formula="of:=[.X137]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Comisiones">
              <text:p>Comisiones</text:p>
            </table:table-cell>
            <table:table-cell table:style-name="Datos" table:formula="of:=IF(EXACT([.A137];1);&quot;&quot;;IF(EXACT([.A137];2);INDIRECT(CONCATENATE(&quot;V&quot;;[.C137]));IF(EXACT([.A137];3);INDIRECT(CONCATENATE(&quot;V&quot;;[.F137]));IF(EXACT([.A137];4);INDIRECT(CONCATENATE(&quot;V&quot;;[.I137]));IF(EXACT([.A137];5);INDIRECT(CONCATENATE(&quot;V&quot;;[.L137]));IF(EXACT([.A137];6);INDIRECT(CONCATENATE(&quot;V&quot;;[.O137]));IF(EXACT([.A137];7);INDIRECT(CONCATENATE(&quot;V&quot;;[.R137])))))))))" office:value-type="string" office:string-value="511110">
              <text:p>51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37];7));NOT(EXACT([.AB137];&quot;view&quot;)));AND(EXACT([.A137];7);EXACT([.AB137];&quot;view&quot;))))" office:value-type="float" office:value="1">
              <text:p>1</text:p>
            </table:table-cell>
            <table:table-cell table:style-name="Datos" table:formula="of:=VLOOKUP([.AB137];['account.type'.$A$2:.$I$12];8)" office:value-type="string" office:string-value="other">
              <text:p>other</text:p>
            </table:table-cell>
            <table:table-cell table:style-name="Datos" table:formula="of:=VLOOKUP([.AB13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7];1);CHAR(9)&amp;CHAR(9)&amp;&quot;&lt;record id=&quot;&quot;account_account_template_&quot;&amp;SUBSTITUTE([.AG$1]&amp;[.$V137];&quot;-&quot;;&quot;_&quot;)&amp;&quot;&quot;&quot; model=&quot;&quot;account.account.template&quot;&quot;&gt;&quot;&amp;CHAR(13)&amp;CHAR(9)&amp;CHAR(9)&amp;CHAR(9)&amp;&quot;&lt;field name=&quot;&quot;code&quot;&quot;&gt;&quot;&amp;[.AG$1]&amp;[.$V137]&amp;&quot;&lt;/field&gt;&quot;&amp;CHAR(13)&amp;CHAR(9)&amp;CHAR(9)&amp;CHAR(9)&amp;&quot;&lt;field name=&quot;&quot;name&quot;&quot;&gt;&quot;&amp;[.AG$1]&amp;[.$Y137]&amp;&quot;&lt;/field&gt;&quot;&amp;CHAR(13)&amp;CHAR(9)&amp;CHAR(9)&amp;CHAR(9)&amp;&quot;&lt;field name=&quot;&quot;shortcut&quot;&quot;&gt;&quot;&amp;IF(EXACT([.$W137];&quot;&quot;);&quot;&quot;;[.AG$1]&amp;[.$W137])&amp;&quot;&lt;/field&gt;&quot;&amp;CHAR(13)&amp;CHAR(9)&amp;CHAR(9)&amp;CHAR(9)&amp;&quot;&lt;field name=&quot;&quot;parent_id&quot;&quot; ref=&quot;&quot;&quot;&amp;IF(EXACT([.$Z137];&quot;&quot;);&quot;&quot;;[.AG$1]&amp;[.$Z137])&amp;&quot;&quot;&quot;/&gt;&quot;&amp;CHAR(13)&amp;CHAR(9)&amp;CHAR(9)&amp;CHAR(9)&amp;&quot;&lt;field name=&quot;&quot;user_type&quot;&quot; ref=&quot;&quot;account_account_type_&quot;&amp;[.$AB137]&amp;&quot;&quot;&quot;/&gt;&quot;&amp;CHAR(13)&amp;CHAR(9)&amp;CHAR(9)&amp;CHAR(9)&amp;&quot;&lt;field name=&quot;&quot;currency_id&quot;&quot; ref=&quot;&quot;&quot;&amp;[.AA137]&amp;&quot;&quot;&quot;/&gt;&quot;&amp;CHAR(13)&amp;CHAR(9)&amp;CHAR(9)&amp;CHAR(9)&amp;&quot;&lt;field name=&quot;&quot;type&quot;&quot;&gt;&quot;&amp;[.$AD137]&amp;&quot;&lt;/field&gt;&quot;&amp;CHAR(13)&amp;CHAR(9)&amp;CHAR(9)&amp;CHAR(9)&amp;&quot;&lt;field name=&quot;&quot;reconcile&quot;&quot; eval=&quot;&quot;&quot;&amp;[.$AE137]&amp;&quot;&quot;&quot;/&gt;&quot;&amp;IF(EXACT([.$AF137];&quot;&quot;);&quot;&quot;;CHAR(13)&amp;CHAR(9)&amp;CHAR(9)&amp;CHAR(9)&amp;&quot;&lt;field name=&quot;&quot;tax_ids&quot;&quot;&gt;&quot;&amp;SUBSTITUTE([.$AF13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14&quot; model=&quot;account.account.template&quot;&gt;&#13;&#9;&#9;&#9;&lt;field name=&quot;code&quot;&gt;0-511114&lt;/field&gt;&#13;&#9;&#9;&#9;&lt;field name=&quot;name&quot;&gt;0-Comisiones&lt;/field&gt;&#13;&#9;&#9;&#9;&lt;field name=&quot;shortcut&quot;&gt;0-Com&lt;/field&gt;&#13;&#9;&#9;&#9;&lt;field name=&quot;parent_id&quot; ref=&quot;0-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14" model="account.account.template"&gt;<text:tab/><text:tab/><text:tab/>&lt;field name="code"&gt;0-511114&lt;/field&gt;<text:tab/><text:tab/><text:tab/>&lt;field name="name"&gt;0-Comisiones&lt;/field&gt;<text:tab/><text:tab/><text:tab/>&lt;field name="shortcut"&gt;0-Com&lt;/field&gt;<text:tab/><text:tab/><text:tab/>&lt;field name="parent_id" ref="0-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37];1);CHAR(9)&amp;CHAR(9)&amp;&quot;&lt;record id=&quot;&quot;account_account_template_&quot;&amp;SUBSTITUTE([.AH$1]&amp;[.$V137];&quot;-&quot;;&quot;_&quot;)&amp;&quot;&quot;&quot; model=&quot;&quot;account.account.template&quot;&quot;&gt;&quot;&amp;CHAR(13)&amp;CHAR(9)&amp;CHAR(9)&amp;CHAR(9)&amp;&quot;&lt;field name=&quot;&quot;code&quot;&quot;&gt;&quot;&amp;[.AH$1]&amp;[.$V137]&amp;&quot;&lt;/field&gt;&quot;&amp;CHAR(13)&amp;CHAR(9)&amp;CHAR(9)&amp;CHAR(9)&amp;&quot;&lt;field name=&quot;&quot;name&quot;&quot;&gt;&quot;&amp;[.AH$1]&amp;[.$Y137]&amp;&quot;&lt;/field&gt;&quot;&amp;CHAR(13)&amp;CHAR(9)&amp;CHAR(9)&amp;CHAR(9)&amp;&quot;&lt;field name=&quot;&quot;shortcut&quot;&quot;&gt;&quot;&amp;IF(EXACT([.$W137];&quot;&quot;);&quot;&quot;;[.AH$1]&amp;[.$W137])&amp;&quot;&lt;/field&gt;&quot;&amp;CHAR(13)&amp;CHAR(9)&amp;CHAR(9)&amp;CHAR(9)&amp;&quot;&lt;field name=&quot;&quot;parent_id&quot;&quot; ref=&quot;&quot;&quot;&amp;IF(EXACT([.$Z137];&quot;&quot;);&quot;&quot;;[.AH$1]&amp;[.$Z137])&amp;&quot;&quot;&quot;/&gt;&quot;&amp;CHAR(13)&amp;CHAR(9)&amp;CHAR(9)&amp;CHAR(9)&amp;&quot;&lt;field name=&quot;&quot;user_type&quot;&quot; ref=&quot;&quot;account_account_type_&quot;&amp;[.$AB137]&amp;&quot;&quot;&quot;/&gt;&quot;&amp;CHAR(13)&amp;CHAR(9)&amp;CHAR(9)&amp;CHAR(9)&amp;&quot;&lt;field name=&quot;&quot;currency_id&quot;&quot; ref=&quot;&quot;&quot;&amp;[.AB137]&amp;&quot;&quot;&quot;/&gt;&quot;&amp;CHAR(13)&amp;CHAR(9)&amp;CHAR(9)&amp;CHAR(9)&amp;&quot;&lt;field name=&quot;&quot;type&quot;&quot;&gt;&quot;&amp;[.$AD137]&amp;&quot;&lt;/field&gt;&quot;&amp;CHAR(13)&amp;CHAR(9)&amp;CHAR(9)&amp;CHAR(9)&amp;&quot;&lt;field name=&quot;&quot;reconcile&quot;&quot; eval=&quot;&quot;&quot;&amp;[.$AE137]&amp;&quot;&quot;&quot;/&gt;&quot;&amp;IF(EXACT([.$AF137];&quot;&quot;);&quot;&quot;;CHAR(13)&amp;CHAR(9)&amp;CHAR(9)&amp;CHAR(9)&amp;&quot;&lt;field name=&quot;&quot;tax_ids&quot;&quot;&gt;&quot;&amp;SUBSTITUTE([.$AF13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14&quot; model=&quot;account.account.template&quot;&gt;&#13;&#9;&#9;&#9;&lt;field name=&quot;code&quot;&gt;1-511114&lt;/field&gt;&#13;&#9;&#9;&#9;&lt;field name=&quot;name&quot;&gt;1-Comisiones&lt;/field&gt;&#13;&#9;&#9;&#9;&lt;field name=&quot;shortcut&quot;&gt;1-Com&lt;/field&gt;&#13;&#9;&#9;&#9;&lt;field name=&quot;parent_id&quot; ref=&quot;1-51111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14" model="account.account.template"&gt;<text:tab/><text:tab/><text:tab/>&lt;field name="code"&gt;1-511114&lt;/field&gt;<text:tab/><text:tab/><text:tab/>&lt;field name="name"&gt;1-Comisiones&lt;/field&gt;<text:tab/><text:tab/><text:tab/>&lt;field name="shortcut"&gt;1-Com&lt;/field&gt;<text:tab/><text:tab/><text:tab/>&lt;field name="parent_id" ref="1-51111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37]&gt;[.A138];[.A137]=[.A138]);[.A137]&lt;&gt;7))" office:value-type="float" office:value="1">
              <text:p>1</text:p>
            </table:table-cell>
            <table:table-cell table:style-name="ce8" table:formula="of:=IF(EXACT([.A138];1);CELL(&quot;Row&quot;;[.C138]);[.C137])" office:value-type="float" office:value="2">
              <text:p>2</text:p>
            </table:table-cell>
            <table:table-cell table:style-name="ce8" table:formula="of:=IF(EXACT([.$A138];1);0;IF(EXACT([.$A138];2);[.D137]+1;[.D137]))" office:value-type="float" office:value="5">
              <text:p>5</text:p>
            </table:table-cell>
            <table:table-cell table:style-name="ce8" table:formula="of:=['Code format'.$C$2]&amp;TEXT([.D138];['Code format'.$B$2])&amp;['Code format'.$D$2]" office:value-type="string" office:string-value="5">
              <text:p>5</text:p>
            </table:table-cell>
            <table:table-cell table:style-name="ce8" table:formula="of:=IF(EXACT([.C137];[.C138]);IF(EXACT([.D137];[.D138]);[.F137];CELL(&quot;Row&quot;;[.F138]));[.C138])" office:value-type="float" office:value="129">
              <text:p>129</text:p>
            </table:table-cell>
            <table:table-cell table:style-name="ce8" table:formula="of:=IF(AND([.$A138]&lt;=[.H$1];[.$A137]&gt;[.$A138]);0;IF(EXACT([.$A138];[.H$1]+1);[.G137]+1;[.G137]))" office:value-type="float" office:value="1">
              <text:p>1</text:p>
            </table:table-cell>
            <table:table-cell table:style-name="ce8" table:formula="of:=['Code format'.$C$3]&amp;TEXT([.G138];['Code format'.$B$3])&amp;['Code format'.$D$3]" office:value-type="string" office:string-value="1">
              <text:p>1</text:p>
            </table:table-cell>
            <table:table-cell table:style-name="ce8" table:formula="of:=IF(EXACT([.F137];[.F138]);IF(EXACT([.G137];[.G138]);[.I137];CELL(&quot;Row&quot;;[.I138]));[.F138])" office:value-type="float" office:value="130">
              <text:p>130</text:p>
            </table:table-cell>
            <table:table-cell table:style-name="ce8" table:formula="of:=IF(AND([.$A138]&lt;=[.K$1];[.$A137]&gt;[.$A138]);0;IF(EXACT([.$A138];[.K$1]+1);[.J137]+1;[.J137]))" office:value-type="float" office:value="1">
              <text:p>1</text:p>
            </table:table-cell>
            <table:table-cell table:style-name="ce8" table:formula="of:=['Code format'.$C$4]&amp;TEXT([.J138];['Code format'.$B$4])&amp;['Code format'.$D$4]" office:value-type="string" office:string-value="1">
              <text:p>1</text:p>
            </table:table-cell>
            <table:table-cell table:style-name="ce8" table:formula="of:=IF(EXACT([.I137];[.I138]);IF(EXACT([.J137];[.J138]);[.L137];CELL(&quot;Row&quot;;[.L138]));[.I138])" office:value-type="float" office:value="131">
              <text:p>131</text:p>
            </table:table-cell>
            <table:table-cell table:style-name="ce8" table:formula="of:=IF(AND([.$A138]&lt;=[.N$1];[.$A137]&gt;[.$A138]);0;IF(EXACT([.$A138];[.N$1]+1);[.M137]+1;[.M137]))" office:value-type="float" office:value="1">
              <text:p>1</text:p>
            </table:table-cell>
            <table:table-cell table:style-name="ce8" table:formula="of:=['Code format'.$C$5]&amp;TEXT([.M138];['Code format'.$B$5])&amp;['Code format'.$D$5]" office:value-type="string" office:string-value="1">
              <text:p>1</text:p>
            </table:table-cell>
            <table:table-cell table:style-name="ce8" table:formula="of:=IF(EXACT([.L137];[.L138]);IF(EXACT([.M137];[.M138]);[.O137];CELL(&quot;Row&quot;;[.O138]));[.L138])" office:value-type="float" office:value="132">
              <text:p>132</text:p>
            </table:table-cell>
            <table:table-cell table:style-name="ce8" table:formula="of:=IF(AND([.$A138]&lt;=[.Q$1];[.$A137]&gt;[.$A138]);0;IF(EXACT([.$A138];[.Q$1]+1);[.P137]+1;[.P137]))" office:value-type="float" office:value="1">
              <text:p>1</text:p>
            </table:table-cell>
            <table:table-cell table:style-name="ce8" table:formula="of:=['Code format'.$C$6]&amp;TEXT([.P138];['Code format'.$B$6])&amp;['Code format'.$D$6]" office:value-type="string" office:string-value="1">
              <text:p>1</text:p>
            </table:table-cell>
            <table:table-cell table:style-name="ce8" table:formula="of:=IF(EXACT([.O137];[.O138]);IF(EXACT([.P137];[.P138]);[.R137];CELL(&quot;Row&quot;;[.R138]));[.O138])" office:value-type="float" office:value="133">
              <text:p>133</text:p>
            </table:table-cell>
            <table:table-cell table:style-name="ce8" table:formula="of:=IF(AND([.$A138]&lt;=[.T$1];[.$A137]&gt;[.$A138]);0;IF(EXACT([.$A138];[.T$1]+1);[.S137]+1;[.S137]))" office:value-type="float" office:value="5">
              <text:p>5</text:p>
            </table:table-cell>
            <table:table-cell table:style-name="ce8" table:formula="of:=['Code format'.$C$7]&amp;TEXT([.S138];['Code format'.$B$7])&amp;['Code format'.$D$7]" office:value-type="string" office:string-value="5">
              <text:p>5</text:p>
            </table:table-cell>
            <table:table-cell table:style-name="ce8" table:formula="of:=IF(EXACT([.R137];[.R138]);IF(EXACT([.S137];[.S138]);[.U137];CELL(&quot;Row&quot;;[.U138]));[.R138])" office:value-type="float" office:value="138">
              <text:p>138</text:p>
            </table:table-cell>
            <table:table-cell table:style-name="Nivel7" table:formula="of:=CONCATENATE([.E138];[.H138];[.K138];[.N138];[.Q138];[.T138])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511115">
              <text:p>511115</text:p>
            </table:table-cell>
            <table:table-cell table:style-name="ce9" office:value-type="string">
              <text:p>Cpat</text:p>
            </table:table-cell>
            <table:table-cell table:style-name="ce9" office:value-type="string">
              <text:p>Cargas patronales</text:p>
            </table:table-cell>
            <table:table-cell table:style-name="Nivel7" table:formula="of:=[.X138]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Cargas patronales">
              <text:p>Cargas patronales</text:p>
            </table:table-cell>
            <table:table-cell table:style-name="Datos" table:formula="of:=IF(EXACT([.A138];1);&quot;&quot;;IF(EXACT([.A138];2);INDIRECT(CONCATENATE(&quot;V&quot;;[.C138]));IF(EXACT([.A138];3);INDIRECT(CONCATENATE(&quot;V&quot;;[.F138]));IF(EXACT([.A138];4);INDIRECT(CONCATENATE(&quot;V&quot;;[.I138]));IF(EXACT([.A138];5);INDIRECT(CONCATENATE(&quot;V&quot;;[.L138]));IF(EXACT([.A138];6);INDIRECT(CONCATENATE(&quot;V&quot;;[.O138]));IF(EXACT([.A138];7);INDIRECT(CONCATENATE(&quot;V&quot;;[.R138])))))))))" office:value-type="string" office:string-value="511110">
              <text:p>51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38];7));NOT(EXACT([.AB138];&quot;view&quot;)));AND(EXACT([.A138];7);EXACT([.AB138];&quot;view&quot;))))" office:value-type="float" office:value="1">
              <text:p>1</text:p>
            </table:table-cell>
            <table:table-cell table:style-name="Datos" table:formula="of:=VLOOKUP([.AB138];['account.type'.$A$2:.$I$12];8)" office:value-type="string" office:string-value="other">
              <text:p>other</text:p>
            </table:table-cell>
            <table:table-cell table:style-name="Datos" table:formula="of:=VLOOKUP([.AB13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8];1);CHAR(9)&amp;CHAR(9)&amp;&quot;&lt;record id=&quot;&quot;account_account_template_&quot;&amp;SUBSTITUTE([.AG$1]&amp;[.$V138];&quot;-&quot;;&quot;_&quot;)&amp;&quot;&quot;&quot; model=&quot;&quot;account.account.template&quot;&quot;&gt;&quot;&amp;CHAR(13)&amp;CHAR(9)&amp;CHAR(9)&amp;CHAR(9)&amp;&quot;&lt;field name=&quot;&quot;code&quot;&quot;&gt;&quot;&amp;[.AG$1]&amp;[.$V138]&amp;&quot;&lt;/field&gt;&quot;&amp;CHAR(13)&amp;CHAR(9)&amp;CHAR(9)&amp;CHAR(9)&amp;&quot;&lt;field name=&quot;&quot;name&quot;&quot;&gt;&quot;&amp;[.AG$1]&amp;[.$Y138]&amp;&quot;&lt;/field&gt;&quot;&amp;CHAR(13)&amp;CHAR(9)&amp;CHAR(9)&amp;CHAR(9)&amp;&quot;&lt;field name=&quot;&quot;shortcut&quot;&quot;&gt;&quot;&amp;IF(EXACT([.$W138];&quot;&quot;);&quot;&quot;;[.AG$1]&amp;[.$W138])&amp;&quot;&lt;/field&gt;&quot;&amp;CHAR(13)&amp;CHAR(9)&amp;CHAR(9)&amp;CHAR(9)&amp;&quot;&lt;field name=&quot;&quot;parent_id&quot;&quot; ref=&quot;&quot;&quot;&amp;IF(EXACT([.$Z138];&quot;&quot;);&quot;&quot;;[.AG$1]&amp;[.$Z138])&amp;&quot;&quot;&quot;/&gt;&quot;&amp;CHAR(13)&amp;CHAR(9)&amp;CHAR(9)&amp;CHAR(9)&amp;&quot;&lt;field name=&quot;&quot;user_type&quot;&quot; ref=&quot;&quot;account_account_type_&quot;&amp;[.$AB138]&amp;&quot;&quot;&quot;/&gt;&quot;&amp;CHAR(13)&amp;CHAR(9)&amp;CHAR(9)&amp;CHAR(9)&amp;&quot;&lt;field name=&quot;&quot;currency_id&quot;&quot; ref=&quot;&quot;&quot;&amp;[.AA138]&amp;&quot;&quot;&quot;/&gt;&quot;&amp;CHAR(13)&amp;CHAR(9)&amp;CHAR(9)&amp;CHAR(9)&amp;&quot;&lt;field name=&quot;&quot;type&quot;&quot;&gt;&quot;&amp;[.$AD138]&amp;&quot;&lt;/field&gt;&quot;&amp;CHAR(13)&amp;CHAR(9)&amp;CHAR(9)&amp;CHAR(9)&amp;&quot;&lt;field name=&quot;&quot;reconcile&quot;&quot; eval=&quot;&quot;&quot;&amp;[.$AE138]&amp;&quot;&quot;&quot;/&gt;&quot;&amp;IF(EXACT([.$AF138];&quot;&quot;);&quot;&quot;;CHAR(13)&amp;CHAR(9)&amp;CHAR(9)&amp;CHAR(9)&amp;&quot;&lt;field name=&quot;&quot;tax_ids&quot;&quot;&gt;&quot;&amp;SUBSTITUTE([.$AF13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15&quot; model=&quot;account.account.template&quot;&gt;&#13;&#9;&#9;&#9;&lt;field name=&quot;code&quot;&gt;0-511115&lt;/field&gt;&#13;&#9;&#9;&#9;&lt;field name=&quot;name&quot;&gt;0-Cargas patronales&lt;/field&gt;&#13;&#9;&#9;&#9;&lt;field name=&quot;shortcut&quot;&gt;0-Cpat&lt;/field&gt;&#13;&#9;&#9;&#9;&lt;field name=&quot;parent_id&quot; ref=&quot;0-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15" model="account.account.template"&gt;<text:tab/><text:tab/><text:tab/>&lt;field name="code"&gt;0-511115&lt;/field&gt;<text:tab/><text:tab/><text:tab/>&lt;field name="name"&gt;0-Cargas patronales&lt;/field&gt;<text:tab/><text:tab/><text:tab/>&lt;field name="shortcut"&gt;0-Cpat&lt;/field&gt;<text:tab/><text:tab/><text:tab/>&lt;field name="parent_id" ref="0-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38];1);CHAR(9)&amp;CHAR(9)&amp;&quot;&lt;record id=&quot;&quot;account_account_template_&quot;&amp;SUBSTITUTE([.AH$1]&amp;[.$V138];&quot;-&quot;;&quot;_&quot;)&amp;&quot;&quot;&quot; model=&quot;&quot;account.account.template&quot;&quot;&gt;&quot;&amp;CHAR(13)&amp;CHAR(9)&amp;CHAR(9)&amp;CHAR(9)&amp;&quot;&lt;field name=&quot;&quot;code&quot;&quot;&gt;&quot;&amp;[.AH$1]&amp;[.$V138]&amp;&quot;&lt;/field&gt;&quot;&amp;CHAR(13)&amp;CHAR(9)&amp;CHAR(9)&amp;CHAR(9)&amp;&quot;&lt;field name=&quot;&quot;name&quot;&quot;&gt;&quot;&amp;[.AH$1]&amp;[.$Y138]&amp;&quot;&lt;/field&gt;&quot;&amp;CHAR(13)&amp;CHAR(9)&amp;CHAR(9)&amp;CHAR(9)&amp;&quot;&lt;field name=&quot;&quot;shortcut&quot;&quot;&gt;&quot;&amp;IF(EXACT([.$W138];&quot;&quot;);&quot;&quot;;[.AH$1]&amp;[.$W138])&amp;&quot;&lt;/field&gt;&quot;&amp;CHAR(13)&amp;CHAR(9)&amp;CHAR(9)&amp;CHAR(9)&amp;&quot;&lt;field name=&quot;&quot;parent_id&quot;&quot; ref=&quot;&quot;&quot;&amp;IF(EXACT([.$Z138];&quot;&quot;);&quot;&quot;;[.AH$1]&amp;[.$Z138])&amp;&quot;&quot;&quot;/&gt;&quot;&amp;CHAR(13)&amp;CHAR(9)&amp;CHAR(9)&amp;CHAR(9)&amp;&quot;&lt;field name=&quot;&quot;user_type&quot;&quot; ref=&quot;&quot;account_account_type_&quot;&amp;[.$AB138]&amp;&quot;&quot;&quot;/&gt;&quot;&amp;CHAR(13)&amp;CHAR(9)&amp;CHAR(9)&amp;CHAR(9)&amp;&quot;&lt;field name=&quot;&quot;currency_id&quot;&quot; ref=&quot;&quot;&quot;&amp;[.AB138]&amp;&quot;&quot;&quot;/&gt;&quot;&amp;CHAR(13)&amp;CHAR(9)&amp;CHAR(9)&amp;CHAR(9)&amp;&quot;&lt;field name=&quot;&quot;type&quot;&quot;&gt;&quot;&amp;[.$AD138]&amp;&quot;&lt;/field&gt;&quot;&amp;CHAR(13)&amp;CHAR(9)&amp;CHAR(9)&amp;CHAR(9)&amp;&quot;&lt;field name=&quot;&quot;reconcile&quot;&quot; eval=&quot;&quot;&quot;&amp;[.$AE138]&amp;&quot;&quot;&quot;/&gt;&quot;&amp;IF(EXACT([.$AF138];&quot;&quot;);&quot;&quot;;CHAR(13)&amp;CHAR(9)&amp;CHAR(9)&amp;CHAR(9)&amp;&quot;&lt;field name=&quot;&quot;tax_ids&quot;&quot;&gt;&quot;&amp;SUBSTITUTE([.$AF13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15&quot; model=&quot;account.account.template&quot;&gt;&#13;&#9;&#9;&#9;&lt;field name=&quot;code&quot;&gt;1-511115&lt;/field&gt;&#13;&#9;&#9;&#9;&lt;field name=&quot;name&quot;&gt;1-Cargas patronales&lt;/field&gt;&#13;&#9;&#9;&#9;&lt;field name=&quot;shortcut&quot;&gt;1-Cpat&lt;/field&gt;&#13;&#9;&#9;&#9;&lt;field name=&quot;parent_id&quot; ref=&quot;1-51111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15" model="account.account.template"&gt;<text:tab/><text:tab/><text:tab/>&lt;field name="code"&gt;1-511115&lt;/field&gt;<text:tab/><text:tab/><text:tab/>&lt;field name="name"&gt;1-Cargas patronales&lt;/field&gt;<text:tab/><text:tab/><text:tab/>&lt;field name="shortcut"&gt;1-Cpat&lt;/field&gt;<text:tab/><text:tab/><text:tab/>&lt;field name="parent_id" ref="1-51111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38]&gt;[.A139];[.A138]=[.A139]);[.A138]&lt;&gt;7))" office:value-type="float" office:value="1">
              <text:p>1</text:p>
            </table:table-cell>
            <table:table-cell table:style-name="ce8" table:formula="of:=IF(EXACT([.A139];1);CELL(&quot;Row&quot;;[.C139]);[.C138])" office:value-type="float" office:value="2">
              <text:p>2</text:p>
            </table:table-cell>
            <table:table-cell table:style-name="ce8" table:formula="of:=IF(EXACT([.$A139];1);0;IF(EXACT([.$A139];2);[.D138]+1;[.D138]))" office:value-type="float" office:value="5">
              <text:p>5</text:p>
            </table:table-cell>
            <table:table-cell table:style-name="ce8" table:formula="of:=['Code format'.$C$2]&amp;TEXT([.D139];['Code format'.$B$2])&amp;['Code format'.$D$2]" office:value-type="string" office:string-value="5">
              <text:p>5</text:p>
            </table:table-cell>
            <table:table-cell table:style-name="ce8" table:formula="of:=IF(EXACT([.C138];[.C139]);IF(EXACT([.D138];[.D139]);[.F138];CELL(&quot;Row&quot;;[.F139]));[.C139])" office:value-type="float" office:value="129">
              <text:p>129</text:p>
            </table:table-cell>
            <table:table-cell table:style-name="ce8" table:formula="of:=IF(AND([.$A139]&lt;=[.H$1];[.$A138]&gt;[.$A139]);0;IF(EXACT([.$A139];[.H$1]+1);[.G138]+1;[.G138]))" office:value-type="float" office:value="1">
              <text:p>1</text:p>
            </table:table-cell>
            <table:table-cell table:style-name="ce8" table:formula="of:=['Code format'.$C$3]&amp;TEXT([.G139];['Code format'.$B$3])&amp;['Code format'.$D$3]" office:value-type="string" office:string-value="1">
              <text:p>1</text:p>
            </table:table-cell>
            <table:table-cell table:style-name="ce8" table:formula="of:=IF(EXACT([.F138];[.F139]);IF(EXACT([.G138];[.G139]);[.I138];CELL(&quot;Row&quot;;[.I139]));[.F139])" office:value-type="float" office:value="130">
              <text:p>130</text:p>
            </table:table-cell>
            <table:table-cell table:style-name="ce8" table:formula="of:=IF(AND([.$A139]&lt;=[.K$1];[.$A138]&gt;[.$A139]);0;IF(EXACT([.$A139];[.K$1]+1);[.J138]+1;[.J138]))" office:value-type="float" office:value="1">
              <text:p>1</text:p>
            </table:table-cell>
            <table:table-cell table:style-name="ce8" table:formula="of:=['Code format'.$C$4]&amp;TEXT([.J139];['Code format'.$B$4])&amp;['Code format'.$D$4]" office:value-type="string" office:string-value="1">
              <text:p>1</text:p>
            </table:table-cell>
            <table:table-cell table:style-name="ce8" table:formula="of:=IF(EXACT([.I138];[.I139]);IF(EXACT([.J138];[.J139]);[.L138];CELL(&quot;Row&quot;;[.L139]));[.I139])" office:value-type="float" office:value="131">
              <text:p>131</text:p>
            </table:table-cell>
            <table:table-cell table:style-name="ce8" table:formula="of:=IF(AND([.$A139]&lt;=[.N$1];[.$A138]&gt;[.$A139]);0;IF(EXACT([.$A139];[.N$1]+1);[.M138]+1;[.M138]))" office:value-type="float" office:value="1">
              <text:p>1</text:p>
            </table:table-cell>
            <table:table-cell table:style-name="ce8" table:formula="of:=['Code format'.$C$5]&amp;TEXT([.M139];['Code format'.$B$5])&amp;['Code format'.$D$5]" office:value-type="string" office:string-value="1">
              <text:p>1</text:p>
            </table:table-cell>
            <table:table-cell table:style-name="ce8" table:formula="of:=IF(EXACT([.L138];[.L139]);IF(EXACT([.M138];[.M139]);[.O138];CELL(&quot;Row&quot;;[.O139]));[.L139])" office:value-type="float" office:value="132">
              <text:p>132</text:p>
            </table:table-cell>
            <table:table-cell table:style-name="ce8" table:formula="of:=IF(AND([.$A139]&lt;=[.Q$1];[.$A138]&gt;[.$A139]);0;IF(EXACT([.$A139];[.Q$1]+1);[.P138]+1;[.P138]))" office:value-type="float" office:value="1">
              <text:p>1</text:p>
            </table:table-cell>
            <table:table-cell table:style-name="ce8" table:formula="of:=['Code format'.$C$6]&amp;TEXT([.P139];['Code format'.$B$6])&amp;['Code format'.$D$6]" office:value-type="string" office:string-value="1">
              <text:p>1</text:p>
            </table:table-cell>
            <table:table-cell table:style-name="ce8" table:formula="of:=IF(EXACT([.O138];[.O139]);IF(EXACT([.P138];[.P139]);[.R138];CELL(&quot;Row&quot;;[.R139]));[.O139])" office:value-type="float" office:value="133">
              <text:p>133</text:p>
            </table:table-cell>
            <table:table-cell table:style-name="ce8" table:formula="of:=IF(AND([.$A139]&lt;=[.T$1];[.$A138]&gt;[.$A139]);0;IF(EXACT([.$A139];[.T$1]+1);[.S138]+1;[.S138]))" office:value-type="float" office:value="6">
              <text:p>6</text:p>
            </table:table-cell>
            <table:table-cell table:style-name="ce8" table:formula="of:=['Code format'.$C$7]&amp;TEXT([.S139];['Code format'.$B$7])&amp;['Code format'.$D$7]" office:value-type="string" office:string-value="6">
              <text:p>6</text:p>
            </table:table-cell>
            <table:table-cell table:style-name="ce8" table:formula="of:=IF(EXACT([.R138];[.R139]);IF(EXACT([.S138];[.S139]);[.U138];CELL(&quot;Row&quot;;[.U139]));[.R139])" office:value-type="float" office:value="139">
              <text:p>139</text:p>
            </table:table-cell>
            <table:table-cell table:style-name="Nivel7" table:formula="of:=CONCATENATE([.E139];[.H139];[.K139];[.N139];[.Q139];[.T139])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511116">
              <text:p>511116</text:p>
            </table:table-cell>
            <table:table-cell table:style-name="ce9" office:value-type="string">
              <text:p>Ag</text:p>
            </table:table-cell>
            <table:table-cell table:style-name="ce9" office:value-type="string">
              <text:p>Aguinaldo</text:p>
            </table:table-cell>
            <table:table-cell table:style-name="Nivel7" table:formula="of:=[.X139]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Aguinaldo">
              <text:p>Aguinaldo</text:p>
            </table:table-cell>
            <table:table-cell table:style-name="Datos" table:formula="of:=IF(EXACT([.A139];1);&quot;&quot;;IF(EXACT([.A139];2);INDIRECT(CONCATENATE(&quot;V&quot;;[.C139]));IF(EXACT([.A139];3);INDIRECT(CONCATENATE(&quot;V&quot;;[.F139]));IF(EXACT([.A139];4);INDIRECT(CONCATENATE(&quot;V&quot;;[.I139]));IF(EXACT([.A139];5);INDIRECT(CONCATENATE(&quot;V&quot;;[.L139]));IF(EXACT([.A139];6);INDIRECT(CONCATENATE(&quot;V&quot;;[.O139]));IF(EXACT([.A139];7);INDIRECT(CONCATENATE(&quot;V&quot;;[.R139])))))))))" office:value-type="string" office:string-value="511110">
              <text:p>51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39];7));NOT(EXACT([.AB139];&quot;view&quot;)));AND(EXACT([.A139];7);EXACT([.AB139];&quot;view&quot;))))" office:value-type="float" office:value="1">
              <text:p>1</text:p>
            </table:table-cell>
            <table:table-cell table:style-name="Datos" table:formula="of:=VLOOKUP([.AB139];['account.type'.$A$2:.$I$12];8)" office:value-type="string" office:string-value="other">
              <text:p>other</text:p>
            </table:table-cell>
            <table:table-cell table:style-name="Datos" table:formula="of:=VLOOKUP([.AB13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39];1);CHAR(9)&amp;CHAR(9)&amp;&quot;&lt;record id=&quot;&quot;account_account_template_&quot;&amp;SUBSTITUTE([.AG$1]&amp;[.$V139];&quot;-&quot;;&quot;_&quot;)&amp;&quot;&quot;&quot; model=&quot;&quot;account.account.template&quot;&quot;&gt;&quot;&amp;CHAR(13)&amp;CHAR(9)&amp;CHAR(9)&amp;CHAR(9)&amp;&quot;&lt;field name=&quot;&quot;code&quot;&quot;&gt;&quot;&amp;[.AG$1]&amp;[.$V139]&amp;&quot;&lt;/field&gt;&quot;&amp;CHAR(13)&amp;CHAR(9)&amp;CHAR(9)&amp;CHAR(9)&amp;&quot;&lt;field name=&quot;&quot;name&quot;&quot;&gt;&quot;&amp;[.AG$1]&amp;[.$Y139]&amp;&quot;&lt;/field&gt;&quot;&amp;CHAR(13)&amp;CHAR(9)&amp;CHAR(9)&amp;CHAR(9)&amp;&quot;&lt;field name=&quot;&quot;shortcut&quot;&quot;&gt;&quot;&amp;IF(EXACT([.$W139];&quot;&quot;);&quot;&quot;;[.AG$1]&amp;[.$W139])&amp;&quot;&lt;/field&gt;&quot;&amp;CHAR(13)&amp;CHAR(9)&amp;CHAR(9)&amp;CHAR(9)&amp;&quot;&lt;field name=&quot;&quot;parent_id&quot;&quot; ref=&quot;&quot;&quot;&amp;IF(EXACT([.$Z139];&quot;&quot;);&quot;&quot;;[.AG$1]&amp;[.$Z139])&amp;&quot;&quot;&quot;/&gt;&quot;&amp;CHAR(13)&amp;CHAR(9)&amp;CHAR(9)&amp;CHAR(9)&amp;&quot;&lt;field name=&quot;&quot;user_type&quot;&quot; ref=&quot;&quot;account_account_type_&quot;&amp;[.$AB139]&amp;&quot;&quot;&quot;/&gt;&quot;&amp;CHAR(13)&amp;CHAR(9)&amp;CHAR(9)&amp;CHAR(9)&amp;&quot;&lt;field name=&quot;&quot;currency_id&quot;&quot; ref=&quot;&quot;&quot;&amp;[.AA139]&amp;&quot;&quot;&quot;/&gt;&quot;&amp;CHAR(13)&amp;CHAR(9)&amp;CHAR(9)&amp;CHAR(9)&amp;&quot;&lt;field name=&quot;&quot;type&quot;&quot;&gt;&quot;&amp;[.$AD139]&amp;&quot;&lt;/field&gt;&quot;&amp;CHAR(13)&amp;CHAR(9)&amp;CHAR(9)&amp;CHAR(9)&amp;&quot;&lt;field name=&quot;&quot;reconcile&quot;&quot; eval=&quot;&quot;&quot;&amp;[.$AE139]&amp;&quot;&quot;&quot;/&gt;&quot;&amp;IF(EXACT([.$AF139];&quot;&quot;);&quot;&quot;;CHAR(13)&amp;CHAR(9)&amp;CHAR(9)&amp;CHAR(9)&amp;&quot;&lt;field name=&quot;&quot;tax_ids&quot;&quot;&gt;&quot;&amp;SUBSTITUTE([.$AF13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16&quot; model=&quot;account.account.template&quot;&gt;&#13;&#9;&#9;&#9;&lt;field name=&quot;code&quot;&gt;0-511116&lt;/field&gt;&#13;&#9;&#9;&#9;&lt;field name=&quot;name&quot;&gt;0-Aguinaldo&lt;/field&gt;&#13;&#9;&#9;&#9;&lt;field name=&quot;shortcut&quot;&gt;0-Ag&lt;/field&gt;&#13;&#9;&#9;&#9;&lt;field name=&quot;parent_id&quot; ref=&quot;0-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16" model="account.account.template"&gt;<text:tab/><text:tab/><text:tab/>&lt;field name="code"&gt;0-511116&lt;/field&gt;<text:tab/><text:tab/><text:tab/>&lt;field name="name"&gt;0-Aguinaldo&lt;/field&gt;<text:tab/><text:tab/><text:tab/>&lt;field name="shortcut"&gt;0-Ag&lt;/field&gt;<text:tab/><text:tab/><text:tab/>&lt;field name="parent_id" ref="0-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39];1);CHAR(9)&amp;CHAR(9)&amp;&quot;&lt;record id=&quot;&quot;account_account_template_&quot;&amp;SUBSTITUTE([.AH$1]&amp;[.$V139];&quot;-&quot;;&quot;_&quot;)&amp;&quot;&quot;&quot; model=&quot;&quot;account.account.template&quot;&quot;&gt;&quot;&amp;CHAR(13)&amp;CHAR(9)&amp;CHAR(9)&amp;CHAR(9)&amp;&quot;&lt;field name=&quot;&quot;code&quot;&quot;&gt;&quot;&amp;[.AH$1]&amp;[.$V139]&amp;&quot;&lt;/field&gt;&quot;&amp;CHAR(13)&amp;CHAR(9)&amp;CHAR(9)&amp;CHAR(9)&amp;&quot;&lt;field name=&quot;&quot;name&quot;&quot;&gt;&quot;&amp;[.AH$1]&amp;[.$Y139]&amp;&quot;&lt;/field&gt;&quot;&amp;CHAR(13)&amp;CHAR(9)&amp;CHAR(9)&amp;CHAR(9)&amp;&quot;&lt;field name=&quot;&quot;shortcut&quot;&quot;&gt;&quot;&amp;IF(EXACT([.$W139];&quot;&quot;);&quot;&quot;;[.AH$1]&amp;[.$W139])&amp;&quot;&lt;/field&gt;&quot;&amp;CHAR(13)&amp;CHAR(9)&amp;CHAR(9)&amp;CHAR(9)&amp;&quot;&lt;field name=&quot;&quot;parent_id&quot;&quot; ref=&quot;&quot;&quot;&amp;IF(EXACT([.$Z139];&quot;&quot;);&quot;&quot;;[.AH$1]&amp;[.$Z139])&amp;&quot;&quot;&quot;/&gt;&quot;&amp;CHAR(13)&amp;CHAR(9)&amp;CHAR(9)&amp;CHAR(9)&amp;&quot;&lt;field name=&quot;&quot;user_type&quot;&quot; ref=&quot;&quot;account_account_type_&quot;&amp;[.$AB139]&amp;&quot;&quot;&quot;/&gt;&quot;&amp;CHAR(13)&amp;CHAR(9)&amp;CHAR(9)&amp;CHAR(9)&amp;&quot;&lt;field name=&quot;&quot;currency_id&quot;&quot; ref=&quot;&quot;&quot;&amp;[.AB139]&amp;&quot;&quot;&quot;/&gt;&quot;&amp;CHAR(13)&amp;CHAR(9)&amp;CHAR(9)&amp;CHAR(9)&amp;&quot;&lt;field name=&quot;&quot;type&quot;&quot;&gt;&quot;&amp;[.$AD139]&amp;&quot;&lt;/field&gt;&quot;&amp;CHAR(13)&amp;CHAR(9)&amp;CHAR(9)&amp;CHAR(9)&amp;&quot;&lt;field name=&quot;&quot;reconcile&quot;&quot; eval=&quot;&quot;&quot;&amp;[.$AE139]&amp;&quot;&quot;&quot;/&gt;&quot;&amp;IF(EXACT([.$AF139];&quot;&quot;);&quot;&quot;;CHAR(13)&amp;CHAR(9)&amp;CHAR(9)&amp;CHAR(9)&amp;&quot;&lt;field name=&quot;&quot;tax_ids&quot;&quot;&gt;&quot;&amp;SUBSTITUTE([.$AF13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16&quot; model=&quot;account.account.template&quot;&gt;&#13;&#9;&#9;&#9;&lt;field name=&quot;code&quot;&gt;1-511116&lt;/field&gt;&#13;&#9;&#9;&#9;&lt;field name=&quot;name&quot;&gt;1-Aguinaldo&lt;/field&gt;&#13;&#9;&#9;&#9;&lt;field name=&quot;shortcut&quot;&gt;1-Ag&lt;/field&gt;&#13;&#9;&#9;&#9;&lt;field name=&quot;parent_id&quot; ref=&quot;1-51111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16" model="account.account.template"&gt;<text:tab/><text:tab/><text:tab/>&lt;field name="code"&gt;1-511116&lt;/field&gt;<text:tab/><text:tab/><text:tab/>&lt;field name="name"&gt;1-Aguinaldo&lt;/field&gt;<text:tab/><text:tab/><text:tab/>&lt;field name="shortcut"&gt;1-Ag&lt;/field&gt;<text:tab/><text:tab/><text:tab/>&lt;field name="parent_id" ref="1-51111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39]&gt;[.A140];[.A139]=[.A140]);[.A139]&lt;&gt;7))" office:value-type="float" office:value="1">
              <text:p>1</text:p>
            </table:table-cell>
            <table:table-cell table:style-name="ce8" table:formula="of:=IF(EXACT([.A140];1);CELL(&quot;Row&quot;;[.C140]);[.C139])" office:value-type="float" office:value="2">
              <text:p>2</text:p>
            </table:table-cell>
            <table:table-cell table:style-name="ce8" table:formula="of:=IF(EXACT([.$A140];1);0;IF(EXACT([.$A140];2);[.D139]+1;[.D139]))" office:value-type="float" office:value="5">
              <text:p>5</text:p>
            </table:table-cell>
            <table:table-cell table:style-name="ce8" table:formula="of:=['Code format'.$C$2]&amp;TEXT([.D140];['Code format'.$B$2])&amp;['Code format'.$D$2]" office:value-type="string" office:string-value="5">
              <text:p>5</text:p>
            </table:table-cell>
            <table:table-cell table:style-name="ce8" table:formula="of:=IF(EXACT([.C139];[.C140]);IF(EXACT([.D139];[.D140]);[.F139];CELL(&quot;Row&quot;;[.F140]));[.C140])" office:value-type="float" office:value="129">
              <text:p>129</text:p>
            </table:table-cell>
            <table:table-cell table:style-name="ce8" table:formula="of:=IF(AND([.$A140]&lt;=[.H$1];[.$A139]&gt;[.$A140]);0;IF(EXACT([.$A140];[.H$1]+1);[.G139]+1;[.G139]))" office:value-type="float" office:value="1">
              <text:p>1</text:p>
            </table:table-cell>
            <table:table-cell table:style-name="ce8" table:formula="of:=['Code format'.$C$3]&amp;TEXT([.G140];['Code format'.$B$3])&amp;['Code format'.$D$3]" office:value-type="string" office:string-value="1">
              <text:p>1</text:p>
            </table:table-cell>
            <table:table-cell table:style-name="ce8" table:formula="of:=IF(EXACT([.F139];[.F140]);IF(EXACT([.G139];[.G140]);[.I139];CELL(&quot;Row&quot;;[.I140]));[.F140])" office:value-type="float" office:value="130">
              <text:p>130</text:p>
            </table:table-cell>
            <table:table-cell table:style-name="ce8" table:formula="of:=IF(AND([.$A140]&lt;=[.K$1];[.$A139]&gt;[.$A140]);0;IF(EXACT([.$A140];[.K$1]+1);[.J139]+1;[.J139]))" office:value-type="float" office:value="1">
              <text:p>1</text:p>
            </table:table-cell>
            <table:table-cell table:style-name="ce8" table:formula="of:=['Code format'.$C$4]&amp;TEXT([.J140];['Code format'.$B$4])&amp;['Code format'.$D$4]" office:value-type="string" office:string-value="1">
              <text:p>1</text:p>
            </table:table-cell>
            <table:table-cell table:style-name="ce8" table:formula="of:=IF(EXACT([.I139];[.I140]);IF(EXACT([.J139];[.J140]);[.L139];CELL(&quot;Row&quot;;[.L140]));[.I140])" office:value-type="float" office:value="131">
              <text:p>131</text:p>
            </table:table-cell>
            <table:table-cell table:style-name="ce8" table:formula="of:=IF(AND([.$A140]&lt;=[.N$1];[.$A139]&gt;[.$A140]);0;IF(EXACT([.$A140];[.N$1]+1);[.M139]+1;[.M139]))" office:value-type="float" office:value="1">
              <text:p>1</text:p>
            </table:table-cell>
            <table:table-cell table:style-name="ce8" table:formula="of:=['Code format'.$C$5]&amp;TEXT([.M140];['Code format'.$B$5])&amp;['Code format'.$D$5]" office:value-type="string" office:string-value="1">
              <text:p>1</text:p>
            </table:table-cell>
            <table:table-cell table:style-name="ce8" table:formula="of:=IF(EXACT([.L139];[.L140]);IF(EXACT([.M139];[.M140]);[.O139];CELL(&quot;Row&quot;;[.O140]));[.L140])" office:value-type="float" office:value="132">
              <text:p>132</text:p>
            </table:table-cell>
            <table:table-cell table:style-name="ce8" table:formula="of:=IF(AND([.$A140]&lt;=[.Q$1];[.$A139]&gt;[.$A140]);0;IF(EXACT([.$A140];[.Q$1]+1);[.P139]+1;[.P139]))" office:value-type="float" office:value="1">
              <text:p>1</text:p>
            </table:table-cell>
            <table:table-cell table:style-name="ce8" table:formula="of:=['Code format'.$C$6]&amp;TEXT([.P140];['Code format'.$B$6])&amp;['Code format'.$D$6]" office:value-type="string" office:string-value="1">
              <text:p>1</text:p>
            </table:table-cell>
            <table:table-cell table:style-name="ce8" table:formula="of:=IF(EXACT([.O139];[.O140]);IF(EXACT([.P139];[.P140]);[.R139];CELL(&quot;Row&quot;;[.R140]));[.O140])" office:value-type="float" office:value="133">
              <text:p>133</text:p>
            </table:table-cell>
            <table:table-cell table:style-name="ce8" table:formula="of:=IF(AND([.$A140]&lt;=[.T$1];[.$A139]&gt;[.$A140]);0;IF(EXACT([.$A140];[.T$1]+1);[.S139]+1;[.S139]))" office:value-type="float" office:value="7">
              <text:p>7</text:p>
            </table:table-cell>
            <table:table-cell table:style-name="ce8" table:formula="of:=['Code format'.$C$7]&amp;TEXT([.S140];['Code format'.$B$7])&amp;['Code format'.$D$7]" office:value-type="string" office:string-value="7">
              <text:p>7</text:p>
            </table:table-cell>
            <table:table-cell table:style-name="ce8" table:formula="of:=IF(EXACT([.R139];[.R140]);IF(EXACT([.S139];[.S140]);[.U139];CELL(&quot;Row&quot;;[.U140]));[.R140])" office:value-type="float" office:value="140">
              <text:p>140</text:p>
            </table:table-cell>
            <table:table-cell table:style-name="Nivel7" table:formula="of:=CONCATENATE([.E140];[.H140];[.K140];[.N140];[.Q140];[.T140])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511117">
              <text:p>511117</text:p>
            </table:table-cell>
            <table:table-cell table:style-name="ce9" office:value-type="string">
              <text:p>Pre</text:p>
            </table:table-cell>
            <table:table-cell table:style-name="ce9" office:value-type="string">
              <text:p>Preaviso</text:p>
            </table:table-cell>
            <table:table-cell table:style-name="Nivel7" table:formula="of:=[.X140]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Preaviso">
              <text:p>Preaviso</text:p>
            </table:table-cell>
            <table:table-cell table:style-name="Datos" table:formula="of:=IF(EXACT([.A140];1);&quot;&quot;;IF(EXACT([.A140];2);INDIRECT(CONCATENATE(&quot;V&quot;;[.C140]));IF(EXACT([.A140];3);INDIRECT(CONCATENATE(&quot;V&quot;;[.F140]));IF(EXACT([.A140];4);INDIRECT(CONCATENATE(&quot;V&quot;;[.I140]));IF(EXACT([.A140];5);INDIRECT(CONCATENATE(&quot;V&quot;;[.L140]));IF(EXACT([.A140];6);INDIRECT(CONCATENATE(&quot;V&quot;;[.O140]));IF(EXACT([.A140];7);INDIRECT(CONCATENATE(&quot;V&quot;;[.R140])))))))))" office:value-type="string" office:string-value="511110">
              <text:p>51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40];7));NOT(EXACT([.AB140];&quot;view&quot;)));AND(EXACT([.A140];7);EXACT([.AB140];&quot;view&quot;))))" office:value-type="float" office:value="1">
              <text:p>1</text:p>
            </table:table-cell>
            <table:table-cell table:style-name="Datos" table:formula="of:=VLOOKUP([.AB140];['account.type'.$A$2:.$I$12];8)" office:value-type="string" office:string-value="other">
              <text:p>other</text:p>
            </table:table-cell>
            <table:table-cell table:style-name="Datos" table:formula="of:=VLOOKUP([.AB14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0];1);CHAR(9)&amp;CHAR(9)&amp;&quot;&lt;record id=&quot;&quot;account_account_template_&quot;&amp;SUBSTITUTE([.AG$1]&amp;[.$V140];&quot;-&quot;;&quot;_&quot;)&amp;&quot;&quot;&quot; model=&quot;&quot;account.account.template&quot;&quot;&gt;&quot;&amp;CHAR(13)&amp;CHAR(9)&amp;CHAR(9)&amp;CHAR(9)&amp;&quot;&lt;field name=&quot;&quot;code&quot;&quot;&gt;&quot;&amp;[.AG$1]&amp;[.$V140]&amp;&quot;&lt;/field&gt;&quot;&amp;CHAR(13)&amp;CHAR(9)&amp;CHAR(9)&amp;CHAR(9)&amp;&quot;&lt;field name=&quot;&quot;name&quot;&quot;&gt;&quot;&amp;[.AG$1]&amp;[.$Y140]&amp;&quot;&lt;/field&gt;&quot;&amp;CHAR(13)&amp;CHAR(9)&amp;CHAR(9)&amp;CHAR(9)&amp;&quot;&lt;field name=&quot;&quot;shortcut&quot;&quot;&gt;&quot;&amp;IF(EXACT([.$W140];&quot;&quot;);&quot;&quot;;[.AG$1]&amp;[.$W140])&amp;&quot;&lt;/field&gt;&quot;&amp;CHAR(13)&amp;CHAR(9)&amp;CHAR(9)&amp;CHAR(9)&amp;&quot;&lt;field name=&quot;&quot;parent_id&quot;&quot; ref=&quot;&quot;&quot;&amp;IF(EXACT([.$Z140];&quot;&quot;);&quot;&quot;;[.AG$1]&amp;[.$Z140])&amp;&quot;&quot;&quot;/&gt;&quot;&amp;CHAR(13)&amp;CHAR(9)&amp;CHAR(9)&amp;CHAR(9)&amp;&quot;&lt;field name=&quot;&quot;user_type&quot;&quot; ref=&quot;&quot;account_account_type_&quot;&amp;[.$AB140]&amp;&quot;&quot;&quot;/&gt;&quot;&amp;CHAR(13)&amp;CHAR(9)&amp;CHAR(9)&amp;CHAR(9)&amp;&quot;&lt;field name=&quot;&quot;currency_id&quot;&quot; ref=&quot;&quot;&quot;&amp;[.AA140]&amp;&quot;&quot;&quot;/&gt;&quot;&amp;CHAR(13)&amp;CHAR(9)&amp;CHAR(9)&amp;CHAR(9)&amp;&quot;&lt;field name=&quot;&quot;type&quot;&quot;&gt;&quot;&amp;[.$AD140]&amp;&quot;&lt;/field&gt;&quot;&amp;CHAR(13)&amp;CHAR(9)&amp;CHAR(9)&amp;CHAR(9)&amp;&quot;&lt;field name=&quot;&quot;reconcile&quot;&quot; eval=&quot;&quot;&quot;&amp;[.$AE140]&amp;&quot;&quot;&quot;/&gt;&quot;&amp;IF(EXACT([.$AF140];&quot;&quot;);&quot;&quot;;CHAR(13)&amp;CHAR(9)&amp;CHAR(9)&amp;CHAR(9)&amp;&quot;&lt;field name=&quot;&quot;tax_ids&quot;&quot;&gt;&quot;&amp;SUBSTITUTE([.$AF14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17&quot; model=&quot;account.account.template&quot;&gt;&#13;&#9;&#9;&#9;&lt;field name=&quot;code&quot;&gt;0-511117&lt;/field&gt;&#13;&#9;&#9;&#9;&lt;field name=&quot;name&quot;&gt;0-Preaviso&lt;/field&gt;&#13;&#9;&#9;&#9;&lt;field name=&quot;shortcut&quot;&gt;0-Pre&lt;/field&gt;&#13;&#9;&#9;&#9;&lt;field name=&quot;parent_id&quot; ref=&quot;0-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17" model="account.account.template"&gt;<text:tab/><text:tab/><text:tab/>&lt;field name="code"&gt;0-511117&lt;/field&gt;<text:tab/><text:tab/><text:tab/>&lt;field name="name"&gt;0-Preaviso&lt;/field&gt;<text:tab/><text:tab/><text:tab/>&lt;field name="shortcut"&gt;0-Pre&lt;/field&gt;<text:tab/><text:tab/><text:tab/>&lt;field name="parent_id" ref="0-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40];1);CHAR(9)&amp;CHAR(9)&amp;&quot;&lt;record id=&quot;&quot;account_account_template_&quot;&amp;SUBSTITUTE([.AH$1]&amp;[.$V140];&quot;-&quot;;&quot;_&quot;)&amp;&quot;&quot;&quot; model=&quot;&quot;account.account.template&quot;&quot;&gt;&quot;&amp;CHAR(13)&amp;CHAR(9)&amp;CHAR(9)&amp;CHAR(9)&amp;&quot;&lt;field name=&quot;&quot;code&quot;&quot;&gt;&quot;&amp;[.AH$1]&amp;[.$V140]&amp;&quot;&lt;/field&gt;&quot;&amp;CHAR(13)&amp;CHAR(9)&amp;CHAR(9)&amp;CHAR(9)&amp;&quot;&lt;field name=&quot;&quot;name&quot;&quot;&gt;&quot;&amp;[.AH$1]&amp;[.$Y140]&amp;&quot;&lt;/field&gt;&quot;&amp;CHAR(13)&amp;CHAR(9)&amp;CHAR(9)&amp;CHAR(9)&amp;&quot;&lt;field name=&quot;&quot;shortcut&quot;&quot;&gt;&quot;&amp;IF(EXACT([.$W140];&quot;&quot;);&quot;&quot;;[.AH$1]&amp;[.$W140])&amp;&quot;&lt;/field&gt;&quot;&amp;CHAR(13)&amp;CHAR(9)&amp;CHAR(9)&amp;CHAR(9)&amp;&quot;&lt;field name=&quot;&quot;parent_id&quot;&quot; ref=&quot;&quot;&quot;&amp;IF(EXACT([.$Z140];&quot;&quot;);&quot;&quot;;[.AH$1]&amp;[.$Z140])&amp;&quot;&quot;&quot;/&gt;&quot;&amp;CHAR(13)&amp;CHAR(9)&amp;CHAR(9)&amp;CHAR(9)&amp;&quot;&lt;field name=&quot;&quot;user_type&quot;&quot; ref=&quot;&quot;account_account_type_&quot;&amp;[.$AB140]&amp;&quot;&quot;&quot;/&gt;&quot;&amp;CHAR(13)&amp;CHAR(9)&amp;CHAR(9)&amp;CHAR(9)&amp;&quot;&lt;field name=&quot;&quot;currency_id&quot;&quot; ref=&quot;&quot;&quot;&amp;[.AB140]&amp;&quot;&quot;&quot;/&gt;&quot;&amp;CHAR(13)&amp;CHAR(9)&amp;CHAR(9)&amp;CHAR(9)&amp;&quot;&lt;field name=&quot;&quot;type&quot;&quot;&gt;&quot;&amp;[.$AD140]&amp;&quot;&lt;/field&gt;&quot;&amp;CHAR(13)&amp;CHAR(9)&amp;CHAR(9)&amp;CHAR(9)&amp;&quot;&lt;field name=&quot;&quot;reconcile&quot;&quot; eval=&quot;&quot;&quot;&amp;[.$AE140]&amp;&quot;&quot;&quot;/&gt;&quot;&amp;IF(EXACT([.$AF140];&quot;&quot;);&quot;&quot;;CHAR(13)&amp;CHAR(9)&amp;CHAR(9)&amp;CHAR(9)&amp;&quot;&lt;field name=&quot;&quot;tax_ids&quot;&quot;&gt;&quot;&amp;SUBSTITUTE([.$AF14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17&quot; model=&quot;account.account.template&quot;&gt;&#13;&#9;&#9;&#9;&lt;field name=&quot;code&quot;&gt;1-511117&lt;/field&gt;&#13;&#9;&#9;&#9;&lt;field name=&quot;name&quot;&gt;1-Preaviso&lt;/field&gt;&#13;&#9;&#9;&#9;&lt;field name=&quot;shortcut&quot;&gt;1-Pre&lt;/field&gt;&#13;&#9;&#9;&#9;&lt;field name=&quot;parent_id&quot; ref=&quot;1-51111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17" model="account.account.template"&gt;<text:tab/><text:tab/><text:tab/>&lt;field name="code"&gt;1-511117&lt;/field&gt;<text:tab/><text:tab/><text:tab/>&lt;field name="name"&gt;1-Preaviso&lt;/field&gt;<text:tab/><text:tab/><text:tab/>&lt;field name="shortcut"&gt;1-Pre&lt;/field&gt;<text:tab/><text:tab/><text:tab/>&lt;field name="parent_id" ref="1-51111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40]&gt;[.A141];[.A140]=[.A141]);[.A140]&lt;&gt;7))" office:value-type="float" office:value="1">
              <text:p>1</text:p>
            </table:table-cell>
            <table:table-cell table:style-name="ce8" table:formula="of:=IF(EXACT([.A141];1);CELL(&quot;Row&quot;;[.C141]);[.C140])" office:value-type="float" office:value="2">
              <text:p>2</text:p>
            </table:table-cell>
            <table:table-cell table:style-name="ce8" table:formula="of:=IF(EXACT([.$A141];1);0;IF(EXACT([.$A141];2);[.D140]+1;[.D140]))" office:value-type="float" office:value="5">
              <text:p>5</text:p>
            </table:table-cell>
            <table:table-cell table:style-name="ce8" table:formula="of:=['Code format'.$C$2]&amp;TEXT([.D141];['Code format'.$B$2])&amp;['Code format'.$D$2]" office:value-type="string" office:string-value="5">
              <text:p>5</text:p>
            </table:table-cell>
            <table:table-cell table:style-name="ce8" table:formula="of:=IF(EXACT([.C140];[.C141]);IF(EXACT([.D140];[.D141]);[.F140];CELL(&quot;Row&quot;;[.F141]));[.C141])" office:value-type="float" office:value="129">
              <text:p>129</text:p>
            </table:table-cell>
            <table:table-cell table:style-name="ce8" table:formula="of:=IF(AND([.$A141]&lt;=[.H$1];[.$A140]&gt;[.$A141]);0;IF(EXACT([.$A141];[.H$1]+1);[.G140]+1;[.G140]))" office:value-type="float" office:value="1">
              <text:p>1</text:p>
            </table:table-cell>
            <table:table-cell table:style-name="ce8" table:formula="of:=['Code format'.$C$3]&amp;TEXT([.G141];['Code format'.$B$3])&amp;['Code format'.$D$3]" office:value-type="string" office:string-value="1">
              <text:p>1</text:p>
            </table:table-cell>
            <table:table-cell table:style-name="ce8" table:formula="of:=IF(EXACT([.F140];[.F141]);IF(EXACT([.G140];[.G141]);[.I140];CELL(&quot;Row&quot;;[.I141]));[.F141])" office:value-type="float" office:value="130">
              <text:p>130</text:p>
            </table:table-cell>
            <table:table-cell table:style-name="ce8" table:formula="of:=IF(AND([.$A141]&lt;=[.K$1];[.$A140]&gt;[.$A141]);0;IF(EXACT([.$A141];[.K$1]+1);[.J140]+1;[.J140]))" office:value-type="float" office:value="1">
              <text:p>1</text:p>
            </table:table-cell>
            <table:table-cell table:style-name="ce8" table:formula="of:=['Code format'.$C$4]&amp;TEXT([.J141];['Code format'.$B$4])&amp;['Code format'.$D$4]" office:value-type="string" office:string-value="1">
              <text:p>1</text:p>
            </table:table-cell>
            <table:table-cell table:style-name="ce8" table:formula="of:=IF(EXACT([.I140];[.I141]);IF(EXACT([.J140];[.J141]);[.L140];CELL(&quot;Row&quot;;[.L141]));[.I141])" office:value-type="float" office:value="131">
              <text:p>131</text:p>
            </table:table-cell>
            <table:table-cell table:style-name="ce8" table:formula="of:=IF(AND([.$A141]&lt;=[.N$1];[.$A140]&gt;[.$A141]);0;IF(EXACT([.$A141];[.N$1]+1);[.M140]+1;[.M140]))" office:value-type="float" office:value="1">
              <text:p>1</text:p>
            </table:table-cell>
            <table:table-cell table:style-name="ce8" table:formula="of:=['Code format'.$C$5]&amp;TEXT([.M141];['Code format'.$B$5])&amp;['Code format'.$D$5]" office:value-type="string" office:string-value="1">
              <text:p>1</text:p>
            </table:table-cell>
            <table:table-cell table:style-name="ce8" table:formula="of:=IF(EXACT([.L140];[.L141]);IF(EXACT([.M140];[.M141]);[.O140];CELL(&quot;Row&quot;;[.O141]));[.L141])" office:value-type="float" office:value="132">
              <text:p>132</text:p>
            </table:table-cell>
            <table:table-cell table:style-name="ce8" table:formula="of:=IF(AND([.$A141]&lt;=[.Q$1];[.$A140]&gt;[.$A141]);0;IF(EXACT([.$A141];[.Q$1]+1);[.P140]+1;[.P140]))" office:value-type="float" office:value="1">
              <text:p>1</text:p>
            </table:table-cell>
            <table:table-cell table:style-name="ce8" table:formula="of:=['Code format'.$C$6]&amp;TEXT([.P141];['Code format'.$B$6])&amp;['Code format'.$D$6]" office:value-type="string" office:string-value="1">
              <text:p>1</text:p>
            </table:table-cell>
            <table:table-cell table:style-name="ce8" table:formula="of:=IF(EXACT([.O140];[.O141]);IF(EXACT([.P140];[.P141]);[.R140];CELL(&quot;Row&quot;;[.R141]));[.O141])" office:value-type="float" office:value="133">
              <text:p>133</text:p>
            </table:table-cell>
            <table:table-cell table:style-name="ce8" table:formula="of:=IF(AND([.$A141]&lt;=[.T$1];[.$A140]&gt;[.$A141]);0;IF(EXACT([.$A141];[.T$1]+1);[.S140]+1;[.S140]))" office:value-type="float" office:value="8">
              <text:p>8</text:p>
            </table:table-cell>
            <table:table-cell table:style-name="ce8" table:formula="of:=['Code format'.$C$7]&amp;TEXT([.S141];['Code format'.$B$7])&amp;['Code format'.$D$7]" office:value-type="string" office:string-value="8">
              <text:p>8</text:p>
            </table:table-cell>
            <table:table-cell table:style-name="ce8" table:formula="of:=IF(EXACT([.R140];[.R141]);IF(EXACT([.S140];[.S141]);[.U140];CELL(&quot;Row&quot;;[.U141]));[.R141])" office:value-type="float" office:value="141">
              <text:p>141</text:p>
            </table:table-cell>
            <table:table-cell table:style-name="Nivel7" table:formula="of:=CONCATENATE([.E141];[.H141];[.K141];[.N141];[.Q141];[.T141])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511118">
              <text:p>511118</text:p>
            </table:table-cell>
            <table:table-cell table:style-name="ce9" office:value-type="string">
              <text:p>Ces</text:p>
            </table:table-cell>
            <table:table-cell table:style-name="ce9" office:value-type="string">
              <text:p>Cesantía</text:p>
            </table:table-cell>
            <table:table-cell table:style-name="Nivel7" table:formula="of:=[.X141]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Cesantía">
              <text:p>Cesantía</text:p>
            </table:table-cell>
            <table:table-cell table:style-name="Datos" table:formula="of:=IF(EXACT([.A141];1);&quot;&quot;;IF(EXACT([.A141];2);INDIRECT(CONCATENATE(&quot;V&quot;;[.C141]));IF(EXACT([.A141];3);INDIRECT(CONCATENATE(&quot;V&quot;;[.F141]));IF(EXACT([.A141];4);INDIRECT(CONCATENATE(&quot;V&quot;;[.I141]));IF(EXACT([.A141];5);INDIRECT(CONCATENATE(&quot;V&quot;;[.L141]));IF(EXACT([.A141];6);INDIRECT(CONCATENATE(&quot;V&quot;;[.O141]));IF(EXACT([.A141];7);INDIRECT(CONCATENATE(&quot;V&quot;;[.R141])))))))))" office:value-type="string" office:string-value="511110">
              <text:p>5111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41];7));NOT(EXACT([.AB141];&quot;view&quot;)));AND(EXACT([.A141];7);EXACT([.AB141];&quot;view&quot;))))" office:value-type="float" office:value="1">
              <text:p>1</text:p>
            </table:table-cell>
            <table:table-cell table:style-name="Datos" table:formula="of:=VLOOKUP([.AB141];['account.type'.$A$2:.$I$12];8)" office:value-type="string" office:string-value="other">
              <text:p>other</text:p>
            </table:table-cell>
            <table:table-cell table:style-name="Datos" table:formula="of:=VLOOKUP([.AB14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1];1);CHAR(9)&amp;CHAR(9)&amp;&quot;&lt;record id=&quot;&quot;account_account_template_&quot;&amp;SUBSTITUTE([.AG$1]&amp;[.$V141];&quot;-&quot;;&quot;_&quot;)&amp;&quot;&quot;&quot; model=&quot;&quot;account.account.template&quot;&quot;&gt;&quot;&amp;CHAR(13)&amp;CHAR(9)&amp;CHAR(9)&amp;CHAR(9)&amp;&quot;&lt;field name=&quot;&quot;code&quot;&quot;&gt;&quot;&amp;[.AG$1]&amp;[.$V141]&amp;&quot;&lt;/field&gt;&quot;&amp;CHAR(13)&amp;CHAR(9)&amp;CHAR(9)&amp;CHAR(9)&amp;&quot;&lt;field name=&quot;&quot;name&quot;&quot;&gt;&quot;&amp;[.AG$1]&amp;[.$Y141]&amp;&quot;&lt;/field&gt;&quot;&amp;CHAR(13)&amp;CHAR(9)&amp;CHAR(9)&amp;CHAR(9)&amp;&quot;&lt;field name=&quot;&quot;shortcut&quot;&quot;&gt;&quot;&amp;IF(EXACT([.$W141];&quot;&quot;);&quot;&quot;;[.AG$1]&amp;[.$W141])&amp;&quot;&lt;/field&gt;&quot;&amp;CHAR(13)&amp;CHAR(9)&amp;CHAR(9)&amp;CHAR(9)&amp;&quot;&lt;field name=&quot;&quot;parent_id&quot;&quot; ref=&quot;&quot;&quot;&amp;IF(EXACT([.$Z141];&quot;&quot;);&quot;&quot;;[.AG$1]&amp;[.$Z141])&amp;&quot;&quot;&quot;/&gt;&quot;&amp;CHAR(13)&amp;CHAR(9)&amp;CHAR(9)&amp;CHAR(9)&amp;&quot;&lt;field name=&quot;&quot;user_type&quot;&quot; ref=&quot;&quot;account_account_type_&quot;&amp;[.$AB141]&amp;&quot;&quot;&quot;/&gt;&quot;&amp;CHAR(13)&amp;CHAR(9)&amp;CHAR(9)&amp;CHAR(9)&amp;&quot;&lt;field name=&quot;&quot;currency_id&quot;&quot; ref=&quot;&quot;&quot;&amp;[.AA141]&amp;&quot;&quot;&quot;/&gt;&quot;&amp;CHAR(13)&amp;CHAR(9)&amp;CHAR(9)&amp;CHAR(9)&amp;&quot;&lt;field name=&quot;&quot;type&quot;&quot;&gt;&quot;&amp;[.$AD141]&amp;&quot;&lt;/field&gt;&quot;&amp;CHAR(13)&amp;CHAR(9)&amp;CHAR(9)&amp;CHAR(9)&amp;&quot;&lt;field name=&quot;&quot;reconcile&quot;&quot; eval=&quot;&quot;&quot;&amp;[.$AE141]&amp;&quot;&quot;&quot;/&gt;&quot;&amp;IF(EXACT([.$AF141];&quot;&quot;);&quot;&quot;;CHAR(13)&amp;CHAR(9)&amp;CHAR(9)&amp;CHAR(9)&amp;&quot;&lt;field name=&quot;&quot;tax_ids&quot;&quot;&gt;&quot;&amp;SUBSTITUTE([.$AF14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18&quot; model=&quot;account.account.template&quot;&gt;&#13;&#9;&#9;&#9;&lt;field name=&quot;code&quot;&gt;0-511118&lt;/field&gt;&#13;&#9;&#9;&#9;&lt;field name=&quot;name&quot;&gt;0-Cesantía&lt;/field&gt;&#13;&#9;&#9;&#9;&lt;field name=&quot;shortcut&quot;&gt;0-Ces&lt;/field&gt;&#13;&#9;&#9;&#9;&lt;field name=&quot;parent_id&quot; ref=&quot;0-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18" model="account.account.template"&gt;<text:tab/><text:tab/><text:tab/>&lt;field name="code"&gt;0-511118&lt;/field&gt;<text:tab/><text:tab/><text:tab/>&lt;field name="name"&gt;0-Cesantía&lt;/field&gt;<text:tab/><text:tab/><text:tab/>&lt;field name="shortcut"&gt;0-Ces&lt;/field&gt;<text:tab/><text:tab/><text:tab/>&lt;field name="parent_id" ref="0-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41];1);CHAR(9)&amp;CHAR(9)&amp;&quot;&lt;record id=&quot;&quot;account_account_template_&quot;&amp;SUBSTITUTE([.AH$1]&amp;[.$V141];&quot;-&quot;;&quot;_&quot;)&amp;&quot;&quot;&quot; model=&quot;&quot;account.account.template&quot;&quot;&gt;&quot;&amp;CHAR(13)&amp;CHAR(9)&amp;CHAR(9)&amp;CHAR(9)&amp;&quot;&lt;field name=&quot;&quot;code&quot;&quot;&gt;&quot;&amp;[.AH$1]&amp;[.$V141]&amp;&quot;&lt;/field&gt;&quot;&amp;CHAR(13)&amp;CHAR(9)&amp;CHAR(9)&amp;CHAR(9)&amp;&quot;&lt;field name=&quot;&quot;name&quot;&quot;&gt;&quot;&amp;[.AH$1]&amp;[.$Y141]&amp;&quot;&lt;/field&gt;&quot;&amp;CHAR(13)&amp;CHAR(9)&amp;CHAR(9)&amp;CHAR(9)&amp;&quot;&lt;field name=&quot;&quot;shortcut&quot;&quot;&gt;&quot;&amp;IF(EXACT([.$W141];&quot;&quot;);&quot;&quot;;[.AH$1]&amp;[.$W141])&amp;&quot;&lt;/field&gt;&quot;&amp;CHAR(13)&amp;CHAR(9)&amp;CHAR(9)&amp;CHAR(9)&amp;&quot;&lt;field name=&quot;&quot;parent_id&quot;&quot; ref=&quot;&quot;&quot;&amp;IF(EXACT([.$Z141];&quot;&quot;);&quot;&quot;;[.AH$1]&amp;[.$Z141])&amp;&quot;&quot;&quot;/&gt;&quot;&amp;CHAR(13)&amp;CHAR(9)&amp;CHAR(9)&amp;CHAR(9)&amp;&quot;&lt;field name=&quot;&quot;user_type&quot;&quot; ref=&quot;&quot;account_account_type_&quot;&amp;[.$AB141]&amp;&quot;&quot;&quot;/&gt;&quot;&amp;CHAR(13)&amp;CHAR(9)&amp;CHAR(9)&amp;CHAR(9)&amp;&quot;&lt;field name=&quot;&quot;currency_id&quot;&quot; ref=&quot;&quot;&quot;&amp;[.AB141]&amp;&quot;&quot;&quot;/&gt;&quot;&amp;CHAR(13)&amp;CHAR(9)&amp;CHAR(9)&amp;CHAR(9)&amp;&quot;&lt;field name=&quot;&quot;type&quot;&quot;&gt;&quot;&amp;[.$AD141]&amp;&quot;&lt;/field&gt;&quot;&amp;CHAR(13)&amp;CHAR(9)&amp;CHAR(9)&amp;CHAR(9)&amp;&quot;&lt;field name=&quot;&quot;reconcile&quot;&quot; eval=&quot;&quot;&quot;&amp;[.$AE141]&amp;&quot;&quot;&quot;/&gt;&quot;&amp;IF(EXACT([.$AF141];&quot;&quot;);&quot;&quot;;CHAR(13)&amp;CHAR(9)&amp;CHAR(9)&amp;CHAR(9)&amp;&quot;&lt;field name=&quot;&quot;tax_ids&quot;&quot;&gt;&quot;&amp;SUBSTITUTE([.$AF14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18&quot; model=&quot;account.account.template&quot;&gt;&#13;&#9;&#9;&#9;&lt;field name=&quot;code&quot;&gt;1-511118&lt;/field&gt;&#13;&#9;&#9;&#9;&lt;field name=&quot;name&quot;&gt;1-Cesantía&lt;/field&gt;&#13;&#9;&#9;&#9;&lt;field name=&quot;shortcut&quot;&gt;1-Ces&lt;/field&gt;&#13;&#9;&#9;&#9;&lt;field name=&quot;parent_id&quot; ref=&quot;1-51111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18" model="account.account.template"&gt;<text:tab/><text:tab/><text:tab/>&lt;field name="code"&gt;1-511118&lt;/field&gt;<text:tab/><text:tab/><text:tab/>&lt;field name="name"&gt;1-Cesantía&lt;/field&gt;<text:tab/><text:tab/><text:tab/>&lt;field name="shortcut"&gt;1-Ces&lt;/field&gt;<text:tab/><text:tab/><text:tab/>&lt;field name="parent_id" ref="1-51111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141]&gt;[.A142];[.A141]=[.A142]);[.A141]&lt;&gt;7))" office:value-type="float" office:value="1">
              <text:p>1</text:p>
            </table:table-cell>
            <table:table-cell table:style-name="ce8" table:formula="of:=IF(EXACT([.A142];1);CELL(&quot;Row&quot;;[.C142]);[.C141])" office:value-type="float" office:value="2">
              <text:p>2</text:p>
            </table:table-cell>
            <table:table-cell table:style-name="ce8" table:formula="of:=IF(EXACT([.$A142];1);0;IF(EXACT([.$A142];2);[.D141]+1;[.D141]))" office:value-type="float" office:value="5">
              <text:p>5</text:p>
            </table:table-cell>
            <table:table-cell table:style-name="ce8" table:formula="of:=['Code format'.$C$2]&amp;TEXT([.D142];['Code format'.$B$2])&amp;['Code format'.$D$2]" office:value-type="string" office:string-value="5">
              <text:p>5</text:p>
            </table:table-cell>
            <table:table-cell table:style-name="ce8" table:formula="of:=IF(EXACT([.C141];[.C142]);IF(EXACT([.D141];[.D142]);[.F141];CELL(&quot;Row&quot;;[.F142]));[.C142])" office:value-type="float" office:value="129">
              <text:p>129</text:p>
            </table:table-cell>
            <table:table-cell table:style-name="ce8" table:formula="of:=IF(AND([.$A142]&lt;=[.H$1];[.$A141]&gt;[.$A142]);0;IF(EXACT([.$A142];[.H$1]+1);[.G141]+1;[.G141]))" office:value-type="float" office:value="1">
              <text:p>1</text:p>
            </table:table-cell>
            <table:table-cell table:style-name="ce8" table:formula="of:=['Code format'.$C$3]&amp;TEXT([.G142];['Code format'.$B$3])&amp;['Code format'.$D$3]" office:value-type="string" office:string-value="1">
              <text:p>1</text:p>
            </table:table-cell>
            <table:table-cell table:style-name="ce8" table:formula="of:=IF(EXACT([.F141];[.F142]);IF(EXACT([.G141];[.G142]);[.I141];CELL(&quot;Row&quot;;[.I142]));[.F142])" office:value-type="float" office:value="130">
              <text:p>130</text:p>
            </table:table-cell>
            <table:table-cell table:style-name="ce8" table:formula="of:=IF(AND([.$A142]&lt;=[.K$1];[.$A141]&gt;[.$A142]);0;IF(EXACT([.$A142];[.K$1]+1);[.J141]+1;[.J141]))" office:value-type="float" office:value="1">
              <text:p>1</text:p>
            </table:table-cell>
            <table:table-cell table:style-name="ce8" table:formula="of:=['Code format'.$C$4]&amp;TEXT([.J142];['Code format'.$B$4])&amp;['Code format'.$D$4]" office:value-type="string" office:string-value="1">
              <text:p>1</text:p>
            </table:table-cell>
            <table:table-cell table:style-name="ce8" table:formula="of:=IF(EXACT([.I141];[.I142]);IF(EXACT([.J141];[.J142]);[.L141];CELL(&quot;Row&quot;;[.L142]));[.I142])" office:value-type="float" office:value="131">
              <text:p>131</text:p>
            </table:table-cell>
            <table:table-cell table:style-name="ce8" table:formula="of:=IF(AND([.$A142]&lt;=[.N$1];[.$A141]&gt;[.$A142]);0;IF(EXACT([.$A142];[.N$1]+1);[.M141]+1;[.M141]))" office:value-type="float" office:value="1">
              <text:p>1</text:p>
            </table:table-cell>
            <table:table-cell table:style-name="ce8" table:formula="of:=['Code format'.$C$5]&amp;TEXT([.M142];['Code format'.$B$5])&amp;['Code format'.$D$5]" office:value-type="string" office:string-value="1">
              <text:p>1</text:p>
            </table:table-cell>
            <table:table-cell table:style-name="ce8" table:formula="of:=IF(EXACT([.L141];[.L142]);IF(EXACT([.M141];[.M142]);[.O141];CELL(&quot;Row&quot;;[.O142]));[.L142])" office:value-type="float" office:value="132">
              <text:p>132</text:p>
            </table:table-cell>
            <table:table-cell table:style-name="ce8" table:formula="of:=IF(AND([.$A142]&lt;=[.Q$1];[.$A141]&gt;[.$A142]);0;IF(EXACT([.$A142];[.Q$1]+1);[.P141]+1;[.P141]))" office:value-type="float" office:value="2">
              <text:p>2</text:p>
            </table:table-cell>
            <table:table-cell table:style-name="ce8" table:formula="of:=['Code format'.$C$6]&amp;TEXT([.P142];['Code format'.$B$6])&amp;['Code format'.$D$6]" office:value-type="string" office:string-value="2">
              <text:p>2</text:p>
            </table:table-cell>
            <table:table-cell table:style-name="ce8" table:formula="of:=IF(EXACT([.O141];[.O142]);IF(EXACT([.P141];[.P142]);[.R141];CELL(&quot;Row&quot;;[.R142]));[.O142])" office:value-type="float" office:value="142">
              <text:p>142</text:p>
            </table:table-cell>
            <table:table-cell table:style-name="ce8" table:formula="of:=IF(AND([.$A142]&lt;=[.T$1];[.$A141]&gt;[.$A142]);0;IF(EXACT([.$A142];[.T$1]+1);[.S141]+1;[.S141]))" office:value-type="float" office:value="0">
              <text:p>0</text:p>
            </table:table-cell>
            <table:table-cell table:style-name="ce8" table:formula="of:=['Code format'.$C$7]&amp;TEXT([.S142];['Code format'.$B$7])&amp;['Code format'.$D$7]" office:value-type="string" office:string-value="0">
              <text:p>0</text:p>
            </table:table-cell>
            <table:table-cell table:style-name="ce8" table:formula="of:=IF(EXACT([.R141];[.R142]);IF(EXACT([.S141];[.S142]);[.U141];CELL(&quot;Row&quot;;[.U142]));[.R142])" office:value-type="float" office:value="142">
              <text:p>142</text:p>
            </table:table-cell>
            <table:table-cell table:style-name="Nivel6" table:formula="of:=CONCATENATE([.E142];[.H142];[.K142];[.N142];[.Q142];[.T142])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511120">
              <text:p>511120</text:p>
            </table:table-cell>
            <table:table-cell table:style-name="ce9" office:value-type="string">
              <text:p>Via</text:p>
            </table:table-cell>
            <table:table-cell table:style-name="ce9" office:value-type="string">
              <text:p>Viáticos</text:p>
            </table:table-cell>
            <table:table-cell table:style-name="Nivel6" table:formula="of:=[.X142]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Viáticos">
              <text:p>Viáticos</text:p>
            </table:table-cell>
            <table:table-cell table:style-name="Datos" table:formula="of:=IF(EXACT([.A142];1);&quot;&quot;;IF(EXACT([.A142];2);INDIRECT(CONCATENATE(&quot;V&quot;;[.C142]));IF(EXACT([.A142];3);INDIRECT(CONCATENATE(&quot;V&quot;;[.F142]));IF(EXACT([.A142];4);INDIRECT(CONCATENATE(&quot;V&quot;;[.I142]));IF(EXACT([.A142];5);INDIRECT(CONCATENATE(&quot;V&quot;;[.L142]));IF(EXACT([.A142];6);INDIRECT(CONCATENATE(&quot;V&quot;;[.O142]));IF(EXACT([.A142];7);INDIRECT(CONCATENATE(&quot;V&quot;;[.R142])))))))))" office:value-type="string" office:string-value="511100">
              <text:p>511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42];7));NOT(EXACT([.AB142];&quot;view&quot;)));AND(EXACT([.A142];7);EXACT([.AB142];&quot;view&quot;))))" office:value-type="float" office:value="1">
              <text:p>1</text:p>
            </table:table-cell>
            <table:table-cell table:style-name="Datos" table:formula="of:=VLOOKUP([.AB142];['account.type'.$A$2:.$I$12];8)" office:value-type="string" office:string-value="view">
              <text:p>view</text:p>
            </table:table-cell>
            <table:table-cell table:style-name="Datos" table:formula="of:=VLOOKUP([.AB14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2];1);CHAR(9)&amp;CHAR(9)&amp;&quot;&lt;record id=&quot;&quot;account_account_template_&quot;&amp;SUBSTITUTE([.AG$1]&amp;[.$V142];&quot;-&quot;;&quot;_&quot;)&amp;&quot;&quot;&quot; model=&quot;&quot;account.account.template&quot;&quot;&gt;&quot;&amp;CHAR(13)&amp;CHAR(9)&amp;CHAR(9)&amp;CHAR(9)&amp;&quot;&lt;field name=&quot;&quot;code&quot;&quot;&gt;&quot;&amp;[.AG$1]&amp;[.$V142]&amp;&quot;&lt;/field&gt;&quot;&amp;CHAR(13)&amp;CHAR(9)&amp;CHAR(9)&amp;CHAR(9)&amp;&quot;&lt;field name=&quot;&quot;name&quot;&quot;&gt;&quot;&amp;[.AG$1]&amp;[.$Y142]&amp;&quot;&lt;/field&gt;&quot;&amp;CHAR(13)&amp;CHAR(9)&amp;CHAR(9)&amp;CHAR(9)&amp;&quot;&lt;field name=&quot;&quot;shortcut&quot;&quot;&gt;&quot;&amp;IF(EXACT([.$W142];&quot;&quot;);&quot;&quot;;[.AG$1]&amp;[.$W142])&amp;&quot;&lt;/field&gt;&quot;&amp;CHAR(13)&amp;CHAR(9)&amp;CHAR(9)&amp;CHAR(9)&amp;&quot;&lt;field name=&quot;&quot;parent_id&quot;&quot; ref=&quot;&quot;&quot;&amp;IF(EXACT([.$Z142];&quot;&quot;);&quot;&quot;;[.AG$1]&amp;[.$Z142])&amp;&quot;&quot;&quot;/&gt;&quot;&amp;CHAR(13)&amp;CHAR(9)&amp;CHAR(9)&amp;CHAR(9)&amp;&quot;&lt;field name=&quot;&quot;user_type&quot;&quot; ref=&quot;&quot;account_account_type_&quot;&amp;[.$AB142]&amp;&quot;&quot;&quot;/&gt;&quot;&amp;CHAR(13)&amp;CHAR(9)&amp;CHAR(9)&amp;CHAR(9)&amp;&quot;&lt;field name=&quot;&quot;currency_id&quot;&quot; ref=&quot;&quot;&quot;&amp;[.AA142]&amp;&quot;&quot;&quot;/&gt;&quot;&amp;CHAR(13)&amp;CHAR(9)&amp;CHAR(9)&amp;CHAR(9)&amp;&quot;&lt;field name=&quot;&quot;type&quot;&quot;&gt;&quot;&amp;[.$AD142]&amp;&quot;&lt;/field&gt;&quot;&amp;CHAR(13)&amp;CHAR(9)&amp;CHAR(9)&amp;CHAR(9)&amp;&quot;&lt;field name=&quot;&quot;reconcile&quot;&quot; eval=&quot;&quot;&quot;&amp;[.$AE142]&amp;&quot;&quot;&quot;/&gt;&quot;&amp;IF(EXACT([.$AF142];&quot;&quot;);&quot;&quot;;CHAR(13)&amp;CHAR(9)&amp;CHAR(9)&amp;CHAR(9)&amp;&quot;&lt;field name=&quot;&quot;tax_ids&quot;&quot;&gt;&quot;&amp;SUBSTITUTE([.$AF14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20&quot; model=&quot;account.account.template&quot;&gt;&#13;&#9;&#9;&#9;&lt;field name=&quot;code&quot;&gt;0-511120&lt;/field&gt;&#13;&#9;&#9;&#9;&lt;field name=&quot;name&quot;&gt;0-Viáticos&lt;/field&gt;&#13;&#9;&#9;&#9;&lt;field name=&quot;shortcut&quot;&gt;0-Via&lt;/field&gt;&#13;&#9;&#9;&#9;&lt;field name=&quot;parent_id&quot; ref=&quot;0-5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1120" model="account.account.template"&gt;<text:tab/><text:tab/><text:tab/>&lt;field name="code"&gt;0-511120&lt;/field&gt;<text:tab/><text:tab/><text:tab/>&lt;field name="name"&gt;0-Viáticos&lt;/field&gt;<text:tab/><text:tab/><text:tab/>&lt;field name="shortcut"&gt;0-Via&lt;/field&gt;<text:tab/><text:tab/><text:tab/>&lt;field name="parent_id" ref="0-5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42];1);CHAR(9)&amp;CHAR(9)&amp;&quot;&lt;record id=&quot;&quot;account_account_template_&quot;&amp;SUBSTITUTE([.AH$1]&amp;[.$V142];&quot;-&quot;;&quot;_&quot;)&amp;&quot;&quot;&quot; model=&quot;&quot;account.account.template&quot;&quot;&gt;&quot;&amp;CHAR(13)&amp;CHAR(9)&amp;CHAR(9)&amp;CHAR(9)&amp;&quot;&lt;field name=&quot;&quot;code&quot;&quot;&gt;&quot;&amp;[.AH$1]&amp;[.$V142]&amp;&quot;&lt;/field&gt;&quot;&amp;CHAR(13)&amp;CHAR(9)&amp;CHAR(9)&amp;CHAR(9)&amp;&quot;&lt;field name=&quot;&quot;name&quot;&quot;&gt;&quot;&amp;[.AH$1]&amp;[.$Y142]&amp;&quot;&lt;/field&gt;&quot;&amp;CHAR(13)&amp;CHAR(9)&amp;CHAR(9)&amp;CHAR(9)&amp;&quot;&lt;field name=&quot;&quot;shortcut&quot;&quot;&gt;&quot;&amp;IF(EXACT([.$W142];&quot;&quot;);&quot;&quot;;[.AH$1]&amp;[.$W142])&amp;&quot;&lt;/field&gt;&quot;&amp;CHAR(13)&amp;CHAR(9)&amp;CHAR(9)&amp;CHAR(9)&amp;&quot;&lt;field name=&quot;&quot;parent_id&quot;&quot; ref=&quot;&quot;&quot;&amp;IF(EXACT([.$Z142];&quot;&quot;);&quot;&quot;;[.AH$1]&amp;[.$Z142])&amp;&quot;&quot;&quot;/&gt;&quot;&amp;CHAR(13)&amp;CHAR(9)&amp;CHAR(9)&amp;CHAR(9)&amp;&quot;&lt;field name=&quot;&quot;user_type&quot;&quot; ref=&quot;&quot;account_account_type_&quot;&amp;[.$AB142]&amp;&quot;&quot;&quot;/&gt;&quot;&amp;CHAR(13)&amp;CHAR(9)&amp;CHAR(9)&amp;CHAR(9)&amp;&quot;&lt;field name=&quot;&quot;currency_id&quot;&quot; ref=&quot;&quot;&quot;&amp;[.AB142]&amp;&quot;&quot;&quot;/&gt;&quot;&amp;CHAR(13)&amp;CHAR(9)&amp;CHAR(9)&amp;CHAR(9)&amp;&quot;&lt;field name=&quot;&quot;type&quot;&quot;&gt;&quot;&amp;[.$AD142]&amp;&quot;&lt;/field&gt;&quot;&amp;CHAR(13)&amp;CHAR(9)&amp;CHAR(9)&amp;CHAR(9)&amp;&quot;&lt;field name=&quot;&quot;reconcile&quot;&quot; eval=&quot;&quot;&quot;&amp;[.$AE142]&amp;&quot;&quot;&quot;/&gt;&quot;&amp;IF(EXACT([.$AF142];&quot;&quot;);&quot;&quot;;CHAR(13)&amp;CHAR(9)&amp;CHAR(9)&amp;CHAR(9)&amp;&quot;&lt;field name=&quot;&quot;tax_ids&quot;&quot;&gt;&quot;&amp;SUBSTITUTE([.$AF14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20&quot; model=&quot;account.account.template&quot;&gt;&#13;&#9;&#9;&#9;&lt;field name=&quot;code&quot;&gt;1-511120&lt;/field&gt;&#13;&#9;&#9;&#9;&lt;field name=&quot;name&quot;&gt;1-Viáticos&lt;/field&gt;&#13;&#9;&#9;&#9;&lt;field name=&quot;shortcut&quot;&gt;1-Via&lt;/field&gt;&#13;&#9;&#9;&#9;&lt;field name=&quot;parent_id&quot; ref=&quot;1-5111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1120" model="account.account.template"&gt;<text:tab/><text:tab/><text:tab/>&lt;field name="code"&gt;1-511120&lt;/field&gt;<text:tab/><text:tab/><text:tab/>&lt;field name="name"&gt;1-Viáticos&lt;/field&gt;<text:tab/><text:tab/><text:tab/>&lt;field name="shortcut"&gt;1-Via&lt;/field&gt;<text:tab/><text:tab/><text:tab/>&lt;field name="parent_id" ref="1-5111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42]&gt;[.A143];[.A142]=[.A143]);[.A142]&lt;&gt;7))" office:value-type="float" office:value="1">
              <text:p>1</text:p>
            </table:table-cell>
            <table:table-cell table:style-name="ce8" table:formula="of:=IF(EXACT([.A143];1);CELL(&quot;Row&quot;;[.C143]);[.C142])" office:value-type="float" office:value="2">
              <text:p>2</text:p>
            </table:table-cell>
            <table:table-cell table:style-name="ce8" table:formula="of:=IF(EXACT([.$A143];1);0;IF(EXACT([.$A143];2);[.D142]+1;[.D142]))" office:value-type="float" office:value="5">
              <text:p>5</text:p>
            </table:table-cell>
            <table:table-cell table:style-name="ce8" table:formula="of:=['Code format'.$C$2]&amp;TEXT([.D143];['Code format'.$B$2])&amp;['Code format'.$D$2]" office:value-type="string" office:string-value="5">
              <text:p>5</text:p>
            </table:table-cell>
            <table:table-cell table:style-name="ce8" table:formula="of:=IF(EXACT([.C142];[.C143]);IF(EXACT([.D142];[.D143]);[.F142];CELL(&quot;Row&quot;;[.F143]));[.C143])" office:value-type="float" office:value="129">
              <text:p>129</text:p>
            </table:table-cell>
            <table:table-cell table:style-name="ce8" table:formula="of:=IF(AND([.$A143]&lt;=[.H$1];[.$A142]&gt;[.$A143]);0;IF(EXACT([.$A143];[.H$1]+1);[.G142]+1;[.G142]))" office:value-type="float" office:value="1">
              <text:p>1</text:p>
            </table:table-cell>
            <table:table-cell table:style-name="ce8" table:formula="of:=['Code format'.$C$3]&amp;TEXT([.G143];['Code format'.$B$3])&amp;['Code format'.$D$3]" office:value-type="string" office:string-value="1">
              <text:p>1</text:p>
            </table:table-cell>
            <table:table-cell table:style-name="ce8" table:formula="of:=IF(EXACT([.F142];[.F143]);IF(EXACT([.G142];[.G143]);[.I142];CELL(&quot;Row&quot;;[.I143]));[.F143])" office:value-type="float" office:value="130">
              <text:p>130</text:p>
            </table:table-cell>
            <table:table-cell table:style-name="ce8" table:formula="of:=IF(AND([.$A143]&lt;=[.K$1];[.$A142]&gt;[.$A143]);0;IF(EXACT([.$A143];[.K$1]+1);[.J142]+1;[.J142]))" office:value-type="float" office:value="1">
              <text:p>1</text:p>
            </table:table-cell>
            <table:table-cell table:style-name="ce8" table:formula="of:=['Code format'.$C$4]&amp;TEXT([.J143];['Code format'.$B$4])&amp;['Code format'.$D$4]" office:value-type="string" office:string-value="1">
              <text:p>1</text:p>
            </table:table-cell>
            <table:table-cell table:style-name="ce8" table:formula="of:=IF(EXACT([.I142];[.I143]);IF(EXACT([.J142];[.J143]);[.L142];CELL(&quot;Row&quot;;[.L143]));[.I143])" office:value-type="float" office:value="131">
              <text:p>131</text:p>
            </table:table-cell>
            <table:table-cell table:style-name="ce8" table:formula="of:=IF(AND([.$A143]&lt;=[.N$1];[.$A142]&gt;[.$A143]);0;IF(EXACT([.$A143];[.N$1]+1);[.M142]+1;[.M142]))" office:value-type="float" office:value="1">
              <text:p>1</text:p>
            </table:table-cell>
            <table:table-cell table:style-name="ce8" table:formula="of:=['Code format'.$C$5]&amp;TEXT([.M143];['Code format'.$B$5])&amp;['Code format'.$D$5]" office:value-type="string" office:string-value="1">
              <text:p>1</text:p>
            </table:table-cell>
            <table:table-cell table:style-name="ce8" table:formula="of:=IF(EXACT([.L142];[.L143]);IF(EXACT([.M142];[.M143]);[.O142];CELL(&quot;Row&quot;;[.O143]));[.L143])" office:value-type="float" office:value="132">
              <text:p>132</text:p>
            </table:table-cell>
            <table:table-cell table:style-name="ce8" table:formula="of:=IF(AND([.$A143]&lt;=[.Q$1];[.$A142]&gt;[.$A143]);0;IF(EXACT([.$A143];[.Q$1]+1);[.P142]+1;[.P142]))" office:value-type="float" office:value="2">
              <text:p>2</text:p>
            </table:table-cell>
            <table:table-cell table:style-name="ce8" table:formula="of:=['Code format'.$C$6]&amp;TEXT([.P143];['Code format'.$B$6])&amp;['Code format'.$D$6]" office:value-type="string" office:string-value="2">
              <text:p>2</text:p>
            </table:table-cell>
            <table:table-cell table:style-name="ce8" table:formula="of:=IF(EXACT([.O142];[.O143]);IF(EXACT([.P142];[.P143]);[.R142];CELL(&quot;Row&quot;;[.R143]));[.O143])" office:value-type="float" office:value="142">
              <text:p>142</text:p>
            </table:table-cell>
            <table:table-cell table:style-name="ce8" table:formula="of:=IF(AND([.$A143]&lt;=[.T$1];[.$A142]&gt;[.$A143]);0;IF(EXACT([.$A143];[.T$1]+1);[.S142]+1;[.S142]))" office:value-type="float" office:value="1">
              <text:p>1</text:p>
            </table:table-cell>
            <table:table-cell table:style-name="ce8" table:formula="of:=['Code format'.$C$7]&amp;TEXT([.S143];['Code format'.$B$7])&amp;['Code format'.$D$7]" office:value-type="string" office:string-value="1">
              <text:p>1</text:p>
            </table:table-cell>
            <table:table-cell table:style-name="ce8" table:formula="of:=IF(EXACT([.R142];[.R143]);IF(EXACT([.S142];[.S143]);[.U142];CELL(&quot;Row&quot;;[.U143]));[.R143])" office:value-type="float" office:value="143">
              <text:p>143</text:p>
            </table:table-cell>
            <table:table-cell table:style-name="Nivel7" table:formula="of:=CONCATENATE([.E143];[.H143];[.K143];[.N143];[.Q143];[.T143])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511121">
              <text:p>511121</text:p>
            </table:table-cell>
            <table:table-cell table:style-name="ce9" office:value-type="string">
              <text:p>Trans</text:p>
            </table:table-cell>
            <table:table-cell table:style-name="ce9" office:value-type="string">
              <text:p>Transporte</text:p>
            </table:table-cell>
            <table:table-cell table:style-name="Nivel7" table:formula="of:=[.X143]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Transporte">
              <text:p>Transporte</text:p>
            </table:table-cell>
            <table:table-cell table:style-name="Datos" table:formula="of:=IF(EXACT([.A143];1);&quot;&quot;;IF(EXACT([.A143];2);INDIRECT(CONCATENATE(&quot;V&quot;;[.C143]));IF(EXACT([.A143];3);INDIRECT(CONCATENATE(&quot;V&quot;;[.F143]));IF(EXACT([.A143];4);INDIRECT(CONCATENATE(&quot;V&quot;;[.I143]));IF(EXACT([.A143];5);INDIRECT(CONCATENATE(&quot;V&quot;;[.L143]));IF(EXACT([.A143];6);INDIRECT(CONCATENATE(&quot;V&quot;;[.O143]));IF(EXACT([.A143];7);INDIRECT(CONCATENATE(&quot;V&quot;;[.R143])))))))))" office:value-type="string" office:string-value="511120">
              <text:p>51112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43];7));NOT(EXACT([.AB143];&quot;view&quot;)));AND(EXACT([.A143];7);EXACT([.AB143];&quot;view&quot;))))" office:value-type="float" office:value="1">
              <text:p>1</text:p>
            </table:table-cell>
            <table:table-cell table:style-name="Datos" table:formula="of:=VLOOKUP([.AB143];['account.type'.$A$2:.$I$12];8)" office:value-type="string" office:string-value="other">
              <text:p>other</text:p>
            </table:table-cell>
            <table:table-cell table:style-name="Datos" table:formula="of:=VLOOKUP([.AB14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3];1);CHAR(9)&amp;CHAR(9)&amp;&quot;&lt;record id=&quot;&quot;account_account_template_&quot;&amp;SUBSTITUTE([.AG$1]&amp;[.$V143];&quot;-&quot;;&quot;_&quot;)&amp;&quot;&quot;&quot; model=&quot;&quot;account.account.template&quot;&quot;&gt;&quot;&amp;CHAR(13)&amp;CHAR(9)&amp;CHAR(9)&amp;CHAR(9)&amp;&quot;&lt;field name=&quot;&quot;code&quot;&quot;&gt;&quot;&amp;[.AG$1]&amp;[.$V143]&amp;&quot;&lt;/field&gt;&quot;&amp;CHAR(13)&amp;CHAR(9)&amp;CHAR(9)&amp;CHAR(9)&amp;&quot;&lt;field name=&quot;&quot;name&quot;&quot;&gt;&quot;&amp;[.AG$1]&amp;[.$Y143]&amp;&quot;&lt;/field&gt;&quot;&amp;CHAR(13)&amp;CHAR(9)&amp;CHAR(9)&amp;CHAR(9)&amp;&quot;&lt;field name=&quot;&quot;shortcut&quot;&quot;&gt;&quot;&amp;IF(EXACT([.$W143];&quot;&quot;);&quot;&quot;;[.AG$1]&amp;[.$W143])&amp;&quot;&lt;/field&gt;&quot;&amp;CHAR(13)&amp;CHAR(9)&amp;CHAR(9)&amp;CHAR(9)&amp;&quot;&lt;field name=&quot;&quot;parent_id&quot;&quot; ref=&quot;&quot;&quot;&amp;IF(EXACT([.$Z143];&quot;&quot;);&quot;&quot;;[.AG$1]&amp;[.$Z143])&amp;&quot;&quot;&quot;/&gt;&quot;&amp;CHAR(13)&amp;CHAR(9)&amp;CHAR(9)&amp;CHAR(9)&amp;&quot;&lt;field name=&quot;&quot;user_type&quot;&quot; ref=&quot;&quot;account_account_type_&quot;&amp;[.$AB143]&amp;&quot;&quot;&quot;/&gt;&quot;&amp;CHAR(13)&amp;CHAR(9)&amp;CHAR(9)&amp;CHAR(9)&amp;&quot;&lt;field name=&quot;&quot;currency_id&quot;&quot; ref=&quot;&quot;&quot;&amp;[.AA143]&amp;&quot;&quot;&quot;/&gt;&quot;&amp;CHAR(13)&amp;CHAR(9)&amp;CHAR(9)&amp;CHAR(9)&amp;&quot;&lt;field name=&quot;&quot;type&quot;&quot;&gt;&quot;&amp;[.$AD143]&amp;&quot;&lt;/field&gt;&quot;&amp;CHAR(13)&amp;CHAR(9)&amp;CHAR(9)&amp;CHAR(9)&amp;&quot;&lt;field name=&quot;&quot;reconcile&quot;&quot; eval=&quot;&quot;&quot;&amp;[.$AE143]&amp;&quot;&quot;&quot;/&gt;&quot;&amp;IF(EXACT([.$AF143];&quot;&quot;);&quot;&quot;;CHAR(13)&amp;CHAR(9)&amp;CHAR(9)&amp;CHAR(9)&amp;&quot;&lt;field name=&quot;&quot;tax_ids&quot;&quot;&gt;&quot;&amp;SUBSTITUTE([.$AF14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21&quot; model=&quot;account.account.template&quot;&gt;&#13;&#9;&#9;&#9;&lt;field name=&quot;code&quot;&gt;0-511121&lt;/field&gt;&#13;&#9;&#9;&#9;&lt;field name=&quot;name&quot;&gt;0-Transporte&lt;/field&gt;&#13;&#9;&#9;&#9;&lt;field name=&quot;shortcut&quot;&gt;0-Trans&lt;/field&gt;&#13;&#9;&#9;&#9;&lt;field name=&quot;parent_id&quot; ref=&quot;0-5111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21" model="account.account.template"&gt;<text:tab/><text:tab/><text:tab/>&lt;field name="code"&gt;0-511121&lt;/field&gt;<text:tab/><text:tab/><text:tab/>&lt;field name="name"&gt;0-Transporte&lt;/field&gt;<text:tab/><text:tab/><text:tab/>&lt;field name="shortcut"&gt;0-Trans&lt;/field&gt;<text:tab/><text:tab/><text:tab/>&lt;field name="parent_id" ref="0-5111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43];1);CHAR(9)&amp;CHAR(9)&amp;&quot;&lt;record id=&quot;&quot;account_account_template_&quot;&amp;SUBSTITUTE([.AH$1]&amp;[.$V143];&quot;-&quot;;&quot;_&quot;)&amp;&quot;&quot;&quot; model=&quot;&quot;account.account.template&quot;&quot;&gt;&quot;&amp;CHAR(13)&amp;CHAR(9)&amp;CHAR(9)&amp;CHAR(9)&amp;&quot;&lt;field name=&quot;&quot;code&quot;&quot;&gt;&quot;&amp;[.AH$1]&amp;[.$V143]&amp;&quot;&lt;/field&gt;&quot;&amp;CHAR(13)&amp;CHAR(9)&amp;CHAR(9)&amp;CHAR(9)&amp;&quot;&lt;field name=&quot;&quot;name&quot;&quot;&gt;&quot;&amp;[.AH$1]&amp;[.$Y143]&amp;&quot;&lt;/field&gt;&quot;&amp;CHAR(13)&amp;CHAR(9)&amp;CHAR(9)&amp;CHAR(9)&amp;&quot;&lt;field name=&quot;&quot;shortcut&quot;&quot;&gt;&quot;&amp;IF(EXACT([.$W143];&quot;&quot;);&quot;&quot;;[.AH$1]&amp;[.$W143])&amp;&quot;&lt;/field&gt;&quot;&amp;CHAR(13)&amp;CHAR(9)&amp;CHAR(9)&amp;CHAR(9)&amp;&quot;&lt;field name=&quot;&quot;parent_id&quot;&quot; ref=&quot;&quot;&quot;&amp;IF(EXACT([.$Z143];&quot;&quot;);&quot;&quot;;[.AH$1]&amp;[.$Z143])&amp;&quot;&quot;&quot;/&gt;&quot;&amp;CHAR(13)&amp;CHAR(9)&amp;CHAR(9)&amp;CHAR(9)&amp;&quot;&lt;field name=&quot;&quot;user_type&quot;&quot; ref=&quot;&quot;account_account_type_&quot;&amp;[.$AB143]&amp;&quot;&quot;&quot;/&gt;&quot;&amp;CHAR(13)&amp;CHAR(9)&amp;CHAR(9)&amp;CHAR(9)&amp;&quot;&lt;field name=&quot;&quot;currency_id&quot;&quot; ref=&quot;&quot;&quot;&amp;[.AB143]&amp;&quot;&quot;&quot;/&gt;&quot;&amp;CHAR(13)&amp;CHAR(9)&amp;CHAR(9)&amp;CHAR(9)&amp;&quot;&lt;field name=&quot;&quot;type&quot;&quot;&gt;&quot;&amp;[.$AD143]&amp;&quot;&lt;/field&gt;&quot;&amp;CHAR(13)&amp;CHAR(9)&amp;CHAR(9)&amp;CHAR(9)&amp;&quot;&lt;field name=&quot;&quot;reconcile&quot;&quot; eval=&quot;&quot;&quot;&amp;[.$AE143]&amp;&quot;&quot;&quot;/&gt;&quot;&amp;IF(EXACT([.$AF143];&quot;&quot;);&quot;&quot;;CHAR(13)&amp;CHAR(9)&amp;CHAR(9)&amp;CHAR(9)&amp;&quot;&lt;field name=&quot;&quot;tax_ids&quot;&quot;&gt;&quot;&amp;SUBSTITUTE([.$AF14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21&quot; model=&quot;account.account.template&quot;&gt;&#13;&#9;&#9;&#9;&lt;field name=&quot;code&quot;&gt;1-511121&lt;/field&gt;&#13;&#9;&#9;&#9;&lt;field name=&quot;name&quot;&gt;1-Transporte&lt;/field&gt;&#13;&#9;&#9;&#9;&lt;field name=&quot;shortcut&quot;&gt;1-Trans&lt;/field&gt;&#13;&#9;&#9;&#9;&lt;field name=&quot;parent_id&quot; ref=&quot;1-51112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21" model="account.account.template"&gt;<text:tab/><text:tab/><text:tab/>&lt;field name="code"&gt;1-511121&lt;/field&gt;<text:tab/><text:tab/><text:tab/>&lt;field name="name"&gt;1-Transporte&lt;/field&gt;<text:tab/><text:tab/><text:tab/>&lt;field name="shortcut"&gt;1-Trans&lt;/field&gt;<text:tab/><text:tab/><text:tab/>&lt;field name="parent_id" ref="1-51112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43]&gt;[.A144];[.A143]=[.A144]);[.A143]&lt;&gt;7))" office:value-type="float" office:value="1">
              <text:p>1</text:p>
            </table:table-cell>
            <table:table-cell table:style-name="ce8" table:formula="of:=IF(EXACT([.A144];1);CELL(&quot;Row&quot;;[.C144]);[.C143])" office:value-type="float" office:value="2">
              <text:p>2</text:p>
            </table:table-cell>
            <table:table-cell table:style-name="ce8" table:formula="of:=IF(EXACT([.$A144];1);0;IF(EXACT([.$A144];2);[.D143]+1;[.D143]))" office:value-type="float" office:value="5">
              <text:p>5</text:p>
            </table:table-cell>
            <table:table-cell table:style-name="ce8" table:formula="of:=['Code format'.$C$2]&amp;TEXT([.D144];['Code format'.$B$2])&amp;['Code format'.$D$2]" office:value-type="string" office:string-value="5">
              <text:p>5</text:p>
            </table:table-cell>
            <table:table-cell table:style-name="ce8" table:formula="of:=IF(EXACT([.C143];[.C144]);IF(EXACT([.D143];[.D144]);[.F143];CELL(&quot;Row&quot;;[.F144]));[.C144])" office:value-type="float" office:value="129">
              <text:p>129</text:p>
            </table:table-cell>
            <table:table-cell table:style-name="ce8" table:formula="of:=IF(AND([.$A144]&lt;=[.H$1];[.$A143]&gt;[.$A144]);0;IF(EXACT([.$A144];[.H$1]+1);[.G143]+1;[.G143]))" office:value-type="float" office:value="1">
              <text:p>1</text:p>
            </table:table-cell>
            <table:table-cell table:style-name="ce8" table:formula="of:=['Code format'.$C$3]&amp;TEXT([.G144];['Code format'.$B$3])&amp;['Code format'.$D$3]" office:value-type="string" office:string-value="1">
              <text:p>1</text:p>
            </table:table-cell>
            <table:table-cell table:style-name="ce8" table:formula="of:=IF(EXACT([.F143];[.F144]);IF(EXACT([.G143];[.G144]);[.I143];CELL(&quot;Row&quot;;[.I144]));[.F144])" office:value-type="float" office:value="130">
              <text:p>130</text:p>
            </table:table-cell>
            <table:table-cell table:style-name="ce8" table:formula="of:=IF(AND([.$A144]&lt;=[.K$1];[.$A143]&gt;[.$A144]);0;IF(EXACT([.$A144];[.K$1]+1);[.J143]+1;[.J143]))" office:value-type="float" office:value="1">
              <text:p>1</text:p>
            </table:table-cell>
            <table:table-cell table:style-name="ce8" table:formula="of:=['Code format'.$C$4]&amp;TEXT([.J144];['Code format'.$B$4])&amp;['Code format'.$D$4]" office:value-type="string" office:string-value="1">
              <text:p>1</text:p>
            </table:table-cell>
            <table:table-cell table:style-name="ce8" table:formula="of:=IF(EXACT([.I143];[.I144]);IF(EXACT([.J143];[.J144]);[.L143];CELL(&quot;Row&quot;;[.L144]));[.I144])" office:value-type="float" office:value="131">
              <text:p>131</text:p>
            </table:table-cell>
            <table:table-cell table:style-name="ce8" table:formula="of:=IF(AND([.$A144]&lt;=[.N$1];[.$A143]&gt;[.$A144]);0;IF(EXACT([.$A144];[.N$1]+1);[.M143]+1;[.M143]))" office:value-type="float" office:value="1">
              <text:p>1</text:p>
            </table:table-cell>
            <table:table-cell table:style-name="ce8" table:formula="of:=['Code format'.$C$5]&amp;TEXT([.M144];['Code format'.$B$5])&amp;['Code format'.$D$5]" office:value-type="string" office:string-value="1">
              <text:p>1</text:p>
            </table:table-cell>
            <table:table-cell table:style-name="ce8" table:formula="of:=IF(EXACT([.L143];[.L144]);IF(EXACT([.M143];[.M144]);[.O143];CELL(&quot;Row&quot;;[.O144]));[.L144])" office:value-type="float" office:value="132">
              <text:p>132</text:p>
            </table:table-cell>
            <table:table-cell table:style-name="ce8" table:formula="of:=IF(AND([.$A144]&lt;=[.Q$1];[.$A143]&gt;[.$A144]);0;IF(EXACT([.$A144];[.Q$1]+1);[.P143]+1;[.P143]))" office:value-type="float" office:value="2">
              <text:p>2</text:p>
            </table:table-cell>
            <table:table-cell table:style-name="ce8" table:formula="of:=['Code format'.$C$6]&amp;TEXT([.P144];['Code format'.$B$6])&amp;['Code format'.$D$6]" office:value-type="string" office:string-value="2">
              <text:p>2</text:p>
            </table:table-cell>
            <table:table-cell table:style-name="ce8" table:formula="of:=IF(EXACT([.O143];[.O144]);IF(EXACT([.P143];[.P144]);[.R143];CELL(&quot;Row&quot;;[.R144]));[.O144])" office:value-type="float" office:value="142">
              <text:p>142</text:p>
            </table:table-cell>
            <table:table-cell table:style-name="ce8" table:formula="of:=IF(AND([.$A144]&lt;=[.T$1];[.$A143]&gt;[.$A144]);0;IF(EXACT([.$A144];[.T$1]+1);[.S143]+1;[.S143]))" office:value-type="float" office:value="2">
              <text:p>2</text:p>
            </table:table-cell>
            <table:table-cell table:style-name="ce8" table:formula="of:=['Code format'.$C$7]&amp;TEXT([.S144];['Code format'.$B$7])&amp;['Code format'.$D$7]" office:value-type="string" office:string-value="2">
              <text:p>2</text:p>
            </table:table-cell>
            <table:table-cell table:style-name="ce8" table:formula="of:=IF(EXACT([.R143];[.R144]);IF(EXACT([.S143];[.S144]);[.U143];CELL(&quot;Row&quot;;[.U144]));[.R144])" office:value-type="float" office:value="144">
              <text:p>144</text:p>
            </table:table-cell>
            <table:table-cell table:style-name="Nivel7" table:formula="of:=CONCATENATE([.E144];[.H144];[.K144];[.N144];[.Q144];[.T144])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511122">
              <text:p>511122</text:p>
            </table:table-cell>
            <table:table-cell table:style-name="ce9" office:value-type="string">
              <text:p>Alim</text:p>
            </table:table-cell>
            <table:table-cell table:style-name="ce9" office:value-type="string">
              <text:p>Alimentación</text:p>
            </table:table-cell>
            <table:table-cell table:style-name="Nivel7" table:formula="of:=[.X144]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Alimentación">
              <text:p>Alimentación</text:p>
            </table:table-cell>
            <table:table-cell table:style-name="Datos" table:formula="of:=IF(EXACT([.A144];1);&quot;&quot;;IF(EXACT([.A144];2);INDIRECT(CONCATENATE(&quot;V&quot;;[.C144]));IF(EXACT([.A144];3);INDIRECT(CONCATENATE(&quot;V&quot;;[.F144]));IF(EXACT([.A144];4);INDIRECT(CONCATENATE(&quot;V&quot;;[.I144]));IF(EXACT([.A144];5);INDIRECT(CONCATENATE(&quot;V&quot;;[.L144]));IF(EXACT([.A144];6);INDIRECT(CONCATENATE(&quot;V&quot;;[.O144]));IF(EXACT([.A144];7);INDIRECT(CONCATENATE(&quot;V&quot;;[.R144])))))))))" office:value-type="string" office:string-value="511120">
              <text:p>51112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44];7));NOT(EXACT([.AB144];&quot;view&quot;)));AND(EXACT([.A144];7);EXACT([.AB144];&quot;view&quot;))))" office:value-type="float" office:value="1">
              <text:p>1</text:p>
            </table:table-cell>
            <table:table-cell table:style-name="Datos" table:formula="of:=VLOOKUP([.AB144];['account.type'.$A$2:.$I$12];8)" office:value-type="string" office:string-value="other">
              <text:p>other</text:p>
            </table:table-cell>
            <table:table-cell table:style-name="Datos" table:formula="of:=VLOOKUP([.AB14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4];1);CHAR(9)&amp;CHAR(9)&amp;&quot;&lt;record id=&quot;&quot;account_account_template_&quot;&amp;SUBSTITUTE([.AG$1]&amp;[.$V144];&quot;-&quot;;&quot;_&quot;)&amp;&quot;&quot;&quot; model=&quot;&quot;account.account.template&quot;&quot;&gt;&quot;&amp;CHAR(13)&amp;CHAR(9)&amp;CHAR(9)&amp;CHAR(9)&amp;&quot;&lt;field name=&quot;&quot;code&quot;&quot;&gt;&quot;&amp;[.AG$1]&amp;[.$V144]&amp;&quot;&lt;/field&gt;&quot;&amp;CHAR(13)&amp;CHAR(9)&amp;CHAR(9)&amp;CHAR(9)&amp;&quot;&lt;field name=&quot;&quot;name&quot;&quot;&gt;&quot;&amp;[.AG$1]&amp;[.$Y144]&amp;&quot;&lt;/field&gt;&quot;&amp;CHAR(13)&amp;CHAR(9)&amp;CHAR(9)&amp;CHAR(9)&amp;&quot;&lt;field name=&quot;&quot;shortcut&quot;&quot;&gt;&quot;&amp;IF(EXACT([.$W144];&quot;&quot;);&quot;&quot;;[.AG$1]&amp;[.$W144])&amp;&quot;&lt;/field&gt;&quot;&amp;CHAR(13)&amp;CHAR(9)&amp;CHAR(9)&amp;CHAR(9)&amp;&quot;&lt;field name=&quot;&quot;parent_id&quot;&quot; ref=&quot;&quot;&quot;&amp;IF(EXACT([.$Z144];&quot;&quot;);&quot;&quot;;[.AG$1]&amp;[.$Z144])&amp;&quot;&quot;&quot;/&gt;&quot;&amp;CHAR(13)&amp;CHAR(9)&amp;CHAR(9)&amp;CHAR(9)&amp;&quot;&lt;field name=&quot;&quot;user_type&quot;&quot; ref=&quot;&quot;account_account_type_&quot;&amp;[.$AB144]&amp;&quot;&quot;&quot;/&gt;&quot;&amp;CHAR(13)&amp;CHAR(9)&amp;CHAR(9)&amp;CHAR(9)&amp;&quot;&lt;field name=&quot;&quot;currency_id&quot;&quot; ref=&quot;&quot;&quot;&amp;[.AA144]&amp;&quot;&quot;&quot;/&gt;&quot;&amp;CHAR(13)&amp;CHAR(9)&amp;CHAR(9)&amp;CHAR(9)&amp;&quot;&lt;field name=&quot;&quot;type&quot;&quot;&gt;&quot;&amp;[.$AD144]&amp;&quot;&lt;/field&gt;&quot;&amp;CHAR(13)&amp;CHAR(9)&amp;CHAR(9)&amp;CHAR(9)&amp;&quot;&lt;field name=&quot;&quot;reconcile&quot;&quot; eval=&quot;&quot;&quot;&amp;[.$AE144]&amp;&quot;&quot;&quot;/&gt;&quot;&amp;IF(EXACT([.$AF144];&quot;&quot;);&quot;&quot;;CHAR(13)&amp;CHAR(9)&amp;CHAR(9)&amp;CHAR(9)&amp;&quot;&lt;field name=&quot;&quot;tax_ids&quot;&quot;&gt;&quot;&amp;SUBSTITUTE([.$AF14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22&quot; model=&quot;account.account.template&quot;&gt;&#13;&#9;&#9;&#9;&lt;field name=&quot;code&quot;&gt;0-511122&lt;/field&gt;&#13;&#9;&#9;&#9;&lt;field name=&quot;name&quot;&gt;0-Alimentación&lt;/field&gt;&#13;&#9;&#9;&#9;&lt;field name=&quot;shortcut&quot;&gt;0-Alim&lt;/field&gt;&#13;&#9;&#9;&#9;&lt;field name=&quot;parent_id&quot; ref=&quot;0-5111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22" model="account.account.template"&gt;<text:tab/><text:tab/><text:tab/>&lt;field name="code"&gt;0-511122&lt;/field&gt;<text:tab/><text:tab/><text:tab/>&lt;field name="name"&gt;0-Alimentación&lt;/field&gt;<text:tab/><text:tab/><text:tab/>&lt;field name="shortcut"&gt;0-Alim&lt;/field&gt;<text:tab/><text:tab/><text:tab/>&lt;field name="parent_id" ref="0-5111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44];1);CHAR(9)&amp;CHAR(9)&amp;&quot;&lt;record id=&quot;&quot;account_account_template_&quot;&amp;SUBSTITUTE([.AH$1]&amp;[.$V144];&quot;-&quot;;&quot;_&quot;)&amp;&quot;&quot;&quot; model=&quot;&quot;account.account.template&quot;&quot;&gt;&quot;&amp;CHAR(13)&amp;CHAR(9)&amp;CHAR(9)&amp;CHAR(9)&amp;&quot;&lt;field name=&quot;&quot;code&quot;&quot;&gt;&quot;&amp;[.AH$1]&amp;[.$V144]&amp;&quot;&lt;/field&gt;&quot;&amp;CHAR(13)&amp;CHAR(9)&amp;CHAR(9)&amp;CHAR(9)&amp;&quot;&lt;field name=&quot;&quot;name&quot;&quot;&gt;&quot;&amp;[.AH$1]&amp;[.$Y144]&amp;&quot;&lt;/field&gt;&quot;&amp;CHAR(13)&amp;CHAR(9)&amp;CHAR(9)&amp;CHAR(9)&amp;&quot;&lt;field name=&quot;&quot;shortcut&quot;&quot;&gt;&quot;&amp;IF(EXACT([.$W144];&quot;&quot;);&quot;&quot;;[.AH$1]&amp;[.$W144])&amp;&quot;&lt;/field&gt;&quot;&amp;CHAR(13)&amp;CHAR(9)&amp;CHAR(9)&amp;CHAR(9)&amp;&quot;&lt;field name=&quot;&quot;parent_id&quot;&quot; ref=&quot;&quot;&quot;&amp;IF(EXACT([.$Z144];&quot;&quot;);&quot;&quot;;[.AH$1]&amp;[.$Z144])&amp;&quot;&quot;&quot;/&gt;&quot;&amp;CHAR(13)&amp;CHAR(9)&amp;CHAR(9)&amp;CHAR(9)&amp;&quot;&lt;field name=&quot;&quot;user_type&quot;&quot; ref=&quot;&quot;account_account_type_&quot;&amp;[.$AB144]&amp;&quot;&quot;&quot;/&gt;&quot;&amp;CHAR(13)&amp;CHAR(9)&amp;CHAR(9)&amp;CHAR(9)&amp;&quot;&lt;field name=&quot;&quot;currency_id&quot;&quot; ref=&quot;&quot;&quot;&amp;[.AB144]&amp;&quot;&quot;&quot;/&gt;&quot;&amp;CHAR(13)&amp;CHAR(9)&amp;CHAR(9)&amp;CHAR(9)&amp;&quot;&lt;field name=&quot;&quot;type&quot;&quot;&gt;&quot;&amp;[.$AD144]&amp;&quot;&lt;/field&gt;&quot;&amp;CHAR(13)&amp;CHAR(9)&amp;CHAR(9)&amp;CHAR(9)&amp;&quot;&lt;field name=&quot;&quot;reconcile&quot;&quot; eval=&quot;&quot;&quot;&amp;[.$AE144]&amp;&quot;&quot;&quot;/&gt;&quot;&amp;IF(EXACT([.$AF144];&quot;&quot;);&quot;&quot;;CHAR(13)&amp;CHAR(9)&amp;CHAR(9)&amp;CHAR(9)&amp;&quot;&lt;field name=&quot;&quot;tax_ids&quot;&quot;&gt;&quot;&amp;SUBSTITUTE([.$AF14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22&quot; model=&quot;account.account.template&quot;&gt;&#13;&#9;&#9;&#9;&lt;field name=&quot;code&quot;&gt;1-511122&lt;/field&gt;&#13;&#9;&#9;&#9;&lt;field name=&quot;name&quot;&gt;1-Alimentación&lt;/field&gt;&#13;&#9;&#9;&#9;&lt;field name=&quot;shortcut&quot;&gt;1-Alim&lt;/field&gt;&#13;&#9;&#9;&#9;&lt;field name=&quot;parent_id&quot; ref=&quot;1-51112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22" model="account.account.template"&gt;<text:tab/><text:tab/><text:tab/>&lt;field name="code"&gt;1-511122&lt;/field&gt;<text:tab/><text:tab/><text:tab/>&lt;field name="name"&gt;1-Alimentación&lt;/field&gt;<text:tab/><text:tab/><text:tab/>&lt;field name="shortcut"&gt;1-Alim&lt;/field&gt;<text:tab/><text:tab/><text:tab/>&lt;field name="parent_id" ref="1-51112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44]&gt;[.A145];[.A144]=[.A145]);[.A144]&lt;&gt;7))" office:value-type="float" office:value="1">
              <text:p>1</text:p>
            </table:table-cell>
            <table:table-cell table:style-name="ce8" table:formula="of:=IF(EXACT([.A145];1);CELL(&quot;Row&quot;;[.C145]);[.C144])" office:value-type="float" office:value="2">
              <text:p>2</text:p>
            </table:table-cell>
            <table:table-cell table:style-name="ce8" table:formula="of:=IF(EXACT([.$A145];1);0;IF(EXACT([.$A145];2);[.D144]+1;[.D144]))" office:value-type="float" office:value="5">
              <text:p>5</text:p>
            </table:table-cell>
            <table:table-cell table:style-name="ce8" table:formula="of:=['Code format'.$C$2]&amp;TEXT([.D145];['Code format'.$B$2])&amp;['Code format'.$D$2]" office:value-type="string" office:string-value="5">
              <text:p>5</text:p>
            </table:table-cell>
            <table:table-cell table:style-name="ce8" table:formula="of:=IF(EXACT([.C144];[.C145]);IF(EXACT([.D144];[.D145]);[.F144];CELL(&quot;Row&quot;;[.F145]));[.C145])" office:value-type="float" office:value="129">
              <text:p>129</text:p>
            </table:table-cell>
            <table:table-cell table:style-name="ce8" table:formula="of:=IF(AND([.$A145]&lt;=[.H$1];[.$A144]&gt;[.$A145]);0;IF(EXACT([.$A145];[.H$1]+1);[.G144]+1;[.G144]))" office:value-type="float" office:value="1">
              <text:p>1</text:p>
            </table:table-cell>
            <table:table-cell table:style-name="ce8" table:formula="of:=['Code format'.$C$3]&amp;TEXT([.G145];['Code format'.$B$3])&amp;['Code format'.$D$3]" office:value-type="string" office:string-value="1">
              <text:p>1</text:p>
            </table:table-cell>
            <table:table-cell table:style-name="ce8" table:formula="of:=IF(EXACT([.F144];[.F145]);IF(EXACT([.G144];[.G145]);[.I144];CELL(&quot;Row&quot;;[.I145]));[.F145])" office:value-type="float" office:value="130">
              <text:p>130</text:p>
            </table:table-cell>
            <table:table-cell table:style-name="ce8" table:formula="of:=IF(AND([.$A145]&lt;=[.K$1];[.$A144]&gt;[.$A145]);0;IF(EXACT([.$A145];[.K$1]+1);[.J144]+1;[.J144]))" office:value-type="float" office:value="1">
              <text:p>1</text:p>
            </table:table-cell>
            <table:table-cell table:style-name="ce8" table:formula="of:=['Code format'.$C$4]&amp;TEXT([.J145];['Code format'.$B$4])&amp;['Code format'.$D$4]" office:value-type="string" office:string-value="1">
              <text:p>1</text:p>
            </table:table-cell>
            <table:table-cell table:style-name="ce8" table:formula="of:=IF(EXACT([.I144];[.I145]);IF(EXACT([.J144];[.J145]);[.L144];CELL(&quot;Row&quot;;[.L145]));[.I145])" office:value-type="float" office:value="131">
              <text:p>131</text:p>
            </table:table-cell>
            <table:table-cell table:style-name="ce8" table:formula="of:=IF(AND([.$A145]&lt;=[.N$1];[.$A144]&gt;[.$A145]);0;IF(EXACT([.$A145];[.N$1]+1);[.M144]+1;[.M144]))" office:value-type="float" office:value="1">
              <text:p>1</text:p>
            </table:table-cell>
            <table:table-cell table:style-name="ce8" table:formula="of:=['Code format'.$C$5]&amp;TEXT([.M145];['Code format'.$B$5])&amp;['Code format'.$D$5]" office:value-type="string" office:string-value="1">
              <text:p>1</text:p>
            </table:table-cell>
            <table:table-cell table:style-name="ce8" table:formula="of:=IF(EXACT([.L144];[.L145]);IF(EXACT([.M144];[.M145]);[.O144];CELL(&quot;Row&quot;;[.O145]));[.L145])" office:value-type="float" office:value="132">
              <text:p>132</text:p>
            </table:table-cell>
            <table:table-cell table:style-name="ce8" table:formula="of:=IF(AND([.$A145]&lt;=[.Q$1];[.$A144]&gt;[.$A145]);0;IF(EXACT([.$A145];[.Q$1]+1);[.P144]+1;[.P144]))" office:value-type="float" office:value="2">
              <text:p>2</text:p>
            </table:table-cell>
            <table:table-cell table:style-name="ce8" table:formula="of:=['Code format'.$C$6]&amp;TEXT([.P145];['Code format'.$B$6])&amp;['Code format'.$D$6]" office:value-type="string" office:string-value="2">
              <text:p>2</text:p>
            </table:table-cell>
            <table:table-cell table:style-name="ce8" table:formula="of:=IF(EXACT([.O144];[.O145]);IF(EXACT([.P144];[.P145]);[.R144];CELL(&quot;Row&quot;;[.R145]));[.O145])" office:value-type="float" office:value="142">
              <text:p>142</text:p>
            </table:table-cell>
            <table:table-cell table:style-name="ce8" table:formula="of:=IF(AND([.$A145]&lt;=[.T$1];[.$A144]&gt;[.$A145]);0;IF(EXACT([.$A145];[.T$1]+1);[.S144]+1;[.S144]))" office:value-type="float" office:value="3">
              <text:p>3</text:p>
            </table:table-cell>
            <table:table-cell table:style-name="ce8" table:formula="of:=['Code format'.$C$7]&amp;TEXT([.S145];['Code format'.$B$7])&amp;['Code format'.$D$7]" office:value-type="string" office:string-value="3">
              <text:p>3</text:p>
            </table:table-cell>
            <table:table-cell table:style-name="ce8" table:formula="of:=IF(EXACT([.R144];[.R145]);IF(EXACT([.S144];[.S145]);[.U144];CELL(&quot;Row&quot;;[.U145]));[.R145])" office:value-type="float" office:value="145">
              <text:p>145</text:p>
            </table:table-cell>
            <table:table-cell table:style-name="Nivel7" table:formula="of:=CONCATENATE([.E145];[.H145];[.K145];[.N145];[.Q145];[.T145])&amp;T(IF(EXACT([.$A145];1);ORG.OPENOFFICE.STYLE(&quot;Nivel1&quot;);IF(EXACT([.$A145];2);ORG.OPENOFFICE.STYLE(&quot;Nivel2&quot;);IF(EXACT([.$A145];2);ORG.OPENOFFICE.STYLE(&quot;Nivel2&quot;);IF(EXACT([.$A145];3);ORG.OPENOFFICE.STYLE(&quot;Nivel3&quot;);IF(EXACT([.$A145];4);ORG.OPENOFFICE.STYLE(&quot;Nivel4&quot;);IF(EXACT([.$A145];5);ORG.OPENOFFICE.STYLE(&quot;Nivel5&quot;);IF(EXACT([.$A145];6);ORG.OPENOFFICE.STYLE(&quot;Nivel6&quot;);IF(EXACT([.$A145];7);ORG.OPENOFFICE.STYLE(&quot;Nivel7&quot;))))))))))" office:value-type="string" office:string-value="511123">
              <text:p>511123</text:p>
            </table:table-cell>
            <table:table-cell table:style-name="ce9" office:value-type="string">
              <text:p>Hosp</text:p>
            </table:table-cell>
            <table:table-cell table:style-name="ce9" office:value-type="string">
              <text:p>Hospedaje</text:p>
            </table:table-cell>
            <table:table-cell table:style-name="Nivel7" table:formula="of:=[.X145]&amp;T(IF(EXACT([.$A145];1);ORG.OPENOFFICE.STYLE(&quot;Nivel1&quot;);IF(EXACT([.$A145];2);ORG.OPENOFFICE.STYLE(&quot;Nivel2&quot;);IF(EXACT([.$A145];2);ORG.OPENOFFICE.STYLE(&quot;Nivel2&quot;);IF(EXACT([.$A145];3);ORG.OPENOFFICE.STYLE(&quot;Nivel3&quot;);IF(EXACT([.$A145];4);ORG.OPENOFFICE.STYLE(&quot;Nivel4&quot;);IF(EXACT([.$A145];5);ORG.OPENOFFICE.STYLE(&quot;Nivel5&quot;);IF(EXACT([.$A145];6);ORG.OPENOFFICE.STYLE(&quot;Nivel6&quot;);IF(EXACT([.$A145];7);ORG.OPENOFFICE.STYLE(&quot;Nivel7&quot;))))))))))" office:value-type="string" office:string-value="Hospedaje">
              <text:p>Hospedaje</text:p>
            </table:table-cell>
            <table:table-cell table:style-name="Datos" table:formula="of:=IF(EXACT([.A145];1);&quot;&quot;;IF(EXACT([.A145];2);INDIRECT(CONCATENATE(&quot;V&quot;;[.C145]));IF(EXACT([.A145];3);INDIRECT(CONCATENATE(&quot;V&quot;;[.F145]));IF(EXACT([.A145];4);INDIRECT(CONCATENATE(&quot;V&quot;;[.I145]));IF(EXACT([.A145];5);INDIRECT(CONCATENATE(&quot;V&quot;;[.L145]));IF(EXACT([.A145];6);INDIRECT(CONCATENATE(&quot;V&quot;;[.O145]));IF(EXACT([.A145];7);INDIRECT(CONCATENATE(&quot;V&quot;;[.R145])))))))))" office:value-type="string" office:string-value="511120">
              <text:p>51112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45];7));NOT(EXACT([.AB145];&quot;view&quot;)));AND(EXACT([.A145];7);EXACT([.AB145];&quot;view&quot;))))" office:value-type="float" office:value="1">
              <text:p>1</text:p>
            </table:table-cell>
            <table:table-cell table:style-name="Datos" table:formula="of:=VLOOKUP([.AB145];['account.type'.$A$2:.$I$12];8)" office:value-type="string" office:string-value="other">
              <text:p>other</text:p>
            </table:table-cell>
            <table:table-cell table:style-name="Datos" table:formula="of:=VLOOKUP([.AB14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5];1);CHAR(9)&amp;CHAR(9)&amp;&quot;&lt;record id=&quot;&quot;account_account_template_&quot;&amp;SUBSTITUTE([.AG$1]&amp;[.$V145];&quot;-&quot;;&quot;_&quot;)&amp;&quot;&quot;&quot; model=&quot;&quot;account.account.template&quot;&quot;&gt;&quot;&amp;CHAR(13)&amp;CHAR(9)&amp;CHAR(9)&amp;CHAR(9)&amp;&quot;&lt;field name=&quot;&quot;code&quot;&quot;&gt;&quot;&amp;[.AG$1]&amp;[.$V145]&amp;&quot;&lt;/field&gt;&quot;&amp;CHAR(13)&amp;CHAR(9)&amp;CHAR(9)&amp;CHAR(9)&amp;&quot;&lt;field name=&quot;&quot;name&quot;&quot;&gt;&quot;&amp;[.AG$1]&amp;[.$Y145]&amp;&quot;&lt;/field&gt;&quot;&amp;CHAR(13)&amp;CHAR(9)&amp;CHAR(9)&amp;CHAR(9)&amp;&quot;&lt;field name=&quot;&quot;shortcut&quot;&quot;&gt;&quot;&amp;IF(EXACT([.$W145];&quot;&quot;);&quot;&quot;;[.AG$1]&amp;[.$W145])&amp;&quot;&lt;/field&gt;&quot;&amp;CHAR(13)&amp;CHAR(9)&amp;CHAR(9)&amp;CHAR(9)&amp;&quot;&lt;field name=&quot;&quot;parent_id&quot;&quot; ref=&quot;&quot;&quot;&amp;IF(EXACT([.$Z145];&quot;&quot;);&quot;&quot;;[.AG$1]&amp;[.$Z145])&amp;&quot;&quot;&quot;/&gt;&quot;&amp;CHAR(13)&amp;CHAR(9)&amp;CHAR(9)&amp;CHAR(9)&amp;&quot;&lt;field name=&quot;&quot;user_type&quot;&quot; ref=&quot;&quot;account_account_type_&quot;&amp;[.$AB145]&amp;&quot;&quot;&quot;/&gt;&quot;&amp;CHAR(13)&amp;CHAR(9)&amp;CHAR(9)&amp;CHAR(9)&amp;&quot;&lt;field name=&quot;&quot;currency_id&quot;&quot; ref=&quot;&quot;&quot;&amp;[.AA145]&amp;&quot;&quot;&quot;/&gt;&quot;&amp;CHAR(13)&amp;CHAR(9)&amp;CHAR(9)&amp;CHAR(9)&amp;&quot;&lt;field name=&quot;&quot;type&quot;&quot;&gt;&quot;&amp;[.$AD145]&amp;&quot;&lt;/field&gt;&quot;&amp;CHAR(13)&amp;CHAR(9)&amp;CHAR(9)&amp;CHAR(9)&amp;&quot;&lt;field name=&quot;&quot;reconcile&quot;&quot; eval=&quot;&quot;&quot;&amp;[.$AE145]&amp;&quot;&quot;&quot;/&gt;&quot;&amp;IF(EXACT([.$AF145];&quot;&quot;);&quot;&quot;;CHAR(13)&amp;CHAR(9)&amp;CHAR(9)&amp;CHAR(9)&amp;&quot;&lt;field name=&quot;&quot;tax_ids&quot;&quot;&gt;&quot;&amp;SUBSTITUTE([.$AF14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123&quot; model=&quot;account.account.template&quot;&gt;&#13;&#9;&#9;&#9;&lt;field name=&quot;code&quot;&gt;0-511123&lt;/field&gt;&#13;&#9;&#9;&#9;&lt;field name=&quot;name&quot;&gt;0-Hospedaje&lt;/field&gt;&#13;&#9;&#9;&#9;&lt;field name=&quot;shortcut&quot;&gt;0-Hosp&lt;/field&gt;&#13;&#9;&#9;&#9;&lt;field name=&quot;parent_id&quot; ref=&quot;0-5111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123" model="account.account.template"&gt;<text:tab/><text:tab/><text:tab/>&lt;field name="code"&gt;0-511123&lt;/field&gt;<text:tab/><text:tab/><text:tab/>&lt;field name="name"&gt;0-Hospedaje&lt;/field&gt;<text:tab/><text:tab/><text:tab/>&lt;field name="shortcut"&gt;0-Hosp&lt;/field&gt;<text:tab/><text:tab/><text:tab/>&lt;field name="parent_id" ref="0-5111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45];1);CHAR(9)&amp;CHAR(9)&amp;&quot;&lt;record id=&quot;&quot;account_account_template_&quot;&amp;SUBSTITUTE([.AH$1]&amp;[.$V145];&quot;-&quot;;&quot;_&quot;)&amp;&quot;&quot;&quot; model=&quot;&quot;account.account.template&quot;&quot;&gt;&quot;&amp;CHAR(13)&amp;CHAR(9)&amp;CHAR(9)&amp;CHAR(9)&amp;&quot;&lt;field name=&quot;&quot;code&quot;&quot;&gt;&quot;&amp;[.AH$1]&amp;[.$V145]&amp;&quot;&lt;/field&gt;&quot;&amp;CHAR(13)&amp;CHAR(9)&amp;CHAR(9)&amp;CHAR(9)&amp;&quot;&lt;field name=&quot;&quot;name&quot;&quot;&gt;&quot;&amp;[.AH$1]&amp;[.$Y145]&amp;&quot;&lt;/field&gt;&quot;&amp;CHAR(13)&amp;CHAR(9)&amp;CHAR(9)&amp;CHAR(9)&amp;&quot;&lt;field name=&quot;&quot;shortcut&quot;&quot;&gt;&quot;&amp;IF(EXACT([.$W145];&quot;&quot;);&quot;&quot;;[.AH$1]&amp;[.$W145])&amp;&quot;&lt;/field&gt;&quot;&amp;CHAR(13)&amp;CHAR(9)&amp;CHAR(9)&amp;CHAR(9)&amp;&quot;&lt;field name=&quot;&quot;parent_id&quot;&quot; ref=&quot;&quot;&quot;&amp;IF(EXACT([.$Z145];&quot;&quot;);&quot;&quot;;[.AH$1]&amp;[.$Z145])&amp;&quot;&quot;&quot;/&gt;&quot;&amp;CHAR(13)&amp;CHAR(9)&amp;CHAR(9)&amp;CHAR(9)&amp;&quot;&lt;field name=&quot;&quot;user_type&quot;&quot; ref=&quot;&quot;account_account_type_&quot;&amp;[.$AB145]&amp;&quot;&quot;&quot;/&gt;&quot;&amp;CHAR(13)&amp;CHAR(9)&amp;CHAR(9)&amp;CHAR(9)&amp;&quot;&lt;field name=&quot;&quot;currency_id&quot;&quot; ref=&quot;&quot;&quot;&amp;[.AB145]&amp;&quot;&quot;&quot;/&gt;&quot;&amp;CHAR(13)&amp;CHAR(9)&amp;CHAR(9)&amp;CHAR(9)&amp;&quot;&lt;field name=&quot;&quot;type&quot;&quot;&gt;&quot;&amp;[.$AD145]&amp;&quot;&lt;/field&gt;&quot;&amp;CHAR(13)&amp;CHAR(9)&amp;CHAR(9)&amp;CHAR(9)&amp;&quot;&lt;field name=&quot;&quot;reconcile&quot;&quot; eval=&quot;&quot;&quot;&amp;[.$AE145]&amp;&quot;&quot;&quot;/&gt;&quot;&amp;IF(EXACT([.$AF145];&quot;&quot;);&quot;&quot;;CHAR(13)&amp;CHAR(9)&amp;CHAR(9)&amp;CHAR(9)&amp;&quot;&lt;field name=&quot;&quot;tax_ids&quot;&quot;&gt;&quot;&amp;SUBSTITUTE([.$AF14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123&quot; model=&quot;account.account.template&quot;&gt;&#13;&#9;&#9;&#9;&lt;field name=&quot;code&quot;&gt;1-511123&lt;/field&gt;&#13;&#9;&#9;&#9;&lt;field name=&quot;name&quot;&gt;1-Hospedaje&lt;/field&gt;&#13;&#9;&#9;&#9;&lt;field name=&quot;shortcut&quot;&gt;1-Hosp&lt;/field&gt;&#13;&#9;&#9;&#9;&lt;field name=&quot;parent_id&quot; ref=&quot;1-51112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123" model="account.account.template"&gt;<text:tab/><text:tab/><text:tab/>&lt;field name="code"&gt;1-511123&lt;/field&gt;<text:tab/><text:tab/><text:tab/>&lt;field name="name"&gt;1-Hospedaje&lt;/field&gt;<text:tab/><text:tab/><text:tab/>&lt;field name="shortcut"&gt;1-Hosp&lt;/field&gt;<text:tab/><text:tab/><text:tab/>&lt;field name="parent_id" ref="1-51112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45]&gt;[.A146];[.A145]=[.A146]);[.A145]&lt;&gt;7))" office:value-type="float" office:value="1">
              <text:p>1</text:p>
            </table:table-cell>
            <table:table-cell table:style-name="ce8" table:formula="of:=IF(EXACT([.A146];1);CELL(&quot;Row&quot;;[.C146]);[.C145])" office:value-type="float" office:value="2">
              <text:p>2</text:p>
            </table:table-cell>
            <table:table-cell table:style-name="ce8" table:formula="of:=IF(EXACT([.$A146];1);0;IF(EXACT([.$A146];2);[.D145]+1;[.D145]))" office:value-type="float" office:value="5">
              <text:p>5</text:p>
            </table:table-cell>
            <table:table-cell table:style-name="ce8" table:formula="of:=['Code format'.$C$2]&amp;TEXT([.D146];['Code format'.$B$2])&amp;['Code format'.$D$2]" office:value-type="string" office:string-value="5">
              <text:p>5</text:p>
            </table:table-cell>
            <table:table-cell table:style-name="ce8" table:formula="of:=IF(EXACT([.C145];[.C146]);IF(EXACT([.D145];[.D146]);[.F145];CELL(&quot;Row&quot;;[.F146]));[.C146])" office:value-type="float" office:value="129">
              <text:p>129</text:p>
            </table:table-cell>
            <table:table-cell table:style-name="ce8" table:formula="of:=IF(AND([.$A146]&lt;=[.H$1];[.$A145]&gt;[.$A146]);0;IF(EXACT([.$A146];[.H$1]+1);[.G145]+1;[.G145]))" office:value-type="float" office:value="1">
              <text:p>1</text:p>
            </table:table-cell>
            <table:table-cell table:style-name="ce8" table:formula="of:=['Code format'.$C$3]&amp;TEXT([.G146];['Code format'.$B$3])&amp;['Code format'.$D$3]" office:value-type="string" office:string-value="1">
              <text:p>1</text:p>
            </table:table-cell>
            <table:table-cell table:style-name="ce8" table:formula="of:=IF(EXACT([.F145];[.F146]);IF(EXACT([.G145];[.G146]);[.I145];CELL(&quot;Row&quot;;[.I146]));[.F146])" office:value-type="float" office:value="130">
              <text:p>130</text:p>
            </table:table-cell>
            <table:table-cell table:style-name="ce8" table:formula="of:=IF(AND([.$A146]&lt;=[.K$1];[.$A145]&gt;[.$A146]);0;IF(EXACT([.$A146];[.K$1]+1);[.J145]+1;[.J145]))" office:value-type="float" office:value="1">
              <text:p>1</text:p>
            </table:table-cell>
            <table:table-cell table:style-name="ce8" table:formula="of:=['Code format'.$C$4]&amp;TEXT([.J146];['Code format'.$B$4])&amp;['Code format'.$D$4]" office:value-type="string" office:string-value="1">
              <text:p>1</text:p>
            </table:table-cell>
            <table:table-cell table:style-name="ce8" table:formula="of:=IF(EXACT([.I145];[.I146]);IF(EXACT([.J145];[.J146]);[.L145];CELL(&quot;Row&quot;;[.L146]));[.I146])" office:value-type="float" office:value="131">
              <text:p>131</text:p>
            </table:table-cell>
            <table:table-cell table:style-name="ce8" table:formula="of:=IF(AND([.$A146]&lt;=[.N$1];[.$A145]&gt;[.$A146]);0;IF(EXACT([.$A146];[.N$1]+1);[.M145]+1;[.M145]))" office:value-type="float" office:value="2">
              <text:p>2</text:p>
            </table:table-cell>
            <table:table-cell table:style-name="ce8" table:formula="of:=['Code format'.$C$5]&amp;TEXT([.M146];['Code format'.$B$5])&amp;['Code format'.$D$5]" office:value-type="string" office:string-value="2">
              <text:p>2</text:p>
            </table:table-cell>
            <table:table-cell table:style-name="ce8" table:formula="of:=IF(EXACT([.L145];[.L146]);IF(EXACT([.M145];[.M146]);[.O145];CELL(&quot;Row&quot;;[.O146]));[.L146])" office:value-type="float" office:value="146">
              <text:p>146</text:p>
            </table:table-cell>
            <table:table-cell table:style-name="ce8" table:formula="of:=IF(AND([.$A146]&lt;=[.Q$1];[.$A145]&gt;[.$A146]);0;IF(EXACT([.$A146];[.Q$1]+1);[.P145]+1;[.P145]))" office:value-type="float" office:value="0">
              <text:p>0</text:p>
            </table:table-cell>
            <table:table-cell table:style-name="ce8" table:formula="of:=['Code format'.$C$6]&amp;TEXT([.P146];['Code format'.$B$6])&amp;['Code format'.$D$6]" office:value-type="string" office:string-value="0">
              <text:p>0</text:p>
            </table:table-cell>
            <table:table-cell table:style-name="ce8" table:formula="of:=IF(EXACT([.O145];[.O146]);IF(EXACT([.P145];[.P146]);[.R145];CELL(&quot;Row&quot;;[.R146]));[.O146])" office:value-type="float" office:value="146">
              <text:p>146</text:p>
            </table:table-cell>
            <table:table-cell table:style-name="ce8" table:formula="of:=IF(AND([.$A146]&lt;=[.T$1];[.$A145]&gt;[.$A146]);0;IF(EXACT([.$A146];[.T$1]+1);[.S145]+1;[.S145]))" office:value-type="float" office:value="0">
              <text:p>0</text:p>
            </table:table-cell>
            <table:table-cell table:style-name="ce8" table:formula="of:=['Code format'.$C$7]&amp;TEXT([.S146];['Code format'.$B$7])&amp;['Code format'.$D$7]" office:value-type="string" office:string-value="0">
              <text:p>0</text:p>
            </table:table-cell>
            <table:table-cell table:style-name="ce8" table:formula="of:=IF(EXACT([.R145];[.R146]);IF(EXACT([.S145];[.S146]);[.U145];CELL(&quot;Row&quot;;[.U146]));[.R146])" office:value-type="float" office:value="146">
              <text:p>146</text:p>
            </table:table-cell>
            <table:table-cell table:style-name="Nivel5" table:formula="of:=CONCATENATE([.E146];[.H146];[.K146];[.N146];[.Q146];[.T146])&amp;T(IF(EXACT([.$A146];1);ORG.OPENOFFICE.STYLE(&quot;Nivel1&quot;);IF(EXACT([.$A146];2);ORG.OPENOFFICE.STYLE(&quot;Nivel2&quot;);IF(EXACT([.$A146];2);ORG.OPENOFFICE.STYLE(&quot;Nivel2&quot;);IF(EXACT([.$A146];3);ORG.OPENOFFICE.STYLE(&quot;Nivel3&quot;);IF(EXACT([.$A146];4);ORG.OPENOFFICE.STYLE(&quot;Nivel4&quot;);IF(EXACT([.$A146];5);ORG.OPENOFFICE.STYLE(&quot;Nivel5&quot;);IF(EXACT([.$A146];6);ORG.OPENOFFICE.STYLE(&quot;Nivel6&quot;);IF(EXACT([.$A146];7);ORG.OPENOFFICE.STYLE(&quot;Nivel7&quot;))))))))))" office:value-type="string" office:string-value="511200">
              <text:p>511200</text:p>
            </table:table-cell>
            <table:table-cell table:style-name="ce9" office:value-type="string">
              <text:p>Serv-Prof</text:p>
            </table:table-cell>
            <table:table-cell table:style-name="ce9" office:value-type="string">
              <text:p>Servicios profesionales</text:p>
            </table:table-cell>
            <table:table-cell table:style-name="Nivel5" table:formula="of:=[.X146]&amp;T(IF(EXACT([.$A146];1);ORG.OPENOFFICE.STYLE(&quot;Nivel1&quot;);IF(EXACT([.$A146];2);ORG.OPENOFFICE.STYLE(&quot;Nivel2&quot;);IF(EXACT([.$A146];2);ORG.OPENOFFICE.STYLE(&quot;Nivel2&quot;);IF(EXACT([.$A146];3);ORG.OPENOFFICE.STYLE(&quot;Nivel3&quot;);IF(EXACT([.$A146];4);ORG.OPENOFFICE.STYLE(&quot;Nivel4&quot;);IF(EXACT([.$A146];5);ORG.OPENOFFICE.STYLE(&quot;Nivel5&quot;);IF(EXACT([.$A146];6);ORG.OPENOFFICE.STYLE(&quot;Nivel6&quot;);IF(EXACT([.$A146];7);ORG.OPENOFFICE.STYLE(&quot;Nivel7&quot;))))))))))" office:value-type="string" office:string-value="Servicios profesionales">
              <text:p>Servicios profesionales</text:p>
            </table:table-cell>
            <table:table-cell table:style-name="Datos" table:formula="of:=IF(EXACT([.A146];1);&quot;&quot;;IF(EXACT([.A146];2);INDIRECT(CONCATENATE(&quot;V&quot;;[.C146]));IF(EXACT([.A146];3);INDIRECT(CONCATENATE(&quot;V&quot;;[.F146]));IF(EXACT([.A146];4);INDIRECT(CONCATENATE(&quot;V&quot;;[.I146]));IF(EXACT([.A146];5);INDIRECT(CONCATENATE(&quot;V&quot;;[.L146]));IF(EXACT([.A146];6);INDIRECT(CONCATENATE(&quot;V&quot;;[.O146]));IF(EXACT([.A146];7);INDIRECT(CONCATENATE(&quot;V&quot;;[.R146])))))))))" office:value-type="string" office:string-value="511000">
              <text:p>5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46];7));NOT(EXACT([.AB146];&quot;view&quot;)));AND(EXACT([.A146];7);EXACT([.AB146];&quot;view&quot;))))" office:value-type="float" office:value="1">
              <text:p>1</text:p>
            </table:table-cell>
            <table:table-cell table:style-name="Datos" table:formula="of:=VLOOKUP([.AB146];['account.type'.$A$2:.$I$12];8)" office:value-type="string" office:string-value="view">
              <text:p>view</text:p>
            </table:table-cell>
            <table:table-cell table:style-name="Datos" table:formula="of:=VLOOKUP([.AB14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6];1);CHAR(9)&amp;CHAR(9)&amp;&quot;&lt;record id=&quot;&quot;account_account_template_&quot;&amp;SUBSTITUTE([.AG$1]&amp;[.$V146];&quot;-&quot;;&quot;_&quot;)&amp;&quot;&quot;&quot; model=&quot;&quot;account.account.template&quot;&quot;&gt;&quot;&amp;CHAR(13)&amp;CHAR(9)&amp;CHAR(9)&amp;CHAR(9)&amp;&quot;&lt;field name=&quot;&quot;code&quot;&quot;&gt;&quot;&amp;[.AG$1]&amp;[.$V146]&amp;&quot;&lt;/field&gt;&quot;&amp;CHAR(13)&amp;CHAR(9)&amp;CHAR(9)&amp;CHAR(9)&amp;&quot;&lt;field name=&quot;&quot;name&quot;&quot;&gt;&quot;&amp;[.AG$1]&amp;[.$Y146]&amp;&quot;&lt;/field&gt;&quot;&amp;CHAR(13)&amp;CHAR(9)&amp;CHAR(9)&amp;CHAR(9)&amp;&quot;&lt;field name=&quot;&quot;shortcut&quot;&quot;&gt;&quot;&amp;IF(EXACT([.$W146];&quot;&quot;);&quot;&quot;;[.AG$1]&amp;[.$W146])&amp;&quot;&lt;/field&gt;&quot;&amp;CHAR(13)&amp;CHAR(9)&amp;CHAR(9)&amp;CHAR(9)&amp;&quot;&lt;field name=&quot;&quot;parent_id&quot;&quot; ref=&quot;&quot;&quot;&amp;IF(EXACT([.$Z146];&quot;&quot;);&quot;&quot;;[.AG$1]&amp;[.$Z146])&amp;&quot;&quot;&quot;/&gt;&quot;&amp;CHAR(13)&amp;CHAR(9)&amp;CHAR(9)&amp;CHAR(9)&amp;&quot;&lt;field name=&quot;&quot;user_type&quot;&quot; ref=&quot;&quot;account_account_type_&quot;&amp;[.$AB146]&amp;&quot;&quot;&quot;/&gt;&quot;&amp;CHAR(13)&amp;CHAR(9)&amp;CHAR(9)&amp;CHAR(9)&amp;&quot;&lt;field name=&quot;&quot;currency_id&quot;&quot; ref=&quot;&quot;&quot;&amp;[.AA146]&amp;&quot;&quot;&quot;/&gt;&quot;&amp;CHAR(13)&amp;CHAR(9)&amp;CHAR(9)&amp;CHAR(9)&amp;&quot;&lt;field name=&quot;&quot;type&quot;&quot;&gt;&quot;&amp;[.$AD146]&amp;&quot;&lt;/field&gt;&quot;&amp;CHAR(13)&amp;CHAR(9)&amp;CHAR(9)&amp;CHAR(9)&amp;&quot;&lt;field name=&quot;&quot;reconcile&quot;&quot; eval=&quot;&quot;&quot;&amp;[.$AE146]&amp;&quot;&quot;&quot;/&gt;&quot;&amp;IF(EXACT([.$AF146];&quot;&quot;);&quot;&quot;;CHAR(13)&amp;CHAR(9)&amp;CHAR(9)&amp;CHAR(9)&amp;&quot;&lt;field name=&quot;&quot;tax_ids&quot;&quot;&gt;&quot;&amp;SUBSTITUTE([.$AF14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200&quot; model=&quot;account.account.template&quot;&gt;&#13;&#9;&#9;&#9;&lt;field name=&quot;code&quot;&gt;0-511200&lt;/field&gt;&#13;&#9;&#9;&#9;&lt;field name=&quot;name&quot;&gt;0-Servicios profesionales&lt;/field&gt;&#13;&#9;&#9;&#9;&lt;field name=&quot;shortcut&quot;&gt;0-Serv-Prof&lt;/field&gt;&#13;&#9;&#9;&#9;&lt;field name=&quot;parent_id&quot; ref=&quot;0-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1200" model="account.account.template"&gt;<text:tab/><text:tab/><text:tab/>&lt;field name="code"&gt;0-511200&lt;/field&gt;<text:tab/><text:tab/><text:tab/>&lt;field name="name"&gt;0-Servicios profesionales&lt;/field&gt;<text:tab/><text:tab/><text:tab/>&lt;field name="shortcut"&gt;0-Serv-Prof&lt;/field&gt;<text:tab/><text:tab/><text:tab/>&lt;field name="parent_id" ref="0-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46];1);CHAR(9)&amp;CHAR(9)&amp;&quot;&lt;record id=&quot;&quot;account_account_template_&quot;&amp;SUBSTITUTE([.AH$1]&amp;[.$V146];&quot;-&quot;;&quot;_&quot;)&amp;&quot;&quot;&quot; model=&quot;&quot;account.account.template&quot;&quot;&gt;&quot;&amp;CHAR(13)&amp;CHAR(9)&amp;CHAR(9)&amp;CHAR(9)&amp;&quot;&lt;field name=&quot;&quot;code&quot;&quot;&gt;&quot;&amp;[.AH$1]&amp;[.$V146]&amp;&quot;&lt;/field&gt;&quot;&amp;CHAR(13)&amp;CHAR(9)&amp;CHAR(9)&amp;CHAR(9)&amp;&quot;&lt;field name=&quot;&quot;name&quot;&quot;&gt;&quot;&amp;[.AH$1]&amp;[.$Y146]&amp;&quot;&lt;/field&gt;&quot;&amp;CHAR(13)&amp;CHAR(9)&amp;CHAR(9)&amp;CHAR(9)&amp;&quot;&lt;field name=&quot;&quot;shortcut&quot;&quot;&gt;&quot;&amp;IF(EXACT([.$W146];&quot;&quot;);&quot;&quot;;[.AH$1]&amp;[.$W146])&amp;&quot;&lt;/field&gt;&quot;&amp;CHAR(13)&amp;CHAR(9)&amp;CHAR(9)&amp;CHAR(9)&amp;&quot;&lt;field name=&quot;&quot;parent_id&quot;&quot; ref=&quot;&quot;&quot;&amp;IF(EXACT([.$Z146];&quot;&quot;);&quot;&quot;;[.AH$1]&amp;[.$Z146])&amp;&quot;&quot;&quot;/&gt;&quot;&amp;CHAR(13)&amp;CHAR(9)&amp;CHAR(9)&amp;CHAR(9)&amp;&quot;&lt;field name=&quot;&quot;user_type&quot;&quot; ref=&quot;&quot;account_account_type_&quot;&amp;[.$AB146]&amp;&quot;&quot;&quot;/&gt;&quot;&amp;CHAR(13)&amp;CHAR(9)&amp;CHAR(9)&amp;CHAR(9)&amp;&quot;&lt;field name=&quot;&quot;currency_id&quot;&quot; ref=&quot;&quot;&quot;&amp;[.AB146]&amp;&quot;&quot;&quot;/&gt;&quot;&amp;CHAR(13)&amp;CHAR(9)&amp;CHAR(9)&amp;CHAR(9)&amp;&quot;&lt;field name=&quot;&quot;type&quot;&quot;&gt;&quot;&amp;[.$AD146]&amp;&quot;&lt;/field&gt;&quot;&amp;CHAR(13)&amp;CHAR(9)&amp;CHAR(9)&amp;CHAR(9)&amp;&quot;&lt;field name=&quot;&quot;reconcile&quot;&quot; eval=&quot;&quot;&quot;&amp;[.$AE146]&amp;&quot;&quot;&quot;/&gt;&quot;&amp;IF(EXACT([.$AF146];&quot;&quot;);&quot;&quot;;CHAR(13)&amp;CHAR(9)&amp;CHAR(9)&amp;CHAR(9)&amp;&quot;&lt;field name=&quot;&quot;tax_ids&quot;&quot;&gt;&quot;&amp;SUBSTITUTE([.$AF14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200&quot; model=&quot;account.account.template&quot;&gt;&#13;&#9;&#9;&#9;&lt;field name=&quot;code&quot;&gt;1-511200&lt;/field&gt;&#13;&#9;&#9;&#9;&lt;field name=&quot;name&quot;&gt;1-Servicios profesionales&lt;/field&gt;&#13;&#9;&#9;&#9;&lt;field name=&quot;shortcut&quot;&gt;1-Serv-Prof&lt;/field&gt;&#13;&#9;&#9;&#9;&lt;field name=&quot;parent_id&quot; ref=&quot;1-51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1200" model="account.account.template"&gt;<text:tab/><text:tab/><text:tab/>&lt;field name="code"&gt;1-511200&lt;/field&gt;<text:tab/><text:tab/><text:tab/>&lt;field name="name"&gt;1-Servicios profesionales&lt;/field&gt;<text:tab/><text:tab/><text:tab/>&lt;field name="shortcut"&gt;1-Serv-Prof&lt;/field&gt;<text:tab/><text:tab/><text:tab/>&lt;field name="parent_id" ref="1-51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46]&gt;[.A147];[.A146]=[.A147]);[.A146]&lt;&gt;7))" office:value-type="float" office:value="1">
              <text:p>1</text:p>
            </table:table-cell>
            <table:table-cell table:style-name="ce8" table:formula="of:=IF(EXACT([.A147];1);CELL(&quot;Row&quot;;[.C147]);[.C146])" office:value-type="float" office:value="2">
              <text:p>2</text:p>
            </table:table-cell>
            <table:table-cell table:style-name="ce8" table:formula="of:=IF(EXACT([.$A147];1);0;IF(EXACT([.$A147];2);[.D146]+1;[.D146]))" office:value-type="float" office:value="5">
              <text:p>5</text:p>
            </table:table-cell>
            <table:table-cell table:style-name="ce8" table:formula="of:=['Code format'.$C$2]&amp;TEXT([.D147];['Code format'.$B$2])&amp;['Code format'.$D$2]" office:value-type="string" office:string-value="5">
              <text:p>5</text:p>
            </table:table-cell>
            <table:table-cell table:style-name="ce8" table:formula="of:=IF(EXACT([.C146];[.C147]);IF(EXACT([.D146];[.D147]);[.F146];CELL(&quot;Row&quot;;[.F147]));[.C147])" office:value-type="float" office:value="129">
              <text:p>129</text:p>
            </table:table-cell>
            <table:table-cell table:style-name="ce8" table:formula="of:=IF(AND([.$A147]&lt;=[.H$1];[.$A146]&gt;[.$A147]);0;IF(EXACT([.$A147];[.H$1]+1);[.G146]+1;[.G146]))" office:value-type="float" office:value="1">
              <text:p>1</text:p>
            </table:table-cell>
            <table:table-cell table:style-name="ce8" table:formula="of:=['Code format'.$C$3]&amp;TEXT([.G147];['Code format'.$B$3])&amp;['Code format'.$D$3]" office:value-type="string" office:string-value="1">
              <text:p>1</text:p>
            </table:table-cell>
            <table:table-cell table:style-name="ce8" table:formula="of:=IF(EXACT([.F146];[.F147]);IF(EXACT([.G146];[.G147]);[.I146];CELL(&quot;Row&quot;;[.I147]));[.F147])" office:value-type="float" office:value="130">
              <text:p>130</text:p>
            </table:table-cell>
            <table:table-cell table:style-name="ce8" table:formula="of:=IF(AND([.$A147]&lt;=[.K$1];[.$A146]&gt;[.$A147]);0;IF(EXACT([.$A147];[.K$1]+1);[.J146]+1;[.J146]))" office:value-type="float" office:value="1">
              <text:p>1</text:p>
            </table:table-cell>
            <table:table-cell table:style-name="ce8" table:formula="of:=['Code format'.$C$4]&amp;TEXT([.J147];['Code format'.$B$4])&amp;['Code format'.$D$4]" office:value-type="string" office:string-value="1">
              <text:p>1</text:p>
            </table:table-cell>
            <table:table-cell table:style-name="ce8" table:formula="of:=IF(EXACT([.I146];[.I147]);IF(EXACT([.J146];[.J147]);[.L146];CELL(&quot;Row&quot;;[.L147]));[.I147])" office:value-type="float" office:value="131">
              <text:p>131</text:p>
            </table:table-cell>
            <table:table-cell table:style-name="ce8" table:formula="of:=IF(AND([.$A147]&lt;=[.N$1];[.$A146]&gt;[.$A147]);0;IF(EXACT([.$A147];[.N$1]+1);[.M146]+1;[.M146]))" office:value-type="float" office:value="2">
              <text:p>2</text:p>
            </table:table-cell>
            <table:table-cell table:style-name="ce8" table:formula="of:=['Code format'.$C$5]&amp;TEXT([.M147];['Code format'.$B$5])&amp;['Code format'.$D$5]" office:value-type="string" office:string-value="2">
              <text:p>2</text:p>
            </table:table-cell>
            <table:table-cell table:style-name="ce8" table:formula="of:=IF(EXACT([.L146];[.L147]);IF(EXACT([.M146];[.M147]);[.O146];CELL(&quot;Row&quot;;[.O147]));[.L147])" office:value-type="float" office:value="146">
              <text:p>146</text:p>
            </table:table-cell>
            <table:table-cell table:style-name="ce8" table:formula="of:=IF(AND([.$A147]&lt;=[.Q$1];[.$A146]&gt;[.$A147]);0;IF(EXACT([.$A147];[.Q$1]+1);[.P146]+1;[.P146]))" office:value-type="float" office:value="0">
              <text:p>0</text:p>
            </table:table-cell>
            <table:table-cell table:style-name="ce8" table:formula="of:=['Code format'.$C$6]&amp;TEXT([.P147];['Code format'.$B$6])&amp;['Code format'.$D$6]" office:value-type="string" office:string-value="0">
              <text:p>0</text:p>
            </table:table-cell>
            <table:table-cell table:style-name="ce8" table:formula="of:=IF(EXACT([.O146];[.O147]);IF(EXACT([.P146];[.P147]);[.R146];CELL(&quot;Row&quot;;[.R147]));[.O147])" office:value-type="float" office:value="146">
              <text:p>146</text:p>
            </table:table-cell>
            <table:table-cell table:style-name="ce8" table:formula="of:=IF(AND([.$A147]&lt;=[.T$1];[.$A146]&gt;[.$A147]);0;IF(EXACT([.$A147];[.T$1]+1);[.S146]+1;[.S146]))" office:value-type="float" office:value="1">
              <text:p>1</text:p>
            </table:table-cell>
            <table:table-cell table:style-name="ce8" table:formula="of:=['Code format'.$C$7]&amp;TEXT([.S147];['Code format'.$B$7])&amp;['Code format'.$D$7]" office:value-type="string" office:string-value="1">
              <text:p>1</text:p>
            </table:table-cell>
            <table:table-cell table:style-name="ce8" table:formula="of:=IF(EXACT([.R146];[.R147]);IF(EXACT([.S146];[.S147]);[.U146];CELL(&quot;Row&quot;;[.U147]));[.R147])" office:value-type="float" office:value="147">
              <text:p>147</text:p>
            </table:table-cell>
            <table:table-cell table:style-name="Nivel7" table:formula="of:=CONCATENATE([.E147];[.H147];[.K147];[.N147];[.Q147];[.T147])&amp;T(IF(EXACT([.$A147];1);ORG.OPENOFFICE.STYLE(&quot;Nivel1&quot;);IF(EXACT([.$A147];2);ORG.OPENOFFICE.STYLE(&quot;Nivel2&quot;);IF(EXACT([.$A147];2);ORG.OPENOFFICE.STYLE(&quot;Nivel2&quot;);IF(EXACT([.$A147];3);ORG.OPENOFFICE.STYLE(&quot;Nivel3&quot;);IF(EXACT([.$A147];4);ORG.OPENOFFICE.STYLE(&quot;Nivel4&quot;);IF(EXACT([.$A147];5);ORG.OPENOFFICE.STYLE(&quot;Nivel5&quot;);IF(EXACT([.$A147];6);ORG.OPENOFFICE.STYLE(&quot;Nivel6&quot;);IF(EXACT([.$A147];7);ORG.OPENOFFICE.STYLE(&quot;Nivel7&quot;))))))))))" office:value-type="string" office:string-value="511201">
              <text:p>511201</text:p>
            </table:table-cell>
            <table:table-cell table:style-name="ce9"/>
            <table:table-cell table:style-name="ce9" office:value-type="string">
              <text:p>Categoría 1</text:p>
            </table:table-cell>
            <table:table-cell table:style-name="Nivel7" table:formula="of:=[.X147]&amp;T(IF(EXACT([.$A147];1);ORG.OPENOFFICE.STYLE(&quot;Nivel1&quot;);IF(EXACT([.$A147];2);ORG.OPENOFFICE.STYLE(&quot;Nivel2&quot;);IF(EXACT([.$A147];2);ORG.OPENOFFICE.STYLE(&quot;Nivel2&quot;);IF(EXACT([.$A147];3);ORG.OPENOFFICE.STYLE(&quot;Nivel3&quot;);IF(EXACT([.$A147];4);ORG.OPENOFFICE.STYLE(&quot;Nivel4&quot;);IF(EXACT([.$A147];5);ORG.OPENOFFICE.STYLE(&quot;Nivel5&quot;);IF(EXACT([.$A147];6);ORG.OPENOFFICE.STYLE(&quot;Nivel6&quot;);IF(EXACT([.$A147];7);ORG.OPENOFFICE.STYLE(&quot;Nivel7&quot;))))))))))" office:value-type="string" office:string-value="Categoría 1">
              <text:p>Categoría 1</text:p>
            </table:table-cell>
            <table:table-cell table:style-name="Datos" table:formula="of:=IF(EXACT([.A147];1);&quot;&quot;;IF(EXACT([.A147];2);INDIRECT(CONCATENATE(&quot;V&quot;;[.C147]));IF(EXACT([.A147];3);INDIRECT(CONCATENATE(&quot;V&quot;;[.F147]));IF(EXACT([.A147];4);INDIRECT(CONCATENATE(&quot;V&quot;;[.I147]));IF(EXACT([.A147];5);INDIRECT(CONCATENATE(&quot;V&quot;;[.L147]));IF(EXACT([.A147];6);INDIRECT(CONCATENATE(&quot;V&quot;;[.O147]));IF(EXACT([.A147];7);INDIRECT(CONCATENATE(&quot;V&quot;;[.R147])))))))))" office:value-type="string" office:string-value="511200">
              <text:p>511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47];7));NOT(EXACT([.AB147];&quot;view&quot;)));AND(EXACT([.A147];7);EXACT([.AB147];&quot;view&quot;))))" office:value-type="float" office:value="1">
              <text:p>1</text:p>
            </table:table-cell>
            <table:table-cell table:style-name="Datos" table:formula="of:=VLOOKUP([.AB147];['account.type'.$A$2:.$I$12];8)" office:value-type="string" office:string-value="other">
              <text:p>other</text:p>
            </table:table-cell>
            <table:table-cell table:style-name="Datos" table:formula="of:=VLOOKUP([.AB14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7];1);CHAR(9)&amp;CHAR(9)&amp;&quot;&lt;record id=&quot;&quot;account_account_template_&quot;&amp;SUBSTITUTE([.AG$1]&amp;[.$V147];&quot;-&quot;;&quot;_&quot;)&amp;&quot;&quot;&quot; model=&quot;&quot;account.account.template&quot;&quot;&gt;&quot;&amp;CHAR(13)&amp;CHAR(9)&amp;CHAR(9)&amp;CHAR(9)&amp;&quot;&lt;field name=&quot;&quot;code&quot;&quot;&gt;&quot;&amp;[.AG$1]&amp;[.$V147]&amp;&quot;&lt;/field&gt;&quot;&amp;CHAR(13)&amp;CHAR(9)&amp;CHAR(9)&amp;CHAR(9)&amp;&quot;&lt;field name=&quot;&quot;name&quot;&quot;&gt;&quot;&amp;[.AG$1]&amp;[.$Y147]&amp;&quot;&lt;/field&gt;&quot;&amp;CHAR(13)&amp;CHAR(9)&amp;CHAR(9)&amp;CHAR(9)&amp;&quot;&lt;field name=&quot;&quot;shortcut&quot;&quot;&gt;&quot;&amp;IF(EXACT([.$W147];&quot;&quot;);&quot;&quot;;[.AG$1]&amp;[.$W147])&amp;&quot;&lt;/field&gt;&quot;&amp;CHAR(13)&amp;CHAR(9)&amp;CHAR(9)&amp;CHAR(9)&amp;&quot;&lt;field name=&quot;&quot;parent_id&quot;&quot; ref=&quot;&quot;&quot;&amp;IF(EXACT([.$Z147];&quot;&quot;);&quot;&quot;;[.AG$1]&amp;[.$Z147])&amp;&quot;&quot;&quot;/&gt;&quot;&amp;CHAR(13)&amp;CHAR(9)&amp;CHAR(9)&amp;CHAR(9)&amp;&quot;&lt;field name=&quot;&quot;user_type&quot;&quot; ref=&quot;&quot;account_account_type_&quot;&amp;[.$AB147]&amp;&quot;&quot;&quot;/&gt;&quot;&amp;CHAR(13)&amp;CHAR(9)&amp;CHAR(9)&amp;CHAR(9)&amp;&quot;&lt;field name=&quot;&quot;currency_id&quot;&quot; ref=&quot;&quot;&quot;&amp;[.AA147]&amp;&quot;&quot;&quot;/&gt;&quot;&amp;CHAR(13)&amp;CHAR(9)&amp;CHAR(9)&amp;CHAR(9)&amp;&quot;&lt;field name=&quot;&quot;type&quot;&quot;&gt;&quot;&amp;[.$AD147]&amp;&quot;&lt;/field&gt;&quot;&amp;CHAR(13)&amp;CHAR(9)&amp;CHAR(9)&amp;CHAR(9)&amp;&quot;&lt;field name=&quot;&quot;reconcile&quot;&quot; eval=&quot;&quot;&quot;&amp;[.$AE147]&amp;&quot;&quot;&quot;/&gt;&quot;&amp;IF(EXACT([.$AF147];&quot;&quot;);&quot;&quot;;CHAR(13)&amp;CHAR(9)&amp;CHAR(9)&amp;CHAR(9)&amp;&quot;&lt;field name=&quot;&quot;tax_ids&quot;&quot;&gt;&quot;&amp;SUBSTITUTE([.$AF14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201&quot; model=&quot;account.account.template&quot;&gt;&#13;&#9;&#9;&#9;&lt;field name=&quot;code&quot;&gt;0-511201&lt;/field&gt;&#13;&#9;&#9;&#9;&lt;field name=&quot;name&quot;&gt;0-Categoría 1&lt;/field&gt;&#13;&#9;&#9;&#9;&lt;field name=&quot;shortcut&quot;&gt;&lt;/field&gt;&#13;&#9;&#9;&#9;&lt;field name=&quot;parent_id&quot; ref=&quot;0-5112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201" model="account.account.template"&gt;<text:tab/><text:tab/><text:tab/>&lt;field name="code"&gt;0-511201&lt;/field&gt;<text:tab/><text:tab/><text:tab/>&lt;field name="name"&gt;0-Categoría 1&lt;/field&gt;<text:tab/><text:tab/><text:tab/>&lt;field name="shortcut"&gt;&lt;/field&gt;<text:tab/><text:tab/><text:tab/>&lt;field name="parent_id" ref="0-5112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47];1);CHAR(9)&amp;CHAR(9)&amp;&quot;&lt;record id=&quot;&quot;account_account_template_&quot;&amp;SUBSTITUTE([.AH$1]&amp;[.$V147];&quot;-&quot;;&quot;_&quot;)&amp;&quot;&quot;&quot; model=&quot;&quot;account.account.template&quot;&quot;&gt;&quot;&amp;CHAR(13)&amp;CHAR(9)&amp;CHAR(9)&amp;CHAR(9)&amp;&quot;&lt;field name=&quot;&quot;code&quot;&quot;&gt;&quot;&amp;[.AH$1]&amp;[.$V147]&amp;&quot;&lt;/field&gt;&quot;&amp;CHAR(13)&amp;CHAR(9)&amp;CHAR(9)&amp;CHAR(9)&amp;&quot;&lt;field name=&quot;&quot;name&quot;&quot;&gt;&quot;&amp;[.AH$1]&amp;[.$Y147]&amp;&quot;&lt;/field&gt;&quot;&amp;CHAR(13)&amp;CHAR(9)&amp;CHAR(9)&amp;CHAR(9)&amp;&quot;&lt;field name=&quot;&quot;shortcut&quot;&quot;&gt;&quot;&amp;IF(EXACT([.$W147];&quot;&quot;);&quot;&quot;;[.AH$1]&amp;[.$W147])&amp;&quot;&lt;/field&gt;&quot;&amp;CHAR(13)&amp;CHAR(9)&amp;CHAR(9)&amp;CHAR(9)&amp;&quot;&lt;field name=&quot;&quot;parent_id&quot;&quot; ref=&quot;&quot;&quot;&amp;IF(EXACT([.$Z147];&quot;&quot;);&quot;&quot;;[.AH$1]&amp;[.$Z147])&amp;&quot;&quot;&quot;/&gt;&quot;&amp;CHAR(13)&amp;CHAR(9)&amp;CHAR(9)&amp;CHAR(9)&amp;&quot;&lt;field name=&quot;&quot;user_type&quot;&quot; ref=&quot;&quot;account_account_type_&quot;&amp;[.$AB147]&amp;&quot;&quot;&quot;/&gt;&quot;&amp;CHAR(13)&amp;CHAR(9)&amp;CHAR(9)&amp;CHAR(9)&amp;&quot;&lt;field name=&quot;&quot;currency_id&quot;&quot; ref=&quot;&quot;&quot;&amp;[.AB147]&amp;&quot;&quot;&quot;/&gt;&quot;&amp;CHAR(13)&amp;CHAR(9)&amp;CHAR(9)&amp;CHAR(9)&amp;&quot;&lt;field name=&quot;&quot;type&quot;&quot;&gt;&quot;&amp;[.$AD147]&amp;&quot;&lt;/field&gt;&quot;&amp;CHAR(13)&amp;CHAR(9)&amp;CHAR(9)&amp;CHAR(9)&amp;&quot;&lt;field name=&quot;&quot;reconcile&quot;&quot; eval=&quot;&quot;&quot;&amp;[.$AE147]&amp;&quot;&quot;&quot;/&gt;&quot;&amp;IF(EXACT([.$AF147];&quot;&quot;);&quot;&quot;;CHAR(13)&amp;CHAR(9)&amp;CHAR(9)&amp;CHAR(9)&amp;&quot;&lt;field name=&quot;&quot;tax_ids&quot;&quot;&gt;&quot;&amp;SUBSTITUTE([.$AF14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201&quot; model=&quot;account.account.template&quot;&gt;&#13;&#9;&#9;&#9;&lt;field name=&quot;code&quot;&gt;1-511201&lt;/field&gt;&#13;&#9;&#9;&#9;&lt;field name=&quot;name&quot;&gt;1-Categoría 1&lt;/field&gt;&#13;&#9;&#9;&#9;&lt;field name=&quot;shortcut&quot;&gt;&lt;/field&gt;&#13;&#9;&#9;&#9;&lt;field name=&quot;parent_id&quot; ref=&quot;1-5112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201" model="account.account.template"&gt;<text:tab/><text:tab/><text:tab/>&lt;field name="code"&gt;1-511201&lt;/field&gt;<text:tab/><text:tab/><text:tab/>&lt;field name="name"&gt;1-Categoría 1&lt;/field&gt;<text:tab/><text:tab/><text:tab/>&lt;field name="shortcut"&gt;&lt;/field&gt;<text:tab/><text:tab/><text:tab/>&lt;field name="parent_id" ref="1-5112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47]&gt;[.A148];[.A147]=[.A148]);[.A147]&lt;&gt;7))" office:value-type="float" office:value="1">
              <text:p>1</text:p>
            </table:table-cell>
            <table:table-cell table:style-name="ce8" table:formula="of:=IF(EXACT([.A148];1);CELL(&quot;Row&quot;;[.C148]);[.C147])" office:value-type="float" office:value="2">
              <text:p>2</text:p>
            </table:table-cell>
            <table:table-cell table:style-name="ce8" table:formula="of:=IF(EXACT([.$A148];1);0;IF(EXACT([.$A148];2);[.D147]+1;[.D147]))" office:value-type="float" office:value="5">
              <text:p>5</text:p>
            </table:table-cell>
            <table:table-cell table:style-name="ce8" table:formula="of:=['Code format'.$C$2]&amp;TEXT([.D148];['Code format'.$B$2])&amp;['Code format'.$D$2]" office:value-type="string" office:string-value="5">
              <text:p>5</text:p>
            </table:table-cell>
            <table:table-cell table:style-name="ce8" table:formula="of:=IF(EXACT([.C147];[.C148]);IF(EXACT([.D147];[.D148]);[.F147];CELL(&quot;Row&quot;;[.F148]));[.C148])" office:value-type="float" office:value="129">
              <text:p>129</text:p>
            </table:table-cell>
            <table:table-cell table:style-name="ce8" table:formula="of:=IF(AND([.$A148]&lt;=[.H$1];[.$A147]&gt;[.$A148]);0;IF(EXACT([.$A148];[.H$1]+1);[.G147]+1;[.G147]))" office:value-type="float" office:value="1">
              <text:p>1</text:p>
            </table:table-cell>
            <table:table-cell table:style-name="ce8" table:formula="of:=['Code format'.$C$3]&amp;TEXT([.G148];['Code format'.$B$3])&amp;['Code format'.$D$3]" office:value-type="string" office:string-value="1">
              <text:p>1</text:p>
            </table:table-cell>
            <table:table-cell table:style-name="ce8" table:formula="of:=IF(EXACT([.F147];[.F148]);IF(EXACT([.G147];[.G148]);[.I147];CELL(&quot;Row&quot;;[.I148]));[.F148])" office:value-type="float" office:value="130">
              <text:p>130</text:p>
            </table:table-cell>
            <table:table-cell table:style-name="ce8" table:formula="of:=IF(AND([.$A148]&lt;=[.K$1];[.$A147]&gt;[.$A148]);0;IF(EXACT([.$A148];[.K$1]+1);[.J147]+1;[.J147]))" office:value-type="float" office:value="1">
              <text:p>1</text:p>
            </table:table-cell>
            <table:table-cell table:style-name="ce8" table:formula="of:=['Code format'.$C$4]&amp;TEXT([.J148];['Code format'.$B$4])&amp;['Code format'.$D$4]" office:value-type="string" office:string-value="1">
              <text:p>1</text:p>
            </table:table-cell>
            <table:table-cell table:style-name="ce8" table:formula="of:=IF(EXACT([.I147];[.I148]);IF(EXACT([.J147];[.J148]);[.L147];CELL(&quot;Row&quot;;[.L148]));[.I148])" office:value-type="float" office:value="131">
              <text:p>131</text:p>
            </table:table-cell>
            <table:table-cell table:style-name="ce8" table:formula="of:=IF(AND([.$A148]&lt;=[.N$1];[.$A147]&gt;[.$A148]);0;IF(EXACT([.$A148];[.N$1]+1);[.M147]+1;[.M147]))" office:value-type="float" office:value="3">
              <text:p>3</text:p>
            </table:table-cell>
            <table:table-cell table:style-name="ce8" table:formula="of:=['Code format'.$C$5]&amp;TEXT([.M148];['Code format'.$B$5])&amp;['Code format'.$D$5]" office:value-type="string" office:string-value="3">
              <text:p>3</text:p>
            </table:table-cell>
            <table:table-cell table:style-name="ce8" table:formula="of:=IF(EXACT([.L147];[.L148]);IF(EXACT([.M147];[.M148]);[.O147];CELL(&quot;Row&quot;;[.O148]));[.L148])" office:value-type="float" office:value="148">
              <text:p>148</text:p>
            </table:table-cell>
            <table:table-cell table:style-name="ce8" table:formula="of:=IF(AND([.$A148]&lt;=[.Q$1];[.$A147]&gt;[.$A148]);0;IF(EXACT([.$A148];[.Q$1]+1);[.P147]+1;[.P147]))" office:value-type="float" office:value="0">
              <text:p>0</text:p>
            </table:table-cell>
            <table:table-cell table:style-name="ce8" table:formula="of:=['Code format'.$C$6]&amp;TEXT([.P148];['Code format'.$B$6])&amp;['Code format'.$D$6]" office:value-type="string" office:string-value="0">
              <text:p>0</text:p>
            </table:table-cell>
            <table:table-cell table:style-name="ce8" table:formula="of:=IF(EXACT([.O147];[.O148]);IF(EXACT([.P147];[.P148]);[.R147];CELL(&quot;Row&quot;;[.R148]));[.O148])" office:value-type="float" office:value="148">
              <text:p>148</text:p>
            </table:table-cell>
            <table:table-cell table:style-name="ce8" table:formula="of:=IF(AND([.$A148]&lt;=[.T$1];[.$A147]&gt;[.$A148]);0;IF(EXACT([.$A148];[.T$1]+1);[.S147]+1;[.S147]))" office:value-type="float" office:value="0">
              <text:p>0</text:p>
            </table:table-cell>
            <table:table-cell table:style-name="ce8" table:formula="of:=['Code format'.$C$7]&amp;TEXT([.S148];['Code format'.$B$7])&amp;['Code format'.$D$7]" office:value-type="string" office:string-value="0">
              <text:p>0</text:p>
            </table:table-cell>
            <table:table-cell table:style-name="ce8" table:formula="of:=IF(EXACT([.R147];[.R148]);IF(EXACT([.S147];[.S148]);[.U147];CELL(&quot;Row&quot;;[.U148]));[.R148])" office:value-type="float" office:value="148">
              <text:p>148</text:p>
            </table:table-cell>
            <table:table-cell table:style-name="Nivel5" table:formula="of:=CONCATENATE([.E148];[.H148];[.K148];[.N148];[.Q148];[.T148])&amp;T(IF(EXACT([.$A148];1);ORG.OPENOFFICE.STYLE(&quot;Nivel1&quot;);IF(EXACT([.$A148];2);ORG.OPENOFFICE.STYLE(&quot;Nivel2&quot;);IF(EXACT([.$A148];2);ORG.OPENOFFICE.STYLE(&quot;Nivel2&quot;);IF(EXACT([.$A148];3);ORG.OPENOFFICE.STYLE(&quot;Nivel3&quot;);IF(EXACT([.$A148];4);ORG.OPENOFFICE.STYLE(&quot;Nivel4&quot;);IF(EXACT([.$A148];5);ORG.OPENOFFICE.STYLE(&quot;Nivel5&quot;);IF(EXACT([.$A148];6);ORG.OPENOFFICE.STYLE(&quot;Nivel6&quot;);IF(EXACT([.$A148];7);ORG.OPENOFFICE.STYLE(&quot;Nivel7&quot;))))))))))" office:value-type="string" office:string-value="511300">
              <text:p>511300</text:p>
            </table:table-cell>
            <table:table-cell table:style-name="ce9" office:value-type="string">
              <text:p>CVenProd</text:p>
            </table:table-cell>
            <table:table-cell table:style-name="ce9" office:value-type="string">
              <text:p>Costo de venta de producto</text:p>
            </table:table-cell>
            <table:table-cell table:style-name="Nivel5" table:formula="of:=[.X148]&amp;T(IF(EXACT([.$A148];1);ORG.OPENOFFICE.STYLE(&quot;Nivel1&quot;);IF(EXACT([.$A148];2);ORG.OPENOFFICE.STYLE(&quot;Nivel2&quot;);IF(EXACT([.$A148];2);ORG.OPENOFFICE.STYLE(&quot;Nivel2&quot;);IF(EXACT([.$A148];3);ORG.OPENOFFICE.STYLE(&quot;Nivel3&quot;);IF(EXACT([.$A148];4);ORG.OPENOFFICE.STYLE(&quot;Nivel4&quot;);IF(EXACT([.$A148];5);ORG.OPENOFFICE.STYLE(&quot;Nivel5&quot;);IF(EXACT([.$A148];6);ORG.OPENOFFICE.STYLE(&quot;Nivel6&quot;);IF(EXACT([.$A148];7);ORG.OPENOFFICE.STYLE(&quot;Nivel7&quot;))))))))))" office:value-type="string" office:string-value="Costo de venta de producto">
              <text:p>Costo de venta de producto</text:p>
            </table:table-cell>
            <table:table-cell table:style-name="Datos" table:formula="of:=IF(EXACT([.A148];1);&quot;&quot;;IF(EXACT([.A148];2);INDIRECT(CONCATENATE(&quot;V&quot;;[.C148]));IF(EXACT([.A148];3);INDIRECT(CONCATENATE(&quot;V&quot;;[.F148]));IF(EXACT([.A148];4);INDIRECT(CONCATENATE(&quot;V&quot;;[.I148]));IF(EXACT([.A148];5);INDIRECT(CONCATENATE(&quot;V&quot;;[.L148]));IF(EXACT([.A148];6);INDIRECT(CONCATENATE(&quot;V&quot;;[.O148]));IF(EXACT([.A148];7);INDIRECT(CONCATENATE(&quot;V&quot;;[.R148])))))))))" office:value-type="string" office:string-value="511000">
              <text:p>5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48];7));NOT(EXACT([.AB148];&quot;view&quot;)));AND(EXACT([.A148];7);EXACT([.AB148];&quot;view&quot;))))" office:value-type="float" office:value="1">
              <text:p>1</text:p>
            </table:table-cell>
            <table:table-cell table:style-name="Datos" table:formula="of:=VLOOKUP([.AB148];['account.type'.$A$2:.$I$12];8)" office:value-type="string" office:string-value="view">
              <text:p>view</text:p>
            </table:table-cell>
            <table:table-cell table:style-name="Datos" table:formula="of:=VLOOKUP([.AB14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8];1);CHAR(9)&amp;CHAR(9)&amp;&quot;&lt;record id=&quot;&quot;account_account_template_&quot;&amp;SUBSTITUTE([.AG$1]&amp;[.$V148];&quot;-&quot;;&quot;_&quot;)&amp;&quot;&quot;&quot; model=&quot;&quot;account.account.template&quot;&quot;&gt;&quot;&amp;CHAR(13)&amp;CHAR(9)&amp;CHAR(9)&amp;CHAR(9)&amp;&quot;&lt;field name=&quot;&quot;code&quot;&quot;&gt;&quot;&amp;[.AG$1]&amp;[.$V148]&amp;&quot;&lt;/field&gt;&quot;&amp;CHAR(13)&amp;CHAR(9)&amp;CHAR(9)&amp;CHAR(9)&amp;&quot;&lt;field name=&quot;&quot;name&quot;&quot;&gt;&quot;&amp;[.AG$1]&amp;[.$Y148]&amp;&quot;&lt;/field&gt;&quot;&amp;CHAR(13)&amp;CHAR(9)&amp;CHAR(9)&amp;CHAR(9)&amp;&quot;&lt;field name=&quot;&quot;shortcut&quot;&quot;&gt;&quot;&amp;IF(EXACT([.$W148];&quot;&quot;);&quot;&quot;;[.AG$1]&amp;[.$W148])&amp;&quot;&lt;/field&gt;&quot;&amp;CHAR(13)&amp;CHAR(9)&amp;CHAR(9)&amp;CHAR(9)&amp;&quot;&lt;field name=&quot;&quot;parent_id&quot;&quot; ref=&quot;&quot;&quot;&amp;IF(EXACT([.$Z148];&quot;&quot;);&quot;&quot;;[.AG$1]&amp;[.$Z148])&amp;&quot;&quot;&quot;/&gt;&quot;&amp;CHAR(13)&amp;CHAR(9)&amp;CHAR(9)&amp;CHAR(9)&amp;&quot;&lt;field name=&quot;&quot;user_type&quot;&quot; ref=&quot;&quot;account_account_type_&quot;&amp;[.$AB148]&amp;&quot;&quot;&quot;/&gt;&quot;&amp;CHAR(13)&amp;CHAR(9)&amp;CHAR(9)&amp;CHAR(9)&amp;&quot;&lt;field name=&quot;&quot;currency_id&quot;&quot; ref=&quot;&quot;&quot;&amp;[.AA148]&amp;&quot;&quot;&quot;/&gt;&quot;&amp;CHAR(13)&amp;CHAR(9)&amp;CHAR(9)&amp;CHAR(9)&amp;&quot;&lt;field name=&quot;&quot;type&quot;&quot;&gt;&quot;&amp;[.$AD148]&amp;&quot;&lt;/field&gt;&quot;&amp;CHAR(13)&amp;CHAR(9)&amp;CHAR(9)&amp;CHAR(9)&amp;&quot;&lt;field name=&quot;&quot;reconcile&quot;&quot; eval=&quot;&quot;&quot;&amp;[.$AE148]&amp;&quot;&quot;&quot;/&gt;&quot;&amp;IF(EXACT([.$AF148];&quot;&quot;);&quot;&quot;;CHAR(13)&amp;CHAR(9)&amp;CHAR(9)&amp;CHAR(9)&amp;&quot;&lt;field name=&quot;&quot;tax_ids&quot;&quot;&gt;&quot;&amp;SUBSTITUTE([.$AF14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300&quot; model=&quot;account.account.template&quot;&gt;&#13;&#9;&#9;&#9;&lt;field name=&quot;code&quot;&gt;0-511300&lt;/field&gt;&#13;&#9;&#9;&#9;&lt;field name=&quot;name&quot;&gt;0-Costo de venta de producto&lt;/field&gt;&#13;&#9;&#9;&#9;&lt;field name=&quot;shortcut&quot;&gt;0-CVenProd&lt;/field&gt;&#13;&#9;&#9;&#9;&lt;field name=&quot;parent_id&quot; ref=&quot;0-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1300" model="account.account.template"&gt;<text:tab/><text:tab/><text:tab/>&lt;field name="code"&gt;0-511300&lt;/field&gt;<text:tab/><text:tab/><text:tab/>&lt;field name="name"&gt;0-Costo de venta de producto&lt;/field&gt;<text:tab/><text:tab/><text:tab/>&lt;field name="shortcut"&gt;0-CVenProd&lt;/field&gt;<text:tab/><text:tab/><text:tab/>&lt;field name="parent_id" ref="0-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48];1);CHAR(9)&amp;CHAR(9)&amp;&quot;&lt;record id=&quot;&quot;account_account_template_&quot;&amp;SUBSTITUTE([.AH$1]&amp;[.$V148];&quot;-&quot;;&quot;_&quot;)&amp;&quot;&quot;&quot; model=&quot;&quot;account.account.template&quot;&quot;&gt;&quot;&amp;CHAR(13)&amp;CHAR(9)&amp;CHAR(9)&amp;CHAR(9)&amp;&quot;&lt;field name=&quot;&quot;code&quot;&quot;&gt;&quot;&amp;[.AH$1]&amp;[.$V148]&amp;&quot;&lt;/field&gt;&quot;&amp;CHAR(13)&amp;CHAR(9)&amp;CHAR(9)&amp;CHAR(9)&amp;&quot;&lt;field name=&quot;&quot;name&quot;&quot;&gt;&quot;&amp;[.AH$1]&amp;[.$Y148]&amp;&quot;&lt;/field&gt;&quot;&amp;CHAR(13)&amp;CHAR(9)&amp;CHAR(9)&amp;CHAR(9)&amp;&quot;&lt;field name=&quot;&quot;shortcut&quot;&quot;&gt;&quot;&amp;IF(EXACT([.$W148];&quot;&quot;);&quot;&quot;;[.AH$1]&amp;[.$W148])&amp;&quot;&lt;/field&gt;&quot;&amp;CHAR(13)&amp;CHAR(9)&amp;CHAR(9)&amp;CHAR(9)&amp;&quot;&lt;field name=&quot;&quot;parent_id&quot;&quot; ref=&quot;&quot;&quot;&amp;IF(EXACT([.$Z148];&quot;&quot;);&quot;&quot;;[.AH$1]&amp;[.$Z148])&amp;&quot;&quot;&quot;/&gt;&quot;&amp;CHAR(13)&amp;CHAR(9)&amp;CHAR(9)&amp;CHAR(9)&amp;&quot;&lt;field name=&quot;&quot;user_type&quot;&quot; ref=&quot;&quot;account_account_type_&quot;&amp;[.$AB148]&amp;&quot;&quot;&quot;/&gt;&quot;&amp;CHAR(13)&amp;CHAR(9)&amp;CHAR(9)&amp;CHAR(9)&amp;&quot;&lt;field name=&quot;&quot;currency_id&quot;&quot; ref=&quot;&quot;&quot;&amp;[.AB148]&amp;&quot;&quot;&quot;/&gt;&quot;&amp;CHAR(13)&amp;CHAR(9)&amp;CHAR(9)&amp;CHAR(9)&amp;&quot;&lt;field name=&quot;&quot;type&quot;&quot;&gt;&quot;&amp;[.$AD148]&amp;&quot;&lt;/field&gt;&quot;&amp;CHAR(13)&amp;CHAR(9)&amp;CHAR(9)&amp;CHAR(9)&amp;&quot;&lt;field name=&quot;&quot;reconcile&quot;&quot; eval=&quot;&quot;&quot;&amp;[.$AE148]&amp;&quot;&quot;&quot;/&gt;&quot;&amp;IF(EXACT([.$AF148];&quot;&quot;);&quot;&quot;;CHAR(13)&amp;CHAR(9)&amp;CHAR(9)&amp;CHAR(9)&amp;&quot;&lt;field name=&quot;&quot;tax_ids&quot;&quot;&gt;&quot;&amp;SUBSTITUTE([.$AF14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300&quot; model=&quot;account.account.template&quot;&gt;&#13;&#9;&#9;&#9;&lt;field name=&quot;code&quot;&gt;1-511300&lt;/field&gt;&#13;&#9;&#9;&#9;&lt;field name=&quot;name&quot;&gt;1-Costo de venta de producto&lt;/field&gt;&#13;&#9;&#9;&#9;&lt;field name=&quot;shortcut&quot;&gt;1-CVenProd&lt;/field&gt;&#13;&#9;&#9;&#9;&lt;field name=&quot;parent_id&quot; ref=&quot;1-51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1300" model="account.account.template"&gt;<text:tab/><text:tab/><text:tab/>&lt;field name="code"&gt;1-511300&lt;/field&gt;<text:tab/><text:tab/><text:tab/>&lt;field name="name"&gt;1-Costo de venta de producto&lt;/field&gt;<text:tab/><text:tab/><text:tab/>&lt;field name="shortcut"&gt;1-CVenProd&lt;/field&gt;<text:tab/><text:tab/><text:tab/>&lt;field name="parent_id" ref="1-51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48]&gt;[.A149];[.A148]=[.A149]);[.A148]&lt;&gt;7))" office:value-type="float" office:value="1">
              <text:p>1</text:p>
            </table:table-cell>
            <table:table-cell table:style-name="ce8" table:formula="of:=IF(EXACT([.A149];1);CELL(&quot;Row&quot;;[.C149]);[.C148])" office:value-type="float" office:value="2">
              <text:p>2</text:p>
            </table:table-cell>
            <table:table-cell table:style-name="ce8" table:formula="of:=IF(EXACT([.$A149];1);0;IF(EXACT([.$A149];2);[.D148]+1;[.D148]))" office:value-type="float" office:value="5">
              <text:p>5</text:p>
            </table:table-cell>
            <table:table-cell table:style-name="ce8" table:formula="of:=['Code format'.$C$2]&amp;TEXT([.D149];['Code format'.$B$2])&amp;['Code format'.$D$2]" office:value-type="string" office:string-value="5">
              <text:p>5</text:p>
            </table:table-cell>
            <table:table-cell table:style-name="ce8" table:formula="of:=IF(EXACT([.C148];[.C149]);IF(EXACT([.D148];[.D149]);[.F148];CELL(&quot;Row&quot;;[.F149]));[.C149])" office:value-type="float" office:value="129">
              <text:p>129</text:p>
            </table:table-cell>
            <table:table-cell table:style-name="ce8" table:formula="of:=IF(AND([.$A149]&lt;=[.H$1];[.$A148]&gt;[.$A149]);0;IF(EXACT([.$A149];[.H$1]+1);[.G148]+1;[.G148]))" office:value-type="float" office:value="1">
              <text:p>1</text:p>
            </table:table-cell>
            <table:table-cell table:style-name="ce8" table:formula="of:=['Code format'.$C$3]&amp;TEXT([.G149];['Code format'.$B$3])&amp;['Code format'.$D$3]" office:value-type="string" office:string-value="1">
              <text:p>1</text:p>
            </table:table-cell>
            <table:table-cell table:style-name="ce8" table:formula="of:=IF(EXACT([.F148];[.F149]);IF(EXACT([.G148];[.G149]);[.I148];CELL(&quot;Row&quot;;[.I149]));[.F149])" office:value-type="float" office:value="130">
              <text:p>130</text:p>
            </table:table-cell>
            <table:table-cell table:style-name="ce8" table:formula="of:=IF(AND([.$A149]&lt;=[.K$1];[.$A148]&gt;[.$A149]);0;IF(EXACT([.$A149];[.K$1]+1);[.J148]+1;[.J148]))" office:value-type="float" office:value="1">
              <text:p>1</text:p>
            </table:table-cell>
            <table:table-cell table:style-name="ce8" table:formula="of:=['Code format'.$C$4]&amp;TEXT([.J149];['Code format'.$B$4])&amp;['Code format'.$D$4]" office:value-type="string" office:string-value="1">
              <text:p>1</text:p>
            </table:table-cell>
            <table:table-cell table:style-name="ce8" table:formula="of:=IF(EXACT([.I148];[.I149]);IF(EXACT([.J148];[.J149]);[.L148];CELL(&quot;Row&quot;;[.L149]));[.I149])" office:value-type="float" office:value="131">
              <text:p>131</text:p>
            </table:table-cell>
            <table:table-cell table:style-name="ce8" table:formula="of:=IF(AND([.$A149]&lt;=[.N$1];[.$A148]&gt;[.$A149]);0;IF(EXACT([.$A149];[.N$1]+1);[.M148]+1;[.M148]))" office:value-type="float" office:value="3">
              <text:p>3</text:p>
            </table:table-cell>
            <table:table-cell table:style-name="ce8" table:formula="of:=['Code format'.$C$5]&amp;TEXT([.M149];['Code format'.$B$5])&amp;['Code format'.$D$5]" office:value-type="string" office:string-value="3">
              <text:p>3</text:p>
            </table:table-cell>
            <table:table-cell table:style-name="ce8" table:formula="of:=IF(EXACT([.L148];[.L149]);IF(EXACT([.M148];[.M149]);[.O148];CELL(&quot;Row&quot;;[.O149]));[.L149])" office:value-type="float" office:value="148">
              <text:p>148</text:p>
            </table:table-cell>
            <table:table-cell table:style-name="ce8" table:formula="of:=IF(AND([.$A149]&lt;=[.Q$1];[.$A148]&gt;[.$A149]);0;IF(EXACT([.$A149];[.Q$1]+1);[.P148]+1;[.P148]))" office:value-type="float" office:value="0">
              <text:p>0</text:p>
            </table:table-cell>
            <table:table-cell table:style-name="ce8" table:formula="of:=['Code format'.$C$6]&amp;TEXT([.P149];['Code format'.$B$6])&amp;['Code format'.$D$6]" office:value-type="string" office:string-value="0">
              <text:p>0</text:p>
            </table:table-cell>
            <table:table-cell table:style-name="ce8" table:formula="of:=IF(EXACT([.O148];[.O149]);IF(EXACT([.P148];[.P149]);[.R148];CELL(&quot;Row&quot;;[.R149]));[.O149])" office:value-type="float" office:value="148">
              <text:p>148</text:p>
            </table:table-cell>
            <table:table-cell table:style-name="ce8" table:formula="of:=IF(AND([.$A149]&lt;=[.T$1];[.$A148]&gt;[.$A149]);0;IF(EXACT([.$A149];[.T$1]+1);[.S148]+1;[.S148]))" office:value-type="float" office:value="1">
              <text:p>1</text:p>
            </table:table-cell>
            <table:table-cell table:style-name="ce8" table:formula="of:=['Code format'.$C$7]&amp;TEXT([.S149];['Code format'.$B$7])&amp;['Code format'.$D$7]" office:value-type="string" office:string-value="1">
              <text:p>1</text:p>
            </table:table-cell>
            <table:table-cell table:style-name="ce8" table:formula="of:=IF(EXACT([.R148];[.R149]);IF(EXACT([.S148];[.S149]);[.U148];CELL(&quot;Row&quot;;[.U149]));[.R149])" office:value-type="float" office:value="149">
              <text:p>149</text:p>
            </table:table-cell>
            <table:table-cell table:style-name="Nivel7" table:formula="of:=CONCATENATE([.E149];[.H149];[.K149];[.N149];[.Q149];[.T149])&amp;T(IF(EXACT([.$A149];1);ORG.OPENOFFICE.STYLE(&quot;Nivel1&quot;);IF(EXACT([.$A149];2);ORG.OPENOFFICE.STYLE(&quot;Nivel2&quot;);IF(EXACT([.$A149];2);ORG.OPENOFFICE.STYLE(&quot;Nivel2&quot;);IF(EXACT([.$A149];3);ORG.OPENOFFICE.STYLE(&quot;Nivel3&quot;);IF(EXACT([.$A149];4);ORG.OPENOFFICE.STYLE(&quot;Nivel4&quot;);IF(EXACT([.$A149];5);ORG.OPENOFFICE.STYLE(&quot;Nivel5&quot;);IF(EXACT([.$A149];6);ORG.OPENOFFICE.STYLE(&quot;Nivel6&quot;);IF(EXACT([.$A149];7);ORG.OPENOFFICE.STYLE(&quot;Nivel7&quot;))))))))))" office:value-type="string" office:string-value="511301">
              <text:p>511301</text:p>
            </table:table-cell>
            <table:table-cell table:style-name="ce9" office:value-type="string">
              <text:p>CProd</text:p>
            </table:table-cell>
            <table:table-cell table:style-name="ce9" office:value-type="string">
              <text:p>Costo de producto</text:p>
            </table:table-cell>
            <table:table-cell table:style-name="Nivel7" table:formula="of:=[.X149]&amp;T(IF(EXACT([.$A149];1);ORG.OPENOFFICE.STYLE(&quot;Nivel1&quot;);IF(EXACT([.$A149];2);ORG.OPENOFFICE.STYLE(&quot;Nivel2&quot;);IF(EXACT([.$A149];2);ORG.OPENOFFICE.STYLE(&quot;Nivel2&quot;);IF(EXACT([.$A149];3);ORG.OPENOFFICE.STYLE(&quot;Nivel3&quot;);IF(EXACT([.$A149];4);ORG.OPENOFFICE.STYLE(&quot;Nivel4&quot;);IF(EXACT([.$A149];5);ORG.OPENOFFICE.STYLE(&quot;Nivel5&quot;);IF(EXACT([.$A149];6);ORG.OPENOFFICE.STYLE(&quot;Nivel6&quot;);IF(EXACT([.$A149];7);ORG.OPENOFFICE.STYLE(&quot;Nivel7&quot;))))))))))" office:value-type="string" office:string-value="Costo de producto">
              <text:p>Costo de producto</text:p>
            </table:table-cell>
            <table:table-cell table:style-name="Datos" table:formula="of:=IF(EXACT([.A149];1);&quot;&quot;;IF(EXACT([.A149];2);INDIRECT(CONCATENATE(&quot;V&quot;;[.C149]));IF(EXACT([.A149];3);INDIRECT(CONCATENATE(&quot;V&quot;;[.F149]));IF(EXACT([.A149];4);INDIRECT(CONCATENATE(&quot;V&quot;;[.I149]));IF(EXACT([.A149];5);INDIRECT(CONCATENATE(&quot;V&quot;;[.L149]));IF(EXACT([.A149];6);INDIRECT(CONCATENATE(&quot;V&quot;;[.O149]));IF(EXACT([.A149];7);INDIRECT(CONCATENATE(&quot;V&quot;;[.R149])))))))))" office:value-type="string" office:string-value="511300">
              <text:p>511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49];7));NOT(EXACT([.AB149];&quot;view&quot;)));AND(EXACT([.A149];7);EXACT([.AB149];&quot;view&quot;))))" office:value-type="float" office:value="1">
              <text:p>1</text:p>
            </table:table-cell>
            <table:table-cell table:style-name="Datos" table:formula="of:=VLOOKUP([.AB149];['account.type'.$A$2:.$I$12];8)" office:value-type="string" office:string-value="other">
              <text:p>other</text:p>
            </table:table-cell>
            <table:table-cell table:style-name="Datos" table:formula="of:=VLOOKUP([.AB14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49];1);CHAR(9)&amp;CHAR(9)&amp;&quot;&lt;record id=&quot;&quot;account_account_template_&quot;&amp;SUBSTITUTE([.AG$1]&amp;[.$V149];&quot;-&quot;;&quot;_&quot;)&amp;&quot;&quot;&quot; model=&quot;&quot;account.account.template&quot;&quot;&gt;&quot;&amp;CHAR(13)&amp;CHAR(9)&amp;CHAR(9)&amp;CHAR(9)&amp;&quot;&lt;field name=&quot;&quot;code&quot;&quot;&gt;&quot;&amp;[.AG$1]&amp;[.$V149]&amp;&quot;&lt;/field&gt;&quot;&amp;CHAR(13)&amp;CHAR(9)&amp;CHAR(9)&amp;CHAR(9)&amp;&quot;&lt;field name=&quot;&quot;name&quot;&quot;&gt;&quot;&amp;[.AG$1]&amp;[.$Y149]&amp;&quot;&lt;/field&gt;&quot;&amp;CHAR(13)&amp;CHAR(9)&amp;CHAR(9)&amp;CHAR(9)&amp;&quot;&lt;field name=&quot;&quot;shortcut&quot;&quot;&gt;&quot;&amp;IF(EXACT([.$W149];&quot;&quot;);&quot;&quot;;[.AG$1]&amp;[.$W149])&amp;&quot;&lt;/field&gt;&quot;&amp;CHAR(13)&amp;CHAR(9)&amp;CHAR(9)&amp;CHAR(9)&amp;&quot;&lt;field name=&quot;&quot;parent_id&quot;&quot; ref=&quot;&quot;&quot;&amp;IF(EXACT([.$Z149];&quot;&quot;);&quot;&quot;;[.AG$1]&amp;[.$Z149])&amp;&quot;&quot;&quot;/&gt;&quot;&amp;CHAR(13)&amp;CHAR(9)&amp;CHAR(9)&amp;CHAR(9)&amp;&quot;&lt;field name=&quot;&quot;user_type&quot;&quot; ref=&quot;&quot;account_account_type_&quot;&amp;[.$AB149]&amp;&quot;&quot;&quot;/&gt;&quot;&amp;CHAR(13)&amp;CHAR(9)&amp;CHAR(9)&amp;CHAR(9)&amp;&quot;&lt;field name=&quot;&quot;currency_id&quot;&quot; ref=&quot;&quot;&quot;&amp;[.AA149]&amp;&quot;&quot;&quot;/&gt;&quot;&amp;CHAR(13)&amp;CHAR(9)&amp;CHAR(9)&amp;CHAR(9)&amp;&quot;&lt;field name=&quot;&quot;type&quot;&quot;&gt;&quot;&amp;[.$AD149]&amp;&quot;&lt;/field&gt;&quot;&amp;CHAR(13)&amp;CHAR(9)&amp;CHAR(9)&amp;CHAR(9)&amp;&quot;&lt;field name=&quot;&quot;reconcile&quot;&quot; eval=&quot;&quot;&quot;&amp;[.$AE149]&amp;&quot;&quot;&quot;/&gt;&quot;&amp;IF(EXACT([.$AF149];&quot;&quot;);&quot;&quot;;CHAR(13)&amp;CHAR(9)&amp;CHAR(9)&amp;CHAR(9)&amp;&quot;&lt;field name=&quot;&quot;tax_ids&quot;&quot;&gt;&quot;&amp;SUBSTITUTE([.$AF14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301&quot; model=&quot;account.account.template&quot;&gt;&#13;&#9;&#9;&#9;&lt;field name=&quot;code&quot;&gt;0-511301&lt;/field&gt;&#13;&#9;&#9;&#9;&lt;field name=&quot;name&quot;&gt;0-Costo de producto&lt;/field&gt;&#13;&#9;&#9;&#9;&lt;field name=&quot;shortcut&quot;&gt;0-CProd&lt;/field&gt;&#13;&#9;&#9;&#9;&lt;field name=&quot;parent_id&quot; ref=&quot;0-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301" model="account.account.template"&gt;<text:tab/><text:tab/><text:tab/>&lt;field name="code"&gt;0-511301&lt;/field&gt;<text:tab/><text:tab/><text:tab/>&lt;field name="name"&gt;0-Costo de producto&lt;/field&gt;<text:tab/><text:tab/><text:tab/>&lt;field name="shortcut"&gt;0-CProd&lt;/field&gt;<text:tab/><text:tab/><text:tab/>&lt;field name="parent_id" ref="0-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49];1);CHAR(9)&amp;CHAR(9)&amp;&quot;&lt;record id=&quot;&quot;account_account_template_&quot;&amp;SUBSTITUTE([.AH$1]&amp;[.$V149];&quot;-&quot;;&quot;_&quot;)&amp;&quot;&quot;&quot; model=&quot;&quot;account.account.template&quot;&quot;&gt;&quot;&amp;CHAR(13)&amp;CHAR(9)&amp;CHAR(9)&amp;CHAR(9)&amp;&quot;&lt;field name=&quot;&quot;code&quot;&quot;&gt;&quot;&amp;[.AH$1]&amp;[.$V149]&amp;&quot;&lt;/field&gt;&quot;&amp;CHAR(13)&amp;CHAR(9)&amp;CHAR(9)&amp;CHAR(9)&amp;&quot;&lt;field name=&quot;&quot;name&quot;&quot;&gt;&quot;&amp;[.AH$1]&amp;[.$Y149]&amp;&quot;&lt;/field&gt;&quot;&amp;CHAR(13)&amp;CHAR(9)&amp;CHAR(9)&amp;CHAR(9)&amp;&quot;&lt;field name=&quot;&quot;shortcut&quot;&quot;&gt;&quot;&amp;IF(EXACT([.$W149];&quot;&quot;);&quot;&quot;;[.AH$1]&amp;[.$W149])&amp;&quot;&lt;/field&gt;&quot;&amp;CHAR(13)&amp;CHAR(9)&amp;CHAR(9)&amp;CHAR(9)&amp;&quot;&lt;field name=&quot;&quot;parent_id&quot;&quot; ref=&quot;&quot;&quot;&amp;IF(EXACT([.$Z149];&quot;&quot;);&quot;&quot;;[.AH$1]&amp;[.$Z149])&amp;&quot;&quot;&quot;/&gt;&quot;&amp;CHAR(13)&amp;CHAR(9)&amp;CHAR(9)&amp;CHAR(9)&amp;&quot;&lt;field name=&quot;&quot;user_type&quot;&quot; ref=&quot;&quot;account_account_type_&quot;&amp;[.$AB149]&amp;&quot;&quot;&quot;/&gt;&quot;&amp;CHAR(13)&amp;CHAR(9)&amp;CHAR(9)&amp;CHAR(9)&amp;&quot;&lt;field name=&quot;&quot;currency_id&quot;&quot; ref=&quot;&quot;&quot;&amp;[.AB149]&amp;&quot;&quot;&quot;/&gt;&quot;&amp;CHAR(13)&amp;CHAR(9)&amp;CHAR(9)&amp;CHAR(9)&amp;&quot;&lt;field name=&quot;&quot;type&quot;&quot;&gt;&quot;&amp;[.$AD149]&amp;&quot;&lt;/field&gt;&quot;&amp;CHAR(13)&amp;CHAR(9)&amp;CHAR(9)&amp;CHAR(9)&amp;&quot;&lt;field name=&quot;&quot;reconcile&quot;&quot; eval=&quot;&quot;&quot;&amp;[.$AE149]&amp;&quot;&quot;&quot;/&gt;&quot;&amp;IF(EXACT([.$AF149];&quot;&quot;);&quot;&quot;;CHAR(13)&amp;CHAR(9)&amp;CHAR(9)&amp;CHAR(9)&amp;&quot;&lt;field name=&quot;&quot;tax_ids&quot;&quot;&gt;&quot;&amp;SUBSTITUTE([.$AF14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301&quot; model=&quot;account.account.template&quot;&gt;&#13;&#9;&#9;&#9;&lt;field name=&quot;code&quot;&gt;1-511301&lt;/field&gt;&#13;&#9;&#9;&#9;&lt;field name=&quot;name&quot;&gt;1-Costo de producto&lt;/field&gt;&#13;&#9;&#9;&#9;&lt;field name=&quot;shortcut&quot;&gt;1-CProd&lt;/field&gt;&#13;&#9;&#9;&#9;&lt;field name=&quot;parent_id&quot; ref=&quot;1-5113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301" model="account.account.template"&gt;<text:tab/><text:tab/><text:tab/>&lt;field name="code"&gt;1-511301&lt;/field&gt;<text:tab/><text:tab/><text:tab/>&lt;field name="name"&gt;1-Costo de producto&lt;/field&gt;<text:tab/><text:tab/><text:tab/>&lt;field name="shortcut"&gt;1-CProd&lt;/field&gt;<text:tab/><text:tab/><text:tab/>&lt;field name="parent_id" ref="1-5113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49]&gt;[.A150];[.A149]=[.A150]);[.A149]&lt;&gt;7))" office:value-type="float" office:value="1">
              <text:p>1</text:p>
            </table:table-cell>
            <table:table-cell table:style-name="ce8" table:formula="of:=IF(EXACT([.A150];1);CELL(&quot;Row&quot;;[.C150]);[.C149])" office:value-type="float" office:value="2">
              <text:p>2</text:p>
            </table:table-cell>
            <table:table-cell table:style-name="ce8" table:formula="of:=IF(EXACT([.$A150];1);0;IF(EXACT([.$A150];2);[.D149]+1;[.D149]))" office:value-type="float" office:value="5">
              <text:p>5</text:p>
            </table:table-cell>
            <table:table-cell table:style-name="ce8" table:formula="of:=['Code format'.$C$2]&amp;TEXT([.D150];['Code format'.$B$2])&amp;['Code format'.$D$2]" office:value-type="string" office:string-value="5">
              <text:p>5</text:p>
            </table:table-cell>
            <table:table-cell table:style-name="ce8" table:formula="of:=IF(EXACT([.C149];[.C150]);IF(EXACT([.D149];[.D150]);[.F149];CELL(&quot;Row&quot;;[.F150]));[.C150])" office:value-type="float" office:value="129">
              <text:p>129</text:p>
            </table:table-cell>
            <table:table-cell table:style-name="ce8" table:formula="of:=IF(AND([.$A150]&lt;=[.H$1];[.$A149]&gt;[.$A150]);0;IF(EXACT([.$A150];[.H$1]+1);[.G149]+1;[.G149]))" office:value-type="float" office:value="1">
              <text:p>1</text:p>
            </table:table-cell>
            <table:table-cell table:style-name="ce8" table:formula="of:=['Code format'.$C$3]&amp;TEXT([.G150];['Code format'.$B$3])&amp;['Code format'.$D$3]" office:value-type="string" office:string-value="1">
              <text:p>1</text:p>
            </table:table-cell>
            <table:table-cell table:style-name="ce8" table:formula="of:=IF(EXACT([.F149];[.F150]);IF(EXACT([.G149];[.G150]);[.I149];CELL(&quot;Row&quot;;[.I150]));[.F150])" office:value-type="float" office:value="130">
              <text:p>130</text:p>
            </table:table-cell>
            <table:table-cell table:style-name="ce8" table:formula="of:=IF(AND([.$A150]&lt;=[.K$1];[.$A149]&gt;[.$A150]);0;IF(EXACT([.$A150];[.K$1]+1);[.J149]+1;[.J149]))" office:value-type="float" office:value="1">
              <text:p>1</text:p>
            </table:table-cell>
            <table:table-cell table:style-name="ce8" table:formula="of:=['Code format'.$C$4]&amp;TEXT([.J150];['Code format'.$B$4])&amp;['Code format'.$D$4]" office:value-type="string" office:string-value="1">
              <text:p>1</text:p>
            </table:table-cell>
            <table:table-cell table:style-name="ce8" table:formula="of:=IF(EXACT([.I149];[.I150]);IF(EXACT([.J149];[.J150]);[.L149];CELL(&quot;Row&quot;;[.L150]));[.I150])" office:value-type="float" office:value="131">
              <text:p>131</text:p>
            </table:table-cell>
            <table:table-cell table:style-name="ce8" table:formula="of:=IF(AND([.$A150]&lt;=[.N$1];[.$A149]&gt;[.$A150]);0;IF(EXACT([.$A150];[.N$1]+1);[.M149]+1;[.M149]))" office:value-type="float" office:value="3">
              <text:p>3</text:p>
            </table:table-cell>
            <table:table-cell table:style-name="ce8" table:formula="of:=['Code format'.$C$5]&amp;TEXT([.M150];['Code format'.$B$5])&amp;['Code format'.$D$5]" office:value-type="string" office:string-value="3">
              <text:p>3</text:p>
            </table:table-cell>
            <table:table-cell table:style-name="ce8" table:formula="of:=IF(EXACT([.L149];[.L150]);IF(EXACT([.M149];[.M150]);[.O149];CELL(&quot;Row&quot;;[.O150]));[.L150])" office:value-type="float" office:value="148">
              <text:p>148</text:p>
            </table:table-cell>
            <table:table-cell table:style-name="ce8" table:formula="of:=IF(AND([.$A150]&lt;=[.Q$1];[.$A149]&gt;[.$A150]);0;IF(EXACT([.$A150];[.Q$1]+1);[.P149]+1;[.P149]))" office:value-type="float" office:value="0">
              <text:p>0</text:p>
            </table:table-cell>
            <table:table-cell table:style-name="ce8" table:formula="of:=['Code format'.$C$6]&amp;TEXT([.P150];['Code format'.$B$6])&amp;['Code format'.$D$6]" office:value-type="string" office:string-value="0">
              <text:p>0</text:p>
            </table:table-cell>
            <table:table-cell table:style-name="ce8" table:formula="of:=IF(EXACT([.O149];[.O150]);IF(EXACT([.P149];[.P150]);[.R149];CELL(&quot;Row&quot;;[.R150]));[.O150])" office:value-type="float" office:value="148">
              <text:p>148</text:p>
            </table:table-cell>
            <table:table-cell table:style-name="ce8" table:formula="of:=IF(AND([.$A150]&lt;=[.T$1];[.$A149]&gt;[.$A150]);0;IF(EXACT([.$A150];[.T$1]+1);[.S149]+1;[.S149]))" office:value-type="float" office:value="2">
              <text:p>2</text:p>
            </table:table-cell>
            <table:table-cell table:style-name="ce8" table:formula="of:=['Code format'.$C$7]&amp;TEXT([.S150];['Code format'.$B$7])&amp;['Code format'.$D$7]" office:value-type="string" office:string-value="2">
              <text:p>2</text:p>
            </table:table-cell>
            <table:table-cell table:style-name="ce8" table:formula="of:=IF(EXACT([.R149];[.R150]);IF(EXACT([.S149];[.S150]);[.U149];CELL(&quot;Row&quot;;[.U150]));[.R150])" office:value-type="float" office:value="150">
              <text:p>150</text:p>
            </table:table-cell>
            <table:table-cell table:style-name="Nivel7" table:formula="of:=CONCATENATE([.E150];[.H150];[.K150];[.N150];[.Q150];[.T150])&amp;T(IF(EXACT([.$A150];1);ORG.OPENOFFICE.STYLE(&quot;Nivel1&quot;);IF(EXACT([.$A150];2);ORG.OPENOFFICE.STYLE(&quot;Nivel2&quot;);IF(EXACT([.$A150];2);ORG.OPENOFFICE.STYLE(&quot;Nivel2&quot;);IF(EXACT([.$A150];3);ORG.OPENOFFICE.STYLE(&quot;Nivel3&quot;);IF(EXACT([.$A150];4);ORG.OPENOFFICE.STYLE(&quot;Nivel4&quot;);IF(EXACT([.$A150];5);ORG.OPENOFFICE.STYLE(&quot;Nivel5&quot;);IF(EXACT([.$A150];6);ORG.OPENOFFICE.STYLE(&quot;Nivel6&quot;);IF(EXACT([.$A150];7);ORG.OPENOFFICE.STYLE(&quot;Nivel7&quot;))))))))))" office:value-type="string" office:string-value="511302">
              <text:p>511302</text:p>
            </table:table-cell>
            <table:table-cell table:style-name="ce9" office:value-type="string">
              <text:p>CMatPrim</text:p>
            </table:table-cell>
            <table:table-cell table:style-name="ce9" office:value-type="string">
              <text:p>Costo de materia prima</text:p>
            </table:table-cell>
            <table:table-cell table:style-name="Nivel7" table:formula="of:=[.X150]&amp;T(IF(EXACT([.$A150];1);ORG.OPENOFFICE.STYLE(&quot;Nivel1&quot;);IF(EXACT([.$A150];2);ORG.OPENOFFICE.STYLE(&quot;Nivel2&quot;);IF(EXACT([.$A150];2);ORG.OPENOFFICE.STYLE(&quot;Nivel2&quot;);IF(EXACT([.$A150];3);ORG.OPENOFFICE.STYLE(&quot;Nivel3&quot;);IF(EXACT([.$A150];4);ORG.OPENOFFICE.STYLE(&quot;Nivel4&quot;);IF(EXACT([.$A150];5);ORG.OPENOFFICE.STYLE(&quot;Nivel5&quot;);IF(EXACT([.$A150];6);ORG.OPENOFFICE.STYLE(&quot;Nivel6&quot;);IF(EXACT([.$A150];7);ORG.OPENOFFICE.STYLE(&quot;Nivel7&quot;))))))))))" office:value-type="string" office:string-value="Costo de materia prima">
              <text:p>Costo de materia prima</text:p>
            </table:table-cell>
            <table:table-cell table:style-name="Datos" table:formula="of:=IF(EXACT([.A150];1);&quot;&quot;;IF(EXACT([.A150];2);INDIRECT(CONCATENATE(&quot;V&quot;;[.C150]));IF(EXACT([.A150];3);INDIRECT(CONCATENATE(&quot;V&quot;;[.F150]));IF(EXACT([.A150];4);INDIRECT(CONCATENATE(&quot;V&quot;;[.I150]));IF(EXACT([.A150];5);INDIRECT(CONCATENATE(&quot;V&quot;;[.L150]));IF(EXACT([.A150];6);INDIRECT(CONCATENATE(&quot;V&quot;;[.O150]));IF(EXACT([.A150];7);INDIRECT(CONCATENATE(&quot;V&quot;;[.R150])))))))))" office:value-type="string" office:string-value="511300">
              <text:p>511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50];7));NOT(EXACT([.AB150];&quot;view&quot;)));AND(EXACT([.A150];7);EXACT([.AB150];&quot;view&quot;))))" office:value-type="float" office:value="1">
              <text:p>1</text:p>
            </table:table-cell>
            <table:table-cell table:style-name="Datos" table:formula="of:=VLOOKUP([.AB150];['account.type'.$A$2:.$I$12];8)" office:value-type="string" office:string-value="other">
              <text:p>other</text:p>
            </table:table-cell>
            <table:table-cell table:style-name="Datos" table:formula="of:=VLOOKUP([.AB15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0];1);CHAR(9)&amp;CHAR(9)&amp;&quot;&lt;record id=&quot;&quot;account_account_template_&quot;&amp;SUBSTITUTE([.AG$1]&amp;[.$V150];&quot;-&quot;;&quot;_&quot;)&amp;&quot;&quot;&quot; model=&quot;&quot;account.account.template&quot;&quot;&gt;&quot;&amp;CHAR(13)&amp;CHAR(9)&amp;CHAR(9)&amp;CHAR(9)&amp;&quot;&lt;field name=&quot;&quot;code&quot;&quot;&gt;&quot;&amp;[.AG$1]&amp;[.$V150]&amp;&quot;&lt;/field&gt;&quot;&amp;CHAR(13)&amp;CHAR(9)&amp;CHAR(9)&amp;CHAR(9)&amp;&quot;&lt;field name=&quot;&quot;name&quot;&quot;&gt;&quot;&amp;[.AG$1]&amp;[.$Y150]&amp;&quot;&lt;/field&gt;&quot;&amp;CHAR(13)&amp;CHAR(9)&amp;CHAR(9)&amp;CHAR(9)&amp;&quot;&lt;field name=&quot;&quot;shortcut&quot;&quot;&gt;&quot;&amp;IF(EXACT([.$W150];&quot;&quot;);&quot;&quot;;[.AG$1]&amp;[.$W150])&amp;&quot;&lt;/field&gt;&quot;&amp;CHAR(13)&amp;CHAR(9)&amp;CHAR(9)&amp;CHAR(9)&amp;&quot;&lt;field name=&quot;&quot;parent_id&quot;&quot; ref=&quot;&quot;&quot;&amp;IF(EXACT([.$Z150];&quot;&quot;);&quot;&quot;;[.AG$1]&amp;[.$Z150])&amp;&quot;&quot;&quot;/&gt;&quot;&amp;CHAR(13)&amp;CHAR(9)&amp;CHAR(9)&amp;CHAR(9)&amp;&quot;&lt;field name=&quot;&quot;user_type&quot;&quot; ref=&quot;&quot;account_account_type_&quot;&amp;[.$AB150]&amp;&quot;&quot;&quot;/&gt;&quot;&amp;CHAR(13)&amp;CHAR(9)&amp;CHAR(9)&amp;CHAR(9)&amp;&quot;&lt;field name=&quot;&quot;currency_id&quot;&quot; ref=&quot;&quot;&quot;&amp;[.AA150]&amp;&quot;&quot;&quot;/&gt;&quot;&amp;CHAR(13)&amp;CHAR(9)&amp;CHAR(9)&amp;CHAR(9)&amp;&quot;&lt;field name=&quot;&quot;type&quot;&quot;&gt;&quot;&amp;[.$AD150]&amp;&quot;&lt;/field&gt;&quot;&amp;CHAR(13)&amp;CHAR(9)&amp;CHAR(9)&amp;CHAR(9)&amp;&quot;&lt;field name=&quot;&quot;reconcile&quot;&quot; eval=&quot;&quot;&quot;&amp;[.$AE150]&amp;&quot;&quot;&quot;/&gt;&quot;&amp;IF(EXACT([.$AF150];&quot;&quot;);&quot;&quot;;CHAR(13)&amp;CHAR(9)&amp;CHAR(9)&amp;CHAR(9)&amp;&quot;&lt;field name=&quot;&quot;tax_ids&quot;&quot;&gt;&quot;&amp;SUBSTITUTE([.$AF15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302&quot; model=&quot;account.account.template&quot;&gt;&#13;&#9;&#9;&#9;&lt;field name=&quot;code&quot;&gt;0-511302&lt;/field&gt;&#13;&#9;&#9;&#9;&lt;field name=&quot;name&quot;&gt;0-Costo de materia prima&lt;/field&gt;&#13;&#9;&#9;&#9;&lt;field name=&quot;shortcut&quot;&gt;0-CMatPrim&lt;/field&gt;&#13;&#9;&#9;&#9;&lt;field name=&quot;parent_id&quot; ref=&quot;0-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302" model="account.account.template"&gt;<text:tab/><text:tab/><text:tab/>&lt;field name="code"&gt;0-511302&lt;/field&gt;<text:tab/><text:tab/><text:tab/>&lt;field name="name"&gt;0-Costo de materia prima&lt;/field&gt;<text:tab/><text:tab/><text:tab/>&lt;field name="shortcut"&gt;0-CMatPrim&lt;/field&gt;<text:tab/><text:tab/><text:tab/>&lt;field name="parent_id" ref="0-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50];1);CHAR(9)&amp;CHAR(9)&amp;&quot;&lt;record id=&quot;&quot;account_account_template_&quot;&amp;SUBSTITUTE([.AH$1]&amp;[.$V150];&quot;-&quot;;&quot;_&quot;)&amp;&quot;&quot;&quot; model=&quot;&quot;account.account.template&quot;&quot;&gt;&quot;&amp;CHAR(13)&amp;CHAR(9)&amp;CHAR(9)&amp;CHAR(9)&amp;&quot;&lt;field name=&quot;&quot;code&quot;&quot;&gt;&quot;&amp;[.AH$1]&amp;[.$V150]&amp;&quot;&lt;/field&gt;&quot;&amp;CHAR(13)&amp;CHAR(9)&amp;CHAR(9)&amp;CHAR(9)&amp;&quot;&lt;field name=&quot;&quot;name&quot;&quot;&gt;&quot;&amp;[.AH$1]&amp;[.$Y150]&amp;&quot;&lt;/field&gt;&quot;&amp;CHAR(13)&amp;CHAR(9)&amp;CHAR(9)&amp;CHAR(9)&amp;&quot;&lt;field name=&quot;&quot;shortcut&quot;&quot;&gt;&quot;&amp;IF(EXACT([.$W150];&quot;&quot;);&quot;&quot;;[.AH$1]&amp;[.$W150])&amp;&quot;&lt;/field&gt;&quot;&amp;CHAR(13)&amp;CHAR(9)&amp;CHAR(9)&amp;CHAR(9)&amp;&quot;&lt;field name=&quot;&quot;parent_id&quot;&quot; ref=&quot;&quot;&quot;&amp;IF(EXACT([.$Z150];&quot;&quot;);&quot;&quot;;[.AH$1]&amp;[.$Z150])&amp;&quot;&quot;&quot;/&gt;&quot;&amp;CHAR(13)&amp;CHAR(9)&amp;CHAR(9)&amp;CHAR(9)&amp;&quot;&lt;field name=&quot;&quot;user_type&quot;&quot; ref=&quot;&quot;account_account_type_&quot;&amp;[.$AB150]&amp;&quot;&quot;&quot;/&gt;&quot;&amp;CHAR(13)&amp;CHAR(9)&amp;CHAR(9)&amp;CHAR(9)&amp;&quot;&lt;field name=&quot;&quot;currency_id&quot;&quot; ref=&quot;&quot;&quot;&amp;[.AB150]&amp;&quot;&quot;&quot;/&gt;&quot;&amp;CHAR(13)&amp;CHAR(9)&amp;CHAR(9)&amp;CHAR(9)&amp;&quot;&lt;field name=&quot;&quot;type&quot;&quot;&gt;&quot;&amp;[.$AD150]&amp;&quot;&lt;/field&gt;&quot;&amp;CHAR(13)&amp;CHAR(9)&amp;CHAR(9)&amp;CHAR(9)&amp;&quot;&lt;field name=&quot;&quot;reconcile&quot;&quot; eval=&quot;&quot;&quot;&amp;[.$AE150]&amp;&quot;&quot;&quot;/&gt;&quot;&amp;IF(EXACT([.$AF150];&quot;&quot;);&quot;&quot;;CHAR(13)&amp;CHAR(9)&amp;CHAR(9)&amp;CHAR(9)&amp;&quot;&lt;field name=&quot;&quot;tax_ids&quot;&quot;&gt;&quot;&amp;SUBSTITUTE([.$AF15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302&quot; model=&quot;account.account.template&quot;&gt;&#13;&#9;&#9;&#9;&lt;field name=&quot;code&quot;&gt;1-511302&lt;/field&gt;&#13;&#9;&#9;&#9;&lt;field name=&quot;name&quot;&gt;1-Costo de materia prima&lt;/field&gt;&#13;&#9;&#9;&#9;&lt;field name=&quot;shortcut&quot;&gt;1-CMatPrim&lt;/field&gt;&#13;&#9;&#9;&#9;&lt;field name=&quot;parent_id&quot; ref=&quot;1-5113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302" model="account.account.template"&gt;<text:tab/><text:tab/><text:tab/>&lt;field name="code"&gt;1-511302&lt;/field&gt;<text:tab/><text:tab/><text:tab/>&lt;field name="name"&gt;1-Costo de materia prima&lt;/field&gt;<text:tab/><text:tab/><text:tab/>&lt;field name="shortcut"&gt;1-CMatPrim&lt;/field&gt;<text:tab/><text:tab/><text:tab/>&lt;field name="parent_id" ref="1-5113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50]&gt;[.A151];[.A150]=[.A151]);[.A150]&lt;&gt;7))" office:value-type="float" office:value="1">
              <text:p>1</text:p>
            </table:table-cell>
            <table:table-cell table:style-name="ce8" table:formula="of:=IF(EXACT([.A151];1);CELL(&quot;Row&quot;;[.C151]);[.C150])" office:value-type="float" office:value="2">
              <text:p>2</text:p>
            </table:table-cell>
            <table:table-cell table:style-name="ce8" table:formula="of:=IF(EXACT([.$A151];1);0;IF(EXACT([.$A151];2);[.D150]+1;[.D150]))" office:value-type="float" office:value="5">
              <text:p>5</text:p>
            </table:table-cell>
            <table:table-cell table:style-name="ce8" table:formula="of:=['Code format'.$C$2]&amp;TEXT([.D151];['Code format'.$B$2])&amp;['Code format'.$D$2]" office:value-type="string" office:string-value="5">
              <text:p>5</text:p>
            </table:table-cell>
            <table:table-cell table:style-name="ce8" table:formula="of:=IF(EXACT([.C150];[.C151]);IF(EXACT([.D150];[.D151]);[.F150];CELL(&quot;Row&quot;;[.F151]));[.C151])" office:value-type="float" office:value="129">
              <text:p>129</text:p>
            </table:table-cell>
            <table:table-cell table:style-name="ce8" table:formula="of:=IF(AND([.$A151]&lt;=[.H$1];[.$A150]&gt;[.$A151]);0;IF(EXACT([.$A151];[.H$1]+1);[.G150]+1;[.G150]))" office:value-type="float" office:value="1">
              <text:p>1</text:p>
            </table:table-cell>
            <table:table-cell table:style-name="ce8" table:formula="of:=['Code format'.$C$3]&amp;TEXT([.G151];['Code format'.$B$3])&amp;['Code format'.$D$3]" office:value-type="string" office:string-value="1">
              <text:p>1</text:p>
            </table:table-cell>
            <table:table-cell table:style-name="ce8" table:formula="of:=IF(EXACT([.F150];[.F151]);IF(EXACT([.G150];[.G151]);[.I150];CELL(&quot;Row&quot;;[.I151]));[.F151])" office:value-type="float" office:value="130">
              <text:p>130</text:p>
            </table:table-cell>
            <table:table-cell table:style-name="ce8" table:formula="of:=IF(AND([.$A151]&lt;=[.K$1];[.$A150]&gt;[.$A151]);0;IF(EXACT([.$A151];[.K$1]+1);[.J150]+1;[.J150]))" office:value-type="float" office:value="1">
              <text:p>1</text:p>
            </table:table-cell>
            <table:table-cell table:style-name="ce8" table:formula="of:=['Code format'.$C$4]&amp;TEXT([.J151];['Code format'.$B$4])&amp;['Code format'.$D$4]" office:value-type="string" office:string-value="1">
              <text:p>1</text:p>
            </table:table-cell>
            <table:table-cell table:style-name="ce8" table:formula="of:=IF(EXACT([.I150];[.I151]);IF(EXACT([.J150];[.J151]);[.L150];CELL(&quot;Row&quot;;[.L151]));[.I151])" office:value-type="float" office:value="131">
              <text:p>131</text:p>
            </table:table-cell>
            <table:table-cell table:style-name="ce8" table:formula="of:=IF(AND([.$A151]&lt;=[.N$1];[.$A150]&gt;[.$A151]);0;IF(EXACT([.$A151];[.N$1]+1);[.M150]+1;[.M150]))" office:value-type="float" office:value="3">
              <text:p>3</text:p>
            </table:table-cell>
            <table:table-cell table:style-name="ce8" table:formula="of:=['Code format'.$C$5]&amp;TEXT([.M151];['Code format'.$B$5])&amp;['Code format'.$D$5]" office:value-type="string" office:string-value="3">
              <text:p>3</text:p>
            </table:table-cell>
            <table:table-cell table:style-name="ce8" table:formula="of:=IF(EXACT([.L150];[.L151]);IF(EXACT([.M150];[.M151]);[.O150];CELL(&quot;Row&quot;;[.O151]));[.L151])" office:value-type="float" office:value="148">
              <text:p>148</text:p>
            </table:table-cell>
            <table:table-cell table:style-name="ce8" table:formula="of:=IF(AND([.$A151]&lt;=[.Q$1];[.$A150]&gt;[.$A151]);0;IF(EXACT([.$A151];[.Q$1]+1);[.P150]+1;[.P150]))" office:value-type="float" office:value="0">
              <text:p>0</text:p>
            </table:table-cell>
            <table:table-cell table:style-name="ce8" table:formula="of:=['Code format'.$C$6]&amp;TEXT([.P151];['Code format'.$B$6])&amp;['Code format'.$D$6]" office:value-type="string" office:string-value="0">
              <text:p>0</text:p>
            </table:table-cell>
            <table:table-cell table:style-name="ce8" table:formula="of:=IF(EXACT([.O150];[.O151]);IF(EXACT([.P150];[.P151]);[.R150];CELL(&quot;Row&quot;;[.R151]));[.O151])" office:value-type="float" office:value="148">
              <text:p>148</text:p>
            </table:table-cell>
            <table:table-cell table:style-name="ce8" table:formula="of:=IF(AND([.$A151]&lt;=[.T$1];[.$A150]&gt;[.$A151]);0;IF(EXACT([.$A151];[.T$1]+1);[.S150]+1;[.S150]))" office:value-type="float" office:value="3">
              <text:p>3</text:p>
            </table:table-cell>
            <table:table-cell table:style-name="ce8" table:formula="of:=['Code format'.$C$7]&amp;TEXT([.S151];['Code format'.$B$7])&amp;['Code format'.$D$7]" office:value-type="string" office:string-value="3">
              <text:p>3</text:p>
            </table:table-cell>
            <table:table-cell table:style-name="ce8" table:formula="of:=IF(EXACT([.R150];[.R151]);IF(EXACT([.S150];[.S151]);[.U150];CELL(&quot;Row&quot;;[.U151]));[.R151])" office:value-type="float" office:value="151">
              <text:p>151</text:p>
            </table:table-cell>
            <table:table-cell table:style-name="Nivel7" table:formula="of:=CONCATENATE([.E151];[.H151];[.K151];[.N151];[.Q151];[.T151])&amp;T(IF(EXACT([.$A151];1);ORG.OPENOFFICE.STYLE(&quot;Nivel1&quot;);IF(EXACT([.$A151];2);ORG.OPENOFFICE.STYLE(&quot;Nivel2&quot;);IF(EXACT([.$A151];2);ORG.OPENOFFICE.STYLE(&quot;Nivel2&quot;);IF(EXACT([.$A151];3);ORG.OPENOFFICE.STYLE(&quot;Nivel3&quot;);IF(EXACT([.$A151];4);ORG.OPENOFFICE.STYLE(&quot;Nivel4&quot;);IF(EXACT([.$A151];5);ORG.OPENOFFICE.STYLE(&quot;Nivel5&quot;);IF(EXACT([.$A151];6);ORG.OPENOFFICE.STYLE(&quot;Nivel6&quot;);IF(EXACT([.$A151];7);ORG.OPENOFFICE.STYLE(&quot;Nivel7&quot;))))))))))" office:value-type="string" office:string-value="511303">
              <text:p>511303</text:p>
            </table:table-cell>
            <table:table-cell table:style-name="ce9" office:value-type="string">
              <text:p>CFab</text:p>
            </table:table-cell>
            <table:table-cell table:style-name="ce9" office:value-type="string">
              <text:p>Costo de producción</text:p>
            </table:table-cell>
            <table:table-cell table:style-name="Nivel7" table:formula="of:=[.X151]&amp;T(IF(EXACT([.$A151];1);ORG.OPENOFFICE.STYLE(&quot;Nivel1&quot;);IF(EXACT([.$A151];2);ORG.OPENOFFICE.STYLE(&quot;Nivel2&quot;);IF(EXACT([.$A151];2);ORG.OPENOFFICE.STYLE(&quot;Nivel2&quot;);IF(EXACT([.$A151];3);ORG.OPENOFFICE.STYLE(&quot;Nivel3&quot;);IF(EXACT([.$A151];4);ORG.OPENOFFICE.STYLE(&quot;Nivel4&quot;);IF(EXACT([.$A151];5);ORG.OPENOFFICE.STYLE(&quot;Nivel5&quot;);IF(EXACT([.$A151];6);ORG.OPENOFFICE.STYLE(&quot;Nivel6&quot;);IF(EXACT([.$A151];7);ORG.OPENOFFICE.STYLE(&quot;Nivel7&quot;))))))))))" office:value-type="string" office:string-value="Costo de producción">
              <text:p>Costo de producción</text:p>
            </table:table-cell>
            <table:table-cell table:style-name="Datos" table:formula="of:=IF(EXACT([.A151];1);&quot;&quot;;IF(EXACT([.A151];2);INDIRECT(CONCATENATE(&quot;V&quot;;[.C151]));IF(EXACT([.A151];3);INDIRECT(CONCATENATE(&quot;V&quot;;[.F151]));IF(EXACT([.A151];4);INDIRECT(CONCATENATE(&quot;V&quot;;[.I151]));IF(EXACT([.A151];5);INDIRECT(CONCATENATE(&quot;V&quot;;[.L151]));IF(EXACT([.A151];6);INDIRECT(CONCATENATE(&quot;V&quot;;[.O151]));IF(EXACT([.A151];7);INDIRECT(CONCATENATE(&quot;V&quot;;[.R151])))))))))" office:value-type="string" office:string-value="511300">
              <text:p>511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51];7));NOT(EXACT([.AB151];&quot;view&quot;)));AND(EXACT([.A151];7);EXACT([.AB151];&quot;view&quot;))))" office:value-type="float" office:value="1">
              <text:p>1</text:p>
            </table:table-cell>
            <table:table-cell table:style-name="Datos" table:formula="of:=VLOOKUP([.AB151];['account.type'.$A$2:.$I$12];8)" office:value-type="string" office:string-value="other">
              <text:p>other</text:p>
            </table:table-cell>
            <table:table-cell table:style-name="Datos" table:formula="of:=VLOOKUP([.AB15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1];1);CHAR(9)&amp;CHAR(9)&amp;&quot;&lt;record id=&quot;&quot;account_account_template_&quot;&amp;SUBSTITUTE([.AG$1]&amp;[.$V151];&quot;-&quot;;&quot;_&quot;)&amp;&quot;&quot;&quot; model=&quot;&quot;account.account.template&quot;&quot;&gt;&quot;&amp;CHAR(13)&amp;CHAR(9)&amp;CHAR(9)&amp;CHAR(9)&amp;&quot;&lt;field name=&quot;&quot;code&quot;&quot;&gt;&quot;&amp;[.AG$1]&amp;[.$V151]&amp;&quot;&lt;/field&gt;&quot;&amp;CHAR(13)&amp;CHAR(9)&amp;CHAR(9)&amp;CHAR(9)&amp;&quot;&lt;field name=&quot;&quot;name&quot;&quot;&gt;&quot;&amp;[.AG$1]&amp;[.$Y151]&amp;&quot;&lt;/field&gt;&quot;&amp;CHAR(13)&amp;CHAR(9)&amp;CHAR(9)&amp;CHAR(9)&amp;&quot;&lt;field name=&quot;&quot;shortcut&quot;&quot;&gt;&quot;&amp;IF(EXACT([.$W151];&quot;&quot;);&quot;&quot;;[.AG$1]&amp;[.$W151])&amp;&quot;&lt;/field&gt;&quot;&amp;CHAR(13)&amp;CHAR(9)&amp;CHAR(9)&amp;CHAR(9)&amp;&quot;&lt;field name=&quot;&quot;parent_id&quot;&quot; ref=&quot;&quot;&quot;&amp;IF(EXACT([.$Z151];&quot;&quot;);&quot;&quot;;[.AG$1]&amp;[.$Z151])&amp;&quot;&quot;&quot;/&gt;&quot;&amp;CHAR(13)&amp;CHAR(9)&amp;CHAR(9)&amp;CHAR(9)&amp;&quot;&lt;field name=&quot;&quot;user_type&quot;&quot; ref=&quot;&quot;account_account_type_&quot;&amp;[.$AB151]&amp;&quot;&quot;&quot;/&gt;&quot;&amp;CHAR(13)&amp;CHAR(9)&amp;CHAR(9)&amp;CHAR(9)&amp;&quot;&lt;field name=&quot;&quot;currency_id&quot;&quot; ref=&quot;&quot;&quot;&amp;[.AA151]&amp;&quot;&quot;&quot;/&gt;&quot;&amp;CHAR(13)&amp;CHAR(9)&amp;CHAR(9)&amp;CHAR(9)&amp;&quot;&lt;field name=&quot;&quot;type&quot;&quot;&gt;&quot;&amp;[.$AD151]&amp;&quot;&lt;/field&gt;&quot;&amp;CHAR(13)&amp;CHAR(9)&amp;CHAR(9)&amp;CHAR(9)&amp;&quot;&lt;field name=&quot;&quot;reconcile&quot;&quot; eval=&quot;&quot;&quot;&amp;[.$AE151]&amp;&quot;&quot;&quot;/&gt;&quot;&amp;IF(EXACT([.$AF151];&quot;&quot;);&quot;&quot;;CHAR(13)&amp;CHAR(9)&amp;CHAR(9)&amp;CHAR(9)&amp;&quot;&lt;field name=&quot;&quot;tax_ids&quot;&quot;&gt;&quot;&amp;SUBSTITUTE([.$AF15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303&quot; model=&quot;account.account.template&quot;&gt;&#13;&#9;&#9;&#9;&lt;field name=&quot;code&quot;&gt;0-511303&lt;/field&gt;&#13;&#9;&#9;&#9;&lt;field name=&quot;name&quot;&gt;0-Costo de producción&lt;/field&gt;&#13;&#9;&#9;&#9;&lt;field name=&quot;shortcut&quot;&gt;0-CFab&lt;/field&gt;&#13;&#9;&#9;&#9;&lt;field name=&quot;parent_id&quot; ref=&quot;0-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303" model="account.account.template"&gt;<text:tab/><text:tab/><text:tab/>&lt;field name="code"&gt;0-511303&lt;/field&gt;<text:tab/><text:tab/><text:tab/>&lt;field name="name"&gt;0-Costo de producción&lt;/field&gt;<text:tab/><text:tab/><text:tab/>&lt;field name="shortcut"&gt;0-CFab&lt;/field&gt;<text:tab/><text:tab/><text:tab/>&lt;field name="parent_id" ref="0-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51];1);CHAR(9)&amp;CHAR(9)&amp;&quot;&lt;record id=&quot;&quot;account_account_template_&quot;&amp;SUBSTITUTE([.AH$1]&amp;[.$V151];&quot;-&quot;;&quot;_&quot;)&amp;&quot;&quot;&quot; model=&quot;&quot;account.account.template&quot;&quot;&gt;&quot;&amp;CHAR(13)&amp;CHAR(9)&amp;CHAR(9)&amp;CHAR(9)&amp;&quot;&lt;field name=&quot;&quot;code&quot;&quot;&gt;&quot;&amp;[.AH$1]&amp;[.$V151]&amp;&quot;&lt;/field&gt;&quot;&amp;CHAR(13)&amp;CHAR(9)&amp;CHAR(9)&amp;CHAR(9)&amp;&quot;&lt;field name=&quot;&quot;name&quot;&quot;&gt;&quot;&amp;[.AH$1]&amp;[.$Y151]&amp;&quot;&lt;/field&gt;&quot;&amp;CHAR(13)&amp;CHAR(9)&amp;CHAR(9)&amp;CHAR(9)&amp;&quot;&lt;field name=&quot;&quot;shortcut&quot;&quot;&gt;&quot;&amp;IF(EXACT([.$W151];&quot;&quot;);&quot;&quot;;[.AH$1]&amp;[.$W151])&amp;&quot;&lt;/field&gt;&quot;&amp;CHAR(13)&amp;CHAR(9)&amp;CHAR(9)&amp;CHAR(9)&amp;&quot;&lt;field name=&quot;&quot;parent_id&quot;&quot; ref=&quot;&quot;&quot;&amp;IF(EXACT([.$Z151];&quot;&quot;);&quot;&quot;;[.AH$1]&amp;[.$Z151])&amp;&quot;&quot;&quot;/&gt;&quot;&amp;CHAR(13)&amp;CHAR(9)&amp;CHAR(9)&amp;CHAR(9)&amp;&quot;&lt;field name=&quot;&quot;user_type&quot;&quot; ref=&quot;&quot;account_account_type_&quot;&amp;[.$AB151]&amp;&quot;&quot;&quot;/&gt;&quot;&amp;CHAR(13)&amp;CHAR(9)&amp;CHAR(9)&amp;CHAR(9)&amp;&quot;&lt;field name=&quot;&quot;currency_id&quot;&quot; ref=&quot;&quot;&quot;&amp;[.AB151]&amp;&quot;&quot;&quot;/&gt;&quot;&amp;CHAR(13)&amp;CHAR(9)&amp;CHAR(9)&amp;CHAR(9)&amp;&quot;&lt;field name=&quot;&quot;type&quot;&quot;&gt;&quot;&amp;[.$AD151]&amp;&quot;&lt;/field&gt;&quot;&amp;CHAR(13)&amp;CHAR(9)&amp;CHAR(9)&amp;CHAR(9)&amp;&quot;&lt;field name=&quot;&quot;reconcile&quot;&quot; eval=&quot;&quot;&quot;&amp;[.$AE151]&amp;&quot;&quot;&quot;/&gt;&quot;&amp;IF(EXACT([.$AF151];&quot;&quot;);&quot;&quot;;CHAR(13)&amp;CHAR(9)&amp;CHAR(9)&amp;CHAR(9)&amp;&quot;&lt;field name=&quot;&quot;tax_ids&quot;&quot;&gt;&quot;&amp;SUBSTITUTE([.$AF15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303&quot; model=&quot;account.account.template&quot;&gt;&#13;&#9;&#9;&#9;&lt;field name=&quot;code&quot;&gt;1-511303&lt;/field&gt;&#13;&#9;&#9;&#9;&lt;field name=&quot;name&quot;&gt;1-Costo de producción&lt;/field&gt;&#13;&#9;&#9;&#9;&lt;field name=&quot;shortcut&quot;&gt;1-CFab&lt;/field&gt;&#13;&#9;&#9;&#9;&lt;field name=&quot;parent_id&quot; ref=&quot;1-5113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303" model="account.account.template"&gt;<text:tab/><text:tab/><text:tab/>&lt;field name="code"&gt;1-511303&lt;/field&gt;<text:tab/><text:tab/><text:tab/>&lt;field name="name"&gt;1-Costo de producción&lt;/field&gt;<text:tab/><text:tab/><text:tab/>&lt;field name="shortcut"&gt;1-CFab&lt;/field&gt;<text:tab/><text:tab/><text:tab/>&lt;field name="parent_id" ref="1-5113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51]&gt;[.A152];[.A151]=[.A152]);[.A151]&lt;&gt;7))" office:value-type="float" office:value="1">
              <text:p>1</text:p>
            </table:table-cell>
            <table:table-cell table:style-name="ce8" table:formula="of:=IF(EXACT([.A152];1);CELL(&quot;Row&quot;;[.C152]);[.C151])" office:value-type="float" office:value="2">
              <text:p>2</text:p>
            </table:table-cell>
            <table:table-cell table:style-name="ce8" table:formula="of:=IF(EXACT([.$A152];1);0;IF(EXACT([.$A152];2);[.D151]+1;[.D151]))" office:value-type="float" office:value="5">
              <text:p>5</text:p>
            </table:table-cell>
            <table:table-cell table:style-name="ce8" table:formula="of:=['Code format'.$C$2]&amp;TEXT([.D152];['Code format'.$B$2])&amp;['Code format'.$D$2]" office:value-type="string" office:string-value="5">
              <text:p>5</text:p>
            </table:table-cell>
            <table:table-cell table:style-name="ce8" table:formula="of:=IF(EXACT([.C151];[.C152]);IF(EXACT([.D151];[.D152]);[.F151];CELL(&quot;Row&quot;;[.F152]));[.C152])" office:value-type="float" office:value="129">
              <text:p>129</text:p>
            </table:table-cell>
            <table:table-cell table:style-name="ce8" table:formula="of:=IF(AND([.$A152]&lt;=[.H$1];[.$A151]&gt;[.$A152]);0;IF(EXACT([.$A152];[.H$1]+1);[.G151]+1;[.G151]))" office:value-type="float" office:value="1">
              <text:p>1</text:p>
            </table:table-cell>
            <table:table-cell table:style-name="ce8" table:formula="of:=['Code format'.$C$3]&amp;TEXT([.G152];['Code format'.$B$3])&amp;['Code format'.$D$3]" office:value-type="string" office:string-value="1">
              <text:p>1</text:p>
            </table:table-cell>
            <table:table-cell table:style-name="ce8" table:formula="of:=IF(EXACT([.F151];[.F152]);IF(EXACT([.G151];[.G152]);[.I151];CELL(&quot;Row&quot;;[.I152]));[.F152])" office:value-type="float" office:value="130">
              <text:p>130</text:p>
            </table:table-cell>
            <table:table-cell table:style-name="ce8" table:formula="of:=IF(AND([.$A152]&lt;=[.K$1];[.$A151]&gt;[.$A152]);0;IF(EXACT([.$A152];[.K$1]+1);[.J151]+1;[.J151]))" office:value-type="float" office:value="1">
              <text:p>1</text:p>
            </table:table-cell>
            <table:table-cell table:style-name="ce8" table:formula="of:=['Code format'.$C$4]&amp;TEXT([.J152];['Code format'.$B$4])&amp;['Code format'.$D$4]" office:value-type="string" office:string-value="1">
              <text:p>1</text:p>
            </table:table-cell>
            <table:table-cell table:style-name="ce8" table:formula="of:=IF(EXACT([.I151];[.I152]);IF(EXACT([.J151];[.J152]);[.L151];CELL(&quot;Row&quot;;[.L152]));[.I152])" office:value-type="float" office:value="131">
              <text:p>131</text:p>
            </table:table-cell>
            <table:table-cell table:style-name="ce8" table:formula="of:=IF(AND([.$A152]&lt;=[.N$1];[.$A151]&gt;[.$A152]);0;IF(EXACT([.$A152];[.N$1]+1);[.M151]+1;[.M151]))" office:value-type="float" office:value="3">
              <text:p>3</text:p>
            </table:table-cell>
            <table:table-cell table:style-name="ce8" table:formula="of:=['Code format'.$C$5]&amp;TEXT([.M152];['Code format'.$B$5])&amp;['Code format'.$D$5]" office:value-type="string" office:string-value="3">
              <text:p>3</text:p>
            </table:table-cell>
            <table:table-cell table:style-name="ce8" table:formula="of:=IF(EXACT([.L151];[.L152]);IF(EXACT([.M151];[.M152]);[.O151];CELL(&quot;Row&quot;;[.O152]));[.L152])" office:value-type="float" office:value="148">
              <text:p>148</text:p>
            </table:table-cell>
            <table:table-cell table:style-name="ce8" table:formula="of:=IF(AND([.$A152]&lt;=[.Q$1];[.$A151]&gt;[.$A152]);0;IF(EXACT([.$A152];[.Q$1]+1);[.P151]+1;[.P151]))" office:value-type="float" office:value="0">
              <text:p>0</text:p>
            </table:table-cell>
            <table:table-cell table:style-name="ce8" table:formula="of:=['Code format'.$C$6]&amp;TEXT([.P152];['Code format'.$B$6])&amp;['Code format'.$D$6]" office:value-type="string" office:string-value="0">
              <text:p>0</text:p>
            </table:table-cell>
            <table:table-cell table:style-name="ce8" table:formula="of:=IF(EXACT([.O151];[.O152]);IF(EXACT([.P151];[.P152]);[.R151];CELL(&quot;Row&quot;;[.R152]));[.O152])" office:value-type="float" office:value="148">
              <text:p>148</text:p>
            </table:table-cell>
            <table:table-cell table:style-name="ce8" table:formula="of:=IF(AND([.$A152]&lt;=[.T$1];[.$A151]&gt;[.$A152]);0;IF(EXACT([.$A152];[.T$1]+1);[.S151]+1;[.S151]))" office:value-type="float" office:value="4">
              <text:p>4</text:p>
            </table:table-cell>
            <table:table-cell table:style-name="ce8" table:formula="of:=['Code format'.$C$7]&amp;TEXT([.S152];['Code format'.$B$7])&amp;['Code format'.$D$7]" office:value-type="string" office:string-value="4">
              <text:p>4</text:p>
            </table:table-cell>
            <table:table-cell table:style-name="ce8" table:formula="of:=IF(EXACT([.R151];[.R152]);IF(EXACT([.S151];[.S152]);[.U151];CELL(&quot;Row&quot;;[.U152]));[.R152])" office:value-type="float" office:value="152">
              <text:p>152</text:p>
            </table:table-cell>
            <table:table-cell table:style-name="Nivel7" table:formula="of:=CONCATENATE([.E152];[.H152];[.K152];[.N152];[.Q152];[.T152])&amp;T(IF(EXACT([.$A152];1);ORG.OPENOFFICE.STYLE(&quot;Nivel1&quot;);IF(EXACT([.$A152];2);ORG.OPENOFFICE.STYLE(&quot;Nivel2&quot;);IF(EXACT([.$A152];2);ORG.OPENOFFICE.STYLE(&quot;Nivel2&quot;);IF(EXACT([.$A152];3);ORG.OPENOFFICE.STYLE(&quot;Nivel3&quot;);IF(EXACT([.$A152];4);ORG.OPENOFFICE.STYLE(&quot;Nivel4&quot;);IF(EXACT([.$A152];5);ORG.OPENOFFICE.STYLE(&quot;Nivel5&quot;);IF(EXACT([.$A152];6);ORG.OPENOFFICE.STYLE(&quot;Nivel6&quot;);IF(EXACT([.$A152];7);ORG.OPENOFFICE.STYLE(&quot;Nivel7&quot;))))))))))" office:value-type="string" office:string-value="511304">
              <text:p>511304</text:p>
            </table:table-cell>
            <table:table-cell table:style-name="ce9" office:value-type="string">
              <text:p>CAlm</text:p>
            </table:table-cell>
            <table:table-cell table:style-name="ce9" office:value-type="string">
              <text:p>Costo de almacenamiento</text:p>
            </table:table-cell>
            <table:table-cell table:style-name="Nivel7" table:formula="of:=[.X152]&amp;T(IF(EXACT([.$A152];1);ORG.OPENOFFICE.STYLE(&quot;Nivel1&quot;);IF(EXACT([.$A152];2);ORG.OPENOFFICE.STYLE(&quot;Nivel2&quot;);IF(EXACT([.$A152];2);ORG.OPENOFFICE.STYLE(&quot;Nivel2&quot;);IF(EXACT([.$A152];3);ORG.OPENOFFICE.STYLE(&quot;Nivel3&quot;);IF(EXACT([.$A152];4);ORG.OPENOFFICE.STYLE(&quot;Nivel4&quot;);IF(EXACT([.$A152];5);ORG.OPENOFFICE.STYLE(&quot;Nivel5&quot;);IF(EXACT([.$A152];6);ORG.OPENOFFICE.STYLE(&quot;Nivel6&quot;);IF(EXACT([.$A152];7);ORG.OPENOFFICE.STYLE(&quot;Nivel7&quot;))))))))))" office:value-type="string" office:string-value="Costo de almacenamiento">
              <text:p>Costo de almacenamiento</text:p>
            </table:table-cell>
            <table:table-cell table:style-name="Datos" table:formula="of:=IF(EXACT([.A152];1);&quot;&quot;;IF(EXACT([.A152];2);INDIRECT(CONCATENATE(&quot;V&quot;;[.C152]));IF(EXACT([.A152];3);INDIRECT(CONCATENATE(&quot;V&quot;;[.F152]));IF(EXACT([.A152];4);INDIRECT(CONCATENATE(&quot;V&quot;;[.I152]));IF(EXACT([.A152];5);INDIRECT(CONCATENATE(&quot;V&quot;;[.L152]));IF(EXACT([.A152];6);INDIRECT(CONCATENATE(&quot;V&quot;;[.O152]));IF(EXACT([.A152];7);INDIRECT(CONCATENATE(&quot;V&quot;;[.R152])))))))))" office:value-type="string" office:string-value="511300">
              <text:p>511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52];7));NOT(EXACT([.AB152];&quot;view&quot;)));AND(EXACT([.A152];7);EXACT([.AB152];&quot;view&quot;))))" office:value-type="float" office:value="1">
              <text:p>1</text:p>
            </table:table-cell>
            <table:table-cell table:style-name="Datos" table:formula="of:=VLOOKUP([.AB152];['account.type'.$A$2:.$I$12];8)" office:value-type="string" office:string-value="other">
              <text:p>other</text:p>
            </table:table-cell>
            <table:table-cell table:style-name="Datos" table:formula="of:=VLOOKUP([.AB15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2];1);CHAR(9)&amp;CHAR(9)&amp;&quot;&lt;record id=&quot;&quot;account_account_template_&quot;&amp;SUBSTITUTE([.AG$1]&amp;[.$V152];&quot;-&quot;;&quot;_&quot;)&amp;&quot;&quot;&quot; model=&quot;&quot;account.account.template&quot;&quot;&gt;&quot;&amp;CHAR(13)&amp;CHAR(9)&amp;CHAR(9)&amp;CHAR(9)&amp;&quot;&lt;field name=&quot;&quot;code&quot;&quot;&gt;&quot;&amp;[.AG$1]&amp;[.$V152]&amp;&quot;&lt;/field&gt;&quot;&amp;CHAR(13)&amp;CHAR(9)&amp;CHAR(9)&amp;CHAR(9)&amp;&quot;&lt;field name=&quot;&quot;name&quot;&quot;&gt;&quot;&amp;[.AG$1]&amp;[.$Y152]&amp;&quot;&lt;/field&gt;&quot;&amp;CHAR(13)&amp;CHAR(9)&amp;CHAR(9)&amp;CHAR(9)&amp;&quot;&lt;field name=&quot;&quot;shortcut&quot;&quot;&gt;&quot;&amp;IF(EXACT([.$W152];&quot;&quot;);&quot;&quot;;[.AG$1]&amp;[.$W152])&amp;&quot;&lt;/field&gt;&quot;&amp;CHAR(13)&amp;CHAR(9)&amp;CHAR(9)&amp;CHAR(9)&amp;&quot;&lt;field name=&quot;&quot;parent_id&quot;&quot; ref=&quot;&quot;&quot;&amp;IF(EXACT([.$Z152];&quot;&quot;);&quot;&quot;;[.AG$1]&amp;[.$Z152])&amp;&quot;&quot;&quot;/&gt;&quot;&amp;CHAR(13)&amp;CHAR(9)&amp;CHAR(9)&amp;CHAR(9)&amp;&quot;&lt;field name=&quot;&quot;user_type&quot;&quot; ref=&quot;&quot;account_account_type_&quot;&amp;[.$AB152]&amp;&quot;&quot;&quot;/&gt;&quot;&amp;CHAR(13)&amp;CHAR(9)&amp;CHAR(9)&amp;CHAR(9)&amp;&quot;&lt;field name=&quot;&quot;currency_id&quot;&quot; ref=&quot;&quot;&quot;&amp;[.AA152]&amp;&quot;&quot;&quot;/&gt;&quot;&amp;CHAR(13)&amp;CHAR(9)&amp;CHAR(9)&amp;CHAR(9)&amp;&quot;&lt;field name=&quot;&quot;type&quot;&quot;&gt;&quot;&amp;[.$AD152]&amp;&quot;&lt;/field&gt;&quot;&amp;CHAR(13)&amp;CHAR(9)&amp;CHAR(9)&amp;CHAR(9)&amp;&quot;&lt;field name=&quot;&quot;reconcile&quot;&quot; eval=&quot;&quot;&quot;&amp;[.$AE152]&amp;&quot;&quot;&quot;/&gt;&quot;&amp;IF(EXACT([.$AF152];&quot;&quot;);&quot;&quot;;CHAR(13)&amp;CHAR(9)&amp;CHAR(9)&amp;CHAR(9)&amp;&quot;&lt;field name=&quot;&quot;tax_ids&quot;&quot;&gt;&quot;&amp;SUBSTITUTE([.$AF15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304&quot; model=&quot;account.account.template&quot;&gt;&#13;&#9;&#9;&#9;&lt;field name=&quot;code&quot;&gt;0-511304&lt;/field&gt;&#13;&#9;&#9;&#9;&lt;field name=&quot;name&quot;&gt;0-Costo de almacenamiento&lt;/field&gt;&#13;&#9;&#9;&#9;&lt;field name=&quot;shortcut&quot;&gt;0-CAlm&lt;/field&gt;&#13;&#9;&#9;&#9;&lt;field name=&quot;parent_id&quot; ref=&quot;0-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304" model="account.account.template"&gt;<text:tab/><text:tab/><text:tab/>&lt;field name="code"&gt;0-511304&lt;/field&gt;<text:tab/><text:tab/><text:tab/>&lt;field name="name"&gt;0-Costo de almacenamiento&lt;/field&gt;<text:tab/><text:tab/><text:tab/>&lt;field name="shortcut"&gt;0-CAlm&lt;/field&gt;<text:tab/><text:tab/><text:tab/>&lt;field name="parent_id" ref="0-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52];1);CHAR(9)&amp;CHAR(9)&amp;&quot;&lt;record id=&quot;&quot;account_account_template_&quot;&amp;SUBSTITUTE([.AH$1]&amp;[.$V152];&quot;-&quot;;&quot;_&quot;)&amp;&quot;&quot;&quot; model=&quot;&quot;account.account.template&quot;&quot;&gt;&quot;&amp;CHAR(13)&amp;CHAR(9)&amp;CHAR(9)&amp;CHAR(9)&amp;&quot;&lt;field name=&quot;&quot;code&quot;&quot;&gt;&quot;&amp;[.AH$1]&amp;[.$V152]&amp;&quot;&lt;/field&gt;&quot;&amp;CHAR(13)&amp;CHAR(9)&amp;CHAR(9)&amp;CHAR(9)&amp;&quot;&lt;field name=&quot;&quot;name&quot;&quot;&gt;&quot;&amp;[.AH$1]&amp;[.$Y152]&amp;&quot;&lt;/field&gt;&quot;&amp;CHAR(13)&amp;CHAR(9)&amp;CHAR(9)&amp;CHAR(9)&amp;&quot;&lt;field name=&quot;&quot;shortcut&quot;&quot;&gt;&quot;&amp;IF(EXACT([.$W152];&quot;&quot;);&quot;&quot;;[.AH$1]&amp;[.$W152])&amp;&quot;&lt;/field&gt;&quot;&amp;CHAR(13)&amp;CHAR(9)&amp;CHAR(9)&amp;CHAR(9)&amp;&quot;&lt;field name=&quot;&quot;parent_id&quot;&quot; ref=&quot;&quot;&quot;&amp;IF(EXACT([.$Z152];&quot;&quot;);&quot;&quot;;[.AH$1]&amp;[.$Z152])&amp;&quot;&quot;&quot;/&gt;&quot;&amp;CHAR(13)&amp;CHAR(9)&amp;CHAR(9)&amp;CHAR(9)&amp;&quot;&lt;field name=&quot;&quot;user_type&quot;&quot; ref=&quot;&quot;account_account_type_&quot;&amp;[.$AB152]&amp;&quot;&quot;&quot;/&gt;&quot;&amp;CHAR(13)&amp;CHAR(9)&amp;CHAR(9)&amp;CHAR(9)&amp;&quot;&lt;field name=&quot;&quot;currency_id&quot;&quot; ref=&quot;&quot;&quot;&amp;[.AB152]&amp;&quot;&quot;&quot;/&gt;&quot;&amp;CHAR(13)&amp;CHAR(9)&amp;CHAR(9)&amp;CHAR(9)&amp;&quot;&lt;field name=&quot;&quot;type&quot;&quot;&gt;&quot;&amp;[.$AD152]&amp;&quot;&lt;/field&gt;&quot;&amp;CHAR(13)&amp;CHAR(9)&amp;CHAR(9)&amp;CHAR(9)&amp;&quot;&lt;field name=&quot;&quot;reconcile&quot;&quot; eval=&quot;&quot;&quot;&amp;[.$AE152]&amp;&quot;&quot;&quot;/&gt;&quot;&amp;IF(EXACT([.$AF152];&quot;&quot;);&quot;&quot;;CHAR(13)&amp;CHAR(9)&amp;CHAR(9)&amp;CHAR(9)&amp;&quot;&lt;field name=&quot;&quot;tax_ids&quot;&quot;&gt;&quot;&amp;SUBSTITUTE([.$AF15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304&quot; model=&quot;account.account.template&quot;&gt;&#13;&#9;&#9;&#9;&lt;field name=&quot;code&quot;&gt;1-511304&lt;/field&gt;&#13;&#9;&#9;&#9;&lt;field name=&quot;name&quot;&gt;1-Costo de almacenamiento&lt;/field&gt;&#13;&#9;&#9;&#9;&lt;field name=&quot;shortcut&quot;&gt;1-CAlm&lt;/field&gt;&#13;&#9;&#9;&#9;&lt;field name=&quot;parent_id&quot; ref=&quot;1-5113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304" model="account.account.template"&gt;<text:tab/><text:tab/><text:tab/>&lt;field name="code"&gt;1-511304&lt;/field&gt;<text:tab/><text:tab/><text:tab/>&lt;field name="name"&gt;1-Costo de almacenamiento&lt;/field&gt;<text:tab/><text:tab/><text:tab/>&lt;field name="shortcut"&gt;1-CAlm&lt;/field&gt;<text:tab/><text:tab/><text:tab/>&lt;field name="parent_id" ref="1-5113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52]&gt;[.A153];[.A152]=[.A153]);[.A152]&lt;&gt;7))" office:value-type="float" office:value="1">
              <text:p>1</text:p>
            </table:table-cell>
            <table:table-cell table:style-name="ce8" table:formula="of:=IF(EXACT([.A153];1);CELL(&quot;Row&quot;;[.C153]);[.C152])" office:value-type="float" office:value="2">
              <text:p>2</text:p>
            </table:table-cell>
            <table:table-cell table:style-name="ce8" table:formula="of:=IF(EXACT([.$A153];1);0;IF(EXACT([.$A153];2);[.D152]+1;[.D152]))" office:value-type="float" office:value="5">
              <text:p>5</text:p>
            </table:table-cell>
            <table:table-cell table:style-name="ce8" table:formula="of:=['Code format'.$C$2]&amp;TEXT([.D153];['Code format'.$B$2])&amp;['Code format'.$D$2]" office:value-type="string" office:string-value="5">
              <text:p>5</text:p>
            </table:table-cell>
            <table:table-cell table:style-name="ce8" table:formula="of:=IF(EXACT([.C152];[.C153]);IF(EXACT([.D152];[.D153]);[.F152];CELL(&quot;Row&quot;;[.F153]));[.C153])" office:value-type="float" office:value="129">
              <text:p>129</text:p>
            </table:table-cell>
            <table:table-cell table:style-name="ce8" table:formula="of:=IF(AND([.$A153]&lt;=[.H$1];[.$A152]&gt;[.$A153]);0;IF(EXACT([.$A153];[.H$1]+1);[.G152]+1;[.G152]))" office:value-type="float" office:value="1">
              <text:p>1</text:p>
            </table:table-cell>
            <table:table-cell table:style-name="ce8" table:formula="of:=['Code format'.$C$3]&amp;TEXT([.G153];['Code format'.$B$3])&amp;['Code format'.$D$3]" office:value-type="string" office:string-value="1">
              <text:p>1</text:p>
            </table:table-cell>
            <table:table-cell table:style-name="ce8" table:formula="of:=IF(EXACT([.F152];[.F153]);IF(EXACT([.G152];[.G153]);[.I152];CELL(&quot;Row&quot;;[.I153]));[.F153])" office:value-type="float" office:value="130">
              <text:p>130</text:p>
            </table:table-cell>
            <table:table-cell table:style-name="ce8" table:formula="of:=IF(AND([.$A153]&lt;=[.K$1];[.$A152]&gt;[.$A153]);0;IF(EXACT([.$A153];[.K$1]+1);[.J152]+1;[.J152]))" office:value-type="float" office:value="1">
              <text:p>1</text:p>
            </table:table-cell>
            <table:table-cell table:style-name="ce8" table:formula="of:=['Code format'.$C$4]&amp;TEXT([.J153];['Code format'.$B$4])&amp;['Code format'.$D$4]" office:value-type="string" office:string-value="1">
              <text:p>1</text:p>
            </table:table-cell>
            <table:table-cell table:style-name="ce8" table:formula="of:=IF(EXACT([.I152];[.I153]);IF(EXACT([.J152];[.J153]);[.L152];CELL(&quot;Row&quot;;[.L153]));[.I153])" office:value-type="float" office:value="131">
              <text:p>131</text:p>
            </table:table-cell>
            <table:table-cell table:style-name="ce8" table:formula="of:=IF(AND([.$A153]&lt;=[.N$1];[.$A152]&gt;[.$A153]);0;IF(EXACT([.$A153];[.N$1]+1);[.M152]+1;[.M152]))" office:value-type="float" office:value="3">
              <text:p>3</text:p>
            </table:table-cell>
            <table:table-cell table:style-name="ce8" table:formula="of:=['Code format'.$C$5]&amp;TEXT([.M153];['Code format'.$B$5])&amp;['Code format'.$D$5]" office:value-type="string" office:string-value="3">
              <text:p>3</text:p>
            </table:table-cell>
            <table:table-cell table:style-name="ce8" table:formula="of:=IF(EXACT([.L152];[.L153]);IF(EXACT([.M152];[.M153]);[.O152];CELL(&quot;Row&quot;;[.O153]));[.L153])" office:value-type="float" office:value="148">
              <text:p>148</text:p>
            </table:table-cell>
            <table:table-cell table:style-name="ce8" table:formula="of:=IF(AND([.$A153]&lt;=[.Q$1];[.$A152]&gt;[.$A153]);0;IF(EXACT([.$A153];[.Q$1]+1);[.P152]+1;[.P152]))" office:value-type="float" office:value="0">
              <text:p>0</text:p>
            </table:table-cell>
            <table:table-cell table:style-name="ce8" table:formula="of:=['Code format'.$C$6]&amp;TEXT([.P153];['Code format'.$B$6])&amp;['Code format'.$D$6]" office:value-type="string" office:string-value="0">
              <text:p>0</text:p>
            </table:table-cell>
            <table:table-cell table:style-name="ce8" table:formula="of:=IF(EXACT([.O152];[.O153]);IF(EXACT([.P152];[.P153]);[.R152];CELL(&quot;Row&quot;;[.R153]));[.O153])" office:value-type="float" office:value="148">
              <text:p>148</text:p>
            </table:table-cell>
            <table:table-cell table:style-name="ce8" table:formula="of:=IF(AND([.$A153]&lt;=[.T$1];[.$A152]&gt;[.$A153]);0;IF(EXACT([.$A153];[.T$1]+1);[.S152]+1;[.S152]))" office:value-type="float" office:value="5">
              <text:p>5</text:p>
            </table:table-cell>
            <table:table-cell table:style-name="ce8" table:formula="of:=['Code format'.$C$7]&amp;TEXT([.S153];['Code format'.$B$7])&amp;['Code format'.$D$7]" office:value-type="string" office:string-value="5">
              <text:p>5</text:p>
            </table:table-cell>
            <table:table-cell table:style-name="ce8" table:formula="of:=IF(EXACT([.R152];[.R153]);IF(EXACT([.S152];[.S153]);[.U152];CELL(&quot;Row&quot;;[.U153]));[.R153])" office:value-type="float" office:value="153">
              <text:p>153</text:p>
            </table:table-cell>
            <table:table-cell table:style-name="Nivel7" table:formula="of:=CONCATENATE([.E153];[.H153];[.K153];[.N153];[.Q153];[.T153])&amp;T(IF(EXACT([.$A153];1);ORG.OPENOFFICE.STYLE(&quot;Nivel1&quot;);IF(EXACT([.$A153];2);ORG.OPENOFFICE.STYLE(&quot;Nivel2&quot;);IF(EXACT([.$A153];2);ORG.OPENOFFICE.STYLE(&quot;Nivel2&quot;);IF(EXACT([.$A153];3);ORG.OPENOFFICE.STYLE(&quot;Nivel3&quot;);IF(EXACT([.$A153];4);ORG.OPENOFFICE.STYLE(&quot;Nivel4&quot;);IF(EXACT([.$A153];5);ORG.OPENOFFICE.STYLE(&quot;Nivel5&quot;);IF(EXACT([.$A153];6);ORG.OPENOFFICE.STYLE(&quot;Nivel6&quot;);IF(EXACT([.$A153];7);ORG.OPENOFFICE.STYLE(&quot;Nivel7&quot;))))))))))" office:value-type="string" office:string-value="511305">
              <text:p>511305</text:p>
            </table:table-cell>
            <table:table-cell table:style-name="ce9" office:value-type="string">
              <text:p>CDist</text:p>
            </table:table-cell>
            <table:table-cell table:style-name="ce9" office:value-type="string">
              <text:p>Costo de distribución</text:p>
            </table:table-cell>
            <table:table-cell table:style-name="Nivel7" table:formula="of:=[.X153]&amp;T(IF(EXACT([.$A153];1);ORG.OPENOFFICE.STYLE(&quot;Nivel1&quot;);IF(EXACT([.$A153];2);ORG.OPENOFFICE.STYLE(&quot;Nivel2&quot;);IF(EXACT([.$A153];2);ORG.OPENOFFICE.STYLE(&quot;Nivel2&quot;);IF(EXACT([.$A153];3);ORG.OPENOFFICE.STYLE(&quot;Nivel3&quot;);IF(EXACT([.$A153];4);ORG.OPENOFFICE.STYLE(&quot;Nivel4&quot;);IF(EXACT([.$A153];5);ORG.OPENOFFICE.STYLE(&quot;Nivel5&quot;);IF(EXACT([.$A153];6);ORG.OPENOFFICE.STYLE(&quot;Nivel6&quot;);IF(EXACT([.$A153];7);ORG.OPENOFFICE.STYLE(&quot;Nivel7&quot;))))))))))" office:value-type="string" office:string-value="Costo de distribución">
              <text:p>Costo de distribución</text:p>
            </table:table-cell>
            <table:table-cell table:style-name="Datos" table:formula="of:=IF(EXACT([.A153];1);&quot;&quot;;IF(EXACT([.A153];2);INDIRECT(CONCATENATE(&quot;V&quot;;[.C153]));IF(EXACT([.A153];3);INDIRECT(CONCATENATE(&quot;V&quot;;[.F153]));IF(EXACT([.A153];4);INDIRECT(CONCATENATE(&quot;V&quot;;[.I153]));IF(EXACT([.A153];5);INDIRECT(CONCATENATE(&quot;V&quot;;[.L153]));IF(EXACT([.A153];6);INDIRECT(CONCATENATE(&quot;V&quot;;[.O153]));IF(EXACT([.A153];7);INDIRECT(CONCATENATE(&quot;V&quot;;[.R153])))))))))" office:value-type="string" office:string-value="511300">
              <text:p>511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53];7));NOT(EXACT([.AB153];&quot;view&quot;)));AND(EXACT([.A153];7);EXACT([.AB153];&quot;view&quot;))))" office:value-type="float" office:value="1">
              <text:p>1</text:p>
            </table:table-cell>
            <table:table-cell table:style-name="Datos" table:formula="of:=VLOOKUP([.AB153];['account.type'.$A$2:.$I$12];8)" office:value-type="string" office:string-value="other">
              <text:p>other</text:p>
            </table:table-cell>
            <table:table-cell table:style-name="Datos" table:formula="of:=VLOOKUP([.AB15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3];1);CHAR(9)&amp;CHAR(9)&amp;&quot;&lt;record id=&quot;&quot;account_account_template_&quot;&amp;SUBSTITUTE([.AG$1]&amp;[.$V153];&quot;-&quot;;&quot;_&quot;)&amp;&quot;&quot;&quot; model=&quot;&quot;account.account.template&quot;&quot;&gt;&quot;&amp;CHAR(13)&amp;CHAR(9)&amp;CHAR(9)&amp;CHAR(9)&amp;&quot;&lt;field name=&quot;&quot;code&quot;&quot;&gt;&quot;&amp;[.AG$1]&amp;[.$V153]&amp;&quot;&lt;/field&gt;&quot;&amp;CHAR(13)&amp;CHAR(9)&amp;CHAR(9)&amp;CHAR(9)&amp;&quot;&lt;field name=&quot;&quot;name&quot;&quot;&gt;&quot;&amp;[.AG$1]&amp;[.$Y153]&amp;&quot;&lt;/field&gt;&quot;&amp;CHAR(13)&amp;CHAR(9)&amp;CHAR(9)&amp;CHAR(9)&amp;&quot;&lt;field name=&quot;&quot;shortcut&quot;&quot;&gt;&quot;&amp;IF(EXACT([.$W153];&quot;&quot;);&quot;&quot;;[.AG$1]&amp;[.$W153])&amp;&quot;&lt;/field&gt;&quot;&amp;CHAR(13)&amp;CHAR(9)&amp;CHAR(9)&amp;CHAR(9)&amp;&quot;&lt;field name=&quot;&quot;parent_id&quot;&quot; ref=&quot;&quot;&quot;&amp;IF(EXACT([.$Z153];&quot;&quot;);&quot;&quot;;[.AG$1]&amp;[.$Z153])&amp;&quot;&quot;&quot;/&gt;&quot;&amp;CHAR(13)&amp;CHAR(9)&amp;CHAR(9)&amp;CHAR(9)&amp;&quot;&lt;field name=&quot;&quot;user_type&quot;&quot; ref=&quot;&quot;account_account_type_&quot;&amp;[.$AB153]&amp;&quot;&quot;&quot;/&gt;&quot;&amp;CHAR(13)&amp;CHAR(9)&amp;CHAR(9)&amp;CHAR(9)&amp;&quot;&lt;field name=&quot;&quot;currency_id&quot;&quot; ref=&quot;&quot;&quot;&amp;[.AA153]&amp;&quot;&quot;&quot;/&gt;&quot;&amp;CHAR(13)&amp;CHAR(9)&amp;CHAR(9)&amp;CHAR(9)&amp;&quot;&lt;field name=&quot;&quot;type&quot;&quot;&gt;&quot;&amp;[.$AD153]&amp;&quot;&lt;/field&gt;&quot;&amp;CHAR(13)&amp;CHAR(9)&amp;CHAR(9)&amp;CHAR(9)&amp;&quot;&lt;field name=&quot;&quot;reconcile&quot;&quot; eval=&quot;&quot;&quot;&amp;[.$AE153]&amp;&quot;&quot;&quot;/&gt;&quot;&amp;IF(EXACT([.$AF153];&quot;&quot;);&quot;&quot;;CHAR(13)&amp;CHAR(9)&amp;CHAR(9)&amp;CHAR(9)&amp;&quot;&lt;field name=&quot;&quot;tax_ids&quot;&quot;&gt;&quot;&amp;SUBSTITUTE([.$AF15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305&quot; model=&quot;account.account.template&quot;&gt;&#13;&#9;&#9;&#9;&lt;field name=&quot;code&quot;&gt;0-511305&lt;/field&gt;&#13;&#9;&#9;&#9;&lt;field name=&quot;name&quot;&gt;0-Costo de distribución&lt;/field&gt;&#13;&#9;&#9;&#9;&lt;field name=&quot;shortcut&quot;&gt;0-CDist&lt;/field&gt;&#13;&#9;&#9;&#9;&lt;field name=&quot;parent_id&quot; ref=&quot;0-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305" model="account.account.template"&gt;<text:tab/><text:tab/><text:tab/>&lt;field name="code"&gt;0-511305&lt;/field&gt;<text:tab/><text:tab/><text:tab/>&lt;field name="name"&gt;0-Costo de distribución&lt;/field&gt;<text:tab/><text:tab/><text:tab/>&lt;field name="shortcut"&gt;0-CDist&lt;/field&gt;<text:tab/><text:tab/><text:tab/>&lt;field name="parent_id" ref="0-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53];1);CHAR(9)&amp;CHAR(9)&amp;&quot;&lt;record id=&quot;&quot;account_account_template_&quot;&amp;SUBSTITUTE([.AH$1]&amp;[.$V153];&quot;-&quot;;&quot;_&quot;)&amp;&quot;&quot;&quot; model=&quot;&quot;account.account.template&quot;&quot;&gt;&quot;&amp;CHAR(13)&amp;CHAR(9)&amp;CHAR(9)&amp;CHAR(9)&amp;&quot;&lt;field name=&quot;&quot;code&quot;&quot;&gt;&quot;&amp;[.AH$1]&amp;[.$V153]&amp;&quot;&lt;/field&gt;&quot;&amp;CHAR(13)&amp;CHAR(9)&amp;CHAR(9)&amp;CHAR(9)&amp;&quot;&lt;field name=&quot;&quot;name&quot;&quot;&gt;&quot;&amp;[.AH$1]&amp;[.$Y153]&amp;&quot;&lt;/field&gt;&quot;&amp;CHAR(13)&amp;CHAR(9)&amp;CHAR(9)&amp;CHAR(9)&amp;&quot;&lt;field name=&quot;&quot;shortcut&quot;&quot;&gt;&quot;&amp;IF(EXACT([.$W153];&quot;&quot;);&quot;&quot;;[.AH$1]&amp;[.$W153])&amp;&quot;&lt;/field&gt;&quot;&amp;CHAR(13)&amp;CHAR(9)&amp;CHAR(9)&amp;CHAR(9)&amp;&quot;&lt;field name=&quot;&quot;parent_id&quot;&quot; ref=&quot;&quot;&quot;&amp;IF(EXACT([.$Z153];&quot;&quot;);&quot;&quot;;[.AH$1]&amp;[.$Z153])&amp;&quot;&quot;&quot;/&gt;&quot;&amp;CHAR(13)&amp;CHAR(9)&amp;CHAR(9)&amp;CHAR(9)&amp;&quot;&lt;field name=&quot;&quot;user_type&quot;&quot; ref=&quot;&quot;account_account_type_&quot;&amp;[.$AB153]&amp;&quot;&quot;&quot;/&gt;&quot;&amp;CHAR(13)&amp;CHAR(9)&amp;CHAR(9)&amp;CHAR(9)&amp;&quot;&lt;field name=&quot;&quot;currency_id&quot;&quot; ref=&quot;&quot;&quot;&amp;[.AB153]&amp;&quot;&quot;&quot;/&gt;&quot;&amp;CHAR(13)&amp;CHAR(9)&amp;CHAR(9)&amp;CHAR(9)&amp;&quot;&lt;field name=&quot;&quot;type&quot;&quot;&gt;&quot;&amp;[.$AD153]&amp;&quot;&lt;/field&gt;&quot;&amp;CHAR(13)&amp;CHAR(9)&amp;CHAR(9)&amp;CHAR(9)&amp;&quot;&lt;field name=&quot;&quot;reconcile&quot;&quot; eval=&quot;&quot;&quot;&amp;[.$AE153]&amp;&quot;&quot;&quot;/&gt;&quot;&amp;IF(EXACT([.$AF153];&quot;&quot;);&quot;&quot;;CHAR(13)&amp;CHAR(9)&amp;CHAR(9)&amp;CHAR(9)&amp;&quot;&lt;field name=&quot;&quot;tax_ids&quot;&quot;&gt;&quot;&amp;SUBSTITUTE([.$AF15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305&quot; model=&quot;account.account.template&quot;&gt;&#13;&#9;&#9;&#9;&lt;field name=&quot;code&quot;&gt;1-511305&lt;/field&gt;&#13;&#9;&#9;&#9;&lt;field name=&quot;name&quot;&gt;1-Costo de distribución&lt;/field&gt;&#13;&#9;&#9;&#9;&lt;field name=&quot;shortcut&quot;&gt;1-CDist&lt;/field&gt;&#13;&#9;&#9;&#9;&lt;field name=&quot;parent_id&quot; ref=&quot;1-5113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305" model="account.account.template"&gt;<text:tab/><text:tab/><text:tab/>&lt;field name="code"&gt;1-511305&lt;/field&gt;<text:tab/><text:tab/><text:tab/>&lt;field name="name"&gt;1-Costo de distribución&lt;/field&gt;<text:tab/><text:tab/><text:tab/>&lt;field name="shortcut"&gt;1-CDist&lt;/field&gt;<text:tab/><text:tab/><text:tab/>&lt;field name="parent_id" ref="1-5113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53]&gt;[.A154];[.A153]=[.A154]);[.A153]&lt;&gt;7))" office:value-type="float" office:value="1">
              <text:p>1</text:p>
            </table:table-cell>
            <table:table-cell table:style-name="ce8" table:formula="of:=IF(EXACT([.A154];1);CELL(&quot;Row&quot;;[.C154]);[.C153])" office:value-type="float" office:value="2">
              <text:p>2</text:p>
            </table:table-cell>
            <table:table-cell table:style-name="ce8" table:formula="of:=IF(EXACT([.$A154];1);0;IF(EXACT([.$A154];2);[.D153]+1;[.D153]))" office:value-type="float" office:value="5">
              <text:p>5</text:p>
            </table:table-cell>
            <table:table-cell table:style-name="ce8" table:formula="of:=['Code format'.$C$2]&amp;TEXT([.D154];['Code format'.$B$2])&amp;['Code format'.$D$2]" office:value-type="string" office:string-value="5">
              <text:p>5</text:p>
            </table:table-cell>
            <table:table-cell table:style-name="ce8" table:formula="of:=IF(EXACT([.C153];[.C154]);IF(EXACT([.D153];[.D154]);[.F153];CELL(&quot;Row&quot;;[.F154]));[.C154])" office:value-type="float" office:value="129">
              <text:p>129</text:p>
            </table:table-cell>
            <table:table-cell table:style-name="ce8" table:formula="of:=IF(AND([.$A154]&lt;=[.H$1];[.$A153]&gt;[.$A154]);0;IF(EXACT([.$A154];[.H$1]+1);[.G153]+1;[.G153]))" office:value-type="float" office:value="1">
              <text:p>1</text:p>
            </table:table-cell>
            <table:table-cell table:style-name="ce8" table:formula="of:=['Code format'.$C$3]&amp;TEXT([.G154];['Code format'.$B$3])&amp;['Code format'.$D$3]" office:value-type="string" office:string-value="1">
              <text:p>1</text:p>
            </table:table-cell>
            <table:table-cell table:style-name="ce8" table:formula="of:=IF(EXACT([.F153];[.F154]);IF(EXACT([.G153];[.G154]);[.I153];CELL(&quot;Row&quot;;[.I154]));[.F154])" office:value-type="float" office:value="130">
              <text:p>130</text:p>
            </table:table-cell>
            <table:table-cell table:style-name="ce8" table:formula="of:=IF(AND([.$A154]&lt;=[.K$1];[.$A153]&gt;[.$A154]);0;IF(EXACT([.$A154];[.K$1]+1);[.J153]+1;[.J153]))" office:value-type="float" office:value="1">
              <text:p>1</text:p>
            </table:table-cell>
            <table:table-cell table:style-name="ce8" table:formula="of:=['Code format'.$C$4]&amp;TEXT([.J154];['Code format'.$B$4])&amp;['Code format'.$D$4]" office:value-type="string" office:string-value="1">
              <text:p>1</text:p>
            </table:table-cell>
            <table:table-cell table:style-name="ce8" table:formula="of:=IF(EXACT([.I153];[.I154]);IF(EXACT([.J153];[.J154]);[.L153];CELL(&quot;Row&quot;;[.L154]));[.I154])" office:value-type="float" office:value="131">
              <text:p>131</text:p>
            </table:table-cell>
            <table:table-cell table:style-name="ce8" table:formula="of:=IF(AND([.$A154]&lt;=[.N$1];[.$A153]&gt;[.$A154]);0;IF(EXACT([.$A154];[.N$1]+1);[.M153]+1;[.M153]))" office:value-type="float" office:value="4">
              <text:p>4</text:p>
            </table:table-cell>
            <table:table-cell table:style-name="ce8" table:formula="of:=['Code format'.$C$5]&amp;TEXT([.M154];['Code format'.$B$5])&amp;['Code format'.$D$5]" office:value-type="string" office:string-value="4">
              <text:p>4</text:p>
            </table:table-cell>
            <table:table-cell table:style-name="ce8" table:formula="of:=IF(EXACT([.L153];[.L154]);IF(EXACT([.M153];[.M154]);[.O153];CELL(&quot;Row&quot;;[.O154]));[.L154])" office:value-type="float" office:value="154">
              <text:p>154</text:p>
            </table:table-cell>
            <table:table-cell table:style-name="ce8" table:formula="of:=IF(AND([.$A154]&lt;=[.Q$1];[.$A153]&gt;[.$A154]);0;IF(EXACT([.$A154];[.Q$1]+1);[.P153]+1;[.P153]))" office:value-type="float" office:value="0">
              <text:p>0</text:p>
            </table:table-cell>
            <table:table-cell table:style-name="ce8" table:formula="of:=['Code format'.$C$6]&amp;TEXT([.P154];['Code format'.$B$6])&amp;['Code format'.$D$6]" office:value-type="string" office:string-value="0">
              <text:p>0</text:p>
            </table:table-cell>
            <table:table-cell table:style-name="ce8" table:formula="of:=IF(EXACT([.O153];[.O154]);IF(EXACT([.P153];[.P154]);[.R153];CELL(&quot;Row&quot;;[.R154]));[.O154])" office:value-type="float" office:value="154">
              <text:p>154</text:p>
            </table:table-cell>
            <table:table-cell table:style-name="ce8" table:formula="of:=IF(AND([.$A154]&lt;=[.T$1];[.$A153]&gt;[.$A154]);0;IF(EXACT([.$A154];[.T$1]+1);[.S153]+1;[.S153]))" office:value-type="float" office:value="0">
              <text:p>0</text:p>
            </table:table-cell>
            <table:table-cell table:style-name="ce8" table:formula="of:=['Code format'.$C$7]&amp;TEXT([.S154];['Code format'.$B$7])&amp;['Code format'.$D$7]" office:value-type="string" office:string-value="0">
              <text:p>0</text:p>
            </table:table-cell>
            <table:table-cell table:style-name="ce8" table:formula="of:=IF(EXACT([.R153];[.R154]);IF(EXACT([.S153];[.S154]);[.U153];CELL(&quot;Row&quot;;[.U154]));[.R154])" office:value-type="float" office:value="154">
              <text:p>154</text:p>
            </table:table-cell>
            <table:table-cell table:style-name="Nivel5" table:formula="of:=CONCATENATE([.E154];[.H154];[.K154];[.N154];[.Q154];[.T154])&amp;T(IF(EXACT([.$A154];1);ORG.OPENOFFICE.STYLE(&quot;Nivel1&quot;);IF(EXACT([.$A154];2);ORG.OPENOFFICE.STYLE(&quot;Nivel2&quot;);IF(EXACT([.$A154];2);ORG.OPENOFFICE.STYLE(&quot;Nivel2&quot;);IF(EXACT([.$A154];3);ORG.OPENOFFICE.STYLE(&quot;Nivel3&quot;);IF(EXACT([.$A154];4);ORG.OPENOFFICE.STYLE(&quot;Nivel4&quot;);IF(EXACT([.$A154];5);ORG.OPENOFFICE.STYLE(&quot;Nivel5&quot;);IF(EXACT([.$A154];6);ORG.OPENOFFICE.STYLE(&quot;Nivel6&quot;);IF(EXACT([.$A154];7);ORG.OPENOFFICE.STYLE(&quot;Nivel7&quot;))))))))))" office:value-type="string" office:string-value="511400">
              <text:p>511400</text:p>
            </table:table-cell>
            <table:table-cell table:style-name="ce9" office:value-type="string">
              <text:p>GMerc</text:p>
            </table:table-cell>
            <table:table-cell table:style-name="ce9" office:value-type="string">
              <text:p>Gastos de mercadeo</text:p>
            </table:table-cell>
            <table:table-cell table:style-name="Nivel5" table:formula="of:=[.X154]&amp;T(IF(EXACT([.$A154];1);ORG.OPENOFFICE.STYLE(&quot;Nivel1&quot;);IF(EXACT([.$A154];2);ORG.OPENOFFICE.STYLE(&quot;Nivel2&quot;);IF(EXACT([.$A154];2);ORG.OPENOFFICE.STYLE(&quot;Nivel2&quot;);IF(EXACT([.$A154];3);ORG.OPENOFFICE.STYLE(&quot;Nivel3&quot;);IF(EXACT([.$A154];4);ORG.OPENOFFICE.STYLE(&quot;Nivel4&quot;);IF(EXACT([.$A154];5);ORG.OPENOFFICE.STYLE(&quot;Nivel5&quot;);IF(EXACT([.$A154];6);ORG.OPENOFFICE.STYLE(&quot;Nivel6&quot;);IF(EXACT([.$A154];7);ORG.OPENOFFICE.STYLE(&quot;Nivel7&quot;))))))))))" office:value-type="string" office:string-value="Gastos de mercadeo">
              <text:p>Gastos de mercadeo</text:p>
            </table:table-cell>
            <table:table-cell table:style-name="Datos" table:formula="of:=IF(EXACT([.A154];1);&quot;&quot;;IF(EXACT([.A154];2);INDIRECT(CONCATENATE(&quot;V&quot;;[.C154]));IF(EXACT([.A154];3);INDIRECT(CONCATENATE(&quot;V&quot;;[.F154]));IF(EXACT([.A154];4);INDIRECT(CONCATENATE(&quot;V&quot;;[.I154]));IF(EXACT([.A154];5);INDIRECT(CONCATENATE(&quot;V&quot;;[.L154]));IF(EXACT([.A154];6);INDIRECT(CONCATENATE(&quot;V&quot;;[.O154]));IF(EXACT([.A154];7);INDIRECT(CONCATENATE(&quot;V&quot;;[.R154])))))))))" office:value-type="string" office:string-value="511000">
              <text:p>511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54];7));NOT(EXACT([.AB154];&quot;view&quot;)));AND(EXACT([.A154];7);EXACT([.AB154];&quot;view&quot;))))" office:value-type="float" office:value="1">
              <text:p>1</text:p>
            </table:table-cell>
            <table:table-cell table:style-name="Datos" table:formula="of:=VLOOKUP([.AB154];['account.type'.$A$2:.$I$12];8)" office:value-type="string" office:string-value="view">
              <text:p>view</text:p>
            </table:table-cell>
            <table:table-cell table:style-name="Datos" table:formula="of:=VLOOKUP([.AB15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4];1);CHAR(9)&amp;CHAR(9)&amp;&quot;&lt;record id=&quot;&quot;account_account_template_&quot;&amp;SUBSTITUTE([.AG$1]&amp;[.$V154];&quot;-&quot;;&quot;_&quot;)&amp;&quot;&quot;&quot; model=&quot;&quot;account.account.template&quot;&quot;&gt;&quot;&amp;CHAR(13)&amp;CHAR(9)&amp;CHAR(9)&amp;CHAR(9)&amp;&quot;&lt;field name=&quot;&quot;code&quot;&quot;&gt;&quot;&amp;[.AG$1]&amp;[.$V154]&amp;&quot;&lt;/field&gt;&quot;&amp;CHAR(13)&amp;CHAR(9)&amp;CHAR(9)&amp;CHAR(9)&amp;&quot;&lt;field name=&quot;&quot;name&quot;&quot;&gt;&quot;&amp;[.AG$1]&amp;[.$Y154]&amp;&quot;&lt;/field&gt;&quot;&amp;CHAR(13)&amp;CHAR(9)&amp;CHAR(9)&amp;CHAR(9)&amp;&quot;&lt;field name=&quot;&quot;shortcut&quot;&quot;&gt;&quot;&amp;IF(EXACT([.$W154];&quot;&quot;);&quot;&quot;;[.AG$1]&amp;[.$W154])&amp;&quot;&lt;/field&gt;&quot;&amp;CHAR(13)&amp;CHAR(9)&amp;CHAR(9)&amp;CHAR(9)&amp;&quot;&lt;field name=&quot;&quot;parent_id&quot;&quot; ref=&quot;&quot;&quot;&amp;IF(EXACT([.$Z154];&quot;&quot;);&quot;&quot;;[.AG$1]&amp;[.$Z154])&amp;&quot;&quot;&quot;/&gt;&quot;&amp;CHAR(13)&amp;CHAR(9)&amp;CHAR(9)&amp;CHAR(9)&amp;&quot;&lt;field name=&quot;&quot;user_type&quot;&quot; ref=&quot;&quot;account_account_type_&quot;&amp;[.$AB154]&amp;&quot;&quot;&quot;/&gt;&quot;&amp;CHAR(13)&amp;CHAR(9)&amp;CHAR(9)&amp;CHAR(9)&amp;&quot;&lt;field name=&quot;&quot;currency_id&quot;&quot; ref=&quot;&quot;&quot;&amp;[.AA154]&amp;&quot;&quot;&quot;/&gt;&quot;&amp;CHAR(13)&amp;CHAR(9)&amp;CHAR(9)&amp;CHAR(9)&amp;&quot;&lt;field name=&quot;&quot;type&quot;&quot;&gt;&quot;&amp;[.$AD154]&amp;&quot;&lt;/field&gt;&quot;&amp;CHAR(13)&amp;CHAR(9)&amp;CHAR(9)&amp;CHAR(9)&amp;&quot;&lt;field name=&quot;&quot;reconcile&quot;&quot; eval=&quot;&quot;&quot;&amp;[.$AE154]&amp;&quot;&quot;&quot;/&gt;&quot;&amp;IF(EXACT([.$AF154];&quot;&quot;);&quot;&quot;;CHAR(13)&amp;CHAR(9)&amp;CHAR(9)&amp;CHAR(9)&amp;&quot;&lt;field name=&quot;&quot;tax_ids&quot;&quot;&gt;&quot;&amp;SUBSTITUTE([.$AF15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400&quot; model=&quot;account.account.template&quot;&gt;&#13;&#9;&#9;&#9;&lt;field name=&quot;code&quot;&gt;0-511400&lt;/field&gt;&#13;&#9;&#9;&#9;&lt;field name=&quot;name&quot;&gt;0-Gastos de mercadeo&lt;/field&gt;&#13;&#9;&#9;&#9;&lt;field name=&quot;shortcut&quot;&gt;0-GMerc&lt;/field&gt;&#13;&#9;&#9;&#9;&lt;field name=&quot;parent_id&quot; ref=&quot;0-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1400" model="account.account.template"&gt;<text:tab/><text:tab/><text:tab/>&lt;field name="code"&gt;0-511400&lt;/field&gt;<text:tab/><text:tab/><text:tab/>&lt;field name="name"&gt;0-Gastos de mercadeo&lt;/field&gt;<text:tab/><text:tab/><text:tab/>&lt;field name="shortcut"&gt;0-GMerc&lt;/field&gt;<text:tab/><text:tab/><text:tab/>&lt;field name="parent_id" ref="0-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54];1);CHAR(9)&amp;CHAR(9)&amp;&quot;&lt;record id=&quot;&quot;account_account_template_&quot;&amp;SUBSTITUTE([.AH$1]&amp;[.$V154];&quot;-&quot;;&quot;_&quot;)&amp;&quot;&quot;&quot; model=&quot;&quot;account.account.template&quot;&quot;&gt;&quot;&amp;CHAR(13)&amp;CHAR(9)&amp;CHAR(9)&amp;CHAR(9)&amp;&quot;&lt;field name=&quot;&quot;code&quot;&quot;&gt;&quot;&amp;[.AH$1]&amp;[.$V154]&amp;&quot;&lt;/field&gt;&quot;&amp;CHAR(13)&amp;CHAR(9)&amp;CHAR(9)&amp;CHAR(9)&amp;&quot;&lt;field name=&quot;&quot;name&quot;&quot;&gt;&quot;&amp;[.AH$1]&amp;[.$Y154]&amp;&quot;&lt;/field&gt;&quot;&amp;CHAR(13)&amp;CHAR(9)&amp;CHAR(9)&amp;CHAR(9)&amp;&quot;&lt;field name=&quot;&quot;shortcut&quot;&quot;&gt;&quot;&amp;IF(EXACT([.$W154];&quot;&quot;);&quot;&quot;;[.AH$1]&amp;[.$W154])&amp;&quot;&lt;/field&gt;&quot;&amp;CHAR(13)&amp;CHAR(9)&amp;CHAR(9)&amp;CHAR(9)&amp;&quot;&lt;field name=&quot;&quot;parent_id&quot;&quot; ref=&quot;&quot;&quot;&amp;IF(EXACT([.$Z154];&quot;&quot;);&quot;&quot;;[.AH$1]&amp;[.$Z154])&amp;&quot;&quot;&quot;/&gt;&quot;&amp;CHAR(13)&amp;CHAR(9)&amp;CHAR(9)&amp;CHAR(9)&amp;&quot;&lt;field name=&quot;&quot;user_type&quot;&quot; ref=&quot;&quot;account_account_type_&quot;&amp;[.$AB154]&amp;&quot;&quot;&quot;/&gt;&quot;&amp;CHAR(13)&amp;CHAR(9)&amp;CHAR(9)&amp;CHAR(9)&amp;&quot;&lt;field name=&quot;&quot;currency_id&quot;&quot; ref=&quot;&quot;&quot;&amp;[.AB154]&amp;&quot;&quot;&quot;/&gt;&quot;&amp;CHAR(13)&amp;CHAR(9)&amp;CHAR(9)&amp;CHAR(9)&amp;&quot;&lt;field name=&quot;&quot;type&quot;&quot;&gt;&quot;&amp;[.$AD154]&amp;&quot;&lt;/field&gt;&quot;&amp;CHAR(13)&amp;CHAR(9)&amp;CHAR(9)&amp;CHAR(9)&amp;&quot;&lt;field name=&quot;&quot;reconcile&quot;&quot; eval=&quot;&quot;&quot;&amp;[.$AE154]&amp;&quot;&quot;&quot;/&gt;&quot;&amp;IF(EXACT([.$AF154];&quot;&quot;);&quot;&quot;;CHAR(13)&amp;CHAR(9)&amp;CHAR(9)&amp;CHAR(9)&amp;&quot;&lt;field name=&quot;&quot;tax_ids&quot;&quot;&gt;&quot;&amp;SUBSTITUTE([.$AF15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400&quot; model=&quot;account.account.template&quot;&gt;&#13;&#9;&#9;&#9;&lt;field name=&quot;code&quot;&gt;1-511400&lt;/field&gt;&#13;&#9;&#9;&#9;&lt;field name=&quot;name&quot;&gt;1-Gastos de mercadeo&lt;/field&gt;&#13;&#9;&#9;&#9;&lt;field name=&quot;shortcut&quot;&gt;1-GMerc&lt;/field&gt;&#13;&#9;&#9;&#9;&lt;field name=&quot;parent_id&quot; ref=&quot;1-511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1400" model="account.account.template"&gt;<text:tab/><text:tab/><text:tab/>&lt;field name="code"&gt;1-511400&lt;/field&gt;<text:tab/><text:tab/><text:tab/>&lt;field name="name"&gt;1-Gastos de mercadeo&lt;/field&gt;<text:tab/><text:tab/><text:tab/>&lt;field name="shortcut"&gt;1-GMerc&lt;/field&gt;<text:tab/><text:tab/><text:tab/>&lt;field name="parent_id" ref="1-511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54]&gt;[.A155];[.A154]=[.A155]);[.A154]&lt;&gt;7))" office:value-type="float" office:value="1">
              <text:p>1</text:p>
            </table:table-cell>
            <table:table-cell table:style-name="ce8" table:formula="of:=IF(EXACT([.A155];1);CELL(&quot;Row&quot;;[.C155]);[.C154])" office:value-type="float" office:value="2">
              <text:p>2</text:p>
            </table:table-cell>
            <table:table-cell table:style-name="ce8" table:formula="of:=IF(EXACT([.$A155];1);0;IF(EXACT([.$A155];2);[.D154]+1;[.D154]))" office:value-type="float" office:value="5">
              <text:p>5</text:p>
            </table:table-cell>
            <table:table-cell table:style-name="ce8" table:formula="of:=['Code format'.$C$2]&amp;TEXT([.D155];['Code format'.$B$2])&amp;['Code format'.$D$2]" office:value-type="string" office:string-value="5">
              <text:p>5</text:p>
            </table:table-cell>
            <table:table-cell table:style-name="ce8" table:formula="of:=IF(EXACT([.C154];[.C155]);IF(EXACT([.D154];[.D155]);[.F154];CELL(&quot;Row&quot;;[.F155]));[.C155])" office:value-type="float" office:value="129">
              <text:p>129</text:p>
            </table:table-cell>
            <table:table-cell table:style-name="ce8" table:formula="of:=IF(AND([.$A155]&lt;=[.H$1];[.$A154]&gt;[.$A155]);0;IF(EXACT([.$A155];[.H$1]+1);[.G154]+1;[.G154]))" office:value-type="float" office:value="1">
              <text:p>1</text:p>
            </table:table-cell>
            <table:table-cell table:style-name="ce8" table:formula="of:=['Code format'.$C$3]&amp;TEXT([.G155];['Code format'.$B$3])&amp;['Code format'.$D$3]" office:value-type="string" office:string-value="1">
              <text:p>1</text:p>
            </table:table-cell>
            <table:table-cell table:style-name="ce8" table:formula="of:=IF(EXACT([.F154];[.F155]);IF(EXACT([.G154];[.G155]);[.I154];CELL(&quot;Row&quot;;[.I155]));[.F155])" office:value-type="float" office:value="130">
              <text:p>130</text:p>
            </table:table-cell>
            <table:table-cell table:style-name="ce8" table:formula="of:=IF(AND([.$A155]&lt;=[.K$1];[.$A154]&gt;[.$A155]);0;IF(EXACT([.$A155];[.K$1]+1);[.J154]+1;[.J154]))" office:value-type="float" office:value="1">
              <text:p>1</text:p>
            </table:table-cell>
            <table:table-cell table:style-name="ce8" table:formula="of:=['Code format'.$C$4]&amp;TEXT([.J155];['Code format'.$B$4])&amp;['Code format'.$D$4]" office:value-type="string" office:string-value="1">
              <text:p>1</text:p>
            </table:table-cell>
            <table:table-cell table:style-name="ce8" table:formula="of:=IF(EXACT([.I154];[.I155]);IF(EXACT([.J154];[.J155]);[.L154];CELL(&quot;Row&quot;;[.L155]));[.I155])" office:value-type="float" office:value="131">
              <text:p>131</text:p>
            </table:table-cell>
            <table:table-cell table:style-name="ce8" table:formula="of:=IF(AND([.$A155]&lt;=[.N$1];[.$A154]&gt;[.$A155]);0;IF(EXACT([.$A155];[.N$1]+1);[.M154]+1;[.M154]))" office:value-type="float" office:value="4">
              <text:p>4</text:p>
            </table:table-cell>
            <table:table-cell table:style-name="ce8" table:formula="of:=['Code format'.$C$5]&amp;TEXT([.M155];['Code format'.$B$5])&amp;['Code format'.$D$5]" office:value-type="string" office:string-value="4">
              <text:p>4</text:p>
            </table:table-cell>
            <table:table-cell table:style-name="ce8" table:formula="of:=IF(EXACT([.L154];[.L155]);IF(EXACT([.M154];[.M155]);[.O154];CELL(&quot;Row&quot;;[.O155]));[.L155])" office:value-type="float" office:value="154">
              <text:p>154</text:p>
            </table:table-cell>
            <table:table-cell table:style-name="ce8" table:formula="of:=IF(AND([.$A155]&lt;=[.Q$1];[.$A154]&gt;[.$A155]);0;IF(EXACT([.$A155];[.Q$1]+1);[.P154]+1;[.P154]))" office:value-type="float" office:value="0">
              <text:p>0</text:p>
            </table:table-cell>
            <table:table-cell table:style-name="ce8" table:formula="of:=['Code format'.$C$6]&amp;TEXT([.P155];['Code format'.$B$6])&amp;['Code format'.$D$6]" office:value-type="string" office:string-value="0">
              <text:p>0</text:p>
            </table:table-cell>
            <table:table-cell table:style-name="ce8" table:formula="of:=IF(EXACT([.O154];[.O155]);IF(EXACT([.P154];[.P155]);[.R154];CELL(&quot;Row&quot;;[.R155]));[.O155])" office:value-type="float" office:value="154">
              <text:p>154</text:p>
            </table:table-cell>
            <table:table-cell table:style-name="ce8" table:formula="of:=IF(AND([.$A155]&lt;=[.T$1];[.$A154]&gt;[.$A155]);0;IF(EXACT([.$A155];[.T$1]+1);[.S154]+1;[.S154]))" office:value-type="float" office:value="1">
              <text:p>1</text:p>
            </table:table-cell>
            <table:table-cell table:style-name="ce8" table:formula="of:=['Code format'.$C$7]&amp;TEXT([.S155];['Code format'.$B$7])&amp;['Code format'.$D$7]" office:value-type="string" office:string-value="1">
              <text:p>1</text:p>
            </table:table-cell>
            <table:table-cell table:style-name="ce8" table:formula="of:=IF(EXACT([.R154];[.R155]);IF(EXACT([.S154];[.S155]);[.U154];CELL(&quot;Row&quot;;[.U155]));[.R155])" office:value-type="float" office:value="155">
              <text:p>155</text:p>
            </table:table-cell>
            <table:table-cell table:style-name="Nivel7" table:formula="of:=CONCATENATE([.E155];[.H155];[.K155];[.N155];[.Q155];[.T155])&amp;T(IF(EXACT([.$A155];1);ORG.OPENOFFICE.STYLE(&quot;Nivel1&quot;);IF(EXACT([.$A155];2);ORG.OPENOFFICE.STYLE(&quot;Nivel2&quot;);IF(EXACT([.$A155];2);ORG.OPENOFFICE.STYLE(&quot;Nivel2&quot;);IF(EXACT([.$A155];3);ORG.OPENOFFICE.STYLE(&quot;Nivel3&quot;);IF(EXACT([.$A155];4);ORG.OPENOFFICE.STYLE(&quot;Nivel4&quot;);IF(EXACT([.$A155];5);ORG.OPENOFFICE.STYLE(&quot;Nivel5&quot;);IF(EXACT([.$A155];6);ORG.OPENOFFICE.STYLE(&quot;Nivel6&quot;);IF(EXACT([.$A155];7);ORG.OPENOFFICE.STYLE(&quot;Nivel7&quot;))))))))))" office:value-type="string" office:string-value="511401">
              <text:p>511401</text:p>
            </table:table-cell>
            <table:table-cell table:style-name="ce9" office:value-type="string">
              <text:p>Dis</text:p>
            </table:table-cell>
            <table:table-cell table:style-name="ce9" office:value-type="string">
              <text:p>Diseño de imagen</text:p>
            </table:table-cell>
            <table:table-cell table:style-name="Nivel7" table:formula="of:=[.X155]&amp;T(IF(EXACT([.$A155];1);ORG.OPENOFFICE.STYLE(&quot;Nivel1&quot;);IF(EXACT([.$A155];2);ORG.OPENOFFICE.STYLE(&quot;Nivel2&quot;);IF(EXACT([.$A155];2);ORG.OPENOFFICE.STYLE(&quot;Nivel2&quot;);IF(EXACT([.$A155];3);ORG.OPENOFFICE.STYLE(&quot;Nivel3&quot;);IF(EXACT([.$A155];4);ORG.OPENOFFICE.STYLE(&quot;Nivel4&quot;);IF(EXACT([.$A155];5);ORG.OPENOFFICE.STYLE(&quot;Nivel5&quot;);IF(EXACT([.$A155];6);ORG.OPENOFFICE.STYLE(&quot;Nivel6&quot;);IF(EXACT([.$A155];7);ORG.OPENOFFICE.STYLE(&quot;Nivel7&quot;))))))))))" office:value-type="string" office:string-value="Diseño de imagen">
              <text:p>Diseño de imagen</text:p>
            </table:table-cell>
            <table:table-cell table:style-name="Datos" table:formula="of:=IF(EXACT([.A155];1);&quot;&quot;;IF(EXACT([.A155];2);INDIRECT(CONCATENATE(&quot;V&quot;;[.C155]));IF(EXACT([.A155];3);INDIRECT(CONCATENATE(&quot;V&quot;;[.F155]));IF(EXACT([.A155];4);INDIRECT(CONCATENATE(&quot;V&quot;;[.I155]));IF(EXACT([.A155];5);INDIRECT(CONCATENATE(&quot;V&quot;;[.L155]));IF(EXACT([.A155];6);INDIRECT(CONCATENATE(&quot;V&quot;;[.O155]));IF(EXACT([.A155];7);INDIRECT(CONCATENATE(&quot;V&quot;;[.R155])))))))))" office:value-type="string" office:string-value="511400">
              <text:p>5114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55];7));NOT(EXACT([.AB155];&quot;view&quot;)));AND(EXACT([.A155];7);EXACT([.AB155];&quot;view&quot;))))" office:value-type="float" office:value="1">
              <text:p>1</text:p>
            </table:table-cell>
            <table:table-cell table:style-name="Datos" table:formula="of:=VLOOKUP([.AB155];['account.type'.$A$2:.$I$12];8)" office:value-type="string" office:string-value="other">
              <text:p>other</text:p>
            </table:table-cell>
            <table:table-cell table:style-name="Datos" table:formula="of:=VLOOKUP([.AB15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5];1);CHAR(9)&amp;CHAR(9)&amp;&quot;&lt;record id=&quot;&quot;account_account_template_&quot;&amp;SUBSTITUTE([.AG$1]&amp;[.$V155];&quot;-&quot;;&quot;_&quot;)&amp;&quot;&quot;&quot; model=&quot;&quot;account.account.template&quot;&quot;&gt;&quot;&amp;CHAR(13)&amp;CHAR(9)&amp;CHAR(9)&amp;CHAR(9)&amp;&quot;&lt;field name=&quot;&quot;code&quot;&quot;&gt;&quot;&amp;[.AG$1]&amp;[.$V155]&amp;&quot;&lt;/field&gt;&quot;&amp;CHAR(13)&amp;CHAR(9)&amp;CHAR(9)&amp;CHAR(9)&amp;&quot;&lt;field name=&quot;&quot;name&quot;&quot;&gt;&quot;&amp;[.AG$1]&amp;[.$Y155]&amp;&quot;&lt;/field&gt;&quot;&amp;CHAR(13)&amp;CHAR(9)&amp;CHAR(9)&amp;CHAR(9)&amp;&quot;&lt;field name=&quot;&quot;shortcut&quot;&quot;&gt;&quot;&amp;IF(EXACT([.$W155];&quot;&quot;);&quot;&quot;;[.AG$1]&amp;[.$W155])&amp;&quot;&lt;/field&gt;&quot;&amp;CHAR(13)&amp;CHAR(9)&amp;CHAR(9)&amp;CHAR(9)&amp;&quot;&lt;field name=&quot;&quot;parent_id&quot;&quot; ref=&quot;&quot;&quot;&amp;IF(EXACT([.$Z155];&quot;&quot;);&quot;&quot;;[.AG$1]&amp;[.$Z155])&amp;&quot;&quot;&quot;/&gt;&quot;&amp;CHAR(13)&amp;CHAR(9)&amp;CHAR(9)&amp;CHAR(9)&amp;&quot;&lt;field name=&quot;&quot;user_type&quot;&quot; ref=&quot;&quot;account_account_type_&quot;&amp;[.$AB155]&amp;&quot;&quot;&quot;/&gt;&quot;&amp;CHAR(13)&amp;CHAR(9)&amp;CHAR(9)&amp;CHAR(9)&amp;&quot;&lt;field name=&quot;&quot;currency_id&quot;&quot; ref=&quot;&quot;&quot;&amp;[.AA155]&amp;&quot;&quot;&quot;/&gt;&quot;&amp;CHAR(13)&amp;CHAR(9)&amp;CHAR(9)&amp;CHAR(9)&amp;&quot;&lt;field name=&quot;&quot;type&quot;&quot;&gt;&quot;&amp;[.$AD155]&amp;&quot;&lt;/field&gt;&quot;&amp;CHAR(13)&amp;CHAR(9)&amp;CHAR(9)&amp;CHAR(9)&amp;&quot;&lt;field name=&quot;&quot;reconcile&quot;&quot; eval=&quot;&quot;&quot;&amp;[.$AE155]&amp;&quot;&quot;&quot;/&gt;&quot;&amp;IF(EXACT([.$AF155];&quot;&quot;);&quot;&quot;;CHAR(13)&amp;CHAR(9)&amp;CHAR(9)&amp;CHAR(9)&amp;&quot;&lt;field name=&quot;&quot;tax_ids&quot;&quot;&gt;&quot;&amp;SUBSTITUTE([.$AF15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401&quot; model=&quot;account.account.template&quot;&gt;&#13;&#9;&#9;&#9;&lt;field name=&quot;code&quot;&gt;0-511401&lt;/field&gt;&#13;&#9;&#9;&#9;&lt;field name=&quot;name&quot;&gt;0-Diseño de imagen&lt;/field&gt;&#13;&#9;&#9;&#9;&lt;field name=&quot;shortcut&quot;&gt;0-Dis&lt;/field&gt;&#13;&#9;&#9;&#9;&lt;field name=&quot;parent_id&quot; ref=&quot;0-5114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401" model="account.account.template"&gt;<text:tab/><text:tab/><text:tab/>&lt;field name="code"&gt;0-511401&lt;/field&gt;<text:tab/><text:tab/><text:tab/>&lt;field name="name"&gt;0-Diseño de imagen&lt;/field&gt;<text:tab/><text:tab/><text:tab/>&lt;field name="shortcut"&gt;0-Dis&lt;/field&gt;<text:tab/><text:tab/><text:tab/>&lt;field name="parent_id" ref="0-5114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55];1);CHAR(9)&amp;CHAR(9)&amp;&quot;&lt;record id=&quot;&quot;account_account_template_&quot;&amp;SUBSTITUTE([.AH$1]&amp;[.$V155];&quot;-&quot;;&quot;_&quot;)&amp;&quot;&quot;&quot; model=&quot;&quot;account.account.template&quot;&quot;&gt;&quot;&amp;CHAR(13)&amp;CHAR(9)&amp;CHAR(9)&amp;CHAR(9)&amp;&quot;&lt;field name=&quot;&quot;code&quot;&quot;&gt;&quot;&amp;[.AH$1]&amp;[.$V155]&amp;&quot;&lt;/field&gt;&quot;&amp;CHAR(13)&amp;CHAR(9)&amp;CHAR(9)&amp;CHAR(9)&amp;&quot;&lt;field name=&quot;&quot;name&quot;&quot;&gt;&quot;&amp;[.AH$1]&amp;[.$Y155]&amp;&quot;&lt;/field&gt;&quot;&amp;CHAR(13)&amp;CHAR(9)&amp;CHAR(9)&amp;CHAR(9)&amp;&quot;&lt;field name=&quot;&quot;shortcut&quot;&quot;&gt;&quot;&amp;IF(EXACT([.$W155];&quot;&quot;);&quot;&quot;;[.AH$1]&amp;[.$W155])&amp;&quot;&lt;/field&gt;&quot;&amp;CHAR(13)&amp;CHAR(9)&amp;CHAR(9)&amp;CHAR(9)&amp;&quot;&lt;field name=&quot;&quot;parent_id&quot;&quot; ref=&quot;&quot;&quot;&amp;IF(EXACT([.$Z155];&quot;&quot;);&quot;&quot;;[.AH$1]&amp;[.$Z155])&amp;&quot;&quot;&quot;/&gt;&quot;&amp;CHAR(13)&amp;CHAR(9)&amp;CHAR(9)&amp;CHAR(9)&amp;&quot;&lt;field name=&quot;&quot;user_type&quot;&quot; ref=&quot;&quot;account_account_type_&quot;&amp;[.$AB155]&amp;&quot;&quot;&quot;/&gt;&quot;&amp;CHAR(13)&amp;CHAR(9)&amp;CHAR(9)&amp;CHAR(9)&amp;&quot;&lt;field name=&quot;&quot;currency_id&quot;&quot; ref=&quot;&quot;&quot;&amp;[.AB155]&amp;&quot;&quot;&quot;/&gt;&quot;&amp;CHAR(13)&amp;CHAR(9)&amp;CHAR(9)&amp;CHAR(9)&amp;&quot;&lt;field name=&quot;&quot;type&quot;&quot;&gt;&quot;&amp;[.$AD155]&amp;&quot;&lt;/field&gt;&quot;&amp;CHAR(13)&amp;CHAR(9)&amp;CHAR(9)&amp;CHAR(9)&amp;&quot;&lt;field name=&quot;&quot;reconcile&quot;&quot; eval=&quot;&quot;&quot;&amp;[.$AE155]&amp;&quot;&quot;&quot;/&gt;&quot;&amp;IF(EXACT([.$AF155];&quot;&quot;);&quot;&quot;;CHAR(13)&amp;CHAR(9)&amp;CHAR(9)&amp;CHAR(9)&amp;&quot;&lt;field name=&quot;&quot;tax_ids&quot;&quot;&gt;&quot;&amp;SUBSTITUTE([.$AF15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401&quot; model=&quot;account.account.template&quot;&gt;&#13;&#9;&#9;&#9;&lt;field name=&quot;code&quot;&gt;1-511401&lt;/field&gt;&#13;&#9;&#9;&#9;&lt;field name=&quot;name&quot;&gt;1-Diseño de imagen&lt;/field&gt;&#13;&#9;&#9;&#9;&lt;field name=&quot;shortcut&quot;&gt;1-Dis&lt;/field&gt;&#13;&#9;&#9;&#9;&lt;field name=&quot;parent_id&quot; ref=&quot;1-5114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401" model="account.account.template"&gt;<text:tab/><text:tab/><text:tab/>&lt;field name="code"&gt;1-511401&lt;/field&gt;<text:tab/><text:tab/><text:tab/>&lt;field name="name"&gt;1-Diseño de imagen&lt;/field&gt;<text:tab/><text:tab/><text:tab/>&lt;field name="shortcut"&gt;1-Dis&lt;/field&gt;<text:tab/><text:tab/><text:tab/>&lt;field name="parent_id" ref="1-5114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55]&gt;[.A156];[.A155]=[.A156]);[.A155]&lt;&gt;7))" office:value-type="float" office:value="1">
              <text:p>1</text:p>
            </table:table-cell>
            <table:table-cell table:style-name="ce8" table:formula="of:=IF(EXACT([.A156];1);CELL(&quot;Row&quot;;[.C156]);[.C155])" office:value-type="float" office:value="2">
              <text:p>2</text:p>
            </table:table-cell>
            <table:table-cell table:style-name="ce8" table:formula="of:=IF(EXACT([.$A156];1);0;IF(EXACT([.$A156];2);[.D155]+1;[.D155]))" office:value-type="float" office:value="5">
              <text:p>5</text:p>
            </table:table-cell>
            <table:table-cell table:style-name="ce8" table:formula="of:=['Code format'.$C$2]&amp;TEXT([.D156];['Code format'.$B$2])&amp;['Code format'.$D$2]" office:value-type="string" office:string-value="5">
              <text:p>5</text:p>
            </table:table-cell>
            <table:table-cell table:style-name="ce8" table:formula="of:=IF(EXACT([.C155];[.C156]);IF(EXACT([.D155];[.D156]);[.F155];CELL(&quot;Row&quot;;[.F156]));[.C156])" office:value-type="float" office:value="129">
              <text:p>129</text:p>
            </table:table-cell>
            <table:table-cell table:style-name="ce8" table:formula="of:=IF(AND([.$A156]&lt;=[.H$1];[.$A155]&gt;[.$A156]);0;IF(EXACT([.$A156];[.H$1]+1);[.G155]+1;[.G155]))" office:value-type="float" office:value="1">
              <text:p>1</text:p>
            </table:table-cell>
            <table:table-cell table:style-name="ce8" table:formula="of:=['Code format'.$C$3]&amp;TEXT([.G156];['Code format'.$B$3])&amp;['Code format'.$D$3]" office:value-type="string" office:string-value="1">
              <text:p>1</text:p>
            </table:table-cell>
            <table:table-cell table:style-name="ce8" table:formula="of:=IF(EXACT([.F155];[.F156]);IF(EXACT([.G155];[.G156]);[.I155];CELL(&quot;Row&quot;;[.I156]));[.F156])" office:value-type="float" office:value="130">
              <text:p>130</text:p>
            </table:table-cell>
            <table:table-cell table:style-name="ce8" table:formula="of:=IF(AND([.$A156]&lt;=[.K$1];[.$A155]&gt;[.$A156]);0;IF(EXACT([.$A156];[.K$1]+1);[.J155]+1;[.J155]))" office:value-type="float" office:value="1">
              <text:p>1</text:p>
            </table:table-cell>
            <table:table-cell table:style-name="ce8" table:formula="of:=['Code format'.$C$4]&amp;TEXT([.J156];['Code format'.$B$4])&amp;['Code format'.$D$4]" office:value-type="string" office:string-value="1">
              <text:p>1</text:p>
            </table:table-cell>
            <table:table-cell table:style-name="ce8" table:formula="of:=IF(EXACT([.I155];[.I156]);IF(EXACT([.J155];[.J156]);[.L155];CELL(&quot;Row&quot;;[.L156]));[.I156])" office:value-type="float" office:value="131">
              <text:p>131</text:p>
            </table:table-cell>
            <table:table-cell table:style-name="ce8" table:formula="of:=IF(AND([.$A156]&lt;=[.N$1];[.$A155]&gt;[.$A156]);0;IF(EXACT([.$A156];[.N$1]+1);[.M155]+1;[.M155]))" office:value-type="float" office:value="4">
              <text:p>4</text:p>
            </table:table-cell>
            <table:table-cell table:style-name="ce8" table:formula="of:=['Code format'.$C$5]&amp;TEXT([.M156];['Code format'.$B$5])&amp;['Code format'.$D$5]" office:value-type="string" office:string-value="4">
              <text:p>4</text:p>
            </table:table-cell>
            <table:table-cell table:style-name="ce8" table:formula="of:=IF(EXACT([.L155];[.L156]);IF(EXACT([.M155];[.M156]);[.O155];CELL(&quot;Row&quot;;[.O156]));[.L156])" office:value-type="float" office:value="154">
              <text:p>154</text:p>
            </table:table-cell>
            <table:table-cell table:style-name="ce8" table:formula="of:=IF(AND([.$A156]&lt;=[.Q$1];[.$A155]&gt;[.$A156]);0;IF(EXACT([.$A156];[.Q$1]+1);[.P155]+1;[.P155]))" office:value-type="float" office:value="0">
              <text:p>0</text:p>
            </table:table-cell>
            <table:table-cell table:style-name="ce8" table:formula="of:=['Code format'.$C$6]&amp;TEXT([.P156];['Code format'.$B$6])&amp;['Code format'.$D$6]" office:value-type="string" office:string-value="0">
              <text:p>0</text:p>
            </table:table-cell>
            <table:table-cell table:style-name="ce8" table:formula="of:=IF(EXACT([.O155];[.O156]);IF(EXACT([.P155];[.P156]);[.R155];CELL(&quot;Row&quot;;[.R156]));[.O156])" office:value-type="float" office:value="154">
              <text:p>154</text:p>
            </table:table-cell>
            <table:table-cell table:style-name="ce8" table:formula="of:=IF(AND([.$A156]&lt;=[.T$1];[.$A155]&gt;[.$A156]);0;IF(EXACT([.$A156];[.T$1]+1);[.S155]+1;[.S155]))" office:value-type="float" office:value="2">
              <text:p>2</text:p>
            </table:table-cell>
            <table:table-cell table:style-name="ce8" table:formula="of:=['Code format'.$C$7]&amp;TEXT([.S156];['Code format'.$B$7])&amp;['Code format'.$D$7]" office:value-type="string" office:string-value="2">
              <text:p>2</text:p>
            </table:table-cell>
            <table:table-cell table:style-name="ce8" table:formula="of:=IF(EXACT([.R155];[.R156]);IF(EXACT([.S155];[.S156]);[.U155];CELL(&quot;Row&quot;;[.U156]));[.R156])" office:value-type="float" office:value="156">
              <text:p>156</text:p>
            </table:table-cell>
            <table:table-cell table:style-name="Nivel7" table:formula="of:=CONCATENATE([.E156];[.H156];[.K156];[.N156];[.Q156];[.T156])&amp;T(IF(EXACT([.$A156];1);ORG.OPENOFFICE.STYLE(&quot;Nivel1&quot;);IF(EXACT([.$A156];2);ORG.OPENOFFICE.STYLE(&quot;Nivel2&quot;);IF(EXACT([.$A156];2);ORG.OPENOFFICE.STYLE(&quot;Nivel2&quot;);IF(EXACT([.$A156];3);ORG.OPENOFFICE.STYLE(&quot;Nivel3&quot;);IF(EXACT([.$A156];4);ORG.OPENOFFICE.STYLE(&quot;Nivel4&quot;);IF(EXACT([.$A156];5);ORG.OPENOFFICE.STYLE(&quot;Nivel5&quot;);IF(EXACT([.$A156];6);ORG.OPENOFFICE.STYLE(&quot;Nivel6&quot;);IF(EXACT([.$A156];7);ORG.OPENOFFICE.STYLE(&quot;Nivel7&quot;))))))))))" office:value-type="string" office:string-value="511402">
              <text:p>511402</text:p>
            </table:table-cell>
            <table:table-cell table:style-name="ce9" office:value-type="string">
              <text:p>Pub</text:p>
            </table:table-cell>
            <table:table-cell table:style-name="ce9" office:value-type="string">
              <text:p>Campañas publicitarias</text:p>
            </table:table-cell>
            <table:table-cell table:style-name="Nivel7" table:formula="of:=[.X156]&amp;T(IF(EXACT([.$A156];1);ORG.OPENOFFICE.STYLE(&quot;Nivel1&quot;);IF(EXACT([.$A156];2);ORG.OPENOFFICE.STYLE(&quot;Nivel2&quot;);IF(EXACT([.$A156];2);ORG.OPENOFFICE.STYLE(&quot;Nivel2&quot;);IF(EXACT([.$A156];3);ORG.OPENOFFICE.STYLE(&quot;Nivel3&quot;);IF(EXACT([.$A156];4);ORG.OPENOFFICE.STYLE(&quot;Nivel4&quot;);IF(EXACT([.$A156];5);ORG.OPENOFFICE.STYLE(&quot;Nivel5&quot;);IF(EXACT([.$A156];6);ORG.OPENOFFICE.STYLE(&quot;Nivel6&quot;);IF(EXACT([.$A156];7);ORG.OPENOFFICE.STYLE(&quot;Nivel7&quot;))))))))))" office:value-type="string" office:string-value="Campañas publicitarias">
              <text:p>Campañas publicitarias</text:p>
            </table:table-cell>
            <table:table-cell table:style-name="Datos" table:formula="of:=IF(EXACT([.A156];1);&quot;&quot;;IF(EXACT([.A156];2);INDIRECT(CONCATENATE(&quot;V&quot;;[.C156]));IF(EXACT([.A156];3);INDIRECT(CONCATENATE(&quot;V&quot;;[.F156]));IF(EXACT([.A156];4);INDIRECT(CONCATENATE(&quot;V&quot;;[.I156]));IF(EXACT([.A156];5);INDIRECT(CONCATENATE(&quot;V&quot;;[.L156]));IF(EXACT([.A156];6);INDIRECT(CONCATENATE(&quot;V&quot;;[.O156]));IF(EXACT([.A156];7);INDIRECT(CONCATENATE(&quot;V&quot;;[.R156])))))))))" office:value-type="string" office:string-value="511400">
              <text:p>5114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56];7));NOT(EXACT([.AB156];&quot;view&quot;)));AND(EXACT([.A156];7);EXACT([.AB156];&quot;view&quot;))))" office:value-type="float" office:value="1">
              <text:p>1</text:p>
            </table:table-cell>
            <table:table-cell table:style-name="Datos" table:formula="of:=VLOOKUP([.AB156];['account.type'.$A$2:.$I$12];8)" office:value-type="string" office:string-value="other">
              <text:p>other</text:p>
            </table:table-cell>
            <table:table-cell table:style-name="Datos" table:formula="of:=VLOOKUP([.AB15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6];1);CHAR(9)&amp;CHAR(9)&amp;&quot;&lt;record id=&quot;&quot;account_account_template_&quot;&amp;SUBSTITUTE([.AG$1]&amp;[.$V156];&quot;-&quot;;&quot;_&quot;)&amp;&quot;&quot;&quot; model=&quot;&quot;account.account.template&quot;&quot;&gt;&quot;&amp;CHAR(13)&amp;CHAR(9)&amp;CHAR(9)&amp;CHAR(9)&amp;&quot;&lt;field name=&quot;&quot;code&quot;&quot;&gt;&quot;&amp;[.AG$1]&amp;[.$V156]&amp;&quot;&lt;/field&gt;&quot;&amp;CHAR(13)&amp;CHAR(9)&amp;CHAR(9)&amp;CHAR(9)&amp;&quot;&lt;field name=&quot;&quot;name&quot;&quot;&gt;&quot;&amp;[.AG$1]&amp;[.$Y156]&amp;&quot;&lt;/field&gt;&quot;&amp;CHAR(13)&amp;CHAR(9)&amp;CHAR(9)&amp;CHAR(9)&amp;&quot;&lt;field name=&quot;&quot;shortcut&quot;&quot;&gt;&quot;&amp;IF(EXACT([.$W156];&quot;&quot;);&quot;&quot;;[.AG$1]&amp;[.$W156])&amp;&quot;&lt;/field&gt;&quot;&amp;CHAR(13)&amp;CHAR(9)&amp;CHAR(9)&amp;CHAR(9)&amp;&quot;&lt;field name=&quot;&quot;parent_id&quot;&quot; ref=&quot;&quot;&quot;&amp;IF(EXACT([.$Z156];&quot;&quot;);&quot;&quot;;[.AG$1]&amp;[.$Z156])&amp;&quot;&quot;&quot;/&gt;&quot;&amp;CHAR(13)&amp;CHAR(9)&amp;CHAR(9)&amp;CHAR(9)&amp;&quot;&lt;field name=&quot;&quot;user_type&quot;&quot; ref=&quot;&quot;account_account_type_&quot;&amp;[.$AB156]&amp;&quot;&quot;&quot;/&gt;&quot;&amp;CHAR(13)&amp;CHAR(9)&amp;CHAR(9)&amp;CHAR(9)&amp;&quot;&lt;field name=&quot;&quot;currency_id&quot;&quot; ref=&quot;&quot;&quot;&amp;[.AA156]&amp;&quot;&quot;&quot;/&gt;&quot;&amp;CHAR(13)&amp;CHAR(9)&amp;CHAR(9)&amp;CHAR(9)&amp;&quot;&lt;field name=&quot;&quot;type&quot;&quot;&gt;&quot;&amp;[.$AD156]&amp;&quot;&lt;/field&gt;&quot;&amp;CHAR(13)&amp;CHAR(9)&amp;CHAR(9)&amp;CHAR(9)&amp;&quot;&lt;field name=&quot;&quot;reconcile&quot;&quot; eval=&quot;&quot;&quot;&amp;[.$AE156]&amp;&quot;&quot;&quot;/&gt;&quot;&amp;IF(EXACT([.$AF156];&quot;&quot;);&quot;&quot;;CHAR(13)&amp;CHAR(9)&amp;CHAR(9)&amp;CHAR(9)&amp;&quot;&lt;field name=&quot;&quot;tax_ids&quot;&quot;&gt;&quot;&amp;SUBSTITUTE([.$AF15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1402&quot; model=&quot;account.account.template&quot;&gt;&#13;&#9;&#9;&#9;&lt;field name=&quot;code&quot;&gt;0-511402&lt;/field&gt;&#13;&#9;&#9;&#9;&lt;field name=&quot;name&quot;&gt;0-Campañas publicitarias&lt;/field&gt;&#13;&#9;&#9;&#9;&lt;field name=&quot;shortcut&quot;&gt;0-Pub&lt;/field&gt;&#13;&#9;&#9;&#9;&lt;field name=&quot;parent_id&quot; ref=&quot;0-5114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1402" model="account.account.template"&gt;<text:tab/><text:tab/><text:tab/>&lt;field name="code"&gt;0-511402&lt;/field&gt;<text:tab/><text:tab/><text:tab/>&lt;field name="name"&gt;0-Campañas publicitarias&lt;/field&gt;<text:tab/><text:tab/><text:tab/>&lt;field name="shortcut"&gt;0-Pub&lt;/field&gt;<text:tab/><text:tab/><text:tab/>&lt;field name="parent_id" ref="0-5114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56];1);CHAR(9)&amp;CHAR(9)&amp;&quot;&lt;record id=&quot;&quot;account_account_template_&quot;&amp;SUBSTITUTE([.AH$1]&amp;[.$V156];&quot;-&quot;;&quot;_&quot;)&amp;&quot;&quot;&quot; model=&quot;&quot;account.account.template&quot;&quot;&gt;&quot;&amp;CHAR(13)&amp;CHAR(9)&amp;CHAR(9)&amp;CHAR(9)&amp;&quot;&lt;field name=&quot;&quot;code&quot;&quot;&gt;&quot;&amp;[.AH$1]&amp;[.$V156]&amp;&quot;&lt;/field&gt;&quot;&amp;CHAR(13)&amp;CHAR(9)&amp;CHAR(9)&amp;CHAR(9)&amp;&quot;&lt;field name=&quot;&quot;name&quot;&quot;&gt;&quot;&amp;[.AH$1]&amp;[.$Y156]&amp;&quot;&lt;/field&gt;&quot;&amp;CHAR(13)&amp;CHAR(9)&amp;CHAR(9)&amp;CHAR(9)&amp;&quot;&lt;field name=&quot;&quot;shortcut&quot;&quot;&gt;&quot;&amp;IF(EXACT([.$W156];&quot;&quot;);&quot;&quot;;[.AH$1]&amp;[.$W156])&amp;&quot;&lt;/field&gt;&quot;&amp;CHAR(13)&amp;CHAR(9)&amp;CHAR(9)&amp;CHAR(9)&amp;&quot;&lt;field name=&quot;&quot;parent_id&quot;&quot; ref=&quot;&quot;&quot;&amp;IF(EXACT([.$Z156];&quot;&quot;);&quot;&quot;;[.AH$1]&amp;[.$Z156])&amp;&quot;&quot;&quot;/&gt;&quot;&amp;CHAR(13)&amp;CHAR(9)&amp;CHAR(9)&amp;CHAR(9)&amp;&quot;&lt;field name=&quot;&quot;user_type&quot;&quot; ref=&quot;&quot;account_account_type_&quot;&amp;[.$AB156]&amp;&quot;&quot;&quot;/&gt;&quot;&amp;CHAR(13)&amp;CHAR(9)&amp;CHAR(9)&amp;CHAR(9)&amp;&quot;&lt;field name=&quot;&quot;currency_id&quot;&quot; ref=&quot;&quot;&quot;&amp;[.AB156]&amp;&quot;&quot;&quot;/&gt;&quot;&amp;CHAR(13)&amp;CHAR(9)&amp;CHAR(9)&amp;CHAR(9)&amp;&quot;&lt;field name=&quot;&quot;type&quot;&quot;&gt;&quot;&amp;[.$AD156]&amp;&quot;&lt;/field&gt;&quot;&amp;CHAR(13)&amp;CHAR(9)&amp;CHAR(9)&amp;CHAR(9)&amp;&quot;&lt;field name=&quot;&quot;reconcile&quot;&quot; eval=&quot;&quot;&quot;&amp;[.$AE156]&amp;&quot;&quot;&quot;/&gt;&quot;&amp;IF(EXACT([.$AF156];&quot;&quot;);&quot;&quot;;CHAR(13)&amp;CHAR(9)&amp;CHAR(9)&amp;CHAR(9)&amp;&quot;&lt;field name=&quot;&quot;tax_ids&quot;&quot;&gt;&quot;&amp;SUBSTITUTE([.$AF15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1402&quot; model=&quot;account.account.template&quot;&gt;&#13;&#9;&#9;&#9;&lt;field name=&quot;code&quot;&gt;1-511402&lt;/field&gt;&#13;&#9;&#9;&#9;&lt;field name=&quot;name&quot;&gt;1-Campañas publicitarias&lt;/field&gt;&#13;&#9;&#9;&#9;&lt;field name=&quot;shortcut&quot;&gt;1-Pub&lt;/field&gt;&#13;&#9;&#9;&#9;&lt;field name=&quot;parent_id&quot; ref=&quot;1-5114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1402" model="account.account.template"&gt;<text:tab/><text:tab/><text:tab/>&lt;field name="code"&gt;1-511402&lt;/field&gt;<text:tab/><text:tab/><text:tab/>&lt;field name="name"&gt;1-Campañas publicitarias&lt;/field&gt;<text:tab/><text:tab/><text:tab/>&lt;field name="shortcut"&gt;1-Pub&lt;/field&gt;<text:tab/><text:tab/><text:tab/>&lt;field name="parent_id" ref="1-5114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4">
              <text:p>4</text:p>
            </table:table-cell>
            <table:table-cell table:style-name="ce6" table:formula="of:=NOT(AND(OR([.A156]&gt;[.A157];[.A156]=[.A157]);[.A156]&lt;&gt;7))" office:value-type="float" office:value="1">
              <text:p>1</text:p>
            </table:table-cell>
            <table:table-cell table:style-name="ce8" table:formula="of:=IF(EXACT([.A157];1);CELL(&quot;Row&quot;;[.C157]);[.C156])" office:value-type="float" office:value="2">
              <text:p>2</text:p>
            </table:table-cell>
            <table:table-cell table:style-name="ce8" table:formula="of:=IF(EXACT([.$A157];1);0;IF(EXACT([.$A157];2);[.D156]+1;[.D156]))" office:value-type="float" office:value="5">
              <text:p>5</text:p>
            </table:table-cell>
            <table:table-cell table:style-name="ce8" table:formula="of:=['Code format'.$C$2]&amp;TEXT([.D157];['Code format'.$B$2])&amp;['Code format'.$D$2]" office:value-type="string" office:string-value="5">
              <text:p>5</text:p>
            </table:table-cell>
            <table:table-cell table:style-name="ce8" table:formula="of:=IF(EXACT([.C156];[.C157]);IF(EXACT([.D156];[.D157]);[.F156];CELL(&quot;Row&quot;;[.F157]));[.C157])" office:value-type="float" office:value="129">
              <text:p>129</text:p>
            </table:table-cell>
            <table:table-cell table:style-name="ce8" table:formula="of:=IF(AND([.$A157]&lt;=[.H$1];[.$A156]&gt;[.$A157]);0;IF(EXACT([.$A157];[.H$1]+1);[.G156]+1;[.G156]))" office:value-type="float" office:value="1">
              <text:p>1</text:p>
            </table:table-cell>
            <table:table-cell table:style-name="ce8" table:formula="of:=['Code format'.$C$3]&amp;TEXT([.G157];['Code format'.$B$3])&amp;['Code format'.$D$3]" office:value-type="string" office:string-value="1">
              <text:p>1</text:p>
            </table:table-cell>
            <table:table-cell table:style-name="ce8" table:formula="of:=IF(EXACT([.F156];[.F157]);IF(EXACT([.G156];[.G157]);[.I156];CELL(&quot;Row&quot;;[.I157]));[.F157])" office:value-type="float" office:value="130">
              <text:p>130</text:p>
            </table:table-cell>
            <table:table-cell table:style-name="ce8" table:formula="of:=IF(AND([.$A157]&lt;=[.K$1];[.$A156]&gt;[.$A157]);0;IF(EXACT([.$A157];[.K$1]+1);[.J156]+1;[.J156]))" office:value-type="float" office:value="2">
              <text:p>2</text:p>
            </table:table-cell>
            <table:table-cell table:style-name="ce8" table:formula="of:=['Code format'.$C$4]&amp;TEXT([.J157];['Code format'.$B$4])&amp;['Code format'.$D$4]" office:value-type="string" office:string-value="2">
              <text:p>2</text:p>
            </table:table-cell>
            <table:table-cell table:style-name="ce8" table:formula="of:=IF(EXACT([.I156];[.I157]);IF(EXACT([.J156];[.J157]);[.L156];CELL(&quot;Row&quot;;[.L157]));[.I157])" office:value-type="float" office:value="157">
              <text:p>157</text:p>
            </table:table-cell>
            <table:table-cell table:style-name="ce8" table:formula="of:=IF(AND([.$A157]&lt;=[.N$1];[.$A156]&gt;[.$A157]);0;IF(EXACT([.$A157];[.N$1]+1);[.M156]+1;[.M156]))" office:value-type="float" office:value="0">
              <text:p>0</text:p>
            </table:table-cell>
            <table:table-cell table:style-name="ce8" table:formula="of:=['Code format'.$C$5]&amp;TEXT([.M157];['Code format'.$B$5])&amp;['Code format'.$D$5]" office:value-type="string" office:string-value="0">
              <text:p>0</text:p>
            </table:table-cell>
            <table:table-cell table:style-name="ce8" table:formula="of:=IF(EXACT([.L156];[.L157]);IF(EXACT([.M156];[.M157]);[.O156];CELL(&quot;Row&quot;;[.O157]));[.L157])" office:value-type="float" office:value="157">
              <text:p>157</text:p>
            </table:table-cell>
            <table:table-cell table:style-name="ce8" table:formula="of:=IF(AND([.$A157]&lt;=[.Q$1];[.$A156]&gt;[.$A157]);0;IF(EXACT([.$A157];[.Q$1]+1);[.P156]+1;[.P156]))" office:value-type="float" office:value="0">
              <text:p>0</text:p>
            </table:table-cell>
            <table:table-cell table:style-name="ce8" table:formula="of:=['Code format'.$C$6]&amp;TEXT([.P157];['Code format'.$B$6])&amp;['Code format'.$D$6]" office:value-type="string" office:string-value="0">
              <text:p>0</text:p>
            </table:table-cell>
            <table:table-cell table:style-name="ce8" table:formula="of:=IF(EXACT([.O156];[.O157]);IF(EXACT([.P156];[.P157]);[.R156];CELL(&quot;Row&quot;;[.R157]));[.O157])" office:value-type="float" office:value="157">
              <text:p>157</text:p>
            </table:table-cell>
            <table:table-cell table:style-name="ce8" table:formula="of:=IF(AND([.$A157]&lt;=[.T$1];[.$A156]&gt;[.$A157]);0;IF(EXACT([.$A157];[.T$1]+1);[.S156]+1;[.S156]))" office:value-type="float" office:value="0">
              <text:p>0</text:p>
            </table:table-cell>
            <table:table-cell table:style-name="ce8" table:formula="of:=['Code format'.$C$7]&amp;TEXT([.S157];['Code format'.$B$7])&amp;['Code format'.$D$7]" office:value-type="string" office:string-value="0">
              <text:p>0</text:p>
            </table:table-cell>
            <table:table-cell table:style-name="ce8" table:formula="of:=IF(EXACT([.R156];[.R157]);IF(EXACT([.S156];[.S157]);[.U156];CELL(&quot;Row&quot;;[.U157]));[.R157])" office:value-type="float" office:value="157">
              <text:p>157</text:p>
            </table:table-cell>
            <table:table-cell table:style-name="Nivel4" table:formula="of:=CONCATENATE([.E157];[.H157];[.K157];[.N157];[.Q157];[.T157])&amp;T(IF(EXACT([.$A157];1);ORG.OPENOFFICE.STYLE(&quot;Nivel1&quot;);IF(EXACT([.$A157];2);ORG.OPENOFFICE.STYLE(&quot;Nivel2&quot;);IF(EXACT([.$A157];2);ORG.OPENOFFICE.STYLE(&quot;Nivel2&quot;);IF(EXACT([.$A157];3);ORG.OPENOFFICE.STYLE(&quot;Nivel3&quot;);IF(EXACT([.$A157];4);ORG.OPENOFFICE.STYLE(&quot;Nivel4&quot;);IF(EXACT([.$A157];5);ORG.OPENOFFICE.STYLE(&quot;Nivel5&quot;);IF(EXACT([.$A157];6);ORG.OPENOFFICE.STYLE(&quot;Nivel6&quot;);IF(EXACT([.$A157];7);ORG.OPENOFFICE.STYLE(&quot;Nivel7&quot;))))))))))" office:value-type="string" office:string-value="512000">
              <text:p>512000</text:p>
            </table:table-cell>
            <table:table-cell table:style-name="ce9" office:value-type="string">
              <text:p>GAdm</text:p>
            </table:table-cell>
            <table:table-cell table:style-name="ce9" office:value-type="string">
              <text:p>Gastos administrativos</text:p>
            </table:table-cell>
            <table:table-cell table:style-name="Nivel4" table:formula="of:=[.X157]&amp;T(IF(EXACT([.$A157];1);ORG.OPENOFFICE.STYLE(&quot;Nivel1&quot;);IF(EXACT([.$A157];2);ORG.OPENOFFICE.STYLE(&quot;Nivel2&quot;);IF(EXACT([.$A157];2);ORG.OPENOFFICE.STYLE(&quot;Nivel2&quot;);IF(EXACT([.$A157];3);ORG.OPENOFFICE.STYLE(&quot;Nivel3&quot;);IF(EXACT([.$A157];4);ORG.OPENOFFICE.STYLE(&quot;Nivel4&quot;);IF(EXACT([.$A157];5);ORG.OPENOFFICE.STYLE(&quot;Nivel5&quot;);IF(EXACT([.$A157];6);ORG.OPENOFFICE.STYLE(&quot;Nivel6&quot;);IF(EXACT([.$A157];7);ORG.OPENOFFICE.STYLE(&quot;Nivel7&quot;))))))))))" office:value-type="string" office:string-value="Gastos administrativos">
              <text:p>Gastos administrativos</text:p>
            </table:table-cell>
            <table:table-cell table:style-name="Datos" table:formula="of:=IF(EXACT([.A157];1);&quot;&quot;;IF(EXACT([.A157];2);INDIRECT(CONCATENATE(&quot;V&quot;;[.C157]));IF(EXACT([.A157];3);INDIRECT(CONCATENATE(&quot;V&quot;;[.F157]));IF(EXACT([.A157];4);INDIRECT(CONCATENATE(&quot;V&quot;;[.I157]));IF(EXACT([.A157];5);INDIRECT(CONCATENATE(&quot;V&quot;;[.L157]));IF(EXACT([.A157];6);INDIRECT(CONCATENATE(&quot;V&quot;;[.O157]));IF(EXACT([.A157];7);INDIRECT(CONCATENATE(&quot;V&quot;;[.R157])))))))))" office:value-type="string" office:string-value="510000">
              <text:p>51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57];7));NOT(EXACT([.AB157];&quot;view&quot;)));AND(EXACT([.A157];7);EXACT([.AB157];&quot;view&quot;))))" office:value-type="float" office:value="1">
              <text:p>1</text:p>
            </table:table-cell>
            <table:table-cell table:style-name="Datos" table:formula="of:=VLOOKUP([.AB157];['account.type'.$A$2:.$I$12];8)" office:value-type="string" office:string-value="view">
              <text:p>view</text:p>
            </table:table-cell>
            <table:table-cell table:style-name="Datos" table:formula="of:=VLOOKUP([.AB15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7];1);CHAR(9)&amp;CHAR(9)&amp;&quot;&lt;record id=&quot;&quot;account_account_template_&quot;&amp;SUBSTITUTE([.AG$1]&amp;[.$V157];&quot;-&quot;;&quot;_&quot;)&amp;&quot;&quot;&quot; model=&quot;&quot;account.account.template&quot;&quot;&gt;&quot;&amp;CHAR(13)&amp;CHAR(9)&amp;CHAR(9)&amp;CHAR(9)&amp;&quot;&lt;field name=&quot;&quot;code&quot;&quot;&gt;&quot;&amp;[.AG$1]&amp;[.$V157]&amp;&quot;&lt;/field&gt;&quot;&amp;CHAR(13)&amp;CHAR(9)&amp;CHAR(9)&amp;CHAR(9)&amp;&quot;&lt;field name=&quot;&quot;name&quot;&quot;&gt;&quot;&amp;[.AG$1]&amp;[.$Y157]&amp;&quot;&lt;/field&gt;&quot;&amp;CHAR(13)&amp;CHAR(9)&amp;CHAR(9)&amp;CHAR(9)&amp;&quot;&lt;field name=&quot;&quot;shortcut&quot;&quot;&gt;&quot;&amp;IF(EXACT([.$W157];&quot;&quot;);&quot;&quot;;[.AG$1]&amp;[.$W157])&amp;&quot;&lt;/field&gt;&quot;&amp;CHAR(13)&amp;CHAR(9)&amp;CHAR(9)&amp;CHAR(9)&amp;&quot;&lt;field name=&quot;&quot;parent_id&quot;&quot; ref=&quot;&quot;&quot;&amp;IF(EXACT([.$Z157];&quot;&quot;);&quot;&quot;;[.AG$1]&amp;[.$Z157])&amp;&quot;&quot;&quot;/&gt;&quot;&amp;CHAR(13)&amp;CHAR(9)&amp;CHAR(9)&amp;CHAR(9)&amp;&quot;&lt;field name=&quot;&quot;user_type&quot;&quot; ref=&quot;&quot;account_account_type_&quot;&amp;[.$AB157]&amp;&quot;&quot;&quot;/&gt;&quot;&amp;CHAR(13)&amp;CHAR(9)&amp;CHAR(9)&amp;CHAR(9)&amp;&quot;&lt;field name=&quot;&quot;currency_id&quot;&quot; ref=&quot;&quot;&quot;&amp;[.AA157]&amp;&quot;&quot;&quot;/&gt;&quot;&amp;CHAR(13)&amp;CHAR(9)&amp;CHAR(9)&amp;CHAR(9)&amp;&quot;&lt;field name=&quot;&quot;type&quot;&quot;&gt;&quot;&amp;[.$AD157]&amp;&quot;&lt;/field&gt;&quot;&amp;CHAR(13)&amp;CHAR(9)&amp;CHAR(9)&amp;CHAR(9)&amp;&quot;&lt;field name=&quot;&quot;reconcile&quot;&quot; eval=&quot;&quot;&quot;&amp;[.$AE157]&amp;&quot;&quot;&quot;/&gt;&quot;&amp;IF(EXACT([.$AF157];&quot;&quot;);&quot;&quot;;CHAR(13)&amp;CHAR(9)&amp;CHAR(9)&amp;CHAR(9)&amp;&quot;&lt;field name=&quot;&quot;tax_ids&quot;&quot;&gt;&quot;&amp;SUBSTITUTE([.$AF15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000&quot; model=&quot;account.account.template&quot;&gt;&#13;&#9;&#9;&#9;&lt;field name=&quot;code&quot;&gt;0-512000&lt;/field&gt;&#13;&#9;&#9;&#9;&lt;field name=&quot;name&quot;&gt;0-Gastos administrativos&lt;/field&gt;&#13;&#9;&#9;&#9;&lt;field name=&quot;shortcut&quot;&gt;0-GAdm&lt;/field&gt;&#13;&#9;&#9;&#9;&lt;field name=&quot;parent_id&quot; ref=&quot;0-5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000" model="account.account.template"&gt;<text:tab/><text:tab/><text:tab/>&lt;field name="code"&gt;0-512000&lt;/field&gt;<text:tab/><text:tab/><text:tab/>&lt;field name="name"&gt;0-Gastos administrativos&lt;/field&gt;<text:tab/><text:tab/><text:tab/>&lt;field name="shortcut"&gt;0-GAdm&lt;/field&gt;<text:tab/><text:tab/><text:tab/>&lt;field name="parent_id" ref="0-5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57];1);CHAR(9)&amp;CHAR(9)&amp;&quot;&lt;record id=&quot;&quot;account_account_template_&quot;&amp;SUBSTITUTE([.AH$1]&amp;[.$V157];&quot;-&quot;;&quot;_&quot;)&amp;&quot;&quot;&quot; model=&quot;&quot;account.account.template&quot;&quot;&gt;&quot;&amp;CHAR(13)&amp;CHAR(9)&amp;CHAR(9)&amp;CHAR(9)&amp;&quot;&lt;field name=&quot;&quot;code&quot;&quot;&gt;&quot;&amp;[.AH$1]&amp;[.$V157]&amp;&quot;&lt;/field&gt;&quot;&amp;CHAR(13)&amp;CHAR(9)&amp;CHAR(9)&amp;CHAR(9)&amp;&quot;&lt;field name=&quot;&quot;name&quot;&quot;&gt;&quot;&amp;[.AH$1]&amp;[.$Y157]&amp;&quot;&lt;/field&gt;&quot;&amp;CHAR(13)&amp;CHAR(9)&amp;CHAR(9)&amp;CHAR(9)&amp;&quot;&lt;field name=&quot;&quot;shortcut&quot;&quot;&gt;&quot;&amp;IF(EXACT([.$W157];&quot;&quot;);&quot;&quot;;[.AH$1]&amp;[.$W157])&amp;&quot;&lt;/field&gt;&quot;&amp;CHAR(13)&amp;CHAR(9)&amp;CHAR(9)&amp;CHAR(9)&amp;&quot;&lt;field name=&quot;&quot;parent_id&quot;&quot; ref=&quot;&quot;&quot;&amp;IF(EXACT([.$Z157];&quot;&quot;);&quot;&quot;;[.AH$1]&amp;[.$Z157])&amp;&quot;&quot;&quot;/&gt;&quot;&amp;CHAR(13)&amp;CHAR(9)&amp;CHAR(9)&amp;CHAR(9)&amp;&quot;&lt;field name=&quot;&quot;user_type&quot;&quot; ref=&quot;&quot;account_account_type_&quot;&amp;[.$AB157]&amp;&quot;&quot;&quot;/&gt;&quot;&amp;CHAR(13)&amp;CHAR(9)&amp;CHAR(9)&amp;CHAR(9)&amp;&quot;&lt;field name=&quot;&quot;currency_id&quot;&quot; ref=&quot;&quot;&quot;&amp;[.AB157]&amp;&quot;&quot;&quot;/&gt;&quot;&amp;CHAR(13)&amp;CHAR(9)&amp;CHAR(9)&amp;CHAR(9)&amp;&quot;&lt;field name=&quot;&quot;type&quot;&quot;&gt;&quot;&amp;[.$AD157]&amp;&quot;&lt;/field&gt;&quot;&amp;CHAR(13)&amp;CHAR(9)&amp;CHAR(9)&amp;CHAR(9)&amp;&quot;&lt;field name=&quot;&quot;reconcile&quot;&quot; eval=&quot;&quot;&quot;&amp;[.$AE157]&amp;&quot;&quot;&quot;/&gt;&quot;&amp;IF(EXACT([.$AF157];&quot;&quot;);&quot;&quot;;CHAR(13)&amp;CHAR(9)&amp;CHAR(9)&amp;CHAR(9)&amp;&quot;&lt;field name=&quot;&quot;tax_ids&quot;&quot;&gt;&quot;&amp;SUBSTITUTE([.$AF15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000&quot; model=&quot;account.account.template&quot;&gt;&#13;&#9;&#9;&#9;&lt;field name=&quot;code&quot;&gt;1-512000&lt;/field&gt;&#13;&#9;&#9;&#9;&lt;field name=&quot;name&quot;&gt;1-Gastos administrativos&lt;/field&gt;&#13;&#9;&#9;&#9;&lt;field name=&quot;shortcut&quot;&gt;1-GAdm&lt;/field&gt;&#13;&#9;&#9;&#9;&lt;field name=&quot;parent_id&quot; ref=&quot;1-51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000" model="account.account.template"&gt;<text:tab/><text:tab/><text:tab/>&lt;field name="code"&gt;1-512000&lt;/field&gt;<text:tab/><text:tab/><text:tab/>&lt;field name="name"&gt;1-Gastos administrativos&lt;/field&gt;<text:tab/><text:tab/><text:tab/>&lt;field name="shortcut"&gt;1-GAdm&lt;/field&gt;<text:tab/><text:tab/><text:tab/>&lt;field name="parent_id" ref="1-51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57]&gt;[.A158];[.A157]=[.A158]);[.A157]&lt;&gt;7))" office:value-type="float" office:value="1">
              <text:p>1</text:p>
            </table:table-cell>
            <table:table-cell table:style-name="ce8" table:formula="of:=IF(EXACT([.A158];1);CELL(&quot;Row&quot;;[.C158]);[.C157])" office:value-type="float" office:value="2">
              <text:p>2</text:p>
            </table:table-cell>
            <table:table-cell table:style-name="ce8" table:formula="of:=IF(EXACT([.$A158];1);0;IF(EXACT([.$A158];2);[.D157]+1;[.D157]))" office:value-type="float" office:value="5">
              <text:p>5</text:p>
            </table:table-cell>
            <table:table-cell table:style-name="ce8" table:formula="of:=['Code format'.$C$2]&amp;TEXT([.D158];['Code format'.$B$2])&amp;['Code format'.$D$2]" office:value-type="string" office:string-value="5">
              <text:p>5</text:p>
            </table:table-cell>
            <table:table-cell table:style-name="ce8" table:formula="of:=IF(EXACT([.C157];[.C158]);IF(EXACT([.D157];[.D158]);[.F157];CELL(&quot;Row&quot;;[.F158]));[.C158])" office:value-type="float" office:value="129">
              <text:p>129</text:p>
            </table:table-cell>
            <table:table-cell table:style-name="ce8" table:formula="of:=IF(AND([.$A158]&lt;=[.H$1];[.$A157]&gt;[.$A158]);0;IF(EXACT([.$A158];[.H$1]+1);[.G157]+1;[.G157]))" office:value-type="float" office:value="1">
              <text:p>1</text:p>
            </table:table-cell>
            <table:table-cell table:style-name="ce8" table:formula="of:=['Code format'.$C$3]&amp;TEXT([.G158];['Code format'.$B$3])&amp;['Code format'.$D$3]" office:value-type="string" office:string-value="1">
              <text:p>1</text:p>
            </table:table-cell>
            <table:table-cell table:style-name="ce8" table:formula="of:=IF(EXACT([.F157];[.F158]);IF(EXACT([.G157];[.G158]);[.I157];CELL(&quot;Row&quot;;[.I158]));[.F158])" office:value-type="float" office:value="130">
              <text:p>130</text:p>
            </table:table-cell>
            <table:table-cell table:style-name="ce8" table:formula="of:=IF(AND([.$A158]&lt;=[.K$1];[.$A157]&gt;[.$A158]);0;IF(EXACT([.$A158];[.K$1]+1);[.J157]+1;[.J157]))" office:value-type="float" office:value="2">
              <text:p>2</text:p>
            </table:table-cell>
            <table:table-cell table:style-name="ce8" table:formula="of:=['Code format'.$C$4]&amp;TEXT([.J158];['Code format'.$B$4])&amp;['Code format'.$D$4]" office:value-type="string" office:string-value="2">
              <text:p>2</text:p>
            </table:table-cell>
            <table:table-cell table:style-name="ce8" table:formula="of:=IF(EXACT([.I157];[.I158]);IF(EXACT([.J157];[.J158]);[.L157];CELL(&quot;Row&quot;;[.L158]));[.I158])" office:value-type="float" office:value="157">
              <text:p>157</text:p>
            </table:table-cell>
            <table:table-cell table:style-name="ce8" table:formula="of:=IF(AND([.$A158]&lt;=[.N$1];[.$A157]&gt;[.$A158]);0;IF(EXACT([.$A158];[.N$1]+1);[.M157]+1;[.M157]))" office:value-type="float" office:value="1">
              <text:p>1</text:p>
            </table:table-cell>
            <table:table-cell table:style-name="ce8" table:formula="of:=['Code format'.$C$5]&amp;TEXT([.M158];['Code format'.$B$5])&amp;['Code format'.$D$5]" office:value-type="string" office:string-value="1">
              <text:p>1</text:p>
            </table:table-cell>
            <table:table-cell table:style-name="ce8" table:formula="of:=IF(EXACT([.L157];[.L158]);IF(EXACT([.M157];[.M158]);[.O157];CELL(&quot;Row&quot;;[.O158]));[.L158])" office:value-type="float" office:value="158">
              <text:p>158</text:p>
            </table:table-cell>
            <table:table-cell table:style-name="ce8" table:formula="of:=IF(AND([.$A158]&lt;=[.Q$1];[.$A157]&gt;[.$A158]);0;IF(EXACT([.$A158];[.Q$1]+1);[.P157]+1;[.P157]))" office:value-type="float" office:value="0">
              <text:p>0</text:p>
            </table:table-cell>
            <table:table-cell table:style-name="ce8" table:formula="of:=['Code format'.$C$6]&amp;TEXT([.P158];['Code format'.$B$6])&amp;['Code format'.$D$6]" office:value-type="string" office:string-value="0">
              <text:p>0</text:p>
            </table:table-cell>
            <table:table-cell table:style-name="ce8" table:formula="of:=IF(EXACT([.O157];[.O158]);IF(EXACT([.P157];[.P158]);[.R157];CELL(&quot;Row&quot;;[.R158]));[.O158])" office:value-type="float" office:value="158">
              <text:p>158</text:p>
            </table:table-cell>
            <table:table-cell table:style-name="ce8" table:formula="of:=IF(AND([.$A158]&lt;=[.T$1];[.$A157]&gt;[.$A158]);0;IF(EXACT([.$A158];[.T$1]+1);[.S157]+1;[.S157]))" office:value-type="float" office:value="0">
              <text:p>0</text:p>
            </table:table-cell>
            <table:table-cell table:style-name="ce8" table:formula="of:=['Code format'.$C$7]&amp;TEXT([.S158];['Code format'.$B$7])&amp;['Code format'.$D$7]" office:value-type="string" office:string-value="0">
              <text:p>0</text:p>
            </table:table-cell>
            <table:table-cell table:style-name="ce8" table:formula="of:=IF(EXACT([.R157];[.R158]);IF(EXACT([.S157];[.S158]);[.U157];CELL(&quot;Row&quot;;[.U158]));[.R158])" office:value-type="float" office:value="158">
              <text:p>158</text:p>
            </table:table-cell>
            <table:table-cell table:style-name="Nivel5" table:formula="of:=CONCATENATE([.E158];[.H158];[.K158];[.N158];[.Q158];[.T158])&amp;T(IF(EXACT([.$A158];1);ORG.OPENOFFICE.STYLE(&quot;Nivel1&quot;);IF(EXACT([.$A158];2);ORG.OPENOFFICE.STYLE(&quot;Nivel2&quot;);IF(EXACT([.$A158];2);ORG.OPENOFFICE.STYLE(&quot;Nivel2&quot;);IF(EXACT([.$A158];3);ORG.OPENOFFICE.STYLE(&quot;Nivel3&quot;);IF(EXACT([.$A158];4);ORG.OPENOFFICE.STYLE(&quot;Nivel4&quot;);IF(EXACT([.$A158];5);ORG.OPENOFFICE.STYLE(&quot;Nivel5&quot;);IF(EXACT([.$A158];6);ORG.OPENOFFICE.STYLE(&quot;Nivel6&quot;);IF(EXACT([.$A158];7);ORG.OPENOFFICE.STYLE(&quot;Nivel7&quot;))))))))))" office:value-type="string" office:string-value="512100">
              <text:p>512100</text:p>
            </table:table-cell>
            <table:table-cell table:style-name="ce9" office:value-type="string">
              <text:p>CuAdm</text:p>
            </table:table-cell>
            <table:table-cell table:style-name="ce9" office:value-type="string">
              <text:p>Cuota por administración</text:p>
            </table:table-cell>
            <table:table-cell table:style-name="Nivel5" table:formula="of:=[.X158]&amp;T(IF(EXACT([.$A158];1);ORG.OPENOFFICE.STYLE(&quot;Nivel1&quot;);IF(EXACT([.$A158];2);ORG.OPENOFFICE.STYLE(&quot;Nivel2&quot;);IF(EXACT([.$A158];2);ORG.OPENOFFICE.STYLE(&quot;Nivel2&quot;);IF(EXACT([.$A158];3);ORG.OPENOFFICE.STYLE(&quot;Nivel3&quot;);IF(EXACT([.$A158];4);ORG.OPENOFFICE.STYLE(&quot;Nivel4&quot;);IF(EXACT([.$A158];5);ORG.OPENOFFICE.STYLE(&quot;Nivel5&quot;);IF(EXACT([.$A158];6);ORG.OPENOFFICE.STYLE(&quot;Nivel6&quot;);IF(EXACT([.$A158];7);ORG.OPENOFFICE.STYLE(&quot;Nivel7&quot;))))))))))" office:value-type="string" office:string-value="Cuota por administración">
              <text:p>Cuota por administración</text:p>
            </table:table-cell>
            <table:table-cell table:style-name="Datos" table:formula="of:=IF(EXACT([.A158];1);&quot;&quot;;IF(EXACT([.A158];2);INDIRECT(CONCATENATE(&quot;V&quot;;[.C158]));IF(EXACT([.A158];3);INDIRECT(CONCATENATE(&quot;V&quot;;[.F158]));IF(EXACT([.A158];4);INDIRECT(CONCATENATE(&quot;V&quot;;[.I158]));IF(EXACT([.A158];5);INDIRECT(CONCATENATE(&quot;V&quot;;[.L158]));IF(EXACT([.A158];6);INDIRECT(CONCATENATE(&quot;V&quot;;[.O158]));IF(EXACT([.A158];7);INDIRECT(CONCATENATE(&quot;V&quot;;[.R158])))))))))" office:value-type="string" office:string-value="512000">
              <text:p>5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58];7));NOT(EXACT([.AB158];&quot;view&quot;)));AND(EXACT([.A158];7);EXACT([.AB158];&quot;view&quot;))))" office:value-type="float" office:value="1">
              <text:p>1</text:p>
            </table:table-cell>
            <table:table-cell table:style-name="Datos" table:formula="of:=VLOOKUP([.AB158];['account.type'.$A$2:.$I$12];8)" office:value-type="string" office:string-value="view">
              <text:p>view</text:p>
            </table:table-cell>
            <table:table-cell table:style-name="Datos" table:formula="of:=VLOOKUP([.AB15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8];1);CHAR(9)&amp;CHAR(9)&amp;&quot;&lt;record id=&quot;&quot;account_account_template_&quot;&amp;SUBSTITUTE([.AG$1]&amp;[.$V158];&quot;-&quot;;&quot;_&quot;)&amp;&quot;&quot;&quot; model=&quot;&quot;account.account.template&quot;&quot;&gt;&quot;&amp;CHAR(13)&amp;CHAR(9)&amp;CHAR(9)&amp;CHAR(9)&amp;&quot;&lt;field name=&quot;&quot;code&quot;&quot;&gt;&quot;&amp;[.AG$1]&amp;[.$V158]&amp;&quot;&lt;/field&gt;&quot;&amp;CHAR(13)&amp;CHAR(9)&amp;CHAR(9)&amp;CHAR(9)&amp;&quot;&lt;field name=&quot;&quot;name&quot;&quot;&gt;&quot;&amp;[.AG$1]&amp;[.$Y158]&amp;&quot;&lt;/field&gt;&quot;&amp;CHAR(13)&amp;CHAR(9)&amp;CHAR(9)&amp;CHAR(9)&amp;&quot;&lt;field name=&quot;&quot;shortcut&quot;&quot;&gt;&quot;&amp;IF(EXACT([.$W158];&quot;&quot;);&quot;&quot;;[.AG$1]&amp;[.$W158])&amp;&quot;&lt;/field&gt;&quot;&amp;CHAR(13)&amp;CHAR(9)&amp;CHAR(9)&amp;CHAR(9)&amp;&quot;&lt;field name=&quot;&quot;parent_id&quot;&quot; ref=&quot;&quot;&quot;&amp;IF(EXACT([.$Z158];&quot;&quot;);&quot;&quot;;[.AG$1]&amp;[.$Z158])&amp;&quot;&quot;&quot;/&gt;&quot;&amp;CHAR(13)&amp;CHAR(9)&amp;CHAR(9)&amp;CHAR(9)&amp;&quot;&lt;field name=&quot;&quot;user_type&quot;&quot; ref=&quot;&quot;account_account_type_&quot;&amp;[.$AB158]&amp;&quot;&quot;&quot;/&gt;&quot;&amp;CHAR(13)&amp;CHAR(9)&amp;CHAR(9)&amp;CHAR(9)&amp;&quot;&lt;field name=&quot;&quot;currency_id&quot;&quot; ref=&quot;&quot;&quot;&amp;[.AA158]&amp;&quot;&quot;&quot;/&gt;&quot;&amp;CHAR(13)&amp;CHAR(9)&amp;CHAR(9)&amp;CHAR(9)&amp;&quot;&lt;field name=&quot;&quot;type&quot;&quot;&gt;&quot;&amp;[.$AD158]&amp;&quot;&lt;/field&gt;&quot;&amp;CHAR(13)&amp;CHAR(9)&amp;CHAR(9)&amp;CHAR(9)&amp;&quot;&lt;field name=&quot;&quot;reconcile&quot;&quot; eval=&quot;&quot;&quot;&amp;[.$AE158]&amp;&quot;&quot;&quot;/&gt;&quot;&amp;IF(EXACT([.$AF158];&quot;&quot;);&quot;&quot;;CHAR(13)&amp;CHAR(9)&amp;CHAR(9)&amp;CHAR(9)&amp;&quot;&lt;field name=&quot;&quot;tax_ids&quot;&quot;&gt;&quot;&amp;SUBSTITUTE([.$AF15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100&quot; model=&quot;account.account.template&quot;&gt;&#13;&#9;&#9;&#9;&lt;field name=&quot;code&quot;&gt;0-512100&lt;/field&gt;&#13;&#9;&#9;&#9;&lt;field name=&quot;name&quot;&gt;0-Cuota por administración&lt;/field&gt;&#13;&#9;&#9;&#9;&lt;field name=&quot;shortcut&quot;&gt;0-CuAdm&lt;/field&gt;&#13;&#9;&#9;&#9;&lt;field name=&quot;parent_id&quot; ref=&quot;0-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100" model="account.account.template"&gt;<text:tab/><text:tab/><text:tab/>&lt;field name="code"&gt;0-512100&lt;/field&gt;<text:tab/><text:tab/><text:tab/>&lt;field name="name"&gt;0-Cuota por administración&lt;/field&gt;<text:tab/><text:tab/><text:tab/>&lt;field name="shortcut"&gt;0-CuAdm&lt;/field&gt;<text:tab/><text:tab/><text:tab/>&lt;field name="parent_id" ref="0-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58];1);CHAR(9)&amp;CHAR(9)&amp;&quot;&lt;record id=&quot;&quot;account_account_template_&quot;&amp;SUBSTITUTE([.AH$1]&amp;[.$V158];&quot;-&quot;;&quot;_&quot;)&amp;&quot;&quot;&quot; model=&quot;&quot;account.account.template&quot;&quot;&gt;&quot;&amp;CHAR(13)&amp;CHAR(9)&amp;CHAR(9)&amp;CHAR(9)&amp;&quot;&lt;field name=&quot;&quot;code&quot;&quot;&gt;&quot;&amp;[.AH$1]&amp;[.$V158]&amp;&quot;&lt;/field&gt;&quot;&amp;CHAR(13)&amp;CHAR(9)&amp;CHAR(9)&amp;CHAR(9)&amp;&quot;&lt;field name=&quot;&quot;name&quot;&quot;&gt;&quot;&amp;[.AH$1]&amp;[.$Y158]&amp;&quot;&lt;/field&gt;&quot;&amp;CHAR(13)&amp;CHAR(9)&amp;CHAR(9)&amp;CHAR(9)&amp;&quot;&lt;field name=&quot;&quot;shortcut&quot;&quot;&gt;&quot;&amp;IF(EXACT([.$W158];&quot;&quot;);&quot;&quot;;[.AH$1]&amp;[.$W158])&amp;&quot;&lt;/field&gt;&quot;&amp;CHAR(13)&amp;CHAR(9)&amp;CHAR(9)&amp;CHAR(9)&amp;&quot;&lt;field name=&quot;&quot;parent_id&quot;&quot; ref=&quot;&quot;&quot;&amp;IF(EXACT([.$Z158];&quot;&quot;);&quot;&quot;;[.AH$1]&amp;[.$Z158])&amp;&quot;&quot;&quot;/&gt;&quot;&amp;CHAR(13)&amp;CHAR(9)&amp;CHAR(9)&amp;CHAR(9)&amp;&quot;&lt;field name=&quot;&quot;user_type&quot;&quot; ref=&quot;&quot;account_account_type_&quot;&amp;[.$AB158]&amp;&quot;&quot;&quot;/&gt;&quot;&amp;CHAR(13)&amp;CHAR(9)&amp;CHAR(9)&amp;CHAR(9)&amp;&quot;&lt;field name=&quot;&quot;currency_id&quot;&quot; ref=&quot;&quot;&quot;&amp;[.AB158]&amp;&quot;&quot;&quot;/&gt;&quot;&amp;CHAR(13)&amp;CHAR(9)&amp;CHAR(9)&amp;CHAR(9)&amp;&quot;&lt;field name=&quot;&quot;type&quot;&quot;&gt;&quot;&amp;[.$AD158]&amp;&quot;&lt;/field&gt;&quot;&amp;CHAR(13)&amp;CHAR(9)&amp;CHAR(9)&amp;CHAR(9)&amp;&quot;&lt;field name=&quot;&quot;reconcile&quot;&quot; eval=&quot;&quot;&quot;&amp;[.$AE158]&amp;&quot;&quot;&quot;/&gt;&quot;&amp;IF(EXACT([.$AF158];&quot;&quot;);&quot;&quot;;CHAR(13)&amp;CHAR(9)&amp;CHAR(9)&amp;CHAR(9)&amp;&quot;&lt;field name=&quot;&quot;tax_ids&quot;&quot;&gt;&quot;&amp;SUBSTITUTE([.$AF15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100&quot; model=&quot;account.account.template&quot;&gt;&#13;&#9;&#9;&#9;&lt;field name=&quot;code&quot;&gt;1-512100&lt;/field&gt;&#13;&#9;&#9;&#9;&lt;field name=&quot;name&quot;&gt;1-Cuota por administración&lt;/field&gt;&#13;&#9;&#9;&#9;&lt;field name=&quot;shortcut&quot;&gt;1-CuAdm&lt;/field&gt;&#13;&#9;&#9;&#9;&lt;field name=&quot;parent_id&quot; ref=&quot;1-51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100" model="account.account.template"&gt;<text:tab/><text:tab/><text:tab/>&lt;field name="code"&gt;1-512100&lt;/field&gt;<text:tab/><text:tab/><text:tab/>&lt;field name="name"&gt;1-Cuota por administración&lt;/field&gt;<text:tab/><text:tab/><text:tab/>&lt;field name="shortcut"&gt;1-CuAdm&lt;/field&gt;<text:tab/><text:tab/><text:tab/>&lt;field name="parent_id" ref="1-51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58]&gt;[.A159];[.A158]=[.A159]);[.A158]&lt;&gt;7))" office:value-type="float" office:value="1">
              <text:p>1</text:p>
            </table:table-cell>
            <table:table-cell table:style-name="ce8" table:formula="of:=IF(EXACT([.A159];1);CELL(&quot;Row&quot;;[.C159]);[.C158])" office:value-type="float" office:value="2">
              <text:p>2</text:p>
            </table:table-cell>
            <table:table-cell table:style-name="ce8" table:formula="of:=IF(EXACT([.$A159];1);0;IF(EXACT([.$A159];2);[.D158]+1;[.D158]))" office:value-type="float" office:value="5">
              <text:p>5</text:p>
            </table:table-cell>
            <table:table-cell table:style-name="ce8" table:formula="of:=['Code format'.$C$2]&amp;TEXT([.D159];['Code format'.$B$2])&amp;['Code format'.$D$2]" office:value-type="string" office:string-value="5">
              <text:p>5</text:p>
            </table:table-cell>
            <table:table-cell table:style-name="ce8" table:formula="of:=IF(EXACT([.C158];[.C159]);IF(EXACT([.D158];[.D159]);[.F158];CELL(&quot;Row&quot;;[.F159]));[.C159])" office:value-type="float" office:value="129">
              <text:p>129</text:p>
            </table:table-cell>
            <table:table-cell table:style-name="ce8" table:formula="of:=IF(AND([.$A159]&lt;=[.H$1];[.$A158]&gt;[.$A159]);0;IF(EXACT([.$A159];[.H$1]+1);[.G158]+1;[.G158]))" office:value-type="float" office:value="1">
              <text:p>1</text:p>
            </table:table-cell>
            <table:table-cell table:style-name="ce8" table:formula="of:=['Code format'.$C$3]&amp;TEXT([.G159];['Code format'.$B$3])&amp;['Code format'.$D$3]" office:value-type="string" office:string-value="1">
              <text:p>1</text:p>
            </table:table-cell>
            <table:table-cell table:style-name="ce8" table:formula="of:=IF(EXACT([.F158];[.F159]);IF(EXACT([.G158];[.G159]);[.I158];CELL(&quot;Row&quot;;[.I159]));[.F159])" office:value-type="float" office:value="130">
              <text:p>130</text:p>
            </table:table-cell>
            <table:table-cell table:style-name="ce8" table:formula="of:=IF(AND([.$A159]&lt;=[.K$1];[.$A158]&gt;[.$A159]);0;IF(EXACT([.$A159];[.K$1]+1);[.J158]+1;[.J158]))" office:value-type="float" office:value="2">
              <text:p>2</text:p>
            </table:table-cell>
            <table:table-cell table:style-name="ce8" table:formula="of:=['Code format'.$C$4]&amp;TEXT([.J159];['Code format'.$B$4])&amp;['Code format'.$D$4]" office:value-type="string" office:string-value="2">
              <text:p>2</text:p>
            </table:table-cell>
            <table:table-cell table:style-name="ce8" table:formula="of:=IF(EXACT([.I158];[.I159]);IF(EXACT([.J158];[.J159]);[.L158];CELL(&quot;Row&quot;;[.L159]));[.I159])" office:value-type="float" office:value="157">
              <text:p>157</text:p>
            </table:table-cell>
            <table:table-cell table:style-name="ce8" table:formula="of:=IF(AND([.$A159]&lt;=[.N$1];[.$A158]&gt;[.$A159]);0;IF(EXACT([.$A159];[.N$1]+1);[.M158]+1;[.M158]))" office:value-type="float" office:value="1">
              <text:p>1</text:p>
            </table:table-cell>
            <table:table-cell table:style-name="ce8" table:formula="of:=['Code format'.$C$5]&amp;TEXT([.M159];['Code format'.$B$5])&amp;['Code format'.$D$5]" office:value-type="string" office:string-value="1">
              <text:p>1</text:p>
            </table:table-cell>
            <table:table-cell table:style-name="ce8" table:formula="of:=IF(EXACT([.L158];[.L159]);IF(EXACT([.M158];[.M159]);[.O158];CELL(&quot;Row&quot;;[.O159]));[.L159])" office:value-type="float" office:value="158">
              <text:p>158</text:p>
            </table:table-cell>
            <table:table-cell table:style-name="ce8" table:formula="of:=IF(AND([.$A159]&lt;=[.Q$1];[.$A158]&gt;[.$A159]);0;IF(EXACT([.$A159];[.Q$1]+1);[.P158]+1;[.P158]))" office:value-type="float" office:value="0">
              <text:p>0</text:p>
            </table:table-cell>
            <table:table-cell table:style-name="ce8" table:formula="of:=['Code format'.$C$6]&amp;TEXT([.P159];['Code format'.$B$6])&amp;['Code format'.$D$6]" office:value-type="string" office:string-value="0">
              <text:p>0</text:p>
            </table:table-cell>
            <table:table-cell table:style-name="ce8" table:formula="of:=IF(EXACT([.O158];[.O159]);IF(EXACT([.P158];[.P159]);[.R158];CELL(&quot;Row&quot;;[.R159]));[.O159])" office:value-type="float" office:value="158">
              <text:p>158</text:p>
            </table:table-cell>
            <table:table-cell table:style-name="ce8" table:formula="of:=IF(AND([.$A159]&lt;=[.T$1];[.$A158]&gt;[.$A159]);0;IF(EXACT([.$A159];[.T$1]+1);[.S158]+1;[.S158]))" office:value-type="float" office:value="1">
              <text:p>1</text:p>
            </table:table-cell>
            <table:table-cell table:style-name="ce8" table:formula="of:=['Code format'.$C$7]&amp;TEXT([.S159];['Code format'.$B$7])&amp;['Code format'.$D$7]" office:value-type="string" office:string-value="1">
              <text:p>1</text:p>
            </table:table-cell>
            <table:table-cell table:style-name="ce8" table:formula="of:=IF(EXACT([.R158];[.R159]);IF(EXACT([.S158];[.S159]);[.U158];CELL(&quot;Row&quot;;[.U159]));[.R159])" office:value-type="float" office:value="159">
              <text:p>159</text:p>
            </table:table-cell>
            <table:table-cell table:style-name="Nivel7" table:formula="of:=CONCATENATE([.E159];[.H159];[.K159];[.N159];[.Q159];[.T159])&amp;T(IF(EXACT([.$A159];1);ORG.OPENOFFICE.STYLE(&quot;Nivel1&quot;);IF(EXACT([.$A159];2);ORG.OPENOFFICE.STYLE(&quot;Nivel2&quot;);IF(EXACT([.$A159];2);ORG.OPENOFFICE.STYLE(&quot;Nivel2&quot;);IF(EXACT([.$A159];3);ORG.OPENOFFICE.STYLE(&quot;Nivel3&quot;);IF(EXACT([.$A159];4);ORG.OPENOFFICE.STYLE(&quot;Nivel4&quot;);IF(EXACT([.$A159];5);ORG.OPENOFFICE.STYLE(&quot;Nivel5&quot;);IF(EXACT([.$A159];6);ORG.OPENOFFICE.STYLE(&quot;Nivel6&quot;);IF(EXACT([.$A159];7);ORG.OPENOFFICE.STYLE(&quot;Nivel7&quot;))))))))))" office:value-type="string" office:string-value="512101">
              <text:p>512101</text:p>
            </table:table-cell>
            <table:table-cell table:style-name="ce9"/>
            <table:table-cell table:style-name="ce9" office:value-type="string">
              <text:p>Compañía administradora 1</text:p>
            </table:table-cell>
            <table:table-cell table:style-name="Nivel7" table:formula="of:=[.X159]&amp;T(IF(EXACT([.$A159];1);ORG.OPENOFFICE.STYLE(&quot;Nivel1&quot;);IF(EXACT([.$A159];2);ORG.OPENOFFICE.STYLE(&quot;Nivel2&quot;);IF(EXACT([.$A159];2);ORG.OPENOFFICE.STYLE(&quot;Nivel2&quot;);IF(EXACT([.$A159];3);ORG.OPENOFFICE.STYLE(&quot;Nivel3&quot;);IF(EXACT([.$A159];4);ORG.OPENOFFICE.STYLE(&quot;Nivel4&quot;);IF(EXACT([.$A159];5);ORG.OPENOFFICE.STYLE(&quot;Nivel5&quot;);IF(EXACT([.$A159];6);ORG.OPENOFFICE.STYLE(&quot;Nivel6&quot;);IF(EXACT([.$A159];7);ORG.OPENOFFICE.STYLE(&quot;Nivel7&quot;))))))))))" office:value-type="string" office:string-value="Compañía administradora 1">
              <text:p>Compañía administradora 1</text:p>
            </table:table-cell>
            <table:table-cell table:style-name="Datos" table:formula="of:=IF(EXACT([.A159];1);&quot;&quot;;IF(EXACT([.A159];2);INDIRECT(CONCATENATE(&quot;V&quot;;[.C159]));IF(EXACT([.A159];3);INDIRECT(CONCATENATE(&quot;V&quot;;[.F159]));IF(EXACT([.A159];4);INDIRECT(CONCATENATE(&quot;V&quot;;[.I159]));IF(EXACT([.A159];5);INDIRECT(CONCATENATE(&quot;V&quot;;[.L159]));IF(EXACT([.A159];6);INDIRECT(CONCATENATE(&quot;V&quot;;[.O159]));IF(EXACT([.A159];7);INDIRECT(CONCATENATE(&quot;V&quot;;[.R159])))))))))" office:value-type="string" office:string-value="512100">
              <text:p>5121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59];7));NOT(EXACT([.AB159];&quot;view&quot;)));AND(EXACT([.A159];7);EXACT([.AB159];&quot;view&quot;))))" office:value-type="float" office:value="1">
              <text:p>1</text:p>
            </table:table-cell>
            <table:table-cell table:style-name="Datos" table:formula="of:=VLOOKUP([.AB159];['account.type'.$A$2:.$I$12];8)" office:value-type="string" office:string-value="other">
              <text:p>other</text:p>
            </table:table-cell>
            <table:table-cell table:style-name="Datos" table:formula="of:=VLOOKUP([.AB15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59];1);CHAR(9)&amp;CHAR(9)&amp;&quot;&lt;record id=&quot;&quot;account_account_template_&quot;&amp;SUBSTITUTE([.AG$1]&amp;[.$V159];&quot;-&quot;;&quot;_&quot;)&amp;&quot;&quot;&quot; model=&quot;&quot;account.account.template&quot;&quot;&gt;&quot;&amp;CHAR(13)&amp;CHAR(9)&amp;CHAR(9)&amp;CHAR(9)&amp;&quot;&lt;field name=&quot;&quot;code&quot;&quot;&gt;&quot;&amp;[.AG$1]&amp;[.$V159]&amp;&quot;&lt;/field&gt;&quot;&amp;CHAR(13)&amp;CHAR(9)&amp;CHAR(9)&amp;CHAR(9)&amp;&quot;&lt;field name=&quot;&quot;name&quot;&quot;&gt;&quot;&amp;[.AG$1]&amp;[.$Y159]&amp;&quot;&lt;/field&gt;&quot;&amp;CHAR(13)&amp;CHAR(9)&amp;CHAR(9)&amp;CHAR(9)&amp;&quot;&lt;field name=&quot;&quot;shortcut&quot;&quot;&gt;&quot;&amp;IF(EXACT([.$W159];&quot;&quot;);&quot;&quot;;[.AG$1]&amp;[.$W159])&amp;&quot;&lt;/field&gt;&quot;&amp;CHAR(13)&amp;CHAR(9)&amp;CHAR(9)&amp;CHAR(9)&amp;&quot;&lt;field name=&quot;&quot;parent_id&quot;&quot; ref=&quot;&quot;&quot;&amp;IF(EXACT([.$Z159];&quot;&quot;);&quot;&quot;;[.AG$1]&amp;[.$Z159])&amp;&quot;&quot;&quot;/&gt;&quot;&amp;CHAR(13)&amp;CHAR(9)&amp;CHAR(9)&amp;CHAR(9)&amp;&quot;&lt;field name=&quot;&quot;user_type&quot;&quot; ref=&quot;&quot;account_account_type_&quot;&amp;[.$AB159]&amp;&quot;&quot;&quot;/&gt;&quot;&amp;CHAR(13)&amp;CHAR(9)&amp;CHAR(9)&amp;CHAR(9)&amp;&quot;&lt;field name=&quot;&quot;currency_id&quot;&quot; ref=&quot;&quot;&quot;&amp;[.AA159]&amp;&quot;&quot;&quot;/&gt;&quot;&amp;CHAR(13)&amp;CHAR(9)&amp;CHAR(9)&amp;CHAR(9)&amp;&quot;&lt;field name=&quot;&quot;type&quot;&quot;&gt;&quot;&amp;[.$AD159]&amp;&quot;&lt;/field&gt;&quot;&amp;CHAR(13)&amp;CHAR(9)&amp;CHAR(9)&amp;CHAR(9)&amp;&quot;&lt;field name=&quot;&quot;reconcile&quot;&quot; eval=&quot;&quot;&quot;&amp;[.$AE159]&amp;&quot;&quot;&quot;/&gt;&quot;&amp;IF(EXACT([.$AF159];&quot;&quot;);&quot;&quot;;CHAR(13)&amp;CHAR(9)&amp;CHAR(9)&amp;CHAR(9)&amp;&quot;&lt;field name=&quot;&quot;tax_ids&quot;&quot;&gt;&quot;&amp;SUBSTITUTE([.$AF15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101&quot; model=&quot;account.account.template&quot;&gt;&#13;&#9;&#9;&#9;&lt;field name=&quot;code&quot;&gt;0-512101&lt;/field&gt;&#13;&#9;&#9;&#9;&lt;field name=&quot;name&quot;&gt;0-Compañía administradora 1&lt;/field&gt;&#13;&#9;&#9;&#9;&lt;field name=&quot;shortcut&quot;&gt;&lt;/field&gt;&#13;&#9;&#9;&#9;&lt;field name=&quot;parent_id&quot; ref=&quot;0-5121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2101" model="account.account.template"&gt;<text:tab/><text:tab/><text:tab/>&lt;field name="code"&gt;0-512101&lt;/field&gt;<text:tab/><text:tab/><text:tab/>&lt;field name="name"&gt;0-Compañía administradora 1&lt;/field&gt;<text:tab/><text:tab/><text:tab/>&lt;field name="shortcut"&gt;&lt;/field&gt;<text:tab/><text:tab/><text:tab/>&lt;field name="parent_id" ref="0-5121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59];1);CHAR(9)&amp;CHAR(9)&amp;&quot;&lt;record id=&quot;&quot;account_account_template_&quot;&amp;SUBSTITUTE([.AH$1]&amp;[.$V159];&quot;-&quot;;&quot;_&quot;)&amp;&quot;&quot;&quot; model=&quot;&quot;account.account.template&quot;&quot;&gt;&quot;&amp;CHAR(13)&amp;CHAR(9)&amp;CHAR(9)&amp;CHAR(9)&amp;&quot;&lt;field name=&quot;&quot;code&quot;&quot;&gt;&quot;&amp;[.AH$1]&amp;[.$V159]&amp;&quot;&lt;/field&gt;&quot;&amp;CHAR(13)&amp;CHAR(9)&amp;CHAR(9)&amp;CHAR(9)&amp;&quot;&lt;field name=&quot;&quot;name&quot;&quot;&gt;&quot;&amp;[.AH$1]&amp;[.$Y159]&amp;&quot;&lt;/field&gt;&quot;&amp;CHAR(13)&amp;CHAR(9)&amp;CHAR(9)&amp;CHAR(9)&amp;&quot;&lt;field name=&quot;&quot;shortcut&quot;&quot;&gt;&quot;&amp;IF(EXACT([.$W159];&quot;&quot;);&quot;&quot;;[.AH$1]&amp;[.$W159])&amp;&quot;&lt;/field&gt;&quot;&amp;CHAR(13)&amp;CHAR(9)&amp;CHAR(9)&amp;CHAR(9)&amp;&quot;&lt;field name=&quot;&quot;parent_id&quot;&quot; ref=&quot;&quot;&quot;&amp;IF(EXACT([.$Z159];&quot;&quot;);&quot;&quot;;[.AH$1]&amp;[.$Z159])&amp;&quot;&quot;&quot;/&gt;&quot;&amp;CHAR(13)&amp;CHAR(9)&amp;CHAR(9)&amp;CHAR(9)&amp;&quot;&lt;field name=&quot;&quot;user_type&quot;&quot; ref=&quot;&quot;account_account_type_&quot;&amp;[.$AB159]&amp;&quot;&quot;&quot;/&gt;&quot;&amp;CHAR(13)&amp;CHAR(9)&amp;CHAR(9)&amp;CHAR(9)&amp;&quot;&lt;field name=&quot;&quot;currency_id&quot;&quot; ref=&quot;&quot;&quot;&amp;[.AB159]&amp;&quot;&quot;&quot;/&gt;&quot;&amp;CHAR(13)&amp;CHAR(9)&amp;CHAR(9)&amp;CHAR(9)&amp;&quot;&lt;field name=&quot;&quot;type&quot;&quot;&gt;&quot;&amp;[.$AD159]&amp;&quot;&lt;/field&gt;&quot;&amp;CHAR(13)&amp;CHAR(9)&amp;CHAR(9)&amp;CHAR(9)&amp;&quot;&lt;field name=&quot;&quot;reconcile&quot;&quot; eval=&quot;&quot;&quot;&amp;[.$AE159]&amp;&quot;&quot;&quot;/&gt;&quot;&amp;IF(EXACT([.$AF159];&quot;&quot;);&quot;&quot;;CHAR(13)&amp;CHAR(9)&amp;CHAR(9)&amp;CHAR(9)&amp;&quot;&lt;field name=&quot;&quot;tax_ids&quot;&quot;&gt;&quot;&amp;SUBSTITUTE([.$AF15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101&quot; model=&quot;account.account.template&quot;&gt;&#13;&#9;&#9;&#9;&lt;field name=&quot;code&quot;&gt;1-512101&lt;/field&gt;&#13;&#9;&#9;&#9;&lt;field name=&quot;name&quot;&gt;1-Compañía administradora 1&lt;/field&gt;&#13;&#9;&#9;&#9;&lt;field name=&quot;shortcut&quot;&gt;&lt;/field&gt;&#13;&#9;&#9;&#9;&lt;field name=&quot;parent_id&quot; ref=&quot;1-5121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2101" model="account.account.template"&gt;<text:tab/><text:tab/><text:tab/>&lt;field name="code"&gt;1-512101&lt;/field&gt;<text:tab/><text:tab/><text:tab/>&lt;field name="name"&gt;1-Compañía administradora 1&lt;/field&gt;<text:tab/><text:tab/><text:tab/>&lt;field name="shortcut"&gt;&lt;/field&gt;<text:tab/><text:tab/><text:tab/>&lt;field name="parent_id" ref="1-5121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59]&gt;[.A160];[.A159]=[.A160]);[.A159]&lt;&gt;7))" office:value-type="float" office:value="1">
              <text:p>1</text:p>
            </table:table-cell>
            <table:table-cell table:style-name="ce8" table:formula="of:=IF(EXACT([.A160];1);CELL(&quot;Row&quot;;[.C160]);[.C159])" office:value-type="float" office:value="2">
              <text:p>2</text:p>
            </table:table-cell>
            <table:table-cell table:style-name="ce8" table:formula="of:=IF(EXACT([.$A160];1);0;IF(EXACT([.$A160];2);[.D159]+1;[.D159]))" office:value-type="float" office:value="5">
              <text:p>5</text:p>
            </table:table-cell>
            <table:table-cell table:style-name="ce8" table:formula="of:=['Code format'.$C$2]&amp;TEXT([.D160];['Code format'.$B$2])&amp;['Code format'.$D$2]" office:value-type="string" office:string-value="5">
              <text:p>5</text:p>
            </table:table-cell>
            <table:table-cell table:style-name="ce8" table:formula="of:=IF(EXACT([.C159];[.C160]);IF(EXACT([.D159];[.D160]);[.F159];CELL(&quot;Row&quot;;[.F160]));[.C160])" office:value-type="float" office:value="129">
              <text:p>129</text:p>
            </table:table-cell>
            <table:table-cell table:style-name="ce8" table:formula="of:=IF(AND([.$A160]&lt;=[.H$1];[.$A159]&gt;[.$A160]);0;IF(EXACT([.$A160];[.H$1]+1);[.G159]+1;[.G159]))" office:value-type="float" office:value="1">
              <text:p>1</text:p>
            </table:table-cell>
            <table:table-cell table:style-name="ce8" table:formula="of:=['Code format'.$C$3]&amp;TEXT([.G160];['Code format'.$B$3])&amp;['Code format'.$D$3]" office:value-type="string" office:string-value="1">
              <text:p>1</text:p>
            </table:table-cell>
            <table:table-cell table:style-name="ce8" table:formula="of:=IF(EXACT([.F159];[.F160]);IF(EXACT([.G159];[.G160]);[.I159];CELL(&quot;Row&quot;;[.I160]));[.F160])" office:value-type="float" office:value="130">
              <text:p>130</text:p>
            </table:table-cell>
            <table:table-cell table:style-name="ce8" table:formula="of:=IF(AND([.$A160]&lt;=[.K$1];[.$A159]&gt;[.$A160]);0;IF(EXACT([.$A160];[.K$1]+1);[.J159]+1;[.J159]))" office:value-type="float" office:value="2">
              <text:p>2</text:p>
            </table:table-cell>
            <table:table-cell table:style-name="ce8" table:formula="of:=['Code format'.$C$4]&amp;TEXT([.J160];['Code format'.$B$4])&amp;['Code format'.$D$4]" office:value-type="string" office:string-value="2">
              <text:p>2</text:p>
            </table:table-cell>
            <table:table-cell table:style-name="ce8" table:formula="of:=IF(EXACT([.I159];[.I160]);IF(EXACT([.J159];[.J160]);[.L159];CELL(&quot;Row&quot;;[.L160]));[.I160])" office:value-type="float" office:value="157">
              <text:p>157</text:p>
            </table:table-cell>
            <table:table-cell table:style-name="ce8" table:formula="of:=IF(AND([.$A160]&lt;=[.N$1];[.$A159]&gt;[.$A160]);0;IF(EXACT([.$A160];[.N$1]+1);[.M159]+1;[.M159]))" office:value-type="float" office:value="2">
              <text:p>2</text:p>
            </table:table-cell>
            <table:table-cell table:style-name="ce8" table:formula="of:=['Code format'.$C$5]&amp;TEXT([.M160];['Code format'.$B$5])&amp;['Code format'.$D$5]" office:value-type="string" office:string-value="2">
              <text:p>2</text:p>
            </table:table-cell>
            <table:table-cell table:style-name="ce8" table:formula="of:=IF(EXACT([.L159];[.L160]);IF(EXACT([.M159];[.M160]);[.O159];CELL(&quot;Row&quot;;[.O160]));[.L160])" office:value-type="float" office:value="160">
              <text:p>160</text:p>
            </table:table-cell>
            <table:table-cell table:style-name="ce8" table:formula="of:=IF(AND([.$A160]&lt;=[.Q$1];[.$A159]&gt;[.$A160]);0;IF(EXACT([.$A160];[.Q$1]+1);[.P159]+1;[.P159]))" office:value-type="float" office:value="0">
              <text:p>0</text:p>
            </table:table-cell>
            <table:table-cell table:style-name="ce8" table:formula="of:=['Code format'.$C$6]&amp;TEXT([.P160];['Code format'.$B$6])&amp;['Code format'.$D$6]" office:value-type="string" office:string-value="0">
              <text:p>0</text:p>
            </table:table-cell>
            <table:table-cell table:style-name="ce8" table:formula="of:=IF(EXACT([.O159];[.O160]);IF(EXACT([.P159];[.P160]);[.R159];CELL(&quot;Row&quot;;[.R160]));[.O160])" office:value-type="float" office:value="160">
              <text:p>160</text:p>
            </table:table-cell>
            <table:table-cell table:style-name="ce8" table:formula="of:=IF(AND([.$A160]&lt;=[.T$1];[.$A159]&gt;[.$A160]);0;IF(EXACT([.$A160];[.T$1]+1);[.S159]+1;[.S159]))" office:value-type="float" office:value="0">
              <text:p>0</text:p>
            </table:table-cell>
            <table:table-cell table:style-name="ce8" table:formula="of:=['Code format'.$C$7]&amp;TEXT([.S160];['Code format'.$B$7])&amp;['Code format'.$D$7]" office:value-type="string" office:string-value="0">
              <text:p>0</text:p>
            </table:table-cell>
            <table:table-cell table:style-name="ce8" table:formula="of:=IF(EXACT([.R159];[.R160]);IF(EXACT([.S159];[.S160]);[.U159];CELL(&quot;Row&quot;;[.U160]));[.R160])" office:value-type="float" office:value="160">
              <text:p>160</text:p>
            </table:table-cell>
            <table:table-cell table:style-name="Nivel5" table:formula="of:=CONCATENATE([.E160];[.H160];[.K160];[.N160];[.Q160];[.T160])&amp;T(IF(EXACT([.$A160];1);ORG.OPENOFFICE.STYLE(&quot;Nivel1&quot;);IF(EXACT([.$A160];2);ORG.OPENOFFICE.STYLE(&quot;Nivel2&quot;);IF(EXACT([.$A160];2);ORG.OPENOFFICE.STYLE(&quot;Nivel2&quot;);IF(EXACT([.$A160];3);ORG.OPENOFFICE.STYLE(&quot;Nivel3&quot;);IF(EXACT([.$A160];4);ORG.OPENOFFICE.STYLE(&quot;Nivel4&quot;);IF(EXACT([.$A160];5);ORG.OPENOFFICE.STYLE(&quot;Nivel5&quot;);IF(EXACT([.$A160];6);ORG.OPENOFFICE.STYLE(&quot;Nivel6&quot;);IF(EXACT([.$A160];7);ORG.OPENOFFICE.STYLE(&quot;Nivel7&quot;))))))))))" office:value-type="string" office:string-value="512200">
              <text:p>512200</text:p>
            </table:table-cell>
            <table:table-cell table:style-name="ce9" office:value-type="string">
              <text:p>Alq</text:p>
            </table:table-cell>
            <table:table-cell table:style-name="ce9" office:value-type="string">
              <text:p>Alquiler</text:p>
            </table:table-cell>
            <table:table-cell table:style-name="Nivel5" table:formula="of:=[.X160]&amp;T(IF(EXACT([.$A160];1);ORG.OPENOFFICE.STYLE(&quot;Nivel1&quot;);IF(EXACT([.$A160];2);ORG.OPENOFFICE.STYLE(&quot;Nivel2&quot;);IF(EXACT([.$A160];2);ORG.OPENOFFICE.STYLE(&quot;Nivel2&quot;);IF(EXACT([.$A160];3);ORG.OPENOFFICE.STYLE(&quot;Nivel3&quot;);IF(EXACT([.$A160];4);ORG.OPENOFFICE.STYLE(&quot;Nivel4&quot;);IF(EXACT([.$A160];5);ORG.OPENOFFICE.STYLE(&quot;Nivel5&quot;);IF(EXACT([.$A160];6);ORG.OPENOFFICE.STYLE(&quot;Nivel6&quot;);IF(EXACT([.$A160];7);ORG.OPENOFFICE.STYLE(&quot;Nivel7&quot;))))))))))" office:value-type="string" office:string-value="Alquiler">
              <text:p>Alquiler</text:p>
            </table:table-cell>
            <table:table-cell table:style-name="Datos" table:formula="of:=IF(EXACT([.A160];1);&quot;&quot;;IF(EXACT([.A160];2);INDIRECT(CONCATENATE(&quot;V&quot;;[.C160]));IF(EXACT([.A160];3);INDIRECT(CONCATENATE(&quot;V&quot;;[.F160]));IF(EXACT([.A160];4);INDIRECT(CONCATENATE(&quot;V&quot;;[.I160]));IF(EXACT([.A160];5);INDIRECT(CONCATENATE(&quot;V&quot;;[.L160]));IF(EXACT([.A160];6);INDIRECT(CONCATENATE(&quot;V&quot;;[.O160]));IF(EXACT([.A160];7);INDIRECT(CONCATENATE(&quot;V&quot;;[.R160])))))))))" office:value-type="string" office:string-value="512000">
              <text:p>5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60];7));NOT(EXACT([.AB160];&quot;view&quot;)));AND(EXACT([.A160];7);EXACT([.AB160];&quot;view&quot;))))" office:value-type="float" office:value="1">
              <text:p>1</text:p>
            </table:table-cell>
            <table:table-cell table:style-name="Datos" table:formula="of:=VLOOKUP([.AB160];['account.type'.$A$2:.$I$12];8)" office:value-type="string" office:string-value="view">
              <text:p>view</text:p>
            </table:table-cell>
            <table:table-cell table:style-name="Datos" table:formula="of:=VLOOKUP([.AB16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0];1);CHAR(9)&amp;CHAR(9)&amp;&quot;&lt;record id=&quot;&quot;account_account_template_&quot;&amp;SUBSTITUTE([.AG$1]&amp;[.$V160];&quot;-&quot;;&quot;_&quot;)&amp;&quot;&quot;&quot; model=&quot;&quot;account.account.template&quot;&quot;&gt;&quot;&amp;CHAR(13)&amp;CHAR(9)&amp;CHAR(9)&amp;CHAR(9)&amp;&quot;&lt;field name=&quot;&quot;code&quot;&quot;&gt;&quot;&amp;[.AG$1]&amp;[.$V160]&amp;&quot;&lt;/field&gt;&quot;&amp;CHAR(13)&amp;CHAR(9)&amp;CHAR(9)&amp;CHAR(9)&amp;&quot;&lt;field name=&quot;&quot;name&quot;&quot;&gt;&quot;&amp;[.AG$1]&amp;[.$Y160]&amp;&quot;&lt;/field&gt;&quot;&amp;CHAR(13)&amp;CHAR(9)&amp;CHAR(9)&amp;CHAR(9)&amp;&quot;&lt;field name=&quot;&quot;shortcut&quot;&quot;&gt;&quot;&amp;IF(EXACT([.$W160];&quot;&quot;);&quot;&quot;;[.AG$1]&amp;[.$W160])&amp;&quot;&lt;/field&gt;&quot;&amp;CHAR(13)&amp;CHAR(9)&amp;CHAR(9)&amp;CHAR(9)&amp;&quot;&lt;field name=&quot;&quot;parent_id&quot;&quot; ref=&quot;&quot;&quot;&amp;IF(EXACT([.$Z160];&quot;&quot;);&quot;&quot;;[.AG$1]&amp;[.$Z160])&amp;&quot;&quot;&quot;/&gt;&quot;&amp;CHAR(13)&amp;CHAR(9)&amp;CHAR(9)&amp;CHAR(9)&amp;&quot;&lt;field name=&quot;&quot;user_type&quot;&quot; ref=&quot;&quot;account_account_type_&quot;&amp;[.$AB160]&amp;&quot;&quot;&quot;/&gt;&quot;&amp;CHAR(13)&amp;CHAR(9)&amp;CHAR(9)&amp;CHAR(9)&amp;&quot;&lt;field name=&quot;&quot;currency_id&quot;&quot; ref=&quot;&quot;&quot;&amp;[.AA160]&amp;&quot;&quot;&quot;/&gt;&quot;&amp;CHAR(13)&amp;CHAR(9)&amp;CHAR(9)&amp;CHAR(9)&amp;&quot;&lt;field name=&quot;&quot;type&quot;&quot;&gt;&quot;&amp;[.$AD160]&amp;&quot;&lt;/field&gt;&quot;&amp;CHAR(13)&amp;CHAR(9)&amp;CHAR(9)&amp;CHAR(9)&amp;&quot;&lt;field name=&quot;&quot;reconcile&quot;&quot; eval=&quot;&quot;&quot;&amp;[.$AE160]&amp;&quot;&quot;&quot;/&gt;&quot;&amp;IF(EXACT([.$AF160];&quot;&quot;);&quot;&quot;;CHAR(13)&amp;CHAR(9)&amp;CHAR(9)&amp;CHAR(9)&amp;&quot;&lt;field name=&quot;&quot;tax_ids&quot;&quot;&gt;&quot;&amp;SUBSTITUTE([.$AF16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200&quot; model=&quot;account.account.template&quot;&gt;&#13;&#9;&#9;&#9;&lt;field name=&quot;code&quot;&gt;0-512200&lt;/field&gt;&#13;&#9;&#9;&#9;&lt;field name=&quot;name&quot;&gt;0-Alquiler&lt;/field&gt;&#13;&#9;&#9;&#9;&lt;field name=&quot;shortcut&quot;&gt;0-Alq&lt;/field&gt;&#13;&#9;&#9;&#9;&lt;field name=&quot;parent_id&quot; ref=&quot;0-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200" model="account.account.template"&gt;<text:tab/><text:tab/><text:tab/>&lt;field name="code"&gt;0-512200&lt;/field&gt;<text:tab/><text:tab/><text:tab/>&lt;field name="name"&gt;0-Alquiler&lt;/field&gt;<text:tab/><text:tab/><text:tab/>&lt;field name="shortcut"&gt;0-Alq&lt;/field&gt;<text:tab/><text:tab/><text:tab/>&lt;field name="parent_id" ref="0-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60];1);CHAR(9)&amp;CHAR(9)&amp;&quot;&lt;record id=&quot;&quot;account_account_template_&quot;&amp;SUBSTITUTE([.AH$1]&amp;[.$V160];&quot;-&quot;;&quot;_&quot;)&amp;&quot;&quot;&quot; model=&quot;&quot;account.account.template&quot;&quot;&gt;&quot;&amp;CHAR(13)&amp;CHAR(9)&amp;CHAR(9)&amp;CHAR(9)&amp;&quot;&lt;field name=&quot;&quot;code&quot;&quot;&gt;&quot;&amp;[.AH$1]&amp;[.$V160]&amp;&quot;&lt;/field&gt;&quot;&amp;CHAR(13)&amp;CHAR(9)&amp;CHAR(9)&amp;CHAR(9)&amp;&quot;&lt;field name=&quot;&quot;name&quot;&quot;&gt;&quot;&amp;[.AH$1]&amp;[.$Y160]&amp;&quot;&lt;/field&gt;&quot;&amp;CHAR(13)&amp;CHAR(9)&amp;CHAR(9)&amp;CHAR(9)&amp;&quot;&lt;field name=&quot;&quot;shortcut&quot;&quot;&gt;&quot;&amp;IF(EXACT([.$W160];&quot;&quot;);&quot;&quot;;[.AH$1]&amp;[.$W160])&amp;&quot;&lt;/field&gt;&quot;&amp;CHAR(13)&amp;CHAR(9)&amp;CHAR(9)&amp;CHAR(9)&amp;&quot;&lt;field name=&quot;&quot;parent_id&quot;&quot; ref=&quot;&quot;&quot;&amp;IF(EXACT([.$Z160];&quot;&quot;);&quot;&quot;;[.AH$1]&amp;[.$Z160])&amp;&quot;&quot;&quot;/&gt;&quot;&amp;CHAR(13)&amp;CHAR(9)&amp;CHAR(9)&amp;CHAR(9)&amp;&quot;&lt;field name=&quot;&quot;user_type&quot;&quot; ref=&quot;&quot;account_account_type_&quot;&amp;[.$AB160]&amp;&quot;&quot;&quot;/&gt;&quot;&amp;CHAR(13)&amp;CHAR(9)&amp;CHAR(9)&amp;CHAR(9)&amp;&quot;&lt;field name=&quot;&quot;currency_id&quot;&quot; ref=&quot;&quot;&quot;&amp;[.AB160]&amp;&quot;&quot;&quot;/&gt;&quot;&amp;CHAR(13)&amp;CHAR(9)&amp;CHAR(9)&amp;CHAR(9)&amp;&quot;&lt;field name=&quot;&quot;type&quot;&quot;&gt;&quot;&amp;[.$AD160]&amp;&quot;&lt;/field&gt;&quot;&amp;CHAR(13)&amp;CHAR(9)&amp;CHAR(9)&amp;CHAR(9)&amp;&quot;&lt;field name=&quot;&quot;reconcile&quot;&quot; eval=&quot;&quot;&quot;&amp;[.$AE160]&amp;&quot;&quot;&quot;/&gt;&quot;&amp;IF(EXACT([.$AF160];&quot;&quot;);&quot;&quot;;CHAR(13)&amp;CHAR(9)&amp;CHAR(9)&amp;CHAR(9)&amp;&quot;&lt;field name=&quot;&quot;tax_ids&quot;&quot;&gt;&quot;&amp;SUBSTITUTE([.$AF16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200&quot; model=&quot;account.account.template&quot;&gt;&#13;&#9;&#9;&#9;&lt;field name=&quot;code&quot;&gt;1-512200&lt;/field&gt;&#13;&#9;&#9;&#9;&lt;field name=&quot;name&quot;&gt;1-Alquiler&lt;/field&gt;&#13;&#9;&#9;&#9;&lt;field name=&quot;shortcut&quot;&gt;1-Alq&lt;/field&gt;&#13;&#9;&#9;&#9;&lt;field name=&quot;parent_id&quot; ref=&quot;1-51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200" model="account.account.template"&gt;<text:tab/><text:tab/><text:tab/>&lt;field name="code"&gt;1-512200&lt;/field&gt;<text:tab/><text:tab/><text:tab/>&lt;field name="name"&gt;1-Alquiler&lt;/field&gt;<text:tab/><text:tab/><text:tab/>&lt;field name="shortcut"&gt;1-Alq&lt;/field&gt;<text:tab/><text:tab/><text:tab/>&lt;field name="parent_id" ref="1-51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60]&gt;[.A161];[.A160]=[.A161]);[.A160]&lt;&gt;7))" office:value-type="float" office:value="1">
              <text:p>1</text:p>
            </table:table-cell>
            <table:table-cell table:style-name="ce8" table:formula="of:=IF(EXACT([.A161];1);CELL(&quot;Row&quot;;[.C161]);[.C160])" office:value-type="float" office:value="2">
              <text:p>2</text:p>
            </table:table-cell>
            <table:table-cell table:style-name="ce8" table:formula="of:=IF(EXACT([.$A161];1);0;IF(EXACT([.$A161];2);[.D160]+1;[.D160]))" office:value-type="float" office:value="5">
              <text:p>5</text:p>
            </table:table-cell>
            <table:table-cell table:style-name="ce8" table:formula="of:=['Code format'.$C$2]&amp;TEXT([.D161];['Code format'.$B$2])&amp;['Code format'.$D$2]" office:value-type="string" office:string-value="5">
              <text:p>5</text:p>
            </table:table-cell>
            <table:table-cell table:style-name="ce8" table:formula="of:=IF(EXACT([.C160];[.C161]);IF(EXACT([.D160];[.D161]);[.F160];CELL(&quot;Row&quot;;[.F161]));[.C161])" office:value-type="float" office:value="129">
              <text:p>129</text:p>
            </table:table-cell>
            <table:table-cell table:style-name="ce8" table:formula="of:=IF(AND([.$A161]&lt;=[.H$1];[.$A160]&gt;[.$A161]);0;IF(EXACT([.$A161];[.H$1]+1);[.G160]+1;[.G160]))" office:value-type="float" office:value="1">
              <text:p>1</text:p>
            </table:table-cell>
            <table:table-cell table:style-name="ce8" table:formula="of:=['Code format'.$C$3]&amp;TEXT([.G161];['Code format'.$B$3])&amp;['Code format'.$D$3]" office:value-type="string" office:string-value="1">
              <text:p>1</text:p>
            </table:table-cell>
            <table:table-cell table:style-name="ce8" table:formula="of:=IF(EXACT([.F160];[.F161]);IF(EXACT([.G160];[.G161]);[.I160];CELL(&quot;Row&quot;;[.I161]));[.F161])" office:value-type="float" office:value="130">
              <text:p>130</text:p>
            </table:table-cell>
            <table:table-cell table:style-name="ce8" table:formula="of:=IF(AND([.$A161]&lt;=[.K$1];[.$A160]&gt;[.$A161]);0;IF(EXACT([.$A161];[.K$1]+1);[.J160]+1;[.J160]))" office:value-type="float" office:value="2">
              <text:p>2</text:p>
            </table:table-cell>
            <table:table-cell table:style-name="ce8" table:formula="of:=['Code format'.$C$4]&amp;TEXT([.J161];['Code format'.$B$4])&amp;['Code format'.$D$4]" office:value-type="string" office:string-value="2">
              <text:p>2</text:p>
            </table:table-cell>
            <table:table-cell table:style-name="ce8" table:formula="of:=IF(EXACT([.I160];[.I161]);IF(EXACT([.J160];[.J161]);[.L160];CELL(&quot;Row&quot;;[.L161]));[.I161])" office:value-type="float" office:value="157">
              <text:p>157</text:p>
            </table:table-cell>
            <table:table-cell table:style-name="ce8" table:formula="of:=IF(AND([.$A161]&lt;=[.N$1];[.$A160]&gt;[.$A161]);0;IF(EXACT([.$A161];[.N$1]+1);[.M160]+1;[.M160]))" office:value-type="float" office:value="2">
              <text:p>2</text:p>
            </table:table-cell>
            <table:table-cell table:style-name="ce8" table:formula="of:=['Code format'.$C$5]&amp;TEXT([.M161];['Code format'.$B$5])&amp;['Code format'.$D$5]" office:value-type="string" office:string-value="2">
              <text:p>2</text:p>
            </table:table-cell>
            <table:table-cell table:style-name="ce8" table:formula="of:=IF(EXACT([.L160];[.L161]);IF(EXACT([.M160];[.M161]);[.O160];CELL(&quot;Row&quot;;[.O161]));[.L161])" office:value-type="float" office:value="160">
              <text:p>160</text:p>
            </table:table-cell>
            <table:table-cell table:style-name="ce8" table:formula="of:=IF(AND([.$A161]&lt;=[.Q$1];[.$A160]&gt;[.$A161]);0;IF(EXACT([.$A161];[.Q$1]+1);[.P160]+1;[.P160]))" office:value-type="float" office:value="0">
              <text:p>0</text:p>
            </table:table-cell>
            <table:table-cell table:style-name="ce8" table:formula="of:=['Code format'.$C$6]&amp;TEXT([.P161];['Code format'.$B$6])&amp;['Code format'.$D$6]" office:value-type="string" office:string-value="0">
              <text:p>0</text:p>
            </table:table-cell>
            <table:table-cell table:style-name="ce8" table:formula="of:=IF(EXACT([.O160];[.O161]);IF(EXACT([.P160];[.P161]);[.R160];CELL(&quot;Row&quot;;[.R161]));[.O161])" office:value-type="float" office:value="160">
              <text:p>160</text:p>
            </table:table-cell>
            <table:table-cell table:style-name="ce8" table:formula="of:=IF(AND([.$A161]&lt;=[.T$1];[.$A160]&gt;[.$A161]);0;IF(EXACT([.$A161];[.T$1]+1);[.S160]+1;[.S160]))" office:value-type="float" office:value="1">
              <text:p>1</text:p>
            </table:table-cell>
            <table:table-cell table:style-name="ce8" table:formula="of:=['Code format'.$C$7]&amp;TEXT([.S161];['Code format'.$B$7])&amp;['Code format'.$D$7]" office:value-type="string" office:string-value="1">
              <text:p>1</text:p>
            </table:table-cell>
            <table:table-cell table:style-name="ce8" table:formula="of:=IF(EXACT([.R160];[.R161]);IF(EXACT([.S160];[.S161]);[.U160];CELL(&quot;Row&quot;;[.U161]));[.R161])" office:value-type="float" office:value="161">
              <text:p>161</text:p>
            </table:table-cell>
            <table:table-cell table:style-name="Nivel7" table:formula="of:=CONCATENATE([.E161];[.H161];[.K161];[.N161];[.Q161];[.T161])&amp;T(IF(EXACT([.$A161];1);ORG.OPENOFFICE.STYLE(&quot;Nivel1&quot;);IF(EXACT([.$A161];2);ORG.OPENOFFICE.STYLE(&quot;Nivel2&quot;);IF(EXACT([.$A161];2);ORG.OPENOFFICE.STYLE(&quot;Nivel2&quot;);IF(EXACT([.$A161];3);ORG.OPENOFFICE.STYLE(&quot;Nivel3&quot;);IF(EXACT([.$A161];4);ORG.OPENOFFICE.STYLE(&quot;Nivel4&quot;);IF(EXACT([.$A161];5);ORG.OPENOFFICE.STYLE(&quot;Nivel5&quot;);IF(EXACT([.$A161];6);ORG.OPENOFFICE.STYLE(&quot;Nivel6&quot;);IF(EXACT([.$A161];7);ORG.OPENOFFICE.STYLE(&quot;Nivel7&quot;))))))))))" office:value-type="string" office:string-value="512201">
              <text:p>512201</text:p>
            </table:table-cell>
            <table:table-cell table:style-name="ce9"/>
            <table:table-cell table:style-name="ce9" office:value-type="string">
              <text:p>Oficina 1</text:p>
            </table:table-cell>
            <table:table-cell table:style-name="Nivel7" table:formula="of:=[.X161]&amp;T(IF(EXACT([.$A161];1);ORG.OPENOFFICE.STYLE(&quot;Nivel1&quot;);IF(EXACT([.$A161];2);ORG.OPENOFFICE.STYLE(&quot;Nivel2&quot;);IF(EXACT([.$A161];2);ORG.OPENOFFICE.STYLE(&quot;Nivel2&quot;);IF(EXACT([.$A161];3);ORG.OPENOFFICE.STYLE(&quot;Nivel3&quot;);IF(EXACT([.$A161];4);ORG.OPENOFFICE.STYLE(&quot;Nivel4&quot;);IF(EXACT([.$A161];5);ORG.OPENOFFICE.STYLE(&quot;Nivel5&quot;);IF(EXACT([.$A161];6);ORG.OPENOFFICE.STYLE(&quot;Nivel6&quot;);IF(EXACT([.$A161];7);ORG.OPENOFFICE.STYLE(&quot;Nivel7&quot;))))))))))" office:value-type="string" office:string-value="Oficina 1">
              <text:p>Oficina 1</text:p>
            </table:table-cell>
            <table:table-cell table:style-name="Datos" table:formula="of:=IF(EXACT([.A161];1);&quot;&quot;;IF(EXACT([.A161];2);INDIRECT(CONCATENATE(&quot;V&quot;;[.C161]));IF(EXACT([.A161];3);INDIRECT(CONCATENATE(&quot;V&quot;;[.F161]));IF(EXACT([.A161];4);INDIRECT(CONCATENATE(&quot;V&quot;;[.I161]));IF(EXACT([.A161];5);INDIRECT(CONCATENATE(&quot;V&quot;;[.L161]));IF(EXACT([.A161];6);INDIRECT(CONCATENATE(&quot;V&quot;;[.O161]));IF(EXACT([.A161];7);INDIRECT(CONCATENATE(&quot;V&quot;;[.R161])))))))))" office:value-type="string" office:string-value="512200">
              <text:p>5122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61];7));NOT(EXACT([.AB161];&quot;view&quot;)));AND(EXACT([.A161];7);EXACT([.AB161];&quot;view&quot;))))" office:value-type="float" office:value="1">
              <text:p>1</text:p>
            </table:table-cell>
            <table:table-cell table:style-name="Datos" table:formula="of:=VLOOKUP([.AB161];['account.type'.$A$2:.$I$12];8)" office:value-type="string" office:string-value="other">
              <text:p>other</text:p>
            </table:table-cell>
            <table:table-cell table:style-name="Datos" table:formula="of:=VLOOKUP([.AB16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1];1);CHAR(9)&amp;CHAR(9)&amp;&quot;&lt;record id=&quot;&quot;account_account_template_&quot;&amp;SUBSTITUTE([.AG$1]&amp;[.$V161];&quot;-&quot;;&quot;_&quot;)&amp;&quot;&quot;&quot; model=&quot;&quot;account.account.template&quot;&quot;&gt;&quot;&amp;CHAR(13)&amp;CHAR(9)&amp;CHAR(9)&amp;CHAR(9)&amp;&quot;&lt;field name=&quot;&quot;code&quot;&quot;&gt;&quot;&amp;[.AG$1]&amp;[.$V161]&amp;&quot;&lt;/field&gt;&quot;&amp;CHAR(13)&amp;CHAR(9)&amp;CHAR(9)&amp;CHAR(9)&amp;&quot;&lt;field name=&quot;&quot;name&quot;&quot;&gt;&quot;&amp;[.AG$1]&amp;[.$Y161]&amp;&quot;&lt;/field&gt;&quot;&amp;CHAR(13)&amp;CHAR(9)&amp;CHAR(9)&amp;CHAR(9)&amp;&quot;&lt;field name=&quot;&quot;shortcut&quot;&quot;&gt;&quot;&amp;IF(EXACT([.$W161];&quot;&quot;);&quot;&quot;;[.AG$1]&amp;[.$W161])&amp;&quot;&lt;/field&gt;&quot;&amp;CHAR(13)&amp;CHAR(9)&amp;CHAR(9)&amp;CHAR(9)&amp;&quot;&lt;field name=&quot;&quot;parent_id&quot;&quot; ref=&quot;&quot;&quot;&amp;IF(EXACT([.$Z161];&quot;&quot;);&quot;&quot;;[.AG$1]&amp;[.$Z161])&amp;&quot;&quot;&quot;/&gt;&quot;&amp;CHAR(13)&amp;CHAR(9)&amp;CHAR(9)&amp;CHAR(9)&amp;&quot;&lt;field name=&quot;&quot;user_type&quot;&quot; ref=&quot;&quot;account_account_type_&quot;&amp;[.$AB161]&amp;&quot;&quot;&quot;/&gt;&quot;&amp;CHAR(13)&amp;CHAR(9)&amp;CHAR(9)&amp;CHAR(9)&amp;&quot;&lt;field name=&quot;&quot;currency_id&quot;&quot; ref=&quot;&quot;&quot;&amp;[.AA161]&amp;&quot;&quot;&quot;/&gt;&quot;&amp;CHAR(13)&amp;CHAR(9)&amp;CHAR(9)&amp;CHAR(9)&amp;&quot;&lt;field name=&quot;&quot;type&quot;&quot;&gt;&quot;&amp;[.$AD161]&amp;&quot;&lt;/field&gt;&quot;&amp;CHAR(13)&amp;CHAR(9)&amp;CHAR(9)&amp;CHAR(9)&amp;&quot;&lt;field name=&quot;&quot;reconcile&quot;&quot; eval=&quot;&quot;&quot;&amp;[.$AE161]&amp;&quot;&quot;&quot;/&gt;&quot;&amp;IF(EXACT([.$AF161];&quot;&quot;);&quot;&quot;;CHAR(13)&amp;CHAR(9)&amp;CHAR(9)&amp;CHAR(9)&amp;&quot;&lt;field name=&quot;&quot;tax_ids&quot;&quot;&gt;&quot;&amp;SUBSTITUTE([.$AF16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201&quot; model=&quot;account.account.template&quot;&gt;&#13;&#9;&#9;&#9;&lt;field name=&quot;code&quot;&gt;0-512201&lt;/field&gt;&#13;&#9;&#9;&#9;&lt;field name=&quot;name&quot;&gt;0-Oficina 1&lt;/field&gt;&#13;&#9;&#9;&#9;&lt;field name=&quot;shortcut&quot;&gt;&lt;/field&gt;&#13;&#9;&#9;&#9;&lt;field name=&quot;parent_id&quot; ref=&quot;0-5122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2201" model="account.account.template"&gt;<text:tab/><text:tab/><text:tab/>&lt;field name="code"&gt;0-512201&lt;/field&gt;<text:tab/><text:tab/><text:tab/>&lt;field name="name"&gt;0-Oficina 1&lt;/field&gt;<text:tab/><text:tab/><text:tab/>&lt;field name="shortcut"&gt;&lt;/field&gt;<text:tab/><text:tab/><text:tab/>&lt;field name="parent_id" ref="0-5122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61];1);CHAR(9)&amp;CHAR(9)&amp;&quot;&lt;record id=&quot;&quot;account_account_template_&quot;&amp;SUBSTITUTE([.AH$1]&amp;[.$V161];&quot;-&quot;;&quot;_&quot;)&amp;&quot;&quot;&quot; model=&quot;&quot;account.account.template&quot;&quot;&gt;&quot;&amp;CHAR(13)&amp;CHAR(9)&amp;CHAR(9)&amp;CHAR(9)&amp;&quot;&lt;field name=&quot;&quot;code&quot;&quot;&gt;&quot;&amp;[.AH$1]&amp;[.$V161]&amp;&quot;&lt;/field&gt;&quot;&amp;CHAR(13)&amp;CHAR(9)&amp;CHAR(9)&amp;CHAR(9)&amp;&quot;&lt;field name=&quot;&quot;name&quot;&quot;&gt;&quot;&amp;[.AH$1]&amp;[.$Y161]&amp;&quot;&lt;/field&gt;&quot;&amp;CHAR(13)&amp;CHAR(9)&amp;CHAR(9)&amp;CHAR(9)&amp;&quot;&lt;field name=&quot;&quot;shortcut&quot;&quot;&gt;&quot;&amp;IF(EXACT([.$W161];&quot;&quot;);&quot;&quot;;[.AH$1]&amp;[.$W161])&amp;&quot;&lt;/field&gt;&quot;&amp;CHAR(13)&amp;CHAR(9)&amp;CHAR(9)&amp;CHAR(9)&amp;&quot;&lt;field name=&quot;&quot;parent_id&quot;&quot; ref=&quot;&quot;&quot;&amp;IF(EXACT([.$Z161];&quot;&quot;);&quot;&quot;;[.AH$1]&amp;[.$Z161])&amp;&quot;&quot;&quot;/&gt;&quot;&amp;CHAR(13)&amp;CHAR(9)&amp;CHAR(9)&amp;CHAR(9)&amp;&quot;&lt;field name=&quot;&quot;user_type&quot;&quot; ref=&quot;&quot;account_account_type_&quot;&amp;[.$AB161]&amp;&quot;&quot;&quot;/&gt;&quot;&amp;CHAR(13)&amp;CHAR(9)&amp;CHAR(9)&amp;CHAR(9)&amp;&quot;&lt;field name=&quot;&quot;currency_id&quot;&quot; ref=&quot;&quot;&quot;&amp;[.AB161]&amp;&quot;&quot;&quot;/&gt;&quot;&amp;CHAR(13)&amp;CHAR(9)&amp;CHAR(9)&amp;CHAR(9)&amp;&quot;&lt;field name=&quot;&quot;type&quot;&quot;&gt;&quot;&amp;[.$AD161]&amp;&quot;&lt;/field&gt;&quot;&amp;CHAR(13)&amp;CHAR(9)&amp;CHAR(9)&amp;CHAR(9)&amp;&quot;&lt;field name=&quot;&quot;reconcile&quot;&quot; eval=&quot;&quot;&quot;&amp;[.$AE161]&amp;&quot;&quot;&quot;/&gt;&quot;&amp;IF(EXACT([.$AF161];&quot;&quot;);&quot;&quot;;CHAR(13)&amp;CHAR(9)&amp;CHAR(9)&amp;CHAR(9)&amp;&quot;&lt;field name=&quot;&quot;tax_ids&quot;&quot;&gt;&quot;&amp;SUBSTITUTE([.$AF16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201&quot; model=&quot;account.account.template&quot;&gt;&#13;&#9;&#9;&#9;&lt;field name=&quot;code&quot;&gt;1-512201&lt;/field&gt;&#13;&#9;&#9;&#9;&lt;field name=&quot;name&quot;&gt;1-Oficina 1&lt;/field&gt;&#13;&#9;&#9;&#9;&lt;field name=&quot;shortcut&quot;&gt;&lt;/field&gt;&#13;&#9;&#9;&#9;&lt;field name=&quot;parent_id&quot; ref=&quot;1-5122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2201" model="account.account.template"&gt;<text:tab/><text:tab/><text:tab/>&lt;field name="code"&gt;1-512201&lt;/field&gt;<text:tab/><text:tab/><text:tab/>&lt;field name="name"&gt;1-Oficina 1&lt;/field&gt;<text:tab/><text:tab/><text:tab/>&lt;field name="shortcut"&gt;&lt;/field&gt;<text:tab/><text:tab/><text:tab/>&lt;field name="parent_id" ref="1-5122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61]&gt;[.A162];[.A161]=[.A162]);[.A161]&lt;&gt;7))" office:value-type="float" office:value="1">
              <text:p>1</text:p>
            </table:table-cell>
            <table:table-cell table:style-name="ce8" table:formula="of:=IF(EXACT([.A162];1);CELL(&quot;Row&quot;;[.C162]);[.C161])" office:value-type="float" office:value="2">
              <text:p>2</text:p>
            </table:table-cell>
            <table:table-cell table:style-name="ce8" table:formula="of:=IF(EXACT([.$A162];1);0;IF(EXACT([.$A162];2);[.D161]+1;[.D161]))" office:value-type="float" office:value="5">
              <text:p>5</text:p>
            </table:table-cell>
            <table:table-cell table:style-name="ce8" table:formula="of:=['Code format'.$C$2]&amp;TEXT([.D162];['Code format'.$B$2])&amp;['Code format'.$D$2]" office:value-type="string" office:string-value="5">
              <text:p>5</text:p>
            </table:table-cell>
            <table:table-cell table:style-name="ce8" table:formula="of:=IF(EXACT([.C161];[.C162]);IF(EXACT([.D161];[.D162]);[.F161];CELL(&quot;Row&quot;;[.F162]));[.C162])" office:value-type="float" office:value="129">
              <text:p>129</text:p>
            </table:table-cell>
            <table:table-cell table:style-name="ce8" table:formula="of:=IF(AND([.$A162]&lt;=[.H$1];[.$A161]&gt;[.$A162]);0;IF(EXACT([.$A162];[.H$1]+1);[.G161]+1;[.G161]))" office:value-type="float" office:value="1">
              <text:p>1</text:p>
            </table:table-cell>
            <table:table-cell table:style-name="ce8" table:formula="of:=['Code format'.$C$3]&amp;TEXT([.G162];['Code format'.$B$3])&amp;['Code format'.$D$3]" office:value-type="string" office:string-value="1">
              <text:p>1</text:p>
            </table:table-cell>
            <table:table-cell table:style-name="ce8" table:formula="of:=IF(EXACT([.F161];[.F162]);IF(EXACT([.G161];[.G162]);[.I161];CELL(&quot;Row&quot;;[.I162]));[.F162])" office:value-type="float" office:value="130">
              <text:p>130</text:p>
            </table:table-cell>
            <table:table-cell table:style-name="ce8" table:formula="of:=IF(AND([.$A162]&lt;=[.K$1];[.$A161]&gt;[.$A162]);0;IF(EXACT([.$A162];[.K$1]+1);[.J161]+1;[.J161]))" office:value-type="float" office:value="2">
              <text:p>2</text:p>
            </table:table-cell>
            <table:table-cell table:style-name="ce8" table:formula="of:=['Code format'.$C$4]&amp;TEXT([.J162];['Code format'.$B$4])&amp;['Code format'.$D$4]" office:value-type="string" office:string-value="2">
              <text:p>2</text:p>
            </table:table-cell>
            <table:table-cell table:style-name="ce8" table:formula="of:=IF(EXACT([.I161];[.I162]);IF(EXACT([.J161];[.J162]);[.L161];CELL(&quot;Row&quot;;[.L162]));[.I162])" office:value-type="float" office:value="157">
              <text:p>157</text:p>
            </table:table-cell>
            <table:table-cell table:style-name="ce8" table:formula="of:=IF(AND([.$A162]&lt;=[.N$1];[.$A161]&gt;[.$A162]);0;IF(EXACT([.$A162];[.N$1]+1);[.M161]+1;[.M161]))" office:value-type="float" office:value="3">
              <text:p>3</text:p>
            </table:table-cell>
            <table:table-cell table:style-name="ce8" table:formula="of:=['Code format'.$C$5]&amp;TEXT([.M162];['Code format'.$B$5])&amp;['Code format'.$D$5]" office:value-type="string" office:string-value="3">
              <text:p>3</text:p>
            </table:table-cell>
            <table:table-cell table:style-name="ce8" table:formula="of:=IF(EXACT([.L161];[.L162]);IF(EXACT([.M161];[.M162]);[.O161];CELL(&quot;Row&quot;;[.O162]));[.L162])" office:value-type="float" office:value="162">
              <text:p>162</text:p>
            </table:table-cell>
            <table:table-cell table:style-name="ce8" table:formula="of:=IF(AND([.$A162]&lt;=[.Q$1];[.$A161]&gt;[.$A162]);0;IF(EXACT([.$A162];[.Q$1]+1);[.P161]+1;[.P161]))" office:value-type="float" office:value="0">
              <text:p>0</text:p>
            </table:table-cell>
            <table:table-cell table:style-name="ce8" table:formula="of:=['Code format'.$C$6]&amp;TEXT([.P162];['Code format'.$B$6])&amp;['Code format'.$D$6]" office:value-type="string" office:string-value="0">
              <text:p>0</text:p>
            </table:table-cell>
            <table:table-cell table:style-name="ce8" table:formula="of:=IF(EXACT([.O161];[.O162]);IF(EXACT([.P161];[.P162]);[.R161];CELL(&quot;Row&quot;;[.R162]));[.O162])" office:value-type="float" office:value="162">
              <text:p>162</text:p>
            </table:table-cell>
            <table:table-cell table:style-name="ce8" table:formula="of:=IF(AND([.$A162]&lt;=[.T$1];[.$A161]&gt;[.$A162]);0;IF(EXACT([.$A162];[.T$1]+1);[.S161]+1;[.S161]))" office:value-type="float" office:value="0">
              <text:p>0</text:p>
            </table:table-cell>
            <table:table-cell table:style-name="ce8" table:formula="of:=['Code format'.$C$7]&amp;TEXT([.S162];['Code format'.$B$7])&amp;['Code format'.$D$7]" office:value-type="string" office:string-value="0">
              <text:p>0</text:p>
            </table:table-cell>
            <table:table-cell table:style-name="ce8" table:formula="of:=IF(EXACT([.R161];[.R162]);IF(EXACT([.S161];[.S162]);[.U161];CELL(&quot;Row&quot;;[.U162]));[.R162])" office:value-type="float" office:value="162">
              <text:p>162</text:p>
            </table:table-cell>
            <table:table-cell table:style-name="Nivel5" table:formula="of:=CONCATENATE([.E162];[.H162];[.K162];[.N162];[.Q162];[.T162])&amp;T(IF(EXACT([.$A162];1);ORG.OPENOFFICE.STYLE(&quot;Nivel1&quot;);IF(EXACT([.$A162];2);ORG.OPENOFFICE.STYLE(&quot;Nivel2&quot;);IF(EXACT([.$A162];2);ORG.OPENOFFICE.STYLE(&quot;Nivel2&quot;);IF(EXACT([.$A162];3);ORG.OPENOFFICE.STYLE(&quot;Nivel3&quot;);IF(EXACT([.$A162];4);ORG.OPENOFFICE.STYLE(&quot;Nivel4&quot;);IF(EXACT([.$A162];5);ORG.OPENOFFICE.STYLE(&quot;Nivel5&quot;);IF(EXACT([.$A162];6);ORG.OPENOFFICE.STYLE(&quot;Nivel6&quot;);IF(EXACT([.$A162];7);ORG.OPENOFFICE.STYLE(&quot;Nivel7&quot;))))))))))" office:value-type="string" office:string-value="512300">
              <text:p>512300</text:p>
            </table:table-cell>
            <table:table-cell table:style-name="ce9" office:value-type="string">
              <text:p>ServPub</text:p>
            </table:table-cell>
            <table:table-cell table:style-name="ce9" office:value-type="string">
              <text:p>Servicios públicos</text:p>
            </table:table-cell>
            <table:table-cell table:style-name="Nivel5" table:formula="of:=[.X162]&amp;T(IF(EXACT([.$A162];1);ORG.OPENOFFICE.STYLE(&quot;Nivel1&quot;);IF(EXACT([.$A162];2);ORG.OPENOFFICE.STYLE(&quot;Nivel2&quot;);IF(EXACT([.$A162];2);ORG.OPENOFFICE.STYLE(&quot;Nivel2&quot;);IF(EXACT([.$A162];3);ORG.OPENOFFICE.STYLE(&quot;Nivel3&quot;);IF(EXACT([.$A162];4);ORG.OPENOFFICE.STYLE(&quot;Nivel4&quot;);IF(EXACT([.$A162];5);ORG.OPENOFFICE.STYLE(&quot;Nivel5&quot;);IF(EXACT([.$A162];6);ORG.OPENOFFICE.STYLE(&quot;Nivel6&quot;);IF(EXACT([.$A162];7);ORG.OPENOFFICE.STYLE(&quot;Nivel7&quot;))))))))))" office:value-type="string" office:string-value="Servicios públicos">
              <text:p>Servicios públicos</text:p>
            </table:table-cell>
            <table:table-cell table:style-name="Datos" table:formula="of:=IF(EXACT([.A162];1);&quot;&quot;;IF(EXACT([.A162];2);INDIRECT(CONCATENATE(&quot;V&quot;;[.C162]));IF(EXACT([.A162];3);INDIRECT(CONCATENATE(&quot;V&quot;;[.F162]));IF(EXACT([.A162];4);INDIRECT(CONCATENATE(&quot;V&quot;;[.I162]));IF(EXACT([.A162];5);INDIRECT(CONCATENATE(&quot;V&quot;;[.L162]));IF(EXACT([.A162];6);INDIRECT(CONCATENATE(&quot;V&quot;;[.O162]));IF(EXACT([.A162];7);INDIRECT(CONCATENATE(&quot;V&quot;;[.R162])))))))))" office:value-type="string" office:string-value="512000">
              <text:p>5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62];7));NOT(EXACT([.AB162];&quot;view&quot;)));AND(EXACT([.A162];7);EXACT([.AB162];&quot;view&quot;))))" office:value-type="float" office:value="1">
              <text:p>1</text:p>
            </table:table-cell>
            <table:table-cell table:style-name="Datos" table:formula="of:=VLOOKUP([.AB162];['account.type'.$A$2:.$I$12];8)" office:value-type="string" office:string-value="view">
              <text:p>view</text:p>
            </table:table-cell>
            <table:table-cell table:style-name="Datos" table:formula="of:=VLOOKUP([.AB16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2];1);CHAR(9)&amp;CHAR(9)&amp;&quot;&lt;record id=&quot;&quot;account_account_template_&quot;&amp;SUBSTITUTE([.AG$1]&amp;[.$V162];&quot;-&quot;;&quot;_&quot;)&amp;&quot;&quot;&quot; model=&quot;&quot;account.account.template&quot;&quot;&gt;&quot;&amp;CHAR(13)&amp;CHAR(9)&amp;CHAR(9)&amp;CHAR(9)&amp;&quot;&lt;field name=&quot;&quot;code&quot;&quot;&gt;&quot;&amp;[.AG$1]&amp;[.$V162]&amp;&quot;&lt;/field&gt;&quot;&amp;CHAR(13)&amp;CHAR(9)&amp;CHAR(9)&amp;CHAR(9)&amp;&quot;&lt;field name=&quot;&quot;name&quot;&quot;&gt;&quot;&amp;[.AG$1]&amp;[.$Y162]&amp;&quot;&lt;/field&gt;&quot;&amp;CHAR(13)&amp;CHAR(9)&amp;CHAR(9)&amp;CHAR(9)&amp;&quot;&lt;field name=&quot;&quot;shortcut&quot;&quot;&gt;&quot;&amp;IF(EXACT([.$W162];&quot;&quot;);&quot;&quot;;[.AG$1]&amp;[.$W162])&amp;&quot;&lt;/field&gt;&quot;&amp;CHAR(13)&amp;CHAR(9)&amp;CHAR(9)&amp;CHAR(9)&amp;&quot;&lt;field name=&quot;&quot;parent_id&quot;&quot; ref=&quot;&quot;&quot;&amp;IF(EXACT([.$Z162];&quot;&quot;);&quot;&quot;;[.AG$1]&amp;[.$Z162])&amp;&quot;&quot;&quot;/&gt;&quot;&amp;CHAR(13)&amp;CHAR(9)&amp;CHAR(9)&amp;CHAR(9)&amp;&quot;&lt;field name=&quot;&quot;user_type&quot;&quot; ref=&quot;&quot;account_account_type_&quot;&amp;[.$AB162]&amp;&quot;&quot;&quot;/&gt;&quot;&amp;CHAR(13)&amp;CHAR(9)&amp;CHAR(9)&amp;CHAR(9)&amp;&quot;&lt;field name=&quot;&quot;currency_id&quot;&quot; ref=&quot;&quot;&quot;&amp;[.AA162]&amp;&quot;&quot;&quot;/&gt;&quot;&amp;CHAR(13)&amp;CHAR(9)&amp;CHAR(9)&amp;CHAR(9)&amp;&quot;&lt;field name=&quot;&quot;type&quot;&quot;&gt;&quot;&amp;[.$AD162]&amp;&quot;&lt;/field&gt;&quot;&amp;CHAR(13)&amp;CHAR(9)&amp;CHAR(9)&amp;CHAR(9)&amp;&quot;&lt;field name=&quot;&quot;reconcile&quot;&quot; eval=&quot;&quot;&quot;&amp;[.$AE162]&amp;&quot;&quot;&quot;/&gt;&quot;&amp;IF(EXACT([.$AF162];&quot;&quot;);&quot;&quot;;CHAR(13)&amp;CHAR(9)&amp;CHAR(9)&amp;CHAR(9)&amp;&quot;&lt;field name=&quot;&quot;tax_ids&quot;&quot;&gt;&quot;&amp;SUBSTITUTE([.$AF16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300&quot; model=&quot;account.account.template&quot;&gt;&#13;&#9;&#9;&#9;&lt;field name=&quot;code&quot;&gt;0-512300&lt;/field&gt;&#13;&#9;&#9;&#9;&lt;field name=&quot;name&quot;&gt;0-Servicios públicos&lt;/field&gt;&#13;&#9;&#9;&#9;&lt;field name=&quot;shortcut&quot;&gt;0-ServPub&lt;/field&gt;&#13;&#9;&#9;&#9;&lt;field name=&quot;parent_id&quot; ref=&quot;0-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300" model="account.account.template"&gt;<text:tab/><text:tab/><text:tab/>&lt;field name="code"&gt;0-512300&lt;/field&gt;<text:tab/><text:tab/><text:tab/>&lt;field name="name"&gt;0-Servicios públicos&lt;/field&gt;<text:tab/><text:tab/><text:tab/>&lt;field name="shortcut"&gt;0-ServPub&lt;/field&gt;<text:tab/><text:tab/><text:tab/>&lt;field name="parent_id" ref="0-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62];1);CHAR(9)&amp;CHAR(9)&amp;&quot;&lt;record id=&quot;&quot;account_account_template_&quot;&amp;SUBSTITUTE([.AH$1]&amp;[.$V162];&quot;-&quot;;&quot;_&quot;)&amp;&quot;&quot;&quot; model=&quot;&quot;account.account.template&quot;&quot;&gt;&quot;&amp;CHAR(13)&amp;CHAR(9)&amp;CHAR(9)&amp;CHAR(9)&amp;&quot;&lt;field name=&quot;&quot;code&quot;&quot;&gt;&quot;&amp;[.AH$1]&amp;[.$V162]&amp;&quot;&lt;/field&gt;&quot;&amp;CHAR(13)&amp;CHAR(9)&amp;CHAR(9)&amp;CHAR(9)&amp;&quot;&lt;field name=&quot;&quot;name&quot;&quot;&gt;&quot;&amp;[.AH$1]&amp;[.$Y162]&amp;&quot;&lt;/field&gt;&quot;&amp;CHAR(13)&amp;CHAR(9)&amp;CHAR(9)&amp;CHAR(9)&amp;&quot;&lt;field name=&quot;&quot;shortcut&quot;&quot;&gt;&quot;&amp;IF(EXACT([.$W162];&quot;&quot;);&quot;&quot;;[.AH$1]&amp;[.$W162])&amp;&quot;&lt;/field&gt;&quot;&amp;CHAR(13)&amp;CHAR(9)&amp;CHAR(9)&amp;CHAR(9)&amp;&quot;&lt;field name=&quot;&quot;parent_id&quot;&quot; ref=&quot;&quot;&quot;&amp;IF(EXACT([.$Z162];&quot;&quot;);&quot;&quot;;[.AH$1]&amp;[.$Z162])&amp;&quot;&quot;&quot;/&gt;&quot;&amp;CHAR(13)&amp;CHAR(9)&amp;CHAR(9)&amp;CHAR(9)&amp;&quot;&lt;field name=&quot;&quot;user_type&quot;&quot; ref=&quot;&quot;account_account_type_&quot;&amp;[.$AB162]&amp;&quot;&quot;&quot;/&gt;&quot;&amp;CHAR(13)&amp;CHAR(9)&amp;CHAR(9)&amp;CHAR(9)&amp;&quot;&lt;field name=&quot;&quot;currency_id&quot;&quot; ref=&quot;&quot;&quot;&amp;[.AB162]&amp;&quot;&quot;&quot;/&gt;&quot;&amp;CHAR(13)&amp;CHAR(9)&amp;CHAR(9)&amp;CHAR(9)&amp;&quot;&lt;field name=&quot;&quot;type&quot;&quot;&gt;&quot;&amp;[.$AD162]&amp;&quot;&lt;/field&gt;&quot;&amp;CHAR(13)&amp;CHAR(9)&amp;CHAR(9)&amp;CHAR(9)&amp;&quot;&lt;field name=&quot;&quot;reconcile&quot;&quot; eval=&quot;&quot;&quot;&amp;[.$AE162]&amp;&quot;&quot;&quot;/&gt;&quot;&amp;IF(EXACT([.$AF162];&quot;&quot;);&quot;&quot;;CHAR(13)&amp;CHAR(9)&amp;CHAR(9)&amp;CHAR(9)&amp;&quot;&lt;field name=&quot;&quot;tax_ids&quot;&quot;&gt;&quot;&amp;SUBSTITUTE([.$AF16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300&quot; model=&quot;account.account.template&quot;&gt;&#13;&#9;&#9;&#9;&lt;field name=&quot;code&quot;&gt;1-512300&lt;/field&gt;&#13;&#9;&#9;&#9;&lt;field name=&quot;name&quot;&gt;1-Servicios públicos&lt;/field&gt;&#13;&#9;&#9;&#9;&lt;field name=&quot;shortcut&quot;&gt;1-ServPub&lt;/field&gt;&#13;&#9;&#9;&#9;&lt;field name=&quot;parent_id&quot; ref=&quot;1-51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300" model="account.account.template"&gt;<text:tab/><text:tab/><text:tab/>&lt;field name="code"&gt;1-512300&lt;/field&gt;<text:tab/><text:tab/><text:tab/>&lt;field name="name"&gt;1-Servicios públicos&lt;/field&gt;<text:tab/><text:tab/><text:tab/>&lt;field name="shortcut"&gt;1-ServPub&lt;/field&gt;<text:tab/><text:tab/><text:tab/>&lt;field name="parent_id" ref="1-51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162]&gt;[.A163];[.A162]=[.A163]);[.A162]&lt;&gt;7))" office:value-type="float" office:value="1">
              <text:p>1</text:p>
            </table:table-cell>
            <table:table-cell table:style-name="ce8" table:formula="of:=IF(EXACT([.A163];1);CELL(&quot;Row&quot;;[.C163]);[.C162])" office:value-type="float" office:value="2">
              <text:p>2</text:p>
            </table:table-cell>
            <table:table-cell table:style-name="ce8" table:formula="of:=IF(EXACT([.$A163];1);0;IF(EXACT([.$A163];2);[.D162]+1;[.D162]))" office:value-type="float" office:value="5">
              <text:p>5</text:p>
            </table:table-cell>
            <table:table-cell table:style-name="ce8" table:formula="of:=['Code format'.$C$2]&amp;TEXT([.D163];['Code format'.$B$2])&amp;['Code format'.$D$2]" office:value-type="string" office:string-value="5">
              <text:p>5</text:p>
            </table:table-cell>
            <table:table-cell table:style-name="ce8" table:formula="of:=IF(EXACT([.C162];[.C163]);IF(EXACT([.D162];[.D163]);[.F162];CELL(&quot;Row&quot;;[.F163]));[.C163])" office:value-type="float" office:value="129">
              <text:p>129</text:p>
            </table:table-cell>
            <table:table-cell table:style-name="ce8" table:formula="of:=IF(AND([.$A163]&lt;=[.H$1];[.$A162]&gt;[.$A163]);0;IF(EXACT([.$A163];[.H$1]+1);[.G162]+1;[.G162]))" office:value-type="float" office:value="1">
              <text:p>1</text:p>
            </table:table-cell>
            <table:table-cell table:style-name="ce8" table:formula="of:=['Code format'.$C$3]&amp;TEXT([.G163];['Code format'.$B$3])&amp;['Code format'.$D$3]" office:value-type="string" office:string-value="1">
              <text:p>1</text:p>
            </table:table-cell>
            <table:table-cell table:style-name="ce8" table:formula="of:=IF(EXACT([.F162];[.F163]);IF(EXACT([.G162];[.G163]);[.I162];CELL(&quot;Row&quot;;[.I163]));[.F163])" office:value-type="float" office:value="130">
              <text:p>130</text:p>
            </table:table-cell>
            <table:table-cell table:style-name="ce8" table:formula="of:=IF(AND([.$A163]&lt;=[.K$1];[.$A162]&gt;[.$A163]);0;IF(EXACT([.$A163];[.K$1]+1);[.J162]+1;[.J162]))" office:value-type="float" office:value="2">
              <text:p>2</text:p>
            </table:table-cell>
            <table:table-cell table:style-name="ce8" table:formula="of:=['Code format'.$C$4]&amp;TEXT([.J163];['Code format'.$B$4])&amp;['Code format'.$D$4]" office:value-type="string" office:string-value="2">
              <text:p>2</text:p>
            </table:table-cell>
            <table:table-cell table:style-name="ce8" table:formula="of:=IF(EXACT([.I162];[.I163]);IF(EXACT([.J162];[.J163]);[.L162];CELL(&quot;Row&quot;;[.L163]));[.I163])" office:value-type="float" office:value="157">
              <text:p>157</text:p>
            </table:table-cell>
            <table:table-cell table:style-name="ce8" table:formula="of:=IF(AND([.$A163]&lt;=[.N$1];[.$A162]&gt;[.$A163]);0;IF(EXACT([.$A163];[.N$1]+1);[.M162]+1;[.M162]))" office:value-type="float" office:value="3">
              <text:p>3</text:p>
            </table:table-cell>
            <table:table-cell table:style-name="ce8" table:formula="of:=['Code format'.$C$5]&amp;TEXT([.M163];['Code format'.$B$5])&amp;['Code format'.$D$5]" office:value-type="string" office:string-value="3">
              <text:p>3</text:p>
            </table:table-cell>
            <table:table-cell table:style-name="ce8" table:formula="of:=IF(EXACT([.L162];[.L163]);IF(EXACT([.M162];[.M163]);[.O162];CELL(&quot;Row&quot;;[.O163]));[.L163])" office:value-type="float" office:value="162">
              <text:p>162</text:p>
            </table:table-cell>
            <table:table-cell table:style-name="ce8" table:formula="of:=IF(AND([.$A163]&lt;=[.Q$1];[.$A162]&gt;[.$A163]);0;IF(EXACT([.$A163];[.Q$1]+1);[.P162]+1;[.P162]))" office:value-type="float" office:value="1">
              <text:p>1</text:p>
            </table:table-cell>
            <table:table-cell table:style-name="ce8" table:formula="of:=['Code format'.$C$6]&amp;TEXT([.P163];['Code format'.$B$6])&amp;['Code format'.$D$6]" office:value-type="string" office:string-value="1">
              <text:p>1</text:p>
            </table:table-cell>
            <table:table-cell table:style-name="ce8" table:formula="of:=IF(EXACT([.O162];[.O163]);IF(EXACT([.P162];[.P163]);[.R162];CELL(&quot;Row&quot;;[.R163]));[.O163])" office:value-type="float" office:value="163">
              <text:p>163</text:p>
            </table:table-cell>
            <table:table-cell table:style-name="ce8" table:formula="of:=IF(AND([.$A163]&lt;=[.T$1];[.$A162]&gt;[.$A163]);0;IF(EXACT([.$A163];[.T$1]+1);[.S162]+1;[.S162]))" office:value-type="float" office:value="0">
              <text:p>0</text:p>
            </table:table-cell>
            <table:table-cell table:style-name="ce8" table:formula="of:=['Code format'.$C$7]&amp;TEXT([.S163];['Code format'.$B$7])&amp;['Code format'.$D$7]" office:value-type="string" office:string-value="0">
              <text:p>0</text:p>
            </table:table-cell>
            <table:table-cell table:style-name="ce8" table:formula="of:=IF(EXACT([.R162];[.R163]);IF(EXACT([.S162];[.S163]);[.U162];CELL(&quot;Row&quot;;[.U163]));[.R163])" office:value-type="float" office:value="163">
              <text:p>163</text:p>
            </table:table-cell>
            <table:table-cell table:style-name="Nivel6" table:formula="of:=CONCATENATE([.E163];[.H163];[.K163];[.N163];[.Q163];[.T163])&amp;T(IF(EXACT([.$A163];1);ORG.OPENOFFICE.STYLE(&quot;Nivel1&quot;);IF(EXACT([.$A163];2);ORG.OPENOFFICE.STYLE(&quot;Nivel2&quot;);IF(EXACT([.$A163];2);ORG.OPENOFFICE.STYLE(&quot;Nivel2&quot;);IF(EXACT([.$A163];3);ORG.OPENOFFICE.STYLE(&quot;Nivel3&quot;);IF(EXACT([.$A163];4);ORG.OPENOFFICE.STYLE(&quot;Nivel4&quot;);IF(EXACT([.$A163];5);ORG.OPENOFFICE.STYLE(&quot;Nivel5&quot;);IF(EXACT([.$A163];6);ORG.OPENOFFICE.STYLE(&quot;Nivel6&quot;);IF(EXACT([.$A163];7);ORG.OPENOFFICE.STYLE(&quot;Nivel7&quot;))))))))))" office:value-type="string" office:string-value="512310">
              <text:p>512310</text:p>
            </table:table-cell>
            <table:table-cell table:style-name="ce9" office:value-type="string">
              <text:p>Ag</text:p>
            </table:table-cell>
            <table:table-cell table:style-name="ce9" office:value-type="string">
              <text:p>Agua</text:p>
            </table:table-cell>
            <table:table-cell table:style-name="Nivel6" table:formula="of:=[.X163]&amp;T(IF(EXACT([.$A163];1);ORG.OPENOFFICE.STYLE(&quot;Nivel1&quot;);IF(EXACT([.$A163];2);ORG.OPENOFFICE.STYLE(&quot;Nivel2&quot;);IF(EXACT([.$A163];2);ORG.OPENOFFICE.STYLE(&quot;Nivel2&quot;);IF(EXACT([.$A163];3);ORG.OPENOFFICE.STYLE(&quot;Nivel3&quot;);IF(EXACT([.$A163];4);ORG.OPENOFFICE.STYLE(&quot;Nivel4&quot;);IF(EXACT([.$A163];5);ORG.OPENOFFICE.STYLE(&quot;Nivel5&quot;);IF(EXACT([.$A163];6);ORG.OPENOFFICE.STYLE(&quot;Nivel6&quot;);IF(EXACT([.$A163];7);ORG.OPENOFFICE.STYLE(&quot;Nivel7&quot;))))))))))" office:value-type="string" office:string-value="Agua">
              <text:p>Agua</text:p>
            </table:table-cell>
            <table:table-cell table:style-name="Datos" table:formula="of:=IF(EXACT([.A163];1);&quot;&quot;;IF(EXACT([.A163];2);INDIRECT(CONCATENATE(&quot;V&quot;;[.C163]));IF(EXACT([.A163];3);INDIRECT(CONCATENATE(&quot;V&quot;;[.F163]));IF(EXACT([.A163];4);INDIRECT(CONCATENATE(&quot;V&quot;;[.I163]));IF(EXACT([.A163];5);INDIRECT(CONCATENATE(&quot;V&quot;;[.L163]));IF(EXACT([.A163];6);INDIRECT(CONCATENATE(&quot;V&quot;;[.O163]));IF(EXACT([.A163];7);INDIRECT(CONCATENATE(&quot;V&quot;;[.R163])))))))))" office:value-type="string" office:string-value="512300">
              <text:p>512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63];7));NOT(EXACT([.AB163];&quot;view&quot;)));AND(EXACT([.A163];7);EXACT([.AB163];&quot;view&quot;))))" office:value-type="float" office:value="1">
              <text:p>1</text:p>
            </table:table-cell>
            <table:table-cell table:style-name="Datos" table:formula="of:=VLOOKUP([.AB163];['account.type'.$A$2:.$I$12];8)" office:value-type="string" office:string-value="view">
              <text:p>view</text:p>
            </table:table-cell>
            <table:table-cell table:style-name="Datos" table:formula="of:=VLOOKUP([.AB16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3];1);CHAR(9)&amp;CHAR(9)&amp;&quot;&lt;record id=&quot;&quot;account_account_template_&quot;&amp;SUBSTITUTE([.AG$1]&amp;[.$V163];&quot;-&quot;;&quot;_&quot;)&amp;&quot;&quot;&quot; model=&quot;&quot;account.account.template&quot;&quot;&gt;&quot;&amp;CHAR(13)&amp;CHAR(9)&amp;CHAR(9)&amp;CHAR(9)&amp;&quot;&lt;field name=&quot;&quot;code&quot;&quot;&gt;&quot;&amp;[.AG$1]&amp;[.$V163]&amp;&quot;&lt;/field&gt;&quot;&amp;CHAR(13)&amp;CHAR(9)&amp;CHAR(9)&amp;CHAR(9)&amp;&quot;&lt;field name=&quot;&quot;name&quot;&quot;&gt;&quot;&amp;[.AG$1]&amp;[.$Y163]&amp;&quot;&lt;/field&gt;&quot;&amp;CHAR(13)&amp;CHAR(9)&amp;CHAR(9)&amp;CHAR(9)&amp;&quot;&lt;field name=&quot;&quot;shortcut&quot;&quot;&gt;&quot;&amp;IF(EXACT([.$W163];&quot;&quot;);&quot;&quot;;[.AG$1]&amp;[.$W163])&amp;&quot;&lt;/field&gt;&quot;&amp;CHAR(13)&amp;CHAR(9)&amp;CHAR(9)&amp;CHAR(9)&amp;&quot;&lt;field name=&quot;&quot;parent_id&quot;&quot; ref=&quot;&quot;&quot;&amp;IF(EXACT([.$Z163];&quot;&quot;);&quot;&quot;;[.AG$1]&amp;[.$Z163])&amp;&quot;&quot;&quot;/&gt;&quot;&amp;CHAR(13)&amp;CHAR(9)&amp;CHAR(9)&amp;CHAR(9)&amp;&quot;&lt;field name=&quot;&quot;user_type&quot;&quot; ref=&quot;&quot;account_account_type_&quot;&amp;[.$AB163]&amp;&quot;&quot;&quot;/&gt;&quot;&amp;CHAR(13)&amp;CHAR(9)&amp;CHAR(9)&amp;CHAR(9)&amp;&quot;&lt;field name=&quot;&quot;currency_id&quot;&quot; ref=&quot;&quot;&quot;&amp;[.AA163]&amp;&quot;&quot;&quot;/&gt;&quot;&amp;CHAR(13)&amp;CHAR(9)&amp;CHAR(9)&amp;CHAR(9)&amp;&quot;&lt;field name=&quot;&quot;type&quot;&quot;&gt;&quot;&amp;[.$AD163]&amp;&quot;&lt;/field&gt;&quot;&amp;CHAR(13)&amp;CHAR(9)&amp;CHAR(9)&amp;CHAR(9)&amp;&quot;&lt;field name=&quot;&quot;reconcile&quot;&quot; eval=&quot;&quot;&quot;&amp;[.$AE163]&amp;&quot;&quot;&quot;/&gt;&quot;&amp;IF(EXACT([.$AF163];&quot;&quot;);&quot;&quot;;CHAR(13)&amp;CHAR(9)&amp;CHAR(9)&amp;CHAR(9)&amp;&quot;&lt;field name=&quot;&quot;tax_ids&quot;&quot;&gt;&quot;&amp;SUBSTITUTE([.$AF16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310&quot; model=&quot;account.account.template&quot;&gt;&#13;&#9;&#9;&#9;&lt;field name=&quot;code&quot;&gt;0-512310&lt;/field&gt;&#13;&#9;&#9;&#9;&lt;field name=&quot;name&quot;&gt;0-Agua&lt;/field&gt;&#13;&#9;&#9;&#9;&lt;field name=&quot;shortcut&quot;&gt;0-Ag&lt;/field&gt;&#13;&#9;&#9;&#9;&lt;field name=&quot;parent_id&quot; ref=&quot;0-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310" model="account.account.template"&gt;<text:tab/><text:tab/><text:tab/>&lt;field name="code"&gt;0-512310&lt;/field&gt;<text:tab/><text:tab/><text:tab/>&lt;field name="name"&gt;0-Agua&lt;/field&gt;<text:tab/><text:tab/><text:tab/>&lt;field name="shortcut"&gt;0-Ag&lt;/field&gt;<text:tab/><text:tab/><text:tab/>&lt;field name="parent_id" ref="0-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63];1);CHAR(9)&amp;CHAR(9)&amp;&quot;&lt;record id=&quot;&quot;account_account_template_&quot;&amp;SUBSTITUTE([.AH$1]&amp;[.$V163];&quot;-&quot;;&quot;_&quot;)&amp;&quot;&quot;&quot; model=&quot;&quot;account.account.template&quot;&quot;&gt;&quot;&amp;CHAR(13)&amp;CHAR(9)&amp;CHAR(9)&amp;CHAR(9)&amp;&quot;&lt;field name=&quot;&quot;code&quot;&quot;&gt;&quot;&amp;[.AH$1]&amp;[.$V163]&amp;&quot;&lt;/field&gt;&quot;&amp;CHAR(13)&amp;CHAR(9)&amp;CHAR(9)&amp;CHAR(9)&amp;&quot;&lt;field name=&quot;&quot;name&quot;&quot;&gt;&quot;&amp;[.AH$1]&amp;[.$Y163]&amp;&quot;&lt;/field&gt;&quot;&amp;CHAR(13)&amp;CHAR(9)&amp;CHAR(9)&amp;CHAR(9)&amp;&quot;&lt;field name=&quot;&quot;shortcut&quot;&quot;&gt;&quot;&amp;IF(EXACT([.$W163];&quot;&quot;);&quot;&quot;;[.AH$1]&amp;[.$W163])&amp;&quot;&lt;/field&gt;&quot;&amp;CHAR(13)&amp;CHAR(9)&amp;CHAR(9)&amp;CHAR(9)&amp;&quot;&lt;field name=&quot;&quot;parent_id&quot;&quot; ref=&quot;&quot;&quot;&amp;IF(EXACT([.$Z163];&quot;&quot;);&quot;&quot;;[.AH$1]&amp;[.$Z163])&amp;&quot;&quot;&quot;/&gt;&quot;&amp;CHAR(13)&amp;CHAR(9)&amp;CHAR(9)&amp;CHAR(9)&amp;&quot;&lt;field name=&quot;&quot;user_type&quot;&quot; ref=&quot;&quot;account_account_type_&quot;&amp;[.$AB163]&amp;&quot;&quot;&quot;/&gt;&quot;&amp;CHAR(13)&amp;CHAR(9)&amp;CHAR(9)&amp;CHAR(9)&amp;&quot;&lt;field name=&quot;&quot;currency_id&quot;&quot; ref=&quot;&quot;&quot;&amp;[.AB163]&amp;&quot;&quot;&quot;/&gt;&quot;&amp;CHAR(13)&amp;CHAR(9)&amp;CHAR(9)&amp;CHAR(9)&amp;&quot;&lt;field name=&quot;&quot;type&quot;&quot;&gt;&quot;&amp;[.$AD163]&amp;&quot;&lt;/field&gt;&quot;&amp;CHAR(13)&amp;CHAR(9)&amp;CHAR(9)&amp;CHAR(9)&amp;&quot;&lt;field name=&quot;&quot;reconcile&quot;&quot; eval=&quot;&quot;&quot;&amp;[.$AE163]&amp;&quot;&quot;&quot;/&gt;&quot;&amp;IF(EXACT([.$AF163];&quot;&quot;);&quot;&quot;;CHAR(13)&amp;CHAR(9)&amp;CHAR(9)&amp;CHAR(9)&amp;&quot;&lt;field name=&quot;&quot;tax_ids&quot;&quot;&gt;&quot;&amp;SUBSTITUTE([.$AF16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310&quot; model=&quot;account.account.template&quot;&gt;&#13;&#9;&#9;&#9;&lt;field name=&quot;code&quot;&gt;1-512310&lt;/field&gt;&#13;&#9;&#9;&#9;&lt;field name=&quot;name&quot;&gt;1-Agua&lt;/field&gt;&#13;&#9;&#9;&#9;&lt;field name=&quot;shortcut&quot;&gt;1-Ag&lt;/field&gt;&#13;&#9;&#9;&#9;&lt;field name=&quot;parent_id&quot; ref=&quot;1-5123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310" model="account.account.template"&gt;<text:tab/><text:tab/><text:tab/>&lt;field name="code"&gt;1-512310&lt;/field&gt;<text:tab/><text:tab/><text:tab/>&lt;field name="name"&gt;1-Agua&lt;/field&gt;<text:tab/><text:tab/><text:tab/>&lt;field name="shortcut"&gt;1-Ag&lt;/field&gt;<text:tab/><text:tab/><text:tab/>&lt;field name="parent_id" ref="1-5123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63]&gt;[.A164];[.A163]=[.A164]);[.A163]&lt;&gt;7))" office:value-type="float" office:value="1">
              <text:p>1</text:p>
            </table:table-cell>
            <table:table-cell table:style-name="ce8" table:formula="of:=IF(EXACT([.A164];1);CELL(&quot;Row&quot;;[.C164]);[.C163])" office:value-type="float" office:value="2">
              <text:p>2</text:p>
            </table:table-cell>
            <table:table-cell table:style-name="ce8" table:formula="of:=IF(EXACT([.$A164];1);0;IF(EXACT([.$A164];2);[.D163]+1;[.D163]))" office:value-type="float" office:value="5">
              <text:p>5</text:p>
            </table:table-cell>
            <table:table-cell table:style-name="ce8" table:formula="of:=['Code format'.$C$2]&amp;TEXT([.D164];['Code format'.$B$2])&amp;['Code format'.$D$2]" office:value-type="string" office:string-value="5">
              <text:p>5</text:p>
            </table:table-cell>
            <table:table-cell table:style-name="ce8" table:formula="of:=IF(EXACT([.C163];[.C164]);IF(EXACT([.D163];[.D164]);[.F163];CELL(&quot;Row&quot;;[.F164]));[.C164])" office:value-type="float" office:value="129">
              <text:p>129</text:p>
            </table:table-cell>
            <table:table-cell table:style-name="ce8" table:formula="of:=IF(AND([.$A164]&lt;=[.H$1];[.$A163]&gt;[.$A164]);0;IF(EXACT([.$A164];[.H$1]+1);[.G163]+1;[.G163]))" office:value-type="float" office:value="1">
              <text:p>1</text:p>
            </table:table-cell>
            <table:table-cell table:style-name="ce8" table:formula="of:=['Code format'.$C$3]&amp;TEXT([.G164];['Code format'.$B$3])&amp;['Code format'.$D$3]" office:value-type="string" office:string-value="1">
              <text:p>1</text:p>
            </table:table-cell>
            <table:table-cell table:style-name="ce8" table:formula="of:=IF(EXACT([.F163];[.F164]);IF(EXACT([.G163];[.G164]);[.I163];CELL(&quot;Row&quot;;[.I164]));[.F164])" office:value-type="float" office:value="130">
              <text:p>130</text:p>
            </table:table-cell>
            <table:table-cell table:style-name="ce8" table:formula="of:=IF(AND([.$A164]&lt;=[.K$1];[.$A163]&gt;[.$A164]);0;IF(EXACT([.$A164];[.K$1]+1);[.J163]+1;[.J163]))" office:value-type="float" office:value="2">
              <text:p>2</text:p>
            </table:table-cell>
            <table:table-cell table:style-name="ce8" table:formula="of:=['Code format'.$C$4]&amp;TEXT([.J164];['Code format'.$B$4])&amp;['Code format'.$D$4]" office:value-type="string" office:string-value="2">
              <text:p>2</text:p>
            </table:table-cell>
            <table:table-cell table:style-name="ce8" table:formula="of:=IF(EXACT([.I163];[.I164]);IF(EXACT([.J163];[.J164]);[.L163];CELL(&quot;Row&quot;;[.L164]));[.I164])" office:value-type="float" office:value="157">
              <text:p>157</text:p>
            </table:table-cell>
            <table:table-cell table:style-name="ce8" table:formula="of:=IF(AND([.$A164]&lt;=[.N$1];[.$A163]&gt;[.$A164]);0;IF(EXACT([.$A164];[.N$1]+1);[.M163]+1;[.M163]))" office:value-type="float" office:value="3">
              <text:p>3</text:p>
            </table:table-cell>
            <table:table-cell table:style-name="ce8" table:formula="of:=['Code format'.$C$5]&amp;TEXT([.M164];['Code format'.$B$5])&amp;['Code format'.$D$5]" office:value-type="string" office:string-value="3">
              <text:p>3</text:p>
            </table:table-cell>
            <table:table-cell table:style-name="ce8" table:formula="of:=IF(EXACT([.L163];[.L164]);IF(EXACT([.M163];[.M164]);[.O163];CELL(&quot;Row&quot;;[.O164]));[.L164])" office:value-type="float" office:value="162">
              <text:p>162</text:p>
            </table:table-cell>
            <table:table-cell table:style-name="ce8" table:formula="of:=IF(AND([.$A164]&lt;=[.Q$1];[.$A163]&gt;[.$A164]);0;IF(EXACT([.$A164];[.Q$1]+1);[.P163]+1;[.P163]))" office:value-type="float" office:value="1">
              <text:p>1</text:p>
            </table:table-cell>
            <table:table-cell table:style-name="ce8" table:formula="of:=['Code format'.$C$6]&amp;TEXT([.P164];['Code format'.$B$6])&amp;['Code format'.$D$6]" office:value-type="string" office:string-value="1">
              <text:p>1</text:p>
            </table:table-cell>
            <table:table-cell table:style-name="ce8" table:formula="of:=IF(EXACT([.O163];[.O164]);IF(EXACT([.P163];[.P164]);[.R163];CELL(&quot;Row&quot;;[.R164]));[.O164])" office:value-type="float" office:value="163">
              <text:p>163</text:p>
            </table:table-cell>
            <table:table-cell table:style-name="ce8" table:formula="of:=IF(AND([.$A164]&lt;=[.T$1];[.$A163]&gt;[.$A164]);0;IF(EXACT([.$A164];[.T$1]+1);[.S163]+1;[.S163]))" office:value-type="float" office:value="1">
              <text:p>1</text:p>
            </table:table-cell>
            <table:table-cell table:style-name="ce8" table:formula="of:=['Code format'.$C$7]&amp;TEXT([.S164];['Code format'.$B$7])&amp;['Code format'.$D$7]" office:value-type="string" office:string-value="1">
              <text:p>1</text:p>
            </table:table-cell>
            <table:table-cell table:style-name="ce8" table:formula="of:=IF(EXACT([.R163];[.R164]);IF(EXACT([.S163];[.S164]);[.U163];CELL(&quot;Row&quot;;[.U164]));[.R164])" office:value-type="float" office:value="164">
              <text:p>164</text:p>
            </table:table-cell>
            <table:table-cell table:style-name="Nivel7" table:formula="of:=CONCATENATE([.E164];[.H164];[.K164];[.N164];[.Q164];[.T164])&amp;T(IF(EXACT([.$A164];1);ORG.OPENOFFICE.STYLE(&quot;Nivel1&quot;);IF(EXACT([.$A164];2);ORG.OPENOFFICE.STYLE(&quot;Nivel2&quot;);IF(EXACT([.$A164];2);ORG.OPENOFFICE.STYLE(&quot;Nivel2&quot;);IF(EXACT([.$A164];3);ORG.OPENOFFICE.STYLE(&quot;Nivel3&quot;);IF(EXACT([.$A164];4);ORG.OPENOFFICE.STYLE(&quot;Nivel4&quot;);IF(EXACT([.$A164];5);ORG.OPENOFFICE.STYLE(&quot;Nivel5&quot;);IF(EXACT([.$A164];6);ORG.OPENOFFICE.STYLE(&quot;Nivel6&quot;);IF(EXACT([.$A164];7);ORG.OPENOFFICE.STYLE(&quot;Nivel7&quot;))))))))))" office:value-type="string" office:string-value="512311">
              <text:p>512311</text:p>
            </table:table-cell>
            <table:table-cell table:style-name="ce9"/>
            <table:table-cell table:style-name="ce9" office:value-type="string">
              <text:p>Medidor 1</text:p>
            </table:table-cell>
            <table:table-cell table:style-name="Nivel7" table:formula="of:=[.X164]&amp;T(IF(EXACT([.$A164];1);ORG.OPENOFFICE.STYLE(&quot;Nivel1&quot;);IF(EXACT([.$A164];2);ORG.OPENOFFICE.STYLE(&quot;Nivel2&quot;);IF(EXACT([.$A164];2);ORG.OPENOFFICE.STYLE(&quot;Nivel2&quot;);IF(EXACT([.$A164];3);ORG.OPENOFFICE.STYLE(&quot;Nivel3&quot;);IF(EXACT([.$A164];4);ORG.OPENOFFICE.STYLE(&quot;Nivel4&quot;);IF(EXACT([.$A164];5);ORG.OPENOFFICE.STYLE(&quot;Nivel5&quot;);IF(EXACT([.$A164];6);ORG.OPENOFFICE.STYLE(&quot;Nivel6&quot;);IF(EXACT([.$A164];7);ORG.OPENOFFICE.STYLE(&quot;Nivel7&quot;))))))))))" office:value-type="string" office:string-value="Medidor 1">
              <text:p>Medidor 1</text:p>
            </table:table-cell>
            <table:table-cell table:style-name="Datos" table:formula="of:=IF(EXACT([.A164];1);&quot;&quot;;IF(EXACT([.A164];2);INDIRECT(CONCATENATE(&quot;V&quot;;[.C164]));IF(EXACT([.A164];3);INDIRECT(CONCATENATE(&quot;V&quot;;[.F164]));IF(EXACT([.A164];4);INDIRECT(CONCATENATE(&quot;V&quot;;[.I164]));IF(EXACT([.A164];5);INDIRECT(CONCATENATE(&quot;V&quot;;[.L164]));IF(EXACT([.A164];6);INDIRECT(CONCATENATE(&quot;V&quot;;[.O164]));IF(EXACT([.A164];7);INDIRECT(CONCATENATE(&quot;V&quot;;[.R164])))))))))" office:value-type="string" office:string-value="512310">
              <text:p>51231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64];7));NOT(EXACT([.AB164];&quot;view&quot;)));AND(EXACT([.A164];7);EXACT([.AB164];&quot;view&quot;))))" office:value-type="float" office:value="1">
              <text:p>1</text:p>
            </table:table-cell>
            <table:table-cell table:style-name="Datos" table:formula="of:=VLOOKUP([.AB164];['account.type'.$A$2:.$I$12];8)" office:value-type="string" office:string-value="other">
              <text:p>other</text:p>
            </table:table-cell>
            <table:table-cell table:style-name="Datos" table:formula="of:=VLOOKUP([.AB16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4];1);CHAR(9)&amp;CHAR(9)&amp;&quot;&lt;record id=&quot;&quot;account_account_template_&quot;&amp;SUBSTITUTE([.AG$1]&amp;[.$V164];&quot;-&quot;;&quot;_&quot;)&amp;&quot;&quot;&quot; model=&quot;&quot;account.account.template&quot;&quot;&gt;&quot;&amp;CHAR(13)&amp;CHAR(9)&amp;CHAR(9)&amp;CHAR(9)&amp;&quot;&lt;field name=&quot;&quot;code&quot;&quot;&gt;&quot;&amp;[.AG$1]&amp;[.$V164]&amp;&quot;&lt;/field&gt;&quot;&amp;CHAR(13)&amp;CHAR(9)&amp;CHAR(9)&amp;CHAR(9)&amp;&quot;&lt;field name=&quot;&quot;name&quot;&quot;&gt;&quot;&amp;[.AG$1]&amp;[.$Y164]&amp;&quot;&lt;/field&gt;&quot;&amp;CHAR(13)&amp;CHAR(9)&amp;CHAR(9)&amp;CHAR(9)&amp;&quot;&lt;field name=&quot;&quot;shortcut&quot;&quot;&gt;&quot;&amp;IF(EXACT([.$W164];&quot;&quot;);&quot;&quot;;[.AG$1]&amp;[.$W164])&amp;&quot;&lt;/field&gt;&quot;&amp;CHAR(13)&amp;CHAR(9)&amp;CHAR(9)&amp;CHAR(9)&amp;&quot;&lt;field name=&quot;&quot;parent_id&quot;&quot; ref=&quot;&quot;&quot;&amp;IF(EXACT([.$Z164];&quot;&quot;);&quot;&quot;;[.AG$1]&amp;[.$Z164])&amp;&quot;&quot;&quot;/&gt;&quot;&amp;CHAR(13)&amp;CHAR(9)&amp;CHAR(9)&amp;CHAR(9)&amp;&quot;&lt;field name=&quot;&quot;user_type&quot;&quot; ref=&quot;&quot;account_account_type_&quot;&amp;[.$AB164]&amp;&quot;&quot;&quot;/&gt;&quot;&amp;CHAR(13)&amp;CHAR(9)&amp;CHAR(9)&amp;CHAR(9)&amp;&quot;&lt;field name=&quot;&quot;currency_id&quot;&quot; ref=&quot;&quot;&quot;&amp;[.AA164]&amp;&quot;&quot;&quot;/&gt;&quot;&amp;CHAR(13)&amp;CHAR(9)&amp;CHAR(9)&amp;CHAR(9)&amp;&quot;&lt;field name=&quot;&quot;type&quot;&quot;&gt;&quot;&amp;[.$AD164]&amp;&quot;&lt;/field&gt;&quot;&amp;CHAR(13)&amp;CHAR(9)&amp;CHAR(9)&amp;CHAR(9)&amp;&quot;&lt;field name=&quot;&quot;reconcile&quot;&quot; eval=&quot;&quot;&quot;&amp;[.$AE164]&amp;&quot;&quot;&quot;/&gt;&quot;&amp;IF(EXACT([.$AF164];&quot;&quot;);&quot;&quot;;CHAR(13)&amp;CHAR(9)&amp;CHAR(9)&amp;CHAR(9)&amp;&quot;&lt;field name=&quot;&quot;tax_ids&quot;&quot;&gt;&quot;&amp;SUBSTITUTE([.$AF16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311&quot; model=&quot;account.account.template&quot;&gt;&#13;&#9;&#9;&#9;&lt;field name=&quot;code&quot;&gt;0-512311&lt;/field&gt;&#13;&#9;&#9;&#9;&lt;field name=&quot;name&quot;&gt;0-Medidor 1&lt;/field&gt;&#13;&#9;&#9;&#9;&lt;field name=&quot;shortcut&quot;&gt;&lt;/field&gt;&#13;&#9;&#9;&#9;&lt;field name=&quot;parent_id&quot; ref=&quot;0-5123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2311" model="account.account.template"&gt;<text:tab/><text:tab/><text:tab/>&lt;field name="code"&gt;0-512311&lt;/field&gt;<text:tab/><text:tab/><text:tab/>&lt;field name="name"&gt;0-Medidor 1&lt;/field&gt;<text:tab/><text:tab/><text:tab/>&lt;field name="shortcut"&gt;&lt;/field&gt;<text:tab/><text:tab/><text:tab/>&lt;field name="parent_id" ref="0-5123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64];1);CHAR(9)&amp;CHAR(9)&amp;&quot;&lt;record id=&quot;&quot;account_account_template_&quot;&amp;SUBSTITUTE([.AH$1]&amp;[.$V164];&quot;-&quot;;&quot;_&quot;)&amp;&quot;&quot;&quot; model=&quot;&quot;account.account.template&quot;&quot;&gt;&quot;&amp;CHAR(13)&amp;CHAR(9)&amp;CHAR(9)&amp;CHAR(9)&amp;&quot;&lt;field name=&quot;&quot;code&quot;&quot;&gt;&quot;&amp;[.AH$1]&amp;[.$V164]&amp;&quot;&lt;/field&gt;&quot;&amp;CHAR(13)&amp;CHAR(9)&amp;CHAR(9)&amp;CHAR(9)&amp;&quot;&lt;field name=&quot;&quot;name&quot;&quot;&gt;&quot;&amp;[.AH$1]&amp;[.$Y164]&amp;&quot;&lt;/field&gt;&quot;&amp;CHAR(13)&amp;CHAR(9)&amp;CHAR(9)&amp;CHAR(9)&amp;&quot;&lt;field name=&quot;&quot;shortcut&quot;&quot;&gt;&quot;&amp;IF(EXACT([.$W164];&quot;&quot;);&quot;&quot;;[.AH$1]&amp;[.$W164])&amp;&quot;&lt;/field&gt;&quot;&amp;CHAR(13)&amp;CHAR(9)&amp;CHAR(9)&amp;CHAR(9)&amp;&quot;&lt;field name=&quot;&quot;parent_id&quot;&quot; ref=&quot;&quot;&quot;&amp;IF(EXACT([.$Z164];&quot;&quot;);&quot;&quot;;[.AH$1]&amp;[.$Z164])&amp;&quot;&quot;&quot;/&gt;&quot;&amp;CHAR(13)&amp;CHAR(9)&amp;CHAR(9)&amp;CHAR(9)&amp;&quot;&lt;field name=&quot;&quot;user_type&quot;&quot; ref=&quot;&quot;account_account_type_&quot;&amp;[.$AB164]&amp;&quot;&quot;&quot;/&gt;&quot;&amp;CHAR(13)&amp;CHAR(9)&amp;CHAR(9)&amp;CHAR(9)&amp;&quot;&lt;field name=&quot;&quot;currency_id&quot;&quot; ref=&quot;&quot;&quot;&amp;[.AB164]&amp;&quot;&quot;&quot;/&gt;&quot;&amp;CHAR(13)&amp;CHAR(9)&amp;CHAR(9)&amp;CHAR(9)&amp;&quot;&lt;field name=&quot;&quot;type&quot;&quot;&gt;&quot;&amp;[.$AD164]&amp;&quot;&lt;/field&gt;&quot;&amp;CHAR(13)&amp;CHAR(9)&amp;CHAR(9)&amp;CHAR(9)&amp;&quot;&lt;field name=&quot;&quot;reconcile&quot;&quot; eval=&quot;&quot;&quot;&amp;[.$AE164]&amp;&quot;&quot;&quot;/&gt;&quot;&amp;IF(EXACT([.$AF164];&quot;&quot;);&quot;&quot;;CHAR(13)&amp;CHAR(9)&amp;CHAR(9)&amp;CHAR(9)&amp;&quot;&lt;field name=&quot;&quot;tax_ids&quot;&quot;&gt;&quot;&amp;SUBSTITUTE([.$AF16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311&quot; model=&quot;account.account.template&quot;&gt;&#13;&#9;&#9;&#9;&lt;field name=&quot;code&quot;&gt;1-512311&lt;/field&gt;&#13;&#9;&#9;&#9;&lt;field name=&quot;name&quot;&gt;1-Medidor 1&lt;/field&gt;&#13;&#9;&#9;&#9;&lt;field name=&quot;shortcut&quot;&gt;&lt;/field&gt;&#13;&#9;&#9;&#9;&lt;field name=&quot;parent_id&quot; ref=&quot;1-51231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2311" model="account.account.template"&gt;<text:tab/><text:tab/><text:tab/>&lt;field name="code"&gt;1-512311&lt;/field&gt;<text:tab/><text:tab/><text:tab/>&lt;field name="name"&gt;1-Medidor 1&lt;/field&gt;<text:tab/><text:tab/><text:tab/>&lt;field name="shortcut"&gt;&lt;/field&gt;<text:tab/><text:tab/><text:tab/>&lt;field name="parent_id" ref="1-51231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164]&gt;[.A165];[.A164]=[.A165]);[.A164]&lt;&gt;7))" office:value-type="float" office:value="1">
              <text:p>1</text:p>
            </table:table-cell>
            <table:table-cell table:style-name="ce8" table:formula="of:=IF(EXACT([.A165];1);CELL(&quot;Row&quot;;[.C165]);[.C164])" office:value-type="float" office:value="2">
              <text:p>2</text:p>
            </table:table-cell>
            <table:table-cell table:style-name="ce8" table:formula="of:=IF(EXACT([.$A165];1);0;IF(EXACT([.$A165];2);[.D164]+1;[.D164]))" office:value-type="float" office:value="5">
              <text:p>5</text:p>
            </table:table-cell>
            <table:table-cell table:style-name="ce8" table:formula="of:=['Code format'.$C$2]&amp;TEXT([.D165];['Code format'.$B$2])&amp;['Code format'.$D$2]" office:value-type="string" office:string-value="5">
              <text:p>5</text:p>
            </table:table-cell>
            <table:table-cell table:style-name="ce8" table:formula="of:=IF(EXACT([.C164];[.C165]);IF(EXACT([.D164];[.D165]);[.F164];CELL(&quot;Row&quot;;[.F165]));[.C165])" office:value-type="float" office:value="129">
              <text:p>129</text:p>
            </table:table-cell>
            <table:table-cell table:style-name="ce8" table:formula="of:=IF(AND([.$A165]&lt;=[.H$1];[.$A164]&gt;[.$A165]);0;IF(EXACT([.$A165];[.H$1]+1);[.G164]+1;[.G164]))" office:value-type="float" office:value="1">
              <text:p>1</text:p>
            </table:table-cell>
            <table:table-cell table:style-name="ce8" table:formula="of:=['Code format'.$C$3]&amp;TEXT([.G165];['Code format'.$B$3])&amp;['Code format'.$D$3]" office:value-type="string" office:string-value="1">
              <text:p>1</text:p>
            </table:table-cell>
            <table:table-cell table:style-name="ce8" table:formula="of:=IF(EXACT([.F164];[.F165]);IF(EXACT([.G164];[.G165]);[.I164];CELL(&quot;Row&quot;;[.I165]));[.F165])" office:value-type="float" office:value="130">
              <text:p>130</text:p>
            </table:table-cell>
            <table:table-cell table:style-name="ce8" table:formula="of:=IF(AND([.$A165]&lt;=[.K$1];[.$A164]&gt;[.$A165]);0;IF(EXACT([.$A165];[.K$1]+1);[.J164]+1;[.J164]))" office:value-type="float" office:value="2">
              <text:p>2</text:p>
            </table:table-cell>
            <table:table-cell table:style-name="ce8" table:formula="of:=['Code format'.$C$4]&amp;TEXT([.J165];['Code format'.$B$4])&amp;['Code format'.$D$4]" office:value-type="string" office:string-value="2">
              <text:p>2</text:p>
            </table:table-cell>
            <table:table-cell table:style-name="ce8" table:formula="of:=IF(EXACT([.I164];[.I165]);IF(EXACT([.J164];[.J165]);[.L164];CELL(&quot;Row&quot;;[.L165]));[.I165])" office:value-type="float" office:value="157">
              <text:p>157</text:p>
            </table:table-cell>
            <table:table-cell table:style-name="ce8" table:formula="of:=IF(AND([.$A165]&lt;=[.N$1];[.$A164]&gt;[.$A165]);0;IF(EXACT([.$A165];[.N$1]+1);[.M164]+1;[.M164]))" office:value-type="float" office:value="3">
              <text:p>3</text:p>
            </table:table-cell>
            <table:table-cell table:style-name="ce8" table:formula="of:=['Code format'.$C$5]&amp;TEXT([.M165];['Code format'.$B$5])&amp;['Code format'.$D$5]" office:value-type="string" office:string-value="3">
              <text:p>3</text:p>
            </table:table-cell>
            <table:table-cell table:style-name="ce8" table:formula="of:=IF(EXACT([.L164];[.L165]);IF(EXACT([.M164];[.M165]);[.O164];CELL(&quot;Row&quot;;[.O165]));[.L165])" office:value-type="float" office:value="162">
              <text:p>162</text:p>
            </table:table-cell>
            <table:table-cell table:style-name="ce8" table:formula="of:=IF(AND([.$A165]&lt;=[.Q$1];[.$A164]&gt;[.$A165]);0;IF(EXACT([.$A165];[.Q$1]+1);[.P164]+1;[.P164]))" office:value-type="float" office:value="2">
              <text:p>2</text:p>
            </table:table-cell>
            <table:table-cell table:style-name="ce8" table:formula="of:=['Code format'.$C$6]&amp;TEXT([.P165];['Code format'.$B$6])&amp;['Code format'.$D$6]" office:value-type="string" office:string-value="2">
              <text:p>2</text:p>
            </table:table-cell>
            <table:table-cell table:style-name="ce8" table:formula="of:=IF(EXACT([.O164];[.O165]);IF(EXACT([.P164];[.P165]);[.R164];CELL(&quot;Row&quot;;[.R165]));[.O165])" office:value-type="float" office:value="165">
              <text:p>165</text:p>
            </table:table-cell>
            <table:table-cell table:style-name="ce8" table:formula="of:=IF(AND([.$A165]&lt;=[.T$1];[.$A164]&gt;[.$A165]);0;IF(EXACT([.$A165];[.T$1]+1);[.S164]+1;[.S164]))" office:value-type="float" office:value="0">
              <text:p>0</text:p>
            </table:table-cell>
            <table:table-cell table:style-name="ce8" table:formula="of:=['Code format'.$C$7]&amp;TEXT([.S165];['Code format'.$B$7])&amp;['Code format'.$D$7]" office:value-type="string" office:string-value="0">
              <text:p>0</text:p>
            </table:table-cell>
            <table:table-cell table:style-name="ce8" table:formula="of:=IF(EXACT([.R164];[.R165]);IF(EXACT([.S164];[.S165]);[.U164];CELL(&quot;Row&quot;;[.U165]));[.R165])" office:value-type="float" office:value="165">
              <text:p>165</text:p>
            </table:table-cell>
            <table:table-cell table:style-name="Nivel6" table:formula="of:=CONCATENATE([.E165];[.H165];[.K165];[.N165];[.Q165];[.T165])&amp;T(IF(EXACT([.$A165];1);ORG.OPENOFFICE.STYLE(&quot;Nivel1&quot;);IF(EXACT([.$A165];2);ORG.OPENOFFICE.STYLE(&quot;Nivel2&quot;);IF(EXACT([.$A165];2);ORG.OPENOFFICE.STYLE(&quot;Nivel2&quot;);IF(EXACT([.$A165];3);ORG.OPENOFFICE.STYLE(&quot;Nivel3&quot;);IF(EXACT([.$A165];4);ORG.OPENOFFICE.STYLE(&quot;Nivel4&quot;);IF(EXACT([.$A165];5);ORG.OPENOFFICE.STYLE(&quot;Nivel5&quot;);IF(EXACT([.$A165];6);ORG.OPENOFFICE.STYLE(&quot;Nivel6&quot;);IF(EXACT([.$A165];7);ORG.OPENOFFICE.STYLE(&quot;Nivel7&quot;))))))))))" office:value-type="string" office:string-value="512320">
              <text:p>512320</text:p>
            </table:table-cell>
            <table:table-cell table:style-name="ce9" office:value-type="string">
              <text:p>Luz</text:p>
            </table:table-cell>
            <table:table-cell table:style-name="ce9" office:value-type="string">
              <text:p>Luz</text:p>
            </table:table-cell>
            <table:table-cell table:style-name="Nivel6" table:formula="of:=[.X165]&amp;T(IF(EXACT([.$A165];1);ORG.OPENOFFICE.STYLE(&quot;Nivel1&quot;);IF(EXACT([.$A165];2);ORG.OPENOFFICE.STYLE(&quot;Nivel2&quot;);IF(EXACT([.$A165];2);ORG.OPENOFFICE.STYLE(&quot;Nivel2&quot;);IF(EXACT([.$A165];3);ORG.OPENOFFICE.STYLE(&quot;Nivel3&quot;);IF(EXACT([.$A165];4);ORG.OPENOFFICE.STYLE(&quot;Nivel4&quot;);IF(EXACT([.$A165];5);ORG.OPENOFFICE.STYLE(&quot;Nivel5&quot;);IF(EXACT([.$A165];6);ORG.OPENOFFICE.STYLE(&quot;Nivel6&quot;);IF(EXACT([.$A165];7);ORG.OPENOFFICE.STYLE(&quot;Nivel7&quot;))))))))))" office:value-type="string" office:string-value="Luz">
              <text:p>Luz</text:p>
            </table:table-cell>
            <table:table-cell table:style-name="Datos" table:formula="of:=IF(EXACT([.A165];1);&quot;&quot;;IF(EXACT([.A165];2);INDIRECT(CONCATENATE(&quot;V&quot;;[.C165]));IF(EXACT([.A165];3);INDIRECT(CONCATENATE(&quot;V&quot;;[.F165]));IF(EXACT([.A165];4);INDIRECT(CONCATENATE(&quot;V&quot;;[.I165]));IF(EXACT([.A165];5);INDIRECT(CONCATENATE(&quot;V&quot;;[.L165]));IF(EXACT([.A165];6);INDIRECT(CONCATENATE(&quot;V&quot;;[.O165]));IF(EXACT([.A165];7);INDIRECT(CONCATENATE(&quot;V&quot;;[.R165])))))))))" office:value-type="string" office:string-value="512300">
              <text:p>512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65];7));NOT(EXACT([.AB165];&quot;view&quot;)));AND(EXACT([.A165];7);EXACT([.AB165];&quot;view&quot;))))" office:value-type="float" office:value="1">
              <text:p>1</text:p>
            </table:table-cell>
            <table:table-cell table:style-name="Datos" table:formula="of:=VLOOKUP([.AB165];['account.type'.$A$2:.$I$12];8)" office:value-type="string" office:string-value="view">
              <text:p>view</text:p>
            </table:table-cell>
            <table:table-cell table:style-name="Datos" table:formula="of:=VLOOKUP([.AB16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5];1);CHAR(9)&amp;CHAR(9)&amp;&quot;&lt;record id=&quot;&quot;account_account_template_&quot;&amp;SUBSTITUTE([.AG$1]&amp;[.$V165];&quot;-&quot;;&quot;_&quot;)&amp;&quot;&quot;&quot; model=&quot;&quot;account.account.template&quot;&quot;&gt;&quot;&amp;CHAR(13)&amp;CHAR(9)&amp;CHAR(9)&amp;CHAR(9)&amp;&quot;&lt;field name=&quot;&quot;code&quot;&quot;&gt;&quot;&amp;[.AG$1]&amp;[.$V165]&amp;&quot;&lt;/field&gt;&quot;&amp;CHAR(13)&amp;CHAR(9)&amp;CHAR(9)&amp;CHAR(9)&amp;&quot;&lt;field name=&quot;&quot;name&quot;&quot;&gt;&quot;&amp;[.AG$1]&amp;[.$Y165]&amp;&quot;&lt;/field&gt;&quot;&amp;CHAR(13)&amp;CHAR(9)&amp;CHAR(9)&amp;CHAR(9)&amp;&quot;&lt;field name=&quot;&quot;shortcut&quot;&quot;&gt;&quot;&amp;IF(EXACT([.$W165];&quot;&quot;);&quot;&quot;;[.AG$1]&amp;[.$W165])&amp;&quot;&lt;/field&gt;&quot;&amp;CHAR(13)&amp;CHAR(9)&amp;CHAR(9)&amp;CHAR(9)&amp;&quot;&lt;field name=&quot;&quot;parent_id&quot;&quot; ref=&quot;&quot;&quot;&amp;IF(EXACT([.$Z165];&quot;&quot;);&quot;&quot;;[.AG$1]&amp;[.$Z165])&amp;&quot;&quot;&quot;/&gt;&quot;&amp;CHAR(13)&amp;CHAR(9)&amp;CHAR(9)&amp;CHAR(9)&amp;&quot;&lt;field name=&quot;&quot;user_type&quot;&quot; ref=&quot;&quot;account_account_type_&quot;&amp;[.$AB165]&amp;&quot;&quot;&quot;/&gt;&quot;&amp;CHAR(13)&amp;CHAR(9)&amp;CHAR(9)&amp;CHAR(9)&amp;&quot;&lt;field name=&quot;&quot;currency_id&quot;&quot; ref=&quot;&quot;&quot;&amp;[.AA165]&amp;&quot;&quot;&quot;/&gt;&quot;&amp;CHAR(13)&amp;CHAR(9)&amp;CHAR(9)&amp;CHAR(9)&amp;&quot;&lt;field name=&quot;&quot;type&quot;&quot;&gt;&quot;&amp;[.$AD165]&amp;&quot;&lt;/field&gt;&quot;&amp;CHAR(13)&amp;CHAR(9)&amp;CHAR(9)&amp;CHAR(9)&amp;&quot;&lt;field name=&quot;&quot;reconcile&quot;&quot; eval=&quot;&quot;&quot;&amp;[.$AE165]&amp;&quot;&quot;&quot;/&gt;&quot;&amp;IF(EXACT([.$AF165];&quot;&quot;);&quot;&quot;;CHAR(13)&amp;CHAR(9)&amp;CHAR(9)&amp;CHAR(9)&amp;&quot;&lt;field name=&quot;&quot;tax_ids&quot;&quot;&gt;&quot;&amp;SUBSTITUTE([.$AF16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320&quot; model=&quot;account.account.template&quot;&gt;&#13;&#9;&#9;&#9;&lt;field name=&quot;code&quot;&gt;0-512320&lt;/field&gt;&#13;&#9;&#9;&#9;&lt;field name=&quot;name&quot;&gt;0-Luz&lt;/field&gt;&#13;&#9;&#9;&#9;&lt;field name=&quot;shortcut&quot;&gt;0-Luz&lt;/field&gt;&#13;&#9;&#9;&#9;&lt;field name=&quot;parent_id&quot; ref=&quot;0-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320" model="account.account.template"&gt;<text:tab/><text:tab/><text:tab/>&lt;field name="code"&gt;0-512320&lt;/field&gt;<text:tab/><text:tab/><text:tab/>&lt;field name="name"&gt;0-Luz&lt;/field&gt;<text:tab/><text:tab/><text:tab/>&lt;field name="shortcut"&gt;0-Luz&lt;/field&gt;<text:tab/><text:tab/><text:tab/>&lt;field name="parent_id" ref="0-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65];1);CHAR(9)&amp;CHAR(9)&amp;&quot;&lt;record id=&quot;&quot;account_account_template_&quot;&amp;SUBSTITUTE([.AH$1]&amp;[.$V165];&quot;-&quot;;&quot;_&quot;)&amp;&quot;&quot;&quot; model=&quot;&quot;account.account.template&quot;&quot;&gt;&quot;&amp;CHAR(13)&amp;CHAR(9)&amp;CHAR(9)&amp;CHAR(9)&amp;&quot;&lt;field name=&quot;&quot;code&quot;&quot;&gt;&quot;&amp;[.AH$1]&amp;[.$V165]&amp;&quot;&lt;/field&gt;&quot;&amp;CHAR(13)&amp;CHAR(9)&amp;CHAR(9)&amp;CHAR(9)&amp;&quot;&lt;field name=&quot;&quot;name&quot;&quot;&gt;&quot;&amp;[.AH$1]&amp;[.$Y165]&amp;&quot;&lt;/field&gt;&quot;&amp;CHAR(13)&amp;CHAR(9)&amp;CHAR(9)&amp;CHAR(9)&amp;&quot;&lt;field name=&quot;&quot;shortcut&quot;&quot;&gt;&quot;&amp;IF(EXACT([.$W165];&quot;&quot;);&quot;&quot;;[.AH$1]&amp;[.$W165])&amp;&quot;&lt;/field&gt;&quot;&amp;CHAR(13)&amp;CHAR(9)&amp;CHAR(9)&amp;CHAR(9)&amp;&quot;&lt;field name=&quot;&quot;parent_id&quot;&quot; ref=&quot;&quot;&quot;&amp;IF(EXACT([.$Z165];&quot;&quot;);&quot;&quot;;[.AH$1]&amp;[.$Z165])&amp;&quot;&quot;&quot;/&gt;&quot;&amp;CHAR(13)&amp;CHAR(9)&amp;CHAR(9)&amp;CHAR(9)&amp;&quot;&lt;field name=&quot;&quot;user_type&quot;&quot; ref=&quot;&quot;account_account_type_&quot;&amp;[.$AB165]&amp;&quot;&quot;&quot;/&gt;&quot;&amp;CHAR(13)&amp;CHAR(9)&amp;CHAR(9)&amp;CHAR(9)&amp;&quot;&lt;field name=&quot;&quot;currency_id&quot;&quot; ref=&quot;&quot;&quot;&amp;[.AB165]&amp;&quot;&quot;&quot;/&gt;&quot;&amp;CHAR(13)&amp;CHAR(9)&amp;CHAR(9)&amp;CHAR(9)&amp;&quot;&lt;field name=&quot;&quot;type&quot;&quot;&gt;&quot;&amp;[.$AD165]&amp;&quot;&lt;/field&gt;&quot;&amp;CHAR(13)&amp;CHAR(9)&amp;CHAR(9)&amp;CHAR(9)&amp;&quot;&lt;field name=&quot;&quot;reconcile&quot;&quot; eval=&quot;&quot;&quot;&amp;[.$AE165]&amp;&quot;&quot;&quot;/&gt;&quot;&amp;IF(EXACT([.$AF165];&quot;&quot;);&quot;&quot;;CHAR(13)&amp;CHAR(9)&amp;CHAR(9)&amp;CHAR(9)&amp;&quot;&lt;field name=&quot;&quot;tax_ids&quot;&quot;&gt;&quot;&amp;SUBSTITUTE([.$AF16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320&quot; model=&quot;account.account.template&quot;&gt;&#13;&#9;&#9;&#9;&lt;field name=&quot;code&quot;&gt;1-512320&lt;/field&gt;&#13;&#9;&#9;&#9;&lt;field name=&quot;name&quot;&gt;1-Luz&lt;/field&gt;&#13;&#9;&#9;&#9;&lt;field name=&quot;shortcut&quot;&gt;1-Luz&lt;/field&gt;&#13;&#9;&#9;&#9;&lt;field name=&quot;parent_id&quot; ref=&quot;1-5123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320" model="account.account.template"&gt;<text:tab/><text:tab/><text:tab/>&lt;field name="code"&gt;1-512320&lt;/field&gt;<text:tab/><text:tab/><text:tab/>&lt;field name="name"&gt;1-Luz&lt;/field&gt;<text:tab/><text:tab/><text:tab/>&lt;field name="shortcut"&gt;1-Luz&lt;/field&gt;<text:tab/><text:tab/><text:tab/>&lt;field name="parent_id" ref="1-5123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65]&gt;[.A166];[.A165]=[.A166]);[.A165]&lt;&gt;7))" office:value-type="float" office:value="1">
              <text:p>1</text:p>
            </table:table-cell>
            <table:table-cell table:style-name="ce8" table:formula="of:=IF(EXACT([.A166];1);CELL(&quot;Row&quot;;[.C166]);[.C165])" office:value-type="float" office:value="2">
              <text:p>2</text:p>
            </table:table-cell>
            <table:table-cell table:style-name="ce8" table:formula="of:=IF(EXACT([.$A166];1);0;IF(EXACT([.$A166];2);[.D165]+1;[.D165]))" office:value-type="float" office:value="5">
              <text:p>5</text:p>
            </table:table-cell>
            <table:table-cell table:style-name="ce8" table:formula="of:=['Code format'.$C$2]&amp;TEXT([.D166];['Code format'.$B$2])&amp;['Code format'.$D$2]" office:value-type="string" office:string-value="5">
              <text:p>5</text:p>
            </table:table-cell>
            <table:table-cell table:style-name="ce8" table:formula="of:=IF(EXACT([.C165];[.C166]);IF(EXACT([.D165];[.D166]);[.F165];CELL(&quot;Row&quot;;[.F166]));[.C166])" office:value-type="float" office:value="129">
              <text:p>129</text:p>
            </table:table-cell>
            <table:table-cell table:style-name="ce8" table:formula="of:=IF(AND([.$A166]&lt;=[.H$1];[.$A165]&gt;[.$A166]);0;IF(EXACT([.$A166];[.H$1]+1);[.G165]+1;[.G165]))" office:value-type="float" office:value="1">
              <text:p>1</text:p>
            </table:table-cell>
            <table:table-cell table:style-name="ce8" table:formula="of:=['Code format'.$C$3]&amp;TEXT([.G166];['Code format'.$B$3])&amp;['Code format'.$D$3]" office:value-type="string" office:string-value="1">
              <text:p>1</text:p>
            </table:table-cell>
            <table:table-cell table:style-name="ce8" table:formula="of:=IF(EXACT([.F165];[.F166]);IF(EXACT([.G165];[.G166]);[.I165];CELL(&quot;Row&quot;;[.I166]));[.F166])" office:value-type="float" office:value="130">
              <text:p>130</text:p>
            </table:table-cell>
            <table:table-cell table:style-name="ce8" table:formula="of:=IF(AND([.$A166]&lt;=[.K$1];[.$A165]&gt;[.$A166]);0;IF(EXACT([.$A166];[.K$1]+1);[.J165]+1;[.J165]))" office:value-type="float" office:value="2">
              <text:p>2</text:p>
            </table:table-cell>
            <table:table-cell table:style-name="ce8" table:formula="of:=['Code format'.$C$4]&amp;TEXT([.J166];['Code format'.$B$4])&amp;['Code format'.$D$4]" office:value-type="string" office:string-value="2">
              <text:p>2</text:p>
            </table:table-cell>
            <table:table-cell table:style-name="ce8" table:formula="of:=IF(EXACT([.I165];[.I166]);IF(EXACT([.J165];[.J166]);[.L165];CELL(&quot;Row&quot;;[.L166]));[.I166])" office:value-type="float" office:value="157">
              <text:p>157</text:p>
            </table:table-cell>
            <table:table-cell table:style-name="ce8" table:formula="of:=IF(AND([.$A166]&lt;=[.N$1];[.$A165]&gt;[.$A166]);0;IF(EXACT([.$A166];[.N$1]+1);[.M165]+1;[.M165]))" office:value-type="float" office:value="3">
              <text:p>3</text:p>
            </table:table-cell>
            <table:table-cell table:style-name="ce8" table:formula="of:=['Code format'.$C$5]&amp;TEXT([.M166];['Code format'.$B$5])&amp;['Code format'.$D$5]" office:value-type="string" office:string-value="3">
              <text:p>3</text:p>
            </table:table-cell>
            <table:table-cell table:style-name="ce8" table:formula="of:=IF(EXACT([.L165];[.L166]);IF(EXACT([.M165];[.M166]);[.O165];CELL(&quot;Row&quot;;[.O166]));[.L166])" office:value-type="float" office:value="162">
              <text:p>162</text:p>
            </table:table-cell>
            <table:table-cell table:style-name="ce8" table:formula="of:=IF(AND([.$A166]&lt;=[.Q$1];[.$A165]&gt;[.$A166]);0;IF(EXACT([.$A166];[.Q$1]+1);[.P165]+1;[.P165]))" office:value-type="float" office:value="2">
              <text:p>2</text:p>
            </table:table-cell>
            <table:table-cell table:style-name="ce8" table:formula="of:=['Code format'.$C$6]&amp;TEXT([.P166];['Code format'.$B$6])&amp;['Code format'.$D$6]" office:value-type="string" office:string-value="2">
              <text:p>2</text:p>
            </table:table-cell>
            <table:table-cell table:style-name="ce8" table:formula="of:=IF(EXACT([.O165];[.O166]);IF(EXACT([.P165];[.P166]);[.R165];CELL(&quot;Row&quot;;[.R166]));[.O166])" office:value-type="float" office:value="165">
              <text:p>165</text:p>
            </table:table-cell>
            <table:table-cell table:style-name="ce8" table:formula="of:=IF(AND([.$A166]&lt;=[.T$1];[.$A165]&gt;[.$A166]);0;IF(EXACT([.$A166];[.T$1]+1);[.S165]+1;[.S165]))" office:value-type="float" office:value="1">
              <text:p>1</text:p>
            </table:table-cell>
            <table:table-cell table:style-name="ce8" table:formula="of:=['Code format'.$C$7]&amp;TEXT([.S166];['Code format'.$B$7])&amp;['Code format'.$D$7]" office:value-type="string" office:string-value="1">
              <text:p>1</text:p>
            </table:table-cell>
            <table:table-cell table:style-name="ce8" table:formula="of:=IF(EXACT([.R165];[.R166]);IF(EXACT([.S165];[.S166]);[.U165];CELL(&quot;Row&quot;;[.U166]));[.R166])" office:value-type="float" office:value="166">
              <text:p>166</text:p>
            </table:table-cell>
            <table:table-cell table:style-name="Nivel7" table:formula="of:=CONCATENATE([.E166];[.H166];[.K166];[.N166];[.Q166];[.T166])&amp;T(IF(EXACT([.$A166];1);ORG.OPENOFFICE.STYLE(&quot;Nivel1&quot;);IF(EXACT([.$A166];2);ORG.OPENOFFICE.STYLE(&quot;Nivel2&quot;);IF(EXACT([.$A166];2);ORG.OPENOFFICE.STYLE(&quot;Nivel2&quot;);IF(EXACT([.$A166];3);ORG.OPENOFFICE.STYLE(&quot;Nivel3&quot;);IF(EXACT([.$A166];4);ORG.OPENOFFICE.STYLE(&quot;Nivel4&quot;);IF(EXACT([.$A166];5);ORG.OPENOFFICE.STYLE(&quot;Nivel5&quot;);IF(EXACT([.$A166];6);ORG.OPENOFFICE.STYLE(&quot;Nivel6&quot;);IF(EXACT([.$A166];7);ORG.OPENOFFICE.STYLE(&quot;Nivel7&quot;))))))))))" office:value-type="string" office:string-value="512321">
              <text:p>512321</text:p>
            </table:table-cell>
            <table:table-cell table:style-name="ce9"/>
            <table:table-cell table:style-name="ce9" office:value-type="string">
              <text:p>Medidor 1</text:p>
            </table:table-cell>
            <table:table-cell table:style-name="Nivel7" table:formula="of:=[.X166]&amp;T(IF(EXACT([.$A166];1);ORG.OPENOFFICE.STYLE(&quot;Nivel1&quot;);IF(EXACT([.$A166];2);ORG.OPENOFFICE.STYLE(&quot;Nivel2&quot;);IF(EXACT([.$A166];2);ORG.OPENOFFICE.STYLE(&quot;Nivel2&quot;);IF(EXACT([.$A166];3);ORG.OPENOFFICE.STYLE(&quot;Nivel3&quot;);IF(EXACT([.$A166];4);ORG.OPENOFFICE.STYLE(&quot;Nivel4&quot;);IF(EXACT([.$A166];5);ORG.OPENOFFICE.STYLE(&quot;Nivel5&quot;);IF(EXACT([.$A166];6);ORG.OPENOFFICE.STYLE(&quot;Nivel6&quot;);IF(EXACT([.$A166];7);ORG.OPENOFFICE.STYLE(&quot;Nivel7&quot;))))))))))" office:value-type="string" office:string-value="Medidor 1">
              <text:p>Medidor 1</text:p>
            </table:table-cell>
            <table:table-cell table:style-name="Datos" table:formula="of:=IF(EXACT([.A166];1);&quot;&quot;;IF(EXACT([.A166];2);INDIRECT(CONCATENATE(&quot;V&quot;;[.C166]));IF(EXACT([.A166];3);INDIRECT(CONCATENATE(&quot;V&quot;;[.F166]));IF(EXACT([.A166];4);INDIRECT(CONCATENATE(&quot;V&quot;;[.I166]));IF(EXACT([.A166];5);INDIRECT(CONCATENATE(&quot;V&quot;;[.L166]));IF(EXACT([.A166];6);INDIRECT(CONCATENATE(&quot;V&quot;;[.O166]));IF(EXACT([.A166];7);INDIRECT(CONCATENATE(&quot;V&quot;;[.R166])))))))))" office:value-type="string" office:string-value="512320">
              <text:p>51232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66];7));NOT(EXACT([.AB166];&quot;view&quot;)));AND(EXACT([.A166];7);EXACT([.AB166];&quot;view&quot;))))" office:value-type="float" office:value="1">
              <text:p>1</text:p>
            </table:table-cell>
            <table:table-cell table:style-name="Datos" table:formula="of:=VLOOKUP([.AB166];['account.type'.$A$2:.$I$12];8)" office:value-type="string" office:string-value="other">
              <text:p>other</text:p>
            </table:table-cell>
            <table:table-cell table:style-name="Datos" table:formula="of:=VLOOKUP([.AB16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6];1);CHAR(9)&amp;CHAR(9)&amp;&quot;&lt;record id=&quot;&quot;account_account_template_&quot;&amp;SUBSTITUTE([.AG$1]&amp;[.$V166];&quot;-&quot;;&quot;_&quot;)&amp;&quot;&quot;&quot; model=&quot;&quot;account.account.template&quot;&quot;&gt;&quot;&amp;CHAR(13)&amp;CHAR(9)&amp;CHAR(9)&amp;CHAR(9)&amp;&quot;&lt;field name=&quot;&quot;code&quot;&quot;&gt;&quot;&amp;[.AG$1]&amp;[.$V166]&amp;&quot;&lt;/field&gt;&quot;&amp;CHAR(13)&amp;CHAR(9)&amp;CHAR(9)&amp;CHAR(9)&amp;&quot;&lt;field name=&quot;&quot;name&quot;&quot;&gt;&quot;&amp;[.AG$1]&amp;[.$Y166]&amp;&quot;&lt;/field&gt;&quot;&amp;CHAR(13)&amp;CHAR(9)&amp;CHAR(9)&amp;CHAR(9)&amp;&quot;&lt;field name=&quot;&quot;shortcut&quot;&quot;&gt;&quot;&amp;IF(EXACT([.$W166];&quot;&quot;);&quot;&quot;;[.AG$1]&amp;[.$W166])&amp;&quot;&lt;/field&gt;&quot;&amp;CHAR(13)&amp;CHAR(9)&amp;CHAR(9)&amp;CHAR(9)&amp;&quot;&lt;field name=&quot;&quot;parent_id&quot;&quot; ref=&quot;&quot;&quot;&amp;IF(EXACT([.$Z166];&quot;&quot;);&quot;&quot;;[.AG$1]&amp;[.$Z166])&amp;&quot;&quot;&quot;/&gt;&quot;&amp;CHAR(13)&amp;CHAR(9)&amp;CHAR(9)&amp;CHAR(9)&amp;&quot;&lt;field name=&quot;&quot;user_type&quot;&quot; ref=&quot;&quot;account_account_type_&quot;&amp;[.$AB166]&amp;&quot;&quot;&quot;/&gt;&quot;&amp;CHAR(13)&amp;CHAR(9)&amp;CHAR(9)&amp;CHAR(9)&amp;&quot;&lt;field name=&quot;&quot;currency_id&quot;&quot; ref=&quot;&quot;&quot;&amp;[.AA166]&amp;&quot;&quot;&quot;/&gt;&quot;&amp;CHAR(13)&amp;CHAR(9)&amp;CHAR(9)&amp;CHAR(9)&amp;&quot;&lt;field name=&quot;&quot;type&quot;&quot;&gt;&quot;&amp;[.$AD166]&amp;&quot;&lt;/field&gt;&quot;&amp;CHAR(13)&amp;CHAR(9)&amp;CHAR(9)&amp;CHAR(9)&amp;&quot;&lt;field name=&quot;&quot;reconcile&quot;&quot; eval=&quot;&quot;&quot;&amp;[.$AE166]&amp;&quot;&quot;&quot;/&gt;&quot;&amp;IF(EXACT([.$AF166];&quot;&quot;);&quot;&quot;;CHAR(13)&amp;CHAR(9)&amp;CHAR(9)&amp;CHAR(9)&amp;&quot;&lt;field name=&quot;&quot;tax_ids&quot;&quot;&gt;&quot;&amp;SUBSTITUTE([.$AF16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321&quot; model=&quot;account.account.template&quot;&gt;&#13;&#9;&#9;&#9;&lt;field name=&quot;code&quot;&gt;0-512321&lt;/field&gt;&#13;&#9;&#9;&#9;&lt;field name=&quot;name&quot;&gt;0-Medidor 1&lt;/field&gt;&#13;&#9;&#9;&#9;&lt;field name=&quot;shortcut&quot;&gt;&lt;/field&gt;&#13;&#9;&#9;&#9;&lt;field name=&quot;parent_id&quot; ref=&quot;0-5123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2321" model="account.account.template"&gt;<text:tab/><text:tab/><text:tab/>&lt;field name="code"&gt;0-512321&lt;/field&gt;<text:tab/><text:tab/><text:tab/>&lt;field name="name"&gt;0-Medidor 1&lt;/field&gt;<text:tab/><text:tab/><text:tab/>&lt;field name="shortcut"&gt;&lt;/field&gt;<text:tab/><text:tab/><text:tab/>&lt;field name="parent_id" ref="0-5123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66];1);CHAR(9)&amp;CHAR(9)&amp;&quot;&lt;record id=&quot;&quot;account_account_template_&quot;&amp;SUBSTITUTE([.AH$1]&amp;[.$V166];&quot;-&quot;;&quot;_&quot;)&amp;&quot;&quot;&quot; model=&quot;&quot;account.account.template&quot;&quot;&gt;&quot;&amp;CHAR(13)&amp;CHAR(9)&amp;CHAR(9)&amp;CHAR(9)&amp;&quot;&lt;field name=&quot;&quot;code&quot;&quot;&gt;&quot;&amp;[.AH$1]&amp;[.$V166]&amp;&quot;&lt;/field&gt;&quot;&amp;CHAR(13)&amp;CHAR(9)&amp;CHAR(9)&amp;CHAR(9)&amp;&quot;&lt;field name=&quot;&quot;name&quot;&quot;&gt;&quot;&amp;[.AH$1]&amp;[.$Y166]&amp;&quot;&lt;/field&gt;&quot;&amp;CHAR(13)&amp;CHAR(9)&amp;CHAR(9)&amp;CHAR(9)&amp;&quot;&lt;field name=&quot;&quot;shortcut&quot;&quot;&gt;&quot;&amp;IF(EXACT([.$W166];&quot;&quot;);&quot;&quot;;[.AH$1]&amp;[.$W166])&amp;&quot;&lt;/field&gt;&quot;&amp;CHAR(13)&amp;CHAR(9)&amp;CHAR(9)&amp;CHAR(9)&amp;&quot;&lt;field name=&quot;&quot;parent_id&quot;&quot; ref=&quot;&quot;&quot;&amp;IF(EXACT([.$Z166];&quot;&quot;);&quot;&quot;;[.AH$1]&amp;[.$Z166])&amp;&quot;&quot;&quot;/&gt;&quot;&amp;CHAR(13)&amp;CHAR(9)&amp;CHAR(9)&amp;CHAR(9)&amp;&quot;&lt;field name=&quot;&quot;user_type&quot;&quot; ref=&quot;&quot;account_account_type_&quot;&amp;[.$AB166]&amp;&quot;&quot;&quot;/&gt;&quot;&amp;CHAR(13)&amp;CHAR(9)&amp;CHAR(9)&amp;CHAR(9)&amp;&quot;&lt;field name=&quot;&quot;currency_id&quot;&quot; ref=&quot;&quot;&quot;&amp;[.AB166]&amp;&quot;&quot;&quot;/&gt;&quot;&amp;CHAR(13)&amp;CHAR(9)&amp;CHAR(9)&amp;CHAR(9)&amp;&quot;&lt;field name=&quot;&quot;type&quot;&quot;&gt;&quot;&amp;[.$AD166]&amp;&quot;&lt;/field&gt;&quot;&amp;CHAR(13)&amp;CHAR(9)&amp;CHAR(9)&amp;CHAR(9)&amp;&quot;&lt;field name=&quot;&quot;reconcile&quot;&quot; eval=&quot;&quot;&quot;&amp;[.$AE166]&amp;&quot;&quot;&quot;/&gt;&quot;&amp;IF(EXACT([.$AF166];&quot;&quot;);&quot;&quot;;CHAR(13)&amp;CHAR(9)&amp;CHAR(9)&amp;CHAR(9)&amp;&quot;&lt;field name=&quot;&quot;tax_ids&quot;&quot;&gt;&quot;&amp;SUBSTITUTE([.$AF16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321&quot; model=&quot;account.account.template&quot;&gt;&#13;&#9;&#9;&#9;&lt;field name=&quot;code&quot;&gt;1-512321&lt;/field&gt;&#13;&#9;&#9;&#9;&lt;field name=&quot;name&quot;&gt;1-Medidor 1&lt;/field&gt;&#13;&#9;&#9;&#9;&lt;field name=&quot;shortcut&quot;&gt;&lt;/field&gt;&#13;&#9;&#9;&#9;&lt;field name=&quot;parent_id&quot; ref=&quot;1-51232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2321" model="account.account.template"&gt;<text:tab/><text:tab/><text:tab/>&lt;field name="code"&gt;1-512321&lt;/field&gt;<text:tab/><text:tab/><text:tab/>&lt;field name="name"&gt;1-Medidor 1&lt;/field&gt;<text:tab/><text:tab/><text:tab/>&lt;field name="shortcut"&gt;&lt;/field&gt;<text:tab/><text:tab/><text:tab/>&lt;field name="parent_id" ref="1-51232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166]&gt;[.A167];[.A166]=[.A167]);[.A166]&lt;&gt;7))" office:value-type="float" office:value="1">
              <text:p>1</text:p>
            </table:table-cell>
            <table:table-cell table:style-name="ce8" table:formula="of:=IF(EXACT([.A167];1);CELL(&quot;Row&quot;;[.C167]);[.C166])" office:value-type="float" office:value="2">
              <text:p>2</text:p>
            </table:table-cell>
            <table:table-cell table:style-name="ce8" table:formula="of:=IF(EXACT([.$A167];1);0;IF(EXACT([.$A167];2);[.D166]+1;[.D166]))" office:value-type="float" office:value="5">
              <text:p>5</text:p>
            </table:table-cell>
            <table:table-cell table:style-name="ce8" table:formula="of:=['Code format'.$C$2]&amp;TEXT([.D167];['Code format'.$B$2])&amp;['Code format'.$D$2]" office:value-type="string" office:string-value="5">
              <text:p>5</text:p>
            </table:table-cell>
            <table:table-cell table:style-name="ce8" table:formula="of:=IF(EXACT([.C166];[.C167]);IF(EXACT([.D166];[.D167]);[.F166];CELL(&quot;Row&quot;;[.F167]));[.C167])" office:value-type="float" office:value="129">
              <text:p>129</text:p>
            </table:table-cell>
            <table:table-cell table:style-name="ce8" table:formula="of:=IF(AND([.$A167]&lt;=[.H$1];[.$A166]&gt;[.$A167]);0;IF(EXACT([.$A167];[.H$1]+1);[.G166]+1;[.G166]))" office:value-type="float" office:value="1">
              <text:p>1</text:p>
            </table:table-cell>
            <table:table-cell table:style-name="ce8" table:formula="of:=['Code format'.$C$3]&amp;TEXT([.G167];['Code format'.$B$3])&amp;['Code format'.$D$3]" office:value-type="string" office:string-value="1">
              <text:p>1</text:p>
            </table:table-cell>
            <table:table-cell table:style-name="ce8" table:formula="of:=IF(EXACT([.F166];[.F167]);IF(EXACT([.G166];[.G167]);[.I166];CELL(&quot;Row&quot;;[.I167]));[.F167])" office:value-type="float" office:value="130">
              <text:p>130</text:p>
            </table:table-cell>
            <table:table-cell table:style-name="ce8" table:formula="of:=IF(AND([.$A167]&lt;=[.K$1];[.$A166]&gt;[.$A167]);0;IF(EXACT([.$A167];[.K$1]+1);[.J166]+1;[.J166]))" office:value-type="float" office:value="2">
              <text:p>2</text:p>
            </table:table-cell>
            <table:table-cell table:style-name="ce8" table:formula="of:=['Code format'.$C$4]&amp;TEXT([.J167];['Code format'.$B$4])&amp;['Code format'.$D$4]" office:value-type="string" office:string-value="2">
              <text:p>2</text:p>
            </table:table-cell>
            <table:table-cell table:style-name="ce8" table:formula="of:=IF(EXACT([.I166];[.I167]);IF(EXACT([.J166];[.J167]);[.L166];CELL(&quot;Row&quot;;[.L167]));[.I167])" office:value-type="float" office:value="157">
              <text:p>157</text:p>
            </table:table-cell>
            <table:table-cell table:style-name="ce8" table:formula="of:=IF(AND([.$A167]&lt;=[.N$1];[.$A166]&gt;[.$A167]);0;IF(EXACT([.$A167];[.N$1]+1);[.M166]+1;[.M166]))" office:value-type="float" office:value="3">
              <text:p>3</text:p>
            </table:table-cell>
            <table:table-cell table:style-name="ce8" table:formula="of:=['Code format'.$C$5]&amp;TEXT([.M167];['Code format'.$B$5])&amp;['Code format'.$D$5]" office:value-type="string" office:string-value="3">
              <text:p>3</text:p>
            </table:table-cell>
            <table:table-cell table:style-name="ce8" table:formula="of:=IF(EXACT([.L166];[.L167]);IF(EXACT([.M166];[.M167]);[.O166];CELL(&quot;Row&quot;;[.O167]));[.L167])" office:value-type="float" office:value="162">
              <text:p>162</text:p>
            </table:table-cell>
            <table:table-cell table:style-name="ce8" table:formula="of:=IF(AND([.$A167]&lt;=[.Q$1];[.$A166]&gt;[.$A167]);0;IF(EXACT([.$A167];[.Q$1]+1);[.P166]+1;[.P166]))" office:value-type="float" office:value="3">
              <text:p>3</text:p>
            </table:table-cell>
            <table:table-cell table:style-name="ce8" table:formula="of:=['Code format'.$C$6]&amp;TEXT([.P167];['Code format'.$B$6])&amp;['Code format'.$D$6]" office:value-type="string" office:string-value="3">
              <text:p>3</text:p>
            </table:table-cell>
            <table:table-cell table:style-name="ce8" table:formula="of:=IF(EXACT([.O166];[.O167]);IF(EXACT([.P166];[.P167]);[.R166];CELL(&quot;Row&quot;;[.R167]));[.O167])" office:value-type="float" office:value="167">
              <text:p>167</text:p>
            </table:table-cell>
            <table:table-cell table:style-name="ce8" table:formula="of:=IF(AND([.$A167]&lt;=[.T$1];[.$A166]&gt;[.$A167]);0;IF(EXACT([.$A167];[.T$1]+1);[.S166]+1;[.S166]))" office:value-type="float" office:value="0">
              <text:p>0</text:p>
            </table:table-cell>
            <table:table-cell table:style-name="ce8" table:formula="of:=['Code format'.$C$7]&amp;TEXT([.S167];['Code format'.$B$7])&amp;['Code format'.$D$7]" office:value-type="string" office:string-value="0">
              <text:p>0</text:p>
            </table:table-cell>
            <table:table-cell table:style-name="ce8" table:formula="of:=IF(EXACT([.R166];[.R167]);IF(EXACT([.S166];[.S167]);[.U166];CELL(&quot;Row&quot;;[.U167]));[.R167])" office:value-type="float" office:value="167">
              <text:p>167</text:p>
            </table:table-cell>
            <table:table-cell table:style-name="Nivel6" table:formula="of:=CONCATENATE([.E167];[.H167];[.K167];[.N167];[.Q167];[.T167])&amp;T(IF(EXACT([.$A167];1);ORG.OPENOFFICE.STYLE(&quot;Nivel1&quot;);IF(EXACT([.$A167];2);ORG.OPENOFFICE.STYLE(&quot;Nivel2&quot;);IF(EXACT([.$A167];2);ORG.OPENOFFICE.STYLE(&quot;Nivel2&quot;);IF(EXACT([.$A167];3);ORG.OPENOFFICE.STYLE(&quot;Nivel3&quot;);IF(EXACT([.$A167];4);ORG.OPENOFFICE.STYLE(&quot;Nivel4&quot;);IF(EXACT([.$A167];5);ORG.OPENOFFICE.STYLE(&quot;Nivel5&quot;);IF(EXACT([.$A167];6);ORG.OPENOFFICE.STYLE(&quot;Nivel6&quot;);IF(EXACT([.$A167];7);ORG.OPENOFFICE.STYLE(&quot;Nivel7&quot;))))))))))" office:value-type="string" office:string-value="512330">
              <text:p>512330</text:p>
            </table:table-cell>
            <table:table-cell table:style-name="ce9" office:value-type="string">
              <text:p>Tel</text:p>
            </table:table-cell>
            <table:table-cell table:style-name="ce9" office:value-type="string">
              <text:p>Teléfono</text:p>
            </table:table-cell>
            <table:table-cell table:style-name="Nivel6" table:formula="of:=[.X167]&amp;T(IF(EXACT([.$A167];1);ORG.OPENOFFICE.STYLE(&quot;Nivel1&quot;);IF(EXACT([.$A167];2);ORG.OPENOFFICE.STYLE(&quot;Nivel2&quot;);IF(EXACT([.$A167];2);ORG.OPENOFFICE.STYLE(&quot;Nivel2&quot;);IF(EXACT([.$A167];3);ORG.OPENOFFICE.STYLE(&quot;Nivel3&quot;);IF(EXACT([.$A167];4);ORG.OPENOFFICE.STYLE(&quot;Nivel4&quot;);IF(EXACT([.$A167];5);ORG.OPENOFFICE.STYLE(&quot;Nivel5&quot;);IF(EXACT([.$A167];6);ORG.OPENOFFICE.STYLE(&quot;Nivel6&quot;);IF(EXACT([.$A167];7);ORG.OPENOFFICE.STYLE(&quot;Nivel7&quot;))))))))))" office:value-type="string" office:string-value="Teléfono">
              <text:p>Teléfono</text:p>
            </table:table-cell>
            <table:table-cell table:style-name="Datos" table:formula="of:=IF(EXACT([.A167];1);&quot;&quot;;IF(EXACT([.A167];2);INDIRECT(CONCATENATE(&quot;V&quot;;[.C167]));IF(EXACT([.A167];3);INDIRECT(CONCATENATE(&quot;V&quot;;[.F167]));IF(EXACT([.A167];4);INDIRECT(CONCATENATE(&quot;V&quot;;[.I167]));IF(EXACT([.A167];5);INDIRECT(CONCATENATE(&quot;V&quot;;[.L167]));IF(EXACT([.A167];6);INDIRECT(CONCATENATE(&quot;V&quot;;[.O167]));IF(EXACT([.A167];7);INDIRECT(CONCATENATE(&quot;V&quot;;[.R167])))))))))" office:value-type="string" office:string-value="512300">
              <text:p>512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67];7));NOT(EXACT([.AB167];&quot;view&quot;)));AND(EXACT([.A167];7);EXACT([.AB167];&quot;view&quot;))))" office:value-type="float" office:value="1">
              <text:p>1</text:p>
            </table:table-cell>
            <table:table-cell table:style-name="Datos" table:formula="of:=VLOOKUP([.AB167];['account.type'.$A$2:.$I$12];8)" office:value-type="string" office:string-value="view">
              <text:p>view</text:p>
            </table:table-cell>
            <table:table-cell table:style-name="Datos" table:formula="of:=VLOOKUP([.AB16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7];1);CHAR(9)&amp;CHAR(9)&amp;&quot;&lt;record id=&quot;&quot;account_account_template_&quot;&amp;SUBSTITUTE([.AG$1]&amp;[.$V167];&quot;-&quot;;&quot;_&quot;)&amp;&quot;&quot;&quot; model=&quot;&quot;account.account.template&quot;&quot;&gt;&quot;&amp;CHAR(13)&amp;CHAR(9)&amp;CHAR(9)&amp;CHAR(9)&amp;&quot;&lt;field name=&quot;&quot;code&quot;&quot;&gt;&quot;&amp;[.AG$1]&amp;[.$V167]&amp;&quot;&lt;/field&gt;&quot;&amp;CHAR(13)&amp;CHAR(9)&amp;CHAR(9)&amp;CHAR(9)&amp;&quot;&lt;field name=&quot;&quot;name&quot;&quot;&gt;&quot;&amp;[.AG$1]&amp;[.$Y167]&amp;&quot;&lt;/field&gt;&quot;&amp;CHAR(13)&amp;CHAR(9)&amp;CHAR(9)&amp;CHAR(9)&amp;&quot;&lt;field name=&quot;&quot;shortcut&quot;&quot;&gt;&quot;&amp;IF(EXACT([.$W167];&quot;&quot;);&quot;&quot;;[.AG$1]&amp;[.$W167])&amp;&quot;&lt;/field&gt;&quot;&amp;CHAR(13)&amp;CHAR(9)&amp;CHAR(9)&amp;CHAR(9)&amp;&quot;&lt;field name=&quot;&quot;parent_id&quot;&quot; ref=&quot;&quot;&quot;&amp;IF(EXACT([.$Z167];&quot;&quot;);&quot;&quot;;[.AG$1]&amp;[.$Z167])&amp;&quot;&quot;&quot;/&gt;&quot;&amp;CHAR(13)&amp;CHAR(9)&amp;CHAR(9)&amp;CHAR(9)&amp;&quot;&lt;field name=&quot;&quot;user_type&quot;&quot; ref=&quot;&quot;account_account_type_&quot;&amp;[.$AB167]&amp;&quot;&quot;&quot;/&gt;&quot;&amp;CHAR(13)&amp;CHAR(9)&amp;CHAR(9)&amp;CHAR(9)&amp;&quot;&lt;field name=&quot;&quot;currency_id&quot;&quot; ref=&quot;&quot;&quot;&amp;[.AA167]&amp;&quot;&quot;&quot;/&gt;&quot;&amp;CHAR(13)&amp;CHAR(9)&amp;CHAR(9)&amp;CHAR(9)&amp;&quot;&lt;field name=&quot;&quot;type&quot;&quot;&gt;&quot;&amp;[.$AD167]&amp;&quot;&lt;/field&gt;&quot;&amp;CHAR(13)&amp;CHAR(9)&amp;CHAR(9)&amp;CHAR(9)&amp;&quot;&lt;field name=&quot;&quot;reconcile&quot;&quot; eval=&quot;&quot;&quot;&amp;[.$AE167]&amp;&quot;&quot;&quot;/&gt;&quot;&amp;IF(EXACT([.$AF167];&quot;&quot;);&quot;&quot;;CHAR(13)&amp;CHAR(9)&amp;CHAR(9)&amp;CHAR(9)&amp;&quot;&lt;field name=&quot;&quot;tax_ids&quot;&quot;&gt;&quot;&amp;SUBSTITUTE([.$AF16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330&quot; model=&quot;account.account.template&quot;&gt;&#13;&#9;&#9;&#9;&lt;field name=&quot;code&quot;&gt;0-512330&lt;/field&gt;&#13;&#9;&#9;&#9;&lt;field name=&quot;name&quot;&gt;0-Teléfono&lt;/field&gt;&#13;&#9;&#9;&#9;&lt;field name=&quot;shortcut&quot;&gt;0-Tel&lt;/field&gt;&#13;&#9;&#9;&#9;&lt;field name=&quot;parent_id&quot; ref=&quot;0-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330" model="account.account.template"&gt;<text:tab/><text:tab/><text:tab/>&lt;field name="code"&gt;0-512330&lt;/field&gt;<text:tab/><text:tab/><text:tab/>&lt;field name="name"&gt;0-Teléfono&lt;/field&gt;<text:tab/><text:tab/><text:tab/>&lt;field name="shortcut"&gt;0-Tel&lt;/field&gt;<text:tab/><text:tab/><text:tab/>&lt;field name="parent_id" ref="0-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67];1);CHAR(9)&amp;CHAR(9)&amp;&quot;&lt;record id=&quot;&quot;account_account_template_&quot;&amp;SUBSTITUTE([.AH$1]&amp;[.$V167];&quot;-&quot;;&quot;_&quot;)&amp;&quot;&quot;&quot; model=&quot;&quot;account.account.template&quot;&quot;&gt;&quot;&amp;CHAR(13)&amp;CHAR(9)&amp;CHAR(9)&amp;CHAR(9)&amp;&quot;&lt;field name=&quot;&quot;code&quot;&quot;&gt;&quot;&amp;[.AH$1]&amp;[.$V167]&amp;&quot;&lt;/field&gt;&quot;&amp;CHAR(13)&amp;CHAR(9)&amp;CHAR(9)&amp;CHAR(9)&amp;&quot;&lt;field name=&quot;&quot;name&quot;&quot;&gt;&quot;&amp;[.AH$1]&amp;[.$Y167]&amp;&quot;&lt;/field&gt;&quot;&amp;CHAR(13)&amp;CHAR(9)&amp;CHAR(9)&amp;CHAR(9)&amp;&quot;&lt;field name=&quot;&quot;shortcut&quot;&quot;&gt;&quot;&amp;IF(EXACT([.$W167];&quot;&quot;);&quot;&quot;;[.AH$1]&amp;[.$W167])&amp;&quot;&lt;/field&gt;&quot;&amp;CHAR(13)&amp;CHAR(9)&amp;CHAR(9)&amp;CHAR(9)&amp;&quot;&lt;field name=&quot;&quot;parent_id&quot;&quot; ref=&quot;&quot;&quot;&amp;IF(EXACT([.$Z167];&quot;&quot;);&quot;&quot;;[.AH$1]&amp;[.$Z167])&amp;&quot;&quot;&quot;/&gt;&quot;&amp;CHAR(13)&amp;CHAR(9)&amp;CHAR(9)&amp;CHAR(9)&amp;&quot;&lt;field name=&quot;&quot;user_type&quot;&quot; ref=&quot;&quot;account_account_type_&quot;&amp;[.$AB167]&amp;&quot;&quot;&quot;/&gt;&quot;&amp;CHAR(13)&amp;CHAR(9)&amp;CHAR(9)&amp;CHAR(9)&amp;&quot;&lt;field name=&quot;&quot;currency_id&quot;&quot; ref=&quot;&quot;&quot;&amp;[.AB167]&amp;&quot;&quot;&quot;/&gt;&quot;&amp;CHAR(13)&amp;CHAR(9)&amp;CHAR(9)&amp;CHAR(9)&amp;&quot;&lt;field name=&quot;&quot;type&quot;&quot;&gt;&quot;&amp;[.$AD167]&amp;&quot;&lt;/field&gt;&quot;&amp;CHAR(13)&amp;CHAR(9)&amp;CHAR(9)&amp;CHAR(9)&amp;&quot;&lt;field name=&quot;&quot;reconcile&quot;&quot; eval=&quot;&quot;&quot;&amp;[.$AE167]&amp;&quot;&quot;&quot;/&gt;&quot;&amp;IF(EXACT([.$AF167];&quot;&quot;);&quot;&quot;;CHAR(13)&amp;CHAR(9)&amp;CHAR(9)&amp;CHAR(9)&amp;&quot;&lt;field name=&quot;&quot;tax_ids&quot;&quot;&gt;&quot;&amp;SUBSTITUTE([.$AF16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330&quot; model=&quot;account.account.template&quot;&gt;&#13;&#9;&#9;&#9;&lt;field name=&quot;code&quot;&gt;1-512330&lt;/field&gt;&#13;&#9;&#9;&#9;&lt;field name=&quot;name&quot;&gt;1-Teléfono&lt;/field&gt;&#13;&#9;&#9;&#9;&lt;field name=&quot;shortcut&quot;&gt;1-Tel&lt;/field&gt;&#13;&#9;&#9;&#9;&lt;field name=&quot;parent_id&quot; ref=&quot;1-5123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330" model="account.account.template"&gt;<text:tab/><text:tab/><text:tab/>&lt;field name="code"&gt;1-512330&lt;/field&gt;<text:tab/><text:tab/><text:tab/>&lt;field name="name"&gt;1-Teléfono&lt;/field&gt;<text:tab/><text:tab/><text:tab/>&lt;field name="shortcut"&gt;1-Tel&lt;/field&gt;<text:tab/><text:tab/><text:tab/>&lt;field name="parent_id" ref="1-5123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67]&gt;[.A168];[.A167]=[.A168]);[.A167]&lt;&gt;7))" office:value-type="float" office:value="1">
              <text:p>1</text:p>
            </table:table-cell>
            <table:table-cell table:style-name="ce8" table:formula="of:=IF(EXACT([.A168];1);CELL(&quot;Row&quot;;[.C168]);[.C167])" office:value-type="float" office:value="2">
              <text:p>2</text:p>
            </table:table-cell>
            <table:table-cell table:style-name="ce8" table:formula="of:=IF(EXACT([.$A168];1);0;IF(EXACT([.$A168];2);[.D167]+1;[.D167]))" office:value-type="float" office:value="5">
              <text:p>5</text:p>
            </table:table-cell>
            <table:table-cell table:style-name="ce8" table:formula="of:=['Code format'.$C$2]&amp;TEXT([.D168];['Code format'.$B$2])&amp;['Code format'.$D$2]" office:value-type="string" office:string-value="5">
              <text:p>5</text:p>
            </table:table-cell>
            <table:table-cell table:style-name="ce8" table:formula="of:=IF(EXACT([.C167];[.C168]);IF(EXACT([.D167];[.D168]);[.F167];CELL(&quot;Row&quot;;[.F168]));[.C168])" office:value-type="float" office:value="129">
              <text:p>129</text:p>
            </table:table-cell>
            <table:table-cell table:style-name="ce8" table:formula="of:=IF(AND([.$A168]&lt;=[.H$1];[.$A167]&gt;[.$A168]);0;IF(EXACT([.$A168];[.H$1]+1);[.G167]+1;[.G167]))" office:value-type="float" office:value="1">
              <text:p>1</text:p>
            </table:table-cell>
            <table:table-cell table:style-name="ce8" table:formula="of:=['Code format'.$C$3]&amp;TEXT([.G168];['Code format'.$B$3])&amp;['Code format'.$D$3]" office:value-type="string" office:string-value="1">
              <text:p>1</text:p>
            </table:table-cell>
            <table:table-cell table:style-name="ce8" table:formula="of:=IF(EXACT([.F167];[.F168]);IF(EXACT([.G167];[.G168]);[.I167];CELL(&quot;Row&quot;;[.I168]));[.F168])" office:value-type="float" office:value="130">
              <text:p>130</text:p>
            </table:table-cell>
            <table:table-cell table:style-name="ce8" table:formula="of:=IF(AND([.$A168]&lt;=[.K$1];[.$A167]&gt;[.$A168]);0;IF(EXACT([.$A168];[.K$1]+1);[.J167]+1;[.J167]))" office:value-type="float" office:value="2">
              <text:p>2</text:p>
            </table:table-cell>
            <table:table-cell table:style-name="ce8" table:formula="of:=['Code format'.$C$4]&amp;TEXT([.J168];['Code format'.$B$4])&amp;['Code format'.$D$4]" office:value-type="string" office:string-value="2">
              <text:p>2</text:p>
            </table:table-cell>
            <table:table-cell table:style-name="ce8" table:formula="of:=IF(EXACT([.I167];[.I168]);IF(EXACT([.J167];[.J168]);[.L167];CELL(&quot;Row&quot;;[.L168]));[.I168])" office:value-type="float" office:value="157">
              <text:p>157</text:p>
            </table:table-cell>
            <table:table-cell table:style-name="ce8" table:formula="of:=IF(AND([.$A168]&lt;=[.N$1];[.$A167]&gt;[.$A168]);0;IF(EXACT([.$A168];[.N$1]+1);[.M167]+1;[.M167]))" office:value-type="float" office:value="3">
              <text:p>3</text:p>
            </table:table-cell>
            <table:table-cell table:style-name="ce8" table:formula="of:=['Code format'.$C$5]&amp;TEXT([.M168];['Code format'.$B$5])&amp;['Code format'.$D$5]" office:value-type="string" office:string-value="3">
              <text:p>3</text:p>
            </table:table-cell>
            <table:table-cell table:style-name="ce8" table:formula="of:=IF(EXACT([.L167];[.L168]);IF(EXACT([.M167];[.M168]);[.O167];CELL(&quot;Row&quot;;[.O168]));[.L168])" office:value-type="float" office:value="162">
              <text:p>162</text:p>
            </table:table-cell>
            <table:table-cell table:style-name="ce8" table:formula="of:=IF(AND([.$A168]&lt;=[.Q$1];[.$A167]&gt;[.$A168]);0;IF(EXACT([.$A168];[.Q$1]+1);[.P167]+1;[.P167]))" office:value-type="float" office:value="3">
              <text:p>3</text:p>
            </table:table-cell>
            <table:table-cell table:style-name="ce8" table:formula="of:=['Code format'.$C$6]&amp;TEXT([.P168];['Code format'.$B$6])&amp;['Code format'.$D$6]" office:value-type="string" office:string-value="3">
              <text:p>3</text:p>
            </table:table-cell>
            <table:table-cell table:style-name="ce8" table:formula="of:=IF(EXACT([.O167];[.O168]);IF(EXACT([.P167];[.P168]);[.R167];CELL(&quot;Row&quot;;[.R168]));[.O168])" office:value-type="float" office:value="167">
              <text:p>167</text:p>
            </table:table-cell>
            <table:table-cell table:style-name="ce8" table:formula="of:=IF(AND([.$A168]&lt;=[.T$1];[.$A167]&gt;[.$A168]);0;IF(EXACT([.$A168];[.T$1]+1);[.S167]+1;[.S167]))" office:value-type="float" office:value="1">
              <text:p>1</text:p>
            </table:table-cell>
            <table:table-cell table:style-name="ce8" table:formula="of:=['Code format'.$C$7]&amp;TEXT([.S168];['Code format'.$B$7])&amp;['Code format'.$D$7]" office:value-type="string" office:string-value="1">
              <text:p>1</text:p>
            </table:table-cell>
            <table:table-cell table:style-name="ce8" table:formula="of:=IF(EXACT([.R167];[.R168]);IF(EXACT([.S167];[.S168]);[.U167];CELL(&quot;Row&quot;;[.U168]));[.R168])" office:value-type="float" office:value="168">
              <text:p>168</text:p>
            </table:table-cell>
            <table:table-cell table:style-name="Nivel7" table:formula="of:=CONCATENATE([.E168];[.H168];[.K168];[.N168];[.Q168];[.T168])&amp;T(IF(EXACT([.$A168];1);ORG.OPENOFFICE.STYLE(&quot;Nivel1&quot;);IF(EXACT([.$A168];2);ORG.OPENOFFICE.STYLE(&quot;Nivel2&quot;);IF(EXACT([.$A168];2);ORG.OPENOFFICE.STYLE(&quot;Nivel2&quot;);IF(EXACT([.$A168];3);ORG.OPENOFFICE.STYLE(&quot;Nivel3&quot;);IF(EXACT([.$A168];4);ORG.OPENOFFICE.STYLE(&quot;Nivel4&quot;);IF(EXACT([.$A168];5);ORG.OPENOFFICE.STYLE(&quot;Nivel5&quot;);IF(EXACT([.$A168];6);ORG.OPENOFFICE.STYLE(&quot;Nivel6&quot;);IF(EXACT([.$A168];7);ORG.OPENOFFICE.STYLE(&quot;Nivel7&quot;))))))))))" office:value-type="string" office:string-value="512331">
              <text:p>512331</text:p>
            </table:table-cell>
            <table:table-cell table:style-name="ce9"/>
            <table:table-cell table:style-name="ce9" office:value-type="string">
              <text:p>Teléfono 1</text:p>
            </table:table-cell>
            <table:table-cell table:style-name="Nivel7" table:formula="of:=[.X168]&amp;T(IF(EXACT([.$A168];1);ORG.OPENOFFICE.STYLE(&quot;Nivel1&quot;);IF(EXACT([.$A168];2);ORG.OPENOFFICE.STYLE(&quot;Nivel2&quot;);IF(EXACT([.$A168];2);ORG.OPENOFFICE.STYLE(&quot;Nivel2&quot;);IF(EXACT([.$A168];3);ORG.OPENOFFICE.STYLE(&quot;Nivel3&quot;);IF(EXACT([.$A168];4);ORG.OPENOFFICE.STYLE(&quot;Nivel4&quot;);IF(EXACT([.$A168];5);ORG.OPENOFFICE.STYLE(&quot;Nivel5&quot;);IF(EXACT([.$A168];6);ORG.OPENOFFICE.STYLE(&quot;Nivel6&quot;);IF(EXACT([.$A168];7);ORG.OPENOFFICE.STYLE(&quot;Nivel7&quot;))))))))))" office:value-type="string" office:string-value="Teléfono 1">
              <text:p>Teléfono 1</text:p>
            </table:table-cell>
            <table:table-cell table:style-name="Datos" table:formula="of:=IF(EXACT([.A168];1);&quot;&quot;;IF(EXACT([.A168];2);INDIRECT(CONCATENATE(&quot;V&quot;;[.C168]));IF(EXACT([.A168];3);INDIRECT(CONCATENATE(&quot;V&quot;;[.F168]));IF(EXACT([.A168];4);INDIRECT(CONCATENATE(&quot;V&quot;;[.I168]));IF(EXACT([.A168];5);INDIRECT(CONCATENATE(&quot;V&quot;;[.L168]));IF(EXACT([.A168];6);INDIRECT(CONCATENATE(&quot;V&quot;;[.O168]));IF(EXACT([.A168];7);INDIRECT(CONCATENATE(&quot;V&quot;;[.R168])))))))))" office:value-type="string" office:string-value="512330">
              <text:p>51233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68];7));NOT(EXACT([.AB168];&quot;view&quot;)));AND(EXACT([.A168];7);EXACT([.AB168];&quot;view&quot;))))" office:value-type="float" office:value="1">
              <text:p>1</text:p>
            </table:table-cell>
            <table:table-cell table:style-name="Datos" table:formula="of:=VLOOKUP([.AB168];['account.type'.$A$2:.$I$12];8)" office:value-type="string" office:string-value="other">
              <text:p>other</text:p>
            </table:table-cell>
            <table:table-cell table:style-name="Datos" table:formula="of:=VLOOKUP([.AB16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8];1);CHAR(9)&amp;CHAR(9)&amp;&quot;&lt;record id=&quot;&quot;account_account_template_&quot;&amp;SUBSTITUTE([.AG$1]&amp;[.$V168];&quot;-&quot;;&quot;_&quot;)&amp;&quot;&quot;&quot; model=&quot;&quot;account.account.template&quot;&quot;&gt;&quot;&amp;CHAR(13)&amp;CHAR(9)&amp;CHAR(9)&amp;CHAR(9)&amp;&quot;&lt;field name=&quot;&quot;code&quot;&quot;&gt;&quot;&amp;[.AG$1]&amp;[.$V168]&amp;&quot;&lt;/field&gt;&quot;&amp;CHAR(13)&amp;CHAR(9)&amp;CHAR(9)&amp;CHAR(9)&amp;&quot;&lt;field name=&quot;&quot;name&quot;&quot;&gt;&quot;&amp;[.AG$1]&amp;[.$Y168]&amp;&quot;&lt;/field&gt;&quot;&amp;CHAR(13)&amp;CHAR(9)&amp;CHAR(9)&amp;CHAR(9)&amp;&quot;&lt;field name=&quot;&quot;shortcut&quot;&quot;&gt;&quot;&amp;IF(EXACT([.$W168];&quot;&quot;);&quot;&quot;;[.AG$1]&amp;[.$W168])&amp;&quot;&lt;/field&gt;&quot;&amp;CHAR(13)&amp;CHAR(9)&amp;CHAR(9)&amp;CHAR(9)&amp;&quot;&lt;field name=&quot;&quot;parent_id&quot;&quot; ref=&quot;&quot;&quot;&amp;IF(EXACT([.$Z168];&quot;&quot;);&quot;&quot;;[.AG$1]&amp;[.$Z168])&amp;&quot;&quot;&quot;/&gt;&quot;&amp;CHAR(13)&amp;CHAR(9)&amp;CHAR(9)&amp;CHAR(9)&amp;&quot;&lt;field name=&quot;&quot;user_type&quot;&quot; ref=&quot;&quot;account_account_type_&quot;&amp;[.$AB168]&amp;&quot;&quot;&quot;/&gt;&quot;&amp;CHAR(13)&amp;CHAR(9)&amp;CHAR(9)&amp;CHAR(9)&amp;&quot;&lt;field name=&quot;&quot;currency_id&quot;&quot; ref=&quot;&quot;&quot;&amp;[.AA168]&amp;&quot;&quot;&quot;/&gt;&quot;&amp;CHAR(13)&amp;CHAR(9)&amp;CHAR(9)&amp;CHAR(9)&amp;&quot;&lt;field name=&quot;&quot;type&quot;&quot;&gt;&quot;&amp;[.$AD168]&amp;&quot;&lt;/field&gt;&quot;&amp;CHAR(13)&amp;CHAR(9)&amp;CHAR(9)&amp;CHAR(9)&amp;&quot;&lt;field name=&quot;&quot;reconcile&quot;&quot; eval=&quot;&quot;&quot;&amp;[.$AE168]&amp;&quot;&quot;&quot;/&gt;&quot;&amp;IF(EXACT([.$AF168];&quot;&quot;);&quot;&quot;;CHAR(13)&amp;CHAR(9)&amp;CHAR(9)&amp;CHAR(9)&amp;&quot;&lt;field name=&quot;&quot;tax_ids&quot;&quot;&gt;&quot;&amp;SUBSTITUTE([.$AF16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331&quot; model=&quot;account.account.template&quot;&gt;&#13;&#9;&#9;&#9;&lt;field name=&quot;code&quot;&gt;0-512331&lt;/field&gt;&#13;&#9;&#9;&#9;&lt;field name=&quot;name&quot;&gt;0-Teléfono 1&lt;/field&gt;&#13;&#9;&#9;&#9;&lt;field name=&quot;shortcut&quot;&gt;&lt;/field&gt;&#13;&#9;&#9;&#9;&lt;field name=&quot;parent_id&quot; ref=&quot;0-51233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2331" model="account.account.template"&gt;<text:tab/><text:tab/><text:tab/>&lt;field name="code"&gt;0-512331&lt;/field&gt;<text:tab/><text:tab/><text:tab/>&lt;field name="name"&gt;0-Teléfono 1&lt;/field&gt;<text:tab/><text:tab/><text:tab/>&lt;field name="shortcut"&gt;&lt;/field&gt;<text:tab/><text:tab/><text:tab/>&lt;field name="parent_id" ref="0-51233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68];1);CHAR(9)&amp;CHAR(9)&amp;&quot;&lt;record id=&quot;&quot;account_account_template_&quot;&amp;SUBSTITUTE([.AH$1]&amp;[.$V168];&quot;-&quot;;&quot;_&quot;)&amp;&quot;&quot;&quot; model=&quot;&quot;account.account.template&quot;&quot;&gt;&quot;&amp;CHAR(13)&amp;CHAR(9)&amp;CHAR(9)&amp;CHAR(9)&amp;&quot;&lt;field name=&quot;&quot;code&quot;&quot;&gt;&quot;&amp;[.AH$1]&amp;[.$V168]&amp;&quot;&lt;/field&gt;&quot;&amp;CHAR(13)&amp;CHAR(9)&amp;CHAR(9)&amp;CHAR(9)&amp;&quot;&lt;field name=&quot;&quot;name&quot;&quot;&gt;&quot;&amp;[.AH$1]&amp;[.$Y168]&amp;&quot;&lt;/field&gt;&quot;&amp;CHAR(13)&amp;CHAR(9)&amp;CHAR(9)&amp;CHAR(9)&amp;&quot;&lt;field name=&quot;&quot;shortcut&quot;&quot;&gt;&quot;&amp;IF(EXACT([.$W168];&quot;&quot;);&quot;&quot;;[.AH$1]&amp;[.$W168])&amp;&quot;&lt;/field&gt;&quot;&amp;CHAR(13)&amp;CHAR(9)&amp;CHAR(9)&amp;CHAR(9)&amp;&quot;&lt;field name=&quot;&quot;parent_id&quot;&quot; ref=&quot;&quot;&quot;&amp;IF(EXACT([.$Z168];&quot;&quot;);&quot;&quot;;[.AH$1]&amp;[.$Z168])&amp;&quot;&quot;&quot;/&gt;&quot;&amp;CHAR(13)&amp;CHAR(9)&amp;CHAR(9)&amp;CHAR(9)&amp;&quot;&lt;field name=&quot;&quot;user_type&quot;&quot; ref=&quot;&quot;account_account_type_&quot;&amp;[.$AB168]&amp;&quot;&quot;&quot;/&gt;&quot;&amp;CHAR(13)&amp;CHAR(9)&amp;CHAR(9)&amp;CHAR(9)&amp;&quot;&lt;field name=&quot;&quot;currency_id&quot;&quot; ref=&quot;&quot;&quot;&amp;[.AB168]&amp;&quot;&quot;&quot;/&gt;&quot;&amp;CHAR(13)&amp;CHAR(9)&amp;CHAR(9)&amp;CHAR(9)&amp;&quot;&lt;field name=&quot;&quot;type&quot;&quot;&gt;&quot;&amp;[.$AD168]&amp;&quot;&lt;/field&gt;&quot;&amp;CHAR(13)&amp;CHAR(9)&amp;CHAR(9)&amp;CHAR(9)&amp;&quot;&lt;field name=&quot;&quot;reconcile&quot;&quot; eval=&quot;&quot;&quot;&amp;[.$AE168]&amp;&quot;&quot;&quot;/&gt;&quot;&amp;IF(EXACT([.$AF168];&quot;&quot;);&quot;&quot;;CHAR(13)&amp;CHAR(9)&amp;CHAR(9)&amp;CHAR(9)&amp;&quot;&lt;field name=&quot;&quot;tax_ids&quot;&quot;&gt;&quot;&amp;SUBSTITUTE([.$AF16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331&quot; model=&quot;account.account.template&quot;&gt;&#13;&#9;&#9;&#9;&lt;field name=&quot;code&quot;&gt;1-512331&lt;/field&gt;&#13;&#9;&#9;&#9;&lt;field name=&quot;name&quot;&gt;1-Teléfono 1&lt;/field&gt;&#13;&#9;&#9;&#9;&lt;field name=&quot;shortcut&quot;&gt;&lt;/field&gt;&#13;&#9;&#9;&#9;&lt;field name=&quot;parent_id&quot; ref=&quot;1-51233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2331" model="account.account.template"&gt;<text:tab/><text:tab/><text:tab/>&lt;field name="code"&gt;1-512331&lt;/field&gt;<text:tab/><text:tab/><text:tab/>&lt;field name="name"&gt;1-Teléfono 1&lt;/field&gt;<text:tab/><text:tab/><text:tab/>&lt;field name="shortcut"&gt;&lt;/field&gt;<text:tab/><text:tab/><text:tab/>&lt;field name="parent_id" ref="1-51233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6">
              <text:p>6</text:p>
            </table:table-cell>
            <table:table-cell table:style-name="ce6" table:formula="of:=NOT(AND(OR([.A168]&gt;[.A169];[.A168]=[.A169]);[.A168]&lt;&gt;7))" office:value-type="float" office:value="1">
              <text:p>1</text:p>
            </table:table-cell>
            <table:table-cell table:style-name="ce8" table:formula="of:=IF(EXACT([.A169];1);CELL(&quot;Row&quot;;[.C169]);[.C168])" office:value-type="float" office:value="2">
              <text:p>2</text:p>
            </table:table-cell>
            <table:table-cell table:style-name="ce8" table:formula="of:=IF(EXACT([.$A169];1);0;IF(EXACT([.$A169];2);[.D168]+1;[.D168]))" office:value-type="float" office:value="5">
              <text:p>5</text:p>
            </table:table-cell>
            <table:table-cell table:style-name="ce8" table:formula="of:=['Code format'.$C$2]&amp;TEXT([.D169];['Code format'.$B$2])&amp;['Code format'.$D$2]" office:value-type="string" office:string-value="5">
              <text:p>5</text:p>
            </table:table-cell>
            <table:table-cell table:style-name="ce8" table:formula="of:=IF(EXACT([.C168];[.C169]);IF(EXACT([.D168];[.D169]);[.F168];CELL(&quot;Row&quot;;[.F169]));[.C169])" office:value-type="float" office:value="129">
              <text:p>129</text:p>
            </table:table-cell>
            <table:table-cell table:style-name="ce8" table:formula="of:=IF(AND([.$A169]&lt;=[.H$1];[.$A168]&gt;[.$A169]);0;IF(EXACT([.$A169];[.H$1]+1);[.G168]+1;[.G168]))" office:value-type="float" office:value="1">
              <text:p>1</text:p>
            </table:table-cell>
            <table:table-cell table:style-name="ce8" table:formula="of:=['Code format'.$C$3]&amp;TEXT([.G169];['Code format'.$B$3])&amp;['Code format'.$D$3]" office:value-type="string" office:string-value="1">
              <text:p>1</text:p>
            </table:table-cell>
            <table:table-cell table:style-name="ce8" table:formula="of:=IF(EXACT([.F168];[.F169]);IF(EXACT([.G168];[.G169]);[.I168];CELL(&quot;Row&quot;;[.I169]));[.F169])" office:value-type="float" office:value="130">
              <text:p>130</text:p>
            </table:table-cell>
            <table:table-cell table:style-name="ce8" table:formula="of:=IF(AND([.$A169]&lt;=[.K$1];[.$A168]&gt;[.$A169]);0;IF(EXACT([.$A169];[.K$1]+1);[.J168]+1;[.J168]))" office:value-type="float" office:value="2">
              <text:p>2</text:p>
            </table:table-cell>
            <table:table-cell table:style-name="ce8" table:formula="of:=['Code format'.$C$4]&amp;TEXT([.J169];['Code format'.$B$4])&amp;['Code format'.$D$4]" office:value-type="string" office:string-value="2">
              <text:p>2</text:p>
            </table:table-cell>
            <table:table-cell table:style-name="ce8" table:formula="of:=IF(EXACT([.I168];[.I169]);IF(EXACT([.J168];[.J169]);[.L168];CELL(&quot;Row&quot;;[.L169]));[.I169])" office:value-type="float" office:value="157">
              <text:p>157</text:p>
            </table:table-cell>
            <table:table-cell table:style-name="ce8" table:formula="of:=IF(AND([.$A169]&lt;=[.N$1];[.$A168]&gt;[.$A169]);0;IF(EXACT([.$A169];[.N$1]+1);[.M168]+1;[.M168]))" office:value-type="float" office:value="3">
              <text:p>3</text:p>
            </table:table-cell>
            <table:table-cell table:style-name="ce8" table:formula="of:=['Code format'.$C$5]&amp;TEXT([.M169];['Code format'.$B$5])&amp;['Code format'.$D$5]" office:value-type="string" office:string-value="3">
              <text:p>3</text:p>
            </table:table-cell>
            <table:table-cell table:style-name="ce8" table:formula="of:=IF(EXACT([.L168];[.L169]);IF(EXACT([.M168];[.M169]);[.O168];CELL(&quot;Row&quot;;[.O169]));[.L169])" office:value-type="float" office:value="162">
              <text:p>162</text:p>
            </table:table-cell>
            <table:table-cell table:style-name="ce8" table:formula="of:=IF(AND([.$A169]&lt;=[.Q$1];[.$A168]&gt;[.$A169]);0;IF(EXACT([.$A169];[.Q$1]+1);[.P168]+1;[.P168]))" office:value-type="float" office:value="4">
              <text:p>4</text:p>
            </table:table-cell>
            <table:table-cell table:style-name="ce8" table:formula="of:=['Code format'.$C$6]&amp;TEXT([.P169];['Code format'.$B$6])&amp;['Code format'.$D$6]" office:value-type="string" office:string-value="4">
              <text:p>4</text:p>
            </table:table-cell>
            <table:table-cell table:style-name="ce8" table:formula="of:=IF(EXACT([.O168];[.O169]);IF(EXACT([.P168];[.P169]);[.R168];CELL(&quot;Row&quot;;[.R169]));[.O169])" office:value-type="float" office:value="169">
              <text:p>169</text:p>
            </table:table-cell>
            <table:table-cell table:style-name="ce8" table:formula="of:=IF(AND([.$A169]&lt;=[.T$1];[.$A168]&gt;[.$A169]);0;IF(EXACT([.$A169];[.T$1]+1);[.S168]+1;[.S168]))" office:value-type="float" office:value="0">
              <text:p>0</text:p>
            </table:table-cell>
            <table:table-cell table:style-name="ce8" table:formula="of:=['Code format'.$C$7]&amp;TEXT([.S169];['Code format'.$B$7])&amp;['Code format'.$D$7]" office:value-type="string" office:string-value="0">
              <text:p>0</text:p>
            </table:table-cell>
            <table:table-cell table:style-name="ce8" table:formula="of:=IF(EXACT([.R168];[.R169]);IF(EXACT([.S168];[.S169]);[.U168];CELL(&quot;Row&quot;;[.U169]));[.R169])" office:value-type="float" office:value="169">
              <text:p>169</text:p>
            </table:table-cell>
            <table:table-cell table:style-name="Nivel6" table:formula="of:=CONCATENATE([.E169];[.H169];[.K169];[.N169];[.Q169];[.T169])&amp;T(IF(EXACT([.$A169];1);ORG.OPENOFFICE.STYLE(&quot;Nivel1&quot;);IF(EXACT([.$A169];2);ORG.OPENOFFICE.STYLE(&quot;Nivel2&quot;);IF(EXACT([.$A169];2);ORG.OPENOFFICE.STYLE(&quot;Nivel2&quot;);IF(EXACT([.$A169];3);ORG.OPENOFFICE.STYLE(&quot;Nivel3&quot;);IF(EXACT([.$A169];4);ORG.OPENOFFICE.STYLE(&quot;Nivel4&quot;);IF(EXACT([.$A169];5);ORG.OPENOFFICE.STYLE(&quot;Nivel5&quot;);IF(EXACT([.$A169];6);ORG.OPENOFFICE.STYLE(&quot;Nivel6&quot;);IF(EXACT([.$A169];7);ORG.OPENOFFICE.STYLE(&quot;Nivel7&quot;))))))))))" office:value-type="string" office:string-value="512340">
              <text:p>512340</text:p>
            </table:table-cell>
            <table:table-cell table:style-name="ce9" office:value-type="string">
              <text:p>Int</text:p>
            </table:table-cell>
            <table:table-cell table:style-name="ce9" office:value-type="string">
              <text:p>Internet</text:p>
            </table:table-cell>
            <table:table-cell table:style-name="Nivel6" table:formula="of:=[.X169]&amp;T(IF(EXACT([.$A169];1);ORG.OPENOFFICE.STYLE(&quot;Nivel1&quot;);IF(EXACT([.$A169];2);ORG.OPENOFFICE.STYLE(&quot;Nivel2&quot;);IF(EXACT([.$A169];2);ORG.OPENOFFICE.STYLE(&quot;Nivel2&quot;);IF(EXACT([.$A169];3);ORG.OPENOFFICE.STYLE(&quot;Nivel3&quot;);IF(EXACT([.$A169];4);ORG.OPENOFFICE.STYLE(&quot;Nivel4&quot;);IF(EXACT([.$A169];5);ORG.OPENOFFICE.STYLE(&quot;Nivel5&quot;);IF(EXACT([.$A169];6);ORG.OPENOFFICE.STYLE(&quot;Nivel6&quot;);IF(EXACT([.$A169];7);ORG.OPENOFFICE.STYLE(&quot;Nivel7&quot;))))))))))" office:value-type="string" office:string-value="Internet">
              <text:p>Internet</text:p>
            </table:table-cell>
            <table:table-cell table:style-name="Datos" table:formula="of:=IF(EXACT([.A169];1);&quot;&quot;;IF(EXACT([.A169];2);INDIRECT(CONCATENATE(&quot;V&quot;;[.C169]));IF(EXACT([.A169];3);INDIRECT(CONCATENATE(&quot;V&quot;;[.F169]));IF(EXACT([.A169];4);INDIRECT(CONCATENATE(&quot;V&quot;;[.I169]));IF(EXACT([.A169];5);INDIRECT(CONCATENATE(&quot;V&quot;;[.L169]));IF(EXACT([.A169];6);INDIRECT(CONCATENATE(&quot;V&quot;;[.O169]));IF(EXACT([.A169];7);INDIRECT(CONCATENATE(&quot;V&quot;;[.R169])))))))))" office:value-type="string" office:string-value="512300">
              <text:p>5123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69];7));NOT(EXACT([.AB169];&quot;view&quot;)));AND(EXACT([.A169];7);EXACT([.AB169];&quot;view&quot;))))" office:value-type="float" office:value="1">
              <text:p>1</text:p>
            </table:table-cell>
            <table:table-cell table:style-name="Datos" table:formula="of:=VLOOKUP([.AB169];['account.type'.$A$2:.$I$12];8)" office:value-type="string" office:string-value="view">
              <text:p>view</text:p>
            </table:table-cell>
            <table:table-cell table:style-name="Datos" table:formula="of:=VLOOKUP([.AB16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69];1);CHAR(9)&amp;CHAR(9)&amp;&quot;&lt;record id=&quot;&quot;account_account_template_&quot;&amp;SUBSTITUTE([.AG$1]&amp;[.$V169];&quot;-&quot;;&quot;_&quot;)&amp;&quot;&quot;&quot; model=&quot;&quot;account.account.template&quot;&quot;&gt;&quot;&amp;CHAR(13)&amp;CHAR(9)&amp;CHAR(9)&amp;CHAR(9)&amp;&quot;&lt;field name=&quot;&quot;code&quot;&quot;&gt;&quot;&amp;[.AG$1]&amp;[.$V169]&amp;&quot;&lt;/field&gt;&quot;&amp;CHAR(13)&amp;CHAR(9)&amp;CHAR(9)&amp;CHAR(9)&amp;&quot;&lt;field name=&quot;&quot;name&quot;&quot;&gt;&quot;&amp;[.AG$1]&amp;[.$Y169]&amp;&quot;&lt;/field&gt;&quot;&amp;CHAR(13)&amp;CHAR(9)&amp;CHAR(9)&amp;CHAR(9)&amp;&quot;&lt;field name=&quot;&quot;shortcut&quot;&quot;&gt;&quot;&amp;IF(EXACT([.$W169];&quot;&quot;);&quot;&quot;;[.AG$1]&amp;[.$W169])&amp;&quot;&lt;/field&gt;&quot;&amp;CHAR(13)&amp;CHAR(9)&amp;CHAR(9)&amp;CHAR(9)&amp;&quot;&lt;field name=&quot;&quot;parent_id&quot;&quot; ref=&quot;&quot;&quot;&amp;IF(EXACT([.$Z169];&quot;&quot;);&quot;&quot;;[.AG$1]&amp;[.$Z169])&amp;&quot;&quot;&quot;/&gt;&quot;&amp;CHAR(13)&amp;CHAR(9)&amp;CHAR(9)&amp;CHAR(9)&amp;&quot;&lt;field name=&quot;&quot;user_type&quot;&quot; ref=&quot;&quot;account_account_type_&quot;&amp;[.$AB169]&amp;&quot;&quot;&quot;/&gt;&quot;&amp;CHAR(13)&amp;CHAR(9)&amp;CHAR(9)&amp;CHAR(9)&amp;&quot;&lt;field name=&quot;&quot;currency_id&quot;&quot; ref=&quot;&quot;&quot;&amp;[.AA169]&amp;&quot;&quot;&quot;/&gt;&quot;&amp;CHAR(13)&amp;CHAR(9)&amp;CHAR(9)&amp;CHAR(9)&amp;&quot;&lt;field name=&quot;&quot;type&quot;&quot;&gt;&quot;&amp;[.$AD169]&amp;&quot;&lt;/field&gt;&quot;&amp;CHAR(13)&amp;CHAR(9)&amp;CHAR(9)&amp;CHAR(9)&amp;&quot;&lt;field name=&quot;&quot;reconcile&quot;&quot; eval=&quot;&quot;&quot;&amp;[.$AE169]&amp;&quot;&quot;&quot;/&gt;&quot;&amp;IF(EXACT([.$AF169];&quot;&quot;);&quot;&quot;;CHAR(13)&amp;CHAR(9)&amp;CHAR(9)&amp;CHAR(9)&amp;&quot;&lt;field name=&quot;&quot;tax_ids&quot;&quot;&gt;&quot;&amp;SUBSTITUTE([.$AF16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340&quot; model=&quot;account.account.template&quot;&gt;&#13;&#9;&#9;&#9;&lt;field name=&quot;code&quot;&gt;0-512340&lt;/field&gt;&#13;&#9;&#9;&#9;&lt;field name=&quot;name&quot;&gt;0-Internet&lt;/field&gt;&#13;&#9;&#9;&#9;&lt;field name=&quot;shortcut&quot;&gt;0-Int&lt;/field&gt;&#13;&#9;&#9;&#9;&lt;field name=&quot;parent_id&quot; ref=&quot;0-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340" model="account.account.template"&gt;<text:tab/><text:tab/><text:tab/>&lt;field name="code"&gt;0-512340&lt;/field&gt;<text:tab/><text:tab/><text:tab/>&lt;field name="name"&gt;0-Internet&lt;/field&gt;<text:tab/><text:tab/><text:tab/>&lt;field name="shortcut"&gt;0-Int&lt;/field&gt;<text:tab/><text:tab/><text:tab/>&lt;field name="parent_id" ref="0-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69];1);CHAR(9)&amp;CHAR(9)&amp;&quot;&lt;record id=&quot;&quot;account_account_template_&quot;&amp;SUBSTITUTE([.AH$1]&amp;[.$V169];&quot;-&quot;;&quot;_&quot;)&amp;&quot;&quot;&quot; model=&quot;&quot;account.account.template&quot;&quot;&gt;&quot;&amp;CHAR(13)&amp;CHAR(9)&amp;CHAR(9)&amp;CHAR(9)&amp;&quot;&lt;field name=&quot;&quot;code&quot;&quot;&gt;&quot;&amp;[.AH$1]&amp;[.$V169]&amp;&quot;&lt;/field&gt;&quot;&amp;CHAR(13)&amp;CHAR(9)&amp;CHAR(9)&amp;CHAR(9)&amp;&quot;&lt;field name=&quot;&quot;name&quot;&quot;&gt;&quot;&amp;[.AH$1]&amp;[.$Y169]&amp;&quot;&lt;/field&gt;&quot;&amp;CHAR(13)&amp;CHAR(9)&amp;CHAR(9)&amp;CHAR(9)&amp;&quot;&lt;field name=&quot;&quot;shortcut&quot;&quot;&gt;&quot;&amp;IF(EXACT([.$W169];&quot;&quot;);&quot;&quot;;[.AH$1]&amp;[.$W169])&amp;&quot;&lt;/field&gt;&quot;&amp;CHAR(13)&amp;CHAR(9)&amp;CHAR(9)&amp;CHAR(9)&amp;&quot;&lt;field name=&quot;&quot;parent_id&quot;&quot; ref=&quot;&quot;&quot;&amp;IF(EXACT([.$Z169];&quot;&quot;);&quot;&quot;;[.AH$1]&amp;[.$Z169])&amp;&quot;&quot;&quot;/&gt;&quot;&amp;CHAR(13)&amp;CHAR(9)&amp;CHAR(9)&amp;CHAR(9)&amp;&quot;&lt;field name=&quot;&quot;user_type&quot;&quot; ref=&quot;&quot;account_account_type_&quot;&amp;[.$AB169]&amp;&quot;&quot;&quot;/&gt;&quot;&amp;CHAR(13)&amp;CHAR(9)&amp;CHAR(9)&amp;CHAR(9)&amp;&quot;&lt;field name=&quot;&quot;currency_id&quot;&quot; ref=&quot;&quot;&quot;&amp;[.AB169]&amp;&quot;&quot;&quot;/&gt;&quot;&amp;CHAR(13)&amp;CHAR(9)&amp;CHAR(9)&amp;CHAR(9)&amp;&quot;&lt;field name=&quot;&quot;type&quot;&quot;&gt;&quot;&amp;[.$AD169]&amp;&quot;&lt;/field&gt;&quot;&amp;CHAR(13)&amp;CHAR(9)&amp;CHAR(9)&amp;CHAR(9)&amp;&quot;&lt;field name=&quot;&quot;reconcile&quot;&quot; eval=&quot;&quot;&quot;&amp;[.$AE169]&amp;&quot;&quot;&quot;/&gt;&quot;&amp;IF(EXACT([.$AF169];&quot;&quot;);&quot;&quot;;CHAR(13)&amp;CHAR(9)&amp;CHAR(9)&amp;CHAR(9)&amp;&quot;&lt;field name=&quot;&quot;tax_ids&quot;&quot;&gt;&quot;&amp;SUBSTITUTE([.$AF16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340&quot; model=&quot;account.account.template&quot;&gt;&#13;&#9;&#9;&#9;&lt;field name=&quot;code&quot;&gt;1-512340&lt;/field&gt;&#13;&#9;&#9;&#9;&lt;field name=&quot;name&quot;&gt;1-Internet&lt;/field&gt;&#13;&#9;&#9;&#9;&lt;field name=&quot;shortcut&quot;&gt;1-Int&lt;/field&gt;&#13;&#9;&#9;&#9;&lt;field name=&quot;parent_id&quot; ref=&quot;1-5123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340" model="account.account.template"&gt;<text:tab/><text:tab/><text:tab/>&lt;field name="code"&gt;1-512340&lt;/field&gt;<text:tab/><text:tab/><text:tab/>&lt;field name="name"&gt;1-Internet&lt;/field&gt;<text:tab/><text:tab/><text:tab/>&lt;field name="shortcut"&gt;1-Int&lt;/field&gt;<text:tab/><text:tab/><text:tab/>&lt;field name="parent_id" ref="1-5123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69]&gt;[.A170];[.A169]=[.A170]);[.A169]&lt;&gt;7))" office:value-type="float" office:value="1">
              <text:p>1</text:p>
            </table:table-cell>
            <table:table-cell table:style-name="ce8" table:formula="of:=IF(EXACT([.A170];1);CELL(&quot;Row&quot;;[.C170]);[.C169])" office:value-type="float" office:value="2">
              <text:p>2</text:p>
            </table:table-cell>
            <table:table-cell table:style-name="ce8" table:formula="of:=IF(EXACT([.$A170];1);0;IF(EXACT([.$A170];2);[.D169]+1;[.D169]))" office:value-type="float" office:value="5">
              <text:p>5</text:p>
            </table:table-cell>
            <table:table-cell table:style-name="ce8" table:formula="of:=['Code format'.$C$2]&amp;TEXT([.D170];['Code format'.$B$2])&amp;['Code format'.$D$2]" office:value-type="string" office:string-value="5">
              <text:p>5</text:p>
            </table:table-cell>
            <table:table-cell table:style-name="ce8" table:formula="of:=IF(EXACT([.C169];[.C170]);IF(EXACT([.D169];[.D170]);[.F169];CELL(&quot;Row&quot;;[.F170]));[.C170])" office:value-type="float" office:value="129">
              <text:p>129</text:p>
            </table:table-cell>
            <table:table-cell table:style-name="ce8" table:formula="of:=IF(AND([.$A170]&lt;=[.H$1];[.$A169]&gt;[.$A170]);0;IF(EXACT([.$A170];[.H$1]+1);[.G169]+1;[.G169]))" office:value-type="float" office:value="1">
              <text:p>1</text:p>
            </table:table-cell>
            <table:table-cell table:style-name="ce8" table:formula="of:=['Code format'.$C$3]&amp;TEXT([.G170];['Code format'.$B$3])&amp;['Code format'.$D$3]" office:value-type="string" office:string-value="1">
              <text:p>1</text:p>
            </table:table-cell>
            <table:table-cell table:style-name="ce8" table:formula="of:=IF(EXACT([.F169];[.F170]);IF(EXACT([.G169];[.G170]);[.I169];CELL(&quot;Row&quot;;[.I170]));[.F170])" office:value-type="float" office:value="130">
              <text:p>130</text:p>
            </table:table-cell>
            <table:table-cell table:style-name="ce8" table:formula="of:=IF(AND([.$A170]&lt;=[.K$1];[.$A169]&gt;[.$A170]);0;IF(EXACT([.$A170];[.K$1]+1);[.J169]+1;[.J169]))" office:value-type="float" office:value="2">
              <text:p>2</text:p>
            </table:table-cell>
            <table:table-cell table:style-name="ce8" table:formula="of:=['Code format'.$C$4]&amp;TEXT([.J170];['Code format'.$B$4])&amp;['Code format'.$D$4]" office:value-type="string" office:string-value="2">
              <text:p>2</text:p>
            </table:table-cell>
            <table:table-cell table:style-name="ce8" table:formula="of:=IF(EXACT([.I169];[.I170]);IF(EXACT([.J169];[.J170]);[.L169];CELL(&quot;Row&quot;;[.L170]));[.I170])" office:value-type="float" office:value="157">
              <text:p>157</text:p>
            </table:table-cell>
            <table:table-cell table:style-name="ce8" table:formula="of:=IF(AND([.$A170]&lt;=[.N$1];[.$A169]&gt;[.$A170]);0;IF(EXACT([.$A170];[.N$1]+1);[.M169]+1;[.M169]))" office:value-type="float" office:value="3">
              <text:p>3</text:p>
            </table:table-cell>
            <table:table-cell table:style-name="ce8" table:formula="of:=['Code format'.$C$5]&amp;TEXT([.M170];['Code format'.$B$5])&amp;['Code format'.$D$5]" office:value-type="string" office:string-value="3">
              <text:p>3</text:p>
            </table:table-cell>
            <table:table-cell table:style-name="ce8" table:formula="of:=IF(EXACT([.L169];[.L170]);IF(EXACT([.M169];[.M170]);[.O169];CELL(&quot;Row&quot;;[.O170]));[.L170])" office:value-type="float" office:value="162">
              <text:p>162</text:p>
            </table:table-cell>
            <table:table-cell table:style-name="ce8" table:formula="of:=IF(AND([.$A170]&lt;=[.Q$1];[.$A169]&gt;[.$A170]);0;IF(EXACT([.$A170];[.Q$1]+1);[.P169]+1;[.P169]))" office:value-type="float" office:value="4">
              <text:p>4</text:p>
            </table:table-cell>
            <table:table-cell table:style-name="ce8" table:formula="of:=['Code format'.$C$6]&amp;TEXT([.P170];['Code format'.$B$6])&amp;['Code format'.$D$6]" office:value-type="string" office:string-value="4">
              <text:p>4</text:p>
            </table:table-cell>
            <table:table-cell table:style-name="ce8" table:formula="of:=IF(EXACT([.O169];[.O170]);IF(EXACT([.P169];[.P170]);[.R169];CELL(&quot;Row&quot;;[.R170]));[.O170])" office:value-type="float" office:value="169">
              <text:p>169</text:p>
            </table:table-cell>
            <table:table-cell table:style-name="ce8" table:formula="of:=IF(AND([.$A170]&lt;=[.T$1];[.$A169]&gt;[.$A170]);0;IF(EXACT([.$A170];[.T$1]+1);[.S169]+1;[.S169]))" office:value-type="float" office:value="1">
              <text:p>1</text:p>
            </table:table-cell>
            <table:table-cell table:style-name="ce8" table:formula="of:=['Code format'.$C$7]&amp;TEXT([.S170];['Code format'.$B$7])&amp;['Code format'.$D$7]" office:value-type="string" office:string-value="1">
              <text:p>1</text:p>
            </table:table-cell>
            <table:table-cell table:style-name="ce8" table:formula="of:=IF(EXACT([.R169];[.R170]);IF(EXACT([.S169];[.S170]);[.U169];CELL(&quot;Row&quot;;[.U170]));[.R170])" office:value-type="float" office:value="170">
              <text:p>170</text:p>
            </table:table-cell>
            <table:table-cell table:style-name="Nivel7" table:formula="of:=CONCATENATE([.E170];[.H170];[.K170];[.N170];[.Q170];[.T170])&amp;T(IF(EXACT([.$A170];1);ORG.OPENOFFICE.STYLE(&quot;Nivel1&quot;);IF(EXACT([.$A170];2);ORG.OPENOFFICE.STYLE(&quot;Nivel2&quot;);IF(EXACT([.$A170];2);ORG.OPENOFFICE.STYLE(&quot;Nivel2&quot;);IF(EXACT([.$A170];3);ORG.OPENOFFICE.STYLE(&quot;Nivel3&quot;);IF(EXACT([.$A170];4);ORG.OPENOFFICE.STYLE(&quot;Nivel4&quot;);IF(EXACT([.$A170];5);ORG.OPENOFFICE.STYLE(&quot;Nivel5&quot;);IF(EXACT([.$A170];6);ORG.OPENOFFICE.STYLE(&quot;Nivel6&quot;);IF(EXACT([.$A170];7);ORG.OPENOFFICE.STYLE(&quot;Nivel7&quot;))))))))))" office:value-type="string" office:string-value="512341">
              <text:p>512341</text:p>
            </table:table-cell>
            <table:table-cell table:style-name="ce9"/>
            <table:table-cell table:style-name="ce9" office:value-type="string">
              <text:p>Contrato 1</text:p>
            </table:table-cell>
            <table:table-cell table:style-name="Nivel7" table:formula="of:=[.X170]&amp;T(IF(EXACT([.$A170];1);ORG.OPENOFFICE.STYLE(&quot;Nivel1&quot;);IF(EXACT([.$A170];2);ORG.OPENOFFICE.STYLE(&quot;Nivel2&quot;);IF(EXACT([.$A170];2);ORG.OPENOFFICE.STYLE(&quot;Nivel2&quot;);IF(EXACT([.$A170];3);ORG.OPENOFFICE.STYLE(&quot;Nivel3&quot;);IF(EXACT([.$A170];4);ORG.OPENOFFICE.STYLE(&quot;Nivel4&quot;);IF(EXACT([.$A170];5);ORG.OPENOFFICE.STYLE(&quot;Nivel5&quot;);IF(EXACT([.$A170];6);ORG.OPENOFFICE.STYLE(&quot;Nivel6&quot;);IF(EXACT([.$A170];7);ORG.OPENOFFICE.STYLE(&quot;Nivel7&quot;))))))))))" office:value-type="string" office:string-value="Contrato 1">
              <text:p>Contrato 1</text:p>
            </table:table-cell>
            <table:table-cell table:style-name="Datos" table:formula="of:=IF(EXACT([.A170];1);&quot;&quot;;IF(EXACT([.A170];2);INDIRECT(CONCATENATE(&quot;V&quot;;[.C170]));IF(EXACT([.A170];3);INDIRECT(CONCATENATE(&quot;V&quot;;[.F170]));IF(EXACT([.A170];4);INDIRECT(CONCATENATE(&quot;V&quot;;[.I170]));IF(EXACT([.A170];5);INDIRECT(CONCATENATE(&quot;V&quot;;[.L170]));IF(EXACT([.A170];6);INDIRECT(CONCATENATE(&quot;V&quot;;[.O170]));IF(EXACT([.A170];7);INDIRECT(CONCATENATE(&quot;V&quot;;[.R170])))))))))" office:value-type="string" office:string-value="512340">
              <text:p>51234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70];7));NOT(EXACT([.AB170];&quot;view&quot;)));AND(EXACT([.A170];7);EXACT([.AB170];&quot;view&quot;))))" office:value-type="float" office:value="1">
              <text:p>1</text:p>
            </table:table-cell>
            <table:table-cell table:style-name="Datos" table:formula="of:=VLOOKUP([.AB170];['account.type'.$A$2:.$I$12];8)" office:value-type="string" office:string-value="other">
              <text:p>other</text:p>
            </table:table-cell>
            <table:table-cell table:style-name="Datos" table:formula="of:=VLOOKUP([.AB17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0];1);CHAR(9)&amp;CHAR(9)&amp;&quot;&lt;record id=&quot;&quot;account_account_template_&quot;&amp;SUBSTITUTE([.AG$1]&amp;[.$V170];&quot;-&quot;;&quot;_&quot;)&amp;&quot;&quot;&quot; model=&quot;&quot;account.account.template&quot;&quot;&gt;&quot;&amp;CHAR(13)&amp;CHAR(9)&amp;CHAR(9)&amp;CHAR(9)&amp;&quot;&lt;field name=&quot;&quot;code&quot;&quot;&gt;&quot;&amp;[.AG$1]&amp;[.$V170]&amp;&quot;&lt;/field&gt;&quot;&amp;CHAR(13)&amp;CHAR(9)&amp;CHAR(9)&amp;CHAR(9)&amp;&quot;&lt;field name=&quot;&quot;name&quot;&quot;&gt;&quot;&amp;[.AG$1]&amp;[.$Y170]&amp;&quot;&lt;/field&gt;&quot;&amp;CHAR(13)&amp;CHAR(9)&amp;CHAR(9)&amp;CHAR(9)&amp;&quot;&lt;field name=&quot;&quot;shortcut&quot;&quot;&gt;&quot;&amp;IF(EXACT([.$W170];&quot;&quot;);&quot;&quot;;[.AG$1]&amp;[.$W170])&amp;&quot;&lt;/field&gt;&quot;&amp;CHAR(13)&amp;CHAR(9)&amp;CHAR(9)&amp;CHAR(9)&amp;&quot;&lt;field name=&quot;&quot;parent_id&quot;&quot; ref=&quot;&quot;&quot;&amp;IF(EXACT([.$Z170];&quot;&quot;);&quot;&quot;;[.AG$1]&amp;[.$Z170])&amp;&quot;&quot;&quot;/&gt;&quot;&amp;CHAR(13)&amp;CHAR(9)&amp;CHAR(9)&amp;CHAR(9)&amp;&quot;&lt;field name=&quot;&quot;user_type&quot;&quot; ref=&quot;&quot;account_account_type_&quot;&amp;[.$AB170]&amp;&quot;&quot;&quot;/&gt;&quot;&amp;CHAR(13)&amp;CHAR(9)&amp;CHAR(9)&amp;CHAR(9)&amp;&quot;&lt;field name=&quot;&quot;currency_id&quot;&quot; ref=&quot;&quot;&quot;&amp;[.AA170]&amp;&quot;&quot;&quot;/&gt;&quot;&amp;CHAR(13)&amp;CHAR(9)&amp;CHAR(9)&amp;CHAR(9)&amp;&quot;&lt;field name=&quot;&quot;type&quot;&quot;&gt;&quot;&amp;[.$AD170]&amp;&quot;&lt;/field&gt;&quot;&amp;CHAR(13)&amp;CHAR(9)&amp;CHAR(9)&amp;CHAR(9)&amp;&quot;&lt;field name=&quot;&quot;reconcile&quot;&quot; eval=&quot;&quot;&quot;&amp;[.$AE170]&amp;&quot;&quot;&quot;/&gt;&quot;&amp;IF(EXACT([.$AF170];&quot;&quot;);&quot;&quot;;CHAR(13)&amp;CHAR(9)&amp;CHAR(9)&amp;CHAR(9)&amp;&quot;&lt;field name=&quot;&quot;tax_ids&quot;&quot;&gt;&quot;&amp;SUBSTITUTE([.$AF17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341&quot; model=&quot;account.account.template&quot;&gt;&#13;&#9;&#9;&#9;&lt;field name=&quot;code&quot;&gt;0-512341&lt;/field&gt;&#13;&#9;&#9;&#9;&lt;field name=&quot;name&quot;&gt;0-Contrato 1&lt;/field&gt;&#13;&#9;&#9;&#9;&lt;field name=&quot;shortcut&quot;&gt;&lt;/field&gt;&#13;&#9;&#9;&#9;&lt;field name=&quot;parent_id&quot; ref=&quot;0-51234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2341" model="account.account.template"&gt;<text:tab/><text:tab/><text:tab/>&lt;field name="code"&gt;0-512341&lt;/field&gt;<text:tab/><text:tab/><text:tab/>&lt;field name="name"&gt;0-Contrato 1&lt;/field&gt;<text:tab/><text:tab/><text:tab/>&lt;field name="shortcut"&gt;&lt;/field&gt;<text:tab/><text:tab/><text:tab/>&lt;field name="parent_id" ref="0-51234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70];1);CHAR(9)&amp;CHAR(9)&amp;&quot;&lt;record id=&quot;&quot;account_account_template_&quot;&amp;SUBSTITUTE([.AH$1]&amp;[.$V170];&quot;-&quot;;&quot;_&quot;)&amp;&quot;&quot;&quot; model=&quot;&quot;account.account.template&quot;&quot;&gt;&quot;&amp;CHAR(13)&amp;CHAR(9)&amp;CHAR(9)&amp;CHAR(9)&amp;&quot;&lt;field name=&quot;&quot;code&quot;&quot;&gt;&quot;&amp;[.AH$1]&amp;[.$V170]&amp;&quot;&lt;/field&gt;&quot;&amp;CHAR(13)&amp;CHAR(9)&amp;CHAR(9)&amp;CHAR(9)&amp;&quot;&lt;field name=&quot;&quot;name&quot;&quot;&gt;&quot;&amp;[.AH$1]&amp;[.$Y170]&amp;&quot;&lt;/field&gt;&quot;&amp;CHAR(13)&amp;CHAR(9)&amp;CHAR(9)&amp;CHAR(9)&amp;&quot;&lt;field name=&quot;&quot;shortcut&quot;&quot;&gt;&quot;&amp;IF(EXACT([.$W170];&quot;&quot;);&quot;&quot;;[.AH$1]&amp;[.$W170])&amp;&quot;&lt;/field&gt;&quot;&amp;CHAR(13)&amp;CHAR(9)&amp;CHAR(9)&amp;CHAR(9)&amp;&quot;&lt;field name=&quot;&quot;parent_id&quot;&quot; ref=&quot;&quot;&quot;&amp;IF(EXACT([.$Z170];&quot;&quot;);&quot;&quot;;[.AH$1]&amp;[.$Z170])&amp;&quot;&quot;&quot;/&gt;&quot;&amp;CHAR(13)&amp;CHAR(9)&amp;CHAR(9)&amp;CHAR(9)&amp;&quot;&lt;field name=&quot;&quot;user_type&quot;&quot; ref=&quot;&quot;account_account_type_&quot;&amp;[.$AB170]&amp;&quot;&quot;&quot;/&gt;&quot;&amp;CHAR(13)&amp;CHAR(9)&amp;CHAR(9)&amp;CHAR(9)&amp;&quot;&lt;field name=&quot;&quot;currency_id&quot;&quot; ref=&quot;&quot;&quot;&amp;[.AB170]&amp;&quot;&quot;&quot;/&gt;&quot;&amp;CHAR(13)&amp;CHAR(9)&amp;CHAR(9)&amp;CHAR(9)&amp;&quot;&lt;field name=&quot;&quot;type&quot;&quot;&gt;&quot;&amp;[.$AD170]&amp;&quot;&lt;/field&gt;&quot;&amp;CHAR(13)&amp;CHAR(9)&amp;CHAR(9)&amp;CHAR(9)&amp;&quot;&lt;field name=&quot;&quot;reconcile&quot;&quot; eval=&quot;&quot;&quot;&amp;[.$AE170]&amp;&quot;&quot;&quot;/&gt;&quot;&amp;IF(EXACT([.$AF170];&quot;&quot;);&quot;&quot;;CHAR(13)&amp;CHAR(9)&amp;CHAR(9)&amp;CHAR(9)&amp;&quot;&lt;field name=&quot;&quot;tax_ids&quot;&quot;&gt;&quot;&amp;SUBSTITUTE([.$AF17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341&quot; model=&quot;account.account.template&quot;&gt;&#13;&#9;&#9;&#9;&lt;field name=&quot;code&quot;&gt;1-512341&lt;/field&gt;&#13;&#9;&#9;&#9;&lt;field name=&quot;name&quot;&gt;1-Contrato 1&lt;/field&gt;&#13;&#9;&#9;&#9;&lt;field name=&quot;shortcut&quot;&gt;&lt;/field&gt;&#13;&#9;&#9;&#9;&lt;field name=&quot;parent_id&quot; ref=&quot;1-51234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2341" model="account.account.template"&gt;<text:tab/><text:tab/><text:tab/>&lt;field name="code"&gt;1-512341&lt;/field&gt;<text:tab/><text:tab/><text:tab/>&lt;field name="name"&gt;1-Contrato 1&lt;/field&gt;<text:tab/><text:tab/><text:tab/>&lt;field name="shortcut"&gt;&lt;/field&gt;<text:tab/><text:tab/><text:tab/>&lt;field name="parent_id" ref="1-51234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70]&gt;[.A171];[.A170]=[.A171]);[.A170]&lt;&gt;7))" office:value-type="float" office:value="1">
              <text:p>1</text:p>
            </table:table-cell>
            <table:table-cell table:style-name="ce8" table:formula="of:=IF(EXACT([.A171];1);CELL(&quot;Row&quot;;[.C171]);[.C170])" office:value-type="float" office:value="2">
              <text:p>2</text:p>
            </table:table-cell>
            <table:table-cell table:style-name="ce8" table:formula="of:=IF(EXACT([.$A171];1);0;IF(EXACT([.$A171];2);[.D170]+1;[.D170]))" office:value-type="float" office:value="5">
              <text:p>5</text:p>
            </table:table-cell>
            <table:table-cell table:style-name="ce8" table:formula="of:=['Code format'.$C$2]&amp;TEXT([.D171];['Code format'.$B$2])&amp;['Code format'.$D$2]" office:value-type="string" office:string-value="5">
              <text:p>5</text:p>
            </table:table-cell>
            <table:table-cell table:style-name="ce8" table:formula="of:=IF(EXACT([.C170];[.C171]);IF(EXACT([.D170];[.D171]);[.F170];CELL(&quot;Row&quot;;[.F171]));[.C171])" office:value-type="float" office:value="129">
              <text:p>129</text:p>
            </table:table-cell>
            <table:table-cell table:style-name="ce8" table:formula="of:=IF(AND([.$A171]&lt;=[.H$1];[.$A170]&gt;[.$A171]);0;IF(EXACT([.$A171];[.H$1]+1);[.G170]+1;[.G170]))" office:value-type="float" office:value="1">
              <text:p>1</text:p>
            </table:table-cell>
            <table:table-cell table:style-name="ce8" table:formula="of:=['Code format'.$C$3]&amp;TEXT([.G171];['Code format'.$B$3])&amp;['Code format'.$D$3]" office:value-type="string" office:string-value="1">
              <text:p>1</text:p>
            </table:table-cell>
            <table:table-cell table:style-name="ce8" table:formula="of:=IF(EXACT([.F170];[.F171]);IF(EXACT([.G170];[.G171]);[.I170];CELL(&quot;Row&quot;;[.I171]));[.F171])" office:value-type="float" office:value="130">
              <text:p>130</text:p>
            </table:table-cell>
            <table:table-cell table:style-name="ce8" table:formula="of:=IF(AND([.$A171]&lt;=[.K$1];[.$A170]&gt;[.$A171]);0;IF(EXACT([.$A171];[.K$1]+1);[.J170]+1;[.J170]))" office:value-type="float" office:value="2">
              <text:p>2</text:p>
            </table:table-cell>
            <table:table-cell table:style-name="ce8" table:formula="of:=['Code format'.$C$4]&amp;TEXT([.J171];['Code format'.$B$4])&amp;['Code format'.$D$4]" office:value-type="string" office:string-value="2">
              <text:p>2</text:p>
            </table:table-cell>
            <table:table-cell table:style-name="ce8" table:formula="of:=IF(EXACT([.I170];[.I171]);IF(EXACT([.J170];[.J171]);[.L170];CELL(&quot;Row&quot;;[.L171]));[.I171])" office:value-type="float" office:value="157">
              <text:p>157</text:p>
            </table:table-cell>
            <table:table-cell table:style-name="ce8" table:formula="of:=IF(AND([.$A171]&lt;=[.N$1];[.$A170]&gt;[.$A171]);0;IF(EXACT([.$A171];[.N$1]+1);[.M170]+1;[.M170]))" office:value-type="float" office:value="4">
              <text:p>4</text:p>
            </table:table-cell>
            <table:table-cell table:style-name="ce8" table:formula="of:=['Code format'.$C$5]&amp;TEXT([.M171];['Code format'.$B$5])&amp;['Code format'.$D$5]" office:value-type="string" office:string-value="4">
              <text:p>4</text:p>
            </table:table-cell>
            <table:table-cell table:style-name="ce8" table:formula="of:=IF(EXACT([.L170];[.L171]);IF(EXACT([.M170];[.M171]);[.O170];CELL(&quot;Row&quot;;[.O171]));[.L171])" office:value-type="float" office:value="171">
              <text:p>171</text:p>
            </table:table-cell>
            <table:table-cell table:style-name="ce8" table:formula="of:=IF(AND([.$A171]&lt;=[.Q$1];[.$A170]&gt;[.$A171]);0;IF(EXACT([.$A171];[.Q$1]+1);[.P170]+1;[.P170]))" office:value-type="float" office:value="0">
              <text:p>0</text:p>
            </table:table-cell>
            <table:table-cell table:style-name="ce8" table:formula="of:=['Code format'.$C$6]&amp;TEXT([.P171];['Code format'.$B$6])&amp;['Code format'.$D$6]" office:value-type="string" office:string-value="0">
              <text:p>0</text:p>
            </table:table-cell>
            <table:table-cell table:style-name="ce8" table:formula="of:=IF(EXACT([.O170];[.O171]);IF(EXACT([.P170];[.P171]);[.R170];CELL(&quot;Row&quot;;[.R171]));[.O171])" office:value-type="float" office:value="171">
              <text:p>171</text:p>
            </table:table-cell>
            <table:table-cell table:style-name="ce8" table:formula="of:=IF(AND([.$A171]&lt;=[.T$1];[.$A170]&gt;[.$A171]);0;IF(EXACT([.$A171];[.T$1]+1);[.S170]+1;[.S170]))" office:value-type="float" office:value="0">
              <text:p>0</text:p>
            </table:table-cell>
            <table:table-cell table:style-name="ce8" table:formula="of:=['Code format'.$C$7]&amp;TEXT([.S171];['Code format'.$B$7])&amp;['Code format'.$D$7]" office:value-type="string" office:string-value="0">
              <text:p>0</text:p>
            </table:table-cell>
            <table:table-cell table:style-name="ce8" table:formula="of:=IF(EXACT([.R170];[.R171]);IF(EXACT([.S170];[.S171]);[.U170];CELL(&quot;Row&quot;;[.U171]));[.R171])" office:value-type="float" office:value="171">
              <text:p>171</text:p>
            </table:table-cell>
            <table:table-cell table:style-name="Nivel5" table:formula="of:=CONCATENATE([.E171];[.H171];[.K171];[.N171];[.Q171];[.T171])&amp;T(IF(EXACT([.$A171];1);ORG.OPENOFFICE.STYLE(&quot;Nivel1&quot;);IF(EXACT([.$A171];2);ORG.OPENOFFICE.STYLE(&quot;Nivel2&quot;);IF(EXACT([.$A171];2);ORG.OPENOFFICE.STYLE(&quot;Nivel2&quot;);IF(EXACT([.$A171];3);ORG.OPENOFFICE.STYLE(&quot;Nivel3&quot;);IF(EXACT([.$A171];4);ORG.OPENOFFICE.STYLE(&quot;Nivel4&quot;);IF(EXACT([.$A171];5);ORG.OPENOFFICE.STYLE(&quot;Nivel5&quot;);IF(EXACT([.$A171];6);ORG.OPENOFFICE.STYLE(&quot;Nivel6&quot;);IF(EXACT([.$A171];7);ORG.OPENOFFICE.STYLE(&quot;Nivel7&quot;))))))))))" office:value-type="string" office:string-value="512400">
              <text:p>512400</text:p>
            </table:table-cell>
            <table:table-cell table:style-name="ce9" office:value-type="string">
              <text:p>SumOf</text:p>
            </table:table-cell>
            <table:table-cell table:style-name="ce9" office:value-type="string">
              <text:p>Suministros de oficina</text:p>
            </table:table-cell>
            <table:table-cell table:style-name="Nivel5" table:formula="of:=[.X171]&amp;T(IF(EXACT([.$A171];1);ORG.OPENOFFICE.STYLE(&quot;Nivel1&quot;);IF(EXACT([.$A171];2);ORG.OPENOFFICE.STYLE(&quot;Nivel2&quot;);IF(EXACT([.$A171];2);ORG.OPENOFFICE.STYLE(&quot;Nivel2&quot;);IF(EXACT([.$A171];3);ORG.OPENOFFICE.STYLE(&quot;Nivel3&quot;);IF(EXACT([.$A171];4);ORG.OPENOFFICE.STYLE(&quot;Nivel4&quot;);IF(EXACT([.$A171];5);ORG.OPENOFFICE.STYLE(&quot;Nivel5&quot;);IF(EXACT([.$A171];6);ORG.OPENOFFICE.STYLE(&quot;Nivel6&quot;);IF(EXACT([.$A171];7);ORG.OPENOFFICE.STYLE(&quot;Nivel7&quot;))))))))))" office:value-type="string" office:string-value="Suministros de oficina">
              <text:p>Suministros de oficina</text:p>
            </table:table-cell>
            <table:table-cell table:style-name="Datos" table:formula="of:=IF(EXACT([.A171];1);&quot;&quot;;IF(EXACT([.A171];2);INDIRECT(CONCATENATE(&quot;V&quot;;[.C171]));IF(EXACT([.A171];3);INDIRECT(CONCATENATE(&quot;V&quot;;[.F171]));IF(EXACT([.A171];4);INDIRECT(CONCATENATE(&quot;V&quot;;[.I171]));IF(EXACT([.A171];5);INDIRECT(CONCATENATE(&quot;V&quot;;[.L171]));IF(EXACT([.A171];6);INDIRECT(CONCATENATE(&quot;V&quot;;[.O171]));IF(EXACT([.A171];7);INDIRECT(CONCATENATE(&quot;V&quot;;[.R171])))))))))" office:value-type="string" office:string-value="512000">
              <text:p>5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71];7));NOT(EXACT([.AB171];&quot;view&quot;)));AND(EXACT([.A171];7);EXACT([.AB171];&quot;view&quot;))))" office:value-type="float" office:value="1">
              <text:p>1</text:p>
            </table:table-cell>
            <table:table-cell table:style-name="Datos" table:formula="of:=VLOOKUP([.AB171];['account.type'.$A$2:.$I$12];8)" office:value-type="string" office:string-value="view">
              <text:p>view</text:p>
            </table:table-cell>
            <table:table-cell table:style-name="Datos" table:formula="of:=VLOOKUP([.AB17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1];1);CHAR(9)&amp;CHAR(9)&amp;&quot;&lt;record id=&quot;&quot;account_account_template_&quot;&amp;SUBSTITUTE([.AG$1]&amp;[.$V171];&quot;-&quot;;&quot;_&quot;)&amp;&quot;&quot;&quot; model=&quot;&quot;account.account.template&quot;&quot;&gt;&quot;&amp;CHAR(13)&amp;CHAR(9)&amp;CHAR(9)&amp;CHAR(9)&amp;&quot;&lt;field name=&quot;&quot;code&quot;&quot;&gt;&quot;&amp;[.AG$1]&amp;[.$V171]&amp;&quot;&lt;/field&gt;&quot;&amp;CHAR(13)&amp;CHAR(9)&amp;CHAR(9)&amp;CHAR(9)&amp;&quot;&lt;field name=&quot;&quot;name&quot;&quot;&gt;&quot;&amp;[.AG$1]&amp;[.$Y171]&amp;&quot;&lt;/field&gt;&quot;&amp;CHAR(13)&amp;CHAR(9)&amp;CHAR(9)&amp;CHAR(9)&amp;&quot;&lt;field name=&quot;&quot;shortcut&quot;&quot;&gt;&quot;&amp;IF(EXACT([.$W171];&quot;&quot;);&quot;&quot;;[.AG$1]&amp;[.$W171])&amp;&quot;&lt;/field&gt;&quot;&amp;CHAR(13)&amp;CHAR(9)&amp;CHAR(9)&amp;CHAR(9)&amp;&quot;&lt;field name=&quot;&quot;parent_id&quot;&quot; ref=&quot;&quot;&quot;&amp;IF(EXACT([.$Z171];&quot;&quot;);&quot;&quot;;[.AG$1]&amp;[.$Z171])&amp;&quot;&quot;&quot;/&gt;&quot;&amp;CHAR(13)&amp;CHAR(9)&amp;CHAR(9)&amp;CHAR(9)&amp;&quot;&lt;field name=&quot;&quot;user_type&quot;&quot; ref=&quot;&quot;account_account_type_&quot;&amp;[.$AB171]&amp;&quot;&quot;&quot;/&gt;&quot;&amp;CHAR(13)&amp;CHAR(9)&amp;CHAR(9)&amp;CHAR(9)&amp;&quot;&lt;field name=&quot;&quot;currency_id&quot;&quot; ref=&quot;&quot;&quot;&amp;[.AA171]&amp;&quot;&quot;&quot;/&gt;&quot;&amp;CHAR(13)&amp;CHAR(9)&amp;CHAR(9)&amp;CHAR(9)&amp;&quot;&lt;field name=&quot;&quot;type&quot;&quot;&gt;&quot;&amp;[.$AD171]&amp;&quot;&lt;/field&gt;&quot;&amp;CHAR(13)&amp;CHAR(9)&amp;CHAR(9)&amp;CHAR(9)&amp;&quot;&lt;field name=&quot;&quot;reconcile&quot;&quot; eval=&quot;&quot;&quot;&amp;[.$AE171]&amp;&quot;&quot;&quot;/&gt;&quot;&amp;IF(EXACT([.$AF171];&quot;&quot;);&quot;&quot;;CHAR(13)&amp;CHAR(9)&amp;CHAR(9)&amp;CHAR(9)&amp;&quot;&lt;field name=&quot;&quot;tax_ids&quot;&quot;&gt;&quot;&amp;SUBSTITUTE([.$AF17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400&quot; model=&quot;account.account.template&quot;&gt;&#13;&#9;&#9;&#9;&lt;field name=&quot;code&quot;&gt;0-512400&lt;/field&gt;&#13;&#9;&#9;&#9;&lt;field name=&quot;name&quot;&gt;0-Suministros de oficina&lt;/field&gt;&#13;&#9;&#9;&#9;&lt;field name=&quot;shortcut&quot;&gt;0-SumOf&lt;/field&gt;&#13;&#9;&#9;&#9;&lt;field name=&quot;parent_id&quot; ref=&quot;0-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400" model="account.account.template"&gt;<text:tab/><text:tab/><text:tab/>&lt;field name="code"&gt;0-512400&lt;/field&gt;<text:tab/><text:tab/><text:tab/>&lt;field name="name"&gt;0-Suministros de oficina&lt;/field&gt;<text:tab/><text:tab/><text:tab/>&lt;field name="shortcut"&gt;0-SumOf&lt;/field&gt;<text:tab/><text:tab/><text:tab/>&lt;field name="parent_id" ref="0-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71];1);CHAR(9)&amp;CHAR(9)&amp;&quot;&lt;record id=&quot;&quot;account_account_template_&quot;&amp;SUBSTITUTE([.AH$1]&amp;[.$V171];&quot;-&quot;;&quot;_&quot;)&amp;&quot;&quot;&quot; model=&quot;&quot;account.account.template&quot;&quot;&gt;&quot;&amp;CHAR(13)&amp;CHAR(9)&amp;CHAR(9)&amp;CHAR(9)&amp;&quot;&lt;field name=&quot;&quot;code&quot;&quot;&gt;&quot;&amp;[.AH$1]&amp;[.$V171]&amp;&quot;&lt;/field&gt;&quot;&amp;CHAR(13)&amp;CHAR(9)&amp;CHAR(9)&amp;CHAR(9)&amp;&quot;&lt;field name=&quot;&quot;name&quot;&quot;&gt;&quot;&amp;[.AH$1]&amp;[.$Y171]&amp;&quot;&lt;/field&gt;&quot;&amp;CHAR(13)&amp;CHAR(9)&amp;CHAR(9)&amp;CHAR(9)&amp;&quot;&lt;field name=&quot;&quot;shortcut&quot;&quot;&gt;&quot;&amp;IF(EXACT([.$W171];&quot;&quot;);&quot;&quot;;[.AH$1]&amp;[.$W171])&amp;&quot;&lt;/field&gt;&quot;&amp;CHAR(13)&amp;CHAR(9)&amp;CHAR(9)&amp;CHAR(9)&amp;&quot;&lt;field name=&quot;&quot;parent_id&quot;&quot; ref=&quot;&quot;&quot;&amp;IF(EXACT([.$Z171];&quot;&quot;);&quot;&quot;;[.AH$1]&amp;[.$Z171])&amp;&quot;&quot;&quot;/&gt;&quot;&amp;CHAR(13)&amp;CHAR(9)&amp;CHAR(9)&amp;CHAR(9)&amp;&quot;&lt;field name=&quot;&quot;user_type&quot;&quot; ref=&quot;&quot;account_account_type_&quot;&amp;[.$AB171]&amp;&quot;&quot;&quot;/&gt;&quot;&amp;CHAR(13)&amp;CHAR(9)&amp;CHAR(9)&amp;CHAR(9)&amp;&quot;&lt;field name=&quot;&quot;currency_id&quot;&quot; ref=&quot;&quot;&quot;&amp;[.AB171]&amp;&quot;&quot;&quot;/&gt;&quot;&amp;CHAR(13)&amp;CHAR(9)&amp;CHAR(9)&amp;CHAR(9)&amp;&quot;&lt;field name=&quot;&quot;type&quot;&quot;&gt;&quot;&amp;[.$AD171]&amp;&quot;&lt;/field&gt;&quot;&amp;CHAR(13)&amp;CHAR(9)&amp;CHAR(9)&amp;CHAR(9)&amp;&quot;&lt;field name=&quot;&quot;reconcile&quot;&quot; eval=&quot;&quot;&quot;&amp;[.$AE171]&amp;&quot;&quot;&quot;/&gt;&quot;&amp;IF(EXACT([.$AF171];&quot;&quot;);&quot;&quot;;CHAR(13)&amp;CHAR(9)&amp;CHAR(9)&amp;CHAR(9)&amp;&quot;&lt;field name=&quot;&quot;tax_ids&quot;&quot;&gt;&quot;&amp;SUBSTITUTE([.$AF17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400&quot; model=&quot;account.account.template&quot;&gt;&#13;&#9;&#9;&#9;&lt;field name=&quot;code&quot;&gt;1-512400&lt;/field&gt;&#13;&#9;&#9;&#9;&lt;field name=&quot;name&quot;&gt;1-Suministros de oficina&lt;/field&gt;&#13;&#9;&#9;&#9;&lt;field name=&quot;shortcut&quot;&gt;1-SumOf&lt;/field&gt;&#13;&#9;&#9;&#9;&lt;field name=&quot;parent_id&quot; ref=&quot;1-51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400" model="account.account.template"&gt;<text:tab/><text:tab/><text:tab/>&lt;field name="code"&gt;1-512400&lt;/field&gt;<text:tab/><text:tab/><text:tab/>&lt;field name="name"&gt;1-Suministros de oficina&lt;/field&gt;<text:tab/><text:tab/><text:tab/>&lt;field name="shortcut"&gt;1-SumOf&lt;/field&gt;<text:tab/><text:tab/><text:tab/>&lt;field name="parent_id" ref="1-51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71]&gt;[.A172];[.A171]=[.A172]);[.A171]&lt;&gt;7))" office:value-type="float" office:value="1">
              <text:p>1</text:p>
            </table:table-cell>
            <table:table-cell table:style-name="ce8" table:formula="of:=IF(EXACT([.A172];1);CELL(&quot;Row&quot;;[.C172]);[.C171])" office:value-type="float" office:value="2">
              <text:p>2</text:p>
            </table:table-cell>
            <table:table-cell table:style-name="ce8" table:formula="of:=IF(EXACT([.$A172];1);0;IF(EXACT([.$A172];2);[.D171]+1;[.D171]))" office:value-type="float" office:value="5">
              <text:p>5</text:p>
            </table:table-cell>
            <table:table-cell table:style-name="ce8" table:formula="of:=['Code format'.$C$2]&amp;TEXT([.D172];['Code format'.$B$2])&amp;['Code format'.$D$2]" office:value-type="string" office:string-value="5">
              <text:p>5</text:p>
            </table:table-cell>
            <table:table-cell table:style-name="ce8" table:formula="of:=IF(EXACT([.C171];[.C172]);IF(EXACT([.D171];[.D172]);[.F171];CELL(&quot;Row&quot;;[.F172]));[.C172])" office:value-type="float" office:value="129">
              <text:p>129</text:p>
            </table:table-cell>
            <table:table-cell table:style-name="ce8" table:formula="of:=IF(AND([.$A172]&lt;=[.H$1];[.$A171]&gt;[.$A172]);0;IF(EXACT([.$A172];[.H$1]+1);[.G171]+1;[.G171]))" office:value-type="float" office:value="1">
              <text:p>1</text:p>
            </table:table-cell>
            <table:table-cell table:style-name="ce8" table:formula="of:=['Code format'.$C$3]&amp;TEXT([.G172];['Code format'.$B$3])&amp;['Code format'.$D$3]" office:value-type="string" office:string-value="1">
              <text:p>1</text:p>
            </table:table-cell>
            <table:table-cell table:style-name="ce8" table:formula="of:=IF(EXACT([.F171];[.F172]);IF(EXACT([.G171];[.G172]);[.I171];CELL(&quot;Row&quot;;[.I172]));[.F172])" office:value-type="float" office:value="130">
              <text:p>130</text:p>
            </table:table-cell>
            <table:table-cell table:style-name="ce8" table:formula="of:=IF(AND([.$A172]&lt;=[.K$1];[.$A171]&gt;[.$A172]);0;IF(EXACT([.$A172];[.K$1]+1);[.J171]+1;[.J171]))" office:value-type="float" office:value="2">
              <text:p>2</text:p>
            </table:table-cell>
            <table:table-cell table:style-name="ce8" table:formula="of:=['Code format'.$C$4]&amp;TEXT([.J172];['Code format'.$B$4])&amp;['Code format'.$D$4]" office:value-type="string" office:string-value="2">
              <text:p>2</text:p>
            </table:table-cell>
            <table:table-cell table:style-name="ce8" table:formula="of:=IF(EXACT([.I171];[.I172]);IF(EXACT([.J171];[.J172]);[.L171];CELL(&quot;Row&quot;;[.L172]));[.I172])" office:value-type="float" office:value="157">
              <text:p>157</text:p>
            </table:table-cell>
            <table:table-cell table:style-name="ce8" table:formula="of:=IF(AND([.$A172]&lt;=[.N$1];[.$A171]&gt;[.$A172]);0;IF(EXACT([.$A172];[.N$1]+1);[.M171]+1;[.M171]))" office:value-type="float" office:value="4">
              <text:p>4</text:p>
            </table:table-cell>
            <table:table-cell table:style-name="ce8" table:formula="of:=['Code format'.$C$5]&amp;TEXT([.M172];['Code format'.$B$5])&amp;['Code format'.$D$5]" office:value-type="string" office:string-value="4">
              <text:p>4</text:p>
            </table:table-cell>
            <table:table-cell table:style-name="ce8" table:formula="of:=IF(EXACT([.L171];[.L172]);IF(EXACT([.M171];[.M172]);[.O171];CELL(&quot;Row&quot;;[.O172]));[.L172])" office:value-type="float" office:value="171">
              <text:p>171</text:p>
            </table:table-cell>
            <table:table-cell table:style-name="ce8" table:formula="of:=IF(AND([.$A172]&lt;=[.Q$1];[.$A171]&gt;[.$A172]);0;IF(EXACT([.$A172];[.Q$1]+1);[.P171]+1;[.P171]))" office:value-type="float" office:value="0">
              <text:p>0</text:p>
            </table:table-cell>
            <table:table-cell table:style-name="ce8" table:formula="of:=['Code format'.$C$6]&amp;TEXT([.P172];['Code format'.$B$6])&amp;['Code format'.$D$6]" office:value-type="string" office:string-value="0">
              <text:p>0</text:p>
            </table:table-cell>
            <table:table-cell table:style-name="ce8" table:formula="of:=IF(EXACT([.O171];[.O172]);IF(EXACT([.P171];[.P172]);[.R171];CELL(&quot;Row&quot;;[.R172]));[.O172])" office:value-type="float" office:value="171">
              <text:p>171</text:p>
            </table:table-cell>
            <table:table-cell table:style-name="ce8" table:formula="of:=IF(AND([.$A172]&lt;=[.T$1];[.$A171]&gt;[.$A172]);0;IF(EXACT([.$A172];[.T$1]+1);[.S171]+1;[.S171]))" office:value-type="float" office:value="1">
              <text:p>1</text:p>
            </table:table-cell>
            <table:table-cell table:style-name="ce8" table:formula="of:=['Code format'.$C$7]&amp;TEXT([.S172];['Code format'.$B$7])&amp;['Code format'.$D$7]" office:value-type="string" office:string-value="1">
              <text:p>1</text:p>
            </table:table-cell>
            <table:table-cell table:style-name="ce8" table:formula="of:=IF(EXACT([.R171];[.R172]);IF(EXACT([.S171];[.S172]);[.U171];CELL(&quot;Row&quot;;[.U172]));[.R172])" office:value-type="float" office:value="172">
              <text:p>172</text:p>
            </table:table-cell>
            <table:table-cell table:style-name="Nivel7" table:formula="of:=CONCATENATE([.E172];[.H172];[.K172];[.N172];[.Q172];[.T172])&amp;T(IF(EXACT([.$A172];1);ORG.OPENOFFICE.STYLE(&quot;Nivel1&quot;);IF(EXACT([.$A172];2);ORG.OPENOFFICE.STYLE(&quot;Nivel2&quot;);IF(EXACT([.$A172];2);ORG.OPENOFFICE.STYLE(&quot;Nivel2&quot;);IF(EXACT([.$A172];3);ORG.OPENOFFICE.STYLE(&quot;Nivel3&quot;);IF(EXACT([.$A172];4);ORG.OPENOFFICE.STYLE(&quot;Nivel4&quot;);IF(EXACT([.$A172];5);ORG.OPENOFFICE.STYLE(&quot;Nivel5&quot;);IF(EXACT([.$A172];6);ORG.OPENOFFICE.STYLE(&quot;Nivel6&quot;);IF(EXACT([.$A172];7);ORG.OPENOFFICE.STYLE(&quot;Nivel7&quot;))))))))))" office:value-type="string" office:string-value="512401">
              <text:p>512401</text:p>
            </table:table-cell>
            <table:table-cell table:style-name="ce9"/>
            <table:table-cell table:style-name="ce9" office:value-type="string">
              <text:p>Departamento 1</text:p>
            </table:table-cell>
            <table:table-cell table:style-name="Nivel7" table:formula="of:=[.X172]&amp;T(IF(EXACT([.$A172];1);ORG.OPENOFFICE.STYLE(&quot;Nivel1&quot;);IF(EXACT([.$A172];2);ORG.OPENOFFICE.STYLE(&quot;Nivel2&quot;);IF(EXACT([.$A172];2);ORG.OPENOFFICE.STYLE(&quot;Nivel2&quot;);IF(EXACT([.$A172];3);ORG.OPENOFFICE.STYLE(&quot;Nivel3&quot;);IF(EXACT([.$A172];4);ORG.OPENOFFICE.STYLE(&quot;Nivel4&quot;);IF(EXACT([.$A172];5);ORG.OPENOFFICE.STYLE(&quot;Nivel5&quot;);IF(EXACT([.$A172];6);ORG.OPENOFFICE.STYLE(&quot;Nivel6&quot;);IF(EXACT([.$A172];7);ORG.OPENOFFICE.STYLE(&quot;Nivel7&quot;))))))))))" office:value-type="string" office:string-value="Departamento 1">
              <text:p>Departamento 1</text:p>
            </table:table-cell>
            <table:table-cell table:style-name="Datos" table:formula="of:=IF(EXACT([.A172];1);&quot;&quot;;IF(EXACT([.A172];2);INDIRECT(CONCATENATE(&quot;V&quot;;[.C172]));IF(EXACT([.A172];3);INDIRECT(CONCATENATE(&quot;V&quot;;[.F172]));IF(EXACT([.A172];4);INDIRECT(CONCATENATE(&quot;V&quot;;[.I172]));IF(EXACT([.A172];5);INDIRECT(CONCATENATE(&quot;V&quot;;[.L172]));IF(EXACT([.A172];6);INDIRECT(CONCATENATE(&quot;V&quot;;[.O172]));IF(EXACT([.A172];7);INDIRECT(CONCATENATE(&quot;V&quot;;[.R172])))))))))" office:value-type="string" office:string-value="512400">
              <text:p>5124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72];7));NOT(EXACT([.AB172];&quot;view&quot;)));AND(EXACT([.A172];7);EXACT([.AB172];&quot;view&quot;))))" office:value-type="float" office:value="1">
              <text:p>1</text:p>
            </table:table-cell>
            <table:table-cell table:style-name="Datos" table:formula="of:=VLOOKUP([.AB172];['account.type'.$A$2:.$I$12];8)" office:value-type="string" office:string-value="other">
              <text:p>other</text:p>
            </table:table-cell>
            <table:table-cell table:style-name="Datos" table:formula="of:=VLOOKUP([.AB17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2];1);CHAR(9)&amp;CHAR(9)&amp;&quot;&lt;record id=&quot;&quot;account_account_template_&quot;&amp;SUBSTITUTE([.AG$1]&amp;[.$V172];&quot;-&quot;;&quot;_&quot;)&amp;&quot;&quot;&quot; model=&quot;&quot;account.account.template&quot;&quot;&gt;&quot;&amp;CHAR(13)&amp;CHAR(9)&amp;CHAR(9)&amp;CHAR(9)&amp;&quot;&lt;field name=&quot;&quot;code&quot;&quot;&gt;&quot;&amp;[.AG$1]&amp;[.$V172]&amp;&quot;&lt;/field&gt;&quot;&amp;CHAR(13)&amp;CHAR(9)&amp;CHAR(9)&amp;CHAR(9)&amp;&quot;&lt;field name=&quot;&quot;name&quot;&quot;&gt;&quot;&amp;[.AG$1]&amp;[.$Y172]&amp;&quot;&lt;/field&gt;&quot;&amp;CHAR(13)&amp;CHAR(9)&amp;CHAR(9)&amp;CHAR(9)&amp;&quot;&lt;field name=&quot;&quot;shortcut&quot;&quot;&gt;&quot;&amp;IF(EXACT([.$W172];&quot;&quot;);&quot;&quot;;[.AG$1]&amp;[.$W172])&amp;&quot;&lt;/field&gt;&quot;&amp;CHAR(13)&amp;CHAR(9)&amp;CHAR(9)&amp;CHAR(9)&amp;&quot;&lt;field name=&quot;&quot;parent_id&quot;&quot; ref=&quot;&quot;&quot;&amp;IF(EXACT([.$Z172];&quot;&quot;);&quot;&quot;;[.AG$1]&amp;[.$Z172])&amp;&quot;&quot;&quot;/&gt;&quot;&amp;CHAR(13)&amp;CHAR(9)&amp;CHAR(9)&amp;CHAR(9)&amp;&quot;&lt;field name=&quot;&quot;user_type&quot;&quot; ref=&quot;&quot;account_account_type_&quot;&amp;[.$AB172]&amp;&quot;&quot;&quot;/&gt;&quot;&amp;CHAR(13)&amp;CHAR(9)&amp;CHAR(9)&amp;CHAR(9)&amp;&quot;&lt;field name=&quot;&quot;currency_id&quot;&quot; ref=&quot;&quot;&quot;&amp;[.AA172]&amp;&quot;&quot;&quot;/&gt;&quot;&amp;CHAR(13)&amp;CHAR(9)&amp;CHAR(9)&amp;CHAR(9)&amp;&quot;&lt;field name=&quot;&quot;type&quot;&quot;&gt;&quot;&amp;[.$AD172]&amp;&quot;&lt;/field&gt;&quot;&amp;CHAR(13)&amp;CHAR(9)&amp;CHAR(9)&amp;CHAR(9)&amp;&quot;&lt;field name=&quot;&quot;reconcile&quot;&quot; eval=&quot;&quot;&quot;&amp;[.$AE172]&amp;&quot;&quot;&quot;/&gt;&quot;&amp;IF(EXACT([.$AF172];&quot;&quot;);&quot;&quot;;CHAR(13)&amp;CHAR(9)&amp;CHAR(9)&amp;CHAR(9)&amp;&quot;&lt;field name=&quot;&quot;tax_ids&quot;&quot;&gt;&quot;&amp;SUBSTITUTE([.$AF17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401&quot; model=&quot;account.account.template&quot;&gt;&#13;&#9;&#9;&#9;&lt;field name=&quot;code&quot;&gt;0-512401&lt;/field&gt;&#13;&#9;&#9;&#9;&lt;field name=&quot;name&quot;&gt;0-Departamento 1&lt;/field&gt;&#13;&#9;&#9;&#9;&lt;field name=&quot;shortcut&quot;&gt;&lt;/field&gt;&#13;&#9;&#9;&#9;&lt;field name=&quot;parent_id&quot; ref=&quot;0-5124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2401" model="account.account.template"&gt;<text:tab/><text:tab/><text:tab/>&lt;field name="code"&gt;0-512401&lt;/field&gt;<text:tab/><text:tab/><text:tab/>&lt;field name="name"&gt;0-Departamento 1&lt;/field&gt;<text:tab/><text:tab/><text:tab/>&lt;field name="shortcut"&gt;&lt;/field&gt;<text:tab/><text:tab/><text:tab/>&lt;field name="parent_id" ref="0-5124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72];1);CHAR(9)&amp;CHAR(9)&amp;&quot;&lt;record id=&quot;&quot;account_account_template_&quot;&amp;SUBSTITUTE([.AH$1]&amp;[.$V172];&quot;-&quot;;&quot;_&quot;)&amp;&quot;&quot;&quot; model=&quot;&quot;account.account.template&quot;&quot;&gt;&quot;&amp;CHAR(13)&amp;CHAR(9)&amp;CHAR(9)&amp;CHAR(9)&amp;&quot;&lt;field name=&quot;&quot;code&quot;&quot;&gt;&quot;&amp;[.AH$1]&amp;[.$V172]&amp;&quot;&lt;/field&gt;&quot;&amp;CHAR(13)&amp;CHAR(9)&amp;CHAR(9)&amp;CHAR(9)&amp;&quot;&lt;field name=&quot;&quot;name&quot;&quot;&gt;&quot;&amp;[.AH$1]&amp;[.$Y172]&amp;&quot;&lt;/field&gt;&quot;&amp;CHAR(13)&amp;CHAR(9)&amp;CHAR(9)&amp;CHAR(9)&amp;&quot;&lt;field name=&quot;&quot;shortcut&quot;&quot;&gt;&quot;&amp;IF(EXACT([.$W172];&quot;&quot;);&quot;&quot;;[.AH$1]&amp;[.$W172])&amp;&quot;&lt;/field&gt;&quot;&amp;CHAR(13)&amp;CHAR(9)&amp;CHAR(9)&amp;CHAR(9)&amp;&quot;&lt;field name=&quot;&quot;parent_id&quot;&quot; ref=&quot;&quot;&quot;&amp;IF(EXACT([.$Z172];&quot;&quot;);&quot;&quot;;[.AH$1]&amp;[.$Z172])&amp;&quot;&quot;&quot;/&gt;&quot;&amp;CHAR(13)&amp;CHAR(9)&amp;CHAR(9)&amp;CHAR(9)&amp;&quot;&lt;field name=&quot;&quot;user_type&quot;&quot; ref=&quot;&quot;account_account_type_&quot;&amp;[.$AB172]&amp;&quot;&quot;&quot;/&gt;&quot;&amp;CHAR(13)&amp;CHAR(9)&amp;CHAR(9)&amp;CHAR(9)&amp;&quot;&lt;field name=&quot;&quot;currency_id&quot;&quot; ref=&quot;&quot;&quot;&amp;[.AB172]&amp;&quot;&quot;&quot;/&gt;&quot;&amp;CHAR(13)&amp;CHAR(9)&amp;CHAR(9)&amp;CHAR(9)&amp;&quot;&lt;field name=&quot;&quot;type&quot;&quot;&gt;&quot;&amp;[.$AD172]&amp;&quot;&lt;/field&gt;&quot;&amp;CHAR(13)&amp;CHAR(9)&amp;CHAR(9)&amp;CHAR(9)&amp;&quot;&lt;field name=&quot;&quot;reconcile&quot;&quot; eval=&quot;&quot;&quot;&amp;[.$AE172]&amp;&quot;&quot;&quot;/&gt;&quot;&amp;IF(EXACT([.$AF172];&quot;&quot;);&quot;&quot;;CHAR(13)&amp;CHAR(9)&amp;CHAR(9)&amp;CHAR(9)&amp;&quot;&lt;field name=&quot;&quot;tax_ids&quot;&quot;&gt;&quot;&amp;SUBSTITUTE([.$AF17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401&quot; model=&quot;account.account.template&quot;&gt;&#13;&#9;&#9;&#9;&lt;field name=&quot;code&quot;&gt;1-512401&lt;/field&gt;&#13;&#9;&#9;&#9;&lt;field name=&quot;name&quot;&gt;1-Departamento 1&lt;/field&gt;&#13;&#9;&#9;&#9;&lt;field name=&quot;shortcut&quot;&gt;&lt;/field&gt;&#13;&#9;&#9;&#9;&lt;field name=&quot;parent_id&quot; ref=&quot;1-5124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2401" model="account.account.template"&gt;<text:tab/><text:tab/><text:tab/>&lt;field name="code"&gt;1-512401&lt;/field&gt;<text:tab/><text:tab/><text:tab/>&lt;field name="name"&gt;1-Departamento 1&lt;/field&gt;<text:tab/><text:tab/><text:tab/>&lt;field name="shortcut"&gt;&lt;/field&gt;<text:tab/><text:tab/><text:tab/>&lt;field name="parent_id" ref="1-5124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5">
              <text:p>5</text:p>
            </table:table-cell>
            <table:table-cell table:style-name="ce6" table:formula="of:=NOT(AND(OR([.A172]&gt;[.A173];[.A172]=[.A173]);[.A172]&lt;&gt;7))" office:value-type="float" office:value="1">
              <text:p>1</text:p>
            </table:table-cell>
            <table:table-cell table:style-name="ce8" table:formula="of:=IF(EXACT([.A173];1);CELL(&quot;Row&quot;;[.C173]);[.C172])" office:value-type="float" office:value="2">
              <text:p>2</text:p>
            </table:table-cell>
            <table:table-cell table:style-name="ce8" table:formula="of:=IF(EXACT([.$A173];1);0;IF(EXACT([.$A173];2);[.D172]+1;[.D172]))" office:value-type="float" office:value="5">
              <text:p>5</text:p>
            </table:table-cell>
            <table:table-cell table:style-name="ce8" table:formula="of:=['Code format'.$C$2]&amp;TEXT([.D173];['Code format'.$B$2])&amp;['Code format'.$D$2]" office:value-type="string" office:string-value="5">
              <text:p>5</text:p>
            </table:table-cell>
            <table:table-cell table:style-name="ce8" table:formula="of:=IF(EXACT([.C172];[.C173]);IF(EXACT([.D172];[.D173]);[.F172];CELL(&quot;Row&quot;;[.F173]));[.C173])" office:value-type="float" office:value="129">
              <text:p>129</text:p>
            </table:table-cell>
            <table:table-cell table:style-name="ce8" table:formula="of:=IF(AND([.$A173]&lt;=[.H$1];[.$A172]&gt;[.$A173]);0;IF(EXACT([.$A173];[.H$1]+1);[.G172]+1;[.G172]))" office:value-type="float" office:value="1">
              <text:p>1</text:p>
            </table:table-cell>
            <table:table-cell table:style-name="ce8" table:formula="of:=['Code format'.$C$3]&amp;TEXT([.G173];['Code format'.$B$3])&amp;['Code format'.$D$3]" office:value-type="string" office:string-value="1">
              <text:p>1</text:p>
            </table:table-cell>
            <table:table-cell table:style-name="ce8" table:formula="of:=IF(EXACT([.F172];[.F173]);IF(EXACT([.G172];[.G173]);[.I172];CELL(&quot;Row&quot;;[.I173]));[.F173])" office:value-type="float" office:value="130">
              <text:p>130</text:p>
            </table:table-cell>
            <table:table-cell table:style-name="ce8" table:formula="of:=IF(AND([.$A173]&lt;=[.K$1];[.$A172]&gt;[.$A173]);0;IF(EXACT([.$A173];[.K$1]+1);[.J172]+1;[.J172]))" office:value-type="float" office:value="2">
              <text:p>2</text:p>
            </table:table-cell>
            <table:table-cell table:style-name="ce8" table:formula="of:=['Code format'.$C$4]&amp;TEXT([.J173];['Code format'.$B$4])&amp;['Code format'.$D$4]" office:value-type="string" office:string-value="2">
              <text:p>2</text:p>
            </table:table-cell>
            <table:table-cell table:style-name="ce8" table:formula="of:=IF(EXACT([.I172];[.I173]);IF(EXACT([.J172];[.J173]);[.L172];CELL(&quot;Row&quot;;[.L173]));[.I173])" office:value-type="float" office:value="157">
              <text:p>157</text:p>
            </table:table-cell>
            <table:table-cell table:style-name="ce8" table:formula="of:=IF(AND([.$A173]&lt;=[.N$1];[.$A172]&gt;[.$A173]);0;IF(EXACT([.$A173];[.N$1]+1);[.M172]+1;[.M172]))" office:value-type="float" office:value="5">
              <text:p>5</text:p>
            </table:table-cell>
            <table:table-cell table:style-name="ce8" table:formula="of:=['Code format'.$C$5]&amp;TEXT([.M173];['Code format'.$B$5])&amp;['Code format'.$D$5]" office:value-type="string" office:string-value="5">
              <text:p>5</text:p>
            </table:table-cell>
            <table:table-cell table:style-name="ce8" table:formula="of:=IF(EXACT([.L172];[.L173]);IF(EXACT([.M172];[.M173]);[.O172];CELL(&quot;Row&quot;;[.O173]));[.L173])" office:value-type="float" office:value="173">
              <text:p>173</text:p>
            </table:table-cell>
            <table:table-cell table:style-name="ce8" table:formula="of:=IF(AND([.$A173]&lt;=[.Q$1];[.$A172]&gt;[.$A173]);0;IF(EXACT([.$A173];[.Q$1]+1);[.P172]+1;[.P172]))" office:value-type="float" office:value="0">
              <text:p>0</text:p>
            </table:table-cell>
            <table:table-cell table:style-name="ce8" table:formula="of:=['Code format'.$C$6]&amp;TEXT([.P173];['Code format'.$B$6])&amp;['Code format'.$D$6]" office:value-type="string" office:string-value="0">
              <text:p>0</text:p>
            </table:table-cell>
            <table:table-cell table:style-name="ce8" table:formula="of:=IF(EXACT([.O172];[.O173]);IF(EXACT([.P172];[.P173]);[.R172];CELL(&quot;Row&quot;;[.R173]));[.O173])" office:value-type="float" office:value="173">
              <text:p>173</text:p>
            </table:table-cell>
            <table:table-cell table:style-name="ce8" table:formula="of:=IF(AND([.$A173]&lt;=[.T$1];[.$A172]&gt;[.$A173]);0;IF(EXACT([.$A173];[.T$1]+1);[.S172]+1;[.S172]))" office:value-type="float" office:value="0">
              <text:p>0</text:p>
            </table:table-cell>
            <table:table-cell table:style-name="ce8" table:formula="of:=['Code format'.$C$7]&amp;TEXT([.S173];['Code format'.$B$7])&amp;['Code format'.$D$7]" office:value-type="string" office:string-value="0">
              <text:p>0</text:p>
            </table:table-cell>
            <table:table-cell table:style-name="ce8" table:formula="of:=IF(EXACT([.R172];[.R173]);IF(EXACT([.S172];[.S173]);[.U172];CELL(&quot;Row&quot;;[.U173]));[.R173])" office:value-type="float" office:value="173">
              <text:p>173</text:p>
            </table:table-cell>
            <table:table-cell table:style-name="Nivel5" table:formula="of:=CONCATENATE([.E173];[.H173];[.K173];[.N173];[.Q173];[.T173])&amp;T(IF(EXACT([.$A173];1);ORG.OPENOFFICE.STYLE(&quot;Nivel1&quot;);IF(EXACT([.$A173];2);ORG.OPENOFFICE.STYLE(&quot;Nivel2&quot;);IF(EXACT([.$A173];2);ORG.OPENOFFICE.STYLE(&quot;Nivel2&quot;);IF(EXACT([.$A173];3);ORG.OPENOFFICE.STYLE(&quot;Nivel3&quot;);IF(EXACT([.$A173];4);ORG.OPENOFFICE.STYLE(&quot;Nivel4&quot;);IF(EXACT([.$A173];5);ORG.OPENOFFICE.STYLE(&quot;Nivel5&quot;);IF(EXACT([.$A173];6);ORG.OPENOFFICE.STYLE(&quot;Nivel6&quot;);IF(EXACT([.$A173];7);ORG.OPENOFFICE.STYLE(&quot;Nivel7&quot;))))))))))" office:value-type="string" office:string-value="512500">
              <text:p>512500</text:p>
            </table:table-cell>
            <table:table-cell table:style-name="ce9" office:value-type="string">
              <text:p>CompCom</text:p>
            </table:table-cell>
            <table:table-cell table:style-name="ce9" office:value-type="string">
              <text:p>Equipo de cómputo y comunicación</text:p>
            </table:table-cell>
            <table:table-cell table:style-name="Nivel5" table:formula="of:=[.X173]&amp;T(IF(EXACT([.$A173];1);ORG.OPENOFFICE.STYLE(&quot;Nivel1&quot;);IF(EXACT([.$A173];2);ORG.OPENOFFICE.STYLE(&quot;Nivel2&quot;);IF(EXACT([.$A173];2);ORG.OPENOFFICE.STYLE(&quot;Nivel2&quot;);IF(EXACT([.$A173];3);ORG.OPENOFFICE.STYLE(&quot;Nivel3&quot;);IF(EXACT([.$A173];4);ORG.OPENOFFICE.STYLE(&quot;Nivel4&quot;);IF(EXACT([.$A173];5);ORG.OPENOFFICE.STYLE(&quot;Nivel5&quot;);IF(EXACT([.$A173];6);ORG.OPENOFFICE.STYLE(&quot;Nivel6&quot;);IF(EXACT([.$A173];7);ORG.OPENOFFICE.STYLE(&quot;Nivel7&quot;))))))))))" office:value-type="string" office:string-value="Equipo de cómputo y comunicación">
              <text:p>Equipo de cómputo y comunicación</text:p>
            </table:table-cell>
            <table:table-cell table:style-name="Datos" table:formula="of:=IF(EXACT([.A173];1);&quot;&quot;;IF(EXACT([.A173];2);INDIRECT(CONCATENATE(&quot;V&quot;;[.C173]));IF(EXACT([.A173];3);INDIRECT(CONCATENATE(&quot;V&quot;;[.F173]));IF(EXACT([.A173];4);INDIRECT(CONCATENATE(&quot;V&quot;;[.I173]));IF(EXACT([.A173];5);INDIRECT(CONCATENATE(&quot;V&quot;;[.L173]));IF(EXACT([.A173];6);INDIRECT(CONCATENATE(&quot;V&quot;;[.O173]));IF(EXACT([.A173];7);INDIRECT(CONCATENATE(&quot;V&quot;;[.R173])))))))))" office:value-type="string" office:string-value="512000">
              <text:p>512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73];7));NOT(EXACT([.AB173];&quot;view&quot;)));AND(EXACT([.A173];7);EXACT([.AB173];&quot;view&quot;))))" office:value-type="float" office:value="1">
              <text:p>1</text:p>
            </table:table-cell>
            <table:table-cell table:style-name="Datos" table:formula="of:=VLOOKUP([.AB173];['account.type'.$A$2:.$I$12];8)" office:value-type="string" office:string-value="view">
              <text:p>view</text:p>
            </table:table-cell>
            <table:table-cell table:style-name="Datos" table:formula="of:=VLOOKUP([.AB17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3];1);CHAR(9)&amp;CHAR(9)&amp;&quot;&lt;record id=&quot;&quot;account_account_template_&quot;&amp;SUBSTITUTE([.AG$1]&amp;[.$V173];&quot;-&quot;;&quot;_&quot;)&amp;&quot;&quot;&quot; model=&quot;&quot;account.account.template&quot;&quot;&gt;&quot;&amp;CHAR(13)&amp;CHAR(9)&amp;CHAR(9)&amp;CHAR(9)&amp;&quot;&lt;field name=&quot;&quot;code&quot;&quot;&gt;&quot;&amp;[.AG$1]&amp;[.$V173]&amp;&quot;&lt;/field&gt;&quot;&amp;CHAR(13)&amp;CHAR(9)&amp;CHAR(9)&amp;CHAR(9)&amp;&quot;&lt;field name=&quot;&quot;name&quot;&quot;&gt;&quot;&amp;[.AG$1]&amp;[.$Y173]&amp;&quot;&lt;/field&gt;&quot;&amp;CHAR(13)&amp;CHAR(9)&amp;CHAR(9)&amp;CHAR(9)&amp;&quot;&lt;field name=&quot;&quot;shortcut&quot;&quot;&gt;&quot;&amp;IF(EXACT([.$W173];&quot;&quot;);&quot;&quot;;[.AG$1]&amp;[.$W173])&amp;&quot;&lt;/field&gt;&quot;&amp;CHAR(13)&amp;CHAR(9)&amp;CHAR(9)&amp;CHAR(9)&amp;&quot;&lt;field name=&quot;&quot;parent_id&quot;&quot; ref=&quot;&quot;&quot;&amp;IF(EXACT([.$Z173];&quot;&quot;);&quot;&quot;;[.AG$1]&amp;[.$Z173])&amp;&quot;&quot;&quot;/&gt;&quot;&amp;CHAR(13)&amp;CHAR(9)&amp;CHAR(9)&amp;CHAR(9)&amp;&quot;&lt;field name=&quot;&quot;user_type&quot;&quot; ref=&quot;&quot;account_account_type_&quot;&amp;[.$AB173]&amp;&quot;&quot;&quot;/&gt;&quot;&amp;CHAR(13)&amp;CHAR(9)&amp;CHAR(9)&amp;CHAR(9)&amp;&quot;&lt;field name=&quot;&quot;currency_id&quot;&quot; ref=&quot;&quot;&quot;&amp;[.AA173]&amp;&quot;&quot;&quot;/&gt;&quot;&amp;CHAR(13)&amp;CHAR(9)&amp;CHAR(9)&amp;CHAR(9)&amp;&quot;&lt;field name=&quot;&quot;type&quot;&quot;&gt;&quot;&amp;[.$AD173]&amp;&quot;&lt;/field&gt;&quot;&amp;CHAR(13)&amp;CHAR(9)&amp;CHAR(9)&amp;CHAR(9)&amp;&quot;&lt;field name=&quot;&quot;reconcile&quot;&quot; eval=&quot;&quot;&quot;&amp;[.$AE173]&amp;&quot;&quot;&quot;/&gt;&quot;&amp;IF(EXACT([.$AF173];&quot;&quot;);&quot;&quot;;CHAR(13)&amp;CHAR(9)&amp;CHAR(9)&amp;CHAR(9)&amp;&quot;&lt;field name=&quot;&quot;tax_ids&quot;&quot;&gt;&quot;&amp;SUBSTITUTE([.$AF17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500&quot; model=&quot;account.account.template&quot;&gt;&#13;&#9;&#9;&#9;&lt;field name=&quot;code&quot;&gt;0-512500&lt;/field&gt;&#13;&#9;&#9;&#9;&lt;field name=&quot;name&quot;&gt;0-Equipo de cómputo y comunicación&lt;/field&gt;&#13;&#9;&#9;&#9;&lt;field name=&quot;shortcut&quot;&gt;0-CompCom&lt;/field&gt;&#13;&#9;&#9;&#9;&lt;field name=&quot;parent_id&quot; ref=&quot;0-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12500" model="account.account.template"&gt;<text:tab/><text:tab/><text:tab/>&lt;field name="code"&gt;0-512500&lt;/field&gt;<text:tab/><text:tab/><text:tab/>&lt;field name="name"&gt;0-Equipo de cómputo y comunicación&lt;/field&gt;<text:tab/><text:tab/><text:tab/>&lt;field name="shortcut"&gt;0-CompCom&lt;/field&gt;<text:tab/><text:tab/><text:tab/>&lt;field name="parent_id" ref="0-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73];1);CHAR(9)&amp;CHAR(9)&amp;&quot;&lt;record id=&quot;&quot;account_account_template_&quot;&amp;SUBSTITUTE([.AH$1]&amp;[.$V173];&quot;-&quot;;&quot;_&quot;)&amp;&quot;&quot;&quot; model=&quot;&quot;account.account.template&quot;&quot;&gt;&quot;&amp;CHAR(13)&amp;CHAR(9)&amp;CHAR(9)&amp;CHAR(9)&amp;&quot;&lt;field name=&quot;&quot;code&quot;&quot;&gt;&quot;&amp;[.AH$1]&amp;[.$V173]&amp;&quot;&lt;/field&gt;&quot;&amp;CHAR(13)&amp;CHAR(9)&amp;CHAR(9)&amp;CHAR(9)&amp;&quot;&lt;field name=&quot;&quot;name&quot;&quot;&gt;&quot;&amp;[.AH$1]&amp;[.$Y173]&amp;&quot;&lt;/field&gt;&quot;&amp;CHAR(13)&amp;CHAR(9)&amp;CHAR(9)&amp;CHAR(9)&amp;&quot;&lt;field name=&quot;&quot;shortcut&quot;&quot;&gt;&quot;&amp;IF(EXACT([.$W173];&quot;&quot;);&quot;&quot;;[.AH$1]&amp;[.$W173])&amp;&quot;&lt;/field&gt;&quot;&amp;CHAR(13)&amp;CHAR(9)&amp;CHAR(9)&amp;CHAR(9)&amp;&quot;&lt;field name=&quot;&quot;parent_id&quot;&quot; ref=&quot;&quot;&quot;&amp;IF(EXACT([.$Z173];&quot;&quot;);&quot;&quot;;[.AH$1]&amp;[.$Z173])&amp;&quot;&quot;&quot;/&gt;&quot;&amp;CHAR(13)&amp;CHAR(9)&amp;CHAR(9)&amp;CHAR(9)&amp;&quot;&lt;field name=&quot;&quot;user_type&quot;&quot; ref=&quot;&quot;account_account_type_&quot;&amp;[.$AB173]&amp;&quot;&quot;&quot;/&gt;&quot;&amp;CHAR(13)&amp;CHAR(9)&amp;CHAR(9)&amp;CHAR(9)&amp;&quot;&lt;field name=&quot;&quot;currency_id&quot;&quot; ref=&quot;&quot;&quot;&amp;[.AB173]&amp;&quot;&quot;&quot;/&gt;&quot;&amp;CHAR(13)&amp;CHAR(9)&amp;CHAR(9)&amp;CHAR(9)&amp;&quot;&lt;field name=&quot;&quot;type&quot;&quot;&gt;&quot;&amp;[.$AD173]&amp;&quot;&lt;/field&gt;&quot;&amp;CHAR(13)&amp;CHAR(9)&amp;CHAR(9)&amp;CHAR(9)&amp;&quot;&lt;field name=&quot;&quot;reconcile&quot;&quot; eval=&quot;&quot;&quot;&amp;[.$AE173]&amp;&quot;&quot;&quot;/&gt;&quot;&amp;IF(EXACT([.$AF173];&quot;&quot;);&quot;&quot;;CHAR(13)&amp;CHAR(9)&amp;CHAR(9)&amp;CHAR(9)&amp;&quot;&lt;field name=&quot;&quot;tax_ids&quot;&quot;&gt;&quot;&amp;SUBSTITUTE([.$AF17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500&quot; model=&quot;account.account.template&quot;&gt;&#13;&#9;&#9;&#9;&lt;field name=&quot;code&quot;&gt;1-512500&lt;/field&gt;&#13;&#9;&#9;&#9;&lt;field name=&quot;name&quot;&gt;1-Equipo de cómputo y comunicación&lt;/field&gt;&#13;&#9;&#9;&#9;&lt;field name=&quot;shortcut&quot;&gt;1-CompCom&lt;/field&gt;&#13;&#9;&#9;&#9;&lt;field name=&quot;parent_id&quot; ref=&quot;1-512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12500" model="account.account.template"&gt;<text:tab/><text:tab/><text:tab/>&lt;field name="code"&gt;1-512500&lt;/field&gt;<text:tab/><text:tab/><text:tab/>&lt;field name="name"&gt;1-Equipo de cómputo y comunicación&lt;/field&gt;<text:tab/><text:tab/><text:tab/>&lt;field name="shortcut"&gt;1-CompCom&lt;/field&gt;<text:tab/><text:tab/><text:tab/>&lt;field name="parent_id" ref="1-512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73]&gt;[.A174];[.A173]=[.A174]);[.A173]&lt;&gt;7))" office:value-type="float" office:value="1">
              <text:p>1</text:p>
            </table:table-cell>
            <table:table-cell table:style-name="ce8" table:formula="of:=IF(EXACT([.A174];1);CELL(&quot;Row&quot;;[.C174]);[.C173])" office:value-type="float" office:value="2">
              <text:p>2</text:p>
            </table:table-cell>
            <table:table-cell table:style-name="ce8" table:formula="of:=IF(EXACT([.$A174];1);0;IF(EXACT([.$A174];2);[.D173]+1;[.D173]))" office:value-type="float" office:value="5">
              <text:p>5</text:p>
            </table:table-cell>
            <table:table-cell table:style-name="ce8" table:formula="of:=['Code format'.$C$2]&amp;TEXT([.D174];['Code format'.$B$2])&amp;['Code format'.$D$2]" office:value-type="string" office:string-value="5">
              <text:p>5</text:p>
            </table:table-cell>
            <table:table-cell table:style-name="ce8" table:formula="of:=IF(EXACT([.C173];[.C174]);IF(EXACT([.D173];[.D174]);[.F173];CELL(&quot;Row&quot;;[.F174]));[.C174])" office:value-type="float" office:value="129">
              <text:p>129</text:p>
            </table:table-cell>
            <table:table-cell table:style-name="ce8" table:formula="of:=IF(AND([.$A174]&lt;=[.H$1];[.$A173]&gt;[.$A174]);0;IF(EXACT([.$A174];[.H$1]+1);[.G173]+1;[.G173]))" office:value-type="float" office:value="1">
              <text:p>1</text:p>
            </table:table-cell>
            <table:table-cell table:style-name="ce8" table:formula="of:=['Code format'.$C$3]&amp;TEXT([.G174];['Code format'.$B$3])&amp;['Code format'.$D$3]" office:value-type="string" office:string-value="1">
              <text:p>1</text:p>
            </table:table-cell>
            <table:table-cell table:style-name="ce8" table:formula="of:=IF(EXACT([.F173];[.F174]);IF(EXACT([.G173];[.G174]);[.I173];CELL(&quot;Row&quot;;[.I174]));[.F174])" office:value-type="float" office:value="130">
              <text:p>130</text:p>
            </table:table-cell>
            <table:table-cell table:style-name="ce8" table:formula="of:=IF(AND([.$A174]&lt;=[.K$1];[.$A173]&gt;[.$A174]);0;IF(EXACT([.$A174];[.K$1]+1);[.J173]+1;[.J173]))" office:value-type="float" office:value="2">
              <text:p>2</text:p>
            </table:table-cell>
            <table:table-cell table:style-name="ce8" table:formula="of:=['Code format'.$C$4]&amp;TEXT([.J174];['Code format'.$B$4])&amp;['Code format'.$D$4]" office:value-type="string" office:string-value="2">
              <text:p>2</text:p>
            </table:table-cell>
            <table:table-cell table:style-name="ce8" table:formula="of:=IF(EXACT([.I173];[.I174]);IF(EXACT([.J173];[.J174]);[.L173];CELL(&quot;Row&quot;;[.L174]));[.I174])" office:value-type="float" office:value="157">
              <text:p>157</text:p>
            </table:table-cell>
            <table:table-cell table:style-name="ce8" table:formula="of:=IF(AND([.$A174]&lt;=[.N$1];[.$A173]&gt;[.$A174]);0;IF(EXACT([.$A174];[.N$1]+1);[.M173]+1;[.M173]))" office:value-type="float" office:value="5">
              <text:p>5</text:p>
            </table:table-cell>
            <table:table-cell table:style-name="ce8" table:formula="of:=['Code format'.$C$5]&amp;TEXT([.M174];['Code format'.$B$5])&amp;['Code format'.$D$5]" office:value-type="string" office:string-value="5">
              <text:p>5</text:p>
            </table:table-cell>
            <table:table-cell table:style-name="ce8" table:formula="of:=IF(EXACT([.L173];[.L174]);IF(EXACT([.M173];[.M174]);[.O173];CELL(&quot;Row&quot;;[.O174]));[.L174])" office:value-type="float" office:value="173">
              <text:p>173</text:p>
            </table:table-cell>
            <table:table-cell table:style-name="ce8" table:formula="of:=IF(AND([.$A174]&lt;=[.Q$1];[.$A173]&gt;[.$A174]);0;IF(EXACT([.$A174];[.Q$1]+1);[.P173]+1;[.P173]))" office:value-type="float" office:value="0">
              <text:p>0</text:p>
            </table:table-cell>
            <table:table-cell table:style-name="ce8" table:formula="of:=['Code format'.$C$6]&amp;TEXT([.P174];['Code format'.$B$6])&amp;['Code format'.$D$6]" office:value-type="string" office:string-value="0">
              <text:p>0</text:p>
            </table:table-cell>
            <table:table-cell table:style-name="ce8" table:formula="of:=IF(EXACT([.O173];[.O174]);IF(EXACT([.P173];[.P174]);[.R173];CELL(&quot;Row&quot;;[.R174]));[.O174])" office:value-type="float" office:value="173">
              <text:p>173</text:p>
            </table:table-cell>
            <table:table-cell table:style-name="ce8" table:formula="of:=IF(AND([.$A174]&lt;=[.T$1];[.$A173]&gt;[.$A174]);0;IF(EXACT([.$A174];[.T$1]+1);[.S173]+1;[.S173]))" office:value-type="float" office:value="1">
              <text:p>1</text:p>
            </table:table-cell>
            <table:table-cell table:style-name="ce8" table:formula="of:=['Code format'.$C$7]&amp;TEXT([.S174];['Code format'.$B$7])&amp;['Code format'.$D$7]" office:value-type="string" office:string-value="1">
              <text:p>1</text:p>
            </table:table-cell>
            <table:table-cell table:style-name="ce8" table:formula="of:=IF(EXACT([.R173];[.R174]);IF(EXACT([.S173];[.S174]);[.U173];CELL(&quot;Row&quot;;[.U174]));[.R174])" office:value-type="float" office:value="174">
              <text:p>174</text:p>
            </table:table-cell>
            <table:table-cell table:style-name="Nivel7" table:formula="of:=CONCATENATE([.E174];[.H174];[.K174];[.N174];[.Q174];[.T174])&amp;T(IF(EXACT([.$A174];1);ORG.OPENOFFICE.STYLE(&quot;Nivel1&quot;);IF(EXACT([.$A174];2);ORG.OPENOFFICE.STYLE(&quot;Nivel2&quot;);IF(EXACT([.$A174];2);ORG.OPENOFFICE.STYLE(&quot;Nivel2&quot;);IF(EXACT([.$A174];3);ORG.OPENOFFICE.STYLE(&quot;Nivel3&quot;);IF(EXACT([.$A174];4);ORG.OPENOFFICE.STYLE(&quot;Nivel4&quot;);IF(EXACT([.$A174];5);ORG.OPENOFFICE.STYLE(&quot;Nivel5&quot;);IF(EXACT([.$A174];6);ORG.OPENOFFICE.STYLE(&quot;Nivel6&quot;);IF(EXACT([.$A174];7);ORG.OPENOFFICE.STYLE(&quot;Nivel7&quot;))))))))))" office:value-type="string" office:string-value="512501">
              <text:p>512501</text:p>
            </table:table-cell>
            <table:table-cell table:style-name="ce9"/>
            <table:table-cell table:style-name="ce9" office:value-type="string">
              <text:p>Departamento 1</text:p>
            </table:table-cell>
            <table:table-cell table:style-name="Nivel7" table:formula="of:=[.X174]&amp;T(IF(EXACT([.$A174];1);ORG.OPENOFFICE.STYLE(&quot;Nivel1&quot;);IF(EXACT([.$A174];2);ORG.OPENOFFICE.STYLE(&quot;Nivel2&quot;);IF(EXACT([.$A174];2);ORG.OPENOFFICE.STYLE(&quot;Nivel2&quot;);IF(EXACT([.$A174];3);ORG.OPENOFFICE.STYLE(&quot;Nivel3&quot;);IF(EXACT([.$A174];4);ORG.OPENOFFICE.STYLE(&quot;Nivel4&quot;);IF(EXACT([.$A174];5);ORG.OPENOFFICE.STYLE(&quot;Nivel5&quot;);IF(EXACT([.$A174];6);ORG.OPENOFFICE.STYLE(&quot;Nivel6&quot;);IF(EXACT([.$A174];7);ORG.OPENOFFICE.STYLE(&quot;Nivel7&quot;))))))))))" office:value-type="string" office:string-value="Departamento 1">
              <text:p>Departamento 1</text:p>
            </table:table-cell>
            <table:table-cell table:style-name="Datos" table:formula="of:=IF(EXACT([.A174];1);&quot;&quot;;IF(EXACT([.A174];2);INDIRECT(CONCATENATE(&quot;V&quot;;[.C174]));IF(EXACT([.A174];3);INDIRECT(CONCATENATE(&quot;V&quot;;[.F174]));IF(EXACT([.A174];4);INDIRECT(CONCATENATE(&quot;V&quot;;[.I174]));IF(EXACT([.A174];5);INDIRECT(CONCATENATE(&quot;V&quot;;[.L174]));IF(EXACT([.A174];6);INDIRECT(CONCATENATE(&quot;V&quot;;[.O174]));IF(EXACT([.A174];7);INDIRECT(CONCATENATE(&quot;V&quot;;[.R174])))))))))" office:value-type="string" office:string-value="512500">
              <text:p>5125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74];7));NOT(EXACT([.AB174];&quot;view&quot;)));AND(EXACT([.A174];7);EXACT([.AB174];&quot;view&quot;))))" office:value-type="float" office:value="1">
              <text:p>1</text:p>
            </table:table-cell>
            <table:table-cell table:style-name="Datos" table:formula="of:=VLOOKUP([.AB174];['account.type'.$A$2:.$I$12];8)" office:value-type="string" office:string-value="other">
              <text:p>other</text:p>
            </table:table-cell>
            <table:table-cell table:style-name="Datos" table:formula="of:=VLOOKUP([.AB17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4];1);CHAR(9)&amp;CHAR(9)&amp;&quot;&lt;record id=&quot;&quot;account_account_template_&quot;&amp;SUBSTITUTE([.AG$1]&amp;[.$V174];&quot;-&quot;;&quot;_&quot;)&amp;&quot;&quot;&quot; model=&quot;&quot;account.account.template&quot;&quot;&gt;&quot;&amp;CHAR(13)&amp;CHAR(9)&amp;CHAR(9)&amp;CHAR(9)&amp;&quot;&lt;field name=&quot;&quot;code&quot;&quot;&gt;&quot;&amp;[.AG$1]&amp;[.$V174]&amp;&quot;&lt;/field&gt;&quot;&amp;CHAR(13)&amp;CHAR(9)&amp;CHAR(9)&amp;CHAR(9)&amp;&quot;&lt;field name=&quot;&quot;name&quot;&quot;&gt;&quot;&amp;[.AG$1]&amp;[.$Y174]&amp;&quot;&lt;/field&gt;&quot;&amp;CHAR(13)&amp;CHAR(9)&amp;CHAR(9)&amp;CHAR(9)&amp;&quot;&lt;field name=&quot;&quot;shortcut&quot;&quot;&gt;&quot;&amp;IF(EXACT([.$W174];&quot;&quot;);&quot;&quot;;[.AG$1]&amp;[.$W174])&amp;&quot;&lt;/field&gt;&quot;&amp;CHAR(13)&amp;CHAR(9)&amp;CHAR(9)&amp;CHAR(9)&amp;&quot;&lt;field name=&quot;&quot;parent_id&quot;&quot; ref=&quot;&quot;&quot;&amp;IF(EXACT([.$Z174];&quot;&quot;);&quot;&quot;;[.AG$1]&amp;[.$Z174])&amp;&quot;&quot;&quot;/&gt;&quot;&amp;CHAR(13)&amp;CHAR(9)&amp;CHAR(9)&amp;CHAR(9)&amp;&quot;&lt;field name=&quot;&quot;user_type&quot;&quot; ref=&quot;&quot;account_account_type_&quot;&amp;[.$AB174]&amp;&quot;&quot;&quot;/&gt;&quot;&amp;CHAR(13)&amp;CHAR(9)&amp;CHAR(9)&amp;CHAR(9)&amp;&quot;&lt;field name=&quot;&quot;currency_id&quot;&quot; ref=&quot;&quot;&quot;&amp;[.AA174]&amp;&quot;&quot;&quot;/&gt;&quot;&amp;CHAR(13)&amp;CHAR(9)&amp;CHAR(9)&amp;CHAR(9)&amp;&quot;&lt;field name=&quot;&quot;type&quot;&quot;&gt;&quot;&amp;[.$AD174]&amp;&quot;&lt;/field&gt;&quot;&amp;CHAR(13)&amp;CHAR(9)&amp;CHAR(9)&amp;CHAR(9)&amp;&quot;&lt;field name=&quot;&quot;reconcile&quot;&quot; eval=&quot;&quot;&quot;&amp;[.$AE174]&amp;&quot;&quot;&quot;/&gt;&quot;&amp;IF(EXACT([.$AF174];&quot;&quot;);&quot;&quot;;CHAR(13)&amp;CHAR(9)&amp;CHAR(9)&amp;CHAR(9)&amp;&quot;&lt;field name=&quot;&quot;tax_ids&quot;&quot;&gt;&quot;&amp;SUBSTITUTE([.$AF17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12501&quot; model=&quot;account.account.template&quot;&gt;&#13;&#9;&#9;&#9;&lt;field name=&quot;code&quot;&gt;0-512501&lt;/field&gt;&#13;&#9;&#9;&#9;&lt;field name=&quot;name&quot;&gt;0-Departamento 1&lt;/field&gt;&#13;&#9;&#9;&#9;&lt;field name=&quot;shortcut&quot;&gt;&lt;/field&gt;&#13;&#9;&#9;&#9;&lt;field name=&quot;parent_id&quot; ref=&quot;0-5125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12501" model="account.account.template"&gt;<text:tab/><text:tab/><text:tab/>&lt;field name="code"&gt;0-512501&lt;/field&gt;<text:tab/><text:tab/><text:tab/>&lt;field name="name"&gt;0-Departamento 1&lt;/field&gt;<text:tab/><text:tab/><text:tab/>&lt;field name="shortcut"&gt;&lt;/field&gt;<text:tab/><text:tab/><text:tab/>&lt;field name="parent_id" ref="0-5125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74];1);CHAR(9)&amp;CHAR(9)&amp;&quot;&lt;record id=&quot;&quot;account_account_template_&quot;&amp;SUBSTITUTE([.AH$1]&amp;[.$V174];&quot;-&quot;;&quot;_&quot;)&amp;&quot;&quot;&quot; model=&quot;&quot;account.account.template&quot;&quot;&gt;&quot;&amp;CHAR(13)&amp;CHAR(9)&amp;CHAR(9)&amp;CHAR(9)&amp;&quot;&lt;field name=&quot;&quot;code&quot;&quot;&gt;&quot;&amp;[.AH$1]&amp;[.$V174]&amp;&quot;&lt;/field&gt;&quot;&amp;CHAR(13)&amp;CHAR(9)&amp;CHAR(9)&amp;CHAR(9)&amp;&quot;&lt;field name=&quot;&quot;name&quot;&quot;&gt;&quot;&amp;[.AH$1]&amp;[.$Y174]&amp;&quot;&lt;/field&gt;&quot;&amp;CHAR(13)&amp;CHAR(9)&amp;CHAR(9)&amp;CHAR(9)&amp;&quot;&lt;field name=&quot;&quot;shortcut&quot;&quot;&gt;&quot;&amp;IF(EXACT([.$W174];&quot;&quot;);&quot;&quot;;[.AH$1]&amp;[.$W174])&amp;&quot;&lt;/field&gt;&quot;&amp;CHAR(13)&amp;CHAR(9)&amp;CHAR(9)&amp;CHAR(9)&amp;&quot;&lt;field name=&quot;&quot;parent_id&quot;&quot; ref=&quot;&quot;&quot;&amp;IF(EXACT([.$Z174];&quot;&quot;);&quot;&quot;;[.AH$1]&amp;[.$Z174])&amp;&quot;&quot;&quot;/&gt;&quot;&amp;CHAR(13)&amp;CHAR(9)&amp;CHAR(9)&amp;CHAR(9)&amp;&quot;&lt;field name=&quot;&quot;user_type&quot;&quot; ref=&quot;&quot;account_account_type_&quot;&amp;[.$AB174]&amp;&quot;&quot;&quot;/&gt;&quot;&amp;CHAR(13)&amp;CHAR(9)&amp;CHAR(9)&amp;CHAR(9)&amp;&quot;&lt;field name=&quot;&quot;currency_id&quot;&quot; ref=&quot;&quot;&quot;&amp;[.AB174]&amp;&quot;&quot;&quot;/&gt;&quot;&amp;CHAR(13)&amp;CHAR(9)&amp;CHAR(9)&amp;CHAR(9)&amp;&quot;&lt;field name=&quot;&quot;type&quot;&quot;&gt;&quot;&amp;[.$AD174]&amp;&quot;&lt;/field&gt;&quot;&amp;CHAR(13)&amp;CHAR(9)&amp;CHAR(9)&amp;CHAR(9)&amp;&quot;&lt;field name=&quot;&quot;reconcile&quot;&quot; eval=&quot;&quot;&quot;&amp;[.$AE174]&amp;&quot;&quot;&quot;/&gt;&quot;&amp;IF(EXACT([.$AF174];&quot;&quot;);&quot;&quot;;CHAR(13)&amp;CHAR(9)&amp;CHAR(9)&amp;CHAR(9)&amp;&quot;&lt;field name=&quot;&quot;tax_ids&quot;&quot;&gt;&quot;&amp;SUBSTITUTE([.$AF17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12501&quot; model=&quot;account.account.template&quot;&gt;&#13;&#9;&#9;&#9;&lt;field name=&quot;code&quot;&gt;1-512501&lt;/field&gt;&#13;&#9;&#9;&#9;&lt;field name=&quot;name&quot;&gt;1-Departamento 1&lt;/field&gt;&#13;&#9;&#9;&#9;&lt;field name=&quot;shortcut&quot;&gt;&lt;/field&gt;&#13;&#9;&#9;&#9;&lt;field name=&quot;parent_id&quot; ref=&quot;1-5125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12501" model="account.account.template"&gt;<text:tab/><text:tab/><text:tab/>&lt;field name="code"&gt;1-512501&lt;/field&gt;<text:tab/><text:tab/><text:tab/>&lt;field name="name"&gt;1-Departamento 1&lt;/field&gt;<text:tab/><text:tab/><text:tab/>&lt;field name="shortcut"&gt;&lt;/field&gt;<text:tab/><text:tab/><text:tab/>&lt;field name="parent_id" ref="1-5125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74]&gt;[.A175];[.A174]=[.A175]);[.A174]&lt;&gt;7))" office:value-type="float" office:value="1">
              <text:p>1</text:p>
            </table:table-cell>
            <table:table-cell table:style-name="ce8" table:formula="of:=IF(EXACT([.A175];1);CELL(&quot;Row&quot;;[.C175]);[.C174])" office:value-type="float" office:value="2">
              <text:p>2</text:p>
            </table:table-cell>
            <table:table-cell table:style-name="ce8" table:formula="of:=IF(EXACT([.$A175];1);0;IF(EXACT([.$A175];2);[.D174]+1;[.D174]))" office:value-type="float" office:value="5">
              <text:p>5</text:p>
            </table:table-cell>
            <table:table-cell table:style-name="ce8" table:formula="of:=['Code format'.$C$2]&amp;TEXT([.D175];['Code format'.$B$2])&amp;['Code format'.$D$2]" office:value-type="string" office:string-value="5">
              <text:p>5</text:p>
            </table:table-cell>
            <table:table-cell table:style-name="ce8" table:formula="of:=IF(EXACT([.C174];[.C175]);IF(EXACT([.D174];[.D175]);[.F174];CELL(&quot;Row&quot;;[.F175]));[.C175])" office:value-type="float" office:value="129">
              <text:p>129</text:p>
            </table:table-cell>
            <table:table-cell table:style-name="ce8" table:formula="of:=IF(AND([.$A175]&lt;=[.H$1];[.$A174]&gt;[.$A175]);0;IF(EXACT([.$A175];[.H$1]+1);[.G174]+1;[.G174]))" office:value-type="float" office:value="2">
              <text:p>2</text:p>
            </table:table-cell>
            <table:table-cell table:style-name="ce8" table:formula="of:=['Code format'.$C$3]&amp;TEXT([.G175];['Code format'.$B$3])&amp;['Code format'.$D$3]" office:value-type="string" office:string-value="2">
              <text:p>2</text:p>
            </table:table-cell>
            <table:table-cell table:style-name="ce8" table:formula="of:=IF(EXACT([.F174];[.F175]);IF(EXACT([.G174];[.G175]);[.I174];CELL(&quot;Row&quot;;[.I175]));[.F175])" office:value-type="float" office:value="175">
              <text:p>175</text:p>
            </table:table-cell>
            <table:table-cell table:style-name="ce8" table:formula="of:=IF(AND([.$A175]&lt;=[.K$1];[.$A174]&gt;[.$A175]);0;IF(EXACT([.$A175];[.K$1]+1);[.J174]+1;[.J174]))" office:value-type="float" office:value="0">
              <text:p>0</text:p>
            </table:table-cell>
            <table:table-cell table:style-name="ce8" table:formula="of:=['Code format'.$C$4]&amp;TEXT([.J175];['Code format'.$B$4])&amp;['Code format'.$D$4]" office:value-type="string" office:string-value="0">
              <text:p>0</text:p>
            </table:table-cell>
            <table:table-cell table:style-name="ce8" table:formula="of:=IF(EXACT([.I174];[.I175]);IF(EXACT([.J174];[.J175]);[.L174];CELL(&quot;Row&quot;;[.L175]));[.I175])" office:value-type="float" office:value="175">
              <text:p>175</text:p>
            </table:table-cell>
            <table:table-cell table:style-name="ce8" table:formula="of:=IF(AND([.$A175]&lt;=[.N$1];[.$A174]&gt;[.$A175]);0;IF(EXACT([.$A175];[.N$1]+1);[.M174]+1;[.M174]))" office:value-type="float" office:value="0">
              <text:p>0</text:p>
            </table:table-cell>
            <table:table-cell table:style-name="ce8" table:formula="of:=['Code format'.$C$5]&amp;TEXT([.M175];['Code format'.$B$5])&amp;['Code format'.$D$5]" office:value-type="string" office:string-value="0">
              <text:p>0</text:p>
            </table:table-cell>
            <table:table-cell table:style-name="ce8" table:formula="of:=IF(EXACT([.L174];[.L175]);IF(EXACT([.M174];[.M175]);[.O174];CELL(&quot;Row&quot;;[.O175]));[.L175])" office:value-type="float" office:value="175">
              <text:p>175</text:p>
            </table:table-cell>
            <table:table-cell table:style-name="ce8" table:formula="of:=IF(AND([.$A175]&lt;=[.Q$1];[.$A174]&gt;[.$A175]);0;IF(EXACT([.$A175];[.Q$1]+1);[.P174]+1;[.P174]))" office:value-type="float" office:value="0">
              <text:p>0</text:p>
            </table:table-cell>
            <table:table-cell table:style-name="ce8" table:formula="of:=['Code format'.$C$6]&amp;TEXT([.P175];['Code format'.$B$6])&amp;['Code format'.$D$6]" office:value-type="string" office:string-value="0">
              <text:p>0</text:p>
            </table:table-cell>
            <table:table-cell table:style-name="ce8" table:formula="of:=IF(EXACT([.O174];[.O175]);IF(EXACT([.P174];[.P175]);[.R174];CELL(&quot;Row&quot;;[.R175]));[.O175])" office:value-type="float" office:value="175">
              <text:p>175</text:p>
            </table:table-cell>
            <table:table-cell table:style-name="ce8" table:formula="of:=IF(AND([.$A175]&lt;=[.T$1];[.$A174]&gt;[.$A175]);0;IF(EXACT([.$A175];[.T$1]+1);[.S174]+1;[.S174]))" office:value-type="float" office:value="0">
              <text:p>0</text:p>
            </table:table-cell>
            <table:table-cell table:style-name="ce8" table:formula="of:=['Code format'.$C$7]&amp;TEXT([.S175];['Code format'.$B$7])&amp;['Code format'.$D$7]" office:value-type="string" office:string-value="0">
              <text:p>0</text:p>
            </table:table-cell>
            <table:table-cell table:style-name="ce8" table:formula="of:=IF(EXACT([.R174];[.R175]);IF(EXACT([.S174];[.S175]);[.U174];CELL(&quot;Row&quot;;[.U175]));[.R175])" office:value-type="float" office:value="175">
              <text:p>175</text:p>
            </table:table-cell>
            <table:table-cell table:style-name="Nivel3" table:formula="of:=CONCATENATE([.E175];[.H175];[.K175];[.N175];[.Q175];[.T175])&amp;T(IF(EXACT([.$A175];1);ORG.OPENOFFICE.STYLE(&quot;Nivel1&quot;);IF(EXACT([.$A175];2);ORG.OPENOFFICE.STYLE(&quot;Nivel2&quot;);IF(EXACT([.$A175];2);ORG.OPENOFFICE.STYLE(&quot;Nivel2&quot;);IF(EXACT([.$A175];3);ORG.OPENOFFICE.STYLE(&quot;Nivel3&quot;);IF(EXACT([.$A175];4);ORG.OPENOFFICE.STYLE(&quot;Nivel4&quot;);IF(EXACT([.$A175];5);ORG.OPENOFFICE.STYLE(&quot;Nivel5&quot;);IF(EXACT([.$A175];6);ORG.OPENOFFICE.STYLE(&quot;Nivel6&quot;);IF(EXACT([.$A175];7);ORG.OPENOFFICE.STYLE(&quot;Nivel7&quot;))))))))))" office:value-type="string" office:string-value="520000">
              <text:p>520000</text:p>
            </table:table-cell>
            <table:table-cell table:style-name="ce9" office:value-type="string">
              <text:p>OtG</text:p>
            </table:table-cell>
            <table:table-cell table:style-name="ce9" office:value-type="string">
              <text:p>Otros gastos</text:p>
            </table:table-cell>
            <table:table-cell table:style-name="Nivel3" table:formula="of:=[.X175]&amp;T(IF(EXACT([.$A175];1);ORG.OPENOFFICE.STYLE(&quot;Nivel1&quot;);IF(EXACT([.$A175];2);ORG.OPENOFFICE.STYLE(&quot;Nivel2&quot;);IF(EXACT([.$A175];2);ORG.OPENOFFICE.STYLE(&quot;Nivel2&quot;);IF(EXACT([.$A175];3);ORG.OPENOFFICE.STYLE(&quot;Nivel3&quot;);IF(EXACT([.$A175];4);ORG.OPENOFFICE.STYLE(&quot;Nivel4&quot;);IF(EXACT([.$A175];5);ORG.OPENOFFICE.STYLE(&quot;Nivel5&quot;);IF(EXACT([.$A175];6);ORG.OPENOFFICE.STYLE(&quot;Nivel6&quot;);IF(EXACT([.$A175];7);ORG.OPENOFFICE.STYLE(&quot;Nivel7&quot;))))))))))" office:value-type="string" office:string-value="Otros gastos">
              <text:p>Otros gastos</text:p>
            </table:table-cell>
            <table:table-cell table:style-name="Datos" table:formula="of:=IF(EXACT([.A175];1);&quot;&quot;;IF(EXACT([.A175];2);INDIRECT(CONCATENATE(&quot;V&quot;;[.C175]));IF(EXACT([.A175];3);INDIRECT(CONCATENATE(&quot;V&quot;;[.F175]));IF(EXACT([.A175];4);INDIRECT(CONCATENATE(&quot;V&quot;;[.I175]));IF(EXACT([.A175];5);INDIRECT(CONCATENATE(&quot;V&quot;;[.L175]));IF(EXACT([.A175];6);INDIRECT(CONCATENATE(&quot;V&quot;;[.O175]));IF(EXACT([.A175];7);INDIRECT(CONCATENATE(&quot;V&quot;;[.R175])))))))))" office:value-type="string" office:string-value="500000">
              <text:p>5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75];7));NOT(EXACT([.AB175];&quot;view&quot;)));AND(EXACT([.A175];7);EXACT([.AB175];&quot;view&quot;))))" office:value-type="float" office:value="1">
              <text:p>1</text:p>
            </table:table-cell>
            <table:table-cell table:style-name="Datos" table:formula="of:=VLOOKUP([.AB175];['account.type'.$A$2:.$I$12];8)" office:value-type="string" office:string-value="view">
              <text:p>view</text:p>
            </table:table-cell>
            <table:table-cell table:style-name="Datos" table:formula="of:=VLOOKUP([.AB17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5];1);CHAR(9)&amp;CHAR(9)&amp;&quot;&lt;record id=&quot;&quot;account_account_template_&quot;&amp;SUBSTITUTE([.AG$1]&amp;[.$V175];&quot;-&quot;;&quot;_&quot;)&amp;&quot;&quot;&quot; model=&quot;&quot;account.account.template&quot;&quot;&gt;&quot;&amp;CHAR(13)&amp;CHAR(9)&amp;CHAR(9)&amp;CHAR(9)&amp;&quot;&lt;field name=&quot;&quot;code&quot;&quot;&gt;&quot;&amp;[.AG$1]&amp;[.$V175]&amp;&quot;&lt;/field&gt;&quot;&amp;CHAR(13)&amp;CHAR(9)&amp;CHAR(9)&amp;CHAR(9)&amp;&quot;&lt;field name=&quot;&quot;name&quot;&quot;&gt;&quot;&amp;[.AG$1]&amp;[.$Y175]&amp;&quot;&lt;/field&gt;&quot;&amp;CHAR(13)&amp;CHAR(9)&amp;CHAR(9)&amp;CHAR(9)&amp;&quot;&lt;field name=&quot;&quot;shortcut&quot;&quot;&gt;&quot;&amp;IF(EXACT([.$W175];&quot;&quot;);&quot;&quot;;[.AG$1]&amp;[.$W175])&amp;&quot;&lt;/field&gt;&quot;&amp;CHAR(13)&amp;CHAR(9)&amp;CHAR(9)&amp;CHAR(9)&amp;&quot;&lt;field name=&quot;&quot;parent_id&quot;&quot; ref=&quot;&quot;&quot;&amp;IF(EXACT([.$Z175];&quot;&quot;);&quot;&quot;;[.AG$1]&amp;[.$Z175])&amp;&quot;&quot;&quot;/&gt;&quot;&amp;CHAR(13)&amp;CHAR(9)&amp;CHAR(9)&amp;CHAR(9)&amp;&quot;&lt;field name=&quot;&quot;user_type&quot;&quot; ref=&quot;&quot;account_account_type_&quot;&amp;[.$AB175]&amp;&quot;&quot;&quot;/&gt;&quot;&amp;CHAR(13)&amp;CHAR(9)&amp;CHAR(9)&amp;CHAR(9)&amp;&quot;&lt;field name=&quot;&quot;currency_id&quot;&quot; ref=&quot;&quot;&quot;&amp;[.AA175]&amp;&quot;&quot;&quot;/&gt;&quot;&amp;CHAR(13)&amp;CHAR(9)&amp;CHAR(9)&amp;CHAR(9)&amp;&quot;&lt;field name=&quot;&quot;type&quot;&quot;&gt;&quot;&amp;[.$AD175]&amp;&quot;&lt;/field&gt;&quot;&amp;CHAR(13)&amp;CHAR(9)&amp;CHAR(9)&amp;CHAR(9)&amp;&quot;&lt;field name=&quot;&quot;reconcile&quot;&quot; eval=&quot;&quot;&quot;&amp;[.$AE175]&amp;&quot;&quot;&quot;/&gt;&quot;&amp;IF(EXACT([.$AF175];&quot;&quot;);&quot;&quot;;CHAR(13)&amp;CHAR(9)&amp;CHAR(9)&amp;CHAR(9)&amp;&quot;&lt;field name=&quot;&quot;tax_ids&quot;&quot;&gt;&quot;&amp;SUBSTITUTE([.$AF17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20000&quot; model=&quot;account.account.template&quot;&gt;&#13;&#9;&#9;&#9;&lt;field name=&quot;code&quot;&gt;0-520000&lt;/field&gt;&#13;&#9;&#9;&#9;&lt;field name=&quot;name&quot;&gt;0-Otros gastos&lt;/field&gt;&#13;&#9;&#9;&#9;&lt;field name=&quot;shortcut&quot;&gt;0-OtG&lt;/field&gt;&#13;&#9;&#9;&#9;&lt;field name=&quot;parent_id&quot; ref=&quot;0-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20000" model="account.account.template"&gt;<text:tab/><text:tab/><text:tab/>&lt;field name="code"&gt;0-520000&lt;/field&gt;<text:tab/><text:tab/><text:tab/>&lt;field name="name"&gt;0-Otros gastos&lt;/field&gt;<text:tab/><text:tab/><text:tab/>&lt;field name="shortcut"&gt;0-OtG&lt;/field&gt;<text:tab/><text:tab/><text:tab/>&lt;field name="parent_id" ref="0-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75];1);CHAR(9)&amp;CHAR(9)&amp;&quot;&lt;record id=&quot;&quot;account_account_template_&quot;&amp;SUBSTITUTE([.AH$1]&amp;[.$V175];&quot;-&quot;;&quot;_&quot;)&amp;&quot;&quot;&quot; model=&quot;&quot;account.account.template&quot;&quot;&gt;&quot;&amp;CHAR(13)&amp;CHAR(9)&amp;CHAR(9)&amp;CHAR(9)&amp;&quot;&lt;field name=&quot;&quot;code&quot;&quot;&gt;&quot;&amp;[.AH$1]&amp;[.$V175]&amp;&quot;&lt;/field&gt;&quot;&amp;CHAR(13)&amp;CHAR(9)&amp;CHAR(9)&amp;CHAR(9)&amp;&quot;&lt;field name=&quot;&quot;name&quot;&quot;&gt;&quot;&amp;[.AH$1]&amp;[.$Y175]&amp;&quot;&lt;/field&gt;&quot;&amp;CHAR(13)&amp;CHAR(9)&amp;CHAR(9)&amp;CHAR(9)&amp;&quot;&lt;field name=&quot;&quot;shortcut&quot;&quot;&gt;&quot;&amp;IF(EXACT([.$W175];&quot;&quot;);&quot;&quot;;[.AH$1]&amp;[.$W175])&amp;&quot;&lt;/field&gt;&quot;&amp;CHAR(13)&amp;CHAR(9)&amp;CHAR(9)&amp;CHAR(9)&amp;&quot;&lt;field name=&quot;&quot;parent_id&quot;&quot; ref=&quot;&quot;&quot;&amp;IF(EXACT([.$Z175];&quot;&quot;);&quot;&quot;;[.AH$1]&amp;[.$Z175])&amp;&quot;&quot;&quot;/&gt;&quot;&amp;CHAR(13)&amp;CHAR(9)&amp;CHAR(9)&amp;CHAR(9)&amp;&quot;&lt;field name=&quot;&quot;user_type&quot;&quot; ref=&quot;&quot;account_account_type_&quot;&amp;[.$AB175]&amp;&quot;&quot;&quot;/&gt;&quot;&amp;CHAR(13)&amp;CHAR(9)&amp;CHAR(9)&amp;CHAR(9)&amp;&quot;&lt;field name=&quot;&quot;currency_id&quot;&quot; ref=&quot;&quot;&quot;&amp;[.AB175]&amp;&quot;&quot;&quot;/&gt;&quot;&amp;CHAR(13)&amp;CHAR(9)&amp;CHAR(9)&amp;CHAR(9)&amp;&quot;&lt;field name=&quot;&quot;type&quot;&quot;&gt;&quot;&amp;[.$AD175]&amp;&quot;&lt;/field&gt;&quot;&amp;CHAR(13)&amp;CHAR(9)&amp;CHAR(9)&amp;CHAR(9)&amp;&quot;&lt;field name=&quot;&quot;reconcile&quot;&quot; eval=&quot;&quot;&quot;&amp;[.$AE175]&amp;&quot;&quot;&quot;/&gt;&quot;&amp;IF(EXACT([.$AF175];&quot;&quot;);&quot;&quot;;CHAR(13)&amp;CHAR(9)&amp;CHAR(9)&amp;CHAR(9)&amp;&quot;&lt;field name=&quot;&quot;tax_ids&quot;&quot;&gt;&quot;&amp;SUBSTITUTE([.$AF17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20000&quot; model=&quot;account.account.template&quot;&gt;&#13;&#9;&#9;&#9;&lt;field name=&quot;code&quot;&gt;1-520000&lt;/field&gt;&#13;&#9;&#9;&#9;&lt;field name=&quot;name&quot;&gt;1-Otros gastos&lt;/field&gt;&#13;&#9;&#9;&#9;&lt;field name=&quot;shortcut&quot;&gt;1-OtG&lt;/field&gt;&#13;&#9;&#9;&#9;&lt;field name=&quot;parent_id&quot; ref=&quot;1-5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20000" model="account.account.template"&gt;<text:tab/><text:tab/><text:tab/>&lt;field name="code"&gt;1-520000&lt;/field&gt;<text:tab/><text:tab/><text:tab/>&lt;field name="name"&gt;1-Otros gastos&lt;/field&gt;<text:tab/><text:tab/><text:tab/>&lt;field name="shortcut"&gt;1-OtG&lt;/field&gt;<text:tab/><text:tab/><text:tab/>&lt;field name="parent_id" ref="1-5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75]&gt;[.A176];[.A175]=[.A176]);[.A175]&lt;&gt;7))" office:value-type="float" office:value="1">
              <text:p>1</text:p>
            </table:table-cell>
            <table:table-cell table:style-name="ce8" table:formula="of:=IF(EXACT([.A176];1);CELL(&quot;Row&quot;;[.C176]);[.C175])" office:value-type="float" office:value="2">
              <text:p>2</text:p>
            </table:table-cell>
            <table:table-cell table:style-name="ce8" table:formula="of:=IF(EXACT([.$A176];1);0;IF(EXACT([.$A176];2);[.D175]+1;[.D175]))" office:value-type="float" office:value="5">
              <text:p>5</text:p>
            </table:table-cell>
            <table:table-cell table:style-name="ce8" table:formula="of:=['Code format'.$C$2]&amp;TEXT([.D176];['Code format'.$B$2])&amp;['Code format'.$D$2]" office:value-type="string" office:string-value="5">
              <text:p>5</text:p>
            </table:table-cell>
            <table:table-cell table:style-name="ce8" table:formula="of:=IF(EXACT([.C175];[.C176]);IF(EXACT([.D175];[.D176]);[.F175];CELL(&quot;Row&quot;;[.F176]));[.C176])" office:value-type="float" office:value="129">
              <text:p>129</text:p>
            </table:table-cell>
            <table:table-cell table:style-name="ce8" table:formula="of:=IF(AND([.$A176]&lt;=[.H$1];[.$A175]&gt;[.$A176]);0;IF(EXACT([.$A176];[.H$1]+1);[.G175]+1;[.G175]))" office:value-type="float" office:value="2">
              <text:p>2</text:p>
            </table:table-cell>
            <table:table-cell table:style-name="ce8" table:formula="of:=['Code format'.$C$3]&amp;TEXT([.G176];['Code format'.$B$3])&amp;['Code format'.$D$3]" office:value-type="string" office:string-value="2">
              <text:p>2</text:p>
            </table:table-cell>
            <table:table-cell table:style-name="ce8" table:formula="of:=IF(EXACT([.F175];[.F176]);IF(EXACT([.G175];[.G176]);[.I175];CELL(&quot;Row&quot;;[.I176]));[.F176])" office:value-type="float" office:value="175">
              <text:p>175</text:p>
            </table:table-cell>
            <table:table-cell table:style-name="ce8" table:formula="of:=IF(AND([.$A176]&lt;=[.K$1];[.$A175]&gt;[.$A176]);0;IF(EXACT([.$A176];[.K$1]+1);[.J175]+1;[.J175]))" office:value-type="float" office:value="0">
              <text:p>0</text:p>
            </table:table-cell>
            <table:table-cell table:style-name="ce8" table:formula="of:=['Code format'.$C$4]&amp;TEXT([.J176];['Code format'.$B$4])&amp;['Code format'.$D$4]" office:value-type="string" office:string-value="0">
              <text:p>0</text:p>
            </table:table-cell>
            <table:table-cell table:style-name="ce8" table:formula="of:=IF(EXACT([.I175];[.I176]);IF(EXACT([.J175];[.J176]);[.L175];CELL(&quot;Row&quot;;[.L176]));[.I176])" office:value-type="float" office:value="175">
              <text:p>175</text:p>
            </table:table-cell>
            <table:table-cell table:style-name="ce8" table:formula="of:=IF(AND([.$A176]&lt;=[.N$1];[.$A175]&gt;[.$A176]);0;IF(EXACT([.$A176];[.N$1]+1);[.M175]+1;[.M175]))" office:value-type="float" office:value="0">
              <text:p>0</text:p>
            </table:table-cell>
            <table:table-cell table:style-name="ce8" table:formula="of:=['Code format'.$C$5]&amp;TEXT([.M176];['Code format'.$B$5])&amp;['Code format'.$D$5]" office:value-type="string" office:string-value="0">
              <text:p>0</text:p>
            </table:table-cell>
            <table:table-cell table:style-name="ce8" table:formula="of:=IF(EXACT([.L175];[.L176]);IF(EXACT([.M175];[.M176]);[.O175];CELL(&quot;Row&quot;;[.O176]));[.L176])" office:value-type="float" office:value="175">
              <text:p>175</text:p>
            </table:table-cell>
            <table:table-cell table:style-name="ce8" table:formula="of:=IF(AND([.$A176]&lt;=[.Q$1];[.$A175]&gt;[.$A176]);0;IF(EXACT([.$A176];[.Q$1]+1);[.P175]+1;[.P175]))" office:value-type="float" office:value="0">
              <text:p>0</text:p>
            </table:table-cell>
            <table:table-cell table:style-name="ce8" table:formula="of:=['Code format'.$C$6]&amp;TEXT([.P176];['Code format'.$B$6])&amp;['Code format'.$D$6]" office:value-type="string" office:string-value="0">
              <text:p>0</text:p>
            </table:table-cell>
            <table:table-cell table:style-name="ce8" table:formula="of:=IF(EXACT([.O175];[.O176]);IF(EXACT([.P175];[.P176]);[.R175];CELL(&quot;Row&quot;;[.R176]));[.O176])" office:value-type="float" office:value="175">
              <text:p>175</text:p>
            </table:table-cell>
            <table:table-cell table:style-name="ce8" table:formula="of:=IF(AND([.$A176]&lt;=[.T$1];[.$A175]&gt;[.$A176]);0;IF(EXACT([.$A176];[.T$1]+1);[.S175]+1;[.S175]))" office:value-type="float" office:value="1">
              <text:p>1</text:p>
            </table:table-cell>
            <table:table-cell table:style-name="ce8" table:formula="of:=['Code format'.$C$7]&amp;TEXT([.S176];['Code format'.$B$7])&amp;['Code format'.$D$7]" office:value-type="string" office:string-value="1">
              <text:p>1</text:p>
            </table:table-cell>
            <table:table-cell table:style-name="ce8" table:formula="of:=IF(EXACT([.R175];[.R176]);IF(EXACT([.S175];[.S176]);[.U175];CELL(&quot;Row&quot;;[.U176]));[.R176])" office:value-type="float" office:value="176">
              <text:p>176</text:p>
            </table:table-cell>
            <table:table-cell table:style-name="Nivel7" table:formula="of:=CONCATENATE([.E176];[.H176];[.K176];[.N176];[.Q176];[.T176])&amp;T(IF(EXACT([.$A176];1);ORG.OPENOFFICE.STYLE(&quot;Nivel1&quot;);IF(EXACT([.$A176];2);ORG.OPENOFFICE.STYLE(&quot;Nivel2&quot;);IF(EXACT([.$A176];2);ORG.OPENOFFICE.STYLE(&quot;Nivel2&quot;);IF(EXACT([.$A176];3);ORG.OPENOFFICE.STYLE(&quot;Nivel3&quot;);IF(EXACT([.$A176];4);ORG.OPENOFFICE.STYLE(&quot;Nivel4&quot;);IF(EXACT([.$A176];5);ORG.OPENOFFICE.STYLE(&quot;Nivel5&quot;);IF(EXACT([.$A176];6);ORG.OPENOFFICE.STYLE(&quot;Nivel6&quot;);IF(EXACT([.$A176];7);ORG.OPENOFFICE.STYLE(&quot;Nivel7&quot;))))))))))" office:value-type="string" office:string-value="520001">
              <text:p>520001</text:p>
            </table:table-cell>
            <table:table-cell table:style-name="ce9" office:value-type="string">
              <text:p>Aj</text:p>
            </table:table-cell>
            <table:table-cell table:style-name="ce9" office:value-type="string">
              <text:p>Ajustes</text:p>
            </table:table-cell>
            <table:table-cell table:style-name="Nivel7" table:formula="of:=[.X176]&amp;T(IF(EXACT([.$A176];1);ORG.OPENOFFICE.STYLE(&quot;Nivel1&quot;);IF(EXACT([.$A176];2);ORG.OPENOFFICE.STYLE(&quot;Nivel2&quot;);IF(EXACT([.$A176];2);ORG.OPENOFFICE.STYLE(&quot;Nivel2&quot;);IF(EXACT([.$A176];3);ORG.OPENOFFICE.STYLE(&quot;Nivel3&quot;);IF(EXACT([.$A176];4);ORG.OPENOFFICE.STYLE(&quot;Nivel4&quot;);IF(EXACT([.$A176];5);ORG.OPENOFFICE.STYLE(&quot;Nivel5&quot;);IF(EXACT([.$A176];6);ORG.OPENOFFICE.STYLE(&quot;Nivel6&quot;);IF(EXACT([.$A176];7);ORG.OPENOFFICE.STYLE(&quot;Nivel7&quot;))))))))))" office:value-type="string" office:string-value="Ajustes">
              <text:p>Ajustes</text:p>
            </table:table-cell>
            <table:table-cell table:style-name="Datos" table:formula="of:=IF(EXACT([.A176];1);&quot;&quot;;IF(EXACT([.A176];2);INDIRECT(CONCATENATE(&quot;V&quot;;[.C176]));IF(EXACT([.A176];3);INDIRECT(CONCATENATE(&quot;V&quot;;[.F176]));IF(EXACT([.A176];4);INDIRECT(CONCATENATE(&quot;V&quot;;[.I176]));IF(EXACT([.A176];5);INDIRECT(CONCATENATE(&quot;V&quot;;[.L176]));IF(EXACT([.A176];6);INDIRECT(CONCATENATE(&quot;V&quot;;[.O176]));IF(EXACT([.A176];7);INDIRECT(CONCATENATE(&quot;V&quot;;[.R176])))))))))" office:value-type="string" office:string-value="520000">
              <text:p>52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76];7));NOT(EXACT([.AB176];&quot;view&quot;)));AND(EXACT([.A176];7);EXACT([.AB176];&quot;view&quot;))))" office:value-type="float" office:value="1">
              <text:p>1</text:p>
            </table:table-cell>
            <table:table-cell table:style-name="Datos" table:formula="of:=VLOOKUP([.AB176];['account.type'.$A$2:.$I$12];8)" office:value-type="string" office:string-value="other">
              <text:p>other</text:p>
            </table:table-cell>
            <table:table-cell table:style-name="Datos" table:formula="of:=VLOOKUP([.AB176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6];1);CHAR(9)&amp;CHAR(9)&amp;&quot;&lt;record id=&quot;&quot;account_account_template_&quot;&amp;SUBSTITUTE([.AG$1]&amp;[.$V176];&quot;-&quot;;&quot;_&quot;)&amp;&quot;&quot;&quot; model=&quot;&quot;account.account.template&quot;&quot;&gt;&quot;&amp;CHAR(13)&amp;CHAR(9)&amp;CHAR(9)&amp;CHAR(9)&amp;&quot;&lt;field name=&quot;&quot;code&quot;&quot;&gt;&quot;&amp;[.AG$1]&amp;[.$V176]&amp;&quot;&lt;/field&gt;&quot;&amp;CHAR(13)&amp;CHAR(9)&amp;CHAR(9)&amp;CHAR(9)&amp;&quot;&lt;field name=&quot;&quot;name&quot;&quot;&gt;&quot;&amp;[.AG$1]&amp;[.$Y176]&amp;&quot;&lt;/field&gt;&quot;&amp;CHAR(13)&amp;CHAR(9)&amp;CHAR(9)&amp;CHAR(9)&amp;&quot;&lt;field name=&quot;&quot;shortcut&quot;&quot;&gt;&quot;&amp;IF(EXACT([.$W176];&quot;&quot;);&quot;&quot;;[.AG$1]&amp;[.$W176])&amp;&quot;&lt;/field&gt;&quot;&amp;CHAR(13)&amp;CHAR(9)&amp;CHAR(9)&amp;CHAR(9)&amp;&quot;&lt;field name=&quot;&quot;parent_id&quot;&quot; ref=&quot;&quot;&quot;&amp;IF(EXACT([.$Z176];&quot;&quot;);&quot;&quot;;[.AG$1]&amp;[.$Z176])&amp;&quot;&quot;&quot;/&gt;&quot;&amp;CHAR(13)&amp;CHAR(9)&amp;CHAR(9)&amp;CHAR(9)&amp;&quot;&lt;field name=&quot;&quot;user_type&quot;&quot; ref=&quot;&quot;account_account_type_&quot;&amp;[.$AB176]&amp;&quot;&quot;&quot;/&gt;&quot;&amp;CHAR(13)&amp;CHAR(9)&amp;CHAR(9)&amp;CHAR(9)&amp;&quot;&lt;field name=&quot;&quot;currency_id&quot;&quot; ref=&quot;&quot;&quot;&amp;[.AA176]&amp;&quot;&quot;&quot;/&gt;&quot;&amp;CHAR(13)&amp;CHAR(9)&amp;CHAR(9)&amp;CHAR(9)&amp;&quot;&lt;field name=&quot;&quot;type&quot;&quot;&gt;&quot;&amp;[.$AD176]&amp;&quot;&lt;/field&gt;&quot;&amp;CHAR(13)&amp;CHAR(9)&amp;CHAR(9)&amp;CHAR(9)&amp;&quot;&lt;field name=&quot;&quot;reconcile&quot;&quot; eval=&quot;&quot;&quot;&amp;[.$AE176]&amp;&quot;&quot;&quot;/&gt;&quot;&amp;IF(EXACT([.$AF176];&quot;&quot;);&quot;&quot;;CHAR(13)&amp;CHAR(9)&amp;CHAR(9)&amp;CHAR(9)&amp;&quot;&lt;field name=&quot;&quot;tax_ids&quot;&quot;&gt;&quot;&amp;SUBSTITUTE([.$AF17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20001&quot; model=&quot;account.account.template&quot;&gt;&#13;&#9;&#9;&#9;&lt;field name=&quot;code&quot;&gt;0-520001&lt;/field&gt;&#13;&#9;&#9;&#9;&lt;field name=&quot;name&quot;&gt;0-Ajustes&lt;/field&gt;&#13;&#9;&#9;&#9;&lt;field name=&quot;shortcut&quot;&gt;0-Aj&lt;/field&gt;&#13;&#9;&#9;&#9;&lt;field name=&quot;parent_id&quot; ref=&quot;0-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20001" model="account.account.template"&gt;<text:tab/><text:tab/><text:tab/>&lt;field name="code"&gt;0-520001&lt;/field&gt;<text:tab/><text:tab/><text:tab/>&lt;field name="name"&gt;0-Ajustes&lt;/field&gt;<text:tab/><text:tab/><text:tab/>&lt;field name="shortcut"&gt;0-Aj&lt;/field&gt;<text:tab/><text:tab/><text:tab/>&lt;field name="parent_id" ref="0-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76];1);CHAR(9)&amp;CHAR(9)&amp;&quot;&lt;record id=&quot;&quot;account_account_template_&quot;&amp;SUBSTITUTE([.AH$1]&amp;[.$V176];&quot;-&quot;;&quot;_&quot;)&amp;&quot;&quot;&quot; model=&quot;&quot;account.account.template&quot;&quot;&gt;&quot;&amp;CHAR(13)&amp;CHAR(9)&amp;CHAR(9)&amp;CHAR(9)&amp;&quot;&lt;field name=&quot;&quot;code&quot;&quot;&gt;&quot;&amp;[.AH$1]&amp;[.$V176]&amp;&quot;&lt;/field&gt;&quot;&amp;CHAR(13)&amp;CHAR(9)&amp;CHAR(9)&amp;CHAR(9)&amp;&quot;&lt;field name=&quot;&quot;name&quot;&quot;&gt;&quot;&amp;[.AH$1]&amp;[.$Y176]&amp;&quot;&lt;/field&gt;&quot;&amp;CHAR(13)&amp;CHAR(9)&amp;CHAR(9)&amp;CHAR(9)&amp;&quot;&lt;field name=&quot;&quot;shortcut&quot;&quot;&gt;&quot;&amp;IF(EXACT([.$W176];&quot;&quot;);&quot;&quot;;[.AH$1]&amp;[.$W176])&amp;&quot;&lt;/field&gt;&quot;&amp;CHAR(13)&amp;CHAR(9)&amp;CHAR(9)&amp;CHAR(9)&amp;&quot;&lt;field name=&quot;&quot;parent_id&quot;&quot; ref=&quot;&quot;&quot;&amp;IF(EXACT([.$Z176];&quot;&quot;);&quot;&quot;;[.AH$1]&amp;[.$Z176])&amp;&quot;&quot;&quot;/&gt;&quot;&amp;CHAR(13)&amp;CHAR(9)&amp;CHAR(9)&amp;CHAR(9)&amp;&quot;&lt;field name=&quot;&quot;user_type&quot;&quot; ref=&quot;&quot;account_account_type_&quot;&amp;[.$AB176]&amp;&quot;&quot;&quot;/&gt;&quot;&amp;CHAR(13)&amp;CHAR(9)&amp;CHAR(9)&amp;CHAR(9)&amp;&quot;&lt;field name=&quot;&quot;currency_id&quot;&quot; ref=&quot;&quot;&quot;&amp;[.AB176]&amp;&quot;&quot;&quot;/&gt;&quot;&amp;CHAR(13)&amp;CHAR(9)&amp;CHAR(9)&amp;CHAR(9)&amp;&quot;&lt;field name=&quot;&quot;type&quot;&quot;&gt;&quot;&amp;[.$AD176]&amp;&quot;&lt;/field&gt;&quot;&amp;CHAR(13)&amp;CHAR(9)&amp;CHAR(9)&amp;CHAR(9)&amp;&quot;&lt;field name=&quot;&quot;reconcile&quot;&quot; eval=&quot;&quot;&quot;&amp;[.$AE176]&amp;&quot;&quot;&quot;/&gt;&quot;&amp;IF(EXACT([.$AF176];&quot;&quot;);&quot;&quot;;CHAR(13)&amp;CHAR(9)&amp;CHAR(9)&amp;CHAR(9)&amp;&quot;&lt;field name=&quot;&quot;tax_ids&quot;&quot;&gt;&quot;&amp;SUBSTITUTE([.$AF176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20001&quot; model=&quot;account.account.template&quot;&gt;&#13;&#9;&#9;&#9;&lt;field name=&quot;code&quot;&gt;1-520001&lt;/field&gt;&#13;&#9;&#9;&#9;&lt;field name=&quot;name&quot;&gt;1-Ajustes&lt;/field&gt;&#13;&#9;&#9;&#9;&lt;field name=&quot;shortcut&quot;&gt;1-Aj&lt;/field&gt;&#13;&#9;&#9;&#9;&lt;field name=&quot;parent_id&quot; ref=&quot;1-5200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20001" model="account.account.template"&gt;<text:tab/><text:tab/><text:tab/>&lt;field name="code"&gt;1-520001&lt;/field&gt;<text:tab/><text:tab/><text:tab/>&lt;field name="name"&gt;1-Ajustes&lt;/field&gt;<text:tab/><text:tab/><text:tab/>&lt;field name="shortcut"&gt;1-Aj&lt;/field&gt;<text:tab/><text:tab/><text:tab/>&lt;field name="parent_id" ref="1-5200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76]&gt;[.A177];[.A176]=[.A177]);[.A176]&lt;&gt;7))" office:value-type="float" office:value="1">
              <text:p>1</text:p>
            </table:table-cell>
            <table:table-cell table:style-name="ce8" table:formula="of:=IF(EXACT([.A177];1);CELL(&quot;Row&quot;;[.C177]);[.C176])" office:value-type="float" office:value="2">
              <text:p>2</text:p>
            </table:table-cell>
            <table:table-cell table:style-name="ce8" table:formula="of:=IF(EXACT([.$A177];1);0;IF(EXACT([.$A177];2);[.D176]+1;[.D176]))" office:value-type="float" office:value="5">
              <text:p>5</text:p>
            </table:table-cell>
            <table:table-cell table:style-name="ce8" table:formula="of:=['Code format'.$C$2]&amp;TEXT([.D177];['Code format'.$B$2])&amp;['Code format'.$D$2]" office:value-type="string" office:string-value="5">
              <text:p>5</text:p>
            </table:table-cell>
            <table:table-cell table:style-name="ce8" table:formula="of:=IF(EXACT([.C176];[.C177]);IF(EXACT([.D176];[.D177]);[.F176];CELL(&quot;Row&quot;;[.F177]));[.C177])" office:value-type="float" office:value="129">
              <text:p>129</text:p>
            </table:table-cell>
            <table:table-cell table:style-name="ce8" table:formula="of:=IF(AND([.$A177]&lt;=[.H$1];[.$A176]&gt;[.$A177]);0;IF(EXACT([.$A177];[.H$1]+1);[.G176]+1;[.G176]))" office:value-type="float" office:value="2">
              <text:p>2</text:p>
            </table:table-cell>
            <table:table-cell table:style-name="ce8" table:formula="of:=['Code format'.$C$3]&amp;TEXT([.G177];['Code format'.$B$3])&amp;['Code format'.$D$3]" office:value-type="string" office:string-value="2">
              <text:p>2</text:p>
            </table:table-cell>
            <table:table-cell table:style-name="ce8" table:formula="of:=IF(EXACT([.F176];[.F177]);IF(EXACT([.G176];[.G177]);[.I176];CELL(&quot;Row&quot;;[.I177]));[.F177])" office:value-type="float" office:value="175">
              <text:p>175</text:p>
            </table:table-cell>
            <table:table-cell table:style-name="ce8" table:formula="of:=IF(AND([.$A177]&lt;=[.K$1];[.$A176]&gt;[.$A177]);0;IF(EXACT([.$A177];[.K$1]+1);[.J176]+1;[.J176]))" office:value-type="float" office:value="0">
              <text:p>0</text:p>
            </table:table-cell>
            <table:table-cell table:style-name="ce8" table:formula="of:=['Code format'.$C$4]&amp;TEXT([.J177];['Code format'.$B$4])&amp;['Code format'.$D$4]" office:value-type="string" office:string-value="0">
              <text:p>0</text:p>
            </table:table-cell>
            <table:table-cell table:style-name="ce8" table:formula="of:=IF(EXACT([.I176];[.I177]);IF(EXACT([.J176];[.J177]);[.L176];CELL(&quot;Row&quot;;[.L177]));[.I177])" office:value-type="float" office:value="175">
              <text:p>175</text:p>
            </table:table-cell>
            <table:table-cell table:style-name="ce8" table:formula="of:=IF(AND([.$A177]&lt;=[.N$1];[.$A176]&gt;[.$A177]);0;IF(EXACT([.$A177];[.N$1]+1);[.M176]+1;[.M176]))" office:value-type="float" office:value="0">
              <text:p>0</text:p>
            </table:table-cell>
            <table:table-cell table:style-name="ce8" table:formula="of:=['Code format'.$C$5]&amp;TEXT([.M177];['Code format'.$B$5])&amp;['Code format'.$D$5]" office:value-type="string" office:string-value="0">
              <text:p>0</text:p>
            </table:table-cell>
            <table:table-cell table:style-name="ce8" table:formula="of:=IF(EXACT([.L176];[.L177]);IF(EXACT([.M176];[.M177]);[.O176];CELL(&quot;Row&quot;;[.O177]));[.L177])" office:value-type="float" office:value="175">
              <text:p>175</text:p>
            </table:table-cell>
            <table:table-cell table:style-name="ce8" table:formula="of:=IF(AND([.$A177]&lt;=[.Q$1];[.$A176]&gt;[.$A177]);0;IF(EXACT([.$A177];[.Q$1]+1);[.P176]+1;[.P176]))" office:value-type="float" office:value="0">
              <text:p>0</text:p>
            </table:table-cell>
            <table:table-cell table:style-name="ce8" table:formula="of:=['Code format'.$C$6]&amp;TEXT([.P177];['Code format'.$B$6])&amp;['Code format'.$D$6]" office:value-type="string" office:string-value="0">
              <text:p>0</text:p>
            </table:table-cell>
            <table:table-cell table:style-name="ce8" table:formula="of:=IF(EXACT([.O176];[.O177]);IF(EXACT([.P176];[.P177]);[.R176];CELL(&quot;Row&quot;;[.R177]));[.O177])" office:value-type="float" office:value="175">
              <text:p>175</text:p>
            </table:table-cell>
            <table:table-cell table:style-name="ce8" table:formula="of:=IF(AND([.$A177]&lt;=[.T$1];[.$A176]&gt;[.$A177]);0;IF(EXACT([.$A177];[.T$1]+1);[.S176]+1;[.S176]))" office:value-type="float" office:value="2">
              <text:p>2</text:p>
            </table:table-cell>
            <table:table-cell table:style-name="ce8" table:formula="of:=['Code format'.$C$7]&amp;TEXT([.S177];['Code format'.$B$7])&amp;['Code format'.$D$7]" office:value-type="string" office:string-value="2">
              <text:p>2</text:p>
            </table:table-cell>
            <table:table-cell table:style-name="ce8" table:formula="of:=IF(EXACT([.R176];[.R177]);IF(EXACT([.S176];[.S177]);[.U176];CELL(&quot;Row&quot;;[.U177]));[.R177])" office:value-type="float" office:value="177">
              <text:p>177</text:p>
            </table:table-cell>
            <table:table-cell table:style-name="Nivel7" table:formula="of:=CONCATENATE([.E177];[.H177];[.K177];[.N177];[.Q177];[.T177])&amp;T(IF(EXACT([.$A177];1);ORG.OPENOFFICE.STYLE(&quot;Nivel1&quot;);IF(EXACT([.$A177];2);ORG.OPENOFFICE.STYLE(&quot;Nivel2&quot;);IF(EXACT([.$A177];2);ORG.OPENOFFICE.STYLE(&quot;Nivel2&quot;);IF(EXACT([.$A177];3);ORG.OPENOFFICE.STYLE(&quot;Nivel3&quot;);IF(EXACT([.$A177];4);ORG.OPENOFFICE.STYLE(&quot;Nivel4&quot;);IF(EXACT([.$A177];5);ORG.OPENOFFICE.STYLE(&quot;Nivel5&quot;);IF(EXACT([.$A177];6);ORG.OPENOFFICE.STYLE(&quot;Nivel6&quot;);IF(EXACT([.$A177];7);ORG.OPENOFFICE.STYLE(&quot;Nivel7&quot;))))))))))" office:value-type="string" office:string-value="520002">
              <text:p>520002</text:p>
            </table:table-cell>
            <table:table-cell table:style-name="ce9" office:value-type="string">
              <text:p>GF</text:p>
            </table:table-cell>
            <table:table-cell table:style-name="ce9" office:value-type="string">
              <text:p>Gastos Financieros</text:p>
            </table:table-cell>
            <table:table-cell table:style-name="Nivel7" table:formula="of:=[.X177]&amp;T(IF(EXACT([.$A177];1);ORG.OPENOFFICE.STYLE(&quot;Nivel1&quot;);IF(EXACT([.$A177];2);ORG.OPENOFFICE.STYLE(&quot;Nivel2&quot;);IF(EXACT([.$A177];2);ORG.OPENOFFICE.STYLE(&quot;Nivel2&quot;);IF(EXACT([.$A177];3);ORG.OPENOFFICE.STYLE(&quot;Nivel3&quot;);IF(EXACT([.$A177];4);ORG.OPENOFFICE.STYLE(&quot;Nivel4&quot;);IF(EXACT([.$A177];5);ORG.OPENOFFICE.STYLE(&quot;Nivel5&quot;);IF(EXACT([.$A177];6);ORG.OPENOFFICE.STYLE(&quot;Nivel6&quot;);IF(EXACT([.$A177];7);ORG.OPENOFFICE.STYLE(&quot;Nivel7&quot;))))))))))" office:value-type="string" office:string-value="Gastos Financieros">
              <text:p>Gastos Financieros</text:p>
            </table:table-cell>
            <table:table-cell table:style-name="Datos" table:formula="of:=IF(EXACT([.A177];1);&quot;&quot;;IF(EXACT([.A177];2);INDIRECT(CONCATENATE(&quot;V&quot;;[.C177]));IF(EXACT([.A177];3);INDIRECT(CONCATENATE(&quot;V&quot;;[.F177]));IF(EXACT([.A177];4);INDIRECT(CONCATENATE(&quot;V&quot;;[.I177]));IF(EXACT([.A177];5);INDIRECT(CONCATENATE(&quot;V&quot;;[.L177]));IF(EXACT([.A177];6);INDIRECT(CONCATENATE(&quot;V&quot;;[.O177]));IF(EXACT([.A177];7);INDIRECT(CONCATENATE(&quot;V&quot;;[.R177])))))))))" office:value-type="string" office:string-value="520000">
              <text:p>52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77];7));NOT(EXACT([.AB177];&quot;view&quot;)));AND(EXACT([.A177];7);EXACT([.AB177];&quot;view&quot;))))" office:value-type="float" office:value="1">
              <text:p>1</text:p>
            </table:table-cell>
            <table:table-cell table:style-name="Datos" table:formula="of:=VLOOKUP([.AB177];['account.type'.$A$2:.$I$12];8)" office:value-type="string" office:string-value="other">
              <text:p>other</text:p>
            </table:table-cell>
            <table:table-cell table:style-name="Datos" table:formula="of:=VLOOKUP([.AB177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7];1);CHAR(9)&amp;CHAR(9)&amp;&quot;&lt;record id=&quot;&quot;account_account_template_&quot;&amp;SUBSTITUTE([.AG$1]&amp;[.$V177];&quot;-&quot;;&quot;_&quot;)&amp;&quot;&quot;&quot; model=&quot;&quot;account.account.template&quot;&quot;&gt;&quot;&amp;CHAR(13)&amp;CHAR(9)&amp;CHAR(9)&amp;CHAR(9)&amp;&quot;&lt;field name=&quot;&quot;code&quot;&quot;&gt;&quot;&amp;[.AG$1]&amp;[.$V177]&amp;&quot;&lt;/field&gt;&quot;&amp;CHAR(13)&amp;CHAR(9)&amp;CHAR(9)&amp;CHAR(9)&amp;&quot;&lt;field name=&quot;&quot;name&quot;&quot;&gt;&quot;&amp;[.AG$1]&amp;[.$Y177]&amp;&quot;&lt;/field&gt;&quot;&amp;CHAR(13)&amp;CHAR(9)&amp;CHAR(9)&amp;CHAR(9)&amp;&quot;&lt;field name=&quot;&quot;shortcut&quot;&quot;&gt;&quot;&amp;IF(EXACT([.$W177];&quot;&quot;);&quot;&quot;;[.AG$1]&amp;[.$W177])&amp;&quot;&lt;/field&gt;&quot;&amp;CHAR(13)&amp;CHAR(9)&amp;CHAR(9)&amp;CHAR(9)&amp;&quot;&lt;field name=&quot;&quot;parent_id&quot;&quot; ref=&quot;&quot;&quot;&amp;IF(EXACT([.$Z177];&quot;&quot;);&quot;&quot;;[.AG$1]&amp;[.$Z177])&amp;&quot;&quot;&quot;/&gt;&quot;&amp;CHAR(13)&amp;CHAR(9)&amp;CHAR(9)&amp;CHAR(9)&amp;&quot;&lt;field name=&quot;&quot;user_type&quot;&quot; ref=&quot;&quot;account_account_type_&quot;&amp;[.$AB177]&amp;&quot;&quot;&quot;/&gt;&quot;&amp;CHAR(13)&amp;CHAR(9)&amp;CHAR(9)&amp;CHAR(9)&amp;&quot;&lt;field name=&quot;&quot;currency_id&quot;&quot; ref=&quot;&quot;&quot;&amp;[.AA177]&amp;&quot;&quot;&quot;/&gt;&quot;&amp;CHAR(13)&amp;CHAR(9)&amp;CHAR(9)&amp;CHAR(9)&amp;&quot;&lt;field name=&quot;&quot;type&quot;&quot;&gt;&quot;&amp;[.$AD177]&amp;&quot;&lt;/field&gt;&quot;&amp;CHAR(13)&amp;CHAR(9)&amp;CHAR(9)&amp;CHAR(9)&amp;&quot;&lt;field name=&quot;&quot;reconcile&quot;&quot; eval=&quot;&quot;&quot;&amp;[.$AE177]&amp;&quot;&quot;&quot;/&gt;&quot;&amp;IF(EXACT([.$AF177];&quot;&quot;);&quot;&quot;;CHAR(13)&amp;CHAR(9)&amp;CHAR(9)&amp;CHAR(9)&amp;&quot;&lt;field name=&quot;&quot;tax_ids&quot;&quot;&gt;&quot;&amp;SUBSTITUTE([.$AF17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20002&quot; model=&quot;account.account.template&quot;&gt;&#13;&#9;&#9;&#9;&lt;field name=&quot;code&quot;&gt;0-520002&lt;/field&gt;&#13;&#9;&#9;&#9;&lt;field name=&quot;name&quot;&gt;0-Gastos Financieros&lt;/field&gt;&#13;&#9;&#9;&#9;&lt;field name=&quot;shortcut&quot;&gt;0-GF&lt;/field&gt;&#13;&#9;&#9;&#9;&lt;field name=&quot;parent_id&quot; ref=&quot;0-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20002" model="account.account.template"&gt;<text:tab/><text:tab/><text:tab/>&lt;field name="code"&gt;0-520002&lt;/field&gt;<text:tab/><text:tab/><text:tab/>&lt;field name="name"&gt;0-Gastos Financieros&lt;/field&gt;<text:tab/><text:tab/><text:tab/>&lt;field name="shortcut"&gt;0-GF&lt;/field&gt;<text:tab/><text:tab/><text:tab/>&lt;field name="parent_id" ref="0-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77];1);CHAR(9)&amp;CHAR(9)&amp;&quot;&lt;record id=&quot;&quot;account_account_template_&quot;&amp;SUBSTITUTE([.AH$1]&amp;[.$V177];&quot;-&quot;;&quot;_&quot;)&amp;&quot;&quot;&quot; model=&quot;&quot;account.account.template&quot;&quot;&gt;&quot;&amp;CHAR(13)&amp;CHAR(9)&amp;CHAR(9)&amp;CHAR(9)&amp;&quot;&lt;field name=&quot;&quot;code&quot;&quot;&gt;&quot;&amp;[.AH$1]&amp;[.$V177]&amp;&quot;&lt;/field&gt;&quot;&amp;CHAR(13)&amp;CHAR(9)&amp;CHAR(9)&amp;CHAR(9)&amp;&quot;&lt;field name=&quot;&quot;name&quot;&quot;&gt;&quot;&amp;[.AH$1]&amp;[.$Y177]&amp;&quot;&lt;/field&gt;&quot;&amp;CHAR(13)&amp;CHAR(9)&amp;CHAR(9)&amp;CHAR(9)&amp;&quot;&lt;field name=&quot;&quot;shortcut&quot;&quot;&gt;&quot;&amp;IF(EXACT([.$W177];&quot;&quot;);&quot;&quot;;[.AH$1]&amp;[.$W177])&amp;&quot;&lt;/field&gt;&quot;&amp;CHAR(13)&amp;CHAR(9)&amp;CHAR(9)&amp;CHAR(9)&amp;&quot;&lt;field name=&quot;&quot;parent_id&quot;&quot; ref=&quot;&quot;&quot;&amp;IF(EXACT([.$Z177];&quot;&quot;);&quot;&quot;;[.AH$1]&amp;[.$Z177])&amp;&quot;&quot;&quot;/&gt;&quot;&amp;CHAR(13)&amp;CHAR(9)&amp;CHAR(9)&amp;CHAR(9)&amp;&quot;&lt;field name=&quot;&quot;user_type&quot;&quot; ref=&quot;&quot;account_account_type_&quot;&amp;[.$AB177]&amp;&quot;&quot;&quot;/&gt;&quot;&amp;CHAR(13)&amp;CHAR(9)&amp;CHAR(9)&amp;CHAR(9)&amp;&quot;&lt;field name=&quot;&quot;currency_id&quot;&quot; ref=&quot;&quot;&quot;&amp;[.AB177]&amp;&quot;&quot;&quot;/&gt;&quot;&amp;CHAR(13)&amp;CHAR(9)&amp;CHAR(9)&amp;CHAR(9)&amp;&quot;&lt;field name=&quot;&quot;type&quot;&quot;&gt;&quot;&amp;[.$AD177]&amp;&quot;&lt;/field&gt;&quot;&amp;CHAR(13)&amp;CHAR(9)&amp;CHAR(9)&amp;CHAR(9)&amp;&quot;&lt;field name=&quot;&quot;reconcile&quot;&quot; eval=&quot;&quot;&quot;&amp;[.$AE177]&amp;&quot;&quot;&quot;/&gt;&quot;&amp;IF(EXACT([.$AF177];&quot;&quot;);&quot;&quot;;CHAR(13)&amp;CHAR(9)&amp;CHAR(9)&amp;CHAR(9)&amp;&quot;&lt;field name=&quot;&quot;tax_ids&quot;&quot;&gt;&quot;&amp;SUBSTITUTE([.$AF177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20002&quot; model=&quot;account.account.template&quot;&gt;&#13;&#9;&#9;&#9;&lt;field name=&quot;code&quot;&gt;1-520002&lt;/field&gt;&#13;&#9;&#9;&#9;&lt;field name=&quot;name&quot;&gt;1-Gastos Financieros&lt;/field&gt;&#13;&#9;&#9;&#9;&lt;field name=&quot;shortcut&quot;&gt;1-GF&lt;/field&gt;&#13;&#9;&#9;&#9;&lt;field name=&quot;parent_id&quot; ref=&quot;1-5200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20002" model="account.account.template"&gt;<text:tab/><text:tab/><text:tab/>&lt;field name="code"&gt;1-520002&lt;/field&gt;<text:tab/><text:tab/><text:tab/>&lt;field name="name"&gt;1-Gastos Financieros&lt;/field&gt;<text:tab/><text:tab/><text:tab/>&lt;field name="shortcut"&gt;1-GF&lt;/field&gt;<text:tab/><text:tab/><text:tab/>&lt;field name="parent_id" ref="1-5200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77]&gt;[.A178];[.A177]=[.A178]);[.A177]&lt;&gt;7))" office:value-type="float" office:value="1">
              <text:p>1</text:p>
            </table:table-cell>
            <table:table-cell table:style-name="ce8" table:formula="of:=IF(EXACT([.A178];1);CELL(&quot;Row&quot;;[.C178]);[.C177])" office:value-type="float" office:value="2">
              <text:p>2</text:p>
            </table:table-cell>
            <table:table-cell table:style-name="ce8" table:formula="of:=IF(EXACT([.$A178];1);0;IF(EXACT([.$A178];2);[.D177]+1;[.D177]))" office:value-type="float" office:value="5">
              <text:p>5</text:p>
            </table:table-cell>
            <table:table-cell table:style-name="ce8" table:formula="of:=['Code format'.$C$2]&amp;TEXT([.D178];['Code format'.$B$2])&amp;['Code format'.$D$2]" office:value-type="string" office:string-value="5">
              <text:p>5</text:p>
            </table:table-cell>
            <table:table-cell table:style-name="ce8" table:formula="of:=IF(EXACT([.C177];[.C178]);IF(EXACT([.D177];[.D178]);[.F177];CELL(&quot;Row&quot;;[.F178]));[.C178])" office:value-type="float" office:value="129">
              <text:p>129</text:p>
            </table:table-cell>
            <table:table-cell table:style-name="ce8" table:formula="of:=IF(AND([.$A178]&lt;=[.H$1];[.$A177]&gt;[.$A178]);0;IF(EXACT([.$A178];[.H$1]+1);[.G177]+1;[.G177]))" office:value-type="float" office:value="2">
              <text:p>2</text:p>
            </table:table-cell>
            <table:table-cell table:style-name="ce8" table:formula="of:=['Code format'.$C$3]&amp;TEXT([.G178];['Code format'.$B$3])&amp;['Code format'.$D$3]" office:value-type="string" office:string-value="2">
              <text:p>2</text:p>
            </table:table-cell>
            <table:table-cell table:style-name="ce8" table:formula="of:=IF(EXACT([.F177];[.F178]);IF(EXACT([.G177];[.G178]);[.I177];CELL(&quot;Row&quot;;[.I178]));[.F178])" office:value-type="float" office:value="175">
              <text:p>175</text:p>
            </table:table-cell>
            <table:table-cell table:style-name="ce8" table:formula="of:=IF(AND([.$A178]&lt;=[.K$1];[.$A177]&gt;[.$A178]);0;IF(EXACT([.$A178];[.K$1]+1);[.J177]+1;[.J177]))" office:value-type="float" office:value="0">
              <text:p>0</text:p>
            </table:table-cell>
            <table:table-cell table:style-name="ce8" table:formula="of:=['Code format'.$C$4]&amp;TEXT([.J178];['Code format'.$B$4])&amp;['Code format'.$D$4]" office:value-type="string" office:string-value="0">
              <text:p>0</text:p>
            </table:table-cell>
            <table:table-cell table:style-name="ce8" table:formula="of:=IF(EXACT([.I177];[.I178]);IF(EXACT([.J177];[.J178]);[.L177];CELL(&quot;Row&quot;;[.L178]));[.I178])" office:value-type="float" office:value="175">
              <text:p>175</text:p>
            </table:table-cell>
            <table:table-cell table:style-name="ce8" table:formula="of:=IF(AND([.$A178]&lt;=[.N$1];[.$A177]&gt;[.$A178]);0;IF(EXACT([.$A178];[.N$1]+1);[.M177]+1;[.M177]))" office:value-type="float" office:value="0">
              <text:p>0</text:p>
            </table:table-cell>
            <table:table-cell table:style-name="ce8" table:formula="of:=['Code format'.$C$5]&amp;TEXT([.M178];['Code format'.$B$5])&amp;['Code format'.$D$5]" office:value-type="string" office:string-value="0">
              <text:p>0</text:p>
            </table:table-cell>
            <table:table-cell table:style-name="ce8" table:formula="of:=IF(EXACT([.L177];[.L178]);IF(EXACT([.M177];[.M178]);[.O177];CELL(&quot;Row&quot;;[.O178]));[.L178])" office:value-type="float" office:value="175">
              <text:p>175</text:p>
            </table:table-cell>
            <table:table-cell table:style-name="ce8" table:formula="of:=IF(AND([.$A178]&lt;=[.Q$1];[.$A177]&gt;[.$A178]);0;IF(EXACT([.$A178];[.Q$1]+1);[.P177]+1;[.P177]))" office:value-type="float" office:value="0">
              <text:p>0</text:p>
            </table:table-cell>
            <table:table-cell table:style-name="ce8" table:formula="of:=['Code format'.$C$6]&amp;TEXT([.P178];['Code format'.$B$6])&amp;['Code format'.$D$6]" office:value-type="string" office:string-value="0">
              <text:p>0</text:p>
            </table:table-cell>
            <table:table-cell table:style-name="ce8" table:formula="of:=IF(EXACT([.O177];[.O178]);IF(EXACT([.P177];[.P178]);[.R177];CELL(&quot;Row&quot;;[.R178]));[.O178])" office:value-type="float" office:value="175">
              <text:p>175</text:p>
            </table:table-cell>
            <table:table-cell table:style-name="ce8" table:formula="of:=IF(AND([.$A178]&lt;=[.T$1];[.$A177]&gt;[.$A178]);0;IF(EXACT([.$A178];[.T$1]+1);[.S177]+1;[.S177]))" office:value-type="float" office:value="3">
              <text:p>3</text:p>
            </table:table-cell>
            <table:table-cell table:style-name="ce8" table:formula="of:=['Code format'.$C$7]&amp;TEXT([.S178];['Code format'.$B$7])&amp;['Code format'.$D$7]" office:value-type="string" office:string-value="3">
              <text:p>3</text:p>
            </table:table-cell>
            <table:table-cell table:style-name="ce8" table:formula="of:=IF(EXACT([.R177];[.R178]);IF(EXACT([.S177];[.S178]);[.U177];CELL(&quot;Row&quot;;[.U178]));[.R178])" office:value-type="float" office:value="178">
              <text:p>178</text:p>
            </table:table-cell>
            <table:table-cell table:style-name="Nivel7" table:formula="of:=CONCATENATE([.E178];[.H178];[.K178];[.N178];[.Q178];[.T178])&amp;T(IF(EXACT([.$A178];1);ORG.OPENOFFICE.STYLE(&quot;Nivel1&quot;);IF(EXACT([.$A178];2);ORG.OPENOFFICE.STYLE(&quot;Nivel2&quot;);IF(EXACT([.$A178];2);ORG.OPENOFFICE.STYLE(&quot;Nivel2&quot;);IF(EXACT([.$A178];3);ORG.OPENOFFICE.STYLE(&quot;Nivel3&quot;);IF(EXACT([.$A178];4);ORG.OPENOFFICE.STYLE(&quot;Nivel4&quot;);IF(EXACT([.$A178];5);ORG.OPENOFFICE.STYLE(&quot;Nivel5&quot;);IF(EXACT([.$A178];6);ORG.OPENOFFICE.STYLE(&quot;Nivel6&quot;);IF(EXACT([.$A178];7);ORG.OPENOFFICE.STYLE(&quot;Nivel7&quot;))))))))))" office:value-type="string" office:string-value="520003">
              <text:p>520003</text:p>
            </table:table-cell>
            <table:table-cell table:style-name="ce9" office:value-type="string">
              <text:p>Dep.AF</text:p>
            </table:table-cell>
            <table:table-cell table:style-name="ce9" office:value-type="string">
              <text:p>Depreciación de activo fijo</text:p>
            </table:table-cell>
            <table:table-cell table:style-name="Nivel7" table:formula="of:=[.X178]&amp;T(IF(EXACT([.$A178];1);ORG.OPENOFFICE.STYLE(&quot;Nivel1&quot;);IF(EXACT([.$A178];2);ORG.OPENOFFICE.STYLE(&quot;Nivel2&quot;);IF(EXACT([.$A178];2);ORG.OPENOFFICE.STYLE(&quot;Nivel2&quot;);IF(EXACT([.$A178];3);ORG.OPENOFFICE.STYLE(&quot;Nivel3&quot;);IF(EXACT([.$A178];4);ORG.OPENOFFICE.STYLE(&quot;Nivel4&quot;);IF(EXACT([.$A178];5);ORG.OPENOFFICE.STYLE(&quot;Nivel5&quot;);IF(EXACT([.$A178];6);ORG.OPENOFFICE.STYLE(&quot;Nivel6&quot;);IF(EXACT([.$A178];7);ORG.OPENOFFICE.STYLE(&quot;Nivel7&quot;))))))))))" office:value-type="string" office:string-value="Depreciación de activo fijo">
              <text:p>Depreciación de activo fijo</text:p>
            </table:table-cell>
            <table:table-cell table:style-name="Datos" table:formula="of:=IF(EXACT([.A178];1);&quot;&quot;;IF(EXACT([.A178];2);INDIRECT(CONCATENATE(&quot;V&quot;;[.C178]));IF(EXACT([.A178];3);INDIRECT(CONCATENATE(&quot;V&quot;;[.F178]));IF(EXACT([.A178];4);INDIRECT(CONCATENATE(&quot;V&quot;;[.I178]));IF(EXACT([.A178];5);INDIRECT(CONCATENATE(&quot;V&quot;;[.L178]));IF(EXACT([.A178];6);INDIRECT(CONCATENATE(&quot;V&quot;;[.O178]));IF(EXACT([.A178];7);INDIRECT(CONCATENATE(&quot;V&quot;;[.R178])))))))))" office:value-type="string" office:string-value="520000">
              <text:p>52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78];7));NOT(EXACT([.AB178];&quot;view&quot;)));AND(EXACT([.A178];7);EXACT([.AB178];&quot;view&quot;))))" office:value-type="float" office:value="1">
              <text:p>1</text:p>
            </table:table-cell>
            <table:table-cell table:style-name="Datos" table:formula="of:=VLOOKUP([.AB178];['account.type'.$A$2:.$I$12];8)" office:value-type="string" office:string-value="other">
              <text:p>other</text:p>
            </table:table-cell>
            <table:table-cell table:style-name="Datos" table:formula="of:=VLOOKUP([.AB178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8];1);CHAR(9)&amp;CHAR(9)&amp;&quot;&lt;record id=&quot;&quot;account_account_template_&quot;&amp;SUBSTITUTE([.AG$1]&amp;[.$V178];&quot;-&quot;;&quot;_&quot;)&amp;&quot;&quot;&quot; model=&quot;&quot;account.account.template&quot;&quot;&gt;&quot;&amp;CHAR(13)&amp;CHAR(9)&amp;CHAR(9)&amp;CHAR(9)&amp;&quot;&lt;field name=&quot;&quot;code&quot;&quot;&gt;&quot;&amp;[.AG$1]&amp;[.$V178]&amp;&quot;&lt;/field&gt;&quot;&amp;CHAR(13)&amp;CHAR(9)&amp;CHAR(9)&amp;CHAR(9)&amp;&quot;&lt;field name=&quot;&quot;name&quot;&quot;&gt;&quot;&amp;[.AG$1]&amp;[.$Y178]&amp;&quot;&lt;/field&gt;&quot;&amp;CHAR(13)&amp;CHAR(9)&amp;CHAR(9)&amp;CHAR(9)&amp;&quot;&lt;field name=&quot;&quot;shortcut&quot;&quot;&gt;&quot;&amp;IF(EXACT([.$W178];&quot;&quot;);&quot;&quot;;[.AG$1]&amp;[.$W178])&amp;&quot;&lt;/field&gt;&quot;&amp;CHAR(13)&amp;CHAR(9)&amp;CHAR(9)&amp;CHAR(9)&amp;&quot;&lt;field name=&quot;&quot;parent_id&quot;&quot; ref=&quot;&quot;&quot;&amp;IF(EXACT([.$Z178];&quot;&quot;);&quot;&quot;;[.AG$1]&amp;[.$Z178])&amp;&quot;&quot;&quot;/&gt;&quot;&amp;CHAR(13)&amp;CHAR(9)&amp;CHAR(9)&amp;CHAR(9)&amp;&quot;&lt;field name=&quot;&quot;user_type&quot;&quot; ref=&quot;&quot;account_account_type_&quot;&amp;[.$AB178]&amp;&quot;&quot;&quot;/&gt;&quot;&amp;CHAR(13)&amp;CHAR(9)&amp;CHAR(9)&amp;CHAR(9)&amp;&quot;&lt;field name=&quot;&quot;currency_id&quot;&quot; ref=&quot;&quot;&quot;&amp;[.AA178]&amp;&quot;&quot;&quot;/&gt;&quot;&amp;CHAR(13)&amp;CHAR(9)&amp;CHAR(9)&amp;CHAR(9)&amp;&quot;&lt;field name=&quot;&quot;type&quot;&quot;&gt;&quot;&amp;[.$AD178]&amp;&quot;&lt;/field&gt;&quot;&amp;CHAR(13)&amp;CHAR(9)&amp;CHAR(9)&amp;CHAR(9)&amp;&quot;&lt;field name=&quot;&quot;reconcile&quot;&quot; eval=&quot;&quot;&quot;&amp;[.$AE178]&amp;&quot;&quot;&quot;/&gt;&quot;&amp;IF(EXACT([.$AF178];&quot;&quot;);&quot;&quot;;CHAR(13)&amp;CHAR(9)&amp;CHAR(9)&amp;CHAR(9)&amp;&quot;&lt;field name=&quot;&quot;tax_ids&quot;&quot;&gt;&quot;&amp;SUBSTITUTE([.$AF17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20003&quot; model=&quot;account.account.template&quot;&gt;&#13;&#9;&#9;&#9;&lt;field name=&quot;code&quot;&gt;0-520003&lt;/field&gt;&#13;&#9;&#9;&#9;&lt;field name=&quot;name&quot;&gt;0-Depreciación de activo fijo&lt;/field&gt;&#13;&#9;&#9;&#9;&lt;field name=&quot;shortcut&quot;&gt;0-Dep.AF&lt;/field&gt;&#13;&#9;&#9;&#9;&lt;field name=&quot;parent_id&quot; ref=&quot;0-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20003" model="account.account.template"&gt;<text:tab/><text:tab/><text:tab/>&lt;field name="code"&gt;0-520003&lt;/field&gt;<text:tab/><text:tab/><text:tab/>&lt;field name="name"&gt;0-Depreciación de activo fijo&lt;/field&gt;<text:tab/><text:tab/><text:tab/>&lt;field name="shortcut"&gt;0-Dep.AF&lt;/field&gt;<text:tab/><text:tab/><text:tab/>&lt;field name="parent_id" ref="0-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78];1);CHAR(9)&amp;CHAR(9)&amp;&quot;&lt;record id=&quot;&quot;account_account_template_&quot;&amp;SUBSTITUTE([.AH$1]&amp;[.$V178];&quot;-&quot;;&quot;_&quot;)&amp;&quot;&quot;&quot; model=&quot;&quot;account.account.template&quot;&quot;&gt;&quot;&amp;CHAR(13)&amp;CHAR(9)&amp;CHAR(9)&amp;CHAR(9)&amp;&quot;&lt;field name=&quot;&quot;code&quot;&quot;&gt;&quot;&amp;[.AH$1]&amp;[.$V178]&amp;&quot;&lt;/field&gt;&quot;&amp;CHAR(13)&amp;CHAR(9)&amp;CHAR(9)&amp;CHAR(9)&amp;&quot;&lt;field name=&quot;&quot;name&quot;&quot;&gt;&quot;&amp;[.AH$1]&amp;[.$Y178]&amp;&quot;&lt;/field&gt;&quot;&amp;CHAR(13)&amp;CHAR(9)&amp;CHAR(9)&amp;CHAR(9)&amp;&quot;&lt;field name=&quot;&quot;shortcut&quot;&quot;&gt;&quot;&amp;IF(EXACT([.$W178];&quot;&quot;);&quot;&quot;;[.AH$1]&amp;[.$W178])&amp;&quot;&lt;/field&gt;&quot;&amp;CHAR(13)&amp;CHAR(9)&amp;CHAR(9)&amp;CHAR(9)&amp;&quot;&lt;field name=&quot;&quot;parent_id&quot;&quot; ref=&quot;&quot;&quot;&amp;IF(EXACT([.$Z178];&quot;&quot;);&quot;&quot;;[.AH$1]&amp;[.$Z178])&amp;&quot;&quot;&quot;/&gt;&quot;&amp;CHAR(13)&amp;CHAR(9)&amp;CHAR(9)&amp;CHAR(9)&amp;&quot;&lt;field name=&quot;&quot;user_type&quot;&quot; ref=&quot;&quot;account_account_type_&quot;&amp;[.$AB178]&amp;&quot;&quot;&quot;/&gt;&quot;&amp;CHAR(13)&amp;CHAR(9)&amp;CHAR(9)&amp;CHAR(9)&amp;&quot;&lt;field name=&quot;&quot;currency_id&quot;&quot; ref=&quot;&quot;&quot;&amp;[.AB178]&amp;&quot;&quot;&quot;/&gt;&quot;&amp;CHAR(13)&amp;CHAR(9)&amp;CHAR(9)&amp;CHAR(9)&amp;&quot;&lt;field name=&quot;&quot;type&quot;&quot;&gt;&quot;&amp;[.$AD178]&amp;&quot;&lt;/field&gt;&quot;&amp;CHAR(13)&amp;CHAR(9)&amp;CHAR(9)&amp;CHAR(9)&amp;&quot;&lt;field name=&quot;&quot;reconcile&quot;&quot; eval=&quot;&quot;&quot;&amp;[.$AE178]&amp;&quot;&quot;&quot;/&gt;&quot;&amp;IF(EXACT([.$AF178];&quot;&quot;);&quot;&quot;;CHAR(13)&amp;CHAR(9)&amp;CHAR(9)&amp;CHAR(9)&amp;&quot;&lt;field name=&quot;&quot;tax_ids&quot;&quot;&gt;&quot;&amp;SUBSTITUTE([.$AF178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20003&quot; model=&quot;account.account.template&quot;&gt;&#13;&#9;&#9;&#9;&lt;field name=&quot;code&quot;&gt;1-520003&lt;/field&gt;&#13;&#9;&#9;&#9;&lt;field name=&quot;name&quot;&gt;1-Depreciación de activo fijo&lt;/field&gt;&#13;&#9;&#9;&#9;&lt;field name=&quot;shortcut&quot;&gt;1-Dep.AF&lt;/field&gt;&#13;&#9;&#9;&#9;&lt;field name=&quot;parent_id&quot; ref=&quot;1-5200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20003" model="account.account.template"&gt;<text:tab/><text:tab/><text:tab/>&lt;field name="code"&gt;1-520003&lt;/field&gt;<text:tab/><text:tab/><text:tab/>&lt;field name="name"&gt;1-Depreciación de activo fijo&lt;/field&gt;<text:tab/><text:tab/><text:tab/>&lt;field name="shortcut"&gt;1-Dep.AF&lt;/field&gt;<text:tab/><text:tab/><text:tab/>&lt;field name="parent_id" ref="1-5200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78]&gt;[.A179];[.A178]=[.A179]);[.A178]&lt;&gt;7))" office:value-type="float" office:value="1">
              <text:p>1</text:p>
            </table:table-cell>
            <table:table-cell table:style-name="ce8" table:formula="of:=IF(EXACT([.A179];1);CELL(&quot;Row&quot;;[.C179]);[.C178])" office:value-type="float" office:value="2">
              <text:p>2</text:p>
            </table:table-cell>
            <table:table-cell table:style-name="ce8" table:formula="of:=IF(EXACT([.$A179];1);0;IF(EXACT([.$A179];2);[.D178]+1;[.D178]))" office:value-type="float" office:value="5">
              <text:p>5</text:p>
            </table:table-cell>
            <table:table-cell table:style-name="ce8" table:formula="of:=['Code format'.$C$2]&amp;TEXT([.D179];['Code format'.$B$2])&amp;['Code format'.$D$2]" office:value-type="string" office:string-value="5">
              <text:p>5</text:p>
            </table:table-cell>
            <table:table-cell table:style-name="ce8" table:formula="of:=IF(EXACT([.C178];[.C179]);IF(EXACT([.D178];[.D179]);[.F178];CELL(&quot;Row&quot;;[.F179]));[.C179])" office:value-type="float" office:value="129">
              <text:p>129</text:p>
            </table:table-cell>
            <table:table-cell table:style-name="ce8" table:formula="of:=IF(AND([.$A179]&lt;=[.H$1];[.$A178]&gt;[.$A179]);0;IF(EXACT([.$A179];[.H$1]+1);[.G178]+1;[.G178]))" office:value-type="float" office:value="2">
              <text:p>2</text:p>
            </table:table-cell>
            <table:table-cell table:style-name="ce8" table:formula="of:=['Code format'.$C$3]&amp;TEXT([.G179];['Code format'.$B$3])&amp;['Code format'.$D$3]" office:value-type="string" office:string-value="2">
              <text:p>2</text:p>
            </table:table-cell>
            <table:table-cell table:style-name="ce8" table:formula="of:=IF(EXACT([.F178];[.F179]);IF(EXACT([.G178];[.G179]);[.I178];CELL(&quot;Row&quot;;[.I179]));[.F179])" office:value-type="float" office:value="175">
              <text:p>175</text:p>
            </table:table-cell>
            <table:table-cell table:style-name="ce8" table:formula="of:=IF(AND([.$A179]&lt;=[.K$1];[.$A178]&gt;[.$A179]);0;IF(EXACT([.$A179];[.K$1]+1);[.J178]+1;[.J178]))" office:value-type="float" office:value="0">
              <text:p>0</text:p>
            </table:table-cell>
            <table:table-cell table:style-name="ce8" table:formula="of:=['Code format'.$C$4]&amp;TEXT([.J179];['Code format'.$B$4])&amp;['Code format'.$D$4]" office:value-type="string" office:string-value="0">
              <text:p>0</text:p>
            </table:table-cell>
            <table:table-cell table:style-name="ce8" table:formula="of:=IF(EXACT([.I178];[.I179]);IF(EXACT([.J178];[.J179]);[.L178];CELL(&quot;Row&quot;;[.L179]));[.I179])" office:value-type="float" office:value="175">
              <text:p>175</text:p>
            </table:table-cell>
            <table:table-cell table:style-name="ce8" table:formula="of:=IF(AND([.$A179]&lt;=[.N$1];[.$A178]&gt;[.$A179]);0;IF(EXACT([.$A179];[.N$1]+1);[.M178]+1;[.M178]))" office:value-type="float" office:value="0">
              <text:p>0</text:p>
            </table:table-cell>
            <table:table-cell table:style-name="ce8" table:formula="of:=['Code format'.$C$5]&amp;TEXT([.M179];['Code format'.$B$5])&amp;['Code format'.$D$5]" office:value-type="string" office:string-value="0">
              <text:p>0</text:p>
            </table:table-cell>
            <table:table-cell table:style-name="ce8" table:formula="of:=IF(EXACT([.L178];[.L179]);IF(EXACT([.M178];[.M179]);[.O178];CELL(&quot;Row&quot;;[.O179]));[.L179])" office:value-type="float" office:value="175">
              <text:p>175</text:p>
            </table:table-cell>
            <table:table-cell table:style-name="ce8" table:formula="of:=IF(AND([.$A179]&lt;=[.Q$1];[.$A178]&gt;[.$A179]);0;IF(EXACT([.$A179];[.Q$1]+1);[.P178]+1;[.P178]))" office:value-type="float" office:value="0">
              <text:p>0</text:p>
            </table:table-cell>
            <table:table-cell table:style-name="ce8" table:formula="of:=['Code format'.$C$6]&amp;TEXT([.P179];['Code format'.$B$6])&amp;['Code format'.$D$6]" office:value-type="string" office:string-value="0">
              <text:p>0</text:p>
            </table:table-cell>
            <table:table-cell table:style-name="ce8" table:formula="of:=IF(EXACT([.O178];[.O179]);IF(EXACT([.P178];[.P179]);[.R178];CELL(&quot;Row&quot;;[.R179]));[.O179])" office:value-type="float" office:value="175">
              <text:p>175</text:p>
            </table:table-cell>
            <table:table-cell table:style-name="ce8" table:formula="of:=IF(AND([.$A179]&lt;=[.T$1];[.$A178]&gt;[.$A179]);0;IF(EXACT([.$A179];[.T$1]+1);[.S178]+1;[.S178]))" office:value-type="float" office:value="4">
              <text:p>4</text:p>
            </table:table-cell>
            <table:table-cell table:style-name="ce8" table:formula="of:=['Code format'.$C$7]&amp;TEXT([.S179];['Code format'.$B$7])&amp;['Code format'.$D$7]" office:value-type="string" office:string-value="4">
              <text:p>4</text:p>
            </table:table-cell>
            <table:table-cell table:style-name="ce8" table:formula="of:=IF(EXACT([.R178];[.R179]);IF(EXACT([.S178];[.S179]);[.U178];CELL(&quot;Row&quot;;[.U179]));[.R179])" office:value-type="float" office:value="179">
              <text:p>179</text:p>
            </table:table-cell>
            <table:table-cell table:style-name="Nivel7" table:formula="of:=CONCATENATE([.E179];[.H179];[.K179];[.N179];[.Q179];[.T179])&amp;T(IF(EXACT([.$A179];1);ORG.OPENOFFICE.STYLE(&quot;Nivel1&quot;);IF(EXACT([.$A179];2);ORG.OPENOFFICE.STYLE(&quot;Nivel2&quot;);IF(EXACT([.$A179];2);ORG.OPENOFFICE.STYLE(&quot;Nivel2&quot;);IF(EXACT([.$A179];3);ORG.OPENOFFICE.STYLE(&quot;Nivel3&quot;);IF(EXACT([.$A179];4);ORG.OPENOFFICE.STYLE(&quot;Nivel4&quot;);IF(EXACT([.$A179];5);ORG.OPENOFFICE.STYLE(&quot;Nivel5&quot;);IF(EXACT([.$A179];6);ORG.OPENOFFICE.STYLE(&quot;Nivel6&quot;);IF(EXACT([.$A179];7);ORG.OPENOFFICE.STYLE(&quot;Nivel7&quot;))))))))))" office:value-type="string" office:string-value="520004">
              <text:p>520004</text:p>
            </table:table-cell>
            <table:table-cell table:style-name="ce9" office:value-type="string">
              <text:p>Robo</text:p>
            </table:table-cell>
            <table:table-cell table:style-name="ce9" office:value-type="string">
              <text:p>Perdida por robo</text:p>
            </table:table-cell>
            <table:table-cell table:style-name="Nivel7" table:formula="of:=[.X179]&amp;T(IF(EXACT([.$A179];1);ORG.OPENOFFICE.STYLE(&quot;Nivel1&quot;);IF(EXACT([.$A179];2);ORG.OPENOFFICE.STYLE(&quot;Nivel2&quot;);IF(EXACT([.$A179];2);ORG.OPENOFFICE.STYLE(&quot;Nivel2&quot;);IF(EXACT([.$A179];3);ORG.OPENOFFICE.STYLE(&quot;Nivel3&quot;);IF(EXACT([.$A179];4);ORG.OPENOFFICE.STYLE(&quot;Nivel4&quot;);IF(EXACT([.$A179];5);ORG.OPENOFFICE.STYLE(&quot;Nivel5&quot;);IF(EXACT([.$A179];6);ORG.OPENOFFICE.STYLE(&quot;Nivel6&quot;);IF(EXACT([.$A179];7);ORG.OPENOFFICE.STYLE(&quot;Nivel7&quot;))))))))))" office:value-type="string" office:string-value="Perdida por robo">
              <text:p>Perdida por robo</text:p>
            </table:table-cell>
            <table:table-cell table:style-name="Datos" table:formula="of:=IF(EXACT([.A179];1);&quot;&quot;;IF(EXACT([.A179];2);INDIRECT(CONCATENATE(&quot;V&quot;;[.C179]));IF(EXACT([.A179];3);INDIRECT(CONCATENATE(&quot;V&quot;;[.F179]));IF(EXACT([.A179];4);INDIRECT(CONCATENATE(&quot;V&quot;;[.I179]));IF(EXACT([.A179];5);INDIRECT(CONCATENATE(&quot;V&quot;;[.L179]));IF(EXACT([.A179];6);INDIRECT(CONCATENATE(&quot;V&quot;;[.O179]));IF(EXACT([.A179];7);INDIRECT(CONCATENATE(&quot;V&quot;;[.R179])))))))))" office:value-type="string" office:string-value="520000">
              <text:p>52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79];7));NOT(EXACT([.AB179];&quot;view&quot;)));AND(EXACT([.A179];7);EXACT([.AB179];&quot;view&quot;))))" office:value-type="float" office:value="1">
              <text:p>1</text:p>
            </table:table-cell>
            <table:table-cell table:style-name="Datos" table:formula="of:=VLOOKUP([.AB179];['account.type'.$A$2:.$I$12];8)" office:value-type="string" office:string-value="other">
              <text:p>other</text:p>
            </table:table-cell>
            <table:table-cell table:style-name="Datos" table:formula="of:=VLOOKUP([.AB179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79];1);CHAR(9)&amp;CHAR(9)&amp;&quot;&lt;record id=&quot;&quot;account_account_template_&quot;&amp;SUBSTITUTE([.AG$1]&amp;[.$V179];&quot;-&quot;;&quot;_&quot;)&amp;&quot;&quot;&quot; model=&quot;&quot;account.account.template&quot;&quot;&gt;&quot;&amp;CHAR(13)&amp;CHAR(9)&amp;CHAR(9)&amp;CHAR(9)&amp;&quot;&lt;field name=&quot;&quot;code&quot;&quot;&gt;&quot;&amp;[.AG$1]&amp;[.$V179]&amp;&quot;&lt;/field&gt;&quot;&amp;CHAR(13)&amp;CHAR(9)&amp;CHAR(9)&amp;CHAR(9)&amp;&quot;&lt;field name=&quot;&quot;name&quot;&quot;&gt;&quot;&amp;[.AG$1]&amp;[.$Y179]&amp;&quot;&lt;/field&gt;&quot;&amp;CHAR(13)&amp;CHAR(9)&amp;CHAR(9)&amp;CHAR(9)&amp;&quot;&lt;field name=&quot;&quot;shortcut&quot;&quot;&gt;&quot;&amp;IF(EXACT([.$W179];&quot;&quot;);&quot;&quot;;[.AG$1]&amp;[.$W179])&amp;&quot;&lt;/field&gt;&quot;&amp;CHAR(13)&amp;CHAR(9)&amp;CHAR(9)&amp;CHAR(9)&amp;&quot;&lt;field name=&quot;&quot;parent_id&quot;&quot; ref=&quot;&quot;&quot;&amp;IF(EXACT([.$Z179];&quot;&quot;);&quot;&quot;;[.AG$1]&amp;[.$Z179])&amp;&quot;&quot;&quot;/&gt;&quot;&amp;CHAR(13)&amp;CHAR(9)&amp;CHAR(9)&amp;CHAR(9)&amp;&quot;&lt;field name=&quot;&quot;user_type&quot;&quot; ref=&quot;&quot;account_account_type_&quot;&amp;[.$AB179]&amp;&quot;&quot;&quot;/&gt;&quot;&amp;CHAR(13)&amp;CHAR(9)&amp;CHAR(9)&amp;CHAR(9)&amp;&quot;&lt;field name=&quot;&quot;currency_id&quot;&quot; ref=&quot;&quot;&quot;&amp;[.AA179]&amp;&quot;&quot;&quot;/&gt;&quot;&amp;CHAR(13)&amp;CHAR(9)&amp;CHAR(9)&amp;CHAR(9)&amp;&quot;&lt;field name=&quot;&quot;type&quot;&quot;&gt;&quot;&amp;[.$AD179]&amp;&quot;&lt;/field&gt;&quot;&amp;CHAR(13)&amp;CHAR(9)&amp;CHAR(9)&amp;CHAR(9)&amp;&quot;&lt;field name=&quot;&quot;reconcile&quot;&quot; eval=&quot;&quot;&quot;&amp;[.$AE179]&amp;&quot;&quot;&quot;/&gt;&quot;&amp;IF(EXACT([.$AF179];&quot;&quot;);&quot;&quot;;CHAR(13)&amp;CHAR(9)&amp;CHAR(9)&amp;CHAR(9)&amp;&quot;&lt;field name=&quot;&quot;tax_ids&quot;&quot;&gt;&quot;&amp;SUBSTITUTE([.$AF17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20004&quot; model=&quot;account.account.template&quot;&gt;&#13;&#9;&#9;&#9;&lt;field name=&quot;code&quot;&gt;0-520004&lt;/field&gt;&#13;&#9;&#9;&#9;&lt;field name=&quot;name&quot;&gt;0-Perdida por robo&lt;/field&gt;&#13;&#9;&#9;&#9;&lt;field name=&quot;shortcut&quot;&gt;0-Robo&lt;/field&gt;&#13;&#9;&#9;&#9;&lt;field name=&quot;parent_id&quot; ref=&quot;0-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20004" model="account.account.template"&gt;<text:tab/><text:tab/><text:tab/>&lt;field name="code"&gt;0-520004&lt;/field&gt;<text:tab/><text:tab/><text:tab/>&lt;field name="name"&gt;0-Perdida por robo&lt;/field&gt;<text:tab/><text:tab/><text:tab/>&lt;field name="shortcut"&gt;0-Robo&lt;/field&gt;<text:tab/><text:tab/><text:tab/>&lt;field name="parent_id" ref="0-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79];1);CHAR(9)&amp;CHAR(9)&amp;&quot;&lt;record id=&quot;&quot;account_account_template_&quot;&amp;SUBSTITUTE([.AH$1]&amp;[.$V179];&quot;-&quot;;&quot;_&quot;)&amp;&quot;&quot;&quot; model=&quot;&quot;account.account.template&quot;&quot;&gt;&quot;&amp;CHAR(13)&amp;CHAR(9)&amp;CHAR(9)&amp;CHAR(9)&amp;&quot;&lt;field name=&quot;&quot;code&quot;&quot;&gt;&quot;&amp;[.AH$1]&amp;[.$V179]&amp;&quot;&lt;/field&gt;&quot;&amp;CHAR(13)&amp;CHAR(9)&amp;CHAR(9)&amp;CHAR(9)&amp;&quot;&lt;field name=&quot;&quot;name&quot;&quot;&gt;&quot;&amp;[.AH$1]&amp;[.$Y179]&amp;&quot;&lt;/field&gt;&quot;&amp;CHAR(13)&amp;CHAR(9)&amp;CHAR(9)&amp;CHAR(9)&amp;&quot;&lt;field name=&quot;&quot;shortcut&quot;&quot;&gt;&quot;&amp;IF(EXACT([.$W179];&quot;&quot;);&quot;&quot;;[.AH$1]&amp;[.$W179])&amp;&quot;&lt;/field&gt;&quot;&amp;CHAR(13)&amp;CHAR(9)&amp;CHAR(9)&amp;CHAR(9)&amp;&quot;&lt;field name=&quot;&quot;parent_id&quot;&quot; ref=&quot;&quot;&quot;&amp;IF(EXACT([.$Z179];&quot;&quot;);&quot;&quot;;[.AH$1]&amp;[.$Z179])&amp;&quot;&quot;&quot;/&gt;&quot;&amp;CHAR(13)&amp;CHAR(9)&amp;CHAR(9)&amp;CHAR(9)&amp;&quot;&lt;field name=&quot;&quot;user_type&quot;&quot; ref=&quot;&quot;account_account_type_&quot;&amp;[.$AB179]&amp;&quot;&quot;&quot;/&gt;&quot;&amp;CHAR(13)&amp;CHAR(9)&amp;CHAR(9)&amp;CHAR(9)&amp;&quot;&lt;field name=&quot;&quot;currency_id&quot;&quot; ref=&quot;&quot;&quot;&amp;[.AB179]&amp;&quot;&quot;&quot;/&gt;&quot;&amp;CHAR(13)&amp;CHAR(9)&amp;CHAR(9)&amp;CHAR(9)&amp;&quot;&lt;field name=&quot;&quot;type&quot;&quot;&gt;&quot;&amp;[.$AD179]&amp;&quot;&lt;/field&gt;&quot;&amp;CHAR(13)&amp;CHAR(9)&amp;CHAR(9)&amp;CHAR(9)&amp;&quot;&lt;field name=&quot;&quot;reconcile&quot;&quot; eval=&quot;&quot;&quot;&amp;[.$AE179]&amp;&quot;&quot;&quot;/&gt;&quot;&amp;IF(EXACT([.$AF179];&quot;&quot;);&quot;&quot;;CHAR(13)&amp;CHAR(9)&amp;CHAR(9)&amp;CHAR(9)&amp;&quot;&lt;field name=&quot;&quot;tax_ids&quot;&quot;&gt;&quot;&amp;SUBSTITUTE([.$AF179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20004&quot; model=&quot;account.account.template&quot;&gt;&#13;&#9;&#9;&#9;&lt;field name=&quot;code&quot;&gt;1-520004&lt;/field&gt;&#13;&#9;&#9;&#9;&lt;field name=&quot;name&quot;&gt;1-Perdida por robo&lt;/field&gt;&#13;&#9;&#9;&#9;&lt;field name=&quot;shortcut&quot;&gt;1-Robo&lt;/field&gt;&#13;&#9;&#9;&#9;&lt;field name=&quot;parent_id&quot; ref=&quot;1-5200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20004" model="account.account.template"&gt;<text:tab/><text:tab/><text:tab/>&lt;field name="code"&gt;1-520004&lt;/field&gt;<text:tab/><text:tab/><text:tab/>&lt;field name="name"&gt;1-Perdida por robo&lt;/field&gt;<text:tab/><text:tab/><text:tab/>&lt;field name="shortcut"&gt;1-Robo&lt;/field&gt;<text:tab/><text:tab/><text:tab/>&lt;field name="parent_id" ref="1-5200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79]&gt;[.A180];[.A179]=[.A180]);[.A179]&lt;&gt;7))" office:value-type="float" office:value="1">
              <text:p>1</text:p>
            </table:table-cell>
            <table:table-cell table:style-name="ce8" table:formula="of:=IF(EXACT([.A180];1);CELL(&quot;Row&quot;;[.C180]);[.C179])" office:value-type="float" office:value="2">
              <text:p>2</text:p>
            </table:table-cell>
            <table:table-cell table:style-name="ce8" table:formula="of:=IF(EXACT([.$A180];1);0;IF(EXACT([.$A180];2);[.D179]+1;[.D179]))" office:value-type="float" office:value="5">
              <text:p>5</text:p>
            </table:table-cell>
            <table:table-cell table:style-name="ce8" table:formula="of:=['Code format'.$C$2]&amp;TEXT([.D180];['Code format'.$B$2])&amp;['Code format'.$D$2]" office:value-type="string" office:string-value="5">
              <text:p>5</text:p>
            </table:table-cell>
            <table:table-cell table:style-name="ce8" table:formula="of:=IF(EXACT([.C179];[.C180]);IF(EXACT([.D179];[.D180]);[.F179];CELL(&quot;Row&quot;;[.F180]));[.C180])" office:value-type="float" office:value="129">
              <text:p>129</text:p>
            </table:table-cell>
            <table:table-cell table:style-name="ce8" table:formula="of:=IF(AND([.$A180]&lt;=[.H$1];[.$A179]&gt;[.$A180]);0;IF(EXACT([.$A180];[.H$1]+1);[.G179]+1;[.G179]))" office:value-type="float" office:value="2">
              <text:p>2</text:p>
            </table:table-cell>
            <table:table-cell table:style-name="ce8" table:formula="of:=['Code format'.$C$3]&amp;TEXT([.G180];['Code format'.$B$3])&amp;['Code format'.$D$3]" office:value-type="string" office:string-value="2">
              <text:p>2</text:p>
            </table:table-cell>
            <table:table-cell table:style-name="ce8" table:formula="of:=IF(EXACT([.F179];[.F180]);IF(EXACT([.G179];[.G180]);[.I179];CELL(&quot;Row&quot;;[.I180]));[.F180])" office:value-type="float" office:value="175">
              <text:p>175</text:p>
            </table:table-cell>
            <table:table-cell table:style-name="ce8" table:formula="of:=IF(AND([.$A180]&lt;=[.K$1];[.$A179]&gt;[.$A180]);0;IF(EXACT([.$A180];[.K$1]+1);[.J179]+1;[.J179]))" office:value-type="float" office:value="0">
              <text:p>0</text:p>
            </table:table-cell>
            <table:table-cell table:style-name="ce8" table:formula="of:=['Code format'.$C$4]&amp;TEXT([.J180];['Code format'.$B$4])&amp;['Code format'.$D$4]" office:value-type="string" office:string-value="0">
              <text:p>0</text:p>
            </table:table-cell>
            <table:table-cell table:style-name="ce8" table:formula="of:=IF(EXACT([.I179];[.I180]);IF(EXACT([.J179];[.J180]);[.L179];CELL(&quot;Row&quot;;[.L180]));[.I180])" office:value-type="float" office:value="175">
              <text:p>175</text:p>
            </table:table-cell>
            <table:table-cell table:style-name="ce8" table:formula="of:=IF(AND([.$A180]&lt;=[.N$1];[.$A179]&gt;[.$A180]);0;IF(EXACT([.$A180];[.N$1]+1);[.M179]+1;[.M179]))" office:value-type="float" office:value="0">
              <text:p>0</text:p>
            </table:table-cell>
            <table:table-cell table:style-name="ce8" table:formula="of:=['Code format'.$C$5]&amp;TEXT([.M180];['Code format'.$B$5])&amp;['Code format'.$D$5]" office:value-type="string" office:string-value="0">
              <text:p>0</text:p>
            </table:table-cell>
            <table:table-cell table:style-name="ce8" table:formula="of:=IF(EXACT([.L179];[.L180]);IF(EXACT([.M179];[.M180]);[.O179];CELL(&quot;Row&quot;;[.O180]));[.L180])" office:value-type="float" office:value="175">
              <text:p>175</text:p>
            </table:table-cell>
            <table:table-cell table:style-name="ce8" table:formula="of:=IF(AND([.$A180]&lt;=[.Q$1];[.$A179]&gt;[.$A180]);0;IF(EXACT([.$A180];[.Q$1]+1);[.P179]+1;[.P179]))" office:value-type="float" office:value="0">
              <text:p>0</text:p>
            </table:table-cell>
            <table:table-cell table:style-name="ce8" table:formula="of:=['Code format'.$C$6]&amp;TEXT([.P180];['Code format'.$B$6])&amp;['Code format'.$D$6]" office:value-type="string" office:string-value="0">
              <text:p>0</text:p>
            </table:table-cell>
            <table:table-cell table:style-name="ce8" table:formula="of:=IF(EXACT([.O179];[.O180]);IF(EXACT([.P179];[.P180]);[.R179];CELL(&quot;Row&quot;;[.R180]));[.O180])" office:value-type="float" office:value="175">
              <text:p>175</text:p>
            </table:table-cell>
            <table:table-cell table:style-name="ce8" table:formula="of:=IF(AND([.$A180]&lt;=[.T$1];[.$A179]&gt;[.$A180]);0;IF(EXACT([.$A180];[.T$1]+1);[.S179]+1;[.S179]))" office:value-type="float" office:value="5">
              <text:p>5</text:p>
            </table:table-cell>
            <table:table-cell table:style-name="ce8" table:formula="of:=['Code format'.$C$7]&amp;TEXT([.S180];['Code format'.$B$7])&amp;['Code format'.$D$7]" office:value-type="string" office:string-value="5">
              <text:p>5</text:p>
            </table:table-cell>
            <table:table-cell table:style-name="ce8" table:formula="of:=IF(EXACT([.R179];[.R180]);IF(EXACT([.S179];[.S180]);[.U179];CELL(&quot;Row&quot;;[.U180]));[.R180])" office:value-type="float" office:value="180">
              <text:p>180</text:p>
            </table:table-cell>
            <table:table-cell table:style-name="Nivel7" table:formula="of:=CONCATENATE([.E180];[.H180];[.K180];[.N180];[.Q180];[.T180])&amp;T(IF(EXACT([.$A180];1);ORG.OPENOFFICE.STYLE(&quot;Nivel1&quot;);IF(EXACT([.$A180];2);ORG.OPENOFFICE.STYLE(&quot;Nivel2&quot;);IF(EXACT([.$A180];2);ORG.OPENOFFICE.STYLE(&quot;Nivel2&quot;);IF(EXACT([.$A180];3);ORG.OPENOFFICE.STYLE(&quot;Nivel3&quot;);IF(EXACT([.$A180];4);ORG.OPENOFFICE.STYLE(&quot;Nivel4&quot;);IF(EXACT([.$A180];5);ORG.OPENOFFICE.STYLE(&quot;Nivel5&quot;);IF(EXACT([.$A180];6);ORG.OPENOFFICE.STYLE(&quot;Nivel6&quot;);IF(EXACT([.$A180];7);ORG.OPENOFFICE.STYLE(&quot;Nivel7&quot;))))))))))" office:value-type="string" office:string-value="520005">
              <text:p>520005</text:p>
            </table:table-cell>
            <table:table-cell table:style-name="ce9" office:value-type="string">
              <text:p>Don</text:p>
            </table:table-cell>
            <table:table-cell table:style-name="ce9" office:value-type="string">
              <text:p>Donaciones deducibles</text:p>
            </table:table-cell>
            <table:table-cell table:style-name="Nivel7" table:formula="of:=[.X180]&amp;T(IF(EXACT([.$A180];1);ORG.OPENOFFICE.STYLE(&quot;Nivel1&quot;);IF(EXACT([.$A180];2);ORG.OPENOFFICE.STYLE(&quot;Nivel2&quot;);IF(EXACT([.$A180];2);ORG.OPENOFFICE.STYLE(&quot;Nivel2&quot;);IF(EXACT([.$A180];3);ORG.OPENOFFICE.STYLE(&quot;Nivel3&quot;);IF(EXACT([.$A180];4);ORG.OPENOFFICE.STYLE(&quot;Nivel4&quot;);IF(EXACT([.$A180];5);ORG.OPENOFFICE.STYLE(&quot;Nivel5&quot;);IF(EXACT([.$A180];6);ORG.OPENOFFICE.STYLE(&quot;Nivel6&quot;);IF(EXACT([.$A180];7);ORG.OPENOFFICE.STYLE(&quot;Nivel7&quot;))))))))))" office:value-type="string" office:string-value="Donaciones deducibles">
              <text:p>Donaciones deducibles</text:p>
            </table:table-cell>
            <table:table-cell table:style-name="Datos" table:formula="of:=IF(EXACT([.A180];1);&quot;&quot;;IF(EXACT([.A180];2);INDIRECT(CONCATENATE(&quot;V&quot;;[.C180]));IF(EXACT([.A180];3);INDIRECT(CONCATENATE(&quot;V&quot;;[.F180]));IF(EXACT([.A180];4);INDIRECT(CONCATENATE(&quot;V&quot;;[.I180]));IF(EXACT([.A180];5);INDIRECT(CONCATENATE(&quot;V&quot;;[.L180]));IF(EXACT([.A180];6);INDIRECT(CONCATENATE(&quot;V&quot;;[.O180]));IF(EXACT([.A180];7);INDIRECT(CONCATENATE(&quot;V&quot;;[.R180])))))))))" office:value-type="string" office:string-value="520000">
              <text:p>52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80];7));NOT(EXACT([.AB180];&quot;view&quot;)));AND(EXACT([.A180];7);EXACT([.AB180];&quot;view&quot;))))" office:value-type="float" office:value="1">
              <text:p>1</text:p>
            </table:table-cell>
            <table:table-cell table:style-name="Datos" table:formula="of:=VLOOKUP([.AB180];['account.type'.$A$2:.$I$12];8)" office:value-type="string" office:string-value="other">
              <text:p>other</text:p>
            </table:table-cell>
            <table:table-cell table:style-name="Datos" table:formula="of:=VLOOKUP([.AB180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80];1);CHAR(9)&amp;CHAR(9)&amp;&quot;&lt;record id=&quot;&quot;account_account_template_&quot;&amp;SUBSTITUTE([.AG$1]&amp;[.$V180];&quot;-&quot;;&quot;_&quot;)&amp;&quot;&quot;&quot; model=&quot;&quot;account.account.template&quot;&quot;&gt;&quot;&amp;CHAR(13)&amp;CHAR(9)&amp;CHAR(9)&amp;CHAR(9)&amp;&quot;&lt;field name=&quot;&quot;code&quot;&quot;&gt;&quot;&amp;[.AG$1]&amp;[.$V180]&amp;&quot;&lt;/field&gt;&quot;&amp;CHAR(13)&amp;CHAR(9)&amp;CHAR(9)&amp;CHAR(9)&amp;&quot;&lt;field name=&quot;&quot;name&quot;&quot;&gt;&quot;&amp;[.AG$1]&amp;[.$Y180]&amp;&quot;&lt;/field&gt;&quot;&amp;CHAR(13)&amp;CHAR(9)&amp;CHAR(9)&amp;CHAR(9)&amp;&quot;&lt;field name=&quot;&quot;shortcut&quot;&quot;&gt;&quot;&amp;IF(EXACT([.$W180];&quot;&quot;);&quot;&quot;;[.AG$1]&amp;[.$W180])&amp;&quot;&lt;/field&gt;&quot;&amp;CHAR(13)&amp;CHAR(9)&amp;CHAR(9)&amp;CHAR(9)&amp;&quot;&lt;field name=&quot;&quot;parent_id&quot;&quot; ref=&quot;&quot;&quot;&amp;IF(EXACT([.$Z180];&quot;&quot;);&quot;&quot;;[.AG$1]&amp;[.$Z180])&amp;&quot;&quot;&quot;/&gt;&quot;&amp;CHAR(13)&amp;CHAR(9)&amp;CHAR(9)&amp;CHAR(9)&amp;&quot;&lt;field name=&quot;&quot;user_type&quot;&quot; ref=&quot;&quot;account_account_type_&quot;&amp;[.$AB180]&amp;&quot;&quot;&quot;/&gt;&quot;&amp;CHAR(13)&amp;CHAR(9)&amp;CHAR(9)&amp;CHAR(9)&amp;&quot;&lt;field name=&quot;&quot;currency_id&quot;&quot; ref=&quot;&quot;&quot;&amp;[.AA180]&amp;&quot;&quot;&quot;/&gt;&quot;&amp;CHAR(13)&amp;CHAR(9)&amp;CHAR(9)&amp;CHAR(9)&amp;&quot;&lt;field name=&quot;&quot;type&quot;&quot;&gt;&quot;&amp;[.$AD180]&amp;&quot;&lt;/field&gt;&quot;&amp;CHAR(13)&amp;CHAR(9)&amp;CHAR(9)&amp;CHAR(9)&amp;&quot;&lt;field name=&quot;&quot;reconcile&quot;&quot; eval=&quot;&quot;&quot;&amp;[.$AE180]&amp;&quot;&quot;&quot;/&gt;&quot;&amp;IF(EXACT([.$AF180];&quot;&quot;);&quot;&quot;;CHAR(13)&amp;CHAR(9)&amp;CHAR(9)&amp;CHAR(9)&amp;&quot;&lt;field name=&quot;&quot;tax_ids&quot;&quot;&gt;&quot;&amp;SUBSTITUTE([.$AF18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20005&quot; model=&quot;account.account.template&quot;&gt;&#13;&#9;&#9;&#9;&lt;field name=&quot;code&quot;&gt;0-520005&lt;/field&gt;&#13;&#9;&#9;&#9;&lt;field name=&quot;name&quot;&gt;0-Donaciones deducibles&lt;/field&gt;&#13;&#9;&#9;&#9;&lt;field name=&quot;shortcut&quot;&gt;0-Don&lt;/field&gt;&#13;&#9;&#9;&#9;&lt;field name=&quot;parent_id&quot; ref=&quot;0-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20005" model="account.account.template"&gt;<text:tab/><text:tab/><text:tab/>&lt;field name="code"&gt;0-520005&lt;/field&gt;<text:tab/><text:tab/><text:tab/>&lt;field name="name"&gt;0-Donaciones deducibles&lt;/field&gt;<text:tab/><text:tab/><text:tab/>&lt;field name="shortcut"&gt;0-Don&lt;/field&gt;<text:tab/><text:tab/><text:tab/>&lt;field name="parent_id" ref="0-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80];1);CHAR(9)&amp;CHAR(9)&amp;&quot;&lt;record id=&quot;&quot;account_account_template_&quot;&amp;SUBSTITUTE([.AH$1]&amp;[.$V180];&quot;-&quot;;&quot;_&quot;)&amp;&quot;&quot;&quot; model=&quot;&quot;account.account.template&quot;&quot;&gt;&quot;&amp;CHAR(13)&amp;CHAR(9)&amp;CHAR(9)&amp;CHAR(9)&amp;&quot;&lt;field name=&quot;&quot;code&quot;&quot;&gt;&quot;&amp;[.AH$1]&amp;[.$V180]&amp;&quot;&lt;/field&gt;&quot;&amp;CHAR(13)&amp;CHAR(9)&amp;CHAR(9)&amp;CHAR(9)&amp;&quot;&lt;field name=&quot;&quot;name&quot;&quot;&gt;&quot;&amp;[.AH$1]&amp;[.$Y180]&amp;&quot;&lt;/field&gt;&quot;&amp;CHAR(13)&amp;CHAR(9)&amp;CHAR(9)&amp;CHAR(9)&amp;&quot;&lt;field name=&quot;&quot;shortcut&quot;&quot;&gt;&quot;&amp;IF(EXACT([.$W180];&quot;&quot;);&quot;&quot;;[.AH$1]&amp;[.$W180])&amp;&quot;&lt;/field&gt;&quot;&amp;CHAR(13)&amp;CHAR(9)&amp;CHAR(9)&amp;CHAR(9)&amp;&quot;&lt;field name=&quot;&quot;parent_id&quot;&quot; ref=&quot;&quot;&quot;&amp;IF(EXACT([.$Z180];&quot;&quot;);&quot;&quot;;[.AH$1]&amp;[.$Z180])&amp;&quot;&quot;&quot;/&gt;&quot;&amp;CHAR(13)&amp;CHAR(9)&amp;CHAR(9)&amp;CHAR(9)&amp;&quot;&lt;field name=&quot;&quot;user_type&quot;&quot; ref=&quot;&quot;account_account_type_&quot;&amp;[.$AB180]&amp;&quot;&quot;&quot;/&gt;&quot;&amp;CHAR(13)&amp;CHAR(9)&amp;CHAR(9)&amp;CHAR(9)&amp;&quot;&lt;field name=&quot;&quot;currency_id&quot;&quot; ref=&quot;&quot;&quot;&amp;[.AB180]&amp;&quot;&quot;&quot;/&gt;&quot;&amp;CHAR(13)&amp;CHAR(9)&amp;CHAR(9)&amp;CHAR(9)&amp;&quot;&lt;field name=&quot;&quot;type&quot;&quot;&gt;&quot;&amp;[.$AD180]&amp;&quot;&lt;/field&gt;&quot;&amp;CHAR(13)&amp;CHAR(9)&amp;CHAR(9)&amp;CHAR(9)&amp;&quot;&lt;field name=&quot;&quot;reconcile&quot;&quot; eval=&quot;&quot;&quot;&amp;[.$AE180]&amp;&quot;&quot;&quot;/&gt;&quot;&amp;IF(EXACT([.$AF180];&quot;&quot;);&quot;&quot;;CHAR(13)&amp;CHAR(9)&amp;CHAR(9)&amp;CHAR(9)&amp;&quot;&lt;field name=&quot;&quot;tax_ids&quot;&quot;&gt;&quot;&amp;SUBSTITUTE([.$AF180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20005&quot; model=&quot;account.account.template&quot;&gt;&#13;&#9;&#9;&#9;&lt;field name=&quot;code&quot;&gt;1-520005&lt;/field&gt;&#13;&#9;&#9;&#9;&lt;field name=&quot;name&quot;&gt;1-Donaciones deducibles&lt;/field&gt;&#13;&#9;&#9;&#9;&lt;field name=&quot;shortcut&quot;&gt;1-Don&lt;/field&gt;&#13;&#9;&#9;&#9;&lt;field name=&quot;parent_id&quot; ref=&quot;1-5200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20005" model="account.account.template"&gt;<text:tab/><text:tab/><text:tab/>&lt;field name="code"&gt;1-520005&lt;/field&gt;<text:tab/><text:tab/><text:tab/>&lt;field name="name"&gt;1-Donaciones deducibles&lt;/field&gt;<text:tab/><text:tab/><text:tab/>&lt;field name="shortcut"&gt;1-Don&lt;/field&gt;<text:tab/><text:tab/><text:tab/>&lt;field name="parent_id" ref="1-5200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3">
              <text:p>3</text:p>
            </table:table-cell>
            <table:table-cell table:style-name="ce6" table:formula="of:=NOT(AND(OR([.A180]&gt;[.A181];[.A180]=[.A181]);[.A180]&lt;&gt;7))" office:value-type="float" office:value="1">
              <text:p>1</text:p>
            </table:table-cell>
            <table:table-cell table:style-name="ce8" table:formula="of:=IF(EXACT([.A181];1);CELL(&quot;Row&quot;;[.C181]);[.C180])" office:value-type="float" office:value="2">
              <text:p>2</text:p>
            </table:table-cell>
            <table:table-cell table:style-name="ce8" table:formula="of:=IF(EXACT([.$A181];1);0;IF(EXACT([.$A181];2);[.D180]+1;[.D180]))" office:value-type="float" office:value="5">
              <text:p>5</text:p>
            </table:table-cell>
            <table:table-cell table:style-name="ce8" table:formula="of:=['Code format'.$C$2]&amp;TEXT([.D181];['Code format'.$B$2])&amp;['Code format'.$D$2]" office:value-type="string" office:string-value="5">
              <text:p>5</text:p>
            </table:table-cell>
            <table:table-cell table:style-name="ce8" table:formula="of:=IF(EXACT([.C180];[.C181]);IF(EXACT([.D180];[.D181]);[.F180];CELL(&quot;Row&quot;;[.F181]));[.C181])" office:value-type="float" office:value="129">
              <text:p>129</text:p>
            </table:table-cell>
            <table:table-cell table:style-name="ce8" table:formula="of:=IF(AND([.$A181]&lt;=[.H$1];[.$A180]&gt;[.$A181]);0;IF(EXACT([.$A181];[.H$1]+1);[.G180]+1;[.G180]))" office:value-type="float" office:value="3">
              <text:p>3</text:p>
            </table:table-cell>
            <table:table-cell table:style-name="ce8" table:formula="of:=['Code format'.$C$3]&amp;TEXT([.G181];['Code format'.$B$3])&amp;['Code format'.$D$3]" office:value-type="string" office:string-value="3">
              <text:p>3</text:p>
            </table:table-cell>
            <table:table-cell table:style-name="ce8" table:formula="of:=IF(EXACT([.F180];[.F181]);IF(EXACT([.G180];[.G181]);[.I180];CELL(&quot;Row&quot;;[.I181]));[.F181])" office:value-type="float" office:value="181">
              <text:p>181</text:p>
            </table:table-cell>
            <table:table-cell table:style-name="ce8" table:formula="of:=IF(AND([.$A181]&lt;=[.K$1];[.$A180]&gt;[.$A181]);0;IF(EXACT([.$A181];[.K$1]+1);[.J180]+1;[.J180]))" office:value-type="float" office:value="0">
              <text:p>0</text:p>
            </table:table-cell>
            <table:table-cell table:style-name="ce8" table:formula="of:=['Code format'.$C$4]&amp;TEXT([.J181];['Code format'.$B$4])&amp;['Code format'.$D$4]" office:value-type="string" office:string-value="0">
              <text:p>0</text:p>
            </table:table-cell>
            <table:table-cell table:style-name="ce8" table:formula="of:=IF(EXACT([.I180];[.I181]);IF(EXACT([.J180];[.J181]);[.L180];CELL(&quot;Row&quot;;[.L181]));[.I181])" office:value-type="float" office:value="181">
              <text:p>181</text:p>
            </table:table-cell>
            <table:table-cell table:style-name="ce8" table:formula="of:=IF(AND([.$A181]&lt;=[.N$1];[.$A180]&gt;[.$A181]);0;IF(EXACT([.$A181];[.N$1]+1);[.M180]+1;[.M180]))" office:value-type="float" office:value="0">
              <text:p>0</text:p>
            </table:table-cell>
            <table:table-cell table:style-name="ce8" table:formula="of:=['Code format'.$C$5]&amp;TEXT([.M181];['Code format'.$B$5])&amp;['Code format'.$D$5]" office:value-type="string" office:string-value="0">
              <text:p>0</text:p>
            </table:table-cell>
            <table:table-cell table:style-name="ce8" table:formula="of:=IF(EXACT([.L180];[.L181]);IF(EXACT([.M180];[.M181]);[.O180];CELL(&quot;Row&quot;;[.O181]));[.L181])" office:value-type="float" office:value="181">
              <text:p>181</text:p>
            </table:table-cell>
            <table:table-cell table:style-name="ce8" table:formula="of:=IF(AND([.$A181]&lt;=[.Q$1];[.$A180]&gt;[.$A181]);0;IF(EXACT([.$A181];[.Q$1]+1);[.P180]+1;[.P180]))" office:value-type="float" office:value="0">
              <text:p>0</text:p>
            </table:table-cell>
            <table:table-cell table:style-name="ce8" table:formula="of:=['Code format'.$C$6]&amp;TEXT([.P181];['Code format'.$B$6])&amp;['Code format'.$D$6]" office:value-type="string" office:string-value="0">
              <text:p>0</text:p>
            </table:table-cell>
            <table:table-cell table:style-name="ce8" table:formula="of:=IF(EXACT([.O180];[.O181]);IF(EXACT([.P180];[.P181]);[.R180];CELL(&quot;Row&quot;;[.R181]));[.O181])" office:value-type="float" office:value="181">
              <text:p>181</text:p>
            </table:table-cell>
            <table:table-cell table:style-name="ce8" table:formula="of:=IF(AND([.$A181]&lt;=[.T$1];[.$A180]&gt;[.$A181]);0;IF(EXACT([.$A181];[.T$1]+1);[.S180]+1;[.S180]))" office:value-type="float" office:value="0">
              <text:p>0</text:p>
            </table:table-cell>
            <table:table-cell table:style-name="ce8" table:formula="of:=['Code format'.$C$7]&amp;TEXT([.S181];['Code format'.$B$7])&amp;['Code format'.$D$7]" office:value-type="string" office:string-value="0">
              <text:p>0</text:p>
            </table:table-cell>
            <table:table-cell table:style-name="ce8" table:formula="of:=IF(EXACT([.R180];[.R181]);IF(EXACT([.S180];[.S181]);[.U180];CELL(&quot;Row&quot;;[.U181]));[.R181])" office:value-type="float" office:value="181">
              <text:p>181</text:p>
            </table:table-cell>
            <table:table-cell table:style-name="Nivel3" table:formula="of:=CONCATENATE([.E181];[.H181];[.K181];[.N181];[.Q181];[.T181])&amp;T(IF(EXACT([.$A181];1);ORG.OPENOFFICE.STYLE(&quot;Nivel1&quot;);IF(EXACT([.$A181];2);ORG.OPENOFFICE.STYLE(&quot;Nivel2&quot;);IF(EXACT([.$A181];2);ORG.OPENOFFICE.STYLE(&quot;Nivel2&quot;);IF(EXACT([.$A181];3);ORG.OPENOFFICE.STYLE(&quot;Nivel3&quot;);IF(EXACT([.$A181];4);ORG.OPENOFFICE.STYLE(&quot;Nivel4&quot;);IF(EXACT([.$A181];5);ORG.OPENOFFICE.STYLE(&quot;Nivel5&quot;);IF(EXACT([.$A181];6);ORG.OPENOFFICE.STYLE(&quot;Nivel6&quot;);IF(EXACT([.$A181];7);ORG.OPENOFFICE.STYLE(&quot;Nivel7&quot;))))))))))" office:value-type="string" office:string-value="530000">
              <text:p>530000</text:p>
            </table:table-cell>
            <table:table-cell table:style-name="ce9" office:value-type="string">
              <text:p>GND</text:p>
            </table:table-cell>
            <table:table-cell table:style-name="ce9" office:value-type="string">
              <text:p>Gastos no deducibles</text:p>
            </table:table-cell>
            <table:table-cell table:style-name="Nivel3" table:formula="of:=[.X181]&amp;T(IF(EXACT([.$A181];1);ORG.OPENOFFICE.STYLE(&quot;Nivel1&quot;);IF(EXACT([.$A181];2);ORG.OPENOFFICE.STYLE(&quot;Nivel2&quot;);IF(EXACT([.$A181];2);ORG.OPENOFFICE.STYLE(&quot;Nivel2&quot;);IF(EXACT([.$A181];3);ORG.OPENOFFICE.STYLE(&quot;Nivel3&quot;);IF(EXACT([.$A181];4);ORG.OPENOFFICE.STYLE(&quot;Nivel4&quot;);IF(EXACT([.$A181];5);ORG.OPENOFFICE.STYLE(&quot;Nivel5&quot;);IF(EXACT([.$A181];6);ORG.OPENOFFICE.STYLE(&quot;Nivel6&quot;);IF(EXACT([.$A181];7);ORG.OPENOFFICE.STYLE(&quot;Nivel7&quot;))))))))))" office:value-type="string" office:string-value="Gastos no deducibles">
              <text:p>Gastos no deducibles</text:p>
            </table:table-cell>
            <table:table-cell table:style-name="Datos" table:formula="of:=IF(EXACT([.A181];1);&quot;&quot;;IF(EXACT([.A181];2);INDIRECT(CONCATENATE(&quot;V&quot;;[.C181]));IF(EXACT([.A181];3);INDIRECT(CONCATENATE(&quot;V&quot;;[.F181]));IF(EXACT([.A181];4);INDIRECT(CONCATENATE(&quot;V&quot;;[.I181]));IF(EXACT([.A181];5);INDIRECT(CONCATENATE(&quot;V&quot;;[.L181]));IF(EXACT([.A181];6);INDIRECT(CONCATENATE(&quot;V&quot;;[.O181]));IF(EXACT([.A181];7);INDIRECT(CONCATENATE(&quot;V&quot;;[.R181])))))))))" office:value-type="string" office:string-value="500000">
              <text:p>50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view</text:p>
            </table:table-cell>
            <table:table-cell table:style-name="ce6" table:formula="of:=NOT(OR(AND(NOT(EXACT([.A181];7));NOT(EXACT([.AB181];&quot;view&quot;)));AND(EXACT([.A181];7);EXACT([.AB181];&quot;view&quot;))))" office:value-type="float" office:value="1">
              <text:p>1</text:p>
            </table:table-cell>
            <table:table-cell table:style-name="Datos" table:formula="of:=VLOOKUP([.AB181];['account.type'.$A$2:.$I$12];8)" office:value-type="string" office:string-value="view">
              <text:p>view</text:p>
            </table:table-cell>
            <table:table-cell table:style-name="Datos" table:formula="of:=VLOOKUP([.AB181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81];1);CHAR(9)&amp;CHAR(9)&amp;&quot;&lt;record id=&quot;&quot;account_account_template_&quot;&amp;SUBSTITUTE([.AG$1]&amp;[.$V181];&quot;-&quot;;&quot;_&quot;)&amp;&quot;&quot;&quot; model=&quot;&quot;account.account.template&quot;&quot;&gt;&quot;&amp;CHAR(13)&amp;CHAR(9)&amp;CHAR(9)&amp;CHAR(9)&amp;&quot;&lt;field name=&quot;&quot;code&quot;&quot;&gt;&quot;&amp;[.AG$1]&amp;[.$V181]&amp;&quot;&lt;/field&gt;&quot;&amp;CHAR(13)&amp;CHAR(9)&amp;CHAR(9)&amp;CHAR(9)&amp;&quot;&lt;field name=&quot;&quot;name&quot;&quot;&gt;&quot;&amp;[.AG$1]&amp;[.$Y181]&amp;&quot;&lt;/field&gt;&quot;&amp;CHAR(13)&amp;CHAR(9)&amp;CHAR(9)&amp;CHAR(9)&amp;&quot;&lt;field name=&quot;&quot;shortcut&quot;&quot;&gt;&quot;&amp;IF(EXACT([.$W181];&quot;&quot;);&quot;&quot;;[.AG$1]&amp;[.$W181])&amp;&quot;&lt;/field&gt;&quot;&amp;CHAR(13)&amp;CHAR(9)&amp;CHAR(9)&amp;CHAR(9)&amp;&quot;&lt;field name=&quot;&quot;parent_id&quot;&quot; ref=&quot;&quot;&quot;&amp;IF(EXACT([.$Z181];&quot;&quot;);&quot;&quot;;[.AG$1]&amp;[.$Z181])&amp;&quot;&quot;&quot;/&gt;&quot;&amp;CHAR(13)&amp;CHAR(9)&amp;CHAR(9)&amp;CHAR(9)&amp;&quot;&lt;field name=&quot;&quot;user_type&quot;&quot; ref=&quot;&quot;account_account_type_&quot;&amp;[.$AB181]&amp;&quot;&quot;&quot;/&gt;&quot;&amp;CHAR(13)&amp;CHAR(9)&amp;CHAR(9)&amp;CHAR(9)&amp;&quot;&lt;field name=&quot;&quot;currency_id&quot;&quot; ref=&quot;&quot;&quot;&amp;[.AA181]&amp;&quot;&quot;&quot;/&gt;&quot;&amp;CHAR(13)&amp;CHAR(9)&amp;CHAR(9)&amp;CHAR(9)&amp;&quot;&lt;field name=&quot;&quot;type&quot;&quot;&gt;&quot;&amp;[.$AD181]&amp;&quot;&lt;/field&gt;&quot;&amp;CHAR(13)&amp;CHAR(9)&amp;CHAR(9)&amp;CHAR(9)&amp;&quot;&lt;field name=&quot;&quot;reconcile&quot;&quot; eval=&quot;&quot;&quot;&amp;[.$AE181]&amp;&quot;&quot;&quot;/&gt;&quot;&amp;IF(EXACT([.$AF181];&quot;&quot;);&quot;&quot;;CHAR(13)&amp;CHAR(9)&amp;CHAR(9)&amp;CHAR(9)&amp;&quot;&lt;field name=&quot;&quot;tax_ids&quot;&quot;&gt;&quot;&amp;SUBSTITUTE([.$AF18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30000&quot; model=&quot;account.account.template&quot;&gt;&#13;&#9;&#9;&#9;&lt;field name=&quot;code&quot;&gt;0-530000&lt;/field&gt;&#13;&#9;&#9;&#9;&lt;field name=&quot;name&quot;&gt;0-Gastos no deducibles&lt;/field&gt;&#13;&#9;&#9;&#9;&lt;field name=&quot;shortcut&quot;&gt;0-GND&lt;/field&gt;&#13;&#9;&#9;&#9;&lt;field name=&quot;parent_id&quot; ref=&quot;0-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none&quot;/&gt;&#13;&#9;&#9;&lt;/record&gt;">
              <text:p><text:tab/><text:tab/>&lt;record id="account_account_template_0_530000" model="account.account.template"&gt;<text:tab/><text:tab/><text:tab/>&lt;field name="code"&gt;0-530000&lt;/field&gt;<text:tab/><text:tab/><text:tab/>&lt;field name="name"&gt;0-Gastos no deducibles&lt;/field&gt;<text:tab/><text:tab/><text:tab/>&lt;field name="shortcut"&gt;0-GND&lt;/field&gt;<text:tab/><text:tab/><text:tab/>&lt;field name="parent_id" ref="0-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none"/&gt;<text:tab/><text:tab/>&lt;/record&gt;</text:p>
            </table:table-cell>
            <table:table-cell table:formula="of:=IF(EXACT([.AH181];1);CHAR(9)&amp;CHAR(9)&amp;&quot;&lt;record id=&quot;&quot;account_account_template_&quot;&amp;SUBSTITUTE([.AH$1]&amp;[.$V181];&quot;-&quot;;&quot;_&quot;)&amp;&quot;&quot;&quot; model=&quot;&quot;account.account.template&quot;&quot;&gt;&quot;&amp;CHAR(13)&amp;CHAR(9)&amp;CHAR(9)&amp;CHAR(9)&amp;&quot;&lt;field name=&quot;&quot;code&quot;&quot;&gt;&quot;&amp;[.AH$1]&amp;[.$V181]&amp;&quot;&lt;/field&gt;&quot;&amp;CHAR(13)&amp;CHAR(9)&amp;CHAR(9)&amp;CHAR(9)&amp;&quot;&lt;field name=&quot;&quot;name&quot;&quot;&gt;&quot;&amp;[.AH$1]&amp;[.$Y181]&amp;&quot;&lt;/field&gt;&quot;&amp;CHAR(13)&amp;CHAR(9)&amp;CHAR(9)&amp;CHAR(9)&amp;&quot;&lt;field name=&quot;&quot;shortcut&quot;&quot;&gt;&quot;&amp;IF(EXACT([.$W181];&quot;&quot;);&quot;&quot;;[.AH$1]&amp;[.$W181])&amp;&quot;&lt;/field&gt;&quot;&amp;CHAR(13)&amp;CHAR(9)&amp;CHAR(9)&amp;CHAR(9)&amp;&quot;&lt;field name=&quot;&quot;parent_id&quot;&quot; ref=&quot;&quot;&quot;&amp;IF(EXACT([.$Z181];&quot;&quot;);&quot;&quot;;[.AH$1]&amp;[.$Z181])&amp;&quot;&quot;&quot;/&gt;&quot;&amp;CHAR(13)&amp;CHAR(9)&amp;CHAR(9)&amp;CHAR(9)&amp;&quot;&lt;field name=&quot;&quot;user_type&quot;&quot; ref=&quot;&quot;account_account_type_&quot;&amp;[.$AB181]&amp;&quot;&quot;&quot;/&gt;&quot;&amp;CHAR(13)&amp;CHAR(9)&amp;CHAR(9)&amp;CHAR(9)&amp;&quot;&lt;field name=&quot;&quot;currency_id&quot;&quot; ref=&quot;&quot;&quot;&amp;[.AB181]&amp;&quot;&quot;&quot;/&gt;&quot;&amp;CHAR(13)&amp;CHAR(9)&amp;CHAR(9)&amp;CHAR(9)&amp;&quot;&lt;field name=&quot;&quot;type&quot;&quot;&gt;&quot;&amp;[.$AD181]&amp;&quot;&lt;/field&gt;&quot;&amp;CHAR(13)&amp;CHAR(9)&amp;CHAR(9)&amp;CHAR(9)&amp;&quot;&lt;field name=&quot;&quot;reconcile&quot;&quot; eval=&quot;&quot;&quot;&amp;[.$AE181]&amp;&quot;&quot;&quot;/&gt;&quot;&amp;IF(EXACT([.$AF181];&quot;&quot;);&quot;&quot;;CHAR(13)&amp;CHAR(9)&amp;CHAR(9)&amp;CHAR(9)&amp;&quot;&lt;field name=&quot;&quot;tax_ids&quot;&quot;&gt;&quot;&amp;SUBSTITUTE([.$AF181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30000&quot; model=&quot;account.account.template&quot;&gt;&#13;&#9;&#9;&#9;&lt;field name=&quot;code&quot;&gt;1-530000&lt;/field&gt;&#13;&#9;&#9;&#9;&lt;field name=&quot;name&quot;&gt;1-Gastos no deducibles&lt;/field&gt;&#13;&#9;&#9;&#9;&lt;field name=&quot;shortcut&quot;&gt;1-GND&lt;/field&gt;&#13;&#9;&#9;&#9;&lt;field name=&quot;parent_id&quot; ref=&quot;1-500000&quot;/&gt;&#13;&#9;&#9;&#9;&lt;field name=&quot;user_type&quot; ref=&quot;account_account_type_view&quot;/&gt;&#13;&#9;&#9;&#9;&lt;field name=&quot;currency_id&quot; ref=&quot;view&quot;/&gt;&#13;&#9;&#9;&#9;&lt;field name=&quot;type&quot;&gt;view&lt;/field&gt;&#13;&#9;&#9;&#9;&lt;field name=&quot;reconcile&quot; eval=&quot;none&quot;/&gt;&#13;&#9;&#9;&lt;/record&gt;">
              <text:p><text:tab/><text:tab/>&lt;record id="account_account_template_1_530000" model="account.account.template"&gt;<text:tab/><text:tab/><text:tab/>&lt;field name="code"&gt;1-530000&lt;/field&gt;<text:tab/><text:tab/><text:tab/>&lt;field name="name"&gt;1-Gastos no deducibles&lt;/field&gt;<text:tab/><text:tab/><text:tab/>&lt;field name="shortcut"&gt;1-GND&lt;/field&gt;<text:tab/><text:tab/><text:tab/>&lt;field name="parent_id" ref="1-500000"/&gt;<text:tab/><text:tab/><text:tab/>&lt;field name="user_type" ref="account_account_type_view"/&gt;<text:tab/><text:tab/><text:tab/>&lt;field name="currency_id" ref="view"/&gt;<text:tab/><text:tab/><text:tab/>&lt;field name="type"&gt;view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81]&gt;[.A182];[.A181]=[.A182]);[.A181]&lt;&gt;7))" office:value-type="float" office:value="1">
              <text:p>1</text:p>
            </table:table-cell>
            <table:table-cell table:style-name="ce8" table:formula="of:=IF(EXACT([.A182];1);CELL(&quot;Row&quot;;[.C182]);[.C181])" office:value-type="float" office:value="2">
              <text:p>2</text:p>
            </table:table-cell>
            <table:table-cell table:style-name="ce8" table:formula="of:=IF(EXACT([.$A182];1);0;IF(EXACT([.$A182];2);[.D181]+1;[.D181]))" office:value-type="float" office:value="5">
              <text:p>5</text:p>
            </table:table-cell>
            <table:table-cell table:style-name="ce8" table:formula="of:=['Code format'.$C$2]&amp;TEXT([.D182];['Code format'.$B$2])&amp;['Code format'.$D$2]" office:value-type="string" office:string-value="5">
              <text:p>5</text:p>
            </table:table-cell>
            <table:table-cell table:style-name="ce8" table:formula="of:=IF(EXACT([.C181];[.C182]);IF(EXACT([.D181];[.D182]);[.F181];CELL(&quot;Row&quot;;[.F182]));[.C182])" office:value-type="float" office:value="129">
              <text:p>129</text:p>
            </table:table-cell>
            <table:table-cell table:style-name="ce8" table:formula="of:=IF(AND([.$A182]&lt;=[.H$1];[.$A181]&gt;[.$A182]);0;IF(EXACT([.$A182];[.H$1]+1);[.G181]+1;[.G181]))" office:value-type="float" office:value="3">
              <text:p>3</text:p>
            </table:table-cell>
            <table:table-cell table:style-name="ce8" table:formula="of:=['Code format'.$C$3]&amp;TEXT([.G182];['Code format'.$B$3])&amp;['Code format'.$D$3]" office:value-type="string" office:string-value="3">
              <text:p>3</text:p>
            </table:table-cell>
            <table:table-cell table:style-name="ce8" table:formula="of:=IF(EXACT([.F181];[.F182]);IF(EXACT([.G181];[.G182]);[.I181];CELL(&quot;Row&quot;;[.I182]));[.F182])" office:value-type="float" office:value="181">
              <text:p>181</text:p>
            </table:table-cell>
            <table:table-cell table:style-name="ce8" table:formula="of:=IF(AND([.$A182]&lt;=[.K$1];[.$A181]&gt;[.$A182]);0;IF(EXACT([.$A182];[.K$1]+1);[.J181]+1;[.J181]))" office:value-type="float" office:value="0">
              <text:p>0</text:p>
            </table:table-cell>
            <table:table-cell table:style-name="ce8" table:formula="of:=['Code format'.$C$4]&amp;TEXT([.J182];['Code format'.$B$4])&amp;['Code format'.$D$4]" office:value-type="string" office:string-value="0">
              <text:p>0</text:p>
            </table:table-cell>
            <table:table-cell table:style-name="ce8" table:formula="of:=IF(EXACT([.I181];[.I182]);IF(EXACT([.J181];[.J182]);[.L181];CELL(&quot;Row&quot;;[.L182]));[.I182])" office:value-type="float" office:value="181">
              <text:p>181</text:p>
            </table:table-cell>
            <table:table-cell table:style-name="ce8" table:formula="of:=IF(AND([.$A182]&lt;=[.N$1];[.$A181]&gt;[.$A182]);0;IF(EXACT([.$A182];[.N$1]+1);[.M181]+1;[.M181]))" office:value-type="float" office:value="0">
              <text:p>0</text:p>
            </table:table-cell>
            <table:table-cell table:style-name="ce8" table:formula="of:=['Code format'.$C$5]&amp;TEXT([.M182];['Code format'.$B$5])&amp;['Code format'.$D$5]" office:value-type="string" office:string-value="0">
              <text:p>0</text:p>
            </table:table-cell>
            <table:table-cell table:style-name="ce8" table:formula="of:=IF(EXACT([.L181];[.L182]);IF(EXACT([.M181];[.M182]);[.O181];CELL(&quot;Row&quot;;[.O182]));[.L182])" office:value-type="float" office:value="181">
              <text:p>181</text:p>
            </table:table-cell>
            <table:table-cell table:style-name="ce8" table:formula="of:=IF(AND([.$A182]&lt;=[.Q$1];[.$A181]&gt;[.$A182]);0;IF(EXACT([.$A182];[.Q$1]+1);[.P181]+1;[.P181]))" office:value-type="float" office:value="0">
              <text:p>0</text:p>
            </table:table-cell>
            <table:table-cell table:style-name="ce8" table:formula="of:=['Code format'.$C$6]&amp;TEXT([.P182];['Code format'.$B$6])&amp;['Code format'.$D$6]" office:value-type="string" office:string-value="0">
              <text:p>0</text:p>
            </table:table-cell>
            <table:table-cell table:style-name="ce8" table:formula="of:=IF(EXACT([.O181];[.O182]);IF(EXACT([.P181];[.P182]);[.R181];CELL(&quot;Row&quot;;[.R182]));[.O182])" office:value-type="float" office:value="181">
              <text:p>181</text:p>
            </table:table-cell>
            <table:table-cell table:style-name="ce8" table:formula="of:=IF(AND([.$A182]&lt;=[.T$1];[.$A181]&gt;[.$A182]);0;IF(EXACT([.$A182];[.T$1]+1);[.S181]+1;[.S181]))" office:value-type="float" office:value="1">
              <text:p>1</text:p>
            </table:table-cell>
            <table:table-cell table:style-name="ce8" table:formula="of:=['Code format'.$C$7]&amp;TEXT([.S182];['Code format'.$B$7])&amp;['Code format'.$D$7]" office:value-type="string" office:string-value="1">
              <text:p>1</text:p>
            </table:table-cell>
            <table:table-cell table:style-name="ce8" table:formula="of:=IF(EXACT([.R181];[.R182]);IF(EXACT([.S181];[.S182]);[.U181];CELL(&quot;Row&quot;;[.U182]));[.R182])" office:value-type="float" office:value="182">
              <text:p>182</text:p>
            </table:table-cell>
            <table:table-cell table:style-name="Nivel7" table:formula="of:=CONCATENATE([.E182];[.H182];[.K182];[.N182];[.Q182];[.T182])&amp;T(IF(EXACT([.$A182];1);ORG.OPENOFFICE.STYLE(&quot;Nivel1&quot;);IF(EXACT([.$A182];2);ORG.OPENOFFICE.STYLE(&quot;Nivel2&quot;);IF(EXACT([.$A182];2);ORG.OPENOFFICE.STYLE(&quot;Nivel2&quot;);IF(EXACT([.$A182];3);ORG.OPENOFFICE.STYLE(&quot;Nivel3&quot;);IF(EXACT([.$A182];4);ORG.OPENOFFICE.STYLE(&quot;Nivel4&quot;);IF(EXACT([.$A182];5);ORG.OPENOFFICE.STYLE(&quot;Nivel5&quot;);IF(EXACT([.$A182];6);ORG.OPENOFFICE.STYLE(&quot;Nivel6&quot;);IF(EXACT([.$A182];7);ORG.OPENOFFICE.STYLE(&quot;Nivel7&quot;))))))))))" office:value-type="string" office:string-value="530001">
              <text:p>530001</text:p>
            </table:table-cell>
            <table:table-cell table:style-name="ce9" office:value-type="string">
              <text:p>Don</text:p>
            </table:table-cell>
            <table:table-cell table:style-name="ce9" office:value-type="string">
              <text:p>Donaciones no deducibles</text:p>
            </table:table-cell>
            <table:table-cell table:style-name="Nivel7" table:formula="of:=[.X182]&amp;T(IF(EXACT([.$A182];1);ORG.OPENOFFICE.STYLE(&quot;Nivel1&quot;);IF(EXACT([.$A182];2);ORG.OPENOFFICE.STYLE(&quot;Nivel2&quot;);IF(EXACT([.$A182];2);ORG.OPENOFFICE.STYLE(&quot;Nivel2&quot;);IF(EXACT([.$A182];3);ORG.OPENOFFICE.STYLE(&quot;Nivel3&quot;);IF(EXACT([.$A182];4);ORG.OPENOFFICE.STYLE(&quot;Nivel4&quot;);IF(EXACT([.$A182];5);ORG.OPENOFFICE.STYLE(&quot;Nivel5&quot;);IF(EXACT([.$A182];6);ORG.OPENOFFICE.STYLE(&quot;Nivel6&quot;);IF(EXACT([.$A182];7);ORG.OPENOFFICE.STYLE(&quot;Nivel7&quot;))))))))))" office:value-type="string" office:string-value="Donaciones no deducibles">
              <text:p>Donaciones no deducibles</text:p>
            </table:table-cell>
            <table:table-cell table:style-name="Datos" table:formula="of:=IF(EXACT([.A182];1);&quot;&quot;;IF(EXACT([.A182];2);INDIRECT(CONCATENATE(&quot;V&quot;;[.C182]));IF(EXACT([.A182];3);INDIRECT(CONCATENATE(&quot;V&quot;;[.F182]));IF(EXACT([.A182];4);INDIRECT(CONCATENATE(&quot;V&quot;;[.I182]));IF(EXACT([.A182];5);INDIRECT(CONCATENATE(&quot;V&quot;;[.L182]));IF(EXACT([.A182];6);INDIRECT(CONCATENATE(&quot;V&quot;;[.O182]));IF(EXACT([.A182];7);INDIRECT(CONCATENATE(&quot;V&quot;;[.R182])))))))))" office:value-type="string" office:string-value="530000">
              <text:p>5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82];7));NOT(EXACT([.AB182];&quot;view&quot;)));AND(EXACT([.A182];7);EXACT([.AB182];&quot;view&quot;))))" office:value-type="float" office:value="1">
              <text:p>1</text:p>
            </table:table-cell>
            <table:table-cell table:style-name="Datos" table:formula="of:=VLOOKUP([.AB182];['account.type'.$A$2:.$I$12];8)" office:value-type="string" office:string-value="other">
              <text:p>other</text:p>
            </table:table-cell>
            <table:table-cell table:style-name="Datos" table:formula="of:=VLOOKUP([.AB182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82];1);CHAR(9)&amp;CHAR(9)&amp;&quot;&lt;record id=&quot;&quot;account_account_template_&quot;&amp;SUBSTITUTE([.AG$1]&amp;[.$V182];&quot;-&quot;;&quot;_&quot;)&amp;&quot;&quot;&quot; model=&quot;&quot;account.account.template&quot;&quot;&gt;&quot;&amp;CHAR(13)&amp;CHAR(9)&amp;CHAR(9)&amp;CHAR(9)&amp;&quot;&lt;field name=&quot;&quot;code&quot;&quot;&gt;&quot;&amp;[.AG$1]&amp;[.$V182]&amp;&quot;&lt;/field&gt;&quot;&amp;CHAR(13)&amp;CHAR(9)&amp;CHAR(9)&amp;CHAR(9)&amp;&quot;&lt;field name=&quot;&quot;name&quot;&quot;&gt;&quot;&amp;[.AG$1]&amp;[.$Y182]&amp;&quot;&lt;/field&gt;&quot;&amp;CHAR(13)&amp;CHAR(9)&amp;CHAR(9)&amp;CHAR(9)&amp;&quot;&lt;field name=&quot;&quot;shortcut&quot;&quot;&gt;&quot;&amp;IF(EXACT([.$W182];&quot;&quot;);&quot;&quot;;[.AG$1]&amp;[.$W182])&amp;&quot;&lt;/field&gt;&quot;&amp;CHAR(13)&amp;CHAR(9)&amp;CHAR(9)&amp;CHAR(9)&amp;&quot;&lt;field name=&quot;&quot;parent_id&quot;&quot; ref=&quot;&quot;&quot;&amp;IF(EXACT([.$Z182];&quot;&quot;);&quot;&quot;;[.AG$1]&amp;[.$Z182])&amp;&quot;&quot;&quot;/&gt;&quot;&amp;CHAR(13)&amp;CHAR(9)&amp;CHAR(9)&amp;CHAR(9)&amp;&quot;&lt;field name=&quot;&quot;user_type&quot;&quot; ref=&quot;&quot;account_account_type_&quot;&amp;[.$AB182]&amp;&quot;&quot;&quot;/&gt;&quot;&amp;CHAR(13)&amp;CHAR(9)&amp;CHAR(9)&amp;CHAR(9)&amp;&quot;&lt;field name=&quot;&quot;currency_id&quot;&quot; ref=&quot;&quot;&quot;&amp;[.AA182]&amp;&quot;&quot;&quot;/&gt;&quot;&amp;CHAR(13)&amp;CHAR(9)&amp;CHAR(9)&amp;CHAR(9)&amp;&quot;&lt;field name=&quot;&quot;type&quot;&quot;&gt;&quot;&amp;[.$AD182]&amp;&quot;&lt;/field&gt;&quot;&amp;CHAR(13)&amp;CHAR(9)&amp;CHAR(9)&amp;CHAR(9)&amp;&quot;&lt;field name=&quot;&quot;reconcile&quot;&quot; eval=&quot;&quot;&quot;&amp;[.$AE182]&amp;&quot;&quot;&quot;/&gt;&quot;&amp;IF(EXACT([.$AF182];&quot;&quot;);&quot;&quot;;CHAR(13)&amp;CHAR(9)&amp;CHAR(9)&amp;CHAR(9)&amp;&quot;&lt;field name=&quot;&quot;tax_ids&quot;&quot;&gt;&quot;&amp;SUBSTITUTE([.$AF18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30001&quot; model=&quot;account.account.template&quot;&gt;&#13;&#9;&#9;&#9;&lt;field name=&quot;code&quot;&gt;0-530001&lt;/field&gt;&#13;&#9;&#9;&#9;&lt;field name=&quot;name&quot;&gt;0-Donaciones no deducibles&lt;/field&gt;&#13;&#9;&#9;&#9;&lt;field name=&quot;shortcut&quot;&gt;0-Don&lt;/field&gt;&#13;&#9;&#9;&#9;&lt;field name=&quot;parent_id&quot; ref=&quot;0-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30001" model="account.account.template"&gt;<text:tab/><text:tab/><text:tab/>&lt;field name="code"&gt;0-530001&lt;/field&gt;<text:tab/><text:tab/><text:tab/>&lt;field name="name"&gt;0-Donaciones no deducibles&lt;/field&gt;<text:tab/><text:tab/><text:tab/>&lt;field name="shortcut"&gt;0-Don&lt;/field&gt;<text:tab/><text:tab/><text:tab/>&lt;field name="parent_id" ref="0-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82];1);CHAR(9)&amp;CHAR(9)&amp;&quot;&lt;record id=&quot;&quot;account_account_template_&quot;&amp;SUBSTITUTE([.AH$1]&amp;[.$V182];&quot;-&quot;;&quot;_&quot;)&amp;&quot;&quot;&quot; model=&quot;&quot;account.account.template&quot;&quot;&gt;&quot;&amp;CHAR(13)&amp;CHAR(9)&amp;CHAR(9)&amp;CHAR(9)&amp;&quot;&lt;field name=&quot;&quot;code&quot;&quot;&gt;&quot;&amp;[.AH$1]&amp;[.$V182]&amp;&quot;&lt;/field&gt;&quot;&amp;CHAR(13)&amp;CHAR(9)&amp;CHAR(9)&amp;CHAR(9)&amp;&quot;&lt;field name=&quot;&quot;name&quot;&quot;&gt;&quot;&amp;[.AH$1]&amp;[.$Y182]&amp;&quot;&lt;/field&gt;&quot;&amp;CHAR(13)&amp;CHAR(9)&amp;CHAR(9)&amp;CHAR(9)&amp;&quot;&lt;field name=&quot;&quot;shortcut&quot;&quot;&gt;&quot;&amp;IF(EXACT([.$W182];&quot;&quot;);&quot;&quot;;[.AH$1]&amp;[.$W182])&amp;&quot;&lt;/field&gt;&quot;&amp;CHAR(13)&amp;CHAR(9)&amp;CHAR(9)&amp;CHAR(9)&amp;&quot;&lt;field name=&quot;&quot;parent_id&quot;&quot; ref=&quot;&quot;&quot;&amp;IF(EXACT([.$Z182];&quot;&quot;);&quot;&quot;;[.AH$1]&amp;[.$Z182])&amp;&quot;&quot;&quot;/&gt;&quot;&amp;CHAR(13)&amp;CHAR(9)&amp;CHAR(9)&amp;CHAR(9)&amp;&quot;&lt;field name=&quot;&quot;user_type&quot;&quot; ref=&quot;&quot;account_account_type_&quot;&amp;[.$AB182]&amp;&quot;&quot;&quot;/&gt;&quot;&amp;CHAR(13)&amp;CHAR(9)&amp;CHAR(9)&amp;CHAR(9)&amp;&quot;&lt;field name=&quot;&quot;currency_id&quot;&quot; ref=&quot;&quot;&quot;&amp;[.AB182]&amp;&quot;&quot;&quot;/&gt;&quot;&amp;CHAR(13)&amp;CHAR(9)&amp;CHAR(9)&amp;CHAR(9)&amp;&quot;&lt;field name=&quot;&quot;type&quot;&quot;&gt;&quot;&amp;[.$AD182]&amp;&quot;&lt;/field&gt;&quot;&amp;CHAR(13)&amp;CHAR(9)&amp;CHAR(9)&amp;CHAR(9)&amp;&quot;&lt;field name=&quot;&quot;reconcile&quot;&quot; eval=&quot;&quot;&quot;&amp;[.$AE182]&amp;&quot;&quot;&quot;/&gt;&quot;&amp;IF(EXACT([.$AF182];&quot;&quot;);&quot;&quot;;CHAR(13)&amp;CHAR(9)&amp;CHAR(9)&amp;CHAR(9)&amp;&quot;&lt;field name=&quot;&quot;tax_ids&quot;&quot;&gt;&quot;&amp;SUBSTITUTE([.$AF182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30001&quot; model=&quot;account.account.template&quot;&gt;&#13;&#9;&#9;&#9;&lt;field name=&quot;code&quot;&gt;1-530001&lt;/field&gt;&#13;&#9;&#9;&#9;&lt;field name=&quot;name&quot;&gt;1-Donaciones no deducibles&lt;/field&gt;&#13;&#9;&#9;&#9;&lt;field name=&quot;shortcut&quot;&gt;1-Don&lt;/field&gt;&#13;&#9;&#9;&#9;&lt;field name=&quot;parent_id&quot; ref=&quot;1-5300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30001" model="account.account.template"&gt;<text:tab/><text:tab/><text:tab/>&lt;field name="code"&gt;1-530001&lt;/field&gt;<text:tab/><text:tab/><text:tab/>&lt;field name="name"&gt;1-Donaciones no deducibles&lt;/field&gt;<text:tab/><text:tab/><text:tab/>&lt;field name="shortcut"&gt;1-Don&lt;/field&gt;<text:tab/><text:tab/><text:tab/>&lt;field name="parent_id" ref="1-5300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82]&gt;[.A183];[.A182]=[.A183]);[.A182]&lt;&gt;7))" office:value-type="float" office:value="1">
              <text:p>1</text:p>
            </table:table-cell>
            <table:table-cell table:style-name="ce8" table:formula="of:=IF(EXACT([.A183];1);CELL(&quot;Row&quot;;[.C183]);[.C182])" office:value-type="float" office:value="2">
              <text:p>2</text:p>
            </table:table-cell>
            <table:table-cell table:style-name="ce8" table:formula="of:=IF(EXACT([.$A183];1);0;IF(EXACT([.$A183];2);[.D182]+1;[.D182]))" office:value-type="float" office:value="5">
              <text:p>5</text:p>
            </table:table-cell>
            <table:table-cell table:style-name="ce8" table:formula="of:=['Code format'.$C$2]&amp;TEXT([.D183];['Code format'.$B$2])&amp;['Code format'.$D$2]" office:value-type="string" office:string-value="5">
              <text:p>5</text:p>
            </table:table-cell>
            <table:table-cell table:style-name="ce8" table:formula="of:=IF(EXACT([.C182];[.C183]);IF(EXACT([.D182];[.D183]);[.F182];CELL(&quot;Row&quot;;[.F183]));[.C183])" office:value-type="float" office:value="129">
              <text:p>129</text:p>
            </table:table-cell>
            <table:table-cell table:style-name="ce8" table:formula="of:=IF(AND([.$A183]&lt;=[.H$1];[.$A182]&gt;[.$A183]);0;IF(EXACT([.$A183];[.H$1]+1);[.G182]+1;[.G182]))" office:value-type="float" office:value="3">
              <text:p>3</text:p>
            </table:table-cell>
            <table:table-cell table:style-name="ce8" table:formula="of:=['Code format'.$C$3]&amp;TEXT([.G183];['Code format'.$B$3])&amp;['Code format'.$D$3]" office:value-type="string" office:string-value="3">
              <text:p>3</text:p>
            </table:table-cell>
            <table:table-cell table:style-name="ce8" table:formula="of:=IF(EXACT([.F182];[.F183]);IF(EXACT([.G182];[.G183]);[.I182];CELL(&quot;Row&quot;;[.I183]));[.F183])" office:value-type="float" office:value="181">
              <text:p>181</text:p>
            </table:table-cell>
            <table:table-cell table:style-name="ce8" table:formula="of:=IF(AND([.$A183]&lt;=[.K$1];[.$A182]&gt;[.$A183]);0;IF(EXACT([.$A183];[.K$1]+1);[.J182]+1;[.J182]))" office:value-type="float" office:value="0">
              <text:p>0</text:p>
            </table:table-cell>
            <table:table-cell table:style-name="ce8" table:formula="of:=['Code format'.$C$4]&amp;TEXT([.J183];['Code format'.$B$4])&amp;['Code format'.$D$4]" office:value-type="string" office:string-value="0">
              <text:p>0</text:p>
            </table:table-cell>
            <table:table-cell table:style-name="ce8" table:formula="of:=IF(EXACT([.I182];[.I183]);IF(EXACT([.J182];[.J183]);[.L182];CELL(&quot;Row&quot;;[.L183]));[.I183])" office:value-type="float" office:value="181">
              <text:p>181</text:p>
            </table:table-cell>
            <table:table-cell table:style-name="ce8" table:formula="of:=IF(AND([.$A183]&lt;=[.N$1];[.$A182]&gt;[.$A183]);0;IF(EXACT([.$A183];[.N$1]+1);[.M182]+1;[.M182]))" office:value-type="float" office:value="0">
              <text:p>0</text:p>
            </table:table-cell>
            <table:table-cell table:style-name="ce8" table:formula="of:=['Code format'.$C$5]&amp;TEXT([.M183];['Code format'.$B$5])&amp;['Code format'.$D$5]" office:value-type="string" office:string-value="0">
              <text:p>0</text:p>
            </table:table-cell>
            <table:table-cell table:style-name="ce8" table:formula="of:=IF(EXACT([.L182];[.L183]);IF(EXACT([.M182];[.M183]);[.O182];CELL(&quot;Row&quot;;[.O183]));[.L183])" office:value-type="float" office:value="181">
              <text:p>181</text:p>
            </table:table-cell>
            <table:table-cell table:style-name="ce8" table:formula="of:=IF(AND([.$A183]&lt;=[.Q$1];[.$A182]&gt;[.$A183]);0;IF(EXACT([.$A183];[.Q$1]+1);[.P182]+1;[.P182]))" office:value-type="float" office:value="0">
              <text:p>0</text:p>
            </table:table-cell>
            <table:table-cell table:style-name="ce8" table:formula="of:=['Code format'.$C$6]&amp;TEXT([.P183];['Code format'.$B$6])&amp;['Code format'.$D$6]" office:value-type="string" office:string-value="0">
              <text:p>0</text:p>
            </table:table-cell>
            <table:table-cell table:style-name="ce8" table:formula="of:=IF(EXACT([.O182];[.O183]);IF(EXACT([.P182];[.P183]);[.R182];CELL(&quot;Row&quot;;[.R183]));[.O183])" office:value-type="float" office:value="181">
              <text:p>181</text:p>
            </table:table-cell>
            <table:table-cell table:style-name="ce8" table:formula="of:=IF(AND([.$A183]&lt;=[.T$1];[.$A182]&gt;[.$A183]);0;IF(EXACT([.$A183];[.T$1]+1);[.S182]+1;[.S182]))" office:value-type="float" office:value="2">
              <text:p>2</text:p>
            </table:table-cell>
            <table:table-cell table:style-name="ce8" table:formula="of:=['Code format'.$C$7]&amp;TEXT([.S183];['Code format'.$B$7])&amp;['Code format'.$D$7]" office:value-type="string" office:string-value="2">
              <text:p>2</text:p>
            </table:table-cell>
            <table:table-cell table:style-name="ce8" table:formula="of:=IF(EXACT([.R182];[.R183]);IF(EXACT([.S182];[.S183]);[.U182];CELL(&quot;Row&quot;;[.U183]));[.R183])" office:value-type="float" office:value="183">
              <text:p>183</text:p>
            </table:table-cell>
            <table:table-cell table:style-name="Nivel7" table:formula="of:=CONCATENATE([.E183];[.H183];[.K183];[.N183];[.Q183];[.T183])&amp;T(IF(EXACT([.$A183];1);ORG.OPENOFFICE.STYLE(&quot;Nivel1&quot;);IF(EXACT([.$A183];2);ORG.OPENOFFICE.STYLE(&quot;Nivel2&quot;);IF(EXACT([.$A183];2);ORG.OPENOFFICE.STYLE(&quot;Nivel2&quot;);IF(EXACT([.$A183];3);ORG.OPENOFFICE.STYLE(&quot;Nivel3&quot;);IF(EXACT([.$A183];4);ORG.OPENOFFICE.STYLE(&quot;Nivel4&quot;);IF(EXACT([.$A183];5);ORG.OPENOFFICE.STYLE(&quot;Nivel5&quot;);IF(EXACT([.$A183];6);ORG.OPENOFFICE.STYLE(&quot;Nivel6&quot;);IF(EXACT([.$A183];7);ORG.OPENOFFICE.STYLE(&quot;Nivel7&quot;))))))))))" office:value-type="string" office:string-value="530002">
              <text:p>530002</text:p>
            </table:table-cell>
            <table:table-cell table:style-name="ce9" office:value-type="string">
              <text:p>GPres</text:p>
            </table:table-cell>
            <table:table-cell table:style-name="ce9" office:value-type="string">
              <text:p>Gastos de presidencia</text:p>
            </table:table-cell>
            <table:table-cell table:style-name="Nivel7" table:formula="of:=[.X183]&amp;T(IF(EXACT([.$A183];1);ORG.OPENOFFICE.STYLE(&quot;Nivel1&quot;);IF(EXACT([.$A183];2);ORG.OPENOFFICE.STYLE(&quot;Nivel2&quot;);IF(EXACT([.$A183];2);ORG.OPENOFFICE.STYLE(&quot;Nivel2&quot;);IF(EXACT([.$A183];3);ORG.OPENOFFICE.STYLE(&quot;Nivel3&quot;);IF(EXACT([.$A183];4);ORG.OPENOFFICE.STYLE(&quot;Nivel4&quot;);IF(EXACT([.$A183];5);ORG.OPENOFFICE.STYLE(&quot;Nivel5&quot;);IF(EXACT([.$A183];6);ORG.OPENOFFICE.STYLE(&quot;Nivel6&quot;);IF(EXACT([.$A183];7);ORG.OPENOFFICE.STYLE(&quot;Nivel7&quot;))))))))))" office:value-type="string" office:string-value="Gastos de presidencia">
              <text:p>Gastos de presidencia</text:p>
            </table:table-cell>
            <table:table-cell table:style-name="Datos" table:formula="of:=IF(EXACT([.A183];1);&quot;&quot;;IF(EXACT([.A183];2);INDIRECT(CONCATENATE(&quot;V&quot;;[.C183]));IF(EXACT([.A183];3);INDIRECT(CONCATENATE(&quot;V&quot;;[.F183]));IF(EXACT([.A183];4);INDIRECT(CONCATENATE(&quot;V&quot;;[.I183]));IF(EXACT([.A183];5);INDIRECT(CONCATENATE(&quot;V&quot;;[.L183]));IF(EXACT([.A183];6);INDIRECT(CONCATENATE(&quot;V&quot;;[.O183]));IF(EXACT([.A183];7);INDIRECT(CONCATENATE(&quot;V&quot;;[.R183])))))))))" office:value-type="string" office:string-value="530000">
              <text:p>5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83];7));NOT(EXACT([.AB183];&quot;view&quot;)));AND(EXACT([.A183];7);EXACT([.AB183];&quot;view&quot;))))" office:value-type="float" office:value="1">
              <text:p>1</text:p>
            </table:table-cell>
            <table:table-cell table:style-name="Datos" table:formula="of:=VLOOKUP([.AB183];['account.type'.$A$2:.$I$12];8)" office:value-type="string" office:string-value="other">
              <text:p>other</text:p>
            </table:table-cell>
            <table:table-cell table:style-name="Datos" table:formula="of:=VLOOKUP([.AB183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83];1);CHAR(9)&amp;CHAR(9)&amp;&quot;&lt;record id=&quot;&quot;account_account_template_&quot;&amp;SUBSTITUTE([.AG$1]&amp;[.$V183];&quot;-&quot;;&quot;_&quot;)&amp;&quot;&quot;&quot; model=&quot;&quot;account.account.template&quot;&quot;&gt;&quot;&amp;CHAR(13)&amp;CHAR(9)&amp;CHAR(9)&amp;CHAR(9)&amp;&quot;&lt;field name=&quot;&quot;code&quot;&quot;&gt;&quot;&amp;[.AG$1]&amp;[.$V183]&amp;&quot;&lt;/field&gt;&quot;&amp;CHAR(13)&amp;CHAR(9)&amp;CHAR(9)&amp;CHAR(9)&amp;&quot;&lt;field name=&quot;&quot;name&quot;&quot;&gt;&quot;&amp;[.AG$1]&amp;[.$Y183]&amp;&quot;&lt;/field&gt;&quot;&amp;CHAR(13)&amp;CHAR(9)&amp;CHAR(9)&amp;CHAR(9)&amp;&quot;&lt;field name=&quot;&quot;shortcut&quot;&quot;&gt;&quot;&amp;IF(EXACT([.$W183];&quot;&quot;);&quot;&quot;;[.AG$1]&amp;[.$W183])&amp;&quot;&lt;/field&gt;&quot;&amp;CHAR(13)&amp;CHAR(9)&amp;CHAR(9)&amp;CHAR(9)&amp;&quot;&lt;field name=&quot;&quot;parent_id&quot;&quot; ref=&quot;&quot;&quot;&amp;IF(EXACT([.$Z183];&quot;&quot;);&quot;&quot;;[.AG$1]&amp;[.$Z183])&amp;&quot;&quot;&quot;/&gt;&quot;&amp;CHAR(13)&amp;CHAR(9)&amp;CHAR(9)&amp;CHAR(9)&amp;&quot;&lt;field name=&quot;&quot;user_type&quot;&quot; ref=&quot;&quot;account_account_type_&quot;&amp;[.$AB183]&amp;&quot;&quot;&quot;/&gt;&quot;&amp;CHAR(13)&amp;CHAR(9)&amp;CHAR(9)&amp;CHAR(9)&amp;&quot;&lt;field name=&quot;&quot;currency_id&quot;&quot; ref=&quot;&quot;&quot;&amp;[.AA183]&amp;&quot;&quot;&quot;/&gt;&quot;&amp;CHAR(13)&amp;CHAR(9)&amp;CHAR(9)&amp;CHAR(9)&amp;&quot;&lt;field name=&quot;&quot;type&quot;&quot;&gt;&quot;&amp;[.$AD183]&amp;&quot;&lt;/field&gt;&quot;&amp;CHAR(13)&amp;CHAR(9)&amp;CHAR(9)&amp;CHAR(9)&amp;&quot;&lt;field name=&quot;&quot;reconcile&quot;&quot; eval=&quot;&quot;&quot;&amp;[.$AE183]&amp;&quot;&quot;&quot;/&gt;&quot;&amp;IF(EXACT([.$AF183];&quot;&quot;);&quot;&quot;;CHAR(13)&amp;CHAR(9)&amp;CHAR(9)&amp;CHAR(9)&amp;&quot;&lt;field name=&quot;&quot;tax_ids&quot;&quot;&gt;&quot;&amp;SUBSTITUTE([.$AF18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30002&quot; model=&quot;account.account.template&quot;&gt;&#13;&#9;&#9;&#9;&lt;field name=&quot;code&quot;&gt;0-530002&lt;/field&gt;&#13;&#9;&#9;&#9;&lt;field name=&quot;name&quot;&gt;0-Gastos de presidencia&lt;/field&gt;&#13;&#9;&#9;&#9;&lt;field name=&quot;shortcut&quot;&gt;0-GPres&lt;/field&gt;&#13;&#9;&#9;&#9;&lt;field name=&quot;parent_id&quot; ref=&quot;0-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30002" model="account.account.template"&gt;<text:tab/><text:tab/><text:tab/>&lt;field name="code"&gt;0-530002&lt;/field&gt;<text:tab/><text:tab/><text:tab/>&lt;field name="name"&gt;0-Gastos de presidencia&lt;/field&gt;<text:tab/><text:tab/><text:tab/>&lt;field name="shortcut"&gt;0-GPres&lt;/field&gt;<text:tab/><text:tab/><text:tab/>&lt;field name="parent_id" ref="0-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83];1);CHAR(9)&amp;CHAR(9)&amp;&quot;&lt;record id=&quot;&quot;account_account_template_&quot;&amp;SUBSTITUTE([.AH$1]&amp;[.$V183];&quot;-&quot;;&quot;_&quot;)&amp;&quot;&quot;&quot; model=&quot;&quot;account.account.template&quot;&quot;&gt;&quot;&amp;CHAR(13)&amp;CHAR(9)&amp;CHAR(9)&amp;CHAR(9)&amp;&quot;&lt;field name=&quot;&quot;code&quot;&quot;&gt;&quot;&amp;[.AH$1]&amp;[.$V183]&amp;&quot;&lt;/field&gt;&quot;&amp;CHAR(13)&amp;CHAR(9)&amp;CHAR(9)&amp;CHAR(9)&amp;&quot;&lt;field name=&quot;&quot;name&quot;&quot;&gt;&quot;&amp;[.AH$1]&amp;[.$Y183]&amp;&quot;&lt;/field&gt;&quot;&amp;CHAR(13)&amp;CHAR(9)&amp;CHAR(9)&amp;CHAR(9)&amp;&quot;&lt;field name=&quot;&quot;shortcut&quot;&quot;&gt;&quot;&amp;IF(EXACT([.$W183];&quot;&quot;);&quot;&quot;;[.AH$1]&amp;[.$W183])&amp;&quot;&lt;/field&gt;&quot;&amp;CHAR(13)&amp;CHAR(9)&amp;CHAR(9)&amp;CHAR(9)&amp;&quot;&lt;field name=&quot;&quot;parent_id&quot;&quot; ref=&quot;&quot;&quot;&amp;IF(EXACT([.$Z183];&quot;&quot;);&quot;&quot;;[.AH$1]&amp;[.$Z183])&amp;&quot;&quot;&quot;/&gt;&quot;&amp;CHAR(13)&amp;CHAR(9)&amp;CHAR(9)&amp;CHAR(9)&amp;&quot;&lt;field name=&quot;&quot;user_type&quot;&quot; ref=&quot;&quot;account_account_type_&quot;&amp;[.$AB183]&amp;&quot;&quot;&quot;/&gt;&quot;&amp;CHAR(13)&amp;CHAR(9)&amp;CHAR(9)&amp;CHAR(9)&amp;&quot;&lt;field name=&quot;&quot;currency_id&quot;&quot; ref=&quot;&quot;&quot;&amp;[.AB183]&amp;&quot;&quot;&quot;/&gt;&quot;&amp;CHAR(13)&amp;CHAR(9)&amp;CHAR(9)&amp;CHAR(9)&amp;&quot;&lt;field name=&quot;&quot;type&quot;&quot;&gt;&quot;&amp;[.$AD183]&amp;&quot;&lt;/field&gt;&quot;&amp;CHAR(13)&amp;CHAR(9)&amp;CHAR(9)&amp;CHAR(9)&amp;&quot;&lt;field name=&quot;&quot;reconcile&quot;&quot; eval=&quot;&quot;&quot;&amp;[.$AE183]&amp;&quot;&quot;&quot;/&gt;&quot;&amp;IF(EXACT([.$AF183];&quot;&quot;);&quot;&quot;;CHAR(13)&amp;CHAR(9)&amp;CHAR(9)&amp;CHAR(9)&amp;&quot;&lt;field name=&quot;&quot;tax_ids&quot;&quot;&gt;&quot;&amp;SUBSTITUTE([.$AF183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30002&quot; model=&quot;account.account.template&quot;&gt;&#13;&#9;&#9;&#9;&lt;field name=&quot;code&quot;&gt;1-530002&lt;/field&gt;&#13;&#9;&#9;&#9;&lt;field name=&quot;name&quot;&gt;1-Gastos de presidencia&lt;/field&gt;&#13;&#9;&#9;&#9;&lt;field name=&quot;shortcut&quot;&gt;1-GPres&lt;/field&gt;&#13;&#9;&#9;&#9;&lt;field name=&quot;parent_id&quot; ref=&quot;1-5300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30002" model="account.account.template"&gt;<text:tab/><text:tab/><text:tab/>&lt;field name="code"&gt;1-530002&lt;/field&gt;<text:tab/><text:tab/><text:tab/>&lt;field name="name"&gt;1-Gastos de presidencia&lt;/field&gt;<text:tab/><text:tab/><text:tab/>&lt;field name="shortcut"&gt;1-GPres&lt;/field&gt;<text:tab/><text:tab/><text:tab/>&lt;field name="parent_id" ref="1-5300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83]&gt;[.A184];[.A183]=[.A184]);[.A183]&lt;&gt;7))" office:value-type="float" office:value="1">
              <text:p>1</text:p>
            </table:table-cell>
            <table:table-cell table:style-name="ce8" table:formula="of:=IF(EXACT([.A184];1);CELL(&quot;Row&quot;;[.C184]);[.C183])" office:value-type="float" office:value="2">
              <text:p>2</text:p>
            </table:table-cell>
            <table:table-cell table:style-name="ce8" table:formula="of:=IF(EXACT([.$A184];1);0;IF(EXACT([.$A184];2);[.D183]+1;[.D183]))" office:value-type="float" office:value="5">
              <text:p>5</text:p>
            </table:table-cell>
            <table:table-cell table:style-name="ce8" table:formula="of:=['Code format'.$C$2]&amp;TEXT([.D184];['Code format'.$B$2])&amp;['Code format'.$D$2]" office:value-type="string" office:string-value="5">
              <text:p>5</text:p>
            </table:table-cell>
            <table:table-cell table:style-name="ce8" table:formula="of:=IF(EXACT([.C183];[.C184]);IF(EXACT([.D183];[.D184]);[.F183];CELL(&quot;Row&quot;;[.F184]));[.C184])" office:value-type="float" office:value="129">
              <text:p>129</text:p>
            </table:table-cell>
            <table:table-cell table:style-name="ce8" table:formula="of:=IF(AND([.$A184]&lt;=[.H$1];[.$A183]&gt;[.$A184]);0;IF(EXACT([.$A184];[.H$1]+1);[.G183]+1;[.G183]))" office:value-type="float" office:value="3">
              <text:p>3</text:p>
            </table:table-cell>
            <table:table-cell table:style-name="ce8" table:formula="of:=['Code format'.$C$3]&amp;TEXT([.G184];['Code format'.$B$3])&amp;['Code format'.$D$3]" office:value-type="string" office:string-value="3">
              <text:p>3</text:p>
            </table:table-cell>
            <table:table-cell table:style-name="ce8" table:formula="of:=IF(EXACT([.F183];[.F184]);IF(EXACT([.G183];[.G184]);[.I183];CELL(&quot;Row&quot;;[.I184]));[.F184])" office:value-type="float" office:value="181">
              <text:p>181</text:p>
            </table:table-cell>
            <table:table-cell table:style-name="ce8" table:formula="of:=IF(AND([.$A184]&lt;=[.K$1];[.$A183]&gt;[.$A184]);0;IF(EXACT([.$A184];[.K$1]+1);[.J183]+1;[.J183]))" office:value-type="float" office:value="0">
              <text:p>0</text:p>
            </table:table-cell>
            <table:table-cell table:style-name="ce8" table:formula="of:=['Code format'.$C$4]&amp;TEXT([.J184];['Code format'.$B$4])&amp;['Code format'.$D$4]" office:value-type="string" office:string-value="0">
              <text:p>0</text:p>
            </table:table-cell>
            <table:table-cell table:style-name="ce8" table:formula="of:=IF(EXACT([.I183];[.I184]);IF(EXACT([.J183];[.J184]);[.L183];CELL(&quot;Row&quot;;[.L184]));[.I184])" office:value-type="float" office:value="181">
              <text:p>181</text:p>
            </table:table-cell>
            <table:table-cell table:style-name="ce8" table:formula="of:=IF(AND([.$A184]&lt;=[.N$1];[.$A183]&gt;[.$A184]);0;IF(EXACT([.$A184];[.N$1]+1);[.M183]+1;[.M183]))" office:value-type="float" office:value="0">
              <text:p>0</text:p>
            </table:table-cell>
            <table:table-cell table:style-name="ce8" table:formula="of:=['Code format'.$C$5]&amp;TEXT([.M184];['Code format'.$B$5])&amp;['Code format'.$D$5]" office:value-type="string" office:string-value="0">
              <text:p>0</text:p>
            </table:table-cell>
            <table:table-cell table:style-name="ce8" table:formula="of:=IF(EXACT([.L183];[.L184]);IF(EXACT([.M183];[.M184]);[.O183];CELL(&quot;Row&quot;;[.O184]));[.L184])" office:value-type="float" office:value="181">
              <text:p>181</text:p>
            </table:table-cell>
            <table:table-cell table:style-name="ce8" table:formula="of:=IF(AND([.$A184]&lt;=[.Q$1];[.$A183]&gt;[.$A184]);0;IF(EXACT([.$A184];[.Q$1]+1);[.P183]+1;[.P183]))" office:value-type="float" office:value="0">
              <text:p>0</text:p>
            </table:table-cell>
            <table:table-cell table:style-name="ce8" table:formula="of:=['Code format'.$C$6]&amp;TEXT([.P184];['Code format'.$B$6])&amp;['Code format'.$D$6]" office:value-type="string" office:string-value="0">
              <text:p>0</text:p>
            </table:table-cell>
            <table:table-cell table:style-name="ce8" table:formula="of:=IF(EXACT([.O183];[.O184]);IF(EXACT([.P183];[.P184]);[.R183];CELL(&quot;Row&quot;;[.R184]));[.O184])" office:value-type="float" office:value="181">
              <text:p>181</text:p>
            </table:table-cell>
            <table:table-cell table:style-name="ce8" table:formula="of:=IF(AND([.$A184]&lt;=[.T$1];[.$A183]&gt;[.$A184]);0;IF(EXACT([.$A184];[.T$1]+1);[.S183]+1;[.S183]))" office:value-type="float" office:value="3">
              <text:p>3</text:p>
            </table:table-cell>
            <table:table-cell table:style-name="ce8" table:formula="of:=['Code format'.$C$7]&amp;TEXT([.S184];['Code format'.$B$7])&amp;['Code format'.$D$7]" office:value-type="string" office:string-value="3">
              <text:p>3</text:p>
            </table:table-cell>
            <table:table-cell table:style-name="ce8" table:formula="of:=IF(EXACT([.R183];[.R184]);IF(EXACT([.S183];[.S184]);[.U183];CELL(&quot;Row&quot;;[.U184]));[.R184])" office:value-type="float" office:value="184">
              <text:p>184</text:p>
            </table:table-cell>
            <table:table-cell table:style-name="Nivel7" table:formula="of:=CONCATENATE([.E184];[.H184];[.K184];[.N184];[.Q184];[.T184])&amp;T(IF(EXACT([.$A184];1);ORG.OPENOFFICE.STYLE(&quot;Nivel1&quot;);IF(EXACT([.$A184];2);ORG.OPENOFFICE.STYLE(&quot;Nivel2&quot;);IF(EXACT([.$A184];2);ORG.OPENOFFICE.STYLE(&quot;Nivel2&quot;);IF(EXACT([.$A184];3);ORG.OPENOFFICE.STYLE(&quot;Nivel3&quot;);IF(EXACT([.$A184];4);ORG.OPENOFFICE.STYLE(&quot;Nivel4&quot;);IF(EXACT([.$A184];5);ORG.OPENOFFICE.STYLE(&quot;Nivel5&quot;);IF(EXACT([.$A184];6);ORG.OPENOFFICE.STYLE(&quot;Nivel6&quot;);IF(EXACT([.$A184];7);ORG.OPENOFFICE.STYLE(&quot;Nivel7&quot;))))))))))" office:value-type="string" office:string-value="530003">
              <text:p>530003</text:p>
            </table:table-cell>
            <table:table-cell table:style-name="ce9" office:value-type="string">
              <text:p>Mul</text:p>
            </table:table-cell>
            <table:table-cell table:style-name="ce9" office:value-type="string">
              <text:p>Multas</text:p>
            </table:table-cell>
            <table:table-cell table:style-name="Nivel7" table:formula="of:=[.X184]&amp;T(IF(EXACT([.$A184];1);ORG.OPENOFFICE.STYLE(&quot;Nivel1&quot;);IF(EXACT([.$A184];2);ORG.OPENOFFICE.STYLE(&quot;Nivel2&quot;);IF(EXACT([.$A184];2);ORG.OPENOFFICE.STYLE(&quot;Nivel2&quot;);IF(EXACT([.$A184];3);ORG.OPENOFFICE.STYLE(&quot;Nivel3&quot;);IF(EXACT([.$A184];4);ORG.OPENOFFICE.STYLE(&quot;Nivel4&quot;);IF(EXACT([.$A184];5);ORG.OPENOFFICE.STYLE(&quot;Nivel5&quot;);IF(EXACT([.$A184];6);ORG.OPENOFFICE.STYLE(&quot;Nivel6&quot;);IF(EXACT([.$A184];7);ORG.OPENOFFICE.STYLE(&quot;Nivel7&quot;))))))))))" office:value-type="string" office:string-value="Multas">
              <text:p>Multas</text:p>
            </table:table-cell>
            <table:table-cell table:style-name="Datos" table:formula="of:=IF(EXACT([.A184];1);&quot;&quot;;IF(EXACT([.A184];2);INDIRECT(CONCATENATE(&quot;V&quot;;[.C184]));IF(EXACT([.A184];3);INDIRECT(CONCATENATE(&quot;V&quot;;[.F184]));IF(EXACT([.A184];4);INDIRECT(CONCATENATE(&quot;V&quot;;[.I184]));IF(EXACT([.A184];5);INDIRECT(CONCATENATE(&quot;V&quot;;[.L184]));IF(EXACT([.A184];6);INDIRECT(CONCATENATE(&quot;V&quot;;[.O184]));IF(EXACT([.A184];7);INDIRECT(CONCATENATE(&quot;V&quot;;[.R184])))))))))" office:value-type="string" office:string-value="530000">
              <text:p>5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84];7));NOT(EXACT([.AB184];&quot;view&quot;)));AND(EXACT([.A184];7);EXACT([.AB184];&quot;view&quot;))))" office:value-type="float" office:value="1">
              <text:p>1</text:p>
            </table:table-cell>
            <table:table-cell table:style-name="Datos" table:formula="of:=VLOOKUP([.AB184];['account.type'.$A$2:.$I$12];8)" office:value-type="string" office:string-value="other">
              <text:p>other</text:p>
            </table:table-cell>
            <table:table-cell table:style-name="Datos" table:formula="of:=VLOOKUP([.AB184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84];1);CHAR(9)&amp;CHAR(9)&amp;&quot;&lt;record id=&quot;&quot;account_account_template_&quot;&amp;SUBSTITUTE([.AG$1]&amp;[.$V184];&quot;-&quot;;&quot;_&quot;)&amp;&quot;&quot;&quot; model=&quot;&quot;account.account.template&quot;&quot;&gt;&quot;&amp;CHAR(13)&amp;CHAR(9)&amp;CHAR(9)&amp;CHAR(9)&amp;&quot;&lt;field name=&quot;&quot;code&quot;&quot;&gt;&quot;&amp;[.AG$1]&amp;[.$V184]&amp;&quot;&lt;/field&gt;&quot;&amp;CHAR(13)&amp;CHAR(9)&amp;CHAR(9)&amp;CHAR(9)&amp;&quot;&lt;field name=&quot;&quot;name&quot;&quot;&gt;&quot;&amp;[.AG$1]&amp;[.$Y184]&amp;&quot;&lt;/field&gt;&quot;&amp;CHAR(13)&amp;CHAR(9)&amp;CHAR(9)&amp;CHAR(9)&amp;&quot;&lt;field name=&quot;&quot;shortcut&quot;&quot;&gt;&quot;&amp;IF(EXACT([.$W184];&quot;&quot;);&quot;&quot;;[.AG$1]&amp;[.$W184])&amp;&quot;&lt;/field&gt;&quot;&amp;CHAR(13)&amp;CHAR(9)&amp;CHAR(9)&amp;CHAR(9)&amp;&quot;&lt;field name=&quot;&quot;parent_id&quot;&quot; ref=&quot;&quot;&quot;&amp;IF(EXACT([.$Z184];&quot;&quot;);&quot;&quot;;[.AG$1]&amp;[.$Z184])&amp;&quot;&quot;&quot;/&gt;&quot;&amp;CHAR(13)&amp;CHAR(9)&amp;CHAR(9)&amp;CHAR(9)&amp;&quot;&lt;field name=&quot;&quot;user_type&quot;&quot; ref=&quot;&quot;account_account_type_&quot;&amp;[.$AB184]&amp;&quot;&quot;&quot;/&gt;&quot;&amp;CHAR(13)&amp;CHAR(9)&amp;CHAR(9)&amp;CHAR(9)&amp;&quot;&lt;field name=&quot;&quot;currency_id&quot;&quot; ref=&quot;&quot;&quot;&amp;[.AA184]&amp;&quot;&quot;&quot;/&gt;&quot;&amp;CHAR(13)&amp;CHAR(9)&amp;CHAR(9)&amp;CHAR(9)&amp;&quot;&lt;field name=&quot;&quot;type&quot;&quot;&gt;&quot;&amp;[.$AD184]&amp;&quot;&lt;/field&gt;&quot;&amp;CHAR(13)&amp;CHAR(9)&amp;CHAR(9)&amp;CHAR(9)&amp;&quot;&lt;field name=&quot;&quot;reconcile&quot;&quot; eval=&quot;&quot;&quot;&amp;[.$AE184]&amp;&quot;&quot;&quot;/&gt;&quot;&amp;IF(EXACT([.$AF184];&quot;&quot;);&quot;&quot;;CHAR(13)&amp;CHAR(9)&amp;CHAR(9)&amp;CHAR(9)&amp;&quot;&lt;field name=&quot;&quot;tax_ids&quot;&quot;&gt;&quot;&amp;SUBSTITUTE([.$AF18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30003&quot; model=&quot;account.account.template&quot;&gt;&#13;&#9;&#9;&#9;&lt;field name=&quot;code&quot;&gt;0-530003&lt;/field&gt;&#13;&#9;&#9;&#9;&lt;field name=&quot;name&quot;&gt;0-Multas&lt;/field&gt;&#13;&#9;&#9;&#9;&lt;field name=&quot;shortcut&quot;&gt;0-Mul&lt;/field&gt;&#13;&#9;&#9;&#9;&lt;field name=&quot;parent_id&quot; ref=&quot;0-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30003" model="account.account.template"&gt;<text:tab/><text:tab/><text:tab/>&lt;field name="code"&gt;0-530003&lt;/field&gt;<text:tab/><text:tab/><text:tab/>&lt;field name="name"&gt;0-Multas&lt;/field&gt;<text:tab/><text:tab/><text:tab/>&lt;field name="shortcut"&gt;0-Mul&lt;/field&gt;<text:tab/><text:tab/><text:tab/>&lt;field name="parent_id" ref="0-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84];1);CHAR(9)&amp;CHAR(9)&amp;&quot;&lt;record id=&quot;&quot;account_account_template_&quot;&amp;SUBSTITUTE([.AH$1]&amp;[.$V184];&quot;-&quot;;&quot;_&quot;)&amp;&quot;&quot;&quot; model=&quot;&quot;account.account.template&quot;&quot;&gt;&quot;&amp;CHAR(13)&amp;CHAR(9)&amp;CHAR(9)&amp;CHAR(9)&amp;&quot;&lt;field name=&quot;&quot;code&quot;&quot;&gt;&quot;&amp;[.AH$1]&amp;[.$V184]&amp;&quot;&lt;/field&gt;&quot;&amp;CHAR(13)&amp;CHAR(9)&amp;CHAR(9)&amp;CHAR(9)&amp;&quot;&lt;field name=&quot;&quot;name&quot;&quot;&gt;&quot;&amp;[.AH$1]&amp;[.$Y184]&amp;&quot;&lt;/field&gt;&quot;&amp;CHAR(13)&amp;CHAR(9)&amp;CHAR(9)&amp;CHAR(9)&amp;&quot;&lt;field name=&quot;&quot;shortcut&quot;&quot;&gt;&quot;&amp;IF(EXACT([.$W184];&quot;&quot;);&quot;&quot;;[.AH$1]&amp;[.$W184])&amp;&quot;&lt;/field&gt;&quot;&amp;CHAR(13)&amp;CHAR(9)&amp;CHAR(9)&amp;CHAR(9)&amp;&quot;&lt;field name=&quot;&quot;parent_id&quot;&quot; ref=&quot;&quot;&quot;&amp;IF(EXACT([.$Z184];&quot;&quot;);&quot;&quot;;[.AH$1]&amp;[.$Z184])&amp;&quot;&quot;&quot;/&gt;&quot;&amp;CHAR(13)&amp;CHAR(9)&amp;CHAR(9)&amp;CHAR(9)&amp;&quot;&lt;field name=&quot;&quot;user_type&quot;&quot; ref=&quot;&quot;account_account_type_&quot;&amp;[.$AB184]&amp;&quot;&quot;&quot;/&gt;&quot;&amp;CHAR(13)&amp;CHAR(9)&amp;CHAR(9)&amp;CHAR(9)&amp;&quot;&lt;field name=&quot;&quot;currency_id&quot;&quot; ref=&quot;&quot;&quot;&amp;[.AB184]&amp;&quot;&quot;&quot;/&gt;&quot;&amp;CHAR(13)&amp;CHAR(9)&amp;CHAR(9)&amp;CHAR(9)&amp;&quot;&lt;field name=&quot;&quot;type&quot;&quot;&gt;&quot;&amp;[.$AD184]&amp;&quot;&lt;/field&gt;&quot;&amp;CHAR(13)&amp;CHAR(9)&amp;CHAR(9)&amp;CHAR(9)&amp;&quot;&lt;field name=&quot;&quot;reconcile&quot;&quot; eval=&quot;&quot;&quot;&amp;[.$AE184]&amp;&quot;&quot;&quot;/&gt;&quot;&amp;IF(EXACT([.$AF184];&quot;&quot;);&quot;&quot;;CHAR(13)&amp;CHAR(9)&amp;CHAR(9)&amp;CHAR(9)&amp;&quot;&lt;field name=&quot;&quot;tax_ids&quot;&quot;&gt;&quot;&amp;SUBSTITUTE([.$AF184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30003&quot; model=&quot;account.account.template&quot;&gt;&#13;&#9;&#9;&#9;&lt;field name=&quot;code&quot;&gt;1-530003&lt;/field&gt;&#13;&#9;&#9;&#9;&lt;field name=&quot;name&quot;&gt;1-Multas&lt;/field&gt;&#13;&#9;&#9;&#9;&lt;field name=&quot;shortcut&quot;&gt;1-Mul&lt;/field&gt;&#13;&#9;&#9;&#9;&lt;field name=&quot;parent_id&quot; ref=&quot;1-5300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30003" model="account.account.template"&gt;<text:tab/><text:tab/><text:tab/>&lt;field name="code"&gt;1-530003&lt;/field&gt;<text:tab/><text:tab/><text:tab/>&lt;field name="name"&gt;1-Multas&lt;/field&gt;<text:tab/><text:tab/><text:tab/>&lt;field name="shortcut"&gt;1-Mul&lt;/field&gt;<text:tab/><text:tab/><text:tab/>&lt;field name="parent_id" ref="1-5300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  <table:table-row table:style-name="ro2" table:visibility="collapse">
            <table:table-cell table:style-name="ce5" office:value-type="float" office:value="7">
              <text:p>7</text:p>
            </table:table-cell>
            <table:table-cell table:style-name="ce6" table:formula="of:=NOT(AND(OR([.A184]&gt;[.A185];[.A184]=[.A185]);[.A184]&lt;&gt;7))" office:value-type="float" office:value="1">
              <text:p>1</text:p>
            </table:table-cell>
            <table:table-cell table:style-name="ce8" table:formula="of:=IF(EXACT([.A185];1);CELL(&quot;Row&quot;;[.C185]);[.C184])" office:value-type="float" office:value="2">
              <text:p>2</text:p>
            </table:table-cell>
            <table:table-cell table:style-name="ce8" table:formula="of:=IF(EXACT([.$A185];1);0;IF(EXACT([.$A185];2);[.D184]+1;[.D184]))" office:value-type="float" office:value="5">
              <text:p>5</text:p>
            </table:table-cell>
            <table:table-cell table:style-name="ce8" table:formula="of:=['Code format'.$C$2]&amp;TEXT([.D185];['Code format'.$B$2])&amp;['Code format'.$D$2]" office:value-type="string" office:string-value="5">
              <text:p>5</text:p>
            </table:table-cell>
            <table:table-cell table:style-name="ce8" table:formula="of:=IF(EXACT([.C184];[.C185]);IF(EXACT([.D184];[.D185]);[.F184];CELL(&quot;Row&quot;;[.F185]));[.C185])" office:value-type="float" office:value="129">
              <text:p>129</text:p>
            </table:table-cell>
            <table:table-cell table:style-name="ce8" table:formula="of:=IF(AND([.$A185]&lt;=[.H$1];[.$A184]&gt;[.$A185]);0;IF(EXACT([.$A185];[.H$1]+1);[.G184]+1;[.G184]))" office:value-type="float" office:value="3">
              <text:p>3</text:p>
            </table:table-cell>
            <table:table-cell table:style-name="ce8" table:formula="of:=['Code format'.$C$3]&amp;TEXT([.G185];['Code format'.$B$3])&amp;['Code format'.$D$3]" office:value-type="string" office:string-value="3">
              <text:p>3</text:p>
            </table:table-cell>
            <table:table-cell table:style-name="ce8" table:formula="of:=IF(EXACT([.F184];[.F185]);IF(EXACT([.G184];[.G185]);[.I184];CELL(&quot;Row&quot;;[.I185]));[.F185])" office:value-type="float" office:value="181">
              <text:p>181</text:p>
            </table:table-cell>
            <table:table-cell table:style-name="ce8" table:formula="of:=IF(AND([.$A185]&lt;=[.K$1];[.$A184]&gt;[.$A185]);0;IF(EXACT([.$A185];[.K$1]+1);[.J184]+1;[.J184]))" office:value-type="float" office:value="0">
              <text:p>0</text:p>
            </table:table-cell>
            <table:table-cell table:style-name="ce8" table:formula="of:=['Code format'.$C$4]&amp;TEXT([.J185];['Code format'.$B$4])&amp;['Code format'.$D$4]" office:value-type="string" office:string-value="0">
              <text:p>0</text:p>
            </table:table-cell>
            <table:table-cell table:style-name="ce8" table:formula="of:=IF(EXACT([.I184];[.I185]);IF(EXACT([.J184];[.J185]);[.L184];CELL(&quot;Row&quot;;[.L185]));[.I185])" office:value-type="float" office:value="181">
              <text:p>181</text:p>
            </table:table-cell>
            <table:table-cell table:style-name="ce8" table:formula="of:=IF(AND([.$A185]&lt;=[.N$1];[.$A184]&gt;[.$A185]);0;IF(EXACT([.$A185];[.N$1]+1);[.M184]+1;[.M184]))" office:value-type="float" office:value="0">
              <text:p>0</text:p>
            </table:table-cell>
            <table:table-cell table:style-name="ce8" table:formula="of:=['Code format'.$C$5]&amp;TEXT([.M185];['Code format'.$B$5])&amp;['Code format'.$D$5]" office:value-type="string" office:string-value="0">
              <text:p>0</text:p>
            </table:table-cell>
            <table:table-cell table:style-name="ce8" table:formula="of:=IF(EXACT([.L184];[.L185]);IF(EXACT([.M184];[.M185]);[.O184];CELL(&quot;Row&quot;;[.O185]));[.L185])" office:value-type="float" office:value="181">
              <text:p>181</text:p>
            </table:table-cell>
            <table:table-cell table:style-name="ce8" table:formula="of:=IF(AND([.$A185]&lt;=[.Q$1];[.$A184]&gt;[.$A185]);0;IF(EXACT([.$A185];[.Q$1]+1);[.P184]+1;[.P184]))" office:value-type="float" office:value="0">
              <text:p>0</text:p>
            </table:table-cell>
            <table:table-cell table:style-name="ce8" table:formula="of:=['Code format'.$C$6]&amp;TEXT([.P185];['Code format'.$B$6])&amp;['Code format'.$D$6]" office:value-type="string" office:string-value="0">
              <text:p>0</text:p>
            </table:table-cell>
            <table:table-cell table:style-name="ce8" table:formula="of:=IF(EXACT([.O184];[.O185]);IF(EXACT([.P184];[.P185]);[.R184];CELL(&quot;Row&quot;;[.R185]));[.O185])" office:value-type="float" office:value="181">
              <text:p>181</text:p>
            </table:table-cell>
            <table:table-cell table:style-name="ce8" table:formula="of:=IF(AND([.$A185]&lt;=[.T$1];[.$A184]&gt;[.$A185]);0;IF(EXACT([.$A185];[.T$1]+1);[.S184]+1;[.S184]))" office:value-type="float" office:value="4">
              <text:p>4</text:p>
            </table:table-cell>
            <table:table-cell table:style-name="ce8" table:formula="of:=['Code format'.$C$7]&amp;TEXT([.S185];['Code format'.$B$7])&amp;['Code format'.$D$7]" office:value-type="string" office:string-value="4">
              <text:p>4</text:p>
            </table:table-cell>
            <table:table-cell table:style-name="ce8" table:formula="of:=IF(EXACT([.R184];[.R185]);IF(EXACT([.S184];[.S185]);[.U184];CELL(&quot;Row&quot;;[.U185]));[.R185])" office:value-type="float" office:value="185">
              <text:p>185</text:p>
            </table:table-cell>
            <table:table-cell table:style-name="Nivel7" table:formula="of:=CONCATENATE([.E185];[.H185];[.K185];[.N185];[.Q185];[.T185])&amp;T(IF(EXACT([.$A185];1);ORG.OPENOFFICE.STYLE(&quot;Nivel1&quot;);IF(EXACT([.$A185];2);ORG.OPENOFFICE.STYLE(&quot;Nivel2&quot;);IF(EXACT([.$A185];2);ORG.OPENOFFICE.STYLE(&quot;Nivel2&quot;);IF(EXACT([.$A185];3);ORG.OPENOFFICE.STYLE(&quot;Nivel3&quot;);IF(EXACT([.$A185];4);ORG.OPENOFFICE.STYLE(&quot;Nivel4&quot;);IF(EXACT([.$A185];5);ORG.OPENOFFICE.STYLE(&quot;Nivel5&quot;);IF(EXACT([.$A185];6);ORG.OPENOFFICE.STYLE(&quot;Nivel6&quot;);IF(EXACT([.$A185];7);ORG.OPENOFFICE.STYLE(&quot;Nivel7&quot;))))))))))" office:value-type="string" office:string-value="530004">
              <text:p>530004</text:p>
            </table:table-cell>
            <table:table-cell table:style-name="ce9" office:value-type="string">
              <text:p>Dif.Cam</text:p>
            </table:table-cell>
            <table:table-cell table:style-name="ce9" office:value-type="string">
              <text:p>Diferencial cambiario</text:p>
            </table:table-cell>
            <table:table-cell table:style-name="Nivel7" table:formula="of:=[.X185]&amp;T(IF(EXACT([.$A185];1);ORG.OPENOFFICE.STYLE(&quot;Nivel1&quot;);IF(EXACT([.$A185];2);ORG.OPENOFFICE.STYLE(&quot;Nivel2&quot;);IF(EXACT([.$A185];2);ORG.OPENOFFICE.STYLE(&quot;Nivel2&quot;);IF(EXACT([.$A185];3);ORG.OPENOFFICE.STYLE(&quot;Nivel3&quot;);IF(EXACT([.$A185];4);ORG.OPENOFFICE.STYLE(&quot;Nivel4&quot;);IF(EXACT([.$A185];5);ORG.OPENOFFICE.STYLE(&quot;Nivel5&quot;);IF(EXACT([.$A185];6);ORG.OPENOFFICE.STYLE(&quot;Nivel6&quot;);IF(EXACT([.$A185];7);ORG.OPENOFFICE.STYLE(&quot;Nivel7&quot;))))))))))" office:value-type="string" office:string-value="Diferencial cambiario">
              <text:p>Diferencial cambiario</text:p>
            </table:table-cell>
            <table:table-cell table:style-name="Datos" table:formula="of:=IF(EXACT([.A185];1);&quot;&quot;;IF(EXACT([.A185];2);INDIRECT(CONCATENATE(&quot;V&quot;;[.C185]));IF(EXACT([.A185];3);INDIRECT(CONCATENATE(&quot;V&quot;;[.F185]));IF(EXACT([.A185];4);INDIRECT(CONCATENATE(&quot;V&quot;;[.I185]));IF(EXACT([.A185];5);INDIRECT(CONCATENATE(&quot;V&quot;;[.L185]));IF(EXACT([.A185];6);INDIRECT(CONCATENATE(&quot;V&quot;;[.O185]));IF(EXACT([.A185];7);INDIRECT(CONCATENATE(&quot;V&quot;;[.R185])))))))))" office:value-type="string" office:string-value="530000">
              <text:p>530000</text:p>
            </table:table-cell>
            <table:table-cell table:style-name="ce9" office:value-type="string">
              <text:p>l10n_cr_base.CRC</text:p>
            </table:table-cell>
            <table:table-cell table:style-name="ce9" office:value-type="string">
              <text:p>expense</text:p>
            </table:table-cell>
            <table:table-cell table:style-name="ce6" table:formula="of:=NOT(OR(AND(NOT(EXACT([.A185];7));NOT(EXACT([.AB185];&quot;view&quot;)));AND(EXACT([.A185];7);EXACT([.AB185];&quot;view&quot;))))" office:value-type="float" office:value="1">
              <text:p>1</text:p>
            </table:table-cell>
            <table:table-cell table:style-name="Datos" table:formula="of:=VLOOKUP([.AB185];['account.type'.$A$2:.$I$12];8)" office:value-type="string" office:string-value="other">
              <text:p>other</text:p>
            </table:table-cell>
            <table:table-cell table:style-name="Datos" table:formula="of:=VLOOKUP([.AB185];['account.type'.$A$2:.$I$12];7)" office:value-type="string" office:string-value="none">
              <text:p>none</text:p>
            </table:table-cell>
            <table:table-cell table:style-name="ce9"/>
            <table:table-cell table:style-name="ce5" office:value-type="float" office:value="1">
              <text:p>1</text:p>
            </table:table-cell>
            <table:table-cell table:style-name="ce5" office:value-type="float" office:value="1">
              <text:p>1</text:p>
            </table:table-cell>
            <table:table-cell table:formula="of:=IF(EXACT([.AG185];1);CHAR(9)&amp;CHAR(9)&amp;&quot;&lt;record id=&quot;&quot;account_account_template_&quot;&amp;SUBSTITUTE([.AG$1]&amp;[.$V185];&quot;-&quot;;&quot;_&quot;)&amp;&quot;&quot;&quot; model=&quot;&quot;account.account.template&quot;&quot;&gt;&quot;&amp;CHAR(13)&amp;CHAR(9)&amp;CHAR(9)&amp;CHAR(9)&amp;&quot;&lt;field name=&quot;&quot;code&quot;&quot;&gt;&quot;&amp;[.AG$1]&amp;[.$V185]&amp;&quot;&lt;/field&gt;&quot;&amp;CHAR(13)&amp;CHAR(9)&amp;CHAR(9)&amp;CHAR(9)&amp;&quot;&lt;field name=&quot;&quot;name&quot;&quot;&gt;&quot;&amp;[.AG$1]&amp;[.$Y185]&amp;&quot;&lt;/field&gt;&quot;&amp;CHAR(13)&amp;CHAR(9)&amp;CHAR(9)&amp;CHAR(9)&amp;&quot;&lt;field name=&quot;&quot;shortcut&quot;&quot;&gt;&quot;&amp;IF(EXACT([.$W185];&quot;&quot;);&quot;&quot;;[.AG$1]&amp;[.$W185])&amp;&quot;&lt;/field&gt;&quot;&amp;CHAR(13)&amp;CHAR(9)&amp;CHAR(9)&amp;CHAR(9)&amp;&quot;&lt;field name=&quot;&quot;parent_id&quot;&quot; ref=&quot;&quot;&quot;&amp;IF(EXACT([.$Z185];&quot;&quot;);&quot;&quot;;[.AG$1]&amp;[.$Z185])&amp;&quot;&quot;&quot;/&gt;&quot;&amp;CHAR(13)&amp;CHAR(9)&amp;CHAR(9)&amp;CHAR(9)&amp;&quot;&lt;field name=&quot;&quot;user_type&quot;&quot; ref=&quot;&quot;account_account_type_&quot;&amp;[.$AB185]&amp;&quot;&quot;&quot;/&gt;&quot;&amp;CHAR(13)&amp;CHAR(9)&amp;CHAR(9)&amp;CHAR(9)&amp;&quot;&lt;field name=&quot;&quot;currency_id&quot;&quot; ref=&quot;&quot;&quot;&amp;[.AA185]&amp;&quot;&quot;&quot;/&gt;&quot;&amp;CHAR(13)&amp;CHAR(9)&amp;CHAR(9)&amp;CHAR(9)&amp;&quot;&lt;field name=&quot;&quot;type&quot;&quot;&gt;&quot;&amp;[.$AD185]&amp;&quot;&lt;/field&gt;&quot;&amp;CHAR(13)&amp;CHAR(9)&amp;CHAR(9)&amp;CHAR(9)&amp;&quot;&lt;field name=&quot;&quot;reconcile&quot;&quot; eval=&quot;&quot;&quot;&amp;[.$AE185]&amp;&quot;&quot;&quot;/&gt;&quot;&amp;IF(EXACT([.$AF185];&quot;&quot;);&quot;&quot;;CHAR(13)&amp;CHAR(9)&amp;CHAR(9)&amp;CHAR(9)&amp;&quot;&lt;field name=&quot;&quot;tax_ids&quot;&quot;&gt;&quot;&amp;SUBSTITUTE([.$AF18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0_530004&quot; model=&quot;account.account.template&quot;&gt;&#13;&#9;&#9;&#9;&lt;field name=&quot;code&quot;&gt;0-530004&lt;/field&gt;&#13;&#9;&#9;&#9;&lt;field name=&quot;name&quot;&gt;0-Diferencial cambiario&lt;/field&gt;&#13;&#9;&#9;&#9;&lt;field name=&quot;shortcut&quot;&gt;0-Dif.Cam&lt;/field&gt;&#13;&#9;&#9;&#9;&lt;field name=&quot;parent_id&quot; ref=&quot;0-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none&quot;/&gt;&#13;&#9;&#9;&lt;/record&gt;">
              <text:p><text:tab/><text:tab/>&lt;record id="account_account_template_0_530004" model="account.account.template"&gt;<text:tab/><text:tab/><text:tab/>&lt;field name="code"&gt;0-530004&lt;/field&gt;<text:tab/><text:tab/><text:tab/>&lt;field name="name"&gt;0-Diferencial cambiario&lt;/field&gt;<text:tab/><text:tab/><text:tab/>&lt;field name="shortcut"&gt;0-Dif.Cam&lt;/field&gt;<text:tab/><text:tab/><text:tab/>&lt;field name="parent_id" ref="0-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none"/&gt;<text:tab/><text:tab/>&lt;/record&gt;</text:p>
            </table:table-cell>
            <table:table-cell table:formula="of:=IF(EXACT([.AH185];1);CHAR(9)&amp;CHAR(9)&amp;&quot;&lt;record id=&quot;&quot;account_account_template_&quot;&amp;SUBSTITUTE([.AH$1]&amp;[.$V185];&quot;-&quot;;&quot;_&quot;)&amp;&quot;&quot;&quot; model=&quot;&quot;account.account.template&quot;&quot;&gt;&quot;&amp;CHAR(13)&amp;CHAR(9)&amp;CHAR(9)&amp;CHAR(9)&amp;&quot;&lt;field name=&quot;&quot;code&quot;&quot;&gt;&quot;&amp;[.AH$1]&amp;[.$V185]&amp;&quot;&lt;/field&gt;&quot;&amp;CHAR(13)&amp;CHAR(9)&amp;CHAR(9)&amp;CHAR(9)&amp;&quot;&lt;field name=&quot;&quot;name&quot;&quot;&gt;&quot;&amp;[.AH$1]&amp;[.$Y185]&amp;&quot;&lt;/field&gt;&quot;&amp;CHAR(13)&amp;CHAR(9)&amp;CHAR(9)&amp;CHAR(9)&amp;&quot;&lt;field name=&quot;&quot;shortcut&quot;&quot;&gt;&quot;&amp;IF(EXACT([.$W185];&quot;&quot;);&quot;&quot;;[.AH$1]&amp;[.$W185])&amp;&quot;&lt;/field&gt;&quot;&amp;CHAR(13)&amp;CHAR(9)&amp;CHAR(9)&amp;CHAR(9)&amp;&quot;&lt;field name=&quot;&quot;parent_id&quot;&quot; ref=&quot;&quot;&quot;&amp;IF(EXACT([.$Z185];&quot;&quot;);&quot;&quot;;[.AH$1]&amp;[.$Z185])&amp;&quot;&quot;&quot;/&gt;&quot;&amp;CHAR(13)&amp;CHAR(9)&amp;CHAR(9)&amp;CHAR(9)&amp;&quot;&lt;field name=&quot;&quot;user_type&quot;&quot; ref=&quot;&quot;account_account_type_&quot;&amp;[.$AB185]&amp;&quot;&quot;&quot;/&gt;&quot;&amp;CHAR(13)&amp;CHAR(9)&amp;CHAR(9)&amp;CHAR(9)&amp;&quot;&lt;field name=&quot;&quot;currency_id&quot;&quot; ref=&quot;&quot;&quot;&amp;[.AB185]&amp;&quot;&quot;&quot;/&gt;&quot;&amp;CHAR(13)&amp;CHAR(9)&amp;CHAR(9)&amp;CHAR(9)&amp;&quot;&lt;field name=&quot;&quot;type&quot;&quot;&gt;&quot;&amp;[.$AD185]&amp;&quot;&lt;/field&gt;&quot;&amp;CHAR(13)&amp;CHAR(9)&amp;CHAR(9)&amp;CHAR(9)&amp;&quot;&lt;field name=&quot;&quot;reconcile&quot;&quot; eval=&quot;&quot;&quot;&amp;[.$AE185]&amp;&quot;&quot;&quot;/&gt;&quot;&amp;IF(EXACT([.$AF185];&quot;&quot;);&quot;&quot;;CHAR(13)&amp;CHAR(9)&amp;CHAR(9)&amp;CHAR(9)&amp;&quot;&lt;field name=&quot;&quot;tax_ids&quot;&quot;&gt;&quot;&amp;SUBSTITUTE([.$AF185];&quot;,&quot;;&quot;&lt;/field&gt;&quot;&amp;CHAR(13)&amp;CHAR(9)&amp;CHAR(9)&amp;CHAR(9)&amp;&quot;&lt;field name=&quot;&quot;tax_ids&quot;&quot;&gt;&quot;)&amp;&quot;&lt;/field&gt;&quot;)&amp;CHAR(13)&amp;CHAR(9)&amp;CHAR(9)&amp;&quot;&lt;/record&gt;&quot;;&quot;&quot;)" office:value-type="string" office:string-value="&#9;&#9;&lt;record id=&quot;account_account_template_1_530004&quot; model=&quot;account.account.template&quot;&gt;&#13;&#9;&#9;&#9;&lt;field name=&quot;code&quot;&gt;1-530004&lt;/field&gt;&#13;&#9;&#9;&#9;&lt;field name=&quot;name&quot;&gt;1-Diferencial cambiario&lt;/field&gt;&#13;&#9;&#9;&#9;&lt;field name=&quot;shortcut&quot;&gt;1-Dif.Cam&lt;/field&gt;&#13;&#9;&#9;&#9;&lt;field name=&quot;parent_id&quot; ref=&quot;1-530000&quot;/&gt;&#13;&#9;&#9;&#9;&lt;field name=&quot;user_type&quot; ref=&quot;account_account_type_expense&quot;/&gt;&#13;&#9;&#9;&#9;&lt;field name=&quot;currency_id&quot; ref=&quot;expense&quot;/&gt;&#13;&#9;&#9;&#9;&lt;field name=&quot;type&quot;&gt;other&lt;/field&gt;&#13;&#9;&#9;&#9;&lt;field name=&quot;reconcile&quot; eval=&quot;none&quot;/&gt;&#13;&#9;&#9;&lt;/record&gt;">
              <text:p><text:tab/><text:tab/>&lt;record id="account_account_template_1_530004" model="account.account.template"&gt;<text:tab/><text:tab/><text:tab/>&lt;field name="code"&gt;1-530004&lt;/field&gt;<text:tab/><text:tab/><text:tab/>&lt;field name="name"&gt;1-Diferencial cambiario&lt;/field&gt;<text:tab/><text:tab/><text:tab/>&lt;field name="shortcut"&gt;1-Dif.Cam&lt;/field&gt;<text:tab/><text:tab/><text:tab/>&lt;field name="parent_id" ref="1-530000"/&gt;<text:tab/><text:tab/><text:tab/>&lt;field name="user_type" ref="account_account_type_expense"/&gt;<text:tab/><text:tab/><text:tab/>&lt;field name="currency_id" ref="expense"/&gt;<text:tab/><text:tab/><text:tab/>&lt;field name="type"&gt;other&lt;/field&gt;<text:tab/><text:tab/><text:tab/>&lt;field name="reconcile" eval="none"/&gt;<text:tab/><text:tab/>&lt;/record&gt;</text:p>
            </table:table-cell>
          </table:table-row>
        </table:table-row-group>
        <table:table-row table:style-name="ro3">
          <table:table-cell table:number-columns-repeated="35"/>
          <table:table-cell table:style-name="ce4" table:formula="of:=CHAR(9)&amp;&quot;&lt;/data&gt;&quot;&amp;CHAR(13)&amp;&quot;&lt;/openerp&gt;&quot;" office:value-type="string" office:string-value="&#9;&lt;/data&gt;&#13;&lt;/openerp&gt;">
            <text:p><text:tab/>&lt;/data&gt;&lt;/openerp&gt;</text:p>
          </table:table-cell>
        </table:table-row>
        <table:table-row table:style-name="ro3" table:number-rows-repeated="1048389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account.tax.code.template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Heading1" office:value-type="string">
            <text:p>Cod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Info</text:p>
          </table:table-cell>
          <table:table-cell table:style-name="Heading1" office:value-type="string">
            <text:p>Sign</text:p>
          </table:table-cell>
          <table:table-cell table:style-name="Heading1" office:value-type="string">
            <text:p>Parent_id</text:p>
          </table:table-cell>
          <table:table-cell table:style-name="Heading1" office:value-type="string">
            <text:p>notprintable</text:p>
          </table:table-cell>
          <table:table-cell table:style-name="ce4" table:formula="of:=&quot;&lt;?xml version=&quot;&quot;1.0&quot;&quot; encoding=&quot;&quot;utf-8&quot;&quot;?&gt;&quot;&amp;CHAR(13)&amp;&quot;&lt;openerp&gt;&quot;&amp;CHAR(13)&amp;CHAR(9)&amp;&quot;&lt;data noupdate=&quot;&quot;0&quot;&quot;&gt;&quot;&amp;CHAR(13)&amp;CHAR(9)&amp;CHAR(9)&amp;&quot;&lt;!--&quot;&amp;CHAR(13)&amp;CHAR(9)&amp;CHAR(9)&amp;&quot;Resource: account.tax.code.template&quot;&amp;CHAR(13)&amp;CHAR(9)&amp;CHAR(9)&amp;&quot;Account tax code templates for Costa Rica&quot;&amp;CHAR(13)&amp;CHAR(9)&amp;CHAR(9)&amp;&quot;--&gt;&quot;" office:value-type="string" office:string-value="&lt;?xml version=&quot;1.0&quot; encoding=&quot;utf-8&quot;?&gt;&#13;&lt;openerp&gt;&#13;&#9;&lt;data noupdate=&quot;0&quot;&gt;&#13;&#9;&#9;&lt;!--&#13;&#9;&#9;Resource: account.tax.code.template&#13;&#9;&#9;Account tax code templates for Costa Rica&#13;&#9;&#9;--&gt;">
            <text:p>&lt;?xml version="1.0" encoding="utf-8"?&gt;&lt;openerp&gt;<text:tab/>&lt;data noupdate="0"&gt;<text:tab/><text:tab/>&lt;!--<text:tab/><text:tab/>Resource: account.tax.code.template<text:tab/><text:tab/>Account tax code templates for Costa Rica<text:tab/><text:tab/>--&gt;</text:p>
          </table:table-cell>
        </table:table-row>
        <table:table-row table:style-name="ro2">
          <table:table-cell table:style-name="Datos" office:value-type="string">
            <text:p>CR</text:p>
          </table:table-cell>
          <table:table-cell table:style-name="Datos" office:value-type="string">
            <text:p>Costa Rica</text:p>
          </table:table-cell>
          <table:table-cell table:style-name="Datos" office:value-type="string">
            <text:p>Costa Rica</text:p>
          </table:table-cell>
          <table:table-cell table:style-name="Datos" office:value-type="float" office:value="1">
            <text:p>1</text:p>
          </table:table-cell>
          <table:table-cell table:style-name="Datos"/>
          <table:table-cell table:style-name="ce2" office:value-type="string">
            <text:p>False</text:p>
          </table:table-cell>
          <table:table-cell table:style-name="ce4" table:formula="of:=CHAR(9)&amp;CHAR(9)&amp;&quot;&lt;record id=&quot;&quot;account_tax_code_template_&quot;&amp;[.A2]&amp;&quot;&quot;&quot; model=&quot;&quot;account.tax.code.template&quot;&quot;&gt;&quot;&amp;CHAR(13)&amp;CHAR(9)&amp;CHAR(9)&amp;CHAR(9)&amp;&quot;&lt;field name=&quot;&quot;code&quot;&quot;&gt;&quot;&amp;[.A2]&amp;&quot;&lt;/field&gt;&quot;&amp;CHAR(13)&amp;CHAR(9)&amp;CHAR(9)&amp;CHAR(9)&amp;&quot;&lt;field name=&quot;&quot;name&quot;&quot;&gt;&quot;&amp;[.B2]&amp;&quot;&lt;/field&gt;&quot;&amp;CHAR(13)&amp;CHAR(9)&amp;CHAR(9)&amp;CHAR(9)&amp;&quot;&lt;field name=&quot;&quot;info&quot;&quot;&gt;&quot;&amp;[.C2]&amp;&quot;&lt;/field&gt;&quot;&amp;CHAR(13)&amp;CHAR(9)&amp;CHAR(9)&amp;CHAR(9)&amp;&quot;&lt;field name=&quot;&quot;sign&quot;&quot; eval=&quot;&quot;&quot;&amp;[.D2]&amp;&quot;&quot;&quot;/&gt;&quot;&amp;CHAR(13)&amp;CHAR(9)&amp;CHAR(9)&amp;CHAR(9)&amp;&quot;&lt;field name=&quot;&quot;parent_id&quot;&quot; eval=&quot;&quot;account_tax_code_template_&quot;&amp;[.E2]&amp;&quot;&quot;&quot;/&gt;&quot;&amp;CHAR(13)&amp;CHAR(9)&amp;CHAR(9)&amp;CHAR(9)&amp;&quot;&lt;field name=&quot;&quot;notprintable&quot;&quot; eval=&quot;&quot;&quot;&amp;[.F2]&amp;&quot;&quot;&quot;/&gt;&quot;&amp;CHAR(13)&amp;CHAR(9)&amp;CHAR(9)&amp;&quot;&lt;/record&gt;&quot;" office:value-type="string" office:string-value="&#9;&#9;&lt;record id=&quot;account_tax_code_template_CR&quot; model=&quot;account.tax.code.template&quot;&gt;&#13;&#9;&#9;&#9;&lt;field name=&quot;code&quot;&gt;CR&lt;/field&gt;&#13;&#9;&#9;&#9;&lt;field name=&quot;name&quot;&gt;Costa Rica&lt;/field&gt;&#13;&#9;&#9;&#9;&lt;field name=&quot;info&quot;&gt;Costa Rica&lt;/field&gt;&#13;&#9;&#9;&#9;&lt;field name=&quot;sign&quot; eval=&quot;1&quot;/&gt;&#13;&#9;&#9;&#9;&lt;field name=&quot;parent_id&quot; eval=&quot;account_tax_code_template_&quot;/&gt;&#13;&#9;&#9;&#9;&lt;field name=&quot;notprintable&quot; eval=&quot;False&quot;/&gt;&#13;&#9;&#9;&lt;/record&gt;">
            <text:p><text:tab/><text:tab/>&lt;record id="account_tax_code_template_CR" model="account.tax.code.template"&gt;<text:tab/><text:tab/><text:tab/>&lt;field name="code"&gt;CR&lt;/field&gt;<text:tab/><text:tab/><text:tab/>&lt;field name="name"&gt;Costa Rica&lt;/field&gt;<text:tab/><text:tab/><text:tab/>&lt;field name="info"&gt;Costa Rica&lt;/field&gt;<text:tab/><text:tab/><text:tab/>&lt;field name="sign" eval="1"/&gt;<text:tab/><text:tab/><text:tab/>&lt;field name="parent_id" eval="account_tax_code_template_"/&gt;<text:tab/><text:tab/><text:tab/>&lt;field name="notprintable" eval="False"/&gt;<text:tab/><text:tab/>&lt;/record&gt;</text:p>
          </table:table-cell>
        </table:table-row>
        <table:table-row table:style-name="ro2">
          <table:table-cell table:style-name="Datos" office:value-type="string">
            <text:p>Tax</text:p>
          </table:table-cell>
          <table:table-cell table:style-name="Datos" office:value-type="string">
            <text:p>Taxes</text:p>
          </table:table-cell>
          <table:table-cell table:style-name="Datos" office:value-type="string">
            <text:p>Costa Rica Taxes</text:p>
          </table:table-cell>
          <table:table-cell table:style-name="Datos" office:value-type="float" office:value="1">
            <text:p>1</text:p>
          </table:table-cell>
          <table:table-cell table:style-name="Datos" office:value-type="string">
            <text:p>CR</text:p>
          </table:table-cell>
          <table:table-cell table:style-name="ce2" office:value-type="string">
            <text:p>False</text:p>
          </table:table-cell>
          <table:table-cell table:style-name="ce4" table:formula="of:=CHAR(9)&amp;CHAR(9)&amp;&quot;&lt;record id=&quot;&quot;account_tax_code_template_&quot;&amp;[.A3]&amp;&quot;&quot;&quot; model=&quot;&quot;account.tax.code.template&quot;&quot;&gt;&quot;&amp;CHAR(13)&amp;CHAR(9)&amp;CHAR(9)&amp;CHAR(9)&amp;&quot;&lt;field name=&quot;&quot;code&quot;&quot;&gt;&quot;&amp;[.A3]&amp;&quot;&lt;/field&gt;&quot;&amp;CHAR(13)&amp;CHAR(9)&amp;CHAR(9)&amp;CHAR(9)&amp;&quot;&lt;field name=&quot;&quot;name&quot;&quot;&gt;&quot;&amp;[.B3]&amp;&quot;&lt;/field&gt;&quot;&amp;CHAR(13)&amp;CHAR(9)&amp;CHAR(9)&amp;CHAR(9)&amp;&quot;&lt;field name=&quot;&quot;info&quot;&quot;&gt;&quot;&amp;[.C3]&amp;&quot;&lt;/field&gt;&quot;&amp;CHAR(13)&amp;CHAR(9)&amp;CHAR(9)&amp;CHAR(9)&amp;&quot;&lt;field name=&quot;&quot;sign&quot;&quot; eval=&quot;&quot;&quot;&amp;[.D3]&amp;&quot;&quot;&quot;/&gt;&quot;&amp;CHAR(13)&amp;CHAR(9)&amp;CHAR(9)&amp;CHAR(9)&amp;&quot;&lt;field name=&quot;&quot;parent_id&quot;&quot; eval=&quot;&quot;account_tax_code_template_&quot;&amp;[.E3]&amp;&quot;&quot;&quot;/&gt;&quot;&amp;CHAR(13)&amp;CHAR(9)&amp;CHAR(9)&amp;CHAR(9)&amp;&quot;&lt;field name=&quot;&quot;notprintable&quot;&quot; eval=&quot;&quot;&quot;&amp;[.F3]&amp;&quot;&quot;&quot;/&gt;&quot;&amp;CHAR(13)&amp;CHAR(9)&amp;CHAR(9)&amp;&quot;&lt;/record&gt;&quot;" office:value-type="string" office:string-value="&#9;&#9;&lt;record id=&quot;account_tax_code_template_Tax&quot; model=&quot;account.tax.code.template&quot;&gt;&#13;&#9;&#9;&#9;&lt;field name=&quot;code&quot;&gt;Tax&lt;/field&gt;&#13;&#9;&#9;&#9;&lt;field name=&quot;name&quot;&gt;Taxes&lt;/field&gt;&#13;&#9;&#9;&#9;&lt;field name=&quot;info&quot;&gt;Costa Rica Taxes&lt;/field&gt;&#13;&#9;&#9;&#9;&lt;field name=&quot;sign&quot; eval=&quot;1&quot;/&gt;&#13;&#9;&#9;&#9;&lt;field name=&quot;parent_id&quot; eval=&quot;account_tax_code_template_CR&quot;/&gt;&#13;&#9;&#9;&#9;&lt;field name=&quot;notprintable&quot; eval=&quot;False&quot;/&gt;&#13;&#9;&#9;&lt;/record&gt;">
            <text:p><text:tab/><text:tab/>&lt;record id="account_tax_code_template_Tax" model="account.tax.code.template"&gt;<text:tab/><text:tab/><text:tab/>&lt;field name="code"&gt;Tax&lt;/field&gt;<text:tab/><text:tab/><text:tab/>&lt;field name="name"&gt;Taxes&lt;/field&gt;<text:tab/><text:tab/><text:tab/>&lt;field name="info"&gt;Costa Rica Taxes&lt;/field&gt;<text:tab/><text:tab/><text:tab/>&lt;field name="sign" eval="1"/&gt;<text:tab/><text:tab/><text:tab/>&lt;field name="parent_id" eval="account_tax_code_template_CR"/&gt;<text:tab/><text:tab/><text:tab/>&lt;field name="notprintable" eval="False"/&gt;<text:tab/><text:tab/>&lt;/record&gt;</text:p>
          </table:table-cell>
        </table:table-row>
        <table:table-row table:style-name="ro2">
          <table:table-cell table:style-name="Datos" office:value-type="string">
            <text:p>Prin</text:p>
          </table:table-cell>
          <table:table-cell table:style-name="Datos" office:value-type="string">
            <text:p>Principal</text:p>
          </table:table-cell>
          <table:table-cell table:style-name="Datos" office:value-type="string">
            <text:p>Costa Rica Tax Principal</text:p>
          </table:table-cell>
          <table:table-cell table:style-name="Datos" office:value-type="float" office:value="1">
            <text:p>1</text:p>
          </table:table-cell>
          <table:table-cell table:style-name="Datos" office:value-type="string">
            <text:p>CR</text:p>
          </table:table-cell>
          <table:table-cell table:style-name="ce2" office:value-type="string">
            <text:p>False</text:p>
          </table:table-cell>
          <table:table-cell table:style-name="ce4" table:formula="of:=CHAR(9)&amp;CHAR(9)&amp;&quot;&lt;record id=&quot;&quot;account_tax_code_template_&quot;&amp;[.A4]&amp;&quot;&quot;&quot; model=&quot;&quot;account.tax.code.template&quot;&quot;&gt;&quot;&amp;CHAR(13)&amp;CHAR(9)&amp;CHAR(9)&amp;CHAR(9)&amp;&quot;&lt;field name=&quot;&quot;code&quot;&quot;&gt;&quot;&amp;[.A4]&amp;&quot;&lt;/field&gt;&quot;&amp;CHAR(13)&amp;CHAR(9)&amp;CHAR(9)&amp;CHAR(9)&amp;&quot;&lt;field name=&quot;&quot;name&quot;&quot;&gt;&quot;&amp;[.B4]&amp;&quot;&lt;/field&gt;&quot;&amp;CHAR(13)&amp;CHAR(9)&amp;CHAR(9)&amp;CHAR(9)&amp;&quot;&lt;field name=&quot;&quot;info&quot;&quot;&gt;&quot;&amp;[.C4]&amp;&quot;&lt;/field&gt;&quot;&amp;CHAR(13)&amp;CHAR(9)&amp;CHAR(9)&amp;CHAR(9)&amp;&quot;&lt;field name=&quot;&quot;sign&quot;&quot; eval=&quot;&quot;&quot;&amp;[.D4]&amp;&quot;&quot;&quot;/&gt;&quot;&amp;CHAR(13)&amp;CHAR(9)&amp;CHAR(9)&amp;CHAR(9)&amp;&quot;&lt;field name=&quot;&quot;parent_id&quot;&quot; eval=&quot;&quot;account_tax_code_template_&quot;&amp;[.E4]&amp;&quot;&quot;&quot;/&gt;&quot;&amp;CHAR(13)&amp;CHAR(9)&amp;CHAR(9)&amp;CHAR(9)&amp;&quot;&lt;field name=&quot;&quot;notprintable&quot;&quot; eval=&quot;&quot;&quot;&amp;[.F4]&amp;&quot;&quot;&quot;/&gt;&quot;&amp;CHAR(13)&amp;CHAR(9)&amp;CHAR(9)&amp;&quot;&lt;/record&gt;&quot;" office:value-type="string" office:string-value="&#9;&#9;&lt;record id=&quot;account_tax_code_template_Prin&quot; model=&quot;account.tax.code.template&quot;&gt;&#13;&#9;&#9;&#9;&lt;field name=&quot;code&quot;&gt;Prin&lt;/field&gt;&#13;&#9;&#9;&#9;&lt;field name=&quot;name&quot;&gt;Principal&lt;/field&gt;&#13;&#9;&#9;&#9;&lt;field name=&quot;info&quot;&gt;Costa Rica Tax Principal&lt;/field&gt;&#13;&#9;&#9;&#9;&lt;field name=&quot;sign&quot; eval=&quot;1&quot;/&gt;&#13;&#9;&#9;&#9;&lt;field name=&quot;parent_id&quot; eval=&quot;account_tax_code_template_CR&quot;/&gt;&#13;&#9;&#9;&#9;&lt;field name=&quot;notprintable&quot; eval=&quot;False&quot;/&gt;&#13;&#9;&#9;&lt;/record&gt;">
            <text:p><text:tab/><text:tab/>&lt;record id="account_tax_code_template_Prin" model="account.tax.code.template"&gt;<text:tab/><text:tab/><text:tab/>&lt;field name="code"&gt;Prin&lt;/field&gt;<text:tab/><text:tab/><text:tab/>&lt;field name="name"&gt;Principal&lt;/field&gt;<text:tab/><text:tab/><text:tab/>&lt;field name="info"&gt;Costa Rica Tax Principal&lt;/field&gt;<text:tab/><text:tab/><text:tab/>&lt;field name="sign" eval="1"/&gt;<text:tab/><text:tab/><text:tab/>&lt;field name="parent_id" eval="account_tax_code_template_CR"/&gt;<text:tab/><text:tab/><text:tab/>&lt;field name="notprintable" eval="False"/&gt;<text:tab/><text:tab/>&lt;/record&gt;</text:p>
          </table:table-cell>
        </table:table-row>
        <table:table-row table:style-name="ro2">
          <table:table-cell table:style-name="Datos" office:value-type="string">
            <text:p>IVTax</text:p>
          </table:table-cell>
          <table:table-cell table:style-name="Datos" office:value-type="string">
            <text:p>IV Tax</text:p>
          </table:table-cell>
          <table:table-cell table:style-name="Datos" office:value-type="string">
            <text:p>Sales Tax – Tax</text:p>
          </table:table-cell>
          <table:table-cell table:style-name="Datos" office:value-type="float" office:value="1">
            <text:p>1</text:p>
          </table:table-cell>
          <table:table-cell table:style-name="Datos" office:value-type="string">
            <text:p>Tax</text:p>
          </table:table-cell>
          <table:table-cell table:style-name="ce2" office:value-type="string">
            <text:p>False</text:p>
          </table:table-cell>
          <table:table-cell table:style-name="ce4" table:formula="of:=CHAR(9)&amp;CHAR(9)&amp;&quot;&lt;record id=&quot;&quot;account_tax_code_template_&quot;&amp;[.A5]&amp;&quot;&quot;&quot; model=&quot;&quot;account.tax.code.template&quot;&quot;&gt;&quot;&amp;CHAR(13)&amp;CHAR(9)&amp;CHAR(9)&amp;CHAR(9)&amp;&quot;&lt;field name=&quot;&quot;code&quot;&quot;&gt;&quot;&amp;[.A5]&amp;&quot;&lt;/field&gt;&quot;&amp;CHAR(13)&amp;CHAR(9)&amp;CHAR(9)&amp;CHAR(9)&amp;&quot;&lt;field name=&quot;&quot;name&quot;&quot;&gt;&quot;&amp;[.B5]&amp;&quot;&lt;/field&gt;&quot;&amp;CHAR(13)&amp;CHAR(9)&amp;CHAR(9)&amp;CHAR(9)&amp;&quot;&lt;field name=&quot;&quot;info&quot;&quot;&gt;&quot;&amp;[.C5]&amp;&quot;&lt;/field&gt;&quot;&amp;CHAR(13)&amp;CHAR(9)&amp;CHAR(9)&amp;CHAR(9)&amp;&quot;&lt;field name=&quot;&quot;sign&quot;&quot; eval=&quot;&quot;&quot;&amp;[.D5]&amp;&quot;&quot;&quot;/&gt;&quot;&amp;CHAR(13)&amp;CHAR(9)&amp;CHAR(9)&amp;CHAR(9)&amp;&quot;&lt;field name=&quot;&quot;parent_id&quot;&quot; eval=&quot;&quot;account_tax_code_template_&quot;&amp;[.E5]&amp;&quot;&quot;&quot;/&gt;&quot;&amp;CHAR(13)&amp;CHAR(9)&amp;CHAR(9)&amp;CHAR(9)&amp;&quot;&lt;field name=&quot;&quot;notprintable&quot;&quot; eval=&quot;&quot;&quot;&amp;[.F5]&amp;&quot;&quot;&quot;/&gt;&quot;&amp;CHAR(13)&amp;CHAR(9)&amp;CHAR(9)&amp;&quot;&lt;/record&gt;&quot;" office:value-type="string" office:string-value="&#9;&#9;&lt;record id=&quot;account_tax_code_template_IVTax&quot; model=&quot;account.tax.code.template&quot;&gt;&#13;&#9;&#9;&#9;&lt;field name=&quot;code&quot;&gt;IVTax&lt;/field&gt;&#13;&#9;&#9;&#9;&lt;field name=&quot;name&quot;&gt;IV Tax&lt;/field&gt;&#13;&#9;&#9;&#9;&lt;field name=&quot;info&quot;&gt;Sales Tax – Tax&lt;/field&gt;&#13;&#9;&#9;&#9;&lt;field name=&quot;sign&quot; eval=&quot;1&quot;/&gt;&#13;&#9;&#9;&#9;&lt;field name=&quot;parent_id&quot; eval=&quot;account_tax_code_template_Tax&quot;/&gt;&#13;&#9;&#9;&#9;&lt;field name=&quot;notprintable&quot; eval=&quot;False&quot;/&gt;&#13;&#9;&#9;&lt;/record&gt;">
            <text:p><text:tab/><text:tab/>&lt;record id="account_tax_code_template_IVTax" model="account.tax.code.template"&gt;<text:tab/><text:tab/><text:tab/>&lt;field name="code"&gt;IVTax&lt;/field&gt;<text:tab/><text:tab/><text:tab/>&lt;field name="name"&gt;IV Tax&lt;/field&gt;<text:tab/><text:tab/><text:tab/>&lt;field name="info"&gt;Sales Tax – Tax&lt;/field&gt;<text:tab/><text:tab/><text:tab/>&lt;field name="sign" eval="1"/&gt;<text:tab/><text:tab/><text:tab/>&lt;field name="parent_id" eval="account_tax_code_template_Tax"/&gt;<text:tab/><text:tab/><text:tab/>&lt;field name="notprintable" eval="False"/&gt;<text:tab/><text:tab/>&lt;/record&gt;</text:p>
          </table:table-cell>
        </table:table-row>
        <table:table-row table:style-name="ro2">
          <table:table-cell table:style-name="Datos" office:value-type="string">
            <text:p>IVPrin</text:p>
          </table:table-cell>
          <table:table-cell table:style-name="Datos" office:value-type="string">
            <text:p>IV Principal</text:p>
          </table:table-cell>
          <table:table-cell table:style-name="Datos" office:value-type="string">
            <text:p>Sales Tax – Principal</text:p>
          </table:table-cell>
          <table:table-cell table:style-name="Datos" office:value-type="float" office:value="1">
            <text:p>1</text:p>
          </table:table-cell>
          <table:table-cell table:style-name="Datos" office:value-type="string">
            <text:p>Prin</text:p>
          </table:table-cell>
          <table:table-cell table:style-name="ce2" office:value-type="string">
            <text:p>False</text:p>
          </table:table-cell>
          <table:table-cell table:style-name="ce4" table:formula="of:=CHAR(9)&amp;CHAR(9)&amp;&quot;&lt;record id=&quot;&quot;account_tax_code_template_&quot;&amp;[.A6]&amp;&quot;&quot;&quot; model=&quot;&quot;account.tax.code.template&quot;&quot;&gt;&quot;&amp;CHAR(13)&amp;CHAR(9)&amp;CHAR(9)&amp;CHAR(9)&amp;&quot;&lt;field name=&quot;&quot;code&quot;&quot;&gt;&quot;&amp;[.A6]&amp;&quot;&lt;/field&gt;&quot;&amp;CHAR(13)&amp;CHAR(9)&amp;CHAR(9)&amp;CHAR(9)&amp;&quot;&lt;field name=&quot;&quot;name&quot;&quot;&gt;&quot;&amp;[.B6]&amp;&quot;&lt;/field&gt;&quot;&amp;CHAR(13)&amp;CHAR(9)&amp;CHAR(9)&amp;CHAR(9)&amp;&quot;&lt;field name=&quot;&quot;info&quot;&quot;&gt;&quot;&amp;[.C6]&amp;&quot;&lt;/field&gt;&quot;&amp;CHAR(13)&amp;CHAR(9)&amp;CHAR(9)&amp;CHAR(9)&amp;&quot;&lt;field name=&quot;&quot;sign&quot;&quot; eval=&quot;&quot;&quot;&amp;[.D6]&amp;&quot;&quot;&quot;/&gt;&quot;&amp;CHAR(13)&amp;CHAR(9)&amp;CHAR(9)&amp;CHAR(9)&amp;&quot;&lt;field name=&quot;&quot;parent_id&quot;&quot; eval=&quot;&quot;account_tax_code_template_&quot;&amp;[.E6]&amp;&quot;&quot;&quot;/&gt;&quot;&amp;CHAR(13)&amp;CHAR(9)&amp;CHAR(9)&amp;CHAR(9)&amp;&quot;&lt;field name=&quot;&quot;notprintable&quot;&quot; eval=&quot;&quot;&quot;&amp;[.F6]&amp;&quot;&quot;&quot;/&gt;&quot;&amp;CHAR(13)&amp;CHAR(9)&amp;CHAR(9)&amp;&quot;&lt;/record&gt;&quot;" office:value-type="string" office:string-value="&#9;&#9;&lt;record id=&quot;account_tax_code_template_IVPrin&quot; model=&quot;account.tax.code.template&quot;&gt;&#13;&#9;&#9;&#9;&lt;field name=&quot;code&quot;&gt;IVPrin&lt;/field&gt;&#13;&#9;&#9;&#9;&lt;field name=&quot;name&quot;&gt;IV Principal&lt;/field&gt;&#13;&#9;&#9;&#9;&lt;field name=&quot;info&quot;&gt;Sales Tax – Principal&lt;/field&gt;&#13;&#9;&#9;&#9;&lt;field name=&quot;sign&quot; eval=&quot;1&quot;/&gt;&#13;&#9;&#9;&#9;&lt;field name=&quot;parent_id&quot; eval=&quot;account_tax_code_template_Prin&quot;/&gt;&#13;&#9;&#9;&#9;&lt;field name=&quot;notprintable&quot; eval=&quot;False&quot;/&gt;&#13;&#9;&#9;&lt;/record&gt;">
            <text:p><text:tab/><text:tab/>&lt;record id="account_tax_code_template_IVPrin" model="account.tax.code.template"&gt;<text:tab/><text:tab/><text:tab/>&lt;field name="code"&gt;IVPrin&lt;/field&gt;<text:tab/><text:tab/><text:tab/>&lt;field name="name"&gt;IV Principal&lt;/field&gt;<text:tab/><text:tab/><text:tab/>&lt;field name="info"&gt;Sales Tax – Principal&lt;/field&gt;<text:tab/><text:tab/><text:tab/>&lt;field name="sign" eval="1"/&gt;<text:tab/><text:tab/><text:tab/>&lt;field name="parent_id" eval="account_tax_code_template_Prin"/&gt;<text:tab/><text:tab/><text:tab/>&lt;field name="notprintable" eval="False"/&gt;<text:tab/><text:tab/>&lt;/record&gt;</text:p>
          </table:table-cell>
        </table:table-row>
        <table:table-row table:style-name="ro3">
          <table:table-cell table:number-columns-repeated="6"/>
          <table:table-cell table:style-name="ce4" table:formula="of:=CHAR(9)&amp;&quot;&lt;/data&gt;&quot;&amp;CHAR(13)&amp;&quot;&lt;/openerp&gt;&quot;" office:value-type="string" office:string-value="&#9;&lt;/data&gt;&#13;&lt;/openerp&gt;">
            <text:p><text:tab/>&lt;/data&gt;&lt;/openerp&gt;</text:p>
          </table:table-cell>
        </table:table-row>
        <table:table-row table:style-name="ro3" table:number-rows-repeated="104856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account.chart.template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7" table:default-cell-style-name="Default"/>
        <table:table-row table:style-name="ro1">
          <table:table-cell table:style-name="Heading1" office:value-type="string">
            <text:p>company</text:p>
          </table:table-cell>
          <table:table-cell table:style-name="Datos" table:formula="of:=SUBSTITUTE(['account.account.template'.AG1];&quot;-&quot;;&quot;&quot;)" office:value-type="string" office:string-value="0">
            <text:p>0</text:p>
          </table:table-cell>
          <table:table-cell table:style-name="Datos" table:formula="of:=SUBSTITUTE(['account.account.template'.AH1];&quot;-&quot;;&quot;&quot;)" office:value-type="string" office:string-value="1">
            <text:p>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name</text:p>
          </table:table-cell>
          <table:table-cell table:style-name="Datos" office:value-type="string">
            <text:p>Company 0</text:p>
          </table:table-cell>
          <table:table-cell table:style-name="Datos" office:value-type="string">
            <text:p>Company 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account_root_id</text:p>
          </table:table-cell>
          <table:table-cell table:style-name="Datos" table:formula="of:=['account.account.template'.$V$2]" office:value-type="string" office:string-value="000000">
            <text:p>000000</text:p>
          </table:table-cell>
          <table:table-cell table:style-name="Datos" table:formula="of:=['account.account.template'.$V$2]" office:value-type="string" office:string-value="000000">
            <text:p>000000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tax_code_root_id</text:p>
          </table:table-cell>
          <table:table-cell table:style-name="Datos" table:formula="of:=['account.tax.code.template'.$A$2]" office:value-type="string" office:string-value="CR">
            <text:p>CR</text:p>
          </table:table-cell>
          <table:table-cell table:style-name="Datos" table:formula="of:=['account.tax.code.template'.$A$2]" office:value-type="string" office:string-value="CR">
            <text:p>CR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bank_account_view_id</text:p>
          </table:table-cell>
          <table:table-cell table:style-name="Datos" table:formula="of:=['account.account.template'.$V$11]" office:value-type="string" office:string-value="111200">
            <text:p>111200</text:p>
          </table:table-cell>
          <table:table-cell table:style-name="Datos" table:formula="of:=['account.account.template'.$V$11]" office:value-type="string" office:string-value="111200">
            <text:p>111200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property_account_receivable</text:p>
          </table:table-cell>
          <table:table-cell table:style-name="Datos" table:formula="of:=['account.account.template'.$V$25]" office:value-type="string" office:string-value="112001">
            <text:p>112001</text:p>
          </table:table-cell>
          <table:table-cell table:style-name="Datos" table:formula="of:=['account.account.template'.$V$25]" office:value-type="string" office:string-value="112001">
            <text:p>11200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property_account_payable</text:p>
          </table:table-cell>
          <table:table-cell table:style-name="Datos" table:formula="of:=['account.account.template'.$V$85]" office:value-type="string" office:string-value="211001">
            <text:p>211001</text:p>
          </table:table-cell>
          <table:table-cell table:style-name="Datos" table:formula="of:=['account.account.template'.$V$85]" office:value-type="string" office:string-value="211001">
            <text:p>21100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property_account_income</text:p>
          </table:table-cell>
          <table:table-cell table:style-name="Datos" table:formula="of:=['account.account.template'.$V$119]" office:value-type="string" office:string-value="410001">
            <text:p>410001</text:p>
          </table:table-cell>
          <table:table-cell table:style-name="Datos" table:formula="of:=['account.account.template'.$V$119]" office:value-type="string" office:string-value="410001">
            <text:p>41000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property_account_expense</text:p>
          </table:table-cell>
          <table:table-cell table:style-name="Datos" table:formula="of:=['account.account.template'.$V$149]" office:value-type="string" office:string-value="511301">
            <text:p>511301</text:p>
          </table:table-cell>
          <table:table-cell table:style-name="Datos" table:formula="of:=['account.account.template'.$V$149]" office:value-type="string" office:string-value="511301">
            <text:p>51130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property_account_income_categ</text:p>
          </table:table-cell>
          <table:table-cell table:style-name="Datos" table:formula="of:=['account.account.template'.$V$117]" office:value-type="string" office:string-value="400000">
            <text:p>400000</text:p>
          </table:table-cell>
          <table:table-cell table:style-name="Datos" table:formula="of:=['account.account.template'.$V$117]" office:value-type="string" office:string-value="400000">
            <text:p>400000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property_account_expense_categ</text:p>
          </table:table-cell>
          <table:table-cell table:style-name="ce12" table:formula="of:=['account.account.template'.$V$129]" office:value-type="string" office:string-value="500000">
            <text:p>500000</text:p>
          </table:table-cell>
          <table:table-cell table:style-name="ce12" table:formula="of:=['account.account.template'.$V$129]" office:value-type="string" office:string-value="500000">
            <text:p>500000</text:p>
          </table:table-cell>
          <table:table-cell table:number-columns-repeated="8"/>
        </table:table-row>
        <table:table-row table:style-name="ro3">
          <table:table-cell table:style-name="ce4" table:formula="of:=&quot;&lt;?xml version=&quot;&quot;1.0&quot;&quot; encoding=&quot;&quot;utf-8&quot;&quot;?&gt;&quot;&amp;CHAR(13)&amp;&quot;&lt;openerp&gt;&quot;&amp;CHAR(13)&amp;CHAR(9)&amp;&quot;&lt;data noupdate=&quot;&quot;0&quot;&quot;&gt;&quot;&amp;CHAR(13)&amp;CHAR(9)&amp;CHAR(9)&amp;&quot;&lt;!--&quot;&amp;CHAR(13)&amp;CHAR(9)&amp;CHAR(9)&amp;&quot;Resource: account.tax.code.template&quot;&amp;CHAR(13)&amp;CHAR(9)&amp;CHAR(9)&amp;&quot;Account tax code templates for Costa Rica&quot;&amp;CHAR(13)&amp;CHAR(9)&amp;CHAR(9)&amp;&quot;--&gt;&quot;" office:value-type="string" office:string-value="&lt;?xml version=&quot;1.0&quot; encoding=&quot;utf-8&quot;?&gt;&#13;&lt;openerp&gt;&#13;&#9;&lt;data noupdate=&quot;0&quot;&gt;&#13;&#9;&#9;&lt;!--&#13;&#9;&#9;Resource: account.tax.code.template&#13;&#9;&#9;Account tax code templates for Costa Rica&#13;&#9;&#9;--&gt;">
            <text:p>&lt;?xml version="1.0" encoding="utf-8"?&gt;&lt;openerp&gt;<text:tab/>&lt;data noupdate="0"&gt;<text:tab/><text:tab/>&lt;!--<text:tab/><text:tab/>Resource: account.tax.code.template<text:tab/><text:tab/>Account tax code templates for Costa Rica<text:tab/><text:tab/>--&gt;</text:p>
          </table:table-cell>
          <table:table-cell table:style-name="ce4" table:formula="of:=CHAR(9)&amp;CHAR(9)&amp;&quot;&lt;record id=&quot;&quot;account_chart_template_&quot;&amp;[.B1]&amp;&quot;&quot;&quot; model=&quot;&quot;account.chart.template&quot;&quot;&gt;&quot;&amp;CHAR(13)&amp;CHAR(9)&amp;CHAR(9)&amp;CHAR(9)&amp;&quot;&lt;field name=&quot;&quot;name&quot;&quot;&gt;&quot;&amp;[.B1]&amp;&quot;_&quot;&amp;[.B2]&amp;&quot;&lt;/field&gt;&quot;&amp;CHAR(13)&amp;CHAR(9)&amp;CHAR(9)&amp;CHAR(9)&amp;&quot;&lt;field name=&quot;&quot;account_root_id&quot;&quot; ref=&quot;&quot;account_account_template_&quot;&amp;[.B1]&amp;&quot;_&quot;&amp;[.B3]&amp;&quot;&quot;&quot;/&gt;&quot;&amp;CHAR(13)&amp;CHAR(9)&amp;CHAR(9)&amp;CHAR(9)&amp;&quot;&lt;field name=&quot;&quot;tax_code_root_id&quot;&quot; ref=&quot;&quot;account_tax_code_template_&quot;&amp;[.B4]&amp;&quot;&quot;&quot;/&gt;&quot;&amp;CHAR(13)&amp;CHAR(9)&amp;CHAR(9)&amp;CHAR(9)&amp;&quot;&lt;field name=&quot;&quot;bank_account_view_id&quot;&quot; ref=&quot;&quot;account_account_template_&quot;&amp;[.B1]&amp;&quot;_&quot;&amp;[.B5]&amp;&quot;&quot;&quot;/&gt;&quot;&amp;CHAR(13)&amp;CHAR(9)&amp;CHAR(9)&amp;CHAR(9)&amp;&quot;&lt;field name=&quot;&quot;property_account_receivable&quot;&quot; ref=&quot;&quot;account_account_template_&quot;&amp;[.B1]&amp;&quot;_&quot;&amp;[.B6]&amp;&quot;&quot;&quot;/&gt;&quot;&amp;CHAR(13)&amp;CHAR(9)&amp;CHAR(9)&amp;CHAR(9)&amp;&quot;&lt;field name=&quot;&quot;property_account_payable&quot;&quot; ref=&quot;&quot;account_account_template_&quot;&amp;[.B1]&amp;&quot;_&quot;&amp;[.B7]&amp;&quot;&quot;&quot;/&gt;&quot;&amp;CHAR(13)&amp;CHAR(9)&amp;CHAR(9)&amp;CHAR(9)&amp;&quot;&lt;field name=&quot;&quot;property_account_income&quot;&quot; ref=&quot;&quot;account_account_template_&quot;&amp;[.B1]&amp;&quot;_&quot;&amp;[.B8]&amp;&quot;&quot;&quot;/&gt;&quot;&amp;CHAR(13)&amp;CHAR(9)&amp;CHAR(9)&amp;CHAR(9)&amp;&quot;&lt;field name=&quot;&quot;property_account_expense&quot;&quot; ref=&quot;&quot;account_account_template_&quot;&amp;[.B1]&amp;&quot;_&quot;&amp;[.B9]&amp;&quot;&quot;&quot;/&gt;&quot;&amp;CHAR(13)&amp;CHAR(9)&amp;CHAR(9)&amp;CHAR(9)&amp;&quot;&lt;field name=&quot;&quot;property_account_income_categ&quot;&quot; ref=&quot;&quot;account_account_template_&quot;&amp;[.B1]&amp;&quot;_&quot;&amp;[.B10]&amp;&quot;&quot;&quot;/&gt;&quot;&amp;CHAR(13)&amp;CHAR(9)&amp;CHAR(9)&amp;CHAR(9)&amp;&quot;&lt;field name=&quot;&quot;property_account_expense_categ&quot;&quot; ref=&quot;&quot;account_account_template_&quot;&amp;[.B1]&amp;&quot;_&quot;&amp;[.B11]&amp;&quot;&quot;&quot;/&gt;&quot;&amp;CHAR(13)&amp;CHAR(9)&amp;CHAR(9)&amp;&quot;&lt;/record&gt;&quot;" office:value-type="string" office:string-value="&#9;&#9;&lt;record id=&quot;account_chart_template_0&quot; model=&quot;account.chart.template&quot;&gt;&#13;&#9;&#9;&#9;&lt;field name=&quot;name&quot;&gt;0_Company 0&lt;/field&gt;&#13;&#9;&#9;&#9;&lt;field name=&quot;account_root_id&quot; ref=&quot;account_account_template_0_000000&quot;/&gt;&#13;&#9;&#9;&#9;&lt;field name=&quot;tax_code_root_id&quot; ref=&quot;account_tax_code_template_CR&quot;/&gt;&#13;&#9;&#9;&#9;&lt;field name=&quot;bank_account_view_id&quot; ref=&quot;account_account_template_0_111200&quot;/&gt;&#13;&#9;&#9;&#9;&lt;field name=&quot;property_account_receivable&quot; ref=&quot;account_account_template_0_112001&quot;/&gt;&#13;&#9;&#9;&#9;&lt;field name=&quot;property_account_payable&quot; ref=&quot;account_account_template_0_211001&quot;/&gt;&#13;&#9;&#9;&#9;&lt;field name=&quot;property_account_income&quot; ref=&quot;account_account_template_0_410001&quot;/&gt;&#13;&#9;&#9;&#9;&lt;field name=&quot;property_account_expense&quot; ref=&quot;account_account_template_0_511301&quot;/&gt;&#13;&#9;&#9;&#9;&lt;field name=&quot;property_account_income_categ&quot; ref=&quot;account_account_template_0_400000&quot;/&gt;&#13;&#9;&#9;&#9;&lt;field name=&quot;property_account_expense_categ&quot; ref=&quot;account_account_template_0_500000&quot;/&gt;&#13;&#9;&#9;&lt;/record&gt;">
            <text:p><text:tab/><text:tab/>&lt;record id="account_chart_template_0" model="account.chart.template"&gt;<text:tab/><text:tab/><text:tab/>&lt;field name="name"&gt;0_Company 0&lt;/field&gt;<text:tab/><text:tab/><text:tab/>&lt;field name="account_root_id" ref="account_account_template_0_000000"/&gt;<text:tab/><text:tab/><text:tab/>&lt;field name="tax_code_root_id" ref="account_tax_code_template_CR"/&gt;<text:tab/><text:tab/><text:tab/>&lt;field name="bank_account_view_id" ref="account_account_template_0_111200"/&gt;<text:tab/><text:tab/><text:tab/>&lt;field name="property_account_receivable" ref="account_account_template_0_112001"/&gt;<text:tab/><text:tab/><text:tab/>&lt;field name="property_account_payable" ref="account_account_template_0_211001"/&gt;<text:tab/><text:tab/><text:tab/>&lt;field name="property_account_income" ref="account_account_template_0_410001"/&gt;<text:tab/><text:tab/><text:tab/>&lt;field name="property_account_expense" ref="account_account_template_0_511301"/&gt;<text:tab/><text:tab/><text:tab/>&lt;field name="property_account_income_categ" ref="account_account_template_0_400000"/&gt;<text:tab/><text:tab/><text:tab/>&lt;field name="property_account_expense_categ" ref="account_account_template_0_500000"/&gt;<text:tab/><text:tab/>&lt;/record&gt;</text:p>
          </table:table-cell>
          <table:table-cell table:style-name="ce4" table:formula="of:=CHAR(9)&amp;CHAR(9)&amp;&quot;&lt;record id=&quot;&quot;account_chart_template_&quot;&amp;[.C1]&amp;&quot;&quot;&quot; model=&quot;&quot;account.chart.template&quot;&quot;&gt;&quot;&amp;CHAR(13)&amp;CHAR(9)&amp;CHAR(9)&amp;CHAR(9)&amp;&quot;&lt;field name=&quot;&quot;name&quot;&quot;&gt;&quot;&amp;[.C1]&amp;&quot;_&quot;&amp;[.C2]&amp;&quot;&lt;/field&gt;&quot;&amp;CHAR(13)&amp;CHAR(9)&amp;CHAR(9)&amp;CHAR(9)&amp;&quot;&lt;field name=&quot;&quot;account_root_id&quot;&quot; ref=&quot;&quot;account_account_template_&quot;&amp;[.C1]&amp;&quot;_&quot;&amp;[.C3]&amp;&quot;&quot;&quot;/&gt;&quot;&amp;CHAR(13)&amp;CHAR(9)&amp;CHAR(9)&amp;CHAR(9)&amp;&quot;&lt;field name=&quot;&quot;tax_code_root_id&quot;&quot; ref=&quot;&quot;account_tax_code_template_&quot;&amp;[.C4]&amp;&quot;&quot;&quot;/&gt;&quot;&amp;CHAR(13)&amp;CHAR(9)&amp;CHAR(9)&amp;CHAR(9)&amp;&quot;&lt;field name=&quot;&quot;bank_account_view_id&quot;&quot; ref=&quot;&quot;account_account_template_&quot;&amp;[.C1]&amp;&quot;_&quot;&amp;[.C5]&amp;&quot;&quot;&quot;/&gt;&quot;&amp;CHAR(13)&amp;CHAR(9)&amp;CHAR(9)&amp;CHAR(9)&amp;&quot;&lt;field name=&quot;&quot;property_account_receivable&quot;&quot; ref=&quot;&quot;account_account_template_&quot;&amp;[.C1]&amp;&quot;_&quot;&amp;[.C6]&amp;&quot;&quot;&quot;/&gt;&quot;&amp;CHAR(13)&amp;CHAR(9)&amp;CHAR(9)&amp;CHAR(9)&amp;&quot;&lt;field name=&quot;&quot;property_account_payable&quot;&quot; ref=&quot;&quot;account_account_template_&quot;&amp;[.C1]&amp;&quot;_&quot;&amp;[.C7]&amp;&quot;&quot;&quot;/&gt;&quot;&amp;CHAR(13)&amp;CHAR(9)&amp;CHAR(9)&amp;CHAR(9)&amp;&quot;&lt;field name=&quot;&quot;property_account_income&quot;&quot; ref=&quot;&quot;account_account_template_&quot;&amp;[.C1]&amp;&quot;_&quot;&amp;[.C8]&amp;&quot;&quot;&quot;/&gt;&quot;&amp;CHAR(13)&amp;CHAR(9)&amp;CHAR(9)&amp;CHAR(9)&amp;&quot;&lt;field name=&quot;&quot;property_account_expense&quot;&quot; ref=&quot;&quot;account_account_template_&quot;&amp;[.C1]&amp;&quot;_&quot;&amp;[.C9]&amp;&quot;&quot;&quot;/&gt;&quot;&amp;CHAR(13)&amp;CHAR(9)&amp;CHAR(9)&amp;CHAR(9)&amp;&quot;&lt;field name=&quot;&quot;property_account_income_categ&quot;&quot; ref=&quot;&quot;account_account_template_&quot;&amp;[.C1]&amp;&quot;_&quot;&amp;[.C10]&amp;&quot;&quot;&quot;/&gt;&quot;&amp;CHAR(13)&amp;CHAR(9)&amp;CHAR(9)&amp;CHAR(9)&amp;&quot;&lt;field name=&quot;&quot;property_account_expense_categ&quot;&quot; ref=&quot;&quot;account_account_template_&quot;&amp;[.C1]&amp;&quot;_&quot;&amp;[.C11]&amp;&quot;&quot;&quot;/&gt;&quot;&amp;CHAR(13)&amp;CHAR(9)&amp;CHAR(9)&amp;&quot;&lt;/record&gt;&quot;" office:value-type="string" office:string-value="&#9;&#9;&lt;record id=&quot;account_chart_template_1&quot; model=&quot;account.chart.template&quot;&gt;&#13;&#9;&#9;&#9;&lt;field name=&quot;name&quot;&gt;1_Company 1&lt;/field&gt;&#13;&#9;&#9;&#9;&lt;field name=&quot;account_root_id&quot; ref=&quot;account_account_template_1_000000&quot;/&gt;&#13;&#9;&#9;&#9;&lt;field name=&quot;tax_code_root_id&quot; ref=&quot;account_tax_code_template_CR&quot;/&gt;&#13;&#9;&#9;&#9;&lt;field name=&quot;bank_account_view_id&quot; ref=&quot;account_account_template_1_111200&quot;/&gt;&#13;&#9;&#9;&#9;&lt;field name=&quot;property_account_receivable&quot; ref=&quot;account_account_template_1_112001&quot;/&gt;&#13;&#9;&#9;&#9;&lt;field name=&quot;property_account_payable&quot; ref=&quot;account_account_template_1_211001&quot;/&gt;&#13;&#9;&#9;&#9;&lt;field name=&quot;property_account_income&quot; ref=&quot;account_account_template_1_410001&quot;/&gt;&#13;&#9;&#9;&#9;&lt;field name=&quot;property_account_expense&quot; ref=&quot;account_account_template_1_511301&quot;/&gt;&#13;&#9;&#9;&#9;&lt;field name=&quot;property_account_income_categ&quot; ref=&quot;account_account_template_1_400000&quot;/&gt;&#13;&#9;&#9;&#9;&lt;field name=&quot;property_account_expense_categ&quot; ref=&quot;account_account_template_1_500000&quot;/&gt;&#13;&#9;&#9;&lt;/record&gt;">
            <text:p><text:tab/><text:tab/>&lt;record id="account_chart_template_1" model="account.chart.template"&gt;<text:tab/><text:tab/><text:tab/>&lt;field name="name"&gt;1_Company 1&lt;/field&gt;<text:tab/><text:tab/><text:tab/>&lt;field name="account_root_id" ref="account_account_template_1_000000"/&gt;<text:tab/><text:tab/><text:tab/>&lt;field name="tax_code_root_id" ref="account_tax_code_template_CR"/&gt;<text:tab/><text:tab/><text:tab/>&lt;field name="bank_account_view_id" ref="account_account_template_1_111200"/&gt;<text:tab/><text:tab/><text:tab/>&lt;field name="property_account_receivable" ref="account_account_template_1_112001"/&gt;<text:tab/><text:tab/><text:tab/>&lt;field name="property_account_payable" ref="account_account_template_1_211001"/&gt;<text:tab/><text:tab/><text:tab/>&lt;field name="property_account_income" ref="account_account_template_1_410001"/&gt;<text:tab/><text:tab/><text:tab/>&lt;field name="property_account_expense" ref="account_account_template_1_511301"/&gt;<text:tab/><text:tab/><text:tab/>&lt;field name="property_account_income_categ" ref="account_account_template_1_400000"/&gt;<text:tab/><text:tab/><text:tab/>&lt;field name="property_account_expense_categ" ref="account_account_template_1_500000"/&gt;<text:tab/><text:tab/>&lt;/record&gt;</text:p>
          </table:table-cell>
          <table:table-cell table:number-columns-repeated="8"/>
        </table:table-row>
        <table:table-row table:style-name="ro3">
          <table:table-cell table:formula="of:=[.B12]" office:value-type="string" office:string-value="&#9;&#9;&lt;record id=&quot;account_chart_template_0&quot; model=&quot;account.chart.template&quot;&gt;&#13;&#9;&#9;&#9;&lt;field name=&quot;name&quot;&gt;0_Company 0&lt;/field&gt;&#13;&#9;&#9;&#9;&lt;field name=&quot;account_root_id&quot; ref=&quot;account_account_template_0_000000&quot;/&gt;&#13;&#9;&#9;&#9;&lt;field name=&quot;tax_code_root_id&quot; ref=&quot;account_tax_code_template_CR&quot;/&gt;&#13;&#9;&#9;&#9;&lt;field name=&quot;bank_account_view_id&quot; ref=&quot;account_account_template_0_111200&quot;/&gt;&#13;&#9;&#9;&#9;&lt;field name=&quot;property_account_receivable&quot; ref=&quot;account_account_template_0_112001&quot;/&gt;&#13;&#9;&#9;&#9;&lt;field name=&quot;property_account_payable&quot; ref=&quot;account_account_template_0_211001&quot;/&gt;&#13;&#9;&#9;&#9;&lt;field name=&quot;property_account_income&quot; ref=&quot;account_account_template_0_410001&quot;/&gt;&#13;&#9;&#9;&#9;&lt;field name=&quot;property_account_expense&quot; ref=&quot;account_account_template_0_511301&quot;/&gt;&#13;&#9;&#9;&#9;&lt;field name=&quot;property_account_income_categ&quot; ref=&quot;account_account_template_0_400000&quot;/&gt;&#13;&#9;&#9;&#9;&lt;field name=&quot;property_account_expense_categ&quot; ref=&quot;account_account_template_0_500000&quot;/&gt;&#13;&#9;&#9;&lt;/record&gt;">
            <text:p><text:tab/><text:tab/>&lt;record id="account_chart_template_0" model="account.chart.template"&gt;<text:tab/><text:tab/><text:tab/>&lt;field name="name"&gt;0_Company 0&lt;/field&gt;<text:tab/><text:tab/><text:tab/>&lt;field name="account_root_id" ref="account_account_template_0_000000"/&gt;<text:tab/><text:tab/><text:tab/>&lt;field name="tax_code_root_id" ref="account_tax_code_template_CR"/&gt;<text:tab/><text:tab/><text:tab/>&lt;field name="bank_account_view_id" ref="account_account_template_0_111200"/&gt;<text:tab/><text:tab/><text:tab/>&lt;field name="property_account_receivable" ref="account_account_template_0_112001"/&gt;<text:tab/><text:tab/><text:tab/>&lt;field name="property_account_payable" ref="account_account_template_0_211001"/&gt;<text:tab/><text:tab/><text:tab/>&lt;field name="property_account_income" ref="account_account_template_0_410001"/&gt;<text:tab/><text:tab/><text:tab/>&lt;field name="property_account_expense" ref="account_account_template_0_511301"/&gt;<text:tab/><text:tab/><text:tab/>&lt;field name="property_account_income_categ" ref="account_account_template_0_400000"/&gt;<text:tab/><text:tab/><text:tab/>&lt;field name="property_account_expense_categ" ref="account_account_template_0_500000"/&gt;<text:tab/><text:tab/>&lt;/record&gt;</text:p>
          </table:table-cell>
          <table:table-cell table:number-columns-repeated="10"/>
        </table:table-row>
        <table:table-row table:style-name="ro3">
          <table:table-cell table:formula="of:=[.C12]" office:value-type="string" office:string-value="&#9;&#9;&lt;record id=&quot;account_chart_template_1&quot; model=&quot;account.chart.template&quot;&gt;&#13;&#9;&#9;&#9;&lt;field name=&quot;name&quot;&gt;1_Company 1&lt;/field&gt;&#13;&#9;&#9;&#9;&lt;field name=&quot;account_root_id&quot; ref=&quot;account_account_template_1_000000&quot;/&gt;&#13;&#9;&#9;&#9;&lt;field name=&quot;tax_code_root_id&quot; ref=&quot;account_tax_code_template_CR&quot;/&gt;&#13;&#9;&#9;&#9;&lt;field name=&quot;bank_account_view_id&quot; ref=&quot;account_account_template_1_111200&quot;/&gt;&#13;&#9;&#9;&#9;&lt;field name=&quot;property_account_receivable&quot; ref=&quot;account_account_template_1_112001&quot;/&gt;&#13;&#9;&#9;&#9;&lt;field name=&quot;property_account_payable&quot; ref=&quot;account_account_template_1_211001&quot;/&gt;&#13;&#9;&#9;&#9;&lt;field name=&quot;property_account_income&quot; ref=&quot;account_account_template_1_410001&quot;/&gt;&#13;&#9;&#9;&#9;&lt;field name=&quot;property_account_expense&quot; ref=&quot;account_account_template_1_511301&quot;/&gt;&#13;&#9;&#9;&#9;&lt;field name=&quot;property_account_income_categ&quot; ref=&quot;account_account_template_1_400000&quot;/&gt;&#13;&#9;&#9;&#9;&lt;field name=&quot;property_account_expense_categ&quot; ref=&quot;account_account_template_1_500000&quot;/&gt;&#13;&#9;&#9;&lt;/record&gt;">
            <text:p><text:tab/><text:tab/>&lt;record id="account_chart_template_1" model="account.chart.template"&gt;<text:tab/><text:tab/><text:tab/>&lt;field name="name"&gt;1_Company 1&lt;/field&gt;<text:tab/><text:tab/><text:tab/>&lt;field name="account_root_id" ref="account_account_template_1_000000"/&gt;<text:tab/><text:tab/><text:tab/>&lt;field name="tax_code_root_id" ref="account_tax_code_template_CR"/&gt;<text:tab/><text:tab/><text:tab/>&lt;field name="bank_account_view_id" ref="account_account_template_1_111200"/&gt;<text:tab/><text:tab/><text:tab/>&lt;field name="property_account_receivable" ref="account_account_template_1_112001"/&gt;<text:tab/><text:tab/><text:tab/>&lt;field name="property_account_payable" ref="account_account_template_1_211001"/&gt;<text:tab/><text:tab/><text:tab/>&lt;field name="property_account_income" ref="account_account_template_1_410001"/&gt;<text:tab/><text:tab/><text:tab/>&lt;field name="property_account_expense" ref="account_account_template_1_511301"/&gt;<text:tab/><text:tab/><text:tab/>&lt;field name="property_account_income_categ" ref="account_account_template_1_400000"/&gt;<text:tab/><text:tab/><text:tab/>&lt;field name="property_account_expense_categ" ref="account_account_template_1_500000"/&gt;<text:tab/><text:tab/>&lt;/record&gt;</text:p>
          </table:table-cell>
          <table:table-cell table:number-columns-repeated="10"/>
        </table:table-row>
        <table:table-row table:style-name="ro3">
          <table:table-cell table:style-name="ce4" table:formula="of:=CHAR(9)&amp;&quot;&lt;/data&gt;&quot;&amp;CHAR(13)&amp;&quot;&lt;/openerp&gt;&quot;" office:value-type="string" office:string-value="&#9;&lt;/data&gt;&#13;&lt;/openerp&gt;">
            <text:p><text:tab/>&lt;/data&gt;&lt;/openerp&gt;</text:p>
          </table:table-cell>
          <table:table-cell table:number-columns-repeated="10"/>
        </table:table-row>
        <table:table-row table:style-name="ro3" table:number-rows-repeated="1048554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account_tax_template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7" table:default-cell-style-name="Default"/>
        <table:table-row table:style-name="ro1">
          <table:table-cell table:style-name="Heading1" office:value-type="string">
            <text:p>company</text:p>
          </table:table-cell>
          <table:table-cell table:style-name="ce12" table:formula="of:=SUBSTITUTE(['account.account.template'.AG1];&quot;-&quot;;&quot;&quot;)" office:value-type="string" office:string-value="0">
            <text:p>0</text:p>
          </table:table-cell>
          <table:table-cell table:style-name="ce12" table:formula="of:=SUBSTITUTE(['account.account.template'.AH1];&quot;-&quot;;&quot;&quot;)" office:value-type="string" office:string-value="1">
            <text:p>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name</text:p>
          </table:table-cell>
          <table:table-cell table:style-name="Datos" office:value-type="string">
            <text:p>IV</text:p>
          </table:table-cell>
          <table:table-cell table:style-name="Datos" office:value-type="string">
            <text:p>IV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description</text:p>
          </table:table-cell>
          <table:table-cell table:style-name="Datos" office:value-type="string">
            <text:p>Sales Tax</text:p>
          </table:table-cell>
          <table:table-cell table:style-name="Datos" office:value-type="string">
            <text:p>Sales Tax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sequence</text:p>
          </table:table-cell>
          <table:table-cell table:style-name="Datos" office:value-type="float" office:value="10">
            <text:p>10</text:p>
          </table:table-cell>
          <table:table-cell table:style-name="Datos"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amount</text:p>
          </table:table-cell>
          <table:table-cell table:style-name="Datos" office:value-type="float" office:value="13">
            <text:p>13</text:p>
          </table:table-cell>
          <table:table-cell table:style-name="Datos"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type</text:p>
          </table:table-cell>
          <table:table-cell table:style-name="Datos" office:value-type="string">
            <text:p>percent</text:p>
          </table:table-cell>
          <table:table-cell table:style-name="Datos" office:value-type="string">
            <text:p>percent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tax_group</text:p>
          </table:table-cell>
          <table:table-cell table:style-name="Datos" office:value-type="string">
            <text:p>vat</text:p>
          </table:table-cell>
          <table:table-cell table:style-name="Datos" office:value-type="string">
            <text:p>vat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type_tax_use</text:p>
          </table:table-cell>
          <table:table-cell table:style-name="Datos" office:value-type="string">
            <text:p>sale</text:p>
          </table:table-cell>
          <table:table-cell table:style-name="Datos" office:value-type="string">
            <text:p>sale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applicable_type</text:p>
          </table:table-cell>
          <table:table-cell table:style-name="Datos" office:value-type="string">
            <text:p>true</text:p>
          </table:table-cell>
          <table:table-cell table:style-name="Datos" office:value-type="string">
            <text:p>true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child_depend</text:p>
          </table:table-cell>
          <table:table-cell table:style-name="Datos" office:value-type="string">
            <text:p>False</text:p>
          </table:table-cell>
          <table:table-cell table:style-name="Datos" office:value-type="string">
            <text:p>False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include_base_amount</text:p>
          </table:table-cell>
          <table:table-cell table:style-name="Datos" office:value-type="string">
            <text:p>False</text:p>
          </table:table-cell>
          <table:table-cell table:style-name="Datos" office:value-type="string">
            <text:p>False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base_sign</text:p>
          </table:table-cell>
          <table:table-cell table:style-name="Datos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ref_base_sign</text:p>
          </table:table-cell>
          <table:table-cell table:style-name="Datos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tax_sign</text:p>
          </table:table-cell>
          <table:table-cell table:style-name="Datos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ref_tax_sign</text:p>
          </table:table-cell>
          <table:table-cell table:style-name="Datos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chart_template_id</text:p>
          </table:table-cell>
          <table:table-cell table:style-name="Datos" table:formula="of:=['account.chart.template'.B1]" office:value-type="string" office:string-value="0">
            <text:p>0</text:p>
          </table:table-cell>
          <table:table-cell table:style-name="Datos" table:formula="of:=['account.chart.template'.C1]" office:value-type="string" office:string-value="1">
            <text:p>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account_collected_id</text:p>
          </table:table-cell>
          <table:table-cell table:style-name="Datos" table:formula="of:=['account.account.template'.$V$91]" office:value-type="string" office:string-value="212101">
            <text:p>212101</text:p>
          </table:table-cell>
          <table:table-cell table:style-name="Datos" table:formula="of:=['account.account.template'.$V$91]" office:value-type="string" office:string-value="212101">
            <text:p>21210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account_paid_id</text:p>
          </table:table-cell>
          <table:table-cell table:style-name="Datos" table:formula="of:=['account.account.template'.$V$91]" office:value-type="string" office:string-value="212101">
            <text:p>212101</text:p>
          </table:table-cell>
          <table:table-cell table:style-name="Datos" table:formula="of:=['account.account.template'.$V$91]" office:value-type="string" office:string-value="212101">
            <text:p>212101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base_code_id</text:p>
          </table:table-cell>
          <table:table-cell table:style-name="Datos" table:formula="of:=['account.tax.code.template'.$A$6]" office:value-type="string" office:string-value="IVPrin">
            <text:p>IVPrin</text:p>
          </table:table-cell>
          <table:table-cell table:style-name="Datos" table:formula="of:=['account.tax.code.template'.$A$6]" office:value-type="string" office:string-value="IVPrin">
            <text:p>IVPrin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ref_base_code_id</text:p>
          </table:table-cell>
          <table:table-cell table:style-name="Datos" table:formula="of:=['account.tax.code.template'.$A$6]" office:value-type="string" office:string-value="IVPrin">
            <text:p>IVPrin</text:p>
          </table:table-cell>
          <table:table-cell table:style-name="Datos" table:formula="of:=['account.tax.code.template'.$A$6]" office:value-type="string" office:string-value="IVPrin">
            <text:p>IVPrin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tax_code_id</text:p>
          </table:table-cell>
          <table:table-cell table:style-name="Datos" table:formula="of:=['account.tax.code.template'.$A$5]" office:value-type="string" office:string-value="IVTax">
            <text:p>IVTax</text:p>
          </table:table-cell>
          <table:table-cell table:style-name="Datos" table:formula="of:=['account.tax.code.template'.$A$5]" office:value-type="string" office:string-value="IVTax">
            <text:p>IVTax</text:p>
          </table:table-cell>
          <table:table-cell table:number-columns-repeated="8"/>
        </table:table-row>
        <table:table-row table:style-name="ro1">
          <table:table-cell table:style-name="Heading1" office:value-type="string">
            <text:p>ref_tax_code_id</text:p>
          </table:table-cell>
          <table:table-cell table:style-name="Datos" table:formula="of:=['account.tax.code.template'.$A$5]" office:value-type="string" office:string-value="IVTax">
            <text:p>IVTax</text:p>
          </table:table-cell>
          <table:table-cell table:style-name="Datos" table:formula="of:=['account.tax.code.template'.$A$5]" office:value-type="string" office:string-value="IVTax">
            <text:p>IVTax</text:p>
          </table:table-cell>
          <table:table-cell table:number-columns-repeated="8"/>
        </table:table-row>
        <table:table-row table:style-name="ro3">
          <table:table-cell/>
          <table:table-cell table:style-name="ce4" table:formula="of:=CHAR(9)&amp;CHAR(9)&amp;&quot;&lt;record id=&quot;&quot;account_tax_template_&quot;&amp;[.B2]&amp;&quot;_&quot;&amp;[.B1]&amp;&quot;&quot;&quot; model=&quot;&quot;account.tax.template&quot;&quot;&gt;&quot;&amp;CHAR(13)&amp;CHAR(9)&amp;CHAR(9)&amp;CHAR(9)&amp;&quot;&lt;field name=&quot;&quot;name&quot;&quot;&gt;&quot;&amp;[.B2]&amp;&quot;&lt;/field&gt;&quot;&amp;CHAR(13)&amp;CHAR(9)&amp;CHAR(9)&amp;CHAR(9)&amp;&quot;&lt;field name=&quot;&quot;description&quot;&quot;&gt;&quot;&amp;[.B3]&amp;&quot;&lt;/field&gt;&quot;&amp;CHAR(13)&amp;CHAR(9)&amp;CHAR(9)&amp;CHAR(9)&amp;&quot;&lt;field name=&quot;&quot;sequence&quot;&quot;&gt;&quot;&amp;[.B4]&amp;&quot;&lt;/field&gt;&quot;&amp;CHAR(13)&amp;CHAR(9)&amp;CHAR(9)&amp;CHAR(9)&amp;&quot;&lt;field name=&quot;&quot;amount&quot;&quot;&gt;&quot;&amp;[.B5]&amp;&quot;&lt;/field&gt;&quot;&amp;CHAR(13)&amp;CHAR(9)&amp;CHAR(9)&amp;CHAR(9)&amp;&quot;&lt;field name=&quot;&quot;type&quot;&quot;&gt;&quot;&amp;[.B6]&amp;&quot;&lt;/field&gt;&quot;&amp;CHAR(13)&amp;CHAR(9)&amp;CHAR(9)&amp;CHAR(9)&amp;&quot;&lt;field name=&quot;&quot;tax_group&quot;&quot;&gt;&quot;&amp;[.B7]&amp;&quot;&lt;/field&gt;&quot;&amp;CHAR(13)&amp;CHAR(9)&amp;CHAR(9)&amp;CHAR(9)&amp;&quot;&lt;field name=&quot;&quot;type_tax_use&quot;&quot;&gt;&quot;&amp;[.B8]&amp;&quot;&lt;/field&gt;&quot;&amp;CHAR(13)&amp;CHAR(9)&amp;CHAR(9)&amp;CHAR(9)&amp;&quot;&lt;field name=&quot;&quot;applicable_type&quot;&quot;&gt;&quot;&amp;[.B9]&amp;&quot;&lt;/field&gt;&quot;&amp;CHAR(13)&amp;CHAR(9)&amp;CHAR(9)&amp;CHAR(9)&amp;&quot;&lt;field name=&quot;&quot;child_depend&quot;&quot; eval=&quot;&quot;&quot;&amp;[.B10]&amp;&quot;&quot;&quot;/&gt;&quot;&amp;CHAR(13)&amp;CHAR(9)&amp;CHAR(9)&amp;CHAR(9)&amp;&quot;&lt;field name=&quot;&quot;include_base_amount&quot;&quot; eval=&quot;&quot;&quot;&amp;[.B11]&amp;&quot;&quot;&quot;/&gt;&quot;&amp;CHAR(13)&amp;CHAR(9)&amp;CHAR(9)&amp;CHAR(9)&amp;&quot;&lt;field name=&quot;&quot;base_sign&quot;&quot; eval=&quot;&quot;&quot;&amp;[.B12]&amp;&quot;&quot;&quot;/&gt;&quot;&amp;CHAR(13)&amp;CHAR(9)&amp;CHAR(9)&amp;CHAR(9)&amp;&quot;&lt;field name=&quot;&quot;ref_base_sign&quot;&quot; eval=&quot;&quot;&quot;&amp;[.B13]&amp;&quot;&quot;&quot;/&gt;&quot;&amp;CHAR(13)&amp;CHAR(9)&amp;CHAR(9)&amp;CHAR(9)&amp;&quot;&lt;field name=&quot;&quot;tax_sign&quot;&quot; eval=&quot;&quot;&quot;&amp;[.B14]&amp;&quot;&quot;&quot;/&gt;&quot;&amp;CHAR(13)&amp;CHAR(9)&amp;CHAR(9)&amp;CHAR(9)&amp;&quot;&lt;field name=&quot;&quot;ref_tax_sign&quot;&quot; eval=&quot;&quot;&quot;&amp;[.B15]&amp;&quot;&quot;&quot;/&gt;&quot;" office:value-type="string" office:string-value="&#9;&#9;&lt;record id=&quot;account_tax_template_IV_0&quot; model=&quot;account.tax.template&quot;&gt;&#13;&#9;&#9;&#9;&lt;field name=&quot;name&quot;&gt;IV&lt;/field&gt;&#13;&#9;&#9;&#9;&lt;field name=&quot;description&quot;&gt;Sales Tax&lt;/field&gt;&#13;&#9;&#9;&#9;&lt;field name=&quot;sequence&quot;&gt;10&lt;/field&gt;&#13;&#9;&#9;&#9;&lt;field name=&quot;amount&quot;&gt;13&lt;/field&gt;&#13;&#9;&#9;&#9;&lt;field name=&quot;type&quot;&gt;percent&lt;/field&gt;&#13;&#9;&#9;&#9;&lt;field name=&quot;tax_group&quot;&gt;vat&lt;/field&gt;&#13;&#9;&#9;&#9;&lt;field name=&quot;type_tax_use&quot;&gt;sale&lt;/field&gt;&#13;&#9;&#9;&#9;&lt;field name=&quot;applicable_type&quot;&gt;true&lt;/field&gt;&#13;&#9;&#9;&#9;&lt;field name=&quot;child_depend&quot; eval=&quot;False&quot;/&gt;&#13;&#9;&#9;&#9;&lt;field name=&quot;include_base_amount&quot; eval=&quot;False&quot;/&gt;&#13;&#9;&#9;&#9;&lt;field name=&quot;base_sign&quot; eval=&quot;1&quot;/&gt;&#13;&#9;&#9;&#9;&lt;field name=&quot;ref_base_sign&quot; eval=&quot;-1&quot;/&gt;&#13;&#9;&#9;&#9;&lt;field name=&quot;tax_sign&quot; eval=&quot;1&quot;/&gt;&#13;&#9;&#9;&#9;&lt;field name=&quot;ref_tax_sign&quot; eval=&quot;-1&quot;/&gt;">
            <text:p><text:tab/><text:tab/>&lt;record id="account_tax_template_IV_0" model="account.tax.template"&gt;<text:tab/><text:tab/><text:tab/>&lt;field name="name"&gt;IV&lt;/field&gt;<text:tab/><text:tab/><text:tab/>&lt;field name="description"&gt;Sales Tax&lt;/field&gt;<text:tab/><text:tab/><text:tab/>&lt;field name="sequence"&gt;10&lt;/field&gt;<text:tab/><text:tab/><text:tab/>&lt;field name="amount"&gt;13&lt;/field&gt;<text:tab/><text:tab/><text:tab/>&lt;field name="type"&gt;percent&lt;/field&gt;<text:tab/><text:tab/><text:tab/>&lt;field name="tax_group"&gt;vat&lt;/field&gt;<text:tab/><text:tab/><text:tab/>&lt;field name="type_tax_use"&gt;sale&lt;/field&gt;<text:tab/><text:tab/><text:tab/>&lt;field name="applicable_type"&gt;true&lt;/field&gt;<text:tab/><text:tab/><text:tab/>&lt;field name="child_depend" eval="False"/&gt;<text:tab/><text:tab/><text:tab/>&lt;field name="include_base_amount" eval="False"/&gt;<text:tab/><text:tab/><text:tab/>&lt;field name="base_sign" eval="1"/&gt;<text:tab/><text:tab/><text:tab/>&lt;field name="ref_base_sign" eval="-1"/&gt;<text:tab/><text:tab/><text:tab/>&lt;field name="tax_sign" eval="1"/&gt;<text:tab/><text:tab/><text:tab/>&lt;field name="ref_tax_sign" eval="-1"/&gt;</text:p>
          </table:table-cell>
          <table:table-cell table:style-name="ce4" table:formula="of:=CHAR(9)&amp;CHAR(9)&amp;&quot;&lt;record id=&quot;&quot;account_tax_template_&quot;&amp;[.C2]&amp;&quot;_&quot;&amp;[.C1]&amp;&quot;&quot;&quot; model=&quot;&quot;account.tax.template&quot;&quot;&gt;&quot;&amp;CHAR(13)&amp;CHAR(9)&amp;CHAR(9)&amp;CHAR(9)&amp;&quot;&lt;field name=&quot;&quot;name&quot;&quot;&gt;&quot;&amp;[.C2]&amp;&quot;&lt;/field&gt;&quot;&amp;CHAR(13)&amp;CHAR(9)&amp;CHAR(9)&amp;CHAR(9)&amp;&quot;&lt;field name=&quot;&quot;description&quot;&quot;&gt;&quot;&amp;[.C3]&amp;&quot;&lt;/field&gt;&quot;&amp;CHAR(13)&amp;CHAR(9)&amp;CHAR(9)&amp;CHAR(9)&amp;&quot;&lt;field name=&quot;&quot;sequence&quot;&quot;&gt;&quot;&amp;[.C4]&amp;&quot;&lt;/field&gt;&quot;&amp;CHAR(13)&amp;CHAR(9)&amp;CHAR(9)&amp;CHAR(9)&amp;&quot;&lt;field name=&quot;&quot;amount&quot;&quot;&gt;&quot;&amp;[.C5]&amp;&quot;&lt;/field&gt;&quot;&amp;CHAR(13)&amp;CHAR(9)&amp;CHAR(9)&amp;CHAR(9)&amp;&quot;&lt;field name=&quot;&quot;type&quot;&quot;&gt;&quot;&amp;[.C6]&amp;&quot;&lt;/field&gt;&quot;&amp;CHAR(13)&amp;CHAR(9)&amp;CHAR(9)&amp;CHAR(9)&amp;&quot;&lt;field name=&quot;&quot;tax_group&quot;&quot;&gt;&quot;&amp;[.C7]&amp;&quot;&lt;/field&gt;&quot;&amp;CHAR(13)&amp;CHAR(9)&amp;CHAR(9)&amp;CHAR(9)&amp;&quot;&lt;field name=&quot;&quot;type_tax_use&quot;&quot;&gt;&quot;&amp;[.C8]&amp;&quot;&lt;/field&gt;&quot;&amp;CHAR(13)&amp;CHAR(9)&amp;CHAR(9)&amp;CHAR(9)&amp;&quot;&lt;field name=&quot;&quot;applicable_type&quot;&quot;&gt;&quot;&amp;[.C9]&amp;&quot;&lt;/field&gt;&quot;&amp;CHAR(13)&amp;CHAR(9)&amp;CHAR(9)&amp;CHAR(9)&amp;&quot;&lt;field name=&quot;&quot;child_depend&quot;&quot; eval=&quot;&quot;&quot;&amp;[.C10]&amp;&quot;&quot;&quot;/&gt;&quot;&amp;CHAR(13)&amp;CHAR(9)&amp;CHAR(9)&amp;CHAR(9)&amp;&quot;&lt;field name=&quot;&quot;include_base_amount&quot;&quot; eval=&quot;&quot;&quot;&amp;[.C11]&amp;&quot;&quot;&quot;/&gt;&quot;&amp;CHAR(13)&amp;CHAR(9)&amp;CHAR(9)&amp;CHAR(9)&amp;&quot;&lt;field name=&quot;&quot;base_sign&quot;&quot; eval=&quot;&quot;&quot;&amp;[.C12]&amp;&quot;&quot;&quot;/&gt;&quot;&amp;CHAR(13)&amp;CHAR(9)&amp;CHAR(9)&amp;CHAR(9)&amp;&quot;&lt;field name=&quot;&quot;ref_base_sign&quot;&quot; eval=&quot;&quot;&quot;&amp;[.C13]&amp;&quot;&quot;&quot;/&gt;&quot;&amp;CHAR(13)&amp;CHAR(9)&amp;CHAR(9)&amp;CHAR(9)&amp;&quot;&lt;field name=&quot;&quot;tax_sign&quot;&quot; eval=&quot;&quot;&quot;&amp;[.C14]&amp;&quot;&quot;&quot;/&gt;&quot;&amp;CHAR(13)&amp;CHAR(9)&amp;CHAR(9)&amp;CHAR(9)&amp;&quot;&lt;field name=&quot;&quot;ref_tax_sign&quot;&quot; eval=&quot;&quot;&quot;&amp;[.C15]&amp;&quot;&quot;&quot;/&gt;&quot;" office:value-type="string" office:string-value="&#9;&#9;&lt;record id=&quot;account_tax_template_IV_1&quot; model=&quot;account.tax.template&quot;&gt;&#13;&#9;&#9;&#9;&lt;field name=&quot;name&quot;&gt;IV&lt;/field&gt;&#13;&#9;&#9;&#9;&lt;field name=&quot;description&quot;&gt;Sales Tax&lt;/field&gt;&#13;&#9;&#9;&#9;&lt;field name=&quot;sequence&quot;&gt;10&lt;/field&gt;&#13;&#9;&#9;&#9;&lt;field name=&quot;amount&quot;&gt;13&lt;/field&gt;&#13;&#9;&#9;&#9;&lt;field name=&quot;type&quot;&gt;percent&lt;/field&gt;&#13;&#9;&#9;&#9;&lt;field name=&quot;tax_group&quot;&gt;vat&lt;/field&gt;&#13;&#9;&#9;&#9;&lt;field name=&quot;type_tax_use&quot;&gt;sale&lt;/field&gt;&#13;&#9;&#9;&#9;&lt;field name=&quot;applicable_type&quot;&gt;true&lt;/field&gt;&#13;&#9;&#9;&#9;&lt;field name=&quot;child_depend&quot; eval=&quot;False&quot;/&gt;&#13;&#9;&#9;&#9;&lt;field name=&quot;include_base_amount&quot; eval=&quot;False&quot;/&gt;&#13;&#9;&#9;&#9;&lt;field name=&quot;base_sign&quot; eval=&quot;1&quot;/&gt;&#13;&#9;&#9;&#9;&lt;field name=&quot;ref_base_sign&quot; eval=&quot;-1&quot;/&gt;&#13;&#9;&#9;&#9;&lt;field name=&quot;tax_sign&quot; eval=&quot;1&quot;/&gt;&#13;&#9;&#9;&#9;&lt;field name=&quot;ref_tax_sign&quot; eval=&quot;-1&quot;/&gt;">
            <text:p><text:tab/><text:tab/>&lt;record id="account_tax_template_IV_1" model="account.tax.template"&gt;<text:tab/><text:tab/><text:tab/>&lt;field name="name"&gt;IV&lt;/field&gt;<text:tab/><text:tab/><text:tab/>&lt;field name="description"&gt;Sales Tax&lt;/field&gt;<text:tab/><text:tab/><text:tab/>&lt;field name="sequence"&gt;10&lt;/field&gt;<text:tab/><text:tab/><text:tab/>&lt;field name="amount"&gt;13&lt;/field&gt;<text:tab/><text:tab/><text:tab/>&lt;field name="type"&gt;percent&lt;/field&gt;<text:tab/><text:tab/><text:tab/>&lt;field name="tax_group"&gt;vat&lt;/field&gt;<text:tab/><text:tab/><text:tab/>&lt;field name="type_tax_use"&gt;sale&lt;/field&gt;<text:tab/><text:tab/><text:tab/>&lt;field name="applicable_type"&gt;true&lt;/field&gt;<text:tab/><text:tab/><text:tab/>&lt;field name="child_depend" eval="False"/&gt;<text:tab/><text:tab/><text:tab/>&lt;field name="include_base_amount" eval="False"/&gt;<text:tab/><text:tab/><text:tab/>&lt;field name="base_sign" eval="1"/&gt;<text:tab/><text:tab/><text:tab/>&lt;field name="ref_base_sign" eval="-1"/&gt;<text:tab/><text:tab/><text:tab/>&lt;field name="tax_sign" eval="1"/&gt;<text:tab/><text:tab/><text:tab/>&lt;field name="ref_tax_sign" eval="-1"/&gt;</text:p>
          </table:table-cell>
          <table:table-cell table:number-columns-repeated="8"/>
        </table:table-row>
        <table:table-row table:style-name="ro3">
          <table:table-cell table:style-name="ce4" table:formula="of:=&quot;&lt;?xml version=&quot;&quot;1.0&quot;&quot; encoding=&quot;&quot;utf-8&quot;&quot;?&gt;&quot;&amp;CHAR(13)&amp;&quot;&lt;openerp&gt;&quot;&amp;CHAR(13)&amp;CHAR(9)&amp;&quot;&lt;data noupdate=&quot;&quot;0&quot;&quot;&gt;&quot;&amp;CHAR(13)&amp;CHAR(9)&amp;CHAR(9)&amp;&quot;&lt;!--&quot;&amp;CHAR(13)&amp;CHAR(9)&amp;CHAR(9)&amp;&quot;Resource: account.tax.template&quot;&amp;CHAR(13)&amp;CHAR(9)&amp;CHAR(9)&amp;&quot;Account tax templates for Costa Rica&quot;&amp;CHAR(13)&amp;CHAR(9)&amp;CHAR(9)&amp;&quot;--&gt;&quot;" office:value-type="string" office:string-value="&lt;?xml version=&quot;1.0&quot; encoding=&quot;utf-8&quot;?&gt;&#13;&lt;openerp&gt;&#13;&#9;&lt;data noupdate=&quot;0&quot;&gt;&#13;&#9;&#9;&lt;!--&#13;&#9;&#9;Resource: account.tax.template&#13;&#9;&#9;Account tax templates for Costa Rica&#13;&#9;&#9;--&gt;">
            <text:p>&lt;?xml version="1.0" encoding="utf-8"?&gt;&lt;openerp&gt;<text:tab/>&lt;data noupdate="0"&gt;<text:tab/><text:tab/>&lt;!--<text:tab/><text:tab/>Resource: account.tax.template<text:tab/><text:tab/>Account tax templates for Costa Rica<text:tab/><text:tab/>--&gt;</text:p>
          </table:table-cell>
          <table:table-cell table:formula="of:=[.B23]&amp;CHAR(13)&amp;CHAR(9)&amp;CHAR(9)&amp;CHAR(9)&amp;&quot;&lt;field name=&quot;&quot;chart_template_id&quot;&quot; ref=&quot;&quot;account_chart_template_&quot;&amp;[.B16]&amp;&quot;&quot;&quot;/&gt;&quot;&amp;CHAR(13)&amp;CHAR(9)&amp;CHAR(9)&amp;CHAR(9)&amp;&quot;&lt;field name=&quot;&quot;account_collected_id&quot;&quot; ref=&quot;&quot;account_account_template_&quot;&amp;[.B1]&amp;&quot;_&quot;&amp;[.B17]&amp;&quot;&quot;&quot;/&gt;&quot;&amp;CHAR(13)&amp;CHAR(9)&amp;CHAR(9)&amp;CHAR(9)&amp;&quot;&lt;field name=&quot;&quot;account_paid_id&quot;&quot; ref=&quot;&quot;account_account_template_&quot;&amp;[.B1]&amp;&quot;_&quot;&amp;[.B18]&amp;&quot;&quot;&quot;/&gt;&quot;&amp;CHAR(13)&amp;CHAR(9)&amp;CHAR(9)&amp;CHAR(9)&amp;&quot;&lt;field name=&quot;&quot;base_code_id&quot;&quot; ref=&quot;&quot;account_tax_code_template_&quot;&amp;[.B19]&amp;&quot;&quot;&quot;/&gt;&quot;&amp;CHAR(13)&amp;CHAR(9)&amp;CHAR(9)&amp;CHAR(9)&amp;&quot;&lt;field name=&quot;&quot;ref_base_code_id&quot;&quot; ref=&quot;&quot;account_tax_code_template_&quot;&amp;[.B20]&amp;&quot;&quot;&quot;/&gt;&quot;&amp;CHAR(13)&amp;CHAR(9)&amp;CHAR(9)&amp;CHAR(9)&amp;&quot;&lt;field name=&quot;&quot;tax_code_id&quot;&quot; ref=&quot;&quot;account_tax_code_template_&quot;&amp;[.B21]&amp;&quot;&quot;&quot;/&gt;&quot;&amp;CHAR(13)&amp;CHAR(9)&amp;CHAR(9)&amp;CHAR(9)&amp;&quot;&lt;field name=&quot;&quot;ref_tax_code_id&quot;&quot; ref=&quot;&quot;account_tax_code_template_&quot;&amp;[.B22]&amp;&quot;&quot;&quot;/&gt;&quot;&amp;CHAR(13)&amp;CHAR(9)&amp;CHAR(9)&amp;&quot;&lt;/record&gt;&quot;" office:value-type="string" office:string-value="&#9;&#9;&lt;record id=&quot;account_tax_template_IV_0&quot; model=&quot;account.tax.template&quot;&gt;&#13;&#9;&#9;&#9;&lt;field name=&quot;name&quot;&gt;IV&lt;/field&gt;&#13;&#9;&#9;&#9;&lt;field name=&quot;description&quot;&gt;Sales Tax&lt;/field&gt;&#13;&#9;&#9;&#9;&lt;field name=&quot;sequence&quot;&gt;10&lt;/field&gt;&#13;&#9;&#9;&#9;&lt;field name=&quot;amount&quot;&gt;13&lt;/field&gt;&#13;&#9;&#9;&#9;&lt;field name=&quot;type&quot;&gt;percent&lt;/field&gt;&#13;&#9;&#9;&#9;&lt;field name=&quot;tax_group&quot;&gt;vat&lt;/field&gt;&#13;&#9;&#9;&#9;&lt;field name=&quot;type_tax_use&quot;&gt;sale&lt;/field&gt;&#13;&#9;&#9;&#9;&lt;field name=&quot;applicable_type&quot;&gt;true&lt;/field&gt;&#13;&#9;&#9;&#9;&lt;field name=&quot;child_depend&quot; eval=&quot;False&quot;/&gt;&#13;&#9;&#9;&#9;&lt;field name=&quot;include_base_amount&quot; eval=&quot;False&quot;/&gt;&#13;&#9;&#9;&#9;&lt;field name=&quot;base_sign&quot; eval=&quot;1&quot;/&gt;&#13;&#9;&#9;&#9;&lt;field name=&quot;ref_base_sign&quot; eval=&quot;-1&quot;/&gt;&#13;&#9;&#9;&#9;&lt;field name=&quot;tax_sign&quot; eval=&quot;1&quot;/&gt;&#13;&#9;&#9;&#9;&lt;field name=&quot;ref_tax_sign&quot; eval=&quot;-1&quot;/&gt;&#13;&#9;&#9;&#9;&lt;field name=&quot;chart_template_id&quot; ref=&quot;account_chart_template_0&quot;/&gt;&#13;&#9;&#9;&#9;&lt;field name=&quot;account_collected_id&quot; ref=&quot;account_account_template_0_212101&quot;/&gt;&#13;&#9;&#9;&#9;&lt;field name=&quot;account_paid_id&quot; ref=&quot;account_account_template_0_212101&quot;/&gt;&#13;&#9;&#9;&#9;&lt;field name=&quot;base_code_id&quot; ref=&quot;account_tax_code_template_IVPrin&quot;/&gt;&#13;&#9;&#9;&#9;&lt;field name=&quot;ref_base_code_id&quot; ref=&quot;account_tax_code_template_IVPrin&quot;/&gt;&#13;&#9;&#9;&#9;&lt;field name=&quot;tax_code_id&quot; ref=&quot;account_tax_code_template_IVTax&quot;/&gt;&#13;&#9;&#9;&#9;&lt;field name=&quot;ref_tax_code_id&quot; ref=&quot;account_tax_code_template_IVTax&quot;/&gt;&#13;&#9;&#9;&lt;/record&gt;">
            <text:p><text:tab/><text:tab/>&lt;record id="account_tax_template_IV_0" model="account.tax.template"&gt;<text:tab/><text:tab/><text:tab/>&lt;field name="name"&gt;IV&lt;/field&gt;<text:tab/><text:tab/><text:tab/>&lt;field name="description"&gt;Sales Tax&lt;/field&gt;<text:tab/><text:tab/><text:tab/>&lt;field name="sequence"&gt;10&lt;/field&gt;<text:tab/><text:tab/><text:tab/>&lt;field name="amount"&gt;13&lt;/field&gt;<text:tab/><text:tab/><text:tab/>&lt;field name="type"&gt;percent&lt;/field&gt;<text:tab/><text:tab/><text:tab/>&lt;field name="tax_group"&gt;vat&lt;/field&gt;<text:tab/><text:tab/><text:tab/>&lt;field name="type_tax_use"&gt;sale&lt;/field&gt;<text:tab/><text:tab/><text:tab/>&lt;field name="applicable_type"&gt;true&lt;/field&gt;<text:tab/><text:tab/><text:tab/>&lt;field name="child_depend" eval="False"/&gt;<text:tab/><text:tab/><text:tab/>&lt;field name="include_base_amount" eval="False"/&gt;<text:tab/><text:tab/><text:tab/>&lt;field name="base_sign" eval="1"/&gt;<text:tab/><text:tab/><text:tab/>&lt;field name="ref_base_sign" eval="-1"/&gt;<text:tab/><text:tab/><text:tab/>&lt;field name="tax_sign" eval="1"/&gt;<text:tab/><text:tab/><text:tab/>&lt;field name="ref_tax_sign" eval="-1"/&gt;<text:tab/><text:tab/><text:tab/>&lt;field name="chart_template_id" ref="account_chart_template_0"/&gt;<text:tab/><text:tab/><text:tab/>&lt;field name="account_collected_id" ref="account_account_template_0_212101"/&gt;<text:tab/><text:tab/><text:tab/>&lt;field name="account_paid_id" ref="account_account_template_0_212101"/&gt;<text:tab/><text:tab/><text:tab/>&lt;field name="base_code_id" ref="account_tax_code_template_IVPrin"/&gt;<text:tab/><text:tab/><text:tab/>&lt;field name="ref_base_code_id" ref="account_tax_code_template_IVPrin"/&gt;<text:tab/><text:tab/><text:tab/>&lt;field name="tax_code_id" ref="account_tax_code_template_IVTax"/&gt;<text:tab/><text:tab/><text:tab/>&lt;field name="ref_tax_code_id" ref="account_tax_code_template_IVTax"/&gt;<text:tab/><text:tab/>&lt;/record&gt;</text:p>
          </table:table-cell>
          <table:table-cell table:formula="of:=[.C23]&amp;CHAR(13)&amp;CHAR(9)&amp;CHAR(9)&amp;CHAR(9)&amp;&quot;&lt;field name=&quot;&quot;chart_template_id&quot;&quot; ref=&quot;&quot;account_chart_template_&quot;&amp;[.C16]&amp;&quot;&quot;&quot;/&gt;&quot;&amp;CHAR(13)&amp;CHAR(9)&amp;CHAR(9)&amp;CHAR(9)&amp;&quot;&lt;field name=&quot;&quot;account_collected_id&quot;&quot; ref=&quot;&quot;account_account_template_&quot;&amp;[.C1]&amp;&quot;_&quot;&amp;[.C17]&amp;&quot;&quot;&quot;/&gt;&quot;&amp;CHAR(13)&amp;CHAR(9)&amp;CHAR(9)&amp;CHAR(9)&amp;&quot;&lt;field name=&quot;&quot;account_paid_id&quot;&quot; ref=&quot;&quot;account_account_template_&quot;&amp;[.C1]&amp;&quot;_&quot;&amp;[.C18]&amp;&quot;&quot;&quot;/&gt;&quot;&amp;CHAR(13)&amp;CHAR(9)&amp;CHAR(9)&amp;CHAR(9)&amp;&quot;&lt;field name=&quot;&quot;base_code_id&quot;&quot; ref=&quot;&quot;account_tax_code_template_&quot;&amp;[.C19]&amp;&quot;&quot;&quot;/&gt;&quot;&amp;CHAR(13)&amp;CHAR(9)&amp;CHAR(9)&amp;CHAR(9)&amp;&quot;&lt;field name=&quot;&quot;ref_base_code_id&quot;&quot; ref=&quot;&quot;account_tax_code_template_&quot;&amp;[.C20]&amp;&quot;&quot;&quot;/&gt;&quot;&amp;CHAR(13)&amp;CHAR(9)&amp;CHAR(9)&amp;CHAR(9)&amp;&quot;&lt;field name=&quot;&quot;tax_code_id&quot;&quot; ref=&quot;&quot;account_tax_code_template_&quot;&amp;[.C21]&amp;&quot;&quot;&quot;/&gt;&quot;&amp;CHAR(13)&amp;CHAR(9)&amp;CHAR(9)&amp;CHAR(9)&amp;&quot;&lt;field name=&quot;&quot;ref_tax_code_id&quot;&quot; ref=&quot;&quot;account_tax_code_template_&quot;&amp;[.C22]&amp;&quot;&quot;&quot;/&gt;&quot;&amp;CHAR(13)&amp;CHAR(9)&amp;CHAR(9)&amp;&quot;&lt;/record&gt;&quot;" office:value-type="string" office:string-value="&#9;&#9;&lt;record id=&quot;account_tax_template_IV_1&quot; model=&quot;account.tax.template&quot;&gt;&#13;&#9;&#9;&#9;&lt;field name=&quot;name&quot;&gt;IV&lt;/field&gt;&#13;&#9;&#9;&#9;&lt;field name=&quot;description&quot;&gt;Sales Tax&lt;/field&gt;&#13;&#9;&#9;&#9;&lt;field name=&quot;sequence&quot;&gt;10&lt;/field&gt;&#13;&#9;&#9;&#9;&lt;field name=&quot;amount&quot;&gt;13&lt;/field&gt;&#13;&#9;&#9;&#9;&lt;field name=&quot;type&quot;&gt;percent&lt;/field&gt;&#13;&#9;&#9;&#9;&lt;field name=&quot;tax_group&quot;&gt;vat&lt;/field&gt;&#13;&#9;&#9;&#9;&lt;field name=&quot;type_tax_use&quot;&gt;sale&lt;/field&gt;&#13;&#9;&#9;&#9;&lt;field name=&quot;applicable_type&quot;&gt;true&lt;/field&gt;&#13;&#9;&#9;&#9;&lt;field name=&quot;child_depend&quot; eval=&quot;False&quot;/&gt;&#13;&#9;&#9;&#9;&lt;field name=&quot;include_base_amount&quot; eval=&quot;False&quot;/&gt;&#13;&#9;&#9;&#9;&lt;field name=&quot;base_sign&quot; eval=&quot;1&quot;/&gt;&#13;&#9;&#9;&#9;&lt;field name=&quot;ref_base_sign&quot; eval=&quot;-1&quot;/&gt;&#13;&#9;&#9;&#9;&lt;field name=&quot;tax_sign&quot; eval=&quot;1&quot;/&gt;&#13;&#9;&#9;&#9;&lt;field name=&quot;ref_tax_sign&quot; eval=&quot;-1&quot;/&gt;&#13;&#9;&#9;&#9;&lt;field name=&quot;chart_template_id&quot; ref=&quot;account_chart_template_1&quot;/&gt;&#13;&#9;&#9;&#9;&lt;field name=&quot;account_collected_id&quot; ref=&quot;account_account_template_1_212101&quot;/&gt;&#13;&#9;&#9;&#9;&lt;field name=&quot;account_paid_id&quot; ref=&quot;account_account_template_1_212101&quot;/&gt;&#13;&#9;&#9;&#9;&lt;field name=&quot;base_code_id&quot; ref=&quot;account_tax_code_template_IVPrin&quot;/&gt;&#13;&#9;&#9;&#9;&lt;field name=&quot;ref_base_code_id&quot; ref=&quot;account_tax_code_template_IVPrin&quot;/&gt;&#13;&#9;&#9;&#9;&lt;field name=&quot;tax_code_id&quot; ref=&quot;account_tax_code_template_IVTax&quot;/&gt;&#13;&#9;&#9;&#9;&lt;field name=&quot;ref_tax_code_id&quot; ref=&quot;account_tax_code_template_IVTax&quot;/&gt;&#13;&#9;&#9;&lt;/record&gt;">
            <text:p><text:tab/><text:tab/>&lt;record id="account_tax_template_IV_1" model="account.tax.template"&gt;<text:tab/><text:tab/><text:tab/>&lt;field name="name"&gt;IV&lt;/field&gt;<text:tab/><text:tab/><text:tab/>&lt;field name="description"&gt;Sales Tax&lt;/field&gt;<text:tab/><text:tab/><text:tab/>&lt;field name="sequence"&gt;10&lt;/field&gt;<text:tab/><text:tab/><text:tab/>&lt;field name="amount"&gt;13&lt;/field&gt;<text:tab/><text:tab/><text:tab/>&lt;field name="type"&gt;percent&lt;/field&gt;<text:tab/><text:tab/><text:tab/>&lt;field name="tax_group"&gt;vat&lt;/field&gt;<text:tab/><text:tab/><text:tab/>&lt;field name="type_tax_use"&gt;sale&lt;/field&gt;<text:tab/><text:tab/><text:tab/>&lt;field name="applicable_type"&gt;true&lt;/field&gt;<text:tab/><text:tab/><text:tab/>&lt;field name="child_depend" eval="False"/&gt;<text:tab/><text:tab/><text:tab/>&lt;field name="include_base_amount" eval="False"/&gt;<text:tab/><text:tab/><text:tab/>&lt;field name="base_sign" eval="1"/&gt;<text:tab/><text:tab/><text:tab/>&lt;field name="ref_base_sign" eval="-1"/&gt;<text:tab/><text:tab/><text:tab/>&lt;field name="tax_sign" eval="1"/&gt;<text:tab/><text:tab/><text:tab/>&lt;field name="ref_tax_sign" eval="-1"/&gt;<text:tab/><text:tab/><text:tab/>&lt;field name="chart_template_id" ref="account_chart_template_1"/&gt;<text:tab/><text:tab/><text:tab/>&lt;field name="account_collected_id" ref="account_account_template_1_212101"/&gt;<text:tab/><text:tab/><text:tab/>&lt;field name="account_paid_id" ref="account_account_template_1_212101"/&gt;<text:tab/><text:tab/><text:tab/>&lt;field name="base_code_id" ref="account_tax_code_template_IVPrin"/&gt;<text:tab/><text:tab/><text:tab/>&lt;field name="ref_base_code_id" ref="account_tax_code_template_IVPrin"/&gt;<text:tab/><text:tab/><text:tab/>&lt;field name="tax_code_id" ref="account_tax_code_template_IVTax"/&gt;<text:tab/><text:tab/><text:tab/>&lt;field name="ref_tax_code_id" ref="account_tax_code_template_IVTax"/&gt;<text:tab/><text:tab/>&lt;/record&gt;</text:p>
          </table:table-cell>
          <table:table-cell table:number-columns-repeated="8"/>
        </table:table-row>
        <table:table-row table:style-name="ro3">
          <table:table-cell table:formula="of:=[.B24]" office:value-type="string" office:string-value="&#9;&#9;&lt;record id=&quot;account_tax_template_IV_0&quot; model=&quot;account.tax.template&quot;&gt;&#13;&#9;&#9;&#9;&lt;field name=&quot;name&quot;&gt;IV&lt;/field&gt;&#13;&#9;&#9;&#9;&lt;field name=&quot;description&quot;&gt;Sales Tax&lt;/field&gt;&#13;&#9;&#9;&#9;&lt;field name=&quot;sequence&quot;&gt;10&lt;/field&gt;&#13;&#9;&#9;&#9;&lt;field name=&quot;amount&quot;&gt;13&lt;/field&gt;&#13;&#9;&#9;&#9;&lt;field name=&quot;type&quot;&gt;percent&lt;/field&gt;&#13;&#9;&#9;&#9;&lt;field name=&quot;tax_group&quot;&gt;vat&lt;/field&gt;&#13;&#9;&#9;&#9;&lt;field name=&quot;type_tax_use&quot;&gt;sale&lt;/field&gt;&#13;&#9;&#9;&#9;&lt;field name=&quot;applicable_type&quot;&gt;true&lt;/field&gt;&#13;&#9;&#9;&#9;&lt;field name=&quot;child_depend&quot; eval=&quot;False&quot;/&gt;&#13;&#9;&#9;&#9;&lt;field name=&quot;include_base_amount&quot; eval=&quot;False&quot;/&gt;&#13;&#9;&#9;&#9;&lt;field name=&quot;base_sign&quot; eval=&quot;1&quot;/&gt;&#13;&#9;&#9;&#9;&lt;field name=&quot;ref_base_sign&quot; eval=&quot;-1&quot;/&gt;&#13;&#9;&#9;&#9;&lt;field name=&quot;tax_sign&quot; eval=&quot;1&quot;/&gt;&#13;&#9;&#9;&#9;&lt;field name=&quot;ref_tax_sign&quot; eval=&quot;-1&quot;/&gt;&#13;&#9;&#9;&#9;&lt;field name=&quot;chart_template_id&quot; ref=&quot;account_chart_template_0&quot;/&gt;&#13;&#9;&#9;&#9;&lt;field name=&quot;account_collected_id&quot; ref=&quot;account_account_template_0_212101&quot;/&gt;&#13;&#9;&#9;&#9;&lt;field name=&quot;account_paid_id&quot; ref=&quot;account_account_template_0_212101&quot;/&gt;&#13;&#9;&#9;&#9;&lt;field name=&quot;base_code_id&quot; ref=&quot;account_tax_code_template_IVPrin&quot;/&gt;&#13;&#9;&#9;&#9;&lt;field name=&quot;ref_base_code_id&quot; ref=&quot;account_tax_code_template_IVPrin&quot;/&gt;&#13;&#9;&#9;&#9;&lt;field name=&quot;tax_code_id&quot; ref=&quot;account_tax_code_template_IVTax&quot;/&gt;&#13;&#9;&#9;&#9;&lt;field name=&quot;ref_tax_code_id&quot; ref=&quot;account_tax_code_template_IVTax&quot;/&gt;&#13;&#9;&#9;&lt;/record&gt;">
            <text:p><text:tab/><text:tab/>&lt;record id="account_tax_template_IV_0" model="account.tax.template"&gt;<text:tab/><text:tab/><text:tab/>&lt;field name="name"&gt;IV&lt;/field&gt;<text:tab/><text:tab/><text:tab/>&lt;field name="description"&gt;Sales Tax&lt;/field&gt;<text:tab/><text:tab/><text:tab/>&lt;field name="sequence"&gt;10&lt;/field&gt;<text:tab/><text:tab/><text:tab/>&lt;field name="amount"&gt;13&lt;/field&gt;<text:tab/><text:tab/><text:tab/>&lt;field name="type"&gt;percent&lt;/field&gt;<text:tab/><text:tab/><text:tab/>&lt;field name="tax_group"&gt;vat&lt;/field&gt;<text:tab/><text:tab/><text:tab/>&lt;field name="type_tax_use"&gt;sale&lt;/field&gt;<text:tab/><text:tab/><text:tab/>&lt;field name="applicable_type"&gt;true&lt;/field&gt;<text:tab/><text:tab/><text:tab/>&lt;field name="child_depend" eval="False"/&gt;<text:tab/><text:tab/><text:tab/>&lt;field name="include_base_amount" eval="False"/&gt;<text:tab/><text:tab/><text:tab/>&lt;field name="base_sign" eval="1"/&gt;<text:tab/><text:tab/><text:tab/>&lt;field name="ref_base_sign" eval="-1"/&gt;<text:tab/><text:tab/><text:tab/>&lt;field name="tax_sign" eval="1"/&gt;<text:tab/><text:tab/><text:tab/>&lt;field name="ref_tax_sign" eval="-1"/&gt;<text:tab/><text:tab/><text:tab/>&lt;field name="chart_template_id" ref="account_chart_template_0"/&gt;<text:tab/><text:tab/><text:tab/>&lt;field name="account_collected_id" ref="account_account_template_0_212101"/&gt;<text:tab/><text:tab/><text:tab/>&lt;field name="account_paid_id" ref="account_account_template_0_212101"/&gt;<text:tab/><text:tab/><text:tab/>&lt;field name="base_code_id" ref="account_tax_code_template_IVPrin"/&gt;<text:tab/><text:tab/><text:tab/>&lt;field name="ref_base_code_id" ref="account_tax_code_template_IVPrin"/&gt;<text:tab/><text:tab/><text:tab/>&lt;field name="tax_code_id" ref="account_tax_code_template_IVTax"/&gt;<text:tab/><text:tab/><text:tab/>&lt;field name="ref_tax_code_id" ref="account_tax_code_template_IVTax"/&gt;<text:tab/><text:tab/>&lt;/record&gt;</text:p>
          </table:table-cell>
          <table:table-cell table:number-columns-repeated="10"/>
        </table:table-row>
        <table:table-row table:style-name="ro3">
          <table:table-cell table:formula="of:=[.C24]" office:value-type="string" office:string-value="&#9;&#9;&lt;record id=&quot;account_tax_template_IV_1&quot; model=&quot;account.tax.template&quot;&gt;&#13;&#9;&#9;&#9;&lt;field name=&quot;name&quot;&gt;IV&lt;/field&gt;&#13;&#9;&#9;&#9;&lt;field name=&quot;description&quot;&gt;Sales Tax&lt;/field&gt;&#13;&#9;&#9;&#9;&lt;field name=&quot;sequence&quot;&gt;10&lt;/field&gt;&#13;&#9;&#9;&#9;&lt;field name=&quot;amount&quot;&gt;13&lt;/field&gt;&#13;&#9;&#9;&#9;&lt;field name=&quot;type&quot;&gt;percent&lt;/field&gt;&#13;&#9;&#9;&#9;&lt;field name=&quot;tax_group&quot;&gt;vat&lt;/field&gt;&#13;&#9;&#9;&#9;&lt;field name=&quot;type_tax_use&quot;&gt;sale&lt;/field&gt;&#13;&#9;&#9;&#9;&lt;field name=&quot;applicable_type&quot;&gt;true&lt;/field&gt;&#13;&#9;&#9;&#9;&lt;field name=&quot;child_depend&quot; eval=&quot;False&quot;/&gt;&#13;&#9;&#9;&#9;&lt;field name=&quot;include_base_amount&quot; eval=&quot;False&quot;/&gt;&#13;&#9;&#9;&#9;&lt;field name=&quot;base_sign&quot; eval=&quot;1&quot;/&gt;&#13;&#9;&#9;&#9;&lt;field name=&quot;ref_base_sign&quot; eval=&quot;-1&quot;/&gt;&#13;&#9;&#9;&#9;&lt;field name=&quot;tax_sign&quot; eval=&quot;1&quot;/&gt;&#13;&#9;&#9;&#9;&lt;field name=&quot;ref_tax_sign&quot; eval=&quot;-1&quot;/&gt;&#13;&#9;&#9;&#9;&lt;field name=&quot;chart_template_id&quot; ref=&quot;account_chart_template_1&quot;/&gt;&#13;&#9;&#9;&#9;&lt;field name=&quot;account_collected_id&quot; ref=&quot;account_account_template_1_212101&quot;/&gt;&#13;&#9;&#9;&#9;&lt;field name=&quot;account_paid_id&quot; ref=&quot;account_account_template_1_212101&quot;/&gt;&#13;&#9;&#9;&#9;&lt;field name=&quot;base_code_id&quot; ref=&quot;account_tax_code_template_IVPrin&quot;/&gt;&#13;&#9;&#9;&#9;&lt;field name=&quot;ref_base_code_id&quot; ref=&quot;account_tax_code_template_IVPrin&quot;/&gt;&#13;&#9;&#9;&#9;&lt;field name=&quot;tax_code_id&quot; ref=&quot;account_tax_code_template_IVTax&quot;/&gt;&#13;&#9;&#9;&#9;&lt;field name=&quot;ref_tax_code_id&quot; ref=&quot;account_tax_code_template_IVTax&quot;/&gt;&#13;&#9;&#9;&lt;/record&gt;">
            <text:p><text:tab/><text:tab/>&lt;record id="account_tax_template_IV_1" model="account.tax.template"&gt;<text:tab/><text:tab/><text:tab/>&lt;field name="name"&gt;IV&lt;/field&gt;<text:tab/><text:tab/><text:tab/>&lt;field name="description"&gt;Sales Tax&lt;/field&gt;<text:tab/><text:tab/><text:tab/>&lt;field name="sequence"&gt;10&lt;/field&gt;<text:tab/><text:tab/><text:tab/>&lt;field name="amount"&gt;13&lt;/field&gt;<text:tab/><text:tab/><text:tab/>&lt;field name="type"&gt;percent&lt;/field&gt;<text:tab/><text:tab/><text:tab/>&lt;field name="tax_group"&gt;vat&lt;/field&gt;<text:tab/><text:tab/><text:tab/>&lt;field name="type_tax_use"&gt;sale&lt;/field&gt;<text:tab/><text:tab/><text:tab/>&lt;field name="applicable_type"&gt;true&lt;/field&gt;<text:tab/><text:tab/><text:tab/>&lt;field name="child_depend" eval="False"/&gt;<text:tab/><text:tab/><text:tab/>&lt;field name="include_base_amount" eval="False"/&gt;<text:tab/><text:tab/><text:tab/>&lt;field name="base_sign" eval="1"/&gt;<text:tab/><text:tab/><text:tab/>&lt;field name="ref_base_sign" eval="-1"/&gt;<text:tab/><text:tab/><text:tab/>&lt;field name="tax_sign" eval="1"/&gt;<text:tab/><text:tab/><text:tab/>&lt;field name="ref_tax_sign" eval="-1"/&gt;<text:tab/><text:tab/><text:tab/>&lt;field name="chart_template_id" ref="account_chart_template_1"/&gt;<text:tab/><text:tab/><text:tab/>&lt;field name="account_collected_id" ref="account_account_template_1_212101"/&gt;<text:tab/><text:tab/><text:tab/>&lt;field name="account_paid_id" ref="account_account_template_1_212101"/&gt;<text:tab/><text:tab/><text:tab/>&lt;field name="base_code_id" ref="account_tax_code_template_IVPrin"/&gt;<text:tab/><text:tab/><text:tab/>&lt;field name="ref_base_code_id" ref="account_tax_code_template_IVPrin"/&gt;<text:tab/><text:tab/><text:tab/>&lt;field name="tax_code_id" ref="account_tax_code_template_IVTax"/&gt;<text:tab/><text:tab/><text:tab/>&lt;field name="ref_tax_code_id" ref="account_tax_code_template_IVTax"/&gt;<text:tab/><text:tab/>&lt;/record&gt;</text:p>
          </table:table-cell>
          <table:table-cell table:number-columns-repeated="10"/>
        </table:table-row>
        <table:table-row table:style-name="ro3">
          <table:table-cell table:style-name="ce4" table:formula="of:=CHAR(9)&amp;&quot;&lt;/data&gt;&quot;&amp;CHAR(13)&amp;&quot;&lt;/openerp&gt;&quot;" office:value-type="string" office:string-value="&#9;&lt;/data&gt;&#13;&lt;/openerp&gt;">
            <text:p><text:tab/>&lt;/data&gt;&lt;/openerp&gt;</text:p>
          </table:table-cell>
          <table:table-cell table:number-columns-repeated="10"/>
        </table:table-row>
        <table:table-row table:style-name="ro3" table:number-rows-repeated="1048544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>
        <table:named-expression table:name="Excel_BuiltIn_Print_Area_1" table:base-cell-address="$'Code format'.$A$1" table:expression="$#REF!.$A$#REF!:$I$#REF!"/>
        <table:named-expression table:name="Excel_BuiltIn_Print_Titles_1" table:base-cell-address="$'Code format'.$A$1" table:expression="$#REF!.$A$1:$A$1046566;$#REF!.$A$1:$AMC$1"/>
      </table:named-expressions>
      <table:database-ranges>
        <table:database-range table:target-range-address="'account.type'.A1:'account.type'.I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₡</number:text>
      <number:number number:decimal-places="0" number:min-integer-digits="1" number:grouping="true"/>
      <number:text> </number:text>
    </number:number-style>
    <number:number-style style:name="N149">
      <number:text>(₡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₡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₡</number:text>
      <number:number number:decimal-places="2" number:min-integer-digits="1" number:grouping="true"/>
      <number:text> </number:text>
    </number:number-style>
    <number:number-style style:name="N152">
      <number:text>(₡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₡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₡</number:text>
      <number:number number:decimal-places="0" number:min-integer-digits="1" number:grouping="true"/>
      <number:text> </number:text>
    </number:number-style>
    <number:number-style style:name="N157P1" style:volatile="true">
      <number:text> ₡(</number:text>
      <number:number number:decimal-places="0" number:min-integer-digits="1" number:grouping="true"/>
      <number:text>)</number:text>
    </number:number-style>
    <number:number-style style:name="N157P2" style:volatile="true">
      <number:text> ₡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₡</number:text>
      <number:number number:decimal-places="2" number:min-integer-digits="1" number:grouping="true"/>
      <number:text> </number:text>
    </number:number-style>
    <number:number-style style:name="N161P1" style:volatile="true">
      <number:text> ₡(</number:text>
      <number:number number:decimal-places="2" number:min-integer-digits="1" number:grouping="true"/>
      <number:text>)</number:text>
    </number:number-style>
    <number:number-style style:name="N161P2" style:volatile="true">
      <number:text> ₡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(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number:text>(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 (</number:text>
      <number:number number:decimal-places="0" number:min-integer-digits="1" number:grouping="true"/>
      <number:text>)</number:text>
    </number:number-style>
    <number:number-style style:name="N168P2" style:volatile="true">
      <number:text> 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  (</number:text>
      <number:number number:decimal-places="2" number:min-integer-digits="1" number:grouping="true"/>
      <number:text>)</number:text>
    </number:number-style>
    <number:number-style style:name="N171P2" style:volatile="true">
      <number:text> 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able-cell-properties fo:background-color="transparent" style:rotation-align="none"/>
      <style:text-properties fo:color="#000000" style:font-name="Myriad Pro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fo:background-color="transparent" style:rotation-angle="0" style:vertical-align="middle"/>
      <style:text-properties fo:font-size="10pt" fo:font-style="normal" fo:font-weight="600"/>
    </style:style>
    <style:style style:name="Nivel1" style:family="table-cell" style:parent-style-name="Heading1">
      <style:table-cell-properties style:text-align-source="fix" style:repeat-content="false" fo:border="0.0008in solid #000000" style:vertical-align="bottom"/>
      <style:paragraph-properties fo:text-align="start"/>
      <style:text-properties fo:color="#000000" fo:font-size="9pt"/>
    </style:style>
    <style:style style:name="Datos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Nivel2" style:family="table-cell" style:parent-style-name="Nivel1" style:data-style-name="N100">
      <style:paragraph-properties fo:margin-left="0.0555in"/>
      <style:text-properties fo:color="#000080"/>
    </style:style>
    <style:style style:name="Nivel3" style:family="table-cell" style:parent-style-name="Nivel1">
      <style:paragraph-properties fo:margin-left="0.111in"/>
      <style:text-properties fo:color="#008000"/>
    </style:style>
    <style:style style:name="Nivel4" style:family="table-cell" style:parent-style-name="Nivel1">
      <style:paragraph-properties fo:margin-left="0.1665in"/>
      <style:text-properties fo:color="#800080"/>
    </style:style>
    <style:style style:name="Nivel5" style:family="table-cell" style:parent-style-name="Nivel1">
      <style:paragraph-properties fo:margin-left="0.222in"/>
      <style:text-properties fo:color="#800000"/>
    </style:style>
    <style:style style:name="Nivel6" style:family="table-cell" style:parent-style-name="Nivel1">
      <style:paragraph-properties fo:margin-left="0.278in"/>
      <style:text-properties style:use-window-font-color="true" fo:font-weight="600"/>
    </style:style>
    <style:style style:name="Nivel7" style:family="table-cell" style:parent-style-name="Nivel1">
      <style:paragraph-properties fo:margin-left="0.3335in"/>
      <style:text-properties style:use-window-font-color="true" fo:font-style="normal" fo:font-weight="normal"/>
    </style:style>
    <style:style style:name="DatosError" style:family="table-cell" style:parent-style-name="Datos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1965in" fo:margin-bottom="0in" fo:margin-left="0in" fo:margin-right="0in" style:first-page-number="continue" style:scale-to="80%" style:table-centering="both" style:writing-mode="lr-tb"/>
      <style:header-style>
        <style:header-footer-properties fo:min-height="0.2957in" fo:margin-left="0.748in" fo:margin-right="0.748in" fo:margin-bottom="0.0189in"/>
      </style:header-style>
      <style:footer-style>
        <style:header-footer-properties fo:min-height="0.2957in" fo:margin-left="0.748in" fo:margin-right="0.7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08/15/2010</text:date>, <text:time>18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álogo" style:display-name="PageStyle_Catálogo" style:page-layout-name="Mpm3">
      <style:header>
        <style:region-left>
          <text:p><text:span text:style-name="MT1"><text:date style:data-style-name="N2" text:date-value="2010-08-15">08/1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8:10:46</text:time></text:span></text:p>
        </style:region-right>
      </style:header>
      <style:header-left style:display="false">
        <style:region-left>
          <text:p><text:span text:style-name="MT1"><text:date style:data-style-name="N2" text:date-value="2010-08-15">08/1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8:10:46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9T07:18:07</meta:creation-date>
    <dc:date>2010-08-15T18:10:46</dc:date>
    <meta:print-date>2009-10-21T08:52:33</meta:print-date>
    <meta:generator>OpenOffice.org/3.2$Unix OpenOffice.org_project/320m12$Build-9483</meta:generator>
    <meta:editing-duration>PT90H16M36S</meta:editing-duration>
    <meta:editing-cycles>64</meta:editing-cycles>
    <dc:creator>Carlos Vásquez</dc:creator>
    <meta:document-statistic meta:table-count="6" meta:cell-count="7011" meta:object-count="0"/>
  </office:meta>
</office:document-meta>
</file>